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mbusSanL-Regu" svg:font-family="NimbusSanL-Regu" style:font-family-generic="roman" style:font-pitch="variable"/>
    <style:font-face style:name="NimbusSanL-Regu1" svg:font-family="NimbusSanL-Regu" style:font-family-generic="swiss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8278in" table:align="margins" style:writing-mode="lr-tb"/>
    </style:style>
    <style:style style:name="Table1.A" style:family="table-column">
      <style:table-column-properties style:column-width="3.9139in" style:rel-column-width="32767*"/>
    </style:style>
    <style:style style:name="Table1.B" style:family="table-column">
      <style:table-column-properties style:column-width="3.9139in" style:rel-column-width="32768*"/>
    </style:style>
    <style:style style:name="Table1.1" style:family="table-row">
      <style:table-row-properties style:min-row-height="3.5625in"/>
    </style:style>
    <style:style style:name="Table1.A1" style:family="table-cell">
      <style:table-cell-properties fo:padding="0.0382in" fo:border="none"/>
    </style:style>
    <style:style style:name="P1" style:family="paragraph" style:parent-style-name="Preformatted_20_Text">
      <style:paragraph-properties fo:margin-left="0in" fo:margin-right="0in" fo:margin-top="0in" fo:margin-bottom="0in" style:contextual-spacing="false" fo:line-height="100%" fo:text-indent="0in" style:auto-text-indent="false"/>
      <style:text-properties fo:color="#666666" loext:opacity="100%" style:font-name="Segoe UI" fo:font-size="9pt" fo:font-weight="normal" officeooo:paragraph-rsid="005976eb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font-weight="normal" officeooo:rsid="001afb8c" officeooo:paragraph-rsid="005976eb" style:font-size-asian="9pt" style:font-weight-asian="normal" style:font-size-complex="9pt" style:font-weight-complex="normal"/>
    </style:style>
    <style:style style:name="P3" style:family="paragraph" style:parent-style-name="Preformatted_20_Text">
      <style:paragraph-properties fo:line-height="100%"/>
      <style:text-properties fo:color="#666666" loext:opacity="100%" style:font-name="Segoe UI" fo:font-size="9pt" fo:language="en" fo:country="US" officeooo:paragraph-rsid="005976eb" style:font-size-asian="9pt" style:font-size-complex="9pt"/>
    </style:style>
    <style:style style:name="P4" style:family="paragraph" style:parent-style-name="Preformatted_20_Text">
      <style:paragraph-properties fo:line-height="100%"/>
      <style:text-properties fo:color="#666666" loext:opacity="100%" style:font-name="Segoe UI" fo:font-size="9pt" fo:language="en" fo:country="US" officeooo:rsid="001b0b6d" officeooo:paragraph-rsid="005976eb" style:font-size-asian="9pt" style:font-size-complex="9pt"/>
    </style:style>
    <style:style style:name="P5" style:family="paragraph" style:parent-style-name="Standard">
      <style:paragraph-properties fo:line-height="100%"/>
      <style:text-properties fo:color="#666666" loext:opacity="100%" style:font-name="Segoe UI" fo:font-size="9pt" fo:language="en" fo:country="US" officeooo:rsid="001b0b6d" officeooo:paragraph-rsid="005976eb" style:font-size-asian="9pt" style:font-size-complex="9pt"/>
    </style:style>
    <style:style style:name="P6" style:family="paragraph" style:parent-style-name="Standard">
      <style:paragraph-properties fo:line-height="100%"/>
      <style:text-properties fo:color="#666666" loext:opacity="100%" style:font-name="Segoe UI" fo:font-size="9pt" fo:language="en" fo:country="US" fo:font-weight="normal" officeooo:rsid="001b0b6d" officeooo:paragraph-rsid="005976e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officeooo:rsid="002a1f37" officeooo:paragraph-rsid="002ada43" style:font-size-asian="9pt" style:font-size-complex="9pt"/>
    </style:style>
    <style:style style:name="P8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officeooo:paragraph-rsid="005976eb" style:font-size-asian="9pt" style:font-size-complex="9pt"/>
    </style:style>
    <style:style style:name="P9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officeooo:rsid="0018d512" officeooo:paragraph-rsid="004e36b5" style:font-size-asian="9pt" style:font-size-complex="9pt"/>
    </style:style>
    <style:style style:name="P10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officeooo:rsid="002ada43" officeooo:paragraph-rsid="002bc219" style:font-size-asian="9pt" style:font-size-complex="9pt"/>
    </style:style>
    <style:style style:name="P11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officeooo:rsid="002e8a0b" officeooo:paragraph-rsid="00305e2e" style:font-size-asian="9pt" style:font-size-complex="9pt"/>
    </style:style>
    <style:style style:name="P12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weight="normal" officeooo:rsid="001afb8c" officeooo:paragraph-rsid="005976eb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weight="normal" officeooo:rsid="001df937" officeooo:paragraph-rsid="005976eb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00%"/>
      <style:text-properties fo:color="#666666" loext:opacity="100%" style:font-name="Segoe UI" fo:font-size="9pt" fo:language="cs" fo:country="CZ" fo:font-weight="normal" officeooo:paragraph-rsid="005976eb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weight="normal" officeooo:rsid="003de43a" officeooo:paragraph-rsid="003de43a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weight="normal" officeooo:rsid="003fa553" officeooo:paragraph-rsid="004027a4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weight="normal" officeooo:rsid="004027a4" officeooo:paragraph-rsid="0040f8ff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weight="normal" officeooo:rsid="004027a4" officeooo:paragraph-rsid="00429a60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weight="normal" officeooo:rsid="00429a60" officeooo:paragraph-rsid="00429a60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2ada43" officeooo:paragraph-rsid="003d1814" style:font-size-asian="9pt" style:font-size-complex="9pt"/>
    </style:style>
    <style:style style:name="P21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2bc219" officeooo:paragraph-rsid="002bc219" style:font-size-asian="9pt" style:font-size-complex="9pt"/>
    </style:style>
    <style:style style:name="P22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2bf799" officeooo:paragraph-rsid="00436770" style:font-size-asian="9pt" style:font-size-complex="9pt"/>
    </style:style>
    <style:style style:name="P23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2d8c22" officeooo:paragraph-rsid="00436770" style:font-size-asian="9pt" style:font-size-complex="9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312187" officeooo:paragraph-rsid="00312187" style:font-size-asian="9pt" style:font-size-complex="9pt"/>
    </style:style>
    <style:style style:name="P25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312187" officeooo:paragraph-rsid="0032708c" style:font-size-asian="9pt" style:font-size-complex="9pt"/>
    </style:style>
    <style:style style:name="P26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32708c" officeooo:paragraph-rsid="0032708c" style:font-size-asian="9pt" style:font-size-complex="9pt"/>
    </style:style>
    <style:style style:name="P27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32708c" officeooo:paragraph-rsid="0038a64a" style:font-size-asian="9pt" style:font-size-complex="9pt"/>
    </style:style>
    <style:style style:name="P28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32708c" officeooo:paragraph-rsid="0045c4eb" style:font-size-asian="9pt" style:font-size-complex="9pt"/>
    </style:style>
    <style:style style:name="P29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33c600" officeooo:paragraph-rsid="0033c600" style:font-size-asian="9pt" style:font-size-complex="9pt"/>
    </style:style>
    <style:style style:name="P30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officeooo:rsid="0035c06d" officeooo:paragraph-rsid="0035c06d" style:font-size-asian="9pt" style:font-size-complex="9pt"/>
    </style:style>
    <style:style style:name="P31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fo:font-weight="normal" officeooo:rsid="00376063" officeooo:paragraph-rsid="00376063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fo:font-weight="normal" officeooo:rsid="00376063" officeooo:paragraph-rsid="0038a64a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fo:font-weight="normal" officeooo:rsid="003b6a1b" officeooo:paragraph-rsid="003d1814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fo:font-weight="normal" officeooo:rsid="003d1814" officeooo:paragraph-rsid="003de43a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fo:font-weight="normal" officeooo:rsid="004e36b5" officeooo:paragraph-rsid="005976eb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es" fo:country="ES" fo:font-weight="normal" officeooo:rsid="005976eb" officeooo:paragraph-rsid="005976eb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font-weight="bold" officeooo:rsid="0018d512" officeooo:paragraph-rsid="005976eb" style:font-size-asian="9pt" style:font-weight-asian="bold" style:font-size-complex="9pt" style:font-weight-complex="bold"/>
    </style:style>
    <style:style style:name="P38" style:family="paragraph" style:parent-style-name="Preformatted_20_Text">
      <style:paragraph-properties fo:line-height="100%"/>
      <style:text-properties style:font-name="Segoe UI" fo:font-size="9pt" officeooo:paragraph-rsid="005976eb" style:font-size-asian="9pt" style:font-size-complex="9pt"/>
    </style:style>
    <style:style style:name="P39" style:family="paragraph" style:parent-style-name="Standard">
      <style:paragraph-properties fo:line-height="100%"/>
      <style:text-properties style:font-name="Segoe UI" fo:font-size="9pt" officeooo:paragraph-rsid="005976eb" style:font-size-asian="9pt" style:font-size-complex="9pt"/>
    </style:style>
    <style:style style:name="P40" style:family="paragraph" style:parent-style-name="Standard">
      <style:paragraph-properties fo:margin-left="0in" fo:margin-right="0in" fo:line-height="100%" fo:text-indent="0in" style:auto-text-indent="false" style:writing-mode="lr-tb"/>
      <style:text-properties style:font-name="Segoe UI" officeooo:paragraph-rsid="0033c600"/>
    </style:style>
    <style:style style:name="P41" style:family="paragraph" style:parent-style-name="Standard">
      <style:paragraph-properties fo:margin-left="0in" fo:margin-right="0in" fo:line-height="100%" fo:text-indent="0in" style:auto-text-indent="false" style:writing-mode="lr-tb"/>
      <style:text-properties officeooo:paragraph-rsid="00429a60"/>
    </style:style>
    <style:style style:name="P42" style:family="paragraph" style:parent-style-name="Standard">
      <style:paragraph-properties fo:margin-left="0in" fo:margin-right="0in" fo:line-height="100%" fo:text-indent="0in" style:auto-text-indent="false" style:writing-mode="lr-tb"/>
      <style:text-properties officeooo:paragraph-rsid="0052edab"/>
    </style:style>
    <style:style style:name="P43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5c4eb" officeooo:paragraph-rsid="00485bdd"/>
    </style:style>
    <style:style style:name="P44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5c4eb" officeooo:paragraph-rsid="004951b8"/>
    </style:style>
    <style:style style:name="P45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5c4eb" officeooo:paragraph-rsid="004e36b5"/>
    </style:style>
    <style:style style:name="P46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5c4eb" officeooo:paragraph-rsid="00510386"/>
    </style:style>
    <style:style style:name="P47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5c4eb" officeooo:paragraph-rsid="005452f3"/>
    </style:style>
    <style:style style:name="P48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5c4eb" officeooo:paragraph-rsid="0057ab1e"/>
    </style:style>
    <style:style style:name="P49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951b8" officeooo:paragraph-rsid="004ceb19"/>
    </style:style>
    <style:style style:name="P50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9ae58" officeooo:paragraph-rsid="004cb291"/>
    </style:style>
    <style:style style:name="P51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cb291" officeooo:paragraph-rsid="004cb291"/>
    </style:style>
    <style:style style:name="P52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es" fo:country="ES" officeooo:rsid="004f58b8" officeooo:paragraph-rsid="00510386"/>
    </style:style>
    <style:style style:name="P53" style:family="paragraph" style:parent-style-name="Standard">
      <style:paragraph-properties fo:margin-left="0in" fo:margin-right="0in" fo:line-height="100%" fo:text-indent="0in" style:auto-text-indent="false" style:writing-mode="lr-tb"/>
      <style:text-properties fo:language="cs" fo:country="CZ" officeooo:rsid="00510386" officeooo:paragraph-rsid="00510386"/>
    </style:style>
    <style:style style:name="P54" style:family="paragraph" style:parent-style-name="Standard">
      <style:paragraph-properties fo:margin-left="0in" fo:margin-right="0in" fo:line-height="0.1402in" fo:text-indent="0in" style:auto-text-indent="false" style:writing-mode="lr-tb"/>
      <style:text-properties officeooo:paragraph-rsid="0045c4eb"/>
    </style:style>
    <style:style style:name="P55" style:family="paragraph" style:parent-style-name="Standard">
      <style:paragraph-properties fo:margin-left="0in" fo:margin-right="0in" fo:line-height="0.1402in" fo:text-indent="0in" style:auto-text-indent="false" style:writing-mode="lr-tb"/>
      <style:text-properties officeooo:paragraph-rsid="004616b0"/>
    </style:style>
    <style:style style:name="P56" style:family="paragraph" style:parent-style-name="Standard">
      <style:paragraph-properties fo:margin-left="0in" fo:margin-right="0in" fo:line-height="0.1402in" fo:text-indent="0in" style:auto-text-indent="false" style:writing-mode="lr-tb"/>
      <style:text-properties officeooo:paragraph-rsid="00483da3"/>
    </style:style>
    <style:style style:name="P57" style:family="paragraph" style:parent-style-name="Preformatted_20_Text">
      <style:paragraph-properties fo:line-height="100%"/>
      <style:text-properties style:font-name="Segoe UI" fo:font-size="9pt" officeooo:paragraph-rsid="005976eb" style:font-size-asian="9pt" style:font-size-complex="9pt"/>
    </style:style>
    <style:style style:name="P58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officeooo:rsid="002ada43" officeooo:paragraph-rsid="005eaa0f" style:font-size-asian="9pt" style:font-size-complex="9pt"/>
    </style:style>
    <style:style style:name="P59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officeooo:rsid="002ada43" officeooo:paragraph-rsid="00602d10" style:font-size-asian="9pt" style:font-size-complex="9pt"/>
    </style:style>
    <style:style style:name="P60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officeooo:rsid="0032708c" officeooo:paragraph-rsid="0033c600" style:font-size-asian="9pt" style:font-size-complex="9pt"/>
    </style:style>
    <style:style style:name="P61" style:family="paragraph" style:parent-style-name="Standard">
      <style:paragraph-properties fo:margin-left="0in" fo:margin-right="0in" fo:line-height="0.1402in" fo:text-indent="0in" style:auto-text-indent="false" style:writing-mode="lr-tb"/>
      <style:text-properties fo:color="#666666" loext:opacity="100%" style:font-name="Segoe UI" fo:font-size="9pt" fo:language="cs" fo:country="CZ" fo:font-weight="normal" officeooo:rsid="00436770" officeooo:paragraph-rsid="00436770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fo:language="cs" fo:country="CZ" fo:font-style="normal" style:text-underline-style="none" fo:font-weight="normal" officeooo:rsid="0057ab1e" officeooo:paragraph-rsid="00485bdd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666666" loext:opacity="100%" style:font-name="Segoe UI" fo:font-size="9pt" officeooo:paragraph-rsid="005976eb" style:font-size-asian="9pt" style:font-size-complex="9pt"/>
    </style:style>
    <style:style style:name="P64" style:family="paragraph" style:parent-style-name="Standard">
      <style:paragraph-properties fo:line-height="100%"/>
      <style:text-properties fo:color="#666666" loext:opacity="100%" style:font-name="Segoe UI" fo:font-size="9pt" officeooo:paragraph-rsid="005976eb" style:font-size-asian="9pt" style:font-size-complex="9pt"/>
    </style:style>
    <style:style style:name="P65" style:family="paragraph" style:parent-style-name="Standard">
      <style:paragraph-properties fo:margin-left="0in" fo:margin-right="0in" fo:line-height="100%" fo:text-indent="0in" style:auto-text-indent="false" style:writing-mode="lr-tb"/>
      <style:text-properties officeooo:paragraph-rsid="0058f05f"/>
    </style:style>
    <style:style style:name="P6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normal" officeooo:rsid="00202c2c" style:font-weight-asian="normal" style:font-weight-complex="normal"/>
    </style:style>
    <style:style style:name="T3" style:family="text">
      <style:text-properties fo:language="cs" fo:country="CZ" officeooo:rsid="0038a64a"/>
    </style:style>
    <style:style style:name="T4" style:family="text">
      <style:text-properties fo:language="cs" fo:country="CZ" officeooo:rsid="00398336"/>
    </style:style>
    <style:style style:name="T5" style:family="text">
      <style:text-properties fo:language="cs" fo:country="CZ" officeooo:rsid="003d1814"/>
    </style:style>
    <style:style style:name="T6" style:family="text">
      <style:text-properties fo:language="cs" fo:country="CZ" officeooo:rsid="003de43a"/>
    </style:style>
    <style:style style:name="T7" style:family="text">
      <style:text-properties fo:language="cs" fo:country="CZ" officeooo:rsid="002d8c22"/>
    </style:style>
    <style:style style:name="T8" style:family="text">
      <style:text-properties fo:language="cs" fo:country="CZ" officeooo:rsid="0045c4eb"/>
    </style:style>
    <style:style style:name="T9" style:family="text">
      <style:text-properties fo:language="cs" fo:country="CZ" fo:font-style="normal" style:text-underline-style="none" style:font-style-asian="normal" style:font-style-complex="normal"/>
    </style:style>
    <style:style style:name="T10" style:family="text">
      <style:text-properties fo:language="cs" fo:country="CZ" fo:font-style="normal" style:text-underline-style="none" officeooo:rsid="00485bdd" style:font-style-asian="normal" style:font-style-complex="normal"/>
    </style:style>
    <style:style style:name="T11" style:family="text">
      <style:text-properties officeooo:rsid="00193459"/>
    </style:style>
    <style:style style:name="T12" style:family="text">
      <style:text-properties fo:language="en" fo:country="US" officeooo:rsid="001b0b6d"/>
    </style:style>
    <style:style style:name="T13" style:family="text">
      <style:text-properties fo:language="en" fo:country="US" officeooo:rsid="001ba469"/>
    </style:style>
    <style:style style:name="T14" style:family="text">
      <style:text-properties fo:language="en" fo:country="US" fo:font-weight="normal" officeooo:rsid="00202c2c" style:font-weight-asian="normal" style:font-weight-complex="normal"/>
    </style:style>
    <style:style style:name="T15" style:family="text">
      <style:text-properties officeooo:rsid="001b0b6d"/>
    </style:style>
    <style:style style:name="T16" style:family="text">
      <style:text-properties officeooo:rsid="001ba469"/>
    </style:style>
    <style:style style:name="T17" style:family="text">
      <style:text-properties officeooo:rsid="001cf35b"/>
    </style:style>
    <style:style style:name="T18" style:family="text">
      <style:text-properties fo:language="es" fo:country="ES"/>
    </style:style>
    <style:style style:name="T19" style:family="text">
      <style:text-properties fo:language="es" fo:country="ES" officeooo:rsid="004027a4"/>
    </style:style>
    <style:style style:name="T20" style:family="text">
      <style:text-properties fo:language="es" fo:country="ES" officeooo:rsid="0040f8ff"/>
    </style:style>
    <style:style style:name="T21" style:family="text">
      <style:text-properties fo:language="es" fo:country="ES" officeooo:rsid="00429a60"/>
    </style:style>
    <style:style style:name="T22" style:family="text">
      <style:text-properties officeooo:rsid="002d8c22"/>
    </style:style>
    <style:style style:name="T23" style:family="text">
      <style:text-properties fo:color="#666666" loext:opacity="100%" fo:font-size="9pt" fo:language="cs" fo:country="CZ" officeooo:rsid="0032708c" style:font-size-asian="9pt" style:font-size-complex="9pt"/>
    </style:style>
    <style:style style:name="T24" style:family="text">
      <style:text-properties fo:color="#666666" loext:opacity="100%" fo:font-size="9pt" fo:language="cs" fo:country="CZ" officeooo:rsid="00339c89" style:font-size-asian="9pt" style:font-size-complex="9pt"/>
    </style:style>
    <style:style style:name="T25" style:family="text">
      <style:text-properties fo:color="#666666" loext:opacity="100%" fo:font-size="9pt" fo:language="cs" fo:country="CZ" officeooo:rsid="0033c600" style:font-size-asian="9pt" style:font-size-complex="9pt"/>
    </style:style>
    <style:style style:name="T26" style:family="text">
      <style:text-properties fo:color="#666666" loext:opacity="100%" fo:font-size="9pt" fo:language="es" fo:country="ES" officeooo:rsid="0032708c" style:font-size-asian="9pt" style:font-size-complex="9pt"/>
    </style:style>
    <style:style style:name="T27" style:family="text">
      <style:text-properties fo:color="#666666" loext:opacity="100%" fo:font-size="9pt" fo:language="es" fo:country="ES" officeooo:rsid="0033c600" style:font-size-asian="9pt" style:font-size-complex="9pt"/>
    </style:style>
    <style:style style:name="T28" style:family="text">
      <style:text-properties fo:color="#666666" loext:opacity="100%" style:font-name="Segoe UI" fo:font-size="9pt" fo:language="es" fo:country="ES" fo:font-weight="normal" officeooo:rsid="00429a60" style:font-size-asian="9pt" style:font-weight-asian="normal" style:font-size-complex="9pt" style:font-weight-complex="normal"/>
    </style:style>
    <style:style style:name="T29" style:family="text">
      <style:text-properties fo:color="#666666" loext:opacity="100%" style:font-name="Segoe UI" fo:font-size="9pt" fo:language="es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666666" loext:opacity="100%" style:font-name="Segoe UI" fo:font-size="9pt" fo:language="es" fo:country="ES" fo:font-style="normal" style:text-underline-style="none" fo:font-weight="normal" officeooo:rsid="00485bdd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666666" loext:opacity="100%" style:font-name="Segoe UI" fo:font-size="9pt" fo:language="cs" fo:country="CZ" fo:font-weight="normal" officeooo:rsid="00429a60" style:font-size-asian="9pt" style:font-weight-asian="normal" style:font-size-complex="9pt" style:font-weight-complex="normal"/>
    </style:style>
    <style:style style:name="T32" style:family="text">
      <style:text-properties fo:color="#666666" loext:opacity="100%" style:font-name="Segoe UI" fo:font-size="9pt" fo:language="cs" fo:country="CZ" fo:font-weight="normal" officeooo:rsid="00436770" style:font-size-asian="9pt" style:font-weight-asian="normal" style:font-size-complex="9pt" style:font-weight-complex="normal"/>
    </style:style>
    <style:style style:name="T33" style:family="text">
      <style:text-properties fo:color="#666666" loext:opacity="100%" style:font-name="Segoe UI" fo:font-size="9pt" fo:language="cs" fo:country="CZ" fo:font-weight="normal" officeooo:rsid="00439e81" style:font-size-asian="9pt" style:font-weight-asian="normal" style:font-size-complex="9pt" style:font-weight-complex="normal"/>
    </style:style>
    <style:style style:name="T34" style:family="text">
      <style:text-properties fo:color="#666666" loext:opacity="100%" style:font-name="Segoe UI" fo:font-size="9pt" fo:language="cs" fo:country="CZ" fo:font-weight="normal" officeooo:rsid="0045c4eb" style:font-size-asian="9pt" style:font-weight-asian="normal" style:font-size-complex="9pt" style:font-weight-complex="normal"/>
    </style:style>
    <style:style style:name="T35" style:family="text">
      <style:text-properties fo:color="#666666" loext:opacity="100%" style:font-name="Segoe UI" fo:font-size="9pt" fo:language="cs" fo:country="CZ" fo:font-weight="normal" officeooo:rsid="004616b0" style:font-size-asian="9pt" style:font-weight-asian="normal" style:font-size-complex="9pt" style:font-weight-complex="normal"/>
    </style:style>
    <style:style style:name="T36" style:family="text">
      <style:text-properties fo:color="#666666" loext:opacity="100%" style:font-name="Segoe UI" fo:font-size="9pt" fo:language="cs" fo:country="CZ" fo:font-weight="normal" officeooo:rsid="00469098" style:font-size-asian="9pt" style:font-weight-asian="normal" style:font-size-complex="9pt" style:font-weight-complex="normal"/>
    </style:style>
    <style:style style:name="T37" style:family="text">
      <style:text-properties fo:color="#666666" loext:opacity="100%" style:font-name="Segoe UI" fo:font-size="9pt" fo:language="cs" fo:country="CZ" fo:font-weight="normal" officeooo:rsid="00485bdd" style:font-size-asian="9pt" style:font-weight-asian="normal" style:font-size-complex="9pt" style:font-weight-complex="normal"/>
    </style:style>
    <style:style style:name="T38" style:family="text">
      <style:text-properties fo:color="#666666" loext:opacity="100%" style:font-name="Segoe UI" fo:font-size="9pt" fo:language="cs" fo:country="CZ" fo:font-style="italic" fo:font-weight="normal" officeooo:rsid="004616b0" style:font-size-asian="9pt" style:font-style-asian="italic" style:font-weight-asian="normal" style:font-size-complex="9pt" style:font-style-complex="italic" style:font-weight-complex="normal"/>
    </style:style>
    <style:style style:name="T39" style:family="text">
      <style:text-properties fo:color="#666666" loext:opacity="100%" style:font-name="Segoe UI" fo:font-size="9pt" fo:language="cs" fo:country="CZ" style:text-underline-style="solid" style:text-underline-width="auto" style:text-underline-color="font-color" fo:font-weight="normal" officeooo:rsid="004616b0" style:font-size-asian="9pt" style:font-weight-asian="normal" style:font-size-complex="9pt" style:font-weight-complex="normal"/>
    </style:style>
    <style:style style:name="T40" style:family="text">
      <style:text-properties fo:color="#666666" loext:opacity="100%" style:font-name="Segoe UI" fo:font-size="9pt" fo:language="cs" fo:country="CZ" fo:font-style="normal" fo:font-weight="normal" officeooo:rsid="004616b0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color="#666666" loext:opacity="100%" style:font-name="Segoe UI" fo:font-size="9pt" fo:language="cs" fo:country="CZ" fo:font-style="normal" style:text-underline-style="solid" style:text-underline-width="auto" style:text-underline-color="font-color" fo:font-weight="normal" officeooo:rsid="00485bdd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color="#666666" loext:opacity="100%" style:font-name="Segoe UI" fo:font-size="9pt" fo:language="cs" fo:country="CZ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color="#666666" loext:opacity="100%" style:font-name="Segoe UI" fo:font-size="9pt" fo:language="cs" fo:country="CZ" fo:font-style="normal" style:text-underline-style="none" fo:font-weight="normal" officeooo:rsid="00485bdd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color="#666666" loext:opacity="100%" style:font-name="Segoe UI" fo:font-size="9pt" fo:language="cs" fo:country="CZ" fo:font-style="normal" style:text-underline-style="none" fo:font-weight="normal" officeooo:rsid="00439e81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fo:color="#666666" loext:opacity="100%" style:font-name="Segoe UI" fo:font-size="9pt" fo:language="cs" fo:country="CZ" fo:font-style="normal" style:text-underline-style="none" fo:font-weight="normal" officeooo:rsid="004951b8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fo:color="#666666" loext:opacity="100%" style:font-name="Segoe UI" fo:font-size="9pt" fo:language="cs" fo:country="CZ" fo:font-style="normal" style:text-underline-style="none" fo:font-weight="normal" officeooo:rsid="0049ae58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fo:color="#666666" loext:opacity="100%" style:font-name="Segoe UI" fo:font-size="9pt" fo:language="cs" fo:country="CZ" fo:font-style="normal" style:text-underline-style="none" fo:font-weight="normal" officeooo:rsid="004ade9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color="#666666" loext:opacity="100%" style:font-name="Segoe UI" fo:font-size="9pt" fo:language="cs" fo:country="CZ" fo:font-style="normal" style:text-underline-style="none" fo:font-weight="normal" officeooo:rsid="004c4fa8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fo:color="#666666" loext:opacity="100%" style:font-name="Segoe UI" fo:font-size="9pt" fo:language="cs" fo:country="CZ" fo:font-style="normal" style:text-underline-style="none" fo:font-weight="normal" officeooo:rsid="004cb291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color="#666666" loext:opacity="100%" style:font-name="Segoe UI" fo:font-size="9pt" fo:language="cs" fo:country="CZ" fo:font-style="normal" style:text-underline-style="none" fo:font-weight="normal" officeooo:rsid="004ceb19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color="#666666" loext:opacity="100%" style:font-name="Segoe UI" fo:font-size="9pt" fo:language="cs" fo:country="CZ" fo:font-style="normal" style:text-underline-style="none" fo:font-weight="normal" officeooo:rsid="004e36b5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color="#666666" loext:opacity="100%" style:font-name="Segoe UI" fo:font-size="9pt" fo:language="cs" fo:country="CZ" fo:font-style="normal" style:text-underline-style="none" fo:font-weight="normal" officeooo:rsid="004f58b8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color="#666666" loext:opacity="100%" style:font-name="Segoe UI" fo:font-size="9pt" fo:language="cs" fo:country="CZ" fo:font-style="normal" style:text-underline-style="none" fo:font-weight="normal" officeooo:rsid="00510386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666666" loext:opacity="100%" style:font-name="Segoe UI" fo:font-size="9pt" fo:language="cs" fo:country="CZ" fo:font-style="normal" style:text-underline-style="none" fo:font-weight="normal" officeooo:rsid="0052eda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666666" loext:opacity="100%" style:font-name="Segoe UI" fo:font-size="9pt" fo:language="cs" fo:country="CZ" fo:font-style="normal" style:text-underline-style="none" fo:font-weight="normal" officeooo:rsid="00565631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666666" loext:opacity="100%" style:font-name="Segoe UI" fo:font-size="9pt" fo:language="cs" fo:country="CZ" fo:font-style="normal" style:text-underline-style="none" fo:font-weight="normal" officeooo:rsid="0057ab1e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666666" loext:opacity="100%" style:font-name="Segoe UI" fo:font-size="9pt" fo:language="cs" fo:country="CZ" fo:font-style="normal" style:text-underline-style="none" fo:font-weight="normal" officeooo:rsid="0058f05f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666666" loext:opacity="100%" style:font-name="Segoe UI" fo:font-size="9pt" fo:language="cs" fo:country="CZ" style:text-underline-style="none" fo:font-weight="normal" officeooo:rsid="004616b0" style:font-size-asian="9pt" style:font-weight-asian="normal" style:font-size-complex="9pt" style:font-weight-complex="normal"/>
    </style:style>
    <style:style style:name="T59" style:family="text">
      <style:text-properties fo:color="#666666" loext:opacity="100%" style:font-name="Segoe U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666666" loext:opacity="100%" style:font-name="Segoe UI" fo:font-size="9pt" fo:font-style="normal" style:text-underline-style="none" fo:font-weight="normal" officeooo:rsid="004951b8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666666" loext:opacity="100%" style:font-name="Segoe UI" fo:font-size="9pt" fo:font-style="normal" style:text-underline-style="none" fo:font-weight="normal" officeooo:rsid="0049ae58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666666" loext:opacity="100%" style:font-name="Segoe UI" fo:font-size="9pt" fo:font-style="normal" style:text-underline-style="none" fo:font-weight="normal" officeooo:rsid="004ade9b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666666" loext:opacity="100%" style:font-name="Segoe UI" fo:font-size="9pt" fo:font-style="normal" style:text-underline-style="none" fo:font-weight="normal" officeooo:rsid="004c4fa8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666666" loext:opacity="100%" style:font-name="Segoe UI" fo:font-size="9pt" fo:font-style="normal" style:text-underline-style="none" fo:font-weight="normal" officeooo:rsid="004cb291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color="#666666" loext:opacity="100%" style:font-name="Segoe UI" fo:font-size="9pt" fo:font-style="normal" style:text-underline-style="none" fo:font-weight="normal" officeooo:rsid="004ceb19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666666" loext:opacity="100%" style:font-name="Segoe UI" fo:font-size="9pt" fo:font-style="normal" style:text-underline-style="none" fo:font-weight="normal" officeooo:rsid="004e36b5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666666" loext:opacity="100%" style:font-name="Segoe UI" fo:font-size="9pt" fo:font-style="normal" style:text-underline-style="none" fo:font-weight="normal" officeooo:rsid="004f58b8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color="#666666" loext:opacity="100%" style:font-name="Segoe UI" fo:font-size="9pt" fo:font-style="normal" style:text-underline-style="none" fo:font-weight="normal" officeooo:rsid="00510386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fo:color="#666666" loext:opacity="100%" style:font-name="Segoe UI" fo:font-size="9pt" fo:font-style="normal" style:text-underline-style="none" fo:font-weight="normal" officeooo:rsid="0052edab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fo:color="#666666" loext:opacity="100%" style:font-name="Segoe UI" fo:font-size="9pt" fo:font-style="normal" style:text-underline-style="none" fo:font-weight="normal" officeooo:rsid="005452f3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fo:color="#666666" loext:opacity="100%" style:font-name="Segoe UI" fo:font-size="9pt" fo:font-style="normal" style:text-underline-style="none" fo:font-weight="normal" officeooo:rsid="00565631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fo:color="#666666" loext:opacity="100%" style:font-name="Segoe UI" fo:font-size="9pt" fo:font-style="normal" style:text-underline-style="none" fo:font-weight="normal" officeooo:rsid="0057ab1e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fo:color="#666666" loext:opacity="100%" style:font-name="Segoe UI" fo:font-size="7pt" fo:font-style="normal" style:text-underline-style="none" fo:font-weight="normal" officeooo:rsid="0052edab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officeooo:rsid="0033c600"/>
    </style:style>
    <style:style style:name="T75" style:family="text">
      <style:text-properties officeooo:rsid="0038a64a"/>
    </style:style>
    <style:style style:name="T76" style:family="text">
      <style:text-properties officeooo:rsid="003d1814"/>
    </style:style>
    <style:style style:name="T77" style:family="text">
      <style:text-properties officeooo:rsid="003de43a"/>
    </style:style>
    <style:style style:name="T78" style:family="text">
      <style:text-properties officeooo:rsid="004027a4"/>
    </style:style>
    <style:style style:name="T79" style:family="text">
      <style:text-properties officeooo:rsid="0040f8ff"/>
    </style:style>
    <style:style style:name="T80" style:family="text">
      <style:text-properties officeooo:rsid="00429a60"/>
    </style:style>
    <style:style style:name="T81" style:family="text">
      <style:text-properties officeooo:rsid="0045c4eb"/>
    </style:style>
    <style:style style:name="T82" style:family="text">
      <style:text-properties fo:color="#000000" loext:opacity="100%" style:font-name="NimbusSanL-Regu1" fo:font-size="11pt" fo:language="cs" fo:country="CZ" fo:font-style="normal" style:text-underline-style="none" fo:font-weight="normal" officeooo:rsid="0057ab1e" style:font-size-asian="11pt" style:font-style-asian="normal" style:font-weight-asian="normal" style:font-size-complex="9pt" style:font-style-complex="normal" style:font-weight-complex="normal"/>
    </style:style>
    <style:style style:name="T83" style:family="text">
      <style:text-properties fo:color="#000000" loext:opacity="100%" style:font-name="NimbusSanL-Regu" fo:font-size="11pt" fo:language="cs" fo:country="CZ" fo:font-style="normal" style:text-underline-style="none" fo:font-weight="normal" officeooo:rsid="0057ab1e" style:font-size-asian="11pt" style:font-style-asian="normal" style:font-weight-asian="normal" style:font-size-complex="9pt" style:font-style-complex="normal" style:font-weight-complex="normal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8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avd.prostor <draw:g text:anchor-type="as-char" svg:y="-0.1016in" draw:z-index="0" draw:name="Shape1" draw:style-name="gr178"><svg:title>TexMaths</svg:title><svg:desc>9§inline§(\Omega, \mathcal{F}, P), \Omega  \neq \emptyset, \mathcal{F} \subseteq P(\Omega), P: \mathcal{F} \to [0,1]. \quad  P: \mathcal{F} \to [0,1]; P(\Omega) = 1, P(\bigcup^\infty_{i=1} A_i ) = \sum_{i=1}^\infty P(A_i) \text{ pro } A_1, A_2, ... \text{ po dvou disj.}§svg§600§FALSE§</svg:desc><draw:g draw:style-name="gr2"><draw:path draw:style-name="gr179" draw:text-style-name="P66" svg:width="6.7421in" svg:height="0.126in" svg:x="0.0004in" svg:y="0.0063in" svg:viewBox="0 0 17126 321" svg:d="M8563 321c-2854 0-5708 0-8563 0 0-107 0-214 0-321 5709 0 11417 0 17126 0 0 107 0 214 0 321-2854 0-5709 0-8563 0z"><text:p/></draw:path><draw:path draw:style-name="gr180" draw:text-style-name="P67" svg:width="0.0287in" svg:height="0.1236in" svg:x="0.0067in" svg:y="0.0071in" svg:viewBox="0 0 74 315" svg:d="M74 312c0-1 0-1-6-7-39-40-50-100-50-147 0-55 13-110 51-150 5-3 5-4 5-5 0-2-2-3-4-3-3 0-31 22-50 61-16 35-20 71-20 97 0 25 4 62 21 98 19 39 46 59 49 59 2 0 4-1 4-3z"><text:p/></draw:path><draw:path draw:style-name="gr180" draw:text-style-name="P67" svg:width="0.0787in" svg:height="0.087in" svg:x="0.048in" svg:y="0.0134in" svg:viewBox="0 0 201 222" svg:d="M201 171c-3 0-6 0-8 0-2 8-3 15-6 23-2 4-3 7-21 7-9 0-17 0-26 0 5-16 15-32 29-52 15-23 28-45 28-70 0-44-43-79-96-79-55 0-97 36-97 79 0 25 13 47 28 70 14 20 24 36 28 52-8 0-17 0-25 0-19 0-20-3-22-7-1-7-3-15-5-23-3 0-5 0-8 0 4 17 7 34 11 51 17 0 33 0 50 0 7 0 8 0 8-7 0-22-10-49-17-69-6-19-15-43-15-68 0-50 34-72 63-72 30 0 64 24 64 72 0 25-8 48-17 74-6 14-16 41-16 63 0 7 1 7 8 7 18 0 34 0 51 0 3-17 7-34 11-51z"><text:p/></draw:path><draw:path draw:style-name="gr180" draw:text-style-name="P67" svg:width="0.0142in" svg:height="0.037in" svg:x="0.1433in" svg:y="0.0866in" svg:viewBox="0 0 37 95" svg:d="M37 33c0-20-8-33-20-33-11 0-17 8-17 16 0 9 6 17 17 17 4 0 7-1 11-4 1 0 1-1 2-1 0 2 0 1 0 5 0 24-11 42-22 53-4 2-3 4-3 5 0 2 1 4 3 4 4 0 29-25 29-62z"><text:p/></draw:path><draw:path draw:style-name="gr180" draw:text-style-name="P67" svg:width="0.1008in" svg:height="0.0882in" svg:x="0.1902in" svg:y="0.0157in" svg:viewBox="0 0 257 225" svg:d="M257 13c0-15-24-13-34-13-39 0-80 0-120 0-15 0-44 9-48 26 0 2 1 3 3 3 7 0 16-6 20-11 10 0 20-1 30-1 6 0 13 0 20 0-1 2-1 5-2 6-13 58-31 108-45 138-2 5-19 44-23 48-14 0-25-8-30-21-1-1-1-2-4-2-7 0-24 10-24 15 0 1 0 2 1 2 5 15 20 22 35 22 16 0 35-11 45-22 10-12 31-64 40-83 20 0 40 0 61 0-1 1-1 0-1 1 0 2 2 2 3 2 7 0 25-9 25-18 0-2-2-2-6-2-25 0-51 0-76 0 8-29 19-56 25-86 14 0 28 0 41 0 9 0 30-1 36 6 0 1 0 5 0 7 1 0 2 1 3 1 8 0 25-10 25-18z"><text:p/></draw:path><draw:path draw:style-name="gr180" draw:text-style-name="P67" svg:width="0.0142in" svg:height="0.037in" svg:x="0.3008in" svg:y="0.0866in" svg:viewBox="0 0 37 95" svg:d="M37 33c0-20-8-33-21-33-10 0-16 8-16 16 0 9 6 17 16 17 5 0 8-1 12-4 1 0 1-1 1-1 1 0 1 1 1 5 0 24-11 43-22 53-4 3-4 4-4 5 0 2 2 4 4 4 4 0 29-25 29-62z"><text:p/></draw:path><draw:path draw:style-name="gr180" draw:text-style-name="P67" svg:width="0.0886in" svg:height="0.0843in" svg:x="0.3504in" svg:y="0.0157in" svg:viewBox="0 0 226 215" svg:d="M83 116c18 0 36 0 54 0 45 0 89-32 89-68 0-25-22-48-63-48-34 0-68 0-102 0-6 0-10 0-10 6 0 4 3 4 9 4 5 0 10 1 14 1 5 1 7 2 7 5 0 1 0 2-1 6-14 56-28 113-42 169-4 12-5 14-29 14-5 0-9 0-9 7 0 3 4 3 4 3 9 0 32-1 41-1 6 0 13 0 20 0s14 1 20 1c2 0 7 0 7-6 0-4-3-4-9-4-12 0-21 0-21-5 0-2 1-4 1-5 6-27 13-53 20-79zM105 23c4-12 4-13 17-13 10 0 21 0 31 0 26 0 43 9 43 31 0 12-6 39-19 50-15 14-34 17-48 17-15 0-30 0-44 0 7-29 13-57 20-85z"><text:p/></draw:path><draw:path draw:style-name="gr180" draw:text-style-name="P67" svg:width="0.0287in" svg:height="0.1236in" svg:x="0.4496in" svg:y="0.0071in" svg:viewBox="0 0 74 315" svg:d="M74 158c0-25-4-63-22-99-19-38-46-59-48-59s-4 1-4 3c0 1 0 2 6 7 31 31 49 82 49 148 0 53-12 109-51 148-4 5-4 5-4 6 0 2 2 3 4 3s31-21 50-62c15-34 20-68 20-95z"><text:p/></draw:path><draw:path draw:style-name="gr180" draw:text-style-name="P67" svg:width="0.0142in" svg:height="0.037in" svg:x="0.5016in" svg:y="0.0866in" svg:viewBox="0 0 37 95" svg:d="M37 33c0-20-8-33-20-33-11 0-17 8-17 16 0 9 6 17 17 17 4 0 7-1 11-4 1 0 1-1 2-1 0 2 0 1 0 5 0 24-11 42-22 53-4 2-3 4-3 5 0 2 1 4 3 4 4 0 29-25 29-62z"><text:p/></draw:path><draw:path draw:style-name="gr180" draw:text-style-name="P67" svg:width="0.0787in" svg:height="0.087in" svg:x="0.5516in" svg:y="0.0134in" svg:viewBox="0 0 201 222" svg:d="M201 171c-3 0-6 0-8 0-2 8-3 15-6 23-2 4-3 7-21 7-9 0-17 0-26 0 5-16 15-32 29-52 15-23 28-45 28-70 0-44-43-79-96-79-55 0-97 36-97 79 0 25 13 47 28 70 14 20 24 36 28 52-8 0-17 0-25 0-19 0-20-3-21-7-2-7-4-15-6-23-3 0-5 0-8 0 4 17 7 34 11 51 17 0 33 0 50 0 7 0 8 0 8-7 0-22-10-49-17-69-6-19-15-43-15-68 0-50 34-72 63-72 30 0 64 24 64 72 0 25-8 48-17 74-5 14-16 41-16 63 0 7 1 7 8 7 18 0 34 0 51 0 3-17 7-34 11-51z"><text:p/></draw:path><draw:path draw:style-name="gr180" draw:text-style-name="P67" svg:width="0.0618in" svg:height="0.1154in" svg:x="0.6878in" svg:y="0.0118in" svg:viewBox="0 0 158 294" svg:d="M156 12c2-4 2-5 2-6 0-2-1-6-6-6-4 0-5 2-7 6-48 92-95 183-142 275-3 5-3 5-3 6 0 3 3 7 6 7 4 0 6-2 7-7 48-92 95-183 143-275z"><text:p/></draw:path><draw:path draw:style-name="gr180" draw:text-style-name="P67" svg:width="0.0827in" svg:height="0.0287in" svg:x="0.6776in" svg:y="0.0543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in" svg:height="0.1051in" svg:x="0.8079in" svg:y="0.0043in" svg:viewBox="0 0 128 268" svg:d="M108 6c0-3-3-6-6-6-6 0-7 4-8 10-4 13 0 2-4 14-5-1-14-6-26-6-18 0-39 9-51 33-11 26-13 54-13 84 0 20 0 76 27 101-7 24-7 24-7 25 0 4 2 7 6 7 5 0 6-3 8-10 4-13 1-2 4-15 8 5 17 7 26 7 35 0 49-29 55-45 8-21 9-47 9-70s0-76-27-102c2-9 4-18 7-27zM31 221c-10-22-10-60-10-89 0-27 0-48 4-68 6-30 24-40 39-40 6 0 14 3 23 9-19 62-37 126-56 188zM96 46c11 19 11 55 11 86 0 22 0 45-4 66-6 34-22 45-39 45-7 0-15-2-23-9 18-62 37-125 55-188z"><text:p/></draw:path><draw:path draw:style-name="gr180" draw:text-style-name="P67" svg:width="0.0142in" svg:height="0.037in" svg:x="0.8748in" svg:y="0.0866in" svg:viewBox="0 0 37 95" svg:d="M37 33c0-20-7-33-20-33-11 0-17 8-17 16 0 9 6 17 17 17 4 0 8-1 11-4 1 0 1-1 2-1 0 2 1 1 1 5 0 24-12 43-22 53-4 3-4 4-4 5 0 2 2 4 3 4 4 0 29-25 29-62z"><text:p/></draw:path><draw:path draw:style-name="gr180" draw:text-style-name="P67" svg:width="0.1008in" svg:height="0.0882in" svg:x="0.9217in" svg:y="0.0157in" svg:viewBox="0 0 257 225" svg:d="M257 13c0-15-24-13-34-13-39 0-79 0-119 0-16 0-44 9-49 26 1 2 1 3 3 3 7 0 17-6 21-11 10 0 19-1 29-1 6 0 13 0 20 0 0 2-1 5-1 6-13 58-32 108-45 138-3 5-19 44-24 48-14 0-24-8-30-21-1-1-1-2-3-2-7 0-25 10-25 15 0 1 1 1 1 2 5 15 20 22 35 22 16 0 35-11 45-22 11-12 31-64 40-83 20 0 40 0 61 0 0 1-1 0-1 1 0 2 2 2 3 2 8 0 26-9 26-18 0-2-3-2-7-2-25 0-50 0-75 0 8-29 19-56 24-86 14 0 28 0 41 0 9 0 31-1 36 6 1 1 0 5 1 7 1 0 2 1 3 1 7 0 24-10 24-18z"><text:p/></draw:path><draw:path draw:style-name="gr180" draw:text-style-name="P67" svg:width="0.0756in" svg:height="0.0953in" svg:x="1.0665in" svg:y="0.0217in" svg:viewBox="0 0 193 243" svg:d="M182 13c5 0 11 0 11-7 0-6-6-6-11-6-29 0-57 0-86 0-54 0-96 41-96 91 0 51 43 92 96 92 29 0 57 0 86 0 5 0 11 0 11-6 0-7-6-7-11-7-28 0-57 0-85 0-49 0-84-37-84-78 0-43 36-79 84-79 28 0 57 0 85 0zM17 231c-5 0-11 0-11 6s6 6 11 6c55 0 110 0 165 0 5 0 11 0 11-6s-6-6-11-6c-55 0-110 0-165 0z"><text:p/></draw:path><draw:path draw:style-name="gr180" draw:text-style-name="P67" svg:width="0.0886in" svg:height="0.0843in" svg:x="1.1925in" svg:y="0.0157in" svg:viewBox="0 0 226 215" svg:d="M84 116c18 0 36 0 54 0 45 0 88-32 88-68 0-25-21-48-62-48-34 0-69 0-103 0-5 0-9 0-9 6 0 4 3 4 9 4 5 0 10 1 14 1 5 1 7 2 7 5 0 1-1 2-2 6-14 56-28 113-42 169-3 12-4 14-29 14-5 0-9 0-9 7 0 3 4 3 5 3 9 0 32-1 40-1 7 0 13 0 21 0 7 0 13 1 20 1 2 0 7 0 7-6 0-4-3-4-9-4-12 0-21 0-21-5 0-2 1-4 1-5 6-27 13-53 20-79zM106 23c3-12 4-13 17-13 10 0 21 0 31 0 26 0 43 9 43 31 0 12-6 39-19 50-16 14-35 17-48 17-16 0-30 0-45 0 7-29 14-57 21-85z"><text:p/></draw:path><draw:path draw:style-name="gr180" draw:text-style-name="P67" svg:width="0.0283in" svg:height="0.1236in" svg:x="1.2972in" svg:y="0.0071in" svg:viewBox="0 0 73 315" svg:d="M73 312c0-1 0-1-6-7-39-40-49-100-49-147 0-55 12-110 51-150 4-3 4-4 4-5 0-2-1-3-3-3-3 0-31 22-50 61-16 35-20 71-20 97 0 25 4 62 21 98 19 39 46 59 49 59 2 0 3-1 3-3z"><text:p/></draw:path><draw:path draw:style-name="gr180" draw:text-style-name="P67" svg:width="0.0783in" svg:height="0.087in" svg:x="1.339in" svg:y="0.0134in" svg:viewBox="0 0 200 222" svg:d="M200 171c-3 0-5 0-7 0-2 8-3 15-7 23-1 4-2 7-20 7-9 0-18 0-26 0 5-16 14-32 28-52 16-23 28-45 28-70 0-44-42-79-96-79s-96 36-96 79c0 25 13 47 27 70 15 20 25 36 28 52-8 0-17 0-25 0-18 0-19-3-21-7-2-7-3-15-5-23-3 0-5 0-8 0 4 17 7 34 11 51 17 0 33 0 50 0 7 0 8 0 8-7 0-22-10-49-17-69-7-19-16-43-16-68 0-50 35-72 64-72 30 0 64 24 64 72 0 25-8 48-18 74-5 14-15 41-15 63 0 7 1 7 8 7 18 0 34 0 51 0 3-17 6-34 10-51z"><text:p/></draw:path><draw:path draw:style-name="gr180" draw:text-style-name="P67" svg:width="0.0287in" svg:height="0.1236in" svg:x="1.4303in" svg:y="0.0071in" svg:viewBox="0 0 74 315" svg:d="M74 158c0-25-4-63-21-99-19-38-47-59-49-59s-4 1-4 3c0 1 0 2 6 7 31 31 50 82 50 148 0 53-12 109-52 148-4 5-4 5-4 6 0 2 2 3 4 3s31-21 50-62c16-34 20-68 20-95z"><text:p/></draw:path><draw:path draw:style-name="gr180" draw:text-style-name="P67" svg:width="0.0142in" svg:height="0.037in" svg:x="1.4823in" svg:y="0.0866in" svg:viewBox="0 0 37 95" svg:d="M37 33c0-20-7-33-20-33-11 0-17 8-17 16 0 9 6 17 17 17 4 0 8-1 11-4 1 0 1-1 2-1 0 2 1 1 1 5 0 24-12 43-22 53-4 3-4 4-4 5 0 2 2 4 3 4 4 0 29-25 29-62z"><text:p/></draw:path><draw:path draw:style-name="gr180" draw:text-style-name="P67" svg:width="0.0886in" svg:height="0.0843in" svg:x="1.5319in" svg:y="0.0157in" svg:viewBox="0 0 226 215" svg:d="M84 116c18 0 35 0 53 0 45 0 89-32 89-68 0-25-21-48-62-48-34 0-69 0-103 0-6 0-9 0-9 6 0 4 3 4 9 4 4 0 10 1 14 1 4 1 7 2 7 5 0 1-1 2-2 6-14 56-28 113-42 169-3 12-4 14-29 14-5 0-9 0-9 7 0 3 4 3 5 3 8 0 31-1 40-1 7 0 13 0 21 0 6 0 13 1 20 1 2 0 7 0 7-6 0-4-4-4-9-4-12 0-21 0-21-5 0-2 1-4 1-5 6-27 13-53 20-79zM106 23c3-12 4-13 17-13 10 0 21 0 31 0 26 0 43 9 43 31 0 12-7 39-19 50-16 14-35 17-48 17-16 0-30 0-45 0 7-29 14-57 21-85z"><text:p/></draw:path><draw:path draw:style-name="gr180" draw:text-style-name="P67" svg:width="0.0126in" svg:height="0.0531in" svg:x="1.6697in" svg:y="0.0476in" svg:viewBox="0 0 33 136" svg:d="M33 16c0-9-8-16-17-16s-16 6-16 16c0 9 7 17 16 17s17-7 17-17zM33 119c0-9-8-16-17-16s-16 6-16 16c0 9 7 17 16 17s17-7 17-17z"><text:p/></draw:path><draw:path draw:style-name="gr180" draw:text-style-name="P67" svg:width="0.1004in" svg:height="0.0882in" svg:x="1.7303in" svg:y="0.0157in" svg:viewBox="0 0 256 225" svg:d="M256 13c0-15-24-13-34-13-39 0-79 0-119 0-16 0-44 9-49 26 1 2 2 3 4 3 7 0 16-6 20-11 10 0 19-1 29-1 6 0 14 0 20 0 0 2-1 5-1 6-13 58-32 108-45 138-2 5-19 44-23 48-15 0-25-8-31-21-1-1-1-2-3-2-7 0-24 10-24 15 0 1 0 1 0 2 6 15 20 22 36 22s34-11 44-22c11-12 32-64 40-83 20 0 40 0 61 0 0 1 0 0 0 1 0 2 2 2 3 2 7 0 25-9 25-18 0-2-3-2-7-2-25 0-50 0-75 0 8-29 19-56 24-86 15 0 28 0 42 0 8 0 30-1 36 6 0 1 0 5 0 7 1 0 2 1 3 1 7 0 24-10 24-18z"><text:p/></draw:path><draw:path draw:style-name="gr180" draw:text-style-name="P67" svg:width="0.1102in" svg:height="0.0646in" svg:x="1.8713in" svg:y="0.0366in" svg:viewBox="0 0 281 165" svg:d="M247 88c-18 14-27 26-29 31-15 22-16 41-16 42 0 4 3 4 6 4 5 0 5-1 6-6 7-32 26-58 62-73 4-1 5-2 5-4 0-3-2-3-3-4-13-5-52-20-64-73-1-4-1-5-6-5-3 0-6 0-6 4 0 1 2 20 15 41 6 10 16 21 30 31-79 0-157 0-235 0-7 0-12 0-12 6s5 6 12 6c78 0 156 0 235 0z"><text:p/></draw:path><draw:path draw:style-name="gr180" draw:text-style-name="P67" svg:width="0.0165in" svg:height="0.1236in" svg:x="2.0382in" svg:y="0.0071in" svg:viewBox="0 0 43 315" svg:d="M43 315c0-3 0-8 0-12-10 0-21 0-30 0 0-97 0-194 0-290 9 0 20 0 30 0 0-5 0-8 0-13-14 0-29 0-43 0 0 105 0 210 0 315 14 0 29 0 43 0z"><text:p/></draw:path><draw:path draw:style-name="gr180" draw:text-style-name="P67" svg:width="0.052in" svg:height="0.085in" svg:x="2.063in" svg:y="0.0181in" svg:viewBox="0 0 133 217" svg:d="M133 110c0-25-2-51-12-74-15-31-41-36-54-36-19 0-43 8-55 38-10 21-12 47-12 72 0 23 1 52 14 76 14 25 37 31 53 31 17 0 41-7 54-36 10-22 12-47 12-71zM67 210c-13 0-32-8-37-37-4-19-4-49-4-67 0-20 0-41 3-58 6-38 29-41 38-41s31 6 36 37c4 18 4 42 4 62 0 24 0 45-4 65-4 30-22 39-36 39z"><text:p/></draw:path><draw:path draw:style-name="gr180" draw:text-style-name="P67" svg:width="0.0142in" svg:height="0.037in" svg:x="2.1311in" svg:y="0.0866in" svg:viewBox="0 0 37 95" svg:d="M37 33c0-20-7-33-20-33-11 0-17 8-17 16 0 9 6 17 17 17 4 0 8-1 11-4 1 0 1-1 2-1 0 2 1 1 1 5 0 24-12 43-22 53-4 3-4 4-4 5 0 2 2 4 3 4 4 0 29-25 29-62z"><text:p/></draw:path><draw:path draw:style-name="gr180" draw:text-style-name="P67" svg:width="0.0406in" svg:height="0.0823in" svg:x="2.187in" svg:y="0.0181in" svg:viewBox="0 0 104 210" svg:d="M65 8c0-7 0-8-7-8-20 21-48 21-58 21 0 3 0 6 0 10 6 0 24 0 41-9 0 54 0 109 0 164 0 10-1 14-29 14-4 0-7 0-10 0 0 4 0 7 0 10 11-1 38-1 51-1s40 0 51 1c0-3 0-6 0-10-3 0-7 0-10 0-28 0-29-4-29-14 0-60 0-119 0-178z"><text:p/></draw:path><draw:path draw:style-name="gr180" draw:text-style-name="P67" svg:width="0.0165in" svg:height="0.1236in" svg:x="2.2409in" svg:y="0.0071in" svg:viewBox="0 0 43 315" svg:d="M43 0c-14 0-29 0-43 0 0 5 0 8 0 13 10 0 21 0 31 0 0 96 0 193 0 290-10 0-21 0-31 0 0 4 0 9 0 12 14 0 29 0 43 0 0-105 0-210 0-315z"><text:p/></draw:path><draw:path draw:style-name="gr180" draw:text-style-name="P67" svg:width="0.0126in" svg:height="0.0126in" svg:x="2.2835in" svg:y="0.0866in" svg:viewBox="0 0 33 33" svg:d="M33 16c0-9-8-16-17-16-10 0-16 6-16 16 0 9 6 17 16 17 9 0 17-7 17-17z"><text:p/></draw:path><draw:path draw:style-name="gr180" draw:text-style-name="P67" svg:width="0.0886in" svg:height="0.0843in" svg:x="2.437in" svg:y="0.0157in" svg:viewBox="0 0 226 215" svg:d="M83 116c18 0 36 0 54 0 45 0 89-32 89-68 0-25-21-48-63-48-34 0-68 0-102 0-6 0-10 0-10 6 0 4 3 4 9 4 5 0 10 1 14 1 5 1 7 2 7 5 0 1 0 2-1 6-14 56-28 113-42 169-4 12-5 14-29 14-5 0-9 0-9 7 0 3 4 3 4 3 9 0 32-1 41-1 6 0 13 0 20 0s14 1 20 1c2 0 7 0 7-6 0-4-3-4-9-4-12 0-21 0-21-5 0-2 1-4 1-5 6-27 13-53 20-79zM106 23c3-12 3-13 16-13 10 0 21 0 31 0 26 0 43 9 43 31 0 12-6 39-19 50-15 14-34 17-48 17-15 0-30 0-44 0 7-29 14-57 21-85z"><text:p/></draw:path><draw:path draw:style-name="gr180" draw:text-style-name="P67" svg:width="0.0126in" svg:height="0.0531in" svg:x="2.5744in" svg:y="0.0476in" svg:viewBox="0 0 33 136" svg:d="M33 16c0-9-7-16-16-16-10 0-17 6-17 16 0 9 7 17 17 17 9 0 16-7 16-17zM33 119c0-9-7-16-16-16-10 0-17 6-17 16 0 9 7 17 17 17 9 0 16-7 16-17z"><text:p/></draw:path><draw:path draw:style-name="gr180" draw:text-style-name="P67" svg:width="0.1008in" svg:height="0.0882in" svg:x="2.635in" svg:y="0.0157in" svg:viewBox="0 0 257 225" svg:d="M257 13c0-15-24-13-34-13-39 0-80 0-120 0-15 0-44 9-48 26 1 2 1 3 3 3 7 0 17-6 21-11 9 0 19-1 29-1 6 0 13 0 20 0-1 2-1 5-2 6-12 58-31 108-45 138-2 5-19 44-23 48-14 0-25-8-30-21-1-1-1-2-4-2-7 0-24 10-24 15 0 1 0 2 1 2 5 15 20 22 35 22 16 0 35-11 45-22 11-12 31-64 40-83 20 0 40 0 61 0-1 1-1 0-1 1 0 2 2 2 3 2 7 0 25-9 25-18 0-2-2-2-6-2-25 0-51 0-76 0 8-29 19-56 25-86 14 0 28 0 41 0 9 0 30-1 36 6 1 1 0 5 1 7 1 0 1 1 2 1 8 0 25-10 25-18z"><text:p/></draw:path><draw:path draw:style-name="gr180" draw:text-style-name="P67" svg:width="0.1106in" svg:height="0.0646in" svg:x="2.776in" svg:y="0.0366in" svg:viewBox="0 0 282 165" svg:d="M247 88c-18 14-27 26-28 31-15 22-17 41-17 42 0 4 3 4 6 4 5 0 5-1 7-6 7-32 26-58 61-73 5-1 6-2 6-4 0-3-3-3-3-4-14-5-52-20-65-73-1-4-1-5-6-5-3 0-6 0-6 4 0 1 2 20 16 41 6 10 15 21 29 31-79 0-157 0-235 0-6 0-12 0-12 6s6 6 12 6c78 0 156 0 235 0z"><text:p/></draw:path><draw:path draw:style-name="gr180" draw:text-style-name="P67" svg:width="0.0165in" svg:height="0.1236in" svg:x="2.9433in" svg:y="0.0071in" svg:viewBox="0 0 43 315" svg:d="M43 315c0-3 0-8 0-12-10 0-21 0-30 0 0-97 0-194 0-290 9 0 20 0 30 0 0-5 0-8 0-13-14 0-29 0-43 0 0 105 0 210 0 315 14 0 29 0 43 0z"><text:p/></draw:path><draw:path draw:style-name="gr180" draw:text-style-name="P67" svg:width="0.052in" svg:height="0.085in" svg:x="2.9681in" svg:y="0.0181in" svg:viewBox="0 0 133 217" svg:d="M133 110c0-25-2-51-13-74-15-31-41-36-53-36-19 0-43 8-55 38-11 21-12 47-12 72 0 23 1 52 13 76 14 25 37 31 53 31 17 0 41-7 55-36 10-22 12-47 12-71zM66 210c-12 0-31-8-36-37-4-19-4-49-4-67 0-20 0-41 3-58 5-38 29-41 37-41 10 0 31 6 37 37 3 18 3 42 3 62 0 24 0 45-3 65-5 30-23 39-37 39z"><text:p/></draw:path><draw:path draw:style-name="gr180" draw:text-style-name="P67" svg:width="0.0142in" svg:height="0.037in" svg:x="3.0358in" svg:y="0.0866in" svg:viewBox="0 0 37 95" svg:d="M37 33c0-20-8-33-21-33-10 0-16 8-16 16 0 9 6 17 16 17 5 0 8-1 12-4 1 0 1-1 1-1 1 0 1 1 1 5 0 24-11 43-22 53-4 3-4 4-4 5 0 2 2 4 4 4 4 0 29-25 29-62z"><text:p/></draw:path><draw:path draw:style-name="gr180" draw:text-style-name="P67" svg:width="0.0406in" svg:height="0.0823in" svg:x="3.0917in" svg:y="0.0181in" svg:viewBox="0 0 104 210" svg:d="M65 8c0-7 0-8-7-8-20 21-48 21-58 21 0 3 0 6 0 10 6 0 25 0 41-9 0 54 0 109 0 164 0 10-1 14-29 14-4 0-7 0-10 0 0 4 0 7 0 10 11-1 38-1 51-1s41 0 51 1c0-3 0-6 0-10-3 0-6 0-10 0-28 0-29-4-29-14 0-60 0-119 0-178z"><text:p/></draw:path><draw:path draw:style-name="gr180" draw:text-style-name="P67" svg:width="0.0165in" svg:height="0.1236in" svg:x="3.1457in" svg:y="0.0071in" svg:viewBox="0 0 43 315" svg:d="M43 0c-14 0-29 0-43 0 0 5 0 8 0 13 10 0 21 0 31 0 0 96 0 193 0 290-10 0-21 0-31 0 0 4 0 9 0 12 14 0 29 0 43 0 0-105 0-210 0-315z"><text:p/></draw:path><draw:path draw:style-name="gr180" draw:text-style-name="P67" svg:width="0.0134in" svg:height="0.0768in" svg:x="3.1882in" svg:y="0.0476in" svg:viewBox="0 0 35 196" svg:d="M34 16c0-9-8-16-17-16s-17 6-17 16c0 9 8 17 17 17s17-7 17-17zM28 132c0 9 0 34-21 56-2 3-2 4-2 5 0 2 2 3 3 3 4 0 27-24 27-61 0-9-1-32-18-32-11 0-17 7-17 16 0 8 5 17 17 17 2 0 2 0 3 0 2-1 5-1 8-4z"><text:p/></draw:path><draw:path draw:style-name="gr180" draw:text-style-name="P67" svg:width="0.0886in" svg:height="0.0843in" svg:x="3.2378in" svg:y="0.0157in" svg:viewBox="0 0 226 215" svg:d="M84 116c18 0 36 0 54 0 44 0 88-32 88-68 0-25-21-48-62-48-34 0-69 0-103 0-5 0-9 0-9 6 0 4 3 4 9 4 4 0 10 1 14 1 5 1 7 2 7 5 0 1-1 2-2 6-14 56-28 113-42 169-3 12-4 14-29 14-5 0-9 0-9 7 0 3 4 3 5 3 9 0 31-1 40-1 7 0 13 0 21 0 7 0 13 1 20 1 2 0 7 0 7-6 0-4-4-4-9-4-12 0-21 0-21-5 0-2 1-4 1-5 6-27 13-53 20-79zM106 23c3-12 4-13 17-13 10 0 21 0 31 0 26 0 43 9 43 31 0 12-6 39-19 50-16 14-35 17-48 17-16 0-30 0-45 0 7-29 14-57 21-85z"><text:p/></draw:path><draw:path draw:style-name="gr180" draw:text-style-name="P67" svg:width="0.0283in" svg:height="0.1236in" svg:x="3.3425in" svg:y="0.0071in" svg:viewBox="0 0 73 315" svg:d="M73 312c0-1 0-1-6-7-39-40-49-100-49-147 0-55 12-110 51-150 4-3 4-4 4-5 0-2-1-3-3-3-3 0-32 22-50 61-16 35-20 71-20 97 0 25 3 62 21 98 19 39 46 59 49 59 2 0 3-1 3-3z"><text:p/></draw:path><draw:path draw:style-name="gr180" draw:text-style-name="P67" svg:width="0.0783in" svg:height="0.087in" svg:x="3.3835in" svg:y="0.0134in" svg:viewBox="0 0 200 222" svg:d="M200 171c-3 0-5 0-7 0-2 8-4 15-7 23-1 4-2 7-20 7-9 0-18 0-26 0 5-16 14-32 28-52 16-23 28-45 28-70 0-44-42-79-96-79s-96 36-96 79c0 25 13 47 27 70 15 20 25 36 28 52-8 0-17 0-25 0-18 0-19-3-21-7-2-7-4-15-5-23-3 0-5 0-8 0 4 17 7 34 11 51 17 0 33 0 50 0 6 0 8 0 8-7 0-22-10-49-17-69-7-19-16-43-16-68 0-50 35-72 64-72 30 0 64 24 64 72 0 25-9 48-18 74-5 14-15 41-15 63 0 7 1 7 8 7 18 0 34 0 51 0 3-17 6-34 10-51z"><text:p/></draw:path><draw:path draw:style-name="gr180" draw:text-style-name="P67" svg:width="0.0287in" svg:height="0.1236in" svg:x="3.4752in" svg:y="0.0071in" svg:viewBox="0 0 74 315" svg:d="M74 158c0-25-4-63-21-99-19-38-47-59-49-59s-4 1-4 3c0 1 0 2 6 7 31 31 49 82 49 148 0 53-12 109-51 148-4 5-4 5-4 6 0 2 2 3 4 3s31-21 50-62c16-34 20-68 20-95z"><text:p/></draw:path><draw:path draw:style-name="gr180" draw:text-style-name="P67" svg:width="0.0827in" svg:height="0.0287in" svg:x="3.5579in" svg:y="0.0543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406in" svg:height="0.0823in" svg:x="3.6937in" svg:y="0.0181in" svg:viewBox="0 0 104 210" svg:d="M65 8c0-7 0-8-7-8-20 21-48 21-58 21 0 3 0 6 0 10 6 0 25 0 41-9 0 54 0 109 0 164 0 10-1 14-29 14-4 0-7 0-10 0 0 4 0 7 0 10 11-1 38-1 51-1s41 0 51 1c0-3 0-6 0-10-3 0-6 0-10 0-28 0-29-4-29-14 0-60 0-119 0-178z"><text:p/></draw:path><draw:path draw:style-name="gr180" draw:text-style-name="P67" svg:width="0.0142in" svg:height="0.037in" svg:x="3.7555in" svg:y="0.0866in" svg:viewBox="0 0 37 95" svg:d="M37 33c0-20-8-33-21-33-10 0-16 8-16 16 0 9 6 17 16 17 4 0 8-1 11-4 1 0 1-1 2-1s1 1 1 5c0 24-11 43-22 53-4 3-4 4-4 5 0 2 2 4 4 4 4 0 29-25 29-62z"><text:p/></draw:path><draw:path draw:style-name="gr180" draw:text-style-name="P67" svg:width="0.0882in" svg:height="0.0843in" svg:x="3.8051in" svg:y="0.0157in" svg:viewBox="0 0 225 215" svg:d="M83 116c18 0 36 0 54 0 45 0 88-32 88-68 0-25-21-48-62-48-34 0-69 0-103 0-5 0-9 0-9 6 0 4 3 4 9 4 5 0 10 1 14 1 5 1 7 2 7 5 0 1 0 2-2 6-14 56-28 113-42 169-3 12-4 14-29 14-5 0-8 0-8 7 0 3 4 3 4 3 9 0 32-1 40-1 7 0 14 0 21 0s13 1 20 1c2 0 7 0 7-6 0-4-3-4-9-4-12 0-21 0-21-5 0-2 1-4 1-5 6-27 13-53 20-79zM105 23c3-12 4-13 17-13 10 0 21 0 31 0 26 0 43 9 43 31 0 12-6 39-19 50-16 14-35 17-48 17-16 0-30 0-45 0 7-29 14-57 21-85z"><text:p/></draw:path><draw:path draw:style-name="gr180" draw:text-style-name="P67" svg:width="0.0283in" svg:height="0.1236in" svg:x="3.9098in" svg:y="0.0071in" svg:viewBox="0 0 73 315" svg:d="M73 312c0-1 0-1-6-7-39-40-49-100-49-147 0-55 12-110 51-150 4-3 4-4 4-5 0-2-1-3-3-3-3 0-31 22-50 61-16 35-20 71-20 97 0 25 4 62 21 98 19 39 46 59 49 59 2 0 3-1 3-3z"><text:p/></draw:path><draw:path draw:style-name="gr180" draw:text-style-name="P67" svg:width="0.0894in" svg:height="0.1236in" svg:x="3.9528in" svg:y="0.0071in" svg:viewBox="0 0 228 315" svg:d="M206 205c0 54-45 89-92 89s-92-35-92-89c0-64 0-127 0-190 0-4 0-15-10-15-12 0-12 10-12 15 0 64 0 128 0 191 0 62 52 109 114 109 61 0 114-47 114-109 0-63 0-127 0-191 0-4 0-15-11-15s-11 10-11 15c0 63 0 126 0 190z"><text:p/></draw:path><draw:path draw:style-name="gr180" draw:text-style-name="P67" svg:width="0.0854in" svg:height="0.039in" svg:x="4.0563in" svg:y="0in" svg:viewBox="0 0 218 100" svg:d="M112 37c-12-14-16-17-25-23-13-10-27-14-39-14-27 0-48 23-48 50 0 26 20 50 47 50 31 0 52-25 60-37 12 14 15 17 24 23 14 10 27 14 40 14 27 0 47-23 47-50 0-26-19-50-46-50-32 0-52 25-60 37zM119 45c8-14 28-36 55-36 22 0 38 19 38 41 0 20-18 38-37 38-21 0-36-17-56-43zM100 55c-8 14-28 37-55 37-23 0-39-21-39-42s17-37 38-37 35 16 56 42z"><text:p/></draw:path><draw:path draw:style-name="gr180" draw:text-style-name="P67" svg:width="0.026in" svg:height="0.0587in" svg:x="4.0535in" svg:y="0.0799in" svg:viewBox="0 0 67 150" svg:d="M61 9c0-4-3-9-9-9-5 0-12 6-12 13 0 3 3 8 9 8 7 0 12-7 12-12zM16 122c-1 2-2 5-2 9 0 10 9 19 21 19 23 0 32-31 32-35 0-2-2-1-3-2-4 0-4 1-5 3-5 18-15 27-23 27-5 0-5-2-5-8 0-4 0-9 3-13 2-7 5-13 7-18 2-6 10-26 11-28 0-3 1-6 1-8 0-10-9-18-21-18-22 0-32 29-32 34 0 2 3 2 4 2 3 0 3 0 4-3 5-19 15-27 23-27 4 0 6 2 6 7s-1 9-7 23c-5 11-9 23-14 36z"><text:p/></draw:path><draw:path draw:style-name="gr180" draw:text-style-name="P67" svg:width="0.0638in" svg:height="0.0228in" svg:x="4.0909in" svg:y="0.1043in" svg:viewBox="0 0 163 59" svg:d="M155 11c3 0 8 0 8-6 0-5-6-5-8-5-49 0-98 0-147 0-3 0-8 0-8 5 0 6 5 6 8 6 49 0 98 0 147 0zM155 59c2 0 8 0 8-5s-5-5-8-5c-49 0-98 0-147 0-3 0-8 0-8 5s5 5 8 5c49 0 98 0 147 0z"><text:p/></draw:path><draw:path draw:style-name="gr180" draw:text-style-name="P67" svg:width="0.0315in" svg:height="0.0575in" svg:x="4.1705in" svg:y="0.0799in" svg:viewBox="0 0 81 147" svg:d="M50 6c0-6 0-6-6-6-14 14-34 14-44 14 0 3 0 6 0 9 5 0 21 0 32-7 0 38 0 75 0 113 0 7 0 10-21 10-3 0-7 0-9 0 0 2 0 5 0 8 4 0 31-1 39-1s35 1 40 1c0-3 0-6 0-8-3 0-5 0-8 0-23 0-23-3-23-10 0-42 0-82 0-123z"><text:p/></draw:path><draw:path draw:style-name="gr180" draw:text-style-name="P67" svg:width="0.085in" svg:height="0.0882in" svg:x="4.2421in" svg:y="0.0118in" svg:viewBox="0 0 217 225" svg:d="M46 189c-13 21-25 25-39 26-4 1-7 1-7 7 0 1 2 3 4 3 9 0 18-1 27-1 11 0 22 1 32 1 2 0 6 0 6-6 0-3-2-4-5-4-7-1-15-2-15-10 0-4 2-8 5-12 8-13 15-26 23-40 27 0 53 0 80 0 0 6 5 49 5 52 0 9-16 10-23 10-4 0-8 0-8 7 0 3 3 2 5 3 13 0 27-1 39-1 9 0 28 1 36 1 2 0 6 0 6-6 0-4-3-4-7-4-20 0-20-1-21-10-6-66-13-132-19-198-1-6-1-7-6-7s-7 2-8 5c-37 62-73 123-110 184zM84 143c20-35 41-70 62-104 3 34 6 69 10 104-25 0-48 0-72 0z"><text:p/></draw:path><draw:path draw:style-name="gr180" draw:text-style-name="P67" svg:width="0.026in" svg:height="0.0583in" svg:x="4.3354in" svg:y="0.0618in" svg:viewBox="0 0 67 149" svg:d="M61 8c0-3-3-8-9-8-5 0-12 5-12 12 0 3 3 9 9 9 7 0 12-7 12-13zM16 121c-1 2-2 5-2 9 0 11 9 19 21 19 23 0 32-31 32-34s-2-2-3-3c-4 0-4 2-5 4-5 17-15 26-23 26-5 0-5-2-5-7s0-10 3-14c2-7 5-12 7-18s10-26 11-28c0-2 1-5 1-7 0-10-9-19-21-19-22 0-32 30-32 34 0 3 3 3 4 3 3 0 3-1 4-4 5-19 15-27 23-27 4 0 6 2 6 8 0 5-1 8-6 22-5 11-10 23-15 36z"><text:p/></draw:path><draw:path draw:style-name="gr180" draw:text-style-name="P67" svg:width="0.0283in" svg:height="0.1236in" svg:x="4.3799in" svg:y="0.0071in" svg:viewBox="0 0 73 315" svg:d="M73 158c0-25-4-63-21-99-19-38-46-59-49-59-2 0-3 1-3 3 0 1 0 2 5 7 32 31 50 82 50 148 0 53-12 109-51 148-4 5-4 5-4 6 0 2 1 3 3 3 3 0 31-21 50-62 16-34 20-68 20-95z"><text:p/></draw:path><draw:path draw:style-name="gr180" draw:text-style-name="P67" svg:width="0.0827in" svg:height="0.0287in" svg:x="4.4626in" svg:y="0.0543in" svg:viewBox="0 0 211 74" svg:d="M200 13c5 0 11 0 11-7 0-6-6-6-10-6-63 0-127 0-190 0-5 0-11 0-11 6 0 7 6 7 11 7 63 0 126 0 189 0zM201 74c4 0 10 0 10-6 0-7-6-7-11-7-63 0-126 0-189 0-5 0-11 0-11 7 0 6 6 6 11 6 63 0 127 0 190 0z"><text:p/></draw:path><draw:path draw:style-name="gr180" draw:text-style-name="P67" svg:width="0.1173in" svg:height="0.1236in" svg:x="4.5941in" svg:y="0.0071in" svg:viewBox="0 0 299 315" svg:d="M116 168c-38 46-75 92-112 138-3 4-3 5-3 6 0 3 3 3 8 3 87 0 175 0 263 0 9-26 18-52 27-79-3 0-6 0-8 0-8 24-29 43-56 52-6 2-27 9-74 9-45 0-89 0-134 0 37-45 73-90 110-134 2-3 2-4 2-5 0-2 0-1-1-5-35-47-70-94-104-140 42 0 84 0 126 0 36 0 108 1 131 61 2 0 5 0 8 0-9-24-18-50-27-74-88 0-176 0-263 0-8 0-9 0-9 10 39 53 77 105 116 158z"><text:p/></draw:path><draw:path draw:style-name="gr180" draw:text-style-name="P67" svg:width="0.0854in" svg:height="0.039in" svg:x="4.7256in" svg:y="0in" svg:viewBox="0 0 218 100" svg:d="M111 37c-12-14-16-17-24-23-13-10-28-14-40-14-27 0-47 23-47 50 0 26 19 50 47 50 30 0 52-25 60-37 12 14 14 17 23 23 14 10 28 14 40 14 28 0 48-23 48-50 0-26-19-50-47-50-31 0-52 25-60 37zM118 45c9-14 28-36 55-36 22 0 38 19 38 41 0 20-17 38-37 38-21 0-35-17-56-43zM100 55c-9 14-29 37-56 37-22 0-38-21-38-42s17-37 37-37c21 0 35 16 57 42z"><text:p/></draw:path><draw:path draw:style-name="gr180" draw:text-style-name="P67" svg:width="0.026in" svg:height="0.0587in" svg:x="4.7224in" svg:y="0.0799in" svg:viewBox="0 0 67 150" svg:d="M61 9c0-4-3-9-8-9-6 0-13 6-13 13 0 3 3 8 9 8 7 0 12-7 12-12zM16 122c-1 2-2 5-2 9 0 10 9 19 21 19 23 0 32-31 32-35 0-2-2-2-3-2-4 0-4 1-5 3-4 18-14 27-23 27-5 0-5-2-5-8 0-4 1-9 3-13 2-7 5-13 7-18 2-6 10-26 11-28 1-3 1-6 1-8 0-10-8-18-21-18-21 0-32 29-32 34 0 2 3 2 4 2 3 0 3 0 4-3 5-19 15-27 23-27 4 0 6 2 6 7s-1 9-6 23c-5 11-10 23-15 36z"><text:p/></draw:path><draw:path draw:style-name="gr180" draw:text-style-name="P67" svg:width="0.0638in" svg:height="0.0228in" svg:x="4.7598in" svg:y="0.1043in" svg:viewBox="0 0 163 59" svg:d="M155 11c3 0 8 0 8-6 0-5-5-5-8-5-49 0-98 0-147 0-3 0-8 0-8 5 0 6 5 6 9 6 49 0 97 0 146 0zM155 59c3 0 8 0 8-5s-5-5-8-5c-49 0-97 0-146 0-4 0-9 0-9 5s5 5 8 5c49 0 98 0 147 0z"><text:p/></draw:path><draw:path draw:style-name="gr180" draw:text-style-name="P67" svg:width="0.0311in" svg:height="0.0575in" svg:x="4.8398in" svg:y="0.0799in" svg:viewBox="0 0 80 147" svg:d="M49 6c0-6 0-6-6-6-14 14-34 14-43 14 0 3 0 6 0 9 5 0 20 0 31-7 0 38 0 75 0 113 0 7 0 10-21 10-3 0-6 0-9 0 0 2 0 5 0 8 4 0 31-1 39-1s36 1 40 1c0-3 0-6 0-8-3 0-5 0-8 0-23 0-23-3-23-10 0-42 0-82 0-123z"><text:p/></draw:path><draw:path draw:style-name="gr180" draw:text-style-name="P67" svg:width="0.0886in" svg:height="0.0843in" svg:x="4.9118in" svg:y="0.0157in" svg:viewBox="0 0 226 215" svg:d="M84 116c18 0 35 0 53 0 45 0 89-32 89-68 0-25-21-48-62-48-34 0-69 0-103 0-6 0-9 0-9 6 0 4 3 4 9 4 4 0 10 1 14 1 4 1 7 2 7 5 0 1-1 2-2 6-14 56-28 113-42 169-3 12-4 14-29 14-5 0-9 0-9 7 0 3 4 3 4 3 9 0 32-1 41-1 7 0 13 0 21 0 6 0 13 1 19 1 3 0 7 0 7-6 0-4-3-4-8-4-12 0-21 0-21-5 0-2 1-4 1-5 6-27 13-53 20-79zM106 23c3-12 4-13 17-13 10 0 21 0 31 0 26 0 42 9 42 31 0 12-6 39-18 50-16 14-35 17-48 17-16 0-30 0-45 0 7-29 14-57 21-85z"><text:p/></draw:path><draw:path draw:style-name="gr180" draw:text-style-name="P67" svg:width="0.0287in" svg:height="0.1236in" svg:x="5.0161in" svg:y="0.0071in" svg:viewBox="0 0 74 315" svg:d="M74 312c0-1 0-1-6-7-39-40-49-100-49-147 0-55 12-110 50-150 5-3 5-4 5-5 0-2-1-3-4-3s-31 22-49 61c-17 35-21 71-21 97 0 25 4 62 22 98 18 39 45 59 48 59s4-1 4-3z"><text:p/></draw:path><draw:path draw:style-name="gr180" draw:text-style-name="P67" svg:width="0.085in" svg:height="0.0882in" svg:x="5.0571in" svg:y="0.0118in" svg:viewBox="0 0 217 225" svg:d="M45 189c-13 21-25 25-39 26-3 1-6 1-6 7 0 1 1 3 4 3 9 0 18-1 27-1 10 0 21 1 32 1 2 0 5 0 5-6 0-3-2-4-4-4-8-1-15-2-15-10 0-4 1-8 4-12 8-13 16-26 24-40 26 0 53 0 80 0 0 6 5 49 5 52 0 9-17 10-23 10-5 0-8 0-8 7 0 3 4 3 5 3 12 0 26-1 39-1 8 0 28 1 36 1 1 0 6 0 6-6 0-4-4-4-7-4-20 0-20-1-21-10-6-66-14-132-20-198 0-6 0-7-5-7-6 0-7 2-8 5-37 62-74 123-111 184zM83 143c20-35 42-70 63-104 3 34 6 69 10 104-25 0-49 0-73 0z"><text:p/></draw:path><draw:path draw:style-name="gr180" draw:text-style-name="P67" svg:width="0.026in" svg:height="0.0583in" svg:x="5.15in" svg:y="0.0618in" svg:viewBox="0 0 67 149" svg:d="M62 8c0-3-3-8-9-8s-13 5-13 12c0 3 3 9 9 9 7 0 13-7 13-13zM16 121c-1 2-2 5-2 9 0 11 9 19 22 19 22 0 31-31 31-34s-2-3-3-3c-3 0-4 2-5 4-4 17-14 26-23 26-5 0-5-2-5-7s1-10 3-14c3-7 5-12 7-18s10-26 11-28 1-5 1-7c0-10-8-19-21-19-21 0-32 30-32 34 0 3 4 3 4 3 3 0 3-1 4-4 5-19 15-27 23-27 4 0 7 2 7 8 0 5-2 8-7 22-5 11-10 23-15 36z"><text:p/></draw:path><draw:path draw:style-name="gr180" draw:text-style-name="P67" svg:width="0.0283in" svg:height="0.1236in" svg:x="5.1945in" svg:y="0.0071in" svg:viewBox="0 0 73 315" svg:d="M73 158c0-25-3-63-21-99-19-38-46-59-49-59-2 0-3 1-3 3 0 1 0 2 6 7 31 31 49 82 49 148 0 53-12 109-51 148-4 5-4 5-4 6 0 2 1 3 3 3 3 0 32-21 50-62 16-34 20-68 20-95z"><text:p/></draw:path><draw:path draw:style-name="gr180" draw:text-style-name="P67" svg:width="0.061in" svg:height="0.0783in" svg:x="5.2811in" svg:y="0.0453in" svg:viewBox="0 0 156 200" svg:d="M45 21c0-7 0-14 0-21-15 1-30 3-45 4 0 3 0 6 0 10 22 0 24 1 24 15 0 48 0 98 0 148 0 13-3 13-24 13 0 4 0 7 0 10 10 0 27-1 35-1s24 1 36 1c0-3 0-6 0-10-22 0-25 0-25-13 0-18 0-36 0-54 0 0 0-1 0-2 2 5 15 22 39 22 37 0 71-31 71-72 0-39-31-71-67-71-24 0-38 14-44 21zM46 104c0-24 0-47 0-71 9-16 25-25 41-25 23 0 43 28 43 63 0 39-23 65-46 65-13 0-25-6-34-19-4-7-4-7-4-13z"><text:p/></draw:path><draw:path draw:style-name="gr180" draw:text-style-name="P67" svg:width="0.0413in" svg:height="0.0547in" svg:x="5.35in" svg:y="0.0453in" svg:viewBox="0 0 106 140" svg:d="M44 35c0-12 0-23 0-35-14 1-30 3-44 4 0 3 0 6 0 10 22 0 24 1 24 17 0 28 0 55 0 84 0 15-3 15-24 15 0 2 0 6 0 10 13 0 27-1 36-1 13 0 27 0 40 1 0-4 0-8 0-10-2 0-5 0-7 0-23 0-24-4-24-15 0-16 0-32 0-48 0-32 13-60 38-60 2 0 2 0 3 0-1 0-7 5-7 13s6 13 14 13c5 0 13-4 13-14 0-11-10-19-23-19-24 0-34 21-39 35z"><text:p/></draw:path><draw:path draw:style-name="gr180" draw:text-style-name="P67" svg:width="0.0547in" svg:height="0.0567in" svg:x="5.3988in" svg:y="0.0453in" svg:viewBox="0 0 140 145" svg:d="M140 74c0-41-31-74-70-74s-70 34-70 74 33 71 70 71c39 0 70-31 70-71zM70 137c-13 0-27-6-36-21-7-14-7-33-7-45s0-30 7-43c9-14 24-21 36-21 15 0 28 7 36 20 8 14 8 32 8 44s0 29-7 43c-6 14-21 23-37 23z"><text:p/></draw:path><draw:path draw:style-name="gr180" draw:text-style-name="P67" svg:width="0.085in" svg:height="0.0882in" svg:x="5.5035in" svg:y="0.0118in" svg:viewBox="0 0 217 225" svg:d="M45 189c-13 21-24 25-39 26-3 1-6 1-6 7 0 1 2 3 4 3 9 0 18-1 27-1 10 0 21 1 32 1 2 0 5 0 5-6 0-3-2-4-4-4-7-1-15-2-15-10 0-4 1-8 4-12 8-13 16-26 24-40 26 0 53 0 80 0 0 6 5 49 5 52 0 9-17 10-23 10-4 0-8 0-8 7 0 3 4 3 5 3 12 0 26-1 39-1 9 0 28 1 36 1 2 0 6 0 6-6 0-4-4-4-7-4-20 0-20-1-21-10-6-66-13-132-19-198-1-6-1-7-6-7-6 0-7 2-8 5-37 62-74 123-111 184zM84 143c20-35 41-70 62-104 3 34 6 69 10 104-25 0-48 0-72 0z"><text:p/></draw:path><draw:path draw:style-name="gr180" draw:text-style-name="P67" svg:width="0.0311in" svg:height="0.0575in" svg:x="5.602in" svg:y="0.0618in" svg:viewBox="0 0 80 147" svg:d="M49 5c0-5 0-5-6-5-14 14-34 14-43 14 0 2 0 5 0 8 5 0 20 0 32-7 0 38 0 76 0 114 0 7 0 10-22 10-3 0-6 0-8 0 0 2 0 5 0 8 3-1 30-1 38-1s36 0 40 1c0-3 0-6 0-8-3 0-5 0-8 0-23 0-23-3-23-10 0-42 0-82 0-124z"><text:p/></draw:path><draw:path draw:style-name="gr180" draw:text-style-name="P67" svg:width="0.0142in" svg:height="0.037in" svg:x="5.6591in" svg:y="0.0866in" svg:viewBox="0 0 37 95" svg:d="M37 33c0-20-8-33-20-33-11 0-17 8-17 16 0 9 6 17 17 17 4 0 7-1 11-4 1 0 1-1 2-1 0 2 0 1 0 5 0 24-11 43-22 53-3 3-3 4-3 5 0 2 1 4 3 4 4 0 29-25 29-62z"><text:p/></draw:path><draw:path draw:style-name="gr180" draw:text-style-name="P67" svg:width="0.085in" svg:height="0.0882in" svg:x="5.7079in" svg:y="0.0118in" svg:viewBox="0 0 217 225" svg:d="M46 189c-13 21-25 25-39 26-4 1-7 1-7 7 0 1 2 3 4 3 9 0 18-1 27-1 11 0 22 1 32 1 2 0 6 0 6-6 0-3-2-4-5-4-7-1-15-2-15-10 0-4 2-8 5-12 8-13 15-26 23-40 27 0 53 0 80 0 0 6 5 49 5 52 0 9-16 10-23 10-4 0-8 0-8 7 0 3 3 2 5 3 13 0 27-1 39-1 9 0 28 1 36 1 2 0 6 0 6-6 0-4-3-4-7-4-20 0-20-1-21-10-6-66-13-132-19-198-1-6-1-7-6-7s-7 2-8 5c-37 62-73 123-110 184zM84 143c20-35 41-70 62-104 3 34 7 69 11 104-25 0-49 0-73 0z"><text:p/></draw:path><draw:path draw:style-name="gr180" draw:text-style-name="P67" svg:width="0.0382in" svg:height="0.0575in" svg:x="5.8028in" svg:y="0.0618in" svg:viewBox="0 0 98 147" svg:d="M98 106c-3 0-5 0-8 0 0 5-3 18-5 20s-19 2-22 2c-14 0-28 0-41 0 23-21 31-27 45-37 16-14 31-27 31-49 0-26-23-42-52-42-27 0-46 19-46 40 0 10 10 11 12 11 5 0 11-3 11-11 0-4-1-12-12-12 6-15 21-21 32-21 22 0 33 18 33 35 0 20-13 35-20 44-18 17-36 34-54 52-2 2-2 3-2 9 31 0 60 0 91 0 3-14 4-27 7-41z"><text:p/></draw:path><draw:path draw:style-name="gr180" draw:text-style-name="P67" svg:width="0.0146in" svg:height="0.037in" svg:x="5.8634in" svg:y="0.0866in" svg:viewBox="0 0 38 95" svg:d="M38 33c0-20-8-33-21-33-11 0-17 8-17 16 0 9 6 17 17 17 4 0 8-1 11-4 1 0 1-1 2-1 0 2 1 1 1 5 0 24-11 43-22 53-4 3-4 4-4 5 0 2 2 4 4 4 3 0 29-25 29-62z"><text:p/></draw:path><draw:path draw:style-name="gr180" draw:text-style-name="P67" svg:width="0.0126in" svg:height="0.0126in" svg:x="5.9193in" svg:y="0.0866in" svg:viewBox="0 0 33 33" svg:d="M33 16c0-9-8-16-17-16s-16 6-16 16c0 9 7 17 16 17s17-7 17-17z"><text:p/></draw:path><draw:path draw:style-name="gr180" draw:text-style-name="P67" svg:width="0.0126in" svg:height="0.0126in" svg:x="5.9535in" svg:y="0.0866in" svg:viewBox="0 0 33 33" svg:d="M33 16c0-9-7-16-16-16s-17 6-17 16c0 9 8 17 17 17s16-7 16-17z"><text:p/></draw:path><draw:path draw:style-name="gr180" draw:text-style-name="P67" svg:width="0.0126in" svg:height="0.0126in" svg:x="5.9882in" svg:y="0.0866in" svg:viewBox="0 0 33 33" svg:d="M33 16c0-9-8-16-17-16-10 0-16 6-16 16 0 9 6 17 16 17 9 0 17-7 17-17z"><text:p/></draw:path><draw:path draw:style-name="gr180" draw:text-style-name="P67" svg:width="0.0614in" svg:height="0.0783in" svg:x="6.0571in" svg:y="0.0453in" svg:viewBox="0 0 157 200" svg:d="M46 21c0-7 0-14 0-21-15 1-31 3-46 4 0 3 0 6 0 10 22 0 25 1 25 15 0 48 0 98 0 148 0 13-3 13-25 13 0 4 0 7 0 10 11 0 27-1 36-1 8 0 24 1 35 1 0-3 0-6 0-10-21 0-24 0-24-13 0-18 0-36 0-54 0 0 0-1 0-2 2 5 14 22 38 22 38 0 72-31 72-72 0-39-32-71-67-71-24 0-38 14-44 21zM47 104c0-24 0-47 0-71 9-16 24-25 40-25 24 0 43 28 43 63 0 39-22 65-45 65-13 0-26-6-34-19-4-7-4-7-4-13z"><text:p/></draw:path><draw:path draw:style-name="gr180" draw:text-style-name="P67" svg:width="0.0547in" svg:height="0.0567in" svg:x="6.1295in" svg:y="0.0453in" svg:viewBox="0 0 140 145" svg:d="M140 74c0-41-31-74-70-74s-70 34-70 74 33 71 70 71c38 0 70-31 70-71zM70 137c-13 0-27-6-36-21-8-14-8-33-8-45s0-30 8-43c8-14 24-21 36-21 14 0 28 7 36 20 8 14 8 32 8 44s0 29-7 43-21 23-37 23z"><text:p/></draw:path><draw:path draw:style-name="gr180" draw:text-style-name="P67" svg:width="0.0614in" svg:height="0.0874in" svg:x="6.2343in" svg:y="0.0138in" svg:viewBox="0 0 157 223" svg:d="M110 202c0 7 0 14 0 21 15-1 31-2 47-4 0-3 0-6 0-10-23 0-26-2-26-18 0-63 0-127 0-191-15 1-30 3-46 4 0 3 0 6 0 10 23 0 26 2 26 18 0 22 0 45 0 68-9-12-23-20-40-20-38 0-71 31-71 72 0 39 31 71 67 71 20 0 35-11 43-21zM110 118c0 22 0 43 0 65 0 5 0 5-4 11-10 14-23 21-37 21s-26-8-33-20c-9-12-10-30-10-43 0-11 1-30 10-45 7-10 19-20 36-20 11 0 24 5 34 19 4 6 4 6 4 12z"><text:p/></draw:path><draw:path draw:style-name="gr180" draw:text-style-name="P67" svg:width="0.0606in" svg:height="0.0547in" svg:x="6.3016in" svg:y="0.0476in" svg:viewBox="0 0 155 140" svg:d="M126 31c3-8 8-21 29-21 0-4 0-6 0-10-7 0-16 1-24 1s-22-1-28-1c0 4 0 6 0 10 12 0 16 7 16 13 0 3-1 4-2 8-11 27-22 54-32 81-12-30-24-59-36-89-1-4 0-3-1-5 0-8 11-8 18-8 0-4 0-6 0-10-10 0-28 1-35 1-9 0-21-1-31-1 0 4 0 6 0 10 20 0 22 2 25 12 15 37 31 73 46 111 2 5 2 7 6 7s6-3 8-7c13-34 27-68 41-102z"><text:p/></draw:path><draw:path draw:style-name="gr180" draw:text-style-name="P67" svg:width="0.0547in" svg:height="0.0567in" svg:x="6.365in" svg:y="0.0453in" svg:viewBox="0 0 140 145" svg:d="M140 74c0-41-31-74-70-74s-70 34-70 74 33 71 70 71c38 0 70-31 70-71zM70 137c-13 0-27-6-36-21-8-14-8-33-8-45s0-30 8-43c8-14 24-21 36-21 14 0 27 7 36 20 8 14 8 32 8 44s0 29-7 43-21 23-37 23z"><text:p/></draw:path><draw:path draw:style-name="gr180" draw:text-style-name="P67" svg:width="0.0622in" svg:height="0.0559in" svg:x="6.4276in" svg:y="0.0453in" svg:viewBox="0 0 159 143" svg:d="M113 114c0 9 0 19 0 29 16-2 31-2 46-3 0-4 0-8 0-10-22 0-24-2-24-18 0-38 0-75 0-112-15 1-32 3-47 4 0 3 0 6 0 10 23 0 24 1 24 17 0 19 0 37 0 56 0 27-15 49-37 49-27 0-28-14-28-31 0-36 0-70 0-105-16 1-32 3-47 4 0 3 0 6 0 10 25 0 25 0 25 28 0 17 0 32 0 48 0 24 0 53 48 53 18 0 31-9 40-29z"><text:p/></draw:path><draw:path draw:style-name="gr180" draw:text-style-name="P67" svg:width="0.0614in" svg:height="0.0874in" svg:x="6.5386in" svg:y="0.0138in" svg:viewBox="0 0 157 223" svg:d="M110 202c0 7 0 14 0 21 15-1 31-2 47-4 0-3 0-6 0-10-23 0-26-2-26-18 0-63 0-127 0-191-15 1-29 3-45 4 0 3 0 6 0 10 22 0 25 2 25 18 0 22 0 45 0 68-9-12-23-20-40-20-38 0-71 31-71 72 0 39 31 71 67 71 20 0 35-11 43-21zM110 118c0 22 0 43 0 65 0 5 0 5-4 11-9 14-23 21-37 21s-26-8-33-20c-8-12-9-30-9-43 0-11 0-30 9-45 7-10 19-20 36-20 11 0 24 5 34 19 4 6 4 6 4 12z"><text:p/></draw:path><draw:path draw:style-name="gr180" draw:text-style-name="P67" svg:width="0.026in" svg:height="0.0827in" svg:x="6.6075in" svg:y="0.0169in" svg:viewBox="0 0 67 211" svg:d="M46 72c-15 1-30 2-44 4 0 2 0 6 0 10 20 0 23 1 23 17 0 28 0 56 0 84 0 14-3 14-25 14 0 4 0 7 0 10 10 0 27-1 35-1 11 0 23 1 32 1 0-3 0-6 0-10-20 0-21-2-21-13 0-38 0-77 0-116zM47 17c0-10-8-17-16-17-10 0-18 9-18 17s8 16 18 16c8 0 16-6 16-16z"><text:p/></draw:path><draw:path draw:style-name="gr180" draw:text-style-name="P67" svg:width="0.0402in" svg:height="0.0567in" svg:x="6.6421in" svg:y="0.0453in" svg:viewBox="0 0 103 145" svg:d="M55 80c7 1 33 6 33 29 0 16-11 29-36 29-26 0-38-18-44-45-1-4-1-6-4-6-4 0-4 3-4 8 0 14 0 28 0 42 0 5 0 8 4 8 0 0 1 0 8-6 0-1 0-2 6-7 13 13 28 13 34 13 37 0 51-22 51-44 0-16-9-26-13-30-11-10-23-12-36-15-18-4-39-8-39-26 0-11 8-25 35-25 35 0 37 29 37 39 1 3 3 2 4 3 4 0 4-2 4-7 0-11 0-22 0-33 0-5 0-7-3-7-2 0-2 0-7 4 0 1-3 4-5 5-12-9-25-9-30-9-38 0-50 21-50 39 0 11 4 20 13 27 10 8 19 10 42 14z"><text:p/></draw:path><draw:path draw:style-name="gr180" draw:text-style-name="P67" svg:width="0.0307in" svg:height="0.1083in" svg:x="6.6823in" svg:y="0.0169in" svg:viewBox="0 0 79 276" svg:d="M79 72c-16 1-32 2-48 4 0 2 0 6 0 10 24 0 27 1 27 17 0 41 0 83 0 124 0 14-3 41-23 41-2 0-9 0-17-3 4-2 11-6 11-15 0-8-6-14-15-14s-14 6-14 14c0 17 18 26 36 26 23 0 43-20 43-49 0-51 0-104 0-155zM79 17c0-9-8-17-17-17s-17 8-17 17 8 16 17 16 17-7 17-16z"><text:p/></draw:path><draw:path draw:style-name="gr180" draw:text-style-name="P67" svg:width="0.0126in" svg:height="0.0126in" svg:x="6.7362in" svg:y="0.0866in" svg:viewBox="0 0 33 33" svg:d="M33 16c0-9-8-16-17-16s-16 6-16 16c0 9 7 17 16 17s17-7 17-17z"><text:p/></draw:path></draw:g></draw:g></text:p>
      <text:p text:style-name="P7"><text:span text:style-name="T1"><text:s/></text:span><text:span text:style-name="T18"><draw:g text:anchor-type="as-char" svg:y="-0.0929in" draw:z-index="1" draw:name="Shape2" draw:style-name="gr178"><svg:title>TexMaths</svg:title><svg:desc>9§inline§(\Omega, \mathcal{F}, P):\ 
(1) P(A) + P(A^C) = 1\ 
(2) A \subseteq B \implies P(A) \leq P(B)\ 
(3) \item P(A \cup B) = P(A) + P(B) - P(A \cap B)\ 
(4) \item P(A_1 \cup A_2 \cup ...) \leq \sum P(A_i)
 §svg§600§FALSE§</svg:desc><draw:g draw:style-name="gr2"><draw:path draw:style-name="gr179" draw:text-style-name="P66" svg:width="7.6638in" svg:height="0.124in" svg:x="0.0004in" svg:y="0.0067in" svg:viewBox="0 0 19467 316" svg:d="M9734 316c-3245 0-6490 0-9734 0 0-106 0-211 0-316 6489 0 12978 0 19467 0 0 105 0 210 0 316-3245 0-6489 0-9733 0z"><text:p/></draw:path><draw:path draw:style-name="gr180" draw:text-style-name="P67" svg:width="0.0287in" svg:height="0.1236in" svg:x="0.0067in" svg:y="0.0134in" svg:viewBox="0 0 74 315" svg:d="M74 311c0-1 0-1-6-6-39-41-50-100-50-148 0-54 13-109 51-148 5-5 5-5 5-5 0-3-2-4-4-4-3 0-31 22-50 61-16 35-20 70-20 96s4 62 21 98c19 39 46 60 49 60 2 0 4-1 4-4z"><text:p/></draw:path><draw:path draw:style-name="gr180" draw:text-style-name="P67" svg:width="0.0787in" svg:height="0.0866in" svg:x="0.048in" svg:y="0.0193in" svg:viewBox="0 0 201 221" svg:d="M201 171c-3 0-6 0-8 0-2 8-3 15-6 22-2 5-3 8-21 8-9 0-17 0-26 0 5-17 15-32 29-53 15-22 28-44 28-69 0-44-43-79-96-79-55 0-97 36-97 79 0 25 13 47 28 69 14 21 24 36 28 53-8 0-17 0-25 0-19 0-20-3-22-8-1-7-3-14-5-22-3 0-5 0-8 0 4 16 7 33 11 50 17 0 33 0 50 0 7 0 8 0 8-6 0-22-10-49-17-69-6-18-15-43-15-67 0-51 34-72 63-72 30 0 64 23 64 72 0 24-8 47-17 73-6 14-16 41-16 63 0 6 1 6 8 6 18 0 34 0 51 0 3-17 7-34 11-50z"><text:p/></draw:path><draw:path draw:style-name="gr180" draw:text-style-name="P67" svg:width="0.0142in" svg:height="0.0366in" svg:x="0.1433in" svg:y="0.0933in" svg:viewBox="0 0 37 94" svg:d="M37 33c0-20-8-33-20-33-11 0-17 8-17 17 0 8 6 16 17 16 4 0 7-1 11-3 1-1 1-2 2-2 0 2 0 1 0 5 0 24-11 42-22 52-4 3-3 5-3 6 0 2 1 3 3 3 4 0 29-24 29-61z"><text:p/></draw:path><draw:path draw:style-name="gr180" draw:text-style-name="P67" svg:width="0.1008in" svg:height="0.0882in" svg:x="0.1902in" svg:y="0.0217in" svg:viewBox="0 0 257 225" svg:d="M257 13c0-15-24-13-34-13-39 0-80 0-120 0-15 0-44 9-48 26 0 2 1 3 3 3 7 0 16-6 20-11 10 0 20-1 30-1 6 0 13 0 20 0-1 2-1 5-2 6-13 58-31 108-45 138-2 5-19 43-23 48-14 0-25-8-30-20-1-3-1-4-4-4-7 0-24 10-24 16 0 1 0 1 1 1 5 15 20 23 35 23 16 0 35-11 45-23 10-11 31-62 40-82 20 0 40 0 61 0-1 1-1 1-1 2 0 0 2 1 3 1 7 0 25-9 25-19 0-1-2-1-6-1-25 0-51 0-76 0 8-28 19-56 25-86 14 0 28 0 41 0 9 0 30-1 36 6 0 2 0 5 0 7 1 1 2 1 3 1 8 0 25-10 25-18z"><text:p/></draw:path><draw:path draw:style-name="gr180" draw:text-style-name="P67" svg:width="0.0142in" svg:height="0.0366in" svg:x="0.3008in" svg:y="0.0933in" svg:viewBox="0 0 37 94" svg:d="M37 33c0-20-8-33-21-33-10 0-16 8-16 17 0 8 6 16 16 16 4 0 8-1 12-3 1-1 1-1 1-2 1 0 1 1 1 5 0 24-11 43-22 52-4 4-4 5-4 6 0 2 2 3 4 3 4 0 29-24 29-61z"><text:p/></draw:path><draw:path draw:style-name="gr180" draw:text-style-name="P67" svg:width="0.0886in" svg:height="0.0839in" svg:x="0.3504in" svg:y="0.022in" svg:viewBox="0 0 226 214" svg:d="M83 115c18 0 36 0 54 0 45 0 89-32 89-68 0-25-22-47-63-47-34 0-69 0-103 0-5 0-9 0-9 5 0 4 3 4 9 4 5 0 10 1 14 1 5 1 7 2 7 5 0 1 0 2-1 6-14 56-29 113-43 169-3 11-4 14-29 14-4 0-8 0-8 6 0 4 4 4 4 4 9 0 32-1 41-1 6 0 13 0 20 0s14 1 20 1c2 0 7 0 7-6 0-4-3-4-9-4-12 0-21 0-21-5 0-2 1-4 1-6 6-26 13-52 20-78zM105 22c4-12 4-13 17-13 10 0 21 0 31 0 26 0 43 9 43 31 0 12-6 39-19 51-15 13-34 16-48 16-16 0-30 0-45 0 7-29 14-57 21-85z"><text:p/></draw:path><draw:path draw:style-name="gr180" draw:text-style-name="P67" svg:width="0.0287in" svg:height="0.1236in" svg:x="0.4496in" svg:y="0.0134in" svg:viewBox="0 0 74 315" svg:d="M74 157c0-24-4-62-22-98-19-38-46-59-48-59-3 0-4 1-4 4l6 7c31 30 49 81 49 146 0 53-12 109-51 149-4 4-4 4-4 5 0 2 1 4 4 4 2 0 31-22 49-62 16-34 21-69 21-96z"><text:p/></draw:path><draw:path draw:style-name="gr180" draw:text-style-name="P67" svg:width="0.0126in" svg:height="0.0531in" svg:x="0.5362in" svg:y="0.0528in" svg:viewBox="0 0 33 136" svg:d="M33 17c0-10-8-17-17-17s-16 7-16 17c0 9 7 16 16 16s17-7 17-16zM33 120c0-10-8-17-17-17s-16 7-16 17c0 9 7 16 16 16s17-7 17-16z"><text:p/></draw:path><draw:path draw:style-name="gr180" draw:text-style-name="P67" svg:width="0.0283in" svg:height="0.1236in" svg:x="0.6484in" svg:y="0.0134in" svg:viewBox="0 0 73 315" svg:d="M73 311c0-1 0-1-6-6-39-41-49-100-49-148 0-54 12-109 50-148 5-5 5-5 5-5 0-3-1-4-3-4-3 0-32 22-50 61-16 35-20 70-20 96s3 62 21 98c19 39 46 60 49 60 2 0 3-1 3-4z"><text:p/></draw:path><draw:path draw:style-name="gr180" draw:text-style-name="P67" svg:width="0.0406in" svg:height="0.0823in" svg:x="0.6957in" svg:y="0.0232in" svg:viewBox="0 0 104 210" svg:d="M65 9c0-8 0-9-7-9-20 21-48 21-58 21 0 3 0 6 0 10 6 0 24 0 41-9 0 54 0 108 0 163 0 11-1 15-29 15-4 0-7 0-10 0 0 3 0 7 0 10 11-1 38-1 51-1s40 0 51 1c0-3 0-7 0-10-3 0-7 0-10 0-28 0-29-4-29-15 0-59 0-118 0-176z"><text:p/></draw:path><draw:path draw:style-name="gr180" draw:text-style-name="P67" svg:width="0.0287in" svg:height="0.1236in" svg:x="0.7539in" svg:y="0.0134in" svg:viewBox="0 0 74 315" svg:d="M74 157c0-24-4-62-22-98-19-38-46-59-48-59s-4 1-4 4l6 7c31 30 49 81 49 146 0 53-12 109-51 149-4 4-4 4-4 5 0 2 2 4 4 4s31-22 50-62c15-34 20-69 20-96z"><text:p/></draw:path><draw:path draw:style-name="gr180" draw:text-style-name="P67" svg:width="0.0886in" svg:height="0.0839in" svg:x="0.8in" svg:y="0.022in" svg:viewBox="0 0 226 214" svg:d="M83 115c18 0 36 0 54 0 45 0 89-32 89-68 0-25-21-47-62-47-34 0-69 0-103 0-6 0-10 0-10 5 0 4 3 4 9 4 5 0 10 1 14 1 5 1 7 2 7 5 0 1 0 2-1 6-14 56-28 113-42 169-4 11-5 14-29 14-5 0-9 0-9 6 0 4 4 4 4 4 9 0 32-1 41-1 6 0 13 0 20 0s14 1 20 1c3 0 7 0 7-6 0-4-3-4-9-4-12 0-21 0-21-5 0-2 1-4 1-6 6-26 13-52 20-78zM106 22c3-12 3-13 17-13 10 0 20 0 30 0 26 0 43 9 43 31 0 12-6 39-19 51-15 13-34 16-48 16-15 0-30 0-44 0 7-29 14-57 21-85z"><text:p/></draw:path><draw:path draw:style-name="gr180" draw:text-style-name="P67" svg:width="0.0287in" svg:height="0.1236in" svg:x="0.9047in" svg:y="0.0134in" svg:viewBox="0 0 74 315" svg:d="M74 311c0-1 0-1-6-6-39-41-50-100-50-148 0-54 13-109 51-148 5-5 5-5 5-5 0-3-2-4-4-4-3 0-31 22-50 61-16 35-20 70-20 96s4 62 21 98c19 39 46 60 49 60 2 0 4-1 4-4z"><text:p/></draw:path><draw:path draw:style-name="gr180" draw:text-style-name="P67" svg:width="0.085in" svg:height="0.0882in" svg:x="0.9453in" svg:y="0.0173in" svg:viewBox="0 0 217 225" svg:d="M46 189c-13 21-25 25-39 26-4 1-7 1-7 6 0 2 2 4 4 4 9 0 18-1 27-1 11 0 22 1 32 1 2 0 6 0 6-6 0-3-2-4-5-4-7 0-15-3-15-11 0-3 2-7 5-11 8-13 15-27 23-40 27 0 53 0 80 0 0 6 5 48 5 52 0 9-16 10-23 10-4 0-8 0-8 6 0 4 3 3 5 4 13 0 27-1 39-1 9 0 28 1 36 1 2 0 6 0 6-6 0-4-3-4-7-4-20 0-20-2-21-11-6-65-13-131-19-197-1-6-1-7-6-7s-7 2-8 5c-37 62-73 123-110 184zM84 143c20-35 41-70 62-104 3 34 6 69 10 104-25 0-48 0-72 0z"><text:p/></draw:path><draw:path draw:style-name="gr180" draw:text-style-name="P67" svg:width="0.0283in" svg:height="0.1236in" svg:x="1.0413in" svg:y="0.0134in" svg:viewBox="0 0 73 315" svg:d="M73 157c0-24-4-62-21-98-19-38-46-59-49-59-2 0-3 1-3 4l5 7c32 30 50 81 50 146 0 53-12 109-51 149-4 4-4 4-4 5 0 2 1 4 3 4 3 0 31-22 50-62 16-34 20-69 20-96z"><text:p/></draw:path><draw:path draw:style-name="gr180" draw:text-style-name="P67" svg:width="0.0827in" svg:height="0.0819in" svg:x="1.1173in" svg:y="0.0339in" svg:viewBox="0 0 211 209" svg:d="M112 111c29 0 58 0 88 0 4 0 11 0 11-7 0-6-7-6-11-6-30 0-59 0-88 0 0-30 0-58 0-88 0-5 0-10-7-10-6 0-6 5-6 10 0 30 0 58 0 88-30 0-59 0-88 0-5 0-11 0-11 6 0 7 6 7 11 7 29 0 58 0 88 0 0 29 0 59 0 88 0 4 0 10 6 10 7 0 7-6 7-10 0-29 0-59 0-88z"><text:p/></draw:path><draw:path draw:style-name="gr180" draw:text-style-name="P67" svg:width="0.0886in" svg:height="0.0839in" svg:x="1.2398in" svg:y="0.022in" svg:viewBox="0 0 226 214" svg:d="M83 115c18 0 36 0 54 0 45 0 89-32 89-68 0-25-22-47-63-47-34 0-68 0-102 0-6 0-10 0-10 5 0 4 3 4 9 4 5 0 10 1 14 1 5 1 7 2 7 5 0 1 0 2-1 6-14 56-28 113-42 169-4 11-5 14-29 14-5 0-9 0-9 6 0 4 4 4 4 4 9 0 32-1 41-1 6 0 13 0 20 0s14 1 20 1c2 0 7 0 7-6 0-4-3-4-9-4-12 0-21 0-21-5 0-2 1-4 1-6 6-26 13-52 20-78zM105 22c4-12 4-13 17-13 10 0 21 0 31 0 26 0 43 9 43 31 0 12-6 39-19 51-15 13-34 16-48 16-15 0-30 0-44 0 7-29 13-57 20-85z"><text:p/></draw:path><draw:path draw:style-name="gr180" draw:text-style-name="P67" svg:width="0.0283in" svg:height="0.1236in" svg:x="1.3445in" svg:y="0.0134in" svg:viewBox="0 0 73 315" svg:d="M73 311c0-1 0-1-6-6-38-41-49-100-49-148 0-54 13-109 51-148 4-5 4-5 4-5 0-3-1-4-3-4-3 0-31 22-50 61-16 35-20 70-20 96s4 62 21 98c19 39 46 60 49 60 2 0 3-1 3-4z"><text:p/></draw:path><draw:path draw:style-name="gr180" draw:text-style-name="P67" svg:width="0.085in" svg:height="0.0882in" svg:x="1.3846in" svg:y="0.0173in" svg:viewBox="0 0 217 225" svg:d="M46 189c-13 21-25 25-40 26-3 1-6 1-6 6 0 2 2 4 4 4 9 0 18-1 27-1 10 0 22 1 32 1 2 0 6 0 6-6 0-3-2-4-5-4-7 0-15-3-15-11 0-3 2-7 4-11 8-13 16-27 24-40 26 0 53 0 80 0 0 6 5 48 5 52 0 9-16 10-23 10-4 0-8 0-8 6 0 4 3 3 5 4 13 0 27-1 39-1 9 0 28 1 36 1 2 0 6 0 6-6 0-4-3-4-7-4-20 0-20-2-21-11-6-65-13-131-19-197-1-6-1-7-6-7s-7 2-8 5c-37 62-73 123-110 184zM84 143c20-35 41-70 62-104 3 34 6 69 10 104-25 0-48 0-72 0z"><text:p/></draw:path><draw:path draw:style-name="gr180" draw:text-style-name="P67" svg:width="0.0669in" svg:height="0.0626in" svg:x="1.4799in" svg:y="0in" svg:viewBox="0 0 171 160" svg:d="M171 3c0-1-1-3-3-3s-2 1-4 3c-6 5-11 11-16 17-2-3-15-20-42-20-54 0-106 48-106 97 0 37 28 63 67 63 12 0 34-3 56-21 18-16 23-35 23-36 0-3-3-3-4-3-3 0-3 1-3 3-9 30-41 49-68 49-23 0-49-13-49-48 0-6 1-41 27-69 15-17 38-27 59-27 26 0 41 19 41 43 0 7-1 8-1 9 0 3 3 3 4 3 4 0 4 0 5-5 4-18 9-36 14-55z"><text:p/></draw:path><draw:path draw:style-name="gr180" draw:text-style-name="P67" svg:width="0.0283in" svg:height="0.1236in" svg:x="1.565in" svg:y="0.0134in" svg:viewBox="0 0 73 315" svg:d="M73 157c0-24-4-62-21-98-19-38-46-59-49-59-2 0-3 1-3 4l5 7c32 30 50 81 50 146 0 53-12 109-51 149-4 4-4 4-4 5 0 2 1 4 3 4 3 0 31-22 50-62 16-34 20-69 20-96z"><text:p/></draw:path><draw:path draw:style-name="gr180" draw:text-style-name="P67" svg:width="0.0823in" svg:height="0.0287in" svg:x="1.6476in" svg:y="0.0606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406in" svg:height="0.0823in" svg:x="1.7831in" svg:y="0.0232in" svg:viewBox="0 0 104 210" svg:d="M65 9c0-8 0-9-7-9-20 21-47 21-58 21 0 3 0 6 0 10 6 0 25 0 41-9 0 54 0 108 0 163 0 11-1 15-28 15-4 0-8 0-11 0 0 3 0 7 0 10 11-1 38-1 51-1s41 0 51 1c0-3 0-7 0-10-3 0-6 0-10 0-28 0-29-4-29-15 0-59 0-118 0-176z"><text:p/></draw:path><draw:path draw:style-name="gr180" draw:text-style-name="P67" svg:width="0.0283in" svg:height="0.1236in" svg:x="1.8882in" svg:y="0.0134in" svg:viewBox="0 0 73 315" svg:d="M73 311c0-1 0-1-6-6-39-41-49-100-49-148 0-54 12-109 51-148 4-5 4-5 4-5 0-3-1-4-3-4-3 0-31 22-50 61-16 35-20 70-20 96s4 62 21 98c19 39 46 60 49 60 2 0 3-1 3-4z"><text:p/></draw:path><draw:path draw:style-name="gr180" draw:text-style-name="P67" svg:width="0.0492in" svg:height="0.0823in" svg:x="1.9303in" svg:y="0.0232in" svg:viewBox="0 0 126 210" svg:d="M24 186c11-11 23-21 34-32 49-43 68-60 68-92 0-36-28-62-67-62-36 0-59 30-59 58 0 18 16 18 17 18 5 0 16-5 16-18 0-8-5-16-17-16-2 0-3 0-3 0 7-20 24-32 42-32 29 0 42 26 42 52 0 25-15 50-33 69-20 23-41 45-60 67-4 3-4 4-4 12 39 0 78 0 117 0 3-18 6-36 9-54-3 0-5 0-7 0-2 10-5 23-7 28-3 2-24 2-31 2-19 0-38 0-57 0z"><text:p/></draw:path><draw:path draw:style-name="gr180" draw:text-style-name="P67" svg:width="0.0287in" svg:height="0.1236in" svg:x="1.9933in" svg:y="0.0134in" svg:viewBox="0 0 74 315" svg:d="M74 157c0-24-4-62-21-98-19-38-47-59-49-59s-4 1-4 4l6 7c31 30 49 81 49 146 0 53-12 109-51 149-4 4-4 4-4 5 0 2 2 4 4 4s31-22 50-62c16-34 20-69 20-96z"><text:p/></draw:path><draw:path draw:style-name="gr180" draw:text-style-name="P67" svg:width="0.085in" svg:height="0.0882in" svg:x="2.0394in" svg:y="0.0173in" svg:viewBox="0 0 217 225" svg:d="M46 189c-13 21-25 25-39 26-4 1-7 1-7 6 0 2 2 4 4 4 9 0 18-1 27-1 11 0 22 1 32 1 2 0 6 0 6-6 0-3-2-4-5-4-7 0-15-3-15-11 0-3 2-7 5-11 8-13 15-27 23-40 27 0 53 0 80 0 0 6 5 48 5 52 0 9-16 10-23 10-4 0-8 0-8 6 0 4 3 3 5 4 13 0 27-1 39-1 9 0 28 1 36 1 2 0 6 0 6-6 0-4-3-4-7-4-20 0-20-2-21-11-6-65-13-131-19-197-1-6-1-7-6-7s-7 2-8 5c-37 62-73 123-110 184zM84 143c20-35 41-70 62-104 3 34 6 69 10 104-25 0-48 0-72 0z"><text:p/></draw:path><draw:path draw:style-name="gr180" draw:text-style-name="P67" svg:width="0.0756in" svg:height="0.0953in" svg:x="2.1732in" svg:y="0.028in" svg:viewBox="0 0 193 243" svg:d="M183 13c5 0 10 0 10-7 0-6-5-6-10-6-29 0-57 0-86 0-54 0-97 41-97 91 0 51 44 92 97 92 29 0 57 0 86 0 5 0 10 0 10-7 0-6-5-6-10-6-28 0-57 0-85 0-50 0-85-37-85-78 0-43 36-79 85-79 28 0 57 0 85 0zM18 230c-5 0-12 0-12 7 0 6 7 6 12 6 55 0 110 0 165 0 5 0 10 0 10-6 0-7-5-7-10-7-55 0-110 0-165 0z"><text:p/></draw:path><draw:path draw:style-name="gr180" draw:text-style-name="P67" svg:width="0.0886in" svg:height="0.0839in" svg:x="2.2996in" svg:y="0.022in" svg:viewBox="0 0 226 214" svg:d="M37 190c-3 11-4 14-29 14-5 0-8 0-8 6 0 4 3 4 8 4 38 0 76 0 113 0 50 0 88-36 88-67 0-23-19-41-50-44 34-7 67-30 67-60 0-23-21-43-60-43-35 0-71 0-106 0-5 0-9 0-9 6 0 3 3 3 9 3 1 0 7 0 12 1 6 1 9 1 9 5 0 1-1 2-2 6-14 56-28 113-42 169zM85 100c6-26 13-52 19-78 3-12 4-13 17-13 14 0 27 0 41 0 28 0 35 19 35 33 0 27-27 58-66 58-15 0-31 0-46 0zM71 204c-4 0-5 0-7 0-4 0-5-1-5-3 0-1 0-1 2-8 7-28 15-58 22-87 20 0 40 0 60 0 30 0 36 24 36 37 0 32-28 61-66 61-14 0-28 0-42 0z"><text:p/></draw:path><draw:path draw:style-name="gr180" draw:text-style-name="P67" svg:width="0.0827in" svg:height="0.0287in" svg:x="2.4713in" svg:y="0.0606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1102in" svg:height="0.0681in" svg:x="2.5472in" svg:y="0.0409in" svg:viewBox="0 0 281 174" svg:d="M211 62c14 12 30 20 41 24-12 6-27 14-41 25-66 0-134 0-200 0-6 0-11 0-11 6s5 6 11 6c62 0 125 0 187 0-15 16-32 43-32 47s4 4 6 4c3 0 4 0 6-3 6-12 15-29 36-47 22-20 43-28 60-32 5-2 5-3 6-3 1-1 1-2 1-3s0-1-1-1h-1c0-1-1-1-6-3-44-13-75-42-93-76-4-6-4-6-8-6-2 0-6 0-6 4 0 3 16 31 32 45-62 0-125 0-187 0-6 0-11 0-11 7 0 6 5 6 11 6 66 0 134 0 200 0z"><text:p/></draw:path><draw:path draw:style-name="gr180" draw:text-style-name="P67" svg:width="0.0886in" svg:height="0.0839in" svg:x="2.739in" svg:y="0.022in" svg:viewBox="0 0 226 214" svg:d="M83 115c18 0 36 0 54 0 45 0 89-32 89-68 0-25-21-47-62-47-34 0-69 0-103 0-6 0-10 0-10 5 0 4 3 4 10 4 4 0 9 1 14 1 4 1 6 2 6 5 0 1 0 2-1 6-14 56-28 113-42 169-4 11-4 14-29 14-5 0-9 0-9 6 0 4 4 4 4 4 9 0 32-1 41-1 6 0 13 0 20 0s14 1 20 1c3 0 7 0 7-6 0-4-3-4-9-4-12 0-20 0-20-5 0-2 0-4 1-6 6-26 12-52 19-78zM106 22c3-12 4-13 17-13 10 0 20 0 30 0 27 0 43 9 43 31 0 12-6 39-18 51-16 13-35 16-49 16-15 0-30 0-44 0 7-29 14-57 21-85z"><text:p/></draw:path><draw:path draw:style-name="gr180" draw:text-style-name="P67" svg:width="0.0287in" svg:height="0.1236in" svg:x="2.8433in" svg:y="0.0134in" svg:viewBox="0 0 74 315" svg:d="M74 311c0-1 0-1-6-6-39-41-49-100-49-148 0-54 12-109 50-148 5-5 5-5 5-5 0-3-2-4-4-4-3 0-31 22-50 61-16 35-20 70-20 96s4 62 21 98c19 39 46 60 49 60 2 0 4-1 4-4z"><text:p/></draw:path><draw:path draw:style-name="gr180" draw:text-style-name="P67" svg:width="0.085in" svg:height="0.0882in" svg:x="2.8839in" svg:y="0.0173in" svg:viewBox="0 0 217 225" svg:d="M46 189c-13 21-25 25-39 26-3 1-7 1-7 6 0 2 2 4 4 4 9 0 18-1 27-1 11 0 22 1 32 1 2 0 6 0 6-6 0-3-2-4-5-4-7 0-15-3-15-11 0-3 2-7 5-11 8-13 15-27 23-40 27 0 53 0 80 0 0 6 5 48 5 52 0 9-16 10-23 10-4 0-7 0-7 6 0 4 4 4 5 4 12 0 26-1 38-1 9 0 28 1 36 1 2 0 6 0 6-6 0-4-3-4-7-4-19 0-19-2-20-11-6-65-14-131-20-197-1-6-1-7-6-7s-7 2-8 5c-37 62-73 123-110 184zM84 143c20-35 41-70 62-104 3 34 7 69 11 104-25 0-49 0-73 0z"><text:p/></draw:path><draw:path draw:style-name="gr180" draw:text-style-name="P67" svg:width="0.0283in" svg:height="0.1236in" svg:x="2.9803in" svg:y="0.0134in" svg:viewBox="0 0 73 315" svg:d="M73 157c0-24-4-62-21-98-19-38-46-59-49-59-2 0-3 1-3 4l5 7c32 30 50 81 50 146 0 53-12 109-51 149-4 4-4 4-4 5 0 2 1 4 3 4 3 0 31-22 50-62 16-34 20-69 20-96z"><text:p/></draw:path><draw:path draw:style-name="gr180" draw:text-style-name="P67" svg:width="0.0756in" svg:height="0.0953in" svg:x="3.0665in" svg:y="0.028in" svg:viewBox="0 0 193 243" svg:d="M187 13c4-1 6-3 6-7 0-3-2-6-6-6-2 0-4 1-6 2-59 28-116 55-175 83-5 1-6 4-6 7 0 2 2 4 6 6 59 27 116 55 175 83 4 2 5 2 6 2 4 0 6-3 6-7 0-2-1-4-7-7-55-26-110-52-164-77 54-26 110-52 165-79zM183 243c5 0 10 0 10-6 0-7-7-7-11-7-57 0-114 0-170 0-5 0-12 0-12 7 0 6 5 6 11 6 57 0 114 0 172 0z"><text:p/></draw:path><draw:path draw:style-name="gr180" draw:text-style-name="P67" svg:width="0.0886in" svg:height="0.0839in" svg:x="3.1925in" svg:y="0.022in" svg:viewBox="0 0 226 214" svg:d="M83 115c18 0 36 0 54 0 45 0 89-32 89-68 0-25-21-47-62-47-34 0-69 0-103 0-6 0-10 0-10 5 0 4 3 4 9 4 5 0 10 1 15 1 4 1 6 2 6 5 0 1 0 2-1 6-14 56-28 113-42 169-4 11-4 14-29 14-5 0-9 0-9 6 0 4 4 4 4 4 9 0 32-1 41-1 6 0 13 0 20 0s14 1 20 1c3 0 7 0 7-6 0-4-3-4-9-4-12 0-20 0-20-5 0-2 0-4 1-6 6-26 12-52 19-78zM106 22c3-12 4-13 17-13 10 0 20 0 30 0 27 0 43 9 43 31 0 12-6 39-19 51-15 13-34 16-48 16-15 0-30 0-44 0 7-29 14-57 21-85z"><text:p/></draw:path><draw:path draw:style-name="gr180" draw:text-style-name="P67" svg:width="0.0287in" svg:height="0.1236in" svg:x="3.2969in" svg:y="0.0134in" svg:viewBox="0 0 74 315" svg:d="M74 311c0-1 0-1-6-6-39-41-49-100-49-148 0-54 12-109 50-148 5-5 5-5 5-5 0-3-2-4-4-4-3 0-31 22-50 61-16 35-20 70-20 96s4 62 21 98c19 39 46 60 49 60 2 0 4-1 4-4z"><text:p/></draw:path><draw:path draw:style-name="gr180" draw:text-style-name="P67" svg:width="0.0886in" svg:height="0.0839in" svg:x="3.3386in" svg:y="0.022in" svg:viewBox="0 0 226 214" svg:d="M37 190c-3 11-4 14-29 14-5 0-8 0-8 6 0 4 3 4 8 4 38 0 76 0 113 0 50 0 88-36 88-67 0-23-19-41-50-44 34-7 67-30 67-60 0-23-21-43-60-43-35 0-71 0-106 0-5 0-9 0-9 6 0 3 3 3 9 3 1 0 7 0 12 1 6 1 9 1 9 5 0 1-1 2-2 6-14 56-28 113-42 169zM85 100c6-26 13-52 19-78 3-12 4-13 17-13 14 0 27 0 41 0 28 0 35 19 35 33 0 27-27 58-66 58-15 0-31 0-46 0zM71 204c-4 0-5 0-7 0-4 0-5-1-5-3 0-1 0-1 2-8 7-28 15-58 22-87 20 0 40 0 60 0 30 0 36 24 36 37 0 32-28 61-66 61-14 0-28 0-42 0z"><text:p/></draw:path><draw:path draw:style-name="gr180" draw:text-style-name="P67" svg:width="0.0287in" svg:height="0.1236in" svg:x="3.4409in" svg:y="0.0134in" svg:viewBox="0 0 74 315" svg:d="M74 157c0-24-4-62-21-98-19-38-47-59-49-59s-4 1-4 4l6 7c31 30 49 81 49 146 0 53-12 109-51 149-4 4-4 4-4 5 0 2 2 4 4 4s31-22 50-62c16-34 20-69 20-96z"><text:p/></draw:path><draw:path draw:style-name="gr180" draw:text-style-name="P67" svg:width="0.0283in" svg:height="0.1236in" svg:x="3.5362in" svg:y="0.0134in" svg:viewBox="0 0 73 315" svg:d="M73 311c0-1 0-1-6-6-39-41-49-100-49-148 0-54 13-109 51-148 4-5 4-5 4-5 0-3-1-4-3-4-3 0-31 22-50 61-16 35-20 70-20 96s4 62 21 98c19 39 46 60 49 60 2 0 3-1 3-4z"><text:p/></draw:path><draw:path draw:style-name="gr180" draw:text-style-name="P67" svg:width="0.0512in" svg:height="0.085in" svg:x="3.5772in" svg:y="0.0232in" svg:viewBox="0 0 131 217" svg:d="M79 100c25-9 44-31 44-56 0-26-28-44-58-44-32 0-56 20-56 43 0 11 7 16 16 16 10 0 16-6 16-15 0-16-15-16-19-16 9-15 30-20 42-20s30 7 30 36c0 4 0 22-9 36s-20 15-28 16c-2 0-10 1-12 1-3 0-5 1-5 4s2 3 8 3c4 0 9 0 13 0 26 0 38 22 38 53 0 42-22 51-36 51s-37-6-48-24c11 2 21-5 21-17 0-11-9-18-18-18-7 0-18 5-18 19 0 28 30 49 64 49 39 0 67-29 67-60 0-27-19-51-52-57z"><text:p/></draw:path><draw:path draw:style-name="gr180" draw:text-style-name="P67" svg:width="0.0287in" svg:height="0.1236in" svg:x="3.6413in" svg:y="0.0134in" svg:viewBox="0 0 74 315" svg:d="M74 157c0-24-4-62-21-98-19-38-47-59-49-59s-4 1-4 4l6 7c32 30 50 81 50 146 0 53-12 109-52 149-4 4-4 4-4 5 0 2 2 4 4 4s31-22 50-62c16-34 20-69 20-96z"><text:p/></draw:path><draw:path draw:style-name="gr180" draw:text-style-name="P67" svg:width="0.0886in" svg:height="0.0839in" svg:x="3.6878in" svg:y="0.022in" svg:viewBox="0 0 226 214" svg:d="M84 115c18 0 35 0 53 0 45 0 89-32 89-68 0-25-21-47-62-47-34 0-69 0-103 0-6 0-10 0-10 5 0 4 4 4 10 4 4 0 10 1 14 1 4 1 6 2 6 5 0 1 0 2-1 6-14 56-28 113-42 169-4 11-4 14-29 14-5 0-9 0-9 6 0 4 4 4 4 4 9 0 32-1 41-1 6 0 13 0 21 0 6 0 13 1 19 1 3 0 7 0 7-6 0-4-3-4-8-4-12 0-21 0-21-5 0-2 0-4 1-6 6-26 13-52 20-78zM106 22c3-12 4-13 17-13 10 0 21 0 31 0 26 0 42 9 42 31 0 12-6 39-18 51-16 13-35 16-48 16-16 0-30 0-45 0 7-29 14-57 21-85z"><text:p/></draw:path><draw:path draw:style-name="gr180" draw:text-style-name="P67" svg:width="0.0287in" svg:height="0.1236in" svg:x="3.7925in" svg:y="0.0134in" svg:viewBox="0 0 74 315" svg:d="M74 311c0-1 0-1-6-6-39-41-49-100-49-148 0-54 12-109 50-148 5-5 5-5 5-5 0-3-2-4-4-4-3 0-31 22-50 61-16 35-20 70-20 96s4 62 22 98c18 39 45 60 48 60 2 0 4-1 4-4z"><text:p/></draw:path><draw:path draw:style-name="gr180" draw:text-style-name="P67" svg:width="0.085in" svg:height="0.0882in" svg:x="3.8327in" svg:y="0.0173in" svg:viewBox="0 0 217 225" svg:d="M45 189c-13 21-25 25-39 26-3 1-6 1-6 6 0 2 1 4 4 4 9 0 18-1 27-1 10 0 21 1 31 1 3 0 6 0 6-6 0-3-2-4-4-4-8 0-15-3-15-11 0-3 1-7 4-11 8-13 16-27 24-40 26 0 53 0 80 0 0 6 4 48 4 52 0 9-16 10-22 10-5 0-8 0-8 6 0 4 4 4 5 4 12 0 26-1 39-1 8 0 27 1 36 1 1 0 6 0 6-6 0-4-4-4-7-4-20 0-20-2-21-11-6-65-14-131-20-197 0-6 0-7-5-7-6 0-7 2-9 5-37 62-73 123-110 184zM83 143c20-35 42-70 63-104 3 34 6 69 10 104-25 0-49 0-73 0z"><text:p/></draw:path><draw:path draw:style-name="gr180" draw:text-style-name="P67" svg:width="0.0689in" svg:height="0.0764in" svg:x="3.9559in" svg:y="0.0319in" svg:viewBox="0 0 176 195" svg:d="M176 12c0-6 0-12-6-12s-6 6-6 12c0 37 0 75 0 114 0 48-52 58-76 58-14 0-34-3-51-14-24-15-24-36-24-44 0-39 0-77 0-114 0-6 0-12-7-12-6 0-6 6-6 12 0 38 0 76 0 115 0 48 49 68 88 68 42 0 88-21 88-67 0-39 0-78 0-116z"><text:p/></draw:path><draw:path draw:style-name="gr180" draw:text-style-name="P67" svg:width="0.0886in" svg:height="0.0839in" svg:x="4.065in" svg:y="0.022in" svg:viewBox="0 0 226 214" svg:d="M38 190c-4 11-5 14-29 14-5 0-9 0-9 6 0 4 3 4 9 4 38 0 75 0 112 0 51 0 88-36 88-67 0-23-18-41-49-44 33-7 66-30 66-60 0-23-21-43-59-43-35 0-71 0-106 0-6 0-10 0-10 6 0 3 3 3 9 3 1 0 7 0 13 1 5 1 8 1 8 5 0 1 0 2-1 6-14 56-28 113-42 169zM85 100c7-26 13-52 19-78 4-12 4-13 17-13 14 0 28 0 42 0 28 0 34 19 34 33 0 27-27 58-66 58-15 0-30 0-46 0zM71 204c-4 0-5 0-7 0-3 0-5-1-5-3 0-1 0-1 2-8 7-28 15-58 22-87 20 0 40 0 60 0 31 0 36 24 36 37 0 32-28 61-65 61-14 0-29 0-43 0z"><text:p/></draw:path><draw:path draw:style-name="gr180" draw:text-style-name="P67" svg:width="0.0283in" svg:height="0.1236in" svg:x="4.1677in" svg:y="0.0134in" svg:viewBox="0 0 73 315" svg:d="M73 157c0-24-4-62-21-98-19-38-46-59-49-59-2 0-3 1-3 4l5 7c32 30 50 81 50 146 0 53-12 109-51 149-4 4-4 4-4 5 0 2 1 4 3 4 3 0 31-22 50-62 16-34 20-69 20-96z"><text:p/></draw:path><draw:path draw:style-name="gr180" draw:text-style-name="P67" svg:width="0.0827in" svg:height="0.0287in" svg:x="4.2504in" svg:y="0.0606in" svg:viewBox="0 0 211 74" svg:d="M200 13c4 0 11 0 11-7 0-6-7-6-10-6-63 0-127 0-190 0-5 0-11 0-11 6 0 7 6 7 11 7 63 0 126 0 189 0zM201 74c3 0 10 0 10-7 0-6-7-6-11-6-63 0-126 0-189 0-5 0-11 0-11 6 0 7 6 7 11 7 63 0 127 0 190 0z"><text:p/></draw:path><draw:path draw:style-name="gr180" draw:text-style-name="P67" svg:width="0.0886in" svg:height="0.0839in" svg:x="4.3803in" svg:y="0.022in" svg:viewBox="0 0 226 214" svg:d="M83 115c18 0 36 0 54 0 45 0 89-32 89-68 0-25-21-47-63-47-34 0-68 0-102 0-6 0-10 0-10 5 0 4 3 4 9 4 5 0 10 1 14 1 5 1 7 2 7 5 0 1 0 2-1 6-14 56-28 113-42 169-4 11-5 14-29 14-5 0-9 0-9 6 0 4 4 4 4 4 9 0 32-1 41-1 6 0 13 0 20 0s14 1 20 1c2 0 7 0 7-6 0-4-3-4-9-4-12 0-21 0-21-5 0-2 1-4 1-6 6-26 13-52 20-78zM106 22c3-12 3-13 17-13 10 0 20 0 30 0 26 0 43 9 43 31 0 12-6 39-19 51-15 13-34 16-48 16-15 0-30 0-44 0 7-29 14-57 21-85z"><text:p/></draw:path><draw:path draw:style-name="gr180" draw:text-style-name="P67" svg:width="0.0287in" svg:height="0.1236in" svg:x="4.4846in" svg:y="0.0134in" svg:viewBox="0 0 74 315" svg:d="M74 311c0-1 0-1-6-6-39-41-50-100-50-148 0-54 13-109 51-148 5-5 5-5 5-5 0-3-2-4-4-4-3 0-31 22-50 61-16 35-20 70-20 96s4 62 21 98c19 39 46 60 49 60 2 0 4-1 4-4z"><text:p/></draw:path><draw:path draw:style-name="gr180" draw:text-style-name="P67" svg:width="0.085in" svg:height="0.0882in" svg:x="4.5252in" svg:y="0.0173in" svg:viewBox="0 0 217 225" svg:d="M46 189c-13 21-25 25-39 26-4 1-7 1-7 6 0 2 2 4 4 4 9 0 18-1 27-1 11 0 22 1 32 1 2 0 6 0 6-6 0-3-2-4-5-4-7 0-15-3-15-11 0-3 2-7 5-11 8-13 15-27 23-40 26 0 53 0 80 0 0 6 5 48 5 52 0 9-16 10-23 10-4 0-8 0-8 6 0 4 3 3 5 4 13 0 27-1 39-1 9 0 28 1 36 1 2 0 6 0 6-6 0-4-3-4-7-4-20 0-20-2-21-11-6-65-13-131-19-197-1-6-1-7-6-7s-7 2-8 5c-37 62-73 123-110 184zM84 143c20-35 41-70 62-104 3 34 6 69 10 104-25 0-48 0-72 0z"><text:p/></draw:path><draw:path draw:style-name="gr180" draw:text-style-name="P67" svg:width="0.0287in" svg:height="0.1236in" svg:x="4.6209in" svg:y="0.0134in" svg:viewBox="0 0 74 315" svg:d="M74 157c0-24-4-62-21-98-19-38-47-59-49-59s-4 1-4 4l6 7c32 30 50 81 50 146 0 53-12 109-52 149-4 4-4 4-4 5 0 2 2 4 4 4s31-22 50-62c16-34 20-69 20-96z"><text:p/></draw:path><draw:path draw:style-name="gr180" draw:text-style-name="P67" svg:width="0.0827in" svg:height="0.0819in" svg:x="4.6972in" svg:y="0.0339in" svg:viewBox="0 0 211 209" svg:d="M112 111c29 0 58 0 88 0 4 0 11 0 11-7 0-6-7-6-11-6-30 0-59 0-88 0 0-30 0-58 0-88 0-5 0-10-7-10-6 0-6 5-6 10 0 30 0 58 0 88-30 0-59 0-89 0-4 0-10 0-10 6 0 7 6 7 10 7 30 0 59 0 89 0 0 29 0 59 0 88 0 4 0 10 6 10 7 0 7-6 7-10 0-29 0-59 0-88z"><text:p/></draw:path><draw:path draw:style-name="gr180" draw:text-style-name="P67" svg:width="0.0886in" svg:height="0.0839in" svg:x="4.8197in" svg:y="0.022in" svg:viewBox="0 0 226 214" svg:d="M83 115c18 0 36 0 54 0 45 0 89-32 89-68 0-25-22-47-63-47-34 0-68 0-102 0-6 0-10 0-10 5 0 4 3 4 9 4 5 0 10 1 14 1 5 1 7 2 7 5 0 1 0 2-1 6-14 56-28 113-42 169-4 11-5 14-29 14-5 0-9 0-9 6 0 4 4 4 4 4 9 0 32-1 41-1 6 0 13 0 20 0s14 1 20 1c2 0 7 0 7-6 0-4-3-4-9-4-12 0-21 0-21-5 0-2 1-4 1-6 6-26 13-52 20-78zM105 22c4-12 4-13 17-13 10 0 21 0 31 0 26 0 43 9 43 31 0 12-6 39-19 51-15 13-34 16-48 16-15 0-30 0-44 0 7-29 13-57 20-85z"><text:p/></draw:path><draw:path draw:style-name="gr180" draw:text-style-name="P67" svg:width="0.0283in" svg:height="0.1236in" svg:x="4.9244in" svg:y="0.0134in" svg:viewBox="0 0 73 315" svg:d="M73 311c0-1 0-1-6-6-39-41-49-100-49-148 0-54 13-109 51-148 4-5 4-5 4-5 0-3-1-4-3-4-3 0-31 22-50 61-16 35-20 70-20 96s4 62 21 98c19 39 46 60 49 60 2 0 3-1 3-4z"><text:p/></draw:path><draw:path draw:style-name="gr180" draw:text-style-name="P67" svg:width="0.0882in" svg:height="0.0839in" svg:x="4.9657in" svg:y="0.022in" svg:viewBox="0 0 225 214" svg:d="M37 190c-4 11-4 14-29 14-5 0-8 0-8 6 0 4 3 4 8 4 38 0 75 0 113 0 50 0 87-36 87-67 0-23-18-41-49-44 34-7 66-30 66-60 0-23-21-43-59-43-35 0-71 0-106 0-6 0-9 0-9 6 0 3 3 3 9 3 4 0 7 0 12 1s8 1 8 5c0 1 0 2-1 6-14 56-28 113-42 169zM85 100c6-26 13-52 19-78 3-12 4-13 17-13 14 0 27 0 41 0 28 0 34 19 34 33 0 27-27 58-66 58-15 0-30 0-45 0zM70 204c-4 0-4 0-7 0s-4-1-4-3c0-1 0-1 2-8 7-28 15-58 22-87 20 0 39 0 59 0 31 0 37 24 37 37 0 32-29 61-66 61-14 0-28 0-43 0z"><text:p/></draw:path><draw:path draw:style-name="gr180" draw:text-style-name="P67" svg:width="0.0287in" svg:height="0.1236in" svg:x="5.0681in" svg:y="0.0134in" svg:viewBox="0 0 74 315" svg:d="M74 157c0-24-4-62-22-98-19-38-46-59-49-59-2 0-3 1-3 4l6 7c31 30 49 81 49 146 0 53-12 109-51 149-4 4-4 4-4 5 0 2 1 4 3 4 3 0 32-22 50-62 16-34 21-69 21-96z"><text:p/></draw:path><draw:path draw:style-name="gr180" draw:text-style-name="P67" svg:width="0.0756in" svg:height="0.0047in" svg:x="5.1476in" svg:y="0.072in" svg:viewBox="0 0 193 13" svg:d="M182 13c5 0 11 0 11-7 0-6-6-6-11-6-57 0-115 0-171 0-6 0-11 0-11 6 0 7 5 7 11 7 56 0 114 0 171 0z"><text:p/></draw:path><draw:path draw:style-name="gr180" draw:text-style-name="P67" svg:width="0.0886in" svg:height="0.0839in" svg:x="5.2665in" svg:y="0.022in" svg:viewBox="0 0 226 214" svg:d="M84 115c18 0 35 0 53 0 45 0 89-32 89-68 0-25-21-47-62-47-34 0-69 0-103 0-6 0-10 0-10 5 0 4 4 4 10 4 4 0 10 1 14 1 4 1 7 2 7 5 0 1-1 2-2 6-14 56-28 113-42 169-3 11-4 14-29 14-5 0-9 0-9 6 0 4 4 4 4 4 9 0 32-1 41-1 6 0 13 0 21 0 6 0 13 1 19 1 3 0 7 0 7-6 0-4-3-4-8-4-12 0-21 0-21-5 0-2 0-4 1-6 6-26 13-52 20-78zM106 22c3-12 4-13 17-13 10 0 21 0 31 0 26 0 42 9 42 31 0 12-6 39-18 51-16 13-35 16-48 16-16 0-30 0-45 0 7-29 14-57 21-85z"><text:p/></draw:path><draw:path draw:style-name="gr180" draw:text-style-name="P67" svg:width="0.0287in" svg:height="0.1236in" svg:x="5.3713in" svg:y="0.0134in" svg:viewBox="0 0 74 315" svg:d="M74 311c0-1 0-1-6-6-39-41-49-100-49-148 0-54 12-109 50-148 5-5 5-5 5-5 0-3-1-4-4-4s-31 22-49 61c-17 35-21 70-21 96s4 62 22 98c18 39 45 60 48 60s4-1 4-4z"><text:p/></draw:path><draw:path draw:style-name="gr180" draw:text-style-name="P67" svg:width="0.085in" svg:height="0.0882in" svg:x="5.4118in" svg:y="0.0173in" svg:viewBox="0 0 217 225" svg:d="M45 189c-13 21-25 25-39 26-3 1-6 1-6 6 0 2 1 4 4 4 9 0 18-1 27-1 10 0 21 1 31 1 3 0 6 0 6-6 0-3-2-4-4-4-8 0-15-3-15-11 0-3 1-7 4-11 8-13 16-27 24-40 26 0 53 0 80 0 0 6 4 48 4 52 0 9-16 10-22 10-5 0-8 0-8 6 0 4 4 4 5 4 12 0 26-1 39-1 8 0 28 1 36 1 1 0 6 0 6-6 0-4-4-4-7-4-20 0-20-2-21-11-6-65-14-131-20-197 0-6 0-7-5-7-6 0-7 2-9 5-37 62-73 123-110 184zM83 143c20-35 42-70 63-104 3 34 6 69 10 104-25 0-49 0-73 0z"><text:p/></draw:path><draw:path draw:style-name="gr180" draw:text-style-name="P67" svg:width="0.0689in" svg:height="0.0764in" svg:x="5.535in" svg:y="0.0319in" svg:viewBox="0 0 176 195" svg:d="M176 69c0-48-48-69-88-69-41 0-88 22-88 68 0 39 0 78 0 116 0 6 0 11 6 11 7 0 7-5 7-11 0-38 0-76 0-114 0-47 52-57 75-57 15 0 34 3 51 13 25 16 25 36 25 45 0 38 0 76 0 113 0 6 0 11 6 11s6-5 6-11c0-38 0-77 0-115z"><text:p/></draw:path><draw:path draw:style-name="gr180" draw:text-style-name="P67" svg:width="0.0886in" svg:height="0.0839in" svg:x="5.6445in" svg:y="0.022in" svg:viewBox="0 0 226 214" svg:d="M38 190c-4 11-5 14-29 14-5 0-9 0-9 6 0 4 3 4 9 4 38 0 75 0 112 0 51 0 88-36 88-67 0-23-18-41-49-44 33-7 66-30 66-60 0-23-21-43-59-43-35 0-71 0-106 0-6 0-10 0-10 6 0 3 4 3 9 3 1 0 7 0 13 1 5 1 8 1 8 5 0 1 0 2-1 6-14 56-28 113-42 169zM85 100c7-26 13-52 19-78 4-12 4-13 17-13 14 0 28 0 42 0 28 0 34 19 34 33 0 27-27 58-66 58-15 0-30 0-46 0zM71 204c-4 0-5 0-7 0-3 0-4-1-4-3 0-1 0-1 1-8 7-28 15-58 23-87 19 0 39 0 59 0 31 0 36 24 36 37 0 32-28 61-65 61-14 0-29 0-43 0z"><text:p/></draw:path><draw:path draw:style-name="gr180" draw:text-style-name="P67" svg:width="0.0283in" svg:height="0.1236in" svg:x="5.7469in" svg:y="0.0134in" svg:viewBox="0 0 73 315" svg:d="M73 157c0-24-4-62-21-98-19-38-46-59-49-59-2 0-3 1-3 4l5 7c32 30 50 81 50 146 0 53-12 109-51 149-4 4-4 4-4 5 0 2 1 4 3 4 3 0 31-22 50-62 16-34 20-69 20-96z"><text:p/></draw:path><draw:path draw:style-name="gr180" draw:text-style-name="P67" svg:width="0.0287in" svg:height="0.1236in" svg:x="5.8421in" svg:y="0.0134in" svg:viewBox="0 0 74 315" svg:d="M74 311c0-1 0-1-6-6-39-41-49-100-49-148 0-54 12-109 50-148 5-5 5-5 5-5 0-3-2-4-4-4-3 0-31 22-50 61-16 35-20 70-20 96s4 62 21 98c19 39 46 60 49 60 2 0 4-1 4-4z"><text:p/></draw:path><draw:path draw:style-name="gr180" draw:text-style-name="P67" svg:width="0.0547in" svg:height="0.0831in" svg:x="5.8815in" svg:y="0.0224in" svg:viewBox="0 0 140 212" svg:d="M84 161c0 9 0 18 0 27 0 11 0 14-24 14-2 0-4 0-7 0 0 4 0 8 0 10 14-1 30-1 43-1s30 0 43 1c0-2 0-6 0-10-2 0-5 0-7 0-23 0-24-3-24-14 0-9 0-18 0-27 11 0 22 0 32 0 0-4 0-7 0-10-10 0-21 0-32 0 0-48 0-95 0-143 0-6 0-8-5-8-2 0-3 0-6 4-32 49-65 98-97 147 0 3 0 6 0 10 28 0 56 0 84 0zM85 151c-25 0-51 0-76 0 25-39 51-78 76-117 0 39 0 78 0 117z"><text:p/></draw:path><draw:path draw:style-name="gr180" draw:text-style-name="P67" svg:width="0.0283in" svg:height="0.1236in" svg:x="5.9476in" svg:y="0.0134in" svg:viewBox="0 0 73 315" svg:d="M73 157c0-24-4-62-21-98-19-38-46-59-49-59-2 0-3 1-3 4l5 7c32 30 50 81 50 146 0 53-12 109-51 149-4 4-4 4-4 5 0 2 1 4 3 4 3 0 31-22 50-62 16-34 20-69 20-96z"><text:p/></draw:path><draw:path draw:style-name="gr180" draw:text-style-name="P67" svg:width="0.0728in" svg:height="0.0839in" svg:x="6.1799in" svg:y="0.022in" svg:viewBox="0 0 186 214" svg:d="M60 115c18 0 36 0 54 0 38 0 72-25 72-57 0-31-31-58-74-58-37 0-75 0-112 0 0 3 0 6 0 9 3 0 4 0 7 0 24 0 25 4 25 15 0 55 0 111 0 166 0 11-1 14-25 14-3 0-4 0-7 0 0 4 0 7 0 10 11-1 34-1 47-1 11 0 35 0 47 1 0-3 0-6 0-10-3 0-6 0-9 0-24 0-25-3-25-14 0-24 0-50 0-75zM59 107c0-29 0-57 0-85 0-10 1-13 17-13 9 0 18 0 27 0 51 0 51 34 51 49s0 49-51 49c-14 0-29 0-44 0z"><text:p/></draw:path><draw:path draw:style-name="gr180" draw:text-style-name="P67" svg:width="0.0283in" svg:height="0.1236in" svg:x="6.2728in" svg:y="0.0134in" svg:viewBox="0 0 73 315" svg:d="M73 311c0-1 0-1-6-6-39-41-49-100-49-148 0-54 12-109 50-148 5-5 5-5 5-5 0-3-1-4-3-4-3 0-32 22-50 61-16 35-20 70-20 96s3 62 21 98c19 39 46 60 49 60 2 0 3-1 3-4z"><text:p/></draw:path><draw:path draw:style-name="gr180" draw:text-style-name="P67" svg:width="0.0846in" svg:height="0.0882in" svg:x="6.313in" svg:y="0.0173in" svg:viewBox="0 0 216 225" svg:d="M115 6c-1-4-3-6-7-6-5 0-5 2-7 6-22 63-44 126-66 188-5 16-18 21-35 21 0 4 0 7 0 10 7 0 21-1 32-1 9 0 26 1 36 1 0-3 0-6 0-10-16 0-23-8-23-16 0-1 0-4 0-5 4-13 10-27 14-40 26 0 53 0 79 0 5 16 11 32 17 47 0 1 1 3 1 5 0 9-18 9-26 9 0 4 0 7 0 10 10-1 33-1 45-1 13 0 28 0 41 1 0-3 0-6 0-10-2 0-4 0-5 0-19 0-24-2-27-13-23-64-46-130-69-196zM99 41c12 35 23 69 35 103-23 0-48 0-71 0 12-34 24-68 36-103z"><text:p/></draw:path><draw:path draw:style-name="gr180" draw:text-style-name="P67" svg:width="0.0311in" svg:height="0.0575in" svg:x="6.4118in" svg:y="0.0673in" svg:viewBox="0 0 80 147" svg:d="M49 6c0-6 0-6-6-6-14 13-34 13-43 13 0 3 0 6 0 9 5 0 20 0 31-7 0 38 0 76 0 114 0 7 0 10-21 10-3 0-6 0-8 0 0 2 0 5 0 8 3-1 30-1 38-1s36 0 40 1c0-3 0-6 0-8-3 0-5 0-8 0-23 0-23-3-23-10 0-42 0-82 0-123z"><text:p/></draw:path><draw:path draw:style-name="gr180" draw:text-style-name="P67" svg:width="0.0685in" svg:height="0.0764in" svg:x="6.4925in" svg:y="0.0319in" svg:viewBox="0 0 175 195" svg:d="M175 12c0-6 0-12-6-12s-6 6-6 12c0 37 0 75 0 114 0 48-51 58-75 58-14 0-34-3-51-14-24-15-24-36-24-44 0-39 0-77 0-114 0-6 0-12-7-12-6 0-6 6-6 12 0 38 0 76 0 115 0 48 49 68 88 68 41 0 87-21 87-67 0-39 0-78 0-116z"><text:p/></draw:path><draw:path draw:style-name="gr180" draw:text-style-name="P67" svg:width="0.0854in" svg:height="0.0882in" svg:x="6.6004in" svg:y="0.0173in" svg:viewBox="0 0 218 225" svg:d="M46 189c-13 21-25 25-39 26-3 1-7 1-7 6 0 2 2 4 4 4 9 0 18-1 27-1 11 0 22 1 32 1 2 0 6 0 6-6 0-3-2-4-5-4-7 0-15-3-15-11 0-3 2-7 5-11 8-13 16-27 24-40 26 0 53 0 79 0 0 6 5 48 5 52 0 9-16 10-23 10-4 0-7 0-7 6 0 4 4 4 5 4 12 0 26-1 38-1 9 0 28 1 36 1 2 0 7 0 7-6 0-4-4-4-8-4-19 0-19-2-20-11-6-65-14-131-20-197-1-6-1-7-6-7s-7 2-8 5c-37 62-73 123-110 184zM84 143c20-35 41-70 62-104 3 34 7 69 11 104-25 0-49 0-73 0z"><text:p/></draw:path><draw:path draw:style-name="gr180" draw:text-style-name="P67" svg:width="0.0382in" svg:height="0.0575in" svg:x="6.6953in" svg:y="0.0673in" svg:viewBox="0 0 98 147" svg:d="M98 106c-3 0-4 0-7 0-1 5-4 18-6 20s-19 2-22 2c-14 0-27 0-41 0 23-21 31-27 45-37 16-14 31-27 31-48 0-27-23-43-52-43-27 0-46 19-46 40 0 10 10 11 12 11 5 0 11-3 11-11 0-4-1-12-12-12 6-15 21-20 32-20 22 0 33 17 33 35 0 19-13 34-20 42-18 18-35 35-53 53-3 1-3 2-3 9 31 0 61 0 92 0 2-14 4-27 6-41z"><text:p/></draw:path><draw:path draw:style-name="gr180" draw:text-style-name="P67" svg:width="0.0685in" svg:height="0.0764in" svg:x="6.7803in" svg:y="0.0319in" svg:viewBox="0 0 175 195" svg:d="M175 12c0-6 0-12-6-12s-6 6-6 12c0 37 0 75 0 114 0 48-51 58-76 58-13 0-33-3-50-14-24-15-24-36-24-44 0-39 0-77 0-114 0-6 0-12-7-12-6 0-6 6-6 12 0 38 0 76 0 115 0 48 49 68 87 68 42 0 88-21 88-67 0-39 0-78 0-116z"><text:p/></draw:path><draw:path draw:style-name="gr180" draw:text-style-name="P67" svg:width="0.0126in" svg:height="0.0126in" svg:x="6.8945in" svg:y="0.0933in" svg:viewBox="0 0 33 33" svg:d="M33 17c0-10-7-17-16-17s-17 7-17 17c0 9 8 16 17 16s16-7 16-16z"><text:p/></draw:path><draw:path draw:style-name="gr180" draw:text-style-name="P67" svg:width="0.0126in" svg:height="0.0126in" svg:x="6.9295in" svg:y="0.0933in" svg:viewBox="0 0 33 33" svg:d="M33 17c0-10-8-17-17-17-10 0-16 7-16 17 0 9 6 16 16 16 9 0 17-7 17-16z"><text:p/></draw:path><draw:path draw:style-name="gr180" draw:text-style-name="P67" svg:width="0.013in" svg:height="0.0126in" svg:x="6.9638in" svg:y="0.0933in" svg:viewBox="0 0 34 33" svg:d="M34 17c0-10-8-17-17-17s-17 7-17 17c0 9 8 16 17 16s17-7 17-16z"><text:p/></draw:path><draw:path draw:style-name="gr180" draw:text-style-name="P67" svg:width="0.0283in" svg:height="0.1236in" svg:x="6.9949in" svg:y="0.0134in" svg:viewBox="0 0 73 315" svg:d="M73 157c0-24-4-62-21-98-19-38-46-59-49-59-2 0-3 1-3 4l5 7c32 30 50 81 50 146 0 53-12 109-51 149-4 4-4 4-4 5 0 2 1 4 3 4 3 0 31-22 50-62 16-34 20-69 20-96z"><text:p/></draw:path><draw:path draw:style-name="gr180" draw:text-style-name="P67" svg:width="0.0756in" svg:height="0.0953in" svg:x="7.0811in" svg:y="0.028in" svg:viewBox="0 0 193 243" svg:d="M187 13c4-1 6-3 6-7 0-3-2-6-6-6-2 0-4 1-5 2-59 28-117 55-176 83-5 1-6 4-6 7 0 2 2 4 6 6 59 27 117 55 176 83 3 2 4 2 5 2 4 0 6-3 6-7 0-2 0-4-6-7-55-26-111-52-165-77 54-26 110-52 165-79zM183 243c5 0 10 0 10-6 0-7-6-7-11-7-57 0-114 0-170 0-5 0-12 0-12 7 0 6 6 6 11 6 57 0 114 0 172 0z"><text:p/></draw:path><draw:path draw:style-name="gr180" draw:text-style-name="P67" svg:width="0.1169in" svg:height="0.1236in" svg:x="7.2094in" svg:y="0.0134in" svg:viewBox="0 0 298 315" svg:d="M115 168c-38 46-75 92-112 138-3 3-3 4-3 5 0 4 3 4 8 4 87 0 176 0 263 0 9-26 18-52 27-79-3 0-6 0-8 0-8 24-29 43-56 52-5 2-27 10-73 10-45 0-90 0-135 0 37-45 73-90 110-135 3-3 3-5 3-6s0 0-2-3c-34-48-69-95-103-141 42 0 84 0 125 0 36 0 109 2 131 61 2 0 5 0 8 0-9-25-18-50-27-74-87 0-176 0-263 0-8 0-8 0-8 10 39 52 76 105 115 158z"><text:p/></draw:path><draw:path draw:style-name="gr180" draw:text-style-name="P67" svg:width="0.0882in" svg:height="0.0839in" svg:x="7.3594in" svg:y="0.022in" svg:viewBox="0 0 225 214" svg:d="M83 115c18 0 36 0 54 0 45 0 88-32 88-68 0-25-21-47-62-47-34 0-69 0-103 0-5 0-9 0-9 5 0 4 3 4 9 4 5 0 10 1 14 1 5 1 7 2 7 5 0 1 0 2-2 6-14 56-28 113-42 169-3 11-4 14-29 14-5 0-8 0-8 6 0 4 4 4 4 4 9 0 32-1 40-1 7 0 14 0 21 0s13 1 20 1c2 0 7 0 7-6 0-4-3-4-9-4-12 0-21 0-21-5 0-2 1-4 1-6 6-26 13-52 20-78zM105 22c3-12 4-13 17-13 10 0 21 0 31 0 26 0 43 9 43 31 0 12-6 39-19 51-15 13-35 16-48 16-16 0-30 0-45 0 7-29 14-57 21-85z"><text:p/></draw:path><draw:path draw:style-name="gr180" draw:text-style-name="P67" svg:width="0.0283in" svg:height="0.1236in" svg:x="7.4642in" svg:y="0.0134in" svg:viewBox="0 0 73 315" svg:d="M73 311c0-1 0-1-6-6-39-41-49-100-49-148 0-54 12-109 51-148 4-5 4-5 4-5 0-3-1-4-3-4-3 0-31 22-50 61-16 35-20 70-20 96s4 62 21 98c19 39 46 60 49 60 2 0 3-1 3-4z"><text:p/></draw:path><draw:path draw:style-name="gr180" draw:text-style-name="P67" svg:width="0.085in" svg:height="0.0882in" svg:x="7.5043in" svg:y="0.0173in" svg:viewBox="0 0 217 225" svg:d="M46 189c-14 21-25 25-40 26-3 1-6 1-6 6 0 2 2 4 4 4 9 0 18-1 27-1 10 0 22 1 32 1 2 0 6 0 6-6 0-3-3-4-5-4-7 0-15-3-15-11 0-3 2-7 4-11 8-13 16-27 24-40 26 0 53 0 80 0 0 6 5 48 5 52 0 9-16 10-23 10-4 0-8 0-8 6 0 4 4 4 5 4 12 0 27-1 39-1 9 0 28 1 36 1 2 0 6 0 6-6 0-4-4-4-7-4-20 0-20-2-21-11-6-65-13-131-19-197-1-6-1-7-6-7-6 0-7 2-8 5-37 62-73 123-110 184zM84 143c20-35 41-70 62-104 3 34 6 69 10 104-25 0-48 0-72 0z"><text:p/></draw:path><draw:path draw:style-name="gr180" draw:text-style-name="P67" svg:width="0.026in" svg:height="0.0579in" svg:x="7.5976in" svg:y="0.0673in" svg:viewBox="0 0 67 148" svg:d="M61 8c0-4-3-8-9-8s-12 5-12 12c0 4 2 9 9 9 6 0 12-7 12-13zM16 121c-1 2-2 5-2 9 0 10 8 18 21 18 22 0 32-30 32-33s-3-3-4-3c-3 0-3 1-4 4-5 17-15 26-23 26-5 0-6-3-6-7 0-5 1-10 3-14 3-7 6-12 7-18 2-6 10-26 11-28s2-5 2-8c0-9-9-18-22-18-21 0-31 30-31 34 0 2 3 2 4 2 2 0 3 0 3-3 6-19 16-27 24-27 4 0 6 2 6 8 0 5-2 8-7 22-5 11-9 23-14 36z"><text:p/></draw:path><draw:path draw:style-name="gr180" draw:text-style-name="P67" svg:width="0.0287in" svg:height="0.1236in" svg:x="7.6417in" svg:y="0.0134in" svg:viewBox="0 0 74 315" svg:d="M74 157c0-24-4-62-21-98-20-38-47-59-49-59s-4 1-4 4l6 7c31 30 49 81 49 146 0 53-12 109-51 149-4 4-4 4-4 5 0 2 2 4 4 4s31-22 50-62c16-34 20-69 20-96z"><text:p/></draw:path></draw:g></draw:g></text:span></text:p>
      <text:p text:style-name="P58">Dk:<draw:g text:anchor-type="as-char" svg:y="-0.0937in" draw:z-index="253" draw:style-name="gr1"><svg:title>TexMaths</svg:title><svg:desc>8§inline§(1) \Omega = A \cup A^C \implies P(\Omega) = P(A)+P(B)\ 
(2) B = A \cup (B-A): P(B) = P(A) + P(B - A) \implies ... \ 
(3) P(A \cup B) = P(A-B \cup A\cap B \cup B-A) + P(A \cap B) - P(A \cap B) = ... \ 
§svg§600§FALSE§</svg:desc><draw:g draw:style-name="gr2"><draw:path draw:style-name="gr76" draw:text-style-name="P66" svg:width="7.6165in" svg:height="0.1098in" svg:x="-0.0004in" svg:y="0.0055in" svg:viewBox="0 0 19347 280" svg:d="M0 0c6449 0 12898 0 19347 0 0 93 0 186 0 280-6449 0-12898 0-19347 0 0-94 0-187 0-280z"><text:p/></draw:path><draw:path draw:style-name="gr77" draw:text-style-name="P67" svg:width="0.0228in" svg:height="0.1094in" svg:x="0.0047in" svg:y="0.0114in" svg:viewBox="0 0 59 279" svg:d="M59 276c0-1 0-1-5-6-32-35-40-89-40-130 0-49 11-98 42-133 3-3 3-4 3-5s-1-2-3-2-25 19-40 54c-13 32-16 62-16 86 0 21 3 55 17 86 15 35 37 53 39 53s3-1 3-3z"><text:p/></draw:path><draw:path draw:style-name="gr78" draw:text-style-name="P67" svg:width="0.0327in" svg:height="0.0724in" svg:x="0.0425in" svg:y="0.0209in" svg:viewBox="0 0 84 185" svg:d="M52 7c0-6 0-7-6-7-16 18-38 18-46 18 0 3 0 6 0 8 5 0 20 0 33-7 0 48 0 97 0 145 0 9 0 13-24 13-2 0-5 0-8 0 0 4 0 6 0 8 9 0 32 0 42 0s32 0 41 0c0-2 0-4 0-8-3 0-5 0-8 0-23 0-24-3-24-13 0-52 0-105 0-157z"><text:p/></draw:path><draw:path draw:style-name="gr79" draw:text-style-name="P67" svg:width="0.0228in" svg:height="0.1094in" svg:x="0.0894in" svg:y="0.0114in" svg:viewBox="0 0 59 279" svg:d="M59 140c0-22-3-56-16-87-15-35-38-53-40-53s-3 1-3 2 0 2 5 7c25 28 40 73 40 131 0 47-10 96-41 132-4 3-4 3-4 4 0 2 1 3 3 3s25-19 40-54c13-32 16-63 16-85z"><text:p/></draw:path><draw:path draw:style-name="gr80" draw:text-style-name="P67" svg:width="0.063in" svg:height="0.0768in" svg:x="0.1272in" svg:y="0.0165in" svg:viewBox="0 0 161 196" svg:d="M161 152c-2 0-5 0-7 0-1 6-2 13-4 19-2 5-2 7-17 7-6 0-14 0-20 0 3-16 11-29 22-47 12-20 23-39 23-61 0-39-35-70-78-70-44 0-77 31-77 70 0 22 10 41 22 61 11 18 19 31 23 47-7 0-14 0-20 0-16 0-16-2-17-6-2-7-4-15-5-20-2 0-4 0-6 0 3 14 5 29 8 44 14 0 27 0 41 0 5 0 6 0 6-6 0-19-8-43-14-61-5-16-12-39-12-59 0-45 28-64 51-64 24 0 52 20 52 64 0 20-7 42-15 65-3 11-12 36-12 55 0 6 1 6 7 6 13 0 27 0 40 0 3-15 6-30 9-44z"><text:p/></draw:path><draw:path draw:style-name="gr81" draw:text-style-name="P67" svg:width="0.0661in" svg:height="0.0256in" svg:x="0.2283in" svg:y="0.0539in" svg:viewBox="0 0 169 66" svg:d="M161 11c3 0 8 0 8-5 0-6-5-6-8-6-51 0-102 0-152 0-4 0-9 0-9 6 0 5 5 5 9 5 50 0 101 0 152 0zM161 66c3 0 8 0 8-6s-5-6-8-6c-51 0-102 0-152 0-4 0-9 0-9 6s5 6 9 6c50 0 101 0 152 0z"><text:p/></draw:path><draw:path draw:style-name="gr82" draw:text-style-name="P67" svg:width="0.0681in" svg:height="0.078in" svg:x="0.3323in" svg:y="0.0154in" svg:viewBox="0 0 174 199" svg:d="M36 167c-10 19-19 23-31 24-3 0-5 0-5 6 0 1 1 2 3 2 7 0 15-1 22-1 8 0 17 1 26 1 1 0 4 0 4-5 0-3-2-3-4-3-5-1-12-3-12-10 0-4 2-7 4-11 6-11 13-23 19-34 21 0 43 0 64 0 1 5 4 43 4 45 0 9-13 10-19 10-3 0-5 0-5 6 0 2 3 2 3 2 10 0 21-1 32-1 7 0 23 1 29 1 2 0 4 0 4-6 0-2-2-2-5-2-16 0-16-2-17-10-5-58-11-116-16-175 0-5 0-6-4-6-5 0-5 2-7 5-29 54-59 108-89 162zM67 127c17-31 34-62 50-93 3 31 5 62 8 93-19 0-38 0-58 0z"><text:p/></draw:path><draw:path draw:style-name="gr83" draw:text-style-name="P67" svg:width="0.0555in" svg:height="0.0677in" svg:x="0.4311in" svg:y="0.0283in" svg:viewBox="0 0 142 173" svg:d="M142 10c0-5 0-10-5-10s-5 5-5 10c0 34 0 68 0 101 0 42-42 50-61 50-12 0-28-2-41-11-19-13-19-31-19-39 0-33 0-67 0-101 0-5 0-10-5-10-6 0-6 5-6 10 0 35 0 68 0 103 0 42 39 60 71 60 33 0 71-19 71-60 0-35 0-68 0-103z"><text:p/></draw:path><draw:path draw:style-name="gr84" draw:text-style-name="P67" svg:width="0.0681in" svg:height="0.078in" svg:x="0.5185in" svg:y="0.0154in" svg:viewBox="0 0 174 199" svg:d="M36 167c-10 19-19 23-31 24-3 0-5 0-5 6 0 1 1 2 3 2 7 0 15-1 22-1 8 0 18 1 26 1 1 0 4 0 4-5 0-3-2-3-4-3-5-1-12-3-12-10 0-4 2-7 4-11 6-11 13-23 19-34 21 0 43 0 64 0 1 5 4 43 4 45 0 9-13 10-19 10-2 0-5 0-5 6 0 2 3 2 3 2 10 0 21-1 32-1 7 0 23 1 29 1 2 0 4 0 4-6 0-2-2-2-5-2-16 0-16-2-17-10-5-58-10-116-15-175-1-5-1-6-5-6-5 0-5 2-7 5-29 54-59 108-89 162zM67 127c17-31 34-62 50-93 3 31 5 62 8 93-19 0-38 0-58 0z"><text:p/></draw:path><draw:path draw:style-name="gr85" draw:text-style-name="P67" svg:width="0.0539in" svg:height="0.0551in" svg:x="0.5949in" svg:y="0in" svg:viewBox="0 0 138 141" svg:d="M138 2c0 0 0-2-3-2 0 0-1 0-3 2-4 5-8 11-13 16-1-3-11-18-33-18-43 0-86 42-86 86 0 32 23 55 55 55 9 0 27-1 45-19 14-13 18-30 18-31 0-3-2-3-3-3-2 0-3 1-4 3-7 27-31 43-53 43-19 0-40-11-40-41 0-6 2-37 22-62 12-15 31-24 48-24 21 0 32 16 32 39 0 5 0 6 0 8s2 2 3 2c3 0 3-1 4-4 3-17 8-33 11-50z"><text:p/></draw:path><draw:path draw:style-name="gr86" draw:text-style-name="P67" svg:width="0.0661in" svg:height="0.0256in" svg:x="0.7185in" svg:y="0.0539in" svg:viewBox="0 0 169 66" svg:d="M161 11c3 0 8 0 8-5 0-6-5-6-8-6-50 0-102 0-152 0-4 0-9 0-9 6 0 5 5 5 9 5 50 0 101 0 152 0zM161 66c3 0 8 0 8-6s-5-6-8-6c-51 0-102 0-152 0-4 0-9 0-9 6s5 6 9 6c50 0 102 0 152 0z"><text:p/></draw:path><draw:path draw:style-name="gr87" draw:text-style-name="P67" svg:width="0.0886in" svg:height="0.0598in" svg:x="0.7799in" svg:y="0.0366in" svg:viewBox="0 0 226 153" svg:d="M171 55c10 11 23 18 32 22-10 4-22 12-32 21-54 0-108 0-162 0-4 0-9 0-9 6 0 5 4 5 9 5 50 0 100 0 150 0-12 13-25 38-25 41s3 3 4 3c2 0 5 0 5-2 5-10 13-25 29-42 18-16 35-24 48-28 4-2 5-2 5-3 1 0 1 0 1-1s0-2 0-2c0-1-1-1-1-1-1 0-1 0-6-2-34-11-60-37-73-66-3-6-4-6-8-6-1 0-4 0-4 2 0 4 13 28 25 42-50 0-100 0-150 0-5 0-9 0-9 6 0 5 5 5 9 5 54 0 108 0 162 0z"><text:p/></draw:path><draw:path draw:style-name="gr88" draw:text-style-name="P67" svg:width="0.0713in" svg:height="0.0744in" svg:x="0.9339in" svg:y="0.0193in" svg:viewBox="0 0 182 190" svg:d="M67 103c15 0 29 0 43 0 36 0 72-29 72-61 0-21-17-42-50-42-28 0-55 0-83 0-5 0-7 0-7 6 0 3 2 3 7 3 3 0 8 0 11 1 4 0 6 1 6 4 0 1-1 2-2 5-11 50-22 100-34 150-2 11-2 13-23 13-4 0-7 0-7 5 0 3 3 3 4 3 7 0 25-1 32-1 6 0 11 1 17 1 5 0 11 0 16 0 2 0 6 0 6-5 0-3-3-3-8-3-9 0-16 0-16-5 0-2 0-4 0-5 5-23 11-46 16-69zM85 19c3-9 3-10 14-10 8 0 17 0 25 0 21 0 34 8 34 27 0 10-5 34-15 45-13 12-28 15-39 15-12 0-24 0-36 0 6-26 12-51 17-77z"><text:p/></draw:path><draw:path draw:style-name="gr89" draw:text-style-name="P67" svg:width="0.0228in" svg:height="0.1094in" svg:x="1.0181in" svg:y="0.0114in" svg:viewBox="0 0 59 279" svg:d="M59 276c0-1 0-1-4-6-32-35-40-89-40-130 0-49 10-98 41-133 3-3 3-4 3-5s0-2-3-2c-2 0-25 19-39 54-13 32-17 62-17 86 0 21 3 55 17 86 16 35 37 53 39 53 3 0 3-1 3-3z"><text:p/></draw:path><draw:path draw:style-name="gr90" draw:text-style-name="P67" svg:width="0.063in" svg:height="0.0768in" svg:x="1.0516in" svg:y="0.0165in" svg:viewBox="0 0 161 196" svg:d="M161 152c-2 0-5 0-7 0-1 6-2 13-4 19-2 5-2 7-17 7-6 0-14 0-20 0 3-16 11-29 22-47 13-20 23-39 23-61 0-39-34-70-78-70-43 0-77 31-77 70 0 22 10 41 22 61 11 18 20 31 23 47-7 0-14 0-20 0-15 0-16-2-17-6-2-7-4-15-4-20-3 0-5 0-7 0 3 14 5 29 8 44 14 0 27 0 41 0 5 0 6 0 6-6 0-19-8-43-14-61-5-16-12-39-12-59 0-45 28-64 51-64 25 0 52 20 52 64 0 20-7 42-15 65-3 11-11 36-11 55 0 6 0 6 6 6 14 0 27 0 41 0 3-15 5-30 8-44z"><text:p/></draw:path><draw:path draw:style-name="gr91" draw:text-style-name="P67" svg:width="0.0228in" svg:height="0.1094in" svg:x="1.1252in" svg:y="0.0114in" svg:viewBox="0 0 59 279" svg:d="M59 140c0-22-3-56-17-87-15-35-37-53-39-53s-3 1-3 2 0 2 5 7c25 28 39 73 39 131 0 47-9 96-40 132-4 3-4 3-4 4 0 2 1 3 3 3s25-19 40-54c13-32 16-63 16-85z"><text:p/></draw:path><draw:path draw:style-name="gr92" draw:text-style-name="P67" svg:width="0.0661in" svg:height="0.0256in" svg:x="1.1921in" svg:y="0.0539in" svg:viewBox="0 0 169 66" svg:d="M161 11c3 0 8 0 8-5 0-6-5-6-8-6-51 0-102 0-152 0-4 0-9 0-9 6 0 5 5 5 9 5 50 0 101 0 152 0zM161 66c3 0 8 0 8-6s-5-6-8-6c-51 0-102 0-152 0-4 0-9 0-9 6s5 6 9 6c50 0 101 0 152 0z"><text:p/></draw:path><draw:path draw:style-name="gr93" draw:text-style-name="P67" svg:width="0.0713in" svg:height="0.0744in" svg:x="1.2961in" svg:y="0.0193in" svg:viewBox="0 0 182 190" svg:d="M67 103c15 0 29 0 44 0 36 0 71-29 71-61 0-21-17-42-50-42-28 0-55 0-83 0-4 0-7 0-7 6 0 3 2 3 7 3 3 0 8 0 11 1 4 0 6 1 6 4 0 1-1 2-2 5-11 50-22 100-34 150-2 11-2 13-23 13-4 0-7 0-7 5 0 3 4 3 4 3 8 0 25-1 32-1 6 0 11 1 17 1s11 0 16 0c2 0 6 0 6-5 0-3-3-3-8-3-9 0-16 0-16-5 0-2 0-4 0-5 5-23 11-46 16-69zM85 19c3-9 3-10 14-10 8 0 17 0 25 0 21 0 35 8 35 27 0 10-6 34-16 45-13 12-28 15-39 15-12 0-24 0-36 0 6-26 12-51 17-77z"><text:p/></draw:path><draw:path draw:style-name="gr94" draw:text-style-name="P67" svg:width="0.0228in" svg:height="0.1094in" svg:x="1.3803in" svg:y="0.0114in" svg:viewBox="0 0 59 279" svg:d="M59 276c0-1 0-1-5-6-32-35-40-89-40-130 0-49 10-98 42-133 3-3 3-4 3-5s-1-2-3-2-26 19-40 54c-13 32-16 62-16 86 0 21 2 55 17 86 15 35 37 53 39 53s3-1 3-3z"><text:p/></draw:path><draw:path draw:style-name="gr95" draw:text-style-name="P67" svg:width="0.0681in" svg:height="0.078in" svg:x="1.413in" svg:y="0.0154in" svg:viewBox="0 0 174 199" svg:d="M36 167c-10 19-19 23-31 24-3 0-5 0-5 6 0 1 1 2 3 2 7 0 15-1 22-1 8 0 17 1 26 1 1 0 4 0 4-5 0-3-2-3-4-3-5-1-12-3-12-10 0-4 2-7 4-11 6-11 13-23 19-34 21 0 43 0 64 0 1 5 4 43 4 45 0 9-13 10-19 10-2 0-5 0-5 6 0 2 3 2 3 2 10 0 21-1 32-1 7 0 23 1 29 1 2 0 4 0 4-6 0-2-2-2-5-2-16 0-16-2-17-10-5-58-10-116-15-175-1-5-1-6-5-6-5 0-5 2-7 5-29 54-59 108-89 162zM67 127c17-31 34-62 50-93 3 31 5 62 8 93-19 0-38 0-58 0z"><text:p/></draw:path><draw:path draw:style-name="gr96" draw:text-style-name="P67" svg:width="0.0228in" svg:height="0.1094in" svg:x="1.4902in" svg:y="0.0114in" svg:viewBox="0 0 59 279" svg:d="M59 140c0-22-3-56-17-87-15-35-37-53-39-53s-3 1-3 2 0 2 5 7c25 28 39 73 39 131 0 47-9 96-40 132-4 3-4 3-4 4 0 2 1 3 3 3s25-19 40-54c13-32 16-63 16-85z"><text:p/></draw:path><draw:path draw:style-name="gr97" draw:text-style-name="P67" svg:width="0.0661in" svg:height="0.0728in" svg:x="1.5512in" svg:y="0.0299in" svg:viewBox="0 0 169 186" svg:d="M90 99c24 0 47 0 71 0 3 0 8 0 8-6 0-5-5-5-8-5-24 0-47 0-71 0 0-26 0-52 0-78 0-4 0-10-5-10s-5 6-5 10c0 26 0 52 0 78-24 0-48 0-72 0-4 0-8 0-8 5 0 6 4 6 8 6 24 0 48 0 72 0 0 26 0 52 0 78 0 4 0 9 5 9s5-5 5-9c0-26 0-52 0-78z"><text:p/></draw:path><draw:path draw:style-name="gr98" draw:text-style-name="P67" svg:width="0.0713in" svg:height="0.0744in" svg:x="1.6496in" svg:y="0.0193in" svg:viewBox="0 0 182 190" svg:d="M67 103c15 0 29 0 44 0 35 0 71-29 71-61 0-21-17-42-50-42-28 0-55 0-83 0-5 0-7 0-7 6 0 3 2 3 7 3 3 0 8 0 11 1 4 0 6 1 6 4 0 1-1 2-2 5-11 50-22 100-34 150-2 11-2 13-23 13-4 0-7 0-7 5 0 3 4 3 4 3 7 0 25-1 32-1 6 0 11 1 17 1 5 0 11 0 16 0 2 0 6 0 6-5 0-3-3-3-8-3-9 0-16 0-16-5 0-2 0-4 0-5 5-23 11-46 16-69zM85 19c3-9 3-10 14-10 8 0 17 0 25 0 21 0 35 8 35 27 0 10-6 34-16 45-13 12-28 15-39 15-12 0-24 0-36 0 6-26 12-51 17-77z"><text:p/></draw:path><draw:path draw:style-name="gr99" draw:text-style-name="P67" svg:width="0.0228in" svg:height="0.1094in" svg:x="1.7339in" svg:y="0.0114in" svg:viewBox="0 0 59 279" svg:d="M59 276c0-1 0-1-5-6-32-35-40-89-40-130 0-49 10-98 41-133 4-3 4-4 4-5s-1-2-3-2-26 19-40 54c-13 32-16 62-16 86 0 21 2 55 17 86 15 35 37 53 39 53s3-1 3-3z"><text:p/></draw:path><draw:path draw:style-name="gr100" draw:text-style-name="P67" svg:width="0.0713in" svg:height="0.0744in" svg:x="1.7669in" svg:y="0.0193in" svg:viewBox="0 0 182 190" svg:d="M30 169c-2 11-3 13-23 13-4 0-7 0-7 6 0 2 2 2 7 2 31 0 60 0 91 0 40 0 70-33 70-59 0-20-15-37-39-40 26-5 53-25 53-52 0-21-17-39-47-39-29 0-58 0-86 0-5 0-8 0-8 6 0 3 3 3 8 3 0 0 5 0 10 1 4 0 6 0 6 4 0 1 0 2-1 5-11 50-22 100-34 150zM69 89c5-23 10-47 15-70 3-9 3-10 14-10s22 0 33 0c22 0 28 17 28 29 0 24-22 51-53 51-13 0-25 0-37 0zM57 182c-3 0-4 0-6-1-2 0-2 0-2-2 0-1 0-2 0-6 6-26 13-52 18-78 16 0 32 0 48 0 25 0 29 21 29 33 0 27-22 54-52 54-12 0-23 0-35 0z"><text:p/></draw:path><draw:path draw:style-name="gr101" draw:text-style-name="P67" svg:width="0.0228in" svg:height="0.1094in" svg:x="1.8496in" svg:y="0.0114in" svg:viewBox="0 0 59 279" svg:d="M59 140c0-22-3-56-17-87-15-35-37-53-40-53-1 0-2 1-2 2s0 2 4 7c26 28 40 73 40 131 0 47-9 96-41 132-3 3-3 3-3 4 0 2 1 3 2 3 3 0 26-19 41-54 13-32 16-63 16-85z"><text:p/></draw:path><draw:path draw:style-name="gr102" draw:text-style-name="P67" svg:width="0.0228in" svg:height="0.1094in" svg:x="1.926in" svg:y="0.0114in" svg:viewBox="0 0 59 279" svg:d="M59 276c0-1 0-1-4-6-32-35-40-89-40-130 0-49 10-98 41-133 3-3 3-4 3-5s-1-2-3-2-25 19-40 54c-13 32-16 62-16 86 0 21 3 55 17 86 15 35 37 53 39 53s3-1 3-3z"><text:p/></draw:path><draw:path draw:style-name="gr103" draw:text-style-name="P67" svg:width="0.0394in" svg:height="0.0724in" svg:x="1.9602in" svg:y="0.0209in" svg:viewBox="0 0 101 185" svg:d="M20 164c8-9 18-19 26-28 40-39 55-54 55-82 0-32-23-54-54-54-28 0-47 26-47 51 0 15 12 15 13 15 4 0 14-3 14-14 0-7-5-15-14-15-2 0-3 0-4 1 6-19 20-29 35-29 23 0 34 22 34 45s-13 45-27 63c-16 19-32 39-48 58-3 3-3 4-3 10 31 0 63 0 94 0 2-16 5-31 7-47-2 0-4 0-6 0-2 8-3 19-6 24-1 2-18 2-24 2-15 0-30 0-45 0z"><text:p/></draw:path><draw:path draw:style-name="gr104" draw:text-style-name="P67" svg:width="0.0228in" svg:height="0.1094in" svg:x="2.011in" svg:y="0.0114in" svg:viewBox="0 0 59 279" svg:d="M59 140c0-22-3-56-17-87-15-35-37-53-40-53-1 0-2 1-2 2s0 2 5 7c25 28 39 73 39 131 0 47-9 96-41 132-3 3-3 3-3 4 0 2 1 3 2 3 3 0 26-19 41-54 13-32 16-63 16-85z"><text:p/></draw:path><draw:path draw:style-name="gr105" draw:text-style-name="P67" svg:width="0.0713in" svg:height="0.0744in" svg:x="2.0484in" svg:y="0.0193in" svg:viewBox="0 0 182 190" svg:d="M30 169c-2 11-3 13-23 13-4 0-7 0-7 6 0 2 2 2 7 2 31 0 60 0 91 0 40 0 70-33 70-59 0-20-15-37-39-40 26-5 53-25 53-52 0-21-17-39-47-39-29 0-58 0-86 0-5 0-7 0-7 6 0 3 2 3 7 3 0 0 5 0 10 1 4 0 6 0 6 4 0 1 0 2-1 5-11 50-22 100-34 150zM69 89c5-23 11-47 16-70 2-9 2-10 13-10s22 0 33 0c22 0 28 17 28 29 0 24-22 51-53 51-13 0-25 0-37 0zM57 182c-3 0-4 0-6-1-2 0-2 0-2-2 0-1 0-2 0-6 6-26 13-52 18-78 16 0 32 0 48 0 25 0 30 21 30 33 0 27-23 54-53 54-12 0-23 0-35 0z"><text:p/></draw:path><draw:path draw:style-name="gr106" draw:text-style-name="P67" svg:width="0.0661in" svg:height="0.0256in" svg:x="2.1587in" svg:y="0.0539in" svg:viewBox="0 0 169 66" svg:d="M161 11c3 0 8 0 8-5 0-6-5-6-8-6-51 0-102 0-152 0-4 0-9 0-9 6 0 5 5 5 9 5 50 0 101 0 152 0zM161 66c3 0 8 0 8-6s-5-6-8-6c-51 0-102 0-152 0-4 0-9 0-9 6s5 6 9 6c50 0 101 0 152 0z"><text:p/></draw:path><draw:path draw:style-name="gr107" draw:text-style-name="P67" svg:width="0.0681in" svg:height="0.078in" svg:x="2.2626in" svg:y="0.0154in" svg:viewBox="0 0 174 199" svg:d="M36 167c-10 19-20 23-31 24-3 0-5 0-5 6 0 1 1 2 3 2 7 0 15-1 22-1 8 0 17 1 25 1 2 0 5 0 5-5 0-3-2-3-4-3-6-1-12-3-12-10 0-4 2-7 4-11 6-11 13-23 19-34 21 0 43 0 64 0 1 5 4 43 4 45 0 9-13 10-19 10-3 0-5 0-5 6 0 2 3 2 3 2 10 0 21-1 32-1 6 0 23 1 28 1 2 0 5 0 5-6 0-2-2-2-5-2-16 0-16-2-17-10-5-58-11-116-16-175 0-5 0-6-4-6-5 0-5 2-7 5-30 54-59 108-89 162zM67 127c16-31 34-62 50-93 3 31 5 62 8 93-19 0-39 0-58 0z"><text:p/></draw:path><draw:path draw:style-name="gr108" draw:text-style-name="P67" svg:width="0.0555in" svg:height="0.0677in" svg:x="2.3618in" svg:y="0.0283in" svg:viewBox="0 0 142 173" svg:d="M142 10c0-5 0-10-5-10s-5 5-5 10c0 34 0 68 0 101 0 42-42 50-61 50-12 0-28-2-41-11-20-13-20-31-20-39 0-33 0-67 0-101 0-5 0-10-5-10s-5 5-5 10c0 35 0 68 0 103 0 42 39 60 71 60 33 0 71-19 71-60 0-35 0-68 0-103z"><text:p/></draw:path><draw:path draw:style-name="gr109" draw:text-style-name="P67" svg:width="0.0228in" svg:height="0.1094in" svg:x="2.4551in" svg:y="0.0114in" svg:viewBox="0 0 59 279" svg:d="M59 276c0-1 0-1-4-6-32-35-40-89-40-130 0-49 10-98 41-133 3-3 3-4 3-5s-1-2-3-2-25 19-40 54c-13 32-16 62-16 86 0 21 3 55 17 86 15 35 37 53 39 53s3-1 3-3z"><text:p/></draw:path><draw:path draw:style-name="gr110" draw:text-style-name="P67" svg:width="0.0713in" svg:height="0.0744in" svg:x="2.4886in" svg:y="0.0193in" svg:viewBox="0 0 182 190" svg:d="M30 169c-2 11-3 13-23 13-5 0-7 0-7 6 0 2 2 2 7 2 30 0 60 0 91 0 40 0 70-33 70-59 0-20-15-37-40-40 27-5 54-25 54-52 0-21-18-39-48-39-28 0-57 0-85 0-5 0-8 0-8 6 0 3 2 3 8 3 0 0 5 0 9 1 5 0 7 0 7 4 0 1-1 2-1 5-12 50-23 100-34 150zM68 89c5-23 11-47 16-70 2-9 3-10 14-10s21 0 32 0c23 0 29 17 29 29 0 24-23 51-53 51-13 0-26 0-38 0zM56 182c-2 0-3 0-5-1-2 0-3 0-3-2 0-1 0-2 1-6 6-26 12-52 18-78 16 0 32 0 48 0 24 0 29 21 29 33 0 27-22 54-53 54-11 0-23 0-35 0z"><text:p/></draw:path><draw:path draw:style-name="gr111" draw:text-style-name="P67" svg:width="0.061in" svg:height="0.0039in" svg:x="2.5957in" svg:y="0.0642in" svg:viewBox="0 0 156 11" svg:d="M147 11c4 0 9 0 9-5 0-6-5-6-9-6-46 0-92 0-138 0-4 0-9 0-9 6 0 5 5 5 9 5 46 0 92 0 138 0z"><text:p/></draw:path><draw:path draw:style-name="gr112" draw:text-style-name="P67" svg:width="0.0681in" svg:height="0.078in" svg:x="2.6909in" svg:y="0.0154in" svg:viewBox="0 0 174 199" svg:d="M37 167c-10 19-20 23-32 24-3 0-5 0-5 6 0 1 1 2 4 2 6 0 14-1 21-1 8 0 18 1 26 1 1 0 5 0 5-5 0-3-3-3-5-3-5-1-11-3-11-10 0-4 1-7 3-11 6-11 13-23 19-34 21 0 43 0 64 0 1 5 4 43 4 45 0 9-13 10-18 10-3 0-6 0-6 6 0 2 3 2 3 2 11 0 22-1 32-1 7 0 23 1 29 1 2 0 4 0 4-6 0-2-2-2-5-2-16 0-16-2-17-10-5-58-10-116-15-175-1-5-1-6-5-6-5 0-5 2-7 5-29 54-58 108-88 162zM67 127c17-31 34-62 50-93 3 31 5 62 8 93-19 0-38 0-58 0z"><text:p/></draw:path><draw:path draw:style-name="gr113" draw:text-style-name="P67" svg:width="0.0228in" svg:height="0.1094in" svg:x="2.7685in" svg:y="0.0114in" svg:viewBox="0 0 59 279" svg:d="M59 140c0-22-3-56-16-87-15-35-38-53-40-53s-3 1-3 2 0 2 5 7c25 28 40 73 40 131 0 47-10 96-41 132-4 3-4 3-4 4 0 2 1 3 3 3s25-19 40-54c13-32 16-63 16-85z"><text:p/></draw:path><draw:path draw:style-name="gr114" draw:text-style-name="P67" svg:width="0.0102in" svg:height="0.0472in" svg:x="2.8382in" svg:y="0.0465in" svg:viewBox="0 0 27 121" svg:d="M27 15c0-8-7-15-14-15-8 0-13 7-13 15s5 15 13 15c7 0 14-7 14-15zM27 106c0-8-7-15-14-15-8 0-13 7-13 15s5 15 13 15c7 0 14-7 14-15z"><text:p/></draw:path><draw:path draw:style-name="gr115" draw:text-style-name="P67" svg:width="0.0713in" svg:height="0.0744in" svg:x="2.889in" svg:y="0.0193in" svg:viewBox="0 0 182 190" svg:d="M67 103c14 0 29 0 43 0 36 0 72-29 72-61 0-21-17-42-50-42-28 0-55 0-83 0-5 0-8 0-8 6 0 3 2 3 8 3 3 0 7 0 11 1 4 0 5 1 5 4 0 1 0 2-1 5-11 50-22 100-34 150-2 11-2 13-23 13-4 0-7 0-7 5 0 3 3 3 4 3 7 0 25-1 32-1 5 0 11 1 16 1 6 0 12 0 17 0 2 0 5 0 5-5 0-3-2-3-7-3-10 0-17 0-17-5 0-2 1-4 1-5 5-23 11-46 16-69zM85 19c3-9 3-10 14-10 8 0 16 0 24 0 22 0 35 8 35 27 0 10-5 34-15 45-13 12-28 15-39 15-12 0-24 0-36 0 6-26 12-51 17-77z"><text:p/></draw:path><draw:path draw:style-name="gr116" draw:text-style-name="P67" svg:width="0.0228in" svg:height="0.1094in" svg:x="2.9732in" svg:y="0.0114in" svg:viewBox="0 0 59 279" svg:d="M59 276c0-1 0-1-4-6-32-35-41-89-41-130 0-49 11-98 42-133 3-3 3-4 3-5s-1-2-3-2-25 19-40 54c-13 32-16 62-16 86 0 21 3 55 17 86 15 35 37 53 39 53s3-1 3-3z"><text:p/></draw:path><draw:path draw:style-name="gr117" draw:text-style-name="P67" svg:width="0.0713in" svg:height="0.0744in" svg:x="3.0067in" svg:y="0.0193in" svg:viewBox="0 0 182 190" svg:d="M30 169c-2 11-3 13-23 13-5 0-7 0-7 6 0 2 2 2 7 2 30 0 60 0 91 0 40 0 70-33 70-59 0-20-15-37-40-40 27-5 54-25 54-52 0-21-18-39-48-39-28 0-57 0-85 0-5 0-8 0-8 6 0 3 2 3 8 3 0 0 5 0 9 1 5 0 7 0 7 4 0 1-1 2-1 5-12 50-23 100-34 150zM68 89c5-23 11-47 16-70 2-9 3-10 14-10s21 0 32 0c23 0 29 17 29 29 0 24-23 51-53 51-13 0-26 0-38 0zM56 182c-2 0-3 0-5-1-2 0-3 0-3-2 0-1 0-2 1-6 6-26 12-52 18-78 16 0 32 0 48 0 24 0 29 21 29 33 0 27-22 54-53 54-11 0-23 0-35 0z"><text:p/></draw:path><draw:path draw:style-name="gr118" draw:text-style-name="P67" svg:width="0.0228in" svg:height="0.1094in" svg:x="3.089in" svg:y="0.0114in" svg:viewBox="0 0 59 279" svg:d="M59 140c0-22-3-56-16-87-16-35-38-53-40-53s-3 1-3 2 0 2 5 7c25 28 39 73 39 131 0 47-9 96-40 132-4 3-4 3-4 4 0 2 1 3 3 3s25-19 40-54c13-32 16-63 16-85z"><text:p/></draw:path><draw:path draw:style-name="gr119" draw:text-style-name="P67" svg:width="0.0661in" svg:height="0.0256in" svg:x="3.1555in" svg:y="0.0539in" svg:viewBox="0 0 169 66" svg:d="M161 11c3 0 8 0 8-5 0-6-5-6-8-6-51 0-102 0-152 0-4 0-9 0-9 6 0 5 5 5 9 5 50 0 101 0 152 0zM161 66c3 0 8 0 8-6s-5-6-8-6c-51 0-102 0-152 0-4 0-9 0-9 6s5 6 9 6c50 0 101 0 152 0z"><text:p/></draw:path><draw:path draw:style-name="gr120" draw:text-style-name="P67" svg:width="0.0713in" svg:height="0.0744in" svg:x="3.2598in" svg:y="0.0193in" svg:viewBox="0 0 182 190" svg:d="M67 103c15 0 29 0 44 0 36 0 71-29 71-61 0-21-17-42-50-42-28 0-55 0-83 0-4 0-7 0-7 6 0 3 2 3 7 3 4 0 8 0 11 1 4 0 6 1 6 4 0 1-1 2-2 5-11 50-22 100-34 150-2 11-2 13-23 13-4 0-7 0-7 5 0 3 4 3 4 3 8 0 26-1 32-1s12 1 17 1c6 0 11 0 16 0 2 0 6 0 6-5 0-3-3-3-8-3-9 0-16 0-16-5 0-2 0-4 0-5 5-23 11-46 16-69zM85 19c3-9 3-10 14-10 8 0 17 0 25 0 21 0 35 8 35 27 0 10-6 34-16 45-13 12-28 15-39 15-12 0-24 0-36 0 6-26 12-51 17-77z"><text:p/></draw:path><draw:path draw:style-name="gr121" draw:text-style-name="P67" svg:width="0.0228in" svg:height="0.1094in" svg:x="3.3441in" svg:y="0.0114in" svg:viewBox="0 0 59 279" svg:d="M59 276c0-1 0-1-5-6-32-35-40-89-40-130 0-49 10-98 42-133 3-3 3-4 3-5s-1-2-3-2-25 19-40 54c-13 32-16 62-16 86 0 21 3 55 17 86 15 35 37 53 39 53s3-1 3-3z"><text:p/></draw:path><draw:path draw:style-name="gr122" draw:text-style-name="P67" svg:width="0.0681in" svg:height="0.078in" svg:x="3.3764in" svg:y="0.0154in" svg:viewBox="0 0 174 199" svg:d="M36 167c-10 19-19 23-31 24-3 0-5 0-5 6 0 1 1 2 3 2 7 0 15-1 22-1 8 0 18 1 26 1 1 0 4 0 4-5 0-3-2-3-4-3-5-1-12-3-12-10 0-4 2-7 4-11 6-11 13-23 19-34 21 0 43 0 64 0 1 5 4 43 4 45 0 9-13 10-19 10-2 0-5 0-5 6 0 2 3 2 3 2 10 0 21-1 32-1 7 0 23 1 29 1 2 0 4 0 4-6 0-2-2-2-5-2-16 0-16-2-17-10-5-58-10-116-15-175-1-5-1-6-5-6-5 0-5 2-7 5-29 54-59 108-89 162zM67 127c17-31 34-62 50-93 3 31 5 62 8 93-19 0-38 0-58 0z"><text:p/></draw:path><draw:path draw:style-name="gr123" draw:text-style-name="P67" svg:width="0.0228in" svg:height="0.1094in" svg:x="3.4539in" svg:y="0.0114in" svg:viewBox="0 0 59 279" svg:d="M59 140c0-22-3-56-17-87-15-35-37-53-39-53s-3 1-3 2 0 2 5 7c25 28 39 73 39 131 0 47-9 96-40 132-4 3-4 3-4 4 0 2 1 3 3 3s25-19 40-54c13-32 16-63 16-85z"><text:p/></draw:path><draw:path draw:style-name="gr124" draw:text-style-name="P67" svg:width="0.0661in" svg:height="0.0728in" svg:x="3.515in" svg:y="0.0299in" svg:viewBox="0 0 169 186" svg:d="M90 99c24 0 47 0 71 0 3 0 8 0 8-6 0-5-5-5-8-5-24 0-47 0-71 0 0-26 0-52 0-78 0-4 0-10-5-10s-5 6-5 10c0 26 0 52 0 78-24 0-48 0-72 0-4 0-8 0-8 5 0 6 4 6 8 6 24 0 48 0 72 0 0 26 0 52 0 78 0 4 0 9 5 9s5-5 5-9c0-26 0-52 0-78z"><text:p/></draw:path><draw:path draw:style-name="gr125" draw:text-style-name="P67" svg:width="0.0713in" svg:height="0.0744in" svg:x="3.6134in" svg:y="0.0193in" svg:viewBox="0 0 182 190" svg:d="M67 103c15 0 29 0 44 0 35 0 71-29 71-61 0-21-17-42-50-42-28 0-55 0-83 0-4 0-7 0-7 6 0 3 2 3 7 3 3 0 8 0 11 1 4 0 6 1 6 4 0 1-1 2-2 5-11 50-22 100-34 150-2 11-2 13-23 13-4 0-7 0-7 5 0 3 4 3 4 3 7 0 25-1 32-1 6 0 11 1 17 1s11 0 16 0c2 0 6 0 6-5 0-3-3-3-8-3-9 0-16 0-16-5 0-2 0-4 0-5 5-23 11-46 16-69zM85 19c3-9 3-10 14-10 8 0 17 0 25 0 21 0 35 8 35 27 0 10-6 34-16 45-13 12-28 15-39 15-12 0-24 0-36 0 6-26 12-51 17-77z"><text:p/></draw:path><draw:path draw:style-name="gr126" draw:text-style-name="P67" svg:width="0.0228in" svg:height="0.1094in" svg:x="3.6976in" svg:y="0.0114in" svg:viewBox="0 0 59 279" svg:d="M59 276c0-1 0-1-5-6-32-35-40-89-40-130 0-49 10-98 42-133 3-3 3-4 3-5s-1-2-3-2-26 19-40 54c-13 32-16 62-16 86 0 21 2 55 17 86 15 35 37 53 39 53s3-1 3-3z"><text:p/></draw:path><draw:path draw:style-name="gr127" draw:text-style-name="P67" svg:width="0.0713in" svg:height="0.0744in" svg:x="3.7307in" svg:y="0.0193in" svg:viewBox="0 0 182 190" svg:d="M30 169c-2 11-3 13-23 13-4 0-7 0-7 6 0 2 2 2 7 2 31 0 60 0 91 0 40 0 70-33 70-59 0-20-15-37-39-40 26-5 53-25 53-52 0-21-17-39-47-39-29 0-58 0-86 0-5 0-8 0-8 6 0 3 3 3 8 3 0 0 5 0 10 1 4 0 6 0 6 4 0 1 0 2-1 5-11 50-22 100-34 150zM69 89c5-23 11-47 16-70 2-9 2-10 13-10s22 0 33 0c22 0 28 17 28 29 0 24-22 51-53 51-13 0-25 0-37 0zM57 182c-3 0-4 0-6-1-2 0-2 0-2-2 0-1 0-2 0-6 6-26 13-52 18-78 16 0 32 0 48 0 25 0 29 21 29 33 0 27-22 54-52 54-12 0-23 0-35 0z"><text:p/></draw:path><draw:path draw:style-name="gr128" draw:text-style-name="P67" svg:width="0.061in" svg:height="0.0039in" svg:x="3.8378in" svg:y="0.0642in" svg:viewBox="0 0 156 11" svg:d="M146 11c5 0 10 0 10-5 0-6-5-6-10-6-45 0-92 0-137 0-5 0-9 0-9 6 0 5 4 5 9 5 45 0 92 0 137 0z"><text:p/></draw:path><draw:path draw:style-name="gr129" draw:text-style-name="P67" svg:width="0.0685in" svg:height="0.078in" svg:x="3.9331in" svg:y="0.0154in" svg:viewBox="0 0 175 199" svg:d="M37 167c-10 19-20 23-31 24-3 0-6 0-6 6 0 1 1 2 4 2 7 0 14-1 21-1 9 0 18 1 26 1 2 0 5 0 5-5 0-3-2-3-5-3-5-1-11-3-11-10 0-4 1-7 3-11 7-11 13-23 20-34 21 0 43 0 64 0 0 5 3 43 3 45 0 9-13 10-18 10-3 0-6 0-6 6 0 2 3 2 4 2 10 0 21-1 32-1 6 0 22 1 28 1 2 0 5 0 5-6 0-2-3-2-6-2-16 0-16-2-16-10-5-58-11-116-16-175 0-5 0-6-5-6-4 0-5 2-7 5-29 54-58 108-88 162zM67 127c17-31 34-62 50-93 3 31 6 62 9 93-20 0-39 0-59 0z"><text:p/></draw:path><draw:path draw:style-name="gr130" draw:text-style-name="P67" svg:width="0.0228in" svg:height="0.1094in" svg:x="4.0106in" svg:y="0.0114in" svg:viewBox="0 0 59 279" svg:d="M59 140c0-22-3-56-17-87-15-35-37-53-40-53-1 0-2 1-2 2s0 2 4 7c26 28 40 73 40 131 0 47-9 96-41 132-3 3-3 3-3 4 0 2 1 3 2 3 3 0 26-19 41-54 13-32 16-63 16-85z"><text:p/></draw:path><draw:path draw:style-name="gr131" draw:text-style-name="P67" svg:width="0.0661in" svg:height="0.0256in" svg:x="4.1051in" svg:y="0.0539in" svg:viewBox="0 0 169 66" svg:d="M161 11c3 0 8 0 8-5 0-6-5-6-8-6-51 0-102 0-152 0-4 0-9 0-9 6 0 5 5 5 9 5 50 0 101 0 152 0zM161 66c3 0 8 0 8-6s-5-6-8-6c-51 0-102 0-152 0-4 0-9 0-9 6s5 6 9 6c50 0 101 0 152 0z"><text:p/></draw:path><draw:path draw:style-name="gr132" draw:text-style-name="P67" svg:width="0.0886in" svg:height="0.0598in" svg:x="4.1661in" svg:y="0.0366in" svg:viewBox="0 0 226 153" svg:d="M171 55c10 11 23 18 32 22-10 4-22 12-32 21-54 0-108 0-162 0-5 0-9 0-9 6 0 5 4 5 9 5 50 0 100 0 150 0-12 13-25 38-25 41s3 3 4 3c2 0 5 0 5-2 5-10 13-25 29-42 18-16 35-24 48-28 4-2 4-2 5-3 1 0 1 0 1-1s0-2 0-2c-1-1-1-1-2-1s0 0-5-2c-34-11-60-37-74-66-2-6-3-6-7-6-1 0-4 0-4 2 0 4 13 28 25 42-50 0-100 0-150 0-5 0-9 0-9 6 0 5 4 5 9 5 54 0 108 0 162 0z"><text:p/></draw:path><draw:path draw:style-name="gr133" draw:text-style-name="P67" svg:width="0.0106in" svg:height="0.0114in" svg:x="4.3252in" svg:y="0.0819in" svg:viewBox="0 0 28 30" svg:d="M28 15c0-8-7-15-14-15s-14 7-14 15 7 15 14 15 14-7 14-15z"><text:p/></draw:path><draw:path draw:style-name="gr134" draw:text-style-name="P67" svg:width="0.0102in" svg:height="0.0114in" svg:x="4.3531in" svg:y="0.0819in" svg:viewBox="0 0 27 30" svg:d="M27 15c0-8-6-15-13-15-8 0-14 7-14 15s6 15 14 15c7 0 13-7 13-15z"><text:p/></draw:path><draw:path draw:style-name="gr135" draw:text-style-name="P67" svg:width="0.0102in" svg:height="0.0114in" svg:x="4.3807in" svg:y="0.0819in" svg:viewBox="0 0 27 30" svg:d="M27 15c0-8-7-15-14-15s-13 7-13 15 6 15 13 15 14-7 14-15z"><text:p/></draw:path><draw:path draw:style-name="gr136" draw:text-style-name="P67" svg:width="0.0228in" svg:height="0.1094in" svg:x="4.4433in" svg:y="0.0114in" svg:viewBox="0 0 59 279" svg:d="M59 276c0-1 0-1-5-6-31-35-40-89-40-130 0-49 11-98 42-133 3-3 3-4 3-5s-1-2-3-2-25 19-40 54c-13 32-16 62-16 86 0 21 3 55 17 86 15 35 37 53 39 53s3-1 3-3z"><text:p/></draw:path><draw:path draw:style-name="gr137" draw:text-style-name="P67" svg:width="0.0409in" svg:height="0.0752in" svg:x="4.4768in" svg:y="0.0209in" svg:viewBox="0 0 105 192" svg:d="M63 88c21-7 35-27 35-49 0-23-22-39-47-39s-44 17-44 38c0 9 5 15 13 15s13-7 13-15c0-13-13-13-16-13 8-15 24-18 34-18s24 7 24 31c0 4 0 20-7 32-8 14-17 15-23 15-2 1-8 1-10 1s-3 0-3 3 1 3 6 3c3 0 7 0 11 0 20 0 30 19 30 47 0 37-17 45-28 45-12 0-31-5-39-21 8 1 16-5 16-15s-7-15-14-15c-6 0-14 4-14 16 0 24 23 43 51 43 31 0 54-26 54-53 0-23-16-45-42-51z"><text:p/></draw:path><draw:path draw:style-name="gr138" draw:text-style-name="P67" svg:width="0.0228in" svg:height="0.1094in" svg:x="4.5283in" svg:y="0.0114in" svg:viewBox="0 0 59 279" svg:d="M59 140c0-22-3-56-17-87-15-35-37-53-40-53-1 0-2 1-2 2s0 2 4 7c26 28 40 73 40 131 0 47-9 96-41 132-3 3-3 3-3 4 0 2 1 3 2 3 3 0 26-19 41-54 13-32 16-63 16-85z"><text:p/></draw:path><draw:path draw:style-name="gr139" draw:text-style-name="P67" svg:width="0.0713in" svg:height="0.0744in" svg:x="4.5654in" svg:y="0.0193in" svg:viewBox="0 0 182 190" svg:d="M67 103c15 0 29 0 43 0 36 0 72-29 72-61 0-21-17-42-50-42-28 0-55 0-83 0-5 0-7 0-7 6 0 3 2 3 7 3 3 0 8 0 11 1 4 0 6 1 6 4 0 1-1 2-2 5-11 50-22 100-34 150-2 11-2 13-23 13-4 0-7 0-7 5 0 3 3 3 4 3 7 0 25-1 32-1 6 0 11 1 17 1 5 0 11 0 16 0 2 0 6 0 6-5 0-3-3-3-8-3-9 0-16 0-16-5 0-2 0-4 0-5 5-23 11-46 16-69zM85 19c3-9 3-10 14-10 8 0 17 0 25 0 21 0 35 8 35 27 0 10-6 34-16 45-13 12-28 15-39 15-12 0-24 0-36 0 6-26 12-51 17-77z"><text:p/></draw:path><draw:path draw:style-name="gr140" draw:text-style-name="P67" svg:width="0.0228in" svg:height="0.1094in" svg:x="4.6492in" svg:y="0.0114in" svg:viewBox="0 0 59 279" svg:d="M59 276c0-1 0-1-4-6-32-35-40-89-40-130 0-49 10-98 41-133 3-3 3-4 3-5s0-2-3-2c-2 0-25 19-39 54-13 32-17 62-17 86 0 21 3 55 17 86 16 35 37 53 39 53 3 0 3-1 3-3z"><text:p/></draw:path><draw:path draw:style-name="gr141" draw:text-style-name="P67" svg:width="0.0681in" svg:height="0.078in" svg:x="4.6823in" svg:y="0.0154in" svg:viewBox="0 0 174 199" svg:d="M36 167c-10 19-20 23-31 24-3 0-5 0-5 6 0 1 1 2 3 2 7 0 15-1 22-1 8 0 17 1 26 1 1 0 4 0 4-5 0-3-2-3-4-3-5-1-12-3-12-10 0-4 2-7 4-11 6-11 13-23 19-34 21 0 43 0 64 0 1 5 4 43 4 45 0 9-13 10-19 10-3 0-5 0-5 6 0 2 3 2 3 2 10 0 21-1 32-1 6 0 23 1 28 1 2 0 5 0 5-6 0-2-2-2-5-2-16 0-16-2-17-10-5-58-11-116-16-175 0-5 0-6-4-6-5 0-5 2-7 5-29 54-59 108-89 162zM67 127c16-31 34-62 50-93 3 31 5 62 8 93-19 0-39 0-58 0z"><text:p/></draw:path><draw:path draw:style-name="gr142" draw:text-style-name="P67" svg:width="0.0555in" svg:height="0.0677in" svg:x="4.7815in" svg:y="0.0283in" svg:viewBox="0 0 142 173" svg:d="M142 10c0-5 0-10-5-10s-5 5-5 10c0 34 0 68 0 101 0 42-42 50-61 50-12 0-28-2-41-11-20-13-20-31-20-39 0-33 0-67 0-101 0-5 0-10-5-10s-5 5-5 10c0 35 0 68 0 103 0 42 39 60 71 60 33 0 71-19 71-60 0-35 0-68 0-103z"><text:p/></draw:path><draw:path draw:style-name="gr143" draw:text-style-name="P67" svg:width="0.0713in" svg:height="0.0744in" svg:x="4.8693in" svg:y="0.0193in" svg:viewBox="0 0 182 190" svg:d="M30 169c-2 11-3 13-23 13-4 0-7 0-7 6 0 2 2 2 7 2 31 0 60 0 91 0 40 0 70-33 70-59 0-20-15-37-39-40 26-5 53-25 53-52 0-21-17-39-47-39-29 0-58 0-86 0-5 0-8 0-8 6 0 3 3 3 8 3 0 0 5 0 10 1 4 0 6 0 6 4 0 1 0 2-1 5-11 50-22 100-34 150zM69 89c5-23 10-47 15-70 3-9 3-10 14-10s22 0 33 0c22 0 28 17 28 29 0 24-22 51-53 51-13 0-25 0-37 0zM57 182c-3 0-4 0-6-1-2 0-2 0-2-2 0-1 0-2 0-6 6-26 13-52 18-78 16 0 32 0 48 0 25 0 29 21 29 33 0 27-22 54-52 54-12 0-23 0-35 0z"><text:p/></draw:path><draw:path draw:style-name="gr144" draw:text-style-name="P67" svg:width="0.0228in" svg:height="0.1094in" svg:x="4.9516in" svg:y="0.0114in" svg:viewBox="0 0 59 279" svg:d="M59 140c0-22-3-56-17-87-15-35-37-53-40-53-1 0-2 1-2 2s0 2 4 7c26 28 40 73 40 131 0 47-9 96-41 132-3 3-3 3-3 4 0 2 1 3 2 3 3 0 26-19 41-54 13-32 16-63 16-85z"><text:p/></draw:path><draw:path draw:style-name="gr145" draw:text-style-name="P67" svg:width="0.0661in" svg:height="0.0256in" svg:x="5.0185in" svg:y="0.0539in" svg:viewBox="0 0 169 66" svg:d="M160 11c4 0 9 0 9-5 0-6-5-6-8-6-51 0-102 0-153 0-4 0-8 0-8 6 0 5 4 5 9 5 50 0 100 0 151 0zM161 66c3 0 8 0 8-6s-5-6-9-6c-51 0-101 0-151 0-5 0-9 0-9 6s4 6 8 6c51 0 102 0 153 0z"><text:p/></draw:path><draw:path draw:style-name="gr146" draw:text-style-name="P67" svg:width="0.0713in" svg:height="0.0744in" svg:x="5.1224in" svg:y="0.0193in" svg:viewBox="0 0 182 190" svg:d="M67 103c14 0 29 0 43 0 36 0 72-29 72-61 0-21-17-42-50-42-28 0-55 0-83 0-5 0-8 0-8 6 0 3 2 3 8 3 3 0 7 0 10 1 5 0 6 1 6 4 0 1 0 2-1 5-11 50-22 100-34 150-2 11-2 13-23 13-4 0-7 0-7 5 0 3 3 3 4 3 7 0 25-1 32-1 5 0 11 1 16 1 6 0 12 0 17 0 2 0 5 0 5-5 0-3-2-3-7-3-10 0-17 0-17-5 0-2 1-4 1-5 5-23 11-46 16-69zM85 19c3-9 3-10 14-10 8 0 16 0 24 0 22 0 35 8 35 27 0 10-5 34-15 45-13 12-28 15-39 15-12 0-24 0-36 0 6-26 12-51 17-77z"><text:p/></draw:path><draw:path draw:style-name="gr147" draw:text-style-name="P67" svg:width="0.0228in" svg:height="0.1094in" svg:x="5.2067in" svg:y="0.0114in" svg:viewBox="0 0 59 279" svg:d="M59 276c0-1 0-1-4-6-32-35-41-89-41-130 0-49 11-98 42-133 3-3 3-4 3-5s-1-2-3-2-25 19-40 54c-13 32-16 62-16 86 0 21 3 55 17 86 15 35 37 53 39 53s3-1 3-3z"><text:p/></draw:path><draw:path draw:style-name="gr148" draw:text-style-name="P67" svg:width="0.0681in" svg:height="0.078in" svg:x="5.239in" svg:y="0.0154in" svg:viewBox="0 0 174 199" svg:d="M37 167c-10 19-20 23-31 24-4 0-6 0-6 6 0 1 1 2 4 2 6 0 14-1 21-1 9 0 18 1 26 1 1 0 5 0 5-5 0-3-2-3-5-3-5-1-11-3-11-10 0-4 1-7 3-11 7-11 13-23 19-34 22 0 43 0 65 0 0 5 3 43 3 45 0 9-13 10-18 10-3 0-6 0-6 6 0 2 2 1 3 2 11 0 22-1 32-1 7 0 23 1 29 1 2 0 4 0 4-6 0-2-2-2-5-2-16 0-16-2-17-10-5-58-10-116-15-175-1-5-1-6-5-6s-5 2-7 5c-29 54-58 108-88 162zM67 127c17-31 34-62 50-93 3 31 6 62 9 93-20 0-39 0-59 0z"><text:p/></draw:path><draw:path draw:style-name="gr149" draw:text-style-name="P67" svg:width="0.061in" svg:height="0.0039in" svg:x="5.3413in" svg:y="0.0642in" svg:viewBox="0 0 156 11" svg:d="M146 11c5 0 10 0 10-5 0-6-5-6-10-6-45 0-92 0-137 0-5 0-9 0-9 6 0 5 4 5 9 5 45 0 92 0 137 0z"><text:p/></draw:path><draw:path draw:style-name="gr150" draw:text-style-name="P67" svg:width="0.0713in" svg:height="0.0744in" svg:x="5.4374in" svg:y="0.0193in" svg:viewBox="0 0 182 190" svg:d="M30 169c-2 11-3 13-23 13-5 0-7 0-7 6 0 2 2 2 7 2 30 0 60 0 91 0 40 0 70-33 70-59 0-20-15-37-40-40 27-5 54-25 54-52 0-21-17-39-48-39-28 0-57 0-85 0-5 0-8 0-8 6 0 3 2 3 8 3 0 0 5 0 9 1 5 0 7 0 7 4 0 1-1 2-1 5-12 50-23 100-34 150zM68 89c5-23 11-47 16-70 2-9 3-10 14-10s21 0 32 0c23 0 29 17 29 29 0 24-22 51-53 51-13 0-26 0-38 0zM57 182c-3 0-4 0-6-1-2 0-3 0-3-2 0-1 0-2 1-6 6-26 12-52 18-78 16 0 32 0 48 0 24 0 29 21 29 33 0 27-22 54-53 54-11 0-22 0-34 0z"><text:p/></draw:path><draw:path draw:style-name="gr151" draw:text-style-name="P67" svg:width="0.0551in" svg:height="0.0677in" svg:x="5.5421in" svg:y="0.0283in" svg:viewBox="0 0 141 173" svg:d="M141 10c0-5 0-10-5-10s-5 5-5 10c0 34 0 68 0 101 0 42-41 50-61 50-11 0-27-2-40-11-20-13-20-31-20-39 0-33 0-67 0-101 0-5 0-10-5-10s-5 5-5 10c0 35 0 68 0 103 0 42 38 60 70 60 34 0 71-19 71-60 0-35 0-68 0-103z"><text:p/></draw:path><draw:path draw:style-name="gr152" draw:text-style-name="P67" svg:width="0.0681in" svg:height="0.078in" svg:x="5.6287in" svg:y="0.0154in" svg:viewBox="0 0 174 199" svg:d="M37 167c-10 19-20 23-32 24-3 0-5 0-5 6 0 1 1 2 4 2 6 0 14-1 21-1 8 0 18 1 26 1 1 0 5 0 5-5 0-3-2-3-5-3-5-1-11-3-11-10 0-4 1-7 3-11 6-11 13-23 19-34 21 0 43 0 64 0 1 5 4 43 4 45 0 9-13 10-18 10-3 0-6 0-6 6 0 2 3 2 3 2 11 0 22-1 32-1 7 0 23 1 29 1 2 0 4 0 4-6 0-2-2-2-5-2-16 0-16-2-17-10-5-58-10-116-15-175-1-5-1-6-5-6-5 0-5 2-7 5-29 54-58 108-88 162zM67 127c17-31 34-62 50-93 3 31 5 62 8 93-19 0-38 0-58 0z"><text:p/></draw:path><draw:path draw:style-name="gr153" draw:text-style-name="P67" svg:width="0.0551in" svg:height="0.0677in" svg:x="5.7283in" svg:y="0.0283in" svg:viewBox="0 0 141 173" svg:d="M141 61c0-43-39-61-71-61s-70 20-70 61c0 34 0 68 0 102 0 5 0 10 5 10s5-5 5-10c0-34 0-67 0-101 0-42 41-51 60-51 12 0 28 3 41 12 20 14 20 32 20 39 0 34 0 67 0 101 0 5 0 10 5 10s5-5 5-10c0-34 0-68 0-102z"><text:p/></draw:path><draw:path draw:style-name="gr154" draw:text-style-name="P67" svg:width="0.0713in" svg:height="0.0744in" svg:x="5.8161in" svg:y="0.0193in" svg:viewBox="0 0 182 190" svg:d="M30 169c-2 11-3 13-23 13-5 0-7 0-7 6 0 2 2 2 7 2 30 0 60 0 91 0 40 0 70-33 70-59 0-20-15-37-40-40 27-5 54-25 54-52 0-21-18-39-48-39-28 0-57 0-85 0-6 0-8 0-8 6 0 3 2 3 8 3 2 0 5 0 9 1 4 0 7 0 7 4 0 1-1 2-1 5-12 50-23 100-34 150zM68 89c5-23 11-47 16-70 2-9 3-10 14-10s21 0 32 0c23 0 29 17 29 29 0 24-23 51-54 51-12 0-25 0-37 0zM56 182c-3 0-3 0-5-1-2 0-3 0-3-2 0-1 0-2 1-6 6-26 12-52 18-78 16 0 31 0 47 0 25 0 30 21 30 33 0 27-22 54-53 54-11 0-23 0-35 0z"><text:p/></draw:path><draw:path draw:style-name="gr155" draw:text-style-name="P67" svg:width="0.0555in" svg:height="0.0677in" svg:x="5.9205in" svg:y="0.0283in" svg:viewBox="0 0 142 173" svg:d="M142 10c0-5 0-10-5-10s-5 5-5 10c0 34 0 68 0 101 0 42-42 50-61 50-12 0-28-2-41-11-19-13-19-31-19-39 0-33 0-67 0-101 0-5 0-10-6-10-5 0-5 5-5 10 0 35 0 68 0 103 0 42 39 60 71 60 33 0 71-19 71-60 0-35 0-68 0-103z"><text:p/></draw:path><draw:path draw:style-name="gr156" draw:text-style-name="P67" svg:width="0.0713in" svg:height="0.0744in" svg:x="6.0083in" svg:y="0.0193in" svg:viewBox="0 0 182 190" svg:d="M30 169c-2 11-2 13-23 13-4 0-7 0-7 6 0 2 2 2 7 2 31 0 60 0 91 0 40 0 70-33 70-59 0-20-15-37-39-40 26-5 53-25 53-52 0-21-17-39-47-39-29 0-58 0-86 0-5 0-7 0-7 6 0 3 2 3 7 3 0 0 5 0 10 1 4 0 6 0 6 4 0 1 0 2-1 5-11 50-22 100-34 150zM69 89c5-23 11-47 16-70 2-9 2-10 13-10s22 0 33 0c22 0 28 17 28 29 0 24-22 51-53 51-13 0-25 0-37 0zM57 182c-3 0-4 0-6-1-2 0-2 0-2-2 0-1 0-2 0-6 6-26 13-52 18-78 16 0 32 0 48 0 25 0 30 21 30 33 0 27-23 54-53 54-12 0-23 0-35 0z"><text:p/></draw:path><draw:path draw:style-name="gr157" draw:text-style-name="P67" svg:width="0.061in" svg:height="0.0039in" svg:x="6.1157in" svg:y="0.0642in" svg:viewBox="0 0 156 11" svg:d="M146 11c5 0 10 0 10-5 0-6-5-6-10-6-45 0-92 0-137 0-5 0-9 0-9 6 0 5 4 5 9 5 45 0 92 0 137 0z"><text:p/></draw:path><draw:path draw:style-name="gr158" draw:text-style-name="P67" svg:width="0.0681in" svg:height="0.078in" svg:x="6.211in" svg:y="0.0154in" svg:viewBox="0 0 174 199" svg:d="M36 167c-10 19-20 23-31 24-3 0-5 0-5 6 0 1 1 2 3 2 7 0 15-1 22-1 8 0 17 1 25 1 2 0 5 0 5-5 0-3-2-3-4-3-6-1-12-3-12-10 0-4 2-7 4-11 6-11 13-23 19-34 21 0 43 0 64 0 1 5 4 43 4 45 0 9-13 10-19 10-3 0-5 0-5 6 0 2 3 2 3 2 10 0 21-1 32-1 6 0 23 1 28 1 2 0 5 0 5-6 0-2-2-2-5-2-16 0-16-2-17-10-5-58-11-116-16-175 0-5 0-6-4-6-5 0-5 2-7 5-30 54-59 108-89 162zM67 127c16-31 34-62 50-93 3 31 5 62 8 93-19 0-39 0-58 0z"><text:p/></draw:path><draw:path draw:style-name="gr159" draw:text-style-name="P67" svg:width="0.0228in" svg:height="0.1094in" svg:x="6.2886in" svg:y="0.0114in" svg:viewBox="0 0 59 279" svg:d="M59 140c0-22-3-56-17-87-15-35-37-53-40-53-1 0-2 1-2 2s0 2 5 7c25 28 39 73 39 131 0 47-9 96-41 132-3 3-3 3-3 4 0 2 1 3 2 3 3 0 26-19 41-54 13-32 16-63 16-85z"><text:p/></draw:path><draw:path draw:style-name="gr160" draw:text-style-name="P67" svg:width="0.0661in" svg:height="0.0728in" svg:x="6.3496in" svg:y="0.0299in" svg:viewBox="0 0 169 186" svg:d="M90 99c24 0 47 0 71 0 3 0 8 0 8-6 0-5-5-5-8-5-24 0-47 0-71 0 0-26 0-52 0-78 0-4 0-10-5-10s-5 6-5 10c0 26 0 52 0 78-24 0-47 0-71 0-4 0-9 0-9 5 0 6 5 6 9 6 24 0 47 0 71 0 0 26 0 52 0 78 0 4 0 9 5 9s5-5 5-9c0-26 0-52 0-78z"><text:p/></draw:path><draw:path draw:style-name="gr161" draw:text-style-name="P67" svg:width="0.0713in" svg:height="0.0744in" svg:x="6.448in" svg:y="0.0193in" svg:viewBox="0 0 182 190" svg:d="M67 103c15 0 29 0 43 0 36 0 72-29 72-61 0-21-17-42-50-42-28 0-55 0-83 0-5 0-8 0-8 6 0 3 3 3 8 3 3 0 7 0 11 1 4 0 5 1 5 4 0 1 0 2-1 5-11 50-22 100-34 150-2 11-2 13-23 13-4 0-7 0-7 5 0 3 3 3 4 3 7 0 25-1 32-1 5 0 11 1 17 1 5 0 11 0 16 0 2 0 5 0 5-5 0-3-2-3-7-3-9 0-16 0-16-5 0-2 0-4 0-5 5-23 11-46 16-69zM85 19c3-9 3-10 14-10 8 0 17 0 25 0 21 0 34 8 34 27 0 10-5 34-15 45-13 12-28 15-39 15-12 0-24 0-36 0 6-26 12-51 17-77z"><text:p/></draw:path><draw:path draw:style-name="gr162" draw:text-style-name="P67" svg:width="0.0228in" svg:height="0.1094in" svg:x="6.5323in" svg:y="0.0114in" svg:viewBox="0 0 59 279" svg:d="M59 276c0-1 0-1-4-6-32-35-40-89-40-130 0-49 10-98 41-133 3-3 3-4 3-5s-1-2-3-2-25 19-40 54c-13 32-16 62-16 86 0 21 3 55 17 86 16 35 37 53 39 53s3-1 3-3z"><text:p/></draw:path><draw:path draw:style-name="gr163" draw:text-style-name="P67" svg:width="0.0685in" svg:height="0.078in" svg:x="6.5646in" svg:y="0.0154in" svg:viewBox="0 0 175 199" svg:d="M37 167c-10 19-20 23-31 24-3 0-6 0-6 6 0 1 1 2 4 2 7 0 14-1 21-1 9 0 18 1 26 1 2 0 5 0 5-5 0-3-2-3-5-3-5-1-11-3-11-10 0-4 1-7 3-11 7-11 13-23 20-34 21 0 43 0 64 0 0 5 3 43 3 45 0 9-13 10-18 10-3 0-6 0-6 6 0 2 3 2 4 2 10 0 21-1 32-1 6 0 22 1 28 1 2 0 5 0 5-6 0-2-3-2-6-2-16 0-16-2-16-10-5-58-11-116-16-175-1-5-1-6-5-6s-5 2-7 5c-29 54-58 108-88 162zM67 127c17-31 34-62 50-93 3 31 6 62 9 93-20 0-39 0-59 0z"><text:p/></draw:path><draw:path draw:style-name="gr164" draw:text-style-name="P67" svg:width="0.0555in" svg:height="0.0677in" svg:x="6.6642in" svg:y="0.0283in" svg:viewBox="0 0 142 173" svg:d="M142 61c0-43-39-61-71-61-33 0-71 20-71 61 0 34 0 68 0 102 0 5 0 10 5 10s5-5 5-10c0-34 0-67 0-101 0-42 42-51 61-51 12 0 27 3 40 12 21 14 21 32 21 39 0 34 0 67 0 101 0 5 0 10 5 10s5-5 5-10c0-34 0-68 0-102z"><text:p/></draw:path><draw:path draw:style-name="gr165" draw:text-style-name="P67" svg:width="0.0713in" svg:height="0.0744in" svg:x="6.752in" svg:y="0.0193in" svg:viewBox="0 0 182 190" svg:d="M30 169c-2 11-3 13-23 13-4 0-7 0-7 6 0 2 2 2 7 2 30 0 60 0 91 0 40 0 70-33 70-59 0-20-15-37-40-40 27-5 54-25 54-52 0-21-17-39-47-39-29 0-58 0-86 0-5 0-8 0-8 6 0 3 2 3 8 3 0 0 5 0 9 1 5 0 7 0 7 4 0 1 0 2-1 5-11 50-23 100-34 150zM69 89c5-23 10-47 15-70 2-9 3-10 14-10s22 0 33 0c22 0 28 17 28 29 0 24-22 51-53 51-13 0-25 0-37 0zM57 182c-3 0-4 0-6-1-2 0-3 0-3-2 0-1 0-2 1-6 6-26 12-52 18-78 16 0 32 0 48 0 25 0 29 21 29 33 0 27-22 54-52 54-12 0-23 0-35 0z"><text:p/></draw:path><draw:path draw:style-name="gr166" draw:text-style-name="P67" svg:width="0.0228in" svg:height="0.1094in" svg:x="6.8343in" svg:y="0.0114in" svg:viewBox="0 0 59 279" svg:d="M59 140c0-22-3-56-16-87-15-35-38-53-40-53s-3 1-3 2 0 2 5 7c25 28 40 73 40 131 0 47-10 96-41 132-4 3-4 3-4 4 0 2 1 3 3 3s25-19 40-54c13-32 16-63 16-85z"><text:p/></draw:path><draw:path draw:style-name="gr167" draw:text-style-name="P67" svg:width="0.061in" svg:height="0.0039in" svg:x="6.898in" svg:y="0.0642in" svg:viewBox="0 0 156 11" svg:d="M147 11c4 0 9 0 9-5 0-6-5-6-9-6-46 0-92 0-138 0-4 0-9 0-9 6 0 5 5 5 9 5 46 0 92 0 138 0z"><text:p/></draw:path><draw:path draw:style-name="gr168" draw:text-style-name="P67" svg:width="0.0713in" svg:height="0.0744in" svg:x="6.9941in" svg:y="0.0193in" svg:viewBox="0 0 182 190" svg:d="M67 103c14 0 29 0 43 0 36 0 72-29 72-61 0-21-18-42-51-42-27 0-54 0-82 0-5 0-8 0-8 6 0 3 2 3 8 3 3 0 7 0 10 1 5 0 6 1 6 4 0 1 0 2-1 5-11 50-22 100-34 150-2 11-3 13-23 13-4 0-7 0-7 5 0 3 3 3 4 3 7 0 25-1 32-1 5 0 11 1 16 1 6 0 12 0 17 0 1 0 5 0 5-5 0-3-2-3-7-3-10 0-17 0-17-5 0-2 1-4 1-5 5-23 11-46 16-69zM85 19c3-9 3-10 13-10 8 0 17 0 25 0 21 0 35 8 35 27 0 10-5 34-15 45-13 12-28 15-39 15-12 0-24 0-36 0 6-26 11-51 17-77z"><text:p/></draw:path><draw:path draw:style-name="gr169" draw:text-style-name="P67" svg:width="0.0228in" svg:height="0.1094in" svg:x="7.0783in" svg:y="0.0114in" svg:viewBox="0 0 59 279" svg:d="M59 276c0-1 0-1-5-6-31-35-40-89-40-130 0-49 11-98 42-133 3-3 3-4 3-5s-1-2-3-2-25 19-40 54c-13 32-16 62-16 86 0 21 3 55 17 86 15 35 37 53 39 53s3-1 3-3z"><text:p/></draw:path><draw:path draw:style-name="gr170" draw:text-style-name="P67" svg:width="0.0681in" svg:height="0.078in" svg:x="7.1106in" svg:y="0.0154in" svg:viewBox="0 0 174 199" svg:d="M37 167c-10 19-20 23-32 24-3 0-5 0-5 6 0 1 1 2 4 2 6 0 14-1 21-1 8 0 18 1 26 1 1 0 5 0 5-5 0-3-2-3-5-3-5-1-11-3-11-10 0-4 1-7 3-11 6-11 13-23 19-34 21 0 43 0 64 0 1 5 4 43 4 45 0 9-13 10-18 10-3 0-6 0-6 6 0 2 3 2 3 2 11 0 22-1 32-1 7 0 23 1 29 1 2 0 4 0 4-6 0-2-2-2-5-2-16 0-16-2-17-10-5-58-10-116-15-175-1-5-1-6-5-6-5 0-5 2-7 5-29 54-58 108-88 162zM67 127c17-31 34-62 50-93 3 31 5 62 8 93-19 0-38 0-58 0z"><text:p/></draw:path><draw:path draw:style-name="gr171" draw:text-style-name="P67" svg:width="0.0551in" svg:height="0.0677in" svg:x="7.2102in" svg:y="0.0283in" svg:viewBox="0 0 141 173" svg:d="M141 61c0-43-39-61-71-61s-70 20-70 61c0 34 0 68 0 102 0 5 0 10 5 10s5-5 5-10c0-34 0-67 0-101 0-42 41-51 60-51 12 0 28 3 41 12 20 14 20 32 20 39 0 34 0 67 0 101 0 5 0 10 5 10s5-5 5-10c0-34 0-68 0-102z"><text:p/></draw:path><draw:path draw:style-name="gr172" draw:text-style-name="P67" svg:width="0.0713in" svg:height="0.0744in" svg:x="7.298in" svg:y="0.0193in" svg:viewBox="0 0 182 190" svg:d="M30 169c-2 11-3 13-23 13-5 0-7 0-7 6 0 2 2 2 7 2 30 0 60 0 91 0 40 0 70-33 70-59 0-20-15-37-40-40 27-5 54-25 54-52 0-21-18-39-48-39-28 0-57 0-85 0-6 0-8 0-8 6 0 3 2 3 8 3 2 0 5 0 9 1 4 0 7 0 7 4 0 1-1 2-1 5-12 50-23 100-34 150zM68 89c5-23 11-47 16-70 2-9 3-10 14-10s21 0 32 0c23 0 29 17 29 29 0 24-23 51-54 51-12 0-25 0-37 0zM56 182c-3 0-3 0-5-1-2 0-3 0-3-2 0-1 0-2 1-6 6-26 12-52 18-78 16 0 31 0 47 0 25 0 30 21 30 33 0 27-22 54-53 54-11 0-23 0-35 0z"><text:p/></draw:path><draw:path draw:style-name="gr173" draw:text-style-name="P67" svg:width="0.0228in" svg:height="0.1094in" svg:x="7.3803in" svg:y="0.0114in" svg:viewBox="0 0 59 279" svg:d="M59 140c0-22-3-56-17-87-15-35-37-53-39-53s-3 1-3 2 0 2 5 7c25 28 39 73 39 131 0 47-9 96-40 132-4 3-4 3-4 4 0 2 1 3 3 3s25-19 40-54c13-32 16-63 16-85z"><text:p/></draw:path><draw:path draw:style-name="gr174" draw:text-style-name="P67" svg:width="0.0661in" svg:height="0.0256in" svg:x="7.4469in" svg:y="0.0539in" svg:viewBox="0 0 169 66" svg:d="M161 11c3 0 8 0 8-5 0-6-5-6-8-6-51 0-102 0-152 0-4 0-9 0-9 6 0 5 5 5 9 5 50 0 101 0 152 0zM161 66c3 0 8 0 8-6s-5-6-8-6c-51 0-102 0-152 0-4 0-9 0-9 6s5 6 9 6c50 0 101 0 152 0z"><text:p/></draw:path><draw:path draw:style-name="gr175" draw:text-style-name="P67" svg:width="0.0102in" svg:height="0.0114in" svg:x="7.5559in" svg:y="0.0819in" svg:viewBox="0 0 27 30" svg:d="M27 15c0-8-7-15-14-15s-13 7-13 15 6 15 13 15 14-7 14-15z"><text:p/></draw:path><draw:path draw:style-name="gr176" draw:text-style-name="P67" svg:width="0.0102in" svg:height="0.0114in" svg:x="7.5835in" svg:y="0.0819in" svg:viewBox="0 0 27 30" svg:d="M27 15c0-8-6-15-13-15s-14 7-14 15 7 15 14 15 13-7 13-15z"><text:p/></draw:path><draw:path draw:style-name="gr177" draw:text-style-name="P67" svg:width="0.0102in" svg:height="0.0114in" svg:x="7.6114in" svg:y="0.0819in" svg:viewBox="0 0 27 30" svg:d="M27 15c0-8-7-15-14-15-8 0-13 7-13 15s5 15 13 15c7 0 14-7 14-15z"><text:p/></draw:path></draw:g></draw:g></text:p>
      <text:p text:style-name="P59"><draw:g text:anchor-type="as-char" svg:y="-0.1209in" draw:z-index="254" draw:style-name="gr1"><svg:title>TexMaths</svg:title><svg:desc>9§inline§(4) \text{trik zdisjunk.} B_1 = A, B_2=A_2-A_1,B_i=A_i-\bigcup_{j=1}^{i-1}: P(\bigcup A_i) = P(\bigcup B_i)= \sum P(B_i)  \leq \sum P(A_i) \square§svg§600§FALSE§</svg:desc><draw:g draw:style-name="gr2"><draw:path draw:style-name="gr3" draw:text-style-name="P66" svg:width="5.5913in" svg:height="0.1618in" svg:x="-0.0004in" svg:y="0.0063in" svg:viewBox="0 0 14203 412" svg:d="M7102 412c-2368 0-4735 0-7102 0 0-138 0-274 0-412 4735 0 9469 0 14203 0 0 138 0 274 0 412-2367 0-4734 0-7101 0z"><text:p/></draw:path><draw:path draw:style-name="gr4" draw:text-style-name="P67" svg:width="0.0287in" svg:height="0.1232in" svg:x="0.0059in" svg:y="0.0272in" svg:viewBox="0 0 74 314" svg:d="M74 311c0-1 0-1-6-7-39-39-50-99-50-146 0-55 13-110 51-150 5-4 5-4 5-5 0-2-2-3-4-3-3 0-31 21-50 61-16 34-20 70-20 97 0 24 4 62 21 97 19 38 46 59 49 59 2 0 4-1 4-3z"><text:p/></draw:path><draw:path draw:style-name="gr5" draw:text-style-name="P67" svg:width="0.0543in" svg:height="0.0839in" svg:x="0.0453in" svg:y="0.0358in" svg:viewBox="0 0 139 214" svg:d="M84 162c0 9 0 18 0 27 0 12 0 15-24 15-2 0-4 0-7 0 0 3 0 7 0 10 14-2 30-2 43-2s30 0 43 2c0-3 0-7 0-10-2 0-5 0-7 0-23 0-24-3-24-15 0-9 0-18 0-27 11 0 21 0 31 0 0-4 0-7 0-10-10 0-20 0-31 0 0-48 0-96 0-144 0-6 0-8-5-8-2 0-4 0-6 4-32 49-65 99-97 148 0 3 0 6 0 10 28 0 56 0 84 0zM85 152c-25 0-51 0-76 0 25-39 51-78 76-118 0 40 0 79 0 118z"><text:p/></draw:path><draw:path draw:style-name="gr6" draw:text-style-name="P67" svg:width="0.0283in" svg:height="0.1232in" svg:x="0.1114in" svg:y="0.0272in" svg:viewBox="0 0 73 314" svg:d="M73 158c0-26-4-64-21-100-19-38-46-58-49-58-2 0-3 1-3 3 0 1 0 1 5 7 32 31 50 82 50 148 0 54-12 108-51 148-4 4-4 4-4 5 0 2 1 3 3 3 3 0 31-21 50-61 16-34 20-69 20-95z"><text:p/></draw:path><draw:path draw:style-name="gr7" draw:text-style-name="P67" svg:width="0.0386in" svg:height="0.0772in" svg:x="0.1547in" svg:y="0.0437in" svg:viewBox="0 0 99 197" svg:d="M49 67c15 0 29 0 45 0 0-3 0-6 0-9-16 0-30 0-45 0 0-19 0-39 0-58-3 0-6 0-9 0 0 26-9 59-40 61 0 2 0 5 0 6 9 0 18 0 27 0 0 29 0 58 0 88 0 38 30 42 40 42 23 0 32-22 32-42 0-7 0-13 0-18-3 0-5 0-8 0 0 5 0 11 0 17 0 23-9 36-21 36-21 0-21-29-21-34 0-30 0-60 0-89z"><text:p/></draw:path><draw:path draw:style-name="gr8" draw:text-style-name="P67" svg:width="0.0413in" svg:height="0.0543in" svg:x="0.2043in" svg:y="0.0654in" svg:viewBox="0 0 106 139" svg:d="M44 34c0-11 0-22 0-34-14 1-30 2-44 3 0 3 0 6 0 10 22 0 24 2 24 18 0 28 0 55 0 84 0 15-3 15-24 15 0 2 0 6 0 9 13 0 27-1 36-1 13 0 27 0 40 1 0-3 0-7 0-9-2 0-4 0-7 0-23 0-24-4-24-16 0-16 0-32 0-48 0-32 13-60 38-60 2 0 2 0 3 1-1 0-7 4-7 12 0 9 6 13 14 13 5 0 13-3 13-13s-10-19-23-19c-24 0-34 21-39 34z"><text:p/></draw:path><draw:path draw:style-name="gr9" draw:text-style-name="P67" svg:width="0.026in" svg:height="0.0827in" svg:x="0.2539in" svg:y="0.0366in" svg:viewBox="0 0 67 211" svg:d="M46 72c-15 1-30 2-44 3 0 3 0 6 0 10 20 0 23 1 23 18 0 27 0 55 0 84 0 15-3 15-25 15 0 2 0 6 0 9 10 0 27-1 35-1 11 0 22 1 32 1 0-3 0-7 0-9-20 0-21-2-21-15 0-39 0-77 0-115zM47 16c0-10-8-16-16-16-10 0-18 8-18 16 0 9 8 17 18 17 8 0 16-6 16-17z"><text:p/></draw:path><draw:path draw:style-name="gr10" draw:text-style-name="P67" svg:width="0.0598in" svg:height="0.0862in" svg:x="0.2878in" svg:y="0.0335in" svg:viewBox="0 0 153 220" svg:d="M24 195c0 15-2 15-24 15 0 2 0 6 0 10 11-1 25-2 34-2 10 0 23 1 35 2 0-4 0-8 0-10-20 0-24 0-24-15 0-11 0-21 0-32 6-6 13-13 20-18 24 34 38 51 38 57s-6 8-12 8c0 2 0 6 0 10 9-1 28-2 34-2 9 0 19 1 28 2 0-4 0-8 0-10-12 0-19 0-31-17-13-19-27-38-40-57-1-2-2-3-2-4s23-20 25-22c21-16 34-16 41-17 0-4 0-8 0-10-9 1-14 1-23 1-11 0-30 0-35-1 0 2 0 6 0 10 6 1 9 3 9 8 0 6-4 10-7 12-14 13-30 26-44 38 0-50 0-101 0-151-15 1-31 3-46 4 0 3 0 6 0 9 22 0 24 2 24 19 0 54 0 108 0 163z"><text:p/></draw:path><draw:path draw:style-name="gr11" draw:text-style-name="P67" svg:width="0.0461in" svg:height="0.0535in" svg:x="0.3953in" svg:y="0.0665in" svg:viewBox="0 0 118 137" svg:d="M114 10c3-4 3-5 3-6 0-4-3-4-8-4-33 0-68 0-101 0-1 17-3 34-4 51 3 0 5 0 8 0 2-32 8-44 43-44 12 0 24 0 36 0-30 40-59 79-88 119-3 4-3 4-3 6 0 5 2 5 8 5 35 0 69 0 104 0 2-20 4-40 6-60-3 0-6 0-8 0-3 37-10 52-46 52-13 0-25 0-38 0 30-40 59-80 88-119z"><text:p/></draw:path><draw:path draw:style-name="gr12" draw:text-style-name="P67" svg:width="0.061in" svg:height="0.087in" svg:x="0.4512in" svg:y="0.0335in" svg:viewBox="0 0 156 222" svg:d="M110 202c0 6 0 13 0 20 15-1 30-2 46-2 0-4 0-8 0-10-22 0-25-3-25-18 0-64 0-128 0-192-15 1-30 3-46 4 0 3 0 6 0 9 23 0 26 2 26 19 0 22 0 44 0 67-10-11-24-19-41-19-37 0-70 31-70 71 0 41 31 71 67 71 20 0 35-11 43-20zM110 117c0 22 0 43 0 65 0 5 0 6-4 11-10 16-24 23-38 23s-25-8-33-21c-8-12-9-30-9-44 0-12 1-30 10-44 6-10 19-21 36-21 11 0 24 5 34 19 4 6 4 7 4 12z"><text:p/></draw:path><draw:path draw:style-name="gr13" draw:text-style-name="P67" svg:width="0.026in" svg:height="0.0827in" svg:x="0.5201in" svg:y="0.0366in" svg:viewBox="0 0 67 211" svg:d="M46 72c-15 1-30 2-45 3 0 3 0 6 0 10 21 0 23 1 23 18 0 27 0 55 0 84 0 15-3 15-24 15 0 2 0 6 0 9 10 0 27-1 35-1 11 0 22 1 32 1 0-3 0-7 0-9-20 0-21-2-21-15 0-39 0-77 0-115zM47 16c0-10-8-16-17-16-10 0-17 8-17 16 0 9 7 17 17 17 9 0 17-6 17-17z"><text:p/></draw:path><draw:path draw:style-name="gr14" draw:text-style-name="P67" svg:width="0.0402in" svg:height="0.0567in" svg:x="0.5551in" svg:y="0.0642in" svg:viewBox="0 0 103 145" svg:d="M55 80c7 2 33 6 33 30 0 16-12 29-36 29-27 0-38-18-44-45-1-5-1-6-4-6-4 0-4 2-4 8 0 14 0 27 0 42 0 5 0 7 3 7 1 0 1-1 8-6 1-1 1-1 6-8 14 14 29 14 35 14 36 0 51-21 51-43 0-17-9-26-13-31-11-10-23-13-36-15-18-3-40-7-40-25 0-12 9-25 36-25 35 0 36 29 37 39 0 3 3 3 4 3 4 0 4-2 4-8 0-11 0-21 0-32 0-5 0-8-3-8-2 0-3 0-7 5 0 0-4 3-5 4-13-9-25-9-30-9-38 0-50 22-50 40 0 10 4 19 13 26 10 8 19 10 42 14z"><text:p/></draw:path><draw:path draw:style-name="gr15" draw:text-style-name="P67" svg:width="0.0303in" svg:height="0.1075in" svg:x="0.5949in" svg:y="0.0366in" svg:viewBox="0 0 78 274" svg:d="M78 72c-16 1-31 2-47 3 0 3 0 6 0 10 24 0 27 2 27 18 0 41 0 82 0 125 0 13-3 40-23 40-2 0-9 0-17-4 4-1 11-6 11-15 0-8-6-14-15-14s-14 6-14 14c0 17 17 25 35 25 24 0 43-19 43-47 0-52 0-104 0-155zM78 16c0-9-7-16-16-16s-17 6-17 16c0 9 8 17 17 17s16-7 16-17z"><text:p/></draw:path><draw:path draw:style-name="gr16" draw:text-style-name="P67" svg:width="0.0622in" svg:height="0.0555in" svg:x="0.6417in" svg:y="0.0654in" svg:viewBox="0 0 159 142" svg:d="M113 114c0 9 0 18 0 28 16-1 31-2 46-3 0-3 0-7 0-9-22 0-24-3-24-18 0-37 0-75 0-112-15 1-32 2-47 3 0 3 0 6 0 10 23 0 24 2 24 18 0 19 0 37 0 55 0 28-15 50-37 50-27 0-28-15-28-32 0-35 0-69 0-104-16 1-32 2-47 3 0 3 0 6 0 10 25 0 25 1 25 29 0 16 0 32 0 47 0 24 0 53 48 53 18 0 31-8 40-28z"><text:p/></draw:path><draw:path draw:style-name="gr17" draw:text-style-name="P67" svg:width="0.0622in" svg:height="0.0543in" svg:x="0.711in" svg:y="0.0654in" svg:viewBox="0 0 159 139" svg:d="M25 31c0 28 0 55 0 84 0 15-3 15-25 15 0 2 0 6 0 9 12 0 28-1 36-1s25 1 36 1c0-3 0-7 0-9-22 0-25 0-25-15 0-20 0-38 0-58 0-33 22-51 43-51 20 0 23 17 23 35 0 25 0 49 0 74 0 15-3 15-25 15 0 2 0 6 0 9 11 0 27-1 36-1 8 0 24 1 35 1 0-3 0-7 0-9-16 0-24 0-24-10 0-21 0-41 0-61 0-27 0-36-10-48-4-5-15-11-33-11-24 0-38 14-47 32 0-10 0-21 0-32-15 1-30 2-45 3 0 3 0 6 0 10 22 0 25 2 25 18z"><text:p/></draw:path><draw:path draw:style-name="gr18" draw:text-style-name="P67" svg:width="0.0598in" svg:height="0.0862in" svg:x="0.7795in" svg:y="0.0335in" svg:viewBox="0 0 153 220" svg:d="M25 195c0 15-3 15-25 15 0 2 0 6 0 10 11-1 25-2 35-2 9 0 22 1 34 2 0-4 0-8 0-10-20 0-24 0-24-15 0-11 0-21 0-32 6-6 13-13 20-18 24 34 38 51 38 57s-6 8-11 8c0 2 0 6 0 10 8-1 27-2 33-2 10 0 19 1 28 2 0-4 0-8 0-10-12 0-19 0-31-17-13-19-27-38-40-57-1-2-2-3-2-4s23-20 26-22c20-16 33-16 40-17 0-4 0-8 0-10-9 1-14 1-23 1-11 0-30 0-35-1 0 2 0 6 0 10 6 1 9 3 9 8 0 6-4 10-7 12-14 13-30 26-44 38 0-50 0-101 0-151-15 1-31 3-46 4 0 3 0 6 0 9 22 0 25 2 25 19 0 54 0 108 0 163z"><text:p/></draw:path><draw:path draw:style-name="gr19" draw:text-style-name="P67" svg:width="0.0126in" svg:height="0.013in" svg:x="0.8528in" svg:y="0.1063in" svg:viewBox="0 0 33 34" svg:d="M33 17c0-9-7-17-16-17s-17 8-17 17 8 17 17 17 16-8 16-17z"><text:p/></draw:path><draw:path draw:style-name="gr20" draw:text-style-name="P67" svg:width="0.0886in" svg:height="0.0846in" svg:x="0.8815in" svg:y="0.035in" svg:viewBox="0 0 226 216" svg:d="M38 191c-4 12-4 15-29 15-5 0-9 0-9 6 0 4 3 4 9 4 38 0 75 0 112 0 51 0 88-38 88-68 0-23-18-42-49-45 33-6 66-29 66-60 0-23-21-43-59-43-35 0-71 0-106 0-6 0-9 0-9 6 0 4 3 4 8 4 1 0 7 0 13 1 5 0 8 1 8 4 0 2 0 3-1 7-14 56-28 112-42 169zM85 100c7-26 14-52 20-78 3-11 4-12 17-12 14 0 27 0 41 0 28 0 34 19 34 32 0 28-27 58-66 58-15 0-30 0-46 0zM71 206c-4 0-5 0-7-1-3 0-4 0-4-2 0-1 0-2 1-8 7-29 15-59 23-88 19 0 39 0 59 0 31 0 37 24 37 37 0 32-29 62-66 62-14 0-29 0-43 0z"><text:p/></draw:path><draw:path draw:style-name="gr21" draw:text-style-name="P67" svg:width="0.0311in" svg:height="0.0575in" svg:x="0.9803in" svg:y="0.0807in" svg:viewBox="0 0 80 147" svg:d="M50 6c0-6-1-6-7-6-14 14-34 14-43 14 0 3 0 6 0 9 5 0 20 0 32-7 0 38 0 75 0 113 0 7 0 10-22 10-3 0-6 0-8 0 0 2 0 5 0 8 3 0 30-1 38-1s36 1 40 1c0-3 0-6 0-8-3 0-5 0-8 0-22 0-22-3-22-10 0-42 0-82 0-123z"><text:p/></draw:path><draw:path draw:style-name="gr22" draw:text-style-name="P67" svg:width="0.0827in" svg:height="0.0287in" svg:x="1.0685in" svg:y="0.074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23" draw:text-style-name="P67" svg:width="0.085in" svg:height="0.089in" svg:x="1.1972in" svg:y="0.0311in" svg:viewBox="0 0 217 227" svg:d="M45 190c-13 22-24 26-39 27-3 0-6 0-6 6 0 2 1 4 4 4 9 0 18-2 27-2 10 0 21 2 32 2 2 0 5 0 5-7 0-3-2-3-4-3-7-1-15-4-15-12 0-3 1-7 4-11 8-14 16-27 24-40 26 0 53 0 80 0 0 6 5 49 5 52 0 10-17 11-23 11-5 0-8 0-8 6 0 4 4 4 5 4 12 0 26-2 39-2 9 0 28 2 36 2 2 0 6 0 6-7 0-3-4-3-7-3-20 0-20-3-21-12-6-65-14-131-20-197 0-6 0-8-5-8-6 0-7 3-8 5-37 62-74 123-111 185zM83 144c20-35 42-69 63-104 3 35 6 69 10 104-25 0-49 0-73 0z"><text:p/></draw:path><draw:path draw:style-name="gr24" draw:text-style-name="P67" svg:width="0.0142in" svg:height="0.037in" svg:x="1.2969in" svg:y="0.1063in" svg:viewBox="0 0 37 95" svg:d="M37 33c0-20-7-33-20-33-11 0-17 8-17 17 0 8 6 17 17 17 4 0 8-2 11-4 1-1 1-1 2-1 0 2 1 0 1 4 0 24-12 43-22 53-4 4-4 4-4 5 0 3 2 4 3 4 4 0 29-25 29-62z"><text:p/></draw:path><draw:path draw:style-name="gr25" draw:text-style-name="P67" svg:width="0.0886in" svg:height="0.0846in" svg:x="1.3469in" svg:y="0.035in" svg:viewBox="0 0 226 216" svg:d="M37 191c-3 12-4 15-29 15-5 0-8 0-8 6 0 4 3 4 8 4 38 0 76 0 113 0 50 0 88-38 88-68 0-23-19-42-50-45 34-6 67-29 67-60 0-23-21-43-60-43-35 0-71 0-106 0-5 0-9 0-9 6 0 4 3 4 9 4 1 0 7 0 12 1 6 0 9 1 9 4 0 2 0 3-2 7-14 56-28 112-42 169zM85 100c6-26 13-52 19-78 3-11 4-12 17-12 14 0 28 0 42 0 27 0 34 19 34 32 0 28-27 58-66 58-15 0-31 0-46 0zM71 206c-4 0-5 0-7-1-4 0-5 0-5-2 0-1 0-2 2-8 7-29 15-59 22-88 20 0 40 0 60 0 31 0 36 24 36 37 0 32-28 62-66 62-14 0-28 0-42 0z"><text:p/></draw:path><draw:path draw:style-name="gr26" draw:text-style-name="P67" svg:width="0.0382in" svg:height="0.0575in" svg:x="1.4413in" svg:y="0.0807in" svg:viewBox="0 0 98 147" svg:d="M98 106c-3 0-4 0-7 0-1 6-4 18-6 21-2 1-19 1-22 1-14 0-27 0-41 0 23-21 31-26 45-37 16-13 31-27 31-48 0-27-23-43-52-43-27 0-46 19-46 40 0 11 10 12 12 12 5 0 11-3 11-11 0-5-1-12-12-12 6-16 21-21 32-21 22 0 33 17 33 35 0 19-13 34-20 43-18 17-35 35-53 53-3 1-3 1-3 8 31 0 61 0 92 0 2-14 4-27 6-41z"><text:p/></draw:path><draw:path draw:style-name="gr27" draw:text-style-name="P67" svg:width="0.0823in" svg:height="0.0287in" svg:x="1.5335in" svg:y="0.074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28" draw:text-style-name="P67" svg:width="0.085in" svg:height="0.089in" svg:x="1.6622in" svg:y="0.0311in" svg:viewBox="0 0 217 227" svg:d="M46 190c-13 22-25 26-39 27-4 0-7 0-7 6 0 2 2 4 4 4 9 0 18-2 27-2 11 0 22 2 32 2 2 0 6 0 6-7 0-3-2-3-5-3-7-1-15-4-15-12 0-3 2-7 5-11 8-14 15-27 23-40 27 0 53 0 80 0 0 6 5 49 5 52 0 10-16 11-23 11-4 0-8 0-8 6 0 4 3 2 5 4 13 0 27-2 39-2 9 0 28 2 36 2 2 0 6 0 6-7 0-3-3-3-7-3-20 0-20-3-21-12-6-65-13-131-19-197-1-6-1-8-6-8s-7 3-8 5c-37 62-73 123-110 185zM84 144c20-35 41-69 62-104 3 35 7 69 11 104-25 0-49 0-73 0z"><text:p/></draw:path><draw:path draw:style-name="gr29" draw:text-style-name="P67" svg:width="0.0382in" svg:height="0.0575in" svg:x="1.7567in" svg:y="0.0807in" svg:viewBox="0 0 98 147" svg:d="M98 106c-3 0-5 0-8 0 0 6-3 18-5 21-2 1-19 1-22 1-14 0-28 0-41 0 23-21 31-26 45-37 16-13 31-27 31-48 0-27-23-43-52-43-27 0-46 19-46 40 0 11 10 12 12 12 5 0 11-3 11-11 0-5-1-12-12-12 6-16 21-21 32-21 22 0 33 17 33 35 0 19-13 34-20 43-18 17-35 35-53 53-3 1-3 1-3 8 31 0 60 0 91 0 3-14 4-27 7-41z"><text:p/></draw:path><draw:path draw:style-name="gr30" draw:text-style-name="P67" svg:width="0.0756in" svg:height="0.0047in" svg:x="1.8449in" svg:y="0.0862in" svg:viewBox="0 0 193 13" svg:d="M183 13c5 0 10 0 10-7 0-6-5-6-10-6-57 0-115 0-171 0-6 0-12 0-12 6 0 7 6 7 12 7 56 0 114 0 171 0z"><text:p/></draw:path><draw:path draw:style-name="gr31" draw:text-style-name="P67" svg:width="0.085in" svg:height="0.089in" svg:x="1.9638in" svg:y="0.0311in" svg:viewBox="0 0 217 227" svg:d="M46 190c-13 22-25 26-40 27-3 0-6 0-6 6 0 2 2 4 4 4 9 0 18-2 27-2 10 0 22 2 32 2 2 0 6 0 6-7 0-3-2-3-5-3-7-1-15-4-15-12 0-3 2-7 4-11 8-14 16-27 24-40 26 0 53 0 80 0 0 6 5 49 5 52 0 10-16 11-23 11-4 0-8 0-8 6 0 4 4 4 5 4 13 0 27-2 39-2 9 0 28 2 36 2 2 0 6 0 6-7 0-3-3-3-7-3-20 0-20-3-21-12-6-65-13-131-19-197-1-6-1-8-6-8-6 0-7 3-8 5-37 62-73 123-110 185zM84 144c20-35 41-69 62-104 3 35 6 69 10 104-25 0-48 0-72 0z"><text:p/></draw:path><draw:path draw:style-name="gr32" draw:text-style-name="P67" svg:width="0.0315in" svg:height="0.0575in" svg:x="2.0622in" svg:y="0.0807in" svg:viewBox="0 0 81 147" svg:d="M50 6c0-6-1-6-7-6-13 14-34 14-43 14 0 3 0 6 0 9 5 0 20 0 32-7 0 38 0 75 0 113 0 7 0 10-22 10-3 0-6 0-8 0 0 2 0 5 0 8 3 0 31-1 39-1 7 0 35 1 40 1 0-3 0-6 0-8-3 0-6 0-9 0-22 0-22-3-22-10 0-42 0-82 0-123z"><text:p/></draw:path><draw:path draw:style-name="gr33" draw:text-style-name="P67" svg:width="0.0142in" svg:height="0.037in" svg:x="2.1193in" svg:y="0.1063in" svg:viewBox="0 0 37 95" svg:d="M37 33c0-20-7-33-20-33-11 0-17 8-17 17 0 8 6 17 17 17 4 0 8-2 11-4 1-1 1-1 2-1 0 2 1 0 1 4 0 24-12 43-22 53-4 4-4 4-4 5 0 3 2 4 3 4 4 0 29-25 29-62z"><text:p/></draw:path><draw:path draw:style-name="gr34" draw:text-style-name="P67" svg:width="0.0886in" svg:height="0.0846in" svg:x="2.1693in" svg:y="0.035in" svg:viewBox="0 0 226 216" svg:d="M37 191c-3 12-4 15-29 15-5 0-8 0-8 6 0 4 3 4 8 4 38 0 76 0 113 0 50 0 88-38 88-68 0-23-18-42-50-45 34-6 67-29 67-60 0-23-21-43-59-43-36 0-71 0-107 0-5 0-9 0-9 6 0 4 3 4 9 4 1 0 7 0 12 1 6 0 9 1 9 4 0 2 0 3-1 7-14 56-29 112-43 169zM85 100c7-26 13-52 19-78 3-11 4-12 17-12 14 0 28 0 42 0 28 0 34 19 34 32 0 28-27 58-66 58-15 0-30 0-46 0zM71 206c-4 0-5 0-7-1-4 0-5 0-5-2 0-1 0-2 2-8 7-29 15-59 22-88 20 0 40 0 60 0 31 0 36 24 36 37 0 32-28 62-66 62-14 0-28 0-42 0z"><text:p/></draw:path><draw:path draw:style-name="gr35" draw:text-style-name="P67" svg:width="0.026in" svg:height="0.0583in" svg:x="2.2622in" svg:y="0.0807in" svg:viewBox="0 0 67 149" svg:d="M61 9c0-4-2-9-8-9s-13 6-13 13c0 3 3 8 9 8 7 0 12-7 12-12zM16 121c-1 3-2 6-2 10 0 9 9 18 21 18 23 0 32-30 32-34 0-2-2-3-3-3-3 0-4 1-5 4-4 18-14 27-23 27-5 0-5-3-5-8s1-9 3-14c2-6 5-12 7-17 2-6 10-26 11-28 1-3 1-6 1-8 0-10-8-18-21-18-21 0-32 29-32 33 0 3 4 3 4 3 3 0 3-1 4-3 5-19 15-27 23-27 4 0 6 2 6 7s-1 9-6 23c-5 11-10 23-15 35z"><text:p/></draw:path><draw:path draw:style-name="gr36" draw:text-style-name="P67" svg:width="0.0827in" svg:height="0.0287in" svg:x="2.3413in" svg:y="0.074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37" draw:text-style-name="P67" svg:width="0.085in" svg:height="0.089in" svg:x="2.4705in" svg:y="0.0311in" svg:viewBox="0 0 217 227" svg:d="M45 190c-13 22-24 26-39 27-3 0-6 0-6 6 0 2 1 4 4 4 9 0 18-2 27-2 10 0 21 2 32 2 2 0 5 0 5-7 0-3-2-3-4-3-7-1-15-4-15-12 0-3 1-7 4-11 8-14 16-27 24-40 26 0 53 0 80 0 0 6 5 49 5 52 0 10-17 11-23 11-5 0-8 0-8 6 0 4 4 4 5 4 12 0 26-2 39-2 9 0 28 2 36 2 2 0 6 0 6-7 0-3-4-3-7-3-20 0-20-3-21-12-6-65-14-131-20-197 0-6 0-8-5-8-6 0-7 3-8 5-37 62-74 123-111 185zM83 144c20-35 42-69 63-104 3 35 6 69 10 104-25 0-49 0-73 0z"><text:p/></draw:path><draw:path draw:style-name="gr38" draw:text-style-name="P67" svg:width="0.026in" svg:height="0.0583in" svg:x="2.5634in" svg:y="0.0807in" svg:viewBox="0 0 67 149" svg:d="M61 9c0-4-3-9-9-9s-12 6-12 13c0 3 2 8 9 8 6 0 12-7 12-12zM15 121c-1 3-2 6-2 10 0 9 9 18 22 18 22 0 32-30 32-34 0-2-3-3-4-3-3 0-4 1-5 4-4 18-14 27-23 27-4 0-5-3-5-8s1-9 3-14c3-6 5-12 7-17 2-6 10-26 11-28 1-3 2-6 2-8 0-10-9-18-22-18-21 0-31 29-31 33 0 3 3 3 4 3 2 0 2-1 3-3 6-19 15-27 24-27 3 0 6 2 6 7s-2 9-7 23c-5 11-10 23-15 35z"><text:p/></draw:path><draw:path draw:style-name="gr39" draw:text-style-name="P67" svg:width="0.0756in" svg:height="0.0047in" svg:x="2.6386in" svg:y="0.0862in" svg:viewBox="0 0 193 13" svg:d="M183 13c5 0 10 0 10-7 0-6-5-6-10-6-57 0-115 0-171 0-6 0-12 0-12 6 0 7 6 7 12 7 56 0 114 0 171 0z"><text:p/></draw:path><draw:path draw:style-name="gr40" draw:text-style-name="P67" svg:width="0.0894in" svg:height="0.1232in" svg:x="2.7598in" svg:y="0.0272in" svg:viewBox="0 0 228 314" svg:d="M206 205c0 52-45 87-92 87s-92-35-92-87c0-64 0-127 0-191 0-4 0-14-11-14s-11 10-11 14c0 64 0 128 0 192 0 60 52 108 114 108 61 0 114-48 114-108 0-64 0-128 0-192 0-4 0-14-11-14s-11 10-11 14c0 64 0 127 0 191z"><text:p/></draw:path><draw:path draw:style-name="gr41" draw:text-style-name="P67" svg:width="0.026in" svg:height="0.0583in" svg:x="2.8606in" svg:y="-0.0004in" svg:viewBox="0 0 67 149" svg:d="M61 9c0-4-3-9-9-9-5 0-12 6-12 13 0 3 3 8 9 8s12-7 12-12zM16 121c-1 3-2 6-2 10 0 9 9 18 21 18 23 0 32-30 32-34 0-3-2-2-3-2-4 0-4 0-5 3-5 18-15 27-23 27-5 0-5-3-5-8 0-4 0-9 3-14 2-6 5-12 6-17 3-6 11-26 11-28 1-3 2-6 2-8 0-10-9-19-21-19-22 0-32 30-32 34 0 3 3 3 4 3 3 0 3-1 4-3 5-19 15-27 23-27 4 0 6 2 6 7s-1 9-7 22c-5 12-9 24-14 36z"><text:p/></draw:path><draw:path draw:style-name="gr42" draw:text-style-name="P67" svg:width="0.0587in" svg:height="0.0039in" svg:x="2.9008in" svg:y="0.0335in" svg:viewBox="0 0 150 11" svg:d="M141 11c4 0 9 0 9-6 0-5-5-5-9-5-44 0-88 0-132 0-4 0-9 0-9 5 0 6 5 6 9 6 44 0 88 0 132 0z"><text:p/></draw:path><draw:path draw:style-name="gr43" draw:text-style-name="P67" svg:width="0.0315in" svg:height="0.0575in" svg:x="2.9787in" svg:y="-0.0004in" svg:viewBox="0 0 81 147" svg:d="M50 6c0-6-1-6-7-6-13 14-34 14-43 14 0 3 0 6 0 9 5 0 20 0 32-7 0 38 0 75 0 113 0 7 0 10-22 10-3 0-6 0-8 0 0 2 0 5 0 8 3 0 31-1 39-1 7 0 35 1 40 1 0-3 0-6 0-8-3 0-6 0-9 0-22 0-22-3-22-10 0-42 0-82 0-123z"><text:p/></draw:path><draw:path draw:style-name="gr44" draw:text-style-name="P67" svg:width="0.0378in" svg:height="0.0752in" svg:x="2.8563in" svg:y="0.0992in" svg:viewBox="0 0 97 192" svg:d="M97 8c0-4-3-8-8-8-7 0-13 6-13 12 0 3 3 9 9 9s12-7 12-13zM50 158c-3 15-15 27-28 27-3 0-6 0-8-1 6-2 8-8 8-11 0-6-5-8-9-8-7 0-13 5-13 12 0 9 9 15 22 15s39-8 46-35 14-54 20-80c1-2 1-4 1-7 0-12-10-21-23-21-25 0-39 31-39 34 0 2 3 2 4 2 2 0 2 0 4-3 5-13 17-27 30-27 5 0 8 4 8 11 0 2-1 6-1 7-7 28-14 56-22 85z"><text:p/></draw:path><draw:path draw:style-name="gr45" draw:text-style-name="P67" svg:width="0.0638in" svg:height="0.0228in" svg:x="2.9087in" svg:y="0.1232in" svg:viewBox="0 0 163 59" svg:d="M155 11c3 0 8 0 8-6 0-5-6-5-8-5-49 0-98 0-147 0-3 0-8 0-8 5 0 6 5 6 8 6 49 0 98 0 147 0zM155 59c2 0 8 0 8-5s-5-5-8-5c-49 0-98 0-147 0-3 0-8 0-8 5s5 5 8 5c49 0 98 0 147 0z"><text:p/></draw:path><draw:path draw:style-name="gr46" draw:text-style-name="P67" svg:width="0.0315in" svg:height="0.0575in" svg:x="2.9886in" svg:y="0.0992in" svg:viewBox="0 0 81 147" svg:d="M50 6c0-6 0-6-6-6-14 14-34 13-44 13 0 3 0 6 0 9 5 0 21 0 32-7 0 38 0 76 0 114 0 7 0 10-21 10-3 0-7 0-9 0 0 2 0 5 0 8 4-1 31-1 39-1s35 0 40 1c0-3 0-6 0-8-3 0-5 0-8 0-23 0-23-3-23-10 0-42 0-82 0-123z"><text:p/></draw:path><draw:path draw:style-name="gr47" draw:text-style-name="P67" svg:width="0.0126in" svg:height="0.0535in" svg:x="3.0803in" svg:y="0.0665in" svg:viewBox="0 0 33 137" svg:d="M33 17c0-9-7-17-16-17s-17 8-17 17 8 17 17 17 16-8 16-17zM33 120c0-9-7-17-16-17s-17 8-17 17 8 17 17 17 16-8 16-17z"><text:p/></draw:path><draw:path draw:style-name="gr48" draw:text-style-name="P67" svg:width="0.0886in" svg:height="0.0846in" svg:x="3.1437in" svg:y="0.035in" svg:viewBox="0 0 226 216" svg:d="M84 116c18 0 35 0 53 0 45 0 89-33 89-68 0-25-21-48-62-48-34 0-69 0-103 0-6 0-10 0-10 6 0 4 4 4 10 4 4 0 10 0 14 1 4 0 7 1 7 4 0 2-1 3-2 7-14 56-28 112-42 169-3 12-4 15-29 15-5 0-9 0-9 6 0 4 4 4 4 4 9 0 32-2 41-2 6 0 13 1 21 1 6 0 13 1 19 1 3 0 7 0 7-6 0-4-3-4-8-4-12 0-21 0-21-6 0-2 1-4 1-6 6-26 13-52 20-78zM106 22c3-11 4-12 17-12 10 0 21 0 31 0 26 0 42 8 42 31 0 11-6 38-18 50-16 14-35 17-48 17-16 0-30 0-45 0 7-29 14-58 21-86z"><text:p/></draw:path><draw:path draw:style-name="gr49" draw:text-style-name="P67" svg:width="0.0287in" svg:height="0.1232in" svg:x="3.248in" svg:y="0.0272in" svg:viewBox="0 0 74 314" svg:d="M74 311c0-1 0-1-6-7-39-39-49-99-49-146 0-55 12-110 50-150 5-4 5-4 5-5 0-2-1-3-4-3s-31 21-49 61c-17 34-21 70-21 97 0 24 4 62 22 97 18 38 45 59 48 59s4-1 4-3z"><text:p/></draw:path><draw:path draw:style-name="gr50" draw:text-style-name="P67" svg:width="0.0894in" svg:height="0.1232in" svg:x="3.2913in" svg:y="0.0272in" svg:viewBox="0 0 228 314" svg:d="M206 205c0 52-46 87-93 87s-91-35-91-87c0-64 0-127 0-191 0-4 0-14-11-14s-11 10-11 14c0 64 0 128 0 192 0 60 51 108 113 108s115-48 115-108c0-64 0-128 0-192 0-4 0-14-11-14s-11 10-11 14c0 64 0 127 0 191z"><text:p/></draw:path><draw:path draw:style-name="gr51" draw:text-style-name="P67" svg:width="0.085in" svg:height="0.089in" svg:x="3.4134in" svg:y="0.0311in" svg:viewBox="0 0 217 227" svg:d="M46 190c-13 22-25 26-40 27-3 0-6 0-6 6 0 2 2 4 4 4 9 0 18-2 27-2 10 0 22 2 32 2 2 0 6 0 6-7 0-3-3-3-5-3-7-1-15-4-15-12 0-3 2-7 4-11 8-14 16-27 24-40 26 0 53 0 80 0 0 6 5 49 5 52 0 10-16 11-23 11-4 0-8 0-8 6 0 4 4 4 5 4 13 0 27-2 39-2 9 0 28 2 36 2 2 0 6 0 6-7 0-3-3-3-7-3-20 0-20-3-21-12-6-65-13-131-19-197-1-6-1-8-6-8-6 0-7 3-8 5-37 62-73 123-110 185zM84 144c20-35 41-69 62-104 3 35 6 69 10 104-25 0-48 0-72 0z"><text:p/></draw:path><draw:path draw:style-name="gr52" draw:text-style-name="P67" svg:width="0.026in" svg:height="0.0583in" svg:x="3.5063in" svg:y="0.0807in" svg:viewBox="0 0 67 149" svg:d="M61 9c0-4-3-9-9-9-5 0-12 6-12 13 0 3 3 8 9 8s12-7 12-12zM16 121c-1 3-2 6-2 10 0 9 8 18 21 18 23 0 32-30 32-34 0-2-3-3-4-3-3 0-3 1-4 4-5 18-15 27-23 27-5 0-5-3-5-8s0-9 3-14c2-6 5-12 6-17 3-6 10-26 11-28 1-3 2-6 2-8 0-10-9-18-21-18-22 0-32 29-32 33 0 3 3 3 4 3 2 0 3-1 3-3 6-19 16-27 24-27 4 0 6 2 6 7s-2 9-7 23c-5 11-9 23-14 35z"><text:p/></draw:path><draw:path draw:style-name="gr53" draw:text-style-name="P67" svg:width="0.0287in" svg:height="0.1232in" svg:x="3.5508in" svg:y="0.0272in" svg:viewBox="0 0 74 314" svg:d="M74 158c0-26-4-64-21-100-19-38-47-58-49-58s-4 1-4 3c0 1 0 1 6 7 31 31 49 82 49 148 0 54-12 108-51 148-4 4-4 4-4 5 0 2 2 3 4 3s31-21 50-61c16-34 20-69 20-95z"><text:p/></draw:path><draw:path draw:style-name="gr54" draw:text-style-name="P67" svg:width="0.0827in" svg:height="0.0287in" svg:x="3.6335in" svg:y="0.074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55" draw:text-style-name="P67" svg:width="0.0886in" svg:height="0.0846in" svg:x="3.7634in" svg:y="0.035in" svg:viewBox="0 0 226 216" svg:d="M83 116c18 0 36 0 54 0 45 0 89-33 89-68 0-25-22-48-63-48-34 0-69 0-103 0-5 0-9 0-9 6 0 4 3 4 9 4 5 0 10 0 14 1 5 0 7 1 7 4 0 2 0 3-1 7-14 56-29 112-43 169-3 12-4 15-29 15-5 0-8 0-8 6 0 4 4 4 4 4 9 0 32-2 41-2 6 0 13 1 20 1s13 1 20 1c2 0 7 0 7-6 0-4-3-4-9-4-12 0-21 0-21-6 0-2 1-4 1-6 6-26 13-52 20-78zM105 22c4-11 4-12 17-12 10 0 21 0 31 0 26 0 43 8 43 31 0 11-6 38-19 50-15 14-35 17-48 17-16 0-30 0-45 0 7-29 14-58 21-86z"><text:p/></draw:path><draw:path draw:style-name="gr56" draw:text-style-name="P67" svg:width="0.0283in" svg:height="0.1232in" svg:x="3.8677in" svg:y="0.0272in" svg:viewBox="0 0 73 314" svg:d="M73 311c0-1 0-1-6-7-39-39-49-99-49-146 0-55 13-110 51-150 4-4 4-4 4-5 0-2-1-3-3-3-3 0-31 21-50 61-16 34-20 70-20 97 0 24 4 62 21 97 19 38 46 59 49 59 2 0 3-1 3-3z"><text:p/></draw:path><draw:path draw:style-name="gr57" draw:text-style-name="P67" svg:width="0.0894in" svg:height="0.1232in" svg:x="3.9106in" svg:y="0.0272in" svg:viewBox="0 0 228 314" svg:d="M206 205c0 52-45 87-92 87s-92-35-92-87c0-64 0-127 0-191 0-4 0-14-10-14-12 0-12 10-12 14 0 64 0 128 0 192 0 60 52 108 114 108 61 0 114-48 114-108 0-64 0-128 0-192 0-4 0-14-11-14s-11 10-11 14c0 64 0 127 0 191z"><text:p/></draw:path><draw:path draw:style-name="gr58" draw:text-style-name="P67" svg:width="0.0886in" svg:height="0.0846in" svg:x="4.0335in" svg:y="0.035in" svg:viewBox="0 0 226 216" svg:d="M37 191c-3 12-4 15-29 15-5 0-8 0-8 6 0 4 3 4 8 4 38 0 76 0 113 0 50 0 88-38 88-68 0-23-19-42-50-45 34-6 67-29 67-60 0-23-21-43-60-43-35 0-71 0-106 0-5 0-9 0-9 6 0 4 3 4 9 4 1 0 7 0 12 1 6 0 9 1 9 4 0 2 0 3-2 7-14 56-28 112-42 169zM85 100c6-26 13-52 19-78 3-11 4-12 17-12 14 0 28 0 42 0 27 0 34 19 34 32 0 28-27 58-66 58-15 0-31 0-46 0zM71 206c-4 0-5 0-7-1-4 0-5 0-5-2 0-1 0-2 2-8 7-29 15-59 22-88 20 0 40 0 60 0 30 0 36 24 36 37 0 32-28 62-66 62-14 0-28 0-42 0z"><text:p/></draw:path><draw:path draw:style-name="gr59" draw:text-style-name="P67" svg:width="0.026in" svg:height="0.0583in" svg:x="4.1268in" svg:y="0.0807in" svg:viewBox="0 0 67 149" svg:d="M61 9c0-4-3-9-8-9-6 0-13 6-13 13 0 3 3 8 9 8 7 0 12-7 12-12zM16 121c-1 3-2 6-2 10 0 9 9 18 21 18 23 0 32-30 32-34 0-2-2-3-3-3-4 0-4 1-5 4-4 18-14 27-23 27-5 0-5-3-5-8s1-9 3-14c2-6 5-12 7-17 2-6 10-26 11-28 1-3 1-6 1-8 0-10-9-18-21-18-21 0-32 29-32 33 0 3 3 2 4 3 3 0 3-1 4-3 5-19 15-27 23-27 4 0 6 2 6 7s-1 9-6 23c-5 11-10 23-15 35z"><text:p/></draw:path><draw:path draw:style-name="gr60" draw:text-style-name="P67" svg:width="0.0283in" svg:height="0.1232in" svg:x="4.1717in" svg:y="0.0272in" svg:viewBox="0 0 73 314" svg:d="M73 158c0-26-4-64-21-100-19-38-46-58-49-58-2 0-3 1-3 3 0 1 0 1 5 7 32 31 50 82 50 148 0 54-12 108-51 148-4 4-4 4-4 5 0 2 1 3 3 3 3 0 31-21 50-61 16-34 20-69 20-95z"><text:p/></draw:path><draw:path draw:style-name="gr61" draw:text-style-name="P67" svg:width="0.0823in" svg:height="0.0287in" svg:x="4.2543in" svg:y="0.074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62" draw:text-style-name="P67" svg:width="0.1169in" svg:height="0.1232in" svg:x="4.3858in" svg:y="0.0272in" svg:viewBox="0 0 298 314" svg:d="M115 168c-38 46-75 92-112 138-3 3-3 4-3 5 0 3 3 3 8 3 87 0 176 0 263 0 9-26 18-52 27-78-3 0-6 0-8 0-8 23-29 43-56 52-5 1-27 9-73 9-45 0-90 0-135 0 37-45 73-90 110-135 3-3 3-4 3-4 0-2 0-2-2-5-34-47-69-94-103-140 42 0 84 0 125 0 36 0 109 1 131 61 2 0 5 0 8 0-9-24-18-50-27-74-87 0-176 0-263 0-8 0-8 0-8 10 39 53 76 105 115 158z"><text:p/></draw:path><draw:path draw:style-name="gr63" draw:text-style-name="P67" svg:width="0.0882in" svg:height="0.0846in" svg:x="4.5362in" svg:y="0.035in" svg:viewBox="0 0 225 216" svg:d="M83 116c18 0 36 0 54 0 45 0 88-33 88-68 0-25-21-48-62-48-34 0-69 0-103 0-5 0-9 0-9 6 0 4 3 4 9 4 5 0 10 0 14 1 5 0 7 1 7 4 0 2 0 3-2 7-14 56-28 112-42 169-3 12-4 15-29 15-5 0-8 0-8 6 0 4 4 4 4 4 9 0 32-2 40-2 7 0 14 1 21 1s13 1 20 1c2 0 7 0 7-6 0-4-3-4-9-4-12 0-21 0-21-6 0-2 1-4 1-6 6-26 13-52 20-78zM105 22c3-11 4-12 17-12 10 0 21 0 31 0 26 0 43 8 43 31 0 11-6 38-19 50-15 14-35 17-48 17-16 0-30 0-45 0 7-29 14-58 21-86z"><text:p/></draw:path><draw:path draw:style-name="gr64" draw:text-style-name="P67" svg:width="0.0283in" svg:height="0.1232in" svg:x="4.6406in" svg:y="0.0272in" svg:viewBox="0 0 73 314" svg:d="M73 311c0-1 0-1-6-7-39-39-49-99-49-146 0-55 12-110 51-150 4-4 4-4 4-5 0-2-1-3-3-3-3 0-31 21-50 61-16 34-20 70-20 97 0 24 4 62 21 97 19 38 46 59 49 59 2 0 3-1 3-3z"><text:p/></draw:path><draw:path draw:style-name="gr65" draw:text-style-name="P67" svg:width="0.0886in" svg:height="0.0846in" svg:x="4.6815in" svg:y="0.035in" svg:viewBox="0 0 226 216" svg:d="M38 191c-4 12-4 15-29 15-5 0-9 0-9 6 0 4 4 4 9 4 38 0 75 0 112 0 51 0 88-38 88-68 0-23-18-42-49-45 33-6 66-29 66-60 0-23-21-43-59-43-35 0-71 0-106 0-6 0-9 0-9 6 0 4 3 4 9 4 4 0 6 0 12 1 5 0 8 1 8 4 0 2 0 3-1 7-14 56-28 112-42 169zM85 100c7-26 14-52 20-78 3-11 4-12 17-12 14 0 27 0 41 0 28 0 34 19 34 32 0 28-27 58-66 58-15 0-30 0-46 0zM71 206c-4 0-5 0-7-1-3 0-4 0-4-2 0-1 0-2 2-8 7-29 14-59 22-88 19 0 39 0 59 0 31 0 37 24 37 37 0 32-29 62-66 62-14 0-29 0-43 0z"><text:p/></draw:path><draw:path draw:style-name="gr66" draw:text-style-name="P67" svg:width="0.026in" svg:height="0.0583in" svg:x="4.7752in" svg:y="0.0807in" svg:viewBox="0 0 67 149" svg:d="M61 9c0-4-3-9-9-9s-12 6-12 13c0 3 2 8 9 8 6 0 12-7 12-12zM16 121c-1 3-2 6-2 10 0 9 8 18 21 18 22 0 32-30 32-34 0-2-3-3-4-3-3 0-3 1-4 4-5 18-15 27-23 27-5 0-6-3-6-8s1-9 3-14c3-6 6-12 7-17 2-6 10-26 11-28 1-3 2-6 2-8 0-10-9-18-22-18-21 0-31 29-31 33 0 3 3 3 4 3 2 0 3-1 3-3 6-19 16-27 24-27 4 0 6 2 6 7s-2 9-7 23c-5 11-9 23-14 35z"><text:p/></draw:path><draw:path draw:style-name="gr67" draw:text-style-name="P67" svg:width="0.0287in" svg:height="0.1232in" svg:x="4.8197in" svg:y="0.0272in" svg:viewBox="0 0 74 314" svg:d="M74 158c0-26-4-64-21-100-20-38-47-58-49-58s-4 1-4 3c0 1 0 1 6 7 31 31 49 82 49 148 0 54-12 108-51 148-4 4-4 4-4 5 0 2 2 3 4 3s31-21 50-61c16-34 20-69 20-95z"><text:p/></draw:path><draw:path draw:style-name="gr68" draw:text-style-name="P67" svg:width="0.0756in" svg:height="0.0957in" svg:x="4.9059in" svg:y="0.0409in" svg:viewBox="0 0 193 244" svg:d="M187 14c4-2 6-3 6-8 0-2-2-6-7-6-1 0-4 2-5 3-59 27-116 55-175 82-5 2-6 4-6 7s2 5 6 7c59 27 116 54 175 82 4 3 4 3 5 3 4 0 7-4 7-7s-1-5-7-8c-55-26-110-52-165-77 55-26 110-52 166-78zM182 244c5 0 11 0 11-6s-7-6-11-6c-57 0-115 0-171 0-5 0-11 0-11 6s5 6 11 6c56 0 114 0 171 0z"><text:p/></draw:path><draw:path draw:style-name="gr69" draw:text-style-name="P67" svg:width="0.1173in" svg:height="0.1232in" svg:x="5.0339in" svg:y="0.0272in" svg:viewBox="0 0 299 314" svg:d="M115 168c-37 46-75 92-111 138-3 3-4 4-4 5 0 3 4 3 9 3 87 0 175 0 262 0 9-26 19-52 28-78-3 0-6 0-8 0-8 23-30 43-56 52-6 1-27 9-74 9-45 0-89 0-134 0 37-45 73-90 110-135 2-3 2-4 2-4 0-2 0-2-2-5-34-47-69-94-103-140 42 0 84 0 125 0 36 0 109 1 132 61 2 0 5 0 8 0-9-24-19-50-28-74-87 0-175 0-262 0-9 0-9 0-9 10 39 53 76 105 115 158z"><text:p/></draw:path><draw:path draw:style-name="gr70" draw:text-style-name="P67" svg:width="0.0886in" svg:height="0.0846in" svg:x="5.1843in" svg:y="0.035in" svg:viewBox="0 0 226 216" svg:d="M83 116c18 0 36 0 54 0 45 0 89-33 89-68 0-25-21-48-62-48-34 0-69 0-103 0-6 0-10 0-10 6 0 4 4 4 10 4 4 0 9 0 14 1 4 0 6 1 6 4 0 2 0 3-1 7-14 56-28 112-42 169-4 12-4 15-29 15-5 0-9 0-9 6 0 4 4 4 4 4 9 0 32-2 41-2 6 0 13 1 20 1s14 1 20 1c3 0 7 0 7-6 0-4-3-4-9-4-12 0-20 0-20-6 0-2 0-4 1-6 6-26 12-52 19-78zM106 22c3-11 4-12 17-12 10 0 21 0 31 0 26 0 42 8 42 31 0 11-6 38-18 50-16 14-35 17-49 17-15 0-30 0-44 0 7-29 14-58 21-86z"><text:p/></draw:path><draw:path draw:style-name="gr71" draw:text-style-name="P67" svg:width="0.0287in" svg:height="0.1232in" svg:x="5.2886in" svg:y="0.0272in" svg:viewBox="0 0 74 314" svg:d="M74 311c0-1 0-1-6-7-39-39-49-99-49-146 0-55 12-110 50-150 5-4 5-4 5-5 0-2-2-3-4-3-3 0-31 21-50 61-16 34-20 70-20 97 0 24 4 62 21 97 19 38 46 59 49 59 2 0 4-1 4-3z"><text:p/></draw:path><draw:path draw:style-name="gr72" draw:text-style-name="P67" svg:width="0.0854in" svg:height="0.089in" svg:x="5.3291in" svg:y="0.0311in" svg:viewBox="0 0 218 227" svg:d="M46 190c-13 22-25 26-39 27-3 0-7 0-7 6 0 2 2 4 4 4 9 0 18-2 27-2 11 0 22 2 32 2 2 0 6 0 6-7 0-3-2-3-5-3-7-1-15-4-15-12 0-3 2-7 5-11 8-14 16-27 24-40 26 0 53 0 79 0 0 6 5 49 5 52 0 10-16 11-23 11-4 0-7 0-7 6 0 4 4 4 5 4 12 0 26-2 38-2 9 0 28 2 36 2 2 0 7 0 7-7 0-3-4-3-8-3-19 0-19-3-20-12-6-65-14-131-20-197-1-6-1-8-6-8s-7 3-8 5c-37 62-73 123-110 185zM84 144c20-35 41-69 62-104 3 35 7 69 11 104-25 0-49 0-73 0z"><text:p/></draw:path><draw:path draw:style-name="gr73" draw:text-style-name="P67" svg:width="0.026in" svg:height="0.0583in" svg:x="5.422in" svg:y="0.0807in" svg:viewBox="0 0 67 149" svg:d="M61 9c0-4-3-9-8-9-6 0-13 6-13 13 0 3 3 8 9 8 7 0 12-7 12-12zM16 121c-1 3-2 6-2 10 0 9 9 18 21 18 23 0 32-30 32-34 0-2-2-3-3-3-4 0-4 1-5 4-4 18-14 27-23 27-5 0-5-3-5-8s1-9 3-14c2-6 5-12 7-17 2-6 10-26 11-28 1-3 1-6 1-8 0-10-9-18-21-18-21 0-32 29-32 33 0 3 3 2 4 3 3 0 3-1 4-3 5-19 15-27 23-27 4 0 6 2 6 7s-1 9-6 23c-5 11-10 23-15 35z"><text:p/></draw:path><draw:path draw:style-name="gr74" draw:text-style-name="P67" svg:width="0.0283in" svg:height="0.1232in" svg:x="5.4669in" svg:y="0.0272in" svg:viewBox="0 0 73 314" svg:d="M73 158c0-26-4-64-21-100-19-38-46-58-49-58-2 0-3 1-3 3 0 1 0 1 5 7 32 31 50 82 50 148 0 54-12 108-51 148-4 4-4 4-4 5 0 2 1 3 3 3 3 0 31-21 50-61 16-34 20-69 20-95z"><text:p/></draw:path><draw:path draw:style-name="gr75" draw:text-style-name="P67" svg:width="0.0827in" svg:height="0.085in" svg:x="5.515in" svg:y="0.0346in" svg:viewBox="0 0 211 217" svg:d="M211 11c0-10-1-11-12-11-63 0-125 0-188 0-10 0-11 1-11 11 0 65 0 129 0 194 0 10 1 12 12 12 62 0 125 0 187 0 11 0 12-2 12-12 0-65 0-129 0-194zM13 13c62 0 123 0 185 0 0 64 0 126 0 190-62 0-123 0-185 0 0-64 0-126 0-190z"><text:p/></draw:path></draw:g></draw:g></text:p>
      <text:p text:style-name="P20"><text:span text:style-name="T1">O průnicích </text:span><draw:g text:anchor-type="as-char" svg:y="-0.1244in" draw:z-index="2" draw:name="Shape5" draw:style-name="gr178"><svg:title>TexMaths</svg:title><svg:desc>9§inline§P(A_1 \cap ... \cap A_n) = P(A_1) P(A_2 | A_1) ... P(A_n|A_1 \cap...\cap A_{n-1})\ Dk: P(A_1) \frac{P(A_1\cap A_2)}{P(A_1)} ...
 \frac{P(A_1\cap ... \cap A_n)}{P(A_1\cap ... \cap A_{n-1})}=P(A_1\cap ... \cap A_n)\square§svg§600§FALSE§</svg:desc><draw:g draw:style-name="gr2"><draw:path draw:style-name="gr179" draw:text-style-name="P66" svg:width="6.4039in" svg:height="0.1768in" svg:x="0.002in" svg:y="0.0063in" svg:viewBox="0 0 16267 450" svg:d="M8134 450c-2712 0-5422 0-8134 0 0-150 0-300 0-450 5422 0 10845 0 16267 0 0 150 0 300 0 450-2710 0-5422 0-8133 0z"><text:p/></draw:path><draw:path draw:style-name="gr180" draw:text-style-name="P67" svg:width="0.0886in" svg:height="0.0846in" svg:x="0.0004in" svg:y="0.0398in" svg:viewBox="0 0 226 216" svg:d="M84 116c18 0 35 0 53 0 45 0 89-33 89-68 0-25-21-48-62-48-34 0-69 0-103 0-6 0-9 0-9 6 0 4 3 4 9 4 4 0 10 0 14 1 4 0 7 1 7 4 0 2-1 3-2 7-14 56-28 112-42 169-3 13-4 15-29 15-5 0-9 0-9 6 0 4 4 4 5 4 8 0 31-1 40-1 7 0 13 0 21 0 6 0 13 1 20 1 2 0 7 0 7-6 0-4-4-4-9-4-12 0-21 0-21-6 0-2 1-3 1-5 6-27 13-53 20-79zM106 22c3-11 4-12 17-12 10 0 21 0 31 0 26 0 43 8 43 31 0 11-7 38-19 50-16 14-35 17-48 17-16 0-30 0-45 0 7-29 14-58 21-86z"><text:p/></draw:path><draw:path draw:style-name="gr180" draw:text-style-name="P67" svg:width="0.0287in" svg:height="0.1236in" svg:x="0.1051in" svg:y="0.0323in" svg:viewBox="0 0 74 315" svg:d="M74 313c0-1 0-2-6-8-39-39-49-98-49-146 0-55 12-110 50-150 5-4 5-4 5-5 0-3-1-4-4-4s-31 22-49 62c-17 34-21 70-21 97 0 24 4 63 22 97 18 40 45 59 48 59s4-1 4-2z"><text:p/></draw:path><draw:path draw:style-name="gr180" draw:text-style-name="P67" svg:width="0.085in" svg:height="0.089in" svg:x="0.1457in" svg:y="0.0362in" svg:viewBox="0 0 217 227" svg:d="M45 190c-13 22-25 26-39 27-3 0-6 0-6 6 0 2 1 4 4 4 9 0 18-1 27-1 10 0 21 1 32 1 2 0 5 0 5-6 0-4-2-4-4-4-7-1-15-3-15-12 0-3 1-7 4-11 8-14 16-27 24-40 26 0 53 0 80 0 0 6 5 50 5 52 0 10-17 11-23 11-5 0-8 0-8 6 0 4 4 4 5 4 12 0 26-1 39-1 8 0 28 1 36 1 2 0 6 0 6-6 0-4-4-4-7-4-20 0-20-3-21-12-6-65-14-131-20-197 0-6 0-8-5-8-6 0-7 3-8 5-37 62-74 123-111 185zM83 144c20-35 42-69 63-104 3 35 6 69 10 104-25 0-49 0-73 0z"><text:p/></draw:path><draw:path draw:style-name="gr180" draw:text-style-name="P67" svg:width="0.0311in" svg:height="0.0575in" svg:x="0.2445in" svg:y="0.0862in" svg:viewBox="0 0 80 147" svg:d="M49 6c0-6 0-6-6-6-14 14-34 14-43 14 0 3 0 6 0 9 5 0 20 0 31-7 0 38 0 75 0 113 0 7 0 10-21 10-3 0-6 0-9 0 0 2 0 5 0 8 4 0 31-1 39-1s36 1 40 1c0-3 0-6 0-8-3 0-5 0-8 0-23 0-23-3-23-10 0-42 0-82 0-123z"><text:p/></draw:path><draw:path draw:style-name="gr180" draw:text-style-name="P67" svg:width="0.0685in" svg:height="0.0768in" svg:x="0.3252in" svg:y="0.0512in" svg:viewBox="0 0 175 196" svg:d="M175 68c0-47-47-68-87-68-41 0-88 22-88 68 0 39 0 78 0 117 0 5 0 11 6 11 7 0 7-6 7-11 0-39 0-77 0-115 0-47 51-57 75-57 15 0 34 2 51 13 24 15 24 36 24 44 0 38 0 76 0 115 0 5 0 11 6 11s6-6 6-11c0-39 0-78 0-117z"><text:p/></draw:path><draw:path draw:style-name="gr180" draw:text-style-name="P67" svg:width="0.013in" svg:height="0.013in" svg:x="0.4394in" svg:y="0.1118in" svg:viewBox="0 0 34 34" svg:d="M34 17c0-9-8-17-17-17s-17 8-17 17 8 17 17 17 17-8 17-17z"><text:p/></draw:path><draw:path draw:style-name="gr180" draw:text-style-name="P67" svg:width="0.0126in" svg:height="0.013in" svg:x="0.4744in" svg:y="0.1118in" svg:viewBox="0 0 33 34" svg:d="M33 17c0-9-7-17-16-17-10 0-17 8-17 17s7 17 17 17c9 0 16-8 16-17z"><text:p/></draw:path><draw:path draw:style-name="gr180" draw:text-style-name="P67" svg:width="0.0126in" svg:height="0.013in" svg:x="0.5091in" svg:y="0.1118in" svg:viewBox="0 0 33 34" svg:d="M33 17c0-9-8-17-17-17s-16 8-16 17 7 17 16 17 17-8 17-17z"><text:p/></draw:path><draw:path draw:style-name="gr180" draw:text-style-name="P67" svg:width="0.0689in" svg:height="0.0768in" svg:x="0.5669in" svg:y="0.0512in" svg:viewBox="0 0 176 196" svg:d="M176 68c0-47-48-68-88-68-41 0-88 22-88 68 0 39 0 78 0 117 0 5 0 11 6 11 7 0 7-6 7-11 0-39 0-77 0-115 0-47 52-57 75-57 15 0 34 2 51 13 25 15 25 36 25 44 0 38 0 76 0 115 0 5 0 11 6 11s6-6 6-11c0-39 0-78 0-117z"><text:p/></draw:path><draw:path draw:style-name="gr180" draw:text-style-name="P67" svg:width="0.085in" svg:height="0.089in" svg:x="0.6756in" svg:y="0.0362in" svg:viewBox="0 0 217 227" svg:d="M45 190c-13 22-24 26-39 27-3 0-6 0-6 6 0 2 1 4 4 4 9 0 18-1 27-1 10 0 21 1 32 1 2 0 5 0 5-6 0-4-2-4-4-4-7-1-15-3-15-12 0-3 1-7 4-11 8-14 16-27 24-40 26 0 53 0 80 0 0 6 5 50 5 52 0 10-17 11-23 11-5 0-8 0-8 6 0 4 4 4 5 4 12 0 26-1 39-1 9 0 28 1 36 1 2 0 6 0 6-6 0-4-4-4-7-4-20 0-20-3-21-12-6-65-14-131-20-197 0-6 0-8-5-8-6 0-7 3-8 5-37 62-74 123-111 185zM83 144c20-35 42-69 63-104 3 35 6 69 10 104-25 0-49 0-73 0z"><text:p/></draw:path><draw:path draw:style-name="gr180" draw:text-style-name="P67" svg:width="0.0528in" svg:height="0.039in" svg:x="0.7685in" svg:y="0.1055in" svg:viewBox="0 0 135 100" svg:d="M16 84c-1 2-2 8-2 9 0 4 4 7 8 7 3 0 6-4 8-5 1-3 3-9 4-14 1-4 4-14 5-20 1-4 2-10 4-14 2-10 3-12 9-21 6-8 16-20 33-20 13 0 13 11 13 16 0 13-9 37-13 46-2 7-3 9-3 13 0 12 10 19 21 19 22 0 32-31 32-34s-3-3-4-3c-3 0-3 1-4 4-5 18-15 27-24 27-4 0-5-4-5-8 0-5 1-9 5-18 3-7 12-30 12-43 0-21-17-25-29-25-19 0-30 11-37 20-2-15-15-20-24-20-10 0-14 7-18 12-4 8-7 20-7 22 0 3 3 3 4 3 2 0 2-1 4-7 4-13 7-24 16-24 6 0 7 5 7 11 0 5-1 12-3 18s-4 15-5 20c-2 10-4 19-7 29z"><text:p/></draw:path><draw:path draw:style-name="gr180" draw:text-style-name="P67" svg:width="0.0287in" svg:height="0.1236in" svg:x="0.8394in" svg:y="0.0323in" svg:viewBox="0 0 74 315" svg:d="M74 159c0-25-4-63-21-100-19-38-47-59-49-59s-4 2-4 4c0 1 0 1 6 7 31 31 49 82 49 148 0 54-12 109-51 148-4 4-4 5-4 6s2 2 4 2 31-21 50-61c16-34 20-69 20-95z"><text:p/></draw:path><draw:path draw:style-name="gr180" draw:text-style-name="P67" svg:width="0.0827in" svg:height="0.0287in" svg:x="0.922in" svg:y="0.079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886in" svg:height="0.0846in" svg:x="1.052in" svg:y="0.0398in" svg:viewBox="0 0 226 216" svg:d="M83 116c18 0 36 0 54 0 45 0 89-33 89-68 0-25-22-48-63-48-34 0-69 0-103 0-5 0-9 0-9 6 0 4 3 4 9 4 5 0 10 0 14 1 5 0 7 1 7 4 0 2 0 3-2 7-14 56-28 112-42 169-3 13-4 15-29 15-5 0-8 0-8 6 0 4 4 4 4 4 9 0 32-1 40-1 7 0 14 0 21 0s13 1 20 1c2 0 7 0 7-6 0-4-3-4-9-4-12 0-21 0-21-6 0-2 1-3 1-5 6-27 13-53 20-79zM105 22c3-11 4-12 17-12 10 0 21 0 31 0 26 0 43 8 43 31 0 11-6 38-19 50-15 14-35 17-48 17-16 0-30 0-45 0 7-29 14-58 21-86z"><text:p/></draw:path><draw:path draw:style-name="gr180" draw:text-style-name="P67" svg:width="0.0283in" svg:height="0.1236in" svg:x="1.1563in" svg:y="0.0323in" svg:viewBox="0 0 73 315" svg:d="M73 313c0-1 0-2-6-8-39-39-49-98-49-146 0-55 12-110 51-150 4-4 4-4 4-5 0-3-1-4-3-4-3 0-31 22-50 62-16 34-20 70-20 97 0 24 4 63 21 97 19 40 46 59 49 59 2 0 3-1 3-2z"><text:p/></draw:path><draw:path draw:style-name="gr180" draw:text-style-name="P67" svg:width="0.085in" svg:height="0.089in" svg:x="1.1969in" svg:y="0.0362in" svg:viewBox="0 0 217 227" svg:d="M46 190c-14 22-25 26-40 27-3 0-6 0-6 6 0 2 2 4 4 4 9 0 18-1 27-1 10 0 22 1 32 1 2 0 6 0 6-6 0-4-3-4-5-4-7-1-15-3-15-12 0-3 2-7 4-11 8-14 16-27 24-40 26 0 53 0 80 0 0 6 5 50 5 52 0 10-16 11-23 11-4 0-8 0-8 6 0 4 4 4 5 4 12 0 27-1 39-1 9 0 28 1 36 1 2 0 6 0 6-6 0-4-3-4-7-4-20 0-20-3-21-12-6-65-13-131-19-197-1-6-1-8-6-8-6 0-7 3-8 5-37 62-73 123-110 185zM84 144c20-35 41-69 62-104 3 35 6 69 10 104-25 0-48 0-72 0z"><text:p/></draw:path><draw:path draw:style-name="gr180" draw:text-style-name="P67" svg:width="0.0315in" svg:height="0.0575in" svg:x="1.2953in" svg:y="0.0862in" svg:viewBox="0 0 81 147" svg:d="M50 6c0-6-1-6-7-6-14 14-34 14-43 14 0 3 0 6 0 9 5 0 20 0 32-7 0 38 0 75 0 113 0 7 0 10-22 10-3 0-6 0-8 0 0 2 0 5 0 8 3 0 30-1 39-1 7 0 35 1 40 1 0-3 0-6 0-8-3 0-6 0-9 0-22 0-22-3-22-10 0-42 0-82 0-123z"><text:p/></draw:path><draw:path draw:style-name="gr180" draw:text-style-name="P67" svg:width="0.0283in" svg:height="0.1236in" svg:x="1.3488in" svg:y="0.0323in" svg:viewBox="0 0 73 315" svg:d="M73 159c0-25-3-63-21-100-19-38-46-59-49-59-2 0-3 2-3 4 0 1 0 1 6 7 31 31 49 82 49 148 0 54-12 109-51 148-4 4-4 5-4 6s1 2 3 2c3 0 32-21 50-61 16-34 20-69 20-95z"><text:p/></draw:path><draw:path draw:style-name="gr180" draw:text-style-name="P67" svg:width="0.0886in" svg:height="0.0846in" svg:x="1.3953in" svg:y="0.0398in" svg:viewBox="0 0 226 216" svg:d="M83 116c18 0 36 0 54 0 45 0 89-33 89-68 0-25-22-48-63-48-34 0-69 0-103 0-5 0-9 0-9 6 0 4 3 4 9 4 5 0 10 0 14 1 5 0 7 1 7 4 0 2 0 3-1 7-14 56-29 112-43 169-3 13-4 15-29 15-5 0-8 0-8 6 0 4 4 4 4 4 9 0 32-1 41-1 6 0 13 0 20 0s13 1 20 1c2 0 7 0 7-6 0-4-3-4-9-4-12 0-21 0-21-6 0-2 1-3 1-5 6-27 13-53 20-79zM105 22c3-11 4-12 17-12 10 0 21 0 31 0 26 0 43 8 43 31 0 11-6 38-19 50-15 14-35 17-48 17-16 0-30 0-45 0 7-29 14-58 21-86z"><text:p/></draw:path><draw:path draw:style-name="gr180" draw:text-style-name="P67" svg:width="0.0283in" svg:height="0.1236in" svg:x="1.4996in" svg:y="0.0323in" svg:viewBox="0 0 73 315" svg:d="M73 313c0-1 0-2-6-8-39-39-49-98-49-146 0-55 13-110 51-150 4-4 4-4 4-5 0-3-1-4-3-4-3 0-31 22-50 62-16 34-20 70-20 97 0 24 4 63 21 97 19 40 46 59 49 59 2 0 3-1 3-2z"><text:p/></draw:path><draw:path draw:style-name="gr180" draw:text-style-name="P67" svg:width="0.085in" svg:height="0.089in" svg:x="1.5402in" svg:y="0.0362in" svg:viewBox="0 0 217 227" svg:d="M46 190c-14 22-25 26-40 27-3 0-6 0-6 6 0 2 2 4 4 4 9 0 18-1 27-1 10 0 22 1 32 1 2 0 6 0 6-6 0-4-3-4-5-4-7-1-15-3-15-12 0-3 2-7 4-11 8-14 16-27 24-40 26 0 53 0 80 0 0 6 5 50 5 52 0 10-16 11-23 11-4 0-8 0-8 6 0 4 4 4 5 4 12 0 27-1 39-1 9 0 28 1 36 1 2 0 6 0 6-6 0-4-3-4-7-4-20 0-20-3-21-12-6-65-13-131-19-197-1-6-1-8-6-8-6 0-7 3-8 5-37 62-73 123-110 185zM84 144c20-35 41-69 62-104 3 35 6 69 10 104-25 0-48 0-72 0z"><text:p/></draw:path><draw:path draw:style-name="gr180" draw:text-style-name="P67" svg:width="0.0378in" svg:height="0.0575in" svg:x="1.6346in" svg:y="0.0862in" svg:viewBox="0 0 97 147" svg:d="M97 107c-3 0-4 0-7 0-1 5-3 17-5 20-2 1-19 1-23 1-13 0-27 0-40 0 23-20 31-26 44-37 16-13 31-27 31-48 0-27-23-43-51-43s-46 20-46 40c0 11 9 12 12 12 5 0 11-3 11-11 0-5-1-12-13-12 7-16 22-21 32-21 23 0 34 17 34 35 0 19-14 34-21 43-18 17-35 35-53 53-2 2-2 2-2 8 31 0 60 0 91 0 2-14 4-27 6-40z"><text:p/></draw:path><draw:path draw:style-name="gr180" draw:text-style-name="P67" svg:width="0.0047in" svg:height="0.1236in" svg:x="1.7in" svg:y="0.0323in" svg:viewBox="0 0 13 315" svg:d="M13 12c0-6 0-12-7-12-6 0-6 6-6 12 0 97 0 195 0 293 0 5 0 10 6 10 7 0 7-5 7-10 0-98 0-196 0-293z"><text:p/></draw:path><draw:path draw:style-name="gr180" draw:text-style-name="P67" svg:width="0.085in" svg:height="0.089in" svg:x="1.724in" svg:y="0.0362in" svg:viewBox="0 0 217 227" svg:d="M45 190c-13 22-24 26-39 27-3 0-6 0-6 6 0 2 2 4 4 4 9 0 18-1 27-1 10 0 21 1 32 1 2 0 5 0 5-6 0-4-2-4-4-4-7-1-15-3-15-12 0-3 1-7 4-11 8-14 16-27 24-40 26 0 53 0 80 0 0 6 5 50 5 52 0 10-17 11-23 11-4 0-8 0-8 6 0 4 4 4 5 4 12 0 26-1 39-1 9 0 28 1 36 1 2 0 6 0 6-6 0-4-4-4-7-4-20 0-20-3-21-12-6-65-13-131-19-197-1-6-1-8-6-8-6 0-7 3-8 5-37 62-74 123-111 185zM84 144c20-35 41-69 62-104 3 35 6 69 10 104-25 0-48 0-72 0z"><text:p/></draw:path><draw:path draw:style-name="gr180" draw:text-style-name="P67" svg:width="0.0311in" svg:height="0.0575in" svg:x="1.8224in" svg:y="0.0862in" svg:viewBox="0 0 80 147" svg:d="M49 6c0-6 0-6-6-6-14 14-34 14-43 14 0 3 0 6 0 9 5 0 20 0 32-7 0 38 0 75 0 113 0 7 0 10-22 10-3 0-6 0-8 0 0 2 0 5 0 8 3 0 30-1 38-1s36 1 40 1c0-3 0-6 0-8-3 0-5 0-8 0-23 0-23-3-23-10 0-42 0-82 0-123z"><text:p/></draw:path><draw:path draw:style-name="gr180" draw:text-style-name="P67" svg:width="0.0283in" svg:height="0.1236in" svg:x="1.876in" svg:y="0.0323in" svg:viewBox="0 0 73 315" svg:d="M73 159c0-25-4-63-21-100-19-38-46-59-49-59-2 0-3 2-3 4 0 1 0 1 5 7 32 31 50 82 50 148 0 54-12 109-51 148-4 4-4 5-4 6s1 2 3 2c3 0 31-21 50-61 16-34 20-69 20-95z"><text:p/></draw:path><draw:path draw:style-name="gr180" draw:text-style-name="P67" svg:width="0.0126in" svg:height="0.013in" svg:x="1.928in" svg:y="0.1118in" svg:viewBox="0 0 33 34" svg:d="M33 17c0-9-8-17-17-17s-16 8-16 17 7 17 16 17 17-8 17-17z"><text:p/></draw:path><draw:path draw:style-name="gr180" draw:text-style-name="P67" svg:width="0.013in" svg:height="0.013in" svg:x="1.9626in" svg:y="0.1118in" svg:viewBox="0 0 34 34" svg:d="M34 17c0-9-8-17-17-17s-17 8-17 17 8 17 17 17 17-8 17-17z"><text:p/></draw:path><draw:path draw:style-name="gr180" draw:text-style-name="P67" svg:width="0.0126in" svg:height="0.013in" svg:x="1.9972in" svg:y="0.1118in" svg:viewBox="0 0 33 34" svg:d="M33 17c0-9-7-17-16-17-10 0-17 8-17 17s7 17 17 17c9 0 16-8 16-17z"><text:p/></draw:path><draw:path draw:style-name="gr180" draw:text-style-name="P67" svg:width="0.0886in" svg:height="0.0846in" svg:x="2.026in" svg:y="0.0398in" svg:viewBox="0 0 226 216" svg:d="M84 116c18 0 36 0 54 0 44 0 88-33 88-68 0-25-21-48-62-48-34 0-69 0-103 0-6 0-9 0-9 6 0 4 3 4 9 4 4 0 10 0 14 1 5 0 7 1 7 4 0 2-1 3-2 7-14 56-28 112-42 169-3 13-4 15-29 15-5 0-9 0-9 6 0 4 4 4 5 4 8 0 31-1 40-1 7 0 13 0 21 0 6 0 13 1 20 1 2 0 7 0 7-6 0-4-4-4-9-4-12 0-21 0-21-6 0-2 1-3 1-5 6-27 13-53 20-79zM106 22c3-11 4-12 17-12 10 0 21 0 31 0 26 0 43 8 43 31 0 11-6 38-19 50-16 14-35 17-48 17-16 0-30 0-45 0 7-29 14-58 21-86z"><text:p/></draw:path><draw:path draw:style-name="gr180" draw:text-style-name="P67" svg:width="0.0283in" svg:height="0.1236in" svg:x="2.1307in" svg:y="0.0323in" svg:viewBox="0 0 73 315" svg:d="M73 313c0-1 0-2-6-8-39-39-49-98-49-146 0-55 12-110 50-150 5-4 5-4 5-5 0-3-1-4-3-4-3 0-32 22-50 62-16 34-20 70-20 97 0 24 3 63 21 97 19 40 46 59 49 59 2 0 3-1 3-2z"><text:p/></draw:path><draw:path draw:style-name="gr180" draw:text-style-name="P67" svg:width="0.085in" svg:height="0.089in" svg:x="2.1713in" svg:y="0.0362in" svg:viewBox="0 0 217 227" svg:d="M45 190c-13 22-24 26-39 27-3 0-6 0-6 6 0 2 1 4 4 4 9 0 18-1 27-1 10 0 21 1 32 1 2 0 5 0 5-6 0-4-2-4-4-4-7-1-15-3-15-12 0-3 1-7 4-11 8-14 16-27 24-40 26 0 53 0 80 0 0 6 5 50 5 52 0 10-17 11-23 11-5 0-8 0-8 6 0 4 4 4 5 4 12 0 26-1 39-1 9 0 28 1 36 1 2 0 6 0 6-6 0-4-4-4-7-4-20 0-20-3-21-12-6-65-14-131-20-197 0-6 0-8-5-8-6 0-7 3-8 5-37 62-74 123-111 185zM83 144c20-35 42-69 63-104 3 35 6 69 10 104-25 0-49 0-73 0z"><text:p/></draw:path><draw:path draw:style-name="gr180" draw:text-style-name="P67" svg:width="0.0528in" svg:height="0.039in" svg:x="2.2642in" svg:y="0.1055in" svg:viewBox="0 0 135 100" svg:d="M16 84c-1 2-2 8-2 9 0 4 4 7 8 7 3 0 6-4 8-5 1-3 3-9 4-14 1-4 4-14 5-20 1-4 2-10 3-14 3-10 4-12 10-21 6-8 16-20 33-20 13 0 13 11 13 16 0 13-9 37-13 46-2 7-3 9-3 13 0 12 10 19 21 19 22 0 32-31 32-34s-3-3-4-3c-3 0-3 1-4 4-5 18-15 27-24 27-4 0-5-4-5-8 0-5 1-9 5-18 3-7 12-30 12-43 0-21-17-25-29-25-19 0-30 11-37 20-2-15-15-20-24-20-10 0-14 7-18 12-4 8-7 20-7 22 0 3 3 3 4 3 2 0 2-1 4-7 4-13 7-24 16-24 6 0 7 5 7 11 0 5-1 12-3 18s-4 15-5 20c-2 10-4 19-7 29z"><text:p/></draw:path><draw:path draw:style-name="gr180" draw:text-style-name="P67" svg:width="0.0047in" svg:height="0.1236in" svg:x="2.3425in" svg:y="0.0323in" svg:viewBox="0 0 13 315" svg:d="M13 12c0-6 0-12-7-12-6 0-6 6-6 12 0 97 0 195 0 293 0 5 0 10 6 10 7 0 7-5 7-10 0-98 0-196 0-293z"><text:p/></draw:path><draw:path draw:style-name="gr180" draw:text-style-name="P67" svg:width="0.085in" svg:height="0.089in" svg:x="2.3665in" svg:y="0.0362in" svg:viewBox="0 0 217 227" svg:d="M46 190c-13 22-25 26-39 27-4 0-7 0-7 6 0 2 2 4 4 4 9 0 18-1 27-1 11 0 22 1 32 1 2 0 6 0 6-6 0-4-2-4-5-4-7-1-15-3-15-12 0-3 2-7 5-11 8-14 15-27 23-40 26 0 53 0 80 0 0 6 5 50 5 52 0 10-16 11-23 11-4 0-8 0-8 6 0 4 3 2 5 4 13 0 27-1 39-1 9 0 28 1 36 1 2 0 6 0 6-6 0-4-3-4-7-4-20 0-20-3-21-12-6-65-13-131-19-197-1-6-1-8-6-8s-7 3-8 5c-37 62-73 123-110 185zM84 144c20-35 41-69 62-104 3 35 6 69 10 104-25 0-48 0-72 0z"><text:p/></draw:path><draw:path draw:style-name="gr180" draw:text-style-name="P67" svg:width="0.0315in" svg:height="0.0575in" svg:x="2.4654in" svg:y="0.0862in" svg:viewBox="0 0 81 147" svg:d="M50 6c0-6-1-6-7-6-13 14-34 14-43 14 0 3 0 6 0 9 5 0 20 0 32-7 0 38 0 75 0 113 0 7 0 10-22 10-3 0-6 0-8 0 0 2 0 5 0 8 3 0 31-1 39-1 7 0 35 1 40 1 0-3 0-6 0-8-3 0-6 0-9 0-22 0-22-3-22-10 0-42 0-82 0-123z"><text:p/></draw:path><draw:path draw:style-name="gr180" draw:text-style-name="P67" svg:width="0.0685in" svg:height="0.0768in" svg:x="2.5465in" svg:y="0.0512in" svg:viewBox="0 0 175 196" svg:d="M175 68c0-47-48-68-88-68s-87 22-87 68c0 39 0 78 0 117 0 5 0 11 6 11 7 0 7-6 7-11 0-39 0-77 0-115 0-47 51-57 74-57 15 0 34 2 52 13 24 15 24 36 24 44 0 38 0 76 0 115 0 5 0 11 6 11s6-6 6-11c0-39 0-78 0-117z"><text:p/></draw:path><draw:path draw:style-name="gr180" draw:text-style-name="P67" svg:width="0.0126in" svg:height="0.013in" svg:x="2.6606in" svg:y="0.1118in" svg:viewBox="0 0 33 34" svg:d="M33 17c0-9-8-17-17-17-10 0-16 8-16 17s6 17 16 17c9 0 17-8 17-17z"><text:p/></draw:path><draw:path draw:style-name="gr180" draw:text-style-name="P67" svg:width="0.013in" svg:height="0.013in" svg:x="2.6953in" svg:y="0.1118in" svg:viewBox="0 0 34 34" svg:d="M34 17c0-9-8-17-17-17s-17 8-17 17 8 17 17 17 17-8 17-17z"><text:p/></draw:path><draw:path draw:style-name="gr180" draw:text-style-name="P67" svg:width="0.0126in" svg:height="0.013in" svg:x="2.7299in" svg:y="0.1118in" svg:viewBox="0 0 33 34" svg:d="M33 17c0-9-7-17-16-17s-17 8-17 17 8 17 17 17 16-8 16-17z"><text:p/></draw:path><draw:path draw:style-name="gr180" draw:text-style-name="P67" svg:width="0.0685in" svg:height="0.0768in" svg:x="2.7882in" svg:y="0.0512in" svg:viewBox="0 0 175 196" svg:d="M175 68c0-47-47-68-87-68-41 0-88 22-88 68 0 39 0 78 0 117 0 5 0 11 6 11 7 0 7-6 7-11 0-39 0-77 0-115 0-47 51-57 75-57 14 0 34 2 51 13 24 15 24 36 24 44 0 38 0 76 0 115 0 5 0 11 6 11s6-6 6-11c0-39 0-78 0-117z"><text:p/></draw:path><draw:path draw:style-name="gr180" draw:text-style-name="P67" svg:width="0.085in" svg:height="0.089in" svg:x="2.8965in" svg:y="0.0362in" svg:viewBox="0 0 217 227" svg:d="M46 190c-13 22-25 26-39 27-4 0-7 0-7 6 0 2 2 4 4 4 9 0 18-1 27-1 11 0 22 1 32 1 2 0 6 0 6-6 0-4-2-4-5-4-7-1-15-3-15-12 0-3 2-7 5-11 8-14 15-27 23-40 27 0 53 0 80 0 0 6 5 50 5 52 0 10-16 11-23 11-4 0-8 0-8 6 0 4 3 2 5 4 13 0 27-1 39-1 9 0 28 1 36 1 2 0 6 0 6-6 0-4-3-4-7-4-20 0-20-3-21-12-6-65-13-131-19-197-1-6-1-8-6-8s-7 3-8 5c-37 62-73 123-110 185zM84 144c20-35 41-69 62-104 3 35 7 69 11 104-25 0-49 0-73 0z"><text:p/></draw:path><draw:path draw:style-name="gr180" draw:text-style-name="P67" svg:width="0.0528in" svg:height="0.039in" svg:x="2.9898in" svg:y="0.1055in" svg:viewBox="0 0 135 100" svg:d="M17 84c-1 2-3 8-3 9 0 4 5 7 8 7 4 0 8-4 9-5 0-3 2-9 3-14 2-4 4-14 6-20 0-4 2-10 3-14 3-10 3-12 9-21 6-8 17-20 33-20 14 0 14 11 14 16 0 13-10 37-14 46-1 7-2 9-2 13 0 12 9 19 20 19 23 0 32-31 32-34s-3-3-4-3c-2 0-2 1-3 4-6 18-15 27-24 27-4 0-5-4-5-8 0-5 1-9 4-18 3-7 12-30 12-43 0-21-17-25-29-25-18 0-30 11-37 20-1-15-15-20-24-20s-14 7-17 12c-4 8-8 20-8 22 0 3 3 2 4 3 3 0 3-1 5-7 3-13 7-24 16-24 6 0 7 5 7 11 0 5-1 12-3 18s-4 15-6 20c-1 10-4 19-6 29z"><text:p/></draw:path><draw:path draw:style-name="gr180" draw:text-style-name="P67" svg:width="0.0583in" svg:height="0.0039in" svg:x="3.0567in" svg:y="0.1201in" svg:viewBox="0 0 149 11" svg:d="M140 11c4 0 9 0 9-6 0-5-5-5-9-5-44 0-87 0-131 0-4 0-9 0-9 5 0 6 4 6 9 6 44 0 87 0 131 0z"><text:p/></draw:path><draw:path draw:style-name="gr180" draw:text-style-name="P67" svg:width="0.0311in" svg:height="0.0575in" svg:x="3.1346in" svg:y="0.0862in" svg:viewBox="0 0 80 147" svg:d="M49 6c0-6 0-6-6-6-14 14-34 14-43 14 0 3 0 6 0 9 5 0 20 0 31-7 0 38 0 75 0 113 0 7 0 10-21 10-3 0-6 0-9 0 0 2 0 5 0 8 4 0 31-1 39-1s36 1 40 1c0-3 0-6 0-8-3 0-5 0-8 0-23 0-23-3-23-10 0-42 0-82 0-123z"><text:p/></draw:path><draw:path draw:style-name="gr180" draw:text-style-name="P67" svg:width="0.0283in" svg:height="0.1236in" svg:x="3.1882in" svg:y="0.0323in" svg:viewBox="0 0 73 315" svg:d="M73 159c0-25-4-63-21-100-19-38-46-59-49-59-2 0-3 2-3 4 0 1 0 1 5 7 32 31 50 82 50 148 0 54-12 109-51 148-4 4-4 5-4 6s1 2 3 2c3 0 31-21 50-61 16-34 20-69 20-95z"><text:p/></draw:path><draw:path draw:style-name="gr180" draw:text-style-name="P67" svg:width="0.0949in" svg:height="0.0846in" svg:x="3.2752in" svg:y="0.0398in" svg:viewBox="0 0 242 216" svg:d="M38 191c-3 13-4 15-29 15-5 0-9 0-9 6 0 4 4 4 9 4 35 0 70 0 105 0 66 0 128-66 128-136 0-45-27-80-75-80-35 0-71 0-106 0-5 0-9 0-9 6 0 4 3 4 9 4 4 0 10 0 14 1 5 0 7 1 7 4 0 2-1 3-2 7-14 56-28 112-42 169zM106 22c3-11 4-12 17-12 12 0 23 0 34 0 31 0 57 16 57 58 0 16-6 67-33 102-9 12-34 36-73 36-12 0-23 0-35 0-5 0-6 0-7-1-4 0-5 0-5-2 0-1 0-2 2-7 14-59 29-117 43-174z"><text:p/></draw:path><draw:path draw:style-name="gr180" draw:text-style-name="P67" svg:width="0.0563in" svg:height="0.0874in" svg:x="3.3835in" svg:y="0.0394in" svg:viewBox="0 0 144 223" svg:d="M74 4c-2-1 0-4-5-4-7 0-29 3-38 4-2 0-6 0-6 6 0 4 3 4 7 4 16 0 17 1 17 5 0 2-1 4-1 6-16 61-31 121-46 182-2 5-2 6-2 7 0 8 6 9 10 9 3 0 8-3 11-7 1-2 15-61 17-69 11 1 37 6 37 27 0 3 0 3-1 6-1 5-1 8-1 12 0 18 12 31 29 31 9 0 18-5 25-17 7-14 11-31 11-32 0-3-3-3-4-3-3 0-4 1-4 6-7 23-14 39-27 39-7 0-11-3-11-15 0-5 2-13 2-17 2-6 2-7 2-10 0-21-20-30-47-33 9-6 20-17 27-24 16-17 30-31 45-31 2 0 2 0 3 1 4 0 5 0 7 2 0 1 0 1 1 2-15 1-18 14-18 17 0 5 4 11 12 11s18-7 18-19c0-10-7-20-22-20-9 0-23 2-46 27-11 13-23 25-36 30 11-45 23-89 34-133z"><text:p/></draw:path><draw:path draw:style-name="gr180" draw:text-style-name="P67" svg:width="0.0126in" svg:height="0.0535in" svg:x="3.4909in" svg:y="0.0717in" svg:viewBox="0 0 33 137" svg:d="M33 17c0-9-7-17-16-17-10 0-17 8-17 17s7 17 17 17c9 0 16-8 16-17zM33 120c0-9-7-17-16-17-10 0-17 8-17 17s7 17 17 17c9 0 16-8 16-17z"><text:p/></draw:path><draw:path draw:style-name="gr180" draw:text-style-name="P67" svg:width="0.0886in" svg:height="0.0846in" svg:x="3.5543in" svg:y="0.0398in" svg:viewBox="0 0 226 216" svg:d="M83 116c18 0 36 0 54 0 45 0 89-33 89-68 0-25-21-48-62-48-34 0-69 0-103 0-6 0-10 0-10 6 0 4 3 4 10 4 4 0 9 0 14 1 4 0 6 1 6 4 0 2 0 3-1 7-14 56-28 112-42 169-4 13-4 15-29 15-5 0-9 0-9 6 0 4 4 4 4 4 9 0 32-1 41-1 6 0 13 0 20 0s14 1 20 1c3 0 7 0 7-6 0-4-3-4-9-4-12 0-20 0-20-6 0-2 0-3 1-5 6-27 12-53 19-79zM106 22c3-11 4-12 17-12 10 0 20 0 30 0 27 0 43 8 43 31 0 11-6 38-18 50-16 14-35 17-49 17-15 0-30 0-44 0 7-29 14-58 21-86z"><text:p/></draw:path><draw:path draw:style-name="gr180" draw:text-style-name="P67" svg:width="0.0287in" svg:height="0.1236in" svg:x="3.6591in" svg:y="0.0323in" svg:viewBox="0 0 74 315" svg:d="M74 313c0-1 0-2-6-8-39-39-49-98-49-146 0-55 12-110 50-150 5-4 5-4 5-5 0-3-2-4-4-4-3 0-31 22-50 62-16 34-20 70-20 97 0 24 4 63 21 97 19 40 46 59 49 59 2 0 4-1 4-2z"><text:p/></draw:path><draw:path draw:style-name="gr180" draw:text-style-name="P67" svg:width="0.085in" svg:height="0.089in" svg:x="3.6992in" svg:y="0.0362in" svg:viewBox="0 0 217 227" svg:d="M46 190c-13 22-25 26-39 27-3 0-7 0-7 6 0 2 2 4 4 4 9 0 18-1 27-1 11 0 22 1 32 1 2 0 6 0 6-6 0-4-2-4-5-4-7-1-15-3-15-12 0-3 2-7 5-11 8-14 15-27 23-40 27 0 53 0 80 0 0 6 5 50 5 52 0 10-16 11-23 11-4 0-7 0-7 6 0 4 4 4 5 4 12 0 26-1 38-1 9 0 28 1 36 1 2 0 6 0 6-6 0-4-3-4-7-4-19 0-19-3-20-12-6-65-14-131-20-197-1-6-1-8-6-8s-7 3-8 5c-37 62-73 123-110 185zM84 144c20-35 41-69 62-104 3 35 7 69 11 104-25 0-49 0-73 0z"><text:p/></draw:path><draw:path draw:style-name="gr180" draw:text-style-name="P67" svg:width="0.0315in" svg:height="0.0575in" svg:x="3.798in" svg:y="0.0862in" svg:viewBox="0 0 81 147" svg:d="M50 6c0-6 0-6-6-6-14 14-34 14-44 14 0 3 0 6 0 9 5 0 21 0 32-7 0 38 0 75 0 113 0 7 0 10-21 10-3 0-7 0-9 0 0 2 0 5 0 8 4 0 31-1 39-1s35 1 40 1c0-3 0-6 0-8-3 0-5 0-8 0-23 0-23-3-23-10 0-42 0-82 0-123z"><text:p/></draw:path><draw:path draw:style-name="gr180" draw:text-style-name="P67" svg:width="0.0287in" svg:height="0.1236in" svg:x="3.8512in" svg:y="0.0323in" svg:viewBox="0 0 74 315" svg:d="M74 159c0-25-4-63-21-100-19-38-47-59-49-59s-4 2-4 4c0 1 0 1 6 7 31 31 50 82 50 148 0 54-12 109-52 148-4 4-4 5-4 6s2 2 4 2 31-21 50-61c16-34 20-69 20-95z"><text:p/></draw:path><draw:path draw:style-name="gr180" draw:text-style-name="P67" svg:width="0.0657in" svg:height="0.0587in" svg:x="3.9142in" svg:y="0.0059in" svg:viewBox="0 0 168 150" svg:d="M59 82c14 0 27 0 41 0 37 0 68-23 68-48 0-19-18-34-48-34-26 0-52 0-78 0-4 0-7 0-7 5 0 3 3 3 8 3 4 0 5 0 8 0 5 0 5 1 5 3 0 1 0 2-1 5-10 39-19 78-29 116-3 9-3 11-20 11-3 0-6 0-6 5 1 1 0 2 4 2 6 0 21 0 28 0 4 0 11 0 16 0 3 0 10 0 13 0 2 0 5 0 5-4 0-3-3-3-7-3-1 0-4 0-9-1-4 0-4-1-4-3s0-1 1-5c4-18 8-35 12-52zM76 15c1-7 1-7 10-7s17 0 26 0c21 0 34 6 34 22 0 6-3 24-14 34-8 7-20 11-37 11-11 0-23 0-35 0 6-20 10-40 16-60z"><text:p/></draw:path><draw:path draw:style-name="gr180" draw:text-style-name="P67" svg:width="0.0224in" svg:height="0.087in" svg:x="3.9945in" svg:y="0in" svg:viewBox="0 0 58 222" svg:d="M53 0c-41 30-53 77-53 111 0 30 10 79 53 111 2 0 5 0 5-3 0-2-1-2-2-4-30-27-41-64-41-104 0-60 23-89 41-106 1 0 2-1 2-2 0-3-3-3-5-3z"><text:p/></draw:path><draw:path draw:style-name="gr180" draw:text-style-name="P67" svg:width="0.065in" svg:height="0.0618in" svg:x="4.0283in" svg:y="0.0031in" svg:viewBox="0 0 166 158" svg:d="M32 132c-7 11-14 18-28 18-1 0-4 0-4 5 0 2 2 3 3 3 6 0 13-1 19-1 7 0 16 1 23 1 1 0 4 0 4-5 0-3-3-3-4-3-2 0-9 0-9-7 0-2 2-6 3-8 6-10 11-19 18-28 20 0 42 0 63 0 1 12 3 25 5 37-1 3-2 6-15 6-3 0-6 0-6 5 0 1 1 3 4 3 6 0 22-1 29-1 3 0 9 1 12 1 4 0 9 0 13 0 3 0 4-2 4-5s-2-3-6-3c-12 0-13-1-13-7-7-46-14-91-20-137-1-4-1-6-6-6-4 0-5 3-7 5-27 43-55 84-82 127zM62 100c15-24 32-49 47-73 3 24 6 49 10 73-19 0-38 0-57 0z"><text:p/></draw:path><draw:path draw:style-name="gr180" draw:text-style-name="P67" svg:width="0.0252in" svg:height="0.0409in" svg:x="4.1071in" svg:y="0.0362in" svg:viewBox="0 0 65 105" svg:d="M40 5c0-5 0-5-5-5-12 10-29 10-32 10-1 0-2 0-3 0 0 3 0 4 0 7 1 0 2 0 3 0 3 0 14-1 23-4 0 26 0 52 0 78 0 5 0 7-17 7-3 0-5 0-8 0 0 2 0 5 0 7 9 0 23 0 32 0s24 0 32 0c0-2 0-5 0-7-3 0-5 0-7 0-18 0-18-2-18-7 0-29 0-58 0-86z"><text:p/></draw:path><draw:path draw:style-name="gr180" draw:text-style-name="P67" svg:width="0.0531in" svg:height="0.0535in" svg:x="4.1535in" svg:y="0.013in" svg:viewBox="0 0 136 137" svg:d="M136 49c0-36-40-49-68-49s-68 12-68 49c0 27 0 53 0 80 0 3 0 8 5 8 6 0 6-5 6-8 0-27 0-53 0-79 0-7 0-20 19-30 13-7 29-9 38-9 20 0 34 5 39 9 16 9 18 19 18 30 0 26 0 52 0 79 0 3 0 8 5 8 6 0 6-5 6-8 0-27 0-53 0-80z"><text:p/></draw:path><draw:path draw:style-name="gr180" draw:text-style-name="P67" svg:width="0.065in" svg:height="0.0618in" svg:x="4.2193in" svg:y="0.0031in" svg:viewBox="0 0 166 158" svg:d="M32 132c-7 11-14 18-28 18-1 0-4 0-4 5 0 2 2 3 3 3 6 0 13-1 19-1 7 0 16 1 23 1 1 0 4 0 4-5 0-3-3-3-4-3-2 0-9 0-9-7 0-2 2-6 3-8 6-10 11-19 18-28 20 0 42 0 63 0 1 12 3 25 5 37-1 3-2 6-15 6-3 0-6 0-6 5 0 1 1 3 4 3 6 0 22-1 28-1 4 0 10 1 13 1 4 0 9 0 13 0 3 0 4-2 4-5s-2-3-6-3c-12 0-13-1-13-7-7-46-14-91-20-137-1-4-1-6-6-6-4 0-5 3-7 5-27 43-55 84-82 127zM62 100c15-24 31-49 46-73 4 24 7 49 11 73-19 0-38 0-57 0z"><text:p/></draw:path><draw:path draw:style-name="gr180" draw:text-style-name="P67" svg:width="0.0303in" svg:height="0.0409in" svg:x="4.2945in" svg:y="0.0362in" svg:viewBox="0 0 78 105" svg:d="M78 75c-2 0-4 0-6 0 0 2-2 12-5 14 0 1-14 1-17 1-10 0-20 0-30 0 10-8 21-17 31-23 15-10 27-19 27-35 0-21-19-32-41-32s-37 12-37 28c0 8 7 9 9 9 4 0 10-3 10-9 0-5-5-9-9-9 3-7 13-13 23-13 16 0 29 10 29 26 0 13-10 23-22 33-12 11-26 21-38 32-2 2-2 2-2 3 0 2 0 4 0 5 24 0 49 0 74 0 2-10 2-20 4-30z"><text:p/></draw:path><draw:path draw:style-name="gr180" draw:text-style-name="P67" svg:width="0.022in" svg:height="0.087in" svg:x="4.3437in" svg:y="0in" svg:viewBox="0 0 57 222" svg:d="M4 0c-1 0-4 0-4 3 0 1 0 2 2 3 19 17 40 47 40 105 0 46-14 81-38 103-4 3-4 3-4 5 0 1 0 3 3 3 2 0 23-16 37-43 10-19 17-42 17-68 0-32-9-79-53-111z"><text:p/></draw:path><draw:path draw:style-name="gr180" draw:text-style-name="P67" svg:width="0.4685in" svg:height="0.0047in" svg:x="3.9079in" svg:y="0.0921in" svg:viewBox="0 0 1191 13" svg:d="M596 13c-199 0-397 0-596 0 0-5 0-8 0-13 397 0 794 0 1191 0 0 5 0 8 0 13-198 0-397 0-595 0z"><text:p/></draw:path><draw:path draw:style-name="gr180" draw:text-style-name="P67" svg:width="0.0657in" svg:height="0.0591in" svg:x="4.0094in" svg:y="0.1087in" svg:viewBox="0 0 168 151" svg:d="M59 82c14 0 27 0 41 0 37 0 68-23 68-48 0-18-18-34-48-34-26 0-52 0-78 0-4 0-7 0-7 5 0 3 3 3 8 3 3 0 4 0 8 0 5 1 5 1 5 4 0 2 0 1-1 4-10 39-19 78-29 116-3 9-3 11-20 11-3 0-6 0-6 5 1 1 0 3 4 3 6 0 21-1 27-1 5 0 12 0 16 0s11 1 14 1c2 0 5 0 5-5 0-3-3-3-7-3-1 0-4 0-9-1-4 0-4-1-4-2s0-2 0-6c4-18 9-35 13-52zM76 15c1-7 1-7 10-7s17 0 26 0c21 0 34 6 34 22 0 7-3 24-14 34-8 7-20 12-37 12-11 0-23 0-35 0 6-20 10-41 16-61z"><text:p/></draw:path><draw:path draw:style-name="gr180" draw:text-style-name="P67" svg:width="0.0224in" svg:height="0.087in" svg:x="4.0898in" svg:y="0.1028in" svg:viewBox="0 0 58 222" svg:d="M53 0c-42 30-53 77-53 111 0 31 9 79 53 111 2 0 5 0 5-3 0-2-1-2-2-4-30-26-41-64-41-104 0-60 23-89 41-106 1 0 2 0 2-2 0-3-3-3-5-3z"><text:p/></draw:path><draw:path draw:style-name="gr180" draw:text-style-name="P67" svg:width="0.065in" svg:height="0.0622in" svg:x="4.1236in" svg:y="0.1059in" svg:viewBox="0 0 166 159" svg:d="M32 132c-7 11-14 18-28 18-1 0-4 0-4 5 0 3 2 4 3 4 6 0 13-1 19-1 7 0 16 1 23 1 1 0 4 0 4-6 0-3-3-3-4-3-2 0-9 0-9-7 0-2 2-6 3-8 6-9 11-18 18-27 20 0 42 0 63 0 1 12 3 24 5 36-1 3-2 6-15 6-3 0-6 0-6 5 0 1 1 4 4 4 6 0 22-1 29-1 3 0 9 0 12 0 4 0 9 1 13 1 3 0 4-2 4-6 0-3-2-3-6-3-12 0-13-1-13-7-7-46-14-91-20-137-1-4-1-6-6-6-4 0-5 3-7 5-27 43-55 84-82 127zM62 100c15-24 32-49 47-73 3 24 6 49 10 73-19 0-38 0-57 0z"><text:p/></draw:path><draw:path draw:style-name="gr180" draw:text-style-name="P67" svg:width="0.0252in" svg:height="0.0409in" svg:x="4.2024in" svg:y="0.1394in" svg:viewBox="0 0 65 105" svg:d="M40 5c0-5 0-5-5-5-12 10-29 10-32 10-1 0-2 0-3 0 0 3 0 4 0 7 1 0 2 0 3 0 3 0 14-1 23-4 0 26 0 53 0 79 0 4 0 6-17 6-3 0-5 0-8 0 0 2 0 5 0 7 9 0 23 0 32 0s24 0 32 0c0-2 0-5 0-7-3 0-5 0-7 0-18 0-18-2-18-6 0-29 0-59 0-87z"><text:p/></draw:path><draw:path draw:style-name="gr180" draw:text-style-name="P67" svg:width="0.022in" svg:height="0.087in" svg:x="4.2484in" svg:y="0.1028in" svg:viewBox="0 0 57 222" svg:d="M4 0c-1 0-4 0-4 3 0 2 0 2 2 3 19 17 40 48 40 105 0 46-14 81-38 103-4 3-4 4-4 5s0 3 3 3c2 0 23-15 37-43 10-19 17-42 17-68 0-31-9-79-53-111z"><text:p/></draw:path><draw:path draw:style-name="gr180" draw:text-style-name="P67" svg:width="0.013in" svg:height="0.013in" svg:x="4.402in" svg:y="0.1118in" svg:viewBox="0 0 34 34" svg:d="M34 17c0-9-8-17-17-17s-17 8-17 17 8 17 17 17 17-8 17-17z"><text:p/></draw:path><draw:path draw:style-name="gr180" draw:text-style-name="P67" svg:width="0.0126in" svg:height="0.013in" svg:x="4.4366in" svg:y="0.1118in" svg:viewBox="0 0 33 34" svg:d="M33 17c0-9-7-17-16-17-10 0-17 8-17 17s7 17 17 17c9 0 16-8 16-17z"><text:p/></draw:path><draw:path draw:style-name="gr180" draw:text-style-name="P67" svg:width="0.0126in" svg:height="0.013in" svg:x="4.4713in" svg:y="0.1118in" svg:viewBox="0 0 33 34" svg:d="M33 17c0-9-8-17-17-17s-16 8-16 17 7 17 16 17 17-8 17-17z"><text:p/></draw:path><draw:path draw:style-name="gr180" draw:text-style-name="P67" svg:width="0.0657in" svg:height="0.0587in" svg:x="4.5713in" svg:y="0.0059in" svg:viewBox="0 0 168 150" svg:d="M59 82c14 0 27 0 41 0 37 0 68-23 68-48 0-19-18-34-48-34-26 0-52 0-78 0-4 0-7 0-7 5 0 3 3 3 8 3 4 0 5 0 8 0 5 0 5 1 5 3 0 1 0 2-1 5-10 39-19 78-29 116-3 9-3 11-20 11-3 0-6 0-6 5 1 1 0 2 4 2 6 0 21 0 28 0 4 0 11 0 16 0 3 0 10 0 13 0 2 0 5 0 5-4 0-3-3-3-7-3-1 0-4 0-9-1-4 0-4-1-4-3s0-1 1-5c4-18 8-35 12-52zM76 15c1-7 1-7 10-7s17 0 26 0c21 0 34 6 34 22 0 6-3 24-14 34-8 7-20 11-37 11-11 0-23 0-35 0 6-20 10-40 16-60z"><text:p/></draw:path><draw:path draw:style-name="gr180" draw:text-style-name="P67" svg:width="0.0224in" svg:height="0.087in" svg:x="4.6516in" svg:y="0in" svg:viewBox="0 0 58 222" svg:d="M53 0c-41 30-53 77-53 111 0 30 10 79 53 111 2 0 5 0 5-3 0-2-1-2-2-4-30-27-41-64-41-104 0-60 23-89 41-106 1 0 2-1 2-2 0-3-3-3-5-3z"><text:p/></draw:path><draw:path draw:style-name="gr180" draw:text-style-name="P67" svg:width="0.065in" svg:height="0.0618in" svg:x="4.6858in" svg:y="0.0031in" svg:viewBox="0 0 166 158" svg:d="M32 132c-7 11-14 18-28 18-1 0-4 0-4 5 0 2 2 3 3 3 6 0 13-1 19-1 7 0 16 1 23 1 1 0 4 0 4-5 0-3-3-3-4-3-2 0-9 0-9-7 0-2 2-6 3-8 6-10 11-19 18-28 20 0 42 0 63 0 1 12 3 25 5 37-1 3-2 6-15 6-3 0-6 0-6 5 0 1 1 3 4 3 6 0 22-1 29-1 3 0 9 1 12 1 4 0 9 0 13 0 3 0 4-2 4-5s-2-3-6-3c-12 0-13-1-13-7-7-46-14-91-20-137-1-4-1-6-6-6-4 0-5 3-7 5-27 43-55 84-82 127zM62 100c15-24 32-49 47-73 3 24 6 49 10 73-19 0-38 0-57 0z"><text:p/></draw:path><draw:path draw:style-name="gr180" draw:text-style-name="P67" svg:width="0.0252in" svg:height="0.0409in" svg:x="4.7646in" svg:y="0.0362in" svg:viewBox="0 0 65 105" svg:d="M40 5c0-5 0-5-5-5-12 10-29 10-32 10-1 0-2 0-3 0 0 3 0 4 0 7 1 0 2 0 3 0 3 0 14-1 23-4 0 26 0 52 0 78 0 5 0 7-17 7-3 0-5 0-8 0 0 2 0 5 0 7 9 0 23 0 32 0s24 0 32 0c0-2 0-5 0-7-3 0-5 0-7 0-18 0-18-2-18-7 0-29 0-58 0-86z"><text:p/></draw:path><draw:path draw:style-name="gr180" draw:text-style-name="P67" svg:width="0.0531in" svg:height="0.0535in" svg:x="4.811in" svg:y="0.013in" svg:viewBox="0 0 136 137" svg:d="M136 49c0-36-40-49-68-49s-68 12-68 49c0 27 0 53 0 80 0 3 0 8 5 8 6 0 6-5 6-8 0-27 0-53 0-79 0-7 0-20 19-30 13-7 29-9 38-9 20 0 34 5 39 9 16 9 18 19 18 30 0 26 0 52 0 79 0 3 0 8 5 8 6 0 6-5 6-8 0-27 0-53 0-80z"><text:p/></draw:path><draw:path draw:style-name="gr180" draw:text-style-name="P67" svg:width="0.0094in" svg:height="0.0094in" svg:x="4.8811in" svg:y="0.0543in" svg:viewBox="0 0 25 25" svg:d="M25 13c0-8-6-13-12-13-8 0-13 6-13 13 0 8 7 12 13 12 7 0 12-5 12-12z"><text:p/></draw:path><draw:path draw:style-name="gr180" draw:text-style-name="P67" svg:width="0.0094in" svg:height="0.0094in" svg:x="4.9106in" svg:y="0.0543in" svg:viewBox="0 0 25 25" svg:d="M25 13c0-8-6-13-12-13-8 0-13 6-13 13 0 8 6 12 13 12s12-5 12-12z"><text:p/></draw:path><draw:path draw:style-name="gr180" draw:text-style-name="P67" svg:width="0.0094in" svg:height="0.0094in" svg:x="4.9402in" svg:y="0.0543in" svg:viewBox="0 0 25 25" svg:d="M25 13c0-8-6-13-12-13-8 0-13 6-13 13 0 8 7 12 13 12 7 0 12-5 12-12z"><text:p/></draw:path><draw:path draw:style-name="gr180" draw:text-style-name="P67" svg:width="0.0531in" svg:height="0.0535in" svg:x="4.9669in" svg:y="0.013in" svg:viewBox="0 0 136 137" svg:d="M136 49c0-36-40-49-68-49s-68 12-68 49c0 27 0 53 0 80 0 3 0 8 5 8 6 0 6-5 6-8 0-27 0-53 0-79 0-7 0-20 19-30 13-7 28-9 38-9 19 0 34 5 39 9 16 9 18 19 18 30 0 26 0 52 0 79 0 3 0 8 5 8 6 0 6-5 6-8 0-27 0-53 0-80z"><text:p/></draw:path><draw:path draw:style-name="gr180" draw:text-style-name="P67" svg:width="0.0654in" svg:height="0.0618in" svg:x="5.0319in" svg:y="0.0031in" svg:viewBox="0 0 167 158" svg:d="M33 132c-8 11-14 18-28 18-1 0-5 0-5 5 0 2 3 3 4 3 5 0 12-1 18-1 8 0 17 1 23 1 2 0 4 0 4-5 0-3-2-3-3-3-2 0-10 0-10-7 0-2 3-6 4-8 6-10 11-19 18-28 20 0 42 0 63 0 1 12 3 25 5 37-1 3-3 6-15 6-3 0-6 0-6 5 0 1 0 3 3 3 7 0 22-1 29-1 4 0 9 1 13 1s8 0 13 0c3 0 4-2 4-5s-2-3-6-3c-13 0-13-1-14-7-7-46-13-91-19-137-1-4-2-6-6-6s-5 3-8 5c-27 43-54 84-81 127zM63 100c15-24 31-49 46-73 3 24 7 49 11 73-19 0-38 0-57 0z"><text:p/></draw:path><draw:path draw:style-name="gr180" draw:text-style-name="P67" svg:width="0.0433in" svg:height="0.0276in" svg:x="5.1079in" svg:y="0.0504in" svg:viewBox="0 0 111 71" svg:d="M16 54c-1 5-3 11-3 12 0 3 3 5 7 5 2 0 5-1 7-4 0-1 2-8 3-13 5-22 5-22 6-22 2-4 13-27 32-27 8 0 11 5 11 12 0 9-6 25-10 34-1 2-2 4-2 7 0 8 9 13 18 13 17 0 26-20 26-24 0-2-3-2-4-2-3 0-3 1-4 4-2 9-10 17-18 17-3 0-4-2-4-6 0-3 0-5 2-8 2-6 10-24 10-33 0-12-8-19-24-19-14 0-24 9-29 15-1-12-14-15-20-15-16 0-14 16-20 24 0 3 2 2 3 3 2 0 3-1 3-4 3-9 7-18 14-18 5 0 6 6 6 9 0 2-2 8-3 12-1 5-2 11-3 15s-3 9-4 13z"><text:p/></draw:path><draw:path draw:style-name="gr180" draw:text-style-name="P67" svg:width="0.022in" svg:height="0.087in" svg:x="5.1693in" svg:y="0in" svg:viewBox="0 0 57 222" svg:d="M4 0c-1 0-4 0-4 3 0 1 0 2 2 3 19 17 40 47 40 105 0 46-14 81-38 103-4 3-4 3-4 5 0 1 0 3 3 3 2 0 23-16 37-43 10-19 17-42 17-68 0-32-9-79-53-111z"><text:p/></draw:path><draw:path draw:style-name="gr180" draw:text-style-name="P67" svg:width="0.7465in" svg:height="0.0047in" svg:x="4.5098in" svg:y="0.0921in" svg:viewBox="0 0 1897 13" svg:d="M949 13c-316 0-633 0-949 0 0-5 0-8 0-13 633 0 1264 0 1897 0 0 5 0 8 0 13-316 0-633 0-948 0z"><text:p/></draw:path><draw:path draw:style-name="gr180" draw:text-style-name="P67" svg:width="0.0657in" svg:height="0.0591in" svg:x="4.5165in" svg:y="0.1087in" svg:viewBox="0 0 168 151" svg:d="M59 82c14 0 27 0 41 0 37 0 68-23 68-48 0-18-18-34-48-34-26 0-52 0-78 0-4 0-6 0-6 5 0 3 2 3 7 3 4 0 5 0 8 0 5 1 5 1 5 4 0 2 0 1-1 4-10 39-19 78-29 116-3 9-3 11-20 11-3 0-6 0-6 5 1 1 0 3 4 3 6 0 21-1 28-1 4 0 11 0 16 0 3 0 10 1 13 1 2 0 5 0 5-5 0-3-2-3-7-3-1 0-4 0-9-1-4 0-4-1-4-2s0-2 1-6c4-18 8-35 12-52zM76 15c1-7 1-7 10-7s17 0 26 0c21 0 34 6 34 22 0 7-3 24-14 34-8 7-20 12-37 12-11 0-23 0-35 0 6-20 10-41 16-61z"><text:p/></draw:path><draw:path draw:style-name="gr180" draw:text-style-name="P67" svg:width="0.0224in" svg:height="0.087in" svg:x="4.5969in" svg:y="0.1028in" svg:viewBox="0 0 58 222" svg:d="M53 0c-41 30-53 77-53 111 0 31 10 79 53 111 2 0 5 0 5-3 0-2-1-2-2-4-30-26-41-64-41-104 0-60 23-89 41-106 1 0 2 0 2-2 0-3-3-3-5-3z"><text:p/></draw:path><draw:path draw:style-name="gr180" draw:text-style-name="P67" svg:width="0.065in" svg:height="0.0622in" svg:x="4.6307in" svg:y="0.1059in" svg:viewBox="0 0 166 159" svg:d="M32 132c-7 11-14 18-28 18-1 0-4 0-4 5 0 3 2 4 3 4 6 0 13-1 19-1 7 0 16 1 23 1 1 0 4 0 4-6 0-3-3-3-4-3-2 0-9 0-9-7 0-2 2-6 3-8 6-9 11-18 18-27 20 0 42 0 63 0 1 12 3 24 5 36-1 3-2 6-15 6-3 0-6 0-6 5 0 1 1 4 4 4 6 0 22-1 29-1 3 0 9 0 12 0 5 0 9 1 13 1 3 0 4-2 4-6 0-3-2-3-6-3-12 0-13-1-13-7-7-46-14-91-20-137-1-4-1-6-6-6-4 0-5 3-7 5-27 43-55 84-82 127zM62 100c15-24 32-49 47-73 3 24 6 49 10 73-19 0-38 0-57 0z"><text:p/></draw:path><draw:path draw:style-name="gr180" draw:text-style-name="P67" svg:width="0.0252in" svg:height="0.0409in" svg:x="4.7094in" svg:y="0.1394in" svg:viewBox="0 0 65 105" svg:d="M40 5c0-5 0-5-5-5-12 10-29 10-32 10-1 0-2 0-3 0 0 3 0 4 0 7 1 0 2 0 3 0 3 0 14-1 23-4 0 26 0 53 0 79 0 4 0 6-17 6-3 0-5 0-8 0 0 2 0 5 0 7 9 0 23 0 32 0s24 0 32 0c0-2 0-5 0-7-3 0-5 0-7 0-18 0-18-2-18-6 0-29 0-59 0-87z"><text:p/></draw:path><draw:path draw:style-name="gr180" draw:text-style-name="P67" svg:width="0.0535in" svg:height="0.0539in" svg:x="4.7559in" svg:y="0.1157in" svg:viewBox="0 0 137 138" svg:d="M137 49c0-36-41-49-69-49s-68 12-68 50c0 26 0 52 0 79 0 3 0 9 5 9 6 0 6-6 6-9 0-27 0-53 0-79 0-7 0-20 19-30 13-7 29-9 38-9 20 0 34 5 39 9 16 9 18 19 18 30 0 26 0 52 0 79 0 3 0 9 5 9 7 0 7-6 7-9 0-27 0-53 0-80z"><text:p/></draw:path><draw:path draw:style-name="gr180" draw:text-style-name="P67" svg:width="0.0098in" svg:height="0.0098in" svg:x="4.826in" svg:y="0.1571in" svg:viewBox="0 0 26 26" svg:d="M26 14c0-9-7-14-13-14-8 0-13 6-13 13 0 8 7 13 13 13 7 0 13-6 13-12z"><text:p/></draw:path><draw:path draw:style-name="gr180" draw:text-style-name="P67" svg:width="0.0094in" svg:height="0.0098in" svg:x="4.8559in" svg:y="0.1571in" svg:viewBox="0 0 25 26" svg:d="M25 14c0-9-6-14-12-14-8 0-13 6-13 13 0 8 6 13 13 13s12-6 12-12z"><text:p/></draw:path><draw:path draw:style-name="gr180" draw:text-style-name="P67" svg:width="0.0094in" svg:height="0.0098in" svg:x="4.8854in" svg:y="0.1571in" svg:viewBox="0 0 25 26" svg:d="M25 14c0-9-6-14-12-14-8 0-13 6-13 13 0 8 7 13 13 13 7 0 12-6 12-12z"><text:p/></draw:path><draw:path draw:style-name="gr180" draw:text-style-name="P67" svg:width="0.0531in" svg:height="0.0539in" svg:x="4.9118in" svg:y="0.1157in" svg:viewBox="0 0 136 138" svg:d="M136 49c0-36-40-49-68-49s-68 12-68 50c0 26 0 52 0 79 0 3 0 9 5 9 6 0 6-6 6-9 0-27 0-53 0-79 0-7 0-20 19-30 13-7 28-9 38-9 19 0 34 5 39 9 16 9 18 19 18 30 0 26 0 52 0 79 0 3 0 9 5 9 6 0 6-6 6-9 0-27 0-53 0-80z"><text:p/></draw:path><draw:path draw:style-name="gr180" draw:text-style-name="P67" svg:width="0.0654in" svg:height="0.0622in" svg:x="4.9772in" svg:y="0.1059in" svg:viewBox="0 0 167 159" svg:d="M33 132c-7 11-14 18-28 18-1 0-5 0-5 5 0 3 3 4 4 4 5 0 12-1 18-1 8 0 17 1 23 1 2 0 4 0 4-6 0-3-2-3-3-3-2 0-10 0-10-7 0-2 3-6 4-8 6-9 11-18 18-27 20 0 42 0 63 0 1 12 3 24 5 36-1 3-3 6-15 6-3 0-6 0-6 5 0 1 0 4 4 4 6 0 21-1 28-1 4 0 9 0 13 0s8 1 13 1c3 0 4-2 4-6 0-3-2-3-6-3-13 0-13-1-14-7-7-46-13-91-19-137-1-4-2-6-6-6s-5 3-8 5c-27 43-54 84-81 127zM63 100c15-24 31-49 46-73 3 24 7 49 11 73-19 0-38 0-57 0z"><text:p/></draw:path><draw:path draw:style-name="gr180" draw:text-style-name="P67" svg:width="0.0433in" svg:height="0.028in" svg:x="5.0528in" svg:y="0.1531in" svg:viewBox="0 0 111 72" svg:d="M16 55c-1 4-3 11-3 12 0 2 3 5 7 5 2 0 5-2 7-5 0-1 2-8 3-13 5-22 5-22 6-22 2-4 13-27 32-27 8 0 11 5 11 12 0 9-6 25-10 34-1 2-2 4-2 7 0 8 9 14 18 14 17 0 26-21 26-25 0-2-3-2-4-2-3 0-3 1-4 4-2 10-10 18-18 18-3 0-4-3-4-7 0-3 0-4 2-8 2-6 10-24 10-33 0-12-8-19-24-19-14 0-24 9-29 16-1-13-14-16-20-16-16 0-14 16-20 24 0 3 2 2 3 3 2 0 3-1 4-4 2-9 6-18 13-18 5 0 6 6 6 9 0 2-2 9-3 12-1 5-2 11-3 15s-3 9-4 14z"><text:p/></draw:path><draw:path draw:style-name="gr180" draw:text-style-name="P67" svg:width="0.0472in" svg:height="0.0031in" svg:x="5.1122in" svg:y="0.1634in" svg:viewBox="0 0 121 9" svg:d="M113 9c3 0 8 0 8-4 0-5-5-5-8-5-36 0-71 0-107 0-2 0-6 0-6 5 0 4 4 4 6 4 36 0 71 0 107 0z"><text:p/></draw:path><draw:path draw:style-name="gr180" draw:text-style-name="P67" svg:width="0.0252in" svg:height="0.0409in" svg:x="5.1783in" svg:y="0.1394in" svg:viewBox="0 0 65 105" svg:d="M40 5c0-5 0-5-5-5-12 10-29 10-32 10-1 0-2 0-3 0 0 3 0 4 0 7 1 0 2 0 3 0 3 0 14-1 23-4 0 26 0 53 0 79 0 4 0 6-17 6-3 0-5 0-8 0 0 2 0 5 0 7 9 0 23 0 32 0s24 0 32 0c0-2 0-5 0-7-3 0-6 0-8 0-17 0-17-2-17-6 0-29 0-59 0-87z"><text:p/></draw:path><draw:path draw:style-name="gr180" draw:text-style-name="P67" svg:width="0.022in" svg:height="0.087in" svg:x="5.2244in" svg:y="0.1028in" svg:viewBox="0 0 57 222" svg:d="M4 0c-1 0-4 0-4 3 0 2 0 2 2 3 19 17 40 48 40 105 0 46-14 81-38 103-4 3-4 4-4 5s0 3 3 3c2 0 23-15 37-43 10-19 17-42 17-68 0-31-9-79-53-111z"><text:p/></draw:path><draw:path draw:style-name="gr180" draw:text-style-name="P67" svg:width="0.0827in" svg:height="0.0287in" svg:x="5.3134in" svg:y="0.079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886in" svg:height="0.0846in" svg:x="5.4429in" svg:y="0.0398in" svg:viewBox="0 0 226 216" svg:d="M83 116c18 0 36 0 54 0 45 0 89-33 89-68 0-25-22-48-63-48-34 0-68 0-102 0-6 0-10 0-10 6 0 4 3 4 9 4 5 0 10 0 14 1 5 0 7 1 7 4 0 2 0 3-1 7-14 56-28 112-42 169-4 13-5 15-29 15-5 0-9 0-9 6 0 4 4 4 4 4 9 0 32-1 41-1 6 0 13 0 20 0s14 1 20 1c2 0 7 0 7-6 0-4-3-4-9-4-12 0-21 0-21-6 0-2 1-3 1-5 6-27 13-53 20-79zM105 22c4-11 4-12 17-12 10 0 21 0 31 0 26 0 43 8 43 31 0 11-6 38-19 50-15 14-34 17-48 17-15 0-30 0-44 0 7-29 13-58 20-86z"><text:p/></draw:path><draw:path draw:style-name="gr180" draw:text-style-name="P67" svg:width="0.0283in" svg:height="0.1236in" svg:x="5.5476in" svg:y="0.0323in" svg:viewBox="0 0 73 315" svg:d="M73 313c0-1 0-2-6-8-38-39-49-98-49-146 0-55 13-110 51-150 4-4 4-4 4-5 0-3-1-4-3-4-3 0-31 22-50 62-16 34-20 70-20 97 0 24 4 63 21 97 19 40 46 59 49 59 2 0 3-1 3-2z"><text:p/></draw:path><draw:path draw:style-name="gr180" draw:text-style-name="P67" svg:width="0.085in" svg:height="0.089in" svg:x="5.5878in" svg:y="0.0362in" svg:viewBox="0 0 217 227" svg:d="M46 190c-13 22-25 26-40 27-3 0-6 0-6 6 0 2 2 4 4 4 9 0 18-1 27-1 10 0 22 1 32 1 2 0 6 0 6-6 0-4-2-4-5-4-7-1-15-3-15-12 0-3 2-7 4-11 8-14 16-27 24-40 26 0 53 0 80 0 0 6 5 50 5 52 0 10-16 11-23 11-4 0-8 0-8 6 0 4 4 4 5 4 13 0 27-1 39-1 9 0 28 1 36 1 2 0 6 0 6-6 0-4-3-4-7-4-20 0-20-3-21-12-6-65-13-131-19-197-1-6-1-8-6-8-6 0-7 3-8 5-37 62-73 123-110 185zM84 144c20-35 41-69 62-104 3 35 6 69 10 104-25 0-48 0-72 0z"><text:p/></draw:path><draw:path draw:style-name="gr180" draw:text-style-name="P67" svg:width="0.0315in" svg:height="0.0575in" svg:x="5.6862in" svg:y="0.0862in" svg:viewBox="0 0 81 147" svg:d="M50 6c0-6-1-6-7-6-13 14-34 14-43 14 0 3 0 6 0 9 5 0 20 0 32-7 0 38 0 75 0 113 0 7 0 10-22 10-3 0-6 0-8 0 0 2 0 5 0 8 3 0 31-1 39-1 7 0 35 1 40 1 0-3 0-6 0-8-3 0-6 0-9 0-22 0-22-3-22-10 0-42 0-82 0-123z"><text:p/></draw:path><draw:path draw:style-name="gr180" draw:text-style-name="P67" svg:width="0.0689in" svg:height="0.0768in" svg:x="5.7673in" svg:y="0.0512in" svg:viewBox="0 0 176 196" svg:d="M176 68c0-47-48-68-88-68-41 0-88 22-88 68 0 39 0 78 0 117 0 5 0 11 6 11 7 0 7-6 7-11 0-39 0-77 0-115 0-47 52-57 75-57 15 0 34 2 51 13 25 15 25 36 25 44 0 38 0 76 0 115 0 5 0 11 6 11s6-6 6-11c0-39 0-78 0-117z"><text:p/></draw:path><draw:path draw:style-name="gr180" draw:text-style-name="P67" svg:width="0.0126in" svg:height="0.013in" svg:x="5.8819in" svg:y="0.1118in" svg:viewBox="0 0 33 34" svg:d="M33 17c0-9-8-17-17-17-10 0-16 8-16 17s6 17 16 17c9 0 17-8 17-17z"><text:p/></draw:path><draw:path draw:style-name="gr180" draw:text-style-name="P67" svg:width="0.013in" svg:height="0.013in" svg:x="5.9165in" svg:y="0.1118in" svg:viewBox="0 0 34 34" svg:d="M34 17c0-9-8-17-17-17s-17 8-17 17 8 17 17 17 17-8 17-17z"><text:p/></draw:path><draw:path draw:style-name="gr180" draw:text-style-name="P67" svg:width="0.0126in" svg:height="0.013in" svg:x="5.9512in" svg:y="0.1118in" svg:viewBox="0 0 33 34" svg:d="M33 17c0-9-7-17-16-17-10 0-17 8-17 17s7 17 17 17c9 0 16-8 16-17z"><text:p/></draw:path><draw:path draw:style-name="gr180" draw:text-style-name="P67" svg:width="0.0685in" svg:height="0.0768in" svg:x="6.0094in" svg:y="0.0512in" svg:viewBox="0 0 175 196" svg:d="M175 68c0-47-48-68-88-68s-87 22-87 68c0 39 0 78 0 117 0 5 0 11 6 11 7 0 7-6 7-11 0-39 0-77 0-115 0-47 51-57 74-57 15 0 34 2 52 13 24 15 24 36 24 44 0 38 0 76 0 115 0 5 0 11 6 11s6-6 6-11c0-39 0-78 0-117z"><text:p/></draw:path><draw:path draw:style-name="gr180" draw:text-style-name="P67" svg:width="0.085in" svg:height="0.089in" svg:x="6.1177in" svg:y="0.0362in" svg:viewBox="0 0 217 227" svg:d="M46 190c-13 22-25 26-39 27-4 0-7 0-7 6 0 2 2 4 4 4 9 0 18-1 27-1 11 0 22 1 32 1 2 0 6 0 6-6 0-4-2-4-5-4-7-1-15-3-15-12 0-3 2-7 5-11 8-14 15-27 23-40 26 0 53 0 80 0 0 6 5 50 5 52 0 10-16 11-23 11-4 0-8 0-8 6 0 4 3 2 5 4 13 0 27-1 39-1 9 0 28 1 36 1 2 0 6 0 6-6 0-4-3-4-7-4-20 0-20-3-21-12-6-65-13-131-19-197-1-6-1-8-6-8s-7 3-8 5c-37 62-73 123-110 185zM84 144c20-35 41-69 62-104 3 35 6 69 10 104-25 0-48 0-72 0z"><text:p/></draw:path><draw:path draw:style-name="gr180" draw:text-style-name="P67" svg:width="0.0528in" svg:height="0.039in" svg:x="6.2106in" svg:y="0.1055in" svg:viewBox="0 0 135 100" svg:d="M16 84c-1 2-2 8-2 9 0 4 4 7 8 7s8-4 9-5c0-3 2-9 3-14 2-4 4-14 6-20 0-4 2-10 3-14 3-10 3-12 9-21 6-8 17-20 33-20 13 0 14 11 14 16 0 13-10 37-14 46-2 7-3 9-3 13 0 12 10 19 21 19 22 0 32-31 32-34s-3-3-4-3c-2 0-2 1-3 4-6 18-16 27-24 27-5 0-6-4-6-8 0-5 2-9 5-18 3-7 12-30 12-43 0-21-17-25-29-25-18 0-30 11-37 20-1-15-15-20-24-20s-14 7-17 12c-5 8-8 20-8 22 0 3 3 3 4 3 3 0 3-1 5-7 3-13 7-24 16-24 6 0 7 5 7 11 0 5-1 12-3 18s-4 15-6 20c-2 10-4 19-7 29z"><text:p/></draw:path><draw:path draw:style-name="gr180" draw:text-style-name="P67" svg:width="0.0283in" svg:height="0.1236in" svg:x="6.2815in" svg:y="0.0323in" svg:viewBox="0 0 73 315" svg:d="M73 159c0-25-4-63-21-100-19-38-46-59-49-59-2 0-3 2-3 4 0 1 0 1 5 7 32 31 50 82 50 148 0 54-12 109-51 148-4 4-4 5-4 6s1 2 3 2c3 0 31-21 50-61 16-34 20-69 20-95z"><text:p/></draw:path><draw:path draw:style-name="gr180" draw:text-style-name="P67" svg:width="0.0827in" svg:height="0.085in" svg:x="6.3299in" svg:y="0.0398in" svg:viewBox="0 0 211 217" svg:d="M211 11c0-10-1-11-12-11-63 0-125 0-188 0-10 0-11 1-11 11 0 65 0 130 0 194 0 10 1 12 12 12 62 0 125 0 187 0 11 0 12-1 12-12 0-64 0-129 0-194zM13 13c62 0 123 0 185 0 0 64 0 128 0 192-62 0-123 0-185 0 0-64 0-128 0-192z"><text:p/></draw:path></draw:g></draw:g></text:p>
      <text:p text:style-name="P10">Úplná pravd. <draw:g text:anchor-type="as-char" svg:y="-0.0925in" draw:z-index="3" draw:name="Shape6" draw:style-name="gr178"><svg:title>TexMaths</svg:title><svg:desc>9§inline§P(A) = \sum P(B_i) P(A|B_i). A,B_i \in \mathcal{F}, B_i \text{ rozklad }A. \text{ Pokud }P(B_i)=0, =0. Dk: P(A) = \sum P(A \cap B_i) = \sum P(A)P(A | B_i)§svg§600§FALSE§</svg:desc><draw:g draw:style-name="gr2"><draw:path draw:style-name="gr179" draw:text-style-name="P66" svg:width="6.524in" svg:height="0.1106in" svg:x="0.002in" svg:y="0.0063in" svg:viewBox="0 0 16572 282" svg:d="M8286 282c-2762 0-5524 0-8286 0 0-94 0-188 0-282 5524 0 11048 0 16572 0 0 94 0 188 0 282-2762 0-5524 0-8286 0z"><text:p/></draw:path><draw:path draw:style-name="gr180" draw:text-style-name="P67" svg:width="0.0886in" svg:height="0.0839in" svg:x="0.0004in" svg:y="0.0075in" svg:viewBox="0 0 226 214" svg:d="M84 115c18 0 35 0 53 0 45 0 89-32 89-67 0-25-21-48-62-48-34 0-69 0-103 0-6 0-9 0-9 5s3 5 9 5c4 0 10 0 14 0 4 1 7 2 7 5 0 1-1 2-2 7-14 55-28 112-42 168-3 11-4 14-29 14-5 0-9 0-9 6 0 4 4 4 5 4 8 0 31-1 40-1 7 0 13 0 21 0 6 0 13 1 20 1 2 0 7 0 7-6 0-4-4-4-9-4-12 0-21 0-21-5 0-2 1-4 1-6 6-26 13-52 20-78zM106 22c3-11 4-12 17-12 10 0 21 0 31 0 26 0 43 8 43 30 0 12-6 39-19 51-16 13-35 16-48 16-16 0-30 0-45 0 7-29 14-57 21-85z"><text:p/></draw:path><draw:path draw:style-name="gr180" draw:text-style-name="P67" svg:width="0.0287in" svg:height="0.1236in" svg:x="0.1051in" svg:y="0in" svg:viewBox="0 0 74 315" svg:d="M74 311c0-1 0-1-6-6-39-41-49-100-49-147 0-56 12-110 50-149 5-5 5-5 5-5 0-3-1-4-4-4s-31 22-49 62c-17 34-21 69-21 96 0 24 4 61 22 97 18 39 45 60 48 60s4-1 4-4z"><text:p/></draw:path><draw:path draw:style-name="gr180" draw:text-style-name="P67" svg:width="0.085in" svg:height="0.0882in" svg:x="0.1457in" svg:y="0.0043in" svg:viewBox="0 0 217 225" svg:d="M45 189c-13 20-25 25-39 26-3 1-6 1-6 6 0 2 1 4 4 4 9 0 18-1 27-1 10 0 21 1 32 1 2 0 5 0 5-7 0-2-2-3-4-3-7 0-15-3-15-11 0-4 1-7 4-12 8-13 16-26 24-39 26 0 53 0 80 0 0 7 5 48 5 52 0 9-17 10-23 10-5 0-8 0-8 6 0 4 4 4 5 4 12 0 26-1 39-1 8 0 28 1 36 1 2 0 6 0 6-7 0-3-4-3-7-3-20 0-20-2-21-11-6-65-14-130-20-196 0-6 0-8-5-8-6 0-7 3-8 5-37 62-74 123-111 184zM83 143c20-35 42-69 63-103 3 34 6 68 10 103-25 0-49 0-73 0z"><text:p/></draw:path><draw:path draw:style-name="gr180" draw:text-style-name="P67" svg:width="0.0283in" svg:height="0.1236in" svg:x="0.2417in" svg:y="0in" svg:viewBox="0 0 73 315" svg:d="M73 158c0-25-3-63-21-99-19-38-46-59-49-59-2 0-3 2-3 4l6 7c31 30 49 81 49 147 0 52-12 108-51 148-4 4-4 4-4 5 0 2 1 4 3 4 3 0 32-22 50-62 16-35 20-70 20-95z"><text:p/></draw:path><draw:path draw:style-name="gr180" draw:text-style-name="P67" svg:width="0.0827in" svg:height="0.0291in" svg:x="0.3248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1169in" svg:height="0.1236in" svg:x="0.4563in" svg:y="0in" svg:viewBox="0 0 298 315" svg:d="M115 168c-38 46-75 92-112 138-2 3-3 4-3 5 0 4 3 4 9 4 87 0 175 0 262 0 9-26 18-52 27-79-3 0-6 0-8 0-7 24-29 43-56 52-5 1-27 10-73 10-45 0-90 0-135 0 37-45 73-90 110-135 3-3 3-5 3-6s0-1-2-3c-34-48-69-95-103-141 42 0 84 0 125 0 36 0 109 2 131 61 2 0 5 0 8 0-9-25-18-50-27-74-87 0-175 0-262 0-9 0-9 1-9 10 39 52 76 105 115 158z"><text:p/></draw:path><draw:path draw:style-name="gr180" draw:text-style-name="P67" svg:width="0.0886in" svg:height="0.0839in" svg:x="0.6063in" svg:y="0.0075in" svg:viewBox="0 0 226 214" svg:d="M83 115c18 0 36 0 54 0 45 0 89-32 89-67 0-25-21-48-63-48-34 0-68 0-102 0-6 0-10 0-10 5s3 5 9 5c5 0 10 0 14 0 5 1 7 2 7 5 0 1 0 2-1 7-14 55-28 112-42 168-4 11-5 14-29 14-5 0-9 0-9 6 0 4 4 4 4 4 9 0 32-1 41-1 6 0 13 0 20 0s14 1 20 1c2 0 7 0 7-6 0-4-3-4-9-4-12 0-21 0-21-5 0-2 1-4 1-6 6-26 13-52 20-78zM106 22c3-11 3-12 17-12 10 0 20 0 30 0 26 0 43 8 43 30 0 12-6 39-19 51-15 13-34 16-48 16-15 0-30 0-44 0 7-29 14-57 21-85z"><text:p/></draw:path><draw:path draw:style-name="gr180" draw:text-style-name="P67" svg:width="0.0287in" svg:height="0.1236in" svg:x="0.711in" svg:y="0in" svg:viewBox="0 0 74 315" svg:d="M74 311c0-1 0-1-6-6-39-41-50-100-50-147 0-56 13-110 51-149 5-5 5-5 5-5 0-3-2-4-4-4-3 0-31 22-50 62-16 34-20 69-20 96 0 24 4 61 21 97 19 39 46 60 49 60 2 0 4-1 4-4z"><text:p/></draw:path><draw:path draw:style-name="gr180" draw:text-style-name="P67" svg:width="0.0886in" svg:height="0.0839in" svg:x="0.7524in" svg:y="0.0075in" svg:viewBox="0 0 226 214" svg:d="M37 190c-3 11-4 14-29 14-5 0-8 0-8 6 0 4 3 4 8 4 38 0 76 0 113 0 50 0 88-37 88-67 0-23-19-41-50-45 34-6 67-29 67-59 0-23-22-43-60-43-35 0-71 0-106 0-6 0-9 0-9 6 0 4 3 4 9 4 4 0 7 0 12 0 5 1 9 1 9 5 0 1-1 2-2 7-14 55-28 112-42 168zM85 100c6-26 13-52 19-78 3-11 4-12 17-12 14 0 27 0 41 0 28 0 35 18 35 32 0 28-28 58-67 58-15 0-30 0-45 0zM70 204c-4 0-4 0-6 0-4 0-5-1-5-4l2-7c7-28 15-57 22-86 20 0 39 0 59 0 31 0 37 22 37 37 0 30-28 60-66 60-14 0-28 0-43 0z"><text:p/></draw:path><draw:path draw:style-name="gr180" draw:text-style-name="P67" svg:width="0.026in" svg:height="0.0579in" svg:x="0.8457in" svg:y="0.0539in" svg:viewBox="0 0 67 148" svg:d="M61 8c0-4-3-8-9-8-5 0-12 5-12 13 0 3 3 8 9 8s12-7 12-13zM16 120c-1 3-2 6-2 9 0 11 9 19 21 19 23 0 32-30 32-33 0-4-2-3-3-4-4 0-4 2-5 5-5 17-15 26-23 26-5 0-5-3-5-7 0-6 0-10 3-15 2-6 5-11 6-18 3-4 11-25 12-27 0-2 1-5 1-8 0-9-9-18-21-18-22 0-32 30-32 34 0 2 3 2 4 2 3 0 3 0 4-3 5-19 15-27 23-27 4 0 6 2 6 8 0 5-1 8-7 22-5 12-9 24-14 35z"><text:p/></draw:path><draw:path draw:style-name="gr180" draw:text-style-name="P67" svg:width="0.0287in" svg:height="0.1236in" svg:x="0.8898in" svg:y="0in" svg:viewBox="0 0 74 315" svg:d="M74 158c0-25-4-63-21-99-19-38-47-59-49-59s-4 2-4 4l6 7c32 30 50 81 50 147 0 52-12 108-52 148-4 4-4 4-4 5 0 2 2 4 4 4s31-22 50-62c16-35 20-70 20-95z"><text:p/></draw:path><draw:path draw:style-name="gr180" draw:text-style-name="P67" svg:width="0.0886in" svg:height="0.0839in" svg:x="0.9362in" svg:y="0.0075in" svg:viewBox="0 0 226 214" svg:d="M84 115c18 0 35 0 53 0 45 0 89-32 89-67 0-25-21-48-62-48-34 0-69 0-103 0-6 0-10 0-10 5s4 5 10 5c4 0 10 0 14 0 4 1 6 2 6 5 0 1 0 2-1 7-14 55-28 112-42 168-4 11-4 14-29 14-5 0-9 0-9 6 0 4 4 4 4 4 9 0 32-1 41-1 6 0 13 0 21 0 6 0 13 1 19 1 3 0 7 0 7-6 0-4-3-4-8-4-12 0-21 0-21-5 0-2 0-4 1-6 6-26 13-52 20-78zM106 22c3-11 4-12 17-12 10 0 21 0 31 0 26 0 42 8 42 30 0 12-6 39-18 51-16 13-35 16-48 16-16 0-30 0-45 0 7-29 14-57 21-85z"><text:p/></draw:path><draw:path draw:style-name="gr180" draw:text-style-name="P67" svg:width="0.0287in" svg:height="0.1236in" svg:x="1.0406in" svg:y="0in" svg:viewBox="0 0 74 315" svg:d="M74 311c0-1 0-1-6-6-39-41-49-100-49-147 0-56 12-110 50-149 5-5 5-5 5-5 0-3-2-4-4-4-3 0-31 22-50 62-16 34-20 69-20 96 0 24 4 61 22 97 18 39 45 60 48 60 2 0 4-1 4-4z"><text:p/></draw:path><draw:path draw:style-name="gr180" draw:text-style-name="P67" svg:width="0.085in" svg:height="0.0882in" svg:x="1.0815in" svg:y="0.0043in" svg:viewBox="0 0 217 225" svg:d="M45 189c-13 20-25 25-39 26-3 1-6 1-6 6 0 2 1 4 4 4 9 0 18-1 27-1 10 0 21 1 31 1 3 0 6 0 6-7 0-2-2-3-4-3-8 0-15-3-15-11 0-4 1-7 4-12 8-13 16-26 24-39 26 0 53 0 80 0 0 7 4 48 4 52 0 9-16 10-22 10-5 0-8 0-8 6 0 4 4 4 5 4 12 0 26-1 39-1 8 0 27 1 36 1 1 0 6 0 6-7 0-3-4-3-7-3-20 0-20-2-21-11-6-65-14-130-20-196 0-6 0-8-5-8-6 0-7 3-9 5-37 62-73 123-110 184zM83 143c20-35 42-69 63-103 3 34 6 68 10 103-25 0-49 0-73 0z"><text:p/></draw:path><draw:path draw:style-name="gr180" draw:text-style-name="P67" svg:width="0.0047in" svg:height="0.1236in" svg:x="1.1854in" svg:y="0in" svg:viewBox="0 0 13 315" svg:d="M13 12c0-6 0-12-7-12-6 0-6 6-6 12 0 97 0 194 0 291 0 5 0 12 6 12 7 0 7-7 7-12 0-97 0-194 0-291z"><text:p/></draw:path><draw:path draw:style-name="gr180" draw:text-style-name="P67" svg:width="0.0886in" svg:height="0.0839in" svg:x="1.2102in" svg:y="0.0075in" svg:viewBox="0 0 226 214" svg:d="M38 190c-4 11-5 14-29 14-5 0-9 0-9 6 0 4 3 4 9 4 38 0 75 0 112 0 51 0 88-37 88-67 0-23-18-41-49-45 33-6 66-29 66-59 0-23-21-43-59-43-35 0-71 0-106 0-6 0-10 0-10 6 0 4 4 4 9 4 1 0 7 0 13 0 5 1 8 1 8 5 0 1 0 2-1 7-14 55-28 112-42 168zM85 100c7-26 14-52 20-78 3-11 3-12 16-12 14 0 28 0 42 0 28 0 34 18 34 32 0 28-27 58-66 58-15 0-30 0-46 0zM71 204c-4 0-5 0-7 0-3 0-4-1-4-4l1-7c7-28 15-57 23-86 19 0 39 0 59 0 31 0 36 22 36 37 0 30-28 60-65 60-14 0-29 0-43 0z"><text:p/></draw:path><draw:path draw:style-name="gr180" draw:text-style-name="P67" svg:width="0.026in" svg:height="0.0579in" svg:x="1.3035in" svg:y="0.0539in" svg:viewBox="0 0 67 148" svg:d="M61 8c0-4-3-8-9-8s-12 5-12 13c0 3 2 8 9 8 6 0 12-7 12-13zM16 120c-1 3-3 6-3 9 0 11 9 19 22 19 22 0 32-30 32-33 0-4-3-4-4-4-3 0-4 2-5 5-4 17-14 26-23 26-4 0-5-3-5-7 0-6 1-10 3-15 3-6 5-11 7-18 2-4 10-25 11-27s2-5 2-8c0-9-9-18-22-18-21 0-31 30-31 34 0 2 3 2 4 2 2 0 2 0 3-3 6-19 15-27 24-27 3 0 6 2 6 8 0 5-2 8-7 22-5 12-9 24-14 35z"><text:p/></draw:path><draw:path draw:style-name="gr180" draw:text-style-name="P67" svg:width="0.0287in" svg:height="0.1236in" svg:x="1.348in" svg:y="0in" svg:viewBox="0 0 74 315" svg:d="M74 158c0-25-4-63-22-99-19-38-46-59-48-59-3 0-4 2-4 4l6 7c31 30 49 81 49 147 0 52-12 108-51 148-4 4-4 4-4 5 0 2 1 4 4 4 2 0 31-22 49-62 16-35 21-70 21-95z"><text:p/></draw:path><draw:path draw:style-name="gr180" draw:text-style-name="P67" svg:width="0.0126in" svg:height="0.0126in" svg:x="1.4in" svg:y="0.0795in" svg:viewBox="0 0 33 33" svg:d="M33 17c0-10-7-17-16-17-10 0-17 7-17 17 0 9 7 16 17 16 9 0 16-7 16-16z"><text:p/></draw:path><draw:path draw:style-name="gr180" draw:text-style-name="P67" svg:width="0.085in" svg:height="0.0882in" svg:x="1.4283in" svg:y="0.0043in" svg:viewBox="0 0 217 225" svg:d="M45 189c-13 20-25 25-39 26-3 1-6 1-6 6 0 2 1 4 4 4 9 0 18-1 27-1 10 0 21 1 32 1 2 0 5 0 5-7 0-2-2-3-4-3-7 0-15-3-15-11 0-4 1-7 4-12 8-13 16-26 24-39 26 0 53 0 80 0 0 7 5 48 5 52 0 9-17 10-23 10-5 0-8 0-8 6 0 4 4 4 5 4 12 0 26-1 39-1 8 0 28 1 36 1 1 0 6 0 6-7 0-3-4-3-7-3-20 0-20-2-21-11-6-65-14-130-20-196 0-6 0-8-5-8-6 0-7 3-8 5-37 62-74 123-111 184zM83 143c20-35 42-69 63-103 3 34 6 68 10 103-25 0-49 0-73 0z"><text:p/></draw:path><draw:path draw:style-name="gr180" draw:text-style-name="P67" svg:width="0.0142in" svg:height="0.0366in" svg:x="1.528in" svg:y="0.0795in" svg:viewBox="0 0 37 94" svg:d="M37 33c0-20-8-33-20-33-11 0-17 8-17 17 0 8 6 16 17 16 4 0 8-1 11-3 1-1 1-1 2-1 0 2 0 0 0 4 0 24-11 43-21 52-4 4-4 5-4 6 0 2 1 3 3 3 4 0 29-24 29-61z"><text:p/></draw:path><draw:path draw:style-name="gr180" draw:text-style-name="P67" svg:width="0.0886in" svg:height="0.0839in" svg:x="1.578in" svg:y="0.0075in" svg:viewBox="0 0 226 214" svg:d="M37 190c-3 11-4 14-29 14-5 0-8 0-8 6 0 4 3 4 8 4 38 0 76 0 113 0 50 0 88-37 88-67 0-23-19-41-50-45 34-6 67-29 67-59 0-23-21-43-60-43-35 0-71 0-106 0-5 0-9 0-9 6 0 4 3 4 9 4 1 0 7 0 12 0 6 1 9 1 9 5 0 1-1 2-2 7-14 55-28 112-42 168zM85 100c6-26 13-52 19-78 3-11 4-12 17-12 14 0 27 0 41 0 28 0 35 18 35 32 0 28-27 58-66 58-15 0-31 0-46 0zM71 204c-4 0-5 0-7 0-4 0-5-1-5-4l2-7c7-28 15-57 22-86 20 0 40 0 60 0 30 0 36 22 36 37 0 30-28 60-66 60-14 0-28 0-42 0z"><text:p/></draw:path><draw:path draw:style-name="gr180" draw:text-style-name="P67" svg:width="0.026in" svg:height="0.0579in" svg:x="1.6709in" svg:y="0.0539in" svg:viewBox="0 0 67 148" svg:d="M61 8c0-4-3-8-8-8-6 0-13 5-13 13 0 3 3 8 9 8 7 0 12-7 12-13zM16 120c-1 3-2 6-2 9 0 11 9 19 21 19 23 0 32-30 32-33 0-4-2-4-3-4-4 0-4 2-5 5-5 17-14 26-23 26-5 0-5-3-5-7 0-6 1-10 3-15 2-6 5-11 7-18 2-4 10-25 11-27s1-5 1-8c0-9-9-18-21-18-21 0-32 30-32 34 0 2 3 2 4 2 3 0 3 0 4-3 5-19 15-27 23-27 4 0 6 2 6 8 0 5-1 8-6 22-5 12-10 24-15 35z"><text:p/></draw:path><draw:path draw:style-name="gr180" draw:text-style-name="P67" svg:width="0.0618in" svg:height="0.0713in" svg:x="1.7531in" svg:y="0.0252in" svg:viewBox="0 0 158 182" svg:d="M148 98c5 0 10 0 10-6 0-7-5-7-10-7-45 0-90 0-135 0 4-42 40-72 85-72 16 0 33 0 50 0 5 0 10 0 10-7 0-6-5-6-10-6-18 0-34 0-51 0-54 0-97 40-97 92 0 50 43 90 97 90 17 0 33 0 51 0 5 0 10 0 10-7 0-5-5-5-10-5-17 0-34 0-50 0-45 0-81-31-85-72 45 0 90 0 135 0z"><text:p/></draw:path><draw:path draw:style-name="gr180" draw:text-style-name="P67" svg:width="0.1008in" svg:height="0.0882in" svg:x="1.8626in" svg:y="0.0071in" svg:viewBox="0 0 257 225" svg:d="M257 13c0-15-24-13-34-13-39 0-80 0-120 0-15 0-43 10-48 26 1 3 1 3 3 3 7 0 17-6 21-11 10 0 19 0 29 0 6 0 13 0 20 0-1 2-1 4-2 5-12 58-31 107-45 138-2 4-19 43-23 47-14 0-25-8-30-19-1-2-1-4-3-4-7 0-25 10-25 15 0 1 1 1 1 1 5 16 20 24 35 24 16 0 35-12 45-24 11-10 31-62 40-80 20 0 40 0 61 0h-1c0 1 2 2 3 2 7 0 25-9 25-19 0-1-2-1-6-1-25 0-51 0-76 0 9-28 20-56 25-85 14 0 28 0 41 0 9 0 31-2 36 5 1 2 0 5 1 7 0 1 1 1 2 1 8 0 25-10 25-18z"><text:p/></draw:path><draw:path draw:style-name="gr180" draw:text-style-name="P67" svg:width="0.0142in" svg:height="0.0366in" svg:x="1.9732in" svg:y="0.0795in" svg:viewBox="0 0 37 94" svg:d="M37 33c0-20-8-33-20-33-11 0-17 8-17 17 0 8 6 16 17 16 4 0 7-1 11-3 1-1 1-1 2-1 0 2 0 0 0 4 0 24-11 42-22 52-4 3-3 5-3 6 0 2 1 3 3 3 4 0 29-24 29-61z"><text:p/></draw:path><draw:path draw:style-name="gr180" draw:text-style-name="P67" svg:width="0.0886in" svg:height="0.0839in" svg:x="2.0232in" svg:y="0.0075in" svg:viewBox="0 0 226 214" svg:d="M37 190c-3 11-4 14-29 14-5 0-8 0-8 6 0 4 3 4 8 4 38 0 76 0 113 0 50 0 88-37 88-67 0-23-19-41-50-45 34-6 67-29 67-59 0-23-22-43-60-43-35 0-71 0-106 0-6 0-9 0-9 6 0 4 3 4 9 4 4 0 7 0 12 0 5 1 9 1 9 5 0 1-1 2-2 7-14 55-28 112-42 168zM85 100c6-26 13-52 19-78 3-11 4-12 17-12 14 0 27 0 41 0 28 0 35 18 35 32 0 28-28 58-66 58-15 0-31 0-46 0zM70 204c-4 0-4 0-6 0-4 0-5-1-5-4l2-7c7-28 15-57 22-86 20 0 40 0 60 0 30 0 36 22 36 37 0 30-28 60-66 60-14 0-28 0-43 0z"><text:p/></draw:path><draw:path draw:style-name="gr180" draw:text-style-name="P67" svg:width="0.026in" svg:height="0.0579in" svg:x="2.1165in" svg:y="0.0539in" svg:viewBox="0 0 67 148" svg:d="M61 8c0-4-3-8-9-8-5 0-12 5-12 13 0 3 3 8 9 8 7 0 12-7 12-13zM16 120c-1 3-2 6-2 9 0 11 9 19 21 19 23 0 32-30 32-33 0-4-2-3-3-4-4 0-4 2-5 5-5 17-15 26-23 26-5 0-5-3-5-7 0-6 0-10 3-15 2-6 5-11 7-18 2-4 10-25 11-27 0-2 1-5 1-8 0-9-9-18-21-18-22 0-32 30-32 34 0 2 3 2 4 2 3 0 3 0 4-3 5-19 15-27 23-27 4 0 6 2 6 8 0 5-1 8-7 22-5 12-9 24-14 35z"><text:p/></draw:path><draw:path draw:style-name="gr180" draw:text-style-name="P67" svg:width="0.0417in" svg:height="0.0543in" svg:x="2.1984in" svg:y="0.0382in" svg:viewBox="0 0 107 139" svg:d="M44 35c0-12 0-23 0-35-14 1-30 3-44 4 0 3 0 6 0 9 22 0 25 2 25 18 0 28 0 56 0 85 0 13-3 13-25 13 0 3 0 7 0 10 13 0 28-1 37-1 12 0 27 0 39 1 0-3 0-7 0-10-1 0-4 0-6 0-23 0-24-3-24-14 0-16 0-32 0-48 0-32 13-60 38-60 1 0 1 0 2 0-1 1-7 5-7 13 0 9 7 13 14 13 6 0 14-3 14-13 0-11-10-20-23-20-24 0-35 22-40 35z"><text:p/></draw:path><draw:path draw:style-name="gr180" draw:text-style-name="P67" svg:width="0.0547in" svg:height="0.0567in" svg:x="2.2476in" svg:y="0.0366in" svg:viewBox="0 0 140 145" svg:d="M140 74c0-41-31-74-70-74s-70 34-70 74 33 71 70 71c38 0 70-31 70-71zM70 137c-13 0-27-7-36-21-8-14-8-33-8-45s0-29 8-43c8-15 24-21 36-21 14 0 26 7 35 21 8 13 9 31 9 43s0 29-7 42c-7 15-21 24-37 24z"><text:p/></draw:path><draw:path draw:style-name="gr180" draw:text-style-name="P67" svg:width="0.0461in" svg:height="0.0531in" svg:x="2.3098in" svg:y="0.0394in" svg:viewBox="0 0 118 136" svg:d="M114 10c3-4 3-5 3-6 0-4-3-4-8-4-33 0-68 0-101 0-1 17-3 33-4 50 3 0 6 0 9 0 1-31 7-43 42-43 12 0 24 0 36 0-30 40-59 79-88 119-3 3-3 3-3 5 0 5 2 5 8 5 35 0 69 0 104 0 2-20 4-40 6-59-3 0-6 0-8 0-3 37-9 51-46 51-13 0-25 0-38 0 30-40 59-79 88-118z"><text:p/></draw:path><draw:path draw:style-name="gr180" draw:text-style-name="P67" svg:width="0.0598in" svg:height="0.0854in" svg:x="2.365in" svg:y="0.0071in" svg:viewBox="0 0 153 218" svg:d="M24 194c0 14-2 14-24 14 0 3 0 7 0 10 11 0 25-1 34-1 10 0 23 0 35 1 0-3 0-7 0-10-21 0-24 0-24-14 0-11 0-21 0-32 6-6 13-12 20-17 24 32 38 50 38 55 0 7-6 8-12 8 0 3 0 7 0 10 9 0 28-1 34-1 9 0 19 0 28 1 0-3 0-7 0-10-12 0-19 0-31-17-13-18-27-36-40-55 0-1-2-3-2-4s23-20 25-22c21-17 34-17 41-17 0-4 0-8 0-10-9 1-14 1-23 1-11 0-30-1-35-1 0 2 0 6 0 10 6 0 9 3 9 8 0 6-4 10-7 11-14 13-30 26-44 39 0-50 0-101 0-151-15 1-31 3-46 4 0 3 0 6 0 9 22 0 24 2 24 18 0 54 0 109 0 163z"><text:p/></draw:path><draw:path draw:style-name="gr180" draw:text-style-name="P67" svg:width="0.0272in" svg:height="0.0854in" svg:x="2.4315in" svg:y="0.0071in" svg:viewBox="0 0 70 218" svg:d="M46 0c-15 1-31 3-46 4 0 3 0 6 0 9 22 0 25 2 25 18 0 54 0 109 0 163 0 14-3 14-25 14 0 3 0 7 0 10 11 0 27-1 35-1 7 0 23 1 35 1 0-3 0-7 0-10-21 0-24 0-24-14 0-65 0-129 0-194z"><text:p/></draw:path><draw:path draw:style-name="gr180" draw:text-style-name="P67" svg:width="0.0559in" svg:height="0.0567in" svg:x="2.4673in" svg:y="0.0366in" svg:viewBox="0 0 143 145" svg:d="M92 118c2 12 10 25 25 25 6 0 26-5 26-30 0-6 0-12 0-18-3 0-5 0-8 0 0 6 0 12 0 18 0 18-8 20-12 20-10 0-11-13-11-15 0-22 0-42 0-63 0-14 0-26-12-38s-28-17-43-17c-26 0-48 15-48 36 0 9 6 14 14 14 9 0 16-6 16-14 0-4-2-14-17-14 9-11 24-15 35-15 15 0 33 12 33 41 0 3 0 8 0 11-16 1-39 2-59 11-23 11-31 27-31 41 0 26 31 34 50 34 21 0 36-13 42-27zM90 66c0 10 0 20 0 31 0 30-23 41-37 41-15 0-29-11-29-27 0-18 14-44 66-45z"><text:p/></draw:path><draw:path draw:style-name="gr180" draw:text-style-name="P67" svg:width="0.061in" svg:height="0.0866in" svg:x="2.5283in" svg:y="0.0071in" svg:viewBox="0 0 156 221" svg:d="M110 200c0 8 0 15 0 21 15-1 30-2 46-3 0-3 0-7 0-10-22 0-25-2-25-17 0-63 0-127 0-191-15 1-30 3-46 4 0 3 0 6 0 9 23 0 26 2 26 18 0 22 0 45 0 68-10-12-24-20-41-20-37 0-70 32-70 72 0 39 31 70 67 70 20 0 35-11 43-21zM110 117c0 21 0 43 0 64 0 5 0 6-4 11-10 16-24 22-38 22s-25-8-33-20c-8-13-9-30-9-43 0-12 1-31 10-45 6-10 19-20 36-20 11 0 24 5 34 19 4 6 4 6 4 12z"><text:p/></draw:path><draw:path draw:style-name="gr180" draw:text-style-name="P67" svg:width="0.085in" svg:height="0.0882in" svg:x="2.6394in" svg:y="0.0043in" svg:viewBox="0 0 217 225" svg:d="M45 189c-13 20-24 25-39 26-3 1-6 1-6 6 0 2 1 4 4 4 9 0 18-1 27-1 10 0 21 1 32 1 2 0 5 0 5-7 0-2-2-3-4-3-7 0-15-3-15-11 0-4 1-7 4-12 8-13 16-26 24-39 26 0 53 0 80 0 0 7 5 48 5 52 0 9-17 10-23 10-5 0-8 0-8 6 0 4 4 4 5 4 12 0 26-1 39-1 9 0 28 1 36 1 2 0 6 0 6-7 0-3-4-3-7-3-20 0-20-2-21-11-6-65-14-130-20-196 0-6 0-8-5-8-6 0-7 3-8 5-37 62-74 123-111 184zM84 143c20-35 41-69 62-103 3 34 6 68 10 103-25 0-48 0-72 0z"><text:p/></draw:path><draw:path draw:style-name="gr180" draw:text-style-name="P67" svg:width="0.0126in" svg:height="0.0126in" svg:x="2.739in" svg:y="0.0795in" svg:viewBox="0 0 33 33" svg:d="M33 17c0-10-7-17-16-17s-17 7-17 17c0 9 8 16 17 16s16-7 16-16z"><text:p/></draw:path><draw:path draw:style-name="gr180" draw:text-style-name="P67" svg:width="0.0728in" svg:height="0.0839in" svg:x="2.8087in" svg:y="0.0075in" svg:viewBox="0 0 186 214" svg:d="M61 115c18 0 35 0 53 0 38 0 72-25 72-57 0-30-31-58-74-58-37 0-75 0-112 0 0 4 0 6 0 10 3 0 5 0 8 0 24 0 24 3 24 14 0 55 0 111 0 166 0 10 0 14-24 14-3 0-5 0-8 0 0 4 0 7 0 10 11-1 34-1 47-1 11 0 35 0 47 1 0-3 0-6 0-10-3 0-6 0-9 0-24 0-24-4-24-14 0-25 0-50 0-75zM59 107c0-29 0-57 0-85 0-10 1-12 17-12 9 0 18 0 27 0 51 0 51 33 51 48s0 49-51 49c-14 0-29 0-44 0z"><text:p/></draw:path><draw:path draw:style-name="gr180" draw:text-style-name="P67" svg:width="0.0547in" svg:height="0.0567in" svg:x="2.889in" svg:y="0.0366in" svg:viewBox="0 0 140 145" svg:d="M140 74c0-41-31-74-70-74s-70 34-70 74 33 71 70 71c38 0 70-31 70-71zM70 137c-13 0-28-7-36-21s-8-33-8-45 0-29 8-43c8-15 24-21 36-21 14 0 26 7 35 21 8 13 9 31 9 43s0 29-7 42c-7 15-21 24-37 24z"><text:p/></draw:path><draw:path draw:style-name="gr180" draw:text-style-name="P67" svg:width="0.0594in" svg:height="0.0854in" svg:x="2.9516in" svg:y="0.0071in" svg:viewBox="0 0 152 218" svg:d="M24 194c0 14-3 14-24 14 0 3 0 7 0 10 10 0 25-1 34-1 10 0 23 0 35 1 0-3 0-7 0-10-21 0-25 0-25-14 0-11 0-21 0-32 7-6 14-12 21-17 24 32 38 50 38 55 0 7-6 8-12 8 0 3 0 7 0 10 9 0 28-1 34-1 9 0 18 0 27 1 0-3 0-7 0-10-12 0-18 0-31-17-13-18-26-36-39-55-1-1-2-3-2-4s23-20 25-22c20-17 34-17 40-17 0-4 0-8 0-10-9 1-13 1-22 1-11 0-31-1-36-1 0 2 0 6 0 10 7 0 10 3 10 8 0 6-4 10-7 11-15 13-30 26-45 39 0-50 0-101 0-151-15 1-30 3-45 4 0 3 0 6 0 9 22 0 24 2 24 18 0 54 0 109 0 163z"><text:p/></draw:path><draw:path draw:style-name="gr180" draw:text-style-name="P67" svg:width="0.0618in" svg:height="0.0559in" svg:x="3.0177in" svg:y="0.0382in" svg:viewBox="0 0 158 143" svg:d="M113 114c0 9 0 19 0 29 16-2 30-3 45-4 0-3 0-7 0-10-21 0-24-1-24-17 0-37 0-74 0-112-15 1-31 3-47 4 0 3 0 6 0 9 23 0 25 2 25 18 0 19 0 37 0 56 0 27-15 49-38 49-26 0-28-15-28-31 0-35 0-70 0-105-15 1-31 3-46 4 0 3 0 6 0 9 24 0 24 1 24 29 0 16 0 32 0 48 0 24 0 53 48 53 18 0 32-9 41-29z"><text:p/></draw:path><draw:path draw:style-name="gr180" draw:text-style-name="P67" svg:width="0.061in" svg:height="0.0866in" svg:x="3.087in" svg:y="0.0071in" svg:viewBox="0 0 156 221" svg:d="M109 200c0 8 0 15 0 21 15-1 31-2 47-3 0-3 0-7 0-10-23 0-26-2-26-17 0-63 0-127 0-191-15 1-29 3-45 4 0 3 0 6 0 9 22 0 25 2 25 18 0 22 0 45 0 68-9-12-23-20-40-20-38 0-70 32-70 72 0 39 31 70 67 70 20 0 34-11 42-21zM109 117c0 21 0 43 0 64 0 5 0 6-4 11-9 16-23 22-37 22s-26-8-33-20c-8-13-9-30-9-43 0-12 0-31 10-45 6-10 18-20 35-20 12 0 24 5 34 19 4 6 4 6 4 12z"><text:p/></draw:path><draw:path draw:style-name="gr180" draw:text-style-name="P67" svg:width="0.0886in" svg:height="0.0839in" svg:x="3.1984in" svg:y="0.0075in" svg:viewBox="0 0 226 214" svg:d="M84 115c18 0 35 0 53 0 45 0 89-32 89-67 0-25-21-48-62-48-34 0-69 0-103 0-6 0-10 0-10 5s4 5 10 5c4 0 9 0 14 0 4 1 6 2 6 5 0 1 0 2-1 7-14 55-28 112-42 168-4 11-4 14-29 14-5 0-9 0-9 6 0 4 4 4 4 4 9 0 32-1 41-1 6 0 13 0 20 0s14 1 20 1c3 0 7 0 7-6 0-4-3-4-8-4-12 0-21 0-21-5 0-2 0-4 1-6 6-26 13-52 20-78zM106 22c3-11 4-12 17-12 10 0 21 0 31 0 26 0 42 8 42 30 0 12-6 39-18 51-16 13-35 16-49 16-15 0-30 0-44 0 7-29 14-57 21-85z"><text:p/></draw:path><draw:path draw:style-name="gr180" draw:text-style-name="P67" svg:width="0.0287in" svg:height="0.1236in" svg:x="3.3028in" svg:y="0in" svg:viewBox="0 0 74 315" svg:d="M74 311c0-1 0-1-6-6-39-41-49-100-49-147 0-56 12-110 50-149 5-5 5-5 5-5 0-3-2-4-4-4-3 0-31 22-50 62-16 34-20 69-20 96 0 24 4 61 21 97 19 39 46 60 49 60 2 0 4-1 4-4z"><text:p/></draw:path><draw:path draw:style-name="gr180" draw:text-style-name="P67" svg:width="0.0886in" svg:height="0.0839in" svg:x="3.3441in" svg:y="0.0075in" svg:viewBox="0 0 226 214" svg:d="M37 190c-3 11-4 14-29 14-5 0-8 0-8 6 0 4 3 4 8 4 38 0 76 0 113 0 50 0 88-37 88-67 0-23-19-41-50-45 34-6 67-29 67-59 0-23-21-43-60-43-35 0-71 0-106 0-5 0-9 0-9 6 0 4 3 4 9 4 1 0 7 0 12 0 6 1 9 1 9 5 0 1 0 2-2 7-14 55-28 112-42 168zM85 100c6-26 13-52 19-78 3-11 4-12 17-12 14 0 28 0 42 0 27 0 34 18 34 32 0 28-27 58-66 58-15 0-31 0-46 0zM71 204c-4 0-5 0-7 0-4 0-5-1-5-4l2-7c7-28 15-57 22-86 20 0 40 0 60 0 31 0 36 22 36 37 0 30-28 60-66 60-14 0-28 0-42 0z"><text:p/></draw:path><draw:path draw:style-name="gr180" draw:text-style-name="P67" svg:width="0.026in" svg:height="0.0579in" svg:x="3.4374in" svg:y="0.0539in" svg:viewBox="0 0 67 148" svg:d="M61 8c0-4-3-8-8-8-6 0-13 5-13 13 0 3 3 8 9 8 7 0 12-7 12-13zM16 120c-1 3-2 6-2 9 0 11 9 19 21 19 23 0 32-30 32-33 0-4-2-4-3-4-4 0-4 2-5 5-4 17-14 26-23 26-5 0-5-3-5-7 0-6 1-10 3-15 2-6 5-11 7-18 2-4 10-25 11-27s1-5 1-8c0-9-9-18-21-18-21 0-32 30-32 34 0 2 3 2 4 2 3 0 3 0 4-3 5-19 15-27 23-27 4 0 6 2 6 8 0 5-1 8-6 22-5 12-10 24-15 35z"><text:p/></draw:path><draw:path draw:style-name="gr180" draw:text-style-name="P67" svg:width="0.0283in" svg:height="0.1236in" svg:x="3.4819in" svg:y="0in" svg:viewBox="0 0 73 315" svg:d="M73 158c0-25-4-63-21-99-19-38-46-59-49-59-2 0-3 2-3 4l5 7c32 30 50 81 50 147 0 52-12 108-51 148-4 4-4 4-4 5 0 2 1 4 3 4 3 0 31-22 50-62 16-35 20-70 20-95z"><text:p/></draw:path><draw:path draw:style-name="gr180" draw:text-style-name="P67" svg:width="0.0823in" svg:height="0.0291in" svg:x="3.565in" svg:y="0.04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52in" svg:height="0.0846in" svg:x="3.6941in" svg:y="0.0098in" svg:viewBox="0 0 133 216" svg:d="M133 109c0-25-2-51-12-74-16-31-41-35-54-35-19 0-43 8-55 37-11 22-12 47-12 72 0 23 1 52 14 74 14 26 36 33 53 33 16 0 40-7 54-37 10-21 12-45 12-70zM67 209c-13 0-32-9-37-38-4-18-4-48-4-66 0-20 0-41 3-58 5-37 29-41 38-41s30 7 36 37c3 18 3 42 3 62 0 24 0 45-3 65-5 30-23 39-36 39z"><text:p/></draw:path><draw:path draw:style-name="gr180" draw:text-style-name="P67" svg:width="0.0142in" svg:height="0.0366in" svg:x="3.7622in" svg:y="0.0795in" svg:viewBox="0 0 37 94" svg:d="M37 33c0-20-8-33-20-33-11 0-17 8-17 17 0 8 6 16 17 16 4 0 7-1 11-3 1-1 1-1 2-1 0 2 0 0 0 4 0 24-11 43-22 52-3 4-3 5-3 6 0 2 1 3 3 3 4 0 29-24 29-61z"><text:p/></draw:path><draw:path draw:style-name="gr180" draw:text-style-name="P67" svg:width="0.0823in" svg:height="0.0291in" svg:x="3.8138in" svg:y="0.04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52in" svg:height="0.0846in" svg:x="3.9433in" svg:y="0.0098in" svg:viewBox="0 0 133 216" svg:d="M133 109c0-25-2-51-13-74-15-31-40-35-53-35-19 0-43 8-55 37-11 22-12 47-12 72 0 23 1 52 13 74 15 26 37 33 53 33 17 0 41-7 55-37 10-21 12-45 12-70zM66 209c-12 0-31-9-36-38-4-18-4-48-4-66 0-20 0-41 3-58 5-37 29-41 37-41 10 0 31 7 37 37 3 18 3 42 3 62 0 24 0 45-3 65-5 30-23 39-37 39z"><text:p/></draw:path><draw:path draw:style-name="gr180" draw:text-style-name="P67" svg:width="0.0126in" svg:height="0.0126in" svg:x="4.011in" svg:y="0.0795in" svg:viewBox="0 0 33 33" svg:d="M33 17c0-10-8-17-17-17-10 0-16 7-16 17 0 9 6 16 16 16 9 0 17-7 17-16z"><text:p/></draw:path><draw:path draw:style-name="gr180" draw:text-style-name="P67" svg:width="0.0949in" svg:height="0.0839in" svg:x="4.0398in" svg:y="0.0075in" svg:viewBox="0 0 242 214" svg:d="M38 190c-3 11-4 14-29 14-5 0-9 0-9 6 0 4 3 4 9 4 35 0 69 0 104 0 67 0 129-66 129-135 0-44-27-79-75-79-35 0-71 0-106 0-6 0-9 0-9 5s3 5 9 5c4 0 10 0 14 0 4 1 7 2 7 5 0 1-1 2-2 7-14 55-28 112-42 168zM106 22c3-11 4-12 17-12 12 0 23 0 34 0 31 0 57 16 57 57 0 17-6 68-33 103-9 11-34 34-73 34-12 0-24 0-36 0-5 0-5 0-6 0-4 0-5-1-5-4l2-7c14-56 29-114 43-171z"><text:p/></draw:path><draw:path draw:style-name="gr180" draw:text-style-name="P67" svg:width="0.0559in" svg:height="0.0866in" svg:x="4.1484in" svg:y="0.0071in" svg:viewBox="0 0 143 221" svg:d="M74 4c0-1 0-4-5-4-7 0-29 3-38 3-2 1-6 1-6 6 0 4 3 4 7 4 16 0 17 2 17 6 0 2-1 4-1 6-16 60-31 121-46 180-2 4-2 5-2 7 0 7 6 9 9 9 4 0 9-3 11-6 2-4 16-60 18-68 11 0 37 6 37 26 0 1 0 3-1 6s-2 7-2 11c0 19 13 31 30 31 9 0 18-5 25-17 7-13 11-30 11-31 0-3-3-3-4-3-4 0-4 1-4 5-7 23-14 39-28 39-6 0-10-4-10-14 0-6 2-13 2-18 1-6 1-7 1-10 0-19-19-29-46-32 9-6 20-16 27-23 16-17 30-31 45-31 2 0 2 0 3 0 4 1 5 1 6 3 1 0 1 1 2 1-15 2-18 13-18 17 0 5 4 12 12 12s17-8 17-20c0-9-7-20-21-20-9 0-23 3-46 28-11 12-23 24-36 30 11-45 23-89 34-133z"><text:p/></draw:path><draw:path draw:style-name="gr180" draw:text-style-name="P67" svg:width="0.0126in" svg:height="0.0531in" svg:x="4.2555in" svg:y="0.0394in" svg:viewBox="0 0 33 136" svg:d="M33 17c0-10-8-17-17-17-10 0-16 7-16 17 0 9 6 16 16 16 9 0 17-7 17-16zM33 120c0-10-8-18-17-18-10 0-16 8-16 18 0 9 6 16 16 16 9 0 17-7 17-16z"><text:p/></draw:path><draw:path draw:style-name="gr180" draw:text-style-name="P67" svg:width="0.0886in" svg:height="0.0839in" svg:x="4.3189in" svg:y="0.0075in" svg:viewBox="0 0 226 214" svg:d="M83 115c18 0 36 0 54 0 45 0 89-32 89-67 0-25-21-48-62-48-34 0-69 0-103 0-6 0-10 0-10 5s3 5 9 5c5 0 10 0 14 0 5 1 7 2 7 5 0 1 0 2-1 7-14 55-28 112-42 168-4 11-4 14-29 14-5 0-9 0-9 6 0 4 4 4 4 4 9 0 32-1 41-1 6 0 13 0 20 0s14 1 20 1c3 0 7 0 7-6 0-4-3-4-9-4-12 0-21 0-21-5 0-2 1-4 2-6 6-26 12-52 19-78zM106 22c3-11 4-12 17-12 10 0 20 0 30 0 27 0 43 8 43 30 0 12-6 39-19 51-15 13-34 16-48 16-15 0-30 0-44 0 7-29 14-57 21-85z"><text:p/></draw:path><draw:path draw:style-name="gr180" draw:text-style-name="P67" svg:width="0.0287in" svg:height="0.1236in" svg:x="4.4236in" svg:y="0in" svg:viewBox="0 0 74 315" svg:d="M74 311c0-1 0-1-6-6-39-41-50-100-50-147 0-56 13-110 51-149 5-5 5-5 5-5 0-3-2-4-4-4-3 0-31 22-50 62-16 34-20 69-20 96 0 24 4 61 21 97 19 39 46 60 49 60 2 0 4-1 4-4z"><text:p/></draw:path><draw:path draw:style-name="gr180" draw:text-style-name="P67" svg:width="0.085in" svg:height="0.0882in" svg:x="4.4642in" svg:y="0.0043in" svg:viewBox="0 0 217 225" svg:d="M46 189c-13 20-25 25-39 26-4 1-7 1-7 6 0 2 2 4 4 4 9 0 18-1 27-1 11 0 22 1 32 1 2 0 6 0 6-7 0-2-2-3-5-3-7 0-15-3-15-11 0-4 2-7 5-12 8-13 15-26 23-39 27 0 53 0 80 0 0 7 5 48 5 52 0 9-16 10-23 10-4 0-8 0-8 6 0 4 3 3 5 4 13 0 27-1 39-1 9 0 28 1 36 1 2 0 6 0 6-7 0-3-3-3-7-3-20 0-20-2-21-11-6-65-13-130-19-196-1-6-1-8-6-8s-7 3-8 5c-37 62-73 123-110 184zM84 143c20-35 41-69 62-103 3 34 7 68 11 103-25 0-49 0-73 0z"><text:p/></draw:path><draw:path draw:style-name="gr180" draw:text-style-name="P67" svg:width="0.0283in" svg:height="0.1236in" svg:x="4.5602in" svg:y="0in" svg:viewBox="0 0 73 315" svg:d="M73 158c0-25-4-63-21-99-19-38-46-59-49-59-2 0-3 2-3 4l5 7c32 30 50 81 50 147 0 52-12 108-51 148-4 4-4 4-4 5 0 2 1 4 3 4 3 0 31-22 50-62 16-35 20-70 20-95z"><text:p/></draw:path><draw:path draw:style-name="gr180" draw:text-style-name="P67" svg:width="0.0823in" svg:height="0.0291in" svg:x="4.6433in" svg:y="0.0472in" svg:viewBox="0 0 210 75" svg:d="M199 13c5 0 11 0 11-7 0-6-6-6-10-6-63 0-127 0-190 0-5 0-10 0-10 6 0 7 5 7 10 7 63 0 126 0 189 0zM200 75c4 0 10 0 10-7s-6-7-11-7c-63 0-126 0-189 0-5 0-10 0-10 7s5 7 10 7c63 0 127 0 190 0z"><text:p/></draw:path><draw:path draw:style-name="gr180" draw:text-style-name="P67" svg:width="0.1173in" svg:height="0.1236in" svg:x="4.7744in" svg:y="0in" svg:viewBox="0 0 299 315" svg:d="M116 168c-38 46-75 92-112 138-3 3-3 4-3 5 0 4 3 4 8 4 87 0 175 0 263 0 9-26 18-52 27-79-3 0-6 0-8 0-8 24-29 43-56 52-6 1-27 10-74 10-45 0-89 0-134 0 37-45 73-90 110-135 2-3 2-5 2-6s0-1-1-3c-35-48-70-95-104-141 42 0 84 0 126 0 36 0 109 2 131 61 2 0 5 0 8 0-9-25-18-50-27-74-88 0-176 0-263 0-8 0-9 1-9 10 39 52 77 105 116 158z"><text:p/></draw:path><draw:path draw:style-name="gr180" draw:text-style-name="P67" svg:width="0.0886in" svg:height="0.0839in" svg:x="4.9244in" svg:y="0.0075in" svg:viewBox="0 0 226 214" svg:d="M84 115c18 0 36 0 54 0 44 0 88-32 88-67 0-25-21-48-62-48-34 0-69 0-103 0-5 0-9 0-9 5s3 5 9 5c4 0 10 0 14 0 5 1 7 2 7 5 0 1-1 2-2 7-14 55-28 112-42 168-3 11-4 14-29 14-5 0-9 0-9 6 0 4 4 4 5 4 9 0 31-1 40-1 7 0 13 0 21 0 7 0 13 1 20 1 2 0 7 0 7-6 0-4-3-4-9-4-12 0-21 0-21-5 0-2 1-4 1-6 6-26 13-52 20-78zM106 22c3-11 4-12 17-12 10 0 21 0 31 0 26 0 43 8 43 30 0 12-6 39-19 51-16 13-35 16-48 16-16 0-30 0-45 0 7-29 14-57 21-85z"><text:p/></draw:path><draw:path draw:style-name="gr180" draw:text-style-name="P67" svg:width="0.0283in" svg:height="0.1236in" svg:x="5.0295in" svg:y="0in" svg:viewBox="0 0 73 315" svg:d="M73 311c0-1 0-1-6-6-39-41-49-100-49-147 0-56 12-110 51-149 4-5 4-5 4-5 0-3-1-4-3-4-3 0-32 22-50 62-16 34-20 69-20 96 0 24 3 61 21 97 19 39 46 60 49 60 2 0 3-1 3-4z"><text:p/></draw:path><draw:path draw:style-name="gr180" draw:text-style-name="P67" svg:width="0.085in" svg:height="0.0882in" svg:x="5.0697in" svg:y="0.0043in" svg:viewBox="0 0 217 225" svg:d="M45 189c-13 20-24 25-39 26-3 1-6 1-6 6 0 2 2 4 4 4 9 0 18-1 27-1 10 0 21 1 32 1 2 0 5 0 5-7 0-2-2-3-4-3-7 0-15-3-15-11 0-4 1-7 4-12 8-13 16-26 24-39 26 0 53 0 80 0 0 7 5 48 5 52 0 9-17 10-23 10-5 0-8 0-8 6 0 4 4 4 5 4 12 0 26-1 39-1 9 0 28 1 36 1 2 0 6 0 6-7 0-3-4-3-7-3-20 0-20-2-21-11-6-65-14-130-20-196 0-6 0-8-5-8-6 0-7 3-8 5-37 62-74 123-111 184zM84 143c20-35 41-69 62-103 3 34 6 68 10 103-25 0-48 0-72 0z"><text:p/></draw:path><draw:path draw:style-name="gr180" draw:text-style-name="P67" svg:width="0.0689in" svg:height="0.0764in" svg:x="5.1933in" svg:y="0.0185in" svg:viewBox="0 0 176 195" svg:d="M176 69c0-47-48-69-88-69-41 0-88 22-88 69 0 38 0 77 0 114 0 7 0 12 7 12 6 0 6-5 6-12 0-37 0-75 0-113 0-47 52-57 75-57 15 0 34 3 51 14 25 15 25 35 25 44 0 38 0 76 0 112 0 7 0 12 6 12s6-5 6-12c0-37 0-76 0-114z"><text:p/></draw:path><draw:path draw:style-name="gr180" draw:text-style-name="P67" svg:width="0.0886in" svg:height="0.0839in" svg:x="5.3024in" svg:y="0.0075in" svg:viewBox="0 0 226 214" svg:d="M38 190c-4 11-4 14-29 14-5 0-9 0-9 6 0 4 3 4 9 4 38 0 75 0 112 0 51 0 88-37 88-67 0-23-18-41-49-45 33-6 66-29 66-59 0-23-21-43-59-43-35 0-71 0-106 0-6 0-9 0-9 6 0 4 3 4 8 4 1 0 7 0 13 0 5 1 8 1 8 5 0 1 0 2-1 7-14 55-28 112-42 168zM85 100c7-26 14-52 20-78 3-11 3-12 17-12s27 0 41 0c28 0 34 18 34 32 0 28-27 58-66 58-15 0-30 0-46 0zM71 204c-4 0-5 0-7 0-3 0-4-1-4-4l1-7c7-28 15-57 23-86 19 0 39 0 59 0 31 0 37 22 37 37 0 30-29 60-66 60-14 0-29 0-43 0z"><text:p/></draw:path><draw:path draw:style-name="gr180" draw:text-style-name="P67" svg:width="0.026in" svg:height="0.0579in" svg:x="5.3957in" svg:y="0.0539in" svg:viewBox="0 0 67 148" svg:d="M61 8c0-4-3-8-9-8s-12 5-12 13c0 3 2 8 9 8 6 0 12-7 12-13zM16 120c-1 3-3 6-3 9 0 11 9 19 22 19 22 0 32-30 32-33 0-4-3-4-4-4-3 0-3 2-4 5-5 17-15 26-23 26-5 0-6-3-6-7 0-6 1-10 3-15 3-6 5-11 7-18 2-4 10-25 11-27s2-5 2-8c0-9-9-18-22-18-21 0-31 30-31 34 0 2 3 2 4 2 2 0 3 0 3-3 6-19 16-27 24-27 4 0 6 2 6 8 0 5-2 8-7 22-5 12-9 24-14 35z"><text:p/></draw:path><draw:path draw:style-name="gr180" draw:text-style-name="P67" svg:width="0.0287in" svg:height="0.1236in" svg:x="5.4402in" svg:y="0in" svg:viewBox="0 0 74 315" svg:d="M74 158c0-25-4-63-22-99-19-38-46-59-48-59s-4 2-4 4l6 7c31 30 49 81 49 147 0 52-12 108-51 148-4 4-4 4-4 5 0 2 2 4 4 4s31-22 50-62c15-35 20-70 20-95z"><text:p/></draw:path><draw:path draw:style-name="gr180" draw:text-style-name="P67" svg:width="0.0827in" svg:height="0.0291in" svg:x="5.5228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1169in" svg:height="0.1236in" svg:x="5.6543in" svg:y="0in" svg:viewBox="0 0 298 315" svg:d="M115 168c-37 46-75 92-111 138-3 3-4 4-4 5 0 4 4 4 9 4 87 0 175 0 262 0 9-26 18-52 27-79-3 0-5 0-7 0-8 24-30 43-57 52-5 1-26 10-73 10-45 0-89 0-134 0 37-45 73-90 110-135 2-3 2-5 2-6s0-1-2-3c-34-48-69-95-103-141 42 0 84 0 125 0 36 0 109 2 132 61 2 0 4 0 7 0-9-25-18-50-27-74-87 0-175 0-262 0-9 0-9 1-9 10 39 52 76 105 115 158z"><text:p/></draw:path><draw:path draw:style-name="gr180" draw:text-style-name="P67" svg:width="0.0886in" svg:height="0.0839in" svg:x="5.8047in" svg:y="0.0075in" svg:viewBox="0 0 226 214" svg:d="M83 115c18 0 36 0 54 0 45 0 89-32 89-67 0-25-21-48-62-48-34 0-69 0-103 0-6 0-10 0-10 5s3 5 9 5c5 0 10 0 15 0 4 1 6 2 6 5 0 1 0 2-1 7-14 55-28 112-42 168-4 11-4 14-29 14-5 0-9 0-9 6 0 4 4 4 4 4 9 0 32-1 41-1 6 0 13 0 20 0s14 1 20 1c3 0 7 0 7-6 0-4-3-4-9-4-12 0-20 0-20-5 0-2 0-4 1-6 6-26 12-52 19-78zM106 22c3-11 4-12 17-12 10 0 20 0 30 0 27 0 43 8 43 30 0 12-6 39-19 51-15 13-34 16-48 16-15 0-30 0-44 0 7-29 14-57 21-85z"><text:p/></draw:path><draw:path draw:style-name="gr180" draw:text-style-name="P67" svg:width="0.0287in" svg:height="0.1236in" svg:x="5.9091in" svg:y="0in" svg:viewBox="0 0 74 315" svg:d="M74 311c0-1 0-1-6-6-39-41-49-100-49-147 0-56 12-110 50-149 5-5 5-5 5-5 0-3-2-4-4-4-3 0-31 22-50 62-16 34-20 69-20 96 0 24 4 61 21 97 19 39 46 60 49 60 2 0 4-1 4-4z"><text:p/></draw:path><draw:path draw:style-name="gr180" draw:text-style-name="P67" svg:width="0.085in" svg:height="0.0882in" svg:x="5.9496in" svg:y="0.0043in" svg:viewBox="0 0 217 225" svg:d="M46 189c-13 20-25 25-39 26-3 1-7 1-7 6 0 2 2 4 4 4 9 0 18-1 27-1 11 0 22 1 32 1 2 0 6 0 6-7 0-2-2-3-5-3-7 0-15-3-15-11 0-4 2-7 5-12 8-13 15-26 23-39 27 0 53 0 80 0 0 7 5 48 5 52 0 9-16 10-23 10-4 0-7 0-7 6 0 4 3 3 4 4 13 0 27-1 39-1 9 0 28 1 36 1 2 0 6 0 6-7 0-3-3-3-7-3-19 0-19-2-20-11-6-65-14-130-20-196-1-6-1-8-6-8s-7 3-8 5c-37 62-73 123-110 184zM84 143c20-35 41-69 62-103 3 34 7 68 11 103-25 0-49 0-73 0z"><text:p/></draw:path><draw:path draw:style-name="gr180" draw:text-style-name="P67" svg:width="0.0283in" svg:height="0.1236in" svg:x="6.0461in" svg:y="0in" svg:viewBox="0 0 73 315" svg:d="M73 158c0-25-4-63-21-99-19-38-46-59-49-59-2 0-3 2-3 4l5 7c32 30 50 81 50 147 0 52-12 108-51 148-4 4-4 4-4 5 0 2 1 4 3 4 3 0 31-22 50-62 16-35 20-70 20-95z"><text:p/></draw:path><draw:path draw:style-name="gr180" draw:text-style-name="P67" svg:width="0.0886in" svg:height="0.0839in" svg:x="6.0921in" svg:y="0.0075in" svg:viewBox="0 0 226 214" svg:d="M84 115c18 0 36 0 54 0 44 0 88-32 88-67 0-25-21-48-62-48-34 0-69 0-103 0-5 0-9 0-9 5s3 5 9 5c4 0 10 0 14 0 5 1 7 2 7 5 0 1-1 2-2 7-14 55-28 112-42 168-3 11-4 14-29 14-5 0-9 0-9 6 0 4 4 4 5 4 8 0 31-1 40-1 7 0 13 0 21 0 6 0 13 1 20 1 2 0 7 0 7-6 0-4-4-4-9-4-12 0-21 0-21-5 0-2 1-4 1-6 6-26 13-52 20-78zM106 22c3-11 4-12 17-12 10 0 21 0 31 0 26 0 43 8 43 30 0 12-6 39-19 51-16 13-35 16-48 16-16 0-30 0-45 0 7-29 14-57 21-85z"><text:p/></draw:path><draw:path draw:style-name="gr180" draw:text-style-name="P67" svg:width="0.0283in" svg:height="0.1236in" svg:x="6.1969in" svg:y="0in" svg:viewBox="0 0 73 315" svg:d="M73 311c0-1 0-1-6-6-39-41-49-100-49-147 0-56 12-110 51-149 4-5 4-5 4-5 0-3-1-4-3-4-3 0-32 22-50 62-16 34-20 69-20 96 0 24 3 61 21 97 19 39 46 60 49 60 2 0 3-1 3-4z"><text:p/></draw:path><draw:path draw:style-name="gr180" draw:text-style-name="P67" svg:width="0.085in" svg:height="0.0882in" svg:x="6.2374in" svg:y="0.0043in" svg:viewBox="0 0 217 225" svg:d="M45 189c-13 20-24 25-39 26-3 1-6 1-6 6 0 2 1 4 4 4 9 0 18-1 27-1 10 0 21 1 32 1 2 0 5 0 5-7 0-2-2-3-4-3-7 0-15-3-15-11 0-4 1-7 4-12 8-13 16-26 24-39 26 0 53 0 80 0 0 7 5 48 5 52 0 9-17 10-23 10-5 0-8 0-8 6 0 4 4 4 5 4 12 0 26-1 39-1 9 0 28 1 36 1 2 0 6 0 6-7 0-3-4-3-7-3-20 0-20-2-21-11-6-65-14-130-20-196 0-6 0-8-5-8-6 0-7 3-8 5-37 62-74 123-111 184zM83 143c20-35 42-69 63-103 3 34 6 68 10 103-25 0-49 0-73 0z"><text:p/></draw:path><draw:path draw:style-name="gr180" draw:text-style-name="P67" svg:width="0.0047in" svg:height="0.1236in" svg:x="6.3409in" svg:y="0in" svg:viewBox="0 0 13 315" svg:d="M13 12c0-6 0-12-7-12-6 0-6 6-6 12 0 97 0 194 0 291 0 5 0 12 6 12 7 0 7-7 7-12 0-97 0-194 0-291z"><text:p/></draw:path><draw:path draw:style-name="gr180" draw:text-style-name="P67" svg:width="0.0886in" svg:height="0.0839in" svg:x="6.3657in" svg:y="0.0075in" svg:viewBox="0 0 226 214" svg:d="M38 190c-4 11-4 14-29 14-5 0-9 0-9 6 0 4 4 4 9 4 38 0 75 0 112 0 51 0 88-37 88-67 0-23-18-41-49-45 33-6 66-29 66-59 0-23-21-43-59-43-35 0-71 0-106 0-6 0-9 0-9 6 0 4 3 4 9 4 4 0 6 0 12 0 5 1 8 1 8 5 0 1 0 2-1 7-14 55-28 112-42 168zM85 100c7-26 14-52 20-78 3-11 4-12 17-12 14 0 27 0 41 0 28 0 34 18 34 32 0 28-27 58-66 58-15 0-30 0-46 0zM71 204c-4 0-5 0-7 0-3 0-4-1-4-4l2-7c7-28 14-57 22-86 19 0 39 0 59 0 31 0 37 22 37 37 0 30-29 60-66 60-14 0-29 0-43 0z"><text:p/></draw:path><draw:path draw:style-name="gr180" draw:text-style-name="P67" svg:width="0.026in" svg:height="0.0579in" svg:x="6.4594in" svg:y="0.0539in" svg:viewBox="0 0 67 148" svg:d="M61 8c0-4-3-8-9-8s-12 5-12 13c0 3 2 8 9 8 6 0 12-7 12-13zM16 120c-1 3-2 6-2 9 0 11 8 19 21 19 22 0 32-30 32-33 0-4-3-4-4-4-3 0-3 2-4 5-5 17-15 26-23 26-5 0-6-3-6-7 0-6 1-10 3-15 3-6 6-11 7-18 2-4 10-25 11-27s2-5 2-8c0-9-9-18-22-18-21 0-31 30-31 34 0 2 3 2 4 2 2 0 3 0 3-3 6-19 16-27 24-27 4 0 6 2 6 8 0 5-2 8-7 22-5 12-9 24-14 35z"><text:p/></draw:path><draw:path draw:style-name="gr180" draw:text-style-name="P67" svg:width="0.0287in" svg:height="0.1236in" svg:x="6.5035in" svg:y="0in" svg:viewBox="0 0 74 315" svg:d="M74 158c0-25-4-63-21-99-20-38-47-59-49-59s-4 2-4 4l6 7c31 30 49 81 49 147 0 52-12 108-51 148-4 4-4 4-4 5 0 2 2 4 4 4s31-22 50-62c16-35 20-70 20-95z"><text:p/></draw:path></draw:g></draw:g></text:p>
      <text:p text:style-name="P21">Bayes <draw:g text:anchor-type="as-char" svg:y="-0.1252in" draw:z-index="4" draw:name="Shape7" draw:style-name="gr178"><svg:title>TexMaths</svg:title><svg:desc>9§inline§P(B | A) = \frac{P(A|B) P(B)}{P(A)}\ Dk: triv. §svg§600§FALSE§</svg:desc><draw:g draw:style-name="gr2"><draw:path draw:style-name="gr179" draw:text-style-name="P66" svg:width="1.7346in" svg:height="0.1768in" svg:x="0.002in" svg:y="0.0067in" svg:viewBox="0 0 4407 450" svg:d="M2204 450c-735 0-1470 0-2204 0 0-150 0-300 0-450 1469 0 2938 0 4407 0 0 150 0 300 0 450-734 0-1469 0-2203 0z"><text:p/></draw:path><draw:path draw:style-name="gr180" draw:text-style-name="P67" svg:width="0.0886in" svg:height="0.0846in" svg:x="0.0004in" svg:y="0.0402in" svg:viewBox="0 0 226 216" svg:d="M84 116c18 0 35 0 53 0 45 0 89-33 89-68 0-25-21-48-62-48-34 0-69 0-103 0-6 0-9 0-9 6 0 4 3 4 9 4 4 0 10 0 14 1 4 0 7 1 7 4 0 2-1 3-2 7-14 56-28 112-42 169-3 13-4 15-29 15-5 0-9 0-9 6 0 4 4 4 5 4 8 0 31-1 40-1 7 0 13 0 21 0 6 0 13 1 20 1 2 0 7 0 7-6 0-4-4-4-9-4-12 0-21 0-21-6 0-2 1-3 1-5 6-27 13-53 20-79zM106 22c3-11 4-12 17-12 10 0 21 0 31 0 26 0 43 8 43 31 0 11-7 38-19 50-16 14-35 17-48 17-16 0-30 0-45 0 7-29 14-58 21-86z"><text:p/></draw:path><draw:path draw:style-name="gr180" draw:text-style-name="P67" svg:width="0.0287in" svg:height="0.1236in" svg:x="0.1051in" svg:y="0.0319in" svg:viewBox="0 0 74 315" svg:d="M74 313c0-1 0-2-6-8-39-39-49-98-49-146 0-55 12-110 50-150 5-4 5-4 5-5 0-3-1-4-4-4s-31 22-49 62c-17 34-21 70-21 97 0 24 4 63 22 97 18 40 45 59 48 59s4-1 4-2z"><text:p/></draw:path><draw:path draw:style-name="gr180" draw:text-style-name="P67" svg:width="0.0886in" svg:height="0.0846in" svg:x="0.1465in" svg:y="0.0402in" svg:viewBox="0 0 226 216" svg:d="M38 191c-4 13-5 15-29 15-5 0-9 0-9 7 0 3 3 3 9 3 38 0 75 0 112 0 51 0 88-38 88-68 0-23-18-42-49-45 33-6 66-29 66-60 0-23-21-43-59-43-35 0-71 0-106 0-6 0-10 0-10 6 0 4 4 4 9 4 1 0 7 0 13 1 5 0 8 1 8 4 0 2 0 3-1 7-14 56-28 112-42 169zM85 100c7-26 13-52 19-78 4-11 4-12 17-12 14 0 28 0 42 0 28 0 34 19 34 32 0 28-27 58-66 58-15 0-30 0-46 0zM71 206c-4 0-5 0-7-1-3 0-5 0-5-2 0-1 0-2 2-7 7-30 15-60 22-89 20 0 40 0 60 0 31 0 36 24 36 37 0 32-28 62-65 62-14 0-29 0-43 0z"><text:p/></draw:path><draw:path draw:style-name="gr180" draw:text-style-name="P67" svg:width="0.0047in" svg:height="0.1236in" svg:x="0.2567in" svg:y="0.0319in" svg:viewBox="0 0 13 315" svg:d="M13 12c0-6 0-12-7-12-6 0-6 6-6 12 0 97 0 195 0 293 0 5 0 10 6 10 7 0 7-5 7-10 0-98 0-196 0-293z"><text:p/></draw:path><draw:path draw:style-name="gr180" draw:text-style-name="P67" svg:width="0.085in" svg:height="0.089in" svg:x="0.2807in" svg:y="0.0362in" svg:viewBox="0 0 217 227" svg:d="M46 190c-13 22-25 26-39 27-3 0-7 0-7 6 0 2 2 4 4 4 9 0 18-1 27-1 11 0 22 1 32 1 2 0 6 0 6-6 0-4-2-4-5-4-7-1-15-3-15-12 0-3 2-7 5-11 8-14 16-27 24-40 26 0 53 0 79 0 0 6 5 50 5 52 0 10-16 11-23 11-4 0-7 0-7 6 0 4 4 4 5 4 12 0 26-1 38-1 9 0 28 1 36 1 2 0 6 0 6-6 0-4-3-4-7-4-19 0-19-3-20-12-6-65-14-131-20-197-1-6-1-8-6-8s-7 3-8 5c-37 62-73 123-110 185zM84 144c20-35 41-69 62-104 3 35 7 69 11 104-25 0-49 0-73 0z"><text:p/></draw:path><draw:path draw:style-name="gr180" draw:text-style-name="P67" svg:width="0.0283in" svg:height="0.1236in" svg:x="0.3772in" svg:y="0.0319in" svg:viewBox="0 0 73 315" svg:d="M73 159c0-25-4-63-21-100-19-38-46-59-49-59-2 0-3 2-3 4 0 1 0 1 5 7 32 31 50 82 50 148 0 54-12 109-51 148-4 4-4 5-4 6s1 2 3 2c3 0 31-21 50-61 16-34 20-69 20-95z"><text:p/></draw:path><draw:path draw:style-name="gr180" draw:text-style-name="P67" svg:width="0.0823in" svg:height="0.0287in" svg:x="0.4602in" svg:y="0.0803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657in" svg:height="0.0587in" svg:x="0.6055in" svg:y="0.0055in" svg:viewBox="0 0 168 150" svg:d="M59 82c14 0 26 0 40 0 38 0 69-23 69-48 0-19-18-34-48-34-26 0-52 0-78 0-4 0-7 0-7 5 0 3 3 3 7 3s5 0 9 0c5 0 5 1 5 3 0 1 0 2-1 5-10 39-19 78-29 116-3 9-3 11-20 11-4 0-6 0-6 5 1 1 0 2 3 2 7 0 22 0 28 0 5 0 12 0 16 0s10 0 14 0c2 0 5 0 5-4 0-3-3-3-8-3-2-1-3 0-8-1-5 0-5-1-5-3s0-1 1-5c4-18 9-35 13-52zM76 15c1-7 1-7 10-7s17 0 26 0c21 0 34 6 34 22 0 6-3 24-14 34-8 7-20 11-37 11-11 0-23 0-35 0 6-20 10-40 16-60z"><text:p/></draw:path><draw:path draw:style-name="gr180" draw:text-style-name="P67" svg:width="0.0224in" svg:height="0.087in" svg:x="0.6862in" svg:y="0.0004in" svg:viewBox="0 0 58 222" svg:d="M53 0c-42 30-53 77-53 111 0 30 9 79 53 111 2 0 5 0 5-3 0-2-1-2-2-4-30-27-41-64-41-104 0-60 23-89 41-106 1 0 2-1 2-2 0-3-3-3-5-3z"><text:p/></draw:path><draw:path draw:style-name="gr180" draw:text-style-name="P67" svg:width="0.065in" svg:height="0.0618in" svg:x="0.7201in" svg:y="0.0028in" svg:viewBox="0 0 166 158" svg:d="M32 132c-7 11-14 18-28 18-1 0-4 0-4 5 0 2 2 3 3 3 5 0 13-1 19-1 7 0 16 1 23 1 1 0 4 0 4-5 0-3-3-3-4-3-2 0-10 0-10-7 0-2 3-6 4-8 6-10 11-19 18-28 20 0 42 0 63 0 1 12 3 25 5 37-1 3-2 6-15 6-3 0-6 0-6 5 0 1 0 3 4 3 6 0 22-1 28-1 4 0 9 1 13 1s9 0 13 0c3 0 4-2 4-5s-2-3-6-3c-12 0-13-1-14-7-7-46-13-91-19-137-1-4-1-6-6-6-4 0-5 3-7 5-27 43-55 84-82 127zM62 100c15-24 31-49 46-73 4 24 7 49 11 73-19 0-38 0-57 0z"><text:p/></draw:path><draw:path draw:style-name="gr180" draw:text-style-name="P67" svg:width="0.0039in" svg:height="0.087in" svg:x="0.8028in" svg:y="0.0004in" svg:viewBox="0 0 11 222" svg:d="M11 9c0-4 0-9-6-9-5 0-5 5-5 9 0 68 0 135 0 204 0 3 0 9 5 9 6 0 6-6 6-9 0-69 0-136 0-204z"><text:p/></draw:path><draw:path draw:style-name="gr180" draw:text-style-name="P67" svg:width="0.0661in" svg:height="0.0587in" svg:x="0.8256in" svg:y="0.0055in" svg:viewBox="0 0 169 150" svg:d="M26 133c-2 8-3 10-19 10-4 0-7 0-7 5 0 2 3 2 7 2 29 0 57 0 86 0 37 0 65-25 65-46 0-17-14-30-37-32 26-5 48-22 48-40s-17-32-46-32c-27 0-53 0-80 0-4 0-7 0-7 5 0 3 3 3 7 3 3 0 5 0 8 0 5 0 6 1 6 3 0 1 0 2-1 5-10 39-20 78-30 117zM62 69c5-18 9-36 14-54 0-7 1-7 10-7 11 0 23 0 34 0 23 0 28 15 28 23 0 18-20 38-50 38-12 0-24 0-36 0zM51 143c-7 0-7-1-7-2 0-2 0-1 1-5 5-21 10-40 15-60 16 0 32 0 47 0 21 0 29 13 29 26 0 21-23 41-50 41-11 0-23 0-35 0z"><text:p/></draw:path><draw:path draw:style-name="gr180" draw:text-style-name="P67" svg:width="0.0224in" svg:height="0.087in" svg:x="0.9047in" svg:y="0.0004in" svg:viewBox="0 0 58 222" svg:d="M4 0c-1 0-4 0-4 3 0 1 1 2 2 3 20 17 40 47 40 105 0 46-14 81-38 103-4 3-4 3-4 5 0 1 1 3 3 3s24-16 38-43c10-19 17-42 17-68 0-32-9-79-54-111z"><text:p/></draw:path><draw:path draw:style-name="gr180" draw:text-style-name="P67" svg:width="0.0661in" svg:height="0.0587in" svg:x="0.9437in" svg:y="0.0055in" svg:viewBox="0 0 169 150" svg:d="M59 82c14 0 27 0 41 0 38 0 69-23 69-48 0-19-18-34-48-34-27 0-52 0-78 0-4 0-7 0-7 5 0 3 3 3 7 3s5 0 8 0c5 0 6 1 6 3 0 1 0 2-1 5-10 39-20 78-30 116-2 9-2 11-20 11-3 0-6 0-6 5 1 1 0 2 4 2 6 0 22 0 28 0 4 0 12 0 16 0s10 0 14 0c1 0 5 0 5-4 0-3-3-3-8-3-2-1-4 0-8-1-5 0-5-1-5-3s0-1 1-5c4-18 8-35 12-52zM76 15c1-7 1-7 11-7 8 0 17 0 25 0 21 0 35 6 35 22 0 6-3 24-15 34-8 7-20 11-36 11-11 0-24 0-36 0 6-20 10-40 16-60z"><text:p/></draw:path><draw:path draw:style-name="gr180" draw:text-style-name="P67" svg:width="0.0224in" svg:height="0.087in" svg:x="1.0244in" svg:y="0.0004in" svg:viewBox="0 0 58 222" svg:d="M53 0c-42 30-53 77-53 111 0 30 9 79 53 111 2 0 5 0 5-3 0-2-1-2-3-4-30-27-41-64-41-104 0-60 24-89 42-106 1 0 2-1 2-2 0-3-3-3-5-3z"><text:p/></draw:path><draw:path draw:style-name="gr180" draw:text-style-name="P67" svg:width="0.0661in" svg:height="0.0587in" svg:x="1.0594in" svg:y="0.0055in" svg:viewBox="0 0 169 150" svg:d="M26 133c-2 8-3 10-20 10-3 0-6 0-6 5 0 2 3 2 6 2 29 0 57 0 86 0 38 0 65-25 65-46 0-17-14-30-37-32 27-5 49-22 49-40s-17-32-46-32c-27 0-53 0-80 0-4 0-7 0-7 5 0 3 3 3 7 3 3 0 4 0 8 0 5 0 6 1 6 3 0 1 0 2-1 5-10 39-20 78-30 117zM61 69c5-18 9-36 14-54 1-7 1-7 11-7 11 0 23 0 34 0 22 0 28 15 28 23 0 18-21 38-50 38-13 0-24 0-37 0zM50 143c-6 0-6-1-6-2 0-2 0-1 0-5 5-21 10-40 15-60 17 0 32 0 48 0 21 0 29 13 29 26 0 21-23 41-50 41-11 0-24 0-36 0z"><text:p/></draw:path><draw:path draw:style-name="gr180" draw:text-style-name="P67" svg:width="0.0224in" svg:height="0.087in" svg:x="1.139in" svg:y="0.0004in" svg:viewBox="0 0 58 222" svg:d="M4 0c-1 0-4 0-4 3 0 1 1 2 2 3 19 17 40 47 40 105 0 46-14 81-38 103-4 3-4 3-4 5 0 1 1 3 3 3s23-16 38-43c9-19 17-42 17-68 0-32-10-79-54-111z"><text:p/></draw:path><draw:path draw:style-name="gr180" draw:text-style-name="P67" svg:width="0.572in" svg:height="0.0047in" svg:x="0.5992in" svg:y="0.0921in" svg:viewBox="0 0 1454 13" svg:d="M727 13c-242 0-485 0-727 0 0-5 0-8 0-13 485 0 969 0 1454 0 0 5 0 8 0 13-243 0-485 0-727 0z"><text:p/></draw:path><draw:path draw:style-name="gr180" draw:text-style-name="P67" svg:width="0.0657in" svg:height="0.0591in" svg:x="0.7772in" svg:y="0.1083in" svg:viewBox="0 0 168 151" svg:d="M59 82c14 0 27 0 41 0 37 0 68-23 68-48 0-18-18-34-47-34-27 0-53 0-79 0-3 0-6 0-6 5 0 3 2 3 7 3 4 0 5 0 8 0 5 1 5 1 5 4 0 2 0 1-1 4-10 39-19 78-29 116-2 9-3 11-20 11-3 0-6 0-6 5 1 1 0 3 4 3 6 0 22-1 28-1 4 0 11 0 16 0 4 0 10 1 13 1 2 0 6 0 6-5 0-3-3-3-8-3-1 0-4 0-9-1-4 0-4-1-4-2s0-2 1-6c4-18 8-35 12-52zM76 15c1-7 1-7 10-7s17 0 26 0c21 0 34 6 34 22 0 7-3 24-14 34-8 7-20 12-36 12-11 0-24 0-36 0 6-20 10-41 16-61z"><text:p/></draw:path><draw:path draw:style-name="gr180" draw:text-style-name="P67" svg:width="0.0224in" svg:height="0.087in" svg:x="0.8575in" svg:y="0.1024in" svg:viewBox="0 0 58 222" svg:d="M53 0c-41 30-53 77-53 111 0 31 10 79 53 111 2 0 5 0 5-3 0-2 0-2-2-4-30-26-41-64-41-104 0-60 23-89 42-106 1 0 1 0 1-2 0-3-3-3-5-3z"><text:p/></draw:path><draw:path draw:style-name="gr180" draw:text-style-name="P67" svg:width="0.065in" svg:height="0.0622in" svg:x="0.8913in" svg:y="0.1055in" svg:viewBox="0 0 166 159" svg:d="M33 132c-8 11-15 18-28 18-2 0-5 0-5 5 0 3 2 4 3 4 6 0 13-1 19-1 7 0 16 1 23 1 1 0 4 0 4-6 0-3-2-3-3-3-2 0-10 0-10-7 0-2 2-6 3-8 6-9 11-18 18-27 20 0 42 0 63 0 1 12 3 24 5 36-1 3-2 6-15 6-3 0-6 0-6 5 0 1 1 4 4 4 6 0 22-1 29-1 3 0 9 0 12 0 5 0 9 1 13 1 3 0 4-2 4-6 0-3-2-3-6-3-12 0-13-1-13-7-7-46-14-91-20-137-1-4-1-6-6-6-4 0-5 3-7 5-27 43-54 84-81 127zM62 100c15-24 32-49 47-73 3 24 6 49 10 73-19 0-38 0-57 0z"><text:p/></draw:path><draw:path draw:style-name="gr180" draw:text-style-name="P67" svg:width="0.022in" svg:height="0.087in" svg:x="0.9673in" svg:y="0.1024in" svg:viewBox="0 0 57 222" svg:d="M4 0c-1 0-4 0-4 3 0 2 0 2 2 3 19 17 40 48 40 105 0 46-14 81-38 103-4 3-4 4-4 5s0 3 3 3c2 0 23-15 37-43 10-19 17-42 17-68 0-31-9-79-53-111z"><text:p/></draw:path><draw:path draw:style-name="gr180" draw:text-style-name="P67" svg:width="0.0945in" svg:height="0.0846in" svg:x="1.2331in" svg:y="0.0402in" svg:viewBox="0 0 241 216" svg:d="M37 191c-3 13-4 15-29 15-5 0-8 0-8 6 0 4 3 4 8 4 35 0 70 0 105 0 66 0 128-66 128-136 0-45-27-80-75-80-35 0-71 0-106 0-5 0-9 0-9 6 0 4 3 4 9 4 5 0 10 0 14 1 5 0 7 1 7 4 0 2 0 3-2 7-14 56-28 112-42 169zM105 22c3-11 4-12 17-12 12 0 23 0 35 0 30 0 56 16 56 58 0 16-6 67-32 102-10 12-34 36-74 36-12 0-23 0-35 0-5 0-5 0-7-1-4 0-5 0-5-2 0-1 0-2 2-7 14-59 29-117 43-174z"><text:p/></draw:path><draw:path draw:style-name="gr180" draw:text-style-name="P67" svg:width="0.0559in" svg:height="0.0874in" svg:x="1.3417in" svg:y="0.0394in" svg:viewBox="0 0 143 223" svg:d="M73 4c-1-1 0-4-4-4-8 0-30 3-38 4-3 0-7 0-7 6 0 4 3 4 7 4 16 0 17 1 17 5 0 2-1 4-1 6-16 61-31 121-46 182-1 5-1 6-1 7 0 8 6 9 9 9 4 0 9-3 11-7 1-2 15-61 17-69 11 1 37 6 37 27 0 3 0 3-1 6-1 5-1 8-1 12 0 18 13 31 29 31 10 0 18-5 25-17 8-14 11-31 11-32 0-3-3-3-4-3-3 0-3 1-4 6-7 23-14 39-27 39-7 0-11-3-11-15 0-5 2-13 3-17 1-6 1-7 1-10 0-21-19-30-46-33 9-6 19-17 27-24 15-17 29-31 45-31 1 0 2 0 2 1 5 0 5 0 7 2 0 1 0 1 1 2-15 1-18 14-18 17 0 5 4 11 12 11 9 0 18-7 18-19 0-10-7-20-22-20-9 0-23 2-45 27-11 13-24 25-36 30 11-45 22-89 33-133z"><text:p/></draw:path><draw:path draw:style-name="gr180" draw:text-style-name="P67" svg:width="0.0126in" svg:height="0.0535in" svg:x="1.4484in" svg:y="0.072in" svg:viewBox="0 0 33 137" svg:d="M33 17c0-9-7-17-16-17s-17 8-17 17 8 17 17 17 16-8 16-17zM33 120c0-9-7-17-16-17s-17 8-17 17 8 17 17 17 16-8 16-17z"><text:p/></draw:path><draw:path draw:style-name="gr180" draw:text-style-name="P67" svg:width="0.0378in" svg:height="0.0787in" svg:x="1.5098in" svg:y="0.0476in" svg:viewBox="0 0 97 201" svg:d="M58 71c9 0 20 0 30 0 6 0 9 0 9-6 0-4-3-4-9-4-9 0-19 0-28 0 12-44 14-50 14-53 0-5-5-8-9-8-2 0-10 0-14 12-3 16-8 33-11 49-10 0-20 0-30 0-6 0-10 0-10 7 0 3 3 3 9 3 9 0 19 0 28 0-23 90-24 96-24 101 0 17 12 29 29 29 32 0 50-46 50-49 0-2-2-2-4-2-3 0-3 0-4 4-14 33-31 41-42 41-6 0-10-5-10-15 0-8 1-10 2-15 8-32 15-63 24-94z"><text:p/></draw:path><draw:path draw:style-name="gr180" draw:text-style-name="P67" svg:width="0.0504in" svg:height="0.0555in" svg:x="1.5555in" svg:y="0.0709in" svg:viewBox="0 0 129 142" svg:d="M19 121c-1 4-3 11-3 13 0 6 5 8 9 8s9-1 12-8c1-2 12-44 12-50 3-10 9-33 10-41 2-4 10-19 18-26 3-3 12-11 26-11 8 0 12 4 13 4-10 2-16 10-16 18 0 4 3 11 12 11 8 0 17-7 17-19 0-11-10-20-26-20-21 0-35 15-41 24-3-14-13-24-29-24-14 0-20 12-23 18-6 10-10 30-10 31 0 2 3 1 4 2 3 0 3 0 5-7 5-22 12-38 23-38 6 0 10 3 10 15 0 7-1 11-5 27-6 24-12 48-18 73z"><text:p/></draw:path><draw:path draw:style-name="gr180" draw:text-style-name="P67" svg:width="0.0327in" svg:height="0.0831in" svg:x="1.615in" svg:y="0.0429in" svg:viewBox="0 0 84 212" svg:d="M81 11c0-6-5-11-12-11-8 0-17 8-17 16 0 7 5 12 12 12 8 0 17-7 17-17zM57 130c4-9 4-10 7-18 3-7 4-11 4-17 0-14-10-26-26-26-29 0-42 45-42 49 0 3 4 3 4 3 3 0 4-1 5-6 9-29 22-39 32-39 3 0 8 0 8 10 0 7-2 13-3 17-3 8-17 45-23 58-2 8-7 18-7 26 0 14 11 25 26 25 30 0 42-45 42-49 0-3-3-3-4-3-3 0-3 1-4 6-7 20-17 39-33 39-5 0-8-3-8-10 0-8 3-13 10-32 4-12 8-22 12-33z"><text:p/></draw:path><draw:path draw:style-name="gr180" draw:text-style-name="P67" svg:width="0.0543in" svg:height="0.0555in" svg:x="1.6583in" svg:y="0.0709in" svg:viewBox="0 0 139 142" svg:d="M139 22c0-17-9-22-15-22-7 0-15 8-15 14 0 5 2 7 5 10 7 7 11 15 11 26 0 13-20 86-57 86-16 0-23-12-23-28 0-17 9-40 19-67 2-5 3-9 3-16 0-13-9-25-26-25-29 0-41 45-41 49 0 2 3 2 4 2 2 0 3-1 4-5 10-32 23-40 32-40 3 0 9 0 9 10 0 8-4 17-6 23-14 37-18 51-18 65 0 34 28 38 42 38 54 0 72-104 72-120z"><text:p/></draw:path><draw:path draw:style-name="gr180" draw:text-style-name="P67" svg:width="0.0126in" svg:height="0.013in" svg:x="1.7303in" svg:y="0.1126in" svg:viewBox="0 0 33 34" svg:d="M33 17c0-9-8-17-17-17s-16 8-16 17 7 17 16 17 17-8 17-17z"><text:p/></draw:path></draw:g></draw:g><text:s/>(jmenovatel podle ˄) Df: Nez<text:span text:style-name="T1">ávislost </text:span><text:span text:style-name="T1"><draw:g text:anchor-type="as-char" svg:y="-0.0929in" draw:z-index="5" draw:name="Shape8" draw:style-name="gr178"><svg:title>TexMaths</svg:title><svg:desc>9§inline§P(A \cap B) = P(A) P(B) \quad P(\bigcap_{j \in I^\prime \subseteq I} A_j) = \prod_{j \in I^\prime} P(A_j)§svg§600§FALSE§</svg:desc><draw:g draw:style-name="gr2"><draw:path draw:style-name="gr179" draw:text-style-name="P66" svg:width="3.0193in" svg:height="0.1343in" svg:x="0.002in" svg:y="0.0063in" svg:viewBox="0 0 7670 342" svg:d="M0 0c2557 0 5113 0 7670 0 0 114 0 228 0 342-2557 0-5113 0-7670 0 0-114 0-228 0-342z"><text:p/></draw:path><draw:path draw:style-name="gr180" draw:text-style-name="P67" svg:width="0.0886in" svg:height="0.0843in" svg:x="0.0004in" svg:y="0.0079in" svg:viewBox="0 0 226 215" svg:d="M83 116c18 0 36 0 54 0 45 0 89-32 89-68 0-25-21-48-62-48-34 0-69 0-103 0-6 0-10 0-10 6 0 4 4 4 10 4 4 0 9 1 14 1 4 1 6 2 6 5 0 1 0 2-1 6-14 55-28 112-42 168-4 12-4 15-29 15-5 0-9 0-9 6 0 4 4 4 5 4 9 0 31-1 40-1 6 0 14 0 20 0 7 0 14 1 21 1 2 0 6 0 6-7 0-3-3-3-9-3-12 0-20 0-20-6 0-1 0-3 1-5 6-26 13-52 19-78zM106 22c3-11 4-12 17-12 10 0 20 0 30 0 27 0 43 9 43 30 0 13-6 40-18 51-16 14-35 17-49 17-15 0-30 0-44 0 7-29 14-57 21-86z"><text:p/></draw:path><draw:path draw:style-name="gr180" draw:text-style-name="P67" svg:width="0.0287in" svg:height="0.1232in" svg:x="0.1051in" svg:y="0in" svg:viewBox="0 0 74 314" svg:d="M74 311c0-1 0-2-6-7-39-40-49-99-49-147 0-55 12-109 50-149 5-4 5-4 5-4 0-3-2-4-4-4s-31 22-50 61c-16 35-20 70-20 96 0 25 4 62 21 98 19 39 47 59 49 59s4-1 4-3z"><text:p/></draw:path><draw:path draw:style-name="gr180" draw:text-style-name="P67" svg:width="0.085in" svg:height="0.0882in" svg:x="0.1453in" svg:y="0.0047in" svg:viewBox="0 0 217 225" svg:d="M46 189c-13 20-25 25-39 26-3 0-7 0-7 6 0 2 2 4 5 4 8 0 18-1 27-1 10 0 21 1 31 1 2 0 6 0 6-7 0-3-2-3-5-3-7-1-14-4-14-11 0-5 1-7 4-12 8-12 15-26 23-39 27 0 54 0 81 0 0 6 4 48 4 51 0 10-16 11-22 11-5 0-8 0-8 6 0 4 4 4 5 4 12 0 26-1 39-1 8 0 27 1 36 1 1 0 5 0 5-7 0-3-3-3-7-3-19 0-19-2-20-12-6-65-14-130-20-196-1-6-1-7-6-7s-6 2-8 5c-37 61-73 123-110 184zM84 143c20-35 41-70 62-104 3 34 7 69 11 104-25 0-49 0-73 0z"><text:p/></draw:path><draw:path draw:style-name="gr180" draw:text-style-name="P67" svg:width="0.0689in" svg:height="0.0764in" svg:x="0.2693in" svg:y="0.0193in" svg:viewBox="0 0 176 195" svg:d="M176 69c0-48-48-69-88-69-41 0-88 22-88 68 0 39 0 78 0 116 0 5 0 11 6 11 7 0 7-6 7-11 0-38 0-76 0-114 0-48 51-57 75-57 15 0 34 2 51 13 24 16 24 36 24 44 0 38 0 76 0 114 0 5 0 11 6 11 7 0 7-6 7-11 0-38 0-77 0-115z"><text:p/></draw:path><draw:path draw:style-name="gr180" draw:text-style-name="P67" svg:width="0.0886in" svg:height="0.0843in" svg:x="0.3783in" svg:y="0.0079in" svg:viewBox="0 0 226 215" svg:d="M37 190c-3 12-4 15-29 15-5 0-8 0-8 6 0 4 3 4 8 4 38 0 76 0 114 0 49 0 87-37 87-68 0-22-19-40-50-44 34-6 67-29 67-59 0-23-21-44-59-44-36 0-72 0-107 0-5 0-9 0-9 6 0 4 3 4 9 4 1 0 7 0 12 1 6 1 9 1 9 5 0 1-1 2-2 6-14 55-28 112-42 168zM85 101c6-26 13-52 19-79 3-11 4-12 18-12 13 0 27 0 41 0 27 0 34 19 34 32 0 28-27 59-66 59-15 0-31 0-46 0zM71 205c-4 0-5 0-7 0-4-1-5-1-5-4 0-1 0-2 2-7 7-29 15-58 22-87 20 0 40 0 60 0 30 0 36 23 36 37 0 31-28 61-66 61-14 0-27 0-42 0z"><text:p/></draw:path><draw:path draw:style-name="gr180" draw:text-style-name="P67" svg:width="0.0287in" svg:height="0.1232in" svg:x="0.4807in" svg:y="0in" svg:viewBox="0 0 74 314" svg:d="M74 157c0-24-4-63-21-98-19-38-47-59-49-59s-4 1-4 4l6 7c31 30 49 81 49 146 0 53-12 109-50 148-5 4-5 5-5 6 0 2 2 3 4 3s31-21 50-62c16-34 20-68 20-95z"><text:p/></draw:path><draw:path draw:style-name="gr180" draw:text-style-name="P67" svg:width="0.0827in" svg:height="0.0287in" svg:x="0.5638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886in" svg:height="0.0843in" svg:x="0.6933in" svg:y="0.0079in" svg:viewBox="0 0 226 215" svg:d="M83 116c18 0 36 0 54 0 45 0 89-32 89-68 0-25-22-48-63-48-34 0-68 0-103 0-5 0-9 0-9 6 0 4 3 4 9 4 5 0 10 1 14 1 5 1 7 2 7 5 0 1 0 2-2 6-14 55-28 112-42 168-3 12-4 15-29 15-5 0-8 0-8 6 0 4 4 4 5 4 9 0 31-1 39-1 7 0 15 0 21 0 7 0 13 1 21 1 1 0 6 0 6-7 0-3-3-3-9-3-12 0-21 0-21-6 0-1 1-3 1-5 6-26 14-52 20-78zM105 22c3-11 4-12 17-12 10 0 21 0 31 0 26 0 43 9 43 30 0 13-6 40-19 51-15 14-35 17-48 17-16 0-30 0-45 0 7-29 14-57 21-86z"><text:p/></draw:path><draw:path draw:style-name="gr180" draw:text-style-name="P67" svg:width="0.0283in" svg:height="0.1232in" svg:x="0.7976in" svg:y="0in" svg:viewBox="0 0 73 314" svg:d="M73 311c0-1 0-2-5-7-40-40-50-99-50-147 0-55 12-109 51-149 4-4 4-4 4-4 0-3-1-4-3-4-3 0-31 22-50 61-16 35-20 70-20 96 0 25 4 62 21 98 19 39 46 59 49 59 2 0 3-1 3-3z"><text:p/></draw:path><draw:path draw:style-name="gr180" draw:text-style-name="P67" svg:width="0.085in" svg:height="0.0882in" svg:x="0.8382in" svg:y="0.0047in" svg:viewBox="0 0 217 225" svg:d="M46 189c-14 20-25 25-40 26-3 0-6 0-6 6 0 2 2 4 4 4 9 0 19-1 28-1s21 1 31 1c2 0 6 0 6-7 0-3-3-3-5-3-7-1-15-4-15-11 0-5 1-7 4-12 8-12 16-26 24-39 27 0 54 0 80 0 1 6 5 48 5 51 0 10-16 11-22 11-5 0-9 0-9 6 0 4 4 4 5 4 13 0 27-1 40-1 8 0 27 1 36 1 1 0 5 0 5-7 0-3-4-3-7-3-20 0-20-2-21-12-6-65-13-130-19-196-1-6-1-7-6-7-6 0-6 2-8 5-37 61-73 123-110 184zM84 143c20-35 41-70 62-104 3 34 6 69 10 104-25 0-48 0-72 0z"><text:p/></draw:path><draw:path draw:style-name="gr180" draw:text-style-name="P67" svg:width="0.0287in" svg:height="0.1232in" svg:x="0.9343in" svg:y="0in" svg:viewBox="0 0 74 314" svg:d="M74 157c0-24-4-63-21-98-20-38-47-59-49-59s-4 1-4 4l6 7c31 30 49 81 49 146 0 53-12 109-50 148-5 4-5 5-5 6 0 2 2 3 4 3s31-21 50-62c16-34 20-68 20-95z"><text:p/></draw:path><draw:path draw:style-name="gr180" draw:text-style-name="P67" svg:width="0.0886in" svg:height="0.0843in" svg:x="0.9807in" svg:y="0.0079in" svg:viewBox="0 0 226 215" svg:d="M83 116c18 0 36 0 54 0 45 0 89-32 89-68 0-25-21-48-62-48-34 0-69 0-103 0-6 0-10 0-10 6 0 4 3 4 9 4 5 0 10 1 14 1 5 1 7 2 7 5 0 1 0 2-1 6-14 55-28 112-42 168-4 12-4 15-29 15-5 0-9 0-9 6 0 4 4 4 5 4 9 0 31-1 40-1 6 0 14 0 20 0 7 0 14 1 21 1 2 0 6 0 6-7 0-3-3-3-9-3-12 0-21 0-21-6 0-1 1-3 2-5 6-26 13-52 19-78zM106 22c3-11 3-12 17-12 10 0 20 0 30 0 27 0 43 9 43 30 0 13-6 40-19 51-15 14-34 17-48 17-15 0-30 0-44 0 7-29 14-57 21-86z"><text:p/></draw:path><draw:path draw:style-name="gr180" draw:text-style-name="P67" svg:width="0.0287in" svg:height="0.1232in" svg:x="1.085in" svg:y="0in" svg:viewBox="0 0 74 314" svg:d="M74 311c0-1 0-2-6-7-39-40-50-99-50-147 0-55 13-109 51-149 5-4 5-4 5-4 0-3-2-4-4-4s-31 22-50 61c-16 35-20 70-20 96 0 25 4 62 21 98 19 39 47 59 49 59s4-1 4-3z"><text:p/></draw:path><draw:path draw:style-name="gr180" draw:text-style-name="P67" svg:width="0.0886in" svg:height="0.0843in" svg:x="1.1268in" svg:y="0.0079in" svg:viewBox="0 0 226 215" svg:d="M37 190c-3 12-4 15-29 15-5 0-8 0-8 6 0 4 3 4 8 4 38 0 76 0 114 0 49 0 87-37 87-68 0-22-19-40-50-44 34-6 67-29 67-59 0-23-22-44-59-44-36 0-72 0-107 0-6 0-9 0-9 6 0 4 3 4 9 4 1 0 7 0 12 1 6 1 9 1 9 5 0 1-1 2-2 6-14 55-28 112-42 168zM85 101c6-26 13-52 19-79 3-11 4-12 18-12 13 0 27 0 40 0 28 0 35 19 35 32 0 28-28 59-66 59-15 0-31 0-46 0zM70 205c-4 0-4 0-6 0-4-1-5-1-5-4 0-1 0-2 2-7 7-29 15-58 22-87 20 0 40 0 60 0 30 0 36 23 36 37 0 31-28 61-66 61-14 0-28 0-43 0z"><text:p/></draw:path><draw:path draw:style-name="gr180" draw:text-style-name="P67" svg:width="0.0287in" svg:height="0.1232in" svg:x="1.2291in" svg:y="0in" svg:viewBox="0 0 74 314" svg:d="M74 157c0-24-4-63-22-98-19-38-46-59-48-59s-4 1-4 4l6 7c31 30 49 81 49 146 0 53-12 109-50 148-5 4-5 5-5 6 0 2 2 3 4 3s31-21 50-62c15-34 20-68 20-95z"><text:p/></draw:path><draw:path draw:style-name="gr180" draw:text-style-name="P67" svg:width="0.0886in" svg:height="0.0843in" svg:x="1.4in" svg:y="0.0079in" svg:viewBox="0 0 226 215" svg:d="M84 116c18 0 35 0 53 0 45 0 89-32 89-68 0-25-21-48-62-48-34 0-69 0-103 0-6 0-9 0-9 6 0 4 3 4 9 4 4 0 10 1 14 1 4 1 7 2 7 5 0 1-1 2-2 6-14 55-28 112-42 168-3 12-4 15-29 15-5 0-9 0-9 6 0 4 4 4 5 4 9 0 31-1 40-1 7 0 14 0 21 0 6 0 13 1 20 1 2 0 7 0 7-7 0-3-4-3-9-3-12 0-21 0-21-6 0-1 1-3 1-5 6-26 13-52 20-78zM106 22c3-11 4-12 17-12 10 0 21 0 31 0 26 0 43 9 43 30 0 13-7 40-19 51-16 14-35 17-48 17-16 0-30 0-45 0 7-29 14-57 21-86z"><text:p/></draw:path><draw:path draw:style-name="gr180" draw:text-style-name="P67" svg:width="0.0287in" svg:height="0.1232in" svg:x="1.5043in" svg:y="0in" svg:viewBox="0 0 74 314" svg:d="M74 311c0-1 0-2-6-7-39-40-49-99-49-147 0-55 12-109 50-149 5-4 5-4 5-4 0-3-1-4-4-4-2 0-31 22-49 61-16 35-21 70-21 96 0 25 4 62 22 98 19 39 46 59 48 59 3 0 4-1 4-3z"><text:p/></draw:path><draw:path draw:style-name="gr180" draw:text-style-name="P67" svg:width="0.0894in" svg:height="0.1232in" svg:x="1.5472in" svg:y="0in" svg:viewBox="0 0 228 314" svg:d="M206 299c0 5 0 15 11 15s11-10 11-15c0-64 0-127 0-190 0-61-53-109-115-109s-113 48-113 109c0 63 0 126 0 190 0 5 0 15 11 15s11-10 11-15c0-63 0-127 0-189 0-53 44-88 91-88s93 35 93 88c0 62 0 126 0 189z"><text:p/></draw:path><draw:path draw:style-name="gr180" draw:text-style-name="P67" svg:width="0.0378in" svg:height="0.0744in" svg:x="1.6441in" svg:y="0.0724in" svg:viewBox="0 0 97 190" svg:d="M97 9c0-5-2-9-9-9-6 0-11 6-11 13 0 3 1 8 8 8 6 0 12-6 12-12zM50 157c-3 15-15 28-28 28-3 0-6 0-8-1 6-3 8-8 8-12 0-5-5-8-9-8-7 0-13 7-13 14 0 8 9 12 23 12 12 0 38-7 45-34s14-53 20-79c1-2 1-3 1-7 0-13-11-21-23-21-25 0-39 31-39 34 0 2 3 2 4 2 2 0 2 0 4-3 6-13 17-26 30-26 5 0 7 3 7 10 0 2 0 6 0 7-7 28-14 55-22 84z"><text:p/></draw:path><draw:path draw:style-name="gr180" draw:text-style-name="P67" svg:width="0.0476in" svg:height="0.0567in" svg:x="1.6996in" svg:y="0.0803in" svg:viewBox="0 0 122 145" svg:d="M113 78c4 0 9 0 9-5 0-7-4-7-9-7-34 0-67 0-101 0 2-31 29-55 64-55 12 0 25 0 37 0 4 0 9 0 9-5 0-6-4-6-9-6-12 0-26 0-38 0-41 0-75 32-75 72 0 41 34 73 75 73 12 0 26 0 38 0 4 0 9 0 9-6 0-5-4-5-9-5-12 0-25 0-37 0-35 0-62-24-64-56 34 0 67 0 101 0z"><text:p/></draw:path><draw:path draw:style-name="gr180" draw:text-style-name="P67" svg:width="0.0406in" svg:height="0.0591in" svg:x="1.763in" svg:y="0.0705in" svg:viewBox="0 0 104 151" svg:d="M77 18c2-8 2-10 19-10 6 0 8 0 8-4 0-2-1-4-3-4-5 0-10 1-15 1s-10 0-15 0-10 0-15 0c-6 0-11-1-15-1-2 0-5 0-5 5 0 3 2 3 7 3 3 0 5 0 8 1 5 0 7 0 7 3 0 1-1 2-1 4-10 40-20 78-30 118-2 7-3 9-19 9-6 0-8 0-8 5 1 1 0 3 4 3 6 0 23-1 29-1s10 0 16 0c4 0 10 1 15 1 1 0 4 0 4-5 0-3-2-3-7-3-2 0-4 0-9 0-5-1-5-2-5-4s0-2 1-4c10-40 20-78 29-117z"><text:p/></draw:path><draw:path draw:style-name="gr180" draw:text-style-name="P67" svg:width="0.0169in" svg:height="0.0319in" svg:x="1.8142in" svg:y="0.0705in" svg:viewBox="0 0 44 82" svg:d="M42 14c1-1 2-2 2-5 0-5-5-9-10-9-6 0-8 4-9 7-8 23-16 46-24 68-1 2-1 2-1 3 0 2 6 4 7 4s2-1 3-3c11-22 22-43 32-65z"><text:p/></draw:path><draw:path draw:style-name="gr180" draw:text-style-name="P67" svg:width="0.0587in" svg:height="0.0748in" svg:x="1.8512in" svg:y="0.0705in" svg:viewBox="0 0 150 191" svg:d="M141 11c4 0 9 0 9-6 0-5-5-5-9-5-22 0-44 0-66 0-41 0-75 31-75 72 0 40 34 72 75 72 22 0 44 0 66 0 4 0 9 0 9-6 0-5-5-5-9-5-21 0-44 0-65 0-38 0-65-29-65-61s27-61 65-61c21 0 44 0 65 0zM14 181c-3 0-9 0-9 6 0 4 6 4 9 4 43 0 85 0 127 0 4 0 9 0 9-4 0-6-5-6-9-6-42 0-84 0-127 0z"><text:p/></draw:path><draw:path draw:style-name="gr180" draw:text-style-name="P67" svg:width="0.0406in" svg:height="0.0591in" svg:x="1.9252in" svg:y="0.0705in" svg:viewBox="0 0 104 151" svg:d="M77 18c2-8 3-10 19-10 6 0 8 0 8-4 0-2 0-4-3-4-5 0-10 1-15 1s-9 0-15 0c-5 0-10 0-15 0s-10-1-15-1c-1 0-5 0-5 5 0 3 3 3 7 3 3 0 5 0 8 1 5 0 7 0 7 3 0 1 0 2-1 4-10 40-20 78-30 118-2 7-2 9-19 9-5 0-8 0-8 5 1 1 0 3 4 3 6 0 23-1 29-1s10 0 16 0c5 0 10 1 15 1 2 0 4 0 4-5 0-3-2-3-6-3-1 0-5 0-10 0-5-1-5-2-5-4s0-2 1-4c10-40 20-78 29-117z"><text:p/></draw:path><draw:path draw:style-name="gr180" draw:text-style-name="P67" svg:width="0.085in" svg:height="0.0882in" svg:x="2.0024in" svg:y="0.0047in" svg:viewBox="0 0 217 225" svg:d="M45 189c-13 20-25 25-39 26-3 0-6 0-6 6 0 2 1 4 4 4 9 0 18-1 27-1 10 0 21 1 31 1 3 0 6 0 6-7 0-3-2-3-5-3-7-1-14-4-14-11 0-5 1-7 4-12 8-12 16-26 24-39 27 0 54 0 80 0 1 6 4 48 4 51 0 10-16 11-22 11-5 0-8 0-8 6 0 4 4 4 5 4 13 0 26-1 40-1 7 0 27 1 35 1 1 0 6 0 6-7 0-3-4-3-8-3-19 0-19-2-20-12-6-65-13-130-20-196 0-6 0-7-5-7-6 0-6 2-9 5-37 61-73 123-110 184zM83 143c21-35 42-70 63-104 3 34 6 69 10 104-25 0-49 0-73 0z"><text:p/></draw:path><draw:path draw:style-name="gr180" draw:text-style-name="P67" svg:width="0.0378in" svg:height="0.0744in" svg:x="2.0913in" svg:y="0.0547in" svg:viewBox="0 0 97 190" svg:d="M97 8c0-4-2-8-9-8-6 0-12 6-12 12 0 3 2 9 9 9 6 0 12-7 12-13zM50 156c-4 16-16 29-28 29-3 0-6-1-8-2 5-2 7-8 7-11 0-5-4-8-8-8-8 0-13 6-13 13 0 8 8 13 22 13 13 0 39-7 46-34 6-27 13-53 19-79 1-2 2-4 2-8 0-12-11-20-24-20-24 0-39 30-39 34 0 2 3 1 4 2 2 0 3-1 4-3 7-14 17-27 31-27 5 0 7 3 7 11 0 2-1 5-1 6-7 28-13 56-21 84z"><text:p/></draw:path><draw:path draw:style-name="gr180" draw:text-style-name="P67" svg:width="0.0283in" svg:height="0.1232in" svg:x="2.1508in" svg:y="0in" svg:viewBox="0 0 73 314" svg:d="M73 157c0-24-3-63-21-98-19-38-46-59-49-59-2 0-3 1-3 4l6 7c31 30 49 81 49 146 0 53-12 109-51 148-4 4-4 5-4 6 0 2 1 3 3 3 3 0 32-21 50-62 16-34 20-68 20-95z"><text:p/></draw:path><draw:path draw:style-name="gr180" draw:text-style-name="P67" svg:width="0.0823in" svg:height="0.0287in" svg:x="2.2339in" svg:y="0.0472in" svg:viewBox="0 0 210 74" svg:d="M200 13c4 0 10 0 10-7 0-6-6-6-10-6-63 0-127 0-190 0-5 0-10 0-10 6 0 7 5 7 11 7 63 0 126 0 189 0zM200 74c4 0 10 0 10-7 0-6-6-6-10-6-63 0-126 0-189 0-6 0-11 0-11 6 0 7 5 7 10 7 63 0 127 0 190 0z"><text:p/></draw:path><draw:path draw:style-name="gr180" draw:text-style-name="P67" svg:width="0.1031in" svg:height="0.1232in" svg:x="2.365in" svg:y="0in" svg:viewBox="0 0 263 314" svg:d="M95 314c0-4 0-9 0-13-32 0-32-15-32-24 0-88 0-176 0-264 45 0 91 0 136 0 0 88 0 176 0 264 0 9 0 24-32 24 0 4 0 9 0 13 32 0 63 0 96 0 0-4 0-9 0-13-33 0-33-15-33-24 0-80 0-159 0-239 0-10 0-25 33-25 0-5 0-9 0-13-87 0-176 0-263 0 0 4 0 8 0 13 32 0 32 15 32 25 0 80 0 159 0 239 0 9 0 24-32 24 0 4 0 9 0 13 32 0 64 0 95 0z"><text:p/></draw:path><draw:path draw:style-name="gr180" draw:text-style-name="P67" svg:width="0.0378in" svg:height="0.0744in" svg:x="2.4756in" svg:y="0.0724in" svg:viewBox="0 0 97 190" svg:d="M97 9c0-5-2-9-9-9-6 0-12 6-12 13 0 3 2 8 9 8 6 0 12-6 12-12zM50 157c-3 15-15 28-28 28-3 0-6 0-8-1 6-3 8-8 8-12 0-5-5-8-9-8-8 0-13 7-13 14 0 8 8 12 22 12 12 0 39-7 46-34s13-53 20-79c0-2 1-3 1-7 0-13-11-21-23-21-25 0-40 31-40 34 0 2 4 2 5 2 2 0 2 0 4-3 6-13 17-26 30-26 5 0 7 3 7 10 0 2 0 6-1 7-7 28-13 55-21 84z"><text:p/></draw:path><draw:path draw:style-name="gr180" draw:text-style-name="P67" svg:width="0.0476in" svg:height="0.0567in" svg:x="2.5315in" svg:y="0.0803in" svg:viewBox="0 0 122 145" svg:d="M113 78c4 0 9 0 9-5 0-7-5-7-9-7-34 0-68 0-102 0 3-31 30-55 65-55 12 0 25 0 37 0 4 0 9 0 9-5 0-6-5-6-9-6-12 0-26 0-38 0-42 0-75 32-75 72 0 41 34 73 75 73 12 0 26 0 38 0 4 0 9 0 9-6 0-5-5-5-9-5-12 0-25 0-37 0-35 0-62-24-65-56 34 0 68 0 102 0z"><text:p/></draw:path><draw:path draw:style-name="gr180" draw:text-style-name="P67" svg:width="0.0406in" svg:height="0.0591in" svg:x="2.5949in" svg:y="0.0705in" svg:viewBox="0 0 104 151" svg:d="M77 18c2-8 2-10 19-10 6 0 8 0 8-4 0-2-1-4-3-4-5 0-11 1-15 1-5 0-10 0-15 0s-10 0-15 0c-6 0-11-1-15-1-2 0-6 0-6 5 0 3 3 3 8 3 3 0 5 0 8 1 5 0 7 0 7 3 0 1-1 2-1 4-10 40-20 78-30 118-2 7-3 9-19 9-6 0-8 0-8 5 1 1 0 3 4 3 6 0 22-1 29-1 6 0 10 0 16 0 4 0 10 1 15 1 1 0 4 0 4-5 0-3-2-3-7-3-1 0-5 0-10 0-4-1-4-2-4-4s0-2 1-4c10-40 19-78 29-117z"><text:p/></draw:path><draw:path draw:style-name="gr180" draw:text-style-name="P67" svg:width="0.0169in" svg:height="0.0319in" svg:x="2.6457in" svg:y="0.0705in" svg:viewBox="0 0 44 82" svg:d="M42 14c1-1 2-2 2-5 0-5-5-9-10-9-7 0-9 4-9 7-8 23-16 46-24 68-1 2-1 2-1 3 0 2 5 2 6 4 2 0 2-1 3-3 11-22 23-43 33-65z"><text:p/></draw:path><draw:path draw:style-name="gr180" draw:text-style-name="P67" svg:width="0.0886in" svg:height="0.0843in" svg:x="2.7055in" svg:y="0.0079in" svg:viewBox="0 0 226 215" svg:d="M83 116c18 0 36 0 54 0 45 0 89-32 89-68 0-25-22-48-63-48-34 0-68 0-102 0-6 0-10 0-10 6 0 4 3 4 9 4 5 0 10 1 14 1 5 1 7 2 7 5 0 1 0 2-1 6-14 55-28 112-42 168-4 12-5 15-29 15-5 0-9 0-9 6 0 4 4 4 5 4 9 0 31-1 40-1 6 0 14 0 20 0 7 0 14 1 21 1 1 0 6 0 6-7 0-3-3-3-9-3-12 0-21 0-21-6 0-1 1-3 1-5 6-26 14-52 20-78zM105 22c4-11 4-12 17-12 10 0 21 0 31 0 26 0 43 9 43 30 0 13-6 40-19 51-15 14-34 17-48 17-15 0-30 0-44 0 7-29 13-57 20-86z"><text:p/></draw:path><draw:path draw:style-name="gr180" draw:text-style-name="P67" svg:width="0.0283in" svg:height="0.1232in" svg:x="2.8102in" svg:y="0in" svg:viewBox="0 0 73 314" svg:d="M73 311c0-1 0-2-5-7-39-40-50-99-50-147 0-55 13-109 51-149 4-4 4-4 4-4 0-3-1-4-3-4-3 0-31 22-50 61-16 35-20 70-20 96 0 25 4 62 21 98 19 39 46 59 49 59 2 0 3-1 3-3z"><text:p/></draw:path><draw:path draw:style-name="gr180" draw:text-style-name="P67" svg:width="0.085in" svg:height="0.0882in" svg:x="2.8508in" svg:y="0.0047in" svg:viewBox="0 0 217 225" svg:d="M46 189c-13 20-25 25-40 26-3 0-6 0-6 6 0 2 2 4 5 4 8 0 18-1 27-1s21 1 31 1c2 0 6 0 6-7 0-3-2-3-5-3-7-1-14-4-14-11 0-5 1-7 3-12 8-12 16-26 24-39 27 0 54 0 80 0 1 6 5 48 5 51 0 10-16 11-22 11-5 0-9 0-9 6 0 4 3 3 5 4 13 0 27-1 40-1 8 0 27 1 36 1 1 0 5 0 5-7 0-3-3-3-7-3-20 0-20-2-21-12-6-65-13-130-19-196-1-6-1-7-6-7s-6 2-8 5c-37 61-73 123-110 184zM84 143c20-35 41-70 62-104 3 34 6 69 10 104-25 0-48 0-72 0z"><text:p/></draw:path><draw:path draw:style-name="gr180" draw:text-style-name="P67" svg:width="0.0378in" svg:height="0.0744in" svg:x="2.9394in" svg:y="0.0547in" svg:viewBox="0 0 97 190" svg:d="M97 8c0-4-2-8-8-8-7 0-12 6-12 12 0 3 2 9 9 9 5 0 11-7 11-13zM50 156c-3 16-15 29-28 29-3 0-6-1-8-2 6-2 8-8 8-11 0-5-5-8-9-8-7 0-13 6-13 13 0 8 9 13 23 13 12 0 38-7 45-34s14-53 20-79c1-2 1-4 1-8 0-12-10-20-23-20-25 0-39 30-39 34 0 2 3 2 4 2 2 0 2-1 4-3 6-14 17-27 30-27 5 0 8 3 8 11 0 2-1 5-1 6-7 28-14 56-22 84z"><text:p/></draw:path><draw:path draw:style-name="gr180" draw:text-style-name="P67" svg:width="0.0287in" svg:height="0.1232in" svg:x="2.9992in" svg:y="0in" svg:viewBox="0 0 74 314" svg:d="M74 157c0-24-4-63-21-98-19-38-47-59-49-59s-4 1-4 4l6 7c32 30 50 81 50 146 0 53-12 109-51 148-5 4-5 5-5 6 0 2 2 3 4 3s31-21 50-62c16-34 20-68 20-95z"><text:p/></draw:path></draw:g></draw:g></text:span></text:p>
      <text:p text:style-name="P21">Df: N<text:span text:style-name="T1">áhodná dis. vel. X: </text:span><text:span text:style-name="T1"><draw:g text:anchor-type="as-char" svg:y="-0.0929in" draw:z-index="6" draw:name="Shape9" draw:style-name="gr178"><svg:title>TexMaths</svg:title><svg:desc>9§inline§X: \Omega \to \mathbb{R}, Im(X)\text{ je spočetná }. \forall x \in \mathbb{R}: \{\omega \in \Omega: X(\omega) = x\} \in \mathcal{F}§svg§600§FALSE§</svg:desc><draw:g draw:style-name="gr2"><draw:path draw:style-name="gr179" draw:text-style-name="P66" svg:width="3.5661in" svg:height="0.1102in" svg:x="0.0035in" svg:y="0.0063in" svg:viewBox="0 0 9059 281" svg:d="M0 0c3020 0 6039 0 9059 0 0 93 0 188 0 281-3020 0-6039 0-9059 0 0-93 0-188 0-281z"><text:p/></draw:path><draw:path draw:style-name="gr180" draw:text-style-name="P67" svg:width="0.1024in" svg:height="0.0843in" svg:x="0.0004in" svg:y="0.0079in" svg:viewBox="0 0 261 215" svg:d="M145 86c-9-21-17-42-26-63-1-2-2-3-2-4 0-2 5-7 19-9 3 0 6 0 6-6 0-4-3-4-4-4-14 0-27 1-41 1-7 0-27-1-35-1-2 0-5 0-5 6 0 4 2 4 7 4 19 0 21 3 23 10 13 29 26 58 38 88-22 23-45 48-67 71-1 1-3 2-4 3-15 17-31 22-47 23-3 0-7 0-7 6 2 2 0 4 5 4 9 0 19-2 29-2 12 0 25 2 35 2 3 0 7 0 7-7 0-3-3-2-4-3-4-1-13-1-13-10 0-5 5-10 9-14 10-11 21-23 32-34 9-10 19-20 28-30 11 25 21 49 32 74 1 3 1 3 2 4 0 3-6 8-19 10-3 0-6 0-6 5s3 5 5 5c8 0 31-2 40-2 8 0 27 2 35 2 2 0 6 0 6-6 0-4-3-4-6-4-21-1-22-2-27-14-13-29-33-78-41-97 22-21 54-59 65-68 9-7 21-15 40-16 4 0 7 0 7-6-2-1 0-4-4-4-9 0-20 1-30 1-12 0-24-1-35-1-2 0-6 0-6 6 0 3 2 4 4 4 3 1 13 1 13 10 0 4-4 9-7 11-17 18-34 36-51 55z"><text:p/></draw:path><draw:path draw:style-name="gr180" draw:text-style-name="P67" svg:width="0.0126in" svg:height="0.0531in" svg:x="0.1559in" svg:y="0.0402in" svg:viewBox="0 0 33 136" svg:d="M33 16c0-9-8-16-17-16s-16 7-16 16 7 17 16 17 17-8 17-17zM33 119c0-9-8-17-17-17s-16 8-16 17 7 17 16 17 17-8 17-17z"><text:p/></draw:path><draw:path draw:style-name="gr180" draw:text-style-name="P67" svg:width="0.0783in" svg:height="0.0866in" svg:x="0.2197in" svg:y="0.0055in" svg:viewBox="0 0 200 221" svg:d="M200 170c-3 0-5 0-7 0-2 8-3 15-7 22-1 6-1 8-20 8-8 0-17 0-26 0 5-18 15-33 28-53 16-22 28-44 28-68 0-44-42-79-96-79s-96 36-96 79c0 24 13 46 28 68 14 20 24 35 27 53-8 0-17 0-25 0-18 0-19-2-20-7-3-7-4-15-6-23-3 0-5 0-8 0 4 17 7 34 11 51 17 0 33 0 50 0 7 0 8 0 8-7 0-22-10-49-17-69-7-18-16-43-16-67 0-50 35-72 64-72 31 0 64 24 64 72 0 24-8 48-18 74-5 12-15 40-15 62 0 7 1 7 9 7 17 0 33 0 50 0 4-17 6-34 10-51z"><text:p/></draw:path><draw:path draw:style-name="gr180" draw:text-style-name="P67" svg:width="0.1102in" svg:height="0.0638in" svg:x="0.3453in" svg:y="0.0303in" svg:viewBox="0 0 281 163" svg:d="M247 88c-17 14-26 26-29 31-14 21-11 27-16 40 0 4 3 4 6 4 5 0 5 0 7-6 7-30 25-56 61-71 4-1 5-2 5-4s-1-3-2-4c-14-5-52-20-65-74-1-3-1-4-6-4-3 0-6 0-6 4 0 0 2 20 16 41 6 10 15 21 29 31-79 0-157 0-235 0-6 0-12 0-12 6s6 6 12 6c78 0 156 0 235 0z"><text:p/></draw:path><draw:path draw:style-name="gr180" draw:text-style-name="P67" svg:width="0.085in" svg:height="0.0843in" svg:x="0.4996in" svg:y="0.0079in" svg:viewBox="0 0 217 215" svg:d="M79 117c4 0 8 0 12 0 16 24 31 48 48 72 2 4 10 17 13 21 3 5 4 5 11 5 14 0 30 0 44 0 5 0 10 0 10-6 0-3-2-5-5-6-11-3-27-23-35-33-1-3-18-23-38-57 28-5 55-17 55-55 0-43-47-58-84-58-33 0-66 0-99 0-6 0-11 0-11 5 0 6 5 6 8 6 18 0 20 2 20 18 0 52 0 104 0 156 0 16-2 18-20 18-3 0-8 0-8 6s5 6 11 6c29 0 57 0 86 0 6 0 11 0 11-6s-5-6-9-6c-18 0-20-3-20-18 0-22 0-46 0-68zM140 101c9-11 10-28 10-42 0-15-1-32-11-45 12 3 44 13 44 44 0 21-10 37-43 43zM79 28c0-6 0-17 20-17 27 0 41 11 41 48 0 41-10 46-61 46 0-26 0-52 0-77zM36 203c3-5 3-14 3-17 0-52 0-105 0-158 0-3 0-12-3-17 13 0 24 0 37 0-5 5-5 11-5 16 0 53 0 106 0 159 0 3 0 12 3 17-12 0-23 0-35 0zM104 117c2-1 3-1 6-1 4 0 12-1 16-2 5 8 39 63 66 89-10 0-21 0-31 0-19-29-39-57-57-86z"><text:p/></draw:path><draw:path draw:style-name="gr180" draw:text-style-name="P67" svg:width="0.0142in" svg:height="0.0366in" svg:x="0.5984in" svg:y="0.0791in" svg:viewBox="0 0 37 94" svg:d="M37 33c0-20-8-33-20-33-11 0-17 8-17 17 0 8 6 17 17 17 4 0 8-2 11-4 1-1 1-1 2-1 0 2 0 0 0 4 0 24-10 43-21 53-4 3-4 4-4 5 0 2 1 3 3 3 4 0 29-24 29-61z"><text:p/></draw:path><draw:path draw:style-name="gr180" draw:text-style-name="P67" svg:width="0.0575in" svg:height="0.0843in" svg:x="0.6472in" svg:y="0.0079in" svg:viewBox="0 0 147 215" svg:d="M107 24c4-11 5-14 29-14 8 0 11 0 11-6 0-4-4-4-6-4-9 0-32 1-41 1s-32-1-42-1c-2 0-7 0-7 6 0 4 3 4 9 4 14 0 22 0 22 6 0 2 0 2 0 6-14 55-29 112-43 168-3 11-4 15-29 15-7 0-10 0-10 6 0 4 4 4 5 4 9 0 32-2 41-2 10 0 33 2 42 2 3 0 7 0 7-6 0-4-2-4-9-4-6 0-8 0-14-1-7-1-8-2-8-5s1-6 1-8c14-55 28-111 42-167z"><text:p/></draw:path><draw:path draw:style-name="gr180" draw:text-style-name="P67" svg:width="0.1016in" svg:height="0.0555in" svg:x="0.711in" svg:y="0.0382in" svg:viewBox="0 0 259 142" svg:d="M19 120c-1 5-3 12-3 14 0 5 5 8 9 8s10-2 12-8c0-1 4-16 6-23 2-10 5-20 7-29 2-7 4-14 5-21 2-5 4-14 4-16 5-10 22-39 52-39 14 0 17 12 17 23 0 8-2 17-5 26-2 12-6 24-9 37-1 7-4 15-6 23-1 6-4 17-4 19 0 5 4 8 9 8 10 0 12-7 15-18 4-17 16-63 19-75 1-4 17-43 52-43 13 0 17 11 17 23 0 18-13 54-20 70-2 8-4 12-4 18 0 14 11 25 26 25 30 0 41-46 41-49 0-2-2-2-3-2-4 0-4 1-5 5-5 17-15 40-32 40-6 0-8-4-8-11 0-8 3-15 6-23 5-16 19-51 19-69 0-20-13-33-36-33-24 0-41 13-52 31 0-5-1-16-10-23-8-6-18-8-26-8-28 0-44 20-49 27-2-18-15-27-30-27-14 0-20 12-23 18-5 11-10 30-10 31 0 2 4 2 5 2 2 0 2 0 4-7 5-22 13-38 23-38 6 0 10 3 10 16 0 6-1 9-5 26-6 24-12 48-18 72z"><text:p/></draw:path><draw:path draw:style-name="gr180" draw:text-style-name="P67" svg:width="0.0287in" svg:height="0.1232in" svg:x="0.8291in" svg:y="0in" svg:viewBox="0 0 74 314" svg:d="M74 310c0-1 0-1-6-6-39-40-49-99-49-147 0-55 12-109 50-149 5-4 5-4 5-5 0-2-1-3-4-3-2 0-31 22-49 61-16 35-21 70-21 96 0 24 4 62 22 97 19 39 46 60 48 60 3 0 4-1 4-4z"><text:p/></draw:path><draw:path draw:style-name="gr180" draw:text-style-name="P67" svg:width="0.102in" svg:height="0.0843in" svg:x="0.8685in" svg:y="0.0079in" svg:viewBox="0 0 260 215" svg:d="M145 86c-9-21-18-42-27-63-1-2-1-3-1-4 0-2 5-7 18-9 4 0 6 0 6-6 0-4-3-4-4-4-13 0-27 1-40 1-8 0-28-1-36-1-2 0-5 0-5 6 0 4 3 4 7 4 19 0 21 3 23 10 13 29 26 58 38 88-22 23-44 48-66 71-2 1-3 2-5 3-15 17-30 22-46 23-4 0-7 0-7 6 1 2 0 4 4 4 10 0 20-2 29-2 12 0 25 2 36 2 2 0 6 0 6-7 0-3-3-3-4-3-3-1-12-1-12-10 0-5 4-10 8-14 10-11 21-23 32-34 10-10 19-20 29-30 11 25 21 49 31 74 2 3 1 3 2 4 0 3-6 8-18 10-3 0-6 0-6 5s3 5 4 5c9 0 31-2 40-2 8 0 27 2 35 2 3 0 6 0 6-6 0-4-3-4-5-4-22-1-23-2-28-14-12-29-33-78-40-97 21-21 54-59 64-68 9-7 22-15 41-16 3 0 6 0 6-6-1-1 0-4-3-4-10 0-20 1-30 1-12 0-24-1-35-1-2 0-7 0-7 6 0 3 2 4 4 4 4 1 13 1 13 10 0 4-3 9-6 11-17 18-34 36-51 55z"><text:p/></draw:path><draw:path draw:style-name="gr180" draw:text-style-name="P67" svg:width="0.0287in" svg:height="0.1232in" svg:x="0.985in" svg:y="0in" svg:viewBox="0 0 74 314" svg:d="M74 157c0-24-4-63-22-98-19-38-46-59-48-59s-4 1-4 3c0 1 0 1 6 8 31 30 49 81 49 146 0 53-12 108-50 149-5 3-5 3-5 4 0 3 2 4 4 4s31-22 49-61c16-35 21-71 21-96z"><text:p/></draw:path><draw:path draw:style-name="gr180" draw:text-style-name="P67" svg:width="0.0307in" svg:height="0.1075in" svg:x="1.063in" svg:y="0.0102in" svg:viewBox="0 0 79 274" svg:d="M79 72c-16 1-32 2-48 4 0 2 0 6 0 9 24 0 27 2 27 17 0 42 0 83 0 125 0 13-3 41-23 41-2 0-9 0-17-5 5 0 11-5 11-14 0-8-6-14-15-14s-14 6-14 14c0 16 18 25 36 25 23 0 43-20 43-48 0-52 0-103 0-154zM79 17c0-9-8-17-17-17s-17 8-17 17 8 16 17 16 17-7 17-16z"><text:p/></draw:path><draw:path draw:style-name="gr180" draw:text-style-name="P67" svg:width="0.0476in" svg:height="0.0563in" svg:x="1.1094in" svg:y="0.0374in" svg:viewBox="0 0 122 144" svg:d="M27 61c2-47 28-55 39-55 32 0 36 43 36 55-25 0-50 0-75 0zM26 68c30 0 59 0 88 0 8 0 8 0 8-7 0-30-17-61-56-61-37 0-66 32-66 71 0 42 33 73 69 73 39 0 53-34 53-41 0-3-2-3-3-3-4 0-4 2-5 4-10 33-39 33-42 33-16 0-29-10-36-22-10-15-10-36-10-47z"><text:p/></draw:path><draw:path draw:style-name="gr180" draw:text-style-name="P67" svg:width="0.0406in" svg:height="0.0563in" svg:x="1.2071in" svg:y="0.0374in" svg:viewBox="0 0 104 144" svg:d="M56 80c6 1 32 6 32 29 0 16-11 29-35 29-27 0-39-18-44-45-1-5-2-6-4-6-5 0-5 2-5 8 0 14 0 27 0 42 0 5 0 7 4 7 1 0 1 0 8-6 1 0 1-1 6-8 14 14 28 14 35 14 36 0 51-21 51-43 0-17-9-26-14-31-10-10-22-12-36-14-17-4-39-8-39-26 0-11 8-25 35-25 36 0 37 29 38 39 0 3 3 3 4 3 3 0 3-2 3-8 0-11 0-21 0-32 0-5 0-7-3-7-1 0-2 0-6 4-1 0-4 3-6 4-12-8-24-8-30-8-37 0-50 21-50 39 0 10 5 19 14 26 10 9 18 11 42 15z"><text:p/></draw:path><draw:path draw:style-name="gr180" draw:text-style-name="P67" svg:width="0.061in" svg:height="0.078in" svg:x="1.2555in" svg:y="0.0382in" svg:viewBox="0 0 156 199" svg:d="M46 21c0-8 0-14 0-21-15 1-31 3-46 4 0 3 0 6 0 9 23 0 24 2 24 16 0 48 0 98 0 146 0 15-2 15-24 15 0 3 0 6 0 9 11 0 27-1 35-1 9 0 25 1 36 1 0-3 0-6 0-9-21 0-24 0-24-15 0-17 0-35 0-52 0-1 0-2 0-3 1 5 14 22 39 22 37 0 70-31 70-71s-31-71-66-71c-25 0-38 13-44 21zM47 103c0-23 0-46 0-70 9-16 24-25 40-25 24 0 43 27 43 63 0 38-22 65-45 65-14 0-26-7-34-20-4-6-4-6-4-13z"><text:p/></draw:path><draw:path draw:style-name="gr180" draw:text-style-name="P67" svg:width="0.0547in" svg:height="0.0563in" svg:x="1.3283in" svg:y="0.0374in" svg:viewBox="0 0 140 144" svg:d="M140 74c0-41-31-74-70-74s-70 34-70 74 33 70 70 70c38 0 70-31 70-70zM70 137c-13 0-27-8-36-22-8-13-8-33-8-44 0-13 0-30 8-43 8-15 24-22 36-22 14 0 26 7 35 21 8 13 9 31 9 44 0 11 0 28-7 42s-21 24-37 24z"><text:p/></draw:path><draw:path draw:style-name="gr180" draw:text-style-name="P67" svg:width="0.0323in" svg:height="0.015in" svg:x="1.3984in" svg:y="0.0138in" svg:viewBox="0 0 83 39" svg:d="M41 22c-12-8-24-15-36-22-2 2-3 4-5 6 14 11 28 22 41 33 14-11 28-22 42-33-2-2-3-4-5-6-12 7-24 14-37 22z"><text:p/></draw:path><draw:path draw:style-name="gr180" draw:text-style-name="P67" svg:width="0.0472in" svg:height="0.0563in" svg:x="1.3913in" svg:y="0.0374in" svg:viewBox="0 0 121 144" svg:d="M26 72c0-51 26-65 42-65 4 0 24 1 35 12-13 1-15 11-15 14 0 9 6 16 15 16 8 0 14-6 14-16 0-21-24-33-49-33-39 0-68 33-68 73s32 71 68 71c43 0 53-38 53-41s-4-3-5-3c-3 0-3 2-3 3-10 29-30 34-42 34-17 0-45-14-45-65z"><text:p/></draw:path><draw:path draw:style-name="gr180" draw:text-style-name="P67" svg:width="0.0476in" svg:height="0.0563in" svg:x="1.4457in" svg:y="0.0374in" svg:viewBox="0 0 122 144" svg:d="M26 61c3-47 29-55 40-55 32 0 36 43 36 55-25 0-51 0-76 0zM26 68c30 0 59 0 88 0 8 0 8 0 8-7 0-30-17-61-56-61-37 0-66 32-66 71 0 42 33 73 69 73 39 0 53-34 53-41 0-3-2-3-4-3-3 0-3 2-4 4-10 33-39 33-43 33-15 0-28-10-35-22-10-15-10-36-10-47z"><text:p/></draw:path><draw:path draw:style-name="gr180" draw:text-style-name="P67" svg:width="0.0386in" svg:height="0.0768in" svg:x="1.5in" svg:y="0.0165in" svg:viewBox="0 0 99 196" svg:d="M49 68c15 0 29 0 45 0 0-3 0-7 0-10-16 0-30 0-45 0 0-19 0-38 0-58-3 0-6 0-8 0 0 26-10 59-41 61 0 2 0 5 0 7 9 0 18 0 27 0 0 29 0 58 0 87 0 37 30 41 41 41 22 0 31-22 31-41 0-7 0-13 0-18-3 0-5 0-8 0 0 5 0 10 0 17 0 22-9 35-21 35-21 0-21-29-21-33 0-30 0-59 0-88z"><text:p/></draw:path><draw:path draw:style-name="gr180" draw:text-style-name="P67" svg:width="0.0622in" svg:height="0.0543in" svg:x="1.55in" svg:y="0.0382in" svg:viewBox="0 0 159 139" svg:d="M25 31c0 27 0 55 0 84 0 14-3 14-25 14 0 3 0 7 0 10 12-1 27-1 36-1 8 0 24 0 35 1 0-3 0-7 0-10-21 0-24 0-24-14 0-20 0-39 0-58 0-33 22-51 42-51s24 17 24 35c0 25 0 49 0 74 0 14-4 14-25 14 0 3 0 7 0 10 11-1 27-1 36-1 8 0 25 0 35 1 0-3 0-7 0-10-16 0-24 0-24-9 0-21 0-41 0-61 0-27 0-37-10-47-4-6-15-12-33-12-24 0-38 13-47 33 0-11 0-22 0-33-15 1-30 3-45 4 0 3 0 6 0 9 23 0 25 2 25 18z"><text:p/></draw:path><draw:path draw:style-name="gr180" draw:text-style-name="P67" svg:width="0.0228in" svg:height="0.0228in" svg:x="1.6409in" svg:y="0.0063in" svg:viewBox="0 0 59 59" svg:d="M53 21c3-2 6-6 6-9 0-7-6-12-12-12-5 0-8 4-9 5-13 17-25 33-38 49 2 2 4 4 5 5 17-12 32-26 48-38z"><text:p/></draw:path><draw:path draw:style-name="gr180" draw:text-style-name="P67" svg:width="0.0555in" svg:height="0.0563in" svg:x="1.6205in" svg:y="0.0374in" svg:viewBox="0 0 142 144" svg:d="M92 117c2 12 10 26 25 26 6 0 25-5 25-31 0-6 0-11 0-17-2 0-4 0-7 0 0 6 0 11 0 17 0 19-8 21-12 21-10 0-11-14-11-16 0-22 0-42 0-63 0-13 0-25-12-37-12-13-28-17-43-17-26 0-48 14-48 35 0 10 6 15 14 15 9 0 16-6 16-14 0-5-2-14-16-15 8-11 23-15 34-15 15 0 33 13 33 41 0 3 0 7 0 11-16 1-39 2-58 12-24 11-32 27-32 41 0 26 31 33 50 33 21 0 36-13 42-27zM90 65c0 10 0 20 0 31 0 31-23 42-37 42-16 0-29-12-29-27 0-18 14-44 66-46z"><text:p/></draw:path><draw:path draw:style-name="gr180" draw:text-style-name="P67" svg:width="0.013in" svg:height="0.013in" svg:x="1.7295in" svg:y="0.0791in" svg:viewBox="0 0 34 34" svg:d="M34 17c0-9-8-17-17-17s-17 8-17 17 8 17 17 17 17-8 17-17z"><text:p/></draw:path><draw:path draw:style-name="gr180" draw:text-style-name="P67" svg:width="0.0689in" svg:height="0.0878in" svg:x="1.7539in" svg:y="0.0075in" svg:viewBox="0 0 176 224" svg:d="M174 12c2-4 2-5 2-6 0-3-3-6-7-6s-6 4-7 7c-9 24-17 46-26 69-32 0-64 0-96 0-9-23-17-45-26-69-2-4-4-7-8-7-3 0-6 3-6 6 1 2 0 1 2 6 26 68 52 136 78 205 2 4 4 7 7 7 5 0 7-4 8-6 26-69 53-138 79-206zM45 89c29 0 57 0 86 0-15 37-29 74-44 111-14-37-28-74-42-111z"><text:p/></draw:path><draw:path draw:style-name="gr180" draw:text-style-name="P67" svg:width="0.0618in" svg:height="0.0555in" svg:x="1.826in" svg:y="0.0382in" svg:viewBox="0 0 158 142" svg:d="M96 44c2-8 10-38 32-38 2 0 9 0 16 5-9 2-15 10-15 17 0 5 3 11 11 11s18-6 18-18c0-17-19-21-30-21-18 0-29 16-33 23-8-20-25-23-34-23-33 0-51 40-51 49 0 2 3 1 4 2 2 0 3-1 4-3 11-34 32-42 42-42 7 0 17 4 17 22 0 10-5 30-17 74-5 20-16 34-29 34-3 0-10 0-17-5 9-2 15-8 15-17 0-8-6-11-12-11-9 0-17 8-17 18 0 15 16 21 30 21 20 0 32-22 33-23 4 11 15 23 34 23 33 0 51-40 51-49 0-2-3-2-4-2-3 0-4 1-4 3-10 34-32 42-42 42-12 0-18-11-18-21 0-7 3-14 6-28s7-29 10-43z"><text:p/></draw:path><draw:path draw:style-name="gr180" draw:text-style-name="P67" svg:width="0.0618in" svg:height="0.0713in" svg:x="1.9386in" svg:y="0.0256in" svg:viewBox="0 0 158 182" svg:d="M147 98c5 0 11 0 11-6 0-7-6-7-11-7-45 0-89 0-134 0 3-42 40-72 84-72 16 0 34 0 50 0 5 0 11 0 11-7 0-6-6-6-11-6-17 0-34 0-51 0-54 0-96 41-96 92 0 50 42 90 96 90 17 0 34 0 51 0 5 0 11 0 11-7 0-6-6-5-11-5-16 0-34 0-50 0-44 0-81-30-84-72 45 0 89 0 134 0z"><text:p/></draw:path><draw:path draw:style-name="gr180" draw:text-style-name="P67" svg:width="0.085in" svg:height="0.0843in" svg:x="2.048in" svg:y="0.0079in" svg:viewBox="0 0 217 215" svg:d="M79 117c4 0 8 0 12 0 16 24 31 48 48 72 2 4 10 17 14 21 2 5 3 5 10 5 14 0 30 0 44 0 5 0 10 0 10-6 0-3-2-5-5-6-11-3-27-23-35-33-1-3-18-23-38-57 28-5 55-17 55-55 0-43-46-58-84-58-33 0-66 0-99 0-6 0-11 0-11 5 0 6 6 6 8 6 18 0 20 2 20 18 0 52 0 104 0 156 0 16-2 18-20 18-2 0-8 0-8 6s5 6 11 6c29 0 57 0 86 0 7 0 11 0 11-6s-5-6-9-6c-18 0-20-3-20-18 0-22 0-46 0-68zM140 101c9-11 10-28 10-42 0-15-1-32-11-45 12 3 44 13 44 44 0 21-9 37-43 43zM79 28c0-6 0-17 20-17 27 0 41 11 41 48 0 41-10 46-61 46 0-26 0-52 0-77zM37 203c3-5 3-14 3-17 0-52 0-105 0-158 0-3 0-12-3-17 12 0 24 0 36 0-5 5-5 11-5 16 0 53 0 106 0 159 0 3 0 12 3 17-12 0-22 0-34 0zM104 117c2-1 3-1 6-1 5 0 12-1 17-2 4 8 39 63 65 89-10 0-21 0-31 0-19-29-38-57-57-86z"><text:p/></draw:path><draw:path draw:style-name="gr180" draw:text-style-name="P67" svg:width="0.0126in" svg:height="0.0531in" svg:x="2.1811in" svg:y="0.0402in" svg:viewBox="0 0 33 136" svg:d="M33 16c0-9-7-16-16-16-10 0-17 7-17 16s7 17 17 17c9 0 16-8 16-17zM33 119c0-9-7-17-16-17-10 0-17 8-17 17s7 17 17 17c9 0 16-8 16-17z"><text:p/></draw:path><draw:path draw:style-name="gr180" draw:text-style-name="P67" svg:width="0.0441in" svg:height="0.1232in" svg:x="2.2484in" svg:y="0in" svg:viewBox="0 0 113 314" svg:d="M67 42c0-12 9-33 43-35 2-1 3-2 3-3 0-4-3-4-7-4-31 0-60 16-60 40 0 23 0 47 0 71 0 12 0 22-13 33-10 9-23 10-30 10-1 0-3 2-3 3 0 2 2 2 5 3 21 1 36 13 40 28 1 3 1 4 1 15 0 21 0 42 0 62 0 14 0 24 15 36 12 9 34 13 45 13 4 0 7 0 7-4 0-3-2-3-6-3-20-1-35-11-39-27-1-3-1-4-1-16 0-21 0-43 0-65 0-15-2-20-13-30-6-7-15-10-24-12 26-7 37-21 37-39 0-25 0-51 0-76z"><text:p/></draw:path><draw:path draw:style-name="gr180" draw:text-style-name="P67" svg:width="0.0732in" svg:height="0.0555in" svg:x="2.3035in" svg:y="0.0382in" svg:viewBox="0 0 187 142" svg:d="M187 22c0-14-5-22-12-22-8 0-17 7-17 14 0 4 1 8 5 10 5 5 11 13 11 26s-6 31-16 45c-9 14-21 25-36 25-18 0-27-11-31-28 4-8 11-29 11-38 0-4-1-6-6-6-2 0-6 0-8 5-3 6-7 26-7 38-11 14-23 29-43 29-21 0-28-19-28-36 0-40 32-73 32-77 0-3-2-6-6-6s-6 4-8 7c-16 23-28 60-28 89 0 22 7 45 33 45 23 0 37-15 49-32 3 18 15 32 35 32 24 0 40-19 51-42 8-15 19-59 19-78z"><text:p/></draw:path><draw:path draw:style-name="gr180" draw:text-style-name="P67" svg:width="0.0618in" svg:height="0.0713in" svg:x="2.4287in" svg:y="0.0256in" svg:viewBox="0 0 158 182" svg:d="M147 98c5 0 11 0 11-6 0-7-6-7-11-7-45 0-89 0-134 0 3-42 40-72 84-72 16 0 34 0 50 0 5 0 11 0 11-7 0-6-6-6-11-6-16 0-34 0-50 0-54 0-97 41-97 92 0 50 43 90 97 90 16 0 34 0 50 0 5 0 11 0 11-7 0-6-6-5-11-5-16 0-34 0-50 0-44 0-81-30-84-72 45 0 89 0 134 0z"><text:p/></draw:path><draw:path draw:style-name="gr180" draw:text-style-name="P67" svg:width="0.0783in" svg:height="0.0866in" svg:x="2.5413in" svg:y="0.0055in" svg:viewBox="0 0 200 221" svg:d="M200 170c-3 0-5 0-7 0-2 8-3 15-7 22-1 6-1 8-20 8-8 0-17 0-26 0 5-18 15-33 28-53 16-22 28-44 28-68 0-44-42-79-96-79s-96 36-96 79c0 24 13 46 28 68 14 20 24 35 27 53-8 0-17 0-25 0-18 0-19-2-20-7-3-7-4-15-6-23-3 0-5 0-8 0 4 17 7 34 11 51 17 0 33 0 50 0 7 0 8 0 8-7 0-22-10-49-17-69-7-18-16-43-16-67 0-50 35-72 64-72 31 0 64 24 64 72 0 24-8 48-18 74-5 12-15 40-15 62 0 7 1 7 9 7 17 0 33 0 50 0 4-17 6-34 10-51z"><text:p/></draw:path><draw:path draw:style-name="gr180" draw:text-style-name="P67" svg:width="0.0126in" svg:height="0.0531in" svg:x="2.6713in" svg:y="0.0402in" svg:viewBox="0 0 33 136" svg:d="M33 16c0-9-7-16-16-16s-17 7-17 16 8 17 17 17 16-8 16-17zM33 119c0-9-7-17-16-17s-17 8-17 17 8 17 17 17 16-8 16-17z"><text:p/></draw:path><draw:path draw:style-name="gr180" draw:text-style-name="P67" svg:width="0.102in" svg:height="0.0843in" svg:x="2.7331in" svg:y="0.0079in" svg:viewBox="0 0 260 215" svg:d="M145 86c-9-21-18-42-27-63-1-2-2-3-2-4 0-2 6-7 19-9 4 0 6 0 6-6 0-4-3-4-4-4-14 0-27 1-40 1-8 0-28-1-36-1-2 0-5 0-5 6 0 4 3 4 7 4 19 0 21 3 23 10 13 29 26 58 38 88-22 23-44 48-66 71-2 1-3 2-5 3-15 17-30 22-47 23-3 0-6 0-6 6 1 2 0 4 4 4 10 0 19-2 29-2 12 0 25 2 36 2 2 0 6 0 6-7 0-3-3-2-4-3-3-1-12-1-12-10 0-5 4-10 8-14 10-11 21-23 32-34 10-10 19-20 29-30 11 25 21 49 31 74 2 3 1 3 2 4 0 3-6 8-18 10-3 0-6 0-6 5s3 5 4 5c9 0 31-2 40-2 8 0 27 2 35 2 3 0 6 0 6-6 0-4-3-4-6-4-21-1-22-2-27-14-12-29-33-78-40-97 21-21 54-59 64-68 9-7 21-15 41-16 3 0 6 0 6-6-1-1 0-4-3-4-10 0-20 1-30 1-12 0-24-1-35-1-2 0-7 0-7 6 0 3 2 4 4 4 3 1 13 1 13 10 0 4-4 9-6 11-17 18-34 36-51 55z"><text:p/></draw:path><draw:path draw:style-name="gr180" draw:text-style-name="P67" svg:width="0.0283in" svg:height="0.1232in" svg:x="2.8551in" svg:y="0in" svg:viewBox="0 0 73 314" svg:d="M73 310c0-1 0-1-5-6-40-40-50-99-50-147 0-55 12-109 51-149 4-4 4-4 4-5 0-2-1-3-3-3-3 0-31 22-50 61-16 35-20 70-20 96 0 24 4 62 21 97 19 39 46 60 49 60 2 0 3-1 3-4z"><text:p/></draw:path><draw:path draw:style-name="gr180" draw:text-style-name="P67" svg:width="0.0732in" svg:height="0.0555in" svg:x="2.8925in" svg:y="0.0382in" svg:viewBox="0 0 187 142" svg:d="M187 22c0-14-5-22-12-22-8 0-17 7-17 14 0 4 1 8 5 10 5 5 11 13 11 26s-7 31-16 45-21 25-36 25c-18 0-27-11-31-28 4-8 11-29 11-38 0-4-1-6-6-6-2 0-6 0-8 5-3 6-8 26-8 38-10 14-22 29-42 29-22 0-28-19-28-36 0-40 32-73 32-77 0-3-2-6-6-6s-6 4-8 7c-16 23-28 60-28 89 0 22 7 45 33 45 23 0 37-15 49-32 3 18 15 32 35 32 24 0 40-19 50-42 9-15 20-59 20-78z"><text:p/></draw:path><draw:path draw:style-name="gr180" draw:text-style-name="P67" svg:width="0.0287in" svg:height="0.1232in" svg:x="2.9803in" svg:y="0in" svg:viewBox="0 0 74 314" svg:d="M74 157c0-24-4-63-22-98-19-38-46-59-48-59-3 0-4 1-4 3 0 1 0 1 6 8 31 30 49 81 49 146 0 53-12 108-50 149-5 3-5 3-5 4 0 3 1 4 4 4 2 0 31-22 49-61 16-35 21-71 21-96z"><text:p/></draw:path><draw:path draw:style-name="gr180" draw:text-style-name="P67" svg:width="0.0827in" svg:height="0.0287in" svg:x="3.063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18in" svg:height="0.0555in" svg:x="3.1909in" svg:y="0.0382in" svg:viewBox="0 0 158 142" svg:d="M97 44c2-8 9-38 31-38 2 0 10 0 16 5-9 2-15 10-15 17 0 5 3 11 11 11s18-6 18-18c0-17-18-21-29-21-19 0-30 16-34 23-8-20-25-23-34-23-33 0-51 40-51 49 0 2 4 2 4 2 2 0 3-1 4-3 11-34 32-42 42-42 7 0 17 4 17 22 0 10-5 30-17 74-4 20-16 34-29 34-2 0-9 0-17-5 9-2 16-8 16-17 0-8-7-11-12-11-10 0-18 8-18 18 0 15 16 21 30 21 21 0 32-22 33-23 5 11 15 23 34 23 34 0 52-40 52-49 0-2-4-2-5-2-3 0-4 1-4 3-10 34-32 42-42 42-12 0-17-11-17-21 0-7 2-14 5-28 4-14 8-29 11-43z"><text:p/></draw:path><draw:path draw:style-name="gr180" draw:text-style-name="P67" svg:width="0.0441in" svg:height="0.1232in" svg:x="3.2673in" svg:y="0in" svg:viewBox="0 0 113 314" svg:d="M46 271c0 13-8 34-42 36-2 0-4 1-4 3 0 4 4 4 6 4 31 0 61-16 62-40 0-23 0-47 0-72 0-11 0-21 12-32 11-9 23-10 30-10 2-1 3-2 3-3 0-3-2-3-5-3-22-1-37-13-40-28 0-4 0-5 0-15 0-21 0-42 0-62 0-14 0-24-16-36-12-10-35-13-46-13-2 0-6 0-6 4 0 2 2 2 5 3 20 1 36 11 40 27 1 3 1 4 1 15 0 22 0 44 0 66 0 14 3 20 13 30 6 7 16 10 24 12-25 7-37 21-37 39 0 25 0 50 0 75z"><text:p/></draw:path><draw:path draw:style-name="gr180" draw:text-style-name="P67" svg:width="0.0618in" svg:height="0.0713in" svg:x="3.3661in" svg:y="0.0256in" svg:viewBox="0 0 158 182" svg:d="M147 98c5 0 11 0 11-6 0-7-6-7-11-7-45 0-89 0-134 0 3-42 40-72 84-72 16 0 34 0 50 0 5 0 11 0 11-7 0-6-6-6-11-6-17 0-34 0-51 0-54 0-96 41-96 92 0 50 42 90 96 90 17 0 34 0 51 0 5 0 11 0 11-7 0-6-6-5-11-5-16 0-34 0-50 0-44 0-81-30-84-72 45 0 89 0 134 0z"><text:p/></draw:path><draw:path draw:style-name="gr180" draw:text-style-name="P67" svg:width="0.1008in" svg:height="0.0882in" svg:x="3.4752in" svg:y="0.0079in" svg:viewBox="0 0 257 225" svg:d="M257 13c0-15-24-13-34-13-39 0-79 0-119 0-16 0-44 9-49 26 1 2 1 3 4 3 6 0 16-6 20-11 10 0 19-1 29-1 6 0 14 0 20 0 0 2-1 5-1 6-13 58-32 107-45 138-3 4-19 42-23 46-15 0-25-7-31-20-1-2-1-3-3-3-7 0-25 10-25 16 0 1 1 1 1 1 5 15 20 24 35 24 16 0 35-12 45-24 11-12 32-62 40-81 20 0 40 0 61 0 0 0-1 0-1 1s2 2 4 2c7 0 25-9 25-19 0-2-3-1-7-1-25 0-50 0-75 0 8-29 19-56 24-86 14 0 28 0 42 0 8 0 30-1 36 6 0 1 0 5 0 7 1 0 2 1 3 1 7 0 24-10 24-18z"><text:p/></draw:path></draw:g></draw:g></text:span><text:span text:style-name="T1"><text:s/></text:span>Df: Pravd.fce: <draw:g text:anchor-type="as-char" svg:y="-0.0929in" draw:z-index="7" draw:name="Shape10" draw:style-name="gr178"><svg:title>TexMaths</svg:title><svg:desc>9§inline§p_X(x_i) = P(X = x_i) : \mathbb{R} \to [0,1]§svg§600§FALSE§</svg:desc><draw:g draw:style-name="gr2"><draw:path draw:style-name="gr179" draw:text-style-name="P66" svg:width="1.7307in" svg:height="0.1102in" svg:x="0.0063in" svg:y="0.0063in" svg:viewBox="0 0 4397 281" svg:d="M0 0c1465 0 2931 0 4397 0 0 93 0 188 0 281-1466 0-2932 0-4397 0 0-93 0-188 0-281z"><text:p/></draw:path><draw:path draw:style-name="gr180" draw:text-style-name="P67" svg:width="0.0646in" svg:height="0.078in" svg:x="0in" svg:y="0.0382in" svg:viewBox="0 0 165 199" svg:d="M24 176c-2 11-2 14-17 14-3 0-7 0-7 5 0 3 2 4 4 4 9 0 18-1 27-1 10 0 21 1 31 1 2 0 5 0 5-7 0-2-2-2-7-2-16 0-16-3-16-6s14-54 15-62c5 9 14 20 30 20 37 0 76-46 76-92 0-29-18-50-42-50-16 0-31 11-41 23-4-17-17-23-29-23-14 0-21 12-23 18-6 11-10 30-10 31 0 2 2 1 3 2 4 0 4 0 6-7 5-22 12-38 23-38 6 0 10 3 10 16 0 7-1 9-3 15-11 47-23 93-35 139zM80 40c2-8 11-17 16-21 11-10 21-13 26-13 13 0 20 11 20 30 0 18-10 55-16 67-11 22-26 33-38 33-21 0-24-26-24-28 0-1 0-2 1-6 5-20 10-41 15-62z"><text:p/></draw:path><draw:path draw:style-name="gr180" draw:text-style-name="P67" svg:width="0.0768in" svg:height="0.0587in" svg:x="0.0709in" svg:y="0.0524in" svg:viewBox="0 0 196 150" svg:d="M112 66c8-8 14-14 21-21 29-28 37-36 57-38 4 0 6 0 6-4 0-3-3-3-3-3-7 0-15 1-21 1s-20-1-26-1c-2 0-4 0-4 4 1 1 0 3 3 3 2 1 8 1 8 6 0 3-4 7-6 9-2 1-30 29-38 37-7-14-15-28-23-43 0-1 0-2 0-3s4-5 11-6c2 0 5 0 5-4-1-1 0-3-4-3s-10 0-14 0c-6 0-10 1-15 1-4 0-9 0-13-1-4 0-8 0-12 0-1 0-4 0-4 4 0 3 2 3 6 3 13 0 13 3 16 7 10 20 21 40 31 61-5 3-8 8-13 12-3 5-14 15-18 18-27 27-36 36-57 37-2 0-5 0-5 5 0 1 1 3 4 3 6 0 13-1 20-1 4 0 9 0 13 0 4 1 9 1 12 1 1 0 5 0 5-4s-3-4-4-4c-2 0-7-1-7-5s4-7 8-11c16-15 30-30 45-44 9 17 18 34 27 52 1 2 1 2 1 3s-3 4-12 5c-1 0-4 0-4 5 1 1 0 3 4 3s10-1 14-1c5 0 10 0 14 0s9 0 14 0c3 1 8 1 12 1 1 0 4 0 4-4s-3-4-6-4c-13 0-14-3-16-6-12-24-24-47-36-70z"><text:p/></draw:path><draw:path draw:style-name="gr180" draw:text-style-name="P67" svg:width="0.0287in" svg:height="0.1232in" svg:x="0.1736in" svg:y="0in" svg:viewBox="0 0 74 314" svg:d="M74 310c0-1 0-1-6-6-39-40-50-99-50-147 0-55 13-109 51-149 5-4 5-4 5-5 0-2-2-3-4-3-3 0-31 22-50 61-16 35-20 70-20 96 0 24 4 62 21 97 19 39 46 60 49 60 2 0 4-1 4-4z"><text:p/></draw:path><draw:path draw:style-name="gr180" draw:text-style-name="P67" svg:width="0.0614in" svg:height="0.0555in" svg:x="0.2134in" svg:y="0.0382in" svg:viewBox="0 0 157 142" svg:d="M96 44c2-8 9-38 32-38 2 0 9 0 16 5-9 2-15 10-15 17 0 5 3 11 11 11s17-6 17-18c0-17-18-21-29-21-18 0-29 16-34 23-7-20-24-23-33-23-33 0-51 40-51 49 0 2 3 2 4 2 2 0 3-1 4-3 11-34 31-42 42-42 6 0 17 4 17 22 0 10-5 30-17 74-5 20-16 34-30 34-2 0-9 0-16-5 9-2 15-8 15-17 0-8-7-11-12-11-9 0-17 8-17 18 0 15 16 21 30 21 20 0 32-22 33-23 4 11 15 23 34 23 33 0 51-40 51-49 0-2-3-2-4-2-3 0-4 1-4 3-10 34-32 42-42 42-13 0-18-11-18-21 0-7 2-14 6-28 3-14 7-29 10-43z"><text:p/></draw:path><draw:path draw:style-name="gr180" draw:text-style-name="P67" svg:width="0.026in" svg:height="0.0575in" svg:x="0.285in" svg:y="0.0547in" svg:viewBox="0 0 67 147" svg:d="M61 8c0-4-3-8-8-8-6 0-13 5-13 12 0 3 3 8 9 8 7 0 12-7 12-12zM16 120c-1 3-2 5-2 9 0 10 9 18 21 18 23 0 32-29 32-33 0-3-2-3-3-3-4 0-4 1-5 4-4 18-14 27-23 27-5 0-5-4-5-8 0-5 1-9 3-14 2-6 5-12 7-18 2-5 10-25 11-27 1-3 1-6 1-8 0-10-9-18-21-18-21 0-32 29-32 33 0 3 3 2 4 3 3 0 3-1 4-3 5-19 15-27 23-27 4 0 6 2 6 7s-1 9-6 23c-5 11-10 23-15 35z"><text:p/></draw:path><draw:path draw:style-name="gr180" draw:text-style-name="P67" svg:width="0.0283in" svg:height="0.1232in" svg:x="0.3295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3in" svg:height="0.0287in" svg:x="0.4126in" svg:y="0.047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886in" svg:height="0.0843in" svg:x="0.5417in" svg:y="0.0079in" svg:viewBox="0 0 226 215" svg:d="M83 116c18 0 36 0 54 0 45 0 89-33 89-68 0-25-21-48-62-48-34 0-69 0-103 0-6 0-10 0-10 6 0 4 3 4 9 4 5 0 10 1 15 1 4 1 6 2 6 5 0 1 0 2-1 6-14 55-28 112-42 168-4 12-4 15-29 15-5 0-9 0-9 5s4 5 5 5c9 0 31-2 40-2 6 0 14 1 20 1 7 0 14 1 21 1 2 0 6 0 6-7 0-3-3-3-9-3-12 0-20 0-20-6 0-2 0-4 1-6 6-26 13-51 19-77zM106 22c3-11 4-12 17-12 10 0 20 0 30 0 27 0 43 9 43 30 0 13-6 40-19 51-15 14-34 17-48 17-15 0-30 0-44 0 7-29 14-57 21-86z"><text:p/></draw:path><draw:path draw:style-name="gr180" draw:text-style-name="P67" svg:width="0.0287in" svg:height="0.1232in" svg:x="0.6465in" svg:y="0in" svg:viewBox="0 0 74 314" svg:d="M74 310c0-1 0-1-6-6-39-40-50-99-50-147 0-55 13-109 51-149 5-4 5-4 5-5 0-2-2-3-4-3s-31 22-50 61c-16 35-20 70-20 96 0 24 4 62 21 97 19 39 47 60 49 60s4-1 4-4z"><text:p/></draw:path><draw:path draw:style-name="gr180" draw:text-style-name="P67" svg:width="0.1024in" svg:height="0.0843in" svg:x="0.6854in" svg:y="0.0079in" svg:viewBox="0 0 261 215" svg:d="M145 86c-9-21-17-42-26-63-1-2-2-3-2-4 0-2 5-7 19-9 3 0 6 0 6-6 0-4-3-4-4-4-14 0-27 1-41 1-7 0-27-1-35-1-2 0-5 0-5 6 0 4 2 4 7 4 19 0 21 3 23 10 13 29 26 58 38 88-22 23-45 48-67 71-1 1-3 2-4 3-15 17-31 22-47 23-3 0-7 0-7 6 2 2 0 4 5 4 9 0 19-2 29-2 12 0 25 2 35 2 2 0 7 0 7-7 0-3-4-3-5-3-3-1-12-1-12-10 0-5 5-10 8-14 11-11 22-23 33-34 9-10 19-20 28-30 11 25 21 49 32 74 1 3 1 3 2 4 0 3-6 8-19 10-3 0-6 0-6 5s3 5 5 5c8 0 31-2 40-2 8 0 27 2 35 2 2 0 5 0 5-6 0-4-2-4-5-4-21-1-22-2-27-14-13-29-33-78-41-97 21-21 54-59 65-68 9-7 21-15 40-16 4 0 7 0 7-6-2-1 0-4-4-4-9 0-20 1-30 1-12 0-24-1-35-1-2 0-6 0-6 6 0 3 1 4 4 4 3 1 12 1 12 10 0 4-3 9-6 11-17 18-34 36-51 55z"><text:p/></draw:path><draw:path draw:style-name="gr180" draw:text-style-name="P67" svg:width="0.0827in" svg:height="0.0287in" svg:x="0.837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14in" svg:height="0.0555in" svg:x="0.9646in" svg:y="0.0382in" svg:viewBox="0 0 157 142" svg:d="M97 44c2-8 9-38 31-38 2 0 10 0 16 5-9 2-15 10-15 17 0 5 3 11 11 11s17-6 17-18c0-17-18-21-28-21-19 0-30 16-34 23-8-20-25-23-34-23-33 0-51 40-51 49 0 2 3 1 3 2 3 0 4-1 5-3 11-34 31-42 42-42 7 0 17 4 17 22 0 10-5 30-17 74-4 20-16 34-29 34-2 0-9 0-17-5 9-2 16-8 16-17 0-8-8-11-12-11-10 0-18 8-18 18 0 15 16 21 30 21 21 0 32-22 33-23 5 11 15 23 34 23 33 0 51-40 51-49 0-2-3-2-4-2-3 0-4 1-4 3-10 34-32 42-42 42-13 0-17-11-17-21 0-7 2-14 5-28 4-14 8-29 11-43z"><text:p/></draw:path><draw:path draw:style-name="gr180" draw:text-style-name="P67" svg:width="0.026in" svg:height="0.0575in" svg:x="1.0366in" svg:y="0.0547in" svg:viewBox="0 0 67 147" svg:d="M61 8c0-4-3-8-9-8s-12 5-12 12c0 3 2 8 9 8 6 0 12-7 12-12zM16 120c-1 3-3 5-3 9 0 10 9 18 22 18 22 0 32-29 32-33 0-3-3-3-4-3-3 0-4 1-4 4-5 18-15 27-24 27-4 0-5-4-5-8 0-5 2-9 3-14 3-6 5-12 7-18 2-5 10-25 11-27 1-3 2-6 2-8 0-10-9-18-22-18-21 0-31 29-31 33 0 3 3 3 4 3 2 0 2-1 3-3 7-19 15-27 24-27 3 0 6 2 6 7s-2 9-7 23c-5 11-9 23-14 35z"><text:p/></draw:path><draw:path draw:style-name="gr180" draw:text-style-name="P67" svg:width="0.0287in" svg:height="0.1232in" svg:x="1.0807in" svg:y="0in" svg:viewBox="0 0 74 314" svg:d="M74 157c0-24-4-63-22-98-19-38-46-59-48-59-3 0-4 1-4 3 0 1 0 1 6 8 31 30 49 81 49 146 0 53-12 108-51 149-4 3-4 3-4 4 0 3 1 4 4 4 2 0 31-22 49-61 16-35 21-71 21-96z"><text:p/></draw:path><draw:path draw:style-name="gr180" draw:text-style-name="P67" svg:width="0.0126in" svg:height="0.0531in" svg:x="1.1677in" svg:y="0.0402in" svg:viewBox="0 0 33 136" svg:d="M33 16c0-9-8-16-17-16s-16 7-16 16 7 17 16 17 17-8 17-17zM33 119c0-9-8-17-17-17s-16 8-16 17 7 17 16 17 17-8 17-17z"><text:p/></draw:path><draw:path draw:style-name="gr180" draw:text-style-name="P67" svg:width="0.0854in" svg:height="0.0843in" svg:x="1.228in" svg:y="0.0079in" svg:viewBox="0 0 218 215" svg:d="M80 117c4 0 7 0 11 0 16 24 31 48 48 72 3 4 10 17 14 21 2 5 3 5 10 5 14 0 30 0 44 0 5 0 11 0 11-6 0-3-3-5-6-6-11-3-27-23-34-33-3-3-18-23-39-57 27-5 55-17 55-55 0-43-46-58-84-58-34 0-66 0-99 0-6 0-11 0-11 5 0 6 6 6 9 6 18 0 19 2 19 18 0 52 0 104 0 156 0 16-1 18-19 18-3 0-9 0-9 6s5 6 11 6c29 0 57 0 86 0 6 0 11 0 11-6s-5-6-9-6c-18 0-19-3-19-18 0-22 0-46 0-68zM141 101c8-11 9-28 9-42 0-15-2-32-11-45 12 3 44 13 44 44 0 21-9 37-42 43zM80 28c0-6 0-17 19-17 27 0 40 11 40 48 0 41-9 46-59 46 0-26 0-52 0-77zM37 203c3-5 3-14 3-17 0-52 0-105 0-158 0-3 0-12-3-17 12 0 24 0 36 0-5 5-5 11-5 16 0 53 0 106 0 159 0 3 0 12 3 17-12 0-22 0-34 0zM104 117c2-1 4-1 6-1 5 0 12-1 17-2 4 8 39 63 65 89-10 0-21 0-31 0-19-29-38-57-57-86z"><text:p/></draw:path><draw:path draw:style-name="gr180" draw:text-style-name="P67" svg:width="0.1102in" svg:height="0.0638in" svg:x="1.3571in" svg:y="0.0303in" svg:viewBox="0 0 281 163" svg:d="M247 88c-18 14-27 26-29 31-14 21-11 27-16 40 0 4 3 4 6 4 5 0 5 0 6-6 8-30 26-56 62-71 4-1 5-2 5-4s-2-4-3-4c-13-5-52-20-64-74-1-3-1-4-6-4-3 0-6 0-6 4 0 0 2 20 16 41 6 10 15 21 29 31-79 0-157 0-235 0-6 0-12 0-12 6s6 6 12 6c78 0 156 0 235 0z"><text:p/></draw:path><draw:path draw:style-name="gr180" draw:text-style-name="P67" svg:width="0.0169in" svg:height="0.1232in" svg:x="1.524in" svg:y="0in" svg:viewBox="0 0 44 314" svg:d="M44 314c0-5 0-8 0-13-11 0-21 0-31 0 0-96 0-192 0-288 10 0 20 0 31 0 0-5 0-9 0-13-14 0-30 0-44 0 0 104 0 209 0 314 14 0 30 0 44 0z"><text:p/></draw:path><draw:path draw:style-name="gr180" draw:text-style-name="P67" svg:width="0.052in" svg:height="0.0846in" svg:x="1.5488in" svg:y="0.0102in" svg:viewBox="0 0 133 216" svg:d="M133 109c0-24-2-51-12-73-15-31-41-36-54-36-19 0-42 8-55 38-10 21-12 47-12 71s2 51 14 75c14 25 37 32 53 32 17 0 41-7 55-36 9-23 11-46 11-71zM67 209c-13 0-31-8-37-38-4-18-4-47-4-66 0-20 0-40 3-57 6-38 30-41 38-41 10 0 31 6 37 37 3 18 3 41 3 61 0 24 0 45-3 65-5 30-23 39-37 39z"><text:p/></draw:path><draw:path draw:style-name="gr180" draw:text-style-name="P67" svg:width="0.0146in" svg:height="0.0366in" svg:x="1.6169in" svg:y="0.0791in" svg:viewBox="0 0 38 94" svg:d="M38 33c0-20-8-33-21-33-11 0-17 8-17 17 0 8 6 17 17 17 4 0 8-2 11-4 1-1 1-1 2-1 0 2 1 0 1 4 0 24-11 43-22 53-4 3-4 4-4 5 0 2 2 3 4 3 3 0 29-24 29-61z"><text:p/></draw:path><draw:path draw:style-name="gr180" draw:text-style-name="P67" svg:width="0.0406in" svg:height="0.0819in" svg:x="1.6728in" svg:y="0.0102in" svg:viewBox="0 0 104 209" svg:d="M65 8c0-7 0-8-7-8-20 21-48 21-58 21 0 3 0 6 0 10 6 0 24 0 41-9 0 54 0 108 0 162 0 11 0 16-29 16-4 0-7 0-10 0 0 3 0 7 0 9 11-1 39-1 51-1 13 0 40 0 51 1 0-2 0-6 0-9-3 0-7 0-10 0-28 0-29-4-29-16 0-58 0-117 0-176z"><text:p/></draw:path><draw:path draw:style-name="gr180" draw:text-style-name="P67" svg:width="0.0165in" svg:height="0.1232in" svg:x="1.7268in" svg:y="0in" svg:viewBox="0 0 43 314" svg:d="M43 0c-14 0-29 0-43 0 0 4 0 8 0 13 10 0 21 0 31 0 0 96 0 192 0 288-10 0-21 0-31 0 0 5 0 8 0 13 14 0 29 0 43 0 0-105 0-210 0-314z"><text:p/></draw:path></draw:g></draw:g></text:p>
      <text:p text:style-name="P21">Df: <draw:g text:anchor-type="as-char" svg:y="-0.0929in" draw:z-index="8" draw:name="Shape11" draw:style-name="gr178"><svg:title>TexMaths</svg:title><svg:desc>9§inline§\mathbb{E}(X) = \sum_{x \in Im(X)} x p_x(x) §svg§600§FALSE§</svg:desc><draw:g draw:style-name="gr2"><draw:path draw:style-name="gr179" draw:text-style-name="P66" svg:width="1.3854in" svg:height="0.139in" svg:x="0.0051in" svg:y="0.0067in" svg:viewBox="0 0 3520 354" svg:d="M1761 354c-587 0-1174 0-1761 0 0-118 0-236 0-354 1173 0 2347 0 3520 0 0 118 0 236 0 354-586 0-1173 0-1759 0z"><text:p/></draw:path><draw:path draw:style-name="gr180" draw:text-style-name="P67" svg:width="0.0776in" svg:height="0.0843in" svg:x="0.0004in" svg:y="0.0083in" svg:viewBox="0 0 198 215" svg:d="M77 110c9 0 24 0 35 7 15 10 16 27 16 29 1 5 1 8 6 8 6 0 6-4 6-10 0-29 0-57 0-85 0-6 0-10-6-10-5 0-6 4-6 7-2 40-33 42-51 43 0-22 0-44 0-67 0-21 7-21 14-21 5 0 10 0 15 0 43 0 64 22 66 44 1 3 1 7 6 7 6 0 6-5 6-11 0-13 0-27 0-40 0-10-1-11-11-11-54 0-108 0-162 0-6 0-11 0-11 5 0 6 6 6 9 6 18 0 19 3 19 18 0 52 0 105 0 158 0 16-1 18-18 18-5 0-10 0-10 5s5 5 11 5c56 0 111 0 167 0 7 0 10 0 11-4 3-17 9-51 9-53 0-4-3-7-5-7-5 0-5 3-7 5-1 8-4 22-28 35-16 10-32 14-49 14-6 0-12 0-18 0-7 0-14 0-14-20 0-25 0-51 0-75zM172 11c0 5 0 10 0 15-5-6-11-11-18-15 6 0 12 0 18 0zM111 104c4-2 11-8 17-14 0 8 0 17 0 26-7-8-12-9-17-12zM39 29c0-5 0-12-2-18 11 0 22 0 33 0-3 7-3 18-3 21 0 50 0 101 0 153 0 11 1 18 3 20-11 0-22 0-33 0 2-5 2-13 2-17 0-53 0-106 0-159zM157 205c10-5 19-11 25-18 0 2-3 16-3 18-7 0-15 0-22 0z"><text:p/></draw:path><draw:path draw:style-name="gr180" draw:text-style-name="P67" svg:width="0.0287in" svg:height="0.1236in" svg:x="0.0941in" svg:y="0in" svg:viewBox="0 0 74 315" svg:d="M74 313c0-1 0-2-6-7-39-40-49-101-49-147 0-55 12-110 50-150 5-4 5-4 5-5 0-3-2-4-4-4s-31 22-50 62c-15 34-20 70-20 97 0 24 4 61 21 97 20 39 47 59 49 59s4 0 4-2z"><text:p/></draw:path><draw:path draw:style-name="gr180" draw:text-style-name="P67" svg:width="0.102in" svg:height="0.0839in" svg:x="0.1339in" svg:y="0.0087in" svg:viewBox="0 0 260 214" svg:d="M145 86c-9-21-18-43-27-63-1-2-1-3-2-4 0-2 6-8 19-9 4-1 6-1 6-6 0-4-3-4-4-4-14 0-27 1-40 1-8 0-28-1-36-1-2 0-5 0-5 6 0 4 3 4 7 4 19 0 21 3 23 10 13 30 26 58 38 88-22 24-44 47-66 71-2 1-3 2-5 4-15 17-30 22-47 22-3 0-6 0-6 7 1 1 0 2 4 2 10 0 19 0 29 0 12 0 25 0 36 0 2 0 6 0 6-6 0-3-3-2-4-3-3 0-12 0-12-9 0-5 4-10 8-14 10-12 21-23 32-34 10-11 19-21 29-31 11 24 21 50 31 75 2 4 1 3 2 4 0 3-6 9-19 9-2 0-6 0-6 6 0 3 4 3 5 3 9 0 31 0 40 0 8 0 27 0 35 0 2 0 6 0 6-5 0-4-3-4-6-4-21 0-22 0-27-13-13-30-33-78-40-97 21-23 54-61 64-70 9-7 21-14 40-15 4-1 7-1 7-6 0-1 0-4-3-4-10 0-20 1-30 1-12 0-24-1-35-1-2 0-7 0-7 6 0 2 2 3 4 4 3 0 13 1 13 9 0 4-4 9-6 12-17 18-34 37-51 55z"><text:p/></draw:path><draw:path draw:style-name="gr180" draw:text-style-name="P67" svg:width="0.0283in" svg:height="0.1236in" svg:x="0.2504in" svg:y="0in" svg:viewBox="0 0 73 315" svg:d="M73 159c0-26-3-63-21-100-19-38-46-59-49-59-2 0-3 2-3 4 0 1 0 1 6 7 31 31 49 81 49 148 0 53-12 108-51 148-4 4-4 5-4 6 0 2 1 2 3 2 3 0 32-21 50-61 16-35 20-69 20-95z"><text:p/></draw:path><draw:path draw:style-name="gr180" draw:text-style-name="P67" svg:width="0.0827in" svg:height="0.0287in" svg:x="0.3335in" svg:y="0.0484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1169in" svg:height="0.1236in" svg:x="0.465in" svg:y="0in" svg:viewBox="0 0 298 315" svg:d="M115 169c-38 46-74 92-112 138-3 3-3 4-3 5 0 3 3 3 9 3 87 0 175 0 262 0 9-26 18-52 27-78-3 0-5 0-8 0-7 23-29 42-56 52-4 1-27 9-73 9-45 0-90 0-135 0 37-45 73-90 110-135 3-3 3-3 3-4 0-2 0-2-2-5-34-48-69-95-103-141 42 0 84 0 125 0 36 0 109 2 131 61 3 0 5 0 8 0-9-24-18-50-27-74-87 0-175 0-262 0-9 0-9 1-9 10 39 53 77 106 115 159z"><text:p/></draw:path><draw:path draw:style-name="gr180" draw:text-style-name="P67" svg:width="0.0461in" svg:height="0.039in" svg:x="0.5933in" svg:y="0.0925in" svg:viewBox="0 0 118 100" svg:d="M44 75c-2 7-9 19-21 19 0 0-7 0-11-3 9-3 10-11 10-13 0-4-4-8-9-8-7 0-13 6-13 14 0 11 13 16 23 16s19-6 25-15c5 11 18 15 26 15 26 0 39-28 39-33 0-4-2-4-3-4-4 0-4 2-5 4-4 15-18 27-30 27-8 0-14-6-14-15 0-5 6-25 12-50 4-17 14-23 22-23 0 0 7 0 12 4-7 2-10 8-10 12 0 5 4 8 9 8s12-4 12-14c0-12-14-16-23-16-10 0-19 7-25 16-3-9-13-16-26-16-25 0-39 28-39 34 0 3 3 3 4 3 3 0 3-1 4-4 5-17 19-27 30-27 7 0 14 5 14 15 0 4-3 16-5 23-2 10-5 21-8 31z"><text:p/></draw:path><draw:path draw:style-name="gr180" draw:text-style-name="P67" svg:width="0.0476in" svg:height="0.0563in" svg:x="0.6551in" svg:y="0.0807in" svg:viewBox="0 0 122 144" svg:d="M113 78c4 0 9 0 9-6 0-5-5-5-9-5-34 0-68 0-102 0 3-33 30-56 65-56 12 0 25 0 37 0 4 0 9 0 9-6 0-5-5-5-9-5-12 0-26 0-38 0-42 0-75 32-75 72 0 41 34 72 75 72 12 0 26 0 38 0 4 0 9 0 9-5 0-6-5-6-9-6-12 0-25 0-37 0-35 0-62-23-65-55 34 0 68 0 102 0z"><text:p/></draw:path><draw:path draw:style-name="gr180" draw:text-style-name="P67" svg:width="0.0409in" svg:height="0.0591in" svg:x="0.7177in" svg:y="0.0717in" svg:viewBox="0 0 105 151" svg:d="M77 17c3-7 3-9 20-9 6 0 8 0 8-4 0-3-1-4-3-4-5 0-11 1-16 1-4 0-9 0-15 0-5 0-10 0-15 0s-10-1-15-1c-1 0-5 0-5 5 0 3 3 3 7 3 1 0 6 0 9 0 5 1 6 1 6 4 0 1 0 2-1 4-10 39-19 78-29 117-2 8-3 10-19 10-6 0-9 0-9 5 1 1 0 3 4 3 7 0 23 0 30 0 6 0 10 0 16 0 4 0 9 0 15 0 1 0 4 0 4-5 0-3-2-3-7-3-1 0-5 0-10-1-4 0-4-1-4-2s0-2 1-6c10-39 19-78 28-117z"><text:p/></draw:path><draw:path draw:style-name="gr180" draw:text-style-name="P67" svg:width="0.0795in" svg:height="0.039in" svg:x="0.7673in" svg:y="0.0925in" svg:viewBox="0 0 203 100" svg:d="M86 80c-1 5-3 12-3 13 0 5 3 7 7 7 5 0 7-3 9-4 2-3 3-9 4-15 1-3 3-14 5-20 1-4 2-9 4-14 1-10 1-10 6-17 7-11 19-24 36-24 12 0 13 10 13 16 0 13-9 37-13 47-3 7-4 9-4 12 0 12 10 19 21 19 23 0 32-31 32-33 0-4-2-4-3-4-4 0-4 2-5 4-4 18-14 27-23 27-5 0-5-3-5-7 0-6 0-9 5-19 3-7 12-30 12-43 0-3 0-12-8-19-5-2-11-6-21-6-20 0-33 14-40 23-2-19-17-23-29-23-18 0-30 12-36 21-2-16-16-21-25-21s-14 7-17 13c-5 8-8 20-8 21 0 3 3 3 4 3 3 0 3-1 5-6 3-14 7-25 16-25 6 0 7 6 7 11s-2 13-3 19c-2 5-4 14-6 20-2 9-4 18-7 28-1 3-2 8-2 9 0 5 4 7 8 7s8-3 9-4c1-3 2-9 3-15 2-3 4-14 6-20 1-4 2-9 3-14 3-9 3-11 9-20 7-9 17-21 34-21 12 0 13 12 13 16 0 6-1 9-4 20-3 13-6 26-9 38z"><text:p/></draw:path><draw:path draw:style-name="gr180" draw:text-style-name="P67" svg:width="0.0224in" svg:height="0.0866in" svg:x="0.8618in" svg:y="0.0661in" svg:viewBox="0 0 58 221" svg:d="M53 0c-42 30-53 77-53 111 0 31 9 79 53 110 2 0 5 0 5-3 0-2-1-2-2-4-30-25-41-63-41-103 0-60 23-89 41-106 1 0 2 0 2-2 0-3-3-3-5-3z"><text:p/></draw:path><draw:path draw:style-name="gr180" draw:text-style-name="P67" svg:width="0.0764in" svg:height="0.0591in" svg:x="0.8949in" svg:y="0.0717in" svg:viewBox="0 0 195 151" svg:d="M112 67c7-8 14-15 21-22 28-27 37-36 57-37 3-1 5-1 5-4s-1-3-2-4c-7 0-15 1-21 1s-21-1-26-1c-2 0-5 1-5 5 0 0 0 2 4 3 2 0 7 0 7 6 0 3-3 6-5 9-2 1-30 28-38 36-7-14-15-28-23-43v-2c0-2 3-6 11-6 1 0 5-1 5-5-1-1 0-3-4-3-5 0-11 1-15 1-5 0-10 0-15 0-3 0-9 0-12 0-5-1-9-1-13-1-1 0-4 0-4 5 0 3 2 3 6 3 14 0 14 2 16 6 11 21 21 41 32 62-5 3-8 8-13 12-4 4-14 14-19 18-27 26-36 36-56 37-2 0-5 0-5 5 0 1 1 3 3 3 6 0 14 0 20 0 4 0 10 0 14 0s9 0 13 0c0 0 4 0 4-5 0-3-3-3-4-3-2 0-7-1-7-5s3-6 7-12c16-15 30-30 45-44 9 17 18 34 27 52 1 3 2 3 2 4s-4 4-11 5c-3 0-6 0-6 5 1 1 0 3 4 3 5 0 11 0 15 0 5 0 10 0 14 0s9 0 13 0c5 0 9 0 13 0 1 0 4 0 4-5 0-3-3-3-6-3-14 0-15-2-16-6-12-23-25-47-36-70z"><text:p/></draw:path><draw:path draw:style-name="gr180" draw:text-style-name="P67" svg:width="0.022in" svg:height="0.0866in" svg:x="0.9854in" svg:y="0.0661in" svg:viewBox="0 0 57 221" svg:d="M4 0c-1 0-4 0-4 3 0 2 0 2 2 3 19 17 40 48 40 105 0 46-14 81-38 102-4 3-4 4-4 5s0 3 3 3c2 0 23-15 38-42 9-19 16-42 16-68 0-31-9-79-53-111z"><text:p/></draw:path><draw:path draw:style-name="gr180" draw:text-style-name="P67" svg:width="0.0618in" svg:height="0.0559in" svg:x="1.0484in" svg:y="0.0382in" svg:viewBox="0 0 158 143" svg:d="M97 44c2-8 9-37 31-37 2 0 9 0 16 5-9 1-15 9-15 17 0 4 3 11 11 11s18-7 18-19c0-16-18-21-29-21-19 0-30 17-34 24-8-20-25-24-34-24-33 0-51 41-51 49 0 3 3 2 4 3 2 0 3-1 4-3 11-34 32-42 42-42 7 0 17 3 17 22 0 9-5 30-17 75-5 19-16 33-29 33-2 0-9 0-17-5 9-1 16-8 16-17 0-8-7-10-12-10-10 0-18 8-18 18 0 14 16 20 30 20 21 0 32-21 33-23 4 12 15 23 34 23 33 0 51-40 51-48 0-3-3-3-4-3-3 0-4 1-4 4-10 33-32 41-42 41-12 0-17-11-17-22 0-6 2-13 5-28 4-14 8-28 11-43z"><text:p/></draw:path><draw:path draw:style-name="gr180" draw:text-style-name="P67" svg:width="0.0646in" svg:height="0.0787in" svg:x="1.1122in" svg:y="0.0382in" svg:viewBox="0 0 165 201" svg:d="M24 178c-2 11-3 14-17 14-3 0-7 0-7 5 0 3 1 4 4 4 9 0 18-1 27-1 10 0 20 1 31 1 1 0 6 0 6-6 0-3-4-3-8-3-16 0-16-3-16-5 0-4 14-55 15-64 5 9 14 20 29 20 37 0 77-46 77-93 0-29-18-50-43-50-15 0-30 12-41 24-3-17-16-24-28-24-14 0-21 13-23 18-7 11-10 30-10 31 0 3 3 3 3 3 4 0 4-1 6-7 5-22 12-38 23-38 6 0 10 3 10 15 0 7-1 10-3 16-11 47-23 94-35 140zM80 41c2-9 11-17 16-22 11-10 20-12 26-12 12 0 20 11 20 30s-11 55-16 67c-11 22-26 33-38 33-20 0-25-27-25-29s0-1 1-4c5-21 11-42 16-63z"><text:p/></draw:path><draw:path draw:style-name="gr180" draw:text-style-name="P67" svg:width="0.0461in" svg:height="0.0386in" svg:x="1.1831in" svg:y="0.0736in" svg:viewBox="0 0 118 99" svg:d="M44 74c-2 7-10 20-21 20 0 0-7 0-11-4 9-3 9-11 9-12 0-5-4-8-8-8-7 0-13 5-13 14 0 11 12 15 23 15 10 0 19-6 25-15 5 12 17 15 26 15 26 0 39-27 39-33 0-3-2-2-3-3-4 0-4 1-5 4-4 15-18 27-30 27-9 0-14-7-14-15 0-6 6-26 12-50 4-17 14-23 22-23 0 0 7 0 11 3-6 2-9 8-9 13 0 4 3 8 8 8s13-5 13-14c0-12-14-16-23-16-11 0-20 7-25 15-3-9-14-15-26-15-25 0-39 27-39 33 0 3 2 2 3 3 4 0 4-1 5-4 5-17 19-26 30-26 7 0 14 4 14 15 0 4-3 15-6 22-2 10-4 21-7 31z"><text:p/></draw:path><draw:path draw:style-name="gr180" draw:text-style-name="P67" svg:width="0.0283in" svg:height="0.1236in" svg:x="1.2539in" svg:y="0in" svg:viewBox="0 0 73 315" svg:d="M73 313c0-1 0-2-5-7-40-40-50-101-50-147 0-55 12-110 50-150 5-4 5-4 5-5 0-3-1-4-3-4-3 0-32 22-50 62-16 34-20 70-20 97 0 24 3 61 21 97 19 39 46 59 49 59 2 0 3 0 3-2z"><text:p/></draw:path><draw:path draw:style-name="gr180" draw:text-style-name="P67" svg:width="0.0618in" svg:height="0.0559in" svg:x="1.2937in" svg:y="0.0382in" svg:viewBox="0 0 158 143" svg:d="M96 44c2-8 9-37 32-37 1 0 9 0 15 5-9 1-15 9-15 17 0 4 3 11 12 11 7 0 18-7 18-19 0-16-19-21-30-21-18 0-30 17-33 24-9-20-26-24-35-24-33 0-51 41-51 49 0 3 4 3 5 3s3-1 3-3c11-34 32-42 42-42 7 0 18 3 18 22 0 9-6 30-18 75-4 19-16 33-29 33-2 0-9 0-16-5 8-1 15-8 15-17 0-8-7-10-12-10-10 0-17 8-17 18 0 14 15 20 30 20 20 0 31-21 32-23 5 12 15 23 34 23 34 0 52-40 52-48 0-3-3-3-5-3-3 0-3 1-3 4-11 33-33 41-43 41-12 0-17-11-17-22 0-6 2-13 6-28 3-14 7-28 10-43z"><text:p/></draw:path><draw:path draw:style-name="gr180" draw:text-style-name="P67" svg:width="0.0287in" svg:height="0.1236in" svg:x="1.3681in" svg:y="0in" svg:viewBox="0 0 74 315" svg:d="M74 159c0-26-4-63-21-100-20-38-47-59-49-59s-4 2-4 4c0 1 0 1 6 7 31 31 49 81 49 148 0 53-12 108-50 148-5 4-5 5-5 6 0 2 2 2 4 2s31-21 50-61c16-35 20-69 20-95z"><text:p/></draw:path></draw:g></draw:g><text:s/>pokud m<text:span text:style-name="T1">á souč. smysl.</text:span> P<text:span text:style-name="T1">ozn.:</text:span> <text:span text:style-name="T1"><draw:g text:anchor-type="as-char" svg:y="-0.0929in" draw:z-index="9" draw:name="Shape12" draw:style-name="gr178"><svg:title>TexMaths</svg:title><svg:desc>9§inline§\mathbb{E}(X) = \sum_{\omega \in \Omega} X(\omega) P(\omega)\ Dk:= \sum_{x \in Im(X)} \sum_{\omega: X(\omega) = x} X(\omega) P(\{ \omega \}) = ...§svg§600§FALSE§</svg:desc><draw:g draw:style-name="gr2"><draw:path draw:style-name="gr179" draw:text-style-name="P66" svg:width="3.9496in" svg:height="0.139in" svg:x="0.0051in" svg:y="0.0067in" svg:viewBox="0 0 10033 354" svg:d="M5016 354c-1672 0-3344 0-5016 0 0-118 0-236 0-354 3344 0 6688 0 10033 0 0 118 0 236 0 354-1672 0-3345 0-5017 0z"><text:p/></draw:path><draw:path draw:style-name="gr180" draw:text-style-name="P67" svg:width="0.0776in" svg:height="0.0843in" svg:x="0.0004in" svg:y="0.0083in" svg:viewBox="0 0 198 215" svg:d="M77 110c8 0 24 0 35 7 15 10 16 27 16 29 1 5 1 8 6 8s5-4 5-10c0-29 0-57 0-85 0-6 0-10-5-10s-6 4-6 7c-2 40-34 42-51 43 0-22 0-44 0-67 0-21 7-21 14-21 5 0 10 0 15 0 43 0 64 22 66 44 1 3 1 7 6 7 6 0 6-5 6-11 0-13 0-27 0-40 0-10-1-11-11-11-54 0-108 0-162 0-6 0-11 0-11 5 0 6 6 6 9 6 18 0 19 3 19 18 0 52 0 105 0 158 0 16-1 18-18 18-5 0-10 0-10 5s5 5 11 5c56 0 111 0 167 0 6 0 10 0 11-4 3-17 9-51 9-53 0-4-3-7-5-7-5 0-5 3-7 5-2 8-4 22-28 35-16 10-32 14-49 14-6 0-12 0-18 0-7 0-14 0-14-20 0-25 0-51 0-75zM172 11c0 5 0 10 0 15-6-6-11-11-18-15 6 0 12 0 18 0zM111 104c4-2 11-8 17-14 0 8 0 17 0 26-7-8-12-9-17-12zM39 29c0-5 0-12-2-18 11 0 22 0 33 0-3 7-3 18-3 21 0 50 0 101 0 153 0 11 1 18 3 20-11 0-22 0-33 0 2-5 2-13 2-17 0-53 0-106 0-159zM157 205c9-5 18-11 25-18 0 2-3 16-3 18-7 0-15 0-22 0z"><text:p/></draw:path><draw:path draw:style-name="gr180" draw:text-style-name="P67" svg:width="0.0287in" svg:height="0.1236in" svg:x="0.0941in" svg:y="0in" svg:viewBox="0 0 74 315" svg:d="M74 313c0-1 0-2-6-7-39-40-49-101-49-147 0-55 12-110 50-150 5-4 5-4 5-5 0-3-2-4-4-4-3 0-31 22-50 62-16 34-20 70-20 97 0 24 4 61 21 97 19 39 46 59 49 59 2 0 4 0 4-2z"><text:p/></draw:path><draw:path draw:style-name="gr180" draw:text-style-name="P67" svg:width="0.102in" svg:height="0.0839in" svg:x="0.1339in" svg:y="0.0087in" svg:viewBox="0 0 260 214" svg:d="M145 86c-9-21-18-43-27-63-1-2-1-3-2-4 0-2 5-8 19-9 4-1 6-1 6-6 0-4-3-4-4-4-14 0-27 1-40 1-8 0-28-1-36-1-2 0-5 0-5 6 0 4 2 4 7 4 19 0 21 3 23 10 13 30 26 58 38 88-22 24-44 47-66 71-2 1-3 2-5 4-15 17-31 22-47 22-3 0-6 0-6 7 1 1 0 2 4 2 9 0 19 0 29 0 12 0 25 0 36 0 2 0 6 0 6-6 0-3-3-2-4-3-3 0-13 0-13-9 0-5 5-10 9-14 10-12 21-23 32-34 10-11 19-21 29-31 11 24 20 50 31 75 2 4 1 3 2 4 0 3-6 9-18 9-4 0-7 0-7 6 0 3 3 3 5 3 9 0 31 0 40 0 8 0 27 0 35 0 3 0 6 0 6-5 0-4-3-4-6-4-21 0-22 0-27-13-13-30-33-78-41-97 22-23 55-61 65-70 9-7 21-14 41-15 3-1 6-1 6-6 0-1 0-4-4-4-9 0-19 1-29 1-12 0-25-1-35-1-2 0-7 0-7 6 0 2 2 3 4 4 3 0 13 1 13 9 0 4-4 9-6 12-17 18-34 37-51 55z"><text:p/></draw:path><draw:path draw:style-name="gr180" draw:text-style-name="P67" svg:width="0.0283in" svg:height="0.1236in" svg:x="0.2504in" svg:y="0in" svg:viewBox="0 0 73 315" svg:d="M73 159c0-26-3-63-21-100-19-38-46-59-49-59-2 0-3 2-3 4 0 1 0 1 6 7 31 31 49 81 49 148 0 53-12 108-51 148-4 4-4 5-4 6 0 2 1 2 3 2 3 0 32-21 50-61 16-35 20-69 20-95z"><text:p/></draw:path><draw:path draw:style-name="gr180" draw:text-style-name="P67" svg:width="0.0827in" svg:height="0.0287in" svg:x="0.3331in" svg:y="0.0484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1169in" svg:height="0.1236in" svg:x="0.4646in" svg:y="0in" svg:viewBox="0 0 298 315" svg:d="M115 169c-38 46-75 92-112 138-2 3-3 4-3 5 0 3 3 3 9 3 87 0 175 0 262 0 9-26 18-52 27-78-3 0-6 0-8 0-7 23-29 42-56 52-5 1-27 9-73 9-45 0-90 0-135 0 37-45 73-90 110-135 3-3 3-3 3-4 0-2 0-2-2-5-34-48-69-95-103-141 42 0 84 0 125 0 36 0 109 2 131 61 2 0 5 0 8 0-9-24-18-50-27-74-87 0-175 0-262 0-9 0-9 1-9 10 39 53 76 106 115 159z"><text:p/></draw:path><draw:path draw:style-name="gr180" draw:text-style-name="P67" svg:width="0.0563in" svg:height="0.039in" svg:x="0.5917in" svg:y="0.0925in" svg:viewBox="0 0 144 100" svg:d="M144 16c0-7-3-16-12-16-5 0-11 7-11 13 0 7 12 9 12 23s-14 46-39 46c-11 0-19-7-23-16 3-6 8-21 8-26 0-4-2-8-5-8-12 0-13 25-13 33-6 7-17 17-31 17-12 0-21-11-21-25 0-26 22-47 22-51 0-2-1-5-4-5-2 0-4 2-5 4-3 2-6 8-9 12-7 13-13 32-13 48 0 18 7 35 28 35 14 0 28-10 36-22 3 14 13 22 28 22 38 0 52-66 52-84z"><text:p/></draw:path><draw:path draw:style-name="gr180" draw:text-style-name="P67" svg:width="0.0476in" svg:height="0.0563in" svg:x="0.6646in" svg:y="0.0807in" svg:viewBox="0 0 122 144" svg:d="M113 78c4 0 9 0 9-6 0-5-5-5-9-5-34 0-68 0-102 0 3-33 29-56 65-56 12 0 25 0 37 0 4 0 9 0 9-6 0-5-5-5-9-5-12 0-26 0-38 0-42 0-75 32-75 72 0 41 33 72 75 72 12 0 26 0 38 0 4 0 9 0 9-5 0-6-5-6-9-6-12 0-25 0-37 0-36 0-62-23-65-55 34 0 68 0 102 0z"><text:p/></draw:path><draw:path draw:style-name="gr180" draw:text-style-name="P67" svg:width="0.061in" svg:height="0.061in" svg:x="0.7268in" svg:y="0.0697in" svg:viewBox="0 0 156 156" svg:d="M156 118c-3 0-6 0-8 0 0 1-2 12-4 16s-2 6-16 6c-7 0-13 0-19 0 4-13 11-21 22-38 12-15 21-29 21-47 0-30-32-55-75-55s-73 25-73 55c0 20 9 34 26 55 6 8 13 18 17 30-7 0-13 0-19 0-14 0-15-2-15-4-2-4-5-17-5-18-3 0-5 0-8 0 3 13 5 25 8 38 14 0 26 0 40 0 5 0 6 0 6-5 0-16-8-35-13-46-8-19-14-34-14-50 0-32 25-49 50-49 26 0 52 17 52 49 0 16-7 32-15 49-4 11-12 30-12 47 0 5 1 5 6 5 13 0 26 0 40 0 2-13 5-25 8-38z"><text:p/></draw:path><draw:path draw:style-name="gr180" draw:text-style-name="P67" svg:width="0.102in" svg:height="0.0839in" svg:x="0.8236in" svg:y="0.0087in" svg:viewBox="0 0 260 214" svg:d="M145 86c-9-21-18-43-27-63-1-2-1-3-2-4 0-2 5-8 19-9 4-1 6-1 6-6 0-4-3-4-4-4-14 0-27 1-41 1-7 0-27-1-35-1-2 0-5 0-5 6 0 4 2 4 7 4 19 0 21 3 23 10 13 30 26 58 38 88-22 24-44 47-66 71-2 1-3 2-5 4-15 17-31 22-47 22-3 0-6 0-6 7 1 1 0 2 4 2 9 0 19 0 29 0 12 0 25 0 36 0 2 0 6 0 6-6 0-3-3-2-4-3-4 0-13 0-13-9 0-5 5-10 9-14 10-12 21-23 32-34 10-11 19-21 29-31 11 24 20 50 31 75 1 4 1 3 2 4 0 3-6 9-19 9-3 0-6 0-6 6 0 3 3 3 5 3 9 0 31 0 40 0 8 0 27 0 35 0 2 0 6 0 6-5 0-4-3-4-6-4-21 0-22 0-27-13-13-30-33-78-41-97 22-23 55-61 65-70 9-7 21-14 40-15 4-1 7-1 7-6 0-1 0-4-4-4-9 0-20 1-29 1-12 0-25-1-35-1-3 0-7 0-7 6 0 2 2 3 4 4 3 0 13 1 13 9 0 4-4 9-7 12-17 18-33 37-50 55z"><text:p/></draw:path><draw:path draw:style-name="gr180" draw:text-style-name="P67" svg:width="0.0283in" svg:height="0.1236in" svg:x="0.9453in" svg:y="0in" svg:viewBox="0 0 73 315" svg:d="M73 313c0-1 0-2-6-7-39-40-49-101-49-147 0-55 12-110 51-150 4-4 4-4 4-5 0-3-1-4-3-4-3 0-32 22-50 62-16 34-20 70-20 97 0 24 3 61 21 97 19 39 46 59 49 59 2 0 3 0 3-2z"><text:p/></draw:path><draw:path draw:style-name="gr180" draw:text-style-name="P67" svg:width="0.0732in" svg:height="0.0559in" svg:x="0.9831in" svg:y="0.0382in" svg:viewBox="0 0 187 143" svg:d="M187 23c0-15-5-23-12-23-9 0-18 8-18 15 0 3 2 7 6 9 5 6 11 14 11 27s-7 31-17 45c-9 14-20 25-36 25-18 0-27-12-30-29 3-8 11-28 11-37 0-4-2-7-6-7-2 0-6 1-9 5-2 6-7 27-7 39-10 14-22 29-42 29-22 0-28-19-28-36 0-40 32-73 32-78 0-3-2-5-6-5s-6 3-8 6c-16 24-28 61-28 90 0 22 7 45 33 45 23 0 37-15 49-33 3 19 15 33 34 33 25 0 41-19 51-42 8-16 20-59 20-78z"><text:p/></draw:path><draw:path draw:style-name="gr180" draw:text-style-name="P67" svg:width="0.0283in" svg:height="0.1236in" svg:x="1.0705in" svg:y="0in" svg:viewBox="0 0 73 315" svg:d="M73 159c0-26-3-63-21-100-19-38-46-59-49-59-2 0-3 2-3 4 0 1 0 1 6 7 31 31 49 81 49 148 0 53-12 108-51 148-4 4-4 5-4 6 0 2 1 2 3 2 3 0 32-21 50-61 16-35 20-69 20-95z"><text:p/></draw:path><draw:path draw:style-name="gr180" draw:text-style-name="P67" svg:width="0.0882in" svg:height="0.0839in" svg:x="1.1169in" svg:y="0.0087in" svg:viewBox="0 0 225 214" svg:d="M83 115c18 0 36 0 54 0 45 0 88-32 88-67 0-25-21-48-62-48-34 0-69 0-103 0-5 0-9 0-9 5s3 5 9 5c5 0 10 0 14 0 5 1 7 2 7 5 0 1 0 2-2 7-14 56-28 112-42 169-3 13-4 14-29 14-5 0-8 0-8 6 0 3 4 3 4 3 9 0 32 0 40 0 7 0 14 0 21 0s13 0 20 0c2 0 7 0 7-6 0-3-3-3-9-3-12 0-21 0-21-5 0-2 1-4 1-5 6-27 13-54 20-80zM105 22c3-11 4-12 17-12 10 0 21 0 31 0 26 0 43 8 43 30 0 12-6 39-19 51-16 14-35 16-48 16-16 0-30 0-45 0 7-29 14-57 21-85z"><text:p/></draw:path><draw:path draw:style-name="gr180" draw:text-style-name="P67" svg:width="0.0283in" svg:height="0.1236in" svg:x="1.2217in" svg:y="0in" svg:viewBox="0 0 73 315" svg:d="M73 313c0-1 0-2-6-7-39-40-49-101-49-147 0-55 12-110 51-150 4-4 4-4 4-5 0-3-1-4-3-4-3 0-31 22-50 62-16 34-20 70-20 97 0 24 4 61 21 97 19 39 46 59 49 59 2 0 3 0 3-2z"><text:p/></draw:path><draw:path draw:style-name="gr180" draw:text-style-name="P67" svg:width="0.0732in" svg:height="0.0559in" svg:x="1.2591in" svg:y="0.0382in" svg:viewBox="0 0 187 143" svg:d="M187 23c0-15-5-23-12-23-9 0-17 8-17 15 0 3 1 7 5 9 5 6 11 14 11 27s-7 31-16 45c-10 14-21 25-37 25-18 0-27-12-30-29 3-8 11-28 11-37 0-4-1-7-6-7-2 0-6 1-8 5-3 6-8 27-8 39-10 14-22 29-42 29-22 0-28-19-28-36 0-40 32-73 32-78 0-3-2-5-6-5s-6 3-8 6c-16 24-28 61-28 90 0 22 7 45 33 45 23 0 37-15 49-33 3 19 15 33 34 33 25 0 41-19 51-42 8-16 20-59 20-78z"><text:p/></draw:path><draw:path draw:style-name="gr180" draw:text-style-name="P67" svg:width="0.0287in" svg:height="0.1236in" svg:x="1.3465in" svg:y="0in" svg:viewBox="0 0 74 315" svg:d="M74 159c0-26-4-63-22-100-19-38-46-59-48-59-3 0-4 2-4 4 0 1 0 1 6 7 31 31 49 81 49 148 0 53-12 108-51 148-4 4-4 5-4 6 0 2 1 2 4 2 2 0 31-21 49-61 16-35 21-69 21-95z"><text:p/></draw:path><draw:path draw:style-name="gr180" draw:text-style-name="P67" svg:width="0.0945in" svg:height="0.0839in" svg:x="1.4343in" svg:y="0.0087in" svg:viewBox="0 0 241 214" svg:d="M38 191c-4 13-5 14-29 14-5 0-9 0-9 6 0 3 3 3 9 3 35 0 69 0 104 0 66 0 128-65 128-135 0-44-27-79-74-79-35 0-71 0-106 0-6 0-10 0-10 5s3 5 9 5c5 0 10 0 14 0 5 1 7 2 7 5 0 1 0 2-1 7-14 56-28 112-42 169zM106 22c3-11 3-12 17-12 11 0 23 0 34 0 31 0 57 16 57 58 0 16-6 67-33 102-9 12-34 35-73 35-12 0-24 0-36 0-5 0-5 0-7 0-3 0-4 0-4-2 0-1 0-2 1-7 14-59 30-117 44-174z"><text:p/></draw:path><draw:path draw:style-name="gr180" draw:text-style-name="P67" svg:width="0.0559in" svg:height="0.087in" svg:x="1.5429in" svg:y="0.0075in" svg:viewBox="0 0 143 222" svg:d="M73 4c0-1 0-4-4-4-7 0-30 3-38 3-3 1-7 1-7 6s3 5 8 5c16 0 16 1 16 5 0 2-1 4-1 6-16 61-31 121-46 181-1 5-1 5-1 7 0 7 6 9 9 9 4 0 9-3 11-7 2-2 16-60 18-68 11 1 36 6 36 27 0 2 0 4-1 6 0 4-1 8-1 11 0 18 13 31 29 31 10 0 18-5 25-17 8-13 12-30 12-31 0-3-3-3-5-3-3 0-3 1-3 6-7 23-15 38-28 38-7 0-10-3-10-14 0-5 1-13 2-18s1-6 1-10c0-20-19-29-46-32 9-7 19-17 27-24 15-17 29-30 45-30 2 0 2 0 3 0 4 0 4 0 6 2 1 1 1 1 1 2-15 1-18 13-18 17 0 5 4 11 13 11 8 0 17-7 17-20 0-9-7-20-22-20-9 0-23 3-45 28-11 12-24 25-36 30 11-45 22-89 33-133z"><text:p/></draw:path><draw:path draw:style-name="gr180" draw:text-style-name="P67" svg:width="0.013in" svg:height="0.0531in" svg:x="1.65in" svg:y="0.0402in" svg:viewBox="0 0 34 136" svg:d="M34 17c0-9-8-17-17-17s-17 8-17 17 8 16 17 16 17-7 17-16zM34 120c0-9-8-17-17-17s-17 8-17 17 8 16 17 16 17-7 17-16z"><text:p/></draw:path><draw:path draw:style-name="gr180" draw:text-style-name="P67" svg:width="0.0827in" svg:height="0.0287in" svg:x="1.6807in" svg:y="0.0484in" svg:viewBox="0 0 211 74" svg:d="M200 13c4 0 11 0 11-7 0-6-7-6-10-6-63 0-127 0-190 0-5 0-11 0-11 6 0 7 6 7 11 7 63 0 126 0 189 0zM201 74c3 0 10 0 10-6 0-7-7-7-11-7-63 0-126 0-189 0-5 0-11 0-11 7 0 6 6 6 11 6 63 0 127 0 190 0z"><text:p/></draw:path><draw:path draw:style-name="gr180" draw:text-style-name="P67" svg:width="0.1173in" svg:height="0.1236in" svg:x="1.8122in" svg:y="0in" svg:viewBox="0 0 299 315" svg:d="M116 169c-38 46-75 92-112 138-3 3-3 4-3 5 0 3 3 3 8 3 87 0 175 0 263 0 9-26 18-52 27-78-3 0-6 0-8 0-8 23-29 42-56 52-6 1-27 9-74 9-45 0-89 0-134 0 37-45 73-90 110-135 2-3 2-3 2-4 0-2 0-2-1-5-35-48-70-95-104-141 42 0 84 0 125 0 37 0 109 2 132 61 2 0 5 0 8 0-9-24-18-50-27-74-88 0-176 0-263 0-8 0-9 1-9 10 39 53 77 106 116 159z"><text:p/></draw:path><draw:path draw:style-name="gr180" draw:text-style-name="P67" svg:width="0.0465in" svg:height="0.039in" svg:x="1.9406in" svg:y="0.0925in" svg:viewBox="0 0 119 100" svg:d="M45 75c-3 7-10 19-21 19-1 0-7 0-12-3 10-3 10-11 10-13 0-4-4-8-9-8-6 0-13 6-13 14 0 11 13 16 23 16 11 0 20-6 26-15 5 11 17 15 26 15 25 0 38-28 38-33 0-4-2-4-3-4-3 0-3 2-4 4-4 15-18 27-30 27-9 0-14-6-14-15 0-5 5-25 12-50 4-17 14-23 21-23 4 1 8 0 12 4-7 2-10 8-10 12 0 5 4 8 9 8s13-4 13-14c0-12-15-16-24-16-10 0-19 7-24 16-4-9-14-16-27-16-24 0-39 28-39 34 0 3 3 2 4 3 3 0 4-1 4-4 6-17 20-27 31-27 7 0 13 5 13 15 0 4-3 16-5 23-3 10-4 21-7 31z"><text:p/></draw:path><draw:path draw:style-name="gr180" draw:text-style-name="P67" svg:width="0.0476in" svg:height="0.0563in" svg:x="2.0024in" svg:y="0.0807in" svg:viewBox="0 0 122 144" svg:d="M113 78c4 0 9 0 9-6 0-5-5-5-9-5-34 0-68 0-102 0 3-33 29-56 65-56 12 0 25 0 37 0 4 0 9 0 9-6 0-5-5-5-9-5-12 0-26 0-38 0-42 0-75 32-75 72 0 41 33 72 75 72 12 0 26 0 38 0 4 0 9 0 9-5 0-6-5-6-9-6-12 0-25 0-37 0-36 0-62-23-65-55 34 0 68 0 102 0z"><text:p/></draw:path><draw:path draw:style-name="gr180" draw:text-style-name="P67" svg:width="0.0406in" svg:height="0.0591in" svg:x="2.0654in" svg:y="0.0717in" svg:viewBox="0 0 104 151" svg:d="M77 17c2-7 3-9 19-9 6 0 8 0 8-4 0-3-1-4-3-4-5 0-10 1-15 1s-10 0-15 0-10 0-15 0-10-1-16-1c0 0-4 0-4 5 0 3 3 3 7 3 3 0 5 0 8 0 5 1 7 1 7 4 0 1 0 2-1 4-10 39-20 78-30 117-2 8-2 10-19 10-5 0-8 0-8 5 1 1 0 3 4 3 6 0 23 0 29 0s10 0 16 0c5 0 10 0 15 0 2 0 4 0 4-5 0-3-2-3-6-3-1 0-5 0-10-1-5 0-5-1-5-2s0-2 1-6c10-39 19-78 29-117z"><text:p/></draw:path><draw:path draw:style-name="gr180" draw:text-style-name="P67" svg:width="0.0791in" svg:height="0.039in" svg:x="2.115in" svg:y="0.0925in" svg:viewBox="0 0 202 100" svg:d="M85 80c0 5-3 12-3 13 0 5 4 7 8 7s6-3 8-4c1-3 4-9 5-15 0-3 3-14 4-20 2-4 3-9 4-14 2-10 2-10 7-17 7-11 18-24 35-24 13 0 13 10 13 16 0 13-9 37-13 47-2 7-3 9-3 12 0 12 9 19 21 19 22 0 31-31 31-33 0-4-1-3-2-4-4 0-4 2-5 4-5 18-14 27-23 27-5 0-6-3-6-7 0-6 1-9 5-19 3-7 12-30 12-43 0-3 0-12-8-19-4-2-10-6-21-6-20 0-32 14-39 23-2-19-18-23-29-23-19 0-30 12-37 21-1-16-15-21-24-21-10 0-14 7-18 13-4 8-7 20-7 21 0 3 3 3 4 3 2 0 2-1 4-6 4-14 8-25 16-25 7 0 7 6 7 11s-2 13-3 19c-2 5-4 14-5 20-2 9-4 18-7 28-1 3-2 8-2 9 0 5 4 7 8 7 3 0 7-3 9-4 1-3 2-9 3-15 1-3 4-14 5-20 1-4 2-9 4-14 2-9 3-11 9-20s16-21 33-21c13 0 13 12 13 16 0 6 0 9-4 20-2 13-6 26-9 38z"><text:p/></draw:path><draw:path draw:style-name="gr180" draw:text-style-name="P67" svg:width="0.0224in" svg:height="0.0866in" svg:x="2.2094in" svg:y="0.0661in" svg:viewBox="0 0 58 221" svg:d="M53 0c-42 30-53 77-53 111 0 31 9 79 53 110 2 0 5 0 5-3 0-2-1-2-3-4-29-25-41-63-41-103 0-60 24-89 42-106 1 0 2 0 2-2 0-3-3-3-5-3z"><text:p/></draw:path><draw:path draw:style-name="gr180" draw:text-style-name="P67" svg:width="0.0764in" svg:height="0.0591in" svg:x="2.2425in" svg:y="0.0717in" svg:viewBox="0 0 195 151" svg:d="M112 67c7-8 13-15 20-22 29-27 37-36 58-37 3-1 5-1 5-4s-2-4-3-4c-7 0-14 1-21 1-5 0-20-1-25-1-2 0-5 1-5 5 0 0 0 2 3 3 3 0 8 0 8 6 0 3-4 6-5 9-2 1-31 28-39 36-7-14-15-28-23-43 0-1 0-2 0-2 0-2 4-6 11-6 2 0 5-1 5-5-1-1 0-3-4-3s-10 1-14 1c-5 0-10 0-15 0-3 0-9 0-13 0-4-1-8-1-12-1-1 0-4 0-4 5 0 3 2 3 6 3 13 0 13 2 16 6 10 21 21 41 31 62-4 3-8 8-12 12s-15 14-19 18c-27 26-36 36-56 37-3 0-5 0-5 5 0 1 0 3 3 3 6 0 13 0 20 0 4 0 9 0 13 0s9 0 13 0c1 0 5 0 5-5 0-3-3-3-5-3-1 0-6-1-6-5s3-6 7-12c16-15 30-30 45-44 9 17 18 34 27 52 1 3 1 3 1 4s-3 4-11 5c-2 0-5 0-5 5 1 1 0 3 4 3s10 0 15 0c4 0 9 0 14 0 4 0 9 0 13 0s8 0 12 0c1 0 4 0 4-5 0-3-3-3-6-3-13 0-14-2-15-6-12-23-25-47-36-70z"><text:p/></draw:path><draw:path draw:style-name="gr180" draw:text-style-name="P67" svg:width="0.0224in" svg:height="0.0866in" svg:x="2.3327in" svg:y="0.0661in" svg:viewBox="0 0 58 221" svg:d="M4 0c-1 0-4 0-4 3 0 2 1 2 3 3 19 17 39 48 39 105 0 46-14 81-38 102-3 3-4 4-4 5s1 3 4 3c1 0 23-15 37-42 10-19 17-42 17-68 0-31-9-79-54-111z"><text:p/></draw:path><draw:path draw:style-name="gr180" draw:text-style-name="P67" svg:width="0.1173in" svg:height="0.1236in" svg:x="2.3992in" svg:y="0in" svg:viewBox="0 0 299 315" svg:d="M116 169c-38 46-75 92-112 138-3 3-3 4-3 5 0 3 3 3 8 3 87 0 175 0 263 0 9-26 18-52 27-78-3 0-6 0-8 0-8 23-29 42-56 52-6 1-27 9-74 9-45 0-89 0-134 0 37-45 73-90 110-135 2-3 2-3 2-4 0-2 0-2-1-5-35-48-70-95-104-141 42 0 84 0 126 0 36 0 108 2 131 61 2 0 5 0 8 0-9-24-18-50-27-74-88 0-176 0-263 0-8 0-9 1-9 10 39 53 77 106 116 159z"><text:p/></draw:path><draw:path draw:style-name="gr180" draw:text-style-name="P67" svg:width="0.0563in" svg:height="0.039in" svg:x="2.5268in" svg:y="0.0925in" svg:viewBox="0 0 144 100" svg:d="M144 16c0-7-3-16-13-16-4 0-10 7-10 13 0 7 11 9 11 23s-14 46-38 46c-11 0-20-7-23-16 3-6 8-21 8-26 0-4-2-8-5-8-12 0-13 25-13 33-6 7-17 17-31 17-12 0-21-11-21-25 0-26 22-47 22-51 0-2-1-5-4-5s-4 2-5 4c-3 2-6 8-9 12-8 13-13 32-13 48 0 18 7 35 28 35 14 0 27-10 35-22 4 14 14 22 28 22 39 0 53-66 53-84z"><text:p/></draw:path><draw:path draw:style-name="gr180" draw:text-style-name="P67" svg:width="0.0094in" svg:height="0.0374in" svg:x="2.5988in" svg:y="0.0933in" svg:viewBox="0 0 25 96" svg:d="M25 13c0-8-5-13-12-13-8 0-13 6-13 13s6 12 13 12c8 0 12-6 12-12zM25 83c0-8-5-14-12-14-8 0-13 7-13 13 0 8 6 14 13 14 8 0 12-7 12-13z"><text:p/></draw:path><draw:path draw:style-name="gr180" draw:text-style-name="P67" svg:width="0.0768in" svg:height="0.0591in" svg:x="2.622in" svg:y="0.0717in" svg:viewBox="0 0 196 151" svg:d="M112 67c8-8 14-15 21-22 29-27 37-36 58-37 2-1 5-1 5-4s-3-4-3-4c-7 0-14 1-21 1-6 0-20-1-25-1-2 0-5 1-5 5 0 0 0 2 3 3 3 0 8 0 8 6 0 3-4 6-5 9-2 1-31 28-39 36-7-14-15-28-23-43 0-1-1-2-1-2 0-2 5-6 12-6 2 0 5-1 5-5-1-1 0-3-4-3s-10 1-14 1c-5 0-10 0-15 0-3 0-9 0-13 0-4-1-8-1-12-1-1 0-4 0-4 5 0 3 2 3 6 3 12 0 13 2 16 6 10 21 21 41 31 62-4 3-8 8-12 12-5 4-15 14-19 18-27 26-36 36-56 37-3 0-6 0-6 5 0 1 1 3 4 3 6 0 13 0 20 0 4 0 9 0 13 0s9 0 12 0c2 0 6 0 6-5 0-3-3-3-5-3-1 0-7-1-7-5s4-6 8-12c16-15 30-30 45-44 9 17 18 34 27 52 1 3 1 3 1 4s-3 4-12 5c-1 0-4 0-4 5 1 1 0 3 4 3s9 0 14 0c4 0 10 0 14 0 5 0 10 0 14 0 3 0 8 0 12 0 0 0 4 0 4-5 0-3-3-3-6-3-13 0-14-2-16-6-11-23-24-47-36-70z"><text:p/></draw:path><draw:path draw:style-name="gr180" draw:text-style-name="P67" svg:width="0.0224in" svg:height="0.0866in" svg:x="2.7161in" svg:y="0.0661in" svg:viewBox="0 0 58 221" svg:d="M53 0c-42 30-53 77-53 111 0 31 9 79 53 110 2 0 5 0 5-3 0-2-1-2-2-4-30-25-41-63-41-103 0-60 23-89 41-106 1 0 2 0 2-2 0-3-3-3-5-3z"><text:p/></draw:path><draw:path draw:style-name="gr180" draw:text-style-name="P67" svg:width="0.0563in" svg:height="0.039in" svg:x="2.748in" svg:y="0.0925in" svg:viewBox="0 0 144 100" svg:d="M144 16c0-7-4-16-13-16-5 0-10 7-10 13 0 7 11 9 11 23s-14 46-38 46c-11 0-20-7-23-16 3-6 8-21 8-26 0-4-2-8-6-8-11 0-12 25-12 33-6 7-17 17-31 17-13 0-21-11-21-25 0-26 22-47 22-51 0-2-2-5-4-5-3 0-4 2-5 4-3 2-6 8-9 12-8 13-13 32-13 48 0 18 7 35 27 35 15 0 28-10 36-22 4 14 14 22 28 22 39 0 53-66 53-84z"><text:p/></draw:path><draw:path draw:style-name="gr180" draw:text-style-name="P67" svg:width="0.0224in" svg:height="0.0866in" svg:x="2.8173in" svg:y="0.0661in" svg:viewBox="0 0 58 221" svg:d="M4 0c-1 0-4 0-4 3 0 2 1 2 2 3 19 17 40 48 40 105 0 46-14 81-38 102-4 3-4 4-4 5s1 3 3 3 23-15 38-42c10-19 17-42 17-68 0-31-10-79-54-111z"><text:p/></draw:path><draw:path draw:style-name="gr180" draw:text-style-name="P67" svg:width="0.0638in" svg:height="0.0228in" svg:x="2.8563in" svg:y="0.0969in" svg:viewBox="0 0 163 59" svg:d="M154 11c3 0 9 0 9-6 0-5-6-5-9-5-49 0-97 0-146 0-4 0-8 0-8 5 0 6 4 6 8 6 49 0 97 0 146 0zM154 59c3 0 9 0 9-5s-6-5-9-5c-49 0-97 0-146 0-4 0-8 0-8 5s4 5 8 5c49 0 97 0 146 0z"><text:p/></draw:path><draw:path draw:style-name="gr180" draw:text-style-name="P67" svg:width="0.0461in" svg:height="0.039in" svg:x="2.9307in" svg:y="0.0925in" svg:viewBox="0 0 118 100" svg:d="M44 75c-2 7-9 19-21 19-1 0-7 0-11-3 9-3 10-11 10-13 0-4-4-8-9-8-7 0-13 6-13 14 0 11 13 16 23 16s19-6 25-15c5 11 18 15 26 15 26 0 39-28 39-33 0-4-2-4-3-4-4 0-4 2-5 4-4 15-18 27-30 27-8 0-14-6-14-15 0-5 6-25 12-50 4-17 14-23 21-23 1 0 8 0 13 4-7 2-10 8-10 12 0 5 4 8 9 8s12-4 12-14c0-12-14-16-23-16-10 0-19 7-25 16-3-9-13-16-26-16-25 0-40 28-40 34 0 3 4 3 5 3 3 0 3-1 4-4 5-17 19-27 30-27 7 0 14 5 14 15 0 4-3 16-5 23-3 10-5 21-8 31z"><text:p/></draw:path><draw:path draw:style-name="gr180" draw:text-style-name="P67" svg:width="0.1024in" svg:height="0.0839in" svg:x="3.0134in" svg:y="0.0087in" svg:viewBox="0 0 261 214" svg:d="M145 86c-9-21-18-43-27-63-1-2-1-3-1-4 0-2 5-8 18-9 4-1 6-1 6-6 0-4-3-4-4-4-13 0-26 1-40 1-8 0-28-1-35-1-3 0-6 0-6 6 0 4 3 4 7 4 19 0 21 3 24 10 13 30 25 58 37 88-22 24-44 47-66 71-2 1-3 2-5 4-15 17-30 22-46 22-4 0-7 0-7 7 2 1 0 2 4 2 9 0 20 0 30 0 12 0 24 0 35 0 2 0 6 0 6-6 0-3-3-3-4-3-3 0-13 0-13-9 0-5 5-10 9-14 11-12 21-23 32-34 10-11 19-21 29-31 11 24 20 50 31 75 2 4 1 3 2 4 0 3-5 9-18 9-4 0-6 0-6 6 0 3 3 3 4 3 9 0 32 0 40 0s28 0 35 0c3 0 6 0 6-5 0-4-2-4-5-4-22 0-23 0-27-13-13-30-34-78-42-97 22-23 55-61 65-70 9-7 22-14 41-15 3-1 7-1 7-6 0-1 0-4-5-4-9 0-19 1-29 1-12 0-24-1-35-1-2 0-7 0-7 6 0 2 2 3 5 4 3 0 12 1 12 9 0 4-3 9-6 12-17 18-34 37-51 55z"><text:p/></draw:path><draw:path draw:style-name="gr180" draw:text-style-name="P67" svg:width="0.0287in" svg:height="0.1236in" svg:x="3.135in" svg:y="0in" svg:viewBox="0 0 74 315" svg:d="M74 313c0-1 0-2-6-7-39-40-50-101-50-147 0-55 13-110 51-150 5-4 5-4 5-5 0-3-2-4-4-4-3 0-31 22-50 62-16 34-20 70-20 97 0 24 4 61 21 97 19 39 46 59 49 59 2 0 4 0 4-2z"><text:p/></draw:path><draw:path draw:style-name="gr180" draw:text-style-name="P67" svg:width="0.0736in" svg:height="0.0559in" svg:x="3.1728in" svg:y="0.0382in" svg:viewBox="0 0 188 143" svg:d="M188 23c0-15-6-23-13-23-9 0-17 8-17 15 0 3 2 7 5 9 5 6 11 14 11 27s-6 31-16 45-21 25-36 25c-18 0-28-12-30-29 3-8 11-28 11-37 0-4-2-7-7-7-2 0-5 1-8 5-3 6-7 27-7 39-11 14-23 29-43 29-21 0-28-19-28-36 0-40 32-73 32-78 0-3-2-5-5-5-5 0-6 3-9 6-16 24-28 61-28 90 0 22 7 45 33 45 23 0 38-15 49-33 3 19 15 33 35 33 24 0 40-19 51-42 7-16 20-59 20-78z"><text:p/></draw:path><draw:path draw:style-name="gr180" draw:text-style-name="P67" svg:width="0.0287in" svg:height="0.1236in" svg:x="3.2602in" svg:y="0in" svg:viewBox="0 0 74 315" svg:d="M74 159c0-26-4-63-21-100-19-38-47-59-49-59s-4 2-4 4c0 1 0 1 6 7 31 31 49 81 49 148 0 53-12 108-51 148-4 4-4 5-4 6 0 2 2 2 4 2s31-21 50-61c16-35 20-69 20-95z"><text:p/></draw:path><draw:path draw:style-name="gr180" draw:text-style-name="P67" svg:width="0.0886in" svg:height="0.0839in" svg:x="3.3067in" svg:y="0.0087in" svg:viewBox="0 0 226 214" svg:d="M83 115c18 0 36 0 54 0 45 0 89-32 89-67 0-25-21-48-62-48-34 0-69 0-103 0-6 0-10 0-10 5s3 5 9 5c5 0 10 0 15 0 4 1 6 2 6 5 0 1 0 2-1 7-14 56-28 112-42 169-4 13-4 14-29 14-5 0-9 0-9 6 0 3 4 3 4 3 9 0 32 0 41 0 6 0 13 0 20 0s14 0 20 0c3 0 7 0 7-6 0-3-3-3-9-3-12 0-20 0-20-5 0-2 0-4 1-5 6-27 12-54 19-80zM106 22c3-11 4-12 17-12 10 0 20 0 30 0 27 0 43 8 43 30 0 12-6 39-18 51-16 14-35 16-49 16-15 0-30 0-44 0 7-29 14-57 21-85z"><text:p/></draw:path><draw:path draw:style-name="gr180" draw:text-style-name="P67" svg:width="0.0287in" svg:height="0.1236in" svg:x="3.411in" svg:y="0in" svg:viewBox="0 0 74 315" svg:d="M74 313c0-1 0-2-6-7-39-40-49-101-49-147 0-55 12-110 50-150 5-4 5-4 5-5 0-3-2-4-4-4-3 0-31 22-50 62-16 34-20 70-20 97 0 24 4 61 21 97 19 39 46 59 49 59 2 0 4 0 4-2z"><text:p/></draw:path><draw:path draw:style-name="gr180" draw:text-style-name="P67" svg:width="0.0437in" svg:height="0.1236in" svg:x="3.4563in" svg:y="0in" svg:viewBox="0 0 112 315" svg:d="M67 42c0-12 9-33 43-35 2 0 2-2 2-3 0-4-2-4-6-4-31 0-60 16-60 40s0 47 0 72c0 12 0 22-13 33-11 9-23 9-29 10-2 0-4 2-4 4s2 2 5 3c21 1 36 13 40 28 1 4 1 4 1 15 0 20 0 41 0 62 0 13 0 23 15 36 13 9 33 12 45 12 4 0 6 0 6-3s-1-3-5-4c-20-1-35-11-39-27-1-3-1-3-1-15 0-22 0-43 0-65 0-14-2-20-13-31-6-6-15-10-24-11 26-8 37-23 37-41 0-25 0-50 0-76z"><text:p/></draw:path><draw:path draw:style-name="gr180" draw:text-style-name="P67" svg:width="0.0732in" svg:height="0.0559in" svg:x="3.511in" svg:y="0.0382in" svg:viewBox="0 0 187 143" svg:d="M187 23c0-15-5-23-12-23-9 0-17 8-17 15 0 3 1 7 5 9 5 6 11 14 11 27s-6 31-16 45-21 25-36 25c-18 0-28-12-30-29 2-8 10-28 10-37 0-4-1-7-6-7-2 0-6 1-8 5-3 6-7 27-7 39-11 14-23 29-43 29-21 0-28-19-28-36 0-40 32-73 32-78 0-3-2-5-6-5s-6 3-8 6c-16 24-28 61-28 90 0 22 7 45 33 45 23 0 37-15 49-33 3 19 15 33 35 33 24 0 40-19 51-42 7-16 19-59 19-78z"><text:p/></draw:path><draw:path draw:style-name="gr180" draw:text-style-name="P67" svg:width="0.0437in" svg:height="0.1236in" svg:x="3.6004in" svg:y="0in" svg:viewBox="0 0 112 315" svg:d="M46 273c0 13-8 33-42 35-2 1-4 2-4 4 0 3 4 3 6 3 32 0 61-15 61-39s0-48 0-71c0-12 0-23 13-33 11-9 23-10 30-10 2-1 2-2 2-3 0-4-1-4-4-4-22-2-37-13-40-28-1-4-1-4-1-16 0-21 0-42 0-62 0-14 0-24-15-35-12-10-35-14-46-14-2 0-6 0-6 4 0 3 3 3 5 3 20 1 35 12 40 27 1 4 1 4 1 16 0 21 0 44 0 66 0 15 3 20 12 30 7 6 17 10 25 13-25 7-37 21-37 39 0 25 0 50 0 75z"><text:p/></draw:path><draw:path draw:style-name="gr180" draw:text-style-name="P67" svg:width="0.0283in" svg:height="0.1236in" svg:x="3.661in" svg:y="0in" svg:viewBox="0 0 73 315" svg:d="M73 159c0-26-3-63-21-100-19-38-46-59-49-59-2 0-3 2-3 4 0 1 0 1 6 7 31 31 49 81 49 148 0 53-12 108-51 148-4 4-4 5-4 6 0 2 1 2 3 2 3 0 32-21 50-61 16-35 20-69 20-95z"><text:p/></draw:path><draw:path draw:style-name="gr180" draw:text-style-name="P67" svg:width="0.0823in" svg:height="0.0287in" svg:x="3.7437in" svg:y="0.0484in" svg:viewBox="0 0 210 74" svg:d="M200 13c4 0 10 0 10-7 0-6-6-6-10-6-63 0-127 0-190 0-5 0-10 0-10 6 0 7 5 7 11 7 63 0 126 0 189 0zM200 74c4 0 10 0 10-6 0-7-6-7-10-7-63 0-126 0-189 0-6 0-11 0-11 7 0 6 5 6 10 6 63 0 127 0 190 0z"><text:p/></draw:path><draw:path draw:style-name="gr180" draw:text-style-name="P67" svg:width="0.013in" svg:height="0.0126in" svg:x="3.8787in" svg:y="0.0807in" svg:viewBox="0 0 34 33" svg:d="M34 17c0-9-8-17-17-17s-17 8-17 17 8 16 17 16 17-7 17-16z"><text:p/></draw:path><draw:path draw:style-name="gr180" draw:text-style-name="P67" svg:width="0.0126in" svg:height="0.0126in" svg:x="3.9134in" svg:y="0.0807in" svg:viewBox="0 0 33 33" svg:d="M33 17c0-9-7-17-16-17-10 0-17 8-17 17s7 16 17 16c9 0 16-7 16-16z"><text:p/></draw:path><draw:path draw:style-name="gr180" draw:text-style-name="P67" svg:width="0.0126in" svg:height="0.0126in" svg:x="3.9484in" svg:y="0.0807in" svg:viewBox="0 0 33 33" svg:d="M33 17c0-9-8-17-17-17s-16 8-16 17 7 16 16 16 17-7 17-16z"><text:p/></draw:path></draw:g></draw:g></text:span></text:p>
      <text:p text:style-name="P22"><text:span text:style-name="T1">LOTUS: </text:span><text:span text:style-name="T1"><draw:g text:anchor-type="as-char" svg:y="-0.0882in" draw:z-index="74" draw:name="Shape13" draw:style-name="gr178"><svg:title>TexMaths</svg:title><svg:desc>9§inline§\mathbb{E}(g(x)) = \sum_{x \in Im(X)} g(x) P(X=x)\ Dk:\ \mathbb{E}(Y) = \sum_{y \in Im(y)} y P(\underbrace{Y=y}): \{ \omega: g(X(\omega))=y\} = \bigcup_{x \in Im(X) \wegde g(x) = y} \{ \omega: X(\omega) = x\}§svg§600§FALSE§</svg:desc><draw:g draw:style-name="gr2"><draw:path draw:style-name="gr179" draw:text-style-name="P66" svg:width="6.8264in" svg:height="0.1831in" svg:x="0.0051in" svg:y="0.0071in" svg:viewBox="0 0 17340 466" svg:d="M8671 466c-2891 0-5781 0-8671 0 0-155 0-311 0-466 5780 0 11561 0 17340 0 0 155 0 311 0 466-2890 0-5779 0-8669 0z"><text:p/></draw:path><draw:path draw:style-name="gr180" draw:text-style-name="P67" svg:width="0.0776in" svg:height="0.0846in" svg:x="0.0004in" svg:y="0.0087in" svg:viewBox="0 0 198 216" svg:d="M77 110c8 0 24 0 35 7 15 10 16 27 16 29 1 4 1 8 6 8 6 0 6-4 6-10 0-29 0-57 0-85 0-6 0-10-6-10-5 0-6 4-6 7-2 40-34 42-51 43 0-22 0-44 0-67 0-21 7-21 14-21 5 0 10 0 15 0 43 0 64 21 66 44 1 2 1 7 6 7 6 0 6-5 6-11 0-13 0-27 0-40 0-10-1-11-11-11-54 0-108 0-162 0-6 0-11 0-11 5 0 6 6 6 9 6 18 0 19 3 19 18 0 53 0 105 0 158 0 15-1 18-18 18-5 0-10 0-10 6 0 5 5 5 11 5 56 0 111 0 167 0 6 0 10 0 11-4 3-18 9-53 9-54 0-4-3-7-5-7-5 0-5 3-7 5-1 8-4 21-28 35-16 10-32 14-49 14-6 0-12 0-18 0-7 0-14 0-14-21 0-25 0-50 0-74zM172 11c0 5 0 10 0 15-6-6-11-11-18-15 6 0 12 0 18 0zM111 104c4-2 11-8 17-14 0 8 0 17 0 26-7-8-12-9-17-12zM39 29c0-5 0-12-2-18 11 0 22 0 33 0-3 7-3 18-3 21 0 51 0 101 0 153 0 11 1 18 3 20-11 0-22 0-33 0 2-5 2-13 2-17 0-53 0-106 0-159zM157 205c10-5 18-11 25-18 0 2-3 16-3 18-7 0-15 0-22 0z"><text:p/></draw:path><draw:path draw:style-name="gr180" draw:text-style-name="P67" svg:width="0.0287in" svg:height="0.1236in" svg:x="0.0941in" svg:y="0.0004in" svg:viewBox="0 0 74 315" svg:d="M74 312c0-1 0-1-6-7-39-39-49-99-49-146 0-55 12-110 50-150 5-4 5-4 5-5 0-3-2-4-4-4s-31 22-50 62c-16 34-20 70-20 97 0 24 4 62 22 98 19 38 46 58 48 58s4-1 4-3z"><text:p/></draw:path><draw:path draw:style-name="gr180" draw:text-style-name="P67" svg:width="0.0571in" svg:height="0.0803in" svg:x="0.1319in" svg:y="0.039in" svg:viewBox="0 0 146 205" svg:d="M145 21c0-2 1-4 1-6 0-5-4-9-9-9-4 0-12 3-14 14-5-12-16-20-29-20-36 0-75 44-75 90 0 32 19 50 42 50 18 0 33-15 36-18h1c-7 28-11 41-11 42-1 3-11 33-46 33-5 0-16 0-25-2 10-3 14-11 14-17 0-5-4-11-13-11-6 0-17 6-17 19 0 12 12 19 42 19 40 0 62-25 68-44 11-47 23-93 35-140zM103 99c-1 8-9 16-16 23-6 5-16 11-25 11-16 0-21-17-21-29 0-16 9-53 17-69 9-15 23-28 36-28 21 0 26 25 26 27s-1 4-1 5c-6 20-10 40-16 60z"><text:p/></draw:path><draw:path draw:style-name="gr180" draw:text-style-name="P67" svg:width="0.0287in" svg:height="0.1236in" svg:x="0.2063in" svg:y="0.0004in" svg:viewBox="0 0 74 315" svg:d="M74 312c0-1 0-1-6-7-39-39-49-99-49-146 0-55 12-110 50-150 5-4 5-4 5-5 0-3-2-4-4-4-3 0-31 22-50 62-16 34-20 70-20 97 0 24 4 62 21 98 19 38 46 58 49 58 2 0 4-1 4-3z"><text:p/></draw:path><draw:path draw:style-name="gr180" draw:text-style-name="P67" svg:width="0.0614in" svg:height="0.0559in" svg:x="0.2461in" svg:y="0.039in" svg:viewBox="0 0 157 143" svg:d="M96 44c3-8 10-37 32-37 2 0 9 0 16 5-9 1-15 9-15 16 0 5 3 12 11 12s17-7 17-19c0-16-17-21-28-21-19 0-30 17-34 24-8-20-25-24-34-24-33 0-51 41-51 49 0 3 3 2 3 3 3 0 4-1 5-3 11-34 31-42 42-42 7 0 17 3 17 21 0 10-5 31-17 76-5 19-16 32-29 32-2 0-10 0-17-4 8-1 16-8 16-17s-8-10-12-10c-10 0-18 8-18 18 0 14 16 20 30 20 21 0 32-21 33-24 4 12 15 24 34 24 33 0 51-40 51-48 0-3-3-3-4-3-3 0-4 1-4 3-10 34-32 41-42 41-12 0-17-10-17-21 0-6 2-13 5-28 4-14 7-28 10-43z"><text:p/></draw:path><draw:path draw:style-name="gr180" draw:text-style-name="P67" svg:width="0.0287in" svg:height="0.1236in" svg:x="0.3209in" svg:y="0.0004in" svg:viewBox="0 0 74 315" svg:d="M74 159c0-26-4-63-22-100-19-38-46-59-49-59-2 0-3 2-3 4 0 1 0 1 6 7 31 30 49 81 49 148 0 54-12 108-50 147-5 5-5 5-5 6 0 2 1 3 3 3 3 0 32-21 50-60 16-35 21-70 21-96z"><text:p/></draw:path><draw:path draw:style-name="gr180" draw:text-style-name="P67" svg:width="0.0283in" svg:height="0.1236in" svg:x="0.3693in" svg:y="0.0004in" svg:viewBox="0 0 73 315" svg:d="M73 159c0-26-4-63-21-100-19-38-46-59-49-59-2 0-3 2-3 4 0 1 0 1 5 7 32 30 50 81 50 148 0 54-12 108-51 147-4 5-4 5-4 6 0 2 1 3 3 3 3 0 31-21 50-60 16-35 20-70 20-96z"><text:p/></draw:path><draw:path draw:style-name="gr180" draw:text-style-name="P67" svg:width="0.0823in" svg:height="0.0287in" svg:x="0.4524in" svg:y="0.048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1169in" svg:height="0.1236in" svg:x="0.5839in" svg:y="0.0004in" svg:viewBox="0 0 298 315" svg:d="M115 168c-38 46-74 92-112 138-3 4-3 5-3 6 0 3 3 3 8 3 87 0 176 0 263 0 9-26 18-52 27-77-3 0-6 0-8 0-8 23-29 41-56 50-5 2-27 10-74 10-45 0-89 0-134 0 37-45 73-90 110-135 2-3 3-4 3-4 0-2 0-2-2-5-34-48-69-95-104-141 43 0 84 0 126 0 36 0 109 2 131 61 2 0 5 0 8 0-9-24-18-50-27-74-87 0-176 0-263 0-8 0-8 1-8 10 39 53 77 105 115 158z"><text:p/></draw:path><draw:path draw:style-name="gr180" draw:text-style-name="P67" svg:width="0.0461in" svg:height="0.039in" svg:x="0.7122in" svg:y="0.0929in" svg:viewBox="0 0 118 100" svg:d="M44 74c-2 8-10 20-21 20 0 0-7 0-11-3 9-4 9-11 9-13 0-4-4-8-8-8-7 0-13 6-13 14 0 11 12 16 22 16 11 0 20-6 26-16 5 12 17 16 26 16 26 0 39-28 39-34 0-3-2-2-3-3-4 0-4 1-5 4-4 15-18 27-30 27-9 0-14-7-14-15 0-5 6-26 12-50 4-17 14-23 22-23 0 0 7 0 11 4-6 2-9 8-9 12s3 8 8 8 13-5 13-14c0-12-15-16-23-16-11 0-19 7-25 16-3-9-14-16-26-16-25 0-39 27-39 34 0 3 2 2 3 3 4 0 4-1 5-4 5-17 19-27 30-27 7 0 14 4 14 15 0 4-3 15-6 23-2 10-4 20-7 30z"><text:p/></draw:path><draw:path draw:style-name="gr180" draw:text-style-name="P67" svg:width="0.0476in" svg:height="0.0563in" svg:x="0.774in" svg:y="0.0811in" svg:viewBox="0 0 122 144" svg:d="M113 77c4 0 9 0 9-5s-5-5-9-5c-34 0-68 0-102 0 3-33 30-56 65-56 12 0 25 0 37 0 4 0 9 0 9-6 0-5-5-5-9-5-12 0-26 0-38 0-42 0-75 32-75 72 0 41 34 72 75 72 12 0 26 0 38 0 4 0 9 0 9-5 0-6-5-6-9-6-12 0-25 0-37 0-35 0-62-23-65-56 34 0 68 0 102 0z"><text:p/></draw:path><draw:path draw:style-name="gr180" draw:text-style-name="P67" svg:width="0.0406in" svg:height="0.0587in" svg:x="0.837in" svg:y="0.0717in" svg:viewBox="0 0 104 150" svg:d="M77 17c2-7 3-9 19-9 6 0 8 0 8-5 0-2 0-3-3-3-5 0-10 1-15 1-4 0-10 0-15 0s-10 0-15 0-10-1-15-1c-1 0-5 0-5 5 0 3 3 3 7 3 1 0 5 0 9 0 5 1 6 1 6 4 0 1 0 2-1 4-10 39-19 78-29 117-2 8-3 10-20 10-5 0-8 0-8 5 1 1 0 2 4 2 7 0 23 0 29 0s10 0 16 0c5 0 10 0 15 0 2 0 5 0 5-4 0-3-2-3-7-3-1 0-5 0-10-1-5 0-5-1-5-3s0-1 1-5c10-39 20-78 29-117z"><text:p/></draw:path><draw:path draw:style-name="gr180" draw:text-style-name="P67" svg:width="0.0795in" svg:height="0.039in" svg:x="0.8866in" svg:y="0.0929in" svg:viewBox="0 0 203 100" svg:d="M86 80c-1 4-3 12-3 13 0 4 3 7 7 7s7-3 9-4c2-3 3-10 4-15 1-4 3-14 4-20 2-4 3-10 5-14 1-10 1-10 6-17 7-11 18-24 36-24 12 0 12 10 12 16 0 13-9 37-12 47-3 6-4 8-4 12 0 12 10 19 21 19 23 0 32-31 32-34s-2-2-3-3c-4 0-4 2-5 4-5 18-14 27-23 27-5 0-6-3-6-8s1-8 5-18c3-7 13-30 13-43 0-3 0-12-9-19-4-2-10-6-20-6-21 0-33 14-40 23-2-19-17-23-29-23-18 0-30 12-37 21-1-16-15-21-24-21s-14 7-17 12c-5 9-8 21-8 22 0 3 3 3 4 3 2 0 3-1 4-6 4-14 8-25 16-25 7 0 8 5 8 11 0 5-1 12-3 18s-5 15-6 21c-2 9-4 19-7 28-1 2-2 8-2 9 0 4 4 7 8 7s8-3 9-4c0-3 2-10 3-15 1-4 4-14 6-20 0-4 2-10 3-14 2-9 3-11 9-20 7-9 17-21 34-21 12 0 13 12 13 16 0 5-1 9-4 20-3 13-7 26-9 38z"><text:p/></draw:path><draw:path draw:style-name="gr180" draw:text-style-name="P67" svg:width="0.0224in" svg:height="0.087in" svg:x="0.9811in" svg:y="0.0657in" svg:viewBox="0 0 58 222" svg:d="M53 0c-42 30-53 77-53 111 0 30 9 79 53 111 2 0 5 0 5-3 0-2-1-2-3-4-29-26-40-64-40-104 0-60 23-89 41-106 1 0 2 0 2-2 0-3-3-3-5-3z"><text:p/></draw:path><draw:path draw:style-name="gr180" draw:text-style-name="P67" svg:width="0.0764in" svg:height="0.0587in" svg:x="1.0142in" svg:y="0.0717in" svg:viewBox="0 0 195 150" svg:d="M112 67c7-8 14-15 21-22 28-28 37-36 57-37 3-1 5-1 5-5 0-2-2-2-2-3-8 0-15 1-22 1-5 0-20-1-25-1-2 0-5 1-5 5 1 0 0 2 4 3 2 0 7 0 7 6 0 2-4 6-5 9-2 1-30 28-38 36-7-14-15-28-23-43-1-1-1-2-1-2 0-2 4-6 12-6 1 0 5-1 5-5-2-1-1-3-5-3s-10 1-14 1c-5 0-10 0-15 0-3 0-9 0-12 0-5-1-9-1-13-1-1 0-4 0-4 5 0 3 2 3 6 3 13 0 14 2 16 6 11 21 21 41 32 62-5 3-8 8-13 11-4 5-14 15-19 19-27 26-36 36-56 37-3 0-5 0-5 5 0 1 0 2 3 2 6 0 14 0 20 0 4 0 9 0 14 0 4 0 8 0 12 0 1 0 5 0 5-4 0-3-3-3-5-3-1-1-6-1-6-6 0-3 3-6 7-11 16-15 30-30 45-44 9 17 18 34 27 52 1 3 1 2 2 3 0 2-4 5-12 6-2 0-5 0-5 5 1 1 0 2 4 2s10 0 15 0c4 0 10 0 14 0s9 0 13 0 9 0 13 0c0 0 4 0 4-4 0-3-3-3-6-3-14 0-15-2-16-6-12-23-25-47-36-70z"><text:p/></draw:path><draw:path draw:style-name="gr180" draw:text-style-name="P67" svg:width="0.022in" svg:height="0.087in" svg:x="1.1047in" svg:y="0.0657in" svg:viewBox="0 0 57 222" svg:d="M4 0c-2 0-4 0-4 3 0 2 0 2 2 3 19 17 40 48 40 105 0 46-14 81-38 103-4 3-4 3-4 5 0 1 0 3 3 3 2 0 23-16 38-43 9-19 16-42 16-68 0-32-9-79-53-111z"><text:p/></draw:path><draw:path draw:style-name="gr180" draw:text-style-name="P67" svg:width="0.0571in" svg:height="0.0803in" svg:x="1.1657in" svg:y="0.039in" svg:viewBox="0 0 146 205" svg:d="M145 21c0-2 1-4 1-6 0-5-5-9-10-9-3 0-12 3-13 14-5-12-17-20-29-20-36 0-75 44-75 90 0 32 19 50 41 50 19 0 34-15 37-18h1c-7 28-11 41-11 42-1 3-11 33-46 33-5 0-16 0-25-2 10-3 14-11 14-17 0-5-4-11-13-11-6 0-17 6-17 19 0 12 12 19 42 19 40 0 62-25 68-44 12-47 23-93 35-140zM103 99c-1 8-9 16-16 23-6 5-16 11-26 11-15 0-20-17-20-29 0-16 9-53 17-69 9-15 23-28 36-28 21 0 26 25 26 27s-1 4-1 5c-6 20-10 40-16 60z"><text:p/></draw:path><draw:path draw:style-name="gr180" draw:text-style-name="P67" svg:width="0.0287in" svg:height="0.1236in" svg:x="1.2402in" svg:y="0.0004in" svg:viewBox="0 0 74 315" svg:d="M74 312c0-1 0-1-6-7-39-39-50-99-50-146 0-55 13-110 51-150 5-4 5-4 5-5 0-3-2-4-4-4-3 0-31 22-50 62-16 34-20 70-20 97 0 24 4 62 21 98 19 38 46 58 49 58 2 0 4-1 4-3z"><text:p/></draw:path><draw:path draw:style-name="gr180" draw:text-style-name="P67" svg:width="0.0614in" svg:height="0.0559in" svg:x="1.2799in" svg:y="0.039in" svg:viewBox="0 0 157 143" svg:d="M96 44c2-8 9-37 32-37 2 0 9 0 16 5-9 1-15 9-15 16 0 5 3 12 11 12s17-7 17-19c0-16-18-21-29-21-18 0-29 17-33 24-8-20-25-24-34-24-33 0-51 41-51 49 0 3 3 2 3 3 3 0 4-1 5-3 11-34 32-42 42-42 7 0 17 3 17 21 0 10-5 31-17 76-5 19-16 32-30 32-2 0-9 0-16-4 9-1 15-8 15-17s-7-10-12-10c-9 0-17 8-17 18 0 14 16 20 30 20 20 0 32-21 33-24 4 12 15 24 34 24 33 0 51-40 51-48 0-3-3-3-4-3-3 0-4 1-4 3-10 34-32 41-42 41-12 0-18-10-18-21 0-6 2-13 6-28 3-14 7-28 10-43z"><text:p/></draw:path><draw:path draw:style-name="gr180" draw:text-style-name="P67" svg:width="0.0283in" svg:height="0.1236in" svg:x="1.3547in" svg:y="0.0004in" svg:viewBox="0 0 73 315" svg:d="M73 159c0-26-4-63-21-100-19-38-46-59-49-59-2 0-3 2-3 4 0 1 0 1 5 7 32 30 50 81 50 148 0 54-12 108-51 147-4 5-4 5-4 6 0 2 1 3 3 3 3 0 31-21 50-60 16-35 20-70 20-96z"><text:p/></draw:path><draw:path draw:style-name="gr180" draw:text-style-name="P67" svg:width="0.0886in" svg:height="0.0843in" svg:x="1.4008in" svg:y="0.0091in" svg:viewBox="0 0 226 215" svg:d="M84 115c18 0 36 0 54 0 45 0 88-32 88-67 0-25-21-48-62-48-34 0-69 0-103 0-5 0-9 0-9 5s3 5 9 5c5 0 10 0 14 0 5 1 7 2 7 5 0 1-1 2-2 7-14 56-28 112-42 169-3 13-4 14-29 14-5 0-9 0-9 7 0 3 5 3 5 3 9 0 32-1 40-1 7 0 14 1 21 1s13 0 20 0c2 0 7 0 7-6 0-4-3-4-9-4-12 0-21 0-21-5 0-2 1-4 1-5 6-27 13-54 20-80zM106 22c3-11 4-12 17-12 10 0 21 0 31 0 26 0 43 8 43 30 0 12-6 39-19 51-16 14-35 16-48 16-16 0-30 0-45 0 7-29 14-57 21-85z"><text:p/></draw:path><draw:path draw:style-name="gr180" draw:text-style-name="P67" svg:width="0.0283in" svg:height="0.1236in" svg:x="1.5059in" svg:y="0.0004in" svg:viewBox="0 0 73 315" svg:d="M73 312c0-1 0-1-6-7-39-39-49-99-49-146 0-55 12-110 51-150 4-4 4-4 4-5 0-3-1-4-3-4-3 0-31 22-50 62-16 34-20 70-20 97 0 24 4 62 21 98 19 38 46 58 49 58 2 0 3-1 3-3z"><text:p/></draw:path><draw:path draw:style-name="gr180" draw:text-style-name="P67" svg:width="0.1024in" svg:height="0.0843in" svg:x="1.5449in" svg:y="0.0091in" svg:viewBox="0 0 261 215" svg:d="M145 86c-9-21-18-43-27-63-1-3-1-3-1-4 0-2 5-8 18-9 4-1 6-1 6-6 0-4-3-4-4-4-13 0-26 1-40 1-8 0-28-1-35-1-3 0-6 0-6 6 0 4 3 4 7 4 19 0 22 3 24 10 13 30 25 58 37 88-22 24-44 47-66 71-2 1-3 2-5 4-15 17-30 22-46 22-4 1-7 1-7 7 0 1 0 3 4 3 9 0 20-1 30-1 12 0 24 1 35 1 2 0 6 0 6-6 0-3-3-4-4-4-3 0-13 0-13-9 0-5 5-10 9-14 11-12 21-23 32-34 10-11 19-22 29-32 11 25 21 51 32 76 1 4 1 3 1 4 0 3-5 9-18 9-4 1-6 1-6 7 0 3 3 3 4 3 9 0 32-1 40-1s28 1 35 1c3 0 6 0 6-5s-2-5-5-5c-22 0-22 0-27-13-13-30-34-78-42-97 22-23 55-61 65-70 9-7 22-14 41-15 3-1 7-1 7-6 0-1 0-4-5-4-9 0-19 1-29 1-12 0-24-1-35-1-2 0-7 0-7 6 0 2 2 3 5 4 3 0 12 1 12 9 0 4-3 9-6 12-17 18-34 37-51 55z"><text:p/></draw:path><draw:path draw:style-name="gr180" draw:text-style-name="P67" svg:width="0.0823in" svg:height="0.0287in" svg:x="1.6965in" svg:y="0.048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618in" svg:height="0.0559in" svg:x="1.8244in" svg:y="0.039in" svg:viewBox="0 0 158 143" svg:d="M96 44c2-8 9-37 32-37 2 0 9 0 16 5-9 1-15 9-15 16 0 5 3 12 11 12s18-7 18-19c0-16-19-21-30-21-18 0-29 17-33 24-8-20-25-24-34-24-33 0-51 41-51 49 0 3 3 3 3 3 3 0 4-1 5-3 11-34 31-42 42-42 6 0 17 3 17 21 0 10-5 31-17 76-5 19-16 32-30 32-2 0-9 0-16-4 9-1 15-8 15-17s-7-10-12-10c-9 0-17 8-17 18 0 14 16 20 30 20 20 0 32-21 33-24 4 12 15 24 34 24 33 0 51-40 51-48 0-3-3-3-4-3-3 0-4 1-4 3-10 34-32 41-42 41-12 0-18-10-18-21 0-6 2-13 6-28 3-14 7-28 10-43z"><text:p/></draw:path><draw:path draw:style-name="gr180" draw:text-style-name="P67" svg:width="0.0283in" svg:height="0.1236in" svg:x="1.8992in" svg:y="0.0004in" svg:viewBox="0 0 73 315" svg:d="M73 159c0-26-4-63-21-100-19-38-46-59-49-59-2 0-3 2-3 4 0 1 0 1 5 7 32 30 50 81 50 148 0 54-12 108-51 147-4 5-4 5-4 6 0 2 1 3 3 3 3 0 31-21 50-60 16-35 20-70 20-96z"><text:p/></draw:path><draw:path draw:style-name="gr180" draw:text-style-name="P67" svg:width="0.0945in" svg:height="0.0843in" svg:x="1.987in" svg:y="0.0091in" svg:viewBox="0 0 241 215" svg:d="M37 191c-3 13-4 14-29 14-5 0-8 0-8 7 0 3 3 3 8 3 35 0 70 0 105 0 66 0 128-66 128-136 0-44-27-79-75-79-35 0-71 0-106 0-5 0-9 0-9 5s3 5 9 5c5 0 10 0 14 0 5 1 7 2 7 5 0 1 0 2-2 7-14 56-28 112-42 169zM105 22c3-11 4-12 17-12 12 0 23 0 35 0 30 0 57 16 57 58 0 16-7 67-33 102-10 12-34 35-74 35-12 0-23 0-35 0-4 0-5 0-7 0-4 0-5 0-5-2s0-2 2-8c15-58 29-116 43-173z"><text:p/></draw:path><draw:path draw:style-name="gr180" draw:text-style-name="P67" svg:width="0.0559in" svg:height="0.0874in" svg:x="2.0953in" svg:y="0.0075in" svg:viewBox="0 0 143 223" svg:d="M73 4c0-1 0-4-4-4-8 0-30 3-38 3-3 1-7 1-7 6s3 5 8 5c15 0 16 1 16 5 0 2-1 4-1 6-16 61-31 121-46 182-1 4-1 5-1 7 0 7 6 9 9 9 4 0 9-3 11-7 1-2 15-61 17-69 11 1 37 6 37 27 0 2 0 3-1 6-1 4-1 8-1 11 0 19 13 32 29 32 10 0 18-6 25-17 8-14 11-31 11-32 0-3-3-3-4-3-3 0-3 1-4 6-7 23-14 38-27 38-7 0-11-2-11-14 0-5 2-13 3-18 1-6 1-6 1-10 0-20-19-30-46-32 9-7 19-17 27-24 15-17 29-31 45-31 1 0 1 0 2 0 5 1 5 1 8 3 0 0-1 1 0 2-15 1-18 13-18 16 0 6 4 12 12 12 9 0 18-7 18-20 0-9-7-20-22-20-9 0-23 3-45 28-11 12-24 25-35 30 10-45 21-89 32-133z"><text:p/></draw:path><draw:path draw:style-name="gr180" draw:text-style-name="P67" svg:width="0.0126in" svg:height="0.0531in" svg:x="2.2024in" svg:y="0.0402in" svg:viewBox="0 0 33 136" svg:d="M33 17c0-9-7-17-16-17s-17 8-17 17 8 16 17 16 16-7 16-16zM33 120c0-10-7-17-16-17s-17 7-17 17c0 9 8 16 17 16s16-7 16-16z"><text:p/></draw:path><draw:path draw:style-name="gr180" draw:text-style-name="P67" svg:width="0.0776in" svg:height="0.0846in" svg:x="2.3039in" svg:y="0.0087in" svg:viewBox="0 0 198 216" svg:d="M77 110c8 0 24 0 35 7 15 10 17 27 17 29 0 4 0 8 5 8s5-4 5-10c0-29 0-57 0-85 0-6 0-10-5-10s-5 4-5 7c-3 40-35 42-52 43 0-22 0-44 0-67 0-21 7-21 14-21 5 0 10 0 15 0 43 0 64 21 66 44 1 2 1 7 6 7 6 0 6-5 6-11 0-13 0-27 0-40 0-10-1-11-11-11-54 0-108 0-162 0-6 0-11 0-11 5 0 6 6 6 9 6 18 0 19 3 19 18 0 53 0 105 0 158 0 15-1 18-18 18-5 0-10 0-10 6 0 5 5 5 11 5 56 0 111 0 167 0 6 0 10 0 11-4 3-18 9-53 9-54 0-4-3-7-5-7-5 0-4 3-6 5-3 8-5 21-29 35-16 10-32 14-49 14-6 0-12 0-18 0-7 0-14 0-14-21 0-25 0-50 0-74zM172 11c0 5 0 10 0 15-6-6-11-11-18-15 6 0 12 0 18 0zM111 104c4-2 11-8 18-14 0 8 0 17 0 26-8-8-12-9-18-12zM39 29c0-5 0-12-2-18 11 0 22 0 33 0-3 7-3 18-3 21 0 51 0 101 0 153 0 11 1 18 3 20-11 0-22 0-33 0 2-5 2-13 2-17 0-53 0-106 0-159zM157 205c10-5 18-11 25-18 0 2-3 16-3 18-7 0-15 0-22 0z"><text:p/></draw:path><draw:path draw:style-name="gr180" draw:text-style-name="P67" svg:width="0.0287in" svg:height="0.1236in" svg:x="2.3976in" svg:y="0.0004in" svg:viewBox="0 0 74 315" svg:d="M74 312c0-1 0-1-6-7-39-39-49-99-49-146 0-55 12-110 50-150 5-4 5-4 5-5 0-3-2-4-4-4-3 0-31 22-50 62-15 34-20 70-20 97 0 24 4 62 22 98 18 38 45 58 48 58 2 0 4-1 4-3z"><text:p/></draw:path><draw:path draw:style-name="gr180" draw:text-style-name="P67" svg:width="0.0902in" svg:height="0.0843in" svg:x="2.4382in" svg:y="0.0091in" svg:viewBox="0 0 230 215" svg:d="M177 36c2-2 3-3 5-4 10-10 20-21 41-22 4-1 7-1 7-6 0-3-2-4-5-4-8 0-17 1-25 1-11 0-22-1-33-1-1 0-5 0-5 5 0 4 3 5 5 5s11 0 11 7c0 6-7 14-9 15-24 27-48 55-73 84-11-31-23-62-35-93-2-5-1-4-2-6 0-7 16-7 19-7 5 0 8 0 8-6 0-4-4-4-5-4-9 0-32 1-40 1s-27-1-36-1c-1 0-5 0-5 6 0 4 3 4 7 4 19 0 20 3 23 10 12 35 26 69 38 104 1 1 2 5 2 6s-12 51-14 57c-4 18-5 18-30 18-6 0-8 0-8 7 0 3 3 2 4 3 9 0 31-1 40-1s32 1 41 1c1 0 5 0 5-6 0-4-3-4-8-4-1 0-7 0-13 0s-8-1-8-5c0-2 3-14 5-20 3-15 7-30 11-44 1-6 1-7 4-10 26-30 52-60 78-90z"><text:p/></draw:path><draw:path draw:style-name="gr180" draw:text-style-name="P67" svg:width="0.0287in" svg:height="0.1236in" svg:x="2.5406in" svg:y="0.0004in" svg:viewBox="0 0 74 315" svg:d="M74 159c0-26-4-63-21-100-19-38-47-59-49-59s-4 2-4 4c0 1 0 1 6 7 32 30 50 81 50 148 0 54-12 108-52 147-4 5-4 5-4 6 0 2 2 3 4 3s31-21 50-60c16-35 20-70 20-96z"><text:p/></draw:path><draw:path draw:style-name="gr180" draw:text-style-name="P67" svg:width="0.0827in" svg:height="0.0287in" svg:x="2.6236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73in" svg:height="0.1236in" svg:x="2.7551in" svg:y="0.0004in" svg:viewBox="0 0 299 315" svg:d="M116 168c-38 46-75 92-112 138-3 4-3 5-3 6 0 3 3 3 8 3 87 0 175 0 262 0 9-26 19-52 28-77-3 0-6 0-8 0-8 23-29 41-56 50-5 2-27 10-74 10-45 0-89 0-134 0 37-45 73-90 110-135 2-3 3-4 3-4 0-2-1-2-3-5-34-48-69-95-103-141 42 0 84 0 125 0 36 0 109 2 132 61 2 0 5 0 8 0-9-24-19-50-28-74-87 0-175 0-262 0-8 0-9 1-9 10 39 53 77 105 116 158z"><text:p/></draw:path><draw:path draw:style-name="gr180" draw:text-style-name="P67" svg:width="0.0441in" svg:height="0.0559in" svg:x="2.8839in" svg:y="0.0929in" svg:viewBox="0 0 113 143" svg:d="M112 14c1-3 1-3 1-4 0-5-3-7-7-7-2 0-6 1-9 5-1 1-3 8-3 13-2 6-3 11-5 18-1 5-8 33-9 36-9 6-10 19-27 19-15 0-15-15-15-18 0-13 5-26 12-44 2-7 3-9 3-13 0-11-9-19-21-19-22 0-32 31-32 34s3 2 4 3c3 0 3-1 4-4 5-18 15-27 24-27 3 0 5 3 5 8s-2 10-3 13c-11 27-12 35-12 45 0 4 0 14 8 21 7 6 16 7 22 7 9 0 17-4 25-10-3 12-6 22-15 33-6 7-15 14-27 14-2 0-12 0-16-7 12-2 8-9 12-13 0-7-7-8-9-8-6 0-13 5-13 14 0 11 11 20 26 20 23 0 50-18 57-45 7-28 13-56 20-84z"><text:p/></draw:path><draw:path draw:style-name="gr180" draw:text-style-name="P67" svg:width="0.048in" svg:height="0.0563in" svg:x="2.9425in" svg:y="0.0811in" svg:viewBox="0 0 123 144" svg:d="M114 77c4 0 9 0 9-5s-5-5-9-5c-34 0-68 0-102 0 2-33 29-56 65-56 12 0 25 0 37 0 4 0 9 0 9-6 0-5-5-5-9-5-12 0-26 0-38 0-42 0-76 32-76 72 0 41 34 72 76 72 12 0 26 0 38 0 4 0 9 0 9-5 0-6-5-6-9-6-12 0-25 0-37 0-36 0-63-23-65-56 34 0 68 0 102 0z"><text:p/></draw:path><draw:path draw:style-name="gr180" draw:text-style-name="P67" svg:width="0.0406in" svg:height="0.0587in" svg:x="3.0059in" svg:y="0.0717in" svg:viewBox="0 0 104 150" svg:d="M77 17c2-7 3-9 19-9 6 0 8 0 8-5 0-2-1-3-3-3-5 0-10 1-15 1s-10 0-15 0-10 0-15 0-11-1-15-1c-1 0-5 0-5 5 0 3 3 3 7 3 3 0 5 0 8 0 5 1 7 1 7 4 0 1 0 2-1 4-10 39-20 78-30 117-2 8-2 10-19 10-5 0-8 0-8 5 1 1 0 2 4 2 6 0 23 0 29 0s10 0 16 0c5 0 10 0 15 0 2 0 4 0 4-4 0-3-2-3-7-3-2-1-4 0-9-1-5 0-5-1-5-3s0-1 1-5c10-39 20-78 29-117z"><text:p/></draw:path><draw:path draw:style-name="gr180" draw:text-style-name="P67" svg:width="0.0791in" svg:height="0.039in" svg:x="3.0555in" svg:y="0.0929in" svg:viewBox="0 0 202 100" svg:d="M86 80c-1 4-4 12-4 13 0 4 4 7 8 7s7-3 8-4c1-3 3-10 5-15 0-4 3-14 4-20 2-4 3-10 4-14 2-10 2-10 7-17 7-11 18-24 35-24 13 0 13 10 13 16 0 13-9 37-13 47-2 6-3 8-3 12 0 12 9 19 21 19 23 0 31-31 31-34s-2-3-3-3c-3 0-3 2-4 4-5 18-14 27-23 27-5 0-6-3-6-8s1-8 5-18c3-7 12-30 12-43 0-3 0-12-8-19-4-2-10-6-21-6-20 0-32 14-39 23-2-19-18-23-29-23-19 0-30 12-37 21-2-16-15-21-24-21-10 0-14 7-18 12-4 9-7 21-7 22 0 3 3 3 4 3 2 0 2-1 4-6 4-14 7-25 16-25 6 0 8 5 8 11 0 5-2 12-4 18s-4 15-5 21c-2 9-4 19-7 28-1 2-2 8-2 9 0 4 4 7 8 7 3 0 6-3 8-4 2-3 3-10 4-15 1-4 4-14 5-20 1-4 2-10 4-14 2-9 3-11 9-20 7-9 16-21 34-21 12 0 12 12 12 16 0 5 0 9-4 20-2 13-6 26-8 38z"><text:p/></draw:path><draw:path draw:style-name="gr180" draw:text-style-name="P67" svg:width="0.0224in" svg:height="0.087in" svg:x="3.15in" svg:y="0.0657in" svg:viewBox="0 0 58 222" svg:d="M53 0c-42 30-53 77-53 111 0 30 9 79 53 111 2 0 5 0 5-3 0-2-1-2-3-4-30-26-41-64-41-104 0-60 24-89 42-106 1 0 2 0 2-2 0-3-3-3-5-3z"><text:p/></draw:path><draw:path draw:style-name="gr180" draw:text-style-name="P67" svg:width="0.0441in" svg:height="0.0559in" svg:x="3.1827in" svg:y="0.0929in" svg:viewBox="0 0 113 143" svg:d="M113 14c0-3 0-3 0-4 0-5-3-7-7-7-2 0-7 1-9 5-1 1-2 8-3 13-2 6-3 11-5 18-2 5-8 33-9 36-9 6-10 19-27 19-15 0-15-15-15-18 0-13 4-26 12-44 2-7 3-9 3-13 0-11-9-19-21-19-22 0-32 31-32 34s3 3 4 3c2 0 3-1 3-4 7-18 16-27 25-27 3 0 5 3 5 8s-2 10-3 13c-11 27-13 35-13 45 0 4 0 14 9 21 7 6 16 7 22 7 8 0 16-4 24-10-3 12-6 22-15 33-6 7-14 14-26 14-2 0-12 0-17-7 12-2 8-9 12-13 0-7-7-8-8-8-6 0-13 5-13 14 0 11 10 20 26 20 23 0 50-18 57-45 7-28 13-56 21-84z"><text:p/></draw:path><draw:path draw:style-name="gr180" draw:text-style-name="P67" svg:width="0.0224in" svg:height="0.087in" svg:x="3.2386in" svg:y="0.0657in" svg:viewBox="0 0 58 222" svg:d="M5 0c-2 0-5 0-5 3 0 2 1 2 2 3 19 17 40 48 40 105 0 46-14 81-38 103-4 3-4 3-4 5 0 1 1 3 3 3s24-16 38-43c10-19 17-42 17-68 0-32-10-79-53-111z"><text:p/></draw:path><draw:path draw:style-name="gr180" draw:text-style-name="P67" svg:width="0.0571in" svg:height="0.0803in" svg:x="3.302in" svg:y="0.039in" svg:viewBox="0 0 146 205" svg:d="M144 20c2-5 2-6 2-7 0-7-5-9-9-9s-9 1-12 6c0 2-3 12-4 17-2 9-5 17-7 25-4 19-10 38-14 58-1 4-14 26-35 26-16 0-20-13-20-25 0-15 5-34 16-62 5-13 6-17 6-23 0-14-9-26-26-26-29 0-41 46-41 49s3 3 4 3c2 0 3-1 5-6 8-30 21-39 32-39 2 0 8 0 8 10 0 8-4 16-6 23-12 33-19 51-19 65 0 29 21 38 39 38 13 0 23-5 32-14-4 17-8 32-20 48-8 11-21 20-35 20-5 0-18-1-24-12 5 0 9 0 14-5 2-3 6-6 6-12 0-10-9-11-12-11-7 0-18 4-18 20s15 28 34 28c33 0 65-29 74-64 10-41 20-81 30-121z"><text:p/></draw:path><draw:path draw:style-name="gr180" draw:text-style-name="P67" svg:width="0.0886in" svg:height="0.0843in" svg:x="3.3685in" svg:y="0.0091in" svg:viewBox="0 0 226 215" svg:d="M84 115c18 0 36 0 54 0 45 0 88-32 88-67 0-25-21-48-62-48-34 0-69 0-103 0-5 0-9 0-9 5s3 5 9 5c5 0 10 0 14 0 5 1 7 2 7 5 0 1-1 2-2 7-14 56-28 112-42 169-3 13-4 14-29 14-5 0-9 0-9 7 0 3 4 3 5 3 9 0 32-1 40-1 7 0 13 1 21 1 7 0 13 0 20 0 2 0 7 0 7-6 0-4-3-4-9-4-12 0-21 0-21-5 0-2 1-4 1-5 6-27 13-54 20-80zM106 22c3-11 4-12 17-12 10 0 21 0 31 0 26 0 43 8 43 30 0 12-6 39-19 51-16 14-35 16-48 16-16 0-30 0-45 0 7-29 14-57 21-85z"><text:p/></draw:path><draw:path draw:style-name="gr180" draw:text-style-name="P67" svg:width="0.0283in" svg:height="0.1236in" svg:x="3.4728in" svg:y="0.0004in" svg:viewBox="0 0 73 315" svg:d="M73 312c0-1 0-1-6-7-39-39-49-99-49-146 0-55 12-110 51-150 4-4 4-4 4-5 0-3-1-4-3-4-3 0-31 22-50 62-16 34-20 70-20 97 0 24 4 62 21 98 19 38 46 58 49 58 2 0 3-1 3-3z"><text:p/></draw:path><draw:path draw:style-name="gr180" draw:text-style-name="P67" svg:width="0.0902in" svg:height="0.0843in" svg:x="3.5134in" svg:y="0.0091in" svg:viewBox="0 0 230 215" svg:d="M177 36c2-2 3-3 5-4 10-10 20-21 41-22 4-1 7-1 7-6 0-3-1-4-4-4-8 0-18 1-26 1-11 0-22-1-32-1-2 0-6 0-6 5 0 4 4 5 5 5 2 0 11 0 11 7 0 6-7 14-8 15-24 27-49 55-74 84-11-31-23-62-35-93-2-5-1-4-2-6 0-7 16-7 19-7 5 0 8 0 8-6 0-4-4-4-5-4-9 0-31 1-40 1-8 0-27-1-36-1-1 0-5 0-5 6 0 4 3 4 7 4 19 0 20 3 24 10 12 35 26 69 38 104 0 1 1 5 1 6s-12 51-14 57c-4 18-5 18-30 18-5 0-8 0-8 7 0 3 4 3 4 3 9 0 31-1 40-1s32 1 41 1c1 0 6 0 6-6 0-4-3-4-9-4-1 0-7 0-12 0-7 0-9-1-9-5 0-2 3-14 5-20 3-15 7-30 11-44 1-6 1-7 4-10 26-30 52-60 78-90z"><text:p/></draw:path><draw:path draw:style-name="gr180" draw:text-style-name="P67" svg:width="0.0827in" svg:height="0.0287in" svg:x="3.6504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71in" svg:height="0.0803in" svg:x="3.7783in" svg:y="0.039in" svg:viewBox="0 0 146 205" svg:d="M145 20c1-5 1-6 1-7 0-7-4-9-9-9-3 0-8 1-11 6-1 2-4 12-5 17-1 9-4 17-6 25-4 19-10 38-14 58-1 4-15 26-36 26-15 0-19-13-19-25 0-15 5-34 16-62 5-13 6-17 6-23 0-14-10-26-26-26-30 0-42 46-42 49s4 3 4 3c3 0 3-1 5-6 9-30 22-39 32-39 3 0 9 0 9 10 0 8-4 16-6 23-13 33-19 51-19 65 0 29 20 38 39 38 12 0 23-5 32-14-4 17-8 32-20 48-9 11-21 20-35 20-5 0-19-1-25-12 6 0 10 0 14-5 3-3 6-6 6-12 0-10-8-11-12-11-7 0-17 4-17 20s14 28 34 28c32 0 64-29 73-64 10-41 21-81 31-121z"><text:p/></draw:path><draw:path draw:style-name="gr180" draw:text-style-name="P67" svg:width="0.0598in" svg:height="0.0409in" svg:x="3.5059in" svg:y="0.1287in" svg:viewBox="0 0 153 105" svg:d="M153 76c0-8 0-8-4-8-19-1-51-3-80-18-34-17-46-36-55-49 0-1-2-1-6-1-8 0-8 0-8 8 0 2 0 3 0 5 43 77 114 92 147 92 6 0 6 0 6-9 0-7 0-13 0-20z"><text:p/></draw:path><draw:path draw:style-name="gr180" draw:text-style-name="P67" svg:width="0.0531in" svg:height="0.0146in" svg:x="3.565in" svg:y="0.1551in" svg:viewBox="0 0 136 38" svg:d="M67 38c-22 0-44 0-67 0 0-13 0-25 0-38 45 0 91 0 136 0 0 13 0 25 0 38-23 0-46 0-69 0z"><text:p/></draw:path><draw:path draw:style-name="gr180" draw:text-style-name="P67" svg:width="0.0598in" svg:height="0.0409in" svg:x="3.6177in" svg:y="0.1551in" svg:viewBox="0 0 153 105" svg:d="M153 92c-43-78-114-92-147-92-6 0-6 0-6 8 0 7 0 14 0 21s0 9 4 9c19 0 51 3 79 16 34 17 47 37 56 50 0 1 2 1 6 1 7 0 8 0 8-8 0-1 0-3 0-5z"><text:p/></draw:path><draw:path draw:style-name="gr180" draw:text-style-name="P67" svg:width="0.0598in" svg:height="0.0409in" svg:x="3.6717in" svg:y="0.1551in" svg:viewBox="0 0 153 105" svg:d="M153 8c0-8 0-8-6-8-33 0-104 14-147 92 0 2 0 4 0 5 0 8 0 8 7 8s6 0 8-2c26-42 70-64 134-65 4 0 4-3 4-9 0-7 0-14 0-21z"><text:p/></draw:path><draw:path draw:style-name="gr180" draw:text-style-name="P67" svg:width="0.0535in" svg:height="0.0146in" svg:x="3.7307in" svg:y="0.1551in" svg:viewBox="0 0 137 38" svg:d="M68 38c-22 0-45 0-68 0 0-13 0-25 0-38 46 0 91 0 137 0 0 13 0 25 0 38-23 0-46 0-69 0z"><text:p/></draw:path><draw:path draw:style-name="gr180" draw:text-style-name="P67" svg:width="0.0602in" svg:height="0.0409in" svg:x="3.7831in" svg:y="0.1287in" svg:viewBox="0 0 154 105" svg:d="M154 8c0-8-1-8-8-8s-6 0-8 2c-25 41-70 64-133 66-5 0-5 1-5 8s0 13 0 20c0 9 0 9 7 9 33 0 104-15 147-92 0-2 0-3 0-5z"><text:p/></draw:path><draw:path draw:style-name="gr180" draw:text-style-name="P67" svg:width="0.0287in" svg:height="0.1236in" svg:x="3.8476in" svg:y="0.0004in" svg:viewBox="0 0 74 315" svg:d="M74 159c0-26-4-63-21-100-20-38-47-59-49-59s-4 2-4 4c0 1 0 1 6 7 31 30 49 81 49 148 0 54-12 108-51 147-4 5-4 5-4 6 0 2 2 3 4 3s31-21 50-60c15-35 20-70 20-96z"><text:p/></draw:path><draw:path draw:style-name="gr180" draw:text-style-name="P67" svg:width="0.0126in" svg:height="0.0531in" svg:x="3.9343in" svg:y="0.0402in" svg:viewBox="0 0 33 136" svg:d="M33 17c0-9-8-17-17-17s-16 8-16 17 7 16 16 16 17-7 17-16zM33 120c0-10-8-17-17-17s-16 7-16 17c0 9 7 16 16 16s17-7 17-16z"><text:p/></draw:path><draw:path draw:style-name="gr180" draw:text-style-name="P67" svg:width="0.0441in" svg:height="0.1236in" svg:x="4.0016in" svg:y="0.0004in" svg:viewBox="0 0 113 315" svg:d="M67 42c0-12 8-33 43-35 1 0 3-2 3-3 0-4-3-4-7-4-31 0-60 16-60 40s0 47 0 72c0 12 0 22-13 32-11 10-23 10-30 11-2 0-3 1-3 4 0 2 2 2 5 2 21 2 36 13 40 29 1 3 1 4 1 15 0 21 0 42 0 62 0 13 0 23 14 36 13 9 34 12 46 12 4 0 7 0 7-3s-2-3-6-4c-20-1-35-11-39-27-1-3-1-4-1-15 0-22 0-43 0-65 0-15-3-21-13-31-6-6-16-10-24-11 25-9 37-23 37-41 0-25 0-50 0-76z"><text:p/></draw:path><draw:path draw:style-name="gr180" draw:text-style-name="P67" svg:width="0.0732in" svg:height="0.0559in" svg:x="4.0567in" svg:y="0.039in" svg:viewBox="0 0 187 143" svg:d="M187 23c0-15-5-23-12-23-8 0-18 8-18 15 0 3 2 7 6 9 5 5 11 14 11 27s-7 31-17 45c-9 14-20 25-36 25-18 0-27-12-30-29 4-8 11-28 11-37 0-4-2-7-6-7-2 0-6 1-9 5-3 6-7 27-7 39-10 14-22 29-43 29s-27-19-27-36c0-40 32-73 32-78 0-3-2-5-6-5-5 0-6 3-8 6-16 24-28 61-28 90 0 22 7 45 32 45 23 0 38-15 50-33 3 19 14 33 34 33 25 0 41-19 51-43 9-15 20-58 20-77z"><text:p/></draw:path><draw:path draw:style-name="gr180" draw:text-style-name="P67" svg:width="0.0126in" svg:height="0.0531in" svg:x="4.1823in" svg:y="0.0402in" svg:viewBox="0 0 33 136" svg:d="M33 17c0-9-8-17-17-17s-16 8-16 17 7 16 16 16 17-7 17-16zM33 120c0-10-8-17-17-17s-16 7-16 17c0 9 7 16 16 16s17-7 17-16z"><text:p/></draw:path><draw:path draw:style-name="gr180" draw:text-style-name="P67" svg:width="0.0567in" svg:height="0.0803in" svg:x="4.2425in" svg:y="0.039in" svg:viewBox="0 0 145 205" svg:d="M144 21c0-2 1-4 1-6 0-5-4-9-9-9-4 0-12 3-13 14-6-12-17-20-29-20-36 0-76 44-76 90 0 32 20 50 42 50 19 0 34-15 37-18-6 28-10 41-10 42-1 3-12 33-46 33-6 0-16 0-25-2 9-3 13-11 13-17 0-5-4-11-12-11-7 0-17 6-17 19 0 12 12 19 42 19 40 0 62-25 67-44 12-47 23-93 35-140zM103 99c-2 8-9 16-16 23-7 5-17 11-26 11-16 0-20-17-20-29 0-16 8-53 17-69 9-15 22-28 36-28 20 0 25 25 25 27s0 4-1 5c-6 20-10 40-15 60z"><text:p/></draw:path><draw:path draw:style-name="gr180" draw:text-style-name="P67" svg:width="0.0283in" svg:height="0.1236in" svg:x="4.3169in" svg:y="0.0004in" svg:viewBox="0 0 73 315" svg:d="M73 312c0-1 0-1-6-7-39-39-49-99-49-146 0-55 12-110 51-150 4-4 4-4 4-5 0-3-1-4-3-4-3 0-32 22-50 62-16 34-20 70-20 97 0 24 3 62 21 98 19 38 46 58 49 58 2 0 3-1 3-3z"><text:p/></draw:path><draw:path draw:style-name="gr180" draw:text-style-name="P67" svg:width="0.1024in" svg:height="0.0843in" svg:x="4.3563in" svg:y="0.0091in" svg:viewBox="0 0 261 215" svg:d="M145 86c-9-21-18-43-27-63-1-3-1-3-1-4 0-2 5-8 18-9 4-1 6-1 6-6 0-4-3-4-4-4-13 0-26 1-40 1-8 0-28-1-35-1-3 0-6 0-6 6 0 4 3 4 7 4 19 0 21 3 24 10 13 30 25 58 37 88-22 24-44 47-66 71-2 1-3 2-5 4-15 17-30 22-46 22-4 1-7 1-7 7 0 1 0 3 4 3 9 0 20-1 30-1 12 0 24 1 35 1 2 0 6 0 6-6 0-3-3-4-4-4-3 0-13 0-13-9 0-5 5-10 9-14 10-12 21-23 32-34 10-11 19-22 29-32 11 25 20 51 31 76 2 4 1 3 2 4 0 3-5 9-18 9-3 1-6 1-6 7 0 3 3 3 4 3 9 0 32-1 40-1s28 1 35 1c3 0 6 0 6-5s-2-5-5-5c-22 0-23 0-28-13-12-30-33-78-41-97 22-23 55-61 65-70 9-7 22-14 41-15 3-1 7-1 7-6 0-1 0-4-5-4-9 0-19 1-29 1-12 0-24-1-35-1-2 0-7 0-7 6 0 2 2 3 4 4 4 0 13 1 13 9 0 4-3 9-6 12-17 18-34 37-51 55z"><text:p/></draw:path><draw:path draw:style-name="gr180" draw:text-style-name="P67" svg:width="0.0287in" svg:height="0.1236in" svg:x="4.4783in" svg:y="0.0004in" svg:viewBox="0 0 74 315" svg:d="M74 312c0-1 0-1-6-7-39-39-50-99-50-146 0-55 13-110 51-150 5-4 5-4 5-5 0-3-2-4-4-4-3 0-31 22-50 62-16 34-20 70-20 97 0 24 4 62 21 98 19 38 46 58 49 58 2 0 4-1 4-3z"><text:p/></draw:path><draw:path draw:style-name="gr180" draw:text-style-name="P67" svg:width="0.0736in" svg:height="0.0559in" svg:x="4.5157in" svg:y="0.039in" svg:viewBox="0 0 188 143" svg:d="M188 23c0-15-6-23-13-23-9 0-17 8-17 15 0 3 2 7 5 9 5 5 11 14 11 27s-6 31-16 45c-9 14-21 25-36 25-18 0-28-12-30-29 3-8 11-28 11-37 0-4-2-7-7-7-2 0-5 1-8 5-3 6-7 27-7 39-11 14-23 29-43 29-21 0-28-19-28-36 0-40 32-73 32-78 0-3-2-5-5-5-5 0-6 3-9 6-16 24-28 61-28 90 0 22 7 45 33 45 23 0 37-15 49-33 3 19 15 33 35 33 24 0 40-19 51-43 7-15 20-58 20-77z"><text:p/></draw:path><draw:path draw:style-name="gr180" draw:text-style-name="P67" svg:width="0.0287in" svg:height="0.1236in" svg:x="4.6031in" svg:y="0.0004in" svg:viewBox="0 0 74 315" svg:d="M74 159c0-26-4-63-21-100-19-38-47-59-49-59s-4 2-4 4c0 1 0 1 6 7 31 30 49 81 49 148 0 54-12 108-51 147-4 5-4 5-4 6 0 2 2 3 4 3s31-21 50-60c16-35 20-70 20-96z"><text:p/></draw:path><draw:path draw:style-name="gr180" draw:text-style-name="P67" svg:width="0.0283in" svg:height="0.1236in" svg:x="4.652in" svg:y="0.0004in" svg:viewBox="0 0 73 315" svg:d="M73 159c0-26-3-63-21-100-19-38-46-59-49-59-2 0-3 2-3 4 0 1 0 1 6 7 31 30 49 81 49 148 0 54-12 108-51 147-4 5-4 5-4 6 0 2 1 3 3 3 3 0 32-21 50-60 16-35 20-70 20-96z"><text:p/></draw:path><draw:path draw:style-name="gr180" draw:text-style-name="P67" svg:width="0.0827in" svg:height="0.0287in" svg:x="4.7346in" svg:y="0.0484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571in" svg:height="0.0803in" svg:x="4.8626in" svg:y="0.039in" svg:viewBox="0 0 146 205" svg:d="M145 20c1-5 1-6 1-7 0-7-5-9-9-9-3 0-8 1-11 6-1 2-4 12-5 17-1 9-4 17-6 25-4 19-10 38-14 58-1 4-15 26-36 26-16 0-19-13-19-25 0-15 5-34 16-62 5-13 6-17 6-23 0-14-10-26-26-26-30 0-42 46-42 49s4 3 4 3c3 0 3-1 5-6 9-30 22-39 32-39 3 0 8 0 8 10 0 8-3 16-5 23-13 33-19 51-19 65 0 29 20 38 39 38 12 0 23-5 32-14-4 17-8 32-20 48-9 11-21 20-36 20-4 0-18-1-24-12 6 0 9 0 14-5 3-3 6-6 6-12 0-10-8-11-12-11-7 0-17 4-17 20s14 28 33 28c33 0 65-29 74-64 10-41 21-81 31-121z"><text:p/></draw:path><draw:path draw:style-name="gr180" draw:text-style-name="P67" svg:width="0.0437in" svg:height="0.1236in" svg:x="4.9335in" svg:y="0.0004in" svg:viewBox="0 0 112 315" svg:d="M46 273c0 13-8 33-42 35-2 1-4 2-4 4 0 3 4 3 6 3 32 0 61-15 61-39s0-48 0-71c0-13 1-23 13-33 11-10 23-10 30-11 2 0 2-1 2-2 0-4-1-4-4-4-22-2-37-13-40-29-1-3-1-3-1-15 0-21 0-42 0-62 0-14 1-24-15-35-12-10-35-14-46-14-2 0-6 0-6 4 0 3 2 3 5 3 20 1 35 12 40 27 1 4 1 4 1 16 0 22 0 44 0 66 0 15 3 20 12 30 7 6 17 10 25 13-25 7-37 21-37 39 0 25 0 51 0 75z"><text:p/></draw:path><draw:path draw:style-name="gr180" draw:text-style-name="P67" svg:width="0.0827in" svg:height="0.0287in" svg:x="5.0283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894in" svg:height="0.1236in" svg:x="5.1598in" svg:y="0.0004in" svg:viewBox="0 0 228 315" svg:d="M206 206c0 53-45 88-92 88s-92-35-92-88c0-64 0-127 0-191 0-4 0-15-11-15s-11 11-11 15c0 64 0 128 0 192 0 61 52 108 114 108 61 0 114-47 114-108 0-64 0-128 0-192 0-4 0-15-11-15s-11 11-11 15c0 64 0 127 0 191z"><text:p/></draw:path><draw:path draw:style-name="gr180" draw:text-style-name="P67" svg:width="0.0465in" svg:height="0.039in" svg:x="5.261in" svg:y="0.0929in" svg:viewBox="0 0 119 100" svg:d="M44 74c-2 8-9 20-21 20-3-1-7 0-11-3 9-4 10-11 10-13 0-4-4-8-9-8-7 0-13 6-13 14 0 11 13 16 23 16s19-6 25-16c5 12 18 16 27 16 25 0 38-28 38-34 0-3-2-3-3-3-3 0-4 1-5 4-4 15-18 27-29 27-9 0-14-7-14-15 0-5 5-26 11-50 4-17 14-23 22-23 4 1 8 0 12 4-7 2-10 8-10 12s4 8 9 8c6 0 13-5 13-14 0-12-15-16-24-16-10 0-19 7-24 16-4-9-14-16-27-16-25 0-39 27-39 34 0 3 3 3 4 3 3 0 3-1 4-4 6-17 19-27 30-27 7 0 14 4 14 15 0 4-3 15-5 23-2 10-5 20-8 30z"><text:p/></draw:path><draw:path draw:style-name="gr180" draw:text-style-name="P67" svg:width="0.0476in" svg:height="0.0563in" svg:x="5.3224in" svg:y="0.0811in" svg:viewBox="0 0 122 144" svg:d="M113 77c4 0 9 0 9-5s-4-5-9-5c-34 0-68 0-102 0 3-33 30-56 65-56 12 0 25 0 37 0 4 0 9 0 9-6 0-5-4-5-9-5-12 0-26 0-38 0-41 0-75 32-75 72 0 41 34 72 75 72 12 0 26 0 38 0 4 0 9 0 9-5 0-6-4-6-9-6-12 0-25 0-37 0-35 0-62-23-65-56 34 0 68 0 102 0z"><text:p/></draw:path><draw:path draw:style-name="gr180" draw:text-style-name="P67" svg:width="0.0406in" svg:height="0.0587in" svg:x="5.3858in" svg:y="0.0717in" svg:viewBox="0 0 104 150" svg:d="M77 17c2-7 2-9 19-9 6 0 8 0 8-5 0-2-1-3-3-3-5 0-10 1-15 1s-10 0-15 0-10 0-15 0c-6 0-11-1-15-1-2 0-5 0-5 5 0 3 2 3 7 3 3 0 5 0 8 0 5 1 7 1 7 4 0 1-1 2-1 4-10 39-20 78-30 117-2 8-3 10-19 10-6 0-8 0-8 5 1 1 0 2 4 2 6 0 23 0 29 0s10 0 16 0c4 0 9 0 15 0 1 0 4 0 4-4 0-3-2-3-7-3-2-1-5 0-9-1-5 0-5-1-5-3s0-1 1-5c10-39 19-78 29-117z"><text:p/></draw:path><draw:path draw:style-name="gr180" draw:text-style-name="P67" svg:width="0.0795in" svg:height="0.039in" svg:x="5.4354in" svg:y="0.0929in" svg:viewBox="0 0 203 100" svg:d="M86 80c-1 4-3 12-3 13 0 4 3 7 7 7s8-3 9-4c1-3 3-10 4-15 1-4 3-14 5-20 1-4 3-10 4-14 2-10 2-10 7-17 6-11 18-24 35-24 12 0 12 10 12 16 0 13-9 37-12 47-3 6-4 8-4 12 0 12 10 19 22 19 21 0 31-31 31-34s-2-3-3-3c-3 0-4 2-5 4-4 18-14 27-23 27-5 0-6-3-6-8s1-8 6-18c3-7 12-30 12-43 0-3 0-12-8-19-4-2-10-6-21-6-20 0-33 14-40 23-2-19-17-23-29-23-18 0-30 12-36 21-2-16-15-21-24-21-10 0-15 7-18 12-4 9-8 21-8 22 0 3 3 2 4 3 3 0 3-1 5-6 4-14 7-25 16-25 6 0 7 5 7 11 0 5-1 12-3 18s-4 15-5 21c-2 9-4 19-7 28-1 2-3 8-3 9 0 4 5 7 8 7 4 0 8-3 9-4 0-3 2-10 4-15 1-4 4-14 5-20 0-4 2-10 3-14 3-9 3-11 10-20 5-9 16-21 33-21 13 0 13 12 13 16 0 5-1 9-4 20-3 13-6 26-9 38z"><text:p/></draw:path><draw:path draw:style-name="gr180" draw:text-style-name="P67" svg:width="0.0224in" svg:height="0.087in" svg:x="5.5295in" svg:y="0.0657in" svg:viewBox="0 0 58 222" svg:d="M53 0c-41 30-53 77-53 111 0 30 10 79 53 111 2 0 5 0 5-3 0-2 0-2-2-4-30-26-41-64-41-104 0-60 23-89 42-106 1 0 1 0 1-2 0-3-3-3-5-3z"><text:p/></draw:path><draw:path draw:style-name="gr180" draw:text-style-name="P67" svg:width="0.0764in" svg:height="0.0587in" svg:x="5.563in" svg:y="0.0717in" svg:viewBox="0 0 195 150" svg:d="M113 67c7-8 13-15 20-22 29-28 37-36 57-37 3-1 5-1 5-5 0-2-1-3-2-3-7 0-15 1-21 1s-20-1-26-1c-2 0-5 1-5 5 1 0 0 2 4 3 2 0 7 0 7 6 0 2-3 6-5 9-2 1-30 28-38 36-7-14-15-28-23-43 0-1 0-2 0-2 0-2 4-6 11-6 2 0 5-1 5-5-1-1 0-3-4-3s-11 1-15 1c-6 0-9 0-15 0-3 0-9 0-12 0-4-1-8-1-12-1-2 0-5 0-5 5 0 3 3 3 7 3 13 0 13 2 16 6 10 21 21 41 31 62-5 3-8 8-13 11-3 5-14 15-18 19-27 26-37 36-57 37-2 0-5 0-5 5 0 1 1 2 4 2 6 0 13 0 20 0 4 0 9 0 13 0s9 0 13 0c0 0 4 0 4-4 0-3-3-3-4-3-2-1-7-1-7-6 0-3 3-6 8-11 16-15 30-30 45-44 9 17 17 34 26 52 2 3 1 2 2 3 0 2-3 5-11 6-2 0-6 0-6 5 2 1 1 2 5 2s10 0 14 0c5 0 10 0 14 0s9 0 14 0c4 0 8 0 12 0 1 0 4 0 4-4 0-3-3-3-6-3-13 0-15-2-16-6-12-23-24-47-35-70z"><text:p/></draw:path><draw:path draw:style-name="gr180" draw:text-style-name="P67" svg:width="0.0224in" svg:height="0.087in" svg:x="5.6531in" svg:y="0.0657in" svg:viewBox="0 0 58 222" svg:d="M4 0c-1 0-4 0-4 3 0 2 1 2 2 3 19 17 40 48 40 105 0 46-14 81-38 103-4 3-4 3-4 5 0 1 1 3 3 3s23-16 38-43c10-19 17-42 17-68 0-32-10-79-54-111z"><text:p/></draw:path><draw:path draw:style-name="gr180" draw:text-style-name="P67" svg:width="0.0425in" svg:height="0.0559in" svg:x="5.6898in" svg:y="0.0929in" svg:viewBox="0 0 109 143" svg:d="M108 16c1-3 1-2 1-4 0-6-4-7-7-7-6 0-10 4-11 8-4-6-11-13-23-13-27 0-56 30-56 61 0 23 15 36 34 36 10 0 20-4 27-11-2 6-3 12-5 19-2 10-4 16-12 24-10 8-19 8-24 8-11 0-14-1-18-2 6-3 7-8 7-11 0-5-4-8-8-8-7 0-13 5-13 14 0 12 19 13 32 13 34 0 49-18 52-30 8-33 16-64 24-97zM77 68c0 3-1 4-4 9-8 9-18 15-27 15-11 0-16-10-16-22 0-10 5-34 11-44 9-15 20-20 27-20 16 0 20 17 20 19 0 1 0 1-1 4-3 13-6 26-10 39z"><text:p/></draw:path><draw:path draw:style-name="gr180" draw:text-style-name="P67" svg:width="0.022in" svg:height="0.087in" svg:x="5.7476in" svg:y="0.0657in" svg:viewBox="0 0 57 222" svg:d="M53 0c-42 30-53 77-53 111 0 30 9 79 53 111 2 0 4 0 4-3 0-2 0-2-2-4-30-26-41-64-41-104 0-60 24-89 42-106 1 0 1 0 1-2 0-3-2-3-4-3z"><text:p/></draw:path><draw:path draw:style-name="gr180" draw:text-style-name="P67" svg:width="0.0461in" svg:height="0.039in" svg:x="5.7807in" svg:y="0.0929in" svg:viewBox="0 0 118 100" svg:d="M44 74c-2 8-9 20-21 20 0 0-7 0-11-3 9-4 10-11 10-13 0-4-4-8-9-8-7 0-13 6-13 14 0 11 13 16 23 16s19-6 25-16c5 12 18 16 27 16 25 0 38-28 38-34 0-3-2-3-3-3-4 0-4 1-5 4-4 15-18 27-29 27-9 0-15-7-15-15 0-5 6-26 12-50 4-17 14-23 21-23 1 0 9 0 13 4-7 2-10 8-10 12s4 8 9 8 12-5 12-14c0-12-14-16-23-16-10 0-19 7-25 16-3-9-13-16-26-16-25 0-39 27-39 34 0 3 3 3 4 3 3 0 3-1 4-4 6-17 19-27 30-27 7 0 14 4 14 15 0 4-3 15-5 23-2 10-5 20-8 30z"><text:p/></draw:path><draw:path draw:style-name="gr180" draw:text-style-name="P67" svg:width="0.0224in" svg:height="0.087in" svg:x="5.8394in" svg:y="0.0657in" svg:viewBox="0 0 58 222" svg:d="M4 0c-1 0-4 0-4 3 0 2 1 2 2 3 19 17 40 48 40 105 0 46-14 81-38 103-4 3-4 3-4 5 0 1 1 3 3 3s23-16 38-43c9-19 17-42 17-68 0-32-10-79-54-111z"><text:p/></draw:path><draw:path draw:style-name="gr180" draw:text-style-name="P67" svg:width="0.0642in" svg:height="0.0228in" svg:x="5.878in" svg:y="0.0976in" svg:viewBox="0 0 164 59" svg:d="M155 11c3 0 9 0 9-6 0-5-6-5-9-5-49 0-97 0-146 0-4 0-9 0-9 5 0 6 5 6 9 6 49 0 97 0 146 0zM155 59c3 0 9 0 9-5s-6-5-9-5c-49 0-97 0-146 0-4 0-9 0-9 5s5 5 9 5c49 0 97 0 146 0z"><text:p/></draw:path><draw:path draw:style-name="gr180" draw:text-style-name="P67" svg:width="0.0441in" svg:height="0.0559in" svg:x="5.9528in" svg:y="0.0929in" svg:viewBox="0 0 113 143" svg:d="M113 14c0-3 0-3 0-4 0-5-3-7-7-7-2 0-7 1-9 5-1 1-2 8-3 13-2 6-4 11-6 18-1 5-8 33-8 36-1 0-10 19-28 19-14 0-14-15-14-18 0-13 4-26 12-44 2-7 3-9 3-13 0-11-9-19-21-19-22 0-32 31-32 34s3 3 4 3c2 0 2-1 3-4 6-18 16-27 25-27 3 0 5 3 5 8s-2 10-4 13c-10 27-12 35-12 45 0 4 0 14 9 21 6 6 16 7 21 7 9 0 17-4 25-10-3 12-6 22-15 33-6 7-15 14-27 14-1 0-11 0-16-7 12-2 8-9 12-13 0-7-7-8-8-8-6 0-14 5-14 14 0 11 11 20 27 20 23 0 50-18 56-45 7-28 14-56 22-84z"><text:p/></draw:path><draw:path draw:style-name="gr180" draw:text-style-name="P67" svg:width="0.0441in" svg:height="0.1236in" svg:x="6.0169in" svg:y="0.0004in" svg:viewBox="0 0 113 315" svg:d="M67 42c0-12 9-33 43-35 2 0 3-2 3-3 0-4-3-4-7-4-31 0-60 16-60 40s0 47 0 72c0 12 0 22-13 32-11 10-23 10-30 11-1 0-3 1-3 4 0 2 2 2 5 2 21 2 36 13 40 29 1 3 1 4 1 15 0 21 0 42 0 62 0 13 0 23 15 36 12 9 34 12 45 12 4 0 7 0 7-3s-2-3-6-4c-20-1-35-11-39-27-1-3-1-4-1-15 0-22 0-43 0-65 0-15-2-21-13-31-6-6-15-10-24-11 26-9 37-23 37-41 0-25 0-50 0-76z"><text:p/></draw:path><draw:path draw:style-name="gr180" draw:text-style-name="P67" svg:width="0.0732in" svg:height="0.0559in" svg:x="6.072in" svg:y="0.039in" svg:viewBox="0 0 187 143" svg:d="M187 23c0-15-5-23-12-23-8 0-17 8-17 15 0 3 1 7 5 9 5 5 11 14 11 27s-7 31-16 45-21 25-37 25c-18 0-26-12-30-29 4-8 11-28 11-37 0-4-1-7-6-7-2 0-6 1-8 5-3 6-8 27-8 39-10 14-22 29-42 29-22 0-28-19-28-36 0-40 32-73 32-78 0-3-2-5-6-5s-6 3-8 6c-16 24-28 61-28 90 0 22 7 45 33 45 23 0 37-15 49-33 3 19 15 33 35 33 24 0 40-19 50-43 8-15 20-58 20-77z"><text:p/></draw:path><draw:path draw:style-name="gr180" draw:text-style-name="P67" svg:width="0.0126in" svg:height="0.0531in" svg:x="6.1976in" svg:y="0.0402in" svg:viewBox="0 0 33 136" svg:d="M33 17c0-9-8-17-17-17-10 0-16 8-16 17s6 16 16 16c9 0 17-7 17-16zM33 120c0-10-8-17-17-17-10 0-16 7-16 17 0 9 6 16 16 16 9 0 17-7 17-16z"><text:p/></draw:path><draw:path draw:style-name="gr180" draw:text-style-name="P67" svg:width="0.1024in" svg:height="0.0843in" svg:x="6.2594in" svg:y="0.0091in" svg:viewBox="0 0 261 215" svg:d="M145 86c-9-21-17-43-26-63-1-3-1-3-2-4 0-2 5-8 19-9 3-1 6-1 6-6 0-4-3-4-4-4-14 0-27 1-41 1-8 0-27-1-35-1-2 0-5 0-5 6 0 4 2 4 7 4 19 0 21 3 23 10 13 30 25 58 37 88-22 24-44 47-66 71-1 1-3 2-4 4-15 17-31 22-47 22-4 1-7 1-7 7 0 1 0 3 4 3 9 0 20-1 30-1 12 0 24 1 35 1 2 0 7 0 7-6 0-3-4-4-5-4-3 0-13 0-13-9 0-5 6-10 9-14 11-12 22-23 33-34 9-11 19-22 28-32 11 25 21 51 32 76 1 4 1 3 2 4 0 3-6 9-19 9-3 1-6 1-6 7 0 3 3 3 4 3 9 0 32-1 41-1 7 0 27 1 35 1 2 0 5 0 5-5s-2-5-5-5c-21 0-22 0-27-13-13-30-33-78-41-97 21-23 54-61 65-70 9-7 21-14 40-15 4-1 7-1 7-6 0-1 0-4-5-4-9 0-19 1-29 1-12 0-24-1-35-1-2 0-6 0-6 6 0 2 1 3 4 4 3 0 13 1 13 9 0 4-4 9-7 12-17 18-34 37-51 55z"><text:p/></draw:path><draw:path draw:style-name="gr180" draw:text-style-name="P67" svg:width="0.0287in" svg:height="0.1236in" svg:x="6.3815in" svg:y="0.0004in" svg:viewBox="0 0 74 315" svg:d="M74 312c0-1 0-1-6-7-39-39-49-99-49-146 0-55 12-110 50-150 5-4 5-4 5-5 0-3-2-4-4-4-3 0-31 22-49 62-17 34-21 70-21 97 0 24 4 62 22 98 18 38 45 58 48 58 2 0 4-1 4-3z"><text:p/></draw:path><draw:path draw:style-name="gr180" draw:text-style-name="P67" svg:width="0.0736in" svg:height="0.0559in" svg:x="6.4189in" svg:y="0.039in" svg:viewBox="0 0 188 143" svg:d="M188 23c0-15-5-23-12-23-9 0-18 8-18 15 0 3 2 7 5 9 5 5 12 14 12 27s-7 31-17 45c-9 14-20 25-36 25-18 0-28-12-30-29 3-8 11-28 11-37 0-4-2-7-6-7-3 0-6 1-9 5-3 6-7 27-7 39-11 14-23 29-43 29-21 0-27-19-27-36 0-40 32-73 32-78 0-3-2-5-6-5-5 0-6 3-8 6-16 24-29 61-29 90 0 22 8 45 33 45 23 0 38-15 49-33 4 19 15 33 35 33 25 0 40-19 51-43 8-15 20-58 20-77z"><text:p/></draw:path><draw:path draw:style-name="gr180" draw:text-style-name="P67" svg:width="0.0283in" svg:height="0.1236in" svg:x="6.5067in" svg:y="0.0004in" svg:viewBox="0 0 73 315" svg:d="M73 159c0-26-4-63-21-100-19-38-46-59-49-59-2 0-3 2-3 4 0 1 0 1 5 7 32 30 50 81 50 148 0 54-12 108-51 147-4 5-4 5-4 6 0 2 1 3 3 3 3 0 31-21 50-60 16-35 20-70 20-96z"><text:p/></draw:path><draw:path draw:style-name="gr180" draw:text-style-name="P67" svg:width="0.0823in" svg:height="0.0287in" svg:x="6.5898in" svg:y="0.048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614in" svg:height="0.0559in" svg:x="6.7177in" svg:y="0.039in" svg:viewBox="0 0 157 143" svg:d="M96 44c2-8 9-37 32-37 2 0 9 0 16 5-9 1-15 9-15 16 0 5 3 12 11 12s17-7 17-19c0-16-18-21-29-21-18 0-29 17-33 24-8-20-25-24-34-24-33 0-51 41-51 49 0 3 3 3 4 3 2 0 3-1 4-3 11-34 31-42 42-42 6 0 17 3 17 21 0 10-5 31-17 76-5 19-16 32-30 32-2 0-9 0-16-4 9-1 15-8 15-17s-7-10-12-10c-9 0-17 8-17 18 0 14 16 20 30 20 20 0 32-21 33-24 4 12 15 24 34 24 33 0 51-40 51-48 0-3-3-3-4-3-3 0-4 1-4 3-10 34-32 41-42 41-13 0-18-10-18-21 0-6 2-13 6-28 3-14 7-28 10-43z"><text:p/></draw:path><draw:path draw:style-name="gr180" draw:text-style-name="P67" svg:width="0.0437in" svg:height="0.1236in" svg:x="6.7941in" svg:y="0.0004in" svg:viewBox="0 0 112 315" svg:d="M46 273c0 13-9 33-43 35-2 1-3 2-3 4 0 3 4 3 6 3 31 0 61-15 61-39s0-48 0-71c0-13 0-23 12-33s24-10 31-11c1 0 2-1 2-2 0-4-1-4-5-4-21-2-36-13-40-29 0-3 0-3 0-15 0-21 0-42 0-62 0-14 0-24-16-35-12-10-34-14-45-14-2 0-6 0-6 4 0 3 2 3 5 3 20 1 35 12 40 27 1 4 1 4 1 16 0 22 0 44 0 66 0 15 2 20 13 30 6 6 15 10 24 13-26 7-37 21-37 39 0 25 0 51 0 75z"><text:p/></draw:path></draw:g></draw:g></text:span><text:span text:style-name="T1"><text:tab/></text:span></text:p>
      <text:p text:style-name="P22"><text:span text:style-name="T1"><draw:g text:anchor-type="as-char" svg:y="-0.0929in" draw:z-index="75" draw:name="Shape14" draw:style-name="gr178"><svg:title>TexMaths</svg:title><svg:desc>9§inline§ \text{(disj. sjed.)}: ... = \sum_{y \in Im(y) } y \sum_{x \in Im(X) \wegde g(x) = y} P(X=x). (Nyní (y = g(x)))\square§svg§600§FALSE§</svg:desc><draw:g draw:style-name="gr2"><draw:path draw:style-name="gr179" draw:text-style-name="P66" svg:width="4.1374in" svg:height="0.1386in" svg:x="0.0004in" svg:y="0.0063in" svg:viewBox="0 0 10510 353" svg:d="M0 0c3503 0 7006 0 10510 0 0 118 0 235 0 353-3504 0-7007 0-10510 0 0-118 0-235 0-353z"><text:p/></draw:path><draw:path draw:style-name="gr180" draw:text-style-name="P67" svg:width="0.0283in" svg:height="0.1236in" svg:x="0.0067in" svg:y="0in" svg:viewBox="0 0 73 315" svg:d="M73 312c0-1 0-2-6-7-39-40-49-100-49-147 0-55 13-110 51-150 4-3 4-3 4-4 0-3-1-4-3-4-3 0-31 22-50 61-16 35-20 71-20 97 0 25 4 62 21 98 19 39 46 59 49 59 2 0 3-1 3-3z"><text:p/></draw:path><draw:path draw:style-name="gr180" draw:text-style-name="P67" svg:width="0.061in" svg:height="0.087in" svg:x="0.0469in" svg:y="0.0075in" svg:viewBox="0 0 156 222" svg:d="M109 201c0 7 0 14 0 21 15-1 31-2 47-4 0-3 0-6 0-10-23 0-26-3-26-17 0-64 0-127 0-191-15 1-29 2-45 3 0 3 0 6 0 10 22 0 25 2 25 18 0 22 0 45 0 68-9-12-23-20-40-20-37 0-70 31-70 72 0 40 31 71 67 71 20 0 34-11 42-21zM109 117c0 21 0 43 0 64 0 6 0 6-4 12-9 14-23 21-37 21s-26-8-33-19c-8-13-9-31-9-44 0-11 0-30 10-45 6-10 18-19 35-19 12 0 24 4 34 18 4 6 4 6 4 12z"><text:p/></draw:path><draw:path draw:style-name="gr180" draw:text-style-name="P67" svg:width="0.0264in" svg:height="0.0827in" svg:x="0.1157in" svg:y="0.0102in" svg:viewBox="0 0 68 211" svg:d="M46 72c-15 1-30 2-44 4 0 2 0 6 0 10 20 0 23 1 23 17 0 28 0 56 0 84 0 14-3 14-25 14 0 4 0 7 0 10 11-1 28-1 35-1 11 0 23 0 33 1 0-3 0-6 0-10-21 0-22-2-22-13 0-38 0-77 0-116zM47 17c0-10-7-17-16-17-10 0-18 9-18 17s8 17 18 17c9 0 16-7 16-17z"><text:p/></draw:path><draw:path draw:style-name="gr180" draw:text-style-name="P67" svg:width="0.0402in" svg:height="0.0567in" svg:x="0.1504in" svg:y="0.0374in" svg:viewBox="0 0 103 145" svg:d="M56 80c6 1 32 7 32 29 0 16-11 29-36 29-26 0-38-18-43-45-1-4-2-6-5-6-4 0-4 3-4 9 0 13 0 27 0 41 0 5 0 8 4 8 1 0 1-1 8-6 1-1 0-2 6-7 13 12 28 13 34 13 37 0 51-22 51-44 0-17-9-26-13-30-10-11-23-12-36-15-17-4-39-8-39-26 0-11 8-25 35-25 35 0 37 29 37 39 1 3 4 3 5 3 3 0 3-2 3-7 0-11 0-22 0-33 0-5 0-7-3-7-1 0-2 0-7 4 0 1-3 4-5 5-12-9-24-9-30-9-38 0-50 21-50 39 0 11 5 20 13 27 10 8 19 10 43 14z"><text:p/></draw:path><draw:path draw:style-name="gr180" draw:text-style-name="P67" svg:width="0.0307in" svg:height="0.1083in" svg:x="0.1906in" svg:y="0.0102in" svg:viewBox="0 0 79 276" svg:d="M79 72c-16 1-31 2-48 4 0 2 0 6 0 10 25 0 27 1 27 17 0 41 0 83 0 124 0 15-2 42-23 42-2 0-9 0-17-5 4-1 11-5 11-13 0-9-6-16-15-16s-14 7-14 16c0 16 18 25 36 25 23 0 43-21 43-50 0-51 0-103 0-154zM79 17c0-9-8-17-17-17s-16 8-16 17 7 17 16 17 17-8 17-17z"><text:p/></draw:path><draw:path draw:style-name="gr180" draw:text-style-name="P67" svg:width="0.0126in" svg:height="0.0126in" svg:x="0.2441in" svg:y="0.0803in" svg:viewBox="0 0 33 33" svg:d="M33 16c0-9-8-16-17-16-10 0-16 7-16 16s6 17 16 17c9 0 17-8 17-17z"><text:p/></draw:path><draw:path draw:style-name="gr180" draw:text-style-name="P67" svg:width="0.0402in" svg:height="0.0567in" svg:x="0.3276in" svg:y="0.0374in" svg:viewBox="0 0 103 145" svg:d="M55 80c7 1 33 7 33 29 0 16-11 29-36 29-26 0-38-18-44-45-1-4-1-6-4-6-4 0-4 3-4 9 0 13 0 27 0 41 0 5 0 8 4 8 1 0 1-1 8-6 0-1 0-2 6-7 13 12 28 13 34 13 37 0 51-22 51-44 0-17-9-26-13-30-11-11-23-12-36-15-18-4-39-8-39-26 0-11 8-25 35-25 35 0 37 29 37 39 1 3 3 2 4 3 4 0 4-2 4-7 0-11 0-22 0-33 0-5 0-7-3-7-2 0-2 0-7 4 0 1-3 4-5 5-12-9-25-9-30-9-38 0-50 21-50 39 0 11 5 20 13 27 10 8 19 10 42 14z"><text:p/></draw:path><draw:path draw:style-name="gr180" draw:text-style-name="P67" svg:width="0.0307in" svg:height="0.1083in" svg:x="0.3677in" svg:y="0.0102in" svg:viewBox="0 0 79 276" svg:d="M79 72c-16 1-32 2-48 4 0 2 0 6 0 10 24 0 27 1 27 17 0 41 0 83 0 124 0 15-3 42-23 42-2 0-9 0-17-5 4-1 11-5 11-13 0-9-6-16-15-16s-14 7-14 16c0 16 18 25 36 25 23 0 43-21 43-50 0-51 0-103 0-154zM79 17c0-9-8-17-17-17s-17 8-17 17 8 17 17 17 17-8 17-17z"><text:p/></draw:path><draw:path draw:style-name="gr180" draw:text-style-name="P67" svg:width="0.0476in" svg:height="0.0567in" svg:x="0.4138in" svg:y="0.0374in" svg:viewBox="0 0 122 145" svg:d="M27 62c2-48 28-55 39-55 32 0 36 43 36 55-26 0-50 0-75 0zM26 68c30 0 59 0 88 0 7 0 8 0 8-6 0-31-17-62-56-62-37 0-66 32-66 72 0 42 33 73 69 73 39 0 53-35 53-41 0-3-2-4-3-4-4 0-4 2-5 5-11 32-39 32-42 32-16 0-29-10-36-22-10-14-10-36-10-47z"><text:p/></draw:path><draw:path draw:style-name="gr180" draw:text-style-name="P67" svg:width="0.0614in" svg:height="0.087in" svg:x="0.4701in" svg:y="0.0075in" svg:viewBox="0 0 157 222" svg:d="M110 201c0 7 0 14 0 21 15-1 31-2 47-4 0-3 0-6 0-10-23 0-26-3-26-17 0-64 0-127 0-191-15 1-29 2-45 3 0 3 0 6 0 10 22 0 25 2 25 18 0 22 0 45 0 68-9-12-23-20-40-20-38 0-71 31-71 72 0 40 31 71 67 71 20 0 35-11 43-21zM110 117c0 21 0 43 0 64 0 6 0 6-4 12-9 14-23 21-37 21s-26-8-33-19c-8-13-9-31-9-44 0-11 0-30 9-45 7-10 19-19 36-19 11 0 24 4 34 18 4 6 4 6 4 12z"><text:p/></draw:path><draw:path draw:style-name="gr180" draw:text-style-name="P67" svg:width="0.0126in" svg:height="0.0126in" svg:x="0.5457in" svg:y="0.0803in" svg:viewBox="0 0 33 33" svg:d="M33 16c0-9-7-16-16-16-10 0-17 7-17 16s7 17 17 17c9 0 16-8 16-17z"><text:p/></draw:path><draw:path draw:style-name="gr180" draw:text-style-name="P67" svg:width="0.0287in" svg:height="0.1236in" svg:x="0.5764in" svg:y="0in" svg:viewBox="0 0 74 315" svg:d="M74 158c0-25-4-63-21-99-19-38-47-59-49-59s-4 1-4 4c0 1 0 1 6 7 31 30 50 81 50 147 0 53-13 109-52 148-4 4-4 5-4 6 0 2 2 3 4 3s31-21 50-62c16-34 20-68 20-95z"><text:p/></draw:path><draw:path draw:style-name="gr180" draw:text-style-name="P67" svg:width="0.0126in" svg:height="0.0531in" svg:x="0.6634in" svg:y="0.0402in" svg:viewBox="0 0 33 136" svg:d="M33 16c0-9-8-16-17-16-10 0-16 6-16 16 0 9 6 17 16 17 9 0 17-7 17-17zM33 119c0-9-8-16-17-16-10 0-16 7-16 16s6 17 16 17c9 0 17-8 17-17z"><text:p/></draw:path><draw:path draw:style-name="gr180" draw:text-style-name="P67" svg:width="0.0126in" svg:height="0.0126in" svg:x="0.7323in" svg:y="0.0803in" svg:viewBox="0 0 33 33" svg:d="M33 16c0-9-7-16-16-16-10 0-17 7-17 16s7 17 17 17c9 0 16-8 16-17z"><text:p/></draw:path><draw:path draw:style-name="gr180" draw:text-style-name="P67" svg:width="0.0126in" svg:height="0.0126in" svg:x="0.7673in" svg:y="0.0803in" svg:viewBox="0 0 33 33" svg:d="M33 16c0-9-8-16-17-16s-16 7-16 16 7 17 16 17 17-8 17-17z"><text:p/></draw:path><draw:path draw:style-name="gr180" draw:text-style-name="P67" svg:width="0.013in" svg:height="0.0126in" svg:x="0.8016in" svg:y="0.0803in" svg:viewBox="0 0 34 33" svg:d="M34 16c0-9-8-16-17-16s-17 7-17 16 8 17 17 17 17-8 17-17z"><text:p/></draw:path><draw:path draw:style-name="gr180" draw:text-style-name="P67" svg:width="0.0827in" svg:height="0.0287in" svg:x="0.8669in" svg:y="0.0472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69in" svg:height="0.1236in" svg:x="0.9984in" svg:y="0in" svg:viewBox="0 0 298 315" svg:d="M115 169c-38 45-75 91-112 137-2 3-3 4-3 6 0 3 3 3 9 3 87 0 175 0 262 0 9-27 18-53 27-79-3 0-5 0-7 0-8 24-30 43-57 52-5 2-27 9-73 9-45 0-90 0-135 0 37-45 73-90 110-134 3-3 3-4 3-5 0-2 0-2-2-5-34-47-69-94-103-140 42 0 84 0 125 0 36 0 109 1 132 61 2 0 4 0 7 0-9-24-18-50-27-74-87 0-175 0-262 0-9 0-9 0-9 10 39 53 76 105 115 159z"><text:p/></draw:path><draw:path draw:style-name="gr180" draw:text-style-name="P67" svg:width="0.0441in" svg:height="0.0555in" svg:x="1.1272in" svg:y="0.0925in" svg:viewBox="0 0 113 142" svg:d="M112 14c1-3 1-3 1-5 0-4-3-7-7-7-3 0-7 1-9 5-1 2-3 8-3 13-2 6-3 12-5 19-2 5-8 32-9 35-9 6-10 20-27 20-15 0-15-15-15-19 0-12 4-26 11-43 3-7 4-9 4-13 0-11-9-19-21-19-22 0-32 30-32 33s3 3 4 3c2 0 3-1 3-3 6-19 15-27 24-27 4 0 6 2 6 8 0 5-2 9-3 12-11 27-13 35-13 45 0 4 0 15 9 22 7 5 16 6 22 6 8 0 16-3 24-10-3 13-6 22-15 33-6 7-14 14-26 14-2 0-13 0-17-7 12-1 8-8 12-12 0-7-7-9-8-9-6 0-13 5-13 15 0 11 10 19 26 19 23 0 50-17 57-45s13-56 20-83z"><text:p/></draw:path><draw:path draw:style-name="gr180" draw:text-style-name="P67" svg:width="0.0476in" svg:height="0.0567in" svg:x="1.1858in" svg:y="0.0803in" svg:viewBox="0 0 122 145" svg:d="M113 78c4 0 9 0 9-5 0-6-5-6-9-6-34 0-68 0-102 0 3-32 30-56 65-56 12 0 25 0 37 0 4 0 9 0 9-5 0-6-5-6-9-6-12 0-26 0-38 0-42 0-75 32-75 72 0 41 34 73 75 73 12 0 26 0 38 0 4 0 9 0 9-5 0-6-5-6-9-6-12 0-25 0-37 0-35 0-62-24-65-56 34 0 68 0 102 0z"><text:p/></draw:path><draw:path draw:style-name="gr180" draw:text-style-name="P67" svg:width="0.0406in" svg:height="0.0591in" svg:x="1.2492in" svg:y="0.0709in" svg:viewBox="0 0 104 151" svg:d="M76 18c3-8 3-10 20-10 6 0 8 0 8-4 0-2-1-4-3-4-5 0-11 1-16 1-4 0-9 0-14 0s-10 0-15 0c-6 0-11-1-16-1-1 0-5 0-5 5 0 3 3 3 8 3 3 0 5 0 8 1 5 0 7 0 7 3 0 2-1 2-1 4-10 40-20 79-30 118-2 7-3 9-19 9-6 0-8 0-8 5 0 1 0 3 4 3 6 0 22 0 29 0 6 0 10 0 16 0 4 0 9 0 15 0 1 0 4 0 4-4s-2-4-7-4c-3 0-5 0-10 0-4-1-4-2-4-3 0-2 0-2 1-5 10-39 19-78 28-117z"><text:p/></draw:path><draw:path draw:style-name="gr180" draw:text-style-name="P67" svg:width="0.0795in" svg:height="0.0386in" svg:x="1.2984in" svg:y="0.0925in" svg:viewBox="0 0 203 99" svg:d="M85 79c0 5-2 12-2 14 0 4 3 6 7 6s8-3 9-4c1-2 3-9 4-14 0-4 3-14 5-20 1-5 3-10 4-15 2-9 2-10 6-16 7-11 19-24 36-24 12 0 12 10 12 16 0 13-9 37-12 46-3 7-4 9-4 12 0 12 10 19 22 19 21 0 31-30 31-33s-2-3-3-3c-3 0-4 1-5 4-4 17-14 27-23 27-5 0-6-4-6-8 0-6 1-8 6-18 3-8 12-31 12-43 0-3 0-13-9-20-3-2-10-5-20-5-20 0-33 13-40 23-2-19-17-23-29-23-18 0-30 11-37 20-1-15-15-20-24-20s-14 6-17 12c-4 8-8 20-8 21 0 3 3 2 4 3 3 0 3 0 5-6 3-13 7-24 16-24 6 0 7 5 7 11 0 4-1 12-3 18s-4 15-6 20c-1 9-4 18-6 28-1 4-3 9-3 10 0 4 5 6 8 6 4 0 8-3 9-4 0-2 2-9 3-14 2-4 4-14 6-20 0-5 2-10 3-15 3-9 3-11 9-20s17-20 33-20c14 0 14 11 14 16s-1 8-4 20c-3 13-6 25-10 37z"><text:p/></draw:path><draw:path draw:style-name="gr180" draw:text-style-name="P67" svg:width="0.0224in" svg:height="0.0862in" svg:x="1.3929in" svg:y="0.0657in" svg:viewBox="0 0 58 220" svg:d="M53 0c-41 30-53 77-53 110 0 31 10 80 53 110 2 0 5 0 5-3 0-1-1-2-2-3-30-26-41-63-41-103 0-61 23-89 41-106 1 0 2-1 2-2 0-3-3-3-5-3z"><text:p/></draw:path><draw:path draw:style-name="gr180" draw:text-style-name="P67" svg:width="0.0441in" svg:height="0.0555in" svg:x="1.4256in" svg:y="0.0925in" svg:viewBox="0 0 113 142" svg:d="M113 14c0-3 0-3 0-5 0-4-2-7-7-7-2 0-6 1-9 5 0 2-2 8-3 13-2 6-3 12-5 19-1 5-8 32-9 35-9 6-10 20-27 20-15 0-15-15-15-19 0-12 5-26 11-43 3-7 5-9 5-13 0-11-10-19-22-19-22 0-32 30-32 33s3 2 4 3c3 0 3-1 4-3 5-19 15-27 23-27 5 0 7 2 7 8 0 5-3 9-4 12-11 27-12 35-12 45 0 4 0 15 9 22 6 5 15 6 21 6 9 0 17-3 24-10-2 13-5 22-14 33-6 7-15 14-27 14-2 0-12 0-16-7 12-1 8-8 12-12 0-7-7-9-9-9-6 0-13 5-13 15 0 11 11 19 26 19 23 0 50-17 57-45s14-56 21-83z"><text:p/></draw:path><draw:path draw:style-name="gr180" draw:text-style-name="P67" svg:width="0.022in" svg:height="0.0862in" svg:x="1.4819in" svg:y="0.0657in" svg:viewBox="0 0 57 220" svg:d="M4 0c-1 0-4 0-4 3 0 1 0 2 2 3 19 17 40 47 40 104 0 47-14 81-38 102-4 4-4 4-4 5s0 3 3 3c2 0 23-15 37-42 10-18 17-42 17-67 0-32-9-80-53-111z"><text:p/></draw:path><draw:path draw:style-name="gr180" draw:text-style-name="P67" svg:width="0.0571in" svg:height="0.0799in" svg:x="1.5449in" svg:y="0.0382in" svg:viewBox="0 0 146 204" svg:d="M145 19c1-5 1-5 1-7 0-6-5-8-9-8-3 0-8 1-11 6-1 2-4 12-5 17-2 8-4 17-6 25-4 19-10 38-14 57-1 5-16 27-36 27-16 0-20-13-20-25 0-15 5-34 16-62 6-13 6-17 6-23 0-14-9-26-25-26-30 0-42 46-42 49 0 2 3 1 4 2 3 0 3 0 5-5 9-30 22-39 32-39 2 0 8 0 8 10 0 8-3 16-6 22-12 34-18 51-18 66 0 28 20 38 39 38 12 0 23-5 31-14-3 16-7 31-19 49-9 10-21 18-36 18-4 0-18 0-24-12 6 0 9 0 14-4 3-2 6-7 6-12 0-10-8-12-12-12-7 0-17 5-17 21s14 27 33 27c33 0 65-28 74-64 10-41 21-81 31-121z"><text:p/></draw:path><draw:path draw:style-name="gr180" draw:text-style-name="P67" svg:width="0.1173in" svg:height="0.1236in" svg:x="1.6343in" svg:y="0in" svg:viewBox="0 0 299 315" svg:d="M115 169c-37 45-75 91-111 137-3 3-3 4-3 6 0 3 3 3 8 3 87 0 175 0 262 0 9-27 19-53 28-79-3 0-6 0-8 0-8 24-30 43-56 52-6 2-27 9-74 9-45 0-89 0-134 0 37-45 73-90 110-134 2-3 2-4 2-5 0-2 0-2-2-5-34-47-69-94-103-140 42 0 84 0 125 0 36 0 109 1 132 61 2 0 5 0 8 0-9-24-19-50-28-74-87 0-175 0-262 0-8 0-9 0-9 10 39 53 76 105 115 159z"><text:p/></draw:path><draw:path draw:style-name="gr180" draw:text-style-name="P67" svg:width="0.0465in" svg:height="0.0386in" svg:x="1.763in" svg:y="0.0925in" svg:viewBox="0 0 119 99" svg:d="M45 74c-3 7-10 20-21 20-1 0-8 0-12-4 9-3 10-11 10-12 0-5-4-8-9-8-7 0-13 5-13 13 0 12 13 16 23 16s19-6 26-15c5 12 17 15 26 15 25 0 38-27 38-33 0-3-2-3-3-3-3 0-3 1-4 4-5 15-18 27-30 27-9 0-14-7-14-15 0-6 5-26 12-50 4-17 14-23 21-23 4 1 8 0 12 3-7 2-10 8-10 13 0 4 4 8 9 8 6 0 13-5 13-14 0-12-15-16-24-16-10 0-19 7-24 15-4-9-14-15-27-15-24 0-39 27-39 33 0 3 3 3 4 3 3 0 4-1 4-4 6-17 19-26 30-26 8 0 14 4 14 15 0 4-3 15-5 22-3 10-4 21-7 31z"><text:p/></draw:path><draw:path draw:style-name="gr180" draw:text-style-name="P67" svg:width="0.0476in" svg:height="0.0567in" svg:x="1.8248in" svg:y="0.0803in" svg:viewBox="0 0 122 145" svg:d="M114 78c3 0 8 0 8-5 0-6-4-6-8-6-34 0-68 0-102 0 2-32 29-56 64-56 12 0 26 0 38 0 3 0 8 0 8-5 0-6-4-6-8-6-12 0-26 0-38 0-42 0-76 32-76 72 0 41 34 73 76 73 12 0 26 0 38 0 3 0 8 0 8-5 0-6-4-6-8-6-12 0-26 0-38 0-35 0-62-24-64-56 34 0 68 0 102 0z"><text:p/></draw:path><draw:path draw:style-name="gr180" draw:text-style-name="P67" svg:width="0.0406in" svg:height="0.0591in" svg:x="1.8882in" svg:y="0.0709in" svg:viewBox="0 0 104 151" svg:d="M77 18c2-8 2-10 19-10 6 0 8 0 8-4 0-2-1-4-3-4-5 0-10 1-15 1s-10 0-15 0-10 0-15 0c-6 0-11-1-16-1-1 0-4 0-4 5 0 3 2 3 7 3 3 0 5 0 8 1 5 0 7 0 7 3 0 2-1 2-1 4-10 40-20 79-30 118-2 7-3 9-19 9-6 0-8 0-8 5 0 1 0 3 4 3 6 0 23 0 29 0s10 0 16 0c4 0 10 0 15 0 1 0 4 0 4-4s-2-4-7-4c-3 0-4 0-9 0-5-1-5-2-5-3 0-2 0-2 1-5 10-39 19-78 29-117z"><text:p/></draw:path><draw:path draw:style-name="gr180" draw:text-style-name="P67" svg:width="0.0795in" svg:height="0.0386in" svg:x="1.9374in" svg:y="0.0925in" svg:viewBox="0 0 203 99" svg:d="M86 79c-1 5-3 12-3 14 0 4 4 6 8 6 3 0 7-3 8-4 1-2 3-9 4-14 1-4 3-14 5-20 1-5 3-10 4-15 2-9 2-10 7-16 7-11 18-24 35-24 12 0 13 10 13 16 0 13-10 37-13 46-3 7-4 9-4 12 0 12 10 19 22 19 21 0 31-30 31-33s-2-3-3-3c-3 0-3 1-4 4-5 17-15 27-23 27-6 0-7-4-7-8 0-6 2-8 6-18 3-8 12-31 12-43 0-3 0-13-9-20-3-2-9-5-20-5-20 0-33 13-39 23-2-19-18-23-29-23-19 0-31 11-38 20-1-15-14-20-23-20-10 0-15 6-18 12-4 8-8 20-8 21 0 3 4 3 4 3 3 0 3 0 5-6 4-13 7-24 16-24 6 0 7 5 7 11 0 4-1 12-3 18s-4 15-5 20c-2 9-4 18-7 28-1 4-3 9-3 10 0 4 5 6 8 6 4 0 7-3 9-4 1-2 3-9 4-14 1-4 4-14 5-20 1-5 2-10 3-15 3-9 4-11 10-20s16-20 33-20c13 0 13 11 13 16s-1 8-4 20c-2 13-6 25-9 37z"><text:p/></draw:path><draw:path draw:style-name="gr180" draw:text-style-name="P67" svg:width="0.022in" svg:height="0.0862in" svg:x="2.0319in" svg:y="0.0657in" svg:viewBox="0 0 57 220" svg:d="M53 0c-42 30-53 77-53 110 0 31 9 80 53 110 2 0 4 0 4-3 0-1 0-2-2-3-30-26-41-63-41-103 0-61 24-89 42-106 1 0 1-1 1-2 0-3-2-3-4-3z"><text:p/></draw:path><draw:path draw:style-name="gr180" draw:text-style-name="P67" svg:width="0.0768in" svg:height="0.0591in" svg:x="2.065in" svg:y="0.0709in" svg:viewBox="0 0 196 151" svg:d="M112 67c8-8 14-14 21-21 29-28 37-37 57-38 3 0 6 0 6-4 0-3-3-4-3-4-7 0-15 1-21 1s-20-1-26-1c-2 0-4 1-4 5 1 1 0 3 3 3 2 0 8 1 8 6 0 3-4 7-6 9-2 1-30 29-38 37-7-14-15-28-23-43 0-1-1-3-1-3 0-1 5-5 12-6 2 0 5 0 5-4-1-1 0-4-4-4s-10 1-14 1c-6 0-10 0-15 0-4 0-9 0-13 0s-8-1-12-1c-1 0-4 0-4 5 0 3 2 3 6 3 12 0 13 3 16 7 10 20 21 41 31 61-5 3-8 8-13 12-4 4-14 14-18 18-27 27-36 36-57 37-2 0-5 0-5 5 0 1 1 3 4 3 6 0 13 0 20 0 4 0 9 0 13 0s9 0 12 0c1 0 5 0 5-4s-3-4-4-4c-2 0-7-1-7-5s3-6 8-12c16-14 30-29 45-43 9 17 18 34 27 52 1 2 1 2 1 3s-3 4-12 5c-1 0-4 0-4 5 0 1 0 3 4 3s9 0 14 0c4 0 10 0 14 0s9 0 14 0c3 0 8 0 12 0 0 0 4 0 4-4s-3-4-6-4c-13 0-14-2-16-6-12-23-24-47-36-70z"><text:p/></draw:path><draw:path draw:style-name="gr180" draw:text-style-name="P67" svg:width="0.0224in" svg:height="0.0862in" svg:x="2.1547in" svg:y="0.0657in" svg:viewBox="0 0 58 220" svg:d="M4 0c-1 0-4 0-4 3 0 1 1 2 2 3 19 17 40 47 40 104 0 47-14 81-38 102-4 4-4 4-4 5s1 3 3 3 24-15 38-42c10-18 17-42 17-67 0-32-10-80-54-111z"><text:p/></draw:path><draw:path draw:style-name="gr180" draw:text-style-name="P67" svg:width="0.0425in" svg:height="0.0555in" svg:x="2.1913in" svg:y="0.0925in" svg:viewBox="0 0 109 142" svg:d="M108 15c1-2 1-3 1-4 0-5-4-7-7-7-6 0-9 4-10 9-5-7-12-13-24-13-27 0-56 30-56 61 0 23 16 36 34 36 10 0 20-5 27-11-2 6-3 12-5 19-2 9-3 16-12 23-10 8-19 8-25 8-10 0-13-1-17-2 6-2 8-7 8-11 0-5-5-8-9-8-7 0-13 6-13 14 0 13 19 13 31 13 36 0 50-18 53-30 8-33 16-64 24-97zM77 68c-1 3-1 3-4 8-7 10-18 15-27 15-11 0-16-9-16-21 0-10 6-35 11-44 9-15 20-20 27-20 16 0 20 17 20 18s0 1-1 4c-3 13-6 26-10 40z"><text:p/></draw:path><draw:path draw:style-name="gr180" draw:text-style-name="P67" svg:width="0.0224in" svg:height="0.0862in" svg:x="2.2496in" svg:y="0.0657in" svg:viewBox="0 0 58 220" svg:d="M53 0c-42 30-53 77-53 110 0 31 9 80 53 110 2 0 5 0 5-3 0-1-1-2-3-3-30-26-41-63-41-103 0-61 24-89 42-106 1 0 2-1 2-2 0-3-3-3-5-3z"><text:p/></draw:path><draw:path draw:style-name="gr180" draw:text-style-name="P67" svg:width="0.0465in" svg:height="0.0386in" svg:x="2.2823in" svg:y="0.0925in" svg:viewBox="0 0 119 99" svg:d="M44 74c-2 7-9 20-21 20-3-2-7 0-11-4 9-3 10-11 10-12 0-5-4-8-9-8-7 0-13 5-13 13 0 12 13 16 23 16s19-6 25-15c5 12 18 15 27 15 25 0 38-27 38-33 0-3-2-3-3-3-3 0-4 1-5 4-4 15-18 27-29 27-9 0-14-7-14-15 0-6 5-26 11-50 4-17 14-23 22-23 4 1 8 0 12 3-7 2-10 8-10 13 0 4 4 8 9 8s13-5 13-14c0-12-15-16-24-16-10 0-19 7-25 15-3-9-13-15-26-15-25 0-39 27-39 33 0 3 3 3 4 3 3 0 3-1 4-4 6-17 19-26 30-26 7 0 14 4 14 15 0 4-3 15-5 22-3 10-5 21-8 31z"><text:p/></draw:path><draw:path draw:style-name="gr180" draw:text-style-name="P67" svg:width="0.0224in" svg:height="0.0862in" svg:x="2.3409in" svg:y="0.0657in" svg:viewBox="0 0 58 220" svg:d="M4 0c-1 0-4 0-4 3 0 1 1 2 2 3 19 17 40 47 40 104 0 47-14 81-38 102-4 4-4 4-4 5s1 3 3 3 24-15 38-42c10-18 17-42 17-67 0-32-10-80-54-111z"><text:p/></draw:path><draw:path draw:style-name="gr180" draw:text-style-name="P67" svg:width="0.0638in" svg:height="0.0228in" svg:x="2.3799in" svg:y="0.0965in" svg:viewBox="0 0 163 59" svg:d="M154 12c3 0 9 0 9-7 0-5-6-5-8-5-49 0-98 0-147 0-4 0-8 0-8 5 0 7 4 7 8 7 49 0 97 0 146 0zM155 59c2 0 8 0 8-4 0-6-6-6-9-6-49 0-97 0-146 0-4 0-8 0-8 6 0 4 4 4 8 4 49 0 98 0 147 0z"><text:p/></draw:path><draw:path draw:style-name="gr180" draw:text-style-name="P67" svg:width="0.0441in" svg:height="0.0555in" svg:x="2.4543in" svg:y="0.0925in" svg:viewBox="0 0 113 142" svg:d="M112 14c1-3 1-3 1-5 0-4-3-7-7-7-3 0-7 1-9 5-1 2-3 8-3 13-2 6-3 12-5 19-2 5-9 32-9 35-1 0-10 20-28 20-14 0-14-15-14-19 0-12 4-26 11-43 3-7 4-9 4-13 0-11-9-19-21-19-22 0-32 30-32 33s3 3 4 3c2 0 3-1 3-3 6-19 15-27 24-27 4 0 6 2 6 8 0 5-2 9-3 12-11 27-13 35-13 45 0 4 0 15 9 22 6 5 16 6 21 6 9 0 17-3 25-10-3 13-6 22-15 33-6 7-14 14-26 14-2 0-13 0-17-7 12-1 8-8 12-12 0-7-7-9-8-9-6 0-14 5-14 15 0 11 11 19 27 19 23 0 50-17 56-45 7-28 14-56 21-83z"><text:p/></draw:path><draw:path draw:style-name="gr180" draw:text-style-name="P67" svg:width="0.0886in" svg:height="0.0843in" svg:x="2.5358in" svg:y="0.0079in" svg:viewBox="0 0 226 215" svg:d="M83 116c18 0 36 0 54 0 45 0 89-32 89-68 0-25-22-48-63-48-34 0-69 0-103 0-5 0-9 0-9 6 0 4 3 4 9 4 5 0 10 1 14 1 5 1 7 2 7 5 0 1 0 2-1 6-14 56-29 112-43 169-3 12-4 14-29 14-5 0-8 0-8 7 0 3 4 3 4 3 9 0 32-1 41-1 6 0 13 0 20 0s13 1 20 1c2 0 7 0 7-6 0-4-3-4-9-4-12 0-21 0-21-5 0-2 1-4 1-5 6-26 13-53 20-79zM105 23c4-12 4-13 17-13 10 0 21 0 31 0 26 0 43 9 43 31 0 12-6 39-19 50-15 14-35 17-48 17-16 0-30 0-45 0 7-29 14-57 21-85z"><text:p/></draw:path><draw:path draw:style-name="gr180" draw:text-style-name="P67" svg:width="0.0283in" svg:height="0.1236in" svg:x="2.6402in" svg:y="0in" svg:viewBox="0 0 73 315" svg:d="M73 312c0-1 0-2-6-7-39-40-49-100-49-147 0-55 13-110 51-150 4-3 4-3 4-4 0-3-1-4-3-4-3 0-31 22-50 61-16 35-20 71-20 97 0 25 4 62 21 98 19 39 46 59 49 59 2 0 3-1 3-3z"><text:p/></draw:path><draw:path draw:style-name="gr180" draw:text-style-name="P67" svg:width="0.1024in" svg:height="0.0843in" svg:x="2.6795in" svg:y="0.0079in" svg:viewBox="0 0 261 215" svg:d="M145 87c-9-22-17-43-26-64-1-2-1-2-2-3 0-3 5-8 19-10 3 0 6 0 6-5s-4-5-5-5c-13 0-26 2-40 2-8 0-28-2-35-2-2 0-6 0-6 6 0 4 3 4 7 4 19 0 22 4 24 11 13 29 25 57 37 87-22 24-44 48-66 72-1 1-3 2-4 4-16 15-31 21-47 21-4 0-7 0-7 7 2 2 0 3 4 3 9 0 20-1 30-1 12 0 24 1 35 1 2 0 6 0 6-6 0-4-3-4-4-4-3 0-13 0-13-9 0-5 5-9 9-14 11-12 21-23 32-34 10-11 19-21 29-31 11 25 21 51 32 76 1 3 1 3 1 3 0 3-5 9-18 9-4 0-6 1-6 7 0 3 3 3 4 3 9 0 32-1 40-1s28 1 35 1c3 0 6 0 6-6 0-4-2-4-5-4-22 0-22 0-27-12-13-30-34-79-42-98 22-22 55-60 65-69 10-7 22-15 41-16 4 0 7 0 7-6-2-1 0-4-5-4-9 0-19 2-29 2-12 0-24-2-35-2-2 0-7 0-7 6 0 3 2 4 5 4 3 1 12 1 12 10 0 4-3 9-6 12-17 18-34 36-51 55z"><text:p/></draw:path><draw:path draw:style-name="gr180" draw:text-style-name="P67" svg:width="0.0823in" svg:height="0.0287in" svg:x="2.8307in" svg:y="0.0472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614in" svg:height="0.0559in" svg:x="2.9587in" svg:y="0.0382in" svg:viewBox="0 0 157 143" svg:d="M96 44c2-8 9-37 32-37 2 0 9 0 16 4-9 2-15 10-15 17 0 5 3 11 11 11s17-6 17-18c0-16-18-21-29-21-18 0-29 16-33 24-8-21-25-24-34-24-33 0-51 41-51 49 0 2 3 1 3 2 3 0 4 0 5-2 11-35 31-42 42-42 7 0 17 3 17 21 0 10-5 31-17 76-5 19-16 32-30 32-2 0-9 0-16-4 8-1 15-9 15-18 0-8-7-10-12-10-9 0-17 8-17 19 0 14 16 20 30 20 20 0 32-22 33-24 4 12 15 24 34 24 33 0 51-41 51-48 0-4-3-4-4-4-3 0-4 2-5 4-9 34-31 41-41 41-13 0-18-10-18-21 0-7 2-14 5-28 4-14 8-28 11-43z"><text:p/></draw:path><draw:path draw:style-name="gr180" draw:text-style-name="P67" svg:width="0.0283in" svg:height="0.1236in" svg:x="3.0335in" svg:y="0in" svg:viewBox="0 0 73 315" svg:d="M73 158c0-25-4-63-21-99-19-38-46-59-49-59-2 0-3 1-3 4 0 1 0 1 5 7 32 30 50 81 50 147 0 53-12 109-51 148-4 4-4 5-4 6 0 2 1 3 3 3 3 0 31-21 50-62 16-34 20-68 20-95z"><text:p/></draw:path><draw:path draw:style-name="gr180" draw:text-style-name="P67" svg:width="0.0126in" svg:height="0.0126in" svg:x="3.0854in" svg:y="0.0803in" svg:viewBox="0 0 33 33" svg:d="M33 16c0-9-8-16-17-16s-16 7-16 16 7 17 16 17 17-8 17-17z"><text:p/></draw:path><draw:path draw:style-name="gr180" draw:text-style-name="P67" svg:width="0.0283in" svg:height="0.1236in" svg:x="3.1217in" svg:y="0in" svg:viewBox="0 0 73 315" svg:d="M73 312c0-1 0-2-6-7-39-40-49-100-49-147 0-55 13-110 51-150 4-3 4-3 4-4 0-3-1-4-3-4-3 0-31 22-50 61-16 35-20 71-20 97 0 25 4 62 21 98 19 39 46 59 49 59 2 0 3-1 3-3z"><text:p/></draw:path><draw:path draw:style-name="gr180" draw:text-style-name="P67" svg:width="0.1043in" svg:height="0.0843in" svg:x="3.1626in" svg:y="0.0079in" svg:viewBox="0 0 266 215" svg:d="M227 33c3-12 9-22 34-23 2 0 5 0 5-6-1-1 0-4-3-4-11 0-22 2-33 2-10 0-21-2-32-2-2 0-5 0-5 6 0 4 3 4 5 4 18 1 22 7 22 14 0 1 0 6-1 7-12 47-24 93-35 140-24-55-47-110-71-165-2-5-2-6-10-6-14 0-27 0-42 0-6 0-9 0-9 6 0 4 3 4 9 4 1 0 21 0 21 3-15 56-28 113-42 170-3 12-9 22-35 22-1 0-5 0-5 7 0 2 2 3 4 3 10 0 22-1 32-1 11 0 22 1 32 1 2 0 7 0 7-6 0-4-4-4-7-4-19 0-21-7-21-12 0-3 1-5 2-8 13-56 27-112 41-167 2 3 2 3 3 6 26 62 53 124 79 185 2 5 3 6 6 6s3-1 5-7c14-57 29-116 44-175z"><text:p/></draw:path><draw:path draw:style-name="gr180" draw:text-style-name="P67" svg:width="0.0571in" svg:height="0.0799in" svg:x="3.2752in" svg:y="0.0382in" svg:viewBox="0 0 146 204" svg:d="M144 19c2-5 2-5 2-7 0-6-5-8-10-8-3 0-8 1-11 6-1 2-3 12-4 17-2 8-5 17-7 25-4 19-10 38-14 57-1 5-15 27-35 27-16 0-20-13-20-25 0-15 5-34 16-62 5-13 6-17 6-23 0-14-9-26-26-26-29 0-41 46-41 49 0 2 3 2 4 2 2 0 3 0 4-5 9-30 22-39 32-39 3 0 9 0 9 10 0 8-4 16-6 22-12 34-19 51-19 66 0 28 20 38 39 38 13 0 23-5 32-14-4 16-8 31-20 49-8 10-21 18-35 18-5 0-19 0-25-12 6 0 10 0 15-4 2-2 6-7 6-12 0-10-9-12-12-12-7 0-18 5-18 21s14 27 34 27c32 0 65-28 73-64 10-41 21-81 31-121z"><text:p/></draw:path><draw:path draw:style-name="gr180" draw:text-style-name="P67" svg:width="0.0673in" svg:height="0.0559in" svg:x="3.3402in" svg:y="0.0382in" svg:viewBox="0 0 172 143" svg:d="M19 121c-1 4-3 11-3 13 0 7 5 9 9 9s10-2 12-9c1-1 4-15 6-23 3-10 5-20 7-29 2-6 4-14 6-21 1-5 3-14 3-16 5-9 22-38 52-38 14 0 17 12 17 22 0 20-16 60-20 74-4 7-4 11-4 14 0 15 11 26 26 26 30 0 42-47 42-48 0-4-3-4-4-4-3 0-3 1-5 5-6 22-16 40-32 40-5 0-8-4-8-11s3-15 6-21c6-17 19-53 19-71 0-20-13-33-36-33-28 0-44 20-49 27-2-17-15-27-30-27s-20 13-23 18c-6 11-10 29-10 31s4 2 4 2c3 0 4 0 6-7 5-22 12-37 22-37 7 0 10 4 10 15 0 6-1 10-4 26-7 24-13 48-19 73z"><text:p/></draw:path><draw:path draw:style-name="gr180" draw:text-style-name="P67" svg:width="0.0224in" svg:height="0.0228in" svg:x="3.4236in" svg:y="0.0063in" svg:viewBox="0 0 58 59" svg:d="M53 21c3-2 5-6 5-9 0-6-5-12-11-12-5 0-8 4-9 5-13 17-25 33-38 49 2 2 4 4 5 5 17-12 32-26 48-38z"><text:p/></draw:path><draw:path draw:style-name="gr180" draw:text-style-name="P67" svg:width="0.026in" svg:height="0.0547in" svg:x="3.4157in" svg:y="0.0382in" svg:viewBox="0 0 67 140" svg:d="M45 0c-14 1-30 3-44 4 0 3 0 6 0 10 21 0 23 1 23 17 0 28 0 56 0 84 0 15-3 15-24 15 0 2 0 6 0 10 10-1 27-1 34-1 12 0 23 0 33 1 0-4 0-8 0-10-20 0-22-2-22-14 0-38 0-77 0-116z"><text:p/></draw:path><draw:path draw:style-name="gr180" draw:text-style-name="P67" svg:width="0.0283in" svg:height="0.1236in" svg:x="3.4587in" svg:y="0in" svg:viewBox="0 0 73 315" svg:d="M73 312c0-1 0-2-6-7-39-40-49-100-49-147 0-55 12-110 51-150 4-3 4-3 4-4 0-3-1-4-3-4-3 0-32 22-50 61-16 35-20 71-20 97 0 25 3 62 21 98 19 39 46 59 49 59 2 0 3-1 3-3z"><text:p/></draw:path><draw:path draw:style-name="gr180" draw:text-style-name="P67" svg:width="0.0571in" svg:height="0.0799in" svg:x="3.4984in" svg:y="0.0382in" svg:viewBox="0 0 146 204" svg:d="M144 19c2-5 2-5 2-7 0-6-5-8-10-8-3 0-8 1-11 6-1 2-3 12-4 17-2 8-5 17-7 25-4 19-10 38-14 57-1 5-15 27-35 27-16 0-20-13-20-25 0-15 5-34 16-62 5-13 6-17 6-23 0-14-9-26-26-26-29 0-41 46-41 49 0 2 3 2 4 2 2 0 3 0 4-5 9-30 22-39 32-39 3 0 9 0 9 10 0 8-4 16-6 22-12 34-19 51-19 66 0 28 21 38 39 38 13 0 23-5 32-14-4 16-8 31-20 49-8 10-21 18-35 18-5 0-18 0-24-12 5 0 9 0 14-4 2-2 6-7 6-12 0-10-9-12-12-12-7 0-18 5-18 21s14 27 34 27c32 0 65-28 74-64 10-41 20-81 30-121z"><text:p/></draw:path><draw:path draw:style-name="gr180" draw:text-style-name="P67" svg:width="0.0823in" svg:height="0.0287in" svg:x="3.6016in" svg:y="0.0472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567in" svg:height="0.0799in" svg:x="3.728in" svg:y="0.0382in" svg:viewBox="0 0 145 204" svg:d="M144 21c1-2 1-4 1-7 0-5-4-8-9-8-3 0-12 2-13 14-5-12-17-20-29-20-36 0-75 44-75 89 0 32 19 51 41 51 19 0 34-16 37-19v1c-6 28-10 40-10 41-2 3-12 33-46 33-5 0-16 0-25-2 10-3 14-11 14-16s-4-11-13-11c-7 0-17 5-17 18 0 12 12 19 42 19 40 0 62-25 67-44 12-46 23-93 35-139zM103 99c-1 8-9 16-16 22s-16 11-26 11c-15 0-20-16-20-28 0-16 9-53 17-69 9-15 23-28 36-28 21 0 26 25 26 27s-1 4-1 5c-6 20-10 39-16 60z"><text:p/></draw:path><draw:path draw:style-name="gr180" draw:text-style-name="P67" svg:width="0.0283in" svg:height="0.1236in" svg:x="3.8024in" svg:y="0in" svg:viewBox="0 0 73 315" svg:d="M73 312c0-1 0-2-6-7-38-40-49-100-49-147 0-55 13-110 51-150 4-3 4-3 4-4 0-3-1-4-3-4-3 0-31 22-50 61-16 35-20 71-20 97 0 25 4 62 21 98 19 39 46 59 49 59 2 0 3-1 3-3z"><text:p/></draw:path><draw:path draw:style-name="gr180" draw:text-style-name="P67" svg:width="0.0614in" svg:height="0.0559in" svg:x="3.8421in" svg:y="0.0382in" svg:viewBox="0 0 157 143" svg:d="M96 44c2-8 9-37 32-37 2 0 9 0 16 4-9 2-15 10-15 17 0 5 3 11 11 11s17-6 17-18c0-16-18-21-29-21-18 0-29 16-34 24-7-21-24-24-34-24-32 0-50 41-50 49 0 2 3 2 3 2 3 0 4 0 5-2 11-35 31-42 42-42 6 0 17 3 17 21 0 10-5 31-17 76-5 19-16 32-30 32-2 0-9 0-16-4 8-1 15-9 15-18 0-8-7-10-12-10-9 0-17 8-17 19 0 14 16 20 30 20 20 0 32-22 33-24 4 12 15 24 34 24 33 0 51-41 51-48 0-4-3-4-4-4-3 0-4 2-5 4-9 34-31 41-41 41-13 0-18-10-18-21 0-7 2-14 5-28 4-14 8-28 11-43z"><text:p/></draw:path><draw:path draw:style-name="gr180" draw:text-style-name="P67" svg:width="0.0283in" svg:height="0.1236in" svg:x="3.9165in" svg:y="0in" svg:viewBox="0 0 73 315" svg:d="M73 158c0-25-4-63-21-99-19-38-46-59-49-59-2 0-3 1-3 4 0 1 0 1 5 7 32 30 50 81 50 147 0 53-12 109-51 148-4 4-4 5-4 6 0 2 1 3 3 3 3 0 31-21 50-62 16-34 20-68 20-95z"><text:p/></draw:path><draw:path draw:style-name="gr180" draw:text-style-name="P67" svg:width="0.0287in" svg:height="0.1236in" svg:x="3.965in" svg:y="0in" svg:viewBox="0 0 74 315" svg:d="M74 158c0-25-4-63-21-99-19-38-47-59-49-59s-4 1-4 4c0 1 0 1 6 7 31 30 49 81 49 147 0 53-12 109-51 148-4 4-4 5-4 6 0 2 2 3 4 3s31-21 50-62c16-34 20-68 20-95z"><text:p/></draw:path><draw:path draw:style-name="gr180" draw:text-style-name="P67" svg:width="0.0287in" svg:height="0.1236in" svg:x="4.0134in" svg:y="0in" svg:viewBox="0 0 74 315" svg:d="M74 158c0-25-4-63-22-99-19-38-46-59-48-59-3 0-4 1-4 4 0 1 0 1 6 7 31 30 49 81 49 147 0 53-12 109-51 148-4 4-4 5-4 6 0 2 1 3 4 3 2 0 31-21 49-62 16-34 21-68 21-95z"><text:p/></draw:path><draw:path draw:style-name="gr180" draw:text-style-name="P67" svg:width="0.0827in" svg:height="0.0846in" svg:x="4.0614in" svg:y="0.0075in" svg:viewBox="0 0 211 216" svg:d="M211 11c0-10-1-11-11-11-63 0-125 0-188 0-10 0-12 1-12 11 0 65 0 130 0 194 0 9 1 11 12 11 62 0 125 0 187 0 11 0 12-1 12-11 0-64 0-129 0-194zM13 13c62 0 123 0 185 0 0 64 0 128 0 191-62 0-123 0-185 0 0-63 0-127 0-191z"><text:p/></draw:path></draw:g></draw:g></text:span><text:span text:style-name="T1"><text:s/></text:span><text:span text:style-name="T22">Vlastnosti</text:span><text:span text:style-name="T7"> </text:span><text:span text:style-name="T7"><draw:g text:anchor-type="as-char" svg:y="-0.0819in" draw:z-index="76" draw:name="Shape15" draw:style-name="gr178"><svg:title>TexMaths</svg:title><svg:desc>8§inline§\mathbb{E}: (1) P(X \geq 0) = 1 \&amp; \mathbb{E}(X) = 0 \implies P(X=0)=1§svg§600§FALSE§</svg:desc><draw:g draw:style-name="gr2"><draw:path draw:style-name="gr179" draw:text-style-name="P66" svg:width="2.4953in" svg:height="0.0984in" svg:x="0.0047in" svg:y="0.0063in" svg:viewBox="0 0 6339 251" svg:d="M3170 251c-1057 0-2113 0-3170 0 0-84 0-167 0-251 2113 0 4226 0 6339 0 0 84 0 167 0 251-1057 0-2113 0-3169 0z"><text:p/></draw:path><draw:path draw:style-name="gr180" draw:text-style-name="P67" svg:width="0.0689in" svg:height="0.0748in" svg:x="0.0004in" svg:y="0.0083in" svg:viewBox="0 0 176 191" svg:d="M69 97c7 0 21 0 30 7 14 9 15 24 15 25 0 4 0 7 5 7s5-4 5-8c0-26 0-51 0-76 0-5 0-9-5-9s-5 4-5 6c-2 36-30 38-45 39 0-20 0-39 0-59 0-19 5-19 12-19 5 0 9 0 13 0 39 0 57 19 59 39 1 1 1 6 5 6 5 0 5-5 5-10 0-11 0-23 0-35 0-9-1-10-9-10-48 0-96 0-144 0-5 0-10 0-10 5s6 5 8 5c16 0 17 2 17 16 0 46 0 93 0 139 0 13-1 16-16 16-4 0-9 0-9 5s5 5 10 5c49 0 99 0 148 0 6 0 9 0 10-4 2-16 8-47 8-47 0-4-2-6-5-6-4 0-4 2-5 4-2 7-4 18-25 30-15 9-29 13-44 13-6 0-11 0-16 0-7 0-12 0-12-19 0-22 0-43 0-65zM153 10c0 4 0 8 0 13-5-5-10-9-16-13 5 0 10 0 16 0zM98 92c4-2 11-7 16-12 0 7 0 15 0 23-7-7-11-8-16-11zM34 26c0-4 0-11-1-16 9 0 20 0 29 0-3 6-3 16-3 18 0 45 0 90 0 135 0 10 2 16 3 18-9 0-20 0-29 0 1-5 1-12 1-15 0-46 0-93 0-140zM139 181c9-5 17-10 23-16 0 2-3 14-3 16-6 0-13 0-20 0z"><text:p/></draw:path><draw:path draw:style-name="gr180" draw:text-style-name="P67" svg:width="0.0114in" svg:height="0.0469in" svg:x="0.113in" svg:y="0.0358in" svg:viewBox="0 0 30 120" svg:d="M30 15c0-9-7-15-15-15s-15 6-15 15c0 8 7 15 15 15s15-7 15-15zM30 106c0-9-7-15-15-15s-15 6-15 15c0 8 7 14 15 14s15-6 15-14z"><text:p/></draw:path><draw:path draw:style-name="gr180" draw:text-style-name="P67" svg:width="0.0256in" svg:height="0.1094in" svg:x="0.176in" svg:y="0.0004in" svg:viewBox="0 0 66 279" svg:d="M66 276c0-1 0-1-5-5-35-36-44-89-44-131 0-49 10-98 45-132 4-4 4-4 4-5 0-2-2-3-4-3s-28 19-44 55c-15 30-18 62-18 85 0 21 3 55 18 87 17 34 42 52 44 52s4-1 4-3z"><text:p/></draw:path><draw:path draw:style-name="gr180" draw:text-style-name="P67" svg:width="0.0362in" svg:height="0.0724in" svg:x="0.2177in" svg:y="0.0098in" svg:viewBox="0 0 93 185" svg:d="M58 7c0-7 0-7-7-7-17 18-41 18-51 18 0 3 0 5 0 8 6 0 22 0 37-7 0 48 0 96 0 144 0 10-1 13-26 13-3 0-6 0-9 0 0 4 0 7 0 9 10-1 34-1 45-1s36 0 46 1c0-2 0-5 0-9-3 0-6 0-9 0-26 0-26-3-26-13 0-52 0-104 0-156z"><text:p/></draw:path><draw:path draw:style-name="gr180" draw:text-style-name="P67" svg:width="0.0252in" svg:height="0.1094in" svg:x="0.2701in" svg:y="0.0004in" svg:viewBox="0 0 65 279" svg:d="M65 140c0-22-3-55-19-87-16-35-40-53-44-53-1 0-2 2-2 3s0 1 5 7c28 27 44 71 44 130 0 47-11 96-46 131-3 4-3 4-3 5 0 2 1 3 2 3 4 0 28-19 45-55 15-30 18-61 18-84z"><text:p/></draw:path><draw:path draw:style-name="gr180" draw:text-style-name="P67" svg:width="0.0787in" svg:height="0.0744in" svg:x="0.311in" svg:y="0.0079in" svg:viewBox="0 0 201 190" svg:d="M74 102c16 0 32 0 48 0 40 0 79-29 79-60 0-21-19-42-55-42-31 0-61 0-92 0-4 0-8 0-8 5 0 4 3 4 8 4 4 0 9 0 12 0 5 1 7 1 7 5 0 0-1 1-2 5-13 50-25 100-37 149-3 11-4 13-26 13-5 0-8 0-8 6 0 3 4 3 5 3 8 0 28-1 35-1 6 0 12 0 18 0 7 0 12 1 19 1 1 0 5 0 5-6 0-3-2-3-8-3-10 0-18 0-18-5 0-1 1-3 1-4 5-24 12-47 17-70zM94 19c3-9 4-10 16-10 8 0 18 0 27 0 23 0 38 7 38 26 0 11-5 35-17 46-14 12-31 14-43 14-13 0-26 0-40 0 7-26 13-50 19-76z"><text:p/></draw:path><draw:path draw:style-name="gr180" draw:text-style-name="P67" svg:width="0.0252in" svg:height="0.1094in" svg:x="0.4039in" svg:y="0.0004in" svg:viewBox="0 0 65 279" svg:d="M65 276c0-1 0-1-5-5-35-36-44-89-44-131 0-49 10-98 46-132 3-4 3-4 3-5 0-2-1-3-3-3-3 0-28 19-44 55-15 30-18 62-18 85 0 21 3 55 18 87 17 34 41 52 44 52 2 0 3-1 3-3z"><text:p/></draw:path><draw:path draw:style-name="gr180" draw:text-style-name="P67" svg:width="0.0909in" svg:height="0.0744in" svg:x="0.439in" svg:y="0.0079in" svg:viewBox="0 0 232 190" svg:d="M129 76c-8-19-16-38-24-56-1-2-1-2-1-3 0-2 5-7 16-8 3-1 6-1 6-6 0-3-4-3-4-3-12 0-24 1-36 1-7 0-24-1-31-1-2 0-5 0-5 6 0 3 3 3 6 3 17 0 18 2 22 9 11 26 21 51 32 78-20 21-39 41-59 62-1 2-2 2-4 3-13 15-26 19-41 20-4 1-6 1-6 6 0 1 0 3 4 3 8 0 18-1 26-1 11 0 21 1 32 1 1 0 4 0 4-6 0-2-2-3-3-3-2 0-11-1-11-9 0-4 4-8 8-12 10-9 18-20 28-29 9-10 17-19 26-28 9 22 18 45 28 66 1 3 1 3 1 4 0 3-5 7-16 8-3 1-5 1-5 6 0 3 3 3 4 3 8 0 28-1 35-1s25 1 31 1c2 0 6 0 6-6 0-3-3-3-5-3-19 0-19-1-24-12-11-25-31-68-37-85 19-20 49-54 58-62 8-6 19-12 36-13 3-1 6-1 6-6 0-1 0-3-4-3-9 0-18 1-26 1-11 0-21-1-32-1-1 0-5 0-5 6 0 1 1 2 4 3 2 0 11 1 11 8 0 4-3 8-6 10-15 16-30 32-45 49z"><text:p/></draw:path><draw:path draw:style-name="gr180" draw:text-style-name="P67" svg:width="0.0673in" svg:height="0.0843in" svg:x="0.5764in" svg:y="0.0134in" svg:viewBox="0 0 172 215" svg:d="M166 88c4-3 6-4 6-7s-2-4-6-6c-52-25-103-49-155-73-4-2-5-2-5-2-4 0-6 2-6 6 0 3 2 4 6 6 48 23 98 45 147 69-49 23-99 46-147 69-6 2-6 4-6 6 0 3 2 5 6 5 0 0 1 0 4-1 52-24 104-48 156-72zM162 215c4 0 10 0 10-5 0-6-6-6-10-6-51 0-101 0-152 0-4 0-10 0-10 6 0 5 5 5 10 5 50 0 101 0 152 0z"><text:p/></draw:path><draw:path draw:style-name="gr180" draw:text-style-name="P67" svg:width="0.0461in" svg:height="0.0752in" svg:x="0.6886in" svg:y="0.0098in" svg:viewBox="0 0 118 192" svg:d="M118 97c0-23-1-45-12-66-12-27-36-31-47-31-17 0-37 7-49 33-9 20-10 41-10 64 0 20 1 46 12 66 12 23 33 29 46 29 16 0 37-6 49-33 10-19 11-40 11-62zM58 185c-10 0-27-7-32-33-3-16-3-43-3-59 0-18 0-36 3-52 4-32 26-35 32-35 10 0 28 5 34 32 2 16 2 38 2 55 0 21 0 40-3 58-4 26-20 34-33 34z"><text:p/></draw:path><draw:path draw:style-name="gr180" draw:text-style-name="P67" svg:width="0.0252in" svg:height="0.1094in" svg:x="0.7461in" svg:y="0.0004in" svg:viewBox="0 0 65 279" svg:d="M65 140c0-22-3-55-19-87-16-35-40-53-44-53-1 0-2 2-2 3s0 1 5 7c28 27 44 71 44 130 0 47-11 96-46 131-3 4-3 4-3 5 0 2 1 3 2 3 4 0 28-19 45-55 15-30 18-61 18-84z"><text:p/></draw:path><draw:path draw:style-name="gr180" draw:text-style-name="P67" svg:width="0.0728in" svg:height="0.0256in" svg:x="0.8197in" svg:y="0.0429in" svg:viewBox="0 0 186 66" svg:d="M177 12c5 0 9-1 9-6 0-6-4-6-8-6-56 0-113 0-169 0-4 0-9 0-9 6 0 5 5 6 9 6 56 0 112 0 168 0zM178 66c4 0 8 0 8-5 0-7-4-7-9-7-56 0-112 0-168 0-4 0-9 0-9 7 0 5 5 5 9 5 56 0 113 0 169 0z"><text:p/></draw:path><draw:path draw:style-name="gr180" draw:text-style-name="P67" svg:width="0.0362in" svg:height="0.0724in" svg:x="0.9398in" svg:y="0.0098in" svg:viewBox="0 0 93 185" svg:d="M58 7c0-7 0-7-7-7-17 18-42 18-51 18 0 3 0 5 0 8 6 0 22 0 37-7 0 48 0 96 0 144 0 10-1 13-27 13-3 0-5 0-8 0 0 4 0 7 0 9 9-1 34-1 45-1s36 0 46 1c0-2 0-5 0-9-3 0-6 0-9 0-26 0-26-3-26-13 0-52 0-104 0-156z"><text:p/></draw:path><draw:path draw:style-name="gr180" draw:text-style-name="P67" svg:width="0.0756in" svg:height="0.0807in" svg:x="0.9902in" svg:y="0.0047in" svg:viewBox="0 0 193 206" svg:d="M184 166c-1 22-18 31-31 31-15 0-31-14-39-25 12-15 24-33 37-55 11-18 17-28 42-28 0-4 0-7 0-9-11 1-26 1-27 1-4 0-27 0-35-1 0 2 0 5 0 9 13 0 20 5 20 12 0 3-1 4-1 5-16 27-28 46-40 61-4-4-35-43-48-74 16-17 35-39 35-57 0-13-4-36-24-36-18 0-39 15-39 45 0 12 2 32 12 57-9 9-17 18-26 27-13 13-20 20-20 35 0 24 23 42 51 42 24 0 40-12 51-22 20 17 36 22 49 22 22 0 39-16 40-40-2 0-5 0-7 0zM60 86c-7-22-8-39-8-47 0-24 11-33 21-33 17 0 17 29 17 30 0 18-23 43-30 50zM48 109c6 12 10 21 22 39 6 6 16 21 27 32-19 16-35 17-43 17-24 0-31-27-31-42 0-22 10-32 25-46z"><text:p/></draw:path><draw:path draw:style-name="gr180" draw:text-style-name="P67" svg:width="0.0685in" svg:height="0.0748in" svg:x="1.0732in" svg:y="0.0083in" svg:viewBox="0 0 175 191" svg:d="M69 97c7 0 21 0 30 7 14 9 15 24 15 25 0 4 0 7 4 7 5 0 5-4 5-8 0-26 0-51 0-76 0-5 0-9-5-9-4 0-4 4-4 6-2 36-31 38-45 39 0-20 0-39 0-59 0-19 5-19 12-19 5 0 9 0 13 0 38 0 57 19 59 39 0 1 1 6 5 6s4-5 4-10c0-11 0-23 0-35 0-9 0-10-8-10-48 0-96 0-144 0-6 0-10 0-10 5s5 5 7 5c16 0 18 2 18 16 0 46 0 93 0 139 0 13-1 16-16 16-4 0-9 0-9 5s4 5 10 5c49 0 99 0 148 0 6 0 8 0 9-4 1 0 8-47 8-47 0-4-2-6-5-6s-3 2-4 4c-2 7-5 18-25 30-15 9-29 13-45 13-5 0-10 0-15 0-7 0-12 0-12-19 0-22 0-43 0-65zM153 10c0 4 0 8 0 13-5-5-11-9-16-13 5 0 10 0 16 0zM98 92c4-2 11-7 16-12 0 7 0 15 0 23-7-7-16-11-16-11zM34 26c0-4 0-11-2-16 10 0 20 0 30 0-3 6-3 16-3 18 0 45 0 90 0 135 0 10 2 16 3 18-10 0-20 0-30 0 2-5 2-12 2-15 0-46 0-93 0-140zM139 181c9-5 16-10 22-16 0 2-2 14-3 16-6 0-12 0-19 0z"><text:p/></draw:path><draw:path draw:style-name="gr180" draw:text-style-name="P67" svg:width="0.0252in" svg:height="0.1094in" svg:x="1.1563in" svg:y="0.0004in" svg:viewBox="0 0 65 279" svg:d="M65 276c0-1 0-1-5-5-34-36-44-89-44-131 0-49 11-98 46-132 3-4 3-4 3-5 0-2-1-3-3-3-3 0-28 19-44 55-15 30-18 62-18 85 0 21 3 55 18 87 17 34 41 52 44 52 2 0 3-1 3-3z"><text:p/></draw:path><draw:path draw:style-name="gr180" draw:text-style-name="P67" svg:width="0.0909in" svg:height="0.0744in" svg:x="1.1913in" svg:y="0.0079in" svg:viewBox="0 0 232 190" svg:d="M129 76c-8-19-15-38-23-56-1-2-1-2-2-3 0-2 5-7 17-8 2-1 5-1 5-6 0-3-3-3-4-3-12 0-24 1-36 1-7 0-24-1-31-1-1 0-5 0-5 6 0 3 3 3 7 3 17 0 18 2 21 9 11 26 21 51 32 78-20 21-39 41-59 62-1 2-2 2-3 3-14 15-27 19-42 20-4 1-6 1-6 6 0 1 0 3 4 3 8 0 18-1 26-1 11 0 22 1 32 1 1 0 5 0 5-6 0-2-3-3-4-3-2 0-11-1-11-9 0-4 5-8 8-12 10-9 19-20 29-29 8-10 17-19 25-28 9 22 19 45 28 66 1 3 2 3 2 4 0 3-6 7-17 8-3 1-5 1-5 6 0 3 3 3 4 3 8 0 28-1 36-1 6 0 24 1 31 1 1 0 5 0 5-6 0-3-3-3-5-3-19 0-19-1-24-12-11-25-30-68-37-85 19-20 49-54 58-62 8-6 19-12 36-13 4-1 6-1 6-6 0-1 0-3-4-3-8 0-18 1-26 1-11 0-21-1-32-1-1 0-4 0-4 6 0 1 0 2 3 3 2 0 11 1 11 8 0 4-3 8-6 10-15 16-30 32-45 49z"><text:p/></draw:path><draw:path draw:style-name="gr180" draw:text-style-name="P67" svg:width="0.0252in" svg:height="0.1094in" svg:x="1.2949in" svg:y="0.0004in" svg:viewBox="0 0 65 279" svg:d="M65 140c0-22-3-55-19-87-16-35-40-53-44-53-1 0-2 2-2 3s0 1 5 7c28 27 44 71 44 130 0 47-11 96-46 131-3 4-3 4-3 5 0 2 1 3 2 3 4 0 28-19 45-55 15-30 18-61 18-84z"><text:p/></draw:path><draw:path draw:style-name="gr180" draw:text-style-name="P67" svg:width="0.0732in" svg:height="0.0256in" svg:x="1.3685in" svg:y="0.0429in" svg:viewBox="0 0 187 66" svg:d="M178 12c4 0 9-1 9-6 0-6-5-6-9-6-56 0-112 0-168 0-4 0-10 0-10 6 0 5 6 6 10 6 56 0 112 0 168 0zM178 66c4 0 9 0 9-5 0-7-5-7-9-7-56 0-112 0-168 0-4 0-10 0-10 7 0 5 6 5 10 5 56 0 112 0 168 0z"><text:p/></draw:path><draw:path draw:style-name="gr180" draw:text-style-name="P67" svg:width="0.0461in" svg:height="0.0752in" svg:x="1.4835in" svg:y="0.0098in" svg:viewBox="0 0 118 192" svg:d="M118 97c0-23 0-45-11-66-13-27-36-31-47-31-17 0-38 7-50 33-8 20-10 41-10 64 0 20 2 46 13 66 12 23 33 29 46 29 15 0 37-6 49-33 10-19 10-40 10-62zM59 185c-10 0-27-7-32-33-3-16-3-43-3-59 0-18 0-36 2-52 5-32 26-35 33-35 10 0 28 5 34 32 2 16 2 38 2 55 0 21 0 40-3 58-4 26-20 34-33 34z"><text:p/></draw:path><draw:path draw:style-name="gr180" draw:text-style-name="P67" svg:width="0.0732in" svg:height="0.0256in" svg:x="1.602in" svg:y="0.0429in" svg:viewBox="0 0 187 66" svg:d="M178 12c4 0 9-1 9-6 0-6-5-6-9-6-56 0-112 0-168 0-4 0-10 0-10 6 0 5 6 6 10 6 56 0 112 0 168 0zM178 66c4 0 9 0 9-5 0-7-5-7-9-7-56 0-112 0-168 0-4 0-10 0-10 7 0 5 6 5 10 5 56 0 112 0 168 0z"><text:p/></draw:path><draw:path draw:style-name="gr180" draw:text-style-name="P67" svg:width="0.098in" svg:height="0.0598in" svg:x="1.6697in" svg:y="0.0256in" svg:viewBox="0 0 250 153" svg:d="M189 56c11 9 25 17 35 21-10 4-24 12-35 21-60 0-119 0-179 0-5 0-10 0-10 7 0 5 5 5 10 5 55 0 111 0 166 0-14 13-28 38-28 41 0 2 3 2 5 2s5 0 5-2c6-10 14-25 32-41 20-17 39-25 53-29 5-1 5-2 6-2 1-1 1-2 1-2 0-1 0-1 0-2-1 0-1 0-2 0 0-1-1-1-6-2-38-12-66-37-82-67-2-6-3-6-7-6-2 0-5 0-5 3s14 28 28 41c-55 0-111 0-166 0-5 0-10-1-10 5s5 7 10 7c60 0 119 0 179 0z"><text:p/></draw:path><draw:path draw:style-name="gr180" draw:text-style-name="P67" svg:width="0.0787in" svg:height="0.0744in" svg:x="1.8402in" svg:y="0.0079in" svg:viewBox="0 0 201 190" svg:d="M74 102c16 0 32 0 48 0 40 0 79-29 79-60 0-21-19-42-55-42-31 0-61 0-92 0-5 0-8 0-8 5 0 4 3 4 8 4 4 0 9 0 12 0 4 1 7 1 7 5 0 0-1 1-2 5-13 50-25 100-37 149-3 11-4 13-26 13-5 0-8 0-8 6 0 3 3 3 4 3 8 0 28-1 36-1 6 0 12 0 18 0s12 1 18 1c2 0 6 0 6-6 0-3-3-3-8-3-10 0-18 0-18-5 0-1 1-3 1-4 5-24 12-47 17-70zM94 19c3-9 4-10 16-10 8 0 18 0 27 0 23 0 37 7 37 26 0 11-5 35-16 46-14 12-31 14-43 14-13 0-26 0-40 0 7-26 13-50 19-76z"><text:p/></draw:path><draw:path draw:style-name="gr180" draw:text-style-name="P67" svg:width="0.0256in" svg:height="0.1094in" svg:x="1.9331in" svg:y="0.0004in" svg:viewBox="0 0 66 279" svg:d="M66 276c0-1 0-1-5-5-35-36-44-89-44-131 0-49 10-98 45-132 4-4 4-4 4-5 0-2-1-3-4-3-2 0-28 19-44 55-14 30-18 62-18 85 0 21 3 55 19 87 17 34 41 52 43 52 3 0 4-1 4-3z"><text:p/></draw:path><draw:path draw:style-name="gr180" draw:text-style-name="P67" svg:width="0.0906in" svg:height="0.0744in" svg:x="1.9685in" svg:y="0.0079in" svg:viewBox="0 0 231 190" svg:d="M129 76c-8-19-16-38-24-56-1-2-1-2-2-3 0-2 5-7 17-8 3-1 6-1 6-6 0-3-4-3-4-3-12 0-24 1-36 1-7 0-24-1-32-1-1 0-4 0-4 6 0 3 2 3 6 3 17 0 18 2 21 9 11 26 22 51 33 78-20 21-39 41-59 62-1 2-2 2-4 3-13 15-27 19-41 20-4 1-6 1-6 6 0 1 0 3 3 3 9 0 18-1 27-1 10 0 21 1 32 1 1 0 4 0 4-6 0-2-2-3-3-3-2 0-11-1-11-9 0-4 4-8 7-12 10-9 19-20 29-29 9-10 17-19 26-28 9 22 18 45 28 66 1 3 1 3 1 4 0 3-5 7-16 8-3 1-5 1-5 6 0 3 2 3 4 3 8 0 27-1 35-1 7 0 24 1 31 1 2 0 6 0 6-6 0-3-4-3-6-3-18 0-19-1-24-12-10-25-30-68-36-85 19-20 49-54 58-62 8-6 19-12 36-13 3-1 5-1 5-6 0-1 0-3-3-3-9 0-18 1-26 1-11 0-22-1-32-1-1 0-5 0-5 6 0 1 1 2 3 3 2 0 11 1 11 8 0 4-3 8-5 10-15 16-30 32-45 49z"><text:p/></draw:path><draw:path draw:style-name="gr180" draw:text-style-name="P67" svg:width="0.0732in" svg:height="0.0256in" svg:x="2.1028in" svg:y="0.0429in" svg:viewBox="0 0 187 66" svg:d="M178 12c4 0 9-1 9-6 0-6-5-6-9-6-56 0-112 0-168 0-4 0-10 0-10 6 0 5 6 6 10 6 56 0 112 0 168 0zM178 66c4 0 9 0 9-5 0-7-5-7-9-7-56 0-112 0-168 0-4 0-10 0-10 7 0 5 6 5 10 5 56 0 112 0 168 0z"><text:p/></draw:path><draw:path draw:style-name="gr180" draw:text-style-name="P67" svg:width="0.0461in" svg:height="0.0752in" svg:x="2.2177in" svg:y="0.0098in" svg:viewBox="0 0 118 192" svg:d="M118 97c0-23-1-45-11-66-13-27-36-31-48-31-17 0-37 7-49 33-8 20-10 41-10 64 0 20 2 46 13 66 12 23 33 29 46 29 15 0 37-6 49-33 9-19 10-40 10-62zM59 185c-11 0-27-7-33-33-3-16-3-43-3-59 0-18 0-36 3-52 5-32 26-35 33-35 10 0 28 5 34 32 2 16 2 38 2 55 0 21 0 40-3 58-4 26-20 34-33 34z"><text:p/></draw:path><draw:path draw:style-name="gr180" draw:text-style-name="P67" svg:width="0.0256in" svg:height="0.1094in" svg:x="2.2748in" svg:y="0.0004in" svg:viewBox="0 0 66 279" svg:d="M66 140c0-22-4-55-19-87-17-35-41-53-44-53-1 0-3 2-3 3s0 1 6 7c27 27 43 71 43 130 0 47-11 96-45 131-4 4-4 4-4 5 0 2 2 3 3 3 3 0 28-19 45-55 14-30 18-61 18-84z"><text:p/></draw:path><draw:path draw:style-name="gr180" draw:text-style-name="P67" svg:width="0.0732in" svg:height="0.0256in" svg:x="2.3488in" svg:y="0.0429in" svg:viewBox="0 0 187 66" svg:d="M178 12c4 0 9-1 9-6 0-6-5-6-9-6-56 0-112 0-168 0-4 0-10 0-10 6 0 5 6 6 10 6 56 0 112 0 168 0zM178 66c4 0 9 0 9-5 0-7-5-7-9-7-56 0-112 0-168 0-4 0-10 0-10 7 0 5 6 5 10 5 56 0 112 0 168 0z"><text:p/></draw:path><draw:path draw:style-name="gr180" draw:text-style-name="P67" svg:width="0.0362in" svg:height="0.0724in" svg:x="2.4693in" svg:y="0.0098in" svg:viewBox="0 0 93 185" svg:d="M58 7c0-7 0-7-7-7-17 18-42 18-51 18 0 3 0 5 0 8 6 0 22 0 37-7 0 48 0 96 0 144 0 10-1 13-27 13-3 0-5 0-8 0 0 4 0 7 0 9 9-1 34-1 45-1s35 0 46 1c0-2 0-5 0-9-3 0-6 0-9 0-26 0-26-3-26-13 0-52 0-104 0-156z"><text:p/></draw:path></draw:g></draw:g></text:span></text:p>
      <text:p text:style-name="P23"><draw:g text:anchor-type="as-char" svg:y="-0.0929in" draw:z-index="77" draw:name="Shape16" draw:style-name="gr178"><svg:title>TexMaths</svg:title><svg:desc>9§inline§ (2)  \mathbb{E}(X) \geq c \implies P(X \geq c) &gt; 0\ (3)  \mathbb{E}(aX+b) = a \mathbb{E}(X)+b\ (4) \mathbb{E}(X+Y)= \mathbb{E}(X) + \mathbb{E}(Y) §svg§600§FALSE§</svg:desc><draw:g draw:style-name="gr2"><draw:path draw:style-name="gr179" draw:text-style-name="P66" svg:width="4.8717in" svg:height="0.1106in" svg:x="0.0004in" svg:y="0.0067in" svg:viewBox="0 0 12375 282" svg:d="M6188 282c-2063 0-4125 0-6188 0 0-94 0-188 0-282 4125 0 8250 0 12375 0 0 94 0 188 0 282-2062 0-4125 0-6187 0z"><text:p/></draw:path><draw:path draw:style-name="gr180" draw:text-style-name="P67" svg:width="0.0287in" svg:height="0.1236in" svg:x="0.0067in" svg:y="0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0496in" svg:height="0.0819in" svg:x="0.0488in" svg:y="0.0106in" svg:viewBox="0 0 127 209" svg:d="M25 184c11-10 23-20 33-31 50-43 69-60 69-92 0-36-29-61-68-61-36 0-59 29-59 57 0 18 16 18 17 18 5 0 16-4 16-17 0-9-5-17-16-17-3 0-4 0-4 0 7-20 24-31 43-31 29 0 42 25 42 51 0 25-16 50-33 69-21 23-41 44-61 67-4 3-4 4-4 12 40 0 78 0 118 0 3-18 6-36 9-54-3 0-6 0-8 0-2 10-4 22-7 27-2 2-23 2-30 2-19 0-38 0-57 0z"><text:p/></draw:path><draw:path draw:style-name="gr180" draw:text-style-name="P67" svg:width="0.0283in" svg:height="0.1236in" svg:x="0.1122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776in" svg:height="0.0843in" svg:x="0.1551in" svg:y="0.0083in" svg:viewBox="0 0 198 215" svg:d="M77 110c8 0 24 0 35 7 15 10 17 27 17 29 0 4 0 8 5 8s5-5 5-10c0-29 0-58 0-86 0-5 0-9-5-9s-5 4-5 7c-3 40-35 42-52 43 0-23 0-44 0-67 0-21 7-21 14-21 5 0 10 0 15 0 43 0 64 21 66 44 1 2 1 7 6 7 6 0 6-5 6-11 0-13 0-27 0-40 0-10-1-11-11-11-54 0-108 0-162 0-6 0-11 0-11 5 0 6 6 6 9 6 18 0 19 2 19 18 0 52 0 105 0 157 0 14-1 18-18 18-5 0-10 0-10 5 0 6 5 6 11 6 56 0 111 0 167 0 6 0 10 0 11-5 3-18 9-52 9-53 0-3-3-6-5-6-5 0-4 3-6 5-3 8-5 20-29 34-16 10-32 14-49 14-6 0-12 0-18 0-7 0-14 0-14-22 0-24 0-48 0-72zM172 11c0 5 0 10 0 15-6-6-11-11-18-15 6 0 12 0 18 0zM111 103c4-1 11-7 18-13 0 8 0 17 0 26-8-8-12-9-18-13zM39 29c0-5 0-12-2-18 11 0 22 0 33 0-3 7-3 18-3 20 0 51 0 102 0 152 0 12 1 18 3 21-11 0-22 0-33 0 2-5 2-13 2-17 0-52 0-105 0-158zM157 204c9-5 18-12 25-18 0 2-3 15-3 18-7 0-15 0-22 0z"><text:p/></draw:path><draw:path draw:style-name="gr180" draw:text-style-name="P67" svg:width="0.0287in" svg:height="0.1236in" svg:x="0.2484in" svg:y="0in" svg:viewBox="0 0 74 315" svg:d="M74 311c0-1 0-1-6-6-39-41-49-100-49-148 0-55 12-109 50-148 5-5 5-5 5-5 0-3-1-4-4-4s-31 22-49 62c-17 34-21 69-21 95 0 25 4 62 22 98 18 39 45 60 48 60s4-1 4-4z"><text:p/></draw:path><draw:path draw:style-name="gr180" draw:text-style-name="P67" svg:width="0.102in" svg:height="0.0839in" svg:x="0.2882in" svg:y="0.0087in" svg:viewBox="0 0 260 214" svg:d="M145 85c-9-21-18-42-27-63-1-2-1-2-2-3 0-2 5-8 19-9 4-1 6-1 6-6 0-4-3-4-4-4-13 0-27 1-40 1-8 0-28-1-36-1-2 0-5 0-5 6 0 4 2 4 7 4 19 0 21 3 23 10 13 29 26 58 38 88-22 23-44 47-66 70-2 2-3 3-5 4-15 17-31 21-47 22-3 1-6 1-6 6 0 1 0 4 4 4 9 0 19-1 29-1 12 0 25 1 36 1 2 0 6 0 6-6 0-3-3-4-4-4-3 0-13-1-13-10 0-4 5-10 9-13 10-11 21-23 32-34 10-10 19-21 29-31 11 25 20 50 31 75 2 3 2 3 2 4 0 3-6 8-18 9-4 1-6 1-6 6 0 4 2 4 4 4 9 0 31-1 40-1 8 0 27 1 35 1 3 0 6 0 6-6 0-4-3-4-6-4-21 0-22-1-27-13-12-29-33-78-41-97 22-22 55-60 65-69 9-7 22-14 41-15 3-1 6-1 6-6 0-1 0-4-4-4-9 0-19 1-29 1-12 0-25-1-35-1-2 0-7 0-7 6 0 2 2 3 4 4 3 0 13 1 13 9 0 4-4 9-6 12-17 18-34 36-51 54z"><text:p/></draw:path><draw:path draw:style-name="gr180" draw:text-style-name="P67" svg:width="0.0287in" svg:height="0.1236in" svg:x="0.4047in" svg:y="0in" svg:viewBox="0 0 74 315" svg:d="M74 157c0-24-4-62-22-98-19-38-46-59-48-59-3 0-4 2-4 4l6 7c31 30 49 81 49 146 0 53-12 109-51 149-4 4-4 4-4 5 0 2 1 4 4 4 2 0 31-22 49-62 16-35 21-70 21-96z"><text:p/></draw:path><draw:path draw:style-name="gr180" draw:text-style-name="P67" svg:width="0.0756in" svg:height="0.0953in" svg:x="0.4909in" svg:y="0.0142in" svg:viewBox="0 0 193 243" svg:d="M187 99c5-3 6-5 6-7 0-4 0-6-6-7-57-28-116-55-174-82-4-3-6-3-7-3-3 0-6 3-6 6 0 4 3 6 6 7 56 27 111 52 167 78-55 26-111 52-166 78-6 2-7 5-7 6 0 4 4 7 6 7s2 0 7-2c58-27 116-54 174-81zM183 243c5 0 10 0 10-7 0-6-6-6-10-6-57 0-115 0-171 0-5 0-12 0-12 6 0 7 6 7 12 7 56 0 114 0 171 0z"><text:p/></draw:path><draw:path draw:style-name="gr180" draw:text-style-name="P67" svg:width="0.0476in" svg:height="0.0559in" svg:x="0.6173in" svg:y="0.0382in" svg:viewBox="0 0 122 143" svg:d="M112 20c-5 0-9 0-14 4-5 5-5 10-5 13 0 7 5 11 11 11 9 0 17-8 17-21 0-15-14-27-36-27-44 0-85 45-85 90 0 28 18 53 51 53 45 0 71-33 71-37 0-2-1-4-3-4s-2 0-4 3c-25 31-59 31-64 31-20 0-28-16-28-34 0-13 7-44 17-63 10-18 27-32 45-32 10 0 23 4 27 13z"><text:p/></draw:path><draw:path draw:style-name="gr180" draw:text-style-name="P67" svg:width="0.0827in" svg:height="0.0291in" svg:x="0.7421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1102in" svg:height="0.0677in" svg:x="0.8181in" svg:y="0.0283in" svg:viewBox="0 0 281 173" svg:d="M212 63c13 11 29 19 40 23-12 6-27 14-40 25-67 0-134 0-201 0-6 0-11 0-11 7 0 6 5 6 11 6 62 0 125 0 187 0-15 14-32 42-32 46 0 3 4 3 6 3 3 0 4 0 6-3 6-11 15-28 36-46 22-20 43-28 60-32 5-2 5-3 6-3 1-1 1-2 1-3s0-1-1-1h-1c0-1-1-1-6-3-44-13-75-42-93-76-4-6-4-6-8-6-2 0-6 0-6 4 0 3 16 31 32 45-62 0-125 0-187 0-6 0-11 0-11 7 0 6 5 7 11 7 67 0 134 0 201 0z"><text:p/></draw:path><draw:path draw:style-name="gr180" draw:text-style-name="P67" svg:width="0.0886in" svg:height="0.0839in" svg:x="1.0098in" svg:y="0.0087in" svg:viewBox="0 0 226 214" svg:d="M84 115c18 0 35 0 53 0 45 0 89-32 89-67 0-25-21-48-62-48-34 0-69 0-103 0-6 0-10 0-10 5s4 5 10 5c4 0 9 0 14 0 4 1 6 2 6 5 0 1 0 2-1 7-14 55-28 112-42 168-4 11-4 14-29 14-5 0-9 0-9 6 0 4 4 4 4 4 9 0 32-1 41-1 6 0 13 0 20 0s14 1 20 1c3 0 7 0 7-6 0-4-3-4-8-4-12 0-21 0-21-5 0-2 0-4 1-6 6-26 13-52 20-78zM106 22c3-11 4-12 17-12 10 0 21 0 31 0 26 0 42 8 42 30 0 12-6 39-18 51-16 13-35 16-49 16-15 0-30 0-44 0 7-29 14-57 21-85z"><text:p/></draw:path><draw:path draw:style-name="gr180" draw:text-style-name="P67" svg:width="0.0287in" svg:height="0.1236in" svg:x="1.1146in" svg:y="0in" svg:viewBox="0 0 74 315" svg:d="M74 311c0-1 0-1-6-6-39-41-49-100-49-148 0-55 12-109 50-148 5-5 5-5 5-5 0-3-2-4-4-4-3 0-31 22-50 62-16 34-20 69-20 95 0 25 4 62 21 98 19 39 46 60 49 60 2 0 4-1 4-4z"><text:p/></draw:path><draw:path draw:style-name="gr180" draw:text-style-name="P67" svg:width="0.102in" svg:height="0.0839in" svg:x="1.1543in" svg:y="0.0087in" svg:viewBox="0 0 260 214" svg:d="M145 85c-9-21-18-42-27-63-1-2-1-2-2-3 0-2 5-8 19-9 4-1 6-1 6-6 0-4-3-4-4-4-14 0-27 1-40 1-8 0-28-1-36-1-2 0-5 0-5 6 0 4 2 4 7 4 19 0 21 3 23 10 13 29 26 58 38 88-22 23-44 47-66 70-2 2-3 3-5 4-15 17-31 21-47 22-3 1-6 1-6 6 0 1 0 4 4 4 9 0 19-1 29-1 12 0 25 1 36 1 2 0 6 0 6-6 0-3-3-2-4-4-3 0-13-1-13-10 0-4 5-10 9-13 10-11 21-23 32-34 10-10 19-21 29-31 11 25 20 50 31 75 2 3 2 3 2 4 0 3-6 8-19 9-3 1-6 1-6 6 0 4 3 4 5 4 9 0 31-1 40-1 8 0 27 1 35 1 2 0 6 0 6-6 0-4-3-4-6-4-21 0-22-1-27-13-13-29-33-78-41-97 22-22 55-60 65-69 9-7 21-14 40-15 4-1 7-1 7-6 0-1 0-4-4-4-9 0-19 1-29 1-12 0-25-1-35-1-2 0-7 0-7 6 0 2 2 3 4 4 3 0 13 1 13 9 0 4-4 9-6 12-17 18-34 36-51 54z"><text:p/></draw:path><draw:path draw:style-name="gr180" draw:text-style-name="P67" svg:width="0.0756in" svg:height="0.0953in" svg:x="1.3087in" svg:y="0.0142in" svg:viewBox="0 0 193 243" svg:d="M186 99c5-3 7-5 7-7 0-4-1-6-7-7-57-28-116-55-173-82-5-3-5-2-7-3-4 0-6 3-6 6 0 4 2 6 5 7 56 27 111 52 167 78-55 26-111 52-166 78-6 2-6 5-6 6 0 4 3 7 6 7 1 0 1 0 6-2 58-27 116-54 174-81zM182 243c5 0 11 0 11-7 0-6-7-6-11-6-57 0-115 0-171 0-5 0-11 0-11 6 0 7 5 7 11 7 56 0 114 0 171 0z"><text:p/></draw:path><draw:path draw:style-name="gr180" draw:text-style-name="P67" svg:width="0.048in" svg:height="0.0559in" svg:x="1.4346in" svg:y="0.0382in" svg:viewBox="0 0 123 143" svg:d="M112 20c-5 0-9 0-14 4-4 5-5 10-5 13 0 7 5 11 11 11 9 0 18-8 18-21 0-15-15-27-37-27-43 0-85 45-85 90 0 28 18 53 51 53 45 0 72-33 72-37 0-2-2-4-4-4-1 0-2 0-4 3-25 31-59 31-63 31-21 0-29-16-29-34 0-13 7-44 17-63 10-18 27-32 45-32 10 0 23 4 27 13z"><text:p/></draw:path><draw:path draw:style-name="gr180" draw:text-style-name="P67" svg:width="0.0283in" svg:height="0.1236in" svg:x="1.4906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756in" svg:height="0.0713in" svg:x="1.5768in" svg:y="0.026in" svg:viewBox="0 0 193 182" svg:d="M187 98c4-2 6-4 6-7 0-5-2-5-6-6-58-28-117-55-175-83-4-2-5-2-6-2-3 0-6 3-6 6s2 5 6 7c55 27 111 52 166 78-55 26-111 52-166 78-4 2-6 4-6 6 0 4 3 7 6 7 1 0 2 0 6-2 58-27 117-55 175-82z"><text:p/></draw:path><draw:path draw:style-name="gr180" draw:text-style-name="P67" svg:width="0.0516in" svg:height="0.0846in" svg:x="1.7031in" svg:y="0.0106in" svg:viewBox="0 0 132 216" svg:d="M132 109c0-25-1-51-12-74-15-31-41-35-53-35-19 0-43 8-55 37-11 22-12 47-12 72 0 23 1 52 13 74 14 26 37 33 53 33 17 0 41-7 55-37 10-21 11-45 11-70zM66 209c-12 0-31-9-36-38-4-18-4-48-4-66 0-20 0-41 3-58 5-37 29-41 37-41 10 0 31 7 37 37 3 18 3 42 3 62 0 24 0 45-3 65-5 30-23 39-37 39z"><text:p/></draw:path><draw:path draw:style-name="gr180" draw:text-style-name="P67" svg:width="0.0287in" svg:height="0.1236in" svg:x="1.8138in" svg:y="0in" svg:viewBox="0 0 74 315" svg:d="M74 311c0-1 0-1-6-6-39-41-49-100-49-148 0-55 12-109 50-148 5-5 5-5 5-5 0-3-1-4-3-4-4 0-32 22-50 62-17 34-21 69-21 95 0 25 4 62 22 98 18 39 45 60 49 60 2 0 3-1 3-4z"><text:p/></draw:path><draw:path draw:style-name="gr180" draw:text-style-name="P67" svg:width="0.0512in" svg:height="0.0846in" svg:x="1.8555in" svg:y="0.0106in" svg:viewBox="0 0 131 216" svg:d="M78 99c26-9 44-31 44-56 0-26-27-43-57-43-33 0-56 19-56 42 0 11 6 17 16 17 9 0 15-7 15-16 0-16-14-16-18-16 9-15 30-20 41-20 13 0 31 7 31 36 0 4-1 22-9 36-9 14-20 16-28 16-3 0-10 1-13 1-2 0-4 1-4 4s2 3 7 3c4 0 10 0 14 0 26 0 38 22 38 53 0 42-22 51-36 51s-37-6-49-25c12 2 21-5 21-16s-8-18-17-18c-8 0-18 5-18 19 0 28 30 49 64 49 39 0 67-29 67-60 0-27-19-51-53-57z"><text:p/></draw:path><draw:path draw:style-name="gr180" draw:text-style-name="P67" svg:width="0.0287in" svg:height="0.1236in" svg:x="1.9193in" svg:y="0in" svg:viewBox="0 0 74 315" svg:d="M74 157c0-24-4-62-22-98-19-38-46-59-48-59s-4 2-4 4l6 7c31 30 49 81 49 146 0 53-12 109-51 149-4 4-4 4-4 5 0 2 2 4 4 4s31-22 50-62c15-35 20-70 20-96z"><text:p/></draw:path><draw:path draw:style-name="gr180" draw:text-style-name="P67" svg:width="0.0772in" svg:height="0.0843in" svg:x="1.9626in" svg:y="0.0083in" svg:viewBox="0 0 197 215" svg:d="M77 110c8 0 23 0 35 7 15 10 16 27 16 29 0 4 0 8 5 8 6 0 6-5 6-10 0-29 0-58 0-86 0-5 0-9-6-9-5 0-5 4-5 7-2 40-34 42-51 43 0-23 0-44 0-67 0-21 6-21 14-21 5 0 10 0 15 0 42 0 64 21 66 44 0 2 1 7 5 7 6 0 6-5 6-11 0-13 0-27 0-40 0-10-1-11-10-11-54 0-108 0-162 0-7 0-11 0-11 5 0 6 5 6 8 6 18 0 20 2 20 18 0 52 0 105 0 157 0 14-1 18-18 18-5 0-10 0-10 5 0 6 4 6 11 6 56 0 111 0 167 0 6 0 9 0 10-5 3-18 9-52 9-53 0-3-3-6-5-6-5 0-4 3-6 5-2 8-5 20-28 34-17 10-32 14-50 14-5 0-12 0-17 0-8 0-14 0-14-22 0-24 0-48 0-72zM172 11c0 5 0 10 0 15-6-6-12-11-18-15 6 0 12 0 18 0zM110 103c5-1 12-7 18-13 0 8 0 17 0 26-7-8-17-13-18-13zM39 29c0-5 0-12-3-18 11 0 22 0 33 0-3 7-3 18-3 20 0 51 0 102 0 152 0 12 2 18 3 21-11 0-22 0-33 0 3-5 3-13 3-17 0-52 0-105 0-158zM157 204c9-5 18-12 24-18 0 2-2 15-3 18-7 0-14 0-21 0z"><text:p/></draw:path><draw:path draw:style-name="gr180" draw:text-style-name="P67" svg:width="0.0283in" svg:height="0.1236in" svg:x="2.0563in" svg:y="0in" svg:viewBox="0 0 73 315" svg:d="M73 311c0-1 0-1-6-6-39-41-49-100-49-148 0-55 13-109 51-148 4-5 4-5 4-5 0-3-1-4-3-4-3 0-31 22-50 62-16 34-20 69-20 95 0 25 4 62 21 98 19 39 46 60 49 60 2 0 3-1 3-4z"><text:p/></draw:path><draw:path draw:style-name="gr180" draw:text-style-name="P67" svg:width="0.0567in" svg:height="0.0559in" svg:x="2.0972in" svg:y="0.0382in" svg:viewBox="0 0 145 143" svg:d="M105 21c-6-12-15-21-29-21-37 0-76 47-76 93 0 29 17 50 42 50 7 0 22-1 41-23 2 12 13 23 29 23 10 0 18-7 23-17 5-12 10-31 10-32 0-2-3-2-4-2-3 0-3 1-4 5-6 21-12 39-25 39-9 0-9-8-9-15s0-9 4-23c4-13 4-16 7-28 4-14 7-30 11-44 3-9 3-10 3-11 0-5-4-9-9-9-8 0-13 7-14 15zM85 102c-2 6-2 6-7 11-14 18-27 23-36 23-15 0-20-17-20-30 0-15 10-54 18-68 9-19 24-31 36-31 21 0 26 26 26 28s-1 4-1 5c-6 20-11 41-16 62z"><text:p/></draw:path><draw:path draw:style-name="gr180" draw:text-style-name="P67" svg:width="0.1024in" svg:height="0.0839in" svg:x="2.1614in" svg:y="0.0087in" svg:viewBox="0 0 261 214" svg:d="M145 85c-9-21-18-42-27-63-1-2-1-2-1-3 0-2 5-8 18-9 4-1 6-1 6-6 0-4-3-4-4-4-13 0-26 1-40 1-8 0-28-1-35-1-3 0-6 0-6 6 0 4 3 4 7 4 19 0 21 3 24 10 13 29 25 58 37 88-22 23-44 47-66 70-2 2-3 3-5 4-15 17-30 21-46 22-4 1-7 1-7 6 0 1 0 4 4 4 9 0 20-1 30-1 12 0 24 1 35 1 2 0 6 0 6-6 0-3-3-4-4-4-3 0-13-1-13-10 0-4 5-10 9-13 10-11 21-23 32-34 10-10 19-21 29-31 11 25 20 50 31 75 2 3 2 3 2 4 0 3-5 8-18 9-4 1-6 1-6 6 0 4 3 4 4 4 9 0 32-1 40-1s28 1 35 1c3 0 6 0 6-6 0-4-2-4-5-4-22 0-23-1-28-13-12-29-33-78-41-97 22-22 55-60 65-69 9-7 22-14 41-15 3-1 7-1 7-6 0-1 0-4-5-4-9 0-19 1-29 1-12 0-24-1-35-1-2 0-7 0-7 6 0 2 2 3 4 4 4 0 13 1 13 9 0 4-3 9-6 12-17 18-34 36-51 54z"><text:p/></draw:path><draw:path draw:style-name="gr180" draw:text-style-name="P67" svg:width="0.0827in" svg:height="0.0819in" svg:x="2.3055in" svg:y="0.0209in" svg:viewBox="0 0 211 209" svg:d="M112 111c29 0 58 0 88 0 4 0 11 0 11-7s-7-6-11-6c-30 0-59 0-88 0 0-30 0-58 0-88 0-5 0-10-7-10-6 0-6 5-6 10 0 30 0 58 0 88-30 0-59 0-88 0-5 0-11-1-11 6s6 7 11 7c29 0 58 0 88 0 0 29 0 59 0 88 0 4 0 10 6 10 7 0 7-6 7-10 0-29 0-59 0-88z"><text:p/></draw:path><draw:path draw:style-name="gr180" draw:text-style-name="P67" svg:width="0.0457in" svg:height="0.0866in" svg:x="2.4291in" svg:y="0.0075in" svg:viewBox="0 0 117 221" svg:d="M61 4c0-1 0-4-4-4-8 0-31 3-39 3-2 1-5 1-5 6 0 4 2 4 7 4 15 0 16 2 16 6 0 2-4 12-5 19-9 34-17 68-26 103-3 15-5 21-5 31 0 29 17 49 40 49 37 0 77-47 77-92 0-28-17-50-42-50-15 0-28 9-37 19 8-31 15-63 23-94zM31 122c2-6 2-7 5-11 15-20 30-25 38-25 11 0 20 9 20 30 0 19-10 54-17 66-10 21-24 32-37 32-10 0-21-8-21-32 0-6 0-11 5-31 3-10 5-20 7-29z"><text:p/></draw:path><draw:path draw:style-name="gr180" draw:text-style-name="P67" svg:width="0.0283in" svg:height="0.1236in" svg:x="2.4835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823in" svg:height="0.0291in" svg:x="2.5665in" svg:y="0.04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567in" svg:height="0.0559in" svg:x="2.6957in" svg:y="0.0382in" svg:viewBox="0 0 145 143" svg:d="M105 21c-5-12-15-21-29-21-37 0-76 47-76 93 0 29 17 50 42 50 7 0 22-1 41-23 2 12 13 23 29 23 11 0 18-7 23-17 5-12 10-31 10-32 0-2-3-2-4-2-3 0-3 1-4 5-6 21-12 39-25 39-8 0-9-8-9-15s0-9 4-23c4-13 5-16 7-28 4-14 7-30 11-44 3-9 3-10 3-11 0-5-4-9-9-9-8 0-13 7-14 15zM85 102c-2 6-2 6-7 11-13 18-27 23-36 23-15 0-20-17-20-30 0-15 10-54 18-68 9-19 24-31 36-31 21 0 26 26 26 28s-1 4-1 5c-6 20-11 41-16 62z"><text:p/></draw:path><draw:path draw:style-name="gr180" draw:text-style-name="P67" svg:width="0.0772in" svg:height="0.0843in" svg:x="2.7587in" svg:y="0.0083in" svg:viewBox="0 0 197 215" svg:d="M77 110c8 0 23 0 35 7 14 10 16 27 16 29 0 4 0 8 5 8 6 0 6-5 6-10 0-29 0-58 0-86 0-5 0-9-6-9-5 0-5 4-5 7-2 40-34 42-51 43 0-23 0-44 0-67 0-21 6-21 14-21 5 0 10 0 15 0 42 0 64 21 66 44 0 2 0 7 5 7 6 0 6-5 6-11 0-13 0-27 0-40 0-10-1-11-11-11-54 0-108 0-162 0-6 0-10 0-10 5 0 6 5 6 8 6 18 0 19 2 19 18 0 52 0 105 0 157 0 14-1 18-17 18-5 0-10 0-10 5 0 6 4 6 10 6 56 0 112 0 168 0 6 0 9 0 10-5 3-18 9-52 9-53 0-3-3-6-5-6-5 0-4 3-6 5-2 8-5 20-28 34-17 10-33 14-50 14-5 0-12 0-17 0-8 0-14 0-14-22 0-24 0-48 0-72zM172 11c0 5 0 10 0 15-6-6-12-11-18-15 6 0 12 0 18 0zM110 103c5-1 12-7 18-13 0 8 0 17 0 26-8-8-17-13-18-13zM39 29c0-5 0-12-3-18 11 0 22 0 33 0-3 7-3 18-3 20 0 51 0 102 0 152 0 12 2 18 3 21-11 0-22 0-33 0 3-5 3-13 3-17 0-52 0-105 0-158zM156 204c10-5 19-12 25-18 0 2-3 15-3 18-7 0-15 0-22 0z"><text:p/></draw:path><draw:path draw:style-name="gr180" draw:text-style-name="P67" svg:width="0.0283in" svg:height="0.1236in" svg:x="2.852in" svg:y="0in" svg:viewBox="0 0 73 315" svg:d="M73 311c0-1 0-1-6-6-39-41-49-100-49-148 0-55 12-109 51-148 4-5 4-5 4-5 0-3-1-4-3-4-3 0-31 22-50 62-16 34-20 69-20 95 0 25 4 62 21 98 19 39 46 60 49 60 2 0 3-1 3-4z"><text:p/></draw:path><draw:path draw:style-name="gr180" draw:text-style-name="P67" svg:width="0.1024in" svg:height="0.0839in" svg:x="2.8913in" svg:y="0.0087in" svg:viewBox="0 0 261 214" svg:d="M145 85c-9-21-17-42-26-63-2-2-1-2-2-3 0-2 5-8 18-9 4-1 7-1 7-6 0-4-4-4-5-4-13 0-26 1-40 1-8 0-28-1-35-1-3 0-6 0-6 6 0 4 3 4 7 4 19 0 22 3 24 10 13 29 25 58 37 88-22 23-44 47-66 70-2 2-3 3-5 4-15 17-30 21-46 22-4 1-7 1-7 6 0 1 0 4 4 4 9 0 20-1 30-1 12 0 24 1 35 1 2 0 6 0 6-6 0-3-3-4-4-4-3 0-13-1-13-10 0-4 5-10 9-13 11-11 21-23 32-34 10-10 19-21 29-31 11 25 21 50 32 75 1 3 1 3 1 4 0 3-5 8-18 9-4 1-6 1-6 6 0 4 3 4 4 4 9 0 32-1 40-1s28 1 35 1c3 0 6 0 6-6 0-4-2-4-5-4-22 0-22-1-27-13-13-29-34-78-42-97 22-22 55-60 65-69 9-7 22-14 41-15 3-1 7-1 7-6 0-1 0-4-5-4-9 0-19 1-29 1-12 0-24-1-35-1-2 0-7 0-7 6 0 2 2 3 5 4 3 0 12 1 12 9 0 4-3 9-6 12-17 18-34 36-51 54z"><text:p/></draw:path><draw:path draw:style-name="gr180" draw:text-style-name="P67" svg:width="0.0287in" svg:height="0.1236in" svg:x="3.0079in" svg:y="0in" svg:viewBox="0 0 74 315" svg:d="M74 157c0-24-4-62-21-98-19-38-47-59-49-59s-4 2-4 4l6 7c31 30 50 81 50 146 0 53-13 109-52 149-4 4-4 4-4 5 0 2 2 4 4 4s31-22 50-62c16-35 20-70 20-96z"><text:p/></draw:path><draw:path draw:style-name="gr180" draw:text-style-name="P67" svg:width="0.0823in" svg:height="0.0819in" svg:x="3.0843in" svg:y="0.0209in" svg:viewBox="0 0 210 209" svg:d="M112 111c29 0 58 0 88 0 4 0 10 0 10-7s-6-6-10-6c-30 0-59 0-88 0 0-30 0-58 0-88 0-5 0-10-7-10-6 0-6 5-6 10 0 30 0 58 0 88-30 0-59 0-89 0-5 0-10-1-10 6s5 7 10 7c30 0 59 0 89 0 0 29 0 59 0 88 0 4 0 10 6 10 7 0 7-6 7-10 0-29 0-59 0-88z"><text:p/></draw:path><draw:path draw:style-name="gr180" draw:text-style-name="P67" svg:width="0.0453in" svg:height="0.0866in" svg:x="3.2075in" svg:y="0.0075in" svg:viewBox="0 0 116 221" svg:d="M61 4c0-1 0-4-4-4-8 0-31 3-39 3-3 1-6 1-6 6 0 4 3 4 8 4 15 0 15 2 15 6 0 2-3 12-4 19-9 34-18 68-26 103-4 15-5 21-5 31 0 29 17 49 40 49 37 0 76-47 76-92 0-28-16-50-41-50-16 0-28 9-37 19 8-31 15-63 23-94zM31 122c2-6 2-7 5-11 15-20 30-25 38-25 11 0 20 9 20 30 0 19-11 54-17 66-10 21-25 32-37 32-10 0-21-8-21-32 0-6 0-11 5-31 2-10 5-20 7-29z"><text:p/></draw:path><draw:path draw:style-name="gr180" draw:text-style-name="P67" svg:width="0.0287in" svg:height="0.1236in" svg:x="3.3087in" svg:y="0in" svg:viewBox="0 0 74 315" svg:d="M74 311c0-1 0-1-6-6-39-41-49-100-49-148 0-55 12-109 50-148 5-5 5-5 5-5 0-3-2-4-4-4-3 0-31 22-50 62-16 34-20 69-20 95 0 25 4 62 21 98 19 39 46 60 49 60 2 0 4-1 4-4z"><text:p/></draw:path><draw:path draw:style-name="gr180" draw:text-style-name="P67" svg:width="0.0547in" svg:height="0.0831in" svg:x="3.3484in" svg:y="0.0091in" svg:viewBox="0 0 140 212" svg:d="M84 161c0 9 0 18 0 27 0 11 0 14-24 14-2 0-4 0-7 0 0 4 0 7 0 10 14-1 30-1 43-1 14 0 30 0 43 1 0-3 0-6 0-10-2 0-4 0-7 0-23 0-23-3-23-14 0-9 0-18 0-27 11 0 21 0 31 0 0-4 0-7 0-10-10 0-20 0-31 0 0-48 0-95 0-143 0-6 0-8-6-8-2 0-3 0-6 4-32 49-65 98-97 147 0 3 0 6 0 10 28 0 56 0 84 0zM86 151c-26 0-51 0-77 0 26-40 51-78 77-117 0 39 0 77 0 117z"><text:p/></draw:path><draw:path draw:style-name="gr180" draw:text-style-name="P67" svg:width="0.0283in" svg:height="0.1236in" svg:x="3.4142in" svg:y="0in" svg:viewBox="0 0 73 315" svg:d="M73 157c0-24-3-62-21-98-19-38-46-59-49-59-2 0-3 2-3 4l6 7c31 30 49 81 49 146 0 53-12 109-51 149-4 4-4 4-4 5 0 2 1 4 3 4 3 0 32-22 50-62 16-35 20-70 20-96z"><text:p/></draw:path><draw:path draw:style-name="gr180" draw:text-style-name="P67" svg:width="0.0776in" svg:height="0.0843in" svg:x="3.4571in" svg:y="0.0083in" svg:viewBox="0 0 198 215" svg:d="M78 110c7 0 23 0 34 7 15 10 17 27 17 29 0 4 0 8 5 8s5-5 5-10c0-29 0-58 0-86 0-5 0-9-5-9s-5 4-5 7c-2 40-35 42-51 43 0-23 0-44 0-67 0-21 6-21 14-21 5 0 10 0 15 0 42 0 64 21 66 44 0 2 0 7 5 7 6 0 6-5 6-11 0-13 0-27 0-40 0-10-1-11-11-11-54 0-108 0-162 0-6 0-11 0-11 5 0 6 6 6 9 6 18 0 19 2 19 18 0 52 0 105 0 157 0 14-1 18-17 18-6 0-11 0-11 5 0 6 5 6 11 6 56 0 112 0 168 0 5 0 9 0 10-5 3-18 9-52 9-53 0-3-3-6-5-6-5 0-4 3-6 5-2 8-5 20-28 34-17 10-33 14-50 14-6 0-12 0-17 0-8 0-14 0-14-22 0-24 0-48 0-72zM173 11c0 5 0 10 0 15-6-6-12-11-18-15 6 0 11 0 18 0zM111 103c5-1 11-7 18-13 0 8 0 17 0 26-8-8-12-9-18-13zM40 29c0-5 0-12-3-18 11 0 22 0 33 0-3 7-3 18-3 20 0 51 0 102 0 152 0 12 2 18 3 21-11 0-22 0-33 0 3-5 3-13 3-17 0-52 0-105 0-158zM157 204c10-5 18-12 25-18 0 2-3 15-3 18-7 0-15 0-22 0z"><text:p/></draw:path><draw:path draw:style-name="gr180" draw:text-style-name="P67" svg:width="0.0283in" svg:height="0.1236in" svg:x="3.5512in" svg:y="0in" svg:viewBox="0 0 73 315" svg:d="M73 311c0-1 0-1-6-6-39-41-49-100-49-148 0-55 12-109 51-148 4-5 4-5 4-5 0-3-1-4-3-4-3 0-31 22-50 62-16 34-20 69-20 95 0 25 4 62 21 98 19 39 46 60 49 60 2 0 3-1 3-4z"><text:p/></draw:path><draw:path draw:style-name="gr180" draw:text-style-name="P67" svg:width="0.1024in" svg:height="0.0839in" svg:x="3.5906in" svg:y="0.0087in" svg:viewBox="0 0 261 214" svg:d="M145 85c-9-21-18-42-27-63-1-2-1-2-1-3 0-2 5-8 18-9 4-1 6-1 6-6 0-4-3-4-4-4-13 0-26 1-40 1-8 0-28-1-35-1-3 0-6 0-6 6 0 4 3 4 7 4 19 0 22 3 24 10 13 29 25 58 37 88-22 23-44 47-66 70-2 2-3 3-5 4-15 17-30 21-46 22-4 1-7 1-7 6 0 1 0 4 4 4 9 0 20-1 30-1 12 0 24 1 35 1 2 0 6 0 6-6 0-3-3-4-4-4-3 0-13-1-13-10 0-4 5-10 9-13 11-11 21-23 32-34 10-10 19-21 29-31 11 25 21 50 32 75 1 3 1 3 1 4 0 3-5 8-18 9-4 1-6 1-6 6 0 4 3 4 4 4 9 0 32-1 40-1s28 1 35 1c3 0 6 0 6-6 0-4-2-4-5-4-22 0-22-1-27-13-13-29-34-78-42-97 22-22 55-60 65-69 9-7 22-14 41-15 3-1 7-1 7-6 0-1 0-4-5-4-9 0-19 1-29 1-12 0-24-1-35-1-2 0-7 0-7 6 0 2 2 3 5 4 3 0 12 1 12 9 0 4-3 9-6 12-17 18-34 36-51 54z"><text:p/></draw:path><draw:path draw:style-name="gr180" draw:text-style-name="P67" svg:width="0.0827in" svg:height="0.0819in" svg:x="3.7346in" svg:y="0.0209in" svg:viewBox="0 0 211 209" svg:d="M112 111c29 0 58 0 88 0 4 0 11 0 11-7s-7-6-11-6c-30 0-59 0-88 0 0-30 0-58 0-88 0-5 0-10-7-10-6 0-6 5-6 10 0 30 0 58 0 88-30 0-59 0-88 0-5 0-11-1-11 6s6 7 11 7c29 0 58 0 88 0 0 29 0 59 0 88 0 4 0 10 6 10 7 0 7-6 7-10 0-29 0-59 0-88z"><text:p/></draw:path><draw:path draw:style-name="gr180" draw:text-style-name="P67" svg:width="0.0902in" svg:height="0.0839in" svg:x="3.8563in" svg:y="0.0087in" svg:viewBox="0 0 230 214" svg:d="M178 36c2-2 3-3 5-5 9-9 19-20 41-21 3-1 6-1 6-6 0-3-1-4-4-4-8 0-17 1-26 1-10 0-22-1-32-1-2 0-6 0-6 5 0 4 4 5 5 5 2 0 11 0 11 7 0 5-7 14-8 14-24 28-49 56-74 85-11-31-22-62-34-94-2-4-1-3-2-5 0-7 16-7 18-7 5 0 8 0 8-6 0-4-4-4-5-4-8 0-31 1-40 1-8 0-27-1-35-1-2 0-6 0-6 6 0 4 4 4 7 4 19 0 21 3 24 10 12 35 26 69 38 104 0 1 1 5 1 5 0 1-12 51-13 57-5 17-5 18-30 18-6 0-9 0-9 6 0 4 4 4 4 4 9 0 31-1 40-1 8 0 32 1 41 1 2 0 6 0 6-6 0-4-3-4-9-4-1 0-6 0-12 0-7-1-9-2-9-5 0-2 3-14 5-20 3-14 8-30 11-44 1-6 2-6 4-9 26-31 53-60 79-90z"><text:p/></draw:path><draw:path draw:style-name="gr180" draw:text-style-name="P67" svg:width="0.0287in" svg:height="0.1236in" svg:x="3.9591in" svg:y="0in" svg:viewBox="0 0 74 315" svg:d="M74 157c0-24-4-62-22-98-19-38-46-59-49-59-2 0-3 2-3 4l6 7c31 30 49 81 49 146 0 53-12 109-51 149-4 4-4 4-4 5 0 2 1 4 3 4 3 0 32-22 50-62 16-35 21-70 21-96z"><text:p/></draw:path><draw:path draw:style-name="gr180" draw:text-style-name="P67" svg:width="0.0827in" svg:height="0.0291in" svg:x="4.0421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776in" svg:height="0.0843in" svg:x="4.1681in" svg:y="0.0083in" svg:viewBox="0 0 198 215" svg:d="M77 110c8 0 24 0 35 7 15 10 16 27 16 29 1 4 1 8 6 8s5-5 5-10c0-29 0-58 0-86 0-5 0-9-5-9s-6 4-6 7c-2 40-34 42-51 43 0-23 0-44 0-67 0-21 7-21 14-21 5 0 10 0 15 0 43 0 64 21 66 44 1 2 1 7 6 7 6 0 6-5 6-11 0-13 0-27 0-40 0-10-1-11-11-11-54 0-108 0-162 0-6 0-11 0-11 5 0 6 6 6 9 6 18 0 19 2 19 18 0 52 0 105 0 157 0 14-1 18-18 18-5 0-10 0-10 5 0 6 5 6 11 6 56 0 111 0 167 0 6 0 10 0 11-5 3-18 9-52 9-53 0-3-3-6-5-6-5 0-5 3-7 5-2 8-4 20-28 34-16 10-32 14-49 14-6 0-12 0-18 0-7 0-14 0-14-22 0-24 0-48 0-72zM172 11c0 5 0 10 0 15-6-6-11-11-18-15 6 0 12 0 18 0zM111 103c4-1 11-7 17-13 0 8 0 17 0 26-7-8-12-9-17-13zM39 29c0-5 0-12-2-18 11 0 22 0 33 0-3 7-3 18-3 20 0 51 0 102 0 152 0 12 1 18 3 21-11 0-22 0-33 0 2-5 2-13 2-17 0-52 0-105 0-158zM157 204c9-5 18-12 25-18-1 2-3 15-3 18-7 0-15 0-22 0z"><text:p/></draw:path><draw:path draw:style-name="gr180" draw:text-style-name="P67" svg:width="0.0287in" svg:height="0.1236in" svg:x="4.2618in" svg:y="0in" svg:viewBox="0 0 74 315" svg:d="M74 311c0-1 0-1-6-6-39-41-49-100-49-148 0-55 12-109 50-148 5-5 5-5 5-5 0-3-2-4-4-4-3 0-31 22-50 62-16 34-20 69-20 95 0 25 4 62 21 98 19 39 46 60 49 60 2 0 4-1 4-4z"><text:p/></draw:path><draw:path draw:style-name="gr180" draw:text-style-name="P67" svg:width="0.102in" svg:height="0.0839in" svg:x="4.3016in" svg:y="0.0087in" svg:viewBox="0 0 260 214" svg:d="M145 85c-9-21-18-42-27-63-1-2-1-2-2-3 0-2 5-8 19-9 4-1 6-1 6-6 0-4-3-4-4-4-14 0-27 1-40 1-8 0-28-1-36-1-2 0-5 0-5 6 0 4 2 4 7 4 19 0 21 3 23 10 13 29 26 58 38 88-22 23-44 47-66 70-2 2-3 3-5 4-15 17-31 21-47 22-3 1-6 1-6 6 0 1 0 4 4 4 9 0 19-1 29-1 12 0 25 1 36 1 2 0 6 0 6-6 0-3-3-2-4-4-3 0-13-1-13-10 0-4 5-10 9-13 10-11 21-23 32-34 10-10 19-21 29-31 11 25 20 50 31 75 2 3 2 3 2 4 0 3-6 8-18 9-4 1-7 1-7 6 0 4 3 4 5 4 9 0 31-1 40-1 8 0 27 1 35 1 2 0 6 0 6-6 0-4-3-4-6-4-21 0-22-1-27-13-13-29-33-78-41-97 22-22 55-60 65-69 9-7 21-14 41-15 3-1 6-1 6-6 0-1 0-4-4-4-9 0-19 1-29 1-12 0-25-1-35-1-2 0-7 0-7 6 0 2 2 3 4 4 3 0 13 1 13 9 0 4-4 9-6 12-17 18-34 36-51 54z"><text:p/></draw:path><draw:path draw:style-name="gr180" draw:text-style-name="P67" svg:width="0.0283in" svg:height="0.1236in" svg:x="4.4181in" svg:y="0in" svg:viewBox="0 0 73 315" svg:d="M73 157c0-24-3-62-21-98-19-38-46-59-49-59-2 0-3 2-3 4l6 7c31 30 49 81 49 146 0 53-12 109-51 149-4 4-4 4-4 5 0 2 1 4 3 4 3 0 32-22 50-62 16-35 20-70 20-96z"><text:p/></draw:path><draw:path draw:style-name="gr180" draw:text-style-name="P67" svg:width="0.0827in" svg:height="0.0819in" svg:x="4.4937in" svg:y="0.0209in" svg:viewBox="0 0 211 209" svg:d="M112 111c29 0 58 0 88 0 4 0 11 0 11-7s-7-6-11-6c-30 0-59 0-88 0 0-30 0-58 0-88 0-5 0-10-7-10-6 0-6 5-6 10 0 30 0 58 0 88-30 0-59 0-88 0-5 0-11-1-11 6s6 7 11 7c29 0 58 0 88 0 0 29 0 59 0 88 0 4 0 10 6 10 7 0 7-6 7-10 0-29 0-59 0-88z"><text:p/></draw:path><draw:path draw:style-name="gr180" draw:text-style-name="P67" svg:width="0.0776in" svg:height="0.0843in" svg:x="4.6134in" svg:y="0.0083in" svg:viewBox="0 0 198 215" svg:d="M77 110c8 0 24 0 35 7 15 10 16 27 16 29 1 4 1 8 6 8s5-5 5-10c0-29 0-58 0-86 0-5 0-9-5-9s-6 4-6 7c-2 40-34 42-51 43 0-23 0-44 0-67 0-21 7-21 14-21 5 0 10 0 15 0 43 0 64 21 66 44 1 2 1 7 6 7 6 0 6-5 6-11 0-13 0-27 0-40 0-10-1-11-11-11-54 0-108 0-162 0-6 0-11 0-11 5 0 6 6 6 9 6 18 0 19 2 19 18 0 52 0 105 0 157 0 14-1 18-18 18-5 0-10 0-10 5 0 6 5 6 11 6 56 0 111 0 167 0 6 0 9 0 10-5 1 0 10-52 10-53 0-3-3-6-5-6-5 0-5 3-7 5-2 8-4 20-28 34-16 10-32 14-49 14-6 0-12 0-18 0-7 0-14 0-14-22 0-24 0-48 0-72zM172 11c0 5 0 10 0 15-6-6-11-11-18-15 6 0 12 0 18 0zM111 103c4-1 11-7 17-13 0 8 0 17 0 26-7-8-12-9-17-13zM39 29c0-5 0-12-3-18 12 0 22 0 34 0-3 7-3 18-3 20 0 51 0 102 0 152 0 12 1 18 3 21-12 0-22 0-34 0 3-5 3-13 3-17 0-52 0-105 0-158zM157 204c9-5 18-12 25-18-1 2-3 15-3 18-7 0-15 0-22 0z"><text:p/></draw:path><draw:path draw:style-name="gr180" draw:text-style-name="P67" svg:width="0.0287in" svg:height="0.1236in" svg:x="4.7067in" svg:y="0in" svg:viewBox="0 0 74 315" svg:d="M74 311c0-1 0-1-6-6-39-41-49-100-49-148 0-55 12-109 50-148 5-5 5-5 5-5 0-3-2-4-4-4-3 0-31 22-50 62-16 34-20 69-20 95 0 25 4 62 21 98 19 39 46 60 49 60 2 0 4-1 4-4z"><text:p/></draw:path><draw:path draw:style-name="gr180" draw:text-style-name="P67" svg:width="0.0902in" svg:height="0.0839in" svg:x="4.7472in" svg:y="0.0087in" svg:viewBox="0 0 230 214" svg:d="M178 36c2-2 3-3 5-5 9-9 19-20 41-21 4-1 6-1 6-6 0-3-1-4-4-4-8 0-17 1-26 1-10 0-21-1-32-1-2 0-5 0-5 5 0 4 3 5 4 5 2 0 12 0 12 7 0 5-7 14-9 14-24 28-49 56-73 85-12-31-23-62-35-94-2-4-1-3-2-5 0-7 16-7 19-7 4 0 7 0 7-6 0-4-3-4-4-4-9 0-32 1-41 1-7 0-27-1-35-1-2 0-6 0-6 6 0 4 4 4 7 4 20 0 21 3 24 10 12 35 26 69 38 104 1 1 2 5 2 5 0 1-13 51-14 57-5 17-5 18-30 18-6 0-9 0-9 6 0 4 3 3 4 4 9 0 32-1 41-1 8 0 31 1 40 1 2 0 6 0 6-6 0-4-3-4-9-4-4 0-6 0-12 0-6-1-8-2-8-5 0-2 3-14 5-20 3-14 7-30 10-44 2-6 2-6 5-9 26-31 52-60 78-90z"><text:p/></draw:path><draw:path draw:style-name="gr180" draw:text-style-name="P67" svg:width="0.0287in" svg:height="0.1236in" svg:x="4.85in" svg:y="0in" svg:viewBox="0 0 74 315" svg:d="M74 157c0-24-4-62-21-98-20-38-47-59-49-59s-4 2-4 4l6 7c31 30 49 81 49 146 0 53-12 109-51 149-4 4-4 4-4 5 0 2 2 4 4 4s31-22 50-62c16-35 20-70 20-96z"><text:p/></draw:path></draw:g></draw:g><text:s/>Dk: <draw:g text:anchor-type="as-char" svg:y="-0.0929in" draw:z-index="79" draw:name="Shape17" draw:style-name="gr178"><svg:title>TexMaths</svg:title><svg:desc>9§inline§(3) g(x) = ax+b (+LOTUS+linearita)§svg§600§FALSE§</svg:desc><draw:g draw:style-name="gr2"><draw:path draw:style-name="gr179" draw:text-style-name="P66" svg:width="2.1693in" svg:height="0.1102in" svg:x="0.0004in" svg:y="0.0063in" svg:viewBox="0 0 5511 281" svg:d="M0 0c1837 0 3674 0 5511 0 0 93 0 188 0 281-1837 0-3674 0-5511 0 0-93 0-188 0-281z"><text:p/></draw:path><draw:path draw:style-name="gr180" draw:text-style-name="P67" svg:width="0.0283in" svg:height="0.1232in" svg:x="0.0067in" svg:y="0in" svg:viewBox="0 0 73 314" svg:d="M73 310c0-1 0-1-5-6-40-40-50-99-50-147 0-55 13-109 51-149 4-4 4-4 4-5 0-2-1-3-3-3-3 0-31 22-50 61-16 35-20 70-20 96 0 24 4 62 21 97 19 39 46 60 49 60 2 0 3-1 3-4z"><text:p/></draw:path><draw:path draw:style-name="gr180" draw:text-style-name="P67" svg:width="0.0512in" svg:height="0.0846in" svg:x="0.0476in" svg:y="0.0102in" svg:viewBox="0 0 131 216" svg:d="M79 99c25-8 44-31 44-55 0-26-28-44-58-44-32 0-56 19-56 43 0 11 7 16 16 16 10 0 16-6 16-16 0-15-15-15-19-15 10-15 30-20 42-20 13 0 30 7 30 35 0 5 0 23-8 36-10 15-21 16-29 16-2 1-10 1-12 1-3 1-5 1-5 5 0 3 2 3 8 3 4 0 9 0 13 0 26 0 38 21 38 52 0 42-22 51-36 51-13 0-37-6-48-24 11 2 21-5 21-17 0-10-9-17-18-17-7 0-18 5-18 17 0 29 30 50 64 50 39 0 67-29 67-60 0-26-19-50-52-57z"><text:p/></draw:path><draw:path draw:style-name="gr180" draw:text-style-name="P67" svg:width="0.0287in" svg:height="0.1232in" svg:x="0.1118in" svg:y="0in" svg:viewBox="0 0 74 314" svg:d="M74 157c0-24-4-63-21-98-19-38-47-59-49-59s-4 1-4 3c0 1 0 1 6 8 32 30 50 81 50 146 0 53-12 108-51 149-5 3-5 3-5 4 0 3 2 4 4 4s31-22 50-61c16-35 20-71 20-96z"><text:p/></draw:path><draw:path draw:style-name="gr180" draw:text-style-name="P67" svg:width="0.0571in" svg:height="0.0791in" svg:x="0.1551in" svg:y="0.0382in" svg:viewBox="0 0 146 202" svg:d="M145 21c0-3 1-4 1-7 0-5-5-8-10-8-3 0-12 2-13 14-5-12-17-20-29-20-36 0-75 44-75 89 0 31 19 50 41 50 19 0 35-15 37-19 0 0 1 0 1 1-7 28-11 40-11 41-1 3-11 34-46 34-5 0-16-1-25-4 10-2 14-10 14-16 0-5-4-11-13-11-6 0-17 6-17 18 0 13 12 19 42 19 40 0 62-24 68-43 12-46 23-92 35-138zM104 99c-2 8-9 16-17 21-6 6-16 12-26 12-15 0-20-16-20-29 0-15 9-53 18-68 9-16 22-29 36-29 20 0 25 26 25 28 0 1-1 3-1 5-6 19-10 39-15 60z"><text:p/></draw:path><draw:path draw:style-name="gr180" draw:text-style-name="P67" svg:width="0.0287in" svg:height="0.1232in" svg:x="0.2295in" svg:y="0in" svg:viewBox="0 0 74 314" svg:d="M74 310c0-1 0-1-6-6-39-40-50-99-50-147 0-55 13-109 51-149 5-4 5-4 5-5 0-2-2-3-4-3s-31 22-50 61c-16 35-20 70-20 96 0 24 4 62 21 97 19 39 47 60 49 60s4-1 4-4z"><text:p/></draw:path><draw:path draw:style-name="gr180" draw:text-style-name="P67" svg:width="0.0618in" svg:height="0.0555in" svg:x="0.2693in" svg:y="0.0382in" svg:viewBox="0 0 158 142" svg:d="M96 44c2-8 9-38 32-38 2 0 9 0 16 5-9 2-15 10-15 17 0 5 3 11 11 11s18-6 18-18c0-17-19-21-30-21-18 0-29 16-33 23-8-20-25-23-34-23-33 0-51 40-51 49 0 2 3 2 4 2 2 0 3-1 4-3 11-34 32-42 42-42 7 0 17 4 17 22 0 10-5 30-17 74-5 20-16 34-30 34-2 0-9 0-16-5 9-2 15-8 15-17 0-8-6-11-12-11-9 0-17 8-17 18 0 15 16 21 30 21 20 0 32-22 33-23 4 11 15 23 34 23 33 0 51-40 51-49 0-2-3-2-4-2-3 0-4 1-4 3-10 34-32 42-42 42-12 0-18-11-18-21 0-7 2-14 6-28 3-14 7-29 10-43z"><text:p/></draw:path><draw:path draw:style-name="gr180" draw:text-style-name="P67" svg:width="0.0283in" svg:height="0.1232in" svg:x="0.3437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3in" svg:height="0.0287in" svg:x="0.4268in" svg:y="0.047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567in" svg:height="0.0555in" svg:x="0.5563in" svg:y="0.0382in" svg:viewBox="0 0 145 142" svg:d="M105 20c-5-12-15-20-28-20-37 0-77 46-77 92 0 29 17 50 42 50 7 0 22-1 41-23 3 13 13 23 29 23 11 0 19-7 23-17 5-12 10-31 10-32 0-2-3-2-4-2-3 0-3 1-4 5-6 21-12 40-24 40-9 0-9-8-9-15s0-10 3-23c4-13 5-17 7-29 4-15 8-29 11-44 3-9 3-9 3-11 0-5-4-8-9-8-8 0-13 7-14 14zM85 102c-2 5-2 6-7 11-13 17-27 23-36 23-15 0-19-18-19-30 0-16 9-55 17-69 10-19 24-31 37-31 20 0 25 26 25 28s-1 4-1 6c-6 20-11 41-16 62z"><text:p/></draw:path><draw:path draw:style-name="gr180" draw:text-style-name="P67" svg:width="0.0618in" svg:height="0.0555in" svg:x="0.6205in" svg:y="0.0382in" svg:viewBox="0 0 158 142" svg:d="M96 44c2-8 9-38 32-38 2 0 9 0 15 5-8 2-14 10-14 17 0 5 2 11 11 11 8 0 18-6 18-18 0-17-19-21-30-21-18 0-30 16-33 23-9-20-25-23-35-23-32 0-50 40-50 49 0 2 3 2 4 2 2 0 3-1 4-3 10-34 32-42 42-42 6 0 17 4 17 22 0 10-5 30-17 74-5 20-16 34-30 34-2 0-9 0-16-5 8-2 15-8 15-17 0-8-7-11-12-11-9 0-17 8-17 18 0 15 15 21 30 21 20 0 32-22 33-23 4 11 15 23 34 23 33 0 51-40 51-49 0-2-3-2-4-2-3 0-4 1-4 3-10 34-32 42-43 42s-17-11-17-21c0-7 2-14 6-28 3-14 7-29 10-43z"><text:p/></draw:path><draw:path draw:style-name="gr180" draw:text-style-name="P67" svg:width="0.0827in" svg:height="0.0819in" svg:x="0.7228in" svg:y="0.0205in" svg:viewBox="0 0 211 209" svg:d="M112 111c29 0 58 0 88 0 4 0 11 0 11-6s-7-6-11-6c-30 0-59 0-88 0 0-30 0-59 0-88 0-5 0-11-7-11-6 0-6 6-6 11 0 29 0 58 0 88-30 0-58 0-88 0-5 0-11 0-11 6s6 6 11 6c30 0 58 0 88 0 0 29 0 59 0 88 0 4 0 10 6 10 7 0 7-6 7-10 0-29 0-59 0-88z"><text:p/></draw:path><draw:path draw:style-name="gr180" draw:text-style-name="P67" svg:width="0.0457in" svg:height="0.0862in" svg:x="0.8461in" svg:y="0.0075in" svg:viewBox="0 0 117 220" svg:d="M61 3c-2-1 0-3-4-3-7 0-30 2-38 3-3 0-6 1-6 6 0 4 2 4 7 4 15 0 16 2 16 5s-3 13-4 20c-9 34-18 68-27 102-3 16-5 20-5 31 0 30 17 49 41 49 37 0 76-46 76-91 0-28-17-50-42-50-15 0-27 9-37 19 8-32 15-64 23-95zM32 122c1-7 1-8 4-11 15-20 30-26 38-26 12 0 21 10 21 30 0 19-11 54-17 67-10 20-25 32-37 32-11 0-21-9-21-32 0-6 0-12 4-31 3-10 5-20 8-29z"><text:p/></draw:path><draw:path draw:style-name="gr180" draw:text-style-name="P67" svg:width="0.0283in" svg:height="0.1232in" svg:x="0.9063in" svg:y="0in" svg:viewBox="0 0 73 314" svg:d="M73 310c0-1 0-1-5-6-40-40-50-99-50-147 0-55 12-109 51-149 4-4 4-4 4-5 0-2-1-3-3-3-3 0-32 22-50 61-16 35-20 70-20 96 0 24 3 62 21 97 19 39 46 60 49 60 2 0 3-1 3-4z"><text:p/></draw:path><draw:path draw:style-name="gr180" draw:text-style-name="P67" svg:width="0.0827in" svg:height="0.0819in" svg:x="0.9492in" svg:y="0.0205in" svg:viewBox="0 0 211 209" svg:d="M112 111c29 0 58 0 88 0 4 0 11 0 11-6s-7-6-11-6c-30 0-59 0-88 0 0-30 0-59 0-88 0-5 0-11-7-11-6 0-6 6-6 11 0 29 0 58 0 88-30 0-58 0-88 0-5 0-11 0-11 6s6 6 11 6c30 0 58 0 88 0 0 29 0 59 0 88 0 4 0 10 6 10 7 0 7-6 7-10 0-29 0-59 0-88z"><text:p/></draw:path><draw:path draw:style-name="gr180" draw:text-style-name="P67" svg:width="0.0752in" svg:height="0.0843in" svg:x="1.0437in" svg:y="0.0079in" svg:viewBox="0 0 192 215" svg:d="M106 25c3-12 4-15 34-15 9 0 12 0 12-6 0-4-3-4-5-4-10 0-36 1-47 1-9 0-32-1-42-1-2 0-6 0-6 6 0 4 3 4 9 4 4 0 7 0 12 1s8 1 8 5c0 1 0 2-1 6-14 55-28 112-42 168-4 12-4 15-29 15-5 0-9 0-9 6 0 4 4 4 9 4 49 0 98 0 147 0 7 0 7 0 10-6 8-22 16-44 24-67 2-4 1-4 2-4 0-1-2-4-5-4s-2 2-4 7c-11 28-25 64-80 64-10 0-20 0-30 0-5 0-5 0-6-1-4 0-5 0-5-3 0-1 0-1 2-7 14-56 28-112 42-169z"><text:p/></draw:path><draw:path draw:style-name="gr180" draw:text-style-name="P67" svg:width="0.0858in" svg:height="0.089in" svg:x="1.1295in" svg:y="0.0055in" svg:viewBox="0 0 219 227" svg:d="M219 85c0-51-34-85-81-85-69 0-138 71-138 145 0 51 35 82 81 82 68 0 138-68 138-142zM83 219c-32 0-53-25-53-65 0-15 4-61 29-97 21-33 52-50 77-50 26 0 55 18 55 65 0 22-9 72-41 110-14 18-40 37-67 37z"><text:p/></draw:path><draw:path draw:style-name="gr180" draw:text-style-name="P67" svg:width="0.0843in" svg:height="0.0831in" svg:x="1.2248in" svg:y="0.0091in" svg:viewBox="0 0 215 212" svg:d="M128 22c2-9 3-11 7-12 3-1 14-1 20-1 31 0 46 2 46 26 0 5-1 17-3 25 0 1-1 6-1 7s1 3 5 3c2 0 3-3 4-7 3-18 6-37 8-55 1-1 1-4 1-5 0-3-3-3-8-3-58 0-117 0-175 0-9 0-9 0-11 6-7 18-13 37-19 55 0 1-1 4-2 6 0 2 2 3 4 3 3 0 3-1 5-6 17-49 25-55 72-55 5 0 8 0 13 0 9 0 9 2 9 4s-1 6-1 7c-15 56-28 111-43 167-3 12-4 15-37 15-12 0-14 0-14 6 0 4 4 4 6 4 8 0 17-1 26-1s18-1 27-1c8 0 17 1 26 1s18 1 27 1c3 0 7 0 7-7 0-3-3-3-11-3s-12 0-20-1c-10-1-11-1-11-7 0-2 0-2 1-6 14-55 27-111 42-166z"><text:p/></draw:path><draw:path draw:style-name="gr180" draw:text-style-name="P67" svg:width="0.0862in" svg:height="0.0866in" svg:x="1.3201in" svg:y="0.0079in" svg:viewBox="0 0 220 221" svg:d="M180 33c4-12 9-22 34-23 2 0 6 0 6-6-2-1 0-4-5-4-10 0-21 1-31 1-11 0-23-1-34-1-1 0-5 0-5 6 0 4 3 4 5 4 18 1 22 7 22 14 0 1-1 6-1 7-10 36-19 74-29 112-11 41-47 68-78 68-22 0-39-13-39-40 0-1 0-11 4-24 10-41 21-82 30-123 3-11 4-14 27-14 8 0 10 0 10-6 0-4-3-4-4-4-9 0-32 1-41 1s-31-1-40-1c-3 0-6 0-6 6 0 4 2 4 9 4 0 0 7 0 12 1 6 1 8 1 8 5 0 2-3 15-5 22-3 9-5 18-7 28-3 12-18 72-19 78-3 9-3 13-3 17 0 39 29 60 62 60 41 0 79-35 90-76 9-38 19-75 28-112z"><text:p/></draw:path><draw:path draw:style-name="gr180" draw:text-style-name="P67" svg:width="0.0736in" svg:height="0.089in" svg:x="1.4169in" svg:y="0.0055in" svg:viewBox="0 0 188 227" svg:d="M188 3c0-1-1-3-3-3s-2 0-6 4c-5 7-10 12-15 18-8-15-25-22-46-22-40 0-77 36-77 74 0 26 16 40 32 45 12 2 22 5 34 9 12 2 29 7 29 32 0 28-26 58-57 58-20 0-56-7-56-46 0-7 2-15 2-16 1-1 1-1 1-2 0-4-2-4-3-4-2 0-2 0-4 1-1 2-19 73-19 74 0 2 2 2 4 2 1 0 1 0 6-4 5-5 10-12 15-18 14 18 35 22 53 22 44 0 80-41 80-80 0-21-10-32-15-36-7-8-12-9-39-16-8-2-19-5-22-6-8-3-19-12-19-28 0-26 25-52 55-52 26 0 46 13 46 49 0 9-2 15-2 17 0 1 0 3 5 3 2 0 2-1 4-6 5-23 12-46 17-69z"><text:p/></draw:path><draw:path draw:style-name="gr180" draw:text-style-name="P67" svg:width="0.0823in" svg:height="0.0819in" svg:x="1.5287in" svg:y="0.0205in" svg:viewBox="0 0 210 209" svg:d="M112 111c29 0 58 0 88 0 4 0 10 0 10-6s-6-6-10-6c-30 0-59 0-88 0 0-30 0-59 0-88 0-5 0-11-7-11-6 0-6 6-6 11 0 29 0 58 0 88-30 0-59 0-89 0-5 0-10 0-10 6s5 6 10 6c30 0 59 0 89 0 0 29 0 59 0 88 0 4 0 10 6 10 7 0 7-6 7-10 0-29 0-59 0-88z"><text:p/></draw:path><draw:path draw:style-name="gr180" draw:text-style-name="P67" svg:width="0.0264in" svg:height="0.0862in" svg:x="1.6516in" svg:y="0.0075in" svg:viewBox="0 0 68 220" svg:d="M68 3c-2-1 0-3-5-3-7 0-30 2-38 3-2 0-6 1-6 6 0 4 3 4 8 4 15 0 15 2 15 5 0 2-1 4-1 6-13 52-26 105-39 157-2 3-2 6-2 10 0 18 14 29 29 29 10 0 18-6 23-17 6-12 10-30 10-31 0-3-3-3-4-3-3 0-3 1-4 5-5 21-12 40-24 40-10 0-10-11-10-14 0-9 1-10 2-16 15-60 30-121 46-181z"><text:p/></draw:path><draw:path draw:style-name="gr180" draw:text-style-name="P67" svg:width="0.0327in" svg:height="0.0823in" svg:x="1.6894in" svg:y="0.011in" svg:viewBox="0 0 84 210" svg:d="M81 12c0-7-4-12-12-12-9 0-17 8-17 17 0 5 5 11 12 11s17-7 17-16zM57 129c3-9 3-9 7-18 3-6 4-10 4-17 0-13-10-25-26-25-29 0-42 46-42 49 0 2 3 2 4 2 3 0 3 0 5-5 9-30 22-39 32-39 2 0 8 0 8 10 0 7-2 13-3 16-3 9-17 45-23 58-2 8-7 18-7 25 0 15 11 25 26 25 30 0 42-45 42-48s-3-3-4-3c-3 0-3 1-4 6-7 19-17 39-33 39-5 0-8-4-8-11 0-8 2-12 9-31 5-11 8-22 13-33z"><text:p/></draw:path><draw:path draw:style-name="gr180" draw:text-style-name="P67" svg:width="0.0673in" svg:height="0.0555in" svg:x="1.7323in" svg:y="0.0382in" svg:viewBox="0 0 172 142" svg:d="M19 120c-1 5-3 12-3 14 0 5 5 8 9 8s10-2 12-8c0-1 4-16 6-23 3-10 5-20 7-29 2-7 4-14 5-21 2-5 4-14 4-16 5-10 22-39 52-39 14 0 17 12 17 23 0 20-15 59-21 73-3 8-3 11-3 15 0 14 11 25 27 25 29 0 41-46 41-49 0-2-3-2-4-2-3 0-3 1-5 5-6 22-16 40-32 40-6 0-8-4-8-11 0-8 3-15 6-23 6-16 20-51 20-69 0-20-14-33-37-33-28 0-44 20-49 27-2-17-15-27-30-27-14 0-20 12-23 18-5 11-10 29-10 31s4 2 5 2c2 0 2 0 5-7 5-22 12-38 22-38 7 0 10 5 10 16 0 6-1 9-5 26-6 24-12 48-18 72z"><text:p/></draw:path><draw:path draw:style-name="gr180" draw:text-style-name="P67" svg:width="0.0476in" svg:height="0.0555in" svg:x="1.8091in" svg:y="0.0382in" svg:viewBox="0 0 122 142" svg:d="M45 67c9 0 32-1 49-8 21-10 23-28 23-32 0-14-12-27-34-27-35 0-83 31-83 85 0 33 19 57 50 57 45 0 72-33 72-37 0-2-2-4-4-4s-3 1-5 3c-24 32-59 32-63 32-24 0-27-27-27-37 0-4 0-14 5-32 5 0 12 0 17 0zM30 59c12-47 45-53 53-53 15 0 23 10 23 21 0 32-50 32-63 32-4 0-9 0-13 0z"><text:p/></draw:path><draw:path draw:style-name="gr180" draw:text-style-name="P67" svg:width="0.0567in" svg:height="0.0555in" svg:x="1.8665in" svg:y="0.0382in" svg:viewBox="0 0 145 142" svg:d="M105 20c-6-12-15-20-29-20-37 0-76 46-76 92 0 29 17 50 41 50 8 0 23-1 42-23 3 13 13 23 29 23 10 0 19-7 23-17 5-12 10-31 10-32 0-2-3-2-5-2s-2 1-3 5c-6 21-12 40-24 40-9 0-10-8-10-15s1-10 4-23c4-13 4-17 7-29 4-15 8-29 11-44 3-9 3-9 3-11 0-5-5-8-9-8-8 0-13 7-14 14zM85 102c-2 5-2 6-7 11-14 17-27 23-36 23-15 0-19-18-19-30 0-16 9-55 17-69 10-19 24-31 37-31 20 0 25 26 25 28s-1 4-2 6c-5 20-10 41-15 62z"><text:p/></draw:path><draw:path draw:style-name="gr180" draw:text-style-name="P67" svg:width="0.0504in" svg:height="0.0555in" svg:x="1.9311in" svg:y="0.0382in" svg:viewBox="0 0 129 142" svg:d="M18 120c-1 5-3 12-3 14 0 5 5 8 9 8 5 0 10-2 12-8 1-2 12-44 13-50 2-10 9-33 10-41 1-4 10-19 18-26 2-2 11-11 25-11 9 0 9 3 13 5-9 1-16 9-16 17 0 5 3 11 12 11 8 0 18-8 18-18 0-12-11-21-27-21-20 0-34 15-40 24-3-14-14-24-29-24s-20 12-23 18c-6 11-10 30-10 31 0 2 3 2 4 2 2 0 3 0 5-7 5-22 12-38 23-38 5 0 9 3 9 16 0 6 0 9-4 26-6 24-13 48-19 72z"><text:p/></draw:path><draw:path draw:style-name="gr180" draw:text-style-name="P67" svg:width="0.0327in" svg:height="0.0823in" svg:x="1.9906in" svg:y="0.011in" svg:viewBox="0 0 84 210" svg:d="M81 12c0-7-4-12-12-12-9 0-17 8-17 17 0 5 4 11 12 11 7 0 17-7 17-16zM57 129c3-9 3-9 7-18 2-6 4-10 4-17 0-13-10-25-27-25-29 0-41 46-41 49 0 2 3 2 4 2 3 0 3 0 5-5 8-30 21-39 32-39 2 0 8 0 8 10 0 7-2 13-4 16-3 9-16 45-22 58-3 8-7 18-7 25 0 15 11 25 26 25 30 0 42-45 42-48s-3-3-5-3-2 1-4 6c-6 19-16 39-33 39-5 0-7-4-7-11 0-8 2-12 9-31 5-11 8-22 13-33z"><text:p/></draw:path><draw:path draw:style-name="gr180" draw:text-style-name="P67" svg:width="0.0378in" svg:height="0.0783in" svg:x="2.0327in" svg:y="0.0157in" svg:viewBox="0 0 97 200" svg:d="M58 72c10 0 19 0 29 0 7 0 10 0 10-7 0-3-3-3-9-3-9 0-19 0-28 0 12-45 13-51 13-53 0-5-4-9-9-9-1 0-10 1-13 12-4 17-8 33-12 50-10 0-20 0-30 0-6 0-9 0-9 5s3 5 9 5c9 0 19 0 28 0-23 88-24 93-24 99 0 17 11 29 28 29 33 0 51-45 51-48s-3-3-4-3c-2 0-3 1-4 5-14 31-31 39-42 39-6 0-10-4-10-14 0-8 1-10 2-15 8-31 16-62 24-92z"><text:p/></draw:path><draw:path draw:style-name="gr180" draw:text-style-name="P67" svg:width="0.0567in" svg:height="0.0555in" svg:x="2.0799in" svg:y="0.0382in" svg:viewBox="0 0 145 142" svg:d="M105 20c-6-12-15-20-29-20-37 0-76 46-76 92 0 29 17 50 41 50 8 0 23-1 42-23 3 13 13 23 29 23 10 0 19-7 23-17 5-12 10-31 10-32 0-2-3-2-5-2s-2 1-3 5c-6 21-12 40-24 40-9 0-10-8-10-15s1-10 4-23c4-13 4-17 7-29 4-15 8-29 11-44 3-9 3-9 3-11 0-5-4-8-9-8-8 0-13 7-14 14zM85 102c-2 5-2 6-7 11-14 17-27 23-36 23-15 0-19-18-19-30 0-16 9-55 17-69 10-19 24-31 37-31 20 0 25 26 25 28s-1 4-2 6c-5 20-10 41-15 62z"><text:p/></draw:path><draw:path draw:style-name="gr180" draw:text-style-name="P67" svg:width="0.0287in" svg:height="0.1232in" svg:x="2.1476in" svg:y="0in" svg:viewBox="0 0 74 314" svg:d="M74 157c0-24-4-63-21-98-19-38-46-59-49-59-2 0-4 1-4 3 0 1 0 1 6 8 32 30 50 81 50 146 0 53-12 108-51 149-5 3-5 3-5 4 0 3 2 4 4 4 3 0 31-22 50-61 16-35 20-71 20-96z"><text:p/></draw:path></draw:g></draw:g><text:s text:c="2"/><draw:g text:anchor-type="as-char" svg:y="-0.0827in" draw:z-index="78" draw:name="Shape18" draw:style-name="gr178"><svg:title>TexMaths</svg:title><svg:desc>8§inline§(4) \text{pouze pro disk.pr.: linearita:} = \sum_{\omega \in \Omega}(X(\omega) + Y(\omega)) P(\omega) \  (1)  \mathbb{E}(X)=\sum_{x \in Im(X)} x(P=x) \geq 0,  \mathbb{E}(X) = 0: \implies xP(X=x) = 0 \implies x=0 \vee P(X=x)=0. §svg§600§FALSE§</svg:desc><draw:g draw:style-name="gr2"><draw:path draw:style-name="gr179" draw:text-style-name="P66" svg:width="7.6909in" svg:height="0.1232in" svg:x="0.0004in" svg:y="0.0063in" svg:viewBox="0 0 19536 314" svg:d="M9769 314c-3257 0-6513 0-9769 0 0-105 0-209 0-314 6512 0 13024 0 19536 0 0 105 0 209 0 314-3256 0-6512 0-9767 0z"><text:p/></draw:path><draw:path draw:style-name="gr180" draw:text-style-name="P67" svg:width="0.0256in" svg:height="0.1094in" svg:x="0.0059in" svg:y="0.0004in" svg:viewBox="0 0 66 279" svg:d="M66 277c0-1 0-2-5-6-35-35-45-89-45-130 0-49 11-98 46-133 4-4 4-4 4-5 0-2-2-3-4-3s-28 19-44 55c-15 30-18 62-18 86 0 21 3 54 18 86 17 34 42 52 44 52s4 0 4-2z"><text:p/></draw:path><draw:path draw:style-name="gr180" draw:text-style-name="P67" svg:width="0.0484in" svg:height="0.0736in" svg:x="0.0413in" svg:y="0.0087in" svg:viewBox="0 0 124 188" svg:d="M74 143c0 8 0 16 0 25 0 10 0 12-20 12-3 0-4 0-7 0 0 3 0 6 0 8 12 0 27 0 39 0 11 0 26 0 37 0 0-2 0-5 0-8-1 0-4 0-5 0-21 0-22-2-22-12 0-9 0-17 0-25 10 0 18 0 28 0 0-3 0-6 0-8-10 0-18 0-28 0 0-43 0-86 0-128 0-5 0-7-4-7-2 0-4 0-6 3-28 44-57 88-86 132 0 2 0 5 0 8 25 0 50 0 74 0zM76 135c-22 0-46 0-68 0 22-35 46-70 68-105 0 35 0 70 0 105z"><text:p/></draw:path><draw:path draw:style-name="gr180" draw:text-style-name="P67" svg:width="0.0252in" svg:height="0.1094in" svg:x="0.0996in" svg:y="0.0004in" svg:viewBox="0 0 65 279" svg:d="M65 141c0-23-3-56-19-88-16-35-40-53-44-53-1 0-2 2-2 3s0 1 5 7c28 28 44 71 44 131 0 47-11 95-46 131-3 3-3 4-3 5 0 2 1 2 2 2 4 0 28-19 45-54 15-31 18-61 18-84z"><text:p/></draw:path><draw:path draw:style-name="gr180" draw:text-style-name="P67" svg:width="0.0539in" svg:height="0.0697in" svg:x="0.1394in" svg:y="0.0339in" svg:viewBox="0 0 138 178" svg:d="M41 18c0-6 0-12 0-18-14 1-27 2-41 3 0 3 0 6 0 9 20 0 22 2 22 14 0 43 0 87 0 131 0 13-3 13-22 13 0 2 0 5 0 8 10 0 24-1 31-1 8 0 23 1 32 1 0-3 0-6 0-8-18 0-21 0-21-13 0-16 0-32 0-47 0-1 0-1 0-2 1 4 12 19 34 19 34 0 62-27 62-63s-27-64-58-64c-22 0-34 13-39 18zM42 92c0-21 0-42 0-62 8-15 21-23 36-23 20 0 37 25 37 57 0 33-19 57-40 57-11 0-22-6-29-17-4-6-4-7-4-12z"><text:p/></draw:path><draw:path draw:style-name="gr180" draw:text-style-name="P67" svg:width="0.0488in" svg:height="0.0504in" svg:x="0.2039in" svg:y="0.0335in" svg:viewBox="0 0 125 129" svg:d="M125 65c0-35-28-65-63-65s-62 30-62 65c0 37 30 64 62 64 34 0 63-28 63-64zM62 121c-12 0-24-5-32-18-7-12-7-30-7-40s0-25 7-38c8-13 21-19 32-19 12 0 24 7 32 19s8 28 8 38 0 26-7 38c-6 12-18 20-33 20z"><text:p/></draw:path><draw:path draw:style-name="gr180" draw:text-style-name="P67" svg:width="0.0555in" svg:height="0.0496in" svg:x="0.2598in" svg:y="0.0339in" svg:viewBox="0 0 142 127" svg:d="M101 102c0 8 0 16 0 25 13-2 27-2 41-3 0-3 0-7 0-9-20 0-22-2-22-15 0-34 0-66 0-100-14 1-28 2-42 3 0 3 0 6 0 9 20 0 22 2 22 16 0 17 0 33 0 49 0 25-13 44-34 44-24 0-24-13-24-28 0-31 0-62 0-93-14 1-28 2-42 3 0 3 0 6 0 9 22 0 22 1 22 26 0 14 0 27 0 42 0 21 0 47 43 47 16 0 28-8 36-25z"><text:p/></draw:path><draw:path draw:style-name="gr180" draw:text-style-name="P67" svg:width="0.0409in" svg:height="0.0472in" svg:x="0.3209in" svg:y="0.0358in" svg:viewBox="0 0 105 121" svg:d="M102 9c2-3 2-4 2-5 0-4-2-4-7-4-30 0-60 0-90 0-1 15-2 30-3 46 2 0 5 0 7 0 2-29 7-40 38-40 10 0 21 0 32 0-27 36-52 71-79 106-2 3-2 4-2 5 0 4 2 4 7 4 31 0 62 0 93 0 2-18 3-36 5-52-3 0-5 0-7 0-3 32-8 45-41 45-11 0-22 0-33 0 26-35 52-70 78-105z"><text:p/></draw:path><draw:path draw:style-name="gr180" draw:text-style-name="P67" svg:width="0.0425in" svg:height="0.0504in" svg:x="0.3701in" svg:y="0.0335in" svg:viewBox="0 0 109 129" svg:d="M24 55c2-41 25-49 34-49 30 0 32 38 32 49-22 0-44 0-66 0zM23 61c27 0 53 0 79 0 6 0 7 0 7-6 0-28-15-55-51-55-32 0-58 29-58 64 0 37 30 65 62 65 35 0 47-32 47-36s-2-4-3-4c-3 0-4 2-4 4-10 28-36 28-38 28-14 0-26-8-32-18-9-14-9-32-9-42z"><text:p/></draw:path><draw:path draw:style-name="gr180" draw:text-style-name="P67" svg:width="0.0539in" svg:height="0.0697in" svg:x="0.4563in" svg:y="0.0339in" svg:viewBox="0 0 138 178" svg:d="M40 18c0-6 0-12 0-18-14 1-26 2-40 3 0 3 0 6 0 9 20 0 22 2 22 14 0 43 0 87 0 131 0 13-4 13-22 13 0 2 0 5 0 8 10 0 24-1 31-1 8 0 22 1 32 1 0-3 0-6 0-8-19 0-22 0-22-13 0-16 0-32 0-47 0-1 0-1 0-2 1 4 13 19 35 19 33 0 62-27 62-63s-27-64-59-64c-21 0-33 13-39 18zM41 92c0-21 0-42 0-62 9-15 22-23 37-23 20 0 37 25 37 57 0 33-20 57-41 57-11 0-21-6-29-17-4-6-4-7-4-12z"><text:p/></draw:path><draw:path draw:style-name="gr180" draw:text-style-name="P67" svg:width="0.0366in" svg:height="0.0484in" svg:x="0.5177in" svg:y="0.0339in" svg:viewBox="0 0 94 124" svg:d="M39 31c0-10 0-21 0-31-13 1-26 2-39 3 0 3 0 6 0 9 20 0 22 2 22 16 0 25 0 49 0 75 0 12-4 12-22 12 0 2 0 6 0 9 11 0 24-1 32-1 11 0 25 0 36 1 0-3 0-7 0-9-2 0-4 0-6 0-21 0-21-2-21-13 0-14 0-29 0-43 0-28 11-53 33-53 1 0 2 0 3 0-1 1-7 4-7 12s6 12 12 12c5 0 12-4 12-12 0-10-8-18-20-18-21 0-31 19-35 31z"><text:p/></draw:path><draw:path draw:style-name="gr180" draw:text-style-name="P67" svg:width="0.0484in" svg:height="0.0504in" svg:x="0.561in" svg:y="0.0335in" svg:viewBox="0 0 124 129" svg:d="M124 65c0-35-28-65-62-65-35 0-62 30-62 65 0 37 29 64 62 64 34 0 62-28 62-64zM62 121c-12 0-24-5-32-18-7-12-7-30-7-40s0-25 7-38c8-13 20-19 32-19s24 7 32 19c7 12 7 28 7 38s0 26-7 38c-5 12-18 20-32 20z"><text:p/></draw:path><draw:path draw:style-name="gr180" draw:text-style-name="P67" svg:width="0.0539in" svg:height="0.0768in" svg:x="0.6539in" svg:y="0.0067in" svg:viewBox="0 0 138 196" svg:d="M97 179c0 5 0 12 0 17 13 0 28-1 41-3 0-2 0-5 0-9-20 0-22-1-22-14 0-57 0-113 0-170-14 1-26 2-40 3 0 3 0 6 0 9 19 0 22 2 22 15 0 20 0 40 0 61-8-11-20-18-36-18-33 0-62 28-62 64 0 35 27 62 59 62 19 0 31-9 38-17zM97 104c0 19 0 38 0 57 0 5 0 6-3 11-8 12-21 19-33 19-13 0-23-8-30-18-7-11-8-27-8-39 0-10 0-27 9-40 6-8 16-17 31-17 11 0 22 4 31 16 3 5 3 6 3 11z"><text:p/></draw:path><draw:path draw:style-name="gr180" draw:text-style-name="P67" svg:width="0.0236in" svg:height="0.0728in" svg:x="0.7154in" svg:y="0.0098in" svg:viewBox="0 0 61 186" svg:d="M41 63c-13 1-27 2-39 3 0 3 0 6 0 9 18 0 20 2 20 15 0 25 0 51 0 76 0 12-3 12-22 12 0 2 0 6 0 8 10 0 25-1 31-1 10 0 20 1 30 1 0-2 0-6 0-8-19 0-20-1-20-12 0-34 0-69 0-103zM42 14c0-8-7-14-15-14-9 0-15 7-15 14 0 8 6 16 15 16 8 0 15-7 15-16z"><text:p/></draw:path><draw:path draw:style-name="gr180" draw:text-style-name="P67" svg:width="0.0358in" svg:height="0.0504in" svg:x="0.7461in" svg:y="0.0335in" svg:viewBox="0 0 92 129" svg:d="M50 71c5 2 28 6 28 26 0 14-9 26-32 26s-33-16-38-40c-2-4-2-5-4-5-4 0-4 2-4 7 0 12 0 24 0 37 0 5 0 7 3 7 2 0 2 0 7-6 2-2 0-1 6-6 12 12 25 12 30 12 33 0 46-19 46-40 0-14-9-23-12-26-9-9-20-11-32-14-16-3-34-6-34-22 0-10 7-21 31-21 31 0 33 24 33 33 0 3 3 3 4 3 3 0 3-1 3-7 0-9 0-18 0-28 0-5 0-7-3-7-1 0-2 0-6 3-1 2-3 4-5 5-10-8-21-8-26-8-35 0-45 19-45 34 0 11 5 18 12 24 9 7 17 9 38 13z"><text:p/></draw:path><draw:path draw:style-name="gr180" draw:text-style-name="P67" svg:width="0.0531in" svg:height="0.0756in" svg:x="0.7894in" svg:y="0.0067in" svg:viewBox="0 0 136 193" svg:d="M22 173c0 11-4 11-22 11 0 4 0 7 0 9 10 0 22-1 30-1 9 0 20 1 32 1 0-2 0-5 0-9-20 0-23 0-23-11 0-9 0-19 0-28 7-6 12-12 19-16 21 29 33 45 33 50s-5 5-10 5c0 4 0 7 0 9 8 0 25-1 30-1 8 0 16 1 25 1 0-2 0-5 0-9-10 0-17 0-27-13-12-17-24-34-36-50 0-1-2-3-2-4 0 0 20-17 23-20 17-14 29-15 36-15 0-3 0-6 0-9-9 1-12 1-20 1-11 0-28-1-32-1 0 3 0 6 0 9 5 0 8 3 8 7 0 6-4 9-6 11-13 11-26 22-39 34 0-45 0-89 0-134-14 1-27 2-41 3 0 3 0 6 0 9 20 0 22 2 22 15 0 49 0 98 0 146z"><text:p/></draw:path><draw:path draw:style-name="gr180" draw:text-style-name="P67" svg:width="0.0114in" svg:height="0.0114in" svg:x="0.8539in" svg:y="0.0713in" svg:viewBox="0 0 30 30" svg:d="M30 15c0-8-8-15-16-15s-14 7-14 15 6 15 14 15 16-7 16-15z"><text:p/></draw:path><draw:path draw:style-name="gr180" draw:text-style-name="P67" svg:width="0.0539in" svg:height="0.0697in" svg:x="0.8783in" svg:y="0.0339in" svg:viewBox="0 0 138 178" svg:d="M41 18c0-6 0-12 0-18-14 1-27 2-41 3 0 3 0 6 0 9 20 0 22 2 22 14 0 43 0 87 0 131 0 13-3 13-22 13 0 2 0 5 0 8 10 0 24-1 31-1 8 0 23 1 32 1 0-3 0-6 0-8-18 0-21 0-21-13 0-16 0-32 0-47 0-1 0-1 0-2 0 4 12 19 34 19 34 0 62-27 62-63s-27-64-58-64c-22 0-34 13-39 18zM42 92c0-21 0-42 0-62 8-15 21-23 36-23 20 0 37 25 37 57 0 33-19 57-40 57-12 0-22-6-29-17-4-6-4-7-4-12z"><text:p/></draw:path><draw:path draw:style-name="gr180" draw:text-style-name="P67" svg:width="0.0366in" svg:height="0.0484in" svg:x="0.9398in" svg:y="0.0339in" svg:viewBox="0 0 94 124" svg:d="M39 31c0-10 0-21 0-31-13 1-26 2-39 3 0 3 0 6 0 9 20 0 22 2 22 16 0 25 0 49 0 75 0 12-3 12-22 12 0 2 0 6 0 9 11 0 24-1 32-1 11 0 25 0 36 1 0-3 0-7 0-9-2 0-4 0-6 0-20 0-21-2-21-13 0-14 0-29 0-43 0-28 12-53 33-53 2 0 2 0 3 0-1 1-7 4-7 12s7 12 12 12c6 0 12-4 12-12 0-10-8-18-20-18-20 0-31 19-35 31z"><text:p/></draw:path><draw:path draw:style-name="gr180" draw:text-style-name="P67" svg:width="0.0114in" svg:height="0.0114in" svg:x="0.9894in" svg:y="0.0713in" svg:viewBox="0 0 30 30" svg:d="M30 15c0-8-7-15-15-15s-15 7-15 15 7 15 15 15 15-7 15-15z"><text:p/></draw:path><draw:path draw:style-name="gr180" draw:text-style-name="P67" svg:width="0.0114in" svg:height="0.0472in" svg:x="1.0205in" svg:y="0.0358in" svg:viewBox="0 0 30 121" svg:d="M30 15c0-8-7-15-15-15-9 0-15 7-15 15s6 15 15 15c8 0 15-7 15-15zM30 106c0-8-7-15-15-15-9 0-15 7-15 15s6 15 15 15c8 0 15-7 15-15z"><text:p/></draw:path><draw:path draw:style-name="gr180" draw:text-style-name="P67" svg:width="0.024in" svg:height="0.0756in" svg:x="1.0945in" svg:y="0.0067in" svg:viewBox="0 0 62 193" svg:d="M41 0c-14 1-27 2-41 3 0 3 0 6 0 9 20 0 22 2 22 15 0 49 0 98 0 146 0 11-3 11-22 11 0 4 0 7 0 9 10 0 24-1 31-1s21 1 31 1c0-2 0-5 0-9-18 0-21 0-21-11 0-58 0-116 0-173z"><text:p/></draw:path><draw:path draw:style-name="gr180" draw:text-style-name="P67" svg:width="0.0232in" svg:height="0.0728in" svg:x="1.1252in" svg:y="0.0098in" svg:viewBox="0 0 60 186" svg:d="M40 63c-13 1-26 2-39 3 0 3 0 6 0 9 18 0 21 2 21 15 0 25 0 51 0 76 0 12-4 12-22 12 0 2 0 6 0 8 9 0 24-1 30-1 11 0 20 1 30 1 0-2 0-6 0-8-18 0-20-1-20-12 0-34 0-69 0-103zM42 14c0-8-8-14-16-14s-14 7-14 14c0 8 6 16 14 16s16-7 16-16z"><text:p/></draw:path><draw:path draw:style-name="gr180" draw:text-style-name="P67" svg:width="0.0555in" svg:height="0.0484in" svg:x="1.1559in" svg:y="0.0339in" svg:viewBox="0 0 142 124" svg:d="M22 28c0 25 0 49 0 75 0 12-3 12-22 12 0 2 0 6 0 9 10 0 24-1 32-1 7 0 22 1 31 1 0-3 0-7 0-9-18 0-21 0-21-12 0-18 0-35 0-52 0-29 20-45 37-45 18 0 21 16 21 32 0 21 0 43 0 65 0 12-3 12-22 12 0 2 0 6 0 9 10 0 24-1 32-1s22 1 32 1c0-3 0-7 0-9-15 0-22 0-23-8 0-18 0-36 0-54 0-23 0-32-9-43-3-4-12-10-28-10-21 0-35 12-42 30 0-10 0-20 0-30-14 1-26 2-40 3 0 3 0 6 0 9 20 0 22 2 22 16z"><text:p/></draw:path><draw:path draw:style-name="gr180" draw:text-style-name="P67" svg:width="0.0425in" svg:height="0.0504in" svg:x="1.2169in" svg:y="0.0335in" svg:viewBox="0 0 109 129" svg:d="M23 55c2-41 26-49 35-49 29 0 32 38 32 49-22 0-44 0-67 0zM23 61c27 0 52 0 79 0 6 0 7 0 7-6 0-28-15-55-51-55-32 0-58 29-58 64 0 37 30 65 62 65 34 0 47-32 47-36s-3-4-4-4c-3 0-3 2-3 4-11 28-36 28-39 28-13 0-25-8-31-18-9-14-9-32-9-42z"><text:p/></draw:path><draw:path draw:style-name="gr180" draw:text-style-name="P67" svg:width="0.0492in" svg:height="0.0504in" svg:x="1.2677in" svg:y="0.0335in" svg:viewBox="0 0 126 129" svg:d="M82 105c1 11 8 22 22 22 6 0 22-3 22-26 0-6 0-12 0-16-2 0-4 0-6 0 0 4 0 10 0 16 0 16-7 18-10 18-10 0-11-13-11-14 0-20 0-38 0-56 0-12 0-23-10-34-11-10-25-15-39-15-23 0-42 14-42 32 0 8 6 13 13 13 8 0 13-6 13-13 0-3-1-13-14-13 7-9 21-13 30-13 14 0 30 12 30 36 0 4 0 7 0 11-14 0-34 1-52 9-21 10-28 25-28 37 0 22 27 30 45 30s32-12 37-24zM80 58c0 9 0 19 0 28 0 27-21 37-33 37-14 0-25-10-25-24 0-16 12-39 58-41z"><text:p/></draw:path><draw:path draw:style-name="gr180" draw:text-style-name="P67" svg:width="0.0366in" svg:height="0.0484in" svg:x="1.3217in" svg:y="0.0339in" svg:viewBox="0 0 94 124" svg:d="M39 31c0-10 0-21 0-31-13 1-26 2-39 3 0 3 0 6 0 9 19 0 22 2 22 16 0 25 0 49 0 75 0 12-4 12-22 12 0 2 0 6 0 9 10 0 24-1 32-1 11 0 24 0 35 1 0-3 0-7 0-9-1 0-4 0-5 0-21 0-22-2-22-13 0-14 0-29 0-43 0-28 12-53 34-53 1 0 2 0 3 0-1 1-7 4-7 12s6 12 12 12c5 0 12-4 12-12 0-10-8-18-20-18-21 0-31 19-35 31z"><text:p/></draw:path><draw:path draw:style-name="gr180" draw:text-style-name="P67" svg:width="0.0232in" svg:height="0.0728in" svg:x="1.3654in" svg:y="0.0098in" svg:viewBox="0 0 60 186" svg:d="M41 63c-13 1-27 2-39 3 0 3 0 6 0 9 17 0 20 2 20 15 0 25 0 51 0 76 0 12-3 12-22 12 0 2 0 6 0 8 9 0 24-1 31-1 10 0 19 1 29 1 0-2 0-6 0-8-18 0-19-1-19-12 0-34 0-69 0-103zM42 14c0-8-8-14-15-14-9 0-15 7-15 14 0 8 6 16 15 16 7 0 15-7 15-16z"><text:p/></draw:path><draw:path draw:style-name="gr180" draw:text-style-name="P67" svg:width="0.0343in" svg:height="0.0685in" svg:x="1.3945in" svg:y="0.0157in" svg:viewBox="0 0 88 175" svg:d="M43 60c14 0 27 0 40 0 0-3 0-6 0-9-13 0-26 0-40 0 0-17 0-34 0-51-2 0-5 0-7 0 0 22-9 53-36 53 0 3 0 4 0 7 8 0 16 0 24 0 0 25 0 51 0 77 0 35 26 38 36 38 20 0 28-20 28-38 0-5 0-11 0-16-2 0-5 0-7 0 0 5 0 10 0 16 0 20-8 31-19 31-19 0-19-25-19-30 0-26 0-53 0-78z"><text:p/></draw:path><draw:path draw:style-name="gr180" draw:text-style-name="P67" svg:width="0.0492in" svg:height="0.0504in" svg:x="1.4402in" svg:y="0.0335in" svg:viewBox="0 0 126 129" svg:d="M82 105c0 11 8 22 21 22 7 0 23-3 23-26 0-6 0-12 0-16-2 0-4 0-7 0 0 4 0 10 0 16 0 16-6 18-9 18-10 0-11-13-11-14 0-20 0-38 0-56 0-12 0-23-10-34-11-10-25-15-39-15-23 0-42 14-42 32 0 8 6 13 13 13 8 0 13-6 13-13 0-3-2-13-15-13 8-9 22-13 31-13 13 0 29 12 29 36 0 4 0 7 0 11-13 0-33 1-51 9-22 10-28 25-28 37 0 22 27 30 45 30s31-12 37-24zM79 58c0 9 0 19 0 28 0 27-20 37-33 37s-24-10-24-24c0-16 11-39 57-41z"><text:p/></draw:path><draw:path draw:style-name="gr180" draw:text-style-name="P67" svg:width="0.0114in" svg:height="0.0472in" svg:x="1.5004in" svg:y="0.0358in" svg:viewBox="0 0 30 121" svg:d="M30 15c0-8-8-15-16-15s-14 7-14 15 6 15 14 15 16-7 16-15zM30 106c0-8-8-15-16-15s-14 7-14 15 6 15 14 15 16-7 16-15z"><text:p/></draw:path><draw:path draw:style-name="gr180" draw:text-style-name="P67" svg:width="0.0728in" svg:height="0.0252in" svg:x="1.5587in" svg:y="0.0429in" svg:viewBox="0 0 186 65" svg:d="M177 11c5 0 9 0 9-5 0-6-4-6-8-6-56 0-113 0-169 0-4 0-9 0-9 6 0 5 5 5 9 5 56 0 112 0 168 0zM178 65c4 0 8 0 8-5 0-6-4-6-9-6-56 0-112 0-168 0-4 0-9 0-9 6 0 5 5 5 9 5 56 0 113 0 169 0z"><text:p/></draw:path><draw:path draw:style-name="gr180" draw:text-style-name="P67" svg:width="0.1043in" svg:height="0.1094in" svg:x="1.6752in" svg:y="0.0004in" svg:viewBox="0 0 266 279" svg:d="M103 150c-33 41-66 82-100 122-2 3-2 3-2 4 0 3 2 3 7 3 78 0 156 0 234 0 8-23 16-46 24-69-3 0-5 0-8 0-7 21-25 37-49 46-5 1-24 8-66 8-40 0-79 0-119 0 33-40 65-80 98-119 1-3 2-4 2-4 0-2 0-2-2-4-30-43-61-84-92-126 38 0 75 0 112 0 32 0 97 3 116 54 3 0 5 0 8 0-8-21-16-43-24-65-78 0-156 0-234 0-7 0-8 1-8 9 34 47 69 94 103 141z"><text:p/></draw:path><draw:path draw:style-name="gr180" draw:text-style-name="P67" svg:width="0.05in" svg:height="0.0346in" svg:x="1.7886in" svg:y="0.0819in" svg:viewBox="0 0 128 89" svg:d="M128 14c0-6-2-14-10-14-5 0-11 6-11 11 0 7 11 8 11 21s-12 41-35 41c-9 0-17-7-20-15 3-5 7-18 7-23 0-3-1-6-4-6-11 0-12 21-12 28-5 7-15 16-28 16-10 0-18-10-18-23 0-23 20-41 20-44s-2-5-4-5-3 1-5 3-5 7-7 11c-7 11-12 28-12 42 0 16 6 32 25 32 13 0 24-9 31-20 4 12 13 20 25 20 35 0 47-59 47-75z"><text:p/></draw:path><draw:path draw:style-name="gr180" draw:text-style-name="P67" svg:width="0.0425in" svg:height="0.05in" svg:x="1.8528in" svg:y="0.0717in" svg:viewBox="0 0 109 128" svg:d="M101 69c3 0 8 0 8-5s-4-5-8-5c-31 0-60 0-91 0 3-29 27-49 57-49 11 0 23 0 34 0 3 0 8 0 8-5s-4-5-8-5c-11 0-23 0-35 0-36 0-66 29-66 64 0 36 30 64 66 64 12 0 24 0 35 0 3 0 8 0 8-5s-4-5-8-5c-11 0-23 0-34 0-30 0-54-21-57-49 31 0 60 0 91 0z"><text:p/></draw:path><draw:path draw:style-name="gr180" draw:text-style-name="P67" svg:width="0.0539in" svg:height="0.0539in" svg:x="1.9087in" svg:y="0.0622in" svg:viewBox="0 0 138 138" svg:d="M138 105c-3 0-4 0-7 0 0 0-2 10-4 14-1 3-1 5-13 5-6 0-12 0-17 0 3-11 9-19 20-34 9-13 18-25 18-41 0-27-29-49-66-49-38 0-67 22-67 49 0 17 10 30 24 48 5 8 12 16 15 27-6 0-11 0-17 0-11 0-12-2-14-3-1-4-4-16-4-16-2 0-4 0-6 0 2 11 5 22 7 33 12 0 23 0 35 0 4 0 6 0 6-5 0-13-7-30-11-40-8-17-13-30-13-44 0-28 22-43 45-43s45 15 45 43c0 14-6 28-12 43-4 10-12 27-12 41 0 5 1 5 5 5 12 0 23 0 35 0 3-11 5-22 8-33z"><text:p/></draw:path><draw:path draw:style-name="gr180" draw:text-style-name="P67" svg:width="0.0256in" svg:height="0.1094in" svg:x="1.9839in" svg:y="0.0004in" svg:viewBox="0 0 66 279" svg:d="M66 277c0-1 0-2-5-6-35-35-45-89-45-130 0-49 11-98 46-133 4-4 4-4 4-5 0-2-2-3-4-3s-28 19-44 55c-15 30-18 62-18 86 0 21 3 54 18 86 17 34 42 52 44 52s4 0 4-2z"><text:p/></draw:path><draw:path draw:style-name="gr180" draw:text-style-name="P67" svg:width="0.0909in" svg:height="0.0744in" svg:x="2.0189in" svg:y="0.0083in" svg:viewBox="0 0 232 190" svg:d="M129 76c-8-19-15-38-23-56-1-2-1-2-2-3 0-2 5-7 17-8 2-1 5-1 5-6 0-3-3-3-4-3-12 0-24 1-36 1-7 0-24-1-31-1-1 0-5 0-5 6 0 3 3 3 7 3 17 0 18 2 21 9 11 26 22 51 33 78-20 21-40 41-60 63-1 1-2 1-3 3-14 15-27 19-42 20-3 0-6 0-6 6 2 0 0 2 4 2 8 0 18-1 26-1 11 0 22 1 32 1 1 0 5 0 5-6 0-2-3-2-4-2-2 0-11-1-11-8 0-5 5-10 8-13 10-10 19-20 29-30 8-10 17-18 25-27 9 21 19 44 28 66 1 3 1 2 2 4 0 2-6 7-17 8-3 0-5 0-5 5 0 3 3 3 4 3 8 0 28-1 36-1 7 0 24 1 31 1 1 0 5 0 5-5 0-3-3-3-5-3-19 0-19-1-24-12-11-26-30-69-36-86 18-20 48-54 57-62 8-6 19-12 36-13 4-1 6-1 6-6 0-1 0-3-4-3-8 0-18 1-26 1-11 0-21-1-32-1-1 0-4 0-4 6 0 1 0 2 3 3 2 0 11 1 11 8 0 4-3 8-6 10-15 16-30 33-45 49z"><text:p/></draw:path><draw:path draw:style-name="gr180" draw:text-style-name="P67" svg:width="0.0256in" svg:height="0.1094in" svg:x="2.1272in" svg:y="0.0004in" svg:viewBox="0 0 66 279" svg:d="M66 277c0-1 0-2-5-6-35-35-44-89-44-130 0-49 10-98 45-133 4-4 4-4 4-5 0-2-1-3-4-3-2 0-28 19-44 55-14 30-18 62-18 86 0 21 3 54 19 86 17 34 41 52 43 52 3 0 4 0 4-2z"><text:p/></draw:path><draw:path draw:style-name="gr180" draw:text-style-name="P67" svg:width="0.065in" svg:height="0.0496in" svg:x="2.1606in" svg:y="0.0339in" svg:viewBox="0 0 166 127" svg:d="M166 20c0-13-4-20-11-20s-15 7-15 14c0 2 2 5 5 8 4 4 9 12 9 24 0 11-5 27-14 39-8 12-18 22-32 22-16 0-25-10-27-26 3-7 9-24 9-32 0-3-1-7-4-7s-6 1-8 5c-4 6-7 24-7 34-9 13-21 26-38 26-19 0-24-17-24-32 0-35 29-65 29-69 0-3-3-4-6-4-4 0-6 3-7 5-15 21-25 54-25 80 0 19 6 40 29 40 20 0 33-14 44-30 2 17 13 30 30 30 23 0 35-17 46-38 7-14 17-51 17-69z"><text:p/></draw:path><draw:path draw:style-name="gr180" draw:text-style-name="P67" svg:width="0.0252in" svg:height="0.1094in" svg:x="2.2386in" svg:y="0.0004in" svg:viewBox="0 0 65 279" svg:d="M65 141c0-23-3-56-19-88-16-35-40-53-44-53-1 0-2 2-2 3s0 1 5 7c28 28 44 71 44 131 0 47-11 95-46 131-3 3-3 4-3 5 0 2 1 2 2 2 4 0 28-19 45-54 15-31 18-61 18-84z"><text:p/></draw:path><draw:path draw:style-name="gr180" draw:text-style-name="P67" svg:width="0.0732in" svg:height="0.0724in" svg:x="2.3059in" svg:y="0.0193in" svg:viewBox="0 0 187 185" svg:d="M99 99c27 0 52 0 79 0 4 0 9 0 9-6 0-5-5-5-9-5-27 0-52 0-79 0 0-27 0-53 0-79 0-4 0-9-5-9-6 0-6 5-6 9 0 26 0 52 0 79-26 0-52 0-78 0-4 0-10 0-10 5 0 6 6 6 10 6 26 0 52 0 78 0 0 26 0 52 0 78 0 4 0 8 6 8 5 0 5-4 5-8 0-26 0-52 0-78z"><text:p/></draw:path><draw:path draw:style-name="gr180" draw:text-style-name="P67" svg:width="0.0803in" svg:height="0.0744in" svg:x="2.4142in" svg:y="0.0083in" svg:viewBox="0 0 205 190" svg:d="M158 32c2-2 3-2 4-4 8-9 18-18 37-19 3-1 6-1 6-6 0-2-2-3-4-3-7 0-15 1-23 1-9 0-20-1-28-1-2 0-6 0-6 5 0 3 3 4 5 4 1 0 9 0 9 6 0 5-6 12-7 14-21 24-44 49-65 74-11-28-20-55-31-83-1-4-1-3-1-5 0-6 13-6 16-6 4 0 7 0 7-6 0-3-3-3-4-3-8 0-28 1-36 1-7 0-24-1-31-1-2 0-6 0-6 6 0 3 3 3 6 3 17 0 19 2 21 9 11 31 23 61 35 92 0 1 1 4 1 5s-12 45-13 51c-4 15-4 16-26 16-6 0-8 0-8 6 0 2 3 2 4 2 8 0 27-1 35-1 7 0 29 1 36 1 3 0 6 0 6-6 0-2-3-2-8-2-3 0-6 0-11 0-5-1-8-2-8-5 0-1 4-12 4-17 4-14 8-27 11-39 1-6 1-7 4-9 23-27 46-54 69-80z"><text:p/></draw:path><draw:path draw:style-name="gr180" draw:text-style-name="P67" svg:width="0.0252in" svg:height="0.1094in" svg:x="2.5102in" svg:y="0.0004in" svg:viewBox="0 0 65 279" svg:d="M65 277c0-1 0-2-5-6-35-35-44-89-44-130 0-49 11-98 46-133 3-4 3-4 3-5 0-2-1-3-3-3-3 0-28 19-44 55-15 30-18 62-18 86 0 21 3 54 18 86 17 34 41 52 44 52 2 0 3 0 3-2z"><text:p/></draw:path><draw:path draw:style-name="gr180" draw:text-style-name="P67" svg:width="0.065in" svg:height="0.0496in" svg:x="2.5437in" svg:y="0.0339in" svg:viewBox="0 0 166 127" svg:d="M166 20c0-13-4-20-11-20s-14 7-14 14c0 2 1 5 4 8 5 4 9 12 9 24 0 11-4 27-13 39s-19 22-32 22c-16 0-25-10-28-26 3-7 9-24 9-32 0-3 0-7-4-7-3 0-6 1-8 5-3 6-6 24-6 34-10 13-21 26-38 26-19 0-25-17-25-32 0-35 29-65 29-69 0-3-3-4-6-4s-6 3-7 5c-15 21-25 54-25 80 0 19 6 40 30 40 20 0 32-14 43-30 2 17 13 30 31 30 22 0 35-17 46-38 6-14 16-51 16-69z"><text:p/></draw:path><draw:path draw:style-name="gr180" draw:text-style-name="P67" svg:width="0.0256in" svg:height="0.1094in" svg:x="2.6217in" svg:y="0.0004in" svg:viewBox="0 0 66 279" svg:d="M66 141c0-23-4-56-20-88-16-35-40-53-43-53-2 0-3 2-3 3s0 1 6 7c27 28 43 71 43 131 0 47-11 95-45 131-4 3-4 4-4 5 0 2 1 2 3 2 3 0 28-19 44-54 15-31 19-61 19-84z"><text:p/></draw:path><draw:path draw:style-name="gr180" draw:text-style-name="P67" svg:width="0.0252in" svg:height="0.1094in" svg:x="2.6646in" svg:y="0.0004in" svg:viewBox="0 0 65 279" svg:d="M65 141c0-23-3-56-19-88-16-35-40-53-44-53-1 0-2 2-2 3s0 1 5 7c28 28 44 71 44 131 0 47-11 95-46 131-3 3-3 4-3 5 0 2 1 2 2 2 4 0 28-19 45-54 15-31 18-61 18-84z"><text:p/></draw:path><draw:path draw:style-name="gr180" draw:text-style-name="P67" svg:width="0.0787in" svg:height="0.0744in" svg:x="2.7055in" svg:y="0.0083in" svg:viewBox="0 0 201 190" svg:d="M74 102c16 0 32 0 48 0 40 0 79-29 79-60 0-21-19-42-55-42-31 0-61 0-92 0-4 0-8 0-8 5 0 4 3 4 8 4 4 0 9 0 12 0 5 1 7 1 7 5 0 0-1 1-2 5-13 50-25 100-37 150-3 11-4 13-26 13-5 0-8 0-8 5 0 3 4 3 5 3 8 0 28-1 35-1 6 0 12 1 18 1 7 0 12 0 19 0 1 0 5 0 5-6 0-2-2-2-8-2-10 0-18 0-18-5 0-1 1-3 1-5 5-24 12-47 17-70zM94 19c3-9 4-10 16-10 8 0 18 0 27 0 23 0 38 7 38 26 0 11-5 35-17 46-14 12-31 14-43 14-13 0-26 0-40 0 7-26 13-50 19-76z"><text:p/></draw:path><draw:path draw:style-name="gr180" draw:text-style-name="P67" svg:width="0.0252in" svg:height="0.1094in" svg:x="2.7988in" svg:y="0.0004in" svg:viewBox="0 0 65 279" svg:d="M65 277c0-1 0-2-5-6-35-35-44-89-44-130 0-49 10-98 46-133 3-4 3-4 3-5 0-2-1-3-3-3-3 0-28 19-44 55-15 30-18 62-18 86 0 21 2 54 18 86 17 34 41 52 44 52 2 0 3 0 3-2z"><text:p/></draw:path><draw:path draw:style-name="gr180" draw:text-style-name="P67" svg:width="0.065in" svg:height="0.0496in" svg:x="2.8323in" svg:y="0.0339in" svg:viewBox="0 0 166 127" svg:d="M166 20c0-13-4-20-11-20s-15 7-15 14c0 2 2 5 5 8 5 4 9 12 9 24 0 11-5 27-14 39-8 12-18 22-32 22-16 0-25-10-27-26 3-7 9-24 9-32 0-3-1-7-4-7s-6 1-8 5c-3 6-7 24-7 34-9 13-20 26-37 26-20 0-25-17-25-32 0-35 29-65 29-69 0-3-3-4-6-4s-6 3-7 5c-15 21-25 54-25 80 0 19 6 40 30 40 20 0 32-14 43-30 2 17 13 30 30 30 23 0 36-17 46-38 7-14 17-51 17-69z"><text:p/></draw:path><draw:path draw:style-name="gr180" draw:text-style-name="P67" svg:width="0.0252in" svg:height="0.1094in" svg:x="2.9102in" svg:y="0.0004in" svg:viewBox="0 0 65 279" svg:d="M65 141c0-23-3-56-19-88-16-35-40-53-44-53-1 0-2 2-2 3s0 1 6 7c27 28 43 71 43 131 0 47-11 95-46 131-3 3-3 4-3 5 0 2 1 2 2 2 4 0 29-19 45-54 15-31 18-61 18-84z"><text:p/></draw:path><draw:path draw:style-name="gr180" draw:text-style-name="P67" svg:width="0.0256in" svg:height="0.1094in" svg:x="2.9945in" svg:y="0.0004in" svg:viewBox="0 0 66 279" svg:d="M66 277c0-1 0-2-5-6-35-35-44-89-44-130 0-49 10-98 45-133 4-4 4-4 4-5 0-2-1-3-3-3-3 0-29 19-45 55-14 30-18 62-18 86 0 21 3 54 19 86 17 34 41 52 44 52 2 0 3 0 3-2z"><text:p/></draw:path><draw:path draw:style-name="gr180" draw:text-style-name="P67" svg:width="0.0362in" svg:height="0.0724in" svg:x="3.0366in" svg:y="0.0098in" svg:viewBox="0 0 93 185" svg:d="M58 7c0-7 0-7-7-7-17 18-42 18-51 18 0 3 0 5 0 8 6 0 22 0 37-7 0 48 0 97 0 145 0 10-1 13-27 13-3 0-5 0-8 0 0 3 0 6 0 8 9-1 34-1 45-1s35 0 46 1c0-2 0-5 0-8-3 0-7 0-10 0-25 0-25-2-25-13 0-52 0-104 0-157z"><text:p/></draw:path><draw:path draw:style-name="gr180" draw:text-style-name="P67" svg:width="0.0256in" svg:height="0.1094in" svg:x="3.0882in" svg:y="0.0004in" svg:viewBox="0 0 66 279" svg:d="M66 141c0-23-4-56-20-88-16-35-40-53-43-53-1 0-3 2-3 3s0 1 6 7c27 28 43 71 43 131 0 47-11 95-45 131-4 3-4 4-4 5 0 2 2 2 3 2 3 0 28-19 45-54 14-31 18-61 18-84z"><text:p/></draw:path><draw:path draw:style-name="gr180" draw:text-style-name="P67" svg:width="0.0685in" svg:height="0.0748in" svg:x="3.1268in" svg:y="0.0079in" svg:viewBox="0 0 175 191" svg:d="M69 97c7 0 20 0 30 7 14 9 15 24 15 25 0 4 0 8 4 8 5 0 5-4 5-9 0-26 0-51 0-76 0-5 0-9-5-9-4 0-4 4-4 6-2 36-31 38-45 39 0-20 0-39 0-59 0-19 5-19 12-19 5 0 9 0 13 0 38 0 57 20 59 39 0 2 1 6 5 6s4-5 4-9c0-12 0-24 0-36 0-9 0-10-8-10-48 0-96 0-144 0-6 0-10 0-10 5s5 5 7 5c16 0 18 2 18 16 0 46 0 93 0 140 0 14-1 16-16 16-4 0-9 0-9 4 0 5 4 5 10 5 49 0 99 0 148 0 6 0 8 0 9-4 3-15 8-46 8-47 0-3-2-6-5-6-4 0-3 3-4 4-2 7-5 19-25 31-15 9-29 13-45 13-5 0-10 0-15 0-7 0-12 0-12-18 0-23 0-45 0-67zM153 10c0 4 0 8 0 13-5-5-11-9-16-13 5 0 10 0 16 0zM98 92c4-2 11-7 16-12 0 7 0 15 0 23-7-7-16-11-16-11zM34 26c0-4 0-11-2-16 10 0 20 0 30 0-4 6-4 16-4 18 0 45 0 90 0 136 0 10 3 16 4 18-10 0-20 0-30 0 2-5 2-12 2-15 0-47 0-94 0-141zM139 182c9-5 16-10 22-16 0 2-2 14-3 16-6 0-12 0-19 0z"><text:p/></draw:path><draw:path draw:style-name="gr180" draw:text-style-name="P67" svg:width="0.0252in" svg:height="0.1094in" svg:x="3.2098in" svg:y="0.0004in" svg:viewBox="0 0 65 279" svg:d="M65 277c0-1 0-2-5-6-35-35-44-89-44-130 0-49 11-98 46-133 3-4 3-4 3-5 0-2-1-3-3-3-3 0-28 19-44 55-15 30-18 62-18 86 0 21 3 54 18 86 17 34 41 52 44 52 2 0 3 0 3-2z"><text:p/></draw:path><draw:path draw:style-name="gr180" draw:text-style-name="P67" svg:width="0.0909in" svg:height="0.0744in" svg:x="3.2449in" svg:y="0.0083in" svg:viewBox="0 0 232 190" svg:d="M129 76c-8-19-15-38-23-56-1-2-1-2-2-3 0-2 5-7 17-8 2-1 5-1 5-6 0-3-4-3-4-3-12 0-24 1-36 1-7 0-24-1-31-1-1 0-5 0-5 6 0 3 3 3 7 3 17 0 18 2 21 9 11 26 21 51 32 78-20 21-39 41-59 63-1 1-2 1-3 3-14 15-27 19-42 20-4 0-6 0-6 6 2 0 0 2 4 2 8 0 18-1 26-1 11 0 22 1 32 1 1 0 5 0 5-6 0-2-3-2-4-2-2 0-11-1-11-8 0-5 5-10 8-13 10-10 19-20 29-30 8-10 17-18 25-27 9 21 19 44 28 66 1 3 1 2 1 4s-5 7-16 8c-3 0-5 0-5 5 0 3 3 3 4 3 8 0 28-1 36-1 6 0 24 1 31 1 1 0 5 0 5-5 0-3-3-3-5-3-19 0-19-1-24-12-11-26-31-69-37-86 19-20 49-54 58-62 8-6 19-12 36-13 4-1 6-1 6-6 0-1 0-3-4-3-8 0-18 1-26 1-11 0-21-1-32-1-1 0-4 0-4 6 0 1 0 2 3 3 2 0 11 1 11 8 0 4-3 8-6 10-15 16-30 33-45 49z"><text:p/></draw:path><draw:path draw:style-name="gr180" draw:text-style-name="P67" svg:width="0.0252in" svg:height="0.1094in" svg:x="3.3488in" svg:y="0.0004in" svg:viewBox="0 0 65 279" svg:d="M65 141c0-23-3-56-19-88-16-35-40-53-44-53-1 0-2 2-2 3s0 1 5 7c28 28 44 71 44 131 0 47-11 95-46 131-3 3-3 4-3 5 0 2 1 2 2 2 4 0 28-19 45-54 15-31 18-61 18-84z"><text:p/></draw:path><draw:path draw:style-name="gr180" draw:text-style-name="P67" svg:width="0.0732in" svg:height="0.0252in" svg:x="3.422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1043in" svg:height="0.1094in" svg:x="3.539in" svg:y="0.0004in" svg:viewBox="0 0 266 279" svg:d="M103 150c-33 41-66 82-100 122-2 3-2 3-2 4 0 3 2 3 7 3 78 0 156 0 234 0 8-23 16-46 24-69-3 0-5 0-8 0-7 21-25 37-49 46-5 1-24 8-66 8-40 0-79 0-119 0 33-40 65-80 98-119 1-3 2-4 2-4 0-2 0-2-2-4-30-43-61-84-92-126 38 0 75 0 112 0 32 0 96 3 116 54 3 0 5 0 8 0-8-21-16-43-24-65-78 0-156 0-234 0-7 0-8 1-8 9 34 47 69 94 103 141z"><text:p/></draw:path><draw:path draw:style-name="gr180" draw:text-style-name="P67" svg:width="0.0409in" svg:height="0.0346in" svg:x="3.6535in" svg:y="0.0819in" svg:viewBox="0 0 105 89" svg:d="M39 66c-2 7-9 17-18 17-1 0-7 0-11-2 8-3 8-10 8-12 0-4-3-7-7-7-5 0-11 5-11 12 0 10 10 15 20 15s18-6 22-14c5 10 16 14 24 14 22 0 34-25 34-30 0-3-2-2-2-3-4 0-4 1-4 3-4 14-16 24-28 24-8 0-12-5-12-13 0-5 5-22 11-44 4-16 13-20 19-20 1 0 6 0 10 3-6 1-8 7-8 10 0 5 3 7 8 7 4 0 11-3 11-12 0-11-13-14-20-14-11 0-19 6-23 14-3-8-12-14-24-14-21 0-34 25-34 30 0 3 2 2 3 3 3 0 3-1 4-3 5-16 18-24 27-24 7 0 12 4 12 12 0 4-2 15-4 21-3 9-4 18-7 27z"><text:p/></draw:path><draw:path draw:style-name="gr180" draw:text-style-name="P67" svg:width="0.0425in" svg:height="0.05in" svg:x="3.7087in" svg:y="0.0717in" svg:viewBox="0 0 109 128" svg:d="M101 69c3 0 8 0 8-5s-5-5-8-5c-31 0-61 0-91 0 3-29 26-49 57-49 11 0 23 0 34 0 3 0 8 0 8-5s-5-5-8-5c-11 0-23 0-35 0-36 0-66 29-66 64 0 36 30 64 66 64 12 0 24 0 35 0 3 0 8 0 8-5s-5-5-8-5c-11 0-23 0-34 0-31 0-54-21-57-49 30 0 60 0 91 0z"><text:p/></draw:path><draw:path draw:style-name="gr180" draw:text-style-name="P67" svg:width="0.0362in" svg:height="0.0524in" svg:x="3.7646in" svg:y="0.0638in" svg:viewBox="0 0 93 134" svg:d="M69 15c1-6 2-8 17-8 4 0 7 0 7-4 0-2-1-3-3-3-4 0-9 1-13 1-5 0-9 0-14 0s-9 0-13 0-9-1-14-1c-1 0-4 0-4 4 0 3 2 3 6 3 3 0 4 0 8 0 4 1 5 1 5 3 0 1 0 3-1 4-8 35-17 69-26 104-2 7-2 9-17 9-5 0-7 0-7 4 1 1 0 3 3 3 7 0 21-1 27-1 4 0 8 0 13 0s10 1 14 1c1 0 4 0 4-5 0-2-2-2-6-2-1 0-5 0-9-1-4 0-4-1-4-2s0-2 0-5c9-35 18-70 27-104z"><text:p/></draw:path><draw:path draw:style-name="gr180" draw:text-style-name="P67" svg:width="0.0709in" svg:height="0.0346in" svg:x="3.8087in" svg:y="0.0819in" svg:viewBox="0 0 181 89" svg:d="M76 71c-1 4-3 10-3 11 0 5 4 7 7 7s6-3 7-4c1-3 3-8 4-13 1-3 3-13 4-18 2-4 3-8 3-12 3-9 3-9 7-16 6-9 16-20 31-20 11 0 12 8 12 13 0 12-9 34-12 42-2 6-2 8-2 11 0 10 8 17 18 17 20 0 29-28 29-30 0-3-3-2-3-3-4 0-4 1-4 3-5 16-13 24-21 24-4 0-5-2-5-6 0-5 1-8 4-16 2-7 10-27 10-39 0-3 0-11-7-16-3-3-9-6-18-6-18 0-28 12-35 20-1-17-16-20-25-20-17 0-27 10-34 18-1-13-13-18-21-18s-12 6-15 11c-5 7-7 19-7 19 0 3 2 3 3 3 3 0 3-1 4-6 3-12 7-21 15-21 5 0 6 4 6 9 0 4-2 11-3 17-2 5-3 13-4 17-3 8-4 16-7 25 0 3-1 7-1 8 0 5 3 7 6 7s7-3 8-4c2-3 3-8 3-13 1-3 4-13 4-18 2-4 3-8 4-12 2-8 3-10 8-18 6-8 15-18 30-18 11 0 11 10 11 13 0 6 0 8-3 19-2 11-6 22-8 33z"><text:p/></draw:path><draw:path draw:style-name="gr180" draw:text-style-name="P67" svg:width="0.0197in" svg:height="0.0768in" svg:x="3.8921in" svg:y="0.0583in" svg:viewBox="0 0 51 196" svg:d="M47 0c-37 26-47 68-47 98 0 28 8 70 47 98 2 0 4 0 4-3 0-1-1-1-2-3-26-22-35-56-35-92 0-52 20-79 36-93 0-1 1-1 1-3s-2-2-4-2z"><text:p/></draw:path><draw:path draw:style-name="gr180" draw:text-style-name="P67" svg:width="0.0681in" svg:height="0.0524in" svg:x="3.9217in" svg:y="0.0638in" svg:viewBox="0 0 174 134" svg:d="M99 59c7-6 13-13 19-19 25-24 33-32 51-33 2-1 5-1 5-4 0-2-3-3-4-3-5 0-12 1-18 1-5 0-18-1-22-1-2 0-4 1-4 4 0 1 0 2 3 3 1 0 6 0 6 5 0 3-3 6-5 8-1 2-26 26-34 33-6-13-13-26-19-39-1 0-2-1-2-2 0-2 4-5 11-5 1 0 4-1 4-5-1 0 0-2-4-2s-8 1-12 1-9 0-13 0c-3 0-8 0-12 0-3-1-7-1-11-1 0 0-4 0-4 4 0 3 3 3 6 3 11 0 13 2 14 6 9 18 19 36 28 54-4 3-8 7-11 11-4 3-13 12-17 16-24 23-32 32-49 33-3 0-5 0-5 4 0 1 0 3 2 3 6 0 13-1 19-1 3 0 8 0 11 0 4 0 8 1 12 1 1 0 4 0 4-5 0-2-2-2-4-2s-6-1-6-5c0-3 3-5 7-10 13-14 26-27 40-39 8 15 16 30 24 46 1 2 1 2 1 3s-4 4-11 5c-1 0-4 0-4 4 1 1 0 3 3 3 4 0 9-1 14-1 4 0 8 0 13 0 3 0 8 0 11 0s7 1 10 1c2 0 5 0 5-5 0-2-3-2-6-2-11 0-12-2-14-6-10-20-21-41-32-62z"><text:p/></draw:path><draw:path draw:style-name="gr180" draw:text-style-name="P67" svg:width="0.0197in" svg:height="0.0768in" svg:x="4.0016in" svg:y="0.0583in" svg:viewBox="0 0 51 196" svg:d="M4 0c-2 0-4 0-4 2s1 2 2 4c17 15 36 42 36 92 0 41-13 72-34 90-3 4-4 4-4 5s1 3 3 3c3 0 21-13 34-37 9-17 14-38 14-61 0-27-8-70-47-98z"><text:p/></draw:path><draw:path draw:style-name="gr180" draw:text-style-name="P67" svg:width="0.0547in" svg:height="0.0496in" svg:x="4.0583in" svg:y="0.0339in" svg:viewBox="0 0 140 127" svg:d="M86 39c1-7 8-33 28-33 1 0 8 0 14 4-8 1-14 8-14 16 0 4 4 9 11 9 6 0 15-5 15-17 0-14-17-18-26-18-16 0-26 15-29 22-7-19-23-22-31-22-29 0-45 37-45 43 0 3 2 3 3 3 2 0 3 0 4-3 10-29 28-37 38-37 5 0 15 3 15 20 0 8-5 27-15 66-5 17-15 29-28 29-1 0-8 0-13-4 7-1 13-7 13-15 0-7-6-9-11-9-8 0-15 7-15 16 0 12 14 18 26 18 19 0 29-19 30-21 3 11 14 21 30 21 29 0 45-36 45-43 0-3-2-3-3-3-2 0-3 1-4 4-9 29-28 36-37 36-11 0-16-9-16-19 0-5 2-12 5-25 3-12 6-25 10-38z"><text:p/></draw:path><draw:path draw:style-name="gr180" draw:text-style-name="P67" svg:width="0.0252in" svg:height="0.1094in" svg:x="4.1291in" svg:y="0.0004in" svg:viewBox="0 0 65 279" svg:d="M65 277c0-1 0-2-5-6-35-35-44-89-44-130 0-49 10-98 46-133 3-4 3-4 3-5 0-2-1-3-3-3-3 0-28 19-44 55-15 30-18 62-18 86 0 21 2 54 18 86 17 34 41 52 44 52 2 0 3 0 3-2z"><text:p/></draw:path><draw:path draw:style-name="gr180" draw:text-style-name="P67" svg:width="0.0783in" svg:height="0.0744in" svg:x="4.1657in" svg:y="0.0083in" svg:viewBox="0 0 200 190" svg:d="M74 102c16 0 32 0 48 0 40 0 78-29 78-60 0-21-18-42-55-42-31 0-61 0-91 0-5 0-8 0-8 5 0 4 2 4 8 4 4 0 8 0 12 0 4 1 6 1 6 5 0 0-1 1-2 5-12 50-24 100-37 150-3 11-3 13-26 13-5 0-7 0-7 5 0 3 3 3 4 3 8 0 28-1 35-1s13 1 19 1 12 0 18 0c2 0 6 0 6-6 0-2-3-2-8-2-11 0-19 0-19-5 0-1 1-3 1-5 6-24 12-47 18-70zM94 19c2-9 3-10 15-10 9 0 18 0 27 0 23 0 38 7 38 26 0 11-5 35-16 46-15 12-32 14-44 14-13 0-26 0-40 0 7-26 13-50 20-76z"><text:p/></draw:path><draw:path draw:style-name="gr180" draw:text-style-name="P67" svg:width="0.0732in" svg:height="0.0252in" svg:x="4.2846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547in" svg:height="0.0496in" svg:x="4.3984in" svg:y="0.0339in" svg:viewBox="0 0 140 127" svg:d="M86 39c1-7 8-33 28-33 0 0 8 0 13 4-8 1-13 8-13 16 0 4 3 9 11 9 5 0 15-5 15-17 0-14-17-18-26-18-16 0-27 15-30 22-7-19-22-22-30-22-29 0-45 37-45 43 0 3 2 3 3 3 2 0 3 0 3-3 10-29 28-37 38-37 5 0 15 3 15 20 0 8-5 27-15 66-4 17-14 29-27 29-1 0-8 0-14-4 7-1 14-7 14-15 0-7-7-9-11-9-9 0-15 7-15 16 0 12 14 18 26 18 19 0 29-19 30-21 3 11 13 21 30 21 29 0 45-36 45-43 0-3-2-3-3-3-3 0-3 1-4 4-10 29-28 36-38 36s-15-9-15-19c0-5 2-12 5-25 3-12 6-25 10-38z"><text:p/></draw:path><draw:path draw:style-name="gr180" draw:text-style-name="P67" svg:width="0.0256in" svg:height="0.1094in" svg:x="4.4646in" svg:y="0.0004in" svg:viewBox="0 0 66 279" svg:d="M66 141c0-23-4-56-19-88-17-35-41-53-44-53-1 0-3 2-3 3s0 1 6 7c27 28 44 71 44 131 0 47-11 95-46 131-4 3-4 4-4 5 0 2 2 2 3 2 3 0 28-19 45-54 14-31 18-61 18-84z"><text:p/></draw:path><draw:path draw:style-name="gr180" draw:text-style-name="P67" svg:width="0.0673in" svg:height="0.0846in" svg:x="4.5417in" svg:y="0.013in" svg:viewBox="0 0 172 216" svg:d="M166 88c4-2 6-4 6-7s-2-4-6-6c-52-24-103-49-155-73-4-2-5-2-5-2-4 0-6 2-6 6 0 3 2 4 5 6 49 23 98 46 148 69-49 23-99 46-147 69-6 2-6 5-6 6 0 4 2 6 6 6 0 0 1 0 4-2 52-24 104-48 156-72zM162 216c4 0 10 0 10-6s-6-6-10-6c-51 0-102 0-152 0-4 0-10 0-10 6s5 6 10 6c50 0 101 0 152 0z"><text:p/></draw:path><draw:path draw:style-name="gr180" draw:text-style-name="P67" svg:width="0.0461in" svg:height="0.0752in" svg:x="4.6535in" svg:y="0.0098in" svg:viewBox="0 0 118 192" svg:d="M118 97c0-23 0-45-11-66-13-27-36-31-48-31-17 0-37 7-49 33-8 20-10 41-10 64 0 20 2 46 13 67 12 22 33 28 46 28 15 0 37-6 49-32 10-19 10-41 10-63zM59 185c-11 0-27-5-33-33-3-16-3-42-3-59 0-18 0-36 3-51 5-33 26-36 33-36 10 0 28 5 34 32 2 16 2 38 2 55 0 21 0 40-3 59-4 26-20 33-33 33z"><text:p/></draw:path><draw:path draw:style-name="gr180" draw:text-style-name="P67" svg:width="0.0126in" svg:height="0.0327in" svg:x="4.7142in" svg:y="0.0713in" svg:viewBox="0 0 33 84" svg:d="M33 30c0-19-7-30-19-30-8 0-14 7-14 15 0 7 6 15 14 15 4 0 8-1 10-4 2 0 1 0 2 0v4c0 20-9 37-19 47-3 2-3 3-3 4 0 2 2 3 3 3 3 0 26-22 26-54z"><text:p/></draw:path><draw:path draw:style-name="gr180" draw:text-style-name="P67" svg:width="0.0689in" svg:height="0.0748in" svg:x="4.7551in" svg:y="0.0079in" svg:viewBox="0 0 176 191" svg:d="M70 97c6 0 20 0 29 7 14 9 15 24 15 25 0 4 0 8 5 8s5-4 5-9c0-26 0-51 0-76 0-5 0-9-5-9s-5 4-5 6c-1 36-30 38-44 39 0-20 0-39 0-59 0-19 4-19 12-19 4 0 8 0 13 0 38 0 57 20 59 39 0 2 0 6 4 6 5 0 5-5 5-9 0-12 0-24 0-36 0-9-1-10-9-10-48 0-96 0-144 0-5 0-10 0-10 5s6 5 8 5c16 0 17 2 17 16 0 46 0 93 0 140 0 14-1 16-15 16-5 0-10 0-10 4 0 5 5 5 10 5 49 0 100 0 149 0 5 0 8 0 9-4 2-15 8-46 8-47 0-3-2-6-5-6-4 0-3 3-5 4-1 7-4 19-24 31-16 9-30 13-45 13-5 0-11 0-15 0-8 0-12 0-12-18 0-23 0-45 0-67zM154 10c0 4 0 8 0 13-5-5-11-9-16-13 5 0 10 0 16 0zM98 92c5-2 11-7 16-12 0 7 0 15 0 23-7-7-10-8-16-11zM35 26c0-4 0-11-2-16 9 0 20 0 29 0-3 6-3 16-3 18 0 45 0 90 0 136 0 10 3 16 3 18-9 0-20 0-29 0 2-5 2-12 2-15 0-47 0-94 0-141zM139 182c10-5 17-10 23-16 0 2-3 14-3 16-6 0-13 0-20 0z"><text:p/></draw:path><draw:path draw:style-name="gr180" draw:text-style-name="P67" svg:width="0.0252in" svg:height="0.1094in" svg:x="4.8386in" svg:y="0.0004in" svg:viewBox="0 0 65 279" svg:d="M65 277c0-1 0-2-5-6-35-35-44-89-44-130 0-49 10-98 46-133 3-4 3-4 3-5 0-2-1-3-3-3-3 0-28 19-44 55-15 30-18 62-18 86 0 21 2 54 18 86 17 34 41 52 44 52 2 0 3 0 3-2z"><text:p/></draw:path><draw:path draw:style-name="gr180" draw:text-style-name="P67" svg:width="0.0909in" svg:height="0.0744in" svg:x="4.8736in" svg:y="0.0083in" svg:viewBox="0 0 232 190" svg:d="M129 76c-8-19-16-38-24-56-1-2-1-2-1-3 0-2 5-7 16-8 3-1 6-1 6-6 0-3-4-3-4-3-12 0-24 1-36 1-7 0-24-1-31-1-2 0-5 0-5 6 0 3 3 3 6 3 17 0 18 2 22 9 11 26 21 51 32 78-20 21-39 41-59 63-1 1-2 1-4 3-13 15-26 19-41 20-4 0-6 0-6 6 2 0 0 2 4 2 8 0 18-1 26-1 11 0 21 1 32 1 1 0 4 0 4-6 0-2-2-2-3-2-2 0-11-1-11-8 0-5 4-10 7-13 10-10 19-20 29-30 9-10 17-18 26-27 9 21 18 44 28 66 1 3 0 2 1 4 0 2-5 7-16 8-3 0-5 0-5 5 0 3 3 3 4 3 8 0 28-1 35-1s25 1 31 1c2 0 6 0 6-5 0-3-3-3-5-3-19 0-20-1-25-12-10-26-30-69-36-86 19-20 49-54 58-62 8-6 19-12 36-13 3-1 6-1 6-6 0-1 0-3-4-3-9 0-18 1-26 1-11 0-21-1-32-1-1 0-5 0-5 6 0 1 1 2 3 3 3 0 12 1 12 8 0 4-3 8-6 10-15 16-30 33-45 49z"><text:p/></draw:path><draw:path draw:style-name="gr180" draw:text-style-name="P67" svg:width="0.0256in" svg:height="0.1094in" svg:x="4.9772in" svg:y="0.0004in" svg:viewBox="0 0 66 279" svg:d="M66 141c0-23-4-56-19-88-17-35-41-53-44-53-1 0-3 2-3 3s0 1 6 7c27 28 43 71 43 131 0 47-11 95-45 131-4 3-4 4-4 5 0 2 2 2 3 2 3 0 28-19 45-54 14-31 18-61 18-84z"><text:p/></draw:path><draw:path draw:style-name="gr180" draw:text-style-name="P67" svg:width="0.0732in" svg:height="0.0252in" svg:x="5.0508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461in" svg:height="0.0752in" svg:x="5.1657in" svg:y="0.0098in" svg:viewBox="0 0 118 192" svg:d="M118 97c0-23-1-45-11-66-13-27-36-31-48-31-17 0-37 7-49 33-8 20-10 41-10 64 0 20 2 46 13 67 12 22 33 28 46 28 15 0 37-6 49-32 9-19 10-41 10-63zM59 185c-11 0-27-5-33-33-3-16-3-42-3-59 0-18 0-36 3-51 5-33 26-36 33-36 10 0 28 5 33 32 3 16 3 38 3 55 0 21 0 40-3 59-4 26-20 33-33 33z"><text:p/></draw:path><draw:path draw:style-name="gr180" draw:text-style-name="P67" svg:width="0.0114in" svg:height="0.0472in" svg:x="5.2571in" svg:y="0.0358in" svg:viewBox="0 0 30 121" svg:d="M30 15c0-8-7-15-15-15-9 0-15 7-15 15s6 15 15 15c8 0 15-7 15-15zM30 106c0-8-7-15-15-15-9 0-15 7-15 15s6 15 15 15c8 0 15-7 15-15z"><text:p/></draw:path><draw:path draw:style-name="gr180" draw:text-style-name="P67" svg:width="0.0728in" svg:height="0.0252in" svg:x="5.3154in" svg:y="0.0429in" svg:viewBox="0 0 186 65" svg:d="M178 11c4 0 8 0 8-5 0-6-4-6-8-6-56 0-113 0-169 0-4 0-9 0-9 6 0 5 5 5 10 5 56 0 112 0 168 0zM178 65c4 0 8 0 8-5 0-6-4-6-8-6-56 0-112 0-168 0-5 0-10 0-10 6 0 5 5 5 9 5 56 0 113 0 169 0z"><text:p/></draw:path><draw:path draw:style-name="gr180" draw:text-style-name="P67" svg:width="0.098in" svg:height="0.0602in" svg:x="5.3827in" svg:y="0.0256in" svg:viewBox="0 0 250 154" svg:d="M189 56c12 9 26 17 35 21-10 4-24 12-35 22-59 0-119 0-179 0-4 0-10 0-10 6 0 5 5 5 10 5 55 0 111 0 166 0-14 13-28 38-28 41s4 3 6 3 4 0 4-2c7-11 15-26 32-42 20-17 39-25 54-29 4-1 5-2 6-2 0-1 0-2 0-2v-1c0-1-1-1-1-1-1-1-1-1-7-2-37-12-65-37-81-67-3-5-3-6-7-6-2 0-6 0-6 3 0 4 14 28 28 42-55 0-111 0-166 0-5 0-10 0-10 5 0 6 6 6 10 6 60 0 120 0 179 0z"><text:p/></draw:path><draw:path draw:style-name="gr180" draw:text-style-name="P67" svg:width="0.0547in" svg:height="0.0496in" svg:x="5.5524in" svg:y="0.0339in" svg:viewBox="0 0 140 127" svg:d="M86 39c1-7 8-33 28-33 0 0 8 0 13 4-8 1-13 8-13 16 0 4 3 9 11 9 5 0 15-5 15-17 0-14-17-18-26-18-16 0-27 15-30 22-7-19-22-22-30-22-29 0-45 37-45 43 0 3 2 3 3 3 2 0 3 0 3-3 10-29 29-37 38-37 5 0 15 3 15 20 0 8-5 27-15 66-4 17-14 29-27 29-1 0-8 0-13-4 6-1 13-7 13-15 0-7-7-9-11-9-9 0-15 7-15 16 0 12 14 18 26 18 19 0 29-19 30-21 3 11 14 21 30 21 29 0 45-36 45-43 0-3-2-3-3-3-3 0-3 1-4 4-10 29-28 36-38 36s-15-9-15-19c0-5 2-12 5-25 3-12 6-25 10-38z"><text:p/></draw:path><draw:path draw:style-name="gr180" draw:text-style-name="P67" svg:width="0.0787in" svg:height="0.0744in" svg:x="5.6165in" svg:y="0.0083in" svg:viewBox="0 0 201 190" svg:d="M74 102c16 0 32 0 48 0 40 0 79-29 79-60 0-21-19-42-55-42-31 0-61 0-92 0-4 0-8 0-8 5 0 4 3 4 8 4 4 0 9 0 12 0 5 1 7 1 7 5 0 0-1 1-2 5-13 50-25 100-37 150-3 11-4 13-26 13-5 0-8 0-8 5 0 3 4 3 5 3 8 0 28-1 35-1 6 0 12 1 18 1 7 0 12 0 19 0 1 0 5 0 5-6 0-2-2-2-8-2-10 0-18 0-18-5 0-1 1-3 1-5 5-24 12-47 17-70zM94 19c3-9 4-10 16-10 8 0 18 0 27 0 23 0 38 7 38 26 0 11-5 35-17 46-14 12-31 14-43 14-13 0-26 0-40 0 7-26 13-50 19-76z"><text:p/></draw:path><draw:path draw:style-name="gr180" draw:text-style-name="P67" svg:width="0.0252in" svg:height="0.1094in" svg:x="5.7098in" svg:y="0.0004in" svg:viewBox="0 0 65 279" svg:d="M65 277c0-1 0-2-5-6-35-35-44-89-44-130 0-49 10-98 46-133 3-4 3-4 3-5 0-2-1-3-3-3-3 0-28 19-44 55-15 30-18 62-18 86 0 21 2 54 18 86 17 34 41 52 44 52 2 0 3 0 3-2z"><text:p/></draw:path><draw:path draw:style-name="gr180" draw:text-style-name="P67" svg:width="0.0909in" svg:height="0.0744in" svg:x="5.7449in" svg:y="0.0083in" svg:viewBox="0 0 232 190" svg:d="M129 76c-8-19-16-38-24-56-1-2-1-2-1-3 0-2 5-7 16-8 3-1 6-1 6-6 0-3-4-3-4-3-12 0-24 1-36 1-7 0-24-1-31-1-2 0-5 0-5 6 0 3 3 3 6 3 17 0 18 2 22 9 11 26 21 51 32 78-20 21-39 41-59 63-1 1-2 1-4 3-13 15-26 19-41 20-4 0-6 0-6 6 2 0 0 2 4 2 8 0 18-1 26-1 11 0 21 1 32 1 1 0 4 0 4-6 0-2-2-2-3-2-2 0-11-1-11-8 0-5 4-10 7-13 10-10 19-20 29-30 9-10 17-18 26-27 9 21 18 44 28 66 1 3 0 2 1 4 0 2-5 7-16 8-3 0-5 0-5 5 0 3 3 3 4 3 8 0 28-1 35-1s25 1 31 1c2 0 6 0 6-5 0-3-3-3-5-3-19 0-20-1-25-12-10-26-30-69-36-86 19-20 49-54 58-62 8-6 19-12 36-13 3-1 6-1 6-6 0-1 0-3-4-3-9 0-18 1-26 1-11 0-21-1-32-1-1 0-5 0-5 6 0 1 1 2 3 3 3 0 12 1 12 8 0 4-3 8-6 10-15 16-30 33-45 49z"><text:p/></draw:path><draw:path draw:style-name="gr180" draw:text-style-name="P67" svg:width="0.0728in" svg:height="0.0252in" svg:x="5.8791in" svg:y="0.0429in" svg:viewBox="0 0 186 65" svg:d="M177 11c5 0 9 0 9-5 0-6-4-6-8-6-56 0-113 0-169 0-4 0-9 0-9 6 0 5 5 5 9 5 56 0 112 0 168 0zM178 65c4 0 8 0 8-5 0-6-4-6-9-6-56 0-112 0-168 0-4 0-9 0-9 6 0 5 5 5 9 5 56 0 113 0 169 0z"><text:p/></draw:path><draw:path draw:style-name="gr180" draw:text-style-name="P67" svg:width="0.0547in" svg:height="0.0496in" svg:x="5.9929in" svg:y="0.0339in" svg:viewBox="0 0 140 127" svg:d="M86 39c1-7 8-33 28-33 1 0 8 0 14 4-8 1-14 8-14 16 0 4 4 9 11 9 6 0 15-5 15-17 0-14-17-18-26-18-16 0-26 15-30 22-6-19-22-22-30-22-29 0-45 37-45 43 0 3 2 3 3 3 2 0 3 0 4-3 10-29 28-37 38-37 4 0 15 3 15 20 0 8-5 27-15 66-5 17-15 29-28 29-1 0-8 0-13-4 7-1 13-7 13-15 0-7-6-9-11-9-8 0-15 7-15 16 0 12 14 18 26 18 19 0 29-19 30-21 3 11 14 21 30 21 29 0 45-36 45-43 0-3-2-3-3-3-2 0-3 1-4 4-9 29-28 36-37 36-11 0-16-9-16-19 0-5 2-12 5-25 3-12 6-25 10-38z"><text:p/></draw:path><draw:path draw:style-name="gr180" draw:text-style-name="P67" svg:width="0.0252in" svg:height="0.1094in" svg:x="6.0594in" svg:y="0.0004in" svg:viewBox="0 0 65 279" svg:d="M65 141c0-23-3-56-19-88-16-35-40-53-44-53-1 0-2 2-2 3s0 1 5 7c28 28 44 71 44 131 0 47-11 95-46 131-3 3-3 4-3 5 0 2 1 2 2 2 4 0 28-19 45-54 15-31 18-61 18-84z"><text:p/></draw:path><draw:path draw:style-name="gr180" draw:text-style-name="P67" svg:width="0.0728in" svg:height="0.0252in" svg:x="6.1331in" svg:y="0.0429in" svg:viewBox="0 0 186 65" svg:d="M177 11c5 0 9 0 9-5 0-6-4-6-8-6-56 0-113 0-169 0-4 0-9 0-9 6 0 5 5 5 10 5 56 0 111 0 167 0zM178 65c4 0 8 0 8-5 0-6-4-6-9-6-56 0-111 0-167 0-5 0-10 0-10 6 0 5 5 5 9 5 56 0 113 0 169 0z"><text:p/></draw:path><draw:path draw:style-name="gr180" draw:text-style-name="P67" svg:width="0.0461in" svg:height="0.0752in" svg:x="6.248in" svg:y="0.0098in" svg:viewBox="0 0 118 192" svg:d="M118 97c0-23-1-45-11-66-13-27-36-31-48-31-17 0-37 7-49 33-9 20-10 41-10 64 0 20 1 46 12 67 13 22 33 28 46 28 16 0 37-6 50-32 9-19 10-41 10-63zM58 185c-10 0-27-5-32-33-3-16-3-42-3-59 0-18 0-36 3-51 4-33 26-36 32-36 10 0 28 5 34 32 2 16 2 38 2 55 0 21 0 40-2 59-5 26-21 33-34 33z"><text:p/></draw:path><draw:path draw:style-name="gr180" draw:text-style-name="P67" svg:width="0.0728in" svg:height="0.0252in" svg:x="6.3665in" svg:y="0.0429in" svg:viewBox="0 0 186 65" svg:d="M177 11c5 0 9 0 9-5 0-6-4-6-8-6-56 0-113 0-169 0-4 0-9 0-9 6 0 5 5 5 10 5 56 0 111 0 167 0zM178 65c4 0 8 0 8-5 0-6-4-6-9-6-56 0-111 0-167 0-5 0-10 0-10 6 0 5 5 5 9 5 56 0 113 0 169 0z"><text:p/></draw:path><draw:path draw:style-name="gr180" draw:text-style-name="P67" svg:width="0.098in" svg:height="0.0602in" svg:x="6.4343in" svg:y="0.0256in" svg:viewBox="0 0 250 154" svg:d="M189 56c12 9 26 17 35 21-10 4-24 12-35 22-59 0-119 0-179 0-4 0-10 0-10 6 0 5 5 5 10 5 55 0 111 0 166 0-14 13-28 38-28 41s3 3 6 3c1 0 4 0 4-2 7-11 14-26 32-42 20-17 39-25 53-29 5-1 4-1 6-2 1-1 1-2 1-2v-1c0-1-1-1-1-1-1-1-1-1-7-2-37-12-66-37-81-67-3-5-4-6-7-6s-6 0-6 3c0 4 14 28 28 42-55 0-111 0-166 0-5 0-10 0-10 5 0 6 6 6 10 6 60 0 120 0 179 0z"><text:p/></draw:path><draw:path draw:style-name="gr180" draw:text-style-name="P67" svg:width="0.0547in" svg:height="0.0496in" svg:x="6.6035in" svg:y="0.0339in" svg:viewBox="0 0 140 127" svg:d="M86 39c1-7 8-33 28-33 0 0 8 0 13 4-8 1-13 8-13 16 0 4 3 9 11 9 5 0 15-5 15-17 0-14-17-18-26-18-16 0-27 15-30 22-7-19-22-22-30-22-30 0-46 37-46 43 0 3 3 3 4 3 2 0 3 0 3-3 10-29 28-37 38-37 5 0 15 3 15 20 0 8-5 27-15 66-4 17-15 29-27 29-1 0-8 0-14-4 7-1 14-7 14-15 0-7-7-9-11-9-9 0-15 7-15 16 0 12 14 18 26 18 19 0 28-19 29-21 4 11 14 21 31 21 29 0 45-36 45-43 0-3-2-3-4-3s-2 1-3 4c-10 29-29 36-38 36-11 0-15-9-15-19 0-5 2-12 5-25 3-12 6-25 10-38z"><text:p/></draw:path><draw:path draw:style-name="gr180" draw:text-style-name="P67" svg:width="0.0728in" svg:height="0.0252in" svg:x="6.7004in" svg:y="0.0429in" svg:viewBox="0 0 186 65" svg:d="M177 11c5 0 9 0 9-5 0-6-4-6-8-6-56 0-113 0-169 0-4 0-9 0-9 6 0 5 5 5 9 5 56 0 112 0 168 0zM178 65c4 0 8 0 8-5 0-6-4-6-9-6-56 0-112 0-168 0-4 0-9 0-9 6 0 5 5 5 9 5 56 0 113 0 169 0z"><text:p/></draw:path><draw:path draw:style-name="gr180" draw:text-style-name="P67" svg:width="0.0461in" svg:height="0.0752in" svg:x="6.8154in" svg:y="0.0098in" svg:viewBox="0 0 118 192" svg:d="M118 97c0-23-1-45-12-66-12-27-36-31-47-31-17 0-37 7-49 33-9 20-10 41-10 64 0 20 1 46 12 67 12 22 33 28 46 28 16 0 37-6 49-32 10-19 11-41 11-63zM58 185c-10 0-27-5-32-33-3-16-3-42-3-59 0-18 0-36 2-51 5-33 27-36 33-36 10 0 28 5 34 32 2 16 2 38 2 55 0 21 0 40-3 59-4 26-20 33-33 33z"><text:p/></draw:path><draw:path draw:style-name="gr180" draw:text-style-name="P67" svg:width="0.061in" svg:height="0.0677in" svg:x="6.8972in" svg:y="0.0177in" svg:viewBox="0 0 156 173" svg:d="M154 11c2-4 2-5 2-5 0-4-2-6-6-6-2 0-4 2-6 6-22 49-44 99-66 148-22-49-44-99-66-148-2-6-5-6-6-6-4 0-6 2-6 6 1 1 0 0 2 4 23 52 47 105 70 158 2 4 3 5 6 5 4 0 4-1 6-5 23-53 47-105 70-157z"><text:p/></draw:path><draw:path draw:style-name="gr180" draw:text-style-name="P67" svg:width="0.0787in" svg:height="0.0744in" svg:x="6.9937in" svg:y="0.0083in" svg:viewBox="0 0 201 190" svg:d="M74 102c16 0 32 0 48 0 40 0 79-29 79-60 0-21-19-42-55-42-31 0-61 0-92 0-5 0-8 0-8 5 0 4 3 4 8 4 4 0 8 0 12 0 4 1 6 1 6 5 0 0 0 1-1 5-13 50-25 100-37 150-4 11-4 13-26 13-5 0-8 0-8 5 0 3 3 3 4 3 8 0 28-1 36-1 6 0 12 1 18 1s12 0 18 0c2 0 6 0 6-6 0-2-3-2-8-2-11 0-18 0-18-5 0-1 0-3 1-5 5-24 12-47 17-70zM94 19c3-9 4-10 16-10 8 0 18 0 27 0 23 0 37 7 37 26 0 11-5 35-16 46-14 12-31 14-44 14-12 0-26 0-39 0 7-26 13-50 19-76z"><text:p/></draw:path><draw:path draw:style-name="gr180" draw:text-style-name="P67" svg:width="0.0256in" svg:height="0.1094in" svg:x="7.0866in" svg:y="0.0004in" svg:viewBox="0 0 66 279" svg:d="M66 277c0-1 0-2-5-6-35-35-44-89-44-130 0-49 10-98 45-133 4-4 4-4 4-5 0-2-2-3-4-3s-28 19-44 55c-15 30-18 62-18 86 0 21 3 54 18 86 18 34 42 52 44 52s4 0 4-2z"><text:p/></draw:path><draw:path draw:style-name="gr180" draw:text-style-name="P67" svg:width="0.0906in" svg:height="0.0744in" svg:x="7.122in" svg:y="0.0083in" svg:viewBox="0 0 231 190" svg:d="M129 76c-8-19-16-38-24-56-1-2-1-2-2-3 0-2 5-7 17-8 3-1 6-1 6-6 0-3-4-3-4-3-12 0-24 1-36 1-7 0-24-1-32-1-1 0-4 0-4 6 0 3 2 3 6 3 17 0 18 2 21 9 11 26 22 51 33 78-20 21-39 41-59 63-1 1-2 1-4 3-13 15-27 19-41 20-4 0-6 0-6 6 1 0 0 2 3 2 9 0 18-1 27-1 10 0 21 1 32 1 1 0 4 0 4-6 0-2-2-1-3-2-2 0-11-1-11-8 0-5 4-10 7-13 10-10 19-20 29-30 9-10 17-18 26-27 9 21 18 44 28 66 1 3 0 2 1 4 0 2-5 7-17 8-2 0-5 0-5 5 0 3 3 3 5 3 8 0 27-1 35-1 7 0 24 1 31 1 2 0 6 0 6-5 0-3-4-3-6-3-18 0-19-1-24-12-11-26-30-69-36-86 19-20 49-54 58-62 8-6 18-12 35-13 4-1 6-1 6-6 0-1 0-3-3-3-9 0-18 1-26 1-11 0-22-1-32-1-2 0-5 0-5 6 0 1 1 2 3 3 2 0 11 1 11 8 0 4-3 8-5 10-15 16-30 33-45 49z"><text:p/></draw:path><draw:path draw:style-name="gr180" draw:text-style-name="P67" svg:width="0.0732in" svg:height="0.0252in" svg:x="7.2563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547in" svg:height="0.0496in" svg:x="7.3701in" svg:y="0.0339in" svg:viewBox="0 0 140 127" svg:d="M86 39c1-7 8-33 28-33 0 0 8 0 13 4-8 1-13 8-13 16 0 4 3 9 11 9 5 0 15-5 15-17 0-14-17-18-26-18-16 0-27 15-30 22-7-19-22-22-30-22-29 0-45 37-45 43 0 3 2 3 3 3 2 0 3 0 3-3 10-29 28-37 38-37 5 0 15 3 15 20 0 8-5 27-15 66-4 17-15 29-27 29-1 0-8 0-14-4 7-1 14-7 14-15 0-7-7-9-11-9-9 0-15 7-15 16 0 12 14 18 26 18 19 0 29-19 30-21 3 11 13 21 30 21 29 0 45-36 45-43 0-3-2-3-3-3-3 0-3 1-4 4-10 29-29 36-38 36-10 0-15-9-15-19 0-5 2-12 5-25 3-12 6-25 10-38z"><text:p/></draw:path><draw:path draw:style-name="gr180" draw:text-style-name="P67" svg:width="0.0256in" svg:height="0.1094in" svg:x="7.4362in" svg:y="0.0004in" svg:viewBox="0 0 66 279" svg:d="M66 141c0-23-4-56-19-88-17-35-41-53-44-53-1 0-3 2-3 3s0 1 6 7c27 28 43 71 43 131 0 47-11 95-45 131-4 3-4 4-4 5 0 2 2 2 3 2 3 0 28-19 45-54 14-31 18-61 18-84z"><text:p/></draw:path><draw:path draw:style-name="gr180" draw:text-style-name="P67" svg:width="0.0732in" svg:height="0.0252in" svg:x="7.5098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461in" svg:height="0.0752in" svg:x="7.6248in" svg:y="0.0098in" svg:viewBox="0 0 118 192" svg:d="M118 97c0-23-1-45-11-66-13-27-36-31-48-31-17 0-37 7-49 33-8 20-10 41-10 64 0 20 2 46 13 67 12 22 33 28 46 28 15 0 37-6 49-32 9-19 10-41 10-63zM59 185c-11 0-27-5-33-33-3-16-3-42-3-59 0-18 0-36 3-51 5-33 26-36 33-36 10 0 28 5 34 32 2 16 2 38 2 55 0 21 0 40-3 59-4 26-20 33-33 33z"><text:p/></draw:path><draw:path draw:style-name="gr180" draw:text-style-name="P67" svg:width="0.0114in" svg:height="0.0114in" svg:x="7.6858in" svg:y="0.0713in" svg:viewBox="0 0 30 30" svg:d="M30 15c0-8-8-15-16-15s-14 7-14 15 6 15 14 15 16-7 16-15z"><text:p/></draw:path></draw:g></draw:g><draw:g text:anchor-type="as-char" svg:y="-0.0819in" draw:z-index="10" draw:name="Shape19" draw:style-name="gr178"><svg:title>TexMaths</svg:title><svg:desc>8§inline§(2)  Sporem: c \leq  \mathbb{E}(X) = \sum x P(X=x).  P(X \geq c) = 0 \implies \forall x \geq c: P(X=x) = 0 \implies \sum xP(X=x) &lt; \sum c P(X =x) = c \sum P(X=x) = c \implies c &lt; c  \implies \text{spor}
§svg§600§FALSE§</svg:desc><draw:g draw:style-name="gr2"><draw:path draw:style-name="gr179" draw:text-style-name="P66" svg:width="7.872in" svg:height="0.098in" svg:x="0.0004in" svg:y="0.0055in" svg:viewBox="0 0 19996 250" svg:d="M0 0c6666 0 13330 0 19996 0 0 83 0 167 0 250-6666 0-13330 0-19996 0 0-83 0-167 0-250z"><text:p/></draw:path><draw:path draw:style-name="gr180" draw:text-style-name="P67" svg:width="0.0252in" svg:height="0.1091in" svg:x="0.0059in" svg:y="0in" svg:viewBox="0 0 65 278" svg:d="M65 276c0-1 0-1-5-6-35-35-44-88-44-130 0-49 11-98 46-133 3-3 3-3 3-4 0-2-1-3-3-3-3 0-28 19-44 54-15 31-18 63-18 86 0 20 3 55 18 86 17 34 41 52 44 52 2 0 3 0 3-2z"><text:p/></draw:path><draw:path draw:style-name="gr180" draw:text-style-name="P67" svg:width="0.0437in" svg:height="0.0728in" svg:x="0.0433in" svg:y="0.0091in" svg:viewBox="0 0 112 186" svg:d="M22 164c10-9 20-19 30-28 43-39 60-54 60-82 0-32-25-54-59-54-32 0-53 26-53 51 0 15 14 15 15 15 5 0 15-3 15-14 0-7-5-14-15-14-2 0-3 0-4 0 7-19 22-29 38-29 25 0 37 23 37 45 0 23-13 45-28 63-19 19-36 39-55 59-3 2-3 3-3 10 35 0 70 0 105 0 2-16 5-32 7-48-2 0-4 0-6 0-2 7-4 20-7 24-1 2-21 2-26 2-17 0-35 0-51 0z"><text:p/></draw:path><draw:path draw:style-name="gr180" draw:text-style-name="P67" svg:width="0.0256in" svg:height="0.1091in" svg:x="0.0996in" svg:y="0in" svg:viewBox="0 0 66 278" svg:d="M66 140c0-22-4-56-19-87-17-35-41-53-44-53-1 0-3 1-3 3 0 1 0 1 6 7 28 27 44 71 44 130 0 47-11 95-46 131-4 4-4 4-4 5 0 2 2 2 3 2 3 0 28-19 45-54 14-31 18-62 18-84z"><text:p/></draw:path><draw:path draw:style-name="gr180" draw:text-style-name="P67" svg:width="0.0654in" svg:height="0.0791in" svg:x="0.1421in" svg:y="0.0051in" svg:viewBox="0 0 167 202" svg:d="M167 2c0 0-1-2-3-2s-2 0-5 4c-5 6-9 10-13 16-8-13-23-20-41-20-35 0-69 32-69 65 0 24 14 36 29 40 10 3 20 5 30 8 11 3 26 7 26 29 0 25-23 51-51 51-18 0-49-5-49-41 0-6 1-12 1-14 1-1 1-1 1-2 0-3-1-3-3-3s-2 0-3 1c-1 2-17 65-17 65 0 2 2 3 3 3 2 0 2 0 6-4 5-5 9-10 13-16 12 16 32 20 48 20 38 0 71-37 71-71 0-19-10-29-14-33-6-6-10-7-35-13-6-2-17-5-19-5-7-3-17-11-17-26 0-23 22-46 49-46 23 0 41 12 41 43 0 9-2 14-2 15s0 3 4 3c2 0 2 0 4-5 5-21 10-41 15-62z"><text:p/></draw:path><draw:path draw:style-name="gr180" draw:text-style-name="P67" svg:width="0.0571in" svg:height="0.0689in" svg:x="0.2071in" svg:y="0.0339in" svg:viewBox="0 0 146 176" svg:d="M22 156c-3 10-4 12-16 12-4 0-6 0-6 5 0 3 1 3 3 3 8 0 16 0 24 0 9 0 19 0 27 0 2 0 6 0 6-5 0-3-3-3-7-3-14 0-14-2-14-4 0-4 12-48 14-55 4 8 11 17 25 17 33 0 68-41 68-81 0-27-16-45-37-45-14 0-27 10-37 21-2-15-14-21-25-21-13 0-18 10-21 16-5 10-8 26-8 27 0 2 2 2 3 2 2 0 3 0 5-6 4-20 10-33 20-33 5 0 8 2 8 13 0 7 0 10-1 14-11 41-21 83-31 123zM71 36c2-7 9-15 15-19 9-9 17-11 22-11 11 0 18 9 18 26 0 16-9 49-14 60-10 19-23 28-34 28-18 0-22-23-22-24s0-2 1-5c5-18 9-37 14-55z"><text:p/></draw:path><draw:path draw:style-name="gr180" draw:text-style-name="P67" svg:width="0.0472in" svg:height="0.0492in" svg:x="0.2709in" svg:y="0.0339in" svg:viewBox="0 0 121 126" svg:d="M121 47c0-29-20-47-46-47-37 0-75 40-75 79 0 28 19 47 45 47 37 0 76-38 76-79zM46 120c-12 0-25-8-25-30 0-14 7-44 16-58 14-22 30-26 38-26 16 0 25 13 25 30 0 11-6 41-17 58-9 17-25 26-37 26z"><text:p/></draw:path><draw:path draw:style-name="gr180" draw:text-style-name="P67" svg:width="0.0445in" svg:height="0.0492in" svg:x="0.3232in" svg:y="0.0339in" svg:viewBox="0 0 114 126" svg:d="M17 107c-1 4-3 10-3 12 0 5 4 7 8 7s9-2 11-7c1-2 10-39 11-45 2-9 7-29 9-36 1-4 9-16 16-23 2-1 10-9 22-9 7 0 11 4 12 4-9 0-14 8-14 15 0 5 2 9 10 9 7 0 15-6 15-16s-8-18-23-18c-18 0-30 14-36 22-2-13-12-22-25-22s-19 10-21 16c-5 10-9 26-9 27 0 2 2 2 3 2 3 0 3 0 5-6 5-20 10-33 21-33 5 0 9 2 9 13 0 6-1 9-5 23-6 22-11 43-16 65z"><text:p/></draw:path><draw:path draw:style-name="gr180" draw:text-style-name="P67" svg:width="0.0417in" svg:height="0.0492in" svg:x="0.3783in" svg:y="0.0339in" svg:viewBox="0 0 107 126" svg:d="M39 59c8 0 29-1 43-6 20-9 21-26 21-29 0-13-10-24-29-24-32 0-74 27-74 76 0 29 16 50 44 50 40 0 63-29 63-33 0-1-1-3-3-3-1 0-2 0-3 3-23 27-53 27-57 27-22 0-24-23-24-32 0-3 0-12 4-29 5 0 10 0 15 0zM26 53c11-43 40-47 48-47 12 0 20 8 20 18 0 29-45 29-56 29-4 0-8 0-12 0z"><text:p/></draw:path><draw:path draw:style-name="gr180" draw:text-style-name="P67" svg:width="0.0902in" svg:height="0.0492in" svg:x="0.4276in" svg:y="0.0339in" svg:viewBox="0 0 230 126" svg:d="M17 107c-1 4-3 10-3 12 0 5 4 7 8 7s8-2 11-7c0-1 4-14 5-21 2-9 4-17 6-25 2-7 4-12 5-19 1-5 4-13 4-14 4-9 19-34 45-34 13 0 16 10 16 20 0 7-2 15-4 23-3 10-6 21-8 32-2 7-4 14-6 21-1 6-4 15-4 17 0 5 4 7 9 7 9 0 10-6 12-16 4-15 14-56 17-67 1-3 16-37 47-37 12 0 15 9 15 20 0 15-12 47-18 62-2 7-4 10-4 16 0 13 10 22 24 22 26 0 36-41 36-43s-2-2-3-2c-3 0-3 0-4 4-5 16-13 35-29 35-4 0-7-3-7-9 0-7 3-14 6-20 5-14 17-46 17-61 0-18-12-30-32-30-22 0-36 12-47 27 0-4-1-13-9-20-7-5-16-7-23-7-25 0-39 18-44 24-1-16-13-24-25-24-13 0-19 10-21 16-5 10-9 26-9 27 0 2 2 2 3 2 3 0 3 0 5-6 5-20 10-33 21-33 5 0 9 2 9 13 0 6-1 9-5 23-6 22-11 43-16 65z"><text:p/></draw:path><draw:path draw:style-name="gr180" draw:text-style-name="P67" svg:width="0.0114in" svg:height="0.0469in" svg:x="0.5618in" svg:y="0.035in" svg:viewBox="0 0 30 120" svg:d="M30 14c0-8-7-14-15-14s-15 6-15 14 7 16 15 16 15-8 15-16zM30 105c0-8-7-15-15-15s-15 7-15 15 7 15 15 15 15-7 15-15z"><text:p/></draw:path><draw:path draw:style-name="gr180" draw:text-style-name="P67" svg:width="0.0429in" svg:height="0.0492in" svg:x="0.6185in" svg:y="0.0339in" svg:viewBox="0 0 110 126" svg:d="M100 18c-5 0-9 0-13 3-4 5-5 9-5 11 0 6 5 9 11 9 8 0 16-6 16-17 0-14-14-24-34-24-37 0-75 40-75 79 0 26 16 47 46 47 40 0 64-29 64-33 0-1-3-3-4-3s-2 0-4 3c-22 27-52 27-56 27-18 0-25-13-25-30 0-12 5-39 15-56 9-16 24-28 39-28 10 0 21 4 25 12z"><text:p/></draw:path><draw:path draw:style-name="gr180" draw:text-style-name="P67" svg:width="0.0673in" svg:height="0.0843in" svg:x="0.7016in" svg:y="0.0126in" svg:viewBox="0 0 172 215" svg:d="M166 12c4-2 6-3 6-6 0-4-2-6-6-6-1 0-4 1-4 2-52 24-104 47-156 72-5 3-6 5-6 7 0 3 2 4 6 6 52 24 104 48 156 72 3 2 4 2 4 2 4 0 6-3 6-5 0-4-1-5-6-7-48-22-98-45-147-68 49-24 99-46 147-69zM162 215c5 0 10 0 10-6s-6-6-10-6c-51 0-101 0-152 0-4 0-10 0-10 6s6 6 10 6c51 0 102 0 152 0z"><text:p/></draw:path><draw:path draw:style-name="gr180" draw:text-style-name="P67" svg:width="0.0689in" svg:height="0.0748in" svg:x="0.811in" svg:y="0.0075in" svg:viewBox="0 0 176 191" svg:d="M69 97c7 0 21 0 30 6 14 9 15 24 15 25 0 4 0 8 5 8s5-4 5-9c0-26 0-50 0-75 0-5 0-10-5-10s-5 5-5 7c-2 36-31 38-45 38 0-20 0-40 0-59 0-18 5-18 12-18 5 0 9 0 13 0 39 0 57 19 59 38 1 2 1 6 5 6 5 0 5-4 5-9 0-11 0-24 0-36 0-9-1-9-9-9-48 0-96 0-144 0-5 0-10 0-10 5s6 5 8 5c16 0 17 2 17 16 0 46 0 92 0 138 0 14-1 16-16 16-4 0-9 0-9 5 0 6 5 6 10 6 49 0 99 0 148 0 6 0 8 0 10-4 0-1 8-47 8-48 0-3-2-5-5-5-4 0-5 3-5 4-2 6-4 18-25 30-15 8-29 12-44 12-6 0-11 0-16 0-7 0-12 0-12-18 0-22 0-43 0-65zM153 10c0 4 0 8 0 13-5-5-10-9-16-13 5 0 10 0 16 0zM98 92c4-3 11-7 16-12 0 7 0 15 0 23-7-8-11-8-16-11zM34 25c0-3 0-11-2-15 10 0 20 0 30 0-3 6-3 16-3 18 0 45 0 90 0 135 0 9 2 15 3 17-10 0-20 0-30 0 2-4 2-12 2-15 0-46 0-93 0-140zM139 180c9-4 17-10 23-15-1 1-3 13-3 15-6 0-13 0-20 0z"><text:p/></draw:path><draw:path draw:style-name="gr180" draw:text-style-name="P67" svg:width="0.0256in" svg:height="0.1091in" svg:x="0.8941in" svg:y="0in" svg:viewBox="0 0 66 278" svg:d="M66 276c0-1 0-1-5-6-35-35-44-88-44-130 0-49 10-98 45-133 4-3 4-3 4-4 0-2-2-3-4-3s-28 19-44 54c-15 31-18 63-18 86 0 20 3 55 18 86 18 34 42 52 44 52s4 0 4-2z"><text:p/></draw:path><draw:path draw:style-name="gr180" draw:text-style-name="P67" svg:width="0.0906in" svg:height="0.0748in" svg:x="0.9295in" svg:y="0.0075in" svg:viewBox="0 0 231 191" svg:d="M129 77c-8-20-16-38-24-56-1-3-2-3-2-4 0-2 5-7 17-8 3 0 6 0 6-5 0-4-4-4-4-4-12 0-24 2-36 2-7 0-24-2-32-2-1 0-4 0-4 6 0 3 2 3 6 3 17 0 18 3 21 9 11 26 22 51 33 78-20 21-39 42-59 63-1 1-2 1-4 2-13 15-27 20-41 21-4 0-6 0-6 6 1 1 0 3 3 3 9 0 18-2 27-2 10 0 21 2 32 2 1 0 4 0 4-6 0-3-2-1-3-3-2-1-11-1-11-9 0-5 4-9 7-13 10-9 19-20 29-29 9-10 17-18 26-27 9 22 18 44 28 66 0 2 1 3 1 4 0 2-5 6-17 8-2 0-5 0-5 5 0 4 3 4 5 4 8 0 27-2 35-2 7 0 24 2 31 2 2 0 6 0 6-6 0-3-4-3-6-3-18-1-19-2-24-13-11-25-30-68-36-85 19-19 49-53 58-61 8-6 18-13 35-14 4 0 6 0 6-6-1-1 0-3-3-3-9 0-18 2-26 2-11 0-22-2-32-2-2 0-5 0-5 6 0 2 1 3 3 3 2 1 11 1 11 9 0 4-3 8-5 10-15 16-30 32-45 49z"><text:p/></draw:path><draw:path draw:style-name="gr180" draw:text-style-name="P67" svg:width="0.0252in" svg:height="0.1091in" svg:x="1.0331in" svg:y="0in" svg:viewBox="0 0 65 278" svg:d="M65 140c0-22-3-56-19-87-16-35-40-53-44-53-1 0-2 1-2 3 0 1 0 1 6 7 27 27 43 71 43 130 0 47-11 95-46 131-3 4-3 4-3 5 0 2 1 2 2 2 4 0 29-19 45-54 15-31 18-62 18-84z"><text:p/></draw:path><draw:path draw:style-name="gr180" draw:text-style-name="P67" svg:width="0.0732in" svg:height="0.0252in" svg:x="1.1067in" svg:y="0.0429in" svg:viewBox="0 0 187 65" svg:d="M178 11c4 0 9 0 9-5 0-6-5-6-9-6-56 0-113 0-169 0-3 0-9 0-9 6 0 5 6 5 10 5 56 0 112 0 168 0zM178 65c4 0 9 0 9-5 0-6-5-6-9-6-56 0-112 0-168 0-4 0-10 0-10 6 0 5 6 5 9 5 56 0 113 0 169 0z"><text:p/></draw:path><draw:path draw:style-name="gr180" draw:text-style-name="P67" svg:width="0.1039in" svg:height="0.1091in" svg:x="1.2236in" svg:y="0in" svg:viewBox="0 0 265 278" svg:d="M102 148c-33 42-66 83-100 123-1 3-2 4-2 4 0 3 2 3 8 3 78 0 155 0 233 0 8-23 16-46 24-69-3 0-5 0-7 0-7 21-26 38-50 46-4 1-24 8-65 8-40 0-80 0-120 0 33-40 65-79 98-119 2-4 2-4 2-4 0-1 0-2-1-4-31-42-61-83-92-125 37 0 75 0 112 0 32 0 96 2 116 54 2 0 4 0 7 0-8-21-16-43-24-65-78 0-155 0-233 0-8 0-8 0-8 9 34 46 68 93 102 139z"><text:p/></draw:path><draw:path draw:style-name="gr180" draw:text-style-name="P67" svg:width="0.0547in" svg:height="0.0492in" svg:x="1.3559in" svg:y="0.0339in" svg:viewBox="0 0 140 126" svg:d="M86 39c1-7 8-33 28-33 1 0 8 0 13 4-7 1-13 8-13 15 0 5 3 9 11 9 6 0 15-4 15-16 0-14-17-18-26-18-16 0-26 14-30 21-6-19-22-21-30-21-29 0-45 36-45 43 0 2 2 2 3 2 2 0 3 0 4-3 10-29 28-36 38-36 4 0 15 3 15 19 0 9-5 27-15 66-5 18-15 29-28 29-1 0-8 0-13-3 6-2 13-8 13-16 0-7-7-9-11-9-8 0-15 7-15 16 0 12 14 18 26 18 19 0 29-19 30-21 3 11 14 21 30 21 29 0 45-36 45-43 0-2-2-2-3-2-2 0-3 0-4 3-9 29-28 36-38 36s-15-9-15-18c0-6 2-13 5-25s6-25 10-38z"><text:p/></draw:path><draw:path draw:style-name="gr180" draw:text-style-name="P67" svg:width="0.0787in" svg:height="0.0748in" svg:x="1.4205in" svg:y="0.0075in" svg:viewBox="0 0 201 191" svg:d="M74 103c16 0 32 0 48 0 40 0 79-29 79-61 0-21-19-42-56-42-31 0-61 0-91 0-5 0-8 0-8 6 0 3 2 3 8 3 4 0 8 1 12 1s6 1 6 4c0 1 0 2-1 5-13 50-25 100-38 149-3 12-3 14-26 14-5 0-7 0-7 5 0 4 3 4 4 4 8 0 28-2 36-2 6 0 12 1 18 1s12 1 18 1c2 0 6 0 6-6 0-3-3-3-8-3-11 0-19 0-19-6 0-1 1-2 1-4 6-24 12-46 18-69zM94 20c3-10 3-11 15-11 9 0 18 0 27 0 23 0 38 8 38 27 0 11-5 35-16 45-14 12-32 15-44 15-13 0-26 0-40 0 7-26 13-51 20-76z"><text:p/></draw:path><draw:path draw:style-name="gr180" draw:text-style-name="P67" svg:width="0.0252in" svg:height="0.1091in" svg:x="1.5134in" svg:y="0in" svg:viewBox="0 0 65 278" svg:d="M65 276c0-1 0-1-5-6-35-35-44-88-44-130 0-49 11-98 46-133 3-3 3-3 3-4 0-2-1-3-3-3-3 0-28 19-44 54-15 31-18 63-18 86 0 20 3 55 18 86 17 34 41 52 44 52 2 0 3 0 3-2z"><text:p/></draw:path><draw:path draw:style-name="gr180" draw:text-style-name="P67" svg:width="0.0909in" svg:height="0.0748in" svg:x="1.5484in" svg:y="0.0075in" svg:viewBox="0 0 232 191" svg:d="M129 77c-8-20-15-38-23-56-1-3-2-3-2-4 0-2 5-7 17-8 2 0 5 0 5-5 0-4-4-4-4-4-12 0-24 2-36 2-7 0-24-2-31-2-1 0-5 0-5 6 0 3 3 3 6 3 18 0 19 3 22 9 11 26 21 51 32 78-20 21-39 42-59 63-1 1-2 1-3 2-14 15-27 20-42 21-4 0-6 0-6 6 2 1 0 3 4 3 8 0 18-2 26-2 11 0 21 2 32 2 1 0 4 0 4-6 0-3-2-3-3-3-2-1-11-1-11-9 0-5 4-9 8-13 10-9 19-20 29-29 8-10 17-18 25-27 9 22 19 44 28 66 1 2 1 3 1 4 0 2-5 6-16 8-3 0-5 0-5 5 0 4 3 4 4 4 8 0 28-2 36-2 6 0 24 2 31 2 1 0 5 0 5-6 0-3-3-3-5-3-19-1-19-2-24-13-11-25-31-68-37-85 19-19 49-53 58-61 8-6 19-13 36-14 4 0 6 0 6-6-2-1 0-3-4-3-8 0-18 2-26 2-11 0-21-2-32-2-1 0-5 0-5 6 0 2 1 3 4 3 2 1 11 1 11 9 0 4-3 8-6 10-15 16-30 32-45 49z"><text:p/></draw:path><draw:path draw:style-name="gr180" draw:text-style-name="P67" svg:width="0.0728in" svg:height="0.0252in" svg:x="1.6827in" svg:y="0.0429in" svg:viewBox="0 0 186 65" svg:d="M178 11c4 0 8 0 8-5 0-6-4-6-8-6-56 0-113 0-169 0-4 0-9 0-9 6 0 5 5 5 10 5 56 0 112 0 168 0zM178 65c4 0 8 0 8-5 0-6-4-6-8-6-56 0-112 0-168 0-5 0-10 0-10 6 0 5 5 5 9 5 56 0 113 0 169 0z"><text:p/></draw:path><draw:path draw:style-name="gr180" draw:text-style-name="P67" svg:width="0.0547in" svg:height="0.0492in" svg:x="1.7965in" svg:y="0.0339in" svg:viewBox="0 0 140 126" svg:d="M86 39c2-7 8-33 28-33 1 0 8 0 14 4-8 1-14 8-14 15 0 5 4 9 11 9 6 0 15-4 15-16 0-14-16-18-26-18-16 0-26 14-29 21-7-19-23-21-31-21-29 0-45 36-45 43 0 2 2 2 3 2 2 0 3 0 4-3 10-29 28-36 38-36 5 0 15 3 15 19 0 9-5 27-15 66-5 18-15 29-27 29-1 0-9 0-14-3 7-2 13-8 13-16 0-7-6-9-10-9-9 0-16 7-16 16 0 12 14 18 26 18 19 0 29-19 30-21 3 11 14 21 30 21 29 0 45-36 45-43 0-2-2-2-3-2-2 0-3 0-3 3-10 29-29 36-38 36-11 0-16-9-16-18 0-6 3-13 5-25 3-12 6-25 10-38z"><text:p/></draw:path><draw:path draw:style-name="gr180" draw:text-style-name="P67" svg:width="0.0252in" svg:height="0.1091in" svg:x="1.863in" svg:y="0in" svg:viewBox="0 0 65 278" svg:d="M65 140c0-22-3-56-19-87-16-35-40-53-44-53-1 0-2 1-2 3 0 1 0 1 6 7 27 27 43 71 43 130 0 47-11 95-45 131-4 4-4 4-4 5 0 2 1 2 2 2 4 0 29-19 45-54 15-31 18-62 18-84z"><text:p/></draw:path><draw:path draw:style-name="gr180" draw:text-style-name="P67" svg:width="0.0114in" svg:height="0.0114in" svg:x="1.9091in" svg:y="0.0705in" svg:viewBox="0 0 30 30" svg:d="M30 15c0-8-8-15-16-15s-14 7-14 15 6 15 14 15 16-7 16-15z"><text:p/></draw:path><draw:path draw:style-name="gr180" draw:text-style-name="P67" svg:width="0.0787in" svg:height="0.0748in" svg:x="1.9346in" svg:y="0.0075in" svg:viewBox="0 0 201 191" svg:d="M74 103c16 0 32 0 48 0 40 0 79-29 79-61 0-21-19-42-55-42-31 0-61 0-92 0-5 0-8 0-8 6 0 3 3 3 8 3 4 0 9 1 12 1 4 0 7 1 7 4 0 1-1 2-2 5-13 50-25 100-37 149-3 12-4 14-26 14-5 0-8 0-8 5 0 4 3 4 5 4 7 0 27-2 35-2 6 0 12 1 18 1s12 1 19 1c1 0 5 0 5-6 0-3-3-3-8-3-10 0-18 0-18-6 0-1 1-2 1-4 5-24 12-46 17-69zM94 20c3-10 4-11 16-11 8 0 18 0 27 0 23 0 38 8 38 27 0 11-6 35-17 45-14 12-31 15-43 15-13 0-26 0-40 0 7-26 13-51 19-76z"><text:p/></draw:path><draw:path draw:style-name="gr180" draw:text-style-name="P67" svg:width="0.0256in" svg:height="0.1091in" svg:x="2.0276in" svg:y="0in" svg:viewBox="0 0 66 278" svg:d="M66 276c0-1 0-1-5-6-35-35-44-88-44-130 0-49 10-98 45-133 4-3 4-3 4-4 0-2-1-3-4-3-2 0-28 19-44 54-14 31-18 63-18 86 0 20 3 55 19 86 17 34 41 52 43 52 3 0 4 0 4-2z"><text:p/></draw:path><draw:path draw:style-name="gr180" draw:text-style-name="P67" svg:width="0.0906in" svg:height="0.0748in" svg:x="2.063in" svg:y="0.0075in" svg:viewBox="0 0 231 191" svg:d="M129 77c-8-20-16-38-24-56-1-3-1-3-1-4 0-2 4-7 16-8 3 0 6 0 6-5 0-4-4-4-4-4-12 0-24 2-36 2-7 0-24-2-32-2-1 0-4 0-4 6 0 3 3 3 6 3 17 0 18 3 21 9 11 26 22 51 33 78-20 21-39 42-59 63-1 1-2 1-4 2-13 15-27 20-41 21-4 0-6 0-6 6 1 1 0 3 3 3 9 0 19-2 27-2 10 0 21 2 32 2 1 0 4 0 4-6 0-3-2-3-3-3-2-1-11-1-11-9 0-5 4-9 7-13 10-9 19-20 29-29 9-10 17-18 26-27 9 22 18 44 28 66 1 2 1 3 1 4 0 2-5 6-16 8-3 0-5 0-5 5 0 4 3 4 4 4 8 0 27-2 35-2 7 0 24 2 31 2 2 0 6 0 6-6 0-3-4-3-5-3-19-1-20-2-25-13-10-25-30-68-36-85 19-19 49-53 58-61 8-6 19-13 36-14 3 0 5 0 5-6-1-1 0-3-3-3-9 0-18 2-26 2-11 0-22-2-32-2-1 0-5 0-5 6 0 2 1 3 3 3 3 1 11 1 11 9 0 4-2 8-5 10-15 16-30 32-45 49z"><text:p/></draw:path><draw:path draw:style-name="gr180" draw:text-style-name="P67" svg:width="0.0673in" svg:height="0.0843in" svg:x="2.2004in" svg:y="0.0126in" svg:viewBox="0 0 172 215" svg:d="M166 87c4-2 6-3 6-6s-2-4-6-7c-52-25-103-48-155-72-4-2-5-2-5-2-4 0-6 2-6 6 0 3 2 4 6 6 48 23 98 45 147 69-49 23-99 46-147 68-6 3-6 4-6 7 0 2 2 5 6 5 0 0 1 0 4-2 52-24 104-48 156-72zM162 215c4 0 10 0 10-6s-6-6-10-6c-51 0-101 0-152 0-4 0-10 0-10 6s5 6 10 6c50 0 101 0 152 0z"><text:p/></draw:path><draw:path draw:style-name="gr180" draw:text-style-name="P67" svg:width="0.0429in" svg:height="0.0492in" svg:x="2.3122in" svg:y="0.0339in" svg:viewBox="0 0 110 126" svg:d="M100 18c-5 0-9 0-13 3-4 5-5 9-5 11 0 6 5 9 11 9 8 0 16-6 16-17 0-14-14-24-34-24-37 0-75 40-75 79 0 26 16 47 46 47 40 0 64-29 64-33 0-1-2-3-4-3-1 0-2 0-4 3-22 27-52 27-56 27-17 0-25-13-25-30 0-12 5-39 15-56 9-16 24-28 40-28 10 0 20 4 24 12z"><text:p/></draw:path><draw:path draw:style-name="gr180" draw:text-style-name="P67" svg:width="0.0252in" svg:height="0.1091in" svg:x="2.3622in" svg:y="0in" svg:viewBox="0 0 65 278" svg:d="M65 140c0-22-3-56-19-87-16-35-40-53-44-53-1 0-2 1-2 3 0 1 0 1 5 7 28 27 44 71 44 130 0 47-11 95-46 131-3 4-3 4-3 5 0 2 1 2 2 2 4 0 28-19 45-54 15-31 18-62 18-84z"><text:p/></draw:path><draw:path draw:style-name="gr180" draw:text-style-name="P67" svg:width="0.0728in" svg:height="0.0252in" svg:x="2.4358in" svg:y="0.0429in" svg:viewBox="0 0 186 65" svg:d="M178 11c4 0 8 0 8-5 0-6-4-6-8-6-56 0-113 0-169 0-4 0-9 0-9 6 0 5 5 5 10 5 56 0 112 0 168 0zM178 65c4 0 8 0 8-5 0-6-4-6-8-6-56 0-112 0-168 0-5 0-10 0-10 6 0 5 5 5 9 5 56 0 113 0 169 0z"><text:p/></draw:path><draw:path draw:style-name="gr180" draw:text-style-name="P67" svg:width="0.0461in" svg:height="0.0752in" svg:x="2.5508in" svg:y="0.0091in" svg:viewBox="0 0 118 192" svg:d="M118 97c0-22-1-44-11-65-13-27-36-32-48-32-17 0-37 8-49 34-8 19-10 41-10 63 0 21 1 45 13 67s32 28 46 28c15 0 36-6 49-32 9-20 10-41 10-63zM59 186c-11 0-28-7-33-34-3-16-3-42-3-59s0-36 3-51c4-33 26-36 33-36 9 0 27 5 33 33 3 16 3 37 3 54 0 22 0 40-3 58-5 26-21 35-33 35z"><text:p/></draw:path><draw:path draw:style-name="gr180" draw:text-style-name="P67" svg:width="0.0728in" svg:height="0.0252in" svg:x="2.6697in" svg:y="0.0429in" svg:viewBox="0 0 186 65" svg:d="M177 11c5 0 9 0 9-5 0-6-4-6-8-6-56 0-113 0-169 0-4 0-9 0-9 6 0 5 5 5 10 5 56 0 111 0 167 0zM178 65c4 0 8 0 8-5 0-6-4-6-9-6-56 0-111 0-167 0-5 0-10 0-10 6 0 5 5 5 9 5 56 0 113 0 169 0z"><text:p/></draw:path><draw:path draw:style-name="gr180" draw:text-style-name="P67" svg:width="0.098in" svg:height="0.0594in" svg:x="2.737in" svg:y="0.0256in" svg:viewBox="0 0 250 152" svg:d="M189 55c12 10 26 18 35 22-10 4-24 12-35 21-59 0-119 0-179 0-4 0-10 0-10 6 0 5 5 5 10 5 55 0 111 0 166 0-14 13-28 37-28 40s4 3 6 3c1 0 4 0 4-2 7-10 15-24 32-41 20-16 39-24 53-28 5-2 6-2 7-3 0-1 0-1 0-1 0-1 0-1 0-2s-1-1-1-1c-1 0-1 0-7-2-37-11-66-36-81-66-3-6-3-6-7-6-2 0-6 0-6 3s14 28 28 41c-55 0-111 0-166 0-5 0-10 0-10 5 0 6 6 6 10 6 60 0 120 0 179 0z"><text:p/></draw:path><draw:path draw:style-name="gr180" draw:text-style-name="P67" svg:width="0.0614in" svg:height="0.078in" svg:x="2.9028in" svg:y="0.0063in" svg:viewBox="0 0 157 199" svg:d="M155 10c2-3 2-4 2-4 0-4-3-6-6-6-4 0-5 3-6 6-8 21-15 41-23 62-29 0-57 0-86 0-8-21-15-41-23-62-2-4-3-6-7-6-3 0-6 2-6 6 1 1 0 0 2 4 24 61 47 122 70 182 2 4 3 7 6 7 4 0 6-3 7-6 23-61 47-122 70-183zM40 79c26 0 51 0 77 0-13 33-26 65-39 98-12-33-25-65-38-98z"><text:p/></draw:path><draw:path draw:style-name="gr180" draw:text-style-name="P67" svg:width="0.0547in" svg:height="0.0492in" svg:x="2.9677in" svg:y="0.0339in" svg:viewBox="0 0 140 126" svg:d="M86 39c1-7 8-33 28-33 1 0 8 0 14 4-8 1-14 8-14 15 0 5 3 9 11 9 6 0 15-4 15-16 0-14-17-18-26-18-16 0-26 14-30 21-6-19-22-21-30-21-29 0-45 36-45 43 0 2 2 2 3 2 2 0 3 0 4-3 10-29 28-36 38-36 4 0 15 3 15 19 0 9-5 27-15 66-5 18-15 29-28 29-1 0-8 0-13-3 7-2 13-8 13-16 0-7-6-9-11-9-8 0-15 7-15 16 0 12 14 18 26 18 19 0 29-19 30-21 3 11 14 21 30 21 29 0 45-36 45-43 0-2-2-2-3-2-2 0-3 0-4 3-9 29-28 36-37 36-11 0-16-9-16-18 0-6 2-13 5-25s6-25 10-38z"><text:p/></draw:path><draw:path draw:style-name="gr180" draw:text-style-name="P67" svg:width="0.0673in" svg:height="0.0843in" svg:x="3.0677in" svg:y="0.0126in" svg:viewBox="0 0 172 215" svg:d="M166 87c4-2 6-3 6-6s-1-4-6-7c-52-25-103-48-155-72-3-2-5-2-5-2-4 0-6 2-6 6 0 3 2 4 6 6 49 23 98 45 148 69-49 23-99 46-148 68-5 3-6 4-6 7 0 2 3 5 6 5 0 0 1 0 5-2 52-24 103-48 155-72zM162 215c5 0 10 0 10-6s-6-6-10-6c-51 0-101 0-152 0-4 0-10 0-10 6s6 6 10 6c51 0 102 0 152 0z"><text:p/></draw:path><draw:path draw:style-name="gr180" draw:text-style-name="P67" svg:width="0.0425in" svg:height="0.0492in" svg:x="3.1799in" svg:y="0.0339in" svg:viewBox="0 0 109 126" svg:d="M99 18c-4 0-8 0-12 3-5 5-5 9-5 11 0 6 5 9 11 9 8 0 15-6 15-17 0-14-13-24-33-24-38 0-75 40-75 79 0 26 16 47 46 47 40 0 63-29 63-33 0-1-2-3-3-3-2 0-2 0-4 3-22 27-53 27-56 27-18 0-25-13-25-30 0-12 5-39 15-56 9-16 24-28 39-28 10 0 20 4 24 12z"><text:p/></draw:path><draw:path draw:style-name="gr180" draw:text-style-name="P67" svg:width="0.0114in" svg:height="0.0469in" svg:x="3.2634in" svg:y="0.035in" svg:viewBox="0 0 30 120" svg:d="M30 14c0-8-7-14-15-14s-15 6-15 14 7 16 15 16 15-8 15-16zM30 105c0-8-7-15-15-15s-15 7-15 15 7 15 15 15 15-7 15-15z"><text:p/></draw:path><draw:path draw:style-name="gr180" draw:text-style-name="P67" svg:width="0.0787in" svg:height="0.0748in" svg:x="3.3201in" svg:y="0.0075in" svg:viewBox="0 0 201 191" svg:d="M74 103c16 0 32 0 48 0 40 0 79-29 79-61 0-21-19-42-55-42-31 0-61 0-92 0-5 0-8 0-8 6 0 3 3 3 8 3 4 0 9 1 12 1 4 0 7 1 7 4 0 1-1 2-2 5-13 50-25 100-37 149-3 12-4 14-26 14-5 0-8 0-8 5 0 4 3 4 5 4 7 0 27-2 35-2 6 0 12 1 18 1s12 1 18 1c2 0 6 0 6-6 0-3-3-3-8-3-10 0-18 0-18-6 0-1 1-2 1-4 5-24 12-46 17-69zM94 20c3-10 4-11 16-11 8 0 18 0 27 0 23 0 37 8 37 27 0 11-5 35-16 45-14 12-31 15-43 15-13 0-26 0-40 0 7-26 13-51 19-76z"><text:p/></draw:path><draw:path draw:style-name="gr180" draw:text-style-name="P67" svg:width="0.0256in" svg:height="0.1091in" svg:x="3.413in" svg:y="0in" svg:viewBox="0 0 66 278" svg:d="M66 276c0-1 0-1-5-6-35-35-44-88-44-130 0-49 10-98 45-133 4-3 4-3 4-4 0-2-1-3-4-3-2 0-28 19-44 54-14 31-18 63-18 86 0 20 3 55 19 86 17 34 41 52 43 52 3 0 4 0 4-2z"><text:p/></draw:path><draw:path draw:style-name="gr180" draw:text-style-name="P67" svg:width="0.0906in" svg:height="0.0748in" svg:x="3.448in" svg:y="0.0075in" svg:viewBox="0 0 231 191" svg:d="M129 77c-8-20-16-38-24-56-1-3-2-3-2-4 0-2 5-7 17-8 3 0 6 0 6-5 0-4-4-4-4-4-12 0-24 2-36 2-7 0-24-2-32-2-1 0-4 0-4 6 0 3 3 3 6 3 17 0 18 3 21 9 11 26 22 51 33 78-20 21-39 42-59 63-1 1-2 1-4 2-13 15-27 20-41 21-4 0-6 0-6 6 1 1 0 3 3 3 9 0 19-2 27-2 10 0 21 2 32 2 1 0 4 0 4-6 0-3-2-3-3-3-2-1-11-1-11-9 0-5 4-9 7-13 10-9 19-20 29-29 9-10 17-18 26-27 9 22 18 44 28 66 1 2 1 3 1 4 0 2-5 6-16 8-3 0-5 0-5 5 0 4 2 4 4 4 8 0 27-2 35-2 7 0 24 2 31 2 2 0 6 0 6-6 0-3-4-3-5-3-19-1-20-2-25-13-10-25-30-68-36-85 19-19 49-53 58-61 8-6 19-13 36-14 3 0 5 0 5-6-1-1 0-3-3-3-9 0-18 2-26 2-11 0-22-2-32-2-1 0-5 0-5 6 0 2 1 3 3 3 2 1 11 1 11 9 0 4-2 8-5 10-15 16-30 32-45 49z"><text:p/></draw:path><draw:path draw:style-name="gr180" draw:text-style-name="P67" svg:width="0.0732in" svg:height="0.0252in" svg:x="3.5823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547in" svg:height="0.0492in" svg:x="3.6965in" svg:y="0.0339in" svg:viewBox="0 0 140 126" svg:d="M86 39c1-7 8-33 28-33 1 0 8 0 13 4-7 1-13 8-13 15 0 5 3 9 11 9 6 0 15-4 15-16 0-14-17-18-26-18-16 0-27 14-30 21-7-19-22-21-30-21-29 0-45 36-45 43 0 2 2 2 3 2 2 0 3 0 4-3 9-29 28-36 38-36 4 0 15 3 15 19 0 9-5 27-15 66-5 18-15 29-28 29-1 0-8 0-13-3 6-2 13-8 13-16 0-7-7-9-11-9-8 0-15 7-15 16 0 12 14 18 26 18 19 0 29-19 30-21 3 11 14 21 30 21 29 0 45-36 45-43 0-2-2-2-3-2-2 0-3 0-4 3-9 29-28 36-38 36s-15-9-15-18c0-6 2-13 5-25s6-25 10-38z"><text:p/></draw:path><draw:path draw:style-name="gr180" draw:text-style-name="P67" svg:width="0.0252in" svg:height="0.1091in" svg:x="3.7626in" svg:y="0in" svg:viewBox="0 0 65 278" svg:d="M65 140c0-22-3-56-19-87-16-35-40-53-44-53-1 0-2 1-2 3 0 1 0 1 5 7 28 27 44 71 44 130 0 47-11 95-46 131-3 4-3 4-3 5 0 2 1 2 2 2 4 0 28-19 45-54 15-31 18-62 18-84z"><text:p/></draw:path><draw:path draw:style-name="gr180" draw:text-style-name="P67" svg:width="0.0732in" svg:height="0.0252in" svg:x="3.8362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461in" svg:height="0.0752in" svg:x="3.9508in" svg:y="0.0091in" svg:viewBox="0 0 118 192" svg:d="M118 97c0-22 0-44-11-65-13-27-36-32-47-32-17 0-38 8-49 34-9 19-11 41-11 63 0 21 2 45 13 67 12 22 33 28 46 28 15 0 37-6 49-32 10-20 10-41 10-63zM59 186c-10 0-27-7-32-34-3-16-3-42-3-59s0-36 2-51c5-33 27-36 33-36 10 0 28 5 34 33 2 16 2 37 2 54 0 22 0 40-3 58-4 26-20 35-33 35z"><text:p/></draw:path><draw:path draw:style-name="gr180" draw:text-style-name="P67" svg:width="0.0732in" svg:height="0.0252in" svg:x="4.0697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98in" svg:height="0.0594in" svg:x="4.1374in" svg:y="0.0256in" svg:viewBox="0 0 250 152" svg:d="M189 55c11 10 25 18 35 22-10 4-24 12-35 21-59 0-119 0-179 0-4 0-10 0-10 6 0 5 5 5 10 5 55 0 111 0 166 0-14 13-28 37-28 40s3 3 5 3 5 0 5-2c6-10 14-24 32-41 20-16 39-24 53-28 5-2 6-2 6-3 1 0 1-1 1-1 0-1 0-1 0-2s-1-1-1-1c-1 0-1 0-7-2-38-11-66-36-81-66-3-6-4-6-8-6-2 0-5 0-5 3s14 28 28 41c-55 0-111 0-166 0-5 0-10 0-10 5 0 6 6 6 10 6 60 0 120 0 179 0z"><text:p/></draw:path><draw:path draw:style-name="gr180" draw:text-style-name="P67" svg:width="0.1039in" svg:height="0.1091in" svg:x="4.3094in" svg:y="0in" svg:viewBox="0 0 265 278" svg:d="M102 148c-33 42-66 83-100 123-1 3-2 4-2 4 0 3 2 3 8 3 78 0 155 0 233 0 8-23 16-46 24-69-3 0-4 0-7 0-7 21-26 38-50 46-4 1-24 8-65 8-40 0-80 0-120 0 33-40 65-79 98-119 2-4 3-4 3-4 0-1-1-2-2-4-31-42-61-83-92-125 37 0 75 0 112 0 32 0 96 2 116 54 3 0 4 0 7 0-8-21-16-43-24-65-78 0-155 0-233 0-8 0-8 0-8 9 34 46 68 93 102 139z"><text:p/></draw:path><draw:path draw:style-name="gr180" draw:text-style-name="P67" svg:width="0.0547in" svg:height="0.0492in" svg:x="4.4417in" svg:y="0.0339in" svg:viewBox="0 0 140 126" svg:d="M86 39c1-7 8-33 28-33 1 0 8 0 14 4-8 1-14 8-14 15 0 5 4 9 11 9 6 0 15-4 15-16 0-14-17-18-26-18-16 0-26 14-30 21-6-19-22-21-30-21-29 0-45 36-45 43 0 2 2 2 3 2 2 0 3 0 4-3 10-29 28-36 38-36 4 0 15 3 15 19 0 9-5 27-15 66-5 18-15 29-28 29-1 0-8 0-13-3 7-2 13-8 13-16 0-7-6-9-11-9-8 0-15 7-15 16 0 12 14 18 26 18 19 0 29-19 30-21 3 11 14 21 30 21 29 0 45-36 45-43 0-2-2-2-3-2-2 0-3 0-4 3-9 29-28 36-37 36-11 0-16-9-16-18 0-6 2-13 5-25s6-25 10-38z"><text:p/></draw:path><draw:path draw:style-name="gr180" draw:text-style-name="P67" svg:width="0.0787in" svg:height="0.0748in" svg:x="4.5063in" svg:y="0.0075in" svg:viewBox="0 0 201 191" svg:d="M74 103c16 0 32 0 48 0 40 0 79-29 79-61 0-21-19-42-56-42-31 0-60 0-91 0-5 0-8 0-8 6 0 3 2 3 8 3 4 0 8 1 12 1s6 1 6 4c0 1 0 2-1 5-13 50-25 100-37 149-4 12-4 14-26 14-5 0-8 0-8 5 0 4 3 4 4 4 8 0 28-2 36-2 6 0 12 1 18 1s12 1 18 1c2 0 6 0 6-6 0-3-3-3-8-3-11 0-19 0-19-6 0-1 1-2 1-4 6-24 12-46 18-69zM94 20c3-10 3-11 15-11 9 0 18 0 27 0 23 0 38 8 38 27 0 11-5 35-16 45-14 12-31 15-44 15-12 0-26 0-39 0 7-26 12-51 19-76z"><text:p/></draw:path><draw:path draw:style-name="gr180" draw:text-style-name="P67" svg:width="0.0252in" svg:height="0.1091in" svg:x="4.5992in" svg:y="0in" svg:viewBox="0 0 65 278" svg:d="M65 276c0-1 0-1-5-6-34-35-44-88-44-130 0-49 11-98 46-133 3-3 3-3 3-4 0-2-1-3-3-3-3 0-28 19-44 54-15 31-18 63-18 86 0 20 3 55 18 86 17 34 41 52 44 52 2 0 3 0 3-2z"><text:p/></draw:path><draw:path draw:style-name="gr180" draw:text-style-name="P67" svg:width="0.0909in" svg:height="0.0748in" svg:x="4.6343in" svg:y="0.0075in" svg:viewBox="0 0 232 191" svg:d="M129 77c-8-20-15-38-23-56-1-3-2-3-2-4 0-2 5-7 17-8 2 0 5 0 5-5 0-4-3-4-4-4-12 0-24 2-36 2-7 0-24-2-31-2-1 0-5 0-5 6 0 3 3 3 7 3 17 0 18 3 21 9 11 26 21 51 32 78-20 21-39 42-59 63-1 1-2 1-3 2-14 15-27 20-42 21-4 0-6 0-6 6 2 1 0 3 4 3 8 0 18-2 26-2 11 0 22 2 32 2 1 0 5 0 5-6 0-3-3-3-4-3-2-1-11-1-11-9 0-5 5-9 8-13 10-9 19-20 29-29 8-10 17-18 25-27 9 22 19 44 28 66 1 2 2 3 2 4 0 2-6 6-17 8-3 0-5 0-5 5 0 4 3 4 4 4 8 0 28-2 36-2 6 0 24 2 31 2 1 0 5 0 5-6 0-3-3-3-5-3-19-1-19-2-24-13-11-25-30-68-37-85 19-19 49-53 58-61 8-6 19-13 36-14 4 0 6 0 6-6-2-1 0-3-4-3-8 0-18 2-26 2-11 0-21-2-32-2-1 0-4 0-4 6 0 2 0 3 3 3 2 1 11 1 11 9 0 4-3 8-6 10-15 16-30 32-45 49z"><text:p/></draw:path><draw:path draw:style-name="gr180" draw:text-style-name="P67" svg:width="0.0732in" svg:height="0.0252in" svg:x="4.7689in" svg:y="0.0429in" svg:viewBox="0 0 187 65" svg:d="M178 11c4 0 9 0 9-5 0-6-5-6-9-6-56 0-113 0-169 0-3 0-9 0-9 6 0 5 6 5 10 5 56 0 112 0 168 0zM178 65c4 0 9 0 9-5 0-6-5-6-9-6-56 0-112 0-168 0-4 0-10 0-10 6 0 5 6 5 9 5 56 0 113 0 169 0z"><text:p/></draw:path><draw:path draw:style-name="gr180" draw:text-style-name="P67" svg:width="0.0547in" svg:height="0.0492in" svg:x="4.8823in" svg:y="0.0339in" svg:viewBox="0 0 140 126" svg:d="M86 39c2-7 8-33 28-33 1 0 8 0 14 4-8 1-14 8-14 15 0 5 4 9 11 9 6 0 15-4 15-16 0-14-16-18-26-18-16 0-26 14-29 21-7-19-23-21-31-21-29 0-45 36-45 43 0 2 2 2 3 2 2 0 3 0 4-3 10-29 28-36 38-36 5 0 15 3 15 19 0 9-5 27-15 66-5 18-15 29-27 29-1 0-8 0-14-3 7-2 13-8 13-16 0-7-6-9-10-9-9 0-16 7-16 16 0 12 14 18 26 18 20 0 29-19 30-21 3 11 14 21 30 21 29 0 45-36 45-43 0-2-2-2-3-2-2 0-3 0-3 3-10 29-29 36-38 36-11 0-15-9-15-18 0-6 2-13 5-25s6-25 9-38z"><text:p/></draw:path><draw:path draw:style-name="gr180" draw:text-style-name="P67" svg:width="0.0256in" svg:height="0.1091in" svg:x="4.9488in" svg:y="0in" svg:viewBox="0 0 66 278" svg:d="M66 140c0-22-4-56-20-87-16-35-40-53-43-53-2 0-3 1-3 3 0 1 0 1 6 7 27 27 43 71 43 130 0 47-11 95-45 131-4 4-4 4-4 5 0 2 1 2 3 2 3 0 28-19 44-54 15-31 19-62 19-84z"><text:p/></draw:path><draw:path draw:style-name="gr180" draw:text-style-name="P67" svg:width="0.0673in" svg:height="0.063in" svg:x="5.0256in" svg:y="0.0232in" svg:viewBox="0 0 172 161" svg:d="M167 11c3-1 5-3 5-5 0-4-2-6-6-6 0 0-1 0-4 2-52 24-104 47-156 72-4 2-6 3-6 7 0 3 2 4 6 6 52 24 104 48 156 72 3 2 4 2 4 2 4 0 6-2 6-5s-2-5-5-7c-49-22-98-45-148-68 50-24 99-47 148-70z"><text:p/></draw:path><draw:path draw:style-name="gr180" draw:text-style-name="P67" svg:width="0.1039in" svg:height="0.1091in" svg:x="5.1394in" svg:y="0in" svg:viewBox="0 0 265 278" svg:d="M102 148c-33 42-66 83-100 123-1 3-2 4-2 4 0 3 2 3 8 3 78 0 155 0 233 0 8-23 16-46 24-69-3 0-4 0-7 0-7 21-26 38-50 46-4 1-23 8-65 8-40 0-80 0-120 0 33-40 65-79 98-119 2-4 3-4 3-4 0-1-1-2-2-4-31-42-61-83-92-125 37 0 75 0 112 0 32 0 96 2 116 54 3 0 4 0 7 0-8-21-16-43-24-65-78 0-155 0-233 0-8 0-8 0-8 9 34 46 68 93 102 139z"><text:p/></draw:path><draw:path draw:style-name="gr180" draw:text-style-name="P67" svg:width="0.0429in" svg:height="0.0492in" svg:x="5.2728in" svg:y="0.0339in" svg:viewBox="0 0 110 126" svg:d="M100 18c-5 0-9 0-12 3-5 5-6 9-6 11 0 6 6 9 11 9 8 0 16-6 16-17 0-14-14-24-34-24-37 0-75 40-75 79 0 26 17 47 46 47 40 0 64-29 64-33 0-1-2-3-4-3-1 0-2 0-4 3-22 27-52 27-56 27-17 0-25-13-25-30 0-12 5-39 15-56 9-16 24-28 40-28 10 0 20 4 24 12z"><text:p/></draw:path><draw:path draw:style-name="gr180" draw:text-style-name="P67" svg:width="0.0787in" svg:height="0.0748in" svg:x="5.3209in" svg:y="0.0075in" svg:viewBox="0 0 201 191" svg:d="M74 103c16 0 32 0 48 0 40 0 79-29 79-61 0-21-19-42-55-42-31 0-61 0-92 0-5 0-8 0-8 6 0 3 2 3 8 3 4 0 8 1 12 1s6 1 6 4c0 1 0 2-1 5-13 50-25 100-37 149-4 12-4 14-26 14-5 0-8 0-8 5 0 4 3 4 4 4 8 0 28-2 36-2 6 0 12 1 18 1s12 1 18 1c2 0 6 0 6-6 0-3-3-3-8-3-11 0-18 0-18-6 0-1 0-2 1-4 5-24 11-46 17-69zM94 20c3-10 4-11 16-11 8 0 17 0 26 0 24 0 38 8 38 27 0 11-5 35-16 45-14 12-31 15-44 15-12 0-26 0-39 0 7-26 13-51 19-76z"><text:p/></draw:path><draw:path draw:style-name="gr180" draw:text-style-name="P67" svg:width="0.0256in" svg:height="0.1091in" svg:x="5.4138in" svg:y="0in" svg:viewBox="0 0 66 278" svg:d="M66 276c0-1 0-1-5-6-35-35-44-88-44-130 0-49 10-98 45-133 4-3 4-3 4-4 0-2-2-3-4-3s-28 19-44 54c-15 31-18 63-18 86 0 20 3 55 18 86 17 34 42 52 44 52s4 0 4-2z"><text:p/></draw:path><draw:path draw:style-name="gr180" draw:text-style-name="P67" svg:width="0.0906in" svg:height="0.0748in" svg:x="5.4492in" svg:y="0.0075in" svg:viewBox="0 0 231 191" svg:d="M129 77c-8-20-16-38-24-56-1-3-2-3-2-4 0-2 5-7 17-8 2 0 6 0 6-5 0-4-4-4-4-4-12 0-24 2-36 2-7 0-24-2-32-2-1 0-4 0-4 6 0 3 2 3 6 3 17 0 18 3 21 9 11 26 22 51 33 78-20 21-39 42-59 63-1 1-2 1-4 2-13 15-27 20-41 21-4 0-6 0-6 6 1 1 0 3 3 3 9 0 18-2 27-2 10 0 21 2 32 2 1 0 4 0 4-6 0-3-2-1-3-3-3-1-11-1-11-9 0-5 4-9 7-13 10-9 19-20 29-29 9-10 17-18 26-27 9 22 18 44 28 66 0 2 1 3 1 4 0 2-5 6-17 8-2 0-5 0-5 5 0 4 3 4 5 4 7 0 27-2 35-2 7 0 24 2 31 2 2 0 6 0 6-6 0-3-4-3-6-3-18-1-19-2-24-13-11-25-30-68-36-85 19-19 49-53 58-61 8-6 18-13 35-14 4 0 6 0 6-6-1-1 0-3-3-3-9 0-18 2-26 2-11 0-22-2-32-2-2 0-5 0-5 6 0 2 1 3 3 3 2 1 11 1 11 9 0 4-3 8-5 10-16 16-30 32-45 49z"><text:p/></draw:path><draw:path draw:style-name="gr180" draw:text-style-name="P67" svg:width="0.0732in" svg:height="0.0252in" svg:x="5.5831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547in" svg:height="0.0492in" svg:x="5.6972in" svg:y="0.0339in" svg:viewBox="0 0 140 126" svg:d="M86 39c1-7 8-33 28-33 0 0 8 0 13 4-8 1-13 8-13 15 0 5 3 9 11 9 5 0 15-4 15-16 0-14-17-18-26-18-16 0-27 14-30 21-7-19-22-21-30-21-29 0-46 36-46 43 0 2 3 2 4 2 2 0 3 0 3-3 10-29 28-36 38-36 5 0 15 3 15 19 0 9-5 27-15 66-4 18-15 29-27 29-1 0-8 0-14-3 7-2 14-8 14-16 0-7-7-9-11-9-9 0-15 7-15 16 0 12 14 18 26 18 19 0 28-19 30-21 3 11 13 21 30 21 29 0 45-36 45-43 0-2-2-2-4-2s-2 0-3 3c-10 29-29 36-38 36-11 0-15-9-15-18 0-6 2-13 5-25s6-25 10-38z"><text:p/></draw:path><draw:path draw:style-name="gr180" draw:text-style-name="P67" svg:width="0.0256in" svg:height="0.1091in" svg:x="5.7634in" svg:y="0in" svg:viewBox="0 0 66 278" svg:d="M66 140c0-22-4-56-19-87-17-35-41-53-44-53-1 0-3 1-3 3 0 1 0 1 6 7 27 27 43 71 43 130 0 47-11 95-45 131-4 4-4 4-4 5 0 2 2 2 3 2 3 0 28-19 45-54 14-31 18-62 18-84z"><text:p/></draw:path><draw:path draw:style-name="gr180" draw:text-style-name="P67" svg:width="0.0732in" svg:height="0.0252in" svg:x="5.837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429in" svg:height="0.0492in" svg:x="5.9524in" svg:y="0.0339in" svg:viewBox="0 0 110 126" svg:d="M100 18c-5 0-9 0-13 3-4 5-5 9-5 11 0 6 5 9 11 9 8 0 16-6 16-17 0-14-14-24-34-24-37 0-75 40-75 79 0 26 16 47 46 47 40 0 64-29 64-33 0-1-2-3-4-3-1 0-2 0-4 3-22 27-52 27-56 27-18 0-25-13-25-30 0-12 5-39 15-56 9-16 24-28 39-28 10 0 21 4 25 12z"><text:p/></draw:path><draw:path draw:style-name="gr180" draw:text-style-name="P67" svg:width="0.1039in" svg:height="0.1091in" svg:x="6.0205in" svg:y="0in" svg:viewBox="0 0 265 278" svg:d="M102 148c-33 42-66 83-100 123-1 3-2 4-2 4 0 3 2 3 8 3 78 0 155 0 233 0 8-23 16-46 24-69-3 0-4 0-7 0-7 21-26 38-50 46-4 1-24 8-65 8-40 0-80 0-120 0 33-40 65-79 98-119 2-4 3-4 3-4 0-1-1-2-2-4-31-42-61-83-92-125 37 0 75 0 112 0 32 0 96 2 116 54 3 0 4 0 7 0-8-21-16-43-24-65-78 0-155 0-233 0-8 0-8 0-8 9 34 46 68 93 102 139z"><text:p/></draw:path><draw:path draw:style-name="gr180" draw:text-style-name="P67" svg:width="0.0787in" svg:height="0.0748in" svg:x="6.1539in" svg:y="0.0075in" svg:viewBox="0 0 201 191" svg:d="M74 103c16 0 32 0 48 0 40 0 79-29 79-61 0-21-19-42-55-42-31 0-61 0-92 0-5 0-8 0-8 6 0 3 2 3 8 3 4 0 8 1 12 1s6 1 6 4c0 1 0 2-1 5-13 50-25 100-37 149-4 12-4 14-26 14-5 0-8 0-8 5 0 4 3 4 4 4 8 0 28-2 36-2 6 0 12 1 18 1s12 1 18 1c2 0 6 0 6-6 0-3-3-3-8-3-11 0-19 0-19-6 0-1 1-2 1-4 6-24 12-46 18-69zM94 20c3-10 3-11 16-11 8 0 17 0 26 0 23 0 38 8 38 27 0 11-5 35-16 45-14 12-31 15-44 15-12 0-26 0-39 0 7-26 13-51 19-76z"><text:p/></draw:path><draw:path draw:style-name="gr180" draw:text-style-name="P67" svg:width="0.0256in" svg:height="0.1091in" svg:x="6.2469in" svg:y="0in" svg:viewBox="0 0 66 278" svg:d="M66 276c0-1 0-1-5-6-35-35-45-88-45-130 0-49 11-98 46-133 4-3 4-3 4-4 0-2-2-3-4-3s-28 19-44 54c-15 31-18 63-18 86 0 20 3 55 18 86 17 34 42 52 44 52s4 0 4-2z"><text:p/></draw:path><draw:path draw:style-name="gr180" draw:text-style-name="P67" svg:width="0.0909in" svg:height="0.0748in" svg:x="6.2819in" svg:y="0.0075in" svg:viewBox="0 0 232 191" svg:d="M129 77c-8-20-15-38-23-56-1-3-2-3-2-4 0-2 5-7 17-8 2 0 5 0 5-5 0-4-3-4-4-4-12 0-24 2-36 2-7 0-24-2-31-2-1 0-5 0-5 6 0 3 3 3 7 3 17 0 18 3 21 9 11 26 21 51 32 78-20 21-39 42-59 63-1 1-2 1-3 2-14 15-27 20-42 21-3 0-6 0-6 6 2 1 0 3 4 3 8 0 18-2 26-2 11 0 22 2 32 2 1 0 5 0 5-6 0-3-3-3-4-3-2-1-11-1-11-9 0-5 5-9 8-13 10-9 19-20 29-29 8-10 17-18 25-27 9 22 19 44 28 66 1 2 2 3 2 4 0 2-6 6-17 8-3 0-5 0-5 5 0 4 3 4 4 4 8 0 28-2 36-2 7 0 24 2 31 2 1 0 5 0 5-6 0-3-3-3-5-3-19-1-19-2-24-13-11-25-30-68-36-85 18-19 48-53 57-61 8-6 19-13 36-14 4 0 6 0 6-6-2-1 0-3-4-3-8 0-18 2-26 2-11 0-21-2-32-2-1 0-4 0-4 6 0 2 0 3 3 3 2 1 11 1 11 9 0 4-3 8-6 10-15 16-30 32-45 49z"><text:p/></draw:path><draw:path draw:style-name="gr180" draw:text-style-name="P67" svg:width="0.0732in" svg:height="0.0252in" svg:x="6.4161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547in" svg:height="0.0492in" svg:x="6.5299in" svg:y="0.0339in" svg:viewBox="0 0 140 126" svg:d="M86 39c2-7 8-33 28-33 1 0 8 0 14 4-8 1-14 8-14 15 0 5 4 9 11 9 6 0 15-4 15-16 0-14-16-18-26-18-16 0-26 14-29 21-7-19-23-21-31-21-29 0-45 36-45 43 0 2 3 2 4 2s2 0 3-3c10-29 28-36 38-36 5 0 15 3 15 19 0 9-5 27-15 66-4 18-15 29-27 29-1 0-8 0-14-3 7-2 13-8 13-16 0-7-6-9-10-9-9 0-16 7-16 16 0 12 14 18 26 18 20 0 29-19 30-21 4 11 14 21 30 21 30 0 46-36 46-43 0-2-3-2-4-2-2 0-3 0-3 3-10 29-29 36-38 36-11 0-15-9-15-18 0-6 2-13 5-25s6-25 9-38z"><text:p/></draw:path><draw:path draw:style-name="gr180" draw:text-style-name="P67" svg:width="0.0256in" svg:height="0.1091in" svg:x="6.5965in" svg:y="0in" svg:viewBox="0 0 66 278" svg:d="M66 140c0-22-4-56-20-87-16-35-40-53-43-53-1 0-3 1-3 3 0 1 0 1 6 7 27 27 43 71 43 130 0 47-11 95-45 131-4 4-4 4-4 5 0 2 2 2 3 2 3 0 28-19 45-54 14-31 18-62 18-84z"><text:p/></draw:path><draw:path draw:style-name="gr180" draw:text-style-name="P67" svg:width="0.0732in" svg:height="0.0252in" svg:x="6.6701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425in" svg:height="0.0492in" svg:x="6.7854in" svg:y="0.0339in" svg:viewBox="0 0 109 126" svg:d="M100 18c-5 0-9 0-13 3-5 5-5 9-5 11 0 6 5 9 11 9 8 0 15-6 15-17 0-14-13-24-33-24-37 0-75 40-75 79 0 26 16 47 46 47 40 0 63-29 63-33 0-1-2-3-3-3s-2 0-4 3c-22 27-52 27-56 27-18 0-25-13-25-30 0-12 5-39 15-56 9-16 24-28 39-28 10 0 21 4 25 12z"><text:p/></draw:path><draw:path draw:style-name="gr180" draw:text-style-name="P67" svg:width="0.0732in" svg:height="0.0252in" svg:x="6.8965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98in" svg:height="0.0594in" svg:x="6.9642in" svg:y="0.0256in" svg:viewBox="0 0 250 152" svg:d="M189 55c11 10 25 18 35 22-10 4-24 12-35 21-60 0-119 0-179 0-5 0-10 0-10 6 0 5 5 5 10 5 55 0 111 0 166 0-14 13-28 37-28 40s3 3 5 3 5 0 5-2c6-10 14-24 32-41 20-16 39-24 53-28 5-2 6-2 6-3 1 0 1-1 1-1 0-1 0-1 0-2s-1-1-1-1c-1 0-2 0-7-2-38-11-66-36-82-66-2-6-3-6-7-6-2 0-5 0-5 3s14 28 28 41c-55 0-111 0-166 0-5 0-10 0-10 5 0 6 5 6 10 6 60 0 119 0 179 0z"><text:p/></draw:path><draw:path draw:style-name="gr180" draw:text-style-name="P67" svg:width="0.0425in" svg:height="0.0492in" svg:x="7.1346in" svg:y="0.0339in" svg:viewBox="0 0 109 126" svg:d="M99 18c-4 0-8 0-12 3-5 5-5 9-5 11 0 6 5 9 11 9 8 0 15-6 15-17 0-14-13-24-33-24-38 0-75 40-75 79 0 26 16 47 46 47 40 0 63-29 63-33 0-1-2-3-3-3-2 0-2 0-4 3-22 27-53 27-56 27-18 0-25-13-25-30 0-12 5-39 15-56 8-16 24-28 39-28 10 0 20 4 24 12z"><text:p/></draw:path><draw:path draw:style-name="gr180" draw:text-style-name="P67" svg:width="0.0673in" svg:height="0.063in" svg:x="7.2177in" svg:y="0.0232in" svg:viewBox="0 0 172 161" svg:d="M166 11c4-1 6-3 6-5 0-4-2-6-6-6 0 0-1 0-5 2-52 24-103 47-155 72-4 2-6 3-6 7 0 3 2 4 6 6 52 24 103 48 155 72 4 2 5 2 5 2 4 0 6-2 6-5s-2-5-6-7c-48-22-98-45-147-68 49-24 99-47 147-70z"><text:p/></draw:path><draw:path draw:style-name="gr180" draw:text-style-name="P67" svg:width="0.0429in" svg:height="0.0492in" svg:x="7.3299in" svg:y="0.0339in" svg:viewBox="0 0 110 126" svg:d="M100 18c-5 0-8 0-12 3-5 5-6 9-6 11 0 6 6 9 11 9 8 0 16-6 16-17 0-14-14-24-34-24-37 0-75 40-75 79 0 26 17 47 46 47 40 0 64-29 64-33 0-1-2-3-4-3-1 0-2 0-4 3-22 27-52 27-56 27-17 0-25-13-25-30 0-12 5-39 15-56 9-16 25-28 40-28 10 0 20 4 24 12z"><text:p/></draw:path><draw:path draw:style-name="gr180" draw:text-style-name="P67" svg:width="0.0732in" svg:height="0.0252in" svg:x="7.4413in" svg:y="0.0429in" svg:viewBox="0 0 187 65" svg:d="M178 11c4 0 9 0 9-5 0-6-5-6-9-6-56 0-112 0-168 0-4 0-10 0-10 6 0 5 6 5 10 5 56 0 112 0 168 0zM178 65c4 0 9 0 9-5 0-6-5-6-9-6-56 0-112 0-168 0-4 0-10 0-10 6 0 5 6 5 10 5 56 0 112 0 168 0z"><text:p/></draw:path><draw:path draw:style-name="gr180" draw:text-style-name="P67" svg:width="0.098in" svg:height="0.0594in" svg:x="7.5087in" svg:y="0.0256in" svg:viewBox="0 0 250 152" svg:d="M189 55c12 10 26 18 35 22-10 4-23 12-35 21-59 0-119 0-179 0-4 0-10 0-10 6 0 5 6 5 10 5 56 0 111 0 166 0-14 13-28 37-28 40s4 3 6 3 4 0 5-2c6-10 14-24 32-41 19-16 38-24 53-28 5-2 5-2 6-3 0-1 0-1 0-1 0-1 0-1 0-2s-1-1-1-1c-1 0-1 0-7-2-37-11-65-36-81-66-3-6-3-6-7-6-2 0-6 0-6 3s14 28 28 41c-55 0-110 0-166 0-4 0-10 0-10 5 0 6 6 6 10 6 60 0 120 0 179 0z"><text:p/></draw:path><draw:path draw:style-name="gr180" draw:text-style-name="P67" svg:width="0.0358in" svg:height="0.05in" svg:x="7.6783in" svg:y="0.0331in" svg:viewBox="0 0 92 128" svg:d="M50 71c6 1 28 6 28 26 0 14-9 25-31 25-24 0-34-16-39-40-1-4-2-5-4-5-4 0-4 2-4 8 0 12 0 24 0 36 0 5 0 7 3 7 2 0 2 0 7-6 1 0 1-1 6-6 12 12 25 12 31 12 32 0 45-19 45-39 0-15-8-23-12-27-9-9-20-11-32-13-15-3-34-7-34-23 0-9 7-21 32-21 30 0 32 25 32 34 0 2 3 2 4 2 3 0 3-1 3-7 0-9 0-18 0-28 0-4 0-6-3-6-1 0-2 0-5 3-2 1-4 3-5 5-11-8-22-8-26-8-35 0-46 18-46 34 0 10 5 18 12 24 10 7 17 9 38 13z"><text:p/></draw:path><draw:path draw:style-name="gr180" draw:text-style-name="P67" svg:width="0.0539in" svg:height="0.0689in" svg:x="7.7217in" svg:y="0.0339in" svg:viewBox="0 0 138 176" svg:d="M41 18c0-6 0-12 0-18-14 1-27 2-41 3 0 3 0 6 0 9 20 0 22 2 22 14 0 43 0 87 0 130 0 12-3 12-22 12 0 4 0 6 0 8 10 0 24 0 32 0 7 0 22 0 31 0 0-2 0-4 0-8-18 0-21 0-21-12 0-16 0-32 0-47 0 0 0-1 0-2 1 4 12 19 34 19 34 0 62-27 62-63s-27-63-58-63c-22 0-34 12-39 18zM42 92c0-21 0-42 0-62 8-15 21-23 36-23 20 0 37 24 37 56 0 34-19 57-40 57-11 0-22-5-29-17-4-6-4-6-4-11z"><text:p/></draw:path><draw:path draw:style-name="gr180" draw:text-style-name="P67" svg:width="0.0488in" svg:height="0.05in" svg:x="7.7862in" svg:y="0.0331in" svg:viewBox="0 0 125 128" svg:d="M125 65c0-35-28-65-63-65s-62 30-62 65c0 36 30 63 62 63 34 0 63-27 63-63zM62 121c-12 0-24-6-32-19-7-12-7-29-7-39 0-11 0-26 7-38 8-13 21-19 32-19 12 0 24 6 32 18s8 29 8 39 0 25-7 38c-6 12-18 20-33 20z"><text:p/></draw:path><draw:path draw:style-name="gr180" draw:text-style-name="P67" svg:width="0.0366in" svg:height="0.0484in" svg:x="7.8413in" svg:y="0.0339in" svg:viewBox="0 0 94 124" svg:d="M39 30c0-10 0-20 0-30-13 1-26 2-39 3 0 3 0 6 0 9 20 0 22 2 22 15 0 25 0 50 0 75 0 13-4 13-22 13 0 2 0 5 0 9 11-1 24-2 32-2 11 0 25 0 36 2 0-4 0-7 0-9-2 0-4 0-6 0-21 0-21-3-21-14 0-14 0-28 0-43 0-27 11-52 33-52 1 0 2 0 3 0-1 0-7 4-7 12 0 7 6 12 12 12 5 0 12-4 12-13s-8-17-20-17c-21 0-31 18-35 30z"><text:p/></draw:path></draw:g></draw:g></text:p>
      <text:p text:style-name="P11">Df: Podm. <draw:g text:anchor-type="as-char" svg:y="-0.0929in" draw:z-index="11" draw:name="Shape20" draw:style-name="gr178"><svg:title>TexMaths</svg:title><svg:desc>9§inline§\mathbb{E}: \mathbb{E}(X|B)=\sum_{x \in Im(X)} xP(X=x|B)\ \text{O celkové }\mathbb{E}: B_1,..., \text{ rozklad } \Omega, X\ d.n.v.: \mathbb{E} = \sum P(B_i) \mathbb{E}(X|B_i) Dk: \mathbb{E}(X) = \sum xP(X=x) = \sum_x x \sum_i  P(B_i)P(X=x|B_i)
= \sum_i \sum_x x  P(B_i)P(X=x|B_i) =  \sum_i P(B_i) \mathbb{E}(X=x|B_i) \square§svg§600§FALSE§</svg:desc><draw:g draw:style-name="gr2"><draw:path draw:style-name="gr179" draw:text-style-name="P66" svg:width="7.2508in" svg:height="0.139in" svg:x="0.0028in" svg:y="0.0067in" svg:viewBox="0 0 18418 354" svg:d="M9209 354c-3070 0-6139 0-9209 0 0-118 0-236 0-354 6139 0 12278 0 18418 0 0 118 0 236 0 354-3070 0-6140 0-9209 0z"><text:p/></draw:path><draw:path draw:style-name="gr180" draw:text-style-name="P67" svg:width="0.0465in" svg:height="0.0843in" svg:x="0in" svg:y="0.0083in" svg:viewBox="0 0 119 215" svg:d="M47 110c4 0 14 0 20 7 9 10 10 27 10 29 0 5 0 8 4 8 3 0 3-4 3-10 0-29 0-57 0-85 0-6 0-10-3-10-4 0-4 4-4 7-1 40-20 42-30 43 0-22 0-44 0-67 0-21 3-21 8-21 3 0 6 0 9 0 26 0 38 22 40 44 0 3 0 7 3 7 4 0 4-5 4-11 0-13 0-27 0-40 0-10-1-11-7-11-32 0-65 0-97 0-4 0-7 0-7 5 0 6 4 6 5 6 11 0 12 3 12 18 0 52 0 105 0 158 0 16-1 18-11 18-3 0-6 0-6 5s3 5 7 5c33 0 67 0 100 0 4 0 6 0 7-4 1-17 5-51 5-53 0-4-1-7-3-7-3 0-2 3-3 5-2 8-4 22-18 35-9 10-19 14-29 14-4 0-7 0-11 0-5 0-8 0-8-20 0-25 0-51 0-75zM104 11c0 5 0 10 0 15-4-6-7-11-11-15 3 0 7 0 11 0zM67 104c2-2 7-8 10-14 0 8 0 17 0 26-4-8-7-9-10-12zM23 29c0-5 0-12-1-18 7 0 14 0 20 0-2 7-2 18-2 21 0 50 0 101 0 153 0 11 1 18 2 20-6 0-13 0-20 0 1-5 1-13 1-17 0-53 0-106 0-159zM94 205c6-5 12-11 15-18 0 2-1 16-1 18-4 0-9 0-14 0z"><text:p/></draw:path><draw:path draw:style-name="gr180" draw:text-style-name="P67" svg:width="0.0079in" svg:height="0.0531in" svg:x="0.076in" svg:y="0.0402in" svg:viewBox="0 0 21 136" svg:d="M21 17c0-9-5-17-11-17-5 0-10 8-10 17s5 16 10 16c6 0 11-7 11-16zM21 120c0-9-5-17-11-17-5 0-10 8-10 17s5 16 10 16c6 0 11-7 11-16z"><text:p/></draw:path><draw:path draw:style-name="gr180" draw:text-style-name="P67" svg:width="0.0465in" svg:height="0.0843in" svg:x="0.1122in" svg:y="0.0083in" svg:viewBox="0 0 119 215" svg:d="M47 110c4 0 14 0 20 7 9 10 10 27 10 29 0 5 0 8 4 8 3 0 3-4 3-10 0-29 0-57 0-85 0-6 0-10-3-10-4 0-4 4-4 7-1 40-20 42-30 43 0-22 0-44 0-67 0-21 3-21 8-21 3 0 6 0 9 0 26 0 38 22 40 44 0 3 0 7 3 7 4 0 4-5 4-11 0-13 0-27 0-40 0-10-1-11-7-11-32 0-65 0-97 0-4 0-7 0-7 5 0 6 4 6 5 6 11 0 12 3 12 18 0 52 0 105 0 158 0 16-1 18-10 18-4 0-7 0-7 5s3 5 7 5c33 0 67 0 101 0 3 0 5 0 6-4 1-17 5-51 5-53 0-4-1-7-3-7-3 0-2 3-3 5-1 8-4 22-18 35-9 10-19 14-29 14-4 0-7 0-11 0-5 0-8 0-8-20 0-25 0-51 0-75zM104 11c0 5 0 10 0 15-3-6-7-11-11-15 3 0 7 0 11 0zM67 104c3-2 7-8 10-14 0 8 0 17 0 26-4-8-7-9-10-12zM24 29c0-5 0-12-2-18 7 0 14 0 20 0-2 7-2 18-2 21 0 50 0 101 0 153 0 11 2 18 2 20-6 0-13 0-20 0 2-5 2-13 2-17 0-53 0-106 0-159zM94 205c7-5 12-11 15-18 0 2-1 16-1 18-4 0-9 0-14 0z"><text:p/></draw:path><draw:path draw:style-name="gr180" draw:text-style-name="P67" svg:width="0.0169in" svg:height="0.1236in" svg:x="0.1685in" svg:y="0in" svg:viewBox="0 0 44 315" svg:d="M44 313c0-1 0-2-3-7-24-40-30-101-30-147 0-55 7-110 31-150 2-4 2-4 2-5 0-3 0-4-1-4-2 0-20 22-31 62-9 34-12 70-12 97 0 24 2 61 13 97 11 39 28 59 30 59 1 0 1 0 1-2z"><text:p/></draw:path><draw:path draw:style-name="gr180" draw:text-style-name="P67" svg:width="0.0614in" svg:height="0.0839in" svg:x="0.1925in" svg:y="0.0087in" svg:viewBox="0 0 157 214" svg:d="M87 86c-5-21-11-43-16-63-1-2-1-3-1-4 0-2 4-8 11-9 2-1 4-1 4-6 0-4-2-4-3-4-7 0-15 1-23 1-5 0-17-1-22-1-1 0-3 0-3 6 0 4 2 4 4 4 11 0 12 3 15 10 7 30 14 58 22 88-14 24-27 47-40 71-1 1-2 2-3 4-9 17-18 22-28 22-2 0-4 0-4 7 1 1 0 2 2 2 6 0 13 0 18 0 7 0 15 0 22 0 1 0 3 0 3-6 0-3-2-3-2-3-2 0-8 0-8-9 0-5 3-10 5-14 7-12 13-23 20-34 6-11 11-21 17-31 6 24 12 50 19 75 1 4 0 3 1 4 0 3-4 9-11 9-2 0-4 0-4 6 0 3 3 3 3 3 6 0 19 0 24 0s16 0 21 0c2 0 4 0 4-5 0-4-2-4-3-4-13 0-14 0-17-13-7-30-20-78-25-97 13-23 33-61 39-70 6-7 13-14 25-15 2-1 4-1 4-6 0-1 0-4-3-4-6 0-11 1-17 1-7 0-15-1-22-1-1 0-3 0-3 6 0 2 1 3 2 4 2 0 7 1 7 9 0 4-1 9-3 12-10 18-20 37-31 55z"><text:p/></draw:path><draw:path draw:style-name="gr180" draw:text-style-name="P67" svg:width="0.0028in" svg:height="0.1236in" svg:x="0.2673in" svg:y="0in" svg:viewBox="0 0 8 315" svg:d="M8 12c0-6 0-12-4-12s-4 6-4 12c0 97 0 194 0 292 0 6 0 11 4 11s4-5 4-11c0-98 0-195 0-292z"><text:p/></draw:path><draw:path draw:style-name="gr180" draw:text-style-name="P67" svg:width="0.0528in" svg:height="0.0839in" svg:x="0.2827in" svg:y="0.0087in" svg:viewBox="0 0 135 214" svg:d="M22 191c-2 13-2 14-17 14-3 0-5 0-5 7 0 2 2 2 5 2 23 0 45 0 68 0 30 0 52-36 52-66 0-24-11-42-29-45 20-7 39-30 39-60 0-23-12-43-35-43-21 0-43 0-64 0-3 0-5 0-5 6 0 4 2 4 5 4 2 0 4 0 7 0 4 1 5 1 5 5 0 1 0 2 0 7-9 56-17 112-26 169zM51 100c4-26 8-52 12-78 1-11 2-12 10-12s16 0 25 0c16 0 20 18 20 32 0 28-16 58-39 58-10 0-19 0-28 0zM42 205c-2 0-2 0-4 0s-2 0-2-2c0-1 0-2 1-7 4-30 9-60 13-89 12 0 24 0 36 0 18 0 22 24 22 37 0 31-17 61-40 61-8 0-17 0-26 0z"><text:p/></draw:path><draw:path draw:style-name="gr180" draw:text-style-name="P67" svg:width="0.0169in" svg:height="0.1236in" svg:x="0.3441in" svg:y="0in" svg:viewBox="0 0 44 315" svg:d="M44 159c0-26-2-63-13-100-11-38-27-59-29-59-1 0-2 2-2 4 0 1 0 1 4 7 18 31 29 81 29 148 0 53-7 108-30 148-3 4-3 5-3 6 0 2 1 2 2 2 2 0 19-21 30-61 10-35 12-69 12-95z"><text:p/></draw:path><draw:path draw:style-name="gr180" draw:text-style-name="P67" svg:width="0.0496in" svg:height="0.0287in" svg:x="0.3941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701in" svg:height="0.1236in" svg:x="0.4732in" svg:y="0in" svg:viewBox="0 0 179 315" svg:d="M69 169c-22 46-45 92-67 138-1 3-2 4-2 5 0 3 2 3 5 3 53 0 106 0 158 0 6-26 11-52 16-78-1 0-2 0-4 0-5 23-18 42-34 52-3 1-16 9-44 9-27 0-54 0-81 0 22-45 44-90 66-135 1-3 2-3 2-4 0-2-1-2-2-5-20-48-41-95-61-141 25 0 50 0 75 0 22 0 66 2 79 61 2 0 3 0 4 0-5-24-10-50-16-74-52 0-105 0-158 0-5 0-5 1-5 10 23 53 46 106 69 159z"><text:p/></draw:path><draw:path draw:style-name="gr180" draw:text-style-name="P67" svg:width="0.028in" svg:height="0.039in" svg:x="0.5508in" svg:y="0.0925in" svg:viewBox="0 0 72 100" svg:d="M27 75c-2 7-6 19-13 19-2-1-4 0-7-3 5-3 6-11 6-13 0-4-2-8-5-8-4 0-8 6-8 14 0 11 8 16 14 16s11-6 15-15c3 11 11 15 16 15 15 0 23-28 23-33 0-4-1-4-2-4-2 0-2 2-3 4-2 15-10 27-17 27-6 0-9-6-9-15 0-5 4-25 7-50 3-17 9-23 13-23 3 1 5 0 7 4-4 2-5 8-5 12 0 5 2 8 5 8s8-4 8-14c0-12-9-16-15-16s-11 7-15 16c-2-9-8-16-15-16-16 0-24 28-24 34 0 3 2 3 2 3 2 0 2-1 3-4 3-17 12-27 18-27 4 0 8 5 8 15 0 4-1 16-3 23-1 10-3 21-4 31z"><text:p/></draw:path><draw:path draw:style-name="gr180" draw:text-style-name="P67" svg:width="0.0287in" svg:height="0.0563in" svg:x="0.5878in" svg:y="0.0807in" svg:viewBox="0 0 74 144" svg:d="M68 78c2 0 6 0 6-6 0-5-3-5-6-5-20 0-41 0-61 0 2-33 18-56 39-56 7 0 15 0 22 0 2 0 6 0 6-6 0-5-3-5-6-5-7 0-15 0-23 0-24 0-45 32-45 72 0 41 21 72 45 72 8 0 16 0 23 0 2 0 6 0 6-5 0-6-3-6-6-6-7 0-15 0-22 0-21 0-37-23-39-55 20 0 41 0 61 0z"><text:p/></draw:path><draw:path draw:style-name="gr180" draw:text-style-name="P67" svg:width="0.0244in" svg:height="0.0591in" svg:x="0.626in" svg:y="0.0717in" svg:viewBox="0 0 63 151" svg:d="M47 17c1-7 1-9 11-9 3 0 5 0 5-4 0-3-1-4-2-4-3 0-6 1-10 1-2 0-5 0-8 0s-6 0-9 0c-4 0-7-1-10-1-1 0-2 0-2 5 0 3 1 3 4 3 2 0 3 0 5 0 3 1 4 1 4 4 0 1-1 2-1 4-6 39-12 78-18 117-1 8-1 10-11 10-4 0-5 0-5 5 1 1 0 3 2 3 4 0 14 0 18 0 3 0 6 0 9 0s6 0 9 0c1 0 3 0 3-5 0-3-1-3-4-3-2-1-3 0-6-1-3 0-3-1-3-2s0-2 1-6c6-39 12-78 18-117z"><text:p/></draw:path><draw:path draw:style-name="gr180" draw:text-style-name="P67" svg:width="0.0476in" svg:height="0.039in" svg:x="0.6559in" svg:y="0.0925in" svg:viewBox="0 0 122 100" svg:d="M51 80c0 5-1 12-1 13 0 5 2 7 4 7 3 0 5-3 6-4 0-3 1-9 2-15 1-3 2-14 3-20 1-4 2-9 2-14 2-10 2-10 5-17 3-11 10-24 21-24 7 0 7 10 7 16 0 13-5 37-7 47-2 7-2 9-2 12 0 12 5 19 13 19 13 0 18-31 18-33 0-4-1-4-2-4s-2 2-2 4c-3 18-9 27-14 27-3 0-4-3-4-7 0-6 1-9 4-19 1-7 7-30 7-43 0-3 0-12-5-19-2-2-7-6-13-6-12 0-19 14-24 23-1-19-10-23-17-23-11 0-18 12-22 21-1-16-9-21-14-21-6 0-9 7-11 13-3 8-5 20-5 21 0 3 2 2 2 3 2 0 2-1 3-6 2-14 5-25 10-25 3 0 5 6 5 11s-2 13-3 19c-1 5-2 14-2 20-2 9-3 18-5 28 0 3-1 8-1 9 0 5 2 7 5 7 2 0 4-3 4-4 1-3 2-9 3-15 1-3 2-14 3-20 0-4 1-9 2-14 2-9 2-11 6-20 3-9 10-21 19-21s9 12 9 16c0 6-1 9-3 20-2 13-3 26-6 38z"><text:p/></draw:path><draw:path draw:style-name="gr180" draw:text-style-name="P67" svg:width="0.0134in" svg:height="0.0866in" svg:x="0.7126in" svg:y="0.0661in" svg:viewBox="0 0 35 221" svg:d="M32 0c-25 30-32 77-32 111 0 31 6 79 32 110 1 0 3 0 3-3 0-2 0-2-1-4-18-25-25-63-25-103 0-60 14-89 25-106 1 0 1 0 1-2 0-3-2-3-3-3z"><text:p/></draw:path><draw:path draw:style-name="gr180" draw:text-style-name="P67" svg:width="0.0461in" svg:height="0.0591in" svg:x="0.7327in" svg:y="0.0717in" svg:viewBox="0 0 118 151" svg:d="M68 67c4-8 8-15 12-22 18-27 22-36 34-37 2-1 4-1 4-4s-1-4-2-4c-4 0-9 1-12 1-4 0-12-1-16-1-1 0-3 1-3 5 0 0 0 2 2 3 1 0 5 0 5 6 0 3-2 6-4 9-1 1-18 28-22 36-5-14-10-28-14-43 0-1-1-2-1-2 0-2 3-6 8-6 1 0 2-1 2-5 0-1 0-3-2-3-3 0-6 1-9 1s-6 0-9 0c-2 0-5 0-7 0-3-1-5-1-7-1s-4 0-4 5c0 3 2 3 5 3 7 0 8 2 9 6 6 21 13 41 19 62-3 3-5 8-8 12-2 4-8 14-11 18-16 26-22 36-34 37-1 0-3 0-3 5 0 1 1 3 2 3 4 0 8 0 12 0 3 0 6 0 8 0s6 0 8 0c0 0 3 0 3-5 0-3-2-3-3-3s-4-1-4-5 2-6 5-12c9-15 18-30 27-44 5 17 10 34 16 52 1 3 1 3 1 4s-2 4-7 5c-1 0-4 0-4 5 2 1 1 3 3 3 3 0 6 0 9 0s6 0 9 0c2 0 5 0 8 0 2 0 5 0 7 0 0 0 2 0 2-5 0-3-1-3-3-3-8 0-9-2-10-6-7-23-14-47-21-70z"><text:p/></draw:path><draw:path draw:style-name="gr180" draw:text-style-name="P67" svg:width="0.0134in" svg:height="0.0866in" svg:x="0.787in" svg:y="0.0661in" svg:viewBox="0 0 35 221" svg:d="M3 0c-1 0-3 0-3 3 0 2 1 2 1 3 11 17 24 48 24 105 0 46-8 81-23 102-2 3-2 4-2 5s1 3 2 3 14-15 23-42c6-19 10-42 10-68 0-31-6-79-32-111z"><text:p/></draw:path><draw:path draw:style-name="gr180" draw:text-style-name="P67" svg:width="0.037in" svg:height="0.0559in" svg:x="0.8252in" svg:y="0.0382in" svg:viewBox="0 0 95 143" svg:d="M58 44c1-8 5-37 19-37 0 0 5 0 9 5-5 1-9 9-9 17 0 4 2 11 8 11 3 0 10-7 10-19 0-16-12-21-18-21-11 0-18 17-20 24-5-20-15-24-21-24-19 0-30 41-30 49 0 3 2 3 2 3 2 0 2-1 2-3 7-34 19-42 26-42 4 0 10 3 10 22 0 9-3 30-10 75-3 19-10 33-18 33-1 0-6 0-10-5 5-1 9-8 9-17 0-8-4-10-7-10-6 0-10 8-10 18 0 14 9 20 18 20 12 0 19-21 20-23 2 12 9 23 21 23 19 0 30-40 30-48 0-3-2-3-2-3-2 0-2 1-3 4-7 33-20 41-25 41-8 0-11-11-11-22 0-6 1-13 3-28 3-14 5-28 7-43z"><text:p/></draw:path><draw:path draw:style-name="gr180" draw:text-style-name="P67" svg:width="0.0531in" svg:height="0.0839in" svg:x="0.8685in" svg:y="0.0087in" svg:viewBox="0 0 136 214" svg:d="M50 115c11 0 22 0 33 0 26 0 53-32 53-67 0-25-12-48-37-48-21 0-42 0-62 0-3 0-6 0-6 5s2 5 6 5c2 0 6 0 8 0 3 1 4 2 4 5 0 1 0 2-1 7-8 56-17 112-25 169-2 13-2 14-18 14-3 0-5 0-5 6 0 3 3 3 3 3 5 0 19 0 24 0 4 0 8 0 13 0 3 0 8 0 12 0 1 0 4 0 4-6 0-3-2-3-6-3-7 0-12 0-12-5 0-2 0-4 0-5 4-27 9-54 12-80zM64 22c2-11 2-12 10-12 6 0 13 0 19 0 15 0 26 8 26 30 0 12-4 39-12 51-9 14-21 16-29 16-9 0-18 0-27 0 4-29 9-57 13-85z"><text:p/></draw:path><draw:path draw:style-name="gr180" draw:text-style-name="P67" svg:width="0.0169in" svg:height="0.1236in" svg:x="0.9319in" svg:y="0in" svg:viewBox="0 0 44 315" svg:d="M44 313c0-1 0-2-3-7-24-40-30-101-30-147 0-55 7-110 31-150 2-4 2-4 2-5 0-3-1-4-2-4-2 0-19 22-30 62-10 34-12 70-12 97 0 24 2 61 12 97 12 39 28 59 30 59 1 0 2 0 2-2z"><text:p/></draw:path><draw:path draw:style-name="gr180" draw:text-style-name="P67" svg:width="0.0614in" svg:height="0.0839in" svg:x="0.9555in" svg:y="0.0087in" svg:viewBox="0 0 157 214" svg:d="M87 86c-5-21-11-43-16-63-1-2-1-3-1-4 0-2 4-8 11-9 2-1 4-1 4-6 0-4-2-4-3-4-7 0-15 1-23 1-5 0-17-1-22-1-1 0-3 0-3 6 0 4 2 4 4 4 11 0 12 3 15 10 7 30 14 58 22 88-14 24-27 47-40 71-1 1-2 2-3 4-9 17-18 22-28 22-2 0-4 0-4 7 1 1 0 2 2 2 6 0 13 0 19 0 7 0 14 0 21 0 1 0 3 0 3-6 0-3-2-3-2-3-2 0-8 0-8-9 0-5 3-10 5-14 7-12 13-23 20-34 6-11 11-21 17-31 6 24 12 50 19 75 1 4 0 3 1 4 0 3-4 9-11 9-2 0-4 0-4 6 0 3 3 3 3 3 6 0 19 0 24 0s17 0 21 0c2 0 4 0 4-5 0-4-2-4-3-4-13 0-14 0-17-13-7-30-20-78-25-97 13-23 33-61 39-70 6-7 13-14 25-15 2-1 4-1 4-6 0-1 0-4-3-4-6 0-11 1-17 1-7 0-15-1-22-1-1 0-3 0-3 6 0 2 1 3 2 4 2 0 7 1 7 9 0 4-1 9-3 12-10 18-20 37-31 55z"><text:p/></draw:path><draw:path draw:style-name="gr180" draw:text-style-name="P67" svg:width="0.0496in" svg:height="0.0287in" svg:x="1.0465in" svg:y="0.0484in" svg:viewBox="0 0 127 74" svg:d="M120 13c4 0 7 0 7-7 0-6-3-6-6-6-38 0-77 0-114 0-3 0-7 0-7 6 0 7 4 7 7 7 37 0 75 0 113 0zM121 74c3 0 6 0 6-6 0-7-3-7-7-7-38 0-76 0-113 0-3 0-7 0-7 7 0 6 4 6 7 6 37 0 76 0 114 0z"><text:p/></draw:path><draw:path draw:style-name="gr180" draw:text-style-name="P67" svg:width="0.037in" svg:height="0.0559in" svg:x="1.1236in" svg:y="0.0382in" svg:viewBox="0 0 95 143" svg:d="M58 44c1-8 5-37 19-37 1 0 5 0 10 5-6 1-10 9-10 17 0 4 3 11 8 11 4 0 10-7 10-19 0-16-12-21-18-21-11 0-17 17-20 24-4-20-15-24-21-24-19 0-30 41-30 49 0 3 2 3 2 3 2 0 2-1 3-3 6-34 19-42 25-42 4 0 11 3 11 22 0 9-4 30-11 75-3 19-9 33-18 33-1 0-6 0-9-5 5-1 8-8 8-17 0-8-3-10-7-10-5 0-10 8-10 18 0 14 10 20 18 20 12 0 19-21 20-23 2 12 9 23 21 23 19 0 30-40 30-48 0-3-2-3-2-3-2 0-2 1-3 4-6 33-19 41-25 41-8 0-11-11-11-22 0-6 1-13 3-28 3-14 5-28 7-43z"><text:p/></draw:path><draw:path draw:style-name="gr180" draw:text-style-name="P67" svg:width="0.0028in" svg:height="0.1236in" svg:x="1.1732in" svg:y="0in" svg:viewBox="0 0 8 315" svg:d="M8 12c0-6 0-12-4-12s-4 6-4 12c0 97 0 194 0 292 0 6 0 11 4 11s4-5 4-11c0-98 0-195 0-292z"><text:p/></draw:path><draw:path draw:style-name="gr180" draw:text-style-name="P67" svg:width="0.0531in" svg:height="0.0839in" svg:x="1.1882in" svg:y="0.0087in" svg:viewBox="0 0 136 214" svg:d="M22 191c-1 13-2 14-17 14-3 0-5 0-5 7 0 2 2 2 5 2 23 0 45 0 68 0 31 0 53-36 53-66 0-24-11-42-30-45 20-7 40-30 40-60 0-23-12-43-35-43-21 0-43 0-64 0-4 0-6 0-6 6 0 4 2 4 5 4 1 0 5 0 8 0 3 1 5 1 5 5 0 1 0 2-1 7-8 56-17 112-26 169zM51 100c4-26 8-52 12-78 2-11 2-12 10-12s17 0 25 0c17 0 21 18 21 32 0 28-17 58-40 58-9 0-18 0-28 0zM43 205c-3 0-3 0-5 0-1 0-2 0-2-2 0-1 0-2 1-7 4-30 9-60 13-89 12 0 24 0 36 0 19 0 22 24 22 37 0 31-17 61-39 61-9 0-18 0-26 0z"><text:p/></draw:path><draw:path draw:style-name="gr180" draw:text-style-name="P67" svg:width="0.0169in" svg:height="0.1236in" svg:x="1.25in" svg:y="0in" svg:viewBox="0 0 44 315" svg:d="M44 159c0-26-2-63-13-100-11-38-27-59-29-59-1 0-2 2-2 4 0 1 0 1 3 7 19 31 30 81 30 148 0 53-7 108-31 148-2 4-2 5-2 6 0 2 1 2 2 2 2 0 19-21 30-61 10-35 12-69 12-95z"><text:p/></draw:path><draw:path draw:style-name="gr180" draw:text-style-name="P67" svg:width="0.0496in" svg:height="0.0898in" svg:x="1.3043in" svg:y="0.0055in" svg:viewBox="0 0 127 229" svg:d="M127 115c0-64-29-115-64-115-34 0-63 50-63 115s29 114 63 114c35 0 64-50 64-114zM63 221c-18 0-43-27-43-109s27-104 43-104c17 0 44 23 44 104 0 83-26 109-44 109z"><text:p/></draw:path><draw:path draw:style-name="gr180" draw:text-style-name="P67" svg:width="0.0283in" svg:height="0.0567in" svg:x="1.3858in" svg:y="0.0374in" svg:viewBox="0 0 73 145" svg:d="M16 73c0-51 15-65 25-65 2 0 14 0 21 12-8 1-9 11-9 14 0 8 3 15 9 15 5 0 8-6 8-15 0-21-14-34-29-34-24 0-41 34-41 74s19 71 41 71c25 0 32-38 32-40 0-4-3-4-3-4-2 0-2 2-2 4-6 28-19 32-26 32-9 0-26-14-26-64z"><text:p/></draw:path><draw:path draw:style-name="gr180" draw:text-style-name="P67" svg:width="0.0287in" svg:height="0.0567in" svg:x="1.4189in" svg:y="0.0374in" svg:viewBox="0 0 74 145" svg:d="M16 62c1-47 17-55 24-55 19 0 21 43 21 55-15 0-30 0-45 0zM16 68c18 0 35 0 53 0 4 0 5 0 5-6 0-31-11-62-34-62s-40 32-40 72c0 42 20 73 42 73 23 0 32-35 32-40 0-4-2-5-3-5-2 0-2 3-2 5-7 32-24 32-26 32-9 0-17-9-21-21-6-15-6-36-6-48z"><text:p/></draw:path><draw:path draw:style-name="gr180" draw:text-style-name="P67" svg:width="0.0161in" svg:height="0.0854in" svg:x="1.4524in" svg:y="0.0075in" svg:viewBox="0 0 42 218" svg:d="M27 0c-9 1-18 3-27 4 0 3 0 6 0 10 13 0 15 1 15 17 0 55 0 110 0 165 0 12-3 12-15 12 0 4 0 7 0 10 6 0 16-1 21-1s14 1 21 1c0-3 0-6 0-10-13 0-15 0-15-12 0-66 0-131 0-196z"><text:p/></draw:path><draw:path draw:style-name="gr180" draw:text-style-name="P67" svg:width="0.0358in" svg:height="0.0854in" svg:x="1.4728in" svg:y="0.0075in" svg:viewBox="0 0 92 218" svg:d="M15 196c0 12-3 12-15 12 0 4 0 7 0 10 6 0 15-1 21-1s13 1 21 1c0-3 0-6 0-10-13 0-15 0-15-12 0-11 0-22 0-33 4-6 8-12 12-18 15 33 23 51 23 57 0 5-3 6-7 6 0 4 0 7 0 10 5 0 16-1 20-1 6 0 11 1 17 1 0-3 0-6 0-10-7 0-11 0-19-15-8-19-16-38-24-57 0-1-1-3-1-4 0 0 14-19 15-22 12-16 20-17 24-17 0-4 0-7 0-10-5 1-7 1-13 1-7 0-19-1-21-1 0 3 0 6 0 10 3 0 6 3 6 8 0 6-3 10-5 12-9 12-18 25-27 38 0-50 0-101 0-151-9 1-18 3-27 4 0 3 0 6 0 10 13 0 15 1 15 17 0 55 0 110 0 165z"><text:p/></draw:path><draw:path draw:style-name="gr180" draw:text-style-name="P67" svg:width="0.0331in" svg:height="0.0567in" svg:x="1.5102in" svg:y="0.0374in" svg:viewBox="0 0 85 145" svg:d="M85 74c0-41-19-74-43-74s-42 34-42 74c0 41 20 71 42 71 24 0 43-31 43-71zM42 137c-8 0-16-6-21-21-5-13-5-33-5-45s0-29 5-43c4-14 14-21 21-21 9 0 17 7 22 21 5 13 5 31 5 43s0 29-5 43c-4 14-12 23-22 23z"><text:p/></draw:path><draw:path draw:style-name="gr180" draw:text-style-name="P67" svg:width="0.0362in" svg:height="0.0547in" svg:x="1.5449in" svg:y="0.0402in" svg:viewBox="0 0 93 140" svg:d="M76 32c1-9 5-22 17-22 0-4 0-6 0-10-4 1-10 1-14 1-5 0-13-1-17-1 0 4 0 6 0 10 7 0 10 7 10 13 0 3-1 5-2 9-6 27-13 53-19 80-7-30-14-59-21-89-1-3-1-4-1-5 0-8 7-8 11-8 0-4 0-6 0-10-6 0-17 1-22 1-4 0-12 0-18-1 0 4 0 6 0 10 12 0 13 2 15 12 9 37 19 74 28 112 1 4 1 6 4 6 2 0 3-3 4-6 8-34 17-68 25-102z"><text:p/></draw:path><draw:path draw:style-name="gr180" draw:text-style-name="P67" svg:width="0.0134in" svg:height="0.0228in" svg:x="1.5969in" svg:y="0.0067in" svg:viewBox="0 0 35 59" svg:d="M32 22c2-3 3-7 3-10 0-6-3-12-7-12-3 0-5 4-5 5-8 17-15 33-23 49 1 2 2 4 3 5 10-12 19-25 29-37z"><text:p/></draw:path><draw:path draw:style-name="gr180" draw:text-style-name="P67" svg:width="0.0287in" svg:height="0.0567in" svg:x="1.5854in" svg:y="0.0374in" svg:viewBox="0 0 74 145" svg:d="M16 62c1-47 17-55 24-55 19 0 21 43 21 55-15 0-30 0-45 0zM16 68c18 0 35 0 53 0 4 0 5 0 5-6 0-31-11-62-34-62s-40 32-40 72c0 42 20 73 42 73 23 0 32-35 32-40 0-4-2-5-3-5-2 0-2 3-2 5-7 32-24 32-26 32-9 0-17-9-21-21-6-15-6-36-6-48z"><text:p/></draw:path><draw:path draw:style-name="gr180" draw:text-style-name="P67" svg:width="0.0465in" svg:height="0.0843in" svg:x="1.6425in" svg:y="0.0083in" svg:viewBox="0 0 119 215" svg:d="M47 110c4 0 14 0 20 7 9 10 10 27 10 29 0 5 0 8 4 8 3 0 3-4 3-10 0-29 0-57 0-85 0-6 0-10-3-10-4 0-4 4-4 7-1 40-20 42-30 43 0-22 0-44 0-67 0-21 3-21 8-21 3 0 6 0 9 0 26 0 38 22 40 44 0 3 0 7 3 7 4 0 4-5 4-11 0-13 0-27 0-40 0-10-1-11-7-11-32 0-65 0-97 0-4 0-7 0-7 5 0 6 4 6 5 6 11 0 12 3 12 18 0 52 0 105 0 158 0 16-1 18-10 18-4 0-7 0-7 5s3 5 7 5c33 0 67 0 100 0 4 0 6 0 7-4 1-17 5-51 5-53 0-4-1-7-3-7-3 0-2 3-3 5-1 8-4 22-18 35-9 10-19 14-29 14-4 0-7 0-11 0-5 0-8 0-8-20 0-25 0-51 0-75zM104 11c0 5 0 10 0 15-4-6-7-11-11-15 3 0 7 0 11 0zM67 104c3-2 7-8 10-14 0 8 0 17 0 26-4-8-7-9-10-12zM23 29c0-5 0-12-1-18 7 0 14 0 20 0-2 7-2 18-2 21 0 50 0 101 0 153 0 11 2 18 2 20-6 0-13 0-20 0 1-5 1-13 1-17 0-53 0-106 0-159zM94 205c6-5 12-11 15-18 0 2-1 16-1 18-4 0-9 0-14 0z"><text:p/></draw:path><draw:path draw:style-name="gr180" draw:text-style-name="P67" svg:width="0.0079in" svg:height="0.0531in" svg:x="1.7189in" svg:y="0.0402in" svg:viewBox="0 0 21 136" svg:d="M21 17c0-9-5-17-11-17-5 0-10 8-10 17s5 16 10 16c6 0 11-7 11-16zM21 120c0-9-5-17-11-17-5 0-10 8-10 17s5 16 10 16c6 0 11-7 11-16z"><text:p/></draw:path><draw:path draw:style-name="gr180" draw:text-style-name="P67" svg:width="0.0531in" svg:height="0.0839in" svg:x="1.7571in" svg:y="0.0087in" svg:viewBox="0 0 136 214" svg:d="M23 191c-2 13-2 14-18 14-3 0-5 0-5 7 0 2 2 2 5 2 23 0 45 0 68 0 31 0 53-36 53-66 0-24-11-42-30-45 20-7 40-30 40-60 0-23-12-43-35-43-21 0-43 0-64 0-4 0-6 0-6 6 0 4 2 4 5 4 1 0 5 0 8 0 3 1 5 1 5 5 0 1 0 2-1 7-8 56-17 112-25 169zM51 100c4-26 9-52 12-78 2-11 2-12 11-12 8 0 16 0 24 0 17 0 21 18 21 32 0 28-17 58-40 58-9 0-18 0-28 0zM43 205c-3 0-3 0-5 0-1 0-2 0-2-2 0-1 0-2 1-7 4-30 9-60 13-89 12 0 24 0 36 0 19 0 22 24 22 37 0 31-17 61-39 61-9 0-18 0-26 0z"><text:p/></draw:path><draw:path draw:style-name="gr180" draw:text-style-name="P67" svg:width="0.0185in" svg:height="0.0575in" svg:x="1.8165in" svg:y="0.0547in" svg:viewBox="0 0 48 147" svg:d="M30 6c0-6 0-6-4-6-9 14-21 14-26 14 0 3 0 5 0 8 3 0 12 0 20-6 0 38 0 75 0 113 0 7 0 10-14 10-2 0-3 0-5 0 0 2 0 5 0 8 2 0 19-1 23-1 5 0 22 1 24 1 0-3 0-6 0-8-1 0-3 0-5 0-13 0-13-3-13-10 0-42 0-82 0-123z"><text:p/></draw:path><draw:path draw:style-name="gr180" draw:text-style-name="P67" svg:width="0.0083in" svg:height="0.037in" svg:x="1.8512in" svg:y="0.0807in" svg:viewBox="0 0 22 95" svg:d="M22 33c0-20-5-33-12-33-6 0-10 8-10 17 0 8 4 16 10 16 2 0 5-1 7-3 0-1 0-1 1-1 0 2 0 0 0 4 0 24-7 43-13 54-2 2-2 3-2 4 0 3 1 4 2 4 2 0 17-25 17-62z"><text:p/></draw:path><draw:path draw:style-name="gr180" draw:text-style-name="P67" svg:width="0.0075in" svg:height="0.0126in" svg:x="1.8843in" svg:y="0.0807in" svg:viewBox="0 0 20 33" svg:d="M20 17c0-9-4-17-10-17-5 0-10 8-10 17s5 16 10 16c6 0 10-7 10-16z"><text:p/></draw:path><draw:path draw:style-name="gr180" draw:text-style-name="P67" svg:width="0.0075in" svg:height="0.0126in" svg:x="1.9051in" svg:y="0.0807in" svg:viewBox="0 0 20 33" svg:d="M20 17c0-9-5-17-10-17-6 0-10 8-10 17s4 16 10 16c5 0 10-7 10-16z"><text:p/></draw:path><draw:path draw:style-name="gr180" draw:text-style-name="P67" svg:width="0.0079in" svg:height="0.0126in" svg:x="1.926in" svg:y="0.0807in" svg:viewBox="0 0 21 33" svg:d="M21 17c0-9-5-17-11-17-5 0-10 8-10 17s5 16 10 16c6 0 11-7 11-16z"><text:p/></draw:path><draw:path draw:style-name="gr180" draw:text-style-name="P67" svg:width="0.0083in" svg:height="0.037in" svg:x="1.9469in" svg:y="0.0807in" svg:viewBox="0 0 22 95" svg:d="M22 33c0-20-5-33-12-33-6 0-10 8-10 17 0 8 4 16 10 16 2 0 5-1 7-3 0-1 0-1 1-1 0 2 0 0 0 4 0 24-7 43-13 54-2 2-2 3-2 4 0 3 1 4 2 4 2 0 17-25 17-62z"><text:p/></draw:path><draw:path draw:style-name="gr180" draw:text-style-name="P67" svg:width="0.0248in" svg:height="0.0547in" svg:x="2.0008in" svg:y="0.0382in" svg:viewBox="0 0 64 140" svg:d="M27 35c0-12 0-23 0-35-9 1-18 3-27 4 0 3 0 6 0 10 14 0 15 1 15 18 0 27 0 55 0 84 0 14-2 14-15 14 0 2 0 6 0 10 8 0 16-1 22-1 7 0 16 0 24 1 0-4 0-8 0-10-2 0-3 0-4 0-14 0-14-3-14-15 0-16 0-32 0-48 0-32 7-60 22-60 1 0 1 0 2 0-1 1-4 5-4 13 0 9 3 13 8 13 3 0 8-3 8-13 0-11-6-20-14-20-14 0-21 22-23 35z"><text:p/></draw:path><draw:path draw:style-name="gr180" draw:text-style-name="P67" svg:width="0.0327in" svg:height="0.0567in" svg:x="2.0303in" svg:y="0.0374in" svg:viewBox="0 0 84 145" svg:d="M84 74c0-41-19-74-42-74-24 0-42 34-42 74 0 41 20 71 42 71 23 0 42-31 42-71zM42 137c-8 0-17-6-21-21-5-13-5-33-5-45s0-29 4-43c5-14 14-21 22-21s17 7 21 21c5 13 5 31 5 43s0 29-4 43-13 23-22 23z"><text:p/></draw:path><draw:path draw:style-name="gr180" draw:text-style-name="P67" svg:width="0.0276in" svg:height="0.0531in" svg:x="2.0677in" svg:y="0.0402in" svg:viewBox="0 0 71 136" svg:d="M69 10c2-4 2-5 2-5 0-5-2-5-5-5-20 0-41 0-61 0-1 17-2 34-2 51 1 0 3 0 5 0 1-32 4-44 26-44 7 0 14 0 21 0-18 40-35 80-53 119-2 4-2 5-2 6 0 4 2 4 5 4 22 0 42 0 63 0 1-20 2-40 3-58-2 0-3 0-4 0-2 36-6 51-29 51-7 0-14 0-22 0 18-40 35-79 53-119z"><text:p/></draw:path><draw:path draw:style-name="gr180" draw:text-style-name="P67" svg:width="0.0358in" svg:height="0.0854in" svg:x="2.1012in" svg:y="0.0075in" svg:viewBox="0 0 92 218" svg:d="M15 196c0 12-3 12-15 12 0 4 0 7 0 10 6 0 15-1 21-1 5 0 13 1 21 1 0-3 0-6 0-10-13 0-15 0-15-12 0-11 0-22 0-33 4-6 8-12 12-18 15 33 22 51 22 57 0 5-3 6-6 6 0 4 0 7 0 10 5 0 16-1 20-1 6 0 11 1 17 1 0-3 0-6 0-10-7 0-11 0-19-15-8-19-16-38-24-57 0-1-1-3-1-4 0 0 13-19 15-22 12-16 20-17 24-17 0-4 0-7 0-10-5 1-7 1-13 1-7 0-19-1-21-1 0 3 0 6 0 10 3 0 5 3 5 8 0 6-2 10-4 12-9 12-18 25-27 38 0-50 0-101 0-151-9 1-18 3-27 4 0 3 0 6 0 10 13 0 15 1 15 17 0 55 0 110 0 165z"><text:p/></draw:path><draw:path draw:style-name="gr180" draw:text-style-name="P67" svg:width="0.0161in" svg:height="0.0854in" svg:x="2.1409in" svg:y="0.0075in" svg:viewBox="0 0 42 218" svg:d="M27 0c-9 1-18 3-27 4 0 3 0 6 0 10 13 0 15 1 15 17 0 55 0 110 0 165 0 12-3 12-15 12 0 4 0 7 0 10 6 0 16-1 21-1s14 1 21 1c0-3 0-6 0-10-13 0-15 0-15-12 0-66 0-131 0-196z"><text:p/></draw:path><draw:path draw:style-name="gr180" draw:text-style-name="P67" svg:width="0.0335in" svg:height="0.0567in" svg:x="2.1626in" svg:y="0.0374in" svg:viewBox="0 0 86 145" svg:d="M55 118c1 13 6 25 15 25 4 0 16-3 16-29 0-7 0-13 0-18-2 0-4 0-5 0 0 5 0 11 0 18 0 18-5 20-7 20-6 0-7-14-7-16 0-22 0-42 0-63 0-14 0-26-7-38s-17-17-26-17c-16 0-29 15-29 36 0 9 4 14 9 14 6 0 9-6 9-14 0-4-1-14-10-14 5-11 15-15 21-15 9 0 20 13 20 41 0 3 0 8 0 11-10 1-23 2-35 11-15 11-19 28-19 42 0 25 18 33 30 33 13 0 21-13 25-27zM54 66c0 10 0 21 0 31 0 31-14 42-23 42s-16-12-16-27c0-18 7-44 39-46z"><text:p/></draw:path><draw:path draw:style-name="gr180" draw:text-style-name="P67" svg:width="0.0366in" svg:height="0.087in" svg:x="2.1996in" svg:y="0.0075in" svg:viewBox="0 0 94 222" svg:d="M66 202c0 6 0 13 0 20 9-1 19-2 28-4 0-3 0-6 0-10-14 0-15-2-15-16 0-64 0-128 0-192-10 1-18 3-28 4 0 3 0 6 0 10 13 0 15 1 15 17 0 22 0 45 0 68-5-12-13-20-24-20-22 0-42 32-42 72s18 71 40 71c13 0 21-11 26-20zM66 117c0 22 0 43 0 65 0 5 0 6-3 12-5 14-14 21-22 21s-16-9-20-19c-5-13-5-31-5-45 0-11 0-30 6-45 3-9 11-19 21-19 7 0 14 4 20 18 3 6 3 7 3 12z"><text:p/></draw:path><draw:path draw:style-name="gr180" draw:text-style-name="P67" svg:width="0.0472in" svg:height="0.087in" svg:x="2.2665in" svg:y="0.0055in" svg:viewBox="0 0 121 222" svg:d="M121 172c-2 0-3 0-5 0-1 8-2 15-3 23-1 5-2 8-13 8-5 0-10 0-15 0 2-18 8-34 17-54 9-23 17-44 17-70 0-44-26-79-58-79-33 0-58 36-58 79 0 26 7 47 17 70 8 20 14 36 16 54-5 0-10 0-15 0-11 0-12-3-12-8-2-8-3-16-4-23-2 0-3 0-5 0 2 16 4 33 7 50 10 0 20 0 30 0 4 0 5 0 5-7 0-21-6-48-11-69-3-18-9-43-9-67 0-50 21-72 39-72s38 23 38 72c0 24-5 48-11 73-2 14-9 43-9 63 0 7 1 7 5 7 10 0 20 0 30 0 3-17 5-34 7-50z"><text:p/></draw:path><draw:path draw:style-name="gr180" draw:text-style-name="P67" svg:width="0.0083in" svg:height="0.037in" svg:x="2.324in" svg:y="0.0807in" svg:viewBox="0 0 22 95" svg:d="M22 33c0-20-5-33-12-33-6 0-10 8-10 17 0 8 4 16 10 16 2 0 5-1 7-3 0-1 0-1 1-1 0 2 0 0 0 4 0 24-7 43-13 54-2 2-2 3-2 4 0 3 1 4 2 4 2 0 17-25 17-62z"><text:p/></draw:path><draw:path draw:style-name="gr180" draw:text-style-name="P67" svg:width="0.0614in" svg:height="0.0839in" svg:x="2.3531in" svg:y="0.0087in" svg:viewBox="0 0 157 214" svg:d="M87 86c-6-21-11-43-16-63-1-2-1-3-1-4 0-2 3-8 11-9 2-1 4-1 4-6 0-4-2-4-3-4-8 0-16 1-24 1-4 0-16-1-21-1-1 0-3 0-3 6 0 4 1 4 4 4 11 0 12 3 14 10 8 30 15 58 23 88-14 24-27 47-41 71 0 1-1 2-2 4-9 17-18 22-28 22-2 0-4 0-4 7 1 1 0 2 2 2 6 0 12 0 18 0 7 0 15 0 21 0 2 0 4 0 4-6 0-3-2-2-2-3-2 0-8 0-8-9 0-5 3-10 5-14 7-12 13-23 20-34 5-11 11-21 16-31 7 24 13 50 20 75 0 4 0 3 1 4 0 3-4 9-11 9-2 0-4 0-4 6 0 3 2 3 3 3 5 0 19 0 24 0s16 0 21 0c1 0 4 0 4-5 0-4-2-4-4-4-12 0-13 0-16-13-8-30-20-78-25-97 13-23 33-61 39-70 6-7 13-14 24-15 3-1 5-1 5-6 0-1 0-4-3-4-6 0-12 1-17 1-8 0-15-1-22-1-1 0-3 0-3 6 0 2 1 3 2 4 1 0 7 1 7 9 0 4-2 9-3 12-11 18-21 37-31 55z"><text:p/></draw:path><draw:path draw:style-name="gr180" draw:text-style-name="P67" svg:width="0.0354in" svg:height="0.087in" svg:x="2.4469in" svg:y="0.0075in" svg:viewBox="0 0 91 222" svg:d="M91 4c0-1 0-4-3-4s-21 3-24 4c-2 0-3 1-3 5 0 5 2 5 5 5 9 0 9 1 9 5 0 2 0 4 0 6-4 25-8 50-12 75-3-12-9-21-17-21-22 0-46 47-46 93 0 30 10 50 25 50 4 0 13-1 25-23 1 13 9 23 17 23 7 0 12-8 14-17 4-11 6-30 6-31 0-3-1-3-2-3-2 0-2 1-3 6-3 20-6 38-14 38-5 0-6-9-6-14 0-7 0-10 1-14 10-62 18-122 28-183zM51 182c-1 5-1 6-4 12-8 16-16 21-22 21-9 0-11-17-11-28 0-17 6-55 10-70 6-19 14-30 22-30 13 0 15 26 15 27 0 2 0 4 0 6-4 21-7 41-10 62z"><text:p/></draw:path><draw:path draw:style-name="gr180" draw:text-style-name="P67" svg:width="0.0075in" svg:height="0.0126in" svg:x="2.4894in" svg:y="0.0807in" svg:viewBox="0 0 20 33" svg:d="M20 17c0-9-4-17-10-17-5 0-10 8-10 17s5 16 10 16c6 0 10-7 10-16z"><text:p/></draw:path><draw:path draw:style-name="gr180" draw:text-style-name="P67" svg:width="0.0402in" svg:height="0.0559in" svg:x="2.5059in" svg:y="0.0382in" svg:viewBox="0 0 103 143" svg:d="M11 122c-1 4-2 11-2 13 0 6 3 8 6 8 2 0 6-2 7-9 0 0 2-15 3-23 2-10 3-19 5-28 1-7 2-15 3-22 1-5 2-14 2-15 3-10 13-39 32-39 8 0 10 12 10 23 0 19-10 59-13 73-1 7-2 11-2 14 0 15 7 26 16 26 18 0 25-46 25-48 0-3-2-3-2-3-2 0-2 1-3 5-4 22-10 40-19 40-4 0-5-4-5-11 0-8 2-15 3-22 4-17 12-52 12-70 0-21-8-34-22-34-17 0-26 21-30 28-1-18-8-28-17-28s-12 13-15 18c-2 11-5 30-5 31 0 3 2 3 2 3 2 0 2-1 3-7 4-22 7-38 15-38 3 0 5 5 5 15 0 7-1 10-3 27-4 24-7 48-11 73z"><text:p/></draw:path><draw:path draw:style-name="gr180" draw:text-style-name="P67" svg:width="0.0075in" svg:height="0.0126in" svg:x="2.5555in" svg:y="0.0807in" svg:viewBox="0 0 20 33" svg:d="M20 17c0-9-5-17-10-17-6 0-10 8-10 17s4 16 10 16c5 0 10-7 10-16z"><text:p/></draw:path><draw:path draw:style-name="gr180" draw:text-style-name="P67" svg:width="0.0327in" svg:height="0.0559in" svg:x="2.5717in" svg:y="0.0382in" svg:viewBox="0 0 84 143" svg:d="M84 23c0-18-5-23-9-23-5 0-9 8-9 15 0 5 1 7 3 10 4 7 6 15 6 25 0 14-11 87-33 87-10 0-14-12-14-28 0-18 5-41 10-67 2-5 3-10 3-16 0-14-6-26-16-26-17 0-25 46-25 49s2 2 2 3c2 0 2-1 3-5 6-33 14-40 20-40 1 0 4 0 4 10 0 8-1 16-3 23-8 36-11 51-11 65 0 34 17 38 26 38 32 0 43-104 43-120z"><text:p/></draw:path><draw:path draw:style-name="gr180" draw:text-style-name="P67" svg:width="0.0075in" svg:height="0.0126in" svg:x="2.615in" svg:y="0.0807in" svg:viewBox="0 0 20 33" svg:d="M20 17c0-9-4-17-10-17-5 0-10 8-10 17s5 16 10 16c6 0 10-7 10-16z"><text:p/></draw:path><draw:path draw:style-name="gr180" draw:text-style-name="P67" svg:width="0.0079in" svg:height="0.0531in" svg:x="2.6567in" svg:y="0.0402in" svg:viewBox="0 0 21 136" svg:d="M21 17c0-9-5-17-11-17-5 0-10 8-10 17s5 16 10 16c6 0 11-7 11-16zM21 120c0-9-5-17-11-17-5 0-10 8-10 17s5 16 10 16c6 0 11-7 11-16z"><text:p/></draw:path><draw:path draw:style-name="gr180" draw:text-style-name="P67" svg:width="0.0465in" svg:height="0.0843in" svg:x="2.6929in" svg:y="0.0083in" svg:viewBox="0 0 119 215" svg:d="M47 110c4 0 14 0 20 7 9 10 10 27 10 29 0 5 0 8 4 8 3 0 3-4 3-10 0-29 0-57 0-85 0-6 0-10-3-10-4 0-4 4-4 7-1 40-20 42-30 43 0-22 0-44 0-67 0-21 3-21 8-21 4 0 6 0 9 0 26 0 39 22 40 44 0 3 0 7 3 7 4 0 4-5 4-11 0-13 0-27 0-40 0-10-1-11-7-11-32 0-65 0-97 0-4 0-7 0-7 5 0 6 4 6 5 6 11 0 12 3 12 18 0 52 0 105 0 158 0 16-1 18-10 18-4 0-7 0-7 5s3 5 7 5c33 0 67 0 101 0 3 0 5 0 6-4 1-17 5-51 5-53 0-4-1-7-3-7-3 0-2 3-3 5-1 8-4 22-17 35-10 10-20 14-30 14-4 0-7 0-11 0-5 0-8 0-8-20 0-25 0-51 0-75zM104 11c0 5 0 10 0 15-3-6-7-11-11-15 4 0 7 0 11 0zM67 104c3-2 7-8 10-14 0 8 0 17 0 26-4-8-7-9-10-12zM24 29c0-5 0-12-2-18 7 0 14 0 20 0-2 7-2 18-2 21 0 50 0 101 0 153 0 11 2 18 2 20-6 0-13 0-20 0 2-5 2-13 2-17 0-53 0-106 0-159zM94 205c7-5 12-11 15-18 0 2-1 16-1 18-4 0-9 0-14 0z"><text:p/></draw:path><draw:path draw:style-name="gr180" draw:text-style-name="P67" svg:width="0.0496in" svg:height="0.0287in" svg:x="2.7669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705in" svg:height="0.1236in" svg:x="2.8461in" svg:y="0in" svg:viewBox="0 0 180 315" svg:d="M69 169c-22 46-45 92-67 138-1 3-2 4-2 5 0 3 2 3 5 3 53 0 106 0 158 0 6-26 12-52 17-78-2 0-3 0-5 0-5 23-18 42-34 52-3 1-16 9-44 9-27 0-54 0-81 0 22-45 44-90 66-135 1-3 2-3 2-4 0-2-1-2-2-5-20-48-41-95-61-141 25 0 50 0 75 0 22 0 66 2 79 61 2 0 3 0 5 0-5-24-11-50-17-74-52 0-105 0-158 0-5 0-5 1-5 10 23 53 46 106 69 159z"><text:p/></draw:path><draw:path draw:style-name="gr180" draw:text-style-name="P67" svg:width="0.0531in" svg:height="0.0839in" svg:x="2.9366in" svg:y="0.0087in" svg:viewBox="0 0 136 214" svg:d="M50 115c11 0 22 0 32 0 27 0 54-32 54-67 0-25-12-48-37-48-21 0-42 0-62 0-4 0-6 0-6 5s2 5 5 5 6 0 9 0c3 1 4 2 4 5 0 1 0 2-1 7-8 56-17 112-25 169-2 13-2 14-18 14-3 0-5 0-5 6 0 3 2 3 3 3 5 0 19 0 24 0 4 0 8 0 12 0s9 0 12 0c2 0 4 0 4-6 0-3-1-3-5-3-7 0-12 0-12-5 0-2 0-4 0-5 4-27 8-54 12-80zM64 22c2-11 2-12 10-12 6 0 12 0 18 0 16 0 26 8 26 30 0 12-4 39-11 51-9 14-21 16-30 16-8 0-17 0-26 0 4-29 9-57 13-85z"><text:p/></draw:path><draw:path draw:style-name="gr180" draw:text-style-name="P67" svg:width="0.0169in" svg:height="0.1236in" svg:x="2.9996in" svg:y="0in" svg:viewBox="0 0 44 315" svg:d="M44 313c0-1 0-2-3-7-24-40-30-101-30-147 0-55 7-110 31-150 2-4 2-4 2-5 0-3-1-4-2-4s-19 22-30 62c-10 34-12 70-12 97 0 24 2 61 12 97 12 39 29 59 30 59s2 0 2-2z"><text:p/></draw:path><draw:path draw:style-name="gr180" draw:text-style-name="P67" svg:width="0.0531in" svg:height="0.0839in" svg:x="3.0244in" svg:y="0.0087in" svg:viewBox="0 0 136 214" svg:d="M22 191c-1 13-2 14-17 14-3 0-5 0-5 7 0 2 2 2 5 2 23 0 45 0 68 0 30 0 53-36 53-66 0-24-12-42-30-45 20-7 40-30 40-60 0-23-12-43-36-43-21 0-43 0-64 0-3 0-5 0-5 6 0 4 2 4 5 4 1 0 4 0 7 0 4 1 6 1 6 5 0 1-1 2-1 7-9 56-17 112-26 169zM51 100c4-26 8-52 12-78 1-11 2-12 10-12s16 0 25 0c16 0 21 18 21 32 0 28-17 58-40 58-9 0-19 0-28 0zM43 205c-3 0-3 0-5 0s-2 0-2-2c0-1 0-2 1-7 4-30 9-60 13-89 12 0 24 0 36 0 18 0 22 24 22 37 0 31-17 61-40 61-8 0-17 0-25 0z"><text:p/></draw:path><draw:path draw:style-name="gr180" draw:text-style-name="P67" svg:width="0.0157in" svg:height="0.0583in" svg:x="3.0807in" svg:y="0.0547in" svg:viewBox="0 0 41 149" svg:d="M37 8c0-3-2-8-5-8-4 0-8 6-8 13 0 3 2 8 6 8s7-7 7-13zM10 121c-1 2-1 5-1 10 0 10 5 18 12 18 14 0 20-30 20-34 0-2-2-2-3-2-2 0-2 1-2 3-3 18-9 27-14 27-3 0-4-3-4-8s2-9 3-14c1-6 2-12 4-17 1-6 6-26 6-29 1-2 1-5 1-7 0-10-5-18-12-18-13 0-20 29-20 33 0 3 2 2 2 3 2 0 2-1 3-3 3-20 9-27 14-27 2 0 3 2 3 7s0 8-4 23c-2 11-6 23-8 35z"><text:p/></draw:path><draw:path draw:style-name="gr180" draw:text-style-name="P67" svg:width="0.0169in" svg:height="0.1236in" svg:x="3.1075in" svg:y="0in" svg:viewBox="0 0 44 315" svg:d="M44 159c0-26-2-63-13-100-11-38-27-59-29-59-1 0-2 2-2 4 0 1 0 1 3 7 19 31 30 81 30 148 0 53-7 108-31 148-2 4-2 5-2 6 0 2 1 2 2 2 2 0 19-21 30-61 10-35 12-69 12-95z"><text:p/></draw:path><draw:path draw:style-name="gr180" draw:text-style-name="P67" svg:width="0.0465in" svg:height="0.0843in" svg:x="3.1335in" svg:y="0.0083in" svg:viewBox="0 0 119 215" svg:d="M47 110c4 0 14 0 20 7 9 10 10 27 10 29 0 5 0 8 4 8 3 0 3-4 3-10 0-29 0-57 0-85 0-6 0-10-3-10-4 0-4 4-4 7-1 40-20 42-30 43 0-22 0-44 0-67 0-21 3-21 8-21 3 0 6 0 9 0 26 0 38 22 40 44 0 3 0 7 3 7 4 0 4-5 4-11 0-13 0-27 0-40 0-10-1-11-7-11-32 0-65 0-97 0-4 0-7 0-7 5 0 6 4 6 5 6 11 0 12 3 12 18 0 52 0 105 0 158 0 16-1 18-10 18-4 0-7 0-7 5s3 5 7 5c33 0 67 0 100 0 4 0 6 0 7-4 1-17 5-51 5-53 0-4-1-7-3-7-3 0-2 3-3 5-1 8-4 22-18 35-9 10-19 14-29 14-4 0-7 0-11 0-5 0-8 0-8-20 0-25 0-51 0-75zM104 11c0 5 0 10 0 15-4-6-7-11-11-15 3 0 7 0 11 0zM67 104c3-2 7-8 10-14 0 8 0 17 0 26-4-8-7-9-10-12zM23 29c0-5 0-12-1-18 7 0 14 0 20 0-2 7-2 18-2 21 0 50 0 101 0 153 0 11 2 18 2 20-6 0-13 0-20 0 1-5 1-13 1-17 0-53 0-106 0-159zM94 205c6-5 12-11 15-18 0 2-1 16-1 18-4 0-9 0-14 0z"><text:p/></draw:path><draw:path draw:style-name="gr180" draw:text-style-name="P67" svg:width="0.0169in" svg:height="0.1236in" svg:x="3.1898in" svg:y="0in" svg:viewBox="0 0 44 315" svg:d="M44 313c0-1 0-2-3-7-24-40-30-101-30-147 0-55 7-110 31-150 2-4 2-4 2-5 0-3 0-4-2-4-1 0-19 22-30 62-9 34-12 70-12 97 0 24 2 61 13 97 11 39 28 59 29 59 2 0 2 0 2-2z"><text:p/></draw:path><draw:path draw:style-name="gr180" draw:text-style-name="P67" svg:width="0.0614in" svg:height="0.0839in" svg:x="3.2134in" svg:y="0.0087in" svg:viewBox="0 0 157 214" svg:d="M87 86c-5-21-11-43-16-63-1-2-1-3-1-4 0-2 3-8 11-9 2-1 4-1 4-6 0-4-2-4-3-4-7 0-16 1-23 1-5 0-17-1-22-1-1 0-3 0-3 6 0 4 2 4 4 4 11 0 12 3 14 10 8 30 15 58 23 88-14 24-27 47-40 71-1 1-2 2-3 4-9 17-18 22-28 22-2 0-4 0-4 7 1 1 0 2 2 2 6 0 13 0 18 0 7 0 15 0 22 0 1 0 3 0 3-6 0-3-2-3-2-3-2 0-8 0-8-9 0-5 3-10 5-14 7-12 13-23 20-34 6-11 11-21 17-31 6 24 12 50 19 75 1 4 0 3 1 4 0 3-4 9-11 9-2 0-4 0-4 6 0 3 2 3 3 3 6 0 19 0 24 0s16 0 21 0c2 0 4 0 4-5 0-4-2-4-3-4-13 0-14 0-17-13-7-30-20-78-25-97 13-23 33-61 39-70 6-7 13-14 25-15 2-1 4-1 4-6 0-1 0-4-3-4-6 0-11 1-17 1-7 0-15-1-22-1-1 0-3 0-3 6 0 2 1 3 2 4 1 0 7 1 7 9 0 4-1 9-3 12-10 18-20 37-31 55z"><text:p/></draw:path><draw:path draw:style-name="gr180" draw:text-style-name="P67" svg:width="0.0028in" svg:height="0.1236in" svg:x="3.2886in" svg:y="0in" svg:viewBox="0 0 8 315" svg:d="M8 12c0-6 0-12-4-12s-4 6-4 12c0 97 0 194 0 292 0 6 0 11 4 11s4-5 4-11c0-98 0-195 0-292z"><text:p/></draw:path><draw:path draw:style-name="gr180" draw:text-style-name="P67" svg:width="0.0531in" svg:height="0.0839in" svg:x="3.3035in" svg:y="0.0087in" svg:viewBox="0 0 136 214" svg:d="M23 191c-2 13-2 14-18 14-3 0-5 0-5 7 0 2 2 2 5 2 23 0 45 0 68 0 31 0 53-36 53-66 0-24-11-42-30-45 20-7 40-30 40-60 0-23-12-43-35-43-21 0-43 0-64 0-4 0-6 0-6 6 0 4 2 4 6 4 2 0 4 0 7 0 3 1 5 1 5 5 0 1 0 2-1 7-8 56-17 112-25 169zM51 100c4-26 9-52 12-78 2-11 3-12 11-12s16 0 24 0c17 0 21 18 21 32 0 28-17 58-40 58-9 0-18 0-28 0zM43 205c-3 0-3 0-5 0-1 0-2 0-2-2 0-1 0-2 1-7 5-30 9-60 13-89 12 0 24 0 36 0 19 0 22 24 22 37 0 31-17 61-39 61-9 0-18 0-26 0z"><text:p/></draw:path><draw:path draw:style-name="gr180" draw:text-style-name="P67" svg:width="0.0154in" svg:height="0.0583in" svg:x="3.3598in" svg:y="0.0547in" svg:viewBox="0 0 40 149" svg:d="M37 8c0-3-2-8-6-8-3 0-7 6-7 13 0 3 2 8 5 8 4 0 8-7 8-13zM10 121c-1 2-1 5-1 10 0 10 5 18 12 18 14 0 19-30 19-34 0-2-2-2-2-2-2 0-2 1-2 3-3 18-9 27-14 27-3 0-4-3-4-8s1-9 2-14c2-6 3-12 4-17 2-6 6-26 7-29 0-2 1-5 1-7 0-10-5-18-13-18-13 0-19 29-19 33 0 3 2 3 2 3 2 0 2-1 2-3 4-20 10-27 15-27 2 0 3 2 3 7s-1 8-4 23c-3 11-6 23-8 35z"><text:p/></draw:path><draw:path draw:style-name="gr180" draw:text-style-name="P67" svg:width="0.0169in" svg:height="0.1236in" svg:x="3.3862in" svg:y="0in" svg:viewBox="0 0 44 315" svg:d="M44 159c0-26-2-63-12-100-11-38-28-59-30-59-1 0-2 2-2 4 0 1 0 1 4 7 18 31 29 81 29 148 0 53-7 108-30 148-3 4-3 5-3 6 0 2 1 2 2 2 2 0 19-21 31-61 9-35 11-69 11-95z"><text:p/></draw:path><draw:path draw:style-name="gr180" draw:text-style-name="P67" svg:width="0.0571in" svg:height="0.0839in" svg:x="3.4142in" svg:y="0.0087in" svg:viewBox="0 0 146 214" svg:d="M23 191c-2 13-2 14-18 14-3 0-5 0-5 6 0 3 2 3 5 3 22 0 42 0 63 0 40 0 78-65 78-135 0-44-16-79-45-79-21 0-43 0-64 0-4 0-6 0-6 5s2 5 5 5 6 0 9 0c3 1 4 2 4 5 0 1 0 2-1 7-8 56-17 112-25 169zM64 22c2-11 2-12 10-12 7 0 14 0 20 0 19 0 35 16 35 58 0 16-4 67-20 102-5 12-21 35-44 35-7 0-15 0-22 0-2 0-2 0-4 0s-2 0-2-2c0-1 0-2 1-7 9-59 17-117 26-174z"><text:p/></draw:path><draw:path draw:style-name="gr180" draw:text-style-name="P67" svg:width="0.0335in" svg:height="0.087in" svg:x="3.4795in" svg:y="0.0075in" svg:viewBox="0 0 86 222" svg:d="M44 4c0-1 0-4-2-4-5 0-19 3-24 3-1 1-3 1-3 6s2 5 5 5c9 0 9 1 9 5 0 2-1 4-1 6-9 61-18 121-27 181-1 5-1 5-1 7 0 7 4 9 5 9 3 0 6-3 7-7 1-2 10-60 11-68 6 1 22 6 22 27 0 2 0 4-1 6 0 4-1 8-1 11 0 18 8 31 18 31 6 0 11-5 15-17 5-13 7-30 7-31 0-3-2-3-2-3-2 0-2 1-3 6-4 23-8 38-17 38-4 0-6-3-6-14 0-5 1-13 2-18 0-5 0-6 0-10 0-20-11-29-28-32 6-7 12-17 17-24 9-17 17-30 27-30 1 0 1 0 2 0 2 0 2 0 4 2 0 1 0 1 1 2-10 1-11 13-11 17 0 5 1 11 7 11 5 0 10-7 10-20 0-9-4-20-13-20-5 0-14 3-27 28-7 12-15 25-22 30 7-45 14-89 20-133z"><text:p/></draw:path><draw:path draw:style-name="gr180" draw:text-style-name="P67" svg:width="0.0075in" svg:height="0.0531in" svg:x="3.5441in" svg:y="0.0402in" svg:viewBox="0 0 20 136" svg:d="M20 17c0-9-5-17-10-17-6 0-10 8-10 17s4 16 10 16c5 0 10-7 10-16zM20 120c0-9-5-17-10-17-6 0-10 8-10 17s4 16 10 16c5 0 10-7 10-16z"><text:p/></draw:path><draw:path draw:style-name="gr180" draw:text-style-name="P67" svg:width="0.0465in" svg:height="0.0843in" svg:x="3.5803in" svg:y="0.0083in" svg:viewBox="0 0 119 215" svg:d="M47 110c4 0 14 0 21 7 8 10 9 27 9 29 0 5 0 8 4 8 3 0 3-4 3-10 0-29 0-57 0-85 0-6 0-10-3-10-4 0-4 4-4 7-1 40-20 42-30 43 0-22 0-44 0-67 0-21 3-21 8-21 4 0 6 0 9 0 26 0 39 22 40 44 0 3 0 7 3 7 4 0 4-5 4-11 0-13 0-27 0-40 0-10-1-11-7-11-32 0-65 0-97 0-4 0-7 0-7 5 0 6 4 6 5 6 11 0 12 3 12 18 0 52 0 105 0 158 0 16-1 18-10 18-4 0-7 0-7 5s3 5 7 5c33 0 67 0 101 0 3 0 5 0 6-4 1-17 5-51 5-53 0-4-1-7-3-7-3 0-2 3-3 5-1 8-4 22-17 35-10 10-20 14-30 14-4 0-7 0-11 0-5 0-8 0-8-20 0-25 0-51 0-75zM104 11c0 5 0 10 0 15-3-6-7-11-11-15 4 0 7 0 11 0zM67 104c3-2 7-8 10-14 0 8 0 17 0 26-4-8-10-12-10-12zM24 29c0-5 0-12-2-18 7 0 14 0 20 0-2 7-2 18-2 21 0 50 0 101 0 153 0 11 2 18 2 20-6 0-13 0-20 0 2-5 2-13 2-17 0-53 0-106 0-159zM94 205c7-5 12-11 15-18 0 2-1 16-1 18-4 0-9 0-14 0z"><text:p/></draw:path><draw:path draw:style-name="gr180" draw:text-style-name="P67" svg:width="0.0169in" svg:height="0.1236in" svg:x="3.6366in" svg:y="0in" svg:viewBox="0 0 44 315" svg:d="M44 313c0-1 0-2-3-7-24-40-30-101-30-147 0-55 7-110 31-150 2-4 2-4 2-5 0-3-1-4-2-4-2 0-19 22-30 62-10 34-12 70-12 97 0 24 2 61 12 97 12 39 28 59 30 59 1 0 2 0 2-2z"><text:p/></draw:path><draw:path draw:style-name="gr180" draw:text-style-name="P67" svg:width="0.0614in" svg:height="0.0839in" svg:x="3.6602in" svg:y="0.0087in" svg:viewBox="0 0 157 214" svg:d="M87 86c-5-21-11-43-16-63-1-2-1-3-1-4 0-2 4-8 11-9 2-1 4-1 4-6 0-4-2-4-3-4-7 0-15 1-23 1-5 0-17-1-22-1-1 0-3 0-3 6 0 4 2 4 4 4 11 0 13 3 15 10 7 30 14 58 22 88-14 24-27 47-40 71-1 1-2 2-3 4-9 17-18 22-28 22-2 0-4 0-4 7 1 1 0 2 3 2 5 0 12 0 18 0 7 0 14 0 21 0 1 0 3 0 3-6 0-3-2-3-2-3-2 0-8 0-8-9 0-5 3-10 6-14 6-12 12-23 19-34 6-11 11-21 17-31 6 24 13 50 19 75 1 4 1 3 1 4 0 3-3 9-11 9-2 0-4 0-4 6 0 3 3 3 3 3 6 0 19 0 24 0s17 0 21 0c2 0 4 0 4-5 0-4-2-4-3-4-13 0-13 0-17-13-7-30-20-78-25-97 13-23 33-61 39-70 6-7 13-14 25-15 2-1 4-1 4-6 0-1 0-4-3-4-5 0-11 1-17 1-7 0-15-1-22-1-1 0-3 0-3 6 0 2 1 3 2 4 2 0 8 1 8 9 0 4-2 9-4 12-10 18-20 37-31 55z"><text:p/></draw:path><draw:path draw:style-name="gr180" draw:text-style-name="P67" svg:width="0.0169in" svg:height="0.1236in" svg:x="3.7307in" svg:y="0in" svg:viewBox="0 0 44 315" svg:d="M44 159c0-26-2-63-12-100-11-38-28-59-30-59-1 0-2 2-2 4 0 1 0 1 4 7 18 31 29 81 29 148 0 53-7 108-30 148-3 4-3 5-3 6 0 2 1 2 2 2 2 0 19-21 31-61 9-35 11-69 11-95z"><text:p/></draw:path><draw:path draw:style-name="gr180" draw:text-style-name="P67" svg:width="0.0496in" svg:height="0.0287in" svg:x="3.7803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705in" svg:height="0.1236in" svg:x="3.8594in" svg:y="0in" svg:viewBox="0 0 180 315" svg:d="M70 169c-23 46-45 92-68 138-1 3-1 4-1 5 0 3 1 3 4 3 53 0 106 0 158 0 6-26 12-52 17-78-2 0-3 0-5 0-5 23-17 42-34 52-3 1-16 9-44 9-27 0-54 0-81 0 22-45 44-90 66-135 1-3 2-3 2-4 0-2 0-2-2-5-20-48-41-95-61-141 25 0 50 0 75 0 22 0 66 2 79 61 2 0 3 0 5 0-5-24-11-50-17-74-52 0-105 0-158 0-4 0-5 1-5 10 23 53 47 106 70 159z"><text:p/></draw:path><draw:path draw:style-name="gr180" draw:text-style-name="P67" svg:width="0.037in" svg:height="0.0559in" svg:x="3.9492in" svg:y="0.0382in" svg:viewBox="0 0 95 143" svg:d="M59 44c1-8 5-37 18-37 1 0 5 0 10 5-6 1-10 9-10 17 0 4 3 11 8 11 4 0 10-7 10-19 0-16-11-21-18-21-11 0-17 17-20 24-4-20-15-24-20-24-20 0-31 41-31 49 0 3 2 2 2 3 2 0 2-1 3-3 6-34 19-42 25-42 4 0 11 3 11 22 0 9-4 30-11 75-3 19-9 33-18 33-1 0-5 0-9-5 5-1 9-8 9-17 0-8-4-10-7-10-6 0-11 8-11 18 0 14 10 20 18 20 13 0 19-21 20-23 2 12 9 23 21 23 19 0 30-40 30-48 0-3-2-3-2-3-2 0-2 1-2 4-7 33-20 41-26 41-8 0-10-11-10-22 0-6 1-13 3-28 2-14 4-28 7-43z"><text:p/></draw:path><draw:path draw:style-name="gr180" draw:text-style-name="P67" svg:width="0.0531in" svg:height="0.0839in" svg:x="3.9929in" svg:y="0.0087in" svg:viewBox="0 0 136 214" svg:d="M50 115c11 0 22 0 32 0 27 0 54-32 54-67 0-25-12-48-37-48-21 0-42 0-62 0-4 0-6 0-6 5s2 5 6 5c2 0 5 0 8 0 3 1 4 2 4 5 0 1 0 2-1 7-8 56-17 112-25 169-2 13-2 14-18 14-3 0-5 0-5 6 0 3 2 3 3 3 5 0 19 0 24 0 4 0 8 0 12 0s9 0 12 0c2 0 4 0 4-6 0-3-1-3-5-3-7 0-12 0-12-5 0-2 0-4 0-5 4-27 8-54 12-80zM64 22c2-11 2-12 10-12 6 0 12 0 18 0 16 0 26 8 26 30 0 12-4 39-11 51-9 14-21 16-30 16-8 0-17 0-26 0 4-29 9-57 13-85z"><text:p/></draw:path><draw:path draw:style-name="gr180" draw:text-style-name="P67" svg:width="0.0169in" svg:height="0.1236in" svg:x="4.0559in" svg:y="0in" svg:viewBox="0 0 44 315" svg:d="M44 313c0-1 0-2-3-7-24-40-30-101-30-147 0-55 7-110 31-150 2-4 2-4 2-5 0-3-1-4-2-4s-19 22-30 62c-10 34-12 70-12 97 0 24 2 61 12 97 12 39 29 59 30 59s2 0 2-2z"><text:p/></draw:path><draw:path draw:style-name="gr180" draw:text-style-name="P67" svg:width="0.0614in" svg:height="0.0839in" svg:x="4.0799in" svg:y="0.0087in" svg:viewBox="0 0 157 214" svg:d="M87 86c-5-21-11-43-16-63-1-2-1-3-1-4 0-2 3-8 11-9 2-1 4-1 4-6 0-4-2-4-3-4-8 0-16 1-24 1-4 0-16-1-21-1-1 0-3 0-3 6 0 4 1 4 4 4 11 0 12 3 14 10 8 30 15 58 23 88-14 24-27 47-40 71-1 1-2 2-3 4-9 17-18 22-28 22-2 0-4 0-4 7 1 1 0 2 2 2 6 0 12 0 18 0 7 0 15 0 22 0 1 0 3 0 3-6 0-3-2-2-2-3-2 0-8 0-8-9 0-5 3-10 5-14 7-12 13-23 20-34 6-11 11-21 17-31 6 24 12 50 19 75 0 4 0 3 1 4 0 3-4 9-11 9-2 0-4 0-4 6 0 3 2 3 3 3 6 0 19 0 24 0s16 0 21 0c1 0 4 0 4-5 0-4-2-4-4-4-12 0-13 0-16-13-8-30-20-78-25-97 13-23 33-61 39-70 6-7 13-14 24-15 3-1 5-1 5-6 0-1 0-4-3-4-6 0-12 1-17 1-7 0-15-1-22-1-1 0-3 0-3 6 0 2 1 3 2 4 1 0 7 1 7 9 0 4-2 9-3 12-11 18-20 37-31 55z"><text:p/></draw:path><draw:path draw:style-name="gr180" draw:text-style-name="P67" svg:width="0.0496in" svg:height="0.0287in" svg:x="4.1709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37in" svg:height="0.0559in" svg:x="4.248in" svg:y="0.0382in" svg:viewBox="0 0 95 143" svg:d="M58 44c1-8 5-37 19-37 0 0 5 0 9 5-5 1-9 9-9 17 0 4 2 11 8 11 3 0 10-7 10-19 0-16-12-21-18-21-11 0-18 17-20 24-5-20-15-24-21-24-19 0-30 41-30 49 0 3 2 3 2 3 2 0 2-1 2-3 7-34 19-42 26-42 4 0 10 3 10 22 0 9-3 30-10 75-3 19-10 33-18 33-1 0-6 0-10-5 5-1 9-8 9-17 0-8-4-10-7-10-6 0-10 8-10 18 0 14 9 20 18 20 12 0 19-21 20-23 2 12 9 23 21 23 19 0 30-40 30-48 0-3-2-3-2-3-2 0-2 1-3 4-7 33-20 41-25 41-8 0-11-11-11-22 0-6 1-13 3-28 3-14 5-28 7-43z"><text:p/></draw:path><draw:path draw:style-name="gr180" draw:text-style-name="P67" svg:width="0.0169in" svg:height="0.1236in" svg:x="4.2929in" svg:y="0in" svg:viewBox="0 0 44 315" svg:d="M44 159c0-26-2-63-12-100-11-38-28-59-30-59-1 0-2 2-2 4 0 1 0 1 4 7 18 31 29 81 29 148 0 53-7 108-30 148-3 4-3 5-3 6 0 2 1 2 2 2 2 0 19-21 31-61 9-35 11-69 11-95z"><text:p/></draw:path><draw:path draw:style-name="gr180" draw:text-style-name="P67" svg:width="0.0496in" svg:height="0.0287in" svg:x="4.3425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705in" svg:height="0.1236in" svg:x="4.422in" svg:y="0in" svg:viewBox="0 0 180 315" svg:d="M70 169c-23 46-45 92-68 138-1 3-1 4-1 5 0 3 1 3 4 3 53 0 106 0 158 0 6-26 12-52 17-78-2 0-3 0-5 0-5 23-17 42-34 52-3 1-16 9-44 9-27 0-54 0-81 0 22-45 44-90 66-135 1-3 2-3 2-4 0-2 0-2-2-5-20-48-41-95-61-141 25 0 50 0 75 0 22 0 66 2 79 61 2 0 3 0 5 0-5-24-11-50-17-74-52 0-105 0-158 0-4 0-5 1-5 10 23 53 47 106 70 159z"><text:p/></draw:path><draw:path draw:style-name="gr180" draw:text-style-name="P67" svg:width="0.028in" svg:height="0.039in" svg:x="4.4992in" svg:y="0.0925in" svg:viewBox="0 0 72 100" svg:d="M27 75c-2 7-6 19-12 19-1 0-5 0-8-3 5-3 6-11 6-13 0-4-2-8-5-8-4 0-8 6-8 14 0 11 8 16 14 16 7 0 12-6 15-15 4 11 11 15 16 15 15 0 23-28 23-33 0-4-1-4-2-4-2 0-2 2-2 4-3 15-11 27-18 27-6 0-9-6-9-15 0-5 4-25 7-50 3-17 9-23 13-23 3 1 5 0 7 4-4 2-5 8-5 12 0 5 2 8 5 8s8-4 8-14c0-12-9-16-15-16s-11 7-14 16c-3-9-9-16-16-16-15 0-24 28-24 34 0 3 2 3 2 3 2 0 3-1 3-4 3-17 12-27 19-27 4 0 7 5 7 15 0 4-1 16-3 23-1 10-2 21-4 31z"><text:p/></draw:path><draw:path draw:style-name="gr180" draw:text-style-name="P67" svg:width="0.037in" svg:height="0.0559in" svg:x="4.5492in" svg:y="0.0382in" svg:viewBox="0 0 95 143" svg:d="M58 44c2-8 6-37 19-37 1 0 5 0 10 5-6 1-10 9-10 17 0 4 3 11 8 11 4 0 10-7 10-19 0-16-11-21-18-21-11 0-17 17-20 24-4-20-15-24-20-24-20 0-31 41-31 49 0 3 2 2 2 3 2 0 2-1 3-3 6-34 19-42 25-42 4 0 11 3 11 22 0 9-4 30-11 75-3 19-9 33-18 33-1 0-6 0-9-5 5-1 9-8 9-17 0-8-4-10-7-10-6 0-11 8-11 18 0 14 10 20 18 20 12 0 19-21 20-23 2 12 9 23 21 23 19 0 30-40 30-48 0-3-2-3-2-3-2 0-2 1-2 4-7 33-20 41-26 41-8 0-10-11-10-22 0-6 1-13 3-28 2-14 4-28 6-43z"><text:p/></draw:path><draw:path draw:style-name="gr180" draw:text-style-name="P67" svg:width="0.0705in" svg:height="0.1236in" svg:x="4.6067in" svg:y="0in" svg:viewBox="0 0 180 315" svg:d="M69 169c-22 46-45 92-67 138-1 3-1 4-1 5 0 3 1 3 4 3 53 0 106 0 158 0 6-26 12-52 17-78-2 0-3 0-5 0-5 23-18 42-34 52-3 1-16 9-44 9-27 0-54 0-81 0 22-45 44-90 66-135 1-3 2-3 2-4 0-2-1-2-2-5-20-48-41-95-61-141 25 0 50 0 75 0 22 0 66 2 79 61 2 0 3 0 5 0-5-24-11-50-17-74-52 0-105 0-158 0-4 0-5 1-5 10 23 53 46 106 69 159z"><text:p/></draw:path><draw:path draw:style-name="gr180" draw:text-style-name="P67" svg:width="0.0157in" svg:height="0.0583in" svg:x="4.6843in" svg:y="0.0732in" svg:viewBox="0 0 41 149" svg:d="M37 8c0-3-2-8-6-8-3 0-7 5-7 12 0 3 2 9 5 9 5 0 8-7 8-13zM10 121c-1 2-1 5-1 9 0 11 5 19 12 19 14 0 20-31 20-34s-2-2-3-3c-2 0-2 2-2 3-3 18-9 27-14 27-3 0-4-2-4-7s1-10 3-14c1-7 2-12 4-18 1-6 6-25 6-28 0-2 1-5 1-7 0-10-5-19-12-19-14 0-20 30-20 34 0 3 2 3 2 3 2 0 2-1 3-4 3-19 9-27 14-27 2 0 3 2 3 8 0 5 0 8-4 22-2 11-6 23-8 36z"><text:p/></draw:path><draw:path draw:style-name="gr180" draw:text-style-name="P67" svg:width="0.0531in" svg:height="0.0839in" svg:x="4.722in" svg:y="0.0087in" svg:viewBox="0 0 136 214" svg:d="M50 115c11 0 22 0 32 0 27 0 54-32 54-67 0-25-12-48-37-48-21 0-42 0-62 0-4 0-6 0-6 5s2 5 6 5c2 0 5 0 8 0 3 1 4 2 4 5 0 1 0 2-1 7-8 56-17 112-25 169-2 13-2 14-18 14-3 0-5 0-5 6 0 3 2 3 3 3 5 0 19 0 24 0 4 0 8 0 13 0 3 0 8 0 11 0 2 0 4 0 4-6 0-3-1-3-5-3-7 0-12 0-12-5 0-2 0-4 0-5 4-27 9-54 12-80zM64 22c2-11 2-12 10-12 6 0 13 0 19 0 15 0 25 8 25 30 0 12-4 39-11 51-9 14-21 16-29 16-9 0-18 0-27 0 4-29 9-57 13-85z"><text:p/></draw:path><draw:path draw:style-name="gr180" draw:text-style-name="P67" svg:width="0.0169in" svg:height="0.1236in" svg:x="4.785in" svg:y="0in" svg:viewBox="0 0 44 315" svg:d="M44 313c0-1 0-2-3-7-24-40-30-101-30-147 0-55 7-110 31-150 2-4 2-4 2-5 0-3-1-4-2-4s-19 22-30 62c-9 34-12 70-12 97 0 24 2 61 13 97 11 39 28 59 29 59s2 0 2-2z"><text:p/></draw:path><draw:path draw:style-name="gr180" draw:text-style-name="P67" svg:width="0.0531in" svg:height="0.0839in" svg:x="4.8098in" svg:y="0.0087in" svg:viewBox="0 0 136 214" svg:d="M22 191c-1 13-2 14-17 14-3 0-5 0-5 7 0 2 2 2 5 2 23 0 45 0 68 0 30 0 53-36 53-66 0-24-11-42-30-45 20-7 40-30 40-60 0-23-12-43-35-43-22 0-43 0-65 0-3 0-5 0-5 6 0 4 2 4 5 4 1 0 4 0 7 0 4 1 6 1 6 5 0 1 0 2-1 7-8 56-17 112-26 169zM51 100c4-26 8-52 12-78 1-11 2-12 10-12s17 0 25 0c17 0 21 18 21 32 0 28-17 58-40 58-9 0-19 0-28 0zM43 205c-3 0-3 0-5 0s-2 0-2-2c0-1 0-2 1-7 4-30 9-60 13-89 12 0 24 0 36 0 19 0 22 24 22 37 0 31-17 61-40 61-8 0-17 0-25 0z"><text:p/></draw:path><draw:path draw:style-name="gr180" draw:text-style-name="P67" svg:width="0.0157in" svg:height="0.0583in" svg:x="4.8661in" svg:y="0.0547in" svg:viewBox="0 0 41 149" svg:d="M37 8c0-3-1-8-5-8s-8 6-8 13c0 3 2 8 6 8s7-7 7-13zM10 121c-1 2-1 5-1 10 0 10 5 18 12 18 14 0 20-30 20-34 0-2-2-2-3-2-2 0-2 1-2 3-3 18-9 27-14 27-3 0-4-3-4-8s2-9 3-14c1-6 2-12 4-17 1-6 6-26 6-29 1-2 1-5 1-7 0-10-5-18-12-18-13 0-20 29-20 33 0 3 2 3 3 3s1-1 2-3c3-20 9-27 14-27 2 0 3 2 3 7s0 8-4 23c-2 11-6 23-8 35z"><text:p/></draw:path><draw:path draw:style-name="gr180" draw:text-style-name="P67" svg:width="0.0169in" svg:height="0.1236in" svg:x="4.8929in" svg:y="0in" svg:viewBox="0 0 44 315" svg:d="M44 159c0-26-2-63-13-100-11-38-27-59-29-59-1 0-2 2-2 4 0 1 0 1 3 7 19 31 30 81 30 148 0 53-7 108-31 148-2 4-2 5-2 6 0 2 1 2 2 2 2 0 19-21 30-61 10-35 12-69 12-95z"><text:p/></draw:path><draw:path draw:style-name="gr180" draw:text-style-name="P67" svg:width="0.0528in" svg:height="0.0839in" svg:x="4.9209in" svg:y="0.0087in" svg:viewBox="0 0 135 214" svg:d="M50 115c11 0 22 0 32 0 27 0 53-32 53-67 0-25-12-48-37-48-21 0-41 0-62 0-3 0-5 0-5 5s2 5 5 5 6 0 8 0c4 1 5 2 5 5 0 1-1 2-1 7-9 56-17 112-26 169-1 13-2 14-17 14-3 0-5 0-5 6 0 3 2 3 3 3 5 0 19 0 24 0 4 0 8 0 12 0s8 0 12 0c2 0 4 0 4-6 0-3-1-3-5-3-7 0-13 0-13-5 0-2 1-4 1-5 4-27 8-54 12-80zM63 22c2-11 3-12 11-12 6 0 12 0 18 0 16 0 26 8 26 30 0 12-4 39-11 51-10 14-21 16-30 16s-17 0-27 0c5-29 9-57 13-85z"><text:p/></draw:path><draw:path draw:style-name="gr180" draw:text-style-name="P67" svg:width="0.0169in" svg:height="0.1236in" svg:x="4.9839in" svg:y="0in" svg:viewBox="0 0 44 315" svg:d="M44 313c0-1 0-2-3-7-24-40-30-101-30-147 0-55 7-110 31-150 2-4 2-4 2-5 0-3-1-4-2-4-2 0-19 22-30 62-10 34-12 70-12 97 0 24 2 61 12 97 12 39 28 59 30 59 1 0 2 0 2-2z"><text:p/></draw:path><draw:path draw:style-name="gr180" draw:text-style-name="P67" svg:width="0.0614in" svg:height="0.0839in" svg:x="5.0075in" svg:y="0.0087in" svg:viewBox="0 0 157 214" svg:d="M87 86c-5-21-10-43-15-63-2-2-1-3-2-4 0-2 4-8 11-9 2-1 5-1 5-6 0-4-3-4-4-4-7 0-15 1-23 1-5 0-17-1-22-1-1 0-3 0-3 6 0 4 2 4 4 4 11 0 13 3 15 10 7 30 14 58 22 88-14 24-27 47-40 71-1 1-2 2-3 4-9 17-18 22-28 22-2 0-4 0-4 7 1 1 0 2 3 2 5 0 12 0 18 0 7 0 14 0 21 0 1 0 3 0 3-6 0-3-2-3-2-3-2 0-8 0-8-9 0-5 3-10 6-14 6-12 12-23 19-34 6-11 11-21 17-31 6 24 13 50 19 75 1 4 1 3 1 4 0 3-3 9-11 9-2 0-4 0-4 6 0 3 3 3 3 3 6 0 19 0 24 0s17 0 21 0c2 0 4 0 4-5 0-4-2-4-3-4-13 0-13 0-17-13-7-30-20-78-25-97 13-23 33-61 39-70 6-7 13-14 25-15 2-1 4-1 4-6 0-1 0-4-3-4-5 0-11 1-17 1-7 0-15-1-22-1-1 0-3 0-3 6 0 2 1 3 2 4 2 0 8 1 8 9 0 4-2 9-4 12-10 18-20 37-31 55z"><text:p/></draw:path><draw:path draw:style-name="gr180" draw:text-style-name="P67" svg:width="0.0492in" svg:height="0.0287in" svg:x="5.0988in" svg:y="0.0484in" svg:viewBox="0 0 126 74" svg:d="M120 13c3 0 6 0 6-7 0-6-3-6-6-6-38 0-76 0-114 0-3 0-6 0-6 6 0 7 3 7 7 7 37 0 75 0 113 0zM120 74c3 0 6 0 6-6 0-7-3-7-6-7-38 0-76 0-113 0-4 0-7 0-7 7 0 6 3 6 6 6 38 0 76 0 114 0z"><text:p/></draw:path><draw:path draw:style-name="gr180" draw:text-style-name="P67" svg:width="0.037in" svg:height="0.0559in" svg:x="5.1756in" svg:y="0.0382in" svg:viewBox="0 0 95 143" svg:d="M58 44c1-8 5-37 19-37 1 0 5 0 10 5-6 1-10 9-10 17 0 4 3 11 8 11 4 0 10-7 10-19 0-16-12-21-18-21-11 0-17 17-20 24-4-20-15-24-20-24-20 0-31 41-31 49 0 3 2 2 2 3 2 0 2-1 3-3 6-34 19-42 25-42 4 0 11 3 11 22 0 9-4 30-11 75-3 19-9 33-18 33-1 0-6 0-9-5 5-1 8-8 8-17 0-8-3-10-7-10-5 0-10 8-10 18 0 14 10 20 18 20 12 0 19-21 20-23 2 12 9 23 21 23 19 0 30-40 30-48 0-3-2-3-2-3-2 0-2 1-3 4-6 33-19 41-25 41-8 0-11-11-11-22 0-6 1-13 3-28 3-14 5-28 7-43z"><text:p/></draw:path><draw:path draw:style-name="gr180" draw:text-style-name="P67" svg:width="0.0028in" svg:height="0.1236in" svg:x="5.2256in" svg:y="0in" svg:viewBox="0 0 8 315" svg:d="M8 12c0-6 0-12-4-12s-4 6-4 12c0 97 0 194 0 292 0 6 0 11 4 11s4-5 4-11c0-98 0-195 0-292z"><text:p/></draw:path><draw:path draw:style-name="gr180" draw:text-style-name="P67" svg:width="0.0531in" svg:height="0.0839in" svg:x="5.2402in" svg:y="0.0087in" svg:viewBox="0 0 136 214" svg:d="M23 191c-2 13-3 14-18 14-3 0-5 0-5 7 0 2 2 2 5 2 23 0 45 0 68 0 31 0 53-36 53-66 0-24-11-42-30-45 20-7 40-30 40-60 0-23-12-43-35-43-21 0-43 0-64 0-4 0-6 0-6 6 0 4 2 4 5 4 1 0 5 0 8 0 3 1 5 1 5 5 0 1 0 2-1 7-8 56-17 112-25 169zM51 100c4-26 8-52 12-78 2-11 2-12 10-12s17 0 25 0c17 0 21 18 21 32 0 28-17 58-40 58-9 0-18 0-28 0zM43 205c-3 0-3 0-5 0-1 0-2 0-2-2 0-1 0-2 1-7 4-30 9-60 13-89 12 0 24 0 36 0 19 0 22 24 22 37 0 31-17 61-39 61-9 0-18 0-26 0z"><text:p/></draw:path><draw:path draw:style-name="gr180" draw:text-style-name="P67" svg:width="0.0154in" svg:height="0.0583in" svg:x="5.2969in" svg:y="0.0547in" svg:viewBox="0 0 40 149" svg:d="M37 8c0-3-2-8-6-8-3 0-7 6-7 13 0 3 1 8 5 8s8-7 8-13zM10 121c-1 2-2 5-2 10 0 10 6 18 13 18 13 0 19-30 19-34 0-2-2-2-2-2-2 0-2 1-3 3-2 18-8 27-14 27-3 0-3-3-3-8s1-9 2-14c2-6 3-12 4-17 1-6 6-26 7-29 0-2 1-5 1-7 0-10-5-18-13-18-13 0-19 29-19 33 0 3 2 3 2 3 2 0 2-1 2-3 4-20 10-27 14-27 3 0 4 2 4 7s-1 8-4 23c-3 11-6 23-8 35z"><text:p/></draw:path><draw:path draw:style-name="gr180" draw:text-style-name="P67" svg:width="0.0169in" svg:height="0.1236in" svg:x="5.3232in" svg:y="0in" svg:viewBox="0 0 44 315" svg:d="M44 159c0-26-2-63-13-100-11-38-27-59-29-59-1 0-2 2-2 4 0 1 0 1 4 7 18 31 29 81 29 148 0 53-7 108-30 148-3 4-3 5-3 6 0 2 1 2 2 2 2 0 19-21 30-61 10-35 12-69 12-95z"><text:p/></draw:path><draw:path draw:style-name="gr180" draw:text-style-name="P67" svg:width="0.0496in" svg:height="0.0287in" svg:x="5.3732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701in" svg:height="0.1236in" svg:x="5.4524in" svg:y="0in" svg:viewBox="0 0 179 315" svg:d="M69 169c-22 46-45 92-67 138-1 3-2 4-2 5 0 3 2 3 5 3 53 0 106 0 158 0 6-26 11-52 16-78-1 0-2 0-4 0-5 23-18 42-34 52-3 1-16 9-44 9-27 0-54 0-81 0 22-45 44-90 66-135 1-3 2-3 2-4 0-2-1-2-2-5-20-48-41-95-61-141 25 0 50 0 75 0 22 0 66 2 79 61 2 0 3 0 4 0-5-24-10-50-16-74-52 0-105 0-158 0-5 0-5 1-5 10 23 53 46 106 69 159z"><text:p/></draw:path><draw:path draw:style-name="gr180" draw:text-style-name="P67" svg:width="0.0154in" svg:height="0.0583in" svg:x="5.5299in" svg:y="0.0732in" svg:viewBox="0 0 40 149" svg:d="M37 8c0-3-2-8-6-8-3 0-7 5-7 12 0 3 2 9 5 9 4 0 8-7 8-13zM10 121c-1 2-1 5-1 9 0 11 5 19 12 19 14 0 19-31 19-34s-2-3-2-3c-2 0-2 2-2 3-3 18-9 27-14 27-3 0-4-2-4-7s1-10 2-14c2-7 3-12 4-18 2-6 6-25 7-28 0-2 1-5 1-7 0-10-5-19-13-19-13 0-19 30-19 34 0 3 2 3 2 3 2 0 2-1 2-4 4-19 10-27 15-27 2 0 3 2 3 8 0 5-1 8-4 22-3 11-6 23-8 36z"><text:p/></draw:path><draw:path draw:style-name="gr180" draw:text-style-name="P67" svg:width="0.0705in" svg:height="0.1236in" svg:x="5.5689in" svg:y="0in" svg:viewBox="0 0 180 315" svg:d="M70 169c-23 46-45 92-68 138-1 3-1 4-1 5 0 3 1 3 4 3 53 0 106 0 159 0 5-26 11-52 16-78-2 0-3 0-5 0-5 23-17 42-34 52-3 1-16 9-44 9-27 0-54 0-81 0 22-45 44-90 66-135 1-3 2-3 2-4 0-2 0-2-1-5-21-48-42-95-62-141 25 0 50 0 75 0 22 0 66 2 79 61 2 0 3 0 5 0-5-24-11-50-16-74-53 0-106 0-159 0-4 0-5 1-5 10 23 53 47 106 70 159z"><text:p/></draw:path><draw:path draw:style-name="gr180" draw:text-style-name="P67" svg:width="0.0276in" svg:height="0.039in" svg:x="5.6465in" svg:y="0.0925in" svg:viewBox="0 0 71 100" svg:d="M27 75c-2 7-6 19-13 19 0 0-4 0-7-3 5-3 5-11 5-13 0-4-2-8-4-8-4 0-8 6-8 14 0 11 7 16 14 16 6 0 11-6 15-15 3 11 10 15 15 15 16 0 24-28 24-33 0-4-1-3-2-4-2 0-2 2-3 4-2 15-10 27-18 27-5 0-8-6-8-15 0-5 3-25 7-50 3-17 9-23 13-23 0 0 4 0 7 4-4 2-5 8-5 12 0 5 1 8 4 8s8-4 8-14c0-12-9-16-14-16-7 0-12 7-15 16-2-9-8-16-15-16-16 0-24 28-24 34 0 3 1 2 2 3 2 0 2-1 3-4 3-17 12-27 18-27 4 0 8 5 8 15 0 4-1 16-3 23-2 10-3 21-4 31z"><text:p/></draw:path><draw:path draw:style-name="gr180" draw:text-style-name="P67" svg:width="0.037in" svg:height="0.0559in" svg:x="5.6965in" svg:y="0.0382in" svg:viewBox="0 0 95 143" svg:d="M58 44c1-8 5-37 18-37 1 0 6 0 10 5-5 1-9 9-9 17 0 4 2 11 8 11 3 0 10-7 10-19 0-16-12-21-18-21-11 0-18 17-20 24-5-20-15-24-21-24-20 0-31 41-31 49 0 3 3 3 3 3 1 0 2-1 2-3 7-34 19-42 26-42 4 0 10 3 10 22 0 9-3 30-10 75-3 19-10 33-18 33-1 0-6 0-10-5 5-1 9-8 9-17 0-8-4-10-7-10-6 0-10 8-10 18 0 14 9 20 18 20 12 0 19-21 19-23 3 12 10 23 21 23 20 0 31-40 31-48 0-3-2-3-3-3s-1 1-2 4c-7 33-20 41-25 41-8 0-11-11-11-22 0-6 1-13 3-28 3-14 5-28 7-43z"><text:p/></draw:path><draw:path draw:style-name="gr180" draw:text-style-name="P67" svg:width="0.0531in" svg:height="0.0839in" svg:x="5.7402in" svg:y="0.0087in" svg:viewBox="0 0 136 214" svg:d="M50 115c11 0 22 0 32 0 27 0 54-32 54-67 0-25-12-48-37-48-21 0-42 0-62 0-4 0-6 0-6 5s2 5 6 5c2 0 6 0 8 0 3 1 4 2 4 5 0 1 0 2-1 7-8 56-17 112-25 169-2 13-2 14-18 14-3 0-5 0-5 6 0 3 2 3 3 3 5 0 19 0 24 0 4 0 8 0 13 0 3 0 8 0 11 0 2 0 5 0 5-6 0-3-2-3-6-3-7 0-12 0-12-5 0-2 0-4 0-5 4-27 9-54 12-80zM64 22c2-11 2-12 10-12 6 0 13 0 19 0 15 0 25 8 25 30 0 12-4 39-11 51-9 14-21 16-29 16-9 0-18 0-27 0 4-29 9-57 13-85z"><text:p/></draw:path><draw:path draw:style-name="gr180" draw:text-style-name="P67" svg:width="0.0169in" svg:height="0.1236in" svg:x="5.8031in" svg:y="0in" svg:viewBox="0 0 44 315" svg:d="M44 313c0-1 0-2-3-7-24-40-30-101-30-147 0-55 7-110 31-150 2-4 2-4 2-5 0-3 0-4-2-4-1 0-19 22-30 62-9 34-12 70-12 97 0 24 2 61 13 97 11 39 28 59 29 59 2 0 2 0 2-2z"><text:p/></draw:path><draw:path draw:style-name="gr180" draw:text-style-name="P67" svg:width="0.0531in" svg:height="0.0839in" svg:x="5.828in" svg:y="0.0087in" svg:viewBox="0 0 136 214" svg:d="M23 191c-2 13-3 14-18 14-3 0-5 0-5 7 0 2 2 2 5 2 23 0 45 0 68 0 31 0 53-36 53-66 0-24-11-42-30-45 20-7 40-30 40-60 0-23-12-43-35-43-21 0-43 0-64 0-4 0-6 0-6 6 0 4 2 4 5 4 1 0 5 0 8 0 3 1 5 1 5 5 0 1 0 2-1 7-8 56-17 112-25 169zM51 100c4-26 8-52 12-78 2-11 2-12 10-12s17 0 25 0c17 0 21 18 21 32 0 28-17 58-40 58-9 0-18 0-28 0zM43 205c-3 0-3 0-5 0-1 0-2 0-2-2 0-1 0-2 1-7 4-30 9-60 13-89 12 0 24 0 36 0 19 0 22 24 22 37 0 31-17 61-39 61-9 0-18 0-26 0z"><text:p/></draw:path><draw:path draw:style-name="gr180" draw:text-style-name="P67" svg:width="0.0157in" svg:height="0.0583in" svg:x="5.8843in" svg:y="0.0547in" svg:viewBox="0 0 41 149" svg:d="M37 8c0-3-1-8-5-8s-8 6-8 13c0 3 2 8 6 8s7-7 7-13zM10 121c-1 2-1 5-1 10 0 10 5 18 13 18 13 0 19-30 19-34 0-2-2-2-3-2s-2 1-2 3c-3 18-9 27-14 27-3 0-4-3-4-8s2-9 3-14c1-6 2-12 4-17 1-6 6-26 6-29 1-2 1-5 1-7 0-10-5-18-12-18-13 0-20 29-20 33 0 3 2 3 3 3s1-1 2-3c3-20 9-27 14-27 2 0 4 2 4 7s-1 8-5 23c-2 11-6 23-8 35z"><text:p/></draw:path><draw:path draw:style-name="gr180" draw:text-style-name="P67" svg:width="0.0169in" svg:height="0.1236in" svg:x="5.911in" svg:y="0in" svg:viewBox="0 0 44 315" svg:d="M44 159c0-26-2-63-13-100-11-38-27-59-29-59-1 0-2 2-2 4 0 1 0 1 4 7 18 31 29 81 29 148 0 53-7 108-31 148-2 4-2 5-2 6 0 2 1 2 2 2 2 0 19-21 30-61 10-35 12-69 12-95z"><text:p/></draw:path><draw:path draw:style-name="gr180" draw:text-style-name="P67" svg:width="0.0531in" svg:height="0.0839in" svg:x="5.939in" svg:y="0.0087in" svg:viewBox="0 0 136 214" svg:d="M50 115c11 0 22 0 32 0 27 0 54-32 54-67 0-25-13-48-38-48-21 0-41 0-62 0-3 0-5 0-5 5s2 5 5 5 6 0 8 0c4 1 5 2 5 5 0 1 0 2-1 7-8 56-17 112-26 169-1 13-2 14-17 14-3 0-5 0-5 6 0 3 2 3 3 3 5 0 19 0 24 0 4 0 8 0 12 0s8 0 12 0c2 0 4 0 4-6 0-3-1-3-5-3-7 0-13 0-13-5 0-2 1-4 1-5 4-27 8-54 12-80zM63 22c3-11 3-12 11-12 6 0 12 0 18 0 16 0 26 8 26 30 0 12-4 39-11 51-9 14-21 16-30 16s-17 0-27 0c5-29 9-57 13-85z"><text:p/></draw:path><draw:path draw:style-name="gr180" draw:text-style-name="P67" svg:width="0.0169in" svg:height="0.1236in" svg:x="6.002in" svg:y="0in" svg:viewBox="0 0 44 315" svg:d="M44 313c0-1 0-2-3-7-24-40-30-101-30-147 0-55 7-110 31-150 2-4 2-4 2-5 0-3-1-4-2-4-2 0-19 22-30 62-10 34-12 70-12 97 0 24 2 61 12 97 12 39 28 59 30 59 1 0 2 0 2-2z"><text:p/></draw:path><draw:path draw:style-name="gr180" draw:text-style-name="P67" svg:width="0.0614in" svg:height="0.0839in" svg:x="6.0256in" svg:y="0.0087in" svg:viewBox="0 0 157 214" svg:d="M87 86c-5-21-10-43-15-63-1-2-1-3-2-4 0-2 4-8 12-9 1-1 4-1 4-6 0-4-3-4-4-4-7 0-15 1-23 1-5 0-17-1-22-1-1 0-3 0-3 6 0 4 2 4 4 4 12 0 13 3 15 10 7 30 14 58 22 88-14 24-27 47-40 71-1 1-2 2-2 4-10 17-19 22-29 22-2 0-4 0-4 7 1 1 0 2 3 2 5 0 12 0 18 0 7 0 14 0 21 0 1 0 3 0 3-6 0-3-2-3-2-3-2 0-8 0-8-9 0-5 3-10 6-14 6-12 13-23 19-34s12-21 17-31c6 24 13 50 19 75 1 4 1 3 1 4 0 3-3 9-11 9-2 0-4 0-4 6 0 3 3 3 3 3 6 0 19 0 24 0s17 0 22 0c1 0 3 0 3-5 0-4-2-4-3-4-13 0-13 0-17-13-7-30-20-78-25-97 13-23 33-61 39-70 6-7 13-14 25-15 3-1 4-1 4-6 0-1 0-4-3-4-5 0-11 1-17 1-7 0-15-1-22-1-1 0-3 0-3 6 0 2 1 3 2 4 2 0 8 1 8 9 0 4-2 9-4 12-10 18-20 37-31 55z"><text:p/></draw:path><draw:path draw:style-name="gr180" draw:text-style-name="P67" svg:width="0.0492in" svg:height="0.0287in" svg:x="6.1165in" svg:y="0.0484in" svg:viewBox="0 0 126 74" svg:d="M120 13c3 0 6 0 6-7 0-6-3-6-6-6-38 0-76 0-114 0-3 0-6 0-6 6 0 7 3 7 7 7 37 0 75 0 113 0zM120 74c3 0 6 0 6-6 0-7-3-7-6-7-38 0-76 0-113 0-4 0-7 0-7 7 0 6 3 6 6 6 38 0 76 0 114 0z"><text:p/></draw:path><draw:path draw:style-name="gr180" draw:text-style-name="P67" svg:width="0.037in" svg:height="0.0559in" svg:x="6.1937in" svg:y="0.0382in" svg:viewBox="0 0 95 143" svg:d="M58 44c2-8 6-37 19-37 1 0 5 0 10 5-6 1-10 9-10 17 0 4 3 11 8 11 4 0 10-7 10-19 0-16-11-21-18-21-11 0-17 17-20 24-4-20-15-24-20-24-20 0-31 41-31 49 0 3 2 2 2 3 2 0 2-1 3-3 6-34 19-42 25-42 4 0 11 3 11 22 0 9-4 30-11 75-3 19-9 33-18 33-1 0-6 0-9-5 5-1 9-8 9-17 0-8-4-10-7-10-6 0-11 8-11 18 0 14 10 20 18 20 12 0 19-21 20-23 2 12 9 23 21 23 19 0 30-40 30-48 0-3-2-3-2-3-2 0-2 1-2 4-7 33-20 41-26 41-8 0-11-11-11-22 0-6 2-13 3-28 3-14 5-28 7-43z"><text:p/></draw:path><draw:path draw:style-name="gr180" draw:text-style-name="P67" svg:width="0.0028in" svg:height="0.1236in" svg:x="6.2433in" svg:y="0in" svg:viewBox="0 0 8 315" svg:d="M8 12c0-6 0-12-4-12s-4 6-4 12c0 97 0 194 0 292 0 6 0 11 4 11s4-5 4-11c0-98 0-195 0-292z"><text:p/></draw:path><draw:path draw:style-name="gr180" draw:text-style-name="P67" svg:width="0.0531in" svg:height="0.0839in" svg:x="6.2583in" svg:y="0.0087in" svg:viewBox="0 0 136 214" svg:d="M23 191c-2 13-2 14-18 14-3 0-5 0-5 7 0 2 2 2 5 2 23 0 45 0 68 0 31 0 53-36 53-66 0-24-11-42-30-45 20-7 40-30 40-60 0-23-12-43-35-43-21 0-43 0-64 0-4 0-6 0-6 6 0 4 2 4 5 4 1 0 5 0 8 0 3 1 5 1 5 5 0 1 0 2-1 7-8 56-17 112-25 169zM51 100c4-26 9-52 12-78 2-11 2-12 11-12 8 0 16 0 24 0 17 0 21 18 21 32 0 28-17 58-40 58-9 0-18 0-28 0zM43 205c-3 0-3 0-5 0-1 0-2 0-2-2 0-1 0-2 1-7 4-30 9-60 13-89 12 0 24 0 36 0 19 0 22 24 22 37 0 31-17 61-39 61-9 0-18 0-26 0z"><text:p/></draw:path><draw:path draw:style-name="gr180" draw:text-style-name="P67" svg:width="0.0154in" svg:height="0.0583in" svg:x="6.3146in" svg:y="0.0547in" svg:viewBox="0 0 40 149" svg:d="M37 8c0-3-2-8-6-8-3 0-7 6-7 13 0 3 1 8 5 8s8-7 8-13zM10 121c-1 2-2 5-2 10 0 10 6 18 13 18 13 0 19-30 19-34 0-2-2-2-2-2-2 0-2 1-2 3-3 18-9 27-14 27-3 0-4-3-4-8s1-9 2-14c2-6 3-12 4-17 1-6 6-26 7-29 0-2 1-5 1-7 0-10-5-18-13-18-13 0-19 29-19 33 0 3 2 3 2 3 2 0 2-1 2-3 4-20 10-27 15-27 2 0 3 2 3 7s-1 8-4 23c-3 11-6 23-8 35z"><text:p/></draw:path><draw:path draw:style-name="gr180" draw:text-style-name="P67" svg:width="0.0169in" svg:height="0.1236in" svg:x="6.3413in" svg:y="0in" svg:viewBox="0 0 44 315" svg:d="M44 159c0-26-2-63-13-100-11-38-27-59-29-59-1 0-2 2-2 4 0 1 0 1 4 7 18 31 29 81 29 148 0 53-7 108-30 148-3 4-3 5-3 6 0 2 1 2 2 2 2 0 19-21 31-61 9-35 11-69 11-95z"><text:p/></draw:path><draw:path draw:style-name="gr180" draw:text-style-name="P67" svg:width="0.0496in" svg:height="0.0287in" svg:x="6.3913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701in" svg:height="0.1236in" svg:x="6.4705in" svg:y="0in" svg:viewBox="0 0 179 315" svg:d="M69 169c-22 46-45 92-67 138-1 3-2 4-2 5 0 3 2 3 5 3 53 0 106 0 158 0 6-26 11-52 16-78-1 0-2 0-4 0-5 23-18 42-34 52-3 1-16 9-44 9-27 0-54 0-81 0 22-45 44-90 66-135 1-3 2-3 2-4 0-2-1-2-2-5-20-48-41-95-61-141 25 0 50 0 75 0 22 0 66 2 79 61 2 0 3 0 4 0-5-24-10-50-16-74-52 0-105 0-158 0-5 0-5 1-5 10 23 53 46 106 69 159z"><text:p/></draw:path><draw:path draw:style-name="gr180" draw:text-style-name="P67" svg:width="0.0154in" svg:height="0.0583in" svg:x="6.548in" svg:y="0.0732in" svg:viewBox="0 0 40 149" svg:d="M37 8c0-3-2-8-6-8-3 0-7 5-7 12 0 3 2 9 5 9 4 0 8-7 8-13zM10 121c-1 2-1 5-1 9 0 11 5 19 12 19 14 0 19-31 19-34s-1-2-2-3c-2 0-2 2-2 3-3 18-9 27-14 27-3 0-4-2-4-7s1-10 3-14c1-7 2-12 3-18 2-6 6-25 7-28 0-2 1-5 1-7 0-10-5-19-12-19-14 0-20 30-20 34 0 3 2 3 2 3 2 0 2-1 3-4 3-19 9-27 14-27 2 0 3 2 3 8 0 5 0 8-4 22-3 11-6 23-8 36z"><text:p/></draw:path><draw:path draw:style-name="gr180" draw:text-style-name="P67" svg:width="0.0531in" svg:height="0.0839in" svg:x="6.5858in" svg:y="0.0087in" svg:viewBox="0 0 136 214" svg:d="M50 115c11 0 22 0 32 0 27 0 54-32 54-67 0-25-12-48-37-48-21 0-42 0-62 0-4 0-6 0-6 5s2 5 5 5 6 0 9 0c3 1 4 2 4 5 0 1 0 2-1 7-8 56-17 112-25 169-2 13-2 14-18 14-3 0-5 0-5 6 0 3 2 3 3 3 5 0 19 0 24 0 4 0 8 0 12 0s9 0 12 0c2 0 4 0 4-6 0-3-1-3-5-3-7 0-12 0-12-5 0-2 0-4 0-5 4-27 8-54 12-80zM64 22c2-11 2-12 10-12 6 0 12 0 18 0 16 0 26 8 26 30 0 12-4 39-11 51-9 14-21 16-30 16-8 0-17 0-26 0 4-29 9-57 13-85z"><text:p/></draw:path><draw:path draw:style-name="gr180" draw:text-style-name="P67" svg:width="0.0169in" svg:height="0.1236in" svg:x="6.6488in" svg:y="0in" svg:viewBox="0 0 44 315" svg:d="M44 313c0-1 0-2-3-7-24-40-30-101-30-147 0-55 7-110 31-150 2-4 2-4 2-5 0-3-1-4-2-4s-19 22-30 62c-10 34-12 70-12 97 0 24 2 61 12 97 12 39 29 59 30 59s2 0 2-2z"><text:p/></draw:path><draw:path draw:style-name="gr180" draw:text-style-name="P67" svg:width="0.0531in" svg:height="0.0839in" svg:x="6.6736in" svg:y="0.0087in" svg:viewBox="0 0 136 214" svg:d="M22 191c-1 13-2 14-17 14-3 0-5 0-5 7 0 2 2 2 5 2 23 0 45 0 68 0 30 0 53-36 53-66 0-24-12-42-30-45 20-7 40-30 40-60 0-23-12-43-36-43-21 0-43 0-64 0-3 0-5 0-5 6 0 4 2 4 5 4 1 0 4 0 7 0 4 1 6 1 6 5 0 1-1 2-1 7-9 56-17 112-26 169zM51 100c4-26 8-52 12-78 1-11 2-12 10-12s16 0 25 0c16 0 21 18 21 32 0 28-17 58-40 58-9 0-19 0-28 0zM43 205c-3 0-3 0-5 0s-2 0-2-2c0-1 0-2 1-7 4-30 9-60 13-89 12 0 24 0 36 0 18 0 22 24 22 37 0 31-17 61-40 61-8 0-17 0-25 0z"><text:p/></draw:path><draw:path draw:style-name="gr180" draw:text-style-name="P67" svg:width="0.0157in" svg:height="0.0583in" svg:x="6.7299in" svg:y="0.0547in" svg:viewBox="0 0 41 149" svg:d="M37 8c0-3-2-8-6-8-3 0-7 6-7 13 0 3 2 8 6 8s7-7 7-13zM10 121c-1 2-1 5-1 10 0 10 5 18 12 18 14 0 20-30 20-34 0-2-2-2-3-2-2 0-2 1-2 3-3 18-9 27-14 27-3 0-4-3-4-8s2-9 3-14c1-6 2-12 4-17 1-6 6-26 6-29 0-2 1-5 1-7 0-10-5-18-12-18-13 0-20 29-20 33 0 3 2 2 2 3 2 0 2-1 3-3 3-20 9-27 14-27 2 0 3 2 3 7s0 8-4 23c-2 11-6 23-8 35z"><text:p/></draw:path><draw:path draw:style-name="gr180" draw:text-style-name="P67" svg:width="0.0169in" svg:height="0.1236in" svg:x="6.7567in" svg:y="0in" svg:viewBox="0 0 44 315" svg:d="M44 159c0-26-2-63-13-100-11-38-27-59-29-59-1 0-2 2-2 4 0 1 0 1 3 7 19 31 30 81 30 148 0 53-7 108-31 148-2 4-2 5-2 6 0 2 1 2 2 2 2 0 19-21 30-61 10-35 12-69 12-95z"><text:p/></draw:path><draw:path draw:style-name="gr180" draw:text-style-name="P67" svg:width="0.0465in" svg:height="0.0843in" svg:x="6.7827in" svg:y="0.0083in" svg:viewBox="0 0 119 215" svg:d="M47 110c4 0 14 0 20 7 9 10 10 27 10 29 0 5 0 8 4 8 3 0 3-4 3-10 0-29 0-57 0-85 0-6 0-10-3-10-4 0-4 4-4 7-1 40-20 42-30 43 0-22 0-44 0-67 0-21 3-21 8-21 3 0 6 0 9 0 26 0 38 22 40 44 0 3 0 7 3 7 4 0 4-5 4-11 0-13 0-27 0-40 0-10-1-11-7-11-32 0-65 0-97 0-4 0-7 0-7 5 0 6 4 6 5 6 11 0 12 3 12 18 0 52 0 105 0 158 0 16-1 18-11 18-3 0-6 0-6 5s3 5 7 5c33 0 67 0 100 0 4 0 6 0 7-4 1-17 5-51 5-53 0-4-1-7-3-7-3 0-2 3-3 5-2 8-4 22-18 35-9 10-19 14-29 14-4 0-7 0-11 0-5 0-8 0-8-20 0-25 0-51 0-75zM104 11c0 5 0 10 0 15-4-6-7-11-11-15 3 0 7 0 11 0zM67 104c3-2 7-8 10-14 0 8 0 17 0 26-4-8-7-9-10-12zM23 29c0-5 0-12-1-18 7 0 14 0 20 0-2 7-2 18-2 21 0 50 0 101 0 153 0 11 1 18 2 20-6 0-13 0-20 0 1-5 1-13 1-17 0-53 0-106 0-159zM94 205c6-5 12-11 15-18 0 2-1 16-1 18-4 0-9 0-14 0z"><text:p/></draw:path><draw:path draw:style-name="gr180" draw:text-style-name="P67" svg:width="0.0169in" svg:height="0.1236in" svg:x="6.839in" svg:y="0in" svg:viewBox="0 0 44 315" svg:d="M44 313c0-1 0-2-3-7-24-40-30-101-30-147 0-55 7-110 31-150 2-4 2-4 2-5 0-3 0-4-2-4-1 0-19 22-30 62-9 34-12 70-12 97 0 24 2 61 13 97 11 39 28 59 29 59 2 0 2 0 2-2z"><text:p/></draw:path><draw:path draw:style-name="gr180" draw:text-style-name="P67" svg:width="0.0614in" svg:height="0.0839in" svg:x="6.8626in" svg:y="0.0087in" svg:viewBox="0 0 157 214" svg:d="M87 86c-5-21-11-43-16-63-1-2-1-3-1-4 0-2 3-8 11-9 2-1 4-1 4-6 0-4-2-4-3-4-7 0-16 1-23 1-5 0-17-1-22-1-1 0-3 0-3 6 0 4 1 4 4 4 11 0 12 3 14 10 8 30 15 58 23 88-14 24-27 47-40 71-1 1-2 2-3 4-9 17-18 22-28 22-2 0-4 0-4 7 1 1 0 2 2 2 6 0 12 0 18 0 7 0 15 0 22 0 1 0 3 0 3-6 0-3-2-3-2-3-2 0-8 0-8-9 0-5 3-10 5-14 7-12 13-23 20-34 6-11 11-21 17-31 6 24 12 50 19 75 1 4 0 3 1 4 0 3-4 9-11 9-2 0-4 0-4 6 0 3 2 3 3 3 6 0 19 0 24 0s16 0 21 0c2 0 4 0 4-5 0-4-2-4-3-4-13 0-14 0-17-13-7-30-20-78-25-97 13-23 33-61 39-70 6-7 13-14 25-15 2-1 4-1 4-6 0-1 0-4-3-4-6 0-11 1-17 1-7 0-15-1-22-1-1 0-3 0-3 6 0 2 1 3 2 4 1 0 7 1 7 9 0 4-2 9-3 12-10 18-20 37-31 55z"><text:p/></draw:path><draw:path draw:style-name="gr180" draw:text-style-name="P67" svg:width="0.0496in" svg:height="0.0287in" svg:x="6.9535in" svg:y="0.0484in" svg:viewBox="0 0 127 74" svg:d="M120 13c3 0 7 0 7-7 0-6-4-6-7-6-38 0-76 0-113 0-3 0-7 0-7 6 0 7 4 7 7 7 37 0 75 0 113 0zM120 74c3 0 7 0 7-6 0-7-4-7-7-7-38 0-76 0-113 0-3 0-7 0-7 7 0 6 4 6 7 6 37 0 75 0 113 0z"><text:p/></draw:path><draw:path draw:style-name="gr180" draw:text-style-name="P67" svg:width="0.037in" svg:height="0.0559in" svg:x="7.0311in" svg:y="0.0382in" svg:viewBox="0 0 95 143" svg:d="M58 44c1-8 5-37 19-37 1 0 5 0 9 5-5 1-9 9-9 17 0 4 2 11 8 11 4 0 10-7 10-19 0-16-12-21-18-21-11 0-18 17-20 24-5-20-15-24-21-24-19 0-30 41-30 49 0 3 2 3 2 3 2 0 2-1 2-3 7-34 20-42 26-42 4 0 11 3 11 22 0 9-4 30-11 75-3 19-9 33-18 33-1 0-6 0-9-5 4-1 8-8 8-17 0-8-4-10-7-10-5 0-10 8-10 18 0 14 9 20 18 20 12 0 19-21 20-23 2 12 9 23 21 23 19 0 30-40 30-48 0-3-2-3-2-3-2 0-2 1-3 4-6 33-19 41-25 41-8 0-11-11-11-22 0-6 1-13 3-28 3-14 5-28 7-43z"><text:p/></draw:path><draw:path draw:style-name="gr180" draw:text-style-name="P67" svg:width="0.0028in" svg:height="0.1236in" svg:x="7.0803in" svg:y="0in" svg:viewBox="0 0 8 315" svg:d="M8 12c0-6 0-12-4-12s-4 6-4 12c0 97 0 194 0 292 0 6 0 11 4 11s4-5 4-11c0-98 0-195 0-292z"><text:p/></draw:path><draw:path draw:style-name="gr180" draw:text-style-name="P67" svg:width="0.0531in" svg:height="0.0839in" svg:x="7.0957in" svg:y="0.0087in" svg:viewBox="0 0 136 214" svg:d="M22 191c-1 13-2 14-17 14-3 0-5 0-5 7 0 2 2 2 5 2 23 0 45 0 68 0 30 0 53-36 53-66 0-24-12-42-30-45 20-7 40-30 40-60 0-23-12-43-36-43-21 0-43 0-64 0-3 0-5 0-5 6 0 4 2 4 5 4 1 0 4 0 7 0 4 1 6 1 6 5 0 1-1 2-1 7-9 56-17 112-26 169zM51 100c4-26 8-52 12-78 1-11 2-12 10-12s17 0 25 0c16 0 21 18 21 32 0 28-17 58-40 58-9 0-19 0-28 0zM43 205c-3 0-3 0-5 0s-2 0-2-2c0-1 0-2 1-7 4-30 9-60 13-89 12 0 24 0 36 0 18 0 22 24 22 37 0 31-17 61-40 61-8 0-17 0-25 0z"><text:p/></draw:path><draw:path draw:style-name="gr180" draw:text-style-name="P67" svg:width="0.0157in" svg:height="0.0583in" svg:x="7.1516in" svg:y="0.0547in" svg:viewBox="0 0 41 149" svg:d="M37 8c0-3-2-8-5-8-4 0-8 6-8 13 0 3 2 8 6 8s7-7 7-13zM10 121c-1 2-1 5-1 10 0 10 5 18 12 18 14 0 20-30 20-34 0-2-2-2-3-2-2 0-2 1-2 3-3 18-9 27-14 27-3 0-4-3-4-8s2-9 3-14c1-6 2-12 4-17 1-6 6-26 6-29 1-2 1-5 1-7 0-10-5-18-12-18-13 0-20 29-20 33 0 3 2 2 2 3 2 0 2-1 3-3 3-20 9-27 14-27 2 0 3 2 3 7s0 8-4 23c-2 11-6 23-8 35z"><text:p/></draw:path><draw:path draw:style-name="gr180" draw:text-style-name="P67" svg:width="0.0169in" svg:height="0.1236in" svg:x="7.1787in" svg:y="0in" svg:viewBox="0 0 44 315" svg:d="M44 159c0-26-2-63-13-100-11-38-27-59-29-59-1 0-2 2-2 4 0 1 0 1 3 7 19 31 30 81 30 148 0 53-7 108-31 148-2 4-2 5-2 6 0 2 1 2 2 2 2 0 19-21 30-61 10-35 12-69 12-95z"><text:p/></draw:path><draw:path draw:style-name="gr180" draw:text-style-name="P67" svg:width="0.0496in" svg:height="0.0846in" svg:x="7.2075in" svg:y="0.0079in" svg:viewBox="0 0 127 216" svg:d="M127 12c0-10-1-12-7-12-38 0-76 0-113 0-6 0-7 1-7 12 0 65 0 129 0 193 0 10 1 11 7 11 37 0 75 0 113 0 6 0 7-1 7-11 0-64 0-128 0-193zM8 13c37 0 74 0 111 0 0 64 0 128 0 192-37 0-74 0-111 0 0-64 0-128 0-192z"><text:p/></draw:path></draw:g></draw:g></text:p>
      <text:p text:style-name="P24">Df: <draw:g text:anchor-type="as-char" svg:y="-0.1126in" draw:z-index="12" draw:name="Shape21" draw:style-name="gr178"><svg:title>TexMaths</svg:title><svg:desc>9§inline§var(X) = \mathbb{E}[(X - \mathbb{E})^2]. \sigma_X = \sqrt{var(X)}§svg§600§FALSE§</svg:desc><draw:g draw:style-name="gr2"><draw:path draw:style-name="gr179" draw:text-style-name="P66" svg:width="2.0972in" svg:height="0.1354in" svg:x="0.0035in" svg:y="0.0063in" svg:viewBox="0 0 5328 345" svg:d="M0 0c1776 0 3552 0 5328 0 0 115 0 230 0 345-1776 0-3552 0-5328 0 0-115 0-230 0-345z"><text:p/></draw:path><draw:path draw:style-name="gr180" draw:text-style-name="P67" svg:width="0.0543in" svg:height="0.0559in" svg:x="0.0004in" svg:y="0.0563in" svg:viewBox="0 0 139 143" svg:d="M139 22c0-17-8-22-14-22-8 0-15 8-15 15 0 4 2 6 4 9 8 7 11 15 11 26 0 14-19 86-56 86-16 0-23-11-23-27 0-18 8-42 18-68 3-5 4-10 4-15 0-14-10-26-26-26-29 0-42 46-42 49 0 2 3 1 4 2 3 0 3 0 5-5 9-32 23-39 32-39 2 0 8 0 8 10 0 8-3 16-6 22-13 37-18 51-18 64 0 35 28 40 43 40 53 0 71-104 71-121z"><text:p/></draw:path><draw:path draw:style-name="gr180" draw:text-style-name="P67" svg:width="0.0567in" svg:height="0.0559in" svg:x="0.0669in" svg:y="0.0563in" svg:viewBox="0 0 145 143" svg:d="M105 20c-5-12-14-20-28-20-37 0-77 47-77 93 0 29 17 50 42 50 7 0 22-2 41-23 3 12 14 23 29 23 11 0 19-7 23-17 5-12 10-31 10-32 0-3-3-3-4-3-3 0-3 2-4 6-6 20-11 39-24 39-9 0-9-8-9-15s0-10 3-23c4-13 5-16 7-29 4-14 8-29 12-44 2-8 2-9 2-11 0-5-4-8-9-8-8 0-13 7-14 14zM85 102c-2 6-2 6-7 11-13 18-27 23-36 23-15 0-19-17-19-30 0-15 9-55 17-69 10-18 24-30 37-30 20 0 25 25 25 28 0 2-1 4-1 5-6 20-11 41-16 62z"><text:p/></draw:path><draw:path draw:style-name="gr180" draw:text-style-name="P67" svg:width="0.0504in" svg:height="0.0559in" svg:x="0.1315in" svg:y="0.0563in" svg:viewBox="0 0 129 143" svg:d="M19 120c-1 6-4 13-4 14 0 6 5 9 10 9 4 0 9-3 12-9 0-1 11-44 13-49 2-11 8-34 9-42 1-4 10-19 18-26 2-2 12-10 26-10 8 0 8 3 12 4-9 2-16 9-16 17 0 5 4 11 13 11 8 0 17-8 17-18 0-12-10-21-26-21-21 0-35 15-41 24-3-14-14-24-29-24-14 0-20 13-23 18-6 11-10 30-10 31 0 2 3 2 4 2 3 0 3 0 5-7 5-22 12-37 23-37 6 0 10 2 10 15 0 6-1 9-5 26-6 24-12 48-18 72z"><text:p/></draw:path><draw:path draw:style-name="gr180" draw:text-style-name="P67" svg:width="0.0283in" svg:height="0.1236in" svg:x="0.1996in" svg:y="0.0181in" svg:viewBox="0 0 73 315" svg:d="M73 311c0-1 0-2-5-7-40-40-50-99-50-147 0-54 13-109 51-149 4-4 4-4 4-5 0-2-1-3-3-3-3 0-31 22-50 61-16 35-20 70-20 96s4 62 21 98c19 39 46 60 49 60 2 0 3-1 3-4z"><text:p/></draw:path><draw:path draw:style-name="gr180" draw:text-style-name="P67" svg:width="0.1024in" svg:height="0.0843in" svg:x="0.239in" svg:y="0.0264in" svg:viewBox="0 0 261 215" svg:d="M145 86c-9-21-17-42-26-63-1-2-2-3-2-4 0-2 5-7 19-9 3 0 6 0 6-6 0-4-4-4-5-4-13 0-26 1-40 1-8 0-28-1-35-1-2 0-6 0-6 6 0 4 3 4 7 4 20 0 22 3 24 10 13 29 25 58 37 88-22 23-44 48-66 72-1 1-3 2-4 3-16 16-31 21-47 22-4 0-7 0-7 6 2 2 0 4 5 4 9 0 19-1 29-1 12 0 24 1 35 1 2 0 6 0 6-6 0-4-3-4-4-4-3 0-12-1-12-10 0-4 4-9 9-13 10-12 20-23 31-34 10-10 19-21 29-31 11 25 21 50 32 75 1 3 1 3 1 4 0 3-5 8-18 9-3 0-6 1-6 6 0 4 3 4 4 4 9 0 32-1 40-1s28 1 36 1c2 0 5 0 5-6 0-4-2-4-5-4-22 0-22-1-27-13-13-29-34-79-41-98 21-21 54-59 64-68 10-7 22-15 41-16 4 0 7 0 7-6-2-1 0-4-4-4-9 0-20 1-30 1-12 0-24-1-35-1-2 0-7 0-7 6 0 3 2 4 5 4 3 1 13 1 13 10 0 4-4 9-7 11-17 18-34 36-51 55z"><text:p/></draw:path><draw:path draw:style-name="gr180" draw:text-style-name="P67" svg:width="0.0287in" svg:height="0.1236in" svg:x="0.3555in" svg:y="0.0181in" svg:viewBox="0 0 74 315" svg:d="M74 157c0-24-4-63-21-98-19-38-47-59-49-59s-4 1-4 3c0 1 0 1 6 7 32 31 50 82 50 147 0 53-12 109-51 149-5 3-5 4-5 5 0 2 2 4 4 4s31-22 50-62c16-35 20-69 20-96z"><text:p/></draw:path><draw:path draw:style-name="gr180" draw:text-style-name="P67" svg:width="0.0827in" svg:height="0.0287in" svg:x="0.4386in" svg:y="0.0657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776in" svg:height="0.0843in" svg:x="0.565in" svg:y="0.0264in" svg:viewBox="0 0 198 215" svg:d="M78 110c8 0 23 0 35 6 14 10 16 27 16 29 0 4 0 9 5 9 6 0 6-5 6-10 0-29 0-58 0-86 0-5 0-10-6-10-5 0-5 5-5 7-2 41-34 43-51 43 0-22 0-44 0-67 0-20 6-20 14-20 5 0 10 0 15 0 42 0 64 21 66 43 0 3 0 7 5 7 6 0 6-4 6-10 0-13 0-28 0-41 0-10-1-10-11-10-54 0-108 0-162 0-6 0-11 0-11 5 0 6 6 6 9 6 18 0 19 2 19 18 0 52 0 105 0 158 0 14-1 17-17 17-6 0-11 0-11 6 0 5 5 5 11 5 56 0 112 0 168 0 6 0 9 0 10-5 3-18 9-52 9-54s-3-5-5-5c-5 0-4 3-6 5-2 8-5 21-28 34-17 10-33 14-50 14-5 0-12 0-17 0-8 0-14 0-14-21 0-25 0-49 0-73zM173 11c0 5 0 10 0 15-6-6-12-11-18-15 6 0 12 0 18 0zM111 103c5-2 11-7 18-13 0 8 0 17 0 26-8-8-12-9-18-13zM40 28c0-4 0-12-3-17 11 0 22 0 33 0-3 7-3 18-3 20 0 51 0 102 0 153 0 11 2 17 3 20-11 0-22 0-33 0 3-6 3-13 3-17 0-53 0-106 0-159zM157 204v-1c10-4 19-11 25-16 0 1-3 14-3 17-7 0-15 0-22 0z"><text:p/></draw:path><draw:path draw:style-name="gr180" draw:text-style-name="P67" svg:width="0.0165in" svg:height="0.1236in" svg:x="0.661in" svg:y="0.0181in" svg:viewBox="0 0 43 315" svg:d="M43 315c0-4 0-8 0-13-10 0-20 0-30 0 0-96 0-193 0-289 10 0 20 0 30 0 0-5 0-9 0-13-14 0-29 0-43 0 0 105 0 210 0 315 14 0 29 0 43 0z"><text:p/></draw:path><draw:path draw:style-name="gr180" draw:text-style-name="P67" svg:width="0.0287in" svg:height="0.1236in" svg:x="0.6929in" svg:y="0.0181in" svg:viewBox="0 0 74 315" svg:d="M74 311c0-1 0-2-6-7-39-40-49-99-49-147 0-54 12-109 50-149 5-4 5-4 5-5 0-2-2-3-4-3s-31 22-50 61c-16 35-20 70-20 96s4 62 21 98c20 39 47 60 49 60s4-1 4-4z"><text:p/></draw:path><draw:path draw:style-name="gr180" draw:text-style-name="P67" svg:width="0.102in" svg:height="0.0843in" svg:x="0.7327in" svg:y="0.0264in" svg:viewBox="0 0 260 215" svg:d="M145 86c-9-21-18-42-27-63-1-2-2-3-2-4 0-2 6-7 19-9 4 0 6 0 6-6 0-4-3-4-4-4-14 0-27 1-41 1-7 0-27-1-35-1-2 0-5 0-5 6 0 4 3 4 7 4 19 0 21 3 23 10 13 29 26 58 38 88-22 23-44 48-66 72-2 1-3 2-5 3-15 16-30 21-47 22-3 0-6 0-6 6 1 2 0 4 4 4 10 0 19-1 29-1 12 0 25 1 36 1 2 0 6 0 6-6 0-4-3-2-4-4-3 0-12-1-12-10 0-4 4-9 8-13 10-12 21-23 32-34 10-10 19-21 29-31 11 25 21 50 31 75 1 3 2 3 2 4 0 3-6 8-19 9-2 0-6 1-6 6 0 4 4 4 5 4 9 0 31-1 40-1 8 0 27 1 35 1 2 0 6 0 6-6 0-4-3-4-6-4-21 0-22-1-27-13-13-29-33-79-40-98 21-21 54-59 64-68 9-7 21-15 40-16 4 0 7 0 7-6-1-1 0-4-3-4-10 0-21 1-30 1-12 0-24-1-35-1-3 0-7 0-7 6 0 3 2 4 4 4 3 1 13 1 13 10 0 4-4 9-7 11-17 18-33 36-50 55z"><text:p/></draw:path><draw:path draw:style-name="gr180" draw:text-style-name="P67" svg:width="0.076in" svg:height="0.0047in" svg:x="0.8803in" svg:y="0.0772in" svg:viewBox="0 0 194 13" svg:d="M182 13c5 0 12 0 12-7 0-6-7-6-12-6-57 0-114 0-171 0-6 0-11 0-11 6 0 7 5 7 11 7 57 0 114 0 171 0z"><text:p/></draw:path><draw:path draw:style-name="gr180" draw:text-style-name="P67" svg:width="0.0776in" svg:height="0.0843in" svg:x="0.9961in" svg:y="0.0264in" svg:viewBox="0 0 198 215" svg:d="M77 110c9 0 24 0 35 6 15 10 17 27 17 29 0 4 0 9 5 9 6 0 6-5 6-10 0-29 0-58 0-86 0-5 0-10-6-10-5 0-5 5-5 7-3 41-34 43-52 43 0-22 0-44 0-67 0-20 7-20 14-20 5 0 10 0 15 0 43 0 64 21 66 43 1 3 1 7 6 7 6 0 6-4 6-10 0-13 0-28 0-41 0-10-1-10-11-10-54 0-108 0-162 0-6 0-11 0-11 5 0 6 6 6 9 6 18 0 19 2 19 18 0 52 0 105 0 158 0 14-1 17-18 17-5 0-10 0-10 6 0 5 5 5 11 5 56 0 111 0 167 0 7 0 10 0 11-5 3-18 9-52 9-54s-3-5-5-5c-5 0-4 3-6 5-2 8-5 21-29 34-16 10-32 14-49 14-6 0-12 0-18 0-7 0-14 0-14-21 0-25 0-49 0-73zM172 11c0 5 0 10 0 15-5-6-11-11-18-15 6 0 12 0 18 0zM111 103c4-2 11-7 18-13 0 8 0 17 0 26-8-8-12-9-18-13zM39 28c0-4 0-12-2-17 11 0 22 0 33 0-3 7-3 18-3 20 0 51 0 102 0 153 0 11 1 17 3 20-11 0-22 0-33 0 2-6 2-13 2-17 0-53 0-106 0-159zM157 204v-1c10-4 19-11 25-16 0 1-3 14-3 17-7 0-15 0-22 0z"><text:p/></draw:path><draw:path draw:style-name="gr180" draw:text-style-name="P67" svg:width="0.0283in" svg:height="0.1236in" svg:x="1.0843in" svg:y="0.0181in" svg:viewBox="0 0 73 315" svg:d="M73 157c0-24-4-63-21-98-19-38-46-59-49-59-2 0-3 1-3 3 0 1 0 1 5 7 32 31 50 82 50 147 0 53-12 109-51 149-4 3-4 4-4 5 0 2 1 4 3 4 3 0 31-22 50-62 16-35 20-69 20-96z"><text:p/></draw:path><draw:path draw:style-name="gr180" draw:text-style-name="P67" svg:width="0.0378in" svg:height="0.0575in" svg:x="1.1311in" svg:y="0.0087in" svg:viewBox="0 0 97 147" svg:d="M97 106c-2 0-4 0-7 0-1 5-3 18-5 20s-19 2-23 2c-13 0-27 0-40 0 23-21 31-27 44-37 16-14 31-27 31-48 0-27-23-43-51-43s-46 19-46 40c0 10 9 11 12 11 5 0 11-3 11-11 0-4-1-12-13-12 7-15 22-21 32-21 23 0 35 18 35 36 0 19-15 34-22 42-18 18-35 35-53 53-2 1-2 2-2 9 31 0 60 0 91 0 2-14 4-27 6-41z"><text:p/></draw:path><draw:path draw:style-name="gr180" draw:text-style-name="P67" svg:width="0.0165in" svg:height="0.1236in" svg:x="1.1843in" svg:y="0.0181in" svg:viewBox="0 0 43 315" svg:d="M43 0c-14 0-29 0-43 0 0 4 0 8 0 13 10 0 21 0 31 0 0 96 0 193 0 289-10 0-21 0-31 0 0 5 0 9 0 13 14 0 29 0 43 0 0-105 0-210 0-315z"><text:p/></draw:path><draw:path draw:style-name="gr180" draw:text-style-name="P67" svg:width="0.0126in" svg:height="0.0126in" svg:x="1.2268in" svg:y="0.0976in" svg:viewBox="0 0 33 33" svg:d="M33 16c0-9-8-16-17-16-10 0-16 6-16 16 0 9 6 17 16 17 9 0 17-7 17-17z"><text:p/></draw:path><draw:path draw:style-name="gr180" draw:text-style-name="P67" svg:width="0.0654in" svg:height="0.0543in" svg:x="1.2551in" svg:y="0.0571in" svg:viewBox="0 0 167 139" svg:d="M152 18c5 0 15 0 15-11 0-7-6-7-11-7-25 0-48 0-72 0-49 0-84 52-84 89 0 28 19 50 48 50 38 0 79-38 79-87 0-5 0-20-10-34 12 0 23 0 35 0zM49 132c-17 0-29-11-29-34 0-9 3-35 15-54 14-22 33-26 43-26 26 0 29 21 29 31 0 15-6 40-17 56-13 19-30 27-41 27z"><text:p/></draw:path><draw:path draw:style-name="gr180" draw:text-style-name="P67" svg:width="0.0764in" svg:height="0.0591in" svg:x="1.326in" svg:y="0.0705in" svg:viewBox="0 0 195 151" svg:d="M113 67c7-8 13-15 20-22 29-27 37-36 57-37 3-1 5-1 5-4s-1-4-2-4c-7 0-15 1-21 1s-20-1-26-1c-2 0-5 1-5 4 0 1 0 3 4 4 2 0 7 0 7 5 0 4-3 7-5 9s-30 29-38 37c-7-14-15-28-23-43 0-1 0-2 0-3s4-5 11-5c2 0 5-1 5-5-1-1 0-3-4-3s-11 1-15 1c-6 0-9 0-15 0-3 0-9 0-12 0-4-1-8-1-12-1-2 0-5 0-5 4s3 4 7 4c13 0 13 2 16 6 10 21 21 41 31 62-5 3-8 8-13 12-3 4-14 14-18 18-27 26-37 36-57 37-2 0-5 0-5 4 0 1 1 4 4 4 6 0 13-1 20-1 4 0 9 0 13 0s9 1 13 1c0 0 4 0 4-5 0-3-3-3-4-3-2 0-7-1-7-5s3-7 8-12c16-15 30-30 45-44 9 17 17 34 26 52 2 3 2 3 2 4 0 0-3 4-11 5-2 0-6 0-6 4 2 1 1 4 5 4s10-1 14-1c5 0 10 0 14 0s9 0 14 0c4 0 8 1 12 1 1 0 4 0 4-5 0-3-3-3-6-3-13 0-15-3-16-6-12-24-24-47-35-70z"><text:p/></draw:path><draw:path draw:style-name="gr180" draw:text-style-name="P67" svg:width="0.0827in" svg:height="0.0287in" svg:x="1.4579in" svg:y="0.0657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113in" svg:height="0.1484in" svg:x="1.5961in" svg:y="0in" svg:viewBox="0 0 288 378" svg:d="M100 378c9 0 10 0 13-7 57-119 116-240 173-359 2-4 2-5 2-6 0-3-3-6-6-6-5 0-6 3-7 6-54 114-109 226-163 339-23-52-45-104-68-155-14 11-30 21-44 32 2 2 4 4 5 5 8-5 15-10 22-17 24 56 49 112 73 168z"><text:p/></draw:path><draw:path draw:style-name="gr180" draw:text-style-name="P67" svg:width="0.3996in" svg:height="0.0047in" svg:x="1.7071in" svg:y="0in" svg:viewBox="0 0 1016 13" svg:d="M0 0c339 0 678 0 1016 0 0 4 0 8 0 13-338 0-677 0-1016 0 0-5 0-9 0-13z"><text:p/></draw:path><draw:path draw:style-name="gr180" draw:text-style-name="P67" svg:width="0.0543in" svg:height="0.0559in" svg:x="1.7106in" svg:y="0.0563in" svg:viewBox="0 0 139 143" svg:d="M139 22c0-17-8-22-14-22-8 0-15 8-15 15 0 4 2 6 4 9 8 7 11 15 11 26 0 14-19 86-56 86-16 0-23-11-23-27 0-18 8-42 18-68 3-5 4-10 4-15 0-14-10-26-26-26-29 0-42 46-42 49 0 2 3 1 4 2 3 0 3 0 5-5 9-32 23-39 32-39 2 0 8 0 8 10 0 8-3 16-6 22-13 37-18 51-18 64 0 35 28 40 43 40 53 0 71-104 71-121z"><text:p/></draw:path><draw:path draw:style-name="gr180" draw:text-style-name="P67" svg:width="0.0567in" svg:height="0.0559in" svg:x="1.7768in" svg:y="0.0563in" svg:viewBox="0 0 145 143" svg:d="M105 20c-5-12-15-20-28-20-37 0-77 47-77 93 0 29 17 50 42 50 7 0 22-2 41-23 3 12 14 23 29 23 11 0 19-7 23-17 5-12 10-31 10-32 0-3-3-3-4-3-3 0-3 2-4 6-6 20-12 39-24 39-9 0-9-8-9-15s0-10 3-23c4-13 5-16 7-29 4-14 8-29 11-44 3-8 3-9 3-11 0-5-4-8-9-8-8 0-13 7-14 14zM85 102c-2 6-2 6-7 11-13 18-27 23-36 23-15 0-19-17-19-30 0-15 9-55 17-69 10-18 24-30 37-30 20 0 25 25 25 28 0 2-1 4-1 5-6 20-11 41-16 62z"><text:p/></draw:path><draw:path draw:style-name="gr180" draw:text-style-name="P67" svg:width="0.0504in" svg:height="0.0559in" svg:x="1.8413in" svg:y="0.0563in" svg:viewBox="0 0 129 143" svg:d="M19 120c-1 6-4 13-4 14 0 6 5 9 10 9 4 0 9-3 12-9 0-1 11-44 13-49 1-11 8-34 9-42 1-4 10-19 18-26 2-2 12-10 26-10 8 0 8 3 12 4-9 2-16 9-16 17 0 5 4 11 13 11 8 0 17-8 17-18 0-12-10-21-26-21-21 0-35 15-41 24-3-14-14-24-29-24-14 0-20 13-23 18-6 11-10 30-10 31 0 2 3 2 4 2 3 0 3 0 5-7 5-22 12-37 23-37 6 0 10 2 10 15 0 6-1 9-5 26-6 24-12 48-18 72z"><text:p/></draw:path><draw:path draw:style-name="gr180" draw:text-style-name="P67" svg:width="0.0283in" svg:height="0.1236in" svg:x="1.9098in" svg:y="0.0181in" svg:viewBox="0 0 73 315" svg:d="M73 311c0-1 0-2-5-7-40-40-50-99-50-147 0-54 13-109 51-149 4-4 4-4 4-5 0-2-1-3-3-3-3 0-31 22-50 61-16 35-20 70-20 96s4 62 21 98c19 39 46 60 49 60 2 0 3-1 3-4z"><text:p/></draw:path><draw:path draw:style-name="gr180" draw:text-style-name="P67" svg:width="0.1024in" svg:height="0.0843in" svg:x="1.9492in" svg:y="0.0264in" svg:viewBox="0 0 261 215" svg:d="M145 86c-9-21-17-42-26-63-2-2-2-3-2-4 0-2 5-7 19-9 3 0 6 0 6-6 0-4-4-4-5-4-13 0-26 1-40 1-8 0-28-1-35-1-2 0-6 0-6 6 0 4 3 4 7 4 19 0 22 3 24 10 13 29 25 58 37 88-22 23-44 48-66 72-1 1-3 2-4 3-16 16-31 21-47 22-4 0-7 0-7 6 2 2 0 4 5 4 9 0 19-1 29-1 12 0 24 1 35 1 2 0 6 0 6-6 0-4-3-4-4-4-3 0-12-1-12-10 0-4 4-9 9-13 10-12 20-23 31-34 10-10 19-21 29-31 11 25 21 50 32 75 1 3 1 3 1 4 0 3-5 8-18 9-3 0-6 1-6 6 0 4 3 4 4 4 9 0 32-1 40-1s28 1 35 1c3 0 6 0 6-6 0-4-2-4-5-4-22 0-22-1-27-13-13-29-34-79-41-98 21-21 54-59 64-68 10-7 22-15 41-16 4 0 7 0 7-6-2-1 0-4-4-4-9 0-20 1-30 1-12 0-24-1-35-1-2 0-7 0-7 6 0 3 2 4 5 4 3 1 13 1 13 10 0 4-4 9-7 11-17 18-34 36-51 55z"><text:p/></draw:path><draw:path draw:style-name="gr180" draw:text-style-name="P67" svg:width="0.0287in" svg:height="0.1236in" svg:x="2.0657in" svg:y="0.0181in" svg:viewBox="0 0 74 315" svg:d="M74 157c0-24-4-63-21-98-19-38-47-59-49-59s-4 1-4 3c0 1 0 1 6 7 31 31 50 82 50 147 0 53-12 109-51 149-5 3-5 4-5 5 0 2 2 4 4 4s31-22 50-62c16-35 20-69 20-96z"><text:p/></draw:path></draw:g></draw:g><text:s/>sm<text:span text:style-name="T1">ěr. odch. </text:span><text:span text:style-name="T1"><draw:g text:anchor-type="as-char" svg:y="-0.102in" draw:z-index="13" draw:name="Shape22" draw:style-name="gr178"><svg:title>TexMaths</svg:title><svg:desc>9§inline§var(X) = \mathbb{E}(X^2) - \mathbb{E}(X)^2\ Dk: \mu=\mathbb{E}(X); \mathbb{E}[(X-\mu)^2] =\mathbb{E}[X^2-2X\mu + \mu^2] = ... linearita.\square§svg§600§FALSE§</svg:desc><draw:g draw:style-name="gr2"><draw:path draw:style-name="gr179" draw:text-style-name="P66" svg:width="4.787in" svg:height="0.1205in" svg:x="0.0031in" svg:y="0.0067in" svg:viewBox="0 0 12160 307" svg:d="M6081 307c-2027 0-4054 0-6081 0 0-102 0-204 0-307 4053 0 8107 0 12160 0 0 103 0 205 0 307-2026 0-4053 0-6079 0z"><text:p/></draw:path><draw:path draw:style-name="gr180" draw:text-style-name="P67" svg:width="0.052in" svg:height="0.0559in" svg:x="0.0004in" svg:y="0.0484in" svg:viewBox="0 0 133 143" svg:d="M133 23c0-18-8-23-14-23-7 0-14 8-14 15 0 5 1 7 5 10 6 7 10 15 10 25 0 14-19 86-54 86-15 0-22-11-22-27 0-18 8-40 17-67 3-5 4-10 4-16 0-14-10-26-25-26-28 0-40 46-40 49s3 3 4 3c3 0 4-1 5-6 8-32 22-39 30-39 3 0 8 0 8 10 0 8-3 16-5 23-14 36-17 51-17 65 0 33 26 38 40 38 51 0 68-104 68-120z"><text:p/></draw:path><draw:path draw:style-name="gr180" draw:text-style-name="P67" svg:width="0.0539in" svg:height="0.0559in" svg:x="0.0638in" svg:y="0.0484in" svg:viewBox="0 0 138 143" svg:d="M100 21c-5-12-13-21-27-21-35 0-73 47-73 93 0 30 17 50 40 50 6 0 22-1 40-23 2 13 13 23 27 23 11 0 17-7 23-17 5-12 8-30 8-31 0-3-2-3-3-3-4 0-4 1-5 5-5 21-10 39-23 39-7 0-8-8-8-14 0-7 1-9 3-24 4-12 4-16 7-28 3-14 8-29 11-44 2-9 2-10 2-11 0-5-4-9-9-9-7 0-12 8-13 15zM81 103c-1 5-1 6-6 11-13 18-25 22-34 22-15 0-20-17-20-30 0-15 10-54 18-68 8-19 22-31 34-31 20 0 24 26 24 28s-1 4-1 6c-5 20-10 41-15 62z"><text:p/></draw:path><draw:path draw:style-name="gr180" draw:text-style-name="P67" svg:width="0.048in" svg:height="0.0559in" svg:x="0.1252in" svg:y="0.0484in" svg:viewBox="0 0 123 143" svg:d="M18 122c-1 4-3 11-3 13 0 6 5 8 9 8 3 0 9-2 11-9 1-1 11-44 12-49 3-11 8-33 10-42 1-3 9-19 17-25 2-3 11-11 24-11 8 0 12 4 13 4-10 2-16 9-16 18 0 4 3 11 11 11s17-8 17-19-10-21-25-21c-20 0-33 16-39 24-2-13-13-24-27-24s-20 13-23 18c-5 11-9 30-9 31 0 3 3 2 3 3 4 0 4-1 6-7 5-22 11-38 22-38 5 0 9 3 9 15 0 7-1 10-5 27-6 24-11 48-17 73z"><text:p/></draw:path><draw:path draw:style-name="gr180" draw:text-style-name="P67" svg:width="0.0272in" svg:height="0.1236in" svg:x="0.1906in" svg:y="0.0098in" svg:viewBox="0 0 70 315" svg:d="M70 312c0-1 0-1-5-6-38-41-48-100-48-147 0-55 12-110 49-150 4-4 4-4 4-5 0-3-1-4-3-4-3 0-30 22-48 62-16 34-19 70-19 97 0 23 3 61 20 97 18 39 44 59 47 59 2 0 3 0 3-3z"><text:p/></draw:path><draw:path draw:style-name="gr180" draw:text-style-name="P67" svg:width="0.0976in" svg:height="0.0843in" svg:x="0.228in" svg:y="0.0185in" svg:viewBox="0 0 249 215" svg:d="M138 86c-8-22-16-43-25-63-1-2-1-3-1-4 0-2 5-8 18-9 2-1 6-1 6-6 0-4-4-4-5-4-13 0-25 1-38 1-7 0-26-1-34-1-1 0-5 0-5 6 0 4 3 4 7 4 18 0 20 3 22 10 12 30 24 58 36 88-21 24-43 47-64 71-1 1-3 2-3 3-15 17-30 22-45 23-4 1-7 1-7 6 0 1 0 4 4 4 10 0 19-1 29-1 11 0 23 1 33 1 3 0 6 0 6-7 0-2-2-2-3-3-4 0-13-1-13-10 0-5 5-10 8-13 11-12 21-23 31-34 9-11 18-21 27-31 10 25 21 50 31 74 1 4 2 4 2 5 0 2-6 8-18 9-4 1-7 1-7 6 0 4 4 4 6 4 7 0 29-1 37-1s26 1 34 1c2 0 5 0 5-6 0-4-3-4-5-4-20 0-21-1-26-14-12-29-32-77-38-96 20-23 51-61 61-69 9-8 20-15 38-16 4-1 7-1 7-6 0-1 0-4-4-4-9 0-19 1-29 1-11 0-22-1-33-1-2 0-5 0-5 6 0 2 1 3 3 4 3 0 12 1 12 10 0 4-3 8-6 11-16 18-32 36-49 55z"><text:p/></draw:path><draw:path draw:style-name="gr180" draw:text-style-name="P67" svg:width="0.0272in" svg:height="0.1236in" svg:x="0.3394in" svg:y="0.0098in" svg:viewBox="0 0 70 315" svg:d="M70 159c0-26-4-63-20-100-18-38-44-59-47-59-2 0-3 2-3 4 0 1 0 1 5 7 30 31 47 81 47 148 0 53-11 108-49 147-3 5-3 5-3 6 0 2 1 3 3 3 3 0 30-21 48-62 15-34 19-69 19-94z"><text:p/></draw:path><draw:path draw:style-name="gr180" draw:text-style-name="P67" svg:width="0.0783in" svg:height="0.0287in" svg:x="0.4185in" svg:y="0.0579in" svg:viewBox="0 0 200 74" svg:d="M190 13c5 0 10 0 10-7 0-6-5-6-9-6-61 0-121 0-182 0-4 0-9 0-9 6 0 7 5 7 10 7 60 0 120 0 180 0zM191 74c4 0 9 0 9-6 0-7-5-7-10-7-60 0-120 0-180 0-5 0-10 0-10 7 0 6 5 6 9 6 61 0 121 0 182 0z"><text:p/></draw:path><draw:path draw:style-name="gr180" draw:text-style-name="P67" svg:width="0.074in" svg:height="0.0843in" svg:x="0.539in" svg:y="0.0177in" svg:viewBox="0 0 189 215" svg:d="M74 110c8 0 22 0 32 7 15 10 16 27 16 29 1 5 1 8 6 8 4 0 4-4 4-10 0-29 0-57 0-85 0-6 0-10-4-10-5 0-6 4-6 7-2 40-33 43-48 43 0-22 0-44 0-67 0-21 6-21 13-21 5 0 9 0 14 0 41 0 61 22 63 44 0 3 1 7 5 7 5 0 5-5 5-11 0-13 0-27 0-40 0-10 0-11-9-11-52 0-103 0-155 0-6 0-10 0-10 5 0 6 6 6 8 6 17 0 19 3 19 18 0 52 0 105 0 158 0 14-1 18-18 18-4 0-9 0-9 5s4 5 10 5c54 0 107 0 160 0 6 0 9 0 9-4 1 0 10-52 10-53 0-4-4-7-5-7-5 0-5 3-6 5-2 8-5 22-27 34-15 10-31 15-48 15-5 0-11 0-16 0-7 0-13 0-13-22 0-24 0-49 0-73zM164 11c0 5 0 10 0 15-5-5-11-11-17-15 6 0 11 0 17 0zM106 104c4-2 11-8 16-14 0 8 0 17 0 26-7-8-11-9-16-12zM37 29c0-4 0-12-3-18 12 0 22 0 33 0-3 8-3 18-3 21 0 50 0 101 0 152 0 12 1 18 3 21-11 0-21 0-33 0 3-6 3-14 3-18 0-52 0-105 0-158zM149 205c10-6 18-12 24-18 0 1-2 15-3 18-7 0-14 0-21 0z"><text:p/></draw:path><draw:path draw:style-name="gr180" draw:text-style-name="P67" svg:width="0.0272in" svg:height="0.1236in" svg:x="0.6283in" svg:y="0.0098in" svg:viewBox="0 0 70 315" svg:d="M70 312c0-1 0-1-5-6-38-41-48-100-48-147 0-55 12-110 49-150 4-4 4-4 4-5 0-3-1-4-3-4-3 0-30 22-48 62-16 34-19 70-19 97 0 23 3 61 20 97 18 39 44 59 47 59 2 0 3 0 3-3z"><text:p/></draw:path><draw:path draw:style-name="gr180" draw:text-style-name="P67" svg:width="0.0976in" svg:height="0.0843in" svg:x="0.6657in" svg:y="0.0185in" svg:viewBox="0 0 249 215" svg:d="M138 86c-8-22-16-43-25-63-1-2-1-3-1-4 0-2 5-8 18-9 2-1 6-1 6-6 0-4-4-4-5-4-13 0-25 1-38 1-7 0-26-1-34-1-1 0-5 0-5 6 0 4 3 4 7 4 18 0 20 3 22 10 12 30 24 58 36 88-21 24-43 47-64 71-1 1-3 2-3 3-15 17-30 22-45 23-4 1-7 1-7 6 0 1 0 4 4 4 10 0 19-1 29-1 11 0 23 1 33 1 2 0 6 0 6-7 0-2-3-3-4-3-3 0-12-1-12-10 0-5 5-10 8-13 11-12 21-23 31-34 9-11 18-21 27-31 10 25 21 50 31 74 1 4 2 4 2 5 0 2-6 8-18 9-4 1-7 1-7 6 0 4 4 4 5 4 8 0 30-1 38-1s26 1 34 1c2 0 5 0 5-6 0-4-3-4-5-4-20 0-21-1-26-14-12-29-32-77-38-96 19-23 51-61 61-69 9-8 20-15 38-16 4-1 7-1 7-6 0-1 0-4-4-4-9 0-19 1-29 1-11 0-22-1-33-1-2 0-5 0-5 6 0 2 1 3 3 4 3 0 12 1 12 10 0 4-3 8-6 11-16 18-32 36-49 55z"><text:p/></draw:path><draw:path draw:style-name="gr180" draw:text-style-name="P67" svg:width="0.0366in" svg:height="0.0575in" svg:x="0.7756in" svg:y="0in" svg:viewBox="0 0 94 147" svg:d="M94 106c-3 0-5 0-7 0-1 6-4 18-6 21-2 1-18 1-21 1-13 0-27 0-39 0 22-21 30-26 43-37 15-13 30-27 30-48 0-27-23-43-50-43-26 0-44 20-44 40 0 11 9 12 11 12 5 0 11-3 11-11 0-5-1-12-12-12 6-16 21-21 31-21 21 0 32 17 32 35 0 19-13 35-20 43-17 17-33 34-50 52-3 3-3 3-3 9 29 0 58 0 87 0 2-14 4-27 7-41z"><text:p/></draw:path><draw:path draw:style-name="gr180" draw:text-style-name="P67" svg:width="0.0272in" svg:height="0.1236in" svg:x="0.8303in" svg:y="0.0098in" svg:viewBox="0 0 70 315" svg:d="M70 159c0-26-3-63-19-100-18-38-45-59-48-59-1 0-3 2-3 4 0 1 0 1 6 7 29 31 46 81 46 148 0 53-11 108-48 147-4 5-4 5-4 6 0 2 2 3 3 3 3 0 30-21 49-62 15-34 18-69 18-94z"><text:p/></draw:path><draw:path draw:style-name="gr180" draw:text-style-name="P67" svg:width="0.0724in" svg:height="0.0047in" svg:x="0.9059in" svg:y="0.0697in" svg:viewBox="0 0 185 13" svg:d="M174 13c5 0 11 0 11-7 0-6-6-6-11-6-54 0-109 0-163 0-5 0-11 0-11 6 0 7 6 7 11 7 54 0 109 0 163 0z"><text:p/></draw:path><draw:path draw:style-name="gr180" draw:text-style-name="P67" svg:width="0.074in" svg:height="0.0843in" svg:x="1.0165in" svg:y="0.0177in" svg:viewBox="0 0 189 215" svg:d="M75 110c7 0 21 0 31 7 15 10 17 27 17 29 0 5 0 8 5 8s5-4 5-10c0-29 0-57 0-85 0-6 0-10-5-10s-5 4-5 7c-2 40-33 43-48 43 0-22 0-44 0-67 0-21 5-21 13-21 5 0 9 0 14 0 41 0 61 22 63 44 0 3 0 7 5 7s5-5 5-11c0-13 0-27 0-40 0-10-1-11-10-11-52 0-103 0-155 0-5 0-10 0-10 5 0 6 6 6 9 6 17 0 18 3 18 18 0 52 0 105 0 158 0 14-1 18-17 18-5 0-10 0-10 5s5 5 10 5c54 0 108 0 161 0 5 0 8 0 9-4 3-18 9-52 9-53 0-4-3-7-5-7-5 0-4 3-5 5-2 8-6 22-27 34-16 10-32 15-48 15-5 0-11 0-16 0-8 0-13 0-13-22 0-24 0-49 0-73zM165 11c0 5 0 10 0 15-5-5-11-11-17-15 6 0 11 0 17 0zM106 104c5-2 11-8 17-14 0 8 0 17 0 26-8-8-11-9-17-12zM38 29c0-4 0-12-3-18 11 0 22 0 32 0-3 8-3 18-3 21 0 50 0 101 0 152 0 12 2 18 3 21-10 0-21 0-32 0 3-6 3-14 3-18 0-52 0-105 0-158zM149 205c11-6 18-12 24-18 0 1-2 15-2 18-7 0-15 0-22 0z"><text:p/></draw:path><draw:path draw:style-name="gr180" draw:text-style-name="P67" svg:width="0.0272in" svg:height="0.1236in" svg:x="1.1063in" svg:y="0.0098in" svg:viewBox="0 0 70 315" svg:d="M70 312c0-1 0-1-6-6-37-41-47-100-47-147 0-55 11-110 49-150 4-4 4-4 4-5 0-3-1-4-3-4-3 0-31 22-48 62-16 34-19 70-19 97 0 23 3 61 20 97 18 39 44 59 47 59 2 0 3 0 3-3z"><text:p/></draw:path><draw:path draw:style-name="gr180" draw:text-style-name="P67" svg:width="0.0976in" svg:height="0.0843in" svg:x="1.1437in" svg:y="0.0185in" svg:viewBox="0 0 249 215" svg:d="M138 86c-8-22-17-43-26-63 0-2 0-3 0-4 0-2 5-8 17-9 3-1 6-1 6-6 0-4-4-4-5-4-12 0-24 1-37 1-8 0-27-1-35-1-1 0-5 0-5 6 0 4 4 4 7 4 18 0 20 3 23 10 12 30 23 58 35 88-21 24-42 47-63 71-2 1-3 2-4 3-15 17-29 22-44 23-4 1-7 1-7 6 0 1 0 4 4 4 9 0 19-1 29-1 11 0 22 1 33 1 2 0 5 0 5-7 0-2-2-3-3-3-3 0-12-1-12-10 0-5 4-10 8-13 10-12 20-23 30-34s18-21 28-31c10 25 20 50 30 74 2 4 2 4 2 5 0 2-5 8-17 9-4 1-7 1-7 6 0 4 4 4 5 4 8 0 30-1 38-1 7 0 26 1 33 1 3 0 6 0 6-6 0-4-3-4-5-4-21 0-22-1-27-14-11-29-31-77-38-96 20-23 52-61 61-69s21-15 39-16c4-1 7-1 7-6 0-1 0-4-4-4-10 0-19 1-29 1-11 0-22-1-33-1-2 0-6 0-6 6 0 2 2 3 3 4 4 0 13 1 13 10 0 4-3 8-6 11-16 18-32 36-49 55z"><text:p/></draw:path><draw:path draw:style-name="gr180" draw:text-style-name="P67" svg:width="0.0272in" svg:height="0.1236in" svg:x="1.2547in" svg:y="0.0098in" svg:viewBox="0 0 70 315" svg:d="M70 159c0-26-3-63-19-100-19-38-45-59-48-59-1 0-3 2-3 4 0 1 0 1 6 7 29 31 46 81 46 148 0 53-11 108-48 147-4 5-4 5-4 6 0 2 2 3 3 3 3 0 30-21 49-62 15-34 18-69 18-94z"><text:p/></draw:path><draw:path draw:style-name="gr180" draw:text-style-name="P67" svg:width="0.0366in" svg:height="0.0575in" svg:x="1.2996in" svg:y="0in" svg:viewBox="0 0 94 147" svg:d="M94 106c-3 0-5 0-7 0-1 6-3 18-6 21-2 1-18 1-21 1-13 0-26 0-39 0 23-21 30-26 43-37 15-13 30-27 30-48 0-27-23-43-49-43-27 0-45 20-45 40 0 11 9 12 11 12 5 0 11-3 11-11 0-5-1-12-12-12 7-16 21-21 31-21 21 0 32 17 32 35 0 19-13 35-20 43-17 17-33 34-50 52-3 3-3 3-3 9 29 0 58 0 88 0 1-14 4-27 6-41z"><text:p/></draw:path><draw:path draw:style-name="gr180" draw:text-style-name="P67" svg:width="0.0902in" svg:height="0.0843in" svg:x="1.3921in" svg:y="0.0185in" svg:viewBox="0 0 230 215" svg:d="M36 190c-3 13-4 15-27 15-6 0-9 0-9 6 0 4 3 4 9 4 33 0 66 0 99 0 63 0 122-66 122-135 0-45-26-80-70-80-34 0-68 0-102 0-6 0-9 0-9 6 0 4 3 4 9 4 4 0 9 0 12 0 6 1 7 2 7 5 0 1 0 3-1 7-13 56-26 112-40 168zM100 22c4-11 4-12 17-12 11 0 21 0 32 0 30 0 55 16 55 59 0 15-6 66-31 101-9 12-33 35-70 35-11 0-23 0-34 0-5 0-5 0-7 0-3 0-4-1-4-4 0-1 0-1 1-7 14-57 28-115 41-172z"><text:p/></draw:path><draw:path draw:style-name="gr180" draw:text-style-name="P67" svg:width="0.0535in" svg:height="0.087in" svg:x="1.4957in" svg:y="0.0165in" svg:viewBox="0 0 137 222" svg:d="M70 4c-1-1 0-4-4-4-7 0-29 3-37 4-2 0-6 0-6 6 0 4 3 4 8 4 14 0 15 1 15 5 0 2-1 4-1 6-15 61-30 121-44 181-1 4-1 5-1 7 0 7 6 9 9 9 4 0 8-3 10-7 2-2 14-60 17-68 10 1 34 6 34 27 0 2 0 4 0 6 0 3-1 7-1 10 0 19 12 32 27 32 10 0 17-6 24-17 8-14 11-30 11-31 0-3-3-3-4-3-3 0-3 1-4 6-6 21-13 38-26 38-6 0-9-3-9-15 0-5 0-13 1-18 2-4 2-5 2-9 0-20-19-30-45-32 10-7 19-17 26-24 15-17 28-30 43-30 2 0 3 0 3 0 4 0 4 0 6 2 1 1 1 1 1 2-14 1-17 13-17 17 0 5 4 11 12 11s17-7 17-20c0-9-7-20-21-20-9 0-22 3-44 28-10 12-22 26-33 30 10-45 20-89 31-133z"><text:p/></draw:path><draw:path draw:style-name="gr180" draw:text-style-name="P67" svg:width="0.0126in" svg:height="0.0531in" svg:x="1.5976in" svg:y="0.0492in" svg:viewBox="0 0 33 136" svg:d="M33 17c0-9-8-17-17-17-8 0-16 8-16 17s8 16 16 16c9 0 17-7 17-16zM33 120c0-10-8-17-17-17-8 0-16 7-16 17 0 9 8 16 16 16 9 0 17-7 17-16z"><text:p/></draw:path><draw:path draw:style-name="gr180" draw:text-style-name="P67" svg:width="0.0638in" svg:height="0.0811in" svg:x="1.6571in" svg:y="0.0484in" svg:viewBox="0 0 163 207" svg:d="M60 29c2-6 5-18 5-20 0-5-3-9-8-9-1 0-10 1-12 12-15 60-30 121-44 182-1 3-1 3-1 4 0 6 3 9 9 9s9-5 10-6c1-4 5-19 16-68 11 9 23 10 29 10 22 0 34-14 41-23 2 14 13 23 27 23 11 0 17-7 23-17 5-12 8-30 8-31 0-3-2-3-3-3-3 0-4 1-5 5-5 21-10 39-23 39-8 0-8-8-8-14 0-7 3-22 6-33 2-11 6-23 8-34 1-5 4-17 5-22 2-7 5-19 5-20 0-7-5-9-9-9-2 0-9 1-12 10-4 20-9 40-14 60-4 15-7 29-7 32-1 1-16 30-40 30-15 0-22-10-22-27 0-9 2-18 4-27 4-18 8-35 12-53z"><text:p/></draw:path><draw:path draw:style-name="gr180" draw:text-style-name="P67" svg:width="0.0787in" svg:height="0.0287in" svg:x="1.7646in" svg:y="0.0579in" svg:viewBox="0 0 201 74" svg:d="M191 13c4 0 10 0 10-7 0-6-6-6-10-6-61 0-121 0-181 0-4 0-10 0-10 6 0 7 6 7 10 7 60 0 120 0 181 0zM191 74c4 0 10 0 10-6 0-7-6-7-10-7-61 0-121 0-181 0-4 0-10 0-10 7 0 6 6 6 10 6 60 0 120 0 181 0z"><text:p/></draw:path><draw:path draw:style-name="gr180" draw:text-style-name="P67" svg:width="0.0736in" svg:height="0.0843in" svg:x="1.885in" svg:y="0.0177in" svg:viewBox="0 0 188 215" svg:d="M74 110c7 0 21 0 32 7 14 10 16 27 16 29 0 5 0 8 5 8s5-4 5-10c0-29 0-57 0-85 0-6 0-10-5-10s-5 4-5 7c-2 40-33 43-48 43 0-22 0-44 0-67 0-21 5-21 13-21 5 0 9 0 14 0 41 0 61 22 63 44 0 3 0 7 5 7s5-5 5-11c0-13 0-27 0-40 0-10-1-11-10-11-52 0-102 0-154 0-6 0-10 0-10 5 0 6 5 6 8 6 17 0 18 3 18 18 0 52 0 105 0 158 0 14-1 18-17 18-4 0-9 0-9 5s4 5 10 5c54 0 107 0 160 0 5 0 9 0 9-4 3-18 9-52 9-53 0-4-3-7-5-7-4 0-4 3-5 5-2 8-5 22-27 34-16 10-32 15-48 15-5 0-11 0-16 0-8 0-13 0-13-22 0-24 0-49 0-73zM164 11c0 5 0 10 0 15-5-5-11-11-17-15 6 0 11 0 17 0zM105 104c5-2 12-8 17-14 0 8 0 17 0 26-8-8-16-12-17-12zM37 29c0-4 0-12-3-18 11 0 22 0 32 0-3 8-3 18-3 21 0 50 0 101 0 152 0 12 2 18 3 21-10 0-21 0-32 0 3-6 3-14 3-18 0-52 0-105 0-158zM149 205c10-6 18-12 24-18 0 1-3 15-3 18-7 0-14 0-21 0z"><text:p/></draw:path><draw:path draw:style-name="gr180" draw:text-style-name="P67" svg:width="0.0272in" svg:height="0.1236in" svg:x="1.9744in" svg:y="0.0098in" svg:viewBox="0 0 70 315" svg:d="M70 312c0-1 0-1-6-6-37-41-47-100-47-147 0-55 11-110 49-150 4-4 4-4 4-5 0-3-1-4-3-4-3 0-30 22-48 62-16 34-19 70-19 97 0 23 3 61 20 97 18 39 44 59 47 59 2 0 3 0 3-3z"><text:p/></draw:path><draw:path draw:style-name="gr180" draw:text-style-name="P67" svg:width="0.0976in" svg:height="0.0843in" svg:x="2.0118in" svg:y="0.0185in" svg:viewBox="0 0 249 215" svg:d="M138 86c-8-22-16-43-25-63-1-2-1-3-1-4 0-2 5-8 18-9 2-1 6-1 6-6 0-4-5-4-6-4-12 0-24 1-37 1-8 0-27-1-34-1-1 0-6 0-6 6 0 4 4 4 7 4 18 0 21 3 23 10 12 30 23 58 35 88-21 24-42 47-63 71-2 1-3 2-4 3-15 17-29 22-44 23-4 1-7 1-7 6 0 1 0 4 4 4 9 0 19-1 29-1 11 0 22 1 33 1 2 0 5 0 5-7 0-2-2-3-3-3-3 0-12-1-12-10 0-5 4-10 8-13 11-12 20-23 30-34s18-21 28-31c10 25 21 50 31 74 1 4 1 4 1 5 0 2-5 8-17 9-4 1-7 1-7 6 0 4 4 4 5 4 8 0 30-1 38-1 7 0 26 1 33 1 3 0 6 0 6-6 0-4-3-4-5-4-21 0-21-1-26-14-12-29-32-77-39-96 20-23 52-61 61-69 10-8 21-15 39-16 4-1 7-1 7-6 0-1 0-4-4-4-9 0-19 1-29 1-11 0-22-1-33-1-2 0-6 0-6 6 0 2 2 3 4 4 3 0 12 1 12 10 0 4-3 8-6 11-16 18-32 36-49 55z"><text:p/></draw:path><draw:path draw:style-name="gr180" draw:text-style-name="P67" svg:width="0.0272in" svg:height="0.1236in" svg:x="2.1232in" svg:y="0.0098in" svg:viewBox="0 0 70 315" svg:d="M70 159c0-26-3-63-19-100-18-38-45-59-48-59-1 0-3 2-3 4 0 1 0 1 6 7 30 31 47 81 47 148 0 53-11 108-49 147-4 5-4 5-4 6 0 2 2 3 3 3 3 0 30-21 49-62 15-34 18-69 18-94z"><text:p/></draw:path><draw:path draw:style-name="gr180" draw:text-style-name="P67" svg:width="0.0126in" svg:height="0.0772in" svg:x="2.1728in" svg:y="0.0492in" svg:viewBox="0 0 33 197" svg:d="M33 17c0-9-8-17-17-17-8 0-16 8-16 17s8 16 16 16c9 0 17-7 17-16zM27 133c0 9 0 33-20 55-2 3-2 4-2 5 0 2 2 4 3 4 3 0 25-25 25-62 0-9 0-32-17-32-10 0-16 9-16 17s5 16 16 16c2 0 2 0 3 0 2 0 5-1 8-3z"><text:p/></draw:path><draw:path draw:style-name="gr180" draw:text-style-name="P67" svg:width="0.074in" svg:height="0.0843in" svg:x="2.2173in" svg:y="0.0177in" svg:viewBox="0 0 189 215" svg:d="M74 110c8 0 22 0 32 7 15 10 16 27 16 29 1 5 1 8 6 8s5-4 5-10c0-29 0-57 0-85 0-6 0-10-5-10s-6 4-6 7c-2 40-32 43-48 43 0-22 0-44 0-67 0-21 6-21 13-21 5 0 9 0 14 0 42 0 61 22 63 44 1 3 1 7 6 7s5-5 5-11c0-13 0-27 0-40 0-10-1-11-10-11-52 0-103 0-155 0-5 0-10 0-10 5 0 6 6 6 9 6 17 0 18 3 18 18 0 52 0 105 0 158 0 14-1 18-18 18-4 0-9 0-9 5s5 5 10 5c54 0 107 0 160 0 6 0 9 0 10-4 3-18 9-52 9-53 0-4-3-7-5-7-5 0-5 3-6 5-2 8-5 22-27 34-15 10-31 15-47 15-6 0-11 0-17 0-7 0-13 0-13-22 0-24 0-49 0-73zM164 11c0 5 0 10 0 15-5-5-10-11-17-15 6 0 11 0 17 0zM106 104c4-2 11-8 16-14 0 8 0 17 0 26-7-8-11-9-16-12zM37 29c0-4 0-12-2-18 11 0 22 0 32 0-3 8-3 18-3 21 0 50 0 101 0 152 0 12 1 18 3 21-10 0-21 0-32 0 2-6 2-14 2-18 0-52 0-105 0-158zM149 205c10-6 18-12 24-18 0 1-2 15-2 18-7 0-15 0-22 0z"><text:p/></draw:path><draw:path draw:style-name="gr180" draw:text-style-name="P67" svg:width="0.0157in" svg:height="0.1236in" svg:x="2.3087in" svg:y="0.0098in" svg:viewBox="0 0 41 315" svg:d="M41 315c0-4 0-8 0-12-9 0-20 0-29 0 0-97 0-194 0-290 9 0 20 0 29 0 0-5 0-8 0-13-14 0-27 0-41 0 0 105 0 210 0 315 14 0 27 0 41 0z"><text:p/></draw:path><draw:path draw:style-name="gr180" draw:text-style-name="P67" svg:width="0.0272in" svg:height="0.1236in" svg:x="2.3394in" svg:y="0.0098in" svg:viewBox="0 0 70 315" svg:d="M70 312c0-1 0-1-6-6-37-41-47-100-47-147 0-55 12-110 49-150 4-4 4-4 4-5 0-3-1-4-3-4-3 0-30 22-48 62-16 34-19 70-19 97 0 23 3 61 20 97 18 39 44 59 47 59 2 0 3 0 3-3z"><text:p/></draw:path><draw:path draw:style-name="gr180" draw:text-style-name="P67" svg:width="0.0976in" svg:height="0.0843in" svg:x="2.3772in" svg:y="0.0185in" svg:viewBox="0 0 249 215" svg:d="M138 86c-8-22-16-43-25-63-1-2-1-3-1-4 0-2 5-8 18-9 2-1 6-1 6-6 0-4-4-4-6-4-12 0-24 1-37 1-8 0-26-1-34-1-1 0-5 0-5 6 0 4 3 4 7 4 18 0 20 3 22 10 12 30 23 58 35 88-21 24-42 47-63 71-1 1-3 2-3 3-16 17-30 22-45 23-4 1-7 1-7 6 0 1 0 4 4 4 9 0 19-1 29-1 11 0 23 1 33 1 2 0 6 0 6-7 0-2-3-3-4-3-3 0-12-1-12-10 0-5 5-10 8-13 11-12 21-23 31-34 9-11 18-21 27-31 10 25 21 50 31 74 1 4 2 4 2 5 0 2-6 8-18 9-4 1-7 1-7 6 0 4 4 4 5 4 8 0 30-1 38-1 7 0 26 1 34 1 2 0 5 0 5-6 0-4-3-4-5-4-21 0-21-1-26-14-12-29-32-77-39-96 20-23 52-61 62-69 9-8 20-15 38-16 4-1 7-1 7-6 0-1 0-4-4-4-9 0-19 1-29 1-11 0-22-1-33-1-2 0-5 0-5 6 0 2 1 3 3 4 3 0 12 1 12 10 0 4-3 8-6 11-16 18-32 36-49 55z"><text:p/></draw:path><draw:path draw:style-name="gr180" draw:text-style-name="P67" svg:width="0.0724in" svg:height="0.0047in" svg:x="2.5177in" svg:y="0.0697in" svg:viewBox="0 0 185 13" svg:d="M173 13c6 0 12 0 12-7 0-6-6-6-12-6-54 0-109 0-163 0-5 0-10 0-10 6 0 7 5 7 10 7 54 0 109 0 163 0z"><text:p/></draw:path><draw:path draw:style-name="gr180" draw:text-style-name="P67" svg:width="0.0638in" svg:height="0.0811in" svg:x="2.6303in" svg:y="0.0484in" svg:viewBox="0 0 163 207" svg:d="M60 29c2-6 5-18 5-20 0-5-4-9-9-9-1 0-10 1-12 12-15 60-29 121-43 182-1 3-1 3-1 4 0 6 3 9 8 9 7 0 10-5 11-6 1-4 5-19 16-68 10 9 23 10 29 10 22 0 33-14 41-23 2 14 13 23 27 23 11 0 17-7 23-17 5-12 8-30 8-31 0-3-2-3-3-3-4 0-4 1-5 5-5 21-10 39-23 39-8 0-8-8-8-14 0-7 3-22 6-33 2-11 6-23 8-34 1-5 4-17 5-22 1-7 5-19 5-20 0-7-5-9-9-9-2 0-9 1-12 10-5 20-9 40-15 60-3 15-6 29-7 32 0 1-15 30-39 30-15 0-22-10-22-27 0-9 2-18 4-27 4-18 8-35 12-53z"><text:p/></draw:path><draw:path draw:style-name="gr180" draw:text-style-name="P67" svg:width="0.0272in" svg:height="0.1236in" svg:x="2.7047in" svg:y="0.0098in" svg:viewBox="0 0 70 315" svg:d="M70 159c0-26-3-63-20-100-18-38-44-59-47-59-2 0-3 2-3 4 0 1 0 1 6 7 29 31 46 81 46 148 0 53-11 108-49 147-3 5-3 5-3 6 0 2 1 3 3 3 3 0 30-21 48-62 15-34 19-69 19-94z"><text:p/></draw:path><draw:path draw:style-name="gr180" draw:text-style-name="P67" svg:width="0.0366in" svg:height="0.0575in" svg:x="2.7496in" svg:y="0in" svg:viewBox="0 0 94 147" svg:d="M94 106c-3 0-6 0-8 0 0 6-3 18-5 21-2 1-18 1-21 1-13 0-27 0-39 0 22-21 30-26 43-37 15-13 30-27 30-48 0-27-23-43-50-43-26 0-44 20-44 40 0 11 9 12 11 12 5 0 11-3 11-11 0-5-1-12-12-12 6-16 21-21 30-21 22 0 33 17 33 35 0 19-13 35-20 43-17 17-34 34-51 52-2 3-2 3-2 9 29 0 58 0 87 0 2-14 4-27 7-41z"><text:p/></draw:path><draw:path draw:style-name="gr180" draw:text-style-name="P67" svg:width="0.0157in" svg:height="0.1236in" svg:x="2.8004in" svg:y="0.0098in" svg:viewBox="0 0 41 315" svg:d="M41 0c-14 0-27 0-41 0 0 5 0 8 0 13 9 0 20 0 29 0 0 96 0 193 0 290-9 0-20 0-29 0 0 4 0 8 0 12 14 0 27 0 41 0 0-105 0-210 0-315z"><text:p/></draw:path><draw:path draw:style-name="gr180" draw:text-style-name="P67" svg:width="0.0787in" svg:height="0.0287in" svg:x="2.8701in" svg:y="0.0579in" svg:viewBox="0 0 201 74" svg:d="M191 13c4 0 10 0 10-7 0-6-6-6-10-6-61 0-121 0-181 0-4 0-10 0-10 6 0 7 6 7 10 7 60 0 120 0 181 0zM191 74c4 0 10 0 10-6 0-7-6-7-10-7-61 0-121 0-181 0-4 0-10 0-10 7 0 6 6 6 10 6 60 0 120 0 181 0z"><text:p/></draw:path><draw:path draw:style-name="gr180" draw:text-style-name="P67" svg:width="0.074in" svg:height="0.0843in" svg:x="2.9906in" svg:y="0.0177in" svg:viewBox="0 0 189 215" svg:d="M74 110c8 0 22 0 32 7 15 10 17 27 17 29 0 5 0 8 5 8s5-4 5-10c0-29 0-57 0-85 0-6 0-10-5-10s-5 4-5 7c-2 40-33 43-49 43 0-22 0-44 0-67 0-21 6-21 14-21 4 0 9 0 13 0 42 0 61 22 63 44 1 3 1 7 6 7s5-5 5-11c0-13 0-27 0-40 0-10-1-11-10-11-52 0-103 0-155 0-5 0-10 0-10 5 0 6 6 6 9 6 17 0 18 3 18 18 0 52 0 105 0 158 0 14-1 18-17 18-5 0-10 0-10 5s5 5 10 5c54 0 108 0 161 0 5 0 8 0 9-4 3-18 9-52 9-53 0-4-3-7-5-7-5 0-4 3-5 5-2 8-6 22-28 34-15 10-31 15-47 15-5 0-11 0-16 0-8 0-14 0-14-22 0-24 0-49 0-73zM164 11c0 5 0 10 0 15-4-5-10-11-17-15 6 0 11 0 17 0zM106 104c5-2 11-8 17-14 0 8 0 17 0 26-8-8-11-9-17-12zM38 29c0-4 0-12-3-18 11 0 22 0 32 0-3 8-3 18-3 21 0 50 0 101 0 152 0 12 2 18 3 21-10 0-21 0-32 0 3-6 3-14 3-18 0-52 0-105 0-158zM149 205c11-6 18-12 24-18 0 1-2 15-2 18-7 0-15 0-22 0z"><text:p/></draw:path><draw:path draw:style-name="gr180" draw:text-style-name="P67" svg:width="0.0157in" svg:height="0.1236in" svg:x="3.0823in" svg:y="0.0098in" svg:viewBox="0 0 41 315" svg:d="M41 315c0-4 0-8 0-12-9 0-20 0-29 0 0-97 0-194 0-290 9 0 20 0 29 0 0-5 0-8 0-13-14 0-27 0-41 0 0 105 0 210 0 315 14 0 27 0 41 0z"><text:p/></draw:path><draw:path draw:style-name="gr180" draw:text-style-name="P67" svg:width="0.0972in" svg:height="0.0843in" svg:x="3.1043in" svg:y="0.0185in" svg:viewBox="0 0 248 215" svg:d="M138 86c-8-22-17-43-26-63 0-2 0-3-1-4 0-2 5-8 18-9 3-1 6-1 6-6 0-4-4-4-5-4-12 0-25 1-37 1-8 0-27-1-35-1-1 0-5 0-5 6 0 4 4 4 7 4 18 0 20 3 22 10 12 30 24 58 36 88-21 24-42 47-63 71-2 1-3 2-4 3-15 17-30 22-44 23-4 1-7 1-7 6 0 1 0 4 3 4 10 0 19-1 29-1 11 0 23 1 34 1 2 0 5 0 5-7 0-2-2-3-3-3-3 0-12-1-12-10 0-5 4-10 8-13 10-12 20-23 30-34s18-21 28-31c10 25 20 50 30 74 2 4 2 4 2 5 0 2-6 8-17 9-4 1-7 1-7 6 0 4 3 4 5 4 8 0 29-1 38-1 7 0 25 1 33 1 3 0 6 0 6-6 0-4-3-4-5-4-21 0-22-1-27-14-11-29-31-77-38-96 20-23 52-61 61-69s21-15 39-16c4-1 6-1 6-6 0-1 0-4-3-4-10 0-19 1-29 1-11 0-23-1-33-1-2 0-6 0-6 6 0 2 2 3 3 4 3 0 12 1 12 10 0 4-3 8-5 11-16 18-32 36-49 55z"><text:p/></draw:path><draw:path draw:style-name="gr180" draw:text-style-name="P67" svg:width="0.0362in" svg:height="0.0575in" svg:x="3.2142in" svg:y="0in" svg:viewBox="0 0 93 147" svg:d="M93 106c-3 0-5 0-7 0-1 6-3 18-5 21-2 1-18 1-22 1-13 0-26 0-38 0 22-21 29-26 42-37 15-13 30-27 30-48 0-27-23-43-49-43-27 0-44 20-44 40 0 11 9 12 11 12 4 0 11-3 11-11 0-5-1-12-13-12 7-16 21-21 31-21 22 0 32 17 32 35 0 19-13 35-20 43-17 17-33 34-50 52-2 3-2 3-2 9 29 0 58 0 87 0 1-14 4-27 6-41z"><text:p/></draw:path><draw:path draw:style-name="gr180" draw:text-style-name="P67" svg:width="0.0724in" svg:height="0.0047in" svg:x="3.2984in" svg:y="0.0697in" svg:viewBox="0 0 185 13" svg:d="M173 13c6 0 12 0 12-7 0-6-6-6-12-6-54 0-109 0-163 0-5 0-10 0-10 6 0 7 5 7 10 7 54 0 109 0 163 0z"><text:p/></draw:path><draw:path draw:style-name="gr180" draw:text-style-name="P67" svg:width="0.0469in" svg:height="0.0819in" svg:x="3.4134in" svg:y="0.0201in" svg:viewBox="0 0 120 209" svg:d="M23 185c10-10 22-21 32-32 47-43 65-60 65-92 0-36-27-61-63-61-35 0-57 29-57 57 0 18 15 18 15 18 6 0 17-4 17-17 0-8-6-17-17-17-2 0-2 0-3 0 7-19 23-31 40-31 28 0 41 25 41 51s-16 51-32 70c-19 22-39 45-58 66-3 4-3 5-3 12 37 0 75 0 112 0 2-18 6-36 8-54-2 0-5 0-8 0-1 10-3 23-6 27-2 3-22 3-29 3-18 0-36 0-54 0z"><text:p/></draw:path><draw:path draw:style-name="gr180" draw:text-style-name="P67" svg:width="0.0976in" svg:height="0.0843in" svg:x="3.4697in" svg:y="0.0185in" svg:viewBox="0 0 249 215" svg:d="M138 86c-8-22-16-43-25-63-1-2-1-3-1-4 0-2 5-8 18-9 2-1 6-1 6-6 0-4-4-4-5-4-13 0-25 1-38 1-7 0-26-1-34-1-1 0-5 0-5 6 0 4 3 4 7 4 18 0 20 3 22 10 12 30 24 58 36 88-21 24-43 47-64 71-1 1-3 2-3 3-15 17-30 22-45 23-4 1-7 1-7 6 0 1 0 4 4 4 10 0 19-1 29-1 11 0 23 1 33 1 3 0 6 0 6-7 0-2-2-2-3-3-4 0-13-1-13-10 0-5 5-10 8-13 11-12 21-23 31-34 9-11 18-21 27-31 10 25 21 50 31 74 1 4 2 4 2 5 0 2-6 8-18 9-4 1-7 1-7 6 0 4 4 4 6 4 7 0 29-1 37-1s26 1 34 1c2 0 6 0 6-6 0-4-4-4-6-4-20 0-21-1-26-14-12-29-32-77-38-96 20-23 51-61 61-69 9-8 20-15 38-16 4-1 7-1 7-6 0-1 0-4-4-4-9 0-19 1-29 1-11 0-22-1-33-1-2 0-5 0-5 6 0 2 1 3 3 4 3 0 12 1 12 10 0 4-3 8-6 11-16 18-32 36-49 55z"><text:p/></draw:path><draw:path draw:style-name="gr180" draw:text-style-name="P67" svg:width="0.0642in" svg:height="0.0811in" svg:x="3.578in" svg:y="0.0484in" svg:viewBox="0 0 164 207" svg:d="M61 29c2-6 4-18 4-20 0-5-3-9-8-9-1 0-10 1-12 12-15 60-30 121-44 182-1 3-1 3-1 4 0 6 3 9 9 9s10-5 10-6c2-4 5-19 17-68 10 9 23 10 29 10 21 0 33-14 41-23 2 14 13 23 26 23 11 0 18-7 23-17 5-12 9-30 9-31 0-3-3-3-4-3-3 0-3 1-4 5-5 21-11 39-23 39-9 0-9-8-9-14 0-7 4-22 6-33s6-23 8-34c1-5 5-17 5-22 2-7 5-19 5-20 0-7-4-9-9-9-2 0-9 1-11 10-5 20-10 40-15 60-3 15-7 29-7 32 0 1-15 30-40 30-14 0-22-10-22-27 0-9 2-18 4-27 4-18 9-35 13-53z"><text:p/></draw:path><draw:path draw:style-name="gr180" draw:text-style-name="P67" svg:width="0.0787in" svg:height="0.0819in" svg:x="3.6791in" svg:y="0.0311in" svg:viewBox="0 0 201 209" svg:d="M106 112c29 0 56 0 85 0 4 0 10 0 10-7 0-6-6-6-10-6-29 0-56 0-85 0 0-30 0-59 0-89 0-4 0-10-6-10s-6 6-6 10c0 30 0 59 0 89-28 0-55 0-84 0-4 0-10 0-10 6 0 7 6 7 10 7 29 0 56 0 84 0 0 29 0 58 0 87 0 5 0 10 6 10s6-5 6-10c0-29 0-58 0-87z"><text:p/></draw:path><draw:path draw:style-name="gr180" draw:text-style-name="P67" svg:width="0.0638in" svg:height="0.0811in" svg:x="3.7949in" svg:y="0.0484in" svg:viewBox="0 0 163 207" svg:d="M60 29c2-6 4-18 4-20 0-5-3-9-8-9-1 0-10 1-12 12-15 60-29 121-43 182-1 3-1 3-1 4 0 6 3 9 8 9 7 0 10-5 11-6 1-4 5-19 16-68 10 9 23 10 29 10 22 0 33-14 41-23 2 14 13 23 26 23 12 0 18-7 23-17 5-12 9-30 9-31 0-3-2-3-3-3-4 0-4 1-5 5-5 21-10 39-23 39-8 0-8-8-8-14 0-7 3-22 6-33 2-11 5-23 7-34 2-5 5-17 6-22 1-7 5-19 5-20 0-7-5-9-9-9-2 0-9 1-12 10-5 20-9 40-15 60-3 15-6 29-7 32 0 1-15 30-40 30-14 0-22-10-22-27 0-9 3-18 4-27 5-18 9-35 13-53z"><text:p/></draw:path><draw:path draw:style-name="gr180" draw:text-style-name="P67" svg:width="0.0366in" svg:height="0.0575in" svg:x="3.8681in" svg:y="0in" svg:viewBox="0 0 94 147" svg:d="M94 106c-3 0-5 0-7 0-1 6-4 18-6 21-2 1-18 1-21 1-13 0-26 0-39 0 22-21 30-26 43-37 15-13 30-27 30-48 0-27-23-43-50-43-26 0-44 20-44 40 0 11 9 12 11 12 5 0 11-3 11-11 0-5-1-12-12-12 6-16 21-21 31-21 21 0 32 17 32 35 0 19-13 35-20 43-17 17-33 34-50 52-3 3-3 3-3 9 29 0 58 0 88 0 1-14 4-27 6-41z"><text:p/></draw:path><draw:path draw:style-name="gr180" draw:text-style-name="P67" svg:width="0.0157in" svg:height="0.1236in" svg:x="3.9185in" svg:y="0.0098in" svg:viewBox="0 0 41 315" svg:d="M41 0c-14 0-27 0-41 0 0 5 0 8 0 13 9 0 20 0 29 0 0 96 0 193 0 290-9 0-20 0-29 0 0 4 0 8 0 12 14 0 27 0 41 0 0-105 0-210 0-315z"><text:p/></draw:path><draw:path draw:style-name="gr180" draw:text-style-name="P67" svg:width="0.0787in" svg:height="0.0287in" svg:x="3.9886in" svg:y="0.0579in" svg:viewBox="0 0 201 74" svg:d="M191 13c4 0 10 0 10-7 0-6-6-6-10-6-61 0-121 0-181 0-4 0-10 0-10 6 0 7 6 7 10 7 60 0 120 0 181 0zM191 74c4 0 10 0 10-6 0-7-6-7-10-7-61 0-121 0-181 0-4 0-10 0-10 7 0 6 6 6 10 6 60 0 120 0 181 0z"><text:p/></draw:path><draw:path draw:style-name="gr180" draw:text-style-name="P67" svg:width="0.0122in" svg:height="0.0126in" svg:x="4.1177in" svg:y="0.0898in" svg:viewBox="0 0 32 33" svg:d="M32 17c0-10-8-17-17-17s-15 7-15 17c0 9 6 16 15 16s17-7 17-16z"><text:p/></draw:path><draw:path draw:style-name="gr180" draw:text-style-name="P67" svg:width="0.0126in" svg:height="0.0126in" svg:x="4.1504in" svg:y="0.0898in" svg:viewBox="0 0 33 33" svg:d="M33 17c0-10-8-17-17-17-8 0-16 7-16 17 0 9 8 16 16 16 9 0 17-7 17-16z"><text:p/></draw:path><draw:path draw:style-name="gr180" draw:text-style-name="P67" svg:width="0.0122in" svg:height="0.0126in" svg:x="4.1835in" svg:y="0.0898in" svg:viewBox="0 0 32 33" svg:d="M32 17c0-10-7-17-16-17-8 0-16 7-16 17 0 9 8 16 16 16 9 0 16-7 16-16z"><text:p/></draw:path><draw:path draw:style-name="gr180" draw:text-style-name="P67" svg:width="0.0248in" svg:height="0.087in" svg:x="4.2118in" svg:y="0.0165in" svg:viewBox="0 0 64 222" svg:d="M64 4c0-1 0-4-3-4-8 0-29 3-37 4-3 0-6 0-6 6 0 4 3 4 8 4 14 0 14 2 14 5 0 2-1 4-1 6-12 53-24 105-37 157-1 4-2 5-2 11 0 18 13 29 27 29 11 0 18-7 23-18 6-12 9-29 9-30 0-3-2-3-3-3-4 0-4 1-4 6-6 20-12 38-24 38-9 0-9-10-9-15 0-7 1-9 2-15 15-61 29-121 43-181z"><text:p/></draw:path><draw:path draw:style-name="gr180" draw:text-style-name="P67" svg:width="0.0311in" svg:height="0.0827in" svg:x="4.2476in" svg:y="0.0209in" svg:viewBox="0 0 80 211" svg:d="M77 11c0-6-4-11-11-11-8 0-16 8-16 16 0 7 4 12 11 12 8 0 16-7 16-17zM54 130c4-9 4-10 7-18 3-7 4-11 4-17 0-15-10-26-25-26-28 0-40 45-40 48 0 4 3 4 4 4 3 0 4-1 5-7 8-28 20-38 30-38 3 0 8 0 8 10 0 7-2 13-3 16-3 9-17 45-22 58-2 9-7 19-7 25 0 15 11 26 25 26 29 0 40-45 40-48s-3-3-4-3c-3 0-3 1-4 6-6 19-15 38-31 38-5 0-8-3-8-10 0-8 3-12 10-31 3-12 8-22 11-33z"><text:p/></draw:path><draw:path draw:style-name="gr180" draw:text-style-name="P67" svg:width="0.0638in" svg:height="0.0559in" svg:x="4.2886in" svg:y="0.0484in" svg:viewBox="0 0 163 143" svg:d="M17 122c-1 4-2 11-2 13 0 6 4 8 8 8s10-2 11-9c1 0 5-15 6-23 3-10 5-19 7-28 2-7 4-14 5-22 1-5 4-14 4-15 5-10 20-39 50-39 12 0 16 12 16 23 0 19-16 59-20 73-2 7-3 11-3 14 0 16 10 26 25 26 28 0 39-46 39-48 0-3-2-3-3-3-4 0-4 1-5 5-6 22-16 39-31 39-5 0-7-3-7-10 0-8 2-15 6-22 5-17 18-52 18-70 0-21-13-34-35-34-27 0-42 21-47 28-1-18-14-28-28-28-15 0-19 13-22 18-6 11-9 30-9 31 0 3 3 3 3 3 3 0 4-1 6-7 5-22 11-38 21-38 6 0 9 5 9 15 0 7 0 10-4 27-6 24-12 48-18 73z"><text:p/></draw:path><draw:path draw:style-name="gr180" draw:text-style-name="P67" svg:width="0.0453in" svg:height="0.0559in" svg:x="4.3618in" svg:y="0.0484in" svg:viewBox="0 0 116 143" svg:d="M43 67c9 0 31 0 46-8 21-9 23-27 23-32 0-13-12-27-32-27-34 0-80 31-80 87 0 31 18 56 48 56 43 0 68-33 68-37 0-1-2-4-4-4-1 0-1 1-3 3-24 31-57 31-61 31-23 0-26-26-26-36 0-4 0-13 5-33 5 0 11 0 16 0zM28 60c12-48 43-53 52-53 14 0 22 9 22 20 0 33-49 33-61 33-4 0-8 0-13 0z"><text:p/></draw:path><draw:path draw:style-name="gr180" draw:text-style-name="P67" svg:width="0.0539in" svg:height="0.0559in" svg:x="4.4165in" svg:y="0.0484in" svg:viewBox="0 0 138 143" svg:d="M100 21c-5-12-14-21-27-21-35 0-73 47-73 93 0 30 16 50 40 50 6 0 21-1 39-23 3 13 14 23 27 23 12 0 18-7 23-17 5-12 9-30 9-31 0-3-2-3-3-3-4 0-4 1-5 5-5 21-10 39-23 39-7 0-8-8-8-14 0-7 0-9 3-24 4-12 4-16 7-28 3-14 8-29 11-44 2-9 2-10 2-11 0-5-4-9-9-9-7 0-12 8-13 15zM81 103c-2 5-2 6-6 11-13 18-26 22-35 22-14 0-19-17-19-30 0-15 10-54 17-68 9-19 23-31 35-31 20 0 24 26 24 28s-1 4-1 6c-5 20-10 41-15 62z"><text:p/></draw:path><draw:path draw:style-name="gr180" draw:text-style-name="P67" svg:width="0.048in" svg:height="0.0559in" svg:x="4.478in" svg:y="0.0484in" svg:viewBox="0 0 123 143" svg:d="M18 122c-1 4-3 11-3 13 0 6 4 8 9 8 3 0 9-2 11-9 0-1 11-44 12-49 3-11 8-33 10-42 1-3 9-19 17-25 2-3 11-11 24-11 8 0 12 4 13 4-10 2-17 9-17 18 0 4 4 11 12 11s17-8 17-19-10-21-25-21c-20 0-34 16-39 24-2-13-13-24-27-24s-20 13-23 18c-6 11-9 30-9 31 0 3 3 3 3 3 4 0 4-1 6-7 5-22 11-38 22-38 5 0 9 3 9 15 0 7-1 10-5 27-6 24-11 48-17 73z"><text:p/></draw:path><draw:path draw:style-name="gr180" draw:text-style-name="P67" svg:width="0.0311in" svg:height="0.0827in" svg:x="4.5346in" svg:y="0.0209in" svg:viewBox="0 0 80 211" svg:d="M77 11c0-6-4-11-11-11-8 0-16 8-16 16 0 7 4 12 11 12s16-7 16-17zM54 130c4-9 4-10 7-18 3-7 3-11 3-17 0-15-9-26-24-26-28 0-40 45-40 48 0 4 3 2 3 4 4 0 4-1 6-7 8-28 20-38 30-38 2 0 7 0 7 10 0 7-1 13-3 16-2 9-16 45-21 58-2 9-7 19-7 25 0 15 11 26 25 26 29 0 40-45 40-48s-3-3-4-3c-3 0-3 1-5 6-5 19-14 38-30 38-5 0-8-3-8-10 0-8 2-12 9-31 4-12 8-22 12-33z"><text:p/></draw:path><draw:path draw:style-name="gr180" draw:text-style-name="P67" svg:width="0.0362in" svg:height="0.0783in" svg:x="4.5752in" svg:y="0.0256in" svg:viewBox="0 0 93 200" svg:d="M55 71c9 0 20 0 29 0 6 0 9 0 9-6 0-4-3-4-9-4-8 0-18 0-26 0 11-45 12-51 12-53 0-5-4-8-8-8-2 0-10 0-13 11-3 17-8 33-11 50-10 0-19 0-29 0-6 0-9 0-9 7 0 3 3 3 9 3 8 0 18 0 26 0-21 90-23 96-23 101 0 16 12 28 28 28 30 0 48-45 48-48 0-2-2-2-4-2s-2 1-4 4c-13 32-29 39-40 39-6 0-9-4-9-14 0-7 1-10 2-15 7-31 14-62 22-93z"><text:p/></draw:path><draw:path draw:style-name="gr180" draw:text-style-name="P67" svg:width="0.0539in" svg:height="0.0559in" svg:x="4.6201in" svg:y="0.0484in" svg:viewBox="0 0 138 143" svg:d="M100 21c-5-12-13-21-27-21-35 0-73 47-73 93 0 30 16 50 40 50 6 0 21-1 39-23 3 13 14 23 27 23 12 0 18-7 23-17 5-12 9-30 9-31 0-3-2-3-3-3-4 0-4 1-5 5-5 21-10 39-23 39-7 0-8-8-8-14 0-7 0-9 3-24 4-12 4-16 7-28 3-14 8-29 11-44 2-9 2-10 2-11 0-5-4-9-9-9-7 0-12 8-13 15zM81 103c-2 5-2 6-6 11-13 18-26 22-35 22-14 0-19-17-19-30 0-15 10-54 17-68 9-19 23-31 35-31 20 0 24 26 24 28s-1 4-1 6c-5 20-10 41-15 62z"><text:p/></draw:path><draw:path draw:style-name="gr180" draw:text-style-name="P67" svg:width="0.0122in" svg:height="0.0126in" svg:x="4.6882in" svg:y="0.0898in" svg:viewBox="0 0 32 33" svg:d="M32 17c0-10-7-17-16-17s-16 7-16 17c0 9 7 16 16 16s16-7 16-16z"><text:p/></draw:path><draw:path draw:style-name="gr180" draw:text-style-name="P67" svg:width="0.0787in" svg:height="0.0846in" svg:x="4.7177in" svg:y="0.0173in" svg:viewBox="0 0 201 216" svg:d="M201 12c0-10-1-12-11-12-60 0-120 0-180 0-9 0-10 2-10 12 0 65 0 130 0 194 0 9 1 10 11 10 59 0 119 0 179 0 10 0 11-1 11-10 0-64 0-129 0-194zM12 14c59 0 118 0 177 0 0 63 0 127 0 190-59 0-118 0-177 0 0-63 0-127 0-190z"><text:p/></draw:path></draw:g></draw:g></text:span></text:p>
      <text:p text:style-name="P25"><text:span text:style-name="T1"><draw:g text:anchor-type="as-char" svg:y="-0.102in" draw:z-index="16" draw:name="Shape23" draw:style-name="gr178"><svg:title>TexMaths</svg:title><svg:desc>9§inline§\mathbb{E}(X) = \sum^\infty_{n=0} P(X&gt;n) \text{ když } Im(X) \subseteq \mathbb{N}_0§svg§600§FALSE§</svg:desc><draw:g draw:style-name="gr2"><draw:path draw:style-name="gr179" draw:text-style-name="P66" svg:width="2.363in" svg:height="0.1272in" svg:x="0.0047in" svg:y="0.0063in" svg:viewBox="0 0 6003 324" svg:d="M0 0c2001 0 4002 0 6003 0 0 108 0 216 0 324-2001 0-4002 0-6003 0 0-108 0-216 0-324z"><text:p/></draw:path><draw:path draw:style-name="gr180" draw:text-style-name="P67" svg:width="0.0776in" svg:height="0.085in" svg:x="0in" svg:y="0.0154in" svg:viewBox="0 0 198 217" svg:d="M77 111c8 0 24 0 35 6 15 10 16 27 16 29 1 5 1 9 6 9s5-4 5-11c0-29 0-57 0-85 0-5 0-10-5-10s-6 4-6 7c-2 40-34 43-51 43 0-22 0-44 0-67 0-20 7-20 14-20 5 0 10 0 15 0 42 0 64 21 66 43 0 3 1 7 5 7 6 0 6-4 6-10 0-13 0-28 0-41 0-10 0-11-10-11-54 0-108 0-162 0-6 0-11 0-11 6s6 6 8 6c18 0 20 2 20 18 0 53 0 105 0 158 0 15-1 19-18 19-5 0-10 0-10 4 0 6 5 6 11 6 56 0 111 0 167 0 6 0 9 0 10-4 1 0 10-53 10-55 0-4-4-6-5-6-5 0-7 4-7 5-2 8-4 22-28 35-16 10-32 15-50 15-5 0-12 0-17 0-7 0-14 0-14-22 0-24 0-50 0-74zM172 12c0 5 0 10 0 15-6-6-12-12-18-15 6 0 12 0 18 0zM111 105c4-3 11-8 17-15 0 9 0 18 0 27-7-9-12-8-17-12zM39 29c0-4 0-12-3-17 12 0 22 0 34 0-3 7-3 17-3 20 0 51 0 102 0 154 0 11 1 17 3 21-12 0-22 0-34 0 3-7 3-15 3-19 0-53 0-106 0-159zM157 207v-1c9-5 18-12 25-18-1 1-3 16-4 19-7 0-14 0-21 0z"><text:p/></draw:path><draw:path draw:style-name="gr180" draw:text-style-name="P67" svg:width="0.0287in" svg:height="0.1244in" svg:x="0.0937in" svg:y="0.0079in" svg:viewBox="0 0 74 317" svg:d="M74 313c0-1 0-2-6-7-39-40-50-99-50-148 0-55 13-110 51-150 5-3 5-4 5-5 0-2-2-3-4-3-3 0-31 21-50 61-16 35-20 71-20 97 0 24 4 63 21 99 19 39 46 60 49 60 2 0 4-2 4-4z"><text:p/></draw:path><draw:path draw:style-name="gr180" draw:text-style-name="P67" svg:width="0.1024in" svg:height="0.0846in" svg:x="0.1327in" svg:y="0.0165in" svg:viewBox="0 0 261 216" svg:d="M145 87c-9-21-17-43-26-64-1-2-2-3-2-4 0-2 5-8 19-9 3 0 6-1 6-6 0-4-3-4-4-4-14 0-27 1-41 1-7 0-27-1-35-1-2 0-5 0-5 6 0 4 2 4 7 4 19 0 21 3 23 10 13 30 25 58 38 88-22 25-45 48-67 72-1 1-3 3-4 4-15 16-31 22-47 23-3 0-7 0-7 6 2 1 0 3 4 3 10 0 20 0 30 0 12 0 24 0 35 0 2 0 7 0 7-6 0-3-4-3-5-3-3 0-13-1-13-10 0-6 6-10 9-15 11-12 22-22 33-34 9-10 19-21 28-31 11 25 21 51 32 76 1 4 2 4 2 4 0 3-6 9-19 10-4 0-6 0-6 6 0 3 3 3 5 3 8 0 31 0 40 0 8 0 27 0 35 0 2 0 5 0 5-6 0-3-2-3-5-3-21 0-22-1-27-15-13-29-33-78-41-97 21-23 54-60 65-69 9-8 21-15 40-16 4 0 7 0 7-6-2-1 0-4-5-4-9 0-19 1-29 1-12 0-24-1-35-1-2 0-6 0-6 6 0 3 1 4 4 4s12 1 12 10c0 4-3 8-6 11-17 19-34 37-51 56z"><text:p/></draw:path><draw:path draw:style-name="gr180" draw:text-style-name="P67" svg:width="0.0283in" svg:height="0.1244in" svg:x="0.2496in" svg:y="0.0079in" svg:viewBox="0 0 73 317" svg:d="M73 158c0-25-4-63-21-98-19-40-46-60-49-60-2 0-3 1-3 3 0 1 0 2 5 7 32 31 50 82 50 148 0 54-12 110-51 150-4 3-4 4-4 5 0 2 1 4 3 4 3 0 31-22 50-63 16-35 20-69 20-96z"><text:p/></draw:path><draw:path draw:style-name="gr180" draw:text-style-name="P67" svg:width="0.0823in" svg:height="0.0287in" svg:x="0.3327in" svg:y="0.0551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1169in" svg:height="0.1244in" svg:x="0.4642in" svg:y="0.0079in" svg:viewBox="0 0 298 317" svg:d="M115 169c-38 46-75 93-112 139-3 3-3 3-3 5 0 4 3 4 8 4 87 0 176 0 263 0 9-27 18-54 27-80-3 0-6 0-8 0-8 24-29 43-56 52-5 2-27 9-74 9-45 0-89 0-134 0 37-45 73-90 110-135 2-2 3-4 3-5s0-2-2-5c-34-47-69-93-103-140 42 0 84 0 125 0 36 0 109 1 131 61 2 0 5 0 8 0-9-24-18-50-27-74-87 0-176 0-263 0-8 0-8 0-8 10 39 53 76 105 115 159z"><text:p/></draw:path><draw:path draw:style-name="gr180" draw:text-style-name="P67" svg:width="0.0854in" svg:height="0.039in" svg:x="0.5953in" svg:y="0in" svg:viewBox="0 0 218 100" svg:d="M111 37c-12-14-16-17-24-23-13-10-28-14-40-14-27 0-47 23-47 50 0 26 19 50 47 50 30 0 52-25 60-37 12 14 15 17 23 24 14 9 28 13 40 13 28 0 48-23 48-50 0-26-19-50-47-50-31 0-52 25-60 37zM118 45c9-14 28-37 55-37 22 0 38 21 38 42s-17 37-37 37c-21 0-35-16-56-42zM100 55c-9 14-29 36-56 36-22 0-38-19-38-41 0-20 17-37 37-37 21 0 35 16 57 42z"><text:p/></draw:path><draw:path draw:style-name="gr180" draw:text-style-name="P67" svg:width="0.0531in" svg:height="0.039in" svg:x="0.5925in" svg:y="0.1in" svg:viewBox="0 0 136 100" svg:d="M17 84c-1 3-3 8-3 9 0 4 5 7 8 7 4 0 7-4 9-5 1-2 3-9 4-14 1-4 4-14 5-20 1-5 2-10 3-15 3-9 4-11 10-20s16-20 33-20c13 0 13 11 13 16 0 13-9 38-13 47-2 6-3 8-3 11 0 12 10 20 20 20 23 0 33-31 33-34s-3-2-4-3c-3 0-3 1-4 4-6 18-15 27-24 27-4 0-5-4-5-8 0-6 1-8 5-18 2-7 12-30 12-43 0-21-17-25-29-25-19 0-31 11-38 20-1-15-14-20-23-20-10 0-15 6-18 12-4 8-8 20-8 21 0 4 4 4 4 4 3 0 3-1 5-7 4-13 7-24 16-24 6 0 7 5 7 11 0 4-1 12-3 18s-4 15-5 20c-2 10-4 19-7 29z"><text:p/></draw:path><draw:path draw:style-name="gr180" draw:text-style-name="P67" svg:width="0.0638in" svg:height="0.0232in" svg:x="0.6563in" svg:y="0.1051in" svg:viewBox="0 0 163 60" svg:d="M154 11c3 0 9 0 9-6 0-5-6-5-8-5-49 0-98 0-147 0-3 0-8 0-8 5 0 6 4 6 8 6 49 0 97 0 146 0zM155 60c2 0 8 0 8-6 0-5-6-5-9-5-49 0-97 0-146 0-4 0-8 0-8 5 0 6 5 6 8 6 49 0 98 0 147 0z"><text:p/></draw:path><draw:path draw:style-name="gr180" draw:text-style-name="P67" svg:width="0.0402in" svg:height="0.0594in" svg:x="0.7311in" svg:y="0.0811in" svg:viewBox="0 0 103 152" svg:d="M103 77c0-25-3-43-13-58-7-10-21-19-39-19-51 0-51 61-51 77s0 75 51 75c52 0 52-60 52-75zM51 145c-10 0-23-6-28-24-3-13-3-31-3-47s0-33 3-46c5-17 19-22 28-22 12 0 24 8 28 20s4 28 4 48c0 16 0 32-3 46-4 21-20 25-29 25z"><text:p/></draw:path><draw:path draw:style-name="gr180" draw:text-style-name="P67" svg:width="0.0882in" svg:height="0.0846in" svg:x="0.8083in" svg:y="0.0165in" svg:viewBox="0 0 225 216" svg:d="M83 116c18 0 36 0 54 0 45 0 88-33 88-68 0-25-21-48-62-48-34 0-69 0-103 0-5 0-9 0-9 6 0 4 3 4 9 4 5 0 10 0 14 1 5 0 7 1 7 4 0 2 0 3-2 7-14 56-28 112-42 169-3 13-4 16-29 16-5 0-8 0-8 6 0 3 4 3 4 3 9 0 32 0 40 0 7 0 14 0 21 0s13 0 20 0c2 0 7 0 7-6 0-3-3-3-9-3-12 0-21 0-21-6 0-3 1-4 1-5 6-26 13-54 20-80zM105 22c3-11 4-12 17-12 10 0 21 0 31 0 26 0 43 8 43 31 0 11-6 39-19 50-16 15-35 17-48 17-16 0-30 0-45 0 7-29 14-57 21-86z"><text:p/></draw:path><draw:path draw:style-name="gr180" draw:text-style-name="P67" svg:width="0.0283in" svg:height="0.1244in" svg:x="0.9126in" svg:y="0.0079in" svg:viewBox="0 0 73 317" svg:d="M73 313c0-1 0-2-6-7-39-40-49-99-49-148 0-55 12-110 51-150 4-3 4-4 4-5 0-2-1-3-3-3-3 0-31 21-50 61-16 35-20 71-20 97 0 24 4 63 21 99 19 39 46 60 49 60 2 0 3-2 3-4z"><text:p/></draw:path><draw:path draw:style-name="gr180" draw:text-style-name="P67" svg:width="0.1024in" svg:height="0.0846in" svg:x="0.952in" svg:y="0.0165in" svg:viewBox="0 0 261 216" svg:d="M145 87c-9-21-18-43-27-64-1-2-1-3-1-4 0-2 5-8 18-9 4 0 6-1 6-6 0-4-3-4-4-4-13 0-26 1-40 1-8 0-28-1-35-1-3 0-6 0-6 6 0 4 3 4 7 4 19 0 22 3 24 10 13 30 25 58 37 88-22 25-44 48-66 72-2 1-3 3-5 4-15 16-30 22-46 23-4 0-7 0-7 6 2 1 0 3 4 3 9 0 20 0 30 0 12 0 24 0 35 0 2 0 6 0 6-6 0-3-3-3-4-3-3 0-13-1-13-10 0-6 5-10 9-15 11-12 21-22 32-34 10-10 19-21 29-31 11 25 21 51 32 76 1 4 1 4 1 4 0 3-5 9-18 10-4 0-6 0-6 6 0 3 3 3 4 3 9 0 32 0 40 0s28 0 35 0c3 0 6 0 6-6 0-3-2-3-5-3-22 0-22-1-27-15-13-29-34-78-42-97 22-23 55-60 65-69 9-8 22-15 41-16 3 0 7 0 7-6-2-1 0-4-5-4-9 0-19 1-29 1-12 0-24-1-35-1-2 0-7 0-7 6 0 3 2 4 5 4s12 1 12 10c0 4-3 8-6 11-17 19-34 37-51 56z"><text:p/></draw:path><draw:path draw:style-name="gr180" draw:text-style-name="P67" svg:width="0.0756in" svg:height="0.072in" svg:x="1.1067in" svg:y="0.0339in" svg:viewBox="0 0 193 184" svg:d="M187 99c4-2 6-3 6-7s-2-5-6-7c-58-27-117-55-175-82-4-3-5-3-6-3-3 0-6 3-6 6s2 6 6 8c55 26 111 52 166 78-55 26-111 52-166 78-4 3-6 5-6 8s3 6 6 6c1 0 2 0 6-3 58-27 117-55 175-82z"><text:p/></draw:path><draw:path draw:style-name="gr180" draw:text-style-name="P67" svg:width="0.0669in" svg:height="0.0559in" svg:x="1.2311in" svg:y="0.0461in" svg:viewBox="0 0 171 143" svg:d="M19 121c-1 4-3 12-3 13 0 6 5 9 9 9s9-2 12-9c0-1 3-15 5-23 3-10 5-19 7-29 2-6 4-13 6-21 2-5 3-14 4-16 5-10 22-39 52-39 14 0 17 12 17 23 0 20-16 60-21 74-3 7-3 11-3 14 0 15 11 26 26 26 29 0 41-47 41-48 0-4-3-4-4-4-2 0-2 1-4 5-6 22-17 40-33 40-5 0-7-3-7-11 0-7 3-15 6-22 6-16 19-52 19-70 0-20-14-33-36-33-29 0-45 20-50 27-2-17-14-27-29-27-14 0-20 12-23 18-6 11-10 29-10 31s3 1 4 2c3 0 3 0 5-7 5-22 12-38 23-38 7 0 10 5 10 16 0 6-1 10-5 26-6 24-12 48-18 73z"><text:p/></draw:path><draw:path draw:style-name="gr180" draw:text-style-name="P67" svg:width="0.0283in" svg:height="0.1244in" svg:x="1.3094in" svg:y="0.0079in" svg:viewBox="0 0 73 317" svg:d="M73 158c0-25-4-63-21-98-19-40-46-60-49-60-2 0-3 1-3 3 0 1 0 2 5 7 32 31 50 82 50 148 0 54-12 110-51 150-4 3-4 4-4 5 0 2 1 4 3 4 3 0 31-22 50-63 16-35 20-69 20-96z"><text:p/></draw:path><draw:path draw:style-name="gr180" draw:text-style-name="P67" svg:width="0.0598in" svg:height="0.0862in" svg:x="1.3957in" svg:y="0.0146in" svg:viewBox="0 0 153 220" svg:d="M25 196c0 14-3 14-25 14 0 4 0 6 0 10 11-1 26-1 35-1s22 0 34 1c0-4 0-6 0-10-20 0-24 0-24-14 0-11 0-22 0-33 6-5 13-12 20-17 25 33 38 51 38 57s-6 7-11 7c0 4 0 6 0 10 8-1 27-1 34-1 9 0 18 0 27 1 0-4 0-6 0-10-12 0-19 0-31-17-13-19-27-38-40-57-1-1-2-2-2-3s23-20 26-23c20-16 33-16 40-17 0-3 0-6 0-9-9 1-14 1-23 1-11 0-30-1-35-1 0 3 0 6 0 9 6 1 9 4 9 8 0 6-4 10-6 13-15 12-30 26-45 38 0-50 0-101 0-152-15 1-31 3-46 4 0 3 0 6 0 10 22 0 25 1 25 18 0 55 0 109 0 164z"><text:p/></draw:path><draw:path draw:style-name="gr180" draw:text-style-name="P67" svg:width="0.061in" svg:height="0.0878in" svg:x="1.4622in" svg:y="0.0146in" svg:viewBox="0 0 156 224" svg:d="M110 202c0 7 0 14 0 22 15-1 30-3 46-4 0-4 0-6 0-10-22 0-25-3-25-18 0-64 0-128 0-192-15 1-30 3-46 4 0 3 0 6 0 10 23 0 26 1 26 18 0 22 0 45 0 67-10-11-24-19-41-19-37 0-70 31-70 71 0 41 31 73 67 73 20 0 35-11 43-22zM110 117c0 22 0 44 0 65 0 6 0 6-4 12-10 15-24 22-38 22s-25-8-33-20c-8-13-9-31-9-44 0-11 1-30 10-45 6-10 19-20 36-20 11 0 24 5 34 19 4 5 4 6 4 11z"><text:p/></draw:path><draw:path draw:style-name="gr180" draw:text-style-name="P67" svg:width="0.0606in" svg:height="0.0787in" svg:x="1.5295in" svg:y="0.0484in" svg:viewBox="0 0 155 201" svg:d="M125 30c8-20 24-21 30-21 0-3 0-6 0-9-7 0-16 1-25 1-5 0-19-1-27-1 0 3 0 6 0 9 10 1 15 6 15 14 0 3 0 4-2 8-11 26-21 51-31 77-12-28-24-57-36-85-1-3-1-4-1-5 0-9 11-9 17-9 0-3 0-6 0-9-8 0-29 1-34 1-9 0-22-1-31-1 0 3 0 6 0 9 15 0 21 0 25 12 16 39 32 76 48 115-2 4-6 15-8 19-7 17-16 39-36 39-1 0-9 0-15-6 10-1 12-8 12-13 0-8-5-14-13-14-6 0-13 5-13 14 0 14 13 26 29 26 20 0 33-18 40-36 19-45 37-90 56-135z"><text:p/></draw:path><draw:path draw:style-name="gr180" draw:text-style-name="P67" svg:width="0.0327in" svg:height="0.015in" svg:x="1.6039in" svg:y="0.022in" svg:viewBox="0 0 84 39" svg:d="M42 22c-12-8-25-15-38-22-1 2-2 5-4 6 13 11 28 22 41 33 15-11 28-22 43-33-2-1-3-4-5-6-12 7-24 14-37 22z"><text:p/></draw:path><draw:path draw:style-name="gr180" draw:text-style-name="P67" svg:width="0.0461in" svg:height="0.0531in" svg:x="1.5965in" svg:y="0.0484in" svg:viewBox="0 0 118 136" svg:d="M114 9c3-4 3-4 3-5 0-4-3-4-8-4-34 0-68 0-102 0-1 17-2 33-3 51 3 0 5 0 8 0 1-33 8-45 43-45 12 0 24 0 36 0-30 40-59 81-88 120-3 3-3 4-3 6 0 4 2 4 8 4 35 0 69 0 104 0 2-20 4-40 6-59-3 0-6 0-8 0-3 38-10 51-46 51-13 0-25 0-38 0 30-40 59-79 88-119z"><text:p/></draw:path><draw:path draw:style-name="gr180" draw:text-style-name="P67" svg:width="0.0575in" svg:height="0.0846in" svg:x="1.6941in" svg:y="0.0165in" svg:viewBox="0 0 147 216" svg:d="M107 24c4-11 5-14 29-14 8 0 11 0 11-6 0-4-4-4-6-4-9 0-32 1-41 1s-33-1-42-1c-2 0-7 0-7 6 0 4 3 4 9 4 14 0 22 0 22 6 0 1 0 2 0 5-15 57-29 113-43 170-3 12-4 16-29 16-7 0-10 0-10 6 0 3 4 3 4 3 9 0 33 0 42 0 10 0 33 0 42 0 3 0 6 0 6-6 0-3-1-3-9-3-5 0-7 0-13-1-7 0-8-2-8-6 0-3 1-4 1-7 14-56 28-113 42-169z"><text:p/></draw:path><draw:path draw:style-name="gr180" draw:text-style-name="P67" svg:width="0.1016in" svg:height="0.0559in" svg:x="1.7579in" svg:y="0.0461in" svg:viewBox="0 0 259 143" svg:d="M19 121c-1 4-3 12-3 13 0 6 5 9 9 9s10-2 12-9c0-1 4-15 6-23 2-10 5-19 6-29 3-6 5-13 6-21 2-5 4-14 4-16 5-10 22-39 52-39 14 0 17 12 17 23 0 8-2 17-5 26-2 13-6 24-9 37-2 8-4 15-6 23-1 7-4 18-4 19 0 6 4 9 9 9 10 0 12-8 15-18 4-18 16-64 19-76 1-4 17-43 52-43 13 0 17 11 17 23 0 18-14 54-20 71-3 7-4 11-4 17 0 15 11 26 26 26 29 0 41-47 41-48 0-4-3-4-3-4-4 0-4 1-5 5-5 18-15 40-32 40-6 0-8-3-8-11 0-7 3-15 6-22 5-16 19-52 19-70 0-20-12-33-36-33s-41 14-52 31c0-5-1-16-10-23-8-7-18-8-26-8-28 0-44 20-49 27-2-18-15-27-30-27-14 0-20 12-23 18-6 11-10 30-10 31 0 2 4 2 4 2 3 0 3 0 6-7 4-22 12-38 22-38 6 0 10 3 10 16 0 6-1 10-5 26-6 24-12 48-18 73z"><text:p/></draw:path><draw:path draw:style-name="gr180" draw:text-style-name="P67" svg:width="0.0287in" svg:height="0.1244in" svg:x="1.8756in" svg:y="0.0079in" svg:viewBox="0 0 74 317" svg:d="M74 313c0-1 0-2-6-7-39-40-49-99-49-148 0-55 12-110 50-150 5-3 5-4 5-5 0-2-1-3-4-3s-31 21-49 61c-17 35-21 71-21 97 0 24 4 63 22 99 18 39 45 60 48 60s4-2 4-4z"><text:p/></draw:path><draw:path draw:style-name="gr180" draw:text-style-name="P67" svg:width="0.102in" svg:height="0.0846in" svg:x="1.9154in" svg:y="0.0165in" svg:viewBox="0 0 260 216" svg:d="M145 87c-9-21-18-43-27-64-1-2-2-3-2-4 0-2 5-8 19-9 4 0 6-1 6-6 0-4-3-4-4-4-13 0-27 1-40 1-8 0-28-1-36-1-2 0-5 0-5 6 0 4 3 4 7 4 19 0 21 3 23 10 13 30 26 58 38 88-22 25-44 48-66 72-2 1-3 3-5 4-15 16-31 22-46 23-4 0-7 0-7 6 1 1 0 3 4 3 9 0 20 0 29 0 12 0 25 0 36 0 2 0 6 0 6-6 0-3-3-3-4-3-3 0-13-1-13-10 0-6 5-10 9-15 10-12 21-22 32-34 10-10 19-21 29-31 11 25 20 51 31 76 2 4 2 4 2 4 0 3-6 9-18 10-4 0-6 0-6 6 0 3 3 3 4 3 9 0 31 0 40 0 8 0 27 0 35 0 3 0 6 0 6-6 0-3-3-3-5-3-22 0-23-1-28-15-12-29-33-78-41-97 22-23 55-60 65-69 9-8 22-15 41-16 3 0 6 0 6-6-1-1 0-4-4-4-9 0-19 1-29 1-12 0-25-1-35-1-2 0-7 0-7 6 0 3 2 4 4 4 3 0 13 1 13 10 0 4-3 8-6 11-17 19-34 37-51 56z"><text:p/></draw:path><draw:path draw:style-name="gr180" draw:text-style-name="P67" svg:width="0.0287in" svg:height="0.1244in" svg:x="2.0319in" svg:y="0.0079in" svg:viewBox="0 0 74 317" svg:d="M74 158c0-25-4-63-22-98-19-40-46-60-48-60-3 0-4 1-4 3 0 1 0 2 6 7 31 31 49 82 49 148 0 54-12 110-51 150-4 3-4 4-4 5 0 2 1 4 4 4 2 0 31-22 49-63 16-35 21-69 21-96z"><text:p/></draw:path><draw:path draw:style-name="gr180" draw:text-style-name="P67" svg:width="0.0756in" svg:height="0.0957in" svg:x="2.1181in" svg:y="0.022in" svg:viewBox="0 0 193 244" svg:d="M183 13c5 0 10 0 10-7 0-6-5-6-10-6-29 0-57 0-86 0-54 0-97 41-97 91 0 51 44 92 97 92 29 0 57 0 86 0 5 0 10 0 10-6 0-7-5-7-10-7-28 0-57 0-85 0-49 0-85-37-85-79s36-78 85-78c28 0 57 0 85 0zM18 232c-5 0-11 0-11 6s6 6 11 6c55 0 110 0 165 0 5 0 10 0 10-6s-5-6-10-6c-55 0-110 0-165 0z"><text:p/></draw:path><draw:path draw:style-name="gr180" draw:text-style-name="P67" svg:width="0.0839in" svg:height="0.0874in" svg:x="2.2425in" svg:y="0.0154in" svg:viewBox="0 0 214 223" svg:d="M28 29c0 51 0 103 0 154 0 17-3 23-19 24-4 0-9 0-9 4 0 6 5 6 11 6 16 0 32 0 48 0 7 0 11 0 11-6 0-4-5-4-9-4-18-1-21-8-21-24 0-49 0-96 0-145 46 60 91 120 137 180 3 4 5 5 7 5 6 0 6-5 6-10 0-60 0-119 0-179 0-18 3-22 17-22 2 0 7-1 7-6 0-6-4-6-11-6-15 0-30 0-46 0-5 0-10 0-10 6s5 6 9 6c18 0 20 6 20 23 0 33 0 66 0 98-31-43-64-85-95-128-4-5-5-5-12-5-18 0-37 0-55 0-5 0-10 0-10 6 0 5 5 6 7 6 8 1 14 5 17 10 0 1 0 2 0 7zM178 201c-46-60-92-122-138-182-2-4-2-5-6-7 13 0 25 0 38 0 35 48 71 95 106 143 0 15 0 31 0 46z"><text:p/></draw:path><draw:path draw:style-name="gr180" draw:text-style-name="P67" svg:width="0.0402in" svg:height="0.0594in" svg:x="2.3339in" svg:y="0.0618in" svg:viewBox="0 0 103 152" svg:d="M103 77c0-25-3-42-14-58-6-10-20-19-38-19-51 0-51 60-51 77 0 16 0 75 51 75 52 0 52-59 52-75zM51 145c-10 0-23-5-28-23-3-14-3-32-3-48s0-33 3-45c5-18 19-23 28-23 12 0 24 8 27 21 4 12 5 28 5 47 0 16 0 32-4 47-4 20-19 24-28 24z"><text:p/></draw:path></draw:g></draw:g></text:span><text:span text:style-name="T1"><text:s/></text:span>Df. Sdru<text:span text:style-name="T1">žená pstní fce vel X,Y: </text:span><text:span text:style-name="T1"><draw:g text:anchor-type="as-char" svg:y="-0.102in" draw:z-index="18" draw:name="Shape24" draw:style-name="gr178"><svg:title>TexMaths</svg:title><svg:desc>9§inline§P_{X,Y}(x,y) = P(X = x \&amp; Y =y): \mathbb{R}^2 \to [0,1], \text{ pro } \in \mathcal{F}§svg§600§FALSE§</svg:desc><draw:g draw:style-name="gr2"><draw:path draw:style-name="gr179" draw:text-style-name="P66" svg:width="2.9598in" svg:height="0.1252in" svg:x="0.002in" svg:y="0.0067in" svg:viewBox="0 0 7519 319" svg:d="M3760 319c-1254 0-2507 0-3760 0 0-106 0-213 0-319 2506 0 5013 0 7519 0 0 106 0 213 0 319-1253 0-2506 0-3759 0z"><text:p/></draw:path><draw:path draw:style-name="gr180" draw:text-style-name="P67" svg:width="0.0886in" svg:height="0.0843in" svg:x="0.0004in" svg:y="0.0185in" svg:viewBox="0 0 226 215" svg:d="M84 116c18 0 35 0 53 0 45 0 89-33 89-68 0-25-21-48-62-48-34 0-69 0-103 0-6 0-9 0-9 6 0 4 3 4 9 4 4 0 10 0 14 1 4 0 7 1 7 4 0 2-1 3-2 7-14 55-28 112-42 168-3 13-4 15-29 15-5 0-9 0-9 7 0 3 5 3 5 3 9 0 31-1 40-1 7 0 14 0 21 0 6 0 13 1 20 1 2 0 7 0 7-6 0-4-4-4-9-4-12 0-21 0-21-5 0-3 1-4 1-6 6-26 13-52 20-78zM106 22c3-11 4-12 17-12 10 0 21 0 31 0 26 0 43 8 43 31 0 11-7 38-19 50-16 14-35 17-48 17-16 0-30 0-45 0 7-29 14-58 21-86z"><text:p/></draw:path><draw:path draw:style-name="gr180" draw:text-style-name="P67" svg:width="0.0764in" svg:height="0.0587in" svg:x="0.0799in" svg:y="0.063in" svg:viewBox="0 0 195 150" svg:d="M113 67c7-8 13-15 20-22 28-28 37-36 57-38 3 0 5 0 5-4 0-3-1-3-2-3-7 0-15 1-21 1s-20-1-26-1c-2 0-5 0-5 5 1 0 0 2 4 2 2 1 7 1 7 7 0 2-3 6-5 9-2 0-30 28-38 36-7-14-15-28-23-43 0-1 0-2 0-2 0-2 4-6 11-7 2 0 5 0 5-4-1-1 0-3-4-3s-11 0-15 0c-6 0-9 1-15 1-3 0-9 0-12-1-4 0-8 0-12 0-2 0-5 0-5 5 0 2 3 2 7 2 13 0 13 3 16 7 10 21 21 41 31 62-5 3-8 7-13 11-3 5-14 15-18 18-27 27-37 37-57 38-2 0-5 0-5 5 0 1 1 2 4 2 6 0 13-1 19-1 5 0 10 0 14 1 4 0 9 0 13 0 0 0 4 0 4-4 0-3-3-3-4-3-2-1-7-1-7-6 0-4 3-6 8-11 16-15 30-30 45-44 9 17 17 34 26 52 2 3 1 2 2 3 0 2-4 5-11 6-2 0-6 0-6 5 2 1 1 2 5 2s10 0 14 0c5 0 10-1 14-1s9 0 14 1c4 0 8 0 12 0 1 0 4 0 4-4 0-3-3-3-6-3-13 0-15-3-16-6-12-24-24-47-35-70z"><text:p/></draw:path><draw:path draw:style-name="gr180" draw:text-style-name="P67" svg:width="0.0106in" svg:height="0.0264in" svg:x="0.1685in" svg:y="0.1114in" svg:viewBox="0 0 28 68" svg:d="M22 22c0 12-2 27-17 40-1 1-2 2-2 3 0 2 2 3 3 3 3 0 22-18 22-44 0-13-5-24-15-24-8 0-13 6-13 13s5 12 13 12c5 0 6-2 9-3z"><text:p/></draw:path><draw:path draw:style-name="gr180" draw:text-style-name="P67" svg:width="0.0689in" svg:height="0.0587in" svg:x="0.1933in" svg:y="0.063in" svg:viewBox="0 0 176 150" svg:d="M138 26c3-4 8-8 13-12 9-6 17-6 20-7 3 0 5 0 5-4 0-2-1-3-3-3-6 0-12 1-18 1-7 0-16-1-23-1-1 0-4 0-4 5 0 2 3 2 3 2 7 1 7 4 7 5 0 2-1 3-3 5-1 3-3 4-4 6-18 18-36 38-55 57-10-21-19-43-29-65-2-2-1-2-2-3 0-5 11-5 13-5s5 0 5-4c-1-1 0-3-4-3-6 0-23 1-29 1s-20-1-25-1c-2 0-5 0-5 5 0 2 3 2 6 2 13 0 14 3 16 7 11 26 23 51 35 76-4 14-7 27-11 41-3 11-3 11-20 12-3 0-7 0-7 5 0 1 2 2 4 2 4 0 9 0 14 0 4 0 10-1 14-1 5 0 9 1 15 1 4 0 10 0 14 0 2 0 5 0 5-4 0-3-2-3-8-3-3 0-4 0-8-1-4 0-5-1-5-2 0-2 3-13 4-18 2-8 7-27 8-28 1-3 1-4 2-6 20-20 40-41 60-62z"><text:p/></draw:path><draw:path draw:style-name="gr180" draw:text-style-name="P67" svg:width="0.0283in" svg:height="0.1236in" svg:x="0.287in" svg:y="0.0098in" svg:viewBox="0 0 73 315" svg:d="M73 312c0 0 0-1-5-7-40-39-50-99-50-147 0-54 13-109 51-149 4-4 4-4 4-5 0-2-1-4-3-4-3 0-31 22-50 62-16 35-20 69-20 96 0 25 4 63 21 98 19 39 46 59 49 59 2 0 3-1 3-3z"><text:p/></draw:path><draw:path draw:style-name="gr180" draw:text-style-name="P67" svg:width="0.0618in" svg:height="0.0559in" svg:x="0.3264in" svg:y="0.0484in" svg:viewBox="0 0 158 143" svg:d="M96 44c2-8 9-38 32-38 2 0 9 0 15 5-8 2-14 9-14 17 0 4 2 11 11 11 8 0 18-6 18-18 0-17-19-21-30-21-18 0-29 16-33 23-8-20-25-23-35-23-32 0-50 41-50 49 0 2 3 2 4 2 2 0 3-1 4-3 11-34 32-42 42-42 6 0 17 3 17 22 0 10-5 31-17 75-5 19-16 33-30 33-2 0-9 0-16-5 9 0 15-8 15-17 0-8-6-10-12-10-9 0-17 8-17 18 0 15 15 21 30 21 20 0 32-22 33-24 4 12 15 24 34 24 33 0 51-41 51-48 0-4-3-4-4-4-3 0-4 1-4 4-10 33-32 41-42 41-12 0-18-10-18-21 0-7 2-14 6-28 3-14 7-28 10-43z"><text:p/></draw:path><draw:path draw:style-name="gr180" draw:text-style-name="P67" svg:width="0.0142in" svg:height="0.0366in" svg:x="0.4047in" svg:y="0.0902in" svg:viewBox="0 0 37 94" svg:d="M37 32c0-20-8-32-21-32-10 0-16 7-16 16s6 17 16 17c5 0 8-1 12-4 1-1 1-1 1-1 1 0 1 0 1 4 0 24-11 43-22 54-3 3-3 4-3 5 0 2 1 3 3 3 4 0 29-25 29-62z"><text:p/></draw:path><draw:path draw:style-name="gr180" draw:text-style-name="P67" svg:width="0.0571in" svg:height="0.0799in" svg:x="0.4531in" svg:y="0.0484in" svg:viewBox="0 0 146 204" svg:d="M145 19c1-5 1-5 1-7 0-6-5-9-9-9s-8 2-12 7c0 2-3 11-3 17-3 8-5 16-7 25-4 19-10 38-14 57-2 4-15 27-36 27-16 0-20-14-20-26 0-15 5-33 16-61 6-14 7-17 7-24 0-13-10-25-27-25-29 0-41 45-41 49 0 2 3 2 4 2 3 0 3-1 5-5 8-30 21-40 32-40 2 0 8 0 8 11 0 7-3 15-6 22-12 33-18 51-18 66 0 28 20 38 39 38 12 0 22-5 31-14-3 16-8 31-20 48-8 11-20 19-34 19-5 0-19-1-25-12 5 0 9 0 14-4 2-3 6-7 6-13 0-9-8-11-12-11-7 0-18 5-18 20 0 16 15 28 35 28 32 0 64-28 73-64 10-41 21-81 31-121z"><text:p/></draw:path><draw:path draw:style-name="gr180" draw:text-style-name="P67" svg:width="0.0283in" svg:height="0.1236in" svg:x="0.522in" svg:y="0.0098in" svg:viewBox="0 0 73 315" svg:d="M73 158c0-24-4-63-21-99-19-38-46-59-49-59-2 0-3 2-3 4 0 1 0 1 5 7 32 31 50 82 50 147 0 54-12 109-51 149-4 4-4 5-4 5 0 2 1 3 3 3 3 0 31-21 50-61 16-35 20-69 20-96z"><text:p/></draw:path><draw:path draw:style-name="gr180" draw:text-style-name="P67" svg:width="0.0823in" svg:height="0.0287in" svg:x="0.6051in" svg:y="0.0579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886in" svg:height="0.0843in" svg:x="0.7346in" svg:y="0.0185in" svg:viewBox="0 0 226 215" svg:d="M83 116c18 0 36 0 54 0 45 0 89-33 89-68 0-25-21-48-62-48-34 0-69 0-103 0-6 0-10 0-10 6 0 4 3 4 9 4 5 0 10 0 15 1 4 0 6 1 6 4 0 2 0 3-1 7-14 55-28 112-42 168-4 13-4 15-29 15-5 0-9 0-9 7 0 3 4 3 5 3 9 0 31-1 40-1 6 0 14 0 20 0 7 0 14 1 21 1 2 0 6 0 6-6 0-4-3-4-9-4-12 0-20 0-20-5 0-3 0-4 1-6 6-26 13-52 19-78zM106 22c3-11 4-12 17-12 10 0 20 0 30 0 27 0 43 8 43 31 0 11-6 38-19 50-15 14-34 17-48 17-15 0-30 0-44 0 7-29 14-58 21-86z"><text:p/></draw:path><draw:path draw:style-name="gr180" draw:text-style-name="P67" svg:width="0.0287in" svg:height="0.1236in" svg:x="0.839in" svg:y="0.0098in" svg:viewBox="0 0 74 315" svg:d="M74 312c0 0 0-1-6-7-39-39-50-99-50-147 0-54 13-109 51-149 5-4 5-4 5-5 0-2-2-4-4-4s-31 22-50 62c-16 35-20 69-20 96 0 25 4 63 21 98 19 39 47 59 49 59s4-1 4-3z"><text:p/></draw:path><draw:path draw:style-name="gr180" draw:text-style-name="P67" svg:width="0.1024in" svg:height="0.0843in" svg:x="0.8783in" svg:y="0.0185in" svg:viewBox="0 0 261 215" svg:d="M145 86c-9-21-17-42-26-63-1-2-1-2-2-4 0-2 5-8 19-9 3 0 6-1 6-6 0-4-3-4-4-4-14 0-27 1-41 1-7 0-27-1-35-1-2 0-5 0-5 6 0 4 2 4 7 4 19 0 21 3 23 10 13 30 26 58 38 88-22 23-45 48-67 72-1 1-3 2-4 4-15 15-31 20-47 21-3 0-7 0-7 7 2 1 0 3 5 3 9 0 19-1 29-1 12 0 25 1 35 1 3 0 7 0 7-6 0-4-3-2-4-4-4-1-13-1-13-10 0-5 5-9 9-13 10-12 21-24 32-34 9-11 19-21 28-31 11 25 21 50 32 75 1 3 2 3 2 4 0 2-6 8-19 9-3 0-6 1-6 7 0 3 3 3 5 3 8 0 31-1 40-1 8 0 27 1 35 1 2 0 6 0 6-6 0-4-3-4-6-4-21-1-22-1-27-14-13-28-33-78-41-96 22-23 54-60 65-69 9-8 21-15 40-16 4 0 7 0 7-6-2-1 0-4-4-4-9 0-20 1-30 1-12 0-24-1-35-1-2 0-6 0-6 6 0 2 2 4 4 4 3 0 13 1 13 10 0 4-4 8-7 11-17 18-34 36-51 55z"><text:p/></draw:path><draw:path draw:style-name="gr180" draw:text-style-name="P67" svg:width="0.0827in" svg:height="0.0287in" svg:x="1.0295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618in" svg:height="0.0559in" svg:x="1.1575in" svg:y="0.0484in" svg:viewBox="0 0 158 143" svg:d="M97 44c2-8 9-38 31-38 2 0 10 0 16 5-9 2-15 9-15 17 0 4 3 11 11 11s18-6 18-18c0-17-18-21-29-21-19 0-30 16-34 23-8-20-25-23-34-23-33 0-51 41-51 49 0 2 4 2 4 2 2 0 3-1 4-3 11-34 32-42 42-42 7 0 17 3 17 22 0 10-5 31-17 75-4 19-16 33-29 33-2 0-9 0-17-5 9 0 16-8 16-17 0-8-7-10-12-10-10 0-18 8-18 18 0 15 16 21 30 21 21 0 32-22 33-24 5 12 15 24 34 24 34 0 52-41 52-48 0-4-4-4-5-4-3 0-4 1-4 4-10 33-32 41-42 41-12 0-17-10-17-21 0-7 2-14 5-28 4-14 8-28 11-43z"><text:p/></draw:path><draw:path draw:style-name="gr180" draw:text-style-name="P67" svg:width="0.085in" svg:height="0.0909in" svg:x="1.2307in" svg:y="0.0138in" svg:viewBox="0 0 217 232" svg:d="M207 188c-1 25-22 35-36 35-17 0-33-16-43-29 14-15 27-36 41-62 13-20 19-31 48-32 0-4 0-7 0-10-12 1-29 1-31 1-3 0-30 0-38-1 0 3 0 6 0 10 14 0 22 6 22 14 0 3-2 6-3 7-17 30-31 52-45 67-3-3-38-47-52-83 17-19 39-43 39-64 0-14-5-41-28-41-20 0-43 18-43 51 0 14 3 36 13 64-10 10-19 20-28 31-15 14-23 23-23 40 0 27 26 46 57 46 27 0 46-13 57-23 22 19 41 23 56 23 24 0 44-18 44-44-2 0-4 0-7 0zM68 97c-9-25-9-43-9-53 0-27 12-37 23-37 19 0 13 23 19 34 0 21-25 48-33 56zM54 122c7 16 12 25 25 45 7 9 17 24 29 36-20 18-40 20-49 20-26 0-33-30-33-47 0-26 11-37 28-54z"><text:p/></draw:path><draw:path draw:style-name="gr180" draw:text-style-name="P67" svg:width="0.0902in" svg:height="0.0843in" svg:x="1.3268in" svg:y="0.0185in" svg:viewBox="0 0 230 215" svg:d="M177 36c2-2 3-3 5-4 10-9 20-20 41-22 4 0 7 0 7-6 0-3-2-4-4-4-8 0-18 1-26 1-11 0-22-1-32-1-1 0-6 0-6 6 0 4 4 4 5 4 2 0 11 1 11 7s-7 14-9 15c-24 28-48 56-73 85-11-31-23-63-35-94-2-5-2-5-2-6 0-7 16-7 19-7 5 0 8 0 8-6 0-4-4-4-5-4-9 0-31 1-40 1-8 0-27-1-36-1-1 0-5 0-5 6 0 4 3 4 7 4 19 0 20 3 23 11 13 34 26 68 39 103 0 1 1 5 1 6s-12 52-14 57c-4 17-5 17-30 18-5 0-8 0-8 7 0 3 4 3 5 3 9 0 30-1 39-1s32 1 41 1c1 0 6 0 6-6 0-4-4-4-9-4-1 0-7 0-13-1-6 0-8 0-8-4 0-3 3-13 5-20 3-15 7-30 11-44 1-6 1-7 4-10 26-31 52-60 78-90z"><text:p/></draw:path><draw:path draw:style-name="gr180" draw:text-style-name="P67" svg:width="0.0827in" svg:height="0.0287in" svg:x="1.4638in" svg:y="0.0579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571in" svg:height="0.0799in" svg:x="1.5913in" svg:y="0.0484in" svg:viewBox="0 0 146 204" svg:d="M145 19c1-5 1-5 1-7 0-6-5-9-9-9-3 0-8 2-11 7-1 2-4 11-4 17-3 8-5 16-7 25-4 19-10 38-14 57-1 4-15 27-36 27-16 0-19-14-19-26 0-15 5-33 15-61 6-14 7-17 7-24 0-13-10-25-26-25-30 0-42 45-42 49 0 2 4 2 5 2 2 0 2-1 4-5 9-30 22-40 32-40 2 0 8 0 8 11 0 7-3 15-6 22-12 33-18 51-18 66 0 28 20 38 39 38 13 0 23-5 31-14-3 16-7 31-19 48-9 11-21 19-35 19-5 0-19-1-25-12 6 0 9 0 14-4 3-3 6-7 6-13 0-9-8-11-12-11-7 0-17 5-17 20 0 16 14 28 34 28 32 0 64-28 73-64 10-41 21-81 31-121z"><text:p/></draw:path><draw:path draw:style-name="gr180" draw:text-style-name="P67" svg:width="0.0287in" svg:height="0.1236in" svg:x="1.6606in" svg:y="0.0098in" svg:viewBox="0 0 74 315" svg:d="M74 158c0-24-4-63-22-99-19-38-46-59-48-59-3 0-4 2-4 4 0 1 0 1 6 7 31 31 49 82 49 147 0 54-12 109-50 149-5 4-5 5-5 5 0 2 1 3 4 3 2 0 31-21 49-61 16-35 21-69 21-96z"><text:p/></draw:path><draw:path draw:style-name="gr180" draw:text-style-name="P67" svg:width="0.0126in" svg:height="0.0535in" svg:x="1.7472in" svg:y="0.0492in" svg:viewBox="0 0 33 137" svg:d="M33 17c0-9-8-17-17-17s-16 8-16 17 7 17 16 17 17-8 17-17zM33 120c0-9-8-16-17-16s-16 7-16 16 7 17 16 17 17-8 17-17z"><text:p/></draw:path><draw:path draw:style-name="gr180" draw:text-style-name="P67" svg:width="0.0854in" svg:height="0.0846in" svg:x="1.8075in" svg:y="0.0177in" svg:viewBox="0 0 218 216" svg:d="M80 118c4 0 7 0 11 0 16 24 31 49 48 72 3 5 10 17 14 23 2 3 3 3 11 3 14 0 29 0 43 0 5 0 11 0 11-6 0-2-3-5-6-6-11-1-27-22-34-32-2-3-18-23-39-58 28-5 55-17 55-55 0-44-46-59-84-59-33 0-66 0-99 0-6 0-11 0-11 6s6 6 9 6c18 0 19 2 19 18 0 52 0 104 0 157 0 16-1 17-19 17-3 0-9 0-9 6s5 6 11 6c29 0 57 0 86 0 7 0 11 0 11-6s-5-6-9-6c-18 0-19-1-19-17 0-23 0-47 0-69zM141 102c8-12 9-28 9-43s-1-31-11-45c13 4 44 13 44 45 0 21-9 37-42 43zM80 29c0-7 0-17 20-17 26 0 40 11 40 47 0 42-10 47-60 47 0-26 0-51 0-77zM37 204c3-5 3-14 3-16 0-53 0-106 0-159 0-4 0-12-3-17 12 0 24 0 36 0-5 4-5 11-5 15 0 53 0 107 0 161 0 3 0 11 3 16-12 0-22 0-34 0zM104 118c2-1 4-1 6-1 5 0 12-1 17-2 4 8 39 64 65 89-10 0-21 0-31 0-19-28-38-57-57-86z"><text:p/></draw:path><draw:path draw:style-name="gr180" draw:text-style-name="P67" svg:width="0.0382in" svg:height="0.0575in" svg:x="1.9012in" svg:y="0in" svg:viewBox="0 0 98 147" svg:d="M98 107c-3 0-5 0-8 0-1 5-3 18-5 20-2 1-19 1-23 1-13 0-27 0-40 0 23-20 31-26 44-37 17-13 32-27 32-48 0-27-23-43-52-43-27 0-46 20-46 40 0 11 9 12 12 12 5 0 11-3 11-11 0-4-1-12-13-12 7-16 22-21 32-21 23 0 35 17 35 35 0 19-15 34-21 43-18 17-36 35-54 53-2 1-2 1-2 8 31 0 60 0 91 0 3-14 4-27 7-40z"><text:p/></draw:path><draw:path draw:style-name="gr180" draw:text-style-name="P67" svg:width="0.1102in" svg:height="0.065in" svg:x="1.9929in" svg:y="0.0398in" svg:viewBox="0 0 281 166" svg:d="M247 89c-18 14-26 26-29 31-15 21-12 27-17 41 0 5 4 5 6 5 5 0 6-1 7-7 7-31 26-57 62-72 4-1 5-2 5-4s-2-4-3-4c-13-5-52-20-64-74-1-4-2-5-7-5-2 0-6 0-6 5 5 13 3 19 16 41 6 9 16 21 30 31-79 0-157 0-235 0-7 0-12 0-12 6s5 6 12 6c78 0 156 0 235 0z"><text:p/></draw:path><draw:path draw:style-name="gr180" draw:text-style-name="P67" svg:width="0.0165in" svg:height="0.1236in" svg:x="2.1598in" svg:y="0.0098in" svg:viewBox="0 0 43 315" svg:d="M43 315c0-3 0-8 0-12-10 0-20 0-30 0 0-97 0-193 0-289 10 0 20 0 30 0 0-5 0-9 0-14-14 0-29 0-43 0 0 105 0 210 0 315 14 0 29 0 43 0z"><text:p/></draw:path><draw:path draw:style-name="gr180" draw:text-style-name="P67" svg:width="0.052in" svg:height="0.0846in" svg:x="2.1846in" svg:y="0.0201in" svg:viewBox="0 0 133 216" svg:d="M133 109c0-25-2-50-12-74-15-30-41-35-54-35-19 0-43 8-55 38-10 21-12 46-12 71 0 24 1 52 14 76 14 25 37 31 53 31 17 0 40-6 55-35 9-22 11-47 11-72zM67 210c-13 0-32-8-37-38-4-19-4-48-4-67s0-40 3-57c6-38 30-41 38-41 10 0 31 6 37 37 3 17 3 42 3 61 0 25 0 45-3 66-5 29-23 39-37 39z"><text:p/></draw:path><draw:path draw:style-name="gr180" draw:text-style-name="P67" svg:width="0.0142in" svg:height="0.0366in" svg:x="2.2528in" svg:y="0.0902in" svg:viewBox="0 0 37 94" svg:d="M37 32c0-20-7-32-20-32-11 0-17 7-17 16s6 17 17 17c4 0 8-1 11-4 1-1 1-1 2-1 0 2 1 0 1 4 0 24-12 43-22 54-4 3-4 4-4 5 0 2 2 3 3 3 4 0 29-25 29-62z"><text:p/></draw:path><draw:path draw:style-name="gr180" draw:text-style-name="P67" svg:width="0.0406in" svg:height="0.0823in" svg:x="2.3083in" svg:y="0.0201in" svg:viewBox="0 0 104 210" svg:d="M66 8c0-7 0-8-8-8-19 20-47 20-58 20 0 3 0 6 0 10 6 0 25 0 41-8 0 54 0 109 0 163 0 11 0 15-28 15-4 0-7 0-10 0 0 4 0 7 0 10 11-1 37-1 50-1s41 0 51 1c0-3 0-6 0-10-3 0-6 0-9 0-28 0-29-4-29-15 0-59 0-118 0-177z"><text:p/></draw:path><draw:path draw:style-name="gr180" draw:text-style-name="P67" svg:width="0.0165in" svg:height="0.1236in" svg:x="2.3626in" svg:y="0.0098in" svg:viewBox="0 0 43 315" svg:d="M43 0c-14 0-29 0-43 0 0 5 0 9 0 14 10 0 21 0 31 0 0 96 0 192 0 289-10 0-21 0-31 0 0 4 0 9 0 12 14 0 29 0 43 0 0-105 0-210 0-315z"><text:p/></draw:path><draw:path draw:style-name="gr180" draw:text-style-name="P67" svg:width="0.0142in" svg:height="0.0366in" svg:x="2.4051in" svg:y="0.0902in" svg:viewBox="0 0 37 94" svg:d="M37 32c0-20-8-32-21-32-10 0-16 7-16 16s6 17 16 17c5 0 8-1 12-4 1-1 1-1 1-1 1 0 1 0 1 4 0 24-11 43-22 54-3 3-3 4-3 5 0 2 1 3 3 3 4 0 29-25 29-62z"><text:p/></draw:path><draw:path draw:style-name="gr180" draw:text-style-name="P67" svg:width="0.061in" svg:height="0.0783in" svg:x="2.4949in" svg:y="0.0484in" svg:viewBox="0 0 156 200" svg:d="M45 21c0-7 0-14 0-21-15 1-30 2-45 3 0 3 0 6 0 10 23 0 24 1 24 16 0 48 0 98 0 147 0 14-3 14-24 14 0 4 0 7 0 10 11-1 27-1 35-1 9 0 24 0 36 1 0-3 0-6 0-10-21 0-25 0-25-14 0-18 0-36 0-53 0-1 0-1 0-2 2 5 15 22 40 22 36 0 70-31 70-72 0-40-31-71-67-71-24 0-38 14-44 21zM46 104c0-25 0-48 0-72 10-15 25-25 41-25 23 0 43 28 43 64 0 38-23 65-46 65-13 0-25-6-34-20-4-6-4-6-4-12z"><text:p/></draw:path><draw:path draw:style-name="gr180" draw:text-style-name="P67" svg:width="0.0413in" svg:height="0.0547in" svg:x="2.5638in" svg:y="0.0484in" svg:viewBox="0 0 106 140" svg:d="M44 34c0-11 0-22 0-34-14 1-30 2-44 3 0 3 0 6 0 10 23 0 24 2 24 18 0 28 0 55 0 84 0 15-3 15-24 15 0 2 0 6 0 10 13-1 27-1 36-1 13 0 28 0 41 1 0-4 0-8 0-10-3 0-5 0-8 0-23 0-23-4-23-16 0-16 0-32 0-48 0-31 13-60 37-60 2 0 3 0 3 1 0 0-7 4-7 12 0 9 7 13 14 13 5 0 13-3 13-13s-10-19-23-19c-24 0-34 21-39 34z"><text:p/></draw:path><draw:path draw:style-name="gr180" draw:text-style-name="P67" svg:width="0.0547in" svg:height="0.0571in" svg:x="2.6126in" svg:y="0.0472in" svg:viewBox="0 0 140 146" svg:d="M140 75c0-41-32-75-70-75-39 0-70 35-70 75s32 71 69 71c39 0 71-32 71-71zM70 138c-14 0-28-7-36-22-8-13-8-33-8-44 0-13 0-30 7-43 9-15 24-22 36-22 15 0 28 7 36 21 8 13 8 31 8 44 0 11 0 28-7 42-6 15-20 24-36 24z"><text:p/></draw:path><draw:path draw:style-name="gr180" draw:text-style-name="P67" svg:width="0.0618in" svg:height="0.072in" svg:x="2.7579in" svg:y="0.0362in" svg:viewBox="0 0 158 184" svg:d="M148 98c5 0 10 0 10-6s-5-6-10-6c-45 0-89 0-134 0 3-43 39-73 84-73 16 0 33 0 50 0 5 0 10 0 10-7 0-6-5-6-10-6-17 0-34 0-51 0-54 0-97 41-97 92 0 50 43 92 97 92 17 0 34 0 51 0 5 0 10 0 10-7 0-6-5-6-10-6-17 0-34 0-50 0-45 0-81-31-84-73 45 0 89 0 134 0z"><text:p/></draw:path><draw:path draw:style-name="gr180" draw:text-style-name="P67" svg:width="0.1008in" svg:height="0.0886in" svg:x="2.8673in" svg:y="0.0185in" svg:viewBox="0 0 257 226" svg:d="M257 12c0-15-24-12-34-12-39 0-80 0-119 0-16 0-45 9-49 26 1 2 1 2 3 2 7 0 17-5 21-10 9 0 19-1 29-1 6 0 14 0 20 0-1 3-2 6-2 7-12 57-31 106-45 137-2 4-19 44-23 47-14 0-25-7-30-20-1-1-1-2-4-2-7 0-24 10-24 15 0 1 0 1 1 2 5 14 20 23 35 23 16 0 35-11 45-23 11-12 32-64 40-83 20 0 40 0 61 0-1 0-1 1-1 1 0 1 2 3 4 3 6 0 24-9 24-19 0-3-2-2-6-2-25 0-51 0-76 0 8-29 19-57 25-86 14 0 28 0 42 0 8 0 30-1 36 6 0 2-1 5 0 6 0 1 1 1 2 1 8 0 25-9 25-18z"><text:p/></draw:path></draw:g></draw:g></text:span></text:p>
      <text:p text:style-name="P25"><draw:g text:anchor-type="as-char" svg:y="-0.102in" draw:z-index="17" draw:name="Shape25" draw:style-name="gr178"><svg:title>TexMaths</svg:title><svg:desc>9§inline§var(aX=b) = a^2var(X)
§svg§600§FALSE§</svg:desc><draw:g draw:style-name="gr2"><draw:path draw:style-name="gr179" draw:text-style-name="P66" svg:width="1.3472in" svg:height="0.1205in" svg:x="0.0035in" svg:y="0.0067in" svg:viewBox="0 0 3423 307" svg:d="M1712 307c-571 0-1141 0-1712 0 0-102 0-204 0-307 1141 0 2282 0 3423 0 0 103 0 205 0 307-571 0-1141 0-1711 0z"><text:p/></draw:path><draw:path draw:style-name="gr180" draw:text-style-name="P67" svg:width="0.0547in" svg:height="0.0559in" svg:x="0.0004in" svg:y="0.0484in" svg:viewBox="0 0 140 143" svg:d="M140 23c0-18-9-23-15-23-8 0-15 8-15 15 0 5 2 7 5 10 6 7 11 15 11 25 0 14-20 86-57 86-16 0-23-11-23-27 0-18 8-40 18-67 3-5 4-10 4-16 0-14-10-26-26-26-29 0-42 46-42 49s4 3 5 3c2 0 2-1 4-6 9-32 23-39 32-39 3 0 9 0 9 10 0 8-4 16-6 23-14 36-18 51-18 65 0 33 27 38 42 38 54 0 72-104 72-120z"><text:p/></draw:path><draw:path draw:style-name="gr180" draw:text-style-name="P67" svg:width="0.0567in" svg:height="0.0559in" svg:x="0.0669in" svg:y="0.0484in" svg:viewBox="0 0 145 143" svg:d="M105 21c-5-12-14-21-28-21-37 0-77 47-77 93 0 30 18 50 42 50 7 0 23-1 42-23 2 13 13 23 29 23 10 0 18-7 23-17 5-12 9-30 9-31 0-3-3-3-4-3-3 0-3 1-4 5-6 21-11 39-24 39-9 0-10-8-10-14 0-7 0-9 4-24 4-12 5-16 7-28 4-14 8-29 12-44 2-9 2-10 2-11 0-5-4-9-9-9-7 0-13 8-14 15zM85 103c-1 5-1 6-7 11-13 18-27 22-35 22-16 0-21-17-21-30 0-15 10-54 18-68 9-19 24-31 37-31 20 0 25 26 25 28s-1 4-1 6c-6 20-11 41-16 62z"><text:p/></draw:path><draw:path draw:style-name="gr180" draw:text-style-name="P67" svg:width="0.0504in" svg:height="0.0559in" svg:x="0.1311in" svg:y="0.0484in" svg:viewBox="0 0 129 143" svg:d="M19 122c-1 4-3 11-3 13 0 6 5 8 9 8s9-2 12-9c1-1 11-44 13-49 2-11 8-33 9-42 2-3 10-19 18-25 3-3 12-11 26-11 8 0 12 4 13 4-10 2-17 9-17 18 0 4 4 11 13 11 8 0 17-8 17-19s-10-21-26-21c-21 0-35 16-41 24-3-13-14-24-29-24-14 0-20 13-23 18-5 11-10 30-10 31 0 3 3 2 4 3 3 0 3-1 5-7 5-22 12-38 23-38 6 0 10 3 10 15 0 7-1 10-5 27-6 24-12 48-18 73z"><text:p/></draw:path><draw:path draw:style-name="gr180" draw:text-style-name="P67" svg:width="0.0283in" svg:height="0.1236in" svg:x="0.1996in" svg:y="0.0098in" svg:viewBox="0 0 73 315" svg:d="M73 312c0-1 0-1-6-6-38-41-49-100-49-147 0-55 13-110 51-150 4-4 4-4 4-5 0-3-1-4-3-4-3 0-31 22-50 62-16 34-20 70-20 97 0 23 4 61 21 97 19 39 46 59 49 59 2 0 3 0 3-3z"><text:p/></draw:path><draw:path draw:style-name="gr180" draw:text-style-name="P67" svg:width="0.0567in" svg:height="0.0559in" svg:x="0.2409in" svg:y="0.0484in" svg:viewBox="0 0 145 143" svg:d="M105 21c-5-12-15-21-29-21-37 0-76 47-76 93 0 30 17 50 42 50 7 0 22-1 41-23 2 13 13 23 29 23 11 0 18-7 23-17 5-12 10-30 10-31 0-3-3-3-4-3-3 0-3 1-4 5-6 21-12 39-25 39-9 0-9-8-9-14 0-7 0-9 4-24 4-12 5-16 7-28 4-14 7-29 11-44 3-9 3-10 3-11 0-5-4-9-9-9-8 0-13 8-14 15zM85 103c-2 5-2 6-7 11-13 18-27 22-36 22-15 0-20-17-20-30 0-15 10-54 18-68 9-19 24-31 36-31 21 0 26 26 26 28s-1 4-1 6c-6 20-11 41-16 62z"><text:p/></draw:path><draw:path draw:style-name="gr180" draw:text-style-name="P67" svg:width="0.1024in" svg:height="0.0843in" svg:x="0.3047in" svg:y="0.0185in" svg:viewBox="0 0 261 215" svg:d="M145 86c-9-22-18-43-27-63-1-2-1-3-1-4 0-2 5-8 18-9 4-1 6-1 6-6 0-4-3-4-4-4-13 0-26 1-40 1-8 0-28-1-35-1-3 0-6 0-6 6 0 4 3 4 7 4 19 0 21 3 24 10 13 30 25 58 37 88-22 24-44 47-66 71-2 1-3 2-5 3-15 17-30 22-46 23-4 1-7 1-7 6 0 1 0 4 4 4 9 0 20-1 30-1 12 0 24 1 35 1 2 0 6 0 6-7 0-2-3-3-4-3-3 0-13-1-13-10 0-5 5-10 9-13 11-12 21-23 32-34 10-11 19-21 29-31 11 25 20 50 31 74 2 4 2 4 2 5 0 2-5 8-18 9-3 1-6 1-6 6 0 4 3 4 4 4 9 0 32-1 40-1s28 1 35 1c3 0 6 0 6-6 0-4-2-4-5-4-22 0-23-1-28-14-12-29-33-77-41-96 22-23 55-61 65-69 9-8 22-15 41-16 3-1 7-1 7-6 0-1 0-4-5-4-9 0-19 1-29 1-12 0-24-1-35-1-2 0-7 0-7 6 0 2 2 3 4 4 4 0 13 1 13 10 0 4-3 8-6 11-17 18-34 36-51 55z"><text:p/></draw:path><draw:path draw:style-name="gr180" draw:text-style-name="P67" svg:width="0.0827in" svg:height="0.0287in" svg:x="0.4559in" svg:y="0.0579in" svg:viewBox="0 0 211 74" svg:d="M200 13c4 0 11 0 11-7 0-6-7-6-10-6-63 0-127 0-190 0-5 0-11 0-11 6 0 7 6 7 11 7 63 0 126 0 189 0zM201 74c3 0 10 0 10-6 0-7-7-7-11-7-63 0-126 0-189 0-5 0-11 0-11 7 0 6 6 6 11 6 63 0 127 0 190 0z"><text:p/></draw:path><draw:path draw:style-name="gr180" draw:text-style-name="P67" svg:width="0.0457in" svg:height="0.087in" svg:x="0.5862in" svg:y="0.0165in" svg:viewBox="0 0 117 222" svg:d="M61 4c-2-1 0-4-4-4-8 0-31 3-39 4-3 0-5 0-5 6 0 4 2 4 7 4 15 0 16 1 16 5 0 2-4 13-5 19-9 34-17 68-26 104-3 15-5 20-5 31 0 29 17 49 40 49 37 0 77-46 77-92 0-28-17-51-42-51-15 0-28 9-37 19 8-31 15-63 23-94zM31 123c2-7 2-8 5-11 15-21 30-25 38-25 11 0 20 9 20 29 0 19-10 55-17 66-10 22-24 33-37 33-10 0-21-9-21-32 0-5 0-11 5-31 3-10 5-19 7-29z"><text:p/></draw:path><draw:path draw:style-name="gr180" draw:text-style-name="P67" svg:width="0.0283in" svg:height="0.1236in" svg:x="0.6413in" svg:y="0.0098in" svg:viewBox="0 0 73 315" svg:d="M73 159c0-26-4-63-21-100-19-38-46-59-49-59-2 0-3 2-3 4 0 1 0 1 5 7 32 31 50 81 50 148 0 53-12 108-51 147-4 5-4 5-4 6 0 2 1 3 3 3 3 0 31-21 50-62 16-34 20-69 20-94z"><text:p/></draw:path><draw:path draw:style-name="gr180" draw:text-style-name="P67" svg:width="0.0827in" svg:height="0.0287in" svg:x="0.7232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67in" svg:height="0.0559in" svg:x="0.8531in" svg:y="0.0484in" svg:viewBox="0 0 145 143" svg:d="M105 21c-6-12-15-21-29-21-37 0-76 47-76 93 0 30 17 50 41 50 7 0 23-1 42-23 2 13 13 23 29 23 10 0 18-7 23-17 5-12 10-30 10-31 0-3-4-3-5-3-2 0-2 1-4 5-5 21-11 39-24 39-9 0-9-8-9-14 0-7 1-9 4-24 4-12 4-16 7-28 4-14 8-29 11-44 3-9 3-10 3-11 0-5-5-9-10-9-7 0-12 8-13 15zM85 103c-2 5-2 6-7 11-14 18-27 22-36 22-15 0-20-17-20-30 0-15 10-54 18-68 10-19 24-31 37-31 20 0 24 26 24 28s0 4-1 6c-5 20-10 41-15 62z"><text:p/></draw:path><draw:path draw:style-name="gr180" draw:text-style-name="P67" svg:width="0.0382in" svg:height="0.0575in" svg:x="0.9193in" svg:y="0in" svg:viewBox="0 0 98 147" svg:d="M98 106c-3 0-5 0-8 0-1 6-3 18-5 21-2 1-19 1-23 1-13 0-27 0-40 0 23-21 31-26 44-37 17-13 32-27 32-48 0-27-24-43-52-43-27 0-46 20-46 40 0 11 9 12 12 12 5 0 11-3 11-11 0-5-1-12-13-12 7-16 22-21 32-21 23 0 35 17 35 35 0 19-15 35-21 43-18 17-36 34-54 52-2 3-2 3-2 9 31 0 60 0 91 0 3-14 4-27 7-41z"><text:p/></draw:path><draw:path draw:style-name="gr180" draw:text-style-name="P67" svg:width="0.0543in" svg:height="0.0559in" svg:x="0.9732in" svg:y="0.0484in" svg:viewBox="0 0 139 143" svg:d="M139 23c0-18-8-23-14-23-8 0-15 8-15 15 0 5 1 7 4 10 7 7 11 15 11 25 0 14-19 86-56 86-16 0-23-11-23-27 0-18 8-40 18-67 3-5 3-10 3-16 0-14-9-26-25-26-29 0-42 46-42 49s3 2 4 3c3 0 3-1 5-6 9-32 23-39 32-39 2 0 8 0 8 10 0 8-3 16-6 23-13 36-18 51-18 65 0 33 28 38 42 38 54 0 72-104 72-120z"><text:p/></draw:path><draw:path draw:style-name="gr180" draw:text-style-name="P67" svg:width="0.0567in" svg:height="0.0559in" svg:x="1.0394in" svg:y="0.0484in" svg:viewBox="0 0 145 143" svg:d="M105 21c-5-12-15-21-28-21-37 0-77 47-77 93 0 30 17 50 42 50 7 0 22-1 41-23 2 13 13 23 29 23 11 0 18-7 23-17 5-12 10-30 10-31 0-3-3-3-4-3-3 0-3 1-4 5-6 21-12 39-25 39-8 0-9-8-9-14 0-7 0-9 4-24 4-12 5-16 7-28 4-14 8-29 11-44 3-9 3-10 3-11 0-5-4-9-9-9-8 0-13 8-14 15zM85 103c-2 5-2 6-7 11-13 18-27 22-36 22-15 0-20-17-20-30 0-15 10-54 18-68 9-19 24-31 37-31 20 0 25 26 25 28s-1 4-1 6c-6 20-11 41-16 62z"><text:p/></draw:path><draw:path draw:style-name="gr180" draw:text-style-name="P67" svg:width="0.0504in" svg:height="0.0559in" svg:x="1.1039in" svg:y="0.0484in" svg:viewBox="0 0 129 143" svg:d="M19 122c-2 4-4 11-4 13 0 6 5 8 10 8 4 0 9-2 12-9 0-1 11-44 12-49 2-11 9-33 10-42 1-3 10-19 18-25 2-3 12-11 26-11 8 0 8 3 12 4-9 2-16 9-16 18 0 4 4 11 13 11 8 0 17-8 17-19s-10-21-26-21c-21 0-36 16-41 24-3-13-14-24-29-24-14 0-20 13-23 18-6 11-10 30-10 31 0 3 3 3 4 3 3 0 3-1 5-7 5-22 12-38 23-38 6 0 10 3 10 15 0 7-2 10-5 27-6 24-12 48-18 73z"><text:p/></draw:path><draw:path draw:style-name="gr180" draw:text-style-name="P67" svg:width="0.0283in" svg:height="0.1236in" svg:x="1.1724in" svg:y="0.0098in" svg:viewBox="0 0 73 315" svg:d="M73 312c0-1 0-1-6-6-39-41-49-100-49-147 0-55 12-110 51-150 4-4 4-4 4-5 0-3-1-4-3-4-3 0-31 22-50 62-16 34-20 70-20 97 0 23 4 61 21 97 19 39 46 59 49 59 2 0 3 0 3-3z"><text:p/></draw:path><draw:path draw:style-name="gr180" draw:text-style-name="P67" svg:width="0.1024in" svg:height="0.0843in" svg:x="1.2118in" svg:y="0.0185in" svg:viewBox="0 0 261 215" svg:d="M145 86c-9-22-18-43-27-63-1-2-1-3-1-4 0-2 5-8 18-9 4-1 6-1 6-6 0-4-3-4-4-4-13 0-26 1-40 1-8 0-28-1-35-1-3 0-6 0-6 6 0 4 3 4 7 4 19 0 22 3 24 10 13 30 25 58 37 88-22 24-44 47-66 71-2 1-3 2-5 3-15 17-30 22-46 23-4 1-7 1-7 6 0 1 0 4 4 4 9 0 20-1 30-1 12 0 24 1 35 1 2 0 6 0 6-7 0-2-3-3-4-3-3 0-12-1-12-10 0-5 4-10 8-13 11-12 21-23 32-34 10-11 19-21 29-31 11 25 21 50 31 74 2 4 2 4 2 5 0 2-5 8-18 9-4 1-6 1-6 6 0 4 3 4 4 4 9 0 32-1 40-1s28 1 35 1c3 0 6 0 6-6 0-4-2-4-5-4-22 0-23-1-27-14-13-29-34-77-41-96 21-23 54-61 64-69 9-8 22-15 41-16 3-1 7-1 7-6 0-1 0-4-4-4-10 0-20 1-30 1-12 0-24-1-35-1-2 0-7 0-7 6 0 2 2 3 5 4 3 0 12 1 12 10 0 4-3 8-6 11-17 18-34 36-51 55z"><text:p/></draw:path><draw:path draw:style-name="gr180" draw:text-style-name="P67" svg:width="0.0287in" svg:height="0.1236in" svg:x="1.3283in" svg:y="0.0098in" svg:viewBox="0 0 74 315" svg:d="M74 159c0-26-4-63-21-100-19-38-47-59-49-59s-4 2-4 4c0 1 0 1 6 7 31 31 49 81 49 148 0 53-12 108-50 147-5 5-5 5-5 6 0 2 2 3 4 3s31-21 50-62c16-34 20-69 20-94z"><text:p/></draw:path></draw:g></draw:g><text:s/>Df:<text:span text:style-name="T1"> Nez. náh. vel.: </text:span><text:span text:style-name="T1"><draw:g text:anchor-type="as-char" svg:y="-0.0929in" draw:z-index="14" draw:name="Shape26" draw:style-name="gr178"><svg:title>TexMaths</svg:title><svg:desc>9§inline§\forall x,y \{ X=x\}, {Y=y} \text{ jsou nezav.}§svg§600§FALSE§</svg:desc><draw:g draw:style-name="gr2"><draw:path draw:style-name="gr179" draw:text-style-name="P66" svg:width="1.7394in" svg:height="0.1102in" svg:x="0.0063in" svg:y="0.0063in" svg:viewBox="0 0 4419 281" svg:d="M0 0c1473 0 2946 0 4419 0 0 93 0 188 0 281-1473 0-2946 0-4419 0 0-93 0-188 0-281z"><text:p/></draw:path><draw:path draw:style-name="gr180" draw:text-style-name="P67" svg:width="0.0689in" svg:height="0.0878in" svg:x="0in" svg:y="0.0075in" svg:viewBox="0 0 176 224" svg:d="M175 12c1-4 1-5 1-6 0-3-2-6-7-6-3 0-5 4-7 7-9 24-17 46-26 69-32 0-64 0-96 0-9-23-17-45-26-69-2-4-3-7-8-7-2 0-6 3-6 6 1 2 0 1 2 6 26 68 53 136 79 205 1 4 3 7 7 7 5 0 6-4 7-6 27-69 53-138 80-206zM45 89c29 0 57 0 86 0-15 37-28 74-43 111-14-37-29-74-43-111z"><text:p/></draw:path><draw:path draw:style-name="gr180" draw:text-style-name="P67" svg:width="0.0618in" svg:height="0.0555in" svg:x="0.0728in" svg:y="0.0382in" svg:viewBox="0 0 158 142" svg:d="M97 44c2-8 9-38 31-38 2 0 10 0 16 5-9 2-15 10-15 17 0 5 3 11 11 11s18-6 18-18c0-17-18-21-29-21-19 0-30 16-34 23-8-20-25-23-34-23-33 0-51 40-51 49 0 2 4 2 4 2 2 0 3-1 4-3 11-34 32-42 42-42 7 0 17 4 17 22 0 10-5 30-17 74-4 20-16 34-29 34-2 0-9 0-17-5 9-2 16-8 16-17 0-8-7-11-12-11-10 0-18 8-18 18 0 15 16 21 30 21 21 0 32-22 33-23 5 11 15 23 34 23 33 0 52-40 52-49 0-2-4-2-5-2-3 0-4 1-4 3-10 34-32 42-42 42-12 0-17-11-17-21 0-7 2-14 5-28 4-14 8-29 11-43z"><text:p/></draw:path><draw:path draw:style-name="gr180" draw:text-style-name="P67" svg:width="0.0142in" svg:height="0.0366in" svg:x="0.1508in" svg:y="0.0791in" svg:viewBox="0 0 37 94" svg:d="M37 33c0-20-7-33-20-33-11 0-17 8-17 17 0 8 6 17 17 17 4 0 8-2 11-4 1-1 1-1 2-1 0 2 1 0 1 4 0 24-11 43-22 53-4 3-4 4-4 5 0 2 2 3 3 3 4 0 29-24 29-61z"><text:p/></draw:path><draw:path draw:style-name="gr180" draw:text-style-name="P67" svg:width="0.0571in" svg:height="0.0791in" svg:x="0.1992in" svg:y="0.0382in" svg:viewBox="0 0 146 202" svg:d="M145 19c1-5 1-5 1-7 0-6-4-8-9-8-3 0-8 1-11 6-1 2-4 12-4 17-2 8-5 16-7 25-4 19-10 38-14 57-1 4-15 27-36 27-15 0-19-15-19-26 0-15 5-34 16-61 5-14 6-18 6-24 0-13-10-25-26-25-30 0-42 46-42 49 0 2 4 2 5 2 2 0 3-1 4-5 9-30 22-40 32-40 3 0 9 0 9 11 0 7-4 16-6 22-12 33-19 51-19 66 0 28 20 37 39 37 13 0 23-5 32-13-4 16-8 30-20 46-8 11-21 21-35 21-5 0-19-2-25-14 6 0 10 0 14-3 3-4 6-7 6-14 0-9-8-9-12-9-7 0-17 4-17 19 0 16 14 27 34 27 32 0 64-28 73-63 10-40 21-81 31-120z"><text:p/></draw:path><draw:path draw:style-name="gr180" draw:text-style-name="P67" svg:width="0.0441in" svg:height="0.1232in" svg:x="0.2701in" svg:y="0in" svg:viewBox="0 0 113 314" svg:d="M68 42c0-12 8-33 42-35 2-1 3-2 3-3 0-4-3-4-6-4-32 0-61 16-61 40 0 23 0 47 0 71 0 12 0 22-13 33-10 9-23 10-29 10-2 0-4 2-4 3 0 2 3 2 5 3 21 1 36 13 40 28 1 3 1 4 1 15 0 21 0 42 0 62 0 14 0 24 15 36 13 9 34 13 46 13 3 0 6 0 6-4 0-3-2-3-5-3-21-1-36-11-40-27 0-3 0-4 0-16 0-21 0-43 0-65 0-15-3-20-13-30-7-7-16-10-25-12 26-7 38-21 38-39 0-25 0-51 0-76z"><text:p/></draw:path><draw:path draw:style-name="gr180" draw:text-style-name="P67" svg:width="0.1024in" svg:height="0.0843in" svg:x="0.3268in" svg:y="0.0079in" svg:viewBox="0 0 261 215" svg:d="M145 86c-9-21-17-42-26-63-1-2-2-3-2-4 0-2 5-7 19-9 3 0 6 0 6-6 0-4-3-4-5-4-13 0-26 1-40 1-8 0-27-1-35-1-2 0-5 0-5 6 0 4 2 4 7 4 19 0 21 3 23 10 13 29 25 58 37 88-22 23-44 48-66 71-1 1-3 2-4 3-15 17-31 22-47 23-4 0-7 0-7 6 2 2 0 4 5 4 9 0 19-2 29-2 12 0 25 2 35 2 2 0 7 0 7-7 0-3-4-3-5-3-3-1-12-1-12-10 0-5 5-10 9-14 10-11 21-23 32-34 9-10 19-20 28-30 11 25 21 49 32 74 1 3 1 3 2 4 0 3-6 8-19 10-3 0-6 0-6 5s3 5 4 5c9 0 32-2 41-2 7 0 27 2 35 2 2 0 5 0 5-6 0-4-2-4-5-4-21-1-22-2-27-14-13-29-33-78-41-97 21-21 54-59 65-68 9-7 21-15 40-16 4 0 7 0 7-6-2-1 0-4-4-4-9 0-20 1-30 1-12 0-24-1-35-1-2 0-6 0-6 6 0 3 1 4 4 4 3 1 13 1 13 10 0 4-4 9-7 11-17 18-34 36-51 55z"><text:p/></draw:path><draw:path draw:style-name="gr180" draw:text-style-name="P67" svg:width="0.0827in" svg:height="0.0287in" svg:x="0.478in" svg:y="0.0472in" svg:viewBox="0 0 211 74" svg:d="M200 13c4 0 11 0 11-7 0-6-7-6-11-6-63 0-127 0-190 0-4 0-10 0-10 6 0 7 6 7 11 7 63 0 126 0 189 0zM200 74c4 0 11 0 11-7 0-6-7-6-11-6-63 0-126 0-189 0-5 0-11 0-11 6 0 7 6 7 10 7 63 0 127 0 190 0z"><text:p/></draw:path><draw:path draw:style-name="gr180" draw:text-style-name="P67" svg:width="0.0618in" svg:height="0.0555in" svg:x="0.6059in" svg:y="0.0382in" svg:viewBox="0 0 158 142" svg:d="M96 44c3-8 10-38 32-38 2 0 9 0 16 5-9 2-15 10-15 17 0 5 3 11 11 11s18-6 18-18c0-17-18-21-29-21-19 0-30 16-34 23-8-20-25-23-34-23-33 0-51 40-51 49 0 2 3 1 4 2 2 0 3-1 4-3 11-34 32-42 42-42 7 0 17 4 17 22 0 10-5 30-17 74-5 20-16 34-29 34-2 0-10 0-17-5 9-2 16-8 16-17 0-8-7-11-12-11-10 0-18 8-18 18 0 15 16 21 30 21 21 0 32-22 33-23 4 11 15 23 34 23 33 0 51-40 51-49 0-2-3-2-4-2-3 0-4 1-4 3-10 34-32 42-42 42-12 0-17-11-17-21 0-7 2-14 5-28 4-14 7-29 10-43z"><text:p/></draw:path><draw:path draw:style-name="gr180" draw:text-style-name="P67" svg:width="0.0441in" svg:height="0.1232in" svg:x="0.6827in" svg:y="0in" svg:viewBox="0 0 113 314" svg:d="M46 271c0 13-8 34-43 36-1 0-3 1-3 3 0 4 4 4 6 4 31 0 61-16 61-40 0-23 0-47 0-72 0-11 0-21 12-32 12-9 24-10 31-10 2-1 3-2 3-3 0-3-2-3-6-3-21-1-36-13-39-28-1-4-1-5-1-15 0-21 0-42 0-62 0-14 0-24-15-36-13-10-35-13-46-13-2 0-6 0-6 4 0 2 2 2 5 3 20 1 36 11 40 27 1 3 1 4 1 15 0 22 0 44 0 66 0 14 3 20 13 30 6 7 15 10 24 12-26 7-37 21-37 39 0 25 0 50 0 75z"><text:p/></draw:path><draw:path draw:style-name="gr180" draw:text-style-name="P67" svg:width="0.0142in" svg:height="0.0366in" svg:x="0.7469in" svg:y="0.0791in" svg:viewBox="0 0 37 94" svg:d="M37 33c0-20-8-33-21-33-10 0-16 8-16 17 0 8 6 17 16 17 5 0 8-2 12-4 1-1 1-1 2-1 0 2 0 0 0 4 0 24-11 43-22 53-3 3-3 4-3 5 0 2 1 3 3 3 4 0 29-24 29-61z"><text:p/></draw:path><draw:path draw:style-name="gr180" draw:text-style-name="P67" svg:width="0.0902in" svg:height="0.0843in" svg:x="0.7957in" svg:y="0.0079in" svg:viewBox="0 0 230 215" svg:d="M178 36c2-2 3-3 5-5 9-9 20-19 41-21 3 0 6 0 6-6 0-2-1-4-4-4-8 0-17 1-26 1-10 0-22-1-32-1-1 0-6 0-6 6 0 4 4 4 5 4 2 0 11 1 11 7 0 5-7 14-8 15-24 28-49 56-74 85-11-32-22-63-34-94-2-4-1-3-2-5 0-8 16-8 18-8 5 0 8 0 8-6 0-4-4-4-5-4-8 0-31 1-40 1-8 0-27-1-35-1-1 0-6 0-6 6 0 4 4 4 7 4 19 0 21 3 24 11 12 34 26 68 38 103 0 1 1 5 1 5 0 1-12 52-13 57-5 17-5 18-30 19-6 0-9 0-9 6 0 4 4 4 5 4 9 0 30-2 39-2s32 2 41 2c2 0 6 0 6-7 0-3-3-3-9-3-1 0-6 0-12-1-7-1-9-1-9-5 0-2 3-13 5-20 3-14 8-29 11-43 1-7 2-7 4-10 26-31 53-60 79-90z"><text:p/></draw:path><draw:path draw:style-name="gr180" draw:text-style-name="P67" svg:width="0.0827in" svg:height="0.0287in" svg:x="0.9323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571in" svg:height="0.0791in" svg:x="1.0606in" svg:y="0.0382in" svg:viewBox="0 0 146 202" svg:d="M144 19c2-5 2-5 2-7 0-6-5-8-10-8-3 0-8 1-11 6-1 2-3 12-4 17-2 8-5 16-7 25-4 19-10 38-14 57-1 4-14 27-35 27-16 0-20-15-20-26 0-15 5-34 16-61 5-14 7-18 7-24 0-13-10-25-27-25-29 0-41 46-41 49 0 2 3 2 4 2 2 0 3-1 4-5 9-30 22-40 33-40 2 0 8 0 8 11 0 7-4 16-6 22-12 33-19 51-19 66 0 28 21 37 39 37 13 0 23-5 32-13-4 16-8 30-20 46-8 11-21 21-35 21-5 0-18-2-24-14 5 0 9 0 14-3 2-4 6-7 6-14 0-9-9-9-12-9-7 0-18 4-18 19 0 16 14 27 34 27 32 0 65-28 74-63 10-40 20-81 30-120z"><text:p/></draw:path><draw:path draw:style-name="gr180" draw:text-style-name="P67" svg:width="0.0307in" svg:height="0.1075in" svg:x="1.1587in" svg:y="0.0102in" svg:viewBox="0 0 79 274" svg:d="M79 72c-16 1-31 2-47 4 0 2 0 6 0 9 24 0 27 2 27 17 0 42 0 83 0 125 0 13-3 41-24 41-1 0-8 0-17-5 5 0 12-5 12-14 0-8-7-14-15-14-9 0-15 6-15 14 0 16 18 25 36 25 23 0 43-20 43-48 0-52 0-103 0-154zM79 17c0-9-7-17-16-17-10 0-17 8-17 17s7 16 17 16c9 0 16-7 16-16z"><text:p/></draw:path><draw:path draw:style-name="gr180" draw:text-style-name="P67" svg:width="0.0406in" svg:height="0.0563in" svg:x="1.2059in" svg:y="0.0374in" svg:viewBox="0 0 104 144" svg:d="M56 80c7 1 32 6 32 29 0 16-11 29-35 29-27 0-38-18-44-45-1-5-1-6-4-6-5 0-5 2-5 8 0 14 0 27 0 42 0 5 0 7 4 7 1 0 1-1 8-6 1-1 1-1 6-8 14 14 28 14 35 14 36 0 51-21 51-43 0-17-9-26-13-31-11-10-23-12-36-14-18-4-40-8-40-26 0-11 8-25 36-25 35 0 36 29 37 39 0 3 3 3 4 3 4 0 4-2 4-8 0-11 0-21 0-32 0-5 0-7-3-7-2 0-3 0-7 4 0 0-4 3-5 4-13-8-25-8-30-8-38 0-51 21-51 39 0 10 5 19 14 26 10 9 19 11 42 15z"><text:p/></draw:path><draw:path draw:style-name="gr180" draw:text-style-name="P67" svg:width="0.0547in" svg:height="0.0563in" svg:x="1.2543in" svg:y="0.0374in" svg:viewBox="0 0 140 144" svg:d="M140 74c0-41-31-74-70-74s-70 34-70 74 33 70 70 70c38 0 70-31 70-70zM70 137c-13 0-27-8-36-22-8-13-8-33-8-44 0-13 0-30 8-43 8-15 24-22 36-22 14 0 28 7 36 21 8 13 8 31 8 44 0 11 0 28-7 42s-21 24-37 24z"><text:p/></draw:path><draw:path draw:style-name="gr180" draw:text-style-name="P67" svg:width="0.0622in" svg:height="0.0555in" svg:x="1.3173in" svg:y="0.0382in" svg:viewBox="0 0 159 142" svg:d="M114 114c0 9 0 18 0 28 16-1 30-2 45-3 0-3 0-7 0-10-21 0-24-2-24-18 0-37 0-74 0-111-15 1-31 3-47 4 0 3 0 6 0 9 23 0 25 2 25 18 0 18 0 36 0 55 0 28-15 50-38 50-27 0-28-16-28-32 0-35 0-69 0-104-15 1-32 3-47 4 0 3 0 6 0 9 25 0 25 1 25 29 0 16 0 31 0 47 0 24 0 53 48 53 18 0 31-8 41-28z"><text:p/></draw:path><draw:path draw:style-name="gr180" draw:text-style-name="P67" svg:width="0.0622in" svg:height="0.0543in" svg:x="1.428in" svg:y="0.0382in" svg:viewBox="0 0 159 139" svg:d="M24 31c0 27 0 55 0 84 0 14-3 14-24 14 0 3 0 7 0 10 11-1 27-1 35-1 9 0 25 0 36 1 0-3 0-7 0-10-21 0-25 0-25-14 0-20 0-39 0-58 0-33 22-51 43-51 20 0 24 17 24 35 0 25 0 49 0 74 0 14-4 14-26 14 0 3 0 7 0 10 12-1 28-1 36-1s26 0 36 1c0-3 0-7 0-10-17 0-25 0-25-9 0-21 0-41 0-61 0-27 0-37-10-47-4-6-14-12-33-12-23 0-38 13-47 33 0-11 0-22 0-33-14 1-30 3-44 4 0 3 0 6 0 9 22 0 24 2 24 18z"><text:p/></draw:path><draw:path draw:style-name="gr180" draw:text-style-name="P67" svg:width="0.0476in" svg:height="0.0563in" svg:x="1.4969in" svg:y="0.0374in" svg:viewBox="0 0 122 144" svg:d="M26 61c2-47 29-55 40-55 32 0 35 43 35 55-25 0-50 0-75 0zM26 68c30 0 59 0 88 0 8 0 8 0 8-7 0-30-17-61-56-61-37 0-66 32-66 71 0 42 32 73 69 73 39 0 53-34 53-41 0-3-2-3-4-3-3 0-4 2-5 4-10 33-38 33-42 33-16 0-29-10-36-22-9-15-9-36-9-47z"><text:p/></draw:path><draw:path draw:style-name="gr180" draw:text-style-name="P67" svg:width="0.0461in" svg:height="0.0531in" svg:x="1.552in" svg:y="0.0402in" svg:viewBox="0 0 118 136" svg:d="M114 9c3-4 3-4 3-5 0-4-3-4-8-4-33 0-68 0-101 0-1 17-3 33-3 50 2 0 4 0 7 0 2-32 8-44 43-44 12 0 24 0 36 0-30 40-59 79-88 119-3 4-3 4-3 6 0 5 2 5 8 5 35 0 69 0 105 0 1-20 3-40 5-60-3 0-5 0-8 0-3 37-9 52-46 52-13 0-25 0-38 0 30-40 59-79 88-119z"><text:p/></draw:path><draw:path draw:style-name="gr180" draw:text-style-name="P67" svg:width="0.0555in" svg:height="0.0563in" svg:x="1.6091in" svg:y="0.0374in" svg:viewBox="0 0 142 144" svg:d="M92 117c2 12 10 26 25 26 6 0 25-5 25-31 0-6 0-11 0-17-2 0-4 0-7 0 0 6 0 11 0 17 0 19-8 21-12 21-10 0-11-14-11-16 0-22 0-42 0-63 0-13 0-25-12-37-12-13-28-17-43-17-26 0-48 14-48 35 0 10 6 15 14 15 9 0 15-6 15-14 0-5-1-14-16-15 9-11 24-15 34-15 16 0 34 13 34 41 0 3 0 7 0 11-16 1-39 2-58 12-24 11-32 27-32 41 0 26 31 33 50 33 21 0 36-13 42-27zM90 65c0 10 0 20 0 31 0 31-23 42-37 42-16 0-29-12-29-27 0-18 14-44 66-46z"><text:p/></draw:path><draw:path draw:style-name="gr180" draw:text-style-name="P67" svg:width="0.0606in" svg:height="0.0539in" svg:x="1.6654in" svg:y="0.0402in" svg:viewBox="0 0 155 138" svg:d="M125 31c3-8 8-21 30-21 0-4 0-6 0-10-8 0-17 1-24 1-8 0-22-1-27-1 0 4 0 6 0 10 11 0 15 7 15 13 0 3-1 4-3 8-11 26-21 53-31 80-12-30-25-59-36-88-2-4-1-3-2-5 0-8 12-8 18-8 0-4 0-6 0-10-9 0-27 1-34 1-9 0-22-1-31-1 0 4 0 6 0 10 20 0 21 2 25 11 16 37 30 74 45 112 3 5 3 5 7 5s6-2 7-5c13-34 28-68 41-102z"><text:p/></draw:path><draw:path draw:style-name="gr180" draw:text-style-name="P67" svg:width="0.0126in" svg:height="0.013in" svg:x="1.7394in" svg:y="0.0791in" svg:viewBox="0 0 33 34" svg:d="M33 17c0-9-8-17-17-17-10 0-16 8-16 17s6 17 16 17c9 0 17-8 17-17z"><text:p/></draw:path></draw:g></draw:g></text:span><text:span text:style-name="T1"><text:s/></text:span>Df. Multinomi<text:span text:style-name="T1">ální rozd. </text:span><text:span text:style-name="T1"><draw:g text:anchor-type="as-char" svg:y="-0.1154in" draw:z-index="15" draw:name="Shape27" draw:style-name="gr178"><svg:title>TexMaths</svg:title><svg:desc>9§inline§P_{X_1,...,X_k}(k_1,...,k_n) = \binom{n}{k_1,...,k_n} p_1^{k_1} ... p_n^{k_n}  §svg§600§FALSE§</svg:desc><draw:g draw:style-name="gr2"><draw:path draw:style-name="gr179" draw:text-style-name="P66" svg:width="2.1346in" svg:height="0.1618in" svg:x="0.002in" svg:y="0.0063in" svg:viewBox="0 0 5423 412" svg:d="M2712 412c-904 0-1808 0-2712 0 0-137 0-274 0-412 1808 0 3615 0 5423 0 0 138 0 275 0 412-904 0-1808 0-2711 0z"><text:p/></draw:path><draw:path draw:style-name="gr180" draw:text-style-name="P67" svg:width="0.0886in" svg:height="0.0843in" svg:x="0.0004in" svg:y="0.0307in" svg:viewBox="0 0 226 215" svg:d="M84 116c18 0 35 0 53 0 45 0 89-33 89-68 0-25-21-48-62-48-34 0-69 0-103 0-6 0-9 0-9 6 0 4 3 4 9 4 4 0 10 0 14 0 4 1 7 2 7 5 0 2-1 3-2 7-14 56-28 112-42 169-3 12-4 15-29 15-5 0-9 0-9 6 0 3 4 3 5 3 9 0 31-1 40-1 7 0 14 1 21 1 6 0 13 0 20 0 2 0 7 0 7-6 0-3-4-3-9-3-12 0-21 0-21-6 0-2 1-4 1-6 6-26 13-52 20-78zM106 22c3-11 4-12 17-12 10 0 21 0 31 0 26 0 43 8 43 30 0 12-7 39-19 51-16 14-35 17-48 17-16 0-30 0-45 0 7-29 14-58 21-86z"><text:p/></draw:path><draw:path draw:style-name="gr180" draw:text-style-name="P67" svg:width="0.0764in" svg:height="0.0591in" svg:x="0.0799in" svg:y="0.0744in" svg:viewBox="0 0 195 151" svg:d="M113 67c7-8 13-14 20-21 28-28 37-37 57-38 3 0 5 0 5-4 0-3-1-4-2-4-7 0-15 1-21 1s-20-1-26-1c-2 0-5 1-5 5 1 1 0 3 4 3 2 0 7 1 7 6 0 3-3 7-5 8-2 2-30 30-38 38-7-14-15-28-23-43 0-1 0-3 0-3 0-1 4-5 11-6 2 0 5 0 5-4-1-1 0-4-4-4s-11 1-15 1c-6 0-9 0-15 0-3 0-9 0-12 0-4 0-8-1-12-1-2 0-5 0-5 5 0 3 3 3 7 3 13 0 13 3 16 7 10 20 21 41 31 61-5 3-8 8-13 12-3 5-14 15-18 18-27 27-37 36-57 37-2 0-5 0-5 5 0 1 1 3 4 3 6 0 13-1 19-1 5 0 10 0 14 0 4 1 9 1 13 1 0 0 4 0 4-4s-3-4-4-4c-2 0-7-1-7-5s3-7 8-11c16-15 30-30 45-44 9 17 17 34 26 52 2 2 1 2 2 3 0 2-4 5-11 5-2 0-6 0-6 5 2 1 1 3 5 3s10-1 14-1c5 0 10 0 14 0s9 0 14 0c4 1 8 1 12 1 1 0 4 0 4-4s-3-4-6-4c-13 0-15-2-16-6-12-24-24-47-35-70z"><text:p/></draw:path><draw:path draw:style-name="gr180" draw:text-style-name="P67" svg:width="0.0256in" svg:height="0.0409in" svg:x="0.1661in" svg:y="0.1043in" svg:viewBox="0 0 66 105" svg:d="M41 5c0-5 0-5-6-5-12 11-29 11-32 11-1 0-2 0-3 0 0 2 0 4 0 6 1 0 2 0 3 0 3 0 14 0 23-4 0 26 0 53 0 79 0 5 0 6-17 6-3 0-4 0-7 0 0 2 0 5 0 7 8-1 22-1 31-1s24 0 33 1c0-2 0-5 0-7-3 0-6 0-8 0-17 0-17-1-17-6 0-29 0-58 0-87z"><text:p/></draw:path><draw:path draw:style-name="gr180" draw:text-style-name="P67" svg:width="0.0106in" svg:height="0.026in" svg:x="0.2157in" svg:y="0.124in" svg:viewBox="0 0 28 67" svg:d="M22 22c0 12-2 26-17 40-1 1-2 2-2 3 0 2 2 2 3 2 3 0 22-17 22-43 0-14-5-24-15-24-8 0-13 5-13 13 0 7 5 12 13 12 5 0 6-2 9-3z"><text:p/></draw:path><draw:path draw:style-name="gr180" draw:text-style-name="P67" svg:width="0.0098in" svg:height="0.0094in" svg:x="0.2449in" svg:y="0.124in" svg:viewBox="0 0 26 25" svg:d="M26 13c0-8-7-13-12-13-8 0-14 5-14 13s7 12 13 12c8 0 13-6 13-12z"><text:p/></draw:path><draw:path draw:style-name="gr180" draw:text-style-name="P67" svg:width="0.0094in" svg:height="0.0094in" svg:x="0.2748in" svg:y="0.124in" svg:viewBox="0 0 25 25" svg:d="M25 13c0-8-6-13-12-13-8 0-13 5-13 13s6 12 13 12 12-6 12-12z"><text:p/></draw:path><draw:path draw:style-name="gr180" draw:text-style-name="P67" svg:width="0.0098in" svg:height="0.0094in" svg:x="0.3043in" svg:y="0.124in" svg:viewBox="0 0 26 25" svg:d="M26 13c0-8-7-13-12-13-8 0-14 5-14 13s7 12 13 12c7 0 13-6 13-12z"><text:p/></draw:path><draw:path draw:style-name="gr180" draw:text-style-name="P67" svg:width="0.0106in" svg:height="0.026in" svg:x="0.3339in" svg:y="0.124in" svg:viewBox="0 0 28 67" svg:d="M22 22c0 12-2 26-17 40-1 1-2 2-2 3 0 2 2 2 3 2 3 0 22-17 22-43 0-14-5-24-15-24-8 0-13 5-13 13 0 7 5 12 13 12 5 0 6-2 9-3z"><text:p/></draw:path><draw:path draw:style-name="gr180" draw:text-style-name="P67" svg:width="0.0764in" svg:height="0.0591in" svg:x="0.3583in" svg:y="0.0744in" svg:viewBox="0 0 195 151" svg:d="M112 67c7-8 14-14 21-21 28-28 37-37 57-38 3 0 5 0 5-4 0-3-1-4-2-4-7 0-15 1-21 1s-20-1-26-1c-2 0-5 1-5 5 1 1 0 3 4 3 2 0 7 1 7 6 0 3-3 7-5 8-2 2-30 30-38 38-7-14-15-28-23-43 0-1 0-3 0-3 0-1 3-5 11-6 1 0 5 0 5-4-1-1 0-4-4-4s-11 1-15 1c-5 0-10 0-15 0-3 0-9 0-12 0-4 0-9-1-13-1-1 0-4 0-4 5 0 3 3 3 6 3 14 0 14 3 16 7 11 20 21 41 32 61-5 3-8 8-13 12-4 5-14 15-19 18-27 27-36 36-56 37-2 0-5 0-5 5 0 1 1 3 3 3 7 0 14-1 20-1 5 0 10 0 14 0 4 1 9 1 13 1 0 0 4 0 4-4s-3-4-4-4c-2 0-7-1-7-5s3-7 8-11c16-15 30-30 45-44 9 17 17 34 26 52 2 2 1 2 2 3 0 2-4 5-11 5-2 0-6 0-6 5 2 1 1 3 5 3s10-1 14-1c5 0 10 0 14 0s9 0 13 0c5 1 9 1 13 1 1 0 4 0 4-4s-3-4-6-4c-13 0-15-2-16-6-12-24-25-47-36-70z"><text:p/></draw:path><draw:path draw:style-name="gr180" draw:text-style-name="P67" svg:width="0.0335in" svg:height="0.0433in" svg:x="0.4433in" svg:y="0.1039in" svg:viewBox="0 0 86 111" svg:d="M39 5c1-1 1-1 1-2 0-3-3-3-6-3-6 0-13 1-20 1-2 1-2 1-3 1 0 1-1 2-1 3 0 3 3 3 4 3 2 0 4 0 6 1 3 0 3 1 3 2s0 1 0 3c-8 29-15 59-22 88-1 2-1 2-1 3 0 4 3 6 6 6 6 0 8-6 8-8 3-10 5-20 8-29 3 0 23 1 23 12 0 1 0 2 0 4-1 2-1 3-1 4 0 11 10 17 20 17 16 0 22-23 22-25 0-1-2-1-3-1-3 0-3 0-4 3-2 6-6 17-15 17-5 0-6-5-6-9 0-2 0-2 1-5 0-3 0-4 0-5 0-14-18-17-27-18 3-1 10-7 13-9 9-8 17-14 26-14 4 0 5 1 6 2h-1c-8 3-8 9-8 10 0 2 2 6 8 6 2 0 10-3 10-11s-7-12-14-12c-11 0-20 7-31 16-6 4-11 8-18 11 6-21 10-41 16-62z"><text:p/></draw:path><draw:path draw:style-name="gr180" draw:text-style-name="P67" svg:width="0.0287in" svg:height="0.1236in" svg:x="0.5083in" svg:y="0.0217in" svg:viewBox="0 0 74 315" svg:d="M74 312c0-1 0-1-6-7-39-39-49-99-49-147 0-54 12-109 50-149 5-4 5-4 5-5 0-3-2-4-4-4s-31 22-50 62c-16 34-20 69-20 96 0 25 4 63 21 98 19 38 47 59 49 59s4-1 4-3z"><text:p/></draw:path><draw:path draw:style-name="gr180" draw:text-style-name="P67" svg:width="0.0563in" svg:height="0.087in" svg:x="0.5512in" svg:y="0.0291in" svg:viewBox="0 0 144 222" svg:d="M74 4c-2-1 0-4-5-4-7 0-29 3-38 4-2 0-6 0-6 6 0 3 3 3 7 3 16 0 17 2 17 6 0 2-1 4-1 6-16 61-31 121-46 182-2 4-2 4-2 7 0 7 6 8 10 8s8-2 10-6c2-3 16-61 18-69 11 1 37 6 37 27 0 1 0 3-1 6-1 4-2 8-2 12 0 18 14 30 30 30 9 0 18-4 25-16 7-14 11-31 11-32 0-3-3-3-4-3-3 0-3 1-4 5-7 24-14 40-28 40-6 0-10-4-10-15 0-6 2-13 3-18 0-5 0-7 0-9 0-21-19-30-46-34 10-6 20-16 28-23 15-17 29-31 45-31 1 0 1 0 2 1 4 0 5 0 7 2 0 1 0 1 1 2-15 1-18 12-18 17 0 4 4 11 12 11s18-7 18-19c0-10-8-21-22-21-9 0-23 3-46 28-11 13-23 25-35 30 10-45 22-89 33-133z"><text:p/></draw:path><draw:path draw:style-name="gr180" draw:text-style-name="P67" svg:width="0.0311in" svg:height="0.0575in" svg:x="0.6189in" svg:y="0.0764in" svg:viewBox="0 0 80 147" svg:d="M50 6c0-6 0-6-7-6-14 14-34 14-43 14 0 3 0 6 0 9 5 0 20 0 32-7 0 38 0 75 0 113 0 7 0 10-22 10-3 0-6 0-9 0 0 2 0 5 0 8 4 0 31-1 40-1 7 0 35 1 39 1 0-3 0-6 0-8-3 0-5 0-8 0-22 0-22-3-22-10 0-42 0-82 0-123z"><text:p/></draw:path><draw:path draw:style-name="gr180" draw:text-style-name="P67" svg:width="0.0142in" svg:height="0.0366in" svg:x="0.676in" svg:y="0.102in" svg:viewBox="0 0 37 94" svg:d="M37 33c0-20-8-33-21-33-10 0-16 8-16 17 0 8 6 16 16 16 5 0 8-1 12-3 1-1 1-1 2-1 0 2 0 0 0 4 0 24-11 43-22 53-3 4-3 4-3 5 0 3 1 3 3 3 4 0 29-24 29-61z"><text:p/></draw:path><draw:path draw:style-name="gr180" draw:text-style-name="P67" svg:width="0.0126in" svg:height="0.0126in" svg:x="0.7315in" svg:y="0.102in" svg:viewBox="0 0 33 33" svg:d="M33 17c0-9-7-17-16-17-10 0-17 8-17 17s7 16 17 16c9 0 16-7 16-16z"><text:p/></draw:path><draw:path draw:style-name="gr180" draw:text-style-name="P67" svg:width="0.0126in" svg:height="0.0126in" svg:x="0.7661in" svg:y="0.102in" svg:viewBox="0 0 33 33" svg:d="M33 17c0-9-8-17-17-17s-16 8-16 17 7 16 16 16 17-7 17-16z"><text:p/></draw:path><draw:path draw:style-name="gr180" draw:text-style-name="P67" svg:width="0.0126in" svg:height="0.0126in" svg:x="0.8004in" svg:y="0.102in" svg:viewBox="0 0 33 33" svg:d="M33 17c0-9-7-17-16-17s-17 8-17 17 8 16 17 16 16-7 16-16z"><text:p/></draw:path><draw:path draw:style-name="gr180" draw:text-style-name="P67" svg:width="0.0142in" svg:height="0.0366in" svg:x="0.835in" svg:y="0.102in" svg:viewBox="0 0 37 94" svg:d="M37 33c0-20-8-33-21-33-10 0-16 8-16 17 0 8 6 16 16 16 5 0 8-1 12-3 1-1 1-1 2-1 0 2 0 0 0 4 0 24-11 43-22 53-3 4-3 4-3 5 0 3 1 3 3 3 4 0 29-24 29-61z"><text:p/></draw:path><draw:path draw:style-name="gr180" draw:text-style-name="P67" svg:width="0.0559in" svg:height="0.087in" svg:x="0.8866in" svg:y="0.0291in" svg:viewBox="0 0 143 222" svg:d="M74 4c-2-1 0-4-5-4-7 0-30 3-38 4-3 0-6 0-6 6 0 3 3 3 7 3 16 0 17 2 17 6-1 2-1 4-2 6-15 61-30 121-45 182-2 4-2 4-2 7 0 7 6 8 9 8 5 0 9-2 11-6 2-3 16-61 18-69 11 1 37 6 37 27 0 1 0 3-1 6-1 4-2 8-2 12 0 18 13 30 30 30 9 0 18-4 24-16 8-14 12-31 12-32 0-3-3-3-4-3-3 0-3 1-4 5-7 24-14 40-28 40-6 0-10-4-10-15 0-6 1-13 3-18 0-5 0-7 0-9 0-21-19-30-46-34 10-6 19-16 27-23 15-17 29-31 46-31 1 0 1 0 2 1 4 0 4 0 7 2 0 1 0 1 1 2-15 1-18 12-18 17 0 4 3 11 12 11 8 0 17-7 17-19 0-10-7-21-21-21-9 0-24 3-46 28-11 13-24 25-35 30 10-45 22-89 33-133z"><text:p/></draw:path><draw:path draw:style-name="gr180" draw:text-style-name="P67" svg:width="0.0531in" svg:height="0.039in" svg:x="0.9484in" svg:y="0.0953in" svg:viewBox="0 0 136 100" svg:d="M17 84c-1 2-3 8-3 9 0 4 5 7 9 7 3 0 7-4 8-6 1-1 2-9 4-13 1-5 4-14 5-20 1-5 2-10 3-15 3-9 3-11 10-20 6-9 16-20 33-20 13 0 13 11 13 16 0 13-10 37-13 46-2 7-3 9-3 12 0 12 10 20 21 20 22 0 32-31 32-34s-3-2-4-3c-3 0-3 1-4 4-6 18-15 27-24 27-4 0-5-4-5-9s1-8 5-18c2-6 11-29 11-42 0-21-16-25-29-25-18 0-30 11-36 20-2-16-15-20-24-20-10 0-15 6-18 12-4 8-8 20-8 21 0 4 3 3 4 4 3 0 3-1 5-7 4-13 7-24 16-24 6 0 7 5 7 11 0 4-1 12-3 18s-4 15-5 20c-2 10-4 19-7 29z"><text:p/></draw:path><draw:path draw:style-name="gr180" draw:text-style-name="P67" svg:width="0.0287in" svg:height="0.1236in" svg:x="1.0193in" svg:y="0.0217in" svg:viewBox="0 0 74 315" svg:d="M74 158c0-25-4-63-22-99-19-38-46-59-48-59-3 0-4 2-4 4 0 1 0 1 6 7 31 31 49 81 49 147 0 54-12 108-50 149-5 4-5 4-5 5 0 2 1 3 4 3 2 0 31-22 49-61 16-34 21-69 21-96z"><text:p/></draw:path><draw:path draw:style-name="gr180" draw:text-style-name="P67" svg:width="0.0827in" svg:height="0.0287in" svg:x="1.102in" svg:y="0.0701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319in" svg:height="0.1484in" svg:x="1.2457in" svg:y="0.0098in" svg:viewBox="0 0 82 378" svg:d="M82 374c0-1 0-1-1-2-14-16-36-41-49-93-8-28-10-60-10-89 0-83 19-141 57-183 3-3 3-3 3-3 0-4-2-4-4-4-4 0-21 19-26 24-32 38-52 95-52 165 0 45 7 108 49 161 3 4 24 28 29 28 2 0 4 0 4-4z"><text:p/></draw:path><draw:path draw:style-name="gr180" draw:text-style-name="P67" svg:width="0.0528in" svg:height="0.0386in" svg:x="1.4386in" svg:y="0.0217in" svg:viewBox="0 0 135 99" svg:d="M16 83c-1 3-1 5-2 9 0 5 4 7 8 7s7-3 9-4c1-2 2-9 3-14 1-4 4-14 6-20 1-5 1-10 3-15 2-9 3-11 9-20 7-9 16-21 34-21 12 0 12 12 12 17 0 12-9 37-12 46-3 7-4 9-4 12 0 12 10 19 22 19 21 0 31-31 31-33 0-3-3-3-4-3-2 0-3 1-4 4-5 17-14 26-23 26-5 0-6-3-6-7 0-6 1-9 6-18 2-8 11-31 11-43 0-21-17-25-29-25-18 0-30 11-37 20-1-15-15-20-24-20-10 0-14 6-17 12-5 8-8 20-8 21 0 3 3 3 4 3 2 0 3 0 4-6 4-14 8-25 16-25 7 0 8 6 8 11s-3 13-4 19c-2 6-4 15-5 20-2 9-4 19-7 28z"><text:p/></draw:path><draw:path draw:style-name="gr180" draw:text-style-name="P67" svg:width="0.0425in" svg:height="0.061in" svg:x="1.2902in" svg:y="0.0976in" svg:viewBox="0 0 109 156" svg:d="M52 6c1 0 1-2 1-3s-1-3-3-3c-5 0-23 2-28 2-2 1-6 1-6 5s4 4 7 4c10 0 10 1 10 3 0 1-1 2-1 5-10 41-20 83-31 125-1 4-1 3-1 5 0 3 3 7 7 7 7 0 9-5 10-9 1-1 10-41 11-43 16 1 29 6 29 18 0 0 0 2-1 4-1 4-1 5-1 7 0 16 13 23 24 23 21 0 28-34 28-34 0-3-3-3-3-3-4 0-4 1-5 5-3 10-9 25-20 25-5 0-7-5-7-11 0-4 0-4 1-10 0-1 1-5 1-6 0-20-26-24-35-24 6-4 14-12 18-15 11-10 22-21 35-21 3 0 5 1 7 3-10 2-12 9-12 12 0 5 4 9 9 9 6 0 13-5 13-15 0-7-5-15-17-15-13 0-24 9-36 20-9 9-16 15-25 19 7-30 14-59 21-89z"><text:p/></draw:path><draw:path draw:style-name="gr180" draw:text-style-name="P67" svg:width="0.0252in" svg:height="0.0406in" svg:x="1.3457in" svg:y="0.1291in" svg:viewBox="0 0 65 104" svg:d="M41 5c0-5-1-5-7-5-11 10-29 10-31 10-1 0-2 0-3 0 0 3 0 4 0 7 1 0 2 0 3 0 3 0 13-1 22-4 0 26 0 52 0 78 0 5 0 7-16 7-3 0-5 0-8 0 0 2 0 4 0 6 9 0 22 0 31 0s24 0 33 0c0-2 0-4 0-6-3 0-6 0-8 0-16 0-16-2-16-7 0-29 0-58 0-86z"><text:p/></draw:path><draw:path draw:style-name="gr180" draw:text-style-name="P67" svg:width="0.011in" svg:height="0.0264in" svg:x="1.3949in" svg:y="0.148in" svg:viewBox="0 0 29 68" svg:d="M23 22c0 12-3 27-18 40 0 1-1 2-1 3 0 2 1 3 2 3 4 0 23-18 23-44 0-13-6-24-16-24-8 0-13 6-13 13s5 12 14 12c5 0 8-3 9-3z"><text:p/></draw:path><draw:path draw:style-name="gr180" draw:text-style-name="P67" svg:width="0.0094in" svg:height="0.0094in" svg:x="1.4244in" svg:y="0.148in" svg:viewBox="0 0 25 25" svg:d="M25 13c0-8-6-13-12-13-8 0-13 6-13 13 0 8 6 12 13 12s12-5 12-12z"><text:p/></draw:path><draw:path draw:style-name="gr180" draw:text-style-name="P67" svg:width="0.0098in" svg:height="0.0094in" svg:x="1.4539in" svg:y="0.148in" svg:viewBox="0 0 26 25" svg:d="M26 13c0-8-7-13-12-13-9 0-14 6-14 13 0 8 7 12 13 12 7 0 13-5 13-12z"><text:p/></draw:path><draw:path draw:style-name="gr180" draw:text-style-name="P67" svg:width="0.0094in" svg:height="0.0094in" svg:x="1.4839in" svg:y="0.148in" svg:viewBox="0 0 25 25" svg:d="M25 13c0-8-6-13-12-13-8 0-13 6-13 13 0 8 6 12 13 12s12-5 12-12z"><text:p/></draw:path><draw:path draw:style-name="gr180" draw:text-style-name="P67" svg:width="0.0106in" svg:height="0.0264in" svg:x="1.513in" svg:y="0.148in" svg:viewBox="0 0 28 68" svg:d="M23 22c0 12-3 27-18 40-1 1-1 2-1 3 0 2 1 3 2 3 4 0 22-18 22-44 0-13-5-24-15-24-8 0-13 6-13 13s5 12 13 12c5 0 9-3 10-3z"><text:p/></draw:path><draw:path draw:style-name="gr180" draw:text-style-name="P67" svg:width="0.0425in" svg:height="0.061in" svg:x="1.5398in" svg:y="0.0976in" svg:viewBox="0 0 109 156" svg:d="M52 6c0-1 1-2 1-3s-1-3-3-3c-5 0-23 2-28 2-2 1-6 1-6 5s4 4 7 4c9 0 9 1 9 3 0 1 0 2 0 5-10 41-21 83-31 125-1 4-1 3-1 5 0 3 2 7 7 7 7 0 9-5 10-9 1-1 10-41 11-43 16 1 29 6 29 18 0 0 0 2-1 4-1 4-1 5-1 7 0 16 13 23 23 23 22 0 29-34 29-34 0-3-3-2-3-3-4 0-4 1-5 5-3 10-9 25-20 25-6 0-8-5-8-11 0-4 0-4 2-10 0-1 1-5 1-6 0-20-26-24-36-24 6-4 15-12 19-15 11-10 22-21 34-21 3 0 6 1 7 3-9 2-11 9-11 12 0 5 4 9 9 9 6 0 13-5 13-15 0-7-5-15-17-15-13 0-24 9-36 20-9 9-16 15-25 19 7-30 14-59 21-89z"><text:p/></draw:path><draw:path draw:style-name="gr180" draw:text-style-name="P67" svg:width="0.0433in" svg:height="0.0276in" svg:x="1.5913in" svg:y="0.1425in" svg:viewBox="0 0 111 71" svg:d="M17 54c-1 5-3 11-3 12 0 3 3 5 6 5s6-1 8-4c0-1 2-8 3-13 5-22 5-22 5-23 3-4 14-26 33-26 8 0 11 5 11 12 0 9-6 25-10 34-1 2-2 4-2 7 0 8 9 13 18 13 17 0 25-20 25-24 0-2-2-1-3-2-3 0-3 0-4 4-3 9-10 17-18 17-3 0-5-2-5-6 0-3 1-5 3-9 2-6 10-24 10-32 0-12-9-19-24-19-14 0-24 9-29 15-1-12-14-15-20-15-16 0-14 16-21 24 0 3 3 3 4 3 2 0 2-1 3-4 3-9 7-18 13-18 5 0 6 6 6 9 0 2-1 8-2 12-1 5-2 11-3 15s-3 9-4 13z"><text:p/></draw:path><draw:path draw:style-name="gr180" draw:text-style-name="P67" svg:width="0.0323in" svg:height="0.1484in" svg:x="1.6524in" svg:y="0.0098in" svg:viewBox="0 0 83 378" svg:d="M83 190c0-45-8-109-50-162-2-4-23-28-29-28-1 0-4 1-4 4 0 0 1 1 2 2 15 17 36 43 48 93 9 29 11 61 11 90 0 32-2 64-11 94-12 45-31 70-47 88-3 2-2 2-3 3 0 3 3 4 4 4 5 0 22-20 26-23 32-39 53-96 53-165z"><text:p/></draw:path><draw:path draw:style-name="gr180" draw:text-style-name="P67" svg:width="0.0646in" svg:height="0.0791in" svg:x="1.7004in" svg:y="0.0598in" svg:viewBox="0 0 165 202" svg:d="M24 178c-2 11-3 14-17 14-4 0-7 0-7 5 0 3 1 5 4 5 9 0 18-2 27-2 10 0 20 2 30 2 2 0 7 0 7-8 0-2-4-2-9-2-15 0-15-3-15-6s14-55 15-63c5 9 13 20 29 20 37 0 77-46 77-92 0-29-18-51-43-51-15 0-30 12-41 24-3-17-16-24-28-24-15 0-21 13-23 18-7 11-10 30-10 31 0 3 3 3 3 3 3 0 4 0 6-7 5-22 12-38 23-38 6 0 9 3 9 15 0 7-1 10-2 16-11 47-23 93-35 140zM80 41c2-8 10-17 16-22 11-9 20-12 26-12 12 0 20 11 20 30s-11 55-16 67c-11 22-26 33-38 33-20 0-25-27-25-29s0-1 1-4c5-21 11-42 16-63z"><text:p/></draw:path><draw:path draw:style-name="gr180" draw:text-style-name="P67" svg:width="0.0425in" svg:height="0.061in" svg:x="1.7732in" svg:y="0in" svg:viewBox="0 0 109 156" svg:d="M53 7c0-1 1-3 1-3 0-2-1-4-4-4-4 0-23 2-28 3-2 0-5 0-5 4s3 4 6 4c10 0 10 1 10 3 0 1 0 3-1 5-10 41-20 83-31 125-1 4-1 3-1 5 0 3 3 7 7 7 7 0 9-5 11-9 0-1 10-40 11-44 15 2 28 7 28 19 0 0 0 2 0 4-1 4-1 4-1 7 0 15 12 23 23 23 22 0 28-34 28-34 0-3-3-3-3-3-3 0-3 2-5 5-3 10-8 25-19 25-6 0-8-5-8-11 0-4 0-4 2-10 0-3 1-5 1-6 0-20-27-24-36-24 6-4 14-12 18-14 11-11 22-22 35-22 3 0 5 1 7 3-10 2-12 9-12 12 0 6 4 9 9 9 7 0 13-5 13-14 0-8-5-16-17-16-13 0-24 9-35 20-9 9-17 15-26 19 7-29 15-58 22-88z"><text:p/></draw:path><draw:path draw:style-name="gr180" draw:text-style-name="P67" svg:width="0.0252in" svg:height="0.0409in" svg:x="1.8287in" svg:y="0.0307in" svg:viewBox="0 0 65 105" svg:d="M41 5c0-5-1-5-6-5-12 10-29 10-32 10-1 0-2 0-3 0 0 3 0 4 0 7 1 0 2 0 3 0 3 0 14-1 23-4 0 26 0 53 0 79 0 4 0 6-17 6-3 0-5 0-8 0 0 2 0 5 0 7 9-1 23-1 32-1s24 0 32 1c0-2 0-5 0-7-3 0-5 0-7 0-17 0-17-2-17-6 0-29 0-59 0-87z"><text:p/></draw:path><draw:path draw:style-name="gr180" draw:text-style-name="P67" svg:width="0.0315in" svg:height="0.0575in" svg:x="1.776in" svg:y="0.0906in" svg:viewBox="0 0 81 147" svg:d="M50 6c0-6 0-6-6-6-14 14-34 14-44 14 0 3 0 6 0 9 5 0 21-1 32-7 0 38 0 75 0 113 0 7 0 10-21 10-3 0-6 0-9 0 0 2 0 5 0 8 4 0 31-1 39-1s36 1 40 1c0-3 0-6 0-8-3 0-5 0-8 0-23 0-23-3-23-10 0-42 0-82 0-123z"><text:p/></draw:path><draw:path draw:style-name="gr180" draw:text-style-name="P67" svg:width="0.0126in" svg:height="0.0126in" svg:x="1.8854in" svg:y="0.102in" svg:viewBox="0 0 33 33" svg:d="M33 17c0-9-7-17-16-17-10 0-17 8-17 17s7 16 17 16c9 0 16-7 16-16z"><text:p/></draw:path><draw:path draw:style-name="gr180" draw:text-style-name="P67" svg:width="0.0126in" svg:height="0.0126in" svg:x="1.9201in" svg:y="0.102in" svg:viewBox="0 0 33 33" svg:d="M33 17c0-9-8-17-17-17s-16 8-16 17 7 16 16 16 17-7 17-16z"><text:p/></draw:path><draw:path draw:style-name="gr180" draw:text-style-name="P67" svg:width="0.0126in" svg:height="0.0126in" svg:x="1.9543in" svg:y="0.102in" svg:viewBox="0 0 33 33" svg:d="M33 17c0-9-7-17-16-17s-17 8-17 17 8 16 17 16 16-7 16-16z"><text:p/></draw:path><draw:path draw:style-name="gr180" draw:text-style-name="P67" svg:width="0.065in" svg:height="0.0791in" svg:x="1.9744in" svg:y="0.0598in" svg:viewBox="0 0 166 202" svg:d="M24 178c-1 11-2 14-17 14-3 0-7 0-7 5 0 3 2 5 5 5 8 0 18-2 26-2 10 0 21 2 31 2 2 0 6 0 6-8 0-2-3-2-8-2-15 0-15-3-15-6s13-55 15-63c4 9 13 20 29 20 37 0 77-46 77-92 0-29-18-51-43-51-16 0-30 12-41 24-3-17-17-24-29-24-14 0-20 13-23 18-6 11-10 30-10 31 0 3 3 3 4 3 3 0 4 0 6-7 5-22 11-38 22-38 6 0 10 3 10 15 0 7-1 10-2 16-11 47-24 93-36 140zM80 41c3-8 11-17 17-22 11-9 20-12 25-12 13 0 20 11 20 30s-10 55-15 67c-11 22-26 33-38 33-21 0-25-27-25-29s0-1 1-4c5-21 10-42 15-63z"><text:p/></draw:path><draw:path draw:style-name="gr180" draw:text-style-name="P67" svg:width="0.0425in" svg:height="0.061in" svg:x="2.0476in" svg:y="0.0098in" svg:viewBox="0 0 109 156" svg:d="M52 6c1 0 1-2 1-3s-1-3-3-3c-4 0-23 2-28 2-2 1-5 1-5 5 0 3 3 3 6 3 10 0 10 2 10 4 0 1-1 2-1 4-10 41-20 83-31 125-1 5-1 5-1 6 0 2 3 7 7 7 7 0 9-5 11-10 0-1 10-40 11-43 15 1 28 7 28 19 0 0 0 1 0 4-1 3-1 4-1 6 0 16 12 24 23 24 22 0 19-24 28-34 0-3-3-3-3-3-3 0-4 1-5 5-3 9-9 25-20 25-5 0-7-5-7-11 0-4 0-5 1-10 1-1 2-5 2-7 0-20-27-23-36-24 6-3 14-11 18-14 11-11 22-21 35-21 3 0 5 1 7 3-10 2-12 9-12 12 0 5 4 8 9 8 6 0 13-5 13-14 0-7-5-15-17-15-13 0-24 9-35 20-10 8-17 15-26 19 7-30 14-59 21-89z"><text:p/></draw:path><draw:path draw:style-name="gr180" draw:text-style-name="P67" svg:width="0.0433in" svg:height="0.0276in" svg:x="2.0996in" svg:y="0.0555in" svg:viewBox="0 0 111 71" svg:d="M16 54c-1 4-2 11-2 12 0 3 2 5 6 5 2 0 5-1 7-5 1-4 2-8 3-12 5-22 5-22 6-22 2-5 14-27 32-27 9 0 11 4 11 11 0 9-6 25-10 34-1 2-1 5-1 8 0 8 8 13 17 13 17 0 26-21 26-24 0-2-3-2-4-2-3 0-3 0-3 4-3 9-11 17-18 17-4 0-5-3-5-6s0-5 2-9c3-6 10-24 10-32 0-12-8-19-24-19-14 0-24 8-29 15-1-12-14-15-20-15-15 0-14 16-20 24 0 2 2 1 3 2 2 0 3-1 4-3 2-9 6-18 13-18 5 0 6 5 6 8 0 2-2 9-3 13 0 4-2 11-3 14-1 4-3 10-4 14z"><text:p/></draw:path><draw:path draw:style-name="gr180" draw:text-style-name="P67" svg:width="0.0528in" svg:height="0.039in" svg:x="2.0453in" svg:y="0.1071in" svg:viewBox="0 0 135 100" svg:d="M16 84c-1 2-2 8-2 9 0 4 4 7 8 7s8-4 9-5c1-2 2-9 3-14 2-4 4-14 6-20 1-4 2-10 3-15 3-9 3-11 9-20 7-8 17-20 34-20 12 0 13 11 13 16 0 13-10 37-13 46-3 7-4 9-4 13 0 12 10 19 22 19 21 0 31-31 31-34s-3-3-4-3c-2 0-2 1-3 4-6 18-15 27-24 27-5 0-6-4-6-8 0-5 2-9 6-18 2-7 11-30 11-43 0-21-17-25-29-25-18 0-30 11-36 20-2-15-16-20-25-20s-14 7-17 12c-5 8-8 20-8 21 0 4 3 4 4 4 3 0 3-1 5-7 3-13 7-24 16-24 6 0 7 5 7 11 0 4-2 12-3 18-2 6-4 15-6 20-2 10-4 19-7 29z"><text:p/></draw:path></draw:g></draw:g></text:span></text:p>
      <text:p text:style-name="P28">Konvoluce <draw:g text:anchor-type="as-char" svg:y="-0.0929in" draw:z-index="19" draw:name="Shape28" draw:style-name="gr178"><svg:title>TexMaths</svg:title><svg:desc>9§inline§P(X+Y = z) = \sum_{x \in Im(X)} P(X = x\&amp; Y = y -x) = \sum_{x \in Im(X)} p_X(x) p_Y(z-x)§svg§600§FALSE§</svg:desc><draw:g draw:style-name="gr2"><draw:path draw:style-name="gr179" draw:text-style-name="P66" svg:width="4.3236in" svg:height="0.139in" svg:x="0.002in" svg:y="0.0067in" svg:viewBox="0 0 10983 354" svg:d="M5492 354c-1831 0-3661 0-5492 0 0-118 0-236 0-354 3661 0 7322 0 10983 0 0 118 0 236 0 354-1831 0-3661 0-5491 0z"><text:p/></draw:path><draw:path draw:style-name="gr180" draw:text-style-name="P67" svg:width="0.0886in" svg:height="0.0839in" svg:x="0.0004in" svg:y="0.0087in" svg:viewBox="0 0 226 214" svg:d="M84 115c18 0 35 0 53 0 45 0 89-32 89-67 0-25-21-48-62-48-34 0-69 0-103 0-6 0-9 0-9 5s3 5 9 5c4 0 10 0 14 0 4 1 7 2 7 5 0 1-1 2-2 7-14 56-28 112-42 169-3 13-4 14-29 14-5 0-9 0-9 6 0 3 5 3 5 3 9 0 31 0 40 0 7 0 13 0 21 0 6 0 13 0 20 0 2 0 7 0 7-6 0-3-4-3-9-3-12 0-21 0-21-5 0-2 1-4 1-5 6-27 13-54 20-80zM106 22c3-11 4-12 17-12 10 0 21 0 31 0 26 0 43 8 43 30 0 12-7 39-19 51-16 14-35 16-48 16-16 0-30 0-45 0 7-29 14-57 21-85z"><text:p/></draw:path><draw:path draw:style-name="gr180" draw:text-style-name="P67" svg:width="0.0287in" svg:height="0.1236in" svg:x="0.1051in" svg:y="0in" svg:viewBox="0 0 74 315" svg:d="M74 313c0-1 0-2-6-7-39-40-49-101-49-147 0-55 12-110 50-150 5-4 5-4 5-5 0-3-1-4-4-4s-31 22-49 62c-17 34-21 70-21 97 0 24 4 61 22 97 18 39 45 59 48 59s4 0 4-2z"><text:p/></draw:path><draw:path draw:style-name="gr180" draw:text-style-name="P67" svg:width="0.102in" svg:height="0.0839in" svg:x="0.1449in" svg:y="0.0087in" svg:viewBox="0 0 260 214" svg:d="M145 86c-9-21-18-43-27-63-1-2-1-3-2-4 0-2 5-8 19-9 4-1 6-1 6-6 0-4-3-4-4-4-13 0-27 1-40 1-8 0-28-1-36-1-2 0-5 0-5 6 0 4 3 4 7 4 19 0 21 3 23 10 13 30 26 58 38 88-22 24-44 47-66 71-2 1-3 2-5 4-15 17-30 22-46 22-4 0-7 0-7 7 1 1 0 2 4 2 10 0 20 0 29 0 12 0 25 0 36 0 2 0 6 0 6-6 0-3-3-3-4-3-3 0-13 0-13-9 0-5 5-10 9-14 10-12 21-23 32-34 10-11 19-21 29-31 11 24 20 50 31 75 2 4 1 3 2 4 0 3-6 9-18 9-3 0-6 0-6 6 0 3 2 3 4 3 9 0 31 0 40 0 8 0 27 0 35 0 3 0 6 0 6-5 0-4-3-4-5-4-22 0-23 0-28-13-12-30-33-78-41-97 22-23 55-61 65-70 9-7 22-14 41-15 3-1 6-1 6-6 0-1 0-4-4-4-9 0-19 1-29 1-12 0-24-1-35-1-2 0-7 0-7 6 0 2 2 3 4 4 3 0 13 1 13 9 0 4-4 9-6 12-17 18-34 37-51 55z"><text:p/></draw:path><draw:path draw:style-name="gr180" draw:text-style-name="P67" svg:width="0.0823in" svg:height="0.0819in" svg:x="0.289in" svg:y="0.0209in" svg:viewBox="0 0 210 209" svg:d="M112 112c29 0 58 0 88 0 4 0 10 0 10-7 0-6-6-6-10-6-30 0-59 0-88 0 0-30 0-59 0-89 0-5 0-10-7-10-6 0-6 5-6 10 0 30 0 59 0 89-30 0-59 0-89 0-5 0-10 0-10 6 0 7 5 7 10 7 30 0 59 0 89 0 0 29 0 58 0 88 0 5 0 9 6 9 7 0 7-4 7-9 0-30 0-59 0-88z"><text:p/></draw:path><draw:path draw:style-name="gr180" draw:text-style-name="P67" svg:width="0.0902in" svg:height="0.0839in" svg:x="0.411in" svg:y="0.0087in" svg:viewBox="0 0 230 214" svg:d="M177 36c2-2 3-3 5-4 10-10 20-21 41-22 4-1 7-1 7-6 0-3-1-4-4-4-8 0-18 1-26 1-11 0-22-1-32-1-2 0-6 0-6 5 0 4 4 5 4 5 3 0 12 0 12 7 0 6-7 14-8 15-24 28-49 56-74 84-11-31-23-62-35-93-2-5-1-4-2-6 0-7 16-7 19-7 5 0 8 0 8-6 0-4-4-4-5-4-9 0-31 1-40 1-8 0-28-1-35-1-2 0-6 0-6 6 0 4 3 4 7 4 19 0 20 3 24 11 12 34 26 68 38 103 0 1 1 5 1 6s-12 51-14 57c-4 18-5 18-30 18-5 0-8 0-8 7 0 2 4 2 4 2 9 0 31 0 40 0s32 0 41 0c2 0 6 0 6-6 0-3-3-3-9-3-1 0-6 0-12 0-7 0-9-1-9-5 0-2 3-13 5-20 3-15 7-29 11-44 1-6 1-7 4-10 26-30 52-60 78-90z"><text:p/></draw:path><draw:path draw:style-name="gr180" draw:text-style-name="P67" svg:width="0.0827in" svg:height="0.0287in" svg:x="0.548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24in" svg:height="0.0559in" svg:x="0.6776in" svg:y="0.0382in" svg:viewBox="0 0 134 143" svg:d="M29 114c17-18 26-27 38-36 10-10 19-18 30-28 31-30 37-45 37-46 0-4-3-4-3-4-2 0-3 1-5 4-9 15-16 20-23 20-8 0-12-5-17-10-6-8-11-14-21-14-25 0-39 30-39 36 0 2 0 4 4 4 2 0 3-2 4-4 6-14 24-14 27-14 6 0 13 1 20 4 13 5 16 5 24 5-11 13-38 37-44 41-9 9-19 18-28 27-21 21-33 39-33 42 0 2 4 2 4 2 2 0 3 0 5-3 7-12 17-20 27-20 7 0 11 3 18 12 5 7 12 11 21 11 31 0 49-39 49-48 0-2-1-3-3-3-3 0-4 2-5 4-7 20-28 27-38 27-6 0-12-2-19-5-10-4-15-5-22-5-3 0-6 0-8 1z"><text:p/></draw:path><draw:path draw:style-name="gr180" draw:text-style-name="P67" svg:width="0.0287in" svg:height="0.1236in" svg:x="0.7429in" svg:y="0in" svg:viewBox="0 0 74 315" svg:d="M74 159c0-26-4-63-22-100-19-38-46-59-48-59s-4 2-4 4c0 1 0 1 6 7 31 31 49 81 49 148 0 53-12 108-50 148-5 4-5 5-5 6 0 2 2 2 4 2s31-21 50-61c15-35 20-69 20-95z"><text:p/></draw:path><draw:path draw:style-name="gr180" draw:text-style-name="P67" svg:width="0.0827in" svg:height="0.0287in" svg:x="0.8256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69in" svg:height="0.1236in" svg:x="0.9571in" svg:y="0in" svg:viewBox="0 0 298 315" svg:d="M115 169c-38 46-74 92-112 138-2 3-3 4-3 5 0 3 3 3 9 3 87 0 175 0 262 0 9-26 18-52 27-78-3 0-5 0-7 0-8 23-30 42-57 52-4 1-26 9-73 9-45 0-90 0-135 0 37-45 73-90 110-135 3-3 4-3 4-4 0-2-1-2-3-5-34-48-69-95-103-141 42 0 84 0 125 0 36 0 109 2 132 61 2 0 4 0 7 0-9-24-18-50-27-74-87 0-175 0-262 0-9 0-9 1-9 10 39 53 77 106 115 159z"><text:p/></draw:path><draw:path draw:style-name="gr180" draw:text-style-name="P67" svg:width="0.0465in" svg:height="0.039in" svg:x="1.0858in" svg:y="0.0925in" svg:viewBox="0 0 119 100" svg:d="M44 75c-2 7-9 19-21 19-3-1-7 0-11-3 9-3 10-11 10-13 0-4-4-8-9-8-7 0-13 6-13 14 0 11 13 16 23 16s19-6 25-15c5 11 18 15 27 15 25 0 38-28 38-33 0-4-2-4-3-4-3 0-4 2-5 4-4 15-18 27-29 27-9 0-14-6-14-15 0-5 5-25 11-50 4-17 14-23 22-23 4 1 8 0 12 4-7 2-10 8-10 12 0 5 4 8 9 8 6 0 13-4 13-14 0-12-15-16-24-16-10 0-19 7-24 16-4-9-14-16-27-16-25 0-39 28-39 34 0 3 3 3 4 3 3 0 3-1 4-4 6-17 19-27 30-27 7 0 14 5 14 15 0 4-3 16-5 23-2 10-5 21-8 31z"><text:p/></draw:path><draw:path draw:style-name="gr180" draw:text-style-name="P67" svg:width="0.0476in" svg:height="0.0563in" svg:x="1.1476in" svg:y="0.0807in" svg:viewBox="0 0 122 144" svg:d="M113 78c4 0 9 0 9-6 0-5-4-5-9-5-34 0-68 0-102 0 3-33 30-56 65-56 12 0 25 0 37 0 4 0 9 0 9-6 0-5-4-5-9-5-12 0-26 0-38 0-41 0-75 32-75 72 0 41 34 72 75 72 12 0 26 0 38 0 4 0 9 0 9-5 0-6-4-6-9-6-12 0-25 0-37 0-35 0-62-23-65-55 34 0 68 0 102 0z"><text:p/></draw:path><draw:path draw:style-name="gr180" draw:text-style-name="P67" svg:width="0.0406in" svg:height="0.0591in" svg:x="1.211in" svg:y="0.0717in" svg:viewBox="0 0 104 151" svg:d="M77 17c2-7 2-9 19-9 6 0 8 0 8-4 0-3-1-4-3-4-5 0-10 1-15 1s-10 0-15 0-10 0-15 0c-6 0-11-1-15-1-2 0-5 0-5 5 0 3 2 3 7 3 3 0 5 0 8 0 5 1 7 1 7 4 0 1-1 2-1 4-10 39-20 78-30 117-2 8-3 10-19 10-6 0-8 0-8 5 1 1 0 3 4 3 6 0 22 0 29 0 6 0 10 0 16 0 4 0 9 0 15 0 1 0 4 0 4-5 0-3-2-3-7-3-2-1-5 0-9-1-5 0-5-1-5-2s0-2 1-6c10-39 19-78 29-117z"><text:p/></draw:path><draw:path draw:style-name="gr180" draw:text-style-name="P67" svg:width="0.0795in" svg:height="0.039in" svg:x="1.2602in" svg:y="0.0925in" svg:viewBox="0 0 203 100" svg:d="M86 80c-1 5-3 12-3 13 0 5 3 7 7 7s8-3 9-4c1-3 3-9 4-15 1-3 3-14 5-20 1-4 3-9 4-14 2-10 2-10 7-17 6-11 18-24 35-24 12 0 12 10 12 16 0 13-9 37-12 47-3 7-4 9-4 12 0 12 10 19 22 19 21 0 31-31 31-33 0-4-2-4-3-4-3 0-4 2-5 4-4 18-14 27-23 27-5 0-6-3-6-7 0-6 1-9 6-19 3-7 12-30 12-43 0-3 0-12-8-19-4-2-11-6-21-6-20 0-33 14-40 23-2-19-17-23-29-23-18 0-30 12-37 21-1-16-14-21-24-21-9 0-14 7-17 13-4 8-8 20-8 21 0 3 3 2 4 3 3 0 3-1 5-6 3-14 7-25 16-25 6 0 7 6 7 11s-1 13-3 19c-2 5-4 14-5 20-2 9-4 18-7 28-1 3-3 8-3 9 0 5 5 7 8 7 4 0 8-3 9-4 0-3 2-9 4-15 1-3 4-14 5-20 0-4 2-9 3-14 3-9 3-11 10-20 5-9 16-21 33-21 13 0 13 12 13 16 0 6-1 9-4 20-3 13-6 26-9 38z"><text:p/></draw:path><draw:path draw:style-name="gr180" draw:text-style-name="P67" svg:width="0.0224in" svg:height="0.0866in" svg:x="1.3543in" svg:y="0.0661in" svg:viewBox="0 0 58 221" svg:d="M53 0c-41 30-53 77-53 111 0 31 10 79 53 110 2 0 5 0 5-3 0-2 0-2-2-4-30-25-41-63-41-103 0-60 23-89 42-106 1 0 1 0 1-2 0-3-3-3-5-3z"><text:p/></draw:path><draw:path draw:style-name="gr180" draw:text-style-name="P67" svg:width="0.0764in" svg:height="0.0591in" svg:x="1.3878in" svg:y="0.0717in" svg:viewBox="0 0 195 151" svg:d="M112 67c8-8 14-15 21-22 28-27 37-36 57-37 3-1 5-1 5-4s-2-4-2-4c-7 0-15 1-21 1s-20-1-26-1c-2 0-5 1-5 5 0 0 0 2 4 3 2 0 7 0 7 6 0 3-3 6-5 9-2 1-30 28-38 36-7-14-15-28-23-43 0-1-1-2-1-2 0-2 5-6 12-6 2 0 5-1 5-5-1-1 0-3-4-3s-11 1-15 1c-6 0-9 0-15 0-3 0-9 0-12 0-4-1-8-1-12-1-2 0-5 0-5 5 0 3 3 3 7 3 12 0 13 2 16 6 10 21 21 41 31 62-5 3-8 8-13 12-4 4-14 14-18 18-27 26-37 36-57 37-2 0-5 0-5 5 0 1 1 3 4 3 6 0 13 0 19 0 5 0 10 0 14 0 3 0 9 0 12 0 1 0 5 0 5-5 0-3-3-3-4-3-2 0-7-1-7-5s3-6 8-12c16-15 30-30 45-44 9 17 17 34 26 52 2 3 2 3 2 4s-4 4-12 5c-1 0-5 0-5 5 2 1 1 3 5 3s9 0 14 0c4 0 10 0 14 0s9 0 14 0c3 0 8 0 12 0 0 0 4 0 4-5 0-3-3-3-6-3-13 0-15-2-16-6-12-23-24-47-36-70z"><text:p/></draw:path><draw:path draw:style-name="gr180" draw:text-style-name="P67" svg:width="0.0224in" svg:height="0.0866in" svg:x="1.478in" svg:y="0.0661in" svg:viewBox="0 0 58 221" svg:d="M5 0c-2 0-5 0-5 3 0 2 1 2 2 3 19 17 40 48 40 105 0 46-14 81-38 102-4 3-4 4-4 5s1 3 3 3 23-15 38-42c9-19 17-42 17-68 0-31-10-79-53-111z"><text:p/></draw:path><draw:path draw:style-name="gr180" draw:text-style-name="P67" svg:width="0.0886in" svg:height="0.0839in" svg:x="1.5425in" svg:y="0.0087in" svg:viewBox="0 0 226 214" svg:d="M84 115c18 0 36 0 54 0 44 0 88-32 88-67 0-25-21-48-62-48-34 0-69 0-103 0-5 0-9 0-9 5s3 5 9 5c4 0 10 0 14 0 5 1 7 2 7 5 0 1-1 2-2 7-14 56-28 112-42 169-3 13-4 14-29 14-5 0-9 0-9 6 0 3 5 3 5 3 9 0 31 0 40 0 7 0 13 0 21 0 7 0 13 0 20 0 2 0 7 0 7-6 0-3-3-3-9-3-12 0-21 0-21-5 0-2 1-4 1-5 6-27 13-54 20-80zM106 22c3-11 4-12 17-12 10 0 21 0 31 0 26 0 43 8 43 30 0 12-6 39-19 51-16 14-35 16-48 16-16 0-30 0-45 0 7-29 14-57 21-85z"><text:p/></draw:path><draw:path draw:style-name="gr180" draw:text-style-name="P67" svg:width="0.0283in" svg:height="0.1236in" svg:x="1.6476in" svg:y="0in" svg:viewBox="0 0 73 315" svg:d="M73 313c0-1 0-2-6-7-39-40-49-101-49-147 0-55 12-110 51-150 4-4 4-4 4-5 0-3-1-4-3-4-3 0-32 22-50 62-16 34-20 70-20 97 0 24 3 61 21 97 19 39 46 59 49 59 2 0 3 0 3-2z"><text:p/></draw:path><draw:path draw:style-name="gr180" draw:text-style-name="P67" svg:width="0.1024in" svg:height="0.0839in" svg:x="1.6866in" svg:y="0.0087in" svg:viewBox="0 0 261 214" svg:d="M145 86c-9-21-18-43-27-63-1-2-1-3-1-4 0-2 5-8 18-9 4-1 6-1 6-6 0-4-3-4-4-4-13 0-26 1-40 1-8 0-28-1-36-1-2 0-5 0-5 6 0 4 3 4 7 4 19 0 21 3 24 10 13 30 25 58 37 88-22 24-44 47-66 71-2 1-3 2-5 4-15 17-30 22-46 22-4 0-7 0-7 7 2 1 0 2 4 2 9 0 20 0 30 0 12 0 24 0 35 0 2 0 6 0 6-6 0-3-3-3-4-3-3 0-12 0-12-9 0-5 4-10 8-14 10-12 21-23 32-34 10-11 19-21 29-31 11 24 21 50 31 75 2 4 1 3 2 4 0 3-6 9-18 9-3 0-6 0-6 6 0 3 3 3 4 3 9 0 31 0 40 0 8 0 28 0 35 0 3 0 6 0 6-5 0-4-3-4-5-4-22 0-23 0-28-13-12-30-33-78-40-97 21-23 54-61 64-70 9-7 22-14 41-15 3-1 7-1 7-6 0-1 0-4-4-4-10 0-20 1-30 1-12 0-24-1-35-1-2 0-7 0-7 6 0 2 2 3 4 4 4 0 13 1 13 9 0 4-3 9-6 12-17 18-34 37-51 55z"><text:p/></draw:path><draw:path draw:style-name="gr180" draw:text-style-name="P67" svg:width="0.0827in" svg:height="0.0287in" svg:x="1.8378in" svg:y="0.0484in" svg:viewBox="0 0 211 74" svg:d="M200 13c4 0 11 0 11-7 0-6-7-6-10-6-63 0-127 0-190 0-5 0-11 0-11 6 0 7 6 7 11 7 63 0 126 0 189 0zM201 74c3 0 10 0 10-6 0-7-7-7-11-7-63 0-126 0-189 0-5 0-11 0-11 7 0 6 6 6 11 6 63 0 127 0 190 0z"><text:p/></draw:path><draw:path draw:style-name="gr180" draw:text-style-name="P67" svg:width="0.0614in" svg:height="0.0559in" svg:x="1.9661in" svg:y="0.0382in" svg:viewBox="0 0 157 143" svg:d="M96 44c2-8 9-37 32-37 2 0 9 0 15 5-8 1-14 9-14 17 0 4 2 11 11 11 8 0 17-7 17-19 0-16-18-21-29-21-18 0-29 17-34 24-7-20-24-24-34-24-32 0-50 41-50 49 0 3 3 3 3 3 3 0 4-1 5-3 11-34 31-42 42-42 6 0 17 3 17 22 0 9-5 30-17 75-5 19-16 33-30 33-2 0-9 0-16-5 9-1 15-8 15-17 0-8-7-10-12-10-9 0-17 8-17 18 0 14 15 20 30 20 20 0 32-21 33-23 4 12 15 23 34 23 33 0 51-40 51-48 0-3-3-3-4-3-3 0-4 1-5 4-9 33-31 41-41 41-13 0-18-11-18-22 0-6 2-13 6-28 3-14 7-28 10-43z"><text:p/></draw:path><draw:path draw:style-name="gr180" draw:text-style-name="P67" svg:width="0.085in" svg:height="0.0913in" svg:x="2.0386in" svg:y="0.0047in" svg:viewBox="0 0 217 233" svg:d="M207 188c-1 25-21 35-35 35-17 0-33-17-44-27 14-18 28-38 42-64 12-20 19-32 47-32 0-4 0-7 0-10-12 1-29 1-31 1-3 0-29 0-38-1 0 3 0 6 0 10 14 0 22 6 22 14 0 3-2 5-2 6-17 31-31 52-45 69-4-4-38-48-53-84 17-19 39-43 39-64 0-15-5-41-27-41-20 0-43 17-43 51 0 13 1 36 12 64-10 10-19 20-29 31-14 14-22 23-22 40 0 27 26 47 58 47 27 0 45-14 57-25 22 19 41 25 55 25 24 0 44-19 45-45-3 0-5 0-8 0zM68 97c-9-25-10-44-10-53 0-27 13-37 24-37 19 0 19 33 19 34 0 20-25 48-33 56zM54 123c7 14 12 24 26 44 6 9 17 25 29 37-21 17-40 19-49 19-26 0-34-30-34-47 0-25 11-37 28-53z"><text:p/></draw:path><draw:path draw:style-name="gr180" draw:text-style-name="P67" svg:width="0.0902in" svg:height="0.0839in" svg:x="2.1346in" svg:y="0.0087in" svg:viewBox="0 0 230 214" svg:d="M178 36c2-2 3-3 5-4 9-10 19-21 41-22 4-1 6-1 6-6 0-3-1-4-4-4-8 0-17 1-26 1-10 0-22-1-32-1-2 0-6 0-6 5 0 4 4 5 5 5 2 0 11 0 11 7 0 6-7 14-8 15-24 28-49 56-74 84-11-31-22-62-34-93-2-5-1-4-2-6 0-7 16-7 18-7 5 0 8 0 8-6 0-4-3-4-4-4-9 0-32 1-41 1-8 0-27-1-35-1-2 0-6 0-6 6 0 4 4 4 7 4 19 0 21 3 24 11 12 34 26 68 38 103 1 1 2 5 2 6s-13 51-14 57c-5 18-5 18-30 18-6 0-9 0-9 7 0 2 4 2 4 2 9 0 31 0 40 0 8 0 32 0 41 0 2 0 6 0 6-6 0-3-3-3-9-3-4 0-6 0-12 0s-9-1-9-5c0-2 4-13 5-20 3-15 8-29 11-44 1-6 2-7 5-10 26-30 52-60 78-90z"><text:p/></draw:path><draw:path draw:style-name="gr180" draw:text-style-name="P67" svg:width="0.0827in" svg:height="0.0287in" svg:x="2.2713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71in" svg:height="0.0803in" svg:x="2.3996in" svg:y="0.0382in" svg:viewBox="0 0 146 205" svg:d="M144 20c2-5 2-6 2-7 0-7-5-9-9-9s-9 1-12 7c0 1-3 11-4 16-2 9-5 17-7 26-4 19-10 38-14 57-1 4-15 27-35 27-16 0-20-14-20-26 0-15 5-34 16-62 6-13 6-17 6-23 0-14-9-26-26-26-29 0-41 46-41 49s3 3 4 3c2 0 3-1 5-5 8-30 21-40 32-40 2 0 8 0 8 10 0 8-4 16-6 23-12 33-18 51-18 65 0 29 20 38 38 38 13 0 23-5 32-14-4 17-8 32-20 49-8 10-20 20-35 20-5 0-18-1-24-13 5 0 9 0 14-4 2-3 6-7 6-13 0-10-9-11-12-11-7 0-18 5-18 21 0 15 15 27 34 27 33 0 65-29 74-64 10-41 20-81 30-121z"><text:p/></draw:path><draw:path draw:style-name="gr180" draw:text-style-name="P67" svg:width="0.0756in" svg:height="0.0047in" svg:x="2.4996in" svg:y="0.0602in" svg:viewBox="0 0 193 13" svg:d="M182 13c5 0 11 0 11-7 0-6-6-6-11-6-57 0-114 0-171 0-6 0-11 0-11 6 0 7 5 7 11 7 57 0 114 0 171 0z"><text:p/></draw:path><draw:path draw:style-name="gr180" draw:text-style-name="P67" svg:width="0.0614in" svg:height="0.0559in" svg:x="2.6173in" svg:y="0.0382in" svg:viewBox="0 0 157 143" svg:d="M96 44c2-8 10-37 32-37 2 0 9 0 16 5-9 1-15 9-15 17 0 4 3 11 11 11s17-7 17-19c0-16-18-21-29-21-18 0-29 17-33 24-8-20-25-24-34-24-33 0-51 41-51 49 0 3 3 2 3 3 3 0 4-1 5-3 11-34 31-42 42-42 7 0 17 3 17 22 0 9-5 30-17 75-5 19-16 33-29 33-3 0-10 0-17-5 9-1 15-8 15-17 0-8-7-10-12-10-9 0-17 8-17 18 0 14 16 20 30 20 20 0 32-21 33-23 4 12 15 23 34 23 33 0 51-40 51-48 0-3-3-3-4-3-3 0-4 1-5 4-9 33-31 41-41 41-13 0-18-11-18-22 0-6 3-13 6-28 3-14 7-28 10-43z"><text:p/></draw:path><draw:path draw:style-name="gr180" draw:text-style-name="P67" svg:width="0.0283in" svg:height="0.1236in" svg:x="2.6921in" svg:y="0in" svg:viewBox="0 0 73 315" svg:d="M73 159c0-26-3-63-21-100-19-38-46-59-49-59-2 0-3 2-3 4 0 1 0 1 6 7 31 31 49 81 49 148 0 53-12 108-51 148-4 4-4 5-4 6 0 2 1 2 3 2 3 0 31-21 50-61 16-35 20-69 20-95z"><text:p/></draw:path><draw:path draw:style-name="gr180" draw:text-style-name="P67" svg:width="0.0823in" svg:height="0.0287in" svg:x="2.7748in" svg:y="0.0484in" svg:viewBox="0 0 210 74" svg:d="M200 13c4 0 10 0 10-7 0-6-6-6-10-6-63 0-127 0-190 0-5 0-10 0-10 6 0 7 5 7 11 7 63 0 126 0 189 0zM200 74c4 0 10 0 10-6 0-7-6-7-10-7-63 0-126 0-189 0-6 0-11 0-11 7 0 6 5 6 10 6 63 0 127 0 190 0z"><text:p/></draw:path><draw:path draw:style-name="gr180" draw:text-style-name="P67" svg:width="0.1169in" svg:height="0.1236in" svg:x="2.9063in" svg:y="0in" svg:viewBox="0 0 298 315" svg:d="M115 169c-38 46-75 92-112 138-3 3-3 4-3 5 0 3 3 3 9 3 87 0 175 0 262 0 9-26 18-52 27-78-3 0-6 0-8 0-7 23-29 42-56 52-5 1-27 9-73 9-45 0-90 0-135 0 37-45 73-90 110-135 3-3 3-3 3-4 0-2 0-2-2-5-34-48-69-95-103-141 42 0 84 0 125 0 36 0 109 2 131 61 2 0 5 0 8 0-9-24-18-50-27-74-87 0-175 0-262 0-9 0-9 1-9 10 39 53 77 106 115 159z"><text:p/></draw:path><draw:path draw:style-name="gr180" draw:text-style-name="P67" svg:width="0.0461in" svg:height="0.039in" svg:x="3.035in" svg:y="0.0925in" svg:viewBox="0 0 118 100" svg:d="M44 75c-2 7-9 19-21 19-1 0-7 0-11-3 9-3 10-11 10-13 0-4-5-8-9-8-7 0-13 6-13 14 0 11 13 16 23 16s19-6 25-15c5 11 18 15 26 15 26 0 39-28 39-33 0-4-2-4-3-4-4 0-4 2-5 4-4 15-18 27-30 27-8 0-14-6-14-15 0-5 6-25 12-50 4-17 14-23 21-23 1 0 8 0 13 4-7 2-10 8-10 12 0 5 4 8 9 8s12-4 12-14c0-12-14-16-23-16-11 0-19 7-25 16-3-9-13-16-26-16-25 0-40 28-40 34 0 3 4 3 5 3 3 0 3-1 4-4 5-17 19-27 30-27 7 0 14 5 14 15 0 4-3 16-5 23-2 10-5 21-8 31z"><text:p/></draw:path><draw:path draw:style-name="gr180" draw:text-style-name="P67" svg:width="0.0476in" svg:height="0.0563in" svg:x="3.0969in" svg:y="0.0807in" svg:viewBox="0 0 122 144" svg:d="M113 78c4 0 9 0 9-6 0-5-5-5-9-5-34 0-68 0-102 0 3-33 30-56 65-56 12 0 25 0 37 0 4 0 9 0 9-6 0-5-5-5-9-5-12 0-26 0-38 0-42 0-75 32-75 72 0 41 34 72 75 72 12 0 26 0 38 0 4 0 9 0 9-5 0-6-5-6-9-6-12 0-25 0-37 0-35 0-62-23-65-55 34 0 68 0 102 0z"><text:p/></draw:path><draw:path draw:style-name="gr180" draw:text-style-name="P67" svg:width="0.0409in" svg:height="0.0591in" svg:x="3.1598in" svg:y="0.0717in" svg:viewBox="0 0 105 151" svg:d="M77 17c3-7 3-9 19-9 7 0 9 0 9-4 0-3-2-4-3-4-6 0-11 1-16 1-4 0-10 0-15 0s-10 0-15 0-10-1-16-1c0 0-4 0-4 5 0 3 3 3 7 3 1 0 6 0 9 0 5 1 6 1 6 4 0 1 0 2-1 4-10 39-19 78-29 117-2 8-3 10-19 10-6 0-9 0-9 5 1 1 0 3 4 3 7 0 23 0 30 0 6 0 10 0 15 0s10 0 16 0c1 0 4 0 4-5 0-3-2-3-7-3-1 0-5 0-10-1-4 0-4-1-4-2s0-2 1-6c9-39 18-78 28-117z"><text:p/></draw:path><draw:path draw:style-name="gr180" draw:text-style-name="P67" svg:width="0.0795in" svg:height="0.039in" svg:x="3.2094in" svg:y="0.0925in" svg:viewBox="0 0 203 100" svg:d="M86 80c-1 5-3 12-3 13 0 5 3 7 7 7s7-3 9-4c2-3 3-9 4-15 1-3 3-14 4-20 2-4 3-9 5-14 1-10 1-10 6-17 7-11 18-24 36-24 12 0 12 10 12 16 0 13-8 37-12 47-3 7-4 9-4 12 0 12 10 19 21 19 23 0 32-31 32-33 0-4-2-4-3-4-4 0-4 2-5 4-5 18-14 27-23 27-5 0-6-3-6-7 0-6 1-9 6-19 3-7 12-30 12-43 0-3 0-12-8-19-5-2-11-6-21-6-21 0-33 14-40 23-2-19-17-23-29-23-18 0-30 12-36 21-2-16-16-21-25-21s-14 7-17 13c-5 8-8 20-8 21 0 3 3 3 4 3 3 0 3-1 5-6 3-14 7-25 15-25 7 0 8 6 8 11s-1 13-3 19c-2 5-5 14-6 20-2 9-4 18-7 28-1 3-2 8-2 9 0 5 4 7 8 7s8-3 9-4c0-3 2-9 3-15 2-3 4-14 6-20 0-4 2-9 3-14 3-9 3-11 9-20 7-9 17-21 34-21 12 0 13 12 13 16 0 6-1 9-4 20-3 13-7 26-9 38z"><text:p/></draw:path><draw:path draw:style-name="gr180" draw:text-style-name="P67" svg:width="0.0224in" svg:height="0.0866in" svg:x="3.3035in" svg:y="0.0661in" svg:viewBox="0 0 58 221" svg:d="M53 0c-42 30-53 77-53 111 0 31 9 79 53 110 2 0 5 0 5-3 0-2-1-2-2-4-30-25-41-63-41-103 0-60 23-89 41-106 1 0 2 0 2-2 0-3-3-3-5-3z"><text:p/></draw:path><draw:path draw:style-name="gr180" draw:text-style-name="P67" svg:width="0.0764in" svg:height="0.0591in" svg:x="3.337in" svg:y="0.0717in" svg:viewBox="0 0 195 151" svg:d="M112 67c7-8 14-15 21-22 28-27 37-36 57-37 3-1 5-1 5-4s-1-3-2-4c-8 0-15 1-21 1s-21-1-26-1c-2 0-5 1-5 5 0 0 0 2 4 3 2 0 7 0 7 6 0 3-3 6-5 9-2 1-30 28-38 36-7-14-15-28-23-43v-2c0-2 3-6 11-6 1 0 5-1 5-5-1-1 0-3-4-3-5 0-11 1-15 1-5 0-10 0-15 0-3 0-9 0-12 0-5-1-9-1-13-1-1 0-4 0-4 5 0 3 2 3 6 3 14 0 14 2 16 6 11 21 21 41 32 62-5 3-8 8-13 12-4 4-14 14-19 18-27 26-36 36-56 37-2 0-5 0-5 5 0 1 1 3 3 3 6 0 14 0 20 0 4 0 10 0 14 0s9 0 13 0c0 0 4 0 4-5 0-3-3-3-4-3-2 0-7-1-7-5s3-6 7-12c16-15 30-30 45-44 9 17 18 34 27 52 1 3 2 3 2 4s-4 4-11 5c-3 0-6 0-6 5 1 1 0 3 4 3 5 0 11 0 15 0 5 0 10 0 14 0s9 0 13 0c5 0 9 0 13 0 1 0 4 0 4-5 0-3-3-3-6-3-14 0-15-2-16-6-12-23-25-47-36-70z"><text:p/></draw:path><draw:path draw:style-name="gr180" draw:text-style-name="P67" svg:width="0.022in" svg:height="0.0866in" svg:x="3.4272in" svg:y="0.0661in" svg:viewBox="0 0 57 221" svg:d="M4 0c-1 0-4 0-4 3 0 2 0 2 2 3 19 17 40 48 40 105 0 46-14 81-38 102-4 3-4 4-4 5s0 3 3 3c2 0 23-15 37-42 10-19 17-42 17-68 0-31-9-79-53-111z"><text:p/></draw:path><draw:path draw:style-name="gr180" draw:text-style-name="P67" svg:width="0.0646in" svg:height="0.0787in" svg:x="3.4831in" svg:y="0.0382in" svg:viewBox="0 0 165 201" svg:d="M24 178c-2 11-3 14-17 14-3 0-7 0-7 5 0 3 2 4 4 4 9 0 18-1 27-1 10 0 20 1 31 1 1 0 5 0 5-6 0-3-2-3-7-3-16 0-16-3-16-5 0-4 14-55 15-64 5 9 14 20 30 20 36 0 76-46 76-93 0-29-18-50-42-50-16 0-31 12-41 24-4-17-17-24-29-24-14 0-21 13-23 18-6 11-10 30-10 31 0 3 3 2 3 3 4 0 4-1 6-7 5-22 12-38 23-38 6 0 10 3 10 15 0 7-1 10-3 16-11 47-23 94-35 140zM80 41c2-9 11-17 16-22 11-10 21-12 25-12 14 0 21 11 21 30s-11 55-16 67c-11 22-26 33-38 33-21 0-25-27-25-29 1-2 0-1 2-4 5-21 10-42 15-63z"><text:p/></draw:path><draw:path draw:style-name="gr180" draw:text-style-name="P67" svg:width="0.0764in" svg:height="0.0591in" svg:x="3.5539in" svg:y="0.0524in" svg:viewBox="0 0 195 151" svg:d="M113 67c7-8 13-14 20-21 29-28 37-37 57-38 3 0 5 0 5-4 0-3-2-4-2-4-7 0-15 1-21 1s-20-1-26-1c-2 0-5 1-5 5 1 1 0 3 4 3 2 0 7 1 7 6 0 3-3 7-5 9-2 1-30 28-38 37-7-14-15-28-23-43 0-1 0-3 0-3 0-1 4-5 11-6 2 0 5 0 5-4 0-1 0-4-4-4s-11 1-15 1c-6 0-9 0-15 0-3 0-9 0-12 0-4 0-8-1-12-1-2 0-5 0-5 5 0 3 3 3 7 3 13 0 13 3 16 6 10 21 21 41 31 62-5 3-8 8-13 12-3 4-14 14-18 18-27 27-37 36-57 37-2 0-5 0-5 6 0 1 1 2 4 2 6 0 13 0 20 0 4 0 9 0 13 0s9 0 13 0c0 0 4 0 4-4s-3-4-4-4c-2 0-7-1-7-5s3-6 8-12c16-14 30-29 45-43 9 17 17 34 26 52 2 2 1 2 2 3 0 1-3 4-11 5-2 0-5 0-5 6 1 1 0 2 4 2s10 0 14 0c5 0 10 0 14 0s9 0 14 0c4 0 8 0 12 0 1 0 4 0 4-4s-3-4-6-4c-13 0-15-2-16-6-12-23-24-47-35-70z"><text:p/></draw:path><draw:path draw:style-name="gr180" draw:text-style-name="P67" svg:width="0.0283in" svg:height="0.1236in" svg:x="3.6567in" svg:y="0in" svg:viewBox="0 0 73 315" svg:d="M73 313c0-1 0-2-6-7-39-40-49-101-49-147 0-55 13-110 51-150 4-4 4-4 4-5 0-3-1-4-3-4-3 0-31 22-50 62-16 34-20 70-20 97 0 24 4 61 21 97 19 39 46 59 49 59 2 0 3 0 3-2z"><text:p/></draw:path><draw:path draw:style-name="gr180" draw:text-style-name="P67" svg:width="0.0618in" svg:height="0.0559in" svg:x="3.6961in" svg:y="0.0382in" svg:viewBox="0 0 158 143" svg:d="M96 44c2-8 9-37 32-37 2 0 9 0 15 5-8 1-14 9-14 17 0 4 2 11 11 11 8 0 18-7 18-19 0-16-19-21-30-21-18 0-29 17-33 24-8-20-25-24-35-24-32 0-50 41-50 49 0 3 3 3 3 3 3 0 4-1 5-3 11-34 32-42 42-42 6 0 17 3 17 22 0 9-5 30-17 75-5 19-16 33-30 33-2 0-9 0-16-5 9-1 15-8 15-17 0-8-7-10-12-10-9 0-17 8-17 18 0 14 15 20 30 20 20 0 32-21 33-23 4 12 15 23 34 23 33 0 51-40 51-48 0-3-3-3-4-3-3 0-4 1-4 4-10 33-32 41-43 41-12 0-17-11-17-22 0-6 2-13 6-28 3-14 7-28 10-43z"><text:p/></draw:path><draw:path draw:style-name="gr180" draw:text-style-name="P67" svg:width="0.0283in" svg:height="0.1236in" svg:x="3.7709in" svg:y="0in" svg:viewBox="0 0 73 315" svg:d="M73 159c0-26-4-63-21-100-19-38-46-59-49-59-2 0-3 2-3 4 0 1 0 1 5 7 32 31 50 81 50 148 0 53-12 108-51 148-4 4-4 5-4 6 0 2 1 2 3 2 3 0 31-21 50-61 16-35 20-69 20-95z"><text:p/></draw:path><draw:path draw:style-name="gr180" draw:text-style-name="P67" svg:width="0.0646in" svg:height="0.0787in" svg:x="3.8083in" svg:y="0.0382in" svg:viewBox="0 0 165 201" svg:d="M24 178c-2 11-2 14-17 14-3 0-7 0-7 5 0 3 2 4 5 4 8 0 17-1 26-1 10 0 21 1 31 1 2 0 6 0 6-6 0-3-3-3-8-3-16 0-16-3-16-5 0-4 14-55 15-64 5 9 14 20 30 20 36 0 76-46 76-93 0-29-18-50-42-50-16 0-31 12-41 24-4-17-17-24-29-24-14 0-21 13-23 18-6 11-10 30-10 31 0 3 3 2 3 3 4 0 4-1 6-7 5-22 12-38 23-38 6 0 10 3 10 15 0 7-1 10-3 16-11 47-23 94-35 140zM80 41c2-9 11-17 16-22 11-10 21-12 26-12 13 0 20 11 20 30s-10 55-16 67c-11 22-26 33-38 33-21 0-24-27-24-29s0-1 1-4c5-21 10-42 15-63z"><text:p/></draw:path><draw:path draw:style-name="gr180" draw:text-style-name="P67" svg:width="0.0689in" svg:height="0.0591in" svg:x="3.8799in" svg:y="0.0524in" svg:viewBox="0 0 176 151" svg:d="M138 27c3-4 8-9 13-12 9-6 17-7 20-7s5 0 5-4c0-2-1-4-3-4-6 0-12 1-18 1s-16-1-23-1c-1 0-4 0-4 5 0 3 2 3 3 3 8 1 8 3 8 5 0 1-2 3-4 5-1 2-2 4-4 5-18 19-36 39-54 58-10-22-20-43-30-65-2-3-1-2-2-3 0-5 11-5 13-5s5 0 5-4c0-1 0-4-4-4-6 0-22 1-29 1-6 0-20-1-26-1-1 0-4 1-4 5 0 3 3 3 6 3 13 0 14 2 16 7 12 26 23 51 35 76-4 14-7 27-10 41-3 10-4 11-21 11-3 0-6 0-6 5 0 3 1 3 3 3 4 0 9 0 14 0 4 0 11 0 14 0 5 0 10 0 15 0 4 0 10 0 14 0 2 0 5 0 5-4s-2-4-8-4c-3 0-4 0-8 0-4-1-4-1-4-3 0-1 3-12 3-18 2-8 7-26 8-27 0-4 1-4 2-7 20-20 40-40 60-61z"><text:p/></draw:path><draw:path draw:style-name="gr180" draw:text-style-name="P67" svg:width="0.0287in" svg:height="0.1236in" svg:x="3.9732in" svg:y="0in" svg:viewBox="0 0 74 315" svg:d="M74 313c0-1 0-2-6-7-39-40-50-101-50-147 0-55 13-110 51-150 5-4 5-4 5-5 0-3-2-4-4-4s-31 22-50 62c-16 34-20 70-20 97 0 24 4 61 21 97 19 39 47 59 49 59s4 0 4-2z"><text:p/></draw:path><draw:path draw:style-name="gr180" draw:text-style-name="P67" svg:width="0.0524in" svg:height="0.0559in" svg:x="4.0146in" svg:y="0.0382in" svg:viewBox="0 0 134 143" svg:d="M29 114c17-18 26-27 38-36 10-10 18-18 30-28 30-30 37-45 37-46 0-4-3-4-3-4-2 0-3 1-5 4-10 15-16 20-23 20-8 0-12-5-17-10-6-8-11-14-22-14-24 0-38 30-38 36 0 2 1 4 4 4 2 0 3-2 4-4 6-14 25-14 27-14 7 0 13 1 20 4 13 5 16 5 24 5-11 13-37 37-44 41-10 9-19 18-29 27-21 21-32 39-32 42 0 2 3 1 4 2 2 0 3 0 5-3 7-12 17-20 27-20 7 0 10 3 18 12 5 7 11 11 21 11 30 0 49-39 49-48 0-2-2-3-3-3-4 0-4 2-5 4-7 20-28 27-38 27-6 0-12-2-19-5-10-4-15-5-22-5-3 0-5 0-8 1z"><text:p/></draw:path><draw:path draw:style-name="gr180" draw:text-style-name="P67" svg:width="0.0756in" svg:height="0.0047in" svg:x="4.1106in" svg:y="0.0602in" svg:viewBox="0 0 193 13" svg:d="M183 13c5 0 10 0 10-7 0-6-5-6-10-6-58 0-115 0-172 0-6 0-11 0-11 6 0 7 5 7 11 7 57 0 114 0 172 0z"><text:p/></draw:path><draw:path draw:style-name="gr180" draw:text-style-name="P67" svg:width="0.0618in" svg:height="0.0559in" svg:x="4.2287in" svg:y="0.0382in" svg:viewBox="0 0 158 143" svg:d="M96 44c2-8 9-37 32-37 1 0 9 0 15 5-9 1-15 9-15 17 0 4 3 11 12 11 7 0 18-7 18-19 0-16-19-21-30-21-18 0-30 17-33 24-9-20-26-24-35-24-33 0-51 41-51 49 0 3 4 3 4 3 2 0 4-1 4-3 11-34 32-42 42-42 7 0 18 3 18 22 0 9-6 30-18 75-4 19-16 33-29 33-2 0-9 0-17-5 9-1 16-8 16-17 0-8-7-10-12-10-10 0-17 8-17 18 0 14 15 20 30 20 20 0 31-21 32-23 5 12 15 23 34 23 34 0 52-40 52-48 0-3-3-3-5-3-3 0-3 1-3 4-11 33-33 41-43 41-12 0-17-11-17-22 0-6 2-13 6-28 3-14 7-28 10-43z"><text:p/></draw:path><draw:path draw:style-name="gr180" draw:text-style-name="P67" svg:width="0.0287in" svg:height="0.1236in" svg:x="4.3031in" svg:y="0in" svg:viewBox="0 0 74 315" svg:d="M74 159c0-26-4-63-21-100-20-38-47-59-49-59s-4 2-4 4c0 1 0 1 6 7 31 31 49 81 49 148 0 53-12 108-50 148-5 4-5 5-5 6 0 2 2 2 4 2s31-21 50-61c16-35 20-69 20-95z"><text:p/></draw:path></draw:g></draw:g>. <draw:g text:anchor-type="as-char" svg:y="-0.0929in" draw:z-index="20" draw:name="Shape29" draw:style-name="gr178"><svg:title>TexMaths</svg:title><svg:desc>9§inline§\mathbb{E}(g(X,Y)) = \sum_{x \in Im(X), y \in Im(Y)} g(x,y) P_{X,Y}(x,y)§svg§600§FALSE§</svg:desc><draw:g draw:style-name="gr2"><draw:path draw:style-name="gr179" draw:text-style-name="P66" svg:width="2.6976in" svg:height="0.139in" svg:x="0.0051in" svg:y="0.0067in" svg:viewBox="0 0 6853 354" svg:d="M3428 354c-1144 0-2286 0-3428 0 0-118 0-236 0-354 2284 0 4569 0 6853 0 0 118 0 236 0 354-1142 0-2284 0-3425 0z"><text:p/></draw:path><draw:path draw:style-name="gr180" draw:text-style-name="P67" svg:width="0.0776in" svg:height="0.0843in" svg:x="0.0004in" svg:y="0.0083in" svg:viewBox="0 0 198 215" svg:d="M77 110c9 0 24 0 35 7 15 10 16 27 16 29 1 5 1 8 6 8 6 0 6-4 6-10 0-29 0-57 0-85 0-6 0-10-6-10-5 0-6 4-6 7-2 40-33 42-51 43 0-22 0-44 0-67 0-21 7-21 14-21 5 0 10 0 15 0 43 0 64 22 66 44 1 3 1 7 6 7 6 0 6-5 6-11 0-13 0-27 0-40 0-10-1-11-11-11-54 0-108 0-162 0-6 0-11 0-11 5 0 6 6 6 9 6 18 0 19 3 19 18 0 52 0 105 0 158 0 16-1 18-18 18-5 0-10 0-10 5s5 5 11 5c56 0 111 0 167 0 7 0 10 0 11-4 3-17 9-51 9-53 0-4-3-7-5-7-5 0-5 3-7 5-1 8-4 22-28 35-16 10-32 14-49 14-6 0-12 0-18 0-7 0-14 0-14-20 0-25 0-51 0-75zM172 11c0 5 0 10 0 15-5-6-11-11-18-15 6 0 12 0 18 0zM111 104c4-2 11-8 17-14 0 8 0 17 0 26-7-8-12-9-17-12zM39 29c0-5 0-12-2-18 11 0 22 0 33 0-3 7-3 18-3 21 0 50 0 101 0 153 0 11 1 18 3 20-11 0-22 0-33 0 2-5 2-13 2-17 0-53 0-106 0-159zM157 205c10-5 19-11 25-18 0 2-3 16-3 18-7 0-15 0-22 0z"><text:p/></draw:path><draw:path draw:style-name="gr180" draw:text-style-name="P67" svg:width="0.0287in" svg:height="0.1236in" svg:x="0.0941in" svg:y="0in" svg:viewBox="0 0 74 315" svg:d="M74 313c0-1 0-2-6-7-39-40-49-101-49-147 0-55 12-110 50-150 5-4 5-4 5-5 0-3-2-4-4-4s-31 22-50 62c-15 34-20 70-20 97 0 24 4 61 22 97 19 39 46 59 48 59s4 0 4-2z"><text:p/></draw:path><draw:path draw:style-name="gr180" draw:text-style-name="P67" svg:width="0.0571in" svg:height="0.0803in" svg:x="0.1319in" svg:y="0.0382in" svg:viewBox="0 0 146 205" svg:d="M145 21c0-2 1-4 1-6 0-5-4-9-9-9-4 0-12 3-14 14-5-12-16-20-29-20-36 0-75 44-75 90 0 32 19 50 42 50 18 0 34-15 36-18h1c-7 29-11 41-11 42-1 3-11 34-46 34-5 0-16-1-25-3 10-3 14-11 14-17 0-5-4-10-13-10-6 0-17 5-17 18 0 12 12 19 42 19 40 0 62-25 68-44 12-47 23-93 35-140zM104 99c-2 9-9 16-17 23-6 5-16 11-25 11-16 0-21-17-21-29 0-15 9-53 18-69 9-15 22-28 36-28 20 0 25 25 25 27s-1 4-1 5c-6 20-10 39-15 60z"><text:p/></draw:path><draw:path draw:style-name="gr180" draw:text-style-name="P67" svg:width="0.0287in" svg:height="0.1236in" svg:x="0.2063in" svg:y="0in" svg:viewBox="0 0 74 315" svg:d="M74 313c0-1 0-2-6-7-39-40-49-101-49-147 0-55 12-110 50-150 5-4 5-4 5-5 0-3-2-4-4-4s-31 22-50 62c-16 34-20 70-20 97 0 24 4 61 21 97 19 39 47 59 49 59s4 0 4-2z"><text:p/></draw:path><draw:path draw:style-name="gr180" draw:text-style-name="P67" svg:width="0.102in" svg:height="0.0839in" svg:x="0.2461in" svg:y="0.0087in" svg:viewBox="0 0 260 214" svg:d="M145 86c-9-21-18-43-27-63-1-2-1-3-2-4 0-2 6-8 19-9 3-1 6-1 6-6 0-4-3-4-4-4-14 0-27 1-41 1-7 0-27-1-35-1-2 0-5 0-5 6 0 4 3 4 7 4 19 0 21 3 23 10 13 30 26 58 38 88-22 24-44 47-66 71-2 1-3 2-5 4-15 17-30 22-47 22-3 0-6 0-6 7 1 1 0 2 4 2 10 0 19 0 29 0 12 0 25 0 36 0 2 0 6 0 6-6 0-3-3-2-4-3-3 0-12 0-12-9 0-5 4-10 8-14 10-12 21-23 32-34 10-11 19-21 29-31 11 24 21 50 31 75 1 4 1 3 2 4 0 3-6 9-19 9-2 0-6 0-6 6 0 3 4 3 5 3 8 0 31 0 40 0 8 0 27 0 35 0 2 0 6 0 6-5 0-4-3-4-6-4-21 0-22 0-27-13-13-30-33-78-40-97 21-23 54-61 64-70 9-7 21-14 40-15 4-1 7-1 7-6 0-1 0-4-3-4-10 0-21 1-30 1-12 0-24-1-35-1-3 0-7 0-7 6 0 2 2 3 4 4 3 0 13 1 13 9 0 4-4 9-7 12-17 18-33 37-50 55z"><text:p/></draw:path><draw:path draw:style-name="gr180" draw:text-style-name="P67" svg:width="0.0142in" svg:height="0.037in" svg:x="0.3594in" svg:y="0.0807in" svg:viewBox="0 0 37 95" svg:d="M37 33c0-20-8-33-21-33-10 0-16 8-16 17 0 8 6 16 16 16 4 0 8-1 11-3 1-1 1-1 2-1s1 0 1 4c0 24-11 43-22 54-3 2-3 3-3 4 0 3 1 4 3 4 4 0 29-25 29-62z"><text:p/></draw:path><draw:path draw:style-name="gr180" draw:text-style-name="P67" svg:width="0.0902in" svg:height="0.0839in" svg:x="0.4083in" svg:y="0.0087in" svg:viewBox="0 0 230 214" svg:d="M177 36c2-2 3-3 5-4 10-10 20-21 41-22 4-1 7-1 7-6 0-3-1-4-4-4-8 0-18 1-26 1-11 0-22-1-32-1-1 0-6 0-6 5 0 4 4 5 5 5 2 0 11 0 11 7 0 6-7 14-9 15-24 28-48 56-73 84-11-31-23-62-35-93-2-5-1-4-2-6 0-7 16-7 19-7 5 0 8 0 8-6 0-4-4-4-5-4-9 0-31 1-40 1-8 0-27-1-36-1-1 0-5 0-5 6 0 4 3 4 7 4 19 0 20 3 24 11 12 34 26 68 38 103 0 1 1 5 1 6s-12 51-14 57c-4 18-5 18-30 18-5 0-8 0-8 7 0 2 4 2 5 2 9 0 30 0 39 0s32 0 41 0c1 0 6 0 6-6 0-3-3-3-9-3-1 0-7 0-13 0s-8-1-8-5c0-2 3-13 5-20 3-15 7-29 11-44 1-6 1-7 4-10 26-30 52-60 78-90z"><text:p/></draw:path><draw:path draw:style-name="gr180" draw:text-style-name="P67" svg:width="0.0283in" svg:height="0.1236in" svg:x="0.511in" svg:y="0in" svg:viewBox="0 0 73 315" svg:d="M73 159c0-26-4-63-21-100-19-38-46-59-49-59-2 0-3 2-3 4 0 1 0 1 5 7 32 31 50 81 50 148 0 53-12 108-51 148-4 4-4 5-4 6 0 2 1 2 3 2 3 0 31-21 50-61 16-35 20-69 20-95z"><text:p/></draw:path><draw:path draw:style-name="gr180" draw:text-style-name="P67" svg:width="0.0287in" svg:height="0.1236in" svg:x="0.5594in" svg:y="0in" svg:viewBox="0 0 74 315" svg:d="M74 159c0-26-4-63-21-100-19-38-47-59-49-59s-4 2-4 4c0 1 0 1 6 7 31 31 49 81 49 148 0 53-12 108-50 148-5 4-5 5-5 6 0 2 2 2 4 2s31-21 50-61c16-35 20-69 20-95z"><text:p/></draw:path><draw:path draw:style-name="gr180" draw:text-style-name="P67" svg:width="0.0827in" svg:height="0.0287in" svg:x="0.6421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73in" svg:height="0.1236in" svg:x="0.7736in" svg:y="0in" svg:viewBox="0 0 299 315" svg:d="M115 169c-37 46-74 92-111 138-3 3-3 4-3 5 0 3 3 3 8 3 87 0 175 0 262 0 9-26 19-52 28-78-3 0-6 0-8 0-8 23-30 42-56 52-5 1-27 9-74 9-45 0-89 0-134 0 37-45 73-90 110-135 2-3 3-3 3-4 0-2-1-2-3-5-34-48-69-95-103-141 42 0 84 0 125 0 36 0 109 2 132 61 2 0 5 0 8 0-9-24-19-50-28-74-87 0-175 0-262 0-8 0-9 1-9 10 39 53 77 106 115 159z"><text:p/></draw:path><draw:path draw:style-name="gr180" draw:text-style-name="P67" svg:width="0.0465in" svg:height="0.039in" svg:x="0.9024in" svg:y="0.0925in" svg:viewBox="0 0 119 100" svg:d="M45 75c-3 7-10 19-21 19-1 0-8 0-12-3 9-3 10-11 10-13 0-4-4-8-9-8-7 0-13 6-13 14 0 11 13 16 23 16s19-6 26-15c5 11 17 15 26 15 25 0 38-28 38-33 0-4-2-4-3-4-3 0-3 2-4 4-5 15-18 27-30 27-9 0-14-6-14-15 0-5 6-25 12-50 4-17 14-23 21-23 4 1 8 0 12 4-7 2-10 8-10 12 0 5 4 8 9 8 6 0 13-4 13-14 0-12-15-16-24-16-10 0-19 7-24 16-4-9-14-16-27-16-24 0-39 28-39 34 0 3 3 3 4 3 3 0 4-1 5-4 5-17 18-27 29-27 8 0 14 5 14 15 0 4-3 16-5 23-2 10-4 21-7 31z"><text:p/></draw:path><draw:path draw:style-name="gr180" draw:text-style-name="P67" svg:width="0.0476in" svg:height="0.0563in" svg:x="0.9642in" svg:y="0.0807in" svg:viewBox="0 0 122 144" svg:d="M114 78c4 0 8 0 8-6 0-5-4-5-8-5-34 0-68 0-102 0 2-33 29-56 65-56 12 0 25 0 37 0 4 0 8 0 8-6 0-5-4-5-8-5-12 0-26 0-38 0-42 0-76 32-76 72 0 41 34 72 76 72 12 0 26 0 38 0 4 0 8 0 8-5 0-6-4-6-8-6-12 0-25 0-37 0-36 0-63-23-65-55 34 0 68 0 102 0z"><text:p/></draw:path><draw:path draw:style-name="gr180" draw:text-style-name="P67" svg:width="0.0406in" svg:height="0.0591in" svg:x="1.0276in" svg:y="0.0717in" svg:viewBox="0 0 104 151" svg:d="M77 17c2-7 3-9 19-9 6 0 8 0 8-4 0-3-1-4-3-4-5 0-10 1-15 1s-10 0-15 0-10 0-15 0-11-1-15-1c-2 0-5 0-5 5 0 3 3 3 7 3 3 0 5 0 8 0 5 1 7 1 7 4 0 1-1 2-1 4-10 39-20 78-30 117-2 8-3 10-19 10-6 0-8 0-8 5 1 1 0 3 4 3 6 0 23 0 29 0s10 0 16 0c4 0 10 0 15 0 2 0 4 0 4-5 0-3-2-3-7-3-2-1-4 0-9-1-5 0-5-1-5-2s0-2 1-6c10-39 20-78 29-117z"><text:p/></draw:path><draw:path draw:style-name="gr180" draw:text-style-name="P67" svg:width="0.0795in" svg:height="0.039in" svg:x="1.0768in" svg:y="0.0925in" svg:viewBox="0 0 203 100" svg:d="M86 80c-1 5-3 12-3 13 0 5 4 7 8 7s7-3 8-4c1-3 3-9 5-15 0-3 3-14 4-20 1-4 3-9 4-14 2-10 2-10 7-17 7-11 18-24 35-24 13 0 13 10 13 16 0 13-9 37-13 47-3 7-4 9-4 12 0 12 10 19 22 19 22 0 31-31 31-33 0-4-2-4-3-4-3 0-3 2-4 4-5 18-15 27-23 27-6 0-6-3-6-7 0-6 1-9 5-19 3-7 12-30 12-43 0-3 0-12-8-19-4-2-10-6-21-6-20 0-33 14-39 23-2-19-18-23-29-23-19 0-31 12-37 21-2-16-15-21-24-21-10 0-15 7-18 13-4 8-8 20-8 21 0 3 4 3 5 3 2 0 2-1 4-6 4-14 7-25 16-25 6 0 7 6 7 11s-1 13-3 19c-2 5-4 14-5 20-2 9-4 18-7 28-1 3-3 8-3 9 0 5 5 7 9 7 3 0 6-3 8-4 1-3 3-9 4-15 1-3 4-14 5-20 1-4 2-9 3-14 3-9 4-11 10-20s16-21 33-21c13 0 13 12 13 16 0 6-1 9-4 20-2 13-6 26-9 38z"><text:p/></draw:path><draw:path draw:style-name="gr180" draw:text-style-name="P67" svg:width="0.022in" svg:height="0.0866in" svg:x="1.1713in" svg:y="0.0661in" svg:viewBox="0 0 57 221" svg:d="M53 0c-42 30-53 77-53 111 0 31 9 79 53 110 2 0 4 0 4-3 0-2 0-2-2-4-30-25-41-63-41-103 0-60 24-89 42-106 1 0 1 0 1-2 0-3-2-3-4-3z"><text:p/></draw:path><draw:path draw:style-name="gr180" draw:text-style-name="P67" svg:width="0.0768in" svg:height="0.0591in" svg:x="1.2043in" svg:y="0.0717in" svg:viewBox="0 0 196 151" svg:d="M113 67c7-8 13-15 20-22 29-27 37-36 57-37 4-1 6-1 6-4s-2-4-3-4c-7 0-15 1-21 1-5 0-20-1-26-1-1 0-4 1-4 5 0 0 0 2 3 3 2 0 8 0 8 6 0 3-4 6-6 9-1 1-30 28-38 36-7-14-15-28-23-43 0-1 0-2 0-2 0-2 4-6 11-6 2 0 5-1 5-5-1-1 0-3-4-3s-10 1-14 1c-6 0-10 0-15 0-4 0-9 0-13 0-4-1-8-1-12-1-1 0-4 0-4 5 0 3 2 3 6 3 13 0 13 2 16 6 10 21 21 41 31 62-5 3-8 8-13 12-3 4-14 14-18 18-27 26-36 36-56 37-3 0-6 0-6 5 0 1 1 3 4 3 6 0 13 0 20 0 4 0 9 0 13 0s9 0 13 0c0 0 4 0 4-5 0-3-3-3-4-3s-7-1-7-5 4-6 8-12c16-15 30-30 45-44 9 17 18 34 27 52 1 3 1 3 1 4s-3 4-11 5c-2 0-5 0-5 5 1 1 0 3 4 3s9 0 14 0 10 0 14 0c5 0 9 0 14 0 4 0 8 0 12 0 1 0 4 0 4-5 0-3-3-3-6-3-13 0-14-2-16-6-12-23-24-47-35-70z"><text:p/></draw:path><draw:path draw:style-name="gr180" draw:text-style-name="P67" svg:width="0.0224in" svg:height="0.0866in" svg:x="1.2945in" svg:y="0.0661in" svg:viewBox="0 0 58 221" svg:d="M5 0c-2 0-5 0-5 3 0 2 1 2 2 3 19 17 40 48 40 105 0 46-14 81-37 102-5 3-5 4-5 5s1 3 3 3 24-15 38-42c10-19 17-42 17-68 0-31-9-79-53-111z"><text:p/></draw:path><draw:path draw:style-name="gr180" draw:text-style-name="P67" svg:width="0.0106in" svg:height="0.0264in" svg:x="1.337in" svg:y="0.1201in" svg:viewBox="0 0 28 68" svg:d="M22 23c0 11-2 26-17 40-1 1-2 1-2 3 0 1 2 2 3 2 3 0 22-18 22-44 0-13-5-24-15-24-8 0-13 6-13 13s5 13 13 13c5 0 6-3 9-3z"><text:p/></draw:path><draw:path draw:style-name="gr180" draw:text-style-name="P67" svg:width="0.0441in" svg:height="0.0559in" svg:x="1.361in" svg:y="0.0925in" svg:viewBox="0 0 113 143" svg:d="M113 14c0-2 0-3 0-4 0-5-3-7-7-7-2 0-7 1-9 5-1 1-2 8-3 13-2 6-4 11-6 18-1 5-8 33-8 36-1 0-11 19-28 19-14 0-14-15-14-18 0-12 4-26 12-44 2-7 3-9 3-13 0-11-9-19-21-19-22 0-32 31-32 34s3 3 4 3c2 0 2-1 3-4 6-18 16-27 25-27 3 0 5 3 5 8s-2 10-4 13c-10 27-12 35-12 45 0 4 0 15 9 21 6 6 16 7 21 7 9 0 17-4 25-10-3 13-6 22-15 33-6 7-15 14-27 14-1 0-11 0-16-7 12-2 8-9 12-13 0-7-7-8-8-8-7 0-14 5-14 14 0 12 11 20 27 20 22 0 50-17 56-45 7-28 14-56 22-84z"><text:p/></draw:path><draw:path draw:style-name="gr180" draw:text-style-name="P67" svg:width="0.0476in" svg:height="0.0563in" svg:x="1.4197in" svg:y="0.0807in" svg:viewBox="0 0 122 144" svg:d="M113 78c4 0 9 0 9-6 0-5-5-5-9-5-34 0-68 0-102 0 3-33 30-56 65-56 12 0 25 0 37 0 4 0 9 0 9-6 0-5-5-5-9-5-12 0-26 0-38 0-42 0-75 32-75 72 0 41 34 72 75 72 12 0 26 0 38 0 4 0 9 0 9-5 0-6-5-6-9-6-12 0-25 0-37 0-35 0-62-23-65-55 34 0 68 0 102 0z"><text:p/></draw:path><draw:path draw:style-name="gr180" draw:text-style-name="P67" svg:width="0.0409in" svg:height="0.0591in" svg:x="1.4827in" svg:y="0.0717in" svg:viewBox="0 0 105 151" svg:d="M77 17c2-7 3-9 19-9 7 0 9 0 9-4 0-3-1-4-3-4-6 0-11 1-16 1-4 0-9 0-15 0-5 0-10 0-15 0s-10-1-15-1c-1 0-5 0-5 5 0 3 3 3 7 3 1 0 6 0 9 0 5 1 6 1 6 4 0 1 0 2-1 4-10 39-19 78-29 117-2 8-3 10-19 10-6 0-9 0-9 5 1 1 0 3 4 3 7 0 23 0 30 0 6 0 10 0 16 0 4 0 9 0 15 0 1 0 4 0 4-5 0-3-2-3-7-3-1 0-5 0-10-1-4 0-4-1-4-2s0-2 1-6c10-39 19-78 28-117z"><text:p/></draw:path><draw:path draw:style-name="gr180" draw:text-style-name="P67" svg:width="0.0795in" svg:height="0.039in" svg:x="1.5323in" svg:y="0.0925in" svg:viewBox="0 0 203 100" svg:d="M86 80c-1 5-3 12-3 13 0 5 3 7 7 7s7-3 9-4c2-3 3-9 4-15 1-3 3-14 4-20 2-4 3-9 5-14 1-10 1-10 6-17 7-11 18-24 36-24 12 0 13 10 13 16 0 13-9 37-13 47-3 7-4 9-4 12 0 12 10 19 21 19 23 0 32-31 32-33 0-4-2-4-3-4-4 0-4 2-5 4-5 18-14 27-23 27-5 0-5-3-5-7 0-6 0-9 5-19 3-7 12-30 12-43 0-3 0-12-8-19-5-2-11-6-21-6-21 0-33 14-40 23-2-19-17-23-29-23-18 0-30 12-36 21-2-16-16-21-25-21s-14 7-17 13c-5 8-8 20-8 21 0 3 3 3 4 3 3 0 3-1 5-6 3-14 7-25 15-25 7 0 8 6 8 11s-1 13-3 19c-2 5-5 14-6 20-2 9-4 18-7 28-1 3-2 8-2 9 0 5 4 7 8 7s8-3 9-4c1-3 2-9 3-15 2-3 4-14 6-20 1-4 2-9 3-14 3-9 3-11 9-20 7-9 17-21 34-21 12 0 13 12 13 16 0 6-1 9-4 20-3 13-7 26-9 38z"><text:p/></draw:path><draw:path draw:style-name="gr180" draw:text-style-name="P67" svg:width="0.0224in" svg:height="0.0866in" svg:x="1.6268in" svg:y="0.0661in" svg:viewBox="0 0 58 221" svg:d="M53 0c-42 30-53 77-53 111 0 31 9 79 53 110 2 0 5 0 5-3 0-2-1-2-2-4-30-25-41-63-41-103 0-60 23-89 41-106 1 0 2 0 2-2 0-3-3-3-5-3z"><text:p/></draw:path><draw:path draw:style-name="gr180" draw:text-style-name="P67" svg:width="0.0689in" svg:height="0.0591in" svg:x="1.6606in" svg:y="0.0717in" svg:viewBox="0 0 176 151" svg:d="M137 26c4-4 9-8 13-12 9-6 18-6 21-6 2-1 5-1 5-5 0-1-1-3-3-3-6 0-13 1-18 1-7 0-16-1-24-1 0 0-3 0-3 5 0 2 3 3 3 3 7 0 7 3 7 4 0 2-1 4-3 6s-3 4-4 5c-18 18-36 38-55 57-10-21-19-43-29-65-2-2-1-2-2-3 0-4 11-4 12-4 2 0 6 0 6-5-1-1 0-3-4-3-7 0-23 1-29 1s-20-1-25-1c-2 0-5 1-5 5 0 3 3 3 5 3 14 0 15 2 17 6 11 26 22 51 34 76-4 14-6 27-10 41-3 11-3 12-20 12-4 0-7 0-7 5 0 2 2 3 4 3 4 0 9 0 13 0 5 0 11 0 15 0 5 0 8 0 14 0 4 0 11 0 15 0 1 0 5 0 5-5 0-3-3-3-8-3-3 0-4 0-8-1-4 0-5-1-5-2 0-2 3-12 4-18 2-8 7-26 7-27 1-4 1-4 3-7 20-20 39-41 59-62z"><text:p/></draw:path><draw:path draw:style-name="gr180" draw:text-style-name="P67" svg:width="0.022in" svg:height="0.0866in" svg:x="1.7417in" svg:y="0.0661in" svg:viewBox="0 0 57 221" svg:d="M4 0c-1 0-4 0-4 3 0 2 0 2 2 3 19 17 40 48 40 105 0 46-14 81-38 102-4 3-4 4-4 5s0 3 3 3c2 0 23-15 38-42 9-19 16-42 16-68 0-31-9-79-53-111z"><text:p/></draw:path><draw:path draw:style-name="gr180" draw:text-style-name="P67" svg:width="0.0567in" svg:height="0.0803in" svg:x="1.8035in" svg:y="0.0382in" svg:viewBox="0 0 145 205" svg:d="M144 21c0-2 1-4 1-6 0-5-4-9-9-9-4 0-12 3-14 14-5-12-16-20-28-20-37 0-76 44-76 90 0 32 19 50 42 50 18 0 34-15 36-18h1c-7 29-11 41-11 42 0 3-11 34-45 34-6 0-17-1-26-3 10-3 14-11 14-17 0-5-4-10-13-10-6 0-16 5-16 18 0 12 12 19 41 19 40 0 63-25 68-44 12-47 23-93 35-140zM103 99c-2 9-9 16-17 23-6 5-16 11-25 11-16 0-20-17-20-29 0-15 9-53 18-69 8-15 21-28 35-28 20 0 25 25 25 27s-1 4-1 5c-5 20-10 39-15 60z"><text:p/></draw:path><draw:path draw:style-name="gr180" draw:text-style-name="P67" svg:width="0.0287in" svg:height="0.1236in" svg:x="1.8776in" svg:y="0in" svg:viewBox="0 0 74 315" svg:d="M74 313c0-1 0-2-6-7-39-40-49-101-49-147 0-55 12-110 50-150 5-4 5-4 5-5 0-3-2-4-4-4s-31 22-50 62c-16 34-20 70-20 97 0 24 4 61 21 97 20 39 47 59 49 59s4 0 4-2z"><text:p/></draw:path><draw:path draw:style-name="gr180" draw:text-style-name="P67" svg:width="0.0618in" svg:height="0.0559in" svg:x="1.9173in" svg:y="0.0382in" svg:viewBox="0 0 158 143" svg:d="M97 44c2-8 9-37 31-37 2 0 9 0 16 5-9 1-15 9-15 17 0 4 3 11 11 11s18-7 18-19c0-16-18-21-29-21-19 0-30 17-34 24-8-20-25-24-34-24-33 0-51 41-51 49 0 3 3 2 4 3 2 0 3-1 4-3 11-34 32-42 42-42 7 0 17 3 17 22 0 9-5 30-17 75-5 19-16 33-29 33-2 0-9 0-17-5 9-1 16-8 16-17 0-8-7-10-12-10-10 0-18 8-18 18 0 14 16 20 30 20 21 0 32-21 33-23 4 12 15 23 34 23 33 0 51-40 51-48 0-3-3-3-4-3-3 0-4 1-4 4-10 33-32 41-42 41-12 0-17-11-17-22 0-6 2-13 5-28 4-14 8-28 11-43z"><text:p/></draw:path><draw:path draw:style-name="gr180" draw:text-style-name="P67" svg:width="0.0142in" svg:height="0.037in" svg:x="1.9957in" svg:y="0.0807in" svg:viewBox="0 0 37 95" svg:d="M37 33c0-20-7-33-20-33-11 0-17 8-17 17 0 8 6 16 17 16 4 0 8-1 11-3 1-1 1-1 2-1 0 2 1 0 1 4 0 24-11 43-22 54-4 2-4 3-4 4 0 3 2 4 3 4 4 0 29-25 29-62z"><text:p/></draw:path><draw:path draw:style-name="gr180" draw:text-style-name="P67" svg:width="0.0571in" svg:height="0.0803in" svg:x="2.0437in" svg:y="0.0382in" svg:viewBox="0 0 146 205" svg:d="M145 20c1-5 1-6 1-7 0-7-5-9-9-9-3 0-8 1-11 7-1 1-4 11-4 16-2 9-5 17-7 26-4 19-10 38-14 57-1 4-15 27-36 27-16 0-19-14-19-26 0-15 5-34 16-62 5-13 6-17 6-23 0-14-10-26-26-26-30 0-42 46-42 49s4 3 5 3c2 0 2-1 4-5 9-30 22-40 32-40 3 0 8 0 8 10 0 8-3 16-5 23-13 33-19 51-19 65 0 29 20 38 39 38 13 0 23-5 32-14-4 17-8 32-20 49-8 10-21 20-35 20-5 0-19-1-25-13 6 0 9 0 14-4 3-3 6-7 6-13 0-10-8-11-12-11-7 0-17 5-17 21 0 15 14 27 34 27 32 0 64-29 73-64 10-41 21-81 31-121z"><text:p/></draw:path><draw:path draw:style-name="gr180" draw:text-style-name="P67" svg:width="0.0287in" svg:height="0.1236in" svg:x="2.113in" svg:y="0in" svg:viewBox="0 0 74 315" svg:d="M74 159c0-26-4-63-22-100-19-38-46-59-48-59s-4 2-4 4c0 1 0 1 6 7 31 31 49 81 49 148 0 53-12 108-50 148-5 4-5 5-5 6 0 2 2 2 4 2s31-21 50-61c15-35 20-69 20-95z"><text:p/></draw:path><draw:path draw:style-name="gr180" draw:text-style-name="P67" svg:width="0.0886in" svg:height="0.0839in" svg:x="2.1594in" svg:y="0.0087in" svg:viewBox="0 0 226 214" svg:d="M83 115c18 0 36 0 54 0 45 0 89-32 89-67 0-25-21-48-63-48-34 0-68 0-102 0-6 0-10 0-10 5s3 5 9 5c5 0 10 0 14 0 5 1 7 2 7 5 0 1 0 2-1 7-14 56-28 112-42 169-4 13-5 14-29 14-5 0-9 0-9 6 0 3 4 3 5 3 9 0 31 0 40 0 6 0 14 0 20 0 7 0 14 0 21 0 2 0 6 0 6-6 0-3-3-3-9-3-12 0-21 0-21-5 0-2 1-4 1-5 6-27 14-54 20-80zM106 22c3-11 3-12 17-12 10 0 20 0 30 0 26 0 43 8 43 30 0 12-6 39-19 51-15 14-34 16-48 16-15 0-30 0-44 0 7-29 14-57 21-85z"><text:p/></draw:path><draw:path draw:style-name="gr180" draw:text-style-name="P67" svg:width="0.0764in" svg:height="0.0591in" svg:x="2.2386in" svg:y="0.0524in" svg:viewBox="0 0 195 151" svg:d="M112 67c7-8 14-14 21-21 28-28 37-37 57-38 3 0 5 0 5-4 0-3-2-4-3-4-7 0-14 1-21 1-5 0-20-1-25-1-2 0-5 1-5 5 1 1 0 3 4 3 2 0 7 1 7 6 0 3-3 7-5 9-2 1-30 28-39 37-7-14-14-28-22-43 0-1-1-3-1-3 0-1 4-5 11-6 2 0 6 0 6-4 0-1-1-4-5-4s-10 1-14 1c-5 0-10 0-15 0-3 0-9 0-13 0s-8-1-12-1c-1 0-4 0-4 5 0 3 2 3 6 3 13 0 14 3 16 6 11 21 21 41 32 62-5 3-8 8-13 12-4 4-15 14-19 18-27 27-36 36-56 37-3 0-5 0-5 6 0 1 0 2 3 2 6 0 14 0 20 0 4 0 9 0 14 0 4 0 8 0 13 0 0 0 4 0 4-4s-3-4-4-4c-2 0-7-1-7-5s3-6 7-12c16-14 30-29 45-43 9 17 18 34 27 52 1 2 1 2 1 3s-3 4-11 5c-2 0-5 0-5 6 1 1 0 2 4 2s10 0 15 0 9 0 14 0c4 0 9 0 13 0s9 0 12 0c2 0 5 0 5-4s-3-4-7-4c-13 0-14-2-15-6-12-23-25-47-36-70z"><text:p/></draw:path><draw:path draw:style-name="gr180" draw:text-style-name="P67" svg:width="0.011in" svg:height="0.0264in" svg:x="2.3268in" svg:y="0.1024in" svg:viewBox="0 0 29 68" svg:d="M23 22c0 12-3 26-18 40 0 1-1 2-1 3 0 2 1 3 2 3 4 0 23-18 23-44 0-14-6-24-16-24-8 0-13 5-13 13 0 7 5 12 14 12 5 0 8-3 9-3z"><text:p/></draw:path><draw:path draw:style-name="gr180" draw:text-style-name="P67" svg:width="0.0689in" svg:height="0.0591in" svg:x="2.352in" svg:y="0.0524in" svg:viewBox="0 0 176 151" svg:d="M137 27c4-4 9-9 13-12 9-6 17-7 20-7s6 0 6-4c0-2-1-4-3-4-6 0-13 1-18 1-7 0-16-1-24-1 0 0-4 0-4 5 0 3 3 3 4 3 7 1 7 3 7 5 0 1-2 3-3 5-2 2-3 4-4 5-18 19-37 39-55 58-10-22-20-43-30-65-1-3-1-2-1-3 0-5 11-5 12-5 2 0 5 0 5-4 0-1 0-4-3-4-7 0-23 1-29 1-7 0-20-1-26-1-1 0-4 1-4 5 0 3 3 3 5 3 13 0 14 2 17 7 11 26 22 51 34 76-4 14-6 27-10 41-3 10-3 11-21 11-3 0-6 0-6 5 0 3 2 3 4 3 4 0 9 0 13 0 5 0 11 0 14 0 5 0 10 0 15 0 4 0 10 0 15 0 1 0 5 0 5-4s-3-4-8-4c-3 0-4 0-9 0-3-1-4-1-4-3 0-1 3-12 4-18 2-8 7-26 7-27 1-4 1-4 3-7 20-20 39-40 59-61z"><text:p/></draw:path><draw:path draw:style-name="gr180" draw:text-style-name="P67" svg:width="0.0287in" svg:height="0.1236in" svg:x="2.4453in" svg:y="0in" svg:viewBox="0 0 74 315" svg:d="M74 313c0-1 0-2-6-7-39-40-49-101-49-147 0-55 12-110 50-150 5-4 5-4 5-5 0-3-1-4-4-4-2 0-31 22-49 62-16 34-21 70-21 97 0 24 4 61 22 97 19 39 46 59 48 59 3 0 4 0 4-2z"><text:p/></draw:path><draw:path draw:style-name="gr180" draw:text-style-name="P67" svg:width="0.0618in" svg:height="0.0559in" svg:x="2.485in" svg:y="0.0382in" svg:viewBox="0 0 158 143" svg:d="M97 44c2-8 9-37 31-37 2 0 10 0 16 5-9 1-15 9-15 17 0 4 3 11 11 11s18-7 18-19c0-16-18-21-29-21-19 0-30 17-34 24-8-20-25-24-34-24-33 0-51 41-51 49 0 3 4 3 4 3 2 0 3-1 4-3 11-34 32-42 42-42 7 0 17 3 17 22 0 9-5 30-17 75-4 19-16 33-29 33-2 0-9 0-17-5 9-1 16-8 16-17 0-8-7-10-12-10-10 0-18 8-18 18 0 14 16 20 30 20 21 0 32-21 33-23 5 12 15 23 34 23 34 0 52-40 52-48 0-3-4-3-5-3-3 0-4 1-4 4-10 33-32 41-42 41-12 0-17-11-17-22 0-6 2-13 5-28 4-14 8-28 11-43z"><text:p/></draw:path><draw:path draw:style-name="gr180" draw:text-style-name="P67" svg:width="0.0142in" svg:height="0.037in" svg:x="2.5634in" svg:y="0.0807in" svg:viewBox="0 0 37 95" svg:d="M37 33c0-20-7-33-20-33-11 0-17 8-17 17 0 8 6 16 17 16 4 0 8-1 11-3 1-1 1-1 2-1 0 2 1 0 1 4 0 24-12 43-22 54-4 2-4 3-4 4 0 3 2 4 3 4 4 0 29-25 29-62z"><text:p/></draw:path><draw:path draw:style-name="gr180" draw:text-style-name="P67" svg:width="0.0575in" svg:height="0.0803in" svg:x="2.6114in" svg:y="0.0382in" svg:viewBox="0 0 147 205" svg:d="M145 20c2-5 2-6 2-7 0-7-5-9-10-9-3 0-8 1-11 7-1 1-4 11-4 16-2 9-5 17-7 26-4 19-10 38-14 57-1 4-15 27-35 27-16 0-20-14-20-26 0-15 5-34 16-62 5-13 6-17 6-23 0-14-10-26-26-26-30 0-42 46-42 49s4 3 5 3c2 0 3-1 4-5 9-30 22-40 32-40 3 0 9 0 9 10 0 8-4 16-6 23-12 33-19 51-19 65 0 29 20 38 39 38 13 0 23-5 32-14-4 17-8 32-20 49-8 10-21 20-35 20-5 0-19-1-25-13 6 0 10 0 15-4 2-3 6-7 6-13 0-10-9-11-12-11-8 0-18 5-18 21 0 15 14 27 34 27 32 0 65-29 73-64 10-41 21-81 31-121z"><text:p/></draw:path><draw:path draw:style-name="gr180" draw:text-style-name="P67" svg:width="0.0287in" svg:height="0.1236in" svg:x="2.6807in" svg:y="0in" svg:viewBox="0 0 74 315" svg:d="M74 159c0-26-4-63-21-100-20-38-47-59-49-59s-4 2-4 4c0 1 0 1 6 7 31 31 49 81 49 148 0 53-12 108-50 148-5 4-5 5-5 6 0 2 2 2 4 2s31-21 50-61c16-35 20-69 20-95z"><text:p/></draw:path></draw:g></draw:g><text:s/><text:span text:style-name="T1">(&lt;</text:span>m<text:span text:style-name="T1">áli součet smysl.</text:span>). <text:span text:style-name="T8">Dk: </text:span><text:span text:style-name="T8"><draw:g text:anchor-type="as-char" svg:y="-0.0929in" draw:z-index="84" draw:name="Shape30" draw:style-name="gr178"><svg:title>TexMaths</svg:title><svg:desc>9§inline§P(Z=z) = \sum_{x \in Im(X)} P(X=x)P(Z=z|X = x). \text{Dle df Z: } P(Z=z|X=x) = P(Y=z-x|X=x).§svg§600§FALSE§</svg:desc><draw:g draw:style-name="gr2"><draw:path draw:style-name="gr179" draw:text-style-name="P66" svg:width="5.4898in" svg:height="0.139in" svg:x="0.002in" svg:y="0.0067in" svg:viewBox="0 0 13945 354" svg:d="M6973 354c-2325 0-4648 0-6973 0 0-118 0-236 0-354 4648 0 9297 0 13945 0 0 118 0 236 0 354-2324 0-4648 0-6972 0z"><text:p/></draw:path><draw:path draw:style-name="gr180" draw:text-style-name="P67" svg:width="0.0886in" svg:height="0.0839in" svg:x="0.0004in" svg:y="0.0087in" svg:viewBox="0 0 226 214" svg:d="M84 115c18 0 35 0 53 0 45 0 89-32 89-67 0-25-21-48-62-48-34 0-69 0-103 0-6 0-9 0-9 5s3 5 9 5c4 0 10 0 14 0 4 1 7 2 7 5 0 1-1 2-2 7-14 56-28 112-42 169-3 13-4 14-29 14-5 0-9 0-9 6 0 3 4 3 5 3 8 0 31 0 40 0 7 0 13 0 21 0 6 0 13 0 20 0 2 0 7 0 7-6 0-3-4-3-9-3-12 0-21 0-21-5 0-2 1-4 1-5 6-27 13-54 20-80zM106 22c3-11 4-12 17-12 10 0 21 0 31 0 26 0 43 8 43 30 0 12-6 39-19 51-16 14-35 16-48 16-16 0-30 0-45 0 7-29 14-57 21-85z"><text:p/></draw:path><draw:path draw:style-name="gr180" draw:text-style-name="P67" svg:width="0.0287in" svg:height="0.1236in" svg:x="0.1051in" svg:y="0in" svg:viewBox="0 0 74 315" svg:d="M74 313c0-1 0-2-6-7-39-40-49-101-49-147 0-55 12-110 50-150 5-4 5-4 5-5 0-3-1-4-4-4s-31 22-49 62c-17 34-21 70-21 97 0 24 4 61 22 97 18 39 45 59 48 59s4 0 4-2z"><text:p/></draw:path><draw:path draw:style-name="gr180" draw:text-style-name="P67" svg:width="0.0823in" svg:height="0.0839in" svg:x="0.1484in" svg:y="0.0087in" svg:viewBox="0 0 210 214" svg:d="M209 7c1-1 1-2 1-4 0-3-1-3-8-3-45 0-89 0-134 0-7 0-7 0-10 6-5 19-11 38-17 57-1 2-1 4-1 5 1 0 0 3 4 3 3 0 4-3 5-3 11-37 27-58 77-58 17 0 35 0 52 0-59 66-118 131-177 196 0 2-1 5-1 6 0 2 2 2 8 2 46 0 91 0 137 0 8 0 8 0 10-6 7-22 15-46 22-68 1-2 2-4 2-5 0-2-2-3-4-3-3 0-3 0-6 7-13 43-29 66-83 66-18 0-36 0-54 0 59-66 118-132 177-198z"><text:p/></draw:path><draw:path draw:style-name="gr180" draw:text-style-name="P67" svg:width="0.0823in" svg:height="0.0287in" svg:x="0.2768in" svg:y="0.048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524in" svg:height="0.0559in" svg:x="0.4067in" svg:y="0.0382in" svg:viewBox="0 0 134 143" svg:d="M29 114c17-18 26-27 38-36 9-10 18-18 30-28 30-30 37-45 37-46 0-4-3-4-4-4s-2 1-4 4c-10 15-16 20-23 20-9 0-12-5-17-10-6-8-11-14-22-14-24 0-38 30-38 36 0 2 1 4 4 4 2 0 3-2 4-4 6-14 24-14 27-14 6 0 13 1 20 4 13 5 16 5 24 5-11 13-38 37-44 41-10 9-19 18-29 27-21 21-32 39-32 42 0 2 3 1 4 2 2 0 3 0 5-3 7-12 17-20 27-20 7 0 10 3 18 12 5 7 12 11 21 11 30 0 49-39 49-48 0-2-2-3-3-3-4 0-4 2-5 4-7 20-28 27-38 27-6 0-12-2-19-5-10-4-15-5-22-5-3 0-6 0-8 1z"><text:p/></draw:path><draw:path draw:style-name="gr180" draw:text-style-name="P67" svg:width="0.0283in" svg:height="0.1236in" svg:x="0.4717in" svg:y="0in" svg:viewBox="0 0 73 315" svg:d="M73 159c0-26-3-63-21-100-19-38-46-59-49-59-2 0-3 2-3 4 0 1 0 1 6 7 31 31 49 81 49 148 0 53-12 108-51 148-4 4-4 5-4 6 0 2 1 2 3 2 3 0 32-21 50-61 16-35 20-69 20-95z"><text:p/></draw:path><draw:path draw:style-name="gr180" draw:text-style-name="P67" svg:width="0.0827in" svg:height="0.0287in" svg:x="0.5547in" svg:y="0.0484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1169in" svg:height="0.1236in" svg:x="0.6862in" svg:y="0in" svg:viewBox="0 0 298 315" svg:d="M115 169c-38 46-75 92-112 138-2 3-3 4-3 5 0 3 3 3 9 3 87 0 175 0 262 0 9-26 18-52 27-78-3 0-6 0-8 0-7 23-29 42-56 52-5 1-27 9-73 9-45 0-90 0-135 0 37-45 73-90 110-135 3-3 3-3 3-4 0-2 0-2-2-5-34-48-69-95-103-141 42 0 84 0 125 0 36 0 109 2 131 61 2 0 5 0 8 0-9-24-18-50-27-74-87 0-175 0-262 0-9 0-9 1-9 10 39 53 76 106 115 159z"><text:p/></draw:path><draw:path draw:style-name="gr180" draw:text-style-name="P67" svg:width="0.0465in" svg:height="0.039in" svg:x="0.8146in" svg:y="0.0925in" svg:viewBox="0 0 119 100" svg:d="M44 75c-2 7-9 19-21 19-3-1-7 0-11-3 9-3 10-11 10-13 0-4-4-8-9-8-7 0-13 6-13 14 0 11 13 16 23 16s19-6 25-15c5 11 18 15 27 15 25 0 38-28 38-33 0-4-2-4-3-4-3 0-4 2-5 4-4 15-18 27-29 27-9 0-14-6-14-15 0-5 5-25 11-50 4-17 14-23 21-23 1 0 9 0 13 4-7 2-10 8-10 12 0 5 4 8 9 8s13-4 13-14c0-12-15-16-24-16-10 0-19 7-25 16-3-9-13-16-26-16-25 0-39 28-39 34 0 3 3 3 4 3 3 0 3-1 4-4 6-17 19-27 30-27 7 0 14 5 14 15 0 4-3 16-5 23-3 10-5 21-8 31z"><text:p/></draw:path><draw:path draw:style-name="gr180" draw:text-style-name="P67" svg:width="0.0476in" svg:height="0.0563in" svg:x="0.8764in" svg:y="0.0807in" svg:viewBox="0 0 122 144" svg:d="M113 78c4 0 9 0 9-6 0-5-5-5-9-5-34 0-68 0-102 0 3-33 30-56 65-56 12 0 25 0 37 0 4 0 9 0 9-6 0-5-5-5-9-5-12 0-26 0-38 0-42 0-75 32-75 72 0 41 34 72 75 72 12 0 26 0 38 0 4 0 9 0 9-5 0-6-5-6-9-6-12 0-25 0-37 0-35 0-62-23-65-55 34 0 68 0 102 0z"><text:p/></draw:path><draw:path draw:style-name="gr180" draw:text-style-name="P67" svg:width="0.0406in" svg:height="0.0591in" svg:x="0.9398in" svg:y="0.0717in" svg:viewBox="0 0 104 151" svg:d="M76 17c3-7 3-9 20-9 6 0 8 0 8-4 0-3-1-4-3-4-5 0-10 1-16 1-4 0-9 0-14 0s-10 0-15 0c-6 0-11-1-16-1-1 0-5 0-5 5 0 3 3 3 8 3 3 0 5 0 8 0 5 1 7 1 7 4 0 1-1 2-1 4-10 39-20 78-30 117-2 8-3 10-19 10-6 0-8 0-8 5 1 1 0 3 4 3 6 0 22 0 29 0 6 0 10 0 16 0 4 0 9 0 15 0 1 0 4 0 4-5 0-3-2-3-7-3-3-1-5 0-10-1-4 0-4-1-4-2s0-2 1-6c10-39 19-78 28-117z"><text:p/></draw:path><draw:path draw:style-name="gr180" draw:text-style-name="P67" svg:width="0.0795in" svg:height="0.039in" svg:x="0.989in" svg:y="0.0925in" svg:viewBox="0 0 203 100" svg:d="M85 80c0 5-2 12-2 13 0 5 3 7 7 7s8-3 9-4c1-3 3-9 4-15 1-3 3-14 5-20 1-4 3-9 4-14 2-10 2-10 7-17 6-11 18-24 35-24 12 0 12 10 12 16 0 13-9 37-12 47-3 7-4 9-4 12 0 12 10 19 22 19 21 0 31-31 31-33 0-4-2-4-3-4-3 0-4 2-5 4-4 18-14 27-23 27-5 0-6-3-6-7 0-6 1-9 6-19 3-7 12-30 12-43 0-3 0-12-9-19-3-2-10-6-20-6-20 0-33 14-40 23-2-19-17-23-29-23-18 0-30 12-37 21-1-16-14-21-24-21-9 0-14 7-17 13-4 8-8 20-8 21 0 3 3 2 4 3 3 0 3-1 5-6 3-14 7-25 16-25 6 0 7 6 7 11s-1 13-3 19c-2 5-4 14-6 20-1 9-4 18-6 28-1 3-3 8-3 9 0 5 5 7 8 7 4 0 8-3 9-4 0-3 2-9 4-15 1-3 3-14 5-20 0-4 2-9 3-14 3-9 3-11 9-20s17-21 33-21c14 0 14 12 14 16 0 6-1 9-4 20-3 13-6 26-10 38z"><text:p/></draw:path><draw:path draw:style-name="gr180" draw:text-style-name="P67" svg:width="0.0224in" svg:height="0.0866in" svg:x="1.0835in" svg:y="0.0661in" svg:viewBox="0 0 58 221" svg:d="M53 0c-41 30-53 77-53 111 0 31 10 79 53 110 2 0 5 0 5-3 0-2-1-2-2-4-30-25-41-63-41-103 0-60 23-89 41-106 1 0 2 0 2-2 0-3-3-3-5-3z"><text:p/></draw:path><draw:path draw:style-name="gr180" draw:text-style-name="P67" svg:width="0.0764in" svg:height="0.0591in" svg:x="1.1165in" svg:y="0.0717in" svg:viewBox="0 0 195 151" svg:d="M112 67c8-8 14-15 21-22 28-27 37-36 57-37 3-1 5-1 5-4s-2-4-2-4c-7 0-15 1-21 1s-20-1-26-1c-2 0-5 1-5 5 0 0 0 2 4 3 2 0 7 0 7 6 0 3-3 6-5 9-2 1-30 28-38 36-7-14-15-28-23-43 0-1-1-2-1-2 0-2 4-6 12-6 2 0 5-1 5-5-1-1 0-3-4-3s-11 1-15 1c-6 0-9 0-15 0-3 0-9 0-12 0-4-1-9-1-12-1-2 0-5 0-5 5 0 3 3 3 7 3 12 0 13 2 15 6 11 21 21 41 32 62-5 3-8 8-13 12-4 4-14 14-19 18-27 26-36 36-56 37-2 0-5 0-5 5 0 1 1 3 4 3 6 0 13 0 19 0 5 0 10 0 14 0 3 0 9 0 12 0 1 0 5 0 5-5 0-3-3-3-4-3-2 0-7-1-7-5s3-6 8-12c16-15 30-30 45-44 9 17 17 34 26 52 2 3 2 3 2 4s-4 4-12 5c-1 0-5 0-5 5 2 1 1 3 5 3s9 0 14 0c4 0 10 0 14 0s9 0 14 0c3 0 8 0 12 0 0 0 4 0 4-5 0-3-3-3-6-3-13 0-15-2-16-6-12-23-24-47-36-70z"><text:p/></draw:path><draw:path draw:style-name="gr180" draw:text-style-name="P67" svg:width="0.0224in" svg:height="0.0866in" svg:x="1.2071in" svg:y="0.0661in" svg:viewBox="0 0 58 221" svg:d="M4 0c-1 0-4 0-4 3 0 2 1 2 2 3 19 17 40 48 40 105 0 46-14 81-38 102-4 3-4 4-4 5s1 3 3 3 23-15 38-42c9-19 17-42 17-68 0-31-10-79-54-111z"><text:p/></draw:path><draw:path draw:style-name="gr180" draw:text-style-name="P67" svg:width="0.0886in" svg:height="0.0839in" svg:x="1.2713in" svg:y="0.0087in" svg:viewBox="0 0 226 214" svg:d="M84 115c18 0 36 0 54 0 45 0 88-32 88-67 0-25-21-48-62-48-34 0-69 0-103 0-5 0-9 0-9 5s3 5 9 5c4 0 10 0 14 0 5 1 7 2 7 5 0 1-1 2-2 7-14 56-28 112-42 169-3 13-4 14-29 14-5 0-9 0-9 6 0 3 4 3 5 3 9 0 31 0 40 0 7 0 13 0 21 0 7 0 13 0 20 0 2 0 7 0 7-6 0-3-3-3-9-3-12 0-21 0-21-5 0-2 1-4 1-5 6-27 13-54 20-80zM106 22c3-11 4-12 17-12 10 0 21 0 31 0 26 0 43 8 43 30 0 12-6 39-19 51-16 14-35 16-48 16-16 0-30 0-45 0 7-29 14-57 21-85z"><text:p/></draw:path><draw:path draw:style-name="gr180" draw:text-style-name="P67" svg:width="0.0283in" svg:height="0.1236in" svg:x="1.3764in" svg:y="0in" svg:viewBox="0 0 73 315" svg:d="M73 313c0-1 0-2-6-7-39-40-49-101-49-147 0-55 12-110 51-150 4-4 4-4 4-5 0-3-1-4-3-4-3 0-32 22-50 62-16 34-20 70-20 97 0 24 3 61 21 97 19 39 46 59 49 59 2 0 3 0 3-2z"><text:p/></draw:path><draw:path draw:style-name="gr180" draw:text-style-name="P67" svg:width="0.1024in" svg:height="0.0839in" svg:x="1.4157in" svg:y="0.0087in" svg:viewBox="0 0 261 214" svg:d="M145 86c-9-21-18-43-27-63-1-2-1-3-1-4 0-2 5-8 18-9 4-1 6-1 6-6 0-4-3-4-4-4-13 0-26 1-40 1-8 0-28-1-35-1-3 0-6 0-6 6 0 4 3 4 7 4 19 0 21 3 24 10 13 30 25 58 37 88-22 24-44 47-66 71-2 1-3 2-5 4-15 17-30 22-46 22-4 0-7 0-7 7 2 1 0 2 4 2 9 0 20 0 30 0 12 0 24 0 35 0 2 0 6 0 6-6 0-3-3-3-4-3-3 0-13 0-13-9 0-5 5-10 9-14 10-12 21-23 32-34 10-11 19-21 29-31 11 24 20 50 31 75 2 4 1 3 2 4 0 3-5 9-18 9-4 0-6 0-6 6 0 3 3 3 4 3 9 0 32 0 40 0s28 0 35 0c3 0 6 0 6-5 0-4-2-4-5-4-22 0-23 0-28-13-12-30-33-78-41-97 22-23 55-61 65-70 9-7 22-14 41-15 3-1 7-1 7-6 0-1 0-4-5-4-9 0-19 1-29 1-12 0-24-1-35-1-2 0-7 0-7 6 0 2 2 3 4 4 4 0 13 1 13 9 0 4-3 9-6 12-17 18-34 37-51 55z"><text:p/></draw:path><draw:path draw:style-name="gr180" draw:text-style-name="P67" svg:width="0.0823in" svg:height="0.0287in" svg:x="1.5669in" svg:y="0.0484in" svg:viewBox="0 0 210 74" svg:d="M199 13c5 0 11 0 11-7 0-6-6-6-10-6-63 0-127 0-190 0-5 0-10 0-10 6 0 7 5 7 10 7 63 0 126 0 189 0zM200 74c4 0 10 0 10-6 0-7-6-7-11-7-63 0-126 0-189 0-5 0-10 0-10 7 0 6 5 6 10 6 63 0 127 0 190 0z"><text:p/></draw:path><draw:path draw:style-name="gr180" draw:text-style-name="P67" svg:width="0.0614in" svg:height="0.0559in" svg:x="1.6949in" svg:y="0.0382in" svg:viewBox="0 0 157 143" svg:d="M96 44c2-8 9-37 32-37 2 0 9 0 16 5-9 1-15 9-15 17 0 4 3 11 11 11s17-7 17-19c0-16-18-21-29-21-18 0-29 17-34 24-7-20-24-24-34-24-32 0-50 41-50 49 0 3 3 3 3 3 3 0 4-1 5-3 11-34 31-42 42-42 6 0 17 3 17 22 0 9-5 30-17 75-5 19-16 33-30 33-2 0-9 0-16-5 8-1 15-8 15-17 0-8-7-10-12-10-9 0-17 8-17 18 0 14 16 20 30 20 20 0 32-21 33-23 4 12 15 23 34 23 33 0 51-40 51-48 0-3-3-3-4-3-3 0-4 1-5 4-9 33-31 41-41 41-13 0-18-11-18-22 0-6 2-13 5-28 4-14 8-28 11-43z"><text:p/></draw:path><draw:path draw:style-name="gr180" draw:text-style-name="P67" svg:width="0.0283in" svg:height="0.1236in" svg:x="1.7697in" svg:y="0in" svg:viewBox="0 0 73 315" svg:d="M73 159c0-26-4-63-21-100-19-38-46-59-49-59-2 0-3 2-3 4 0 1 0 1 5 7 32 31 50 81 50 148 0 53-12 108-51 148-4 4-4 5-4 6 0 2 1 2 3 2 3 0 31-21 50-61 16-35 20-69 20-95z"><text:p/></draw:path><draw:path draw:style-name="gr180" draw:text-style-name="P67" svg:width="0.0886in" svg:height="0.0839in" svg:x="1.8157in" svg:y="0.0087in" svg:viewBox="0 0 226 214" svg:d="M84 115c18 0 36 0 54 0 44 0 88-32 88-67 0-25-21-48-62-48-34 0-69 0-103 0-5 0-9 0-9 5s3 5 9 5c4 0 10 0 14 0 5 1 7 2 7 5 0 1-1 2-2 7-14 56-28 112-42 169-3 13-4 14-29 14-5 0-9 0-9 6 0 3 4 3 5 3 9 0 31 0 40 0 7 0 13 0 21 0 7 0 13 0 20 0 2 0 7 0 7-6 0-3-3-3-9-3-12 0-21 0-21-5 0-2 1-4 1-5 6-27 13-54 20-80zM106 22c3-11 4-12 17-12 10 0 21 0 31 0 26 0 43 8 43 30 0 12-6 39-19 51-16 14-35 16-48 16-16 0-30 0-45 0 7-29 14-57 21-85z"><text:p/></draw:path><draw:path draw:style-name="gr180" draw:text-style-name="P67" svg:width="0.0283in" svg:height="0.1236in" svg:x="1.9205in" svg:y="0in" svg:viewBox="0 0 73 315" svg:d="M73 313c0-1 0-2-6-7-39-40-49-101-49-147 0-55 12-110 51-150 4-4 4-4 4-5 0-3-1-4-3-4-3 0-32 22-50 62-16 34-20 70-20 97 0 24 3 61 21 97 19 39 46 59 49 59 2 0 3 0 3-2z"><text:p/></draw:path><draw:path draw:style-name="gr180" draw:text-style-name="P67" svg:width="0.0827in" svg:height="0.0839in" svg:x="1.9638in" svg:y="0.0087in" svg:viewBox="0 0 211 214" svg:d="M210 7c0-1 1-2 1-4 0-3-2-3-9-3-45 0-89 0-134 0-7 0-7 0-9 6-6 19-11 38-18 57 0 2-1 4-1 5 1 0 0 3 4 3s4-3 5-3c11-37 28-58 77-58 17 0 35 0 52 0-59 66-118 131-177 196 0 2-1 5-1 6 0 2 2 2 8 2 46 0 92 0 138 0 7 0 7 0 9-6 7-22 15-46 22-68 1-2 2-4 2-5 0-2-2-3-4-3-3 0-3 0-6 7-13 43-29 66-83 66-18 0-36 0-54 0 60-66 118-132 178-198z"><text:p/></draw:path><draw:path draw:style-name="gr180" draw:text-style-name="P67" svg:width="0.0827in" svg:height="0.0287in" svg:x="2.0921in" svg:y="0.0484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524in" svg:height="0.0559in" svg:x="2.2217in" svg:y="0.0382in" svg:viewBox="0 0 134 143" svg:d="M29 114c17-18 26-27 38-36 9-10 18-18 30-28 31-30 37-45 37-46 0-4-3-4-4-4s-2 1-4 4c-9 15-16 20-23 20-9 0-12-5-17-10-6-8-11-14-21-14-25 0-39 30-39 36 0 2 1 4 4 4 2 0 3-2 4-4 6-14 24-14 27-14 6 0 13 1 20 4 13 5 16 5 24 5-11 13-38 37-44 41-10 9-19 18-29 27-20 21-32 39-32 42 0 2 3 1 4 2 2 0 3 0 5-3 7-12 17-20 27-20 7 0 11 3 18 12 5 7 12 11 21 11 31 0 49-39 49-48 0-2-1-3-3-3-3 0-4 2-5 4-7 20-28 27-38 27-6 0-12-2-19-5-10-4-15-5-22-5-3 0-6 0-8 1z"><text:p/></draw:path><draw:path draw:style-name="gr180" draw:text-style-name="P67" svg:width="0.0047in" svg:height="0.1236in" svg:x="2.2949in" svg:y="0in" svg:viewBox="0 0 13 315" svg:d="M13 12c0-6 0-12-7-12-6 0-6 6-6 12 0 97 0 194 0 292 0 6 0 11 6 11 7 0 7-5 7-11 0-98 0-195 0-292z"><text:p/></draw:path><draw:path draw:style-name="gr180" draw:text-style-name="P67" svg:width="0.1024in" svg:height="0.0839in" svg:x="2.3177in" svg:y="0.0087in" svg:viewBox="0 0 261 214" svg:d="M145 86c-9-21-17-43-26-63-1-2-1-3-2-4 0-2 5-8 19-9 3-1 6-1 6-6 0-4-4-4-5-4-13 0-26 1-40 1-8 0-28-1-35-1-2 0-6 0-6 6 0 4 3 4 7 4 20 0 22 3 24 10 13 30 25 58 37 88-22 24-44 47-66 71-1 1-3 2-4 4-16 17-31 22-47 22-4 0-7 0-7 7 2 1 0 2 4 2 9 0 20 0 30 0 12 0 24 0 35 0 2 0 6 0 6-6 0-3-3-3-4-3-3 0-13 0-13-9 0-5 5-10 9-14 11-12 21-23 32-34 10-11 19-21 29-31 11 24 21 50 32 75 1 4 1 3 1 4 0 3-5 9-18 9-4 0-6 0-6 6 0 3 3 3 4 3 9 0 32 0 41 0 7 0 27 0 35 0 2 0 5 0 5-5 0-4-2-4-5-4-22 0-22 0-27-13-13-30-34-78-42-97 22-23 55-61 65-70 10-7 22-14 41-15 4-1 7-1 7-6 0-1 0-4-5-4-9 0-19 1-29 1-12 0-24-1-35-1-2 0-7 0-7 6 0 2 2 3 5 4 3 0 12 1 12 9 0 4-3 9-6 12-17 18-34 37-51 55z"><text:p/></draw:path><draw:path draw:style-name="gr180" draw:text-style-name="P67" svg:width="0.0823in" svg:height="0.0287in" svg:x="2.4689in" svg:y="0.048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614in" svg:height="0.0559in" svg:x="2.5969in" svg:y="0.0382in" svg:viewBox="0 0 157 143" svg:d="M96 44c2-8 10-37 32-37 2 0 9 0 16 5-9 1-15 9-15 17 0 4 3 11 11 11s17-7 17-19c0-16-18-21-29-21-18 0-29 17-33 24-8-20-25-24-34-24-33 0-51 41-51 49 0 3 3 2 3 3 3 0 4-1 5-3 11-34 31-42 42-42 7 0 17 3 17 22 0 9-5 30-17 75-5 19-16 33-29 33-3 0-10 0-17-5 8-1 15-8 15-17 0-8-7-10-12-10-9 0-17 8-17 18 0 14 16 20 30 20 20 0 32-21 33-23 4 12 15 23 34 23 33 0 51-40 51-48 0-3-3-3-4-3-3 0-4 1-4 4-10 33-32 41-42 41-13 0-18-11-18-22 0-6 3-13 5-28 4-14 8-28 11-43z"><text:p/></draw:path><draw:path draw:style-name="gr180" draw:text-style-name="P67" svg:width="0.0283in" svg:height="0.1236in" svg:x="2.6717in" svg:y="0in" svg:viewBox="0 0 73 315" svg:d="M73 159c0-26-3-63-21-100-19-38-46-59-49-59-2 0-3 2-3 4 0 1 0 1 6 7 31 31 49 81 49 148 0 53-12 108-51 148-4 4-4 5-4 6 0 2 1 2 3 2 3 0 32-21 50-61 16-35 20-69 20-95z"><text:p/></draw:path><draw:path draw:style-name="gr180" draw:text-style-name="P67" svg:width="0.0126in" svg:height="0.0126in" svg:x="2.7236in" svg:y="0.0807in" svg:viewBox="0 0 33 33" svg:d="M33 17c0-9-8-17-17-17-10 0-16 8-16 17s6 16 16 16c9 0 17-7 17-16z"><text:p/></draw:path><draw:path draw:style-name="gr180" draw:text-style-name="P67" svg:width="0.0835in" svg:height="0.0839in" svg:x="2.7516in" svg:y="0.0087in" svg:viewBox="0 0 213 214" svg:d="M0 0c0 4 0 6 0 10 3 0 5 0 8 0 24 0 25 3 25 14 0 55 0 111 0 167 0 12-1 14-25 14-3 0-5 0-8 0 0 3 0 7 0 9 39 0 77 0 116 0 53 0 97-45 97-105 0-59-43-109-97-109-39 0-77 0-116 0zM76 205c-15 0-16-1-16-12 0-57 0-114 0-170 0-11 1-13 16-13 10 0 20 0 31 0 20 0 41 6 58 29 13 19 16 46 16 70 0 35-6 54-17 70-7 8-25 26-56 26-11 0-22 0-32 0z"><text:p/></draw:path><draw:path draw:style-name="gr180" draw:text-style-name="P67" svg:width="0.0272in" svg:height="0.0854in" svg:x="2.8465in" svg:y="0.0075in" svg:viewBox="0 0 70 218" svg:d="M46 0c-15 1-31 3-46 4 0 3 0 6 0 10 22 0 25 1 25 17 0 55 0 110 0 165 0 12-3 12-25 12 0 4 0 7 0 10 11 0 27-1 35-1s23 1 35 1c0-3 0-6 0-10-21 0-24 0-24-12 0-66 0-131 0-196z"><text:p/></draw:path><draw:path draw:style-name="gr180" draw:text-style-name="P67" svg:width="0.0476in" svg:height="0.0567in" svg:x="2.8803in" svg:y="0.0374in" svg:viewBox="0 0 122 145" svg:d="M27 62c2-47 28-55 39-55 32 0 36 43 36 55-26 0-50 0-75 0zM26 68c30 0 59 0 88 0 7 0 8 0 8-6 0-31-17-62-56-62-37 0-66 32-66 72 0 42 33 73 69 73 39 0 53-35 53-40 0-4-2-5-3-5-4 0-4 3-5 5-11 32-39 32-43 32-15 0-28-9-35-21-10-15-10-36-10-48z"><text:p/></draw:path><draw:path draw:style-name="gr180" draw:text-style-name="P67" svg:width="0.061in" svg:height="0.087in" svg:x="2.9783in" svg:y="0.0075in" svg:viewBox="0 0 156 222" svg:d="M109 202c0 6 0 13 0 20 15-1 31-2 47-4 0-3 0-6 0-10-23 0-26-2-26-16 0-64 0-128 0-192-15 1-29 3-45 4 0 3 0 6 0 10 22 0 25 1 25 17 0 22 0 45 0 68-9-12-23-20-40-20-38 0-70 32-70 72s31 71 67 71c20 0 34-11 42-20zM109 117c0 22 0 43 0 65 0 5 0 6-4 12-9 14-23 21-37 21s-26-9-33-19c-8-13-9-31-9-45 0-11 0-30 10-45 6-9 18-19 35-19 12 0 24 4 34 18 4 6 4 7 4 12z"><text:p/></draw:path><draw:path draw:style-name="gr180" draw:text-style-name="P67" svg:width="0.0402in" svg:height="0.087in" svg:x="3.0469in" svg:y="0.0055in" svg:viewBox="0 0 103 222" svg:d="M45 87c0-13 0-25 0-37 0-27 15-43 30-43 1 0 5 0 10 2-4 2-9 5-9 14 0 7 4 13 13 13s14-6 14-13c0-12-12-23-28-23-23 0-50 17-50 50 0 12 0 24 0 37-8 0-17 0-25 0 0 2 0 6 0 9 8 0 17 0 25 0 0 35 0 69 0 103 0 13-3 13-24 13 0 3 0 7 0 10 12 0 27-1 36-1 12 0 27 0 39 1 0-3 0-7 0-10-1 0-4 0-6 0-23 0-24-3-24-14 0-34 0-68 0-102 12 0 24 0 36 0 0-3 0-7 0-9-13 0-24 0-37 0z"><text:p/></draw:path><draw:path draw:style-name="gr180" draw:text-style-name="P67" svg:width="0.0622in" svg:height="0.0839in" svg:x="3.1295in" svg:y="0.0087in" svg:viewBox="0 0 159 214" svg:d="M156 11c1-4 1-4 1-6 0-5-1-5-8-5-47 0-94 0-142 0-1 23-2 48-3 71 3 0 5 0 8 0 2-36 11-61 64-61 16 0 33 0 49 0-41 64-82 129-123 194-2 2-2 3-2 5 0 5 2 5 8 5 49 0 97 0 146 0 2-27 3-54 5-82-2 0-5 0-8 0-2 43-8 73-66 73-18 0-36 0-53 0 42-65 82-130 124-194z"><text:p/></draw:path><draw:path draw:style-name="gr180" draw:text-style-name="P67" svg:width="0.013in" svg:height="0.0531in" svg:x="3.2091in" svg:y="0.0402in" svg:viewBox="0 0 34 136" svg:d="M34 17c0-9-8-17-17-17s-17 8-17 17 8 16 17 16 17-7 17-16zM34 120c0-9-8-17-17-17s-17 8-17 17 8 16 17 16 17-7 17-16z"><text:p/></draw:path><draw:path draw:style-name="gr180" draw:text-style-name="P67" svg:width="0.0886in" svg:height="0.0839in" svg:x="3.2795in" svg:y="0.0087in" svg:viewBox="0 0 226 214" svg:d="M83 115c18 0 36 0 54 0 45 0 89-32 89-67 0-25-21-48-62-48-34 0-69 0-103 0-6 0-10 0-10 5s3 5 9 5c5 0 10 0 15 0 4 1 6 2 6 5 0 1 0 2-1 7-14 56-28 112-42 169-4 13-4 14-29 14-5 0-9 0-9 6 0 3 4 3 4 3 9 0 32 0 41 0 6 0 13 0 20 0s14 0 20 0c3 0 7 0 7-6 0-3-3-3-9-3-12 0-20 0-20-5 0-2 0-4 1-5 6-27 12-54 19-80zM106 22c3-11 4-12 17-12 10 0 20 0 30 0 27 0 43 8 43 30 0 12-6 39-19 51-15 14-34 16-48 16-15 0-30 0-44 0 7-29 14-57 21-85z"><text:p/></draw:path><draw:path draw:style-name="gr180" draw:text-style-name="P67" svg:width="0.0287in" svg:height="0.1236in" svg:x="3.3843in" svg:y="0in" svg:viewBox="0 0 74 315" svg:d="M74 313c0-1 0-2-6-7-39-40-49-101-49-147 0-55 12-110 50-150 5-4 5-4 5-5 0-3-2-4-4-4-3 0-31 22-50 62-16 34-20 70-20 97 0 24 4 61 21 97 19 39 46 59 49 59 2 0 4 0 4-2z"><text:p/></draw:path><draw:path draw:style-name="gr180" draw:text-style-name="P67" svg:width="0.0827in" svg:height="0.0839in" svg:x="3.4276in" svg:y="0.0087in" svg:viewBox="0 0 211 214" svg:d="M210 7c0-1 1-2 1-4 0-3-2-3-9-3-44 0-89 0-133 0-7 0-8 0-10 6-5 19-11 38-17 57-1 2-1 4-1 5 1 0 0 3 4 3 3 0 4-3 4-3 12-37 28-58 78-58 17 0 34 0 51 0-58 66-118 131-176 196-1 2-2 5-2 6 0 2 3 2 8 2 46 0 92 0 138 0 8 0 8 0 10-6 7-22 15-46 22-68 0-2 1-4 1-5 0-2-1-3-4-3-2 0-3 0-5 7-14 43-30 66-83 66-18 0-36 0-54 0 59-66 118-132 177-198z"><text:p/></draw:path><draw:path draw:style-name="gr180" draw:text-style-name="P67" svg:width="0.0827in" svg:height="0.0287in" svg:x="3.5559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24in" svg:height="0.0559in" svg:x="3.6858in" svg:y="0.0382in" svg:viewBox="0 0 134 143" svg:d="M28 114c17-18 27-27 38-36 10-10 19-18 31-28 30-30 37-45 37-46 0-4-3-4-4-4-2 0-3 1-4 4-10 15-17 20-24 20-8 0-11-5-17-10-5-8-10-14-21-14-24 0-38 30-38 36 0 2 1 4 4 4 2 0 3-2 3-4 7-14 25-14 27-14 7 0 13 1 20 4 13 5 16 5 24 5-10 13-37 37-43 41-10 9-19 18-29 27-21 21-32 39-32 42 0 2 3 2 4 2 2 0 3 0 5-3 7-12 16-20 26-20 8 0 11 3 19 12 5 7 11 11 20 11 31 0 50-39 50-48 0-2-2-3-4-3-3 0-4 2-5 4-7 20-27 27-38 27-6 0-11-2-19-5-9-4-15-5-21-5-1 0-6 0-9 1z"><text:p/></draw:path><draw:path draw:style-name="gr180" draw:text-style-name="P67" svg:width="0.0047in" svg:height="0.1236in" svg:x="3.7583in" svg:y="0in" svg:viewBox="0 0 13 315" svg:d="M13 12c0-6 0-12-7-12-6 0-6 6-6 12 0 97 0 194 0 292 0 6 0 11 6 11 7 0 7-5 7-11 0-98 0-195 0-292z"><text:p/></draw:path><draw:path draw:style-name="gr180" draw:text-style-name="P67" svg:width="0.102in" svg:height="0.0839in" svg:x="3.7819in" svg:y="0.0087in" svg:viewBox="0 0 260 214" svg:d="M145 86c-9-21-18-43-27-63-1-2-1-3-2-4 0-2 5-8 19-9 4-1 6-1 6-6 0-4-3-4-4-4-14 0-27 1-40 1-8 0-28-1-36-1-2 0-5 0-5 6 0 4 2 4 7 4 19 0 21 3 23 10 13 30 26 58 38 88-22 24-44 47-66 71-2 1-3 2-5 4-15 17-31 22-47 22-3 0-6 0-6 7 1 1 0 2 4 2 9 0 19 0 29 0 12 0 25 0 36 0 2 0 6 0 6-6 0-3-3-2-4-3-3 0-13 0-13-9 0-5 5-10 9-14 10-12 21-23 32-34 10-11 19-21 29-31 11 24 20 50 31 75 2 4 1 3 2 4 0 3-6 9-18 9-4 0-6 0-6 6 0 3 2 3 4 3 9 0 31 0 40 0 8 0 27 0 35 0 3 0 6 0 6-5 0-4-3-4-6-4-21 0-22 0-27-13-13-30-33-78-41-97 22-23 55-61 65-70 9-7 21-14 41-15 3-1 6-1 6-6 0-1 0-4-4-4-9 0-19 1-29 1-12 0-25-1-35-1-2 0-7 0-7 6 0 2 2 3 4 4 3 0 13 1 13 9 0 4-4 9-6 12-17 18-34 37-51 55z"><text:p/></draw:path><draw:path draw:style-name="gr180" draw:text-style-name="P67" svg:width="0.0827in" svg:height="0.0287in" svg:x="3.9327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614in" svg:height="0.0559in" svg:x="4.061in" svg:y="0.0382in" svg:viewBox="0 0 157 143" svg:d="M96 44c2-8 9-37 32-37 1 0 9 0 15 5-9 1-15 9-15 17 0 4 3 11 12 11 7 0 17-7 17-19 0-16-18-21-29-21-18 0-30 17-34 24-8-20-25-24-34-24-32 0-50 41-50 49 0 3 3 3 3 3 3 0 4-1 4-3 11-34 32-42 42-42 7 0 17 3 17 22 0 9-5 30-17 75-4 19-15 33-29 33-2 0-9 0-16-5 8-1 15-8 15-17 0-8-7-10-12-10-10 0-17 8-17 18 0 14 15 20 30 20 20 0 32-21 33-23 4 12 15 23 34 23 33 0 51-40 51-48 0-3-3-3-4-3-4 0-4 1-5 4-10 33-31 41-42 41-12 0-17-11-17-22 0-6 2-13 5-28 4-14 8-28 11-43z"><text:p/></draw:path><draw:path draw:style-name="gr180" draw:text-style-name="P67" svg:width="0.0287in" svg:height="0.1236in" svg:x="4.1354in" svg:y="0in" svg:viewBox="0 0 74 315" svg:d="M74 159c0-26-4-63-21-100-19-38-47-59-49-59s-4 2-4 4c0 1 0 1 6 7 32 31 50 81 50 148 0 53-12 108-52 148-4 4-4 5-4 6 0 2 2 2 4 2s31-21 50-61c16-35 20-69 20-95z"><text:p/></draw:path><draw:path draw:style-name="gr180" draw:text-style-name="P67" svg:width="0.0827in" svg:height="0.0287in" svg:x="4.2185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886in" svg:height="0.0839in" svg:x="4.348in" svg:y="0.0087in" svg:viewBox="0 0 226 214" svg:d="M83 115c18 0 36 0 54 0 45 0 89-32 89-67 0-25-22-48-63-48-34 0-68 0-102 0-6 0-10 0-10 5s3 5 9 5c5 0 10 0 14 0 5 1 7 2 7 5 0 1 0 2-1 7-14 56-28 112-42 169-4 13-5 14-29 14-5 0-9 0-9 6 0 3 4 3 4 3 9 0 32 0 41 0 6 0 13 0 20 0s14 0 20 0c2 0 7 0 7-6 0-3-3-3-9-3-12 0-21 0-21-5 0-2 1-4 1-5 6-27 13-54 20-80zM105 22c4-11 4-12 17-12 10 0 21 0 31 0 26 0 43 8 43 30 0 12-6 39-19 51-15 14-34 16-48 16-15 0-30 0-44 0 7-29 13-57 20-85z"><text:p/></draw:path><draw:path draw:style-name="gr180" draw:text-style-name="P67" svg:width="0.0283in" svg:height="0.1236in" svg:x="4.4524in" svg:y="0in" svg:viewBox="0 0 73 315" svg:d="M73 313c0-1 0-2-6-7-38-40-49-101-49-147 0-55 13-110 51-150 4-4 4-4 4-5 0-3-1-4-3-4-3 0-31 22-50 62-16 34-20 70-20 97 0 24 4 61 21 97 19 39 46 59 49 59 2 0 3 0 3-2z"><text:p/></draw:path><draw:path draw:style-name="gr180" draw:text-style-name="P67" svg:width="0.0902in" svg:height="0.0839in" svg:x="4.4929in" svg:y="0.0087in" svg:viewBox="0 0 230 214" svg:d="M178 36c2-2 3-3 5-4 9-10 19-21 41-22 3-1 6-1 6-6 0-3-1-4-4-4-8 0-17 1-26 1-10 0-22-1-32-1-2 0-6 0-6 5 0 4 4 5 5 5 2 0 11 0 11 7 0 6-7 14-8 15-24 28-49 56-74 84-11-31-22-62-34-93-3-5-2-4-3-6 0-7 17-7 19-7 5 0 8 0 8-6 0-4-4-4-5-4-8 0-31 1-40 1-8 0-27-1-35-1-2 0-6 0-6 6 0 4 4 4 7 4 19 0 21 3 24 11 12 34 26 68 38 103 0 1 1 5 1 6s-12 51-13 57c-5 18-5 18-30 18-6 0-9 0-9 7 0 2 4 2 4 2 9 0 31 0 40 0s32 0 41 0c2 0 6 0 6-6 0-3-3-3-9-3-1 0-6 0-12 0-7 0-9-1-9-5 0-2 3-13 5-20 3-15 8-29 11-44 1-6 2-7 4-10 26-30 53-60 79-90z"><text:p/></draw:path><draw:path draw:style-name="gr180" draw:text-style-name="P67" svg:width="0.0827in" svg:height="0.0287in" svg:x="4.6299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24in" svg:height="0.0559in" svg:x="4.7602in" svg:y="0.0382in" svg:viewBox="0 0 134 143" svg:d="M28 114c17-18 26-27 38-36 10-10 19-18 31-28 30-30 37-45 37-46 0-4-3-3-4-4-2 0-3 1-5 4-9 15-16 20-23 20-8 0-12-5-17-10-5-8-10-14-21-14-24 0-39 30-39 36 0 2 1 4 5 4 2 0 3-2 3-4 7-14 25-14 27-14 7 0 13 1 20 4 13 5 16 5 24 5-10 13-37 37-44 41-9 9-19 18-28 27-21 21-32 39-32 42 0 2 3 2 4 2 2 0 2 0 4-3 8-12 17-20 27-20 7 0 11 3 19 12 5 7 11 11 20 11 31 0 49-39 49-48 0-2-1-3-3-3-3 0-4 2-5 4-7 20-27 27-38 27-6 0-11-2-19-5-10-4-15-5-21-5-1 0-6 0-9 1z"><text:p/></draw:path><draw:path draw:style-name="gr180" draw:text-style-name="P67" svg:width="0.0756in" svg:height="0.0047in" svg:x="4.8559in" svg:y="0.0602in" svg:viewBox="0 0 193 13" svg:d="M182 13c5 0 11 0 11-7 0-6-6-6-11-6-57 0-115 0-171 0-6 0-11 0-11 6 0 7 5 7 11 7 56 0 114 0 171 0z"><text:p/></draw:path><draw:path draw:style-name="gr180" draw:text-style-name="P67" svg:width="0.0614in" svg:height="0.0559in" svg:x="4.9736in" svg:y="0.0382in" svg:viewBox="0 0 157 143" svg:d="M96 44c2-8 10-37 32-37 2 0 9 0 16 5-9 1-15 9-15 17 0 4 3 11 11 11s17-7 17-19c0-16-18-21-29-21-18 0-29 17-33 24-8-20-25-24-34-24-33 0-51 41-51 49 0 3 3 2 3 3 3 0 4-1 5-3 11-34 31-42 42-42 7 0 17 3 17 22 0 9-5 30-17 75-5 19-16 33-29 33-3 0-10 0-17-5 8-1 15-8 15-17 0-8-7-10-12-10-9 0-17 8-17 18 0 14 16 20 30 20 20 0 32-21 33-23 4 12 15 23 34 23 33 0 51-40 51-48 0-3-3-3-4-3-3 0-4 1-5 4-9 33-31 41-41 41-13 0-18-11-18-22 0-6 3-13 5-28 4-14 8-28 11-43z"><text:p/></draw:path><draw:path draw:style-name="gr180" draw:text-style-name="P67" svg:width="0.0047in" svg:height="0.1236in" svg:x="5.0563in" svg:y="0in" svg:viewBox="0 0 13 315" svg:d="M13 12c0-6 0-12-7-12-6 0-6 6-6 12 0 97 0 194 0 292 0 6 0 11 6 11 7 0 7-5 7-11 0-98 0-195 0-292z"><text:p/></draw:path><draw:path draw:style-name="gr180" draw:text-style-name="P67" svg:width="0.1024in" svg:height="0.0839in" svg:x="5.0791in" svg:y="0.0087in" svg:viewBox="0 0 261 214" svg:d="M145 86c-9-21-18-43-27-63-1-2-1-3-1-4 0-2 5-8 18-9 4-1 6-1 6-6 0-4-3-4-4-4-13 0-26 1-40 1-8 0-28-1-36-1-2 0-5 0-5 6 0 4 3 4 7 4 19 0 21 3 24 10 13 30 25 58 37 88-22 24-44 47-66 71-2 1-3 2-5 4-15 17-30 22-46 22-4 0-7 0-7 7 1 1 0 2 4 2 9 0 20 0 30 0 12 0 24 0 35 0 2 0 6 0 6-6 0-3-3-3-4-3-3 0-13 0-13-9 0-5 5-10 9-14 10-12 21-23 32-34 10-11 19-21 29-31 11 24 20 50 31 75 2 4 1 3 2 4 0 3-6 9-18 9-4 0-6 0-6 6 0 3 3 3 4 3 9 0 31 0 40 0 8 0 28 0 35 0 3 0 6 0 6-5 0-4-3-4-5-4-22 0-23 0-28-13-12-30-33-78-41-97 22-23 55-61 65-70 9-7 22-14 41-15 3-1 7-1 7-6 0-1 0-4-5-4-9 0-19 1-29 1-12 0-24-1-35-1-2 0-7 0-7 6 0 2 2 3 4 4 4 0 13 1 13 9 0 4-3 9-6 12-17 18-34 37-51 55z"><text:p/></draw:path><draw:path draw:style-name="gr180" draw:text-style-name="P67" svg:width="0.0827in" svg:height="0.0287in" svg:x="5.2303in" svg:y="0.0484in" svg:viewBox="0 0 211 74" svg:d="M200 13c5 0 11 0 11-7 0-6-6-6-10-6-63 0-127 0-190 0-5 0-11 0-11 6 0 7 6 7 11 7 63 0 126 0 189 0zM201 74c4 0 10 0 10-6 0-7-6-7-11-7-63 0-126 0-189 0-5 0-11 0-11 7 0 6 6 6 11 6 63 0 127 0 190 0z"><text:p/></draw:path><draw:path draw:style-name="gr180" draw:text-style-name="P67" svg:width="0.0614in" svg:height="0.0559in" svg:x="5.3587in" svg:y="0.0382in" svg:viewBox="0 0 157 143" svg:d="M96 44c2-8 9-37 32-37 2 0 9 0 16 5-9 1-15 9-15 17 0 4 3 11 11 11s17-7 17-19c0-16-18-21-29-21-18 0-29 17-34 24-7-20-24-24-34-24-32 0-50 41-50 49 0 3 3 3 3 3 3 0 4-1 5-3 11-34 31-42 42-42 6 0 17 3 17 22 0 9-5 30-17 75-5 19-16 33-30 33-2 0-9 0-16-5 8-1 15-8 15-17 0-8-7-10-12-10-9 0-17 8-17 18 0 14 16 20 30 20 20 0 32-21 33-23 4 12 15 23 34 23 33 0 51-40 51-48 0-3-3-3-4-3-3 0-4 1-5 4-9 33-31 41-41 41-13 0-18-11-18-22 0-6 2-13 5-28 4-14 8-28 11-43z"><text:p/></draw:path><draw:path draw:style-name="gr180" draw:text-style-name="P67" svg:width="0.0283in" svg:height="0.1236in" svg:x="5.4331in" svg:y="0in" svg:viewBox="0 0 73 315" svg:d="M73 159c0-26-4-63-21-100-19-38-46-59-49-59-2 0-3 2-3 4 0 1 0 1 5 7 32 31 50 81 50 148 0 53-12 108-51 148-4 4-4 5-4 6 0 2 1 2 3 2 3 0 31-21 50-61 16-35 20-69 20-95z"><text:p/></draw:path><draw:path draw:style-name="gr180" draw:text-style-name="P67" svg:width="0.0126in" svg:height="0.0126in" svg:x="5.4854in" svg:y="0.0807in" svg:viewBox="0 0 33 33" svg:d="M33 17c0-9-8-17-17-17s-16 8-16 17 7 16 16 16 17-7 17-16z"><text:p/></draw:path></draw:g></draw:g></text:span><text:span text:style-name="T8"><draw:g text:anchor-type="as-char" svg:y="-0.0929in" draw:z-index="86" draw:name="Shape31" draw:style-name="gr178"><svg:title>TexMaths</svg:title><svg:desc>9§inline§P(Y=z-x|X=x) =§svg§600§FALSE§</svg:desc><draw:g draw:style-name="gr2"><draw:path draw:style-name="gr179" draw:text-style-name="P66" svg:width="0.8701in" svg:height="0.1102in" svg:x="0.0008in" svg:y="0.0063in" svg:viewBox="0 0 2211 281" svg:d="M0 0c737 0 1474 0 2211 0 0 93 0 188 0 281-737 0-1474 0-2211 0 0-93 0-188 0-281z"><text:p/></draw:path><draw:path draw:style-name="gr180" draw:text-style-name="P67" svg:width="0.0618in" svg:height="0.0843in" svg:x="0in" svg:y="0.0079in" svg:viewBox="0 0 158 215" svg:d="M58 116c13 0 25 0 38 0 31 0 62-33 62-68 0-25-14-48-43-48-24 0-48 0-72 0-5 0-7 0-7 6 0 4 2 4 7 4 2 0 6 1 9 1 3 1 5 2 5 5 0 1 0 2-1 6-10 55-19 112-30 168-2 12-2 15-20 15-3 0-6 0-6 5s3 5 3 5c6 0 22-2 29-2 4 0 9 1 13 1 5 0 10 1 15 1 2 0 4 0 4-7 0-3-2-3-6-3-8 0-14 0-14-6 0-2 0-4 1-6 4-26 9-51 13-77zM74 22c2-11 3-12 12-12 7 0 14 0 21 0 19 0 30 9 30 30 0 13-4 40-12 51-12 14-25 17-35 17s-21 0-31 0c5-29 10-57 15-86z"><text:p/></draw:path><draw:path draw:style-name="gr180" draw:text-style-name="P67" svg:width="0.0201in" svg:height="0.1232in" svg:x="0.0732in" svg:y="0in" svg:viewBox="0 0 52 314" svg:d="M52 310c0-1 0-1-4-6-28-40-35-99-35-147 0-55 8-109 36-149 3-4 3-4 3-5 0-2-2-3-3-3-2 0-22 22-35 61-11 35-14 70-14 96 0 24 3 62 15 97 13 39 32 60 34 60 1 0 3-1 3-4z"><text:p/></draw:path><draw:path draw:style-name="gr180" draw:text-style-name="P67" svg:width="0.063in" svg:height="0.0843in" svg:x="0.1012in" svg:y="0.0079in" svg:viewBox="0 0 161 215" svg:d="M125 36c1-2 2-3 3-5 6-9 14-19 29-21 3 0 4 0 4-6 0-2-1-4-3-4-5 0-12 1-18 1-7 0-15-1-22-1-1 0-4 0-4 6 0 4 2 4 3 4 2 0 8 1 8 7 0 5-5 14-6 15-17 28-34 56-51 85-8-32-16-63-24-94-2-4-1-3-2-5 0-8 11-8 13-8 3 0 6 0 6-6 0-4-3-4-4-4-6 0-22 1-28 1-5 0-19-1-25-1-1 0-4 0-4 6 0 4 3 4 5 4 14 0 15 3 16 11 9 34 19 68 28 103 0 1 1 5 1 5 0 1-9 52-10 57-3 17-3 18-21 19-4 0-6 0-6 6 0 4 2 3 3 4 6 0 22-2 28-2s22 2 29 2c1 0 3 0 3-7 0-3-2-3-6-3-3 0-4 0-8-1-5-1-6-1-6-5 0-2 2-13 3-20 2-14 5-29 8-43 1-7 1-7 3-10 18-31 37-60 55-90z"><text:p/></draw:path><draw:path draw:style-name="gr180" draw:text-style-name="P67" svg:width="0.0579in" svg:height="0.0287in" svg:x="0.1972in" svg:y="0.0472in" svg:viewBox="0 0 148 74" svg:d="M140 13c3 0 8 0 8-7 0-6-5-6-8-6-44 0-88 0-132 0-4 0-8 0-8 6 0 7 4 7 8 7 44 0 88 0 132 0zM140 74c3 0 8 0 8-7 0-6-5-6-8-6-44 0-88 0-132 0-4 0-8 0-8 6 0 7 4 7 8 7 44 0 88 0 132 0z"><text:p/></draw:path><draw:path draw:style-name="gr180" draw:text-style-name="P67" svg:width="0.0366in" svg:height="0.0555in" svg:x="0.2886in" svg:y="0.0382in" svg:viewBox="0 0 94 142" svg:d="M20 112c12-18 18-26 26-35 0-1 14-17 22-28 21-30 26-45 26-46 0-3-2-3-3-3s-2 0-3 4c-7 14-12 19-17 19s-7-4-11-10c-4-7-8-13-15-13-17 0-27 29-27 36 0 1 1 4 3 4s2-2 2-4c5-14 17-15 19-15 5 0 9 2 14 4 9 6 11 6 17 6-7 13-26 36-30 41-7 8-13 17-20 26-15 21-23 39-23 41 0 3 2 3 3 3s1 0 3-4c5-10 12-19 19-19 5 0 7 2 13 11 4 8 7 12 14 12 22 0 34-40 34-49 0 0 0-2-2-2s-3 2-3 3c-5 21-19 27-27 27-4 0-8-1-13-4-7-4-11-6-15-6-1 0-4 0-6 1z"><text:p/></draw:path><draw:path draw:style-name="gr180" draw:text-style-name="P67" svg:width="0.0528in" svg:height="0.0047in" svg:x="0.3559in" svg:y="0.0602in" svg:viewBox="0 0 135 13" svg:d="M127 13c4 0 8 0 8-7 0-6-4-6-8-6-39 0-80 0-119 0-4 0-8 0-8 6 0 7 4 7 8 7 39 0 80 0 119 0z"><text:p/></draw:path><draw:path draw:style-name="gr180" draw:text-style-name="P67" svg:width="0.0429in" svg:height="0.0555in" svg:x="0.4378in" svg:y="0.0382in" svg:viewBox="0 0 110 142" svg:d="M67 44c2-8 7-38 23-38 1 0 6 0 11 5-6 2-11 10-11 17 0 5 3 11 8 11s12-6 12-18c0-17-13-21-20-21-13 0-21 16-23 23-6-20-18-23-24-23-23 0-36 40-36 49 0 2 2 1 2 2 2 0 3-1 4-3 7-34 22-42 29-42 5 0 12 4 12 22 0 10-4 30-12 74-4 20-11 34-21 34-1 0-6 0-11-5 6-2 10-8 10-17 0-8-4-11-8-11-6 0-12 8-12 18 0 15 11 21 21 21 14 0 23-22 23-23 3 11 11 23 24 23 23 0 35-40 35-49 0-2-1-2-2-2-2 0-3 1-3 3-7 34-22 42-29 42-9 0-13-11-13-21 0-7 2-14 4-28s5-29 7-43z"><text:p/></draw:path><draw:path draw:style-name="gr180" draw:text-style-name="P67" svg:width="0.0031in" svg:height="0.1232in" svg:x="0.4957in" svg:y="0in" svg:viewBox="0 0 9 314" svg:d="M9 12c0-7 0-12-5-12-4 0-4 5-4 12 0 97 0 193 0 290 0 6 0 12 4 12 5 0 5-6 5-12 0-97 0-193 0-290z"><text:p/></draw:path><draw:path draw:style-name="gr180" draw:text-style-name="P67" svg:width="0.0713in" svg:height="0.0843in" svg:x="0.5118in" svg:y="0.0079in" svg:viewBox="0 0 182 215" svg:d="M102 86c-7-21-13-42-19-63-1-2-1-3-1-4 0-2 4-7 13-9 2 0 4 0 4-6 0-4-3-4-3-4-9 0-18 1-28 1-6 0-19-1-25-1-1 0-4 0-4 6 0 4 3 4 5 4 13 0 15 3 17 10 9 29 17 58 26 88-16 23-31 48-47 71-1 1-2 2-3 3-11 17-21 22-32 23-3 0-5 0-5 6 1 2 0 4 3 4 6 0 14-2 20-2 9 0 17 2 26 2 1 0 3 0 3-7 0-3-2-3-2-3-2-1-9-1-9-10 0-5 3-10 6-14 7-11 15-23 22-34 7-10 14-20 21-30 7 25 14 49 22 74 1 3 0 3 1 4 0 3-5 8-13 10-2 0-4 0-4 5s2 5 3 5c6 0 21-2 28-2 5 0 19 2 24 2 2 0 5 0 5-6 0-4-3-4-4-4-15-1-16-2-20-14-8-29-23-78-28-97 15-21 38-59 45-68 7-7 16-15 29-16 2 0 4 0 4-6 0-1 0-4-2-4-7 0-14 1-21 1-8 0-17-1-25-1-1 0-4 0-4 6 0 3 1 4 2 4 3 1 9 1 9 10 0 4-2 9-4 11-12 18-24 36-35 55z"><text:p/></draw:path><draw:path draw:style-name="gr180" draw:text-style-name="P67" svg:width="0.0579in" svg:height="0.0287in" svg:x="0.6177in" svg:y="0.0472in" svg:viewBox="0 0 148 74" svg:d="M140 13c3 0 8 0 8-7 0-6-5-6-8-6-44 0-88 0-132 0-4 0-8 0-8 6 0 7 4 7 8 7 44 0 88 0 132 0zM140 74c3 0 8 0 8-7 0-6-5-6-8-6-44 0-88 0-132 0-4 0-8 0-8 6 0 7 4 7 8 7 44 0 88 0 132 0z"><text:p/></draw:path><draw:path draw:style-name="gr180" draw:text-style-name="P67" svg:width="0.0429in" svg:height="0.0555in" svg:x="0.7075in" svg:y="0.0382in" svg:viewBox="0 0 110 142" svg:d="M67 44c2-8 7-38 23-38 0 0 6 0 10 5-6 2-10 10-10 17 0 5 2 11 8 11 5 0 12-6 12-18 0-17-13-21-20-21-13 0-21 16-24 23-5-20-17-23-24-23-22 0-35 40-35 49 0 2 2 2 2 2 2 0 3-1 3-3 8-34 23-42 30-42 4 0 12 4 12 22 0 10-4 30-12 74-4 20-11 34-21 34-1 0-6 0-11-5 5-2 10-8 10-17 0-8-5-11-8-11-6 0-12 8-12 18 0 15 11 21 21 21 14 0 23-22 23-23 3 11 11 23 24 23 23 0 35-40 35-49 0-2-1-2-2-2-3 0-3 1-3 3-8 34-22 42-30 42s-12-11-12-21c0-7 1-14 4-28 2-14 5-29 7-43z"><text:p/></draw:path><draw:path draw:style-name="gr180" draw:text-style-name="P67" svg:width="0.0201in" svg:height="0.1232in" svg:x="0.7594in" svg:y="0in" svg:viewBox="0 0 52 314" svg:d="M52 157c0-24-3-63-15-98-13-38-33-59-34-59-2 0-3 1-3 3 0 1 0 1 4 8 22 30 35 81 35 146 0 53-8 108-36 149-3 3-3 3-3 4 0 3 1 4 3 4 1 0 22-22 35-61 11-35 14-71 14-96z"><text:p/></draw:path><draw:path draw:style-name="gr180" draw:text-style-name="P67" svg:width="0.0579in" svg:height="0.0287in" svg:x="0.8177in" svg:y="0.0472in" svg:viewBox="0 0 148 74" svg:d="M140 13c3 0 8 0 8-7 0-6-5-6-8-6-44 0-88 0-132 0-4 0-8 0-8 6 0 7 4 7 8 7 44 0 88 0 132 0zM140 74c3 0 8 0 8-7 0-6-5-6-8-6-44 0-88 0-132 0-4 0-8 0-8 6 0 7 4 7 8 7 44 0 88 0 132 0z"><text:p/></draw:path></draw:g></draw:g></text:span></text:p>
      <text:p text:style-name="P28"><text:span text:style-name="T81">(nez.)=</text:span><draw:g text:anchor-type="as-char" svg:y="-0.0929in" draw:z-index="85" draw:name="Shape32" draw:style-name="gr178"><svg:title>TexMaths</svg:title><svg:desc>9§inline§  P(Y=z-x) \square§svg§600§FALSE§</svg:desc><draw:g draw:style-name="gr2"><draw:path draw:style-name="gr179" draw:text-style-name="P66" svg:width="0.8228in" svg:height="0.1102in" svg:x="0.002in" svg:y="0.0063in" svg:viewBox="0 0 2091 281" svg:d="M0 0c697 0 1394 0 2091 0 0 93 0 188 0 281-697 0-1394 0-2091 0 0-93 0-188 0-281z"><text:p/></draw:path><draw:path draw:style-name="gr180" draw:text-style-name="P67" svg:width="0.0886in" svg:height="0.0843in" svg:x="0.0004in" svg:y="0.0079in" svg:viewBox="0 0 226 215" svg:d="M83 116c18 0 36 0 54 0 45 0 89-33 89-68 0-25-21-48-62-48-34 0-69 0-103 0-6 0-10 0-10 6 0 4 3 4 9 4 5 0 10 1 15 1 4 1 6 2 6 5 0 1 0 2-1 6-14 55-28 112-42 168-4 12-4 15-29 15-5 0-9 0-9 5s4 5 4 5c9 0 32-2 41-2 6 0 13 1 20 1s14 1 20 1c3 0 7 0 7-7 0-3-3-3-9-3-12 0-20 0-20-6 0-2 0-4 1-6 6-26 12-51 19-77zM106 22c3-11 4-12 17-12 10 0 20 0 30 0 27 0 43 9 43 30 0 13-6 40-19 51-15 14-34 17-48 17-15 0-30 0-44 0 7-29 14-57 21-86z"><text:p/></draw:path><draw:path draw:style-name="gr180" draw:text-style-name="P67" svg:width="0.0287in" svg:height="0.1232in" svg:x="0.1051in" svg:y="0in" svg:viewBox="0 0 74 314" svg:d="M74 310c0-1 0-1-6-6-39-40-50-99-50-147 0-55 13-109 51-149 5-4 5-4 5-5 0-2-2-3-4-3-3 0-31 22-50 61-16 35-20 70-20 96 0 24 4 62 21 97 19 39 46 60 49 60 2 0 4-1 4-4z"><text:p/></draw:path><draw:path draw:style-name="gr180" draw:text-style-name="P67" svg:width="0.0902in" svg:height="0.0843in" svg:x="0.1453in" svg:y="0.0079in" svg:viewBox="0 0 230 215" svg:d="M178 36c2-2 3-3 5-5 9-9 19-19 41-21 3 0 6 0 6-6 0-2-1-4-4-4-8 0-17 1-26 1-10 0-22-1-32-1-2 0-6 0-6 6 0 4 4 4 5 4 2 0 11 1 11 7 0 5-7 14-8 15-24 28-49 56-74 85-11-32-22-63-34-94-2-4-1-3-2-5 0-8 16-8 18-8 5 0 8 0 8-6 0-4-3-4-5-4-8 0-31 1-40 1-8 0-27-1-35-1-2 0-6 0-6 6 0 4 4 4 7 4 19 0 21 3 24 11 12 34 26 68 38 103 0 1 2 5 2 5 0 1-13 52-14 57-5 17-5 18-30 19-6 0-9 0-9 6 0 4 4 4 4 4 9 0 31-2 40-2 8 0 32 2 41 2 2 0 6 0 6-7 0-3-3-3-9-3-4 0-6 0-12-1-7-1-9-1-9-5 0-2 4-13 5-20 3-14 8-29 11-43 1-7 2-7 5-10 26-31 52-60 78-90z"><text:p/></draw:path><draw:path draw:style-name="gr180" draw:text-style-name="P67" svg:width="0.0827in" svg:height="0.0287in" svg:x="0.2827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524in" svg:height="0.0555in" svg:x="0.4122in" svg:y="0.0382in" svg:viewBox="0 0 134 142" svg:d="M29 112c17-18 26-26 38-35 0-1 19-17 30-28 31-30 37-45 37-46 0-3-3-3-4-3s-2 0-4 4c-9 14-16 19-23 19-9 0-12-4-17-10-6-7-11-13-21-13-25 0-39 29-39 36 0 1 0 4 4 4 2 0 3-2 4-4 6-14 24-15 27-15 6 0 13 2 20 4 13 6 16 6 24 6-11 13-38 36-44 41-9 8-19 17-28 26-21 21-33 39-33 41 0 3 4 3 4 3 2 0 3 0 5-4 7-10 17-19 27-19 7 0 11 2 18 11 5 8 12 12 21 12 31 0 49-40 49-49 0 0-1-2-3-2-3 0-4 2-5 3-7 21-28 27-38 27-6 0-12-1-19-4-10-4-15-6-22-6-3 0-6 0-8 1z"><text:p/></draw:path><draw:path draw:style-name="gr180" draw:text-style-name="P67" svg:width="0.0756in" svg:height="0.0047in" svg:x="0.5079in" svg:y="0.0602in" svg:viewBox="0 0 193 13" svg:d="M183 13c5 0 10 0 10-7 0-6-5-6-10-6-57 0-115 0-171 0-6 0-12 0-12 6 0 7 6 7 12 7 56 0 114 0 171 0z"><text:p/></draw:path><draw:path draw:style-name="gr180" draw:text-style-name="P67" svg:width="0.0614in" svg:height="0.0555in" svg:x="0.626in" svg:y="0.0382in" svg:viewBox="0 0 157 142" svg:d="M96 44c2-8 9-38 31-38 2 0 10 0 16 5-9 2-15 10-15 17 0 5 3 11 12 11 7 0 17-6 17-18 0-17-18-21-29-21-19 0-30 16-34 23-8-20-25-23-34-23-33 0-51 40-51 49 0 2 4 2 4 2 2 0 4-1 4-3 11-34 32-42 42-42 7 0 17 4 17 22 0 10-5 30-17 74-4 20-16 34-29 34-2 0-9 0-17-5 9-2 16-8 16-17 0-8-7-11-12-11-10 0-17 8-17 18 0 15 15 21 30 21 20 0 31-22 32-23 5 11 15 23 34 23 34 0 52-40 52-49 0-2-4-2-5-2-3 0-3 1-4 3-10 34-32 42-42 42-12 0-17-11-17-21 0-7 2-14 5-28 4-14 8-29 11-43z"><text:p/></draw:path><draw:path draw:style-name="gr180" draw:text-style-name="P67" svg:width="0.0287in" svg:height="0.1232in" svg:x="0.7004in" svg:y="0in" svg:viewBox="0 0 74 314" svg:d="M74 157c0-24-4-63-22-98-19-38-46-59-48-59s-4 1-4 3c0 1 0 1 6 8 31 30 49 81 49 146 0 53-12 108-51 149-4 3-4 3-4 4 0 3 2 4 4 4s31-22 50-61c15-35 20-71 20-96z"><text:p/></draw:path><draw:path draw:style-name="gr180" draw:text-style-name="P67" svg:width="0.0827in" svg:height="0.0846in" svg:x="0.7484in" svg:y="0.0075in" svg:viewBox="0 0 211 216" svg:d="M211 11c0-10-1-11-11-11-63 0-125 0-188 0-10 0-12 1-12 11 0 65 0 129 0 193 0 10 1 12 12 12 62 0 125 0 187 0 11 0 12-2 12-12 0-64 0-128 0-193zM13 13c62 0 123 0 185 0 0 63 0 126 0 189-62 0-123 0-185 0 0-63 0-126 0-189z"><text:p/></draw:path></draw:g></draw:g> <text:s/>Pro n.n.v<draw:g text:anchor-type="as-char" svg:y="-0.0937in" draw:z-index="21" draw:name="Shape33" draw:style-name="gr178"><svg:title>TexMaths</svg:title><svg:desc>9§inline§\mathbb{E}(XY) = \mathbb{E}(X)\mathbb{E}(Y)\ Dk: \mathbb{E}(XY)= \sum_{x,y \in Im} (xy) P(X=x\&amp; Y=y) =\sum xy P(X=x)P(Y=y) = \mathbb{E}(X)\mathbb{E}(Y) \square§svg§600§FALSE§</svg:desc><draw:g draw:style-name="gr2"><draw:path draw:style-name="gr179" draw:text-style-name="P66" svg:width="6.0409in" svg:height="0.1346in" svg:x="0.0051in" svg:y="0.0067in" svg:viewBox="0 0 15345 343" svg:d="M7673 343c-2558 0-5115 0-7673 0 0-114 0-229 0-343 5115 0 10230 0 15345 0 0 114 0 229 0 343-2557 0-5115 0-7672 0z"><text:p/></draw:path><draw:path draw:style-name="gr180" draw:text-style-name="P67" svg:width="0.0776in" svg:height="0.0843in" svg:x="0.0004in" svg:y="0.0087in" svg:viewBox="0 0 198 215" svg:d="M77 110c9 0 24 0 35 7 15 10 16 27 16 29 1 4 1 8 6 8 6 0 6-5 6-10 0-29 0-58 0-86 0-5 0-9-6-9-5 0-6 4-6 7-2 40-33 43-51 43 0-23 0-44 0-67 0-21 7-21 14-21 5 0 10 0 15 0 43 0 64 22 66 44 1 3 1 7 6 7 6 0 6-5 6-11 0-13 0-27 0-40 0-10-1-11-11-11-54 0-108 0-162 0-6 0-11 0-11 5 0 6 6 6 9 6 18 0 19 2 19 18 0 52 0 105 0 158 0 14-1 17-18 17-5 0-10 0-10 5 0 6 5 6 11 6 56 0 111 0 167 0 7 0 10 0 11-5 3-17 9-51 9-53 0-3-3-6-5-6-5 0-5 3-7 4-1 9-4 22-28 36-16 9-32 13-49 13-6 0-12 0-18 0-7 0-14 0-14-20 0-25 0-50 0-74zM172 11c0 5 0 10 0 15-5-6-11-11-18-15 6 0 12 0 18 0zM111 103c4-1 11-7 17-13 0 9 0 18 0 27-7-9-12-9-17-14zM39 29c0-5 0-12-2-18 11 0 22 0 33 0-3 7-3 18-3 20 0 51 0 102 0 153 0 12 1 17 3 20-11 0-22 0-33 0 2-4 2-13 2-16 0-53 0-106 0-159zM157 204c10-4 19-11 25-17 0 2-3 14-3 17-7 0-15 0-22 0z"><text:p/></draw:path><draw:path draw:style-name="gr180" draw:text-style-name="P67" svg:width="0.0287in" svg:height="0.1236in" svg:x="0.0941in" svg:y="0.0004in" svg:viewBox="0 0 74 315" svg:d="M74 312c0-1 0-2-6-7-39-40-49-100-49-147 0-55 12-109 50-149 5-5 5-5 5-5 0-3-2-4-4-4s-31 22-50 62c-15 34-20 69-20 96 0 24 4 62 22 97 19 39 46 60 48 60s4-1 4-3z"><text:p/></draw:path><draw:path draw:style-name="gr180" draw:text-style-name="P67" svg:width="0.102in" svg:height="0.0839in" svg:x="0.1339in" svg:y="0.0091in" svg:viewBox="0 0 260 214" svg:d="M145 85c-9-20-18-42-27-63-1-1-1-2-2-3 0-2 6-8 19-9 4-1 6-1 6-6 0-4-3-4-4-4-14 0-27 1-40 1-8 0-28-1-36-1-2 0-5 0-5 6 0 4 3 4 7 4 19 0 21 3 23 10 13 29 26 58 38 88-22 23-44 47-66 71-2 1-3 2-5 3-15 18-30 21-47 23-3 0-6 0-6 6 1 1 0 3 4 3 10 0 19-1 29-1 12 0 25 1 36 1 2 0 6 0 6-6 0-3-3-2-4-3-3-1-12-2-12-9 0-5 4-11 8-14 10-12 21-24 32-35 10-10 19-20 29-30 11 24 21 49 31 74 2 4 1 3 2 5 0 3-6 7-18 9-3 0-6 0-6 5 0 4 3 4 4 4 9 0 31-1 40-1 8 0 27 1 35 1 3 0 6 0 6-5 0-4-3-4-6-4-21-1-22-2-27-14-13-29-33-78-40-97 21-22 54-60 64-69 9-7 21-14 41-15 3-1 6-1 6-6 0-1 0-4-3-4-10 0-20 1-30 1-12 0-24-1-35-1-2 0-7 0-7 6 0 2 2 3 4 4 3 0 13 1 13 9 0 4-4 9-6 12-17 18-34 36-51 54z"><text:p/></draw:path><draw:path draw:style-name="gr180" draw:text-style-name="P67" svg:width="0.0902in" svg:height="0.0839in" svg:x="0.2476in" svg:y="0.0091in" svg:viewBox="0 0 230 214" svg:d="M178 36c2-2 3-3 5-5 9-9 20-20 41-21 4-1 6-1 6-6 0-3-1-4-4-4-8 0-17 1-26 1-10 0-22-1-32-1-1 0-5 0-5 5 0 4 3 5 4 5 2 0 11 0 11 7 0 5-7 14-8 15-24 28-49 56-74 84-11-32-22-62-34-94-2-4-1-3-2-5 0-7 16-7 18-7 5 0 8 0 8-6 0-4-3-4-4-4-9 0-32 1-41 1-8 0-27-1-35-1-1 0-6 0-6 6 0 4 4 4 7 4 19 0 21 3 24 11 12 34 26 68 38 103 1 1 2 5 2 5 0 1-12 53-14 58-5 16-5 17-30 18-6 0-9 0-9 6 0 3 4 3 5 3 9 0 30-1 39-1 8 0 33 1 41 1 2 0 6 0 6-6 0-3-3-3-9-3-4 0-6 0-12-1s-9-2-9-4 4-14 5-20c3-16 8-30 11-44 1-7 2-7 5-10 26-31 52-60 78-90z"><text:p/></draw:path><draw:path draw:style-name="gr180" draw:text-style-name="P67" svg:width="0.0287in" svg:height="0.1236in" svg:x="0.3504in" svg:y="0.0004in" svg:viewBox="0 0 74 315" svg:d="M74 158c0-25-4-63-22-99-19-38-46-59-48-59-3 0-4 2-4 4l6 7c31 31 49 81 49 147 0 53-12 108-50 148-5 4-5 5-5 6 0 2 1 3 4 3 2 0 31-22 49-62 16-35 21-69 21-95z"><text:p/></draw:path><draw:path draw:style-name="gr180" draw:text-style-name="P67" svg:width="0.0827in" svg:height="0.0287in" svg:x="0.4331in" svg:y="0.0484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776in" svg:height="0.0843in" svg:x="0.5594in" svg:y="0.0087in" svg:viewBox="0 0 198 215" svg:d="M77 110c9 0 24 0 35 7 15 10 17 27 17 29 0 4 0 8 5 8 6 0 6-5 6-10 0-29 0-58 0-86 0-5 0-9-6-9-5 0-5 4-5 7-3 40-34 43-52 43 0-23 0-44 0-67 0-21 7-21 14-21 5 0 10 0 15 0 43 0 64 22 66 44 1 3 1 7 6 7 6 0 6-5 6-11 0-13 0-27 0-40 0-10-1-11-11-11-54 0-108 0-162 0-6 0-11 0-11 5 0 6 6 6 9 6 18 0 19 2 19 18 0 52 0 105 0 158 0 14-1 17-18 17-5 0-10 0-10 5 0 6 5 6 11 6 56 0 111 0 167 0 7 0 10 0 11-5 3-17 9-51 9-53 0-3-3-6-5-6-5 0-4 3-6 4-2 9-5 22-29 36-16 9-32 13-49 13-6 0-12 0-18 0-7 0-14 0-14-20 0-25 0-50 0-74zM172 11c0 5 0 10 0 15-5-6-11-11-18-15 6 0 12 0 18 0zM111 103c4-1 11-7 18-13 0 9 0 18 0 27-8-9-12-9-18-14zM39 29c0-5 0-12-2-18 11 0 22 0 33 0-3 7-3 18-3 20 0 51 0 102 0 153 0 12 1 17 3 20-11 0-22 0-33 0 2-4 2-13 2-16 0-53 0-106 0-159zM157 204c10-4 19-11 25-17 0 2-3 14-3 17-7 0-15 0-22 0z"><text:p/></draw:path><draw:path draw:style-name="gr180" draw:text-style-name="P67" svg:width="0.0287in" svg:height="0.1236in" svg:x="0.6528in" svg:y="0.0004in" svg:viewBox="0 0 74 315" svg:d="M74 312c0-1 0-2-6-7-39-40-49-100-49-147 0-55 12-109 50-149 5-5 5-5 5-5 0-3-1-4-4-4-2 0-31 22-49 62-16 34-21 69-21 96 0 24 4 62 22 97 19 39 46 60 48 60 3 0 4-1 4-3z"><text:p/></draw:path><draw:path draw:style-name="gr180" draw:text-style-name="P67" svg:width="0.102in" svg:height="0.0839in" svg:x="0.6925in" svg:y="0.0091in" svg:viewBox="0 0 260 214" svg:d="M145 85c-9-20-18-42-27-63-1-1-1-2-2-3 0-2 6-8 19-9 4-1 6-1 6-6 0-4-3-4-4-4-13 0-27 1-40 1-8 0-28-1-36-1-2 0-5 0-5 6 0 4 3 4 7 4 19 0 21 3 23 10 13 29 26 58 38 88-22 23-44 47-66 71-2 1-3 2-5 3-15 18-30 21-47 23-3 0-6 0-6 6 1 1 0 3 4 3 10 0 19-1 29-1 12 0 25 1 36 1 2 0 6 0 6-6 0-3-3-3-4-3-3-1-12-2-12-9 0-5 4-11 8-14 10-12 21-24 32-35 10-10 19-20 29-30 11 24 21 49 31 74 2 4 1 3 2 5 0 3-6 7-18 9-3 0-6 0-6 5 0 4 3 4 4 4 9 0 31-1 40-1 8 0 27 1 35 1 3 0 6 0 6-5 0-4-3-4-6-4-21-1-22-2-27-14-12-29-33-78-40-97 21-22 54-60 64-69 9-7 22-14 41-15 3-1 6-1 6-6 0-1 0-4-3-4-10 0-20 1-30 1-12 0-24-1-35-1-2 0-7 0-7 6 0 2 2 3 4 4 3 0 13 1 13 9 0 4-4 9-6 12-17 18-34 36-51 54z"><text:p/></draw:path><draw:path draw:style-name="gr180" draw:text-style-name="P67" svg:width="0.0287in" svg:height="0.1236in" svg:x="0.8091in" svg:y="0.0004in" svg:viewBox="0 0 74 315" svg:d="M74 158c0-25-4-63-22-99-19-38-46-59-48-59-3 0-4 2-4 4l6 7c31 31 49 81 49 147 0 53-12 108-50 148-5 4-5 5-5 6 0 2 1 3 4 3 2 0 31-22 49-62 16-35 21-69 21-95z"><text:p/></draw:path><draw:path draw:style-name="gr180" draw:text-style-name="P67" svg:width="0.0772in" svg:height="0.0843in" svg:x="0.8524in" svg:y="0.0087in" svg:viewBox="0 0 197 215" svg:d="M77 110c8 0 23 0 35 7 15 10 16 27 16 29 0 4 0 8 5 8 6 0 6-5 6-10 0-29 0-58 0-86 0-5 0-9-6-9-5 0-5 4-5 7-2 40-34 43-51 43 0-23 0-44 0-67 0-21 6-21 14-21 5 0 10 0 15 0 43 0 64 22 66 44 0 3 0 7 5 7 6 0 6-5 6-11 0-13 0-27 0-40 0-10-1-11-11-11-54 0-107 0-161 0-6 0-11 0-11 5 0 6 5 6 8 6 18 0 20 2 20 18 0 52 0 105 0 158 0 14-2 17-18 17-5 0-10 0-10 5 0 6 5 6 11 6 56 0 111 0 167 0 6 0 9 0 10-5 3-17 9-51 9-53 0-3-3-6-5-6-5 0-4 3-6 4-1 9-5 22-28 36-17 9-33 13-50 13-5 0-12 0-17 0-8 0-14 0-14-20 0-25 0-50 0-74zM172 11c0 5 0 10 0 15-5-6-12-11-18-15 6 0 12 0 18 0zM110 103c5-1 12-7 18-13 0 9 0 18 0 27-8-9-17-14-18-14zM39 29c0-5 0-12-3-18 11 0 23 0 33 0-3 7-3 18-3 20 0 51 0 102 0 153 0 12 2 17 3 20-10 0-22 0-33 0 3-4 3-13 3-16 0-53 0-106 0-159zM157 204c10-4 18-11 24-17 0 2-2 14-3 17-7 0-14 0-21 0z"><text:p/></draw:path><draw:path draw:style-name="gr180" draw:text-style-name="P67" svg:width="0.0283in" svg:height="0.1236in" svg:x="0.9461in" svg:y="0.0004in" svg:viewBox="0 0 73 315" svg:d="M73 312c0-1 0-2-5-7-40-40-50-100-50-147 0-55 12-109 51-149 4-5 4-5 4-5 0-3-1-4-3-4-3 0-31 22-50 62-16 34-20 69-20 96 0 24 4 62 21 97 19 39 46 60 49 60 2 0 3-1 3-3z"><text:p/></draw:path><draw:path draw:style-name="gr180" draw:text-style-name="P67" svg:width="0.0902in" svg:height="0.0839in" svg:x="0.9862in" svg:y="0.0091in" svg:viewBox="0 0 230 214" svg:d="M177 36c2-2 3-3 5-5 10-9 21-20 41-21 4-1 7-1 7-6 0-3-1-4-4-4-8 0-17 1-26 1-11 0-22-1-32-1-1 0-6 0-6 5 0 4 4 5 5 5 2 0 11 0 11 7 0 5-7 14-8 15-24 28-49 56-74 84-11-32-23-62-35-94-2-4-1-3-2-5 0-7 17-7 19-7 5 0 8 0 8-6 0-4-4-4-5-4-9 0-31 1-40 1-8 0-27-1-35-1-1 0-6 0-6 6 0 4 3 4 7 4 19 0 21 3 24 11 12 34 26 68 38 103 0 1 1 5 1 5 0 1-12 53-14 58-4 16-4 17-30 18-5 0-8 0-8 6 0 3 4 3 5 3 9 0 30-1 39-1s32 1 41 1c2 0 6 0 6-6 0-3-3-3-9-3-1 0-6 0-12-1-7-1-9-2-9-4s3-14 5-20c3-16 7-30 11-44 1-7 1-7 4-10 26-31 52-60 78-90z"><text:p/></draw:path><draw:path draw:style-name="gr180" draw:text-style-name="P67" svg:width="0.0283in" svg:height="0.1236in" svg:x="1.089in" svg:y="0.0004in" svg:viewBox="0 0 73 315" svg:d="M73 158c0-25-4-63-21-99-19-38-46-59-49-59-2 0-3 2-3 4l5 7c32 31 50 81 50 147 0 53-12 108-51 148-4 4-4 5-4 6 0 2 1 3 3 3 3 0 31-22 50-62 16-35 20-69 20-95z"><text:p/></draw:path><draw:path draw:style-name="gr180" draw:text-style-name="P67" svg:width="0.0945in" svg:height="0.0839in" svg:x="1.1768in" svg:y="0.0091in" svg:viewBox="0 0 241 214" svg:d="M37 191c-3 11-4 14-29 14-5 0-8 0-8 5 0 4 3 4 8 4 35 0 70 0 105 0 66 0 128-66 128-134 0-45-27-80-74-80-36 0-71 0-107 0-5 0-9 0-9 5s3 5 9 5c5 0 10 0 14 0 5 1 7 2 7 5 0 1 0 2-1 7-14 55-29 112-43 169zM105 22c4-11 4-12 17-12 12 0 23 0 35 0 30 0 57 16 57 58 0 16-6 67-33 102-10 12-34 35-74 35-12 0-23 0-35 0-4 0-5 0-7-1-3 0-5-1-5-3 0-1 0-1 2-6 15-58 29-116 43-173z"><text:p/></draw:path><draw:path draw:style-name="gr180" draw:text-style-name="P67" svg:width="0.0559in" svg:height="0.0866in" svg:x="1.2854in" svg:y="0.0075in" svg:viewBox="0 0 143 221" svg:d="M73 4c0-1 0-4-4-4-7 0-30 3-38 3-3 1-7 1-7 6 0 4 3 4 8 4 15 0 16 2 16 6 0 2-1 4-1 6-15 60-31 121-46 181-1 4-1 4-1 6 0 8 6 9 9 9 4 0 9-3 11-6s15-60 17-69c11 1 37 7 37 27 0 2 0 4-1 7s-1 8-1 11c0 18 13 30 29 30 10 0 18-4 25-16 8-14 12-31 12-32 0-2-4-2-5-2-2 0-3 1-4 5-7 24-14 39-27 39-7 0-10-4-10-15 0-5 1-12 2-18 1-5 1-6 1-9 0-20-19-29-46-33 10-6 19-16 27-23 15-17 29-31 45-31 1 0 1 0 2 0 5 1 5 1 8 3 0 1 0 1 0 2-15 1-18 12-18 17 0 4 4 11 13 11 8 0 17-8 17-20 0-9-7-20-21-20-9 0-24 3-46 28-11 13-24 25-35 30 10-45 21-89 32-133z"><text:p/></draw:path><draw:path draw:style-name="gr180" draw:text-style-name="P67" svg:width="0.0126in" svg:height="0.0531in" svg:x="1.3925in" svg:y="0.0406in" svg:viewBox="0 0 33 136" svg:d="M33 17c0-9-7-17-16-17s-17 8-17 17 8 16 17 16 16-7 16-16zM33 120c0-9-7-18-16-18s-17 9-17 18 8 16 17 16 16-7 16-16z"><text:p/></draw:path><draw:path draw:style-name="gr180" draw:text-style-name="P67" svg:width="0.0776in" svg:height="0.0843in" svg:x="1.4528in" svg:y="0.0087in" svg:viewBox="0 0 198 215" svg:d="M77 110c9 0 24 0 35 7 15 10 16 27 16 29 1 4 1 8 6 8 6 0 6-5 6-10 0-29 0-58 0-86 0-5 0-9-6-9-5 0-6 4-6 7-2 40-34 43-51 43 0-23 0-44 0-67 0-21 7-21 14-21 5 0 10 0 15 0 43 0 64 22 66 44 1 3 1 7 6 7 6 0 6-5 6-11 0-13 0-27 0-40 0-10-1-11-11-11-54 0-108 0-162 0-6 0-11 0-11 5 0 6 6 6 9 6 18 0 19 2 19 18 0 52 0 105 0 158 0 14-1 17-18 17-5 0-10 0-10 5 0 6 5 6 11 6 56 0 111 0 167 0 7 0 10 0 11-5 3-17 9-51 9-53 0-3-3-6-5-6-5 0-5 3-7 4-1 9-4 22-28 36-16 9-32 13-49 13-6 0-12 0-18 0-7 0-14 0-14-20 0-25 0-50 0-74zM172 11c0 5 0 10 0 15-5-6-11-11-18-15 6 0 12 0 18 0zM111 103c4-1 11-7 17-13 0 9 0 18 0 27-7-9-12-9-17-14zM39 29c0-5 0-12-2-18 11 0 22 0 33 0-3 7-3 18-3 20 0 51 0 102 0 153 0 12 1 17 3 20-11 0-22 0-33 0 2-4 2-13 2-16 0-53 0-106 0-159zM157 204c10-4 19-11 25-17-1 2-3 14-3 17-7 0-15 0-22 0z"><text:p/></draw:path><draw:path draw:style-name="gr180" draw:text-style-name="P67" svg:width="0.0287in" svg:height="0.1236in" svg:x="1.5461in" svg:y="0.0004in" svg:viewBox="0 0 74 315" svg:d="M74 312c0-1 0-2-6-7-39-40-49-100-49-147 0-55 12-109 50-149 5-5 5-5 5-5 0-3-2-4-4-4s-31 22-50 62c-16 34-20 69-20 96 0 24 4 62 21 97 20 39 47 60 49 60s4-1 4-3z"><text:p/></draw:path><draw:path draw:style-name="gr180" draw:text-style-name="P67" svg:width="0.102in" svg:height="0.0839in" svg:x="1.5858in" svg:y="0.0091in" svg:viewBox="0 0 260 214" svg:d="M145 85c-9-20-18-42-27-63-1-1-1-2-2-3 0-2 6-8 19-9 4-1 6-1 6-6 0-4-3-4-4-4-14 0-27 1-40 1-8 0-28-1-36-1-2 0-5 0-5 6 0 4 3 4 7 4 19 0 21 3 23 10 13 29 26 58 38 88-22 23-44 47-66 71-2 1-3 2-5 3-15 18-30 21-47 23-3 0-6 0-6 6 1 1 0 3 4 3 10 0 19-1 29-1 12 0 25 1 36 1 2 0 6 0 6-6 0-3-3-2-4-3-3-1-12-2-12-9 0-5 4-11 8-14 10-12 21-24 32-35 10-10 19-20 29-30 11 24 21 49 31 74 2 4 1 3 2 5 0 3-6 7-19 9-2 0-6 0-6 5 0 4 4 4 5 4 9 0 31-1 40-1 8 0 27 1 35 1 2 0 6 0 6-5 0-4-3-4-6-4-21-1-22-2-27-14-13-29-33-78-40-97 21-22 54-60 64-69 9-7 21-14 40-15 4-1 7-1 7-6 0-1 0-4-3-4-10 0-20 1-30 1-12 0-24-1-35-1-3 0-7 0-7 6 0 2 2 3 4 4 3 0 13 1 13 9 0 4-4 9-6 12-17 18-34 36-51 54z"><text:p/></draw:path><draw:path draw:style-name="gr180" draw:text-style-name="P67" svg:width="0.0902in" svg:height="0.0839in" svg:x="1.6996in" svg:y="0.0091in" svg:viewBox="0 0 230 214" svg:d="M178 36c2-2 3-3 5-5 9-9 20-20 41-21 4-1 6-1 6-6 0-3-1-4-4-4-8 0-17 1-26 1-10 0-22-1-32-1-1 0-6 0-6 5 0 4 4 5 5 5 2 0 11 0 11 7 0 5-7 14-8 15-24 28-49 56-74 84-11-32-22-62-34-94-2-4-1-3-2-5 0-7 16-7 18-7 5 0 8 0 8-6 0-4-3-4-5-4-8 0-31 1-40 1-8 0-27-1-35-1-1 0-6 0-6 6 0 4 4 4 7 4 19 0 21 3 24 11 12 34 26 68 38 103 0 1 2 5 2 5 0 1-13 53-14 58-5 16-5 17-30 18-6 0-9 0-9 6 0 3 4 3 5 3 9 0 30-1 39-1 8 0 33 1 41 1 2 0 6 0 6-6 0-3-3-3-9-3-4 0-6 0-12-1-7-1-9-2-9-4s4-14 5-20c3-16 8-30 11-44 1-7 2-7 5-10 26-31 52-60 78-90z"><text:p/></draw:path><draw:path draw:style-name="gr180" draw:text-style-name="P67" svg:width="0.0287in" svg:height="0.1236in" svg:x="1.8024in" svg:y="0.0004in" svg:viewBox="0 0 74 315" svg:d="M74 158c0-25-4-63-22-99-19-38-46-59-48-59-3 0-4 2-4 4l6 7c31 31 49 81 49 147 0 53-12 108-50 148-5 4-5 5-5 6 0 2 1 3 4 3 2 0 31-22 49-62 16-35 21-69 21-95z"><text:p/></draw:path><draw:path draw:style-name="gr180" draw:text-style-name="P67" svg:width="0.0827in" svg:height="0.0287in" svg:x="1.8854in" svg:y="0.0484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1169in" svg:height="0.1236in" svg:x="2.0165in" svg:y="0.0004in" svg:viewBox="0 0 298 315" svg:d="M115 169c-38 46-74 92-112 137-2 3-3 4-3 5 0 4 3 4 9 4 87 0 175 0 262 0 9-27 18-53 27-79-3 0-5 0-7 0-8 24-30 43-57 52-4 1-27 9-73 9-45 0-90 0-135 0 37-44 73-89 110-134 3-3 4-4 4-5 0-2-1-2-3-4-34-48-69-95-103-141 42 0 84 0 125 0 36 0 109 2 132 61 2 0 4 0 7 0-9-25-18-50-27-74-87 0-175 0-262 0-9 0-9 1-9 10 39 53 77 106 115 159z"><text:p/></draw:path><draw:path draw:style-name="gr180" draw:text-style-name="P67" svg:width="0.0465in" svg:height="0.039in" svg:x="2.1453in" svg:y="0.0925in" svg:viewBox="0 0 119 100" svg:d="M44 75c-2 7-9 18-21 18-3 0-7 0-11-2 9-3 10-11 10-13 0-4-4-8-9-8-7 0-13 5-13 14 0 10 13 16 23 16s19-7 25-16c5 12 18 16 27 16 25 0 38-28 38-33 0-4-2-4-3-4-3 0-4 2-5 4-4 15-18 26-29 26-9 0-14-5-14-14 0-5 6-25 11-50 4-17 14-23 22-23 4 1 8 0 12 4-7 2-10 8-10 12 0 5 4 8 9 8 6 0 13-4 13-14 0-12-15-16-24-16-10 0-19 7-24 16-4-9-14-16-27-16-25 0-39 28-39 34 0 3 3 3 4 3 3 0 3-1 5-4 5-17 18-27 29-27 7 0 14 5 14 15 0 4-3 16-5 23-2 10-5 21-8 31z"><text:p/></draw:path><draw:path draw:style-name="gr180" draw:text-style-name="P67" svg:width="0.0106in" svg:height="0.0264in" svg:x="2.2075in" svg:y="0.1205in" svg:viewBox="0 0 28 68" svg:d="M22 22c0 12-2 27-17 41-1 1-1 1-1 3 0 1 1 2 2 2 3 0 22-18 22-44 0-13-5-24-15-24-8 0-13 6-13 13s5 13 13 13c5 0 6-3 9-4z"><text:p/></draw:path><draw:path draw:style-name="gr180" draw:text-style-name="P67" svg:width="0.0441in" svg:height="0.0559in" svg:x="2.2315in" svg:y="0.0925in" svg:viewBox="0 0 113 143" svg:d="M113 14c0-2 0-3 0-4 0-5-3-7-7-7-2 0-7 1-9 5-1 1-2 8-3 13-2 6-3 11-5 18-2 5-9 33-9 36-1 0-10 18-28 18-14 0-14-14-14-18 0-11 4-26 12-43 2-7 3-10 3-13 0-11-9-19-21-19-22 0-32 31-32 34s3 3 4 3c2 0 2-1 3-4 6-18 16-27 25-27 3 0 5 3 5 8s-2 10-3 13c-11 27-13 35-13 45 0 3 0 14 9 21 6 6 16 7 21 7 9 0 17-4 25-10-3 12-6 21-15 32-6 7-14 15-27 15-1 0-11 0-16-8 12-1 12-11 12-12 0-7-7-8-8-8-6 0-14 4-14 14 0 12 11 20 27 20 23 0 50-17 56-45 7-28 14-56 22-84z"><text:p/></draw:path><draw:path draw:style-name="gr180" draw:text-style-name="P67" svg:width="0.0476in" svg:height="0.0563in" svg:x="2.2902in" svg:y="0.0807in" svg:viewBox="0 0 122 144" svg:d="M113 77c4 0 9 0 9-5s-5-5-9-5c-34 0-68 0-102 0 3-32 30-56 65-56 12 0 25 0 37 0 4 0 9 0 9-6 0-5-5-5-9-5-12 0-26 0-38 0-42 0-75 32-75 72s34 72 75 72c12 0 26 0 38 0 4 0 9 0 9-6 0-5-5-5-9-5-12 0-25 0-37 0-35 0-62-23-65-56 34 0 68 0 102 0z"><text:p/></draw:path><draw:path draw:style-name="gr180" draw:text-style-name="P67" svg:width="0.0406in" svg:height="0.0591in" svg:x="2.3535in" svg:y="0.0717in" svg:viewBox="0 0 104 151" svg:d="M77 17c2-7 2-9 19-9 6 0 8 0 8-4 0-3-1-4-3-4-5 0-11 1-15 1-5 0-10 0-15 0s-10 0-15 0c-6 0-11-1-15-1-2 0-6 0-6 4s3 4 8 4c3 0 5 0 8 0 5 1 7 1 7 4 0 1-1 2-1 4-10 39-20 77-30 117-2 7-3 10-19 10-6 0-8 0-8 4 1 1 0 4 3 4 7 0 23-1 30-1 6 0 10 0 16 0 4 0 10 1 15 1 1 0 4 0 4-5 0-3-2-3-7-3-1 0-5 0-10-1-4 0-4-1-4-3 0-1 0-1 1-5 10-40 19-78 29-117z"><text:p/></draw:path><draw:path draw:style-name="gr180" draw:text-style-name="P67" svg:width="0.0795in" svg:height="0.039in" svg:x="2.4031in" svg:y="0.0925in" svg:viewBox="0 0 203 100" svg:d="M86 80c-1 4-3 12-3 13 0 5 3 7 7 7 5 0 8-3 9-5s3-9 4-13c1-5 3-15 5-21 1-4 3-9 4-14 1-10 1-10 6-17 7-11 19-24 36-24 13 0 13 11 13 16 0 13-9 37-13 47-3 6-4 8-4 12 0 12 10 19 21 19 23 0 32-31 32-33 0-4-2-4-3-4-4 0-4 2-5 4-4 17-14 26-23 26-5 0-5-2-5-7s0-8 5-18c3-7 12-30 12-43 0-3 0-12-8-19-5-2-11-6-21-6-20 0-33 13-40 22-2-18-17-22-29-22-18 0-30 12-36 21-2-16-16-21-25-21s-14 7-17 13c-5 8-8 20-8 21 0 3 3 3 4 3 3 0 3-1 5-6 3-14 7-25 16-25 6 0 7 6 7 11s-1 13-3 19c-2 5-4 14-6 20-2 9-4 18-7 28 0 2-1 5-2 9 0 5 4 7 8 7s8-3 9-5 2-9 3-13c2-5 4-15 6-21 1-4 2-9 3-14 3-9 3-11 9-20 7-9 17-21 34-21 13 0 13 12 13 16 0 6-1 9-4 21-3 13-6 24-9 37z"><text:p/></draw:path><draw:path draw:style-name="gr180" draw:text-style-name="P67" svg:width="0.0287in" svg:height="0.1236in" svg:x="2.5059in" svg:y="0.0004in" svg:viewBox="0 0 74 315" svg:d="M74 312c0-1 0-2-6-7-39-40-49-100-49-147 0-55 12-109 50-149 5-5 5-5 5-5 0-3-2-4-4-4s-31 22-50 62c-16 34-20 69-20 96 0 24 4 62 21 97 19 39 47 60 49 60s4-1 4-3z"><text:p/></draw:path><draw:path draw:style-name="gr180" draw:text-style-name="P67" svg:width="0.0618in" svg:height="0.0559in" svg:x="2.5453in" svg:y="0.0386in" svg:viewBox="0 0 158 143" svg:d="M96 44c3-8 10-37 32-37 2 0 9 0 16 5-9 1-15 9-15 17 0 4 3 11 11 11s18-7 18-19c0-17-18-21-29-21-19 0-30 17-34 24-8-20-25-24-34-24-33 0-51 41-51 49 0 3 3 2 4 3 2 0 3-1 4-3 11-34 32-42 42-42 7 0 17 3 17 22 0 9-5 30-17 74-5 20-16 34-29 34-2 0-10 0-17-5 9-2 16-8 16-17 0-8-7-11-12-11-10 0-18 8-18 18 0 15 16 21 30 21 21 0 32-22 33-23 4 11 15 23 34 23 33 0 51-41 51-49 0-2-3-2-4-2-3 0-4 1-4 3-10 34-32 42-42 42-12 0-17-11-17-22 0-6 2-13 5-28 4-14 7-29 10-43z"><text:p/></draw:path><draw:path draw:style-name="gr180" draw:text-style-name="P67" svg:width="0.0571in" svg:height="0.0795in" svg:x="2.6165in" svg:y="0.0386in" svg:viewBox="0 0 146 203" svg:d="M145 20c1-5 1-6 1-7 0-7-5-9-9-9s-8 1-11 7c-1 1-4 11-4 16-3 9-5 17-7 26-4 19-10 38-14 57-2 4-15 27-36 27-16 0-20-15-20-26 0-15 5-35 16-62 6-13 7-17 7-23 0-14-10-26-26-26-30 0-42 46-42 49s3 2 4 3c3 0 3-1 5-5 8-30 22-40 32-40 2 0 8 0 8 10 0 8-3 16-6 23-12 33-18 51-18 66 0 28 20 37 39 37 12 0 22-5 31-14-3 17-8 32-20 49-8 10-20 20-34 20-5 0-19-1-25-14 6 0 9 0 14-3 3-3 6-8 6-14 0-10-8-11-12-11-7 0-17 6-17 21s14 26 34 26c32 0 64-28 73-63 10-40 21-80 31-120z"><text:p/></draw:path><draw:path draw:style-name="gr180" draw:text-style-name="P67" svg:width="0.0283in" svg:height="0.1236in" svg:x="2.6858in" svg:y="0.0004in" svg:viewBox="0 0 73 315" svg:d="M73 158c0-25-3-63-21-99-19-38-46-59-49-59-2 0-3 2-3 4l6 7c31 31 49 81 49 147 0 53-12 108-51 148-4 4-4 5-4 6 0 2 1 3 3 3 3 0 32-22 50-62 16-35 20-69 20-95z"><text:p/></draw:path><draw:path draw:style-name="gr180" draw:text-style-name="P67" svg:width="0.0886in" svg:height="0.0839in" svg:x="2.7323in" svg:y="0.0091in" svg:viewBox="0 0 226 214" svg:d="M83 116c18 0 36 0 54 0 45 0 89-33 89-68 0-25-22-48-63-48-34 0-68 0-103 0-5 0-9 0-9 5s3 5 9 5c5 0 10 0 14 0 5 1 7 2 7 5 0 1 0 2-1 7-14 55-29 112-43 169-3 11-4 14-29 14-5 0-8 0-8 5 0 4 4 4 5 4 9 0 31-1 39-1 7 0 15 1 21 1 7 0 13 0 21 0 1 0 6 0 6-6 0-3-3-3-9-3-12 0-21 0-21-5 0-2 1-4 1-6 6-26 14-52 20-78zM105 22c3-11 4-12 17-12 10 0 21 0 31 0 26 0 43 8 43 30 0 12-6 39-19 51-15 14-35 16-48 16-16 0-30 0-45 0 7-29 14-57 21-85z"><text:p/></draw:path><draw:path draw:style-name="gr180" draw:text-style-name="P67" svg:width="0.0283in" svg:height="0.1236in" svg:x="2.8366in" svg:y="0.0004in" svg:viewBox="0 0 73 315" svg:d="M73 312c0-1 0-2-5-7-40-40-50-100-50-147 0-55 13-109 51-149 4-5 4-5 4-5 0-3-1-4-3-4-3 0-31 22-50 62-16 34-20 69-20 96 0 24 4 62 21 97 19 39 46 60 49 60 2 0 3-1 3-3z"><text:p/></draw:path><draw:path draw:style-name="gr180" draw:text-style-name="P67" svg:width="0.1024in" svg:height="0.0839in" svg:x="2.876in" svg:y="0.0091in" svg:viewBox="0 0 261 214" svg:d="M145 85c-9-20-17-42-26-63-1-1-1-2-2-3 0-2 5-8 19-9 3-1 6-1 6-6 0-4-4-4-5-4-13 0-26 1-40 1-8 0-28-1-35-1-2 0-6 0-6 6 0 4 3 4 7 4 20 0 22 3 24 10 13 29 25 58 37 88-22 23-44 47-66 71-1 1-3 2-4 3-16 18-31 21-47 23-4 0-7 0-7 6 2 1 0 3 5 3 9 0 19-1 29-1 12 0 24 1 35 1 2 0 6 0 6-6 0-3-3-3-4-3-3-1-12-2-12-9 0-5 4-11 9-14 10-12 20-24 31-35 10-10 19-20 29-30 11 24 21 49 32 74 1 4 1 3 1 5 0 3-5 7-18 9-3 0-6 0-6 5 0 4 3 4 4 4 9 0 32-1 41-1 7 0 27 1 35 1 2 0 5 0 5-5 0-4-2-4-5-4-22-1-22-2-27-14-13-29-34-78-41-97 21-22 54-60 64-69 10-7 22-14 41-15 4-1 7-1 7-6 0-1 0-4-4-4-9 0-20 1-30 1-12 0-24-1-35-1-2 0-7 0-7 6 0 2 2 3 5 4 3 0 13 1 13 9 0 4-4 9-7 12-17 18-34 36-51 54z"><text:p/></draw:path><draw:path draw:style-name="gr180" draw:text-style-name="P67" svg:width="0.0823in" svg:height="0.0287in" svg:x="3.0268in" svg:y="0.0484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618in" svg:height="0.0559in" svg:x="3.1547in" svg:y="0.0386in" svg:viewBox="0 0 158 143" svg:d="M96 44c2-8 10-37 32-37 2 0 9 0 16 5-9 1-15 9-15 17 0 4 3 11 11 11s18-7 18-19c0-17-19-21-30-21-18 0-29 17-33 24-8-20-25-24-34-24-33 0-51 41-51 49 0 3 3 2 4 3 2 0 3-1 4-3 11-34 32-42 42-42 7 0 17 3 17 22 0 9-5 30-17 74-5 20-16 34-29 34-3 0-10 0-17-5 9-2 15-8 15-17 0-8-6-11-12-11-9 0-17 8-17 18 0 15 16 21 30 21 20 0 32-22 33-23 4 11 15 23 34 23 33 0 51-41 51-49 0-2-3-2-4-2-3 0-4 1-4 3-10 34-32 42-42 42-12 0-18-11-18-22 0-6 3-13 6-28 3-14 7-29 10-43z"><text:p/></draw:path><draw:path draw:style-name="gr180" draw:text-style-name="P67" svg:width="0.0846in" svg:height="0.0909in" svg:x="3.228in" svg:y="0.0051in" svg:viewBox="0 0 216 232" svg:d="M206 188c-1 24-21 34-35 34-17 0-33-16-43-27 14-17 27-38 41-63 13-21 19-32 47-32 0-4 0-7 0-10-12 1-29 1-31 1-3 0-29 0-38-1 0 3 0 6 0 10 15 0 22 6 22 13 0 4-1 6-2 7-17 31-31 52-45 69-4-5-38-48-52-85 17-19 38-42 38-64 0-14-4-40-27-40-20 0-43 17-43 51 0 13 2 36 13 64-10 10-19 20-28 31-15 14-23 23-23 39 0 27 25 47 57 47 27 0 46-14 57-24 22 19 41 24 56 24 24 0 43-18 44-44-2 0-5 0-8 0zM68 97c-9-25-10-44-10-53 0-27 12-37 24-37 19 0 19 33 19 33 0 21-26 49-33 57zM54 122c6 15 12 24 25 44 6 9 17 25 29 36-20 18-40 20-49 20-26 0-33-30-33-47 0-25 11-37 28-53z"><text:p/></draw:path><draw:path draw:style-name="gr180" draw:text-style-name="P67" svg:width="0.0902in" svg:height="0.0839in" svg:x="3.3236in" svg:y="0.0091in" svg:viewBox="0 0 230 214" svg:d="M178 36c2-2 3-3 5-5 9-9 20-20 41-21 4-1 6-1 6-6 0-3-1-4-4-4-8 0-17 1-25 1-11 0-22-1-33-1-1 0-5 0-5 5 0 4 3 5 4 5 2 0 12 0 12 7 0 5-7 14-9 15-24 28-48 56-73 84-11-32-23-62-35-94-2-4-1-3-2-5 0-7 16-7 19-7 5 0 7 0 7-6 0-4-3-4-4-4-9 0-32 1-41 1-7 0-27-1-35-1-1 0-6 0-6 6 0 4 4 4 8 4 19 0 20 3 23 11 12 34 26 68 38 103 1 1 2 5 2 5 0 1-12 53-14 58-5 16-5 17-30 18-6 0-9 0-9 6 0 3 3 2 5 3 9 0 31-1 40-1s32 1 41 1c1 0 5 0 5-6 0-3-3-3-8-3-1 0-7 0-13-1s-8-2-8-4 3-14 5-20c3-16 7-30 10-44 2-7 2-7 5-10 26-31 52-60 78-90z"><text:p/></draw:path><draw:path draw:style-name="gr180" draw:text-style-name="P67" svg:width="0.0823in" svg:height="0.0287in" svg:x="3.461in" svg:y="0.0484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571in" svg:height="0.0795in" svg:x="3.589in" svg:y="0.0386in" svg:viewBox="0 0 146 203" svg:d="M145 20c1-5 1-6 1-7 0-7-5-9-9-9s-8 1-11 7c-1 1-4 11-4 16-3 9-5 17-7 26-4 19-10 38-14 57-2 4-15 27-36 27-16 0-20-15-20-26 0-15 5-35 16-62 6-13 7-17 7-23 0-14-10-26-27-26-29 0-41 46-41 49s3 2 4 3c3 0 3-1 5-5 8-30 21-40 32-40 2 0 8 0 8 10 0 8-3 16-6 23-12 33-18 51-18 66 0 28 20 37 39 37 12 0 22-5 31-14-3 17-8 32-20 49-8 10-20 20-34 20-5 0-19-1-25-14 6 0 9 0 14-3 3-3 6-8 6-14 0-10-8-11-12-11-7 0-18 6-18 21s15 26 35 26c32 0 64-28 73-63 10-40 21-80 31-120z"><text:p/></draw:path><draw:path draw:style-name="gr180" draw:text-style-name="P67" svg:width="0.0283in" svg:height="0.1236in" svg:x="3.6579in" svg:y="0.0004in" svg:viewBox="0 0 73 315" svg:d="M73 158c0-25-4-63-21-99-19-38-46-59-49-59-2 0-3 2-3 4l5 7c32 31 50 81 50 147 0 53-12 108-51 148-4 4-4 5-4 6 0 2 1 3 3 3 3 0 31-22 50-62 16-35 20-69 20-95z"><text:p/></draw:path><draw:path draw:style-name="gr180" draw:text-style-name="P67" svg:width="0.0823in" svg:height="0.0287in" svg:x="3.7409in" svg:y="0.0484in" svg:viewBox="0 0 210 74" svg:d="M200 13c4 0 10 0 10-7 0-6-6-6-10-6-63 0-127 0-190 0-5 0-10 0-10 6 0 7 5 7 11 7 63 0 126 0 189 0zM200 74c4 0 10 0 10-7 0-6-6-6-10-6-63 0-126 0-189 0-6 0-11 0-11 6 0 7 5 7 10 7 63 0 127 0 190 0z"><text:p/></draw:path><draw:path draw:style-name="gr180" draw:text-style-name="P67" svg:width="0.1169in" svg:height="0.1236in" svg:x="3.8724in" svg:y="0.0004in" svg:viewBox="0 0 298 315" svg:d="M115 169c-38 46-74 92-112 137-3 3-3 4-3 5 0 4 3 4 9 4 87 0 175 0 262 0 9-27 18-53 27-79-3 0-5 0-8 0-7 24-29 43-56 52-5 1-27 9-73 9-45 0-90 0-135 0 37-44 73-89 110-134 3-3 3-4 3-5 0-2 0-2-2-4-34-48-69-95-103-141 42 0 84 0 125 0 36 0 109 2 131 61 3 0 5 0 8 0-9-25-18-50-27-74-87 0-175 0-262 0-9 0-9 1-9 10 39 53 77 106 115 159z"><text:p/></draw:path><draw:path draw:style-name="gr180" draw:text-style-name="P67" svg:width="0.0618in" svg:height="0.0559in" svg:x="4.0213in" svg:y="0.0386in" svg:viewBox="0 0 158 143" svg:d="M96 44c2-8 9-37 32-37 1 0 9 0 15 5-9 1-15 9-15 17 0 4 3 11 12 11 8 0 18-7 18-19 0-17-19-21-30-21-18 0-30 17-33 24-9-20-26-24-35-24-32 0-50 41-50 49 0 3 3 3 4 3 2 0 3-1 3-3 11-34 33-42 43-42 6 0 17 3 17 22 0 9-5 30-17 74-5 20-16 34-30 34-2 0-9 0-16-5 8-2 15-8 15-17 0-8-7-11-12-11-9 0-17 8-17 18 0 15 15 21 30 21 20 0 32-22 33-23 4 11 15 23 34 23 33 0 51-41 51-49 0-2-3-2-4-2-4 0-4 1-4 3-11 34-32 42-43 42s-17-11-17-22c0-6 2-13 6-28 3-14 7-29 10-43z"><text:p/></draw:path><draw:path draw:style-name="gr180" draw:text-style-name="P67" svg:width="0.0571in" svg:height="0.0795in" svg:x="4.0925in" svg:y="0.0386in" svg:viewBox="0 0 146 203" svg:d="M144 20c2-5 2-6 2-7 0-7-5-9-10-9-3 0-8 1-11 7-1 1-3 11-4 16-2 9-5 17-7 26-4 19-10 38-14 57-1 4-14 27-35 27-16 0-20-15-20-26 0-15 5-35 16-62 5-13 7-17 7-23 0-14-10-26-27-26-29 0-41 46-41 49s3 3 4 3c2 0 3-1 4-5 9-30 22-40 33-40 2 0 8 0 8 10 0 8-4 16-6 23-12 33-19 51-19 66 0 28 21 37 39 37 13 0 23-5 32-14-4 17-8 32-20 49-8 10-21 20-35 20-5 0-18-1-24-14 5 0 9 0 14-3 2-3 6-8 6-14 0-10-9-11-12-11-7 0-18 6-18 21s14 26 34 26c32 0 65-28 73-63 10-40 21-80 31-120z"><text:p/></draw:path><draw:path draw:style-name="gr180" draw:text-style-name="P67" svg:width="0.0886in" svg:height="0.0839in" svg:x="4.1591in" svg:y="0.0091in" svg:viewBox="0 0 226 214" svg:d="M84 116c18 0 36 0 54 0 44 0 88-33 88-68 0-25-21-48-62-48-34 0-69 0-103 0-5 0-9 0-9 5s3 5 9 5c4 0 10 0 14 0 5 1 7 2 7 5 0 1-1 2-2 7-14 55-28 112-42 169-3 11-4 14-29 14-5 0-9 0-9 5 0 4 5 4 5 4 9 0 31-1 40-1 7 0 14 1 21 1s13 0 20 0c2 0 7 0 7-6 0-3-4-3-9-3-12 0-21 0-21-5 0-2 1-4 1-6 6-26 13-52 20-78zM106 22c3-11 4-12 17-12 10 0 21 0 31 0 26 0 43 8 43 30 0 12-6 39-19 51-16 14-35 16-48 16-16 0-30 0-45 0 7-29 14-57 21-85z"><text:p/></draw:path><draw:path draw:style-name="gr180" draw:text-style-name="P67" svg:width="0.0283in" svg:height="0.1236in" svg:x="4.2638in" svg:y="0.0004in" svg:viewBox="0 0 73 315" svg:d="M73 312c0-1 0-2-5-7-40-40-50-100-50-147 0-55 12-109 51-149 4-5 4-5 4-5 0-3-1-4-3-4-3 0-32 22-50 62-16 34-20 69-20 96 0 24 3 62 21 97 19 39 46 60 49 60 2 0 3-1 3-3z"><text:p/></draw:path><draw:path draw:style-name="gr180" draw:text-style-name="P67" svg:width="0.1024in" svg:height="0.0839in" svg:x="4.3031in" svg:y="0.0091in" svg:viewBox="0 0 261 214" svg:d="M145 85c-9-20-18-42-27-63-1-1-1-2-1-3 0-2 5-8 18-9 4-1 6-1 6-6 0-4-3-4-4-4-13 0-26 1-40 1-8 0-28-1-36-1-2 0-5 0-5 6 0 4 3 4 7 4 19 0 21 3 24 10 13 29 25 58 37 88-22 23-44 47-66 71-2 1-3 2-5 3-15 18-30 21-46 23-4 0-7 0-7 6 1 1 0 3 4 3 10 0 20-1 30-1 12 0 24 1 35 1 2 0 6 0 6-6 0-3-3-3-4-3-3-1-12-2-12-9 0-5 4-11 8-14 10-12 21-24 32-35 10-10 19-20 29-30 11 24 21 49 31 74 2 4 1 3 2 5 0 3-6 7-18 9-3 0-6 0-6 5 0 4 3 4 4 4 9 0 31-1 40-1 8 0 28 1 35 1 3 0 6 0 6-5 0-4-3-4-5-4-22-1-23-2-28-14-12-29-33-78-40-97 21-22 54-60 64-69 9-7 22-14 41-15 3-1 7-1 7-6 0-1 0-4-4-4-10 0-20 1-30 1-12 0-24-1-35-1-2 0-7 0-7 6 0 2 2 3 4 4 4 0 13 1 13 9 0 4-3 9-6 12-17 18-34 36-51 54z"><text:p/></draw:path><draw:path draw:style-name="gr180" draw:text-style-name="P67" svg:width="0.0827in" svg:height="0.0287in" svg:x="4.4543in" svg:y="0.0484in" svg:viewBox="0 0 211 74" svg:d="M200 13c5 0 11 0 11-7 0-6-6-6-10-6-63 0-127 0-190 0-5 0-11 0-11 6 0 7 6 7 11 7 63 0 126 0 189 0zM201 74c4 0 10 0 10-7 0-6-6-6-11-6-63 0-126 0-189 0-5 0-11 0-11 6 0 7 6 7 11 7 63 0 127 0 190 0z"><text:p/></draw:path><draw:path draw:style-name="gr180" draw:text-style-name="P67" svg:width="0.0618in" svg:height="0.0559in" svg:x="4.5827in" svg:y="0.0386in" svg:viewBox="0 0 158 143" svg:d="M96 44c2-8 9-37 32-37 2 0 9 0 15 5-8 1-14 9-14 17 0 4 2 11 11 11 8 0 18-7 18-19 0-17-19-21-30-21-18 0-29 17-33 24-8-20-25-24-35-24-32 0-50 41-50 49 0 3 3 3 4 3 2 0 3-1 4-3 11-34 32-42 42-42 6 0 17 3 17 22 0 9-5 30-17 74-5 20-16 34-30 34-2 0-9 0-16-5 9-2 15-8 15-17 0-8-6-11-12-11-9 0-17 8-17 18 0 15 16 21 30 21 20 0 32-22 33-23 4 11 15 23 34 23 33 0 51-41 51-49 0-2-3-2-4-2-3 0-4 1-4 3-10 34-32 42-42 42-12 0-18-11-18-22 0-6 2-13 6-28 3-14 7-29 10-43z"><text:p/></draw:path><draw:path draw:style-name="gr180" draw:text-style-name="P67" svg:width="0.0283in" svg:height="0.1236in" svg:x="4.6575in" svg:y="0.0004in" svg:viewBox="0 0 73 315" svg:d="M73 158c0-25-4-63-21-99-19-38-46-59-49-59-2 0-3 2-3 4l5 7c32 31 50 81 50 147 0 53-12 108-51 148-4 4-4 5-4 6 0 2 1 3 3 3 3 0 31-22 50-62 16-35 20-69 20-95z"><text:p/></draw:path><draw:path draw:style-name="gr180" draw:text-style-name="P67" svg:width="0.0886in" svg:height="0.0839in" svg:x="4.7035in" svg:y="0.0091in" svg:viewBox="0 0 226 214" svg:d="M84 116c18 0 36 0 54 0 44 0 88-33 88-68 0-25-21-48-62-48-34 0-69 0-103 0-6 0-9 0-9 5s3 5 9 5c4 0 10 0 14 0 5 1 7 2 7 5 0 1-1 2-2 7-14 55-28 112-42 169-3 11-4 14-29 14-5 0-9 0-9 5 0 4 5 4 5 4 9 0 31-1 40-1 7 0 14 1 21 1 6 0 13 0 20 0 2 0 7 0 7-6 0-3-4-3-9-3-12 0-21 0-21-5 0-2 1-4 1-6 6-26 13-52 20-78zM106 22c3-11 4-12 17-12 10 0 21 0 31 0 26 0 43 8 43 30 0 12-6 39-19 51-16 14-35 16-48 16-16 0-30 0-45 0 7-29 14-57 21-85z"><text:p/></draw:path><draw:path draw:style-name="gr180" draw:text-style-name="P67" svg:width="0.0283in" svg:height="0.1236in" svg:x="4.8083in" svg:y="0.0004in" svg:viewBox="0 0 73 315" svg:d="M73 312c0-1 0-2-5-7-40-40-50-100-50-147 0-55 12-109 50-149 5-5 5-5 5-5 0-3-1-4-3-4-3 0-32 22-50 62-16 34-20 69-20 96 0 24 3 62 21 97 19 39 46 60 49 60 2 0 3-1 3-3z"><text:p/></draw:path><draw:path draw:style-name="gr180" draw:text-style-name="P67" svg:width="0.0902in" svg:height="0.0839in" svg:x="4.8488in" svg:y="0.0091in" svg:viewBox="0 0 230 214" svg:d="M177 36c2-2 3-3 5-5 10-9 20-20 41-21 4-1 7-1 7-6 0-3-2-4-4-4-9 0-18 1-26 1-11 0-22-1-32-1-1 0-6 0-6 5 0 4 3 5 5 5s11 0 11 7c0 5-7 14-9 15-24 28-48 56-73 84-11-32-23-62-35-94-2-4-1-3-2-5 0-7 16-7 19-7 5 0 8 0 8-6 0-4-4-4-5-4-9 0-31 1-40 1-8 0-27-1-36-1-1 0-5 0-5 6 0 4 3 4 7 4 19 0 20 3 23 11 13 34 26 68 39 103 0 1 1 5 1 5 0 1-12 53-14 58-4 16-5 17-30 18-5 0-8 0-8 6 0 3 4 3 5 3 8 0 30-1 39-1s32 1 41 1c1 0 6 0 6-6 0-3-4-3-9-3-1 0-7 0-13-1s-8-2-8-4 3-14 5-20c3-16 7-30 11-44 1-7 1-7 4-10 26-31 52-60 78-90z"><text:p/></draw:path><draw:path draw:style-name="gr180" draw:text-style-name="P67" svg:width="0.0827in" svg:height="0.0287in" svg:x="4.9858in" svg:y="0.0484in" svg:viewBox="0 0 211 74" svg:d="M200 13c4 0 11 0 11-7 0-6-7-6-11-6-63 0-127 0-190 0-5 0-10 0-10 6 0 7 5 7 11 7 63 0 126 0 189 0zM200 74c4 0 11 0 11-7 0-6-7-6-11-6-63 0-126 0-189 0-6 0-11 0-11 6 0 7 5 7 10 7 63 0 127 0 190 0z"><text:p/></draw:path><draw:path draw:style-name="gr180" draw:text-style-name="P67" svg:width="0.0571in" svg:height="0.0795in" svg:x="5.1138in" svg:y="0.0386in" svg:viewBox="0 0 146 203" svg:d="M145 20c1-5 1-6 1-7 0-7-5-9-9-9-3 0-8 1-11 7-1 1-4 11-4 16-3 9-5 17-7 26-4 19-10 38-14 57-1 4-15 27-36 27-16 0-19-15-19-26 0-15 5-35 15-62 6-13 7-17 7-23 0-14-10-26-26-26-30 0-42 46-42 49s4 3 5 3c2 0 2-1 4-5 9-30 22-40 32-40 2 0 8 0 8 10 0 8-3 16-6 23-12 33-18 51-18 66 0 28 20 37 39 37 13 0 23-5 31-14-3 17-7 32-19 49-9 10-21 20-35 20-5 0-19-1-25-14 6 0 9 0 14-3 3-3 6-8 6-14 0-10-8-11-12-11-7 0-17 6-17 21s14 26 34 26c32 0 64-28 73-63 10-40 21-80 31-120z"><text:p/></draw:path><draw:path draw:style-name="gr180" draw:text-style-name="P67" svg:width="0.0287in" svg:height="0.1236in" svg:x="5.1827in" svg:y="0.0004in" svg:viewBox="0 0 74 315" svg:d="M74 158c0-25-4-63-22-99-19-38-46-59-48-59-3 0-4 2-4 4l6 7c31 31 49 81 49 147 0 53-12 108-50 148-5 4-5 5-5 6 0 2 1 3 4 3 2 0 31-22 49-62 16-35 21-69 21-95z"><text:p/></draw:path><draw:path draw:style-name="gr180" draw:text-style-name="P67" svg:width="0.0827in" svg:height="0.0287in" svg:x="5.2657in" svg:y="0.0484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776in" svg:height="0.0843in" svg:x="5.3917in" svg:y="0.0087in" svg:viewBox="0 0 198 215" svg:d="M77 110c9 0 24 0 35 7 15 10 17 27 17 29 0 4 0 8 5 8 6 0 6-5 6-10 0-29 0-58 0-86 0-5 0-9-6-9-5 0-5 4-5 7-3 40-34 43-52 43 0-23 0-44 0-67 0-21 7-21 14-21 5 0 10 0 15 0 43 0 64 22 66 44 1 3 1 7 6 7 6 0 6-5 6-11 0-13 0-27 0-40 0-10-1-11-11-11-54 0-108 0-162 0-6 0-11 0-11 5 0 6 6 6 9 6 18 0 19 2 19 18 0 52 0 105 0 158 0 14-1 17-18 17-5 0-10 0-10 5 0 6 5 6 11 6 56 0 111 0 167 0 7 0 10 0 11-5 3-17 9-51 9-53 0-3-3-6-5-6-5 0-4 3-6 4-2 9-5 22-29 36-16 9-32 13-49 13-6 0-12 0-18 0-7 0-14 0-14-20 0-25 0-50 0-74zM172 11c0 5 0 10 0 15-5-6-11-11-18-15 6 0 12 0 18 0zM111 103c4-1 11-7 18-13 0 9 0 18 0 27-8-9-12-9-18-14zM39 29c0-5 0-12-2-18 11 0 22 0 33 0-3 7-3 18-3 20 0 51 0 102 0 153 0 12 1 17 3 20-11 0-22 0-33 0 2-4 2-13 2-16 0-53 0-106 0-159zM157 204c10-4 19-11 25-17 0 2-3 14-3 17-7 0-15 0-22 0z"><text:p/></draw:path><draw:path draw:style-name="gr180" draw:text-style-name="P67" svg:width="0.0287in" svg:height="0.1236in" svg:x="5.4854in" svg:y="0.0004in" svg:viewBox="0 0 74 315" svg:d="M74 312c0-1 0-2-6-7-39-40-49-100-49-147 0-55 12-109 50-149 5-5 5-5 5-5 0-3-2-4-4-4s-31 22-50 62c-15 34-20 69-20 96 0 24 4 62 22 97 19 39 46 60 48 60s4-1 4-3z"><text:p/></draw:path><draw:path draw:style-name="gr180" draw:text-style-name="P67" svg:width="0.102in" svg:height="0.0839in" svg:x="5.5252in" svg:y="0.0091in" svg:viewBox="0 0 260 214" svg:d="M145 85c-9-20-18-42-27-63-1-1-1-2-2-3 0-2 6-8 19-9 4-1 6-1 6-6 0-4-3-4-4-4-14 0-27 1-40 1-8 0-28-1-36-1-2 0-5 0-5 6 0 4 3 4 7 4 19 0 21 3 23 10 13 29 26 58 38 88-22 23-44 47-66 71-2 1-3 2-5 3-15 18-30 21-47 23-3 0-6 0-6 6 1 1 0 3 4 3 10 0 19-1 29-1 12 0 25 1 36 1 2 0 6 0 6-6 0-3-3-2-4-3-3-1-12-2-12-9 0-5 4-11 8-14 10-12 21-24 32-35 10-10 19-20 29-30 11 24 21 49 31 74 2 4 1 3 2 5 0 3-6 7-18 9-3 0-6 0-6 5 0 4 3 4 4 4 9 0 31-1 40-1 8 0 27 1 35 1 3 0 6 0 6-5 0-4-3-4-6-4-21-1-22-2-27-14-12-29-33-78-40-97 21-22 54-60 64-69 9-7 21-14 41-15 3-1 6-1 6-6 0-1 0-4-3-4-10 0-20 1-30 1-12 0-24-1-35-1-2 0-7 0-7 6 0 2 2 3 4 4 3 0 13 1 13 9 0 4-4 9-6 12-17 18-34 36-51 54z"><text:p/></draw:path><draw:path draw:style-name="gr180" draw:text-style-name="P67" svg:width="0.0287in" svg:height="0.1236in" svg:x="5.6417in" svg:y="0.0004in" svg:viewBox="0 0 74 315" svg:d="M74 158c0-25-4-63-22-99-19-38-46-59-48-59-3 0-4 2-4 4l6 7c31 31 49 81 49 147 0 53-12 108-50 148-5 4-5 5-5 6 0 2 1 3 4 3 2 0 31-22 49-62 16-35 21-69 21-95z"><text:p/></draw:path><draw:path draw:style-name="gr180" draw:text-style-name="P67" svg:width="0.0772in" svg:height="0.0843in" svg:x="5.685in" svg:y="0.0087in" svg:viewBox="0 0 197 215" svg:d="M77 110c8 0 23 0 35 7 14 10 16 27 16 29 0 4 0 8 5 8 6 0 6-5 6-10 0-29 0-58 0-86 0-5 0-9-6-9-5 0-5 4-5 7-2 40-34 43-51 43 0-23 0-44 0-67 0-21 6-21 14-21 5 0 10 0 15 0 43 0 64 22 66 44 0 3 0 7 5 7 6 0 6-5 6-11 0-13 0-27 0-40 0-10-1-11-11-11-54 0-108 0-162 0-5 0-10 0-10 5 0 6 5 6 8 6 18 0 19 2 19 18 0 52 0 105 0 158 0 14-1 17-17 17-5 0-10 0-10 5 0 6 5 6 10 6 56 0 112 0 168 0 6 0 9 0 10-5 3-17 9-51 9-53 0-3-3-6-5-6-5 0-4 3-6 4-1 9-5 22-28 36-17 9-33 13-50 13-5 0-12 0-17 0-8 0-14 0-14-20 0-25 0-50 0-74zM172 11c0 5 0 10 0 15-5-6-12-11-18-15 6 0 12 0 18 0zM110 103c5-1 12-7 18-13 0 9 0 18 0 27-8-9-17-14-18-14zM39 29c0-5 0-12-3-18 11 0 23 0 33 0-3 7-3 18-3 20 0 51 0 102 0 153 0 12 2 17 3 20-10 0-22 0-33 0 3-4 3-13 3-16 0-53 0-106 0-159zM157 204c10-4 18-11 24-17 0 2-3 14-3 17-7 0-14 0-21 0z"><text:p/></draw:path><draw:path draw:style-name="gr180" draw:text-style-name="P67" svg:width="0.0283in" svg:height="0.1236in" svg:x="5.7783in" svg:y="0.0004in" svg:viewBox="0 0 73 315" svg:d="M73 312c0-1 0-2-5-7-40-40-50-100-50-147 0-55 12-109 51-149 4-5 4-5 4-5 0-3-1-4-3-4-3 0-31 22-50 62-16 34-20 69-20 96 0 24 4 62 21 97 19 39 46 60 49 60 2 0 3-1 3-3z"><text:p/></draw:path><draw:path draw:style-name="gr180" draw:text-style-name="P67" svg:width="0.0902in" svg:height="0.0839in" svg:x="5.8189in" svg:y="0.0091in" svg:viewBox="0 0 230 214" svg:d="M177 36c2-2 3-3 5-5 10-9 20-20 41-21 4-1 7-1 7-6 0-3-1-4-4-4-8 0-18 1-26 1-11 0-22-1-32-1-1 0-6 0-6 5 0 4 4 5 5 5 2 0 11 0 11 7 0 5-7 14-8 15-24 28-49 56-74 84-11-32-23-62-35-94-2-4-1-3-2-5 0-7 17-7 19-7 5 0 8 0 8-6 0-4-4-4-5-4-9 0-31 1-40 1-8 0-27-1-35-1-2 0-6 0-6 6 0 4 3 4 7 4 19 0 20 3 24 11 12 34 26 68 38 103 0 1 1 5 1 5 0 1-12 53-14 58-4 16-4 17-30 18-5 0-8 0-8 6 0 3 4 3 5 3 9 0 30-1 39-1s32 1 41 1c2 0 6 0 6-6 0-3-3-3-9-3-1 0-6 0-12-1-7-1-9-2-9-4s3-14 5-20c3-16 7-30 11-44 1-7 1-7 4-10 26-31 52-60 78-90z"><text:p/></draw:path><draw:path draw:style-name="gr180" draw:text-style-name="P67" svg:width="0.0283in" svg:height="0.1236in" svg:x="5.9217in" svg:y="0.0004in" svg:viewBox="0 0 73 315" svg:d="M73 158c0-25-4-63-21-99-19-38-46-59-49-59-2 0-3 2-3 4l5 7c32 31 50 81 50 147 0 53-12 108-51 148-4 4-4 5-4 6 0 2 1 3 3 3 3 0 31-22 50-62 16-35 20-69 20-95z"><text:p/></draw:path><draw:path draw:style-name="gr180" draw:text-style-name="P67" svg:width="0.0827in" svg:height="0.0846in" svg:x="5.9697in" svg:y="0.0083in" svg:viewBox="0 0 211 216" svg:d="M211 12c0-10-1-12-12-12-63 0-125 0-188 0-10 0-11 1-11 12 0 64 0 129 0 193 0 10 1 11 12 11 62 0 125 0 187 0 11 0 12-1 12-11 0-64 0-129 0-193zM13 13c62 0 123 0 185 0 0 63 0 127 0 190-62 0-123 0-185 0 0-63 0-127 0-190z"><text:p/></draw:path></draw:g></draw:g></text:p>
      <text:p text:style-name="P26"><text:span text:style-name="T1"><draw:g text:anchor-type="as-char" svg:y="-0.0929in" draw:z-index="22" draw:name="Shape34" draw:style-name="gr178"><svg:title>TexMaths</svg:title><svg:desc>9§inline§var(X+Y) = var(X) + var(Y) + 2cov(X,Y)
§svg§600§FALSE§</svg:desc><draw:g draw:style-name="gr2"><draw:path draw:style-name="gr179" draw:text-style-name="P66" svg:width="2.4835in" svg:height="0.1106in" svg:x="0.0035in" svg:y="0.0067in" svg:viewBox="0 0 6309 282" svg:d="M3155 282c-1052 0-2103 0-3155 0 0-94 0-188 0-282 2103 0 4205 0 6309 0 0 94 0 188 0 282-1051 0-2103 0-3154 0z"><text:p/></draw:path><draw:path draw:style-name="gr180" draw:text-style-name="P67" svg:width="0.0543in" svg:height="0.0559in" svg:x="0.0004in" svg:y="0.0382in" svg:viewBox="0 0 139 143" svg:d="M139 22c0-17-8-22-14-22-8 0-15 8-15 15 0 5 2 7 5 10 6 6 11 15 11 25 0 14-20 86-57 86-16 0-23-11-23-27 0-18 9-41 18-68 3-4 4-9 4-15 0-14-10-26-26-26-29 0-42 46-42 49s4 3 4 3c3 0 4-1 5-6 9-32 23-39 32-39 3 0 8 0 8 10 0 8-3 16-5 23-14 36-18 50-18 64 0 34 27 39 42 39 53 0 71-104 71-121z"><text:p/></draw:path><draw:path draw:style-name="gr180" draw:text-style-name="P67" svg:width="0.0567in" svg:height="0.0559in" svg:x="0.0669in" svg:y="0.0382in" svg:viewBox="0 0 145 143" svg:d="M105 21c-5-12-14-21-29-21-36 0-76 47-76 93 0 29 18 50 42 50 7 0 23-1 42-23 1 12 13 23 28 23 11 0 18-7 24-17 5-12 9-31 9-32 0-2-3-2-4-2-3 0-3 1-4 5-6 21-11 39-25 39-8 0-9-8-9-15s0-9 4-23c4-13 5-16 7-28 4-14 8-30 12-44 2-9 2-10 2-11 0-5-4-9-9-9-7 0-13 7-14 15zM85 102c-1 6-1 6-7 11-13 18-26 23-35 23-16 0-21-17-21-30 0-15 10-54 18-68 9-19 24-31 36-31 21 0 26 26 26 28s-1 4-1 5c-6 20-11 41-16 62z"><text:p/></draw:path><draw:path draw:style-name="gr180" draw:text-style-name="P67" svg:width="0.0504in" svg:height="0.0559in" svg:x="0.1311in" svg:y="0.0382in" svg:viewBox="0 0 129 143" svg:d="M19 120c-1 6-3 13-3 15 0 5 5 8 9 8s9-3 12-9c1-1 12-44 12-49 3-11 9-33 10-42 2-3 10-19 18-26 3-2 12-10 26-10 8 0 12 4 13 4-10 2-17 9-17 17 0 5 4 12 13 12 8 0 17-8 17-19s-10-21-26-21c-21 0-35 15-41 24-3-14-13-24-29-24-14 0-20 13-23 18-6 11-10 30-10 31 0 3 3 2 4 3 3 0 3-1 5-7 5-23 12-38 23-38 6 0 10 3 10 15 0 6-1 9-5 26-6 24-12 48-18 72z"><text:p/></draw:path><draw:path draw:style-name="gr180" draw:text-style-name="P67" svg:width="0.0287in" svg:height="0.1236in" svg:x="0.1996in" svg:y="0in" svg:viewBox="0 0 74 315" svg:d="M74 311c0-1 0-1-6-6-39-41-50-100-50-147 0-56 13-110 51-149 5-5 5-5 5-5 0-3-2-4-4-4-3 0-31 22-50 62-16 34-20 69-20 96 0 24 4 61 21 97 19 39 46 60 49 60 2 0 4-1 4-4z"><text:p/></draw:path><draw:path draw:style-name="gr180" draw:text-style-name="P67" svg:width="0.1024in" svg:height="0.0839in" svg:x="0.239in" svg:y="0.0087in" svg:viewBox="0 0 261 214" svg:d="M145 85c-9-21-17-42-26-63-1-2-1-2-2-3 0-2 5-8 19-9 3-1 6-1 6-6 0-4-3-4-4-4-14 0-27 1-41 1-8 0-27-1-35-1-2 0-5 0-5 6 0 4 2 4 7 4 19 0 21 3 23 10 13 29 25 58 37 88-22 23-44 47-66 70-1 2-3 3-4 4-15 17-31 21-47 22-3 1-7 1-7 6 0 1 0 4 4 4 10 0 20-1 30-1 12 0 24 1 35 1 2 0 7 0 7-6 0-3-4-4-5-4-3 0-13-1-13-10 0-4 6-10 9-13 11-11 22-23 33-34 9-10 19-21 28-31 11 25 21 50 32 75 1 3 2 3 2 4 0 3-6 8-19 9-4 1-6 1-6 6 0 4 3 4 4 4 9 0 32-1 41-1 8 0 27 1 35 1 2 0 5 0 5-6 0-4-2-4-5-4-21 0-22-1-27-13-13-29-33-78-41-97 21-22 54-60 65-69 9-7 21-14 40-15 4-1 7-1 7-6 0-1 0-4-5-4-9 0-19 1-29 1-12 0-24-1-35-1-2 0-6 0-6 6 0 2 1 3 4 4 3 0 12 1 12 9 0 4-3 9-6 12-17 18-34 36-51 54z"><text:p/></draw:path><draw:path draw:style-name="gr180" draw:text-style-name="P67" svg:width="0.0827in" svg:height="0.0819in" svg:x="0.3831in" svg:y="0.0209in" svg:viewBox="0 0 211 209" svg:d="M112 111c29 0 58 0 88 0 4 0 11 0 11-6 0-7-7-7-11-7-30 0-59 0-88 0 0-30 0-58 0-88 0-5 0-10-7-10-6 0-6 5-6 10 0 30 0 58 0 88-30 0-59 0-88 0-5 0-11 0-11 7 0 6 6 6 11 6 29 0 58 0 88 0 0 29 0 59 0 88 0 4 0 10 6 10 7 0 7-6 7-10 0-29 0-59 0-88z"><text:p/></draw:path><draw:path draw:style-name="gr180" draw:text-style-name="P67" svg:width="0.0902in" svg:height="0.0839in" svg:x="0.5051in" svg:y="0.0087in" svg:viewBox="0 0 230 214" svg:d="M178 36c2-2 3-3 5-5 9-9 19-20 41-21 4-1 6-1 6-6 0-3-1-4-4-4-8 0-17 1-25 1-11 0-22-1-33-1-2 0-5 0-5 5 0 4 3 5 4 5 2 0 12 0 12 7 0 5-7 14-9 14-24 28-49 56-73 85-12-31-23-62-35-94-2-4-1-3-2-5 0-7 16-7 19-7 5 0 7 0 7-6 0-4-3-4-4-4-9 0-32 1-41 1-7 0-27-1-35-1-2 0-6 0-6 6 0 4 4 4 8 4 19 0 20 3 23 10 12 35 26 69 38 104 1 1 2 5 2 5 0 1-13 51-14 57-5 17-5 18-30 18-6 0-9 0-9 6 0 4 3 3 4 4 9 0 32-1 41-1 8 0 31 1 40 1 2 0 6 0 6-6 0-4-3-4-9-4-4 0-6 0-12 0-6-1-8-2-8-5 0-2 3-14 5-20 3-14 7-30 10-44 2-6 2-6 5-9 26-31 52-60 78-90z"><text:p/></draw:path><draw:path draw:style-name="gr180" draw:text-style-name="P67" svg:width="0.0287in" svg:height="0.1236in" svg:x="0.6079in" svg:y="0in" svg:viewBox="0 0 74 315" svg:d="M74 158c0-25-4-63-21-99-19-38-47-59-49-59s-4 2-4 4l6 7c31 30 49 81 49 147 0 52-12 108-51 148-4 4-4 4-4 5 0 2 2 4 4 4s31-22 50-62c16-35 20-70 20-95z"><text:p/></draw:path><draw:path draw:style-name="gr180" draw:text-style-name="P67" svg:width="0.0827in" svg:height="0.0291in" svg:x="0.6906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543in" svg:height="0.0559in" svg:x="0.8189in" svg:y="0.0382in" svg:viewBox="0 0 139 143" svg:d="M139 22c0-17-9-22-15-22-7 0-15 8-15 15 0 5 2 7 5 10 7 6 11 15 11 25 0 14-20 86-57 86-16 0-23-11-23-27 0-18 9-41 19-68 2-4 3-9 3-15 0-14-9-26-26-26-29 0-41 46-41 49s3 3 4 3c2 0 3-1 4-6 10-32 23-39 32-39 3 0 9 0 9 10 0 8-4 16-6 23-14 36-18 50-18 64 0 34 28 39 42 39 54 0 72-104 72-121z"><text:p/></draw:path><draw:path draw:style-name="gr180" draw:text-style-name="P67" svg:width="0.0567in" svg:height="0.0559in" svg:x="0.885in" svg:y="0.0382in" svg:viewBox="0 0 145 143" svg:d="M105 21c-5-12-14-21-29-21-36 0-76 47-76 93 0 29 18 50 42 50 7 0 23-1 42-23 2 12 13 23 28 23 11 0 18-7 24-17 5-12 9-31 9-32 0-2-3-2-4-2-2 0-3 1-4 5-6 21-11 39-24 39-9 0-10-8-10-15s1-9 5-23c3-13 4-16 6-28 4-14 8-30 12-44 2-9 2-10 2-11 0-5-4-9-9-9-7 0-12 7-14 15zM85 102c-1 6-1 6-6 11-14 18-27 23-36 23-16 0-21-17-21-30 0-15 11-54 18-68 10-19 24-31 37-31 20 0 25 26 25 28s0 4-1 5c-6 20-10 41-16 62z"><text:p/></draw:path><draw:path draw:style-name="gr180" draw:text-style-name="P67" svg:width="0.0504in" svg:height="0.0559in" svg:x="0.9492in" svg:y="0.0382in" svg:viewBox="0 0 129 143" svg:d="M19 120c-1 6-3 13-3 15 0 5 5 8 9 8s10-3 12-9c1-1 12-44 12-49 3-11 9-33 10-42 2-3 11-19 18-26 3-2 12-10 26-10 8 0 9 3 13 4-10 2-16 9-16 17 0 5 3 12 12 12 8 0 17-8 17-19s-10-21-26-21c-21 0-35 15-41 24-3-14-13-24-29-24-14 0-20 13-23 18-6 11-10 30-10 31 0 3 4 3 4 3 3 0 3-1 6-7 5-23 12-38 22-38 6 0 10 3 10 15 0 6-1 9-5 26-6 24-12 48-18 72z"><text:p/></draw:path><draw:path draw:style-name="gr180" draw:text-style-name="P67" svg:width="0.0287in" svg:height="0.1236in" svg:x="1.0177in" svg:y="0in" svg:viewBox="0 0 74 315" svg:d="M74 311c0-1 0-1-6-6-39-41-49-100-49-147 0-56 12-110 50-149 5-5 5-5 5-5 0-3-2-4-4-4-3 0-31 22-50 62-16 34-20 69-20 96 0 24 4 61 21 97 19 39 46 60 49 60 2 0 4-1 4-4z"><text:p/></draw:path><draw:path draw:style-name="gr180" draw:text-style-name="P67" svg:width="0.102in" svg:height="0.0839in" svg:x="1.0575in" svg:y="0.0087in" svg:viewBox="0 0 260 214" svg:d="M145 85c-9-21-18-42-27-63-1-2-1-2-2-3 0-2 5-8 19-9 4-1 6-1 6-6 0-4-3-4-4-4-14 0-27 1-40 1-8 0-28-1-36-1-2 0-5 0-5 6 0 4 2 4 7 4 19 0 21 3 23 10 13 29 26 58 38 88-22 23-44 47-66 70-2 2-3 3-5 4-15 17-31 21-47 22-3 1-6 1-6 6 0 1 0 4 4 4 9 0 19-1 29-1 12 0 25 1 36 1 2 0 6 0 6-6 0-3-3-2-4-4-3 0-13-1-13-10 0-4 5-10 9-13 10-11 21-23 32-34 10-10 19-21 29-31 11 25 20 50 31 75 1 3 2 3 2 4 0 3-6 8-19 9-3 1-6 1-6 6 0 4 3 4 5 4 9 0 31-1 40-1 8 0 27 1 35 1 2 0 6 0 6-6 0-4-3-4-6-4-21 0-22-1-27-13-13-29-33-78-41-97 22-22 55-60 65-69 9-7 21-14 40-15 4-1 7-1 7-6 0-1 0-4-4-4-9 0-20 1-29 1-12 0-25-1-35-1-3 0-7 0-7 6 0 2 2 3 4 4 3 0 13 1 13 9 0 4-4 9-6 12-17 18-34 36-51 54z"><text:p/></draw:path><draw:path draw:style-name="gr180" draw:text-style-name="P67" svg:width="0.0283in" svg:height="0.1236in" svg:x="1.174in" svg:y="0in" svg:viewBox="0 0 73 315" svg:d="M73 158c0-25-3-63-21-99-19-38-46-59-49-59-2 0-3 2-3 4l6 7c31 30 49 81 49 147 0 52-12 108-51 148-4 4-4 4-4 5 0 2 1 4 3 4 3 0 32-22 50-62 16-35 20-70 20-95z"><text:p/></draw:path><draw:path draw:style-name="gr180" draw:text-style-name="P67" svg:width="0.0827in" svg:height="0.0819in" svg:x="1.2496in" svg:y="0.0209in" svg:viewBox="0 0 211 209" svg:d="M112 111c29 0 58 0 88 0 4 0 11 0 11-6 0-7-7-7-11-7-30 0-59 0-88 0 0-30 0-58 0-88 0-5 0-10-7-10-6 0-6 5-6 10 0 30 0 58 0 88-30 0-59 0-88 0-5 0-11 0-11 7 0 6 6 6 11 6 29 0 58 0 88 0 0 29 0 59 0 88 0 4 0 10 6 10 7 0 7-6 7-10 0-29 0-59 0-88z"><text:p/></draw:path><draw:path draw:style-name="gr180" draw:text-style-name="P67" svg:width="0.0543in" svg:height="0.0559in" svg:x="1.3705in" svg:y="0.0382in" svg:viewBox="0 0 139 143" svg:d="M139 22c0-17-9-22-14-22-8 0-15 8-15 15 0 5 2 7 4 10 7 6 11 15 11 25 0 14-19 86-56 86-16 0-23-11-23-27 0-18 8-41 18-68 3-4 3-9 3-15 0-14-9-26-25-26-29 0-42 46-42 49s3 2 4 3c3 0 3-1 5-6 9-32 22-39 32-39 2 0 8 0 8 10 0 8-3 16-6 23-13 36-18 50-18 64 0 34 28 39 42 39 54 0 72-104 72-121z"><text:p/></draw:path><draw:path draw:style-name="gr180" draw:text-style-name="P67" svg:width="0.0567in" svg:height="0.0559in" svg:x="1.437in" svg:y="0.0382in" svg:viewBox="0 0 145 143" svg:d="M105 21c-5-12-14-21-29-21-36 0-76 47-76 93 0 29 17 50 42 50 7 0 22-1 41-23 2 12 14 23 29 23 11 0 18-7 23-17 5-12 10-31 10-32 0-2-3-2-4-2-3 0-3 1-4 5-6 21-11 39-25 39-8 0-9-8-9-15s0-9 4-23c4-13 5-16 7-28 4-14 8-30 12-44 2-9 2-10 2-11 0-5-4-9-9-9-8 0-13 7-14 15zM85 102c-2 6-2 6-7 11-13 18-27 23-36 23-15 0-20-17-20-30 0-15 10-54 18-68 9-19 24-31 36-31 21 0 26 26 26 28s-1 4-1 5c-6 20-11 41-16 62z"><text:p/></draw:path><draw:path draw:style-name="gr180" draw:text-style-name="P67" svg:width="0.0504in" svg:height="0.0559in" svg:x="1.5016in" svg:y="0.0382in" svg:viewBox="0 0 129 143" svg:d="M19 120c-1 6-4 13-4 15 0 5 5 8 10 8 4 0 9-3 12-9 0-1 11-44 12-49 3-11 9-33 10-42 1-3 10-19 18-26 2-2 12-10 26-10 8 0 12 4 13 4-10 2-17 9-17 17 0 5 4 12 13 12 8 0 17-8 17-19s-10-21-26-21c-21 0-36 15-41 24-3-14-14-24-29-24-14 0-20 13-23 18-6 11-10 30-10 31 0 3 3 3 4 3 3 0 3-1 5-7 5-23 12-38 23-38 6 0 10 3 10 15 0 6-1 9-5 26-6 24-12 48-18 72z"><text:p/></draw:path><draw:path draw:style-name="gr180" draw:text-style-name="P67" svg:width="0.0283in" svg:height="0.1236in" svg:x="1.5697in" svg:y="0in" svg:viewBox="0 0 73 315" svg:d="M73 311c0-1 0-1-6-6-39-41-49-100-49-147 0-56 13-110 51-149 4-5 4-5 4-5 0-3-1-4-3-4-3 0-31 22-50 62-16 34-20 69-20 96 0 24 4 61 21 97 19 39 46 60 49 60 2 0 3-1 3-4z"><text:p/></draw:path><draw:path draw:style-name="gr180" draw:text-style-name="P67" svg:width="0.0898in" svg:height="0.0839in" svg:x="1.6102in" svg:y="0.0087in" svg:viewBox="0 0 229 214" svg:d="M177 36c2-2 3-3 5-5 10-9 20-20 41-21 4-1 6-1 6-6 0-3 0-4-3-4-8 0-17 1-26 1-11 0-22-1-32-1-2 0-6 0-6 5 0 4 4 5 5 5 2 0 11 0 11 7 0 5-7 14-8 14-24 28-49 56-74 85-11-31-22-62-34-94-3-4-2-3-3-5 0-7 17-7 19-7 5 0 8 0 8-6 0-4-4-4-5-4-9 0-31 1-40 1-8 0-28-1-35-1-2 0-6 0-6 6 0 4 4 4 7 4 19 0 21 3 24 10 12 35 26 69 38 104 0 1 1 5 1 5 0 1-12 51-13 57-5 17-5 18-30 18-6 0-9 0-9 6 0 4 4 4 4 4 9 0 31-1 40-1s32 1 41 1c2 0 6 0 6-6 0-4-3-4-9-4-1 0-6 0-12 0-7-1-9-2-9-5 0-2 3-14 5-20 3-14 7-30 10-44 2-6 3-6 5-9 26-31 52-60 78-90z"><text:p/></draw:path><draw:path draw:style-name="gr180" draw:text-style-name="P67" svg:width="0.0283in" svg:height="0.1236in" svg:x="1.713in" svg:y="0in" svg:viewBox="0 0 73 315" svg:d="M73 158c0-25-3-63-21-99-19-38-46-59-49-59-2 0-3 2-3 4l6 7c31 30 49 81 49 147 0 52-12 108-51 148-4 4-4 4-4 5 0 2 1 4 3 4 3 0 31-22 50-62 16-35 20-70 20-95z"><text:p/></draw:path><draw:path draw:style-name="gr180" draw:text-style-name="P67" svg:width="0.0827in" svg:height="0.0819in" svg:x="1.7886in" svg:y="0.0209in" svg:viewBox="0 0 211 209" svg:d="M112 111c29 0 58 0 88 0 4 0 11 0 11-6 0-7-7-7-11-7-30 0-59 0-88 0 0-30 0-58 0-88 0-5 0-10-7-10-6 0-6 5-6 10 0 30 0 58 0 88-30 0-59 0-88 0-5 0-11 0-11 7 0 6 6 6 11 6 29 0 58 0 88 0 0 29 0 59 0 88 0 4 0 10 6 10 7 0 7-6 7-10 0-29 0-59 0-88z"><text:p/></draw:path><draw:path draw:style-name="gr180" draw:text-style-name="P67" svg:width="0.0492in" svg:height="0.0819in" svg:x="1.9126in" svg:y="0.0106in" svg:viewBox="0 0 126 209" svg:d="M24 184c11-10 23-20 34-31 49-43 68-60 68-92 0-36-29-61-68-61-35 0-58 29-58 57 0 18 15 18 16 18 6 0 16-4 16-17 0-9-5-17-16-17-3 0-3 0-4 0 7-20 24-31 43-31 29 0 42 25 42 51 0 25-16 50-33 69-21 23-41 44-61 67-3 3-3 4-3 12 39 0 78 0 117 0 3-18 6-36 9-54-3 0-5 0-8 0-2 10-4 22-7 27-2 2-23 2-30 2-19 0-38 0-57 0z"><text:p/></draw:path><draw:path draw:style-name="gr180" draw:text-style-name="P67" svg:width="0.048in" svg:height="0.0559in" svg:x="1.9736in" svg:y="0.0382in" svg:viewBox="0 0 123 143" svg:d="M112 20c-5 0-9 0-14 4-4 5-5 10-5 13 0 7 5 11 11 11 9 0 18-8 18-21 0-15-15-27-37-27-43 0-85 45-85 90 0 28 18 53 51 53 45 0 72-33 72-37 0-2-2-4-3-4-2 0-3 0-5 3-25 31-59 31-63 31-20 0-29-16-29-34 0-13 7-44 17-63 10-18 27-32 45-32 11 0 23 4 27 13z"><text:p/></draw:path><draw:path draw:style-name="gr180" draw:text-style-name="P67" svg:width="0.0531in" svg:height="0.0559in" svg:x="2.0276in" svg:y="0.0382in" svg:viewBox="0 0 136 143" svg:d="M136 53c0-32-23-53-51-53-43 0-85 45-85 90 0 30 22 53 50 53 43 0 86-43 86-90zM51 136c-13 0-28-10-28-34 0-16 8-50 19-66 16-24 34-29 43-29 18 0 27 15 27 34 0 12-6 45-18 66-11 18-28 29-43 29z"><text:p/></draw:path><draw:path draw:style-name="gr180" draw:text-style-name="P67" svg:width="0.0543in" svg:height="0.0559in" svg:x="2.0862in" svg:y="0.0382in" svg:viewBox="0 0 139 143" svg:d="M139 22c0-17-9-22-14-22-8 0-15 8-15 15 0 5 2 7 5 10 6 6 10 15 10 25 0 14-19 86-56 86-16 0-23-11-23-27 0-18 8-41 18-68 3-4 4-9 4-15 0-14-10-26-26-26-29 0-42 46-42 49s4 3 4 3c3 0 3-1 5-6 9-32 22-39 32-39 2 0 8 0 8 10 0 8-3 16-6 23-13 36-18 50-18 64 0 34 28 39 43 39 53 0 71-104 71-121z"><text:p/></draw:path><draw:path draw:style-name="gr180" draw:text-style-name="P67" svg:width="0.0283in" svg:height="0.1236in" svg:x="2.1602in" svg:y="0in" svg:viewBox="0 0 73 315" svg:d="M73 311c0-1 0-1-6-6-39-41-49-100-49-147 0-56 13-110 51-149 4-5 4-5 4-5 0-3-1-4-3-4-3 0-31 22-50 62-16 34-20 69-20 96 0 24 4 61 21 97 19 39 46 60 49 60 2 0 3-1 3-4z"><text:p/></draw:path><draw:path draw:style-name="gr180" draw:text-style-name="P67" svg:width="0.1024in" svg:height="0.0839in" svg:x="2.1992in" svg:y="0.0087in" svg:viewBox="0 0 261 214" svg:d="M145 85c-9-21-17-42-26-63-1-2-1-2-2-3 0-2 5-8 19-9 3-1 6-1 6-6 0-4-4-4-5-4-13 0-26 1-40 1-8 0-27-1-35-1-2 0-6 0-6 6 0 4 3 4 7 4 20 0 22 3 24 10 13 29 25 58 37 88-22 23-44 47-66 70-1 2-3 3-4 4-16 17-31 21-47 22-4 1-7 1-7 6 0 1 0 4 4 4 9 0 20-1 30-1 12 0 24 1 35 1 2 0 6 0 6-6 0-3-3-4-4-4-3 0-13-1-13-10 0-4 5-10 9-13 11-11 22-23 33-34 9-10 19-21 28-31 11 25 21 50 32 75 1 3 1 3 1 4 0 3-5 8-18 9-4 1-6 1-6 6 0 4 3 4 4 4 9 0 32-1 41-1 7 0 27 1 35 1 2 0 5 0 5-6 0-4-2-4-5-4-22 0-22-1-27-13-13-29-34-78-42-97 22-22 55-60 65-69 10-7 22-14 41-15 4-1 7-1 7-6 0-1 0-4-5-4-9 0-19 1-29 1-12 0-24-1-35-1-2 0-7 0-7 6 0 2 2 3 5 4 3 0 12 1 12 9 0 4-3 9-6 12-17 18-34 36-51 54z"><text:p/></draw:path><draw:path draw:style-name="gr180" draw:text-style-name="P67" svg:width="0.0142in" svg:height="0.0366in" svg:x="2.3126in" svg:y="0.0799in" svg:viewBox="0 0 37 94" svg:d="M37 33c0-20-8-33-20-33-11 0-17 8-17 17 0 8 6 16 17 16 4 0 8-1 11-3 1-1 1-1 2-1 0 2 1 0 1 4 0 24-12 43-22 52-4 4-4 5-4 6 0 2 2 3 3 3 4 0 29-24 29-61z"><text:p/></draw:path><draw:path draw:style-name="gr180" draw:text-style-name="P67" svg:width="0.0902in" svg:height="0.0839in" svg:x="2.3618in" svg:y="0.0087in" svg:viewBox="0 0 230 214" svg:d="M178 36c2-2 3-3 5-5 9-9 19-20 41-21 4-1 6-1 6-6 0-3-1-4-4-4-8 0-17 1-26 1-10 0-21-1-32-1-2 0-5 0-5 5 0 4 3 5 4 5 2 0 12 0 12 7 0 5-7 14-9 14-24 28-49 56-73 85-12-31-23-62-35-94-2-4-1-3-2-5 0-7 16-7 19-7 4 0 7 0 7-6 0-4-3-4-4-4-9 0-32 1-41 1-7 0-27-1-35-1-2 0-6 0-6 6 0 4 4 4 7 4 20 0 21 3 24 10 12 35 26 69 38 104 1 1 2 5 2 5 0 1-13 51-14 57-5 17-5 18-30 18-6 0-9 0-9 6 0 4 3 3 4 4 9 0 32-1 41-1 8 0 31 1 40 1 2 0 6 0 6-6 0-4-3-4-9-4-4 0-6 0-12 0-6-1-8-2-8-5 0-2 3-14 5-20 3-14 7-30 10-44 2-6 2-6 5-9 26-31 52-60 78-90z"><text:p/></draw:path><draw:path draw:style-name="gr180" draw:text-style-name="P67" svg:width="0.0287in" svg:height="0.1236in" svg:x="2.4646in" svg:y="0in" svg:viewBox="0 0 74 315" svg:d="M74 158c0-25-4-63-21-99-20-38-47-59-49-59s-4 2-4 4l6 7c31 30 49 81 49 147 0 52-12 108-51 148-4 4-4 4-4 5 0 2 2 4 4 4s31-22 50-62c16-35 20-70 20-95z"><text:p/></draw:path></draw:g></draw:g></text:span><text:s text:c="2"/>Df: kovariance <text:s/><text:span text:style-name="T1"><draw:g text:anchor-type="as-char" svg:y="-0.0929in" draw:z-index="23" draw:name="Shape35" draw:style-name="gr178"><svg:title>TexMaths</svg:title><svg:desc>9§inline§cov(X,Y) = \mathbb{E}(XY) - \mathbb{E}(X)\mathbb{E}(Y)§svg§600§FALSE§</svg:desc><draw:g draw:style-name="gr2"><draw:path draw:style-name="gr179" draw:text-style-name="P66" svg:width="1.7945in" svg:height="0.1106in" svg:x="0.0016in" svg:y="0.0067in" svg:viewBox="0 0 4559 282" svg:d="M2280 282c-760 0-1520 0-2280 0 0-94 0-188 0-282 1520 0 3039 0 4559 0 0 94 0 188 0 282-759 0-1520 0-2279 0z"><text:p/></draw:path><draw:path draw:style-name="gr180" draw:text-style-name="P67" svg:width="0.0476in" svg:height="0.0559in" svg:x="0.0004in" svg:y="0.0382in" svg:viewBox="0 0 122 143" svg:d="M112 20c-5 0-9 0-14 4-5 5-5 10-5 13 0 7 5 11 11 11 9 0 17-8 17-21 0-15-14-27-36-27-44 0-85 45-85 90 0 28 18 53 51 53 45 0 71-33 71-37 0-2-1-4-3-4s-2 0-4 3c-25 31-60 31-64 31-20 0-28-16-28-34 0-13 7-44 17-63 10-18 27-32 45-32 10 0 22 4 27 13z"><text:p/></draw:path><draw:path draw:style-name="gr180" draw:text-style-name="P67" svg:width="0.0528in" svg:height="0.0559in" svg:x="0.0543in" svg:y="0.0382in" svg:viewBox="0 0 135 143" svg:d="M135 53c0-32-22-53-50-53-43 0-85 45-85 90 0 30 21 53 50 53 43 0 85-43 85-90zM50 136c-13 0-27-10-27-34 0-16 8-50 18-66 17-24 35-29 44-29 18 0 27 15 27 34 0 12-7 45-18 66-11 18-29 29-44 29z"><text:p/></draw:path><draw:path draw:style-name="gr180" draw:text-style-name="P67" svg:width="0.0543in" svg:height="0.0559in" svg:x="0.113in" svg:y="0.0382in" svg:viewBox="0 0 139 143" svg:d="M139 22c0-17-9-22-14-22-8 0-16 8-16 15 0 5 2 7 5 10 7 6 11 15 11 25 0 14-19 86-57 86-15 0-23-11-23-27 0-18 9-41 19-68 2-4 3-9 3-15 0-14-9-26-26-26-29 0-41 46-41 49s3 3 4 3c3 0 3-1 5-6 9-32 22-39 31-39 3 0 9 0 9 10 0 8-4 16-6 23-13 36-18 50-18 64 0 34 28 39 42 39 54 0 72-104 72-121z"><text:p/></draw:path><draw:path draw:style-name="gr180" draw:text-style-name="P67" svg:width="0.0287in" svg:height="0.1236in" svg:x="0.1866in" svg:y="0in" svg:viewBox="0 0 74 315" svg:d="M74 311c0-1 0-1-6-6-39-41-49-100-49-148 0-55 12-109 50-148 5-5 5-5 5-5 0-3-1-4-4-4s-31 22-49 62c-17 34-21 69-21 95 0 25 4 62 22 98 18 39 45 60 48 60s4-1 4-4z"><text:p/></draw:path><draw:path draw:style-name="gr180" draw:text-style-name="P67" svg:width="0.102in" svg:height="0.0839in" svg:x="0.226in" svg:y="0.0087in" svg:viewBox="0 0 260 214" svg:d="M145 85c-9-21-18-42-27-63-1-2-1-2-2-3 0-2 5-8 19-9 4-1 6-1 6-6 0-4-3-4-4-4-14 0-27 1-40 1-8 0-28-1-36-1-2 0-5 0-5 6 0 4 2 4 7 4 19 0 21 3 23 10 13 29 26 58 38 88-22 23-44 47-66 70-2 2-3 3-5 4-15 17-31 21-47 22-3 1-6 1-6 6 0 1 0 4 4 4 9 0 19-1 29-1 12 0 25 1 36 1 2 0 6 0 6-6 0-3-3-4-4-4-3 0-13-1-13-10 0-4 5-10 9-13 10-11 21-23 32-34 10-10 19-21 29-31 11 25 20 50 31 75 2 3 2 3 2 4 0 3-6 8-18 9-4 1-6 1-6 6 0 4 2 4 4 4 9 0 31-1 40-1 8 0 27 1 35 1 3 0 6 0 6-6 0-4-3-4-6-4-21 0-22-1-27-13-12-29-33-78-41-97 22-22 55-60 65-69 9-7 21-14 41-15 3-1 6-1 6-6 0-1 0-4-4-4-9 0-19 1-29 1-12 0-25-1-35-1-2 0-7 0-7 6 0 2 2 3 4 4 3 0 13 1 13 9 0 4-4 9-6 12-17 18-34 36-51 54z"><text:p/></draw:path><draw:path draw:style-name="gr180" draw:text-style-name="P67" svg:width="0.0142in" svg:height="0.0366in" svg:x="0.3394in" svg:y="0.0799in" svg:viewBox="0 0 37 94" svg:d="M37 33c0-20-8-33-21-33-10 0-16 8-16 17 0 8 6 16 16 16 5 0 8-1 12-3 1-1 1-1 1-1 1 0 1 0 1 4 0 24-11 43-22 52-4 4-4 5-4 6 0 2 2 3 4 3 4 0 29-24 29-61z"><text:p/></draw:path><draw:path draw:style-name="gr180" draw:text-style-name="P67" svg:width="0.0898in" svg:height="0.0839in" svg:x="0.3886in" svg:y="0.0087in" svg:viewBox="0 0 229 214" svg:d="M177 36c2-2 3-3 5-5 10-9 20-20 41-21 4-1 6-1 6-6 0-3 0-4-3-4-8 0-17 1-26 1-11 0-22-1-32-1-2 0-6 0-6 5 0 4 4 5 4 5 3 0 12 0 12 7 0 5-7 14-8 14-24 28-49 56-74 85-11-31-23-62-35-94-2-4-1-3-2-5 0-7 17-7 19-7 5 0 8 0 8-6 0-4-4-4-5-4-9 0-31 1-40 1-8 0-28-1-35-1-2 0-6 0-6 6 0 4 3 4 7 4 19 0 20 3 24 10 12 35 26 69 38 104 0 1 1 5 1 5 0 1-12 51-14 57-4 17-4 18-30 18-5 0-8 0-8 6 0 4 4 4 4 4 9 0 31-1 40-1s32 1 41 1c2 0 6 0 6-6 0-4-3-4-9-4-1 0-6 0-12 0-7-1-9-2-9-5 0-2 3-14 5-20 3-14 7-30 10-44 2-6 2-6 5-9 26-31 52-60 78-90z"><text:p/></draw:path><draw:path draw:style-name="gr180" draw:text-style-name="P67" svg:width="0.0283in" svg:height="0.1236in" svg:x="0.4913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823in" svg:height="0.0291in" svg:x="0.574in" svg:y="0.04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772in" svg:height="0.0843in" svg:x="0.7in" svg:y="0.0083in" svg:viewBox="0 0 197 215" svg:d="M77 110c8 0 24 0 35 7 15 10 16 27 16 29 1 4 1 8 6 8s5-5 5-10c0-29 0-58 0-86 0-5 0-9-5-9s-6 4-6 7c-2 40-34 42-51 43 0-23 0-44 0-67 0-21 7-21 14-21 5 0 10 0 15 0 42 0 64 21 66 44 0 2 1 7 5 7 6 0 6-5 6-11 0-13 0-27 0-40 0-10 0-11-10-11-54 0-108 0-162 0-7 0-11 0-11 5 0 6 6 6 8 6 18 0 20 2 20 18 0 52 0 105 0 157 0 14-1 18-18 18-5 0-10 0-10 5 0 6 4 6 11 6 56 0 111 0 167 0 6 0 9 0 10-5 1 0 9-52 9-53 0-3-3-6-4-6-5 0-5 3-7 5-2 8-4 20-28 34-16 10-32 14-50 14-5 0-12 0-17 0-7 0-14 0-14-22 0-24 0-48 0-72zM172 11c0 5 0 10 0 15-6-6-12-11-18-15 6 0 12 0 18 0zM111 103c4-1 11-7 17-13 0 8 0 17 0 26-7-8-12-9-17-13zM39 29c0-5 0-12-3-18 12 0 22 0 34 0-3 7-3 18-3 20 0 51 0 102 0 152 0 12 1 18 3 21-12 0-22 0-34 0 3-5 3-13 3-17 0-52 0-105 0-158zM157 204c9-5 18-12 25-18-1 2-3 15-4 18-7 0-14 0-21 0z"><text:p/></draw:path><draw:path draw:style-name="gr180" draw:text-style-name="P67" svg:width="0.0287in" svg:height="0.1236in" svg:x="0.7937in" svg:y="0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1024in" svg:height="0.0839in" svg:x="0.8331in" svg:y="0.0087in" svg:viewBox="0 0 261 214" svg:d="M145 85c-9-21-17-42-26-63-1-2-1-2-2-3 0-2 5-8 19-9 3-1 6-1 6-6 0-4-3-4-4-4-14 0-27 1-41 1-8 0-27-1-35-1-2 0-5 0-5 6 0 4 2 4 7 4 19 0 21 3 23 10 13 29 25 58 37 88-22 23-44 47-66 70-1 2-3 3-4 4-15 17-31 21-47 22-3 1-7 1-7 6 0 1 0 4 4 4 9 0 20-1 30-1 12 0 24 1 35 1 2 0 7 0 7-6 0-3-4-4-5-4-3 0-13-1-13-10 0-4 6-10 9-13 11-11 22-23 33-34 9-10 19-21 28-31 11 25 21 50 32 75 1 3 2 3 2 4 0 3-6 8-19 9-4 1-6 1-6 6 0 4 3 4 4 4 9 0 32-1 41-1 8 0 27 1 35 1 2 0 5 0 5-6 0-4-2-4-5-4-21 0-22-1-27-13-13-29-33-78-41-97 21-22 54-60 65-69 9-7 21-14 40-15 4-1 7-1 7-6 0-1 0-4-5-4-9 0-19 1-29 1-12 0-24-1-35-1-2 0-6 0-6 6 0 2 1 3 4 4 3 0 12 1 12 9 0 4-3 9-6 12-17 18-34 36-51 54z"><text:p/></draw:path><draw:path draw:style-name="gr180" draw:text-style-name="P67" svg:width="0.0898in" svg:height="0.0839in" svg:x="0.9469in" svg:y="0.0087in" svg:viewBox="0 0 229 214" svg:d="M177 36c2-2 3-3 5-5 10-9 20-20 41-21 4-1 6-1 6-6 0-3 0-4-3-4-8 0-18 1-26 1-11 0-22-1-32-1-2 0-6 0-6 5 0 4 4 5 4 5 3 0 12 0 12 7 0 5-7 14-8 14-24 28-49 56-74 85-11-31-23-62-35-94-2-4-1-3-2-5 0-7 17-7 19-7 5 0 7 0 7-6 0-4-3-4-4-4-9 0-31 1-40 1-8 0-28-1-35-1-2 0-6 0-6 6 0 4 3 4 7 4 19 0 20 3 24 10 12 35 26 69 38 104 0 1 1 5 1 5 0 1-12 51-14 57-4 17-4 18-30 18-5 0-8 0-8 6 0 4 4 4 4 4 9 0 31-1 40-1s32 1 41 1c2 0 6 0 6-6 0-4-3-4-9-4-1 0-6 0-12 0-7-1-9-2-9-5 0-2 3-14 5-20 3-14 7-30 10-44 2-6 2-6 5-9 26-31 52-60 78-90z"><text:p/></draw:path><draw:path draw:style-name="gr180" draw:text-style-name="P67" svg:width="0.0283in" svg:height="0.1236in" svg:x="1.0496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756in" svg:height="0.0047in" svg:x="1.1287in" svg:y="0.0598in" svg:viewBox="0 0 193 13" svg:d="M182 13c5 0 11 0 11-7 0-6-6-6-11-6-57 0-115 0-171 0-6 0-11 0-11 6 0 7 5 7 11 7 56 0 114 0 171 0z"><text:p/></draw:path><draw:path draw:style-name="gr180" draw:text-style-name="P67" svg:width="0.0772in" svg:height="0.0843in" svg:x="1.2445in" svg:y="0.0083in" svg:viewBox="0 0 197 215" svg:d="M77 110c8 0 24 0 35 7 15 10 16 27 16 29 0 4 0 8 5 8 6 0 6-5 6-10 0-29 0-58 0-86 0-5 0-9-6-9-5 0-5 4-5 7-2 40-34 42-51 43 0-23 0-44 0-67 0-21 7-21 14-21 5 0 10 0 15 0 42 0 64 21 66 44 0 2 1 7 5 7 6 0 6-5 6-11 0-13 0-27 0-40 0-10 0-11-10-11-54 0-108 0-162 0-7 0-11 0-11 5 0 6 5 6 8 6 18 0 20 2 20 18 0 52 0 105 0 157 0 14-1 18-18 18-5 0-10 0-10 5 0 6 4 6 11 6 56 0 111 0 167 0 6 0 9 0 10-5 1 0 9-52 9-53 0-3-3-6-5-6-4 0-4 3-6 5-2 8-5 20-28 34-16 10-32 14-50 14-5 0-12 0-17 0-7 0-14 0-14-22 0-24 0-48 0-72zM172 11c0 5 0 10 0 15-6-6-12-11-18-15 6 0 12 0 18 0zM110 103c5-1 12-7 18-13 0 8 0 17 0 26-7-8-17-13-18-13zM39 29c0-5 0-12-3-18 11 0 22 0 33 0-2 7-2 18-2 20 0 51 0 102 0 152 0 12 1 18 2 21-11 0-22 0-33 0 3-5 3-13 3-17 0-52 0-105 0-158zM157 204c9-5 18-12 24-18 0 2-2 15-3 18-7 0-14 0-21 0z"><text:p/></draw:path><draw:path draw:style-name="gr180" draw:text-style-name="P67" svg:width="0.0283in" svg:height="0.1236in" svg:x="1.3382in" svg:y="0in" svg:viewBox="0 0 73 315" svg:d="M73 311c0-1 0-1-6-6-38-41-49-100-49-148 0-55 13-109 51-148 4-5 4-5 4-5 0-3-1-4-3-4-3 0-31 22-50 62-16 34-20 69-20 95 0 25 4 62 21 98 19 39 46 60 49 60 2 0 3-1 3-4z"><text:p/></draw:path><draw:path draw:style-name="gr180" draw:text-style-name="P67" svg:width="0.1024in" svg:height="0.0839in" svg:x="1.3776in" svg:y="0.0087in" svg:viewBox="0 0 261 214" svg:d="M145 85c-9-21-17-42-26-63-1-2-1-2-2-3 0-2 5-8 19-9 3-1 6-1 6-6 0-4-3-4-5-4-13 0-26 1-40 1-8 0-27-1-35-1-2 0-6 0-6 6 0 4 3 4 8 4 19 0 21 3 23 10 13 29 25 58 37 88-22 23-44 47-66 70-1 2-3 3-4 4-16 17-31 21-47 22-4 1-7 1-7 6 0 1 0 4 4 4 9 0 20-1 30-1 12 0 24 1 35 1 2 0 7 0 7-6 0-3-4-4-5-4-3 0-13-1-13-10 0-4 6-10 9-13 11-11 22-23 33-34 9-10 19-21 28-31 11 25 21 50 32 75 1 3 2 3 2 4 0 3-6 8-19 9-4 1-6 1-6 6 0 4 3 4 4 4 9 0 32-1 41-1 7 0 27 1 35 1 2 0 5 0 5-6 0-4-2-4-5-4-22 0-22-1-27-13-13-29-33-78-42-97 22-22 55-60 65-69 10-7 22-14 41-15 4-1 7-1 7-6 0-1 0-4-5-4-9 0-19 1-29 1-12 0-24-1-35-1-2 0-6 0-6 6 0 2 1 3 4 4 3 0 12 1 12 9 0 4-3 9-6 12-17 18-34 36-51 54z"><text:p/></draw:path><draw:path draw:style-name="gr180" draw:text-style-name="P67" svg:width="0.0283in" svg:height="0.1236in" svg:x="1.4945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776in" svg:height="0.0843in" svg:x="1.5374in" svg:y="0.0083in" svg:viewBox="0 0 198 215" svg:d="M77 110c8 0 24 0 35 7 15 10 16 27 16 29 1 4 1 8 6 8s5-5 5-10c0-29 0-58 0-86 0-5 0-9-5-9s-6 4-6 7c-2 40-34 42-51 43 0-23 0-44 0-67 0-21 7-21 14-21 5 0 10 0 15 0 43 0 64 21 66 44 1 2 1 7 6 7 6 0 6-5 6-11 0-13 0-27 0-40 0-10-1-11-11-11-54 0-108 0-162 0-6 0-11 0-11 5 0 6 6 6 9 6 18 0 19 2 19 18 0 52 0 105 0 157 0 14-1 18-18 18-5 0-10 0-10 5 0 6 5 6 11 6 56 0 111 0 167 0 6 0 9 0 11-5 3-18 9-52 9-53 0-3-3-6-5-6-5 0-5 3-7 5-2 8-4 20-28 34-16 10-32 14-49 14-6 0-12 0-18 0-7 0-14 0-14-22 0-24 0-48 0-72zM172 11c0 5 0 10 0 15-6-6-11-11-18-15 6 0 12 0 18 0zM111 103c4-1 11-7 17-13 0 8 0 17 0 26-7-8-12-9-17-13zM39 29c0-5 0-12-2-18 11 0 22 0 33 0-3 7-3 18-3 20 0 51 0 102 0 152 0 12 1 18 3 21-11 0-22 0-33 0 2-5 2-13 2-17 0-52 0-105 0-158zM157 204c9-5 18-12 25-18-1 2-3 15-3 18-7 0-15 0-22 0z"><text:p/></draw:path><draw:path draw:style-name="gr180" draw:text-style-name="P67" svg:width="0.0287in" svg:height="0.1236in" svg:x="1.6307in" svg:y="0in" svg:viewBox="0 0 74 315" svg:d="M74 311c0-1 0-1-6-6-39-41-49-100-49-148 0-55 12-109 50-148 5-5 5-5 5-5 0-3-2-4-4-4-3 0-31 22-50 62-16 34-20 69-20 95 0 25 4 62 21 98 19 39 46 60 49 60 2 0 4-1 4-4z"><text:p/></draw:path><draw:path draw:style-name="gr180" draw:text-style-name="P67" svg:width="0.0902in" svg:height="0.0839in" svg:x="1.6713in" svg:y="0.0087in" svg:viewBox="0 0 230 214" svg:d="M178 36c2-2 3-3 5-5 9-9 19-20 41-21 4-1 6-1 6-6 0-3-1-4-4-4-8 0-17 1-26 1-10 0-21-1-32-1-2 0-5 0-5 5 0 4 3 5 4 5 2 0 12 0 12 7 0 5-7 14-9 14-24 28-49 56-73 85-12-31-23-62-35-94-2-4-1-3-2-5 0-7 16-7 19-7 4 0 7 0 7-6 0-4-3-4-4-4-9 0-32 1-41 1-7 0-27-1-35-1-2 0-6 0-6 6 0 4 4 4 7 4 20 0 21 3 24 10 12 35 26 69 38 104 1 1 2 5 2 5 0 1-13 51-14 57-5 17-5 18-30 18-6 0-9 0-9 6 0 4 3 3 4 4 9 0 32-1 41-1 8 0 31 1 40 1 2 0 6 0 6-6 0-4-3-4-9-4-4 0-6 0-12 0-6-1-8-2-8-5 0-2 3-14 5-20 3-14 7-30 10-44 2-6 2-6 5-9 26-31 52-60 78-90z"><text:p/></draw:path><draw:path draw:style-name="gr180" draw:text-style-name="P67" svg:width="0.0287in" svg:height="0.1236in" svg:x="1.774in" svg:y="0in" svg:viewBox="0 0 74 315" svg:d="M74 157c0-24-4-62-21-98-20-38-47-59-49-59s-4 2-4 4l6 7c31 30 49 81 49 146 0 53-12 109-51 149-4 4-4 4-4 5 0 2 2 4 4 4s31-22 50-62c16-35 20-70 20-96z"><text:p/></draw:path></draw:g></draw:g></text:span><text:span text:style-name="T1">. </text:span><text:span text:style-name="T1"><draw:g text:anchor-type="as-char" svg:y="-0.0929in" draw:z-index="24" draw:name="Shape36" draw:style-name="gr178"><svg:title>TexMaths</svg:title><svg:desc>9§inline§cov(X,Y) = \mathbb{E}((X -\mathbb{E}(X))(Y - \mathbb{E}(Y)))§svg§600§FALSE§</svg:desc><draw:g draw:style-name="gr2"><draw:path draw:style-name="gr179" draw:text-style-name="P66" svg:width="2.1406in" svg:height="0.1106in" svg:x="0.0016in" svg:y="0.0067in" svg:viewBox="0 0 5438 282" svg:d="M2720 282c-908 0-1814 0-2720 0 0-94 0-188 0-282 1812 0 3626 0 5438 0 0 94 0 188 0 282-906 0-1812 0-2718 0z"><text:p/></draw:path><draw:path draw:style-name="gr180" draw:text-style-name="P67" svg:width="0.0476in" svg:height="0.0559in" svg:x="0.0004in" svg:y="0.0382in" svg:viewBox="0 0 122 143" svg:d="M112 20c-5 0-9 0-14 4-5 5-5 10-5 13 0 7 5 11 11 11 9 0 17-8 17-21 0-15-14-27-36-27-44 0-85 45-85 90 0 28 18 53 51 53 45 0 71-33 71-37 0-2-1-4-3-4s-2 0-4 3c-25 31-60 31-64 31-20 0-28-16-28-34 0-13 7-44 17-63 10-18 27-32 45-32 10 0 22 4 27 13z"><text:p/></draw:path><draw:path draw:style-name="gr180" draw:text-style-name="P67" svg:width="0.0528in" svg:height="0.0559in" svg:x="0.0543in" svg:y="0.0382in" svg:viewBox="0 0 135 143" svg:d="M135 53c0-32-22-53-50-53-43 0-85 45-85 90 0 30 21 53 50 53 43 0 85-43 85-90zM50 136c-13 0-27-10-27-34 0-16 8-50 18-66 17-24 35-29 44-29 18 0 27 15 27 34 0 12-7 45-18 66-11 18-29 29-44 29z"><text:p/></draw:path><draw:path draw:style-name="gr180" draw:text-style-name="P67" svg:width="0.0543in" svg:height="0.0559in" svg:x="0.113in" svg:y="0.0382in" svg:viewBox="0 0 139 143" svg:d="M139 22c0-17-9-22-14-22-8 0-16 8-16 15 0 5 2 7 5 10 7 6 11 15 11 25 0 14-19 86-57 86-15 0-23-11-23-27 0-18 9-41 19-68 2-4 3-9 3-15 0-14-9-26-26-26-29 0-41 46-41 49s3 3 4 3c3 0 3-1 5-6 9-32 22-39 31-39 3 0 9 0 9 10 0 8-4 16-6 23-13 36-18 50-18 64 0 34 28 39 42 39 54 0 72-104 72-121z"><text:p/></draw:path><draw:path draw:style-name="gr180" draw:text-style-name="P67" svg:width="0.0287in" svg:height="0.1236in" svg:x="0.1866in" svg:y="0in" svg:viewBox="0 0 74 315" svg:d="M74 311c0-1 0-1-6-6-39-41-49-100-49-147 0-56 12-110 50-149 5-5 5-5 5-5 0-3-2-4-4-4-3 0-31 22-49 62-17 34-21 69-21 96 0 24 4 61 22 97 18 39 45 60 48 60 2 0 4-1 4-4z"><text:p/></draw:path><draw:path draw:style-name="gr180" draw:text-style-name="P67" svg:width="0.102in" svg:height="0.0839in" svg:x="0.2264in" svg:y="0.0087in" svg:viewBox="0 0 260 214" svg:d="M145 85c-9-21-18-42-27-63-1-2-1-2-2-3 0-2 5-8 19-9 4-1 6-1 6-6 0-4-3-4-4-4-14 0-27 1-40 1-8 0-28-1-36-1-2 0-5 0-5 6 0 4 2 4 7 4 19 0 21 3 23 10 13 29 26 58 38 88-22 23-44 47-66 70-2 2-3 3-5 4-15 17-31 21-47 22-3 1-6 1-6 6 0 1 0 4 4 4 9 0 19-1 29-1 12 0 25 1 36 1 2 0 6 0 6-6 0-3-3-2-4-4-3 0-13-1-13-10 0-4 5-10 9-13 10-11 21-23 32-34 10-10 19-21 29-31 11 25 20 50 31 75 2 3 2 3 2 4 0 3-6 8-18 9-4 1-6 1-6 6 0 4 2 4 4 4 9 0 31-1 40-1 8 0 27 1 35 1 3 0 6 0 6-6 0-4-3-4-6-4-21 0-22-1-27-13-12-29-33-78-41-97 22-22 55-60 65-69 9-7 21-14 41-15 3-1 6-1 6-6 0-1 0-4-4-4-9 0-19 1-29 1-12 0-25-1-35-1-2 0-7 0-7 6 0 2 2 3 4 4 3 0 13 1 13 9 0 4-4 9-6 12-17 18-34 36-51 54z"><text:p/></draw:path><draw:path draw:style-name="gr180" draw:text-style-name="P67" svg:width="0.0142in" svg:height="0.0366in" svg:x="0.3398in" svg:y="0.0799in" svg:viewBox="0 0 37 94" svg:d="M37 33c0-20-8-33-21-33-10 0-16 8-16 17 0 8 6 16 16 16 4 0 8-1 12-3 1-1 1-1 1-1 1 0 1 0 1 4 0 24-11 43-22 52-4 4-4 5-4 6 0 2 2 3 4 3 4 0 29-24 29-61z"><text:p/></draw:path><draw:path draw:style-name="gr180" draw:text-style-name="P67" svg:width="0.0898in" svg:height="0.0839in" svg:x="0.3886in" svg:y="0.0087in" svg:viewBox="0 0 229 214" svg:d="M177 36c2-2 3-3 5-5 10-9 20-20 41-21 4-1 6-1 6-6 0-3 0-4-3-4-8 0-18 1-26 1-11 0-22-1-32-1-2 0-6 0-6 5 0 4 4 5 4 5 3 0 12 0 12 7 0 5-7 14-8 14-24 28-49 56-74 85-11-31-23-62-35-94-2-4-1-3-2-5 0-7 17-7 19-7 5 0 7 0 7-6 0-4-3-4-4-4-9 0-31 1-40 1-8 0-28-1-35-1-2 0-6 0-6 6 0 4 3 4 7 4 19 0 20 3 24 10 12 35 26 69 38 104 0 1 1 5 1 5 0 1-12 51-14 57-4 17-4 18-30 18-5 0-8 0-8 6 0 4 4 4 4 4 9 0 31-1 40-1s32 1 41 1c2 0 6 0 6-6 0-4-3-4-9-4-1 0-6 0-12 0-7-1-9-2-9-5 0-2 3-14 5-20 3-14 7-30 10-44 2-6 2-6 5-9 26-31 52-60 78-90z"><text:p/></draw:path><draw:path draw:style-name="gr180" draw:text-style-name="P67" svg:width="0.0283in" svg:height="0.1236in" svg:x="0.4913in" svg:y="0in" svg:viewBox="0 0 73 315" svg:d="M73 158c0-25-4-63-21-99-19-38-46-59-49-59-2 0-3 2-3 4l5 7c32 30 50 81 50 147 0 52-12 108-51 148-4 4-4 4-4 5 0 2 1 4 3 4 3 0 31-22 50-62 16-35 20-70 20-95z"><text:p/></draw:path><draw:path draw:style-name="gr180" draw:text-style-name="P67" svg:width="0.0823in" svg:height="0.0291in" svg:x="0.574in" svg:y="0.04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772in" svg:height="0.0843in" svg:x="0.7004in" svg:y="0.0083in" svg:viewBox="0 0 197 215" svg:d="M77 110c8 0 24 0 35 7 15 10 16 27 16 29 0 4 0 8 5 8 6 0 6-5 6-10 0-29 0-58 0-86 0-5 0-9-6-9-5 0-5 4-5 7-2 40-34 42-51 43 0-23 0-44 0-67 0-21 7-21 14-21 5 0 10 0 15 0 42 0 64 21 66 44 0 2 1 7 5 7 6 0 6-5 6-11 0-13 0-27 0-40 0-10 0-11-10-11-54 0-108 0-162 0-7 0-11 0-11 5 0 6 5 6 8 6 18 0 20 2 20 18 0 52 0 105 0 157 0 14-1 18-18 18-5 0-10 0-10 5 0 6 4 6 11 6 56 0 111 0 167 0 6 0 9 0 10-5 1 0 9-52 9-53 0-3-3-6-5-6-4 0-4 3-6 5-2 8-4 20-28 34-16 10-32 14-50 14-5 0-12 0-17 0-7 0-14 0-14-22 0-24 0-48 0-72zM172 11c0 5 0 10 0 15-6-6-12-11-18-15 6 0 12 0 18 0zM110 103c5-1 12-7 18-13 0 8 0 17 0 26-7-8-17-13-18-13zM39 29c0-5 0-12-3-18 11 0 22 0 33 0-2 7-2 18-2 20 0 51 0 102 0 152 0 12 1 18 2 21-11 0-22 0-33 0 3-5 3-13 3-17 0-52 0-105 0-158zM157 204c9-5 18-12 25-18-1 2-3 15-4 18-7 0-14 0-21 0z"><text:p/></draw:path><draw:path draw:style-name="gr180" draw:text-style-name="P67" svg:width="0.0283in" svg:height="0.1236in" svg:x="0.7937in" svg:y="0in" svg:viewBox="0 0 73 315" svg:d="M73 311c0-1 0-1-5-6-39-41-50-100-50-147 0-56 13-110 51-149 4-5 4-5 4-5 0-3-1-4-3-4-3 0-31 22-50 62-16 34-20 69-20 96 0 24 4 61 21 97 19 39 46 60 49 60 2 0 3-1 3-4z"><text:p/></draw:path><draw:path draw:style-name="gr180" draw:text-style-name="P67" svg:width="0.0283in" svg:height="0.1236in" svg:x="0.8425in" svg:y="0in" svg:viewBox="0 0 73 315" svg:d="M73 311c0-1 0-1-6-6-39-41-49-100-49-147 0-56 12-110 51-149 4-5 4-5 4-5 0-3-1-4-3-4-3 0-32 22-50 62-16 34-20 69-20 96 0 24 3 61 21 97 19 39 46 60 49 60 2 0 3-1 3-4z"><text:p/></draw:path><draw:path draw:style-name="gr180" draw:text-style-name="P67" svg:width="0.1024in" svg:height="0.0839in" svg:x="0.8815in" svg:y="0.0087in" svg:viewBox="0 0 261 214" svg:d="M145 85c-9-21-18-42-27-63-1-2-1-2-1-3 0-2 5-8 18-9 4-1 6-1 6-6 0-4-3-4-4-4-13 0-26 1-40 1-8 0-28-1-36-1-2 0-5 0-5 6 0 4 3 4 7 4 19 0 21 3 24 10 13 29 25 58 37 88-22 23-44 47-66 70-2 2-3 3-5 4-15 17-30 21-46 22-4 1-7 1-7 6 0 1 0 4 4 4 9 0 20-1 30-1 12 0 24 1 35 1 2 0 6 0 6-6 0-3-3-4-4-4-3 0-13-1-13-10 0-4 5-10 9-13 10-11 21-23 32-34 10-10 19-21 29-31 11 25 20 50 31 75 2 3 2 3 2 4 0 3-5 8-18 9-4 1-6 1-6 6 0 4 3 4 4 4 9 0 31-1 40-1 8 0 28 1 35 1 3 0 6 0 6-6 0-4-3-4-5-4-22 0-23-1-28-13-12-29-33-78-41-97 22-22 55-60 65-69 9-7 22-14 41-15 3-1 7-1 7-6 0-1 0-4-5-4-9 0-19 1-29 1-12 0-24-1-35-1-2 0-7 0-7 6 0 2 2 3 4 4 4 0 13 1 13 9 0 4-3 9-6 12-17 18-34 36-51 54z"><text:p/></draw:path><draw:path draw:style-name="gr180" draw:text-style-name="P67" svg:width="0.0756in" svg:height="0.0047in" svg:x="1.0291in" svg:y="0.0598in" svg:viewBox="0 0 193 13" svg:d="M183 13c5 0 10 0 10-6 0-7-5-7-10-7-57 0-115 0-171 0-6 0-12 0-12 7 0 6 6 6 12 6 56 0 114 0 171 0z"><text:p/></draw:path><draw:path draw:style-name="gr180" draw:text-style-name="P67" svg:width="0.0772in" svg:height="0.0843in" svg:x="1.1449in" svg:y="0.0083in" svg:viewBox="0 0 197 215" svg:d="M77 110c8 0 23 0 35 7 15 10 16 27 16 29 0 4 0 8 5 8 6 0 6-5 6-10 0-29 0-58 0-86 0-5 0-9-6-9-5 0-5 4-5 7-2 40-34 42-51 43 0-23 0-44 0-67 0-21 6-21 14-21 5 0 10 0 15 0 42 0 64 21 66 44 0 2 0 7 5 7 6 0 6-5 6-11 0-13 0-27 0-40 0-10-1-11-11-11-54 0-107 0-161 0-7 0-11 0-11 5 0 6 5 6 8 6 18 0 20 2 20 18 0 52 0 105 0 157 0 14-2 18-18 18-5 0-10 0-10 5 0 6 4 6 11 6 56 0 111 0 167 0 6 0 9 0 10-5 3-18 9-52 9-53 0-3-3-6-5-6-5 0-4 3-6 5-2 8-5 20-28 34-17 10-33 14-50 14-5 0-12 0-17 0-8 0-14 0-14-22 0-24 0-48 0-72zM172 11c0 5 0 10 0 15-6-6-12-11-18-15 6 0 12 0 18 0zM110 103c5-1 12-7 18-13 0 8 0 17 0 26-8-8-17-13-18-13zM39 29c0-5 0-12-3-18 11 0 22 0 33 0-3 7-3 18-3 20 0 51 0 102 0 152 0 12 2 18 3 21-11 0-22 0-33 0 3-5 3-13 3-17 0-52 0-105 0-158zM157 204c9-5 18-12 24-18 0 2-3 15-3 18-7 0-14 0-21 0z"><text:p/></draw:path><draw:path draw:style-name="gr180" draw:text-style-name="P67" svg:width="0.0283in" svg:height="0.1236in" svg:x="1.2386in" svg:y="0in" svg:viewBox="0 0 73 315" svg:d="M73 311c0-1 0-1-6-6-39-41-49-100-49-147 0-56 12-110 51-149 4-5 4-5 4-5 0-3-1-4-3-4-3 0-31 22-50 62-16 34-20 69-20 96 0 24 4 61 21 97 19 39 46 60 49 60 2 0 3-1 3-4z"><text:p/></draw:path><draw:path draw:style-name="gr180" draw:text-style-name="P67" svg:width="0.1024in" svg:height="0.0839in" svg:x="1.2776in" svg:y="0.0087in" svg:viewBox="0 0 261 214" svg:d="M145 85c-9-21-17-42-26-63-2-2-1-2-2-3 0-2 5-8 18-9 4-1 7-1 7-6 0-4-4-4-5-4-13 0-26 1-40 1-8 0-28-1-35-1-2 0-6 0-6 6 0 4 3 4 7 4 19 0 22 3 24 10 13 29 25 58 37 88-22 23-44 47-66 70-2 2-3 3-5 4-15 17-30 21-46 22-4 1-7 1-7 6 0 1 0 4 4 4 9 0 20-1 30-1 12 0 24 1 35 1 2 0 6 0 6-6 0-3-3-4-4-4-3 0-13-1-13-10 0-4 5-10 9-13 11-11 21-23 32-34 10-10 19-21 29-31 11 25 21 50 32 75 1 3 1 3 1 4 0 3-5 8-18 9-4 1-6 1-6 6 0 4 3 4 4 4 9 0 32-1 40-1s28 1 35 1c3 0 6 0 6-6 0-4-2-4-5-4-22 0-22-1-27-13-13-29-34-78-42-97 22-22 55-60 65-69 9-7 22-14 41-15 3-1 7-1 7-6 0-1 0-4-5-4-9 0-19 1-29 1-12 0-24-1-35-1-2 0-7 0-7 6 0 2 2 3 5 4 3 0 12 1 12 9 0 4-3 9-6 12-17 18-34 36-51 54z"><text:p/></draw:path><draw:path draw:style-name="gr180" draw:text-style-name="P67" svg:width="0.0287in" svg:height="0.1236in" svg:x="1.3945in" svg:y="0in" svg:viewBox="0 0 74 315" svg:d="M74 158c0-25-4-63-21-99-19-38-47-59-49-59s-4 2-4 4l6 7c31 30 49 81 49 147 0 52-12 108-51 148-4 4-4 4-4 5 0 2 2 4 4 4s31-22 50-62c16-35 20-70 20-95z"><text:p/></draw:path><draw:path draw:style-name="gr180" draw:text-style-name="P67" svg:width="0.0287in" svg:height="0.1236in" svg:x="1.4429in" svg:y="0in" svg:viewBox="0 0 74 315" svg:d="M74 158c0-25-4-63-22-99-19-38-46-59-48-59-3 0-4 2-4 4l6 7c31 30 49 81 49 147 0 52-12 108-51 148-4 4-4 4-4 5 0 2 1 4 4 4 2 0 31-22 49-62 16-35 21-70 21-95z"><text:p/></draw:path><draw:path draw:style-name="gr180" draw:text-style-name="P67" svg:width="0.0287in" svg:height="0.1236in" svg:x="1.4965in" svg:y="0in" svg:viewBox="0 0 74 315" svg:d="M74 311c0-1 0-1-6-6-39-41-49-100-49-147 0-56 12-110 50-149 5-5 5-5 5-5 0-3-1-4-4-4s-31 22-49 62c-17 34-21 69-21 96 0 24 4 61 22 97 18 39 45 60 48 60s4-1 4-4z"><text:p/></draw:path><draw:path draw:style-name="gr180" draw:text-style-name="P67" svg:width="0.0898in" svg:height="0.0839in" svg:x="1.537in" svg:y="0.0087in" svg:viewBox="0 0 229 214" svg:d="M177 36c2-2 3-3 5-5 10-9 20-20 41-21 4-1 6-1 6-6 0-3-1-4-4-4-8 0-17 1-25 1-11 0-22-1-32-1-2 0-6 0-6 5 0 4 3 5 4 5 3 0 12 0 12 7 0 5-7 14-9 14-24 28-48 56-73 85-11-31-23-62-35-94-2-4-1-3-2-5 0-7 16-7 19-7 5 0 7 0 7-6 0-4-3-4-4-4-9 0-32 1-40 1s-28-1-36-1c-1 0-5 0-5 6 0 4 3 4 7 4 19 0 20 3 23 10 13 35 26 69 39 104 0 1 1 5 1 5 0 1-12 51-14 57-4 17-5 18-30 18-6 0-8 0-8 6 0 4 4 4 4 4 9 0 31-1 40-1s32 1 41 1c1 0 5 0 5-6 0-4-3-4-8-4-1 0-7 0-13 0-6-1-8-2-8-5 0-2 3-14 5-20 3-14 7-30 10-44 2-6 2-6 5-9 26-31 52-60 78-90z"><text:p/></draw:path><draw:path draw:style-name="gr180" draw:text-style-name="P67" svg:width="0.0756in" svg:height="0.0047in" svg:x="1.6709in" svg:y="0.0598in" svg:viewBox="0 0 193 13" svg:d="M182 13c5 0 11 0 11-6 0-7-6-7-11-7-57 0-115 0-171 0-6 0-11 0-11 7 0 6 5 6 11 6 56 0 114 0 171 0z"><text:p/></draw:path><draw:path draw:style-name="gr180" draw:text-style-name="P67" svg:width="0.0772in" svg:height="0.0843in" svg:x="1.7866in" svg:y="0.0083in" svg:viewBox="0 0 197 215" svg:d="M77 110c8 0 24 0 35 7 15 10 16 27 16 29 0 4 0 8 5 8 6 0 6-5 6-10 0-29 0-58 0-86 0-5 0-9-6-9-5 0-5 4-5 7-2 40-34 42-51 43 0-23 0-44 0-67 0-21 7-21 14-21 5 0 10 0 15 0 42 0 64 21 66 44 0 2 1 7 5 7 6 0 6-5 6-11 0-13 0-27 0-40 0-10 0-11-10-11-54 0-108 0-162 0-7 0-11 0-11 5 0 6 5 6 8 6 18 0 20 2 20 18 0 52 0 105 0 157 0 14-1 18-18 18-5 0-10 0-10 5 0 6 4 6 11 6 56 0 111 0 167 0 6 0 9 0 10-5 1 0 9-52 9-53 0-3-3-6-5-6-4 0-4 3-6 5-2 8-5 20-28 34-16 10-32 14-50 14-5 0-12 0-17 0-7 0-14 0-14-22 0-24 0-48 0-72zM172 11c0 5 0 10 0 15-6-6-12-11-18-15 6 0 12 0 18 0zM110 103c5-1 12-7 18-13 0 8 0 17 0 26-7-8-17-13-18-13zM39 29c0-5 0-12-3-18 11 0 22 0 33 0-2 7-2 18-2 20 0 51 0 102 0 152 0 12 1 18 2 21-11 0-22 0-33 0 3-5 3-13 3-17 0-52 0-105 0-158zM157 204c9-5 18-12 24-18 0 2-2 15-3 18-7 0-14 0-21 0z"><text:p/></draw:path><draw:path draw:style-name="gr180" draw:text-style-name="P67" svg:width="0.0283in" svg:height="0.1236in" svg:x="1.8799in" svg:y="0in" svg:viewBox="0 0 73 315" svg:d="M73 311c0-1 0-1-6-6-38-41-49-100-49-147 0-56 13-110 51-149 4-5 4-5 4-5 0-3-1-4-3-4-3 0-31 22-50 62-16 34-20 69-20 96 0 24 4 61 21 97 19 39 46 60 49 60 2 0 3-1 3-4z"><text:p/></draw:path><draw:path draw:style-name="gr180" draw:text-style-name="P67" svg:width="0.0902in" svg:height="0.0839in" svg:x="1.9205in" svg:y="0.0087in" svg:viewBox="0 0 230 214" svg:d="M178 36c2-2 3-3 5-5 9-9 19-20 41-21 3-1 6-1 6-6 0-3-1-4-4-4-8 0-17 1-26 1-10 0-22-1-32-1-2 0-6 0-6 5 0 4 4 5 5 5 2 0 11 0 11 7 0 5-7 14-8 14-24 28-49 56-74 85-11-31-22-62-34-94-2-4-1-3-2-5 0-7 16-7 18-7 5 0 8 0 8-6 0-4-4-4-5-4-8 0-31 1-40 1-8 0-27-1-35-1-2 0-6 0-6 6 0 4 4 4 7 4 19 0 21 3 24 10 12 35 26 69 38 104 0 1 1 5 1 5 0 1-12 51-13 57-5 17-5 18-30 18-6 0-9 0-9 6 0 4 4 4 4 4 9 0 31-1 40-1s32 1 41 1c2 0 6 0 6-6 0-4-3-4-9-4-1 0-6 0-12 0-7-1-9-2-9-5 0-2 3-14 5-20 3-14 8-30 11-44 1-6 2-6 4-9 26-31 53-60 79-90z"><text:p/></draw:path><draw:path draw:style-name="gr180" draw:text-style-name="P67" svg:width="0.0283in" svg:height="0.1236in" svg:x="2.0232in" svg:y="0in" svg:viewBox="0 0 73 315" svg:d="M73 158c0-25-3-63-21-99-19-38-46-59-49-59-2 0-3 2-3 4l6 7c31 30 49 81 49 147 0 52-12 108-51 148-4 4-4 4-4 5 0 2 1 4 3 4 3 0 32-22 50-62 16-35 20-70 20-95z"><text:p/></draw:path><draw:path draw:style-name="gr180" draw:text-style-name="P67" svg:width="0.0283in" svg:height="0.1236in" svg:x="2.0717in" svg:y="0in" svg:viewBox="0 0 73 315" svg:d="M73 158c0-25-4-63-21-99-19-38-46-59-49-59-2 0-3 2-3 4l5 7c32 30 50 81 50 147 0 52-12 108-51 148-4 4-4 4-4 5 0 2 1 4 3 4 3 0 31-22 50-62 16-35 20-70 20-95z"><text:p/></draw:path><draw:path draw:style-name="gr180" draw:text-style-name="P67" svg:width="0.0287in" svg:height="0.1236in" svg:x="2.1201in" svg:y="0in" svg:viewBox="0 0 74 315" svg:d="M74 158c0-25-4-63-21-99-20-38-47-59-49-59s-4 2-4 4l6 7c31 30 49 81 49 147 0 52-12 108-51 148-4 4-4 4-4 5 0 2 2 4 4 4s31-22 50-62c16-35 20-70 20-95z"><text:p/></draw:path></draw:g></draw:g></text:span></text:p>
      <text:p text:style-name="P40"><text:span text:style-name="T23"><draw:g text:anchor-type="as-char" svg:y="-0.1126in" draw:z-index="25" draw:name="Shape37" draw:style-name="gr178"><svg:title>TexMaths</svg:title><svg:desc>9§inline§cov(X,Y) \leq \sqrt{var(X)var(Y)} \implies -\sigma_X \sigma_Y \leq cov(X,Y) \leq \sigma_X \sigma_Y §svg§600§FALSE§</svg:desc><draw:g draw:style-name="gr2"><draw:path draw:style-name="gr179" draw:text-style-name="P66" svg:width="3.5409in" svg:height="0.1354in" svg:x="0.0016in" svg:y="0.0063in" svg:viewBox="0 0 8995 345" svg:d="M4498 345c-1499 0-2999 0-4498 0 0-115 0-230 0-345 2999 0 5996 0 8995 0 0 115 0 230 0 345-1499 0-2999 0-4497 0z"><text:p/></draw:path><draw:path draw:style-name="gr180" draw:text-style-name="P67" svg:width="0.0476in" svg:height="0.0559in" svg:x="0.0004in" svg:y="0.0563in" svg:viewBox="0 0 122 143" svg:d="M112 20c-5 0-9 0-14 4-5 5-5 10-5 12 0 8 5 12 11 12 9 0 17-8 17-21 0-15-14-27-36-27-44 0-85 45-85 90 0 28 18 53 51 53 45 0 71-33 71-38 0-2-1-3-3-3s-2 1-4 2c-25 32-60 32-64 32-20 0-28-16-28-34 0-14 7-44 17-63 10-18 27-32 45-32 10 0 22 4 27 13z"><text:p/></draw:path><draw:path draw:style-name="gr180" draw:text-style-name="P67" svg:width="0.0528in" svg:height="0.0559in" svg:x="0.0543in" svg:y="0.0563in" svg:viewBox="0 0 135 143" svg:d="M135 53c0-32-22-53-50-53-43 0-85 45-85 90 0 30 21 53 50 53 43 0 85-44 85-90zM50 136c-13 0-27-10-27-34 0-16 8-50 18-66 17-24 35-29 44-29 18 0 27 15 27 34 0 12-7 45-18 66-11 18-29 29-44 29z"><text:p/></draw:path><draw:path draw:style-name="gr180" draw:text-style-name="P67" svg:width="0.0543in" svg:height="0.0559in" svg:x="0.1134in" svg:y="0.0563in" svg:viewBox="0 0 139 143" svg:d="M139 22c0-17-9-22-14-22-8 0-16 8-16 15 0 4 2 6 5 9 7 7 11 15 11 26 0 14-19 86-57 86-15 0-23-11-23-27 0-18 9-42 19-68 2-5 3-10 3-15 0-14-9-26-26-26-29 0-41 46-41 49 0 2 3 2 4 2 3 0 3 0 5-5 9-32 22-39 31-39 3 0 9 0 9 10 0 8-4 16-6 22-13 37-18 51-18 64 0 35 28 40 42 40 54 0 72-104 72-121z"><text:p/></draw:path><draw:path draw:style-name="gr180" draw:text-style-name="P67" svg:width="0.0287in" svg:height="0.1236in" svg:x="0.1866in" svg:y="0.0177in" svg:viewBox="0 0 74 315" svg:d="M74 311c0-1 0-2-6-7-39-40-49-99-49-147 0-54 12-109 50-149 5-4 5-4 5-4 0-3-1-4-4-4s-31 22-49 61c-17 35-21 70-21 96s4 62 22 98c18 39 45 60 48 60s4-2 4-4z"><text:p/></draw:path><draw:path draw:style-name="gr180" draw:text-style-name="P67" svg:width="0.102in" svg:height="0.0839in" svg:x="0.2264in" svg:y="0.0264in" svg:viewBox="0 0 260 214" svg:d="M145 85c-9-20-18-42-27-63-1-2-1-2-2-3 0-3 5-8 19-10 4 0 6 0 6-5 0-4-3-4-4-4-13 0-27 1-40 1-8 0-28-1-36-1-2 0-5 0-5 6 0 3 2 3 7 3 19 0 21 4 23 11 13 29 26 57 38 87-22 23-44 48-66 72-2 1-3 2-5 4-15 16-31 20-47 21-3 0-6 0-6 6 1 2 0 4 4 4 9 0 19-1 29-1 12 0 25 1 36 1 2 0 6 0 6-6 0-4-3-4-4-4-3 0-13-1-13-9 0-4 5-10 9-14 10-12 21-23 32-34 10-10 19-21 29-31 11 25 20 50 31 76 2 3 2 3 2 4 0 3-6 7-18 8-4 0-6 1-6 6 0 4 2 4 4 4 9 0 31-1 40-1 8 0 27 1 35 1 3 0 6 0 6-6 0-4-3-4-6-4-21 0-22-1-27-12-12-30-33-80-41-98 22-22 55-60 65-69 9-7 21-15 41-16 3 0 6 0 6-6-1-1 0-3-4-3-9 0-19 1-29 1-12 0-25-1-35-1-2 0-7 0-7 6 0 2 2 3 4 3 3 1 13 1 13 10 0 4-4 9-6 12-17 18-34 36-51 54z"><text:p/></draw:path><draw:path draw:style-name="gr180" draw:text-style-name="P67" svg:width="0.0142in" svg:height="0.0366in" svg:x="0.3398in" svg:y="0.0976in" svg:viewBox="0 0 37 94" svg:d="M37 33c0-21-8-33-21-33-10 0-16 8-16 16 0 9 6 17 16 17 5 0 8-1 12-4 1 0 1-1 1-1 1 0 1 1 1 5 0 23-11 43-22 52-4 4-4 5-4 6 0 2 2 3 4 3 4 0 29-24 29-61z"><text:p/></draw:path><draw:path draw:style-name="gr180" draw:text-style-name="P67" svg:width="0.0898in" svg:height="0.0839in" svg:x="0.3886in" svg:y="0.0264in" svg:viewBox="0 0 229 214" svg:d="M177 35c2-1 3-3 5-4 10-9 20-20 41-22 4 0 6 0 6-5 0-3 0-4-3-4-8 0-17 1-26 1-11 0-22-1-32-1-2 0-6 0-6 5 0 4 4 4 4 4 3 0 12 1 12 7s-7 15-8 15c-24 28-49 56-74 85-11-31-23-62-35-94-2-4-1-3-2-5 0-8 17-8 19-8 5 0 8 0 8-6 0-3-4-3-5-3-9 0-31 1-40 1-8 0-28-1-35-1-2 0-6 0-6 6 0 3 3 3 7 3 19 0 21 4 24 11 12 35 26 69 38 104 0 1 1 5 1 5 0 1-12 52-14 57-4 17-4 18-30 18-5 0-8 0-8 6 0 4 4 4 4 4 9 0 31-1 40-1s32 1 41 1c2 0 6 0 6-6 0-4-3-4-9-4-1 0-6 0-12-1-7 0-9-1-9-3 0-3 3-14 5-20 3-15 7-31 10-45 2-6 2-6 5-10 26-31 52-60 78-90z"><text:p/></draw:path><draw:path draw:style-name="gr180" draw:text-style-name="P67" svg:width="0.0283in" svg:height="0.1236in" svg:x="0.4913in" svg:y="0.0177in" svg:viewBox="0 0 73 315" svg:d="M73 157c0-24-4-62-21-98-19-38-46-59-49-59-2 0-3 1-3 4l5 7c32 30 50 81 50 146 0 53-12 109-51 149-4 3-4 4-4 5 0 2 1 4 3 4 3 0 31-22 50-62 16-35 20-69 20-96z"><text:p/></draw:path><draw:path draw:style-name="gr180" draw:text-style-name="P67" svg:width="0.0756in" svg:height="0.0953in" svg:x="0.5772in" svg:y="0.0319in" svg:viewBox="0 0 193 243" svg:d="M187 13c4-1 6-3 6-7 0-3-2-6-6-6-2 0-4 1-5 2-59 28-117 55-176 83-5 1-6 4-6 7 0 2 2 4 6 6 59 27 117 54 176 82 3 3 4 3 5 3 4 0 6-3 6-7 0-2 0-4-6-7-55-26-111-52-165-77 54-26 110-52 165-79zM183 243c5 0 10 0 10-7 0-6-6-6-11-6-57 0-114 0-170 0-5 0-12 0-12 6 0 7 6 7 11 7 57 0 114 0 172 0z"><text:p/></draw:path><draw:path draw:style-name="gr180" draw:text-style-name="P67" svg:width="0.1126in" svg:height="0.1484in" svg:x="0.7122in" svg:y="0in" svg:viewBox="0 0 287 378" svg:d="M99 378c10 0 10-1 13-7 58-119 116-239 173-358 2-5 2-6 2-7 0-3-2-6-6-6s-6 3-7 6c-54 113-108 226-163 338-23-51-45-103-68-154-14 11-29 21-43 32 2 2 3 4 4 5 8-5 16-10 23-17 24 56 48 112 72 168z"><text:p/></draw:path><draw:path draw:style-name="gr180" draw:text-style-name="P67" svg:width="0.787in" svg:height="0.0047in" svg:x="0.8228in" svg:y="0in" svg:viewBox="0 0 2000 13" svg:d="M1000 13c-333 0-667 0-1000 0 0-5 0-9 0-13 667 0 1333 0 2000 0 0 4 0 8 0 13-334 0-667 0-1000 0z"><text:p/></draw:path><draw:path draw:style-name="gr180" draw:text-style-name="P67" svg:width="0.0543in" svg:height="0.0559in" svg:x="0.8268in" svg:y="0.0563in" svg:viewBox="0 0 139 143" svg:d="M139 22c0-17-9-22-15-22-7 0-15 8-15 15 0 4 2 6 5 9 7 7 11 15 11 26 0 14-20 86-57 86-16 0-23-11-23-27 0-18 9-42 19-68 2-5 3-10 3-15 0-14-9-26-26-26-29 0-41 46-41 49 0 2 3 2 4 2 2 0 3 0 4-5 10-32 23-39 32-39 3 0 9 0 9 10 0 8-4 16-6 22-14 37-18 51-18 64 0 35 28 40 42 40 54 0 72-104 72-121z"><text:p/></draw:path><draw:path draw:style-name="gr180" draw:text-style-name="P67" svg:width="0.0567in" svg:height="0.0559in" svg:x="0.8925in" svg:y="0.0563in" svg:viewBox="0 0 145 143" svg:d="M105 20c-5-12-14-20-29-20-36 0-76 47-76 93 0 29 18 50 42 50 7 0 23-2 42-24 2 13 13 24 28 24 11 0 18-7 24-18 5-11 6-21 9-31 0-3-3-3-4-3-2 0-3 2-4 6-6 20-11 39-25 39-8 0-9-8-9-15s1-10 5-23c3-13 4-16 6-29 4-14 8-29 12-44 2-8 2-9 2-11 0-5-4-8-9-8-7 0-13 7-14 14zM85 102c-1 6-1 6-6 11-14 17-27 23-36 23-16 0-21-17-21-30 0-15 11-55 18-69 10-18 24-30 36-30 21 0 26 25 26 28 0 2-1 4-1 5-6 20-10 41-16 62z"><text:p/></draw:path><draw:path draw:style-name="gr180" draw:text-style-name="P67" svg:width="0.0504in" svg:height="0.0559in" svg:x="0.9571in" svg:y="0.0563in" svg:viewBox="0 0 129 143" svg:d="M19 120c-1 5-3 13-3 14 0 6 5 9 9 9s10-3 12-9c1-1 12-44 12-49 3-11 9-34 10-42 2-4 11-19 18-26 3-2 12-10 26-10 8 0 9 3 13 4-10 2-16 9-16 17 0 5 3 11 12 11 8 0 17-8 17-18 0-12-10-21-26-21-21 0-35 15-41 24-3-14-13-24-29-24-14 0-20 13-23 18-6 11-10 30-10 31 0 2 3 1 4 2 3 0 3 0 5-7 5-22 12-37 23-37 6 0 10 2 10 15 0 6-1 9-5 26-6 24-12 48-18 72z"><text:p/></draw:path><draw:path draw:style-name="gr180" draw:text-style-name="P67" svg:width="0.0287in" svg:height="0.1236in" svg:x="1.0256in" svg:y="0.0177in" svg:viewBox="0 0 74 315" svg:d="M74 311c0-1 0-2-6-7-39-40-49-99-49-147 0-54 12-109 50-149 5-4 5-4 5-4 0-3-2-4-4-4-3 0-31 22-50 61-16 35-20 70-20 96s4 62 21 98c19 39 46 60 49 60 2 0 4-2 4-4z"><text:p/></draw:path><draw:path draw:style-name="gr180" draw:text-style-name="P67" svg:width="0.102in" svg:height="0.0839in" svg:x="1.0654in" svg:y="0.0264in" svg:viewBox="0 0 260 214" svg:d="M144 85c-9-20-17-42-26-63-1-2-1-2-2-3 0-3 5-8 19-10 3 0 6 0 6-5 0-4-3-4-4-4-14 0-27 1-41 1-7 0-27-1-35-1-2 0-5 0-5 6 0 3 2 3 7 3 19 0 21 4 23 11 13 29 26 57 38 87-22 23-44 48-66 72-2 1-3 2-5 4-15 16-31 20-47 21-3 0-6 0-6 6 1 2 0 4 4 4 9 0 19-1 29-1 12 0 25 1 36 1 2 0 6 0 6-6 0-4-3-2-4-4-4 0-13-1-13-9 0-4 5-10 9-14 10-12 21-23 32-34 10-10 19-21 29-31 11 25 20 50 31 76 1 3 2 3 2 4 0 3-6 7-19 8-3 0-6 1-6 6 0 4 3 4 5 4 8 0 31-1 40-1 8 0 27 1 35 1 2 0 6 0 6-6 0-4-3-4-6-4-21 0-22-1-27-12-13-30-33-80-41-98 22-22 55-60 65-69 9-7 21-15 40-16 4 0 7 0 7-6-1-1 0-3-4-3-9 0-20 1-29 1-12 0-25-1-35-1-3 0-7 0-7 6 0 2 2 3 4 3 3 1 13 1 13 10 0 4-4 9-7 12-17 18-34 36-51 54z"><text:p/></draw:path><draw:path draw:style-name="gr180" draw:text-style-name="P67" svg:width="0.0283in" svg:height="0.1236in" svg:x="1.1819in" svg:y="0.0177in" svg:viewBox="0 0 73 315" svg:d="M73 157c0-24-4-62-21-98-19-38-46-59-49-59-2 0-3 1-3 4l5 7c32 30 50 81 50 146 0 53-12 109-51 149-4 3-4 4-4 5 0 2 1 4 3 4 3 0 31-22 50-62 16-35 20-69 20-96z"><text:p/></draw:path><draw:path draw:style-name="gr180" draw:text-style-name="P67" svg:width="0.0543in" svg:height="0.0559in" svg:x="1.2268in" svg:y="0.0563in" svg:viewBox="0 0 139 143" svg:d="M139 22c0-17-9-22-15-22-7 0-15 8-15 15 0 4 2 6 5 9 7 7 11 15 11 26 0 14-20 86-57 86-16 0-23-11-23-27 0-18 9-42 19-68 2-5 3-10 3-15 0-14-9-26-26-26-29 0-41 46-41 49 0 2 3 2 4 2 2 0 3 0 4-5 10-32 23-39 32-39 3 0 9 0 9 10 0 8-4 16-6 22-14 37-18 51-18 64 0 35 28 40 42 40 54 0 72-104 72-121z"><text:p/></draw:path><draw:path draw:style-name="gr180" draw:text-style-name="P67" svg:width="0.0567in" svg:height="0.0559in" svg:x="1.2925in" svg:y="0.0563in" svg:viewBox="0 0 145 143" svg:d="M105 20c-5-12-14-20-29-20-36 0-76 47-76 93 0 29 18 50 42 50 7 0 23-2 42-24 2 13 13 24 28 24 11 0 18-7 24-18 5-11 6-21 9-31 0-3-3-3-4-3-2 0-3 2-4 6-6 20-11 39-24 39-9 0-10-8-10-15s1-10 5-23c3-13 4-16 6-29 4-14 8-29 12-44 2-8 2-9 2-11 0-5-4-8-9-8-7 0-12 7-14 14zM85 102c-1 6-1 6-6 11-14 17-27 23-36 23-16 0-21-17-21-30 0-15 11-55 18-69 10-18 24-30 36-30 21 0 26 25 26 28 0 2 0 4-1 5-6 20-10 41-16 62z"><text:p/></draw:path><draw:path draw:style-name="gr180" draw:text-style-name="P67" svg:width="0.0504in" svg:height="0.0559in" svg:x="1.3571in" svg:y="0.0563in" svg:viewBox="0 0 129 143" svg:d="M19 120c-1 5-3 13-3 14 0 6 5 9 9 9s10-3 12-9c1-1 12-44 12-49 3-11 9-34 10-42 2-4 11-19 18-26 3-2 12-10 26-10 8 0 9 3 13 4-10 2-16 9-16 17 0 5 3 11 12 11 8 0 17-8 17-18 0-12-10-21-26-21-21 0-35 15-41 24-3-14-13-24-29-24-14 0-20 13-23 18-6 11-10 30-10 31 0 2 4 2 4 2 3 0 3 0 6-7 4-22 12-37 22-37 6 0 10 2 10 15 0 6-1 9-5 26-6 24-12 48-18 72z"><text:p/></draw:path><draw:path draw:style-name="gr180" draw:text-style-name="P67" svg:width="0.0287in" svg:height="0.1236in" svg:x="1.4256in" svg:y="0.0177in" svg:viewBox="0 0 74 315" svg:d="M74 311c0-1 0-2-6-7-39-40-49-99-49-147 0-54 12-109 50-149 5-4 5-4 5-4 0-3-2-4-4-4-3 0-31 22-50 61-16 35-20 70-20 96s4 62 21 98c19 39 46 60 49 60 2 0 4-2 4-4z"><text:p/></draw:path><draw:path draw:style-name="gr180" draw:text-style-name="P67" svg:width="0.0902in" svg:height="0.0839in" svg:x="1.4661in" svg:y="0.0264in" svg:viewBox="0 0 230 214" svg:d="M178 35c2-1 3-3 5-4 9-9 19-20 41-22 4 0 6 0 6-5 0-3-1-4-4-4-8 0-17 1-25 1-11 0-22-1-33-1-2 0-5 0-5 5 0 4 3 4 4 4 2 0 12 1 12 7s-7 15-9 15c-24 28-49 56-73 85-12-31-23-62-35-94-2-4-1-3-2-5 0-8 16-8 19-8 4 0 7 0 7-6 0-3-3-3-4-3-9 0-32 1-41 1-7 0-27-1-35-1-2 0-6 0-6 6 0 3 4 3 7 3 20 0 21 4 24 11 12 35 26 69 38 104 1 1 2 5 2 5 0 1-13 52-14 57-5 17-5 18-30 18-6 0-9 0-9 6 0 4 3 3 4 4 9 0 32-1 41-1 8 0 31 1 40 1 2 0 6 0 6-6 0-4-3-4-9-4-4 0-6 0-12-1-6 0-8-1-8-3 0-3 3-14 5-20 3-15 7-31 10-45 2-6 2-6 5-10 26-31 52-60 78-90z"><text:p/></draw:path><draw:path draw:style-name="gr180" draw:text-style-name="P67" svg:width="0.0287in" svg:height="0.1236in" svg:x="1.5689in" svg:y="0.0177in" svg:viewBox="0 0 74 315" svg:d="M74 157c0-24-4-62-21-98-19-38-47-59-49-59s-4 1-4 4l6 7c31 30 49 81 49 146 0 53-12 109-51 149-4 3-4 4-4 5 0 2 2 4 4 4s31-22 50-62c16-35 20-69 20-96z"><text:p/></draw:path><draw:path draw:style-name="gr180" draw:text-style-name="P67" svg:width="0.0823in" svg:height="0.0287in" svg:x="1.6862in" svg:y="0.0654in" svg:viewBox="0 0 210 74" svg:d="M200 13c4 0 10 0 10-7 0-6-6-6-10-6-63 0-127 0-190 0-5 0-10 0-10 6 0 7 5 7 11 7 63 0 126 0 189 0zM200 74c4 0 10 0 10-7 0-6-6-6-10-6-63 0-126 0-189 0-6 0-11 0-11 6 0 7 5 7 10 7 63 0 127 0 190 0z"><text:p/></draw:path><draw:path draw:style-name="gr180" draw:text-style-name="P67" svg:width="0.1102in" svg:height="0.0681in" svg:x="1.7622in" svg:y="0.0453in" svg:viewBox="0 0 281 174" svg:d="M212 62c14 12 30 20 40 24-11 6-27 14-40 25-66 0-134 0-200 0-6 0-12 0-12 6s6 6 11 6c62 0 125 0 187 0-15 15-32 42-32 47 0 4 5 4 7 4s4 0 5-3c7-12 16-29 36-47 23-20 43-28 60-32 5-3 6-3 7-4 0-1 0-1 0-2s0-1 0-1c0-1-1-1-1-1-1 0-1 0-7-2-43-13-74-42-92-76-4-6-4-6-8-6-2 0-7 0-7 4 0 3 17 31 32 45-62 0-125 0-187 0-5 0-11 0-11 7 0 6 6 6 12 6 66 0 134 0 200 0z"><text:p/></draw:path><draw:path draw:style-name="gr180" draw:text-style-name="P67" svg:width="0.0756in" svg:height="0.0047in" svg:x="1.9591in" svg:y="0.0772in" svg:viewBox="0 0 193 13" svg:d="M182 13c5 0 11 0 11-7 0-6-6-6-11-6-57 0-115 0-171 0-6 0-11 0-11 6 0 7 5 7 11 7 56 0 114 0 171 0z"><text:p/></draw:path><draw:path draw:style-name="gr180" draw:text-style-name="P67" svg:width="0.0654in" svg:height="0.0543in" svg:x="2.0504in" svg:y="0.0571in" svg:viewBox="0 0 167 139" svg:d="M152 18c4 0 15 0 15-11 0-7-6-7-12-7-25 0-48 0-72 0-48 0-83 52-83 89 0 28 19 50 48 50 37 0 79-38 79-87 0-5 0-20-10-34 12 0 23 0 35 0zM48 132c-16 0-28-12-28-34 0-9 3-35 14-54 14-22 33-26 43-26 27 0 30 21 30 31 0 15-6 40-17 56-13 19-30 27-42 27z"><text:p/></draw:path><draw:path draw:style-name="gr180" draw:text-style-name="P67" svg:width="0.0764in" svg:height="0.0587in" svg:x="2.1213in" svg:y="0.0701in" svg:viewBox="0 0 195 150" svg:d="M112 67c7-8 14-15 21-22 28-27 37-36 57-37 3-1 5-1 5-4s-2-3-2-4c-7 0-15 1-21 1s-21-1-26-1c-2 0-5 1-5 4 0 1 0 3 4 4 2 0 7 0 7 5 0 4-4 7-5 9-2 2-30 29-38 37-7-14-15-28-23-43-1 0-1-2-1-3s4-5 12-5c1 0 5-1 5-5-1-1 0-3-4-3s-11 1-15 1c-5 0-10 0-15 0-3 0-9 0-12 0-4-1-9-1-13-1-1 0-4 0-4 4s2 4 6 4c13 0 14 2 16 6 11 21 21 41 32 62-5 3-8 8-13 12-4 4-14 14-19 18-27 26-36 36-56 37-2 0-5 0-5 4 0 1 1 3 3 3 7 0 14-1 20-1 4 0 10 0 14 1 3 0 9 0 12 0 1 0 5 0 5-4 0-3-3-3-4-3-2-1-7-1-7-5s3-8 8-12c15-15 30-30 44-44 9 17 18 34 27 52 1 3 2 3 2 4 0 0-4 4-12 5-2 0-5 0-5 4 1 1 0 3 4 3 5 0 10 0 15 0 4 0 10-1 14-1s9 0 13 1c4 0 9 0 13 0 0 0 4 0 4-4 0-3-3-3-6-3-14 0-15-3-16-6-12-24-25-47-36-70z"><text:p/></draw:path><draw:path draw:style-name="gr180" draw:text-style-name="P67" svg:width="0.0654in" svg:height="0.0543in" svg:x="2.2161in" svg:y="0.0571in" svg:viewBox="0 0 167 139" svg:d="M152 18c4 0 15 0 15-11 0-7-6-7-12-7-25 0-48 0-72 0-48 0-83 52-83 89 0 28 19 50 48 50 37 0 79-38 79-87 0-5 0-20-10-34 12 0 23 0 35 0zM48 132c-16 0-28-12-28-34 0-9 3-35 14-54 14-22 33-26 43-26 27 0 30 21 30 31 0 15-6 40-17 56-13 19-30 27-42 27z"><text:p/></draw:path><draw:path draw:style-name="gr180" draw:text-style-name="P67" svg:width="0.0685in" svg:height="0.0587in" svg:x="2.2878in" svg:y="0.0701in" svg:viewBox="0 0 175 150" svg:d="M137 26c4-4 9-8 13-12 9-6 18-6 21-6 2-1 4-1 4-5 0-1 0-3-2-3-6 0-13 1-18 1-7 0-16-1-24-1-1 0-3 0-3 4 0 3 2 4 3 4 7 0 7 3 7 4 0 2-1 4-3 6s-3 4-4 4c-19 19-37 39-55 58-10-22-19-43-29-65-2-2-1-2-2-3 0-4 11-4 12-4 3 0 6 0 6-5-1-1 0-3-4-3-7 0-23 1-29 1s-20-1-26-1c-1 0-4 1-4 4 0 4 3 4 6 4 13 0 14 2 16 6 11 26 22 51 34 76-4 13-7 27-10 40-3 12-3 12-20 13-4 0-7 0-7 4 0 2 2 3 3 3 5 0 10 0 14 0s11-1 15-1c5 0 8 1 14 1 4 0 11 0 15 0 1 0 5 0 5-4 0-3-3-3-8-3-3 0-4 0-8-1-4 0-5-1-5-3 0-1 3-12 4-18 2-7 7-26 8-27 0-3 0-4 2-6 20-21 39-41 59-62z"><text:p/></draw:path><draw:path draw:style-name="gr180" draw:text-style-name="P67" svg:width="0.0756in" svg:height="0.0953in" svg:x="2.4138in" svg:y="0.0319in" svg:viewBox="0 0 193 243" svg:d="M187 13c4-1 6-3 6-7 0-3-2-6-7-6-1 0-4 1-5 2-59 28-116 55-175 83-5 1-6 4-6 7 0 2 2 4 6 6 59 27 116 54 175 82 4 3 4 3 5 3 4 0 7-3 7-7 0-2-1-4-7-7-55-26-110-52-165-77 55-26 110-52 166-79zM182 243c5 0 11 0 11-7 0-6-7-6-11-6-57 0-115 0-171 0-5 0-11 0-11 6 0 7 5 7 11 7 56 0 114 0 171 0z"><text:p/></draw:path><draw:path draw:style-name="gr180" draw:text-style-name="P67" svg:width="0.048in" svg:height="0.0559in" svg:x="2.5398in" svg:y="0.0563in" svg:viewBox="0 0 123 143" svg:d="M112 20c-5 0-9 0-14 4-4 5-5 10-5 12 0 8 5 12 11 12 9 0 17-8 17-21 0-15-14-27-36-27-43 0-85 45-85 90 0 28 18 53 51 53 45 0 72-33 72-38 0-2-2-3-4-3-1 0-2 1-4 2-25 32-59 32-64 32-20 0-28-16-28-34 0-14 7-44 17-63 10-18 27-32 45-32 10 0 23 4 27 13z"><text:p/></draw:path><draw:path draw:style-name="gr180" draw:text-style-name="P67" svg:width="0.0528in" svg:height="0.0559in" svg:x="2.5937in" svg:y="0.0563in" svg:viewBox="0 0 135 143" svg:d="M135 53c0-32-22-53-50-53-43 0-85 45-85 90 0 30 21 53 50 53 43 0 85-44 85-90zM51 136c-14 0-28-10-28-34 0-16 8-50 18-66 17-24 35-29 44-29 18 0 27 15 27 34 0 12-6 45-18 66-11 18-28 29-43 29z"><text:p/></draw:path><draw:path draw:style-name="gr180" draw:text-style-name="P67" svg:width="0.0543in" svg:height="0.0559in" svg:x="2.6528in" svg:y="0.0563in" svg:viewBox="0 0 139 143" svg:d="M139 22c0-17-9-22-14-22-8 0-15 8-15 15 0 4 1 6 4 9 7 7 11 15 11 26 0 14-19 86-56 86-16 0-23-11-23-27 0-18 8-42 18-68 2-5 3-10 3-15 0-14-9-26-26-26-29 0-41 46-41 49 0 2 3 1 4 2 3 0 3 0 5-5 9-32 22-39 31-39 3 0 9 0 9 10 0 8-3 16-6 22-13 37-18 51-18 64 0 35 28 40 42 40 54 0 72-104 72-121z"><text:p/></draw:path><draw:path draw:style-name="gr180" draw:text-style-name="P67" svg:width="0.0283in" svg:height="0.1236in" svg:x="2.7264in" svg:y="0.0177in" svg:viewBox="0 0 73 315" svg:d="M73 311c0-1 0-2-6-7-39-40-49-99-49-147 0-54 12-109 51-149 4-4 4-4 4-4 0-3-1-4-3-4-3 0-32 22-50 61-16 35-20 70-20 96s3 62 21 98c19 39 46 60 49 60 2 0 3-2 3-4z"><text:p/></draw:path><draw:path draw:style-name="gr180" draw:text-style-name="P67" svg:width="0.1024in" svg:height="0.0839in" svg:x="2.7657in" svg:y="0.0264in" svg:viewBox="0 0 261 214" svg:d="M145 85c-9-20-18-42-27-63-1-2-1-2-1-3 0-3 5-8 18-10 4 0 6 0 6-5 0-4-3-4-4-4-13 0-26 1-40 1-8 0-28-1-36-1-2 0-5 0-5 6 0 3 3 3 7 3 19 0 21 4 24 11 13 29 25 57 37 87-22 23-44 48-66 72-2 1-3 2-5 4-15 16-30 20-46 21-4 0-7 0-7 6 2 2 0 4 4 4 9 0 20-1 30-1 12 0 24 1 35 1 2 0 6 0 6-6 0-4-3-4-4-4-3 0-13-1-13-9 0-4 5-10 9-14 10-12 21-23 32-34 10-10 19-21 29-31 11 25 20 50 31 76 2 3 2 3 2 4 0 3-5 7-18 8-4 0-6 1-6 6 0 4 3 4 4 4 9 0 31-1 40-1 8 0 28 1 35 1 3 0 6 0 6-6 0-4-3-4-5-4-22 0-23-1-28-12-12-30-33-80-41-98 22-22 55-60 65-69 9-7 22-15 41-16 3 0 7 0 7-6-2-1 0-3-5-3-9 0-19 1-29 1-12 0-24-1-35-1-2 0-7 0-7 6 0 2 2 3 4 3 4 1 13 1 13 10 0 4-3 9-6 12-17 18-34 36-51 54z"><text:p/></draw:path><draw:path draw:style-name="gr180" draw:text-style-name="P67" svg:width="0.0142in" svg:height="0.0366in" svg:x="2.8791in" svg:y="0.0976in" svg:viewBox="0 0 37 94" svg:d="M37 33c0-21-8-33-20-33-11 0-17 8-17 16 0 9 6 17 17 17 4 0 7-1 11-4 1 0 1-1 2-1 0 2 0 1 0 5 0 23-11 43-22 52-3 4-3 5-3 6 0 2 1 3 3 3 4 0 29-24 29-61z"><text:p/></draw:path><draw:path draw:style-name="gr180" draw:text-style-name="P67" svg:width="0.0902in" svg:height="0.0839in" svg:x="2.928in" svg:y="0.0264in" svg:viewBox="0 0 230 214" svg:d="M178 35c2-1 3-3 5-4 9-9 19-20 41-22 3 0 6 0 6-5 0-3-1-4-4-4-8 0-17 1-26 1-10 0-22-1-32-1-2 0-6 0-6 5 0 4 4 4 5 4 2 0 11 1 11 7s-7 15-8 15c-24 28-49 56-74 85-11-31-22-62-34-94-2-4-1-3-2-5 0-8 16-8 18-8 5 0 8 0 8-6 0-3-3-3-5-3-8 0-31 1-40 1-8 0-27-1-35-1-2 0-6 0-6 6 0 3 4 3 7 3 19 0 21 4 24 11 12 35 26 69 38 104 0 1 2 5 2 5 0 1-13 52-14 57-5 17-5 18-30 18-6 0-9 0-9 6 0 4 4 4 4 4 9 0 31-1 40-1 8 0 32 1 41 1 2 0 6 0 6-6 0-4-3-4-9-4-1 0-6 0-12-1-7 0-9-1-9-3 0-3 4-14 5-20 3-15 8-31 11-45 1-6 2-6 4-10 26-31 53-60 79-90z"><text:p/></draw:path><draw:path draw:style-name="gr180" draw:text-style-name="P67" svg:width="0.0287in" svg:height="0.1236in" svg:x="3.0307in" svg:y="0.0177in" svg:viewBox="0 0 74 315" svg:d="M74 157c0-24-4-62-22-98-19-38-46-59-48-59-3 0-4 1-4 4l6 7c31 30 49 81 49 146 0 53-12 109-51 149-4 3-4 4-4 5 0 2 1 4 4 4 2 0 31-22 49-62 16-35 21-69 21-96z"><text:p/></draw:path><draw:path draw:style-name="gr180" draw:text-style-name="P67" svg:width="0.0756in" svg:height="0.0953in" svg:x="3.1169in" svg:y="0.0319in" svg:viewBox="0 0 193 243" svg:d="M187 13c4-1 6-3 6-7 0-3-2-6-6-6-2 0-4 1-5 2-59 28-117 55-176 83-5 1-6 4-6 7 0 2 3 4 6 6 59 27 117 54 176 82 3 3 4 3 5 3 4 0 6-3 6-7 0-2 0-4-6-7-55-26-111-52-165-77 54-26 110-52 165-79zM183 243c5 0 10 0 10-7 0-6-6-6-11-6-57 0-114 0-170 0-5 0-12 0-12 6 0 7 6 7 12 7 56 0 114 0 171 0z"><text:p/></draw:path><draw:path draw:style-name="gr180" draw:text-style-name="P67" svg:width="0.065in" svg:height="0.0543in" svg:x="3.2429in" svg:y="0.0571in" svg:viewBox="0 0 166 139" svg:d="M151 18c5 0 15 0 15-11 0-7-6-7-11-7-25 0-48 0-72 0-48 0-83 52-83 89 0 28 18 50 47 50 38 0 79-38 79-87 0-5 0-20-9-34 12 0 22 0 34 0zM48 132c-17 0-29-12-29-34 0-9 4-35 15-54 14-22 33-26 43-26 26 0 29 21 29 31 0 15-6 40-17 56-13 19-30 27-41 27z"><text:p/></draw:path><draw:path draw:style-name="gr180" draw:text-style-name="P67" svg:width="0.0764in" svg:height="0.0587in" svg:x="3.3134in" svg:y="0.0701in" svg:viewBox="0 0 195 150" svg:d="M112 67c8-8 14-15 21-22 29-27 37-36 57-37 3-1 5-1 5-4s-2-4-2-4c-7 0-15 1-21 1s-20-1-26-1c-2 0-5 1-5 4 0 1 0 3 4 4 2 0 8 0 8 5 0 4-4 7-6 9s-30 29-38 37c-7-14-15-28-23-43 0-1-1-2-1-3s5-5 12-5c2 0 5-1 5-5-1-1 0-3-4-3s-10 1-14 1c-6 0-10 0-15 0-4 0-10 0-13 0-4-1-8-1-12-1-1 0-4 0-4 4s2 4 6 4c12 0 13 2 16 6 10 21 21 41 31 62-5 3-8 8-13 12-4 4-14 14-18 18-27 26-36 36-57 37-2 0-5 0-5 4 0 1 1 3 4 3 6 0 13-1 20-1 4 0 9 0 13 1 4 0 9 0 12 0 1 0 5 0 5-4 0-3-3-3-4-3-2-1-7-1-7-5s3-8 8-12c16-15 30-30 45-44 9 17 18 34 27 52 1 3 1 3 1 4 0 0-3 4-12 5-1 0-4 0-4 4 1 1 0 3 4 3s9 0 14 0c4 0 10-1 14-1s9 0 14 1c3 0 8 0 12 0 0 0 4 0 4-4 0-3-3-3-6-3-13 0-14-3-16-6-12-24-24-47-36-70z"><text:p/></draw:path><draw:path draw:style-name="gr180" draw:text-style-name="P67" svg:width="0.0654in" svg:height="0.0543in" svg:x="3.4083in" svg:y="0.0571in" svg:viewBox="0 0 167 139" svg:d="M152 18c5 0 15 0 15-11 0-7-6-7-11-7-25 0-48 0-72 0-49 0-84 52-84 89 0 28 19 50 48 50 37 0 79-38 79-87 0-5 0-20-9-34 12 0 22 0 34 0zM49 132c-17 0-29-12-29-34 0-9 3-35 15-54 14-22 32-26 43-26 26 0 29 21 29 31 0 15-6 40-17 56-13 19-30 27-41 27z"><text:p/></draw:path><draw:path draw:style-name="gr180" draw:text-style-name="P67" svg:width="0.0689in" svg:height="0.0587in" svg:x="3.4799in" svg:y="0.0701in" svg:viewBox="0 0 176 150" svg:d="M138 26c3-4 8-8 13-12 9-6 17-6 20-6 3-1 5-1 5-5 0-1-1-3-3-3-6 0-12 1-18 1-7 0-16-1-23-1-1 0-4 0-4 4 0 3 2 4 3 4 7 0 7 3 7 4 0 2-1 4-3 6-1 2-2 4-4 4-18 19-37 39-55 58-9-22-19-43-29-65-2-2-1-2-2-3 0-4 11-4 13-4s5 0 5-5c-1-1 0-3-4-3-6 0-22 1-29 1-6 0-20-1-26-1-1 0-4 1-4 4 0 4 3 4 6 4 13 0 14 2 16 6 12 26 23 51 35 76-4 13-7 27-10 40-4 12-4 12-21 13-4 0-6 0-6 4 0 2 1 3 3 3 4 0 9 0 14 0 3 0 11-1 14-1 5 0 10 1 15 1 4 0 10 0 14 0 2 0 5 0 5-4 0-3-2-3-8-3-3 0-4 0-8-1-4 0-4-1-4-3 0-1 2-12 3-18 2-7 7-26 8-27 0-3 0-4 2-6 20-21 40-41 60-62z"><text:p/></draw:path></draw:g></draw:g></text:span><text:span text:style-name="T23"><text:s/></text:span><text:span text:style-name="T26">Df: Korelace </text:span><text:span text:style-name="T26"><draw:g text:anchor-type="as-char" svg:y="-0.1256in" draw:z-index="26" draw:name="Shape38" draw:style-name="gr178"><svg:title>TexMaths</svg:title><svg:desc>9§inline§cor(X,Y) = \frac{cov(X,Y)}{\sigma_X \sigma_Y}§svg§600§FALSE§</svg:desc><draw:g draw:style-name="gr2"><draw:path draw:style-name="gr179" draw:text-style-name="P66" svg:width="1.1161in" svg:height="0.1673in" svg:x="0.0016in" svg:y="0.0067in" svg:viewBox="0 0 2836 426" svg:d="M1418 426c-473 0-946 0-1418 0 0-142 0-284 0-426 946 0 1891 0 2836 0 0 142 0 284 0 426-472 0-945 0-1418 0z"><text:p/></draw:path><draw:path draw:style-name="gr180" draw:text-style-name="P67" svg:width="0.0476in" svg:height="0.0559in" svg:x="0.0004in" svg:y="0.0705in" svg:viewBox="0 0 122 143" svg:d="M112 20c-5 0-9 0-14 4-5 5-5 10-5 13 0 7 5 11 11 11 9 0 17-8 17-20 0-16-14-28-36-28-44 0-85 46-85 90 0 29 18 53 51 53 45 0 71-33 71-37 0-2-1-4-3-4s-2 1-4 3c-25 32-60 32-64 32-20 0-28-16-28-35 0-13 7-44 17-63 9-18 27-32 45-32 10 0 22 5 27 13z"><text:p/></draw:path><draw:path draw:style-name="gr180" draw:text-style-name="P67" svg:width="0.0528in" svg:height="0.0559in" svg:x="0.0543in" svg:y="0.0705in" svg:viewBox="0 0 135 143" svg:d="M135 54c0-33-23-54-50-54-43 0-85 45-85 90 0 31 21 53 50 53 43 0 85-43 85-89zM50 137c-13 0-27-10-27-35 0-16 8-50 18-66 17-24 35-29 43-29 19 0 28 15 28 34 0 13-7 46-18 66-11 19-29 30-44 30z"><text:p/></draw:path><draw:path draw:style-name="gr180" draw:text-style-name="P67" svg:width="0.0504in" svg:height="0.0559in" svg:x="0.113in" svg:y="0.0705in" svg:viewBox="0 0 129 143" svg:d="M18 121c-1 5-3 12-3 14 0 5 5 8 10 8 4 0 9-2 12-8 0-2 11-45 12-50 2-10 9-33 10-41 1-4 10-20 17-26 3-3 12-11 27-11 8 0 8 3 12 4-9 2-16 10-16 18 0 4 3 11 12 11 8 0 18-8 18-19s-10-21-26-21c-21 0-36 16-41 24-3-13-14-24-29-24s-20 13-23 18c-6 11-10 30-10 31 0 3 3 3 4 3 2 0 3 0 5-7 5-23 12-38 23-38 6 0 9 3 9 15 0 7-1 10-4 27-6 24-13 48-19 72z"><text:p/></draw:path><draw:path draw:style-name="gr180" draw:text-style-name="P67" svg:width="0.0283in" svg:height="0.1236in" svg:x="0.1815in" svg:y="0.0323in" svg:viewBox="0 0 73 315" svg:d="M73 312c0-1 0-2-6-7-39-40-49-98-49-147 0-55 12-109 51-149 4-4 4-5 4-5 0-3-1-4-3-4-3 0-32 22-50 62-16 34-20 69-20 96 0 25 3 63 21 98 19 38 46 59 49 59 2 0 3-1 3-3z"><text:p/></draw:path><draw:path draw:style-name="gr180" draw:text-style-name="P67" svg:width="0.102in" svg:height="0.0846in" svg:x="0.2209in" svg:y="0.0413in" svg:viewBox="0 0 260 216" svg:d="M145 85c-9-20-18-41-27-62-1-2-1-2-1-4s5-8 18-9c4-1 6-1 6-6 0-4-3-4-4-4-13 0-26 1-40 1-8 0-28-1-36-1-2 0-5 0-5 6 0 4 3 4 7 4 19 0 21 3 24 10 13 29 25 58 37 88-22 23-44 48-66 72-2 1-3 2-5 3-15 17-30 22-46 23-4 0-7 0-7 6 2 1 0 4 4 4 9 0 20-2 30-2 12 0 24 2 35 2 2 0 6 0 6-6 0-4-3-4-4-4-3-1-13-1-13-10 0-5 5-10 9-14 10-12 21-24 32-34 10-11 19-21 29-31 11 25 20 50 31 76 2 2 1 1 2 3 0 3-6 8-18 10-4 0-6 0-6 5s3 5 4 5c9 0 31-2 40-2 8 0 28 2 35 2 3 0 6 0 6-6 0-4-3-4-5-4-22-1-23-2-28-14-12-29-33-79-41-98 22-22 55-59 65-68 9-8 22-15 41-16 3-1 6-1 6-6 0-1 0-4-4-4-9 0-19 1-29 1-12 0-24-1-35-1-2 0-7 0-7 6 0 2 2 3 4 4 4 0 13 1 13 10 0 4-3 8-6 11-17 18-34 36-51 54z"><text:p/></draw:path><draw:path draw:style-name="gr180" draw:text-style-name="P67" svg:width="0.0142in" svg:height="0.0366in" svg:x="0.3343in" svg:y="0.1118in" svg:viewBox="0 0 37 94" svg:d="M37 33c0-20-8-33-21-33-10 0-16 8-16 17 0 8 6 17 16 17 5 0 8-2 12-4 1-1 1-1 2-1 0 2 0 0 0 4 0 24-11 43-22 53-4 4-4 4-4 5 0 3 2 3 4 3 4 0 29-24 29-61z"><text:p/></draw:path><draw:path draw:style-name="gr180" draw:text-style-name="P67" svg:width="0.0898in" svg:height="0.0846in" svg:x="0.3831in" svg:y="0.0413in" svg:viewBox="0 0 229 216" svg:d="M178 36c1-2 3-3 4-5 10-9 20-19 41-21 4-1 6-1 6-6 0-3 0-4-3-4-8 0-17 1-26 1-10 0-22-1-32-1-2 0-6 0-6 6 0 3 4 4 5 4 2 0 11 1 11 7 0 5-7 14-8 15-24 28-49 56-74 84-11-31-22-62-34-94-3-4-3-4-3-5 0-7 17-7 19-7 5 0 8 0 8-6 0-4-4-4-5-4-8 0-31 1-40 1-8 0-27-1-35-1-2 0-6 0-6 6 0 4 4 4 7 4 19 0 21 3 24 11 12 34 26 68 38 103 0 1 1 5 1 6 0 0-12 52-13 57-5 17-5 18-30 19-6 0-9 0-9 6 0 4 4 4 4 4 9 0 31-2 40-2s32 2 41 2c2 0 6 0 6-6 0-4-3-4-9-4-1 0-6 0-12-1-7-1-9-1-9-5 0-2 3-13 5-20 3-15 7-30 10-44 2-6 3-7 5-10 26-31 53-60 79-90z"><text:p/></draw:path><draw:path draw:style-name="gr180" draw:text-style-name="P67" svg:width="0.0283in" svg:height="0.1236in" svg:x="0.4858in" svg:y="0.0323in" svg:viewBox="0 0 73 315" svg:d="M73 158c0-25-4-63-21-99-19-38-46-59-49-59-2 0-3 2-3 4 0 0 0 1 6 7 31 31 49 82 49 147 0 54-12 109-51 149-4 3-4 4-4 5 0 2 1 3 3 3 3 0 31-22 50-61 16-34 20-70 20-96z"><text:p/></draw:path><draw:path draw:style-name="gr180" draw:text-style-name="P67" svg:width="0.0823in" svg:height="0.0287in" svg:x="0.5685in" svg:y="0.0807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374in" svg:height="0.039in" svg:x="0.713in" svg:y="0.0268in" svg:viewBox="0 0 96 100" svg:d="M84 13c-8 1-12 8-12 12 0 6 4 8 9 8 4 0 13-3 13-14 0-15-18-19-30-19-33 0-64 31-64 61 0 19 13 39 41 39 37 0 55-22 55-25 0-1-2-4-3-4-2 0-2 0-4 2-17 21-43 21-48 21-15 0-22-11-22-25 0-6 3-30 14-46 8-10 20-17 31-17 3 0 14 0 20 7z"><text:p/></draw:path><draw:path draw:style-name="gr180" draw:text-style-name="P67" svg:width="0.0402in" svg:height="0.039in" svg:x="0.7575in" svg:y="0.0268in" svg:viewBox="0 0 103 100" svg:d="M103 39c0-25-18-39-39-39-33 0-64 31-64 61 0 22 16 39 40 39 32 0 63-30 63-61zM40 94c-10 0-22-8-22-25 0-9 4-30 13-43 9-14 22-20 32-20 13 0 22 8 22 25 0 5-2 27-12 43-8 12-22 20-33 20z"><text:p/></draw:path><draw:path draw:style-name="gr180" draw:text-style-name="P67" svg:width="0.0421in" svg:height="0.039in" svg:x="0.8055in" svg:y="0.0268in" svg:viewBox="0 0 108 100" svg:d="M108 17c0-17-11-17-12-17-5 0-11 5-11 12 0 3 2 5 3 6 4 4 8 9 8 18 0 10-14 58-40 58-18 0-18-17-18-20 0-10 3-23 11-43 2-5 4-9 4-12 0-12-10-19-21-19-22 0-32 31-32 34s3 3 4 3c2 0 3-1 3-4 6-18 15-27 24-27 4 0 6 3 6 8s-2 9-4 15c-10 24-12 34-12 42 0 22 17 29 34 29 37 0 53-65 53-83z"><text:p/></draw:path><draw:path draw:style-name="gr180" draw:text-style-name="P67" svg:width="0.0224in" svg:height="0.0866in" svg:x="0.8642in" svg:y="0.0004in" svg:viewBox="0 0 58 221" svg:d="M53 0c-42 30-53 76-53 111 0 30 9 79 53 110 2 0 5 0 5-2s-1-2-3-4c-29-27-40-64-40-104 0-60 23-89 41-106 1-1 2-1 2-2 0-3-3-3-5-3z"><text:p/></draw:path><draw:path draw:style-name="gr180" draw:text-style-name="P67" svg:width="0.0764in" svg:height="0.0587in" svg:x="0.8976in" svg:y="0.0063in" svg:viewBox="0 0 195 150" svg:d="M112 67c7-8 14-15 21-22 28-28 37-36 57-38 3 0 5 0 5-4 0-3-2-3-3-3-7 0-14 1-21 1-5 0-20-1-25-1-2 0-5 0-5 4 1 1 0 3 4 3 2 1 7 1 7 6 0 3-4 7-5 9-2 1-30 29-38 37-7-14-15-28-23-43-1-1-1-2-1-3s4-5 11-6c2 0 6 0 6-4-2-1-1-3-5-3s-10 0-14 0c-5 0-10 1-15 1-3 0-9 0-13-1-4 0-8 0-12 0-1 0-4 0-4 4 0 3 2 3 6 3 13 0 14 3 16 7 11 21 21 41 32 62-5 3-8 7-13 11-4 5-14 15-19 19-27 26-36 36-56 37-3 0-5 0-5 5 0 0 1 2 3 2 6 0 14-1 20-1 4 0 9 0 14 1 3 0 8 0 12 0 1 0 5 0 5-4 0-3-3-3-5-3-1-1-6-1-6-6 0-4 3-7 7-11 16-15 30-30 45-44 9 17 18 34 27 52 1 3 1 2 1 3 0 2-3 5-11 6-2 0-5 0-5 5 1 0 0 2 4 2s10 0 15 0c4 0 10-1 14-1s9 0 13 1c4 0 9 0 12 0 1 0 5 0 5-4 0-3-4-3-6-3-14 0-15-3-16-6-12-24-25-47-36-70z"><text:p/></draw:path><draw:path draw:style-name="gr180" draw:text-style-name="P67" svg:width="0.011in" svg:height="0.0264in" svg:x="0.9858in" svg:y="0.0555in" svg:viewBox="0 0 29 68" svg:d="M22 22c0 12-2 27-17 40-1 1-1 2-1 3 0 2 1 3 2 3 4 0 23-18 23-44 0-13-6-24-16-24-8 0-13 6-13 13s5 12 13 12c6 0 7-3 9-3z"><text:p/></draw:path><draw:path draw:style-name="gr180" draw:text-style-name="P67" svg:width="0.0685in" svg:height="0.0587in" svg:x="1.011in" svg:y="0.0063in" svg:viewBox="0 0 175 150" svg:d="M137 26c4-4 9-8 13-12 9-6 17-6 20-7 3 0 5 0 5-4 0-2 0-3-2-3-6 0-13 1-18 1-7 0-16-1-24-1-1 0-4 0-4 4 0 3 3 3 4 3 7 1 7 4 7 5s-2 3-3 6c-2 2-3 3-5 4-18 19-36 39-54 58-10-22-20-43-30-65-1-2-1-2-1-3 0-5 11-5 12-5 2 0 5 0 5-4-1-1 0-3-4-3-6 0-22 1-28 1-7 0-20-1-26-1-1 0-4 0-4 4 0 3 3 3 5 3 13 0 14 3 17 7 11 26 22 51 34 76-4 13-7 27-10 40-3 12-3 12-21 13-3 0-6 0-6 5 0 1 2 2 3 2 5 0 9 0 14 0 4 0 11-1 14-1 5 0 10 1 15 1 4 0 10 0 15 0 1 0 5 0 5-4 0-3-3-3-8-3-3 0-4 0-9-1-3 0-4-1-4-3 0-1 3-12 4-18 2-7 7-26 7-27 1-3 1-4 3-6 20-21 39-41 59-62z"><text:p/></draw:path><draw:path draw:style-name="gr180" draw:text-style-name="P67" svg:width="0.0224in" svg:height="0.0866in" svg:x="1.0917in" svg:y="0.0004in" svg:viewBox="0 0 58 221" svg:d="M4 0c-1 0-4 0-4 3 0 1 1 1 3 3 19 17 39 47 39 105 0 46-14 81-38 102-3 4-4 4-4 6 0 1 1 2 4 2 2 0 23-15 37-42 10-19 17-42 17-68 0-32-9-80-54-111z"><text:p/></draw:path><draw:path draw:style-name="gr180" draw:text-style-name="P67" svg:width="0.4165in" svg:height="0.0047in" svg:x="0.7075in" svg:y="0.0925in" svg:viewBox="0 0 1059 13" svg:d="M529 13c-176 0-353 0-529 0 0-5 0-9 0-13 353 0 706 0 1059 0 0 4 0 8 0 13-177 0-353 0-530 0z"><text:p/></draw:path><draw:path draw:style-name="gr180" draw:text-style-name="P67" svg:width="0.0504in" svg:height="0.0378in" svg:x="0.7858in" svg:y="0.1311in" svg:viewBox="0 0 129 97" svg:d="M117 14c4 0 5 0 8-1 3-2 4-6 4-7 0-6-7-6-10-6-19 0-38 0-57 0-35 0-62 34-62 61 0 21 15 36 38 36 28 0 60-25 60-59 0-4 0-14-7-24 9 0 17 0 26 0zM39 91c-13 0-23-8-23-24 0-7 5-53 42-53 11 0 23 5 23 22 0 4-2 23-13 39-9 11-21 16-29 16z"><text:p/></draw:path><draw:path draw:style-name="gr180" draw:text-style-name="P67" svg:width="0.0591in" svg:height="0.0421in" svg:x="0.8449in" svg:y="0.1386in" svg:viewBox="0 0 151 108" svg:d="M87 48c12-10 23-20 34-30 9-9 18-11 27-11 2 0 3-3 3-4 0-2-1-3-3-3-1 0-5 1-8 1-2 0-5 0-8 0s-7 0-10 0-7-1-10-1c0 0-3 0-3 4 0 2 2 3 3 3 2 0 5 1 5 3 0 3-2 3-6 8-9 8-18 16-27 24-7-11-13-21-19-32 2-2 5-3 8-3 1 0 3 0 3-4 0-2 0-3-2-3-4 0-7 1-11 1-5 0-8 0-12 0-2 0-6 0-10 0-3 0-7-1-10-1-2 0-3 2-3 4 0 3 2 3 4 3 11 0 12 2 14 4 8 14 17 29 25 43-13 12-26 22-39 34 0 1-1 1-1 2-8 5-13 10-28 11-3 0-3 3-3 4 0 2 1 3 2 3 2 0 6-1 9-1 2 0 5 0 8 0s6 0 10 0c3 0 6 1 10 1 1 0 3-1 3-5 0-2-2-2-2-2-5 0-6-3-6-4 0-2 3-3 3-4 1-1 31-28 38-34 7 12 14 24 21 36 0 1 1 2 1 3-3 1-3 3-8 3-1 0-4 0-4 4 0 2 1 3 3 3 4 0 8-1 12-1 3 0 7 0 11 0 3 0 6 0 10 0 3 0 7 1 9 1 3 0 4-2 4-5 0-2-2-2-4-2-11 0-12-2-13-4-10-16-20-33-30-49z"><text:p/></draw:path><draw:path draw:style-name="gr180" draw:text-style-name="P67" svg:width="0.05in" svg:height="0.0378in" svg:x="0.924in" svg:y="0.1311in" svg:viewBox="0 0 128 97" svg:d="M116 14c4 0 5 0 8-1 3-2 4-6 4-7 0-6-6-6-10-6-19 0-38 0-57 0-35 0-61 34-61 61 0 21 15 36 38 36 28 0 59-25 59-59 0-4 0-14-6-24 8 0 17 0 25 0zM38 91c-12 0-22-8-22-24 0-7 4-53 42-53 11 0 23 5 23 22 0 4-3 23-14 39-9 11-21 16-29 16z"><text:p/></draw:path><draw:path draw:style-name="gr180" draw:text-style-name="P67" svg:width="0.0547in" svg:height="0.0421in" svg:x="0.9831in" svg:y="0.1386in" svg:viewBox="0 0 140 108" svg:d="M110 20c2-1 2-3 4-4 5-3 10-8 22-9 2 0 4 0 4-4 0-2-1-3-2-3-3 0-5 1-8 1-2 0-5 0-7 0-3 0-6 0-10 0-2 0-5-1-8-1-2 0-3 1-3 4 0 2 1 3 2 3 4 0 5 1 5 2 0 3-4 6-5 7-14 14-28 26-42 40-8-16-16-30-24-45-1-1-1-1-1-2 0-2 7-2 8-2 3 0 5 0 5-4 0-2-1-3-3-3-4 0-7 1-11 1-5 0-8 0-12 0-3 0-6 0-10 0-1 0-6-1-10-1-2 0-4 1-4 4s3 3 5 3c10 0 11 1 13 5 10 18 19 35 29 53-3 10-5 19-7 29-2 7-3 7-15 7-3 0-6 0-6 4 0 1 2 3 3 3 3 0 8-1 10-1 5 0 8 0 12 0s8 0 12 0c3 0 7 1 11 1 0 0 3 0 3-5 0-2-2-2-4-2-1 0-5 0-8 0-3-1-4-1-4-2 0-2 0-2 3-9 1-9 4-17 6-25 15-16 31-30 47-45z"><text:p/></draw:path></draw:g></draw:g></text:span><text:span text:style-name="T26"><text:s/></text:span><text:span text:style-name="T27">V</text:span><text:span text:style-name="T25">ěta </text:span><text:span text:style-name="T25"><draw:g text:anchor-type="as-char" svg:y="-0.1008in" draw:z-index="28" draw:name="Shape39" draw:style-name="gr178"><svg:title>TexMaths</svg:title><svg:desc>9§inline§var(\sum^n X_i) = \sum^{n,n}_{i=1, j=1} cov(X_i, X_j) =§svg§600§FALSE§</svg:desc><draw:g draw:style-name="gr2"><draw:path draw:style-name="gr179" draw:text-style-name="P66" svg:width="2.0819in" svg:height="0.1421in" svg:x="0.0035in" svg:y="0.0063in" svg:viewBox="0 0 5289 362" svg:d="M2646 362c-883 0-1764 0-2646 0 0-120 0-242 0-362 1763 0 3526 0 5289 0 0 120 0 242 0 362-881 0-1762 0-2643 0z"><text:p/></draw:path><draw:path draw:style-name="gr180" draw:text-style-name="P67" svg:width="0.0547in" svg:height="0.0555in" svg:x="0.0004in" svg:y="0.0453in" svg:viewBox="0 0 140 142" svg:d="M140 22c0-18-9-22-15-22-8 0-15 8-15 15 0 4 2 6 5 9 7 7 11 15 11 26 0 13-20 86-57 86-16 0-23-12-23-28 0-17 9-41 18-67 3-5 4-10 4-16 0-13-10-25-26-25-29 0-42 46-42 49 0 2 4 2 5 2 2 0 2-1 4-5 9-33 23-40 32-40 3 0 9 0 9 11 0 7-4 16-6 22-14 37-18 51-18 64 0 35 27 39 42 39 54 0 72-104 72-120z"><text:p/></draw:path><draw:path draw:style-name="gr180" draw:text-style-name="P67" svg:width="0.0567in" svg:height="0.0555in" svg:x="0.0669in" svg:y="0.0453in" svg:viewBox="0 0 145 142" svg:d="M105 20c-5-12-14-20-28-20-37 0-77 46-77 92 0 29 18 50 42 50 7 0 23-1 42-23 2 13 13 23 29 23 10 0 18-7 23-17 5-11 9-31 9-31 0-3-3-3-4-3-3 0-3 1-4 5-6 21-11 40-24 40-9 0-9-8-9-15s0-9 3-23c4-13 5-17 7-29 4-14 8-29 12-44 2-9 2-9 2-11 0-5-4-8-9-8-7 0-13 7-14 14zM85 102c-1 5-1 6-7 11-13 17-27 23-35 23-16 0-20-18-20-30 0-16 9-55 17-69 10-19 24-31 37-31 20 0 25 26 25 28s-1 4-1 6c-6 20-11 41-16 62z"><text:p/></draw:path><draw:path draw:style-name="gr180" draw:text-style-name="P67" svg:width="0.0504in" svg:height="0.0555in" svg:x="0.1311in" svg:y="0.0453in" svg:viewBox="0 0 129 142" svg:d="M19 120c-1 5-3 12-3 14 0 5 5 8 9 8s9-2 12-8c1-2 11-44 13-50 2-10 8-33 9-41 2-4 10-19 18-26 3-2 12-11 26-11 8 0 12 5 13 5-10 1-17 9-17 17 0 4 4 11 13 11 8 0 17-8 17-19s-10-20-26-20c-21 0-35 15-41 24-3-14-14-24-29-24-14 0-20 12-23 18-5 11-10 30-10 31 0 2 3 1 4 2 3 0 3 0 5-7 5-22 12-38 23-38 6 0 10 3 10 16 0 6-1 9-5 26-6 24-12 48-18 72z"><text:p/></draw:path><draw:path draw:style-name="gr180" draw:text-style-name="P67" svg:width="0.0283in" svg:height="0.1232in" svg:x="0.1996in" svg:y="0.0071in" svg:viewBox="0 0 73 314" svg:d="M73 311c0-1 0-2-5-7-39-40-50-98-50-147 0-54 13-109 51-149 4-4 4-4 4-5 0-2-1-3-3-3-3 0-31 22-50 61-16 35-20 70-20 96 0 25 4 62 21 97 19 39 46 60 49 60 2 0 3-1 3-3z"><text:p/></draw:path><draw:path draw:style-name="gr180" draw:text-style-name="P67" svg:width="0.1169in" svg:height="0.1232in" svg:x="0.2429in" svg:y="0.0071in" svg:viewBox="0 0 298 314" svg:d="M115 168c-38 46-74 92-112 138-3 2-3 3-3 4 0 4 3 4 8 4 87 0 176 0 263 0 9-26 18-52 27-78-3 0-5 0-8 0-8 23-29 43-56 52-5 2-27 9-74 9-45 0-89 0-134 0 37-45 73-89 110-134 2-4 3-5 3-6s0-1-2-4c-34-47-69-94-104-140 43 0 84 0 126 0 36 0 108 1 131 61 3 0 5 0 8 0-9-25-18-50-27-74-87 0-176 0-263 0-8 0-8 0-8 10 39 53 77 105 115 158z"><text:p/></draw:path><draw:path draw:style-name="gr180" draw:text-style-name="P67" svg:width="0.0531in" svg:height="0.039in" svg:x="0.3713in" svg:y="0in" svg:viewBox="0 0 136 100" svg:d="M17 84c-1 2-3 8-3 9 0 4 5 7 9 7 3 0 7-4 8-6s2-9 4-13c1-4 4-14 5-20 1-4 2-10 3-14 3-9 3-11 10-20 6-9 16-21 33-21 13 0 13 12 13 16 0 13-10 37-13 46-2 7-3 9-3 13 0 12 10 19 21 19 22 0 32-31 32-34s-3-2-4-3c-3 0-3 2-4 4-6 18-15 27-24 27-4 0-5-3-5-9 0-4 1-7 5-17 2-7 11-30 11-43 0-21-16-25-29-25-18 0-30 12-36 21-2-16-15-21-24-21-10 0-15 7-18 12-4 9-8 21-8 22 0 3 3 2 4 3 3 0 3-1 5-6 4-14 7-25 16-25 6 0 7 5 7 11 0 5-1 12-3 18-2 5-4 15-5 21-2 9-4 18-7 28z"><text:p/></draw:path><draw:path draw:style-name="gr180" draw:text-style-name="P67" svg:width="0.1024in" svg:height="0.0843in" svg:x="0.4591in" svg:y="0.0157in" svg:viewBox="0 0 261 215" svg:d="M145 86c-9-20-18-42-27-63-1-2-1-3-1-4 0-2 5-8 18-9 4 0 6-1 6-6 0-4-3-4-4-4-13 0-26 1-40 1-8 0-28-1-35-1-3 0-6 0-6 6 0 4 3 4 7 4 19 0 22 3 24 10 13 29 25 58 37 88-22 23-44 48-66 72-2 1-3 2-5 3-15 17-30 22-46 23-4 0-7 0-7 5 2 2 0 4 5 4 9 0 19-1 29-1 12 0 24 1 35 1 2 0 6 0 6-5 0-4-3-4-4-4-3-1-12-1-12-10 0-5 4-10 9-14 10-12 20-24 31-35 10-10 19-20 29-30 11 25 21 50 32 75 1 4 1 4 1 5 0 2-5 7-18 9-3 0-6 0-6 4 0 5 3 5 4 5 9 0 32-1 40-1s28 1 35 1c3 0 6 0 6-5 0-4-2-4-5-4-22-1-22-2-27-14-13-29-34-79-41-98 21-22 54-59 64-68 9-7 22-15 41-16 3 0 7 0 7-6-2-1 0-4-4-4-10 0-20 1-30 1-12 0-24-1-35-1-2 0-7 0-7 6 0 3 2 4 5 4s13 1 13 10c0 4-4 8-7 11-17 18-34 37-51 55z"><text:p/></draw:path><draw:path draw:style-name="gr180" draw:text-style-name="P67" svg:width="0.0264in" svg:height="0.0579in" svg:x="0.563in" svg:y="0.0618in" svg:viewBox="0 0 68 148" svg:d="M61 8c0-4-2-8-8-8s-12 5-12 12c0 3 2 8 9 8 6 0 11-7 11-12zM16 120c-1 3-2 6-2 9 0 10 9 19 21 19 23 0 33-30 33-34 0-3-3-2-4-2-4 0-4 0-5 3-4 18-14 27-23 27-4 0-5-3-5-8s1-9 3-14c2-6 5-12 7-17 2-6 10-26 11-28 1-3 1-6 1-8 0-10-9-18-21-18-21 0-32 29-32 34 0 2 3 2 4 2 3 0 3-1 4-3 6-19 15-27 24-27 3 0 5 2 5 7s-1 9-6 23c-5 11-10 23-15 35z"><text:p/></draw:path><draw:path draw:style-name="gr180" draw:text-style-name="P67" svg:width="0.0283in" svg:height="0.1232in" svg:x="0.6075in" svg:y="0.0071in" svg:viewBox="0 0 73 314" svg:d="M73 157c0-24-4-63-21-98-19-38-46-59-49-59-2 0-3 1-3 3 0 1 0 1 5 7 32 31 50 82 50 147 0 53-12 109-51 149-4 3-4 4-4 5 0 2 1 3 3 3 3 0 31-22 50-61 16-35 20-70 20-96z"><text:p/></draw:path><draw:path draw:style-name="gr180" draw:text-style-name="P67" svg:width="0.0823in" svg:height="0.0287in" svg:x="0.6906in" svg:y="0.0543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1169in" svg:height="0.1232in" svg:x="0.822in" svg:y="0.0071in" svg:viewBox="0 0 298 314" svg:d="M115 168c-38 46-74 92-112 138-3 2-3 3-3 4 0 4 3 4 8 4 87 0 176 0 263 0 9-26 18-52 27-78-3 0-5 0-8 0-8 23-29 43-56 52-5 2-27 9-74 9-45 0-89 0-134 0 37-45 73-89 110-134 2-4 3-5 3-6s0-1-2-4c-34-47-69-94-104-140 43 0 84 0 126 0 36 0 108 1 131 61 3 0 5 0 8 0-9-25-18-50-27-74-87 0-176 0-263 0-8 0-8 0-8 10 39 53 77 105 115 158z"><text:p/></draw:path><draw:path draw:style-name="gr180" draw:text-style-name="P67" svg:width="0.0531in" svg:height="0.039in" svg:x="0.9504in" svg:y="0in" svg:viewBox="0 0 136 100" svg:d="M17 84c-1 2-3 8-3 9 0 4 5 7 9 7 3 0 7-4 8-6s2-9 4-13c1-4 4-14 5-20 1-4 2-10 3-14 3-9 3-11 10-20 6-9 16-21 33-21 13 0 13 12 13 16 0 13-10 37-13 46-2 7-3 9-3 13 0 12 10 19 21 19 22 0 32-31 32-34s-3-2-4-3c-3 0-3 2-4 4-6 18-15 27-24 27-4 0-5-3-5-9 0-4 1-7 5-17 2-7 11-30 11-43 0-21-17-25-29-25-18 0-30 12-36 21-2-16-15-21-24-21-10 0-15 7-18 12-4 9-8 21-8 22 0 3 3 2 4 3 3 0 3-1 5-6 4-14 7-25 16-25 6 0 7 5 7 11 0 5-1 12-3 18-2 5-4 15-5 21-2 9-4 18-7 28z"><text:p/></draw:path><draw:path draw:style-name="gr180" draw:text-style-name="P67" svg:width="0.0106in" svg:height="0.0264in" svg:x="1.0177in" svg:y="0.028in" svg:viewBox="0 0 28 68" svg:d="M22 22c0 12-2 27-17 40-1 1-2 2-2 3 0 2 2 3 3 3 3 0 22-18 22-44 0-13-5-24-15-24-8 0-13 6-13 13s5 12 13 12c5 0 6-3 9-3z"><text:p/></draw:path><draw:path draw:style-name="gr180" draw:text-style-name="P67" svg:width="0.0531in" svg:height="0.039in" svg:x="1.0413in" svg:y="0in" svg:viewBox="0 0 136 100" svg:d="M17 84c-1 2-3 8-3 9 0 4 5 7 9 7 3 0 6-4 8-6 1-2 3-9 4-13s4-14 5-20c1-4 2-10 3-14 3-9 4-11 10-20s16-21 33-21c13 0 13 12 13 16 0 13-9 37-13 46-2 7-3 9-3 13 0 12 10 19 21 19 22 0 32-31 32-34s-3-3-4-3c-3 0-3 2-4 4-6 18-15 27-24 27-4 0-5-3-5-9 0-4 1-7 5-17 3-7 12-30 12-43 0-21-17-25-29-25-19 0-31 12-37 21-2-16-15-21-24-21-10 0-15 7-18 12-4 9-8 21-8 22 0 3 4 3 5 3 2 0 2-1 4-6 4-14 7-25 16-25 6 0 7 5 7 11 0 5-1 12-3 18-2 5-4 15-5 21-2 9-4 18-7 28z"><text:p/></draw:path><draw:path draw:style-name="gr180" draw:text-style-name="P67" svg:width="0.0264in" svg:height="0.0579in" svg:x="0.9504in" svg:y="0.0799in" svg:viewBox="0 0 68 148" svg:d="M61 8c0-4-2-8-8-8s-12 5-12 13c0 3 2 8 9 8 6 0 11-7 11-13zM16 120c-1 3-2 6-2 9 0 11 9 19 21 19 23 0 33-30 33-33 0-4-3-3-4-3-4 0-4 1-5 4-4 17-14 26-23 26-4 0-5-3-5-7 0-6 1-10 3-15 2-6 5-11 7-17 2-5 10-26 11-28s1-5 1-8c0-9-9-18-21-18-21 0-32 30-32 34 0 2 3 2 4 2 3 0 3 0 4-3 6-19 15-27 24-27 3 0 5 2 5 8 0 5-1 8-6 22-5 12-10 24-15 35z"><text:p/></draw:path><draw:path draw:style-name="gr180" draw:text-style-name="P67" svg:width="0.0638in" svg:height="0.0228in" svg:x="0.9874in" svg:y="0.1039in" svg:viewBox="0 0 163 59" svg:d="M155 11c3 0 8 0 8-6 0-5-5-5-8-5-49 0-98 0-147 0-3 0-8 0-8 5 0 6 5 6 9 6 49 0 97 0 146 0zM155 59c3 0 8 0 8-5s-5-5-8-5c-49 0-97 0-146 0-4 0-9 0-9 5s5 5 8 5c49 0 98 0 147 0z"><text:p/></draw:path><draw:path draw:style-name="gr180" draw:text-style-name="P67" svg:width="0.0311in" svg:height="0.0575in" svg:x="1.0673in" svg:y="0.0799in" svg:viewBox="0 0 80 147" svg:d="M50 6c0-6 0-6-7-6-14 13-34 14-43 14 0 3 0 5 0 8 5 0 20 0 32-6 0 38 0 75 0 113 0 7 0 9-22 9-3 0-6 0-9 0 0 3 0 6 0 9 4 0 31-1 40-1 7 0 35 1 39 1 0-3 0-6 0-9-3 0-5 0-8 0-22 0-22-2-22-9 0-42 0-82 0-123z"><text:p/></draw:path><draw:path draw:style-name="gr180" draw:text-style-name="P67" svg:width="0.011in" svg:height="0.026in" svg:x="1.1169in" svg:y="0.1276in" svg:viewBox="0 0 29 67" svg:d="M23 22c0 11-3 26-18 40 0 1-1 1-1 3 0 1 1 2 2 2 4 0 23-18 23-44 0-13-6-23-16-23-8 0-13 5-13 13 0 6 5 12 14 12 5 0 6-3 9-3z"><text:p/></draw:path><draw:path draw:style-name="gr180" draw:text-style-name="P67" svg:width="0.0378in" svg:height="0.0752in" svg:x="1.1366in" svg:y="0.0799in" svg:viewBox="0 0 97 192" svg:d="M97 8c0-4-2-8-8-8-7 0-12 6-12 13 0 3 2 8 9 8 5 0 11-6 11-13zM50 157c-3 16-15 28-28 28-3 0-6-1-8-2 6-1 8-7 8-10 0-6-5-8-9-8-7 0-13 5-13 12 0 9 9 15 23 15 12 0 38-9 45-36s14-53 20-79c1-1 1-4 1-7 0-12-10-21-23-21-25 0-39 31-39 34 0 2 3 2 4 2 2 0 2 0 4-3 6-13 17-27 30-27 5 0 8 4 8 11 0 2-1 6-1 7-7 28-14 56-22 84z"><text:p/></draw:path><draw:path draw:style-name="gr180" draw:text-style-name="P67" svg:width="0.0638in" svg:height="0.0228in" svg:x="1.1894in" svg:y="0.1039in" svg:viewBox="0 0 163 59" svg:d="M155 11c3 0 8 0 8-6 0-5-5-5-8-5-49 0-98 0-147 0-3 0-8 0-8 5 0 6 5 6 8 6 49 0 98 0 147 0zM155 59c3 0 8 0 8-5s-5-5-8-5c-49 0-98 0-147 0-3 0-8 0-8 5s5 5 8 5c49 0 98 0 147 0z"><text:p/></draw:path><draw:path draw:style-name="gr180" draw:text-style-name="P67" svg:width="0.0315in" svg:height="0.0575in" svg:x="1.2689in" svg:y="0.0799in" svg:viewBox="0 0 81 147" svg:d="M50 6c0-6 0-6-6-6-14 13-35 14-44 14 0 3 0 5 0 8 5 0 21 0 32-6 0 38 0 75 0 113 0 7 0 9-22 9-3 0-5 0-8 0 0 3 0 6 0 9 4 0 31-1 39-1s36 1 40 1c0-3 0-6 0-9-3 0-5 0-8 0-23 0-23-2-23-9 0-42 0-82 0-123z"><text:p/></draw:path><draw:path draw:style-name="gr180" draw:text-style-name="P67" svg:width="0.048in" svg:height="0.0555in" svg:x="1.3413in" svg:y="0.0453in" svg:viewBox="0 0 123 142" svg:d="M113 19c-6 0-10 0-15 4-4 6-5 11-5 13 0 7 5 11 11 11 9 0 18-7 18-20 0-15-15-27-37-27-43 0-85 45-85 89 0 29 19 53 51 53 45 0 72-33 72-37 0-2-1-3-3-3s-3 0-5 2c-25 32-59 32-63 32-20 0-29-16-29-34 0-14 7-44 18-64 9-18 27-32 45-32 10 0 22 5 27 13z"><text:p/></draw:path><draw:path draw:style-name="gr180" draw:text-style-name="P67" svg:width="0.0531in" svg:height="0.0555in" svg:x="1.3953in" svg:y="0.0453in" svg:viewBox="0 0 136 142" svg:d="M136 53c0-33-23-53-51-53-43 0-85 44-85 89 0 31 22 53 50 53 43 0 86-43 86-89zM51 136c-13 0-28-10-28-34 0-17 9-50 19-66 16-24 34-30 43-30 18 0 28 16 28 34 0 13-7 46-18 67-12 18-29 29-44 29z"><text:p/></draw:path><draw:path draw:style-name="gr180" draw:text-style-name="P67" svg:width="0.0547in" svg:height="0.0555in" svg:x="1.4539in" svg:y="0.0453in" svg:viewBox="0 0 140 142" svg:d="M140 22c0-18-9-22-15-22-8 0-15 8-15 15 0 4 2 6 5 9 7 7 10 15 10 26 0 13-19 86-56 86-16 0-23-12-23-28 0-17 8-41 18-67 3-5 4-10 4-16 0-13-10-25-26-25-29 0-42 46-42 49 0 2 4 2 5 2 2 0 2-1 4-5 9-33 23-40 32-40 2 0 8 0 8 11 0 7-3 16-6 22-13 37-18 51-18 64 0 35 28 39 43 39 54 0 72-104 72-120z"><text:p/></draw:path><draw:path draw:style-name="gr180" draw:text-style-name="P67" svg:width="0.0283in" svg:height="0.1232in" svg:x="1.5276in" svg:y="0.0071in" svg:viewBox="0 0 73 314" svg:d="M73 311c0-1 0-2-5-7-39-40-50-98-50-147 0-54 13-109 51-149 4-4 4-4 4-5 0-2-1-3-3-3-3 0-31 22-50 61-16 35-20 70-20 96 0 25 4 62 21 97 19 39 46 60 49 60 2 0 3-1 3-3z"><text:p/></draw:path><draw:path draw:style-name="gr180" draw:text-style-name="P67" svg:width="0.1024in" svg:height="0.0843in" svg:x="1.5669in" svg:y="0.0157in" svg:viewBox="0 0 261 215" svg:d="M145 86c-9-20-17-42-26-63-1-2-2-3-2-4 0-2 5-8 19-9 3 0 6-1 6-6 0-4-4-4-5-4-13 0-26 1-40 1-8 0-27-1-35-1-2 0-6 0-6 6 0 4 3 4 8 4 19 0 21 3 23 10 13 29 25 58 37 88-22 23-44 48-66 72-1 1-3 2-4 3-16 17-31 22-47 23-4 0-7 0-7 5 2 2 0 4 5 4 9 0 19-1 29-1 12 0 25 1 35 1 2 0 7 0 7-5 0-4-4-4-5-4-3-1-12-1-12-10 0-5 5-10 9-14 10-12 21-24 32-35 9-10 19-20 28-30 11 25 21 50 32 75 1 4 1 4 1 5 0 2-5 7-18 9-3 0-6 0-6 4 0 5 3 5 4 5 9 0 32-1 41-1 7 0 27 1 35 1 2 0 5 0 5-5 0-4-2-4-5-4-22-1-22-2-27-14-13-29-34-79-41-98 21-22 54-59 64-68 10-7 22-15 41-16 4 0 7 0 7-6-2-1 0-4-4-4-9 0-20 1-30 1-12 0-24-1-35-1-2 0-7 0-7 6 0 3 2 4 5 4s13 1 13 10c0 4-4 8-7 11-17 18-34 37-51 55z"><text:p/></draw:path><draw:path draw:style-name="gr180" draw:text-style-name="P67" svg:width="0.0264in" svg:height="0.0579in" svg:x="1.6709in" svg:y="0.0618in" svg:viewBox="0 0 68 148" svg:d="M62 8c0-4-3-8-9-8s-12 5-12 12c0 3 2 8 9 8 6 0 12-7 12-12zM16 120c-1 3-2 6-2 9 0 10 9 19 22 19 22 0 32-30 32-34 0-3-3-2-4-2-3 0-4 0-5 3-4 18-14 27-23 27-4 0-5-3-5-8s1-9 3-14c3-6 5-12 7-17 2-6 10-26 11-28 1-3 1-6 1-8 0-10-8-18-21-18-21 0-32 29-32 34 0 2 4 2 5 2 2 0 2-1 3-3 6-19 15-27 24-27 3 0 5 2 5 7s-1 9-6 23c-5 11-10 23-15 35z"><text:p/></draw:path><draw:path draw:style-name="gr180" draw:text-style-name="P67" svg:width="0.0142in" svg:height="0.0366in" svg:x="1.7189in" svg:y="0.0862in" svg:viewBox="0 0 37 94" svg:d="M37 33c0-20-8-33-20-33-11 0-17 8-17 17 0 8 6 17 17 17 4 0 7-2 11-4 1-1 1-1 2-1 0 2 0 0 0 4 0 24-11 43-21 53-4 4-4 4-4 5 0 3 1 3 3 3 4 0 29-24 29-61z"><text:p/></draw:path><draw:path draw:style-name="gr180" draw:text-style-name="P67" svg:width="0.1024in" svg:height="0.0843in" svg:x="1.7669in" svg:y="0.0157in" svg:viewBox="0 0 261 215" svg:d="M145 86c-9-20-17-42-26-63-1-2-2-3-2-4 0-2 5-8 19-9 3 0 6-1 6-6 0-4-3-4-4-4-14 0-27 1-41 1-7 0-27-1-35-1-2 0-5 0-5 6 0 4 2 4 7 4 19 0 21 3 23 10 13 29 26 58 38 88-22 23-45 48-67 72-1 1-3 2-4 3-15 17-31 22-47 23-3 0-7 0-7 5 2 2 0 4 5 4 9 0 19-1 29-1 12 0 25 1 35 1 3 0 7 0 7-5 0-4-3-3-4-4-4-1-13-1-13-10 0-5 5-10 9-14 10-12 21-24 32-35 9-10 19-20 28-30 11 25 21 50 32 75 1 4 2 4 2 5 0 2-6 7-19 9-3 0-6 0-6 4 0 5 3 5 5 5 8 0 31-1 40-1 8 0 27 1 35 1 2 0 6 0 6-5 0-4-3-4-6-4-21-1-22-2-27-14-13-29-33-79-41-98 22-22 54-59 65-68 9-7 21-15 40-16 4 0 7 0 7-6-2-1 0-4-4-4-9 0-20 1-30 1-12 0-24-1-35-1-2 0-6 0-6 6 0 3 2 4 4 4 3 0 13 1 13 10 0 4-4 8-7 11-17 18-34 37-51 55z"><text:p/></draw:path><draw:path draw:style-name="gr180" draw:text-style-name="P67" svg:width="0.0378in" svg:height="0.0748in" svg:x="1.8669in" svg:y="0.0618in" svg:viewBox="0 0 97 191" svg:d="M97 8c0-4-2-8-9-8-6 0-12 5-12 12 0 3 2 8 9 8 6 0 12-6 12-12zM50 156c-3 16-15 28-28 28-3 0-6 0-8-1 6-2 8-8 8-11 0-6-5-8-9-8-7 0-13 6-13 13 0 8 8 14 22 14 12 0 39-8 46-35s14-53 20-79c1-2 1-4 1-8 0-11-11-20-23-20-25 0-39 30-39 34 0 2 3 2 4 2 2 0 2 0 4-4 6-13 17-26 30-26 5 0 7 3 7 11 0 2 0 5 0 6-7 28-14 56-22 84z"><text:p/></draw:path><draw:path draw:style-name="gr180" draw:text-style-name="P67" svg:width="0.0287in" svg:height="0.1232in" svg:x="1.9264in" svg:y="0.0071in" svg:viewBox="0 0 74 314" svg:d="M74 157c0-24-4-63-21-98-20-38-47-59-49-59s-4 1-4 3c0 1 0 1 6 7 31 31 49 82 49 147 0 53-12 109-50 149-5 3-5 4-5 5 0 2 2 3 4 3s31-22 50-61c16-35 20-70 20-96z"><text:p/></draw:path><draw:path draw:style-name="gr180" draw:text-style-name="P67" svg:width="0.0827in" svg:height="0.0287in" svg:x="2.0094in" svg:y="0.0543in" svg:viewBox="0 0 211 74" svg:d="M200 13c4 0 11 0 11-7 0-6-7-6-11-6-63 0-126 0-189 0-5 0-11 0-11 6 0 7 6 7 11 7 63 0 126 0 189 0zM200 74c4 0 11 0 11-7 0-6-7-6-11-6-63 0-126 0-189 0-5 0-11 0-11 6 0 7 6 7 11 7 63 0 126 0 189 0z"><text:p/></draw:path></draw:g></draw:g></text:span></text:p>
      <text:p text:style-name="P40"><text:span text:style-name="T26"><draw:g text:anchor-type="as-char" svg:y="-0.1016in" draw:z-index="27" draw:name="Shape40" draw:style-name="gr178"><svg:title>TexMaths</svg:title><svg:desc>9§inline§= \sum^{n}_{i=1} var(X_i) + \sum^n_{i \neq j} cov(X_i, X_j) = (\text{ pro po 2 nezav. }) = \sum^n var(X_i)§svg§600§FALSE§</svg:desc><draw:g draw:style-name="gr2"><draw:path draw:style-name="gr179" draw:text-style-name="P66" svg:width="3.9756in" svg:height="0.1429in" svg:x="0.0004in" svg:y="0.0067in" svg:viewBox="0 0 10099 364" svg:d="M0 0c3366 0 6733 0 10099 0 0 122 0 243 0 364-3366 0-6733 0-10099 0 0-121 0-242 0-364z"><text:p/></draw:path><draw:path draw:style-name="gr180" draw:text-style-name="P67" svg:width="0.0823in" svg:height="0.0287in" svg:x="0.0012in" svg:y="0.0547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1169in" svg:height="0.1232in" svg:x="0.1327in" svg:y="0.0071in" svg:viewBox="0 0 298 314" svg:d="M115 168c-38 46-74 92-112 138-3 3-3 4-3 5 0 3 3 3 8 3 87 0 176 0 263 0 9-26 18-52 27-78-3 0-5 0-8 0-8 23-29 43-56 52-5 1-27 9-73 9-45 0-90 0-135 0 37-45 73-90 110-135 3-3 3-4 3-5s0-1-2-4c-34-47-69-94-103-140 42 0 84 0 125 0 36 0 109 1 131 61 3 0 5 0 8 0-9-24-18-50-27-74-87 0-176 0-263 0-8 0-8 0-8 10 39 53 77 105 115 158z"><text:p/></draw:path><draw:path draw:style-name="gr180" draw:text-style-name="P67" svg:width="0.0531in" svg:height="0.039in" svg:x="0.261in" svg:y="0in" svg:viewBox="0 0 136 100" svg:d="M17 84c-1 2-3 8-3 9 0 4 5 7 9 7 3 0 6-4 8-6 1-2 3-9 4-13 1-5 4-14 5-20 1-4 2-10 3-14 3-10 4-11 10-21 6-8 16-20 33-20 13 0 13 11 13 16 0 13-9 37-13 46-2 7-3 8-3 13 0 12 10 19 21 19 22 0 32-31 32-34s-3-3-4-3c-3 0-3 1-4 4-5 18-15 27-24 27-4 0-5-4-5-8 0-5 1-9 5-19 3-6 12-29 12-42 0-21-17-25-29-25-19 0-31 12-37 20-2-15-15-20-24-20-10 0-14 7-18 12-4 8-8 20-8 22 0 3 4 3 5 3 2 0 2-1 4-7 4-13 7-24 16-24 6 0 7 5 7 11 0 5-1 12-3 18s-4 15-5 20c-2 10-4 19-7 29z"><text:p/></draw:path><draw:path draw:style-name="gr180" draw:text-style-name="P67" svg:width="0.0264in" svg:height="0.0579in" svg:x="0.261in" svg:y="0.0803in" svg:viewBox="0 0 68 148" svg:d="M62 8c0-3-3-8-9-8s-12 5-12 12c0 4 2 9 9 9 6 0 12-7 12-13zM16 121c-1 2-2 5-2 9 0 10 9 18 22 18 22 0 32-30 32-33s-3-3-4-3c-3 0-4 1-5 4-4 17-14 26-23 26-4 0-5-3-5-7 0-5 1-10 3-14 3-7 5-12 7-18s10-26 11-28 2-5 2-8c0-9-9-18-22-18-21 0-32 30-32 34 0 2 4 2 5 2 2 0 2 0 3-3 6-19 15-27 24-27 3 0 6 2 6 8 0 5-2 8-7 22-5 11-10 23-15 36z"><text:p/></draw:path><draw:path draw:style-name="gr180" draw:text-style-name="P67" svg:width="0.0638in" svg:height="0.0228in" svg:x="0.2984in" svg:y="0.1043in" svg:viewBox="0 0 163 59" svg:d="M154 11c4 0 9 0 9-6 0-5-5-5-8-5-49 0-98 0-147 0-3 0-8 0-8 5 0 6 5 6 8 6 49 0 97 0 146 0zM155 59c3 0 8 0 8-5s-5-5-9-5c-49 0-97 0-146 0-3 0-8 0-8 5s5 5 8 5c49 0 98 0 147 0z"><text:p/></draw:path><draw:path draw:style-name="gr180" draw:text-style-name="P67" svg:width="0.0311in" svg:height="0.0575in" svg:x="0.3783in" svg:y="0.0803in" svg:viewBox="0 0 80 147" svg:d="M50 6c0-6 0-6-7-6-14 14-34 14-43 14 0 2 0 5 0 8 5 0 20 0 32-7 0 38 0 76 0 114 0 7 0 10-22 10-3 0-5 0-8 0 0 2 0 5 0 8 3-1 30-1 39-1 7 0 35 0 39 1 0-3 0-6 0-8-3 0-5 0-8 0-22 0-22-3-22-10 0-42 0-82 0-123z"><text:p/></draw:path><draw:path draw:style-name="gr180" draw:text-style-name="P67" svg:width="0.0543in" svg:height="0.0555in" svg:x="0.4492in" svg:y="0.0453in" svg:viewBox="0 0 139 142" svg:d="M139 22c0-17-8-22-15-22s-15 8-15 14c0 5 2 7 5 10 7 7 11 15 11 26 0 13-20 86-57 86-16 0-23-12-23-28 0-17 9-40 19-67 2-5 4-9 4-16 0-13-10-25-27-25-29 0-41 45-41 49 0 2 3 2 4 2 2 0 3-1 4-5 10-32 24-40 33-40 2 0 8 0 8 10 0 8-4 17-6 23-14 37-18 51-18 65 0 34 28 38 43 38 53 0 71-104 71-120z"><text:p/></draw:path><draw:path draw:style-name="gr180" draw:text-style-name="P67" svg:width="0.0567in" svg:height="0.0555in" svg:x="0.515in" svg:y="0.0453in" svg:viewBox="0 0 145 142" svg:d="M105 20c-5-12-14-20-28-20-37 0-77 46-77 92 0 30 18 50 42 50 7 0 23-1 42-23 2 13 13 23 29 23 10 0 18-7 23-17 5-12 9-31 9-31 0-3-3-3-4-3-2 0-3 1-4 5-6 21-11 40-24 40-9 0-9-8-9-14 0-8 0-10 4-24 3-13 4-17 6-29 4-14 8-29 12-44 2-9 2-10 2-11 0-5-4-8-9-8-7 0-13 7-14 14zM86 102c-2 5-2 6-7 11-14 18-27 23-36 23-16 0-20-18-20-30 0-16 10-55 18-69 9-19 23-31 36-31 20 0 25 26 25 28s-1 4-1 6c-6 20-10 41-15 62z"><text:p/></draw:path><draw:path draw:style-name="gr180" draw:text-style-name="P67" svg:width="0.0504in" svg:height="0.0555in" svg:x="0.5795in" svg:y="0.0453in" svg:viewBox="0 0 129 142" svg:d="M19 121c-1 4-3 11-3 13 0 6 5 8 9 8s10-2 12-8c1-2 12-45 13-50 2-10 8-33 9-41 2-4 11-19 18-26 3-3 12-11 26-11 8 0 9 3 13 4-10 2-16 10-16 18 0 4 3 11 12 11 8 0 17-7 17-19 0-11-10-20-26-20-21 0-35 15-41 24-3-14-13-24-29-24-14 0-20 12-23 18-5 10-10 29-10 31s3 1 4 2c3 0 3 0 5-7 5-22 12-38 23-38 6 0 10 3 10 15 0 7-1 11-5 27-6 24-12 48-18 73z"><text:p/></draw:path><draw:path draw:style-name="gr180" draw:text-style-name="P67" svg:width="0.0287in" svg:height="0.1232in" svg:x="0.648in" svg:y="0.0071in" svg:viewBox="0 0 74 314" svg:d="M74 311c0-1 0-1-6-7-39-39-49-99-49-147 0-54 12-109 50-149 5-4 5-4 5-5 0-2-2-3-4-3s-31 21-50 61c-16 35-20 69-20 96 0 25 4 63 21 98 19 38 47 59 49 59s4-1 4-3z"><text:p/></draw:path><draw:path draw:style-name="gr180" draw:text-style-name="P67" svg:width="0.102in" svg:height="0.0843in" svg:x="0.6874in" svg:y="0.0161in" svg:viewBox="0 0 260 215" svg:d="M145 85c-9-20-18-41-27-62-1-2-1-2-2-4 0-2 6-8 19-9 3 0 6-1 6-6 0-4-3-4-4-4-14 0-27 1-41 1-7 0-27-1-35-1-2 0-5 0-5 6 0 4 3 4 7 4 19 0 21 3 23 10 13 30 26 58 38 88-22 23-44 48-66 72-2 1-3 2-5 3-15 16-30 21-47 22-3 0-6 0-6 7 1 1 0 3 4 3 10 0 19-2 29-2 12 0 25 2 36 2 2 0 6 0 6-6 0-4-3-2-4-4-3-1-12-1-12-9 0-5 4-10 8-14 10-12 21-24 32-34 10-11 19-21 29-31 11 25 21 50 31 76 1 2 1 1 2 3 0 3-6 7-19 9-2 0-6 0-6 6 0 4 4 4 5 4 8 0 31-2 40-2 8 0 27 2 35 2 2 0 6 0 6-6 0-4-3-4-6-4-21-1-22-2-27-13-13-29-33-79-40-98 21-22 54-59 64-68 9-8 21-15 40-16 4 0 7 0 7-6-1-1 0-4-3-4-10 0-21 1-30 1-12 0-24-1-35-1-3 0-7 0-7 6 0 3 2 4 4 4 3 0 13 1 13 10 0 4-4 8-7 11-17 18-33 36-50 54z"><text:p/></draw:path><draw:path draw:style-name="gr180" draw:text-style-name="P67" svg:width="0.026in" svg:height="0.0583in" svg:x="0.7913in" svg:y="0.0618in" svg:viewBox="0 0 67 149" svg:d="M61 9c0-4-2-9-9-9-6 0-12 6-12 13 0 3 3 8 9 8s12-7 12-12zM16 121c-1 3-2 6-2 10 0 9 9 18 21 18 23 0 32-30 32-34 0-2-3-2-4-2-3 0-3 0-4 3-5 18-15 27-23 27-4 0-5-3-5-8s1-9 2-14c3-6 6-12 8-17 2-6 9-26 10-28 1-3 2-6 2-8 0-10-9-19-21-19-22 0-32 30-32 34 0 3 3 3 4 3 2 0 3-1 3-3 7-19 16-27 25-27 3 0 5 2 5 7s-2 9-7 23c-5 11-9 23-14 35z"><text:p/></draw:path><draw:path draw:style-name="gr180" draw:text-style-name="P67" svg:width="0.0287in" svg:height="0.1232in" svg:x="0.8358in" svg:y="0.0071in" svg:viewBox="0 0 74 314" svg:d="M74 157c0-24-4-63-21-99-19-38-47-58-49-58s-4 1-4 3c0 1 0 2 6 7 31 31 49 82 49 147 0 54-12 109-50 149-5 4-5 4-5 5 0 2 2 3 4 3s31-22 50-61c16-35 20-69 20-96z"><text:p/></draw:path><draw:path draw:style-name="gr180" draw:text-style-name="P67" svg:width="0.0823in" svg:height="0.0823in" svg:x="0.9118in" svg:y="0.028in" svg:viewBox="0 0 210 210" svg:d="M112 112c29 0 58 0 88 0 4 0 10 0 10-7 0-6-6-6-10-6-30 0-59 0-88 0 0-30 0-59 0-88 0-5 0-11-7-11-6 0-6 6-6 11 0 29 0 58 0 88-30 0-59 0-89 0-5 0-10 0-10 6 0 7 5 7 10 7 30 0 59 0 89 0 0 28 0 58 0 87 0 4 0 11 6 11 7 0 7-7 7-11 0-29 0-59 0-87z"><text:p/></draw:path><draw:path draw:style-name="gr180" draw:text-style-name="P67" svg:width="0.1173in" svg:height="0.1232in" svg:x="1.0362in" svg:y="0.0071in" svg:viewBox="0 0 299 314" svg:d="M115 168c-37 46-74 92-111 138-3 3-4 4-4 5 0 3 4 3 9 3 87 0 175 0 262 0 9-26 19-52 28-78-3 0-6 0-8 0-8 23-30 43-56 52-5 1-27 9-74 9-45 0-89 0-134 0 37-45 73-90 110-135 2-3 3-4 3-5s-1-1-3-4c-34-47-69-94-103-140 42 0 84 0 125 0 36 0 109 1 132 61 2 0 5 0 8 0-9-24-19-50-28-74-87 0-175 0-262 0-9 0-9 0-9 10 39 53 77 105 115 158z"><text:p/></draw:path><draw:path draw:style-name="gr180" draw:text-style-name="P67" svg:width="0.0528in" svg:height="0.039in" svg:x="1.165in" svg:y="0in" svg:viewBox="0 0 135 100" svg:d="M16 84c-1 2-2 8-2 9 0 4 4 7 8 7s8-4 9-6 2-9 3-13c2-5 4-14 6-20 1-4 2-10 3-14 3-10 3-11 9-21 7-8 17-20 34-20 12 0 13 11 13 16 0 13-10 37-13 46-3 7-4 8-4 13 0 12 10 19 22 19 21 0 31-31 31-34s-3-3-4-3c-2 0-2 1-3 4-6 18-15 27-24 27-5 0-6-4-6-8 0-5 2-9 6-19 2-6 11-29 11-42 0-21-17-25-29-25-18 0-30 12-36 20-2-15-16-20-25-20s-14 7-17 12c-5 8-8 20-8 22 0 3 3 3 4 3 3 0 3-1 5-7 3-13 7-24 16-24 6 0 7 5 7 11 0 5-2 12-3 18-2 6-4 15-6 20-2 10-4 19-7 29z"><text:p/></draw:path><draw:path draw:style-name="gr180" draw:text-style-name="P67" svg:width="0.0264in" svg:height="0.0579in" svg:x="1.165in" svg:y="0.0803in" svg:viewBox="0 0 68 148" svg:d="M61 8c0-3-2-8-9-8-5 0-11 5-11 12 0 4 2 9 8 9s12-7 12-13zM16 121c-1 2-2 5-2 9 0 10 9 18 21 18 23 0 33-30 33-33s-3-3-4-3c-4 0-4 1-5 4-5 17-15 26-23 26-4 0-5-3-5-7 0-5 1-10 3-14 2-7 5-12 7-18s10-26 11-28c0-2 1-5 1-8 0-9-9-18-21-18-22 0-32 30-32 34 0 2 3 2 4 2 3 0 3 0 4-3 6-19 15-27 24-27 3 0 5 2 5 8 0 5-1 8-7 22-5 11-9 23-14 36z"><text:p/></draw:path><draw:path draw:style-name="gr180" draw:text-style-name="P67" svg:width="0.0476in" svg:height="0.0799in" svg:x="1.211in" svg:y="0.0752in" svg:viewBox="0 0 122 204" svg:d="M121 11c1-3 1-4 1-5 0-3-2-6-6-6-3 0-4 3-5 4-36 63-73 127-109 191-2 3-2 4-2 4 0 3 2 5 5 5s5-1 6-4c37-63 73-126 110-189z"><text:p/></draw:path><draw:path draw:style-name="gr180" draw:text-style-name="P67" svg:width="0.0638in" svg:height="0.0228in" svg:x="1.202in" svg:y="0.1043in" svg:viewBox="0 0 163 59" svg:d="M155 11c3 0 8 0 8-6 0-5-5-5-8-5-49 0-98 0-147 0-3 0-8 0-8 5 0 6 5 6 8 6 49 0 98 0 147 0zM155 59c3 0 8 0 8-5s-5-5-8-5c-49 0-98 0-147 0-3 0-8 0-8 5s5 5 8 5c49 0 98 0 147 0z"><text:p/></draw:path><draw:path draw:style-name="gr180" draw:text-style-name="P67" svg:width="0.0378in" svg:height="0.0752in" svg:x="1.2724in" svg:y="0.0803in" svg:viewBox="0 0 97 192" svg:d="M97 8c0-3-3-8-9-8s-12 6-12 12c0 3 2 9 9 9 5 0 12-7 12-13zM50 158c-4 15-16 27-28 27-3 0-6-1-8-1 5-2 7-8 7-11 0-6-4-8-8-8-8 0-13 5-13 12 0 9 8 15 22 15 13 0 39-8 46-35 6-27 13-54 19-80 1-2 1-4 1-7 0-12-10-21-23-21-24 0-39 31-39 34 0 2 3 2 4 2 2 0 3 0 4-3 6-13 17-27 30-27 6 0 8 4 8 11 0 2-1 6-1 7-7 28-14 56-21 85z"><text:p/></draw:path><draw:path draw:style-name="gr180" draw:text-style-name="P67" svg:width="0.0476in" svg:height="0.0555in" svg:x="1.3508in" svg:y="0.0453in" svg:viewBox="0 0 122 142" svg:d="M112 19c-5 0-9 0-14 4-5 5-5 10-5 13 0 7 5 11 11 11 9 0 18-7 18-20 0-15-15-27-37-27-44 0-85 45-85 89 0 29 18 53 51 53 45 0 71-33 71-37 0-2-1-4-3-4s-2 1-4 3c-25 32-59 32-64 32-19 0-28-16-28-35 0-13 7-43 18-63 9-18 27-32 44-32 10 0 23 5 27 13z"><text:p/></draw:path><draw:path draw:style-name="gr180" draw:text-style-name="P67" svg:width="0.0528in" svg:height="0.0555in" svg:x="1.4047in" svg:y="0.0453in" svg:viewBox="0 0 135 142" svg:d="M135 53c0-33-22-53-50-53-43 0-85 44-85 89 0 32 21 53 50 53 43 0 85-43 85-89zM50 136c-13 0-27-10-27-35 0-15 9-50 18-65 17-24 35-30 44-30 18 0 28 16 28 35 0 12-8 45-19 65-11 19-28 30-44 30z"><text:p/></draw:path><draw:path draw:style-name="gr180" draw:text-style-name="P67" svg:width="0.0543in" svg:height="0.0555in" svg:x="1.4634in" svg:y="0.0453in" svg:viewBox="0 0 139 142" svg:d="M139 22c0-17-8-22-14-22-8 0-16 8-16 14 0 5 2 7 5 10 7 7 11 15 11 26 0 13-19 86-56 86-16 0-24-12-24-28 0-17 9-40 19-67 2-5 4-9 4-16 0-13-10-25-27-25-29 0-41 45-41 49 0 2 3 2 4 2 3 0 3-1 5-5 9-32 23-40 32-40 2 0 8 0 8 10 0 8-4 17-6 23-13 37-18 51-18 65 0 34 28 38 43 38 53 0 71-104 71-120z"><text:p/></draw:path><draw:path draw:style-name="gr180" draw:text-style-name="P67" svg:width="0.0287in" svg:height="0.1232in" svg:x="1.537in" svg:y="0.0071in" svg:viewBox="0 0 74 314" svg:d="M74 311c0-1 0-1-6-7-39-39-49-99-49-147 0-54 12-109 50-149 5-4 5-4 5-5 0-2-1-3-4-3-2 0-31 21-49 61-16 35-21 69-21 96 0 25 4 63 22 98 19 38 46 59 48 59 3 0 4-1 4-3z"><text:p/></draw:path><draw:path draw:style-name="gr180" draw:text-style-name="P67" svg:width="0.102in" svg:height="0.0843in" svg:x="1.5768in" svg:y="0.0161in" svg:viewBox="0 0 260 215" svg:d="M145 85c-9-20-18-41-27-62-1-2-1-2-1-4s5-8 18-9c4 0 6-1 6-6 0-4-3-4-4-4-13 0-27 1-40 1-8 0-28-1-36-1-2 0-5 0-5 6 0 4 3 4 7 4 19 0 21 3 23 10 13 30 26 58 38 88-22 23-44 48-66 72-2 1-3 2-5 3-15 16-30 21-46 22-4 0-7 0-7 7 1 1 0 3 4 3 10 0 20-2 29-2 12 0 25 2 36 2 2 0 6 0 6-6 0-4-3-4-4-4-3-1-12-1-12-9 0-5 4-10 8-14 10-12 21-24 32-34 10-11 19-21 29-31 11 25 21 50 31 76 2 2 1 1 2 3 0 3-6 7-18 9-3 0-6 0-6 6 0 4 3 4 4 4 9 0 31-2 40-2 8 0 27 2 35 2 3 0 6 0 6-6 0-4-3-4-5-4-22-1-23-2-28-13-12-29-33-79-40-98 21-22 54-59 64-68 9-8 22-15 41-16 3 0 6 0 6-6-1-1 0-4-3-4-10 0-20 1-30 1-12 0-24-1-35-1-2 0-7 0-7 6 0 3 2 4 4 4 4 0 13 1 13 10 0 4-3 8-6 11-17 18-34 36-51 54z"><text:p/></draw:path><draw:path draw:style-name="gr180" draw:text-style-name="P67" svg:width="0.0264in" svg:height="0.0583in" svg:x="1.6803in" svg:y="0.0618in" svg:viewBox="0 0 68 149" svg:d="M61 9c0-4-2-9-9-9-5 0-11 6-11 13 0 3 2 8 8 8 7 0 12-7 12-12zM16 121c-1 3-2 6-2 10 0 9 9 18 21 18 23 0 33-30 33-34 0-2-3-2-4-2-4 0-4 0-5 3-5 18-14 27-23 27-4 0-5-3-5-8s1-9 3-14c2-6 5-12 7-17 2-6 10-26 11-28 0-3 1-6 1-8 0-10-9-19-21-19-22 0-32 30-32 34 0 3 3 2 4 3 3 0 3-1 4-3 6-19 15-27 24-27 3 0 5 2 5 7s-1 9-6 23c-5 11-10 23-15 35z"><text:p/></draw:path><draw:path draw:style-name="gr180" draw:text-style-name="P67" svg:width="0.0142in" svg:height="0.0366in" svg:x="1.7287in" svg:y="0.0866in" svg:viewBox="0 0 37 94" svg:d="M37 33c0-20-8-33-21-33-10 0-16 8-16 17 0 8 6 17 16 17 5 0 8-2 12-4 1-1 1-1 1-1 1 0 1 0 1 4 0 24-11 43-22 53-3 4-3 4-3 5 0 3 1 3 3 3 4 0 29-24 29-61z"><text:p/></draw:path><draw:path draw:style-name="gr180" draw:text-style-name="P67" svg:width="0.1024in" svg:height="0.0843in" svg:x="1.7764in" svg:y="0.0161in" svg:viewBox="0 0 261 215" svg:d="M145 85c-9-20-17-41-26-62-1-2-1-2-2-4 0-2 5-8 19-9 3 0 6-1 6-6 0-4-4-4-5-4-13 0-26 1-40 1-8 0-27-1-35-1-2 0-6 0-6 6 0 4 3 4 7 4 20 0 22 3 24 10 13 30 25 58 37 88-22 23-44 48-66 72-1 1-3 2-4 3-16 16-31 21-47 22-4 0-7 0-7 7 2 1 0 3 5 3 9 0 19-2 29-2 12 0 24 2 35 2 2 0 6 0 6-6 0-4-3-4-4-4-3-1-12-1-12-9 0-5 4-10 9-14 10-12 21-24 32-34 9-11 19-21 28-31 11 25 21 50 32 76 1 2 1 1 1 3 0 3-5 7-18 9-3 0-6 0-6 6 0 4 3 4 4 4 9 0 32-2 41-2 7 0 27 2 35 2 2 0 5 0 5-6 0-4-2-4-5-4-22-1-22-2-27-13-13-29-34-79-41-98 21-22 54-59 64-68 10-8 22-15 41-16 4 0 7 0 7-6-2-1 0-4-4-4-9 0-20 1-30 1-12 0-24-1-35-1-2 0-7 0-7 6 0 3 2 4 5 4s13 1 13 10c0 4-4 8-7 11-17 18-34 36-51 54z"><text:p/></draw:path><draw:path draw:style-name="gr180" draw:text-style-name="P67" svg:width="0.0378in" svg:height="0.0752in" svg:x="1.8764in" svg:y="0.0618in" svg:viewBox="0 0 97 192" svg:d="M97 9c0-4-2-9-9-9-6 0-12 6-12 13 0 3 2 8 9 8 6 0 12-6 12-12zM50 158c-3 15-16 27-28 27-3 0-6 0-8 0 6-3 7-9 7-12 0-6-4-8-8-8-8 0-13 6-13 13 0 8 8 14 22 14 13 0 39-8 46-35s13-53 20-79c0-2 1-4 1-8 0-12-11-21-24-21-24 0-39 31-39 34s4 3 5 3c2 0 2 0 3-4 7-13 17-26 31-26 5 0 7 3 7 11 0 1 0 5-1 6-7 28-13 56-21 85z"><text:p/></draw:path><draw:path draw:style-name="gr180" draw:text-style-name="P67" svg:width="0.0287in" svg:height="0.1232in" svg:x="1.9358in" svg:y="0.0071in" svg:viewBox="0 0 74 314" svg:d="M74 157c0-24-4-63-22-99-19-38-46-58-49-58-2 0-3 1-3 3 0 1 0 2 6 7 31 31 49 82 49 147 0 54-12 109-50 149-5 4-5 4-5 5 0 2 1 3 3 3 3 0 32-22 50-61 16-35 21-69 21-96z"><text:p/></draw:path><draw:path draw:style-name="gr180" draw:text-style-name="P67" svg:width="0.0827in" svg:height="0.0287in" svg:x="2.0185in" svg:y="0.0547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287in" svg:height="0.1232in" svg:x="2.1551in" svg:y="0.0071in" svg:viewBox="0 0 74 314" svg:d="M74 311c0-1 0-1-6-7-39-39-50-99-50-147 0-54 13-109 51-149 5-4 5-4 5-5 0-2-2-3-4-3-3 0-31 21-50 61-16 35-20 69-20 96 0 25 4 63 21 98 19 38 46 59 49 59 2 0 4-1 4-3z"><text:p/></draw:path><draw:path draw:style-name="gr180" draw:text-style-name="P67" svg:width="0.061in" svg:height="0.0783in" svg:x="2.2362in" svg:y="0.0453in" svg:viewBox="0 0 156 200" svg:d="M45 21c0-7 0-14 0-21-15 1-30 2-45 3 0 3 0 6 0 10 23 0 24 1 24 16 0 48 0 98 0 147 0 15-3 15-24 15 0 3 0 6 0 9 11-1 27-1 35-1 9 0 25 0 36 1 0-3 0-6 0-9-21 0-24 0-24-15 0-18 0-36 0-53 0-1 0-2 0-2 1 4 14 21 39 21 37 0 70-30 70-71 0-40-31-71-66-71-25 0-39 14-45 21zM47 104c0-25 0-48 0-72 9-16 24-25 40-25 24 0 43 28 43 64 0 38-23 65-46 65-13 0-25-6-34-20-3-6-3-6-3-12z"><text:p/></draw:path><draw:path draw:style-name="gr180" draw:text-style-name="P67" svg:width="0.0413in" svg:height="0.0547in" svg:x="2.3055in" svg:y="0.0453in" svg:viewBox="0 0 106 140" svg:d="M44 34c0-11 0-22 0-34-14 1-30 2-44 3 0 3 0 6 0 10 23 0 25 2 25 18 0 28 0 55 0 84 0 15-3 15-25 15 0 2 0 6 0 10 13-1 27-2 36-2 13 0 28 0 41 2 0-4 0-8 0-10-3 0-5 0-8 0-23 0-23-4-23-16 0-16 0-32 0-48 0-32 13-60 37-60 3 0 3 0 3 1 0 0-7 4-7 12 0 9 7 13 14 13 5 0 13-3 13-13s-10-19-23-19c-23 0-34 21-39 34z"><text:p/></draw:path><draw:path draw:style-name="gr180" draw:text-style-name="P67" svg:width="0.0547in" svg:height="0.0567in" svg:x="2.3543in" svg:y="0.0453in" svg:viewBox="0 0 140 145" svg:d="M140 74c0-40-32-74-70-74-39 0-70 35-70 74 0 41 32 71 69 71 39 0 71-31 71-71zM70 138c-13 0-28-8-36-22-8-13-8-33-8-44 0-13 0-30 7-43 9-15 24-22 36-22 15 0 28 7 36 21 8 13 8 31 8 44 0 11 0 28-6 42-7 14-21 24-37 24z"><text:p/></draw:path><draw:path draw:style-name="gr180" draw:text-style-name="P67" svg:width="0.061in" svg:height="0.0783in" svg:x="2.4583in" svg:y="0.0453in" svg:viewBox="0 0 156 200" svg:d="M45 21c0-7 0-14 0-21-15 1-30 2-45 3 0 3 0 6 0 10 23 0 24 1 24 16 0 48 0 98 0 147 0 15-3 15-24 15 0 3 0 6 0 9 11-1 27-1 35-1s24 0 36 1c0-3 0-6 0-9-21 0-25 0-25-15 0-18 0-36 0-53 0-1 0-2 0-2 2 4 15 21 40 21 36 0 70-30 70-71 0-40-31-71-67-71-24 0-38 14-44 21zM46 104c0-25 0-48 0-72 9-16 25-25 41-25 23 0 43 28 43 64 0 38-23 65-46 65-13 0-25-6-34-20-4-6-4-6-4-12z"><text:p/></draw:path><draw:path draw:style-name="gr180" draw:text-style-name="P67" svg:width="0.0547in" svg:height="0.0567in" svg:x="2.5307in" svg:y="0.0453in" svg:viewBox="0 0 140 145" svg:d="M140 74c0-40-32-74-70-74-39 0-70 35-70 74 0 41 32 71 69 71 39 0 71-31 71-71zM70 138c-13 0-28-8-36-22-8-13-8-33-8-44 0-13 0-30 7-43 9-15 24-22 36-22 15 0 28 7 36 21 8 13 8 31 8 44 0 11 0 28-7 42-6 14-20 24-36 24z"><text:p/></draw:path><draw:path draw:style-name="gr180" draw:text-style-name="P67" svg:width="0.0492in" svg:height="0.0823in" svg:x="2.637in" svg:y="0.0181in" svg:viewBox="0 0 126 210" svg:d="M24 186c12-11 23-22 35-33 48-43 67-60 67-92 0-36-28-61-67-61-36 0-59 29-59 57 0 18 16 18 17 18 6 0 16-4 16-16 0-9-5-18-16-18-3 0-3 0-4 1 7-20 24-32 42-32 29 0 42 25 42 51 0 25-15 51-32 70-21 23-41 45-61 68-4 2-4 3-4 11 40 0 78 0 118 0 3-18 5-36 8-54-3 0-4 0-7 0-2 9-5 22-7 28-3 2-24 2-30 2-19 0-39 0-58 0z"><text:p/></draw:path><draw:path draw:style-name="gr180" draw:text-style-name="P67" svg:width="0.0622in" svg:height="0.0547in" svg:x="2.739in" svg:y="0.0453in" svg:viewBox="0 0 159 140" svg:d="M24 31c0 28 0 55 0 84 0 15-3 15-24 15 0 2 0 6 0 10 11-1 27-2 35-2 9 0 25 1 36 2 0-4 0-8 0-10-21 0-25 0-25-15 0-20 0-39 0-58 0-33 22-51 43-51 20 0 24 17 24 35 0 25 0 49 0 74 0 15-4 15-26 15 0 2 0 6 0 10 12-1 28-2 36-2s26 1 36 2c0-4 0-8 0-10-17 0-25 0-25-10 0-21 0-41 0-61 0-27 0-36-10-47-4-6-14-12-33-12-23 0-38 14-47 32 0-10 0-21 0-32-14 1-30 2-44 3 0 3 0 6 0 10 22 0 24 2 24 18z"><text:p/></draw:path><draw:path draw:style-name="gr180" draw:text-style-name="P67" svg:width="0.0476in" svg:height="0.0567in" svg:x="2.8075in" svg:y="0.0453in" svg:viewBox="0 0 122 145" svg:d="M26 62c2-47 29-55 40-55 32 0 35 42 35 55-25 0-50 0-75 0zM26 69c30 0 59 0 88 0 8 0 8 0 8-7 0-31-17-62-56-62-37 0-66 33-66 72 0 42 33 73 69 73 39 0 53-35 53-41 0-3-2-3-4-3-3 0-4 2-5 4-10 33-38 33-42 33-16 0-29-10-36-22-9-15-9-36-9-47z"><text:p/></draw:path><draw:path draw:style-name="gr180" draw:text-style-name="P67" svg:width="0.0461in" svg:height="0.0535in" svg:x="2.863in" svg:y="0.0472in" svg:viewBox="0 0 118 137" svg:d="M114 10c3-4 3-5 3-5 0-5-3-5-8-5-33 0-68 0-101 0-1 17-3 34-3 51 2 0 5 0 8 0 1-32 7-44 42-44 12 0 24 0 36 0-30 40-59 79-88 119-3 4-3 5-3 6 0 5 2 5 8 5 35 0 69 0 105 0 1-20 3-40 5-60-3 0-5 0-8 0-3 37-9 52-46 52-13 0-25 0-38 0 30-40 59-80 88-119z"><text:p/></draw:path><draw:path draw:style-name="gr180" draw:text-style-name="P67" svg:width="0.0555in" svg:height="0.0567in" svg:x="2.9201in" svg:y="0.0453in" svg:viewBox="0 0 142 145" svg:d="M92 118c2 12 10 26 25 26 6 0 25-4 25-31 0-6 0-11 0-17-2 0-4 0-7 0 0 6 0 11 0 17 0 19-8 21-12 21-10 0-11-14-11-16 0-22 0-42 0-63 0-14 0-25-12-37-12-13-28-18-43-18-26 0-48 15-48 36 0 10 6 15 14 15 9 0 15-6 15-15 0-4-1-13-15-14 8-11 23-15 33-15 16 0 34 13 34 41 0 3 0 8 0 11-16 1-39 2-58 12-24 11-32 27-32 41 0 26 31 33 50 33 21 0 36-13 42-27zM90 66c0 10 0 20 0 31 0 31-23 42-37 42-16 0-29-12-29-27 0-18 14-45 66-46z"><text:p/></draw:path><draw:path draw:style-name="gr180" draw:text-style-name="P67" svg:width="0.0606in" svg:height="0.0547in" svg:x="2.976in" svg:y="0.0472in" svg:viewBox="0 0 155 140" svg:d="M125 32c3-8 8-21 30-22 0-4 0-6 0-10-7 1-17 1-24 1-8 0-22 0-27-1 0 4 0 6 0 10 11 1 15 8 15 13 0 4-1 5-3 9-11 27-21 53-31 80-12-30-25-59-36-89-2-3-2-4-2-5 0-8 12-8 18-8 0-4 0-6 0-10-9 1-27 1-34 1-9 0-22 0-31-1 0 4 0 6 0 10 20 0 21 2 25 12 16 37 31 74 46 112 2 5 2 6 6 6s6-3 7-6c13-34 28-68 41-102z"><text:p/></draw:path><draw:path draw:style-name="gr180" draw:text-style-name="P67" svg:width="0.0126in" svg:height="0.013in" svg:x="3.05in" svg:y="0.0866in" svg:viewBox="0 0 33 34" svg:d="M33 17c0-9-8-17-17-17-10 0-16 8-16 17s6 17 16 17c9 0 17-8 17-17z"><text:p/></draw:path><draw:path draw:style-name="gr180" draw:text-style-name="P67" svg:width="0.0287in" svg:height="0.1232in" svg:x="3.1362in" svg:y="0.0071in" svg:viewBox="0 0 74 314" svg:d="M74 157c0-24-4-63-21-99-19-38-46-58-49-58-2 0-4 1-4 3 0 1 0 2 6 7 32 31 50 82 50 147 0 54-12 109-51 149-5 4-5 4-5 5 0 2 2 3 4 3 3 0 31-22 50-61 16-35 20-69 20-96z"><text:p/></draw:path><draw:path draw:style-name="gr180" draw:text-style-name="P67" svg:width="0.0827in" svg:height="0.0287in" svg:x="3.2189in" svg:y="0.0547in" svg:viewBox="0 0 211 74" svg:d="M200 13c4 0 11 0 11-7 0-6-7-6-10-6-63 0-127 0-190 0-5 0-11 0-11 6 0 7 6 7 11 7 63 0 126 0 189 0zM201 74c3 0 10 0 10-6 0-7-7-7-11-7-63 0-126 0-189 0-5 0-11 0-11 7 0 6 6 6 11 6 63 0 127 0 190 0z"><text:p/></draw:path><draw:path draw:style-name="gr180" draw:text-style-name="P67" svg:width="0.1173in" svg:height="0.1232in" svg:x="3.3504in" svg:y="0.0071in" svg:viewBox="0 0 299 314" svg:d="M116 168c-38 46-75 92-112 138-3 3-3 4-3 5 0 3 3 3 8 3 87 0 176 0 263 0 9-26 18-52 27-78-3 0-6 0-8 0-8 23-29 43-56 52-5 1-27 9-74 9-45 0-89 0-134 0 37-45 73-90 110-135 2-3 3-4 3-5s0-1-2-4c-34-47-70-94-104-140 43 0 84 0 126 0 36 0 108 1 131 61 2 0 5 0 8 0-9-24-18-50-27-74-87 0-176 0-263 0-8 0-9 0-9 10 39 53 77 105 116 158z"><text:p/></draw:path><draw:path draw:style-name="gr180" draw:text-style-name="P67" svg:width="0.0531in" svg:height="0.039in" svg:x="3.4791in" svg:y="0in" svg:viewBox="0 0 136 100" svg:d="M17 84c-1 2-3 8-3 9 0 4 5 7 9 7 3 0 7-4 8-6s2-9 4-13c1-5 4-14 5-20 1-4 2-10 3-14 3-10 3-11 10-21 6-8 16-20 33-20 13 0 13 11 13 16 0 13-10 37-13 46-2 7-3 8-3 13 0 12 10 19 21 19 22 0 32-31 32-34s-3-2-4-3c-3 0-3 1-4 4-6 18-15 27-24 27-4 0-5-4-5-8 0-5 1-9 5-19 2-6 11-29 11-42 0-21-17-25-29-25-18 0-30 12-36 20-2-15-15-20-24-20-10 0-15 7-18 12-4 8-8 20-8 22 0 3 3 2 4 3 3 0 3-1 5-7 4-13 7-24 16-24 6 0 7 5 7 11 0 5-1 12-3 18s-4 15-5 20c-2 10-4 19-7 29z"><text:p/></draw:path><draw:path draw:style-name="gr180" draw:text-style-name="P67" svg:width="0.0543in" svg:height="0.0555in" svg:x="3.5673in" svg:y="0.0453in" svg:viewBox="0 0 139 142" svg:d="M139 22c0-17-8-22-14-22-8 0-16 8-16 14 0 5 2 7 5 10 7 7 11 15 11 26 0 13-20 86-57 86-16 0-23-12-23-28 0-17 9-40 19-67 2-5 4-9 4-16 0-13-10-25-27-25-29 0-41 45-41 49 0 2 3 2 4 2 2 0 3-1 5-5 9-32 23-40 32-40 2 0 8 0 8 10 0 8-4 17-6 23-14 37-18 51-18 65 0 34 28 38 43 38 53 0 71-104 71-120z"><text:p/></draw:path><draw:path draw:style-name="gr180" draw:text-style-name="P67" svg:width="0.0567in" svg:height="0.0555in" svg:x="3.6335in" svg:y="0.0453in" svg:viewBox="0 0 145 142" svg:d="M105 20c-6-12-15-20-29-20-37 0-76 46-76 92 0 30 17 50 41 50 7 0 23-1 42-23 3 13 13 23 29 23 10 0 18-7 23-17 5-12 10-31 10-31 0-3-4-3-5-3-2 0-3 1-4 5-5 21-11 40-23 40-9 0-10-8-10-14 0-8 1-10 4-24 4-13 4-17 6-29 4-14 9-29 12-44 3-9 3-10 3-11 0-5-5-8-10-8-7 0-12 7-13 14zM85 102c-2 5-2 6-7 11-14 18-27 23-36 23-16 0-19-18-19-30 0-16 9-55 17-69 10-19 24-31 37-31 19 0 24 26 24 28s0 4-1 6c-5 20-10 41-15 62z"><text:p/></draw:path><draw:path draw:style-name="gr180" draw:text-style-name="P67" svg:width="0.0508in" svg:height="0.0555in" svg:x="3.6976in" svg:y="0.0453in" svg:viewBox="0 0 130 142" svg:d="M19 121c-1 4-3 11-3 13 0 6 5 8 9 8s10-2 12-8c1-2 12-45 13-50 2-10 8-33 10-41 1-4 10-19 17-26 3-3 12-11 26-11 8 0 9 3 13 4-9 2-16 10-16 18 0 4 3 11 12 11 8 0 18-7 18-19 0-11-11-20-27-20-21 0-35 15-41 24-2-14-13-24-29-24-14 0-19 12-23 18-5 10-10 29-10 31s4 2 5 2c2 0 3 0 5-7 5-22 12-38 22-38 6 0 10 3 10 15 0 7-1 11-4 27-6 24-13 48-19 73z"><text:p/></draw:path><draw:path draw:style-name="gr180" draw:text-style-name="P67" svg:width="0.0287in" svg:height="0.1232in" svg:x="3.7661in" svg:y="0.0071in" svg:viewBox="0 0 74 314" svg:d="M74 311c0-1 0-1-6-7-39-39-49-99-49-147 0-54 12-109 50-149 5-4 5-4 5-5 0-2-1-3-4-3-2 0-31 21-49 61-16 35-21 69-21 96 0 25 4 63 22 98 19 38 46 59 48 59 3 0 4-1 4-3z"><text:p/></draw:path><draw:path draw:style-name="gr180" draw:text-style-name="P67" svg:width="0.102in" svg:height="0.0843in" svg:x="3.8059in" svg:y="0.0161in" svg:viewBox="0 0 260 215" svg:d="M145 85c-9-20-18-41-27-62-1-2-1-2-2-4 0-2 6-8 19-9 4 0 6-1 6-6 0-4-3-4-4-4-13 0-27 1-40 1-8 0-28-1-36-1-2 0-5 0-5 6 0 4 3 4 7 4 19 0 21 3 23 10 13 30 26 58 38 88-22 23-44 48-66 72-2 1-3 2-5 3-15 16-30 21-47 22-3 0-6 0-6 7 1 1 0 3 4 3 10 0 19-2 29-2 12 0 25 2 36 2 2 0 6 0 6-6 0-4-3-4-4-4-3-1-12-1-12-9 0-5 4-10 8-14 10-12 21-24 32-34 10-11 19-21 29-31 11 25 21 50 31 76 2 2 1 1 2 3 0 3-6 7-18 9-3 0-6 0-6 6 0 4 3 4 4 4 9 0 31-2 40-2 8 0 27 2 35 2 3 0 6 0 6-6 0-4-3-4-6-4-21-1-22-2-27-13-12-29-33-79-40-98 21-22 54-59 64-68 9-8 22-15 41-16 3 0 6 0 6-6-1-1 0-4-3-4-10 0-20 1-30 1-12 0-24-1-35-1-2 0-7 0-7 6 0 3 2 4 4 4 3 0 13 1 13 10 0 4-4 8-6 11-17 18-34 36-51 54z"><text:p/></draw:path><draw:path draw:style-name="gr180" draw:text-style-name="P67" svg:width="0.0264in" svg:height="0.0583in" svg:x="3.9094in" svg:y="0.0618in" svg:viewBox="0 0 68 149" svg:d="M61 9c0-4-2-9-9-9-5 0-11 6-11 13 0 3 2 8 8 8s12-7 12-12zM16 121c-1 3-2 6-2 10 0 9 9 18 21 18 23 0 33-30 33-34 0-2-3-2-4-2-4 0-4 0-5 3-5 18-15 27-23 27-4 0-5-3-5-8s1-9 3-14c2-6 5-12 7-17 2-6 10-26 11-28 0-3 1-6 1-8 0-10-9-19-21-19-22 0-32 30-32 34 0 3 3 3 4 3 3 0 3-1 4-3 6-19 15-27 24-27 3 0 5 2 5 7s-1 9-7 23c-5 11-9 23-14 35z"><text:p/></draw:path><draw:path draw:style-name="gr180" draw:text-style-name="P67" svg:width="0.0287in" svg:height="0.1232in" svg:x="3.9539in" svg:y="0.0071in" svg:viewBox="0 0 74 314" svg:d="M74 157c0-24-4-63-21-99-19-38-47-58-49-58s-4 1-4 3c0 1 0 2 6 7 32 31 50 82 50 147 0 54-12 109-51 149-5 4-5 4-5 5 0 2 2 3 4 3s31-22 50-61c16-35 20-69 20-96z"><text:p/></draw:path></draw:g></draw:g></text:span><text:span text:style-name="T26"><text:s/></text:span><text:span text:style-name="T24">Dk: </text:span><text:span text:style-name="T24"><draw:g text:anchor-type="as-char" svg:y="-0.1028in" draw:z-index="29" draw:name="Shape41" draw:style-name="gr178"><svg:title>TexMaths</svg:title><svg:desc>9§inline§\mathbb{E}(\sum X_i)^2 = \mathbb{E}(\sum_{i,j} X_iX_j) = \sum_{i,j}  \mathbb{E}(X_iX_j)§svg§600§FALSE§</svg:desc><draw:g draw:style-name="gr2"><draw:path draw:style-name="gr179" draw:text-style-name="P66" svg:width="2.3378in" svg:height="0.1445in" svg:x="0.0051in" svg:y="0.0067in" svg:viewBox="0 0 5939 368" svg:d="M2970 368c-990 0-1980 0-2970 0 0-122 0-245 0-368 1980 0 3959 0 5939 0 0 123 0 246 0 368-990 0-1980 0-2969 0z"><text:p/></draw:path><draw:path draw:style-name="gr180" draw:text-style-name="P67" svg:width="0.0776in" svg:height="0.0843in" svg:x="0.0004in" svg:y="0.0181in" svg:viewBox="0 0 198 215" svg:d="M77 111c8 0 24 0 35 6 15 10 16 27 16 29 1 4 1 8 6 8s5-4 5-10c0-29 0-58 0-85 0-5 0-10-5-10s-6 4-6 7c-2 40-34 43-51 43 0-22 0-44 0-67 0-20 7-20 14-20 5 0 10 0 15 0 43 0 64 21 66 43 1 3 1 7 6 7 6 0 6-5 6-11 0-13 0-27 0-40 0-10-1-11-11-11-54 0-108 0-162 0-6 0-11 0-11 6s6 6 9 6c18 0 19 2 19 18 0 52 0 104 0 157 0 16-1 18-18 18-5 0-10 0-10 6 0 4 5 4 11 4 56 0 111 0 167 0 6 0 10 0 11-2 0-1 9-54 9-55 0-4-3-6-5-6-5 0-7 4-7 5-2 8-4 20-28 34-16 10-32 14-49 14-6 0-12 0-18 0-7 0-14 0-14-20 0-26 0-50 0-74zM172 12c0 4 0 10 0 14-6-5-11-11-18-14 6 0 12 0 18 0zM111 104c4-2 11-7 17-14 0 9 0 18 0 27-7-9-12-9-17-13zM39 29c0-4 0-12-2-17 11 0 22 0 33 0-3 7-3 17-3 20 0 50 0 101 0 153 0 11 1 18 3 20-11 0-22 0-33 0 2-5 2-13 2-17 0-53 0-106 0-159zM157 205c9-5 18-11 25-17 0 1-3 15-3 17-7 0-15 0-22 0z"><text:p/></draw:path><draw:path draw:style-name="gr180" draw:text-style-name="P67" svg:width="0.0287in" svg:height="0.1236in" svg:x="0.0941in" svg:y="0.0102in" svg:viewBox="0 0 74 315" svg:d="M74 313c0-1 0-2-6-8-39-39-49-99-49-146 0-55 12-110 50-150 5-4 5-4 5-5 0-2-2-4-4-4-3 0-31 22-50 62-16 34-20 70-20 97 0 24 4 62 21 97 19 39 46 59 49 59 2 0 4-1 4-2z"><text:p/></draw:path><draw:path draw:style-name="gr180" draw:text-style-name="P67" svg:width="0.1169in" svg:height="0.1236in" svg:x="0.1374in" svg:y="0.0102in" svg:viewBox="0 0 298 315" svg:d="M115 169c-38 46-75 92-112 138-2 3-3 4-3 5 0 3 3 3 9 3 87 0 175 0 262 0 9-26 18-52 27-78-3 0-6 0-8 0-7 23-29 43-56 52-5 1-27 9-73 9-45 0-90 0-135 0 37-45 73-90 110-135 3-3 3-4 3-4 0-2 0-2-2-5-34-48-69-95-103-141 42 0 84 0 125 0 36 0 109 2 131 62 2 0 5 0 8 0-9-25-18-50-27-75-87 0-175 0-262 0-9 0-9 1-9 11 39 53 76 105 115 158z"><text:p/></draw:path><draw:path draw:style-name="gr180" draw:text-style-name="P67" svg:width="0.1024in" svg:height="0.0839in" svg:x="0.2858in" svg:y="0.0185in" svg:viewBox="0 0 261 214" svg:d="M145 86c-9-21-17-42-26-63-1-2-1-2-2-4 0-2 5-8 19-9 3-1 6-1 6-6 0-4-4-4-5-4-13 0-26 1-40 1-8 0-28-1-35-1-2 0-6 0-6 6 0 4 3 4 7 4 20 0 22 3 24 10 13 30 25 58 37 88-22 24-44 48-66 72-1 1-3 2-4 3-16 17-31 22-47 23-4 0-7 0-7 7 2 0 0 1 4 1 9 0 20-1 30-1 12 0 24 1 35 1 2 0 6 0 6-5 0-3-3-3-4-3-3-1-13-1-13-10 0-5 5-10 9-14 11-12 21-23 32-34 10-11 19-21 29-31 11 25 21 51 32 76 1 2 1 2 1 3 0 3-5 8-18 10-4 0-6 0-6 6 0 2 3 2 4 2 9 0 32-1 40-1s28 1 36 1c2 0 5 0 5-4s-2-4-5-4c-22-1-22-2-27-14-13-29-34-78-42-97 22-23 55-60 65-69 10-8 22-15 41-16 4-1 7-1 7-6 0-1 0-4-5-4-9 0-19 1-29 1-12 0-24-1-35-1-2 0-7 0-7 6 0 2 2 3 5 4 3 0 12 1 12 10 0 4-3 8-6 11-17 18-34 37-51 55z"><text:p/></draw:path><draw:path draw:style-name="gr180" draw:text-style-name="P67" svg:width="0.026in" svg:height="0.0587in" svg:x="0.3894in" svg:y="0.0642in" svg:viewBox="0 0 67 150" svg:d="M61 9c0-4-2-9-8-9s-13 6-13 13c0 3 3 8 9 8 7 0 12-7 12-12zM16 121c-1 3-2 6-2 10 0 10 9 19 21 19 23 0 32-31 32-35 0-2-2-2-3-2-3 0-4 1-5 3-4 18-14 27-23 27-5 0-5-3-5-8s1-9 3-14c2-6 5-12 7-17 2-6 10-26 11-28 1-3 1-6 1-8 0-10-8-18-21-18-21 0-32 29-32 33 0 3 4 3 4 3 3 0 3-1 4-3 5-19 15-27 23-27 4 0 6 2 6 7s-1 9-6 23c-5 11-10 23-15 35z"><text:p/></draw:path><draw:path draw:style-name="gr180" draw:text-style-name="P67" svg:width="0.0283in" svg:height="0.1236in" svg:x="0.4343in" svg:y="0.0102in" svg:viewBox="0 0 73 315" svg:d="M73 159c0-26-4-64-21-100-19-38-46-59-49-59-2 0-3 2-3 4 0 1 0 1 5 7 32 31 50 82 50 148 0 54-12 109-51 148-4 4-4 5-4 6s1 2 3 2c3 0 31-21 50-61 16-35 20-69 20-95z"><text:p/></draw:path><draw:path draw:style-name="gr180" draw:text-style-name="P67" svg:width="0.0382in" svg:height="0.0575in" svg:x="0.4811in" svg:y="0.0004in" svg:viewBox="0 0 98 147" svg:d="M98 107c-3 0-5 0-8 0 0 5-3 17-5 20-2 1-19 1-22 1-14 0-28 0-41 0 23-20 31-26 44-37 17-13 32-27 32-48 0-27-23-43-52-43-27 0-46 20-46 40 0 11 10 12 12 12 5 0 11-3 11-11 0-5-1-12-13-12 7-16 22-21 32-21 23 0 34 17 34 35 0 19-13 34-20 43-18 17-36 35-54 53-2 2-2 2-2 8 31 0 60 0 91 0 3-14 4-27 7-40z"><text:p/></draw:path><draw:path draw:style-name="gr180" draw:text-style-name="P67" svg:width="0.0827in" svg:height="0.0287in" svg:x="0.5728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772in" svg:height="0.0843in" svg:x="0.6992in" svg:y="0.0181in" svg:viewBox="0 0 197 215" svg:d="M77 111c8 0 23 0 35 6 14 10 16 27 16 29 0 4 0 8 5 8 6 0 6-4 6-10 0-29 0-58 0-85 0-5 0-10-6-10-5 0-5 4-5 7-2 40-34 43-51 43 0-22 0-44 0-67 0-20 6-20 14-20 5 0 10 0 15 0 42 0 64 21 66 43 0 3 0 7 5 7 6 0 6-5 6-11 0-13 0-27 0-40 0-10-1-11-11-11-54 0-108 0-162 0-6 0-10 0-10 6s5 6 8 6c18 0 19 2 19 18 0 52 0 104 0 157 0 16-1 18-17 18-5 0-10 0-10 6 0 4 4 4 10 4 56 0 112 0 168 0 6 0 9 0 10-2 0-1 9-54 9-55 0-4-3-6-5-6-5 0-6 4-6 5-2 8-5 20-28 34-17 10-33 14-50 14-5 0-12 0-17 0-8 0-14 0-14-20 0-26 0-50 0-74zM172 12c0 4 0 10 0 14-6-5-12-11-18-14 6 0 12 0 18 0zM110 104c5-2 12-7 18-14 0 9 0 18 0 27-8-9-17-13-18-13zM39 29c0-4 0-12-3-17 11 0 22 0 33 0-3 7-3 17-3 20 0 50 0 101 0 153 0 11 2 18 3 20-11 0-22 0-33 0 3-5 3-13 3-17 0-53 0-106 0-159zM156 205c10-5 19-11 25-17 0 1-3 15-3 17-7 0-15 0-22 0z"><text:p/></draw:path><draw:path draw:style-name="gr180" draw:text-style-name="P67" svg:width="0.0283in" svg:height="0.1236in" svg:x="0.7929in" svg:y="0.0102in" svg:viewBox="0 0 73 315" svg:d="M73 313c0-1 0-2-6-8-39-39-49-99-49-146 0-55 12-110 51-150 4-4 4-4 4-5 0-2-1-4-3-4-3 0-31 22-50 62-16 34-20 70-20 97 0 24 4 62 21 97 19 39 46 59 49 59 2 0 3-1 3-2z"><text:p/></draw:path><draw:path draw:style-name="gr180" draw:text-style-name="P67" svg:width="0.1173in" svg:height="0.1236in" svg:x="0.8354in" svg:y="0.0102in" svg:viewBox="0 0 299 315" svg:d="M115 169c-37 46-75 92-111 138-3 3-3 4-3 5 0 3 3 3 8 3 87 0 175 0 262 0 9-26 19-52 28-78-3 0-6 0-8 0-8 23-30 43-56 52-6 1-27 9-74 9-45 0-89 0-134 0 37-45 73-90 110-135 2-3 2-4 2-4 0-2 0-2-2-5-34-48-69-95-103-141 42 0 84 0 125 0 36 0 109 2 132 62 2 0 5 0 8 0-9-25-19-50-28-75-87 0-175 0-262 0-8 0-9 1-9 11 39 53 76 105 115 158z"><text:p/></draw:path><draw:path draw:style-name="gr180" draw:text-style-name="P67" svg:width="0.026in" svg:height="0.0583in" svg:x="0.9642in" svg:y="0.0827in" svg:viewBox="0 0 67 149" svg:d="M61 8c0-3-3-8-9-8-5 0-12 5-12 12 0 4 3 9 9 9 7 0 12-7 12-13zM16 121c-1 2-2 5-2 9 0 11 9 19 21 19 23 0 32-31 32-34s-2-2-3-3c-4 0-4 2-5 4-5 17-15 26-23 26-5 0-5-2-5-7s0-10 3-14c2-7 5-12 7-18s10-26 11-28c0-2 1-5 1-7 0-10-9-19-21-19-22 0-32 30-32 34 0 3 3 3 4 3 3 0 3-1 4-4 5-19 15-27 23-27 4 0 6 2 6 8 0 5-1 8-7 22-5 11-9 23-14 36z"><text:p/></draw:path><draw:path draw:style-name="gr180" draw:text-style-name="P67" svg:width="0.011in" svg:height="0.0264in" svg:x="1.0051in" svg:y="0.1303in" svg:viewBox="0 0 29 68" svg:d="M22 23c0 11-2 26-17 40-1 1-1 1-1 3 0 1 1 2 2 2 4 0 23-18 23-44 0-13-6-24-16-24-8 0-13 6-13 13s5 13 13 13c6 0 7-3 9-3z"><text:p/></draw:path><draw:path draw:style-name="gr180" draw:text-style-name="P67" svg:width="0.0378in" svg:height="0.0752in" svg:x="1.0248in" svg:y="0.0827in" svg:viewBox="0 0 97 192" svg:d="M97 8c0-3-3-8-8-8-7 0-13 6-13 12 0 3 3 9 9 9s12-7 12-13zM50 158c-3 15-15 28-28 28-3 0-6-1-8-2 6-2 8-7 8-11 0-5-5-8-9-8-7 0-13 5-13 12 0 9 9 15 22 15s39-8 46-35 14-53 20-80c1-2 1-4 1-7 0-12-10-21-23-21-25 0-39 31-39 34s3 3 4 3c2 0 2-1 4-4 5-13 17-27 30-27 5 0 8 4 8 11 0 2-1 5-1 7-7 28-14 56-22 85z"><text:p/></draw:path><draw:path draw:style-name="gr180" draw:text-style-name="P67" svg:width="0.1024in" svg:height="0.0839in" svg:x="1.1012in" svg:y="0.0185in" svg:viewBox="0 0 261 214" svg:d="M145 86c-9-21-17-42-26-63-1-2-1-2-2-4 0-2 5-8 19-9 3-1 6-1 6-6 0-4-3-4-4-4-14 0-27 1-41 1-7 0-27-1-35-1-2 0-5 0-5 6 0 4 2 4 7 4 19 0 21 3 23 10 13 30 25 58 38 88-22 24-45 48-67 72-1 1-3 2-4 3-15 17-31 22-47 23-3 0-7 0-7 7 2 0 0 1 4 1 10 0 20-1 30-1 12 0 24 1 35 1 3 0 7 0 7-5 0-3-3-2-4-3-4-1-14-1-14-10 0-5 6-10 9-14 11-12 22-23 33-34 9-11 19-21 28-31 11 25 21 51 32 76 1 2 1 2 2 3 0 3-6 8-19 10-4 0-6 0-6 6 0 2 3 2 5 2 8 0 31-1 40-1 8 0 27 1 35 1 2 0 6 0 6-4s-3-4-6-4c-21-1-22-2-27-14-13-29-33-78-41-97 22-23 54-60 65-69 9-8 21-15 40-16 4-1 7-1 7-6 0-1 0-4-5-4-9 0-19 1-29 1-12 0-24-1-35-1-2 0-6 0-6 6 0 2 2 3 4 4 3 0 12 1 12 10 0 4-3 8-6 11-17 18-34 37-51 55z"><text:p/></draw:path><draw:path draw:style-name="gr180" draw:text-style-name="P67" svg:width="0.026in" svg:height="0.0587in" svg:x="1.2051in" svg:y="0.0642in" svg:viewBox="0 0 67 150" svg:d="M61 9c0-4-3-9-9-9s-12 6-12 13c0 3 2 8 9 8 6 0 12-7 12-12zM16 121c-1 3-3 6-3 10 0 10 9 19 22 19 22 0 32-31 32-35 0-2-3-2-4-2-3 0-3 1-4 3-5 18-15 27-23 27-5 0-6-3-6-8s1-9 3-14c3-6 5-12 7-17 2-6 10-26 11-28 1-3 2-6 2-8 0-10-9-18-22-18-21 0-31 29-31 33 0 3 3 3 4 3 2 0 3-1 3-3 6-19 16-27 24-27 4 0 6 2 6 7s-2 9-7 23c-5 11-9 23-14 35z"><text:p/></draw:path><draw:path draw:style-name="gr180" draw:text-style-name="P67" svg:width="0.102in" svg:height="0.0839in" svg:x="1.2461in" svg:y="0.0185in" svg:viewBox="0 0 260 214" svg:d="M145 86c-9-21-18-42-27-63-1-2-1-2-2-4 0-2 5-8 19-9 4-1 6-1 6-6 0-4-3-4-4-4-14 0-27 1-41 1-7 0-27-1-35-1-2 0-5 0-5 6 0 4 2 4 7 4 19 0 21 3 23 10 13 30 26 58 38 88-22 24-44 48-66 72-2 1-3 2-5 3-15 17-31 22-47 23-3 0-6 0-6 7 1 0 0 1 4 1 9 0 19-1 29-1 12 0 25 1 36 1 2 0 6 0 6-5 0-3-3-2-4-3-3-1-13-1-13-10 0-5 5-10 9-14 10-12 21-23 32-34 10-11 19-21 29-31 11 25 20 51 31 76 1 2 1 2 2 3 0 3-6 8-19 10-3 0-6 0-6 6 0 2 3 2 5 2 9 0 31-1 40-1 8 0 27 1 35 1 2 0 6 0 6-4s-3-4-6-4c-21-1-22-2-27-14-13-29-33-78-41-97 22-23 55-60 65-69 9-8 21-15 40-16 4-1 7-1 7-6 0-1 0-4-4-4-9 0-20 1-29 1-12 0-25-1-35-1-3 0-7 0-7 6 0 2 2 3 4 4 3 0 13 1 13 10 0 4-4 8-7 11-17 18-33 37-50 55z"><text:p/></draw:path><draw:path draw:style-name="gr180" draw:text-style-name="P67" svg:width="0.0378in" svg:height="0.0752in" svg:x="1.3457in" svg:y="0.0642in" svg:viewBox="0 0 97 192" svg:d="M97 9c0-4-3-9-9-9s-12 6-12 13c0 3 3 8 9 8s12-6 12-12zM50 158c-3 15-15 28-28 28-3 0-6 0-8-1 6-3 8-8 8-12 0-5-5-8-9-8-7 0-13 6-13 13 0 8 9 14 22 14s39-8 46-35c7-26 14-53 20-79 1-2 1-4 1-8 0-12-10-20-23-20-25 0-39 30-39 33s3 3 4 3c2 0 2 0 4-4 5-13 17-26 30-26 5 0 7 3 7 11 0 1 0 5 0 6-7 28-14 56-22 85z"><text:p/></draw:path><draw:path draw:style-name="gr180" draw:text-style-name="P67" svg:width="0.0287in" svg:height="0.1236in" svg:x="1.4051in" svg:y="0.0102in" svg:viewBox="0 0 74 315" svg:d="M74 159c0-26-4-64-21-100-19-38-47-59-49-59s-4 2-4 4c0 1 0 1 6 7 31 31 49 82 49 148 0 54-12 109-51 148-4 4-4 5-4 6s2 2 4 2 31-21 50-61c16-35 20-69 20-95z"><text:p/></draw:path><draw:path draw:style-name="gr180" draw:text-style-name="P67" svg:width="0.0827in" svg:height="0.0287in" svg:x="1.4878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73in" svg:height="0.1236in" svg:x="1.6193in" svg:y="0.0102in" svg:viewBox="0 0 299 315" svg:d="M115 169c-37 46-75 92-111 138-3 3-3 4-3 5 0 3 3 3 8 3 87 0 175 0 262 0 9-26 19-52 28-78-3 0-6 0-8 0-8 23-30 43-56 52-6 1-27 9-74 9-45 0-89 0-134 0 37-45 73-90 110-135 2-3 2-4 2-4 0-2 0-2-2-5-34-48-69-95-103-141 42 0 84 0 125 0 36 0 109 2 132 62 2 0 5 0 8 0-9-25-19-50-28-75-87 0-175 0-262 0-8 0-9 1-9 11 39 53 76 105 115 158z"><text:p/></draw:path><draw:path draw:style-name="gr180" draw:text-style-name="P67" svg:width="0.026in" svg:height="0.0583in" svg:x="1.748in" svg:y="0.0827in" svg:viewBox="0 0 67 149" svg:d="M61 8c0-3-3-8-9-8-5 0-12 5-12 12 0 4 3 9 9 9 7 0 12-7 12-13zM16 121c-1 2-2 5-2 9 0 11 9 19 21 19 23 0 32-31 32-34s-2-2-3-3c-4 0-4 2-5 4-5 17-15 26-23 26-5 0-5-2-5-7s0-10 3-14c2-7 5-12 7-18s10-26 11-28c0-2 1-5 1-7 0-10-9-19-21-19-22 0-32 30-32 34 0 3 3 3 4 3 3 0 3-1 4-4 5-19 15-27 23-27 4 0 6 2 6 8 0 5-1 8-7 22-5 11-9 23-14 36z"><text:p/></draw:path><draw:path draw:style-name="gr180" draw:text-style-name="P67" svg:width="0.011in" svg:height="0.0264in" svg:x="1.7886in" svg:y="0.1303in" svg:viewBox="0 0 29 68" svg:d="M22 23c0 11-2 26-17 40-1 1-1 1-1 3 0 1 1 2 2 2 4 0 23-18 23-44 0-13-6-24-16-24-8 0-13 6-13 13s5 13 13 13c6 0 7-3 9-3z"><text:p/></draw:path><draw:path draw:style-name="gr180" draw:text-style-name="P67" svg:width="0.0378in" svg:height="0.0752in" svg:x="1.8087in" svg:y="0.0827in" svg:viewBox="0 0 97 192" svg:d="M97 8c0-3-3-8-9-8s-12 6-12 12c0 3 3 9 9 9s12-7 12-13zM50 158c-3 15-15 28-28 28-3 0-6-1-8-2 6-2 8-7 8-11 0-5-5-8-9-8-7 0-13 5-13 12 0 9 9 15 22 15s39-8 46-35 14-53 20-80c1-2 1-4 1-7 0-12-10-21-23-21-25 0-39 31-39 34s3 3 4 3c2 0 2-1 4-4 5-13 17-27 30-27 5 0 8 4 8 11 0 2-1 5-1 7-7 28-14 56-22 85z"><text:p/></draw:path><draw:path draw:style-name="gr180" draw:text-style-name="P67" svg:width="0.0776in" svg:height="0.0843in" svg:x="1.8839in" svg:y="0.0181in" svg:viewBox="0 0 198 215" svg:d="M77 111c8 0 24 0 35 6 15 10 16 27 16 29 1 4 1 8 6 8s5-4 5-10c0-29 0-58 0-85 0-5 0-10-5-10s-6 4-6 7c-2 40-34 43-51 43 0-22 0-44 0-67 0-20 7-20 14-20 5 0 10 0 15 0 42 0 64 21 66 43 0 3 1 7 5 7 6 0 6-5 6-11 0-13 0-27 0-40 0-10 0-11-10-11-54 0-108 0-162 0-6 0-11 0-11 6s6 6 8 6c18 0 20 2 20 18 0 52 0 104 0 157 0 16-1 18-18 18-5 0-10 0-10 6 0 4 5 4 11 4 56 0 111 0 167 0 6 0 9 0 10-2 1-1 10-54 10-55 0-4-4-6-5-6-5 0-7 4-7 5-2 8-4 20-28 34-16 10-32 14-50 14-5 0-12 0-17 0-7 0-14 0-14-20 0-26 0-50 0-74zM172 12c0 4 0 10 0 14-6-5-12-11-18-14 6 0 12 0 18 0zM111 104c4-2 11-7 17-14 0 9 0 18 0 27-7-9-12-9-17-13zM39 29c0-4 0-12-3-17 12 0 22 0 34 0-3 7-3 17-3 20 0 50 0 101 0 153 0 11 1 18 3 20-12 0-22 0-34 0 3-5 3-13 3-17 0-53 0-106 0-159zM157 205c9-5 18-11 25-17-1 1-3 15-4 17-7 0-14 0-21 0z"><text:p/></draw:path><draw:path draw:style-name="gr180" draw:text-style-name="P67" svg:width="0.0287in" svg:height="0.1236in" svg:x="1.9772in" svg:y="0.0102in" svg:viewBox="0 0 74 315" svg:d="M74 313c0-1 0-2-6-8-39-39-50-99-50-146 0-55 13-110 51-150 5-4 5-4 5-5 0-2-2-4-4-4-3 0-31 22-50 62-16 34-20 70-20 97 0 24 4 62 21 97 19 39 46 59 49 59 2 0 4-1 4-2z"><text:p/></draw:path><draw:path draw:style-name="gr180" draw:text-style-name="P67" svg:width="0.1024in" svg:height="0.0839in" svg:x="2.0165in" svg:y="0.0185in" svg:viewBox="0 0 261 214" svg:d="M145 86c-9-21-17-42-26-63-1-2-1-2-2-4 0-2 5-8 19-9 3-1 6-1 6-6 0-4-3-4-4-4-14 0-27 1-41 1-8 0-27-1-35-1-2 0-5 0-5 6 0 4 2 4 7 4 19 0 21 3 23 10 13 30 25 58 37 88-22 24-44 48-66 72-1 1-3 2-4 3-15 17-31 22-47 23-3 0-7 0-7 7 2 0 0 1 4 1 9 0 20-1 30-1 12 0 24 1 35 1 2 0 7 0 7-5 0-3-4-3-5-3-3-1-13-1-13-10 0-5 6-10 9-14 11-12 22-23 33-34 9-11 19-21 28-31 11 25 21 51 32 76 1 2 1 2 2 3 0 3-6 8-19 10-4 0-6 0-6 6 0 2 3 2 4 2 9 0 32-1 41-1 8 0 27 1 35 1 2 0 5 0 5-4s-2-4-5-4c-21-1-22-2-27-14-13-29-33-78-41-97 21-23 54-60 65-69 9-8 21-15 40-16 4-1 7-1 7-6 0-1 0-4-5-4-9 0-19 1-29 1-12 0-24-1-35-1-2 0-6 0-6 6 0 2 1 3 4 4 3 0 12 1 12 10 0 4-3 8-6 11-17 18-34 37-51 55z"><text:p/></draw:path><draw:path draw:style-name="gr180" draw:text-style-name="P67" svg:width="0.026in" svg:height="0.0587in" svg:x="2.1209in" svg:y="0.0642in" svg:viewBox="0 0 67 150" svg:d="M61 9c0-4-3-9-9-9s-12 6-12 13c0 3 2 8 9 8 6 0 12-7 12-12zM16 121c-1 3-3 6-3 10 0 10 9 19 22 19 22 0 32-31 32-35 0-2-3-2-4-2-3 0-4 1-4 3-5 18-15 27-24 27-4 0-5-3-5-8s1-9 3-14c3-6 5-12 7-17 2-6 10-26 11-28 1-3 2-6 2-8 0-10-9-18-22-18-21 0-31 29-31 33 0 3 3 3 4 3 2 0 2-1 3-3 6-19 15-27 24-27 3 0 6 2 6 7s-2 9-7 23c-5 11-9 23-14 35z"><text:p/></draw:path><draw:path draw:style-name="gr180" draw:text-style-name="P67" svg:width="0.102in" svg:height="0.0839in" svg:x="2.1614in" svg:y="0.0185in" svg:viewBox="0 0 260 214" svg:d="M144 86c-9-21-17-42-26-63-1-2-1-2-2-4 0-2 5-8 19-9 3-1 6-1 6-6 0-4-3-4-4-4-14 0-27 1-41 1-7 0-27-1-35-1-2 0-5 0-5 6 0 4 2 4 7 4 19 0 21 3 23 10 13 30 26 58 38 88-22 24-45 48-67 72-1 1-3 2-4 3-15 17-31 22-47 23-3 0-6 0-6 7 1 0 0 1 4 1 9 0 19-1 29-1 12 0 25 1 35 1 3 0 7 0 7-5 0-3-3-2-4-3-4-1-13-1-13-10 0-5 5-10 9-14 10-12 21-23 32-34 9-11 19-21 28-31 11 25 21 51 32 76 1 2 1 2 2 3 0 3-6 8-19 10-3 0-6 0-6 6 0 2 3 2 5 2 8 0 31-1 40-1 8 0 27 1 35 1 2 0 6 0 6-4s-3-4-6-4c-21-1-22-2-27-14-13-29-33-78-41-97 22-23 54-60 65-69 9-8 21-15 40-16 4-1 7-1 7-6 0-1 0-4-4-4-9 0-20 1-30 1-12 0-24-1-35-1-2 0-6 0-6 6 0 2 2 3 4 4 3 0 13 1 13 10 0 4-4 8-7 11-17 18-34 37-51 55z"><text:p/></draw:path><draw:path draw:style-name="gr180" draw:text-style-name="P67" svg:width="0.0378in" svg:height="0.0752in" svg:x="2.261in" svg:y="0.0642in" svg:viewBox="0 0 97 192" svg:d="M97 9c0-4-3-9-9-9s-12 6-12 13c0 3 2 8 9 8 6 0 12-6 12-12zM50 158c-3 15-15 28-28 28-3 0-6 0-9-1 7-3 9-8 9-12 0-5-5-8-9-8-7 0-13 6-13 13 0 8 9 14 22 14s39-8 46-35c7-26 14-53 20-79 1-2 1-4 1-8 0-12-11-20-23-20-26 0-39 30-39 33s3 3 4 3c2 0 2 0 4-4 5-13 17-26 30-26 5 0 7 3 7 11 0 1 0 5 0 6-7 28-14 56-22 85z"><text:p/></draw:path><draw:path draw:style-name="gr180" draw:text-style-name="P67" svg:width="0.0287in" svg:height="0.1236in" svg:x="2.3205in" svg:y="0.0102in" svg:viewBox="0 0 74 315" svg:d="M74 159c0-26-4-64-21-100-20-38-47-59-49-59s-4 2-4 4c0 1 0 1 6 7 31 31 49 82 49 148 0 54-12 109-51 148-4 4-4 5-4 6s2 2 4 2 31-21 50-61c16-35 20-69 20-95z"><text:p/></draw:path></draw:g></draw:g></text:span></text:p>
      <text:p text:style-name="P60"><draw:g text:anchor-type="as-char" svg:y="-0.1028in" draw:z-index="30" draw:name="Shape42" draw:style-name="gr178"><svg:title>TexMaths</svg:title><svg:desc>9§inline§(\mathbb{E}(\sum X_i))^2 = \sum_{i,j} \mathbb{E}(X_i) \mathbb{E}(X_j) \implies var(\sum X_i)= \mathbb{E}(\sum X_i)^2 - (\mathbb{E}(\sum X_i))^2 =  \sum_{i,j}  \mathbb{E}(X_iX_j) -  \mathbb{E}(X_i) \mathbb{E}(X_j) =  \sum_{i,j} cov(X_i,X_j) (1.=)§svg§600§FALSE§</svg:desc><draw:g draw:style-name="gr2"><draw:path draw:style-name="gr179" draw:text-style-name="P66" svg:width="7.222in" svg:height="0.1445in" svg:x="0.0004in" svg:y="0.0067in" svg:viewBox="0 0 18345 368" svg:d="M9172 368c-3058 0-6115 0-9172 0 0-122 0-245 0-368 6115 0 12230 0 18345 0 0 123 0 246 0 368-3057 0-6115 0-9173 0z"><text:p/></draw:path><draw:path draw:style-name="gr180" draw:text-style-name="P67" svg:width="0.0287in" svg:height="0.1236in" svg:x="0.0067in" svg:y="0.0102in" svg:viewBox="0 0 74 315" svg:d="M74 313c0-1 0-2-6-8-39-39-50-99-50-146 0-55 13-110 51-150 5-4 5-4 5-5 0-2-2-4-4-4-3 0-31 22-50 62-16 34-20 70-20 97 0 24 4 62 21 97 19 39 46 59 49 59 2 0 4-1 4-2z"><text:p/></draw:path><draw:path draw:style-name="gr180" draw:text-style-name="P67" svg:width="0.0772in" svg:height="0.0843in" svg:x="0.0445in" svg:y="0.0181in" svg:viewBox="0 0 197 215" svg:d="M77 111c8 0 24 0 35 6 15 10 16 27 16 29 1 4 0 8 5 8s6-4 6-10c0-29 0-58 0-85 0-5-1-10-6-10s-5 4-5 7c-2 40-34 43-51 43 0-22 0-44 0-67 0-20 7-20 14-20 5 0 10 0 15 0 42 0 64 21 66 43 0 3 1 7 5 7 6 0 6-5 6-11 0-13 0-27 0-40 0-10 0-11-10-11-54 0-108 0-162 0-7 0-11 0-11 6s5 6 8 6c18 0 20 2 20 18 0 52 0 104 0 157 0 16-1 18-18 18-5 0-10 0-10 6 0 4 4 4 11 4 56 0 111 0 167 0 6 0 9 0 10-2 1-1 9-54 9-55 0-4-3-6-5-6-4 0-6 4-6 5-2 8-4 20-28 34-16 10-32 14-50 14-5 0-12 0-17 0-7 0-14 0-14-20 0-26 0-50 0-74zM172 12c0 4 0 10 0 14-6-5-12-11-18-14 6 0 12 0 18 0zM110 104c5-2 12-7 18-14 0 9 0 18 0 27-7-9-17-13-18-13zM39 29c0-4 0-12-3-17 11 0 22 0 33 0-2 7-2 17-2 20 0 50 0 101 0 153 0 11 1 18 2 20-11 0-22 0-33 0 3-5 3-13 3-17 0-53 0-106 0-159zM157 205c9-5 18-11 25-17-1 1-3 15-4 17-7 0-14 0-21 0z"><text:p/></draw:path><draw:path draw:style-name="gr180" draw:text-style-name="P67" svg:width="0.0287in" svg:height="0.1236in" svg:x="0.1378in" svg:y="0.0102in" svg:viewBox="0 0 74 315" svg:d="M74 313c0-1 0-2-6-8-39-39-50-99-50-146 0-55 13-110 51-150 5-4 5-4 5-5 0-2-2-4-4-4-3 0-31 22-50 62-16 34-20 70-20 97 0 24 4 62 21 97 19 39 46 59 49 59 2 0 4-1 4-2z"><text:p/></draw:path><draw:path draw:style-name="gr180" draw:text-style-name="P67" svg:width="0.1169in" svg:height="0.1236in" svg:x="0.1811in" svg:y="0.0102in" svg:viewBox="0 0 298 315" svg:d="M115 169c-38 46-75 92-112 138-3 3-3 4-3 5 0 3 3 3 8 3 87 0 176 0 263 0 9-26 18-52 27-78-3 0-6 0-8 0-8 23-29 43-56 52-5 1-27 9-74 9-45 0-89 0-134 0 37-45 73-90 110-135 2-3 3-4 3-4 0-2 0-2-2-5-34-48-70-95-104-141 43 0 84 0 126 0 36 0 109 2 131 62 2 0 5 0 8 0-9-25-18-50-27-75-87 0-176 0-263 0-8 0-8 1-8 11 39 53 76 105 115 158z"><text:p/></draw:path><draw:path draw:style-name="gr180" draw:text-style-name="P67" svg:width="0.102in" svg:height="0.0839in" svg:x="0.3295in" svg:y="0.0185in" svg:viewBox="0 0 260 214" svg:d="M145 86c-9-21-18-42-27-63-1-2-1-2-1-4s5-8 18-9c4-1 6-1 6-6 0-4-3-4-4-4-13 0-26 1-40 1-8 0-28-1-36-1-2 0-5 0-5 6 0 4 3 4 7 4 19 0 21 3 24 10 13 30 25 58 37 88-22 24-44 48-66 72-2 1-3 2-5 3-15 17-30 22-46 23-4 0-7 0-7 7 1 0 0 1 4 1 9 0 20-1 29-1 12 0 25 1 36 1 2 0 6 0 6-5 0-3-3-3-4-3-3-1-13-1-13-10 0-5 5-10 9-14 10-12 21-23 32-34 10-11 19-21 29-31 11 25 20 51 31 76 2 2 1 2 2 3 0 3-6 8-18 10-4 0-6 0-6 6 0 2 3 2 4 2 9 0 31-1 40-1 8 0 27 1 35 1 3 0 6 0 6-4s-3-4-5-4c-22-1-23-2-28-14-12-29-33-79-41-97 22-23 55-60 65-69 9-8 22-15 41-16 3-1 6-1 6-6 0-1 0-4-4-4-9 0-19 1-29 1-12 0-24-1-35-1-2 0-7 0-7 6 0 2 2 3 4 4 4 0 13 1 13 10 0 4-3 8-6 11-17 18-34 37-51 55z"><text:p/></draw:path><draw:path draw:style-name="gr180" draw:text-style-name="P67" svg:width="0.026in" svg:height="0.0587in" svg:x="0.4335in" svg:y="0.0642in" svg:viewBox="0 0 67 150" svg:d="M61 9c0-4-3-9-9-9-5 0-12 6-12 13 0 3 3 8 9 8 7 0 12-7 12-12zM16 121c-1 3-2 6-2 10 0 10 9 19 21 19 23 0 32-31 32-35 0-2-2-1-3-2-4 0-4 1-5 3-5 18-14 27-23 27-5 0-5-3-5-8s1-9 3-14c2-6 5-12 7-17 2-6 10-26 11-28 0-3 1-6 1-8 0-10-9-18-21-18-22 0-32 29-32 33 0 3 3 2 4 3 3 0 3-1 4-3 5-19 15-27 23-27 4 0 6 2 6 7s-1 9-6 23c-5 11-10 23-15 35z"><text:p/></draw:path><draw:path draw:style-name="gr180" draw:text-style-name="P67" svg:width="0.0283in" svg:height="0.1236in" svg:x="0.478in" svg:y="0.0102in" svg:viewBox="0 0 73 315" svg:d="M73 159c0-26-4-64-21-100-19-38-46-59-49-59-2 0-3 2-3 4 0 1 0 1 5 7 32 31 50 82 50 148 0 54-12 109-51 148-4 4-4 5-4 6s1 2 3 2c3 0 31-21 50-61 16-35 20-69 20-95z"><text:p/></draw:path><draw:path draw:style-name="gr180" draw:text-style-name="P67" svg:width="0.0287in" svg:height="0.1236in" svg:x="0.5264in" svg:y="0.0102in" svg:viewBox="0 0 74 315" svg:d="M74 159c0-26-4-64-21-100-19-38-47-59-49-59s-4 2-4 4c0 1 0 1 6 7 31 31 49 82 49 148 0 54-12 109-51 148-4 4-4 5-4 6s2 2 4 2 31-21 50-61c16-35 20-69 20-95z"><text:p/></draw:path><draw:path draw:style-name="gr180" draw:text-style-name="P67" svg:width="0.0382in" svg:height="0.0575in" svg:x="0.5732in" svg:y="0.0004in" svg:viewBox="0 0 98 147" svg:d="M98 107c-3 0-4 0-7 0-1 5-3 17-6 20-2 1-19 1-22 1-14 0-27 0-41 0 24-20 31-26 45-37 16-13 31-27 31-48 0-27-23-43-51-43s-47 20-47 40c0 11 10 12 12 12 5 0 11-3 11-11 0-5-1-12-12-12 7-16 21-21 32-21 22 0 33 17 33 35 0 19-13 34-20 43-18 17-35 35-53 53-3 2-3 2-3 8 31 0 61 0 92 0 2-14 4-27 6-40z"><text:p/></draw:path><draw:path draw:style-name="gr180" draw:text-style-name="P67" svg:width="0.0827in" svg:height="0.0287in" svg:x="0.6654in" svg:y="0.0579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1169in" svg:height="0.1236in" svg:x="0.7969in" svg:y="0.0102in" svg:viewBox="0 0 298 315" svg:d="M115 169c-38 46-75 92-112 138-2 3-3 4-3 5 0 3 3 3 9 3 87 0 175 0 262 0 9-26 18-52 27-78-3 0-6 0-8 0-7 23-29 43-56 52-5 1-27 9-73 9-45 0-90 0-135 0 37-45 73-90 110-135 3-3 3-4 3-4 0-2 0-2-2-5-34-48-69-95-103-141 42 0 84 0 125 0 36 0 109 2 131 62 2 0 5 0 8 0-9-25-18-50-27-75-87 0-175 0-262 0-9 0-9 1-9 11 39 53 76 105 115 158z"><text:p/></draw:path><draw:path draw:style-name="gr180" draw:text-style-name="P67" svg:width="0.026in" svg:height="0.0583in" svg:x="0.9252in" svg:y="0.0827in" svg:viewBox="0 0 67 149" svg:d="M61 8c0-3-3-8-9-8s-12 5-12 12c0 4 2 9 9 9 6 0 12-7 12-13zM16 121c-1 2-3 5-3 9 0 11 9 19 22 19 22 0 32-31 32-34s-3-3-4-3c-3 0-3 2-4 4-5 17-15 26-23 26-5 0-6-2-6-7s1-10 3-14c3-7 5-12 7-18s10-26 11-28 2-5 2-7c0-10-9-19-22-19-21 0-31 30-31 34 0 3 3 3 4 3 2 0 3-1 3-4 6-19 15-27 24-27 4 0 6 2 6 8 0 5-2 8-7 22-5 11-9 23-14 36z"><text:p/></draw:path><draw:path draw:style-name="gr180" draw:text-style-name="P67" svg:width="0.0106in" svg:height="0.0264in" svg:x="0.9661in" svg:y="0.1303in" svg:viewBox="0 0 28 68" svg:d="M22 23c0 11-2 26-18 40 0 1 0 1 0 3 0 1 0 2 2 2 3 0 22-18 22-44 0-13-6-24-15-24-8 0-13 6-13 13s5 13 13 13c5 0 6-3 9-3z"><text:p/></draw:path><draw:path draw:style-name="gr180" draw:text-style-name="P67" svg:width="0.0378in" svg:height="0.0752in" svg:x="0.9858in" svg:y="0.0827in" svg:viewBox="0 0 97 192" svg:d="M97 8c0-3-3-8-9-8s-12 6-12 12c0 3 2 9 9 9 6 0 12-7 12-13zM50 158c-3 15-15 28-28 28-3 0-6-1-9-2 7-2 9-7 9-11 0-5-5-8-9-8-8 0-13 5-13 12 0 9 8 15 22 15 12 0 39-8 46-35s14-53 20-80c0-2 1-4 1-7 0-12-11-21-23-21-26 0-39 31-39 34s3 3 4 3c2 0 2-1 4-4 5-13 17-27 30-27 5 0 7 4 7 11 0 2 0 5-1 7-7 28-13 56-21 85z"><text:p/></draw:path><draw:path draw:style-name="gr180" draw:text-style-name="P67" svg:width="0.0772in" svg:height="0.0843in" svg:x="1.061in" svg:y="0.0181in" svg:viewBox="0 0 197 215" svg:d="M77 111c8 0 23 0 35 6 14 10 16 27 16 29 0 4 0 8 5 8 6 0 6-4 6-10 0-29 0-58 0-85 0-5 0-10-6-10-5 0-5 4-5 7-2 40-34 43-51 43 0-22 0-44 0-67 0-20 6-20 14-20 5 0 10 0 15 0 42 0 64 21 66 43 0 3 0 7 5 7 6 0 6-5 6-11 0-13 0-27 0-40 0-10-1-11-11-11-54 0-107 0-161 0-7 0-11 0-11 6s5 6 8 6c18 0 19 2 19 18 0 52 0 104 0 157 0 16-1 18-17 18-5 0-10 0-10 6 0 4 4 4 11 4 56 0 111 0 167 0 6 0 9 0 10-2 0-1 9-54 9-55 0-4-3-6-5-6-5 0-6 4-6 5-2 8-5 20-28 34-17 10-33 14-50 14-5 0-12 0-17 0-8 0-14 0-14-20 0-26 0-50 0-74zM172 12c0 4 0 10 0 14-6-5-12-11-18-14 6 0 12 0 18 0zM110 104c5-2 12-7 18-14 0 9 0 18 0 27-8-9-17-13-18-13zM39 29c0-4 0-12-3-17 11 0 22 0 33 0-3 7-3 17-3 20 0 50 0 101 0 153 0 11 2 18 3 20-11 0-22 0-33 0 3-5 3-13 3-17 0-53 0-106 0-159zM157 205c9-5 18-11 24-17 0 1-3 15-3 17-7 0-14 0-21 0z"><text:p/></draw:path><draw:path draw:style-name="gr180" draw:text-style-name="P67" svg:width="0.0283in" svg:height="0.1236in" svg:x="1.1543in" svg:y="0.0102in" svg:viewBox="0 0 73 315" svg:d="M73 313c0-1 0-2-6-8-39-39-49-99-49-146 0-55 12-110 51-150 4-4 4-4 4-5 0-2-1-4-3-4-3 0-31 22-50 62-16 34-20 70-20 97 0 24 4 62 21 97 19 39 46 59 49 59 2 0 3-1 3-2z"><text:p/></draw:path><draw:path draw:style-name="gr180" draw:text-style-name="P67" svg:width="0.1024in" svg:height="0.0839in" svg:x="1.1937in" svg:y="0.0185in" svg:viewBox="0 0 261 214" svg:d="M145 86c-9-21-17-42-26-63-2-2-1-2-2-4 0-2 5-8 19-9 3-1 6-1 6-6 0-4-4-4-5-4-13 0-26 1-40 1-8 0-28-1-35-1-2 0-6 0-6 6 0 4 3 4 7 4 19 0 22 3 24 10 13 30 25 58 37 88-22 24-44 48-66 72-2 1-3 2-5 3-15 17-30 22-46 23-4 0-7 0-7 7 2 0 0 1 4 1 9 0 20-1 30-1 12 0 24 1 35 1 2 0 6 0 6-5 0-3-3-3-4-3-3-1-13-1-13-10 0-5 5-10 9-14 11-12 21-23 32-34 10-11 19-21 29-31 11 25 21 51 32 76 1 2 1 2 1 3 0 3-5 8-18 10-4 0-6 0-6 6 0 2 3 2 4 2 9 0 32-1 40-1s28 1 35 1c3 0 6 0 6-4s-2-4-5-4c-22-1-22-2-27-14-13-29-34-79-42-97 22-23 55-60 65-69 10-8 22-15 41-16 4-1 7-1 7-6 0-1 0-4-5-4-9 0-19 1-29 1-12 0-24-1-35-1-2 0-7 0-7 6 0 2 2 3 5 4 3 0 12 1 12 10 0 4-3 8-6 11-17 18-34 37-51 55z"><text:p/></draw:path><draw:path draw:style-name="gr180" draw:text-style-name="P67" svg:width="0.026in" svg:height="0.0587in" svg:x="1.2976in" svg:y="0.0642in" svg:viewBox="0 0 67 150" svg:d="M61 9c0-4-2-9-8-9s-13 6-13 13c0 3 3 8 9 8 7 0 12-7 12-12zM16 121c-1 3-2 6-2 10 0 10 9 19 21 19 23 0 32-31 32-35 0-2-2-2-3-2-4 0-4 1-5 3-4 18-14 27-23 27-5 0-5-3-5-8s1-9 3-14c2-6 5-12 7-17 2-6 10-26 11-28 1-3 1-6 1-8 0-10-8-18-21-18-21 0-32 29-32 33 0 3 4 3 4 3 3 0 3-1 4-3 5-19 15-27 23-27 4 0 6 2 6 7s-1 9-6 23c-5 11-10 23-15 35z"><text:p/></draw:path><draw:path draw:style-name="gr180" draw:text-style-name="P67" svg:width="0.0283in" svg:height="0.1236in" svg:x="1.3421in" svg:y="0.0102in" svg:viewBox="0 0 73 315" svg:d="M73 159c0-26-4-64-21-100-19-38-46-59-49-59-2 0-3 2-3 4 0 1 0 1 5 7 32 31 50 82 50 148 0 54-12 109-51 148-4 4-4 5-4 6s1 2 3 2c3 0 31-21 50-61 16-35 20-69 20-95z"><text:p/></draw:path><draw:path draw:style-name="gr180" draw:text-style-name="P67" svg:width="0.0776in" svg:height="0.0843in" svg:x="1.385in" svg:y="0.0181in" svg:viewBox="0 0 198 215" svg:d="M77 111c8 0 24 0 35 6 15 10 17 27 17 29 0 4 0 8 5 8s5-4 5-10c0-29 0-58 0-85 0-5 0-10-5-10s-5 4-5 7c-2 40-35 43-52 43 0-22 0-44 0-67 0-20 7-20 15-20 4 0 10 0 14 0 43 0 64 21 67 43 0 3 0 7 5 7 6 0 6-5 6-11 0-13 0-27 0-40 0-10-1-11-11-11-54 0-108 0-162 0-6 0-11 0-11 6s6 6 9 6c18 0 19 2 19 18 0 52 0 104 0 157 0 16-1 18-17 18-6 0-11 0-11 6 0 4 5 4 11 4 56 0 112 0 168 0 5 0 9 0 10-2 0-1 9-54 9-55 0-4-3-6-5-6-5 0-6 4-6 5-2 8-5 20-29 34-16 10-32 14-49 14-6 0-12 0-17 0-8 0-15 0-15-20 0-26 0-50 0-74zM173 12c0 4 0 10 0 14-6-5-12-11-18-14 6 0 11 0 18 0zM111 104c5-2 11-7 18-14 0 9 0 18 0 27-8-9-12-9-18-13zM40 29c0-4 0-12-3-17 11 0 22 0 33 0-3 7-3 17-3 20 0 50 0 101 0 153 0 11 2 18 3 20-11 0-22 0-33 0 3-5 3-13 3-17 0-53 0-106 0-159zM157 205c10-5 18-11 25-17 0 1-3 15-3 17-7 0-15 0-22 0z"><text:p/></draw:path><draw:path draw:style-name="gr180" draw:text-style-name="P67" svg:width="0.0283in" svg:height="0.1236in" svg:x="1.4791in" svg:y="0.0102in" svg:viewBox="0 0 73 315" svg:d="M73 313c0-1 0-2-6-8-39-39-49-99-49-146 0-55 12-110 50-150 5-4 5-4 5-5 0-2-1-4-3-4-3 0-32 22-50 62-16 34-20 70-20 97 0 24 3 62 21 97 19 39 46 59 49 59 2 0 3-1 3-2z"><text:p/></draw:path><draw:path draw:style-name="gr180" draw:text-style-name="P67" svg:width="0.102in" svg:height="0.0839in" svg:x="1.5185in" svg:y="0.0185in" svg:viewBox="0 0 260 214" svg:d="M145 86c-9-21-18-42-27-63-1-2-1-2-1-4s5-8 18-9c4-1 6-1 6-6 0-4-3-4-4-4-13 0-26 1-40 1-8 0-28-1-36-1-2 0-5 0-5 6 0 4 3 4 7 4 19 0 21 3 24 10 13 30 25 58 37 88-22 24-44 48-66 72-2 1-3 2-5 3-15 17-30 22-46 23-4 0-7 0-7 7 1 0 0 1 4 1 9 0 20-1 29-1 12 0 25 1 36 1 2 0 6 0 6-5 0-3-3-3-4-3-3-1-13-1-13-10 0-5 5-10 9-14 10-12 21-23 32-34 10-11 19-21 29-31 11 25 20 51 31 76 2 2 1 2 2 3 0 3-6 8-18 10-4 0-6 0-6 6 0 2 3 2 4 2 9 0 31-1 40-1 8 0 27 1 35 1 3 0 6 0 6-4s-3-4-5-4c-22-1-23-2-28-14-12-29-33-79-41-97 22-23 55-60 65-69 9-8 22-15 41-16 3-1 6-1 6-6 0-1 0-4-4-4-9 0-19 1-29 1-12 0-24-1-35-1-2 0-7 0-7 6 0 2 2 3 4 4 4 0 13 1 13 10 0 4-3 8-6 11-17 18-34 37-51 55z"><text:p/></draw:path><draw:path draw:style-name="gr180" draw:text-style-name="P67" svg:width="0.0378in" svg:height="0.0752in" svg:x="1.6185in" svg:y="0.0642in" svg:viewBox="0 0 97 192" svg:d="M97 9c0-4-3-9-9-9s-12 6-12 13c0 3 2 8 9 8 5 0 12-6 12-12zM49 158c-3 15-15 28-27 28-4 0-6 0-9-1 6-3 8-8 8-12 0-5-4-8-8-8-8 0-13 6-13 13 0 8 8 14 22 14 13 0 38-8 45-35 7-26 14-53 20-79 1-2 1-4 1-8 0-12-10-20-23-20-25 0-39 30-39 33s3 2 4 3c2 0 2 0 4-4 6-13 17-26 30-26 6 0 8 3 8 11 0 1-1 5-1 6-7 28-14 56-22 85z"><text:p/></draw:path><draw:path draw:style-name="gr180" draw:text-style-name="P67" svg:width="0.0283in" svg:height="0.1236in" svg:x="1.678in" svg:y="0.0102in" svg:viewBox="0 0 73 315" svg:d="M73 159c0-26-4-64-21-100-19-38-46-59-49-59-2 0-3 2-3 4 0 1 0 1 5 7 32 31 50 82 50 148 0 54-12 109-51 148-4 4-4 5-4 6s1 2 3 2c3 0 31-21 50-61 16-35 20-69 20-95z"><text:p/></draw:path><draw:path draw:style-name="gr180" draw:text-style-name="P67" svg:width="0.0827in" svg:height="0.0287in" svg:x="1.7953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02in" svg:height="0.0681in" svg:x="1.8713in" svg:y="0.0382in" svg:viewBox="0 0 281 174" svg:d="M211 63c14 11 30 20 41 24-12 5-27 14-41 25-66 0-134 0-200 0-6 0-11 0-11 6s5 6 11 6c62 0 125 0 187 0-15 15-32 43-32 46 0 4 4 4 6 4 3 0 4 0 6-3 6-12 15-28 36-47 22-19 43-28 60-32 5-2 5-2 6-3 1 0 1-1 1-2s0-1-1-1c0-1-1-1-1-1-2-1-1-1-6-3-44-13-75-41-93-75-4-6-4-7-8-7-2 0-6 0-6 4s16 31 32 46c-62 0-125 0-187 0-6 0-11 0-11 7 0 6 5 6 11 6 66 0 134 0 200 0z"><text:p/></draw:path><draw:path draw:style-name="gr180" draw:text-style-name="P67" svg:width="0.0543in" svg:height="0.0559in" svg:x="2.0614in" svg:y="0.0484in" svg:viewBox="0 0 139 143" svg:d="M139 23c0-18-9-23-14-23-8 0-15 9-15 15 0 5 2 7 4 10 7 7 11 15 11 26 0 13-19 86-56 86-16 0-23-12-23-28 0-18 8-41 18-67 3-5 3-10 3-16 0-14-9-26-25-26-29 0-42 46-42 49s3 2 4 3c3 0 3-1 5-5 9-33 22-40 32-40 2 0 8 0 8 10 0 8-3 17-6 23-13 37-18 51-18 64 0 35 28 39 42 39 54 0 72-104 72-120z"><text:p/></draw:path><draw:path draw:style-name="gr180" draw:text-style-name="P67" svg:width="0.0567in" svg:height="0.0559in" svg:x="2.128in" svg:y="0.0484in" svg:viewBox="0 0 145 143" svg:d="M105 21c-5-12-14-21-29-21-36 0-76 47-76 93 0 30 17 50 42 50 7 0 22-1 41-23 2 13 14 23 29 23 11 0 18-7 23-17 5-12 10-31 10-31 0-3-3-3-4-3-3 0-3 1-4 5-6 21-11 40-25 40-8 0-9-8-9-14 0-8 0-10 4-24 4-13 5-17 7-29 4-14 8-29 12-44 2-9 2-10 2-11 0-5-4-9-9-9-8 0-13 8-14 15zM85 103c-2 5-2 6-7 11-13 18-27 23-36 23-15 0-20-18-20-30 0-16 10-55 18-69 9-19 24-31 36-31 21 0 26 26 26 28s-1 4-1 6c-6 20-11 41-16 62z"><text:p/></draw:path><draw:path draw:style-name="gr180" draw:text-style-name="P67" svg:width="0.0504in" svg:height="0.0559in" svg:x="2.1921in" svg:y="0.0484in" svg:viewBox="0 0 129 143" svg:d="M19 122c-1 4-4 11-4 13 0 6 5 8 10 8 4 0 9-2 12-8 0-2 11-45 12-50 3-10 9-33 10-41 1-4 10-20 18-26 2-3 12-11 26-11 8 0 12 4 13 4-10 2-17 10-17 18 0 4 4 11 13 11 8 0 17-8 17-19s-10-21-26-21c-21 0-36 16-41 24-3-13-14-24-29-24-14 0-20 13-23 18-6 11-10 30-10 31 0 3 3 3 4 3 3 0 3 0 5-7 5-22 12-38 23-38 6 0 10 3 10 15 0 7-1 10-5 27-6 24-12 48-18 73z"><text:p/></draw:path><draw:path draw:style-name="gr180" draw:text-style-name="P67" svg:width="0.0283in" svg:height="0.1236in" svg:x="2.2606in" svg:y="0.0102in" svg:viewBox="0 0 73 315" svg:d="M73 313c0-1 0-2-6-8-39-39-49-99-49-146 0-55 13-110 51-150 4-4 4-4 4-5 0-2-1-4-3-4-3 0-31 22-50 62-16 34-20 70-20 97 0 24 4 62 21 97 19 39 46 59 49 59 2 0 3-1 3-2z"><text:p/></draw:path><draw:path draw:style-name="gr180" draw:text-style-name="P67" svg:width="0.1173in" svg:height="0.1236in" svg:x="2.3035in" svg:y="0.0102in" svg:viewBox="0 0 299 315" svg:d="M116 169c-38 46-75 92-112 138-3 3-3 4-3 5 0 3 3 3 8 3 87 0 175 0 263 0 9-26 18-52 27-78-3 0-6 0-8 0-8 23-29 43-56 52-6 1-27 9-74 9-45 0-89 0-134 0 37-45 73-90 110-135 2-3 2-4 2-4 0-2 0-2-1-5-35-48-70-95-104-141 42 0 84 0 126 0 36 0 108 2 131 62 2 0 5 0 8 0-9-25-18-50-27-75-88 0-176 0-263 0-8 0-9 1-9 11 39 53 77 105 116 158z"><text:p/></draw:path><draw:path draw:style-name="gr180" draw:text-style-name="P67" svg:width="0.102in" svg:height="0.0839in" svg:x="2.4524in" svg:y="0.0185in" svg:viewBox="0 0 260 214" svg:d="M145 86c-9-21-18-42-27-63-1-2-1-2-2-4 0-2 5-8 19-9 4-1 6-1 6-6 0-4-3-4-4-4-14 0-27 1-40 1-8 0-28-1-36-1-2 0-5 0-5 6 0 4 2 4 7 4 19 0 21 3 23 10 13 30 26 58 38 88-22 24-44 48-66 72-2 1-3 2-5 3-15 17-31 22-47 23-3 0-6 0-6 7 1 0 0 1 4 1 9 0 19-1 29-1 12 0 25 1 36 1 2 0 6 0 6-5 0-3-3-3-4-3-3-1-13-1-13-10 0-5 5-10 9-14 10-12 21-23 32-34 10-11 19-21 29-31 11 25 20 51 31 76 2 2 1 2 2 3 0 3-6 8-18 10-4 0-6 0-6 6 0 2 2 2 4 2 9 0 31-1 40-1 8 0 27 1 35 1 3 0 6 0 6-4s-3-4-6-4c-21-1-22-2-27-14-12-29-33-79-41-97 22-23 55-60 65-69 9-8 21-15 41-16 3-1 6-1 6-6 0-1 0-4-4-4-9 0-19 1-29 1-12 0-25-1-35-1-2 0-7 0-7 6 0 2 2 3 4 4 3 0 13 1 13 10 0 4-4 8-6 11-17 18-34 37-51 55z"><text:p/></draw:path><draw:path draw:style-name="gr180" draw:text-style-name="P67" svg:width="0.026in" svg:height="0.0587in" svg:x="2.5563in" svg:y="0.0642in" svg:viewBox="0 0 67 150" svg:d="M61 9c0-4-3-9-9-9-5 0-12 6-12 13 0 3 3 8 9 8s12-7 12-12zM16 121c-1 3-2 6-2 10 0 10 9 19 21 19 23 0 32-31 32-35 0-2-2-1-3-2-4 0-4 1-5 3-5 18-15 27-23 27-5 0-5-3-5-8s0-9 3-14c2-6 5-12 6-17 3-6 11-26 12-28 0-3 1-6 1-8 0-10-9-18-21-18-22 0-32 29-32 33 0 3 3 3 4 3 3 0 3-1 4-3 5-19 15-27 23-27 4 0 6 2 6 7s-1 9-7 23c-5 11-9 23-14 35z"><text:p/></draw:path><draw:path draw:style-name="gr180" draw:text-style-name="P67" svg:width="0.0287in" svg:height="0.1236in" svg:x="2.6004in" svg:y="0.0102in" svg:viewBox="0 0 74 315" svg:d="M74 159c0-26-4-64-21-100-19-38-47-59-49-59s-4 2-4 4c0 1 0 1 6 7 32 31 50 82 50 148 0 54-12 109-52 148-4 4-4 5-4 6s2 2 4 2 31-21 50-61c16-35 20-69 20-95z"><text:p/></draw:path><draw:path draw:style-name="gr180" draw:text-style-name="P67" svg:width="0.0827in" svg:height="0.0287in" svg:x="2.6835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772in" svg:height="0.0843in" svg:x="2.8098in" svg:y="0.0181in" svg:viewBox="0 0 197 215" svg:d="M77 111c8 0 23 0 35 6 14 10 16 27 16 29 0 4 0 8 5 8 6 0 6-4 6-10 0-29 0-58 0-85 0-5 0-10-6-10-5 0-5 4-5 7-2 40-34 43-51 43 0-22 0-44 0-67 0-20 6-20 14-20 5 0 10 0 15 0 42 0 64 21 66 43 0 3 0 7 5 7 6 0 6-5 6-11 0-13 0-27 0-40 0-10-1-11-11-11-54 0-107 0-161 0-7 0-11 0-11 6s5 6 8 6c18 0 19 2 19 18 0 52 0 104 0 157 0 16-1 18-17 18-5 0-10 0-10 6 0 4 4 4 11 4 56 0 111 0 167 0 6 0 9 0 10-2 0-1 9-54 9-55 0-4-3-6-5-6-5 0-6 4-6 5-2 8-5 20-28 34-17 10-33 14-50 14-5 0-12 0-17 0-8 0-14 0-14-20 0-26 0-50 0-74zM172 12c0 4 0 10 0 14-6-5-12-11-18-14 6 0 12 0 18 0zM110 104c5-2 12-7 18-14 0 9 0 18 0 27-8-9-17-13-18-13zM39 29c0-4 0-12-3-17 11 0 22 0 33 0-3 7-3 17-3 20 0 50 0 101 0 153 0 11 2 18 3 20-11 0-22 0-33 0 3-5 3-13 3-17 0-53 0-106 0-159zM157 205c9-5 18-11 24-17 0 1-3 15-3 17-7 0-14 0-21 0z"><text:p/></draw:path><draw:path draw:style-name="gr180" draw:text-style-name="P67" svg:width="0.0283in" svg:height="0.1236in" svg:x="2.9035in" svg:y="0.0102in" svg:viewBox="0 0 73 315" svg:d="M73 313c0-1 0-2-6-8-39-39-49-99-49-146 0-55 12-110 51-150 4-4 4-4 4-5 0-2-1-4-3-4-3 0-31 22-50 62-16 34-20 70-20 97 0 24 4 62 21 97 19 39 46 59 49 59 2 0 3-1 3-2z"><text:p/></draw:path><draw:path draw:style-name="gr180" draw:text-style-name="P67" svg:width="0.1173in" svg:height="0.1236in" svg:x="2.9465in" svg:y="0.0102in" svg:viewBox="0 0 299 315" svg:d="M116 169c-38 46-75 92-112 138-3 3-3 4-3 5 0 3 3 3 8 3 87 0 175 0 262 0 9-26 19-52 28-78-3 0-6 0-8 0-8 23-29 43-56 52-6 1-27 9-74 9-45 0-89 0-134 0 37-45 73-90 110-135 2-3 2-4 2-4 0-2 0-2-2-5-34-48-69-95-103-141 42 0 84 0 125 0 36 0 109 2 132 62 2 0 5 0 8 0-9-25-19-50-28-75-87 0-175 0-262 0-8 0-9 1-9 11 39 53 77 105 116 158z"><text:p/></draw:path><draw:path draw:style-name="gr180" draw:text-style-name="P67" svg:width="0.102in" svg:height="0.0839in" svg:x="3.0953in" svg:y="0.0185in" svg:viewBox="0 0 260 214" svg:d="M145 86c-9-21-18-42-27-63-1-2-1-2-2-4 0-2 5-8 19-9 4-1 6-1 6-6 0-4-3-4-4-4-14 0-27 1-40 1-8 0-28-1-36-1-2 0-5 0-5 6 0 4 2 4 7 4 19 0 21 3 23 10 13 30 26 58 38 88-22 24-44 48-66 72-2 1-3 2-5 3-15 17-31 22-47 23-3 0-6 0-6 7 1 0 0 1 4 1 9 0 19-1 29-1 12 0 25 1 36 1 2 0 6 0 6-5 0-3-3-2-4-3-3-1-13-1-13-10 0-5 5-10 9-14 10-12 21-23 32-34 10-11 19-21 29-31 11 25 20 51 31 76 2 2 1 2 2 3 0 3-6 8-19 10-3 0-6 0-6 6 0 2 3 2 5 2 9 0 31-1 40-1 8 0 27 1 35 1 2 0 6 0 6-4s-3-4-6-4c-21-1-22-2-27-14-13-29-33-79-41-97 22-23 55-60 65-69 9-8 21-15 40-16 4-1 7-1 7-6 0-1 0-4-4-4-9 0-19 1-29 1-12 0-25-1-35-1-2 0-7 0-7 6 0 2 2 3 4 4 3 0 13 1 13 10 0 4-4 8-6 11-17 18-34 37-51 55z"><text:p/></draw:path><draw:path draw:style-name="gr180" draw:text-style-name="P67" svg:width="0.026in" svg:height="0.0587in" svg:x="3.1988in" svg:y="0.0642in" svg:viewBox="0 0 67 150" svg:d="M61 9c0-4-3-9-9-9-5 0-12 6-12 13 0 3 3 8 9 8s12-7 12-12zM16 121c-1 3-2 6-2 10 0 10 8 19 21 19 23 0 32-31 32-35 0-2-3-2-4-2-3 0-3 1-4 3-5 18-15 27-23 27-5 0-5-3-5-8s0-9 3-14c2-6 5-12 6-17 3-6 10-26 11-28 1-3 2-6 2-8 0-10-9-18-21-18-22 0-32 29-32 33 0 3 3 3 4 3 2 0 3-1 3-3 6-19 16-27 24-27 4 0 6 2 6 7s-2 9-7 23c-5 11-9 23-14 35z"><text:p/></draw:path><draw:path draw:style-name="gr180" draw:text-style-name="P67" svg:width="0.0287in" svg:height="0.1236in" svg:x="3.2433in" svg:y="0.0102in" svg:viewBox="0 0 74 315" svg:d="M74 159c0-26-4-64-21-100-19-38-47-59-49-59s-4 2-4 4c0 1 0 1 6 7 31 31 49 82 49 148 0 54-12 109-51 148-4 4-4 5-4 6s2 2 4 2 31-21 50-61c16-35 20-69 20-95z"><text:p/></draw:path><draw:path draw:style-name="gr180" draw:text-style-name="P67" svg:width="0.0382in" svg:height="0.0575in" svg:x="3.2902in" svg:y="0.0004in" svg:viewBox="0 0 98 147" svg:d="M98 107c-3 0-4 0-7 0-1 5-3 17-6 20-2 1-18 1-22 1-14 0-27 0-41 0 24-20 31-26 45-37 16-13 31-27 31-48 0-27-23-43-51-43s-47 20-47 40c0 11 10 12 13 12 4 0 11-3 11-11 0-5-2-12-13-12 7-16 21-21 32-21 23 0 33 17 33 35 0 19-13 34-20 43-18 17-35 35-53 53-3 2-3 2-3 8 31 0 61 0 92 0 2-14 4-27 6-40z"><text:p/></draw:path><draw:path draw:style-name="gr180" draw:text-style-name="P67" svg:width="0.0756in" svg:height="0.0047in" svg:x="3.3787in" svg:y="0.0701in" svg:viewBox="0 0 193 13" svg:d="M182 13c5 0 11 0 11-7 0-6-6-6-11-6-57 0-115 0-171 0-6 0-11 0-11 6 0 7 5 7 11 7 56 0 114 0 171 0z"><text:p/></draw:path><draw:path draw:style-name="gr180" draw:text-style-name="P67" svg:width="0.0283in" svg:height="0.1236in" svg:x="3.5051in" svg:y="0.0102in" svg:viewBox="0 0 73 315" svg:d="M73 313c0-1 0-2-5-8-39-39-50-99-50-146 0-55 13-110 51-150 4-4 4-4 4-5 0-2-1-4-3-4-3 0-31 22-50 62-16 34-20 70-20 97 0 24 4 62 21 97 19 39 46 59 49 59 2 0 3-1 3-2z"><text:p/></draw:path><draw:path draw:style-name="gr180" draw:text-style-name="P67" svg:width="0.0772in" svg:height="0.0843in" svg:x="3.5429in" svg:y="0.0181in" svg:viewBox="0 0 197 215" svg:d="M77 111c8 0 24 0 35 6 15 10 16 27 16 29 0 4 0 8 5 8 6 0 6-4 6-10 0-29 0-58 0-85 0-5 0-10-6-10-5 0-5 4-5 7-2 40-34 43-51 43 0-22 0-44 0-67 0-20 7-20 14-20 5 0 10 0 15 0 42 0 64 21 66 43 0 3 1 7 5 7 6 0 6-5 6-11 0-13 0-27 0-40 0-10 0-11-10-11-54 0-108 0-162 0-7 0-11 0-11 6s5 6 8 6c18 0 20 2 20 18 0 52 0 104 0 157 0 16-1 18-18 18-5 0-10 0-10 6 0 4 4 4 11 4 56 0 111 0 167 0 6 0 9 0 10-2 1-1 9-54 9-55 0-4-3-6-5-6-4 0-6 4-6 5-2 8-5 20-28 34-16 10-32 14-50 14-5 0-12 0-17 0-7 0-14 0-14-20 0-26 0-50 0-74zM172 12c0 4 0 10 0 14-6-5-12-11-18-14 6 0 12 0 18 0zM110 104c5-2 12-7 18-14 0 9 0 18 0 27-7-9-17-13-18-13zM39 29c0-4 0-12-3-17 11 0 22 0 33 0-2 7-2 17-2 20 0 50 0 101 0 153 0 11 1 18 2 20-11 0-22 0-33 0 3-5 3-13 3-17 0-53 0-106 0-159zM157 205c9-5 18-11 24-17 0 1-2 15-3 17-7 0-14 0-21 0z"><text:p/></draw:path><draw:path draw:style-name="gr180" draw:text-style-name="P67" svg:width="0.0283in" svg:height="0.1236in" svg:x="3.6362in" svg:y="0.0102in" svg:viewBox="0 0 73 315" svg:d="M73 313c0-1 0-2-6-8-38-39-49-99-49-146 0-55 13-110 51-150 4-4 4-4 4-5 0-2-1-4-3-4-3 0-31 22-50 62-16 34-20 70-20 97 0 24 4 62 21 97 19 39 46 59 49 59 2 0 3-1 3-2z"><text:p/></draw:path><draw:path draw:style-name="gr180" draw:text-style-name="P67" svg:width="0.1173in" svg:height="0.1236in" svg:x="3.6791in" svg:y="0.0102in" svg:viewBox="0 0 299 315" svg:d="M116 169c-38 46-75 92-112 138-3 3-3 4-3 5 0 3 3 3 8 3 87 0 175 0 263 0 9-26 18-52 27-78-3 0-6 0-8 0-8 23-29 43-56 52-6 1-27 9-74 9-45 0-89 0-134 0 37-45 73-90 110-135 2-3 2-4 2-4 0-2 0-2-1-5-35-48-70-95-104-141 42 0 84 0 126 0 36 0 109 2 131 62 2 0 5 0 8 0-9-25-18-50-27-75-88 0-176 0-263 0-8 0-9 1-9 11 39 53 77 105 116 158z"><text:p/></draw:path><draw:path draw:style-name="gr180" draw:text-style-name="P67" svg:width="0.102in" svg:height="0.0839in" svg:x="3.828in" svg:y="0.0185in" svg:viewBox="0 0 260 214" svg:d="M145 86c-9-21-18-42-27-63-1-2-1-2-1-4s4-8 18-9c4-1 6-1 6-6 0-4-3-4-4-4-13 0-27 1-40 1-8 0-28-1-36-1-2 0-5 0-5 6 0 4 3 4 7 4 19 0 21 3 23 10 13 30 26 58 38 88-22 24-44 48-66 72-2 1-3 2-5 3-15 17-31 22-46 23-4 0-7 0-7 7 1 0 0 1 4 1 9 0 20-1 29-1 12 0 25 1 36 1 2 0 6 0 6-5 0-3-3-3-4-3-3-1-13-1-13-10 0-5 5-10 9-14 10-12 21-23 32-34 10-11 19-21 29-31 11 25 20 51 31 76 2 2 1 2 2 3 0 3-6 8-18 10-4 0-6 0-6 6 0 2 3 2 4 2 9 0 31-1 40-1 8 0 27 1 35 1 3 0 6 0 6-4s-3-4-5-4c-22-1-23-2-28-14-12-29-33-79-41-97 22-23 55-60 65-69 9-8 22-15 41-16 3-1 6-1 6-6 0-1 0-4-4-4-9 0-19 1-29 1-12 0-25-1-35-1-2 0-7 0-7 6 0 2 2 3 4 4 4 0 13 1 13 10 0 4-3 8-6 11-17 18-34 37-51 55z"><text:p/></draw:path><draw:path draw:style-name="gr180" draw:text-style-name="P67" svg:width="0.026in" svg:height="0.0587in" svg:x="3.9315in" svg:y="0.0642in" svg:viewBox="0 0 67 150" svg:d="M61 9c0-4-3-9-9-9-5 0-12 6-12 13 0 3 3 8 9 8 7 0 12-7 12-12zM16 121c-1 3-2 6-2 10 0 10 9 19 21 19 23 0 32-31 32-35 0-2-2-1-3-2-4 0-4 1-5 3-5 18-14 27-23 27-5 0-5-3-5-8s0-9 3-14c2-6 5-12 7-17 2-6 10-26 11-28 0-3 1-6 1-8 0-10-9-18-21-18-22 0-32 29-32 33 0 3 3 2 4 3 3 0 3-1 4-3 5-19 15-27 23-27 4 0 6 2 6 7s-1 9-6 23c-5 11-10 23-15 35z"><text:p/></draw:path><draw:path draw:style-name="gr180" draw:text-style-name="P67" svg:width="0.0283in" svg:height="0.1236in" svg:x="3.9764in" svg:y="0.0102in" svg:viewBox="0 0 73 315" svg:d="M73 159c0-26-4-64-21-100-19-38-46-59-49-59-2 0-3 2-3 4 0 1 0 1 5 7 32 31 50 82 50 148 0 54-12 109-51 148-4 4-4 5-4 6s1 2 3 2c3 0 31-21 50-61 16-35 20-69 20-95z"><text:p/></draw:path><draw:path draw:style-name="gr180" draw:text-style-name="P67" svg:width="0.0287in" svg:height="0.1236in" svg:x="4.0244in" svg:y="0.0102in" svg:viewBox="0 0 74 315" svg:d="M74 159c0-26-4-64-21-100-20-38-47-59-49-59s-4 2-4 4c0 1 0 1 6 7 31 31 49 82 49 148 0 54-12 109-51 148-4 4-4 5-4 6s2 2 4 2 31-21 50-61c16-35 20-69 20-95z"><text:p/></draw:path><draw:path draw:style-name="gr180" draw:text-style-name="P67" svg:width="0.0382in" svg:height="0.0575in" svg:x="4.0713in" svg:y="0.0004in" svg:viewBox="0 0 98 147" svg:d="M98 107c-3 0-4 0-7 0-1 5-3 17-6 20-2 1-19 1-22 1-14 0-27 0-41 0 24-20 31-26 45-37 16-13 31-27 31-48 0-27-23-43-51-43s-47 20-47 40c0 11 10 12 12 12 5 0 11-3 11-11 0-5-1-12-12-12 7-16 21-21 32-21 22 0 33 17 33 35 0 19-13 34-20 43-18 17-35 35-53 53-3 2-3 2-3 8 31 0 61 0 92 0 2-14 4-27 6-40z"><text:p/></draw:path><draw:path draw:style-name="gr180" draw:text-style-name="P67" svg:width="0.0827in" svg:height="0.0287in" svg:x="4.1634in" svg:y="0.0579in" svg:viewBox="0 0 211 74" svg:d="M200 13c4 0 11 0 11-7 0-6-7-6-11-6-63 0-127 0-190 0-5 0-10 0-10 6 0 7 5 7 11 7 63 0 126 0 189 0zM200 74c4 0 11 0 11-6 0-7-7-7-11-7-63 0-126 0-189 0-6 0-11 0-11 7 0 6 5 6 10 6 63 0 127 0 190 0z"><text:p/></draw:path><draw:path draw:style-name="gr180" draw:text-style-name="P67" svg:width="0.1169in" svg:height="0.1236in" svg:x="4.2949in" svg:y="0.0102in" svg:viewBox="0 0 298 315" svg:d="M115 169c-38 46-75 92-112 138-3 3-3 4-3 5 0 3 3 3 9 3 87 0 175 0 262 0 9-26 18-52 27-78-3 0-6 0-8 0-7 23-29 43-56 52-5 1-27 9-73 9-45 0-90 0-135 0 37-45 73-90 110-135 3-3 3-4 3-4 0-2 0-2-2-5-34-48-69-95-103-141 42 0 84 0 125 0 36 0 109 2 131 62 2 0 5 0 8 0-9-25-18-50-27-75-87 0-175 0-262 0-9 0-9 1-9 11 39 53 76 105 115 158z"><text:p/></draw:path><draw:path draw:style-name="gr180" draw:text-style-name="P67" svg:width="0.026in" svg:height="0.0583in" svg:x="4.4236in" svg:y="0.0827in" svg:viewBox="0 0 67 149" svg:d="M61 8c0-3-3-8-9-8s-12 5-12 12c0 4 2 9 9 9 6 0 12-7 12-13zM16 121c-1 2-3 5-3 9 0 11 9 19 22 19 22 0 32-31 32-34s-3-3-4-3c-3 0-3 2-4 4-5 17-15 26-24 26-4 0-5-2-5-7s1-10 3-14c3-7 5-12 7-18s10-26 11-28 2-5 2-7c0-10-9-19-22-19-21 0-31 30-31 34 0 3 3 3 4 3 2 0 2-1 3-4 6-19 15-27 24-27 3 0 6 2 6 8 0 5-2 8-7 22-5 11-9 23-14 36z"><text:p/></draw:path><draw:path draw:style-name="gr180" draw:text-style-name="P67" svg:width="0.0106in" svg:height="0.0264in" svg:x="4.4642in" svg:y="0.1303in" svg:viewBox="0 0 28 68" svg:d="M22 23c0 11-2 26-18 40 0 1-1 1-1 3 0 1 1 2 3 2 3 0 22-18 22-44 0-13-6-24-15-24-8 0-13 6-13 13s5 13 13 13c5 0 6-3 9-3z"><text:p/></draw:path><draw:path draw:style-name="gr180" draw:text-style-name="P67" svg:width="0.0378in" svg:height="0.0752in" svg:x="4.4839in" svg:y="0.0827in" svg:viewBox="0 0 97 192" svg:d="M97 8c0-3-3-8-9-8s-12 6-12 12c0 3 2 9 9 9 6 0 12-7 12-13zM50 158c-3 15-15 28-28 28-3 0-6-1-9-2 7-2 9-7 9-11 0-5-5-8-9-8-8 0-13 5-13 12 0 9 8 15 22 15 12 0 39-8 45-35 8-27 14-53 21-80 0-2 1-4 1-7 0-12-11-21-23-21-26 0-40 31-40 34s4 3 5 3c2 0 2-1 4-4 5-13 17-27 30-27 5 0 7 4 7 11 0 2 0 5-1 7-7 28-13 56-21 85z"><text:p/></draw:path><draw:path draw:style-name="gr180" draw:text-style-name="P67" svg:width="0.0772in" svg:height="0.0843in" svg:x="4.5591in" svg:y="0.0181in" svg:viewBox="0 0 197 215" svg:d="M77 111c8 0 23 0 35 6 14 10 16 27 16 29 0 4 0 8 5 8 6 0 6-4 6-10 0-29 0-58 0-85 0-5 0-10-6-10-5 0-5 4-5 7-2 40-34 43-51 43 0-22 0-44 0-67 0-20 6-20 14-20 5 0 10 0 15 0 42 0 64 21 66 43 0 3 0 7 5 7 6 0 6-5 6-11 0-13 0-27 0-40 0-10-1-11-11-11-54 0-108 0-162 0-6 0-10 0-10 6s5 6 8 6c18 0 19 2 19 18 0 52 0 104 0 157 0 16-1 18-17 18-6 0-10 0-10 6 0 4 4 4 10 4 56 0 112 0 168 0 6 0 9 0 10-2 0-1 9-54 9-55 0-4-3-6-5-6-5 0-6 4-6 5-2 8-5 20-28 34-17 10-33 14-50 14-5 0-12 0-17 0-8 0-14 0-14-20 0-26 0-50 0-74zM172 12c0 4 0 10 0 14-6-5-12-11-18-14 6 0 12 0 18 0zM110 104c5-2 12-7 18-14 0 9 0 18 0 27-8-9-17-13-18-13zM39 29c0-4 0-12-3-17 11 0 22 0 33 0-3 7-3 17-3 20 0 50 0 101 0 153 0 11 2 18 3 20-11 0-22 0-33 0 3-5 3-13 3-17 0-53 0-106 0-159zM156 205c10-5 19-11 25-17 0 1-3 15-3 17-7 0-15 0-22 0z"><text:p/></draw:path><draw:path draw:style-name="gr180" draw:text-style-name="P67" svg:width="0.0283in" svg:height="0.1236in" svg:x="4.6528in" svg:y="0.0102in" svg:viewBox="0 0 73 315" svg:d="M73 313c0-1 0-2-6-8-39-39-49-99-49-146 0-55 12-110 51-150 4-4 4-4 4-5 0-2-1-4-3-4-3 0-31 22-50 62-16 34-20 70-20 97 0 24 4 62 21 97 19 39 46 59 49 59 2 0 3-1 3-2z"><text:p/></draw:path><draw:path draw:style-name="gr180" draw:text-style-name="P67" svg:width="0.1024in" svg:height="0.0839in" svg:x="4.6921in" svg:y="0.0185in" svg:viewBox="0 0 261 214" svg:d="M145 86c-9-21-18-42-27-63-1-2-1-2-1-4s5-8 18-9c4-1 6-1 6-6 0-4-3-4-4-4-13 0-26 1-40 1-8 0-28-1-35-1-3 0-6 0-6 6 0 4 3 4 7 4 19 0 22 3 24 10 13 30 25 58 37 88-22 24-44 48-66 72-2 1-3 2-5 3-15 17-30 22-46 23-4 0-7 0-7 7 2 0 0 1 4 1 9 0 20-1 30-1 12 0 24 1 35 1 2 0 6 0 6-5 0-3-3-3-4-3-3-1-13-1-13-10 0-5 5-10 9-14 11-12 21-23 32-34 10-11 19-21 29-31 11 25 21 51 32 76 1 2 1 2 1 3 0 3-5 8-18 10-4 0-6 0-6 6 0 2 3 2 4 2 9 0 32-1 40-1s28 1 35 1c3 0 6 0 6-4s-2-4-5-4c-22-1-22-2-27-14-13-29-34-79-42-97 22-23 55-60 65-69 9-8 22-15 41-16 3-1 7-1 7-6 0-1 0-4-5-4-9 0-19 1-29 1-12 0-24-1-35-1-2 0-7 0-7 6 0 2 2 3 5 4 3 0 12 1 12 10 0 4-3 8-6 11-17 18-34 37-51 55z"><text:p/></draw:path><draw:path draw:style-name="gr180" draw:text-style-name="P67" svg:width="0.026in" svg:height="0.0587in" svg:x="4.7957in" svg:y="0.0642in" svg:viewBox="0 0 67 150" svg:d="M61 9c0-4-3-9-8-9-6 0-13 6-13 13 0 3 3 8 9 8 7 0 12-7 12-12zM16 121c-1 3-2 6-2 10 0 10 9 19 21 19 23 0 32-31 32-35 0-2-2-2-3-2-4 0-4 1-5 3-4 18-14 27-23 27-5 0-5-3-5-8s1-9 3-14c2-6 5-12 7-17 2-6 10-26 11-28 1-3 1-6 1-8 0-10-9-18-21-18-21 0-32 29-32 33 0 3 3 2 4 3 3 0 3-1 4-3 5-19 15-27 23-27 4 0 6 2 6 7s-1 9-6 23c-5 11-10 23-15 35z"><text:p/></draw:path><draw:path draw:style-name="gr180" draw:text-style-name="P67" svg:width="0.1024in" svg:height="0.0839in" svg:x="4.8366in" svg:y="0.0185in" svg:viewBox="0 0 261 214" svg:d="M145 86c-9-21-17-42-26-63-1-2-1-2-2-4 0-2 5-8 19-9 3-1 6-1 6-6 0-4-4-4-5-4-13 0-26 1-40 1-8 0-27-1-35-1-2 0-6 0-6 6 0 4 3 4 7 4 20 0 22 3 24 10 13 30 25 58 37 88-22 24-44 48-66 72-1 1-3 2-4 3-16 17-31 22-47 23-4 0-7 0-7 7 2 0 0 1 4 1 9 0 20-1 30-1 12 0 24 1 35 1 2 0 6 0 6-5 0-3-3-3-4-3-3-1-13-1-13-10 0-5 5-10 9-14 11-12 22-23 33-34 9-11 19-21 28-31 11 25 21 51 32 76 1 2 1 2 1 3 0 3-5 8-18 10-4 0-6 0-6 6 0 2 3 2 4 2 9 0 32-1 41-1 7 0 27 1 35 1 2 0 5 0 5-4s-2-4-5-4c-22-1-22-2-27-14-13-29-34-79-42-97 22-23 55-60 65-69 10-8 22-15 41-16 4-1 7-1 7-6 0-1 0-4-5-4-9 0-19 1-29 1-12 0-24-1-35-1-2 0-7 0-7 6 0 2 2 3 5 4 3 0 12 1 12 10 0 4-3 8-6 11-17 18-34 37-51 55z"><text:p/></draw:path><draw:path draw:style-name="gr180" draw:text-style-name="P67" svg:width="0.0378in" svg:height="0.0752in" svg:x="4.9366in" svg:y="0.0642in" svg:viewBox="0 0 97 192" svg:d="M97 9c0-4-3-9-9-9s-12 6-12 13c0 3 2 8 9 8 6 0 12-6 12-12zM50 158c-3 15-16 28-28 28-3 0-6 0-9-1 7-3 8-8 8-12 0-5-4-8-8-8-8 0-13 6-13 13 0 8 8 14 22 14 13 0 39-8 45-35 8-26 14-53 21-79 0-2 1-4 1-8 0-12-11-20-24-20-25 0-39 30-39 33s4 3 5 3c2 0 2 0 3-4 6-13 17-26 31-26 5 0 7 3 7 11 0 1 0 5-1 6-7 28-13 56-21 85z"><text:p/></draw:path><draw:path draw:style-name="gr180" draw:text-style-name="P67" svg:width="0.0287in" svg:height="0.1236in" svg:x="4.9961in" svg:y="0.0102in" svg:viewBox="0 0 74 315" svg:d="M74 159c0-26-4-64-22-100-19-38-46-59-49-59-2 0-3 2-3 4 0 1 0 1 6 7 31 31 49 82 49 148 0 54-12 109-51 148-4 4-4 5-4 6s1 2 3 2c3 0 32-21 50-61 16-35 21-69 21-95z"><text:p/></draw:path><draw:path draw:style-name="gr180" draw:text-style-name="P67" svg:width="0.0756in" svg:height="0.0047in" svg:x="5.0756in" svg:y="0.0701in" svg:viewBox="0 0 193 13" svg:d="M182 13c5 0 11 0 11-7 0-6-6-6-11-6-57 0-115 0-171 0-6 0-11 0-11 6 0 7 5 7 11 7 56 0 114 0 171 0z"><text:p/></draw:path><draw:path draw:style-name="gr180" draw:text-style-name="P67" svg:width="0.0776in" svg:height="0.0843in" svg:x="5.1913in" svg:y="0.0181in" svg:viewBox="0 0 198 215" svg:d="M77 111c8 0 24 0 35 6 15 10 16 27 16 29 1 4 1 8 6 8s5-4 5-10c0-29 0-58 0-85 0-5 0-10-5-10s-6 4-6 7c-2 40-34 43-51 43 0-22 0-44 0-67 0-20 7-20 14-20 5 0 10 0 15 0 43 0 64 21 66 43 1 3 1 7 6 7 6 0 6-5 6-11 0-13 0-27 0-40 0-10-1-11-11-11-54 0-108 0-162 0-6 0-11 0-11 6s6 6 9 6c18 0 19 2 19 18 0 52 0 104 0 157 0 16-1 18-18 18-5 0-10 0-10 6 0 4 5 4 11 4 56 0 111 0 167 0 6 0 9 0 11-2 0-1 9-54 9-55 0-4-3-6-5-6-5 0-7 4-7 5-2 8-4 20-28 34-16 10-32 14-49 14-6 0-12 0-18 0-7 0-14 0-14-20 0-26 0-50 0-74zM172 12c0 4 0 10 0 14-6-5-11-11-18-14 6 0 12 0 18 0zM111 104c4-2 11-7 17-14 0 9 0 18 0 27-7-9-12-9-17-13zM39 29c0-4 0-12-3-17 12 0 22 0 34 0-3 7-3 17-3 20 0 50 0 101 0 153 0 11 1 18 3 20-12 0-22 0-34 0 3-5 3-13 3-17 0-53 0-106 0-159zM157 205c9-5 18-11 25-17-1 1-3 15-3 17-7 0-15 0-22 0z"><text:p/></draw:path><draw:path draw:style-name="gr180" draw:text-style-name="P67" svg:width="0.0287in" svg:height="0.1236in" svg:x="5.2846in" svg:y="0.0102in" svg:viewBox="0 0 74 315" svg:d="M74 313c0-1 0-2-6-8-39-39-49-99-49-146 0-55 12-110 50-150 5-4 5-4 5-5 0-2-2-4-4-4-3 0-31 22-50 62-16 34-20 70-20 97 0 24 4 62 21 97 19 39 46 59 49 59 2 0 4-1 4-2z"><text:p/></draw:path><draw:path draw:style-name="gr180" draw:text-style-name="P67" svg:width="0.102in" svg:height="0.0839in" svg:x="5.3244in" svg:y="0.0185in" svg:viewBox="0 0 260 214" svg:d="M145 86c-9-21-18-42-27-63-1-2-1-2-2-4 0-2 5-8 19-9 4-1 6-1 6-6 0-4-3-4-4-4-14 0-27 1-41 1-7 0-27-1-35-1-2 0-5 0-5 6 0 4 2 4 7 4 19 0 21 3 23 10 13 30 26 58 38 88-22 24-44 48-66 72-2 1-3 2-5 3-15 17-31 22-47 23-3 0-6 0-6 7 1 0 0 1 4 1 9 0 19-1 29-1 12 0 25 1 36 1 2 0 6 0 6-5 0-3-3-2-4-3-3-1-13-1-13-10 0-5 5-10 9-14 10-12 21-23 32-34 10-11 19-21 29-31 11 25 20 51 31 76 1 2 1 2 2 3 0 3-6 8-19 10-3 0-6 0-6 6 0 2 3 2 5 2 9 0 31-1 40-1 8 0 27 1 35 1 2 0 6 0 6-4s-3-4-6-4c-21-1-22-2-27-14-13-29-33-79-41-97 22-23 55-60 65-69 9-8 21-15 40-16 4-1 7-1 7-6 0-1 0-4-4-4-9 0-20 1-29 1-12 0-25-1-35-1-3 0-7 0-7 6 0 2 2 3 4 4 3 0 13 1 13 10 0 4-4 8-7 11-17 18-33 37-50 55z"><text:p/></draw:path><draw:path draw:style-name="gr180" draw:text-style-name="P67" svg:width="0.026in" svg:height="0.0587in" svg:x="5.4283in" svg:y="0.0642in" svg:viewBox="0 0 67 150" svg:d="M61 9c0-4-3-9-9-9s-12 6-12 13c0 3 3 8 9 8s12-7 12-12zM16 121c-1 3-2 6-2 10 0 10 8 19 21 19 23 0 32-31 32-35 0-2-3-2-4-2-3 0-3 1-4 3-5 18-15 27-23 27-5 0-5-3-5-8s0-9 2-14c3-6 6-12 7-17 3-6 10-26 11-28 1-3 2-6 2-8 0-10-9-18-21-18-22 0-32 29-32 33 0 3 3 3 4 3 2 0 3-1 3-3 6-19 16-27 24-27 4 0 6 2 6 7s-2 9-7 23c-5 11-9 23-14 35z"><text:p/></draw:path><draw:path draw:style-name="gr180" draw:text-style-name="P67" svg:width="0.0287in" svg:height="0.1236in" svg:x="5.4724in" svg:y="0.0102in" svg:viewBox="0 0 74 315" svg:d="M74 159c0-26-4-64-21-100-19-38-47-59-49-59s-4 2-4 4c0 1 0 1 6 7 31 31 49 82 49 148 0 54-12 109-51 148-4 4-4 5-4 6s2 2 4 2 31-21 50-61c16-35 20-69 20-95z"><text:p/></draw:path><draw:path draw:style-name="gr180" draw:text-style-name="P67" svg:width="0.0776in" svg:height="0.0843in" svg:x="5.5157in" svg:y="0.0181in" svg:viewBox="0 0 198 215" svg:d="M77 111c8 0 24 0 35 6 15 10 16 27 16 29 1 4 1 8 6 8s5-4 5-10c0-29 0-58 0-85 0-5 0-10-5-10s-6 4-6 7c-2 40-34 43-51 43 0-22 0-44 0-67 0-20 7-20 14-20 5 0 10 0 15 0 42 0 64 21 66 43 0 3 1 7 5 7 6 0 6-5 6-11 0-13 0-27 0-40 0-10 0-11-10-11-54 0-108 0-162 0-7 0-11 0-11 6s6 6 8 6c18 0 20 2 20 18 0 52 0 104 0 157 0 16-1 18-18 18-5 0-10 0-10 6 0 4 4 4 11 4 56 0 111 0 167 0 6 0 9 0 10-2 1-1 10-54 10-55 0-4-4-6-5-6-5 0-7 4-7 5-2 8-4 20-28 34-16 10-32 14-50 14-5 0-12 0-17 0-7 0-14 0-14-20 0-26 0-50 0-74zM172 12c0 4 0 10 0 14-6-5-12-11-18-14 6 0 12 0 18 0zM111 104c4-2 11-7 17-14 0 9 0 18 0 27-7-9-12-9-17-13zM39 29c0-4 0-12-3-17 12 0 22 0 34 0-3 7-3 17-3 20 0 50 0 101 0 153 0 11 1 18 3 20-12 0-22 0-34 0 3-5 3-13 3-17 0-53 0-106 0-159zM157 205c9-5 18-11 25-17-1 1-3 15-4 17-7 0-14 0-21 0z"><text:p/></draw:path><draw:path draw:style-name="gr180" draw:text-style-name="P67" svg:width="0.0287in" svg:height="0.1236in" svg:x="5.6094in" svg:y="0.0102in" svg:viewBox="0 0 74 315" svg:d="M74 313c0-1 0-2-6-8-39-39-50-99-50-146 0-55 13-110 51-150 5-4 5-4 5-5 0-2-2-4-4-4-3 0-31 22-50 62-16 34-20 70-20 97 0 24 4 62 21 97 19 39 46 59 49 59 2 0 4-1 4-2z"><text:p/></draw:path><draw:path draw:style-name="gr180" draw:text-style-name="P67" svg:width="0.1024in" svg:height="0.0839in" svg:x="5.6488in" svg:y="0.0185in" svg:viewBox="0 0 261 214" svg:d="M145 86c-9-21-17-42-26-63-1-2-1-2-2-4 0-2 5-8 19-9 3-1 6-1 6-6 0-4-3-4-4-4-14 0-27 1-41 1-7 0-27-1-35-1-2 0-5 0-5 6 0 4 2 4 7 4 19 0 21 3 23 10 13 30 25 58 38 88-22 24-45 48-67 72-1 1-3 2-4 3-15 17-31 22-47 23-3 0-7 0-7 7 2 0 0 1 4 1 10 0 20-1 30-1 12 0 24 1 35 1 2 0 7 0 7-5 0-3-4-3-5-3-3-1-13-1-13-10 0-5 6-10 9-14 11-12 22-23 33-34 9-11 19-21 28-31 11 25 21 51 32 76 1 2 1 2 2 3 0 3-6 8-19 10-4 0-6 0-6 6 0 2 3 2 4 2 9 0 32-1 41-1 8 0 27 1 35 1 2 0 5 0 5-4s-2-4-5-4c-21-1-22-2-27-14-13-29-33-79-41-97 21-23 54-60 65-69 9-8 21-15 40-16 4-1 7-1 7-6 0-1 0-4-5-4-9 0-19 1-29 1-12 0-24-1-35-1-2 0-6 0-6 6 0 2 1 3 4 4 3 0 12 1 12 10 0 4-3 8-6 11-17 18-34 37-51 55z"><text:p/></draw:path><draw:path draw:style-name="gr180" draw:text-style-name="P67" svg:width="0.0378in" svg:height="0.0752in" svg:x="5.7484in" svg:y="0.0642in" svg:viewBox="0 0 97 192" svg:d="M97 9c0-4-3-9-9-9s-12 6-12 13c0 3 2 8 9 8 6 0 12-6 12-12zM50 158c-3 15-15 28-28 28-3 0-6 0-9-1 7-3 9-8 9-12 0-5-5-8-9-8-8 0-13 6-13 13 0 8 8 14 22 14 12 0 39-8 46-35 7-26 14-53 20-79 0-2 1-4 1-8 0-12-11-20-23-20-26 0-39 30-39 33s3 3 4 3c2 0 2 0 4-4 5-13 17-26 30-26 5 0 7 3 7 11 0 1 0 5 0 6-7 28-14 56-22 85z"><text:p/></draw:path><draw:path draw:style-name="gr180" draw:text-style-name="P67" svg:width="0.0287in" svg:height="0.1236in" svg:x="5.8083in" svg:y="0.0102in" svg:viewBox="0 0 74 315" svg:d="M74 159c0-26-4-64-21-100-20-38-47-59-49-59s-4 2-4 4c0 1 0 1 6 7 31 31 49 82 49 148 0 54-12 109-51 148-4 4-4 5-4 6s2 2 4 2 31-21 50-61c15-35 20-69 20-95z"><text:p/></draw:path><draw:path draw:style-name="gr180" draw:text-style-name="P67" svg:width="0.0827in" svg:height="0.0287in" svg:x="5.8909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69in" svg:height="0.1236in" svg:x="6.0224in" svg:y="0.0102in" svg:viewBox="0 0 298 315" svg:d="M115 169c-37 46-75 92-111 138-3 3-4 4-4 5 0 3 4 3 9 3 87 0 175 0 262 0 9-26 18-52 27-78-3 0-5 0-7 0-8 23-30 43-57 52-5 1-26 9-73 9-45 0-89 0-134 0 37-45 73-90 110-135 2-3 2-4 2-4 0-2 0-2-2-5-34-48-69-95-103-141 42 0 84 0 125 0 36 0 109 2 132 62 2 0 4 0 7 0-9-25-18-50-27-75-87 0-175 0-262 0-9 0-9 1-9 11 39 53 76 105 115 158z"><text:p/></draw:path><draw:path draw:style-name="gr180" draw:text-style-name="P67" svg:width="0.026in" svg:height="0.0583in" svg:x="6.1512in" svg:y="0.0827in" svg:viewBox="0 0 67 149" svg:d="M61 8c0-3-3-8-9-8-5 0-12 5-12 12 0 4 3 9 9 9s12-7 12-13zM16 121c-1 2-2 5-2 9 0 11 9 19 21 19 23 0 32-31 32-34s-2-2-3-3c-4 0-4 2-5 4-5 17-15 26-23 26-5 0-5-2-5-7s0-10 3-14c2-7 5-12 6-18 3-6 11-26 11-28 1-2 2-5 2-7 0-10-9-19-21-19-22 0-32 30-32 34 0 3 3 3 4 3 3 0 3-1 4-4 5-19 15-27 23-27 4 0 6 2 6 8 0 5-1 8-7 22-5 11-9 23-14 36z"><text:p/></draw:path><draw:path draw:style-name="gr180" draw:text-style-name="P67" svg:width="0.011in" svg:height="0.0264in" svg:x="6.1917in" svg:y="0.1303in" svg:viewBox="0 0 29 68" svg:d="M22 23c0 11-2 26-17 40-1 1-1 1-1 3 0 1 1 2 2 2 4 0 23-18 23-44 0-13-6-24-16-24-8 0-13 6-13 13s5 13 13 13c6 0 9-3 9-3z"><text:p/></draw:path><draw:path draw:style-name="gr180" draw:text-style-name="P67" svg:width="0.0378in" svg:height="0.0752in" svg:x="6.2118in" svg:y="0.0827in" svg:viewBox="0 0 97 192" svg:d="M97 8c0-3-3-8-9-8s-12 6-12 12c0 3 3 9 9 9s12-7 12-13zM50 158c-3 15-15 28-28 28-3 0-6-1-8-2 6-2 8-7 8-11 0-5-5-8-9-8-7 0-13 5-13 12 0 9 9 15 22 15s39-8 46-35 14-53 20-80c1-2 1-4 1-7 0-12-10-21-23-21-25 0-39 31-39 34s3 3 4 3c2 0 2-1 4-4 5-13 17-27 30-27 5 0 7 4 7 11 0 2 0 5 0 7-7 28-14 56-22 85z"><text:p/></draw:path><draw:path draw:style-name="gr180" draw:text-style-name="P67" svg:width="0.048in" svg:height="0.0559in" svg:x="6.2902in" svg:y="0.0484in" svg:viewBox="0 0 123 143" svg:d="M112 20c-5 0-9 0-13 4-5 5-6 10-6 13 0 7 6 11 11 11 9 0 18-7 18-20 0-16-15-28-37-28-43 0-85 46-85 90 0 29 19 53 51 53 46 0 72-33 72-37 0-2-2-4-3-4-2 0-3 1-5 3-25 32-59 32-63 32-20 0-29-16-29-35 0-13 7-43 17-63 10-18 28-32 45-32 11 0 23 5 27 13z"><text:p/></draw:path><draw:path draw:style-name="gr180" draw:text-style-name="P67" svg:width="0.0531in" svg:height="0.0559in" svg:x="6.3437in" svg:y="0.0484in" svg:viewBox="0 0 136 143" svg:d="M136 54c0-33-23-54-51-54-43 0-85 45-85 90 0 32 22 53 51 53 42 0 85-43 85-89zM51 137c-13 0-28-10-28-35 0-16 9-50 19-66 16-24 34-29 43-29 18 0 27 16 27 34 0 13-6 46-18 66-11 19-28 30-43 30z"><text:p/></draw:path><draw:path draw:style-name="gr180" draw:text-style-name="P67" svg:width="0.0543in" svg:height="0.0559in" svg:x="6.4031in" svg:y="0.0484in" svg:viewBox="0 0 139 143" svg:d="M139 23c0-18-9-23-15-23-7 0-15 9-15 15 0 5 2 7 5 10 7 7 11 15 11 26 0 13-20 86-57 86-16 0-23-12-23-28 0-18 9-41 19-67 2-5 3-10 3-16 0-14-10-26-26-26-29 0-41 46-41 49s3 3 4 3c2 0 3-1 4-5 10-33 23-40 32-40 3 0 9 0 9 10 0 8-4 17-6 23-14 37-18 51-18 64 0 35 28 39 42 39 54 0 72-104 72-120z"><text:p/></draw:path><draw:path draw:style-name="gr180" draw:text-style-name="P67" svg:width="0.0287in" svg:height="0.1236in" svg:x="6.4764in" svg:y="0.0102in" svg:viewBox="0 0 74 315" svg:d="M74 313c0-1 0-2-6-8-39-39-50-99-50-146 0-55 13-110 51-150 5-4 5-4 5-5 0-2-2-4-4-4-3 0-31 22-50 62-16 34-20 70-20 97 0 24 4 62 21 97 19 39 46 59 49 59 2 0 4-1 4-2z"><text:p/></draw:path><draw:path draw:style-name="gr180" draw:text-style-name="P67" svg:width="0.1024in" svg:height="0.0839in" svg:x="6.5157in" svg:y="0.0185in" svg:viewBox="0 0 261 214" svg:d="M145 86c-9-21-17-42-26-63-1-2-1-2-2-4 0-2 5-8 19-9 3-1 6-1 6-6 0-4-3-4-4-4-14 0-27 1-41 1-7 0-27-1-35-1-2 0-5 0-5 6 0 4 2 4 7 4 19 0 21 3 23 10 13 30 25 58 38 88-22 24-45 48-67 72-1 1-3 2-4 3-15 17-31 22-47 23-3 0-7 0-7 7 2 0 0 1 4 1 10 0 20-1 30-1 12 0 24 1 35 1 3 0 7 0 7-5 0-3-3-2-4-3-4-1-14-1-14-10 0-5 6-10 9-14 11-12 22-23 33-34 9-11 19-21 28-31 11 25 21 51 32 76 1 2 1 2 2 3 0 3-6 8-19 10-4 0-6 0-6 6 0 2 3 2 5 2 8 0 31-1 40-1 8 0 27 1 35 1 2 0 6 0 6-4s-3-4-6-4c-21-1-22-2-27-14-13-29-33-79-41-97 22-23 54-60 65-69 9-8 21-15 40-16 4-1 7-1 7-6 0-1 0-4-5-4-9 0-19 1-29 1-12 0-24-1-35-1-2 0-6 0-6 6 0 2 2 3 4 4 3 0 12 1 12 10 0 4-3 8-6 11-17 18-34 37-51 55z"><text:p/></draw:path><draw:path draw:style-name="gr180" draw:text-style-name="P67" svg:width="0.026in" svg:height="0.0587in" svg:x="6.6197in" svg:y="0.0642in" svg:viewBox="0 0 67 150" svg:d="M61 9c0-4-3-9-9-9s-12 6-12 13c0 3 2 8 9 8 6 0 12-7 12-12zM16 121c-1 3-3 6-3 10 0 10 9 19 22 19 22 0 32-31 32-35 0-2-3-2-4-2-3 0-3 1-4 3-5 18-15 27-23 27-5 0-6-3-6-8s1-9 3-14c3-6 5-12 7-17 2-6 10-26 11-28 1-3 2-6 2-8 0-10-9-18-22-18-21 0-31 29-31 33 0 3 3 3 4 3 2 0 3-1 3-3 6-19 16-27 24-27 4 0 6 2 6 7s-2 9-7 23c-5 11-9 23-14 35z"><text:p/></draw:path><draw:path draw:style-name="gr180" draw:text-style-name="P67" svg:width="0.0142in" svg:height="0.037in" svg:x="6.6677in" svg:y="0.0902in" svg:viewBox="0 0 37 95" svg:d="M37 33c0-20-7-33-20-33-11 0-17 8-17 17 0 8 6 16 17 16 4 0 8-1 11-3 1-1 1-1 2-1 0 2 1 0 1 4 0 24-12 43-22 53-4 4-4 4-4 5 0 3 2 4 3 4 4 0 29-25 29-62z"><text:p/></draw:path><draw:path draw:style-name="gr180" draw:text-style-name="P67" svg:width="0.102in" svg:height="0.0839in" svg:x="6.7157in" svg:y="0.0185in" svg:viewBox="0 0 260 214" svg:d="M145 86c-9-21-18-42-27-63-1-2-1-2-2-4 0-2 5-8 19-9 4-1 6-1 6-6 0-4-3-4-4-4-13 0-27 1-40 1-8 0-28-1-36-1-2 0-5 0-5 6 0 4 3 4 7 4 19 0 21 3 23 10 13 30 26 58 38 88-22 24-44 48-66 72-2 1-3 2-5 3-15 17-31 22-46 23-4 0-7 0-7 7 1 0 0 1 4 1 9 0 20-1 29-1 12 0 25 1 36 1 2 0 6 0 6-5 0-3-3-3-4-3-3-1-13-1-13-10 0-5 5-10 9-14 10-12 21-23 32-34 10-11 19-21 29-31 11 25 20 51 31 76 2 2 1 2 2 3 0 3-6 8-18 10-4 0-6 0-6 6 0 2 3 2 4 2 9 0 31-1 40-1 8 0 27 1 35 1 3 0 6 0 6-4s-3-4-5-4c-22-1-23-2-28-14-12-29-33-79-41-97 22-23 55-60 65-69 9-8 22-15 41-16 3-1 6-1 6-6 0-1 0-4-4-4-9 0-19 1-29 1-12 0-25-1-35-1-2 0-7 0-7 6 0 2 2 3 4 4 3 0 13 1 13 10 0 4-3 8-6 11-17 18-34 37-51 55z"><text:p/></draw:path><draw:path draw:style-name="gr180" draw:text-style-name="P67" svg:width="0.0378in" svg:height="0.0752in" svg:x="6.8154in" svg:y="0.0642in" svg:viewBox="0 0 97 192" svg:d="M97 9c0-4-3-9-8-9-6 0-13 6-13 13 0 3 3 8 9 8s12-6 12-12zM50 158c-3 15-15 28-28 28-3 0-6 0-8-1 6-3 8-8 8-12 0-5-5-8-9-8-7 0-13 6-13 13 0 8 9 14 22 14 14 0 39-8 46-35 7-26 14-53 20-79 1-2 1-4 1-8 0-12-10-20-23-20-25 0-39 30-39 33s3 3 4 3c2 0 2 0 4-4 5-13 17-26 30-26 5 0 8 3 8 11 0 1-1 5-1 6-7 28-14 56-22 85z"><text:p/></draw:path><draw:path draw:style-name="gr180" draw:text-style-name="P67" svg:width="0.0283in" svg:height="0.1236in" svg:x="6.8752in" svg:y="0.0102in" svg:viewBox="0 0 73 315" svg:d="M73 159c0-26-4-64-21-100-19-38-46-59-49-59-2 0-3 2-3 4 0 1 0 1 5 7 32 31 50 82 50 148 0 54-12 109-51 148-4 4-4 5-4 6s1 2 3 2c3 0 31-21 50-61 16-35 20-69 20-95z"><text:p/></draw:path><draw:path draw:style-name="gr180" draw:text-style-name="P67" svg:width="0.0287in" svg:height="0.1236in" svg:x="6.9287in" svg:y="0.0102in" svg:viewBox="0 0 74 315" svg:d="M74 313c0-1 0-2-6-8-39-39-50-99-50-146 0-55 13-110 51-150 5-4 5-4 5-5 0-2-2-4-4-4-3 0-31 22-50 62-16 34-20 70-20 97 0 24 4 62 21 97 19 39 46 59 49 59 2 0 4-1 4-2z"><text:p/></draw:path><draw:path draw:style-name="gr180" draw:text-style-name="P67" svg:width="0.0406in" svg:height="0.0823in" svg:x="6.976in" svg:y="0.0209in" svg:viewBox="0 0 104 210" svg:d="M65 8c0-7 0-8-7-8-20 20-48 20-58 20 0 3 0 6 0 10 6 0 25 0 41-8 0 54 0 109 0 164 0 10-1 15-28 15-4 0-8 0-11 0 0 3 0 5 0 9 11-1 38-1 51-1s41 0 51 1c0-4 0-6 0-9-3 0-6 0-10 0-28 0-29-4-29-15 0-60 0-118 0-178z"><text:p/></draw:path><draw:path draw:style-name="gr180" draw:text-style-name="P67" svg:width="0.0126in" svg:height="0.0126in" svg:x="7.0378in" svg:y="0.0902in" svg:viewBox="0 0 33 33" svg:d="M33 17c0-9-8-17-17-17-10 0-16 8-16 17s6 16 16 16c9 0 17-7 17-16z"><text:p/></draw:path><draw:path draw:style-name="gr180" draw:text-style-name="P67" svg:width="0.0823in" svg:height="0.0287in" svg:x="7.1035in" svg:y="0.0579in" svg:viewBox="0 0 210 74" svg:d="M199 13c5 0 11 0 11-7 0-6-6-6-10-6-63 0-127 0-190 0-5 0-10 0-10 6 0 7 5 7 10 7 63 0 126 0 189 0zM200 74c4 0 10 0 10-6 0-7-6-7-11-7-63 0-126 0-189 0-5 0-10 0-10 7 0 6 5 6 10 6 63 0 127 0 190 0z"><text:p/></draw:path><draw:path draw:style-name="gr180" draw:text-style-name="P67" svg:width="0.0287in" svg:height="0.1236in" svg:x="7.2004in" svg:y="0.0102in" svg:viewBox="0 0 74 315" svg:d="M74 159c0-26-4-64-21-100-20-38-47-59-49-59s-4 2-4 4c0 1 0 1 6 7 31 31 49 82 49 148 0 54-12 109-51 148-4 4-4 5-4 6s2 2 4 2 31-21 50-61c16-35 20-69 20-95z"><text:p/></draw:path></draw:g></draw:g></text:p>
      <text:p text:style-name="P27"><text:span text:style-name="T1"><draw:g text:anchor-type="as-char" svg:y="-0.0929in" draw:z-index="50" draw:name="Shape43" draw:style-name="gr178"><svg:title>TexMaths</svg:title><svg:desc>9§inline§cov(X,X) = var(X) (\text{ ze vzorce })(2.=) \quad NEZ \implies cov(X_i, X_j) = 0 (3.=) \square§svg§600§FALSE§</svg:desc><draw:g draw:style-name="gr2"><draw:path draw:style-name="gr179" draw:text-style-name="P66" svg:width="4.1476in" svg:height="0.1157in" svg:x="0.0016in" svg:y="0.0067in" svg:viewBox="0 0 10536 295" svg:d="M5269 295c-1757 0-3513 0-5269 0 0-98 0-196 0-295 3512 0 7024 0 10536 0 0 99 0 197 0 295-1756 0-3512 0-5267 0z"><text:p/></draw:path><draw:path draw:style-name="gr180" draw:text-style-name="P67" svg:width="0.0476in" svg:height="0.0559in" svg:x="0.0004in" svg:y="0.0382in" svg:viewBox="0 0 122 143" svg:d="M112 20c-5 0-9 0-14 4-5 5-5 10-5 13 0 7 5 11 11 11 9 0 17-8 17-21 0-15-14-27-36-27-44 0-85 45-85 90 0 28 18 53 51 53 45 0 71-33 71-37 0-2-1-5-3-5s-2 1-4 4c-25 31-60 31-64 31-20 0-28-16-28-35 0-12 7-43 17-62 10-18 27-32 45-32 10 0 22 4 27 13z"><text:p/></draw:path><draw:path draw:style-name="gr180" draw:text-style-name="P67" svg:width="0.0528in" svg:height="0.0559in" svg:x="0.0543in" svg:y="0.0382in" svg:viewBox="0 0 135 143" svg:d="M135 53c0-32-22-53-50-53-43 0-85 45-85 90 0 30 21 53 50 53 43 0 85-43 85-90zM50 136c-13 0-27-10-27-35 0-15 8-49 18-65 17-24 35-29 44-29 18 0 27 15 27 34 0 12-7 45-18 66-11 18-29 29-44 29z"><text:p/></draw:path><draw:path draw:style-name="gr180" draw:text-style-name="P67" svg:width="0.0543in" svg:height="0.0559in" svg:x="0.1134in" svg:y="0.0382in" svg:viewBox="0 0 139 143" svg:d="M139 22c0-17-9-22-14-22-8 0-16 8-16 15 0 5 2 7 5 10 7 6 11 15 11 25 0 14-19 86-57 86-15 0-23-11-23-27 0-18 9-41 19-68 2-4 3-9 3-15 0-14-9-26-26-26-29 0-41 46-41 48 0 4 3 4 4 4 3 0 3-1 5-6 9-32 22-39 31-39 3 0 9 0 9 10 0 8-4 16-6 23-13 35-18 50-18 64 0 33 28 39 42 39 54 0 72-104 72-121z"><text:p/></draw:path><draw:path draw:style-name="gr180" draw:text-style-name="P67" svg:width="0.0287in" svg:height="0.1232in" svg:x="0.1866in" svg:y="0in" svg:viewBox="0 0 74 314" svg:d="M74 311c0-1 0-1-6-7-39-40-49-99-49-147 0-55 12-109 50-148 5-5 5-5 5-5 0-3-1-4-4-4s-31 22-49 62c-17 34-21 69-21 95 0 24 4 62 22 98 18 39 45 59 48 59s4-1 4-3z"><text:p/></draw:path><draw:path draw:style-name="gr180" draw:text-style-name="P67" svg:width="0.102in" svg:height="0.0839in" svg:x="0.2264in" svg:y="0.0087in" svg:viewBox="0 0 260 214" svg:d="M145 85c-9-21-18-42-27-63-1-2-1-2-2-3 0-2 5-8 19-9 4-1 6-1 6-6 0-4-3-4-4-4-13 0-27 1-40 1-8 0-28-1-36-1-2 0-5 0-5 6 0 4 2 4 7 4 19 0 21 3 23 10 13 29 26 58 38 88-22 23-44 46-66 70-2 2-3 3-5 3-15 17-31 22-47 23-3 1-6 1-6 6 0 1 0 4 4 4 9 0 19-1 29-1 12 0 25 1 36 1 2 0 6 0 6-7 0-2-3-3-4-3-3 0-13-1-13-10 0-5 5-10 9-13 10-11 21-23 32-34 10-10 19-21 29-31 11 25 20 50 31 74 2 4 2 4 2 5 0 3-6 8-18 9-4 1-6 1-6 6 0 4 2 4 4 4 9 0 31-1 40-1 8 0 27 1 35 1 3 0 6 0 6-7 0-3-3-3-6-3-21 0-22-1-27-14-12-28-33-77-41-96 22-22 55-60 65-69 9-7 22-14 41-15 3-1 6-1 6-6 0-1 0-4-4-4-9 0-19 1-29 1-12 0-25-1-35-1-2 0-7 0-7 6 0 2 2 3 4 4 3 0 13 1 13 9 0 4-4 9-6 12-17 17-34 35-51 54z"><text:p/></draw:path><draw:path draw:style-name="gr180" draw:text-style-name="P67" svg:width="0.0142in" svg:height="0.0366in" svg:x="0.3398in" svg:y="0.0799in" svg:viewBox="0 0 37 94" svg:d="M37 33c0-20-8-33-21-33-10 0-16 8-16 17 0 8 6 16 16 16 5 0 8-1 12-3 1-1 1-1 1-1 1 0 1 0 1 4 0 24-11 42-22 52-4 4-4 5-4 6s2 3 4 3c4 0 29-24 29-61z"><text:p/></draw:path><draw:path draw:style-name="gr180" draw:text-style-name="P67" svg:width="0.1024in" svg:height="0.0839in" svg:x="0.3874in" svg:y="0.0087in" svg:viewBox="0 0 261 214" svg:d="M145 85c-9-21-17-42-26-63-1-2-1-2-2-3 0-2 5-8 19-9 3-1 6-1 6-6 0-4-4-4-5-4-13 0-26 1-40 1-8 0-28-1-35-1-2 0-6 0-6 6 0 4 3 4 7 4 20 0 22 3 24 10 13 29 25 58 37 88-22 23-44 46-66 70-1 2-3 3-4 3-16 17-31 22-47 23-4 1-7 1-7 6 0 1 0 4 4 4 9 0 20-1 30-1 12 0 24 1 35 1 2 0 6 0 6-7 0-2-3-3-4-3-3 0-13-1-13-10 0-5 5-10 9-13 11-11 21-23 32-34 10-10 19-21 29-31 11 25 21 50 32 74 1 4 1 4 1 5 0 3-5 8-18 9-4 1-6 1-6 6 0 4 3 4 4 4 9 0 32-1 41-1 7 0 27 1 35 1 2 0 5 0 5-7 0-3-2-3-5-3-22 0-22-1-27-14-13-28-34-77-42-96 22-22 55-60 65-69 10-7 22-14 41-15 4-1 7-1 7-6 0-1 0-4-5-4-9 0-19 1-29 1-12 0-24-1-35-1-2 0-7 0-7 6 0 2 2 3 5 4 3 0 12 1 12 9 0 4-3 9-6 12-17 17-34 35-51 54z"><text:p/></draw:path><draw:path draw:style-name="gr180" draw:text-style-name="P67" svg:width="0.0287in" svg:height="0.1232in" svg:x="0.5039in" svg:y="0in" svg:viewBox="0 0 74 314" svg:d="M74 157c0-24-4-62-21-98-19-38-47-59-49-59s-4 2-4 4l6 7c32 30 50 81 50 146 0 53-12 109-52 148-4 5-4 5-4 6 0 2 2 3 4 3s31-21 50-62c16-34 20-69 20-95z"><text:p/></draw:path><draw:path draw:style-name="gr180" draw:text-style-name="P67" svg:width="0.0827in" svg:height="0.0291in" svg:x="0.587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543in" svg:height="0.0559in" svg:x="0.7154in" svg:y="0.0382in" svg:viewBox="0 0 139 143" svg:d="M139 22c0-17-9-22-14-22-8 0-16 8-16 15 0 5 2 7 5 10 7 6 11 15 11 25 0 14-19 86-57 86-16 0-23-11-23-27 0-18 9-41 19-68 2-4 3-9 3-15 0-14-9-26-26-26-29 0-41 46-41 48 0 4 3 4 4 4 3 0 3-1 5-6 9-32 22-39 31-39 3 0 9 0 9 10 0 8-4 16-6 23-14 35-18 50-18 64 0 33 28 39 42 39 54 0 72-104 72-121z"><text:p/></draw:path><draw:path draw:style-name="gr180" draw:text-style-name="P67" svg:width="0.0567in" svg:height="0.0559in" svg:x="0.7815in" svg:y="0.0382in" svg:viewBox="0 0 145 143" svg:d="M105 21c-6-12-15-21-29-21-37 0-76 47-76 93 0 29 17 50 41 50 7 0 23-1 42-24 2 13 13 24 29 24 10 0 18-7 23-17 5-12 10-31 10-32 0-2-4-2-5-2-2 0-3 1-4 5-6 21-11 39-24 39-9 0-9-8-9-15s0-9 4-23 4-16 6-28c4-14 8-30 12-44 3-9 3-10 3-11 0-5-5-9-10-9-7 0-12 7-13 15zM85 101c-2 7-2 7-7 12-14 18-27 23-36 23-16 0-20-17-20-30 0-15 10-54 18-68 9-19 24-31 36-31 20 0 25 26 25 28s0 4-1 5c-6 20-10 41-15 61z"><text:p/></draw:path><draw:path draw:style-name="gr180" draw:text-style-name="P67" svg:width="0.0504in" svg:height="0.0559in" svg:x="0.8461in" svg:y="0.0382in" svg:viewBox="0 0 129 143" svg:d="M18 120c-1 6-3 13-3 15 0 5 5 8 9 8s10-3 12-9c1-1 12-44 13-50 2-10 8-32 10-41 1-3 10-19 17-26 3-2 12-10 26-10 9 0 9 3 13 4-9 2-16 9-16 17 0 5 3 12 12 12 8 0 18-8 18-19s-11-21-27-21c-20 0-35 15-41 24-2-14-13-24-29-24-14 0-19 13-23 18-5 11-9 30-9 30 0 4 3 4 4 4 2 0 3-1 5-7 5-23 12-38 22-38 6 0 10 3 10 15 0 6-1 9-4 26-6 24-13 48-19 72z"><text:p/></draw:path><draw:path draw:style-name="gr180" draw:text-style-name="P67" svg:width="0.0287in" svg:height="0.1232in" svg:x="0.9138in" svg:y="0in" svg:viewBox="0 0 74 314" svg:d="M74 311c0-1 0-1-6-7-39-40-49-99-49-147 0-55 12-109 50-148 5-5 5-5 5-5 0-3-1-4-4-4s-31 22-49 62c-17 34-21 69-21 95 0 24 4 62 22 98 18 39 45 59 48 59s4-1 4-3z"><text:p/></draw:path><draw:path draw:style-name="gr180" draw:text-style-name="P67" svg:width="0.102in" svg:height="0.0839in" svg:x="0.9535in" svg:y="0.0087in" svg:viewBox="0 0 260 214" svg:d="M145 85c-9-21-18-42-27-63-1-2-1-2-2-3 0-2 5-8 19-9 4-1 6-1 6-6 0-4-3-4-4-4-13 0-27 1-40 1-8 0-28-1-36-1-2 0-5 0-5 6 0 4 2 4 7 4 19 0 21 3 23 10 13 29 26 58 38 88-22 23-44 46-66 70-2 2-3 3-5 3-15 17-31 22-46 23-4 1-7 1-7 6 0 1 0 4 4 4 9 0 19-1 29-1 12 0 25 1 36 1 2 0 6 0 6-7 0-2-3-3-4-3-3 0-13-1-13-10 0-5 5-10 9-13 10-11 21-23 32-34 10-10 19-21 29-31 11 25 20 50 31 74 2 4 2 4 2 5 0 3-6 8-18 9-4 1-6 1-6 6 0 4 2 4 4 4 9 0 31-1 40-1 8 0 27 1 35 1 3 0 6 0 6-7 0-3-3-3-5-3-22 0-23-1-28-14-12-28-33-77-41-96 22-22 55-60 65-69 9-7 22-14 41-15 3-1 6-1 6-6 0-1 0-4-4-4-9 0-19 1-29 1-12 0-25-1-35-1-2 0-7 0-7 6 0 2 2 3 4 4 3 0 13 1 13 9 0 4-4 9-6 12-17 17-34 35-51 54z"><text:p/></draw:path><draw:path draw:style-name="gr180" draw:text-style-name="P67" svg:width="0.0287in" svg:height="0.1232in" svg:x="1.0701in" svg:y="0in" svg:viewBox="0 0 74 314" svg:d="M74 157c0-24-4-62-22-98-19-38-46-59-48-59-3 0-4 2-4 4l6 7c31 30 49 81 49 146 0 53-12 109-51 148-4 5-4 5-4 6 0 2 1 3 4 3 2 0 31-21 49-62 16-34 21-69 21-95z"><text:p/></draw:path><draw:path draw:style-name="gr180" draw:text-style-name="P67" svg:width="0.0287in" svg:height="0.1232in" svg:x="1.1236in" svg:y="0in" svg:viewBox="0 0 74 314" svg:d="M74 311c0-1 0-1-6-7-39-40-49-99-49-147 0-55 12-109 50-148 5-5 5-5 5-5 0-3-1-4-4-4s-31 22-49 62c-17 34-21 69-21 95 0 24 4 62 22 98 18 39 45 59 48 59s4-1 4-3z"><text:p/></draw:path><draw:path draw:style-name="gr180" draw:text-style-name="P67" svg:width="0.0461in" svg:height="0.0531in" svg:x="1.2047in" svg:y="0.0402in" svg:viewBox="0 0 118 136" svg:d="M115 10c3-4 3-5 3-6 0-4-3-4-8-4-34 0-68 0-102 0-1 17-3 33-4 50 3 0 6 0 9 0 1-31 8-43 42-43 12 0 24 0 37 0-30 40-60 79-89 119-3 3-3 3-3 5 0 5 3 5 8 5 35 0 69 0 104 0 2-20 4-40 6-59-3 0-5 0-7 0-4 37-10 51-47 51-13 0-24 0-37 0 30-40 58-79 88-118z"><text:p/></draw:path><draw:path draw:style-name="gr180" draw:text-style-name="P67" svg:width="0.0476in" svg:height="0.0567in" svg:x="1.2606in" svg:y="0.0374in" svg:viewBox="0 0 122 145" svg:d="M26 62c2-47 29-55 40-55 32 0 35 42 35 55-25 0-50 0-75 0zM26 68c30 0 59 0 88 0 7 0 8 0 8-6 0-31-17-62-56-62-37 0-66 32-66 72 0 42 32 73 69 73 39 0 53-35 53-42 0-2-2-3-4-3-3 0-4 1-5 4-10 33-39 33-42 33-16 0-29-9-36-21-9-15-9-36-9-48z"><text:p/></draw:path><draw:path draw:style-name="gr180" draw:text-style-name="P67" svg:width="0.0606in" svg:height="0.0543in" svg:x="1.3563in" svg:y="0.0402in" svg:viewBox="0 0 155 139" svg:d="M125 31c3-8 8-21 30-21 0-4 0-6 0-10-8 1-17 1-25 1-7 0-21-1-27-1 0 4 0 6 0 10 12 0 15 7 15 13 0 3 0 5-2 8-11 26-21 53-31 80-12-29-25-58-36-88-2-4-2-4-2-5 0-8 12-8 18-8 0-4 0-6 0-10-9 0-27 1-34 1-9 0-22 0-31-1 0 4 0 6 0 10 20 0 21 2 25 12 15 36 30 73 45 111 3 4 3 6 7 6s6-2 7-6c13-34 28-68 41-102z"><text:p/></draw:path><draw:path draw:style-name="gr180" draw:text-style-name="P67" svg:width="0.0461in" svg:height="0.0531in" svg:x="1.4228in" svg:y="0.0402in" svg:viewBox="0 0 118 136" svg:d="M115 10c3-4 3-5 3-6 0-4-3-4-8-4-34 0-68 0-102 0-1 17-3 33-4 50 3 0 6 0 9 0 1-31 8-43 42-43 12 0 24 0 37 0-30 40-60 79-89 119-3 3-3 3-3 5 0 5 3 5 8 5 35 0 69 0 104 0 2-20 4-40 6-59-3 0-5 0-7 0-4 37-10 51-47 51-13 0-24 0-37 0 30-40 58-79 88-118z"><text:p/></draw:path><draw:path draw:style-name="gr180" draw:text-style-name="P67" svg:width="0.0543in" svg:height="0.0567in" svg:x="1.4783in" svg:y="0.0374in" svg:viewBox="0 0 139 145" svg:d="M139 74c0-41-31-74-69-74-39 0-70 34-70 74s32 71 69 71c39 0 70-31 70-71zM70 137c-14 0-28-7-37-21-7-15-7-33-7-45s0-29 7-43c9-15 24-21 36-21 15 0 28 7 36 21 8 13 8 31 8 43s0 29-7 42c-6 15-21 24-36 24z"><text:p/></draw:path><draw:path draw:style-name="gr180" draw:text-style-name="P67" svg:width="0.0413in" svg:height="0.0543in" svg:x="1.5406in" svg:y="0.0382in" svg:viewBox="0 0 106 139" svg:d="M44 35c0-12 0-23 0-35-14 1-30 3-44 4 0 3 0 6 0 9 22 0 25 2 25 18 0 28 0 56 0 85 0 13-3 13-25 13 0 3 0 7 0 10 13 0 27-1 36-1 13 0 28 0 40 1 0-3 0-7 0-10-1 0-4 0-6 0-23 0-24-3-24-14 0-16 0-32 0-49 0-31 13-59 37-59 2 0 2 0 3 0-1 1-7 5-7 13 0 9 6 13 14 13 6 0 13-3 13-13 0-11-10-20-23-20-23 0-34 22-39 35z"><text:p/></draw:path><draw:path draw:style-name="gr180" draw:text-style-name="P67" svg:width="0.0472in" svg:height="0.0567in" svg:x="1.5902in" svg:y="0.0374in" svg:viewBox="0 0 121 145" svg:d="M26 73c0-51 26-65 43-65 3 0 23 0 34 12-13 1-15 10-15 14 0 8 6 14 15 14 8 0 14-5 14-14 0-21-24-34-49-34-39 0-68 34-68 73 0 40 31 72 68 72 43 0 53-39 53-42s-4-2-5-2c-3 0-4 0-4 2-9 30-29 34-41 34-17 0-45-14-45-64z"><text:p/></draw:path><draw:path draw:style-name="gr180" draw:text-style-name="P67" svg:width="0.0476in" svg:height="0.0567in" svg:x="1.6445in" svg:y="0.0374in" svg:viewBox="0 0 122 145" svg:d="M27 62c2-47 28-55 39-55 32 0 36 42 36 55-26 0-50 0-75 0zM26 68c30 0 59 0 88 0 7 0 8 0 8-6 0-31-17-62-56-62-37 0-66 32-66 72 0 42 33 73 69 73 39 0 53-35 53-42 0-2-2-3-4-3-3 0-3 1-4 4-11 33-39 33-43 33-15 0-28-9-35-21-10-15-10-36-10-48z"><text:p/></draw:path><draw:path draw:style-name="gr180" draw:text-style-name="P67" svg:width="0.0283in" svg:height="0.1232in" svg:x="1.7453in" svg:y="0in" svg:viewBox="0 0 73 314" svg:d="M73 157c0-24-4-62-21-98-19-38-46-59-49-59-2 0-3 2-3 4l5 7c32 30 50 81 50 146 0 53-12 109-51 148-4 5-4 5-4 6 0 2 1 3 3 3 3 0 31-21 50-62 16-34 20-69 20-95z"><text:p/></draw:path><draw:path draw:style-name="gr180" draw:text-style-name="P67" svg:width="0.0287in" svg:height="0.1232in" svg:x="1.7988in" svg:y="0in" svg:viewBox="0 0 74 314" svg:d="M74 311c0-1 0-1-6-7-39-40-50-99-50-147 0-55 13-109 51-148 5-5 5-5 5-5 0-3-2-4-4-4-3 0-31 22-50 62-16 34-20 69-20 95 0 24 4 62 21 98 19 39 46 59 49 59 2 0 4-1 4-3z"><text:p/></draw:path><draw:path draw:style-name="gr180" draw:text-style-name="P67" svg:width="0.0496in" svg:height="0.0815in" svg:x="1.8409in" svg:y="0.0106in" svg:viewBox="0 0 127 208" svg:d="M24 184c12-10 23-21 34-31 50-43 69-60 69-92 0-36-29-61-68-61-36 0-59 29-59 57 0 18 16 18 17 18 5 0 16-4 16-18 0-8-5-16-16-16-3 0-4 0-4 0 7-20 24-31 43-31 29 0 42 25 42 51 0 25-16 49-33 69-21 23-41 45-61 67-4 3-4 4-4 11 40 0 78 0 118 0 3-18 6-36 9-54-3 0-6 0-8 0-2 10-4 23-7 27-2 3-24 3-30 3-19 0-39 0-58 0z"><text:p/></draw:path><draw:path draw:style-name="gr180" draw:text-style-name="P67" svg:width="0.0126in" svg:height="0.0126in" svg:x="1.9079in" svg:y="0.0799in" svg:viewBox="0 0 33 33" svg:d="M33 17c0-10-8-17-17-17-10 0-16 7-16 17 0 9 6 16 16 16 9 0 17-7 17-16z"><text:p/></draw:path><draw:path draw:style-name="gr180" draw:text-style-name="P67" svg:width="0.0827in" svg:height="0.0291in" svg:x="1.9732in" svg:y="0.0472in" svg:viewBox="0 0 211 75" svg:d="M200 13c5 0 11 0 11-7 0-6-6-6-10-6-63 0-127 0-190 0-5 0-11 0-11 6 0 7 6 7 11 7 63 0 126 0 189 0zM201 75c4 0 10 0 10-7s-6-7-11-7c-63 0-126 0-189 0-5 0-11 0-11 7s6 7 11 7c63 0 127 0 190 0z"><text:p/></draw:path><draw:path draw:style-name="gr180" draw:text-style-name="P67" svg:width="0.0287in" svg:height="0.1232in" svg:x="2.0701in" svg:y="0in" svg:viewBox="0 0 74 314" svg:d="M74 157c0-24-4-62-21-98-20-38-47-59-49-59s-4 2-4 4l6 7c31 30 49 81 49 146 0 53-12 109-51 148-4 5-4 5-4 6 0 2 2 3 4 3s31-21 50-62c15-34 20-69 20-95z"><text:p/></draw:path><draw:path draw:style-name="gr180" draw:text-style-name="P67" svg:width="0.1043in" svg:height="0.0839in" svg:x="2.2406in" svg:y="0.0087in" svg:viewBox="0 0 266 214" svg:d="M227 33c2-13 9-22 34-23 2 0 5-1 5-6 0-1 0-4-4-4-10 0-22 1-32 1s-21-1-32-1c-2 0-5 0-5 6 0 4 2 4 5 4 18 0 22 6 22 13 0 1-1 6-1 7-12 46-25 93-36 140-24-55-46-110-70-165-2-5-2-5-10-5-15 0-28 0-43 0-6 0-9 0-9 6 0 4 3 4 9 4 2 0 22 0 22 3-15 55-28 112-42 168-4 12-9 22-35 23-1 0-5 1-5 6 0 3 2 4 4 4 10 0 21-1 32-1s22 1 32 1c2 0 6 0 6-7 0-2-3-3-7-3-18 0-20-7-20-14 0-2 0-3 1-7 14-55 28-110 42-165 1 2 1 2 3 5 26 61 52 123 78 184 3 6 4 7 6 7 4 0 4-1 6-7 14-57 29-115 44-174z"><text:p/></draw:path><draw:path draw:style-name="gr180" draw:text-style-name="P67" svg:width="0.0898in" svg:height="0.0835in" svg:x="2.3539in" svg:y="0.0087in" svg:viewBox="0 0 229 213" svg:d="M212 140c0-1 1-3 1-3 0-1 0-4-3-4s-4 2-4 4c-21 45-32 66-86 66-16 0-32 0-47 0-4 0-5 0-6 0-4 0-5-1-5-4 0-1 0-1 2-7 7-28 14-56 21-84 11 0 21 0 32 0 26 0 26 6 26 14 0 2 0 6-2 15-1 2-1 3-1 4 0 2 1 4 5 4 2 0 3-2 4-7 7-25 12-49 18-73 0-2-1-4-3-4-4 0-4 2-5 5-7 25-12 32-41 32-10 0-20 0-30 0 6-26 13-51 19-76 3-11 3-12 17-12 15 0 30 0 44 0 39 0 49 9 49 35 0 7 0 8-2 16 0 2 0 4 0 5s1 5 4 5 3-2 4-8c2-18 5-37 6-55 1-8 0-8-8-8-53 0-107 0-160 0-6 0-9 0-9 6 0 4 3 4 8 4 12 0 21 0 21 5 0 1 0 2-2 7-13 56-28 112-41 167-3 11-4 14-29 14-5 0-9 0-9 6 0 4 3 4 9 4 55 0 109 0 164 0 8 0 8 0 10-6 10-22 19-44 29-67z"><text:p/></draw:path><draw:path draw:style-name="gr180" draw:text-style-name="P67" svg:width="0.0827in" svg:height="0.0839in" svg:x="2.4555in" svg:y="0.0087in" svg:viewBox="0 0 211 214" svg:d="M210 7c0-1 1-3 1-4 0-3-2-3-9-3-44 0-89 0-133 0-8 0-8 0-10 6-6 19-11 38-18 57 0 2-1 3-1 4 2 1 0 4 5 4 3 0 3-3 4-4 11-36 28-57 78-57 17 0 34 0 51 0-59 65-118 131-177 196 0 1-1 4-1 5 0 3 2 3 8 3 46 0 92 0 138 0 7 0 7 0 10-7 7-22 14-45 21-68 1-2 2-3 2-5 0-1-2-3-4-3-3 0-3 1-6 7-13 43-29 65-83 65-18 0-36 0-54 0 60-65 118-130 178-196z"><text:p/></draw:path><draw:path draw:style-name="gr180" draw:text-style-name="P67" svg:width="0.0823in" svg:height="0.0291in" svg:x="2.6185in" svg:y="0.0472in" svg:viewBox="0 0 210 75" svg:d="M199 13c5 0 11 0 11-7 0-6-6-6-10-6-63 0-127 0-190 0-5 0-10 0-10 6 0 7 5 7 10 7 63 0 126 0 189 0zM200 75c4 0 10 0 10-7s-6-7-11-7c-63 0-126 0-189 0-5 0-10 0-10 7s5 7 10 7c63 0 127 0 190 0z"><text:p/></draw:path><draw:path draw:style-name="gr180" draw:text-style-name="P67" svg:width="0.1102in" svg:height="0.0677in" svg:x="2.6945in" svg:y="0.0283in" svg:viewBox="0 0 281 173" svg:d="M212 63c13 11 29 19 40 23-12 6-27 14-40 24-66 0-134 0-200 0-6 0-12 0-12 8 0 6 5 6 11 6 62 0 125 0 187 0-15 14-32 41-32 46 0 3 4 3 6 3 3 0 5 0 6-2 7-12 15-29 36-47 22-20 43-28 60-32 5-2 4-2 6-3 1-1 1-2 1-3s0-1 0-2h-1c-1 0-1 0-7-2-44-13-75-42-92-76-4-6-5-6-9-6-2 0-6 0-6 4 0 3 17 31 32 45-62 0-125 0-187 0-6 0-11-1-11 7 0 6 6 7 12 7 66 0 134 0 200 0z"><text:p/></draw:path><draw:path draw:style-name="gr180" draw:text-style-name="P67" svg:width="0.0476in" svg:height="0.0559in" svg:x="2.8866in" svg:y="0.0382in" svg:viewBox="0 0 122 143" svg:d="M112 20c-5 0-9 0-14 4-5 5-5 10-5 13 0 7 5 11 11 11 9 0 17-8 17-21 0-15-14-27-36-27-44 0-85 45-85 90 0 28 18 53 51 53 45 0 71-33 71-37 0-2-1-5-3-5s-2 1-4 4c-25 31-59 31-64 31-20 0-28-16-28-35 0-12 7-43 17-62 10-18 27-32 45-32 10 0 23 4 27 13z"><text:p/></draw:path><draw:path draw:style-name="gr180" draw:text-style-name="P67" svg:width="0.0528in" svg:height="0.0559in" svg:x="2.9402in" svg:y="0.0382in" svg:viewBox="0 0 135 143" svg:d="M135 53c0-32-22-53-50-53-43 0-85 45-85 90 0 30 21 53 50 53 43 0 85-43 85-90zM50 136c-13 0-27-10-27-35 0-15 8-49 18-65 17-24 35-29 44-29 18 0 27 15 27 34 0 12-7 45-18 66-11 18-29 29-44 29z"><text:p/></draw:path><draw:path draw:style-name="gr180" draw:text-style-name="P67" svg:width="0.0543in" svg:height="0.0559in" svg:x="2.9992in" svg:y="0.0382in" svg:viewBox="0 0 139 143" svg:d="M139 22c0-17-9-22-14-22-8 0-16 8-16 15 0 5 2 7 5 10 7 6 11 15 11 25 0 14-19 86-57 86-15 0-23-11-23-27 0-18 9-41 19-68 2-4 3-9 3-15 0-14-9-26-26-26-29 0-41 46-41 48 0 4 3 4 4 4 3 0 3-1 5-6 9-32 22-39 31-39 3 0 9 0 9 10 0 8-4 16-6 23-13 35-18 50-18 64 0 33 28 39 42 39 54 0 72-104 72-121z"><text:p/></draw:path><draw:path draw:style-name="gr180" draw:text-style-name="P67" svg:width="0.0287in" svg:height="0.1232in" svg:x="3.0724in" svg:y="0in" svg:viewBox="0 0 74 314" svg:d="M74 311c0-1 0-1-6-7-39-40-49-99-49-147 0-55 12-109 50-148 5-5 5-5 5-5 0-3-1-4-4-4s-31 22-49 62c-17 34-21 69-21 95 0 24 4 62 22 98 18 39 45 59 48 59s4-1 4-3z"><text:p/></draw:path><draw:path draw:style-name="gr180" draw:text-style-name="P67" svg:width="0.102in" svg:height="0.0839in" svg:x="3.1122in" svg:y="0.0087in" svg:viewBox="0 0 260 214" svg:d="M145 85c-9-21-18-42-27-63-1-2-1-2-2-3 0-2 5-8 19-9 4-1 6-1 6-6 0-4-3-4-4-4-13 0-27 1-40 1-8 0-28-1-36-1-2 0-5 0-5 6 0 4 3 4 7 4 19 0 21 3 23 10 13 29 26 58 38 88-22 23-44 46-66 70-2 2-3 3-5 3-15 17-31 22-46 23-4 1-7 1-7 6 0 1 0 4 4 4 9 0 19-1 29-1 12 0 25 1 36 1 2 0 6 0 6-7 0-2-3-3-4-3-3 0-13-1-13-10 0-5 5-10 9-13 10-11 21-23 32-34 10-10 19-21 29-31 11 25 20 50 31 74 2 4 2 4 2 5 0 3-6 8-18 9-4 1-6 1-6 6 0 4 2 4 4 4 9 0 31-1 40-1 8 0 27 1 35 1 3 0 6 0 6-7 0-3-3-3-5-3-22 0-23-1-28-14-12-28-33-77-41-96 22-22 55-60 65-69 9-7 22-14 41-15 3-1 6-1 6-6 0-1 0-4-4-4-9 0-19 1-29 1-12 0-25-1-35-1-2 0-7 0-7 6 0 2 2 3 4 4 3 0 13 1 13 9 0 4-4 9-6 12-17 17-34 35-51 54z"><text:p/></draw:path><draw:path draw:style-name="gr180" draw:text-style-name="P67" svg:width="0.026in" svg:height="0.0579in" svg:x="3.2161in" svg:y="0.0543in" svg:viewBox="0 0 67 148" svg:d="M61 8c0-4-3-8-9-8-5 0-12 5-12 13 0 3 3 8 9 8 7 0 12-7 12-13zM16 120c-1 3-2 6-2 9 0 11 9 19 21 19 23 0 32-30 32-33 0-4-2-3-3-4-4 0-4 2-5 5-5 17-15 26-23 26-5 0-5-3-5-7 0-6 0-10 3-15 2-6 5-11 7-18 2-5 10-25 11-27 0-2 1-5 1-8 0-10-9-18-21-18-22 0-32 30-32 34 0 2 3 2 4 2 3 0 3-1 4-3 5-19 15-27 23-27 4 0 6 2 6 8 0 5-1 8-7 22-5 12-9 24-14 35z"><text:p/></draw:path><draw:path draw:style-name="gr180" draw:text-style-name="P67" svg:width="0.0142in" svg:height="0.0366in" svg:x="3.2642in" svg:y="0.0799in" svg:viewBox="0 0 37 94" svg:d="M37 33c0-20-8-33-21-33-10 0-16 8-16 17 0 8 6 16 16 16 5 0 8-1 12-3 1-1 1-1 1-1 1 0 1 0 1 4 0 24-11 42-22 52-4 4-4 5-4 6s2 3 4 3c4 0 29-24 29-61z"><text:p/></draw:path><draw:path draw:style-name="gr180" draw:text-style-name="P67" svg:width="0.1024in" svg:height="0.0839in" svg:x="3.3122in" svg:y="0.0087in" svg:viewBox="0 0 261 214" svg:d="M145 85c-9-21-17-42-26-63-2-2-1-2-2-3 0-2 5-8 19-9 3-1 6-1 6-6 0-4-4-4-5-4-13 0-26 1-40 1-8 0-28-1-35-1-2 0-6 0-6 6 0 4 3 4 7 4 19 0 22 3 24 10 13 29 25 58 37 88-22 23-44 46-66 70-1 2-3 3-4 3-16 17-31 22-47 23-4 1-7 1-7 6 0 1 0 4 4 4 9 0 20-1 30-1 12 0 24 1 35 1 2 0 6 0 6-7 0-2-3-3-4-3-3 0-13-1-13-10 0-5 5-10 9-13 11-11 21-23 32-34 10-10 19-21 29-31 11 25 21 50 32 74 1 4 1 4 1 5 0 3-5 8-18 9-4 1-6 1-6 6 0 4 3 4 4 4 9 0 32-1 40-1s28 1 35 1c3 0 6 0 6-7 0-3-2-3-5-3-22 0-22-1-27-14-13-28-34-77-42-96 22-22 55-60 65-69 10-7 22-14 41-15 4-1 7-1 7-6 0-1 0-4-5-4-9 0-19 1-29 1-12 0-24-1-35-1-2 0-7 0-7 6 0 2 2 3 5 4 3 0 12 1 12 9 0 4-3 9-6 12-17 17-34 35-51 54z"><text:p/></draw:path><draw:path draw:style-name="gr180" draw:text-style-name="P67" svg:width="0.0378in" svg:height="0.0744in" svg:x="3.4118in" svg:y="0.0543in" svg:viewBox="0 0 97 190" svg:d="M97 8c0-4-3-8-9-8s-12 6-12 13c0 2 2 8 9 8 6 0 12-7 12-13zM50 157c-4 15-16 27-28 27-3 0-6-1-9-2 6-1 8-6 8-10 0-5-4-8-8-8-8 0-13 6-13 12 0 9 8 14 22 14 13 0 39-8 45-34 7-27 14-53 20-79 1-2 2-4 2-7 0-13-11-21-24-21-25 0-39 31-39 34 0 2 3 1 4 2 2 0 3 0 4-3 6-13 17-27 31-27 5 0 7 4 7 11 0 2-1 6-1 7-7 28-13 55-21 84z"><text:p/></draw:path><draw:path draw:style-name="gr180" draw:text-style-name="P67" svg:width="0.0283in" svg:height="0.1232in" svg:x="3.4717in" svg:y="0in" svg:viewBox="0 0 73 314" svg:d="M73 157c0-24-3-62-21-98-19-38-46-59-49-59-2 0-3 2-3 4l6 7c31 30 49 81 49 146 0 53-12 109-51 148-4 5-4 5-4 6 0 2 1 3 3 3 3 0 32-21 50-62 16-34 20-69 20-95z"><text:p/></draw:path><draw:path draw:style-name="gr180" draw:text-style-name="P67" svg:width="0.0827in" svg:height="0.0291in" svg:x="3.5543in" svg:y="0.0472in" svg:viewBox="0 0 211 75" svg:d="M200 13c4 0 11 0 11-7 0-6-7-6-11-6-63 0-127 0-190 0-5 0-10 0-10 6 0 7 5 7 11 7 63 0 126 0 189 0zM200 75c4 0 11 0 11-7s-7-7-11-7c-63 0-126 0-189 0-6 0-11 0-11 7s5 7 10 7c63 0 127 0 190 0z"><text:p/></draw:path><draw:path draw:style-name="gr180" draw:text-style-name="P67" svg:width="0.052in" svg:height="0.0846in" svg:x="3.6839in" svg:y="0.0106in" svg:viewBox="0 0 133 216" svg:d="M133 109c0-25-2-51-12-74-15-31-41-35-54-35-19 0-43 8-55 37-10 22-12 47-12 72 0 23 1 52 14 74 14 26 36 33 53 33s40-8 54-37c10-21 12-45 12-70zM67 208c-13 0-32-8-37-36-4-19-4-49-4-67 0-21 0-41 3-58 5-37 29-41 38-41s30 7 36 37c4 18 4 42 4 62 0 23 0 45-4 65-5 29-23 38-36 38z"><text:p/></draw:path><draw:path draw:style-name="gr180" draw:text-style-name="P67" svg:width="0.0283in" svg:height="0.1232in" svg:x="3.7535in" svg:y="0in" svg:viewBox="0 0 73 314" svg:d="M73 311c0-1 0-1-6-7-39-40-49-99-49-147 0-55 12-109 51-148 4-5 4-5 4-5 0-3-1-4-3-4-3 0-32 22-50 62-16 34-20 69-20 95 0 24 3 62 21 98 19 39 46 59 49 59 2 0 3-1 3-3z"><text:p/></draw:path><draw:path draw:style-name="gr180" draw:text-style-name="P67" svg:width="0.0512in" svg:height="0.0846in" svg:x="3.7945in" svg:y="0.0106in" svg:viewBox="0 0 131 216" svg:d="M78 99c26-9 45-31 45-56 0-26-28-43-58-43-33 0-56 19-56 42 0 11 6 17 16 17s16-7 16-16c0-16-15-16-19-16 9-15 30-20 41-20 13 0 31 7 31 36 0 4 0 22-9 36s-20 16-28 16c-3 0-10 1-13 1-2 0-4 1-4 4s2 3 8 3c4 0 9 0 13 0 26 0 38 22 38 52 0 43-22 52-36 52s-37-6-49-25c12 2 22-5 22-16 0-12-9-18-18-18-8 0-18 5-18 19 0 28 30 49 64 49 39 0 67-29 67-61 0-26-19-50-53-56z"><text:p/></draw:path><draw:path draw:style-name="gr180" draw:text-style-name="P67" svg:width="0.013in" svg:height="0.0126in" svg:x="3.8622in" svg:y="0.0799in" svg:viewBox="0 0 34 33" svg:d="M34 17c0-10-8-17-17-17s-17 7-17 17c0 9 8 16 17 16s17-7 17-16z"><text:p/></draw:path><draw:path draw:style-name="gr180" draw:text-style-name="P67" svg:width="0.0827in" svg:height="0.0291in" svg:x="3.928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283in" svg:height="0.1232in" svg:x="4.0248in" svg:y="0in" svg:viewBox="0 0 73 314" svg:d="M73 157c0-24-4-62-21-98-19-38-46-59-49-59-2 0-3 2-3 4l5 7c32 30 50 81 50 146 0 53-12 109-51 148-4 5-4 5-4 6 0 2 1 3 3 3 3 0 31-21 50-62 16-34 20-69 20-95z"><text:p/></draw:path><draw:path draw:style-name="gr180" draw:text-style-name="P67" svg:width="0.0827in" svg:height="0.0846in" svg:x="4.0732in" svg:y="0.0079in" svg:viewBox="0 0 211 216" svg:d="M211 12c0-10-1-12-12-12-63 0-125 0-188 0-10 0-11 1-11 12 0 64 0 129 0 193 0 10 1 11 12 11 62 0 125 0 187 0 11 0 12-1 12-11 0-64 0-129 0-193zM13 13c62 0 123 0 185 0 0 63 0 127 0 190-62 0-123 0-185 0 0-63 0-127 0-190z"><text:p/></draw:path></draw:g></draw:g></text:span><text:span text:style-name="T1"><text:s text:c="5"/></text:span><text:span text:style-name="T74"><text:s text:c="12"/></text:span><text:span text:style-name="T1"><draw:g text:anchor-type="as-char" svg:y="-0.0925in" draw:z-index="31" draw:name="Shape44" draw:style-name="gr178"><svg:title>TexMaths</svg:title><svg:desc>9§inline§P_{X|A} (x) = P(X=x|A); P_{X|Y} (x|y) = P(X=x|Y=y)§svg§600§FALSE§</svg:desc><draw:g draw:style-name="gr2"><draw:path draw:style-name="gr179" draw:text-style-name="P66" svg:width="2.9437in" svg:height="0.124in" svg:x="0.002in" svg:y="0.0067in" svg:viewBox="0 0 7478 316" svg:d="M0 0c2492 0 4985 0 7478 0 0 105 0 210 0 316-2493 0-4986 0-7478 0 0-106 0-211 0-316z"><text:p/></draw:path><draw:path draw:style-name="gr180" draw:text-style-name="P67" svg:width="0.0886in" svg:height="0.0839in" svg:x="0.0004in" svg:y="0.0079in" svg:viewBox="0 0 226 214" svg:d="M83 115c18 0 36 0 54 0 45 0 89-32 89-67 0-26-21-48-62-48-34 0-69 0-103 0-6 0-10 0-10 5 0 4 4 4 10 4 4 0 9 1 14 1 4 1 6 2 6 5 0 1 0 2-1 6-14 56-28 113-42 169-4 12-4 14-29 14-5 0-9 0-9 6 0 4 4 4 5 4 9 0 31-1 40-1 6 0 14 1 20 1 7 0 14 0 21 0 2 0 6 0 6-6 0-4-3-4-9-4-12 0-20 0-20-5 0-2 0-4 1-6 6-26 13-52 19-78zM106 22c3-12 4-13 17-13 10 0 21 0 31 0 26 0 42 9 42 31 0 12-6 39-18 51-16 13-35 16-49 16-15 0-30 0-44 0 7-29 14-57 21-85z"><text:p/></draw:path><draw:path draw:style-name="gr180" draw:text-style-name="P67" svg:width="0.0764in" svg:height="0.0591in" svg:x="0.0799in" svg:y="0.0563in" svg:viewBox="0 0 195 151" svg:d="M112 67c7-8 14-15 21-22 28-28 37-36 57-37 3-1 5-1 5-5 0-2-1-2-2-3-7 0-15 1-21 1s-21-1-26-1c-2 0-5 1-5 4 1 1 0 3 4 4 2 0 7 0 7 5 0 3-3 7-5 9s-30 29-38 37c-7-14-15-28-23-43 0-1 0-2 0-3s3-5 11-5c1 0 5-1 5-5-1-1 0-3-4-3-5 0-11 1-15 1-5 0-10 0-15 0-3 0-9 0-12 0-5-1-9-1-13-1-1 0-4 0-4 4s2 4 6 4c14 0 14 2 16 6 11 21 21 41 32 62-5 3-8 8-13 12-4 4-14 14-19 18-27 26-36 36-56 37-2 0-5 0-5 5 0 0 1 3 3 3 7 0 14-1 20-1 4 0 10 0 14 0s9 1 13 1c0 0 4 0 4-5 0-3-3-3-4-3-2-1-7-1-7-5s3-8 8-12c15-15 30-30 44-44 9 17 18 34 27 52 1 3 2 3 2 4s-4 4-11 5c-3 0-6 0-6 5 1 0 0 3 4 3 5 0 11-1 15-1 5 0 10 0 14 0s9 0 13 0c5 0 9 1 13 1 1 0 4 0 4-5 0-3-3-3-6-3-14 0-15-3-16-6-12-24-25-47-36-70z"><text:p/></draw:path><draw:path draw:style-name="gr180" draw:text-style-name="P67" svg:width="0.0039in" svg:height="0.0862in" svg:x="0.1768in" svg:y="0.0504in" svg:viewBox="0 0 11 220" svg:d="M11 9c0-4 0-9-6-9-5 0-5 5-5 9 0 67 0 135 0 202 0 4 0 9 5 9 6 0 6-5 6-9 0-67 0-135 0-202z"><text:p/></draw:path><draw:path draw:style-name="gr180" draw:text-style-name="P67" svg:width="0.0654in" svg:height="0.0618in" svg:x="0.1984in" svg:y="0.0535in" svg:viewBox="0 0 167 158" svg:d="M32 131c-7 12-14 18-27 19-2 0-5 0-5 5 0 2 2 3 3 3 6 0 13-1 19-1 7 0 16 1 23 1 1 0 5 0 5-5 0-3-4-3-5-3-2-1-9-1-9-7 0-3 2-6 3-8 6-9 11-18 18-27 20 0 42 0 63 0 2 12 3 23 5 36-1 3-2 6-15 6-3 0-6 0-6 5 0 1 1 3 4 3 6 0 22-1 28-1 4 0 10 0 13 0 4 0 9 1 13 1 3 0 5-1 5-5 0-3-3-3-7-3-12 0-13-2-13-7-7-46-14-91-20-137-1-4-1-6-5-6-5 0-6 3-8 5-27 43-55 84-82 126zM62 100c15-24 31-49 46-73 4 24 7 49 11 73-19 0-38 0-57 0z"><text:p/></draw:path><draw:path draw:style-name="gr180" draw:text-style-name="P67" svg:width="0.0287in" svg:height="0.1236in" svg:x="0.287in" svg:y="0in" svg:viewBox="0 0 74 315" svg:d="M74 311c0-1 0-1-6-6-39-40-49-100-49-148 0-54 12-109 50-149 5-4 5-4 5-4 0-3-1-4-4-4-2 0-31 22-49 61-16 35-21 70-21 96 0 25 4 62 22 98 19 39 46 60 48 60 3 0 4-1 4-4z"><text:p/></draw:path><draw:path draw:style-name="gr180" draw:text-style-name="P67" svg:width="0.0618in" svg:height="0.0559in" svg:x="0.3264in" svg:y="0.0386in" svg:viewBox="0 0 158 143" svg:d="M97 44c2-8 9-37 31-37 2 0 10 0 16 4-9 2-15 10-15 17 0 5 3 12 11 12s18-7 18-19c0-17-18-21-29-21-19 0-30 17-34 24-8-20-25-24-34-24-33 0-51 40-51 49 0 3 4 3 4 3 2 0 3-1 4-3 11-34 32-42 42-42 7 0 17 3 17 21 0 10-5 31-17 75-4 20-16 33-29 33-2 0-9 0-17-4 9-2 16-8 16-17s-7-11-12-11c-10 0-18 8-18 18 0 15 16 21 30 21 21 0 32-22 33-24 5 11 15 24 34 24 34 0 52-40 52-49 0-2-4-2-5-2-3 0-4 1-4 2-10 35-32 42-42 42-12 0-17-10-17-21 0-7 2-13 5-28 4-14 8-29 11-43z"><text:p/></draw:path><draw:path draw:style-name="gr180" draw:text-style-name="P67" svg:width="0.0287in" svg:height="0.1236in" svg:x="0.4012in" svg:y="0in" svg:viewBox="0 0 74 315" svg:d="M74 157c0-24-4-62-22-98-19-38-46-59-48-59s-4 1-4 4l6 7c31 30 49 81 49 146 0 53-12 109-50 149-5 4-5 4-5 5 0 3 2 4 4 4s31-22 50-61c15-35 20-70 20-97z"><text:p/></draw:path><draw:path draw:style-name="gr180" draw:text-style-name="P67" svg:width="0.0827in" svg:height="0.0291in" svg:x="0.4843in" svg:y="0.0476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886in" svg:height="0.0839in" svg:x="0.6134in" svg:y="0.0079in" svg:viewBox="0 0 226 214" svg:d="M84 115c18 0 36 0 54 0 44 0 88-32 88-67 0-26-21-48-62-48-34 0-69 0-103 0-5 0-9 0-9 5 0 4 3 4 9 4 4 0 10 1 14 1 5 1 7 2 7 5 0 1-1 2-2 6-14 56-28 113-42 169-3 12-4 14-29 14-5 0-9 0-9 6 0 4 5 4 5 4 9 0 31-1 40-1 7 0 14 1 21 1s13 0 20 0c2 0 7 0 7-6 0-4-3-4-9-4-12 0-21 0-21-5 0-2 1-4 1-6 6-26 13-52 20-78zM106 22c3-12 4-13 17-13 10 0 21 0 31 0 26 0 43 9 43 31 0 12-6 39-19 51-16 13-35 16-48 16-16 0-30 0-45 0 7-29 14-57 21-85z"><text:p/></draw:path><draw:path draw:style-name="gr180" draw:text-style-name="P67" svg:width="0.0283in" svg:height="0.1236in" svg:x="0.7185in" svg:y="0in" svg:viewBox="0 0 73 315" svg:d="M73 311c0-1 0-1-5-6-40-40-50-100-50-148 0-54 12-109 51-149 4-4 4-4 4-4 0-3-1-4-3-4-3 0-32 22-50 61-16 35-20 70-20 96 0 25 3 62 21 98 19 39 46 60 49 60 2 0 3-1 3-4z"><text:p/></draw:path><draw:path draw:style-name="gr180" draw:text-style-name="P67" svg:width="0.1024in" svg:height="0.0839in" svg:x="0.7579in" svg:y="0.0079in" svg:viewBox="0 0 261 214" svg:d="M145 85c-9-21-18-42-27-63-1-2-1-2-1-3 0-3 5-8 18-10 4 0 6 0 6-5 0-4-3-4-4-4-13 0-26 1-40 1-8 0-28-1-36-1-2 0-5 0-5 6 0 3 3 3 7 3 19 0 21 4 24 11 13 29 25 58 37 88-22 23-44 47-66 70-2 2-3 3-5 4-15 17-30 21-46 22-4 1-7 1-7 6 0 1 0 4 5 4 9 0 19-1 29-1 12 0 24 1 35 1 2 0 6 0 6-6 0-3-3-4-4-4-3 0-12-1-12-10 0-4 4-10 8-13 10-11 21-23 32-33 10-11 19-22 29-32 11 25 21 50 31 75 2 3 2 3 2 4 0 3-5 8-18 9-3 1-6 1-6 6 0 4 3 4 4 4 9 0 31-1 40-1 8 0 28 1 35 1 3 0 6 0 6-5s-2-5-5-5c-22 0-23-1-28-13-12-29-33-78-40-97 21-22 54-60 64-69 9-7 22-15 41-16 3 0 7 0 7-6-2-1 0-3-4-3-10 0-20 1-30 1-12 0-24-1-35-1-2 0-7 0-7 6 0 2 2 3 4 3 4 1 14 1 14 10 0 4-4 9-7 12-17 18-34 36-51 54z"><text:p/></draw:path><draw:path draw:style-name="gr180" draw:text-style-name="P67" svg:width="0.0827in" svg:height="0.0291in" svg:x="0.9087in" svg:y="0.0476in" svg:viewBox="0 0 211 75" svg:d="M200 13c5 0 11 0 11-7 0-6-6-6-10-6-63 0-127 0-190 0-5 0-11 0-11 6 0 7 6 7 11 7 63 0 126 0 189 0zM201 75c4 0 10 0 10-7 0-6-6-6-11-6-63 0-126 0-189 0-5 0-11 0-11 6 0 7 6 7 11 7 63 0 127 0 190 0z"><text:p/></draw:path><draw:path draw:style-name="gr180" draw:text-style-name="P67" svg:width="0.0618in" svg:height="0.0559in" svg:x="1.037in" svg:y="0.0386in" svg:viewBox="0 0 158 143" svg:d="M96 44c2-8 9-37 32-37 2 0 9 0 16 4-9 2-15 10-15 17 0 5 3 12 11 12s18-7 18-19c0-17-19-21-30-21-18 0-29 17-33 24-8-20-25-24-35-24-32 0-50 40-50 49 0 3 3 3 4 3 2 0 3-1 4-3 11-34 32-42 42-42 6 0 17 3 17 21 0 10-5 31-17 75-5 20-16 33-30 33-2 0-9 0-16-4 9-2 15-8 15-17s-6-11-12-11c-9 0-17 8-17 18 0 15 16 21 30 21 20 0 32-22 33-24 4 11 15 24 34 24 33 0 51-40 51-49 0-2-3-2-4-2-3 0-4 1-4 2-10 35-32 42-42 42-12 0-18-10-18-21 0-7 2-13 6-28 3-14 7-29 10-43z"><text:p/></draw:path><draw:path draw:style-name="gr180" draw:text-style-name="P67" svg:width="0.0051in" svg:height="0.1236in" svg:x="1.1193in" svg:y="0in" svg:viewBox="0 0 14 315" svg:d="M14 12c0-7 0-12-8-12-6 0-6 5-6 12 0 97 0 194 0 291 0 6 0 12 6 12 8 0 8-6 8-12 0-97 0-194 0-291z"><text:p/></draw:path><draw:path draw:style-name="gr180" draw:text-style-name="P67" svg:width="0.085in" svg:height="0.0882in" svg:x="1.1437in" svg:y="0.0043in" svg:viewBox="0 0 217 225" svg:d="M45 189c-13 21-25 25-39 26-3 1-6 1-6 6 0 2 1 4 4 4 9 0 18-1 27-1 10 0 21 1 31 1 3 0 6 0 6-6 0-3-2-4-4-4-8 0-15-3-15-11 0-3 1-7 4-11 8-14 16-27 24-40 27 0 54 0 80 0 1 7 4 48 4 52 0 9-16 10-22 10-5 0-8 0-8 6 0 4 4 4 5 4 13 0 26-1 40-1 7 0 27 1 35 1 1 0 6 0 6-6 0-4-4-4-7-4-20 0-20-2-21-11-6-65-13-131-20-197 0-6 0-7-5-7-6 0-6 2-9 5-37 62-73 123-110 184zM83 143c21-35 42-70 63-104 3 34 6 69 10 104-25 0-49 0-73 0z"><text:p/></draw:path><draw:path draw:style-name="gr180" draw:text-style-name="P67" svg:width="0.0283in" svg:height="0.1236in" svg:x="1.2398in" svg:y="0in" svg:viewBox="0 0 73 315" svg:d="M73 157c0-24-3-62-21-98-19-38-46-59-49-59-2 0-3 1-3 4l6 7c31 30 49 81 49 146 0 53-12 109-51 149-4 4-4 4-4 5 0 3 1 4 3 4 3 0 32-22 50-61 16-35 20-70 20-97z"><text:p/></draw:path><draw:path draw:style-name="gr180" draw:text-style-name="P67" svg:width="0.013in" svg:height="0.0768in" svg:x="1.2917in" svg:y="0.0398in" svg:viewBox="0 0 34 196" svg:d="M33 17c0-10-8-17-17-17-10 0-16 7-16 17 0 9 6 16 16 16 9 0 17-7 17-16zM27 132c0 9 0 34-20 57-2 2-2 3-2 4 0 2 1 3 3 3 4 0 26-24 26-61 0-9-1-32-18-32-11 0-16 8-16 17 0 8 5 16 16 16 2 0 2 0 3 0 3 0 5-1 8-4z"><text:p/></draw:path><draw:path draw:style-name="gr180" draw:text-style-name="P67" svg:width="0.0886in" svg:height="0.0839in" svg:x="1.3413in" svg:y="0.0079in" svg:viewBox="0 0 226 214" svg:d="M83 115c18 0 36 0 54 0 45 0 89-32 89-67 0-26-22-48-63-48-34 0-68 0-102 0-6 0-10 0-10 5 0 4 3 4 9 4 5 0 10 1 14 1 5 1 7 2 7 5 0 1 0 2-1 6-14 56-28 113-42 169-4 12-5 14-29 14-5 0-9 0-9 6 0 4 4 4 5 4 9 0 31-1 40-1 6 0 14 1 20 1 7 0 14 0 21 0 1 0 6 0 6-6 0-4-3-4-9-4-12 0-21 0-21-5 0-2 1-4 1-6 6-26 14-52 20-78zM105 22c4-12 4-13 17-13 10 0 21 0 31 0 26 0 43 9 43 31 0 12-6 39-19 51-15 13-34 16-48 16-15 0-30 0-44 0 7-29 13-57 20-85z"><text:p/></draw:path><draw:path draw:style-name="gr180" draw:text-style-name="P67" svg:width="0.0764in" svg:height="0.0591in" svg:x="1.4209in" svg:y="0.0563in" svg:viewBox="0 0 195 151" svg:d="M112 67c7-8 13-15 20-22 29-28 38-36 58-37 3-1 5-1 5-5 0-2-2-3-3-3-7 0-14 1-21 1-5 0-20-1-25-1-2 0-5 1-5 4 1 1 0 3 3 4 3 0 8 0 8 5 0 3-3 7-5 9s-31 29-39 37c-7-14-14-28-22-43 0-1-1-2-1-3s4-5 11-5c2 0 6-1 6-5-2-1-1-3-5-3s-10 1-14 1c-5 0-10 0-15 0-3 0-9 0-13 0-4-1-8-1-12-1-1 0-4 0-4 4s2 4 6 4c13 0 14 2 16 6 10 21 21 41 31 62-4 3-8 8-12 12s-15 14-19 18c-27 26-36 36-56 37-3 0-5 0-5 5 0 0 0 3 3 3 6 0 14-1 20-1 4 0 9 0 13 0 5 0 9 1 13 1 1 0 5 0 5-5 0-3-3-3-4-3-2-1-7-1-7-5s3-8 7-12c16-15 30-30 45-44 9 17 18 34 27 52 1 3 1 3 1 4s-3 4-11 5c-2 0-5 0-5 5 1 0 0 3 4 3s10-1 15-1 9 0 14 0c4 0 9 0 13 0s8 1 12 1c2 0 5 0 5-5 0-3-3-3-7-3-13 0-14-3-15-6-12-24-25-47-36-70z"><text:p/></draw:path><draw:path draw:style-name="gr180" draw:text-style-name="P67" svg:width="0.0039in" svg:height="0.0862in" svg:x="1.5169in" svg:y="0.0504in" svg:viewBox="0 0 11 220" svg:d="M11 9c0-4 0-9-6-9-5 0-5 5-5 9 0 67 0 135 0 202 0 4 0 9 5 9 6 0 6-5 6-9 0-67 0-135 0-202z"><text:p/></draw:path><draw:path draw:style-name="gr180" draw:text-style-name="P67" svg:width="0.0689in" svg:height="0.0591in" svg:x="1.539in" svg:y="0.0563in" svg:viewBox="0 0 176 151" svg:d="M137 26c4-4 9-8 13-12 9-6 17-6 21-6 2-1 5-1 5-5 0-1-1-3-3-3-6 0-13 1-18 1-7 0-16-1-24-1 0 0-4 0-4 4 0 3 4 4 4 4 7 0 7 3 7 4 0 2-2 3-3 6-2 2-3 4-4 4-18 19-36 38-55 58-10-22-19-43-29-65-2-2-1-2-2-3 0-4 11-4 12-4 2 0 5 0 5-5-1-1 0-3-3-3-7 0-23 1-29 1-7 0-20-1-25-1-2 0-5 1-5 4 0 4 3 4 5 4 14 0 15 2 17 6 11 26 22 51 34 76-4 13-6 27-10 40-3 12-3 12-21 13-3 0-6 0-6 5 0 1 2 3 4 3 4 0 9-1 13-1 5 0 11 0 14 0 5 0 10 0 15 0 4 0 11 1 15 1 1 0 5 0 5-5 0-3-3-3-8-3-3 0-4 0-9-1-3 0-4-1-4-3 0-1 3-11 4-18 2-7 7-26 7-27 1-3 1-3 3-6 20-21 39-41 59-62z"><text:p/></draw:path><draw:path draw:style-name="gr180" draw:text-style-name="P67" svg:width="0.0287in" svg:height="0.1236in" svg:x="1.6323in" svg:y="0in" svg:viewBox="0 0 74 315" svg:d="M74 311c0-1 0-1-6-6-39-40-49-100-49-148 0-54 12-109 50-149 5-4 5-4 5-4 0-3-1-4-4-4-2 0-31 22-49 61-16 35-21 70-21 96 0 25 4 62 22 98 19 39 46 60 48 60 3 0 4-1 4-4z"><text:p/></draw:path><draw:path draw:style-name="gr180" draw:text-style-name="P67" svg:width="0.0618in" svg:height="0.0559in" svg:x="1.6724in" svg:y="0.0386in" svg:viewBox="0 0 158 143" svg:d="M96 44c2-8 9-37 31-37 2 0 10 0 16 4-9 2-15 10-15 17 0 5 3 12 12 12 7 0 18-7 18-19 0-17-19-21-30-21-19 0-30 17-33 24-9-20-26-24-35-24-33 0-51 40-51 49 0 3 4 3 5 3s2-1 3-3c11-34 32-42 42-42 7 0 18 3 18 21 0 10-6 31-18 75-4 20-16 33-29 33-2 0-9 0-16-4 8-2 15-8 15-17s-7-11-12-11c-10 0-17 8-17 18 0 15 15 21 30 21 20 0 31-22 32-24 5 11 15 24 34 24 34 0 52-40 52-49 0-2-4-2-5-2-3 0-3 1-3 2-11 35-33 42-43 42-12 0-17-10-17-21 0-7 2-13 6-28 3-14 7-29 10-43z"><text:p/></draw:path><draw:path draw:style-name="gr180" draw:text-style-name="P67" svg:width="0.0047in" svg:height="0.1236in" svg:x="1.7547in" svg:y="0in" svg:viewBox="0 0 13 315" svg:d="M13 12c0-7 0-12-7-12-6 0-6 5-6 12 0 97 0 194 0 291 0 6 0 12 6 12 7 0 7-6 7-12 0-97 0-194 0-291z"><text:p/></draw:path><draw:path draw:style-name="gr180" draw:text-style-name="P67" svg:width="0.0571in" svg:height="0.0795in" svg:x="1.778in" svg:y="0.0386in" svg:viewBox="0 0 146 203" svg:d="M145 20c1-5 1-6 1-8 0-6-5-8-9-8s-8 1-11 6c-1 2-4 12-4 17-3 8-5 17-7 25-4 19-10 38-14 58-2 4-15 26-36 26-16 0-20-14-20-25 0-15 5-35 16-62 6-13 7-17 7-23 0-14-10-26-27-26-29 0-41 46-41 49s3 2 4 3c3 0 3-1 5-6 8-30 21-39 32-39 2 0 8 0 8 10 0 8-3 16-6 23-12 33-18 51-18 65 0 29 20 38 39 38 12 0 22-5 31-14-3 17-8 32-20 47-8 11-20 20-34 20-5 0-19-1-25-12 6 0 9 0 14-5 3-3 6-5 6-12 0-10-8-10-12-10-7 0-18 4-18 19 0 16 15 27 35 27 32 0 64-28 73-63 10-40 21-81 31-120z"><text:p/></draw:path><draw:path draw:style-name="gr180" draw:text-style-name="P67" svg:width="0.0283in" svg:height="0.1236in" svg:x="1.8469in" svg:y="0in" svg:viewBox="0 0 73 315" svg:d="M73 157c0-24-4-62-21-98-19-38-46-59-49-59-2 0-3 1-3 4l5 7c32 30 50 81 50 146 0 53-12 109-51 149-4 4-4 4-4 5 0 3 1 4 3 4 3 0 31-22 50-61 16-35 20-70 20-97z"><text:p/></draw:path><draw:path draw:style-name="gr180" draw:text-style-name="P67" svg:width="0.0823in" svg:height="0.0291in" svg:x="1.9299in" svg:y="0.0476in" svg:viewBox="0 0 210 75" svg:d="M199 13c5 0 11 0 11-7 0-6-6-6-10-6-63 0-127 0-190 0-5 0-10 0-10 6 0 7 5 7 11 7 63 0 125 0 188 0zM200 75c4 0 10 0 10-7 0-6-6-6-11-6-63 0-125 0-188 0-6 0-11 0-11 6 0 7 5 7 10 7 63 0 127 0 190 0z"><text:p/></draw:path><draw:path draw:style-name="gr180" draw:text-style-name="P67" svg:width="0.0886in" svg:height="0.0839in" svg:x="2.0594in" svg:y="0.0079in" svg:viewBox="0 0 226 214" svg:d="M83 115c18 0 36 0 54 0 45 0 89-32 89-67 0-26-21-48-62-48-34 0-69 0-103 0-6 0-10 0-10 5 0 4 3 4 9 4 5 0 10 1 15 1 4 1 6 2 6 5 0 1 0 2-1 6-14 56-28 113-42 169-4 12-4 14-29 14-5 0-9 0-9 6 0 4 4 4 5 4 9 0 31-1 40-1 6 0 14 1 20 1 7 0 14 0 21 0 2 0 6 0 6-6 0-4-3-4-9-4-12 0-20 0-20-5 0-2 0-4 1-6 6-26 13-52 19-78zM106 22c3-12 4-13 17-13 10 0 20 0 30 0 27 0 43 9 43 31 0 12-6 39-18 51-16 13-35 16-49 16-15 0-30 0-44 0 7-29 14-57 21-85z"><text:p/></draw:path><draw:path draw:style-name="gr180" draw:text-style-name="P67" svg:width="0.0287in" svg:height="0.1236in" svg:x="2.1638in" svg:y="0in" svg:viewBox="0 0 74 315" svg:d="M74 311c0-1 0-1-6-6-39-40-49-100-49-148 0-54 12-109 50-149 5-4 5-4 5-4 0-3-2-4-4-4s-31 22-50 61c-16 35-20 70-20 96 0 25 4 62 21 98 19 39 47 60 49 60s4-1 4-4z"><text:p/></draw:path><draw:path draw:style-name="gr180" draw:text-style-name="P67" svg:width="0.102in" svg:height="0.0839in" svg:x="2.2035in" svg:y="0.0079in" svg:viewBox="0 0 260 214" svg:d="M144 85c-9-21-17-42-26-63-1-2-1-2-2-3 0-3 6-8 19-10 3 0 6 0 6-5 0-4-3-4-4-4-14 0-27 1-41 1-7 0-27-1-35-1-2 0-5 0-5 6 0 3 3 3 7 3 19 0 21 4 23 11 13 29 26 58 38 88-22 23-44 47-66 70-2 2-3 3-5 4-15 17-30 21-47 22-3 1-6 1-6 6 0 1 0 4 4 4 10 0 19-1 29-1 12 0 25 1 36 1 2 0 6 0 6-6 0-3-3-2-4-4-3 0-12-1-12-10 0-4 4-10 8-13 10-11 21-23 32-33 10-11 19-22 29-32 11 25 21 50 31 75 1 3 2 3 2 4 0 3-6 8-19 9-2 1-6 1-6 6 0 4 4 4 5 4 8 0 31-1 40-1 8 0 27 1 35 1 2 0 6 0 6-5s-3-5-6-5c-21 0-22-1-27-13-13-29-33-78-40-97 21-22 54-60 64-69 9-7 21-15 40-16 4 0 7 0 7-6-1-1 0-3-3-3-10 0-21 1-30 1-12 0-24-1-35-1-3 0-7 0-7 6 0 2 2 3 4 3 3 1 13 1 13 10 0 4-4 9-7 12-17 18-34 36-51 54z"><text:p/></draw:path><draw:path draw:style-name="gr180" draw:text-style-name="P67" svg:width="0.0827in" svg:height="0.0291in" svg:x="2.3543in" svg:y="0.0476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618in" svg:height="0.0559in" svg:x="2.4827in" svg:y="0.0386in" svg:viewBox="0 0 158 143" svg:d="M96 44c2-8 9-37 32-37 1 0 9 0 15 4-9 2-15 10-15 17 0 5 3 12 12 12 7 0 18-7 18-19 0-17-19-21-30-21-19 0-30 17-33 24-9-20-26-24-35-24-33 0-51 40-51 49 0 3 4 3 5 3s3-1 3-3c11-34 32-42 42-42 7 0 18 3 18 21 0 10-6 31-18 75-4 20-16 33-29 33-2 0-9 0-16-4 8-2 15-8 15-17s-7-11-12-11c-10 0-17 8-17 18 0 15 15 21 30 21 20 0 31-22 32-24 5 11 15 24 34 24 34 0 52-40 52-49 0-2-3-2-5-2-3 0-3 1-3 2-11 35-33 42-43 42-12 0-17-10-17-21 0-7 2-13 6-28 3-14 7-29 10-43z"><text:p/></draw:path><draw:path draw:style-name="gr180" draw:text-style-name="P67" svg:width="0.0047in" svg:height="0.1236in" svg:x="2.565in" svg:y="0in" svg:viewBox="0 0 13 315" svg:d="M13 12c0-7 0-12-7-12-6 0-6 5-6 12 0 97 0 194 0 291 0 6 0 12 6 12 7 0 7-6 7-12 0-97 0-194 0-291z"><text:p/></draw:path><draw:path draw:style-name="gr180" draw:text-style-name="P67" svg:width="0.0902in" svg:height="0.0839in" svg:x="2.589in" svg:y="0.0079in" svg:viewBox="0 0 230 214" svg:d="M178 36c2-2 3-3 5-5 9-9 20-20 41-22 3 0 6 0 6-5 0-3-1-4-4-4-8 0-17 1-26 1-10 0-22-1-32-1-1 0-6 0-6 5 0 4 4 4 5 4 2 0 11 1 11 7s-7 15-8 15c-24 28-49 56-74 85-11-31-22-62-34-94-2-4-1-3-2-5 0-8 16-8 18-8 5 0 8 0 8-6 0-3-3-3-5-3-8 0-31 1-40 1-8 0-27-1-35-1-1 0-6 0-6 6 0 3 4 3 7 3 19 0 21 4 24 11 12 35 26 69 38 104 0 1 2 5 2 6 0 0-13 50-14 56-5 17-5 18-30 18-6 0-9 0-9 6 0 4 4 4 5 4 9 0 30-1 39-1 8 0 33 1 41 1 2 0 6 0 6-6 0-4-3-4-9-4-1 0-6 0-12 0-7-1-9-2-9-5 0-2 4-14 5-20 3-14 8-30 11-44 1-5 2-6 4-9 26-31 53-60 79-90z"><text:p/></draw:path><draw:path draw:style-name="gr180" draw:text-style-name="P67" svg:width="0.0827in" svg:height="0.0291in" svg:x="2.726in" svg:y="0.0476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571in" svg:height="0.0795in" svg:x="2.8543in" svg:y="0.0386in" svg:viewBox="0 0 146 203" svg:d="M144 20c2-5 2-6 2-8 0-6-5-8-9-8s-9 1-12 6c0 2-3 12-4 17-2 8-5 17-7 25-4 19-10 38-14 58-1 4-14 26-35 26-16 0-20-14-20-25 0-15 5-35 16-62 6-13 7-17 7-23 0-14-10-26-27-26-29 0-41 46-41 49s3 3 4 3c2 0 3-1 5-6 8-30 21-39 32-39 2 0 8 0 8 10 0 8-4 16-6 23-12 33-19 51-19 65 0 29 21 38 39 38 13 0 23-5 32-14-4 17-8 32-20 47-8 11-20 20-35 20-5 0-18-1-24-12 5 0 9 0 14-5 2-3 6-5 6-12 0-10-9-10-12-10-7 0-18 4-18 19 0 16 15 27 34 27 33 0 65-28 74-63 10-40 20-81 30-120z"><text:p/></draw:path><draw:path draw:style-name="gr180" draw:text-style-name="P67" svg:width="0.0287in" svg:height="0.1236in" svg:x="2.9232in" svg:y="0in" svg:viewBox="0 0 74 315" svg:d="M74 157c0-24-4-62-21-98-19-38-47-59-49-59s-4 1-4 4l6 7c32 30 50 81 50 146 0 53-12 109-51 149-5 4-5 4-5 5 0 3 2 4 4 4s31-22 50-61c16-35 20-70 20-97z"><text:p/></draw:path></draw:g></draw:g></text:span></text:p>
      <text:p text:style-name="P29">Df. <text:span text:style-name="T1">Obecná n.v. </text:span><text:span text:style-name="T1"><draw:g text:anchor-type="as-char" svg:y="-0.0929in" draw:z-index="32" draw:name="Shape45" draw:style-name="gr178"><svg:title>TexMaths</svg:title><svg:desc>9§inline§X: \Omega \to \mathbb{R}; \forall x \in \mathbb{R}: {\omega \in \Omega: X(\omega) \leq x} \in \mathcal{F}§svg§600§FALSE§</svg:desc><draw:g draw:style-name="gr2"><draw:path draw:style-name="gr179" draw:text-style-name="P66" svg:width="2.3307in" svg:height="0.1102in" svg:x="0.0035in" svg:y="0.0063in" svg:viewBox="0 0 5921 281" svg:d="M0 0c1974 0 3947 0 5921 0 0 93 0 188 0 281-1974 0-3947 0-5921 0 0-93 0-188 0-281z"><text:p/></draw:path><draw:path draw:style-name="gr180" draw:text-style-name="P67" svg:width="0.1024in" svg:height="0.0843in" svg:x="0.0004in" svg:y="0.0079in" svg:viewBox="0 0 261 215" svg:d="M145 86c-9-21-17-42-26-63-1-2-2-3-2-4 0-2 5-7 19-9 3 0 6 0 6-6 0-4-3-4-4-4-14 0-27 1-41 1-7 0-27-1-35-1-2 0-5 0-5 6 0 4 2 4 7 4 19 0 21 3 23 10 13 29 26 58 38 88-22 23-45 48-67 71-1 1-3 2-4 3-15 17-31 22-47 23-3 0-7 0-7 6 2 2 0 4 5 4 9 0 19-2 29-2 12 0 25 2 35 2 3 0 7 0 7-7 0-3-3-2-4-3-4-1-13-1-13-10 0-5 5-10 9-14 10-11 21-23 32-34 9-10 19-20 28-30 11 25 21 49 32 74 1 3 1 3 2 4 0 3-6 8-19 10-3 0-6 0-6 5s3 5 5 5c8 0 31-2 40-2 8 0 27 2 35 2 2 0 6 0 6-6 0-4-3-4-6-4-21-1-22-2-27-14-13-29-33-78-41-97 22-21 54-59 65-68 9-7 21-15 40-16 4 0 7 0 7-6-2-1 0-4-4-4-9 0-20 1-30 1-12 0-24-1-35-1-2 0-6 0-6 6 0 3 2 4 4 4 3 1 13 1 13 10 0 4-4 9-7 11-17 18-34 36-51 55z"><text:p/></draw:path><draw:path draw:style-name="gr180" draw:text-style-name="P67" svg:width="0.0126in" svg:height="0.0531in" svg:x="0.1559in" svg:y="0.0402in" svg:viewBox="0 0 33 136" svg:d="M33 16c0-9-8-16-17-16s-16 7-16 16 7 17 16 17 17-8 17-17zM33 119c0-9-8-17-17-17s-16 8-16 17 7 17 16 17 17-8 17-17z"><text:p/></draw:path><draw:path draw:style-name="gr180" draw:text-style-name="P67" svg:width="0.0783in" svg:height="0.0866in" svg:x="0.2197in" svg:y="0.0055in" svg:viewBox="0 0 200 221" svg:d="M200 170c-3 0-5 0-7 0-2 8-4 15-7 22-1 6-2 8-20 8-8 0-17 0-26 0 5-18 14-33 28-53 16-22 28-44 28-68 0-44-42-79-96-79s-96 36-96 79c0 24 13 46 28 68 14 20 24 35 27 53-8 0-17 0-25 0-18 0-19-2-20-7-3-7-5-15-6-23-3 0-5 0-8 0 4 17 7 34 11 51 17 0 33 0 50 0 7 0 8 0 8-7 0-22-10-49-17-69-7-18-16-43-16-67 0-50 35-72 64-72 31 0 64 24 64 72 0 24-9 48-18 74-5 12-15 40-15 62 0 7 1 7 9 7 17 0 33 0 50 0 4-17 6-34 10-51z"><text:p/></draw:path><draw:path draw:style-name="gr180" draw:text-style-name="P67" svg:width="0.1102in" svg:height="0.0638in" svg:x="0.3453in" svg:y="0.0303in" svg:viewBox="0 0 281 163" svg:d="M247 88c-17 14-26 26-29 31-15 21-11 27-16 40 0 4 3 4 6 4 5 0 5 0 6-6 8-30 26-56 62-71 4-1 5-2 5-4s-2-4-3-4c-13-5-52-20-64-74-1-3-1-4-6-4-3 0-6 0-6 4 0 0 2 20 16 41 6 10 15 21 29 31-79 0-157 0-235 0-6 0-12 0-12 6s6 6 12 6c78 0 156 0 235 0z"><text:p/></draw:path><draw:path draw:style-name="gr180" draw:text-style-name="P67" svg:width="0.0854in" svg:height="0.0843in" svg:x="0.4996in" svg:y="0.0079in" svg:viewBox="0 0 218 215" svg:d="M80 117c4 0 8 0 12 0 15 24 31 48 47 72 3 4 10 17 14 21 3 5 4 5 11 5 14 0 29 0 43 0 6 0 11 0 11-6 0-3-2-5-5-6-11-3-28-23-35-33-2-3-18-23-39-57 28-5 55-17 55-55 0-43-46-58-83-58-34 0-67 0-100 0-6 0-11 0-11 5 0 6 6 6 9 6 18 0 20 2 20 18 0 52 0 104 0 156 0 16-2 18-20 18-3 0-9 0-9 6s5 6 11 6c29 0 58 0 87 0 6 0 10 0 10-6s-5-6-9-6c-18 0-19-3-19-18 0-22 0-46 0-68zM141 101c9-11 10-28 10-42 0-15-2-32-12-45 13 3 45 13 45 44 0 21-10 37-43 43zM80 28c0-6 0-17 20-17 27 0 40 11 40 48 0 41-9 46-60 46 0-26 0-52 0-77zM37 203c3-5 3-14 3-17 0-52 0-105 0-158 0-3 0-12-3-17 12 0 24 0 36 0-4 5-4 11-4 16 0 53 0 106 0 159 0 3 0 12 3 17-12 0-23 0-35 0zM104 117c3-1 4-1 7-1 4 0 11-1 16-2 4 8 39 63 65 89-10 0-21 0-31 0-19-29-38-57-57-86z"><text:p/></draw:path><draw:path draw:style-name="gr180" draw:text-style-name="P67" svg:width="0.013in" svg:height="0.0764in" svg:x="0.5984in" svg:y="0.0402in" svg:viewBox="0 0 34 195" svg:d="M33 16c0-9-8-16-17-16-10 0-16 7-16 16s6 17 16 17c9 0 17-8 17-17zM27 132c0 8 0 33-20 56-2 2-2 3-2 3 0 3 1 4 3 4 4 0 26-25 26-61 0-9-1-32-18-32-11 0-16 9-16 17s5 17 16 17c2 0 3 0 3-1 3 0 6-1 8-3z"><text:p/></draw:path><draw:path draw:style-name="gr180" draw:text-style-name="P67" svg:width="0.0689in" svg:height="0.0878in" svg:x="0.6429in" svg:y="0.0075in" svg:viewBox="0 0 176 224" svg:d="M174 12c2-4 2-5 2-6 0-3-3-6-7-6-3 0-6 4-7 7-9 24-17 46-26 69-32 0-64 0-96 0-9-23-17-45-26-69-2-4-4-7-8-7-3 0-6 3-6 6 1 2 0 1 2 6 26 68 52 136 78 205 2 4 4 7 7 7 5 0 7-4 8-6 26-69 53-138 79-206zM45 89c29 0 57 0 86 0-15 37-29 74-44 111-14-37-28-74-42-111z"><text:p/></draw:path><draw:path draw:style-name="gr180" draw:text-style-name="P67" svg:width="0.0618in" svg:height="0.0555in" svg:x="0.7157in" svg:y="0.0382in" svg:viewBox="0 0 158 142" svg:d="M96 44c2-8 10-38 32-38 2 0 9 0 16 5-9 2-15 10-15 17 0 5 3 11 11 11s18-6 18-18c0-17-19-21-29-21-19 0-30 16-34 23-8-20-25-23-34-23-33 0-51 40-51 49 0 2 3 1 4 2 2 0 3-1 4-3 11-34 32-42 42-42 7 0 17 4 17 22 0 10-5 30-17 74-5 20-16 34-29 34-3 0-10 0-17-5 9-2 16-8 16-17 0-8-7-11-12-11-10 0-18 8-18 18 0 15 16 21 30 21 20 0 32-22 33-23 4 11 15 23 34 23 33 0 51-40 51-49 0-2-3-2-4-2-3 0-4 1-4 3-10 34-32 42-42 42-12 0-18-11-18-21 0-7 3-14 6-28s7-29 10-43z"><text:p/></draw:path><draw:path draw:style-name="gr180" draw:text-style-name="P67" svg:width="0.0618in" svg:height="0.0713in" svg:x="0.8283in" svg:y="0.0256in" svg:viewBox="0 0 158 182" svg:d="M147 98c5 0 11 0 11-6 0-7-6-7-11-7-45 0-89 0-134 0 3-42 40-72 84-72 16 0 34 0 50 0 5 0 11 0 11-7 0-6-6-6-11-6-17 0-34 0-51 0-54 0-96 41-96 92 0 50 42 90 96 90 17 0 34 0 51 0 5 0 11 0 11-7 0-6-6-5-11-5-16 0-34 0-50 0-44 0-81-30-84-72 45 0 89 0 134 0z"><text:p/></draw:path><draw:path draw:style-name="gr180" draw:text-style-name="P67" svg:width="0.085in" svg:height="0.0843in" svg:x="0.9374in" svg:y="0.0079in" svg:viewBox="0 0 217 215" svg:d="M79 117c4 0 8 0 12 0 16 24 31 48 48 72 2 4 10 17 14 21 2 5 3 5 10 5 14 0 30 0 44 0 5 0 10 0 10-6 0-3-2-5-5-6-11-3-27-23-35-33-1-3-18-23-38-57 28-5 55-17 55-55 0-43-46-58-84-58-33 0-66 0-99 0-6 0-11 0-11 5 0 6 6 6 8 6 18 0 20 2 20 18 0 52 0 104 0 156 0 16-2 18-20 18-2 0-8 0-8 6s5 6 11 6c29 0 57 0 86 0 6 0 11 0 11-6s-5-6-9-6c-18 0-20-3-20-18 0-22 0-46 0-68zM140 101c9-11 10-28 10-42 0-15-1-32-11-45 12 3 44 13 44 44 0 21-10 37-43 43zM79 28c0-6 0-17 20-17 27 0 41 11 41 48 0 41-10 46-61 46 0-26 0-52 0-77zM37 203c2-5 2-14 2-17 0-52 0-105 0-158 0-3 0-12-2-17 12 0 24 0 36 0-5 5-5 11-5 16 0 53 0 106 0 159 0 3 0 12 3 17-12 0-22 0-34 0zM104 117c2-1 3-1 6-1 4 0 12-1 16-2 5 8 40 63 66 89-10 0-21 0-31 0-19-29-38-57-57-86z"><text:p/></draw:path><draw:path draw:style-name="gr180" draw:text-style-name="P67" svg:width="0.0126in" svg:height="0.0531in" svg:x="1.0709in" svg:y="0.0402in" svg:viewBox="0 0 33 136" svg:d="M33 16c0-9-7-16-16-16-10 0-17 7-17 16s7 17 17 17c9 0 16-8 16-17zM33 119c0-9-7-17-16-17-10 0-17 8-17 17s7 17 17 17c9 0 16-8 16-17z"><text:p/></draw:path><draw:path draw:style-name="gr180" draw:text-style-name="P67" svg:width="0.0732in" svg:height="0.0555in" svg:x="1.1307in" svg:y="0.0382in" svg:viewBox="0 0 187 142" svg:d="M187 22c0-14-5-22-12-22-8 0-17 7-17 14 0 4 2 8 5 10 5 5 11 13 11 26s-6 31-16 45c-9 14-21 25-36 25-18 0-27-11-30-28 3-8 11-29 11-38 0-4-2-6-7-6-2 0-5 0-8 5-3 6-7 26-7 38-11 14-23 29-43 29-21 0-28-19-28-36 0-40 32-73 32-77 0-3-2-6-5-6-5 0-7 4-9 7-16 23-28 60-28 89 0 22 7 45 33 45 23 0 37-15 49-32 3 18 15 32 35 32 24 0 40-19 51-42 8-15 19-59 19-78z"><text:p/></draw:path><draw:path draw:style-name="gr180" draw:text-style-name="P67" svg:width="0.0618in" svg:height="0.0713in" svg:x="1.2555in" svg:y="0.0256in" svg:viewBox="0 0 158 182" svg:d="M147 98c5 0 11 0 11-6 0-7-6-7-11-7-45 0-89 0-134 0 4-42 40-72 85-72 16 0 33 0 49 0 5 0 11 0 11-7 0-6-6-6-11-6-16 0-34 0-50 0-54 0-97 41-97 92 0 50 43 90 97 90 16 0 34 0 50 0 5 0 11 0 11-7 0-6-6-5-11-5-16 0-33 0-49 0-45 0-81-30-85-72 45 0 89 0 134 0z"><text:p/></draw:path><draw:path draw:style-name="gr180" draw:text-style-name="P67" svg:width="0.0787in" svg:height="0.0866in" svg:x="1.3685in" svg:y="0.0055in" svg:viewBox="0 0 201 221" svg:d="M201 170c-3 0-6 0-8 0-2 8-3 15-7 22-1 6-1 8-20 8-8 0-17 0-26 0 5-18 15-33 28-53 16-22 28-44 28-68 0-44-42-79-95-79-55 0-97 36-97 79 0 24 13 46 28 68 14 20 24 35 28 53-9 0-17 0-26 0-18 0-19-2-20-7-3-7-4-15-6-23-3 0-5 0-8 0 4 17 7 34 11 51 17 0 33 0 50 0 7 0 8 0 8-7 0-22-10-49-17-69-7-18-15-43-15-67 0-50 34-72 63-72 31 0 64 24 64 72 0 24-8 48-18 74-5 12-15 40-15 62 0 7 1 7 9 7 17 0 33 0 50 0 4-17 7-34 11-51z"><text:p/></draw:path><draw:path draw:style-name="gr180" draw:text-style-name="P67" svg:width="0.013in" svg:height="0.0531in" svg:x="1.498in" svg:y="0.0402in" svg:viewBox="0 0 34 136" svg:d="M34 16c0-9-8-16-17-16s-17 7-17 16 8 17 17 17 17-8 17-17zM34 119c0-9-8-17-17-17s-17 8-17 17 8 17 17 17 17-8 17-17z"><text:p/></draw:path><draw:path draw:style-name="gr180" draw:text-style-name="P67" svg:width="0.102in" svg:height="0.0843in" svg:x="1.5602in" svg:y="0.0079in" svg:viewBox="0 0 260 215" svg:d="M145 86c-9-21-18-42-27-63-1-2-2-3-2-4 0-2 6-7 19-9 4 0 6 0 6-6 0-4-3-4-4-4-14 0-27 1-40 1-8 0-28-1-36-1-2 0-5 0-5 6 0 4 3 4 7 4 19 0 21 3 23 10 13 29 26 58 38 88-22 23-44 48-66 71-2 1-3 2-5 3-15 17-30 22-47 23-3 0-6 0-6 6 1 2 0 4 4 4 10 0 19-2 29-2 12 0 25 2 36 2 2 0 6 0 6-7 0-3-3-3-4-3-3-1-12-1-12-10 0-5 4-10 8-14 10-11 21-23 32-34 10-10 19-20 29-30 11 25 21 49 31 74 2 3 1 3 2 4 0 3-6 8-18 10-3 0-6 0-6 5s3 5 4 5c9 0 31-2 40-2 8 0 27 2 35 2 3 0 6 0 6-6 0-4-3-4-6-4-21-1-22-2-27-14-12-29-33-78-40-97 21-21 54-59 64-68 9-7 21-15 41-16 3 0 6 0 6-6-1-1 0-4-3-4-10 0-20 1-30 1-12 0-24-1-35-1-2 0-7 0-7 6 0 3 2 4 4 4 3 1 13 1 13 10 0 4-4 9-6 11-17 18-34 36-51 55z"><text:p/></draw:path><draw:path draw:style-name="gr180" draw:text-style-name="P67" svg:width="0.0283in" svg:height="0.1232in" svg:x="1.6819in" svg:y="0in" svg:viewBox="0 0 73 314" svg:d="M73 310c0-1 0-1-5-6-40-40-50-99-50-147 0-55 12-109 51-149 4-4 4-4 4-5 0-2-1-3-3-3-3 0-31 22-50 61-16 35-20 70-20 96 0 24 4 62 21 97 19 39 46 60 49 60 2 0 3-1 3-4z"><text:p/></draw:path><draw:path draw:style-name="gr180" draw:text-style-name="P67" svg:width="0.0732in" svg:height="0.0555in" svg:x="1.7197in" svg:y="0.0382in" svg:viewBox="0 0 187 142" svg:d="M187 22c0-14-5-22-12-22-8 0-17 7-17 14 0 4 1 8 5 10 5 5 11 13 11 26s-7 31-16 45-21 25-36 25c-18 0-27-11-31-28 4-8 11-29 11-38 0-4-1-6-6-6-2 0-6 0-9 5-2 6-7 26-7 38-10 14-22 29-42 29-22 0-28-19-28-36 0-40 32-73 32-77 0-3-2-6-6-6s-6 4-8 7c-16 23-28 60-28 89 0 22 7 45 33 45 23 0 37-15 49-32 3 18 15 32 34 32 25 0 41-19 51-42 9-15 20-59 20-78z"><text:p/></draw:path><draw:path draw:style-name="gr180" draw:text-style-name="P67" svg:width="0.0283in" svg:height="0.1232in" svg:x="1.8071in" svg:y="0in" svg:viewBox="0 0 73 314" svg:d="M73 157c0-24-3-63-21-98-19-38-46-59-49-59-2 0-3 1-3 3 0 1 0 1 6 8 31 30 49 81 49 146 0 53-12 108-50 149-5 3-5 3-5 4 0 3 1 4 3 4 3 0 32-22 50-61 16-35 20-71 20-96z"><text:p/></draw:path><draw:path draw:style-name="gr180" draw:text-style-name="P67" svg:width="0.076in" svg:height="0.0949in" svg:x="1.8933in" svg:y="0.0142in" svg:viewBox="0 0 194 242" svg:d="M187 13c4-1 7-3 7-7 0-3-3-6-7-6-2 0-4 1-5 2-59 27-117 54-176 82-5 2-6 5-6 7 0 3 2 5 6 7 59 27 117 54 176 81 3 3 4 3 5 3 4 0 7-4 7-7s-1-5-7-7c-55-25-110-51-165-77 55-26 110-51 165-78zM183 242c5 0 11 0 11-6 0-7-7-7-12-7-57 0-114 0-170 0-5 0-12 0-12 7 0 6 6 6 12 6 56 0 114 0 171 0z"><text:p/></draw:path><draw:path draw:style-name="gr180" draw:text-style-name="P67" svg:width="0.0618in" svg:height="0.0555in" svg:x="2.0181in" svg:y="0.0382in" svg:viewBox="0 0 158 142" svg:d="M96 44c3-8 10-38 32-38 2 0 9 0 16 5-9 2-15 10-15 17 0 5 3 11 11 11s18-6 18-18c0-17-18-21-29-21-19 0-30 16-34 23-8-20-25-23-34-23-33 0-51 40-51 49 0 2 3 1 4 2 2 0 3-1 4-3 11-34 32-42 42-42 7 0 17 4 17 22 0 10-5 30-17 74-5 20-16 34-29 34-2 0-10 0-17-5 9-2 16-8 16-17 0-8-7-11-12-11-10 0-18 8-18 18 0 15 16 21 30 21 20 0 32-22 33-23 4 11 15 23 34 23 33 0 51-40 51-49 0-2-3-2-4-2-3 0-4 1-4 3-10 34-32 42-42 42-12 0-17-11-17-21 0-7 2-14 5-28s7-29 10-43z"><text:p/></draw:path><draw:path draw:style-name="gr180" draw:text-style-name="P67" svg:width="0.0618in" svg:height="0.0713in" svg:x="2.1307in" svg:y="0.0256in" svg:viewBox="0 0 158 182" svg:d="M147 98c5 0 11 0 11-6 0-7-6-7-11-7-45 0-89 0-134 0 3-42 40-72 84-72 16 0 34 0 50 0 5 0 11 0 11-7 0-6-6-6-11-6-16 0-34 0-50 0-55 0-97 41-97 92 0 50 42 90 97 90 16 0 34 0 50 0 5 0 11 0 11-7 0-6-6-5-11-5-16 0-34 0-50 0-44 0-81-30-84-72 45 0 89 0 134 0z"><text:p/></draw:path><draw:path draw:style-name="gr180" draw:text-style-name="P67" svg:width="0.1008in" svg:height="0.0882in" svg:x="2.2398in" svg:y="0.0079in" svg:viewBox="0 0 257 225" svg:d="M257 13c0-15-24-13-34-13-39 0-79 0-119 0-16 0-44 9-49 26 1 2 2 3 4 3 6 0 16-6 20-11 10 0 19-1 29-1 6 0 14 0 20 0 0 2-1 5-1 6-13 58-32 107-45 138-2 4-19 42-23 46-15 0-25-7-31-20-1-2-1-3-3-3-7 0-25 10-25 16 0 1 1 1 1 1 5 15 20 24 35 24 16 0 35-12 45-24 11-12 32-62 40-81 20 0 40 0 61 0 0 0-1 0-1 1s2 2 4 2c7 0 25-9 25-19 0-2-3-1-7-1-25 0-50 0-75 0 8-29 19-56 24-86 14 0 28 0 42 0 8 0 30-1 36 6 0 1 0 5 0 7 1 0 2 1 3 1 7 0 24-10 24-18z"><text:p/></draw:path></draw:g></draw:g></text:span><text:span text:style-name="T1"><text:s/></text:span>Df.: Distribu<text:span text:style-name="T1">ční funkce </text:span><text:span text:style-name="T1"><draw:g text:anchor-type="as-char" svg:y="-0.0929in" draw:z-index="33" draw:name="Shape46" draw:style-name="gr178"><svg:title>TexMaths</svg:title><svg:desc>9§inline§F_X(x) = P(X \leq x)§svg§600§FALSE§</svg:desc><draw:g draw:style-name="gr2"><draw:path draw:style-name="gr179" draw:text-style-name="P66" svg:width="1.0264in" svg:height="0.1106in" svg:x="0.002in" svg:y="0.0067in" svg:viewBox="0 0 2608 282" svg:d="M1305 282c-436 0-870 0-1305 0 0-94 0-188 0-282 869 0 1739 0 2608 0 0 94 0 188 0 282-434 0-869 0-1303 0z"><text:p/></draw:path><draw:path draw:style-name="gr180" draw:text-style-name="P67" svg:width="0.0878in" svg:height="0.0835in" svg:x="0.0004in" svg:y="0.0087in" svg:viewBox="0 0 224 213" svg:d="M84 111c10 0 20 0 30 0 24 0 26 6 26 15 0 2 0 6-2 15 0 2-1 3-1 4 0 2 2 3 4 3 3 0 3-1 5-6 5-23 11-46 17-68 1-4 1-5 1-6s-1-3-4-3-3 2-4 7c-8 24-15 30-42 30-10 0-19 0-29 0 8-27 14-53 21-80 3-11 3-12 17-12s28 0 42 0c39 0 46 10 46 34 0 7 0 9 0 17-1 5-1 5-1 6s1 4 3 4c4 0 4-2 5-8 2-18 4-37 6-55 1-8-1-8-8-8-52 0-104 0-156 0-6 0-9 0-9 6 0 4 3 4 9 4 12 0 21 0 21 5 0 1 0 2-2 7-14 56-28 112-42 167-3 11-4 14-29 14-5 0-8 0-8 6 0 4 4 4 4 4 9 0 33-1 42-1 11 0 37 1 48 1 2 0 6 0 6-6 0-2-1-2-2-3s-2-1-9-1-8 0-16 0c-9-1-11-3-11-6 0-1 0-3 2-7 6-26 13-52 20-79z"><text:p/></draw:path><draw:path draw:style-name="gr180" draw:text-style-name="P67" svg:width="0.0768in" svg:height="0.0591in" svg:x="0.0799in" svg:y="0.0524in" svg:viewBox="0 0 196 151" svg:d="M112 67c8-8 14-14 21-21 29-28 37-37 57-38 3 0 6 0 6-4 0-3-3-4-3-4-7 0-15 1-21 1s-20-1-26-1c-1 0-4 1-4 5 1 1 0 3 3 3 2 0 8 1 8 5s-4 8-6 9c-2 2-30 29-38 38-7-14-15-29-23-43 0-1-1-3-1-4s5-5 12-5c2 0 5 0 5-4 0-1 0-4-4-4s-10 1-14 1c-6 0-10 0-15 0-4 0-9 0-13 0s-8-1-12-1c-1 0-4 0-4 5 0 3 2 3 6 3 12 0 13 2 16 6 10 21 21 41 31 62-5 3-8 8-13 12-4 4-14 14-18 18-27 27-36 36-56 37-3 0-6 0-6 4 0 1 1 4 4 4 6 0 13-1 20-1 4 0 9 0 13 0s9 1 12 1c1 0 5 0 5-4s-3-4-4-4-7-1-7-5 4-7 8-12c16-15 30-30 45-44 9 17 18 35 27 53 1 2 1 2 1 3 0 0-3 4-12 5-1 0-4 0-4 4 0 1 0 4 4 4s9-1 14-1c4 0 10 0 14 0 5 0 9 0 14 0 3 0 8 1 12 1 0 0 4 0 4-5 0-3-3-3-6-3-13 0-14-3-16-6-12-24-24-47-36-70z"><text:p/></draw:path><draw:path draw:style-name="gr180" draw:text-style-name="P67" svg:width="0.0283in" svg:height="0.1236in" svg:x="0.1827in" svg:y="0in" svg:viewBox="0 0 73 315" svg:d="M73 311c0-1 0-1-6-6-38-41-49-100-49-148 0-55 13-109 51-148 4-5 4-5 4-5 0-3-1-4-3-4-3 0-31 22-50 62-16 34-20 69-20 95 0 25 4 62 21 98 19 39 46 60 49 60 2 0 3-1 3-4z"><text:p/></draw:path><draw:path draw:style-name="gr180" draw:text-style-name="P67" svg:width="0.0614in" svg:height="0.0559in" svg:x="0.2224in" svg:y="0.0382in" svg:viewBox="0 0 157 143" svg:d="M96 44c2-8 9-37 32-37 2 0 9 0 15 4-8 2-14 10-14 17 0 5 2 12 11 12 8 0 17-7 17-19 0-17-18-21-29-21-18 0-29 17-34 24-7-20-24-24-34-24-32 0-50 40-50 49 0 3 3 3 3 3 3 0 4-1 5-3 11-34 31-42 42-42 6 0 17 3 17 21 0 10-5 31-17 75-5 20-16 33-30 33-2 0-9 0-16-4 8-2 15-8 15-17s-7-11-12-11c-9 0-17 8-17 18 0 15 16 21 30 21 20 0 32-23 33-24 4 11 15 24 34 24 33 0 51-41 51-49 0-2-3-2-4-2-3 0-4 1-5 2-9 35-31 42-41 42-13 0-18-10-18-21 0-7 2-13 5-28 4-14 8-29 11-43z"><text:p/></draw:path><draw:path draw:style-name="gr180" draw:text-style-name="P67" svg:width="0.0283in" svg:height="0.1236in" svg:x="0.2969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827in" svg:height="0.0291in" svg:x="0.3795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882in" svg:height="0.0839in" svg:x="0.5091in" svg:y="0.0087in" svg:viewBox="0 0 225 214" svg:d="M83 115c18 0 36 0 54 0 45 0 88-32 88-67 0-25-21-48-62-48-34 0-69 0-103 0-5 0-9 0-9 5s3 5 9 5c5 0 10 0 14 0 5 1 7 2 7 5 0 1 0 2-2 7-14 55-28 112-42 168-3 11-4 14-29 14-5 0-8 0-8 6 0 4 4 4 4 4 9 0 32-1 40-1 7 0 14 0 21 0s13 1 20 1c2 0 7 0 7-6 0-4-3-4-9-4-12 0-21 0-21-5 0-2 1-4 1-6 6-26 13-52 20-78zM105 22c3-11 4-12 17-12 10 0 21 0 31 0 26 0 43 8 43 30 0 12-6 39-19 51-16 13-35 16-48 16-16 0-30 0-45 0 7-29 14-57 21-85z"><text:p/></draw:path><draw:path draw:style-name="gr180" draw:text-style-name="P67" svg:width="0.0283in" svg:height="0.1236in" svg:x="0.6134in" svg:y="0in" svg:viewBox="0 0 73 315" svg:d="M73 311c0-1 0-1-6-6-39-41-49-100-49-148 0-55 12-109 51-148 4-5 4-5 4-5 0-3-1-4-3-4-3 0-31 22-50 62-16 34-20 69-20 95 0 25 4 62 21 98 19 39 46 60 49 60 2 0 3-1 3-4z"><text:p/></draw:path><draw:path draw:style-name="gr180" draw:text-style-name="P67" svg:width="0.102in" svg:height="0.0839in" svg:x="0.6528in" svg:y="0.0087in" svg:viewBox="0 0 260 214" svg:d="M145 85c-9-21-18-42-27-63-1-2-1-2-1-3 0-2 5-8 18-9 4-1 6-1 6-6 0-4-3-4-4-4-13 0-26 1-40 1-8 0-28-1-36-1-2 0-5 0-5 6 0 4 3 4 7 4 19 0 21 3 24 10 13 29 25 58 37 88-22 23-44 47-66 70-2 2-3 3-5 4-15 17-30 21-46 22-4 1-7 1-7 6 0 1 0 4 4 4 9 0 20-1 30-1 12 0 24 1 35 1 2 0 6 0 6-6 0-3-3-4-4-4-3 0-13-1-13-10 0-4 5-10 9-13 10-11 21-23 32-34 10-10 19-21 29-31 11 25 20 50 31 75 2 3 2 3 2 4 0 3-6 8-18 9-4 1-6 1-6 6 0 4 3 4 4 4 9 0 31-1 40-1 8 0 27 1 35 1 3 0 6 0 6-6 0-4-3-4-5-4-22 0-23-1-28-13-12-29-33-78-41-97 22-22 55-60 65-69 9-7 22-14 41-15 3-1 6-1 6-6 0-1 0-4-4-4-9 0-19 1-29 1-12 0-24-1-35-1-2 0-7 0-7 6 0 2 2 3 4 4 4 0 13 1 13 9 0 4-3 9-6 12-17 18-34 36-51 54z"><text:p/></draw:path><draw:path draw:style-name="gr180" draw:text-style-name="P67" svg:width="0.0756in" svg:height="0.0953in" svg:x="0.8071in" svg:y="0.0142in" svg:viewBox="0 0 193 243" svg:d="M187 13c4-1 6-3 6-7 0-3-2-6-7-6-1 0-3 2-5 2-59 28-116 55-175 83-5 2-6 4-6 7 0 2 2 4 6 7 59 27 116 54 175 81 4 2 4 2 5 2 4 0 7-3 7-7 0-2-1-4-7-6-55-26-110-52-165-77 55-26 110-52 166-79zM182 243c5 0 11 0 11-7 0-6-7-6-11-6-57 0-115 0-171 0-5 0-11 0-11 6 0 7 5 7 11 7 56 0 114 0 171 0z"><text:p/></draw:path><draw:path draw:style-name="gr180" draw:text-style-name="P67" svg:width="0.0614in" svg:height="0.0559in" svg:x="0.9319in" svg:y="0.0382in" svg:viewBox="0 0 157 143" svg:d="M96 44c2-8 9-37 32-37 1 0 9 0 15 4-9 2-15 10-15 17 0 5 3 12 12 12 7 0 17-7 17-19 0-17-18-21-29-21-18 0-30 17-34 24-8-20-25-24-34-24-32 0-50 40-50 49 0 3 3 3 3 3 3 0 4-1 4-3 11-34 32-42 42-42 7 0 17 3 17 21 0 10-5 31-17 75-4 20-16 33-29 33-2 0-9 0-17-4 9-2 16-8 16-17s-7-11-12-11c-10 0-17 8-17 18 0 15 15 21 30 21 20 0 32-23 33-24 4 11 14 24 34 24 33 0 51-41 51-49 0-2-3-2-4-2-4 0-4 1-5 2-10 35-32 42-42 42-12 0-17-10-17-21 0-7 2-13 5-28 4-14 8-29 11-43z"><text:p/></draw:path><draw:path draw:style-name="gr180" draw:text-style-name="P67" svg:width="0.0287in" svg:height="0.1236in" svg:x="1.0063in" svg:y="0in" svg:viewBox="0 0 74 315" svg:d="M74 157c0-24-4-62-21-98-19-38-47-59-49-59s-4 2-4 4l6 7c31 30 49 81 49 146 0 53-12 109-51 149-4 4-4 4-4 5 0 2 2 4 4 4s31-22 50-62c16-35 20-70 20-96z"><text:p/></draw:path></draw:g></draw:g></text:span><text:span text:style-name="T1">; poz: </text:span>neklesaj<text:span text:style-name="T1">ící, zprava spojitá, lim 0,1</text:span></text:p>
      <text:p text:style-name="P29"><text:span text:style-name="T1">Df. X je spojitá n.v.: </text:span><text:span text:style-name="T1"><draw:g text:anchor-type="as-char" svg:y="-0.1008in" draw:z-index="34" draw:name="Shape47" draw:style-name="gr178"><svg:title>TexMaths</svg:title><svg:desc>9§inline§\exists f_X: \mathbb{R} \to [0, \infty]: F_X(x) = \int_{-\infty}^x f_X(t) dt§svg§600§FALSE§</svg:desc><draw:g draw:style-name="gr2"><draw:path draw:style-name="gr179" draw:text-style-name="P66" svg:width="2.189in" svg:height="0.1394in" svg:x="0.0004in" svg:y="0.0063in" svg:viewBox="0 0 5561 355" svg:d="M2780 355c-927 0-1853 0-2780 0 0-119 0-237 0-355 1853 0 3707 0 5561 0 0 118 0 236 0 355-928 0-1855 0-2781 0z"><text:p/></draw:path><draw:path draw:style-name="gr180" draw:text-style-name="P67" svg:width="0.0547in" svg:height="0.0854in" svg:x="0.0012in" svg:y="0.0213in" svg:viewBox="0 0 140 218" svg:d="M140 12c0-11 0-12-10-12-40 0-80 0-119 0-6 0-11 0-11 6 0 7 5 7 11 7 39 0 78 0 117 0 0 30 0 60 0 90-38 0-75 0-113 0-5 0-11 0-11 7 0 6 6 6 11 6 38 0 75 0 113 0 0 29 0 59 0 90-39 0-78 0-117 0-6 0-11 0-11 6 0 7 5 6 11 6 39 0 79 0 119 0 10 0 10-2 10-12 0-64 0-130 0-194z"><text:p/></draw:path><draw:path draw:style-name="gr180" draw:text-style-name="P67" svg:width="0.0618in" svg:height="0.1118in" svg:x="0.0701in" svg:y="0.0201in" svg:viewBox="0 0 158 285" svg:d="M99 96c9 0 19 0 28 0 6 0 9 0 9-6 0-4-3-4-8-4-9 0-17 0-26 0 2-12 4-24 6-36 1-6 5-28 7-32 3-6 8-11 16-11 0 0 9 0 15 6-14 1-17 12-17 17 0 7 5 10 11 10 9 0 18-6 18-18 0-15-15-22-27-22-11 0-31 5-41 37-2 7-3 10-10 49-7 0-15 0-22 0-6 0-9 0-9 6 0 4 2 4 9 4s13 0 20 0c-8 41-15 83-23 124-6 30-12 59-28 59-1 0-9 0-15-6 14-1 17-12 17-17 0-7-6-11-12-11-8 0-17 7-17 19 0 14 14 21 27 21 17 0 30-18 36-30 10-20 17-57 17-59 6-34 13-67 19-100z"><text:p/></draw:path><draw:path draw:style-name="gr180" draw:text-style-name="P67" svg:width="0.0764in" svg:height="0.0591in" svg:x="0.1287in" svg:y="0.0661in" svg:viewBox="0 0 195 151" svg:d="M112 66c7-7 14-13 21-20 28-28 37-37 57-38 3 0 5 0 5-4 0-3-1-3-2-4-8 0-15 1-22 1-5 0-20-1-25-1-2 0-5 1-5 5 1 1 0 3 4 3 2 0 7 1 7 5s-3 8-5 9c-2 2-30 30-38 38-7-14-15-29-23-43 0-1-1-3-1-4 0 0 4-4 12-5 1 0 5 0 5-4-2-1-1-4-5-4s-10 1-14 1c-5 0-10 0-15 0-3 0-9 0-12 0-5 0-9-1-13-1-1 0-4 0-4 5 0 3 2 3 6 3 13 0 14 3 16 7 11 20 21 41 32 60-5 4-8 8-13 13-4 4-14 14-19 18-27 27-36 36-56 37-3 1-5 1-5 5 0 1 1 3 3 3 6 0 14-1 20-1 4 0 9 0 14 0 4 1 8 1 13 1 0 0 4 0 4-5 0-2-3-3-4-3-2 0-7-1-7-6 0-3 3-6 7-10 16-16 30-30 45-44 9 17 18 34 27 52 1 1 1 1 2 2 0 2-4 6-12 6-2 1-5 1-5 5 1 1 0 3 4 3s11-1 15-1c5 0 10 0 14 0s9 0 13 0c4 1 9 1 13 1 1 0 4 0 4-5 0-3-3-3-6-3-14 0-15-2-16-7-12-23-25-46-36-70z"><text:p/></draw:path><draw:path draw:style-name="gr180" draw:text-style-name="P67" svg:width="0.013in" svg:height="0.0531in" svg:x="0.2642in" svg:y="0.0539in" svg:viewBox="0 0 34 136" svg:d="M34 17c0-9-8-17-17-17s-17 8-17 17 8 16 17 16 17-7 17-16zM34 119c0-9-8-17-17-17s-17 8-17 17 8 17 17 17 17-8 17-17z"><text:p/></draw:path><draw:path draw:style-name="gr180" draw:text-style-name="P67" svg:width="0.085in" svg:height="0.0843in" svg:x="0.3248in" svg:y="0.0217in" svg:viewBox="0 0 217 215" svg:d="M80 117c4 0 7 0 11 0 16 24 31 48 48 73 2 5 10 16 14 21 2 4 3 4 10 4 14 0 30 0 44 0 5 0 10 0 10-6 0-3-2-3-5-4-11-3-27-24-34-34-2-2-19-24-39-58 28-4 55-16 55-54 0-44-46-59-84-59-33 0-66 0-99 0-6 0-11 0-11 5 0 6 6 6 9 6 18 0 19 2 19 18 0 52 0 105 0 158 0 16-1 18-19 18-3 0-9 0-9 4 0 6 5 6 11 6 29 0 57 0 86 0 7 0 11 0 11-6 0-4-5-4-9-4-18 0-19-3-19-18 0-24 0-47 0-70zM140 101c9-11 10-27 10-42s-1-31-11-45c12 3 44 13 44 45 0 21-9 36-43 42zM80 28c0-6 0-17 19-17 27 0 41 11 41 48 0 41-10 47-60 47 0-26 0-52 0-78zM37 205c3-6 3-15 3-17 0-53 0-106 0-159 0-4 0-12-3-18 12 0 24 0 36 0-5 5-5 11-5 16 0 53 0 107 0 161 0 2 0 11 3 17-12 0-22 0-34 0zM104 117c2 0 4 0 6 0 5 0 12-1 17-2 4 8 39 64 65 90-10 0-21 0-31 0-19-30-38-60-57-88z"><text:p/></draw:path><draw:path draw:style-name="gr180" draw:text-style-name="P67" svg:width="0.1102in" svg:height="0.0642in" svg:x="0.4539in" svg:y="0.0441in" svg:viewBox="0 0 281 164" svg:d="M247 89c-17 13-26 26-29 30-15 22-11 27-16 42 0 3 3 3 6 3 5 0 5 0 6-6 7-31 26-57 62-72 4-1 5-2 5-3 0-3-2-4-3-4-13-5-52-22-64-75-1-3-1-4-6-4-3 0-6 0-6 4 0 0 2 20 16 42 6 9 15 20 29 30-79 0-157 0-235 0-7 0-12 0-12 7 0 6 5 6 12 6 78 0 156 0 235 0z"><text:p/></draw:path><draw:path draw:style-name="gr180" draw:text-style-name="P67" svg:width="0.0165in" svg:height="0.1232in" svg:x="0.6209in" svg:y="0.0134in" svg:viewBox="0 0 43 314" svg:d="M43 314c0-3 0-8 0-12-10 0-20 0-30 0 0-96 0-193 0-289 10 0 20 0 30 0 0-5 0-9 0-13-14 0-29 0-43 0 0 105 0 209 0 314 14 0 29 0 43 0z"><text:p/></draw:path><draw:path draw:style-name="gr180" draw:text-style-name="P67" svg:width="0.052in" svg:height="0.0843in" svg:x="0.6457in" svg:y="0.0248in" svg:viewBox="0 0 133 215" svg:d="M133 109c0-26-2-51-12-74-15-31-41-35-54-35-19 0-42 8-55 38-10 21-12 45-12 71 0 24 1 52 14 76 14 24 37 30 53 30 17 0 41-6 55-35 9-22 11-46 11-71zM67 209c-13 0-32-7-37-38-4-18-4-47-4-66 0-20 0-41 3-58 6-37 30-41 38-41 10 0 31 7 37 38 3 17 3 41 3 61 0 23 0 45-3 66-5 29-23 38-37 38z"><text:p/></draw:path><draw:path draw:style-name="gr180" draw:text-style-name="P67" svg:width="0.0142in" svg:height="0.0366in" svg:x="0.7138in" svg:y="0.0937in" svg:viewBox="0 0 37 94" svg:d="M37 33c0-20-7-33-20-33-11 0-17 8-17 17 0 8 6 17 17 17 4 0 8-2 11-4 1-1 1-1 2-1 0 2 1 0 1 4 0 24-12 42-22 53-4 4-4 4-4 5 0 2 2 3 3 3 4 0 29-24 29-61z"><text:p/></draw:path><draw:path draw:style-name="gr180" draw:text-style-name="P67" svg:width="0.1102in" svg:height="0.0559in" svg:x="0.7657in" svg:y="0.0516in" svg:viewBox="0 0 281 143" svg:d="M143 54c-17-21-21-26-30-33-18-15-36-21-53-21-37 0-60 35-60 72 0 36 23 71 59 71s63-29 79-54c17 21 20 27 30 34 18 14 35 20 52 20 37 0 61-34 61-71s-24-72-60-72-63 29-78 54zM151 65c13-23 36-54 72-54 34 0 51 32 51 61 0 30-21 56-49 56-19 0-32-13-40-20-8-8-15-18-34-43zM130 78c-14 23-37 55-72 55s-52-32-52-61c0-31 22-57 50-57 18 0 32 14 39 20 8 9 15 19 35 43z"><text:p/></draw:path><draw:path draw:style-name="gr180" draw:text-style-name="P67" svg:width="0.0169in" svg:height="0.1232in" svg:x="0.8858in" svg:y="0.0134in" svg:viewBox="0 0 44 314" svg:d="M44 0c-14 0-30 0-44 0 0 4 0 8 0 13 10 0 21 0 31 0 0 96 0 193 0 289-10 0-21 0-31 0 0 4 0 9 0 12 14 0 30 0 44 0 0-105 0-209 0-314z"><text:p/></draw:path><draw:path draw:style-name="gr180" draw:text-style-name="P67" svg:width="0.0126in" svg:height="0.0531in" svg:x="0.963in" svg:y="0.0539in" svg:viewBox="0 0 33 136" svg:d="M33 17c0-9-7-17-16-17-10 0-17 8-17 17s7 16 17 16c9 0 16-7 16-16zM33 119c0-9-7-17-16-17-10 0-17 8-17 17s7 17 17 17c9 0 16-8 16-17z"><text:p/></draw:path><draw:path draw:style-name="gr180" draw:text-style-name="P67" svg:width="0.0882in" svg:height="0.0839in" svg:x="1.026in" svg:y="0.0232in" svg:viewBox="0 0 225 214" svg:d="M85 111c10 0 20 0 30 0 24 0 26 6 26 15 0 2 0 6-2 15 0 2-1 2-1 4s2 4 3 4c4 0 4-2 6-7 5-24 11-46 17-68 1-4 1-5 1-6-1-1-1-2-4-2s-3 0-4 6c-8 24-15 30-42 30-10 0-19 0-29 0 8-27 14-54 21-80 3-11 3-12 17-12s28 0 42 0c38 0 46 10 46 34 0 7 0 9-1 17 0 5 0 5 0 6s1 4 3 4c4 0 4-2 5-8 2-18 4-37 6-55 1-8-1-8-9-8-51 0-103 0-155 0-6 0-9 0-9 6 0 4 3 4 9 4 12 0 20 0 20 5 0 1 0 2-1 7-14 56-28 112-42 167-3 13-4 16-29 16-5 0-9 0-9 4 0 5 5 5 5 5 9 0 33-2 42-2 11 0 37 2 47 2 3 0 7 0 7-7 0-1-1-1-2-2-1 0-2 0-9 0s-9 0-16-1c-10-1-11-3-11-7 0 0 0-2 2-7 6-27 13-53 20-79z"><text:p/></draw:path><draw:path draw:style-name="gr180" draw:text-style-name="P67" svg:width="0.0768in" svg:height="0.0591in" svg:x="1.1055in" svg:y="0.0661in" svg:viewBox="0 0 196 151" svg:d="M113 66c7-7 13-13 20-20 29-28 37-37 57-38 4 0 6 0 6-4 0-3-2-4-3-4-7 0-15 1-21 1-5 0-20-1-26-1-2 0-5 1-5 5 1 1 0 3 4 3 2 0 8 1 8 5s-4 8-6 9c-2 2-30 30-38 38-7-14-15-29-23-43 0-1 0-3 0-4 0 0 4-4 11-5 2 0 5 0 5-4-1-1 0-4-4-4s-10 1-14 1c-6 0-10 0-15 0-4 0-10 0-13 0-4 0-8-1-12-1-1 0-4 0-4 5 0 3 2 3 6 3 13 0 13 3 16 7 10 20 21 41 31 60-5 4-8 8-13 13-3 4-14 14-18 18-27 27-36 36-57 37-2 1-5 1-5 5 0 1 1 3 4 3 6 0 13-1 20-1 4 0 9 0 13 0 4 1 9 1 13 1 0 0 4 0 4-5 0-2-3-3-4-3-2 0-7-1-7-6 0-3 3-6 8-10 16-16 30-30 45-44 9 17 18 34 27 52 1 1 1 1 1 2 0 2-3 6-11 6-2 1-5 1-5 5 1 1 0 3 4 3s10-1 14-1c5 0 10 0 14 0s9 0 14 0c4 1 8 1 12 1 1 0 4 0 4-5 0-3-3-3-6-3-13 0-14-2-16-7-12-23-24-46-35-70z"><text:p/></draw:path><draw:path draw:style-name="gr180" draw:text-style-name="P67" svg:width="0.0283in" svg:height="0.1232in" svg:x="1.2083in" svg:y="0.0134in" svg:viewBox="0 0 73 314" svg:d="M73 311c0 0 0-1-5-7-39-39-50-98-50-146 0-55 13-110 51-149 4-4 4-5 4-5 0-3-1-4-3-4-3 0-31 22-50 62-16 34-20 69-20 96 0 24 4 62 21 97 19 38 46 59 49 59 2 0 3-1 3-3z"><text:p/></draw:path><draw:path draw:style-name="gr180" draw:text-style-name="P67" svg:width="0.0618in" svg:height="0.0559in" svg:x="1.248in" svg:y="0.0516in" svg:viewBox="0 0 158 143" svg:d="M96 45c2-9 9-38 32-38 2 0 9 0 16 5-9 1-15 9-15 17 0 4 3 10 11 10s18-5 18-17c0-18-19-22-30-22-18 0-29 17-33 24-8-20-25-24-35-24-32 0-50 41-50 48 0 4 3 4 4 4 2 0 3-1 4-4 11-33 32-41 42-41 6 0 17 3 17 22 0 10-5 30-17 74-5 20-16 33-30 33-2 0-9 0-16-4 9-2 15-8 15-17 0-8-6-11-12-11-9 0-17 8-17 18 0 14 16 21 30 21 20 0 32-22 33-24 4 12 15 24 34 24 33 0 51-41 51-49 0-2-3-2-4-2-3 0-4 0-4 3-10 33-32 41-42 41-12 0-18-10-18-20 0-7 2-15 6-28 3-14 7-29 10-43z"><text:p/></draw:path><draw:path draw:style-name="gr180" draw:text-style-name="P67" svg:width="0.0283in" svg:height="0.1232in" svg:x="1.3224in" svg:y="0.0134in" svg:viewBox="0 0 73 314" svg:d="M73 158c0-25-4-63-21-99-19-38-46-59-49-59-2 0-3 2-3 4 0 0 0 1 5 7 32 31 50 81 50 147 0 53-12 109-51 148-4 4-4 5-4 5 0 2 1 3 3 3 3 0 31-21 50-61 16-35 20-69 20-95z"><text:p/></draw:path><draw:path draw:style-name="gr180" draw:text-style-name="P67" svg:width="0.0823in" svg:height="0.0287in" svg:x="1.4055in" svg:y="0.0622in" svg:viewBox="0 0 210 74" svg:d="M199 13c5 0 11 0 11-7 0-6-6-6-10-6-63 0-127 0-190 0-5 0-10 0-10 6 0 7 5 7 10 7 63 0 126 0 189 0zM200 74c4 0 10 0 10-7 0-6-6-6-11-6-63 0-126 0-189 0-5 0-10 0-10 6 0 7 5 7 10 7 63 0 127 0 190 0z"><text:p/></draw:path><draw:path draw:style-name="gr180" draw:text-style-name="P67" svg:width="0.0689in" svg:height="0.137in" svg:x="1.5366in" svg:y="0.0071in" svg:viewBox="0 0 176 349" svg:d="M68 276c-3 52-15 66-33 66-3 0-13-1-20-6 9-2 12-9 12-14 0-9-7-12-13-12-7 0-14 3-14 13 0 14 16 26 35 26 30 0 45-28 52-56 5-17 16-107 18-142 2-26 5-52 7-78 4-59 15-66 28-66 4 0 14 0 21 6-10 1-12 9-12 13 0 9 7 13 13 13s14-4 14-13c0-15-17-26-36-26-29 0-42 31-47 55-4 17-16 106-18 143-2 26-5 52-7 78z"><text:p/></draw:path><draw:path draw:style-name="gr180" draw:text-style-name="P67" svg:width="0.0461in" svg:height="0.039in" svg:x="1.6169in" svg:y="0in" svg:viewBox="0 0 118 100" svg:d="M44 74c-2 8-9 19-21 19 0 0-7 0-11-2 9-3 10-11 10-13 0-4-4-8-9-8-7 0-13 5-13 13 0 11 13 17 23 17s19-7 25-16c5 12 18 16 26 16 26 0 39-28 39-34 0-3-2-3-3-3-4 0-4 1-5 3-4 16-18 27-30 27-8 0-14-5-14-14 0-5 6-26 12-50 4-17 14-23 22-23 0 0 7 0 12 4-7 2-10 8-10 12s4 8 9 8 12-5 12-14c0-12-14-16-23-16-10 0-19 7-25 16-3-9-13-16-26-16-25 0-39 27-39 34 0 3 3 3 4 3 3 0 3-1 4-4 5-17 19-27 30-27 7 0 14 5 14 15 0 4-3 16-5 23-2 10-5 21-8 30z"><text:p/></draw:path><draw:path draw:style-name="gr180" draw:text-style-name="P67" svg:width="0.0587in" svg:height="0.0039in" svg:x="1.598in" svg:y="0.1276in" svg:viewBox="0 0 150 11" svg:d="M141 11c4 0 9 0 9-6 0-5-5-5-9-5-44 0-88 0-132 0-4 0-9 0-9 5 0 6 5 6 9 6 44 0 88 0 132 0z"><text:p/></draw:path><draw:path draw:style-name="gr180" draw:text-style-name="P67" svg:width="0.0854in" svg:height="0.039in" svg:x="1.6732in" svg:y="0.113in" svg:viewBox="0 0 218 100" svg:d="M111 37c-12-14-15-17-24-24-13-9-28-13-39-13-28 0-48 23-48 50 0 25 19 50 47 50 30 0 52-26 60-37 12 13 15 17 24 23 13 10 27 14 40 14 27 0 47-24 47-51 0-25-19-49-47-49-31 0-52 25-60 37zM118 45c9-14 29-37 56-37 22 0 38 20 38 41s-18 38-37 38c-21 0-35-16-57-42zM100 55c-9 14-28 36-55 36-22 0-39-20-39-41s17-38 38-38 35 17 56 43z"><text:p/></draw:path><draw:path draw:style-name="gr180" draw:text-style-name="P67" svg:width="0.0618in" svg:height="0.1118in" svg:x="1.7992in" svg:y="0.0201in" svg:viewBox="0 0 158 285" svg:d="M100 96c9 0 18 0 27 0 6 0 9 0 9-6 0-4-3-4-8-4-9 0-17 0-26 0 2-12 4-24 6-36 1-6 5-28 7-32 4-6 9-11 16-11 0 0 9 0 15 6-14 1-17 12-17 17 0 7 6 10 11 10 9 0 18-6 18-18 0-15-15-22-27-22-11 0-31 5-41 37-2 7-3 10-10 49-7 0-14 0-21 0s-10 0-10 6c0 4 2 4 9 4s13 0 20 0c-8 41-15 83-23 124-6 30-12 59-28 59-1 0-9 0-15-6 14-1 18-12 18-17 0-7-7-11-12-11-9 0-18 7-18 19 0 14 14 21 27 21 17 0 30-18 36-30 10-20 17-57 17-59 6-34 14-67 20-100z"><text:p/></draw:path><draw:path draw:style-name="gr180" draw:text-style-name="P67" svg:width="0.0764in" svg:height="0.0591in" svg:x="1.8579in" svg:y="0.0661in" svg:viewBox="0 0 195 151" svg:d="M112 66c7-7 14-13 21-20 28-28 37-37 57-38 3 0 5 0 5-4 0-3-1-3-2-4-7 0-15 1-21 1s-21-1-26-1c-2 0-5 1-5 5 1 1 0 3 4 3 2 0 7 1 7 5s-3 8-5 9c-2 2-30 30-38 38-7-14-15-29-23-43 0-1 0-3 0-4 0 0 3-4 11-5 1 0 5 0 5-4-1-1 0-4-4-4-5 0-11 1-15 1-5 0-10 0-15 0-3 0-9 0-12 0-5 0-9-1-13-1-1 0-4 0-4 5 0 3 2 3 6 3 14 0 14 3 16 7 11 20 21 41 32 60-5 4-8 8-13 13-4 4-14 14-19 18-27 27-36 36-56 37-2 1-5 1-5 5 0 1 1 3 3 3 6 0 14-1 20-1 4 0 10 0 14 0 4 1 9 1 13 1 0 0 4 0 4-5 0-2-3-3-4-3-2 0-7-1-7-6 0-3 3-6 7-10 16-16 30-30 45-44 9 17 18 34 27 52 1 1 1 1 2 2 0 2-4 6-11 6-3 1-6 1-6 5 1 1 0 3 4 3 5 0 11-1 15-1 5 0 10 0 14 0s9 0 13 0c5 1 9 1 13 1 1 0 4 0 4-5 0-3-3-3-6-3-14 0-15-2-16-7-12-23-25-46-36-70z"><text:p/></draw:path><draw:path draw:style-name="gr180" draw:text-style-name="P67" svg:width="0.0283in" svg:height="0.1232in" svg:x="1.9606in" svg:y="0.0134in" svg:viewBox="0 0 73 314" svg:d="M73 311c0 0 0-1-5-7-40-39-50-98-50-146 0-55 12-110 50-149 5-4 5-5 5-5 0-3-1-4-3-4-3 0-32 22-50 62-16 34-20 69-20 96 0 24 3 62 21 97 19 38 46 59 49 59 2 0 3-1 3-3z"><text:p/></draw:path><draw:path draw:style-name="gr180" draw:text-style-name="P67" svg:width="0.0378in" svg:height="0.0783in" svg:x="1.9996in" svg:y="0.0299in" svg:viewBox="0 0 97 200" svg:d="M59 71c9 0 19 0 29 0 7 0 9 0 9-6 0-4-2-4-8-4-9 0-19 0-28 0 11-45 13-51 13-53 0-5-4-8-9-8-1 0-10 0-13 11-4 17-8 33-12 50-10 0-20 0-30 0-6 0-10 0-10 6 0 4 3 4 9 4 9 0 19 0 28 0-23 90-23 95-23 100 0 17 11 29 28 29 33 0 51-46 51-48 0-3-3-3-4-3-3 0-3 1-5 4-14 33-30 41-41 41-7 0-10-5-10-14s0-10 2-16c8-31 15-63 24-93z"><text:p/></draw:path><draw:path draw:style-name="gr180" draw:text-style-name="P67" svg:width="0.0287in" svg:height="0.1232in" svg:x="2.0488in" svg:y="0.0134in" svg:viewBox="0 0 74 314" svg:d="M74 158c0-25-4-63-21-99-19-38-47-59-49-59s-4 2-4 4c0 0 0 1 6 7 31 31 49 81 49 147 0 53-12 109-50 148-5 4-5 5-5 5 0 2 2 3 4 3s31-21 50-61c16-35 20-69 20-95z"><text:p/></draw:path><draw:path draw:style-name="gr180" draw:text-style-name="P67" svg:width="0.0587in" svg:height="0.0866in" svg:x="2.0953in" svg:y="0.0213in" svg:viewBox="0 0 150 221" svg:d="M150 4c0-1 0-4-3-4-6 0-35 3-41 4-2 0-4 1-4 5s2 4 8 4c14 0 15 2 15 6 0 2-1 4-1 6-6 25-12 49-19 75-5-12-15-21-28-21-37 0-77 47-77 92 0 30 17 50 42 50 7 0 22-1 41-23 3 13 14 23 29 23 11 0 19-7 23-16 5-12 10-31 10-32 0-2-3-2-4-2-3 0-3 0-4 5-6 21-12 39-24 39-9 0-9-9-9-14 0-8 0-10 1-15 16-61 30-121 45-182zM85 181c-2 6-2 7-7 12-13 16-27 22-36 22-15 0-19-18-19-29 0-16 9-55 17-69 10-19 24-31 37-31 20 0 25 26 25 28s-1 4-1 5c-6 21-11 42-16 62z"><text:p/></draw:path><draw:path draw:style-name="gr180" draw:text-style-name="P67" svg:width="0.0378in" svg:height="0.0783in" svg:x="2.1579in" svg:y="0.0299in" svg:viewBox="0 0 97 200" svg:d="M58 71c10 0 19 0 29 0 7 0 10 0 10-6 0-4-3-4-9-4-9 0-19 0-28 0 12-45 13-51 13-53 0-5-4-8-9-8-1 0-10 0-13 11-4 17-8 33-12 50-10 0-20 0-30 0-6 0-9 0-9 6 0 4 3 4 9 4 9 0 19 0 28 0-23 90-24 95-24 100 0 17 11 29 28 29 33 0 51-46 51-48 0-3-3-3-4-3-2 0-3 1-4 4-14 33-31 41-42 41-6 0-10-5-10-14s1-10 2-16c8-31 16-63 24-93z"><text:p/></draw:path></draw:g></draw:g></text:span><text:s/>m<text:span text:style-name="T1">á hustotu. Věta: </text:span><text:span text:style-name="T1"><draw:g text:anchor-type="as-char" svg:y="-0.1299in" draw:z-index="35" draw:name="Shape48" draw:style-name="gr178"><svg:title>TexMaths</svg:title><svg:desc>9§inline§(1) P(X=x) = 0 \forall x \in \mathbb{R}\ (2) P(a \leq X \leq b) = \int_a^b f_X(t)dt§svg§600§FALSE§</svg:desc><draw:g draw:style-name="gr2"><draw:path draw:style-name="gr179" draw:text-style-name="P66" svg:width="2.9831in" svg:height="0.161in" svg:x="0.0004in" svg:y="0.0063in" svg:viewBox="0 0 7578 410" svg:d="M0 0c2526 0 5052 0 7578 0 0 137 0 273 0 410-2526 0-5052 0-7578 0 0-137 0-273 0-410z"><text:p/></draw:path><draw:path draw:style-name="gr180" draw:text-style-name="P67" svg:width="0.0283in" svg:height="0.1236in" svg:x="0.0067in" svg:y="0.0362in" svg:viewBox="0 0 73 315" svg:d="M73 311c0-1 0-2-5-7-40-40-50-98-50-147 0-54 13-109 51-148 4-5 4-5 4-5 0-3-1-4-3-4-3 0-31 22-50 61-16 35-20 70-20 96s4 63 21 98c19 39 46 60 49 60 2 0 3-1 3-4z"><text:p/></draw:path><draw:path draw:style-name="gr180" draw:text-style-name="P67" svg:width="0.0406in" svg:height="0.0823in" svg:x="0.0535in" svg:y="0.0472in" svg:viewBox="0 0 104 210" svg:d="M65 8c0-8 0-8-7-8-20 20-48 20-58 20 0 3 0 6 0 10 6 0 25 0 41-8 0 54 0 108 0 162 0 12 0 16-29 16-4 0-7 0-10 0 0 2 0 6 0 10 11-1 39-1 51-1 13 0 41 0 51 1 0-4 0-8 0-10-3 0-6 0-9 0-29 0-30-4-30-16 0-59 0-117 0-176z"><text:p/></draw:path><draw:path draw:style-name="gr180" draw:text-style-name="P67" svg:width="0.0287in" svg:height="0.1236in" svg:x="0.1118in" svg:y="0.0362in" svg:viewBox="0 0 74 315" svg:d="M74 157c0-24-4-62-21-98-19-38-47-59-49-59s-4 1-4 4l6 7c32 30 50 81 50 146 0 54-12 109-51 149-5 3-5 4-5 5 0 2 2 4 4 4s31-22 50-62c16-33 20-69 20-96z"><text:p/></draw:path><draw:path draw:style-name="gr180" draw:text-style-name="P67" svg:width="0.0886in" svg:height="0.0843in" svg:x="0.1583in" svg:y="0.0449in" svg:viewBox="0 0 226 215" svg:d="M84 115c18 0 35 0 53 0 45 0 89-32 89-68 0-24-21-47-62-47-34 0-69 0-103 0-6 0-10 0-10 5 0 4 4 4 10 4 4 0 9 1 14 1 4 1 6 2 6 5 0 1 0 2-1 6-14 56-28 113-42 170-4 11-4 14-29 14-5 0-9 0-9 6 0 4 4 4 5 4 9 0 31-1 40-1 6 0 14 0 21 0 6 0 13 1 20 1 2 0 6 0 6-6 0-4-3-4-8-4-12 0-21 0-21-5 0-2 0-4 1-6 6-27 13-53 20-79zM106 22c3-12 4-13 17-13 10 0 21 0 31 0 26 0 42 9 42 31 0 12-6 39-18 51-16 13-35 16-49 16-15 0-30 0-44 0 7-29 14-57 21-85z"><text:p/></draw:path><draw:path draw:style-name="gr180" draw:text-style-name="P67" svg:width="0.0287in" svg:height="0.1236in" svg:x="0.2626in" svg:y="0.0362in" svg:viewBox="0 0 74 315" svg:d="M74 311c0-1 0-2-6-7-39-40-49-98-49-147 0-54 12-109 50-148 5-5 5-5 5-5 0-3-2-4-4-4s-31 22-50 61c-16 35-20 70-20 96s4 63 21 98c20 39 47 60 49 60s4-1 4-4z"><text:p/></draw:path><draw:path draw:style-name="gr180" draw:text-style-name="P67" svg:width="0.102in" svg:height="0.0843in" svg:x="0.3024in" svg:y="0.0449in" svg:viewBox="0 0 260 215" svg:d="M145 85c-9-20-18-42-27-63-1-2-1-2-2-3 0-3 6-8 19-10 4 0 6 0 6-5 0-4-3-4-4-4-14 0-27 1-40 1-8 0-28-1-36-1-2 0-5 0-5 6 0 3 3 3 7 3 19 0 21 4 23 11 13 29 26 57 38 87-22 23-44 48-66 72-2 1-3 2-5 4-15 16-30 21-47 22-3 0-6 0-6 6 1 1 0 4 4 4 10 0 19-1 29-1 12 0 25 1 36 1 2 0 6 0 6-6 0-4-3-3-4-4-3 0-12-1-12-10 0-4 4-10 8-14 10-12 21-23 32-33 10-11 19-22 29-32 11 25 21 50 31 76 2 3 2 3 2 4 0 3-6 8-19 9-2 0-6 1-6 6 0 4 4 4 5 4 9 0 31-1 40-1 8 0 27 1 35 1 2 0 6 0 6-6 0-4-3-4-6-4-21 0-22-1-27-13-13-30-33-80-40-98 21-22 54-60 64-69 9-7 21-15 40-16 4 0 7 0 7-6-1-1 0-3-3-3-10 0-20 1-30 1-12 0-24-1-35-1-3 0-7 0-7 6 0 2 2 3 4 3 3 1 13 1 13 10 0 4-4 9-6 12-17 18-34 36-51 54z"><text:p/></draw:path><draw:path draw:style-name="gr180" draw:text-style-name="P67" svg:width="0.0827in" svg:height="0.0287in" svg:x="0.4535in" svg:y="0.083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18in" svg:height="0.0559in" svg:x="0.5815in" svg:y="0.0748in" svg:viewBox="0 0 158 143" svg:d="M96 44c2-8 9-37 32-37 1 0 9 0 15 4-9 2-15 10-15 17 0 5 3 11 12 11 7 0 18-6 18-18 0-17-19-21-30-21-18 0-30 17-33 24-9-20-26-24-35-24-32 0-50 40-50 49 0 3 3 3 4 3 2 0 3-1 3-3 11-34 32-42 42-42 7 0 18 3 18 21 0 10-6 31-18 75-4 19-16 33-29 33-2 0-9 0-16-4 8-2 15-9 15-17 0-9-7-12-12-12-10 0-17 9-17 19 0 15 15 21 30 21 20 0 32-22 33-24 4 11 14 24 34 24 33 0 51-40 51-49 0-3-3-3-4-3-4 0-4 2-4 3-11 35-33 42-43 42-11 0-17-10-17-21 0-7 2-13 6-28 3-14 7-29 10-43z"><text:p/></draw:path><draw:path draw:style-name="gr180" draw:text-style-name="P67" svg:width="0.0287in" svg:height="0.1236in" svg:x="0.6559in" svg:y="0.0362in" svg:viewBox="0 0 74 315" svg:d="M74 157c0-24-4-62-21-98-19-38-47-59-49-59s-4 1-4 4l6 7c31 30 49 81 49 146 0 54-12 109-50 149-5 3-5 4-5 5 0 2 2 4 4 4s31-22 50-62c16-33 20-69 20-96z"><text:p/></draw:path><draw:path draw:style-name="gr180" draw:text-style-name="P67" svg:width="0.0827in" svg:height="0.0287in" svg:x="0.739in" svg:y="0.083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52in" svg:height="0.085in" svg:x="0.8685in" svg:y="0.0472in" svg:viewBox="0 0 133 217" svg:d="M133 109c0-25-2-51-12-74-15-31-41-35-54-35-19 0-42 8-55 37-10 21-12 47-12 72 0 23 2 52 14 75 14 27 37 33 53 33 17 0 41-7 55-37 9-22 11-47 11-71zM67 210c-13 0-31-8-37-38-4-19-4-49-4-67 0-20 0-41 3-58 6-38 30-41 38-41 10 0 31 7 37 37 3 18 3 42 3 62 0 24 0 45-3 65-5 30-23 40-37 40z"><text:p/></draw:path><draw:path draw:style-name="gr180" draw:text-style-name="P67" svg:width="0.0689in" svg:height="0.0882in" svg:x="0.9256in" svg:y="0.0437in" svg:viewBox="0 0 176 225" svg:d="M175 12c1-4 1-5 1-6 0-3-2-6-6-6s-6 4-7 7c-9 24-18 46-27 69-32 0-64 0-95 0-9-23-18-45-27-69-1-4-3-7-8-7-2 0-6 3-6 6 1 2 0 1 2 6 26 68 53 137 79 207 2 3 3 6 7 6 5 0 6-3 7-6 27-70 54-139 80-207zM45 89c29 0 58 0 86 0-14 37-28 75-43 113-14-38-29-76-43-113z"><text:p/></draw:path><draw:path draw:style-name="gr180" draw:text-style-name="P67" svg:width="0.0618in" svg:height="0.0559in" svg:x="0.9988in" svg:y="0.0748in" svg:viewBox="0 0 158 143" svg:d="M96 44c2-8 9-37 32-37 1 0 9 0 15 4-9 2-15 10-15 17 0 5 3 11 12 11 7 0 18-6 18-18 0-17-19-21-30-21-18 0-30 17-33 24-9-20-26-24-35-24-32 0-50 40-50 49 0 3 3 3 4 3 2 0 3-1 3-3 11-34 33-42 42-42 7 0 18 3 18 21 0 10-6 31-18 75-4 19-15 33-29 33-2 0-9 0-16-4 8-2 15-9 15-17 0-9-7-12-12-12-10 0-17 9-17 19 0 15 15 21 30 21 20 0 32-22 33-24 4 11 14 24 34 24 33 0 51-40 51-49 0-3-3-3-4-3-4 0-4 2-4 3-11 35-32 42-43 42s-17-10-17-21c0-7 2-13 6-28 3-14 7-29 10-43z"><text:p/></draw:path><draw:path draw:style-name="gr180" draw:text-style-name="P67" svg:width="0.0618in" svg:height="0.0717in" svg:x="1.111in" svg:y="0.0626in" svg:viewBox="0 0 158 183" svg:d="M148 97c5 0 10 0 10-6s-5-6-10-6c-45 0-89 0-134 0 3-43 39-72 84-72 16 0 33 0 50 0 5 0 10 0 10-7 0-6-5-6-10-6-17 0-34 0-51 0-54 0-97 40-97 91 0 50 43 92 97 92 17 0 34 0 51 0 5 0 10 0 10-7 0-6-5-6-10-6-17 0-34 0-50 0-45 0-81-31-84-73 45 0 89 0 134 0z"><text:p/></draw:path><draw:path draw:style-name="gr180" draw:text-style-name="P67" svg:width="0.0854in" svg:height="0.0846in" svg:x="1.2201in" svg:y="0.0449in" svg:viewBox="0 0 218 216" svg:d="M80 117c4 0 8 0 12 0 15 24 31 49 47 73 3 5 10 17 14 22 3 4 4 4 11 4 14 0 29 0 43 0 6 0 11 0 11-5 0-3-2-6-5-6-11-3-28-23-35-33-2-4-18-24-39-59 28-5 55-17 55-55 0-43-46-58-83-58-34 0-67 0-100 0-6 0-11 0-11 5 0 6 6 6 9 6 18 0 20 2 20 18 0 52 0 105 0 158 0 15-2 18-20 18-3 0-9 0-9 6 0 5 5 5 11 5 29 0 58 0 87 0 6 0 10 0 10-5 0-6-5-6-9-6-18 0-19-3-19-18 0-23 0-47 0-70zM141 102c9-12 10-29 10-43 0-15-2-32-12-45 13 3 45 13 45 44 0 21-10 37-43 44zM80 28c0-6 0-17 20-17 27 0 40 11 40 48 0 41-9 47-60 47 0-26 0-52 0-78zM37 205c3-6 3-14 3-18 0-53 0-106 0-159 0-3 0-12-3-17 12 0 24 0 36 0-4 5-4 11-4 16 0 53 0 106 0 160 0 4 0 12 3 18-12 0-23 0-35 0zM104 117c3 0 4-1 7-1 4 0 11-1 16-1 4 7 39 64 65 90-10 0-21 0-31 0-19-30-38-59-57-88z"><text:p/></draw:path><draw:path draw:style-name="gr180" draw:text-style-name="P67" svg:width="0.0283in" svg:height="0.1236in" svg:x="1.3622in" svg:y="0.0362in" svg:viewBox="0 0 73 315" svg:d="M73 311c0-1 0-2-5-7-40-40-50-98-50-147 0-54 12-109 51-148 4-5 4-5 4-5 0-3-1-4-3-4-3 0-32 22-50 61-16 35-20 70-20 96s3 63 21 98c19 39 46 60 49 60 2 0 3-1 3-4z"><text:p/></draw:path><draw:path draw:style-name="gr180" draw:text-style-name="P67" svg:width="0.0492in" svg:height="0.0823in" svg:x="1.4043in" svg:y="0.0472in" svg:viewBox="0 0 126 210" svg:d="M24 185c11-10 23-21 34-32 49-44 68-60 68-92 0-36-28-61-67-61-36 0-59 29-59 57 0 18 16 18 17 18 6 0 16-5 16-17 0-9-5-17-17-17-2 0-2 0-3 0 7-20 24-32 42-32 29 0 42 26 42 52 0 25-15 50-33 69-20 23-41 45-60 68-4 4-4 4-4 12 39 0 78 0 117 0 3-19 6-37 9-55-3 0-5 0-8 0-1 9-4 23-6 28-3 2-24 2-31 2-19 0-38 0-57 0z"><text:p/></draw:path><draw:path draw:style-name="gr180" draw:text-style-name="P67" svg:width="0.0287in" svg:height="0.1236in" svg:x="1.4677in" svg:y="0.0362in" svg:viewBox="0 0 74 315" svg:d="M74 157c0-24-4-62-21-98-20-38-47-59-49-59s-4 1-4 4l6 7c31 30 49 81 49 146 0 54-12 109-50 149-5 3-5 4-5 5 0 2 2 4 4 4s31-22 50-62c16-33 20-69 20-96z"><text:p/></draw:path><draw:path draw:style-name="gr180" draw:text-style-name="P67" svg:width="0.0886in" svg:height="0.0843in" svg:x="1.5138in" svg:y="0.0449in" svg:viewBox="0 0 226 215" svg:d="M83 115c18 0 36 0 54 0 45 0 89-32 89-68 0-24-21-47-62-47-34 0-69 0-103 0-6 0-10 0-10 5 0 4 3 4 9 4 5 0 10 1 15 1 4 1 6 2 6 5 0 1 0 2-1 6-14 56-28 113-42 170-4 11-4 14-29 14-5 0-9 0-9 6 0 4 4 4 5 4 9 0 31-1 40-1 6 0 14 0 20 0 7 0 14 1 21 1 2 0 6 0 6-6 0-4-3-4-9-4-12 0-20 0-20-5 0-2 0-4 1-6 6-27 13-53 19-79zM106 22c3-12 4-13 17-13 10 0 20 0 30 0 27 0 43 9 43 31 0 12-6 39-19 51-15 13-34 16-48 16-15 0-30 0-44 0 7-29 14-57 21-85z"><text:p/></draw:path><draw:path draw:style-name="gr180" draw:text-style-name="P67" svg:width="0.0287in" svg:height="0.1236in" svg:x="1.6181in" svg:y="0.0362in" svg:viewBox="0 0 74 315" svg:d="M74 311c0-1 0-2-6-7-39-40-50-98-50-147 0-54 13-109 51-148 5-5 5-5 5-5 0-3-2-4-4-4s-31 22-50 61c-16 35-20 70-20 96s4 63 21 98c19 39 47 60 49 60s4-1 4-4z"><text:p/></draw:path><draw:path draw:style-name="gr180" draw:text-style-name="P67" svg:width="0.0567in" svg:height="0.0559in" svg:x="1.6594in" svg:y="0.0748in" svg:viewBox="0 0 145 143" svg:d="M105 20c-5-12-14-20-28-20-37 0-77 47-77 93 0 29 17 50 42 50 7 0 22-2 41-23 3 12 14 23 29 23 11 0 19-7 23-17 5-12 10-31 10-32 0-3-3-3-4-3-3 0-3 2-4 6-6 20-11 39-24 39-9 0-9-8-9-15s0-9 3-23c4-13 5-16 7-29 4-14 8-29 12-44 2-8 2-9 2-10 0-5-4-9-9-9-8 0-13 7-14 14zM85 102c-2 6-2 6-7 11-13 17-27 23-36 23-15 0-19-17-19-30 0-15 9-54 17-69 10-18 24-30 37-30 20 0 25 25 25 28 0 2-1 4-1 5-6 21-11 41-16 62z"><text:p/></draw:path><draw:path draw:style-name="gr180" draw:text-style-name="P67" svg:width="0.0756in" svg:height="0.0953in" svg:x="1.7654in" svg:y="0.0508in" svg:viewBox="0 0 193 243" svg:d="M187 13c3-1 6-3 6-7 0-3-3-6-7-6-1 0-4 1-5 2-59 28-116 55-175 83-5 1-6 4-6 7 0 2 2 4 6 6 59 27 116 55 175 83 4 2 4 2 5 2 4 0 7-3 7-7 0-2-1-4-7-7-55-26-110-52-165-77 56-26 110-52 166-79zM182 243c5 0 11 0 11-6 0-7-7-7-11-7-57 0-114 0-171 0-5 0-11 0-11 7 0 6 5 6 11 6 57 0 114 0 171 0z"><text:p/></draw:path><draw:path draw:style-name="gr180" draw:text-style-name="P67" svg:width="0.102in" svg:height="0.0843in" svg:x="1.8898in" svg:y="0.0449in" svg:viewBox="0 0 260 215" svg:d="M145 85c-9-20-18-42-27-63-1-2-1-2-2-3 0-3 6-8 19-10 4 0 6 0 6-5 0-4-3-4-4-4-13 0-27 1-40 1-8 0-28-1-36-1-2 0-5 0-5 6 0 3 3 3 7 3 19 0 21 4 23 11 13 29 26 57 38 87-22 23-44 48-66 72-2 1-3 2-5 4-15 16-30 21-46 22-4 0-7 0-7 6 1 1 0 4 4 4 10 0 19-1 29-1 12 0 25 1 36 1 2 0 6 0 6-6 0-4-3-4-4-4-3 0-12-1-12-10 0-4 4-10 8-14 10-12 21-23 32-33 10-11 19-22 29-32 11 25 21 50 31 76 2 3 2 3 2 4 0 3-6 8-18 9-3 0-6 1-6 6 0 4 3 4 4 4 9 0 31-1 40-1 8 0 27 1 35 1 3 0 6 0 6-6 0-4-3-4-5-4-22 0-23-1-28-13-12-30-33-80-40-98 21-22 54-60 64-69 9-7 22-15 41-16 3 0 6 0 6-6-1-1 0-3-3-3-10 0-20 1-30 1-12 0-24-1-35-1-2 0-7 0-7 6 0 2 2 3 4 3 3 1 13 1 13 10 0 4-4 9-6 12-17 18-34 36-51 54z"><text:p/></draw:path><draw:path draw:style-name="gr180" draw:text-style-name="P67" svg:width="0.076in" svg:height="0.0953in" svg:x="2.0441in" svg:y="0.0508in" svg:viewBox="0 0 194 243" svg:d="M187 13c4-1 7-3 7-7 0-3-3-6-8-6-1 0-3 1-5 2-59 28-116 55-175 83-5 1-6 4-6 7 0 2 2 4 6 6 59 27 116 55 175 83 4 2 4 2 5 2 4 0 8-3 8-7 0-2-2-4-8-7-55-26-110-52-165-77 56-26 110-52 166-79zM182 243c5 0 12 0 12-6 0-7-8-7-12-7-57 0-114 0-171 0-5 0-11 0-11 7 0 6 5 6 11 6 57 0 114 0 171 0z"><text:p/></draw:path><draw:path draw:style-name="gr180" draw:text-style-name="P67" svg:width="0.0453in" svg:height="0.087in" svg:x="2.1709in" svg:y="0.0437in" svg:viewBox="0 0 116 222" svg:d="M61 4c0-1 0-4-4-4-7 0-31 3-39 3-3 1-6 1-6 6 0 4 3 4 8 4 15 0 15 2 15 5s-3 13-3 20c-9 34-18 68-27 102-3 17-5 22-5 33 0 29 17 49 41 49 36 0 75-47 75-92 0-29-16-51-41-51-15 0-28 9-37 19 8-31 15-63 23-94zM32 122c1-7 1-7 4-10 15-21 30-26 38-26 12 0 20 9 20 30 0 18-10 55-17 67-9 20-25 32-36 32s-22-8-22-31c0-7 0-13 5-33 3-10 5-20 8-29z"><text:p/></draw:path><draw:path draw:style-name="gr180" draw:text-style-name="P67" svg:width="0.0287in" svg:height="0.1236in" svg:x="2.2256in" svg:y="0.0362in" svg:viewBox="0 0 74 315" svg:d="M74 157c0-24-4-62-21-98-19-38-47-59-49-59s-4 1-4 4l6 7c32 30 50 81 50 146 0 54-12 109-51 149-5 3-5 4-5 5 0 2 2 4 4 4s31-22 50-62c16-33 20-69 20-96z"><text:p/></draw:path><draw:path draw:style-name="gr180" draw:text-style-name="P67" svg:width="0.0827in" svg:height="0.0287in" svg:x="2.3083in" svg:y="0.083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89in" svg:height="0.137in" svg:x="2.4398in" svg:y="0.0299in" svg:viewBox="0 0 176 349" svg:d="M68 276c-3 52-15 66-33 66-4 0-13-1-21-6 10-1 12-9 12-13 0-10-6-14-12-14-7 0-14 4-14 14 0 15 16 26 35 26 30 0 45-28 52-56 5-16 16-107 18-142 2-26 5-52 7-78 4-59 15-67 28-67 4 0 14 1 20 7-9 1-11 9-11 13 0 9 7 14 13 14s14-5 14-14c0-15-17-26-36-26-29 0-42 31-47 54-4 18-16 106-18 145-2 25-5 51-7 77z"><text:p/></draw:path><draw:path draw:style-name="gr180" draw:text-style-name="P67" svg:width="0.035in" svg:height="0.061in" svg:x="2.5217in" svg:y="0in" svg:viewBox="0 0 90 156" svg:d="M44 6c0-1 1-2 1-3s-1-3-4-3c-4 0-22 2-28 2-2 1-5 1-5 5s3 4 6 4c10 0 10 1 10 2 0 2-1 11-3 16-2 7-3 13-5 20-2 8-14 56-15 59-1 5-1 8-1 11 0 22 14 37 32 37 28 0 58-31 58-63 0-26-18-37-33-37-12 0-22 6-28 12 5-20 10-41 15-62zM33 149c-10 0-17-10-17-22 0-8 2-16 8-41 1-4 1-4 6-10 8-9 18-14 26-14 9 0 16 6 16 22 0 9-4 31-12 44-5 11-16 21-27 21z"><text:p/></draw:path><draw:path draw:style-name="gr180" draw:text-style-name="P67" svg:width="0.0441in" svg:height="0.039in" svg:x="2.4972in" svg:y="0.135in" svg:viewBox="0 0 113 100" svg:d="M79 13c-4-7-11-13-22-13-28 0-57 31-57 63 0 22 14 37 33 37 12 0 23-7 32-15 3 13 17 15 22 15 8 0 14-5 17-12 6-9 9-21 9-22 0-3-3-3-4-3-3 0-4 1-5 7-2 11-7 24-16 24-6 0-7-5-7-11 0-4 2-12 3-17 2-7 4-16 5-20 2-6 3-12 5-17 1-6 3-16 3-17 0-6-3-8-7-8s-9 3-11 9zM66 70c-2 6-7 11-12 15-2 1-11 9-21 9-8 0-15-6-15-22 0-12 6-36 11-44 11-18 21-22 28-22 15 0 20 17 20 20 0 1-1 2-1 3-4 13-7 28-10 41z"><text:p/></draw:path><draw:path draw:style-name="gr180" draw:text-style-name="P67" svg:width="0.0618in" svg:height="0.1122in" svg:x="2.5933in" svg:y="0.0421in" svg:viewBox="0 0 158 286" svg:d="M100 96c9 0 18 0 27 0 6 0 9 0 9-6 0-4-3-4-8-4-9 0-17 0-26 0 2-12 4-24 6-36 2-6 5-28 8-33s8-10 15-10c0 0 9 0 15 6-14 0-17 12-17 17 0 7 6 10 11 10 9 0 18-7 18-18 0-15-15-22-27-22-11 0-31 5-41 37-2 6-3 10-10 49-7 0-14 0-21 0s-10 0-10 7c0 3 2 3 9 3s13 0 20 0c-8 42-15 83-23 124-6 30-12 59-28 59-1 0-9 0-15-6 14 0 18-12 18-17 0-7-7-10-12-10-9 0-18 6-18 18 0 14 14 22 27 22 17 0 31-19 36-31 10-19 17-57 18-59 6-33 13-66 19-100z"><text:p/></draw:path><draw:path draw:style-name="gr180" draw:text-style-name="P67" svg:width="0.0764in" svg:height="0.0591in" svg:x="2.652in" svg:y="0.0886in" svg:viewBox="0 0 195 151" svg:d="M112 67c7-8 14-15 21-22 28-27 37-36 57-37 3 0 5 0 5-4 0-3-1-4-2-4-7 0-15 1-21 1s-20-1-26-1c-2 0-5 1-5 4 0 1 0 4 4 4 2 0 7 1 7 5s-3 8-5 9c-2 2-30 29-38 37-7-14-15-28-23-43 0 0 0-2 0-3s3-5 11-5c1 0 5 0 5-5-1-1 0-3-4-3s-11 1-15 1c-5 0-10 0-15 0-3 0-9 0-12 0-4-1-9-1-13-1-1 0-4 0-4 4s3 4 6 4c14 0 14 2 16 6 11 21 21 41 32 62-5 3-8 8-13 12-4 4-14 14-19 18-27 26-36 36-56 37-2 0-5 0-5 5 0 0 1 3 3 3 7 0 14-1 20-1 5 0 10 0 14 0s9 1 13 1c0 0 4 0 4-5 0-3-3-3-4-3-2-1-7-1-7-5s3-8 8-12c16-15 30-30 45-44 9 17 17 34 26 52 2 3 2 3 2 4s-4 4-11 5c-2 0-6 0-6 5 2 0 1 3 5 3s10-1 14-1c5 0 10 0 14 0s9 0 13 0c5 0 9 1 13 1 1 0 4 0 4-5 0-3-3-3-6-3-13 0-15-3-16-6-12-24-25-47-36-70z"><text:p/></draw:path><draw:path draw:style-name="gr180" draw:text-style-name="P67" svg:width="0.0283in" svg:height="0.1236in" svg:x="2.7547in" svg:y="0.0362in" svg:viewBox="0 0 73 315" svg:d="M73 311c0-1 0-2-5-7-40-40-50-98-50-147 0-54 12-109 51-148 4-5 4-5 4-5 0-3-1-4-3-4-3 0-31 22-50 61-16 35-20 70-20 96s4 63 21 98c19 39 46 60 49 60 2 0 3-1 3-4z"><text:p/></draw:path><draw:path draw:style-name="gr180" draw:text-style-name="P67" svg:width="0.0378in" svg:height="0.0787in" svg:x="2.7941in" svg:y="0.052in" svg:viewBox="0 0 97 201" svg:d="M58 71c10 0 19 0 29 0 7 0 10 0 10-6 0-4-3-4-9-4-9 0-19 0-28 0 11-45 13-51 13-53 0-5-4-8-9-8-1 0-10 0-13 11-4 17-8 33-12 50-10 0-20 0-30 0-6 0-9 0-9 6 0 4 2 4 8 4 9 0 19 0 28 0-22 89-23 95-23 101 0 16 11 29 28 29 33 0 51-46 51-49 0-4-3-4-4-4-2 0-3 1-5 5-14 33-30 40-41 40-7 0-10-3-10-14 0-7 1-10 2-15 8-32 16-62 24-93z"><text:p/></draw:path><draw:path draw:style-name="gr180" draw:text-style-name="P67" svg:width="0.0287in" svg:height="0.1236in" svg:x="2.8429in" svg:y="0.0362in" svg:viewBox="0 0 74 315" svg:d="M74 157c0-24-4-62-21-98-19-38-46-59-49-59-2 0-4 1-4 4l6 7c32 30 50 81 50 146 0 54-12 109-51 149-5 3-5 4-5 5 0 2 2 4 4 4 3 0 31-22 50-62 16-33 20-69 20-96z"><text:p/></draw:path><draw:path draw:style-name="gr180" draw:text-style-name="P67" svg:width="0.0587in" svg:height="0.087in" svg:x="2.8894in" svg:y="0.0437in" svg:viewBox="0 0 150 222" svg:d="M150 4c0-1 0-4-3-4-5 0-35 3-41 4-2 0-4 1-4 5s2 4 8 4c15 0 15 2 15 5 0 2-1 4-1 6-6 25-12 50-19 75-5-12-14-20-28-20-37 0-77 47-77 93 0 30 17 50 42 50 7 0 23-2 42-23 2 12 13 23 29 23 10 0 18-7 23-17 5-12 9-30 9-31 0-4-3-4-4-4-3 0-3 2-4 6-6 20-11 39-24 39-9 0-9-8-9-14 0-8 0-10 1-16 16-61 30-121 45-181zM85 181c-1 6-1 6-7 12-13 17-27 22-35 22-16 0-20-17-20-30 0-15 9-54 17-69 10-18 24-30 37-30 20 0 25 26 25 28s-1 4-1 6c-6 19-11 40-16 61z"><text:p/></draw:path><draw:path draw:style-name="gr180" draw:text-style-name="P67" svg:width="0.0378in" svg:height="0.0787in" svg:x="2.952in" svg:y="0.052in" svg:viewBox="0 0 97 201" svg:d="M58 71c10 0 19 0 29 0 7 0 10 0 10-6 0-4-3-4-9-4-9 0-19 0-28 0 12-45 14-51 14-53 0-5-5-8-10-8-1 0-9 0-13 11-3 17-8 33-11 50-10 0-20 0-30 0-6 0-10 0-10 6 0 4 3 4 9 4 9 0 19 0 28 0-23 89-24 95-24 101 0 16 12 29 28 29 33 0 51-46 51-49 0-4-2-4-4-4s-2 1-4 5c-14 33-31 40-42 40-6 0-10-3-10-14 0-7 1-10 2-15 8-32 16-62 24-93z"><text:p/></draw:path></draw:g></draw:g></text:span></text:p>
      <text:p text:style-name="P29"><text:span text:style-name="T1"><draw:g text:anchor-type="as-char" svg:y="-0.0992in" draw:z-index="36" draw:name="Shape49" draw:style-name="gr178"><svg:title>TexMaths</svg:title><svg:desc>9§inline§(3) \forall \text{ rozumn. množ. } A: P(X \in A) = \int_A f_X(t)dt§svg§600§FALSE§</svg:desc><draw:g draw:style-name="gr2"><draw:path draw:style-name="gr179" draw:text-style-name="P66" svg:width="2.6154in" svg:height="0.1311in" svg:x="0.0004in" svg:y="0.0071in" svg:viewBox="0 0 6644 334" svg:d="M3322 334c-1108 0-2215 0-3322 0 0-112 0-222 0-334 2214 0 4429 0 6644 0 0 112 0 222 0 334-1108 0-2215 0-3322 0z"><text:p/></draw:path><draw:path draw:style-name="gr180" draw:text-style-name="P67" svg:width="0.0287in" svg:height="0.1236in" svg:x="0.0067in" svg:y="0.0079in" svg:viewBox="0 0 74 315" svg:d="M74 311c0 0 0-1-6-6-39-40-50-100-50-147 0-55 13-110 51-150 5-3 5-4 5-5 0-2-2-3-4-3s-31 22-50 61c-16 35-20 70-20 97 0 25 4 62 21 98 19 38 47 59 49 59s4-1 4-4z"><text:p/></draw:path><draw:path draw:style-name="gr180" draw:text-style-name="P67" svg:width="0.0512in" svg:height="0.085in" svg:x="0.048in" svg:y="0.0177in" svg:viewBox="0 0 131 217" svg:d="M78 99c26-8 44-31 44-55 0-26-27-44-58-44-32 0-56 19-56 43 0 11 7 16 16 16 10 0 17-7 17-16 0-15-16-15-20-15 10-15 30-20 42-20 13 0 31 7 31 35 0 5-1 23-9 36-10 15-21 16-28 17-3 0-11 1-13 1-3 0-4 0-4 4 0 3 1 3 7 3 4 0 9 0 13 0 26 0 38 22 38 53 0 42-21 51-35 51s-38-6-49-24c11 2 21-5 21-17 0-11-8-18-18-18-7 0-17 5-17 19 0 28 29 49 64 49 38 0 67-28 67-60 0-27-20-51-53-58z"><text:p/></draw:path><draw:path draw:style-name="gr180" draw:text-style-name="P67" svg:width="0.0283in" svg:height="0.1236in" svg:x="0.1122in" svg:y="0.0079in" svg:viewBox="0 0 73 315" svg:d="M73 158c0-25-4-63-21-99-19-38-46-59-49-59-2 0-3 1-3 3 0 1 0 2 5 7 32 31 50 82 50 148 0 53-12 108-51 148-4 4-4 5-4 5 0 2 1 4 3 4 3 0 31-22 50-62 16-34 20-68 20-95z"><text:p/></draw:path><draw:path draw:style-name="gr180" draw:text-style-name="P67" svg:width="0.0689in" svg:height="0.0886in" svg:x="0.1531in" svg:y="0.0142in" svg:viewBox="0 0 176 226" svg:d="M175 13c1-4 1-5 1-7s-2-6-6-6-6 5-8 7c-9 24-17 47-26 70-32 0-64 0-95 0-9-23-18-46-27-70-1-3-3-7-8-7-2 0-6 4-6 6 0 1 0 2 2 7 26 68 53 137 79 206 2 4 3 7 7 7 5 0 6-4 7-7 27-69 54-138 80-206zM45 90c29 0 58 0 86 0-14 37-28 75-43 112-14-37-29-75-43-112z"><text:p/></draw:path><draw:path draw:style-name="gr180" draw:text-style-name="P67" svg:width="0.0413in" svg:height="0.0543in" svg:x="0.2673in" svg:y="0.0461in" svg:viewBox="0 0 106 139" svg:d="M44 34c0-11 0-22 0-34-14 1-30 3-44 4 0 3 0 6 0 10 23 0 25 1 25 17 0 27 0 55 0 84 0 15-3 15-25 15 0 2 0 6 0 9 13 0 28 0 36 0 14 0 28 0 41 0 0-3 0-7 0-9-2 0-5 0-7 0-23 0-24-4-24-15 0-16 0-32 0-48 0-32 13-60 37-60 3 0 3 0 3 0 0 0-7 4-7 13 0 8 7 13 14 13 6 0 13-4 13-14s-9-19-23-19c-23 0-34 21-39 34z"><text:p/></draw:path><draw:path draw:style-name="gr180" draw:text-style-name="P67" svg:width="0.0547in" svg:height="0.0567in" svg:x="0.3161in" svg:y="0.0449in" svg:viewBox="0 0 140 145" svg:d="M140 74c0-41-31-74-70-74s-70 34-70 74 33 71 70 71c38 0 70-32 70-71zM70 137c-13 0-28-6-36-21-8-14-8-33-8-45 0-13 0-30 8-43 8-14 24-22 36-22 14 0 26 8 35 21 8 14 9 32 9 44s0 29-7 42c-7 15-21 24-37 24z"><text:p/></draw:path><draw:path draw:style-name="gr180" draw:text-style-name="P67" svg:width="0.0461in" svg:height="0.0531in" svg:x="0.3787in" svg:y="0.0472in" svg:viewBox="0 0 118 136" svg:d="M114 9c3-4 3-4 3-5 0-4-3-4-8-4-33 0-68 0-101 0-1 17-3 33-3 50 2 0 4 0 7 0 2-32 8-44 43-44 12 0 24 0 36 0-30 40-59 80-88 120-3 4-3 4-3 5 0 5 2 5 8 5 35 0 69 0 105 0 1-20 3-40 5-59-3 0-5 0-8 0-3 37-10 51-46 51-13 0-25 0-38 0 30-40 59-79 88-119z"><text:p/></draw:path><draw:path draw:style-name="gr180" draw:text-style-name="P67" svg:width="0.0622in" svg:height="0.0559in" svg:x="0.4343in" svg:y="0.0461in" svg:viewBox="0 0 159 143" svg:d="M113 114c0 9 0 19 0 29 16-2 31-3 46-4 0-3 0-7 0-9-22 0-24-2-24-18 0-38 0-75 0-112-15 1-31 3-47 4 0 3 0 6 0 10 23 0 25 1 25 17 0 18 0 37 0 56 0 27-15 49-38 49-27 0-28-15-28-32 0-35 0-69 0-104-15 1-32 3-47 4 0 3 0 6 0 10 25 0 25 0 25 28 0 16 0 32 0 48 0 24 0 53 48 53 18 0 31-9 40-29z"><text:p/></draw:path><draw:path draw:style-name="gr180" draw:text-style-name="P67" svg:width="0.0969in" svg:height="0.0543in" svg:x="0.5035in" svg:y="0.0461in" svg:viewBox="0 0 247 139" svg:d="M24 31c0 27 0 55 0 84 0 15-3 15-24 15 0 2 0 6 0 9 11 0 27 0 35 0s25 0 36 0c0-3 0-7 0-9-21 0-25 0-25-15 0-20 0-39 0-57 0-34 22-51 43-51 20 0 24 17 24 35 0 25 0 49 0 73 0 15-4 15-26 15 0 2 0 6 0 9 12 0 27 0 36 0 8 0 25 0 35 0 0-3 0-7 0-9-20 0-24 0-24-15 0-20 0-39 0-57 0-34 23-51 42-51 20 0 24 17 24 35 0 25 0 49 0 73 0 15-4 15-24 15 0 2 0 6 0 9 10 0 27 0 36 0 8 0 24 0 35 0 0-3 0-7 0-9-17 0-25 0-25-9 0-21 0-41 0-61 0-28 0-38-10-48-4-6-15-12-33-12-27 0-40 19-46 31-4-27-28-31-42-31-23 0-38 14-47 33 0-10 0-22 0-33-14 1-30 3-44 4 0 3 0 6 0 10 22 0 24 1 24 17z"><text:p/></draw:path><draw:path draw:style-name="gr180" draw:text-style-name="P67" svg:width="0.0622in" svg:height="0.0543in" svg:x="0.6071in" svg:y="0.0461in" svg:viewBox="0 0 159 139" svg:d="M25 31c0 27 0 55 0 84 0 15-3 15-25 15 0 2 0 6 0 9 12 0 28 0 36 0s24 0 35 0c0-3 0-7 0-9-21 0-24 0-24-15 0-20 0-39 0-57 0-34 22-51 42-51 21 0 24 17 24 35 0 25 0 49 0 73 0 15-3 15-25 15 0 2 0 6 0 9 11 0 27 0 36 0 8 0 25 0 35 0 0-3 0-7 0-9-16 0-24 0-24-9 0-21 0-41 0-61 0-28 0-38-10-48-4-6-15-12-33-12-24 0-38 14-47 33 0-10 0-22 0-33-15 1-30 3-45 4 0 3 0 6 0 10 23 0 25 1 25 17z"><text:p/></draw:path><draw:path draw:style-name="gr180" draw:text-style-name="P67" svg:width="0.0126in" svg:height="0.0126in" svg:x="0.6835in" svg:y="0.0874in" svg:viewBox="0 0 33 33" svg:d="M33 16c0-9-8-16-17-16s-16 6-16 16c0 9 7 17 16 17s17-7 17-17z"><text:p/></draw:path><draw:path draw:style-name="gr180" draw:text-style-name="P67" svg:width="0.0972in" svg:height="0.0543in" svg:x="0.7661in" svg:y="0.0461in" svg:viewBox="0 0 248 139" svg:d="M25 31c0 27 0 55 0 84 0 15-3 15-25 15 0 2 0 6 0 9 12 0 28 0 36 0s24 0 35 0c0-3 0-7 0-9-21 0-24 0-24-15 0-20 0-39 0-57 0-34 22-51 42-51 21 0 24 17 24 35 0 25 0 49 0 73 0 15-3 15-25 15 0 2 0 6 0 9 11 0 27 0 36 0 8 0 25 0 35 0 0-3 0-7 0-9-20 0-24 0-24-15 0-20 0-39 0-57 0-34 23-51 42-51 20 0 24 17 24 35 0 25 0 49 0 73 0 15-4 15-25 15 0 2 0 6 0 9 11 0 27 0 36 0s25 0 36 0c0-3 0-7 0-9-17 0-25 0-26-9 0-21 0-41 0-61 0-28 0-38-9-48-4-6-15-12-33-12-27 0-40 19-46 31-4-27-28-31-42-31-24 0-38 14-47 33 0-10 0-22 0-33-15 1-30 3-45 4 0 3 0 6 0 10 23 0 25 1 25 17z"><text:p/></draw:path><draw:path draw:style-name="gr180" draw:text-style-name="P67" svg:width="0.0622in" svg:height="0.0543in" svg:x="0.8701in" svg:y="0.0461in" svg:viewBox="0 0 159 139" svg:d="M25 31c0 27 0 55 0 84 0 15-3 15-25 15 0 2 0 6 0 9 12 0 27 0 36 0 8 0 24 0 35 0 0-3 0-7 0-9-21 0-24 0-24-15 0-20 0-39 0-57 0-34 22-51 42-51s24 17 24 35c0 25 0 49 0 73 0 15-4 15-25 15 0 2 0 6 0 9 11 0 27 0 36 0 8 0 25 0 35 0 0-3 0-7 0-9-16 0-24 0-24-9 0-21 0-41 0-61 0-28 0-38-10-48-4-6-15-12-33-12-24 0-38 14-47 33 0-10 0-22 0-33-15 1-30 3-45 4 0 3 0 6 0 10 23 0 25 1 25 17z"><text:p/></draw:path><draw:path draw:style-name="gr180" draw:text-style-name="P67" svg:width="0.0547in" svg:height="0.0567in" svg:x="0.939in" svg:y="0.0449in" svg:viewBox="0 0 140 145" svg:d="M140 74c0-41-31-74-70-74s-70 34-70 74 33 71 70 71c38 0 70-32 70-71zM70 137c-13 0-28-6-36-21-8-14-8-33-8-45 0-13 0-30 8-43 8-14 24-22 36-22 14 0 26 8 35 21 8 14 9 32 9 44s0 29-7 42c-7 15-21 24-37 24z"><text:p/></draw:path><draw:path draw:style-name="gr180" draw:text-style-name="P67" svg:width="0.0323in" svg:height="0.015in" svg:x="1.0091in" svg:y="0.0213in" svg:viewBox="0 0 83 39" svg:d="M41 22c-12-8-24-15-36-22-2 2-3 5-5 6 14 11 28 22 41 33 14-11 28-22 42-33-2-1-3-4-5-6-12 7-24 14-37 22z"><text:p/></draw:path><draw:path draw:style-name="gr180" draw:text-style-name="P67" svg:width="0.0461in" svg:height="0.0531in" svg:x="1.0012in" svg:y="0.0472in" svg:viewBox="0 0 118 136" svg:d="M114 9c3-4 3-4 3-5 0-4-3-4-8-4-33 0-68 0-101 0-1 17-3 33-3 50 2 0 4 0 7 0 2-32 8-44 43-44 12 0 24 0 36 0-30 40-59 80-88 120-3 4-3 4-3 5 0 5 2 5 8 5 35 0 69 0 105 0 1-20 3-40 5-59-3 0-5 0-8 0-3 37-10 51-46 51-13 0-25 0-38 0 30-40 59-79 88-119z"><text:p/></draw:path><draw:path draw:style-name="gr180" draw:text-style-name="P67" svg:width="0.013in" svg:height="0.0126in" svg:x="1.0638in" svg:y="0.0874in" svg:viewBox="0 0 34 33" svg:d="M34 16c0-9-8-16-17-16s-17 6-17 16c0 9 8 17 17 17s17-7 17-17z"><text:p/></draw:path><draw:path draw:style-name="gr180" draw:text-style-name="P67" svg:width="0.085in" svg:height="0.0882in" svg:x="1.1472in" svg:y="0.0118in" svg:viewBox="0 0 217 225" svg:d="M46 190c-13 20-25 24-39 25-4 0-7 0-7 6 0 2 2 4 5 4 8 0 18-1 27-1 10 0 21 1 31 1 2 0 6 0 6-6 0-4-2-4-5-4-7-1-14-3-14-11 0-3 1-7 4-11 8-13 15-26 23-40 27 0 54 0 80 0 1 6 5 49 5 52 0 9-16 10-22 10-5 0-9 0-9 6 0 4 3 3 5 4 13 0 27-1 40-1 8 0 27 1 36 1 1 0 5 0 5-6 0-4-3-4-7-4-20 0-20-2-21-12-6-64-13-130-19-196-1-6-1-7-6-7s-6 2-8 5c-37 62-73 123-110 185zM84 143c20-35 41-70 62-104 3 34 6 69 10 104-25 0-48 0-72 0z"><text:p/></draw:path><draw:path draw:style-name="gr180" draw:text-style-name="P67" svg:width="0.0126in" svg:height="0.0531in" svg:x="1.2815in" svg:y="0.0472in" svg:viewBox="0 0 33 136" svg:d="M33 16c0-9-7-16-16-16s-17 7-17 16 8 17 17 17 16-8 16-17zM33 119c0-9-7-16-16-16s-17 6-17 16c0 9 8 17 17 17s16-7 16-17z"><text:p/></draw:path><draw:path draw:style-name="gr180" draw:text-style-name="P67" svg:width="0.0886in" svg:height="0.0843in" svg:x="1.3445in" svg:y="0.0161in" svg:viewBox="0 0 226 215" svg:d="M84 116c18 0 35 0 53 0 45 0 89-32 89-68 0-25-21-48-62-48-34 0-69 0-103 0-6 0-9 0-9 6 0 4 3 4 9 4 4 0 10 0 14 1s7 2 7 4-1 3-2 7c-14 56-28 113-42 170-3 10-4 13-29 13-5 0-9 0-9 7 0 3 4 3 5 3 9 0 31-1 40-1 7 0 14 0 21 0 6 0 13 1 20 1 2 0 7 0 7-6 0-4-4-4-9-4-12 0-21 0-21-5 0-2 1-4 1-5 6-27 13-53 20-79zM106 22c3-11 4-12 17-12 10 0 21 0 31 0 26 0 42 9 42 31 0 12-6 39-18 50-16 14-35 17-48 17-16 0-30 0-45 0 7-29 14-58 21-86z"><text:p/></draw:path><draw:path draw:style-name="gr180" draw:text-style-name="P67" svg:width="0.0287in" svg:height="0.1236in" svg:x="1.4492in" svg:y="0.0079in" svg:viewBox="0 0 74 315" svg:d="M74 311c0 0 0-1-6-6-39-40-49-100-49-147 0-55 12-110 50-150 5-3 5-4 5-5 0-2-1-3-4-3-2 0-31 22-49 61-16 35-21 70-21 97 0 25 4 62 22 98 19 38 46 59 48 59 3 0 4-1 4-4z"><text:p/></draw:path><draw:path draw:style-name="gr180" draw:text-style-name="P67" svg:width="0.102in" svg:height="0.0843in" svg:x="1.489in" svg:y="0.0161in" svg:viewBox="0 0 260 215" svg:d="M145 86c-9-21-18-42-27-63-1-2-2-3-2-4 0-2 6-7 19-9 4 0 6-1 6-6 0-4-3-4-4-4-14 0-27 1-40 1-8 0-28-1-36-1-2 0-5 0-5 6 0 4 3 4 7 4 19 0 21 3 23 10 13 29 26 58 38 88-22 23-44 48-66 72-2 1-3 2-5 4-15 15-30 20-47 21-3 0-6 0-6 7 1 1 0 3 4 3 10 0 19-1 29-1 12 0 25 1 36 1 2 0 6 0 6-6 0-4-3-4-4-4-3 0-12-1-12-10 0-3 4-9 8-13 10-12 21-23 32-33 10-11 19-22 29-32 11 25 21 50 31 76 2 2 2 2 2 3 0 3-6 8-18 9-3 0-6 1-6 7 0 3 3 3 4 3 9 0 31-1 40-1 8 0 27 1 35 1 3 0 6 0 6-6 0-4-3-4-6-4-21 0-22-1-27-12-12-30-33-80-40-98 21-22 54-60 64-69 9-7 21-15 41-16 3 0 6 0 6-6-1-1 0-4-3-4-10 0-20 1-30 1-12 0-24-1-35-1-2 0-7 0-7 6 0 3 2 4 4 4 3 0 13 1 13 10 0 4-4 8-6 11-17 18-34 36-51 55z"><text:p/></draw:path><draw:path draw:style-name="gr180" draw:text-style-name="P67" svg:width="0.0618in" svg:height="0.072in" svg:x="1.6433in" svg:y="0.0339in" svg:viewBox="0 0 158 184" svg:d="M147 98c5 0 11 0 11-6s-6-6-11-6c-45 0-89 0-134 0 3-43 40-73 84-73 16 0 34 0 50 0 5 0 11 0 11-7 0-6-6-6-11-6-16 0-34 0-50 0-54 0-97 41-97 92 0 50 43 92 97 92 16 0 34 0 50 0 5 0 11 0 11-7 0-6-6-6-11-6-16 0-34 0-50 0-44 0-81-31-84-73 45 0 89 0 134 0z"><text:p/></draw:path><draw:path draw:style-name="gr180" draw:text-style-name="P67" svg:width="0.085in" svg:height="0.0882in" svg:x="1.7551in" svg:y="0.0118in" svg:viewBox="0 0 217 225" svg:d="M45 190c-13 20-24 24-39 25-3 0-6 0-6 6 0 2 1 4 4 4 9 0 19-1 28-1s20 1 31 1c2 0 5 0 5-6 0-4-2-4-4-4-7-1-15-3-15-11 0-3 1-7 4-11 8-13 16-26 24-40 27 0 54 0 80 0 1 6 5 49 5 52 0 9-17 10-23 10-5 0-8 0-8 6 0 4 4 4 5 4 13 0 26-1 40-1 8 0 27 1 35 1 2 0 6 0 6-6 0-4-4-4-7-4-20 0-20-2-21-12-6-64-13-130-20-196 0-6 0-7-5-7-6 0-6 2-8 5-37 62-74 123-111 185zM84 143c20-35 41-70 62-104 3 34 6 69 10 104-25 0-48 0-72 0z"><text:p/></draw:path><draw:path draw:style-name="gr180" draw:text-style-name="P67" svg:width="0.0287in" svg:height="0.1236in" svg:x="1.8512in" svg:y="0.0079in" svg:viewBox="0 0 74 315" svg:d="M74 158c0-25-4-63-22-99-19-38-46-59-48-59-3 0-4 1-4 3 0 1 0 2 6 7 31 31 49 82 49 148 0 53-12 108-50 148-5 4-5 5-5 5 0 2 1 4 4 4 2 0 31-22 49-62 16-34 21-68 21-95z"><text:p/></draw:path><draw:path draw:style-name="gr180" draw:text-style-name="P67" svg:width="0.0827in" svg:height="0.0287in" svg:x="1.9339in" svg:y="0.055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85in" svg:height="0.1374in" svg:x="2.0654in" svg:y="0.0004in" svg:viewBox="0 0 175 350" svg:d="M68 277c-4 52-15 66-34 66-3 0-13-1-20-6 9-1 12-9 12-13 0-9-7-13-12-13-7 0-14 4-14 13 0 15 15 26 34 26 31 0 46-27 52-56 5-16 17-107 18-142 2-27 5-53 7-79 4-58 15-66 29-66 3 0 13 1 20 7-9 1-11 9-11 13 0 9 7 13 12 13 6 0 14-4 14-14 0-15-16-26-35-26-30 0-43 31-48 55-4 17-15 106-18 144-2 26-4 52-6 78z"><text:p/></draw:path><draw:path draw:style-name="gr180" draw:text-style-name="P67" svg:width="0.0654in" svg:height="0.0614in" svg:x="2.122in" svg:y="0.0827in" svg:viewBox="0 0 167 157" svg:d="M33 130c-8 13-15 19-28 19-2 0-5 0-5 5 0 3 2 3 4 3 5 0 12 0 19 0s16 0 22 0c1 0 5 0 5-5 0-3-3-3-4-3-2 0-10-1-10-6 0-3 2-7 4-9 5-9 11-18 17-27 21 0 42 0 64 0 1 12 3 24 5 37-1 2-3 5-15 5-3 0-7 0-7 5 0 1 1 3 4 3 6 0 23 0 29 0 3 0 9 0 12 0 5 0 9 0 13 0s5-1 5-4c0-4-3-4-7-4-12 0-12-1-13-7-7-46-14-91-20-137 0-4-2-5-5-5-5 0-6 2-8 4-27 43-54 84-81 126zM62 99c15-24 32-48 47-72 4 24 6 48 10 72-19 0-38 0-57 0z"><text:p/></draw:path><draw:path draw:style-name="gr180" draw:text-style-name="P67" svg:width="0.0618in" svg:height="0.1122in" svg:x="2.2256in" svg:y="0.0134in" svg:viewBox="0 0 158 286" svg:d="M100 96c9 0 18 0 27 0 6 0 9 0 9-6 0-4-3-4-8-4-9 0-17 0-26 0 2-12 4-24 6-36 1-7 5-29 7-33 4-6 9-11 16-11 0 0 9 0 15 7-14 0-17 11-17 17 0 7 6 11 11 11 9 0 18-8 18-19 0-15-15-22-27-22-11 0-31 5-41 37-2 6-3 9-10 49-7 0-15 0-22 0-6 0-9 0-9 6 0 4 2 4 9 4s13 0 20 0c-8 42-15 83-23 124-6 30-12 59-28 59-1 0-9 0-15-5 14-1 18-13 18-18 0-7-7-10-13-10-8 0-17 6-17 19 0 14 14 21 27 21 17 0 30-19 36-30 10-20 17-59 17-61 6-32 14-65 20-99z"><text:p/></draw:path><draw:path draw:style-name="gr180" draw:text-style-name="P67" svg:width="0.0764in" svg:height="0.0591in" svg:x="2.2843in" svg:y="0.0602in" svg:viewBox="0 0 195 151" svg:d="M112 67c7-8 14-15 21-22 28-28 37-36 57-37 3-1 5-1 5-5 0-2-1-2-2-3-7 0-15 1-21 1s-21-1-26-1c-2 0-5 1-5 4 1 1 0 3 4 4 2 0 7 0 7 6 0 2-3 6-5 9-2 1-30 28-38 36-7-14-15-28-23-43v-2c0-2 3-6 11-6 1 0 5-1 5-5-1-1 0-3-4-3-5 0-11 1-15 1-5 0-10 0-15 0-3 0-9 0-12 0-5-1-9-1-13-1-1 0-4 0-4 4s2 4 6 4c14 0 14 2 16 6 11 21 21 41 32 62-5 3-8 8-13 12-4 4-14 14-19 18-27 26-36 36-56 37-2 0-5 0-5 5 0 0 1 3 3 3 6 0 14-1 20-1 4 0 10 0 14 0s9 1 13 1c0 0 4 0 4-5 0-3-3-3-4-3-2 0-7-1-7-5s3-7 7-12c16-15 30-30 45-44 9 17 18 34 27 52 1 3 2 3 2 4s-4 4-11 5c-3 0-6 0-6 5 1 0 0 3 4 3 5 0 11-1 15-1 5 0 10 0 14 0s9 0 13 0c5 0 9 1 13 1 1 0 4 0 4-5 0-3-3-3-6-3-14 0-15-3-16-6-12-24-25-47-36-70z"><text:p/></draw:path><draw:path draw:style-name="gr180" draw:text-style-name="P67" svg:width="0.0283in" svg:height="0.1236in" svg:x="2.387in" svg:y="0.0079in" svg:viewBox="0 0 73 315" svg:d="M73 311c0 0 0-1-5-6-40-40-50-100-50-147 0-55 12-110 50-150 5-3 5-4 5-5 0-2-1-3-3-3-3 0-32 22-50 61-16 35-20 70-20 97 0 25 3 62 21 98 19 38 46 59 49 59 2 0 3-1 3-4z"><text:p/></draw:path><draw:path draw:style-name="gr180" draw:text-style-name="P67" svg:width="0.0378in" svg:height="0.0787in" svg:x="2.426in" svg:y="0.0228in" svg:viewBox="0 0 97 201" svg:d="M59 72c9 0 19 0 29 0 7 0 9 0 9-6 0-4-2-4-9-4-9 0-18 0-27 0 11-45 13-51 13-53 0-5-4-9-9-9-1 0-10 1-13 12-4 17-8 33-12 50-10 0-20 0-30 0-6 0-10 0-10 6 0 4 3 4 9 4 9 0 19 0 28 0-23 89-23 95-23 101 0 17 11 28 28 28 33 0 51-45 51-48 0-4-3-4-5-4s-2 1-4 5c-14 33-31 40-41 40-7 0-10-3-10-14 0-7 0-10 2-15 8-32 15-62 24-93z"><text:p/></draw:path><draw:path draw:style-name="gr180" draw:text-style-name="P67" svg:width="0.0287in" svg:height="0.1236in" svg:x="2.4752in" svg:y="0.0079in" svg:viewBox="0 0 74 315" svg:d="M74 158c0-25-4-63-21-99-19-38-47-59-49-59s-4 1-4 3c0 1 0 2 6 7 31 31 49 82 49 148 0 53-12 108-50 148-5 4-5 5-5 5 0 2 2 4 4 4s31-22 50-62c16-34 20-68 20-95z"><text:p/></draw:path><draw:path draw:style-name="gr180" draw:text-style-name="P67" svg:width="0.0587in" svg:height="0.087in" svg:x="2.5217in" svg:y="0.0142in" svg:viewBox="0 0 150 222" svg:d="M150 4c-1-1 0-4-3-4-6 0-35 4-41 4-2 0-4 1-4 6 0 3 2 4 8 4 14 0 15 2 15 5 0 2-1 4-1 6-6 25-12 50-19 75-5-12-15-20-28-20-37 0-77 46-77 93 0 29 17 49 42 49 7 0 22-2 41-23 3 12 13 23 29 23 11 0 19-7 23-17 5-11 6-21 10-30 0-4-3-4-4-4-3 0-3 2-4 6-6 19-12 38-24 38-9 0-9-8-9-14 0-7 0-9 1-15 16-61 30-121 45-182zM85 182c-2 6-2 6-7 11-13 18-27 22-36 22-15 0-19-17-19-29 0-15 9-55 17-69 10-18 24-30 37-30 20 0 25 25 25 27s-1 5-1 6c-6 20-11 41-16 62z"><text:p/></draw:path><draw:path draw:style-name="gr180" draw:text-style-name="P67" svg:width="0.0378in" svg:height="0.0787in" svg:x="2.5843in" svg:y="0.0228in" svg:viewBox="0 0 97 201" svg:d="M58 72c10 0 19 0 29 0 7 0 10 0 10-6 0-4-3-4-9-4-9 0-19 0-28 0 12-45 13-51 13-53 0-5-4-9-9-9-1 0-10 1-13 12-4 17-8 33-12 50-10 0-20 0-30 0-6 0-9 0-9 6 0 4 3 4 9 4 9 0 19 0 28 0-23 89-24 95-24 101 0 17 11 28 28 28 33 0 51-45 51-48 0-4-3-4-4-4-2 0-3 1-4 5-14 33-31 40-42 40-6 0-10-3-10-14 0-7 1-10 2-15 8-32 16-62 24-93z"><text:p/></draw:path></draw:g></draw:g></text:span><text:s/>Dk: <draw:g text:anchor-type="as-char" svg:y="-0.1228in" draw:z-index="37" draw:name="Shape50" draw:style-name="gr178"><svg:title>TexMaths</svg:title><svg:desc>9§inline§(1), (3) \text{ bez dk } (2) P(a \leq X \leq b) = P(a &lt; X \leq b) = P(X\leq b) - P(X \leq a) = \int_{-\infty}^b f_X  - \int_{-\infty}^a f_X  = \int_a^b f_X \square§svg§600§FALSE§</svg:desc><draw:g draw:style-name="gr2"><draw:path draw:style-name="gr179" draw:text-style-name="P66" svg:width="4.7528in" svg:height="0.161in" svg:x="0.0004in" svg:y="0.0063in" svg:viewBox="0 0 12073 410" svg:d="M0 0c4025 0 8048 0 12073 0 0 137 0 273 0 410-4025 0-8048 0-12073 0 0-137 0-273 0-410z"><text:p/></draw:path><draw:path draw:style-name="gr180" draw:text-style-name="P67" svg:width="0.0232in" svg:height="0.1236in" svg:x="0.0055in" svg:y="0.0362in" svg:viewBox="0 0 60 315" svg:d="M60 311c0-1 0-2-4-7-33-40-41-98-41-147 0-54 10-109 42-148 3-5 3-5 3-5 0-3 0-4-2-4-3 0-26 22-42 61-13 35-16 70-16 96s3 63 17 98c16 39 38 60 41 60 2 0 2-1 2-4z"><text:p/></draw:path><draw:path draw:style-name="gr180" draw:text-style-name="P67" svg:width="0.0335in" svg:height="0.0823in" svg:x="0.0445in" svg:y="0.0469in" svg:viewBox="0 0 86 210" svg:d="M54 8c0-8 0-8-6-8-17 20-40 20-48 20 0 3 0 6 0 10 5 0 21 0 34-8 0 54 0 108 0 162 0 12-1 16-24 16-3 0-6 0-9 0 0 2 0 6 0 10 9-1 32-1 43-1 10 0 33 0 42 1 0-4 0-8 0-10-3 0-5 0-8 0-24 0-24-4-24-16 0-59 0-117 0-176z"><text:p/></draw:path><draw:path draw:style-name="gr180" draw:text-style-name="P67" svg:width="0.0236in" svg:height="0.1236in" svg:x="0.0925in" svg:y="0.0362in" svg:viewBox="0 0 61 315" svg:d="M61 157c0-24-3-62-17-98-16-38-39-59-41-59s-3 1-3 4l5 7c26 30 41 81 41 146 0 54-10 109-42 149-4 3-4 4-4 5 0 2 1 4 3 4s26-22 42-62c13-33 16-69 16-96z"><text:p/></draw:path><draw:path draw:style-name="gr180" draw:text-style-name="P67" svg:width="0.0118in" svg:height="0.0366in" svg:x="0.1354in" svg:y="0.1165in" svg:viewBox="0 0 31 94" svg:d="M31 33c0-21-6-33-17-33-9 0-14 8-14 16 0 9 5 17 14 17 3 0 7-1 9-4 1 0 1-1 2-1 0 2 0 1 0 5 0 24-9 43-18 52-3 4-3 5-3 6 0 2 2 3 3 3 3 0 24-24 24-61z"><text:p/></draw:path><draw:path draw:style-name="gr180" draw:text-style-name="P67" svg:width="0.0236in" svg:height="0.1236in" svg:x="0.1827in" svg:y="0.0362in" svg:viewBox="0 0 61 315" svg:d="M61 311c0-1 0-2-4-7-33-40-42-98-42-147 0-54 10-109 42-148 4-5 4-5 4-5 0-3-1-4-3-4s-26 22-42 61c-13 35-16 70-16 96s3 63 17 98c16 39 39 60 41 60s3-1 3-4z"><text:p/></draw:path><draw:path draw:style-name="gr180" draw:text-style-name="P67" svg:width="0.0425in" svg:height="0.085in" svg:x="0.2169in" svg:y="0.0469in" svg:viewBox="0 0 109 217" svg:d="M65 99c21-9 36-31 36-56 0-26-23-43-48-43-26 0-46 19-46 42 0 11 6 16 13 16 8 0 13-6 13-15 0-16-11-16-16-16 8-15 25-20 35-20 11 0 25 7 25 36 0 4 0 22-7 35-8 16-17 16-23 17-2 0-9 1-11 1s-3 0-3 4c0 3 1 3 6 3 3 0 8 0 12 0 20 0 30 22 30 53 0 43-18 52-29 52s-31-6-40-24c9 1 17-6 17-18 0-11-7-18-15-18-6 0-14 5-14 19 0 29 24 50 53 50 32 0 56-29 56-61 0-26-17-51-44-57z"><text:p/></draw:path><draw:path draw:style-name="gr180" draw:text-style-name="P67" svg:width="0.0232in" svg:height="0.1236in" svg:x="0.2701in" svg:y="0.0362in" svg:viewBox="0 0 60 315" svg:d="M60 157c0-24-3-62-17-98-15-38-38-59-41-59-1 0-2 1-2 4l4 7c27 30 41 81 41 146 0 54-9 109-42 149-3 3-3 4-3 5 0 2 1 4 2 4 3 0 26-22 42-62 13-33 16-69 16-96z"><text:p/></draw:path><draw:path draw:style-name="gr180" draw:text-style-name="P67" svg:width="0.0504in" svg:height="0.087in" svg:x="0.3413in" svg:y="0.0433in" svg:viewBox="0 0 129 222" svg:d="M38 100c0-33 0-67 0-100-13 1-25 3-38 4 0 2 0 6 0 9 19 0 21 2 21 18 0 62 0 125 0 188 2 0 4 0 7 0 3-8 2-5 8-20 4 7 15 23 35 23 31 0 58-31 58-72 0-39-26-71-55-71-20 0-32 15-36 21zM39 183c0-22 0-44 0-65 0-6 0-6 3-12 10-17 24-20 30-20 12 0 22 8 28 20 6 14 7 32 7 44s0 31-7 45c-6 10-16 20-30 20-12 0-22-7-28-19-3-7-3-8-3-13z"><text:p/></draw:path><draw:path draw:style-name="gr180" draw:text-style-name="P67" svg:width="0.0394in" svg:height="0.0567in" svg:x="0.4012in" svg:y="0.074in" svg:viewBox="0 0 101 145" svg:d="M22 62c2-48 23-55 32-55 28 0 30 42 30 55-21 0-41 0-62 0zM22 68c25 0 49 0 73 0 5 0 6 0 6-6 0-31-14-62-47-62-29 0-54 32-54 72 0 42 28 73 58 73 32 0 43-35 43-42 0-2-1-3-3-3s-3 2-4 4c-8 33-32 33-34 33-14 0-24-9-30-21-8-15-8-36-8-48z"><text:p/></draw:path><draw:path draw:style-name="gr180" draw:text-style-name="P67" svg:width="0.0378in" svg:height="0.0531in" svg:x="0.4472in" svg:y="0.076in" svg:viewBox="0 0 97 136" svg:d="M94 9c3-3 3-4 3-5 0-4-3-4-7-4-28 0-56 0-84 0-1 17-2 33-3 50 2 0 4 0 7 0 1-31 6-43 35-43 10 0 20 0 30 0-24 40-48 79-73 119-2 4-2 4-2 5 0 5 1 5 7 5 29 0 57 0 86 0 1-20 3-40 4-60-2 0-4 0-6 0-2 38-8 52-38 52-11 0-21 0-31 0 24-40 48-79 72-119z"><text:p/></draw:path><draw:path draw:style-name="gr180" draw:text-style-name="P67" svg:width="0.0504in" svg:height="0.087in" svg:x="0.528in" svg:y="0.0433in" svg:viewBox="0 0 129 222" svg:d="M91 202c0 6 0 13 0 20 12-2 25-2 38-3 0-4 0-8 0-10-18 0-20-2-20-18 0-64 0-127 0-191-13 1-26 3-38 4 0 2 0 6 0 9 18 0 21 2 21 18 0 22 0 45 0 68-9-12-20-20-34-20-30 0-58 31-58 72 0 40 25 71 56 71 16 0 28-11 35-20zM91 117c0 22 0 43 0 65 0 5 0 6-3 11-8 15-20 22-31 22-12 0-21-8-28-20-7-13-7-31-7-44 0-12 0-30 8-45 5-10 15-20 30-20 8 0 20 5 28 19 3 6 3 6 3 12z"><text:p/></draw:path><draw:path draw:style-name="gr180" draw:text-style-name="P67" svg:width="0.0492in" svg:height="0.0858in" svg:x="0.5843in" svg:y="0.0433in" svg:viewBox="0 0 126 219" svg:d="M21 194c0 15-3 15-21 15 0 2 0 6 0 10 9 0 21-1 28-1 8 0 19 0 29 1 0-4 0-8 0-10-17 0-20 0-20-15 0-10 0-21 0-32 5-6 11-12 17-17 20 33 31 51 31 57s-5 7-10 7c0 2 0 6 0 10 8 0 23-1 28-1 9 0 16 0 23 1 0-4 0-8 0-10-9 0-15 0-25-17-11-19-22-38-33-56 0-1-2-3-2-4s19-20 22-22c16-16 27-17 33-17 0-4 0-8 0-10-8 1-12 1-19 1-9 0-25-1-29-1 0 2 0 6 0 10 5 0 7 3 7 8 0 6-3 10-6 11-11 13-24 26-36 39 0-50 0-101 0-151-13 1-25 3-38 4 0 2 0 6 0 9 19 0 21 2 21 18 0 54 0 108 0 163z"><text:p/></draw:path><draw:path draw:style-name="gr180" draw:text-style-name="P67" svg:width="0.0232in" svg:height="0.1236in" svg:x="0.6803in" svg:y="0.0362in" svg:viewBox="0 0 60 315" svg:d="M60 311c0-1 0-2-4-7-33-40-41-98-41-147 0-54 10-109 42-148 3-5 3-5 3-5 0-3 0-4-2-4-3 0-26 22-42 61-13 35-16 70-16 96s3 63 17 98c16 39 38 60 41 60 2 0 2-1 2-4z"><text:p/></draw:path><draw:path draw:style-name="gr180" draw:text-style-name="P67" svg:width="0.0406in" svg:height="0.0823in" svg:x="0.7154in" svg:y="0.0469in" svg:viewBox="0 0 104 210" svg:d="M20 185c9-10 19-21 28-32 41-44 56-60 56-92 0-36-23-61-55-61-30 0-49 29-49 57 0 18 13 18 14 18 5 0 14-5 14-17 0-9-5-17-15-17-1 0-2 0-3 0 6-20 21-32 35-32 24 0 35 26 35 52 0 25-12 50-26 69-18 23-34 45-51 68-3 4-3 4-3 12 33 0 65 0 97 0 3-19 5-37 7-55-2 0-4 0-6 0-1 9-4 23-6 28-2 2-19 2-24 2-16 0-32 0-48 0z"><text:p/></draw:path><draw:path draw:style-name="gr180" draw:text-style-name="P67" svg:width="0.0236in" svg:height="0.1236in" svg:x="0.7673in" svg:y="0.0362in" svg:viewBox="0 0 61 315" svg:d="M61 157c0-24-3-62-17-98-16-38-39-59-41-59s-3 1-3 4l5 7c26 30 41 81 41 146 0 54-10 109-42 149-4 3-4 4-4 5 0 2 1 4 3 4s26-22 42-62c13-33 16-69 16-96z"><text:p/></draw:path><draw:path draw:style-name="gr180" draw:text-style-name="P67" svg:width="0.0732in" svg:height="0.0843in" svg:x="0.8059in" svg:y="0.0457in" svg:viewBox="0 0 187 215" svg:d="M68 115c15 0 30 0 45 0 37 0 74-32 74-68 0-24-17-47-52-47-28 0-56 0-84 0-6 0-9 0-9 5 0 4 3 4 9 4 3 0 7 1 11 1 3 1 5 2 5 5 0 1 0 2-1 6-12 56-23 113-35 170-3 11-3 14-24 14-4 0-7 0-7 6 0 4 3 4 4 4 7 0 26-1 33-1 5 0 11 0 17 0s11 1 17 1c2 0 5 0 5-6 0-4-2-4-8-4-9 0-16 0-16-5 0-2 0-4 1-6 5-27 10-53 15-79zM88 22c2-12 3-13 14-13 8 0 17 0 25 0 22 0 35 9 35 31 0 12-5 39-15 51-13 13-29 16-41 16s-24 0-36 0c6-29 12-57 18-85z"><text:p/></draw:path><draw:path draw:style-name="gr180" draw:text-style-name="P67" svg:width="0.0236in" svg:height="0.1236in" svg:x="0.8921in" svg:y="0.0362in" svg:viewBox="0 0 61 315" svg:d="M61 311c0-1 0-2-4-7-33-40-41-98-41-147 0-54 9-109 41-148 4-5 4-5 4-5 0-3-1-4-3-4s-26 22-42 61c-13 35-16 70-16 96s3 63 17 98c16 39 39 60 41 60s3-1 3-4z"><text:p/></draw:path><draw:path draw:style-name="gr180" draw:text-style-name="P67" svg:width="0.0469in" svg:height="0.0559in" svg:x="0.9264in" svg:y="0.0756in" svg:viewBox="0 0 120 143" svg:d="M87 20c-4-12-12-20-24-20-30 0-63 47-63 93 0 29 15 50 35 50 5 0 19-2 34-23 2 12 11 23 24 23 9 0 15-7 19-17 5-12 8-31 8-32 0-3-2-3-3-3-3 0-3 2-4 6-4 20-9 39-20 39-7 0-7-8-7-15s0-9 3-23c3-13 3-16 5-29 3-14 7-29 10-44 2-8 2-9 2-10 0-5-3-9-8-9-6 0-10 7-11 14zM70 102c-1 6-1 6-5 11-11 17-23 23-29 23-14 0-17-17-17-30 0-15 8-54 14-69 8-18 20-30 30-30 17 0 21 25 21 28 0 2-1 4-1 5-4 21-9 41-13 62z"><text:p/></draw:path><draw:path draw:style-name="gr180" draw:text-style-name="P67" svg:width="0.0622in" svg:height="0.0953in" svg:x="1.0138in" svg:y="0.0504in" svg:viewBox="0 0 159 243" svg:d="M155 13c3-1 4-3 4-7 0-3-1-6-5-6-1 0-4 1-4 2-49 28-96 55-145 83-4 1-5 4-5 7 0 2 1 4 5 6 49 27 96 55 145 83 3 2 3 2 4 2 3 0 5-3 5-7 0-2-1-4-5-7-45-26-91-52-137-77 46-26 92-52 138-79zM150 243c5 0 9 0 9-6 0-7-5-7-9-7-47 0-94 0-141 0-4 0-9 0-9 7 0 6 4 6 9 6 47 0 94 0 141 0z"><text:p/></draw:path><draw:path draw:style-name="gr180" draw:text-style-name="P67" svg:width="0.0846in" svg:height="0.0843in" svg:x="1.1165in" svg:y="0.0457in" svg:viewBox="0 0 216 215" svg:d="M120 85c-8-20-15-42-23-63 0-2 0-2 0-3 0-3 4-8 15-10 3 0 5 0 5-5 0-4-3-4-4-4-10 0-21 1-33 1-6 0-23-1-29-1-2 0-5 0-5 6 0 3 3 3 6 3 16 0 17 4 20 11 11 29 20 57 31 87-19 23-37 48-55 72-2 1-3 2-4 4-13 16-25 21-38 22-4 0-6 0-6 6 1 1 0 4 4 4 7 0 16-1 24-1 10 0 20 1 29 1 2 0 5 0 5-6 0-4-2-4-3-4-2 0-11-1-11-10 0-4 4-10 7-14 9-12 18-23 27-33 8-11 15-22 24-32 9 25 17 50 26 76 1 3 1 3 1 4 0 3-4 8-15 9-3 0-5 1-5 6 0 4 3 4 4 4 7 0 26-1 33-1 6 0 23 1 29 1 2 0 5 0 5-6 0-4-2-4-5-4-18 0-18-1-23-13-9-30-27-80-33-98 18-22 45-60 53-69 8-7 18-15 34-16 3 0 6 0 6-6-2-1 0-3-4-3-8 0-16 1-24 1-10 0-20-1-30-1-1 0-5 0-5 6 0 2 2 3 3 3 3 1 11 1 11 10 0 4-3 9-5 12-14 18-28 36-42 54z"><text:p/></draw:path><draw:path draw:style-name="gr180" draw:text-style-name="P67" svg:width="0.0626in" svg:height="0.0953in" svg:x="1.2445in" svg:y="0.0504in" svg:viewBox="0 0 160 243" svg:d="M155 13c3-1 5-3 5-7 0-3-2-6-5-6-2 0-4 1-5 2-49 28-96 55-145 83-4 1-5 4-5 7 0 2 1 4 5 6 49 27 96 55 145 83 3 2 4 2 5 2 3 0 5-3 5-7 0-2-2-4-6-7-45-26-91-52-136-77 45-26 91-52 137-79zM150 243c5 0 10 0 10-6 0-7-6-7-10-7-47 0-93 0-140 0-5 0-10 0-10 7 0 6 4 6 9 6 47 0 94 0 141 0z"><text:p/></draw:path><draw:path draw:style-name="gr180" draw:text-style-name="P67" svg:width="0.0378in" svg:height="0.087in" svg:x="1.3492in" svg:y="0.0433in" svg:viewBox="0 0 97 222" svg:d="M51 4c0-1 0-4-4-4-6 0-25 3-32 3-2 1-5 1-5 6 0 4 3 4 6 4 13 0 14 2 14 5s-2 13-4 20c-7 34-14 68-22 102-3 17-4 22-4 33 0 29 14 49 33 49 31 0 64-47 64-92 0-29-14-51-35-51-12 0-23 9-31 19 7-31 13-63 20-94zM26 122c2-7 2-7 4-10 12-21 24-26 31-26 10 0 16 9 16 30 0 18-8 55-13 67-8 20-20 32-31 32-8 0-17-8-17-31 0-7 0-13 4-33 2-10 4-20 6-29z"><text:p/></draw:path><draw:path draw:style-name="gr180" draw:text-style-name="P67" svg:width="0.0232in" svg:height="0.1236in" svg:x="1.3945in" svg:y="0.0362in" svg:viewBox="0 0 60 315" svg:d="M60 157c0-24-3-62-17-98-15-38-38-59-41-59-1 0-2 1-2 4l4 7c27 30 41 81 41 146 0 54-9 109-42 149-3 3-3 4-3 5 0 2 1 4 2 4 3 0 26-22 42-62 13-33 16-69 16-96z"><text:p/></draw:path><draw:path draw:style-name="gr180" draw:text-style-name="P67" svg:width="0.0677in" svg:height="0.0287in" svg:x="1.463in" svg:y="0.0839in" svg:viewBox="0 0 173 74" svg:d="M164 13c5 0 9 0 9-7 0-6-4-6-8-6-52 0-105 0-157 0-4 0-8 0-8 6 0 7 4 7 9 7 52 0 103 0 155 0zM165 74c4 0 8 0 8-7 0-6-4-6-9-6-52 0-103 0-155 0-5 0-9 0-9 6 0 7 4 7 8 7 52 0 105 0 157 0z"><text:p/></draw:path><draw:path draw:style-name="gr180" draw:text-style-name="P67" svg:width="0.0732in" svg:height="0.0843in" svg:x="1.5701in" svg:y="0.0457in" svg:viewBox="0 0 187 215" svg:d="M68 115c15 0 30 0 45 0 37 0 74-32 74-68 0-24-17-47-52-47-28 0-56 0-84 0-6 0-9 0-9 5 0 4 3 4 8 4 4 0 8 1 12 1 3 1 5 2 5 5 0 1 0 2-1 6-12 56-23 113-35 170-3 11-3 14-24 14-4 0-7 0-7 6 0 4 3 4 4 4 7 0 26-1 33-1 5 0 11 0 17 0s11 1 17 1c2 0 5 0 5-6 0-4-2-4-8-4-9 0-16 0-16-5 0-2 0-4 1-6 5-27 10-53 15-79zM88 22c2-12 3-13 14-13 8 0 16 0 24 0 23 0 36 9 36 31 0 12-5 39-15 51-13 13-29 16-41 16s-24 0-36 0c6-29 12-57 18-85z"><text:p/></draw:path><draw:path draw:style-name="gr180" draw:text-style-name="P67" svg:width="0.0236in" svg:height="0.1236in" svg:x="1.6567in" svg:y="0.0362in" svg:viewBox="0 0 61 315" svg:d="M61 311c0-1 0-2-4-7-33-40-41-98-41-147 0-54 9-109 41-148 4-5 4-5 4-5 0-3-1-4-3-4s-26 22-42 61c-13 35-16 70-16 96s3 63 17 98c16 39 39 60 41 60s3-1 3-4z"><text:p/></draw:path><draw:path draw:style-name="gr180" draw:text-style-name="P67" svg:width="0.0469in" svg:height="0.0559in" svg:x="1.6906in" svg:y="0.0756in" svg:viewBox="0 0 120 143" svg:d="M87 20c-4-12-12-20-24-20-30 0-63 47-63 93 0 29 14 50 35 50 5 0 18-2 34-23 2 12 11 23 24 23 9 0 15-7 19-17 4-12 8-31 8-32 0-3-2-3-3-3-3 0-3 2-4 6-4 20-9 39-20 39-7 0-7-8-7-15s0-9 3-23c3-13 3-16 5-29 3-14 7-29 10-44 2-8 2-9 2-10 0-5-3-9-8-9-6 0-10 7-11 14zM70 102c-1 6-1 6-5 11-11 17-23 23-29 23-14 0-17-17-17-30 0-15 8-54 14-69 8-18 20-30 30-30 17 0 21 25 21 28 0 2-1 4-1 5-4 21-9 41-13 62z"><text:p/></draw:path><draw:path draw:style-name="gr180" draw:text-style-name="P67" svg:width="0.0622in" svg:height="0.0717in" svg:x="1.778in" svg:y="0.0626in" svg:viewBox="0 0 159 183" svg:d="M155 13c3-2 4-3 4-7 0-3-2-6-5-6-1 0-1 0-4 2-49 28-97 55-146 83-3 0-4 1-4 6 0 3 1 5 4 7 49 27 97 55 146 83 3 2 3 2 4 2 3 0 5-3 5-7 0-3-1-5-4-7-46-26-92-52-138-78 46-26 92-52 138-78z"><text:p/></draw:path><draw:path draw:style-name="gr180" draw:text-style-name="P67" svg:width="0.0843in" svg:height="0.0843in" svg:x="1.8811in" svg:y="0.0457in" svg:viewBox="0 0 215 215" svg:d="M120 85c-8-20-15-42-23-63 0-2 0-2 0-3 0-3 4-8 15-10 3 0 5 0 5-5 0-4-3-4-4-4-10 0-21 1-33 1-6 0-23-1-29-1-2 0-5 0-5 6 0 3 3 3 6 3 16 0 17 4 20 11 11 29 20 57 31 87-19 23-37 48-55 72-2 1-3 2-4 4-13 16-25 21-38 22-4 0-6 0-6 6 1 1 0 4 3 4 8 0 17-1 25-1 10 0 20 1 29 1 2 0 5 0 5-6 0-4-2-4-3-4-2 0-11-1-11-10 0-4 4-10 7-14 9-12 18-23 27-33 8-11 15-22 24-32 9 25 17 50 26 76 1 3 1 3 1 4 0 3-5 8-15 9-3 0-5 1-5 6 0 4 3 4 4 4 7 0 25-1 33-1 6 0 22 1 29 1 2 0 5 0 5-6 0-4-3-4-5-4-18 0-18-1-23-13-9-30-27-80-33-98 18-22 45-60 53-69 8-7 18-15 34-16 3 0 5 0 5-6-1-1 0-3-3-3-8 0-16 1-24 1-10 0-20-1-30-1-1 0-5 0-5 6 0 2 2 3 3 3 3 1 11 1 11 10 0 4-3 9-5 12-14 18-28 36-42 54z"><text:p/></draw:path><draw:path draw:style-name="gr180" draw:text-style-name="P67" svg:width="0.0626in" svg:height="0.0953in" svg:x="2.0087in" svg:y="0.0504in" svg:viewBox="0 0 160 243" svg:d="M155 13c3-1 5-3 5-7 0-3-2-6-5-6-2 0-4 1-5 2-49 28-96 55-145 83-4 1-5 4-5 7 0 2 1 4 5 6 49 27 96 55 145 83 3 2 4 2 5 2 3 0 5-3 5-7 0-2-2-4-6-7-45-26-91-52-137-77 46-26 92-52 138-79zM150 243c5 0 10 0 10-6 0-7-6-7-10-7-47 0-93 0-140 0-5 0-10 0-10 7 0 6 4 6 9 6 47 0 94 0 141 0z"><text:p/></draw:path><draw:path draw:style-name="gr180" draw:text-style-name="P67" svg:width="0.0378in" svg:height="0.087in" svg:x="2.1134in" svg:y="0.0433in" svg:viewBox="0 0 97 222" svg:d="M51 4c0-1 0-4-4-4-6 0-25 3-32 3-2 1-5 1-5 6 0 4 3 4 6 4 13 0 14 2 14 5s-3 13-4 20c-7 34-14 68-22 102-3 17-4 22-4 33 0 29 14 49 33 49 31 0 64-47 64-92 0-29-14-51-35-51-12 0-23 9-31 19 7-31 13-63 20-94zM26 122c2-7 2-7 4-10 12-21 24-26 31-26 10 0 16 9 16 30 0 18-8 55-13 67-8 20-20 32-31 32-8 0-17-8-17-31 0-7 0-13 4-33 2-10 4-20 6-29z"><text:p/></draw:path><draw:path draw:style-name="gr180" draw:text-style-name="P67" svg:width="0.0232in" svg:height="0.1236in" svg:x="2.1591in" svg:y="0.0362in" svg:viewBox="0 0 60 315" svg:d="M60 157c0-24-3-62-17-98-15-38-38-59-41-59-1 0-2 1-2 4l4 7c27 30 41 81 41 146 0 54-9 109-42 149-3 3-3 4-3 5 0 2 1 4 2 4 3 0 26-22 42-62 13-33 16-69 16-96z"><text:p/></draw:path><draw:path draw:style-name="gr180" draw:text-style-name="P67" svg:width="0.0677in" svg:height="0.0287in" svg:x="2.2276in" svg:y="0.0839in" svg:viewBox="0 0 173 74" svg:d="M164 13c5 0 9 0 9-7 0-6-4-6-8-6-52 0-105 0-157 0-4 0-8 0-8 6 0 7 4 7 8 7 52 0 104 0 156 0zM165 74c4 0 8 0 8-7 0-6-4-6-9-6-52 0-104 0-156 0-4 0-8 0-8 6 0 7 4 7 8 7 52 0 105 0 157 0z"><text:p/></draw:path><draw:path draw:style-name="gr180" draw:text-style-name="P67" svg:width="0.0732in" svg:height="0.0843in" svg:x="2.3343in" svg:y="0.0457in" svg:viewBox="0 0 187 215" svg:d="M68 115c15 0 30 0 45 0 37 0 74-32 74-68 0-24-17-47-52-47-28 0-56 0-84 0-6 0-9 0-9 5 0 4 3 4 8 4 4 0 8 1 11 1 4 1 6 2 6 5 0 1 0 2-1 6-12 56-23 113-35 170-3 11-3 14-24 14-4 0-7 0-7 6 0 4 3 4 4 4 7 0 26-1 33-1 5 0 11 0 17 0s11 1 17 1c2 0 5 0 5-6 0-4-2-4-8-4-9 0-17 0-17-5 0-2 1-4 2-6 5-27 10-53 15-79zM88 22c2-12 2-13 14-13 8 0 16 0 24 0 23 0 36 9 36 31 0 12-5 39-15 51-13 13-29 16-41 16s-24 0-36 0c6-29 12-57 18-85z"><text:p/></draw:path><draw:path draw:style-name="gr180" draw:text-style-name="P67" svg:width="0.0236in" svg:height="0.1236in" svg:x="2.4205in" svg:y="0.0362in" svg:viewBox="0 0 61 315" svg:d="M61 311c0-1 0-2-4-7-33-40-42-98-42-147 0-54 10-109 42-148 4-5 4-5 4-5 0-3-1-4-3-4s-26 22-42 61c-13 35-16 70-16 96s3 63 17 98c16 39 39 60 41 60s3-1 3-4z"><text:p/></draw:path><draw:path draw:style-name="gr180" draw:text-style-name="P67" svg:width="0.0846in" svg:height="0.0843in" svg:x="2.4531in" svg:y="0.0457in" svg:viewBox="0 0 216 215" svg:d="M120 85c-8-20-14-42-22-63-1-2-1-2-1-3 0-3 4-8 15-10 3 0 6 0 6-5 0-4-3-4-4-4-11 0-22 1-34 1-6 0-22-1-29-1-1 0-4 0-4 6 0 3 2 3 6 3 15 0 17 4 19 11 11 29 21 57 31 87-18 23-37 48-55 72-1 1-3 2-3 4-13 16-26 21-39 22-3 0-6 0-6 6 1 1 0 4 4 4 8 0 16-1 24-1 10 0 20 1 29 1 3 0 6 0 6-6 0-4-3-3-3-4-3 0-12-1-12-10 0-4 5-10 8-14 9-12 18-23 27-33 7-11 15-22 23-32 9 25 18 50 26 76 1 3 2 3 2 4 0 3-5 8-16 9-3 0-5 1-5 6 0 4 3 4 5 4 6 0 25-1 32-1s23 1 29 1c2 0 6 0 6-6 0-4-3-4-6-4-17 0-18-1-22-13-10-30-28-80-33-98 17-22 44-60 53-69 8-7 17-15 33-16 4 0 6 0 6-6-2-1 0-3-4-3-7 0-16 1-24 1-10 0-20-1-30-1-1 0-4 0-4 6 0 2 2 3 3 3 2 1 10 1 10 10 0 4-3 9-5 12-14 18-28 36-42 54z"><text:p/></draw:path><draw:path draw:style-name="gr180" draw:text-style-name="P67" svg:width="0.0626in" svg:height="0.0953in" svg:x="2.5807in" svg:y="0.0504in" svg:viewBox="0 0 160 243" svg:d="M156 13c2-1 4-3 4-7 0-3-2-6-5-6-2 0-4 1-5 2-48 28-96 55-144 83-5 1-6 4-6 7 0 2 2 4 6 6 48 27 96 55 144 83 3 2 4 2 5 2 3 0 5-3 5-7 0-2-1-4-5-7-46-26-92-52-137-77 46-26 91-52 138-79zM151 243c5 0 9 0 9-6 0-7-5-7-9-7-47 0-94 0-141 0-4 0-10 0-10 7 0 6 5 6 10 6 47 0 94 0 141 0z"><text:p/></draw:path><draw:path draw:style-name="gr180" draw:text-style-name="P67" svg:width="0.0374in" svg:height="0.087in" svg:x="2.6858in" svg:y="0.0433in" svg:viewBox="0 0 96 222" svg:d="M50 4c0-1 0-4-3-4-6 0-25 3-32 3-2 1-5 1-5 6 0 4 2 4 6 4 12 0 13 2 13 5s-2 13-4 20c-7 34-14 68-21 102-3 17-4 22-4 33 0 29 13 49 33 49 31 0 63-47 63-92 0-29-13-51-35-51-12 0-22 9-30 19 6-31 12-63 19-94zM25 122c2-7 2-7 5-10 12-21 24-26 31-26 9 0 16 9 16 30 0 18-9 55-13 67-9 20-21 32-31 32-9 0-17-8-17-31 0-7 0-13 4-33 2-10 4-20 5-29z"><text:p/></draw:path><draw:path draw:style-name="gr180" draw:text-style-name="P67" svg:width="0.0236in" svg:height="0.1236in" svg:x="2.7311in" svg:y="0.0362in" svg:viewBox="0 0 61 315" svg:d="M61 157c0-24-3-62-18-98-15-38-38-59-40-59s-3 1-3 4l5 7c26 30 40 81 40 146 0 54-9 109-41 149-4 3-4 4-4 5 0 2 1 4 3 4s26-22 42-62c12-33 16-69 16-96z"><text:p/></draw:path><draw:path draw:style-name="gr180" draw:text-style-name="P67" svg:width="0.0626in" svg:height="0.0047in" svg:x="2.7965in" svg:y="0.0957in" svg:viewBox="0 0 160 13" svg:d="M150 13c5 0 10 0 10-7 0-6-5-6-10-6-47 0-94 0-141 0-5 0-9 0-9 6 0 7 4 7 9 7 47 0 94 0 141 0z"><text:p/></draw:path><draw:path draw:style-name="gr180" draw:text-style-name="P67" svg:width="0.0732in" svg:height="0.0843in" svg:x="2.8949in" svg:y="0.0457in" svg:viewBox="0 0 187 215" svg:d="M69 115c15 0 30 0 45 0 36 0 73-32 73-68 0-24-17-47-52-47-28 0-56 0-84 0-5 0-8 0-8 5 0 4 2 4 8 4 3 0 8 1 11 1 4 1 6 2 6 5 0 1-1 2-2 6-12 56-23 113-35 170-2 11-3 14-24 14-4 0-7 0-7 6 0 4 4 4 4 4 8 0 26-1 33-1 6 0 11 0 17 0s11 1 17 1c2 0 6 0 6-6 0-4-3-4-8-4-9 0-17 0-17-5 0-2 1-4 1-6 5-27 11-53 16-79zM88 22c2-12 3-13 14-13 8 0 17 0 25 0 22 0 36 9 36 31 0 12-5 39-16 51-13 13-29 16-40 16-13 0-24 0-37 0 6-29 12-57 18-85z"><text:p/></draw:path><draw:path draw:style-name="gr180" draw:text-style-name="P67" svg:width="0.0232in" svg:height="0.1236in" svg:x="2.9819in" svg:y="0.0362in" svg:viewBox="0 0 60 315" svg:d="M60 311c0-1 0-2-4-7-33-40-41-98-41-147 0-54 10-109 42-148 3-5 3-5 3-5 0-3 0-4-2-4-3 0-27 22-42 61-13 35-16 70-16 96s2 63 17 98c16 39 38 60 41 60 2 0 2-1 2-4z"><text:p/></draw:path><draw:path draw:style-name="gr180" draw:text-style-name="P67" svg:width="0.0846in" svg:height="0.0843in" svg:x="3.0142in" svg:y="0.0457in" svg:viewBox="0 0 216 215" svg:d="M120 85c-8-20-15-42-23-63 0-2 0-2 0-3 0-3 4-8 15-10 3 0 5 0 5-5 0-4-3-4-4-4-10 0-21 1-33 1-6 0-23-1-29-1-2 0-5 0-5 6 0 3 3 3 6 3 16 0 17 4 20 11 11 29 20 57 31 87-19 23-37 48-55 72-2 1-3 2-4 4-13 16-25 21-38 22-4 0-6 0-6 6 1 1 0 4 4 4 7 0 16-1 24-1 10 0 20 1 29 1 2 0 5 0 5-6 0-4-2-4-3-4-2 0-11-1-11-10 0-4 4-10 7-14 9-12 18-23 27-33 8-11 15-22 24-32 9 25 17 50 26 76 1 3 1 3 1 4 0 3-4 8-15 9-3 0-5 1-5 6 0 4 3 4 4 4 7 0 25-1 33-1 6 0 23 1 29 1 2 0 5 0 5-6 0-4-2-4-5-4-18 0-18-1-23-13-9-30-27-80-33-98 18-22 45-60 53-69 8-7 18-15 34-16 3 0 6 0 6-6-2-1 0-3-4-3-8 0-16 1-24 1-10 0-20-1-30-1-1 0-5 0-5 6 0 2 2 3 3 3 3 1 11 1 11 10 0 4-3 9-5 12-14 18-28 36-42 54z"><text:p/></draw:path><draw:path draw:style-name="gr180" draw:text-style-name="P67" svg:width="0.0626in" svg:height="0.0953in" svg:x="3.1421in" svg:y="0.0504in" svg:viewBox="0 0 160 243" svg:d="M155 13c3-1 5-3 5-7 0-3-2-6-5-6-2 0-4 1-5 2-49 28-96 55-145 83-4 1-5 4-5 7 0 2 1 4 5 6 49 27 96 55 145 83 3 2 4 2 5 2 3 0 5-3 5-7 0-2-2-4-6-7-45-26-91-52-136-77 45-26 91-52 137-79zM150 243c5 0 10 0 10-6 0-7-6-7-10-7-47 0-93 0-140 0-5 0-10 0-10 7 0 6 4 6 9 6 47 0 94 0 141 0z"><text:p/></draw:path><draw:path draw:style-name="gr180" draw:text-style-name="P67" svg:width="0.0469in" svg:height="0.0559in" svg:x="3.2465in" svg:y="0.0756in" svg:viewBox="0 0 120 143" svg:d="M87 20c-4-12-13-20-24-20-31 0-63 47-63 93 0 29 14 50 35 50 5 0 18-2 33-23 3 12 12 23 24 23 10 0 16-7 20-17 4-12 8-31 8-32 0-3-2-3-3-3-3 0-3 2-4 6-4 20-10 39-20 39-7 0-8-8-8-15s1-9 4-23c3-13 3-16 5-29 3-14 6-29 9-44 3-8 3-9 3-10 0-5-3-9-8-9-6 0-10 7-11 14zM70 102c-2 6-2 6-5 11-11 17-23 23-30 23-13 0-16-17-16-30 0-15 8-54 14-69 8-18 20-30 30-30 17 0 21 25 21 28 0 2-1 4-1 5-4 21-9 41-13 62z"><text:p/></draw:path><draw:path draw:style-name="gr180" draw:text-style-name="P67" svg:width="0.0232in" svg:height="0.1236in" svg:x="3.3024in" svg:y="0.0362in" svg:viewBox="0 0 60 315" svg:d="M60 157c0-24-3-62-17-98-15-38-38-59-41-59-1 0-2 1-2 4l4 7c27 30 41 81 41 146 0 54-9 109-42 149-3 3-3 4-3 5 0 2 1 4 2 4 3 0 26-22 42-62 13-33 16-69 16-96z"><text:p/></draw:path><draw:path draw:style-name="gr180" draw:text-style-name="P67" svg:width="0.0677in" svg:height="0.0287in" svg:x="3.3713in" svg:y="0.0839in" svg:viewBox="0 0 173 74" svg:d="M164 13c5 0 9 0 9-7 0-6-4-6-8-6-52 0-105 0-157 0-4 0-8 0-8 6 0 7 4 7 8 7 52 0 104 0 156 0zM165 74c4 0 8 0 8-7 0-6-4-6-9-6-52 0-104 0-156 0-4 0-8 0-8 6 0 7 4 7 8 7 52 0 105 0 157 0z"><text:p/></draw:path><draw:path draw:style-name="gr180" draw:text-style-name="P67" svg:width="0.0563in" svg:height="0.137in" svg:x="3.4799in" svg:y="0.0295in" svg:viewBox="0 0 144 349" svg:d="M56 276c-3 52-13 66-28 66-3 0-11-1-16-6 7-1 10-9 10-13 0-10-6-14-12-14-5 0-10 4-10 14 0 15 13 26 28 26 26 0 37-28 43-56 4-16 13-107 15-142 2-26 4-52 6-78 3-59 12-67 24-67 2 0 10 1 16 7-7 1-9 9-9 13 0 9 5 14 10 14s11-5 11-14c0-15-13-26-29-26-24 0-35 31-39 54-3 18-13 106-15 145-1 25-4 51-5 77z"><text:p/></draw:path><draw:path draw:style-name="gr180" draw:text-style-name="P67" svg:width="0.0287in" svg:height="0.061in" svg:x="3.5472in" svg:y="0in" svg:viewBox="0 0 74 156" svg:d="M36 6c0-1 1-2 1-3s-1-3-3-3c-3 0-18 2-23 2-1 1-4 1-4 5s3 4 5 4c8 0 8 1 8 2 0 2-1 11-3 16-1 7-2 13-4 20-1 8-12 56-12 59-1 5-1 8-1 11 0 22 12 37 28 37 22 0 46-31 46-63 0-26-14-37-27-37-10 0-18 6-23 12 4-20 8-41 12-62zM28 149c-9 0-15-10-15-22 0-8 2-16 7-41 1-4 1-4 5-10 6-9 15-14 21-14 8 0 14 6 14 22 0 9-4 31-9 44-5 11-15 21-23 21z"><text:p/></draw:path><draw:path draw:style-name="gr180" draw:text-style-name="P67" svg:width="0.0484in" svg:height="0.0039in" svg:x="3.5303in" svg:y="0.1492in" svg:viewBox="0 0 124 11" svg:d="M117 11c3 0 7 0 7-6 0-5-4-5-7-5-37 0-73 0-110 0-3 0-7 0-7 5 0 6 4 6 7 6 37 0 73 0 110 0z"><text:p/></draw:path><draw:path draw:style-name="gr180" draw:text-style-name="P67" svg:width="0.0705in" svg:height="0.039in" svg:x="3.5921in" svg:y="0.135in" svg:viewBox="0 0 180 100" svg:d="M92 37c-9-14-12-17-20-24-11-9-22-13-33-13-22 0-39 23-39 50 0 26 16 50 39 50 25 0 43-25 50-37 9 13 12 17 20 23 11 10 22 14 32 14 23 0 39-24 39-50s-16-50-38-50c-26 0-43 25-50 37zM98 45c7-14 23-36 46-36 18 0 32 20 32 41s-15 38-32 38-29-17-46-43zM83 55c-7 14-23 37-46 37-18 0-32-21-32-42s14-37 31-37c18 0 29 16 47 42z"><text:p/></draw:path><draw:path draw:style-name="gr180" draw:text-style-name="P67" svg:width="0.0512in" svg:height="0.1122in" svg:x="3.6965in" svg:y="0.0429in" svg:viewBox="0 0 131 286" svg:d="M83 96c7 0 14 0 22 0 5 0 8 0 8-6 0-4-3-4-7-4-8 0-14 0-22 0 2-12 4-24 5-36 2-6 5-28 7-33s7-10 12-10c1 0 8 0 13 6-12 0-15 12-15 17 0 7 6 10 10 10 8 0 15-7 15-18 0-15-12-22-23-22-9 0-25 5-33 37-2 6-3 10-9 49-6 0-12 0-18 0-5 0-8 0-8 7 0 3 2 3 8 3s11 0 17 0c-7 42-13 83-20 124-4 30-9 59-23 59 0 0-7 0-12-6 12 0 15-12 15-17 0-7-6-10-10-10-7 0-15 6-15 18 0 14 12 22 22 22 15 0 26-19 30-31 8-19 14-57 15-59 5-33 10-66 16-100z"><text:p/></draw:path><draw:path draw:style-name="gr180" draw:text-style-name="P67" svg:width="0.063in" svg:height="0.0591in" svg:x="3.7453in" svg:y="0.0886in" svg:viewBox="0 0 161 151" svg:d="M93 67c6-8 11-15 17-22 23-27 31-36 47-37 2 0 4 0 4-4 0-3-1-4-2-4-5 0-12 1-17 1s-16-1-21-1c-2 0-4 1-4 4 0 1 0 4 3 4 1 0 6 1 6 5s-2 8-5 9c-1 2-24 29-31 37-6-14-13-28-19-43 0-1 0-2 0-3s3-5 9-5c2 0 4 0 4-5-1-1 0-3-3-3-4 0-9 1-13 1s-7 0-11 0c-3 0-8 0-11 0-3-1-7-1-10-1-1 0-4 0-4 4s3 4 6 4c10 0 11 2 13 6 9 21 17 41 26 62-4 3-7 8-11 12-3 4-12 14-15 18-22 26-30 36-47 37-2 0-4 0-4 5 0 0 1 3 3 3 5 0 11-1 16-1 4 0 9 0 12 0 2 0 7 1 10 1 1 0 4 0 4-5 0-3-3-3-3-3-3-1-6-1-6-5s2-8 6-12c13-15 25-30 38-44 7 17 14 34 21 52 2 3 2 3 2 4s-4 4-10 5c-1 0-4 0-4 5 1 0 0 3 3 3 4 0 8-1 12-1s8 0 12 0c3 0 8 0 11 0s7 1 10 1c1 0 4 0 4-5 0-3-3-3-6-3-10 0-11-3-13-6-10-24-19-47-29-70z"><text:p/></draw:path><draw:path draw:style-name="gr180" draw:text-style-name="P67" svg:width="0.0626in" svg:height="0.0047in" svg:x="3.8512in" svg:y="0.0957in" svg:viewBox="0 0 160 13" svg:d="M151 13c5 0 9 0 9-7 0-6-4-6-9-6-47 0-94 0-141 0-5 0-10 0-10 6 0 7 5 7 10 7 47 0 94 0 141 0z"><text:p/></draw:path><draw:path draw:style-name="gr180" draw:text-style-name="P67" svg:width="0.0567in" svg:height="0.137in" svg:x="3.9512in" svg:y="0.0295in" svg:viewBox="0 0 145 349" svg:d="M57 276c-3 52-13 66-28 66-4 0-11-1-17-6 8-1 10-9 10-13 0-10-6-14-11-14s-11 4-11 14c0 15 13 26 29 26 25 0 37-28 43-56 3-16 13-107 15-142 2-26 4-52 5-78 4-59 12-67 24-67 3 0 11 1 16 7-7 1-9 9-9 13 0 9 6 14 11 14s11-5 11-14c0-15-13-26-29-26-24 0-35 31-39 54-3 18-13 106-15 145-2 25-4 51-5 77z"><text:p/></draw:path><draw:path draw:style-name="gr180" draw:text-style-name="P67" svg:width="0.0362in" svg:height="0.039in" svg:x="4.0189in" svg:y="0.022in" svg:viewBox="0 0 93 100" svg:d="M66 13c-3-8-10-13-19-13-23 0-47 31-47 63 0 22 12 37 28 37 9 0 18-7 26-15 3 12 14 15 18 15 7 0 11-6 15-12 4-9 6-21 6-22 0-3-2-3-3-3-2 0-2 1-4 7-2 10-6 24-13 24-5 0-6-6-6-11 0-4 1-12 3-18 1-6 3-15 4-20s2-11 3-16c1-7 3-16 3-17 0-6-3-8-6-8s-7 3-8 9zM54 70c-1 6-5 10-9 15-2 1-9 9-17 9-6 0-13-7-13-22 0-12 5-36 10-45 8-17 17-21 22-21 13 0 16 17 16 19 0 1 0 3 0 4-3 13-6 28-9 41z"><text:p/></draw:path><draw:path draw:style-name="gr180" draw:text-style-name="P67" svg:width="0.0484in" svg:height="0.0039in" svg:x="4.002in" svg:y="0.1492in" svg:viewBox="0 0 124 11" svg:d="M117 11c2 0 7 0 7-6 0-5-4-5-7-5-37 0-73 0-110 0-3 0-7 0-7 5 0 6 4 6 7 6 37 0 73 0 110 0z"><text:p/></draw:path><draw:path draw:style-name="gr180" draw:text-style-name="P67" svg:width="0.0705in" svg:height="0.039in" svg:x="4.0642in" svg:y="0.135in" svg:viewBox="0 0 180 100" svg:d="M92 37c-10-14-13-17-20-24-11-9-23-13-33-13-23 0-39 23-39 50 0 26 16 50 39 50 25 0 43-25 50-37 9 13 12 17 19 23 11 10 23 14 33 14 23 0 39-24 39-50s-16-50-39-50c-25 0-43 25-49 37zM97 45c8-14 24-36 47-36 18 0 31 20 31 41s-14 38-31 38-29-17-47-43zM83 55c-8 14-23 37-46 37-19 0-32-21-32-42s14-37 31-37c18 0 29 16 47 42z"><text:p/></draw:path><draw:path draw:style-name="gr180" draw:text-style-name="P67" svg:width="0.0512in" svg:height="0.1122in" svg:x="4.1685in" svg:y="0.0429in" svg:viewBox="0 0 131 286" svg:d="M82 96c7 0 15 0 23 0 5 0 7 0 7-6 0-4-2-4-6-4-8 0-14 0-22 0 2-12 4-24 5-36 1-6 5-28 6-33 3-5 8-10 13-10 1 0 7 0 13 6-12 0-15 12-15 17 0 7 5 10 10 10 7 0 15-7 15-18 0-15-13-22-23-22-9 0-25 5-34 37-1 6-2 10-8 49-6 0-12 0-18 0-5 0-8 0-8 7 0 3 2 3 8 3s11 0 17 0c-7 42-13 83-20 124-5 30-9 59-23 59 0 0-7 0-12-6 12 0 14-12 14-17 0-7-5-10-10-10-7 0-14 6-14 18 0 14 12 22 22 22 14 0 25-19 30-31 8-19 14-57 14-59 5-33 11-66 16-100z"><text:p/></draw:path><draw:path draw:style-name="gr180" draw:text-style-name="P67" svg:width="0.063in" svg:height="0.0591in" svg:x="4.2169in" svg:y="0.0886in" svg:viewBox="0 0 161 151" svg:d="M92 67c6-8 12-15 18-22 23-27 31-36 47-37 2 0 4 0 4-4 0-3-1-3-2-4-5 0-12 1-17 1s-17-1-21-1c-2 0-4 1-4 4 0 1 0 4 3 4 1 0 6 1 6 5s-3 8-5 9c-1 2-24 29-31 37-6-14-13-28-19-43 0 0 0-2 0-3s3-5 9-5c1 0 4 0 4-5-1-1 0-3-3-3-4 0-9 1-13 1-3 0-8 0-11 0s-8 0-11 0c-4-1-7-1-10-1-1 0-4 0-4 4s2 4 5 4c11 0 12 2 14 6 9 21 17 41 26 62-4 3-7 8-11 12-3 4-12 14-15 18-23 26-30 36-47 37-2 0-4 0-4 5 0 0 1 3 2 3 5 0 12-1 17-1 3 0 9 0 12 0 2 0 7 1 10 1 1 0 4 0 4-5 0-3-3-3-4-3-2-1-5-1-5-5s2-8 6-12c12-15 24-30 37-44 7 17 15 34 22 52 1 3 2 3 2 4s-4 4-10 5c-2 0-4 0-4 5 0 0 0 3 3 3 4 0 8-1 12-1s8 0 12 0c3 0 8 0 10 0 4 0 8 1 11 1 1 0 4 0 4-5 0-3-3-3-6-3-11 0-11-3-13-6-10-24-20-47-30-70z"><text:p/></draw:path><draw:path draw:style-name="gr180" draw:text-style-name="P67" svg:width="0.0681in" svg:height="0.0287in" svg:x="4.326in" svg:y="0.0839in" svg:viewBox="0 0 174 74" svg:d="M165 13c4 0 9 0 9-7 0-6-5-6-9-6-52 0-104 0-156 0-4 0-9 0-9 6 0 7 5 7 9 7 52 0 104 0 156 0zM165 74c4 0 9 0 9-7 0-6-5-6-9-6-52 0-104 0-156 0-4 0-9 0-9 6 0 7 5 7 9 7 52 0 104 0 156 0z"><text:p/></draw:path><draw:path draw:style-name="gr180" draw:text-style-name="P67" svg:width="0.0563in" svg:height="0.137in" svg:x="4.4346in" svg:y="0.0295in" svg:viewBox="0 0 144 349" svg:d="M57 276c-4 52-13 66-28 66-4 0-11-1-17-6 7-1 10-9 10-13 0-10-6-14-11-14s-11 4-11 14c0 15 13 26 29 26 25 0 37-28 43-56 3-16 13-107 15-142 2-26 3-52 5-78 3-59 12-67 24-67 3 0 10 1 16 7-7 1-9 9-9 13 0 9 6 14 11 14s10-5 10-14c0-15-12-26-28-26-25 0-35 31-39 54-4 18-13 106-15 145-2 25-4 51-5 77z"><text:p/></draw:path><draw:path draw:style-name="gr180" draw:text-style-name="P67" svg:width="0.0287in" svg:height="0.061in" svg:x="4.5024in" svg:y="0in" svg:viewBox="0 0 74 156" svg:d="M36 6c0-1 1-2 1-3s-1-3-3-3c-3 0-19 2-24 2-1 1-3 1-3 5s2 4 4 4c9 0 9 1 9 2 0 2-2 11-3 16-1 7-3 13-4 20-2 8-12 56-12 59-1 5-1 8-1 11 0 22 12 37 27 37 23 0 47-31 47-63 0-26-14-37-27-37-10 0-18 6-23 12 4-20 8-41 12-62zM27 149c-9 0-14-10-14-22 0-8 2-16 6-41 2-4 2-4 6-10 6-9 14-14 21-14s14 6 14 22c0 9-5 31-10 44-5 11-14 21-23 21z"><text:p/></draw:path><draw:path draw:style-name="gr180" draw:text-style-name="P67" svg:width="0.0366in" svg:height="0.039in" svg:x="4.4819in" svg:y="0.135in" svg:viewBox="0 0 94 100" svg:d="M66 13c-3-7-9-13-18-13-24 0-48 31-48 63 0 22 12 37 28 37 10 0 19-7 26-15 3 13 14 15 19 15 7 0 11-5 14-12 5-9 7-21 7-22 0-3-2-3-3-3-3 0-3 1-5 7-2 11-5 24-13 24-5 0-6-5-6-11 0-4 1-12 3-17 1-7 3-16 4-20 1-6 2-12 3-17 2-6 4-16 4-17 0-6-4-8-7-8s-6 3-8 9zM54 70c0 6-5 11-9 15-1 1-9 9-17 9-6 0-13-6-13-22 0-12 5-36 10-44 8-18 17-22 23-22 12 0 16 17 16 20 0 1-1 2-1 3-3 13-6 28-9 41z"><text:p/></draw:path><draw:path draw:style-name="gr180" draw:text-style-name="P67" svg:width="0.0508in" svg:height="0.1122in" svg:x="4.5614in" svg:y="0.0429in" svg:viewBox="0 0 130 286" svg:d="M82 96c7 0 15 0 23 0 5 0 7 0 7-6 0-4-2-4-6-4-8 0-15 0-23 0 3-12 4-24 6-36 1-6 5-28 6-33 2-5 7-10 13-10 1 0 7 0 13 6-12 0-15 12-15 17 0 7 5 10 10 10 7 0 14-7 14-18 0-15-12-22-22-22-9 0-25 5-34 37-1 6-2 10-8 49-6 0-12 0-18 0-5 0-8 0-8 7 0 3 2 3 8 3s11 0 17 0c-7 42-14 83-20 124-5 30-9 59-23 59-1 0-7 0-12-6 12 0 14-12 14-17 0-7-5-10-10-10-7 0-14 6-14 18 0 14 11 22 22 22 14 0 25-19 30-31 8-19 14-57 14-59 5-33 11-66 16-100z"><text:p/></draw:path><draw:path draw:style-name="gr180" draw:text-style-name="P67" svg:width="0.063in" svg:height="0.0591in" svg:x="4.6102in" svg:y="0.0886in" svg:viewBox="0 0 161 151" svg:d="M92 67c6-8 12-15 18-22 23-27 31-36 47-37 2 0 4 0 4-4 0-3-1-3-2-4-6 0-12 1-18 1-4 0-16-1-20-1-2 0-4 1-4 4 0 1 0 4 3 4 1 0 6 1 6 5s-3 8-5 9c-1 2-24 29-31 37-6-14-13-28-19-43 0 0-1-2-1-3s4-5 10-5c1 0 4 0 4-5-1-1-1-3-4-3s-8 1-12 1c-3 0-8 0-11 0s-8 0-12 0c-3-1-6-1-9-1-1 0-4 0-4 4s2 4 5 4c11 0 12 2 14 6 9 21 17 41 26 62-4 3-7 8-11 12-3 4-12 14-15 18-23 26-30 36-47 37-3 0-4 0-4 5 0 0 0 3 2 3 5 0 12-1 17-1 3 0 8 0 12 0 2 0 6 1 10 1 1 0 4 0 4-5 0-3-3-3-4-3-2-1-5-1-5-5s2-8 6-12c12-15 24-30 37-44 7 17 15 34 22 52 1 3 2 3 2 4s-4 4-11 5c-1 0-3 0-3 5 0 0 0 3 3 3s8-1 12-1 8 0 12 0c3 0 8 0 10 0 3 0 8 1 11 1 1 0 4 0 4-5 0-3-3-3-6-3-11 0-11-3-13-6-10-24-20-47-30-70z"><text:p/></draw:path><draw:path draw:style-name="gr180" draw:text-style-name="P67" svg:width="0.0681in" svg:height="0.085in" svg:x="4.6906in" svg:y="0.0441in" svg:viewBox="0 0 174 217" svg:d="M174 11c0-9-1-11-9-11-52 0-103 0-155 0-9 0-10 1-10 11 0 65 0 129 0 194 0 11 1 12 10 12 51 0 103 0 154 0 9 0 10-1 10-11 0-66 0-130 0-195zM10 13c52 0 102 0 154 0 0 63 0 127 0 191-52 0-102 0-154 0 0-64 0-128 0-191z"><text:p/></draw:path></draw:g></draw:g><text:s/></text:p>
      <text:p text:style-name="P30">Df: <draw:g text:anchor-type="as-char" svg:y="-0.1008in" draw:z-index="38" draw:name="Shape51" draw:style-name="gr178"><svg:title>TexMaths</svg:title><svg:desc>9§inline§\mathbb{E}(X) = \int_{-\infty}^\infty x f_X(x) dx§svg§600§FALSE§</svg:desc><draw:g draw:style-name="gr2"><draw:path draw:style-name="gr179" draw:text-style-name="P66" svg:width="1.2335in" svg:height="0.1394in" svg:x="0.0051in" svg:y="0.0063in" svg:viewBox="0 0 3134 355" svg:d="M1568 355c-523 0-1045 0-1568 0 0-119 0-237 0-355 1045 0 2089 0 3134 0 0 118 0 236 0 355-522 0-1044 0-1566 0z"><text:p/></draw:path><draw:path draw:style-name="gr180" draw:text-style-name="P67" svg:width="0.0776in" svg:height="0.0843in" svg:x="0.0004in" svg:y="0.0217in" svg:viewBox="0 0 198 215" svg:d="M77 110c9 0 24 0 35 7 15 10 16 27 16 28 1 5 1 8 6 8 6 0 6-4 6-9 0-29 0-58 0-86 0-5 0-10-6-10-5 0-6 5-6 8-2 40-33 43-51 43 0-23 0-44 0-67 0-21 7-21 14-21 5 0 10 0 15 0 43 0 64 22 66 44 1 2 1 7 6 7 6 0 6-5 6-11 0-13 0-27 0-40 0-10-1-11-11-11-54 0-108 0-162 0-6 0-11 0-11 5 0 6 6 6 9 6 18 0 19 2 19 18 0 52 0 105 0 158 0 15-1 18-18 18-5 0-10 0-10 4 0 6 5 6 11 6 56 0 111 0 167 0 7 0 10 0 11-4 0-1 9-52 9-54 0-4-3-5-5-5-5 0-5 1-7 3-1 9-4 22-28 35-16 10-32 15-49 15-6 0-12 0-18 0-7 0-14 0-14-21 0-25 0-49 0-74zM172 11c0 5 0 10 0 15-5-5-11-11-18-15 6 0 12 0 18 0zM111 103c4-2 11-6 17-13 0 9 0 18 0 27-7-9-12-9-17-13 0-1 0-1 0-1zM39 29c0-5 0-12-2-18 11 0 22 0 33 0-3 7-3 18-3 20 0 51 0 102 0 153 0 12 1 18 3 21-11 0-22 0-33 0 2-6 2-14 2-17 0-53 0-106 0-159zM157 205c10-6 19-12 25-17-1 0-3 14-3 17-7 0-15 0-22 0z"><text:p/></draw:path><draw:path draw:style-name="gr180" draw:text-style-name="P67" svg:width="0.0287in" svg:height="0.1232in" svg:x="0.0941in" svg:y="0.0134in" svg:viewBox="0 0 74 314" svg:d="M74 311c0 0 0-1-6-7-39-39-49-98-49-146 0-55 12-110 50-149 5-4 5-5 5-5 0-3-2-4-4-4s-31 22-50 62c-16 34-20 69-20 96 0 24 4 62 21 97 20 38 47 59 49 59s4-1 4-3z"><text:p/></draw:path><draw:path draw:style-name="gr180" draw:text-style-name="P67" svg:width="0.102in" svg:height="0.0843in" svg:x="0.1339in" svg:y="0.0228in" svg:viewBox="0 0 260 215" svg:d="M145 85c-9-20-18-42-27-63-1-1-1-2-2-3 0-2 6-8 19-9 3-1 6-1 6-6 0-4-3-4-4-4-14 0-27 1-41 1-7 0-27-1-35-1-2 0-5 0-5 6 0 4 3 4 7 4 19 0 21 3 23 10 13 29 26 58 38 88-22 23-44 47-66 72-2 0-3 1-5 2-15 17-30 23-47 24-3 0-6 0-6 5 1 2 0 4 4 4 10 0 19-2 29-2 12 0 25 2 36 2 2 0 6 0 6-7 0-2-3-2-4-2-3-1-12-1-12-10 0-6 4-10 8-15 10-11 21-23 32-34 10-11 19-20 29-30 11 25 21 50 31 75 1 3 1 2 2 4 0 2-6 8-19 10-2 0-6 0-6 4 0 5 4 5 5 5 8 0 31-2 40-2 8 0 27 2 35 2 2 0 6 0 6-7 0-2-3-2-6-2-21-1-22-2-27-15-13-29-33-78-40-97 21-22 54-60 64-68 9-8 21-15 40-16 4-1 7-1 7-6 0-1 0-4-3-4-10 0-21 1-30 1-12 0-24-1-35-1-3 0-7 0-7 6 0 2 2 3 4 4 3 0 13 1 13 10 0 3-4 8-7 11-17 17-33 36-50 54z"><text:p/></draw:path><draw:path draw:style-name="gr180" draw:text-style-name="P67" svg:width="0.0283in" svg:height="0.1232in" svg:x="0.2504in" svg:y="0.0134in" svg:viewBox="0 0 73 314" svg:d="M73 158c0-25-4-63-21-99-19-38-46-59-49-59-2 0-3 2-3 4 0 0 0 1 5 7 32 31 50 81 50 147 0 53-12 109-51 148-4 4-4 5-4 5 0 2 1 3 3 3 3 0 31-21 50-61 16-35 20-69 20-95z"><text:p/></draw:path><draw:path draw:style-name="gr180" draw:text-style-name="P67" svg:width="0.0823in" svg:height="0.0287in" svg:x="0.3331in" svg:y="0.062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685in" svg:height="0.137in" svg:x="0.4646in" svg:y="0.0071in" svg:viewBox="0 0 175 349" svg:d="M68 276c-4 52-16 66-34 66-3 0-13-1-20-6 9-2 12-9 12-14 0-9-7-12-13-12-7 0-13 3-13 13 0 14 15 26 34 26 31 0 45-28 52-56 5-17 16-107 18-142 2-26 5-52 7-78 4-59 15-66 29-66 3 0 13 0 20 6-9 1-11 9-11 13 0 9 6 13 12 13s14-4 14-13c0-15-17-26-35-26-30 0-43 31-48 55-4 17-15 106-18 143-2 26-5 52-6 78z"><text:p/></draw:path><draw:path draw:style-name="gr180" draw:text-style-name="P67" svg:width="0.0854in" svg:height="0.039in" svg:x="0.5472in" svg:y="0in" svg:viewBox="0 0 218 100" svg:d="M111 37c-12-14-16-17-24-24-13-9-28-13-39-13-28 0-48 23-48 50 0 25 19 50 47 50 30 0 52-26 60-37 12 13 15 17 24 23 13 10 27 14 39 14 28 0 48-24 48-51 0-25-19-49-47-49-31 0-52 25-60 37zM118 45c9-14 28-36 55-36 23 0 39 19 39 40s-18 39-38 39-34-17-56-43zM100 55c-9 14-28 37-55 37-23 0-39-21-39-42s17-37 38-37 34 16 56 42z"><text:p/></draw:path><draw:path draw:style-name="gr180" draw:text-style-name="P67" svg:width="0.0587in" svg:height="0.0039in" svg:x="0.5256in" svg:y="0.1276in" svg:viewBox="0 0 150 11" svg:d="M141 11c4 0 9 0 9-6 0-5-5-5-9-5-44 0-88 0-132 0-4 0-9 0-9 5 0 6 5 6 9 6 44 0 88 0 132 0z"><text:p/></draw:path><draw:path draw:style-name="gr180" draw:text-style-name="P67" svg:width="0.0854in" svg:height="0.039in" svg:x="0.6008in" svg:y="0.113in" svg:viewBox="0 0 218 100" svg:d="M112 37c-12-14-16-17-25-24-13-9-27-13-39-13-27 0-48 23-48 50 0 25 20 50 47 50 30 0 52-26 60-37 12 13 15 17 24 23 13 10 27 14 40 14 27 0 47-24 47-51 0-25-19-49-47-49-31 0-52 25-59 37zM118 45c9-14 29-37 56-37 22 0 38 20 38 41s-18 38-37 38c-21 0-35-16-57-42zM100 55c-9 14-28 36-55 36-22 0-39-20-39-41s17-38 38-38 35 17 56 43z"><text:p/></draw:path><draw:path draw:style-name="gr180" draw:text-style-name="P67" svg:width="0.0618in" svg:height="0.0559in" svg:x="0.7236in" svg:y="0.0516in" svg:viewBox="0 0 158 143" svg:d="M96 45c2-9 9-38 32-38 2 0 9 0 15 5-8 1-14 9-14 17 0 4 2 10 11 10 8 0 18-5 18-17 0-18-19-22-30-22-18 0-30 17-33 24-9-20-25-24-35-24-32 0-50 41-50 48 0 4 3 4 4 4 2 0 3-1 4-4 10-33 32-41 42-41 6 0 17 3 17 22 0 10-5 30-17 74-5 20-16 33-30 33-2 0-9 0-16-4 8-2 15-8 15-17 0-8-7-11-12-11-9 0-17 8-17 18 0 14 15 21 30 21 20 0 32-22 33-24 4 12 15 24 34 24 33 0 51-41 51-49 0-2-3-2-4-2-3 0-4 0-4 3-10 33-32 41-43 41s-17-10-17-20c0-7 2-15 6-28 3-14 7-29 10-43z"><text:p/></draw:path><draw:path draw:style-name="gr180" draw:text-style-name="P67" svg:width="0.0618in" svg:height="0.1118in" svg:x="0.7976in" svg:y="0.0201in" svg:viewBox="0 0 158 285" svg:d="M99 96c9 0 19 0 28 0 6 0 9 0 9-6 0-4-3-4-8-4-9 0-17 0-26 0 2-12 4-24 6-36 1-6 5-28 7-32 4-6 8-11 16-11 0 0 9 0 15 6-14 1-17 12-17 17 0 7 5 10 11 10 9 0 18-6 18-18 0-15-15-22-27-22-11 0-31 5-41 37-2 7-3 10-10 49-7 0-15 0-22 0-6 0-9 0-9 6 0 4 2 4 9 4s13 0 20 0c-8 41-15 83-23 124-6 30-12 59-28 59-1 0-9 0-15-6 14-1 17-12 17-17 0-7-6-11-12-11-8 0-17 7-17 19 0 14 14 21 27 21 17 0 30-18 36-30 10-20 17-57 17-59 6-34 13-67 19-100z"><text:p/></draw:path><draw:path draw:style-name="gr180" draw:text-style-name="P67" svg:width="0.0764in" svg:height="0.0591in" svg:x="0.8567in" svg:y="0.0661in" svg:viewBox="0 0 195 151" svg:d="M112 66c7-7 14-13 21-20 28-28 37-37 57-38 3 0 5 0 5-4 0-3-1-3-2-4-8 0-15 1-22 1-5 0-20-1-25-1-2 0-5 1-5 5 1 1 0 3 4 3 2 0 7 1 7 5s-3 8-5 9c-2 2-30 30-38 38-7-14-15-29-23-43 0-1 0-3 0-4 0 0 3-4 11-5 1 0 5 0 5-4-1-1-1-4-4-4-5 0-11 1-15 1-5 0-10 0-15 0-3 0-9 0-12 0-5 0-9-1-13-1-1 0-4 0-4 5 0 3 2 3 6 3 13 0 14 3 16 7 11 20 21 41 32 60-5 4-8 8-13 13-4 4-14 14-19 18-27 27-36 36-56 37-2 1-5 1-5 5 0 1 1 3 3 3 6 0 14-1 20-1 4 0 9 0 14 0 4 1 8 1 13 1 0 0 4 0 4-5 0-2-3-3-4-3-2 0-7-1-7-6 0-3 3-6 7-10 16-16 30-30 45-44 9 17 18 34 27 52 1 1 1 1 2 2 0 2-4 6-11 6-3 1-6 1-6 5 1 1 0 3 4 3s11-1 15-1c5 0 10 0 14 0s9 0 13 0c4 1 9 1 13 1 1 0 4 0 4-5 0-3-3-3-6-3-14 0-15-2-16-7-12-23-25-46-36-70z"><text:p/></draw:path><draw:path draw:style-name="gr180" draw:text-style-name="P67" svg:width="0.0287in" svg:height="0.1232in" svg:x="0.9591in" svg:y="0.0134in" svg:viewBox="0 0 74 314" svg:d="M74 311c0 0 0-1-6-7-39-39-49-98-49-146 0-55 12-110 50-149 5-4 5-5 5-5 0-3-1-4-4-4-2 0-31 22-49 62-16 34-21 69-21 96 0 24 4 62 22 97 19 38 46 59 48 59 3 0 4-1 4-3z"><text:p/></draw:path><draw:path draw:style-name="gr180" draw:text-style-name="P67" svg:width="0.0618in" svg:height="0.0559in" svg:x="0.9988in" svg:y="0.0516in" svg:viewBox="0 0 158 143" svg:d="M97 45c2-9 9-38 31-38 2 0 10 0 16 5-9 1-15 9-15 17 0 4 3 10 11 10s18-5 18-17c0-18-18-22-29-22-19 0-30 17-34 24-8-20-25-24-34-24-33 0-51 41-51 48 0 4 4 4 4 4 2 0 3-1 4-4 11-33 32-41 42-41 7 0 17 3 17 22 0 10-5 30-17 74-4 20-16 33-29 33-2 0-9 0-17-4 9-2 16-8 16-17 0-8-7-11-12-11-10 0-18 8-18 18 0 14 16 21 30 21 21 0 32-22 33-24 5 12 15 24 34 24 34 0 52-41 52-49 0-2-4-2-5-2-3 0-4 0-4 3-10 33-32 41-42 41-12 0-17-10-17-20 0-7 2-15 5-28 4-14 8-29 11-43z"><text:p/></draw:path><draw:path draw:style-name="gr180" draw:text-style-name="P67" svg:width="0.0287in" svg:height="0.1232in" svg:x="1.0736in" svg:y="0.0134in" svg:viewBox="0 0 74 314" svg:d="M74 158c0-25-4-63-22-99-19-38-46-59-48-59s-4 2-4 4c0 0 0 1 6 7 31 31 49 81 49 147 0 53-12 109-50 148-5 4-5 5-5 5 0 2 2 3 4 3s31-21 49-61c16-35 21-69 21-95z"><text:p/></draw:path><draw:path draw:style-name="gr180" draw:text-style-name="P67" svg:width="0.0587in" svg:height="0.0866in" svg:x="1.1201in" svg:y="0.0213in" svg:viewBox="0 0 150 221" svg:d="M150 4c0-1 0-4-4-4-5 0-34 3-40 4-2 0-4 1-4 5s2 4 7 4c15 0 16 2 16 6 0 2-1 4-1 6-6 25-12 49-19 75-6-12-15-21-29-21-37 0-76 47-76 92 0 30 17 50 42 50 7 0 22-1 41-23 3 13 13 23 29 23 10 0 19-7 23-16 5-12 10-31 10-32 0-2-3-2-5-2s-2 0-3 5c-6 21-12 39-24 39-9 0-10-9-10-14 0-8 1-10 1-15 16-61 31-121 46-182zM85 181c-2 6-2 7-7 12-14 16-27 22-36 22-15 0-19-18-19-29 0-16 9-55 17-69 10-19 24-31 37-31 20 0 25 26 25 28s-1 4-1 5c-6 21-11 42-16 62z"><text:p/></draw:path><draw:path draw:style-name="gr180" draw:text-style-name="P67" svg:width="0.0618in" svg:height="0.0559in" svg:x="1.1835in" svg:y="0.0516in" svg:viewBox="0 0 158 143" svg:d="M96 45c2-9 9-38 32-38 2 0 9 0 15 5-9 1-15 9-15 17 0 4 3 10 12 10 8 0 18-5 18-17 0-18-19-22-30-22-18 0-30 17-33 24-9-20-26-24-35-24-32 0-50 41-50 48 0 4 3 4 4 4 2 0 3-1 3-4 11-33 33-41 43-41 6 0 17 3 17 22 0 10-5 30-17 74-5 20-16 33-30 33-2 0-9 0-16-4 8-2 15-8 15-17 0-8-7-11-12-11-9 0-17 8-17 18 0 14 15 21 30 21 20 0 32-22 33-24 4 12 15 24 34 24 33 0 51-41 51-49 0-2-3-2-4-2-3 0-4 0-4 3-10 33-32 41-43 41s-17-10-17-20c0-7 2-15 6-28 3-14 7-29 10-43z"><text:p/></draw:path></draw:g></draw:g><text:s/>pokud m<text:span text:style-name="T1">á smysl. LOTUS2: </text:span><text:span text:style-name="T1"><draw:g text:anchor-type="as-char" svg:y="-0.1008in" draw:z-index="39" draw:name="Shape52" draw:style-name="gr178"><svg:title>TexMaths</svg:title><svg:desc>9§inline§\mathbb{E}(g(X)) = \int_{-\infty}^\infty g(x) f_X(x) dx§svg§600§FALSE§</svg:desc><draw:g draw:style-name="gr2"><draw:path draw:style-name="gr179" draw:text-style-name="P66" svg:width="1.5551in" svg:height="0.1394in" svg:x="0.0051in" svg:y="0.0063in" svg:viewBox="0 0 3951 355" svg:d="M1976 355c-659 0-1317 0-1976 0 0-119 0-237 0-355 1317 0 2634 0 3951 0 0 118 0 236 0 355-658 0-1317 0-1975 0z"><text:p/></draw:path><draw:path draw:style-name="gr180" draw:text-style-name="P67" svg:width="0.0776in" svg:height="0.0843in" svg:x="0.0004in" svg:y="0.0217in" svg:viewBox="0 0 198 215" svg:d="M77 110c9 0 24 0 35 7 15 10 16 27 16 28 1 5 1 8 6 8 6 0 6-4 6-9 0-29 0-58 0-86 0-5 0-10-6-10-5 0-6 5-6 8-2 40-33 43-51 43 0-23 0-44 0-67 0-21 7-21 14-21 5 0 10 0 15 0 43 0 64 22 66 44 1 2 1 7 6 7 6 0 6-5 6-11 0-13 0-27 0-40 0-10-1-11-11-11-54 0-108 0-162 0-6 0-11 0-11 5 0 6 6 6 9 6 18 0 19 2 19 18 0 52 0 105 0 158 0 15-1 18-18 18-5 0-10 0-10 4 0 6 5 6 11 6 56 0 111 0 167 0 7 0 10 0 11-4 0-1 9-52 9-54 0-4-3-5-5-5-5 0-5 1-7 3-1 9-4 22-28 35-16 10-32 15-49 15-6 0-12 0-18 0-7 0-14 0-14-21 0-25 0-49 0-74zM172 11c0 5 0 10 0 15-5-5-11-11-18-15 6 0 12 0 18 0zM111 103c4-2 11-6 17-13 0 9 0 18 0 27-7-9-12-9-17-13 0-1 0-1 0-1zM39 29c0-5 0-12-2-18 11 0 22 0 33 0-3 7-3 18-3 20 0 51 0 102 0 153 0 12 1 18 3 21-11 0-22 0-33 0 2-6 2-14 2-17 0-53 0-106 0-159zM157 205c10-6 19-12 25-17-1 0-3 14-3 17-7 0-15 0-22 0z"><text:p/></draw:path><draw:path draw:style-name="gr180" draw:text-style-name="P67" svg:width="0.0287in" svg:height="0.1232in" svg:x="0.0941in" svg:y="0.0134in" svg:viewBox="0 0 74 314" svg:d="M74 311c0 0 0-1-6-7-39-39-49-98-49-146 0-55 12-110 50-149 5-4 5-5 5-5 0-3-2-4-4-4s-31 22-50 62c-16 34-20 69-20 96 0 24 4 62 21 97 20 38 47 59 49 59s4-1 4-3z"><text:p/></draw:path><draw:path draw:style-name="gr180" draw:text-style-name="P67" svg:width="0.0571in" svg:height="0.0799in" svg:x="0.1319in" svg:y="0.0516in" svg:viewBox="0 0 146 204" svg:d="M145 21c0-2 1-4 1-6 0-5-5-9-10-9-3 0-12 3-13 15-5-12-17-21-29-21-36 0-75 45-75 90 0 31 19 50 41 50 19 0 35-15 37-19 0 0 1 0 1 1-7 28-11 40-11 41-1 3-11 34-46 34-5 0-16 0-25-3 10-3 14-11 14-16 0-6-4-11-13-11-6 0-17 5-17 18 0 12 12 19 42 19 40 0 62-24 68-43 12-47 23-94 35-140zM104 100c-2 8-9 16-17 21-6 6-16 12-25 12-16 0-21-16-21-29 0-15 9-53 18-69 9-15 22-28 36-28 20 0 25 25 25 27 0 1-1 4-1 5-6 20-10 40-15 61z"><text:p/></draw:path><draw:path draw:style-name="gr180" draw:text-style-name="P67" svg:width="0.0287in" svg:height="0.1232in" svg:x="0.2063in" svg:y="0.0134in" svg:viewBox="0 0 74 314" svg:d="M74 311c0 0 0-1-6-7-39-39-50-98-50-146 0-55 13-110 51-149 5-4 5-5 5-5 0-3-2-4-4-4s-31 22-50 62c-16 34-20 69-20 96 0 24 4 62 21 97 19 38 47 59 49 59s4-1 4-3z"><text:p/></draw:path><draw:path draw:style-name="gr180" draw:text-style-name="P67" svg:width="0.1024in" svg:height="0.0843in" svg:x="0.2457in" svg:y="0.0228in" svg:viewBox="0 0 261 215" svg:d="M145 85c-9-20-17-42-26-63-1-1-1-2-2-3 0-2 5-8 19-9 3-1 6-1 6-6 0-4-3-4-4-4-14 0-27 1-41 1-7 0-27-1-35-1-2 0-5 0-5 6 0 4 2 4 7 4 19 0 21 3 23 10 13 29 26 58 38 88-22 23-45 47-67 72-1 0-3 1-4 2-15 17-31 23-47 24-3 0-7 0-7 5 2 2 0 4 5 4 9 0 19-2 29-2 12 0 25 2 35 2 3 0 7 0 7-7 0-2-3-2-4-2-4-1-13-1-13-10 0-6 5-10 9-15 10-11 21-23 32-34 9-11 19-20 28-30 11 25 21 50 32 75 1 3 1 2 2 4 0 2-6 8-19 10-3 0-6 0-6 4 0 5 3 5 5 5 8 0 31-2 40-2 8 0 27 2 35 2 2 0 5 0 5-7 0-2-2-2-5-2-21-1-22-2-27-15-13-29-33-78-41-97 21-22 54-60 65-68 9-8 21-15 40-16 4-1 7-1 7-6 0-1 0-4-4-4-9 0-20 1-30 1-12 0-24-1-35-1-2 0-6 0-6 6 0 2 1 3 4 4 3 0 13 1 13 10 0 3-4 8-7 11-17 17-34 36-51 54z"><text:p/></draw:path><draw:path draw:style-name="gr180" draw:text-style-name="P67" svg:width="0.0283in" svg:height="0.1232in" svg:x="0.3626in" svg:y="0.0134in" svg:viewBox="0 0 73 314" svg:d="M73 158c0-25-4-63-21-99-19-38-46-59-49-59-2 0-3 2-3 4 0 0 0 1 5 7 32 31 50 81 50 147 0 53-12 109-51 148-4 4-4 5-4 5 0 2 1 3 3 3 3 0 31-21 50-61 16-35 20-69 20-95z"><text:p/></draw:path><draw:path draw:style-name="gr180" draw:text-style-name="P67" svg:width="0.0287in" svg:height="0.1232in" svg:x="0.411in" svg:y="0.0134in" svg:viewBox="0 0 74 314" svg:d="M74 158c0-25-4-63-21-99-19-38-47-59-49-59s-4 2-4 4c0 0 0 1 6 7 31 31 49 81 49 147 0 53-12 109-50 148-5 4-5 5-5 5 0 2 2 3 4 3s31-21 50-61c16-35 20-69 20-95z"><text:p/></draw:path><draw:path draw:style-name="gr180" draw:text-style-name="P67" svg:width="0.0827in" svg:height="0.0287in" svg:x="0.4937in" svg:y="0.062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85in" svg:height="0.137in" svg:x="0.6252in" svg:y="0.0071in" svg:viewBox="0 0 175 349" svg:d="M68 276c-4 52-15 66-33 66-4 0-13-1-21-6 9-2 12-9 12-14 0-9-6-12-12-12-7 0-14 3-14 13 0 14 16 26 35 26 30 0 45-28 52-56 4-17 16-107 18-142 2-26 4-52 6-78 4-59 15-66 29-66 4 0 13 0 20 6-9 1-11 9-11 13 0 9 7 13 13 13s13-4 13-13c0-15-16-26-35-26-30 0-42 31-47 55-5 17-16 106-18 143-2 26-5 52-7 78z"><text:p/></draw:path><draw:path draw:style-name="gr180" draw:text-style-name="P67" svg:width="0.0854in" svg:height="0.039in" svg:x="0.7083in" svg:y="0in" svg:viewBox="0 0 218 100" svg:d="M111 37c-12-14-16-17-25-24-13-9-27-13-39-13-27 0-47 23-47 50 0 25 19 50 46 50 31 0 53-26 60-37 12 13 16 17 25 23 13 10 27 14 39 14 27 0 48-24 48-51 0-25-20-49-47-49-31 0-52 25-60 37zM118 45c9-14 28-36 55-36 22 0 39 19 39 40s-18 39-38 39c-21 0-35-17-56-43zM100 55c-9 14-29 37-56 37-22 0-39-21-39-42s18-37 38-37c21 0 35 16 57 42z"><text:p/></draw:path><draw:path draw:style-name="gr180" draw:text-style-name="P67" svg:width="0.0583in" svg:height="0.0039in" svg:x="0.6866in" svg:y="0.1276in" svg:viewBox="0 0 149 11" svg:d="M140 11c4 0 9 0 9-6 0-5-5-5-9-5-44 0-87 0-131 0-4 0-9 0-9 5 0 6 5 6 9 6 44 0 87 0 131 0z"><text:p/></draw:path><draw:path draw:style-name="gr180" draw:text-style-name="P67" svg:width="0.0854in" svg:height="0.039in" svg:x="0.7618in" svg:y="0.113in" svg:viewBox="0 0 218 100" svg:d="M111 37c-12-14-16-17-24-24-13-9-28-13-39-13-28 0-48 23-48 50 0 25 19 50 47 50 30 0 52-26 60-37 12 13 15 17 24 23 13 10 27 14 39 14 28 0 48-24 48-51 0-25-19-49-47-49-31 0-52 25-60 37zM118 45c9-14 28-37 55-37 23 0 39 20 39 41s-18 38-38 38c-21 0-34-16-56-42zM100 55c-9 14-28 36-55 36-23 0-39-20-39-41s17-38 38-38c20 0 34 17 56 43z"><text:p/></draw:path><draw:path draw:style-name="gr180" draw:text-style-name="P67" svg:width="0.0571in" svg:height="0.0799in" svg:x="0.8827in" svg:y="0.0516in" svg:viewBox="0 0 146 204" svg:d="M145 21c0-2 1-4 1-6 0-5-4-9-9-9-4 0-12 3-14 15-5-12-16-21-29-21-36 0-75 45-75 90 0 31 19 50 42 50 18 0 34-15 36-19 0 0 1 0 1 1-7 28-11 40-11 41-1 3-11 34-46 34-5 0-16 0-25-3 10-3 14-11 14-16 0-6-4-11-13-11-6 0-17 5-17 18 0 12 12 19 42 19 40 0 62-24 68-43 12-47 23-94 35-140zM104 100c-2 8-9 16-17 21-6 6-16 12-25 12-16 0-21-16-21-29 0-15 9-53 18-69 9-15 22-28 36-28 20 0 25 25 25 27 0 1-1 4-1 5-6 20-10 40-15 61z"><text:p/></draw:path><draw:path draw:style-name="gr180" draw:text-style-name="P67" svg:width="0.0287in" svg:height="0.1232in" svg:x="0.9571in" svg:y="0.0134in" svg:viewBox="0 0 74 314" svg:d="M74 311c0 0 0-1-6-7-39-39-49-98-49-146 0-55 12-110 50-149 5-4 5-5 5-5 0-3-2-4-4-4s-31 22-50 62c-16 34-20 69-20 96 0 24 4 62 21 97 19 38 47 59 49 59s4-1 4-3z"><text:p/></draw:path><draw:path draw:style-name="gr180" draw:text-style-name="P67" svg:width="0.0618in" svg:height="0.0559in" svg:x="0.9969in" svg:y="0.0516in" svg:viewBox="0 0 158 143" svg:d="M96 45c2-9 10-38 32-38 2 0 9 0 16 5-9 1-15 9-15 17 0 4 3 10 11 10s18-5 18-17c0-18-19-22-29-22-19 0-30 17-34 24-8-20-25-24-34-24-33 0-51 41-51 48 0 4 3 3 4 4 2 0 3-1 4-4 11-33 32-41 42-41 7 0 17 3 17 22 0 10-5 30-17 74-5 20-16 33-29 33-3 0-10 0-17-4 9-2 16-8 16-17 0-8-7-11-12-11-10 0-18 8-18 18 0 14 16 21 30 21 20 0 32-22 33-24 4 12 15 24 34 24 33 0 51-41 51-49 0-2-3-2-4-2-3 0-4 0-4 3-10 33-32 41-42 41-12 0-18-10-18-20 0-7 3-15 6-28 3-14 7-29 10-43z"><text:p/></draw:path><draw:path draw:style-name="gr180" draw:text-style-name="P67" svg:width="0.0283in" svg:height="0.1232in" svg:x="1.0717in" svg:y="0.0134in" svg:viewBox="0 0 73 314" svg:d="M73 158c0-25-3-63-21-99-19-38-46-59-49-59-2 0-3 2-3 4 0 0 0 1 6 7 31 31 49 81 49 147 0 53-12 109-51 148-4 4-4 5-4 5 0 2 1 3 3 3 3 0 32-21 50-61 16-35 20-69 20-95z"><text:p/></draw:path><draw:path draw:style-name="gr180" draw:text-style-name="P67" svg:width="0.0618in" svg:height="0.1118in" svg:x="1.1193in" svg:y="0.0201in" svg:viewBox="0 0 158 285" svg:d="M99 96c9 0 19 0 28 0 6 0 9 0 9-6 0-4-3-4-8-4-9 0-17 0-26 0 2-12 4-24 6-36 1-6 5-28 7-32 4-6 8-11 16-11 0 0 9 0 15 6-14 1-17 12-17 17 0 7 5 10 11 10 9 0 18-6 18-18 0-15-15-22-27-22-11 0-31 5-41 37-2 7-3 10-10 49-7 0-15 0-22 0-6 0-9 0-9 6 0 4 2 4 9 4s13 0 20 0c-8 41-15 83-23 124-6 30-12 59-28 59-1 0-9 0-15-6 14-1 17-12 17-17 0-7-6-11-12-11-8 0-17 7-17 19 0 14 14 21 27 21 17 0 30-18 36-30 10-20 17-57 17-59 6-34 13-67 19-100z"><text:p/></draw:path><draw:path draw:style-name="gr180" draw:text-style-name="P67" svg:width="0.0764in" svg:height="0.0591in" svg:x="1.1783in" svg:y="0.0661in" svg:viewBox="0 0 195 151" svg:d="M112 66c7-7 14-13 21-20 28-28 37-37 57-38 3 0 5 0 5-4 0-3-1-3-2-4-8 0-15 1-22 1-5 0-20-1-25-1-2 0-5 1-5 5 1 1 0 3 4 3 2 0 7 1 7 5s-3 8-5 9c-2 2-30 30-38 38-7-14-15-29-23-43 0-1-1-3-1-4 0 0 4-4 12-5 1 0 5 0 5-4-1-1-1-4-4-4-5 0-11 1-15 1-5 0-10 0-15 0-3 0-9 0-12 0-5 0-9-1-13-1-1 0-4 0-4 5 0 3 2 3 6 3 13 0 14 3 16 7 11 20 21 41 32 60-5 4-8 8-13 13-4 4-14 14-19 18-27 27-36 36-56 37-2 1-5 1-5 5 0 1 1 3 3 3 6 0 14-1 20-1 4 0 9 0 14 0 4 1 8 1 13 1 0 0 4 0 4-5 0-2-3-3-4-3-2 0-7-1-7-6 0-3 3-6 7-10 16-16 30-30 45-44 9 17 18 34 27 52 1 1 1 1 2 2 0 2-4 6-11 6-3 1-6 1-6 5 1 1 0 3 4 3s11-1 15-1c5 0 10 0 14 0s9 0 13 0c4 1 9 1 13 1 1 0 4 0 4-5 0-3-3-3-6-3-14 0-15-2-16-7-12-23-25-46-36-70z"><text:p/></draw:path><draw:path draw:style-name="gr180" draw:text-style-name="P67" svg:width="0.0287in" svg:height="0.1232in" svg:x="1.2807in" svg:y="0.0134in" svg:viewBox="0 0 74 314" svg:d="M74 311c0 0 0-1-6-7-39-39-49-98-49-146 0-55 12-110 50-149 5-4 5-5 5-5 0-3-1-4-4-4-2 0-31 22-49 62-16 34-21 69-21 96 0 24 4 62 22 97 19 38 46 59 48 59 3 0 4-1 4-3z"><text:p/></draw:path><draw:path draw:style-name="gr180" draw:text-style-name="P67" svg:width="0.0618in" svg:height="0.0559in" svg:x="1.3205in" svg:y="0.0516in" svg:viewBox="0 0 158 143" svg:d="M97 45c2-9 9-38 31-38 2 0 10 0 16 5-9 1-15 9-15 17 0 4 3 10 11 10s18-5 18-17c0-18-18-22-29-22-19 0-30 17-34 24-8-20-25-24-34-24-33 0-51 41-51 48 0 4 4 4 4 4 2 0 3-1 4-4 11-33 32-41 42-41 7 0 17 3 17 22 0 10-5 30-17 74-4 20-16 33-29 33-2 0-9 0-17-4 9-2 16-8 16-17 0-8-7-11-12-11-10 0-18 8-18 18 0 14 16 21 30 21 21 0 32-22 33-24 5 12 15 24 34 24 34 0 52-41 52-49 0-2-4-2-5-2-3 0-4 0-4 3-10 33-32 41-42 41-12 0-17-10-17-20 0-7 2-15 5-28 4-14 8-29 11-43z"><text:p/></draw:path><draw:path draw:style-name="gr180" draw:text-style-name="P67" svg:width="0.0287in" svg:height="0.1232in" svg:x="1.3953in" svg:y="0.0134in" svg:viewBox="0 0 74 314" svg:d="M74 158c0-25-4-63-22-99-19-38-46-59-48-59s-4 2-4 4c0 0 0 1 6 7 31 31 49 81 49 147 0 53-12 109-50 148-5 4-5 5-5 5 0 2 2 3 4 3s31-21 49-61c16-35 21-69 21-95z"><text:p/></draw:path><draw:path draw:style-name="gr180" draw:text-style-name="P67" svg:width="0.0587in" svg:height="0.0866in" svg:x="1.4417in" svg:y="0.0213in" svg:viewBox="0 0 150 221" svg:d="M150 4c0-1 0-4-4-4-5 0-34 3-40 4-2 0-4 1-4 5s2 4 7 4c15 0 16 2 16 6 0 2-1 4-1 6-6 25-12 49-19 75-6-12-15-21-29-21-37 0-76 47-76 92 0 30 17 50 42 50 7 0 22-1 41-23 3 13 13 23 29 23 10 0 19-7 23-16 5-12 10-31 10-32 0-2-3-2-5-2s-2 0-3 5c-6 21-12 39-24 39-9 0-10-9-10-14 0-8 1-10 1-15 16-61 31-121 46-182zM85 181c-2 6-2 7-7 12-14 16-27 22-36 22-15 0-19-18-19-29 0-16 9-55 17-69 10-19 24-31 37-31 20 0 25 26 25 28s-1 4-1 5c-6 21-11 42-16 62z"><text:p/></draw:path><draw:path draw:style-name="gr180" draw:text-style-name="P67" svg:width="0.0618in" svg:height="0.0559in" svg:x="1.5051in" svg:y="0.0516in" svg:viewBox="0 0 158 143" svg:d="M96 45c2-9 9-38 32-38 2 0 9 0 15 5-9 1-15 9-15 17 0 4 3 10 12 10 8 0 18-5 18-17 0-18-19-22-30-22-18 0-30 17-33 24-9-20-26-24-35-24-32 0-50 41-50 48 0 4 3 4 4 4 2 0 3-1 3-4 11-33 33-41 43-41 6 0 17 3 17 22 0 10-5 30-17 74-5 20-16 33-30 33-2 0-9 0-16-4 8-2 15-8 15-17 0-8-7-11-12-11-9 0-17 8-17 18 0 14 15 21 30 21 20 0 32-22 33-24 4 12 15 24 34 24 33 0 51-41 51-49 0-2-3-2-4-2-3 0-4 0-4 3-10 33-32 41-43 41s-17-10-17-20c0-7 2-15 6-28 3-14 7-29 10-43z"><text:p/></draw:path></draw:g></draw:g></text:span><text:span text:style-name="T1"><text:s/>Bez dk. </text:span></text:p>
      <text:p text:style-name="P30"><text:span text:style-name="T1">Df.: Kvantilová fce </text:span><text:span text:style-name="T1"><draw:g text:anchor-type="as-char" svg:y="-0.0929in" draw:z-index="40" draw:name="Shape53" draw:style-name="gr178"><svg:title>TexMaths</svg:title><svg:desc>9§inline§X\ n.v., Q_X: [0,1] \to \mathbb{R}:  Q_X(p) = min\{x \in \mathbb{R}: p \leq F_X(X)\}§svg§600§FALSE§</svg:desc><draw:g draw:style-name="gr2"><draw:path draw:style-name="gr179" draw:text-style-name="P66" svg:width="3.2299in" svg:height="0.1102in" svg:x="0.0035in" svg:y="0.0063in" svg:viewBox="0 0 8205 281" svg:d="M0 0c2735 0 5470 0 8205 0 0 93 0 188 0 281-2735 0-5470 0-8205 0 0-93 0-188 0-281z"><text:p/></draw:path><draw:path draw:style-name="gr180" draw:text-style-name="P67" svg:width="0.1024in" svg:height="0.0843in" svg:x="0.0004in" svg:y="0.0079in" svg:viewBox="0 0 261 215" svg:d="M145 86c-9-21-17-42-26-63-1-2-2-3-2-4 0-2 5-7 19-9 3 0 6 0 6-6 0-4-3-4-4-4-14 0-27 1-41 1-7 0-27-1-35-1-2 0-5 0-5 6 0 4 2 4 7 4 19 0 21 3 23 10 13 29 26 58 38 88-22 23-45 48-67 71-1 1-3 2-4 3-15 17-31 22-47 23-3 0-7 0-7 6 2 2 0 4 5 4 9 0 19-2 29-2 12 0 25 2 35 2 3 0 7 0 7-7 0-3-3-2-4-3-4-1-13-1-13-10 0-5 5-10 9-14 10-11 21-23 32-34 9-10 19-20 28-30 11 25 21 49 32 74 1 3 1 3 2 4 0 3-6 8-19 10-3 0-6 0-6 5s3 5 5 5c8 0 31-2 40-2 8 0 27 2 35 2 2 0 6 0 6-6 0-4-3-4-6-4-21-1-22-2-27-14-13-29-33-78-41-97 22-21 54-59 65-68 9-7 21-15 40-16 4 0 7 0 7-6-1-1 0-4-4-4-9 0-20 1-30 1-12 0-24-1-35-1-2 0-6 0-6 6 0 3 2 4 4 4 3 1 13 1 13 10 0 4-4 9-7 11-17 18-34 36-51 55z"><text:p/></draw:path><draw:path draw:style-name="gr180" draw:text-style-name="P67" svg:width="0.0673in" svg:height="0.0555in" svg:x="0.1555in" svg:y="0.0382in" svg:viewBox="0 0 172 142" svg:d="M19 120c-1 5-3 12-3 14 0 5 5 8 9 8s9-2 12-8c0-1 4-16 6-23 2-10 5-20 7-29 1-7 3-14 5-21 2-5 4-14 4-16 5-10 22-39 52-39 14 0 17 12 17 23 0 20-15 59-21 73-3 8-3 11-3 15 0 14 11 25 27 25 29 0 41-46 41-49 0-2-4-2-5-2-2 0-2 1-4 5-6 22-17 40-32 40-6 0-8-4-8-11 0-8 3-15 6-23 6-16 20-51 20-69 0-20-15-33-37-33-29 0-44 20-50 27-1-17-14-27-29-27-14 0-20 12-23 18-5 11-10 29-10 31s3 1 4 2c3 0 3 0 5-7 5-22 12-38 23-38 7 0 10 5 10 16 0 6-1 9-5 26-6 24-12 48-18 72z"><text:p/></draw:path><draw:path draw:style-name="gr180" draw:text-style-name="P67" svg:width="0.0126in" svg:height="0.013in" svg:x="0.2374in" svg:y="0.0791in" svg:viewBox="0 0 33 34" svg:d="M33 17c0-9-7-17-16-17-10 0-17 8-17 17s7 17 17 17c9 0 16-8 16-17z"><text:p/></draw:path><draw:path draw:style-name="gr180" draw:text-style-name="P67" svg:width="0.0543in" svg:height="0.0555in" svg:x="0.265in" svg:y="0.0382in" svg:viewBox="0 0 139 142" svg:d="M139 22c0-18-8-22-15-22s-15 8-15 15c0 4 2 6 5 9 7 7 11 15 11 26 0 13-20 86-57 86-16 0-23-12-23-28 0-17 9-41 19-67 2-5 4-10 4-16 0-13-10-25-27-25-29 0-41 46-41 49 0 2 3 2 4 2 2 0 3-1 4-5 10-32 24-40 33-40 2 0 8 0 8 11 0 7-4 16-6 22-14 37-18 51-18 64 0 35 28 39 43 39 53 0 71-104 71-120z"><text:p/></draw:path><draw:path draw:style-name="gr180" draw:text-style-name="P67" svg:width="0.0126in" svg:height="0.013in" svg:x="0.3366in" svg:y="0.0791in" svg:viewBox="0 0 33 34" svg:d="M33 17c0-9-8-17-17-17s-16 8-16 17 7 17 16 17 17-8 17-17z"><text:p/></draw:path><draw:path draw:style-name="gr180" draw:text-style-name="P67" svg:width="0.0142in" svg:height="0.0366in" svg:x="0.3713in" svg:y="0.0791in" svg:viewBox="0 0 37 94" svg:d="M37 33c0-20-7-33-20-33-11 0-17 8-17 17 0 8 6 17 17 17 4 0 8-2 11-4 1-1 1-1 2-1 0 2 1 0 1 4 0 24-12 43-22 53-4 3-4 4-4 5 0 2 2 3 3 3 4 0 29-24 29-61z"><text:p/></draw:path><draw:path draw:style-name="gr180" draw:text-style-name="P67" svg:width="0.0858in" svg:height="0.1102in" svg:x="0.4217in" svg:y="0.0055in" svg:viewBox="0 0 219 281" svg:d="M123 218c50-18 96-73 96-133 0-51-34-85-80-85-69 0-139 71-139 145 0 51 36 82 81 82 8 0 19 0 32-4-2 20-2 20-2 24 0 10 0 34 27 34 37 0 52-57 52-60s-2-3-4-3c-1 0-2 1-3 3-7 23-26 30-37 30-15 0-19-8-23-33zM64 217c-25-10-36-35-36-62 0-22 8-67 32-101 24-32 53-47 77-47 31 0 54 25 54 68 0 31-16 104-69 133-1-11-5-34-28-34-17 0-32 16-32 32 0 6 2 10 2 11zM84 219c-5 0-16 0-16-13s12-25 26-25c12 0 19 8 19 27 0 4 0 5-3 6-8 4-18 5-26 5z"><text:p/></draw:path><draw:path draw:style-name="gr180" draw:text-style-name="P67" svg:width="0.0768in" svg:height="0.0587in" svg:x="0.5185in" svg:y="0.0524in" svg:viewBox="0 0 196 150" svg:d="M113 66c7-8 13-14 20-21 29-28 37-36 57-38 4 0 6 0 6-4 0-3-2-3-3-3-7 0-15 1-21 1-5 0-20-1-26-1-2 0-4 0-4 4 1 1 0 3 3 3 2 1 8 1 8 6 0 3-4 7-6 9-2 1-30 29-38 37-7-14-15-28-23-43 0-1 0-2 0-3s4-5 11-6c2 0 5 0 5-4-1-1 0-3-4-3s-10 0-14 0c-6 0-10 1-15 1-4 0-9 0-13-1-4 0-8 0-12 0-1 0-4 0-4 4 0 3 2 3 6 3 13 0 13 3 16 7 10 20 21 40 31 61-5 3-8 8-13 12-3 5-14 15-18 18-27 27-36 36-57 37-2 0-5 0-5 5 0 1 1 3 4 3 6 0 13-1 20-1 4 0 9 0 13 0 4 1 9 1 13 1 0 0 4 0 4-4s-3-4-4-4c-2 0-7-1-7-5s4-7 8-11c16-15 30-30 45-44 9 17 18 34 27 52 1 2 1 2 1 3s-3 4-11 5c-2 0-5 0-5 5 1 1 0 3 4 3s10-1 14-1c5 0 10 0 14 0s9 0 14 0c4 1 8 1 12 1 1 0 4 0 4-4s-3-4-6-4c-13 0-14-3-16-6-12-24-24-47-35-70z"><text:p/></draw:path><draw:path draw:style-name="gr180" draw:text-style-name="P67" svg:width="0.0126in" svg:height="0.0531in" svg:x="0.6543in" svg:y="0.0402in" svg:viewBox="0 0 33 136" svg:d="M33 16c0-9-7-16-16-16-10 0-17 7-17 16s7 17 17 17c9 0 16-8 16-17zM33 119c0-9-7-17-16-17-10 0-17 8-17 17s7 17 17 17c9 0 16-8 16-17z"><text:p/></draw:path><draw:path draw:style-name="gr180" draw:text-style-name="P67" svg:width="0.0165in" svg:height="0.1232in" svg:x="0.7276in" svg:y="0in" svg:viewBox="0 0 43 314" svg:d="M43 314c0-5 0-8 0-13-10 0-20 0-30 0 0-96 0-192 0-288 10 0 20 0 30 0 0-5 0-9 0-13-14 0-29 0-43 0 0 104 0 209 0 314 14 0 29 0 43 0z"><text:p/></draw:path><draw:path draw:style-name="gr180" draw:text-style-name="P67" svg:width="0.052in" svg:height="0.0846in" svg:x="0.752in" svg:y="0.0102in" svg:viewBox="0 0 133 216" svg:d="M133 109c0-24-1-51-12-73-15-31-41-36-53-36-20 0-43 8-56 38-10 21-12 47-12 71s2 51 14 75c14 25 37 32 53 32 17 0 41-7 55-36 10-23 11-46 11-71zM67 209c-13 0-31-8-37-38-3-18-3-47-3-66 0-20 0-40 2-57 6-38 30-41 38-41 10 0 31 6 37 37 3 18 3 41 3 61 0 24 0 45-3 65-5 30-23 39-37 39z"><text:p/></draw:path><draw:path draw:style-name="gr180" draw:text-style-name="P67" svg:width="0.0142in" svg:height="0.0366in" svg:x="0.8205in" svg:y="0.0791in" svg:viewBox="0 0 37 94" svg:d="M37 33c0-20-8-33-21-33-10 0-16 8-16 17 0 8 6 17 16 17 4 0 8-2 12-4 1-1 1-1 1-1 1 0 1 0 1 4 0 24-11 43-22 53-3 3-3 4-3 5 0 2 1 3 3 3 4 0 29-24 29-61z"><text:p/></draw:path><draw:path draw:style-name="gr180" draw:text-style-name="P67" svg:width="0.0406in" svg:height="0.0819in" svg:x="0.876in" svg:y="0.0102in" svg:viewBox="0 0 104 209" svg:d="M65 8c0-7 0-8-7-8-20 21-48 21-58 21 0 3 0 6 0 10 6 0 25 0 41-9 0 54 0 108 0 162 0 11 0 16-29 16-4 0-7 0-10 0 0 3 0 7 0 9 11-1 39-1 51-1 13 0 41 0 51 1 0-2 0-6 0-9-3 0-6 0-9 0-29 0-30-4-30-16 0-58 0-117 0-176z"><text:p/></draw:path><draw:path draw:style-name="gr180" draw:text-style-name="P67" svg:width="0.0165in" svg:height="0.1232in" svg:x="0.9299in" svg:y="0in" svg:viewBox="0 0 43 314" svg:d="M43 0c-14 0-29 0-43 0 0 4 0 8 0 13 10 0 21 0 31 0 0 96 0 192 0 288-10 0-21 0-31 0 0 5 0 8 0 13 14 0 29 0 43 0 0-105 0-210 0-314z"><text:p/></draw:path><draw:path draw:style-name="gr180" draw:text-style-name="P67" svg:width="0.1102in" svg:height="0.0638in" svg:x="1.0031in" svg:y="0.0303in" svg:viewBox="0 0 281 163" svg:d="M247 88c-18 14-26 26-29 31-15 21-12 27-17 40 0 4 4 4 6 4 5 0 6 0 7-6 7-30 26-56 62-71 4-1 5-2 5-4s-2-4-3-4c-13-5-52-20-64-74-1-3-2-4-7-4-2 0-6 0-6 4 0 0 3 20 16 41 6 10 16 21 30 31-79 0-157 0-235 0-7 0-12 0-12 6s5 6 12 6c78 0 156 0 235 0z"><text:p/></draw:path><draw:path draw:style-name="gr180" draw:text-style-name="P67" svg:width="0.0854in" svg:height="0.0843in" svg:x="1.1575in" svg:y="0.0079in" svg:viewBox="0 0 218 215" svg:d="M80 117c4 0 7 0 11 0 16 24 31 48 48 72 3 4 10 17 14 21 2 5 3 5 11 5 14 0 29 0 43 0 5 0 11 0 11-6 0-3-2-5-6-6-11-3-27-23-34-33-2-3-18-23-39-57 28-5 55-17 55-55 0-43-46-58-83-58-34 0-67 0-100 0-6 0-11 0-11 5 0 6 6 6 9 6 18 0 19 2 19 18 0 52 0 104 0 156 0 16-1 18-19 18-3 0-9 0-9 6s5 6 11 6c29 0 57 0 86 0 7 0 11 0 11-6s-5-6-9-6c-18 0-19-3-19-18 0-22 0-46 0-68zM141 101c8-11 9-28 9-42 0-15-1-32-11-45 13 3 44 13 44 44 0 21-9 37-42 43zM80 28c0-6 0-17 20-17 26 0 40 11 40 48 0 41-10 46-60 46 0-26 0-52 0-77zM37 203c3-5 3-14 3-17 0-52 0-105 0-158 0-3 0-12-3-17 12 0 24 0 36 0-5 5-5 11-5 16 0 53 0 106 0 159 0 3 0 12 3 17-12 0-22 0-34 0zM104 117c2-1 4-1 7-1 4 0 11-1 16-2 4 8 39 63 65 89-10 0-21 0-31 0-19-29-38-57-57-86z"><text:p/></draw:path><draw:path draw:style-name="gr180" draw:text-style-name="P67" svg:width="0.0126in" svg:height="0.0531in" svg:x="1.2906in" svg:y="0.0402in" svg:viewBox="0 0 33 136" svg:d="M33 16c0-9-7-16-16-16s-17 7-17 16 8 17 17 17 16-8 16-17zM33 119c0-9-7-17-16-17s-17 8-17 17 8 17 17 17 16-8 16-17z"><text:p/></draw:path><draw:path draw:style-name="gr180" draw:text-style-name="P67" svg:width="0.0858in" svg:height="0.1102in" svg:x="1.3551in" svg:y="0.0055in" svg:viewBox="0 0 219 281" svg:d="M123 218c50-18 96-73 96-133 0-51-34-85-80-85-69 0-139 71-139 145 0 51 36 82 81 82 8 0 19 0 32-4-2 20-2 20-2 24 0 10 0 34 27 34 37 0 52-57 52-60s-2-3-4-3c-1 0-2 1-3 3-7 23-26 30-37 30-15 0-19-8-23-33zM64 217c-25-10-36-35-36-62 0-22 9-67 32-101 24-32 53-47 77-47 31 0 54 25 54 68 0 31-16 104-69 133-1-11-5-34-27-34-18 0-33 16-33 32 0 6 2 10 2 11zM84 219c-5 0-16 0-16-13s13-25 27-25c12 0 18 8 18 27 0 4 0 5-3 6-8 4-18 5-26 5z"><text:p/></draw:path><draw:path draw:style-name="gr180" draw:text-style-name="P67" svg:width="0.0768in" svg:height="0.0587in" svg:x="1.452in" svg:y="0.0524in" svg:viewBox="0 0 196 150" svg:d="M113 66c7-8 13-14 20-21 29-28 37-36 57-38 4 0 6 0 6-4 0-3-2-3-3-3-7 0-15 1-21 1-5 0-20-1-25-1-2 0-5 0-5 4 1 1 0 3 3 3 2 1 8 1 8 6 0 3-4 7-6 9-1 1-30 29-38 37-7-14-15-28-23-43 0-1 0-2 0-3s4-5 11-6c2 0 5 0 5-4-1-1 0-3-4-3s-10 0-14 0c-6 0-10 1-15 1-4 0-9 0-13-1-4 0-8 0-12 0-1 0-4 0-4 4 0 3 2 3 6 3 13 0 13 3 16 7 10 20 21 40 31 61-5 3-8 8-13 12-3 5-14 15-18 18-27 27-36 36-56 37-3 0-6 0-6 5 0 1 1 3 4 3 6 0 13-1 20-1 4 0 9 0 13 0 4 1 9 1 13 1 0 0 4 0 4-4s-3-4-4-4-7-1-7-5 4-7 8-11c16-15 30-30 45-44 9 17 18 34 27 52 1 2 1 2 1 3s-3 4-11 5c-2 0-5 0-5 5 1 1 0 3 4 3s9-1 14-1 10 0 14 0c5 0 9 0 14 0 4 1 8 1 12 1 1 0 4 0 4-4s-3-4-6-4c-13 0-14-3-16-6-12-24-24-47-35-70z"><text:p/></draw:path><draw:path draw:style-name="gr180" draw:text-style-name="P67" svg:width="0.0287in" svg:height="0.1232in" svg:x="1.5547in" svg:y="0in" svg:viewBox="0 0 74 314" svg:d="M74 310c0-1 0-1-6-6-39-40-50-99-50-147 0-55 13-109 51-149 5-4 5-4 5-5 0-2-2-3-4-3s-31 22-50 61c-16 35-20 70-20 96 0 24 4 62 21 97 19 39 47 60 49 60s4-1 4-4z"><text:p/></draw:path><draw:path draw:style-name="gr180" draw:text-style-name="P67" svg:width="0.0646in" svg:height="0.078in" svg:x="1.587in" svg:y="0.0382in" svg:viewBox="0 0 165 199" svg:d="M24 176c-2 11-3 14-17 14-3 0-7 0-7 5 0 3 1 4 4 4 9 0 18-1 27-1 10 0 20 1 31 1 1 0 6 0 6-7 0-2-4-2-9-2-15 0-15-3-15-6s14-54 15-62c5 9 14 20 29 20 37 0 77-46 77-92 0-29-18-50-43-50-15 0-30 11-41 23-3-17-16-23-28-23-14 0-21 12-23 18-7 11-10 30-10 31 0 2 3 2 3 2 4 0 4 0 6-7 5-22 12-38 23-38 6 0 10 3 10 16 0 7-1 9-3 15-11 47-23 93-35 139zM80 40c2-8 11-17 16-21 11-10 20-13 26-13 12 0 20 11 20 30 0 18-11 55-16 67-11 22-26 33-38 33-20 0-25-26-25-28 0-1 0-2 1-6 5-20 11-41 16-62z"><text:p/></draw:path><draw:path draw:style-name="gr180" draw:text-style-name="P67" svg:width="0.0283in" svg:height="0.1232in" svg:x="1.6602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3in" svg:height="0.0287in" svg:x="1.7433in" svg:y="0.047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1016in" svg:height="0.0555in" svg:x="1.8713in" svg:y="0.0382in" svg:viewBox="0 0 259 142" svg:d="M19 120c-1 5-3 12-3 14 0 5 5 8 9 8s9-2 12-8c0-1 4-16 6-23 2-10 5-20 7-29 1-7 4-14 5-21 2-5 4-14 4-16 5-10 22-39 52-39 14 0 17 12 17 23 0 8-2 17-5 26-2 12-6 24-9 37-1 7-4 15-6 23-1 6-4 17-4 19 0 5 4 8 9 8 10 0 12-7 14-18 4-17 16-63 20-75 1-4 17-43 52-43 13 0 16 11 16 23 0 18-12 54-19 70-2 8-4 12-4 18 0 14 11 25 26 25 30 0 41-46 41-49 0-2-2-2-3-2-4 0-4 1-5 5-5 17-15 40-32 40-6 0-8-4-8-11 0-8 2-15 6-23 5-16 19-51 19-69 0-20-13-33-36-33-24 0-41 13-52 31 0-5-1-16-10-23-8-6-18-8-26-8-28 0-44 20-50 27-1-18-14-27-29-27-14 0-20 12-23 18-5 11-10 30-10 31 0 2 3 1 4 2 3 0 3 0 5-7 5-22 12-38 23-38 6 0 10 3 10 16 0 6-1 9-5 26-6 24-12 48-18 72z"><text:p/></draw:path><draw:path draw:style-name="gr180" draw:text-style-name="P67" svg:width="0.0327in" svg:height="0.0823in" svg:x="1.9807in" svg:y="0.011in" svg:viewBox="0 0 84 210" svg:d="M80 12c0-7-4-12-12-12s-17 8-17 17c0 5 5 11 13 11 7 0 16-7 16-16zM57 129c3-9 3-9 6-18 3-6 5-10 5-17 0-13-10-25-27-25-29 0-41 46-41 49 0 2 3 2 4 2 2 0 3 0 5-5 8-30 21-39 32-39 2 0 8 0 8 10 0 7-3 13-4 16-3 9-17 45-22 58-3 8-7 18-7 25 0 15 11 25 25 25 31 0 43-45 43-48s-4-3-5-3c-2 0-2 1-4 6-6 19-16 39-33 39-5 0-7-4-7-11 0-8 2-12 9-31 5-11 8-22 13-33z"><text:p/></draw:path><draw:path draw:style-name="gr180" draw:text-style-name="P67" svg:width="0.0669in" svg:height="0.0555in" svg:x="2.0236in" svg:y="0.0382in" svg:viewBox="0 0 171 142" svg:d="M19 120c-2 5-4 12-4 14 0 5 5 8 10 8 4 0 9-2 12-8 0-1 4-16 5-23 3-10 5-20 8-29 1-7 3-14 5-21 1-5 4-14 4-16 5-10 21-39 52-39 14 0 17 12 17 23 0 20-15 59-21 73-3 8-3 11-3 15 0 14 11 25 26 25 29 0 41-46 41-49 0-2-3-2-4-2-2 0-2 1-4 5-6 22-17 40-32 40-6 0-8-4-8-11 0-8 3-15 6-23 6-16 19-51 19-69 0-20-14-33-36-33-29 0-44 20-50 27-2-17-14-27-29-27-14 0-20 12-24 18-4 11-9 29-9 31s3 2 4 2c3 0 3 0 5-7 5-22 12-38 23-38 7 0 10 5 10 16 0 6-1 9-5 26-6 24-12 48-18 72z"><text:p/></draw:path><draw:path draw:style-name="gr180" draw:text-style-name="P67" svg:width="0.0441in" svg:height="0.1232in" svg:x="2.1035in" svg:y="0in" svg:viewBox="0 0 113 314" svg:d="M67 42c0-12 8-33 42-35 2-1 4-2 4-3 0-4-3-4-7-4-31 0-60 16-61 40 0 23 0 47 0 71 0 12 0 22-13 33-10 9-22 10-29 10-2 0-3 2-3 3 0 2 2 2 5 3 21 1 36 13 39 28 1 3 1 4 1 15 0 21 0 42 0 62 0 14 0 24 15 36 13 9 34 13 46 13 4 0 7 0 7-4 0-3-2-3-6-3-20-1-35-11-39-27-1-3-1-4-1-16 0-21 0-43 0-65 0-15-3-19-13-30-6-6-16-10-24-12 25-7 37-21 37-39 0-25 0-51 0-76z"><text:p/></draw:path><draw:path draw:style-name="gr180" draw:text-style-name="P67" svg:width="0.0618in" svg:height="0.0555in" svg:x="2.1602in" svg:y="0.0382in" svg:viewBox="0 0 158 142" svg:d="M97 44c2-8 9-38 31-38 2 0 10 0 16 5-9 2-15 10-15 17 0 5 3 11 12 11 7 0 17-6 17-18 0-17-18-21-29-21-19 0-30 16-34 23-8-20-25-23-34-23-33 0-51 40-51 49 0 2 4 2 4 2 2 0 3-1 4-3 11-34 32-42 42-42 7 0 17 4 17 22 0 10-5 30-17 74-4 20-16 34-29 34-2 0-9 0-17-5 9-2 16-8 16-17 0-8-7-11-12-11-10 0-18 8-18 18 0 15 16 21 31 21 20 0 31-22 32-23 5 11 15 23 34 23 34 0 52-40 52-49 0-2-4-2-5-2-3 0-3 1-4 3-10 34-32 42-42 42-12 0-17-11-17-21 0-7 2-14 5-28 4-14 8-29 11-43z"><text:p/></draw:path><draw:path draw:style-name="gr180" draw:text-style-name="P67" svg:width="0.0618in" svg:height="0.0713in" svg:x="2.2728in" svg:y="0.0256in" svg:viewBox="0 0 158 182" svg:d="M147 98c5 0 11 0 11-6 0-7-6-7-11-7-45 0-89 0-134 0 4-42 40-72 85-72 16 0 33 0 49 0 5 0 11 0 11-7 0-6-6-6-11-6-16 0-34 0-50 0-54 0-97 41-97 92 0 50 43 90 97 90 16 0 34 0 50 0 5 0 11 0 11-7 0-6-6-5-11-5-16 0-33 0-49 0-45 0-81-30-85-72 45 0 89 0 134 0z"><text:p/></draw:path><draw:path draw:style-name="gr180" draw:text-style-name="P67" svg:width="0.0854in" svg:height="0.0843in" svg:x="2.3823in" svg:y="0.0079in" svg:viewBox="0 0 218 215" svg:d="M80 117c4 0 7 0 11 0 16 24 31 48 48 72 3 4 10 17 14 21 2 5 4 5 11 5 14 0 29 0 43 0 5 0 11 0 11-6 0-3-2-5-6-6-11-3-27-23-34-33-2-3-18-23-39-57 28-5 55-17 55-55 0-43-46-58-83-58-34 0-67 0-100 0-6 0-11 0-11 5 0 6 6 6 9 6 18 0 20 2 20 18 0 52 0 104 0 156 0 16-2 18-20 18-3 0-9 0-9 6s5 6 11 6c29 0 58 0 87 0 6 0 10 0 10-6s-5-6-9-6c-18 0-19-3-19-18 0-22 0-46 0-68zM141 101c9-11 10-28 10-42 0-15-2-32-12-45 13 3 44 13 44 44 0 21-9 37-42 43zM80 28c0-6 0-17 20-17 27 0 40 11 40 48 0 41-10 46-60 46 0-26 0-52 0-77zM37 203c3-5 3-14 3-17 0-52 0-105 0-158 0-3 0-12-3-17 12 0 24 0 36 0-4 5-4 11-4 16 0 53 0 106 0 159 0 3 0 12 2 17-12 0-22 0-34 0zM104 117c2-1 4-1 7-1 4 0 11-1 16-2 4 8 39 63 65 89-10 0-21 0-31 0-19-29-38-57-57-86z"><text:p/></draw:path><draw:path draw:style-name="gr180" draw:text-style-name="P67" svg:width="0.013in" svg:height="0.0531in" svg:x="2.5154in" svg:y="0.0402in" svg:viewBox="0 0 34 136" svg:d="M34 16c0-9-8-16-17-16s-17 7-17 16 8 17 17 17 17-8 17-17zM34 119c0-9-8-17-17-17s-17 8-17 17 8 17 17 17 17-8 17-17z"><text:p/></draw:path><draw:path draw:style-name="gr180" draw:text-style-name="P67" svg:width="0.065in" svg:height="0.078in" svg:x="2.5701in" svg:y="0.0382in" svg:viewBox="0 0 166 199" svg:d="M24 176c-2 11-2 14-17 14-3 0-7 0-7 5 0 3 2 4 5 4 8 0 17-1 26-1 10 0 21 1 31 1 2 0 6 0 6-7 0-2-3-2-8-2-16 0-16-3-16-6s14-54 16-62c4 9 13 20 29 20 37 0 77-46 77-92 0-29-19-50-43-50-16 0-31 11-41 23-4-17-17-23-29-23-14 0-21 12-23 18-6 11-10 30-10 31 0 2 3 1 3 2 4 0 4 0 6-7 5-22 12-38 23-38 6 0 10 3 10 16 0 7-1 9-2 15-11 47-24 93-36 139zM80 40c2-8 11-17 16-21 12-10 21-13 26-13 13 0 20 11 20 30 0 18-10 55-16 67-11 22-26 33-38 33-20 0-24-26-24-28 0-1 0-2 1-6 5-20 10-41 15-62z"><text:p/></draw:path><draw:path draw:style-name="gr180" draw:text-style-name="P67" svg:width="0.076in" svg:height="0.0949in" svg:x="2.6815in" svg:y="0.0142in" svg:viewBox="0 0 194 242" svg:d="M187 13c4-1 7-3 7-7 0-3-3-6-7-6-2 0-4 1-6 2-59 27-116 54-175 82-5 2-6 5-6 7 0 3 2 5 6 7 59 27 116 54 175 81 4 3 5 3 6 3 3 0 7-4 7-7s-2-5-8-7c-55-25-110-51-165-77 56-26 110-51 166-78zM182 242c5 0 12 0 12-6 0-7-8-7-12-7-57 0-114 0-170 0-6 0-12 0-12 7 0 6 5 6 11 6 57 0 114 0 171 0z"><text:p/></draw:path><draw:path draw:style-name="gr180" draw:text-style-name="P67" svg:width="0.0882in" svg:height="0.0839in" svg:x="2.8075in" svg:y="0.0083in" svg:viewBox="0 0 225 214" svg:d="M84 112c10 0 20 0 30 0 25 0 26 5 26 14 0 3 0 6-1 16-1 1-1 2-1 3 0 2 2 4 3 4 4 0 4-1 5-7 6-23 12-46 18-68 1-3 1-4 1-5s-1-3-4-3-3 1-5 6c-7 25-14 30-41 30-10 0-19 0-29 0 8-26 14-53 21-80 3-10 3-12 16-12 15 0 28 0 43 0 38 0 46 11 46 35 0 7 0 8-1 17-1 4-1 5-1 5 0 2 1 4 4 4 4 0 4-2 5-8 2-18 4-36 6-54 1-9-1-9-9-9-51 0-103 0-155 0-6 0-10 0-10 6 0 4 4 4 9 4 12 0 21 0 21 6 0 1 0 2-2 7-13 55-28 111-41 166-4 12-4 15-29 15-5 0-9 0-9 5s4 5 5 5c9 0 33-2 42-2 10 0 36 2 47 2 2 0 6 0 6-6 0-3-1-2-2-4-1 0-1 0-8 0s-9 0-17-1c-9-1-10-3-10-6 0-1 0-3 1-7 6-26 13-52 20-78z"><text:p/></draw:path><draw:path draw:style-name="gr180" draw:text-style-name="P67" svg:width="0.0764in" svg:height="0.0587in" svg:x="2.887in" svg:y="0.0524in" svg:viewBox="0 0 195 150" svg:d="M112 66c7-8 14-14 21-21 28-28 37-36 57-38 3 0 5 0 5-4 0-3-1-3-2-3-7 0-15 1-21 1s-20-1-26-1c-2 0-5 0-5 4 1 1 0 3 4 3 2 1 7 1 7 6 0 3-3 7-5 9-2 1-30 29-38 37-7-14-15-28-23-43 0-1 0-2 0-3s3-5 11-6c1 0 5 0 5-4-1-1 0-3-4-3s-11 0-15 0c-5 0-10 1-15 1-3 0-9 0-12-1-4 0-9 0-13 0-1 0-4 0-4 4 0 3 3 3 6 3 14 0 14 3 16 7 11 20 21 40 32 61-5 3-8 8-13 12-4 5-14 15-19 18-27 27-36 36-56 37-2 0-5 0-5 5 0 1 1 3 3 3 7 0 14-1 20-1 5 0 10 0 14 0 4 1 9 1 13 1 0 0 4 0 4-4s-3-4-4-4c-2 0-7-1-7-5s3-7 8-11c16-15 30-30 45-44 9 17 17 34 26 52 2 2 1 2 2 3 0 1-4 4-11 5-2 0-6 0-6 5 2 1 1 3 5 3s10-1 14-1c5 0 10 0 14 0s9 0 13 0c5 1 9 1 13 1 1 0 4 0 4-4s-3-4-6-4c-13 0-15-3-16-6-12-24-25-47-36-70z"><text:p/></draw:path><draw:path draw:style-name="gr180" draw:text-style-name="P67" svg:width="0.0283in" svg:height="0.1232in" svg:x="2.9898in" svg:y="0in" svg:viewBox="0 0 73 314" svg:d="M73 310c0-1 0-1-5-6-40-40-50-99-50-147 0-55 12-109 51-149 4-4 4-4 4-5 0-2-1-3-3-3-3 0-31 22-50 61-16 35-20 70-20 96 0 24 4 62 21 97 19 39 46 60 49 60 2 0 3-1 3-4z"><text:p/></draw:path><draw:path draw:style-name="gr180" draw:text-style-name="P67" svg:width="0.1024in" svg:height="0.0843in" svg:x="3.0291in" svg:y="0.0079in" svg:viewBox="0 0 261 215" svg:d="M145 86c-9-21-18-42-27-63-1-2-1-3-1-4 0-2 5-7 18-9 4 0 6 0 6-6 0-4-3-4-4-4-13 0-26 1-40 1-8 0-28-1-35-1-3 0-6 0-6 6 0 4 3 4 7 4 19 0 22 3 24 10 13 29 25 58 37 88-22 23-44 48-66 71-2 1-3 2-5 3-15 17-30 22-46 23-4 0-7 0-7 6 2 2 0 4 5 4 9 0 19-2 29-2 12 0 24 2 35 2 2 0 6 0 6-7 0-3-3-3-4-3-3-1-12-1-12-10 0-5 4-10 9-14 10-11 20-23 31-34 10-10 19-20 29-30 11 25 21 49 32 74 1 3 1 3 1 4 0 3-5 8-18 10-3 0-6 0-6 5s3 5 4 5c9 0 32-2 40-2s28 2 35 2c3 0 6 0 6-6 0-4-2-4-5-4-22-1-22-2-27-14-13-29-34-78-41-97 21-21 54-59 64-68 9-7 22-15 41-16 3 0 7 0 7-6-2-1 0-4-4-4-10 0-20 1-30 1-12 0-24-1-35-1-2 0-7 0-7 6 0 3 2 4 5 4 3 1 13 1 13 10 0 4-4 9-7 11-17 18-34 36-51 55z"><text:p/></draw:path><draw:path draw:style-name="gr180" draw:text-style-name="P67" svg:width="0.0287in" svg:height="0.1232in" svg:x="3.1457in" svg:y="0in" svg:viewBox="0 0 74 314" svg:d="M74 157c0-24-4-63-21-98-19-38-47-59-49-59s-4 1-4 3c0 1 0 1 6 8 31 30 49 81 49 146 0 53-12 108-50 149-5 3-5 3-5 4 0 3 2 4 4 4s31-22 50-61c16-35 20-71 20-96z"><text:p/></draw:path><draw:path draw:style-name="gr180" draw:text-style-name="P67" svg:width="0.0441in" svg:height="0.1232in" svg:x="3.1961in" svg:y="0in" svg:viewBox="0 0 113 314" svg:d="M46 271c0 13-8 34-43 36-1 0-3 1-3 3 0 4 4 4 6 4 31 0 61-16 61-40 0-23 0-47 0-72 0-11 0-21 12-32 12-9 24-10 31-10 2-1 3-2 3-3 0-3-2-3-6-3-21-1-36-13-39-28-1-4-1-5-1-15 0-21 0-42 0-62 0-14 0-24-15-36-13-10-35-13-46-13-2 0-6 0-6 4 0 2 2 2 5 3 20 1 36 11 40 27 1 3 1 4 1 15 0 22 0 44 0 66 0 14 3 20 13 30 6 7 15 10 24 12-26 7-37 21-37 39 0 25 0 50 0 75z"><text:p/></draw:path></draw:g></draw:g></text:span><text:span text:style-name="T1"><text:s/></text:span>Pokud X je spoj. rostouc<text:span text:style-name="T1">í: </text:span><text:span text:style-name="T1"><draw:g text:anchor-type="as-char" svg:y="-0.1102in" draw:z-index="41" draw:name="Shape54" draw:style-name="gr178"><svg:title>TexMaths</svg:title><svg:desc>9§inline§Q_X = F^{-1}_X§svg§600§FALSE§</svg:desc><draw:g draw:style-name="gr2"><draw:path draw:style-name="gr179" draw:text-style-name="P66" svg:width="0.5618in" svg:height="0.1339in" svg:x="0.0004in" svg:y="0.0071in" svg:viewBox="0 0 1428 341" svg:d="M0 0c476 0 952 0 1428 0 0 114 0 227 0 341-476 0-952 0-1428 0 0-114 0-227 0-341z"><text:p/></draw:path><draw:path draw:style-name="gr180" draw:text-style-name="P67" svg:width="0.0858in" svg:height="0.111in" svg:x="0in" svg:y="0.0232in" svg:viewBox="0 0 219 283" svg:d="M123 220c49-19 96-74 96-136 0-50-34-84-81-84-69 0-138 71-138 145 0 52 36 84 81 84 8 0 19-2 31-5-1 19-1 20-1 24 0 11 0 35 26 35 38 0 53-58 53-61 0-2-3-4-4-4-2 0-2 2-3 4-8 22-26 30-37 30-15 0-20-8-23-32zM63 217c-24-9-35-34-35-62 0-22 8-67 32-101 24-32 53-46 76-46 31 0 55 24 55 67 0 31-16 105-70 134-1-10-4-34-27-34-17 0-33 16-33 33 0 6 1 6 2 9zM83 221c-5 0-15 0-15-13s12-26 26-26c13 0 19 8 19 27 0 5 0 5-3 7-8 2-18 5-27 5z"><text:p/></draw:path><draw:path draw:style-name="gr180" draw:text-style-name="P67" svg:width="0.0764in" svg:height="0.0591in" svg:x="0.0969in" svg:y="0.0697in" svg:viewBox="0 0 195 151" svg:d="M112 66c7-7 14-14 21-21 28-27 37-36 57-37 3 0 5 0 5-4 0-3-2-4-3-4-7 0-14 1-21 1-5 0-20-1-25-1-2 0-5 1-5 4 0 1 0 4 4 4 2 0 7 0 7 5 0 4-4 7-5 9-2 2-30 29-38 37-7-14-15-28-23-43-1 0-1-2-1-3s4-5 12-5c1 0 5 0 5-5-1-1-1-3-4-3-5 0-11 1-15 1-5 0-10 0-15 0-3 0-9 0-12 0-5-1-9-1-13-1-1 0-4 0-4 4s2 4 6 4c13 0 14 2 16 6 11 21 21 41 32 61-5 5-8 9-13 13-4 4-14 14-19 18-27 26-36 36-56 37-2 0-5 0-5 4 0 1 1 4 3 4 6 0 14-1 20-1 4 0 10 0 14 0 3 0 9 1 12 1 1 0 5 0 5-5 0-3-3-3-5-3-1-1-6-1-6-6 0-3 3-7 7-11 16-15 30-30 45-44 9 17 18 35 27 52 1 3 2 3 2 3 0 1-4 5-12 6-2 0-5 0-5 4 1 1 0 4 4 4s10-1 15-1c4 0 10 0 14 0s9 0 13 0 9 1 12 1c1 0 5 0 5-5 0-3-4-3-6-3-14 0-15-3-16-6-12-24-25-47-36-71z"><text:p/></draw:path><draw:path draw:style-name="gr180" draw:text-style-name="P67" svg:width="0.0823in" svg:height="0.0287in" svg:x="0.2287in" svg:y="0.0657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878in" svg:height="0.0839in" svg:x="0.3575in" svg:y="0.0264in" svg:viewBox="0 0 224 214" svg:d="M84 111c10 0 20 0 30 0 24 0 26 6 26 15 0 2 0 5-1 15-1 2-1 3-1 4 0 2 2 3 3 3 4 0 4-1 5-6 6-23 12-46 18-68 1-4 1-5 1-6s-1-3-5-3c-2 0-2 1-4 6-7 25-14 31-41 31-10 0-19 0-29 0 7-27 14-53 20-80 4-11 4-13 17-13 15 0 28 0 43 0 38 0 46 11 46 35 0 7 0 8-1 17-1 4-1 5-1 5 0 2 1 4 3 4 4 0 5-2 5-7 2-18 4-37 6-55 1-8 0-8-8-8-51 0-104 0-155 0-6 0-10 0-10 6 0 3 3 3 9 3 12 0 21 0 21 6 0 1 0 2-2 7-13 56-28 112-41 168-4 11-4 14-29 14-5 0-9 0-9 6 0 4 4 4 4 4 10 0 33-1 43-1s36 1 47 1c2 0 6 0 6-6 0-3-2-3-2-4-1 0-2 0-9 0-6 0-8 0-16-1-9-1-10-2-10-6 0-3 0-2 1-7 6-27 13-53 20-79z"><text:p/></draw:path><draw:path draw:style-name="gr180" draw:text-style-name="P67" svg:width="0.0583in" svg:height="0.0043in" svg:x="0.4594in" svg:y="0.0339in" svg:viewBox="0 0 149 12" svg:d="M140 12c4 0 9 0 9-6s-5-6-9-6c-44 0-87 0-131 0-4 0-9 0-9 5 0 7 5 7 9 7 44 0 87 0 131 0z"><text:p/></draw:path><draw:path draw:style-name="gr180" draw:text-style-name="P67" svg:width="0.0311in" svg:height="0.0571in" svg:x="0.5374in" svg:y="0in" svg:viewBox="0 0 80 146" svg:d="M50 6c0-6 0-6-7-6-14 13-34 14-43 14 0 3 0 6 0 8 5 0 20 0 32-6 0 38 0 75 0 112 0 8 0 10-22 10-3 0-6 0-9 0 0 3 0 6 0 8 4 0 31 0 40 0 7 0 35 0 39 0 0-2 0-5 0-8-3 0-5 0-8 0-22 0-22-2-22-10 0-40 0-81 0-122z"><text:p/></draw:path><draw:path draw:style-name="gr180" draw:text-style-name="P67" svg:width="0.0764in" svg:height="0.0591in" svg:x="0.4374in" svg:y="0.0874in" svg:viewBox="0 0 195 151" svg:d="M112 66c7-7 14-13 21-20 28-28 37-37 57-38 3 0 5 0 5-4 0-3-2-4-3-4-7 0-14 1-21 1-5 0-20-1-25-1-2 0-5 1-5 5 1 1 0 3 4 3 2 0 7 1 7 5s-3 8-5 9c-2 2-30 30-39 38-7-14-14-29-22-43-1-1-1-3-1-4 0 0 4-4 11-5 2 0 6 0 6-4-2-1-1-4-5-4s-10 1-14 1c-5 0-10 0-15 0-3 0-9 0-13 0s-8-1-12-1c-1 0-4 0-4 5 0 3 2 3 6 3 13 0 14 3 16 7 11 20 21 41 32 60-5 5-8 9-13 13-4 4-14 14-19 18-27 27-36 36-56 37-2 0-5 0-5 5 0 1 1 3 3 3 6 0 14-1 20-1 4 0 9 0 14 0 4 1 8 1 13 1 0 0 4 0 4-5 0-3-3-3-4-3-2 0-7-1-7-6 0-3 3-6 7-10 16-15 30-30 45-44 9 17 18 35 27 52 1 2 1 2 1 2 0 2-3 5-11 6-2 0-5 0-5 5 1 1 0 3 4 3s11-1 15-1c5 0 9 0 14 0 4 0 9 0 13 0 4 1 8 1 12 1 1 0 5 0 5-5 0-3-3-3-7-3-13 0-14-3-15-6-12-24-25-47-36-71z"><text:p/></draw:path></draw:g></draw:g></text:span><text:span text:style-name="T1"><text:s/>Df.: </text:span>medi<text:span text:style-name="T1">án </text:span><text:span text:style-name="T1"><draw:g text:anchor-type="as-char" svg:y="-0.1063in" draw:z-index="42" draw:name="Shape55" draw:style-name="gr178"><svg:title>TexMaths</svg:title><svg:desc>9§inline§Q_X(\frac12)§svg§600§FALSE§</svg:desc><draw:g draw:style-name="gr2"><draw:path draw:style-name="gr179" draw:text-style-name="P66" svg:width="0.3437in" svg:height="0.1362in" svg:x="0.0004in" svg:y="0.0063in" svg:viewBox="0 0 874 347" svg:d="M437 347c-145 0-291 0-437 0 0-116 0-231 0-347 292 0 582 0 874 0 0 116 0 231 0 347-146 0-291 0-437 0z"><text:p/></draw:path><draw:path draw:style-name="gr180" draw:text-style-name="P67" svg:width="0.0858in" svg:height="0.111in" svg:x="0in" svg:y="0.0189in" svg:viewBox="0 0 219 283" svg:d="M123 220c49-18 96-74 96-135 0-51-34-85-81-85-68 0-138 72-138 145 0 52 36 84 81 84 8 0 19-1 32-5-2 20-2 21-2 24 0 11 0 35 26 35 38 0 53-57 53-61 0-2-2-3-4-3s-2 1-3 3c-7 23-26 31-37 31-15 0-20-8-23-33zM64 218c-25-10-36-34-36-63 0-22 8-67 32-100s53-47 76-47c31 0 55 24 55 67 0 31-16 105-69 135-2-11-5-35-28-35-17 0-32 17-32 33 0 6 1 6 2 10zM83 221c-5 0-15 0-15-13s13-25 26-25 19 7 19 27c0 4 0 4-3 6-8 3-18 5-27 5z"><text:p/></draw:path><draw:path draw:style-name="gr180" draw:text-style-name="P67" svg:width="0.0764in" svg:height="0.0591in" svg:x="0.0969in" svg:y="0.0657in" svg:viewBox="0 0 195 151" svg:d="M112 67c7-8 14-14 21-21 28-28 37-37 57-38 3 0 5 0 5-4 0-3-1-3-2-4-8 0-15 1-22 1-5 0-20-1-25-1-2 0-5 1-5 4 0 1 0 4 4 4 2 0 7 1 7 5s-3 8-5 9c-2 2-30 29-38 37-7-14-15-28-23-43 0 0 0-2 0-3s3-5 11-5c1 0 5 0 5-5-1-1 0-3-4-3-5 0-11 1-15 1-5 0-10 0-15 0-3 0-9 0-12 0-4 0-9-1-13-1-1 0-4 0-4 4s2 4 6 4c14 0 14 2 16 6 11 21 21 41 32 62-5 4-8 8-13 12-4 4-14 14-19 18-27 26-36 36-56 37-2 0-5 0-5 5 0 0 1 3 3 3 7 0 14-1 20-1 5 0 10 0 14 0s9 1 13 1c0 0 4 0 4-5 0-3-3-3-4-3-2-1-7-1-7-5s3-8 8-12c15-14 30-30 44-44 9 17 18 35 27 52 1 3 2 3 2 4s-4 4-11 5c-3 0-6 0-6 5 1 0 0 3 4 3 5 0 11-1 15-1 5 0 10 0 14 0s9 0 13 0c5 0 9 1 13 1 1 0 4 0 4-5 0-3-3-3-6-3-14 0-15-3-16-6-12-24-25-47-36-70z"><text:p/></draw:path><draw:path draw:style-name="gr180" draw:text-style-name="P67" svg:width="0.0287in" svg:height="0.124in" svg:x="0.1992in" svg:y="0.0134in" svg:viewBox="0 0 74 316" svg:d="M74 312c0-1 0-2-6-7-39-40-49-99-49-148 0-54 12-109 50-148 5-5 5-5 5-5 0-3-2-4-4-4s-31 22-50 62c-15 34-20 69-20 95s4 63 22 99c19 39 46 60 48 60s4-1 4-4z"><text:p/></draw:path><draw:path draw:style-name="gr180" draw:text-style-name="P67" svg:width="0.0315in" svg:height="0.0575in" svg:x="0.2598in" svg:y="0in" svg:viewBox="0 0 81 147" svg:d="M50 6c0-6 0-6-7-6-14 14-34 14-43 14 0 3 0 6 0 8 5 0 20 0 32-6 0 38 0 75 0 113 0 7 0 10-22 10-3 0-5 0-8 0 0 2 0 5 0 8 3 0 30-1 39-1 7 0 35 1 40 1 0-3 0-6 0-8-3 0-6 0-9 0-22 0-22-3-22-10 0-41 0-82 0-123z"><text:p/></draw:path><draw:path draw:style-name="gr180" draw:text-style-name="P67" svg:width="0.0492in" svg:height="0.0047in" svg:x="0.2504in" svg:y="0.0728in" svg:viewBox="0 0 126 13" svg:d="M63 13c-21 0-42 0-63 0 0-5 0-9 0-13 42 0 84 0 126 0 0 4 0 8 0 13-21 0-42 0-63 0z"><text:p/></draw:path><draw:path draw:style-name="gr180" draw:text-style-name="P67" svg:width="0.0378in" svg:height="0.0575in" svg:x="0.2559in" svg:y="0.0917in" svg:viewBox="0 0 97 147" svg:d="M97 106c-2 0-4 0-7 0-1 6-3 18-5 20s-19 2-23 2c-13 0-27 0-40 0 23-21 30-27 44-37 16-14 31-27 31-48 0-27-23-43-51-43s-46 19-46 40c0 10 9 12 12 12 5 0 11-4 11-12 0-4-1-11-13-11 7-16 22-21 32-21 23 0 35 17 35 35 0 19-15 34-22 42-18 18-35 36-53 53-2 1-2 2-2 9 31 0 60 0 91 0 2-14 4-27 6-41z"><text:p/></draw:path><draw:path draw:style-name="gr180" draw:text-style-name="P67" svg:width="0.0287in" svg:height="0.124in" svg:x="0.3217in" svg:y="0.0134in" svg:viewBox="0 0 74 316" svg:d="M74 157c0-24-4-62-21-98-19-38-47-59-49-59s-4 2-4 4l6 7c31 30 49 81 49 146 0 54-12 110-50 150-5 3-5 4-5 5 0 2 2 4 4 4s31-22 50-62c16-35 20-70 20-97z"><text:p/></draw:path></draw:g></draw:g></text:span><text:span text:style-name="T1">, kvartil, </text:span></text:p>
      <text:p text:style-name="P36">Veta: <text:span text:style-name="T1">X n.v. s dist </text:span><text:span text:style-name="T1"><draw:g text:anchor-type="as-char" svg:y="-0.0846in" draw:z-index="244" draw:name="Shape56" draw:style-name="gr178"><svg:title>TexMaths</svg:title><svg:desc>9§inline§F_x = F§svg§600§FALSE§</svg:desc><draw:g draw:style-name="gr2"><draw:path draw:style-name="gr179" draw:text-style-name="P66" svg:width="0.3886in" svg:height="0.0913in" svg:x="0.0016in" svg:y="0.0071in" svg:viewBox="0 0 988 233" svg:d="M494 233c-165 0-329 0-494 0 0-78 0-155 0-233 329 0 659 0 988 0 0 78 0 155 0 233-164 0-330 0-494 0z"><text:p/></draw:path><draw:path draw:style-name="gr180" draw:text-style-name="P67" svg:width="0.0878in" svg:height="0.0846in" svg:x="0in" svg:y="0.0004in" svg:viewBox="0 0 224 216" svg:d="M84 113c10 0 20 0 30 0 24 0 26 4 26 14 0 2 0 6-2 16 0 1-1 2-1 3 0 2 1 4 4 4s3-1 5-7c5-23 11-46 17-69 1-4 1-4 1-4 0-1 0-4-4-4-3 0-4 2-4 6-8 26-15 31-42 31-10 0-19 0-29 0 8-27 14-53 21-80 3-12 3-13 17-13s28 0 42 0c38 0 45 11 45 35 0 7 0 8 0 17 0 4 0 5 0 6 0 2 0 3 3 3 4 0 4-1 5-8 1-18 4-36 6-54 1-9-1-9-9-9-51 0-103 0-155 0-6 0-9 0-9 6 0 4 3 4 9 4 12 0 20 0 20 5 0 2 0 2-1 8-14 57-28 112-42 168-3 12-4 15-29 15-5 0-8 0-8 6 0 4 4 4 4 4 9 0 33-1 42-1 11 0 37 1 48 1 2 0 6 0 6-6 0-3-2-3-2-4-1 0-2 0-9 0s-9 0-16-1c-10-1-11-2-11-6 0-1 0-3 2-7 6-27 13-53 20-79z"><text:p/></draw:path><draw:path draw:style-name="gr180" draw:text-style-name="P67" svg:width="0.0461in" svg:height="0.039in" svg:x="0.0791in" svg:y="0.0654in" svg:viewBox="0 0 118 100" svg:d="M44 74c-2 8-9 20-21 20-1 0-7 0-11-4 9-2 10-10 10-11 0-5-4-9-9-9-7 0-13 6-13 14 0 11 13 16 23 16s19-6 25-16c5 12 18 16 26 16 26 0 39-28 39-34 0-3-2-2-3-3-4 0-4 1-5 4-4 15-18 27-30 27-8 0-14-6-14-14 0-6 6-27 12-51 4-17 14-23 21-23 1 0 8 0 13 3-7 3-10 8-10 13 0 4 5 8 9 8 6 0 12-5 12-14 0-12-14-16-23-16-11 0-19 7-25 15-3-9-13-15-26-15-25 0-40 27-40 34 0 3 4 3 5 3 3 0 3-1 4-4 5-18 19-27 30-27 7 0 14 4 14 15 0 4-3 15-5 23-3 10-5 20-8 30z"><text:p/></draw:path><draw:path draw:style-name="gr180" draw:text-style-name="P67" svg:width="0.0823in" svg:height="0.0287in" svg:x="0.1791in" svg:y="0.0402in" svg:viewBox="0 0 210 74" svg:d="M200 13c4 0 10 0 10-7 0-6-6-6-10-6-63 0-126 0-189 0-5 0-11 0-11 6 0 7 6 7 11 7 63 0 126 0 189 0zM200 74c4 0 10 0 10-6 0-7-6-7-10-7-63 0-126 0-189 0-5 0-11 0-11 7 0 6 6 6 11 6 63 0 126 0 189 0z"><text:p/></draw:path><draw:path draw:style-name="gr180" draw:text-style-name="P67" svg:width="0.0882in" svg:height="0.0846in" svg:x="0.3079in" svg:y="0.0004in" svg:viewBox="0 0 225 216" svg:d="M84 113c10 0 20 0 31 0 23 0 26 4 26 14 0 2 0 6-3 16 0 1 0 2 0 3 0 2 1 4 3 4 4 0 4-1 6-7 5-23 11-46 17-69 1-4 1-4 1-4 0-1 0-4-4-4-3 0-4 2-5 6-7 26-14 31-41 31-10 0-19 0-29 0 8-27 14-53 21-80 3-12 3-13 17-13s28 0 41 0c39 0 46 11 46 35 0 7 0 8-1 17 0 4 0 5 0 6 0 2 1 3 4 3 4 0 4-1 5-8 1-18 4-36 6-54 1-9-1-9-9-9-51 0-104 0-155 0-6 0-9 0-9 6 0 4 3 4 8 4 12 0 21 0 21 5 0 2 0 2-1 8-14 57-28 112-42 168-3 12-4 15-29 15-5 0-9 0-9 6 0 4 4 4 5 4 9 0 33-1 42-1 11 0 37 1 47 1 3 0 7 0 7-6 0-3-2-3-2-4-1 0-2 0-9 0s-9 0-16-1c-10-1-11-2-11-6 0-1 0-3 2-7 6-27 12-53 19-79z"><text:p/></draw:path></draw:g></draw:g></text:span><text:span text:style-name="T1">, </text:span>F je spoj. rost.<text:span text:style-name="T1">:</text:span> <draw:g text:anchor-type="as-char" svg:y="-0.0929in" draw:z-index="243" draw:name="Shape57" draw:style-name="gr178"><svg:title>TexMaths</svg:title><svg:desc>9§inline§F(X)  \sim U(0,1)§svg§600§FALSE§</svg:desc><draw:g draw:style-name="gr2"><draw:path draw:style-name="gr179" draw:text-style-name="P66" svg:width="0.8224in" svg:height="0.1102in" svg:x="0.0024in" svg:y="0.0063in" svg:viewBox="0 0 2090 281" svg:d="M0 0c697 0 1393 0 2090 0 0 93 0 188 0 281-697 0-1393 0-2090 0 0-93 0-188 0-281z"><text:p/></draw:path><draw:path draw:style-name="gr180" draw:text-style-name="P67" svg:width="0.0882in" svg:height="0.0839in" svg:x="0.0004in" svg:y="0.0083in" svg:viewBox="0 0 225 214" svg:d="M84 112c10 0 20 0 31 0 24 0 26 5 26 14 0 3 0 6-2 16 0 1-1 2-1 3 0 2 1 4 3 4 4 0 4-1 6-7 5-23 11-46 17-68 1-3 1-4 1-5s-1-3-4-3c-4 0-4 1-4 6-8 25-15 30-42 30-10 0-19 0-29 0 8-26 14-53 21-80 3-10 3-12 17-12s28 0 42 0c38 0 45 11 45 35 0 7 0 8 0 17 0 4 0 5 0 5 0 2 0 4 3 4 4 0 4-2 5-8 1-18 4-36 6-54 1-9-1-9-9-9-51 0-104 0-155 0-6 0-9 0-9 6 0 4 3 4 8 4 12 0 21 0 21 6 0 1 0 2-1 7-14 55-28 111-42 166-3 12-4 15-29 15-5 0-9 0-9 5s4 5 5 5c9 0 33-2 42-2 11 0 37 2 47 2 3 0 7 0 7-6 0-3-1-2-2-4-1 0-2 0-9 0s-9 0-16-1c-10-1-11-3-11-6 0-1 0-3 2-7 6-26 12-52 19-78z"><text:p/></draw:path><draw:path draw:style-name="gr180" draw:text-style-name="P67" svg:width="0.0283in" svg:height="0.1232in" svg:x="0.1059in" svg:y="0in" svg:viewBox="0 0 73 314" svg:d="M73 310c0-1 0-1-6-6-39-40-49-99-49-147 0-55 12-109 50-149 5-4 5-4 5-5 0-2-1-3-3-3-3 0-32 22-50 61-16 35-20 70-20 96 0 24 3 62 21 97 19 39 46 60 49 60 2 0 3-1 3-4z"><text:p/></draw:path><draw:path draw:style-name="gr180" draw:text-style-name="P67" svg:width="0.102in" svg:height="0.0843in" svg:x="0.1449in" svg:y="0.0079in" svg:viewBox="0 0 260 215" svg:d="M145 86c-9-21-18-42-27-63-1-2-1-3-1-4 0-2 4-7 18-9 4 0 6 0 6-6 0-4-3-4-4-4-13 0-27 1-40 1-8 0-28-1-36-1-2 0-5 0-5 6 0 4 3 4 7 4 19 0 21 3 23 10 13 29 26 58 38 88-22 23-44 48-66 71-2 1-3 2-5 3-15 17-30 22-46 23-4 0-7 0-7 6 1 2 0 4 4 4 9 0 20-2 29-2 12 0 25 2 36 2 2 0 6 0 6-7 0-3-3-3-4-3-3-1-13-1-13-10 0-5 5-10 9-14 10-11 21-23 32-34 10-10 19-20 29-30 11 25 20 49 31 74 2 3 1 3 2 4 0 3-6 8-18 10-4 0-6 0-6 5s3 5 4 5c9 0 31-2 40-2 8 0 27 2 35 2 3 0 6 0 6-6 0-4-3-4-5-4-22-1-23-2-28-14-12-29-33-78-41-97 22-21 55-59 65-68 9-7 22-15 41-16 3 0 6 0 6-6-1-1 0-4-4-4-9 0-19 1-29 1-12 0-25-1-35-1-2 0-7 0-7 6 0 3 2 4 4 4 3 1 13 1 13 10 0 4-3 9-6 11-17 18-34 36-51 55z"><text:p/></draw:path><draw:path draw:style-name="gr180" draw:text-style-name="P67" svg:width="0.0287in" svg:height="0.1232in" svg:x="0.2618in" svg:y="0in" svg:viewBox="0 0 74 314" svg:d="M74 157c0-24-4-63-22-98-19-38-46-59-48-59-3 0-4 1-4 3 0 1 0 1 6 8 31 30 49 81 49 146 0 53-12 108-51 149-4 3-4 3-4 4 0 3 1 4 4 4 2 0 31-22 49-61 16-35 21-71 21-96z"><text:p/></draw:path><draw:path draw:style-name="gr180" draw:text-style-name="P67" svg:width="0.0827in" svg:height="0.0287in" svg:x="0.3445in" svg:y="0.0472in" svg:viewBox="0 0 211 74" svg:d="M211 11c0-7-2-11-5-11-2 0-4 3-4 8-1 31-23 48-45 48-19 0-35-14-50-27-16-15-33-29-54-29-35 0-53 35-53 63 0 11 3 7 4 11 3 0 4-7 4-7 2-36 25-49 45-49s35 13 50 27c17 14 33 29 54 29 35 0 54-35 54-63z"><text:p/></draw:path><draw:path draw:style-name="gr180" draw:text-style-name="P67" svg:width="0.0858in" svg:height="0.0866in" svg:x="0.4772in" svg:y="0.0079in" svg:viewBox="0 0 219 221" svg:d="M179 33c4-12 9-22 34-23 2 0 6 0 6-6-1-1 0-4-4-4-11 0-22 1-32 1-11 0-23-1-34-1-1 0-5 0-5 6 0 4 3 4 5 4 18 1 22 7 22 14 0 1-1 6-1 7-10 36-19 74-29 112-11 41-47 68-78 68-22 0-39-13-39-40 0-1 0-11 4-24 10-41 21-82 30-123 3-11 4-14 27-14 9 0 10 0 10-6 0-4-2-4-3-4-9 0-33 1-41 1-10 0-32-1-41-1-3 0-6 0-6 6 0 4 3 4 9 4 0 0 7 0 12 1 6 1 8 1 8 5 0 2-3 15-5 22-2 9-5 18-6 28-4 12-18 72-20 78-2 9-2 13-2 17 0 39 29 60 62 60 40 0 78-35 89-76 9-38 19-75 28-112z"><text:p/></draw:path><draw:path draw:style-name="gr180" draw:text-style-name="P67" svg:width="0.0287in" svg:height="0.1232in" svg:x="0.5795in" svg:y="0in" svg:viewBox="0 0 74 314" svg:d="M74 310c0-1 0-1-6-6-39-40-50-99-50-147 0-55 13-109 51-149 5-4 5-4 5-5 0-2-2-3-4-3-3 0-31 22-50 61-16 35-20 70-20 96 0 24 4 62 21 97 19 39 46 60 49 60 2 0 4-1 4-4z"><text:p/></draw:path><draw:path draw:style-name="gr180" draw:text-style-name="P67" svg:width="0.052in" svg:height="0.0846in" svg:x="0.6205in" svg:y="0.0102in" svg:viewBox="0 0 133 216" svg:d="M133 109c0-24-2-51-12-73-16-31-41-36-54-36-19 0-43 8-55 38-11 21-12 47-12 71s1 51 13 75c15 25 37 32 53 32 17 0 41-7 55-36 10-23 12-46 12-71zM66 209c-12 0-31-8-36-38-4-18-4-47-4-66 0-20 0-40 3-57 5-38 29-41 37-41 10 0 31 6 37 37 3 18 3 41 3 61 0 24 0 45-3 65-5 30-23 39-37 39z"><text:p/></draw:path><draw:path draw:style-name="gr180" draw:text-style-name="P67" svg:width="0.0142in" svg:height="0.0366in" svg:x="0.6886in" svg:y="0.0791in" svg:viewBox="0 0 37 94" svg:d="M37 33c0-20-8-33-21-33-10 0-16 8-16 17 0 8 6 17 16 17 5 0 8-2 12-4 1-1 1-1 2-1 0 2 0 0 0 4 0 24-11 43-22 53-4 3-4 4-4 5 0 2 2 3 4 3 4 0 29-24 29-61z"><text:p/></draw:path><draw:path draw:style-name="gr180" draw:text-style-name="P67" svg:width="0.0406in" svg:height="0.0819in" svg:x="0.7441in" svg:y="0.0102in" svg:viewBox="0 0 104 209" svg:d="M65 8c0-7 0-8-7-8-20 21-48 21-58 21 0 3 0 6 0 10 6 0 25 0 41-9 0 54 0 108 0 162 0 11-1 16-29 16-4 0-7 0-10 0 0 3 0 7 0 9 11-1 38-1 51-1s41 0 51 1c0-2 0-6 0-9-3 0-6 0-10 0-28 0-29-4-29-16 0-58 0-117 0-176z"><text:p/></draw:path><draw:path draw:style-name="gr180" draw:text-style-name="P67" svg:width="0.0287in" svg:height="0.1232in" svg:x="0.8024in" svg:y="0in" svg:viewBox="0 0 74 314" svg:d="M74 157c0-24-4-63-21-98-19-38-46-59-49-59-2 0-4 1-4 3 0 1 0 1 6 8 32 30 50 81 50 146 0 53-12 108-52 149-4 3-4 3-4 4 0 3 2 4 4 4 3 0 31-22 50-61 16-35 20-71 20-96z"><text:p/></draw:path></draw:g></draw:g>. Dk: <draw:g text:anchor-type="as-char" svg:y="-0.0929in" draw:z-index="245" draw:name="Shape58" draw:style-name="gr178"><svg:title>TexMaths</svg:title><svg:desc>9§inline§Y:=F(X). F_y(y) = P(Y \leq y) = P(F(X) \leq y) = (pro\ y=F(x)) = P(X \leq x)§svg§600§FALSE§</svg:desc><draw:g draw:style-name="gr2"><draw:path draw:style-name="gr179" draw:text-style-name="P66" svg:width="4.2031in" svg:height="0.1157in" svg:x="0.0024in" svg:y="0.0067in" svg:viewBox="0 0 10677 295" svg:d="M5340 295c-1781 0-3560 0-5340 0 0-98 0-196 0-295 3559 0 7118 0 10677 0 0 99 0 197 0 295-1779 0-3558 0-5337 0z"><text:p/></draw:path><draw:path draw:style-name="gr180" draw:text-style-name="P67" svg:width="0.0898in" svg:height="0.0839in" svg:x="0.0004in" svg:y="0.0087in" svg:viewBox="0 0 229 214" svg:d="M177 36c2-2 3-3 5-5 9-9 20-20 41-21 4-1 6-1 6-6 0-3-1-4-4-4-8 0-17 1-25 1-11 0-22-1-33-1-1 0-5 0-5 5 0 4 3 5 4 5 3 0 12 0 12 7 0 5-7 14-9 14-24 28-48 56-73 85-11-32-23-62-35-94-2-4-1-3-2-5 0-7 16-7 19-7 5 0 7 0 7-6 0-4-3-4-4-4-9 0-32 1-40 1s-28-1-36-1c-1 0-5 0-5 6 0 4 3 4 7 4 19 0 20 3 23 10 12 35 26 69 38 104 1 1 2 4 2 5s-12 51-14 57c-4 17-5 18-30 18-6 0-8 0-8 6 0 4 3 3 4 4 9 0 31-1 40-1s32 1 41 1c1 0 5 0 5-7 0-3-3-3-8-3-1 0-7 0-13 0-6-1-8-2-8-6 0-1 3-13 5-19 3-15 7-30 10-44 2-6 2-7 5-9 26-31 52-60 78-90z"><text:p/></draw:path><draw:path draw:style-name="gr180" draw:text-style-name="P67" svg:width="0.0126in" svg:height="0.0531in" svg:x="0.1413in" svg:y="0.0402in" svg:viewBox="0 0 33 136" svg:d="M33 17c0-10-7-17-16-17s-17 7-17 17c0 9 8 16 17 16s16-7 16-16zM33 119c0-9-7-17-16-17s-17 8-17 17 8 17 17 17 16-8 16-17z"><text:p/></draw:path><draw:path draw:style-name="gr180" draw:text-style-name="P67" svg:width="0.0827in" svg:height="0.0291in" svg:x="0.172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878in" svg:height="0.0835in" svg:x="0.3012in" svg:y="0.0087in" svg:viewBox="0 0 224 213" svg:d="M84 111c10 0 20 0 30 0 24 0 26 6 26 15 0 2 0 6-1 15-1 2-1 3-1 4 0 2 1 3 3 3 3 0 3-1 5-6 6-23 11-46 18-68 1-4 1-5 1-6s-2-3-5-3-3 1-4 7c-7 24-14 29-41 29-10 0-19 0-29 0 7-26 14-53 20-79 3-11 4-12 17-12 15 0 28 0 43 0 38 0 45 10 45 34 0 7 0 9 0 17-1 5-1 5-1 5 0 2 1 5 3 5 4 0 5-2 5-8 2-18 4-37 6-55 1-8 0-8-8-8-51 0-104 0-155 0-6 0-10 0-10 6 0 4 3 4 9 4 12 0 21 0 21 5 0 1 0 2-2 7-13 56-28 112-41 167-4 11-5 14-29 14-5 0-9 0-9 6 0 4 4 4 4 4 9 0 33-1 43-1s36 1 47 1c2 0 6 0 6-6 0-2-1-2-2-3s-2-1-9-1c-6 0-8 0-16 0-9-1-10-3-10-6 0-1 0-3 1-8 6-26 13-52 20-78z"><text:p/></draw:path><draw:path draw:style-name="gr180" draw:text-style-name="P67" svg:width="0.0287in" svg:height="0.1232in" svg:x="0.4063in" svg:y="0in" svg:viewBox="0 0 74 314" svg:d="M74 311c0-1 0-1-6-7-39-40-50-99-50-147 0-55 13-109 51-148 5-5 5-5 5-5 0-3-2-4-4-4-3 0-31 22-50 62-16 34-20 69-20 95 0 24 4 62 21 98 19 39 46 59 49 59 2 0 4-1 4-3z"><text:p/></draw:path><draw:path draw:style-name="gr180" draw:text-style-name="P67" svg:width="0.1024in" svg:height="0.0839in" svg:x="0.4457in" svg:y="0.0087in" svg:viewBox="0 0 261 214" svg:d="M145 85c-9-21-17-42-26-63-1-2-1-2-2-3 0-2 5-8 19-9 3-1 6-1 6-6 0-4-3-4-4-4-14 0-27 1-41 1-7 0-27-1-35-1-2 0-5 0-5 6 0 4 2 4 7 4 19 0 21 3 23 10 13 29 25 58 38 88-22 23-45 46-67 70-1 2-3 3-4 3-15 17-31 22-47 23-3 1-7 1-7 6 0 1 0 4 4 4 10 0 20-1 30-1 12 0 24 1 35 1 3 0 7 0 7-7 0-2-3-1-4-3-4 0-14-1-14-10 0-5 6-10 9-13 11-11 22-23 33-34 9-10 19-21 28-31 11 25 21 50 32 74 1 4 2 4 2 5 0 3-6 8-19 9-4 1-6 1-6 6 0 4 3 4 5 4 8 0 31-1 40-1 8 0 27 1 35 1 2 0 5 0 5-7 0-3-2-3-5-3-21 0-22-1-27-14-13-28-33-77-41-96 22-22 54-60 65-69 9-7 21-14 40-15 4-1 7-1 7-6 0-1 0-4-5-4-9 0-19 1-29 1-12 0-24-1-35-1-2 0-6 0-6 6 0 2 1 3 4 4 3 0 12 1 12 9 0 4-3 9-6 12-17 17-34 35-51 54z"><text:p/></draw:path><draw:path draw:style-name="gr180" draw:text-style-name="P67" svg:width="0.0283in" svg:height="0.1232in" svg:x="0.5626in" svg:y="0in" svg:viewBox="0 0 73 314" svg:d="M73 157c0-24-4-62-21-98-19-38-46-59-49-59-2 0-3 2-3 4l5 7c32 30 50 81 50 146 0 53-12 109-51 148-4 5-4 5-4 6 0 2 1 3 3 3 3 0 31-21 50-62 16-34 20-69 20-95z"><text:p/></draw:path><draw:path draw:style-name="gr180" draw:text-style-name="P67" svg:width="0.0126in" svg:height="0.0126in" svg:x="0.6146in" svg:y="0.0799in" svg:viewBox="0 0 33 33" svg:d="M33 17c0-10-8-17-17-17s-16 7-16 17c0 9 7 16 16 16s17-7 17-16z"><text:p/></draw:path><draw:path draw:style-name="gr180" draw:text-style-name="P67" svg:width="0.0882in" svg:height="0.0835in" svg:x="0.6429in" svg:y="0.0087in" svg:viewBox="0 0 225 213" svg:d="M84 111c10 0 20 0 31 0 24 0 26 6 26 15 0 2 0 6-2 15 0 2-1 3-1 4 0 2 1 3 3 3 4 0 4-1 6-6 5-23 11-46 17-68 1-4 1-5 1-6s-1-3-4-3c-4 0-4 1-4 7-8 24-15 29-42 29-10 0-19 0-29 0 8-26 14-53 21-79 3-11 3-12 17-12s28 0 42 0c38 0 45 10 45 34 0 7 0 9 0 17 0 5 0 5 0 5 0 2 0 5 3 5 4 0 4-2 5-8 1-18 4-37 6-55 1-8-1-8-9-8-51 0-104 0-155 0-6 0-9 0-9 6 0 4 3 4 8 4 12 0 21 0 21 5 0 1 0 2-1 7-14 56-28 112-42 167-3 11-4 14-29 14-5 0-9 0-9 6 0 4 4 4 5 4 9 0 33-1 42-1 11 0 37 1 47 1 2 0 7 0 7-6 0-2-1-2-2-3s-2-1-9-1-9 0-17 0c-9-1-10-3-10-6 0-1 0-3 2-8 6-26 12-52 19-78z"><text:p/></draw:path><draw:path draw:style-name="gr180" draw:text-style-name="P67" svg:width="0.0441in" svg:height="0.0555in" svg:x="0.7224in" svg:y="0.0732in" svg:viewBox="0 0 113 142" svg:d="M112 13c1-2 1-3 1-4 0-5-3-7-7-7-3 0-7 1-10 5 0 1-2 8-2 13-2 6-4 11-6 18-1 5-8 33-8 36-1 0-11 18-28 18-14 0-14-14-14-17 0-12 4-27 11-44 3-7 4-9 4-13 0-10-9-18-22-18-21 0-31 30-31 33s3 3 4 3c2 0 2-1 3-4 6-18 15-27 24-27 4 0 6 3 6 8 0 6-2 10-4 13-10 27-12 35-12 45 0 4 0 14 9 21 6 6 16 7 21 7 9 0 17-3 25-10-3 12-6 21-15 32-6 7-15 15-27 15-1 0-12 0-16-8 12-1 12-11 12-12 0-7-7-8-8-8-7 0-14 4-14 14 0 12 11 20 27 20 22 0 50-17 56-45 7-28 14-56 21-84z"><text:p/></draw:path><draw:path draw:style-name="gr180" draw:text-style-name="P67" svg:width="0.0283in" svg:height="0.1232in" svg:x="0.7906in" svg:y="0in" svg:viewBox="0 0 73 314" svg:d="M73 311c0-1 0-1-6-7-39-40-49-99-49-147 0-55 12-109 51-148 4-5 4-5 4-5 0-3-1-4-3-4-3 0-31 22-50 62-16 34-20 69-20 95 0 24 4 62 21 98 19 39 46 59 49 59 2 0 3-1 3-3z"><text:p/></draw:path><draw:path draw:style-name="gr180" draw:text-style-name="P67" svg:width="0.0571in" svg:height="0.0795in" svg:x="0.8303in" svg:y="0.0382in" svg:viewBox="0 0 146 203" svg:d="M144 20c2-5 2-6 2-7 0-7-5-9-9-9s-9 1-12 6c0 2-3 12-4 17-2 8-5 17-7 25-4 19-10 38-14 57-1 5-15 27-35 27-16 0-20-14-20-26 0-14 5-34 16-62 6-12 6-16 6-22 0-14-9-26-26-26-29 0-41 46-41 48 0 4 3 4 4 4 2 0 3-1 5-6 8-30 21-39 31-39 3 0 9 0 9 10 0 8-4 16-6 23-12 33-19 51-19 65 0 28 21 38 39 38 13 0 23-6 32-15-4 17-8 33-20 48-8 11-20 20-35 20-5 0-18-1-24-13 5 0 9 0 14-4 2-3 6-6 6-12 0-10-9-11-12-11-7 0-18 5-18 20s15 27 34 27c33 0 65-28 74-64 10-40 20-80 30-119z"><text:p/></draw:path><draw:path draw:style-name="gr180" draw:text-style-name="P67" svg:width="0.0287in" svg:height="0.1232in" svg:x="0.8992in" svg:y="0in" svg:viewBox="0 0 74 314" svg:d="M74 157c0-24-4-62-21-98-19-38-47-59-49-59s-4 2-4 4l6 7c32 30 50 81 50 146 0 53-12 109-52 148-4 5-4 5-4 6 0 2 2 3 4 3s31-21 50-62c16-34 20-69 20-95z"><text:p/></draw:path><draw:path draw:style-name="gr180" draw:text-style-name="P67" svg:width="0.0827in" svg:height="0.0291in" svg:x="0.9819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886in" svg:height="0.0839in" svg:x="1.1118in" svg:y="0.0087in" svg:viewBox="0 0 226 214" svg:d="M83 115c18 0 36 0 54 0 45 0 89-32 89-67 0-25-22-48-63-48-34 0-68 0-102 0-6 0-10 0-10 5s3 5 9 5c5 0 10 0 14 0 5 1 7 2 7 5 0 1 0 2-1 7-14 55-28 112-42 167-4 12-5 15-29 15-5 0-9 0-9 6 0 4 4 4 4 4 9 0 32-1 41-1 6 0 13 0 20 0s14 1 20 1c2 0 7 0 7-7 0-3-3-3-9-3-12 0-21 0-21-6 0-1 1-3 1-5 6-26 13-52 20-78zM105 22c4-11 4-12 17-12 10 0 21 0 31 0 26 0 43 8 43 30 0 12-6 39-19 51-15 13-34 16-48 16-15 0-30 0-44 0 7-29 13-57 20-85z"><text:p/></draw:path><draw:path draw:style-name="gr180" draw:text-style-name="P67" svg:width="0.0283in" svg:height="0.1232in" svg:x="1.2161in" svg:y="0in" svg:viewBox="0 0 73 314" svg:d="M73 311c0-1 0-1-6-7-39-40-49-99-49-147 0-55 13-109 51-148 4-5 4-5 4-5 0-3-1-4-3-4-3 0-31 22-50 62-16 34-20 69-20 95 0 24 4 62 21 98 19 39 46 59 49 59 2 0 3-1 3-3z"><text:p/></draw:path><draw:path draw:style-name="gr180" draw:text-style-name="P67" svg:width="0.0902in" svg:height="0.0839in" svg:x="1.2567in" svg:y="0.0087in" svg:viewBox="0 0 230 214" svg:d="M178 36c1-2 3-3 4-5 10-9 20-20 41-21 4-1 7-1 7-6 0-3-1-4-4-4-8 0-17 1-26 1-10 0-22-1-32-1-2 0-6 0-6 5 0 4 4 5 5 5 2 0 11 0 11 7 0 5-7 14-8 14-24 28-49 56-74 85-11-32-22-62-34-94-3-4-2-3-3-5 0-7 17-7 19-7 5 0 8 0 8-6 0-4-4-4-5-4-8 0-31 1-40 1-8 0-28-1-35-1-2 0-6 0-6 6 0 4 4 4 7 4 19 0 21 3 24 10 12 35 26 69 38 104 0 1 1 4 1 5s-12 51-13 57c-5 17-5 18-30 18-6 0-9 0-9 6 0 4 4 4 4 4 9 0 31-1 40-1s32 1 41 1c2 0 6 0 6-7 0-3-3-3-9-3-1 0-6 0-12 0-7-1-9-2-9-6 0-1 3-13 5-19 3-15 7-30 10-44 2-6 3-7 5-9 26-31 53-60 79-90z"><text:p/></draw:path><draw:path draw:style-name="gr180" draw:text-style-name="P67" svg:width="0.0756in" svg:height="0.0949in" svg:x="1.3972in" svg:y="0.0142in" svg:viewBox="0 0 193 242" svg:d="M187 13c4-1 6-3 6-7 0-3-2-6-7-6-1 0-4 2-5 2-59 28-116 55-175 82-5 3-6 5-6 8 0 2 2 4 6 7 59 27 116 54 175 81 4 1 4 1 5 1 4 0 7-2 7-5s-1-4-7-7c-55-26-110-52-165-77 55-26 110-52 166-79zM182 242c5 0 11 0 11-6s-7-6-11-6c-57 0-115 0-171 0-5 0-11 0-11 6s5 6 11 6c56 0 114 0 171 0z"><text:p/></draw:path><draw:path draw:style-name="gr180" draw:text-style-name="P67" svg:width="0.0571in" svg:height="0.0795in" svg:x="1.522in" svg:y="0.0382in" svg:viewBox="0 0 146 203" svg:d="M144 20c2-5 2-6 2-7 0-7-5-9-10-9-3 0-8 1-11 6-1 2-3 12-4 17-2 8-5 17-7 25-4 19-10 38-14 57-1 5-15 27-35 27-16 0-20-14-20-26 0-14 5-34 16-62 5-12 6-16 6-22 0-14-9-26-26-26-29 0-41 46-41 48 0 4 3 4 4 4 2 0 3-1 4-6 9-30 22-39 32-39 3 0 9 0 9 10 0 8-4 16-6 23-12 33-19 51-19 65 0 28 20 38 39 38 13 0 23-6 32-15-4 17-8 33-20 48-8 11-21 20-35 20-5 0-19-1-24-13 5 0 9 0 14-4 2-3 6-6 6-12 0-10-9-11-12-11-7 0-18 5-18 20s14 27 34 27c32 0 65-28 73-64 10-40 21-80 31-119z"><text:p/></draw:path><draw:path draw:style-name="gr180" draw:text-style-name="P67" svg:width="0.0287in" svg:height="0.1232in" svg:x="1.5906in" svg:y="0in" svg:viewBox="0 0 74 314" svg:d="M74 157c0-24-4-62-21-98-19-38-47-59-49-59s-4 2-4 4l6 7c31 30 49 81 49 146 0 53-12 109-51 148-4 5-4 5-4 6 0 2 2 3 4 3s31-21 50-62c16-34 20-69 20-95z"><text:p/></draw:path><draw:path draw:style-name="gr180" draw:text-style-name="P67" svg:width="0.0827in" svg:height="0.0291in" svg:x="1.6736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882in" svg:height="0.0839in" svg:x="1.8031in" svg:y="0.0087in" svg:viewBox="0 0 225 214" svg:d="M83 115c18 0 36 0 54 0 45 0 88-32 88-67 0-25-21-48-62-48-34 0-69 0-103 0-5 0-9 0-9 5s3 5 9 5c5 0 10 0 14 0 5 1 7 2 7 5 0 1 0 2-2 7-14 55-28 112-42 167-3 12-4 15-29 15-5 0-8 0-8 6 0 4 4 4 4 4 9 0 32-1 40-1 7 0 14 0 21 0s13 1 20 1c2 0 7 0 7-7 0-3-3-3-9-3-12 0-21 0-21-6 0-1 1-3 1-5 6-26 13-52 20-78zM105 22c3-11 4-12 17-12 10 0 21 0 31 0 26 0 43 8 43 30 0 12-6 39-19 51-15 13-35 16-48 16-16 0-30 0-45 0 7-29 14-57 21-85z"><text:p/></draw:path><draw:path draw:style-name="gr180" draw:text-style-name="P67" svg:width="0.0283in" svg:height="0.1232in" svg:x="1.9079in" svg:y="0in" svg:viewBox="0 0 73 314" svg:d="M73 311c0-1 0-1-6-7-39-40-49-99-49-147 0-55 12-109 51-148 4-5 4-5 4-5 0-3-1-4-3-4-3 0-31 22-50 62-16 34-20 69-20 95 0 24 4 62 21 98 19 39 46 59 49 59 2 0 3-1 3-3z"><text:p/></draw:path><draw:path draw:style-name="gr180" draw:text-style-name="P67" svg:width="0.0882in" svg:height="0.0835in" svg:x="1.9484in" svg:y="0.0087in" svg:viewBox="0 0 225 213" svg:d="M84 111c10 0 20 0 30 0 25 0 26 6 26 15 0 2 0 6-1 15-1 2-1 3-1 4 0 2 1 3 3 3 4 0 4-1 5-6 6-23 11-46 18-68 1-4 1-5 1-6s-2-3-5-3-3 1-4 7c-7 24-14 29-41 29-10 0-19 0-29 0 7-26 14-53 20-79 4-11 4-12 17-12 15 0 28 0 43 0 38 0 45 10 45 34 0 7 0 9 0 17-1 5-1 5-1 5 0 2 1 5 4 5s4-2 4-8c2-18 4-37 6-55 2-8 0-8-8-8-51 0-104 0-155 0-6 0-10 0-10 6 0 4 3 4 9 4 12 0 21 0 21 5 0 1 0 2-2 7-13 56-28 112-41 167-4 11-4 14-29 14-5 0-9 0-9 6 0 4 4 4 4 4 9 0 33-1 43-1s36 1 47 1c2 0 6 0 6-6 0-2-1-2-2-3s-2-1-9-1c-6 0-8 0-16 0-9-1-10-3-10-6 0-1 0-3 1-8 6-26 13-52 20-78z"><text:p/></draw:path><draw:path draw:style-name="gr180" draw:text-style-name="P67" svg:width="0.0287in" svg:height="0.1232in" svg:x="2.0535in" svg:y="0in" svg:viewBox="0 0 74 314" svg:d="M74 311c0-1 0-1-6-7-39-40-49-99-49-147 0-55 12-109 50-148 5-5 5-5 5-5 0-3-2-4-4-4-3 0-31 22-50 62-16 34-20 69-20 95 0 24 4 62 21 98 19 39 46 59 49 59 2 0 4-1 4-3z"><text:p/></draw:path><draw:path draw:style-name="gr180" draw:text-style-name="P67" svg:width="0.102in" svg:height="0.0839in" svg:x="2.0933in" svg:y="0.0087in" svg:viewBox="0 0 260 214" svg:d="M144 85c-9-21-17-42-26-63-1-2-1-2-2-3 0-2 5-8 19-9 3-1 6-1 6-6 0-4-3-4-4-4-14 0-27 1-41 1-7 0-27-1-35-1-2 0-5 0-5 6 0 4 2 4 7 4 19 0 21 3 23 10 13 29 26 58 38 88-22 23-44 46-66 70-2 2-3 3-5 3-15 17-31 22-47 23-3 1-6 1-6 6 0 1 0 4 4 4 9 0 19-1 29-1 12 0 25 1 36 1 2 0 6 0 6-7 0-2-3-1-4-3-4 0-13-1-13-10 0-5 5-10 9-13 10-11 21-23 32-34 10-10 19-21 29-31 11 25 20 50 31 74 1 4 2 4 2 5 0 3-6 8-19 9-3 1-6 1-6 6 0 4 3 4 5 4 8 0 31-1 40-1 8 0 27 1 35 1 2 0 6 0 6-7 0-3-3-3-6-3-21 0-22-1-27-14-13-28-33-77-41-96 22-22 55-60 65-69 9-7 21-14 40-15 4-1 7-1 7-6 0-1 0-4-4-4-9 0-20 1-29 1-12 0-25-1-35-1-3 0-7 0-7 6 0 2 2 3 4 4 3 0 13 1 13 9 0 4-4 9-7 12-17 17-34 35-51 54z"><text:p/></draw:path><draw:path draw:style-name="gr180" draw:text-style-name="P67" svg:width="0.0283in" svg:height="0.1232in" svg:x="2.2094in" svg:y="0in" svg:viewBox="0 0 73 314" svg:d="M73 157c0-24-4-62-21-98-19-38-46-59-49-59-2 0-3 2-3 4l5 7c32 30 50 81 50 146 0 53-12 109-51 148-4 5-4 5-4 6 0 2 1 3 3 3 3 0 31-21 50-62 16-34 20-69 20-95z"><text:p/></draw:path><draw:path draw:style-name="gr180" draw:text-style-name="P67" svg:width="0.0756in" svg:height="0.0949in" svg:x="2.2957in" svg:y="0.0142in" svg:viewBox="0 0 193 242" svg:d="M187 13c4-1 6-3 6-7 0-3-2-6-6-6-2 0-4 2-5 2-59 28-117 55-176 82-5 3-6 5-6 8 0 2 2 4 6 7 59 27 117 54 176 81 3 1 4 1 5 1 4 0 6-2 6-5s0-4-6-7c-55-26-111-52-165-77 54-26 110-52 165-79zM183 242c5 0 10 0 10-6s-6-6-11-6c-57 0-114 0-170 0-5 0-12 0-12 6s6 6 12 6c56 0 114 0 171 0z"><text:p/></draw:path><draw:path draw:style-name="gr180" draw:text-style-name="P67" svg:width="0.0571in" svg:height="0.0795in" svg:x="2.4201in" svg:y="0.0382in" svg:viewBox="0 0 146 203" svg:d="M145 20c1-5 1-6 1-7 0-7-5-9-9-9s-8 1-11 6c-1 2-4 12-5 17-2 8-4 17-6 25-4 19-10 38-14 57-1 5-16 27-36 27-16 0-20-14-20-26 0-14 5-34 16-62 6-12 6-16 6-22 0-14-9-26-25-26-30 0-42 46-42 48 0 4 3 3 4 4 3 0 3-1 5-6 9-30 22-39 32-39 2 0 8 0 8 10 0 8-3 16-6 23-12 33-18 51-18 65 0 28 20 38 39 38 12 0 22-6 31-15-3 17-7 33-20 48-8 11-20 20-35 20-4 0-18-1-24-13 6 0 9 0 14-4 3-3 6-6 6-12 0-10-8-11-12-11-7 0-17 5-17 20s14 27 33 27c33 0 65-28 74-64 10-40 21-80 31-119z"><text:p/></draw:path><draw:path draw:style-name="gr180" draw:text-style-name="P67" svg:width="0.0283in" svg:height="0.1232in" svg:x="2.4894in" svg:y="0in" svg:viewBox="0 0 73 314" svg:d="M73 157c0-24-3-62-21-98-19-38-46-59-49-59-2 0-3 2-3 4l6 7c31 30 49 81 49 146 0 53-12 109-51 148-4 5-4 5-4 6 0 2 1 3 3 3 3 0 32-21 50-62 16-34 20-69 20-95z"><text:p/></draw:path><draw:path draw:style-name="gr180" draw:text-style-name="P67" svg:width="0.0827in" svg:height="0.0291in" svg:x="2.572in" svg:y="0.0472in" svg:viewBox="0 0 211 75" svg:d="M200 13c4 0 11 0 11-7 0-6-7-6-11-6-63 0-127 0-190 0-4 0-10 0-10 6 0 7 6 7 11 7 63 0 126 0 189 0zM200 75c4 0 11 0 11-7s-7-7-11-7c-63 0-126 0-189 0-5 0-11 0-11 7s6 7 10 7c63 0 127 0 190 0z"><text:p/></draw:path><draw:path draw:style-name="gr180" draw:text-style-name="P67" svg:width="0.0283in" svg:height="0.1232in" svg:x="2.7091in" svg:y="0in" svg:viewBox="0 0 73 314" svg:d="M73 311c0-1 0-1-6-7-38-40-49-99-49-147 0-55 13-109 51-148 4-5 4-5 4-5 0-3-1-4-3-4-3 0-31 22-50 62-16 34-20 69-20 95 0 24 4 62 21 98 19 39 46 59 49 59 2 0 3-1 3-3z"><text:p/></draw:path><draw:path draw:style-name="gr180" draw:text-style-name="P67" svg:width="0.0646in" svg:height="0.078in" svg:x="2.7413in" svg:y="0.0382in" svg:viewBox="0 0 165 199" svg:d="M24 177c-2 11-3 12-17 12-4 0-7 0-7 7 0 2 1 3 4 3 9 0 18-1 27-1s20 1 30 1c2 0 6 0 6-6 0-4-3-4-8-4-15 0-15-1-15-4 0-4 13-55 15-62 5 9 13 20 29 20 37 0 77-46 77-93 0-29-18-50-43-50-15 0-30 12-41 23-3-16-16-23-28-23-15 0-21 13-23 18-7 11-10 30-10 30 0 4 2 4 3 4 3 0 4-1 6-7 5-23 11-38 23-38 5 0 9 3 9 15 0 7-1 10-2 16-11 46-23 93-35 139zM79 41c3-9 11-18 17-22 11-10 20-12 25-12 13 0 21 11 21 30s-11 55-16 66c-11 23-26 33-38 33-21 0-25-26-25-28 0-1 0-1 1-6 5-20 10-41 15-61z"><text:p/></draw:path><draw:path draw:style-name="gr180" draw:text-style-name="P67" svg:width="0.0504in" svg:height="0.0559in" svg:x="2.8114in" svg:y="0.0382in" svg:viewBox="0 0 129 143" svg:d="M19 120c-2 6-4 13-4 15 0 5 5 8 10 8 4 0 9-3 12-9 0-1 11-44 12-50 2-10 9-32 10-41 1-3 10-19 18-26 2-2 12-10 26-10 8 0 8 3 12 4-9 2-16 9-16 17 0 5 3 12 12 12 8 0 18-8 18-19s-10-21-26-21c-21 0-36 15-41 24-3-14-14-24-29-24-14 0-20 13-23 18-6 11-10 30-10 30 0 4 3 4 4 4 3 0 3-1 5-7 5-23 12-38 23-38 6 0 10 3 10 15 0 6-2 9-5 26-6 24-12 48-18 72z"><text:p/></draw:path><draw:path draw:style-name="gr180" draw:text-style-name="P67" svg:width="0.0531in" svg:height="0.0559in" svg:x="2.8724in" svg:y="0.0382in" svg:viewBox="0 0 136 143" svg:d="M136 53c0-32-23-53-51-53-43 0-85 45-85 90 0 30 22 53 51 53 42 0 85-43 85-90zM51 136c-13 0-28-10-28-35 0-15 8-49 19-65 16-24 34-29 43-29 18 0 27 15 27 34 0 12-6 45-18 66-11 18-28 29-43 29z"><text:p/></draw:path><draw:path draw:style-name="gr180" draw:text-style-name="P67" svg:width="0.0571in" svg:height="0.0795in" svg:x="2.9728in" svg:y="0.0382in" svg:viewBox="0 0 146 203" svg:d="M144 20c2-5 2-6 2-7 0-7-5-9-10-9-3 0-8 1-11 6-1 2-3 12-4 17-2 8-5 17-7 25-4 19-10 38-14 57-1 5-15 27-35 27-16 0-20-14-20-26 0-14 5-34 16-62 5-12 6-16 6-22 0-14-9-26-26-26-29 0-41 46-41 48 0 4 3 4 4 4 2 0 3-1 4-6 9-30 22-39 32-39 3 0 9 0 9 10 0 8-4 16-6 23-12 33-19 51-19 65 0 28 20 38 39 38 13 0 23-6 32-15-4 17-8 33-20 48-8 11-21 20-35 20-5 0-19-1-25-13 6 0 10 0 15-4 2-3 6-6 6-12 0-10-9-11-12-11-7 0-18 5-18 20s14 27 34 27c32 0 65-28 73-64 10-40 21-80 31-119z"><text:p/></draw:path><draw:path draw:style-name="gr180" draw:text-style-name="P67" svg:width="0.0823in" svg:height="0.0291in" svg:x="3.0764in" svg:y="0.04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882in" svg:height="0.0835in" svg:x="3.2055in" svg:y="0.0087in" svg:viewBox="0 0 225 213" svg:d="M84 111c10 0 20 0 30 0 25 0 27 6 27 15 0 2 0 6-2 15-1 2-1 3-1 4 0 2 1 3 3 3 4 0 4-1 6-6 5-23 11-46 17-68 1-4 1-5 1-6s-1-3-4-3c-4 0-4 1-5 7-7 24-14 29-41 29-10 0-19 0-29 0 8-26 14-53 21-79 3-11 3-12 17-12s28 0 42 0c38 0 45 10 45 34 0 7 0 9 0 17 0 5 0 5 0 5 0 2 0 5 3 5 4 0 4-2 5-8 1-18 4-37 6-55 1-8-1-8-9-8-51 0-104 0-155 0-6 0-10 0-10 6 0 4 4 4 9 4 12 0 21 0 21 5 0 1 0 2-2 7-13 56-28 112-41 167-4 11-4 14-29 14-5 0-9 0-9 6 0 4 4 4 4 4 10 0 34-1 43-1 10 0 37 1 47 1 2 0 7 0 7-6 0-2-2-2-3-3s-1-1-8-1-9 0-17 0c-9-1-10-3-10-6 0-1 0-3 2-8 6-26 12-52 19-78z"><text:p/></draw:path><draw:path draw:style-name="gr180" draw:text-style-name="P67" svg:width="0.0287in" svg:height="0.1232in" svg:x="3.3102in" svg:y="0in" svg:viewBox="0 0 74 314" svg:d="M74 311c0-1 0-1-6-7-39-40-49-99-49-147 0-55 12-109 50-148 5-5 5-5 5-5 0-3-1-4-4-4s-31 22-49 62c-17 34-21 69-21 95 0 24 4 62 22 98 18 39 45 59 48 59s4-1 4-3z"><text:p/></draw:path><draw:path draw:style-name="gr180" draw:text-style-name="P67" svg:width="0.0614in" svg:height="0.0559in" svg:x="3.35in" svg:y="0.0382in" svg:viewBox="0 0 157 143" svg:d="M97 44c2-8 9-37 31-37 2 0 10 0 16 4-9 2-15 10-15 17 0 5 3 12 12 12 7 0 16-7 16-19 0-17-18-21-28-21-19 0-30 17-34 24-8-20-25-24-34-24-33 0-51 40-51 48 0 4 3 4 4 4 2 0 3-1 4-4 11-33 31-41 42-41 7 0 17 3 17 21 0 10-5 31-17 75-4 20-16 33-29 33-2 0-9 0-17-4 8-2 16-8 16-17s-8-11-12-11c-10 0-18 8-18 18 0 15 16 21 31 21 20 0 31-23 32-24 4 11 15 24 34 24 33 0 51-41 51-49 0-2-3-2-4-2-3 0-3 0-4 2-10 34-32 42-42 42-13 0-17-10-17-21 0-7 2-14 5-28 4-14 8-29 11-43z"><text:p/></draw:path><draw:path draw:style-name="gr180" draw:text-style-name="P67" svg:width="0.0287in" svg:height="0.1232in" svg:x="3.4248in" svg:y="0in" svg:viewBox="0 0 74 314" svg:d="M74 157c0-24-4-62-22-98-19-38-46-59-48-59s-4 2-4 4l6 7c31 30 49 81 49 146 0 53-12 109-51 148-4 5-4 5-4 6 0 2 2 3 4 3s31-21 50-62c15-34 20-69 20-95z"><text:p/></draw:path><draw:path draw:style-name="gr180" draw:text-style-name="P67" svg:width="0.0283in" svg:height="0.1232in" svg:x="3.4732in" svg:y="0in" svg:viewBox="0 0 73 314" svg:d="M73 157c0-24-4-62-21-98-19-38-46-59-49-59-2 0-3 2-3 4l5 7c32 30 50 81 50 146 0 53-12 109-51 148-4 5-4 5-4 6 0 2 1 3 3 3 3 0 31-21 50-62 16-34 20-69 20-95z"><text:p/></draw:path><draw:path draw:style-name="gr180" draw:text-style-name="P67" svg:width="0.0823in" svg:height="0.0291in" svg:x="3.5563in" svg:y="0.04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886in" svg:height="0.0839in" svg:x="3.6854in" svg:y="0.0087in" svg:viewBox="0 0 226 214" svg:d="M83 115c18 0 36 0 54 0 45 0 89-32 89-67 0-25-21-48-62-48-34 0-69 0-103 0-6 0-10 0-10 5s4 5 10 5c4 0 9 0 14 0 4 1 6 2 6 5 0 1 0 2-1 7-14 55-28 112-42 167-4 12-4 15-29 15-5 0-9 0-9 6 0 4 4 4 4 4 9 0 32-1 41-1 6 0 13 0 20 0s14 1 20 1c3 0 7 0 7-7 0-3-3-3-9-3-12 0-20 0-20-6 0-1 0-3 1-5 6-26 12-52 19-78zM106 22c3-11 4-12 17-12 10 0 21 0 31 0 26 0 42 8 42 30 0 12-6 39-18 51-16 13-35 16-49 16-15 0-30 0-44 0 7-29 14-57 21-85z"><text:p/></draw:path><draw:path draw:style-name="gr180" draw:text-style-name="P67" svg:width="0.0287in" svg:height="0.1232in" svg:x="3.7902in" svg:y="0in" svg:viewBox="0 0 74 314" svg:d="M74 311c0-1 0-1-6-7-39-40-49-99-49-147 0-55 12-109 50-148 5-5 5-5 5-5 0-3-2-4-4-4-3 0-31 22-50 62-16 34-20 69-20 95 0 24 4 62 21 98 19 39 46 59 49 59 2 0 4-1 4-3z"><text:p/></draw:path><draw:path draw:style-name="gr180" draw:text-style-name="P67" svg:width="0.102in" svg:height="0.0839in" svg:x="3.8295in" svg:y="0.0087in" svg:viewBox="0 0 260 214" svg:d="M145 85c-9-21-18-42-27-63-1-2-1-2-2-3 0-2 5-8 19-9 4-1 6-1 6-6 0-4-3-4-4-4-14 0-27 1-41 1-7 0-27-1-35-1-2 0-5 0-5 6 0 4 2 4 7 4 19 0 21 3 23 10 13 29 26 58 38 88-22 23-44 46-66 70-2 2-3 3-5 3-15 17-31 22-47 23-3 1-6 1-6 6 0 1 0 4 4 4 9 0 19-1 29-1 12 0 25 1 36 1 2 0 6 0 6-7 0-2-3-1-4-3-4 0-13-1-13-10 0-5 5-10 9-13 10-11 21-23 32-34 10-10 19-21 29-31 11 25 20 50 31 74 1 4 2 4 2 5 0 3-6 8-19 9-3 1-6 1-6 6 0 4 3 4 5 4 9 0 31-1 40-1 8 0 27 1 35 1 2 0 6 0 6-7 0-3-3-3-6-3-21 0-22-1-27-14-13-28-33-77-41-96 22-22 55-60 65-69 9-7 21-14 40-15 4-1 7-1 7-6 0-1 0-4-4-4-9 0-20 1-29 1-12 0-25-1-35-1-3 0-7 0-7 6 0 2 2 3 4 4 3 0 13 1 13 9 0 4-4 9-7 12-17 17-33 35-50 54z"><text:p/></draw:path><draw:path draw:style-name="gr180" draw:text-style-name="P67" svg:width="0.0756in" svg:height="0.0949in" svg:x="3.9843in" svg:y="0.0142in" svg:viewBox="0 0 193 242" svg:d="M187 13c3-1 6-3 6-7 0-3-3-6-7-6-1 0-4 2-5 2-59 28-116 55-175 82-5 3-6 5-6 8 0 2 2 4 6 7 59 27 116 54 175 81 4 1 4 1 5 1 4 0 7-2 7-5s-1-4-7-7c-55-26-110-52-165-77 55-26 110-52 166-79zM182 242c5 0 11 0 11-6s-7-6-11-6c-57 0-115 0-171 0-5 0-11 0-11 6s5 6 11 6c56 0 114 0 171 0z"><text:p/></draw:path><draw:path draw:style-name="gr180" draw:text-style-name="P67" svg:width="0.0614in" svg:height="0.0559in" svg:x="4.1091in" svg:y="0.0382in" svg:viewBox="0 0 157 143" svg:d="M96 44c2-8 9-37 32-37 1 0 9 0 15 4-9 2-15 10-15 17 0 5 3 12 12 12 7 0 17-7 17-19 0-17-18-21-29-21-18 0-30 17-34 24-8-20-25-24-34-24-33 0-51 40-51 48 0 4 4 4 4 4 2 0 4-1 4-4 11-33 32-41 42-41 7 0 17 3 17 21 0 10-5 31-17 75-4 20-16 33-29 33-2 0-9 0-17-4 9-2 16-8 16-17s-7-11-12-11c-10 0-17 8-17 18 0 15 15 21 30 21 20 0 31-23 32-24 5 11 15 24 34 24 34 0 52-41 52-49 0-2-3-2-5-2-3 0-3 0-4 2-10 34-32 42-42 42-12 0-17-10-17-21 0-7 2-14 5-28 4-14 8-29 11-43z"><text:p/></draw:path><draw:path draw:style-name="gr180" draw:text-style-name="P67" svg:width="0.0287in" svg:height="0.1232in" svg:x="4.1835in" svg:y="0in" svg:viewBox="0 0 74 314" svg:d="M74 157c0-24-4-62-21-98-20-38-47-59-49-59s-4 2-4 4l6 7c31 30 49 81 49 146 0 53-12 109-51 148-4 5-4 5-4 6 0 2 2 3 4 3s31-21 50-62c16-34 20-69 20-95z"><text:p/></draw:path></draw:g></draw:g></text:p>
      <text:p text:style-name="P36"><draw:g text:anchor-type="as-char" svg:y="-0.0929in" draw:z-index="248" draw:name="Shape59" draw:style-name="gr178"><svg:title>TexMaths</svg:title><svg:desc>9§inline§pro\ y \in (0,1) ... F(x)=y§svg§600§FALSE§</svg:desc><draw:g draw:style-name="gr2"><draw:path draw:style-name="gr179" draw:text-style-name="P66" svg:width="1.3051in" svg:height="0.1106in" svg:x="0.0071in" svg:y="0.0067in" svg:viewBox="0 0 3316 282" svg:d="M1659 282c-554 0-1106 0-1659 0 0-94 0-188 0-282 1105 0 2211 0 3316 0 0 94 0 188 0 282-552 0-1105 0-1657 0z"><text:p/></draw:path><draw:path draw:style-name="gr180" draw:text-style-name="P67" svg:width="0.065in" svg:height="0.0783in" svg:x="0.0004in" svg:y="0.0382in" svg:viewBox="0 0 166 200" svg:d="M24 177c-2 11-2 13-17 13-3 0-7 0-7 6 0 3 2 4 4 4 9 0 18-1 27-1 10 0 21 1 31 1 2 0 5 0 5-7 0-3-2-3-7-3-16 0-16-2-16-5 0-4 14-55 16-62 4 9 13 20 29 20 37 0 77-46 77-93 0-29-18-50-43-50-16 0-31 12-41 23-4-16-17-23-29-23-14 0-21 13-23 18-6 11-10 30-10 31 0 3 3 3 4 3 3 0 3-1 6-7 5-23 11-38 22-38 6 0 10 3 10 15 0 7-1 10-2 16-11 47-24 93-36 139zM80 41c3-9 11-18 16-22 12-10 21-12 26-12 13 0 20 11 20 30s-10 55-16 66c-11 23-25 33-37 33-22 0-25-26-25-28 0-1 0-1 1-6 5-20 10-41 15-61z"><text:p/></draw:path><draw:path draw:style-name="gr180" draw:text-style-name="P67" svg:width="0.0504in" svg:height="0.0559in" svg:x="0.0709in" svg:y="0.0382in" svg:viewBox="0 0 129 143" svg:d="M19 120c-1 6-3 13-3 15 0 5 5 8 9 8s10-3 12-9c1-1 12-44 12-49 3-11 9-33 11-42 1-3 10-19 17-26 3-2 12-10 26-10 8 0 9 3 13 4-9 2-16 9-16 17 0 5 3 12 12 12 8 0 17-8 17-19s-10-21-26-21c-21 0-35 15-41 24-2-14-13-24-29-24-14 0-20 13-23 18-6 11-10 30-10 31 0 3 4 3 4 3 3 0 4-1 6-7 5-23 12-38 22-38 6 0 10 3 10 15 0 6-1 9-4 26-7 24-13 48-19 72z"><text:p/></draw:path><draw:path draw:style-name="gr180" draw:text-style-name="P67" svg:width="0.0528in" svg:height="0.0559in" svg:x="0.1319in" svg:y="0.0382in" svg:viewBox="0 0 135 143" svg:d="M135 53c0-32-22-53-50-53-43 0-85 45-85 90 0 30 22 53 50 53 43 0 85-43 85-90zM51 136c-14 0-28-10-28-34 0-16 8-50 18-66 17-24 35-29 44-29 18 0 27 15 27 34 0 12-6 45-18 66-11 18-28 29-43 29z"><text:p/></draw:path><draw:path draw:style-name="gr180" draw:text-style-name="P67" svg:width="0.0571in" svg:height="0.0795in" svg:x="0.2323in" svg:y="0.0382in" svg:viewBox="0 0 146 203" svg:d="M145 20c1-5 1-6 1-7 0-7-5-9-9-9-3 0-8 1-11 6-1 2-4 12-5 17-2 8-4 17-6 25-4 19-10 38-14 57-1 5-16 27-36 27-16 0-20-14-20-25 0-15 5-35 16-62 6-13 6-17 6-23 0-14-9-26-25-26-30 0-42 46-42 49s3 2 4 3c3 0 3-1 5-6 9-30 22-39 32-39 2 0 8 0 8 10 0 8-3 16-6 23-12 33-18 51-18 65 0 28 20 38 39 38 12 0 23-5 31-14-3 16-7 32-19 47-9 11-21 20-36 20-4 0-18-1-24-13 6 0 9 0 14-4 3-3 6-6 6-12 0-10-8-11-12-11-7 0-17 5-17 20s14 27 33 27c33 0 65-29 74-63 10-40 21-81 31-120z"><text:p/></draw:path><draw:path draw:style-name="gr180" draw:text-style-name="P67" svg:width="0.0614in" svg:height="0.0713in" svg:x="0.3394in" svg:y="0.026in" svg:viewBox="0 0 157 182" svg:d="M147 98c5 0 10-1 10-7 0-7-5-6-10-6-45 0-89 0-134 0 3-42 40-72 84-72 16 0 33 0 50 0 5 0 10 0 10-7 0-6-5-6-10-6-17 0-34 0-50 0-55 0-97 40-97 91 0 50 42 91 97 91 16 0 33 0 50 0 5 0 10 0 10-7 0-5-5-5-10-5-17 0-34 0-50 0-44 0-81-31-84-72 45 0 89 0 134 0z"><text:p/></draw:path><draw:path draw:style-name="gr180" draw:text-style-name="P67" svg:width="0.0287in" svg:height="0.1236in" svg:x="0.4587in" svg:y="0in" svg:viewBox="0 0 74 315" svg:d="M74 311c0-1 0-1-6-6-39-41-49-100-49-148 0-55 12-109 50-148 5-5 5-5 5-5 0-3-2-4-4-4-3 0-31 22-50 62-16 34-20 69-20 95 0 25 4 62 21 98 19 39 46 60 49 60 2 0 4-1 4-4z"><text:p/></draw:path><draw:path draw:style-name="gr180" draw:text-style-name="P67" svg:width="0.052in" svg:height="0.0846in" svg:x="0.4996in" svg:y="0.0106in" svg:viewBox="0 0 133 216" svg:d="M133 109c0-25-2-51-12-74-16-31-41-35-54-35-19 0-43 8-55 37-10 22-12 47-12 72 0 23 1 52 14 74 14 26 36 33 53 33s40-7 54-37c10-21 12-45 12-70zM67 209c-13 0-32-9-37-38-4-18-4-48-4-66 0-20 0-41 3-58 5-37 29-41 38-41s30 7 36 37c4 18 4 42 4 62 0 24 0 45-4 65-5 30-23 39-36 39z"><text:p/></draw:path><draw:path draw:style-name="gr180" draw:text-style-name="P67" svg:width="0.0142in" svg:height="0.0366in" svg:x="0.5677in" svg:y="0.0799in" svg:viewBox="0 0 37 94" svg:d="M37 33c0-20-8-33-20-33-11 0-17 8-17 17 0 8 6 16 17 16 4 0 7-1 11-3 1-1 1-1 2-1 0 2 0 0 0 4 0 24-11 42-22 52-4 3-3 5-3 6 0 2 1 3 3 3 4 0 29-24 29-61z"><text:p/></draw:path><draw:path draw:style-name="gr180" draw:text-style-name="P67" svg:width="0.0406in" svg:height="0.0819in" svg:x="0.6232in" svg:y="0.0106in" svg:viewBox="0 0 104 209" svg:d="M65 8c0-8 0-8-7-8-20 20-48 20-58 20 0 3 0 6 0 10 6 0 25 0 41-8 0 54 0 107 0 161 0 12-1 16-28 16-4 0-8 0-11 0 0 3 0 7 0 10 11-1 38-1 51-1s41 0 51 1c0-3 0-7 0-10-3 0-6 0-10 0-28 0-29-4-29-16 0-58 0-116 0-175z"><text:p/></draw:path><draw:path draw:style-name="gr180" draw:text-style-name="P67" svg:width="0.0283in" svg:height="0.1236in" svg:x="0.6815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0126in" svg:height="0.0126in" svg:x="0.7335in" svg:y="0.0799in" svg:viewBox="0 0 33 33" svg:d="M33 17c0-10-8-17-17-17s-16 7-16 17c0 9 7 16 16 16s17-7 17-16z"><text:p/></draw:path><draw:path draw:style-name="gr180" draw:text-style-name="P67" svg:width="0.0126in" svg:height="0.0126in" svg:x="0.7681in" svg:y="0.0799in" svg:viewBox="0 0 33 33" svg:d="M33 17c0-10-7-17-16-17s-17 7-17 17c0 9 8 16 17 16s16-7 16-16z"><text:p/></draw:path><draw:path draw:style-name="gr180" draw:text-style-name="P67" svg:width="0.0126in" svg:height="0.0126in" svg:x="0.8028in" svg:y="0.0799in" svg:viewBox="0 0 33 33" svg:d="M33 17c0-10-8-17-17-17-10 0-16 7-16 17 0 9 6 16 16 16 9 0 17-7 17-16z"><text:p/></draw:path><draw:path draw:style-name="gr180" draw:text-style-name="P67" svg:width="0.0882in" svg:height="0.0835in" svg:x="0.8311in" svg:y="0.0087in" svg:viewBox="0 0 225 213" svg:d="M85 111c9 0 20 0 30 0 24 0 26 6 26 15 0 2 0 6-2 15 0 2-1 3-1 4 0 2 1 3 4 3s3-1 5-6c5-23 11-46 17-68 1-4 1-5 1-6s0-3-4-3-4 2-4 7c-8 24-15 30-42 30-10 0-19 0-29 0 8-27 14-53 21-80 3-11 3-12 17-12s28 0 42 0c38 0 46 10 46 34 0 7 0 9-1 17 0 5 0 5 0 6s0 4 3 4c4 0 4-2 5-8 1-18 4-37 6-55 1-8-1-8-9-8-51 0-104 0-155 0-6 0-9 0-9 6 0 4 3 4 9 4 12 0 20 0 20 5 0 1 0 2-1 7-14 56-28 112-42 167-3 11-4 14-29 14-5 0-9 0-9 6 0 4 4 4 5 4 9 0 33-1 42-1 11 0 37 1 47 1 3 0 7 0 7-6 0-2-1-2-2-3s-2-1-9-1-9 0-16 0c-10-1-11-3-11-6 0-1 0-3 2-7 6-26 13-52 20-79z"><text:p/></draw:path><draw:path draw:style-name="gr180" draw:text-style-name="P67" svg:width="0.0283in" svg:height="0.1236in" svg:x="0.9362in" svg:y="0in" svg:viewBox="0 0 73 315" svg:d="M73 311c0-1 0-1-6-6-39-41-49-100-49-148 0-55 12-109 51-148 4-5 4-5 4-5 0-3-1-4-3-4-3 0-31 22-50 62-16 34-20 69-20 95 0 25 4 62 21 98 19 39 46 60 49 60 2 0 3-1 3-4z"><text:p/></draw:path><draw:path draw:style-name="gr180" draw:text-style-name="P67" svg:width="0.0614in" svg:height="0.0559in" svg:x="0.976in" svg:y="0.0382in" svg:viewBox="0 0 157 143" svg:d="M96 44c2-8 9-37 32-37 1 0 9 0 15 4-9 2-15 10-15 17 0 5 3 12 12 12 8 0 17-7 17-19 0-17-18-21-29-21-18 0-30 17-34 24-8-20-25-24-34-24-32 0-50 40-50 49 0 3 3 3 3 3 3 0 4-1 4-3 11-34 32-42 43-42 6 0 16 3 16 21 0 10-4 31-16 75-5 20-16 33-30 33-2 0-9 0-16-4 8-2 15-8 15-17s-7-11-12-11c-9 0-17 8-17 18 0 15 15 21 30 21 20 0 32-23 33-24 4 11 15 24 34 24 33 0 51-41 51-49 0-2-3-2-4-2-4 0-4 1-5 2-10 35-31 42-42 42-12 0-17-10-17-21 0-7 2-13 5-28 4-14 8-29 11-43z"><text:p/></draw:path><draw:path draw:style-name="gr180" draw:text-style-name="P67" svg:width="0.0287in" svg:height="0.1236in" svg:x="1.0504in" svg:y="0in" svg:viewBox="0 0 74 315" svg:d="M74 157c0-24-4-62-21-98-19-38-47-59-49-59s-4 2-4 4l6 7c32 30 50 81 50 146 0 53-12 109-52 149-4 4-4 4-4 5 0 2 2 4 4 4s31-22 50-62c16-35 20-70 20-96z"><text:p/></draw:path><draw:path draw:style-name="gr180" draw:text-style-name="P67" svg:width="0.0827in" svg:height="0.0291in" svg:x="1.1331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571in" svg:height="0.0795in" svg:x="1.2614in" svg:y="0.0382in" svg:viewBox="0 0 146 203" svg:d="M144 20c2-5 2-6 2-7 0-7-5-9-9-9s-9 1-12 6c0 2-3 12-4 17-2 8-5 17-7 25-4 19-9 38-13 57-2 5-16 27-36 27-16 0-20-14-20-25 0-15 5-35 16-62 6-13 6-17 6-23 0-14-9-26-26-26-29 0-41 46-41 49s3 3 4 3c3 0 3-1 5-6 8-30 21-39 31-39 3 0 9 0 9 10 0 8-4 16-6 23-12 33-18 51-18 65 0 28 20 38 38 38 13 0 23-5 32-14-4 16-8 32-20 47-8 11-20 20-35 20-5 0-18-1-24-13 5 0 9 0 14-4 2-3 6-6 6-12 0-10-9-11-12-11-7 0-18 5-18 20s15 27 34 27c33 0 65-29 74-63 10-40 20-81 30-120z"><text:p/></draw:path></draw:g></draw:g>, pro <draw:g text:anchor-type="as-char" svg:y="-0.0827in" draw:z-index="247" draw:name="Shape60" draw:style-name="gr178"><svg:title>TexMaths</svg:title><svg:desc>9§inline§ y &gt; 1 … 1§svg§600§FALSE§</svg:desc><draw:g draw:style-name="gr2"><draw:path draw:style-name="gr179" draw:text-style-name="P66" svg:width="0.4984in" svg:height="0.0949in" svg:x="0.0035in" svg:y="0.0063in" svg:viewBox="0 0 1267 242" svg:d="M0 0c422 0 844 0 1267 0 0 80 0 161 0 242-423 0-845 0-1267 0 0-81 0-162 0-242z"><text:p/></draw:path><draw:path draw:style-name="gr180" draw:text-style-name="P67" svg:width="0.0571in" svg:height="0.0799in" svg:x="0.0004in" svg:y="0.0276in" svg:viewBox="0 0 146 204" svg:d="M145 20c1-5 1-6 1-7 0-7-5-9-9-9s-8 1-11 7c-1 1-4 11-4 17-3 8-5 16-7 25-4 19-10 38-14 57-2 4-15 26-36 26-16 0-20-13-20-25 0-15 5-34 16-62 6-13 7-17 7-23 0-14-10-26-26-26-30 0-42 46-42 49s3 1 4 3c3 0 3-1 5-5 8-30 22-40 32-40 2 0 8 0 8 10 0 8-3 16-6 23-12 33-18 51-18 65 0 29 20 37 39 37 12 0 22-4 31-13-3 16-8 31-20 48-8 10-20 19-34 19-5 0-19 0-25-12 6 0 9 0 14-5 3-2 6-6 6-12 0-10-8-11-12-11-7 0-17 4-17 21 0 15 14 27 34 27 32 0 64-29 73-64 10-40 21-81 31-120z"><text:p/></draw:path><draw:path draw:style-name="gr180" draw:text-style-name="P67" svg:width="0.076in" svg:height="0.0713in" svg:x="0.1071in" svg:y="0.0157in" svg:viewBox="0 0 194 182" svg:d="M187 98c4-1 7-2 7-6 0-5-3-5-7-7-58-28-116-55-174-82-5-3-5-3-7-3s-6 3-6 6 2 5 6 8c56 26 111 52 167 78-56 26-111 51-167 77-4 2-6 4-6 7s4 6 6 6 2 0 7-2c58-27 116-55 174-82z"><text:p/></draw:path><draw:path draw:style-name="gr180" draw:text-style-name="P67" svg:width="0.0406in" svg:height="0.0819in" svg:x="0.2394in" svg:y="0in" svg:viewBox="0 0 104 209" svg:d="M65 8c0-7 0-8-7-8-20 20-47 20-58 20 0 3 0 6 0 10 6 0 25 0 41-8 0 54 0 109 0 163 0 11 0 14-28 14-4 0-8 0-11 0 0 4 0 7 0 10 12-1 39-1 51-1 13 0 41 0 51 1 0-3 0-6 0-10-3 0-6 0-9 0-29 0-30-3-30-14 0-59 0-118 0-177z"><text:p/></draw:path><draw:path draw:style-name="gr180" draw:text-style-name="P67" svg:width="0.0126in" svg:height="0.0126in" svg:x="0.3012in" svg:y="0.0693in" svg:viewBox="0 0 33 33" svg:d="M33 17c0-9-8-17-17-17-10 0-16 8-16 17s6 16 16 16c9 0 17-7 17-16z"><text:p/></draw:path><draw:path draw:style-name="gr180" draw:text-style-name="P67" svg:width="0.0126in" svg:height="0.0126in" svg:x="0.3563in" svg:y="0.0693in" svg:viewBox="0 0 33 33" svg:d="M33 17c0-9-7-17-16-17-10 0-17 8-17 17s7 16 17 16c9 0 16-7 16-16z"><text:p/></draw:path><draw:path draw:style-name="gr180" draw:text-style-name="P67" svg:width="0.0126in" svg:height="0.0126in" svg:x="0.4118in" svg:y="0.0693in" svg:viewBox="0 0 33 33" svg:d="M33 17c0-9-7-17-16-17-10 0-17 8-17 17s7 16 17 16c9 0 16-7 16-16z"><text:p/></draw:path><draw:path draw:style-name="gr180" draw:text-style-name="P67" svg:width="0.0406in" svg:height="0.0819in" svg:x="0.4673in" svg:y="0in" svg:viewBox="0 0 104 209" svg:d="M65 8c0-7 0-8-7-8-20 20-48 20-58 20 0 3 0 6 0 10 6 0 25 0 41-8 0 54 0 109 0 163 0 11 0 14-29 14-4 0-7 0-10 0 0 4 0 7 0 10 12-1 39-1 51-1 13 0 41 0 51 1 0-3 0-6 0-10-3 0-6 0-9 0-29 0-30-3-30-14 0-59 0-118 0-177z"><text:p/></draw:path></draw:g></draw:g>, pro <draw:g text:anchor-type="as-char" svg:y="-0.0827in" draw:z-index="246" draw:name="Shape61" draw:style-name="gr178"><svg:title>TexMaths</svg:title><svg:desc>9§inline§y &lt; 0 … 0§svg§600§FALSE§</svg:desc><draw:g draw:style-name="gr2"><draw:path draw:style-name="gr179" draw:text-style-name="P66" svg:width="0.5035in" svg:height="0.0949in" svg:x="0.0035in" svg:y="0.0063in" svg:viewBox="0 0 1280 242" svg:d="M0 0c427 0 853 0 1280 0 0 80 0 161 0 242-427 0-853 0-1280 0 0-81 0-162 0-242z"><text:p/></draw:path><draw:path draw:style-name="gr180" draw:text-style-name="P67" svg:width="0.0571in" svg:height="0.0799in" svg:x="0.0004in" svg:y="0.0276in" svg:viewBox="0 0 146 204" svg:d="M145 20c1-5 1-6 1-7 0-7-5-9-9-9s-8 1-11 7c-1 1-4 11-5 17-2 8-4 16-6 25-4 19-10 38-14 57-1 4-16 26-36 26-16 0-20-13-20-25 0-15 5-34 16-62 6-13 6-17 6-23 0-14-9-26-25-26-30 0-42 46-42 49s3 1 4 3c3 0 3-1 5-5 9-30 22-40 32-40 2 0 8 0 8 10 0 8-3 16-6 23-12 33-18 51-18 65 0 29 20 37 39 37 12 0 22-4 31-13-3 16-7 31-20 48-8 10-20 19-34 19-5 0-19 0-25-12 6 0 9 0 14-5 3-2 6-6 6-12 0-10-8-11-12-11-7 0-17 4-17 21 0 15 14 27 34 27 32 0 64-29 73-64 10-40 21-81 31-120z"><text:p/></draw:path><draw:path draw:style-name="gr180" draw:text-style-name="P67" svg:width="0.0756in" svg:height="0.0713in" svg:x="0.1075in" svg:y="0.0157in" svg:viewBox="0 0 193 182" svg:d="M187 14c4-2 6-4 6-8 0-3-3-6-7-6-1 0-1 0-5 3-59 27-117 54-176 82-3 2-5 2-5 7 0 4 2 5 5 6 59 27 117 55 176 82 4 2 4 2 5 2 4 0 7-3 7-6 0-4-2-5-6-7-56-26-111-51-166-77 55-26 110-52 166-78z"><text:p/></draw:path><draw:path draw:style-name="gr180" draw:text-style-name="P67" svg:width="0.052in" svg:height="0.0846in" svg:x="0.2335in" svg:y="0in" svg:viewBox="0 0 133 216" svg:d="M133 109c0-25-2-50-12-74-15-30-41-35-54-35-19 0-43 8-55 38-10 21-12 46-12 71 0 23 1 51 14 76 14 25 37 31 53 31 17 0 40-6 54-37 10-21 12-45 12-70zM67 209c-13 0-32-8-37-38-4-19-4-47-4-66s0-41 3-57c6-38 30-41 38-41 10 0 31 6 37 37 3 17 3 42 3 61 0 24 0 45-3 64-5 31-23 40-37 40z"><text:p/></draw:path><draw:path draw:style-name="gr180" draw:text-style-name="P67" svg:width="0.0126in" svg:height="0.0126in" svg:x="0.3012in" svg:y="0.0693in" svg:viewBox="0 0 33 33" svg:d="M33 17c0-9-7-17-16-17s-17 8-17 17 8 16 17 16 16-7 16-16z"><text:p/></draw:path><draw:path draw:style-name="gr180" draw:text-style-name="P67" svg:width="0.013in" svg:height="0.0126in" svg:x="0.3563in" svg:y="0.0693in" svg:viewBox="0 0 34 33" svg:d="M34 17c0-9-8-17-17-17s-17 8-17 17 8 16 17 16 17-7 17-16z"><text:p/></draw:path><draw:path draw:style-name="gr180" draw:text-style-name="P67" svg:width="0.013in" svg:height="0.0126in" svg:x="0.4114in" svg:y="0.0693in" svg:viewBox="0 0 34 33" svg:d="M34 17c0-9-8-17-17-17s-17 8-17 17 8 16 17 16 17-7 17-16z"><text:p/></draw:path><draw:path draw:style-name="gr180" draw:text-style-name="P67" svg:width="0.052in" svg:height="0.0846in" svg:x="0.461in" svg:y="0in" svg:viewBox="0 0 133 216" svg:d="M133 109c0-25-2-50-12-74-15-30-41-35-54-35-19 0-43 8-55 38-10 21-12 46-12 71 0 23 1 51 14 76 14 25 37 31 53 31 17 0 41-6 55-37 9-21 11-45 11-70zM67 209c-13 0-32-8-37-38-4-19-4-47-4-66s0-41 3-57c6-38 30-41 38-41 10 0 31 6 37 37 3 17 3 42 3 61 0 24 0 45-3 64-5 31-23 40-37 40z"><text:p/></draw:path></draw:g></draw:g><text:s/><draw:g text:anchor-type="as-char" svg:y="-0.0846in" draw:z-index="249" draw:name="Shape62" draw:style-name="gr178"><svg:title>TexMaths</svg:title><svg:desc>9§inline§\square§svg§600§FALSE§</svg:desc><draw:g draw:style-name="gr2"><draw:path draw:style-name="gr179" draw:text-style-name="P66" svg:width="0.0764in" svg:height="0.0717in" svg:x="0.0004in" svg:y="0.0071in" svg:viewBox="0 0 195 183" svg:d="M98 183c-33 0-66 0-98 0 0-61 0-122 0-183 65 0 130 0 195 0 0 61 0 122 0 183-33 0-65 0-97 0z"><text:p/></draw:path><draw:path draw:style-name="gr180" draw:text-style-name="P67" svg:width="0.0819in" svg:height="0.0843in" svg:x="0.0012in" svg:y="0.0004in" svg:viewBox="0 0 209 215" svg:d="M209 11c0-9-1-11-11-11-62 0-125 0-187 0-10 0-11 1-11 11 0 64 0 128 0 193 0 10 1 11 11 11 62 0 124 0 186 0 11 0 12-1 12-10 0-65 0-130 0-194zM13 13c61 0 122 0 184 0 0 63 0 126 0 190-62 0-123 0-184 0 0-64 0-127 0-190z"><text:p/></draw:path></draw:g></draw:g><text:s/>. Veta: F je fce “typu dist. fce”, Q je odp. kvant. fce, <draw:g text:anchor-type="as-char" svg:y="-0.0929in" draw:z-index="250" draw:name="Shape63" draw:style-name="gr178"><svg:title>TexMaths</svg:title><svg:desc>9§inline§U \sim U(0,1), X = Q(U)§svg§600§FALSE§</svg:desc><draw:g draw:style-name="gr2"><draw:path draw:style-name="gr179" draw:text-style-name="P66" svg:width="1.2421in" svg:height="0.1106in" svg:x="0.0004in" svg:y="0.0067in" svg:viewBox="0 0 3156 282" svg:d="M1578 282c-526 0-1052 0-1578 0 0-94 0-188 0-282 1052 0 2104 0 3156 0 0 94 0 188 0 282-526 0-1052 0-1578 0z"><text:p/></draw:path><draw:path draw:style-name="gr180" draw:text-style-name="P67" svg:width="0.0858in" svg:height="0.0866in" svg:x="0.0028in" svg:y="0.0087in" svg:viewBox="0 0 219 221" svg:d="M179 33c4-13 9-22 34-23 2 0 6-1 6-6 0-1 0-4-4-4-11 0-22 1-32 1-11 0-23-1-34-1-1 0-5 0-5 6 0 4 4 4 5 4 18 0 22 6 22 13 0 1 0 6-1 7-9 37-19 75-28 113-11 40-48 68-79 68-22 0-39-13-39-41 1-7 0-10 4-23 10-42 21-82 30-123 3-11 4-14 27-14 9 0 11 0 11-6 0-4-3-4-4-4-9 0-32 1-41 1s-31-1-41-1c-2 0-6 0-6 6 0 4 3 4 9 4 4 0 7 0 12 0 6 1 8 1 8 5 0 2-2 16-5 23-2 9-5 19-6 28-3 11-18 72-20 77-2 9-2 13-2 19 0 37 29 59 62 59 40 0 78-36 89-76 9-38 19-75 28-112z"><text:p/></draw:path><draw:path draw:style-name="gr180" draw:text-style-name="P67" svg:width="0.0827in" svg:height="0.0291in" svg:x="0.1343in" svg:y="0.0472in" svg:viewBox="0 0 211 75" svg:d="M211 11c0-7-1-10-4-10-2 0-5 2-5 8 0 31-22 48-44 48-19 0-35-14-50-27-16-15-33-30-55-30-34 0-53 35-53 64 0 10 3 6 4 10 4 0 5-7 5-7 2-35 25-49 44-49 21 0 35 13 51 27 17 14 33 30 54 30 35 0 53-35 53-64z"><text:p/></draw:path><draw:path draw:style-name="gr180" draw:text-style-name="P67" svg:width="0.0858in" svg:height="0.0866in" svg:x="0.2673in" svg:y="0.0087in" svg:viewBox="0 0 219 221" svg:d="M179 33c4-13 9-22 34-23 2 0 6-1 6-6 0-1 0-4-5-4-10 0-21 1-31 1-11 0-23-1-34-1-1 0-5 0-5 6 0 4 3 4 5 4 18 0 22 6 22 13 0 1-1 6-1 7-10 37-19 75-29 113-11 40-47 68-78 68-22 0-39-13-39-41 1-7 0-10 4-23 10-42 21-82 30-123 3-11 4-14 27-14 9 0 10 0 10-6 0-4-3-4-4-4-8 0-32 1-41 1s-31-1-40-1c-3 0-6 0-6 6 0 4 3 4 9 4 0 0 7 0 12 0 6 1 8 1 8 5 0 2-3 16-5 23-3 9-5 19-7 28-3 11-18 72-19 77-2 9-2 13-2 19 0 37 29 59 61 59 41 0 79-36 90-76 9-38 19-75 28-112z"><text:p/></draw:path><draw:path draw:style-name="gr180" draw:text-style-name="P67" svg:width="0.0287in" svg:height="0.1236in" svg:x="0.3697in" svg:y="0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052in" svg:height="0.0846in" svg:x="0.4106in" svg:y="0.0106in" svg:viewBox="0 0 133 216" svg:d="M133 109c0-25-2-51-13-74-15-31-41-35-53-35-19 0-43 8-55 37-11 22-12 47-12 72 0 23 1 52 13 74 15 26 37 33 53 33 17 0 41-7 55-37 10-21 12-45 12-70zM66 209c-12 0-31-9-36-38-4-18-4-48-4-66 0-20 0-41 3-58 5-37 29-41 37-41 10 0 31 7 37 37 3 18 3 42 3 62 0 24 0 45-3 65-5 30-23 39-37 39z"><text:p/></draw:path><draw:path draw:style-name="gr180" draw:text-style-name="P67" svg:width="0.0142in" svg:height="0.0366in" svg:x="0.4787in" svg:y="0.0799in" svg:viewBox="0 0 37 94" svg:d="M37 33c0-20-8-33-21-33-10 0-16 8-16 17 0 8 6 16 16 16 5 0 8-1 12-3 1-1 1-1 1-1 1 0 1 0 1 4 0 24-11 43-22 52-4 4-4 5-4 6 0 2 2 3 4 3 4 0 29-24 29-61z"><text:p/></draw:path><draw:path draw:style-name="gr180" draw:text-style-name="P67" svg:width="0.0406in" svg:height="0.0819in" svg:x="0.5343in" svg:y="0.0106in" svg:viewBox="0 0 104 209" svg:d="M65 8c0-8 0-8-7-8-20 20-48 20-58 20 0 3 0 6 0 10 6 0 25 0 41-8 0 54 0 107 0 161 0 12-1 16-29 16-4 0-7 0-10 0 0 3 0 7 0 10 11-1 38-1 51-1s41 0 51 1c0-3 0-7 0-10-3 0-6 0-10 0-28 0-29-4-29-16 0-58 0-116 0-175z"><text:p/></draw:path><draw:path draw:style-name="gr180" draw:text-style-name="P67" svg:width="0.0287in" svg:height="0.1236in" svg:x="0.5925in" svg:y="0in" svg:viewBox="0 0 74 315" svg:d="M74 157c0-24-4-62-21-98-19-38-46-59-49-59-2 0-4 2-4 4l6 7c32 30 50 81 50 146 0 53-12 109-52 149-4 4-4 4-4 5 0 2 2 4 4 4 3 0 31-22 50-62 16-35 20-70 20-96z"><text:p/></draw:path><draw:path draw:style-name="gr180" draw:text-style-name="P67" svg:width="0.0142in" svg:height="0.0366in" svg:x="0.6441in" svg:y="0.0799in" svg:viewBox="0 0 37 94" svg:d="M37 33c0-20-7-33-20-33-11 0-17 8-17 17 0 8 6 16 17 16 4 0 8-1 11-3 1-1 1-1 2-1 0 2 1 0 1 4 0 24-12 43-22 52-4 4-4 5-4 6 0 2 2 3 3 3 4 0 29-24 29-61z"><text:p/></draw:path><draw:path draw:style-name="gr180" draw:text-style-name="P67" svg:width="0.102in" svg:height="0.0839in" svg:x="0.6925in" svg:y="0.0087in" svg:viewBox="0 0 260 214" svg:d="M145 85c-9-21-18-42-27-63-1-2-1-2-2-3 0-2 5-8 19-9 4-1 6-1 6-6 0-4-3-4-4-4-13 0-27 1-40 1-8 0-28-1-36-1-2 0-5 0-5 6 0 4 2 4 7 4 19 0 21 3 23 10 13 29 26 58 38 88-22 23-44 47-66 70-2 2-3 3-5 4-15 17-31 21-46 22-4 1-7 1-7 6 0 1 0 4 4 4 9 0 19-1 29-1 12 0 25 1 36 1 2 0 6 0 6-6 0-3-3-4-4-4-3 0-13-1-13-10 0-4 5-10 9-13 10-11 21-23 32-34 10-10 19-21 29-31 11 25 20 50 31 75 2 3 2 3 2 4 0 3-6 8-18 9-4 1-6 1-6 6 0 4 2 4 4 4 9 0 31-1 40-1 8 0 27 1 35 1 3 0 6 0 6-6 0-4-3-4-6-4-21 0-22-1-27-13-12-29-33-78-41-97 22-22 55-60 65-69 9-7 22-14 41-15 3-1 6-1 6-6 0-1 0-4-4-4-9 0-19 1-29 1-12 0-25-1-35-1-2 0-7 0-7 6 0 2 2 3 4 4 3 0 13 1 13 9 0 4-4 9-6 12-17 18-34 36-51 54z"><text:p/></draw:path><draw:path draw:style-name="gr180" draw:text-style-name="P67" svg:width="0.0827in" svg:height="0.0291in" svg:x="0.8433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858in" svg:height="0.1106in" svg:x="0.974in" svg:y="0.0055in" svg:viewBox="0 0 219 282" svg:d="M122 219c50-19 97-73 97-134 0-51-35-85-81-85-69 0-138 72-138 145 0 51 35 83 81 83 7 0 18-1 31-4-1 19-1 20-1 24 0 10 0 34 26 34 38 0 53-57 53-61 0-2-3-3-4-3-2 0-3 1-4 4-7 22-25 30-37 30-15 0-19-8-23-33zM63 217c-24-10-35-35-35-62 0-22 8-67 32-100 23-33 52-47 76-47 31 0 55 24 55 67 0 31-16 104-70 134-1-11-5-35-27-35-18 0-33 17-33 33 0 6 1 7 2 10zM83 220c-5 0-15 0-15-13s12-25 26-25c13 0 18 7 18 27 0 4 0 4-3 6-8 3-17 5-26 5z"><text:p/></draw:path><draw:path draw:style-name="gr180" draw:text-style-name="P67" svg:width="0.0287in" svg:height="0.1236in" svg:x="1.0787in" svg:y="0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0858in" svg:height="0.0866in" svg:x="1.1232in" svg:y="0.0087in" svg:viewBox="0 0 219 221" svg:d="M179 33c4-13 9-22 34-23 2 0 6-1 6-6 0-1 0-4-5-4-10 0-21 1-31 1-11 0-23-1-34-1-1 0-5 0-5 6 0 4 3 4 5 4 18 0 22 6 22 13 0 1-1 6-1 7-10 37-19 75-29 113-11 40-47 68-78 68-22 0-39-13-39-41 1-7 0-10 4-23 10-42 21-82 30-123 3-11 4-14 27-14 9 0 10 0 10-6 0-4-3-4-4-4-8 0-32 1-41 1s-31-1-40-1c-3 0-6 0-6 6 0 4 3 4 9 4 0 0 7 0 12 0 6 1 8 1 8 5 0 2-3 16-5 23-3 9-5 19-7 28-3 11-18 72-19 77-2 9-2 13-2 19 0 37 29 59 61 59 41 0 79-36 90-76 9-38 19-75 28-112z"><text:p/></draw:path><draw:path draw:style-name="gr180" draw:text-style-name="P67" svg:width="0.0287in" svg:height="0.1236in" svg:x="1.2205in" svg:y="0in" svg:viewBox="0 0 74 315" svg:d="M74 157c0-24-4-62-21-98-20-38-47-59-49-59s-4 2-4 4l6 7c31 30 49 81 49 146 0 53-12 109-51 149-4 4-4 4-4 5 0 2 2 4 4 4s31-22 50-62c16-35 20-70 20-96z"><text:p/></draw:path></draw:g></draw:g>, pak <draw:g text:anchor-type="as-char" svg:y="-0.0839in" draw:z-index="251" draw:name="Shape64" draw:style-name="gr178"><svg:title>TexMaths</svg:title><svg:desc>9§inline§F_X = F§svg§600§FALSE§</svg:desc><draw:g draw:style-name="gr2"><draw:path draw:style-name="gr179" draw:text-style-name="P66" svg:width="0.4201in" svg:height="0.0894in" svg:x="0.002in" svg:y="0.0071in" svg:viewBox="0 0 1068 228" svg:d="M535 228c-179 0-357 0-535 0 0-77 0-152 0-228 356 0 712 0 1068 0 0 76 0 151 0 228-178 0-356 0-533 0z"><text:p/></draw:path><draw:path draw:style-name="gr180" draw:text-style-name="P67" svg:width="0.0878in" svg:height="0.0831in" svg:x="0.0004in" svg:y="0in" svg:viewBox="0 0 224 212" svg:d="M84 111c10 0 20 0 30 0 24 0 26 6 26 14 0 3 0 7-2 16 0 2-1 2-1 2 0 3 1 4 4 4s3-1 5-5c5-24 11-46 17-68 1-4 1-4 1-5s-1-4-4-4c-4 0-4 1-4 7-8 24-15 30-42 30-10 0-19 0-29 0 8-27 14-54 21-80 3-11 3-12 17-12s28 0 42 0c38 0 45 11 45 35 0 7 0 8 0 16 0 4 0 5 0 6 0 2 0 4 3 4 4 0 4-2 5-8 1-18 3-36 6-54 1-9-1-9-9-9-51 0-103 0-155 0-6 0-9 0-9 6 0 4 3 4 9 4 12 0 20 0 20 5 0 2 0 2-1 8-14 55-28 111-42 165-3 13-4 15-29 15-5 0-8 0-8 6 0 3 4 3 4 3 9 0 33 0 42 0 11 0 37 0 47 0 3 0 7 0 7-5 0-3-1-2-2-4-1 0-2 0-9 0s-9 0-16 0c-10-1-11-3-11-7 0-1 0-2 2-7 6-26 13-52 20-78z"><text:p/></draw:path><draw:path draw:style-name="gr180" draw:text-style-name="P67" svg:width="0.0764in" svg:height="0.0587in" svg:x="0.0799in" svg:y="0.0433in" svg:viewBox="0 0 195 150" svg:d="M112 66c8-7 14-14 21-20 28-28 37-37 57-38 2 0 5 0 5-4 0-3-2-4-3-4-6 0-14 1-20 1-7 0-20-1-26-1-2 0-5 1-5 5 1 1 0 3 4 3 2 0 7 1 7 5s-3 8-5 9c-2 2-30 30-38 38-7-14-15-29-23-43 0-1-1-3-1-4 0 0 5-4 12-5 2 0 5 0 5-4-1-1 0-4-4-4s-11 1-15 1c-6 0-9 0-15 0-3 0-9 0-12 0-4 0-8-1-12-1-2 0-4 0-4 5 0 3 2 3 6 3 12 0 13 3 16 7 10 20 21 40 31 60-5 4-8 8-13 13-4 3-14 13-18 18-27 27-36 36-57 37-2 0-5 0-5 3 0 1 1 4 4 4 6 0 13-1 20-1 4 0 9 0 13 0s9 1 12 1c1 0 5 0 5-5 0-2-3-2-4-2-2 0-7-1-7-6 0-3 3-6 8-12 16-14 30-28 45-43 9 17 17 35 26 52 2 2 1 2 2 3 0 1-3 5-12 6-1 0-4 0-4 3 0 1 0 4 4 4s9-1 14-1c4 0 10 0 14 0s9 0 14 0c3 0 8 1 11 1 1 0 5 0 5-6 0-1-3-1-6-1-13 0-15-3-17-7-11-23-23-46-35-70z"><text:p/></draw:path><draw:path draw:style-name="gr180" draw:text-style-name="P67" svg:width="0.0823in" svg:height="0.0287in" svg:x="0.2114in" svg:y="0.0394in" svg:viewBox="0 0 210 74" svg:d="M200 13c4 0 10 0 10-7 0-6-6-6-10-6-63 0-126 0-189 0-5 0-11 0-11 6 0 7 6 7 11 7 63 0 126 0 189 0zM200 74c4 0 10 0 10-7 0-6-6-6-10-6-63 0-126 0-189 0-5 0-11 0-11 6 0 7 6 7 11 7 63 0 126 0 189 0z"><text:p/></draw:path><draw:path draw:style-name="gr180" draw:text-style-name="P67" svg:width="0.0882in" svg:height="0.0831in" svg:x="0.3402in" svg:y="0in" svg:viewBox="0 0 225 212" svg:d="M84 111c10 0 20 0 31 0 23 0 26 6 26 14 0 3 0 7-3 16 0 2 0 2 0 2 0 3 1 4 3 4 4 0 4-1 6-5 5-24 11-46 17-68 1-4 1-4 1-5s-1-4-4-4c-4 0-4 1-5 7-7 24-14 30-41 30-10 0-19 0-29 0 8-27 14-54 21-80 3-11 3-12 17-12s28 0 41 0c39 0 46 11 46 35 0 7 0 8-1 16 0 4 0 5 0 6 0 2 1 4 4 4 4 0 4-2 5-8 1-18 3-36 6-54 1-9-1-9-9-9-51 0-104 0-155 0-6 0-9 0-9 6 0 4 3 4 8 4 12 0 21 0 21 5 0 2 0 2-1 8-14 55-28 111-42 165-3 13-4 15-29 15-5 0-9 0-9 6 0 3 4 3 5 3 9 0 33 0 42 0 11 0 37 0 47 0 3 0 7 0 7-5 0-3-1-2-2-4-1 0-2 0-9 0s-9 0-16 0c-10-1-11-3-11-7 0-1 0-2 2-7 6-26 12-52 19-78z"><text:p/></draw:path></draw:g></draw:g></text:p>
      <text:p text:style-name="P36">Dk: <draw:g text:anchor-type="as-char" svg:y="-0.0929in" draw:z-index="252" draw:name="Shape65" draw:style-name="gr178"><svg:title>TexMaths</svg:title><svg:desc>9§inline§P(Q(U) \leq x) = P( U &lt; F(x)) = F(x) \square§svg§600§FALSE§</svg:desc><draw:g draw:style-name="gr2"><draw:path draw:style-name="gr179" draw:text-style-name="P66" svg:width="2.1228in" svg:height="0.1102in" svg:x="0.002in" svg:y="0.0063in" svg:viewBox="0 0 5393 281" svg:d="M0 0c1797 0 3595 0 5393 0 0 93 0 188 0 281-1798 0-3596 0-5393 0 0-93 0-188 0-281z"><text:p/></draw:path><draw:path draw:style-name="gr180" draw:text-style-name="P67" svg:width="0.0886in" svg:height="0.0843in" svg:x="0.0004in" svg:y="0.0079in" svg:viewBox="0 0 226 215" svg:d="M83 116c18 0 36 0 54 0 45 0 89-33 89-68 0-25-21-48-62-48-34 0-69 0-103 0-6 0-10 0-10 6 0 4 3 4 10 4 4 0 9 1 14 1 4 1 6 2 6 5 0 1 0 2-1 6-14 55-28 112-42 168-4 12-4 15-29 15-5 0-9 0-9 5s4 5 4 5c9 0 32-2 41-2 6 0 13 1 20 1s14 1 20 1c3 0 7 0 7-7 0-3-3-3-9-3-12 0-20 0-20-6 0-2 0-4 1-6 6-26 12-51 19-77zM106 22c3-11 4-12 17-12 10 0 20 0 30 0 27 0 43 9 43 30 0 13-6 40-18 51-16 14-35 17-49 17-15 0-30 0-44 0 7-29 14-57 21-86z"><text:p/></draw:path><draw:path draw:style-name="gr180" draw:text-style-name="P67" svg:width="0.0287in" svg:height="0.1232in" svg:x="0.1051in" svg:y="0in" svg:viewBox="0 0 74 314" svg:d="M74 310c0-1 0-1-6-6-39-40-49-99-49-147 0-55 12-109 50-149 5-4 5-4 5-5 0-2-2-3-4-3-3 0-31 22-50 61-16 35-20 70-20 96 0 24 4 62 21 97 19 39 46 60 49 60 2 0 4-1 4-4z"><text:p/></draw:path><draw:path draw:style-name="gr180" draw:text-style-name="P67" svg:width="0.0858in" svg:height="0.1102in" svg:x="0.1472in" svg:y="0.0055in" svg:viewBox="0 0 219 281" svg:d="M123 218c49-18 96-73 96-133 0-51-34-85-81-85-68 0-138 71-138 145 0 51 36 82 81 82 8 0 19 0 31-4-1 20-1 20-1 24 0 10 0 34 26 34 38 0 53-57 53-60s-2-3-4-3-2 1-3 3c-8 23-26 30-37 30-15 0-20-8-23-33zM64 217c-25-10-36-35-36-62 0-22 8-67 32-101 24-32 53-47 76-47 32 0 55 25 55 68 0 31-16 104-70 133-1-11-4-34-27-34-17 0-33 16-33 32 0 6 3 10 3 11zM83 219c-5 0-15 0-15-13s12-25 26-25c12 0 19 8 19 27 0 4-1 5-3 6-8 4-18 5-27 5z"><text:p/></draw:path><draw:path draw:style-name="gr180" draw:text-style-name="P67" svg:width="0.0283in" svg:height="0.1232in" svg:x="0.252in" svg:y="0in" svg:viewBox="0 0 73 314" svg:d="M73 310c0-1 0-1-6-6-39-40-49-99-49-147 0-55 12-109 51-149 4-4 4-4 4-5 0-2-1-3-3-3-3 0-31 22-50 61-16 35-20 70-20 96 0 24 3 62 21 97 19 39 46 60 49 60 2 0 3-1 3-4z"><text:p/></draw:path><draw:path draw:style-name="gr180" draw:text-style-name="P67" svg:width="0.0862in" svg:height="0.0866in" svg:x="0.2965in" svg:y="0.0079in" svg:viewBox="0 0 220 221" svg:d="M180 33c3-12 8-22 34-23 1 0 6 0 6-6-2-1 0-4-5-4-11 0-22 1-32 1-11 0-23-1-33-1-2 0-6 0-6 6 0 4 4 4 6 4 18 1 21 7 21 14 0 1 0 6-1 7-9 36-19 74-28 112-11 41-48 68-79 68-22 0-39-13-39-40 0-1 0-11 4-24 10-41 21-82 30-123 4-11 4-14 27-14 9 0 11 0 11-6 0-4-3-4-4-4-9 0-32 1-41 1s-31-1-40-1c-3 0-7 0-7 6 0 4 3 4 9 4 1 0 7 0 12 1 6 1 9 1 9 5 0 2-3 15-5 22-3 9-5 18-7 28-3 12-18 72-20 78-2 9-2 13-2 17 0 39 29 60 62 60 40 0 79-35 89-76 10-38 19-75 29-112z"><text:p/></draw:path><draw:path draw:style-name="gr180" draw:text-style-name="P67" svg:width="0.0283in" svg:height="0.1232in" svg:x="0.3937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756in" svg:height="0.0949in" svg:x="0.4799in" svg:y="0.0142in" svg:viewBox="0 0 193 242" svg:d="M187 13c4-1 6-3 6-7 0-3-2-6-6-6-2 0-4 1-6 2-59 27-116 54-175 82-5 2-6 5-6 7 0 3 2 5 6 7 59 27 116 54 175 81 4 3 5 3 6 3 4 0 6-4 6-7s-1-5-7-8c-55-25-110-51-164-76 54-26 110-51 165-78zM183 242c5 0 10 0 10-6 0-7-7-7-11-7-57 0-114 0-170 0-5 0-12 0-12 7 0 6 5 6 11 6 57 0 114 0 172 0z"><text:p/></draw:path><draw:path draw:style-name="gr180" draw:text-style-name="P67" svg:width="0.0614in" svg:height="0.0555in" svg:x="0.6047in" svg:y="0.0382in" svg:viewBox="0 0 157 142" svg:d="M96 44c2-8 9-38 32-38 2 0 9 0 16 5-9 2-15 10-15 17 0 5 3 11 11 11s17-6 17-18c0-17-18-21-29-21-18 0-29 16-34 23-7-20-24-23-33-23-33 0-51 40-51 49 0 2 3 2 3 2 3 0 4-1 5-3 11-34 31-42 42-42 7 0 17 4 17 22 0 10-5 30-17 74-5 20-16 34-30 34-2 0-9 0-16-5 8-2 15-8 15-17 0-8-7-11-12-11-9 0-17 8-17 18 0 15 16 21 30 21 20 0 32-22 33-23 4 11 15 23 34 23 33 0 51-40 51-49 0-2-3-2-4-2-3 0-4 1-5 3-9 34-31 42-41 42-13 0-18-11-18-21 0-7 2-14 5-28 4-14 8-29 11-43z"><text:p/></draw:path><draw:path draw:style-name="gr180" draw:text-style-name="P67" svg:width="0.0283in" svg:height="0.1232in" svg:x="0.6795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3in" svg:height="0.0287in" svg:x="0.7622in" svg:y="0.047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886in" svg:height="0.0843in" svg:x="0.8917in" svg:y="0.0079in" svg:viewBox="0 0 226 215" svg:d="M83 116c18 0 36 0 54 0 45 0 89-33 89-68 0-25-21-48-62-48-34 0-69 0-103 0-6 0-10 0-10 6 0 4 3 4 9 4 5 0 10 1 15 1 4 1 6 2 6 5 0 1 0 2-1 6-14 55-28 112-42 168-4 12-4 15-29 15-5 0-9 0-9 5s4 5 4 5c9 0 32-2 41-2 6 0 13 1 20 1s14 1 20 1c3 0 7 0 7-7 0-3-3-3-9-3-12 0-20 0-20-6 0-2 0-4 1-6 6-26 12-51 19-77zM106 22c3-11 4-12 17-12 10 0 20 0 30 0 27 0 43 9 43 30 0 13-6 40-19 51-15 14-34 17-48 17-15 0-30 0-44 0 7-29 14-57 21-86z"><text:p/></draw:path><draw:path draw:style-name="gr180" draw:text-style-name="P67" svg:width="0.0287in" svg:height="0.1232in" svg:x="0.9961in" svg:y="0in" svg:viewBox="0 0 74 314" svg:d="M74 310c0-1 0-1-6-6-39-40-50-99-50-147 0-55 13-109 51-149 5-4 5-4 5-5 0-2-2-3-4-3-3 0-31 22-50 61-16 35-20 70-20 96 0 24 4 62 21 97 19 39 46 60 49 60 2 0 4-1 4-4z"><text:p/></draw:path><draw:path draw:style-name="gr180" draw:text-style-name="P67" svg:width="0.0862in" svg:height="0.0866in" svg:x="1.0406in" svg:y="0.0079in" svg:viewBox="0 0 220 221" svg:d="M180 33c4-12 9-22 34-23 2 0 6 0 6-6-2-1 0-4-5-4-10 0-21 1-31 1-11 0-23-1-34-1-2 0-5 0-5 6 0 4 3 4 5 4 18 1 22 7 22 14 0 1-1 6-1 7-10 36-19 74-29 112-11 41-47 68-78 68-22 0-39-13-39-40 0-1 0-11 4-24 10-41 20-82 30-123 3-11 4-14 26-14 9 0 11 0 11-6 0-4-3-4-4-4-8 0-32 1-41 1s-31-1-40-1c-3 0-7 0-7 6 0 4 4 4 9 4 1 0 8 0 13 1s8 1 8 5c0 2-3 15-5 22-3 9-5 18-7 28-3 12-18 72-19 78-3 9-3 13-3 17 0 39 29 60 62 60 41 0 79-35 90-76 9-38 19-75 28-112z"><text:p/></draw:path><draw:path draw:style-name="gr180" draw:text-style-name="P67" svg:width="0.0756in" svg:height="0.0713in" svg:x="1.1756in" svg:y="0.0256in" svg:viewBox="0 0 193 182" svg:d="M187 13c4-1 6-4 6-7s-3-6-6-6c-1 0-2 0-6 3-59 27-116 54-175 82-3 1-6 3-6 7 0 3 3 5 6 7 59 27 116 54 175 81 4 2 5 2 6 2 3 0 6-3 6-7 0-2-2-4-6-6-56-25-111-51-166-77 55-26 110-52 166-79z"><text:p/></draw:path><draw:path draw:style-name="gr180" draw:text-style-name="P67" svg:width="0.0882in" svg:height="0.0839in" svg:x="1.3012in" svg:y="0.0083in" svg:viewBox="0 0 225 214" svg:d="M84 112c10 0 20 0 30 0 25 0 26 5 26 14 0 3 0 6-1 16-1 1-1 2-1 3 0 2 1 4 3 4 4 0 4-1 5-7 6-23 11-46 18-68 1-3 1-4 1-5s-1-3-4-3c-4 0-4 1-5 6-7 25-14 30-41 30-10 0-19 0-29 0 7-26 14-53 20-80 4-10 4-12 17-12 15 0 28 0 43 0 38 0 45 11 45 35 0 7 0 8 0 17-1 4-1 5-1 5 0 2 1 4 4 4s4-2 4-8c2-18 4-36 7-54 1-9-1-9-9-9-51 0-104 0-155 0-6 0-10 0-10 6 0 4 3 4 9 4 12 0 21 0 21 6 0 1 0 2-2 7-13 55-28 111-41 166-4 12-4 15-29 15-5 0-9 0-9 5s4 5 4 5c9 0 34-2 43-2 10 0 36 2 47 2 2 0 6 0 6-6 0-3-1-2-2-4-1 0-1 0-9 0-6 0-8 0-16-1-9-1-10-3-10-6 0-1 0-3 1-7 6-26 13-52 20-78z"><text:p/></draw:path><draw:path draw:style-name="gr180" draw:text-style-name="P67" svg:width="0.0287in" svg:height="0.1232in" svg:x="1.4059in" svg:y="0in" svg:viewBox="0 0 74 314" svg:d="M74 310c0-1 0-1-6-6-39-40-49-99-49-147 0-55 12-109 50-149 5-4 5-4 5-5 0-2-2-3-4-3-3 0-31 22-50 61-16 35-20 70-20 96 0 24 4 62 21 97 19 39 46 60 49 60 2 0 4-1 4-4z"><text:p/></draw:path><draw:path draw:style-name="gr180" draw:text-style-name="P67" svg:width="0.0614in" svg:height="0.0555in" svg:x="1.4457in" svg:y="0.0382in" svg:viewBox="0 0 157 142" svg:d="M96 44c3-8 10-38 32-38 2 0 9 0 16 5-9 2-15 10-15 17 0 5 3 11 11 11s17-6 17-18c0-17-18-21-28-21-19 0-30 16-34 23-8-20-25-23-34-23-33 0-51 40-51 49 0 2 3 1 3 2 3 0 4-1 5-3 11-34 31-42 42-42 7 0 17 4 17 22 0 10-5 30-17 74-5 20-16 34-29 34-2 0-10 0-17-5 8-2 16-8 16-17 0-8-8-11-12-11-10 0-18 8-18 18 0 15 16 21 30 21 21 0 32-22 33-23 4 11 15 23 34 23 33 0 51-40 51-49 0-2-3-2-4-2-3 0-4 1-4 3-10 34-32 42-42 42-13 0-17-11-17-21 0-7 2-14 5-28 4-14 7-29 10-43z"><text:p/></draw:path><draw:path draw:style-name="gr180" draw:text-style-name="P67" svg:width="0.0283in" svg:height="0.1232in" svg:x="1.5205in" svg:y="0in" svg:viewBox="0 0 73 314" svg:d="M73 157c0-24-3-63-21-98-19-38-46-59-49-59-2 0-3 1-3 3 0 1 0 1 6 8 31 30 49 81 49 146 0 53-12 108-51 149-4 3-4 3-4 4 0 3 1 4 3 4 3 0 32-22 50-61 16-35 20-71 20-96z"><text:p/></draw:path><draw:path draw:style-name="gr180" draw:text-style-name="P67" svg:width="0.0283in" svg:height="0.1232in" svg:x="1.5689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3in" svg:height="0.0287in" svg:x="1.652in" svg:y="0.0472in" svg:viewBox="0 0 210 74" svg:d="M199 13c5 0 11 0 11-7 0-6-6-6-10-6-63 0-127 0-190 0-5 0-10 0-10 6 0 7 5 7 10 7 63 0 126 0 189 0zM200 74c4 0 10 0 10-7 0-6-6-6-11-6-63 0-126 0-189 0-5 0-10 0-10 6 0 7 5 7 10 7 63 0 127 0 190 0z"><text:p/></draw:path><draw:path draw:style-name="gr180" draw:text-style-name="P67" svg:width="0.0882in" svg:height="0.0839in" svg:x="1.7811in" svg:y="0.0083in" svg:viewBox="0 0 225 214" svg:d="M84 112c10 0 20 0 30 0 25 0 26 5 26 14 0 3 0 6-1 16-1 1-1 2-1 3 0 2 1 4 3 4 4 0 4-1 5-7 6-23 11-46 18-68 1-3 1-4 1-5s-1-3-4-3c-4 0-4 1-5 6-7 25-14 30-41 30-10 0-19 0-29 0 8-26 14-53 21-80 3-10 3-12 16-12 15 0 28 0 43 0 38 0 45 11 45 35 0 7 0 8 0 17-1 4-1 5-1 5 0 2 1 4 4 4 4 0 4-2 5-8 1-18 4-36 6-54 1-9-1-9-9-9-51 0-104 0-155 0-6 0-10 0-10 6 0 4 4 4 9 4 12 0 21 0 21 6 0 1 0 2-2 7-13 55-28 111-41 166-4 12-4 15-29 15-5 0-9 0-9 5s4 5 4 5c10 0 34-2 43-2 10 0 37 2 47 2 2 0 6 0 6-6 0-3-1-2-2-4-1 0-1 0-8 0s-9 0-17-1c-9-1-10-3-10-6 0-1 0-3 1-7 6-26 13-52 20-78z"><text:p/></draw:path><draw:path draw:style-name="gr180" draw:text-style-name="P67" svg:width="0.0287in" svg:height="0.1232in" svg:x="1.8858in" svg:y="0in" svg:viewBox="0 0 74 314" svg:d="M74 310c0-1 0-1-6-6-39-40-49-99-49-147 0-55 12-109 50-149 5-4 5-4 5-5 0-2-2-3-4-3-3 0-31 22-50 61-16 35-20 70-20 96 0 24 4 62 21 97 19 39 46 60 49 60 2 0 4-1 4-4z"><text:p/></draw:path><draw:path draw:style-name="gr180" draw:text-style-name="P67" svg:width="0.0614in" svg:height="0.0555in" svg:x="1.9256in" svg:y="0.0382in" svg:viewBox="0 0 157 142" svg:d="M97 44c2-8 9-38 31-38 2 0 10 0 16 5-9 2-15 10-15 17 0 5 3 11 11 11s17-6 17-18c0-17-18-21-28-21-19 0-30 16-34 23-8-20-25-23-34-23-33 0-51 40-51 49 0 2 3 1 3 2 3 0 4-1 5-3 11-34 31-42 42-42 7 0 17 4 17 22 0 10-5 30-17 74-4 20-16 34-29 34-2 0-9 0-17-5 8-2 16-8 16-17 0-8-8-11-12-11-10 0-18 8-18 18 0 15 16 21 30 21 21 0 32-22 33-23 4 11 15 23 34 23 33 0 51-40 51-49 0-2-3-2-4-2-3 0-4 1-4 3-10 34-32 42-42 42-13 0-17-11-17-21 0-7 2-14 5-28 4-14 8-29 11-43z"><text:p/></draw:path><draw:path draw:style-name="gr180" draw:text-style-name="P67" svg:width="0.0287in" svg:height="0.1232in" svg:x="2.0004in" svg:y="0in" svg:viewBox="0 0 74 314" svg:d="M74 157c0-24-4-63-22-98-19-38-46-59-48-59-3 0-4 1-4 3 0 1 0 1 6 8 31 30 49 81 49 146 0 53-12 108-51 149-4 3-4 3-4 4 0 3 1 4 4 4 2 0 31-22 49-61 16-35 21-71 21-96z"><text:p/></draw:path><draw:path draw:style-name="gr180" draw:text-style-name="P67" svg:width="0.0827in" svg:height="0.0846in" svg:x="2.0484in" svg:y="0.0075in" svg:viewBox="0 0 211 216" svg:d="M211 11c0-10-1-11-11-11-63 0-125 0-188 0-10 0-12 1-12 11 0 65 0 129 0 193 0 10 1 12 12 12 62 0 125 0 187 0 11 0 12-2 12-12 0-64 0-128 0-193zM13 13c62 0 123 0 185 0 0 63 0 126 0 189-62 0-123 0-185 0 0-63 0-126 0-189z"><text:p/></draw:path></draw:g></draw:g></text:p>
      <text:p text:style-name="P31"><text:span text:style-name="T1">Df: Náhod. Vektor (X,Y) na Pravd.</text:span><text:span text:style-name="T4">p</text:span><text:span text:style-name="T1">rost. je dvojice n.v.: </text:span><text:span text:style-name="T1"><draw:g text:anchor-type="as-char" svg:y="-0.0866in" draw:z-index="43" draw:name="Shape66" draw:style-name="gr178"><svg:title>TexMaths</svg:title><svg:desc>9§inline§\forall x,y \in \mathbb{R}§svg§600§FALSE§</svg:desc><draw:g draw:style-name="gr2"><draw:path draw:style-name="gr179" draw:text-style-name="P66" svg:width="0.4874in" svg:height="0.098in" svg:x="0.0063in" svg:y="0.0071in" svg:viewBox="0 0 1239 250" svg:d="M0 0c413 0 825 0 1239 0 0 84 0 166 0 250-414 0-826 0-1239 0 0-84 0-166 0-250z"><text:p/></draw:path><draw:path draw:style-name="gr180" draw:text-style-name="P67" svg:width="0.0689in" svg:height="0.0882in" svg:x="0in" svg:y="0in" svg:viewBox="0 0 176 225" svg:d="M175 12c1-4 1-4 1-6s-3-6-7-6c-3 0-5 4-7 7-9 24-17 46-26 69-32 0-64 0-96 0-9-23-17-45-26-69-2-4-3-7-8-7-2 0-6 4-6 6 0 1 0 1 2 6 26 68 53 137 79 206 1 4 3 7 7 7 5 0 6-4 7-7 27-69 53-137 80-206zM45 89c29 0 57 0 86 0-15 37-28 75-43 111-14-36-29-74-43-111z"><text:p/></draw:path><draw:path draw:style-name="gr180" draw:text-style-name="P67" svg:width="0.0618in" svg:height="0.0555in" svg:x="0.0728in" svg:y="0.0311in" svg:viewBox="0 0 158 142" svg:d="M96 44c3-8 10-37 32-37 2 0 9 0 16 5-9 1-15 9-15 16 0 5 3 12 11 12s18-7 18-19c0-17-18-21-29-21-19 0-30 17-34 24-8-20-25-24-34-24-33 0-51 40-51 49 0 3 3 1 4 3 2 0 3-1 4-3 11-34 32-42 42-42 7 0 17 3 17 21 0 10-5 31-17 75-5 20-16 33-29 33-2 0-9 0-17-4 9-2 16-8 16-17s-7-11-12-11c-10 0-18 8-18 18 0 15 16 20 30 20 21 0 32-22 33-23 4 11 15 23 34 23 33 0 51-40 51-48 0-2-3-2-4-2-3 0-4 1-4 2-10 35-32 42-42 42-12 0-17-10-17-21 0-7 2-13 5-28 4-14 7-29 10-43z"><text:p/></draw:path><draw:path draw:style-name="gr180" draw:text-style-name="P67" svg:width="0.0142in" svg:height="0.0366in" svg:x="0.1508in" svg:y="0.0724in" svg:viewBox="0 0 37 94" svg:d="M37 33c0-20-8-33-20-33-11 0-17 8-17 17 0 8 6 16 17 16 4 0 7-1 11-3 1-1 1-1 2-1 0 2 0 0 0 4 0 24-11 43-21 52-4 4-4 5-4 6 0 2 1 3 3 3 4 0 29-24 29-61z"><text:p/></draw:path><draw:path draw:style-name="gr180" draw:text-style-name="P67" svg:width="0.0571in" svg:height="0.0795in" svg:x="0.1992in" svg:y="0.0311in" svg:viewBox="0 0 146 203" svg:d="M145 20c1-5 1-6 1-7 0-7-5-9-9-9s-8 1-11 7c-1 1-4 11-4 16-3 9-5 17-7 25-4 19-10 38-14 58-2 4-15 26-36 26-16 0-20-14-20-25 0-15 5-35 16-62 6-13 7-17 7-23 0-14-10-26-26-26-30 0-42 46-42 49s3 1 4 3c3 0 3-1 5-6 8-29 22-39 32-39 2 0 8 0 8 10 0 8-3 16-6 23-12 33-18 51-18 65 0 29 20 37 39 37 12 0 22-4 31-13-3 15-8 31-20 47-8 11-20 20-34 20-5 0-19-1-25-13 6 0 9 0 14-4 3-3 6-6 6-13 0-10-8-10-12-10-7 0-17 4-17 20 0 15 14 27 34 27 32 0 64-29 73-63 10-40 21-81 31-120z"><text:p/></draw:path><draw:path draw:style-name="gr180" draw:text-style-name="P67" svg:width="0.0618in" svg:height="0.0713in" svg:x="0.3059in" svg:y="0.0193in" svg:viewBox="0 0 158 182" svg:d="M147 98c5 0 11 0 11-6 0-7-6-7-11-7-45 0-89 0-134 0 3-42 40-72 84-72 16 0 34 0 50 0 5 0 11 0 11-7 0-6-6-6-11-6-17 0-34 0-51 0-54 0-96 41-96 92 0 50 42 90 96 90 17 0 34 0 51 0 5 0 11 0 11-7 0-6-6-6-11-6-16 0-34 0-50 0-44 0-81-29-84-71 45 0 89 0 134 0z"><text:p/></draw:path><draw:path draw:style-name="gr180" draw:text-style-name="P67" svg:width="0.085in" svg:height="0.0843in" svg:x="0.415in" svg:y="0.0016in" svg:viewBox="0 0 217 215" svg:d="M79 117c4 0 8 0 12 0 16 24 31 47 48 72 2 5 10 18 13 22s4 4 11 4c14 0 29 0 43 0 6 0 11 0 11-6 0-2-2-4-5-5-11-3-27-23-35-33-1-4-18-24-38-58 28-4 55-17 55-54 0-44-47-59-84-59-33 0-66 0-99 0-6 0-11 0-11 5 0 6 5 6 8 6 18 0 20 2 20 18 0 52 0 105 0 157 0 15-2 18-20 18-3 0-8 0-8 5 0 6 5 6 11 6 29 0 57 0 86 0 6 0 10 0 10-6 0-5-4-5-8-5-18 0-20-3-20-18 0-23 0-46 0-69zM140 102c9-12 10-29 10-43 0-15-1-31-11-45 12 3 44 13 44 45 0 20-10 36-43 43zM79 28c0-6 0-17 20-17 27 0 41 11 41 48 0 41-10 47-61 47 0-26 0-52 0-78zM36 204c3-5 3-14 3-17 0-52 0-105 0-158 0-4 0-12-3-18 12 0 24 0 36 0-4 5-4 11-4 16 0 53 0 107 0 160 0 3 0 12 3 17-12 0-23 0-35 0zM104 117c2 0 3-1 6-1 4 0 12 0 16-1 5 7 39 63 66 89-11 0-21 0-32 0-19-29-38-58-56-87z"><text:p/></draw:path></draw:g></draw:g></text:span><text:span text:style-name="T1"><text:s/></text:span>je def. <draw:g text:anchor-type="as-char" svg:y="-0.0929in" draw:z-index="44" draw:name="Shape67" draw:style-name="gr178"><svg:title>TexMaths</svg:title><svg:desc>9§inline§F_{X,Y}(x,y) = P(X \leq x\&amp;Y\leq y) (\in \mathcal{F})§svg§600§FALSE§</svg:desc><draw:g draw:style-name="gr2"><draw:path draw:style-name="gr179" draw:text-style-name="P66" svg:width="1.9965in" svg:height="0.1154in" svg:x="0.002in" svg:y="0.0067in" svg:viewBox="0 0 5072 294" svg:d="M2536 294c-846 0-1691 0-2536 0 0-98 0-196 0-294 1691 0 3381 0 5072 0 0 98 0 196 0 294-845 0-1691 0-2536 0z"><text:p/></draw:path><draw:path draw:style-name="gr180" draw:text-style-name="P67" svg:width="0.0878in" svg:height="0.0839in" svg:x="0.0004in" svg:y="0.0091in" svg:viewBox="0 0 224 214" svg:d="M84 112c10 0 20 0 30 0 24 0 26 5 26 14 0 2 0 6-2 16 0 1-1 2-1 3 0 3 2 4 4 4 3 0 3-1 5-6 5-24 11-46 17-69 1-4 1-5 1-5 0-1-1-4-4-4s-3 2-4 7c-8 25-15 30-42 30-9 0-19 0-28 0 7-27 14-53 20-80 3-11 4-12 17-12 14 0 28 0 42 0 39 0 46 10 46 34 0 7 0 9 0 17-1 5-1 5-1 6 0 2 1 4 3 4 4 0 4-2 5-8 2-18 4-37 6-55 1-8-1-8-8-8-52 0-104 0-156 0-6 0-9 0-9 6 0 4 3 4 9 4 12 0 21 0 21 5 0 1 0 2-2 8-14 56-28 111-42 167-3 11-4 14-29 14-5 0-8 0-8 6 0 4 4 4 4 4 9 0 33-1 42-1 11 0 37 1 48 1 2 0 6 0 6-6 0-3-2-3-2-4-1 0-2 0-9 0s-8 0-16-1c-9-1-10-2-10-6 0-2 0-2 1-7 6-26 13-52 20-78z"><text:p/></draw:path><draw:path draw:style-name="gr180" draw:text-style-name="P67" svg:width="0.0768in" svg:height="0.0591in" svg:x="0.0799in" svg:y="0.0528in" svg:viewBox="0 0 196 151" svg:d="M112 67c8-7 14-14 21-21 29-28 37-37 58-38 2 0 5 0 5-4 0-3-3-4-3-4-7 0-15 1-21 1s-20-1-25-1c-2 0-5 1-5 5 0 0 0 3 3 3s8 1 8 6c0 3-4 7-5 9-2 1-31 28-39 37-7-15-15-29-23-44 0-1-1-2-1-2 0-2 5-6 12-6 2 0 5 0 5-5-1-1 0-3-4-3s-10 1-14 1c-5 0-10 0-15 0-3 0-9 0-13 0-4-1-8-1-12-1-1 0-4 0-4 5 0 3 2 3 6 3 12 0 13 2 16 6 10 21 21 41 31 62-4 3-8 8-12 12-5 4-15 14-19 18-27 27-36 37-56 37-3 0-6 0-6 5 0 1 1 3 4 3 6 0 13 0 20 0 4 0 9 0 13 0s9 0 12 0c2 0 5 0 5-5 0-3-2-3-4-3-1 0-7 0-7-5 0-4 4-7 8-12 16-15 30-29 45-44 9 17 18 34 27 52 1 3 1 3 1 4s-3 5-12 5c-1 0-4 0-4 5 1 1 0 3 4 3s9 0 14 0c4 0 10 0 14 0 5 0 9 0 14 0 3 0 8 0 12 0 0 0 4 0 4-5 0-3-3-3-6-3-13 0-14-2-16-6-11-23-24-47-36-70z"><text:p/></draw:path><draw:path draw:style-name="gr180" draw:text-style-name="P67" svg:width="0.0106in" svg:height="0.0268in" svg:x="0.1685in" svg:y="0.102in" svg:viewBox="0 0 28 69" svg:d="M22 23c0 11-2 26-18 39 0 1 0 2 0 3 0 2 1 4 2 4 3 0 22-18 22-45 0-13-6-24-15-24-8 0-13 6-13 13s5 12 13 12c5 0 6-2 9-2z"><text:p/></draw:path><draw:path draw:style-name="gr180" draw:text-style-name="P67" svg:width="0.0689in" svg:height="0.0591in" svg:x="0.1933in" svg:y="0.0528in" svg:viewBox="0 0 176 151" svg:d="M138 26c3-3 8-8 13-12 9-5 17-6 20-6s5 0 5-5c0-1-1-3-3-3-6 0-12 1-18 1-7 0-16-1-23-1-1 0-4 0-4 5 0 3 2 3 3 3 8 0 8 3 8 4 0 2-2 4-4 6-1 2-2 4-4 5-18 19-37 37-55 57-9-21-19-43-29-65-2-2-1-2-2-3 0-4 11-4 13-4s5 0 5-5c-1-1 0-3-4-3-6 0-22 1-29 1-6 0-20-1-26-1-1 0-4 1-4 5 0 3 4 3 6 3 13 0 14 2 16 6 12 26 23 51 35 76-4 14-7 27-10 41-3 12-4 12-21 12-4 0-6 0-6 5 0 2 1 3 3 3 4 0 9 0 14 0 4 0 11 0 14 0 5 0 10 0 15 0 4 0 10 0 14 0 2 0 5 0 5-5 0-3-2-3-8-3-3 0-4 0-8 0s-4-1-4-3 2-13 3-18c2-7 7-26 8-27 0-4 0-4 2-7 20-20 40-41 60-62z"><text:p/></draw:path><draw:path draw:style-name="gr180" draw:text-style-name="P67" svg:width="0.0287in" svg:height="0.124in" svg:x="0.2866in" svg:y="0in" svg:viewBox="0 0 74 316" svg:d="M74 312c0-1 0-2-6-7-39-40-50-99-50-147 0-55 13-110 51-149 5-4 5-4 5-5 0-3-2-4-4-4-3 0-31 22-50 62-16 35-20 70-20 96 0 24 4 62 21 98 19 39 46 60 49 60 2 0 4-2 4-4z"><text:p/></draw:path><draw:path draw:style-name="gr180" draw:text-style-name="P67" svg:width="0.0614in" svg:height="0.0559in" svg:x="0.3264in" svg:y="0.0382in" svg:viewBox="0 0 157 143" svg:d="M96 44c2-8 9-37 32-37 2 0 9 0 16 4-9 2-15 10-15 17 0 5 3 12 11 12s17-7 17-19c0-16-18-21-29-21-18 0-29 17-33 24-8-20-25-24-34-24-33 0-51 41-51 49 0 3 3 2 3 3 3 0 4-1 5-3 11-34 31-42 42-42 7 0 17 3 17 21 0 10-5 32-17 76-5 19-16 32-29 32-3 0-10 0-17-3 8-2 15-9 15-17 0-10-7-12-12-12-9 0-17 8-17 19 0 14 16 20 30 20 20 0 32-22 33-24 4 12 15 24 34 24 33 0 51-40 51-48 0-4-3-4-4-4-3 0-4 2-5 4-9 34-31 41-41 41-13 0-18-10-18-20 0-8 2-14 5-28 4-15 8-29 11-44z"><text:p/></draw:path><draw:path draw:style-name="gr180" draw:text-style-name="P67" svg:width="0.0142in" svg:height="0.037in" svg:x="0.4047in" svg:y="0.0807in" svg:viewBox="0 0 37 95" svg:d="M37 33c0-21-8-33-20-33-11 0-17 8-17 16 0 9 6 17 17 17 4 0 7-1 11-4 1 0 1-1 2-1 0 2 0 1 0 5 0 24-11 42-22 53-4 2-3 4-3 5 0 2 1 4 3 4 4 0 29-25 29-62z"><text:p/></draw:path><draw:path draw:style-name="gr180" draw:text-style-name="P67" svg:width="0.0571in" svg:height="0.0799in" svg:x="0.4528in" svg:y="0.0382in" svg:viewBox="0 0 146 204" svg:d="M145 19c1-4 1-5 1-7 0-6-5-8-9-8s-8 1-11 6c-1 2-4 12-5 17-2 8-4 17-6 25-4 19-10 38-14 57-2 6-16 27-36 27-16 0-20-13-20-25 0-14 5-34 16-62 6-13 6-17 6-23 0-14-9-26-26-26-29 0-41 46-41 49s3 2 4 3c3 0 3-1 5-6 8-30 21-39 31-39 3 0 9 0 9 10 0 8-3 16-6 23-12 33-18 51-18 66 0 28 20 37 39 37 12 0 22-5 31-14-3 16-8 32-20 48-8 11-20 20-35 20-4 0-18-1-24-14 6 0 9 0 14-3 3-3 6-7 6-12 0-10-8-11-12-11-7 0-18 5-18 19 0 16 15 28 34 28 33 0 65-28 74-64 10-41 21-81 31-121z"><text:p/></draw:path><draw:path draw:style-name="gr180" draw:text-style-name="P67" svg:width="0.0283in" svg:height="0.124in" svg:x="0.522in" svg:y="0in" svg:viewBox="0 0 73 316" svg:d="M73 158c0-24-4-62-21-98-19-39-46-60-49-60-2 0-3 2-3 4 0 1 0 1 5 7 32 31 50 81 50 147 0 53-12 109-51 149-4 3-4 4-4 5 0 2 1 4 3 4 3 0 31-22 50-62 16-35 20-70 20-96z"><text:p/></draw:path><draw:path draw:style-name="gr180" draw:text-style-name="P67" svg:width="0.0823in" svg:height="0.0287in" svg:x="0.6051in" svg:y="0.048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886in" svg:height="0.0843in" svg:x="0.7343in" svg:y="0.0087in" svg:viewBox="0 0 226 215" svg:d="M83 116c18 0 36 0 54 0 45 0 89-33 89-68 0-25-21-48-62-48-34 0-69 0-103 0-6 0-10 0-10 5s3 5 9 5c5 0 10 0 15 0 4 1 6 2 6 5 0 1 0 2-1 6-14 57-28 113-42 169-4 12-4 15-29 15-5 0-9 0-9 6 0 4 4 4 4 4 9 0 32-1 41-1 6 0 13 0 20 0s14 1 20 1c3 0 7 0 7-7 0-3-3-3-9-3-12 0-20 0-20-6 0-1 0-3 1-5 6-26 12-52 19-78zM106 22c3-11 4-12 17-12 10 0 20 0 30 0 27 0 43 8 43 30 0 12-6 39-19 51-15 14-34 16-48 16-15 0-30 0-44 0 7-28 14-56 21-85z"><text:p/></draw:path><draw:path draw:style-name="gr180" draw:text-style-name="P67" svg:width="0.0287in" svg:height="0.124in" svg:x="0.8386in" svg:y="0in" svg:viewBox="0 0 74 316" svg:d="M74 312c0-1 0-2-6-7-39-40-50-99-50-147 0-55 13-110 51-149 5-4 5-4 5-5 0-3-2-4-4-4-3 0-31 22-50 62-16 35-20 70-20 96 0 24 4 62 21 98 19 39 46 60 49 60 2 0 4-2 4-4z"><text:p/></draw:path><draw:path draw:style-name="gr180" draw:text-style-name="P67" svg:width="0.1024in" svg:height="0.0843in" svg:x="0.878in" svg:y="0.0087in" svg:viewBox="0 0 261 215" svg:d="M145 86c-9-22-17-43-26-63-1-3-1-3-2-4 0-2 5-8 19-9 3-1 6-1 6-6 0-4-3-4-4-4-14 0-27 1-41 1-7 0-27-1-35-1-2 0-5 0-5 6 0 4 2 4 7 4 19 0 21 3 23 10 13 29 25 58 38 87-22 24-45 48-67 72-1 1-3 2-4 3-15 17-31 22-47 23-3 0-7 0-7 6 2 2 0 4 4 4 10 0 20-1 30-1 12 0 24 1 35 1 3 0 7 0 7-7 0-3-3-1-4-3-4 0-14-1-14-10 0-5 6-10 9-15 11-10 22-21 33-32 9-11 19-22 28-32 11 26 21 51 32 75 1 4 2 4 2 5 0 3-6 8-19 9-4 0-6 1-6 6 0 4 3 4 5 4 8 0 31-1 40-1 8 0 27 1 35 1 2 0 5 0 5-7 0-3-2-3-5-3-21 0-22-1-27-14-13-29-33-78-41-97 21-22 54-60 65-69 9-7 21-14 40-15 4-1 7-1 7-6 0-1 0-4-5-4-9 0-19 1-29 1-12 0-24-1-35-1-2 0-6 0-6 6 0 2 1 3 4 4 3 0 12 1 12 9 0 4-3 9-6 12-17 18-34 36-51 55z"><text:p/></draw:path><draw:path draw:style-name="gr180" draw:text-style-name="P67" svg:width="0.0756in" svg:height="0.0957in" svg:x="1.0323in" svg:y="0.0142in" svg:viewBox="0 0 193 244" svg:d="M187 14c4-2 6-4 6-8 0-3-2-6-6-6-2 0-4 2-5 2-59 28-117 55-176 83-5 2-6 4-6 7s2 5 6 6c59 27 117 55 176 82 3 2 4 2 5 2 4 0 6-2 6-6 0-2 0-4-6-6-55-27-111-53-165-78 54-26 110-52 165-78zM183 244c5 0 10 0 10-7 0-6-6-6-11-6-57 0-114 0-170 0-5 0-12 0-12 6 0 7 6 7 12 7 56 0 114 0 171 0z"><text:p/></draw:path><draw:path draw:style-name="gr180" draw:text-style-name="P67" svg:width="0.0614in" svg:height="0.0559in" svg:x="1.1571in" svg:y="0.0382in" svg:viewBox="0 0 157 143" svg:d="M96 44c3-8 10-37 32-37 2 0 9 0 16 4-9 2-15 10-15 17 0 5 3 12 11 12s17-7 17-19c0-16-18-21-28-21-19 0-30 17-34 24-8-20-25-24-34-24-33 0-51 41-51 49 0 3 3 2 3 3 3 0 4-1 5-3 11-34 31-42 42-42 7 0 17 3 17 21 0 10-5 32-17 76-5 19-16 32-29 32-2 0-10 0-17-3 8-2 16-9 16-17 0-10-8-12-12-12-10 0-18 8-18 19 0 14 16 20 30 20 21 0 32-22 33-24 4 12 15 24 34 24 33 0 51-40 51-48 0-4-3-4-4-4-3 0-4 2-4 4-10 34-32 41-42 41-13 0-17-10-17-20 0-8 2-14 5-28 4-15 7-29 10-44z"><text:p/></draw:path><draw:path draw:style-name="gr180" draw:text-style-name="P67" svg:width="0.0846in" svg:height="0.0913in" svg:x="1.2299in" svg:y="0.0047in" svg:viewBox="0 0 216 233" svg:d="M206 188c-1 24-21 35-35 35-17 0-33-16-43-28 14-17 27-38 41-62 13-22 19-33 47-33 0-3 0-7 0-10-12 1-29 1-31 1-3 0-29 0-38-1 0 3 0 7 0 10 15 0 22 6 22 14 0 3-1 5-2 6-17 31-31 52-45 69-4-6-38-48-52-84 17-19 39-44 39-64 0-15-6-41-28-41-20 0-43 17-43 51 0 13 2 36 13 65-10 9-19 19-29 30-14 15-22 23-22 39 0 28 26 48 57 48 27 0 46-14 57-25 22 19 41 25 56 25 23 0 44-18 44-45-3 0-5 0-8 0zM67 97c-9-25-9-44-9-54 0-26 12-36 24-36 19 0 19 33 19 34 0 20-26 48-34 56zM54 123c7 14 12 24 25 43 6 9 17 24 29 36-20 18-40 21-49 21-26 0-33-31-33-47 0-25 11-37 28-53z"><text:p/></draw:path><draw:path draw:style-name="gr180" draw:text-style-name="P67" svg:width="0.0898in" svg:height="0.0843in" svg:x="1.326in" svg:y="0.0087in" svg:viewBox="0 0 229 215" svg:d="M177 36c2-2 3-3 5-4 9-10 20-21 41-22 4-1 6-1 6-6 0-3-1-4-4-4-8 0-17 1-25 1-11 0-22-1-33-1-1 0-5 0-5 5 0 4 3 5 4 5 3 0 12 0 12 7 0 6-7 14-9 15-24 28-48 56-73 84-11-31-23-62-35-93-2-5-1-4-2-6 0-7 16-7 19-7 5 0 7 0 7-6 0-4-3-4-4-4-9 0-32 1-40 1s-28-1-36-1c-1 0-5 0-5 6 0 4 3 4 7 4 19 0 20 3 23 10 12 35 26 69 38 105 1 0 2 4 2 5s-12 50-14 56c-5 18-5 19-30 19-6 0-8 0-8 6 0 4 3 3 4 4 9 0 31-1 40-1s32 1 41 1c1 0 5 0 5-7 0-3-3-3-8-3-1 0-7 0-13-1-6 0-8-1-8-5 0-2 3-13 5-19 3-15 7-30 10-45 2-5 2-6 5-10 26-29 52-59 78-89z"><text:p/></draw:path><draw:path draw:style-name="gr180" draw:text-style-name="P67" svg:width="0.0756in" svg:height="0.0957in" svg:x="1.4661in" svg:y="0.0142in" svg:viewBox="0 0 193 244" svg:d="M187 14c4-2 6-4 6-8 0-3-2-6-6-6-2 0-4 2-6 2-59 28-116 55-175 83-5 2-6 4-6 7s2 5 6 6c59 27 116 55 175 82 4 2 5 2 6 2 4 0 6-2 6-6 0-2-1-4-7-6-55-27-110-53-164-78 54-26 110-52 165-78zM182 244c5 0 11 0 11-7 0-6-7-6-11-6-57 0-114 0-170 0-6 0-12 0-12 6 0 7 5 7 11 7 56 0 114 0 171 0z"><text:p/></draw:path><draw:path draw:style-name="gr180" draw:text-style-name="P67" svg:width="0.0571in" svg:height="0.0799in" svg:x="1.5909in" svg:y="0.0382in" svg:viewBox="0 0 146 204" svg:d="M145 19c1-4 1-5 1-7 0-6-5-8-9-8s-8 1-12 6c0 2-3 12-4 17-2 8-4 17-6 25-4 19-10 38-14 57-2 6-16 27-36 27-16 0-20-13-20-25 0-14 5-34 16-62 6-13 6-17 6-23 0-14-9-26-26-26-29 0-41 46-41 49s3 3 4 3c3 0 3-1 5-6 8-30 21-39 31-39 3 0 9 0 9 10 0 8-3 16-6 23-12 33-18 51-18 66 0 28 20 37 39 37 12 0 22-5 31-14-3 16-8 32-20 48-8 11-20 20-35 20-4 0-18-1-24-14 6 0 9 0 14-3 3-3 6-7 6-12 0-10-8-11-12-11-7 0-18 5-18 19 0 16 15 28 34 28 33 0 65-28 74-64 10-41 21-81 31-121z"><text:p/></draw:path><draw:path draw:style-name="gr180" draw:text-style-name="P67" svg:width="0.0283in" svg:height="0.124in" svg:x="1.6598in" svg:y="0in" svg:viewBox="0 0 73 316" svg:d="M73 158c0-24-4-62-21-98-19-39-46-60-49-60-2 0-3 2-3 4 0 1 0 1 5 7 32 31 50 81 50 147 0 53-12 109-51 149-4 3-4 4-4 5 0 2 1 4 3 4 3 0 31-22 50-62 16-35 20-70 20-96z"><text:p/></draw:path><draw:path draw:style-name="gr180" draw:text-style-name="P67" svg:width="0.0287in" svg:height="0.124in" svg:x="1.7134in" svg:y="0in" svg:viewBox="0 0 74 316" svg:d="M74 312c0-1 0-2-6-7-39-40-50-99-50-147 0-55 13-110 51-149 5-4 5-4 5-5 0-3-2-4-4-4-3 0-31 22-50 62-16 35-20 70-20 96 0 24 4 62 21 98 19 39 46 60 49 60 2 0 4-2 4-4z"><text:p/></draw:path><draw:path draw:style-name="gr180" draw:text-style-name="P67" svg:width="0.0618in" svg:height="0.0713in" svg:x="1.7598in" svg:y="0.0264in" svg:viewBox="0 0 158 182" svg:d="M147 97c5 0 11 0 11-6s-6-6-11-6c-44 0-89 0-134 0 4-43 40-72 85-72 16 0 32 0 49 0 5 0 11 0 11-7 0-6-6-6-11-6-17 0-34 0-50 0-54 0-97 41-97 91 0 51 43 91 97 91 16 0 33 0 50 0 5 0 11 0 11-6 0-5-6-5-11-5-17 0-33 0-49 0-45 0-81-31-85-74 45 0 90 0 134 0z"><text:p/></draw:path><draw:path draw:style-name="gr180" draw:text-style-name="P67" svg:width="0.1004in" svg:height="0.0886in" svg:x="1.8693in" svg:y="0.0083in" svg:viewBox="0 0 256 226" svg:d="M256 13c0-15-24-13-34-13-39 0-79 0-119 0-16 0-44 9-48 26 0 2 1 3 3 3 7 0 16-5 20-11 10 0 20 0 30 0 6 0 13 0 19 0 0 2-1 4-1 6-13 57-31 107-45 138-2 4-19 42-23 47-14 0-25-8-30-20-1-2-1-3-4-3-7 0-24 10-24 15 0 1 0 1 0 2 6 15 21 23 36 23 16 0 34-12 45-23 10-12 31-64 40-83 19 0 40 0 60 0 0 1 0 0 0 1 0 2 2 3 3 3 7 0 25-9 25-19 0-2-2-2-7-2-25 0-50 0-75 0 8-28 19-56 24-85 15 0 28 0 42 0 9 0 30-2 36 6 0 1 0 4 0 6 1 1 2 1 3 1 7 0 24-10 24-18z"><text:p/></draw:path><draw:path draw:style-name="gr180" draw:text-style-name="P67" svg:width="0.0287in" svg:height="0.124in" svg:x="1.976in" svg:y="0in" svg:viewBox="0 0 74 316" svg:d="M74 158c0-24-4-62-21-98-19-39-47-60-49-60s-4 2-4 4c0 1 0 1 6 7 31 31 49 81 49 147 0 53-12 109-51 149-4 3-4 4-4 5 0 2 2 4 4 4s31-22 50-62c16-35 20-70 20-96z"><text:p/></draw:path></draw:g></draw:g><text:s/>sdru<text:span text:style-name="T1">žená dist. fce. Df: pokud </text:span><text:span text:style-name="T1"><draw:g text:anchor-type="as-char" svg:y="-0.1008in" draw:z-index="45" draw:name="Shape68" draw:style-name="gr178"><svg:title>TexMaths</svg:title><svg:desc>9§inline§\forall x,y F_{X,Y}(x,y) = \int^x_{-\infty} \int^y_{-\infty} f_{X,Y}(s,t)dsdt§svg§600§FALSE§</svg:desc><draw:g draw:style-name="gr2"><draw:path draw:style-name="gr179" draw:text-style-name="P66" svg:width="2.252in" svg:height="0.139in" svg:x="0.0063in" svg:y="0.0063in" svg:viewBox="0 0 5721 354" svg:d="M0 0c1907 0 3814 0 5721 0 0 118 0 236 0 354-1907 0-3814 0-5721 0 0-118 0-236 0-354z"><text:p/></draw:path><draw:path draw:style-name="gr180" draw:text-style-name="P67" svg:width="0.0689in" svg:height="0.0878in" svg:x="0in" svg:y="0.0217in" svg:viewBox="0 0 176 224" svg:d="M175 12c1-4 1-5 1-6 0-3-2-6-7-6-3 0-5 4-7 7-9 24-17 46-26 69-32 0-64 0-96 0-9-23-17-45-26-69-2-4-3-7-8-7-2 0-6 3-6 6 1 2 0 1 2 6 26 68 53 137 79 205 1 4 3 7 7 7 5 0 6-3 7-7 27-68 53-137 80-205zM45 89c29 0 57 0 86 0-15 37-28 74-43 111-14-37-29-74-43-111z"><text:p/></draw:path><draw:path draw:style-name="gr180" draw:text-style-name="P67" svg:width="0.0618in" svg:height="0.0559in" svg:x="0.0728in" svg:y="0.0528in" svg:viewBox="0 0 158 143" svg:d="M97 44c2-8 9-37 31-37 2 0 10 0 16 4-9 2-15 10-15 17 0 5 3 11 11 11s18-6 18-18c0-17-18-21-29-21-19 0-30 17-34 24-8-21-25-24-34-24-33 0-51 40-51 48 0 3 4 3 4 3 2 0 3 0 4-3 11-34 32-41 42-41 7 0 17 3 17 21 0 10-5 31-17 75-4 19-16 33-29 33-2 0-9 0-17-4 9-2 16-9 16-17 0-9-7-12-12-12-10 0-18 8-18 19 0 14 16 21 30 21 21 0 32-23 33-25 5 12 15 25 34 25 34 0 52-41 52-49 0-3-4-3-5-3-3 0-4 1-4 3-10 34-32 42-42 42-12 0-17-10-17-21 0-7 2-14 5-28 4-14 8-29 11-43z"><text:p/></draw:path><draw:path draw:style-name="gr180" draw:text-style-name="P67" svg:width="0.0142in" svg:height="0.0366in" svg:x="0.1508in" svg:y="0.0941in" svg:viewBox="0 0 37 94" svg:d="M37 33c0-21-7-33-20-33-11 0-17 8-17 16 0 9 6 17 17 17 4 0 8-1 11-4 1 0 1-1 2-1 0 2 1 1 1 5 0 24-12 42-22 52-4 4-4 5-4 6s2 3 3 3c4 0 29-24 29-61z"><text:p/></draw:path><draw:path draw:style-name="gr180" draw:text-style-name="P67" svg:width="0.0571in" svg:height="0.0795in" svg:x="0.1992in" svg:y="0.0528in" svg:viewBox="0 0 146 203" svg:d="M145 19c1-5 1-5 1-7 0-6-4-8-9-8-3 0-8 1-11 6-1 2-4 12-4 17-2 8-5 17-7 25-4 19-10 38-14 57-1 5-15 27-35 27-16 0-20-14-20-26 0-14 5-34 16-62 5-12 6-16 6-22 0-14-10-26-26-26-30 0-42 46-42 48 0 3 4 3 5 3 2 0 3 0 4-5 9-30 22-39 32-39 3 0 9 0 9 10 0 8-4 16-6 22-12 34-19 52-19 66 0 28 20 38 39 38 13 0 23-6 32-15-4 17-8 32-20 49-8 11-21 19-35 19-5 0-19-1-25-13 6 0 10 0 15-3 2-3 6-8 6-13 0-10-9-12-12-12-8 0-18 6-18 21 0 16 14 27 34 27 32 0 64-28 73-64 10-40 21-80 31-120z"><text:p/></draw:path><draw:path draw:style-name="gr180" draw:text-style-name="P67" svg:width="0.0878in" svg:height="0.0835in" svg:x="0.2661in" svg:y="0.0232in" svg:viewBox="0 0 224 213" svg:d="M84 111c10 0 20 0 30 0 24 0 26 6 26 15 0 1 0 5-2 15 0 2-1 3-1 4 0 2 3 3 4 3 3 0 3-1 5-6 5-24 12-46 17-68 1-4 1-5 1-6s-1-3-4-3-3 1-4 6c-7 25-15 30-42 30-10 0-19 0-28 0 7-27 13-53 20-79 3-11 3-13 17-13s28 0 42 0c39 0 47 11 47 35 0 7 0 8-1 17-1 4-1 5-1 5 0 2 1 4 3 4 4 0 4-2 5-7 2-18 4-37 6-55 1-8-1-8-8-8-52 0-103 0-156 0-6 0-9 0-9 6 0 3 3 3 9 3 12 0 21 0 21 6 0 1 0 2-2 7-14 56-28 112-42 167-3 11-4 14-29 14-5 0-8 0-8 6 0 4 4 4 5 4 9 0 32-1 41-1 11 0 37 1 48 1 2 0 6 0 6-7 0-2-2-2-2-3-1 0-2 0-9 0s-8 0-16-1c-9-1-11-2-11-6 1-2 0-2 2-7 6-26 13-52 20-78z"><text:p/></draw:path><draw:path draw:style-name="gr180" draw:text-style-name="P67" svg:width="0.0768in" svg:height="0.0587in" svg:x="0.3457in" svg:y="0.0661in" svg:viewBox="0 0 196 150" svg:d="M113 66c7-7 13-14 20-21 29-27 37-36 58-37 3-1 5-1 5-4s-2-4-3-4c-7 0-14 1-21 1-5 0-20-1-25-1-2 0-5 1-5 4 0 1 0 3 3 4 3 0 8 0 8 5 0 4-4 7-5 9-2 2-31 29-39 37-7-14-15-28-23-43 0-1 0-2 0-3s4-5 11-5c2 0 5-1 5-5-1-1 0-3-4-3s-10 1-14 1c-5 0-10 0-15 0-3 0-9 0-13 0-4-1-8-1-12-1-1 0-4 0-4 4s2 4 6 4c13 0 13 2 16 6 10 21 21 41 31 61-4 4-8 8-12 13-4 4-15 13-19 18-27 26-36 36-56 37-3 0-6 0-6 4 0 1 1 3 4 3 6 0 13 0 20 0 4 0 9 0 13 0s9 0 13 0c1 0 4 0 4-5 0-2-2-2-4-2-1-1-7-1-7-6 0-3 4-7 8-11 16-16 30-30 45-44 9 17 18 34 27 52 1 2 1 2 1 3s-3 5-11 6c-2 0-5 0-5 4 1 1 0 3 4 3s9 0 14 0 10 0 14 0c5 0 10 0 14 0s8 0 12 0c1 0 4 0 4-5 0-2-3-2-6-2-13 0-14-3-15-7-12-23-25-46-36-70z"><text:p/></draw:path><draw:path draw:style-name="gr180" draw:text-style-name="P67" svg:width="0.0106in" svg:height="0.0264in" svg:x="0.4343in" svg:y="0.1157in" svg:viewBox="0 0 28 68" svg:d="M23 22c0 12-3 26-18 40-1 1-1 2-1 3s1 3 2 3c4 0 22-18 22-44 0-13-5-24-15-24-8 0-13 6-13 13s5 12 13 12c5 0 9-3 10-3z"><text:p/></draw:path><draw:path draw:style-name="gr180" draw:text-style-name="P67" svg:width="0.0689in" svg:height="0.0587in" svg:x="0.4591in" svg:y="0.0661in" svg:viewBox="0 0 176 150" svg:d="M138 26c4-4 8-8 13-12 9-6 17-6 20-6 3-1 5-1 5-5 0-1-1-3-3-3-6 0-12 1-17 1-7 0-17-1-24-1-1 0-4 0-4 4 0 3 3 4 3 4 8 0 8 3 8 4 0 2-2 4-4 6-1 2-2 4-4 4-18 19-36 39-54 58-10-22-20-43-30-65-1-2-1-2-1-3 0-4 10-4 12-4s5 0 5-5c-1-1 0-3-4-3-6 0-22 1-29 1-6 0-20-1-25-1-2 0-5 1-5 4 0 4 4 4 6 4 13 0 14 2 17 6 11 25 22 51 34 76-4 13-7 27-10 40-3 12-4 12-21 13-3 0-6 0-6 4 0 2 1 3 3 3 4 0 9 0 14 0 4 0 11 0 14 0 5 0 10 0 15 0 4 0 10 0 14 0 2 0 6 0 6-5 0-2-3-2-9-2-2 0-3 0-8-1-4 0-4-1-4-3s3-12 3-18c2-7 8-26 8-27 1-3 1-3 2-6 20-21 40-41 60-62z"><text:p/></draw:path><draw:path draw:style-name="gr180" draw:text-style-name="P67" svg:width="0.0287in" svg:height="0.1232in" svg:x="0.5524in" svg:y="0.0146in" svg:viewBox="0 0 74 314" svg:d="M74 311c0-1 0-2-6-8-39-39-49-98-49-146 0-55 12-109 50-149 5-4 5-4 5-4 0-3-2-4-4-4s-31 22-50 61c-16 35-20 70-20 96 0 25 4 62 21 98 19 38 47 59 49 59s4-2 4-3z"><text:p/></draw:path><draw:path draw:style-name="gr180" draw:text-style-name="P67" svg:width="0.0618in" svg:height="0.0559in" svg:x="0.5921in" svg:y="0.0528in" svg:viewBox="0 0 158 143" svg:d="M96 44c3-8 10-37 32-37 2 0 9 0 16 4-9 2-15 10-15 17 0 5 3 11 11 11s18-6 18-18c0-17-18-21-29-21-19 0-30 17-34 24-8-21-25-24-34-24-33 0-51 40-51 48 0 3 3 2 4 3 2 0 3 0 4-3 11-34 32-41 42-41 7 0 17 3 17 21 0 10-5 31-17 75-5 19-16 33-29 33-2 0-10 0-17-4 9-2 16-9 16-17 0-9-7-12-12-12-10 0-18 8-18 19 0 14 16 21 30 21 20 0 32-23 33-25 4 12 15 25 34 25 33 0 51-41 51-49 0-3-3-3-4-3-3 0-4 1-4 3-10 34-32 42-42 42-12 0-17-10-17-21 0-7 2-14 5-28s7-29 10-43z"><text:p/></draw:path><draw:path draw:style-name="gr180" draw:text-style-name="P67" svg:width="0.0142in" svg:height="0.0366in" svg:x="0.6705in" svg:y="0.0941in" svg:viewBox="0 0 37 94" svg:d="M37 33c0-21-8-33-20-33-11 0-17 8-17 16 0 9 6 17 17 17 4 0 8-1 11-4 1 0 1-1 2-1 0 2 1 1 1 5 0 24-12 42-22 52-4 4-4 5-4 6s2 3 3 3c4 0 29-24 29-61z"><text:p/></draw:path><draw:path draw:style-name="gr180" draw:text-style-name="P67" svg:width="0.0571in" svg:height="0.0795in" svg:x="0.7185in" svg:y="0.0528in" svg:viewBox="0 0 146 203" svg:d="M145 19c1-5 1-5 1-7 0-6-5-8-9-8-3 0-8 1-11 6-1 2-4 12-4 17-3 8-5 17-7 25-4 19-10 38-14 57-1 5-15 27-36 27-16 0-19-14-19-26 0-14 5-34 15-62 6-12 7-16 7-22 0-14-10-26-26-26-30 0-42 46-42 48 0 3 4 3 5 3 2 0 2 0 4-5 9-30 22-39 32-39 2 0 8 0 8 10 0 8-3 16-6 22-12 34-18 52-18 66 0 28 20 38 39 38 13 0 23-6 31-15-3 17-7 32-19 49-9 11-21 19-35 19-5 0-19-1-25-13 6 0 9 0 14-3 3-3 6-8 6-13 0-10-8-12-12-12-7 0-17 6-17 21 0 16 14 27 34 27 32 0 64-28 73-64 10-40 21-80 31-120z"><text:p/></draw:path><draw:path draw:style-name="gr180" draw:text-style-name="P67" svg:width="0.0287in" svg:height="0.1232in" svg:x="0.7878in" svg:y="0.0146in" svg:viewBox="0 0 74 314" svg:d="M74 157c0-24-4-62-22-98-19-38-46-59-48-59-3 0-4 1-4 4l6 7c31 30 49 81 49 146 0 53-12 109-50 148-5 4-5 5-5 6s1 3 4 3c2 0 31-21 49-62 16-34 21-68 21-95z"><text:p/></draw:path><draw:path draw:style-name="gr180" draw:text-style-name="P67" svg:width="0.0827in" svg:height="0.0287in" svg:x="0.8709in" svg:y="0.0618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85in" svg:height="0.1366in" svg:x="1.0024in" svg:y="0.0071in" svg:viewBox="0 0 175 348" svg:d="M68 276c-4 51-15 65-33 65-4 0-14-1-21-6 9-1 12-9 12-13 0-10-7-13-12-13-7 0-14 3-14 13 0 15 15 26 35 26 30 0 45-28 52-55 4-17 16-107 18-142 2-26 4-52 6-78 4-59 15-67 29-67 3 0 13 1 20 7-9 1-11 9-11 13 0 9 7 13 12 13 7 0 14-4 14-13 0-15-16-26-35-26-30 0-42 31-47 54-5 17-16 106-18 143-2 26-5 53-7 79z"><text:p/></draw:path><draw:path draw:style-name="gr180" draw:text-style-name="P67" svg:width="0.0465in" svg:height="0.039in" svg:x="1.0823in" svg:y="0in" svg:viewBox="0 0 119 100" svg:d="M45 74c-3 8-10 19-21 19-1 0-7 0-12-3 9-3 10-11 10-12 0-5-4-8-9-8-7 0-13 5-13 13 0 11 13 17 23 17s20-7 26-17c5 12 17 17 26 17 25 0 38-28 38-34 0-3-2-3-3-3-3 0-3 1-4 3-4 16-18 27-30 27-9 0-14-6-14-14 0-6 6-26 12-50 4-17 14-23 21-23 4 1 8 0 12 3-7 3-10 8-10 13 0 4 4 8 9 8s13-5 13-14c0-12-15-16-24-16-10 0-19 7-24 15-4-9-14-15-27-15-24 0-39 27-39 34 0 3 3 3 4 3 3 0 4-1 5-4 5-18 18-27 30-27 7 0 13 4 13 15 0 4-3 15-5 23-2 10-4 20-7 30z"><text:p/></draw:path><draw:path draw:style-name="gr180" draw:text-style-name="P67" svg:width="0.0583in" svg:height="0.0039in" svg:x="1.0634in" svg:y="0.1272in" svg:viewBox="0 0 149 11" svg:d="M140 11c4 0 9 0 9-6 0-5-5-5-9-5-44 0-87 0-131 0-4 0-9 0-9 5 0 6 5 6 9 6 44 0 87 0 131 0z"><text:p/></draw:path><draw:path draw:style-name="gr180" draw:text-style-name="P67" svg:width="0.0854in" svg:height="0.039in" svg:x="1.1382in" svg:y="0.113in" svg:viewBox="0 0 218 100" svg:d="M111 37c-12-14-16-17-24-24-13-9-28-13-40-13-27 0-47 23-47 50 0 26 19 50 47 50 30 0 52-26 60-37 12 13 15 17 24 23 13 10 27 14 39 14 28 0 48-24 48-50s-19-50-47-50c-31 0-52 25-60 37zM118 45c9-14 28-36 55-36 22 0 39 20 39 41s-18 38-38 38c-21 0-34-17-56-43zM100 55c-9 14-29 37-56 37-22 0-38-21-38-42s17-37 37-37c21 0 35 16 57 42z"><text:p/></draw:path><draw:path draw:style-name="gr180" draw:text-style-name="P67" svg:width="0.0685in" svg:height="0.1366in" svg:x="1.2646in" svg:y="0.0071in" svg:viewBox="0 0 175 348" svg:d="M68 276c-4 51-15 65-34 65-3 0-13-1-20-6 9-1 12-9 12-13 0-10-7-13-12-13-7 0-14 3-14 13 0 15 15 26 34 26 31 0 46-28 52-55 5-17 17-107 18-142 2-26 5-52 7-78 4-59 15-67 29-67 3 0 13 1 20 7-9 1-11 9-11 13 0 9 7 13 12 13 6 0 14-4 14-13 0-15-16-26-35-26-30 0-43 31-48 54-4 17-15 106-18 143-2 26-4 53-6 79z"><text:p/></draw:path><draw:path draw:style-name="gr180" draw:text-style-name="P67" svg:width="0.0441in" svg:height="0.0555in" svg:x="1.3449in" svg:y="0in" svg:viewBox="0 0 113 142" svg:d="M113 14c0-3 0-3 0-5 0-5-3-7-7-7-2 0-6 2-9 5-1 2-2 9-3 14-2 6-3 11-5 18-2 5-8 33-9 35-9 6-10 19-27 19-15 0-15-14-15-19 0-11 5-25 12-42 2-7 3-10 3-13 0-11-9-19-21-19-22 0-32 30-32 34 0 3 3 3 4 3 3 0 3-1 4-4 6-19 15-27 24-27 3 0 5 3 5 7 0 6-2 10-3 14-11 27-12 35-12 44 0 4 0 14 8 21 7 6 16 8 22 8 9 0 16-4 25-10-4 11-6 20-16 32-5 6-14 14-26 14-2 0-12 0-17-8 13-1 8-8 13-11 0-8-7-9-9-9-6 0-13 4-13 15s11 19 26 19c23 0 50-17 57-45s13-55 21-83z"><text:p/></draw:path><draw:path draw:style-name="gr180" draw:text-style-name="P67" svg:width="0.0583in" svg:height="0.0039in" svg:x="1.326in" svg:y="0.1272in" svg:viewBox="0 0 149 11" svg:d="M140 11c4 0 9 0 9-6 0-5-5-5-9-5-44 0-88 0-132 0-3 0-8 0-8 5 0 6 5 6 8 6 44 0 88 0 132 0z"><text:p/></draw:path><draw:path draw:style-name="gr180" draw:text-style-name="P67" svg:width="0.0854in" svg:height="0.039in" svg:x="1.4012in" svg:y="0.113in" svg:viewBox="0 0 218 100" svg:d="M111 37c-12-14-16-17-24-24-13-9-28-13-40-13-27 0-47 23-47 50 0 26 19 50 47 50 30 0 52-26 59-37 13 13 16 17 25 23 13 10 27 14 39 14 28 0 48-24 48-50s-19-50-47-50c-31 0-52 25-60 37zM118 45c9-14 28-36 55-36 22 0 39 20 39 41s-18 38-38 38c-21 0-35-17-56-43zM100 55c-9 14-29 37-56 37-22 0-38-21-38-42s17-37 37-37c21 0 35 16 57 42z"><text:p/></draw:path><draw:path draw:style-name="gr180" draw:text-style-name="P67" svg:width="0.0618in" svg:height="0.1118in" svg:x="1.5272in" svg:y="0.0201in" svg:viewBox="0 0 158 285" svg:d="M99 96c9 0 18 0 27 0 6 0 10 0 10-6 0-4-4-4-9-4-9 0-17 0-26 0 3-12 4-24 7-36 1-6 5-28 7-33 3-5 8-10 15-10 1 0 10 0 16 6-15 0-17 11-17 17 0 7 5 10 11 10 9 0 18-7 18-18 0-15-15-22-28-22-10 0-31 5-40 37-2 6-3 10-11 49-7 0-14 0-21 0s-10 0-10 6c0 4 3 4 9 4 7 0 13 0 20 0-8 41-15 83-23 123-5 31-11 59-27 59-2 0-10 0-15-5 14-1 17-13 17-17 0-7-6-11-12-11-8 0-17 6-17 19s14 21 27 21c17 0 30-18 35-30 10-20 18-58 18-60 6-33 13-66 19-99z"><text:p/></draw:path><draw:path draw:style-name="gr180" draw:text-style-name="P67" svg:width="0.0768in" svg:height="0.0587in" svg:x="1.5858in" svg:y="0.0661in" svg:viewBox="0 0 196 150" svg:d="M113 66c7-7 13-14 20-21 29-27 37-36 57-37 4-1 6-1 6-4s-2-4-3-4c-7 0-15 1-21 1-5 0-20-1-25-1-2 0-5 1-5 4 0 1 0 3 3 4 2 0 8 0 8 5 0 4-4 7-6 9-1 2-30 29-38 37-7-14-15-28-23-43 0-1 0-2 0-3s4-5 11-5c2 0 5-1 5-5-1-1 0-3-4-3s-10 1-14 1c-6 0-10 0-15 0-4 0-9 0-13 0-4-1-8-1-12-1-1 0-4 0-4 4s2 4 6 4c13 0 13 2 16 6 10 21 21 41 31 61-5 4-8 8-13 13-3 4-14 13-18 18-27 26-36 36-56 37-3 0-6 0-6 4 0 1 1 3 4 3 6 0 13 0 20 0 4 0 9 0 13 0s9 0 13 0c0 0 4 0 4-5 0-2-3-2-4-2-1-1-7-1-7-6 0-3 4-7 8-11 16-16 30-30 45-44 9 17 18 34 27 52 1 2 1 2 1 3s-3 5-11 6c-2 0-5 0-5 4 1 1 0 3 4 3s9 0 14 0 10 0 14 0c5 0 9 0 14 0 4 0 8 0 12 0 1 0 4 0 4-5 0-2-3-2-6-2-13 0-14-3-16-7-12-23-24-46-35-70z"><text:p/></draw:path><draw:path draw:style-name="gr180" draw:text-style-name="P67" svg:width="0.0106in" svg:height="0.0264in" svg:x="1.6744in" svg:y="0.1157in" svg:viewBox="0 0 28 68" svg:d="M22 22c0 12-2 26-17 40-1 1-1 2-1 3s1 3 2 3c3 0 22-18 22-44 0-13-5-24-15-24-8 0-13 6-13 13s5 12 13 12c5 0 6-2 9-3z"><text:p/></draw:path><draw:path draw:style-name="gr180" draw:text-style-name="P67" svg:width="0.0689in" svg:height="0.0587in" svg:x="1.6992in" svg:y="0.0661in" svg:viewBox="0 0 176 150" svg:d="M138 26c3-4 8-8 13-12 9-6 17-6 20-6 3-1 5-1 5-5 0-1-1-3-3-3-6 0-12 1-18 1s-16-1-23-1c-1 0-4 0-4 4 0 3 3 4 3 4 8 0 8 3 8 4 0 2-2 4-4 6-1 2-2 4-4 4-18 19-36 39-54 58-10-22-20-43-30-65-2-2-1-2-2-3 0-4 11-4 13-4s5 0 5-5c-1-1 0-3-4-3-6 0-22 1-29 1-6 0-20-1-25-1-2 0-5 1-5 4 0 4 3 4 6 4 13 0 14 2 17 6 11 25 22 51 34 76-4 13-7 27-10 40-3 12-4 12-21 13-3 0-6 0-6 4 0 2 1 3 3 3 4 0 9 0 14 0 4 0 11 0 14 0 5 0 10 0 15 0 4 0 10 0 14 0 2 0 6 0 6-5 0-2-3-2-9-2-3 0-4 0-8-1-4 0-4-1-4-3s3-12 3-18c2-7 7-26 8-27 1-3 1-3 2-6 20-21 40-41 60-62z"><text:p/></draw:path><draw:path draw:style-name="gr180" draw:text-style-name="P67" svg:width="0.0287in" svg:height="0.1232in" svg:x="1.7929in" svg:y="0.0146in" svg:viewBox="0 0 74 314" svg:d="M74 311c0-1 0-2-6-8-39-39-50-98-50-146 0-55 13-109 51-149 5-4 5-4 5-4 0-3-2-4-4-4s-31 22-50 61c-16 35-20 70-20 96 0 25 4 62 21 98 19 38 47 59 49 59s4-2 4-3z"><text:p/></draw:path><draw:path draw:style-name="gr180" draw:text-style-name="P67" svg:width="0.0457in" svg:height="0.0559in" svg:x="1.8354in" svg:y="0.0528in" svg:viewBox="0 0 117 143" svg:d="M107 22c-8 0-14 7-14 14 0 4 2 9 9 9 6 0 15-6 15-18 0-14-14-27-38-27-42 0-54 32-54 46 0 25 24 29 34 31 16 3 32 6 32 24 0 8-7 35-45 35-5 0-29 0-36-18 12 2 20-7 20-16 0-7-6-10-12-10-8 0-18 6-18 20 0 18 18 31 46 31 50 0 63-39 63-52 0-12-6-20-10-24-8-9-17-10-31-13-12-3-25-5-25-19 0-9 8-28 36-28 8 0 24 2 28 15z"><text:p/></draw:path><draw:path draw:style-name="gr180" draw:text-style-name="P67" svg:width="0.0142in" svg:height="0.0366in" svg:x="1.898in" svg:y="0.0941in" svg:viewBox="0 0 37 94" svg:d="M37 33c0-21-8-33-20-33-11 0-17 8-17 16 0 9 6 17 17 17 4 0 7-1 11-4 1 0 1-1 2-1 0 2 0 1 0 5 0 24-11 41-22 52-3 3-3 5-3 6s1 3 3 3c4 0 29-24 29-61z"><text:p/></draw:path><draw:path draw:style-name="gr180" draw:text-style-name="P67" svg:width="0.0378in" svg:height="0.0783in" svg:x="1.9457in" svg:y="0.0299in" svg:viewBox="0 0 97 200" svg:d="M58 72c10 0 19 0 29 0 7 0 10 0 10-6 0-4-3-4-9-4-9 0-19 0-28 0 12-45 14-51 14-53 0-5-5-9-10-9-1 0-10 1-13 12-3 17-8 33-11 50-10 0-20 0-30 0-7 0-10 0-10 6 0 4 3 4 9 4 9 0 19 0 28 0-23 89-24 94-24 100 0 16 11 28 28 28 33 0 51-45 51-47 0-4-3-4-4-4-2 0-2 1-4 4-14 34-31 41-42 41-6 0-10-4-10-14 0-8 1-10 2-16 8-31 16-62 24-92z"><text:p/></draw:path><draw:path draw:style-name="gr180" draw:text-style-name="P67" svg:width="0.0283in" svg:height="0.1232in" svg:x="1.9949in" svg:y="0.0146in" svg:viewBox="0 0 73 314" svg:d="M73 157c0-24-4-62-21-98-19-38-46-59-49-59-2 0-3 1-3 4l6 7c31 30 49 81 49 146 0 53-12 109-51 148-4 4-4 5-4 6s1 3 3 3c3 0 31-21 50-62 16-34 20-68 20-95z"><text:p/></draw:path><draw:path draw:style-name="gr180" draw:text-style-name="P67" svg:width="0.0587in" svg:height="0.0866in" svg:x="2.0413in" svg:y="0.0217in" svg:viewBox="0 0 150 221" svg:d="M150 4c0-1 0-4-4-4-5 0-34 3-40 4-2 0-4 1-4 5s2 4 7 4c15 0 16 2 16 5 0 2-1 4-1 6-6 25-12 50-19 75-6-12-15-20-29-20-37 0-76 47-76 92 0 29 17 50 41 50 7 0 23-2 42-24 3 13 13 24 29 24 10 0 18-7 23-18 5-10 6-20 9-30 0-3-3-3-4-3-2 0-3 1-4 6-5 19-11 38-23 38-9 0-10-8-10-15 0-6 1-9 1-14 16-61 31-121 46-181zM85 180c-2 7-2 7-7 12-14 16-27 22-36 22-16 0-20-17-20-29 0-15 10-55 18-69 10-18 24-30 37-30 19 0 24 25 24 28 0 2 0 4-1 5-5 20-10 41-15 61z"><text:p/></draw:path><draw:path draw:style-name="gr180" draw:text-style-name="P67" svg:width="0.0453in" svg:height="0.0559in" svg:x="2.1075in" svg:y="0.0528in" svg:viewBox="0 0 116 143" svg:d="M107 22c-9 0-15 7-15 14 0 4 3 9 10 9s14-6 14-18c0-14-13-27-38-27-41 0-53 32-53 46 0 25 24 29 33 31 16 3 33 6 33 24 0 8-8 35-46 35-4 0-29 0-36-18 13 2 20-7 20-16 0-7-5-10-12-10-8 0-17 6-17 20 0 18 18 31 45 31 51 0 64-39 64-52 0-12-6-20-10-24-9-9-18-10-31-13-12-3-25-5-25-19 0-9 7-28 35-28 8 0 25 2 29 15z"><text:p/></draw:path><draw:path draw:style-name="gr180" draw:text-style-name="P67" svg:width="0.0587in" svg:height="0.0866in" svg:x="2.1642in" svg:y="0.0217in" svg:viewBox="0 0 150 221" svg:d="M150 4c0-1 0-4-3-4-5 0-35 3-41 4-2 0-4 1-4 5s2 4 8 4c15 0 15 2 15 5 0 2-1 4-1 6-6 25-12 50-19 75-5-12-14-20-28-20-37 0-77 47-77 92 0 29 18 50 42 50 7 0 23-2 42-24 2 13 13 24 29 24 10 0 18-7 23-18 5-10 6-20 9-30 0-3-3-3-4-3-3 0-3 1-4 6-6 19-11 38-24 38-9 0-9-8-9-15 0-6 0-9 1-14 16-61 30-121 45-181zM85 180c-1 7-1 7-7 12-13 16-27 22-35 22-16 0-20-17-20-29 0-15 9-55 17-69 10-18 24-30 37-30 20 0 25 25 25 28 0 2-1 4-1 5-6 20-11 41-16 61z"><text:p/></draw:path><draw:path draw:style-name="gr180" draw:text-style-name="P67" svg:width="0.0378in" svg:height="0.0783in" svg:x="2.2268in" svg:y="0.0299in" svg:viewBox="0 0 97 200" svg:d="M58 72c10 0 19 0 29 0 7 0 10 0 10-6 0-4-3-4-9-4-9 0-19 0-28 0 12-45 14-51 14-53 0-5-5-9-10-9-1 0-9 1-13 12-3 17-8 33-11 50-10 0-20 0-30 0-6 0-10 0-10 6 0 4 3 4 9 4 9 0 19 0 28 0-23 89-24 94-24 100 0 16 12 28 29 28 32 0 50-45 50-47 0-4-2-4-4-4s-2 1-4 4c-14 34-31 41-42 41-6 0-10-4-10-14 0-8 1-10 2-16 8-31 16-62 24-92z"><text:p/></draw:path></draw:g></draw:g></text:span><text:span text:style-name="T1"><text:s/></text:span>tak X,Y jsou sdru<text:span text:style-name="T1">ženě spojité a </text:span><text:span text:style-name="T1"><draw:g text:anchor-type="as-char" svg:y="-0.0866in" draw:z-index="46" draw:name="Shape69" draw:style-name="gr178"><svg:title>TexMaths</svg:title><svg:desc>9§inline§f_{X,Y}§svg§600§FALSE§</svg:desc><draw:g draw:style-name="gr2"><draw:path draw:style-name="gr179" draw:text-style-name="P66" svg:width="0.2339in" svg:height="0.1091in" svg:x="0.0004in" svg:y="0.0071in" svg:viewBox="0 0 595 278" svg:d="M298 278c-99 0-198 0-298 0 0-92 0-186 0-278 199 0 396 0 595 0 0 92 0 186 0 278-99 0-198 0-297 0z"><text:p/></draw:path><draw:path draw:style-name="gr180" draw:text-style-name="P67" svg:width="0.0614in" svg:height="0.1122in" svg:x="0.0008in" svg:y="0in" svg:viewBox="0 0 157 286" svg:d="M99 96c9 0 18 0 27 0 6 0 10 0 10-6 0-4-4-4-9-4-9 0-18 0-26 0 1-12 4-24 6-36 2-6 6-28 8-32 3-6 8-11 14-11 2 0 10 0 17 6-15 1-17 12-17 17 0 7 5 10 11 10 8 0 17-6 17-18 0-15-14-22-28-22-10 0-30 5-39 37-2 6-3 10-11 49-7 0-14 0-21 0s-10 0-10 6c0 4 3 4 9 4 7 0 13 0 20 0-8 41-15 82-23 123-5 31-11 59-27 59-2 0-10 0-15-5 14-1 17-13 17-17 0-7-6-11-12-11-8 0-17 6-17 19s13 22 27 22c17 0 30-19 35-31 10-20 18-58 18-60 6-32 13-66 19-99z"><text:p/></draw:path><draw:path draw:style-name="gr180" draw:text-style-name="P67" svg:width="0.0764in" svg:height="0.0591in" svg:x="0.0591in" svg:y="0.0465in" svg:viewBox="0 0 195 151" svg:d="M111 66c8-7 15-13 22-20 28-28 37-37 57-38 2 0 5 0 5-4 0-3-2-3-3-4-6 0-14 1-20 1-7 0-21-1-26-1-2 0-5 1-5 5 1 1 0 3 4 3 1 0 7 1 7 5s-3 8-6 9c-1 2-29 29-37 38-7-14-16-29-23-43 0-1-1-3-1-4s4-5 12-5c2 0 5 0 5-4 0-1 0-4-4-4-5 0-11 1-15 1-5 0-9 0-15 0-3 0-9 0-12 0-4 0-8-1-12-1-2 0-5 0-5 5 0 3 3 3 7 3 12 0 13 2 16 6 10 21 21 41 31 61-5 4-9 9-13 13-5 4-14 13-18 18-27 26-37 36-57 37-2 0-5 0-5 4 0 1 1 4 4 4 6 0 13-1 20-1 4 0 9 0 13 0 3 0 9 1 12 1 1 0 5 0 5-6 0-2-3-2-4-2-2-1-7-1-7-6 0-3 3-7 8-11 16-16 30-30 45-44 9 17 17 34 26 52 2 2 2 2 2 3s-4 5-12 6c-1 0-5 0-5 4 2 1 1 4 4 4 5 0 10-1 15-1 4 0 10 0 14 0s9 0 13 0 9 1 12 1c1 0 5 0 5-6 0-2-3-2-6-2-14 0-15-3-17-7-12-23-24-46-36-70z"><text:p/></draw:path><draw:path draw:style-name="gr180" draw:text-style-name="P67" svg:width="0.0106in" svg:height="0.0264in" svg:x="0.1472in" svg:y="0.0957in" svg:viewBox="0 0 28 68" svg:d="M22 22c0 12-3 26-18 40 0 1-1 2-1 3s1 3 2 3c4 0 23-18 23-44 0-13-6-24-15-24s-13 6-13 13 4 13 13 13c5 0 6-3 9-4z"><text:p/></draw:path><draw:path draw:style-name="gr180" draw:text-style-name="P67" svg:width="0.0685in" svg:height="0.0591in" svg:x="0.172in" svg:y="0.0465in" svg:viewBox="0 0 175 151" svg:d="M137 27c3-5 8-9 13-12 9-6 17-7 20-7s5 0 5-4c0-2-2-4-3-4-6 0-12 1-18 1-7 0-16-1-23-1-1 0-4 0-4 5 0 3 2 3 3 3 8 0 8 3 8 5 0 1-2 3-4 5-1 2-2 4-4 4-19 19-37 38-55 58-9-22-19-42-29-64-1-3-1-3-1-4 0-4 10-4 12-4s5 0 5-4c0-1 0-4-4-4-6 0-22 1-29 1-6 0-19-1-25-1-1 0-4 1-4 5 0 3 3 3 5 3 13 0 14 2 17 7 11 25 22 50 34 75-4 13-7 27-10 40-3 12-4 12-21 13-3 0-6 0-6 4 0 2 2 4 3 4 5 0 9-1 14-1 4 0 11 0 14 0 5 0 10 0 15 0 4 0 10 1 14 1 2 0 5 0 5-6 0-2-2-2-7-2-3 0-4 0-9-1-3 0-4-1-4-3s3-11 3-18c2-7 8-26 8-27 0-3 0-3 2-6 20-21 40-40 60-61z"><text:p/></draw:path></draw:g></draw:g></text:span><text:span text:style-name="T1"><text:s/></text:span>je sdru<text:span text:style-name="T1">žená hustota. </text:span>Nez<text:span text:style-name="T1">ávislost </text:span><text:span text:style-name="T1"><draw:g text:anchor-type="as-char" svg:y="-0.0929in" draw:z-index="47" draw:name="Shape70" draw:style-name="gr178"><svg:title>TexMaths</svg:title><svg:desc>9§inline§\iff \{X \leq x\}, \{ Y \leq y\}§svg§600§FALSE§</svg:desc><draw:g draw:style-name="gr2"><draw:path draw:style-name="gr179" draw:text-style-name="P66" svg:width="1.2606in" svg:height="0.1102in" svg:x="0.0004in" svg:y="0.0063in" svg:viewBox="0 0 3203 281" svg:d="M0 0c1067 0 2135 0 3203 0 0 93 0 188 0 281-1068 0-2136 0-3203 0 0-93 0-188 0-281z"><text:p/></draw:path><draw:path draw:style-name="gr180" draw:text-style-name="P67" svg:width="0.1102in" svg:height="0.0673in" svg:x="0.0012in" svg:y="0.0283in" svg:viewBox="0 0 281 172" svg:d="M269 123c5 0 12 0 12-6s-7-6-12-6c-67 0-134 0-201 0-13-12-29-20-39-25 11-5 27-13 39-24 67 0 134 0 201 0 5 0 12 0 12-6 0-7-7-7-12-7-62 0-124 0-186 0 15-14 31-42 31-45 0-4-4-4-6-4-3 0-5 0-5 3-8 11-17 28-37 46-22 19-43 27-60 33-5 2-5 2-6 3v1c0 1 0 1 0 2 0 0 1 0 1 1 1 0 1 0 7 3 42 12 74 40 92 73 3 7 3 7 8 7 2 0 6 0 6-4 0-3-16-30-31-45 62 0 124 0 186 0z"><text:p/></draw:path><draw:path draw:style-name="gr180" draw:text-style-name="P67" svg:width="0.1102in" svg:height="0.0673in" svg:x="0.1047in" svg:y="0.0283in" svg:viewBox="0 0 281 172" svg:d="M212 62c14 12 30 20 40 24-11 6-27 14-40 25-66 0-134 0-200 0-6 0-12 0-12 6s5 6 11 6c62 0 125 0 187 0-15 15-32 42-32 45 0 4 5 4 7 4s4 0 5-3c7-12 16-27 36-46 23-19 43-28 60-32 5-2 6-2 6-3 1 0 1-1 1-2s0-1 0-1c0-1-1-1-1-1-1 0-1-1-7-3-43-13-75-41-92-75-4-6-4-6-8-6-2 0-7 0-7 4 0 3 17 31 32 45-62 0-125 0-187 0-6 0-11 0-11 7 0 6 6 6 12 6 66 0 134 0 200 0z"><text:p/></draw:path><draw:path draw:style-name="gr180" draw:text-style-name="P67" svg:width="0.0437in" svg:height="0.1232in" svg:x="0.3004in" svg:y="0in" svg:viewBox="0 0 112 314" svg:d="M67 42c0-12 8-33 42-35 2-1 3-2 3-3 0-4-2-4-6-4-31 0-60 16-61 40 0 23 0 47 0 71 0 12 0 22-13 33-10 9-22 10-29 10-2 0-3 2-3 3 0 2 2 2 4 3 21 1 36 13 40 28 1 3 1 4 1 15 0 21 0 42 0 62 0 14 0 24 15 36 13 9 34 13 46 13 4 0 6 0 6-4 0-3-2-3-5-3-20-1-36-11-40-27 0-3 0-4 0-16 0-21 0-43 0-65 0-15-3-20-13-30-7-7-16-10-25-12 26-7 38-21 38-39 0-25 0-51 0-76z"><text:p/></draw:path><draw:path draw:style-name="gr180" draw:text-style-name="P67" svg:width="0.102in" svg:height="0.0843in" svg:x="0.3571in" svg:y="0.0079in" svg:viewBox="0 0 260 215" svg:d="M144 86c-9-21-17-42-26-63-1-2-2-3-2-4 0-2 5-7 19-9 3 0 6 0 6-6 0-4-3-4-4-4-14 0-27 1-41 1-7 0-27-1-35-1-2 0-5 0-5 6 0 4 2 4 7 4 19 0 21 3 23 10 13 29 26 58 38 88-22 23-45 48-67 71-1 1-3 2-4 3-15 17-31 22-47 23-3 0-6 0-6 6 1 2 0 4 4 4 9 0 19-2 29-2 12 0 25 2 35 2 3 0 7 0 7-7 0-3-3-2-4-3-4-1-13-1-13-10 0-5 5-10 9-14 10-11 21-23 32-34 9-10 19-20 28-30 11 25 21 49 32 74 1 3 1 3 2 4 0 3-6 8-19 10-3 0-6 0-6 5s3 5 5 5c8 0 31-2 40-2 8 0 27 2 35 2 2 0 6 0 6-6 0-4-3-4-6-4-21-1-22-2-27-14-13-29-33-78-41-97 22-21 54-59 65-68 9-7 21-15 40-16 4 0 7 0 7-6-2-1 0-4-4-4-9 0-20 1-30 1-12 0-24-1-35-1-2 0-6 0-6 6 0 3 2 4 4 4 3 1 13 1 13 10 0 4-4 9-7 11-17 18-34 36-51 55z"><text:p/></draw:path><draw:path draw:style-name="gr180" draw:text-style-name="P67" svg:width="0.0756in" svg:height="0.0949in" svg:x="0.5114in" svg:y="0.0142in" svg:viewBox="0 0 193 242" svg:d="M187 13c4-1 6-3 6-7 0-3-2-6-6-6-2 0-4 1-5 2-59 27-116 54-175 82-5 2-7 5-7 7 0 3 3 5 7 7 59 27 116 54 175 81 3 3 4 3 5 3 4 0 6-4 6-7s0-5-6-7c-55-25-111-51-165-77 54-26 110-51 165-78zM183 242c5 0 10 0 10-6 0-7-6-7-10-7-57 0-115 0-171 0-5 0-12 0-12 7 0 6 6 6 12 6 56 0 114 0 171 0z"><text:p/></draw:path><draw:path draw:style-name="gr180" draw:text-style-name="P67" svg:width="0.0614in" svg:height="0.0555in" svg:x="0.6358in" svg:y="0.0382in" svg:viewBox="0 0 157 142" svg:d="M97 44c2-8 9-38 31-38 2 0 10 0 16 5-9 2-15 10-15 17 0 5 3 11 11 11s17-6 17-18c0-17-18-21-28-21-19 0-30 16-34 23-8-20-25-23-34-23-33 0-51 40-51 49 0 2 3 2 4 2 2 0 3-1 4-3 11-34 31-42 42-42 7 0 17 4 17 22 0 10-5 30-17 74-4 20-16 34-29 34-2 0-9 0-17-5 8-2 16-8 16-17 0-8-8-11-12-11-10 0-18 8-18 18 0 15 16 21 30 21 21 0 32-22 33-23 4 11 15 23 34 23 33 0 51-40 51-49 0-2-3-2-4-2-3 0-4 1-4 3-10 34-32 42-42 42-13 0-17-11-17-21 0-7 2-14 5-28 4-14 8-29 11-43z"><text:p/></draw:path><draw:path draw:style-name="gr180" draw:text-style-name="P67" svg:width="0.0437in" svg:height="0.1232in" svg:x="0.7122in" svg:y="0in" svg:viewBox="0 0 112 314" svg:d="M46 271c0 13-8 34-43 36-1 0-3 1-3 3 0 4 4 4 6 4 31 0 61-16 61-40 0-23 0-47 0-72 0-11 0-21 13-32 11-9 23-10 30-10 2-1 2-2 2-3 0-3-1-3-5-3-21-1-36-13-39-28-1-4-1-5-1-15 0-21 0-42 0-62 0-14 0-24-15-36-12-10-35-13-46-13-2 0-6 0-6 4 0 2 2 2 5 3 20 1 35 11 40 27 1 3 1 4 1 15 0 22 0 44 0 66 0 14 3 19 12 30 7 6 17 10 25 12-25 7-37 21-37 39 0 25 0 50 0 75z"><text:p/></draw:path><draw:path draw:style-name="gr180" draw:text-style-name="P67" svg:width="0.0142in" svg:height="0.0366in" svg:x="0.7764in" svg:y="0.0791in" svg:viewBox="0 0 37 94" svg:d="M37 33c0-20-8-33-20-33-11 0-17 8-17 17 0 8 6 17 17 17 4 0 7-2 11-4 1-1 1-1 2-1 0 2 0 0 0 4 0 24-11 43-22 53-3 3-3 4-3 5 0 2 1 3 3 3 4 0 29-24 29-61z"><text:p/></draw:path><draw:path draw:style-name="gr180" draw:text-style-name="P67" svg:width="0.0437in" svg:height="0.1232in" svg:x="0.8299in" svg:y="0in" svg:viewBox="0 0 112 314" svg:d="M67 42c0-12 8-33 43-35 1-1 2-2 2-3 0-4-2-4-6-4-31 0-60 16-60 40 0 23 0 47 0 71 0 12 0 22-13 33-11 9-23 10-30 10-1 0-3 2-3 3 0 2 2 2 5 3 21 1 36 13 40 28 1 3 1 4 1 15 0 21 0 42 0 62 0 14 0 24 15 36 12 9 33 13 45 13 4 0 6 0 6-4 0-3-1-3-5-3-20-1-35-11-40-27 0-3 0-4 0-16 0-21 0-43 0-65 0-15-3-20-13-30-6-7-15-10-24-12 26-7 37-21 37-39 0-25 0-51 0-76z"><text:p/></draw:path><draw:path draw:style-name="gr180" draw:text-style-name="P67" svg:width="0.0898in" svg:height="0.0843in" svg:x="0.8878in" svg:y="0.0079in" svg:viewBox="0 0 229 215" svg:d="M177 36c2-2 3-3 5-5 10-9 20-19 41-21 4 0 6 0 6-6 0-2 0-4-3-4-8 0-18 1-26 1-11 0-22-1-32-1-2 0-6 0-6 6 0 4 4 4 4 4 3 0 12 1 12 7 0 5-7 14-8 15-24 28-49 56-74 85-11-32-23-63-35-94-2-4-1-3-2-5 0-8 16-8 19-8 5 0 7 0 7-6 0-4-3-4-4-4-9 0-31 1-40 1-8 0-28-1-35-1-2 0-6 0-6 6 0 4 3 4 7 4 19 0 20 3 24 11 12 34 26 68 38 103 0 1 1 5 1 5 0 1-12 52-14 57-4 17-5 18-30 19-5 0-8 0-8 6 0 4 4 4 4 4 9 0 31-2 40-2s32 2 41 2c1 0 6 0 6-7 0-3-3-3-9-3-1 0-7 0-12-1-7-1-9-1-9-5 0-2 3-13 5-20 3-14 7-29 10-43 2-7 2-7 5-10 26-31 52-60 78-90z"><text:p/></draw:path><draw:path draw:style-name="gr180" draw:text-style-name="P67" svg:width="0.0756in" svg:height="0.0949in" svg:x="1.028in" svg:y="0.0142in" svg:viewBox="0 0 193 242" svg:d="M187 13c4-1 6-3 6-7 0-3-2-6-6-6-2 0-4 1-5 2-59 27-117 54-176 82-5 2-6 5-6 7 0 3 2 5 6 7 59 27 117 54 176 81 3 3 4 3 5 3 4 0 6-4 6-7s0-5-6-7c-55-25-111-51-165-77 54-26 110-51 165-78zM183 242c5 0 10 0 10-6 0-7-6-7-11-7-57 0-114 0-170 0-5 0-12 0-12 7 0 6 6 6 12 6 56 0 114 0 171 0z"><text:p/></draw:path><draw:path draw:style-name="gr180" draw:text-style-name="P67" svg:width="0.0571in" svg:height="0.0791in" svg:x="1.1528in" svg:y="0.0382in" svg:viewBox="0 0 146 202" svg:d="M145 19c1-5 1-5 1-7 0-6-5-8-9-8-3 0-8 1-11 6-1 2-4 12-5 17-2 8-4 16-6 25-4 19-10 38-14 57-1 4-15 27-36 27-16 0-19-15-19-26 0-15 5-34 15-61 6-14 6-18 6-24 0-13-9-25-25-25-30 0-42 46-42 49 0 2 3 1 4 2 3 0 3-1 5-5 9-30 22-40 32-40 2 0 8 0 8 11 0 7-3 16-6 22-12 33-18 51-18 66 0 28 20 37 39 37 12 0 23-5 31-13-3 16-7 30-19 46-9 11-21 21-36 21-4 0-18-2-24-14 6 0 9 0 14-3 3-4 6-7 6-14 0-9-8-9-12-9-7 0-17 4-17 19 0 16 14 27 33 27 33 0 65-28 74-63 10-40 21-81 31-120z"><text:p/></draw:path><draw:path draw:style-name="gr180" draw:text-style-name="P67" svg:width="0.0437in" svg:height="0.1232in" svg:x="1.2236in" svg:y="0in" svg:viewBox="0 0 112 314" svg:d="M46 271c0 13-8 34-43 36-1 0-3 1-3 3 0 4 4 4 6 4 31 0 61-16 61-40 0-23 0-47 0-72 0-11 0-21 12-32 12-9 24-10 31-10 2-1 2-2 2-3 0-3-1-3-5-3-21-1-36-13-40-28 0-4 0-5 0-15 0-21 0-42 0-62 0-14 0-24-15-36-13-10-35-13-46-13-2 0-6 0-6 4 0 2 2 2 5 3 20 1 35 11 40 27 1 3 1 4 1 15 0 22 0 44 0 66 0 14 3 19 12 30 7 6 16 10 25 12-25 7-37 21-37 39 0 25 0 50 0 75z"><text:p/></draw:path></draw:g></draw:g></text:span><text:span text:style-name="T1"><text:s/></text:span>nezav.</text:p>
      <text:p text:style-name="P32"><draw:g text:anchor-type="as-char" svg:y="-0.0929in" draw:z-index="48" draw:name="Shape71" draw:style-name="gr178"><svg:title>TexMaths</svg:title><svg:desc>9§inline§F_{X,Y}(x,y) = F_X(x)F_Y(y) \iff f_{X,Y}(x,y) = f_X(x)f_Y(y)§svg§600§FALSE§</svg:desc><draw:g draw:style-name="gr2"><draw:path draw:style-name="gr179" draw:text-style-name="P66" svg:width="3.0937in" svg:height="0.1154in" svg:x="0.0024in" svg:y="0.0063in" svg:viewBox="0 0 7859 294" svg:d="M0 0c2620 0 5239 0 7859 0 0 98 0 196 0 294-2620 0-5239 0-7859 0 0-98 0-196 0-294z"><text:p/></draw:path><draw:path draw:style-name="gr180" draw:text-style-name="P67" svg:width="0.0882in" svg:height="0.0839in" svg:x="0.0004in" svg:y="0.0087in" svg:viewBox="0 0 225 214" svg:d="M84 112c11 0 20 0 31 0 24 0 26 5 26 14 0 2 0 6-2 16 0 1-1 2-1 3 0 3 2 4 3 4 4 0 4-1 6-6 5-24 11-46 17-69 1-4 1-5 1-5 0-1-1-4-4-4s-3 2-4 7c-8 25-15 30-42 30-10 0-19 0-29 0 8-27 14-53 21-80 3-11 3-13 17-13s28 0 42 0c38 0 46 11 46 35 0 7 0 8-1 17 0 4 0 5 0 6 0 2 1 3 3 3 4 0 4-1 5-7 2-18 4-37 6-55 1-8-1-8-9-8-51 0-103 0-155 0-6 0-9 0-9 6 0 3 3 3 8 3 12 0 21 0 21 6 0 1 0 2-1 8-14 56-28 111-42 167-3 11-4 14-29 14-5 0-9 0-9 6 0 4 5 4 5 4 9 0 33-1 42-1 11 0 37 1 47 1 3 0 7 0 7-6 0-2-2-3-2-4-1 0-2 0-9 0s-9 0-16-1c-10-1-11-2-11-6 1-2 0-2 2-7 6-26 12-52 19-78z"><text:p/></draw:path><draw:path draw:style-name="gr180" draw:text-style-name="P67" svg:width="0.0764in" svg:height="0.0594in" svg:x="0.0803in" svg:y="0.0524in" svg:viewBox="0 0 195 152" svg:d="M113 67c7-7 13-14 20-21 29-28 37-37 57-38 4 0 5 0 5-4 0-3-1-4-2-4-7 0-15 1-21 1-5 0-20-1-26-1-2 0-5 1-5 5 0 0 0 3 4 3 2 0 8 1 8 6 0 3-4 7-6 9-2 1-30 28-38 37-7-15-15-29-23-44 0-1 0-2 0-2 0-2 4-6 11-6 2 0 5 0 5-5-1-1 0-3-4-3s-10 1-14 1c-6 0-10 0-15 0-4 0-10 0-13 0-4-1-8-1-12-1-2 0-4 0-4 5 0 3 2 3 6 3 13 0 13 2 16 6 10 21 21 41 31 62-5 3-8 8-13 12-3 4-14 14-18 18-27 27-36 37-57 37-2 0-5 0-5 5 0 1 1 4 4 4 6 0 13-1 20-1 4 0 9 0 13 0s9 1 13 1c0 0 4 0 4-6 0-3-3-3-4-3-2 0-7 0-7-5 0-4 3-6 8-12 16-15 30-29 45-44 9 17 18 34 27 52 1 3 1 3 1 4s-3 5-11 5c-2 0-5 0-5 5 1 1 0 4 4 4s10-1 14-1c5 0 10 0 14 0s9 0 14 0c4 0 8 1 12 1 1 0 4 0 4-6 0-3-3-3-6-3-13 0-14-2-16-6-12-23-24-47-35-70z"><text:p/></draw:path><draw:path draw:style-name="gr180" draw:text-style-name="P67" svg:width="0.0106in" svg:height="0.0268in" svg:x="0.1689in" svg:y="0.102in" svg:viewBox="0 0 28 69" svg:d="M22 23c0 11-2 26-17 40-1 1-2 1-2 3 0 1 2 3 3 3 3 0 22-18 22-45 0-13-5-24-15-24-8 0-13 6-13 13s5 13 13 13c5 0 6-3 9-3z"><text:p/></draw:path><draw:path draw:style-name="gr180" draw:text-style-name="P67" svg:width="0.0689in" svg:height="0.0594in" svg:x="0.1937in" svg:y="0.0524in" svg:viewBox="0 0 176 152" svg:d="M138 26c3-3 8-8 13-12 9-5 17-6 20-6s5 0 5-5c0-1-1-3-3-3-6 0-12 1-18 1-7 0-16-1-23-1-1 0-4 0-4 5 0 3 3 3 3 3 7 0 7 3 7 4 0 2-1 4-3 6-1 2-3 4-4 5-18 19-36 37-54 57-10-21-20-43-30-65-2-2-1-2-2-3 0-4 11-4 13-4s5 0 5-5c-1-1 0-3-4-3-6 0-23 1-29 1s-20-1-25-1c-2 0-5 1-5 5 0 3 3 3 6 3 13 0 14 2 16 6 11 26 23 51 35 76-4 14-7 27-10 41-4 12-4 12-21 12-3 0-6 0-6 5 0 2 1 4 3 4 4 0 9-1 14-1 4 0 11 0 14 0 5 0 10 0 15 0 4 0 10 1 14 1 2 0 6 0 6-6 0-3-3-3-9-3-3 0-4 0-8 0s-5-1-5-3 3-12 4-18c2-7 7-26 8-27 1-4 1-4 2-7 20-20 40-41 60-62z"><text:p/></draw:path><draw:path draw:style-name="gr180" draw:text-style-name="P67" svg:width="0.0283in" svg:height="0.124in" svg:x="0.287in" svg:y="0in" svg:viewBox="0 0 73 316" svg:d="M73 312c0-1 0-2-5-7-39-40-50-99-50-147 0-55 13-110 51-150 4-3 4-3 4-4 0-3-1-4-3-4-3 0-31 22-50 61-16 36-20 71-20 97 0 24 4 62 21 98 19 39 46 60 49 60 2 0 3-1 3-4z"><text:p/></draw:path><draw:path draw:style-name="gr180" draw:text-style-name="P67" svg:width="0.0618in" svg:height="0.0559in" svg:x="0.3268in" svg:y="0.0382in" svg:viewBox="0 0 158 143" svg:d="M96 44c2-8 9-37 32-37 2 0 9 0 16 4-9 2-15 10-15 17 0 5 3 11 11 11s18-6 18-18c0-16-19-21-30-21-18 0-29 17-33 24-8-20-25-24-35-24-32 0-50 41-50 49 0 3 3 3 4 3 2 0 3-1 4-3 11-35 32-42 42-42 6 0 17 3 17 21 0 10-5 32-17 76-5 19-16 32-30 32-2 0-9 0-16-3 9-2 15-9 15-17 0-10-6-12-12-12-9 0-17 9-17 19 0 14 16 20 30 20 20 0 32-22 33-24 4 12 15 24 34 24 33 0 51-40 51-48 0-4-3-4-4-4-3 0-4 2-4 4-10 34-32 41-42 41-12 0-18-10-18-20 0-8 2-14 6-28 3-15 7-29 10-44z"><text:p/></draw:path><draw:path draw:style-name="gr180" draw:text-style-name="P67" svg:width="0.0142in" svg:height="0.037in" svg:x="0.4051in" svg:y="0.0807in" svg:viewBox="0 0 37 95" svg:d="M37 33c0-20-8-33-21-33-10 0-16 8-16 16 0 9 6 17 16 17 5 0 8-1 12-4 1 0 1-1 2-1 0 2 0 1 0 5 0 24-11 43-22 53-3 3-3 4-3 5 0 2 1 4 3 4 4 0 29-25 29-62z"><text:p/></draw:path><draw:path draw:style-name="gr180" draw:text-style-name="P67" svg:width="0.0571in" svg:height="0.0799in" svg:x="0.4535in" svg:y="0.0382in" svg:viewBox="0 0 146 204" svg:d="M145 19c1-5 1-5 1-7 0-6-5-8-9-8s-8 1-11 6c-1 2-4 12-4 17-3 8-5 17-7 25-4 19-10 38-14 57-2 6-15 27-36 27-16 0-20-13-20-25 0-14 5-34 16-62 6-13 7-17 7-23 0-14-10-26-27-26-29 0-41 46-41 49s3 2 4 3c3 0 3-1 5-6 8-30 21-39 32-39 2 0 8 0 8 10 0 8-3 16-6 22-12 34-18 52-18 67 0 28 20 37 39 37 12 0 22-5 31-14-3 16-8 33-20 48-8 11-20 20-34 20-5 0-19-1-25-14 6 0 9 0 14-3 3-3 6-7 6-13 0-9-8-10-12-10-7 0-18 5-18 19 0 16 15 28 35 28 32 0 64-29 73-64 10-41 21-81 31-121z"><text:p/></draw:path><draw:path draw:style-name="gr180" draw:text-style-name="P67" svg:width="0.0283in" svg:height="0.124in" svg:x="0.5224in" svg:y="0in" svg:viewBox="0 0 73 316" svg:d="M73 158c0-24-4-62-21-98-19-39-46-60-49-60-2 0-3 1-3 4 0 1 0 1 5 7 32 31 50 81 50 147 0 53-12 109-51 149-4 3-4 4-4 5 0 2 1 4 3 4 3 0 31-22 50-62 16-35 20-70 20-96z"><text:p/></draw:path><draw:path draw:style-name="gr180" draw:text-style-name="P67" svg:width="0.0823in" svg:height="0.0287in" svg:x="0.6055in" svg:y="0.0484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882in" svg:height="0.0839in" svg:x="0.7343in" svg:y="0.0087in" svg:viewBox="0 0 225 214" svg:d="M84 112c10 0 20 0 30 0 25 0 27 5 27 14 0 2 0 6-2 16-1 1-1 2-1 3 0 3 2 4 3 4 4 0 4-1 6-6 5-24 11-46 17-69 1-4 1-5 1-5 0-1-1-4-4-4s-3 2-5 7c-7 25-14 30-41 30-10 0-19 0-29 0 8-27 14-53 21-80 3-11 3-13 17-13s28 0 42 0c38 0 46 11 46 35 0 7 0 8-1 17 0 4 0 5 0 6 0 2 1 3 3 3 4 0 4-1 5-7 2-18 4-37 6-55 1-8-1-8-9-8-51 0-103 0-155 0-6 0-9 0-9 6 0 3 3 3 8 3 12 0 21 0 21 6 0 1 0 2-2 8-13 56-28 111-41 167-3 11-4 14-29 14-5 0-9 0-9 6 0 4 4 4 5 4 9 0 33-1 42-1 11 0 37 1 47 1 2 0 7 0 7-6 0-2-2-3-2-4-2 0-2 0-9 0s-9 0-17-1c-9-1-10-2-10-6 1-2 0-2 2-7 6-26 12-52 19-78z"><text:p/></draw:path><draw:path draw:style-name="gr180" draw:text-style-name="P67" svg:width="0.0764in" svg:height="0.0594in" svg:x="0.8142in" svg:y="0.0524in" svg:viewBox="0 0 195 152" svg:d="M113 67c7-7 13-14 20-21 28-28 37-37 57-38 3 0 5 0 5-4 0-3-1-4-2-4-7 0-15 1-21 1s-20-1-26-1c-2 0-5 1-5 5 0 0 0 3 4 3 2 0 7 1 7 6 0 3-3 7-5 9-2 1-30 28-38 37-7-15-15-29-23-44 0-1 0-2 0-2 0-2 4-6 11-6 2 0 5 0 5-5-1-1 0-3-4-3s-11 1-15 1c-6 0-9 0-15 0-3 0-9 0-12 0-4-1-8-1-12-1-2 0-5 0-5 5 0 3 3 3 7 3 13 0 13 2 16 6 10 21 21 41 31 62-5 3-8 8-13 12-3 4-14 14-18 18-27 27-37 37-57 37-2 0-5 0-5 5 0 1 1 4 4 4 6 0 13-1 19-1 5 0 10 0 14 0s9 1 13 1c0 0 4 0 4-6 0-3-3-3-4-3-2 0-7 0-7-5 0-4 3-6 8-12 16-15 30-29 45-44 9 17 17 34 26 52 2 3 2 3 2 4s-4 5-11 5c-2 0-6 0-6 5 2 1 1 4 5 4s10-1 14-1c5 0 10 0 14 0s9 0 14 0c4 0 8 1 12 1 1 0 4 0 4-6 0-3-3-3-6-3-13 0-15-2-16-6-12-23-24-47-35-70z"><text:p/></draw:path><draw:path draw:style-name="gr180" draw:text-style-name="P67" svg:width="0.0283in" svg:height="0.124in" svg:x="0.9169in" svg:y="0in" svg:viewBox="0 0 73 316" svg:d="M73 312c0-1 0-2-5-7-40-40-50-99-50-147 0-55 13-110 51-150 4-3 4-3 4-4 0-3-1-4-3-4-3 0-31 22-50 61-16 36-20 71-20 97 0 24 4 62 21 98 19 39 46 60 49 60 2 0 3-1 3-4z"><text:p/></draw:path><draw:path draw:style-name="gr180" draw:text-style-name="P67" svg:width="0.0618in" svg:height="0.0559in" svg:x="0.9567in" svg:y="0.0382in" svg:viewBox="0 0 158 143" svg:d="M96 44c2-8 9-37 32-37 2 0 9 0 15 4-8 2-14 10-14 17 0 5 2 11 11 11 8 0 18-6 18-18 0-16-19-21-30-21-18 0-30 17-33 24-9-20-25-24-35-24-32 0-50 41-50 49 0 3 3 3 4 3 2 0 3-1 4-3 10-35 32-42 42-42 6 0 17 3 17 21 0 10-5 32-17 76-5 19-16 32-30 32-2 0-9 0-16-3 8-2 15-9 15-17 0-10-7-12-12-12-9 0-17 9-17 19 0 14 15 20 30 20 20 0 32-22 33-24 4 12 15 24 34 24 33 0 51-40 51-48 0-4-3-4-4-4-3 0-4 2-4 4-10 34-32 41-43 41s-17-10-17-20c0-8 2-14 6-28 3-15 7-29 10-44z"><text:p/></draw:path><draw:path draw:style-name="gr180" draw:text-style-name="P67" svg:width="0.0283in" svg:height="0.124in" svg:x="1.0315in" svg:y="0in" svg:viewBox="0 0 73 316" svg:d="M73 158c0-24-4-62-21-98-19-39-46-60-49-60-2 0-3 1-3 4 0 1 0 1 5 7 32 31 50 81 50 147 0 53-12 109-51 149-4 3-4 4-4 5 0 2 1 4 3 4 3 0 31-22 50-62 16-35 20-70 20-96z"><text:p/></draw:path><draw:path draw:style-name="gr180" draw:text-style-name="P67" svg:width="0.0878in" svg:height="0.0839in" svg:x="1.0776in" svg:y="0.0087in" svg:viewBox="0 0 224 214" svg:d="M84 112c10 0 20 0 30 0 24 0 26 5 26 14 0 2 0 6-2 16 0 1-1 2-1 3 0 3 2 4 4 4 3 0 3-1 5-6 5-24 12-46 17-69 1-4 1-5 1-5 0-1-1-4-4-4s-3 2-4 7c-7 25-15 30-42 30-10 0-19 0-28 0 7-27 13-53 20-80 3-11 3-13 17-13s28 0 42 0c39 0 47 11 47 35 0 7 0 8-1 17-1 4-1 5-1 6 0 2 1 3 3 3 4 0 4-1 5-7 2-18 4-37 6-55 1-8-1-8-8-8-52 0-103 0-156 0-6 0-9 0-9 6 0 3 3 3 9 3 12 0 20 0 20 6 0 1 0 2-1 8-14 56-28 111-42 167-3 11-4 14-29 14-5 0-8 0-8 6 0 4 4 4 5 4 9 0 32-1 41-1 11 0 37 1 48 1 2 0 6 0 6-6 0-2-2-3-2-4-1 0-2 0-9 0s-9 0-16-1c-10-1-11-2-11-6 1-2 0-2 2-7 6-26 13-52 20-78z"><text:p/></draw:path><draw:path draw:style-name="gr180" draw:text-style-name="P67" svg:width="0.0689in" svg:height="0.0594in" svg:x="1.1575in" svg:y="0.0524in" svg:viewBox="0 0 176 152" svg:d="M138 26c4-3 8-8 13-12 9-5 17-6 20-6s5 0 5-5c0-1-1-3-2-3-7 0-13 1-18 1-7 0-17-1-24-1-1 0-4 0-4 5 0 3 3 3 4 3 7 0 7 3 7 4 0 2-2 4-4 6-1 2-2 4-4 5-18 19-36 37-54 57-10-21-20-43-30-65-1-2-1-2-1-3 0-4 10-4 12-4s5 0 5-5c-1-1 0-3-4-3-6 0-22 1-29 1-6 0-20-1-25-1-2 0-5 1-5 5 0 3 4 3 6 3 13 0 14 2 17 6 11 26 22 51 34 76-4 14-7 27-10 41-3 12-4 12-21 12-3 0-6 0-6 5 0 2 2 4 3 4 4 0 9-1 14-1 4 0 11 0 14 0 5 0 10 0 15 0 4 0 10 1 14 1 2 0 6 0 6-6 0-3-3-3-9-3-2 0-3 0-8 0-4 0-4-1-4-3s3-12 3-18c2-7 8-26 8-27 1-4 1-4 2-7 20-20 40-41 60-62z"><text:p/></draw:path><draw:path draw:style-name="gr180" draw:text-style-name="P67" svg:width="0.0287in" svg:height="0.124in" svg:x="1.2512in" svg:y="0in" svg:viewBox="0 0 74 316" svg:d="M74 312c0-1 0-2-6-7-39-40-49-99-49-147 0-55 12-110 50-150 5-3 5-3 5-4 0-3-2-4-4-4s-31 22-50 61c-16 36-20 71-20 97 0 24 4 62 21 98 19 39 47 60 49 60s4-1 4-4z"><text:p/></draw:path><draw:path draw:style-name="gr180" draw:text-style-name="P67" svg:width="0.0571in" svg:height="0.0799in" svg:x="1.2906in" svg:y="0.0382in" svg:viewBox="0 0 146 204" svg:d="M145 19c1-5 1-5 1-7 0-6-5-8-9-8-3 0-8 1-11 6-1 2-4 12-4 17-3 8-5 17-7 25-4 19-10 38-14 57-1 6-15 27-36 27-16 0-20-13-20-25 0-14 5-34 16-62 6-13 7-17 7-23 0-14-10-26-26-26-30 0-42 46-42 49s3 2 4 3c3 0 3-1 5-6 9-30 22-39 32-39 2 0 8 0 8 10 0 8-3 16-6 22-12 34-18 52-18 67 0 28 20 37 39 37 13 0 23-5 31-14-3 16-7 33-19 48-9 11-21 20-35 20-5 0-19-1-25-14 6 0 9 0 14-3 3-3 6-7 6-13 0-9-8-10-12-10-7 0-17 5-17 19 0 16 14 28 34 28 32 0 64-29 73-64 10-41 21-81 31-121z"><text:p/></draw:path><draw:path draw:style-name="gr180" draw:text-style-name="P67" svg:width="0.0287in" svg:height="0.124in" svg:x="1.3598in" svg:y="0in" svg:viewBox="0 0 74 316" svg:d="M74 158c0-24-4-62-22-98-19-39-46-60-49-60-2 0-3 1-3 4 0 1 0 1 6 7 31 31 49 81 49 147 0 53-12 109-50 149-5 3-5 4-5 5 0 2 1 4 3 4 3 0 32-22 50-62 16-35 21-70 21-96z"><text:p/></draw:path><draw:path draw:style-name="gr180" draw:text-style-name="P67" svg:width="0.1102in" svg:height="0.0677in" svg:x="1.4776in" svg:y="0.0283in" svg:viewBox="0 0 281 173" svg:d="M269 124c6 0 12 0 12-7 0-6-6-6-12-6-66 0-134 0-201 0-13-11-29-19-40-24 12-5 27-13 40-25 67 0 135 0 201 0 6 0 12 0 12-6s-6-6-12-6c-62 0-124 0-186 0 14-15 31-43 31-46 0-4-4-4-6-4-3 0-4 0-6 3-7 11-16 29-36 47-22 19-43 28-60 32-5 2-5 3-6 3 0 1 0 1 0 2s0 1 0 1c0 0 1 0 1 1 1 1 1 1 7 3 42 13 74 42 92 74 4 6 4 7 8 7 2 0 6 0 6-3 0-5-16-31-31-46 62 0 124 0 186 0z"><text:p/></draw:path><draw:path draw:style-name="gr180" draw:text-style-name="P67" svg:width="0.1102in" svg:height="0.0677in" svg:x="1.5807in" svg:y="0.0283in" svg:viewBox="0 0 281 173" svg:d="M212 62c14 12 29 20 40 25-12 5-27 13-40 24-66 0-134 0-200 0-6 0-12 0-12 6 0 7 5 7 11 7 62 0 125 0 187 0-15 15-31 41-31 46 0 3 3 3 6 3 2 0 4 0 5-2 7-11 16-28 36-46 22-20 43-28 60-33 5-2 6-3 6-4 1 0 1 0 1-1s0-1 0-2h-1c-1-1-1-1-7-3-43-13-75-41-92-76-4-6-5-6-8-6s-6 0-6 4c0 3 16 31 31 46-62 0-125 0-187 0-6 0-11 0-11 6s6 6 12 6c66 0 134 0 200 0z"><text:p/></draw:path><draw:path draw:style-name="gr180" draw:text-style-name="P67" svg:width="0.0618in" svg:height="0.1126in" svg:x="1.774in" svg:y="0.0055in" svg:viewBox="0 0 158 287" svg:d="M99 97c9 0 18 0 27 0 6 0 10 0 10-7 0-3-4-3-8-3-9 0-18 0-27 0 3-13 4-25 7-36 1-7 5-29 7-34 3-5 8-11 16-11 0 0 9 0 15 7-15 1-17 11-17 17 0 7 5 11 11 11 9 0 18-8 18-19 0-15-15-22-27-22-11 0-31 5-41 37-2 6-3 10-11 50-7 0-14 0-21 0-6 0-9 0-9 6 0 4 2 4 9 4s13 0 20 0c-8 41-16 82-24 123-5 31-11 60-27 60-2 0-9 0-15-6 14-1 17-12 17-17 0-7-6-11-12-11-8 0-17 7-17 19 0 14 14 22 27 22 17 0 30-19 35-31 11-20 18-58 18-60 6-33 13-66 19-99z"><text:p/></draw:path><draw:path draw:style-name="gr180" draw:text-style-name="P67" svg:width="0.0764in" svg:height="0.0594in" svg:x="1.8331in" svg:y="0.0524in" svg:viewBox="0 0 195 152" svg:d="M112 67c7-7 13-14 20-21 29-28 38-37 58-38 3 0 5 0 5-4 0-3-2-4-3-4-7 0-14 1-21 1-5 0-20-1-25-1-2 0-5 1-5 5 0 0 0 3 3 3s8 1 8 6c0 3-3 7-5 9-2 1-30 28-39 37-7-15-14-29-22-44l-1-2c0-2 4-6 11-6 2 0 6 0 6-5-2-1-1-3-5-3s-10 1-14 1c-5 0-10 0-15 0-3 0-9 0-13 0-4-1-8-1-12-1-1 0-4 0-4 5 0 3 2 3 6 3 13 0 14 2 16 6 10 21 21 41 31 62-4 3-8 8-12 12s-15 14-19 18c-27 27-36 37-56 37-3 0-5 0-5 5 0 1 0 4 3 4 6 0 14-1 20-1 4 0 9 0 13 0 5 0 9 1 13 1 1 0 5 0 5-6 0-3-3-3-4-3-2 0-7 0-7-5 0-4 3-6 7-12 16-15 30-29 45-44 9 17 18 34 27 52 1 3 1 3 1 4s-3 5-11 5c-2 0-5 0-5 5 1 1 0 4 4 4s10-1 15-1 9 0 14 0c4 0 9 0 13 0s8 1 12 1c2 0 5 0 5-6 0-3-3-3-7-3-13 0-14-2-15-6-12-23-25-47-36-70z"><text:p/></draw:path><draw:path draw:style-name="gr180" draw:text-style-name="P67" svg:width="0.011in" svg:height="0.0268in" svg:x="1.9213in" svg:y="0.102in" svg:viewBox="0 0 29 69" svg:d="M23 23c0 11-3 26-18 40-1 1-1 1-1 3 0 1 1 3 2 3 4 0 23-18 23-45 0-13-6-24-16-24-8 0-13 6-13 13s5 13 14 13c4 0 8-3 9-3z"><text:p/></draw:path><draw:path draw:style-name="gr180" draw:text-style-name="P67" svg:width="0.0689in" svg:height="0.0594in" svg:x="1.9461in" svg:y="0.0524in" svg:viewBox="0 0 176 152" svg:d="M138 26c4-3 9-8 13-12 9-5 17-6 20-6s5 0 5-5c0-1 0-3-2-3-7 0-13 1-18 1-7 0-17-1-24-1-1 0-4 0-4 5 0 3 3 3 4 3 7 0 7 3 7 4 0 2-2 4-3 6-2 2-3 4-5 5-18 19-36 37-54 57-10-21-20-43-30-65-1-2-1-2-1-3 0-4 10-4 12-4s5 0 5-5c-1-1 0-3-4-3-6 0-22 1-29 1-6 0-19-1-25-1-2 0-5 1-5 5 0 3 4 3 6 3 13 0 14 2 17 6 11 26 22 51 34 76-4 14-7 27-10 41-3 12-4 12-21 12-3 0-6 0-6 5 0 2 2 4 3 4 5 0 9-1 14-1 4 0 11 0 14 0 5 0 10 0 15 0 4 0 10 1 15 1 1 0 5 0 5-6 0-3-3-3-8-3-3 0-4 0-9 0-3 0-4-1-4-3s3-12 3-18c2-7 8-26 8-27 1-4 1-4 3-7 20-20 39-41 59-62z"><text:p/></draw:path><draw:path draw:style-name="gr180" draw:text-style-name="P67" svg:width="0.0287in" svg:height="0.124in" svg:x="2.0394in" svg:y="0in" svg:viewBox="0 0 74 316" svg:d="M74 312c0-1 0-2-6-7-39-40-49-99-49-147 0-55 12-110 50-150 5-3 5-3 5-4 0-3-2-4-4-4s-31 22-50 61c-15 36-20 71-20 97 0 24 4 62 21 98 20 39 47 60 49 60s4-1 4-4z"><text:p/></draw:path><draw:path draw:style-name="gr180" draw:text-style-name="P67" svg:width="0.0618in" svg:height="0.0559in" svg:x="2.0791in" svg:y="0.0382in" svg:viewBox="0 0 158 143" svg:d="M97 44c2-8 9-37 31-37 2 0 10 0 16 4-9 2-15 10-15 17 0 5 3 11 11 11s18-6 18-18c0-16-18-21-29-21-19 0-30 17-34 24-8-20-25-24-34-24-33 0-51 41-51 49 0 3 3 2 4 3 2 0 3-1 4-3 11-35 32-42 42-42 7 0 17 3 17 21 0 10-5 32-17 76-5 19-16 32-29 32-2 0-9 0-17-3 9-2 16-9 16-17 0-10-7-12-12-12-10 0-18 9-18 19 0 14 16 20 30 20 21 0 32-22 33-24 4 12 15 24 34 24 33 0 51-40 51-48 0-4-3-4-4-4-3 0-4 2-4 4-10 34-32 41-42 41-12 0-17-10-17-20 0-8 2-14 5-28 4-15 8-29 11-44z"><text:p/></draw:path><draw:path draw:style-name="gr180" draw:text-style-name="P67" svg:width="0.0142in" svg:height="0.037in" svg:x="2.1575in" svg:y="0.0807in" svg:viewBox="0 0 37 95" svg:d="M37 33c0-20-7-33-20-33-11 0-17 8-17 16 0 9 6 17 17 17 4 0 8-1 11-4 1 0 1-1 2-1 0 2 1 1 1 5 0 24-12 43-22 53-4 3-4 4-4 5 0 2 2 4 3 4 4 0 29-25 29-62z"><text:p/></draw:path><draw:path draw:style-name="gr180" draw:text-style-name="P67" svg:width="0.0571in" svg:height="0.0799in" svg:x="2.2055in" svg:y="0.0382in" svg:viewBox="0 0 146 204" svg:d="M145 19c1-5 1-5 1-7 0-6-5-8-9-8-3 0-8 1-11 6-1 2-4 12-4 17-3 8-5 17-7 25-4 19-10 38-14 57-1 6-15 27-36 27-16 0-19-13-19-25 0-14 5-34 16-62 5-13 6-17 6-23 0-14-10-26-26-26-30 0-42 46-42 49s4 3 5 3c2 0 2-1 4-6 9-30 22-39 32-39 2 0 8 0 8 10 0 8-3 16-6 22-12 34-18 52-18 67 0 28 20 37 39 37 13 0 23-5 31-14-3 16-7 33-19 48-8 11-21 20-35 20-5 0-19-1-25-14 6 0 9 0 14-3 3-3 6-7 6-13 0-9-8-10-12-10-7 0-17 5-17 19 0 16 14 28 34 28 32 0 64-29 73-64 10-41 21-81 31-121z"><text:p/></draw:path><draw:path draw:style-name="gr180" draw:text-style-name="P67" svg:width="0.0287in" svg:height="0.124in" svg:x="2.2748in" svg:y="0in" svg:viewBox="0 0 74 316" svg:d="M74 158c0-24-4-62-22-98-19-39-46-60-48-60-3 0-4 1-4 4 0 1 0 1 6 7 31 31 49 81 49 147 0 53-12 109-50 149-5 3-5 4-5 5 0 2 1 4 4 4 2 0 31-22 49-62 16-35 21-70 21-96z"><text:p/></draw:path><draw:path draw:style-name="gr180" draw:text-style-name="P67" svg:width="0.0827in" svg:height="0.0287in" svg:x="2.3579in" svg:y="0.0484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618in" svg:height="0.1126in" svg:x="2.489in" svg:y="0.0055in" svg:viewBox="0 0 158 287" svg:d="M99 97c9 0 18 0 27 0 6 0 10 0 10-7 0-3-4-3-9-3-9 0-17 0-26 0 3-13 4-25 7-36 1-7 5-29 7-34 3-5 8-11 16-11 0 0 9 0 15 7-15 1-17 11-17 17 0 7 5 11 11 11 9 0 18-8 18-19 0-15-15-22-27-22-11 0-31 5-41 37-2 6-3 10-11 50-7 0-14 0-21 0-6 0-9 0-9 6 0 4 2 4 8 4 7 0 14 0 21 0-8 41-16 82-24 123-5 31-11 60-27 60-2 0-9 0-15-6 14-1 17-12 17-17 0-7-6-11-12-11-8 0-17 7-17 19 0 14 14 22 27 22 17 0 30-19 35-31 11-20 18-58 18-60 6-33 13-66 19-99z"><text:p/></draw:path><draw:path draw:style-name="gr180" draw:text-style-name="P67" svg:width="0.0764in" svg:height="0.0594in" svg:x="2.5476in" svg:y="0.0524in" svg:viewBox="0 0 195 152" svg:d="M112 67c7-7 13-14 20-21 29-28 38-37 58-38 3 0 5 0 5-4 0-3-2-4-3-4-7 0-14 1-21 1-5 0-20-1-25-1-2 0-5 1-5 5 0 0 0 3 3 3s8 1 8 6c0 3-3 7-5 9-2 1-31 28-39 37-7-15-14-29-22-44l-1-2c0-2 4-6 11-6 2 0 5 0 5-5-1-1 0-3-4-3s-10 1-14 1c-5 0-10 0-15 0-3 0-9 0-13 0-4-1-8-1-12-1-1 0-4 0-4 5 0 3 2 3 6 3 13 0 14 2 16 6 10 21 21 41 31 62-4 3-8 8-12 12s-15 14-19 18c-27 27-36 37-56 37-3 0-5 0-5 5 0 1 0 4 3 4 6 0 14-1 20-1 4 0 9 0 13 0 5 0 9 1 13 1 1 0 5 0 5-6 0-3-3-3-4-3-2 0-7 0-7-5 0-4 3-6 7-12 16-15 30-29 45-44 9 17 18 34 27 52 1 3 1 3 1 4s-3 5-11 5c-2 0-5 0-5 5 1 1 0 4 4 4s10-1 15-1 9 0 14 0c4 0 9 0 13 0s8 1 12 1c2 0 5 0 5-6 0-3-3-3-7-3-13 0-14-2-15-6-12-23-25-47-36-70z"><text:p/></draw:path><draw:path draw:style-name="gr180" draw:text-style-name="P67" svg:width="0.0287in" svg:height="0.124in" svg:x="2.65in" svg:y="0in" svg:viewBox="0 0 74 316" svg:d="M74 312c0-1 0-2-6-7-39-40-49-99-49-147 0-55 12-110 50-150 5-3 5-3 5-4 0-3-2-4-4-4s-31 22-50 61c-16 36-20 71-20 97 0 24 4 62 21 98 19 39 47 60 49 60s4-1 4-4z"><text:p/></draw:path><draw:path draw:style-name="gr180" draw:text-style-name="P67" svg:width="0.0618in" svg:height="0.0559in" svg:x="2.6898in" svg:y="0.0382in" svg:viewBox="0 0 158 143" svg:d="M96 44c3-8 10-37 32-37 2 0 9 0 16 4-9 2-15 10-15 17 0 5 3 11 11 11s18-6 18-18c0-16-18-21-29-21-19 0-30 17-34 24-8-20-25-24-34-24-33 0-51 41-51 49 0 3 3 2 4 3 2 0 3-1 4-3 11-35 32-42 42-42 7 0 17 3 17 21 0 10-5 32-17 76-5 19-16 32-29 32-2 0-10 0-17-3 9-2 16-9 16-17 0-10-7-12-12-12-10 0-18 9-18 19 0 14 16 20 30 20 21 0 32-22 33-24 4 12 15 24 34 24 33 0 51-40 51-48 0-4-3-4-4-4-3 0-4 2-4 4-10 34-32 41-42 41-12 0-17-10-17-20 0-8 2-14 5-28 4-15 7-29 10-44z"><text:p/></draw:path><draw:path draw:style-name="gr180" draw:text-style-name="P67" svg:width="0.0283in" svg:height="0.124in" svg:x="2.7646in" svg:y="0in" svg:viewBox="0 0 73 316" svg:d="M73 158c0-24-3-62-21-98-19-39-46-60-49-60-2 0-3 1-3 4 0 1 0 1 6 7 31 31 49 81 49 147 0 53-12 109-50 149-5 3-5 4-5 5 0 2 1 4 3 4 3 0 32-22 50-62 16-35 20-70 20-96z"><text:p/></draw:path><draw:path draw:style-name="gr180" draw:text-style-name="P67" svg:width="0.0618in" svg:height="0.1126in" svg:x="2.8122in" svg:y="0.0055in" svg:viewBox="0 0 158 287" svg:d="M100 97c9 0 18 0 27 0 6 0 9 0 9-7 0-3-3-3-8-3-9 0-17 0-26 0 2-13 4-25 6-36 1-7 5-29 7-34 4-5 9-11 16-11 0 0 9 0 15 7-14 1-17 11-17 17 0 7 6 11 11 11 9 0 18-8 18-19 0-15-15-22-27-22-11 0-31 5-41 37-2 6-3 10-10 50-7 0-14 0-21 0s-10 0-10 6c0 4 2 4 9 4s13 0 20 0c-8 41-15 82-23 123-6 31-12 60-28 60-1 0-9 0-15-6 14-1 18-12 18-17 0-7-7-11-12-11-9 0-18 7-18 19 0 14 14 22 27 22 17 0 30-19 36-31 10-20 17-58 17-60 6-33 14-66 20-99z"><text:p/></draw:path><draw:path draw:style-name="gr180" draw:text-style-name="P67" svg:width="0.0689in" svg:height="0.0594in" svg:x="2.872in" svg:y="0.0524in" svg:viewBox="0 0 176 152" svg:d="M137 26c4-3 9-8 13-12 9-5 18-6 21-6 2 0 5 0 5-5 0-1-1-3-3-3-6 0-13 1-18 1-7 0-16-1-24-1 0 0-3 0-3 5 0 3 3 3 3 3 7 0 7 3 7 4 0 2-1 4-3 6s-3 4-4 5c-18 19-36 37-55 57-10-21-19-43-29-65-2-2-1-2-2-3 0-4 11-4 12-4 3 0 6 0 6-5-1-1 0-3-4-3-7 0-23 1-29 1s-20-1-25-1c-2 0-5 1-5 5 0 3 3 3 6 3 13 0 14 2 16 6 11 26 22 51 34 76-4 14-6 27-10 41-3 12-3 12-20 12-4 0-7 0-7 5 0 2 2 4 4 4 4 0 9-1 13-1 5 0 11 0 15 0 5 0 8 0 14 0 4 0 11 1 15 1 1 0 5 0 5-6 0-3-3-3-8-3-3 0-4 0-8 0s-5-1-5-3 3-12 4-18c2-7 7-26 8-27 1-4 1-4 2-7 20-20 39-41 59-62z"><text:p/></draw:path><draw:path draw:style-name="gr180" draw:text-style-name="P67" svg:width="0.0283in" svg:height="0.124in" svg:x="2.9654in" svg:y="0in" svg:viewBox="0 0 73 316" svg:d="M73 312c0-1 0-2-5-7-40-40-50-99-50-147 0-55 12-110 51-150 4-3 4-3 4-4 0-3-1-4-3-4-3 0-31 22-50 61-16 36-20 71-20 97 0 24 4 62 21 98 19 39 46 60 49 60 2 0 3-1 3-4z"><text:p/></draw:path><draw:path draw:style-name="gr180" draw:text-style-name="P67" svg:width="0.0571in" svg:height="0.0799in" svg:x="3.0051in" svg:y="0.0382in" svg:viewBox="0 0 146 204" svg:d="M144 19c2-5 2-5 2-7 0-6-5-8-9-8s-9 1-12 6c0 2-3 12-4 17-2 8-5 17-7 25-4 19-10 38-14 57-1 6-14 27-35 27-16 0-20-13-20-25 0-14 5-34 16-62 6-13 7-17 7-23 0-14-10-26-27-26-29 0-41 46-41 49s3 3 4 3c2 0 3-1 5-6 8-30 21-39 32-39 2 0 8 0 8 10 0 8-4 16-6 22-12 34-18 52-18 67 0 28 20 37 38 37 13 0 23-5 32-14-4 16-8 33-20 48-8 11-20 20-35 20-5 0-18-1-24-14 5 0 9 0 14-3 2-3 6-7 6-13 0-9-9-10-12-10-7 0-18 5-18 19 0 16 15 28 34 28 33 0 65-29 74-64 10-41 20-81 30-121z"><text:p/></draw:path><draw:path draw:style-name="gr180" draw:text-style-name="P67" svg:width="0.0287in" svg:height="0.124in" svg:x="3.074in" svg:y="0in" svg:viewBox="0 0 74 316" svg:d="M74 158c0-24-4-62-21-98-19-39-46-60-49-60-2 0-4 1-4 4 0 1 0 1 6 7 32 31 50 81 50 147 0 53-12 109-51 149-5 3-5 4-5 5 0 2 2 4 4 4 3 0 31-22 50-62 16-35 20-70 20-96z"><text:p/></draw:path></draw:g></draw:g>. <text:span text:style-name="T75">Konvoluce: X,Y n.n.v spojité =&gt; Z</text:span><text:span text:style-name="T3">=X+Y taky spojitá, </text:span><text:span text:style-name="T3"><draw:g text:anchor-type="as-char" svg:y="-0.1008in" draw:z-index="49" draw:name="Shape72" draw:style-name="gr178"><svg:title>TexMaths</svg:title><svg:desc>9§inline§f_Z(z) = \int_{-\infty}^\infty f_X(x) f_Y(z-x) dx§svg§600§FALSE§</svg:desc><draw:g draw:style-name="gr2"><draw:path draw:style-name="gr179" draw:text-style-name="P66" svg:width="1.7016in" svg:height="0.139in" svg:x="0.0004in" svg:y="0.0063in" svg:viewBox="0 0 4323 354" svg:d="M0 0c1441 0 2882 0 4323 0 0 118 0 236 0 354-1441 0-2882 0-4323 0 0-118 0-236 0-354z"><text:p/></draw:path><draw:path draw:style-name="gr180" draw:text-style-name="P67" svg:width="0.0618in" svg:height="0.1118in" svg:x="0.0008in" svg:y="0.0201in" svg:viewBox="0 0 158 285" svg:d="M99 96c9 0 18 0 27 0 6 0 10 0 10-6 0-4-4-4-9-4-9 0-17 0-26 0 2-12 4-24 6-36 2-6 6-28 8-33 3-5 8-10 15-10 1 0 10 0 16 6-15 0-17 11-17 17 0 7 5 10 11 10 9 0 18-7 18-18 0-15-15-22-28-22-11 0-31 5-40 37-2 6-3 10-11 49-7 0-14 0-21 0s-10 0-10 6c0 4 3 4 9 4 7 0 13 0 20 0-8 41-15 83-23 123-5 31-11 59-28 59-1 0-9 0-14-5 14-1 17-13 17-17 0-7-6-11-12-11-8 0-17 6-17 19s14 21 26 21c18 0 31-18 36-30 10-20 18-58 18-60 6-33 13-66 19-99z"><text:p/></draw:path><draw:path draw:style-name="gr180" draw:text-style-name="P67" svg:width="0.0618in" svg:height="0.0587in" svg:x="0.0622in" svg:y="0.0661in" svg:viewBox="0 0 158 150" svg:d="M156 8c2-1 2-3 2-5 0-3-1-3-6-3-34 0-68 0-102 0-7 0-7 0-9 4-3 14-8 27-11 40-1 3-1 3-1 4 0 0 1 2 3 2 3 0 4-1 4-3 11-31 28-39 57-39 13 0 26 0 39 0-43 44-85 88-128 133-2 1-4 4-4 7 0 2 2 2 5 2 36 0 72 0 108 0 6 0 6 0 8-4 5-17 10-33 15-49 1-3 1-3 1-4-1-1 0-2-4-2-2 0-2 0-4 5-10 31-22 46-61 46-14 0-27 0-42 0 43-45 87-89 130-134z"><text:p/></draw:path><draw:path draw:style-name="gr180" draw:text-style-name="P67" svg:width="0.0287in" svg:height="0.1232in" svg:x="0.1476in" svg:y="0.0146in" svg:viewBox="0 0 74 314" svg:d="M74 311c0-1 0-2-6-8-39-39-50-98-50-146 0-55 13-109 51-149 5-4 5-4 5-4 0-3-2-4-4-4s-31 22-50 61c-16 35-20 70-20 96 0 25 4 62 21 98 19 38 47 59 49 59s4-2 4-3z"><text:p/></draw:path><draw:path draw:style-name="gr180" draw:text-style-name="P67" svg:width="0.0524in" svg:height="0.0559in" svg:x="0.189in" svg:y="0.0528in" svg:viewBox="0 0 134 143" svg:d="M29 113c17-19 26-26 37-36s20-17 31-29c30-28 37-44 37-45 0-3-3-3-3-3-2 0-3 1-5 4-10 15-16 19-23 19-8 0-12-4-17-10-6-7-11-13-22-13-23 0-38 30-38 36 0 2 1 3 4 3 2 0 3-1 4-3 6-14 25-15 27-15 7 0 13 2 20 5 13 5 16 5 24 5-11 13-37 35-44 41-10 8-19 17-29 26-21 21-32 39-32 41 0 4 3 2 4 4 2 0 3-1 5-5 7-11 17-20 27-20 7 0 10 4 18 13 5 6 11 12 21 12 30 0 49-41 49-49 0-2-2-3-3-3-4 0-4 1-5 4-7 21-28 26-38 26-7 0-12-2-19-3-10-5-15-6-22-6-1 0-5 0-8 1z"><text:p/></draw:path><draw:path draw:style-name="gr180" draw:text-style-name="P67" svg:width="0.0283in" svg:height="0.1232in" svg:x="0.2543in" svg:y="0.0146in" svg:viewBox="0 0 73 314" svg:d="M73 157c0-24-3-62-21-98-19-38-46-59-49-59-2 0-3 1-3 4l6 7c31 30 49 81 49 146 0 53-12 109-51 148-4 4-4 5-4 6s1 3 3 3c3 0 32-21 50-62 16-34 20-68 20-95z"><text:p/></draw:path><draw:path draw:style-name="gr180" draw:text-style-name="P67" svg:width="0.0823in" svg:height="0.0287in" svg:x="0.337in" svg:y="0.0618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685in" svg:height="0.1366in" svg:x="0.4685in" svg:y="0.0071in" svg:viewBox="0 0 175 348" svg:d="M68 276c-4 51-16 65-34 65-3 0-13-1-20-6 9-1 12-9 12-13 0-10-7-13-13-13-7 0-13 3-13 13 0 15 15 26 34 26 31 0 46-28 52-55 5-17 17-107 18-142 2-26 5-52 7-78 4-59 15-67 29-67 3 0 13 1 20 7-9 1-11 9-11 13 0 9 7 13 12 13 6 0 14-4 14-13 0-15-17-26-35-26-30 0-43 31-48 54-4 17-15 106-18 143-2 26-4 53-6 79z"><text:p/></draw:path><draw:path draw:style-name="gr180" draw:text-style-name="P67" svg:width="0.0854in" svg:height="0.039in" svg:x="0.5512in" svg:y="0in" svg:viewBox="0 0 218 100" svg:d="M111 37c-12-14-16-17-24-24-13-9-28-13-39-13-28 0-48 23-48 49s19 51 47 51c30 0 52-26 60-37 12 13 15 17 24 23 13 9 27 14 40 14 27 0 47-24 47-51 0-26-19-49-47-49-31 0-52 25-60 37zM118 45c9-14 29-37 56-37 22 0 38 20 38 41s-18 38-37 38c-21 0-35-16-57-42zM100 55c-9 14-28 36-55 36-22 0-39-21-39-42s17-37 38-37 35 17 56 43z"><text:p/></draw:path><draw:path draw:style-name="gr180" draw:text-style-name="P67" svg:width="0.0587in" svg:height="0.0039in" svg:x="0.5295in" svg:y="0.1272in" svg:viewBox="0 0 150 11" svg:d="M141 11c4 0 9 0 9-6 0-5-5-5-9-5-44 0-88 0-132 0-4 0-9 0-9 5 0 6 5 6 9 6 44 0 88 0 132 0z"><text:p/></draw:path><draw:path draw:style-name="gr180" draw:text-style-name="P67" svg:width="0.0858in" svg:height="0.039in" svg:x="0.6047in" svg:y="0.113in" svg:viewBox="0 0 219 100" svg:d="M112 37c-12-14-16-17-25-24-13-9-27-13-39-13-27 0-48 23-48 50 0 26 20 50 47 50 31 0 52-26 60-37 12 13 15 17 24 23 14 10 27 14 40 14 27 0 48-24 48-50s-20-50-47-50c-32 0-52 25-60 37zM119 45c8-14 28-36 55-36 22 0 38 20 38 41s-18 38-37 38c-21 0-35-17-56-43zM100 55c-8 14-28 37-55 37-22 0-39-21-39-42s18-37 38-37c21 0 35 16 56 42z"><text:p/></draw:path><draw:path draw:style-name="gr180" draw:text-style-name="P67" svg:width="0.0618in" svg:height="0.1118in" svg:x="0.7307in" svg:y="0.0201in" svg:viewBox="0 0 158 285" svg:d="M100 96c9 0 18 0 27 0 6 0 10 0 10-6 0-4-4-4-9-4-9 0-17 0-26 0 2-12 4-24 6-36 2-6 6-28 8-33 3-5 8-10 15-10 1 0 9 0 15 6-14 0-17 11-17 17 0 7 6 10 11 10 9 0 18-7 18-18 0-15-14-22-27-22-11 0-31 5-40 37-3 6-4 10-11 49-7 0-14 0-21 0s-10 0-10 6c0 4 2 4 9 4s13 0 20 0c-8 41-15 83-23 123-5 31-11 59-28 59-1 0-9 0-15-5 15-1 18-13 18-17 0-7-7-11-12-11-8 0-18 6-18 19s14 21 27 21c18 0 31-18 36-30 10-20 17-58 18-60 6-33 13-66 19-99z"><text:p/></draw:path><draw:path draw:style-name="gr180" draw:text-style-name="P67" svg:width="0.0764in" svg:height="0.0587in" svg:x="0.7898in" svg:y="0.0661in" svg:viewBox="0 0 195 150" svg:d="M113 66c7-7 13-14 20-21 28-27 37-36 57-37 3-1 5-1 5-4s-1-4-2-4c-7 0-15 1-21 1s-20-1-26-1c-2 0-5 1-5 4 0 1 0 3 4 4 2 0 7 0 7 5 0 4-3 7-5 9s-30 29-38 37c-7-14-15-28-23-43 0-1 0-2 0-3s4-5 11-5c2 0 5-1 5-5-1-1 0-3-4-3s-11 1-15 1c-6 0-9 0-15 0-3 0-9 0-12 0-4-1-8-1-12-1-2 0-5 0-5 4s3 4 7 4c13 0 13 2 16 6 10 21 21 41 31 61-5 4-8 8-13 13-3 4-14 13-18 18-27 26-37 36-57 37-2 0-5 0-5 4 0 1 1 3 4 3 6 0 13 0 19 0 5 0 10 0 14 0s9 0 13 0c0 0 4 0 4-5 0-2-3-2-4-2-2-1-7-1-7-6 0-3 3-7 8-11 16-16 30-30 45-44 9 17 17 34 26 52 2 2 2 2 2 3s-4 5-11 6c-2 0-6 0-6 4 2 1 1 3 5 3s10 0 14 0c5 0 10 0 14 0s9 0 14 0c4 0 8 0 12 0 1 0 4 0 4-5 0-2-3-2-6-2-13 0-15-3-16-7-12-23-24-46-35-70z"><text:p/></draw:path><draw:path draw:style-name="gr180" draw:text-style-name="P67" svg:width="0.0283in" svg:height="0.1232in" svg:x="0.8921in" svg:y="0.0146in" svg:viewBox="0 0 73 314" svg:d="M73 311c0-1 0-2-5-8-40-39-50-98-50-146 0-55 13-109 51-149 4-4 4-4 4-4 0-3-1-4-3-4-3 0-31 22-50 61-16 35-20 70-20 96 0 25 4 62 21 98 19 38 46 59 49 59 2 0 3-2 3-3z"><text:p/></draw:path><draw:path draw:style-name="gr180" draw:text-style-name="P67" svg:width="0.0618in" svg:height="0.0559in" svg:x="0.9319in" svg:y="0.0528in" svg:viewBox="0 0 158 143" svg:d="M96 44c2-8 9-37 32-37 2 0 9 0 15 4-8 2-14 10-14 17 0 5 2 11 11 11 8 0 18-6 18-18 0-17-19-21-30-21-18 0-30 17-33 24-9-21-26-24-35-24-32 0-50 40-50 48 0 3 3 3 4 3 2 0 3 0 4-3 10-34 32-41 42-41 6 0 17 3 17 21 0 10-5 31-17 75-5 19-16 33-30 33-2 0-9 0-16-4 8-2 15-9 15-17 0-9-7-12-12-12-9 0-17 8-17 19 0 14 15 21 30 21 20 0 32-23 33-25 4 12 15 25 34 25 33 0 51-41 51-49 0-3-3-3-4-3-3 0-4 1-4 3-10 34-32 42-43 42s-17-10-17-21c0-7 2-14 6-28 3-14 7-29 10-43z"><text:p/></draw:path><draw:path draw:style-name="gr180" draw:text-style-name="P67" svg:width="0.0283in" svg:height="0.1232in" svg:x="1.0067in" svg:y="0.0146in" svg:viewBox="0 0 73 314" svg:d="M73 157c0-24-4-62-21-98-19-38-46-59-49-59-2 0-3 1-3 4l5 7c32 30 50 81 50 146 0 53-12 109-51 148-4 4-4 5-4 6s1 3 3 3c3 0 31-21 50-62 16-34 20-68 20-95z"><text:p/></draw:path><draw:path draw:style-name="gr180" draw:text-style-name="P67" svg:width="0.0618in" svg:height="0.1118in" svg:x="1.0543in" svg:y="0.0201in" svg:viewBox="0 0 158 285" svg:d="M99 96c9 0 18 0 27 0 6 0 10 0 10-6 0-4-4-4-9-4-9 0-17 0-26 0 3-12 4-24 7-36 1-6 5-28 7-33 3-5 8-10 16-10 0 0 9 0 15 6-15 0-17 11-17 17 0 7 5 10 11 10 9 0 18-7 18-18 0-15-15-22-27-22-11 0-32 5-41 37-2 6-3 10-11 49-7 0-14 0-21 0s-9 0-9 6c0 4 2 4 8 4 7 0 14 0 21 0-8 41-16 83-24 123-5 31-11 59-27 59-2 0-10 0-15-5 14-1 17-13 17-17 0-7-6-11-12-11-8 0-17 6-17 19s14 21 27 21c17 0 30-18 35-30 11-20 18-58 18-60 6-33 13-66 19-99z"><text:p/></draw:path><draw:path draw:style-name="gr180" draw:text-style-name="P67" svg:width="0.0689in" svg:height="0.0587in" svg:x="1.1138in" svg:y="0.0661in" svg:viewBox="0 0 176 150" svg:d="M138 26c4-4 9-8 13-12 9-6 17-6 20-6 3-1 5-1 5-5 0-1 0-3-2-3-7 0-13 1-18 1-7 0-17-1-24-1-1 0-4 0-4 4 0 3 3 4 4 4 7 0 7 3 7 4 0 2-2 4-4 6-1 2-2 4-4 4-18 19-36 39-54 58-10-22-20-43-30-65-1-2-1-2-1-3 0-4 10-4 12-4s5 0 5-5c-1-1 0-3-4-3-6 0-22 1-29 1-6 0-19-1-25-1-2 0-5 1-5 4 0 4 4 4 6 4 13 0 14 2 17 6 11 25 22 51 34 76-4 13-7 27-10 40-3 12-4 12-21 13-3 0-6 0-6 4 0 2 2 3 3 3 4 0 9 0 14 0 4 0 11 0 14 0 5 0 10 0 15 0 4 0 10 0 14 0 2 0 6 0 6-5 0-2-3-2-8-2-3 0-4 0-9-1-3 0-4-1-4-3s3-12 3-18c2-7 8-26 8-27 1-3 1-3 3-6 20-21 39-41 59-62z"><text:p/></draw:path><draw:path draw:style-name="gr180" draw:text-style-name="P67" svg:width="0.0287in" svg:height="0.1232in" svg:x="1.2071in" svg:y="0.0146in" svg:viewBox="0 0 74 314" svg:d="M74 311c0-1 0-2-6-8-39-39-49-98-49-146 0-55 12-109 50-149 5-4 5-4 5-4 0-3-2-4-4-4s-31 22-50 61c-16 35-20 70-20 96 0 25 4 62 21 98 19 38 47 59 49 59s4-2 4-3z"><text:p/></draw:path><draw:path draw:style-name="gr180" draw:text-style-name="P67" svg:width="0.0524in" svg:height="0.0559in" svg:x="1.2484in" svg:y="0.0528in" svg:viewBox="0 0 134 143" svg:d="M29 113c17-19 26-26 38-36 10-10 19-17 30-29 30-28 37-44 37-45 0-3-3-3-3-3-2 0-3 1-5 4-9 15-16 19-23 19-8 0-12-4-17-10-6-7-11-13-21-13-24 0-39 30-39 36 0 2 1 3 4 3 2 0 3-1 4-3 6-14 25-15 27-15 7 0 13 2 20 5 13 5 16 5 24 5-11 13-37 35-44 41-10 8-19 17-29 26-21 21-32 39-32 41 0 4 3 2 4 4 2 0 3-1 5-5 7-11 17-20 27-20 7 0 11 4 18 13 5 6 12 12 21 12 31 0 49-41 49-49 0-2-1-3-3-3-3 0-4 1-5 4-7 21-28 26-38 26-6 0-12-2-19-3-10-5-15-6-22-6-3 0-5 0-8 1z"><text:p/></draw:path><draw:path draw:style-name="gr180" draw:text-style-name="P67" svg:width="0.076in" svg:height="0.0047in" svg:x="1.3445in" svg:y="0.074in" svg:viewBox="0 0 194 13" svg:d="M183 13c5 0 11 0 11-7 0-6-6-6-11-6-57 0-115 0-171 0-6 0-12 0-12 6 0 7 6 7 12 7 56 0 114 0 171 0z"><text:p/></draw:path><draw:path draw:style-name="gr180" draw:text-style-name="P67" svg:width="0.0618in" svg:height="0.0559in" svg:x="1.4626in" svg:y="0.0528in" svg:viewBox="0 0 158 143" svg:d="M96 44c2-8 9-37 32-37 1 0 9 0 15 4-9 2-15 10-15 17 0 5 3 11 12 11 7 0 18-6 18-18 0-17-19-21-30-21-18 0-30 17-33 24-9-21-26-24-35-24-32 0-50 40-50 48 0 3 3 3 4 3 2 0 3 0 3-3 11-34 32-41 42-41 7 0 18 3 18 21 0 10-6 31-18 75-4 19-16 33-29 33-2 0-9 0-16-4 8-2 15-9 15-17 0-9-7-12-12-12-10 0-17 8-17 19 0 14 15 21 30 21 20 0 31-23 33-25 4 12 14 25 34 25 33 0 51-41 51-49 0-3-3-3-4-3-4 0-4 1-4 3-11 34-33 42-43 42-11 0-17-10-17-21 0-7 2-14 6-28 3-14 7-29 10-43z"><text:p/></draw:path><draw:path draw:style-name="gr180" draw:text-style-name="P67" svg:width="0.0287in" svg:height="0.1232in" svg:x="1.537in" svg:y="0.0146in" svg:viewBox="0 0 74 314" svg:d="M74 157c0-24-4-62-21-98-19-38-47-59-49-59s-4 1-4 4l6 7c31 30 49 81 49 146 0 53-12 109-50 148-5 4-5 5-5 6s2 3 4 3 31-21 50-62c16-34 20-68 20-95z"><text:p/></draw:path><draw:path draw:style-name="gr180" draw:text-style-name="P67" svg:width="0.0587in" svg:height="0.0866in" svg:x="1.5835in" svg:y="0.0217in" svg:viewBox="0 0 150 221" svg:d="M150 4c0-1 0-4-3-4-6 0-35 3-41 4-2 0-4 1-4 5s2 4 8 4c14 0 15 2 15 5 0 2-1 4-1 6-6 25-12 50-19 75-5-12-15-20-28-20-37 0-77 47-77 92 0 29 17 50 42 50 7 0 22-2 41-24 3 13 14 24 29 24 11 0 19-7 23-18 5-10 6-20 10-30 0-3-3-3-4-3-3 0-3 1-4 6-6 19-12 38-24 38-9 0-9-8-9-15 0-6 0-9 1-14 16-61 30-121 45-181zM85 180c-2 7-2 7-7 12-13 16-27 22-36 22-15 0-19-17-19-29 0-15 9-55 17-69 10-18 24-30 37-30 20 0 25 25 25 28 0 2-1 4-1 5-6 20-11 41-16 61z"><text:p/></draw:path><draw:path draw:style-name="gr180" draw:text-style-name="P67" svg:width="0.0618in" svg:height="0.0559in" svg:x="1.6469in" svg:y="0.0528in" svg:viewBox="0 0 158 143" svg:d="M96 44c2-8 9-37 32-37 2 0 9 0 16 4-9 2-15 10-15 17 0 5 3 11 11 11s18-6 18-18c0-17-19-21-30-21-18 0-29 17-33 24-8-21-25-24-35-24-32 0-50 40-50 48 0 3 3 3 4 3 2 0 3 0 4-3 11-34 32-41 42-41 6 0 17 3 17 21 0 10-5 31-17 75-5 19-16 33-30 33-2 0-9 0-16-4 9-2 15-9 15-17 0-9-6-12-12-12-9 0-17 8-17 19 0 14 16 21 30 21 20 0 32-23 33-25 4 12 15 25 34 25 33 0 51-41 51-49 0-3-3-3-4-3-3 0-4 1-4 3-10 34-32 42-42 42-12 0-18-10-18-21 0-7 2-14 6-28 3-14 7-29 10-43z"><text:p/></draw:path></draw:g></draw:g></text:span></text:p>
      <text:p text:style-name="P33"><text:span text:style-name="T5">Normální rozd. </text:span><text:span text:style-name="T5"><draw:g text:anchor-type="as-char" svg:y="-0.1098in" draw:z-index="52" draw:name="Shape73" draw:style-name="gr178"><svg:title>TexMaths</svg:title><svg:desc>9§inline§\varphi(x)=1/\sqrt{2\pi}exp(-x^2/2). \quad \varphi_X(x)=\frac{1}{\sigma} \varphi(\frac{x-\mu}{\sigma}).§svg§600§FALSE§</svg:desc><draw:g draw:style-name="gr2"><draw:path draw:style-name="gr179" draw:text-style-name="P66" svg:width="2.5917in" svg:height="0.1382in" svg:x="0.0004in" svg:y="0.0063in" svg:viewBox="0 0 6584 352" svg:d="M3292 352c-1098 0-2195 0-3292 0 0-117 0-235 0-352 2195 0 4389 0 6584 0 0 117 0 235 0 352-1097 0-2195 0-3292 0z"><text:p/></draw:path><draw:path draw:style-name="gr180" draw:text-style-name="P67" svg:width="0.0705in" svg:height="0.0815in" svg:x="0.0004in" svg:y="0.0528in" svg:viewBox="0 0 180 208" svg:d="M38 194c-1 4-2 4-2 6 0 6 6 8 9 8 2 0 9-1 12-7 1-3 2-14 11-58 3 0 5 0 10 0 53 0 102-49 102-99 0-25-13-44-36-44-46 0-65 61-84 123-34-6-52-24-52-46 0-9 7-45 26-66 3-3 2-3 3-4 0-2-1-3-4-3-9 0-33 46-33 76s21 52 55 61c-6 17-12 35-17 53zM81 125c-2 0-3 0-5 0-4 0-4-1-4-2 0 0 5-28 6-34 9-40 34-70 62-70 22 0 31 17 31 31 0 36-41 75-90 75z"><text:p/></draw:path><draw:path draw:style-name="gr180" draw:text-style-name="P67" svg:width="0.0283in" svg:height="0.1236in" svg:x="0.0882in" svg:y="0.0146in" svg:viewBox="0 0 73 315" svg:d="M73 313c0-1 0-2-6-8-38-39-49-100-49-146 0-55 13-110 51-150 4-4 4-4 4-5 0-3-1-4-3-4-3 0-31 22-50 62-16 34-20 70-20 97 0 24 4 61 21 97 19 39 46 59 49 59 2 0 3-1 3-2z"><text:p/></draw:path><draw:path draw:style-name="gr180" draw:text-style-name="P67" svg:width="0.0614in" svg:height="0.0559in" svg:x="0.1276in" svg:y="0.0528in" svg:viewBox="0 0 157 143" svg:d="M96 44c2-8 9-37 32-37 2 0 9 0 15 5-8 1-14 9-14 17 0 4 2 11 11 11 8 0 17-6 17-18 0-17-18-22-29-22-18 0-29 17-34 24-7-20-24-24-34-24-32 0-50 41-50 49 0 3 3 3 3 3 3 0 4-1 5-3 11-34 31-42 42-42 6 0 17 3 17 22 0 9-5 30-17 75-5 19-16 33-30 33-2 0-9 0-16-5 8-1 15-8 15-17 0-8-7-11-12-11-9 0-17 9-17 19 0 14 16 20 30 20 20 0 32-21 33-23 4 12 15 23 34 23 33 0 51-40 51-48 0-3-3-3-4-3-3 0-4 1-5 3-9 34-31 42-41 42-13 0-18-11-18-22 0-6 2-13 5-27 4-15 8-29 11-44z"><text:p/></draw:path><draw:path draw:style-name="gr180" draw:text-style-name="P67" svg:width="0.0283in" svg:height="0.1236in" svg:x="0.2024in" svg:y="0.0146in" svg:viewBox="0 0 73 315" svg:d="M73 159c0-26-4-64-21-100-19-38-46-59-49-59-2 0-3 2-3 4 0 1 0 1 5 7 32 31 50 81 50 148 0 53-12 108-51 148-4 4-4 5-4 6s1 2 3 2c3 0 31-21 50-61 16-35 20-69 20-95z"><text:p/></draw:path><draw:path draw:style-name="gr180" draw:text-style-name="P67" svg:width="0.0823in" svg:height="0.0287in" svg:x="0.2854in" svg:y="0.0622in" svg:viewBox="0 0 210 74" svg:d="M199 13c5 0 11 0 11-7 0-6-6-6-10-6-63 0-127 0-190 0-5 0-10 0-10 6 0 7 5 7 10 7 63 0 126 0 189 0zM200 74c4 0 10 0 10-6 0-7-6-7-11-7-63 0-126 0-189 0-5 0-10 0-10 7 0 6 5 6 10 6 63 0 127 0 190 0z"><text:p/></draw:path><draw:path draw:style-name="gr180" draw:text-style-name="P67" svg:width="0.0406in" svg:height="0.0819in" svg:x="0.4209in" svg:y="0.0252in" svg:viewBox="0 0 104 209" svg:d="M65 8c0-8 0-8-7-8-20 20-48 20-58 20 0 3 0 6 0 10 6 0 25 0 41-8 0 54 0 109 0 164 0 10-1 15-29 15-4 0-7 0-10 0 0 3 0 5 0 8 11-1 38-1 51-1s41 0 51 1c0-3 0-5 0-8-3 0-6 0-10 0-28 0-29-4-29-15 0-60 0-118 0-178z"><text:p/></draw:path><draw:path draw:style-name="gr180" draw:text-style-name="P67" svg:width="0.0476in" svg:height="0.1236in" svg:x="0.4787in" svg:y="0.0146in" svg:viewBox="0 0 122 315" svg:d="M121 13c1-5 1-6 1-7 0-3-2-6-6-6-2 0-4 1-5 3-36 100-73 201-109 301-2 3-1 3-2 5 0 4 3 6 6 6 4 0 5-2 7-7 36-98 72-197 108-295z"><text:p/></draw:path><draw:path draw:style-name="gr180" draw:text-style-name="P67" svg:width="0.0969in" svg:height="0.1236in" svg:x="0.5433in" svg:y="0in" svg:viewBox="0 0 247 315" svg:d="M100 282c-19-41-37-81-56-122-2-5-4-5-4-5-1 0-2 0-6 3-10 7-21 14-30 22-4 4-4 5-4 6s1 3 3 3c1 0 7-4 10-7 2-2 8-5 11-8 21 45 42 91 62 136 2 5 4 5 7 5 4 0 5-2 8-6 47-99 95-197 143-296 3-5 3-6 3-7 0-2-3-6-7-6-2 0-4 2-7 7-44 92-89 184-133 275z"><text:p/></draw:path><draw:path draw:style-name="gr180" draw:text-style-name="P67" svg:width="0.1374in" svg:height="0.0047in" svg:x="0.6378in" svg:y="0in" svg:viewBox="0 0 350 13" svg:d="M175 13c-59 0-117 0-175 0 0-5 0-8 0-13 117 0 233 0 350 0 0 5 0 8 0 13-58 0-117 0-175 0z"><text:p/></draw:path><draw:path draw:style-name="gr180" draw:text-style-name="P67" svg:width="0.0492in" svg:height="0.0819in" svg:x="0.6441in" svg:y="0.0252in" svg:viewBox="0 0 126 209" svg:d="M24 186c11-11 23-22 34-33 49-43 68-60 68-92 0-36-29-61-68-61-35 0-58 29-58 57 0 18 15 18 16 18 6 0 16-4 16-17 0-8-5-17-16-17-3 0-3 0-4 0 7-19 24-31 43-31 29 0 42 25 42 51 0 25-16 51-33 70-21 22-41 45-61 67-3 4-3 5-3 11 39 0 78 0 117 0 3-18 6-36 9-54-3 0-5 0-8 0-2 10-4 23-7 29-2 2-23 2-30 2-19 0-38 0-57 0z"><text:p/></draw:path><draw:path draw:style-name="gr180" draw:text-style-name="P67" svg:width="0.0669in" svg:height="0.0547in" svg:x="0.7035in" svg:y="0.0539in" svg:viewBox="0 0 171 140" svg:d="M76 19c11 0 24 0 36 0-11 46-14 60-14 81 0 4 0 14 3 24 2 14 6 16 11 16 6 0 13-6 13-12 0-2 0-3-2-7-10-23-10-44-10-53 0-16 3-33 7-49 11 0 24 0 36 0 3 0 15 0 15-11 0-8-6-8-13-8-35 0-71 0-106 0-7 0-19 0-32 15-12 12-20 27-20 28s0 4 4 4c2 0 3-2 5-4 15-24 34-24 40-24 7 0 12 0 18 0-10 38-27 76-40 104-3 6-3 6-3 9 0 5 5 8 9 8 10 0 12-9 16-21 5-15 5-15 9-31 6-23 11-46 18-69z"><text:p/></draw:path><draw:path draw:style-name="gr180" draw:text-style-name="P67" svg:width="0.0472in" svg:height="0.0559in" svg:x="0.7815in" svg:y="0.0528in" svg:viewBox="0 0 121 143" svg:d="M44 67c9 0 32 0 49-8 22-9 23-27 23-32 0-13-12-27-33-27-35 0-83 31-83 86 0 33 18 57 49 57 45 0 72-33 72-37 0-2-1-4-4-4-1 0-2 1-4 3-25 32-59 32-63 32-25 0-28-27-28-37 0-4 0-14 6-33 5 0 11 0 16 0zM30 60c11-48 45-53 53-53 14 0 23 9 23 20 0 33-50 33-64 33-4 0-8 0-12 0z"><text:p/></draw:path><draw:path draw:style-name="gr180" draw:text-style-name="P67" svg:width="0.0614in" svg:height="0.0559in" svg:x="0.837in" svg:y="0.0528in" svg:viewBox="0 0 157 143" svg:d="M97 44c2-8 9-37 31-37 2 0 10 0 16 5-9 1-15 9-15 17 0 4 3 11 11 11s17-6 17-18c0-17-18-22-28-22-19 0-30 17-34 24-8-20-25-24-34-24-33 0-51 41-51 49 0 3 3 3 4 3 2 0 3-1 4-3 11-34 31-42 42-42 7 0 17 3 17 22 0 9-5 30-17 75-4 19-16 33-29 33-2 0-9 0-17-5 8-1 16-8 16-17 0-8-8-11-12-11-10 0-18 9-18 19 0 14 16 20 30 20 21 0 32-21 33-23 4 12 15 23 34 23 33 0 51-40 51-48 0-3-3-3-4-3-3 0-4 1-4 3-10 34-32 42-42 42-13 0-17-11-17-22 0-6 2-13 5-27 4-15 8-29 11-44z"><text:p/></draw:path><draw:path draw:style-name="gr180" draw:text-style-name="P67" svg:width="0.0646in" svg:height="0.0787in" svg:x="0.9008in" svg:y="0.0528in" svg:viewBox="0 0 165 201" svg:d="M24 178c-2 11-3 14-17 14-3 0-7 0-7 5 0 3 2 4 4 4 9 0 18-1 27-1s20 1 31 1c1 0 5 0 5-6 0-3-3-3-7-3-16 0-16-3-16-6s14-54 15-63c5 9 14 20 30 20 36 0 76-46 76-93 0-28-18-50-43-50-15 0-30 12-41 24-3-17-16-24-28-24-14 0-21 13-23 18-7 11-10 30-10 31 0 3 2 3 3 3 4 0 4 0 6-7 5-22 11-38 23-38 6 0 10 3 10 15 0 7-1 10-3 16-11 47-23 94-35 140zM80 41c2-9 11-17 16-22 11-9 20-12 25-12 13 0 21 11 21 30s-11 55-16 67c-11 22-26 33-38 33-21 0-25-27-25-29s0-1 1-4c5-21 11-42 16-63z"><text:p/></draw:path><draw:path draw:style-name="gr180" draw:text-style-name="P67" svg:width="0.0283in" svg:height="0.1236in" svg:x="0.9799in" svg:y="0.0146in" svg:viewBox="0 0 73 315" svg:d="M73 313c0-1 0-2-6-8-39-39-49-100-49-146 0-55 12-110 51-150 4-4 4-4 4-5 0-3-1-4-3-4-3 0-32 22-50 62-16 34-20 70-20 97 0 24 3 61 21 97 19 39 46 59 49 59 2 0 3-1 3-2z"><text:p/></draw:path><draw:path draw:style-name="gr180" draw:text-style-name="P67" svg:width="0.0756in" svg:height="0.0047in" svg:x="1.0264in" svg:y="0.0744in" svg:viewBox="0 0 193 13" svg:d="M182 13c5 0 11 0 11-7 0-6-6-6-11-6-57 0-115 0-171 0-6 0-11 0-11 6 0 7 5 7 11 7 56 0 114 0 171 0z"><text:p/></draw:path><draw:path draw:style-name="gr180" draw:text-style-name="P67" svg:width="0.0614in" svg:height="0.0559in" svg:x="1.1161in" svg:y="0.0528in" svg:viewBox="0 0 157 143" svg:d="M96 44c2-8 9-37 32-37 2 0 9 0 16 5-9 1-15 9-15 17 0 4 3 11 11 11s17-6 17-18c0-17-18-22-29-22-18 0-29 17-34 24-7-20-24-24-34-24-32 0-50 41-50 49 0 3 3 3 3 3 3 0 4-1 5-3 11-34 31-42 42-42 6 0 17 3 17 22 0 9-5 30-17 75-5 19-16 33-30 33-2 0-9 0-16-5 8-1 15-8 15-17 0-8-7-11-12-11-9 0-17 9-17 19 0 14 16 20 30 20 20 0 32-21 33-23 4 12 15 23 34 23 33 0 51-40 51-48 0-3-3-3-4-3-3 0-4 1-5 3-9 34-31 42-41 42-13 0-18-11-18-22 0-6 2-13 5-27 4-15 8-29 11-44z"><text:p/></draw:path><draw:path draw:style-name="gr180" draw:text-style-name="P67" svg:width="0.0382in" svg:height="0.0575in" svg:x="1.1894in" svg:y="0.0043in" svg:viewBox="0 0 98 147" svg:d="M98 106c-3 0-5 0-8 0 0 6-3 18-5 21-2 1-19 1-22 1-14 0-28 0-41 0 23-21 31-26 45-37 16-14 31-27 31-48 0-27-23-43-52-43-27 0-46 19-46 40 0 11 10 12 12 12 5 0 11-3 11-11 0-5-1-12-12-12 6-16 21-21 32-21 22 0 33 17 33 35 0 19-13 34-20 43-18 17-35 35-53 53-3 2-3 2-3 8 31 0 60 0 91 0 3-14 4-27 7-41z"><text:p/></draw:path><draw:path draw:style-name="gr180" draw:text-style-name="P67" svg:width="0.0476in" svg:height="0.1236in" svg:x="1.2465in" svg:y="0.0146in" svg:viewBox="0 0 122 315" svg:d="M121 13c1-5 1-6 1-7 0-3-2-6-6-6-2 0-4 1-5 3-37 100-73 201-110 301-1 3-1 3-1 5 0 4 3 6 6 6 4 0 5-2 7-7 36-98 72-197 108-295z"><text:p/></draw:path><draw:path draw:style-name="gr180" draw:text-style-name="P67" svg:width="0.0492in" svg:height="0.0819in" svg:x="1.3079in" svg:y="0.0252in" svg:viewBox="0 0 126 209" svg:d="M24 186c11-11 23-22 34-33 49-43 68-60 68-92 0-36-29-61-68-61-35 0-58 29-58 57 0 18 15 18 16 18 6 0 16-4 16-17 0-8-5-17-16-17-3 0-3 0-4 0 7-19 24-31 43-31 29 0 42 25 42 51 0 25-16 51-33 70-21 22-41 45-61 67-3 4-3 5-3 11 39 0 78 0 117 0 3-18 6-36 9-54-3 0-5 0-8 0-2 10-4 23-7 29-2 2-23 2-30 2-19 0-38 0-57 0z"><text:p/></draw:path><draw:path draw:style-name="gr180" draw:text-style-name="P67" svg:width="0.0283in" svg:height="0.1236in" svg:x="1.3709in" svg:y="0.0146in" svg:viewBox="0 0 73 315" svg:d="M73 159c0-26-4-64-21-100-19-38-46-59-49-59-2 0-3 2-3 4 0 1 0 1 5 7 32 31 50 81 50 148 0 53-12 108-51 148-4 4-4 5-4 6s1 2 3 2c3 0 31-21 50-61 16-35 20-69 20-95z"><text:p/></draw:path><draw:path draw:style-name="gr180" draw:text-style-name="P67" svg:width="0.0126in" svg:height="0.0126in" svg:x="1.4232in" svg:y="0.0941in" svg:viewBox="0 0 33 33" svg:d="M33 17c0-9-8-17-17-17s-16 8-16 17 7 16 16 16 17-7 17-16z"><text:p/></draw:path><draw:path draw:style-name="gr180" draw:text-style-name="P67" svg:width="0.0705in" svg:height="0.0815in" svg:x="1.5776in" svg:y="0.0528in" svg:viewBox="0 0 180 208" svg:d="M38 194c-1 4-2 4-2 6 0 6 6 8 9 8 2 0 9-1 12-7 1-3 2-14 11-58 3 0 5 0 10 0 53 0 102-49 102-99 0-25-13-44-36-44-46 0-65 61-84 123-34-6-52-24-52-46 0-9 7-45 26-66 3-3 2-3 3-4 0-2-1-3-4-3-9 0-33 46-33 76s21 52 55 61c-6 17-12 35-17 53zM82 125c-3 0-4 0-6 0-4 0-4-1-4-2 0 0 5-28 6-34 10-40 34-70 62-70 22 0 31 17 31 31 0 36-41 75-89 75z"><text:p/></draw:path><draw:path draw:style-name="gr180" draw:text-style-name="P67" svg:width="0.0768in" svg:height="0.0591in" svg:x="1.6567in" svg:y="0.0661in" svg:viewBox="0 0 196 151" svg:d="M112 67c8-8 14-14 21-21 29-28 37-37 58-38 2 0 5 0 5-4 0-3-3-4-3-4-7 0-15 1-21 1s-20-1-25-1c-2 0-5 1-5 5 1 1 0 3 3 3s8 1 8 6c0 3-4 7-5 9-2 1-31 29-39 37-7-14-15-28-23-43 0-1-1-3-1-3 0-1 5-5 12-6 2 0 5 0 5-4 0-1 0-4-4-4s-10 1-14 1c-5 0-10 0-15 0-3 0-9 0-13 0s-8-1-12-1c-1 0-4 0-4 5 0 3 2 3 6 3 12 0 13 3 16 7 10 20 21 41 31 61-4 3-8 8-12 12-5 4-15 14-19 18-27 27-36 36-56 37-3 0-6 0-6 6 0 1 1 2 4 2 6 0 13-1 20-1 4 0 9 0 13 0 4 1 9 1 12 1 2 0 5 0 5-4s-2-4-4-4c-1 0-7-1-7-5s4-6 8-11c16-15 30-30 45-44 9 17 18 34 27 52 1 2 1 2 1 3s-3 4-12 5c-1 0-4 0-4 6 1 1 0 2 4 2s9-1 14-1c4 0 10 0 14 0 5 0 10 0 14 0 3 1 8 1 12 1 0 0 4 0 4-4s-3-4-6-4c-13 0-14-2-16-6-11-23-24-47-36-70z"><text:p/></draw:path><draw:path draw:style-name="gr180" draw:text-style-name="P67" svg:width="0.0287in" svg:height="0.1236in" svg:x="1.7594in" svg:y="0.0146in" svg:viewBox="0 0 74 315" svg:d="M74 313c0-1 0-2-6-8-39-39-50-100-50-146 0-55 13-110 51-150 5-4 5-4 5-5 0-3-2-4-4-4-3 0-31 22-50 62-16 34-20 70-20 97 0 24 4 61 21 97 19 39 46 59 49 59 2 0 4-1 4-2z"><text:p/></draw:path><draw:path draw:style-name="gr180" draw:text-style-name="P67" svg:width="0.0614in" svg:height="0.0559in" svg:x="1.7992in" svg:y="0.0528in" svg:viewBox="0 0 157 143" svg:d="M96 44c2-8 10-37 32-37 2 0 9 0 16 5-9 1-15 9-15 17 0 4 3 11 11 11s17-6 17-18c0-17-18-22-29-22-18 0-29 17-33 24-8-20-25-24-34-24-33 0-51 41-51 49 0 3 3 2 3 3 3 0 4-1 5-3 11-34 31-42 42-42 7 0 17 3 17 22 0 9-5 30-17 75-5 19-16 33-29 33-3 0-10 0-17-5 8-1 15-8 15-17 0-8-7-11-12-11-9 0-17 9-17 19 0 14 16 20 30 20 20 0 32-21 33-23 4 12 15 23 34 23 33 0 51-40 51-48 0-3-3-3-4-3-3 0-4 1-5 3-9 34-31 42-41 42-13 0-18-11-18-22 0-6 3-13 5-27 4-15 8-29 11-44z"><text:p/></draw:path><draw:path draw:style-name="gr180" draw:text-style-name="P67" svg:width="0.0283in" svg:height="0.1236in" svg:x="1.874in" svg:y="0.0146in" svg:viewBox="0 0 73 315" svg:d="M73 159c0-26-4-64-21-100-19-38-46-59-49-59-2 0-3 2-3 4 0 1 0 1 6 7 31 31 49 81 49 148 0 53-12 108-51 148-4 4-4 5-4 6s1 2 3 2c3 0 31-21 50-61 16-35 20-69 20-95z"><text:p/></draw:path><draw:path draw:style-name="gr180" draw:text-style-name="P67" svg:width="0.0823in" svg:height="0.0287in" svg:x="1.9571in" svg:y="0.0622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311in" svg:height="0.0575in" svg:x="2.1114in" svg:y="0.0008in" svg:viewBox="0 0 80 147" svg:d="M49 6c0-6 0-6-6-6-14 14-34 14-43 14 0 3 0 6 0 9 5 0 20 0 31-7 0 38 0 75 0 113 0 7 0 10-21 10-3 0-6 0-9 0 0 2 0 5 0 8 4 0 31-1 39-1s36 1 40 1c0-3 0-6 0-8-3 0-5 0-8 0-23 0-23-3-23-10 0-42 0-82 0-123z"><text:p/></draw:path><draw:path draw:style-name="gr180" draw:text-style-name="P67" svg:width="0.0606in" svg:height="0.0047in" svg:x="2.0961in" svg:y="0.0744in" svg:viewBox="0 0 155 13" svg:d="M77 13c-26 0-51 0-77 0 0-5 0-8 0-13 51 0 103 0 155 0 0 5 0 8 0 13-26 0-52 0-78 0z"><text:p/></draw:path><draw:path draw:style-name="gr180" draw:text-style-name="P67" svg:width="0.05in" svg:height="0.0378in" svg:x="2.1016in" svg:y="0.113in" svg:viewBox="0 0 128 97" svg:d="M116 14c4 0 5 0 8-1 3-2 4-6 4-8 0-5-6-5-10-5-19 0-37 0-56 0-36 0-62 34-62 61 0 21 15 36 38 36 28 0 59-25 59-59 0-4 0-14-6-24 8 0 17 0 25 0zM38 91c-12 0-22-8-22-23 0-8 4-54 42-54 11 0 23 5 23 22 0 4-3 23-14 39-9 11-21 16-29 16z"><text:p/></draw:path><draw:path draw:style-name="gr180" draw:text-style-name="P67" svg:width="0.0701in" svg:height="0.0815in" svg:x="2.1783in" svg:y="0.0528in" svg:viewBox="0 0 179 208" svg:d="M38 194c-2 4-2 4-2 6 0 6 6 8 9 8 2 0 9-1 12-7 1-3 2-14 10-58 4 0 6 0 11 0 52 0 101-49 101-99 0-25-12-44-36-44-46 0-65 61-84 123-34-6-51-24-51-46 0-9 7-45 26-66 3-3 2-3 3-4 0-2-1-3-5-3-8 0-32 46-32 76s21 52 54 61c-5 17-11 35-16 53zM81 125c-3 0-3 0-5 0-4 0-5-1-5-2 0 0 5-28 6-34 10-40 35-70 63-70 22 0 31 17 31 31 0 36-41 75-90 75z"><text:p/></draw:path><draw:path draw:style-name="gr180" draw:text-style-name="P67" svg:width="0.0283in" svg:height="0.1236in" svg:x="2.2657in" svg:y="0.0146in" svg:viewBox="0 0 73 315" svg:d="M73 313c0-1 0-2-6-8-39-39-49-100-49-146 0-55 12-110 51-150 4-4 4-4 4-5 0-3-1-4-3-4-3 0-32 22-50 62-16 34-20 70-20 97 0 24 3 61 21 97 19 39 46 59 49 59 2 0 3-1 3-2z"><text:p/></draw:path><draw:path draw:style-name="gr180" draw:text-style-name="P67" svg:width="0.0465in" svg:height="0.0386in" svg:x="2.3209in" svg:y="0.0134in" svg:viewBox="0 0 119 99" svg:d="M45 74c-3 7-10 19-21 19-1 0-7 0-11-3 9-3 9-11 9-12 0-5-4-9-9-9-6 0-13 6-13 14 0 12 13 16 23 16 11 0 20-6 26-15 5 11 17 15 26 15 25 0 38-27 38-33 0-3-2-3-3-3-3 0-3 1-4 4-4 15-18 26-30 26-9 0-14-6-14-14 0-6 5-26 12-50 4-17 14-23 21-23 4 1 8 0 12 3-7 2-10 8-10 12 0 5 4 9 9 9s13-5 13-14c0-12-15-16-24-16-10 0-19 7-24 15-4-9-14-15-27-15-24 0-39 27-39 33 0 3 3 2 4 3 4 0 4-1 4-4 6-17 20-26 31-26 7 0 13 4 13 15 0 4-3 15-5 22-3 10-4 21-7 31z"><text:p/></draw:path><draw:path draw:style-name="gr180" draw:text-style-name="P67" svg:width="0.0583in" svg:height="0.0039in" svg:x="2.3827in" svg:y="0.028in" svg:viewBox="0 0 149 11" svg:d="M140 11c4 0 9 0 9-5 0-6-5-6-9-6-44 0-88 0-132 0-4 0-8 0-8 5 0 6 4 6 8 6 44 0 88 0 132 0z"><text:p/></draw:path><draw:path draw:style-name="gr180" draw:text-style-name="P67" svg:width="0.0516in" svg:height="0.0563in" svg:x="2.4555in" svg:y="0.0134in" svg:viewBox="0 0 132 144" svg:d="M1 132c-1 4-1 5-1 6 0 4 4 6 7 6 8 0 10-7 11-11 1-1 5-19 10-40 7 4 16 6 24 6 19 0 21-11 32-15 4 15 19 15 22 15 8 0 14-4 18-12 5-8 8-20 8-21 0-3-2-2-3-3-4 0-4 1-6 6-2 11-6 24-16 24-5 0-7-5-7-11 0-4 2-12 3-17 2-6 4-15 5-20 2-6 4-13 5-20 1-5 4-15 4-16 0-4-4-7-7-7s-7 1-9 5c-1 1-3 8-4 13-2 6-3 12-4 19-3 9-5 18-8 27-1 5-1 6-3 9-6 10-16 18-29 18-18 0-18-16-18-19 0-6 0-9 4-21 1-10 2-12 4-20 1-4 3-8 4-12 1-5 2-14 2-15 0-3-2-6-7-6-8 0-10 7-11 10-9 40-20 81-30 122z"><text:p/></draw:path><draw:path draw:style-name="gr180" draw:text-style-name="P67" svg:width="0.1941in" svg:height="0.0047in" svg:x="2.3169in" svg:y="0.0744in" svg:viewBox="0 0 494 13" svg:d="M247 13c-82 0-164 0-247 0 0-5 0-8 0-13 165 0 329 0 494 0 0 5 0 8 0 13-82 0-165 0-247 0z"><text:p/></draw:path><draw:path draw:style-name="gr180" draw:text-style-name="P67" svg:width="0.0504in" svg:height="0.0378in" svg:x="2.389in" svg:y="0.113in" svg:viewBox="0 0 129 97" svg:d="M117 14c4 0 5 0 8-1 3-2 4-6 4-8 0-5-7-5-10-5-19 0-38 0-57 0-35 0-62 34-62 61 0 21 15 36 38 36 28 0 60-25 60-59 0-4 0-14-7-24 9 0 17 0 26 0zM39 91c-13 0-23-8-23-23 0-8 5-54 42-54 11 0 23 5 23 22 0 4-2 23-13 39-9 11-21 16-29 16z"><text:p/></draw:path><draw:path draw:style-name="gr180" draw:text-style-name="P67" svg:width="0.0283in" svg:height="0.1236in" svg:x="2.5339in" svg:y="0.0146in" svg:viewBox="0 0 73 315" svg:d="M73 159c0-26-4-64-21-100-19-38-46-59-49-59-2 0-3 2-3 4 0 1 0 1 5 7 32 31 50 81 50 148 0 53-12 108-51 148-4 4-4 5-4 6s1 2 3 2c3 0 31-21 50-61 16-35 20-69 20-95z"><text:p/></draw:path><draw:path draw:style-name="gr180" draw:text-style-name="P67" svg:width="0.0126in" svg:height="0.0126in" svg:x="2.5858in" svg:y="0.0941in" svg:viewBox="0 0 33 33" svg:d="M33 17c0-9-8-17-17-17s-16 8-16 17 7 16 16 16 17-7 17-16z"><text:p/></draw:path></draw:g></draw:g></text:span><text:span text:style-name="T5"><text:s text:c="4"/></text:span><text:span text:style-name="T3">V</text:span><text:span text:style-name="T1">ícerozměrné normální rozd. </text:span><text:span text:style-name="T1"><draw:g text:anchor-type="as-char" svg:y="-0.1228in" draw:z-index="51" draw:name="Shape74" draw:style-name="gr178"><svg:title>TexMaths</svg:title><svg:desc>9§inline§\varphi(t) = \frac1{\sqrt{2\pi}} e^{-t^2/2}. f(t_1,...,t_n)=\varphi(t_1)...\varphi(t_n)§svg§600§FALSE§</svg:desc><draw:g draw:style-name="gr2"><draw:path draw:style-name="gr179" draw:text-style-name="P66" svg:width="2.389in" svg:height="0.1787in" svg:x="0.0004in" svg:y="0.0071in" svg:viewBox="0 0 6069 455" svg:d="M3035 455c-1012 0-2023 0-3035 0 0-152 0-303 0-455 2023 0 4046 0 6069 0 0 152 0 303 0 455-1011 0-2023 0-3034 0z"><text:p/></draw:path><draw:path draw:style-name="gr180" draw:text-style-name="P67" svg:width="0.0705in" svg:height="0.0819in" svg:x="0.0004in" svg:y="0.0701in" svg:viewBox="0 0 180 209" svg:d="M38 194c-1 4-2 4-2 6 0 7 6 9 9 9 2 0 9-1 12-9 1-2 2-12 11-57 3 0 5 0 10 0 53 0 102-49 102-100 0-24-13-43-36-43-46 0-65 61-84 124-34-7-52-25-52-47 0-9 7-45 26-66 3-3 3-4 3-5s-1-2-4-2c-9 0-33 46-33 75 0 30 21 54 55 62-5 17-12 35-17 53zM81 125c-2 0-3 0-5-1-4 0-4 0-4 0 0-1 5-30 6-35 9-40 35-71 62-71 22 0 31 17 31 33 0 36-40 74-90 74z"><text:p/></draw:path><draw:path draw:style-name="gr180" draw:text-style-name="P67" svg:width="0.0283in" svg:height="0.124in" svg:x="0.0882in" svg:y="0.0319in" svg:viewBox="0 0 73 316" svg:d="M73 312c0-1 0-1-5-6-39-41-50-99-50-148 0-55 13-110 51-149 4-4 4-4 4-5 0-3-1-4-3-4-3 0-31 22-50 61-16 36-20 71-20 97 0 25 4 63 21 98 19 39 46 60 49 60 2 0 3-1 3-4z"><text:p/></draw:path><draw:path draw:style-name="gr180" draw:text-style-name="P67" svg:width="0.0378in" svg:height="0.0787in" svg:x="0.1272in" svg:y="0.0469in" svg:viewBox="0 0 97 201" svg:d="M58 71c10 0 19 0 29 0 7 0 10 0 10-6 0-4-3-4-9-4-9 0-19 0-28 0 12-45 13-51 13-53 0-5-4-8-9-8-1 0-10 0-13 11-4 17-8 33-12 50-10 0-20 0-30 0-6 0-9 0-9 7 0 3 3 3 9 3 9 0 19 0 28 0-23 90-24 95-24 101 0 17 11 29 28 29 33 0 51-46 51-49s-3-3-4-3c-2 0-3 2-4 4-14 34-31 41-42 41-6 0-10-4-10-15 0-7 1-9 2-15 8-31 16-62 24-93z"><text:p/></draw:path><draw:path draw:style-name="gr180" draw:text-style-name="P67" svg:width="0.0283in" svg:height="0.124in" svg:x="0.1764in" svg:y="0.0319in" svg:viewBox="0 0 73 316" svg:d="M73 158c0-25-4-62-21-98-19-39-46-60-49-60-2 0-3 1-3 4 0 1 0 1 5 7 32 30 50 81 50 147 0 54-12 109-51 149-4 4-4 4-4 5 0 2 1 4 3 4 3 0 31-22 50-62 16-34 20-69 20-96z"><text:p/></draw:path><draw:path draw:style-name="gr180" draw:text-style-name="P67" svg:width="0.0823in" svg:height="0.0287in" svg:x="0.2591in" svg:y="0.0787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311in" svg:height="0.0575in" svg:x="0.4795in" svg:y="0.0177in" svg:viewBox="0 0 80 147" svg:d="M50 6c0-6 0-6-7-6-14 14-34 14-43 14 0 3 0 6 0 9 5 0 20 0 32-7 0 38 0 75 0 113 0 7 0 10-22 10-3 0-5 0-8 0 0 3 0 5 0 8 3 0 30-1 39-1 7 0 35 1 39 1 0-3 0-5 0-8-3 0-5 0-8 0-22 0-22-3-22-10 0-42 0-82 0-123z"><text:p/></draw:path><draw:path draw:style-name="gr180" draw:text-style-name="P67" svg:width="0.1925in" svg:height="0.0047in" svg:x="0.3984in" svg:y="0.0909in" svg:viewBox="0 0 490 13" svg:d="M245 13c-82 0-163 0-245 0 0-5 0-8 0-13 163 0 327 0 490 0 0 5 0 8 0 13-82 0-163 0-245 0z"><text:p/></draw:path><draw:path draw:style-name="gr180" draw:text-style-name="P67" svg:width="0.0756in" svg:height="0.087in" svg:x="0.4067in" svg:y="0.1051in" svg:viewBox="0 0 193 222" svg:d="M77 198c-14-29-28-58-43-86-1-3-2-4-3-4s-2 0-4 2c-8 5-15 10-23 15-4 2-4 3-4 4 0 2 1 4 4 4 1 0 1 0 3-3 3-2 9-6 12-7 16 31 32 63 49 95 1 3 1 4 5 4 2 0 4 0 6-5 37-69 75-138 112-207 2-3 2-3 2-5 0-3-3-5-6-5s-4 2-6 5c-34 64-69 128-104 193z"><text:p/></draw:path><draw:path draw:style-name="gr180" draw:text-style-name="P67" svg:width="0.1106in" svg:height="0.0039in" svg:x="0.4803in" svg:y="0.1051in" svg:viewBox="0 0 282 11" svg:d="M141 11c-46 0-94 0-141 0 0-4 0-7 0-11 94 0 188 0 282 0 0 4 0 7 0 11-47 0-94 0-141 0z"><text:p/></draw:path><draw:path draw:style-name="gr180" draw:text-style-name="P67" svg:width="0.0382in" svg:height="0.0575in" svg:x="0.4858in" svg:y="0.1236in" svg:viewBox="0 0 98 147" svg:d="M98 106c-3 0-4 0-7 0-1 5-3 18-6 20-2 2-19 2-22 2-13 0-27 0-40 0 23-21 30-27 44-37 16-13 31-27 31-48 0-27-23-43-51-43s-47 19-47 40c0 11 10 11 12 11 5 0 11-3 11-11 0-4 0-12-12-12 7-15 21-21 32-21 22 0 34 18 34 36 0 19-14 35-21 43-18 17-35 34-53 52-3 2-3 3-3 9 31 0 61 0 92 0 2-14 4-27 6-41z"><text:p/></draw:path><draw:path draw:style-name="gr180" draw:text-style-name="P67" svg:width="0.0516in" svg:height="0.0378in" svg:x="0.5339in" svg:y="0.1437in" svg:viewBox="0 0 132 97" svg:d="M59 15c9 0 18 0 27 0-4 13-9 34-9 51 0 9 1 14 2 20 4 11 7 11 10 11 6 0 11-4 11-10 0-1 0-2-2-4-4-8-8-21-8-40 0-3 0-12 3-28 9 0 19 0 28 0 4 0 6 0 8-1 3-3 3-7 3-8 0-6-5-6-9-6-28 0-55 0-83 0-9 0-16 2-26 11-5 5-14 17-14 19s3 2 4 2c2 0 2 0 4-1 11-16 24-16 30-16 4 0 9 0 13 0-7 25-19 51-25 63-2 3-3 9-4 9 0 1-1 2-1 3 0 4 2 7 8 7 9 0 11-10 16-29 5-17 10-36 14-53z"><text:p/></draw:path><draw:path draw:style-name="gr180" draw:text-style-name="P67" svg:width="0.0476in" svg:height="0.0559in" svg:x="0.6118in" svg:y="0.0701in" svg:viewBox="0 0 122 143" svg:d="M45 67c9 0 32-1 49-7 21-9 23-28 23-33 0-14-12-27-33-27-35 0-84 31-84 86 0 32 19 57 50 57 45 0 72-33 72-37 0-2-2-4-4-4s-2 1-4 4c-25 30-59 30-64 30-24 0-27-26-27-36 0-4 0-14 5-33 5 0 12 0 17 0zM31 60c11-48 44-53 53-53 14 0 23 9 23 20 0 33-51 33-64 33-4 0-8 0-12 0z"><text:p/></draw:path><draw:path draw:style-name="gr180" draw:text-style-name="P67" svg:width="0.0583in" svg:height="0.0039in" svg:x="0.6736in" svg:y="0.0555in" svg:viewBox="0 0 149 11" svg:d="M140 11c4 0 9 0 9-6 0-5-5-5-9-5-44 0-88 0-132 0-3 0-8 0-8 5 0 6 5 6 8 6 44 0 88 0 132 0z"><text:p/></draw:path><draw:path draw:style-name="gr180" draw:text-style-name="P67" svg:width="0.0291in" svg:height="0.0551in" svg:x="0.7457in" svg:y="0.0252in" svg:viewBox="0 0 75 141" svg:d="M45 51c7 0 15 0 23 0 4 0 7 0 7-5 0-3-3-3-7-3-7 0-14 0-21 0 3-11 5-21 8-32 1-2 1-3 1-4 0-3-3-7-7-7-6 0-9 5-11 10-1 5 2-5-8 33-7 0-16 0-23 0-4 0-7 0-7 5 0 3 3 3 6 3 8 0 15 0 22 0-5 18-9 35-14 53 0 5-3 13-3 16 0 13 12 21 24 21 24 0 39-31 39-34 0-2-3-1-4-2-2 0-3 0-5 3-6 15-17 26-29 26-5 0-8-2-8-10 0-2 1-7 1-9 5-22 11-43 16-64z"><text:p/></draw:path><draw:path draw:style-name="gr180" draw:text-style-name="P67" svg:width="0.0303in" svg:height="0.0413in" svg:x="0.7854in" svg:y="0.0004in" svg:viewBox="0 0 78 106" svg:d="M78 75c-1 0-4 0-6 0-1 3-2 12-4 14-2 1-15 1-18 1-9 0-20 0-30 0 10-7 21-16 31-22 14-10 27-19 27-36 0-20-19-32-41-32s-37 13-37 28c0 8 6 10 9 10 5 0 9-3 9-10 0-5-4-8-9-9 5-7 14-12 24-12 16 0 28 9 28 25 0 13-9 23-20 34-13 11-27 21-39 32-2 2-2 2-2 3s0 3 0 5c24 0 49 0 73 0 2-11 4-21 5-31z"><text:p/></draw:path><draw:path draw:style-name="gr180" draw:text-style-name="P67" svg:width="0.037in" svg:height="0.0866in" svg:x="0.835in" svg:y="0.0142in" svg:viewBox="0 0 95 221" svg:d="M94 10c1-4 1-4 1-5 0-3-3-5-5-5-4 0-5 3-6 5-28 69-55 138-83 206-1 4-1 4-1 5 0 3 3 5 5 5 4 0 5-3 6-5 28-69 55-138 83-206z"><text:p/></draw:path><draw:path draw:style-name="gr180" draw:text-style-name="P67" svg:width="0.0382in" svg:height="0.0575in" svg:x="0.8846in" svg:y="0.022in" svg:viewBox="0 0 98 147" svg:d="M98 106c-3 0-4 0-7 0-1 6-3 18-6 20-2 2-19 2-22 2-13 0-27 0-40 0 23-21 30-27 44-37 16-13 31-27 31-48 0-27-23-43-51-43s-47 19-47 40c0 11 10 12 12 12 5 0 11-4 11-11 0-5 0-13-12-13 7-15 21-20 32-20 22 0 34 17 34 35 0 19-14 35-21 43-18 17-35 34-53 52-3 2-3 3-3 9 31 0 61 0 92 0 2-14 4-27 6-41z"><text:p/></draw:path><draw:path draw:style-name="gr180" draw:text-style-name="P67" svg:width="0.0126in" svg:height="0.0126in" svg:x="0.9461in" svg:y="0.1114in" svg:viewBox="0 0 33 33" svg:d="M33 17c0-10-8-17-17-17-10 0-16 7-16 17 0 9 6 16 16 16 9 0 17-7 17-16z"><text:p/></draw:path><draw:path draw:style-name="gr180" draw:text-style-name="P67" svg:width="0.0618in" svg:height="0.1126in" svg:x="0.9764in" svg:y="0.037in" svg:viewBox="0 0 158 287" svg:d="M99 97c9 0 18 0 27 0 6 0 10 0 10-7 0-3-4-3-9-3-9 0-17 0-26 0 3-12 4-25 7-36 1-7 5-29 7-34 3-5 8-10 16-10 0 0 9 0 15 6-15 1-17 12-17 17 0 7 5 11 11 11 9 0 18-8 18-19 0-15-15-22-27-22-11 0-32 5-41 37-2 6-3 10-11 50-7 0-14 0-21 0s-9 0-9 6c0 4 2 4 8 4 7 0 14 0 21 0-8 41-16 82-24 124-5 31-11 59-27 59-2 0-10 0-15-6 14-1 17-12 17-17 0-6-6-10-12-10-8 0-17 6-17 18 0 15 14 22 27 22 17 0 30-19 35-31 11-19 18-58 18-59 6-34 13-67 19-100z"><text:p/></draw:path><draw:path draw:style-name="gr180" draw:text-style-name="P67" svg:width="0.0283in" svg:height="0.124in" svg:x="1.0567in" svg:y="0.0319in" svg:viewBox="0 0 73 316" svg:d="M73 312c0-1 0-1-5-6-40-41-50-99-50-148 0-55 13-110 51-149 4-4 4-4 4-5 0-3-1-4-3-4-3 0-31 22-50 61-16 36-20 71-20 97 0 25 4 63 21 98 19 39 46 60 49 60 2 0 3-1 3-4z"><text:p/></draw:path><draw:path draw:style-name="gr180" draw:text-style-name="P67" svg:width="0.0378in" svg:height="0.0787in" svg:x="1.0957in" svg:y="0.0469in" svg:viewBox="0 0 97 201" svg:d="M58 71c10 0 19 0 29 0 7 0 10 0 10-6 0-4-3-4-9-4-9 0-19 0-28 0 12-45 13-51 13-53 0-5-4-8-9-8-1 0-10 0-13 11-4 17-8 33-12 50-10 0-20 0-30 0-6 0-9 0-9 7 0 3 3 3 9 3 9 0 19 0 28 0-23 90-24 95-24 101 0 17 11 29 28 29 33 0 51-46 51-49s-3-3-4-3c-2 0-3 2-4 4-15 34-31 41-42 41-7 0-10-4-10-15 0-7 1-9 2-15 8-31 16-62 24-93z"><text:p/></draw:path><draw:path draw:style-name="gr180" draw:text-style-name="P67" svg:width="0.0315in" svg:height="0.0575in" svg:x="1.1469in" svg:y="0.0858in" svg:viewBox="0 0 81 147" svg:d="M50 6c0-6 0-6-6-6-14 14-35 14-44 14 0 2 0 5 0 8 5 0 21 0 32-7 0 38 0 76 0 114 0 7 0 10-22 10-3 0-5 0-8 0 0 3 0 5 0 8 4-1 31-1 39-1s36 0 40 1c0-3 0-5 0-8-3 0-5 0-8 0-23 0-23-3-23-10 0-42 0-82 0-123z"><text:p/></draw:path><draw:path draw:style-name="gr180" draw:text-style-name="P67" svg:width="0.0146in" svg:height="0.037in" svg:x="1.2035in" svg:y="0.1114in" svg:viewBox="0 0 38 95" svg:d="M38 33c0-20-8-33-21-33-11 0-17 8-17 17 0 8 6 16 17 16 4 0 8-1 11-3 1-1 1-1 2-2 1 0 1 1 1 5 0 24-11 43-22 53-4 3-4 4-4 5 0 2 2 4 4 4 3 0 29-25 29-62z"><text:p/></draw:path><draw:path draw:style-name="gr180" draw:text-style-name="P67" svg:width="0.0126in" svg:height="0.0126in" svg:x="1.2591in" svg:y="0.1114in" svg:viewBox="0 0 33 33" svg:d="M33 17c0-10-8-17-17-17s-16 7-16 17c0 9 7 16 16 16s17-7 17-16z"><text:p/></draw:path><draw:path draw:style-name="gr180" draw:text-style-name="P67" svg:width="0.013in" svg:height="0.0126in" svg:x="1.2937in" svg:y="0.1114in" svg:viewBox="0 0 34 33" svg:d="M34 17c0-10-8-17-17-17s-17 7-17 17c0 9 8 16 17 16s17-7 17-16z"><text:p/></draw:path><draw:path draw:style-name="gr180" draw:text-style-name="P67" svg:width="0.0126in" svg:height="0.0126in" svg:x="1.3283in" svg:y="0.1114in" svg:viewBox="0 0 33 33" svg:d="M33 17c0-10-7-17-16-17-10 0-17 7-17 17 0 9 7 16 17 16 9 0 16-7 16-16z"><text:p/></draw:path><draw:path draw:style-name="gr180" draw:text-style-name="P67" svg:width="0.0142in" svg:height="0.037in" svg:x="1.363in" svg:y="0.1114in" svg:viewBox="0 0 37 95" svg:d="M37 33c0-20-8-33-21-33-10 0-16 8-16 17 0 8 6 16 16 16 4 0 8-1 11-3 1-1 1-1 2-2 1 0 1 1 1 5 0 24-11 43-22 53-3 3-3 4-3 5 0 2 1 4 3 4 4 0 29-25 29-62z"><text:p/></draw:path><draw:path draw:style-name="gr180" draw:text-style-name="P67" svg:width="0.0374in" svg:height="0.0787in" svg:x="1.4106in" svg:y="0.0469in" svg:viewBox="0 0 96 201" svg:d="M58 71c10 0 19 0 29 0 7 0 9 0 9-6 0-4-2-4-8-4-9 0-19 0-28 0 11-45 13-51 13-53 0-5-4-8-9-8-1 0-10 0-13 11-4 17-8 33-12 50-10 0-20 0-30 0-6 0-9 0-9 7 0 3 2 3 8 3 9 0 19 0 28 0-22 90-23 95-23 101 0 17 11 29 28 29 33 0 51-46 51-49s-3-3-4-3c-3 0-3 2-5 4-14 34-30 41-41 41-7 0-10-4-10-15 0-7 0-9 2-15 8-31 16-62 24-93z"><text:p/></draw:path><draw:path draw:style-name="gr180" draw:text-style-name="P67" svg:width="0.0528in" svg:height="0.039in" svg:x="1.4567in" svg:y="0.1047in" svg:viewBox="0 0 135 100" svg:d="M16 84c-1 3-1 5-2 9 0 5 4 7 8 7s8-3 9-4c1-2 2-9 3-14 2-4 4-14 6-21 1-4 2-9 3-14 3-9 3-11 9-20 7-9 17-21 34-21 12 0 13 12 13 17 0 12-10 37-13 46-3 7-4 9-4 12 0 12 10 19 22 19 21 0 31-31 31-33 0-4-3-4-4-4-2 0-2 2-3 5-6 17-15 26-24 26-5 0-6-3-6-7 0-6 2-9 6-18 2-8 11-31 11-44 0-20-17-25-29-25-18 0-30 12-36 21-2-16-16-21-25-21s-14 7-17 13c-5 8-8 20-8 21 0 3 3 3 4 3 3 0 3-1 5-6 3-14 7-25 15-25 7 0 8 6 8 11s-1 13-3 19c-2 5-5 15-6 20-2 9-4 19-7 28z"><text:p/></draw:path><draw:path draw:style-name="gr180" draw:text-style-name="P67" svg:width="0.0283in" svg:height="0.124in" svg:x="1.5276in" svg:y="0.0319in" svg:viewBox="0 0 73 316" svg:d="M73 158c0-25-4-62-21-98-19-39-46-60-49-60-2 0-3 1-3 4 0 1 0 1 5 7 32 30 50 81 50 147 0 54-12 109-51 149-4 4-4 4-4 5 0 2 1 4 3 4 3 0 31-22 50-62 16-34 20-69 20-96z"><text:p/></draw:path><draw:path draw:style-name="gr180" draw:text-style-name="P67" svg:width="0.0823in" svg:height="0.0287in" svg:x="1.6102in" svg:y="0.0787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705in" svg:height="0.0819in" svg:x="1.7409in" svg:y="0.0701in" svg:viewBox="0 0 180 209" svg:d="M39 194c-2 4-2 4-2 6 0 7 6 9 9 9 2 0 9-1 12-9 1-2 2-12 10-57 4 0 6 0 11 0 52 0 101-49 101-100 0-24-12-43-36-43-46 0-65 61-84 124-34-7-51-25-51-47 0-9 7-45 26-66 3-3 3-4 3-5s-1-2-5-2c-9 0-33 46-33 75 0 30 22 54 55 62-5 17-11 35-16 53zM82 125c-3 0-3 0-5-1-4 0-5 0-5 0 0-1 5-30 6-35 10-40 35-71 63-71 22 0 31 17 31 33 0 36-41 74-90 74z"><text:p/></draw:path><draw:path draw:style-name="gr180" draw:text-style-name="P67" svg:width="0.0283in" svg:height="0.124in" svg:x="1.8287in" svg:y="0.0319in" svg:viewBox="0 0 73 316" svg:d="M73 312c0-1 0-1-5-6-40-41-50-99-50-148 0-55 12-110 51-149 4-4 4-4 4-5 0-3-1-4-3-4-3 0-32 22-50 61-16 36-20 71-20 97 0 25 3 63 21 98 19 39 46 60 49 60 2 0 3-1 3-4z"><text:p/></draw:path><draw:path draw:style-name="gr180" draw:text-style-name="P67" svg:width="0.0378in" svg:height="0.0787in" svg:x="1.8673in" svg:y="0.0469in" svg:viewBox="0 0 97 201" svg:d="M59 71c9 0 19 0 29 0 7 0 9 0 9-6 0-4-2-4-8-4-9 0-19 0-28 0 11-45 13-51 13-53 0-5-4-8-9-8-1 0-10 0-13 11-4 17-8 33-12 50-10 0-20 0-30 0-6 0-10 0-10 7 0 3 3 3 9 3 9 0 19 0 28 0-23 90-23 95-23 101 0 17 11 29 28 29 33 0 51-46 51-49s-3-3-4-3c-3 0-3 2-5 4-14 34-30 41-41 41-7 0-10-4-10-15 0-7 0-9 2-15 8-31 15-62 24-93z"><text:p/></draw:path><draw:path draw:style-name="gr180" draw:text-style-name="P67" svg:width="0.0315in" svg:height="0.0575in" svg:x="1.9189in" svg:y="0.0858in" svg:viewBox="0 0 81 147" svg:d="M50 6c0-6 0-6-7-6-13 14-34 14-43 14 0 2 0 5 0 8 5 0 20 0 32-7 0 38 0 76 0 114 0 7 0 10-22 10-3 0-5 0-8 0 0 3 0 5 0 8 3-1 31-1 39-1 7 0 35 0 40 1 0-3 0-5 0-8-3 0-6 0-9 0-22 0-22-3-22-10 0-42 0-82 0-123z"><text:p/></draw:path><draw:path draw:style-name="gr180" draw:text-style-name="P67" svg:width="0.0287in" svg:height="0.124in" svg:x="1.9724in" svg:y="0.0319in" svg:viewBox="0 0 74 316" svg:d="M74 158c0-25-4-62-22-98-19-39-46-60-48-60-3 0-4 1-4 4 0 1 0 1 6 7 31 30 49 81 49 147 0 54-12 109-50 149-5 4-5 4-5 5 0 2 1 4 4 4 2 0 31-22 49-62 16-34 21-69 21-96z"><text:p/></draw:path><draw:path draw:style-name="gr180" draw:text-style-name="P67" svg:width="0.0126in" svg:height="0.0126in" svg:x="2.0248in" svg:y="0.1114in" svg:viewBox="0 0 33 33" svg:d="M33 17c0-10-8-17-17-17-10 0-16 7-16 17 0 9 6 16 16 16 9 0 17-7 17-16z"><text:p/></draw:path><draw:path draw:style-name="gr180" draw:text-style-name="P67" svg:width="0.013in" svg:height="0.0126in" svg:x="2.0591in" svg:y="0.1114in" svg:viewBox="0 0 34 33" svg:d="M34 17c0-10-8-17-17-17s-17 7-17 17c0 9 8 16 17 16s17-7 17-16z"><text:p/></draw:path><draw:path draw:style-name="gr180" draw:text-style-name="P67" svg:width="0.0126in" svg:height="0.0126in" svg:x="2.0937in" svg:y="0.1114in" svg:viewBox="0 0 33 33" svg:d="M33 17c0-10-7-17-16-17s-17 7-17 17c0 9 8 16 17 16s16-7 16-16z"><text:p/></draw:path><draw:path draw:style-name="gr180" draw:text-style-name="P67" svg:width="0.0705in" svg:height="0.0819in" svg:x="2.124in" svg:y="0.0701in" svg:viewBox="0 0 180 209" svg:d="M38 194c-1 4-2 4-2 6 0 7 6 9 10 9 1 0 8-1 12-9 1-2 1-12 10-57 3 0 6 0 11 0 52 0 101-49 101-100 0-24-13-43-36-43-46 0-65 61-84 124-34-7-52-25-52-47 0-9 7-45 26-66 3-3 3-4 3-5s-1-2-4-2c-9 0-33 46-33 75 0 30 21 54 55 62-5 17-12 35-17 53zM82 125c-3 0-4 0-6-1-4 0-4 0-4 0 0-1 5-30 6-35 10-40 35-71 62-71 23 0 31 17 31 33 0 36-40 74-89 74z"><text:p/></draw:path><draw:path draw:style-name="gr180" draw:text-style-name="P67" svg:width="0.0287in" svg:height="0.124in" svg:x="2.2114in" svg:y="0.0319in" svg:viewBox="0 0 74 316" svg:d="M74 312c0-1 0-1-6-6-39-41-49-99-49-148 0-55 12-110 50-149 5-4 5-4 5-5 0-3-2-4-4-4s-31 22-50 61c-16 36-20 71-20 97 0 25 4 63 21 98 19 39 47 60 49 60s4-1 4-4z"><text:p/></draw:path><draw:path draw:style-name="gr180" draw:text-style-name="P67" svg:width="0.0378in" svg:height="0.0787in" svg:x="2.2504in" svg:y="0.0469in" svg:viewBox="0 0 97 201" svg:d="M58 71c10 0 19 0 29 0 7 0 10 0 10-6 0-4-3-4-9-4-9 0-19 0-28 0 12-45 14-51 14-53 0-5-5-8-10-8-1 0-9 0-13 11-3 17-8 33-11 50-10 0-20 0-30 0-6 0-10 0-10 7 0 3 3 3 9 3 9 0 19 0 28 0-23 90-24 95-24 101 0 17 12 29 28 29 33 0 51-46 51-49s-2-3-4-3-2 2-4 4c-14 34-31 41-42 41-6 0-10-4-10-15 0-7 1-9 2-15 8-31 16-62 24-93z"><text:p/></draw:path><draw:path draw:style-name="gr180" draw:text-style-name="P67" svg:width="0.0531in" svg:height="0.039in" svg:x="2.2965in" svg:y="0.1047in" svg:viewBox="0 0 136 100" svg:d="M17 84c-1 3-2 5-3 9 0 5 5 7 9 7 3 0 6-3 8-4 1-2 3-9 4-14 1-4 4-14 5-21 1-4 2-9 3-14 3-9 4-11 10-20s16-21 33-21c13 0 13 12 13 17 0 12-9 37-13 46-2 7-3 9-3 12 0 12 10 19 21 19 22 0 32-31 32-33 0-4-3-4-4-4-3 0-3 2-4 5-5 17-15 26-24 26-4 0-5-3-5-7 0-6 1-9 5-18 3-8 12-31 12-44 0-20-17-25-29-25-19 0-31 12-37 21-2-16-15-21-24-21-10 0-14 7-18 13-4 8-8 20-8 21 0 3 4 3 5 3 2 0 2-1 4-6 4-14 7-25 16-25 6 0 7 6 7 11s-1 13-3 19c-2 5-4 15-5 20-2 9-4 19-7 28z"><text:p/></draw:path><draw:path draw:style-name="gr180" draw:text-style-name="P67" svg:width="0.0287in" svg:height="0.124in" svg:x="2.3673in" svg:y="0.0319in" svg:viewBox="0 0 74 316" svg:d="M74 158c0-25-4-62-21-98-20-39-47-60-49-60s-4 1-4 4c0 1 0 1 6 7 31 30 49 81 49 147 0 54-12 109-50 149-5 4-5 4-5 5 0 2 2 4 4 4s31-22 50-62c16-34 20-69 20-96z"><text:p/></draw:path></draw:g></draw:g></text:span></text:p>
      <text:p text:style-name="P33"><text:span text:style-name="T1"><draw:g text:anchor-type="as-char" svg:y="-0.1417in" draw:z-index="53" draw:name="Shape75" draw:style-name="gr178"><svg:title>TexMaths</svg:title><svg:desc>9§inline§f(t_1, ..., t_n) = (2\pi)^{n/2} exp(-\frac{(t^2_1+...+t_n^2)^2}{2})§svg§600§FALSE§</svg:desc><draw:g draw:style-name="gr2"><draw:path draw:style-name="gr179" draw:text-style-name="P66" svg:width="2.1102in" svg:height="0.1717in" svg:x="0.0004in" svg:y="0.0063in" svg:viewBox="0 0 5361 437" svg:d="M0 0c1787 0 3574 0 5361 0 0 146 0 291 0 437-1787 0-3574 0-5361 0 0-146 0-291 0-437z"><text:p/></draw:path><draw:path draw:style-name="gr180" draw:text-style-name="P67" svg:width="0.0614in" svg:height="0.1126in" svg:x="0.0008in" svg:y="0.0543in" svg:viewBox="0 0 157 287" svg:d="M99 96c9 0 18 0 27 0 6 0 10 0 10-6 0-3-4-3-9-3-9 0-17 0-26 0 2-12 4-24 6-36 2-7 6-29 8-33 3-6 8-11 15-11 1 0 9 0 16 6-15 1-17 12-17 17 0 7 5 11 11 11 8 0 17-7 17-19 0-15-14-22-27-22-11 0-31 6-40 37-2 7-3 10-11 50-7 0-14 0-21 0s-10 0-10 6c0 3 3 3 9 3 7 0 13 0 20 0-8 41-15 83-23 125-5 30-11 58-28 58-1 0-9 0-14-5 14-1 17-12 17-17 0-7-6-11-12-11-8 0-17 7-17 19 0 14 13 22 26 22 18 0 31-19 36-31 10-20 18-57 18-59 6-34 13-68 19-101z"><text:p/></draw:path><draw:path draw:style-name="gr180" draw:text-style-name="P67" svg:width="0.0283in" svg:height="0.1236in" svg:x="0.0811in" svg:y="0.0492in" svg:viewBox="0 0 73 315" svg:d="M73 311c0-1 0-2-6-7-39-40-49-98-49-147 0-55 12-109 51-149 4-4 4-4 4-5 0-2-1-3-3-3-3 0-31 21-50 61-16 35-20 70-20 96 0 25 4 63 21 98 19 39 46 60 49 60 2 0 3-1 3-4z"><text:p/></draw:path><draw:path draw:style-name="gr180" draw:text-style-name="P67" svg:width="0.0374in" svg:height="0.0787in" svg:x="0.1201in" svg:y="0.0646in" svg:viewBox="0 0 96 201" svg:d="M58 71c9 0 19 0 29 0 7 0 9 0 9-6 0-3-2-3-8-3-9 0-19 0-28 0 11-45 13-51 13-53 0-5-4-9-9-9-1 0-10 0-13 12-4 17-8 33-12 50-10 0-20 0-30 0-6 0-9 0-9 5 0 4 2 4 8 4 9 0 19 0 28 0-23 90-23 95-23 101 0 17 11 29 28 29 33 0 51-46 51-48 0-4-3-4-4-4-3 0-3 1-5 5-14 33-30 40-41 40-7 0-10-3-10-14 0-8 0-10 2-16 8-31 15-62 24-93z"><text:p/></draw:path><draw:path draw:style-name="gr180" draw:text-style-name="P67" svg:width="0.0315in" svg:height="0.0575in" svg:x="0.1713in" svg:y="0.1028in" svg:viewBox="0 0 81 147" svg:d="M50 6c0-5-1-6-7-6-13 14-34 14-43 14 0 3 0 6 0 8 5 0 20 0 32-6 0 38 0 75 0 113 0 8 0 10-22 10-3 0-6 0-8 0 0 3 0 6 0 8 3-1 31-1 39-1 7 0 35 0 40 1 0-2 0-5 0-8-3 0-6 0-9 0-22 0-22-2-22-10 0-42 0-82 0-123z"><text:p/></draw:path><draw:path draw:style-name="gr180" draw:text-style-name="P67" svg:width="0.0142in" svg:height="0.0366in" svg:x="0.2283in" svg:y="0.1287in" svg:viewBox="0 0 37 94" svg:d="M37 33c0-21-7-33-20-33-11 0-17 7-17 16s6 17 17 17c4 0 8-1 11-4 1 0 1-1 2-1 0 2 1 1 1 5 0 24-12 42-22 52-4 4-4 5-4 6 0 2 2 3 3 3 4 0 29-24 29-61z"><text:p/></draw:path><draw:path draw:style-name="gr180" draw:text-style-name="P67" svg:width="0.013in" svg:height="0.0126in" svg:x="0.2835in" svg:y="0.1287in" svg:viewBox="0 0 34 33" svg:d="M34 16c0-9-8-16-17-16s-17 6-17 16c0 9 8 17 17 17s17-7 17-17z"><text:p/></draw:path><draw:path draw:style-name="gr180" draw:text-style-name="P67" svg:width="0.0126in" svg:height="0.0126in" svg:x="0.3185in" svg:y="0.1287in" svg:viewBox="0 0 33 33" svg:d="M33 16c0-9-7-16-16-16-10 0-17 6-17 16 0 9 7 17 17 17 9 0 16-7 16-17z"><text:p/></draw:path><draw:path draw:style-name="gr180" draw:text-style-name="P67" svg:width="0.0126in" svg:height="0.0126in" svg:x="0.3531in" svg:y="0.1287in" svg:viewBox="0 0 33 33" svg:d="M33 16c0-9-8-16-17-16s-16 6-16 16c0 9 7 17 16 17s17-7 17-17z"><text:p/></draw:path><draw:path draw:style-name="gr180" draw:text-style-name="P67" svg:width="0.0142in" svg:height="0.0366in" svg:x="0.3874in" svg:y="0.1287in" svg:viewBox="0 0 37 94" svg:d="M37 33c0-21-7-33-20-33-11 0-17 7-17 16s6 17 17 17c4 0 8-1 11-4 1 0 1-1 2-1 0 2 1 1 1 5 0 24-12 42-22 52-4 4-4 5-4 6 0 2 2 3 3 3 4 0 29-24 29-61z"><text:p/></draw:path><draw:path draw:style-name="gr180" draw:text-style-name="P67" svg:width="0.0378in" svg:height="0.0787in" svg:x="0.435in" svg:y="0.0646in" svg:viewBox="0 0 97 201" svg:d="M58 71c10 0 20 0 30 0 6 0 9 0 9-6 0-3-3-3-9-3-9 0-19 0-28 0 12-45 14-51 14-53 0-5-4-9-9-9-1 0-10 0-13 12-4 17-8 33-12 50-10 0-20 0-30 0-6 0-10 0-10 5 0 4 3 4 9 4 9 0 19 0 28 0-23 90-24 95-24 101 0 17 12 29 29 29 32 0 51-46 51-48 0-4-3-4-5-4-3 0-3 1-4 5-14 33-31 40-42 40-6 0-10-3-10-14 0-8 1-10 3-16 8-31 15-62 23-93z"><text:p/></draw:path><draw:path draw:style-name="gr180" draw:text-style-name="P67" svg:width="0.0528in" svg:height="0.039in" svg:x="0.4811in" svg:y="0.1217in" svg:viewBox="0 0 135 100" svg:d="M16 84c-1 2-2 8-2 9 0 5 4 7 8 7 3 0 7-3 9-5 1-2 2-9 3-14 1-4 4-14 5-20 1-4 2-10 4-14 2-9 3-11 9-20s16-21 33-21c13 0 13 12 13 16 0 13-9 37-13 47-2 6-3 8-3 12 0 12 10 19 21 19 22 0 32-31 32-34s-3-3-4-3c-2 0-3 2-4 4-5 17-15 26-24 26-4 0-5-2-5-7s1-8 5-18c3-7 12-30 12-43 0-21-17-25-29-25-19 0-30 12-37 21-1-16-15-21-24-21-10 0-14 7-18 12-4 9-7 21-7 22 0 3 3 3 4 3 2 0 2-1 4-6 4-14 8-25 16-25 7 0 7 5 7 11 0 5-2 13-3 19-2 5-4 14-5 20-2 9-4 19-7 28z"><text:p/></draw:path><draw:path draw:style-name="gr180" draw:text-style-name="P67" svg:width="0.0287in" svg:height="0.1236in" svg:x="0.552in" svg:y="0.0492in" svg:viewBox="0 0 74 315" svg:d="M74 157c0-24-4-63-21-98-19-39-47-59-49-59s-4 1-4 3c0 1 0 1 6 7 31 31 50 82 50 147 0 54-13 109-52 149-4 3-4 4-4 5 0 2 2 4 4 4s31-22 50-62c16-34 20-69 20-96z"><text:p/></draw:path><draw:path draw:style-name="gr180" draw:text-style-name="P67" svg:width="0.0827in" svg:height="0.0287in" svg:x="0.6346in" svg:y="0.096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287in" svg:height="0.1236in" svg:x="0.7717in" svg:y="0.0492in" svg:viewBox="0 0 74 315" svg:d="M74 311c0-1 0-2-6-7-39-40-49-98-49-147 0-55 12-109 50-149 5-4 5-4 5-5 0-2-2-3-4-3-3 0-31 21-50 61-16 35-20 70-20 96 0 25 4 63 21 98 19 39 46 60 49 60 2 0 4-1 4-4z"><text:p/></draw:path><draw:path draw:style-name="gr180" draw:text-style-name="P67" svg:width="0.0492in" svg:height="0.0823in" svg:x="0.8142in" svg:y="0.0594in" svg:viewBox="0 0 126 210" svg:d="M24 186c11-11 23-22 34-32 49-44 68-61 68-93 0-36-29-61-68-61-35 0-58 29-58 58 0 17 15 17 16 17 6 0 17-4 17-17 0-8-6-17-17-17-3 0-3 0-4 1 7-20 24-32 43-32 29 0 42 25 42 51 0 25-16 50-33 70-20 23-41 45-60 68-4 3-4 4-4 11 39 0 78 0 117 0 3-19 6-37 9-55-3 0-5 0-8 0-2 9-4 24-7 28-2 3-23 3-30 3-19 0-38 0-57 0z"><text:p/></draw:path><draw:path draw:style-name="gr180" draw:text-style-name="P67" svg:width="0.0669in" svg:height="0.0543in" svg:x="0.8732in" svg:y="0.089in" svg:viewBox="0 0 171 139" svg:d="M76 18c11 0 24 0 36 0-11 47-14 60-14 82 0 4 0 12 3 23 2 14 6 16 11 16 6 0 13-6 13-12 0-2 0-2-2-7-10-23-10-43-10-52 0-17 3-34 7-50 11 0 24 0 36 0 3 0 15 0 15-11 0-7-6-7-13-7-35 0-71 0-106 0-6 0-19 0-32 14-12 13-20 27-20 29 2 1 0 3 4 3 2 0 3-1 5-4 15-24 34-24 40-24 7 0 12 0 18 0-9 38-27 76-40 105-3 5-3 6-3 7 0 7 6 9 9 9 10 0 13-9 16-20 5-15 5-16 9-31 6-23 11-47 18-70z"><text:p/></draw:path><draw:path draw:style-name="gr180" draw:text-style-name="P67" svg:width="0.0283in" svg:height="0.1236in" svg:x="0.9524in" svg:y="0.0492in" svg:viewBox="0 0 73 315" svg:d="M73 157c0-24-4-63-21-98-19-39-46-59-49-59-2 0-3 1-3 3 0 1 0 1 5 7 32 31 50 82 50 147 0 54-12 109-51 149-4 3-4 4-4 5 0 2 1 4 3 4 3 0 31-22 50-62 16-34 20-69 20-96z"><text:p/></draw:path><draw:path draw:style-name="gr180" draw:text-style-name="P67" svg:width="0.0528in" svg:height="0.039in" svg:x="0.998in" svg:y="0.0587in" svg:viewBox="0 0 135 100" svg:d="M16 84c-1 2-2 8-2 9 0 5 4 7 8 7s8-3 9-5c0-2 2-10 3-14 2-4 4-14 6-20 0-4 2-10 3-14 3-9 3-11 9-20s17-21 33-21c13 0 14 12 14 16 0 13-10 37-14 47-2 6-3 8-3 12 0 12 10 19 21 19 22 0 32-31 32-34s-3-3-4-3c-2 0-2 2-3 3-6 18-16 27-24 27-5 0-6-2-6-8 0-4 2-7 5-17 3-7 12-30 12-43 0-21-17-25-29-25-18 0-30 12-37 20-1-15-15-20-24-20s-14 7-17 12c-5 8-8 21-8 22 0 3 3 3 4 3 3 0 3-1 5-6 3-14 7-25 15-25 7 0 8 5 8 11 0 5-2 12-3 18-2 5-5 15-6 21-2 9-4 19-7 28z"><text:p/></draw:path><draw:path draw:style-name="gr180" draw:text-style-name="P67" svg:width="0.037in" svg:height="0.0866in" svg:x="1.0618in" svg:y="0.0319in" svg:viewBox="0 0 95 221" svg:d="M94 10c1-3 1-4 1-5 0-3-2-5-5-5-4 0-5 3-6 5-28 69-55 137-83 206-1 3-1 4-1 5 0 3 3 5 5 5 4 0 5-3 7-5 27-70 55-138 82-206z"><text:p/></draw:path><draw:path draw:style-name="gr180" draw:text-style-name="P67" svg:width="0.0378in" svg:height="0.0575in" svg:x="1.1114in" svg:y="0.0394in" svg:viewBox="0 0 97 147" svg:d="M97 107c-3 0-4 0-7 0-1 4-3 18-6 20-1 2-18 2-22 2-13 0-27 0-40 0 23-21 30-27 44-38 16-13 31-26 31-48 0-26-23-43-51-43s-46 20-46 40c0 11 9 12 12 12 4 0 11-3 11-12 0-3-1-11-13-11 7-16 21-21 32-21 23 0 34 17 34 35 0 20-14 35-21 42-18 17-35 35-53 53-2 2-2 3-2 9 31 0 60 0 91 0 2-13 4-27 6-40z"><text:p/></draw:path><draw:path draw:style-name="gr180" draw:text-style-name="P67" svg:width="0.0472in" svg:height="0.0559in" svg:x="1.1677in" svg:y="0.0874in" svg:viewBox="0 0 121 143" svg:d="M44 67c10 0 33-1 49-8 22-10 23-28 23-32 0-14-12-27-33-27-35 0-83 31-83 85 0 33 19 58 49 58 45 0 72-33 72-38 0-2-1-3-3-3s-3 0-5 2c-25 32-59 32-63 32-25 0-28-26-28-37 0-4 0-14 6-32 5 0 11 0 16 0zM30 59c12-47 45-53 53-53 14 0 23 10 23 21 0 32-50 32-64 32-4 0-8 0-12 0z"><text:p/></draw:path><draw:path draw:style-name="gr180" draw:text-style-name="P67" svg:width="0.0614in" svg:height="0.0559in" svg:x="1.2232in" svg:y="0.0874in" svg:viewBox="0 0 157 143" svg:d="M97 44c2-8 9-38 31-38 2 0 10 0 16 5-9 2-15 10-15 17 0 5 3 11 11 11s17-6 17-18c0-17-18-21-28-21-19 0-30 16-34 23-8-20-25-23-34-23-33 0-51 40-51 49 0 2 3 2 4 2 2 0 3 0 4-3 11-34 31-42 42-42 7 0 17 4 17 22 0 10-5 30-17 75-4 19-16 33-29 33-2 0-9 0-17-4 8-2 16-9 16-17 0-9-8-12-12-12-10 0-18 8-18 19 0 15 16 21 31 21 20 0 31-23 32-24 4 11 15 24 34 24 33 0 51-41 51-49 0-3-3-3-4-3-3 0-4 2-4 3-10 35-32 42-42 42-13 0-17-10-17-21 0-7 2-14 5-28 4-14 8-29 11-43z"><text:p/></draw:path><draw:path draw:style-name="gr180" draw:text-style-name="P67" svg:width="0.0646in" svg:height="0.0783in" svg:x="1.287in" svg:y="0.0874in" svg:viewBox="0 0 165 200" svg:d="M24 178c-2 11-3 13-17 13-3 0-7 0-7 6 0 3 2 3 4 3 9 0 18 0 27 0 10 0 20 0 31 0 1 0 5 0 5-6 0-3-2-3-7-3-16 0-16-2-16-5 0-4 14-56 15-64 5 10 14 21 30 21 36 0 76-46 76-93 0-29-18-50-42-50-16 0-31 11-41 23-4-17-17-23-29-23-14 0-21 12-23 18-6 11-10 30-10 31 0 2 2 1 3 2 4 0 4 0 6-7 5-22 11-38 23-38 6 0 10 3 10 16 0 7-1 10-3 16-11 46-23 93-35 140zM80 40c2-8 11-17 16-21 11-10 21-13 25-13 14 0 21 11 21 30 0 18-11 56-16 67-11 22-26 33-38 33-21 0-25-26-25-28 0-1 0-2 2-6 5-20 10-41 15-62z"><text:p/></draw:path><draw:path draw:style-name="gr180" draw:text-style-name="P67" svg:width="0.0283in" svg:height="0.1236in" svg:x="1.3661in" svg:y="0.0492in" svg:viewBox="0 0 73 315" svg:d="M73 311c0-1 0-2-6-7-39-40-49-98-49-147 0-55 12-109 51-149 4-4 4-4 4-5 0-2-1-3-3-3-3 0-31 21-50 61-16 35-20 70-20 96 0 25 4 63 21 98 19 39 46 60 49 60 2 0 3-1 3-4z"><text:p/></draw:path><draw:path draw:style-name="gr180" draw:text-style-name="P67" svg:width="0.0756in" svg:height="0.0047in" svg:x="1.4122in" svg:y="0.1083in" svg:viewBox="0 0 193 13" svg:d="M182 13c5 0 11 0 11-7 0-6-6-6-11-6-57 0-115 0-171 0-6 0-11 0-11 6 0 7 5 7 11 7 56 0 114 0 171 0z"><text:p/></draw:path><draw:path draw:style-name="gr180" draw:text-style-name="P67" svg:width="0.0224in" svg:height="0.0862in" svg:x="1.5236in" svg:y="0.0138in" svg:viewBox="0 0 58 220" svg:d="M53 0c-41 29-53 76-53 110 0 31 10 80 53 110 2 0 5 0 5-3 0 0 0-1-2-3-30-26-41-64-41-104 0-60 23-88 42-106 1 0 1 0 1-2s-3-2-5-2z"><text:p/></draw:path><draw:path draw:style-name="gr180" draw:text-style-name="P67" svg:width="0.0291in" svg:height="0.0547in" svg:x="1.5563in" svg:y="0.0244in" svg:viewBox="0 0 75 140" svg:d="M45 51c7 0 15 0 22 0 5 0 8 0 8-5 0-3-3-3-7-3-7 0-13 0-20 0 2-11 5-21 8-32 0-2 0-3 0-4 0-3-3-7-7-7-6 0-9 4-11 10-1 5 2-6-8 33-8 0-16 0-23 0-4 0-7 0-7 5 0 3 3 3 7 3 7 0 14 0 21 0-5 17-9 34-14 52-1 6-2 14-2 17 0 12 10 20 23 20 24 0 39-30 39-33s-3-3-4-3c-3 0-3 0-4 4-7 14-18 26-30 26-5 0-8-3-8-11 0-2 1-6 2-9 5-21 10-42 15-63z"><text:p/></draw:path><draw:path draw:style-name="gr180" draw:text-style-name="P67" svg:width="0.0303in" svg:height="0.0409in" svg:x="1.5961in" svg:y="0in" svg:viewBox="0 0 78 105" svg:d="M78 75c-2 0-4 0-6 0 0 2-2 12-5 14 0 1-14 1-17 1-10 0-20 0-30 0 10-8 21-16 31-23 15-9 27-18 27-36 0-20-19-31-41-31s-37 13-37 28c0 8 7 10 9 10 4 0 10-4 10-10s-5-9-10-9c4-7 14-12 24-12 16 0 29 9 29 24 0 14-10 24-22 35-12 10-26 21-38 32-2 1-2 1-2 3 0 1 0 2 0 4 24 0 49 0 74 0 2-11 2-21 4-30z"><text:p/></draw:path><draw:path draw:style-name="gr180" draw:text-style-name="P67" svg:width="0.0252in" svg:height="0.0409in" svg:x="1.5992in" svg:y="0.0622in" svg:viewBox="0 0 65 105" svg:d="M40 4c0-4 0-4-5-4-12 10-29 10-32 10-1 0-2 0-3 0 0 3 0 4 0 7 1 0 2 0 3 0 3 0 14 0 23-4 0 26 0 53 0 79 0 4 0 6-17 6-3 0-5 0-8 0 0 2 0 4 0 7 9-1 23-1 32-1s24 0 32 1c0-3 0-5 0-7-3 0-5 0-7 0-18 0-18-2-18-6 0-29 0-59 0-88z"><text:p/></draw:path><draw:path draw:style-name="gr180" draw:text-style-name="P67" svg:width="0.0638in" svg:height="0.0638in" svg:x="1.6449in" svg:y="0.0252in" svg:viewBox="0 0 163 163" svg:d="M87 86c23 0 45 0 68 0 2 0 8 0 8-5 0-6-5-6-8-6-23 0-45 0-68 0 0-22 0-44 0-67 0-3 0-8-5-8-6 0-6 4-6 8 0 23 0 45 0 67-22 0-45 0-68 0-3 0-8 0-8 6 0 5 5 5 8 5 23 0 46 0 68 0 0 23 0 45 0 69 0 2 0 8 6 8 5 0 5-6 5-8 0-24 0-46 0-69z"><text:p/></draw:path><draw:path draw:style-name="gr180" draw:text-style-name="P67" svg:width="0.0098in" svg:height="0.0094in" svg:x="1.7248in" svg:y="0.0689in" svg:viewBox="0 0 26 25" svg:d="M26 13c0-9-7-13-13-13-7 0-13 5-13 13 0 7 7 12 13 12 7 0 13-6 13-12z"><text:p/></draw:path><draw:path draw:style-name="gr180" draw:text-style-name="P67" svg:width="0.0094in" svg:height="0.0094in" svg:x="1.7547in" svg:y="0.0689in" svg:viewBox="0 0 25 25" svg:d="M25 13c0-9-6-13-12-13-8 0-13 5-13 13 0 7 6 12 13 12s12-6 12-12z"><text:p/></draw:path><draw:path draw:style-name="gr180" draw:text-style-name="P67" svg:width="0.0098in" svg:height="0.0094in" svg:x="1.7839in" svg:y="0.0689in" svg:viewBox="0 0 26 25" svg:d="M26 13c0-9-7-13-13-13-8 0-13 5-13 13 0 7 7 12 13 12 7 0 13-6 13-12z"><text:p/></draw:path><draw:path draw:style-name="gr180" draw:text-style-name="P67" svg:width="0.0638in" svg:height="0.0638in" svg:x="1.8098in" svg:y="0.0252in" svg:viewBox="0 0 163 163" svg:d="M87 86c23 0 45 0 68 0 3 0 8 0 8-5 0-6-5-6-8-6-23 0-45 0-68 0 0-22 0-44 0-67 0-3 0-8-5-8-6 0-6 4-6 8 0 23 0 45 0 67-22 0-45 0-68 0-3 0-8 0-8 6 0 5 5 5 8 5 23 0 46 0 68 0 0 23 0 45 0 69 0 2 0 8 6 8 5 0 5-6 5-8 0-24 0-46 0-69z"><text:p/></draw:path><draw:path draw:style-name="gr180" draw:text-style-name="P67" svg:width="0.0291in" svg:height="0.0547in" svg:x="1.8839in" svg:y="0.0244in" svg:viewBox="0 0 75 140" svg:d="M45 51c7 0 15 0 22 0 5 0 8 0 8-5 0-3-3-3-7-3-7 0-13 0-20 0 2-11 5-21 8-32 0-2 0-3 0-4 0-3-3-7-7-7-6 0-9 4-10 10-2 5 1-6-9 33-8 0-16 0-23 0-4 0-7 0-7 5 0 3 3 3 7 3 7 0 14 0 21 0-5 17-9 34-14 52-1 6-2 14-2 17 0 12 10 20 23 20 24 0 39-30 39-33s-3-3-4-3c-3 0-3 0-4 4-7 14-18 26-30 26-5 0-8-3-8-11 0-2 1-6 2-9 5-21 10-42 15-63z"><text:p/></draw:path><draw:path draw:style-name="gr180" draw:text-style-name="P67" svg:width="0.0307in" svg:height="0.0409in" svg:x="1.9236in" svg:y="0in" svg:viewBox="0 0 79 105" svg:d="M79 75c-3 0-4 0-7 0 0 2-2 12-5 14 0 1-14 1-17 1-10 0-20 0-30 0 10-8 21-16 31-23 15-9 28-18 28-36 0-20-20-31-42-31s-37 13-37 28c0 8 7 10 9 10 4 0 10-4 10-10s-5-9-9-9c3-7 13-12 23-12 16 0 29 9 29 24 0 14-9 24-22 35-12 10-26 21-38 32-2 1-2 1-2 3 0 1 0 2 0 4 24 0 49 0 74 0 2-11 3-21 5-30z"><text:p/></draw:path><draw:path draw:style-name="gr180" draw:text-style-name="P67" svg:width="0.0433in" svg:height="0.028in" svg:x="1.9236in" svg:y="0.076in" svg:viewBox="0 0 111 72" svg:d="M16 55c-1 3-3 11-3 11 0 4 3 6 7 6 2 0 5-1 7-6 0 0 3-8 4-11 5-22 3-15 5-23 2-4 13-27 32-27 8 0 12 5 12 12 0 9-7 25-11 34-1 2-2 5-2 7 0 8 9 14 18 14 17 0 26-21 26-24s-3-3-4-3c-3 0-3 1-4 4-2 9-9 17-18 17-3 0-4-2-4-6 0-2 1-4 2-8 2-6 10-24 10-33 0-12-8-19-24-19-14 0-24 9-29 16-1-13-14-16-19-16-17 0-21 24-21 25 0 2 3 2 4 2 2 0 2-1 3-3 2-9 6-19 13-19 5 0 6 6 6 9 0 2-2 8-3 12-1 5-2 11-3 14-1 5-3 10-4 15z"><text:p/></draw:path><draw:path draw:style-name="gr180" draw:text-style-name="P67" svg:width="0.0224in" svg:height="0.0862in" svg:x="1.9854in" svg:y="0.0138in" svg:viewBox="0 0 58 220" svg:d="M4 0c-1 0-4 0-4 2s1 2 2 3c19 18 40 48 40 105 0 46-14 81-38 102-4 5-4 5-4 5 0 1 1 3 3 3s23-14 38-42c9-18 17-42 17-68 0-31-10-79-54-110z"><text:p/></draw:path><draw:path draw:style-name="gr180" draw:text-style-name="P67" svg:width="0.0307in" svg:height="0.0409in" svg:x="2.0236in" svg:y="0in" svg:viewBox="0 0 79 105" svg:d="M79 75c-3 0-4 0-7 0 0 2-2 12-5 14 0 1-14 1-17 1-10 0-20 0-30 0 11-8 22-16 31-23 15-9 28-18 28-36 0-20-20-31-42-31-21 0-37 13-37 28 0 8 7 10 9 10 4 0 10-4 10-10s-5-9-9-9c4-7 13-12 24-12 15 0 28 9 28 24 0 14-9 24-22 35-12 10-26 21-38 32-2 1-2 1-2 3 0 1 0 2 0 4 24 0 49 0 74 0 2-11 3-21 5-30z"><text:p/></draw:path><draw:path draw:style-name="gr180" draw:text-style-name="P67" svg:width="0.5524in" svg:height="0.0047in" svg:x="1.5138in" svg:y="0.1083in" svg:viewBox="0 0 1404 13" svg:d="M0 0c468 0 936 0 1404 0 0 4 0 8 0 13-468 0-936 0-1404 0 0-5 0-9 0-13z"><text:p/></draw:path><draw:path draw:style-name="gr180" draw:text-style-name="P67" svg:width="0.0378in" svg:height="0.0571in" svg:x="1.7709in" svg:y="0.1272in" svg:viewBox="0 0 97 146" svg:d="M97 106c-3 0-4 0-7 0-1 5-3 18-5 21-2 1-19 1-23 1-13 0-27 0-40 0 23-21 30-27 44-37 16-14 31-27 31-48 0-27-23-43-51-43s-46 19-46 40c0 10 9 12 12 12 5 0 11-4 11-12 0-4-1-11-13-11 7-16 22-21 32-21 23 0 34 17 34 35 0 19-14 34-21 42-18 17-35 35-53 52-2 3-2 3-2 9 31 0 60 0 91 0 2-13 4-26 6-40z"><text:p/></draw:path><draw:path draw:style-name="gr180" draw:text-style-name="P67" svg:width="0.0287in" svg:height="0.1236in" svg:x="2.0882in" svg:y="0.0492in" svg:viewBox="0 0 74 315" svg:d="M74 157c0-24-4-63-21-98-19-39-46-59-49-59-2 0-4 1-4 3 0 1 0 1 6 7 32 31 50 82 50 147 0 54-12 109-52 149-4 3-4 4-4 5 0 2 2 4 4 4 3 0 31-22 50-62 16-34 20-69 20-96z"><text:p/></draw:path></draw:g></draw:g></text:span><text:span text:style-name="T1">. </text:span><text:span text:style-name="T76">Df. Podm. </text:span><text:span text:style-name="T5">hustota: </text:span><text:span text:style-name="T5"><draw:g text:anchor-type="as-char" svg:y="-0.128in" draw:z-index="54" draw:name="Shape76" draw:style-name="gr178"><svg:title>TexMaths</svg:title><svg:desc>9§inline§f_{X|Y} (x,y) = \frac{f_{X,Y} (x,y)}{f_Y(y)}\ pokud\ f_Y(y) &gt;0.§svg§600§FALSE§</svg:desc><draw:g draw:style-name="gr2"><draw:path draw:style-name="gr179" draw:text-style-name="P66" svg:width="2.148in" svg:height="0.1795in" svg:x="0.0004in" svg:y="0.0063in" svg:viewBox="0 0 5457 457" svg:d="M2729 457c-910 0-1819 0-2729 0 0-152 0-305 0-457 1819 0 3638 0 5457 0 0 152 0 305 0 457-910 0-1819 0-2728 0z"><text:p/></draw:path><draw:path draw:style-name="gr180" draw:text-style-name="P67" svg:width="0.0614in" svg:height="0.1126in" svg:x="0.0008in" svg:y="0.0398in" svg:viewBox="0 0 157 287" svg:d="M99 96c9 0 18 0 27 0 6 0 10 0 10-6 0-4-4-4-9-4-9 0-17 0-26 0 2-11 4-24 7-36 1-6 5-28 7-32 3-6 8-11 15-11 1 0 9 0 16 6-15 1-17 12-17 17 0 7 5 10 11 10 8 0 17-6 17-18 0-15-14-22-27-22-10 0-30 6-40 37-2 7-3 10-11 49-7 0-14 0-21 0s-9 0-9 7c0 3 2 3 8 3 7 0 14 0 21 0-8 42-16 83-24 125-5 31-11 59-27 59-2 0-9 0-15-6 14-1 17-12 17-17 0-6-6-11-12-11-8 0-17 8-17 18 0 15 13 23 27 23 17 0 30-19 35-30 11-20 18-58 18-61 6-33 13-66 19-100z"><text:p/></draw:path><draw:path draw:style-name="gr180" draw:text-style-name="P67" svg:width="0.0764in" svg:height="0.0591in" svg:x="0.0598in" svg:y="0.0906in" svg:viewBox="0 0 195 151" svg:d="M112 67c7-8 13-14 20-21 29-28 37-37 58-38 3 0 5 0 5-4 0-3-2-4-3-4-7 0-14 1-21 1-5 0-20-1-25-1-2 0-5 1-5 5 1 1 0 3 3 3s8 1 8 5-4 8-5 9c-2 2-31 29-39 38-7-14-14-29-22-43-1-1-1-3-1-4s4-4 11-5c2 0 5 0 5-4 0-1 0-4-4-4s-10 1-14 1c-5 0-10 0-15 0-3 0-9 0-13 0s-8-1-12-1c-1 0-4 0-4 5 0 3 2 3 6 3 13 0 13 3 16 6 10 21 21 41 31 62-4 4-8 8-12 12s-15 14-19 18c-27 27-36 36-56 37-3 0-5 0-5 5 0 1 0 3 3 3 6 0 14-1 20-1 4 0 9 0 13 0s9 1 13 1c1 0 5 0 5-4s-3-4-5-4c-1 0-6-1-6-5s3-7 7-12c16-14 30-29 45-43 9 17 18 34 27 52 1 2 1 2 1 3 0 0-3 4-11 5-2 0-5 0-5 5 1 1 0 3 4 3s10-1 15-1c4 0 9 0 14 0 4 0 9 0 13 0s8 1 12 1c1 0 4 0 4-4s-3-4-6-4c-13 0-14-3-15-6-12-24-25-47-36-70z"><text:p/></draw:path><draw:path draw:style-name="gr180" draw:text-style-name="P67" svg:width="0.0039in" svg:height="0.0862in" svg:x="0.1563in" svg:y="0.0854in" svg:viewBox="0 0 11 220" svg:d="M11 8c0-3 0-8-6-8-5 0-5 4-5 8 0 68 0 136 0 204 0 3 0 8 4 8 7 0 7-4 7-8 0-68 0-136 0-204z"><text:p/></draw:path><draw:path draw:style-name="gr180" draw:text-style-name="P67" svg:width="0.0685in" svg:height="0.0591in" svg:x="0.1783in" svg:y="0.0906in" svg:viewBox="0 0 175 151" svg:d="M137 27c4-5 9-9 13-12 9-6 17-7 20-7s5 0 5-4c0-2 0-4-2-4-6 0-13 1-18 1-7 0-16-1-24-1-1 0-4 0-4 5 0 3 3 3 4 3 7 1 7 3 7 5 0 1-2 3-3 5-2 2-3 4-5 5-18 19-36 39-54 58-10-22-20-43-30-65-1-3-1-3-1-4 0-4 11-4 12-4 2 0 5 0 5-4 0-1 0-4-4-4-6 0-22 1-28 1-7 0-20-1-26-1-1 0-4 1-4 5 0 3 3 3 5 3 13 0 14 2 17 7 11 25 22 51 34 76-4 13-7 27-10 40-3 11-3 12-21 12-3 0-6 0-6 4 0 3 2 4 3 4 5 0 9-1 14-1 4 0 11 0 14 0 5 0 10 0 15 0 4 0 10 1 15 1 1 0 5 0 5-4s-3-4-8-4c-3 0-4 0-9 0-3-1-4-1-4-4 0 0 3-11 4-18 2-7 7-26 7-27 1-3 1-3 3-6 20-21 39-40 59-61z"><text:p/></draw:path><draw:path draw:style-name="gr180" draw:text-style-name="P67" svg:width="0.0287in" svg:height="0.1236in" svg:x="0.2717in" svg:y="0.0343in" svg:viewBox="0 0 74 315" svg:d="M74 312c0-1 0-2-6-7-39-40-49-98-49-147 0-55 12-109 50-149 5-4 5-5 5-5 0-3-2-4-4-4-3 0-31 22-49 62-17 34-21 69-21 96 0 25 4 63 22 98 18 39 45 59 48 59 2 0 4-1 4-3z"><text:p/></draw:path><draw:path draw:style-name="gr180" draw:text-style-name="P67" svg:width="0.0614in" svg:height="0.0555in" svg:x="0.3114in" svg:y="0.0736in" svg:viewBox="0 0 157 142" svg:d="M97 44c2-8 9-38 31-38 2 0 10 0 16 5-9 2-15 9-15 17 0 4 3 11 11 11s17-6 17-18c0-17-18-21-28-21-19 0-30 16-34 23-8-20-25-23-34-23-33 0-51 40-51 49 0 2 3 2 4 2 2 0 3-1 4-3 11-34 31-42 42-42 7 0 17 3 17 22 0 10-5 30-17 75-4 19-16 33-29 33-2 0-9 0-17-5 8-1 16-8 16-17 0-8-8-11-12-11-10 0-18 9-18 18 0 15 16 21 30 21 21 0 32-21 33-23 4 11 15 23 34 23 33 0 51-40 51-48 0-3-3-3-4-3-3 0-4 1-4 3-10 34-32 42-42 42-13 0-17-10-17-21 0-7 2-14 5-28 4-14 8-29 11-43z"><text:p/></draw:path><draw:path draw:style-name="gr180" draw:text-style-name="P67" svg:width="0.0142in" svg:height="0.0366in" svg:x="0.3894in" svg:y="0.1146in" svg:viewBox="0 0 37 94" svg:d="M37 33c0-20-7-33-20-33-11 0-17 8-17 17 0 8 6 17 17 17 4 0 8-2 11-4 1-1 1-1 2-1 0 2 1 0 1 4 0 24-12 43-22 53-4 4-4 4-4 5 0 3 2 3 3 3 4 0 29-24 29-61z"><text:p/></draw:path><draw:path draw:style-name="gr180" draw:text-style-name="P67" svg:width="0.0571in" svg:height="0.0799in" svg:x="0.4378in" svg:y="0.0736in" svg:viewBox="0 0 146 204" svg:d="M145 19c1-5 1-6 1-7 0-6-4-9-9-9-3 0-8 1-11 7-1 2-4 11-5 17-1 8-4 16-6 25-4 19-10 38-14 57-1 4-15 27-36 27-16 0-19-15-19-26 0-15 5-34 16-61 5-14 6-18 6-24 0-13-10-25-26-25-30 0-42 45-42 49 0 2 4 2 4 2 3 0 4-1 5-5 9-30 22-40 32-40 3 0 8 0 8 10 0 8-3 16-5 23-13 33-19 51-19 66 0 28 20 37 39 37 12 0 23-4 32-13-4 16-8 31-20 48-9 11-21 20-36 20-4 0-18-1-24-14 6 0 10 0 14-3 3-3 7-7 7-13 0-10-9-11-12-11-8 0-18 5-18 20 0 16 14 28 33 28 33 0 65-29 74-65 10-40 21-80 31-120z"><text:p/></draw:path><draw:path draw:style-name="gr180" draw:text-style-name="P67" svg:width="0.0287in" svg:height="0.1236in" svg:x="0.5067in" svg:y="0.0343in" svg:viewBox="0 0 74 315" svg:d="M74 158c0-24-4-63-21-99-20-38-47-59-49-59s-4 2-4 4c0 0 0 1 6 7 31 31 49 82 49 147 0 54-12 109-51 149-4 3-4 4-4 5 0 2 2 3 4 3s31-22 50-60c15-36 20-71 20-97z"><text:p/></draw:path><draw:path draw:style-name="gr180" draw:text-style-name="P67" svg:width="0.0827in" svg:height="0.0287in" svg:x="0.5898in" svg:y="0.0827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461in" svg:height="0.0787in" svg:x="0.7354in" svg:y="0.0043in" svg:viewBox="0 0 118 201" svg:d="M75 67c7 0 14 0 21 0 5 0 7 0 7-4 0-3-2-3-7-3-7 0-13 0-20 0 5-29 7-38 9-45 0-4 6-10 10-10 1 0 7 0 11 3-9 4-10 11-10 13 0 4 4 8 9 8 7 0 13-6 13-14 0-10-11-15-23-15-9 0-19 5-26 16-4 8-6 18-11 44-6 0-11 0-18 0-3 0-7 0-7 5 0 2 4 2 7 2 6 0 11 0 17 0 0 2-15 81-19 106-2 4-6 21-16 21-3-1-6 0-9-2 9-3 9-11 9-13 0-5-4-8-9-8-6 0-13 5-13 13 0 10 11 17 22 17 14 0 24-16 27-20 8-16 12-42 13-45 5-24 8-46 13-69z"><text:p/></draw:path><draw:path draw:style-name="gr180" draw:text-style-name="P67" svg:width="0.0591in" svg:height="0.0421in" svg:x="0.7839in" svg:y="0.0354in" svg:viewBox="0 0 151 108" svg:d="M87 48c12-10 23-20 34-30 9-9 18-11 27-11 2 0 3-3 3-4 0-2-1-3-3-3-1 0-5 0-8 0-2 0-5 1-8 1s-7-1-10-1-7 0-10 0c0 0-3 0-3 4 0 2 2 3 3 3 2 0 5 1 5 3 0 3-2 3-6 8-9 8-18 16-27 24-7-11-13-21-19-32 2-2 5-3 8-3 1 0 3 0 3-4 0-2 0-3-2-3-4 0-7 0-11 0-5 0-8 1-12 1-2 0-6-1-10-1-3 0-7 0-10 0-2 0-3 2-3 4 0 3 2 3 4 3 11 0 12 2 14 4 8 14 17 29 25 43-13 12-26 22-39 34-1 0-1 1-1 2-8 5-13 10-28 11-3 0-3 3-3 4 0 2 1 3 2 3 2 0 6-1 9-1 2 0 5 0 8 0s6 0 10 0c3 0 6 1 10 1 1 0 3-2 3-5 0-2-2-2-2-2-5-1-6-3-6-4 0-2 3-3 3-4 1-1 31-28 38-34 7 12 14 25 21 36 0 1 1 1 1 2s-3 3-8 4c-1 0-4 0-4 4 0 2 1 3 3 3 4 0 8-1 12-1 3 0 7 0 11 0 3 0 6 0 10 0 3 0 7 1 9 1 3 0 4-2 4-5 0-2-2-2-4-2-11 0-12-2-13-5-10-16-20-32-30-48z"><text:p/></draw:path><draw:path draw:style-name="gr180" draw:text-style-name="P67" svg:width="0.0083in" svg:height="0.0193in" svg:x="0.8579in" svg:y="0.0693in" svg:viewBox="0 0 22 50" svg:d="M16 17c0 15-8 24-12 28-2 1-2 1-2 3 0 1 1 2 2 2 2 0 18-12 18-32 0-11-6-18-12-18s-10 5-10 10 4 10 10 10c2 0 4-1 6-3z"><text:p/></draw:path><draw:path draw:style-name="gr180" draw:text-style-name="P67" svg:width="0.0547in" svg:height="0.0421in" svg:x="0.8823in" svg:y="0.0354in" svg:viewBox="0 0 140 108" svg:d="M110 20c2-1 2-3 4-4 5-3 10-9 22-9 2 0 4 0 4-4 0-3-1-3-2-3-3 0-5 0-8 0-2 0-5 1-7 1-3 0-6-1-10-1-2 0-5 0-8 0-2 0-3 1-3 4 0 2 1 3 2 3 4 0 5 1 5 2 0 3-4 6-5 7-14 14-28 26-42 40-8-16-16-30-24-45-1-1-1-1-1-2 0-2 7-2 8-2 3 0 5 0 5-4 0-2-1-3-3-3-4 0-7 0-11 0-5 0-8 1-12 1-3 0-7-1-10-1-1 0-6 0-10 0-2 0-4 1-4 4s3 3 5 3c10 0 11 1 13 5 10 18 19 35 29 53-3 10-5 19-7 29-2 7-3 7-15 7-3 0-6 0-6 4 0 1 2 3 3 3 3 0 7-1 10-1 5 0 8 0 12 0s8 0 12 0c3 0 7 1 11 1 0 0 3 0 3-5 0-2-2-2-4-2-1 0-5 0-8-1-3 0-4 0-4-1 0-2 0-2 3-9 1-8 4-17 6-25 15-16 31-30 47-45z"><text:p/></draw:path><draw:path draw:style-name="gr180" draw:text-style-name="P67" svg:width="0.0224in" svg:height="0.0866in" svg:x="0.9606in" svg:y="0in" svg:viewBox="0 0 58 221" svg:d="M53 0c-41 30-53 76-53 111 0 30 10 79 53 110 2 0 5 0 5-2s0-2-2-4c-30-27-41-64-41-104 0-60 23-89 42-106 1-1 1-1 1-2 0-3-3-3-5-3z"><text:p/></draw:path><draw:path draw:style-name="gr180" draw:text-style-name="P67" svg:width="0.0461in" svg:height="0.039in" svg:x="0.9941in" svg:y="0.0268in" svg:viewBox="0 0 118 100" svg:d="M44 74c-2 8-9 20-21 20-1 0-7 0-11-3 9-4 10-11 10-13 0-4-5-8-9-8-7 0-13 6-13 14 0 10 12 16 23 16 10 0 19-6 25-16 5 11 18 16 26 16 26 0 39-28 39-34 0-3-2-2-3-3-4 0-4 1-5 4-4 15-18 27-30 27-8 0-14-7-14-15 0-5 6-26 12-50 4-17 14-23 21-23 1 0 8 0 13 3-7 3-10 9-10 13s4 8 9 8 12-5 12-14c0-12-14-16-23-16-11 0-19 7-25 16-3-10-14-16-26-16-25 0-40 27-40 34 0 3 4 3 5 3 3 0 3-1 4-4 5-17 19-27 30-27 7 0 14 4 14 15 0 4-3 15-5 23-3 10-5 20-8 30z"><text:p/></draw:path><draw:path draw:style-name="gr180" draw:text-style-name="P67" svg:width="0.0106in" svg:height="0.0264in" svg:x="1.0559in" svg:y="0.0543in" svg:viewBox="0 0 28 68" svg:d="M22 22c0 12-2 27-18 40 0 1-1 2-1 3 0 2 1 3 3 3 3 0 22-18 22-44 0-13-6-24-15-24-8 0-13 6-13 13s4 12 13 12c5 0 6-2 9-3z"><text:p/></draw:path><draw:path draw:style-name="gr180" draw:text-style-name="P67" svg:width="0.0441in" svg:height="0.0559in" svg:x="1.0795in" svg:y="0.0268in" svg:viewBox="0 0 113 143" svg:d="M112 14c1-3 1-3 1-5 0-4-2-6-7-6-2 0-6 1-9 4 0 2-2 9-3 14-2 6-3 11-5 18-1 5-8 33-9 36-9 6-10 19-27 19-15 0-15-15-15-18 0-13 5-27 11-44 3-7 5-10 5-13 0-11-10-19-22-19-22 0-32 31-32 34s3 2 4 3c3 0 3-1 4-4 5-18 15-27 23-27 5 0 7 3 7 8s-3 10-4 13c-11 27-12 35-12 45 0 4 0 13 8 21 7 6 16 7 22 7 9 0 17-4 24-10-2 12-5 22-14 32-6 8-15 15-27 15-2 0-12 0-16-7 12-2 8-9 12-13 0-7-7-8-9-8-6 0-13 4-13 14 0 11 11 20 26 20 23 0 50-18 57-45 7-28 13-56 20-84z"><text:p/></draw:path><draw:path draw:style-name="gr180" draw:text-style-name="P67" svg:width="0.022in" svg:height="0.0866in" svg:x="1.1354in" svg:y="0in" svg:viewBox="0 0 57 221" svg:d="M4 0c-2 0-4 0-4 3 0 1 0 1 2 3 19 17 40 47 40 105 0 45-14 81-38 102-4 4-4 4-4 6 0 0 0 2 3 2 2 0 23-15 37-42 10-19 17-42 17-68 0-32-9-80-53-111z"><text:p/></draw:path><draw:path draw:style-name="gr180" draw:text-style-name="P67" svg:width="0.4386in" svg:height="0.0047in" svg:x="0.7291in" svg:y="0.0949in" svg:viewBox="0 0 1115 13" svg:d="M557 13c-185 0-372 0-557 0 0-5 0-9 0-13 372 0 743 0 1115 0 0 4 0 8 0 13-186 0-372 0-558 0z"><text:p/></draw:path><draw:path draw:style-name="gr180" draw:text-style-name="P67" svg:width="0.0457in" svg:height="0.0787in" svg:x="0.828in" svg:y="0.1098in" svg:viewBox="0 0 117 201" svg:d="M74 68c7 0 14 0 21 0 5 0 8 0 8-5 0-3-3-3-8-3-7 0-13 0-20 0 5-28 7-38 9-45 1-4 6-9 11-9 4 1 6 0 10 3-9 3-10 11-10 12 0 4 4 8 9 8 7 0 13-6 13-14 0-10-11-15-22-15-10 0-20 5-27 16-4 8-6 18-10 44-6 0-12 0-18 0-4 0-8 0-8 5 0 3 4 3 8 3 5 0 10 0 16 0 0 1-14 81-19 105-2 4-6 21-16 21-3-1-6 0-9-2 9-3 9-11 9-13 0-5-4-8-8-8-7 0-13 5-13 13 0 10 10 17 21 17 14 0 24-15 27-20 8-15 12-43 13-44 5-24 8-46 13-69z"><text:p/></draw:path><draw:path draw:style-name="gr180" draw:text-style-name="P67" svg:width="0.0543in" svg:height="0.0421in" svg:x="0.8764in" svg:y="0.1402in" svg:viewBox="0 0 139 108" svg:d="M110 20c2-1 2-3 4-4 4-3 10-8 21-9 3 0 4 0 4-4 0-2 0-2-1-3-3 0-6 1-8 1s-5 0-8 0c-2 0-6 0-9 0-2 0-5-1-8-1-2 0-4 1-4 4 0 2 2 3 3 3 4 0 5 1 5 2 0 3-4 6-5 7-14 14-28 27-42 41-8-16-16-30-24-45-1-2-1-2-1-3 0-2 6-2 8-2s4 0 4-4c0-2-1-3-2-3-4 0-8 1-12 1s-7 0-11 0c-3 0-7 0-10 0-2 0-7-1-10-1-2 0-4 1-4 4s3 3 5 3c10 0 11 1 13 5 10 18 19 35 29 53-3 10-5 19-7 29-2 7-3 7-15 7-3 0-6 0-6 4 0 1 1 3 3 3 3 0 7-1 10-1 4 0 8 0 12 0s7 0 12 0c3 0 7 1 11 1 0 0 3 0 3-5 0-2-2-2-5-2-2 0-4 0-7 0-4-1-4-1-4-2s0-2 2-9c2-8 4-17 6-25 16-16 32-30 48-45z"><text:p/></draw:path><draw:path draw:style-name="gr180" draw:text-style-name="P67" svg:width="0.0224in" svg:height="0.0866in" svg:x="0.9547in" svg:y="0.1047in" svg:viewBox="0 0 58 221" svg:d="M53 0c-42 30-53 76-53 111 0 31 9 79 53 110 2 0 5 0 5-2s-1-2-2-4c-30-26-41-64-41-104 0-60 23-89 41-106 1-1 2-1 2-2 0-3-3-3-5-3z"><text:p/></draw:path><draw:path draw:style-name="gr180" draw:text-style-name="P67" svg:width="0.0441in" svg:height="0.0559in" svg:x="0.9878in" svg:y="0.1315in" svg:viewBox="0 0 113 143" svg:d="M112 14c1-2 1-3 1-4 0-5-3-7-7-7-2 0-6 1-9 5-1 1-3 8-3 13-2 6-3 11-5 18-1 5-8 33-9 36-9 6-10 19-27 19-15 0-15-15-15-18 0-12 5-27 11-44 3-7 4-10 4-13 0-11-9-19-21-19-22 0-32 31-32 34s3 2 4 3c3 0 3-1 4-4 5-18 15-27 23-27 5 0 7 3 7 8s-3 10-4 13c-11 27-12 35-12 45 0 4 0 14 8 21 7 6 16 7 22 7 9 0 17-4 24-10-2 13-5 22-14 32-6 8-15 15-27 15-2 0-12 0-16-7 12-2 8-9 12-13 0-7-7-8-9-8-6 0-13 4-13 14 0 12 11 20 26 20 23 0 50-17 57-45s13-56 20-84z"><text:p/></draw:path><draw:path draw:style-name="gr180" draw:text-style-name="P67" svg:width="0.0224in" svg:height="0.0866in" svg:x="1.0433in" svg:y="0.1047in" svg:viewBox="0 0 58 221" svg:d="M4 0c-1 0-4 0-4 3 0 1 1 1 3 3 19 17 39 48 39 105 0 45-14 81-38 102-3 4-4 5-4 6 0 0 1 2 4 2 2 0 23-14 37-42 10-19 17-42 17-68 0-31-9-80-54-111z"><text:p/></draw:path><draw:path draw:style-name="gr180" draw:text-style-name="P67" svg:width="0.0646in" svg:height="0.0787in" svg:x="1.2205in" svg:y="0.0736in" svg:viewBox="0 0 165 201" svg:d="M24 177c-2 11-3 14-17 14-3 0-7 0-7 5 0 3 2 5 4 5 9 0 18-1 27-1 10 0 21 1 31 1 2 0 5 0 5-7 0-3-2-3-7-3-16 0-16-3-16-6s14-55 15-63c5 9 14 20 30 20 36 0 76-46 76-92 0-29-18-50-42-50-16 0-31 11-41 23-4-17-17-23-29-23-14 0-21 12-23 18-6 10-10 30-10 31 0 2 2 1 3 2 4 0 4 0 6-7 5-22 11-38 23-38 6 0 10 3 10 15 0 7-1 10-3 16-11 47-23 93-35 140zM80 40c2-8 11-17 16-21 11-10 21-13 26-13 13 0 20 11 20 30 0 18-11 55-16 67-11 22-26 33-38 33-21 0-24-26-24-28 0-1 0-2 1-5 5-21 10-42 15-63z"><text:p/></draw:path><draw:path draw:style-name="gr180" draw:text-style-name="P67" svg:width="0.0531in" svg:height="0.0555in" svg:x="1.2921in" svg:y="0.0736in" svg:viewBox="0 0 136 142" svg:d="M136 53c0-33-23-53-51-53-43 0-85 44-85 89 0 32 22 53 51 53 42 0 85-43 85-89zM51 136c-13 0-28-10-28-34 0-17 9-51 19-66 16-24 34-30 43-30 18 0 27 16 27 34 0 13-6 46-18 66-11 19-28 30-43 30z"><text:p/></draw:path><draw:path draw:style-name="gr180" draw:text-style-name="P67" svg:width="0.0559in" svg:height="0.087in" svg:x="1.3543in" svg:y="0.0421in" svg:viewBox="0 0 143 222" svg:d="M73 4c-1-1 0-4-4-4-7 0-30 3-38 4-3 0-7 0-7 6 0 3 3 3 7 3 16 0 17 2 17 6 0 2-1 4-1 6-16 60-31 121-46 182-1 4-1 5-1 7 0 7 6 8 9 8 4 0 9-3 11-6s15-61 17-69c11 0 37 6 37 27 0 2 0 3-1 6-1 4-1 8-1 12 0 18 13 30 29 30 10 0 18-4 25-16 8-14 12-32 12-32 0-3-4-3-5-3-3 0-3 1-4 5-7 24-14 40-27 40-7 0-10-4-10-15 0-6 1-13 2-18s1-7 1-9c0-21-19-30-46-34 9-5 19-16 27-23 15-17 29-31 45-31 1 0 2 0 2 1 5 0 5 0 7 2 0 1 0 1 1 2-15 1-18 13-18 17s4 11 13 11c8 0 17-7 17-19 0-10-7-20-22-20-9 0-23 2-45 27-11 13-24 25-36 30 11-45 22-89 33-133z"><text:p/></draw:path><draw:path draw:style-name="gr180" draw:text-style-name="P67" svg:width="0.0634in" svg:height="0.0555in" svg:x="1.4197in" svg:y="0.0736in" svg:viewBox="0 0 162 142" svg:d="M101 121c3 13 14 21 29 21 10 0 18-7 23-17 5-11 9-31 9-31 0-3-3-3-4-3-3 0-3 1-4 5-5 18-11 40-24 40-7 0-9-5-9-15 0-7 3-22 6-33 3-12 6-22 9-34 1-5 3-16 5-22 1-7 5-19 5-20 0-6-5-9-9-9-2 0-10 1-13 11-6 23-20 79-23 95-1 2-14 27-36 27-17 0-20-15-20-26 0-18 9-43 17-65 4-9 5-14 5-20 0-13-10-25-26-25-29 0-41 45-41 49 0 2 3 2 4 2 2 0 3-1 4-5 8-28 20-40 32-40 3 0 9 1 9 11 0 7-4 16-6 22-12 30-19 50-19 65 0 31 23 38 40 38 21 0 31-13 37-21z"><text:p/></draw:path><draw:path draw:style-name="gr180" draw:text-style-name="P67" svg:width="0.0587in" svg:height="0.087in" svg:x="1.4925in" svg:y="0.0421in" svg:viewBox="0 0 150 222" svg:d="M150 4c-2-1 0-4-4-4-5 0-34 3-40 4-3 0-4 1-4 6 0 3 2 3 7 3 15 0 16 2 16 6 0 2-1 4-1 6-6 25-12 50-19 75-6-12-15-20-29-20-37 0-76 46-76 92 0 29 17 50 41 50 7 0 23-1 42-23 2 13 13 23 29 23 10 0 18-7 23-17 5-11 9-31 9-31 0-3-3-3-4-3-2 0-3 1-4 5-6 21-11 40-24 40-9 0-9-8-9-15 0-8 0-9 1-15 16-61 31-121 46-182zM85 182c-2 5-2 6-7 11-14 17-27 23-36 23-16 0-20-18-20-30 0-16 10-55 18-69 9-19 24-31 36-31 20 0 25 26 25 28s0 4-1 6c-6 20-10 41-15 62z"><text:p/></draw:path><draw:path draw:style-name="gr180" draw:text-style-name="P67" svg:width="0.0618in" svg:height="0.1126in" svg:x="1.6004in" svg:y="0.0398in" svg:viewBox="0 0 158 287" svg:d="M99 96c9 0 19 0 28 0 6 0 9 0 9-6 0-4-3-4-8-4-9 0-17 0-26 0 1-11 4-24 6-36 1-6 5-28 7-32 4-6 9-11 15-11 1 0 9 0 16 6-14 1-17 12-17 17 0 7 6 10 11 10 8 0 18-6 18-18 0-15-15-22-28-22-10 0-30 6-40 37-2 7-3 10-10 49-7 0-15 0-22 0-6 0-9 0-9 7 0 3 2 3 9 3s13 0 20 0c-8 42-15 83-23 125-6 31-12 59-28 59-1 0-9 0-15-6 14-1 17-12 17-17 0-6-6-11-12-11-8 0-17 8-17 18 0 15 14 23 27 23 17 0 30-19 36-30 10-20 17-58 17-61 6-33 13-66 19-100z"><text:p/></draw:path><draw:path draw:style-name="gr180" draw:text-style-name="P67" svg:width="0.0685in" svg:height="0.0591in" svg:x="1.6598in" svg:y="0.0866in" svg:viewBox="0 0 175 151" svg:d="M137 27c4-5 9-8 13-12 9-6 18-6 21-7 2 0 4 0 4-4 0-2 0-4-2-4-6 0-13 1-18 1-7 0-16-1-24-1-1 0-3 0-3 5 0 3 2 3 3 3 7 1 7 4 7 5s-1 3-3 5c-2 3-3 4-4 5-19 19-37 39-55 58-10-22-19-43-29-65-2-3-1-3-2-3 0-5 11-5 12-5 3 0 6 0 6-4-1-1 0-4-4-4-7 0-23 1-29 1s-20-1-26-1c-1 0-4 1-4 5 0 3 3 3 5 3 14 0 15 3 17 7 11 25 22 51 34 76-4 13-7 27-10 40-3 11-3 12-20 12-4 0-7 0-7 5 0 2 2 3 3 3 5 0 10 0 14 0s11-1 15-1c5 0 8 1 14 1 4 0 11 0 15 0 1 0 5 0 5-4s-3-4-8-4c-3 0-4 0-8 0-4-1-5-1-5-4 0-1 3-11 4-17 2-7 7-27 7-28 1-2 1-3 3-5 20-21 39-41 59-62z"><text:p/></draw:path><draw:path draw:style-name="gr180" draw:text-style-name="P67" svg:width="0.0283in" svg:height="0.1236in" svg:x="1.7531in" svg:y="0.0343in" svg:viewBox="0 0 73 315" svg:d="M73 312c0-1 0-2-6-7-39-40-49-98-49-147 0-55 12-109 51-149 4-4 4-5 4-5 0-3-1-4-3-4-3 0-31 22-50 62-16 34-20 69-20 96 0 25 4 63 21 98 19 39 46 59 49 59 2 0 3-1 3-3z"><text:p/></draw:path><draw:path draw:style-name="gr180" draw:text-style-name="P67" svg:width="0.0571in" svg:height="0.0799in" svg:x="1.7929in" svg:y="0.0736in" svg:viewBox="0 0 146 204" svg:d="M144 19c2-5 2-6 2-7 0-6-5-9-9-9s-9 1-12 7c0 2-3 11-4 17-2 8-5 16-7 25-4 19-10 38-14 57-1 4-15 27-35 27-16 0-20-15-20-26 0-15 5-34 16-61 5-14 6-18 6-24 0-13-9-25-26-25-29 0-41 45-41 49 0 2 3 2 4 2 2 0 3-1 5-5 8-30 21-40 31-40 3 0 9 0 9 10 0 8-4 16-6 23-12 33-19 51-19 66 0 28 21 37 39 37 13 0 23-4 32-13-4 16-8 31-20 48-8 11-21 20-35 20-5 0-18-1-24-14 5 0 9 0 14-3 2-3 6-7 6-13 0-10-9-11-12-11-7 0-18 5-18 20 0 16 15 28 34 28 33 0 65-29 74-65 10-40 20-80 30-120z"><text:p/></draw:path><draw:path draw:style-name="gr180" draw:text-style-name="P67" svg:width="0.0287in" svg:height="0.1236in" svg:x="1.8618in" svg:y="0.0343in" svg:viewBox="0 0 74 315" svg:d="M74 158c0-24-4-63-21-99-19-38-47-59-49-59s-4 2-4 4c0 0 0 1 6 7 32 31 50 82 50 147 0 54-12 109-52 149-4 3-4 4-4 5 0 2 2 3 4 3s31-22 50-60c16-36 20-71 20-97z"><text:p/></draw:path><draw:path draw:style-name="gr180" draw:text-style-name="P67" svg:width="0.0756in" svg:height="0.0717in" svg:x="1.948in" svg:y="0.0602in" svg:viewBox="0 0 193 183" svg:d="M187 99c4-2 6-4 6-7 0-4-2-6-6-7-58-27-117-55-175-82-4-3-5-3-6-3-3 0-6 3-6 6s2 5 6 7c55 27 111 53 166 79-55 26-111 52-166 78-4 2-6 4-6 7s3 6 6 6c1 0 2 0 6-2 58-28 117-55 175-82z"><text:p/></draw:path><draw:path draw:style-name="gr180" draw:text-style-name="P67" svg:width="0.052in" svg:height="0.085in" svg:x="2.074in" svg:y="0.0453in" svg:viewBox="0 0 133 217" svg:d="M133 109c0-25-2-51-12-74-15-30-41-35-54-35-19 0-42 8-55 38-10 21-12 46-12 71 0 24 2 52 14 76 14 25 37 32 53 32 17 0 41-7 54-36 10-23 12-47 12-72zM67 210c-13 0-31-8-37-38-4-19-4-48-4-67 0-20 0-41 3-57 6-38 29-41 38-41 10 0 31 6 37 37 3 17 3 41 3 61 0 24 0 45-4 66-4 30-22 39-36 39z"><text:p/></draw:path><draw:path draw:style-name="gr180" draw:text-style-name="P67" svg:width="0.0126in" svg:height="0.013in" svg:x="2.1421in" svg:y="0.1146in" svg:viewBox="0 0 33 34" svg:d="M33 17c0-9-8-17-17-17s-16 8-16 17 7 17 16 17 17-8 17-17z"><text:p/></draw:path></draw:g></draw:g></text:span><text:span text:style-name="T5"><text:s/></text:span><text:span text:style-name="T76">Margin</text:span><text:span text:style-name="T5">ální hust: </text:span><text:span text:style-name="T5"><draw:g text:anchor-type="as-char" svg:y="-0.1008in" draw:z-index="55" draw:name="Shape77" draw:style-name="gr178"><svg:title>TexMaths</svg:title><svg:desc>9§inline§f_Y(y) = \int_{-\infty}^\infty f_{X,Y}(x,y)dx§svg§600§FALSE§</svg:desc><draw:g draw:style-name="gr2"><draw:path draw:style-name="gr179" draw:text-style-name="P66" svg:width="1.4039in" svg:height="0.1394in" svg:x="0.0004in" svg:y="0.0063in" svg:viewBox="0 0 3567 355" svg:d="M1784 355c-594 0-1189 0-1784 0 0-119 0-237 0-355 1189 0 2378 0 3567 0 0 118 0 236 0 355-594 0-1189 0-1783 0z"><text:p/></draw:path><draw:path draw:style-name="gr180" draw:text-style-name="P67" svg:width="0.0614in" svg:height="0.1118in" svg:x="0.0008in" svg:y="0.0201in" svg:viewBox="0 0 157 285" svg:d="M99 96c9 0 18 0 27 0 6 0 10 0 10-6 0-4-4-4-9-4-9 0-17 0-26 0 2-12 4-24 7-36 1-6 5-28 7-32 3-6 8-11 15-11 1 0 9 0 16 6-15 1-17 12-17 17 0 7 5 10 11 10 8 0 17-6 17-18 0-15-14-22-27-22-10 0-30 5-40 37-2 7-3 10-11 49-7 0-14 0-21 0s-9 0-9 6c0 4 2 4 8 4 7 0 14 0 21 0-8 41-16 83-24 124-5 30-11 59-27 59-2 0-9 0-15-6 14-1 17-12 17-17 0-7-6-11-12-11-8 0-17 7-17 19 0 14 13 21 27 21 17 0 30-18 35-30 11-20 18-57 18-59 6-34 13-67 19-100z"><text:p/></draw:path><draw:path draw:style-name="gr180" draw:text-style-name="P67" svg:width="0.0685in" svg:height="0.0591in" svg:x="0.0602in" svg:y="0.0661in" svg:viewBox="0 0 175 151" svg:d="M137 27c4-5 9-8 13-12 9-6 17-7 20-7s5 0 5-4c0-2 0-4-2-4-6 0-13 1-18 1-7 0-16-1-24-1-1 0-4 0-4 5 0 3 3 3 4 3 7 1 7 3 7 5 0 1-2 3-3 5-2 2-3 4-5 5-18 19-36 39-54 58-10-22-20-43-30-65-1-3-1-3-1-3 0-5 11-5 12-5 2 0 5 0 5-4-1-1 0-4-4-4-6 0-22 1-28 1-7 0-20-1-26-1-2 0-4 1-4 5 0 3 3 3 5 3 13 0 14 2 17 7 11 25 22 51 34 76-4 13-7 27-10 40-3 11-3 12-21 12-3 0-6 0-6 4 0 3 2 4 3 4 5 0 9-1 14-1 4 0 11 0 14 0 5 0 10 0 15 0 4 0 10 1 15 1 1 0 5 0 5-5 0-3-3-3-8-3-3 0-4 0-9 0-3-1-4-1-4-4 0-1 3-12 4-17 2-7 7-27 7-28 1-2 1-3 3-5 20-21 39-41 59-62z"><text:p/></draw:path><draw:path draw:style-name="gr180" draw:text-style-name="P67" svg:width="0.0287in" svg:height="0.1232in" svg:x="0.1535in" svg:y="0.0134in" svg:viewBox="0 0 74 314" svg:d="M74 311c0 0 0-1-6-7-39-39-49-98-49-146 0-55 12-110 50-149 5-4 5-5 5-5 0-3-2-4-4-4-3 0-31 22-50 62-16 34-20 69-20 96 0 24 4 62 22 97 18 38 45 59 48 59 2 0 4-1 4-3z"><text:p/></draw:path><draw:path draw:style-name="gr180" draw:text-style-name="P67" svg:width="0.0571in" svg:height="0.0799in" svg:x="0.1933in" svg:y="0.0516in" svg:viewBox="0 0 146 204" svg:d="M145 20c1-5 1-6 1-7 0-7-5-9-9-9-3 0-8 1-11 7-1 1-4 11-5 17-1 8-4 16-6 25-4 19-10 38-14 57-1 4-15 26-36 26-16 0-19-14-19-26 0-14 5-34 16-62 5-12 6-16 6-22 0-14-10-26-26-26-30 0-42 46-42 48 0 4 4 4 4 4 3 0 3-1 5-5 9-30 22-40 32-40 3 0 8 0 8 10 0 8-3 16-5 22-13 34-19 52-19 67 0 28 20 37 39 37 12 0 23-6 32-14-4 16-8 32-20 49-9 10-21 19-36 19-4 0-18 0-24-13 6 0 10 0 14-4 3-2 6-7 6-13 0-9-8-11-12-11-7 0-17 6-17 21s14 27 33 27c33 0 65-28 74-64 10-40 21-80 31-120z"><text:p/></draw:path><draw:path draw:style-name="gr180" draw:text-style-name="P67" svg:width="0.0287in" svg:height="0.1232in" svg:x="0.2622in" svg:y="0.0134in" svg:viewBox="0 0 74 314" svg:d="M74 158c0-25-4-63-22-99-19-38-46-59-48-59s-4 2-4 4c0 0 0 1 6 7 31 31 49 81 49 147 0 53-12 109-51 148-4 4-4 5-4 5 0 2 2 3 4 3s31-21 50-61c15-35 20-69 20-95z"><text:p/></draw:path><draw:path draw:style-name="gr180" draw:text-style-name="P67" svg:width="0.0827in" svg:height="0.0287in" svg:x="0.3453in" svg:y="0.062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85in" svg:height="0.137in" svg:x="0.4768in" svg:y="0.0071in" svg:viewBox="0 0 175 349" svg:d="M68 276c-4 52-15 66-33 66-4 0-13-1-21-6 9-2 12-9 12-14 0-9-7-12-13-12s-13 3-13 13c0 14 16 26 35 26 30 0 45-28 52-56 4-17 16-107 18-142 2-26 4-52 6-78 4-59 15-66 29-66 4 0 13 0 20 6-9 1-12 9-12 13 0 9 8 13 14 13s13-4 13-13c0-15-16-26-35-26-30 0-42 31-47 55-5 17-16 106-18 143-2 26-5 52-7 78z"><text:p/></draw:path><draw:path draw:style-name="gr180" draw:text-style-name="P67" svg:width="0.0854in" svg:height="0.039in" svg:x="0.5594in" svg:y="0in" svg:viewBox="0 0 218 100" svg:d="M111 37c-12-14-16-17-25-24-13-9-27-13-39-13-27 0-47 23-47 50 0 25 19 50 46 50 31 0 52-26 60-37 12 13 15 17 24 23 14 10 27 14 40 14 27 0 48-24 48-51 0-25-20-49-47-49-32 0-52 25-60 37zM118 45c8-14 28-36 55-36 22 0 38 19 38 40s-17 39-37 39c-21 0-35-17-56-43zM99 55c-8 14-28 37-55 37-22 0-39-21-39-42s18-37 38-37c21 0 35 16 56 42z"><text:p/></draw:path><draw:path draw:style-name="gr180" draw:text-style-name="P67" svg:width="0.0583in" svg:height="0.0039in" svg:x="0.5378in" svg:y="0.1276in" svg:viewBox="0 0 149 11" svg:d="M140 11c4 0 9 0 9-6 0-5-5-5-9-5-44 0-87 0-131 0-4 0-9 0-9 5 0 6 4 6 9 6 44 0 87 0 131 0z"><text:p/></draw:path><draw:path draw:style-name="gr180" draw:text-style-name="P67" svg:width="0.0854in" svg:height="0.039in" svg:x="0.613in" svg:y="0.113in" svg:viewBox="0 0 218 100" svg:d="M111 37c-12-14-16-17-24-24-13-9-28-13-40-13-27 0-47 23-47 50 0 25 19 50 47 50 30 0 52-26 60-37 12 13 15 17 23 23 14 10 28 14 40 14 28 0 48-24 48-51 0-25-19-49-47-49-31 0-52 25-60 37zM118 45c9-14 28-37 55-37 23 0 38 20 38 41s-17 38-37 38c-21 0-35-16-56-42zM100 55c-9 14-28 36-55 36-23 0-39-20-39-41s17-38 38-38c20 0 34 17 56 43z"><text:p/></draw:path><draw:path draw:style-name="gr180" draw:text-style-name="P67" svg:width="0.0614in" svg:height="0.1118in" svg:x="0.739in" svg:y="0.0201in" svg:viewBox="0 0 157 285" svg:d="M99 96c9 0 18 0 27 0 6 0 10 0 10-6 0-4-4-4-9-4-9 0-17 0-26 0 2-12 4-24 7-36 1-6 5-28 7-32 3-6 8-11 15-11 1 0 9 0 16 6-15 1-17 12-17 17 0 7 5 10 11 10 8 0 17-6 17-18 0-15-14-22-27-22-10 0-30 5-40 37-2 7-3 10-11 49-7 0-14 0-21 0s-9 0-9 6c0 4 2 4 8 4 7 0 14 0 21 0-8 41-16 83-24 124-5 30-11 59-27 59-2 0-10 0-15-6 14-1 17-12 17-17 0-7-6-11-12-11-8 0-17 7-17 19 0 14 13 21 27 21 17 0 30-18 35-30 11-20 18-57 18-59 6-34 13-67 19-100z"><text:p/></draw:path><draw:path draw:style-name="gr180" draw:text-style-name="P67" svg:width="0.0764in" svg:height="0.0591in" svg:x="0.7976in" svg:y="0.0661in" svg:viewBox="0 0 195 151" svg:d="M112 66c7-7 13-13 20-20 29-28 37-37 58-38 3 0 5 0 5-4 0-3-2-4-3-4-7 0-14 1-21 1-5 0-20-1-25-1-2 0-5 1-5 5 1 1 0 3 3 3s8 1 8 5-4 8-5 9c-2 2-31 30-39 38-7-14-15-29-23-43 0-1 0-3 0-4 0 0 4-4 11-5 2 0 5 0 5-4-1-1 0-4-4-4s-10 1-14 1c-5 0-10 0-15 0-3 0-9 0-13 0s-8-1-12-1c-1 0-4 0-4 5 0 3 2 3 6 3 13 0 13 3 16 7 10 20 21 41 31 60-4 4-8 8-12 13-4 4-15 14-19 18-27 27-36 36-56 37-3 1-5 1-5 5 0 1 0 3 3 3 6 0 13-1 20-1 4 0 9 0 13 0 4 1 9 1 13 1 1 0 5 0 5-5 0-2-3-3-5-3-1 0-6-1-6-6 0-3 3-6 7-10 16-16 30-30 45-44 9 17 18 34 27 52 1 1 1 1 1 2 0 2-3 6-11 6-2 1-5 1-5 5 1 1 0 3 4 3s10-1 15-1c4 0 9 0 13 0 5 0 10 0 14 0 4 1 8 1 12 1 1 0 4 0 4-5 0-3-3-3-6-3-13 0-14-2-15-7-12-23-25-46-36-70z"><text:p/></draw:path><draw:path draw:style-name="gr180" draw:text-style-name="P67" svg:width="0.0106in" svg:height="0.0264in" svg:x="0.8858in" svg:y="0.1157in" svg:viewBox="0 0 28 68" svg:d="M22 22c0 12-2 26-18 40 0 1 0 2 0 3s1 3 2 3c4 0 22-18 22-44 0-14-5-24-15-24-8 0-13 5-13 13 0 7 5 12 13 12 5 0 9-3 9-3z"><text:p/></draw:path><draw:path draw:style-name="gr180" draw:text-style-name="P67" svg:width="0.0689in" svg:height="0.0591in" svg:x="0.9106in" svg:y="0.0661in" svg:viewBox="0 0 176 151" svg:d="M138 27c4-5 9-8 13-12 9-6 17-7 20-7s5 0 5-4c0-2-1-4-2-4-7 0-13 1-18 1-8 0-17-1-24-1-1 0-4 0-4 5 0 3 2 3 4 3 7 1 7 3 7 5 0 1-2 3-4 5-1 2-2 4-4 5-18 19-37 39-55 58-9-22-19-43-29-65-1-3-1-3-1-3 0-5 10-5 12-5s5 0 5-4c-1-1 0-4-4-4-6 0-22 1-29 1-6 0-20-1-26-1-1 0-4 1-4 5 0 3 4 3 6 3 13 0 14 2 16 7 12 25 23 51 35 76-4 13-7 27-10 40-3 11-4 12-21 12-4 0-6 0-6 4 0 3 2 4 3 4 4 0 9-1 14-1 4 0 11 0 14 0 5 0 10 0 15 0 4 0 10 1 14 1 2 0 5 0 5-5 0-3-2-3-7-3-3 0-4 0-9 0-4-1-4-1-4-4 0-1 2-12 3-17 2-7 8-27 8-28 0-2 0-3 2-5 20-21 40-41 60-62z"><text:p/></draw:path><draw:path draw:style-name="gr180" draw:text-style-name="P67" svg:width="0.0287in" svg:height="0.1232in" svg:x="1.0043in" svg:y="0.0134in" svg:viewBox="0 0 74 314" svg:d="M74 311c0 0 0-1-6-7-39-39-49-98-49-146 0-55 12-110 50-149 5-4 5-5 5-5 0-3-2-4-4-4-3 0-31 22-50 62-16 34-20 69-20 96 0 24 4 62 21 97 19 38 46 59 49 59 2 0 4-1 4-3z"><text:p/></draw:path><draw:path draw:style-name="gr180" draw:text-style-name="P67" svg:width="0.0614in" svg:height="0.0559in" svg:x="1.0437in" svg:y="0.0516in" svg:viewBox="0 0 157 143" svg:d="M96 45c3-9 10-38 32-38 2 0 9 0 16 5-9 1-15 9-15 17 0 4 3 10 11 10s17-5 17-17c0-18-18-22-28-22-19 0-30 17-34 24-8-20-25-24-34-24-33 0-51 41-51 48 0 4 3 3 3 4 3 0 4-1 5-4 11-33 31-41 42-41 7 0 17 3 17 22 0 10-5 30-17 74-5 20-16 33-29 33-2 0-10 0-17-4 8-2 16-8 16-17 0-8-8-11-12-11-10 0-18 8-18 18 0 14 16 21 30 21 21 0 32-22 33-24 4 12 15 24 34 24 33 0 51-41 51-49 0-2-3-2-4-2-3 0-4 0-4 3-10 33-32 41-42 41-13 0-17-10-17-20 0-7 2-15 5-28 4-14 7-29 10-43z"><text:p/></draw:path><draw:path draw:style-name="gr180" draw:text-style-name="P67" svg:width="0.0142in" svg:height="0.0366in" svg:x="1.122in" svg:y="0.0937in" svg:viewBox="0 0 37 94" svg:d="M37 33c0-20-8-33-20-33-11 0-17 8-17 17 0 8 6 17 17 17 4 0 8-2 11-4 1-1 1-1 2-1 0 2 1 0 1 4 0 24-12 42-22 53-4 4-4 4-4 5 0 2 2 3 3 3 4 0 29-24 29-61z"><text:p/></draw:path><draw:path draw:style-name="gr180" draw:text-style-name="P67" svg:width="0.0571in" svg:height="0.0799in" svg:x="1.1705in" svg:y="0.0516in" svg:viewBox="0 0 146 204" svg:d="M145 20c1-5 1-6 1-7 0-7-5-9-9-9-3 0-8 1-11 7-1 1-4 11-5 17-2 8-4 16-6 25-4 19-10 38-14 57-1 4-15 26-36 26-16 0-19-14-19-26 0-14 5-34 15-62 6-12 7-16 7-22 0-14-10-26-26-26-30 0-42 46-42 48 0 4 4 4 4 4 3 0 3-1 5-5 9-30 22-40 32-40 2 0 8 0 8 10 0 8-3 16-6 22-12 34-18 52-18 67 0 28 20 37 39 37 12 0 23-6 31-14-3 16-7 32-19 49-9 10-21 19-36 19-4 0-18 0-24-13 6 0 9 0 14-4 3-2 6-7 6-13 0-9-8-11-12-11-7 0-17 6-17 21s14 27 33 27c33 0 65-28 74-64 10-40 21-80 31-120z"><text:p/></draw:path><draw:path draw:style-name="gr180" draw:text-style-name="P67" svg:width="0.0287in" svg:height="0.1232in" svg:x="1.2394in" svg:y="0.0134in" svg:viewBox="0 0 74 314" svg:d="M74 158c0-25-4-63-22-99-19-38-46-59-48-59-3 0-4 2-4 4 0 0 0 1 6 7 31 31 49 81 49 147 0 53-12 109-51 148-4 4-4 5-4 5 0 2 1 3 4 3 2 0 31-21 49-61 16-35 21-69 21-95z"><text:p/></draw:path><draw:path draw:style-name="gr180" draw:text-style-name="P67" svg:width="0.0587in" svg:height="0.0866in" svg:x="1.2858in" svg:y="0.0213in" svg:viewBox="0 0 150 221" svg:d="M150 4c0-1 0-4-4-4-5 0-34 3-40 4-3 0-4 1-4 5s2 4 7 4c15 0 16 2 16 6 0 2-1 4-1 6-6 25-12 49-19 75-6-12-15-21-29-21-37 0-76 47-76 92 0 30 17 50 41 50 7 0 23-1 42-23 2 13 13 23 29 23 10 0 18-7 23-16 5-12 10-31 10-32 0-2-3-2-5-2s-2 0-3 5c-6 21-12 39-25 39-9 0-9-9-9-14 0-8 0-10 1-15 16-61 31-121 46-182zM85 181c-2 6-2 7-7 12-14 16-27 22-36 22-15 0-20-18-20-29 0-16 10-55 18-69 9-19 24-31 36-31 21 0 26 26 26 28s-1 4-2 5c-6 21-10 42-15 62z"><text:p/></draw:path><draw:path draw:style-name="gr180" draw:text-style-name="P67" svg:width="0.0614in" svg:height="0.0559in" svg:x="1.3492in" svg:y="0.0516in" svg:viewBox="0 0 157 143" svg:d="M96 45c2-9 9-38 32-38 1 0 9 0 15 5-9 1-15 9-15 17 0 4 3 10 12 10 8 0 17-5 17-17 0-18-18-22-29-22-18 0-30 17-34 24-8-20-25-24-34-24-32 0-50 41-50 48 0 4 3 4 3 4 3 0 4-1 4-4 11-33 32-41 43-41 6 0 17 3 17 22 0 10-5 30-17 74-5 20-16 33-30 33-2 0-9 0-16-4 8-2 15-8 15-17 0-8-7-11-12-11-9 0-17 8-17 18 0 14 15 21 30 21 20 0 32-22 33-24 4 12 15 24 34 24 33 0 51-41 51-49 0-2-3-2-4-2-4 0-4 0-5 3-10 33-31 41-42 41-12 0-17-10-17-20 0-7 2-15 5-28 4-14 8-29 11-43z"><text:p/></draw:path></draw:g></draw:g></text:span></text:p>
      <text:p text:style-name="P34">Markovova nerovnost: X je n.v <draw:g text:anchor-type="as-char" svg:y="-0.1256in" draw:z-index="56" draw:name="Shape78" draw:style-name="gr178"><svg:title>TexMaths</svg:title><svg:desc>9§inline§X\geq 0, a &gt; 0: P(X \geq a) \leq \frac{\mathbb{E}(X)}{a}§svg§600§FALSE§</svg:desc><draw:g draw:style-name="gr2"><draw:path draw:style-name="gr179" draw:text-style-name="P66" svg:width="1.7256in" svg:height="0.1559in" svg:x="0.0035in" svg:y="0.0067in" svg:viewBox="0 0 4384 397" svg:d="M2193 397c-731 0-1462 0-2193 0 0-132 0-265 0-397 1461 0 2923 0 4384 0 0 132 0 265 0 397-730 0-1461 0-2191 0z"><text:p/></draw:path><draw:path draw:style-name="gr180" draw:text-style-name="P67" svg:width="0.102in" svg:height="0.0843in" svg:x="0.0004in" svg:y="0.0409in" svg:viewBox="0 0 260 215" svg:d="M145 85c-9-20-18-42-27-62-1-2-1-3-2-4 0-2 6-8 19-9 4-1 6-1 6-6 0-4-3-4-4-4-14 0-27 1-40 1-8 0-28-1-36-1-2 0-5 0-5 6 0 4 3 4 7 4 19 0 21 3 23 10 13 29 26 58 38 88-22 23-44 47-66 71-2 1-3 2-5 4-15 17-30 21-47 23-3 0-6 0-6 6 1 1 0 3 4 3 10 0 19-1 29-1 12 0 25 1 36 1 2 0 6 0 6-6 0-3-3-2-4-3-3-1-12-2-12-10 0-5 4-11 8-14 10-12 21-24 32-34 10-11 19-21 29-31 11 24 21 49 31 75 2 3 1 2 2 4 0 3-6 8-18 10-3 0-6 0-6 5 0 4 3 4 4 4 9 0 31-1 40-1 8 0 27 1 35 1 3 0 6 0 6-5 0-4-3-4-6-4-21-1-22-2-27-14-12-30-33-79-40-98 21-22 54-60 64-68 9-8 21-15 41-16 3-1 6-1 6-6 0-1 0-4-3-4-10 0-20 1-30 1-12 0-24-1-35-1-2 0-7 0-7 6 0 2 2 3 4 4 3 0 13 1 13 10 0 4-4 8-6 11-17 18-34 36-51 54z"><text:p/></draw:path><draw:path draw:style-name="gr180" draw:text-style-name="P67" svg:width="0.0756in" svg:height="0.0953in" svg:x="0.1551in" svg:y="0.0469in" svg:viewBox="0 0 193 243" svg:d="M186 99c5-2 7-4 7-7s-1-6-7-7c-57-27-116-55-173-82-5-3-5-2-7-3-3 0-6 4-6 6 0 5 3 6 5 7 56 27 111 53 167 79-55 25-111 51-166 77-6 3-6 6-6 7 0 4 3 7 6 7 1 0 1 0 6-2 58-28 116-55 174-82zM182 243c5 0 11 0 11-6 0-7-7-7-11-7-57 0-114 0-171 0-5 0-11 0-11 7 0 6 5 6 11 6 57 0 114 0 171 0z"><text:p/></draw:path><draw:path draw:style-name="gr180" draw:text-style-name="P67" svg:width="0.052in" svg:height="0.085in" svg:x="0.2807in" svg:y="0.0433in" svg:viewBox="0 0 133 217" svg:d="M133 109c0-25-2-51-12-74-15-31-41-35-54-35-19 0-42 8-55 38-10 21-12 46-12 71 0 23 2 52 14 76 14 26 37 32 53 32 17 0 41-6 55-37 9-22 11-46 11-71zM67 210c-13 0-31-8-37-38-4-19-4-48-4-67 0-20 0-41 3-58 6-37 30-40 38-40 10 0 31 6 37 37 3 17 3 41 3 61 0 24 0 45-3 66-5 30-23 39-37 39z"><text:p/></draw:path><draw:path draw:style-name="gr180" draw:text-style-name="P67" svg:width="0.0146in" svg:height="0.0366in" svg:x="0.3488in" svg:y="0.1122in" svg:viewBox="0 0 38 94" svg:d="M38 33c0-20-8-33-21-33-11 0-17 8-17 17 0 8 6 16 17 16 4 0 8-1 11-3 1-1 1-1 2-1 0 2 1 0 1 4 0 24-11 43-22 53-4 3-4 4-4 5 0 3 2 3 4 3 3 0 29-24 29-61z"><text:p/></draw:path><draw:path draw:style-name="gr180" draw:text-style-name="P67" svg:width="0.0567in" svg:height="0.0559in" svg:x="0.3984in" svg:y="0.0705in" svg:viewBox="0 0 145 143" svg:d="M105 21c-5-12-14-21-28-21-37 0-77 47-77 93 0 29 18 50 42 50 7 0 23-1 42-23 2 13 13 23 29 23 10 0 18-7 23-17 5-12 9-31 9-31 0-3-3-3-4-3-2 0-3 1-4 5-6 21-11 40-24 40-9 0-9-9-9-15 0-7 0-9 4-24 3-12 4-16 6-28 4-14 8-30 12-44 2-9 2-10 2-11 0-5-4-9-9-9-7 0-13 8-14 15zM86 103c-2 5-2 6-7 11-14 17-27 23-36 23-16 0-20-18-20-30 0-16 10-55 18-69 9-19 23-31 36-31 20 0 25 26 25 28s0 4-1 5c-6 21-10 42-15 63z"><text:p/></draw:path><draw:path draw:style-name="gr180" draw:text-style-name="P67" svg:width="0.076in" svg:height="0.0717in" svg:x="0.5043in" svg:y="0.0587in" svg:viewBox="0 0 194 183" svg:d="M187 98c4-1 7-3 7-6 0-4-3-6-7-7-58-28-117-55-175-83-4-2-5-2-6-2-3 0-6 3-6 6s2 5 6 8c55 26 111 52 166 78-55 26-111 52-166 78-4 2-6 4-6 6 0 4 3 7 6 7 1 0 2 0 6-2 58-28 117-56 175-83z"><text:p/></draw:path><draw:path draw:style-name="gr180" draw:text-style-name="P67" svg:width="0.052in" svg:height="0.085in" svg:x="0.6303in" svg:y="0.0433in" svg:viewBox="0 0 133 217" svg:d="M133 109c0-25-1-51-12-74-15-31-41-35-54-35-19 0-42 8-55 38-10 21-12 46-12 71 0 23 2 52 14 76 14 26 37 32 53 32 17 0 41-6 55-37 10-22 11-46 11-71zM67 210c-13 0-31-8-37-38-3-19-3-48-3-67 0-20 0-41 2-58 6-37 30-40 38-40 10 0 31 6 37 37 3 17 3 41 3 61 0 24 0 45-3 66-5 30-23 39-37 39z"><text:p/></draw:path><draw:path draw:style-name="gr180" draw:text-style-name="P67" svg:width="0.0126in" svg:height="0.0531in" svg:x="0.7331in" svg:y="0.0728in" svg:viewBox="0 0 33 136" svg:d="M33 17c0-9-7-17-16-17s-17 8-17 17 8 16 17 16 16-7 16-16zM33 120c0-9-7-17-16-17s-17 8-17 17 8 16 17 16 16-7 16-16z"><text:p/></draw:path><draw:path draw:style-name="gr180" draw:text-style-name="P67" svg:width="0.0886in" svg:height="0.0843in" svg:x="0.7965in" svg:y="0.0409in" svg:viewBox="0 0 226 215" svg:d="M84 116c18 0 35 0 53 0 45 0 89-33 89-68 0-25-21-48-62-48-34 0-69 0-103 0-6 0-9 0-9 6 0 4 3 4 9 4 4 0 10 0 14 0 4 1 7 2 7 5 0 1-1 3-2 7-14 55-28 112-42 169-3 12-4 15-29 15-5 0-9 0-9 5 0 4 4 4 5 4 9 0 31-1 40-1 7 0 14 1 21 1 6 0 13 0 20 0 2 0 6 0 6-6 0-3-3-3-8-3-12 0-21 0-21-6 0-2 1-4 1-6 6-26 13-52 20-78zM106 22c3-11 4-12 17-12 10 0 21 0 31 0 26 0 42 8 42 30 0 12-6 39-18 51-16 14-35 16-48 16-16 0-30 0-45 0 7-29 14-57 21-85z"><text:p/></draw:path><draw:path draw:style-name="gr180" draw:text-style-name="P67" svg:width="0.0287in" svg:height="0.1236in" svg:x="0.9008in" svg:y="0.0323in" svg:viewBox="0 0 74 315" svg:d="M74 312c0-1 0-2-6-7-39-40-49-99-49-147 0-55 12-109 50-149 5-4 5-4 5-5 0-3-2-4-4-4s-31 22-49 62c-16 34-21 69-21 96 0 25 4 63 22 98 19 38 46 59 48 59s4-1 4-3z"><text:p/></draw:path><draw:path draw:style-name="gr180" draw:text-style-name="P67" svg:width="0.102in" svg:height="0.0843in" svg:x="0.9406in" svg:y="0.0409in" svg:viewBox="0 0 260 215" svg:d="M145 85c-9-20-18-42-27-62-1-2-1-3-2-4 0-2 6-8 19-9 4-1 6-1 6-6 0-4-3-4-4-4-14 0-27 1-40 1-8 0-28-1-36-1-2 0-5 0-5 6 0 4 3 4 7 4 19 0 21 3 23 10 13 29 26 58 38 88-22 23-44 47-66 71-2 1-3 2-5 4-15 17-30 21-47 23-3 0-6 0-6 6 1 1 0 3 4 3 10 0 19-1 29-1 12 0 25 1 36 1 2 0 6 0 6-6 0-3-3-2-4-3-3-1-12-2-12-10 0-5 4-11 8-14 10-12 21-24 32-34 10-11 19-21 29-31 11 24 21 49 31 75 2 3 1 2 2 4 0 3-6 8-18 10-3 0-6 0-6 5 0 4 3 4 4 4 9 0 31-1 40-1 8 0 27 1 35 1 3 0 6 0 6-5 0-4-3-4-6-4-21-1-22-2-27-14-12-30-33-79-40-98 21-22 54-60 64-68 9-8 21-15 41-16 3-1 6-1 6-6 0-1 0-4-3-4-10 0-20 1-30 1-12 0-24-1-35-1-2 0-7 0-7 6 0 2 2 3 4 4 3 0 13 1 13 10 0 4-4 8-6 11-17 18-34 36-51 54z"><text:p/></draw:path><draw:path draw:style-name="gr180" draw:text-style-name="P67" svg:width="0.0756in" svg:height="0.0953in" svg:x="1.0949in" svg:y="0.0469in" svg:viewBox="0 0 193 243" svg:d="M186 99c5-2 7-4 7-7s-1-6-7-7c-57-27-116-55-173-82-5-3-5-2-7-3-3 0-6 4-6 6 0 5 3 6 5 7 56 27 111 53 167 79-55 25-111 51-166 77-6 3-6 6-6 7 0 4 3 7 6 7 1 0 2 0 6-2 58-28 116-55 174-82zM182 243c5 0 11 0 11-6 0-7-7-7-11-7-57 0-114 0-171 0-5 0-11 0-11 7 0 6 5 6 11 6 57 0 114 0 171 0z"><text:p/></draw:path><draw:path draw:style-name="gr180" draw:text-style-name="P67" svg:width="0.0563in" svg:height="0.0559in" svg:x="1.2213in" svg:y="0.0705in" svg:viewBox="0 0 144 143" svg:d="M105 21c-6-12-15-21-29-21-37 0-76 47-76 93 0 29 17 50 41 50 7 0 23-1 42-23 3 13 13 23 29 23 10 0 18-7 23-17 5-12 9-31 9-31 0-3-3-3-4-3-2 0-3 1-4 5-5 21-11 40-23 40-9 0-10-9-10-15 0-7 1-9 4-24 4-12 4-16 6-28 4-14 9-30 12-44 2-9 2-10 2-11 0-5-4-9-9-9-7 0-12 8-13 15zM85 103c-2 5-2 6-7 11-14 17-27 23-36 23-16 0-20-18-20-30 0-16 10-55 18-69 10-19 24-31 37-31 19 0 24 26 24 28s0 4-1 5c-5 21-10 42-15 63z"><text:p/></draw:path><draw:path draw:style-name="gr180" draw:text-style-name="P67" svg:width="0.0287in" svg:height="0.1236in" svg:x="1.2886in" svg:y="0.0323in" svg:viewBox="0 0 74 315" svg:d="M74 158c0-25-4-63-21-99-19-38-47-59-49-59s-4 2-4 4c0 1 0 1 6 7 31 31 49 81 49 147 0 54-12 108-50 149-5 3-5 4-5 5 0 2 2 3 4 3s31-22 50-61c16-34 20-70 20-96z"><text:p/></draw:path><draw:path draw:style-name="gr180" draw:text-style-name="P67" svg:width="0.0756in" svg:height="0.0953in" svg:x="1.3752in" svg:y="0.0469in" svg:viewBox="0 0 193 243" svg:d="M187 13c4-1 6-2 6-7 0-2-2-6-7-6-1 0-4 2-5 2-59 28-116 55-175 83-5 2-6 4-6 7s2 5 6 7c59 27 116 54 175 82 4 2 4 2 5 2 4 0 7-3 7-7 0-2-1-4-7-7-55-26-110-52-165-77 56-26 110-52 166-79zM182 243c5 0 11 0 11-6 0-7-7-7-11-7-57 0-114 0-171 0-5 0-11 0-11 7 0 6 5 6 11 6 57 0 114 0 171 0z"><text:p/></draw:path><draw:path draw:style-name="gr180" draw:text-style-name="P67" svg:width="0.0543in" svg:height="0.0591in" svg:x="1.5122in" svg:y="0.0059in" svg:viewBox="0 0 139 151" svg:d="M54 77c5 0 16 0 24 5 11 7 12 19 12 20 0 3 0 6 4 6 3 0 3-3 3-7 0-20 0-40 0-60 0-3 0-7-3-7-4 0-4 3-4 5-2 29-24 30-36 30 0-15 0-31 0-47 0-14 5-14 10-14 4 0 7 0 11 0 29 0 44 15 46 31 0 2 0 4 3 4 4 0 4-3 4-7 0-10 0-19 0-29 0-6 0-7-7-7-38 0-76 0-114 0-3 0-7 0-7 5 0 3 5 3 6 3 13 0 14 2 14 13 0 37 0 74 0 110 0 10-1 13-13 13-3 0-7 0-7 4 0 3 4 3 7 3 40 0 79 0 118 0 4 0 6 0 7-2 2-14 7-37 7-39s-2-4-4-4c-4 0-3 2-4 3-1 6-4 15-20 25-12 6-23 10-35 10-4 0-8 0-12 0-5 0-10 0-10-15 0-17 0-34 0-52zM121 8c0 4 0 7 0 11-4-5-8-8-13-11 5 0 8 0 13 0zM77 73c4-2 9-6 13-10 0 6 0 13 0 19-5-6-8-6-13-9zM27 20c0-3 0-8-2-12 8 0 16 0 24 0-2 5-2 12-2 14 0 36 0 72 0 108 0 8 1 12 2 14-8 0-16 0-24 0 2-4 2-10 2-13 0-37 0-74 0-111zM110 144c0-1 0-1 0-1 7-3 12-8 17-12 0 1-2 11-2 13-5 0-10 0-15 0z"><text:p/></draw:path><draw:path draw:style-name="gr180" draw:text-style-name="P67" svg:width="0.0224in" svg:height="0.0866in" svg:x="1.5795in" svg:y="0in" svg:viewBox="0 0 58 221" svg:d="M53 0c-42 30-53 77-53 111 0 30 9 79 53 110 2 0 5-1 5-2 0-2-1-2-3-4-29-27-40-64-40-104 0-60 23-89 41-106 1 0 2-1 2-2 0-3-3-3-5-3z"><text:p/></draw:path><draw:path draw:style-name="gr180" draw:text-style-name="P67" svg:width="0.0764in" svg:height="0.0587in" svg:x="1.6126in" svg:y="0.0059in" svg:viewBox="0 0 195 150" svg:d="M112 67c7-8 14-15 21-22 28-28 37-36 57-38 3 0 5 0 5-4 0-3-2-3-3-3-7 0-14 1-21 1-5 0-20-1-25-1-2 0-5 0-5 4 1 1 0 3 4 3 2 1 7 1 7 6 0 3-3 7-5 9-2 1-30 29-39 37-7-14-14-28-22-43 0-1-1-2-1-3s4-5 11-6c2 0 6 0 6-4-2-1-1-3-5-3s-10 0-14 0c-5 0-10 1-15 1-3 0-9 0-13-1-4 0-8 0-12 0-1 0-4 0-4 4 0 3 2 3 6 3 13 0 14 3 16 7 11 21 21 41 32 62-5 3-8 7-13 11-4 5-15 15-19 18-27 27-36 36-56 37-3 1-5 1-5 6 0 0 0 2 3 2 6 0 14-1 20-1 4 0 9 0 14 1 4 0 8 0 13 0 0 0 4 0 4-4 0-3-3-4-4-4-2 0-7-1-7-5s3-7 7-11c16-15 30-30 45-44 9 17 18 34 27 52 1 3 1 2 1 3 0 2-3 5-11 5-2 1-5 1-5 6 1 0 0 2 4 2s10 0 15 0 9-1 14-1c4 0 9 0 13 1 4 0 9 0 12 0 2 0 5 0 5-4s-3-4-7-4c-13 0-14-2-15-5-12-24-25-47-36-70z"><text:p/></draw:path><draw:path draw:style-name="gr180" draw:text-style-name="P67" svg:width="0.0224in" svg:height="0.0866in" svg:x="1.7028in" svg:y="0in" svg:viewBox="0 0 58 221" svg:d="M5 0c-2 0-5 0-5 3 0 1 1 2 3 3 19 17 39 47 39 105 0 46-14 81-37 102-4 4-5 4-5 6 0 1 1 2 4 2 2 0 23-15 37-42 10-19 17-42 17-68 0-32-9-79-53-111z"><text:p/></draw:path><draw:path draw:style-name="gr180" draw:text-style-name="P67" svg:width="0.224in" svg:height="0.0047in" svg:x="1.5114in" svg:y="0.0921in" svg:viewBox="0 0 570 13" svg:d="M284 13c-94 0-189 0-284 0 0-5 0-8 0-13 190 0 380 0 570 0 0 5 0 8 0 13-96 0-190 0-286 0z"><text:p/></draw:path><draw:path draw:style-name="gr180" draw:text-style-name="P67" svg:width="0.0441in" svg:height="0.039in" svg:x="1.6016in" svg:y="0.1299in" svg:viewBox="0 0 113 100" svg:d="M80 13c-4-8-12-13-23-13-28 0-57 32-57 63 0 22 14 37 33 37 12 0 23-7 32-15 4 12 17 15 22 15 8 0 14-5 18-12 5-9 8-21 8-22 0-3-3-3-4-3-3 0-3 1-5 7-2 10-7 24-16 24-5 0-7-5-7-11 0-4 2-12 4-17 1-7 3-16 4-21 2-5 3-11 5-16 1-6 3-16 3-17 0-6-3-7-7-7s-9 2-10 8zM66 70c-2 6-7 10-12 15-2 1-11 9-20 9-8 0-16-6-16-22 0-12 6-36 12-45 10-17 21-21 27-21 16 0 20 17 20 19 0 1 0 3 0 4-4 13-8 28-11 41z"><text:p/></draw:path></draw:g></draw:g><text:s/>Dk: <draw:g text:anchor-type="as-char" svg:y="-0.0929in" draw:z-index="57" draw:name="Shape79" draw:style-name="gr178"><svg:title>TexMaths</svg:title><svg:desc>9§inline§\mathbb{E}(X)= P(X \geq A) \mathbb{E}(X| X\geq a) + P(X &lt; A) \mathbb{E}(X| X &lt; a)§svg§600§FALSE§</svg:desc><draw:g draw:style-name="gr2"><draw:path draw:style-name="gr179" draw:text-style-name="P66" svg:width="3.0618in" svg:height="0.1102in" svg:x="0.0051in" svg:y="0.0063in" svg:viewBox="0 0 7778 281" svg:d="M0 0c2593 0 5185 0 7778 0 0 93 0 188 0 281-2593 0-5185 0-7778 0 0-93 0-188 0-281z"><text:p/></draw:path><draw:path draw:style-name="gr180" draw:text-style-name="P67" svg:width="0.0776in" svg:height="0.0843in" svg:x="0.0004in" svg:y="0.0079in" svg:viewBox="0 0 198 215" svg:d="M77 110c8 0 24 0 35 6 15 10 16 27 16 29 1 4 1 9 6 9s5-5 5-11c0-29 0-57 0-85 0-5 0-10-5-10s-6 5-6 7c-2 40-34 43-51 43 0-22 0-45 0-67 0-20 7-20 14-20 5 0 10 0 15 0 42 0 64 21 66 43 0 3 1 7 5 7 6 0 6-4 6-10 0-13 0-28 0-41 0-10 0-10-10-10-54 0-108 0-162 0-6 0-11 0-11 5 0 6 6 6 8 6 18 0 20 2 20 18 0 52 0 104 0 156 0 15-1 18-18 18-5 0-10 0-10 6s5 6 11 6c56 0 111 0 167 0 6 0 9 0 10-5 1-1 10-53 10-54 0-3-4-5-5-5-5 0-7 4-7 5-2 7-4 19-28 33-16 10-32 14-50 14-5 0-12 0-17 0-7 0-14 0-14-21 0-24 0-48 0-72zM172 11c0 5 0 10 0 15-6-6-12-11-18-15 6 0 12 0 18 0zM111 103c4-2 11-7 17-13 0 8 0 17 0 26-7-9-12-9-17-13zM39 28c0-4 0-12-3-17 12 0 22 0 34 0-3 7-3 18-3 20 0 51 0 102 0 152 0 11 1 17 3 20-12 0-22 0-34 0 3-5 3-13 3-17 0-52 0-105 0-158zM157 203c9-5 18-12 25-17-1 1-3 14-4 17-7 0-14 0-21 0z"><text:p/></draw:path><draw:path draw:style-name="gr180" draw:text-style-name="P67" svg:width="0.0287in" svg:height="0.1232in" svg:x="0.0941in" svg:y="0in" svg:viewBox="0 0 74 314" svg:d="M74 310c0-1 0-1-6-6-39-40-50-99-50-147 0-55 13-109 51-149 5-4 5-4 5-5 0-2-2-3-4-3-3 0-31 22-50 61-16 35-20 70-20 96 0 24 4 62 21 97 19 39 46 60 49 60 2 0 4-1 4-4z"><text:p/></draw:path><draw:path draw:style-name="gr180" draw:text-style-name="P67" svg:width="0.1024in" svg:height="0.0843in" svg:x="0.1335in" svg:y="0.0079in" svg:viewBox="0 0 261 215" svg:d="M145 86c-9-21-17-42-26-63-1-2-2-3-2-4 0-2 5-7 19-9 3 0 6 0 6-6 0-4-3-4-4-4-14 0-27 1-41 1-7 0-27-1-35-1-2 0-5 0-5 6 0 4 2 4 7 4 19 0 21 3 23 10 13 29 25 58 38 88-22 23-45 48-67 71-1 1-3 2-4 3-15 17-31 22-47 23-3 0-7 0-7 6 2 2 0 4 4 4 10 0 20-2 30-2 12 0 24 2 35 2 2 0 7 0 7-7 0-3-4-3-5-3-3-1-13-1-13-10 0-5 6-10 9-14 11-11 22-23 33-34 9-10 19-20 28-30 11 25 21 49 32 74 1 3 1 3 2 4 0 3-6 8-19 10-4 0-6 0-6 5s3 5 4 5c9 0 32-2 41-2 8 0 27 2 35 2 2 0 5 0 5-6 0-4-2-4-5-4-21-1-22-2-27-14-13-29-33-78-41-97 21-21 54-59 65-68 9-7 21-15 40-16 4 0 7 0 7-6-2-1 0-4-5-4-9 0-19 1-29 1-12 0-24-1-35-1-2 0-6 0-6 6 0 3 1 4 4 4 3 1 12 1 12 10 0 4-3 9-6 11-17 18-34 36-51 55z"><text:p/></draw:path><draw:path draw:style-name="gr180" draw:text-style-name="P67" svg:width="0.0283in" svg:height="0.1232in" svg:x="0.2504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3in" svg:height="0.0287in" svg:x="0.3331in" svg:y="0.047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886in" svg:height="0.0843in" svg:x="0.4626in" svg:y="0.0079in" svg:viewBox="0 0 226 215" svg:d="M83 116c18 0 36 0 54 0 45 0 89-33 89-68 0-25-21-48-62-48-34 0-69 0-103 0-6 0-10 0-10 6 0 4 3 4 9 4 5 0 10 1 14 1 5 1 7 2 7 5 0 1 0 2-1 6-14 55-28 112-42 168-4 12-5 15-29 15-5 0-9 0-9 5s4 5 4 5c9 0 32-2 41-2 6 0 13 1 20 1s14 1 20 1c3 0 7 0 7-7 0-3-3-3-9-3-12 0-21 0-21-6 0-2 1-4 2-6 6-26 12-51 19-77zM106 22c3-11 3-12 17-12 10 0 20 0 30 0 26 0 43 9 43 30 0 13-6 40-19 51-15 14-34 17-48 17-15 0-30 0-44 0 7-29 14-57 21-86z"><text:p/></draw:path><draw:path draw:style-name="gr180" draw:text-style-name="P67" svg:width="0.0287in" svg:height="0.1232in" svg:x="0.5669in" svg:y="0in" svg:viewBox="0 0 74 314" svg:d="M74 310c0-1 0-1-6-6-39-40-50-99-50-147 0-55 13-109 51-149 5-4 5-4 5-5 0-2-2-3-4-3-3 0-31 22-50 61-16 35-20 70-20 96 0 24 4 62 21 97 19 39 46 60 49 60 2 0 4-1 4-4z"><text:p/></draw:path><draw:path draw:style-name="gr180" draw:text-style-name="P67" svg:width="0.1024in" svg:height="0.0843in" svg:x="0.6063in" svg:y="0.0079in" svg:viewBox="0 0 261 215" svg:d="M145 86c-9-21-17-42-26-63-1-2-2-3-2-4 0-2 5-7 19-9 3 0 6 0 6-6 0-4-3-4-4-4-14 0-27 1-41 1-8 0-27-1-35-1-2 0-5 0-5 6 0 4 2 4 7 4 19 0 21 3 23 10 13 29 25 58 37 88-22 23-44 48-66 71-1 1-3 2-4 3-15 17-31 22-47 23-3 0-7 0-7 6 2 2 0 4 4 4 9 0 20-2 30-2 12 0 24 2 35 2 2 0 7 0 7-7 0-3-4-3-5-3-3-1-13-1-13-10 0-5 6-10 9-14 11-11 22-23 33-34 9-10 19-20 28-30 11 25 21 49 32 74 1 3 1 3 2 4 0 3-6 8-19 10-4 0-6 0-6 5s3 5 4 5c9 0 32-2 41-2 8 0 27 2 35 2 2 0 5 0 5-6 0-4-2-4-5-4-21-1-22-2-27-14-13-29-33-78-41-97 21-21 54-59 65-68 9-7 21-15 40-16 4 0 7 0 7-6-2-1 0-4-5-4-9 0-19 1-29 1-12 0-24-1-35-1-2 0-6 0-6 6 0 3 1 4 4 4 3 1 12 1 12 10 0 4-3 9-6 11-17 18-34 36-51 55z"><text:p/></draw:path><draw:path draw:style-name="gr180" draw:text-style-name="P67" svg:width="0.0756in" svg:height="0.0949in" svg:x="0.761in" svg:y="0.0142in" svg:viewBox="0 0 193 242" svg:d="M187 98c5-2 6-4 6-7s0-5-6-7c-58-28-116-55-174-82-4-2-6-2-7-2-3 0-6 3-6 6 0 4 3 6 6 7 56 27 111 52 167 78-55 26-111 52-166 77-6 3-7 5-7 7 0 3 4 7 6 7 1 0 2 0 7-3 58-27 116-54 174-81zM183 242c5 0 10 0 10-6 0-7-6-7-11-7-57 0-114 0-170 0-5 0-12 0-12 7 0 6 6 6 12 6 56 0 114 0 171 0z"><text:p/></draw:path><draw:path draw:style-name="gr180" draw:text-style-name="P67" svg:width="0.085in" svg:height="0.0882in" svg:x="0.8862in" svg:y="0.0047in" svg:viewBox="0 0 217 225" svg:d="M46 188c-13 21-25 26-39 27-3 0-7 0-7 6 0 2 2 4 4 4 9 0 18-2 27-2 11 0 22 2 32 2 2 0 6 0 6-7 0-3-2-3-5-3-7-1-15-4-15-12 0-3 2-7 5-12 8-12 16-26 24-38 26 0 53 0 79 0 0 5 5 48 5 51 0 10-16 11-23 11-4 0-7 0-7 6 0 4 4 4 5 4 12 0 26-2 38-2 9 0 28 2 36 2 2 0 6 0 6-7 0-3-3-3-7-3-19 0-19-3-20-12-6-65-14-130-20-196-1-6-1-7-6-7s-7 2-8 5c-37 62-73 123-110 183zM84 143c20-35 41-70 62-104 3 34 7 69 11 104-25 0-49 0-73 0z"><text:p/></draw:path><draw:path draw:style-name="gr180" draw:text-style-name="P67" svg:width="0.0283in" svg:height="0.1232in" svg:x="0.9827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776in" svg:height="0.0843in" svg:x="1.0256in" svg:y="0.0079in" svg:viewBox="0 0 198 215" svg:d="M77 110c8 0 24 0 35 6 15 10 17 27 17 29 0 4 0 9 5 9s5-5 5-11c0-29 0-57 0-85 0-5 0-10-5-10s-5 5-5 7c-3 40-35 43-52 43 0-22 0-45 0-67 0-20 7-20 14-20 5 0 10 0 15 0 43 0 64 21 66 43 1 3 1 7 6 7 6 0 6-4 6-10 0-13 0-28 0-41 0-10-1-10-11-10-54 0-108 0-162 0-6 0-11 0-11 5 0 6 6 6 9 6 18 0 19 2 19 18 0 52 0 104 0 156 0 15-1 18-18 18-5 0-10 0-10 6s5 6 11 6c56 0 111 0 167 0 6 0 10 0 11-5 0-1 9-53 9-54 0-3-3-5-5-5-5 0-6 4-6 5-3 7-5 19-29 33-16 10-32 14-49 14-6 0-12 0-18 0-7 0-14 0-14-21 0-24 0-48 0-72zM172 11c0 5 0 10 0 15-6-6-11-11-18-15 6 0 12 0 18 0zM111 103c5-2 11-7 18-13 0 8 0 17 0 26-8-9-12-9-18-13zM39 28c0-4 0-12-2-17 11 0 22 0 33 0-3 7-3 18-3 20 0 51 0 102 0 152 0 11 2 17 3 20-11 0-22 0-33 0 2-5 2-13 2-17 0-52 0-105 0-158zM157 203c9-5 18-12 25-17 0 1-3 14-3 17-7 0-15 0-22 0z"><text:p/></draw:path><draw:path draw:style-name="gr180" draw:text-style-name="P67" svg:width="0.0287in" svg:height="0.1232in" svg:x="1.1189in" svg:y="0in" svg:viewBox="0 0 74 314" svg:d="M74 310c0-1 0-1-6-6-39-40-49-99-49-147 0-55 12-109 50-149 5-4 5-4 5-5 0-2-1-3-4-3s-31 22-49 61c-17 35-21 70-21 96 0 24 4 62 22 97 18 39 45 60 48 60s4-1 4-4z"><text:p/></draw:path><draw:path draw:style-name="gr180" draw:text-style-name="P67" svg:width="0.102in" svg:height="0.0843in" svg:x="1.1587in" svg:y="0.0079in" svg:viewBox="0 0 260 215" svg:d="M145 86c-9-21-18-42-27-63-1-2-2-3-2-4 0-2 5-7 19-9 4 0 6 0 6-6 0-4-3-4-4-4-14 0-27 1-40 1-8 0-28-1-36-1-2 0-5 0-5 6 0 4 2 4 7 4 19 0 21 3 23 10 13 29 26 58 38 88-22 23-44 48-66 71-2 1-3 2-5 3-15 17-31 22-47 23-3 0-6 0-6 6 1 2 0 4 4 4 9 0 19-2 29-2 12 0 25 2 36 2 2 0 6 0 6-7 0-3-3-3-4-3-3-1-13-1-13-10 0-5 5-10 9-14 10-11 21-23 32-34 10-10 19-20 29-30 11 25 20 49 31 74 2 3 1 3 2 4 0 3-6 8-18 10-4 0-6 0-6 5s2 5 4 5c9 0 31-2 40-2 8 0 27 2 35 2 3 0 6 0 6-6 0-4-3-4-6-4-21-1-22-2-27-14-12-29-33-78-41-97 22-21 55-59 65-68 9-7 21-15 41-16 3 0 6 0 6-6-1-1 0-4-4-4-9 0-19 1-29 1-12 0-25-1-35-1-2 0-7 0-7 6 0 3 2 4 4 4 3 1 13 1 13 10 0 4-4 9-6 11-17 18-34 36-51 55z"><text:p/></draw:path><draw:path draw:style-name="gr180" draw:text-style-name="P67" svg:width="0.0047in" svg:height="0.1232in" svg:x="1.2831in" svg:y="0in" svg:viewBox="0 0 13 314" svg:d="M13 12c0-7 0-12-7-12-6 0-6 5-6 12 0 97 0 193 0 290 0 6 0 12 6 12 7 0 7-6 7-12 0-97 0-193 0-290z"><text:p/></draw:path><draw:path draw:style-name="gr180" draw:text-style-name="P67" svg:width="0.1024in" svg:height="0.0843in" svg:x="1.3063in" svg:y="0.0079in" svg:viewBox="0 0 261 215" svg:d="M145 86c-9-21-18-42-27-63-1-2-1-3-1-4 0-2 5-7 18-9 4 0 6 0 6-6 0-4-3-4-4-4-13 0-26 1-40 1-8 0-28-1-35-1-3 0-6 0-6 6 0 4 3 4 7 4 19 0 22 3 24 10 13 29 25 58 37 88-22 23-44 48-66 71-2 1-3 2-5 3-15 17-30 22-46 23-4 0-7 0-7 6 2 2 0 4 4 4 9 0 20-2 30-2 12 0 24 2 35 2 2 0 6 0 6-7 0-3-3-3-4-3-3-1-13-1-13-10 0-5 5-10 9-14 11-11 21-23 32-34 10-10 19-20 29-30 11 25 21 49 32 74 1 3 1 3 1 4 0 3-5 8-18 10-4 0-6 0-6 5s3 5 4 5c9 0 32-2 40-2s28 2 35 2c3 0 6 0 6-6 0-4-2-4-5-4-22-1-22-2-27-14-13-29-34-78-42-97 22-21 55-59 65-68 9-7 22-15 41-16 3 0 7 0 7-6-2-1 0-4-5-4-9 0-19 1-29 1-12 0-24-1-35-1-2 0-7 0-7 6 0 3 2 4 5 4 3 1 12 1 12 10 0 4-3 9-6 11-17 18-34 36-51 55z"><text:p/></draw:path><draw:path draw:style-name="gr180" draw:text-style-name="P67" svg:width="0.0756in" svg:height="0.0949in" svg:x="1.4606in" svg:y="0.0142in" svg:viewBox="0 0 193 242" svg:d="M187 98c5-2 6-4 6-7s-1-5-6-7c-58-28-116-55-174-82-5-2-6-2-7-2-3 0-6 3-6 6 0 4 3 6 6 7 55 27 111 52 166 78-55 26-111 52-166 77-6 3-6 5-6 7 0 3 3 7 6 7 1 0 2 0 6-3 58-27 117-54 175-81zM182 242c5 0 11 0 11-6 0-7-7-7-11-7-57 0-114 0-170 0-6 0-12 0-12 7 0 6 5 6 11 6 56 0 114 0 171 0z"><text:p/></draw:path><draw:path draw:style-name="gr180" draw:text-style-name="P67" svg:width="0.0567in" svg:height="0.0555in" svg:x="1.5862in" svg:y="0.0382in" svg:viewBox="0 0 145 142" svg:d="M105 20c-5-12-15-20-29-20-37 0-76 46-76 92 0 29 17 50 42 50 7 0 22-1 41-23 2 13 13 23 29 23 11 0 18-7 23-17 5-12 10-31 10-32 0-2-3-2-4-2-3 0-3 1-4 5-6 21-12 40-25 40-9 0-9-8-9-15s0-10 4-23 5-17 7-29c4-15 7-29 11-44 3-9 3-9 3-11 0-5-4-8-9-8-8 0-13 7-14 14zM85 102c-2 5-2 6-7 11-13 17-27 23-36 23-15 0-20-18-20-30 0-16 10-55 18-69 9-19 24-31 36-31 21 0 26 26 26 28s-1 4-1 6c-6 20-11 41-16 62z"><text:p/></draw:path><draw:path draw:style-name="gr180" draw:text-style-name="P67" svg:width="0.0283in" svg:height="0.1232in" svg:x="1.6543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7in" svg:height="0.0819in" svg:x="1.7303in" svg:y="0.0205in" svg:viewBox="0 0 211 209" svg:d="M112 111c29 0 58 0 88 0 4 0 11 0 11-6s-7-6-11-6c-30 0-59 0-88 0 0-30 0-59 0-88 0-5 0-11-7-11-6 0-6 6-6 11 0 29 0 58 0 88-30 0-59 0-88 0-5 0-11 0-11 6s6 6 11 6c29 0 58 0 88 0 0 29 0 59 0 88 0 4 0 10 6 10 7 0 7-6 7-10 0-29 0-59 0-88z"><text:p/></draw:path><draw:path draw:style-name="gr180" draw:text-style-name="P67" svg:width="0.0886in" svg:height="0.0843in" svg:x="1.8528in" svg:y="0.0079in" svg:viewBox="0 0 226 215" svg:d="M83 116c18 0 36 0 54 0 45 0 89-33 89-68 0-25-22-48-63-48-34 0-68 0-102 0-6 0-10 0-10 6 0 4 3 4 9 4 5 0 10 1 14 1 5 1 7 2 7 5 0 1 0 2-1 6-14 55-28 112-42 168-4 12-5 15-29 15-5 0-9 0-9 5s4 5 4 5c9 0 32-2 41-2 6 0 13 1 20 1s14 1 20 1c2 0 7 0 7-7 0-3-3-3-9-3-12 0-21 0-21-6 0-2 1-4 1-6 6-26 13-51 20-77zM105 22c4-11 4-12 17-12 10 0 21 0 31 0 26 0 43 9 43 30 0 13-6 40-19 51-15 14-34 17-48 17-15 0-30 0-44 0 7-29 13-57 20-86z"><text:p/></draw:path><draw:path draw:style-name="gr180" draw:text-style-name="P67" svg:width="0.0283in" svg:height="0.1232in" svg:x="1.9575in" svg:y="0in" svg:viewBox="0 0 73 314" svg:d="M73 310c0-1 0-1-6-6-38-40-49-99-49-147 0-55 13-109 51-149 4-4 4-4 4-5 0-2-1-3-3-3-3 0-31 22-50 61-16 35-20 70-20 96 0 24 4 62 21 97 19 39 46 60 49 60 2 0 3-1 3-4z"><text:p/></draw:path><draw:path draw:style-name="gr180" draw:text-style-name="P67" svg:width="0.1024in" svg:height="0.0843in" svg:x="1.9969in" svg:y="0.0079in" svg:viewBox="0 0 261 215" svg:d="M145 86c-9-21-17-42-26-63-1-2-2-3-2-4 0-2 5-7 19-9 3 0 6 0 6-6 0-4-4-4-5-4-13 0-26 1-40 1-8 0-27-1-35-1-2 0-6 0-6 6 0 4 3 4 8 4 19 0 21 3 23 10 13 29 25 58 37 88-22 23-44 48-66 71-1 1-3 2-4 3-16 17-31 22-47 23-4 0-7 0-7 6 2 2 0 4 4 4 9 0 20-2 30-2 12 0 24 2 35 2 2 0 7 0 7-7 0-3-4-3-5-3-3-1-13-1-13-10 0-5 6-10 9-14 11-11 22-23 33-34 9-10 19-20 28-30 11 25 21 49 32 74 1 3 1 3 1 4 0 3-5 8-18 10-4 0-6 0-6 5s3 5 4 5c9 0 32-2 41-2 7 0 27 2 35 2 2 0 5 0 5-6 0-4-2-4-5-4-22-1-22-2-27-14-13-29-33-78-42-97 22-21 55-59 65-68 10-7 22-15 41-16 4 0 7 0 7-6-2-1 0-4-5-4-9 0-19 1-29 1-12 0-24-1-35-1-2 0-6 0-6 6 0 3 1 4 4 4 3 1 12 1 12 10 0 4-3 9-6 11-17 18-34 36-51 55z"><text:p/></draw:path><draw:path draw:style-name="gr180" draw:text-style-name="P67" svg:width="0.0756in" svg:height="0.0713in" svg:x="2.1512in" svg:y="0.0256in" svg:viewBox="0 0 193 182" svg:d="M187 13c4-1 6-4 6-7s-2-6-6-6c-1 0-2 0-5 3-59 27-117 54-176 82-3 1-6 3-6 7 0 3 3 5 6 7 59 27 117 54 176 81 3 2 4 2 5 2 4 0 6-3 6-7 0-2-2-4-6-6-55-25-111-51-165-77 54-26 110-52 165-79z"><text:p/></draw:path><draw:path draw:style-name="gr180" draw:text-style-name="P67" svg:width="0.085in" svg:height="0.0882in" svg:x="2.2768in" svg:y="0.0047in" svg:viewBox="0 0 217 225" svg:d="M46 188c-13 21-25 26-39 27-4 0-7 0-7 6 0 2 2 4 4 4 9 0 18-2 27-2 11 0 22 2 32 2 2 0 6 0 6-7 0-3-2-3-5-3-7-1-15-4-15-12 0-3 2-7 5-12 8-12 15-26 23-38 27 0 53 0 80 0 0 5 5 48 5 51 0 10-16 11-23 11-4 0-8 0-8 6 0 4 3 3 5 4 13 0 27-2 39-2 9 0 28 2 36 2 2 0 6 0 6-7 0-3-3-3-7-3-19 0-19-3-21-12-6-65-13-130-19-196-1-6-1-7-6-7s-7 2-8 5c-37 62-73 123-110 183zM84 143c20-35 41-70 62-104 3 34 7 69 11 104-25 0-49 0-73 0z"><text:p/></draw:path><draw:path draw:style-name="gr180" draw:text-style-name="P67" svg:width="0.0283in" svg:height="0.1232in" svg:x="2.3728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776in" svg:height="0.0843in" svg:x="2.4157in" svg:y="0.0079in" svg:viewBox="0 0 198 215" svg:d="M77 110c8 0 24 0 35 6 15 10 16 27 16 29 1 4 1 9 6 9s5-5 5-11c0-29 0-57 0-85 0-5 0-10-5-10s-6 5-6 7c-2 40-34 43-51 43 0-22 0-45 0-67 0-20 7-20 14-20 5 0 10 0 15 0 43 0 64 21 66 43 1 3 1 7 6 7 6 0 6-4 6-10 0-13 0-28 0-41 0-10-1-10-11-10-54 0-108 0-162 0-6 0-11 0-11 5 0 6 6 6 9 6 18 0 19 2 19 18 0 52 0 104 0 156 0 15-1 18-18 18-5 0-10 0-10 6s5 6 11 6c56 0 111 0 167 0 6 0 10 0 11-5 0-1 9-53 9-54 0-3-3-5-5-5-5 0-7 4-7 5-2 7-4 19-28 33-16 10-32 14-49 14-6 0-12 0-18 0-7 0-14 0-14-21 0-24 0-48 0-72zM172 11c0 5 0 10 0 15-6-6-11-11-18-15 6 0 12 0 18 0zM111 103c4-2 11-7 17-13 0 8 0 17 0 26-7-9-12-9-17-13zM39 28c0-4 0-12-2-17 11 0 22 0 33 0-3 7-3 18-3 20 0 51 0 102 0 152 0 11 1 17 3 20-11 0-22 0-33 0 2-5 2-13 2-17 0-52 0-105 0-158zM157 203c9-5 18-12 25-17-1 1-3 14-3 17-7 0-15 0-22 0z"><text:p/></draw:path><draw:path draw:style-name="gr180" draw:text-style-name="P67" svg:width="0.0287in" svg:height="0.1232in" svg:x="2.5094in" svg:y="0in" svg:viewBox="0 0 74 314" svg:d="M74 310c0-1 0-1-6-6-39-40-49-99-49-147 0-55 12-109 50-149 5-4 5-4 5-5 0-2-2-3-4-3-3 0-31 22-50 61-16 35-20 70-20 96 0 24 4 62 21 97 19 39 46 60 49 60 2 0 4-1 4-4z"><text:p/></draw:path><draw:path draw:style-name="gr180" draw:text-style-name="P67" svg:width="0.102in" svg:height="0.0843in" svg:x="2.5492in" svg:y="0.0079in" svg:viewBox="0 0 260 215" svg:d="M145 86c-9-21-18-42-27-63-1-2-2-3-2-4 0-2 5-7 19-9 4 0 6 0 6-6 0-4-3-4-4-4-14 0-27 1-40 1-8 0-28-1-36-1-2 0-5 0-5 6 0 4 2 4 7 4 19 0 21 3 23 10 13 29 26 58 38 88-22 23-44 48-66 71-2 1-3 2-5 3-15 17-31 22-47 23-3 0-6 0-6 6 1 2 0 4 4 4 9 0 19-2 29-2 12 0 25 2 36 2 2 0 6 0 6-7 0-3-3-2-4-3-3-1-13-1-13-10 0-5 5-10 9-14 10-11 21-23 32-34 10-10 19-20 29-30 11 25 20 49 31 74 1 3 1 3 2 4 0 3-6 8-19 10-3 0-6 0-6 5s3 5 5 5c9 0 31-2 40-2 8 0 27 2 35 2 2 0 6 0 6-6 0-4-3-4-6-4-21-1-22-2-27-14-13-29-33-78-41-97 22-21 55-59 65-68 9-7 21-15 40-16 4 0 7 0 7-6-1-1 0-4-4-4-9 0-20 1-29 1-12 0-25-1-35-1-3 0-7 0-7 6 0 3 2 4 4 4 3 1 13 1 13 10 0 4-4 9-6 11-17 18-34 36-51 55z"><text:p/></draw:path><draw:path draw:style-name="gr180" draw:text-style-name="P67" svg:width="0.0047in" svg:height="0.1232in" svg:x="2.6732in" svg:y="0in" svg:viewBox="0 0 13 314" svg:d="M13 12c0-7 0-12-7-12-6 0-6 5-6 12 0 97 0 193 0 290 0 6 0 12 6 12 7 0 7-6 7-12 0-97 0-193 0-290z"><text:p/></draw:path><draw:path draw:style-name="gr180" draw:text-style-name="P67" svg:width="0.1024in" svg:height="0.0843in" svg:x="2.6965in" svg:y="0.0079in" svg:viewBox="0 0 261 215" svg:d="M145 86c-9-21-18-42-27-63-1-2-1-3-1-4 0-2 5-7 18-9 4 0 6 0 6-6 0-4-3-4-4-4-13 0-26 1-40 1-8 0-28-1-36-1-2 0-5 0-5 6 0 4 3 4 7 4 19 0 21 3 24 10 13 29 25 58 37 88-22 23-44 48-66 71-2 1-3 2-5 3-15 17-30 22-46 23-4 0-7 0-7 6 2 2 0 4 4 4 9 0 20-2 30-2 12 0 24 2 35 2 2 0 6 0 6-7 0-3-3-3-4-3-3-1-13-1-13-10 0-5 5-10 9-14 10-11 21-23 32-34 10-10 19-20 29-30 11 25 20 49 31 74 2 3 1 3 2 4 0 3-6 8-18 10-4 0-6 0-6 5s3 5 4 5c9 0 31-2 40-2 8 0 28 2 35 2 3 0 6 0 6-6 0-4-3-4-5-4-22-1-23-2-28-14-12-29-33-78-41-97 22-21 55-59 65-68 9-7 22-15 41-16 3 0 7 0 7-6-2-1 0-4-5-4-9 0-19 1-29 1-12 0-24-1-35-1-2 0-7 0-7 6 0 3 2 4 4 4 4 1 13 1 13 10 0 4-3 9-6 11-17 18-34 36-51 55z"><text:p/></draw:path><draw:path draw:style-name="gr180" draw:text-style-name="P67" svg:width="0.0756in" svg:height="0.0713in" svg:x="2.8508in" svg:y="0.0256in" svg:viewBox="0 0 193 182" svg:d="M187 13c4-1 6-4 6-7s-3-6-6-6c-1 0-2 0-6 3-59 27-116 54-175 82-3 1-6 3-6 7 0 3 3 5 6 7 59 27 116 54 175 81 4 2 5 2 6 2 3 0 6-3 6-7 0-2-2-4-6-6-56-25-111-51-166-77 55-26 110-52 166-79z"><text:p/></draw:path><draw:path draw:style-name="gr180" draw:text-style-name="P67" svg:width="0.0567in" svg:height="0.0555in" svg:x="2.9772in" svg:y="0.0382in" svg:viewBox="0 0 145 142" svg:d="M105 20c-6-12-15-20-29-20-37 0-76 46-76 92 0 29 17 50 41 50 8 0 23-1 42-23 2 13 13 23 29 23 10 0 18-7 23-17 5-12 10-31 10-32 0-2-3-2-5-2s-2 1-3 5c-6 21-12 40-25 40-9 0-9-8-9-15s0-10 4-23 4-17 7-29c4-15 7-29 11-44 3-9 3-9 3-11 0-5-4-8-9-8-8 0-13 7-14 14zM85 102c-2 5-2 6-7 11-14 17-27 23-36 23-15 0-20-18-20-30 0-16 10-55 18-69 9-19 24-31 36-31 21 0 26 26 26 28s-1 4-2 6c-6 20-10 41-15 62z"><text:p/></draw:path><draw:path draw:style-name="gr180" draw:text-style-name="P67" svg:width="0.0287in" svg:height="0.1232in" svg:x="3.0449in" svg:y="0in" svg:viewBox="0 0 74 314" svg:d="M74 157c0-24-4-63-21-98-19-38-46-59-49-59-2 0-4 1-4 3 0 1 0 1 6 8 32 30 50 81 50 146 0 53-12 108-52 149-4 3-4 3-4 4 0 3 2 4 4 4 3 0 31-22 50-61 16-35 20-71 20-96z"><text:p/></draw:path></draw:g></draw:g><text:s/><text:span text:style-name="T77">(druhý</text:span><text:span text:style-name="T6"> větší než 0</text:span><text:span text:style-name="T77">)</text:span></text:p>
      <text:p text:style-name="P15">Čebyšev: X je nv. <draw:g text:anchor-type="as-char" svg:y="-0.1071in" draw:z-index="58" draw:name="Shape80" draw:style-name="gr178"><svg:title>TexMaths</svg:title><svg:desc>9§inline§\mathbb{E}(X) = \mu &lt; \infty, var(X) = \sigma^2 &lt; \infty: P(|X - \mu| \geq a\sigma) \leq \frac1{a^2}§svg§600§FALSE§</svg:desc><draw:g draw:style-name="gr2"><draw:path draw:style-name="gr179" draw:text-style-name="P66" svg:width="3.1528in" svg:height="0.1366in" svg:x="0.0051in" svg:y="0.0067in" svg:viewBox="0 0 8009 348" svg:d="M0 0c2670 0 5339 0 8009 0 0 116 0 232 0 348-2670 0-5339 0-8009 0 0-116 0-232 0-348z"><text:p/></draw:path><draw:path draw:style-name="gr180" draw:text-style-name="P67" svg:width="0.0776in" svg:height="0.0843in" svg:x="0.0004in" svg:y="0.0217in" svg:viewBox="0 0 198 215" svg:d="M77 110c9 0 24 0 35 6 15 10 16 27 16 29 1 4 1 9 6 9 6 0 6-5 6-10 0-29 0-58 0-85 0-6 0-11-6-11-5 0-6 5-6 7-2 41-34 43-51 43 0-22 0-44 0-66 0-21 7-21 14-21 5 0 10 0 15 0 43 0 64 21 66 43 0 3 1 7 5 7 6 0 6-4 6-10 0-13 0-28 0-41 0-10 0-10-10-10-54 0-108 0-162 0-6 0-11 0-11 5 0 6 6 6 8 6 18 0 20 3 20 18 0 52 0 105 0 158 0 14-1 16-18 16-5 0-10 0-10 6s5 6 11 6c56 0 111 0 167 0 7 0 9 0 10-4 1-1 10-53 10-54 0-4-4-6-5-6-5 0-7 4-7 5-1 8-4 21-28 35-16 9-32 12-50 12-5 0-12 0-17 0-7 0-14 0-14-19 0-26 0-50 0-74zM172 11c0 5 0 10 0 15-5-6-12-11-18-15 6 0 12 0 18 0zM111 104c4-3 11-8 17-14 0 8 0 17 0 26-7-8-12-9-17-12zM39 28c0-4 0-12-3-17 12 0 23 0 34 0-3 7-3 18-3 21 0 50 0 101 0 153 0 9 1 16 3 18-11 0-22 0-34 0 3-5 3-12 3-16 0-53 0-106 0-159zM157 203c10-4 19-11 25-16-1 1-3 15-4 16-7 0-14 0-21 0z"><text:p/></draw:path><draw:path draw:style-name="gr180" draw:text-style-name="P67" svg:width="0.0287in" svg:height="0.1232in" svg:x="0.0941in" svg:y="0.0134in" svg:viewBox="0 0 74 314" svg:d="M74 311c0 0 0-1-6-7-39-39-50-99-50-146 0-55 13-110 51-150 5-3 5-4 5-4 0-3-2-4-4-4s-31 22-50 61c-16 35-20 70-20 97 0 24 4 62 21 97 19 39 47 59 49 59s4-1 4-3z"><text:p/></draw:path><draw:path draw:style-name="gr180" draw:text-style-name="P67" svg:width="0.1024in" svg:height="0.0843in" svg:x="0.1335in" svg:y="0.0217in" svg:viewBox="0 0 261 215" svg:d="M145 86c-9-21-17-42-26-63-1-2-1-2-2-3 0-3 5-8 19-10 3 0 6 0 6-5s-3-5-4-5c-14 0-27 2-41 2-7 0-27-2-35-2-2 0-5 0-5 6 0 4 2 4 7 4 19 0 21 4 23 11 13 29 26 57 38 87-22 23-45 48-67 72-1 1-3 2-4 4-15 15-31 20-47 21-3 0-7 0-7 7 2 1 0 3 5 3 9 0 19-1 29-1 12 0 25 1 35 1 2 0 7 0 7-6 0-4-4-4-5-4-3 0-12-1-12-10 0-4 5-9 9-13 10-12 21-24 32-34 9-11 19-21 28-31 11 25 21 50 32 75 1 3 2 3 2 4 0 3-6 7-19 9-3 0-6 1-6 7 0 3 3 3 4 3 9 0 32-1 41-1 8 0 27 1 35 1 2 0 5 0 5-6 0-4-2-4-5-4-21 0-22-2-27-14-13-28-33-78-41-96 21-22 54-60 65-69 9-7 21-15 40-16 4 0 7 0 7-6-2-1 0-4-4-4-9 0-20 2-30 2-12 0-24-2-35-2-2 0-6 0-6 6 0 3 1 4 4 4 3 1 13 1 13 10 0 4-4 9-7 12-17 18-34 36-51 54z"><text:p/></draw:path><draw:path draw:style-name="gr180" draw:text-style-name="P67" svg:width="0.0283in" svg:height="0.1232in" svg:x="0.2504in" svg:y="0.0134in" svg:viewBox="0 0 73 314" svg:d="M73 158c0-25-4-63-21-99-19-38-46-59-49-59-2 0-3 1-3 4 0 0 0 1 5 7 32 30 50 81 50 147 0 53-12 108-51 148-4 4-4 5-4 5 0 2 1 3 3 3 3 0 31-21 50-61 16-35 20-68 20-95z"><text:p/></draw:path><draw:path draw:style-name="gr180" draw:text-style-name="P67" svg:width="0.0823in" svg:height="0.0287in" svg:x="0.3331in" svg:y="0.060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673in" svg:height="0.0807in" svg:x="0.461in" svg:y="0.0516in" svg:viewBox="0 0 172 206" svg:d="M64 29c2-7 4-19 4-21 0-5-3-8-9-8 0 0-9 0-12 12-15 60-31 120-46 181-1 4-1 4-1 5 0 4 4 8 9 8 7 0 11-5 12-6 1-3 4-18 17-67 10 8 24 10 30 10 23 0 35-14 43-23 2 14 14 23 28 23 11 0 19-7 23-18 5-11 6-21 10-31 0-3-3-3-4-3-3 0-3 2-4 5-6 21-12 40-24 40-9 0-10-8-10-15s4-21 6-33c3-12 6-22 9-33 1-5 4-17 5-22 2-7 6-19 6-21 0-6-5-8-10-8-1 0-10 0-12 10-5 20-10 40-15 60-4 15-7 29-8 31 0 2-16 31-42 31-15 0-23-11-23-28 0-9 3-18 4-26 5-18 9-35 14-53z"><text:p/></draw:path><draw:path draw:style-name="gr180" draw:text-style-name="P67" svg:width="0.076in" svg:height="0.0717in" svg:x="0.5776in" svg:y="0.0398in" svg:viewBox="0 0 194 183" svg:d="M187 13c5-2 7-4 7-7s-3-6-7-6c-1 0-2 0-5 2-59 27-117 55-176 82-3 2-6 3-6 7 0 3 3 5 6 7 59 27 117 54 176 82 3 3 4 3 5 3 4 0 7-3 7-7 0-3-2-5-7-7-55-26-110-52-165-78 55-26 110-52 165-78z"><text:p/></draw:path><draw:path draw:style-name="gr180" draw:text-style-name="P67" svg:width="0.1106in" svg:height="0.0559in" svg:x="0.7051in" svg:y="0.0516in" svg:viewBox="0 0 282 143" svg:d="M144 54c-17-22-22-26-31-34-18-15-36-20-52-20-37 0-61 34-61 71s23 72 60 72c36 0 62-29 79-54 17 22 20 26 30 34 17 14 35 20 52 20 36 0 61-35 61-72 0-36-25-71-61-71s-62 29-77 54zM152 65c13-23 36-55 72-55 33 0 51 33 51 61 0 31-21 57-49 57-19 0-33-14-40-20-8-9-15-19-34-43zM131 78c-14 23-37 54-73 54-34 0-51-32-51-61 0-31 22-56 50-56 18 0 32 13 38 20 9 8 16 18 36 43z"><text:p/></draw:path><draw:path draw:style-name="gr180" draw:text-style-name="P67" svg:width="0.0142in" svg:height="0.0366in" svg:x="0.8339in" svg:y="0.0925in" svg:viewBox="0 0 37 94" svg:d="M37 32c0-20-8-32-21-32-10 0-16 7-16 16s6 17 16 17c5 0 8-1 12-4 1-1 1-1 1-1 1 0 1 0 1 4 0 24-11 43-22 54-3 3-3 3-3 5s1 3 3 3c4 0 29-25 29-62z"><text:p/></draw:path><draw:path draw:style-name="gr180" draw:text-style-name="P67" svg:width="0.0543in" svg:height="0.0559in" svg:x="0.8823in" svg:y="0.0516in" svg:viewBox="0 0 139 143" svg:d="M139 22c0-17-8-22-14-22-8 0-16 8-16 15 0 4 2 6 5 9 7 7 11 15 11 26 0 14-19 86-56 86-16 0-23-11-23-28s8-40 18-67c2-5 4-9 4-15 0-14-10-26-27-26-29 0-41 46-41 49 0 2 3 2 4 2 3 0 3 0 5-5 9-32 23-39 32-39 2 0 8 0 8 10 0 8-3 16-6 22-13 37-18 51-18 65 0 34 28 39 43 39 53 0 71-104 71-121z"><text:p/></draw:path><draw:path draw:style-name="gr180" draw:text-style-name="P67" svg:width="0.0567in" svg:height="0.0559in" svg:x="0.9484in" svg:y="0.0516in" svg:viewBox="0 0 145 143" svg:d="M105 20c-6-12-15-20-29-20-37 0-76 46-76 93 0 29 17 50 41 50 7 0 23-2 42-24 3 13 13 24 29 24 10 0 18-7 23-18s6-21 10-31c0-3-4-3-5-3-2 0-2 2-3 5-6 21-12 40-24 40-9 0-10-8-10-15s1-9 4-23c4-13 4-16 7-29 4-14 8-29 11-44 3-9 3-9 3-11 0-5-5-8-10-8-7 0-12 8-13 14zM85 102c-2 5-2 6-7 11-14 18-27 23-36 23-15 0-19-17-19-30 0-16 9-55 17-69 10-18 24-30 37-30 20 0 25 24 25 27 0 2-1 5-2 6-5 20-10 41-15 62z"><text:p/></draw:path><draw:path draw:style-name="gr180" draw:text-style-name="P67" svg:width="0.0504in" svg:height="0.0559in" svg:x="1.013in" svg:y="0.0516in" svg:viewBox="0 0 129 143" svg:d="M18 121c-1 4-3 11-3 13 0 6 5 9 9 9 5 0 10-3 12-9 1-2 12-44 13-50 2-10 9-33 10-41 1-4 10-19 18-26 2-2 11-10 25-10 9 0 9 3 13 4-9 2-16 9-16 17 0 5 3 11 12 11 8 0 18-8 18-18 0-12-11-21-27-21-20 0-34 15-41 24-2-14-13-24-29-24-14 0-19 13-23 18-5 11-9 30-9 31 0 2 3 2 4 2 2 0 3 0 5-7 5-22 12-37 23-37 5 0 9 2 9 15 0 6 0 9-4 26-6 24-13 48-19 73z"><text:p/></draw:path><draw:path draw:style-name="gr180" draw:text-style-name="P67" svg:width="0.0287in" svg:height="0.1232in" svg:x="1.0811in" svg:y="0.0134in" svg:viewBox="0 0 74 314" svg:d="M74 311c0 0 0-1-6-7-39-39-49-99-49-146 0-55 12-110 50-150 5-3 5-4 5-4 0-3-1-4-3-4-3 0-32 22-50 61-16 35-21 70-21 97 0 24 4 62 22 97 19 39 46 59 49 59 2 0 3-1 3-3z"><text:p/></draw:path><draw:path draw:style-name="gr180" draw:text-style-name="P67" svg:width="0.102in" svg:height="0.0843in" svg:x="1.1205in" svg:y="0.0217in" svg:viewBox="0 0 260 215" svg:d="M145 86c-9-21-18-42-27-63-1-2-1-2-1-3 0-3 5-8 18-10 4 0 6 0 6-5s-3-5-4-5c-13 0-27 2-40 2-8 0-28-2-36-2-2 0-5 0-5 6 0 4 3 4 7 4 19 0 21 4 23 11 13 29 26 57 38 87-22 23-44 48-66 72-2 1-3 2-5 4-15 15-30 20-46 21-4 0-7 0-7 7 1 1 0 3 4 3 10 0 20-1 29-1 12 0 25 1 36 1 2 0 6 0 6-6 0-4-3-4-4-4-3 0-12-1-12-10 0-4 4-9 8-13 10-12 21-24 32-34 10-11 19-21 29-31 11 25 21 50 31 75 2 3 2 3 2 4 0 3-6 7-18 9-3 0-6 1-6 7 0 3 3 3 4 3 9 0 31-1 40-1 8 0 27 1 35 1 3 0 6 0 6-6 0-4-3-4-5-4-22 0-23-2-28-14-12-28-33-78-40-96 21-22 54-60 64-69 9-7 22-15 41-16 3 0 6 0 6-6-1-1 0-4-3-4-10 0-20 2-30 2-12 0-24-2-35-2-2 0-7 0-7 6 0 3 2 4 4 4 4 1 13 1 13 10 0 4-3 9-6 12-17 18-34 36-51 54z"><text:p/></draw:path><draw:path draw:style-name="gr180" draw:text-style-name="P67" svg:width="0.0287in" svg:height="0.1232in" svg:x="1.237in" svg:y="0.0134in" svg:viewBox="0 0 74 314" svg:d="M74 158c0-25-4-63-22-99-19-38-46-59-48-59s-4 1-4 4c0 0 0 1 6 7 31 30 49 81 49 147 0 53-12 108-50 148-5 4-5 5-5 5 0 2 2 3 4 3s31-21 49-61c16-35 21-68 21-95z"><text:p/></draw:path><draw:path draw:style-name="gr180" draw:text-style-name="P67" svg:width="0.0827in" svg:height="0.0287in" svg:x="1.3201in" svg:y="0.060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54in" svg:height="0.0547in" svg:x="1.4496in" svg:y="0.0531in" svg:viewBox="0 0 167 140" svg:d="M151 18c5 0 16 0 16-11 0-7-7-7-12-7-24 0-48 0-72 0-48 0-83 52-83 89 0 28 18 51 47 51 38 0 80-39 80-88 0-5 0-21-10-34 12 0 23 0 34 0zM48 132c-16 0-29-11-29-34 0-9 4-35 15-54 14-22 33-26 43-26 27 0 29 21 29 31 0 15-6 40-17 56-12 19-30 27-41 27z"><text:p/></draw:path><draw:path draw:style-name="gr180" draw:text-style-name="P67" svg:width="0.0382in" svg:height="0.0575in" svg:x="1.5256in" svg:y="0.0039in" svg:viewBox="0 0 98 147" svg:d="M98 106c-3 0-4 0-7 0-1 5-4 18-6 20s-19 2-22 2c-13 0-27 0-40 0 22-21 30-27 44-37 16-14 31-27 31-48 0-27-23-43-52-43-27 0-46 19-46 40 0 10 10 11 12 11 5 0 11-3 11-11 0-4 0-12-12-12 6-15 21-20 32-20 22 0 34 17 34 35 0 19-14 34-21 43-18 17-35 34-53 52-3 2-3 2-3 9 31 0 61 0 92 0 2-14 4-27 6-41z"><text:p/></draw:path><draw:path draw:style-name="gr180" draw:text-style-name="P67" svg:width="0.076in" svg:height="0.0717in" svg:x="1.6205in" svg:y="0.0398in" svg:viewBox="0 0 194 183" svg:d="M187 13c4-2 7-4 7-7s-3-6-7-6c-1 0-2 0-6 2-59 27-116 55-175 82-3 2-6 3-6 7 0 3 3 5 6 7 59 27 116 54 175 82 4 3 5 3 6 3 4 0 7-3 7-7 0-3-3-5-7-7-55-26-110-52-165-78 55-26 110-52 165-78z"><text:p/></draw:path><draw:path draw:style-name="gr180" draw:text-style-name="P67" svg:width="0.1106in" svg:height="0.0559in" svg:x="1.7484in" svg:y="0.0516in" svg:viewBox="0 0 282 143" svg:d="M143 54c-17-22-21-26-30-34-18-15-36-20-52-20-37 0-61 34-61 71s23 72 60 72c36 0 62-29 78-54 17 22 21 26 30 34 18 14 36 20 53 20 36 0 61-35 61-72 0-36-25-71-61-71s-62 29-78 54zM152 65c13-23 36-55 72-55 33 0 51 33 51 61 0 31-22 57-50 57-18 0-32-14-39-20-8-9-15-19-34-43zM130 78c-13 23-36 54-72 54-34 0-51-32-51-61 0-31 21-56 49-56 19 0 33 13 39 20 9 8 16 18 35 43z"><text:p/></draw:path><draw:path draw:style-name="gr180" draw:text-style-name="P67" svg:width="0.0126in" svg:height="0.0531in" svg:x="1.9114in" svg:y="0.0531in" svg:viewBox="0 0 33 136" svg:d="M33 16c0-9-7-16-16-16s-17 7-17 16 8 17 17 17 16-8 16-17zM33 119c0-9-7-16-16-16s-17 7-17 16 8 17 17 17 16-8 16-17z"><text:p/></draw:path><draw:path draw:style-name="gr180" draw:text-style-name="P67" svg:width="0.0886in" svg:height="0.0843in" svg:x="1.9748in" svg:y="0.0217in" svg:viewBox="0 0 226 215" svg:d="M84 116c18 0 35 0 53 0 45 0 89-32 89-68 0-25-21-48-62-48-34 0-69 0-103 0-6 0-10 0-10 6 0 4 4 4 10 4 4 0 10 1 14 1 4 1 6 2 6 5 0 1 0 2-1 6-14 55-28 112-42 169-4 12-4 14-29 14-5 0-9 0-9 7 0 3 4 3 5 3 9 0 31-1 40-1 6 0 14 0 21 0 6 0 13 1 20 1 2 0 6 0 6-6 0-4-3-4-8-4-12 0-21 0-21-5 0-3 0-4 1-6 6-26 13-52 20-78zM106 23c3-12 4-13 17-13 10 0 21 0 31 0 26 0 42 9 42 31 0 12-6 39-18 50-16 14-35 17-48 17-16 0-30 0-45 0 7-29 14-57 21-85z"><text:p/></draw:path><draw:path draw:style-name="gr180" draw:text-style-name="P67" svg:width="0.0287in" svg:height="0.1232in" svg:x="2.0795in" svg:y="0.0134in" svg:viewBox="0 0 74 314" svg:d="M74 311c0 0 0-1-6-7-39-39-49-99-49-146 0-55 12-110 50-150 5-3 5-4 5-4 0-3-2-4-4-4s-31 22-50 61c-15 35-20 70-20 97 0 24 4 62 22 97 19 39 46 59 48 59s4-1 4-3z"><text:p/></draw:path><draw:path draw:style-name="gr180" draw:text-style-name="P67" svg:width="0.0047in" svg:height="0.1232in" svg:x="2.1303in" svg:y="0.0134in" svg:viewBox="0 0 13 314" svg:d="M13 12c0-7 0-12-7-12-6 0-6 5-6 12 0 97 0 194 0 291 0 6 0 11 6 11 7 0 7-5 7-11 0-97 0-194 0-291z"><text:p/></draw:path><draw:path draw:style-name="gr180" draw:text-style-name="P67" svg:width="0.1024in" svg:height="0.0843in" svg:x="2.1535in" svg:y="0.0217in" svg:viewBox="0 0 261 215" svg:d="M145 86c-9-21-17-42-26-63-1-2-1-2-2-3 0-3 5-8 19-10 3 0 6 0 6-5s-3-5-5-5c-13 0-26 2-40 2-8 0-27-2-35-2-2 0-6 0-6 6 0 4 3 4 8 4 19 0 21 4 23 11 13 29 25 57 37 87-22 23-44 48-66 72-1 1-3 2-4 4-16 15-31 20-47 21-4 0-7 0-7 7 2 1 0 3 5 3 9 0 19-1 29-1 12 0 25 1 35 1 2 0 7 0 7-6 0-4-4-4-5-4-3 0-12-1-12-10 0-4 5-9 9-13 10-12 21-24 32-34 9-11 19-21 28-31 11 25 21 50 32 75 1 3 2 3 2 4 0 3-6 7-19 9-3 0-6 1-6 7 0 3 3 3 4 3 9 0 32-1 41-1 7 0 27 1 35 1 2 0 5 0 5-6 0-4-2-4-5-4-22 0-22-2-27-14-13-28-33-78-41-96 21-22 54-60 64-69 10-7 22-15 41-16 4 0 7 0 7-6-2-1 0-4-4-4-9 0-20 2-30 2-12 0-24-2-35-2-2 0-6 0-6 6 0 3 1 4 4 4 3 1 13 1 13 10 0 4-4 9-7 12-17 18-34 36-51 54z"><text:p/></draw:path><draw:path draw:style-name="gr180" draw:text-style-name="P67" svg:width="0.0756in" svg:height="0.0047in" svg:x="2.3012in" svg:y="0.0724in" svg:viewBox="0 0 193 13" svg:d="M182 13c5 0 11 0 11-7 0-6-6-6-11-6-57 0-114 0-171 0-6 0-11 0-11 6 0 7 5 7 11 7 57 0 114 0 171 0z"><text:p/></draw:path><draw:path draw:style-name="gr180" draw:text-style-name="P67" svg:width="0.0669in" svg:height="0.0807in" svg:x="2.4193in" svg:y="0.0516in" svg:viewBox="0 0 171 206" svg:d="M63 29c2-7 5-19 5-21 0-5-4-8-9-8-1 0-10 0-13 12-15 60-30 120-45 181-1 4-1 4-1 5 0 4 3 8 8 8 7 0 11-5 12-6 1-3 5-18 17-67 10 8 24 10 31 10 22 0 34-14 42-23 3 14 14 23 28 23 11 0 19-7 23-18 6-11 6-21 10-31 0-3-3-3-4-3-3 0-3 2-4 5-5 21-11 40-24 40-8 0-9-8-9-15s3-21 6-33 5-22 8-33c2-5 5-17 5-22 2-7 6-19 6-21 0-6-5-8-9-8-2 0-10 0-13 10-5 20-10 40-15 60-4 15-7 29-8 31 0 2-15 31-41 31-16 0-24-11-24-28 0-9 3-18 5-26 4-18 9-35 13-53z"><text:p/></draw:path><draw:path draw:style-name="gr180" draw:text-style-name="P67" svg:width="0.0047in" svg:height="0.1232in" svg:x="2.5055in" svg:y="0.0134in" svg:viewBox="0 0 13 314" svg:d="M13 12c0-7 0-12-7-12-6 0-6 5-6 12 0 97 0 194 0 291 0 6 0 11 6 11 7 0 7-5 7-11 0-97 0-194 0-291z"><text:p/></draw:path><draw:path draw:style-name="gr180" draw:text-style-name="P67" svg:width="0.076in" svg:height="0.0953in" svg:x="2.5697in" svg:y="0.028in" svg:viewBox="0 0 194 243" svg:d="M187 98c5-2 7-4 7-6 0-4-2-6-7-8-58-27-116-55-174-82-5-2-6-2-7-2-3 0-6 3-6 6 0 4 3 6 6 8 55 26 111 51 166 77-55 26-110 52-165 78-7 3-7 6-7 7 0 4 3 7 6 7 1 0 2 0 6-3 58-28 117-55 175-82zM183 243c5 0 11 0 11-6 0-7-8-7-12-7-57 0-114 0-170 0-5 0-12 0-12 7 0 6 5 6 11 6 57 0 114 0 172 0z"><text:p/></draw:path><draw:path draw:style-name="gr180" draw:text-style-name="P67" svg:width="0.0567in" svg:height="0.0559in" svg:x="2.6961in" svg:y="0.0516in" svg:viewBox="0 0 145 143" svg:d="M105 20c-5-12-15-20-28-20-37 0-77 46-77 93 0 29 17 50 42 50 7 0 22-2 41-24 3 13 13 24 29 24 11 0 19-7 23-18 5-11 6-21 10-31 0-3-3-3-4-3-3 0-3 2-4 5-6 21-12 40-24 40-9 0-9-8-9-15s0-9 3-23c4-13 5-16 7-29 4-14 8-29 11-44 3-9 3-9 3-11 0-5-4-8-9-8-8 0-13 8-14 14zM85 102c-2 5-2 6-7 11-13 18-27 23-36 23-15 0-19-17-19-30 0-16 9-55 17-69 10-18 24-30 37-30 20 0 25 24 25 27 0 2-1 5-1 6-6 20-11 41-16 62z"><text:p/></draw:path><draw:path draw:style-name="gr180" draw:text-style-name="P67" svg:width="0.0654in" svg:height="0.0547in" svg:x="2.7614in" svg:y="0.0531in" svg:viewBox="0 0 167 140" svg:d="M152 18c4 0 15 0 15-11 0-7-6-7-12-7-24 0-48 0-72 0-48 0-83 52-83 89 0 28 19 51 48 51 37 0 79-39 79-88 0-5 0-21-10-34 12 0 23 0 35 0zM48 132c-16 0-28-11-28-34 0-9 3-35 14-54 14-22 33-26 43-26 27 0 29 21 29 31 0 15-6 40-17 56-12 19-29 27-41 27z"><text:p/></draw:path><draw:path draw:style-name="gr180" draw:text-style-name="P67" svg:width="0.0287in" svg:height="0.1232in" svg:x="2.8394in" svg:y="0.0134in" svg:viewBox="0 0 74 314" svg:d="M74 158c0-25-4-63-22-99-19-38-46-59-48-59-3 0-4 1-4 4 0 0 0 1 6 7 31 30 49 81 49 147 0 53-12 108-50 148-5 4-5 5-5 5 0 2 1 3 4 3 2 0 31-21 49-61 16-35 21-68 21-95z"><text:p/></draw:path><draw:path draw:style-name="gr180" draw:text-style-name="P67" svg:width="0.076in" svg:height="0.0953in" svg:x="2.9256in" svg:y="0.028in" svg:viewBox="0 0 194 243" svg:d="M188 14c3-2 6-4 6-8 0-3-3-6-7-6-2 0-4 1-5 2-59 27-116 55-175 82-5 2-7 5-7 8 0 2 3 4 7 6 59 27 116 54 175 82 3 3 4 3 5 3 4 0 7-3 7-7 0-2-1-4-7-7-55-26-110-52-165-77 55-26 110-52 166-78zM183 243c5 0 11 0 11-6 0-7-7-7-11-7-57 0-115 0-171 0-5 0-12 0-12 7 0 6 6 6 12 6 56 0 114 0 171 0z"><text:p/></draw:path><draw:path draw:style-name="gr180" draw:text-style-name="P67" svg:width="0.0315in" svg:height="0.0575in" svg:x="3.098in" svg:y="0in" svg:viewBox="0 0 81 147" svg:d="M50 6c0-6 0-6-7-6-14 14-34 14-43 14 0 3 0 6 0 9 5 0 20 0 32-7 0 38 0 75 0 113 0 7 0 10-22 10-3 0-5 0-8 0 0 2 0 5 0 8 3 0 30-1 39-1 7 0 35 1 40 1 0-3 0-6 0-8-3 0-6 0-9 0-22 0-22-3-22-10 0-42 0-82 0-123z"><text:p/></draw:path><draw:path draw:style-name="gr180" draw:text-style-name="P67" svg:width="0.1024in" svg:height="0.0047in" svg:x="3.0618in" svg:y="0.0724in" svg:viewBox="0 0 261 13" svg:d="M0 0c87 0 174 0 261 0 0 5 0 8 0 13-87 0-174 0-261 0 0-5 0-8 0-13z"><text:p/></draw:path><draw:path draw:style-name="gr180" draw:text-style-name="P67" svg:width="0.0441in" svg:height="0.039in" svg:x="3.0669in" svg:y="0.1098in" svg:viewBox="0 0 113 100" svg:d="M80 14c-4-8-12-14-22-14-29 0-58 31-58 63 0 22 14 37 34 37 12 0 23-7 32-15 3 13 16 15 22 15 8 0 14-5 17-12 6-9 8-21 8-22 0-3-2-3-3-3-3 0-4 1-5 7-2 11-7 24-16 24-6 0-8-5-8-11 0-4 2-12 4-17 1-7 3-16 5-20 1-6 3-12 4-17 1-6 4-16 4-17 0-5-4-7-7-7-5 0-9 2-11 9zM66 70c-1 7-7 11-11 15-2 1-11 9-21 9-8 0-16-6-16-22 0-12 6-36 12-44 10-18 21-22 28-22 15 0 19 17 19 20 0 1 0 2 0 3-4 13-8 28-11 41z"><text:p/></draw:path><draw:path draw:style-name="gr180" draw:text-style-name="P67" svg:width="0.0303in" svg:height="0.0406in" svg:x="3.1217in" svg:y="0.0831in" svg:viewBox="0 0 78 104" svg:d="M78 75c-1 0-4 0-6 0-1 2-2 12-4 14-2 1-15 1-18 1-9 0-20 0-30 0 10-8 21-17 31-23 15-10 27-19 27-36 0-20-19-31-41-31s-37 12-37 28c0 8 7 9 9 9 5 0 9-3 9-9s-4-9-9-9c5-7 14-12 24-12 16 0 29 9 29 24 0 14-10 24-21 34-13 11-27 21-39 32-2 2-2 2-2 3s0 3 0 4c24 0 50 0 74 0 2-9 3-19 4-29z"><text:p/></draw:path></draw:g></draw:g><text:s/><text:span text:style-name="T18">Dk: </text:span><text:span text:style-name="T18"><draw:g text:anchor-type="as-char" svg:y="-0.1252in" draw:z-index="59" draw:name="Shape81" draw:style-name="gr178"><svg:title>TexMaths</svg:title><svg:desc>9§inline§Y = (X-\mu)^2 \geq 0.\ P(Y &gt; a^2\sigma^2) \leq \frac{\mathbb{E}}{a^2\sigma^2} = \frac{var(X)}{a^2 var(X)} \square§svg§600§FALSE§</svg:desc><draw:g draw:style-name="gr2"><draw:path draw:style-name="gr179" draw:text-style-name="P66" svg:width="2.8815in" svg:height="0.1768in" svg:x="0.0024in" svg:y="0.0067in" svg:viewBox="0 0 7320 450" svg:d="M3661 450c-1221 0-2441 0-3661 0 0-150 0-300 0-450 2440 0 4880 0 7320 0 0 150 0 300 0 450-1219 0-2440 0-3659 0z"><text:p/></draw:path><draw:path draw:style-name="gr180" draw:text-style-name="P67" svg:width="0.0902in" svg:height="0.0846in" svg:x="0.0004in" svg:y="0.0402in" svg:viewBox="0 0 230 216" svg:d="M177 36c2-2 3-3 5-4 9-9 20-20 41-22 4-1 7-1 7-6 0-3-2-4-5-4-8 0-17 1-25 1-11 0-22-1-33-1-1 0-5 0-5 6 0 3 3 4 5 4s11 1 11 7-7 14-9 15c-24 28-48 56-73 84-11-31-23-62-35-93-2-5-2-5-2-6 0-7 16-7 19-7 5 0 8 0 8-6 0-4-4-4-5-4-9 0-31 1-40 1-8 0-27-1-36-1-1 0-5 0-5 6 0 4 3 4 7 4 19 0 20 3 23 11 12 34 26 68 38 103 1 1 2 5 2 6s-12 52-14 57c-4 18-5 18-30 19-6 0-8 0-8 7 0 3 3 1 4 3 9 0 31-1 40-1s32 1 41 1c1 0 5 0 5-6 0-4-3-4-8-4-1 0-7 0-13-1-6 0-8 0-8-5 0-2 3-13 5-20 3-15 7-30 11-44 1-6 1-7 4-10 26-30 52-60 78-90z"><text:p/></draw:path><draw:path draw:style-name="gr180" draw:text-style-name="P67" svg:width="0.0823in" svg:height="0.0287in" svg:x="0.1378in" svg:y="0.0803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283in" svg:height="0.1236in" svg:x="0.2744in" svg:y="0.0315in" svg:viewBox="0 0 73 315" svg:d="M73 313c0-1 0-2-5-8-40-39-50-98-50-146 0-55 12-110 51-150 4-4 4-4 4-5 0-3-1-4-3-4-3 0-31 22-50 62-16 34-20 70-20 97 0 24 4 63 21 97 19 40 46 59 49 59 2 0 3-1 3-2z"><text:p/></draw:path><draw:path draw:style-name="gr180" draw:text-style-name="P67" svg:width="0.1024in" svg:height="0.0846in" svg:x="0.3138in" svg:y="0.0402in" svg:viewBox="0 0 261 216" svg:d="M145 86c-9-21-18-42-27-63-1-2-1-2-1-4s5-8 18-9c4-1 6-1 6-6 0-4-3-4-4-4-13 0-26 1-40 1-8 0-28-1-35-1-3 0-6 0-6 6 0 4 3 4 7 4 19 0 21 3 24 10 13 30 25 58 37 88-22 24-44 48-66 72-2 1-3 2-5 3-15 17-30 22-46 23-4 0-7 0-7 7 2 1 0 3 5 3 9 0 19-1 29-1 12 0 24 1 35 1 2 0 6 0 6-6 0-4-3-4-4-4-3-1-12-1-12-10 0-5 4-9 9-14 10-12 20-23 31-34 10-11 19-21 29-31 11 25 21 51 31 76 2 3 2 3 2 4 0 2-5 8-18 9-3 0-6 0-6 6 0 4 3 4 4 4 9 0 32-1 40-1s28 1 35 1c3 0 6 0 6-6 0-4-2-4-5-4-22-1-23-1-27-14-13-29-34-78-41-97 21-23 54-60 64-69 9-8 22-15 41-16 3-1 7-1 7-6 0-1 0-4-4-4-10 0-20 1-30 1-12 0-24-1-35-1-2 0-7 0-7 6 0 2 2 3 5 4 3 0 13 1 13 10 0 4-4 8-7 11-17 18-34 37-51 55z"><text:p/></draw:path><draw:path draw:style-name="gr180" draw:text-style-name="P67" svg:width="0.076in" svg:height="0.0047in" svg:x="0.461in" svg:y="0.0921in" svg:viewBox="0 0 194 13" svg:d="M183 13c5 0 11 0 11-7 0-6-6-6-11-6-57 0-115 0-171 0-6 0-12 0-12 6 0 7 6 7 12 7 56 0 114 0 171 0z"><text:p/></draw:path><draw:path draw:style-name="gr180" draw:text-style-name="P67" svg:width="0.0673in" svg:height="0.0811in" svg:x="0.5791in" svg:y="0.0709in" svg:viewBox="0 0 172 207" svg:d="M64 28c2-6 4-18 4-20 0-5-3-8-9-8 0 0-9 0-12 11-15 61-31 121-46 183-1 4-1 4-1 5 0 5 4 8 9 8 6 0 11-5 11-6 2-3 5-19 18-68 10 8 24 9 30 9 22 0 35-13 43-22 2 14 14 22 28 22 10 0 19-7 23-17 5-11 10-30 10-31 0-3-3-3-4-3-3 0-3 1-4 5-6 21-12 40-24 40-9 0-10-8-10-14 0-8 4-23 6-34 3-11 6-22 9-34 1-4 4-16 5-22 2-7 5-18 5-20 0-6-4-9-9-9-1 0-10 1-12 11-5 20-10 39-15 59-4 16-7 30-8 32 0 2-16 31-42 31-15 0-23-11-23-28 0-9 3-18 4-27 5-18 9-35 14-53z"><text:p/></draw:path><draw:path draw:style-name="gr180" draw:text-style-name="P67" svg:width="0.0283in" svg:height="0.1236in" svg:x="0.6579in" svg:y="0.0315in" svg:viewBox="0 0 73 315" svg:d="M73 159c0-25-4-63-21-100-19-38-46-59-49-59-2 0-3 2-3 4 0 1 0 1 5 7 32 31 50 82 50 148 0 54-12 109-51 148-4 4-4 5-4 6s1 2 3 2c3 0 31-21 50-61 16-34 20-69 20-95z"><text:p/></draw:path><draw:path draw:style-name="gr180" draw:text-style-name="P67" svg:width="0.0378in" svg:height="0.0575in" svg:x="0.7047in" svg:y="0.022in" svg:viewBox="0 0 97 147" svg:d="M97 107c-2 0-4 0-7 0-1 5-3 17-5 20-2 1-19 1-23 1-13 0-27 0-40 0 23-20 30-26 44-37 16-13 31-27 31-48 0-27-23-43-51-43s-46 20-46 40c0 11 9 12 12 12 5 0 11-3 11-11 0-5-1-12-13-12 7-16 22-21 32-21 23 0 34 17 34 35 0 19-14 34-21 43-18 17-35 35-53 53-2 2-2 2-2 8 31 0 60 0 91 0 2-14 4-27 6-40z"><text:p/></draw:path><draw:path draw:style-name="gr180" draw:text-style-name="P67" svg:width="0.0756in" svg:height="0.0961in" svg:x="0.8in" svg:y="0.0461in" svg:viewBox="0 0 193 245" svg:d="M186 99c5-2 7-4 7-7s-1-5-7-7c-57-27-116-55-173-82-5-3-5-2-7-3-4 0-6 4-6 6 0 5 2 6 5 8 56 26 111 52 167 78-55 26-111 52-166 78-6 3-6 5-6 7 0 3 3 7 6 7 1 0 1 0 6-3 58-28 116-55 174-82zM182 245c5 0 11 0 11-6 0-7-7-7-11-7-57 0-114 0-171 0-5 0-11 0-11 7 0 6 5 6 11 6 57 0 114 0 171 0z"><text:p/></draw:path><draw:path draw:style-name="gr180" draw:text-style-name="P67" svg:width="0.052in" svg:height="0.085in" svg:x="0.9256in" svg:y="0.0425in" svg:viewBox="0 0 133 217" svg:d="M133 109c0-25-2-50-12-74-15-30-41-35-54-35-19 0-43 8-55 38-10 21-12 46-12 71 0 24 1 52 14 77 14 25 37 31 53 31 17 0 41-6 55-36 9-22 11-47 11-72zM67 211c-13 0-32-8-37-39-4-19-4-48-4-67s0-40 3-57c6-38 30-41 38-41 10 0 31 6 37 37 3 17 3 42 3 61 0 24 0 45-3 66-5 30-23 40-37 40z"><text:p/></draw:path><draw:path draw:style-name="gr180" draw:text-style-name="P67" svg:width="0.0126in" svg:height="0.013in" svg:x="0.9937in" svg:y="0.1126in" svg:viewBox="0 0 33 34" svg:d="M33 17c0-9-7-17-16-17s-17 8-17 17 8 17 17 17 16-8 16-17z"><text:p/></draw:path><draw:path draw:style-name="gr180" draw:text-style-name="P67" svg:width="0.0886in" svg:height="0.0846in" svg:x="1.0642in" svg:y="0.0402in" svg:viewBox="0 0 226 216" svg:d="M83 116c18 0 36 0 54 0 45 0 89-33 89-68 0-25-21-48-62-48-34 0-69 0-103 0-6 0-10 0-10 6 0 4 3 4 9 4 5 0 10 0 14 1 5 0 7 1 7 4 0 2 0 3-1 7-14 56-28 112-42 169-4 13-5 15-29 15-5 0-9 0-9 6 0 4 4 4 5 4 9 0 31-1 40-1 6 0 14 0 20 0 7 0 14 1 21 1 2 0 6 0 6-6 0-4-3-4-9-4-12 0-21 0-21-6 0-2 1-3 1-5 6-27 14-53 20-79zM106 22c3-11 3-12 17-12 10 0 20 0 30 0 26 0 43 8 43 31 0 11-6 38-19 50-15 14-34 17-48 17-15 0-30 0-44 0 7-29 14-58 21-86z"><text:p/></draw:path><draw:path draw:style-name="gr180" draw:text-style-name="P67" svg:width="0.0287in" svg:height="0.1236in" svg:x="1.1689in" svg:y="0.0315in" svg:viewBox="0 0 74 315" svg:d="M74 313c0-1 0-2-6-8-39-39-50-98-50-146 0-55 13-110 51-150 5-4 5-4 5-5 0-3-2-4-4-4-3 0-31 22-50 62-16 34-20 70-20 97 0 24 4 63 21 97 19 40 46 59 49 59 2 0 4-1 4-2z"><text:p/></draw:path><draw:path draw:style-name="gr180" draw:text-style-name="P67" svg:width="0.0902in" svg:height="0.0846in" svg:x="1.2091in" svg:y="0.0402in" svg:viewBox="0 0 230 216" svg:d="M178 36c2-2 3-3 5-4 9-9 20-20 41-22 3-1 6-1 6-6 0-3-1-4-4-4-8 0-17 1-26 1-10 0-22-1-32-1-1 0-6 0-6 6 0 3 4 4 5 4 2 0 11 1 11 7s-7 14-8 15c-24 28-49 56-74 84-11-31-22-62-34-93-2-5-2-5-2-6 0-7 16-7 18-7 5 0 8 0 8-6 0-4-3-4-5-4-8 0-31 1-40 1-8 0-27-1-35-1-1 0-6 0-6 6 0 4 4 4 7 4 19 0 21 3 24 11 12 34 26 68 38 103 0 1 2 5 2 6s-13 52-14 57c-5 18-5 18-30 19-6 0-9 0-9 7 0 3 4 3 5 3 9 0 30-1 39-1 8 0 33 1 41 1 2 0 6 0 6-6 0-4-3-4-9-4-1 0-6 0-12-1-7 0-9 0-9-5 0-2 4-13 5-20 3-15 8-30 11-44 1-6 2-7 4-10 26-30 53-60 79-90z"><text:p/></draw:path><draw:path draw:style-name="gr180" draw:text-style-name="P67" svg:width="0.0756in" svg:height="0.072in" svg:x="1.35in" svg:y="0.0579in" svg:viewBox="0 0 193 184" svg:d="M187 99c4-2 6-3 6-7s-2-6-6-7c-58-27-117-55-175-82-4-3-5-3-6-3-3 0-6 3-6 6s1 5 5 8c56 26 111 52 167 78-56 26-111 52-167 78-4 2-5 4-5 7 0 4 3 7 6 7 1 0 2 0 6-3 58-28 117-55 175-82z"><text:p/></draw:path><draw:path draw:style-name="gr180" draw:text-style-name="P67" svg:width="0.0567in" svg:height="0.0555in" svg:x="1.4756in" svg:y="0.0709in" svg:viewBox="0 0 145 142" svg:d="M105 20c-6-12-15-20-29-20-37 0-76 46-76 92 0 30 17 50 41 50 7 0 23-1 42-23 3 13 13 23 29 23 10 0 18-7 23-17 5-11 10-30 10-31 0-3-4-3-5-3-2 0-3 1-4 5-5 21-11 40-23 40-9 0-10-8-10-14 0-8 1-10 4-24 4-13 4-17 6-29 4-14 9-29 12-44 3-9 3-10 3-11 0-5-5-8-10-8-7 0-12 7-13 14zM85 102c-2 5-2 6-7 12-14 17-27 22-36 22-16 0-19-18-19-30 0-16 9-55 17-69 10-19 24-31 37-31 19 0 24 26 24 28s0 4-1 6c-5 20-10 41-15 62z"><text:p/></draw:path><draw:path draw:style-name="gr180" draw:text-style-name="P67" svg:width="0.0378in" svg:height="0.0575in" svg:x="1.5421in" svg:y="0.022in" svg:viewBox="0 0 97 147" svg:d="M97 107c-2 0-4 0-7 0-1 5-3 17-5 20-2 1-19 1-23 1-13 0-27 0-40 0 23-20 31-26 44-37 17-13 31-27 31-48 0-27-23-43-51-43s-46 20-46 40c0 11 9 12 12 12 5 0 11-3 11-11 0-5-1-12-13-12 7-16 22-21 32-21 23 0 35 17 35 35 0 19-15 34-22 43-18 17-35 35-53 53-2 2-2 2-2 8 31 0 60 0 91 0 2-14 4-27 6-40z"><text:p/></draw:path><draw:path draw:style-name="gr180" draw:text-style-name="P67" svg:width="0.0654in" svg:height="0.0547in" svg:x="1.5969in" svg:y="0.072in" svg:viewBox="0 0 167 140" svg:d="M152 19c4 0 15 0 15-11 0-8-6-8-12-8-24 0-48 0-72 0-48 0-83 52-83 90 0 28 19 50 48 50 37 0 79-38 79-87 0-5 0-21-10-34 12 0 23 0 35 0zM48 133c-16 0-28-11-28-34 0-10 3-35 15-54 13-22 32-26 42-26 27 0 30 21 30 31 0 14-6 40-17 56-13 19-30 27-42 27z"><text:p/></draw:path><draw:path draw:style-name="gr180" draw:text-style-name="P67" svg:width="0.0382in" svg:height="0.0575in" svg:x="1.6736in" svg:y="0.022in" svg:viewBox="0 0 98 147" svg:d="M98 107c-3 0-5 0-8 0-1 5-3 17-5 20-2 1-19 1-23 1-13 0-27 0-40 0 23-20 31-26 44-37 17-13 32-27 32-48 0-27-24-43-52-43s-46 20-46 40c0 11 9 12 12 12 5 0 11-3 11-11 0-5-1-12-13-12 7-16 22-21 32-21 23 0 35 17 35 35 0 19-15 34-21 43-18 17-36 35-54 53-2 2-2 2-2 8 31 0 60 0 91 0 3-14 4-27 7-40z"><text:p/></draw:path><draw:path draw:style-name="gr180" draw:text-style-name="P67" svg:width="0.0287in" svg:height="0.1236in" svg:x="1.7307in" svg:y="0.0315in" svg:viewBox="0 0 74 315" svg:d="M74 159c0-25-4-63-22-100-19-38-46-59-49-59-2 0-3 2-3 4 0 1 0 1 6 7 31 31 49 82 49 148 0 54-12 109-50 148-5 4-5 5-5 6s1 2 3 2c3 0 32-21 50-61 16-34 21-69 21-95z"><text:p/></draw:path><draw:path draw:style-name="gr180" draw:text-style-name="P67" svg:width="0.076in" svg:height="0.0961in" svg:x="1.8169in" svg:y="0.0461in" svg:viewBox="0 0 194 245" svg:d="M187 14c4-2 7-3 7-8 0-2-3-6-7-6-2 0-4 2-5 3-59 27-117 55-176 82-5 2-6 4-6 7s2 5 6 7c59 27 117 54 176 82 3 3 4 3 5 3 4 0 7-4 7-7s-1-5-7-7c-55-26-110-52-165-78 55-26 110-52 165-78zM183 245c5 0 11 0 11-6 0-7-7-7-12-7-57 0-114 0-170 0-5 0-12 0-12 7 0 6 6 6 12 6 56 0 114 0 171 0z"><text:p/></draw:path><draw:path draw:style-name="gr180" draw:text-style-name="P67" svg:width="0.0543in" svg:height="0.0591in" svg:x="2.0315in" svg:y="0.0161in" svg:viewBox="0 0 139 151" svg:d="M54 77c5 0 16 0 24 5 11 7 12 19 12 20 0 3 0 6 4 6 3 0 3-3 3-7 0-20 0-40 0-60 0-3 0-7-3-7-4 0-4 3-4 5-2 29-24 30-36 30 0-15 0-31 0-46s5-15 10-15c4 0 7 0 11 0 29 0 44 15 46 31 0 2 0 4 3 4 4 0 4-3 4-7 0-10 0-19 0-29 0-6 0-7-7-7-38 0-76 0-114 0-3 0-7 0-7 5 0 3 5 3 6 3 13 0 14 2 14 13 0 37 0 74 0 111 0 9-1 12-13 12-3 0-7 0-7 4 0 3 4 3 7 3 40 0 79 0 118 0 4 0 6 0 7-2 2-13 7-37 7-38 0-3-3-5-4-5-4 0-4 3-4 4-1 5-4 14-20 24-12 7-23 10-35 10-4 0-8 0-12 0-5 0-10 0-10-15 0-17 0-34 0-52zM121 8c0 4 0 7 0 11-4-5-8-8-13-11 5 0 8 0 13 0zM77 73c4-2 9-5 13-10 0 6 0 13 0 19-5-6-8-6-13-9zM27 20c0-3 0-8-2-12 8 0 16 0 24 0-2 5-2 13-2 15 0 36 0 71 0 107 0 8 1 12 2 14-8 0-16 0-24 0 2-4 2-10 2-12 0-38 0-75 0-112zM110 144c7-3 12-8 17-12 0 0-2 10-2 12-5 0-10 0-15 0z"><text:p/></draw:path><draw:path draw:style-name="gr180" draw:text-style-name="P67" svg:width="0.2118in" svg:height="0.0047in" svg:x="1.9531in" svg:y="0.0921in" svg:viewBox="0 0 539 13" svg:d="M270 13c-90 0-180 0-270 0 0-5 0-8 0-13 180 0 359 0 539 0 0 5 0 8 0 13-90 0-179 0-269 0z"><text:p/></draw:path><draw:path draw:style-name="gr180" draw:text-style-name="P67" svg:width="0.0441in" svg:height="0.039in" svg:x="1.9583in" svg:y="0.1303in" svg:viewBox="0 0 113 100" svg:d="M80 14c-4-8-12-14-22-14-29 0-58 32-58 63 0 22 14 37 33 37 13 0 24-7 32-15 4 13 17 15 23 15 8 0 14-4 17-12 6-9 6-14 8-21 0-4-2-4-3-4-4 0-4 1-6 7-2 11-6 24-16 24-5 0-7-5-7-11 0-4 2-12 4-17 1-7 3-16 4-20 2-5 3-12 5-17 1-6 4-16 4-17 0-6-4-7-8-7s-8 2-10 9zM66 70c-1 7-7 11-11 15-2 1-11 9-21 9-8 0-16-6-16-22 0-12 6-36 12-44 10-18 21-22 28-22 15 0 19 17 19 20 0 1 0 2 0 3-4 13-8 28-11 41z"><text:p/></draw:path><draw:path draw:style-name="gr180" draw:text-style-name="P67" svg:width="0.0303in" svg:height="0.0409in" svg:x="2.013in" svg:y="0.1016in" svg:viewBox="0 0 78 105" svg:d="M78 75c-1 0-4 0-6 0-1 2-2 12-4 14-2 1-15 1-18 1-9 0-20 0-30 0 10-8 21-17 31-23 14-10 27-19 27-35 0-21-19-32-41-32s-37 12-37 27c0 9 6 10 9 10 5 0 9-3 9-9 0-5-4-9-9-10 5-6 14-12 24-12 16 0 28 9 28 26 0 12-9 23-20 33-13 11-27 21-39 32-2 2-2 2-2 3s0 3 0 5c24 0 49 0 73 0 2-10 4-20 5-30z"><text:p/></draw:path><draw:path draw:style-name="gr180" draw:text-style-name="P67" svg:width="0.0504in" svg:height="0.0378in" svg:x="2.0606in" svg:y="0.1311in" svg:viewBox="0 0 129 97" svg:d="M117 14c4 0 5 0 8-1 3-2 4-6 4-7 0-6-7-6-10-6-19 0-38 0-57 0-35 0-62 35-62 61 0 21 15 36 38 36 28 0 60-25 60-58 0-4 0-14-6-25 8 0 17 0 25 0zM39 91c-13 0-23-8-23-23 0-7 5-54 43-54 11 0 22 5 22 22 0 4-2 23-13 39-9 11-21 16-29 16z"><text:p/></draw:path><draw:path draw:style-name="gr180" draw:text-style-name="P67" svg:width="0.0303in" svg:height="0.0409in" svg:x="2.1224in" svg:y="0.1016in" svg:viewBox="0 0 78 105" svg:d="M78 75c-1 0-4 0-6 0-1 2-3 12-4 14-2 1-16 1-18 1-10 0-20 0-31 0 11-8 22-17 31-23 15-10 28-19 28-35 0-21-19-32-41-32s-37 12-37 27c0 9 6 10 9 10 4 0 9-3 9-9 0-5-4-9-9-10 5-6 14-12 24-12 16 0 28 9 28 26 0 12-9 23-20 33-13 11-27 21-39 32-2 2-2 2-2 3s0 3 0 5c24 0 49 0 73 0 2-10 4-20 5-30z"><text:p/></draw:path><draw:path draw:style-name="gr180" draw:text-style-name="P67" svg:width="0.0827in" svg:height="0.0287in" svg:x="2.2217in" svg:y="0.0803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421in" svg:height="0.039in" svg:x="2.4165in" svg:y="0.0264in" svg:viewBox="0 0 108 100" svg:d="M108 17c0-17-11-17-12-17-5 0-11 5-11 12 0 3 2 5 3 6 5 4 8 9 8 18 0 10-14 58-40 58-18 0-18-17-18-20 0-10 3-23 12-43 2-5 3-8 3-12 0-12-10-19-21-19-22 0-32 31-32 34s3 3 4 3c3 0 3-1 4-4 5-18 15-27 24-27 3 0 5 3 5 8s-2 9-4 15c-10 24-12 34-12 42 0 22 17 29 34 29 38 0 53-65 53-83z"><text:p/></draw:path><draw:path draw:style-name="gr180" draw:text-style-name="P67" svg:width="0.0441in" svg:height="0.039in" svg:x="2.4709in" svg:y="0.0264in" svg:viewBox="0 0 113 100" svg:d="M80 14c-5-9-12-14-23-14-28 0-57 32-57 63 0 22 14 37 33 37 12 0 23-7 32-15 4 12 17 15 22 15 8 0 14-5 18-12 5-9 8-21 8-22 0-3-3-3-4-3-3 0-3 1-5 7-2 11-7 24-16 24-5 0-7-5-7-11 0-4 2-12 3-17 2-7 4-16 5-21 2-5 3-11 5-16 1-6 3-16 3-17 0-6-3-7-7-7s-9 2-10 9zM66 70c-2 7-7 11-12 15-2 1-11 9-20 9-8 0-16-6-16-22 0-12 6-36 11-45 11-17 21-21 28-21 15 0 20 17 20 19 0 1 0 3-1 4-4 13-7 28-10 41z"><text:p/></draw:path><draw:path draw:style-name="gr180" draw:text-style-name="P67" svg:width="0.0402in" svg:height="0.039in" svg:x="2.5236in" svg:y="0.0264in" svg:viewBox="0 0 103 100" svg:d="M41 53c0-2 6-21 6-22 1-2 7-13 14-18 3-2 8-7 18-7 2 0 7 0 12 3-7 3-9 9-9 13s3 8 8 8 13-5 13-14c0-11-12-16-24-16-11 0-21 5-31 16-4-13-17-16-23-16-8 0-13 5-17 12-5 8-8 20-8 22 0 3 3 3 4 3 2 0 3-1 4-6 4-14 8-25 16-25 7 0 8 5 8 11 0 5-2 12-4 18s-4 15-5 21c-2 9-4 19-7 28-1 2-2 8-2 9 0 4 4 7 8 7 3 0 8-2 10-6 0-2 2-12 3-17 2-9 5-16 6-24z"><text:p/></draw:path><draw:path draw:style-name="gr180" draw:text-style-name="P67" svg:width="0.022in" svg:height="0.087in" svg:x="2.5783in" svg:y="0.0004in" svg:viewBox="0 0 57 222" svg:d="M53 0c-42 30-53 77-53 111 0 30 9 79 53 111 2 0 4 0 4-3 0-2 0-2-2-4-30-27-41-64-41-104 0-60 24-89 42-106 1 0 1-1 1-2 0-3-2-3-4-3z"><text:p/></draw:path><draw:path draw:style-name="gr180" draw:text-style-name="P67" svg:width="0.0768in" svg:height="0.0587in" svg:x="2.6114in" svg:y="0.0051in" svg:viewBox="0 0 196 150" svg:d="M113 67c7-8 13-15 20-22 29-28 37-36 57-37 4-1 6-1 6-5 0-3-2-3-3-3-7 0-15 1-21 1-5 0-20-1-26-1-2 0-4 0-4 5 1 0 0 2 3 3 2 0 8 0 8 6 0 2-4 6-6 9-2 0-30 28-38 36-7-14-15-28-23-43 0-1 0-2 0-2 0-2 4-6 11-6 2 0 5-1 5-5-1-1 0-3-4-3s-10 0-14 0c-6 0-10 1-15 1-4 0-9 0-13-1-4 0-8 0-12 0-1 0-4 0-4 5 0 3 2 3 6 3 13 0 13 2 16 6 10 21 21 41 31 62-5 3-8 8-13 11-3 5-14 15-18 19-27 26-36 36-56 37-3 0-6 0-6 5 0 1 1 2 4 2 6 0 13 0 20 0 4 0 9 0 13 0s9 0 13 0c0 0 4 0 4-4 0-3-3-3-4-3-2-1-7-1-7-6 0-3 4-6 8-11 16-15 30-30 45-44 9 17 18 34 27 52 1 3 1 2 1 3 0 2-3 5-11 6-2 0-5 0-5 5 1 1 0 2 4 2s10 0 14 0c5 0 10 0 14 0s9 0 14 0c4 0 8 0 12 0 1 0 4 0 4-4 0-3-3-3-6-3-13 0-14-2-16-6-12-23-24-47-35-70z"><text:p/></draw:path><draw:path draw:style-name="gr180" draw:text-style-name="P67" svg:width="0.0224in" svg:height="0.087in" svg:x="2.702in" svg:y="0.0004in" svg:viewBox="0 0 58 222" svg:d="M5 0c-2 0-5 0-5 3 0 1 1 2 2 3 19 17 40 47 40 105 0 46-14 81-37 103-5 3-5 3-5 5 0 1 1 3 3 3s24-16 38-43c10-19 17-42 17-68 0-32-10-79-53-111z"><text:p/></draw:path><draw:path draw:style-name="gr180" draw:text-style-name="P67" svg:width="0.424in" svg:height="0.0047in" svg:x="2.3614in" svg:y="0.0921in" svg:viewBox="0 0 1078 13" svg:d="M539 13c-180 0-359 0-539 0 0-5 0-8 0-13 359 0 719 0 1078 0 0 5 0 8 0 13-180 0-359 0-539 0z"><text:p/></draw:path><draw:path draw:style-name="gr180" draw:text-style-name="P67" svg:width="0.0441in" svg:height="0.039in" svg:x="2.3665in" svg:y="0.1303in" svg:viewBox="0 0 113 100" svg:d="M79 14c-4-8-11-14-22-14-28 0-57 32-57 63 0 22 14 37 33 37 12 0 23-7 32-15 3 13 17 15 22 15 8 0 14-4 17-12 6-9 6-14 9-21 0-4-3-4-4-4-3 0-4 1-5 7-2 11-7 24-16 24-6 0-7-5-7-11 0-4 2-12 3-17 2-7 4-16 5-20 2-5 3-12 5-17 1-6 3-16 3-17 0-6-3-7-7-7s-9 2-11 9zM66 70c-2 7-7 11-12 15-2 1-11 9-21 9-8 0-15-6-15-22 0-12 6-36 11-44 11-18 21-22 28-22 15 0 20 17 20 20 0 1-1 2-1 3-4 13-7 28-10 41z"><text:p/></draw:path><draw:path draw:style-name="gr180" draw:text-style-name="P67" svg:width="0.0307in" svg:height="0.0409in" svg:x="2.4209in" svg:y="0.1016in" svg:viewBox="0 0 79 105" svg:d="M79 75c-2 0-4 0-7 0 0 2-2 12-4 14-1 1-15 1-18 1-9 0-20 0-30 0 10-8 21-17 31-23 15-10 28-19 28-35 0-21-20-32-42-32s-37 12-37 27c0 9 7 10 9 10 5 0 10-3 10-9 0-5-5-9-9-10 4-6 13-12 23-12 16 0 29 9 29 26 0 12-9 23-21 33-13 11-27 21-39 32-2 2-2 2-2 3s0 3 0 5c24 0 50 0 74 0 2-10 3-20 5-30z"><text:p/></draw:path><draw:path draw:style-name="gr180" draw:text-style-name="P67" svg:width="0.0421in" svg:height="0.039in" svg:x="2.4677in" svg:y="0.1303in" svg:viewBox="0 0 108 100" svg:d="M108 17c0-17-11-17-12-17-5 0-11 6-11 12 0 3 1 5 3 7 4 3 8 9 8 17 0 10-14 58-40 58-18 0-18-16-18-20 0-10 3-23 12-43 1-5 3-8 3-12 0-11-10-19-21-19-22 0-32 31-32 34s3 3 4 3c2 0 3-1 3-4 6-18 16-27 25-27 3 0 5 3 5 8s-2 10-5 15c-9 25-11 34-11 42 0 22 17 29 34 29 37 0 53-64 53-83z"><text:p/></draw:path><draw:path draw:style-name="gr180" draw:text-style-name="P67" svg:width="0.0441in" svg:height="0.039in" svg:x="2.522in" svg:y="0.1303in" svg:viewBox="0 0 113 100" svg:d="M79 14c-4-8-11-14-22-14-28 0-57 32-57 63 0 22 14 37 33 37 12 0 23-7 32-15 3 13 17 15 22 15 8 0 14-4 17-12 6-9 6-14 9-21 0-4-3-4-4-4-3 0-4 1-5 7-2 11-7 24-16 24-6 0-7-5-7-11 0-4 2-12 3-17 2-7 3-16 5-20 2-5 3-12 5-17 1-6 3-16 3-17 0-6-3-7-7-7s-9 2-11 9zM66 70c-2 7-7 11-12 15-2 1-11 9-21 9-8 0-16-6-16-22 0-12 7-36 12-44 11-18 21-22 28-22 15 0 20 17 20 20 0 1-1 2-1 3-4 13-7 28-10 41z"><text:p/></draw:path><draw:path draw:style-name="gr180" draw:text-style-name="P67" svg:width="0.0402in" svg:height="0.039in" svg:x="2.5748in" svg:y="0.1303in" svg:viewBox="0 0 103 100" svg:d="M41 53c0-1 6-21 6-22 1-2 7-13 14-18 2-2 8-7 18-7 2 0 7 0 12 4-7 2-10 8-10 12 0 5 4 8 9 8s13-4 13-14c0-11-13-16-24-16s-21 5-31 16c-4-13-17-16-23-16-8 0-13 5-17 12-5 8-8 21-8 22 0 3 3 3 4 3 2 0 2-1 4-6 4-14 8-25 16-25 6 0 8 6 8 11s-3 13-4 19c-2 5-4 14-5 20-2 9-4 19-7 28-1 2-2 8-2 9 0 5 4 7 8 7 3 0 8-2 9-6 1-2 3-11 4-17 2-8 5-16 6-24z"><text:p/></draw:path><draw:path draw:style-name="gr180" draw:text-style-name="P67" svg:width="0.0224in" svg:height="0.087in" svg:x="2.6295in" svg:y="0.102in" svg:viewBox="0 0 58 222" svg:d="M53 0c-41 30-53 77-53 111 0 31 10 79 53 111 2 0 5 0 5-3 0-2 0-2-2-4-30-26-41-64-41-104 0-60 23-89 42-106 1 0 1 0 1-2 0-3-3-3-5-3z"><text:p/></draw:path><draw:path draw:style-name="gr180" draw:text-style-name="P67" svg:width="0.0764in" svg:height="0.0591in" svg:x="2.6626in" svg:y="0.1079in" svg:viewBox="0 0 195 151" svg:d="M113 67c7-8 13-15 20-22 28-27 37-36 57-37 3-1 5-1 5-4s-1-4-2-4c-7 0-15 1-21 1s-20-1-26-1c-2 0-5 1-5 5 0 0 0 2 4 3 2 0 7 0 7 6 0 3-3 6-5 9-2 1-30 28-38 36-7-14-15-28-23-43 0-1 0-2 0-2 0-2 4-6 11-6 2 0 5-1 5-5-1-1 0-3-4-3s-11 1-15 1c-6 0-9 0-15 0-3 0-9 0-12 0-4-1-8-1-12-1-2 0-5 0-5 5 0 3 3 3 7 3 13 0 13 2 16 6 10 21 21 41 31 62-5 4-8 8-13 12-3 4-14 14-18 18-27 26-37 36-57 37-2 0-5 0-5 5 0 1 1 3 4 3 6 0 13-1 19-1 5 0 10 0 14 0s9 1 13 1c0 0 4 0 4-5 0-3-3-3-4-3-2 0-7-1-7-5s3-6 8-12c16-15 30-30 45-44 9 17 17 34 26 52 2 3 2 3 2 4s-4 4-11 5c-2 0-6 0-6 5 2 1 1 3 5 3s10-1 14-1c5 0 10 0 14 0s9 0 14 0c4 0 8 1 12 1 1 0 4 0 4-5 0-3-3-3-6-3-13 0-15-2-16-6-12-23-24-47-35-70z"><text:p/></draw:path><draw:path draw:style-name="gr180" draw:text-style-name="P67" svg:width="0.0224in" svg:height="0.087in" svg:x="2.7531in" svg:y="0.102in" svg:viewBox="0 0 58 222" svg:d="M5 0c-2 0-5 0-5 3 0 2 1 2 2 3 19 17 40 48 40 105 0 46-14 81-38 103-4 3-4 4-4 5s1 3 3 3 23-15 38-43c9-19 17-42 17-68 0-31-10-79-53-111z"><text:p/></draw:path><draw:path draw:style-name="gr180" draw:text-style-name="P67" svg:width="0.0827in" svg:height="0.085in" svg:x="2.8079in" svg:y="0.0402in" svg:viewBox="0 0 211 217" svg:d="M211 11c0-10-1-11-12-11-63 0-125 0-188 0-10 0-11 1-11 11 0 65 0 130 0 194 0 10 1 12 12 12 62 0 125 0 187 0 11 0 12-1 12-12 0-64 0-129 0-194zM13 13c62 0 123 0 185 0 0 64 0 128 0 192-62 0-123 0-185 0 0-64 0-128 0-192z"><text:p/></draw:path></draw:g></draw:g></text:span><text:span text:style-name="T18"><text:s/>(Markov.)</text:span></text:p>
      <text:p text:style-name="P16">Chernoff <draw:g text:anchor-type="as-char" svg:y="-0.128in" draw:z-index="60" draw:name="Shape82" draw:style-name="gr178"><svg:title>TexMaths</svg:title><svg:desc>9§inline§X = \sum X_i. X_i\ n.n.v. = \pm 1 (50\%), t&gt; 0: P(X \geq t) = P(X \leq -t) \leq exp(-\frac{t^2}{2\sigma^2}). Kde\ \sigma=\sqrt{n}§svg§600§FALSE§</svg:desc><draw:g draw:style-name="gr2"><draw:path draw:style-name="gr179" draw:text-style-name="P66" svg:width="4.9567in" svg:height="0.1583in" svg:x="0.0035in" svg:y="0.0067in" svg:viewBox="0 0 12591 403" svg:d="M0 0c4197 0 8394 0 12591 0 0 134 0 269 0 403-4197 0-8394 0-12591 0 0-134 0-269 0-403z"><text:p/></draw:path><draw:path draw:style-name="gr180" draw:text-style-name="P67" svg:width="0.1024in" svg:height="0.0846in" svg:x="0.0004in" svg:y="0.0425in" svg:viewBox="0 0 261 216" svg:d="M145 87c-9-21-17-43-26-64-1-2-2-3-2-4 0-2 5-8 19-9 3 0 6-1 6-6 0-4-3-4-4-4-14 0-27 1-41 1-7 0-27-1-35-1-2 0-5 0-5 6 0 4 2 4 7 4 19 0 21 4 23 10 13 30 25 58 38 88-22 24-45 48-67 72-1 1-3 2-4 4-15 16-31 22-47 22-3 0-7 0-7 7 2 1 0 3 4 3 10 0 20-1 30-1 12 0 24 1 35 1 3 0 7 0 7-6 0-4-3-3-4-4-4 0-13 0-13-9 0-6 5-10 8-15 11-12 22-23 33-34 9-11 19-21 28-31 11 25 21 51 32 76 1 4 2 4 2 4 0 2-6 8-19 9-4 0-6 0-6 6 0 4 3 4 5 4 8 0 31-1 40-1 8 0 27 1 35 1 2 0 6 0 6-6 0-4-3-4-6-4-21 0-22-1-27-14-13-29-33-78-41-97 22-23 54-60 65-69 9-8 21-15 40-16 4 0 7 0 7-6-1-1 0-4-4-4-10 0-20 1-30 1-12 0-24-1-35-1-2 0-6 0-6 6 0 3 2 4 4 4 3 0 12 1 12 10 0 4-3 8-6 12-17 18-34 37-51 55z"><text:p/></draw:path><draw:path draw:style-name="gr180" draw:text-style-name="P67" svg:width="0.0827in" svg:height="0.0287in" svg:x="0.152in" svg:y="0.0827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69in" svg:height="0.1236in" svg:x="0.2831in" svg:y="0.0343in" svg:viewBox="0 0 298 315" svg:d="M115 169c-37 46-75 92-111 137-3 3-4 4-4 5 0 4 4 4 9 4 87 0 175 0 262 0 9-27 18-53 27-79-3 0-5 0-7 0-8 24-30 43-57 52-5 2-26 9-73 9-45 0-89 0-134 0 36-45 73-89 109-134 3-3 3-4 3-5s0-2-2-5c-34-47-69-94-103-140 42 0 84 0 125 0 36 0 109 1 132 61 2 0 4 0 7 0-9-24-18-50-27-74-87 0-175 0-262 0-9 0-9 0-9 10 39 53 76 105 115 159z"><text:p/></draw:path><draw:path draw:style-name="gr180" draw:text-style-name="P67" svg:width="0.1024in" svg:height="0.0846in" svg:x="0.4319in" svg:y="0.0425in" svg:viewBox="0 0 261 216" svg:d="M145 87c-9-21-17-43-26-64-1-2-2-3-2-4 0-2 5-8 19-9 3 0 6-1 6-6 0-4-3-4-4-4-14 0-27 1-41 1-8 0-27-1-35-1-2 0-5 0-5 6 0 4 2 4 7 4 19 0 21 4 23 10 13 30 25 58 37 88-22 24-44 48-66 72-1 1-3 2-4 4-15 16-31 22-47 22-3 0-7 0-7 7 2 1 0 3 4 3 9 0 20-1 30-1 12 0 24 1 35 1 2 0 7 0 7-6 0-4-4-4-5-4-3 0-13 0-13-9 0-6 6-10 9-15 11-12 22-23 33-34 9-11 19-21 28-31 11 25 21 51 32 76 1 4 2 4 2 4 0 2-6 8-19 9-4 0-6 0-6 6 0 4 3 4 4 4 9 0 32-1 41-1 8 0 27 1 35 1 2 0 5 0 5-6 0-4-2-4-5-4-21 0-22-1-27-14-13-29-33-78-41-97 21-23 54-60 65-69 9-8 21-15 40-16 4 0 7 0 7-6-2-1 0-4-5-4-9 0-19 1-29 1-12 0-24-1-35-1-2 0-6 0-6 6 0 3 1 4 4 4s12 1 12 10c0 4-3 8-6 12-17 18-34 37-51 55z"><text:p/></draw:path><draw:path draw:style-name="gr180" draw:text-style-name="P67" svg:width="0.026in" svg:height="0.0587in" svg:x="0.5358in" svg:y="0.0886in" svg:viewBox="0 0 67 150" svg:d="M61 9c0-4-3-9-9-9s-12 6-12 13c0 3 2 8 9 8 6 0 12-7 12-12zM16 122c-1 2-3 5-3 9 0 10 9 19 22 19 22 0 32-31 32-35 0-2-3-2-4-2-3 0-3 1-4 3-5 18-15 27-24 27-4 0-5-2-5-8 0-4 1-9 3-13 3-7 5-13 7-18 2-6 10-26 11-28 1-3 2-6 2-7 0-11-9-19-22-19-21 0-31 29-31 34 0 3 3 3 4 3 2 0 2-1 3-4 6-19 15-27 24-27 3 0 6 2 6 7 0 6-2 9-7 23-5 11-9 23-14 36z"><text:p/></draw:path><draw:path draw:style-name="gr180" draw:text-style-name="P67" svg:width="0.013in" svg:height="0.013in" svg:x="0.5839in" svg:y="0.1146in" svg:viewBox="0 0 34 34" svg:d="M34 17c0-9-8-17-17-17s-17 8-17 17 8 17 17 17 17-8 17-17z"><text:p/></draw:path><draw:path draw:style-name="gr180" draw:text-style-name="P67" svg:width="0.1024in" svg:height="0.0846in" svg:x="0.611in" svg:y="0.0425in" svg:viewBox="0 0 261 216" svg:d="M145 87c-9-21-17-43-26-64-1-2-2-3-2-4 0-2 5-8 19-9 3 0 6-1 6-6 0-4-4-4-5-4-13 0-26 1-40 1-8 0-28-1-35-1-2 0-6 0-6 6 0 4 3 4 7 4 20 0 22 4 24 10 13 30 25 58 37 88-22 24-44 48-66 72-1 1-3 2-4 4-16 16-31 22-47 22-4 0-7 0-7 7 2 1 0 3 4 3 9 0 20-1 30-1 12 0 24 1 35 1 2 0 6 0 6-6 0-4-3-4-4-4-3 0-13 0-13-9 0-6 5-10 9-15 11-12 22-23 33-34 9-11 19-21 28-31 11 25 21 51 32 76 1 4 1 4 1 4 0 2-5 8-18 9-4 0-6 0-6 6 0 4 3 4 4 4 9 0 32-1 41-1 7 0 27 1 35 1 2 0 5 0 5-6 0-4-2-4-5-4-22 0-22-1-27-14-13-29-34-78-42-97 22-23 55-60 65-69 10-8 22-15 41-16 4 0 7 0 7-6-2-1 0-4-5-4-9 0-19 1-29 1-12 0-24-1-35-1-2 0-7 0-7 6 0 3 2 4 5 4s12 1 12 10c0 4-3 8-6 12-17 18-34 37-51 55z"><text:p/></draw:path><draw:path draw:style-name="gr180" draw:text-style-name="P67" svg:width="0.026in" svg:height="0.0587in" svg:x="0.715in" svg:y="0.0886in" svg:viewBox="0 0 67 150" svg:d="M62 9c0-4-3-9-9-9s-13 6-13 13c0 3 3 8 9 8 7 0 13-7 13-12zM16 122c-1 2-2 5-2 9 0 10 9 19 22 19 22 0 31-31 31-35 0-2-2-2-3-2-3 0-4 1-5 3-4 18-14 27-23 27-5 0-5-2-5-8 0-4 1-9 3-13 2-7 5-13 7-18 2-6 10-26 11-28 1-3 1-6 1-7 0-11-8-19-21-19-21 0-32 29-32 34 0 3 4 3 4 3 3 0 3-1 4-4 5-19 15-27 23-27 4 0 6 2 6 7 0 6-1 9-6 23-5 11-10 23-15 36z"><text:p/></draw:path><draw:path draw:style-name="gr180" draw:text-style-name="P67" svg:width="0.0673in" svg:height="0.0555in" svg:x="0.7972in" svg:y="0.0724in" svg:viewBox="0 0 172 142" svg:d="M19 121c-1 4-3 12-3 13 0 6 5 8 9 8s9-1 12-8c0-1 4-16 6-23 2-10 5-20 6-29 2-7 5-13 6-21 2-5 4-14 4-16 5-10 22-39 52-39 14 0 17 12 17 23 0 20-16 60-21 74-3 7-3 11-3 14 0 15 11 25 26 25 30 0 42-46 42-48 0-3-4-3-5-3-2 0-2 1-4 5-6 22-16 40-33 40-5 0-7-3-7-11s3-15 6-22c6-16 19-52 19-70 0-20-13-33-36-33-28 0-45 20-50 27-1-17-14-27-29-27-14 0-20 12-23 18-6 11-10 29-10 31s3 1 4 2c3 0 3 0 5-7 5-22 12-38 23-38 7 0 10 5 10 15 0 7-1 11-5 27-6 24-12 48-18 73z"><text:p/></draw:path><draw:path draw:style-name="gr180" draw:text-style-name="P67" svg:width="0.0126in" svg:height="0.013in" svg:x="0.8791in" svg:y="0.1146in" svg:viewBox="0 0 33 34" svg:d="M33 17c0-9-7-17-16-17s-17 8-17 17 8 17 17 17 16-8 16-17z"><text:p/></draw:path><draw:path draw:style-name="gr180" draw:text-style-name="P67" svg:width="0.0669in" svg:height="0.0555in" svg:x="0.9067in" svg:y="0.0724in" svg:viewBox="0 0 171 142" svg:d="M18 121c-1 4-3 12-3 13 0 6 5 8 10 8 4 0 9-1 12-8 0-1 3-16 5-23 3-10 5-20 7-29 2-7 4-13 6-21 1-5 3-14 3-16 6-10 22-39 53-39 14 0 17 12 17 23 0 20-16 60-21 74-3 7-4 11-4 14 0 15 12 25 27 25 29 0 41-46 41-48 0-3-3-3-4-3-3 0-3 1-4 5-6 22-17 40-33 40-5 0-8-3-8-11s4-15 7-22c5-16 19-52 19-70 0-20-14-33-36-33-29 0-45 20-50 27-2-17-14-27-29-27s-20 12-24 18c-5 11-9 29-9 31s3 2 4 2c2 0 3 0 5-7 5-22 12-38 23-38 7 0 9 5 9 15 0 7-1 11-4 27-6 24-13 48-19 73z"><text:p/></draw:path><draw:path draw:style-name="gr180" draw:text-style-name="P67" svg:width="0.0126in" svg:height="0.013in" svg:x="0.9886in" svg:y="0.1146in" svg:viewBox="0 0 33 34" svg:d="M33 17c0-9-8-17-17-17-10 0-16 8-16 17s6 17 16 17c9 0 17-8 17-17z"><text:p/></draw:path><draw:path draw:style-name="gr180" draw:text-style-name="P67" svg:width="0.0543in" svg:height="0.0555in" svg:x="1.0161in" svg:y="0.0724in" svg:viewBox="0 0 139 142" svg:d="M139 22c0-17-9-22-14-22-8 0-15 8-15 14 0 5 2 7 5 10 6 7 10 15 10 26 0 13-19 86-56 86-16 0-23-11-23-28s8-40 18-67c3-5 4-9 4-16 0-13-10-25-26-25-29 0-42 45-42 49 0 2 4 2 4 2 3 0 3-1 5-5 9-32 22-40 32-40 2 0 8 0 8 11 0 7-3 16-6 22-13 37-18 51-18 65 0 34 28 38 43 38 53 0 71-104 71-120z"><text:p/></draw:path><draw:path draw:style-name="gr180" draw:text-style-name="P67" svg:width="0.013in" svg:height="0.013in" svg:x="1.0878in" svg:y="0.1146in" svg:viewBox="0 0 34 34" svg:d="M34 17c0-9-8-17-17-17s-17 8-17 17 8 17 17 17 17-8 17-17z"><text:p/></draw:path><draw:path draw:style-name="gr180" draw:text-style-name="P67" svg:width="0.0827in" svg:height="0.0287in" svg:x="1.1535in" svg:y="0.0827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827in" svg:height="0.0827in" svg:x="1.285in" svg:y="0.0453in" svg:viewBox="0 0 211 211" svg:d="M112 112c29 0 58 0 88 0 5 0 11 0 11-7 0-6-6-6-11-6-30 0-59 0-88 0 0-29 0-58 0-87 0-6 0-12-7-12-6 0-6 5-6 11 0 30 0 58 0 88-30 0-59 0-88 0-6 0-11 0-11 6 0 7 5 7 11 7 29 0 58 0 88 0 0 29 0 57 0 86-30 0-59 0-88 0-6 0-11 0-11 7 0 6 5 6 11 6 63 0 126 0 189 0 5 0 11 0 11-6 0-7-6-7-11-7-30 0-59 0-88 0 0-29 0-57 0-86z"><text:p/></draw:path><draw:path draw:style-name="gr180" draw:text-style-name="P67" svg:width="0.0406in" svg:height="0.0827in" svg:x="1.3858in" svg:y="0.0453in" svg:viewBox="0 0 104 211" svg:d="M65 8c0-7 0-8-7-8-20 21-48 21-58 21 0 2 0 6 0 9 6 0 25 0 41-8 0 54 0 109 0 164 0 11-1 15-29 15-4 0-7 0-10 0 0 3 0 6 0 10 11-1 38-1 51-1s41 0 51 1c0-4 0-7 0-10-3 0-6 0-10 0-28 0-29-4-29-15 0-60 0-118 0-178z"><text:p/></draw:path><draw:path draw:style-name="gr180" draw:text-style-name="P67" svg:width="0.0287in" svg:height="0.1236in" svg:x="1.4492in" svg:y="0.0343in" svg:viewBox="0 0 74 315" svg:d="M74 312c0-1 0-2-6-7-39-40-49-99-49-147 0-55 12-110 50-150 5-3 5-4 5-5 0-2-2-3-4-3-3 0-31 21-50 61-16 35-20 71-20 97 0 24 4 62 21 97 19 40 46 60 49 60 2 0 4-1 4-3z"><text:p/></draw:path><draw:path draw:style-name="gr180" draw:text-style-name="P67" svg:width="0.0492in" svg:height="0.085in" svg:x="1.4917in" svg:y="0.0453in" svg:viewBox="0 0 126 217" svg:d="M126 147c0-38-26-69-60-69-16 0-29 5-41 16 0-21 0-41 0-62 6 2 17 4 27 4 40 0 61-28 61-32 0-2-1-4-2-4s-1 0-3 1c-6 3-22 9-43 9-13 0-27-2-43-8-2-2-2-2-3-2-3 0-3 3-3 8 0 32 0 62 0 94 0 5 0 8 4 8 2 0 3-1 4-3 4-5 16-22 41-22 17 0 24 14 27 20 5 11 6 24 6 40 0 11 0 30-8 43-7 12-19 21-33 21-24 0-42-17-47-36 1 1 2 1 5 1 10 0 16-8 16-15 0-8-6-16-16-16-4 0-15 2-15 17 0 27 22 57 57 57 37 0 69-29 69-70z"><text:p/></draw:path><draw:path draw:style-name="gr180" draw:text-style-name="P67" svg:width="0.052in" svg:height="0.085in" svg:x="1.5524in" svg:y="0.0453in" svg:viewBox="0 0 133 217" svg:d="M133 109c0-25-1-50-12-74-15-30-41-35-54-35-18 0-42 8-55 38-10 21-12 46-12 71 0 24 2 52 14 77 14 25 37 31 53 31 17 0 41-6 54-36 11-22 12-47 12-72zM67 211c-12 0-31-8-36-39-4-19-4-48-4-67s0-40 2-57c6-38 29-41 38-41 10 0 31 6 37 37 3 17 3 42 3 61 0 25 0 46-4 66-4 30-22 40-36 40z"><text:p/></draw:path><draw:path draw:style-name="gr180" draw:text-style-name="P67" svg:width="0.0894in" svg:height="0.0992in" svg:x="1.6169in" svg:y="0.0343in" svg:viewBox="0 0 228 253" svg:d="M199 12c2-3 3-4 3-6 0-3-3-6-7-6-3 0-4 2-6 5-16 20-37 29-60 29s-43-8-60-24c-6-5-12-10-22-10-25 0-47 26-47 63 0 39 22 64 47 64 22 0 41-28 41-64 0-4 0-19-7-35 21 12 37 13 48 13 24 0 40-9 42-11v1c-47 70-95 140-141 210-4 4-3 4-4 6 0 4 3 6 6 6s5-1 7-4c53-79 107-158 160-237zM47 120c-7 0-27-4-27-57 0-52 20-57 27-57 17 0 33 24 33 57 0 34-17 57-33 57zM187 247c-6 0-27-5-27-56 0-53 20-57 27-57 17 0 33 24 33 56 0 34-17 57-33 57zM228 191c0-37-19-64-41-64-24 0-47 26-47 63 0 38 23 63 47 63 23 0 41-28 41-62z"><text:p/></draw:path><draw:path draw:style-name="gr180" draw:text-style-name="P67" svg:width="0.0287in" svg:height="0.1236in" svg:x="1.7209in" svg:y="0.0343in" svg:viewBox="0 0 74 315" svg:d="M74 158c0-25-4-63-21-99-19-39-47-59-49-59s-4 1-4 3c0 1 0 2 6 7 32 31 50 82 50 148 0 54-12 109-52 148-4 4-4 5-4 6 0 2 2 3 4 3s31-22 50-62c16-35 20-69 20-95z"><text:p/></draw:path><draw:path draw:style-name="gr180" draw:text-style-name="P67" svg:width="0.0142in" svg:height="0.037in" svg:x="1.7728in" svg:y="0.1146in" svg:viewBox="0 0 37 95" svg:d="M37 33c0-20-7-33-20-33-11 0-17 8-17 17s6 17 17 17c4 0 8-2 11-4 1-1 1-1 2-1 0 2 1 0 1 4 0 24-12 43-22 54-4 3-4 3-4 4 0 3 2 4 3 4 4 0 29-25 29-62z"><text:p/></draw:path><draw:path draw:style-name="gr180" draw:text-style-name="P67" svg:width="0.0378in" svg:height="0.0787in" svg:x="1.8205in" svg:y="0.0504in" svg:viewBox="0 0 97 201" svg:d="M58 71c10 0 20 0 30 0 6 0 9 0 9-6 0-3-3-3-9-3-9 0-19 0-28 0 12-45 14-51 14-53 0-5-4-9-9-9-1 0-10 0-13 12-4 17-8 33-12 50-10 0-20 0-30 0-6 0-10 0-10 6 0 3 3 3 9 3 9 0 19 0 28 0-23 90-24 96-24 101 0 17 12 29 29 29 33 0 51-46 51-49 0-2-3-2-5-2-3 0-3 1-4 4-14 33-31 41-42 41-6 0-9-5-9-15 0-8 0-10 2-15 8-32 15-63 23-94z"><text:p/></draw:path><draw:path draw:style-name="gr180" draw:text-style-name="P67" svg:width="0.0756in" svg:height="0.072in" svg:x="1.9075in" svg:y="0.0602in" svg:viewBox="0 0 193 184" svg:d="M187 99c4-2 6-3 6-7s-2-5-6-7c-58-27-117-55-175-82-4-3-5-3-6-3-3 0-6 3-6 6s2 6 6 8c55 26 111 52 166 78-55 26-111 52-166 78-4 2-6 4-6 8 0 3 3 6 6 6 1 0 2 0 6-3 58-28 117-55 175-82z"><text:p/></draw:path><draw:path draw:style-name="gr180" draw:text-style-name="P67" svg:width="0.052in" svg:height="0.085in" svg:x="2.0331in" svg:y="0.0453in" svg:viewBox="0 0 133 217" svg:d="M133 109c0-25-1-50-12-74-15-30-41-35-54-35-18 0-42 8-55 38-10 21-12 46-12 71 0 24 2 52 14 77 14 25 37 31 53 31 17 0 41-6 54-36 11-22 12-47 12-72zM67 211c-12 0-31-8-37-39-3-19-3-48-3-67s0-40 2-57c6-38 29-41 38-41 10 0 31 6 37 37 3 17 3 42 3 61 0 25 0 46-4 66-4 30-22 40-36 40z"><text:p/></draw:path><draw:path draw:style-name="gr180" draw:text-style-name="P67" svg:width="0.013in" svg:height="0.0531in" svg:x="2.1358in" svg:y="0.0748in" svg:viewBox="0 0 34 136" svg:d="M34 16c0-9-8-16-17-16s-17 7-17 16 8 17 17 17 17-8 17-17zM34 119c0-9-8-17-17-17s-17 8-17 17 8 17 17 17 17-8 17-17z"><text:p/></draw:path><draw:path draw:style-name="gr180" draw:text-style-name="P67" svg:width="0.0886in" svg:height="0.0846in" svg:x="2.1992in" svg:y="0.0425in" svg:viewBox="0 0 226 216" svg:d="M84 116c18 0 36 0 54 0 44 0 88-33 88-68 0-25-21-48-62-48-34 0-69 0-103 0-5 0-9 0-9 6 0 4 3 4 9 4 4 0 10 0 14 1 5 0 7 1 7 4 0 2-1 3-2 7-14 56-28 112-42 169-3 13-4 15-29 15-5 0-9 0-9 6 0 4 4 4 5 4 8 0 31-1 40-1 7 0 13 0 21 0 7 0 13 1 20 1 2 0 7 0 7-6 0-4-4-4-9-4-12 0-21 0-21-6 0-2 1-3 1-5 6-26 13-53 20-79zM106 22c3-11 4-12 17-12 10 0 21 0 31 0 26 0 43 8 43 31 0 11-6 39-19 50-16 14-35 17-48 17-16 0-30 0-45 0 7-29 14-58 21-86z"><text:p/></draw:path><draw:path draw:style-name="gr180" draw:text-style-name="P67" svg:width="0.0283in" svg:height="0.1236in" svg:x="2.3043in" svg:y="0.0343in" svg:viewBox="0 0 73 315" svg:d="M73 312c0-1 0-2-6-7-39-40-49-99-49-147 0-55 12-110 51-150 4-3 4-4 4-5 0-2-1-3-3-3-3 0-32 21-50 61-16 35-20 71-20 97 0 24 3 62 21 97 19 40 46 60 49 60 2 0 3-1 3-3z"><text:p/></draw:path><draw:path draw:style-name="gr180" draw:text-style-name="P67" svg:width="0.1024in" svg:height="0.0846in" svg:x="2.3437in" svg:y="0.0425in" svg:viewBox="0 0 261 216" svg:d="M145 87c-9-21-18-43-27-64-1-2-1-3-1-4 0-2 5-8 18-9 4 0 6-1 6-6 0-4-3-4-4-4-13 0-26 1-40 1-8 0-28-1-36-1-2 0-5 0-5 6 0 4 3 4 7 4 19 0 21 4 24 10 13 30 25 58 37 88-22 24-44 48-66 72-2 1-3 2-5 4-15 16-30 22-46 22-4 0-7 0-7 7 1 1 0 3 4 3 9 0 20-1 30-1 12 0 24 1 35 1 2 0 6 0 6-6 0-4-3-4-4-4-3 0-13 0-13-9 0-6 5-10 9-15 10-12 21-23 32-34 10-11 19-21 29-31 11 25 20 51 31 76 2 4 2 4 2 4 0 2-6 8-18 9-4 0-6 0-6 6 0 4 3 4 4 4 9 0 31-1 40-1 8 0 28 1 35 1 3 0 6 0 6-6 0-4-3-4-5-4-22 0-23-1-28-14-12-29-33-78-41-97 22-23 55-60 65-69 9-8 22-15 41-16 3 0 7 0 7-6-2-1 0-4-5-4-9 0-19 1-29 1-12 0-24-1-35-1-2 0-7 0-7 6 0 3 2 4 4 4 4 0 13 1 13 10 0 4-3 8-6 12-17 18-34 37-51 55z"><text:p/></draw:path><draw:path draw:style-name="gr180" draw:text-style-name="P67" svg:width="0.0756in" svg:height="0.0953in" svg:x="2.4976in" svg:y="0.0484in" svg:viewBox="0 0 193 243" svg:d="M187 98c5-2 6-4 6-7s-1-4-6-7c-58-27-116-55-174-82-5-2-6-2-7-2-3 0-6 3-6 6 0 4 3 6 6 7 55 26 111 52 166 78-55 26-111 52-166 78-6 3-6 6-6 8s3 6 6 6c1 0 2 0 6-3 58-28 117-55 175-82zM182 243c5 0 11 0 11-6s-7-6-11-6c-57 0-114 0-170 0-6 0-12 0-12 6s5 6 11 6c56 0 114 0 171 0z"><text:p/></draw:path><draw:path draw:style-name="gr180" draw:text-style-name="P67" svg:width="0.0378in" svg:height="0.0787in" svg:x="2.6217in" svg:y="0.0504in" svg:viewBox="0 0 97 201" svg:d="M58 71c9 0 19 0 29 0 7 0 10 0 10-6 0-3-3-3-9-3-9 0-19 0-28 0 12-45 13-51 13-53 0-5-4-9-9-9-1 0-10 0-13 12-4 17-8 33-12 50-10 0-20 0-30 0-6 0-9 0-9 6 0 3 3 3 9 3 9 0 19 0 28 0-24 90-24 96-24 101 0 17 11 29 28 29 33 0 51-46 51-49 0-2-3-2-4-2-3 0-3 1-4 4-14 33-31 41-42 41-6 0-10-5-10-15 0-8 1-10 2-15 8-32 15-63 24-94z"><text:p/></draw:path><draw:path draw:style-name="gr180" draw:text-style-name="P67" svg:width="0.0283in" svg:height="0.1236in" svg:x="2.6709in" svg:y="0.0343in" svg:viewBox="0 0 73 315" svg:d="M73 158c0-25-4-63-21-99-19-39-46-59-49-59-2 0-3 1-3 3 0 1 0 2 5 7 32 31 50 82 50 148 0 54-12 109-51 148-4 4-4 5-4 6 0 2 1 3 3 3 3 0 31-22 50-62 16-35 20-69 20-95z"><text:p/></draw:path><draw:path draw:style-name="gr180" draw:text-style-name="P67" svg:width="0.0823in" svg:height="0.0287in" svg:x="2.7539in" svg:y="0.0827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886in" svg:height="0.0846in" svg:x="2.8831in" svg:y="0.0425in" svg:viewBox="0 0 226 216" svg:d="M83 116c18 0 36 0 54 0 45 0 89-33 89-68 0-25-21-48-62-48-34 0-69 0-103 0-6 0-10 0-10 6 0 4 3 4 9 4 5 0 10 0 15 1 4 0 6 1 6 4 0 2 0 3-1 7-14 56-28 112-42 169-4 13-4 15-29 15-5 0-9 0-9 6 0 4 4 4 4 4 9 0 32-1 41-1 6 0 13 0 20 0s14 1 20 1c3 0 7 0 7-6 0-4-3-4-9-4-12 0-20 0-20-6 0-2 0-3 1-5 6-26 12-53 19-79zM106 22c3-11 4-12 17-12 10 0 20 0 30 0 27 0 43 8 43 31 0 11-6 39-18 50-16 14-35 17-49 17-15 0-30 0-44 0 7-29 14-58 21-86z"><text:p/></draw:path><draw:path draw:style-name="gr180" draw:text-style-name="P67" svg:width="0.0287in" svg:height="0.1236in" svg:x="2.9878in" svg:y="0.0343in" svg:viewBox="0 0 74 315" svg:d="M74 312c0-1 0-2-6-7-39-40-49-99-49-147 0-55 12-110 50-150 5-3 5-4 5-5 0-2-2-3-4-3-3 0-31 21-50 61-16 35-20 71-20 97 0 24 4 62 21 97 19 40 46 60 49 60 2 0 4-1 4-3z"><text:p/></draw:path><draw:path draw:style-name="gr180" draw:text-style-name="P67" svg:width="0.102in" svg:height="0.0846in" svg:x="3.0276in" svg:y="0.0425in" svg:viewBox="0 0 260 216" svg:d="M145 87c-9-21-18-43-27-64-1-2-2-3-2-4 0-2 5-8 19-9 3 0 6-1 6-6 0-4-3-4-4-4-14 0-27 1-41 1-7 0-27-1-35-1-2 0-5 0-5 6 0 4 2 4 7 4 19 0 21 4 23 10 13 30 26 58 38 88-22 24-44 48-66 72-2 1-3 2-5 4-15 16-31 22-47 22-3 0-6 0-6 7 1 1 0 3 4 3 9 0 19-1 29-1 12 0 25 1 36 1 2 0 6 0 6-6 0-4-3-3-4-4-4 0-13 0-13-9 0-6 5-10 9-15 10-12 21-23 32-34 10-11 19-21 29-31 11 25 20 51 31 76 1 4 2 4 2 4 0 2-6 8-19 9-3 0-6 0-6 6 0 4 3 4 5 4 8 0 31-1 40-1 8 0 27 1 35 1 2 0 6 0 6-6 0-4-3-4-6-4-21 0-22-1-27-14-13-29-33-78-41-97 22-23 55-60 65-69 9-8 21-15 40-16 4 0 7 0 7-6-1-1 0-4-4-4-9 0-20 1-29 1-12 0-25-1-35-1-3 0-7 0-7 6 0 3 2 4 4 4 3 0 13 1 13 10 0 4-4 8-7 12-17 18-33 37-50 55z"><text:p/></draw:path><draw:path draw:style-name="gr180" draw:text-style-name="P67" svg:width="0.0756in" svg:height="0.0953in" svg:x="3.1819in" svg:y="0.0484in" svg:viewBox="0 0 193 243" svg:d="M187 13c4-1 6-3 6-7 0-3-2-6-7-6-1 0-4 1-5 2-59 27-116 55-175 82-5 3-6 5-6 7 0 3 2 5 6 7 59 27 116 54 175 82 4 3 4 3 5 3 4 0 7-4 7-6 0-4-1-6-7-8-55-26-110-52-165-78 55-26 110-52 166-78zM182 243c5 0 11 0 11-6s-7-6-11-6c-57 0-115 0-171 0-5 0-11 0-11 6s5 6 11 6c56 0 114 0 171 0z"><text:p/></draw:path><draw:path draw:style-name="gr180" draw:text-style-name="P67" svg:width="0.0756in" svg:height="0.0047in" svg:x="3.3134in" svg:y="0.0933in" svg:viewBox="0 0 193 13" svg:d="M182 13c5 0 11 0 11-7 0-6-6-6-11-6-57 0-115 0-171 0-6 0-11 0-11 6 0 7 5 7 11 7 56 0 114 0 171 0z"><text:p/></draw:path><draw:path draw:style-name="gr180" draw:text-style-name="P67" svg:width="0.0378in" svg:height="0.0787in" svg:x="3.4028in" svg:y="0.0504in" svg:viewBox="0 0 97 201" svg:d="M58 71c9 0 19 0 29 0 7 0 10 0 10-6 0-3-3-3-9-3-9 0-19 0-28 0 12-45 13-51 13-53 0-5-4-9-9-9-1 0-10 0-13 12-4 17-8 33-12 50-10 0-20 0-30 0-6 0-9 0-9 6 0 3 3 3 9 3 9 0 19 0 28 0-24 90-24 96-24 101 0 17 11 29 28 29 33 0 51-46 51-49 0-2-3-2-4-2-3 0-3 1-4 4-15 33-31 41-42 41-6 0-10-5-10-15 0-8 1-10 2-15 8-32 15-63 24-94z"><text:p/></draw:path><draw:path draw:style-name="gr180" draw:text-style-name="P67" svg:width="0.0283in" svg:height="0.1236in" svg:x="3.452in" svg:y="0.0343in" svg:viewBox="0 0 73 315" svg:d="M73 158c0-25-4-63-21-99-19-39-46-59-49-59-2 0-3 1-3 3 0 1 0 2 5 7 32 31 50 82 50 148 0 54-12 109-51 148-4 4-4 5-4 6 0 2 1 3 3 3 3 0 31-22 50-62 16-35 20-69 20-95z"><text:p/></draw:path><draw:path draw:style-name="gr180" draw:text-style-name="P67" svg:width="0.0756in" svg:height="0.0953in" svg:x="3.5382in" svg:y="0.0484in" svg:viewBox="0 0 193 243" svg:d="M187 13c4-1 6-3 6-7 0-3-2-6-6-6-2 0-4 1-6 2-59 27-116 55-175 82-5 3-6 5-6 7 0 3 2 5 6 7 59 27 116 54 175 82 4 3 5 3 6 3 4 0 6-4 6-6 0-4-1-6-7-8-55-26-110-52-164-78 54-26 110-52 165-78zM183 243c5 0 10 0 10-6s-7-6-11-6c-57 0-114 0-170 0-6 0-12 0-12 6s5 6 11 6c57 0 114 0 172 0z"><text:p/></draw:path><draw:path draw:style-name="gr180" draw:text-style-name="P67" svg:width="0.0472in" svg:height="0.0555in" svg:x="3.665in" svg:y="0.0724in" svg:viewBox="0 0 121 142" svg:d="M45 67c9 0 32-1 48-8 22-9 24-28 24-33 0-13-13-26-34-26-35 0-83 31-83 86 0 32 19 56 49 56 46 0 72-33 72-37 0-1-1-3-3-3s-3 0-5 3c-25 31-59 31-63 31-24 0-28-27-28-37 0-3 1-13 6-32 5 0 12 0 17 0zM30 59c12-47 45-53 53-53 15 0 23 10 23 20 0 33-50 33-63 33-4 0-9 0-13 0z"><text:p/></draw:path><draw:path draw:style-name="gr180" draw:text-style-name="P67" svg:width="0.0614in" svg:height="0.0555in" svg:x="3.7209in" svg:y="0.0724in" svg:viewBox="0 0 157 142" svg:d="M96 44c2-8 9-38 32-38 1 0 9 0 15 5-9 2-15 9-15 17 0 4 3 11 12 11 8 0 17-6 17-18 0-16-18-21-29-21-18 0-30 16-34 23-8-20-25-23-34-23-32 0-50 41-50 49 0 2 3 2 3 2 3 0 4-1 4-3 11-34 32-42 43-42 6 0 16 4 16 22 0 10-4 31-16 75-5 20-16 33-30 33-2 0-9 0-16-4 8-2 15-9 15-18 0-8-7-10-12-10-9 0-17 8-17 18 0 14 15 20 30 20 20 0 32-21 33-23 4 12 15 23 34 23 33 0 51-40 51-48 0-3-3-3-4-3-4 0-4 1-5 4-10 33-31 41-42 41-12 0-17-10-17-21 0-7 2-14 5-28 4-14 8-28 11-43z"><text:p/></draw:path><draw:path draw:style-name="gr180" draw:text-style-name="P67" svg:width="0.065in" svg:height="0.0787in" svg:x="3.7843in" svg:y="0.0724in" svg:viewBox="0 0 166 201" svg:d="M24 178c-2 10-2 13-17 13-3 0-7 0-7 6 0 2 2 4 4 4 9 0 18-1 27-1 10 0 21 1 31 1 2 0 5 0 5-6 0-4-2-4-7-4-16 0-16-3-16-5 0-4 14-55 16-63 4 9 13 19 29 19 37 0 77-46 77-92 0-29-18-50-43-50-16 0-31 11-41 23-4-17-17-23-29-23-14 0-21 12-23 18-6 11-10 30-10 31 0 2 3 2 4 2 3 0 3 0 5-7 5-22 11-38 23-38 6 0 10 3 10 15 0 8-1 11-2 16-11 47-24 94-36 141zM80 41c3-9 11-18 16-22 12-10 21-13 26-13 13 0 20 11 20 30 0 18-10 55-16 68-11 21-25 32-37 32-22 0-25-26-25-28 0-1 0-2 1-5 5-21 10-42 15-62z"><text:p/></draw:path><draw:path draw:style-name="gr180" draw:text-style-name="P67" svg:width="0.0287in" svg:height="0.1236in" svg:x="3.8634in" svg:y="0.0343in" svg:viewBox="0 0 74 315" svg:d="M74 312c0-1 0-2-6-7-39-40-50-99-50-147 0-55 13-110 51-150 5-3 5-4 5-5 0-2-2-3-4-3-3 0-31 21-50 61-16 35-20 71-20 97 0 24 4 62 21 97 19 40 46 60 49 60 2 0 4-1 4-3z"><text:p/></draw:path><draw:path draw:style-name="gr180" draw:text-style-name="P67" svg:width="0.0756in" svg:height="0.0047in" svg:x="3.9098in" svg:y="0.0933in" svg:viewBox="0 0 193 13" svg:d="M183 13c4 0 10 0 10-7 0-6-6-6-10-6-58 0-115 0-172 0-6 0-11 0-11 6 0 7 5 7 11 7 57 0 114 0 172 0z"><text:p/></draw:path><draw:path draw:style-name="gr180" draw:text-style-name="P67" svg:width="0.0291in" svg:height="0.0551in" svg:x="4.0516in" svg:y="0.0248in" svg:viewBox="0 0 75 141" svg:d="M45 51c7 0 15 0 22 0 5 0 8 0 8-5 0-3-3-3-8-3-7 0-13 0-20 0 2-11 5-22 8-33 0-1 1-2 1-3 0-3-4-7-8-7-6 0-8 4-10 10-2 5 1-5-8 33-8 0-16 0-24 0-3 0-6 0-6 5 0 3 3 3 6 3 7 0 14 0 21 0-5 18-8 35-13 53-1 5-3 13-3 16 0 13 11 21 23 21 25 0 39-32 39-35s-3-2-4-2c-2 0-2 1-4 4-7 14-17 26-30 26-4 0-7-2-7-11 0-1 1-6 1-9 5-21 11-42 16-63z"><text:p/></draw:path><draw:path draw:style-name="gr180" draw:text-style-name="P67" svg:width="0.0307in" svg:height="0.0409in" svg:x="4.0906in" svg:y="0in" svg:viewBox="0 0 79 105" svg:d="M79 75c-2 0-4 0-6 0-1 3-3 12-6 14 0 1-14 1-16 1-11 0-20 0-31 0 11-8 22-16 31-22 15-10 28-20 28-36 0-21-19-32-41-32s-38 13-38 28c0 8 7 10 10 10s9-4 9-10c0-5-5-9-9-9 4-7 13-12 24-12 15 0 28 9 28 25 0 13-9 23-22 33-12 11-26 22-38 33-1 1-1 1-2 3 0 1 0 3 0 4 24 0 49 0 74 0 2-10 3-20 5-30z"><text:p/></draw:path><draw:path draw:style-name="gr180" draw:text-style-name="P67" svg:width="0.1587in" svg:height="0.0047in" svg:x="4.011in" svg:y="0.0933in" svg:viewBox="0 0 404 13" svg:d="M0 0c135 0 269 0 404 0 0 5 0 8 0 13-135 0-269 0-404 0 0-5 0-8 0-13z"><text:p/></draw:path><draw:path draw:style-name="gr180" draw:text-style-name="P67" svg:width="0.0382in" svg:height="0.0575in" svg:x="4.0165in" svg:y="0.113in" svg:viewBox="0 0 98 147" svg:d="M98 106c-3 0-5 0-8 0 0 5-3 18-5 20s-19 2-22 2c-14 0-28 0-41 0 23-21 31-27 44-38 17-12 32-26 32-48 0-26-23-42-52-42-27 0-46 19-46 40 0 10 9 11 12 11 5 0 11-3 11-11 0-4-1-12-13-12 7-15 22-21 32-21 23 0 34 18 34 35 0 20-13 36-20 44-18 17-36 34-54 52-2 2-2 3-2 9 31 0 60 0 91 0 3-14 4-27 7-41z"><text:p/></draw:path><draw:path draw:style-name="gr180" draw:text-style-name="P67" svg:width="0.05in" svg:height="0.0378in" svg:x="4.0657in" svg:y="0.1331in" svg:viewBox="0 0 128 97" svg:d="M116 14c5 0 6 0 9-1 3-2 3-6 3-7 0-6-6-6-9-6-19 0-38 0-57 0-35 0-62 35-62 61 0 21 15 36 38 36 28 0 60-25 60-59 0-3 0-14-7-24 8 0 17 0 25 0zM38 91c-12 0-22-8-22-23 0-7 4-54 42-54 11 0 23 5 23 22 0 4-2 23-13 39-10 12-21 16-30 16z"><text:p/></draw:path><draw:path draw:style-name="gr180" draw:text-style-name="P67" svg:width="0.0307in" svg:height="0.0409in" svg:x="4.1272in" svg:y="0.1043in" svg:viewBox="0 0 79 105" svg:d="M79 75c-3 0-4 0-7 0 0 3-2 12-5 14 0 1-14 1-17 1-10 0-20 0-30 0 11-8 22-17 31-23 15-10 28-19 28-35 0-21-20-32-42-32-21 0-37 12-37 28 0 8 7 9 9 9 4 0 10-3 10-9 0-5-5-9-9-9 4-7 13-13 24-13 15 0 28 10 28 26 0 12-9 23-22 33-12 11-26 22-38 32-1 2-2 2-2 3s0 3 0 5c24 0 49 0 74 0 2-10 3-20 5-30z"><text:p/></draw:path><draw:path draw:style-name="gr180" draw:text-style-name="P67" svg:width="0.0283in" svg:height="0.1236in" svg:x="4.1925in" svg:y="0.0343in" svg:viewBox="0 0 73 315" svg:d="M73 158c0-25-4-63-21-99-19-39-46-59-49-59-2 0-3 1-3 3 0 1 0 2 5 7 32 31 50 82 50 148 0 54-12 109-51 148-4 4-4 5-4 6 0 2 1 3 3 3 3 0 31-22 50-62 16-35 20-69 20-95z"><text:p/></draw:path><draw:path draw:style-name="gr180" draw:text-style-name="P67" svg:width="0.013in" svg:height="0.013in" svg:x="4.2441in" svg:y="0.1146in" svg:viewBox="0 0 34 34" svg:d="M34 17c0-9-8-17-17-17s-17 8-17 17 8 17 17 17 17-8 17-17z"><text:p/></draw:path><draw:path draw:style-name="gr180" draw:text-style-name="P67" svg:width="0.1055in" svg:height="0.0846in" svg:x="4.2728in" svg:y="0.0425in" svg:viewBox="0 0 269 216" svg:d="M149 88c-1-1-1-3-1-4 2-3 5-5 9-7 18-15 36-28 55-43 30-22 42-23 52-24 2 0 5-1 5-6 0-1-1-4-4-4-6 0-14 1-22 1-11 0-23-1-35-1-2 0-6 0-6 6 0 3 2 4 4 4 7 1 10 2 10 6 0 7-10 14-12 16-41 31-82 63-123 94 8-34 17-67 25-102 3-10 4-14 27-14 8 0 11 0 11-6 0-3-3-4-5-4-9 0-31 1-40 1s-32-1-41-1c-2 0-7 0-7 6 0 4 4 4 10 4 4 0 10 0 14 1 4 0 7 1 7 4 0 2-1 3-2 7-14 56-28 112-42 169-4 13-4 15-29 15-5 0-9 0-9 6 0 4 4 4 4 4 9 0 32-1 41-1 6 0 13 0 21 0 6 0 13 1 19 1 3 0 7 0 7-6 0-4-3-4-8-4-12 0-21 0-21-6 0-2 2-9 3-13 4-17 8-34 12-50 16-13 32-25 47-37 13 28 24 57 37 86 4 8 4 9 4 11 0 9-14 9-17 9s-7 0-7 7c0 3 3 2 5 3 12 0 26-1 38-1 8 0 25 1 32 1 1 0 5 0 5-6 0-4-3-4-6-4-14 0-17-3-22-14-15-35-29-69-45-104z"><text:p/></draw:path><draw:path draw:style-name="gr180" draw:text-style-name="P67" svg:width="0.0587in" svg:height="0.087in" svg:x="4.3882in" svg:y="0.0417in" svg:viewBox="0 0 150 222" svg:d="M150 4c-2-1 0-4-4-4-5 0-34 3-40 4-3 0-4 1-4 6 0 4 2 4 7 4 15 0 16 1 16 5 0 2-1 4-1 6-6 25-12 50-19 75-6-12-15-20-29-20-37 0-76 46-76 92 0 30 17 50 41 50 7 0 23-1 42-23 2 14 13 23 29 23 10 0 18-7 23-16 5-11 9-31 9-32 0-3-3-3-4-3-2 0-3 1-4 6-6 20-11 39-24 39-9 0-9-8-9-14 0-8 0-10 1-15 16-62 31-122 46-183zM85 182c-2 6-2 6-7 12-14 17-27 22-36 22-16 0-20-18-20-29 0-17 10-55 18-70 9-19 23-30 36-30 20 0 25 26 25 27 0 2 0 4-1 6-6 21-10 41-15 62z"><text:p/></draw:path><draw:path draw:style-name="gr180" draw:text-style-name="P67" svg:width="0.0472in" svg:height="0.0555in" svg:x="4.4535in" svg:y="0.0724in" svg:viewBox="0 0 121 142" svg:d="M44 67c9 0 32-1 49-8 21-9 23-28 23-33 0-13-12-26-33-26-35 0-83 31-83 86 0 32 18 56 49 56 45 0 72-33 72-37 0-1-2-3-4-3-1 0-2 0-4 3-25 31-59 31-64 31-24 0-27-27-27-37 0-3 0-13 5-32 5 0 12 0 17 0zM30 59c11-47 44-53 53-53 14 0 23 10 23 20 0 33-51 33-64 33-4 0-8 0-12 0z"><text:p/></draw:path><draw:path draw:style-name="gr180" draw:text-style-name="P67" svg:width="0.065in" svg:height="0.0543in" svg:x="4.552in" svg:y="0.0748in" svg:viewBox="0 0 166 139" svg:d="M151 18c5 0 15 0 15-11 0-7-6-7-11-7-25 0-48 0-72 0-48 0-83 51-83 89 0 28 18 50 47 50 38 0 79-38 79-87 0-5 0-20-9-34 12 0 22 0 34 0zM48 133c-17 0-29-12-29-35 0-10 4-35 15-54 14-21 33-26 43-26 26 0 29 21 29 31 0 14-6 40-17 56-13 19-30 28-41 28z"><text:p/></draw:path><draw:path draw:style-name="gr180" draw:text-style-name="P67" svg:width="0.0827in" svg:height="0.0287in" svg:x="4.6646in" svg:y="0.0827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969in" svg:height="0.124in" svg:x="4.798in" svg:y="0.0335in" svg:viewBox="0 0 247 316" svg:d="M100 282c-19-40-37-82-56-122-2-5-4-5-4-5-1 0-2 0-6 3-10 7-21 14-30 22-4 3-4 4-4 6 0 1 1 2 3 2 1 0 7-4 10-6 2-2 8-5 11-8 21 45 42 91 62 136 2 6 4 6 7 6 4 0 5-2 8-7 47-98 96-197 144-296 2-5 2-6 2-7 0-2-3-6-7-6-2 0-4 2-7 6-44 92-89 184-133 276z"><text:p/></draw:path><draw:path draw:style-name="gr180" draw:text-style-name="P67" svg:width="0.0744in" svg:height="0.0047in" svg:x="4.8925in" svg:y="0.0335in" svg:viewBox="0 0 190 13" svg:d="M0 0c63 0 127 0 190 0 0 5 0 8 0 13-63 0-127 0-190 0 0-5 0-8 0-13z"><text:p/></draw:path><draw:path draw:style-name="gr180" draw:text-style-name="P67" svg:width="0.0673in" svg:height="0.0555in" svg:x="4.8961in" svg:y="0.0724in" svg:viewBox="0 0 172 142" svg:d="M19 121c-1 4-3 12-3 13 0 6 5 8 9 8s10-1 12-8c0-1 4-16 6-23 2-10 5-20 6-29 3-7 5-13 6-21 2-5 4-14 4-16 5-10 22-39 52-39 14 0 17 12 17 23 0 20-16 60-21 74-3 7-3 11-3 14 0 15 11 25 26 25 30 0 42-46 42-48 0-3-3-3-4-3-3 0-3 1-5 5-6 22-16 40-33 40-5 0-7-3-7-11s3-15 6-22c6-16 19-52 19-70 0-20-13-33-36-33-28 0-45 20-50 27-1-17-14-27-29-27-14 0-20 12-23 18-6 11-10 29-10 31s3 1 4 2c3 0 3 0 5-7 5-22 12-38 23-38 7 0 10 5 10 15 0 7-1 11-5 27-6 24-12 48-18 73z"><text:p/></draw:path></draw:g></draw:g><text:s/><text:span text:style-name="T19">Bez dk.</text:span></text:p>
      <text:p text:style-name="P18"><text:span text:style-name="T18">Siln</text:span>ý. zák. velk. č.: <draw:g text:anchor-type="as-char" svg:y="-0.0839in" draw:z-index="61" draw:name="Shape83" draw:style-name="gr178"><svg:title>TexMaths</svg:title><svg:desc>9§inline§X_1, X_2, ...§svg§600§FALSE§</svg:desc><draw:g draw:style-name="gr2"><draw:path draw:style-name="gr179" draw:text-style-name="P66" svg:width="0.5087in" svg:height="0.0953in" svg:x="0.0035in" svg:y="0.0071in" svg:viewBox="0 0 1293 243" svg:d="M647 243c-216 0-432 0-647 0 0-81 0-162 0-243 431 0 862 0 1293 0 0 81 0 162 0 243-215 0-431 0-646 0z"><text:p/></draw:path><draw:path draw:style-name="gr180" draw:text-style-name="P67" svg:width="0.102in" svg:height="0.0843in" svg:x="0.0004in" svg:y="0in" svg:viewBox="0 0 260 215" svg:d="M145 86c-9-21-18-42-27-63-1-2-2-3-2-4 0-2 6-8 19-9 4 0 6-1 6-6 0-4-3-4-4-4-14 0-27 1-40 1-8 0-28-1-36-1-2 0-5 0-5 6 0 4 3 4 7 4 19 0 21 4 23 10 13 30 26 58 38 88-22 24-44 47-66 71-2 1-3 2-5 3-15 17-30 22-47 23-3 1-6 1-6 6 0 1 0 4 4 4 10 0 19-1 29-1 12 0 25 1 36 1 2 0 6 0 6-7 0-2-3-2-4-3-3 0-12-1-12-9 0-6 4-11 8-15 10-11 21-22 32-33 10-11 19-21 29-31 11 25 21 50 31 74 1 4 1 4 2 5 0 2-6 8-19 9-2 1-6 1-6 6 0 4 4 4 5 4 9 0 31-1 40-1 8 0 27 1 35 1 2 0 7 0 7-6 0-4-4-4-7-4-20 0-21-1-27-14-12-30-33-77-40-96 21-23 54-60 65-69 9-8 20-15 39-16 5 0 7 0 7-6-1-1 0-4-4-4-9 0-20 1-30 1-12 0-23-1-34-1-3 0-6 0-6 6 0 3 1 4 3 4 3 0 13 1 13 10 0 4-4 8-6 11-18 18-34 36-51 55z"><text:p/></draw:path><draw:path draw:style-name="gr180" draw:text-style-name="P67" svg:width="0.0311in" svg:height="0.0575in" svg:x="0.1098in" svg:y="0.0457in" svg:viewBox="0 0 80 147" svg:d="M50 6c0-6 0-6-7-6-14 14-34 14-43 14 0 3 0 6 0 9 5 0 20 0 32-7 0 37 0 75 0 113 0 7 0 10-22 10-3 0-5 0-8 0 0 3 0 5 0 8 3 0 30-1 39-1 7 0 35 1 39 1 0-3 0-5 0-8-3 0-5 0-8 0-22 0-22-3-22-10 0-42 0-82 0-123z"><text:p/></draw:path><draw:path draw:style-name="gr180" draw:text-style-name="P67" svg:width="0.0142in" svg:height="0.037in" svg:x="0.1669in" svg:y="0.0717in" svg:viewBox="0 0 37 95" svg:d="M37 33c0-20-8-33-21-33-10 0-16 8-16 17 0 8 6 16 16 16 5 0 8-1 12-3 1-1 1-1 2-1 0 2 0 0 0 4 0 24-11 43-22 53-3 3-3 4-3 5 0 2 1 4 3 4 4 0 29-25 29-62z"><text:p/></draw:path><draw:path draw:style-name="gr180" draw:text-style-name="P67" svg:width="0.1024in" svg:height="0.0843in" svg:x="0.2146in" svg:y="0in" svg:viewBox="0 0 261 215" svg:d="M145 86c-9-21-17-42-26-63-1-2-2-3-2-4 0-2 6-8 19-9 3 0 6-1 6-6 0-4-4-4-5-4-13 0-26 1-40 1-8 0-28-1-35-1-2 0-6 0-6 6 0 4 3 4 7 4 20 0 22 4 24 10 13 30 25 58 37 88-22 24-44 47-66 71-1 1-3 2-4 3-16 17-31 22-47 23-4 1-7 1-7 6 0 1 0 4 5 4 9 0 19-1 29-1 12 0 24 1 35 1 2 0 6 0 6-7 0-2-3-3-4-3-3 0-12-1-12-9 0-6 4-11 9-15 10-11 20-22 31-33 10-11 19-21 29-31 11 25 22 50 32 74 1 4 1 4 1 5 0 2-5 8-18 9-3 1-6 1-6 6 0 4 4 4 4 4 9 0 32-1 40-1s28 1 35 1c3 0 7 0 7-6 0-4-3-4-6-4-21 0-21-1-27-14-13-30-34-77-41-96 21-23 55-60 65-69 9-8 21-15 40-16 4 0 7 0 7-6-2-1 0-4-4-4-10 0-20 1-30 1-12 0-23-1-35-1-2 0-6 0-6 6 0 3 1 4 4 4s13 1 13 10c0 4-4 8-7 11-17 18-34 36-51 55z"><text:p/></draw:path><draw:path draw:style-name="gr180" draw:text-style-name="P67" svg:width="0.0382in" svg:height="0.0575in" svg:x="0.3197in" svg:y="0.0457in" svg:viewBox="0 0 98 147" svg:d="M98 106c-2 0-5 0-8 0 0 6-3 18-5 20s-19 2-22 2c-13 0-28 0-41 0 23-21 31-27 45-37 16-13 31-27 31-48 0-27-23-43-52-43-27 0-46 19-46 40 0 10 10 12 12 12 5 0 11-4 11-11 0-5-1-12-12-12 6-16 21-21 32-21 22 0 34 17 34 35 0 19-14 35-21 43-18 17-35 34-53 52-3 2-3 3-3 9 31 0 60 0 91 0 3-14 5-27 7-41z"><text:p/></draw:path><draw:path draw:style-name="gr180" draw:text-style-name="P67" svg:width="0.0142in" svg:height="0.037in" svg:x="0.3807in" svg:y="0.0717in" svg:viewBox="0 0 37 95" svg:d="M37 33c0-20-7-33-20-33-11 0-17 8-17 17 0 8 6 16 17 16 4 0 8-1 11-3 1-1 1-1 2-1 0 2 1 0 1 4 0 24-12 43-22 53-4 3-4 4-4 5 0 2 2 4 4 4 3 0 28-25 28-62z"><text:p/></draw:path><draw:path draw:style-name="gr180" draw:text-style-name="P67" svg:width="0.013in" svg:height="0.0126in" svg:x="0.4362in" svg:y="0.0717in" svg:viewBox="0 0 34 33" svg:d="M34 17c0-9-8-17-17-17s-17 8-17 17 8 16 17 16 17-7 17-16z"><text:p/></draw:path><draw:path draw:style-name="gr180" draw:text-style-name="P67" svg:width="0.0126in" svg:height="0.0126in" svg:x="0.4709in" svg:y="0.0717in" svg:viewBox="0 0 33 33" svg:d="M33 17c0-9-7-17-16-17-10 0-17 8-17 17s7 16 17 16c9 0 16-7 16-16z"><text:p/></draw:path><draw:path draw:style-name="gr180" draw:text-style-name="P67" svg:width="0.0126in" svg:height="0.0126in" svg:x="0.5055in" svg:y="0.0717in" svg:viewBox="0 0 33 33" svg:d="M33 17c0-9-8-17-17-17s-16 8-16 17 7 16 16 16 17-7 17-16z"><text:p/></draw:path></draw:g></draw:g><text:s/><text:span text:style-name="T18">Jsou stejn</text:span>ě rozd. n.n.v s <draw:g text:anchor-type="as-char" svg:y="-0.1047in" draw:z-index="70" draw:name="Shape84" draw:style-name="gr178"><svg:title>TexMaths</svg:title><svg:desc>9§inline§var = \sigma^2, \mathbb{E}=\mu§svg§600§FALSE§</svg:desc><draw:g draw:style-name="gr2"><draw:path draw:style-name="gr179" draw:text-style-name="P66" svg:width="0.85in" svg:height="0.1165in" svg:x="0.0035in" svg:y="0.0063in" svg:viewBox="0 0 2160 297" svg:d="M0 0c720 0 1440 0 2160 0 0 99 0 198 0 297-720 0-1440 0-2160 0 0-99 0-198 0-297z"><text:p/></draw:path><draw:path draw:style-name="gr180" draw:text-style-name="P67" svg:width="0.0543in" svg:height="0.0563in" svg:x="0.0004in" svg:y="0.0484in" svg:viewBox="0 0 139 144" svg:d="M139 23c0-18-8-23-14-23-8 0-15 8-15 15 0 5 2 7 4 10 8 7 11 15 11 26 0 13-19 85-56 85-16 0-23-10-23-27 0-18 8-40 18-67 3-5 4-9 4-16 0-14-10-26-26-26-29 0-42 46-42 49s3 2 4 3c3 0 3-1 5-6 9-32 23-39 32-39 2 0 8 0 8 10 0 8-3 16-6 23-13 36-18 51-18 65 0 34 28 39 43 39 53 0 71-105 71-121z"><text:p/></draw:path><draw:path draw:style-name="gr180" draw:text-style-name="P67" svg:width="0.0567in" svg:height="0.0563in" svg:x="0.0669in" svg:y="0.0484in" svg:viewBox="0 0 145 144" svg:d="M105 21c-5-12-15-21-28-21-37 0-77 47-77 93 0 30 17 51 42 51 7 0 22-1 41-24 3 14 13 24 29 24 11 0 19-8 23-18 5-11 10-30 10-31 0-3-3-3-4-3-3 0-3 1-4 6-6 20-12 38-24 38-9 0-10-8-10-14s1-9 4-24c4-12 5-16 7-28 4-15 8-29 11-44 3-9 3-10 3-11 0-5-4-9-9-9-8 0-13 8-14 15zM85 103c-2 5-2 6-7 11-13 18-27 22-36 22-15 0-19-17-19-29 0-16 9-55 17-69 10-19 24-31 37-31 20 0 25 26 25 28s-1 4-1 6c-6 20-11 41-16 62z"><text:p/></draw:path><draw:path draw:style-name="gr180" draw:text-style-name="P67" svg:width="0.0504in" svg:height="0.0563in" svg:x="0.1315in" svg:y="0.0484in" svg:viewBox="0 0 129 144" svg:d="M19 122c-2 4-4 12-4 14 0 5 5 8 10 8 4 0 9-3 12-9 0-1 11-45 13-50 1-11 8-33 9-42 1-3 10-19 18-25 2-3 12-11 26-11 8 0 8 3 12 4-9 2-16 9-16 17 0 5 3 12 12 12 8 0 18-7 18-19 0-11-10-21-26-21-21 0-35 15-41 24-3-14-14-24-29-24-14 0-20 13-23 18-6 11-10 30-10 31 0 3 3 3 4 3 3 0 3-1 5-7 5-22 12-38 23-38 6 0 10 3 10 15 0 6-1 10-5 27-6 24-12 49-18 73z"><text:p/></draw:path><draw:path draw:style-name="gr180" draw:text-style-name="P67" svg:width="0.0827in" svg:height="0.0287in" svg:x="0.2287in" svg:y="0.0575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654in" svg:height="0.0547in" svg:x="0.3583in" svg:y="0.0492in" svg:viewBox="0 0 167 140" svg:d="M151 18c5 0 16 0 16-10 0-8-7-8-12-8-24 0-48 0-72 0-48 0-83 52-83 90 0 28 18 50 47 50 38 0 80-38 80-87 0-5 0-20-10-35 12 0 23 0 34 0zM48 133c-16 0-29-11-29-34 0-10 4-36 15-54 14-22 33-27 43-27 27 0 29 22 29 31 0 15-6 41-17 58-12 18-30 26-41 26z"><text:p/></draw:path><draw:path draw:style-name="gr180" draw:text-style-name="P67" svg:width="0.0382in" svg:height="0.0575in" svg:x="0.4339in" svg:y="0in" svg:viewBox="0 0 98 147" svg:d="M98 107c-3 0-5 0-8 0 0 5-3 18-5 20-2 1-19 1-22 1-13 0-28 0-41 0 23-20 31-27 45-37 16-13 31-27 31-48 0-27-23-43-52-43-27 0-46 19-46 40 0 11 10 12 12 12 5 0 11-3 11-11 0-5-1-12-12-12 6-16 21-21 32-21 22 0 34 17 34 35 0 19-14 35-21 43-18 17-35 34-53 52-3 3-3 3-3 9 31 0 60 0 91 0 3-13 4-27 7-40z"><text:p/></draw:path><draw:path draw:style-name="gr180" draw:text-style-name="P67" svg:width="0.0146in" svg:height="0.037in" svg:x="0.4949in" svg:y="0.0902in" svg:viewBox="0 0 38 95" svg:d="M38 33c0-20-8-33-21-33-11 0-17 8-17 17 0 8 6 16 17 16 4 0 8 0 11-3 1-1 1-1 2-1 0 2 1 0 1 4 0 24-11 43-22 53-4 3-4 4-4 5 0 3 2 4 4 4 3 0 29-25 29-62z"><text:p/></draw:path><draw:path draw:style-name="gr180" draw:text-style-name="P67" svg:width="0.0776in" svg:height="0.0846in" svg:x="0.5413in" svg:y="0.0177in" svg:viewBox="0 0 198 216" svg:d="M77 110c9 0 24 0 35 7 15 10 17 28 17 29 0 5 0 8 5 8 6 0 6-4 6-9 0-29 0-58 0-86 0-6 0-10-6-10-5 0-5 4-5 7-3 41-34 42-52 43 0-22 0-44 0-66s7-22 14-22c5 0 10 0 15 0 43 0 64 22 66 44 1 3 1 7 6 7 6 0 6-5 6-11 0-13 0-27 0-40 0-10-1-11-11-11-54 0-108 0-162 0-6 0-11 0-11 5 0 6 6 6 9 6 18 0 19 3 19 18 0 52 0 106 0 158 0 14-1 18-17 18-6 0-11 0-11 5 0 6 5 6 11 6 56 0 111 0 167 0 7 0 10 0 11-5 3-18 9-52 9-53 0-4-3-6-5-6-5 0-4 2-6 4-2 8-5 21-29 35-16 10-32 14-49 14-6 0-12 0-18 0-7 0-14 0-14-22 0-24 0-48 0-73zM172 11c0 5 0 10 0 15-5-6-11-11-18-15 6 0 12 0 18 0zM111 104c5-2 11-7 18-14 0 8 0 18 0 27-8-9-12-9-18-13zM40 29c0-5 0-12-3-18 11 0 22 0 33 0-3 7-3 18-3 21 0 50 0 102 0 152 0 12 2 18 3 21-11 0-22 0-33 0 3-5 3-13 3-17 0-52 0-106 0-159zM157 205c10-5 19-12 25-18 0 2-3 15-3 18-7 0-15 0-22 0z"><text:p/></draw:path><draw:path draw:style-name="gr180" draw:text-style-name="P67" svg:width="0.0827in" svg:height="0.0287in" svg:x="0.6646in" svg:y="0.0575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669in" svg:height="0.0815in" svg:x="0.7925in" svg:y="0.0484in" svg:viewBox="0 0 171 208" svg:d="M63 29c2-6 5-19 5-20 0-5-4-9-9-9-1 0-10 1-13 12-15 60-30 122-45 182-1 4-1 5-1 6 0 4 3 8 8 8 7 0 11-6 12-7 1-3 5-19 17-67 10 9 24 10 31 10 22 0 34-15 42-23 3 14 14 23 28 23 11 0 19-8 23-18 6-11 10-30 10-31 0-3-3-3-4-3-3 0-3 1-4 6-5 20-11 38-24 38-8 0-9-8-9-14s3-22 6-33 5-23 8-34c2-4 5-17 5-22 2-7 6-19 6-20 0-7-5-9-9-9-2 0-10 0-13 10-5 20-10 40-15 60-4 15-7 29-8 33 0 1-15 29-41 29-16 0-23-10-23-27 0-9 2-18 4-27 4-18 9-35 13-53z"><text:p/></draw:path></draw:g></draw:g>. <draw:g text:anchor-type="as-char" svg:y="-0.111in" draw:z-index="62" draw:name="Shape85" draw:style-name="gr178"><svg:title>TexMaths</svg:title><svg:desc>9§inline§S_n = \frac{X_1+...+X_n}{n}§svg§600§FALSE§</svg:desc><draw:g draw:style-name="gr2"><draw:path draw:style-name="gr179" draw:text-style-name="P66" svg:width="0.826in" svg:height="0.1409in" svg:x="0.0004in" svg:y="0.0063in" svg:viewBox="0 0 2099 359" svg:d="M0 0c699 0 1400 0 2099 0 0 120 0 239 0 359-699 0-1400 0-2099 0 0-120 0-239 0-359z"><text:p/></draw:path><draw:path draw:style-name="gr180" draw:text-style-name="P67" svg:width="0.0736in" svg:height="0.0898in" svg:x="0.0004in" svg:y="0.0228in" svg:viewBox="0 0 188 229" svg:d="M188 4c0-1-1-4-3-4s-2 1-7 5c-4 6-10 11-14 18-9-15-25-23-46-23-40 0-77 37-77 75 0 25 16 41 32 45 12 3 22 5 34 9 12 3 29 7 29 33 0 28-26 57-57 57-20 0-56-6-56-45 0-7 2-15 2-17 1-1 1-2 1-2 0-3-2-3-3-3-2 0-3-1-4 1-1 0-19 73-19 74s2 2 4 2c1 0 1 0 5-4 5-6 11-12 16-18 14 18 35 22 53 22 44 0 80-40 80-80 0-22-10-33-15-37-7-7-12-8-40-15-7-3-18-6-21-7-9-2-20-11-20-29 0-25 26-52 56-52 26 0 46 14 46 49 0 11-2 16-2 18 1 1 0 3 4 3 3 0 3 0 5-6 5-23 12-46 17-69z"><text:p/></draw:path><draw:path draw:style-name="gr180" draw:text-style-name="P67" svg:width="0.0528in" svg:height="0.039in" svg:x="0.0744in" svg:y="0.0906in" svg:viewBox="0 0 135 100" svg:d="M16 84c-1 3-2 8-2 9 0 4 4 7 8 7s8-3 9-5 2-9 3-14c2-4 4-14 6-20 1-4 2-10 3-15 3-9 3-11 9-20 7-8 17-20 34-20 12 0 13 11 13 16 0 13-10 38-13 47-3 6-4 8-4 12 0 12 10 19 22 19 21 0 31-31 31-34s-3-3-4-3c-2 0-2 1-3 4-6 18-15 27-24 27-5 0-6-4-6-8 0-5 2-8 6-18 2-7 11-30 11-43 0-21-17-25-29-25-18 0-30 11-36 20-2-15-16-20-25-20s-14 7-17 12c-5 8-8 20-8 21 0 4 3 4 4 4 3 0 3-1 5-7 3-13 7-24 16-24 6 0 7 5 7 11 0 4-2 12-3 18-2 6-4 16-6 20-2 10-4 19-7 29z"><text:p/></draw:path><draw:path draw:style-name="gr180" draw:text-style-name="P67" svg:width="0.0827in" svg:height="0.0287in" svg:x="0.1799in" svg:y="0.065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764in" svg:height="0.0594in" svg:x="0.3236in" svg:y="0in" svg:viewBox="0 0 195 152" svg:d="M112 67c7-7 13-14 20-21 29-28 37-37 57-38 4 0 6 0 6-4 0-3-2-4-3-4-7 0-15 1-21 1-5 0-20-1-25-1-2 0-5 1-5 5 0 0 0 3 3 3s8 1 8 6c0 3-3 7-5 9-2 1-31 28-39 37-7-14-15-29-22-44 0-1-1-2-1-2 0-2 4-6 11-6 2 0 5 0 5-5-1-1 0-3-4-3s-10 1-14 1c-5 0-10 0-15 0-3 0-9 0-13 0-4-1-8-1-12-1-1 0-4 0-4 5 0 3 2 3 6 3 13 0 14 2 16 6 10 21 21 41 31 62-4 3-8 8-12 12s-15 14-19 18c-27 28-36 37-56 37-3 0-5 0-5 5 0 1 0 4 3 4 6 0 13-1 20-1 4 0 9 0 13 0 5 0 9 1 13 1 1 0 5 0 5-5 0-4-3-4-4-4-2 0-8 0-8-5 0-4 4-6 8-12 16-15 30-29 45-44 9 17 18 35 27 53 1 2 1 2 1 3s-3 5-11 5c-2 0-5 0-5 5 0 1 0 4 4 4s9-1 14-1 10 0 15 0c4 0 9 0 13 0s8 1 12 1c1 0 4 0 4-6 0-3-2-3-6-3-13 0-14-2-15-6-12-23-25-47-36-70z"><text:p/></draw:path><draw:path draw:style-name="gr180" draw:text-style-name="P67" svg:width="0.0252in" svg:height="0.0413in" svg:x="0.4098in" svg:y="0.0311in" svg:viewBox="0 0 65 106" svg:d="M41 5c0-5-1-5-7-5-11 10-29 10-31 10-1 0-2 0-3 0 0 3 0 4 0 7 1 0 2 0 3 0 3 0 13-1 22-4 0 26 0 53 0 79 0 5 0 6-16 6-3 0-5 0-8 0 0 2 0 5 0 8 9-1 22-1 31-1s24 0 33 1c0-3 0-6 0-8-3 0-6 0-8 0-16 0-16-1-16-6 0-29 0-59 0-87z"><text:p/></draw:path><draw:path draw:style-name="gr180" draw:text-style-name="P67" svg:width="0.0638in" svg:height="0.0638in" svg:x="0.4551in" svg:y="0.0055in" svg:viewBox="0 0 163 163" svg:d="M87 87c23 0 45 0 68 0 3 0 8 0 8-6 0-5-5-5-8-5-23 0-45 0-68 0 0-23 0-45 0-68 0-3 0-8-5-8s-5 5-5 8c0 23 0 45 0 68-23 0-46 0-69 0-3 0-8 0-8 5 0 6 5 6 8 6 23 0 46 0 69 0 0 22 0 45 0 68 0 3 0 8 4 8 6 0 6-5 6-8 0-23 0-46 0-68z"><text:p/></draw:path><draw:path draw:style-name="gr180" draw:text-style-name="P67" svg:width="0.0094in" svg:height="0.0098in" svg:x="0.5354in" svg:y="0.0492in" svg:viewBox="0 0 25 26" svg:d="M25 14c0-9-6-14-12-14-8 0-13 6-13 13 0 8 6 13 13 13s12-6 12-12z"><text:p/></draw:path><draw:path draw:style-name="gr180" draw:text-style-name="P67" svg:width="0.0098in" svg:height="0.0098in" svg:x="0.5646in" svg:y="0.0492in" svg:viewBox="0 0 26 26" svg:d="M26 14c0-9-7-14-12-14-9 0-14 6-14 13 0 8 7 13 13 13 7 0 13-6 13-12z"><text:p/></draw:path><draw:path draw:style-name="gr180" draw:text-style-name="P67" svg:width="0.0094in" svg:height="0.0098in" svg:x="0.5945in" svg:y="0.0492in" svg:viewBox="0 0 25 26" svg:d="M25 14c0-9-6-14-12-14-8 0-13 6-13 13 0 8 6 13 13 13s12-6 12-12z"><text:p/></draw:path><draw:path draw:style-name="gr180" draw:text-style-name="P67" svg:width="0.0638in" svg:height="0.0638in" svg:x="0.6205in" svg:y="0.0055in" svg:viewBox="0 0 163 163" svg:d="M87 87c23 0 45 0 68 0 3 0 8 0 8-6 0-5-5-5-8-5-23 0-45 0-68 0 0-23 0-45 0-68 0-3 0-8-5-8-6 0-6 5-6 8 0 23 0 45 0 68-23 0-45 0-68 0-3 0-8 0-8 5 0 6 5 6 8 6 23 0 45 0 68 0 0 22 0 45 0 68 0 3 0 8 5 8 6 0 6-5 6-8 0-23 0-46 0-68z"><text:p/></draw:path><draw:path draw:style-name="gr180" draw:text-style-name="P67" svg:width="0.0764in" svg:height="0.0594in" svg:x="0.6953in" svg:y="0in" svg:viewBox="0 0 195 152" svg:d="M112 67c7-7 13-14 20-21 29-28 37-37 58-38 3 0 5 0 5-4 0-3-2-4-3-4-7 0-14 1-21 1-5 0-20-1-25-1-2 0-5 1-5 5 0 0 0 3 3 3s8 1 8 6c0 3-3 7-5 9-2 1-31 28-39 37-7-14-14-29-22-44l-1-2c0-2 4-6 11-6 2 0 6 0 6-5-2-1-1-3-5-3s-10 1-14 1c-5 0-10 0-15 0-3 0-9 0-13 0-4-1-8-1-12-1-1 0-4 0-4 5 0 3 2 3 6 3 13 0 14 2 16 6 10 21 21 41 31 62-4 3-8 8-12 12s-15 14-19 18c-27 28-36 37-56 37-3 0-5 0-5 5 0 1 0 4 3 4 6 0 14-1 20-1 4 0 9 0 13 0 5 0 9 1 13 1 1 0 5 0 5-5 0-4-3-4-4-4-2 0-7 0-7-5 0-4 3-6 7-12 16-15 30-29 45-44 9 17 18 35 27 53 1 2 1 2 1 3s-3 5-11 5c-2 0-5 0-5 5 0 1 0 4 4 4s10-1 15-1 9 0 14 0c4 0 9 0 13 0s8 1 12 1c2 0 4 0 4-6 0-3-2-3-6-3-13 0-14-2-15-6-12-23-25-47-36-70z"><text:p/></draw:path><draw:path draw:style-name="gr180" draw:text-style-name="P67" svg:width="0.0433in" svg:height="0.028in" svg:x="0.778in" svg:y="0.0445in" svg:viewBox="0 0 111 72" svg:d="M16 55c-1 4-2 11-2 12 0 2 2 5 5 5s6-2 8-5c0-1 2-8 3-13 5-21 5-22 6-22 2-4 14-27 32-27 9 0 11 5 11 12 0 9-6 25-10 34-1 2-1 4-1 7 0 8 8 14 17 14 17 0 26-21 26-24s-3-3-4-3c-3 0-3 1-3 4-4 10-11 18-18 18-4 0-5-3-5-7 0-3 0-4 2-8 3-6 10-24 10-33 0-12-8-19-24-19-14 0-24 9-29 16-1-13-14-16-20-16-15 0-14 16-20 24 0 3 2 2 3 3 2 0 3-1 3-3 3-10 7-19 13-19 5 0 7 6 7 9 0 2-2 9-3 12 0 5-2 11-3 15s-3 10-4 14z"><text:p/></draw:path><draw:path draw:style-name="gr180" draw:text-style-name="P67" svg:width="0.5138in" svg:height="0.0047in" svg:x="0.3193in" svg:y="0.0772in" svg:viewBox="0 0 1306 13" svg:d="M0 0c436 0 871 0 1306 0 0 5 0 8 0 13-435 0-870 0-1306 0 0-5 0-8 0-13z"><text:p/></draw:path><draw:path draw:style-name="gr180" draw:text-style-name="P67" svg:width="0.0528in" svg:height="0.039in" svg:x="0.5496in" svg:y="0.1146in" svg:viewBox="0 0 135 100" svg:d="M16 84c-1 3-2 8-2 9 0 5 4 7 8 7s8-3 9-4c1-3 2-9 3-15 1-3 4-14 6-20 1-4 2-10 3-14 2-9 3-11 9-20 7-9 17-21 34-21 12 0 13 12 13 16 0 13-10 38-13 47-3 6-4 9-4 12 0 12 10 19 22 19 21 0 31-31 31-34s-3-3-4-3c-2 0-3 2-4 4-5 18-14 27-23 27-5 0-6-3-6-7 0-6 1-8 6-18 2-8 11-31 11-44 0-21-17-25-29-25-18 0-30 12-37 21-1-16-15-21-24-21s-14 7-17 13c-5 8-8 20-8 21 0 3 3 3 4 3 2 0 3-1 4-6 4-14 8-25 16-25 7 0 8 6 8 11s-2 13-3 19c-2 6-5 15-6 20-2 9-4 18-7 28z"><text:p/></draw:path></draw:g></draw:g>, (vyb. prům.)<text:span text:style-name="T18">pak </text:span><text:span text:style-name="T18"><draw:g text:anchor-type="as-char" svg:y="-0.089in" draw:z-index="63" draw:name="Shape86" draw:style-name="gr178"><svg:title>TexMaths</svg:title><svg:desc>9§inline§\lim_{n \to \infty} S_n = \mu§svg§600§FALSE§</svg:desc><draw:g draw:style-name="gr2"><draw:path draw:style-name="gr179" draw:text-style-name="P66" svg:width="0.8276in" svg:height="0.1012in" svg:x="0.0028in" svg:y="0.0063in" svg:viewBox="0 0 2103 258" svg:d="M1052 258c-351 0-701 0-1052 0 0-86 0-172 0-258 701 0 1402 0 2103 0 0 86 0 172 0 258-350 0-701 0-1051 0z"><text:p/></draw:path><draw:path draw:style-name="gr180" draw:text-style-name="P67" svg:width="0.0272in" svg:height="0.0854in" svg:x="0.0004in" svg:y="0.0012in" svg:viewBox="0 0 70 218" svg:d="M45 0c-15 1-30 3-45 4 0 3 0 6 0 10 22 0 24 1 24 17 0 55 0 110 0 164 0 13-3 13-24 13 0 4 0 7 0 10 10 0 27-1 35-1s23 1 35 1c0-3 0-6 0-10-21 0-25 0-25-13 0-65 0-130 0-195z"><text:p/></draw:path><draw:path draw:style-name="gr180" draw:text-style-name="P67" svg:width="0.0264in" svg:height="0.0823in" svg:x="0.035in" svg:y="0.0043in" svg:viewBox="0 0 68 210" svg:d="M46 71c-15 1-30 2-44 4 0 2 0 6 0 10 20 0 23 2 23 17 0 28 0 57 0 85 0 13-3 13-25 13 0 4 0 7 0 10 11 0 28-1 35-1 11 0 23 1 33 1 0-3 0-6 0-10-21 0-22-1-22-13 0-38 0-77 0-116zM47 16c0-10-7-16-16-16-10 0-18 8-18 16 0 9 8 17 18 17 9 0 16-6 16-17z"><text:p/></draw:path><draw:path draw:style-name="gr180" draw:text-style-name="P67" svg:width="0.0969in" svg:height="0.0547in" svg:x="0.0697in" svg:y="0.0323in" svg:viewBox="0 0 247 140" svg:d="M24 32c0 27 0 55 0 84 0 14-3 14-24 14 0 2 0 6 0 10 11 0 27-1 35-1s25 1 36 1c0-4 0-8 0-10-22 0-25 0-25-14 0-20 0-39 0-58 0-33 22-51 43-51 20 0 23 17 23 35 0 25 0 49 0 74 0 14-3 14-25 14 0 2 0 6 0 10 12 0 27-1 36-1 8 0 25 1 35 1 0-4 0-8 0-10-20 0-24 0-24-14 0-20 0-39 0-58 0-33 23-51 42-51 20 0 24 17 24 35 0 25 0 49 0 74 0 14-4 14-25 14 0 2 0 6 0 10 11 0 27-1 36-1s25 1 36 1c0-4 0-8 0-10-17 0-25 0-25-9 0-21 0-41 0-61 0-27 0-37-10-48-4-6-15-12-33-12-27 0-40 19-46 32-4-28-28-32-42-32-24 0-38 14-47 33 0-10 0-22 0-33-14 1-30 3-44 4 0 3 0 6 0 10 22 0 24 1 24 18z"><text:p/></draw:path><draw:path draw:style-name="gr180" draw:text-style-name="P67" svg:width="0.0528in" svg:height="0.0386in" svg:x="0.1732in" svg:y="0.0677in" svg:viewBox="0 0 135 99" svg:d="M16 83c-1 3-1 5-2 9 0 5 4 7 8 7 3 0 7-3 9-4 1-2 2-9 3-14 1-4 4-14 5-21 1-4 2-9 4-14 2-9 3-11 9-20s16-21 33-21c13 0 13 12 13 17 0 12-9 37-13 46-2 7-3 9-3 12 0 12 10 19 21 19 22 0 32-31 32-33 0-4-3-4-4-4-2 0-3 2-4 5-5 17-15 26-24 26-4 0-5-3-5-7 0-6 1-9 5-18 3-8 12-31 12-43 0-21-17-25-29-25-19 0-30 11-37 20-1-15-15-20-24-20-10 0-14 6-18 12-4 8-7 20-7 21 0 3 3 3 4 3 2 0 3 0 4-6 4-14 8-25 16-25 7 0 7 6 7 11s-2 13-3 19c-2 6-4 15-5 20-2 9-4 18-7 28z"><text:p/></draw:path><draw:path draw:style-name="gr180" draw:text-style-name="P67" svg:width="0.0854in" svg:height="0.0453in" svg:x="0.2374in" svg:y="0.061in" svg:viewBox="0 0 218 116" svg:d="M186 63c-28 21-20 33-31 50 0 3 2 3 5 3 4 0 5 0 6-3 1-6 4-20 16-33 13-13 24-16 33-19 2-1 3-2 3-3 0-2-2-3-5-4-31-10-43-32-47-51-1-3-3-3-6-3s-5 0-5 3c0 1 2 15 12 30 6 8 12 14 19 19-59 0-119 0-178 0-3 0-8 0-8 6 0 5 4 5 8 5 59 0 119 0 178 0z"><text:p/></draw:path><draw:path draw:style-name="gr180" draw:text-style-name="P67" svg:width="0.0854in" svg:height="0.0386in" svg:x="0.3366in" svg:y="0.0677in" svg:viewBox="0 0 218 99" svg:d="M111 37c-12-14-16-18-24-23-13-10-28-14-40-14-27 0-47 23-47 50 0 26 19 49 47 49 30 0 52-25 59-37 12 14 15 18 24 24 14 10 28 13 40 13 28 0 48-23 48-49 0-27-19-50-47-50-31 0-52 25-60 37zM118 45c9-14 28-37 55-37 22 0 38 20 38 42 0 20-17 37-37 37-21 0-35-17-56-42zM100 54c-9 14-29 37-56 37-22 0-38-20-38-41 0-22 17-38 37-38 21 0 35 17 57 42z"><text:p/></draw:path><draw:path draw:style-name="gr180" draw:text-style-name="P67" svg:width="0.0732in" svg:height="0.0898in" svg:x="0.4622in" svg:y="0in" svg:viewBox="0 0 187 229" svg:d="M187 4c0-1 0-4-3-4-1 0-1 1-6 5-5 6-10 11-15 18-8-15-24-23-45-23-40 0-78 36-78 75 0 25 17 39 33 45 12 3 22 5 34 8 12 4 29 8 29 33 0 28-26 58-57 58-21 0-56-7-56-46 0-8 2-15 2-16 1-1 1-2 1-3 0-3-2-3-4-3-1 0-2 0-3 1s-19 72-19 73c0 2 2 4 4 4 1 0 1 0 5-5 5-5 11-11 16-18 14 18 35 23 53 23 43 0 80-42 80-80 0-22-10-33-15-37-7-7-12-9-40-16-7-2-18-5-21-6-9-3-20-12-20-29 0-25 25-52 56-52 26 0 45 14 45 49 0 10-1 16-1 18 1 1 0 2 4 2 3 0 3-1 5-6 5-22 11-46 16-68z"><text:p/></draw:path><draw:path draw:style-name="gr180" draw:text-style-name="P67" svg:width="0.0528in" svg:height="0.0386in" svg:x="0.5362in" svg:y="0.0677in" svg:viewBox="0 0 135 99" svg:d="M16 83c-1 3-1 5-2 9 0 5 4 7 8 7s8-3 9-4c0-2 2-9 3-14 1-4 4-14 6-21 0-4 2-9 3-14 3-9 3-11 9-20s17-21 33-21c13 0 14 12 14 17 0 12-10 37-14 46-2 7-3 9-3 12 0 12 10 19 21 19 22 0 32-31 32-33 0-4-3-4-4-4-2 0-3 2-4 5-5 17-15 26-24 26-4 0-5-3-5-7 0-6 2-9 5-18 3-8 12-31 12-43 0-21-17-25-29-25-18 0-30 11-37 20-1-15-15-20-24-20s-14 6-17 12c-5 8-8 20-8 21 0 3 3 3 4 3 2 0 3 0 4-6 4-14 8-25 16-25 7 0 8 6 8 11s-2 13-3 19c-2 6-5 15-6 20-2 9-4 18-7 28z"><text:p/></draw:path><draw:path draw:style-name="gr180" draw:text-style-name="P67" svg:width="0.0823in" svg:height="0.0287in" svg:x="0.6413in" svg:y="0.0421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673in" svg:height="0.0811in" svg:x="0.7693in" svg:y="0.0323in" svg:viewBox="0 0 172 207" svg:d="M64 29c2-6 4-18 4-20 0-5-3-9-9-9-1 0-10 1-12 12-16 60-31 121-46 182-1 3-1 3-1 4 0 6 4 9 9 9 7 0 11-5 12-7 1-3 4-19 17-67 10 9 24 10 30 10 23 0 35-14 43-23 2 14 14 23 28 23 11 0 18-7 23-17 5-12 10-30 10-31 0-3-3-3-4-3-3 0-3 1-4 5-6 21-12 39-25 39-9 0-9-8-9-14 0-8 4-22 6-33 3-12 6-23 9-34 1-5 4-17 5-22 2-7 6-19 6-20 0-7-5-9-10-9-1 0-10 1-12 10-5 20-10 40-15 60-4 15-7 29-8 32 0 1-16 30-42 30-15 0-23-10-23-27 0-9 3-18 4-27 5-18 9-35 14-53z"><text:p/></draw:path></draw:g></draw:g></text:span><text:span text:style-name="T18"><text:s/>skoro jist</text:span>ě (P = 1).</text:p>
      <text:p text:style-name="P18">Pozn: Důsl: je dobré opakovat měření. Aplik: Monte Carlo integrace. <text:s text:c="4"/><text:span text:style-name="T21"><text:s text:c="6"/>(</text:span><text:span text:style-name="T80">konec dk. s</text:span><text:span text:style-name="T21">lab</text:span><text:span text:style-name="T80">ý</text:span><text:span text:style-name="T21">) </text:span><draw:g text:anchor-type="as-char" svg:y="-0.1283in" draw:z-index="69" draw:name="Shape87" draw:style-name="gr178"><svg:title>TexMaths</svg:title><svg:desc>9§inline§\implies P(|S_n - \mu| &gt; \varepsilon) \leq \frac{\sigma^2}{n\varepsilon^2}. \ \lim_{n \to infty}  \frac{\sigma^2}{n\varepsilon^2} = 0\square§svg§600§FALSE§</svg:desc><draw:g draw:style-name="gr2"><draw:path draw:style-name="gr179" draw:text-style-name="P66" svg:width="2.6776in" svg:height="0.1587in" svg:x="0.0004in" svg:y="0.0063in" svg:viewBox="0 0 6802 404" svg:d="M0 0c2267 0 4535 0 6802 0 0 135 0 270 0 404-2267 0-4535 0-6802 0 0-134 0-269 0-404z"><text:p/></draw:path><draw:path draw:style-name="gr180" draw:text-style-name="P67" svg:width="0.0823in" svg:height="0.0287in" svg:x="0.0012in" svg:y="0.0819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1102in" svg:height="0.0677in" svg:x="0.0772in" svg:y="0.0634in" svg:viewBox="0 0 281 173" svg:d="M212 62c14 12 30 20 40 24-11 6-27 14-40 25-66 0-134 0-200 0-6 0-12 0-12 6s5 6 11 6c62 0 125 0 187 0-15 14-31 42-31 47 0 3 4 3 6 3s4 0 5-2c7-12 16-29 36-47 23-20 43-28 60-32 5-3 6-3 6-4 1 0 1-1 1-2s0-1 0-2h-1c-1 0-1 0-7-2-43-13-75-42-92-76-4-6-4-6-8-6-2 0-6 0-6 4 0 3 16 31 31 45-62 0-125 0-187 0-6 0-11 0-11 7 0 6 6 6 12 6 66 0 134 0 200 0z"><text:p/></draw:path><draw:path draw:style-name="gr180" draw:text-style-name="P67" svg:width="0.0886in" svg:height="0.0846in" svg:x="0.2689in" svg:y="0.0429in" svg:viewBox="0 0 226 216" svg:d="M84 116c18 0 36 0 54 0 45 0 88-32 88-68 0-25-21-48-62-48-34 0-69 0-103 0-5 0-9 0-9 6 0 4 3 4 9 4 5 0 10 1 14 1 5 1 7 2 7 4s-1 3-2 7c-14 56-28 113-42 169-3 12-4 15-29 15-5 0-9 0-9 6 0 4 5 4 5 4 9 0 32-1 40-1 7 0 14 0 21 0s13 1 20 1c2 0 7 0 7-7 0-3-3-3-9-3-12 0-21 0-21-6 0-1 1-3 1-5 6-27 13-53 20-79zM106 22c3-11 4-12 17-12 10 0 21 0 31 0 26 0 43 9 43 30 0 13-6 40-19 51-16 14-35 17-48 17-16 0-30 0-45 0 7-29 14-57 21-86z"><text:p/></draw:path><draw:path draw:style-name="gr180" draw:text-style-name="P67" svg:width="0.0283in" svg:height="0.1232in" svg:x="0.3736in" svg:y="0.0346in" svg:viewBox="0 0 73 314" svg:d="M73 311c0-1 0-1-5-6-40-41-50-99-50-148 0-55 12-109 51-149 4-4 4-4 4-5 0-2-1-3-3-3-3 0-31 22-50 61-16 35-20 70-20 96 0 25 4 62 21 98 19 39 46 59 49 59 2 0 3 0 3-3z"><text:p/></draw:path><draw:path draw:style-name="gr180" draw:text-style-name="P67" svg:width="0.0047in" svg:height="0.1232in" svg:x="0.4244in" svg:y="0.0346in" svg:viewBox="0 0 13 314" svg:d="M13 11c0-6 0-11-7-11-6 0-6 5-6 11 0 97 0 195 0 292 0 5 0 11 6 11 7 0 7-6 7-11 0-97 0-195 0-292z"><text:p/></draw:path><draw:path draw:style-name="gr180" draw:text-style-name="P67" svg:width="0.0736in" svg:height="0.0894in" svg:x="0.4504in" svg:y="0.0402in" svg:viewBox="0 0 188 228" svg:d="M188 3c0-1-1-3-3-3s-2 0-6 4c-5 7-10 12-15 18-8-15-25-22-45-22-41 0-78 36-78 74 0 26 16 40 32 45 12 2 22 5 34 9 12 2 29 8 29 33 0 29-26 58-57 58-20 0-56-7-56-46 0-8 2-15 3-17 0-1 0-1 0-2 0-3-2-4-3-4-2 0-2 1-3 2-2 1-20 72-20 73s2 3 4 3c1 0 1-1 6-5 5-6 10-12 15-17 14 18 35 22 53 22 44 0 81-41 81-80 0-22-10-33-16-37-7-8-12-9-39-16-8-2-19-5-22-5-8-4-19-13-19-29 0-26 25-53 55-53 26 0 46 14 46 50 0 9-2 15-2 17 0 0 0 3 5 3 2 0 2-1 4-6 5-23 12-46 17-69z"><text:p/></draw:path><draw:path draw:style-name="gr180" draw:text-style-name="P67" svg:width="0.0531in" svg:height="0.039in" svg:x="0.5248in" svg:y="0.1075in" svg:viewBox="0 0 136 100" svg:d="M17 84c-1 2-2 5-3 9 0 5 5 7 9 7 3 0 7-3 8-5s2-9 4-13c1-5 4-15 5-21 1-4 2-9 3-14 3-9 3-11 10-20 6-9 16-21 33-21 13 0 13 12 13 16 0 13-10 37-13 47-2 6-3 8-3 12 0 12 10 19 21 19 22 0 32-31 32-34s-3-2-4-3c-3 0-3 2-4 4-6 17-15 26-24 26-4 0-5-2-5-7s1-8 5-18c2-7 11-30 11-43 0-21-17-25-29-25-18 0-30 12-36 21-2-16-15-21-24-21-10 0-15 7-18 13-4 8-8 20-8 21 0 3 3 2 4 3 3 0 3-1 5-6 4-14 7-25 16-25 6 0 7 6 7 11s-1 13-3 19c-2 5-4 14-5 20-2 9-4 18-7 28z"><text:p/></draw:path><draw:path draw:style-name="gr180" draw:text-style-name="P67" svg:width="0.076in" svg:height="0.0047in" svg:x="0.6264in" svg:y="0.0937in" svg:viewBox="0 0 194 13" svg:d="M183 13c5 0 11 0 11-7 0-6-6-6-11-6-57 0-115 0-171 0-6 0-12 0-12 6 0 7 6 7 12 7 56 0 114 0 171 0z"><text:p/></draw:path><draw:path draw:style-name="gr180" draw:text-style-name="P67" svg:width="0.0673in" svg:height="0.0815in" svg:x="0.7445in" svg:y="0.0728in" svg:viewBox="0 0 172 208" svg:d="M64 29c1-7 4-19 4-21 0-5-3-8-9-8 0 0-9 0-12 12-15 61-31 121-46 182-1 4-1 3-1 5 0 5 4 9 9 9 6 0 10-6 11-8 2-2 5-18 17-67 11 8 25 10 31 10 22 0 35-15 42-23 3 14 14 23 29 23 10 0 18-7 23-17 5-12 10-31 10-32 0-3-4-3-5-3-2 0-3 2-4 6-5 20-11 39-23 39-9 0-10-8-10-15s3-21 6-32c3-12 6-23 9-34 1-6 4-17 5-22 2-7 5-20 5-21 0-6-5-8-9-8-2 0-10 0-13 10-4 20-10 40-14 60-4 15-7 28-8 31-1 2-16 31-42 31-16 0-23-10-23-27 0-10 2-18 4-27 5-18 9-35 14-53z"><text:p/></draw:path><draw:path draw:style-name="gr180" draw:text-style-name="P67" svg:width="0.0047in" svg:height="0.1232in" svg:x="0.8303in" svg:y="0.0346in" svg:viewBox="0 0 13 314" svg:d="M13 11c0-6 0-11-7-11-6 0-6 5-6 11 0 97 0 195 0 292 0 5 0 11 6 11 7 0 7-6 7-11 0-97 0-195 0-292z"><text:p/></draw:path><draw:path draw:style-name="gr180" draw:text-style-name="P67" svg:width="0.0756in" svg:height="0.0717in" svg:x="0.8953in" svg:y="0.0602in" svg:viewBox="0 0 193 183" svg:d="M187 99c4-2 6-4 6-7 0-4-2-6-6-7-58-27-117-54-175-82-5-3-5-3-6-3-3 0-6 4-6 7s1 5 5 6c56 27 111 53 167 79-56 26-111 52-167 78-4 3-5 4-5 7 0 4 3 6 6 6 1 0 1 0 6-1 58-28 117-56 175-83z"><text:p/></draw:path><draw:path draw:style-name="gr180" draw:text-style-name="P67" svg:width="0.0496in" svg:height="0.0587in" svg:x="1.0197in" svg:y="0.072in" svg:viewBox="0 0 127 150" svg:d="M36 71c11 4 20 4 27 4 8 0 26 0 26-9 0-8-12-8-23-8-7 0-18 0-30 6-7-5-13-10-13-19 0-19 32-31 60-31 5 0 17 0 30 9 3 3 3 4 6 4s8-5 8-9c0-6-19-18-41-18-36 0-71 22-71 45 0 13 12 21 14 22-19 11-29 28-29 44 0 19 18 39 51 39 42 0 60-28 60-32 0-3-2-4-4-4s-3 1-3 3c-4 7-12 19-50 19-19 0-46-6-46-28 0-11 9-27 28-37zM47 67c7-2 13-2 19-2 8 0 9 0 15 1-5 2-5 3-18 3-7 0-11 0-16-2z"><text:p/></draw:path><draw:path draw:style-name="gr180" draw:text-style-name="P67" svg:width="0.0287in" svg:height="0.1232in" svg:x="1.0815in" svg:y="0.0346in" svg:viewBox="0 0 74 314" svg:d="M74 157c0-24-4-63-21-98-19-38-47-59-49-59s-4 1-4 3c0 1 0 1 6 7 31 31 49 82 49 147 0 54-12 109-50 149-5 4-5 4-5 5 0 2 2 3 4 3s31-21 50-62c16-33 20-68 20-95z"><text:p/></draw:path><draw:path draw:style-name="gr180" draw:text-style-name="P67" svg:width="0.0756in" svg:height="0.0953in" svg:x="1.1677in" svg:y="0.0488in" svg:viewBox="0 0 193 243" svg:d="M187 13c4-1 6-3 6-7 0-3-2-6-7-6-1 0-3 1-5 2-59 28-116 55-175 82-5 2-6 5-6 8 0 2 2 4 6 6 59 27 116 55 175 83 4 1 4 1 5 1 4 0 7-2 7-6 0-3-1-4-7-7-55-26-110-52-165-77 56-26 110-52 166-79zM182 243c5 0 11 0 11-7 0-6-7-6-11-6-57 0-114 0-171 0-5 0-11 0-11 6 0 7 5 7 11 7 57 0 114 0 171 0z"><text:p/></draw:path><draw:path draw:style-name="gr180" draw:text-style-name="P67" svg:width="0.05in" svg:height="0.0378in" svg:x="1.3331in" svg:y="0.0413in" svg:viewBox="0 0 128 97" svg:d="M116 15c4 0 6 0 8-2 3-2 4-5 4-7 0-6-6-6-9-6-19 0-38 0-57 0-36 0-62 35-62 61 0 21 15 36 38 36 28 0 59-25 59-58 0-4 0-14-6-24 8 0 17 0 25 0zM38 91c-12 0-22-7-22-24 0-6 4-52 42-52 11 0 23 4 23 21 0 4-3 24-13 39-9 11-22 16-30 16z"><text:p/></draw:path><draw:path draw:style-name="gr180" draw:text-style-name="P67" svg:width="0.0303in" svg:height="0.0409in" svg:x="1.3937in" svg:y="0in" svg:viewBox="0 0 78 105" svg:d="M78 75c-1 0-4 0-6 0-1 2-2 12-4 14-2 1-15 1-18 1-9 0-20 0-30 0 10-8 21-16 31-23 15-9 27-18 27-36 0-20-19-31-41-31s-37 13-37 28c0 8 7 10 9 10 5 0 9-4 9-10s-4-9-9-9c5-7 14-12 24-12 16 0 29 9 29 24 0 14-10 24-21 34-13 10-27 21-39 33-2 1-2 1-2 3 0 1 0 2 0 4 24 0 50 0 74 0 2-11 3-21 4-30z"><text:p/></draw:path><draw:path draw:style-name="gr180" draw:text-style-name="P67" svg:width="0.1567in" svg:height="0.0047in" svg:x="1.3039in" svg:y="0.0937in" svg:viewBox="0 0 399 13" svg:d="M0 0c133 0 266 0 399 0 0 4 0 8 0 13-133 0-266 0-399 0 0-5 0-9 0-13z"><text:p/></draw:path><draw:path draw:style-name="gr180" draw:text-style-name="P67" svg:width="0.0531in" svg:height="0.039in" svg:x="1.3079in" svg:y="0.1319in" svg:viewBox="0 0 136 100" svg:d="M17 84c-1 2-3 8-3 9 0 4 5 7 9 7 3 0 7-4 8-6 1-1 2-9 4-13 1-5 4-15 5-20s2-10 3-15c3-9 3-11 10-20 6-9 16-20 33-20 13 0 13 11 13 16 0 13-10 37-13 46-2 7-3 8-3 12 0 12 10 20 21 20 22 0 32-31 32-34s-3-2-4-3c-3 0-3 1-4 3-6 18-15 27-24 27-4 0-5-3-5-8s1-8 5-18c2-6 11-30 11-42 0-21-16-25-29-25-18 0-30 11-36 20-2-16-15-20-24-20-10 0-15 6-18 12-4 8-8 20-8 21 0 4 3 3 4 4 3 0 3-1 5-7 4-13 7-24 16-24 6 0 7 5 7 11 0 4-1 12-3 18s-4 15-5 20c-2 10-4 19-7 29z"><text:p/></draw:path><draw:path draw:style-name="gr180" draw:text-style-name="P67" svg:width="0.0374in" svg:height="0.0406in" svg:x="1.3689in" svg:y="0.1311in" svg:viewBox="0 0 96 104" svg:d="M26 50c9 4 15 4 22 4s20 0 20-8c0-6-9-7-18-7-3 0-12 0-23 4-5-3-9-6-9-12 0-11 22-18 44-18 4 0 13 0 23 6 1 1 2 2 4 2 4 0 7-4 7-8s-7-7-11-9c-9-4-17-4-20-4-27 0-54 14-54 32 0 9 5 10 8 15-8 5-19 15-19 28 0 17 16 29 41 29 33 0 45-20 45-23 0-2-1-3-3-3-1 0-2 1-3 2-5 8-12 12-36 12-5 0-16 0-24-3-8-4-13-9-13-14 0-6 5-17 19-25zM36 47c3-1 7-2 14-2 5 0 6 0 10 1-3 2-4 2-12 2-4 0-7 0-12-1z"><text:p/></draw:path><draw:path draw:style-name="gr180" draw:text-style-name="P67" svg:width="0.0307in" svg:height="0.0409in" svg:x="1.4177in" svg:y="0.1047in" svg:viewBox="0 0 79 105" svg:d="M79 75c-2 0-4 0-7 0 0 2-2 12-4 14-1 1-15 1-18 1-9 0-20 0-30 0 11-8 22-16 31-23 15-9 28-18 28-36 0-20-20-31-42-31-21 0-37 13-37 28 0 8 7 10 9 10 5 0 10-4 10-10s-5-9-9-9c4-7 13-12 24-12 16 0 28 9 28 24 0 14-9 24-21 34-13 10-27 21-39 33-1 1-2 1-2 3 0 1 0 2 0 4 24 0 50 0 74 0 2-11 3-21 5-30z"><text:p/></draw:path><draw:path draw:style-name="gr180" draw:text-style-name="P67" svg:width="0.0126in" svg:height="0.0126in" svg:x="1.4862in" svg:y="0.1142in" svg:viewBox="0 0 33 33" svg:d="M33 16c0-9-8-16-17-16-10 0-16 6-16 16 0 9 6 17 16 17 9 0 17-7 17-17z"><text:p/></draw:path><draw:path draw:style-name="gr180" draw:text-style-name="P67" svg:width="0.0276in" svg:height="0.0858in" svg:x="1.5764in" svg:y="0.0413in" svg:viewBox="0 0 71 219" svg:d="M46 0c-15 1-31 3-46 4 0 3 0 6 0 9 23 0 25 3 25 18 0 54 0 109 0 164 0 14-3 14-25 14 0 3 0 7 0 10 11 0 28-1 36-1 7 0 23 1 35 1 0-3 0-7 0-10-21 0-25 0-25-14 0-66 0-130 0-195z"><text:p/></draw:path><draw:path draw:style-name="gr180" draw:text-style-name="P67" svg:width="0.0264in" svg:height="0.0827in" svg:x="1.611in" svg:y="0.0445in" svg:viewBox="0 0 68 211" svg:d="M46 72c-14 1-30 2-44 3 0 3 0 7 0 10 20 0 23 2 23 17 0 28 0 56 0 85 0 14-3 14-25 14 0 3 0 7 0 10 10 0 27-1 35-1 11 0 22 1 33 1 0-3 0-7 0-10-21 0-22-2-22-13 0-39 0-77 0-116zM47 17c0-10-8-17-17-17s-16 9-16 17 7 16 16 16 17-6 17-16z"><text:p/></draw:path><draw:path draw:style-name="gr180" draw:text-style-name="P67" svg:width="0.0972in" svg:height="0.0543in" svg:x="1.6457in" svg:y="0.0728in" svg:viewBox="0 0 248 139" svg:d="M25 31c0 27 0 55 0 84 0 14-3 14-25 14 0 3 0 7 0 10 12 0 28-1 36-1s25 1 35 1c0-3 0-7 0-10-21 0-24 0-24-14 0-20 0-39 0-57 0-34 22-51 42-51 21 0 24 17 24 35 0 24 0 49 0 73 0 14-3 14-25 14 0 3 0 7 0 10 11 0 27-1 36-1 8 0 25 1 35 1 0-3 0-7 0-10-20 0-24 0-24-14 0-20 0-39 0-57 0-34 23-51 42-51 20 0 24 17 24 35 0 24 0 49 0 73 0 14-4 14-25 14 0 3 0 7 0 10 11 0 27-1 36-1s25 1 36 1c0-3 0-7 0-10-17 0-25 0-26-9 0-20 0-40 0-60 0-28 0-37-9-48-4-6-15-12-33-12-27 0-40 19-46 31-4-27-28-31-42-31-24 0-38 13-47 33 0-11 0-22 0-33-15 1-30 3-45 4 0 3 0 6 0 9 23 0 25 2 25 18z"><text:p/></draw:path><draw:path draw:style-name="gr180" draw:text-style-name="P67" svg:width="0.0528in" svg:height="0.039in" svg:x="1.7496in" svg:y="0.1075in" svg:viewBox="0 0 135 100" svg:d="M16 84c-1 2-1 5-2 9 0 5 4 7 8 7 3 0 7-3 9-5 1-2 2-9 3-13 1-5 4-15 5-21 2-4 2-9 4-14 2-9 3-11 9-20 7-9 16-21 34-21 12 0 12 12 12 16 0 13-9 37-12 47-3 6-4 8-4 12 0 12 10 19 21 19 22 0 32-31 32-34s-3-3-4-3c-3 0-3 2-4 4-5 17-14 26-23 26-5 0-6-2-6-7s1-8 6-18c2-7 11-30 11-43 0-21-17-25-29-25-18 0-30 12-37 21-2-16-15-21-24-21-10 0-14 7-18 13-4 8-7 20-7 21 0 3 3 3 4 3 2 0 2-1 4-6 4-14 8-25 16-25 7 0 8 6 8 11s-3 13-4 19c-2 5-4 14-5 20-2 9-4 18-7 28z"><text:p/></draw:path><draw:path draw:style-name="gr180" draw:text-style-name="P67" svg:width="0.0854in" svg:height="0.0457in" svg:x="1.8138in" svg:y="0.102in" svg:viewBox="0 0 218 117" svg:d="M186 64c-28 20-20 32-31 49 0 4 2 4 5 4 4 0 5 0 6-4 1-5 5-20 16-32 13-14 24-16 33-20 2 0 3-2 3-3s-2-2-5-3c-31-10-43-33-47-52-1-3-3-3-6-3s-5 0-5 4c0 0 2 15 12 30 6 7 12 14 19 19-59 0-118 0-177 0-4 0-9 0-9 5 0 6 5 6 9 6 59 0 118 0 177 0z"><text:p/></draw:path><draw:path draw:style-name="gr180" draw:text-style-name="P67" svg:width="0.0264in" svg:height="0.0579in" svg:x="1.9102in" svg:y="0.0882in" svg:viewBox="0 0 68 148" svg:d="M62 8c0-4-3-8-9-8s-12 5-12 12c0 3 2 9 9 9 6 0 12-7 12-13zM16 120c-1 3-2 6-2 9 0 11 9 19 22 19 22 0 32-30 32-33 0-4-3-4-4-4-3 0-4 2-5 5-4 17-14 26-23 26-4 0-5-3-5-7 0-6 1-10 3-15 3-6 5-11 7-18 2-5 10-25 11-27s1-5 1-8c0-9-8-18-21-18-21 0-32 30-32 34 0 2 4 2 5 2 2 0 2-1 3-3 6-19 15-27 24-27 3 0 6 2 6 8 0 4-2 8-7 21-5 12-10 24-15 36z"><text:p/></draw:path><draw:path draw:style-name="gr180" draw:text-style-name="P67" svg:width="0.0528in" svg:height="0.039in" svg:x="1.9457in" svg:y="0.1075in" svg:viewBox="0 0 135 100" svg:d="M16 84c-1 2-1 5-2 9 0 5 4 7 8 7s8-3 9-5 2-9 3-13c1-5 4-15 6-21 1-4 2-9 3-14 3-9 3-11 9-20 7-9 17-21 34-21 12 0 13 12 13 16 0 13-10 37-13 47-3 6-4 8-4 12 0 12 10 19 22 19 21 0 31-31 31-34s-3-3-4-3c-2 0-2 2-3 4-6 17-15 26-24 26-5 0-6-2-6-7s2-8 6-18c2-7 11-30 11-43 0-21-17-25-29-25-18 0-30 12-36 21-2-16-16-21-25-21s-14 7-17 13c-5 8-8 20-8 21 0 3 3 3 4 3 3 0 3-1 4-6 4-14 8-25 16-25 7 0 8 6 8 11s-1 13-3 19c-2 5-5 14-6 20-2 9-4 18-7 28z"><text:p/></draw:path><draw:path draw:style-name="gr180" draw:text-style-name="P67" svg:width="0.0461in" svg:height="0.0783in" svg:x="2.0094in" svg:y="0.085in" svg:viewBox="0 0 118 200" svg:d="M74 68c7 0 14 0 21 0 5 0 8 0 8-5 0-3-3-3-7-3-7 0-13 0-20 0 5-28 7-38 8-45 2-4 6-9 11-9 4 1 7 0 11 3-9 3-10 11-10 12 0 4 4 8 9 8 6 0 13-6 13-14 0-10-11-15-23-15-9 0-20 5-26 16-4 8-6 18-11 44-6 0-12 0-17 0s-8 0-8 5c0 3 3 3 8 3s10 0 16 0c-1 1-15 81-20 105-1 4-5 21-15 21-4-1-6 0-10-3 9-2 10-10 10-12 0-5-4-8-9-8-7 0-13 5-13 13 0 10 11 16 22 16 14 0 23-14 26-19 8-15 13-42 13-44 5-24 8-46 13-69z"><text:p/></draw:path><draw:path draw:style-name="gr180" draw:text-style-name="P67" svg:width="0.0291in" svg:height="0.0547in" svg:x="2.065in" svg:y="0.0913in" svg:viewBox="0 0 75 140" svg:d="M45 51c7 0 15 0 23 0 4 0 7 0 7-5 0-3-3-3-7-3-7 0-14 0-21 0 3-11 5-22 8-33 1-1 1-2 1-3 0-3-3-7-7-7-6 0-9 4-11 10-1 5 2-6-8 33-7 0-16 0-23 0-4 0-7 0-7 5 0 3 3 3 6 3 8 0 15 0 22 0-5 17-9 34-14 52 0 6-2 14-2 17 0 12 11 20 23 20 24 0 39-30 39-33 0-4-3-3-4-4-2 0-2 1-4 5-7 14-18 26-30 26-5 0-8-3-8-11 0-2 1-6 1-9 5-21 11-42 16-63z"><text:p/></draw:path><draw:path draw:style-name="gr180" draw:text-style-name="P67" svg:width="0.0445in" svg:height="0.0559in" svg:x="2.1031in" svg:y="0.1075in" svg:viewBox="0 0 114 143" svg:d="M113 14c1-2 1-3 1-4 0-5-3-7-8-7-2 0-6 1-9 5 0 1-2 8-3 13-2 6-3 11-5 18-1 5-8 33-9 36-9 6-10 18-27 18-15 0-15-14-15-18 0-11 5-26 12-43 2-7 4-10 4-13 0-11-9-19-22-19-22 0-32 31-32 34s4 3 5 3c2 0 2-1 3-4 6-18 15-27 24-27 4 0 6 3 6 8s-2 10-4 13c-11 27-12 35-12 45 0 3 0 14 9 21 6 6 16 7 21 7 9 0 17-4 25-10-3 12-6 21-15 32-6 7-15 15-27 15-1 0-12 0-16-8 12-1 12-11 12-12 0-7-7-8-9-8-6 0-13 4-13 14 0 12 11 20 27 20 22 0 50-17 56-45 7-28 14-56 21-84z"><text:p/></draw:path><draw:path draw:style-name="gr180" draw:text-style-name="P67" svg:width="0.0504in" svg:height="0.0378in" svg:x="2.2236in" svg:y="0.0413in" svg:viewBox="0 0 129 97" svg:d="M117 15c4 0 5 0 8-2s4-5 4-7c0-6-7-6-10-6-19 0-38 0-57 0-35 0-62 35-62 61 0 21 15 36 38 36 28 0 60-25 60-58 0-4 0-14-6-24 8 0 17 0 25 0zM39 91c-13 0-23-7-23-24 0-6 5-52 43-52 11 0 22 4 22 21 0 4-2 24-13 39-9 11-21 16-29 16z"><text:p/></draw:path><draw:path draw:style-name="gr180" draw:text-style-name="P67" svg:width="0.0303in" svg:height="0.0409in" svg:x="2.285in" svg:y="0in" svg:viewBox="0 0 78 105" svg:d="M78 75c-1 0-4 0-6 0-1 2-3 12-4 14-2 1-16 1-18 1-10 0-20 0-31 0 11-8 22-16 32-23 14-9 27-18 27-36 0-20-19-31-41-31s-37 13-37 28c0 8 6 10 9 10 5 0 9-4 9-10s-4-9-9-9c5-7 14-12 24-12 16 0 28 9 28 24 0 14-9 24-20 34-13 10-27 21-39 33-2 1-2 1-2 3 0 1 0 2 0 4 24 0 49 0 73 0 2-11 4-21 5-30z"><text:p/></draw:path><draw:path draw:style-name="gr180" draw:text-style-name="P67" svg:width="0.1571in" svg:height="0.0047in" svg:x="2.1945in" svg:y="0.0937in" svg:viewBox="0 0 400 13" svg:d="M0 0c133 0 266 0 400 0 0 4 0 8 0 13-134 0-267 0-400 0 0-5 0-9 0-13z"><text:p/></draw:path><draw:path draw:style-name="gr180" draw:text-style-name="P67" svg:width="0.0528in" svg:height="0.039in" svg:x="2.1988in" svg:y="0.1319in" svg:viewBox="0 0 135 100" svg:d="M17 84c-1 2-3 8-3 9 0 4 4 7 8 7s8-4 9-6c1-1 2-9 3-13 2-5 4-15 6-20 1-5 2-10 3-15 3-9 3-11 9-20 7-9 17-20 34-20 13 0 13 11 13 16 0 13-10 37-13 46-2 7-3 8-3 12 0 12 9 20 21 20 22 0 31-31 31-34s-3-3-4-3c-2 0-2 1-3 3-6 18-15 27-24 27-4 0-5-3-5-8s1-8 5-18c2-6 11-30 11-42 0-21-17-25-29-25-18 0-30 11-36 20-2-16-16-20-25-20s-14 6-17 12c-4 8-8 20-8 21 0 4 3 3 4 4 3 0 3-1 5-7 3-13 7-24 16-24 6 0 7 5 7 11 0 4-1 12-3 18s-4 15-6 20c-1 10-4 19-6 29z"><text:p/></draw:path><draw:path draw:style-name="gr180" draw:text-style-name="P67" svg:width="0.0374in" svg:height="0.0406in" svg:x="2.2602in" svg:y="0.1311in" svg:viewBox="0 0 96 104" svg:d="M26 50c8 4 15 4 22 4s20 0 20-8c0-6-9-7-18-7-3 0-13 0-24 4-4-3-8-6-8-12 0-11 22-18 44-18 4 0 13 0 23 6 1 1 2 2 4 2 4 0 7-4 7-8s-7-7-11-9c-9-4-17-4-21-4-27 0-53 14-53 32 0 9 5 10 8 15-8 5-19 15-19 28 0 17 15 29 41 29 33 0 45-20 45-23 0-2-1-3-3-3-1 0-2 1-3 2-5 8-12 12-36 12-5 0-16 0-24-3-9-4-13-9-13-14 0-6 4-17 19-25zM36 47c3-1 7-2 14-2 4 0 6 0 9 1-2 2-3 2-11 2-4 0-8 0-12-1z"><text:p/></draw:path><draw:path draw:style-name="gr180" draw:text-style-name="P67" svg:width="0.0303in" svg:height="0.0409in" svg:x="2.3091in" svg:y="0.1047in" svg:viewBox="0 0 78 105" svg:d="M78 75c-1 0-4 0-6 0 0 2-2 12-4 14-1 1-15 1-18 1-9 0-20 0-30 0 10-8 21-16 31-23 15-9 27-18 27-36 0-20-19-31-41-31s-37 13-37 28c0 8 7 10 9 10 5 0 10-4 10-10s-5-9-9-9c4-7 13-12 23-12 16 0 29 9 29 24 0 14-10 24-21 34-13 10-27 21-39 33-2 1-2 1-2 3 0 1 0 2 0 4 24 0 50 0 74 0 2-11 3-21 4-30z"><text:p/></draw:path><draw:path draw:style-name="gr180" draw:text-style-name="P67" svg:width="0.0823in" svg:height="0.0287in" svg:x="2.4083in" svg:y="0.0819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52in" svg:height="0.085in" svg:x="2.5378in" svg:y="0.0457in" svg:viewBox="0 0 133 217" svg:d="M133 110c0-26-2-51-12-74-16-31-41-36-54-36-19 0-43 8-55 38-11 21-12 46-12 72 0 23 1 52 14 75 14 26 36 32 52 32 17 0 41-7 56-36 9-22 11-47 11-71zM66 210c-12 0-31-8-36-37-4-19-4-49-4-68 0-20 0-40 3-57 5-38 30-41 37-41 11 0 31 6 38 37 2 18 2 41 2 61 0 24 0 46-2 66-6 30-24 39-38 39z"><text:p/></draw:path><draw:path draw:style-name="gr180" draw:text-style-name="P67" svg:width="0.0827in" svg:height="0.085in" svg:x="2.602in" svg:y="0.0429in" svg:viewBox="0 0 211 217" svg:d="M211 11c0-10-1-11-11-11-63 0-125 0-188 0-10 0-12 1-12 11 0 64 0 129 0 194 0 11 1 12 12 12 62 0 125 0 187 0 11 0 12-1 12-11 0-66 0-131 0-195zM13 13c62 0 123 0 185 0 0 63 0 127 0 191-62 0-123 0-185 0 0-64 0-128 0-191z"><text:p/></draw:path></draw:g></draw:g></text:p>
      <text:p text:style-name="P17">Slabý z.v.č: (stejné př. jako silný). <draw:g text:anchor-type="as-char" svg:y="-0.0929in" draw:z-index="66" draw:name="Shape88" draw:style-name="gr178"><svg:title>TexMaths</svg:title><svg:desc>9§inline§\forall \varepsilon &gt; 0: \lim_{n \to \infty} P(|S_n - \mu| &gt; \varepsilon) = 0§svg§600§FALSE§</svg:desc><draw:g draw:style-name="gr2"><draw:path draw:style-name="gr179" draw:text-style-name="P66" svg:width="1.9878in" svg:height="0.1106in" svg:x="0.0071in" svg:y="0.0067in" svg:viewBox="0 0 5050 282" svg:d="M2525 282c-842 0-1683 0-2525 0 0-94 0-188 0-282 1683 0 3367 0 5050 0 0 94 0 188 0 282-841 0-1683 0-2525 0z"><text:p/></draw:path><draw:path draw:style-name="gr180" draw:text-style-name="P67" svg:width="0.0689in" svg:height="0.0882in" svg:x="0.0004in" svg:y="0.0075in" svg:viewBox="0 0 176 225" svg:d="M175 12c1-4 1-4 1-6 0-3-2-6-6-6s-6 4-8 7c-9 24-17 46-26 69-32 0-64 0-95 0-9-23-18-45-27-69-1-4-3-7-8-7-2 0-6 3-6 6 0 1 0 1 2 6 26 68 53 137 79 206 2 4 3 7 7 7 5 0 6-4 7-7 27-68 54-137 80-206zM45 89c29 0 58 0 86 0-14 37-28 75-43 111-14-36-29-74-43-111z"><text:p/></draw:path><draw:path draw:style-name="gr180" draw:text-style-name="P67" svg:width="0.0496in" svg:height="0.0587in" svg:x="0.0732in" svg:y="0.0366in" svg:viewBox="0 0 127 150" svg:d="M36 72c11 4 20 4 27 4 8 0 26 0 26-9s-12-9-23-9c-7 0-18 0-30 6-7-4-13-10-13-19 0-19 32-31 60-31 5 0 17 0 30 9 3 3 3 4 6 4s8-5 8-9c0-5-19-18-41-18-36 0-71 22-71 45 0 14 12 22 14 22-19 11-29 29-29 44 0 19 18 39 51 39 42 0 60-28 60-32 0-2-2-4-4-4s-3 2-3 3c-4 7-12 19-50 19-19 0-46-6-46-27 0-11 9-28 28-37zM47 67c7-2 13-2 19-2 8 0 9 0 15 2-5 1-5 2-18 2-7 0-11 0-16-2z"><text:p/></draw:path><draw:path draw:style-name="gr180" draw:text-style-name="P67" svg:width="0.076in" svg:height="0.0713in" svg:x="0.1728in" svg:y="0.026in" svg:viewBox="0 0 194 182" svg:d="M187 98c4-2 7-4 7-7 0-5-3-5-7-6-58-28-117-55-175-83-4-2-5-2-6-2-3 0-6 3-6 6s2 5 6 7c55 27 111 52 166 78-55 26-111 52-166 78-4 2-6 4-6 6 0 4 3 7 6 7 1 0 2 0 6-2 58-27 117-55 175-82z"><text:p/></draw:path><draw:path draw:style-name="gr180" draw:text-style-name="P67" svg:width="0.0516in" svg:height="0.0846in" svg:x="0.2988in" svg:y="0.0106in" svg:viewBox="0 0 132 216" svg:d="M132 109c0-25-1-51-12-74-15-31-41-35-53-35-19 0-43 8-55 37-11 22-12 47-12 72 0 23 1 52 14 74 13 26 36 33 52 33 17 0 41-7 55-37 10-21 11-45 11-70zM66 209c-12 0-31-9-36-38-4-18-4-48-4-66 0-20 0-41 2-58 6-37 31-41 38-41 11 0 31 7 38 37 2 18 2 42 2 62 0 24 0 45-3 65-5 30-23 39-37 39z"><text:p/></draw:path><draw:path draw:style-name="gr180" draw:text-style-name="P67" svg:width="0.013in" svg:height="0.0531in" svg:x="0.4012in" svg:y="0.0402in" svg:viewBox="0 0 34 136" svg:d="M34 17c0-10-8-17-17-17s-17 7-17 17c0 9 8 16 17 16s17-7 17-16zM34 120c0-10-8-18-17-18s-17 8-17 18c0 9 8 16 17 16s17-7 17-16z"><text:p/></draw:path><draw:path draw:style-name="gr180" draw:text-style-name="P67" svg:width="0.0272in" svg:height="0.0854in" svg:x="0.4642in" svg:y="0.0075in" svg:viewBox="0 0 70 218" svg:d="M46 0c-15 1-31 3-46 4 0 3 0 6 0 9 23 0 24 2 24 18 0 54 0 109 0 163 0 14-3 14-24 14 0 3 0 7 0 10 10 0 27-1 35-1s24 1 35 1c0-3 0-7 0-10-21 0-24 0-24-14 0-65 0-129 0-194z"><text:p/></draw:path><draw:path draw:style-name="gr180" draw:text-style-name="P67" svg:width="0.0264in" svg:height="0.0819in" svg:x="0.4988in" svg:y="0.0106in" svg:viewBox="0 0 68 209" svg:d="M45 71c-14 1-30 2-44 4 0 2 0 6 0 10 21 0 23 1 23 17 0 27 0 56 0 84 0 14-3 14-24 14 0 3 0 7 0 9 10 0 27 0 34 0 11 0 23 0 34 0 0-2 0-6 0-9-21 0-23-1-23-14 0-38 0-76 0-115zM47 16c0-10-8-16-17-16-10 0-17 8-17 16 0 9 7 17 17 17 9 0 17-7 17-17z"><text:p/></draw:path><draw:path draw:style-name="gr180" draw:text-style-name="P67" svg:width="0.0969in" svg:height="0.0543in" svg:x="0.5331in" svg:y="0.0382in" svg:viewBox="0 0 247 139" svg:d="M24 31c0 28 0 56 0 85 0 13-3 13-24 13 0 3 0 7 0 10 11 0 27-1 35-1 9 0 25 1 36 1 0-3 0-7 0-10-21 0-25 0-25-13 0-20 0-40 0-58 0-33 22-51 43-51 20 0 24 17 24 35 0 25 0 49 0 74 0 13-4 13-26 13 0 3 0 7 0 10 12 0 28-1 36-1s26 1 36 1c0-3 0-7 0-10-21 0-25 0-25-13 0-20 0-40 0-58 0-33 23-51 43-51s24 17 24 35c0 25 0 49 0 74 0 13-4 13-25 13 0 3 0 7 0 10 10 0 27-1 36-1 8 0 24 1 35 1 0-3 0-7 0-10-17 0-25 0-25-9 0-20 0-40 0-60 0-27 0-37-10-48-4-6-15-12-33-12-27 0-40 19-46 31-4-27-28-31-42-31-23 0-38 13-47 33 0-11 0-22 0-33-14 1-30 3-44 4 0 3 0 6 0 9 22 0 24 2 24 18z"><text:p/></draw:path><draw:path draw:style-name="gr180" draw:text-style-name="P67" svg:width="0.0528in" svg:height="0.0386in" svg:x="0.637in" svg:y="0.0732in" svg:viewBox="0 0 135 99" svg:d="M16 83c-1 2-1 5-2 9 0 5 4 7 8 7s8-3 9-5c1-1 2-9 3-13 2-5 4-14 6-21 1-4 2-9 3-14 3-9 3-11 9-20 7-9 17-21 34-21 12 0 13 12 13 17 0 12-10 37-13 46-3 7-4 8-4 12 0 12 10 19 22 19 21 0 31-31 31-33 0-4-3-4-4-4-2 0-2 2-3 5-6 17-15 26-24 26-5 0-6-3-6-8s2-8 6-18c2-7 11-30 11-43 0-20-17-24-29-24-18 0-30 11-36 20-2-16-16-20-25-20s-14 6-17 12c-5 8-8 20-8 21 0 3 3 3 4 3 3 0 3 0 4-6 4-14 8-25 16-25 7 0 8 6 8 11s-1 13-3 19c-2 5-5 14-6 20-2 9-4 18-7 28z"><text:p/></draw:path><draw:path draw:style-name="gr180" draw:text-style-name="P67" svg:width="0.0854in" svg:height="0.0453in" svg:x="0.7012in" svg:y="0.0669in" svg:viewBox="0 0 218 116" svg:d="M186 63c-28 21-20 32-31 49 0 4 3 4 5 4 4 0 5 0 6-4 1-5 5-19 17-32s23-16 33-19c1-1 2-2 2-3 0-2-1-3-5-4-31-10-43-32-47-51-1-3-3-3-6-3s-5 0-5 3c0 1 3 15 13 30 5 7 11 14 18 19-59 0-118 0-177 0-4 0-9 0-9 6 0 5 5 5 9 5 59 0 118 0 177 0z"><text:p/></draw:path><draw:path draw:style-name="gr180" draw:text-style-name="P67" svg:width="0.0854in" svg:height="0.0386in" svg:x="0.8004in" svg:y="0.0732in" svg:viewBox="0 0 218 99" svg:d="M111 36c-12-14-16-17-24-23-13-9-28-13-39-13-28 0-48 23-48 49 0 27 19 50 47 50 30 0 52-25 60-37 12 14 15 18 24 23 13 10 27 14 40 14 27 0 47-23 47-50 0-26-19-49-47-49-31 0-52 24-60 36zM118 45c9-14 28-37 55-37 23 0 39 20 39 41s-18 38-38 38-34-17-56-42zM100 54c-9 14-28 37-55 37-23 0-39-20-39-42 0-21 17-37 38-37s34 17 56 42z"><text:p/></draw:path><draw:path draw:style-name="gr180" draw:text-style-name="P67" svg:width="0.0886in" svg:height="0.0839in" svg:x="0.9248in" svg:y="0.0087in" svg:viewBox="0 0 226 214" svg:d="M84 115c18 0 36 0 54 0 45 0 88-32 88-67 0-25-21-48-62-48-34 0-69 0-103 0-5 0-9 0-9 5s3 5 9 5c5 0 10 0 14 0 5 1 7 2 7 5 0 1-1 2-2 7-14 55-28 112-42 168-3 11-4 14-29 14-5 0-9 0-9 6 0 4 5 4 5 4 9 0 32-1 40-1 7 0 14 0 21 0s13 1 20 1c2 0 7 0 7-6 0-4-3-4-9-4-12 0-21 0-21-5 0-2 1-4 1-6 6-26 13-52 20-78zM106 22c3-11 4-12 17-12 10 0 21 0 31 0 26 0 43 8 43 30 0 12-6 39-19 51-16 13-35 16-48 16-16 0-30 0-45 0 7-29 14-57 21-85z"><text:p/></draw:path><draw:path draw:style-name="gr180" draw:text-style-name="P67" svg:width="0.0283in" svg:height="0.1236in" svg:x="1.0291in" svg:y="0in" svg:viewBox="0 0 73 315" svg:d="M73 311c0-1 0-1-5-6-40-41-50-100-50-148 0-55 12-109 51-148 4-5 4-5 4-5 0-3-1-4-3-4-3 0-32 22-50 62-16 34-20 69-20 95 0 25 3 62 21 98 19 39 46 60 49 60 2 0 3-1 3-4z"><text:p/></draw:path><draw:path draw:style-name="gr180" draw:text-style-name="P67" svg:width="0.0047in" svg:height="0.1236in" svg:x="1.0799in" svg:y="0in" svg:viewBox="0 0 13 315" svg:d="M13 12c0-6 0-12-7-12-6 0-6 6-6 12 0 97 0 194 0 291 0 5 0 12 6 12 7 0 7-7 7-12 0-97 0-194 0-291z"><text:p/></draw:path><draw:path draw:style-name="gr180" draw:text-style-name="P67" svg:width="0.0736in" svg:height="0.0894in" svg:x="1.1059in" svg:y="0.0055in" svg:viewBox="0 0 188 228" svg:d="M188 3c0-1-1-3-3-3s-2 0-6 4c-5 7-10 12-15 18-8-14-25-22-46-22-40 0-77 36-77 75 0 25 16 39 32 45 12 2 22 5 34 8 12 2 29 8 29 33 0 28-26 57-57 57-20 0-56-7-56-45 0-8 2-15 2-17 1-1 1-1 1-2 0-3-2-3-3-3-2 0-3 0-4 1s-19 72-19 73c0 2 2 3 4 3 1 0 1 0 6-4 5-6 10-12 15-18 14 18 35 22 53 22 44 0 80-42 80-80 0-21-10-32-15-37-7-7-12-9-39-16-8-2-19-4-22-5-8-3-19-12-19-29 0-25 25-52 55-52 26 0 46 13 46 49 0 9-2 16-2 18 1 0 0 2 4 2 3 0 3-1 5-6 5-23 12-46 17-69z"><text:p/></draw:path><draw:path draw:style-name="gr180" draw:text-style-name="P67" svg:width="0.0528in" svg:height="0.0386in" svg:x="1.1803in" svg:y="0.0732in" svg:viewBox="0 0 135 99" svg:d="M17 83c-1 2-2 5-3 9 0 5 5 7 8 7 4 0 8-3 9-5 1-1 2-9 3-13 2-5 4-14 6-21 1-4 2-9 3-14 3-9 3-11 9-20 7-9 17-21 34-21 13 0 13 12 13 17 0 12-10 37-13 46-2 7-3 8-3 12 0 12 9 19 21 19 22 0 31-31 31-33 0-4-3-4-4-4-2 0-2 2-3 5-6 17-15 26-24 26-4 0-5-3-5-8s1-8 5-18c2-7 11-30 11-43 0-20-17-24-29-24-18 0-30 11-36 20-2-16-16-20-25-20s-14 6-17 12c-4 8-8 20-8 21 0 3 3 2 4 3 3 0 3 0 5-6 3-14 7-25 16-25 6 0 7 6 7 11s-1 13-3 19c-2 5-4 14-6 20-1 9-4 18-6 28z"><text:p/></draw:path><draw:path draw:style-name="gr180" draw:text-style-name="P67" svg:width="0.076in" svg:height="0.0047in" svg:x="1.2819in" svg:y="0.0598in" svg:viewBox="0 0 194 13" svg:d="M182 13c5 0 12 0 12-7 0-6-7-6-12-6-57 0-114 0-171 0-6 0-11 0-11 6 0 7 5 7 11 7 57 0 114 0 171 0z"><text:p/></draw:path><draw:path draw:style-name="gr180" draw:text-style-name="P67" svg:width="0.0669in" svg:height="0.0811in" svg:x="1.4in" svg:y="0.0382in" svg:viewBox="0 0 171 207" svg:d="M63 29c2-7 5-19 5-20 0-5-3-9-9-9-1 0-9 1-13 12-15 60-30 121-45 181-1 4-1 4-1 5 0 5 4 9 9 9 6 0 10-6 11-7 1-3 5-19 17-67 11 9 24 10 31 10 22 0 35-14 42-23 3 14 14 23 29 23 10 0 18-7 23-17 5-12 9-31 9-32 0-2-3-2-4-2-2 0-3 1-4 5-5 21-11 39-24 39-8 0-9-8-9-15s3-21 6-32c3-12 6-23 9-34 1-5 4-17 5-22 1-7 5-19 5-20 0-7-5-9-9-9-2 0-10 0-13 10-4 20-10 40-14 60-5 15-7 28-9 32 0 1-15 30-41 30-16 0-23-10-23-27 0-9 2-18 4-27 5-18 9-35 13-53z"><text:p/></draw:path><draw:path draw:style-name="gr180" draw:text-style-name="P67" svg:width="0.0047in" svg:height="0.1236in" svg:x="1.4858in" svg:y="0in" svg:viewBox="0 0 13 315" svg:d="M13 12c0-6 0-12-7-12-6 0-6 6-6 12 0 97 0 194 0 291 0 5 0 12 6 12 7 0 7-7 7-12 0-97 0-194 0-291z"><text:p/></draw:path><draw:path draw:style-name="gr180" draw:text-style-name="P67" svg:width="0.076in" svg:height="0.0713in" svg:x="1.5504in" svg:y="0.026in" svg:viewBox="0 0 194 182" svg:d="M187 98c4-2 7-4 7-7 0-5-3-5-7-6-58-28-116-55-174-83-5-2-6-2-7-2-2 0-6 3-6 6s2 5 6 7c56 27 111 52 167 78-56 26-111 52-167 78-4 2-6 4-6 6 0 4 4 7 6 7 1 0 2 0 7-2 58-27 116-55 174-82z"><text:p/></draw:path><draw:path draw:style-name="gr180" draw:text-style-name="P67" svg:width="0.05in" svg:height="0.0587in" svg:x="1.6748in" svg:y="0.0366in" svg:viewBox="0 0 128 150" svg:d="M37 72c10 4 19 4 27 4s25 0 25-9-11-9-22-9c-8 0-18 0-30 6-7-4-13-10-13-19 0-19 31-31 60-31 5 0 16 0 29 9 3 3 4 4 6 4 4 0 9-5 9-9 0-5-20-18-41-18-37 0-71 22-71 45 0 14 12 22 13 22-18 11-29 29-29 44 0 19 18 39 52 39 42 0 60-28 60-32 0-2-2-4-4-4s-3 2-4 3c-4 7-11 19-49 19-20 0-47-6-47-27 0-11 9-28 29-37zM47 67c7-2 14-2 20-2 7 0 9 0 14 2-4 1-5 2-17 2-7 0-11 0-17-2z"><text:p/></draw:path><draw:path draw:style-name="gr180" draw:text-style-name="P67" svg:width="0.0287in" svg:height="0.1236in" svg:x="1.7366in" svg:y="0in" svg:viewBox="0 0 74 315" svg:d="M74 157c0-24-4-62-22-98-19-38-46-59-48-59-3 0-4 2-4 4l6 7c31 30 49 81 49 146 0 53-12 109-50 149-5 4-5 4-5 5 0 2 1 4 4 4 2 0 31-22 49-62 16-35 21-70 21-96z"><text:p/></draw:path><draw:path draw:style-name="gr180" draw:text-style-name="P67" svg:width="0.0827in" svg:height="0.0291in" svg:x="1.8197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52in" svg:height="0.0846in" svg:x="1.9492in" svg:y="0.0106in" svg:viewBox="0 0 133 216" svg:d="M133 109c0-25-2-51-12-74-15-31-41-35-54-35-19 0-43 8-55 37-10 22-12 47-12 72 0 23 1 52 14 74 14 26 36 33 53 33s40-7 55-37c9-21 11-45 11-70zM67 209c-13 0-32-9-37-38-4-18-4-48-4-66 0-20 0-41 3-58 5-37 30-41 38-41 10 0 30 7 37 37 3 18 3 42 3 62 0 24 0 45-3 65-6 30-24 39-37 39z"><text:p/></draw:path></draw:g></draw:g><text:s/><text:span text:style-name="T20">Dk: (</text:span><text:span text:style-name="T79">Čebyšev pro </text:span><text:span text:style-name="T79"><draw:g text:anchor-type="as-char" svg:y="-0.0953in" draw:z-index="67" draw:name="Shape89" draw:style-name="gr178"><svg:title>TexMaths</svg:title><svg:desc>9§inline§X=S_n, a =\sqrt{n}\varepsilon/\sigma§svg§600§FALSE§</svg:desc><draw:g draw:style-name="gr2"><draw:path draw:style-name="gr179" draw:text-style-name="P66" svg:width="1.0661in" svg:height="0.1122in" svg:x="0.0035in" svg:y="0.0063in" svg:viewBox="0 0 2709 286" svg:d="M1355 286c-451 0-903 0-1355 0 0-95 0-191 0-286 903 0 1806 0 2709 0 0 95 0 191 0 286-451 0-903 0-1354 0z"><text:p/></draw:path><draw:path draw:style-name="gr180" draw:text-style-name="P67" svg:width="0.102in" svg:height="0.0843in" svg:x="0.0004in" svg:y="0.0094in" svg:viewBox="0 0 260 215" svg:d="M145 86c-9-21-18-42-27-63-1-2-2-3-2-4 0-2 6-7 19-9 4 0 6 0 6-5s-3-5-4-5c-14 0-27 1-40 1-8 0-28-1-36-1-2 0-5 0-5 6 0 4 3 4 7 4 19 0 21 3 23 10 13 29 26 58 38 88-22 23-44 48-66 71-2 2-3 3-5 4-15 16-30 21-47 22-3 1-6 1-6 7 0 0 0 3 4 3 10 0 19-1 29-1 12 0 25 1 36 1 2 0 6 0 6-6 0-3-3-2-4-4-3 0-12-1-12-10 0-4 4-10 8-14 10-11 21-22 32-32 10-11 19-22 29-32 11 25 21 50 31 75 2 3 2 3 2 4 0 3-6 8-18 9-3 1-7 1-7 7 0 3 4 3 5 3 9 0 31-1 40-1 8 0 27 1 35 1 2 0 6 0 6-6 0-4-3-4-6-4-21 0-22-1-27-13-13-29-33-79-40-98 21-21 54-59 64-68 9-7 21-15 40-16 4 0 7 0 7-6-1-1 0-4-3-4-10 0-20 1-30 1-12 0-24-1-35-1-2 0-7 0-7 6 0 3 2 4 4 4 3 1 13 1 13 10 0 4-4 9-6 12-17 18-34 35-51 54z"><text:p/></draw:path><draw:path draw:style-name="gr180" draw:text-style-name="P67" svg:width="0.0827in" svg:height="0.0287in" svg:x="0.1516in" svg:y="0.048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732in" svg:height="0.0898in" svg:x="0.2827in" svg:y="0.0071in" svg:viewBox="0 0 187 229" svg:d="M187 3c0-1-1-3-3-3s-2 0-6 5c-5 6-10 11-15 17-8-15-25-22-45-22-41 0-78 36-78 74 0 26 16 40 32 45 12 2 23 5 34 9 12 3 29 8 29 33 0 28-25 58-57 58-19 0-55-8-55-46 0-7 1-15 2-16 0-2 0-2 0-3 0-3-2-4-3-4-2 0-2 1-3 2-2 1-19 72-19 73 0 2 1 4 3 4s2-1 6-5c5-6 10-12 15-19 14 19 35 24 53 24 44 0 81-43 81-80 0-23-10-34-16-37-7-8-11-9-39-17-8-1-19-5-22-5-8-4-19-13-19-29 0-26 25-53 55-53 26 0 46 15 46 50 0 10-2 15-2 17 0 1 0 3 5 3 2 0 3-1 4-6 6-23 12-46 17-69z"><text:p/></draw:path><draw:path draw:style-name="gr180" draw:text-style-name="P67" svg:width="0.0531in" svg:height="0.039in" svg:x="0.3563in" svg:y="0.0744in" svg:viewBox="0 0 136 100" svg:d="M17 84c-1 2-2 5-3 9 0 5 5 7 9 7 3 0 6-3 8-5 1-1 2-9 4-13 1-5 4-14 5-21 1-4 2-9 3-14 3-9 3-11 10-20 6-9 16-21 33-21 13 0 13 12 13 16 0 13-10 37-13 47-2 7-3 8-3 12 0 12 10 19 21 19 22 0 32-31 32-33 0-4-3-3-4-4-3 0-3 2-4 4-6 18-15 27-24 27-4 0-5-3-5-8s1-8 5-18c2-7 11-30 11-43 0-20-16-25-28-25-19 0-31 12-37 21-2-16-15-21-24-21-10 0-15 7-18 13-4 8-8 20-8 21 0 3 4 3 5 3 2 0 2-1 4-6 4-14 7-25 16-25 6 0 7 6 7 11s-1 13-3 19c-2 5-4 14-5 20-2 9-4 18-7 28z"><text:p/></draw:path><draw:path draw:style-name="gr180" draw:text-style-name="P67" svg:width="0.0142in" svg:height="0.037in" svg:x="0.4307in" svg:y="0.0807in" svg:viewBox="0 0 37 95" svg:d="M37 33c0-20-7-33-20-33-11 0-17 8-17 16 0 9 6 17 17 17 4 0 8-1 11-4 1 0 1-1 2-1 0 2 1 1 1 5 0 24-12 43-22 53-4 3-4 4-4 5 0 2 2 4 3 4 4 0 29-25 29-62z"><text:p/></draw:path><draw:path draw:style-name="gr180" draw:text-style-name="P67" svg:width="0.0567in" svg:height="0.0559in" svg:x="0.4803in" svg:y="0.0394in" svg:viewBox="0 0 145 143" svg:d="M105 20c-5-12-14-20-28-20-37 0-77 47-77 93 0 29 18 50 42 50 7 0 23-1 42-23 2 12 13 23 29 23 10 0 18-7 23-17 5-12 9-31 9-32 0-3-3-3-4-3-3 0-3 2-4 6-6 20-11 39-24 39-9 0-9-8-9-14 0-8 0-9 3-24 4-13 5-16 7-29 4-14 8-29 12-44 2-8 2-9 2-11 0-5-4-8-9-8-7 0-13 7-14 14zM85 102c-1 6-1 6-7 11-13 18-26 23-35 23-16 0-20-17-20-30 0-15 9-55 18-69 9-18 23-30 36-30 20 0 25 25 25 28 0 2-1 4-1 5-6 20-11 41-16 62z"><text:p/></draw:path><draw:path draw:style-name="gr180" draw:text-style-name="P67" svg:width="0.0827in" svg:height="0.0287in" svg:x="0.5823in" svg:y="0.048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969in" svg:height="0.1236in" svg:x="0.7161in" svg:y="0in" svg:viewBox="0 0 247 315" svg:d="M100 282c-19-41-37-81-56-122-2-5-3-5-4-5-2 1-2 0-6 3-10 7-20 14-29 21-5 4-5 5-5 6s1 3 4 3c1 0 7-4 10-7 2-2 7-5 10-7 21 46 42 92 62 137 2 4 4 4 7 4 5 0 6-2 8-6 48-99 96-197 144-296 2-5 2-6 2-7 0-2-3-6-7-6-2 0-4 2-7 7-44 92-89 183-133 275z"><text:p/></draw:path><draw:path draw:style-name="gr180" draw:text-style-name="P67" svg:width="0.0744in" svg:height="0.0047in" svg:x="0.8106in" svg:y="0in" svg:viewBox="0 0 190 13" svg:d="M95 13c-31 0-63 0-95 0 0-5 0-8 0-13 63 0 127 0 190 0 0 5 0 8 0 13-32 0-63 0-95 0z"><text:p/></draw:path><draw:path draw:style-name="gr180" draw:text-style-name="P67" svg:width="0.0673in" svg:height="0.0559in" svg:x="0.8142in" svg:y="0.0394in" svg:viewBox="0 0 172 143" svg:d="M19 121c-1 5-3 12-3 13 0 6 5 9 9 9s10-3 12-9c0-1 4-15 6-23 3-10 5-19 7-28 2-7 4-15 5-22 2-5 4-14 4-16 5-9 22-38 52-38 14 0 17 12 17 22 0 20-15 60-21 74-3 7-3 10-3 14 0 15 11 26 27 26 29 0 41-46 41-49s-3-3-4-3c-3 0-3 1-5 6-6 22-16 39-32 39-6 0-8-3-8-10 0-8 3-16 6-22 6-18 20-53 20-71 0-20-14-33-37-33-28 0-44 20-49 27-2-17-15-27-30-27-14 0-20 13-23 18-5 11-10 30-10 31 0 2 4 2 5 2 2 0 2 0 5-7 5-22 12-37 22-37 7 0 10 4 10 15 0 6-1 10-5 26-6 24-12 48-18 73z"><text:p/></draw:path><draw:path draw:style-name="gr180" draw:text-style-name="P67" svg:width="0.05in" svg:height="0.0587in" svg:x="0.8886in" svg:y="0.0382in" svg:viewBox="0 0 128 150" svg:d="M37 71c10 5 19 5 27 5s25 0 25-10c0-7-11-8-22-8-8 0-18 1-30 6-7-5-13-10-13-19 0-19 31-31 60-31 5 0 16 0 29 9 3 3 4 4 6 4 4 0 9-4 9-9 0-6-20-18-42-18-36 0-70 22-70 45 0 14 12 22 13 22-19 11-29 28-29 44 0 20 18 39 51 39 43 0 61-28 61-32 0-2-2-4-4-4s-3 2-4 3c-4 7-11 19-49 19-20 0-47-6-47-28 0-10 9-27 29-37zM47 67c7-2 14-2 20-2 7 0 9 0 14 2-4 1-5 2-17 2-7 0-11 0-17-2z"><text:p/></draw:path><draw:path draw:style-name="gr180" draw:text-style-name="P67" svg:width="0.048in" svg:height="0.1236in" svg:x="0.95in" svg:y="0.0012in" svg:viewBox="0 0 123 315" svg:d="M122 12c1-4 0-4 1-6 0-3-2-6-6-6-3 0-4 1-5 3-37 100-73 200-110 299-2 5-2 6-2 7 0 3 3 6 6 6 5 0 6-3 8-8 36-98 72-197 108-295z"><text:p/></draw:path><draw:path draw:style-name="gr180" draw:text-style-name="P67" svg:width="0.0654in" svg:height="0.0547in" svg:x="1.0102in" svg:y="0.0409in" svg:viewBox="0 0 167 140" svg:d="M152 18c4 0 15 0 15-11 0-7-7-7-12-7-24 0-48 0-72 0-48 0-83 52-83 89 0 28 19 51 48 51 37 0 79-39 79-88 0-5 0-20-10-34 12 0 23 0 35 0zM48 132c-16 0-28-10-28-34 0-9 3-35 14-54 14-21 33-26 43-26 27 0 29 21 29 31 0 15-6 40-17 56-12 19-29 27-41 27z"><text:p/></draw:path></draw:g></draw:g></text:span><text:span text:style-name="T20">) <text:s/></text:span><text:span text:style-name="T20"><draw:g text:anchor-type="as-char" svg:y="-0.1256in" draw:z-index="65" draw:name="Shape90" draw:style-name="gr178"><svg:title>TexMaths</svg:title><svg:desc>9§inline§\mathbb{E}(S_n) = \frac{\mathbb{E}(X_1)+...+\mathbb{E}(X_n)}{n} = \mu§svg§600§FALSE§</svg:desc><draw:g draw:style-name="gr2"><draw:path draw:style-name="gr179" draw:text-style-name="P66" svg:width="1.5303in" svg:height="0.1559in" svg:x="0.0051in" svg:y="0.0067in" svg:viewBox="0 0 3888 397" svg:d="M1945 397c-649 0-1297 0-1945 0 0-132 0-265 0-397 1296 0 2592 0 3888 0 0 132 0 265 0 397-648 0-1296 0-1943 0z"><text:p/></draw:path><draw:path draw:style-name="gr180" draw:text-style-name="P67" svg:width="0.0776in" svg:height="0.0846in" svg:x="0.0004in" svg:y="0.0409in" svg:viewBox="0 0 198 216" svg:d="M77 111c9 0 24 0 35 6 15 10 16 27 16 29 1 4 1 8 6 8 6 0 6-5 6-10 0-29 0-58 0-86 0-5 0-9-6-9-5 0-6 4-6 7-2 40-34 43-51 43 0-23 0-44 0-67 0-21 7-21 14-21 5 0 10 0 15 0 43 0 64 22 66 44 1 3 1 7 6 7 6 0 6-5 6-11 0-13 0-27 0-40 0-10-1-11-11-11-54 0-108 0-162 0-6 0-11 0-11 5 0 6 6 6 9 6 18 0 19 2 19 18 0 52 0 105 0 158 0 15-1 18-18 18-5 0-10 0-10 6 0 5 5 5 11 5 56 0 111 0 167 0 7 0 9 0 11-4 3-18 9-53 9-54 0-4-3-6-5-6-5 0-5 2-7 4-1 9-4 21-28 35-16 10-32 14-49 14-6 0-12 0-18 0-7 0-14 0-14-20 0-26 0-50 0-74zM172 11c0 5 0 10 0 15-5-5-11-11-18-15 6 0 12 0 18 0zM111 103c4-1 11-7 17-13 0 9 0 18 0 27-7-9-12-9-17-13zM39 29c0-4 0-12-2-18 11 0 22 0 33 0-3 8-3 18-3 20 0 51 0 102 0 154 0 11 1 18 3 20-11 0-22 0-33 0 2-5 2-13 2-17 0-53 0-106 0-159zM157 205c10-5 19-12 25-18-1 2-3 16-3 18-7 0-15 0-22 0z"><text:p/></draw:path><draw:path draw:style-name="gr180" draw:text-style-name="P67" svg:width="0.0287in" svg:height="0.1236in" svg:x="0.0941in" svg:y="0.0323in" svg:viewBox="0 0 74 315" svg:d="M74 312c0-1 0-2-6-7-39-40-49-99-49-147 0-55 12-109 50-149 5-4 5-5 5-5 0-3-2-4-4-4s-31 22-50 62c-16 34-20 69-20 96 0 25 4 63 21 98 20 38 47 59 49 59s4-1 4-3z"><text:p/></draw:path><draw:path draw:style-name="gr180" draw:text-style-name="P67" svg:width="0.0736in" svg:height="0.0898in" svg:x="0.1366in" svg:y="0.0382in" svg:viewBox="0 0 188 229" svg:d="M188 4c0-1-1-4-3-4s-2 1-6 4c-5 7-10 12-15 18-8-14-25-22-46-22-40 0-77 36-77 75 0 25 16 39 32 45 12 2 22 5 34 9 12 2 29 7 29 33 0 28-26 58-57 58-20 0-56-7-56-46 0-8 2-16 2-17 1-1 1-2 1-2 0-4-2-4-3-4-2 0-2 0-4 1-1 2-19 74-19 75s2 2 4 2c1 0 1 0 6-4 5-6 10-13 15-18 14 18 35 22 53 22 44 0 80-42 80-81 0-21-10-32-15-36-7-8-12-9-39-17-8-1-19-4-22-5-8-3-19-12-19-29 0-25 25-52 55-52 26 0 46 13 46 49 0 10-2 16-2 18 1 1 0 2 4 2 3 0 3-1 5-6 5-23 12-46 17-68z"><text:p/></draw:path><draw:path draw:style-name="gr180" draw:text-style-name="P67" svg:width="0.0528in" svg:height="0.0386in" svg:x="0.2106in" svg:y="0.1059in" svg:viewBox="0 0 135 99" svg:d="M17 84c-1 2-3 8-3 9 0 4 5 6 8 6 4 0 8-3 9-5 1-1 2-9 3-13 2-5 4-14 6-20 1-5 2-10 3-15 3-9 3-11 9-20 7-9 17-20 34-20 13 0 13 11 13 16 0 13-10 37-13 46-2 7-3 9-3 12 0 12 9 19 21 19 22 0 31-30 31-33s-3-3-4-3c-2 0-2 1-3 4-6 18-15 27-24 27-4 0-5-4-5-8 0-6 1-9 5-19 2-6 11-30 11-42 0-21-17-25-29-25-18 0-30 11-36 20-2-16-16-20-25-20s-14 6-17 12c-4 8-8 20-8 21 0 4 3 3 4 4 3 0 3-1 5-7 3-13 7-24 16-24 6 0 7 5 7 11 0 4-1 12-3 18s-4 15-6 20c-1 10-4 19-6 29z"><text:p/></draw:path><draw:path draw:style-name="gr180" draw:text-style-name="P67" svg:width="0.0283in" svg:height="0.1236in" svg:x="0.2815in" svg:y="0.0323in" svg:viewBox="0 0 73 315" svg:d="M73 158c0-25-4-63-21-99-19-38-46-59-49-59-2 0-3 2-3 4 0 0 0 1 6 7 31 31 49 81 49 147 0 54-12 108-51 149-4 3-4 4-4 5 0 2 1 3 3 3 3 0 31-22 50-61 16-34 20-70 20-96z"><text:p/></draw:path><draw:path draw:style-name="gr180" draw:text-style-name="P67" svg:width="0.0823in" svg:height="0.0287in" svg:x="0.3646in" svg:y="0.0803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539in" svg:height="0.0591in" svg:x="0.5051in" svg:y="0.0059in" svg:viewBox="0 0 138 151" svg:d="M54 77c5 0 16 0 23 5 11 7 12 19 12 20 0 3 0 6 5 6 3 0 3-3 3-7 0-20 0-40 0-60 0-3 0-7-3-7-5 0-5 3-5 5-1 28-23 30-35 30 0-15 0-31 0-47 0-14 4-14 9-14 4 0 7 0 11 0 30 0 45 15 46 31 1 1 1 4 4 4 4 0 4-3 4-7 0-10 0-19 0-29 0-6-1-7-7-7-38 0-76 0-114 0-4 0-7 0-7 5 0 3 4 3 5 3 13 0 14 2 14 13 0 37 0 74 0 110 0 10-1 13-13 13-2 0-6 0-6 4 0 3 3 3 7 3 39 0 79 0 117 0 5 0 7 0 7-2 2-14 7-37 7-39s-2-4-4-4c-3 0-3 2-3 3-2 6-4 15-20 25-12 6-24 10-35 10-5 0-8 0-13 0s-9 0-9-15c0-17 0-34 0-52zM120 8c0 4 0 7 0 11-4-5-8-8-13-11 5 0 8 0 13 0zM77 73c3-2 9-6 12-10 0 6 0 13 0 19-5-6-8-6-12-9zM27 20c0-3 0-8-2-12 8 0 16 0 24 0-3 5-3 12-3 14 0 36 0 72 0 108 0 8 2 12 3 14-8 0-16 0-24 0 2-4 2-10 2-13 0-37 0-74 0-111zM109 144c0-1 0-1 0-1 7-3 13-8 18-12-1 1-2 11-3 13-5 0-10 0-15 0z"><text:p/></draw:path><draw:path draw:style-name="gr180" draw:text-style-name="P67" svg:width="0.0224in" svg:height="0.0866in" svg:x="0.572in" svg:y="0in" svg:viewBox="0 0 58 221" svg:d="M53 0c-41 30-53 77-53 111 0 30 10 79 53 110 2 0 5-1 5-2 0-2 0-2-2-4-30-27-41-64-41-104 0-60 23-89 42-106 1 0 1-1 1-2 0-3-3-3-5-3z"><text:p/></draw:path><draw:path draw:style-name="gr180" draw:text-style-name="P67" svg:width="0.0764in" svg:height="0.0587in" svg:x="0.6051in" svg:y="0.0059in" svg:viewBox="0 0 195 150" svg:d="M113 67c7-8 13-15 20-22 28-28 37-36 57-38 3 0 5 0 5-4 0-3-1-3-2-3-7 0-15 1-21 1s-20-1-26-1c-2 0-5 0-5 4 1 1 0 3 4 3 2 1 7 1 7 6 0 3-3 7-5 9-2 1-30 29-38 37-7-14-15-28-23-43 0-1 0-2 0-3s3-5 11-6c2 0 5 0 5-4-1-1 0-3-4-3s-11 0-15 0c-6 0-9 1-15 1-3 0-9 0-12-1-4 0-8 0-12 0-2 0-5 0-5 4 0 3 3 3 7 3 13 0 13 3 15 7 11 21 21 41 32 62-5 3-8 7-13 11-4 5-14 15-19 18-27 27-36 36-56 37-2 1-5 1-5 6 0 0 1 2 4 2 6 0 13-1 19-1 5 0 10 0 14 1 4 0 9 0 13 0 0 0 4 0 4-4 0-3-3-4-4-4-2 0-7-1-7-5s3-7 8-11c16-15 30-30 45-44 9 17 17 34 26 52 2 3 1 2 2 3 0 2-4 5-11 5-2 1-6 1-6 6 2 0 1 2 5 2s10 0 14 0c5 0 10-1 14-1s9 0 14 1c4 0 8 0 12 0 1 0 4 0 4-4s-3-4-6-4c-13 0-15-2-16-5-12-24-24-47-35-70z"><text:p/></draw:path><draw:path draw:style-name="gr180" draw:text-style-name="P67" svg:width="0.0256in" svg:height="0.0406in" svg:x="0.6913in" svg:y="0.0374in" svg:viewBox="0 0 66 104" svg:d="M41 4c0-4 0-4-6-4-12 10-29 10-32 10-1 0-2 0-3 0 0 3 0 4 0 7 1 0 2 0 3 0 3 0 14-1 23-4 0 26 0 52 0 78 0 5 0 7-17 7-3 0-4 0-7 0 0 2 0 4 0 6 8 0 22 0 31 0s24 0 33 0c0-2 0-4 0-6-3 0-6 0-8 0-17 0-17-2-17-7 0-29 0-58 0-87z"><text:p/></draw:path><draw:path draw:style-name="gr180" draw:text-style-name="P67" svg:width="0.0224in" svg:height="0.0866in" svg:x="0.7374in" svg:y="0in" svg:viewBox="0 0 58 221" svg:d="M5 0c-2 0-5 0-5 3 0 1 1 2 2 3 19 17 40 47 40 105 0 46-14 81-38 102-4 4-4 4-4 6 0 1 1 2 3 2s23-15 38-42c9-19 17-42 17-68 0-32-10-79-53-111z"><text:p/></draw:path><draw:path draw:style-name="gr180" draw:text-style-name="P67" svg:width="0.0638in" svg:height="0.0638in" svg:x="0.7756in" svg:y="0.0118in" svg:viewBox="0 0 163 163" svg:d="M87 87c23 0 45 0 68 0 3 0 8 0 8-5 0-6-5-6-8-6-23 0-45 0-68 0 0-22 0-45 0-68 0-3 0-8-5-8s-5 5-5 8c0 23 0 46 0 68-23 0-46 0-69 0-3 0-8 0-8 6 0 5 5 5 8 5 23 0 46 0 69 0 0 23 0 45 0 68 0 3 0 8 5 8s5-5 5-8c0-23 0-45 0-68z"><text:p/></draw:path><draw:path draw:style-name="gr180" draw:text-style-name="P67" svg:width="0.0098in" svg:height="0.0094in" svg:x="0.8559in" svg:y="0.0551in" svg:viewBox="0 0 26 25" svg:d="M26 13c0-8-7-13-12-13-8 0-14 6-14 13 0 8 7 12 13 12 8 0 13-5 13-12z"><text:p/></draw:path><draw:path draw:style-name="gr180" draw:text-style-name="P67" svg:width="0.0094in" svg:height="0.0094in" svg:x="0.8854in" svg:y="0.0551in" svg:viewBox="0 0 25 25" svg:d="M25 13c0-8-6-13-12-13-8 0-13 6-13 13 0 8 6 12 13 12s12-5 12-12z"><text:p/></draw:path><draw:path draw:style-name="gr180" draw:text-style-name="P67" svg:width="0.0098in" svg:height="0.0094in" svg:x="0.915in" svg:y="0.0551in" svg:viewBox="0 0 26 25" svg:d="M26 13c0-8-7-13-12-13-9 0-14 6-14 13 0 8 7 12 13 12 7 0 13-5 13-12z"><text:p/></draw:path><draw:path draw:style-name="gr180" draw:text-style-name="P67" svg:width="0.0638in" svg:height="0.0638in" svg:x="0.9409in" svg:y="0.0118in" svg:viewBox="0 0 163 163" svg:d="M87 87c23 0 45 0 68 0 3 0 8 0 8-5 0-6-5-6-8-6-23 0-45 0-68 0 0-22 0-45 0-68 0-3 0-8-5-8s-5 5-5 8c0 23 0 46 0 68-23 0-45 0-68 0-4 0-9 0-9 6 0 5 5 5 9 5 23 0 45 0 68 0 0 23 0 45 0 68 0 3 0 8 5 8s5-5 5-8c0-23 0-45 0-68z"><text:p/></draw:path><draw:path draw:style-name="gr180" draw:text-style-name="P67" svg:width="0.0543in" svg:height="0.0591in" svg:x="1.0126in" svg:y="0.0059in" svg:viewBox="0 0 139 151" svg:d="M55 77c5 0 16 0 23 5 11 7 12 19 12 20 0 3-1 6 4 6 3 0 4-3 4-7 0-20 0-40 0-60 0-3-1-7-4-7-5 0-4 3-4 5-2 28-24 30-35 30 0-15 0-31 0-47 0-14 4-14 9-14 4 0 7 0 11 0 29 0 45 15 46 31 0 1 1 4 4 4 4 0 4-3 4-7 0-10 0-19 0-29 0-6-1-7-7-7-38 0-76 0-114 0-4 0-8 0-8 5 0 3 5 3 6 3 13 0 14 2 14 13 0 37 0 74 0 110 0 10-1 13-13 13-2 0-7 0-7 4 0 3 4 3 8 3 39 0 78 0 117 0 5 0 6 0 7-2 2-14 7-37 7-39s-2-4-4-4c-4 0-3 2-4 3-1 6-3 15-19 25-12 6-24 10-35 10-5 0-9 0-13 0-5 0-9 0-9-15 0-17 0-34 0-52zM121 8c0 4 0 7 0 11-4-5-8-8-13-11 5 0 8 0 13 0zM77 73c4-2 9-6 13-10 0 6 0 13 0 19-5-6-8-6-13-9zM28 20c0-3 0-8-2-12 8 0 15 0 24 0-3 5-3 12-3 14 0 36 0 72 0 108 0 8 2 12 3 14-9 0-16 0-24 0 2-4 2-10 2-13 0-37 0-74 0-111zM110 144c0-1 0-1 0-1 7-3 13-8 18-12-1 1-2 11-3 13-5 0-10 0-15 0z"><text:p/></draw:path><draw:path draw:style-name="gr180" draw:text-style-name="P67" svg:width="0.0224in" svg:height="0.0866in" svg:x="1.0795in" svg:y="0in" svg:viewBox="0 0 58 221" svg:d="M53 0c-42 30-53 77-53 111 0 30 9 79 53 110 2 0 5-1 5-2 0-2-1-2-2-4-30-27-41-64-41-104 0-60 23-89 41-106 1 0 2-1 2-2 0-3-3-3-5-3z"><text:p/></draw:path><draw:path draw:style-name="gr180" draw:text-style-name="P67" svg:width="0.0764in" svg:height="0.0587in" svg:x="1.1126in" svg:y="0.0059in" svg:viewBox="0 0 195 150" svg:d="M112 67c7-8 14-15 21-22 28-28 37-36 57-38 3 0 5 0 5-4 0-3-1-2-2-3-7 0-15 1-21 1s-21-1-26-1c-2 0-5 0-5 4 1 1 0 3 4 3 2 1 7 1 7 6 0 3-3 7-5 9-2 1-30 29-38 37-7-14-15-28-23-43 0-1 0-2 0-3s3-5 11-6c1 0 5 0 5-4-1-1 0-3-4-3-5 0-11 0-15 0-5 0-10 1-15 1-3 0-9 0-12-1-4 0-9 0-13 0-1 0-4 0-4 4 0 3 2 3 6 3 14 0 14 3 16 7 11 21 21 41 32 62-5 3-8 7-13 11-4 5-14 15-19 18-27 27-36 36-56 37-2 1-5 1-5 6 0 0 1 2 3 2 7 0 14-1 20-1 4 0 10 0 14 1 4 0 9 0 13 0 0 0 4 0 4-4 0-3-3-4-4-4-2 0-7-1-7-5s3-7 8-11c15-15 30-30 44-44 9 17 18 34 27 52 1 3 1 2 2 3 0 2-4 5-11 5-3 1-6 1-6 6 1 0 0 2 4 2 5 0 11 0 15 0 5 0 10-1 14-1s9 0 13 1c5 0 9 0 13 0 1 0 4 0 4-4s-3-4-6-4c-14 0-15-2-16-5-12-24-25-47-36-70z"><text:p/></draw:path><draw:path draw:style-name="gr180" draw:text-style-name="P67" svg:width="0.0433in" svg:height="0.0276in" svg:x="1.1957in" svg:y="0.0512in" svg:viewBox="0 0 111 71" svg:d="M16 54c-1 4-2 11-2 12 0 3 3 5 6 5 2 0 5-1 7-4 0-1 3-9 4-13 5-22 5-22 5-22 2-5 14-27 32-27 9 0 12 5 12 11 0 9-7 26-11 35-1 2-1 4-1 7 0 8 8 13 18 13 16 0 25-20 25-24 0-2-3-2-4-2-3 0-3 0-3 4-3 9-10 17-18 17-4 0-5-2-5-6 0-3 1-5 2-9 3-6 10-24 10-32 0-12-8-19-24-19-14 0-24 9-29 15-1-12-14-15-19-15-16 0-14 16-21 24 0 3 3 3 4 3 2 0 2-2 3-4 2-9 6-18 13-18 5 0 6 5 6 8s-2 9-3 13c0 5-2 11-3 14-1 5-3 9-4 14z"><text:p/></draw:path><draw:path draw:style-name="gr180" draw:text-style-name="P67" svg:width="0.0224in" svg:height="0.0866in" svg:x="1.2575in" svg:y="0in" svg:viewBox="0 0 58 221" svg:d="M5 0c-2 0-5 0-5 3 0 1 1 2 2 3 19 17 40 47 40 105 0 46-14 81-38 102-4 4-4 4-4 6 0 1 1 2 3 2s23-15 38-42c9-19 17-42 17-68 0-32-10-79-53-111z"><text:p/></draw:path><draw:path draw:style-name="gr180" draw:text-style-name="P67" svg:width="0.7858in" svg:height="0.0047in" svg:x="0.5039in" svg:y="0.0921in" svg:viewBox="0 0 1997 13" svg:d="M999 13c-333 0-666 0-999 0 0-5 0-8 0-13 665 0 1331 0 1997 0 0 5 0 8 0 13-332 0-666 0-998 0z"><text:p/></draw:path><draw:path draw:style-name="gr180" draw:text-style-name="P67" svg:width="0.0531in" svg:height="0.039in" svg:x="0.8701in" svg:y="0.1299in" svg:viewBox="0 0 136 100" svg:d="M17 84c-1 2-3 8-3 9 0 4 5 7 9 7 3 0 6-4 8-6 1-2 2-9 4-13 1-4 4-14 5-20 1-4 2-10 3-14 3-9 3-11 10-20 6-9 16-21 33-21 13 0 13 11 13 16 0 13-10 37-13 46-2 7-3 9-3 13 0 12 10 19 21 19 22 0 32-31 32-34s-3-2-4-3c-3 0-3 2-4 4-6 18-15 27-24 27-4 0-5-4-5-8 0-5 1-9 5-19 2-6 11-29 11-42 0-21-16-25-28-25-19 0-31 12-37 20-2-16-15-20-24-20-10 0-15 7-18 12-4 8-8 20-8 22 0 3 4 3 5 3 2 0 2-1 4-7 4-13 7-24 16-24 6 0 7 5 7 11 0 5-1 12-3 18s-4 15-5 20c-2 10-4 19-7 29z"><text:p/></draw:path><draw:path draw:style-name="gr180" draw:text-style-name="P67" svg:width="0.0823in" svg:height="0.0287in" svg:x="1.3465in" svg:y="0.0803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673in" svg:height="0.0815in" svg:x="1.4744in" svg:y="0.0705in" svg:viewBox="0 0 172 208" svg:d="M64 29c2-6 4-18 4-20 0-5-3-9-9-9 0 0-9 1-12 12-15 61-31 121-46 182-1 4-1 5-1 6 0 4 4 8 9 8 7 0 11-5 11-6 2-3 5-20 18-69 10 9 24 10 30 10 22 0 35-14 43-22 2 13 14 22 28 22 11 0 19-7 23-17 5-12 10-31 10-31 0-3-3-3-4-3-3 0-3 1-4 5-6 21-12 40-24 40-9 0-10-9-10-15 0-7 4-22 6-33 3-12 6-22 9-34 1-5 4-17 5-22 2-7 6-19 6-20 0-7-5-9-10-9-1 0-10 1-12 11-5 20-10 39-15 59-4 16-7 29-8 32 0 2-16 31-42 31-15 0-23-11-23-28 0-9 3-18 4-27 5-18 9-35 14-53z"><text:p/></draw:path></draw:g></draw:g></text:span><text:span text:style-name="T20"><text:s/></text:span><text:span text:style-name="T20"><draw:g text:anchor-type="as-char" svg:y="-0.128in" draw:z-index="64" draw:name="Shape91" draw:style-name="gr178"><svg:title>TexMaths</svg:title><svg:desc>9§inline§var(S_n) = var( \frac{(X_1)+...+(X_n)}{n} ) = \frac{var(X_1) + ... + var(X_n)}{n^2} = \frac{\sigma^2}{n}§svg§600§FALSE§</svg:desc><draw:g draw:style-name="gr2"><draw:path draw:style-name="gr179" draw:text-style-name="P66" svg:width="3.0394in" svg:height="0.1583in" svg:x="0.0035in" svg:y="0.0067in" svg:viewBox="0 0 7721 403" svg:d="M0 0c2574 0 5147 0 7721 0 0 134 0 269 0 403-2574 0-5147 0-7721 0 0-134 0-269 0-403z"><text:p/></draw:path><draw:path draw:style-name="gr180" draw:text-style-name="P67" svg:width="0.0543in" svg:height="0.0555in" svg:x="0.0004in" svg:y="0.0724in" svg:viewBox="0 0 139 142" svg:d="M139 22c0-17-9-22-14-22-8 0-15 8-15 14 0 5 2 7 4 10 7 7 11 15 11 26 0 13-19 86-56 86-16 0-23-11-23-28s8-40 18-67c3-5 3-9 3-16 0-13-9-25-25-25-29 0-42 45-42 49 0 2 3 1 4 2 3 0 3-1 5-5 9-32 22-40 32-40 2 0 8 0 8 11 0 7-3 16-6 22-13 37-18 51-18 65 0 34 28 38 42 38 54 0 72-104 72-120z"><text:p/></draw:path><draw:path draw:style-name="gr180" draw:text-style-name="P67" svg:width="0.0567in" svg:height="0.0555in" svg:x="0.0669in" svg:y="0.0724in" svg:viewBox="0 0 145 142" svg:d="M105 20c-5-12-14-20-29-20-36 0-76 46-76 92 0 30 17 50 42 50 7 0 22 0 41-23 2 14 14 23 29 23 11 0 18-7 23-17 5-11 10-30 10-31 0-3-3-3-4-3-3 0-3 1-4 5-6 21-11 40-25 40-8 0-9-8-9-14 0-8 0-10 4-24 4-13 5-17 7-29 4-14 8-29 12-44 2-9 2-9 2-11 0-5-4-8-9-8-8 0-13 7-14 14zM85 102c-2 5-2 6-7 12-13 17-27 22-36 22-15 0-20-18-20-30 0-16 10-55 18-69 9-19 24-31 36-31 21 0 26 26 26 28s-1 4-1 6c-6 20-11 41-16 62z"><text:p/></draw:path><draw:path draw:style-name="gr180" draw:text-style-name="P67" svg:width="0.0504in" svg:height="0.0555in" svg:x="0.1311in" svg:y="0.0724in" svg:viewBox="0 0 129 142" svg:d="M19 121c-1 4-4 12-4 13 0 6 5 8 10 8 4 0 9-1 12-8 0-1 11-44 12-50 3-10 9-33 10-41 1-4 10-19 18-26 2-3 12-11 26-11 8 0 12 5 13 5-10 1-17 9-17 17 0 4 4 11 13 11 8 0 17-7 17-19 0-11-10-20-26-20-21 0-36 15-41 24-3-14-14-24-29-24-14 0-20 12-23 18-6 11-10 30-10 31 0 2 3 2 4 2 3 0 3 0 5-7 5-22 12-38 23-38 6 0 10 3 10 15 0 7-1 11-5 27-6 24-12 48-18 73z"><text:p/></draw:path><draw:path draw:style-name="gr180" draw:text-style-name="P67" svg:width="0.0283in" svg:height="0.1236in" svg:x="0.1996in" svg:y="0.0343in" svg:viewBox="0 0 73 315" svg:d="M73 312c0-1 0-2-6-7-39-40-49-99-49-147 0-55 13-110 51-150 4-3 4-4 4-5 0-2-1-3-3-3-3 0-31 21-50 61-16 35-20 71-20 97 0 24 4 62 21 97 19 40 46 60 49 60 2 0 3-1 3-3z"><text:p/></draw:path><draw:path draw:style-name="gr180" draw:text-style-name="P67" svg:width="0.0732in" svg:height="0.0898in" svg:x="0.2421in" svg:y="0.0398in" svg:viewBox="0 0 187 229" svg:d="M187 4c0-1 0-4-3-4-1 0-2 1-6 5-5 7-10 12-15 18-8-15-24-23-45-23-41 0-78 37-78 75 0 26 17 40 33 45 11 3 22 5 33 9 12 3 30 7 30 33 0 29-26 57-58 57-20 0-55-5-55-45 0-7 2-15 2-17 0-1 1-1 1-2 0-4-3-4-4-4s-2 0-3 1c-1 2-19 73-19 74 0 2 2 3 4 3 1 0 1 0 5-5 5-5 10-11 15-17 15 17 35 22 54 22 43 0 80-41 80-80 0-22-10-33-15-37-7-7-13-8-40-16-8-1-18-5-21-6-9-3-20-12-20-29 0-25 25-52 56-52 26 0 45 14 45 50 0 10-1 15-1 17 0 1 0 3 4 3 3 0 3-1 4-6 5-23 12-46 17-69z"><text:p/></draw:path><draw:path draw:style-name="gr180" draw:text-style-name="P67" svg:width="0.0528in" svg:height="0.039in" svg:x="0.3161in" svg:y="0.1071in" svg:viewBox="0 0 135 100" svg:d="M16 84c-1 3-2 8-2 9 0 4 4 7 8 7s7-4 9-5c1-2 2-9 3-14 1-4 4-14 6-20 0-4 2-10 3-14 2-10 3-11 9-21 6-8 17-20 33-20 13 0 13 11 13 16 0 13-9 37-13 47-2 6-3 8-3 12 0 12 10 19 21 19 22 0 32-31 32-34s-3-3-4-3c-2 0-3 1-4 4-5 18-15 27-24 27-4 0-5-4-5-8 0-5 1-8 5-18 3-7 12-30 12-43 0-21-17-25-29-25-18 0-30 12-37 20-1-15-15-20-24-20-10 0-14 7-17 12-5 8-8 20-8 22 0 3 3 3 4 3 2 0 3-1 4-7 4-13 8-24 16-24 7 0 7 5 7 11 0 5-1 12-2 18-2 6-5 15-6 20-2 10-4 19-7 29z"><text:p/></draw:path><draw:path draw:style-name="gr180" draw:text-style-name="P67" svg:width="0.0283in" svg:height="0.1236in" svg:x="0.387in" svg:y="0.0343in" svg:viewBox="0 0 73 315" svg:d="M73 158c0-25-4-63-21-99-19-39-46-59-49-59-2 0-3 1-3 3 0 1 0 2 5 7 32 31 50 82 50 148 0 54-12 109-51 148-4 4-4 5-4 6 0 2 1 3 3 3 3 0 31-22 50-62 16-35 20-69 20-95z"><text:p/></draw:path><draw:path draw:style-name="gr180" draw:text-style-name="P67" svg:width="0.0827in" svg:height="0.0287in" svg:x="0.4697in" svg:y="0.0827in" svg:viewBox="0 0 211 74" svg:d="M200 13c4 0 11 0 11-7 0-6-7-6-10-6-63 0-127 0-190 0-5 0-11 0-11 6 0 7 6 7 11 7 63 0 126 0 189 0zM201 74c3 0 10 0 10-6 0-7-7-7-11-7-63 0-126 0-189 0-5 0-11 0-11 7 0 6 6 6 11 6 63 0 127 0 190 0z"><text:p/></draw:path><draw:path draw:style-name="gr180" draw:text-style-name="P67" svg:width="0.0543in" svg:height="0.0555in" svg:x="0.598in" svg:y="0.0724in" svg:viewBox="0 0 139 142" svg:d="M139 22c0-17-9-22-14-22-8 0-15 8-15 14 0 5 1 7 4 10 7 7 11 15 11 26 0 13-19 86-56 86-16 0-23-11-23-28s8-40 18-67c2-5 3-9 3-16 0-13-9-25-26-25-29 0-41 45-41 49 0 2 3 2 4 2 3 0 3-1 5-5 9-32 22-40 31-40 3 0 9 0 9 11 0 7-3 16-6 22-13 37-18 51-18 65 0 34 28 38 42 38 54 0 72-104 72-120z"><text:p/></draw:path><draw:path draw:style-name="gr180" draw:text-style-name="P67" svg:width="0.0567in" svg:height="0.0555in" svg:x="0.6642in" svg:y="0.0724in" svg:viewBox="0 0 145 142" svg:d="M105 20c-6-12-15-20-29-20-37 0-76 46-76 92 0 30 17 50 42 50 7 0 22 0 41-23 2 14 13 23 29 23 10 0 18-7 23-17 5-11 10-30 10-31 0-3-3-3-4-3-3 0-3 1-4 5-6 21-12 40-25 40-9 0-9-8-9-14 0-8 0-10 4-24 4-13 4-17 7-29 4-14 7-29 11-44 3-9 3-9 3-11 0-5-4-8-9-8-8 0-13 7-14 14zM85 102c-2 5-2 6-7 12-14 17-27 22-36 22-15 0-20-18-20-30 0-16 10-55 18-69 9-19 24-31 36-31 21 0 26 26 26 28s-1 4-1 6c-6 20-11 41-16 62z"><text:p/></draw:path><draw:path draw:style-name="gr180" draw:text-style-name="P67" svg:width="0.0504in" svg:height="0.0555in" svg:x="0.7287in" svg:y="0.0724in" svg:viewBox="0 0 129 142" svg:d="M18 121c-1 4-3 12-3 13 0 6 5 8 9 8 5 0 10-1 12-8 1-1 12-44 13-50 2-10 9-33 10-41 1-4 10-19 17-26 3-3 12-11 27-11 8 0 8 3 12 5-9 1-16 9-16 17 0 4 3 11 12 11 8 0 18-7 18-19 0-11-11-20-26-20-21 0-36 15-41 24-3-14-14-24-29-24s-20 12-23 18c-6 11-10 30-10 31 0 2 3 2 4 2 2 0 3 0 5-7 5-22 12-38 23-38 5 0 9 3 9 15 0 7-1 11-4 27-6 24-13 48-19 73z"><text:p/></draw:path><draw:path draw:style-name="gr180" draw:text-style-name="P67" svg:width="0.0283in" svg:height="0.1236in" svg:x="0.7969in" svg:y="0.0343in" svg:viewBox="0 0 73 315" svg:d="M73 312c0-1 0-2-6-7-39-40-49-99-49-147 0-55 12-110 51-150 4-3 4-4 4-5 0-2-1-3-3-3-3 0-32 21-50 61-16 35-20 71-20 97 0 24 3 62 21 97 19 40 46 60 49 60 2 0 3-1 3-3z"><text:p/></draw:path><draw:path draw:style-name="gr180" draw:text-style-name="P67" svg:width="0.0224in" svg:height="0.0866in" svg:x="0.8579in" svg:y="0.0016in" svg:viewBox="0 0 58 221" svg:d="M53 0c-42 30-53 77-53 111 0 31 9 79 53 110 2 0 5 0 5-3 0-1-1-1-3-3-29-26-40-64-40-104 0-60 23-88 41-106 1 0 2 0 2-2 0-3-3-3-5-3z"><text:p/></draw:path><draw:path draw:style-name="gr180" draw:text-style-name="P67" svg:width="0.0764in" svg:height="0.0591in" svg:x="0.8913in" svg:y="0.0075in" svg:viewBox="0 0 195 151" svg:d="M112 67c7-8 14-15 21-22 28-27 37-36 57-37 3 0 5 0 5-4 0-3-2-3-2-4-8 0-15 1-22 1-5 0-20-1-25-1-2 0-5 1-5 5 0 0 0 3 4 3 2 0 7 1 7 6 0 3-4 7-5 9-2 1-30 28-38 36-7-14-15-28-23-43-1 0-1-2-1-2 0-2 4-6 11-6 2 0 6 0 6-5-2-1-1-3-5-3s-10 1-14 1c-5 0-10 0-15 0-3 0-9 0-13 0-4-1-8-1-12-1-1 0-4 0-4 5 0 3 2 3 6 3 13 0 14 2 16 6 11 21 21 41 32 62-5 3-8 8-13 12-4 4-14 14-19 18-27 27-36 36-56 37-3 0-5 0-5 5 0 1 0 3 3 3 6 0 14 0 20 0 4 0 9 0 14 0 3 0 8 0 12 0 1 0 5 0 5-5 0-3-3-3-5-3-1-1-6-1-6-5s3-7 7-12c16-15 30-30 45-44 9 17 18 34 27 52 1 3 2 3 2 4s-4 4-12 5c-2 0-5 0-5 5 1 1 0 3 4 3s10 0 15 0c4 0 10 0 14 0s9 0 13 0 9 0 13 0c0 0 4 0 4-5 0-3-4-3-6-3-14 0-15-2-16-6-12-23-25-47-36-70z"><text:p/></draw:path><draw:path draw:style-name="gr180" draw:text-style-name="P67" svg:width="0.0252in" svg:height="0.0409in" svg:x="0.9772in" svg:y="0.039in" svg:viewBox="0 0 65 105" svg:d="M40 5c0-5 0-5-5-5-12 10-29 10-32 10-1 0-2 0-3 0 0 3 0 4 0 7 1 0 2 0 3 0 3 0 13-1 23-4 0 26 0 53 0 79 0 4 0 6-17 6-3 0-5 0-8 0 0 2 0 5 0 7 9 0 23 0 32 0s24 0 32 0c0-2 0-5 0-7-3 0-6 0-8 0-17 0-17-2-17-6 0-29 0-59 0-87z"><text:p/></draw:path><draw:path draw:style-name="gr180" draw:text-style-name="P67" svg:width="0.022in" svg:height="0.0866in" svg:x="1.0232in" svg:y="0.0016in" svg:viewBox="0 0 57 221" svg:d="M4 0c-2 0-4 0-4 3 0 2 0 2 2 3 19 18 40 48 40 105 0 46-14 81-38 103-4 3-4 4-4 4 0 1 0 3 3 3 2 0 23-15 37-42 10-19 17-42 17-68 0-31-9-79-53-111z"><text:p/></draw:path><draw:path draw:style-name="gr180" draw:text-style-name="P67" svg:width="0.0638in" svg:height="0.0638in" svg:x="1.0622in" svg:y="0.0134in" svg:viewBox="0 0 163 163" svg:d="M87 87c23 0 45 0 68 0 2 0 8 0 8-6 0-5-5-5-8-5-23 0-45 0-68 0 0-23 0-45 0-68 0-3 0-8-5-8-6 0-6 5-6 8 0 23 0 45 0 68-22 0-45 0-68 0-3 0-8 0-8 5 0 6 5 6 8 6 23 0 46 0 68 0 0 22 0 45 0 67 0 4 0 9 6 9 5 0 5-5 5-9 0-22 0-45 0-67z"><text:p/></draw:path><draw:path draw:style-name="gr180" draw:text-style-name="P67" svg:width="0.0094in" svg:height="0.0098in" svg:x="1.1421in" svg:y="0.0571in" svg:viewBox="0 0 25 26" svg:d="M25 14c0-9-6-14-12-14-8 0-13 6-13 13 0 8 7 13 13 13 7 0 12-6 12-12z"><text:p/></draw:path><draw:path draw:style-name="gr180" draw:text-style-name="P67" svg:width="0.0094in" svg:height="0.0098in" svg:x="1.172in" svg:y="0.0571in" svg:viewBox="0 0 25 26" svg:d="M25 14c0-9-6-14-12-14-8 0-13 6-13 13 0 8 6 13 13 13s12-6 12-12z"><text:p/></draw:path><draw:path draw:style-name="gr180" draw:text-style-name="P67" svg:width="0.0094in" svg:height="0.0098in" svg:x="1.2012in" svg:y="0.0571in" svg:viewBox="0 0 25 26" svg:d="M25 14c0-9-6-14-12-14-8 0-13 6-13 13 0 8 7 13 13 13 7 0 12-6 12-12z"><text:p/></draw:path><draw:path draw:style-name="gr180" draw:text-style-name="P67" svg:width="0.0638in" svg:height="0.0638in" svg:x="1.2272in" svg:y="0.0134in" svg:viewBox="0 0 163 163" svg:d="M87 87c23 0 45 0 68 0 2 0 8 0 8-6 0-5-5-5-8-5-23 0-45 0-68 0 0-23 0-45 0-68 0-3 0-8-5-8-6 0-6 5-6 8 0 23 0 45 0 68-22 0-45 0-68 0-3 0-8 0-8 5 0 6 5 6 8 6 23 0 46 0 68 0 0 22 0 45 0 67 0 4 0 9 6 9 5 0 5-5 5-9 0-22 0-45 0-67z"><text:p/></draw:path><draw:path draw:style-name="gr180" draw:text-style-name="P67" svg:width="0.0224in" svg:height="0.0866in" svg:x="1.3075in" svg:y="0.0016in" svg:viewBox="0 0 58 221" svg:d="M53 0c-42 30-53 77-53 111 0 31 9 79 53 110 2 0 5 0 5-3 0-1-1-1-2-3-30-26-41-64-41-104 0-60 23-88 41-106 1 0 2 0 2-2 0-3-3-3-5-3z"><text:p/></draw:path><draw:path draw:style-name="gr180" draw:text-style-name="P67" svg:width="0.0764in" svg:height="0.0591in" svg:x="1.3409in" svg:y="0.0075in" svg:viewBox="0 0 195 151" svg:d="M112 67c7-8 14-15 21-22 28-27 37-36 57-37 3 0 5 0 5-4 0-3-2-3-2-4-7 0-15 1-21 1s-21-1-26-1c-2 0-5 1-5 5 0 0 0 3 4 3 2 0 7 1 7 6 0 3-4 7-5 9-2 1-30 28-38 36-7-14-15-28-23-43-1 0-1-2-1-2 0-2 4-6 12-6 1 0 5 0 5-5-1-1 0-3-4-3-5 0-11 1-15 1-5 0-10 0-15 0-3 0-9 0-12 0-5-1-9-1-13-1-1 0-4 0-4 5 0 3 2 3 6 3 13 0 14 2 16 6 11 21 21 41 32 62-5 3-8 8-13 12-4 4-14 14-19 18-27 27-36 36-56 37-2 0-5 0-5 5 0 1 1 3 3 3 6 0 14 0 20 0 4 0 10 0 14 0 3 0 9 0 12 0 1 0 5 0 5-5 0-3-3-3-4-3-2-1-7-1-7-5s3-7 7-12c16-15 30-30 45-44 9 17 18 34 27 52 1 3 2 3 2 4s-4 4-12 5c-2 0-5 0-5 5 1 1 0 3 4 3 5 0 10 0 15 0 4 0 10 0 14 0s9 0 13 0 9 0 13 0c0 0 4 0 4-5 0-3-3-3-6-3-14 0-15-2-16-6-12-23-25-47-36-70z"><text:p/></draw:path><draw:path draw:style-name="gr180" draw:text-style-name="P67" svg:width="0.0433in" svg:height="0.028in" svg:x="1.4236in" svg:y="0.0528in" svg:viewBox="0 0 111 72" svg:d="M16 54c-1 5-2 8-3 12 0 3 4 6 7 6 2 0 5-2 7-5 0-1 3-8 4-13 5-22 5-22 5-22 2-4 13-27 32-27 8 0 12 5 12 12 0 9-7 25-11 34-1 2-2 4-2 7 0 8 9 14 18 14 17 0 26-21 26-25 0-2-3-2-4-2-3 0-3 1-4 4-2 9-9 18-18 18-3 0-4-3-4-7 0-3 1-4 2-8 2-6 10-24 10-33 0-12-8-19-24-19-14 0-24 9-29 16-1-13-14-16-19-16-17 0-14 16-21 24 0 3 3 3 4 3 2 0 2-1 3-4 2-9 6-18 13-18 5 0 6 6 6 9 0 2-2 9-3 12-1 5-2 11-3 15s-3 9-4 13z"><text:p/></draw:path><draw:path draw:style-name="gr180" draw:text-style-name="P67" svg:width="0.0224in" svg:height="0.0866in" svg:x="1.4854in" svg:y="0.0016in" svg:viewBox="0 0 58 221" svg:d="M4 0c-1 0-4 0-4 3 0 2 1 2 2 3 19 18 40 48 40 105 0 46-14 81-38 103-4 3-4 4-4 4 0 1 1 3 3 3s23-15 38-42c9-19 17-42 17-68 0-31-10-79-54-111z"><text:p/></draw:path><draw:path draw:style-name="gr180" draw:text-style-name="P67" svg:width="0.6697in" svg:height="0.0047in" svg:x="0.848in" svg:y="0.0933in" svg:viewBox="0 0 1702 13" svg:d="M0 0c567 0 1135 0 1702 0 0 5 0 8 0 13-567 0-1135 0-1702 0 0-5 0-8 0-13z"><text:p/></draw:path><draw:path draw:style-name="gr180" draw:text-style-name="P67" svg:width="0.0528in" svg:height="0.039in" svg:x="1.1563in" svg:y="0.1315in" svg:viewBox="0 0 135 100" svg:d="M17 84c-1 3-3 8-3 9 0 5 5 7 8 7 4 0 8-3 9-4 0-3 2-9 4-15 1-3 3-14 5-20 0-4 2-10 3-14 3-9 3-11 9-20s17-21 33-21c14 0 14 12 14 16 0 13-10 37-14 47-1 7-2 9-2 12 0 12 9 19 20 19 23 0 32-31 32-34s-2-2-3-3c-3 0-3 2-4 4-6 18-15 27-24 27-4 0-5-3-5-7 0-6 1-9 4-18 3-8 12-31 12-44 0-21-17-25-29-25-18 0-30 12-37 21-1-16-14-21-24-21-9 0-14 7-17 13-4 8-8 20-8 21 0 3 3 2 4 3 3 0 3-1 5-6 3-14 7-25 16-25 6 0 7 6 7 11s-1 13-3 19c-2 5-4 14-6 20-1 9-4 18-6 28z"><text:p/></draw:path><draw:path draw:style-name="gr180" draw:text-style-name="P67" svg:width="0.0287in" svg:height="0.1236in" svg:x="1.5398in" svg:y="0.0343in" svg:viewBox="0 0 74 315" svg:d="M74 158c0-25-4-63-21-99-19-39-47-59-49-59s-4 1-4 3c0 1 0 2 6 7 32 31 50 82 50 148 0 54-12 109-52 148-4 4-4 5-4 6 0 2 2 3 4 3s31-22 50-62c16-35 20-69 20-95z"><text:p/></draw:path><draw:path draw:style-name="gr180" draw:text-style-name="P67" svg:width="0.0827in" svg:height="0.0287in" svg:x="1.6224in" svg:y="0.0827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421in" svg:height="0.039in" svg:x="1.7661in" svg:y="0.0283in" svg:viewBox="0 0 108 100" svg:d="M108 17c0-17-10-17-11-17-5 0-12 6-12 12 0 3 2 5 4 7 4 3 8 9 8 17 0 10-14 58-41 58-18 0-18-16-18-20 0-10 4-23 12-43 2-5 3-8 3-12 0-11-9-19-21-19-22 0-32 31-32 34s4 3 4 3c3 0 3-1 4-4 5-18 14-27 23-27 5 0 6 3 6 8s-1 10-4 15c-10 24-11 34-11 42 0 22 17 29 34 29 37 0 52-64 52-83z"><text:p/></draw:path><draw:path draw:style-name="gr180" draw:text-style-name="P67" svg:width="0.0441in" svg:height="0.039in" svg:x="1.8205in" svg:y="0.0283in" svg:viewBox="0 0 113 100" svg:d="M80 14c-4-8-12-14-22-14-29 0-58 32-58 63 0 22 14 37 33 37 13 0 23-7 32-15 4 13 17 15 23 15 8 0 14-4 17-12 6-9 8-21 8-22 0-3-2-3-3-3-4 0-4 1-6 7-2 11-6 24-16 24-5 0-7-5-7-11 0-4 2-12 4-17 1-7 3-16 4-20 2-5 3-12 5-17 1-6 4-16 4-17 0-6-4-7-8-7s-8 2-10 9zM66 70c-1 7-7 11-11 15-2 2-11 9-21 9-8 0-16-6-16-22 0-12 6-36 12-44 10-18 21-22 28-22 15 0 19 17 19 20 0 1-1 2-1 3-3 13-7 28-10 41z"><text:p/></draw:path><draw:path draw:style-name="gr180" draw:text-style-name="P67" svg:width="0.0402in" svg:height="0.039in" svg:x="1.8732in" svg:y="0.0283in" svg:viewBox="0 0 103 100" svg:d="M41 53c1-1 6-21 7-22 0-2 7-13 13-18 3-2 9-7 18-7 3 0 8 0 13 4-7 2-10 8-10 12 0 5 3 8 9 8 5 0 12-4 12-14 0-11-12-16-23-16-12 0-22 5-31 16-5-13-18-16-23-16-9 0-14 5-18 12-4 8-8 21-8 22 0 3 3 2 4 3 3 0 3-1 5-6 4-14 7-25 16-25 6 0 7 6 7 11s-1 13-3 19c-2 5-4 14-5 20-2 9-4 18-7 28-1 3-3 8-3 9 0 5 5 7 8 7s8-2 9-6c1-2 3-11 5-16 2-9 4-17 5-25z"><text:p/></draw:path><draw:path draw:style-name="gr180" draw:text-style-name="P67" svg:width="0.0224in" svg:height="0.0866in" svg:x="1.928in" svg:y="0.0016in" svg:viewBox="0 0 58 221" svg:d="M53 0c-42 30-53 77-53 111 0 31 9 79 53 110 2 0 5 0 5-3 0-1-1-1-2-3-30-26-41-64-41-104 0-60 23-88 41-106 1 0 2 0 2-2 0-3-3-3-5-3z"><text:p/></draw:path><draw:path draw:style-name="gr180" draw:text-style-name="P67" svg:width="0.0764in" svg:height="0.0591in" svg:x="1.9614in" svg:y="0.0075in" svg:viewBox="0 0 195 151" svg:d="M112 67c7-8 14-15 21-22 28-27 37-36 57-37 3 0 5 0 5-4 0-3-2-3-2-4-8 0-15 1-21 1s-21-1-26-1c-2 0-5 1-5 5 0 0 0 3 4 3 2 0 7 1 7 6 0 3-4 7-5 9-2 1-30 28-38 36-7-14-15-28-23-43-1 0-1-2-1-2 0-2 4-6 12-6 1 0 5 0 5-5-1-1 0-3-4-3-5 0-11 1-15 1-5 0-10 0-15 0-3 0-9 0-12 0-5-1-9-1-13-1-1 0-4 0-4 5 0 3 2 3 6 3 13 0 14 2 16 6 11 21 21 41 32 62-5 3-8 8-13 12-4 4-14 14-19 18-27 27-36 36-56 37-2 0-5 0-5 5 0 1 1 3 3 3 6 0 14 0 20 0 4 0 10 0 14 0 3 0 9 0 12 0 1 0 5 0 5-5 0-3-3-3-5-3-1-1-6-1-6-5s3-7 7-12c16-15 30-30 45-44 9 17 18 34 27 52 1 3 2 3 2 4s-4 4-12 5c-2 0-5 0-5 5 1 1 0 3 4 3 5 0 10 0 15 0 4 0 10 0 14 0s9 0 13 0 9 0 13 0c0 0 4 0 4-5 0-3-3-3-6-3-14 0-15-2-16-6-12-23-25-47-36-70z"><text:p/></draw:path><draw:path draw:style-name="gr180" draw:text-style-name="P67" svg:width="0.0252in" svg:height="0.0409in" svg:x="2.0472in" svg:y="0.039in" svg:viewBox="0 0 65 105" svg:d="M40 5c0-5 0-5-5-5-12 10-29 10-32 10-1 0-2 0-3 0 0 3 0 4 0 7 1 0 2 0 3 0 3 0 14-1 23-4 0 26 0 53 0 79 0 4 0 6-17 6-3 0-5 0-8 0 0 2 0 5 0 7 9 0 23 0 32 0s24 0 32 0c0-2 0-5 0-7-3 0-5 0-7 0-18 0-18-2-18-6 0-29 0-59 0-87z"><text:p/></draw:path><draw:path draw:style-name="gr180" draw:text-style-name="P67" svg:width="0.022in" svg:height="0.0866in" svg:x="2.0933in" svg:y="0.0016in" svg:viewBox="0 0 57 221" svg:d="M4 0c-1 0-4 0-4 3 0 2 0 2 2 3 19 18 40 48 40 105 0 46-14 81-38 103-4 3-4 4-4 4 0 1 0 3 3 3 2 0 23-15 37-42 10-19 17-42 17-68 0-31-9-79-53-111z"><text:p/></draw:path><draw:path draw:style-name="gr180" draw:text-style-name="P67" svg:width="0.0638in" svg:height="0.0638in" svg:x="2.1319in" svg:y="0.0134in" svg:viewBox="0 0 163 163" svg:d="M87 87c23 0 45 0 68 0 2 0 8 0 8-6 0-5-5-5-8-5-23 0-45 0-68 0 0-23 0-45 0-68 0-3 0-8-5-8-6 0-6 5-6 8 0 23 0 45 0 68-22 0-45 0-68 0-3 0-8 0-8 5 0 6 5 6 8 6 23 0 46 0 68 0 0 22 0 45 0 67 0 4 0 9 6 9 5 0 5-5 5-9 0-22 0-45 0-67z"><text:p/></draw:path><draw:path draw:style-name="gr180" draw:text-style-name="P67" svg:width="0.0098in" svg:height="0.0098in" svg:x="2.2122in" svg:y="0.0571in" svg:viewBox="0 0 26 26" svg:d="M26 14c0-9-7-14-13-14-8 0-13 6-13 13 0 8 7 13 13 13 7 0 13-6 13-12z"><text:p/></draw:path><draw:path draw:style-name="gr180" draw:text-style-name="P67" svg:width="0.0094in" svg:height="0.0098in" svg:x="2.2417in" svg:y="0.0571in" svg:viewBox="0 0 25 26" svg:d="M25 14c0-9-6-14-12-14-8 0-13 6-13 13 0 8 6 13 13 13s12-6 12-12z"><text:p/></draw:path><draw:path draw:style-name="gr180" draw:text-style-name="P67" svg:width="0.0098in" svg:height="0.0098in" svg:x="2.2713in" svg:y="0.0571in" svg:viewBox="0 0 26 26" svg:d="M26 14c0-9-7-14-13-14-8 0-13 6-13 13 0 8 7 13 13 13 7 0 13-6 13-12z"><text:p/></draw:path><draw:path draw:style-name="gr180" draw:text-style-name="P67" svg:width="0.0638in" svg:height="0.0638in" svg:x="2.2972in" svg:y="0.0134in" svg:viewBox="0 0 163 163" svg:d="M87 87c23 0 45 0 68 0 3 0 8 0 8-6 0-5-5-5-8-5-23 0-45 0-68 0 0-23 0-45 0-68 0-3 0-8-5-8-6 0-6 5-6 8 0 23 0 45 0 68-22 0-45 0-68 0-3 0-8 0-8 5 0 6 5 6 8 6 23 0 46 0 68 0 0 22 0 45 0 67 0 4 0 9 6 9 5 0 5-5 5-9 0-22 0-45 0-67z"><text:p/></draw:path><draw:path draw:style-name="gr180" draw:text-style-name="P67" svg:width="0.0421in" svg:height="0.039in" svg:x="2.3717in" svg:y="0.0283in" svg:viewBox="0 0 108 100" svg:d="M108 17c0-17-10-17-11-17-5 0-12 6-12 12 0 3 2 5 4 7 4 3 8 9 8 17 0 10-14 58-41 58-17 0-17-16-17-20 0-10 3-23 11-43 2-5 3-8 3-12 0-11-9-19-21-19-21 0-32 31-32 34s4 3 4 3c3 0 3-1 4-4 5-18 15-27 23-27 5 0 7 3 7 8s-2 10-5 15c-9 24-11 34-11 42 0 22 17 29 34 29 37 0 52-64 52-83z"><text:p/></draw:path><draw:path draw:style-name="gr180" draw:text-style-name="P67" svg:width="0.0441in" svg:height="0.039in" svg:x="2.426in" svg:y="0.0283in" svg:viewBox="0 0 113 100" svg:d="M80 14c-4-8-12-14-22-14-29 0-58 32-58 63 0 22 14 37 33 37 13 0 24-7 32-15 4 13 17 15 23 15 8 0 14-4 17-12 6-9 8-21 8-22 0-3-2-3-3-3-4 0-4 1-6 7-2 11-6 24-16 24-5 0-7-5-7-11 0-4 2-12 4-17 1-7 3-16 4-20 2-5 3-12 5-17 1-6 4-16 4-17 0-6-4-7-8-7s-8 2-10 9zM66 70c-1 7-7 11-11 15-2 2-11 9-21 9-8 0-16-6-16-22 0-12 6-36 12-44 10-18 21-22 28-22 15 0 19 17 19 20 0 1-1 2-1 3-3 13-7 28-10 41z"><text:p/></draw:path><draw:path draw:style-name="gr180" draw:text-style-name="P67" svg:width="0.0402in" svg:height="0.039in" svg:x="2.4787in" svg:y="0.0283in" svg:viewBox="0 0 103 100" svg:d="M42 53c0-1 5-21 6-22 0-2 7-13 13-18 3-2 9-7 18-7 3 0 8 0 13 4-7 2-10 8-10 12 0 5 3 8 9 8 5 0 12-4 12-14 0-11-12-16-23-16-12 0-22 5-31 16-5-13-18-16-23-16-9 0-14 5-18 12-4 8-8 21-8 22 0 3 3 2 4 3 3 0 3-1 5-6 4-14 7-25 16-25 6 0 7 6 7 11s-1 13-3 19c-2 5-4 14-5 20-2 9-4 18-7 28-1 3-3 8-3 9 0 5 5 7 8 7s8-2 9-6c1-2 3-11 5-16 2-9 4-17 6-25z"><text:p/></draw:path><draw:path draw:style-name="gr180" draw:text-style-name="P67" svg:width="0.0224in" svg:height="0.0866in" svg:x="2.5335in" svg:y="0.0016in" svg:viewBox="0 0 58 221" svg:d="M53 0c-42 30-53 77-53 111 0 31 9 79 53 110 2 0 5 0 5-3 0-1-1-1-2-3-30-26-41-64-41-104 0-60 23-88 41-106 1 0 2 0 2-2 0-3-3-3-5-3z"><text:p/></draw:path><draw:path draw:style-name="gr180" draw:text-style-name="P67" svg:width="0.0764in" svg:height="0.0591in" svg:x="2.5669in" svg:y="0.0075in" svg:viewBox="0 0 195 151" svg:d="M112 67c7-8 14-15 21-22 28-27 37-36 57-37 3 0 5 0 5-4 0-3-2-3-2-4-7 0-15 1-21 1s-21-1-26-1c-2 0-5 1-5 5 0 0 0 3 4 3 2 0 7 1 7 6 0 3-4 7-5 9-2 1-30 28-38 36-7-14-15-28-23-43-1 0-1-2-1-2 0-2 4-6 12-6 1 0 5 0 5-5-1-1 0-3-4-3-5 0-11 1-15 1-5 0-10 0-15 0-3 0-9 0-12 0-5-1-9-1-13-1-1 0-4 0-4 5 0 3 2 3 6 3 13 0 14 2 16 6 11 21 21 41 32 62-5 3-8 8-13 12-4 4-14 14-19 18-27 27-36 36-56 37-2 0-5 0-5 5 0 1 1 3 3 3 6 0 14 0 20 0 4 0 10 0 14 0 3 0 9 0 12 0 1 0 5 0 5-5 0-3-3-3-4-3-2-1-7-1-7-5s3-7 7-12c16-15 30-30 45-44 9 17 18 34 27 52 1 3 2 3 2 4s-4 4-12 5c-2 0-5 0-5 5 1 1 0 3 4 3 5 0 10 0 15 0 4 0 10 0 14 0s9 0 13 0 9 0 13 0c0 0 4 0 4-5 0-3-3-3-6-3-14 0-15-2-16-6-12-23-25-47-36-70z"><text:p/></draw:path><draw:path draw:style-name="gr180" draw:text-style-name="P67" svg:width="0.0433in" svg:height="0.028in" svg:x="2.6496in" svg:y="0.0528in" svg:viewBox="0 0 111 72" svg:d="M16 54c-1 5-2 8-3 12 0 3 4 6 7 6 2 0 5-2 7-5 0-1 3-8 4-13 5-22 5-22 5-22 2-4 13-27 32-27 8 0 12 5 12 12 0 9-7 25-11 34-1 2-2 4-2 7 0 8 9 14 18 14 17 0 26-21 26-25 0-2-3-2-4-2-3 0-3 1-4 4-2 9-9 18-18 18-3 0-4-3-4-7 0-3 1-4 2-8 2-6 10-24 10-33 0-12-8-19-24-19-14 0-24 9-29 16-1-13-14-16-19-16-17 0-14 16-21 24 0 3 3 3 4 3 2 0 2-1 3-4 2-9 6-18 13-18 5 0 6 6 6 9 0 2-2 9-3 12-1 5-2 11-3 15s-3 9-4 13z"><text:p/></draw:path><draw:path draw:style-name="gr180" draw:text-style-name="P67" svg:width="0.0224in" svg:height="0.0866in" svg:x="2.7114in" svg:y="0.0016in" svg:viewBox="0 0 58 221" svg:d="M4 0c-1 0-4 0-4 3 0 2 1 2 2 3 19 18 40 48 40 105 0 46-14 81-38 103-4 3-4 4-4 4 0 1 1 3 3 3s23-15 38-42c9-19 17-42 17-68 0-31-10-79-54-111z"><text:p/></draw:path><draw:path draw:style-name="gr180" draw:text-style-name="P67" svg:width="0.9815in" svg:height="0.0047in" svg:x="1.7622in" svg:y="0.0933in" svg:viewBox="0 0 2494 13" svg:d="M0 0c832 0 1662 0 2494 0 0 5 0 8 0 13-832 0-1662 0-2494 0 0-5 0-8 0-13z"><text:p/></draw:path><draw:path draw:style-name="gr180" draw:text-style-name="P67" svg:width="0.0528in" svg:height="0.039in" svg:x="2.2024in" svg:y="0.1315in" svg:viewBox="0 0 135 100" svg:d="M16 84c-1 3-2 8-2 9 0 5 4 7 8 7 3 0 7-3 9-4 1-3 2-9 3-15 1-3 4-14 5-20 1-4 2-10 4-14 2-9 3-11 9-20s16-21 33-21c13 0 13 12 13 16 0 13-9 37-13 47-2 7-3 9-3 12 0 12 10 19 21 19 22 0 32-31 32-34s-3-3-4-3c-2 0-3 2-4 4-5 18-15 27-24 27-4 0-5-3-5-7 0-6 1-9 5-18 3-8 12-31 12-44 0-21-17-25-29-25-19 0-30 12-37 21-1-16-15-21-24-21-10 0-14 7-17 13-5 8-8 20-8 21 0 3 3 3 4 3 2 0 3-1 4-6 4-14 8-25 16-25 7 0 7 6 7 11s-2 13-3 19c-2 5-4 14-5 20-2 9-4 18-7 28z"><text:p/></draw:path><draw:path draw:style-name="gr180" draw:text-style-name="P67" svg:width="0.0303in" svg:height="0.0409in" svg:x="2.2654in" svg:y="0.1043in" svg:viewBox="0 0 78 105" svg:d="M78 75c-2 0-4 0-6 0-1 3-2 12-5 14-1 1-14 1-17 1-10 0-20 0-30 0 10-8 21-17 31-23 15-10 27-19 27-35 0-21-19-32-41-32s-37 12-37 28c0 8 7 9 9 9 4 0 9-3 9-9 0-5-4-9-9-9 4-7 13-13 24-13 16 0 29 10 29 26 0 12-10 23-22 33-12 11-26 22-38 32-2 2-2 2-2 3s0 3 0 5c24 0 49 0 74 0 2-10 2-20 4-30z"><text:p/></draw:path><draw:path draw:style-name="gr180" draw:text-style-name="P67" svg:width="0.0823in" svg:height="0.0287in" svg:x="2.8008in" svg:y="0.0827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5in" svg:height="0.0378in" svg:x="2.9453in" svg:y="0.0417in" svg:viewBox="0 0 128 97" svg:d="M116 14c4 0 5 0 8 0 3-3 4-7 4-8 0-6-6-6-9-6-19 0-38 0-57 0-36 0-62 35-62 61 0 21 15 36 38 36 28 0 59-25 59-59 0-3 0-13-6-24 8 0 17 0 25 0zM38 91c-12 0-22-8-22-23 0-7 4-54 42-54 11 0 23 5 23 22 0 4-3 23-14 39-9 12-21 16-29 16z"><text:p/></draw:path><draw:path draw:style-name="gr180" draw:text-style-name="P67" svg:width="0.0303in" svg:height="0.0409in" svg:x="3.0067in" svg:y="0in" svg:viewBox="0 0 78 105" svg:d="M78 75c-2 0-4 0-6 0-1 3-2 12-5 14-1 1-14 1-17 1-10 0-20 0-30 0 10-8 21-16 31-22 15-10 27-20 27-36 0-21-19-32-41-32s-37 13-37 28c0 8 7 10 9 10 4 0 9-4 9-10 0-5-4-9-9-9 4-7 13-12 24-12 16 0 29 9 29 25 0 13-10 23-22 33-12 11-26 22-38 33-2 1-2 1-2 3 0 1 0 3 0 4 24 0 49 0 74 0 2-10 2-20 4-30z"><text:p/></draw:path><draw:path draw:style-name="gr180" draw:text-style-name="P67" svg:width="0.1091in" svg:height="0.0047in" svg:x="2.9398in" svg:y="0.0933in" svg:viewBox="0 0 278 13" svg:d="M0 0c93 0 185 0 278 0 0 5 0 8 0 13-93 0-185 0-278 0 0-5 0-8 0-13z"><text:p/></draw:path><draw:path draw:style-name="gr180" draw:text-style-name="P67" svg:width="0.0531in" svg:height="0.039in" svg:x="2.9677in" svg:y="0.1315in" svg:viewBox="0 0 136 100" svg:d="M17 84c-1 3-3 8-3 9 0 5 5 7 8 7 4 0 8-3 9-4 0-3 2-9 4-15 1-3 4-14 5-20 1-4 2-10 3-14 3-9 3-11 10-20 5-9 16-21 32-21 14 0 14 12 14 16 0 13-10 37-14 47-1 7-2 9-2 12 0 12 10 19 20 19 23 0 33-31 33-34s-3-2-4-3c-3 0-3 2-4 4-6 18-15 27-24 27-4 0-5-3-5-7 0-6 1-9 4-18 3-8 12-31 12-44 0-21-16-25-29-25-18 0-30 12-37 21-1-16-14-21-23-21-10 0-15 7-18 13-4 8-8 20-8 21 0 3 3 2 4 3 3 0 3-1 5-6 4-14 7-25 16-25 6 0 7 6 7 11s-1 13-3 19c-2 5-4 14-5 20-2 9-4 18-7 28z"><text:p/></draw:path></draw:g></draw:g></text:span><text:span text:style-name="T20"><text:s/>. </text:span><text:span text:style-name="T79">Čebyšev: </text:span><text:span text:style-name="T79"><draw:g text:anchor-type="as-char" svg:y="-0.1063in" draw:z-index="68" draw:name="Shape92" draw:style-name="gr178"><svg:title>TexMaths</svg:title><svg:desc>9§inline§P(|S_n -\mu| &gt; \varepsilon) \leq \frac1{a^2} \implies P(|S_n -\mu| &gt; a\frac{\sigma}{\sqrt{n}}) \leq \frac1{a^2}§svg§600§FALSE§</svg:desc><draw:g draw:style-name="gr2"><draw:path draw:style-name="gr179" draw:text-style-name="P66" svg:width="2.8059in" svg:height="0.1606in" svg:x="0.002in" svg:y="0.0063in" svg:viewBox="0 0 7128 409" svg:d="M0 0c2376 0 4752 0 7128 0 0 137 0 273 0 409-2376 0-4752 0-7128 0 0-136 0-272 0-409z"><text:p/></draw:path><draw:path draw:style-name="gr180" draw:text-style-name="P67" svg:width="0.0886in" svg:height="0.0843in" svg:x="0.0004in" svg:y="0.0217in" svg:viewBox="0 0 226 215" svg:d="M83 115c18 0 36 0 54 0 45 0 89-32 89-67 0-25-21-48-62-48-34 0-69 0-103 0-6 0-10 0-10 5 0 4 3 4 10 4 4 0 9 1 14 1 4 1 6 2 6 5 0 1 0 2-1 6-14 56-28 113-42 170-4 12-4 14-29 14-5 0-9 0-9 6 0 4 4 4 5 4 9 0 31-1 40-1 6 0 14 1 20 1 7 0 14 0 21 0 2 0 6 0 6-6 0-4-3-4-9-4-12 0-20 0-20-5 0-2 0-4 1-6 6-27 13-53 19-79zM106 22c3-11 4-13 17-13 10 0 20 0 30 0 27 0 43 9 43 31 0 12-6 39-18 51-16 13-35 16-49 16-15 0-30 0-44 0 7-29 14-57 21-85z"><text:p/></draw:path><draw:path draw:style-name="gr180" draw:text-style-name="P67" svg:width="0.0287in" svg:height="0.1236in" svg:x="0.1051in" svg:y="0.0134in" svg:viewBox="0 0 74 315" svg:d="M74 311c0-1 0-1-6-6-39-40-49-99-49-147 0-55 12-110 50-149 5-5 5-5 5-5 0-3-2-4-4-4s-31 22-50 62c-16 34-20 69-20 96 0 25 4 62 21 97 19 39 47 60 49 60s4-1 4-4z"><text:p/></draw:path><draw:path draw:style-name="gr180" draw:text-style-name="P67" svg:width="0.0047in" svg:height="0.1236in" svg:x="0.1559in" svg:y="0.0134in" svg:viewBox="0 0 13 315" svg:d="M13 12c0-7 0-12-7-12-6 0-6 5-6 12 0 97 0 194 0 291 0 6 0 12 6 12 7 0 7-6 7-12 0-97 0-194 0-291z"><text:p/></draw:path><draw:path draw:style-name="gr180" draw:text-style-name="P67" svg:width="0.0732in" svg:height="0.0898in" svg:x="0.1823in" svg:y="0.0189in" svg:viewBox="0 0 187 229" svg:d="M187 3c0-1 0-3-3-3-1 0-2 0-6 4-5 7-10 12-15 18-8-14-24-22-45-22-41 0-78 36-78 75 0 25 17 39 33 44 11 2 22 5 33 9 12 2 30 8 30 34 0 28-26 58-58 58-19 0-55-8-55-46 0-8 2-16 2-17 0-2 1-2 1-3 0-3-3-3-3-3-2 0-3 0-4 1s-19 72-19 73c0 3 2 4 4 4 1 0 1 0 5-5 5-5 10-12 15-17 14 17 35 22 54 22 44 0 80-42 80-81 0-21-10-32-15-36-7-8-12-9-40-17-8-1-18-4-21-5-9-3-20-12-20-29 0-25 25-52 56-52 26 0 45 13 45 49 0 9-1 16-1 18 1 0 0 2 4 2 3 0 3-1 4-6 6-23 12-46 17-69z"><text:p/></draw:path><draw:path draw:style-name="gr180" draw:text-style-name="P67" svg:width="0.0528in" svg:height="0.0386in" svg:x="0.2563in" svg:y="0.0862in" svg:viewBox="0 0 135 99" svg:d="M16 83c-1 3-1 5-2 9 0 5 4 7 8 7s7-3 9-5c1-1 2-9 3-13 1-5 4-14 6-20 1-5 1-10 3-15 2-9 3-11 9-20 7-9 16-21 34-21 12 0 12 12 12 17 0 12-9 37-12 46-3 7-4 8-4 12 0 12 10 19 22 19 21 0 31-31 31-33 0-3-3-3-4-3-2 0-3 1-4 4-5 17-14 26-23 26-5 0-6-3-6-8s1-8 6-18c2-7 11-30 11-42 0-21-17-25-29-25-18 0-30 11-37 20-1-16-15-20-24-20-10 0-14 6-17 12-5 8-8 20-8 21 0 3 3 3 4 3 2 0 3 0 4-6 4-14 8-25 16-25 7 0 8 6 8 11s-3 13-4 19c-2 5-4 15-5 20-2 9-4 19-7 28z"><text:p/></draw:path><draw:path draw:style-name="gr180" draw:text-style-name="P67" svg:width="0.0756in" svg:height="0.0047in" svg:x="0.3579in" svg:y="0.0728in" svg:viewBox="0 0 193 13" svg:d="M182 13c5 0 11 0 11-6 0-7-6-7-11-7-57 0-114 0-171 0-6 0-11 0-11 7 0 6 5 6 11 6 57 0 114 0 171 0z"><text:p/></draw:path><draw:path draw:style-name="gr180" draw:text-style-name="P67" svg:width="0.0669in" svg:height="0.0815in" svg:x="0.476in" svg:y="0.0516in" svg:viewBox="0 0 171 208" svg:d="M63 29c2-7 5-19 5-20 0-5-4-9-9-9-1 0-10 0-13 12-15 61-30 121-45 182-1 4-1 5-1 6 0 4 3 8 8 8 7 0 11-6 12-6 1-4 5-20 17-69 10 9 24 10 31 10 22 0 34-14 42-23 3 14 14 23 28 23 11 0 19-7 23-17 6-12 10-31 10-32 0-2-3-2-4-2-3 0-3 1-4 5-5 21-11 39-24 39-8 0-9-8-9-15 0-6 3-21 6-32 3-12 5-22 8-34 2-5 5-17 5-22 2-7 6-19 6-21 0-6-5-8-9-8-2 0-10 0-13 10-5 20-10 40-15 60-4 15-7 29-8 32 0 1-15 30-42 30-15 0-23-10-23-27 0-9 3-18 5-27 4-18 9-35 13-53z"><text:p/></draw:path><draw:path draw:style-name="gr180" draw:text-style-name="P67" svg:width="0.0047in" svg:height="0.1236in" svg:x="0.5622in" svg:y="0.0134in" svg:viewBox="0 0 13 315" svg:d="M13 12c0-7 0-12-7-12-6 0-6 5-6 12 0 97 0 194 0 291 0 6 0 12 6 12 7 0 7-6 7-12 0-97 0-194 0-291z"><text:p/></draw:path><draw:path draw:style-name="gr180" draw:text-style-name="P67" svg:width="0.076in" svg:height="0.0717in" svg:x="0.6268in" svg:y="0.0398in" svg:viewBox="0 0 194 183" svg:d="M187 98c4-2 7-3 7-6 0-5-3-6-7-7-58-28-117-55-175-83-4-2-5-2-6-2-3 0-6 3-6 6s2 5 6 7c55 27 111 53 166 79-55 26-111 52-166 78-4 2-6 4-6 6 0 4 3 7 6 7 1 0 2 0 6-2 58-28 117-56 175-83z"><text:p/></draw:path><draw:path draw:style-name="gr180" draw:text-style-name="P67" svg:width="0.05in" svg:height="0.0587in" svg:x="0.7512in" svg:y="0.0504in" svg:viewBox="0 0 128 150" svg:d="M36 72c11 4 20 4 28 4s25 0 25-9-11-9-23-9c-7 0-17 0-29 6-7-4-13-10-13-19 0-19 31-31 60-31 4 0 16 0 29 9 3 3 4 4 6 4 4 0 9-5 9-9 0-5-20-18-42-18-36 0-70 22-70 45 0 14 12 22 13 22-19 11-29 29-29 44 0 20 18 39 51 39 43 0 60-28 60-32 0-2-1-4-4-4-1 0-2 2-3 3-4 7-11 19-50 19-19 0-46-5-46-27 0-11 9-28 28-37zM47 67c7-2 13-2 19-2 8 0 10 0 15 2-4 1-5 2-17 2-7 0-11 0-17-2z"><text:p/></draw:path><draw:path draw:style-name="gr180" draw:text-style-name="P67" svg:width="0.0283in" svg:height="0.1236in" svg:x="0.813in" svg:y="0.0134in" svg:viewBox="0 0 73 315" svg:d="M73 158c0-25-4-63-21-99-19-38-46-59-49-59-2 0-3 1-3 4l5 7c32 30 50 81 50 147 0 54-12 108-51 148-4 4-4 4-4 5 0 3 1 4 3 4 3 0 31-22 50-61 16-34 20-70 20-96z"><text:p/></draw:path><draw:path draw:style-name="gr180" draw:text-style-name="P67" svg:width="0.076in" svg:height="0.0953in" svg:x="0.8992in" svg:y="0.0276in" svg:viewBox="0 0 194 243" svg:d="M187 13c4-1 7-3 7-7 0-3-3-6-7-6-2 0-4 1-5 2-59 28-117 55-176 83-5 2-6 4-6 7 0 2 2 4 6 7 59 27 117 54 176 82 3 2 4 2 5 2 4 0 7-3 7-7 0-2-2-4-7-7-55-26-110-52-165-77 55-26 110-52 165-79zM183 243c5 0 11 0 11-6 0-7-7-7-12-7-57 0-114 0-170 0-5 0-12 0-12 7 0 6 6 6 11 6 57 0 114 0 172 0z"><text:p/></draw:path><draw:path draw:style-name="gr180" draw:text-style-name="P67" svg:width="0.0311in" svg:height="0.0575in" svg:x="1.0713in" svg:y="0in" svg:viewBox="0 0 80 147" svg:d="M50 6c0-6 0-6-7-6-14 13-34 14-43 14 0 3 0 6 0 8 5 0 20 0 32-6 0 38 0 75 0 113 0 7 0 10-22 10-3 0-6 0-9 0 0 2 0 5 0 8 4 0 31-1 40-1 7 0 35 1 39 1 0-3 0-6 0-8-3 0-5 0-8 0-22 0-22-3-22-10 0-42 0-82 0-123z"><text:p/></draw:path><draw:path draw:style-name="gr180" draw:text-style-name="P67" svg:width="0.1024in" svg:height="0.0047in" svg:x="1.035in" svg:y="0.0728in" svg:viewBox="0 0 261 13" svg:d="M0 0c87 0 174 0 261 0 0 4 0 9 0 13-87 0-174 0-261 0 0-4 0-9 0-13z"><text:p/></draw:path><draw:path draw:style-name="gr180" draw:text-style-name="P67" svg:width="0.0441in" svg:height="0.039in" svg:x="1.0406in" svg:y="0.111in" svg:viewBox="0 0 113 100" svg:d="M80 13c-4-8-12-13-22-13-29 0-58 31-58 63 0 22 14 37 33 37 13 0 23-7 32-16 4 13 17 16 23 16 7 0 14-6 17-12 5-9 8-21 8-22 0-3-2-2-3-3-4 0-4 1-6 7-2 10-6 24-16 24-5 0-7-6-7-11 0-4 2-12 4-18 1-6 3-15 4-20 2-5 3-11 5-16 1-7 4-16 4-18 0-5-4-7-8-7s-9 3-10 9zM66 70c-2 6-7 10-11 15-3 1-11 9-21 9-8 0-16-7-16-22 0-12 6-36 12-45 10-18 21-21 28-21 15 0 19 16 19 19 0 1 0 3 0 4-4 13-8 28-11 41z"><text:p/></draw:path><draw:path draw:style-name="gr180" draw:text-style-name="P67" svg:width="0.0303in" svg:height="0.0409in" svg:x="1.0953in" svg:y="0.0835in" svg:viewBox="0 0 78 105" svg:d="M78 75c-1 0-4 0-6 0-1 3-3 12-4 14-2 1-16 1-18 1-10 0-20 0-31 0 11-7 22-16 31-23 15-9 28-18 28-36 0-19-19-31-41-31s-37 13-37 28c0 8 6 10 9 10 4 0 9-3 9-10 0-6-4-8-9-9 5-7 14-12 24-12 16 0 28 9 28 24 0 14-9 24-20 35-13 10-27 21-39 32-2 2-2 2-2 3s0 2 0 4c24 0 49 0 73 0 2-11 4-20 5-30z"><text:p/></draw:path><draw:path draw:style-name="gr180" draw:text-style-name="P67" svg:width="0.0823in" svg:height="0.0291in" svg:x="1.2291in" svg:y="0.061in" svg:viewBox="0 0 210 75" svg:d="M200 13c4 0 10 0 10-7 0-6-6-6-10-6-63 0-127 0-190 0-5 0-10 0-10 6 0 7 5 7 11 7 63 0 126 0 189 0zM200 75c4 0 10 0 10-7 0-6-6-6-10-6-63 0-126 0-189 0-6 0-11 0-11 6 0 7 5 7 10 7 63 0 127 0 190 0z"><text:p/></draw:path><draw:path draw:style-name="gr180" draw:text-style-name="P67" svg:width="0.1102in" svg:height="0.0681in" svg:x="1.3047in" svg:y="0.0413in" svg:viewBox="0 0 281 174" svg:d="M212 62c14 12 30 20 40 25-11 5-27 13-40 25-66 0-134 0-200 0-6 0-12 0-12 6s6 6 11 6c62 0 125 0 187 0-15 15-31 42-31 46s4 4 6 4c3 0 4 0 5-3 7-12 16-29 36-47 23-19 43-28 61-32 4-2 5-3 6-3 0-1 0-2 0-2 0-1 0-2 0-2h-1c-1-1-1-1-7-3-43-13-74-42-92-76-4-6-4-6-8-6-2 0-6 0-6 4 0 3 16 31 31 45-62 0-125 0-187 0-5 0-11 0-11 7 0 6 6 6 12 6 66 0 134 0 200 0z"><text:p/></draw:path><draw:path draw:style-name="gr180" draw:text-style-name="P67" svg:width="0.0882in" svg:height="0.0843in" svg:x="1.4965in" svg:y="0.0217in" svg:viewBox="0 0 225 215" svg:d="M83 115c18 0 36 0 54 0 45 0 88-32 88-67 0-25-21-48-62-48-34 0-68 0-103 0-5 0-9 0-9 5 0 4 3 4 9 4 5 0 10 1 14 1 5 1 7 2 7 5 0 1 0 2-2 6-14 56-28 113-42 170-3 12-4 14-29 14-5 0-8 0-8 6 0 4 4 4 5 4 9 0 31-1 39-1 7 0 15 1 21 1 7 0 13 0 21 0 1 0 6 0 6-6 0-4-3-4-9-4-12 0-21 0-21-5 0-2 1-4 1-6 6-27 14-53 20-79zM105 22c3-11 4-13 17-13 10 0 21 0 31 0 26 0 43 9 43 31 0 12-6 39-19 51-16 13-35 16-48 16-16 0-30 0-45 0 7-29 14-57 21-85z"><text:p/></draw:path><draw:path draw:style-name="gr180" draw:text-style-name="P67" svg:width="0.0283in" svg:height="0.1236in" svg:x="1.6012in" svg:y="0.0134in" svg:viewBox="0 0 73 315" svg:d="M73 311c0-1 0-1-5-6-40-40-50-99-50-147 0-55 12-110 51-149 4-5 4-5 4-5 0-3-1-4-3-4-3 0-31 22-50 62-16 34-20 69-20 96 0 25 4 62 21 97 19 39 46 60 49 60 2 0 3-1 3-4z"><text:p/></draw:path><draw:path draw:style-name="gr180" draw:text-style-name="P67" svg:width="0.0047in" svg:height="0.1236in" svg:x="1.652in" svg:y="0.0134in" svg:viewBox="0 0 13 315" svg:d="M13 12c0-7 0-12-7-12-6 0-6 5-6 12 0 97 0 194 0 291 0 6 0 12 6 12 7 0 7-6 7-12 0-97 0-194 0-291z"><text:p/></draw:path><draw:path draw:style-name="gr180" draw:text-style-name="P67" svg:width="0.0736in" svg:height="0.0898in" svg:x="1.678in" svg:y="0.0189in" svg:viewBox="0 0 188 229" svg:d="M188 3c0-1-1-3-3-3s-2 0-6 4c-5 7-10 12-15 18-8-14-25-22-45-22-41 0-78 36-78 75 0 25 16 39 32 44 12 2 22 5 34 9 12 2 29 8 29 34 0 28-26 58-57 58-20 0-56-8-56-46 0-8 2-16 3-17 0-2 0-2 0-3 0-3-2-3-3-3-2 0-2 0-3 1-2 1-20 72-20 73 0 3 2 4 4 4 1 0 1 0 6-5s10-12 15-17c14 17 35 22 53 22 44 0 81-42 81-81 0-21-10-32-16-36-7-8-12-9-39-17-8-1-19-4-22-5-8-3-19-12-19-29 0-25 25-52 55-52 26 0 46 13 46 49 0 9-2 16-2 18 2 0 0 2 5 2 2 0 2-1 4-6 5-23 12-46 17-69z"><text:p/></draw:path><draw:path draw:style-name="gr180" draw:text-style-name="P67" svg:width="0.0531in" svg:height="0.0386in" svg:x="1.752in" svg:y="0.0862in" svg:viewBox="0 0 136 99" svg:d="M17 83c-1 3-2 5-3 9 0 5 5 7 9 7 3 0 7-3 8-5 1-1 2-9 4-13 1-5 4-14 5-20 1-5 2-10 3-15 3-9 3-11 10-20 6-9 16-21 33-21 13 0 13 12 13 17 0 12-10 37-13 46-2 7-3 8-3 12 0 12 10 19 21 19 22 0 32-31 32-33 0-3-3-2-4-3-3 0-3 1-4 4-6 17-15 26-24 26-4 0-5-3-5-8s1-8 5-18c2-7 11-30 11-42 0-21-17-25-29-25-18 0-30 11-36 20-2-16-15-20-24-20-10 0-15 6-18 12-4 8-8 20-8 21 0 3 3 2 4 3 3 0 3 0 5-6 4-14 7-25 16-25 6 0 7 6 7 11s-1 13-3 19c-2 5-4 15-5 20-2 9-4 19-7 28z"><text:p/></draw:path><draw:path draw:style-name="gr180" draw:text-style-name="P67" svg:width="0.076in" svg:height="0.0047in" svg:x="1.8539in" svg:y="0.0728in" svg:viewBox="0 0 194 13" svg:d="M183 13c5 0 11 0 11-6 0-7-6-7-11-7-57 0-115 0-171 0-6 0-12 0-12 7 0 6 6 6 12 6 56 0 114 0 171 0z"><text:p/></draw:path><draw:path draw:style-name="gr180" draw:text-style-name="P67" svg:width="0.0669in" svg:height="0.0815in" svg:x="1.9717in" svg:y="0.0516in" svg:viewBox="0 0 171 208" svg:d="M64 29c1-7 4-19 4-20 0-5-3-9-9-9 0 0-9 0-12 12-15 61-31 121-46 182-1 4-1 5-1 6 0 4 4 8 9 8 6 0 10-6 11-6 2-4 5-20 17-69 11 9 25 10 31 10 22 0 35-14 42-23 3 14 14 23 29 23 10 0 18-7 23-17 5-12 9-31 9-32 0-2-3-2-4-2-2 0-3 1-4 5-5 21-11 39-23 39-9 0-10-8-10-15 0-6 3-21 6-32 3-12 6-22 9-34 1-5 4-17 5-22 2-7 5-19 5-21 0-6-5-8-9-8-2 0-10 0-13 10-4 20-10 40-14 60-4 15-7 29-8 32-1 1-16 30-42 30-16 0-23-10-23-27 0-9 2-18 4-27 5-18 9-35 14-53z"><text:p/></draw:path><draw:path draw:style-name="gr180" draw:text-style-name="P67" svg:width="0.0047in" svg:height="0.1236in" svg:x="2.0579in" svg:y="0.0134in" svg:viewBox="0 0 13 315" svg:d="M13 12c0-7 0-12-7-12-6 0-6 5-6 12 0 97 0 194 0 291 0 6 0 12 6 12 7 0 7-6 7-12 0-97 0-194 0-291z"><text:p/></draw:path><draw:path draw:style-name="gr180" draw:text-style-name="P67" svg:width="0.0756in" svg:height="0.0717in" svg:x="2.1228in" svg:y="0.0398in" svg:viewBox="0 0 193 183" svg:d="M187 98c4-2 6-3 6-6 0-5-2-6-6-7-58-28-117-55-175-83-5-2-5-2-6-2-3 0-6 3-6 6s1 5 5 7c56 27 111 53 167 79-56 26-111 52-167 78-4 2-5 4-5 6 0 4 3 7 6 7 1 0 1 0 6-2 58-28 117-56 175-83z"><text:p/></draw:path><draw:path draw:style-name="gr180" draw:text-style-name="P67" svg:width="0.0567in" svg:height="0.0559in" svg:x="2.2484in" svg:y="0.0516in" svg:viewBox="0 0 145 143" svg:d="M105 21c-5-12-14-21-28-21-37 0-77 47-77 93 0 29 18 50 42 50 7 0 23-1 42-23 2 13 13 23 29 23 10 0 18-7 23-17 5-12 9-31 9-32 0-2-3-2-4-2-2 0-3 1-4 5-6 21-11 39-24 39-9 0-9-8-9-15 0-6 0-9 4-23 3-13 4-16 6-28 4-14 8-30 12-44 2-9 2-10 2-11 0-5-4-9-9-9-7 0-12 7-14 15zM86 102c-2 6-2 6-7 11-14 18-27 23-36 23-16 0-20-17-20-30 0-15 10-54 18-68 9-19 23-31 36-31 20 0 25 26 25 28s0 4-1 5c-6 21-10 41-15 62z"><text:p/></draw:path><draw:path draw:style-name="gr180" draw:text-style-name="P67" svg:width="0.0504in" svg:height="0.0382in" svg:x="2.3709in" svg:y="0.0201in" svg:viewBox="0 0 129 98" svg:d="M117 15c4 0 5 0 8-2s4-5 4-7c0-6-7-6-10-6-19 0-38 0-57 0-35 0-62 35-62 62 0 20 15 36 38 36 28 0 60-25 60-59 0-4 0-14-7-24 9 0 17 0 26 0zM39 92c-13 0-23-8-23-25 0-6 5-52 43-52 11 0 22 5 22 21 0 4-2 24-13 39-9 12-21 17-29 17z"><text:p/></draw:path><draw:path draw:style-name="gr180" draw:text-style-name="P67" svg:width="0.1433in" svg:height="0.0047in" svg:x="2.3244in" svg:y="0.0728in" svg:viewBox="0 0 365 13" svg:d="M0 0c122 0 243 0 365 0 0 4 0 9 0 13-122 0-243 0-365 0 0-4 0-9 0-13z"><text:p/></draw:path><draw:path draw:style-name="gr180" draw:text-style-name="P67" svg:width="0.0756in" svg:height="0.0866in" svg:x="2.3327in" svg:y="0.0862in" svg:viewBox="0 0 193 221" svg:d="M77 197c-14-29-28-58-43-85-1-3-2-4-3-4s-1 0-4 2c-8 4-15 10-23 15-4 2-3 2-4 4 0 1 2 3 4 3 1 0 1 0 4-2 2-1 8-6 11-8 16 32 32 63 49 96 1 3 1 3 5 3 2 0 4 0 6-4 37-69 75-139 112-207 2-3 2-3 2-4 0-3-3-6-6-6s-4 3-5 5c-35 64-69 128-105 192z"><text:p/></draw:path><draw:path draw:style-name="gr180" draw:text-style-name="P67" svg:width="0.0614in" svg:height="0.0039in" svg:x="2.4063in" svg:y="0.0862in" svg:viewBox="0 0 157 11" svg:d="M0 0c52 0 104 0 157 0 0 4 0 7 0 11-53 0-105 0-157 0 0-4 0-7 0-11z"><text:p/></draw:path><draw:path draw:style-name="gr180" draw:text-style-name="P67" svg:width="0.0528in" svg:height="0.039in" svg:x="2.4106in" svg:y="0.1154in" svg:viewBox="0 0 135 100" svg:d="M16 84c-1 2-2 8-2 9 0 5 4 7 8 7 3 0 7-3 9-5 1-2 2-9 3-14 1-4 4-14 6-20 1-4 1-9 3-14 2-9 3-11 9-20 7-9 16-21 34-21 12 0 12 12 12 16 0 13-9 37-12 47-3 7-4 8-4 12 0 12 10 19 22 19 21 0 31-31 31-34s-3-3-4-3c-2 0-3 2-4 4-5 18-14 27-23 27-5 0-6-3-6-8s1-8 6-18c2-7 11-30 11-43 0-21-17-25-29-25-18 0-30 12-37 21-1-16-15-21-24-21-10 0-14 7-17 13-5 8-8 20-8 21 0 3 3 3 4 3 2 0 3-1 4-6 4-14 8-25 16-25 7 0 8 6 8 11s-3 13-4 19c-2 5-4 14-5 20-2 9-4 18-7 28z"><text:p/></draw:path><draw:path draw:style-name="gr180" draw:text-style-name="P67" svg:width="0.0287in" svg:height="0.1236in" svg:x="2.4898in" svg:y="0.0134in" svg:viewBox="0 0 74 315" svg:d="M74 158c0-25-4-63-22-99-19-38-46-59-48-59-3 0-4 1-4 4l6 7c31 30 49 81 49 147 0 54-12 108-50 148-5 4-5 4-5 5 0 3 1 4 4 4 2 0 31-22 49-61 16-34 21-70 21-96z"><text:p/></draw:path><draw:path draw:style-name="gr180" draw:text-style-name="P67" svg:width="0.076in" svg:height="0.0953in" svg:x="2.576in" svg:y="0.0276in" svg:viewBox="0 0 194 243" svg:d="M188 13c3-1 6-3 6-7 0-3-3-6-7-6-2 0-4 1-5 2-59 28-116 55-175 83-5 2-7 4-7 7 0 2 3 4 7 7 59 27 116 54 175 82 3 2 4 2 5 2 4 0 7-3 7-7 0-2-1-4-7-7-55-26-110-52-165-77 55-26 110-52 166-79zM183 243c5 0 11 0 11-6 0-7-7-7-11-7-57 0-115 0-171 0-5 0-12 0-12 7 0 6 6 6 12 6 56 0 114 0 171 0z"><text:p/></draw:path><draw:path draw:style-name="gr180" draw:text-style-name="P67" svg:width="0.0315in" svg:height="0.0575in" svg:x="2.748in" svg:y="0in" svg:viewBox="0 0 81 147" svg:d="M50 6c0-6 0-6-7-6-14 13-34 14-43 14 0 3 0 6 0 8 5 0 20 0 32-6 0 38 0 75 0 113 0 7 0 10-22 10-3 0-5 0-8 0 0 2 0 5 0 8 3 0 30-1 39-1 7 0 35 1 40 1 0-3 0-6 0-8-3 0-6 0-9 0-22 0-22-3-22-10 0-42 0-82 0-123z"><text:p/></draw:path><draw:path draw:style-name="gr180" draw:text-style-name="P67" svg:width="0.1024in" svg:height="0.0047in" svg:x="2.7118in" svg:y="0.0728in" svg:viewBox="0 0 261 13" svg:d="M0 0c87 0 174 0 261 0 0 4 0 9 0 13-87 0-174 0-261 0 0-4 0-9 0-13z"><text:p/></draw:path><draw:path draw:style-name="gr180" draw:text-style-name="P67" svg:width="0.0441in" svg:height="0.039in" svg:x="2.7173in" svg:y="0.111in" svg:viewBox="0 0 113 100" svg:d="M80 13c-4-8-12-13-22-13-29 0-58 31-58 63 0 22 14 37 34 37 12 0 23-7 31-16 4 13 17 16 23 16 8 0 14-6 17-12 6-9 8-21 8-22 0-3-2-3-3-3-4 0-4 1-5 7-2 10-7 24-16 24-6 0-8-6-8-11 0-4 2-12 4-18 1-6 3-15 5-20 1-5 3-11 4-16 1-7 4-16 4-18 0-5-4-7-7-7-5 0-9 3-11 9zM66 70c-1 6-7 10-11 15-2 1-11 9-21 9-8 0-16-7-16-22 0-12 6-36 12-45 10-18 21-21 28-21 15 0 19 16 19 19 0 1 0 3 0 4-4 13-8 28-11 41z"><text:p/></draw:path><draw:path draw:style-name="gr180" draw:text-style-name="P67" svg:width="0.0303in" svg:height="0.0409in" svg:x="2.772in" svg:y="0.0835in" svg:viewBox="0 0 78 105" svg:d="M78 75c-1 0-4 0-6 0-1 3-2 12-4 14-2 1-15 1-18 1-9 0-20 0-30 0 10-7 21-16 31-23 15-9 27-18 27-36 0-19-19-31-41-31s-37 13-37 28c0 8 7 10 9 10 5 0 9-3 9-10 0-6-4-8-9-9 5-7 14-12 24-12 16 0 29 9 29 24 0 14-10 24-21 35-13 10-27 21-39 32-2 2-2 2-2 3s0 2 0 4c24 0 50 0 74 0 2-11 3-20 4-30z"><text:p/></draw:path></draw:g></draw:g></text:span><text:span text:style-name="T79"><text:s/></text:span><text:span text:style-name="T80">(konec </text:span><text:span text:style-name="T21">^</text:span><text:span text:style-name="T80">)</text:span></text:p>
      <text:p text:style-name="P41"><text:span text:style-name="T28">Gambler’</text:span><text:span text:style-name="T31">s fallacy: if a particular event occurs more frequently than normal during the past, it is less likely to happen in the future(není limita)</text:span></text:p>
      <text:p text:style-name="P19">CLV: <text:s/><text:span text:style-name="T78"><draw:g text:anchor-type="as-char" svg:y="-0.0839in" draw:z-index="71" draw:name="Shape93" draw:style-name="gr178"><svg:title>TexMaths</svg:title><svg:desc>9§inline§X_1, X_2, ...§svg§600§FALSE§</svg:desc><draw:g draw:style-name="gr2"><draw:path draw:style-name="gr179" draw:text-style-name="P66" svg:width="0.5087in" svg:height="0.0953in" svg:x="0.0035in" svg:y="0.0071in" svg:viewBox="0 0 1293 243" svg:d="M647 243c-216 0-432 0-647 0 0-81 0-162 0-243 431 0 862 0 1293 0 0 81 0 162 0 243-215 0-431 0-646 0z"><text:p/></draw:path><draw:path draw:style-name="gr180" draw:text-style-name="P67" svg:width="0.102in" svg:height="0.0843in" svg:x="0.0004in" svg:y="0in" svg:viewBox="0 0 260 215" svg:d="M145 86c-9-21-18-42-27-63-1-2-2-3-2-4 0-2 6-8 19-9 4 0 6-1 6-6 0-4-3-4-4-4-14 0-27 1-40 1-8 0-28-1-36-1-2 0-5 0-5 6 0 4 3 4 7 4 19 0 21 4 23 10 13 30 26 58 38 88-22 24-44 47-66 71-2 1-3 2-5 3-15 17-30 22-47 23-3 1-6 1-6 6 0 1 0 4 4 4 10 0 19-1 29-1 12 0 25 1 36 1 2 0 6 0 6-7 0-2-3-2-4-3-3 0-12-1-12-9 0-6 4-11 8-15 10-11 21-22 32-33 10-11 19-21 29-31 11 25 21 50 31 74 1 4 1 4 2 5 0 2-6 8-19 9-2 1-6 1-6 6 0 4 4 4 5 4 9 0 31-1 40-1 8 0 27 1 35 1 2 0 7 0 7-6 0-4-4-4-7-4-20 0-21-1-27-14-12-30-33-77-40-96 21-23 54-60 65-69 9-8 20-15 39-16 5 0 7 0 7-6-1-1 0-4-4-4-9 0-20 1-30 1-12 0-23-1-34-1-3 0-6 0-6 6 0 3 1 4 3 4 3 0 13 1 13 10 0 4-4 8-6 11-18 18-34 36-51 55z"><text:p/></draw:path><draw:path draw:style-name="gr180" draw:text-style-name="P67" svg:width="0.0311in" svg:height="0.0575in" svg:x="0.1098in" svg:y="0.0457in" svg:viewBox="0 0 80 147" svg:d="M50 6c0-6 0-6-7-6-14 14-34 14-43 14 0 3 0 6 0 9 5 0 20 0 32-7 0 37 0 75 0 113 0 7 0 10-22 10-3 0-5 0-8 0 0 3 0 5 0 8 3 0 30-1 39-1 7 0 35 1 39 1 0-3 0-5 0-8-3 0-5 0-8 0-22 0-22-3-22-10 0-42 0-82 0-123z"><text:p/></draw:path><draw:path draw:style-name="gr180" draw:text-style-name="P67" svg:width="0.0142in" svg:height="0.037in" svg:x="0.1669in" svg:y="0.0717in" svg:viewBox="0 0 37 95" svg:d="M37 33c0-20-8-33-21-33-10 0-16 8-16 17 0 8 6 16 16 16 5 0 8-1 12-3 1-1 1-1 2-1 0 2 0 0 0 4 0 24-11 43-22 53-3 3-3 4-3 5 0 2 1 4 3 4 4 0 29-25 29-62z"><text:p/></draw:path><draw:path draw:style-name="gr180" draw:text-style-name="P67" svg:width="0.1024in" svg:height="0.0843in" svg:x="0.2146in" svg:y="0in" svg:viewBox="0 0 261 215" svg:d="M145 86c-9-21-17-42-26-63-1-2-2-3-2-4 0-2 6-8 19-9 3 0 6-1 6-6 0-4-4-4-5-4-13 0-26 1-40 1-8 0-28-1-35-1-2 0-6 0-6 6 0 4 3 4 7 4 20 0 22 4 24 10 13 30 25 58 37 88-22 24-44 47-66 71-1 1-3 2-4 3-16 17-31 22-47 23-4 1-7 1-7 6 0 1 0 4 5 4 9 0 19-1 29-1 12 0 24 1 35 1 2 0 6 0 6-7 0-2-3-3-4-3-3 0-12-1-12-9 0-6 4-11 9-15 10-11 20-22 31-33 10-11 19-21 29-31 11 25 22 50 32 74 1 4 1 4 1 5 0 2-5 8-18 9-3 1-6 1-6 6 0 4 4 4 4 4 9 0 32-1 40-1s28 1 35 1c3 0 7 0 7-6 0-4-3-4-6-4-21 0-21-1-27-14-13-30-34-77-41-96 21-23 55-60 65-69 9-8 21-15 40-16 4 0 7 0 7-6-2-1 0-4-4-4-10 0-20 1-30 1-12 0-23-1-35-1-2 0-6 0-6 6 0 3 1 4 4 4s13 1 13 10c0 4-4 8-7 11-17 18-34 36-51 55z"><text:p/></draw:path><draw:path draw:style-name="gr180" draw:text-style-name="P67" svg:width="0.0382in" svg:height="0.0575in" svg:x="0.3197in" svg:y="0.0457in" svg:viewBox="0 0 98 147" svg:d="M98 106c-2 0-5 0-8 0 0 6-3 18-5 20s-19 2-22 2c-13 0-28 0-41 0 23-21 31-27 45-37 16-13 31-27 31-48 0-27-23-43-52-43-27 0-46 19-46 40 0 10 10 12 12 12 5 0 11-4 11-11 0-5-1-12-12-12 6-16 21-21 32-21 22 0 34 17 34 35 0 19-14 35-21 43-18 17-35 34-53 52-3 2-3 3-3 9 31 0 60 0 91 0 3-14 5-27 7-41z"><text:p/></draw:path><draw:path draw:style-name="gr180" draw:text-style-name="P67" svg:width="0.0142in" svg:height="0.037in" svg:x="0.3807in" svg:y="0.0717in" svg:viewBox="0 0 37 95" svg:d="M37 33c0-20-7-33-20-33-11 0-17 8-17 17 0 8 6 16 17 16 4 0 8-1 11-3 1-1 1-1 2-1 0 2 1 0 1 4 0 24-12 43-22 53-4 3-4 4-4 5 0 2 2 4 4 4 3 0 28-25 28-62z"><text:p/></draw:path><draw:path draw:style-name="gr180" draw:text-style-name="P67" svg:width="0.013in" svg:height="0.0126in" svg:x="0.4362in" svg:y="0.0717in" svg:viewBox="0 0 34 33" svg:d="M34 17c0-9-8-17-17-17s-17 8-17 17 8 16 17 16 17-7 17-16z"><text:p/></draw:path><draw:path draw:style-name="gr180" draw:text-style-name="P67" svg:width="0.0126in" svg:height="0.0126in" svg:x="0.4709in" svg:y="0.0717in" svg:viewBox="0 0 33 33" svg:d="M33 17c0-9-7-17-16-17-10 0-17 8-17 17s7 16 17 16c9 0 16-7 16-16z"><text:p/></draw:path><draw:path draw:style-name="gr180" draw:text-style-name="P67" svg:width="0.0126in" svg:height="0.0126in" svg:x="0.5055in" svg:y="0.0717in" svg:viewBox="0 0 33 33" svg:d="M33 17c0-9-8-17-17-17s-16 8-16 17 7 16 16 16 17-7 17-16z"><text:p/></draw:path></draw:g></draw:g></text:span><text:span text:style-name="T78"><text:s/></text:span><text:span text:style-name="T19">Jsou stejn</text:span><text:span text:style-name="T78">ě rozd. n.n.v s </text:span><text:span text:style-name="T78"><draw:g text:anchor-type="as-char" svg:y="-0.1047in" draw:z-index="72" draw:name="Shape94" draw:style-name="gr178"><svg:title>TexMaths</svg:title><svg:desc>9§inline§var = \sigma^2, \mathbb{E}=\mu§svg§600§FALSE§</svg:desc><draw:g draw:style-name="gr2"><draw:path draw:style-name="gr179" draw:text-style-name="P66" svg:width="0.85in" svg:height="0.1165in" svg:x="0.0035in" svg:y="0.0063in" svg:viewBox="0 0 2160 297" svg:d="M0 0c720 0 1440 0 2160 0 0 99 0 198 0 297-720 0-1440 0-2160 0 0-99 0-198 0-297z"><text:p/></draw:path><draw:path draw:style-name="gr180" draw:text-style-name="P67" svg:width="0.0543in" svg:height="0.0563in" svg:x="0.0004in" svg:y="0.0484in" svg:viewBox="0 0 139 144" svg:d="M139 23c0-18-8-23-14-23-8 0-15 8-15 15 0 5 2 7 4 10 8 7 11 15 11 26 0 13-19 85-56 85-16 0-23-10-23-27 0-18 8-40 18-67 3-5 4-9 4-16 0-14-10-26-26-26-29 0-42 46-42 49s3 2 4 3c3 0 3-1 5-6 9-32 23-39 32-39 2 0 8 0 8 10 0 8-3 16-6 23-13 36-18 51-18 65 0 34 28 39 43 39 53 0 71-105 71-121z"><text:p/></draw:path><draw:path draw:style-name="gr180" draw:text-style-name="P67" svg:width="0.0567in" svg:height="0.0563in" svg:x="0.0669in" svg:y="0.0484in" svg:viewBox="0 0 145 144" svg:d="M105 21c-5-12-15-21-28-21-37 0-77 47-77 93 0 30 17 51 42 51 7 0 22-1 41-24 3 14 13 24 29 24 11 0 19-8 23-18 5-11 10-30 10-31 0-3-3-3-4-3-3 0-3 1-4 6-6 20-12 38-24 38-9 0-10-8-10-14s1-9 4-24c4-12 5-16 7-28 4-15 8-29 11-44 3-9 3-10 3-11 0-5-4-9-9-9-8 0-13 8-14 15zM85 103c-2 5-2 6-7 11-13 18-27 22-36 22-15 0-19-17-19-29 0-16 9-55 17-69 10-19 24-31 37-31 20 0 25 26 25 28s-1 4-1 6c-6 20-11 41-16 62z"><text:p/></draw:path><draw:path draw:style-name="gr180" draw:text-style-name="P67" svg:width="0.0504in" svg:height="0.0563in" svg:x="0.1315in" svg:y="0.0484in" svg:viewBox="0 0 129 144" svg:d="M19 122c-2 4-4 12-4 14 0 5 5 8 10 8 4 0 9-3 12-9 0-1 11-45 13-50 1-11 8-33 9-42 1-3 10-19 18-25 2-3 12-11 26-11 8 0 8 3 12 4-9 2-16 9-16 17 0 5 3 12 12 12 8 0 18-7 18-19 0-11-10-21-26-21-21 0-35 15-41 24-3-14-14-24-29-24-14 0-20 13-23 18-6 11-10 30-10 31 0 3 3 3 4 3 3 0 3-1 5-7 5-22 12-38 23-38 6 0 10 3 10 15 0 6-1 10-5 27-6 24-12 49-18 73z"><text:p/></draw:path><draw:path draw:style-name="gr180" draw:text-style-name="P67" svg:width="0.0827in" svg:height="0.0287in" svg:x="0.2287in" svg:y="0.0575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654in" svg:height="0.0547in" svg:x="0.3583in" svg:y="0.0492in" svg:viewBox="0 0 167 140" svg:d="M151 18c5 0 16 0 16-10 0-8-7-8-12-8-24 0-48 0-72 0-48 0-83 52-83 90 0 28 18 50 47 50 38 0 80-38 80-87 0-5 0-20-10-35 12 0 23 0 34 0zM48 133c-16 0-29-11-29-34 0-10 4-36 15-54 14-22 33-27 43-27 27 0 29 22 29 31 0 15-6 41-17 58-12 18-30 26-41 26z"><text:p/></draw:path><draw:path draw:style-name="gr180" draw:text-style-name="P67" svg:width="0.0382in" svg:height="0.0575in" svg:x="0.4339in" svg:y="0in" svg:viewBox="0 0 98 147" svg:d="M98 107c-3 0-5 0-8 0 0 5-3 18-5 20-2 1-19 1-22 1-13 0-28 0-41 0 23-20 31-27 45-37 16-13 31-27 31-48 0-27-23-43-52-43-27 0-46 19-46 40 0 11 10 12 12 12 5 0 11-3 11-11 0-5-1-12-12-12 6-16 21-21 32-21 22 0 34 17 34 35 0 19-14 35-21 43-18 17-35 34-53 52-3 3-3 3-3 9 31 0 60 0 91 0 3-13 4-27 7-40z"><text:p/></draw:path><draw:path draw:style-name="gr180" draw:text-style-name="P67" svg:width="0.0146in" svg:height="0.037in" svg:x="0.4949in" svg:y="0.0902in" svg:viewBox="0 0 38 95" svg:d="M38 33c0-20-8-33-21-33-11 0-17 8-17 17 0 8 6 16 17 16 4 0 8 0 11-3 1-1 1-1 2-1 0 2 1 0 1 4 0 24-11 43-22 53-4 3-4 4-4 5 0 3 2 4 4 4 3 0 29-25 29-62z"><text:p/></draw:path><draw:path draw:style-name="gr180" draw:text-style-name="P67" svg:width="0.0776in" svg:height="0.0846in" svg:x="0.5413in" svg:y="0.0177in" svg:viewBox="0 0 198 216" svg:d="M77 110c9 0 24 0 35 7 15 10 17 28 17 29 0 5 0 8 5 8 6 0 6-4 6-9 0-29 0-58 0-86 0-6 0-10-6-10-5 0-5 4-5 7-3 41-34 42-52 43 0-22 0-44 0-66s7-22 14-22c5 0 10 0 15 0 43 0 64 22 66 44 1 3 1 7 6 7 6 0 6-5 6-11 0-13 0-27 0-40 0-10-1-11-11-11-54 0-108 0-162 0-6 0-11 0-11 5 0 6 6 6 9 6 18 0 19 3 19 18 0 52 0 106 0 158 0 14-1 18-17 18-6 0-11 0-11 5 0 6 5 6 11 6 56 0 111 0 167 0 7 0 10 0 11-5 3-18 9-52 9-53 0-4-3-6-5-6-5 0-4 2-6 4-2 8-5 21-29 35-16 10-32 14-49 14-6 0-12 0-18 0-7 0-14 0-14-22 0-24 0-48 0-73zM172 11c0 5 0 10 0 15-5-6-11-11-18-15 6 0 12 0 18 0zM111 104c5-2 11-7 18-14 0 8 0 18 0 27-8-9-12-9-18-13zM40 29c0-5 0-12-3-18 11 0 22 0 33 0-3 7-3 18-3 21 0 50 0 102 0 152 0 12 2 18 3 21-11 0-22 0-33 0 3-5 3-13 3-17 0-52 0-106 0-159zM157 205c10-5 19-12 25-18 0 2-3 15-3 18-7 0-15 0-22 0z"><text:p/></draw:path><draw:path draw:style-name="gr180" draw:text-style-name="P67" svg:width="0.0827in" svg:height="0.0287in" svg:x="0.6646in" svg:y="0.0575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669in" svg:height="0.0815in" svg:x="0.7925in" svg:y="0.0484in" svg:viewBox="0 0 171 208" svg:d="M63 29c2-6 5-19 5-20 0-5-4-9-9-9-1 0-10 1-13 12-15 60-30 122-45 182-1 4-1 5-1 6 0 4 3 8 8 8 7 0 11-6 12-7 1-3 5-19 17-67 10 9 24 10 31 10 22 0 34-15 42-23 3 14 14 23 28 23 11 0 19-8 23-18 6-11 10-30 10-31 0-3-3-3-4-3-3 0-3 1-4 6-5 20-11 38-24 38-8 0-9-8-9-14s3-22 6-33 5-23 8-34c2-4 5-17 5-22 2-7 6-19 6-20 0-7-5-9-9-9-2 0-10 0-13 10-5 20-10 40-15 60-4 15-7 29-8 33 0 1-15 29-41 29-16 0-23-10-23-27 0-9 2-18 4-27 4-18 9-35 13-53z"><text:p/></draw:path></draw:g></draw:g></text:span><text:span text:style-name="T78">. </text:span><text:span text:style-name="T78"><draw:g text:anchor-type="as-char" svg:y="-0.1346in" draw:z-index="73" draw:name="Shape95" draw:style-name="gr178"><svg:title>TexMaths</svg:title><svg:desc>9§inline§Y_n = \frac{(X_1+...+X_n)-n\mu}{\sigma \sqrt{n}}. Pak\ Y_n \overset{d}{\to} N(0,1). Neboli\ pokud F_n = F_{Y_n}: \forall x \in \mathbb{R}: \lim_{x \to \infty} F_n(x) = \Phi(x)§svg§600§FALSE§</svg:desc><draw:g draw:style-name="gr2"><draw:path draw:style-name="gr179" draw:text-style-name="P66" svg:width="4.6114in" svg:height="0.1846in" svg:x="0.0024in" svg:y="0.0063in" svg:viewBox="0 0 11714 470" svg:d="M0 0c3905 0 7809 0 11714 0 0 156 0 314 0 470-3905 0-7809 0-11714 0 0-156 0-314 0-470z"><text:p/></draw:path><draw:path draw:style-name="gr180" draw:text-style-name="P67" svg:width="0.0799in" svg:height="0.0843in" svg:x="0.0004in" svg:y="0.0461in" svg:viewBox="0 0 204 215" svg:d="M158 36c1-2 2-3 4-5 8-9 17-20 36-21 4-1 6-1 6-6 0-3-2-4-4-4-7 0-15 1-23 1-9 0-19-1-28-1-2 0-5 0-5 5 0 4 3 5 4 5 2 0 10 0 10 7 0 5-7 14-7 14-22 28-44 56-66 85-10-31-20-62-30-94-2-4-1-3-2-5 0-7 14-7 16-7 4 0 7 0 7-6 0-4-3-4-4-4-7 0-27 1-35 1-7 0-24-1-31-1-2 0-6 0-6 6 0 4 3 4 6 4 17 0 19 3 21 10 11 35 23 69 34 104 1 1 2 5 2 5 0 1-11 52-13 58-4 17-4 18-26 18-6 0-8 0-8 6 0 4 2 2 4 4 8 0 28-1 36-1 7 0 28 1 36 1 1 0 4 0 4-6 0-4-2-4-8-4-3 0-5 0-10 0-6-1-7-2-7-5 0-2 2-14 3-20 3-15 7-30 10-44 1-7 2-7 4-10 24-31 47-60 70-90z"><text:p/></draw:path><draw:path draw:style-name="gr180" draw:text-style-name="P67" svg:width="0.0465in" svg:height="0.0386in" svg:x="0.0646in" svg:y="0.1106in" svg:viewBox="0 0 119 99" svg:d="M14 83c0 3 0 5-1 9 0 5 3 7 6 7s6-3 8-5c2-1 2-9 3-13 1-5 3-14 4-20 2-5 3-10 4-15 2-9 3-11 8-20 6-9 15-21 30-21 11 0 11 12 11 17 0 12-8 37-11 46-3 7-4 8-4 12 0 12 9 19 19 19 20 0 28-31 28-33 0-3-2-3-3-3-2 0-3 1-4 4-4 17-12 26-20 26-4 0-5-3-5-8s1-8 5-18c2-7 10-30 10-42 0-21-15-25-26-25-16 0-27 11-33 20-2-16-13-20-21-20s-12 6-16 12c-4 8-6 20-6 21 0 3 2 3 3 3 3 0 3 0 4-6 3-13 7-25 15-25 5 0 6 6 6 12 0 4-2 12-3 18s-3 15-4 20c-3 9-4 19-7 28z"><text:p/></draw:path><draw:path draw:style-name="gr180" draw:text-style-name="P67" svg:width="0.0728in" svg:height="0.0287in" svg:x="0.1575in" svg:y="0.085in" svg:viewBox="0 0 186 74" svg:d="M176 13c5 0 10 0 10-7 0-6-5-6-9-6-56 0-112 0-168 0-4 0-9 0-9 6 0 7 5 7 10 7 55 0 110 0 166 0zM177 74c4 0 9 0 9-7 0-6-5-6-10-6-56 0-111 0-166 0-5 0-10 0-10 6 0 7 5 7 9 7 56 0 112 0 168 0z"><text:p/></draw:path><draw:path draw:style-name="gr180" draw:text-style-name="P67" svg:width="0.0197in" svg:height="0.0862in" svg:x="0.2898in" svg:y="0.0051in" svg:viewBox="0 0 51 220" svg:d="M47 0c-37 30-47 76-47 111 0 30 9 79 47 109 2 0 4 0 4-2 0-1 0-2-2-3-26-27-35-65-35-104 0-61 19-89 36-106 1-1 1-1 1-2 0-3-2-3-4-3z"><text:p/></draw:path><draw:path draw:style-name="gr180" draw:text-style-name="P67" svg:width="0.0677in" svg:height="0.0591in" svg:x="0.3193in" svg:y="0.011in" svg:viewBox="0 0 173 151" svg:d="M100 67c6-8 12-14 18-21 25-28 33-37 50-38 3 0 5 0 5-4 0-3-2-4-3-4-5 0-12 1-18 1-5 0-17-1-23-1-2 0-4 1-4 5 1 1 0 3 3 3 2 1 7 1 7 5s-3 8-5 9c-2 2-26 30-34 38-6-14-13-29-20-43 0-1 0-3 0-4 0 0 4-4 10-5 2 0 4 0 4-4-1-1 0-4-3-4-4 0-10 1-14 1-5 0-8 0-12 0s-8 0-12 0c-3 0-7-1-10-1-2 0-4 0-4 5 0 3 2 3 6 3 11 0 12 3 14 7 9 20 18 41 27 61-4 4-7 8-11 12-3 5-13 14-16 18-24 27-32 36-50 37-3 1-5 1-5 5 0 1 1 3 3 3 6 0 12-1 19-1 3 0 7 0 11 0 3 1 8 1 11 1 1 0 4 0 4-4 0-3-3-4-3-4-3 0-7-1-7-5s3-7 7-11c14-16 27-30 40-44 8 17 16 34 24 52 1 2 1 2 1 3s-3 5-10 5c-2 1-4 1-4 5 0 1 0 3 3 3 4 0 9-1 13-1 3 0 8 0 12 0 3 0 8 0 12 0 3 1 7 1 11 1 0 0 4 0 4-4s-3-4-6-4c-11 0-12-2-14-6-11-24-21-47-31-70z"><text:p/></draw:path><draw:path draw:style-name="gr180" draw:text-style-name="P67" svg:width="0.022in" svg:height="0.0409in" svg:x="0.3957in" svg:y="0.0413in" svg:viewBox="0 0 57 105" svg:d="M35 5c0-5 0-5-5-5-9 11-25 11-28 11 0 0-1 0-2 0 0 2 0 4 0 6 1 0 2 0 2 0 4 0 12 0 20-4 0 26 0 53 0 79 0 5 0 7-14 7-2 0-5 0-7 0 0 2 0 3 0 6 7 0 20 0 28 0s20 0 28 0c0-3 0-4 0-6-2 0-4 0-7 0-15 0-15-2-15-7 0-29 0-58 0-87z"><text:p/></draw:path><draw:path draw:style-name="gr180" draw:text-style-name="P67" svg:width="0.0563in" svg:height="0.0638in" svg:x="0.4362in" svg:y="0.0165in" svg:viewBox="0 0 144 163" svg:d="M76 87c20 0 41 0 61 0 2 0 7 0 7-5 0-6-5-6-7-6-20 0-41 0-61 0 0-22 0-45 0-68 0-3 0-8-4-8-5 0-5 5-5 8 0 23 0 46 0 68-20 0-40 0-60 0-2 0-7 0-7 6 0 5 4 5 7 5 20 0 40 0 60 0 0 23 0 45 0 68 0 2 0 8 5 8 4 0 4-6 4-8 0-23 0-45 0-68z"><text:p/></draw:path><draw:path draw:style-name="gr180" draw:text-style-name="P67" svg:width="0.0083in" svg:height="0.0094in" svg:x="0.5071in" svg:y="0.0606in" svg:viewBox="0 0 22 25" svg:d="M22 13c0-9-5-13-11-13s-11 6-11 13c0 8 6 12 11 12 7 0 11-5 11-12z"><text:p/></draw:path><draw:path draw:style-name="gr180" draw:text-style-name="P67" svg:width="0.0087in" svg:height="0.0094in" svg:x="0.5331in" svg:y="0.0606in" svg:viewBox="0 0 23 25" svg:d="M23 13c0-9-6-13-11-13-7 0-12 6-12 13 0 8 6 12 11 12 7 0 12-5 12-12z"><text:p/></draw:path><draw:path draw:style-name="gr180" draw:text-style-name="P67" svg:width="0.0083in" svg:height="0.0094in" svg:x="0.5594in" svg:y="0.0606in" svg:viewBox="0 0 22 25" svg:d="M22 13c0-9-5-13-11-13s-11 6-11 13c0 8 6 12 11 12 7 0 11-5 11-12z"><text:p/></draw:path><draw:path draw:style-name="gr180" draw:text-style-name="P67" svg:width="0.0563in" svg:height="0.0638in" svg:x="0.5823in" svg:y="0.0165in" svg:viewBox="0 0 144 163" svg:d="M77 87c20 0 40 0 60 0 2 0 7 0 7-5 0-6-5-6-7-6-20 0-40 0-60 0 0-22 0-45 0-68 0-3 0-8-5-8-4 0-4 5-4 8 0 23 0 46 0 68-20 0-41 0-61 0-2 0-7 0-7 6 0 5 5 5 7 5 20 0 41 0 61 0 0 23 0 45 0 68 0 2 0 8 4 8 5 0 5-6 5-8 0-23 0-45 0-68z"><text:p/></draw:path><draw:path draw:style-name="gr180" draw:text-style-name="P67" svg:width="0.0677in" svg:height="0.0591in" svg:x="0.6484in" svg:y="0.011in" svg:viewBox="0 0 173 151" svg:d="M99 67c6-8 13-14 19-21 25-28 33-37 50-38 2 0 5 0 5-4 0-3-2-3-3-4-6 0-12 1-19 1-4 0-17-1-22-1-2 0-4 1-4 5 1 1 0 3 3 3 2 1 7 1 7 5s-4 8-5 9c-2 2-26 30-34 38-6-14-13-29-20-43 0-1-1-3-1-4 0 0 4-4 11-5 1 0 4 0 4-4-1-1-1-4-3-4-5 0-10 1-14 1s-8 0-12 0-8 0-12 0-8-1-11-1c-1 0-4 0-4 5 0 3 3 3 6 3 11 0 13 3 14 7 10 20 18 41 28 61-4 4-7 8-11 12-4 5-13 14-17 18-24 27-32 36-49 37-3 1-5 1-5 5 0 1 1 3 2 3 6 0 13-1 19-1 3 0 8 0 12 0 3 1 7 1 11 1 1 0 4 0 4-4 0-3-3-4-4-4-2 0-6-1-6-5s3-7 7-11c13-16 26-30 39-44 8 17 16 34 24 52 1 2 1 2 2 3 0 1-4 5-10 5-3 1-5 1-5 5 1 1 0 3 3 3 4 0 10-1 14-1 3 0 8 0 12 0 3 0 8 0 11 0 4 1 8 1 12 1 0 0 4 0 4-4s-3-4-6-4c-12 0-13-2-14-6-11-24-22-47-32-70z"><text:p/></draw:path><draw:path draw:style-name="gr180" draw:text-style-name="P67" svg:width="0.0382in" svg:height="0.0276in" svg:x="0.7217in" svg:y="0.0555in" svg:viewBox="0 0 98 71" svg:d="M14 54c0 4-2 11-2 12 0 3 2 5 6 5 1 0 4-1 6-5 0-1 1-8 3-12 4-22 4-22 5-23 1-4 12-26 29-26 7 0 10 4 10 11 0 9-6 25-10 34 0 2-1 5-1 8 0 8 7 13 15 13 15 0 23-21 23-24 0-2-2-2-3-2-3 0-3 0-3 4-3 9-9 17-16 17-4 0-4-3-4-6s0-5 1-9c3-6 9-24 9-32 0-12-7-19-21-19-12 0-21 8-26 15-1-12-12-15-17-15-14 0-12 16-18 24 0 2 2 2 3 2 3 0 3-1 3-3 2-9 5-18 12-18 4 0 5 5 5 8 0 2-1 9-2 13s-3 11-3 14c-1 4-3 9-4 14z"><text:p/></draw:path><draw:path draw:style-name="gr180" draw:text-style-name="P67" svg:width="0.0193in" svg:height="0.0862in" svg:x="0.7764in" svg:y="0.0051in" svg:viewBox="0 0 50 220" svg:d="M3 0c-1 0-3 0-3 3 0 1 1 1 2 3 16 17 35 47 35 105 0 45-12 80-34 102-3 4-3 3-3 5 0 0 1 2 2 2 3 0 21-14 35-42 8-18 13-42 13-67 0-32-8-80-47-111z"><text:p/></draw:path><draw:path draw:style-name="gr180" draw:text-style-name="P67" svg:width="0.0516in" svg:height="0.0039in" svg:x="0.8138in" svg:y="0.0465in" svg:viewBox="0 0 132 11" svg:d="M124 11c3 0 8 0 8-6 0-5-5-5-8-5-39 0-77 0-116 0-3 0-8 0-8 5 0 6 4 6 8 6 39 0 77 0 116 0z"><text:p/></draw:path><draw:path draw:style-name="gr180" draw:text-style-name="P67" svg:width="0.0469in" svg:height="0.039in" svg:x="0.8776in" svg:y="0.0323in" svg:viewBox="0 0 120 100" svg:d="M15 84c-1 2-2 8-2 9 0 4 4 7 7 7s5-4 7-6c2-1 2-9 4-13 1-5 3-14 4-20 2-5 2-10 3-15 3-9 3-11 9-20s14-20 29-20c12 0 12 11 12 16 0 13-9 37-12 46-2 7-3 8-3 12 0 12 9 20 19 20 20 0 28-31 28-34s-2-2-3-3c-3 0-3 1-4 4-5 18-13 27-21 27-4 0-4-4-4-9s0-8 4-18c2-6 11-29 11-42 0-21-15-25-26-25-16 0-28 11-33 20-2-16-13-20-21-20-9 0-13 6-16 12-4 8-7 20-7 21 0 4 3 4 4 4 2 0 2-1 4-7 3-13 6-24 14-24 5 0 7 5 7 11 0 4-2 12-4 18-1 5-3 15-3 20-3 10-4 19-7 29z"><text:p/></draw:path><draw:path draw:style-name="gr180" draw:text-style-name="P67" svg:width="0.0453in" svg:height="0.0567in" svg:x="0.9323in" svg:y="0.0323in" svg:viewBox="0 0 116 145" svg:d="M1 133c-1 3-1 3-1 5 0 4 3 7 6 7 8 0 9-7 10-12 0-1 4-18 9-40 6 5 14 7 21 7 17 0 19-11 28-16 4 15 18 16 20 16 7 0 12-6 16-12 4-9 6-21 6-22 0-3-1-2-2-3-3 0-3 1-5 6-2 11-6 25-14 25-5 0-7-6-7-11 0-4 2-12 4-18 0-6 3-15 4-20 1-6 3-14 4-20 1-5 4-15 4-16 0-5-4-7-7-7-2 0-6 2-8 5-1 2-2 9-3 13-2 6-2 12-4 19-2 9-4 19-6 28-2 5-2 5-4 8-6 10-14 19-25 19-17 0-17-17-17-20 0-7 1-9 4-21 2-10 3-11 4-20 1-4 2-8 3-12 1-5 3-13 3-14 0-4-3-7-7-7-7 0-8 7-9 10-9 41-18 82-27 123z"><text:p/></draw:path><draw:path draw:style-name="gr180" draw:text-style-name="P67" svg:width="0.7008in" svg:height="0.0047in" svg:x="0.2807in" svg:y="0.0972in" svg:viewBox="0 0 1781 13" svg:d="M0 0c593 0 1188 0 1781 0 0 4 0 8 0 13-593 0-1188 0-1781 0 0-5 0-9 0-13z"><text:p/></draw:path><draw:path draw:style-name="gr180" draw:text-style-name="P67" svg:width="0.0441in" svg:height="0.0378in" svg:x="0.5457in" svg:y="0.1406in" svg:viewBox="0 0 113 97" svg:d="M103 14c3 0 5 0 7-1 2-2 3-6 3-7 0-6-5-6-9-6-16 0-33 0-50 0-31 0-54 35-54 61 0 21 14 36 33 36 25 0 53-25 53-59 0-3 0-13-6-24 8 0 16 0 23 0zM33 91c-10 0-19-8-19-24 0-6 4-53 37-53 10 0 21 5 21 22 0 4-3 23-12 39-8 11-19 16-27 16z"><text:p/></draw:path><draw:path draw:style-name="gr180" draw:text-style-name="P67" svg:width="0.0665in" svg:height="0.0866in" svg:x="0.6024in" svg:y="0.1106in" svg:viewBox="0 0 170 221" svg:d="M68 197c-12-29-25-58-38-86-1-2-1-3-3-3-1 0-2 0-3 2-7 4-14 10-22 15-2 2-1 2-2 4 0 1 1 3 2 3s2 0 4-2c3-1 8-6 11-8 14 32 28 63 43 96 1 3 1 3 4 3 2 0 4 0 6-4 33-70 65-138 98-207 2-3 2-3 2-4 0-3-3-6-4-6-4 0-4 3-6 5-30 64-61 128-92 192z"><text:p/></draw:path><draw:path draw:style-name="gr180" draw:text-style-name="P67" svg:width="0.0539in" svg:height="0.0035in" svg:x="0.6673in" svg:y="0.111in" svg:viewBox="0 0 138 10" svg:d="M0 0c46 0 92 0 138 0 0 4 0 6 0 10-46 0-92 0-138 0 0-4 0-6 0-10z"><text:p/></draw:path><draw:path draw:style-name="gr180" draw:text-style-name="P67" svg:width="0.0469in" svg:height="0.039in" svg:x="0.6709in" svg:y="0.1402in" svg:viewBox="0 0 120 100" svg:d="M15 84c-1 2-2 8-2 9 0 5 4 7 7 7s6-3 7-5 2-9 4-14c1-4 3-14 4-20 1-4 2-9 3-14 3-9 3-11 9-20 5-9 14-21 29-21 12 0 12 12 12 16 0 13-9 37-12 47-2 7-3 8-3 12 0 12 9 19 19 19 20 0 28-31 28-34s-2-2-3-3c-3 0-3 2-4 4-5 18-13 27-21 27-4 0-4-3-4-8s0-8 4-18c2-7 10-30 10-43 0-21-15-25-26-25-15 0-27 12-32 21-2-16-13-21-21-21-9 0-13 7-16 13-4 8-7 20-7 21 0 3 2 2 3 3 3 0 3-1 5-6 3-14 6-25 14-25 5 0 7 6 7 11s-2 13-4 19c-1 5-3 14-3 20-3 9-4 19-7 28z"><text:p/></draw:path><draw:path draw:style-name="gr180" draw:text-style-name="P67" svg:width="0.011in" svg:height="0.0126in" svg:x="1.0047in" svg:y="0.1169in" svg:viewBox="0 0 29 33" svg:d="M29 17c0-9-7-17-15-17s-14 8-14 17 6 16 14 16 15-7 15-16z"><text:p/></draw:path><draw:path draw:style-name="gr180" draw:text-style-name="P67" svg:width="0.0783in" svg:height="0.0843in" svg:x="1.0303in" svg:y="0.0461in" svg:viewBox="0 0 200 215" svg:d="M74 115c16 0 31 0 47 0 40 0 79-32 79-67 0-25-18-48-55-48-30 0-61 0-91 0-5 0-8 0-8 5s3 5 8 5c3 0 9 0 12 0 4 1 6 2 6 5 0 1 0 2-1 7-13 56-25 112-38 169-2 12-3 14-25 14-5 0-8 0-8 6 0 4 3 4 5 4 7 0 27-1 35-1 6 0 12 1 18 1s12 0 18 0c2 0 6 0 6-6 0-4-3-4-8-4-10 0-18 0-18-5 0-2 1-4 1-6 5-27 11-53 17-79zM94 22c2-11 3-12 15-12 9 0 18 0 27 0 23 0 38 8 38 30 0 12-6 39-16 51-15 13-31 16-43 16-14 0-27 0-40 0 6-29 13-57 19-85z"><text:p/></draw:path><draw:path draw:style-name="gr180" draw:text-style-name="P67" svg:width="0.05in" svg:height="0.0559in" svg:x="1.1165in" svg:y="0.0756in" svg:viewBox="0 0 128 143" svg:d="M93 21c-5-12-13-21-26-21-33 0-67 47-67 93 0 29 15 50 37 50 5 0 20-1 36-23 3 13 12 23 26 23 9 0 16-7 20-17 5-12 9-31 9-32 0-2-3-2-4-2-2 0-2 1-3 5-5 21-10 39-21 39-8 0-9-8-9-15 0-6 1-9 4-23 3-13 3-16 6-28 3-14 7-30 10-44 2-9 2-10 2-11 0-5-4-9-9-9-6 0-10 7-11 15zM75 102c-2 6-2 7-6 12-12 17-24 22-32 22-13 0-17-17-17-30 0-15 9-54 15-68 9-19 22-31 33-31 18 0 22 26 22 28s-1 4-2 5c-4 21-8 42-13 62z"><text:p/></draw:path><draw:path draw:style-name="gr180" draw:text-style-name="P67" svg:width="0.0496in" svg:height="0.087in" svg:x="1.1764in" svg:y="0.0445in" svg:viewBox="0 0 127 222" svg:d="M65 4c0-1 0-4-4-4-6 0-27 3-34 3-2 1-5 1-5 6 0 4 2 4 7 4 12 0 13 2 13 6 0 2-1 4-1 6-13 60-27 121-40 182-1 4-1 4-1 6 0 7 6 9 8 9 3 0 8-3 10-6 1-3 13-61 15-69 10 0 32 6 32 27 0 1 0 3 0 6s-1 8-1 11c0 18 11 31 25 31 9 0 16-4 23-16 7-15 10-32 10-32 0-3-3-3-4-3-3 0-3 1-4 5-6 24-12 39-24 39-6 0-9-3-9-15 0-5 1-12 2-17 1-6 1-7 1-10 0-20-17-30-41-33 9-6 18-16 24-23 13-17 26-31 40-31 1 0 2 0 3 0 3 1 3 1 5 3 1 0 1 1 1 2-13 1-16 12-16 16 0 5 4 12 12 12 7 0 15-8 15-20 0-9-7-20-19-20-8 0-21 3-41 28-10 12-21 24-31 30 9-45 19-89 29-133z"><text:p/></draw:path><draw:path draw:style-name="gr180" draw:text-style-name="P67" svg:width="0.0795in" svg:height="0.0843in" svg:x="1.2717in" svg:y="0.0461in" svg:viewBox="0 0 203 215" svg:d="M157 36c1-2 2-3 4-5 9-9 17-20 37-21 3-1 5-1 5-6 0-3-1-4-3-4-7 0-16 1-23 1-10 0-19-1-28-1-2 0-6 0-6 5 0 4 4 5 4 5 3 0 11 0 11 7 0 5-7 14-7 14-22 28-44 56-66 85-10-31-20-62-31-94-1-4-1-3-1-5 0-7 14-7 16-7 4 0 7 0 7-6 0-4-4-4-4-4-8 0-27 1-35 1s-25-1-31-1c-3 0-6 0-6 6 0 4 2 4 6 4 17 0 18 3 21 10 11 35 23 69 34 104 0 1 1 5 1 5 0 1-11 52-13 58-3 17-3 18-26 18-5 0-7 0-7 6 0 4 3 4 4 4 8 0 27-1 35-1s28 1 36 1c2 0 5 0 5-6 0-4-2-4-8-4 0 0-5 0-10 0-6-1-8-2-8-5 0-2 2-14 4-20 3-15 6-30 10-44 1-7 1-7 4-10 23-31 46-60 69-90z"><text:p/></draw:path><draw:path draw:style-name="gr180" draw:text-style-name="P67" svg:width="0.0465in" svg:height="0.0386in" svg:x="1.3354in" svg:y="0.1106in" svg:viewBox="0 0 119 99" svg:d="M15 83c-1 3-1 5-2 9 0 5 4 7 7 7s6-3 7-5c1-1 2-9 4-13 1-5 2-14 4-20 1-5 2-10 3-15 3-9 3-11 8-20 6-9 15-21 30-21 12 0 12 12 12 17 0 12-9 37-12 46-2 7-3 8-3 12 0 12 9 19 19 19 20 0 27-31 27-33 0-3-1-2-2-3-3 0-3 1-4 4-5 17-13 26-21 26-4 0-4-3-4-8s0-8 4-18c2-7 10-30 10-42 0-21-15-25-26-25-15 0-27 11-32 20-2-16-13-20-22-20-8 0-12 6-15 12-4 8-7 20-7 21 0 3 2 2 3 3 3 0 3 0 5-6 2-13 6-25 14-25 5 0 7 6 7 12 0 4-2 12-4 18-1 6-3 15-3 20-3 9-4 19-7 28z"><text:p/></draw:path><draw:path draw:style-name="gr180" draw:text-style-name="P67" svg:width="0.0394in" svg:height="0.061in" svg:x="1.4594in" svg:y="0in" svg:viewBox="0 0 101 156" svg:d="M100 6c0-1 1-2 1-3s-1-3-3-3c-4 0-21 2-26 2-1 1-4 1-4 5s3 4 5 4c10 0 10 1 10 2 0 2-1 3-1 6-4 17-7 33-11 50-4-7-11-13-20-13-26 0-51 31-51 63 0 21 13 37 29 37 12 0 20-8 28-16 4 13 15 16 21 16s12-6 15-12c4-9 7-22 7-23 0-2-2-1-3-2-3 0-3 1-5 7-2 11-5 23-14 23-5 0-6-4-6-11 0-4 0-6 0-9 10-41 19-81 28-123zM58 126c-1 6-5 11-9 14-3 2-10 9-19 9-7 0-14-5-14-21 0-12 6-36 10-45 9-17 19-21 25-21 14 0 17 17 17 19 0 1 0 3 0 4-3 13-7 26-10 41z"><text:p/></draw:path><draw:path draw:style-name="gr180" draw:text-style-name="P67" svg:width="0.0972in" svg:height="0.0646in" svg:x="1.4283in" svg:y="0.0673in" svg:viewBox="0 0 248 165" svg:d="M218 89c-16 13-23 26-25 30-13 21-11 28-15 42 0 4 4 4 5 4 5 0 6-1 7-7 6-30 23-57 55-72 3-1 3-1 3-3 0-3-1-4-2-4-12-5-46-21-56-75-1-3-2-4-7-4-1 0-5 0-5 4 0 0 3 20 14 42 6 9 14 20 26 30-69 0-138 0-208 0-5 0-10 0-10 7 0 6 5 6 10 6 70 0 139 0 208 0z"><text:p/></draw:path><draw:path draw:style-name="gr180" draw:text-style-name="P67" svg:width="0.0925in" svg:height="0.0843in" svg:x="1.5673in" svg:y="0.0461in" svg:viewBox="0 0 236 215" svg:d="M201 33c3-13 8-22 30-23 2 0 5-1 5-6 0-1 0-4-3-4-10 0-20 1-29 1-10 0-19-1-29-1-1 0-5 0-5 6 0 4 4 4 5 4 16 0 19 6 19 13 0 1 0 6 0 7-11 46-21 93-32 140-20-55-41-110-62-165-2-5-2-5-8-5-13 0-25 0-38 0-5 0-8 0-8 6 0 4 3 4 7 4 2 0 19 0 19 3-12 56-24 112-37 169-2 12-7 22-30 23-2 0-5 1-5 6 0 3 2 4 4 4 9 0 18-1 28-1 9 0 20 1 29 1 1 0 5 0 5-6 0-3-3-4-5-4-17 0-20-7-20-14 0-1 1-3 2-7 12-55 25-110 37-166 1 2 1 2 2 5 23 62 47 124 70 186 2 6 3 6 5 6 3 0 3-1 5-6 12-59 26-117 39-176z"><text:p/></draw:path><draw:path draw:style-name="gr180" draw:text-style-name="P67" svg:width="0.0252in" svg:height="0.1236in" svg:x="1.6748in" svg:y="0.0374in" svg:viewBox="0 0 65 315" svg:d="M65 311c0-1 0-1-4-6-36-40-45-99-45-147 0-55 11-110 45-149 4-5 4-5 4-5 0-3-1-4-3-4s-28 22-44 62c-15 34-18 69-18 96 0 25 3 62 18 97 17 39 42 60 44 60s3-1 3-4z"><text:p/></draw:path><draw:path draw:style-name="gr180" draw:text-style-name="P67" svg:width="0.0461in" svg:height="0.085in" svg:x="1.711in" svg:y="0.048in" svg:viewBox="0 0 118 217" svg:d="M118 109c0-25-2-51-11-74-14-31-36-35-48-35-17 0-37 8-49 37-9 22-10 47-10 72 0 23 1 52 12 76 13 25 33 32 46 32 15 0 37-7 50-37 8-22 10-46 10-71zM58 209c-10 0-27-7-32-37-3-19-3-48-3-67 0-20 0-41 2-58 5-37 27-41 33-41 10 0 28 7 34 37 2 18 2 42 2 62 0 24 0 45-2 65-5 30-21 39-34 39z"><text:p/></draw:path><draw:path draw:style-name="gr180" draw:text-style-name="P67" svg:width="0.0126in" svg:height="0.0366in" svg:x="1.7713in" svg:y="0.1169in" svg:viewBox="0 0 33 94" svg:d="M33 33c0-20-8-33-18-33-9 0-15 8-15 17 0 8 6 16 15 16 3 0 7-1 10-3 0-1 0-1 1-1 0 2 0 0 0 4 0 24-9 43-19 53-2 3-2 4-2 5 0 3 1 3 2 3 3 0 26-24 26-61z"><text:p/></draw:path><draw:path draw:style-name="gr180" draw:text-style-name="P67" svg:width="0.0358in" svg:height="0.0819in" svg:x="1.8205in" svg:y="0.048in" svg:viewBox="0 0 92 209" svg:d="M57 8c0-8 0-8-6-8-18 20-42 20-51 20 0 3 0 6 0 10 6 0 22 0 37-8 0 54 0 108 0 163 0 11-1 15-26 15-3 0-6 0-9 0 0 2 0 6 0 9 10 0 34 0 45 0s36 0 45 0c0-3 0-7 0-9-3 0-5 0-8 0-26 0-27-3-27-15 0-59 0-118 0-177z"><text:p/></draw:path><draw:path draw:style-name="gr180" draw:text-style-name="P67" svg:width="0.0252in" svg:height="0.1236in" svg:x="1.872in" svg:y="0.0374in" svg:viewBox="0 0 65 315" svg:d="M65 158c0-25-4-63-19-99-17-38-40-59-44-59-1 0-2 2-2 4l5 7c28 30 44 81 44 147 0 54-11 108-46 149-3 3-3 3-3 4 0 3 1 4 2 4 4 0 28-22 45-61 14-35 18-70 18-96z"><text:p/></draw:path><draw:path draw:style-name="gr180" draw:text-style-name="P67" svg:width="0.011in" svg:height="0.0126in" svg:x="1.9185in" svg:y="0.1169in" svg:viewBox="0 0 29 33" svg:d="M29 17c0-9-7-17-15-17s-14 8-14 17 6 16 14 16 15-7 15-16z"><text:p/></draw:path><draw:path draw:style-name="gr180" draw:text-style-name="P67" svg:width="0.0925in" svg:height="0.0843in" svg:x="1.9437in" svg:y="0.0461in" svg:viewBox="0 0 236 215" svg:d="M201 33c2-13 7-22 30-23 1 0 5-1 5-6 0-1 0-4-4-4-10 0-19 1-29 1-9 0-19-1-28-1-1 0-5 0-5 6 0 4 3 4 5 4 16 0 19 6 19 13 0 1 0 6-1 7-11 46-21 93-31 140-21-55-42-110-62-165-2-5-3-5-9-5-13 0-25 0-38 0-5 0-8 0-8 6 0 4 3 4 8 4 2 0 19 0 19 3-12 56-24 112-37 169-3 12-8 22-30 23-3 0-5 1-5 6 0 3 1 4 3 4 9 0 19-1 28-1 10 0 20 1 30 1 0 0 4 0 4-6 0-3-2-4-5-4-17 0-19-7-19-14 0-1 0-3 1-7 12-55 25-110 37-166 1 2 1 2 3 5 23 62 46 124 69 186 3 6 4 6 6 6 3 0 3-1 4-6 13-59 26-117 40-176z"><text:p/></draw:path><draw:path draw:style-name="gr180" draw:text-style-name="P67" svg:width="0.0421in" svg:height="0.0559in" svg:x="2.0449in" svg:y="0.0756in" svg:viewBox="0 0 108 143" svg:d="M39 67c9 0 29 0 43-8 20-9 21-28 21-32 0-14-11-27-30-27-31 0-73 31-73 86 0 32 17 57 44 57 40 0 64-33 64-37 0-2-2-4-4-4-1 0-2 0-4 3-22 31-52 31-55 31-23 0-25-26-25-36 0-4 0-14 5-33 4 0 9 0 14 0zM26 60c11-48 40-53 47-53 13 0 21 9 21 20 0 33-45 33-57 33-4 0-7 0-11 0z"><text:p/></draw:path><draw:path draw:style-name="gr180" draw:text-style-name="P67" svg:width="0.0402in" svg:height="0.087in" svg:x="2.0965in" svg:y="0.0445in" svg:viewBox="0 0 103 222" svg:d="M53 4c0-1 0-4-3-4-6 0-27 3-34 3-2 1-6 1-6 6 0 4 3 4 8 4 12 0 13 2 13 6 0 2-2 12-4 19-8 34-15 68-23 103-3 15-4 21-4 32 0 29 14 49 35 49 33 0 68-47 68-93 0-28-15-50-38-50-12 0-24 9-32 19 7-31 13-63 20-94zM27 122c2-6 2-7 4-11 14-20 27-25 34-25 10 0 18 9 18 30 0 19-10 55-15 67-9 21-22 32-33 32-10 0-18-8-18-32 0-6 0-11 4-31 2-10 4-20 6-30z"><text:p/></draw:path><draw:path draw:style-name="gr180" draw:text-style-name="P67" svg:width="0.0469in" svg:height="0.0559in" svg:x="2.1429in" svg:y="0.0756in" svg:viewBox="0 0 120 143" svg:d="M120 54c0-33-20-54-44-54-38 0-76 45-76 90 0 31 19 53 45 53 37 0 75-43 75-89zM45 136c-12 0-24-9-24-34 0-16 8-50 16-66 14-24 30-29 38-29 17 0 25 15 25 34 0 13-6 45-16 66-10 18-26 29-39 29z"><text:p/></draw:path><draw:path draw:style-name="gr180" draw:text-style-name="P67" svg:width="0.0232in" svg:height="0.087in" svg:x="2.1969in" svg:y="0.0445in" svg:viewBox="0 0 60 222" svg:d="M60 4c0-1 0-4-3-4-8 0-28 3-35 3-2 1-5 1-5 7 0 3 3 3 7 3 13 0 13 3 13 6 0 2 0 4 0 6-12 52-23 104-35 158-1 3-2 5-2 10 0 18 12 29 25 29 9 0 16-6 21-18 6-12 9-30 9-30 0-3-2-3-3-3-3 0-3 1-4 5-5 21-11 39-22 39-8 0-8-10-8-15 0-7 0-9 2-15 13-61 26-121 40-181z"><text:p/></draw:path><draw:path draw:style-name="gr180" draw:text-style-name="P67" svg:width="0.0287in" svg:height="0.0831in" svg:x="2.2299in" svg:y="0.0484in" svg:viewBox="0 0 74 212" svg:d="M72 12c0-7-4-12-11-12s-15 9-15 17c0 6 4 12 11 12 6 0 15-7 15-17zM50 130c4-9 4-10 7-18 2-6 4-10 4-17 0-14-10-26-24-26-26 0-37 46-37 49s3 3 4 3c2 0 2-1 4-6 8-30 19-39 29-39 2 0 7 0 7 10 0 8-3 14-3 16-3 9-16 45-20 59-3 8-7 19-7 25 0 15 10 26 23 26 27 0 37-46 37-48 0-3-2-3-3-3-3 0-3 1-4 5-6 20-14 39-29 39-5 0-7-3-7-10 0-8 2-12 9-31 3-12 7-23 10-34z"><text:p/></draw:path><draw:path draw:style-name="gr180" draw:text-style-name="P67" svg:width="0.0575in" svg:height="0.0783in" svg:x="2.298in" svg:y="0.0756in" svg:viewBox="0 0 147 200" svg:d="M22 178c-3 11-3 13-16 13-3 0-6 0-6 6 0 3 2 3 4 3 7 0 15 0 23 0 10 0 19 0 28 0 2 0 5 0 5-6 0-3-3-3-7-3-14 0-14-2-14-5s12-56 14-63c4 9 12 20 26 20 33 0 68-46 68-93 0-29-16-50-38-50-14 0-28 12-37 24-3-17-15-24-25-24-13 0-18 13-21 18-4 11-8 30-8 31 0 3 3 3 4 3 2 0 2-1 4-7 5-23 11-38 20-38 5 0 9 3 9 15 0 7-1 10-2 16-10 47-21 93-31 140zM71 41c2-9 9-17 14-22 11-10 19-12 23-12 11 0 18 11 18 30s-9 55-14 66c-10 23-23 33-33 33-19 0-22-26-22-28 0-1 0-1 0-5 5-20 9-41 14-62z"><text:p/></draw:path><draw:path draw:style-name="gr180" draw:text-style-name="P67" svg:width="0.0465in" svg:height="0.0559in" svg:x="2.3614in" svg:y="0.0756in" svg:viewBox="0 0 119 143" svg:d="M119 54c0-33-19-54-44-54-38 0-75 45-75 90 0 31 18 53 45 53 37 0 74-43 74-89zM45 136c-12 0-24-9-24-34 0-16 7-50 16-66 14-24 30-29 38-29 16 0 24 15 24 34 0 13-6 45-16 66-10 18-26 29-38 29z"><text:p/></draw:path><draw:path draw:style-name="gr180" draw:text-style-name="P67" svg:width="0.0496in" svg:height="0.087in" svg:x="2.4161in" svg:y="0.0445in" svg:viewBox="0 0 127 222" svg:d="M65 4c0-1 0-4-4-4-6 0-27 3-34 3-2 1-5 1-5 6 0 4 3 4 7 4 13 0 13 2 13 6 0 2-1 4-1 6-13 60-27 121-40 182-1 4-1 4-1 6 0 7 6 9 8 9 4 0 8-3 10-6 1-3 14-61 15-69 10 0 33 6 33 27 0 1 0 3-1 6 0 3-1 8-1 11 0 18 11 31 25 31 9 0 16-4 23-16 7-15 10-32 10-32 0-3-3-3-3-3-4 0-4 1-4 5-6 24-12 39-25 39-6 0-9-3-9-15 0-5 1-12 3-17 0-6 0-7 0-10 0-20-17-30-41-33 9-6 18-16 24-23 13-17 26-31 41-31 1 0 1 0 2 0 3 1 3 1 5 3 1 0 1 1 1 2-12 1-16 12-16 16 0 5 4 12 12 12 7 0 15-8 15-20 0-9-7-20-19-20-8 0-21 3-41 28-10 12-21 24-31 30 9-45 19-89 29-133z"><text:p/></draw:path><draw:path draw:style-name="gr180" draw:text-style-name="P67" svg:width="0.0559in" svg:height="0.0559in" svg:x="2.4744in" svg:y="0.0756in" svg:viewBox="0 0 143 143" svg:d="M90 122c3 13 13 21 25 21 9 0 16-7 20-17 5-12 8-31 8-32 0-2-2-2-3-2-2 0-3 1-4 5-4 18-9 39-21 39-5 0-8-4-8-15 0-6 3-21 5-32 3-12 6-22 8-34 1-5 4-17 5-22 2-7 4-19 4-20 0-7-4-9-8-9-2 0-9 0-11 10-5 24-18 79-21 96 0 1-11 26-32 26-14 0-17-14-17-25 0-18 8-44 15-65 3-9 5-14 5-20 0-14-9-26-23-26-27 0-37 46-37 49s2 3 3 3c3 0 3-1 5-6 6-27 17-39 28-39 2 0 7 0 7 11 0 7-3 16-5 21-10 31-16 51-16 66 0 30 19 38 35 38 18 0 28-14 33-21z"><text:p/></draw:path><draw:path draw:style-name="gr180" draw:text-style-name="P67" svg:width="0.052in" svg:height="0.087in" svg:x="2.5386in" svg:y="0.0445in" svg:viewBox="0 0 133 222" svg:d="M133 4c0-1 0-4-3-4-5 0-31 3-36 4-2 0-4 1-4 5s2 4 6 4c14 0 15 2 15 6 0 2-1 4-1 6-6 25-11 50-17 75-5-12-13-21-25-21-34 0-68 47-68 93 0 29 15 50 37 50 6 0 20-1 36-23 3 13 12 23 26 23 10 0 16-7 20-17 5-12 9-31 9-31 0-3-2-3-3-3-3 0-3 1-4 5-5 21-10 39-21 39-8 0-9-8-9-15s1-9 2-15c14-61 26-121 40-181zM75 182c-2 5-2 6-6 11-12 17-24 22-32 22-13 0-17-17-17-30 0-15 9-54 15-68 9-19 22-31 33-31 18 0 22 26 22 28s-1 4-1 6c-5 20-9 41-14 62z"><text:p/></draw:path><draw:path draw:style-name="gr180" draw:text-style-name="P67" svg:width="0.078in" svg:height="0.0839in" svg:x="2.5957in" svg:y="0.0465in" svg:viewBox="0 0 199 214" svg:d="M74 111c9 0 18 0 27 0 22 0 24 6 24 15 0 3 0 6-2 15-1 2-1 3-1 4 0 2 1 3 3 3 3 0 3-1 4-6 6-23 10-46 16-68 1-4 1-5 1-6-1-1-1-3-3-3-4 0-4 2-5 7-6 24-12 30-36 30-9 0-17 0-26 0 7-27 12-53 19-80 2-11 2-12 15-12 12 0 25 0 37 0 34 0 40 10 40 34 0 7 0 9-1 17 0 5 0 5 0 6s1 4 4 4 3-2 4-8c1-18 4-37 5-55 1-8-1-8-8-8-45 0-91 0-137 0-5 0-9 0-9 6 0 4 4 4 8 4 11 0 19 0 19 5 0 1 0 2-2 7-12 56-25 112-37 168-3 12-3 14-25 14-5 0-8 0-8 6 0 4 3 4 4 4 9 0 29-1 37-1 9 0 33 1 42 1 2 0 6 0 6-5 0-3-1-3-2-4s-1-1-7-1c-7 0-8 0-15 0-8-1-9-3-9-6 0-1 0-3 1-7 5-27 11-53 17-80z"><text:p/></draw:path><draw:path draw:style-name="gr180" draw:text-style-name="P67" svg:width="0.0469in" svg:height="0.0386in" svg:x="2.6657in" svg:y="0.1106in" svg:viewBox="0 0 120 99" svg:d="M15 83c-1 3-1 5-2 9 0 5 4 7 7 7s6-3 7-5c1-1 2-9 4-13 1-5 3-14 4-20 2-5 2-10 3-15 3-9 3-11 9-20s14-21 29-21c12 0 12 12 12 17 0 12-9 37-12 46-2 7-3 8-3 12 0 12 9 19 19 19 20 0 28-31 28-33 0-3-2-2-3-3-3 0-3 1-4 4-5 17-13 26-21 26-4 0-4-3-4-8s0-8 4-18c2-7 10-30 10-42 0-21-14-25-25-25-16 0-28 11-33 20-2-16-13-20-21-20-9 0-13 6-16 12-4 8-7 20-7 21 0 3 2 2 3 3 3 0 3 0 5-6 3-13 6-25 14-25 5 0 7 6 7 12 0 4-2 12-4 18-1 6-3 15-3 20-3 9-4 19-7 28z"><text:p/></draw:path><draw:path draw:style-name="gr180" draw:text-style-name="P67" svg:width="0.0728in" svg:height="0.0287in" svg:x="2.7591in" svg:y="0.085in" svg:viewBox="0 0 186 74" svg:d="M177 13c4 0 9 0 9-7 0-6-5-6-9-6-56 0-112 0-167 0-4 0-10 0-10 6 0 7 6 7 10 7 55 0 111 0 167 0zM177 74c4 0 9 0 9-7 0-6-5-6-9-6-56 0-112 0-167 0-4 0-10 0-10 6 0 7 6 7 10 7 55 0 111 0 167 0z"><text:p/></draw:path><draw:path draw:style-name="gr180" draw:text-style-name="P67" svg:width="0.078in" svg:height="0.0839in" svg:x="2.8736in" svg:y="0.0465in" svg:viewBox="0 0 199 214" svg:d="M74 111c9 0 18 0 27 0 22 0 23 6 23 15 0 3 0 6-1 15-1 2-1 3-1 4 0 2 1 3 3 3 3 0 3-1 4-6 6-23 10-46 16-68 1-4 1-5 1-6-1-1-1-3-3-3-4 0-4 2-5 7-6 24-12 30-36 30-9 0-17 0-26 0 6-27 12-53 18-80 3-11 3-12 15-12 13 0 25 0 38 0 34 0 40 10 40 34 0 7 0 9-1 17 0 5 0 5 0 6s0 4 4 4c2 0 3-2 3-8 2-18 4-37 6-55 1-8-1-8-8-8-45 0-91 0-137 0-5 0-9 0-9 6 0 4 3 4 8 4 11 0 19 0 19 5 0 1 0 2-2 7-12 56-25 112-37 168-3 12-3 14-25 14-5 0-8 0-8 6 0 4 3 4 4 4 8 0 29-1 37-1 9 0 32 1 42 1 2 0 5 0 5-5 0-3 0-3-1-4s-1-1-8-1c-6 0-7 0-14 0-8-1-9-3-9-6 0-1 0-3 1-7 5-27 11-53 17-80z"><text:p/></draw:path><draw:path draw:style-name="gr180" draw:text-style-name="P67" svg:width="0.0606in" svg:height="0.0591in" svg:x="2.9445in" svg:y="0.0902in" svg:viewBox="0 0 155 151" svg:d="M121 27c4-5 8-9 12-12 9-6 16-7 18-7 3 0 4 0 4-4 0-2 0-4-2-4-5 0-10 1-16 1s-14-1-20-1c-2 0-4 0-4 5 0 3 2 3 3 3 6 1 6 3 6 5 0 1-1 3-3 5 0 2-2 4-3 4-16 20-32 39-49 59-9-22-17-43-26-65-1-3-1-3-1-4 0-4 9-4 10-4 3 0 6 0 6-4 0-1 0-4-3-4-7 0-21 1-27 1-4 0-17-1-22-1-2 0-4 1-4 5 0 3 2 3 6 3 11 0 12 2 13 7 10 25 20 51 30 76-3 13-5 27-8 40-3 11-3 12-18 12-3 0-6 0-6 4 0 3 1 4 3 4 4 0 9-1 13-1 3 0 8 0 12 0s8 0 12 0 10 1 14 1c1 0 4 0 4-5 0-3-3-3-7-3-3 0-3 0-7 0-4-1-4-1-4-4 0-1 2-11 4-18 1-7 5-26 6-27 1-3 1-3 2-6 18-21 35-40 52-61z"><text:p/></draw:path><draw:path draw:style-name="gr180" draw:text-style-name="P67" svg:width="0.0382in" svg:height="0.028in" svg:x="2.9969in" svg:y="0.1339in" svg:viewBox="0 0 98 72" svg:d="M14 55c0 3-2 11-2 12 0 3 2 5 6 5 1 0 4-2 6-5 0-1 1-9 2-13 5-21 5-22 6-22 1-4 12-27 29-27 7 0 9 5 9 12 0 9-5 25-9 34 0 2-1 4-1 7 0 9 7 14 15 14 15 0 23-21 23-24s-2-3-3-3c-3 0-3 1-3 4-3 9-9 18-16 18-4 0-4-3-4-7 0-2 0-4 1-8 3-6 9-24 9-33 0-12-7-19-21-19-12 0-21 9-26 16-1-13-12-16-17-16-14 0-18 24-18 25 0 2 2 2 3 2 3 0 3-1 3-3 2-9 5-19 12-19 4 0 5 6 5 9 0 2-1 8-2 12-1 5-3 11-3 14-1 5-3 10-4 15z"><text:p/></draw:path><draw:path draw:style-name="gr180" draw:text-style-name="P67" svg:width="0.011in" svg:height="0.0531in" svg:x="3.0917in" svg:y="0.0772in" svg:viewBox="0 0 29 136" svg:d="M29 17c0-9-7-17-15-17s-14 8-14 17 6 16 14 16 15-7 15-16zM29 120c0-9-7-18-15-18s-14 9-14 18 6 16 14 16 15-7 15-16z"><text:p/></draw:path><draw:path draw:style-name="gr180" draw:text-style-name="P67" svg:width="0.0606in" svg:height="0.0886in" svg:x="3.1433in" svg:y="0.0445in" svg:viewBox="0 0 155 226" svg:d="M154 12c1-4 1-4 1-6 0-3-2-6-5-6-4 0-6 4-7 7-8 24-15 46-23 69-28 0-56 0-85 0-8-23-15-45-23-69-2-4-3-7-6-7-4 0-6 3-6 6 0 1 0 1 2 6 23 69 46 137 69 206 1 5 3 8 6 8 4 0 6-4 7-7 23-69 47-138 70-207zM40 89c25 0 50 0 75 0-12 37-25 75-38 112-12-37-24-75-37-112z"><text:p/></draw:path><draw:path draw:style-name="gr180" draw:text-style-name="P67" svg:width="0.0543in" svg:height="0.0559in" svg:x="3.2079in" svg:y="0.0756in" svg:viewBox="0 0 139 143" svg:d="M85 44c2-8 8-37 28-37 2 0 8 0 14 5-8 1-13 9-13 16 0 5 3 12 10 12s15-7 15-19c0-17-16-21-26-21-16 0-25 17-29 24-7-20-22-24-30-24-29 0-45 40-45 49 0 3 2 3 3 3 2 0 3-1 4-3 9-34 28-42 37-42 6 0 15 3 15 21 0 10-4 31-15 75-4 20-14 33-27 33-1 0-8 0-13-4 7-2 12-8 12-17s-5-11-10-11c-8 0-15 8-15 18 0 15 14 21 26 21 19 0 29-22 30-24 3 11 13 24 30 24 29 0 45-41 45-49 0-2-3-2-4-2-2 0-3 1-4 2-8 35-27 42-36 42-11 0-16-10-16-21 0-6 1-13 5-28 3-14 6-29 9-43z"><text:p/></draw:path><draw:path draw:style-name="gr180" draw:text-style-name="P67" svg:width="0.0543in" svg:height="0.0717in" svg:x="3.3075in" svg:y="0.0638in" svg:viewBox="0 0 139 183" svg:d="M130 98c5 0 9 0 9-6 0-7-4-7-9-7-40 0-79 0-119 0 3-42 36-72 75-72 14 0 29 0 44 0 5 0 9 0 9-7 0-6-4-6-9-6-15 0-30 0-45 0-48 0-85 40-85 92 0 50 37 91 85 91 15 0 30 0 45 0 5 0 9 0 9-7 0-6-4-6-9-6-15 0-30 0-44 0-39 0-72-30-75-72 40 0 79 0 119 0z"><text:p/></draw:path><draw:path draw:style-name="gr180" draw:text-style-name="P67" svg:width="0.0752in" svg:height="0.0846in" svg:x="3.4039in" svg:y="0.0457in" svg:viewBox="0 0 192 216" svg:d="M70 117c3 0 7 0 10 0 15 24 28 48 43 74 2 4 9 17 12 21 2 4 3 4 9 4 13 0 26 0 39 0 5 0 9 0 9-6 0-2-2-4-4-5-10-3-24-23-31-33-2-4-16-25-34-59 24-4 48-17 48-54 0-44-40-59-74-59-29 0-58 0-87 0-5 0-10 0-10 5 0 6 6 6 7 6 16 0 18 2 18 18 0 53 0 105 0 158 0 16-2 18-18 18-1 0-7 0-7 5 0 6 5 6 10 6 25 0 51 0 76 0 5 0 10 0 10-6 0-5-5-5-8-5-16 0-18-3-18-18 0-23 0-47 0-70zM124 102c8-12 9-29 9-43 0-15-2-32-10-45 11 3 39 13 39 45 0 20-8 36-38 43zM70 28c0-6 0-17 18-17 24 0 35 11 35 48 0 41-8 47-53 47 0-26 0-52 0-78zM33 205c1-5 1-14 1-17 0-53 0-106 0-159 0-4 0-12-1-18 10 0 21 0 32 0-4 5-4 11-4 16 0 54 0 107 0 161 0 3 0 12 2 17-10 0-20 0-30 0zM92 117c2 0 3-1 5-1 4 0 11 0 15-1 4 7 35 64 58 90-9 0-19 0-27 0-17-30-34-59-51-88z"><text:p/></draw:path><draw:path draw:style-name="gr180" draw:text-style-name="P67" svg:width="0.011in" svg:height="0.0531in" svg:x="3.522in" svg:y="0.0772in" svg:viewBox="0 0 29 136" svg:d="M29 17c0-9-6-17-14-17-9 0-15 8-15 17s6 16 15 16c8 0 14-7 14-16zM29 120c0-9-6-18-14-18-9 0-15 9-15 18s6 16 15 16c8 0 14-7 14-16z"><text:p/></draw:path><draw:path draw:style-name="gr180" draw:text-style-name="P67" svg:width="0.024in" svg:height="0.0854in" svg:x="3.5776in" svg:y="0.0445in" svg:viewBox="0 0 62 218" svg:d="M40 0c-14 1-26 3-40 4 0 3 0 6 0 9 19 0 22 2 22 18 0 54 0 109 0 164 0 14-4 14-22 14 0 2 0 6 0 9 9 0 24 0 31 0 6 0 21 0 31 0 0-3 0-7 0-9-19 0-22 0-22-14 0-66 0-130 0-195z"><text:p/></draw:path><draw:path draw:style-name="gr180" draw:text-style-name="P67" svg:width="0.0232in" svg:height="0.0823in" svg:x="3.6079in" svg:y="0.0476in" svg:viewBox="0 0 60 210" svg:d="M41 71c-13 1-27 3-39 4 0 3 0 6 0 10 17 0 20 1 20 17 0 27 0 56 0 85 0 13-3 13-22 13 0 3 0 7 0 10 9 0 24-1 31-1 10 0 19 1 29 1 0-3 0-7 0-10-19 0-19 0-19-13 0-39 0-77 0-116zM41 16c0-10-7-16-14-16-9 0-15 8-15 16 0 9 6 17 15 17 7 0 14-7 14-17z"><text:p/></draw:path><draw:path draw:style-name="gr180" draw:text-style-name="P67" svg:width="0.0858in" svg:height="0.0543in" svg:x="3.6382in" svg:y="0.0756in" svg:viewBox="0 0 219 139" svg:d="M22 31c0 28 0 56 0 85 0 13-3 13-22 13 0 3 0 7 0 10 10 0 25-1 32-1s22 1 32 1c0-3 0-7 0-10-19 0-23 0-23-13 0-20 0-39 0-58 0-33 20-51 39-51 17 0 20 17 20 35 0 25 0 49 0 74 0 13-3 13-22 13 0 3 0 7 0 10 10 0 24-1 32-1 7 0 21 1 31 1 0-3 0-7 0-10-18 0-22 0-22-13 0-20 0-39 0-58 0-33 20-51 38-51 17 0 21 17 21 35 0 25 0 49 0 74 0 13-4 13-22 13 0 3 0 7 0 10 10 0 24-1 32-1 7 0 21 1 31 1 0-3 0-7 0-10-14 0-21 0-21-9 0-20 0-40 0-60 0-27 0-37-9-48-4-6-14-12-30-12-24 0-36 19-40 31-4-27-25-31-38-31-20 0-33 13-41 33 0-11 0-22 0-33-14 1-26 3-40 4 0 3 0 6 0 9 20 0 22 2 22 18z"><text:p/></draw:path><draw:path draw:style-name="gr180" draw:text-style-name="P67" svg:width="0.0409in" svg:height="0.0386in" svg:x="3.7303in" svg:y="0.1106in" svg:viewBox="0 0 105 99" svg:d="M39 74c-2 7-8 19-18 19-1 0-7 0-11-3 8-3 9-11 9-12 0-5-3-9-8-9s-11 6-11 14c0 11 11 16 21 16 8 0 16-6 21-15 5 11 16 15 24 15 22 0 34-27 34-33 0-3-2-3-3-3-3 0-3 1-4 4-4 15-16 26-26 26-8 0-12-6-12-14 0-6 4-26 10-50 3-17 12-24 19-24 0 0 7 0 11 4-7 2-9 8-9 12 0 5 3 9 8 9 4 0 11-5 11-14 0-12-13-16-21-16-9 0-17 7-22 15-3-9-12-15-23-15-22 0-34 27-34 33 0 3 2 3 3 3 2 0 2-1 3-4 6-17 18-27 27-27 7 0 12 5 12 16 0 4-2 15-4 22-2 10-5 21-7 31z"><text:p/></draw:path><draw:path draw:style-name="gr180" draw:text-style-name="P67" svg:width="0.0756in" svg:height="0.0453in" svg:x="3.7823in" svg:y="0.1047in" svg:viewBox="0 0 193 116" svg:d="M166 63c-25 21-19 32-28 49 0 4 1 4 5 4 3 0 4 0 4-4 1-5 4-19 15-31 11-14 21-17 29-20 2-1 2-2 2-3 0-2-1-2-3-3-29-11-39-33-43-52 0-3-2-3-4-3-4 0-5 0-5 3 0 1 1 15 11 30 5 8 10 14 17 19-53 0-105 0-158 0-3 0-8 0-8 6 0 5 5 5 8 5 53 0 105 0 158 0z"><text:p/></draw:path><draw:path draw:style-name="gr180" draw:text-style-name="P67" svg:width="0.0756in" svg:height="0.0386in" svg:x="3.8705in" svg:y="0.1106in" svg:viewBox="0 0 193 99" svg:d="M98 37c-10-15-14-18-21-24-12-9-24-13-36-13-23 0-41 23-41 49 0 27 17 50 41 50 27 0 47-25 53-37 10 14 14 18 21 23 12 10 24 14 36 14 24 0 42-23 42-50 0-26-17-49-42-49-27 0-46 25-53 37zM104 45c8-14 25-37 49-37 20 0 34 20 34 41s-15 38-33 38c-19 0-31-17-50-42zM88 54c-8 14-25 37-49 37-20 0-34-21-34-42s16-37 33-37c19 0 31 17 50 42z"><text:p/></draw:path><draw:path draw:style-name="gr180" draw:text-style-name="P67" svg:width="0.078in" svg:height="0.0839in" svg:x="3.9803in" svg:y="0.0465in" svg:viewBox="0 0 199 214" svg:d="M74 111c10 0 18 0 28 0 21 0 23 6 23 15 0 3 0 6-2 15 0 2-1 3-1 4 0 2 1 3 3 3 3 0 3-1 5-6 5-23 10-46 15-68 1-4 1-5 1-6-1-1-1-3-3-3-4 0-4 2-4 7-7 24-13 30-37 30-9 0-17 0-26 0 7-27 12-53 19-80 2-11 2-12 15-12 12 0 25 0 37 0 34 0 40 10 40 34 0 7 0 9-1 17 0 5 0 5 0 6s1 4 4 4 3-2 4-8c1-18 4-37 5-55 1-8-1-8-8-8-45 0-91 0-137 0-5 0-8 0-8 6 0 4 3 4 7 4 11 0 19 0 19 5 0 1 0 2-1 7-13 56-25 112-38 168-2 12-3 14-25 14-5 0-8 0-8 6 0 4 4 4 5 4 8 0 28-1 36-1 10 0 33 1 42 1 3 0 6 0 6-5 0-3-1-3-1-4-1-1-2-1-8-1-7 0-8 0-15 0-8-1-9-3-9-6 0-1 0-3 1-7 6-27 11-53 17-80z"><text:p/></draw:path><draw:path draw:style-name="gr180" draw:text-style-name="P67" svg:width="0.0465in" svg:height="0.0386in" svg:x="4.0508in" svg:y="0.1106in" svg:viewBox="0 0 119 99" svg:d="M14 83c0 3 0 5-1 9 0 5 3 7 6 7s6-3 7-5c2-1 3-9 4-13 1-5 3-14 4-20 2-5 3-10 4-15 2-9 3-11 8-20 6-9 15-21 30-21 11 0 11 12 11 17 0 12-8 37-11 46-3 7-4 8-4 12 0 12 9 19 19 19 20 0 28-31 28-33 0-3-2-3-3-3-3 0-3 1-4 4-4 17-12 26-20 26-4 0-5-3-5-8s1-8 5-18c2-7 10-30 10-42 0-21-15-25-26-25-16 0-27 11-33 20-2-16-13-20-21-20s-12 6-16 12c-4 8-6 20-6 21 0 3 2 3 3 3 3 0 3 0 4-6 3-13 7-25 15-25 4 0 6 6 6 12 0 4-2 12-3 18s-3 15-4 20c-3 9-4 19-7 28z"><text:p/></draw:path><draw:path draw:style-name="gr180" draw:text-style-name="P67" svg:width="0.0252in" svg:height="0.1236in" svg:x="4.1181in" svg:y="0.0374in" svg:viewBox="0 0 65 315" svg:d="M65 311c0-1 0-1-4-6-36-40-45-99-45-147 0-55 11-110 45-149 4-5 4-5 4-5 0-3-1-4-3-4s-28 22-44 62c-15 34-18 69-18 96 0 25 3 62 18 97 17 39 42 60 44 60s3-1 3-4z"><text:p/></draw:path><draw:path draw:style-name="gr180" draw:text-style-name="P67" svg:width="0.0543in" svg:height="0.0559in" svg:x="4.1531in" svg:y="0.0756in" svg:viewBox="0 0 139 143" svg:d="M85 44c2-8 9-37 28-37 2 0 8 0 14 5-8 1-13 9-13 16 0 5 3 12 10 12s15-7 15-19c0-17-16-21-26-21-16 0-25 17-29 24-7-20-22-24-30-24-29 0-45 40-45 49 0 3 2 2 3 3 2 0 3-1 4-3 9-34 28-42 37-42 6 0 15 3 15 21 0 10-4 31-15 75-4 20-14 33-26 33-2 0-9 0-14-4 7-2 12-8 12-17s-5-11-10-11c-8 0-15 8-15 18 0 15 14 21 26 21 19 0 29-22 30-24 3 11 13 24 30 24 29 0 45-41 45-49 0-2-3-2-4-2-2 0-3 1-4 2-8 35-27 42-36 42-11 0-16-10-16-21 0-6 2-13 5-28 3-14 6-29 9-43z"><text:p/></draw:path><draw:path draw:style-name="gr180" draw:text-style-name="P67" svg:width="0.0252in" svg:height="0.1236in" svg:x="4.2193in" svg:y="0.0374in" svg:viewBox="0 0 65 315" svg:d="M65 158c0-25-3-63-19-99-17-38-40-59-44-59-1 0-2 2-2 4l6 7c27 30 43 81 43 147 0 54-11 108-46 149-3 3-3 3-3 4 0 3 1 4 2 4 4 0 29-22 45-61 14-35 18-70 18-96z"><text:p/></draw:path><draw:path draw:style-name="gr180" draw:text-style-name="P67" svg:width="0.0728in" svg:height="0.0287in" svg:x="4.2925in" svg:y="0.085in" svg:viewBox="0 0 186 74" svg:d="M177 13c4 0 9 0 9-7 0-6-5-6-9-6-56 0-112 0-168 0-4 0-9 0-9 6 0 7 5 7 10 7 55 0 111 0 167 0zM177 74c4 0 9 0 9-7 0-6-5-6-9-6-56 0-112 0-167 0-5 0-10 0-10 6 0 7 5 7 9 7 56 0 112 0 168 0z"><text:p/></draw:path><draw:path draw:style-name="gr180" draw:text-style-name="P67" svg:width="0.0665in" svg:height="0.0843in" svg:x="4.4091in" svg:y="0.0461in" svg:viewBox="0 0 170 215" svg:d="M96 173c43-4 74-34 74-65 0-33-31-62-74-66 0-6 0-11 0-18 0-11 0-14 27-14 3 0 5 0 8 0 0-4 0-6 0-10-9 1-35 1-47 1s-37 0-47-1c0 4 0 6 0 10 3 0 6 0 9 0 26 0 26 3 26 14 0 7 0 12 0 18-43 5-72 34-72 65 0 32 31 61 72 66 0 5 0 11 0 18 0 9 0 14-26 14-3 0-6 0-9 0 0 3 0 6 0 10 10-1 35-1 47-1s38 0 47 1c0-4 0-7 0-10-3 0-5 0-8 0-27 0-27-4-27-14 0-7 0-13 0-18zM72 165c-39-6-44-38-44-57 0-17 2-52 44-59 0 39 0 78 0 116zM96 49c39 5 47 35 47 58 0 19-5 53-47 58 0-38 0-77 0-116z"><text:p/></draw:path><draw:path draw:style-name="gr180" draw:text-style-name="P67" svg:width="0.0252in" svg:height="0.1236in" svg:x="4.4933in" svg:y="0.0374in" svg:viewBox="0 0 65 315" svg:d="M65 311c0-1 0-1-5-6-35-40-44-99-44-147 0-55 10-110 45-149 4-5 4-5 4-5 0-3-1-4-3-4-3 0-28 22-44 62-15 34-18 69-18 96 0 25 3 62 18 97 17 39 41 60 44 60 2 0 3-1 3-4z"><text:p/></draw:path><draw:path draw:style-name="gr180" draw:text-style-name="P67" svg:width="0.0543in" svg:height="0.0559in" svg:x="4.5283in" svg:y="0.0756in" svg:viewBox="0 0 139 143" svg:d="M85 44c2-8 8-37 28-37 2 0 8 0 14 5-8 1-14 9-14 16 0 5 3 12 11 12 7 0 15-7 15-19 0-17-16-21-26-21-16 0-26 17-29 24-8-20-23-24-31-24-28 0-44 40-44 49 0 3 2 3 3 3 2 0 3-1 3-3 10-34 29-42 38-42 5 0 15 3 15 21 0 10-4 31-15 75-4 20-14 33-27 33-1 0-8 0-13-4 6-2 12-8 12-17s-6-11-10-11c-8 0-15 8-15 18 0 15 14 21 26 21 19 0 29-22 30-24 3 11 13 24 30 24 29 0 45-41 45-49 0-2-3-2-4-2-2 0-3 1-4 2-8 35-27 42-37 42s-15-10-15-21c0-6 1-13 5-28 3-14 6-29 9-43z"><text:p/></draw:path><draw:path draw:style-name="gr180" draw:text-style-name="P67" svg:width="0.0252in" svg:height="0.1236in" svg:x="4.5941in" svg:y="0.0374in" svg:viewBox="0 0 65 315" svg:d="M65 158c0-25-3-63-18-99-17-38-41-59-44-59-1 0-3 2-3 4l6 7c27 30 43 81 43 147 0 54-10 108-45 149-4 3-4 3-4 4 0 3 2 4 3 4 3 0 28-22 45-61 14-35 17-70 17-96z"><text:p/></draw:path></draw:g></draw:g></text:span></text:p>
      <text:p text:style-name="P61">Význam: umožnuje aproximovat soucet mnoha náhodných velicin pomocí jednoho, dobre známého rozdelení. Takové soucty se casto vyskytují – napr Bin(n; p) je soucet n velicin Ber(p), ve statistice takové soucty casto potkáme a mnoho fyzikálních jevu je (približne) popsáno jako soucet nez náh vel. To vysvetluje, proc binomická císla, stejne jako mnoho v praxi se vyskytujících velicin, mají približne normální rozdelení</text:p>
      <text:p text:style-name="P54"><text:span text:style-name="T32">-T</text:span><text:span text:style-name="T33">estovani hypotez: </text:span><text:span text:style-name="T34">Testujeme</text:span><text:span text:style-name="T33"> platnost tvrzení, např. <text:s/>mince spravedlivá. Ozna</text:span><text:span text:style-name="T34">č</text:span><text:span text:style-name="T33">íme H0 očekávané, tzv. nulovou hypotézu. Alternativní hypotéz</text:span><text:span text:style-name="T34">a</text:span><text:span text:style-name="T33"> H1. Vytvoříme statistický model situace (pokud házíme n-krát mincí, </text:span><text:span text:style-name="T34">typicky </text:span><text:span text:style-name="T33">jednotlivé hody jsou nezávislé, rozdělení </text:span><text:span text:style-name="T33"><draw:g text:anchor-type="as-char" svg:y="-0.0929in" draw:z-index="81" draw:name="Shape96" draw:style-name="gr178"><svg:title>TexMaths</svg:title><svg:desc>9§inline§Bin(n; \vartheta)§svg§600§FALSE§</svg:desc><draw:g draw:style-name="gr2"><draw:path draw:style-name="gr179" draw:text-style-name="P66" svg:width="0.4929in" svg:height="0.1106in" svg:x="0.0016in" svg:y="0.0067in" svg:viewBox="0 0 1253 282" svg:d="M627 282c-209 0-418 0-627 0 0-94 0-188 0-282 418 0 835 0 1253 0 0 94 0 188 0 282-209 0-418 0-626 0z"><text:p/></draw:path><draw:path draw:style-name="gr180" draw:text-style-name="P67" svg:width="0.0886in" svg:height="0.0839in" svg:x="0.0004in" svg:y="0.0087in" svg:viewBox="0 0 226 214" svg:d="M37 190c-3 11-4 14-29 14-5 0-8 0-8 6 0 4 3 4 8 4 38 0 76 0 114 0 49 0 87-37 87-67 0-23-19-41-50-45 34-6 67-29 67-59 0-23-21-43-59-43-36 0-72 0-107 0-5 0-9 0-9 6 0 4 3 4 9 4 1 0 7 0 12 0 6 1 9 1 9 5 0 1 0 2-2 7-14 55-28 112-42 168zM85 100c6-26 13-52 19-78 3-11 4-12 18-12 13 0 27 0 40 0 28 0 35 18 35 32 0 28-27 58-66 58-15 0-31 0-46 0zM71 204c-4 0-5 0-7 0-4 0-5-1-5-4l2-7c7-28 15-57 22-86 20 0 40 0 60 0 30 0 36 22 36 37 0 30-28 60-66 60-14 0-27 0-42 0z"><text:p/></draw:path><draw:path draw:style-name="gr180" draw:text-style-name="P67" svg:width="0.0327in" svg:height="0.0827in" svg:x="0.0992in" svg:y="0.011in" svg:viewBox="0 0 84 211" svg:d="M81 12c0-7-4-12-12-12s-17 9-17 17c0 6 5 12 12 12s17-7 17-17zM57 130c4-9 4-10 7-18 3-6 4-10 4-17 0-14-10-26-26-26-29 0-42 46-42 49s4 3 5 3c2 0 3-1 4-6 9-30 22-39 32-39 3 0 9 0 9 10 0 7-3 14-4 16-3 9-17 45-23 59-2 8-7 18-7 24 0 15 11 26 26 26 30 0 42-45 42-47 0-3-3-3-4-3-3 0-3 1-4 5-7 19-17 38-33 38-5 0-8-3-8-10 0-8 3-12 10-30 4-12 8-23 12-34z"><text:p/></draw:path><draw:path draw:style-name="gr180" draw:text-style-name="P67" svg:width="0.0673in" svg:height="0.0559in" svg:x="0.1421in" svg:y="0.0382in" svg:viewBox="0 0 172 143" svg:d="M19 120c-1 6-3 13-3 15 0 5 5 8 9 8s10-3 12-9c1-1 4-15 6-23 3-10 5-19 7-28 2-7 4-15 6-22 1-5 3-14 3-15 5-10 22-39 52-39 14 0 17 12 17 22 0 20-15 60-21 73-3 8-3 11-3 15 0 15 11 26 27 26 29 0 41-46 41-49 0-2-3-2-4-2-3 0-3 1-5 5-6 22-16 39-32 39-5 0-8-3-8-10 0-8 3-15 6-23 6-17 20-51 20-69 0-21-14-34-37-34-28 0-44 21-49 28-2-18-15-28-30-28-14 0-20 13-23 18-5 11-10 30-10 31 0 3 4 3 5 3 2 0 3-1 5-7 5-23 12-38 22-38 7 0 10 4 10 15 0 6-1 9-4 26-6 24-13 48-19 72z"><text:p/></draw:path><draw:path draw:style-name="gr180" draw:text-style-name="P67" svg:width="0.0283in" svg:height="0.1236in" svg:x="0.226in" svg:y="0in" svg:viewBox="0 0 73 315" svg:d="M73 311c0-1 0-1-5-6-40-41-50-100-50-148 0-55 13-109 51-148 4-5 4-5 4-5 0-3-1-4-3-4-3 0-31 22-50 62-16 34-20 69-20 95 0 25 4 62 21 98 19 39 46 60 49 60 2 0 3-1 3-4z"><text:p/></draw:path><draw:path draw:style-name="gr180" draw:text-style-name="P67" svg:width="0.0669in" svg:height="0.0559in" svg:x="0.2654in" svg:y="0.0382in" svg:viewBox="0 0 171 143" svg:d="M19 120c-2 6-4 13-4 15 0 5 5 8 10 8 4 0 9-3 12-9 0-1 4-15 5-23 3-10 5-19 8-28 1-7 3-15 5-22 1-5 4-14 4-15 5-10 21-39 52-39 14 0 17 12 17 22 0 20-15 60-21 73-3 8-3 11-3 15 0 15 11 26 26 26 29 0 41-46 41-49 0-2-3-2-4-2-3 0-3 1-4 5-6 22-17 39-32 39-6 0-9-3-9-10 0-8 4-15 7-23 5-17 19-51 19-69 0-21-14-34-36-34-29 0-44 21-50 28-2-18-14-28-29-28-14 0-20 13-24 18-4 11-9 30-9 31 0 3 3 3 4 3 3 0 3-1 5-7 5-23 12-38 23-38 7 0 10 4 10 15 0 6-1 9-5 26-6 24-12 48-18 72z"><text:p/></draw:path><draw:path draw:style-name="gr180" draw:text-style-name="P67" svg:width="0.013in" svg:height="0.0768in" svg:x="0.3472in" svg:y="0.0402in" svg:viewBox="0 0 34 196" svg:d="M33 17c0-10-8-17-17-17s-16 7-16 17c0 9 7 16 16 16s17-7 17-16zM27 132c0 9 0 33-20 56-2 3-2 3-2 4 0 2 1 4 3 4 4 0 26-25 26-61 0-9-1-33-18-33-11 0-16 9-16 18 0 8 5 16 16 16 2 0 2 0 3 0 3-1 5-1 8-4z"><text:p/></draw:path><draw:path draw:style-name="gr180" draw:text-style-name="P67" svg:width="0.0657in" svg:height="0.0882in" svg:x="0.3953in" svg:y="0.0055in" svg:viewBox="0 0 168 225" svg:d="M152 110c6-26 6-43 6-47 0-12-1-63-35-63-26 0-46 33-46 58 0 30 29 45 52 53-7 28-13 46-23 67-4 9-20 40-38 40-21 0-23-17-23-26 0-8 2-18 4-24 1-8 3-15 6-24 1-6 3-11 4-15 1-6 3-12 3-18 0-18-14-28-29-28s-20 12-23 18c-6 10-10 29-10 30 0 4 3 4 4 4 2 0 3-1 5-7 5-23 12-38 23-38 6 0 9 3 9 14 0 7-3 25-7 36-1 6-3 16-5 23-3 9-5 17-5 26 0 29 23 36 44 36 33 0 66-50 82-108 4 0 13 3 15 3 1 0 3-1 3-4s-2-4-7-5c-3 0-6-1-9-1zM131 103c-16-5-46-17-46-45 0-20 16-51 38-51 8 0 17 5 17 37 0 20-6 41-9 59z"><text:p/></draw:path><draw:path draw:style-name="gr180" draw:text-style-name="P67" svg:width="0.0287in" svg:height="0.1236in" svg:x="0.472in" svg:y="0in" svg:viewBox="0 0 74 315" svg:d="M74 157c0-24-4-62-21-98-19-38-47-59-49-59s-4 2-4 4l6 7c31 30 49 81 49 146 0 53-12 109-50 149-5 4-5 4-5 5 0 2 2 4 4 4s31-22 50-62c16-35 20-70 20-96z"><text:p/></draw:path></draw:g></draw:g></text:span><text:span text:style-name="T33">. H0 říká </text:span><text:span text:style-name="T33"><draw:g text:anchor-type="as-char" svg:y="-0.1055in" draw:z-index="80" draw:name="Shape97" draw:style-name="gr178"><svg:title>TexMaths</svg:title><svg:desc>9§inline§\vartheta = \frac12§svg§600§FALSE§</svg:desc><draw:g draw:style-name="gr2"><draw:path draw:style-name="gr179" draw:text-style-name="P66" svg:width="0.2906in" svg:height="0.1358in" svg:x="0.0035in" svg:y="0.0067in" svg:viewBox="0 0 739 346" svg:d="M370 346c-123 0-247 0-370 0 0-115 0-231 0-346 247 0 492 0 739 0 0 115 0 231 0 346-123 0-247 0-369 0z"><text:p/></draw:path><draw:path draw:style-name="gr180" draw:text-style-name="P67" svg:width="0.0657in" svg:height="0.0882in" svg:x="0.0004in" svg:y="0.0197in" svg:viewBox="0 0 168 225" svg:d="M153 110c6-26 6-43 6-47 0-12-2-63-35-63-27 0-47 33-47 58 0 30 30 45 52 53-7 27-12 46-23 68-3 8-19 39-38 39-21 0-23-17-23-25s3-18 5-25c1-8 3-15 5-24 2-6 3-11 4-15 1-6 3-12 3-18 0-18-14-28-29-28-14 0-20 12-23 18-6 10-10 29-10 30 0 4 4 4 4 4 3 0 3-1 6-7 5-23 12-38 22-38 6 0 10 3 10 14 0 7-4 25-7 36-1 6-4 16-5 23-3 10-5 17-5 27 0 28 22 35 42 35 34 0 68-50 84-108 3 0 12 3 15 3 1 0 2-1 2-4s-1-4-6-5c-4 0-6-1-9-1zM130 103c-15-5-45-17-45-45 0-20 17-51 38-51 8 0 17 5 17 37 0 20-5 41-10 59z"><text:p/></draw:path><draw:path draw:style-name="gr180" draw:text-style-name="P67" svg:width="0.0823in" svg:height="0.0287in" svg:x="0.1122in" svg:y="0.0614in" svg:viewBox="0 0 210 74" svg:d="M199 13c5 0 11 0 11-7 0-6-6-6-10-6-63 0-126 0-189 0-5 0-11 0-11 6 0 7 6 7 11 7 63 0 125 0 188 0zM200 74c4 0 10 0 10-7 0-6-6-6-11-6-63 0-125 0-188 0-5 0-11 0-11 6 0 7 6 7 11 7 63 0 126 0 189 0z"><text:p/></draw:path><draw:path draw:style-name="gr180" draw:text-style-name="P67" svg:width="0.0311in" svg:height="0.0575in" svg:x="0.2606in" svg:y="0.0004in" svg:viewBox="0 0 80 147" svg:d="M50 6c0-6 0-6-7-6-14 14-34 14-43 14 0 3 0 6 0 8 5 0 20 0 32-6 0 38 0 75 0 113 0 7 0 9-22 9-3 0-6 0-9 0 0 3 0 6 0 9 4 0 31-1 40-1 7 0 35 1 39 1 0-3 0-6 0-9-3 0-5 0-8 0-22 0-22-2-22-9 0-42 0-82 0-123z"><text:p/></draw:path><draw:path draw:style-name="gr180" draw:text-style-name="P67" svg:width="0.0492in" svg:height="0.0047in" svg:x="0.2512in" svg:y="0.0732in" svg:viewBox="0 0 126 13" svg:d="M63 13c-21 0-42 0-63 0 0-5 0-9 0-13 42 0 84 0 126 0 0 4 0 8 0 13-21 0-42 0-63 0z"><text:p/></draw:path><draw:path draw:style-name="gr180" draw:text-style-name="P67" svg:width="0.0382in" svg:height="0.0575in" svg:x="0.2563in" svg:y="0.0917in" svg:viewBox="0 0 98 147" svg:d="M98 106c-3 0-4 0-7 0-1 5-4 18-6 20s-19 2-22 2c-13 0-27 0-40 0 22-21 30-27 44-37 16-14 31-27 31-48 0-27-23-43-52-43-27 0-46 19-46 40 0 10 10 12 12 12 5 0 11-4 11-12 0-4 0-11-12-11 7-16 21-21 32-21 22 0 34 17 34 35 0 19-14 34-21 42-18 18-35 35-53 53-3 1-3 2-3 9 31 0 61 0 92 0 2-14 4-27 6-41z"><text:p/></draw:path></draw:g></draw:g></text:span><text:span text:style-name="T33">. Před naměřením rozhodneme, jaký bude kritický obor, mno</text:span><text:span text:style-name="T34">ž</text:span><text:span text:style-name="T33">ina W mo</text:span><text:span text:style-name="T34">ž</text:span><text:span text:style-name="T33">ných m</text:span><text:span text:style-name="T34">ěř</text:span><text:span text:style-name="T33">ení, p</text:span><text:span text:style-name="T34">ř</text:span><text:span text:style-name="T33">i kterých H0 zamítneme.</text:span><text:span text:style-name="T34">C</text:span><text:span text:style-name="T33">hceme zajistit, aby byla p</text:span><text:span text:style-name="T34">ř</text:span><text:span text:style-name="T33">edem daná prvd. chyby 1. druhu: chybného zamítnutí. Omezení pravd</text:span><text:span text:style-name="T34">ě</text:span><text:span text:style-name="T33">podobnosti chyby 1. </text:span><text:span text:style-name="T34">d.</text:span><text:span text:style-name="T33"> zna</text:span><text:span text:style-name="T34">č</text:span><text:span text:style-name="T33">íme </text:span><text:span text:style-name="T33"><draw:g text:anchor-type="as-char" svg:y="-0.0555in" draw:z-index="82" draw:name="Shape98" draw:style-name="gr178"><svg:title>TexMaths</svg:title><svg:desc>9§inline§\alpha§svg§600§FALSE§</svg:desc><draw:g draw:style-name="gr2"><draw:path draw:style-name="gr179" draw:text-style-name="P66" svg:width="0.0614in" svg:height="0.0425in" svg:x="0.002in" svg:y="0.0063in" svg:viewBox="0 0 157 109" svg:d="M0 0c52 0 105 0 157 0 0 36 0 73 0 109-52 0-105 0-157 0 0-36 0-73 0-109z"><text:p/></draw:path><draw:path draw:style-name="gr180" draw:text-style-name="P67" svg:width="0.0693in" svg:height="0.0551in" svg:x="0.0004in" svg:y="0in" svg:viewBox="0 0 177 141" svg:d="M137 65c0-50-29-65-51-65-44 0-86 45-86 88 0 29 19 53 51 53 20 0 43-7 66-26 5 16 15 26 29 26 17 0 26-17 26-22 0-2-2-3-4-3-1 0-2 1-3 3-6 15-17 15-18 15-10 0-10-24-10-32 0-7 0-7 4-10 29-37 24-49 36-73 0-1 0-4-4-4s-4 1-5 7c-6 19-16 44-31 61 0-7 0-12 0-18zM116 107c-27 23-51 27-64 27-19 0-29-14-29-34 0-16 9-48 19-64 15-23 32-29 43-29 30 0 30 41 30 65 0 11 0 30 1 35z"><text:p/></draw:path></draw:g></draw:g></text:span><text:span text:style-name="T33"><text:s/>Zárove</text:span><text:span text:style-name="T34">n</text:span><text:span text:style-name="T33"> se sna</text:span><text:span text:style-name="T34">ž</text:span><text:span text:style-name="T33">íme </text:span><text:span text:style-name="T34">min. </text:span><text:span text:style-name="T33">pravd</text:span><text:span text:style-name="T34">e</text:span><text:span text:style-name="T33">podobnost chyby 2. druhu, chybného </text:span><text:span text:style-name="T34">přijetí</text:span><text:span text:style-name="T33"> (zna</text:span><text:span text:style-name="T34">č</text:span><text:span text:style-name="T33">íme </text:span><text:span text:style-name="T33"><draw:g text:anchor-type="as-char" svg:y="-0.0866in" draw:z-index="83" draw:name="Shape99" draw:style-name="gr178"><svg:title>TexMaths</svg:title><svg:desc>9§inline§\beta§svg§600§FALSE§</svg:desc><draw:g draw:style-name="gr2"><draw:path draw:style-name="gr179" draw:text-style-name="P66" svg:width="0.0575in" svg:height="0.098in" svg:x="0.0031in" svg:y="0.0071in" svg:viewBox="0 0 147 250" svg:d="M0 0c49 0 98 0 147 0 0 84 0 166 0 250-49 0-98 0-147 0 0-84 0-166 0-250z"><text:p/></draw:path><draw:path draw:style-name="gr180" draw:text-style-name="P67" svg:width="0.0665in" svg:height="0.1106in" svg:x="0.0004in" svg:y="0in" svg:viewBox="0 0 170 282" svg:d="M170 43c0-23-17-43-43-43-18 0-27 5-36 13-17 13-34 44-41 67-17 66-33 132-50 199 0 1 2 3 4 3s4-1 4-2c7-28 14-57 22-86 6 19 19 31 43 31 22 0 45-12 59-25 15-15 25-36 25-58s-12-39-22-47c18-10 35-29 35-52zM114 95c-4 2-7 2-15 2-5 0-10 1-13-1 1-3 11-3 14-3 7 0 10 0 14 2zM153 36c0 22-12 45-28 54-8-3-15-4-25-4-6 0-23 0-23 10 0 9 15 8 21 8 11 0 16 0 26-3 11 10 13 20 13 35 1 17-6 41-15 53-13 17-32 29-50 29-24 0-36-18-36-41 0-4 0-8 2-14 6-26 12-52 19-79 8-26 30-77 67-77 18 0 29 10 29 29z"><text:p/></draw:path></draw:g></draw:g></text:span><text:span text:style-name="T33">). Pravd</text:span><text:span text:style-name="T34">ě</text:span><text:span text:style-name="T33">podobnost, </text:span><text:span text:style-name="T34">ž</text:span><text:span text:style-name="T33">e chybnou hypotézu zamítneme nazýváme síla testu.</text:span></text:p>
      <text:p text:style-name="P55"><text:span text:style-name="T34">-</text:span><text:span text:style-name="T35">Test dobré shody: Opakujeme n-krát pokus, který muže dopadnout jedním z k výsledku,opakování jsou nez</text:span><text:span text:style-name="T37">av</text:span><text:span text:style-name="T35">. Testujeme nulovou hyp., že i-tý výsledek nastává s pravd. </text:span><text:span text:style-name="T35"><draw:g text:anchor-type="as-char" svg:y="-0.0535in" draw:z-index="87" draw:name="Shape100" draw:style-name="gr178"><svg:title>TexMaths</svg:title><svg:desc>9§inline§p_i§svg§600§FALSE§</svg:desc><draw:g draw:style-name="gr2"><draw:path draw:style-name="gr179" draw:text-style-name="P66" svg:width="0.0839in" svg:height="0.0654in" svg:x="0.0071in" svg:y="0.0071in" svg:viewBox="0 0 214 167" svg:d="M107 167c-36 0-71 0-107 0 0-56 0-111 0-167 71 0 143 0 214 0 0 56 0 111 0 167-35 0-71 0-107 0z"><text:p/></draw:path><draw:path draw:style-name="gr180" draw:text-style-name="P67" svg:width="0.0642in" svg:height="0.078in" svg:x="0.0004in" svg:y="0.0004in" svg:viewBox="0 0 164 199" svg:d="M24 177c-2 10-2 12-17 12-3 0-7 0-7 6 0 2 2 4 5 4 8 0 17-1 26-1 11 0 21 1 31 1 2 0 6 0 6-6 0-4-3-4-8-4-16 0-16-2-16-5 0-4 14-55 16-63 4 10 13 21 29 21 36 0 75-45 75-92 0-29-18-50-40-50-17 0-32 12-42 23-3-16-17-23-29-23-14 0-21 13-23 18-6 11-10 29-10 30 0 4 3 4 4 4 3 0 3-1 5-7 5-23 12-38 23-38 6 0 10 3 10 15 0 7-1 10-2 16-12 46-24 92-36 139zM80 41c2-9 11-18 17-22 10-10 20-12 26-12 12 0 19 11 19 30 0 18-10 54-16 66-10 22-26 31-38 31-20 0-24-25-24-26s0-1 1-6c4-20 10-41 15-61z"><text:p/></draw:path><draw:path draw:style-name="gr180" draw:text-style-name="P67" svg:width="0.0264in" svg:height="0.0575in" svg:x="0.0709in" svg:y="0.0161in" svg:viewBox="0 0 68 147" svg:d="M61 8c0-4-2-8-8-8s-12 5-12 12c0 4 2 9 9 9 6 0 11-7 11-13zM16 119c-1 3-2 6-2 9 0 11 9 19 21 19 23 0 33-31 33-34 0-2-3-2-4-2-4 0-4 1-4 3-5 18-15 27-24 27-4 0-5-3-5-8s1-9 3-14c2-6 5-11 8-17 1-5 9-25 10-28 1-1 1-4 1-7 0-10-8-19-21-19-21 0-32 31-32 34s4 3 5 3c2 0 2-1 3-3 6-19 15-27 24-27 3 0 5 1 5 8 0 4-1 8-6 21-5 12-10 24-15 35z"><text:p/></draw:path></draw:g></draw:g></text:span><text:span text:style-name="T35">. Pro </text:span><text:span text:style-name="T35"><draw:g text:anchor-type="as-char" svg:y="-0.0862in" draw:z-index="88" draw:name="Shape101" draw:style-name="gr178"><svg:title>TexMaths</svg:title><svg:desc>9§inline§i = 1,...,k§svg§600§FALSE§</svg:desc><draw:g draw:style-name="gr2"><draw:path draw:style-name="gr179" draw:text-style-name="P66" svg:width="0.5343in" svg:height="0.0965in" svg:x="0.0035in" svg:y="0.0063in" svg:viewBox="0 0 1358 246" svg:d="M0 0c453 0 905 0 1358 0 0 82 0 164 0 246-453 0-905 0-1358 0 0-82 0-164 0-246z"><text:p/></draw:path><draw:path draw:style-name="gr180" draw:text-style-name="P67" svg:width="0.0327in" svg:height="0.0823in" svg:x="0.0004in" svg:y="0.0043in" svg:viewBox="0 0 84 210" svg:d="M81 11c0-7-5-11-12-11-9 0-17 8-17 16 0 6 5 12 12 12s17-7 17-17zM57 129c3-9 3-10 7-18 3-6 3-10 3-17 0-14-9-26-25-26-29 0-42 46-42 49s3 2 4 3c3 0 3-1 5-5 8-30 22-40 31-40 3 0 9 0 9 10 0 7-2 14-4 17-2 8-16 43-22 57-2 9-7 19-7 25 0 15 11 26 26 26 30 0 42-46 42-48 0-3-3-3-4-3-4 0-4 1-5 5-6 20-16 39-32 39-5 0-8-3-8-10 0-8 2-13 9-31 5-11 8-22 13-33z"><text:p/></draw:path><draw:path draw:style-name="gr180" draw:text-style-name="P67" svg:width="0.0823in" svg:height="0.0287in" svg:x="0.0811in" svg:y="0.0409in" svg:viewBox="0 0 210 74" svg:d="M200 13c4 0 10 0 10-7 0-6-6-6-10-6-63 0-126 0-189 0-5 0-11 0-11 6 0 7 6 7 11 7 63 0 126 0 189 0zM200 74c4 0 10 0 10-7 0-6-6-6-10-6-63 0-126 0-189 0-5 0-11 0-11 6 0 7 6 7 11 7 63 0 126 0 189 0z"><text:p/></draw:path><draw:path draw:style-name="gr180" draw:text-style-name="P67" svg:width="0.0406in" svg:height="0.0815in" svg:x="0.2165in" svg:y="0.0035in" svg:viewBox="0 0 104 208" svg:d="M65 8c0-7 0-8-7-8-19 20-47 20-58 20 0 3 0 6 0 10 6 0 25 0 41-8 0 53 0 108 0 162 0 11-1 14-28 14-4 0-7 0-10 0 0 4 0 8 0 10 10-1 37-1 50-1s40 0 51 1c0-2 0-6 0-10-3 0-6 0-10 0-27 0-29-2-29-14 0-58 0-118 0-176z"><text:p/></draw:path><draw:path draw:style-name="gr180" draw:text-style-name="P67" svg:width="0.0142in" svg:height="0.0366in" svg:x="0.278in" svg:y="0.0717in" svg:viewBox="0 0 37 94" svg:d="M37 33c0-20-8-33-20-33-11 0-17 8-17 17 0 8 6 16 17 16 4 0 7-1 11-3 1-1 1-1 2-1 0 2 0 0 0 4 0 24-11 42-22 53-3 3-3 4-3 5 0 2 1 3 3 3 4 0 29-24 29-61z"><text:p/></draw:path><draw:path draw:style-name="gr180" draw:text-style-name="P67" svg:width="0.0126in" svg:height="0.0126in" svg:x="0.3331in" svg:y="0.0717in" svg:viewBox="0 0 33 33" svg:d="M33 17c0-9-7-17-16-17s-17 8-17 17 8 16 17 16 16-7 16-16z"><text:p/></draw:path><draw:path draw:style-name="gr180" draw:text-style-name="P67" svg:width="0.0126in" svg:height="0.0126in" svg:x="0.3677in" svg:y="0.0717in" svg:viewBox="0 0 33 33" svg:d="M33 17c0-9-8-17-17-17s-16 8-16 17 7 16 16 16 17-7 17-16z"><text:p/></draw:path><draw:path draw:style-name="gr180" draw:text-style-name="P67" svg:width="0.0126in" svg:height="0.0126in" svg:x="0.4024in" svg:y="0.0717in" svg:viewBox="0 0 33 33" svg:d="M33 17c0-9-7-17-16-17s-17 8-17 17 8 16 17 16 16-7 16-16z"><text:p/></draw:path><draw:path draw:style-name="gr180" draw:text-style-name="P67" svg:width="0.0142in" svg:height="0.0366in" svg:x="0.437in" svg:y="0.0717in" svg:viewBox="0 0 37 94" svg:d="M37 33c0-20-8-33-21-33-10 0-16 8-16 17 0 8 6 16 16 16 5 0 8-1 12-3 1-1 1-1 1-1 1 0 1 0 1 4 0 24-11 42-22 53-4 3-4 4-4 5 0 2 2 3 4 3 4 0 29-24 29-61z"><text:p/></draw:path><draw:path draw:style-name="gr180" draw:text-style-name="P67" svg:width="0.0559in" svg:height="0.0866in" svg:x="0.4882in" svg:y="0in" svg:viewBox="0 0 143 221" svg:d="M73 4c-1-1 0-4-4-4-7 0-30 3-38 4-3 0-7 0-7 6 0 3 3 3 8 3 16 0 16 2 16 6 0 2-1 4-1 6-16 60-31 120-46 181-1 4-1 4-1 6 0 7 6 9 9 9 4 0 9-3 11-6s16-61 18-70c11 1 36 7 36 27 0 2 0 4-1 7 0 3-1 8-1 10 0 19 13 32 29 32 10 0 18-5 25-16 8-15 12-32 12-33 0-2-3-2-5-2-3 0-3 1-4 5-6 23-14 39-27 39-7 0-10-3-10-15 0-5 1-12 2-18 1-5 1-6 1-10 0-19-19-28-46-31 9-6 19-16 27-23 15-17 29-31 44-31 3 0 3 0 4 0 4 1 4 1 6 3 1 1 1 1 1 2-14 1-18 12-18 17 0 4 4 10 13 10 8 0 17-7 17-19 0-9-7-20-22-20-9 0-23 3-45 28-11 12-24 25-36 29 11-44 22-88 33-132z"><text:p/></draw:path></draw:g></draw:g></text:span><text:span text:style-name="T35"><text:s/>oznacme </text:span><text:span text:style-name="T38"><draw:g text:anchor-type="as-char" svg:y="-0.0846in" draw:z-index="89" draw:name="Shape102" draw:style-name="gr178"><svg:title>TexMaths</svg:title><svg:desc>9§inline§X_i§svg§600§FALSE§</svg:desc><draw:g draw:style-name="gr2"><draw:path draw:style-name="gr179" draw:text-style-name="P66" svg:width="0.1201in" svg:height="0.0909in" svg:x="0.0035in" svg:y="0.0063in" svg:viewBox="0 0 306 232" svg:d="M0 0c102 0 204 0 306 0 0 78 0 155 0 232-102 0-204 0-306 0 0-77 0-154 0-232z"><text:p/></draw:path><draw:path draw:style-name="gr180" draw:text-style-name="P67" svg:width="0.102in" svg:height="0.0843in" svg:x="0.0004in" svg:y="0in" svg:viewBox="0 0 260 215" svg:d="M145 86c-9-21-18-42-27-63-1-2-1-2-1-4s6-8 19-9c3 0 6-1 6-6 0-4-4-4-5-4-12 0-26 1-39 1-9 0-28-1-36-1-1 0-6 0-6 6 0 4 4 4 8 4 19 0 21 3 24 10 11 29 24 59 37 88-23 24-46 47-67 71-1 2-3 3-4 4-16 17-31 21-47 22-3 1-7 1-7 6 0 1 0 4 5 4 9 0 19-1 29-1 12 0 25 1 36 1 1 0 5 0 5-6 0-3-3-4-4-4-2 0-12-1-12-10 0-4 5-10 9-13 10-11 21-23 31-35 9-10 19-20 29-30 10 25 21 50 32 75 2 3 2 3 2 4 0 3-7 8-18 9-4 1-7 1-7 6 0 4 4 4 5 4 9 0 30-1 39-1 8 0 27 1 35 1 2 0 6 0 6-6 0-4-3-4-6-4-21 0-22-1-27-13-12-30-33-78-40-97 21-23 54-60 64-69 9-8 21-15 40-16 4 0 7 0 7-6-1-1 0-4-3-4-10 0-21 1-30 1-12 0-25-1-35-1-2 0-7 0-7 6 0 2 2 4 4 4 3 0 12 1 12 10 0 4-3 8-5 11-17 18-33 36-51 55z"><text:p/></draw:path><draw:path draw:style-name="gr180" draw:text-style-name="P67" svg:width="0.026in" svg:height="0.0579in" svg:x="0.1043in" svg:y="0.0457in" svg:viewBox="0 0 67 148" svg:d="M61 8c0-3-2-8-9-8-6 0-12 5-12 13 0 3 2 8 9 8 6 0 12-7 12-13zM16 121c-1 3-2 6-2 9 0 10 9 18 21 18 22 0 32-30 32-32 0-4-3-4-4-4-2 0-3 2-4 4-5 17-15 26-24 26-3 0-5-3-5-7 0-5 2-9 3-14 3-6 5-12 8-18 1-5 10-25 10-28 1-2 2-5 2-7 0-10-9-18-21-18-22 0-32 30-32 33s3 3 4 3c2 0 3-1 3-4 7-19 16-27 25-27 2 0 5 2 5 8s-2 8-7 22c-5 12-9 23-14 36z"><text:p/></draw:path></draw:g></draw:g></text:span><text:span text:style-name="T35"><text:s/>pocet pokusu s i-tým výsledkem a </text:span><text:span text:style-name="T38"><draw:g text:anchor-type="as-char" svg:y="-0.0839in" draw:z-index="90" draw:name="Shape103" draw:style-name="gr178"><svg:title>TexMaths</svg:title><svg:desc>9§inline§E_i = p_in§svg§600§FALSE§</svg:desc><draw:g draw:style-name="gr2"><draw:path draw:style-name="gr179" draw:text-style-name="P66" svg:width="0.461in" svg:height="0.0953in" svg:x="0.0024in" svg:y="0.0071in" svg:viewBox="0 0 1172 243" svg:d="M0 0c391 0 781 0 1172 0 0 81 0 161 0 243-391 0-781 0-1172 0 0-82 0-162 0-243z"><text:p/></draw:path><draw:path draw:style-name="gr180" draw:text-style-name="P67" svg:width="0.0902in" svg:height="0.0839in" svg:x="0.0004in" svg:y="0in" svg:viewBox="0 0 230 214" svg:d="M212 141c0-2 0-3 1-4 0-1 0-4-3-4s-4 2-4 4c-21 46-32 67-86 67-16 0-31 0-46 0-5 0-6 0-7 0-4 0-5-1-5-4 0-1 0-1 2-7 7-28 14-57 22-85 10 0 20 0 31 0 26 0 26 7 26 15 0 1 0 5-2 15-1 1-1 2-1 3s1 3 5 3c2 0 3-2 4-6 7-24 12-49 18-73 0-2-1-4-3-4-4 0-4 2-5 6-7 24-12 31-41 31-10 0-20 0-30 0 7-25 13-50 19-75 3-12 3-13 17-13 15 0 30 0 44 0 39 0 49 9 49 35 0 7 0 8-2 16 0 2 0 5 0 7 0 1 1 3 4 3s3-2 4-8c2-18 4-37 7-55 0-8-1-8-9-8-53 0-107 0-160 0-6 0-9 0-9 6 0 4 3 4 8 4 12 0 21 0 21 5 0 2 0 2-1 8-14 55-28 111-42 166-3 12-4 15-29 15-5 0-9 0-9 6 0 4 4 4 9 4 55 0 110 0 165 0 7 0 7 0 9-6 10-22 20-45 29-67z"><text:p/></draw:path><draw:path draw:style-name="gr180" draw:text-style-name="P67" svg:width="0.026in" svg:height="0.0579in" svg:x="0.0921in" svg:y="0.0457in" svg:viewBox="0 0 67 148" svg:d="M61 8c0-3-2-8-9-8-5 0-12 5-12 13 0 3 3 8 9 8s12-7 12-13zM16 121c-1 3-2 5-2 9 0 10 9 18 21 18 23 0 32-30 32-33s-3-3-4-3c-3 0-3 2-4 4-5 17-15 26-23 26-4 0-5-3-5-7 0-5 1-10 3-14 2-6 5-12 7-18s9-25 10-28c1-2 2-5 2-7 0-10-9-18-21-18-22 0-32 29-32 33 0 3 3 3 4 3 3 0 3-1 3-4 7-19 16-27 25-27 3 0 5 2 5 8s-2 8-7 22c-5 11-9 23-14 36z"><text:p/></draw:path><draw:path draw:style-name="gr180" draw:text-style-name="P67" svg:width="0.0823in" svg:height="0.0287in" svg:x="0.1709in" svg:y="0.0398in" svg:viewBox="0 0 210 74" svg:d="M199 13c4 0 11 0 11-7 0-6-7-6-10-6-63 0-127 0-190 0-5 0-10 0-10 6 0 7 5 7 10 7 63 0 126 0 189 0zM200 74c3 0 10 0 10-6 0-7-7-7-11-7-63 0-126 0-189 0-5 0-10 0-10 7 0 6 5 6 10 6 63 0 127 0 190 0z"><text:p/></draw:path><draw:path draw:style-name="gr180" draw:text-style-name="P67" svg:width="0.065in" svg:height="0.0783in" svg:x="0.2909in" svg:y="0.0291in" svg:viewBox="0 0 166 200" svg:d="M25 178c-2 10-3 12-17 12-4 0-8 0-8 7 0 2 2 3 5 3 9 0 18-1 27-1s20 1 30 1c2 0 6 0 6-6 0-4-3-4-8-4-15 0-15-2-15-4 0-5 13-55 15-62 4 9 13 18 29 18 37 0 77-45 77-92 0-29-18-50-43-50-15 0-30 12-41 24-3-17-17-24-29-24-14 0-20 13-23 18-6 11-9 30-9 31 0 3 2 3 3 3 3 0 4-1 6-7 5-22 11-38 22-38 6 0 10 3 10 15 0 7-1 10-2 16-11 47-23 94-35 140zM80 41c3-9 11-17 17-22 11-10 20-12 25-12 13 0 21 11 21 30s-11 55-16 67c-11 22-26 32-38 32-21 0-25-26-25-28 0-1 0-1 1-5 5-21 10-42 15-62z"><text:p/></draw:path><draw:path draw:style-name="gr180" draw:text-style-name="P67" svg:width="0.0264in" svg:height="0.0579in" svg:x="0.3618in" svg:y="0.0457in" svg:viewBox="0 0 68 148" svg:d="M61 8c0-3-2-8-9-8-5 0-11 5-11 13 0 3 2 8 8 8s12-7 12-13zM16 121c-1 3-2 5-2 9 0 10 9 18 21 18 23 0 33-30 33-33s-3-2-4-3c-4 0-4 2-5 4-5 17-15 26-23 26-4 0-5-3-5-7 0-5 1-10 3-14 2-6 5-12 7-18s10-25 11-28c0-2 1-5 1-7 0-10-9-18-21-18-22 0-32 29-32 33 0 3 3 3 4 3 3 0 3-1 4-4 6-19 15-27 24-27 3 0 5 2 5 8s-1 8-7 22c-5 11-9 23-14 36z"><text:p/></draw:path><draw:path draw:style-name="gr180" draw:text-style-name="P67" svg:width="0.0669in" svg:height="0.0555in" svg:x="0.4028in" svg:y="0.0291in" svg:viewBox="0 0 171 142" svg:d="M18 121c-1 5-3 12-3 13 0 6 5 8 9 8 5 0 10-2 12-8 1-1 5-15 6-23 3-10 5-19 8-28 1-7 3-14 5-22 1-5 4-14 4-15 5-10 21-39 52-39 13 0 17 12 17 23 0 19-16 59-21 73-3 7-3 11-3 14 0 16 10 25 26 25 29 0 41-45 41-47 0-3-3-3-4-3-3 0-3 1-4 5-7 22-17 39-32 39-6 0-9-3-9-10 0-8 3-15 7-22 5-17 19-52 19-70 0-21-14-34-36-34-29 0-44 21-50 28-2-18-15-28-30-28s-19 13-23 18c-4 11-9 30-9 31 0 3 3 3 4 3 2 0 3-1 5-7 5-22 12-38 23-38 6 0 9 5 9 15 0 6 0 10-4 27-6 23-13 47-19 72z"><text:p/></draw:path></draw:g></draw:g></text:span><text:span text:style-name="T35"><text:s/>strední hodnotu </text:span><text:span text:style-name="T35"><draw:g text:anchor-type="as-char" svg:y="-0.0846in" draw:z-index="91" draw:name="Shape104" draw:style-name="gr178"><svg:title>TexMaths</svg:title><svg:desc>9§inline§X_i§svg§600§FALSE§</svg:desc><draw:g draw:style-name="gr2"><draw:path draw:style-name="gr179" draw:text-style-name="P66" svg:width="0.1201in" svg:height="0.0909in" svg:x="0.0035in" svg:y="0.0063in" svg:viewBox="0 0 306 232" svg:d="M0 0c102 0 204 0 306 0 0 78 0 155 0 232-102 0-204 0-306 0 0-77 0-154 0-232z"><text:p/></draw:path><draw:path draw:style-name="gr180" draw:text-style-name="P67" svg:width="0.102in" svg:height="0.0843in" svg:x="0.0004in" svg:y="0in" svg:viewBox="0 0 260 215" svg:d="M145 86c-9-21-18-42-27-63-1-2-1-2-1-4s6-8 19-9c3 0 6-1 6-6 0-4-4-4-5-4-12 0-26 1-39 1-9 0-28-1-36-1-1 0-6 0-6 6 0 4 4 4 8 4 19 0 21 3 24 10 11 29 24 59 37 88-23 24-46 47-67 71-1 2-3 3-4 4-16 17-31 21-47 22-3 1-7 1-7 6 0 1 0 4 5 4 9 0 19-1 29-1 12 0 25 1 36 1 1 0 5 0 5-6 0-3-3-4-4-4-2 0-12-1-12-10 0-4 5-10 9-13 10-11 21-23 31-35 9-10 19-20 29-30 10 25 21 50 32 75 2 3 2 3 2 4 0 3-7 8-18 9-4 1-7 1-7 6 0 4 4 4 5 4 9 0 30-1 39-1 8 0 27 1 35 1 2 0 6 0 6-6 0-4-3-4-6-4-21 0-22-1-27-13-12-30-33-78-40-97 21-23 54-60 64-69 9-8 21-15 40-16 4 0 7 0 7-6-1-1 0-4-3-4-10 0-21 1-30 1-12 0-25-1-35-1-2 0-7 0-7 6 0 2 2 4 4 4 3 0 12 1 12 10 0 4-3 8-5 11-17 18-33 36-51 55z"><text:p/></draw:path><draw:path draw:style-name="gr180" draw:text-style-name="P67" svg:width="0.026in" svg:height="0.0579in" svg:x="0.1043in" svg:y="0.0457in" svg:viewBox="0 0 67 148" svg:d="M61 8c0-3-2-8-9-8-6 0-12 5-12 13 0 3 2 8 9 8 6 0 12-7 12-13zM16 121c-1 3-2 6-2 9 0 10 9 18 21 18 22 0 32-30 32-32 0-4-3-4-4-4-2 0-3 2-4 4-5 17-15 26-24 26-3 0-5-3-5-7 0-5 2-9 3-14 3-6 5-12 8-18 1-5 10-25 10-28 1-2 2-5 2-7 0-10-9-18-21-18-22 0-32 30-32 33s3 3 4 3c2 0 3-1 3-4 7-19 16-27 25-27 2 0 5 2 5 8s-2 8-7 22c-5 12-9 23-14 36z"><text:p/></draw:path></draw:g></draw:g></text:span><text:span text:style-name="T35">. Dále spocteme Pearsonovu statistiku </text:span><text:span text:style-name="T35"><draw:g text:anchor-type="as-char" svg:y="-0.139in" draw:z-index="92" draw:name="Shape105" draw:style-name="gr178"><svg:title>TexMaths</svg:title><svg:desc>9§inline§T = \sum_{i=1}^k \frac{(E_i-X_i)^2}{E_i}§svg§600§FALSE§</svg:desc><draw:g draw:style-name="gr2"><draw:path draw:style-name="gr179" draw:text-style-name="P66" svg:width="1.0146in" svg:height="0.1819in" svg:x="0.0039in" svg:y="0.0063in" svg:viewBox="0 0 2578 463" svg:d="M0 0c860 0 1719 0 2578 0 0 154 0 309 0 463-859 0-1718 0-2578 0 0-154 0-309 0-463z"><text:p/></draw:path><draw:path draw:style-name="gr180" draw:text-style-name="P67" svg:width="0.0843in" svg:height="0.0839in" svg:x="0.0004in" svg:y="0.0543in" svg:viewBox="0 0 215 214" svg:d="M128 23c2-9 3-11 7-12 3-1 14-1 20-1 32 0 46 2 46 26 0 5-1 17-2 25-1 2-1 6-1 7s1 3 4 3 3-2 4-7c3-18 6-37 9-55 0-1 0-4 0-5 0-4-3-4-8-4-58 0-117 0-175 0-9 0-9 1-10 6-7 19-13 37-19 56-1 1-2 4-3 6 0 2 2 3 5 3 2 0 3-1 5-6 17-49 25-55 72-55 4 0 8 0 12 0 9 0 9 2 9 4s-1 6-1 7c-15 56-28 111-43 168-2 12-3 15-37 15-12 0-14 0-14 7 0 3 4 3 5 3 9 0 18-1 27-1s18 0 27 0 18 0 26 0c9 0 19 1 28 1 2 0 6 0 6-6 0-4-3-4-11-4-7 0-12 0-20 0-9-1-11-2-11-7 0-1 0-2 1-7 14-56 27-112 42-167z"><text:p/></draw:path><draw:path draw:style-name="gr180" draw:text-style-name="P67" svg:width="0.0827in" svg:height="0.0287in" svg:x="0.1291in" svg:y="0.0937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69in" svg:height="0.1236in" svg:x="0.2606in" svg:y="0.0453in" svg:viewBox="0 0 298 315" svg:d="M115 168c-37 46-74 92-111 138-3 4-4 4-4 6 0 3 4 3 9 3 87 0 175 0 262 0 9-26 18-52 27-78-3 0-5 0-7 0-8 23-30 42-57 51-4 2-26 9-73 9-45 0-89 0-134 0 37-45 73-89 110-134 2-3 3-4 3-5 0-2-1-2-3-5-34-47-69-94-103-140 42 0 84 0 125 0 36 0 109 1 132 61 2 0 4 0 7 0-9-24-18-50-27-74-87 0-175 0-262 0-9 0-9 0-9 10 39 53 77 105 115 158z"><text:p/></draw:path><draw:path draw:style-name="gr180" draw:text-style-name="P67" svg:width="0.0425in" svg:height="0.061in" svg:x="0.3917in" svg:y="0.0161in" svg:viewBox="0 0 109 156" svg:d="M52 6c0-1 1-2 1-3s-1-3-3-3c-5 0-23 2-28 2-2 1-6 1-6 5s4 4 6 4c11 0 11 1 11 3 0 1-1 2-1 5-10 41-20 83-31 125-1 4-1 3-1 5 0 3 3 7 7 7 7 0 9-5 10-9 1-1 10-41 11-43 16 1 29 6 29 18 0 0 0 2-1 4-1 4-1 5-1 7 0 16 13 23 23 23 22 0 29-34 29-34 0-3-3-3-4-3-3 0-3 1-4 5-3 10-9 26-20 26-5 0-7-6-7-12 0-4 0-4 1-10 0-3 1-5 1-6 0-20-26-24-36-24 7-4 15-12 19-15 11-10 22-21 35-21 2 0 5 1 7 3-10 2-12 9-12 12 0 5 4 9 9 9 6 0 13-5 13-15 0-7-6-15-17-15-13 0-24 9-36 20-9 9-16 15-25 19 7-30 14-59 21-89z"><text:p/></draw:path><draw:path draw:style-name="gr180" draw:text-style-name="P67" svg:width="0.026in" svg:height="0.0587in" svg:x="0.3894in" svg:y="0.1185in" svg:viewBox="0 0 67 150" svg:d="M61 9c0-4-2-9-9-9-6 0-12 6-12 13 0 3 3 8 9 8s12-7 12-12zM16 122c-1 2-2 5-2 9 0 10 8 19 21 19 23 0 32-31 32-35 0-2-3-2-4-2-3 0-3 0-4 3-5 18-15 27-23 27-5 0-5-2-5-8 0-4 1-9 2-13 3-7 6-13 7-18 3-6 10-26 11-28 1-3 2-6 2-8 0-10-9-18-22-18-21 0-31 29-31 33 0 3 3 3 4 3 2 0 3-1 3-3 7-19 16-27 24-27 4 0 6 2 6 7s-2 9-7 23c-5 11-9 23-14 36z"><text:p/></draw:path><draw:path draw:style-name="gr180" draw:text-style-name="P67" svg:width="0.0638in" svg:height="0.0228in" svg:x="0.4264in" svg:y="0.1425in" svg:viewBox="0 0 163 59" svg:d="M155 11c3 0 8 0 8-6 0-5-5-5-8-5-49 0-98 0-147 0-3 0-8 0-8 5 0 6 5 6 8 6 49 0 98 0 147 0zM155 59c3 0 8 0 8-5s-5-5-8-5c-49 0-98 0-147 0-3 0-8 0-8 5s5 5 8 5c49 0 98 0 147 0z"><text:p/></draw:path><draw:path draw:style-name="gr180" draw:text-style-name="P67" svg:width="0.0315in" svg:height="0.0575in" svg:x="0.5063in" svg:y="0.1185in" svg:viewBox="0 0 81 147" svg:d="M50 6c0-6 0-6-7-6-13 14-34 14-43 14 0 3 0 6 0 9 5 0 20 0 32-7 0 38 0 75 0 113 0 7 0 10-22 10-3 0-5 0-8 0 0 2 0 5 0 8 3 0 31-1 39-1 7 0 35 1 40 1 0-3 0-6 0-8-3 0-6 0-9 0-22 0-22-3-22-10 0-42 0-82 0-123z"><text:p/></draw:path><draw:path draw:style-name="gr180" draw:text-style-name="P67" svg:width="0.0224in" svg:height="0.0866in" svg:x="0.598in" svg:y="0.0138in" svg:viewBox="0 0 58 221" svg:d="M53 0c-42 29-53 77-53 110 0 31 9 80 53 111 2 0 5 0 5-3 0-1-1-2-3-4-29-26-40-64-40-104 0-60 23-88 41-105 1-1 2-1 2-3s-3-2-5-2z"><text:p/></draw:path><draw:path draw:style-name="gr180" draw:text-style-name="P67" svg:width="0.0669in" svg:height="0.0587in" svg:x="0.6327in" svg:y="0.0201in" svg:viewBox="0 0 171 150" svg:d="M160 99c2-3 1-3 2-4 0-1-1-3-4-3-1 0-1 0-2 1s-1 1-4 6c-14 32-25 43-62 43-13 0-24 0-37 0-7 0-7 0-7-2s0-1 1-5c4-20 10-40 14-59 8 0 17 0 25 0 18 0 20 3 20 10 0 2-1 7-2 10 0 2 0 2 0 3 1 1 0 3 4 3 3 0 4-1 5-5 3-16 8-32 11-48 1-3 1-3 1-4 0-2-2-3-3-3-4 0-4 1-5 6-4 17-12 20-31 20-8 0-15 0-23 0 5-18 9-35 14-53 1-6 1-7 11-7 12 0 25 0 36 0 29 0 36 6 36 25 0 7-1 13-1 14 0 2 1 3 4 3 4 0 4-1 4-5 1-13 3-26 4-39 1-6-1-6-6-6-41 0-81 0-122 0-4 0-7 0-7 5 0 3 3 3 7 3s5 0 8 0c5 1 6 1 6 4 0 1-1 3-1 4-10 39-19 78-29 116-3 8-3 10-20 10-4 0-7 0-7 5 0 3 3 3 7 3 42 0 84 0 125 0 6 0 6 0 8-4 7-16 13-32 20-47z"><text:p/></draw:path><draw:path draw:style-name="gr180" draw:text-style-name="P67" svg:width="0.0213in" svg:height="0.0417in" svg:x="0.7055in" svg:y="0.05in" svg:viewBox="0 0 55 107" svg:d="M48 6c0-3-3-6-7-6s-9 5-9 9c0 5 3 7 6 7 5 0 10-4 10-10zM55 83c0-3-2-2-3-3-2 0-3 1-3 4-3 9-10 18-18 18-4 0-5-3-5-7 0-3 0-4 2-8 1-2 3-6 4-8 0-2 6-16 9-21 0-4 1-6 1-8 0-9-7-15-17-15-17 0-25 21-25 24s2 3 3 3c2 0 2-1 3-3 4-11 12-18 18-18 4 0 5 1 5 6 0 1 0 3-1 5-1 3-8 20-10 25-1 3-1 3-4 9 0 2-1 4-1 7 0 8 8 14 17 14 17 0 25-21 25-24z"><text:p/></draw:path><draw:path draw:style-name="gr180" draw:text-style-name="P67" svg:width="0.0587in" svg:height="0.0039in" svg:x="0.7484in" svg:y="0.0543in" svg:viewBox="0 0 150 11" svg:d="M141 11c4 0 9 0 9-6 0-5-5-5-9-5-44 0-88 0-132 0-4 0-9 0-9 5 0 6 5 6 9 6 44 0 88 0 132 0z"><text:p/></draw:path><draw:path draw:style-name="gr180" draw:text-style-name="P67" svg:width="0.0764in" svg:height="0.0591in" svg:x="0.8217in" svg:y="0.0189in" svg:viewBox="0 0 195 151" svg:d="M112 67c7-8 14-14 21-21 28-28 37-37 57-38 3 0 5 0 5-4 0-3-2-4-3-4-7 0-14 1-21 1-5 0-20-1-25-1-2 0-5 1-5 5 0 0 0 3 4 3 2 0 7 1 7 6 0 3-4 7-5 9-2 1-30 28-39 37-7-14-14-29-22-44-1 0-1-2-1-2 0-2 4-6 11-6 2 0 6 0 6-5-2-1-1-3-5-3s-10 1-14 1c-5 0-10 0-15 0-3 0-9 0-13 0-4-1-8-1-12-1-1 0-4 0-4 5 0 3 2 3 6 3 13 0 14 2 16 6 11 21 21 41 32 62-5 4-8 8-13 12-4 4-14 14-19 18-27 27-36 36-56 37-3 0-5 0-5 5 0 1 0 3 3 3 6 0 14-1 20-1 4 0 9 0 14 0 3 0 8 1 12 1 1 0 5 0 5-4s-3-4-5-4c-1 0-6-1-6-5s3-7 7-12c16-15 30-30 45-44 9 17 18 35 27 53 1 2 1 2 1 3s-3 4-11 5c-2 0-5 0-5 5 0 1 0 3 4 3s10-1 15-1c4 0 9 0 14 0 4 0 9 0 13 0s9 1 12 1c1 0 5 0 5-5 0-3-4-3-7-3-13 0-14-3-15-6-12-24-25-47-36-70z"><text:p/></draw:path><draw:path draw:style-name="gr180" draw:text-style-name="P67" svg:width="0.0217in" svg:height="0.0417in" svg:x="0.9043in" svg:y="0.05in" svg:viewBox="0 0 56 107" svg:d="M48 6c0-3-3-6-7-6s-9 5-9 9c0 5 3 7 7 7s9-4 9-10zM56 83c0-3-3-3-4-3-2 0-3 1-3 4-3 9-10 18-18 18-4 0-5-3-5-7 0-3 1-4 2-8 1-2 3-6 4-8 0-2 6-16 9-21 0-4 1-6 1-8 0-9-7-15-17-15-16 0-25 21-25 24s3 3 4 3 2-1 3-3c3-11 11-18 17-18 4 0 6 1 6 6 0 1 0 3-1 5-2 3-9 20-11 25-1 3-1 3-4 9 0 2-1 4-1 7 0 8 8 14 17 14 17 0 26-21 26-24z"><text:p/></draw:path><draw:path draw:style-name="gr180" draw:text-style-name="P67" svg:width="0.022in" svg:height="0.0866in" svg:x="0.9445in" svg:y="0.0138in" svg:viewBox="0 0 57 221" svg:d="M4 0c-1 0-4 0-4 2s0 2 2 3c19 18 40 48 40 105 0 46-14 81-38 103-4 4-4 4-4 5s0 3 3 3c2 0 23-15 37-43 10-18 17-42 17-68 0-31-9-79-53-110z"><text:p/></draw:path><draw:path draw:style-name="gr180" draw:text-style-name="P67" svg:width="0.0303in" svg:height="0.0409in" svg:x="0.9827in" svg:y="0in" svg:viewBox="0 0 78 105" svg:d="M78 75c-2 0-4 0-6 0-1 2-2 12-5 14-1 1-14 1-17 1-9 0-20 0-30 0 10-8 21-16 31-22 15-10 27-19 27-36 0-21-19-32-41-32s-37 13-37 28c0 8 7 10 9 10 5 0 9-4 9-10 0-5-4-9-9-9 5-7 14-12 24-12 16 0 29 9 29 25 0 13-10 23-22 33-12 11-26 21-38 33-2 1-2 1-2 3 0 1 0 3 0 4 24 0 49 0 74 0 2-10 2-20 4-30z"><text:p/></draw:path><draw:path draw:style-name="gr180" draw:text-style-name="P67" svg:width="0.437in" svg:height="0.0047in" svg:x="0.5882in" svg:y="0.1055in" svg:viewBox="0 0 1111 13" svg:d="M0 0c371 0 741 0 1111 0 0 5 0 8 0 13-370 0-740 0-1111 0 0-5 0-8 0-13z"><text:p/></draw:path><draw:path draw:style-name="gr180" draw:text-style-name="P67" svg:width="0.0665in" svg:height="0.0587in" svg:x="0.7567in" svg:y="0.1228in" svg:viewBox="0 0 170 150" svg:d="M159 99c2-3 1-3 2-4 0-1-1-3-3-3-1 0-2 0-3 1s-1 1-4 6c-14 32-25 43-61 43-13 0-25 0-38 0-7 0-7 0-7-2 0 0 0-1 1-4 4-20 10-40 14-59 8 0 17 0 26 0 17 0 19 2 19 9 0 3 0 7-1 10 0 2 0 2 0 3s0 3 3 3 4-1 5-5c3-16 8-32 11-48 1-3 1-2 1-3 0-3-2-4-3-4-3 0-4 1-5 6-4 18-12 20-30 20-8 0-16 0-23 0 5-18 8-35 13-53 1-6 2-7 11-7 12 0 25 0 36 0 29 0 36 6 36 26 0 6-1 12-1 14 0 1 1 3 4 3 4 0 4-2 4-6 1-13 3-25 4-38 1-7-1-7-6-7-41 0-81 0-122 0-4 0-7 0-7 5 0 3 3 3 7 3s5 0 9 1c4 0 5 0 5 3 0 2-1 3-1 4-10 39-19 78-29 116-3 8-3 10-20 10-4 0-6 0-6 6 0 2 2 2 6 2 42 0 84 0 125 0 6 0 6 0 8-3 7-16 13-33 20-48z"><text:p/></draw:path><draw:path draw:style-name="gr180" draw:text-style-name="P67" svg:width="0.0217in" svg:height="0.0417in" svg:x="0.8291in" svg:y="0.1528in" svg:viewBox="0 0 56 107" svg:d="M48 7c0-4-3-7-7-7s-9 5-9 10c0 4 3 6 6 6 5 0 10-4 10-9zM56 83c0-3-3-3-4-3-2 0-3 1-3 4-3 9-10 18-18 18-4 0-5-3-5-7 0-2 1-4 2-8 1-2 3-6 4-8 0-2 6-16 9-21 0-4 1-6 1-8 0-8-7-14-17-14-16 0-25 20-25 24 0 2 2 1 3 2 2 0 3-1 3-3 4-11 12-18 18-18 4 0 6 1 6 6 0 1 0 3-1 5-2 4-9 20-11 25-1 3-1 4-4 9 0 2-1 5-1 8 0 8 8 13 17 13 17 0 26-21 26-24z"><text:p/></draw:path></draw:g></draw:g></text:span><text:span text:style-name="T35"><text:s/>kritická hod. </text:span><text:span text:style-name="T35"><draw:g text:anchor-type="as-char" svg:y="-0.0555in" draw:z-index="93" draw:name="Shape106" draw:style-name="gr178"><svg:title>TexMaths</svg:title><svg:desc>9§inline§\gamma§svg§600§FALSE§</svg:desc><draw:g draw:style-name="gr2"><draw:path draw:style-name="gr179" draw:text-style-name="P66" svg:width="0.0539in" svg:height="0.0681in" svg:x="0.0047in" svg:y="0.0067in" svg:viewBox="0 0 138 174" svg:d="M70 174c-24 0-47 0-70 0 0-58 0-116 0-174 46 0 92 0 138 0 0 58 0 116 0 174-22 0-46 0-68 0z"><text:p/></draw:path><draw:path draw:style-name="gr180" draw:text-style-name="P67" svg:width="0.0646in" svg:height="0.0807in" svg:x="0.0004in" svg:y="0.0004in" svg:viewBox="0 0 165 206" svg:d="M7 59c13-36 47-37 51-37 47 0 50 56 50 81 0 17-1 23-4 29-6 24-16 60-16 69 0 2 2 5 5 5 4 0 5-7 9-19 7-27 11-44 12-54 1-4 1-8 2-13 10-30 30-77 43-101 3-4 6-11 6-12 0-3-2-3-3-3s-3 0-5 1c-16 31-29 62-41 94 0-10 0-33-13-64-6-20-19-35-41-35-39 0-62 48-62 58 0 3 4 3 6 3 0-1 1-2 1-2z"><text:p/></draw:path></draw:g></draw:g></text:span><text:span text:style-name="T35"><text:s/>je kvantilová funkce </text:span><text:span text:style-name="T35"><draw:g text:anchor-type="as-char" svg:y="-0.1035in" draw:z-index="94" draw:name="Shape107" draw:style-name="gr178"><svg:title>TexMaths</svg:title><svg:desc>9§inline§\chi^2§svg§600§FALSE§</svg:desc><draw:g draw:style-name="gr2"><draw:path draw:style-name="gr179" draw:text-style-name="P66" svg:width="0.1091in" svg:height="0.115in" svg:x="0.0031in" svg:y="0.0071in" svg:viewBox="0 0 278 293" svg:d="M139 293c-47 0-93 0-139 0 0-97 0-196 0-293 92 0 185 0 278 0 0 97 0 196 0 293-47 0-93 0-139 0z"><text:p/></draw:path><draw:path draw:style-name="gr180" draw:text-style-name="P67" svg:width="0.0697in" svg:height="0.0799in" svg:x="0.0004in" svg:y="0.048in" svg:viewBox="0 0 178 204" svg:d="M175 13c3-4 3-5 3-6 0-2-2-3-4-3s-3 1-5 3c-23 27-48 54-72 81-13-40-15-48-22-65-4-7-11-23-39-23-18 0-26 16-26 21 0 1 0 3 4 3 2 0 3-1 3-3 6-13 16-14 17-14 10 0 19 25 25 38 10 25 20 61 20 62s0 1-2 4c-25 27-49 54-73 80-4 4-4 5-4 6s2 3 4 3 4-2 5-3c24-27 48-54 72-81 10 34 15 45 22 63 5 9 11 25 40 25 18 0 25-16 25-21 0-2 0-4-3-4s-3 2-4 5c-3 8-11 13-16 13-17 0-38-76-46-100 26-28 51-56 76-84z"><text:p/></draw:path><draw:path draw:style-name="gr180" draw:text-style-name="P67" svg:width="0.0386in" svg:height="0.0575in" svg:x="0.0799in" svg:y="0.0004in" svg:viewBox="0 0 99 147" svg:d="M99 106c-3 0-6 0-9 0 0 6-2 18-5 21-2 1-19 1-22 1-13 0-27 0-40 0 22-21 30-27 44-37 16-13 32-27 32-48 0-27-24-43-53-43-27 0-46 20-46 40 0 11 10 12 12 12 5 0 12-3 12-11 0-5-1-12-13-12 6-16 22-21 32-21 22 0 34 17 34 35 0 19-14 35-21 43-18 17-35 34-53 52-3 3-3 3-3 9 31 0 61 0 91 0 2-14 5-27 8-41z"><text:p/></draw:path></draw:g></draw:g></text:span><text:span text:style-name="T35"><text:s/>rozdelení s k-1 stupni volnosti v bod</text:span><text:span text:style-name="T36">e </text:span><text:span text:style-name="T35">1 - </text:span><text:span text:style-name="T35"><draw:g text:anchor-type="as-char" svg:y="-0.0555in" draw:z-index="95" draw:name="Shape108" draw:style-name="gr178"><svg:title>TexMaths</svg:title><svg:desc>9§inline§\alpha§svg§600§FALSE§</svg:desc><draw:g draw:style-name="gr2"><draw:path draw:style-name="gr179" draw:text-style-name="P66" svg:width="0.0614in" svg:height="0.0425in" svg:x="0.002in" svg:y="0.0063in" svg:viewBox="0 0 157 109" svg:d="M0 0c52 0 105 0 157 0 0 36 0 73 0 109-52 0-105 0-157 0 0-36 0-73 0-109z"><text:p/></draw:path><draw:path draw:style-name="gr180" draw:text-style-name="P67" svg:width="0.0693in" svg:height="0.0551in" svg:x="0.0004in" svg:y="0in" svg:viewBox="0 0 177 141" svg:d="M137 65c0-50-29-65-51-65-44 0-86 45-86 88 0 29 19 53 51 53 20 0 43-7 66-26 5 16 15 26 29 26 17 0 26-17 26-22 0-2-2-3-4-3-1 0-2 1-3 3-6 15-17 15-18 15-10 0-10-24-10-32 0-7 0-7 4-10 29-37 24-49 36-73 0-1 0-4-4-4s-4 1-5 7c-6 19-16 44-31 61 0-7 0-12 0-18zM116 107c-27 23-51 27-64 27-19 0-29-14-29-34 0-16 9-48 19-64 15-23 32-29 43-29 30 0 30 41 30 65 0 11 0 30 1 35z"><text:p/></draw:path></draw:g></draw:g></text:span><text:span text:style-name="T35"><text:s/>, tj. <text:s/></text:span><text:span text:style-name="T35"><draw:g text:anchor-type="as-char" svg:y="-0.0929in" draw:z-index="96" draw:name="Shape109" draw:style-name="gr178"><svg:title>TexMaths</svg:title><svg:desc>9§inline§\gamma=Q(1-\alpha)§svg§600§FALSE§</svg:desc><draw:g draw:style-name="gr2"><draw:path draw:style-name="gr179" draw:text-style-name="P66" svg:width="0.7012in" svg:height="0.1106in" svg:x="0.0043in" svg:y="0.0067in" svg:viewBox="0 0 1782 282" svg:d="M892 282c-298 0-595 0-892 0 0-94 0-188 0-282 594 0 1188 0 1782 0 0 94 0 188 0 282-297 0-594 0-890 0z"><text:p/></draw:path><draw:path draw:style-name="gr180" draw:text-style-name="P67" svg:width="0.065in" svg:height="0.0811in" svg:x="0.0004in" svg:y="0.0382in" svg:viewBox="0 0 166 207" svg:d="M7 59c12-36 47-37 50-37 48 0 51 56 51 80 0 20-1 26-4 32-7 22-16 58-16 66 0 4 2 7 4 7 4 0 7-7 11-20 7-25 9-43 11-53 0-4 1-8 3-12 10-31 30-78 42-103 3-4 7-11 7-12 0-3-3-3-4-3s-3 0-4 1c-17 31-29 62-42 94 0-10-1-33-13-64-8-20-20-35-42-35-39 0-61 48-61 58 0 3 3 3 5 3 1-1 1-2 2-2z"><text:p/></draw:path><draw:path draw:style-name="gr180" draw:text-style-name="P67" svg:width="0.0823in" svg:height="0.0291in" svg:x="0.111in" svg:y="0.0472in" svg:viewBox="0 0 210 75" svg:d="M200 13c4 0 10 0 10-7 0-6-6-6-10-6-63 0-127 0-190 0-4 0-10 0-10 6 0 7 6 7 11 7 63 0 126 0 189 0zM200 75c4 0 10 0 10-7s-6-7-10-7c-63 0-126 0-189 0-5 0-11 0-11 7s6 7 10 7c63 0 127 0 190 0z"><text:p/></draw:path><draw:path draw:style-name="gr180" draw:text-style-name="P67" svg:width="0.0858in" svg:height="0.1106in" svg:x="0.2413in" svg:y="0.0055in" svg:viewBox="0 0 219 282" svg:d="M123 219c49-19 96-73 96-134 0-51-34-85-81-85-69 0-138 72-138 145 0 51 36 83 81 83 8 0 19-1 31-4-1 19-1 20-1 24 0 10 0 34 26 34 38 0 53-57 53-61 0-2-3-3-4-3-2 0-2 1-3 4-8 22-26 30-37 30-15 0-20-8-23-33zM63 217c-24-10-35-35-35-62 0-22 8-67 32-100s53-47 76-47c31 0 55 24 55 67 0 31-16 104-70 134-1-11-4-35-27-35-17 0-33 17-33 33 0 6 1 7 2 10zM83 220c-5 0-15 0-15-13s12-25 26-25c13 0 19 7 19 27 0 4-1 4-3 6-8 3-18 5-27 5z"><text:p/></draw:path><draw:path draw:style-name="gr180" draw:text-style-name="P67" svg:width="0.0287in" svg:height="0.1236in" svg:x="0.3461in" svg:y="0in" svg:viewBox="0 0 74 315" svg:d="M74 311c0-1 0-1-6-6-39-41-49-100-49-148 0-55 12-109 50-148 5-5 5-5 5-5 0-3-1-4-4-4s-31 22-49 62c-17 34-21 69-21 95 0 25 4 62 22 98 18 39 45 60 48 60s4-1 4-4z"><text:p/></draw:path><draw:path draw:style-name="gr180" draw:text-style-name="P67" svg:width="0.0402in" svg:height="0.0819in" svg:x="0.3929in" svg:y="0.0106in" svg:viewBox="0 0 103 209" svg:d="M65 8c0-8 0-8-8-8-19 20-47 20-57 20 0 3 0 6 0 10 6 0 24 0 41-8 0 54 0 107 0 161 0 12-1 16-29 16-4 0-7 0-10 0 0 3 0 7 0 10 11-1 38-1 51-1s40 0 50 1c0-3 0-7 0-10-3 0-6 0-9 0-28 0-29-4-29-16 0-58 0-116 0-175z"><text:p/></draw:path><draw:path draw:style-name="gr180" draw:text-style-name="P67" svg:width="0.0756in" svg:height="0.0047in" svg:x="0.4819in" svg:y="0.0598in" svg:viewBox="0 0 193 13" svg:d="M182 13c5 0 11 0 11-7 0-6-6-6-11-6-57 0-115 0-171 0-6 0-11 0-11 6 0 7 5 7 11 7 56 0 114 0 171 0z"><text:p/></draw:path><draw:path draw:style-name="gr180" draw:text-style-name="P67" svg:width="0.0693in" svg:height="0.0559in" svg:x="0.6016in" svg:y="0.0382in" svg:viewBox="0 0 177 143" svg:d="M138 65c0-50-30-65-53-65-44 0-85 45-85 90 0 29 19 53 51 53 20 0 43-7 67-26 3 16 14 26 29 26 16 0 26-17 26-23 0-1-2-2-4-2-3 0-3 1-4 2-6 16-12 10-17 16-10 0-10-25-10-32s0-8 2-11c30-37 25-50 37-74 0-1-1-4-4-4s-3 1-5 7c-5 20-16 44-30 63 0-8 0-14 0-20zM116 108c-28 24-52 28-65 28-19 0-28-14-28-34 0-16 8-50 18-66 16-23 32-29 44-29 31 0 31 42 31 66 0 12 0 29 0 35z"><text:p/></draw:path><draw:path draw:style-name="gr180" draw:text-style-name="P67" svg:width="0.0287in" svg:height="0.1236in" svg:x="0.6831in" svg:y="0in" svg:viewBox="0 0 74 315" svg:d="M74 157c0-24-4-62-21-98-19-38-47-59-49-59s-4 2-4 4l6 7c31 30 49 81 49 146 0 53-12 109-51 149-4 4-4 4-4 5 0 2 2 4 4 4s31-22 50-62c16-35 20-70 20-96z"><text:p/></draw:path></draw:g></draw:g></text:span><text:span text:style-name="T35">, kde Q je kvant. funkce pro </text:span><text:span text:style-name="T35"><draw:g text:anchor-type="as-char" svg:y="-0.0953in" draw:z-index="97" draw:name="Shape110" draw:style-name="gr178"><svg:title>TexMaths</svg:title><svg:desc>9§inline§\chi^2_{k-1}§svg§600§FALSE§</svg:desc><draw:g draw:style-name="gr2"><draw:path draw:style-name="gr179" draw:text-style-name="P66" svg:width="0.239in" svg:height="0.1256in" svg:x="0.0031in" svg:y="0.0063in" svg:viewBox="0 0 608 320" svg:d="M304 320c-102 0-203 0-304 0 0-107 0-214 0-320 203 0 405 0 608 0 0 106 0 213 0 320-101 0-203 0-304 0z"><text:p/></draw:path><draw:path draw:style-name="gr180" draw:text-style-name="P67" svg:width="0.0701in" svg:height="0.0799in" svg:x="0.0004in" svg:y="0.0476in" svg:viewBox="0 0 179 204" svg:d="M175 13c4-4 4-5 4-6 0-2-2-3-4-3-3 0-4 1-6 3-24 27-48 54-72 81-13-40-15-48-22-65-4-7-11-23-39-23-18 0-26 17-26 21 0 1 0 3 4 3 2 0 3-1 3-3 6-13 15-14 17-14 10 0 19 25 25 38 10 25 20 61 20 62s0 1-2 4c-25 27-49 54-73 80-4 3-4 4-4 5 0 2 2 4 4 4s4-2 5-4c24-26 48-53 72-80 11 33 15 45 22 63 4 9 11 25 39 25 18 0 27-16 27-20 0-2-1-4-4-4-4 0-3 2-5 5-2 7-9 11-16 11-16 0-38-75-45-99 25-29 51-56 76-84z"><text:p/></draw:path><draw:path draw:style-name="gr180" draw:text-style-name="P67" svg:width="0.0382in" svg:height="0.0575in" svg:x="0.0799in" svg:y="0in" svg:viewBox="0 0 98 147" svg:d="M98 106c-2 0-4 0-7 0-1 6-4 18-6 21-2 1-19 1-22 1-13 0-27 0-40 0 23-21 30-26 44-37 16-13 31-27 31-48 0-27-23-43-51-43s-47 20-47 40c0 11 10 12 12 12 5 0 11-3 11-11 0-5 0-12-12-12 7-16 21-21 32-21 22 0 34 17 34 35 0 19-14 34-21 43-18 17-35 34-53 52-3 2-3 2-3 9 31 0 61 0 92 0 2-14 4-27 6-41z"><text:p/></draw:path><draw:path draw:style-name="gr180" draw:text-style-name="P67" svg:width="0.0425in" svg:height="0.061in" svg:x="0.0811in" svg:y="0.0772in" svg:viewBox="0 0 109 156" svg:d="M53 7c0-1 1-2 1-3 0-2-1-4-4-4-4 0-22 2-28 3-2 0-5 0-5 4s3 4 6 4c10 0 10 1 10 3 0 1 0 3-1 5-9 41-20 83-30 125-2 4-2 4-2 5 0 3 3 7 8 7 6 0 9-5 10-9 0-1 10-41 11-43 15 1 28 6 28 18 0 0 0 2 0 4-1 4-1 5-1 7 0 16 13 23 23 23 22 0 28-34 28-34 0-3-2-3-3-3-3 0-3 1-5 5-3 10-8 25-19 25-6 0-8-5-8-11 0-4 0-4 2-10 0-1 1-5 1-6 0-20-27-24-36-24 6-4 14-12 18-15 12-10 22-21 35-21 3 0 5 1 7 3-9 2-12 9-12 12 0 5 5 9 9 9 7 0 13-5 13-15 0-7-5-15-17-15-13 0-23 9-35 20-9 9-16 15-26 19 7-30 15-59 22-88z"><text:p/></draw:path><draw:path draw:style-name="gr180" draw:text-style-name="P67" svg:width="0.0587in" svg:height="0.0039in" svg:x="0.139in" svg:y="0.1134in" svg:viewBox="0 0 150 11" svg:d="M141 11c3 0 9 0 9-6 0-5-6-5-9-5-45 0-89 0-133 0-3 0-8 0-8 5 0 6 5 6 8 6 44 0 88 0 133 0z"><text:p/></draw:path><draw:path draw:style-name="gr180" draw:text-style-name="P67" svg:width="0.0315in" svg:height="0.0571in" svg:x="0.2165in" svg:y="0.0799in" svg:viewBox="0 0 81 146" svg:d="M50 5c0-5 0-5-7-5-13 14-34 14-43 14 0 2 0 5 0 8 5 0 20 0 32-7 0 38 0 75 0 113 0 7 0 11-22 11-3 0-5 0-8 0 0 1 0 4 0 7 3 0 31-1 39-1 7 0 35 1 40 1 0-3 0-6 0-7-3 0-6 0-9 0-22 0-22-4-22-11 0-42 0-82 0-123z"><text:p/></draw:path></draw:g></draw:g></text:span><text:span text:style-name="T35">. </text:span><text:span text:style-name="T37">H0</text:span><text:span text:style-name="T35"> zamítneme, pokud </text:span><text:span text:style-name="T35"><draw:g text:anchor-type="as-char" svg:y="-0.0854in" draw:z-index="98" draw:name="Shape111" draw:style-name="gr178"><svg:title>TexMaths</svg:title><svg:desc>9§inline§T&gt; \gamma§svg§600§FALSE§</svg:desc><draw:g draw:style-name="gr2"><draw:path draw:style-name="gr179" draw:text-style-name="P66" svg:width="0.3102in" svg:height="0.0972in" svg:x="0.0035in" svg:y="0.0071in" svg:viewBox="0 0 789 248" svg:d="M394 248c-131 0-263 0-394 0 0-83 0-165 0-248 263 0 526 0 789 0 0 83 0 165 0 248-132 0-263 0-395 0z"><text:p/></draw:path><draw:path draw:style-name="gr180" draw:text-style-name="P67" svg:width="0.0839in" svg:height="0.0831in" svg:x="0.0004in" svg:y="0.0004in" svg:viewBox="0 0 214 212" svg:d="M127 22c3-9 4-10 7-11s14-1 20-1c32 0 47 1 47 26 0 4-2 17-3 25-1 1-1 5-1 5 0 3 1 5 4 5s3-3 4-7c3-18 6-37 9-55 0-1 0-5 0-5 0-4-2-4-8-4-58 0-117 0-175 0-8 0-8 1-10 6-7 19-13 37-19 56-1 1-2 4-2 5 0 2 1 4 4 4 2 0 3-2 5-6 17-50 25-55 72-55 5 0 8 0 13 0 8 0 8 1 8 3s-1 7-1 8c-15 55-28 111-42 167-3 11-4 15-38 15-11 0-14 0-14 5 0 4 4 4 6 4 9 0 18 0 26 0 9 0 18-1 27-1s18 1 26 1c9 0 19 0 28 0 2 0 6 0 6-6 0-3-2-3-11-3-7 0-11 0-20-1s-11-2-11-7c0-2 0-2 1-6 14-55 28-111 42-167z"><text:p/></draw:path><draw:path draw:style-name="gr180" draw:text-style-name="P67" svg:width="0.0756in" svg:height="0.0709in" svg:x="0.1323in" svg:y="0.0173in" svg:viewBox="0 0 193 181" svg:d="M187 99c3-2 6-4 6-7 0-4-3-6-6-8-58-27-117-54-175-81-4-3-5-3-6-3-3 0-6 3-6 6s2 5 5 7c56 27 111 53 167 79-56 26-111 52-167 77-3 2-5 3-5 6 0 4 3 6 6 6 1 0 2 0 6-1 58-27 117-54 175-81z"><text:p/></draw:path><draw:path draw:style-name="gr180" draw:text-style-name="P67" svg:width="0.0654in" svg:height="0.0807in" svg:x="0.2551in" svg:y="0.0299in" svg:viewBox="0 0 167 206" svg:d="M8 58c12-36 47-36 50-36 47 0 51 55 51 80 0 19-2 25-4 31-7 22-16 58-16 66 0 4 2 7 4 7 4 0 7-8 11-19 7-27 9-44 11-54 0-4 1-8 2-12 11-31 31-78 43-103 3-4 7-11 7-12 0-3-3-2-4-3-1 0-4 0-5 2-16 30-28 61-41 94 0-10-1-34-13-65-8-19-20-34-42-34-39 0-62 48-62 57 0 3 4 3 6 3 1-1 1-2 2-2z"><text:p/></draw:path></draw:g></draw:g></text:span><text:span text:style-name="T35"><text:s/>. Pri takové volbe je pravdepodobnost chyby prvního druhu približne rovna </text:span><text:span text:style-name="T35"><draw:g text:anchor-type="as-char" svg:y="-0.0555in" draw:z-index="99" draw:name="Shape112" draw:style-name="gr178"><svg:title>TexMaths</svg:title><svg:desc>9§inline§\alpha§svg§600§FALSE§</svg:desc><draw:g draw:style-name="gr2"><draw:path draw:style-name="gr179" draw:text-style-name="P66" svg:width="0.0614in" svg:height="0.0425in" svg:x="0.002in" svg:y="0.0063in" svg:viewBox="0 0 157 109" svg:d="M0 0c52 0 105 0 157 0 0 36 0 73 0 109-52 0-105 0-157 0 0-36 0-73 0-109z"><text:p/></draw:path><draw:path draw:style-name="gr180" draw:text-style-name="P67" svg:width="0.0693in" svg:height="0.0551in" svg:x="0.0004in" svg:y="0in" svg:viewBox="0 0 177 141" svg:d="M137 65c0-50-29-65-51-65-44 0-86 45-86 88 0 29 19 53 51 53 20 0 43-7 66-26 5 16 15 26 29 26 17 0 26-17 26-22 0-2-2-3-4-3-1 0-2 1-3 3-6 15-17 15-18 15-10 0-10-24-10-32 0-7 0-7 4-10 29-37 24-49 36-73 0-1 0-4-4-4s-4 1-5 7c-6 19-16 44-31 61 0-7 0-12 0-18zM116 107c-27 23-51 27-64 27-19 0-29-14-29-34 0-16 9-48 19-64 15-23 32-29 43-29 30 0 30 41 30 65 0 11 0 30 1 35z"><text:p/></draw:path></draw:g></draw:g></text:span><text:span text:style-name="T35">.</text:span></text:p>
      <text:p text:style-name="P56"><text:span text:style-name="T35">-jak generovat náhodnou veličinu s danou dist. fci: </text:span><text:span text:style-name="T58">Inverse transformation</text:span><text:span text:style-name="T39">:</text:span><text:span text:style-name="T35"> Necht F je funkce „typu distribucní funkce“: neklesající zprava spojitá funkce s </text:span><text:span text:style-name="T40"><draw:g text:anchor-type="as-char" svg:y="-0.0929in" draw:z-index="100" draw:name="Shape113" draw:style-name="gr178"><svg:title>TexMaths</svg:title><svg:desc>9§inline§\lim_{x\to-\infty} F(x) = 0\ a\ \lim_{x\to\infty} F(x) = 1§svg§600§FALSE§</svg:desc><draw:g draw:style-name="gr2"><draw:path draw:style-name="gr179" draw:text-style-name="P66" svg:width="2.1217in" svg:height="0.1102in" svg:x="0.0028in" svg:y="0.0063in" svg:viewBox="0 0 5390 281" svg:d="M0 0c1797 0 3593 0 5390 0 0 93 0 188 0 281-1797 0-3593 0-5390 0 0-93 0-188 0-281z"><text:p/></draw:path><draw:path draw:style-name="gr180" draw:text-style-name="P67" svg:width="0.0272in" svg:height="0.0854in" svg:x="0.0004in" svg:y="0.0075in" svg:viewBox="0 0 70 218" svg:d="M45 0c-15 1-30 2-45 3 0 3 0 6 0 10 22 0 24 2 24 18 0 54 0 108 0 162 0 15-3 15-24 15 0 3 0 7 0 10 10-1 27-2 35-2 7 0 24 1 35 2 0-3 0-7 0-10-21 0-25 0-25-15 0-64 0-128 0-193z"><text:p/></draw:path><draw:path draw:style-name="gr180" draw:text-style-name="P67" svg:width="0.0264in" svg:height="0.0823in" svg:x="0.035in" svg:y="0.0102in" svg:viewBox="0 0 68 210" svg:d="M46 72c-14 1-30 2-44 4 0 2 0 6 0 9 20 0 23 2 23 17 0 28 0 56 0 84 0 14-3 14-25 14 0 4 0 8 0 10 10-1 27-1 35-1 11 0 22 0 33 1 0-2 0-6 0-10-21 0-22-1-22-14 0-38 0-76 0-114zM47 17c0-10-8-17-16-17-10 0-17 9-17 17s7 16 17 16c8 0 16-6 16-16z"><text:p/></draw:path><draw:path draw:style-name="gr180" draw:text-style-name="P67" svg:width="0.0972in" svg:height="0.0543in" svg:x="0.0693in" svg:y="0.0382in" svg:viewBox="0 0 248 139" svg:d="M25 31c0 27 0 55 0 84 0 14-3 14-25 14 0 3 0 7 0 10 12-1 28-1 36-1s25 0 36 1c0-3 0-7 0-10-22 0-25 0-25-14 0-20 0-39 0-58 0-33 22-51 43-51 20 0 23 17 23 35 0 25 0 49 0 74 0 14-3 14-25 14 0 3 0 7 0 10 11-1 27-1 36-1 8 0 25 0 35 1 0-3 0-7 0-10-20 0-24 0-24-14 0-20 0-39 0-58 0-33 23-51 42-51 20 0 24 17 24 35 0 25 0 49 0 74 0 14-4 14-25 14 0 3 0 7 0 10 11-1 27-1 36-1s25 0 36 1c0-3 0-7 0-10-17 0-25 0-25-9 0-21 0-41 0-61 0-27 0-37-10-47-4-6-15-12-33-12-27 0-40 19-46 31-4-27-28-31-42-31-24 0-38 13-47 33 0-11 0-22 0-33-15 1-30 3-45 4 0 3 0 6 0 9 23 0 25 2 25 18z"><text:p/></draw:path><draw:path draw:style-name="gr180" draw:text-style-name="P67" svg:width="0.0461in" svg:height="0.0386in" svg:x="0.1736in" svg:y="0.0728in" svg:viewBox="0 0 118 99" svg:d="M44 74c-2 7-9 19-21 19 0 0-7 0-11-3 9-3 10-11 10-12 0-5-4-8-9-8-7 0-13 5-13 14 0 10 13 15 23 15s19-6 25-15c5 11 18 15 27 15 25 0 38-27 38-33 0-3-2-3-3-3-4 0-4 1-5 4-4 15-18 26-29 26-9 0-14-6-14-14 0-6 5-26 11-50 4-17 14-23 22-23 0 0 8 0 12 3-7 2-10 8-10 13 0 4 4 8 9 8s12-5 12-14c0-12-14-16-23-16-10 0-19 7-25 15-3-9-13-15-26-15-25 0-39 27-39 33 0 4 3 4 4 4 3 0 3-1 4-5 6-17 19-26 30-26 7 0 14 4 14 15 0 4-3 15-5 22-2 10-5 20-8 31z"><text:p/></draw:path><draw:path draw:style-name="gr180" draw:text-style-name="P67" svg:width="0.0854in" svg:height="0.0453in" svg:x="0.2323in" svg:y="0.0665in" svg:viewBox="0 0 218 116" svg:d="M187 64c-28 20-31 48-31 49 0 3 2 3 4 3 5 0 6 0 7-4 0-5 4-19 16-31 12-14 24-17 33-20 1-1 2-2 2-3 0-2-1-2-4-3-32-10-43-33-47-52-1-3-4-3-7-3s-4 0-4 4c4 9 2 15 12 30 6 7 12 14 19 19-59 0-119 0-178 0-4 0-9 0-9 5 0 6 5 6 9 6 59 0 119 0 178 0z"><text:p/></draw:path><draw:path draw:style-name="gr180" draw:text-style-name="P67" svg:width="0.0583in" svg:height="0.0039in" svg:x="0.3343in" svg:y="0.0874in" svg:viewBox="0 0 149 11" svg:d="M141 11c4 0 8 0 8-6 0-5-4-5-8-5-44 0-88 0-132 0-4 0-9 0-9 5 0 6 5 6 9 6 44 0 88 0 132 0z"><text:p/></draw:path><draw:path draw:style-name="gr180" draw:text-style-name="P67" svg:width="0.0854in" svg:height="0.0386in" svg:x="0.4094in" svg:y="0.0728in" svg:viewBox="0 0 218 99" svg:d="M111 37c-12-14-16-17-24-24-13-9-28-13-39-13-28 0-48 23-48 49 0 27 19 50 47 50 30 0 52-24 60-36 12 13 15 17 24 23 13 9 27 13 40 13 27 0 47-23 47-50 0-26-19-49-47-49-31 0-52 25-60 37zM118 45c9-14 29-37 56-37 22 0 38 20 38 41s-18 38-37 38c-21 0-35-17-57-42zM100 54c-9 14-28 37-55 37-22 0-39-21-39-42s17-37 38-37 35 17 56 42z"><text:p/></draw:path><draw:path draw:style-name="gr180" draw:text-style-name="P67" svg:width="0.0878in" svg:height="0.0839in" svg:x="0.5339in" svg:y="0.0083in" svg:viewBox="0 0 224 214" svg:d="M84 112c10 0 20 0 30 0 24 0 26 5 26 14 0 3 0 6-1 16-1 1-1 2-1 3 0 2 2 4 3 4 3 0 3-1 5-7 6-23 12-46 18-68 1-3 1-4 1-5s-2-3-5-3-2 1-4 6c-7 25-14 30-41 30-10 0-19 0-29 0 7-26 14-53 20-80 3-10 4-12 17-12 15 0 28 0 43 0 38 0 46 11 46 35 0 7 0 8-1 17-1 4-1 5-1 5 0 2 1 4 3 4 4 0 5-2 5-8 2-18 4-36 6-54 1-9 0-9-8-9-51 0-103 0-155 0-6 0-10 0-10 6 0 4 3 4 9 4 12 0 21 0 21 6 0 1 0 2-2 7-13 55-28 111-41 166-4 12-5 15-29 15-5 0-9 0-9 5s4 5 5 5c9 0 32-2 42-2s36 2 47 2c2 0 6 0 6-6 0-3-1-2-2-4-1 0-2 0-9 0-6 0-8 0-16-1-9-1-10-3-10-6 0-1 0-3 1-7 6-26 13-52 20-78z"><text:p/></draw:path><draw:path draw:style-name="gr180" draw:text-style-name="P67" svg:width="0.0287in" svg:height="0.1232in" svg:x="0.639in" svg:y="0in" svg:viewBox="0 0 74 314" svg:d="M74 310c0-1 0-1-6-6-39-40-50-99-50-147 0-55 13-109 51-149 5-4 5-4 5-5 0-2-2-3-4-3s-31 22-50 61c-16 35-20 70-20 96 0 24 4 62 21 97 19 39 47 60 49 60s4-1 4-4z"><text:p/></draw:path><draw:path draw:style-name="gr180" draw:text-style-name="P67" svg:width="0.0618in" svg:height="0.0555in" svg:x="0.6783in" svg:y="0.0382in" svg:viewBox="0 0 158 142" svg:d="M96 44c2-8 10-38 32-38 2 0 9 0 16 5-9 2-15 10-15 17 0 5 3 11 11 11s18-6 18-18c0-17-19-21-30-21-18 0-29 16-33 23-8-20-25-23-34-23-33 0-51 40-51 49 0 2 3 1 4 2 2 0 3-1 4-3 11-34 32-42 42-42 7 0 17 4 17 22 0 10-5 30-17 74-5 20-16 34-29 34-3 0-10 0-17-5 9-2 16-8 16-17 0-8-7-11-12-11-10 0-18 8-18 18 0 15 16 21 30 21 20 0 32-22 33-23 4 11 15 23 34 23 33 0 51-40 51-49 0-2-3-2-4-2-3 0-4 1-4 3-10 34-32 42-42 42-12 0-18-11-18-21 0-7 3-14 6-28s7-29 10-43z"><text:p/></draw:path><draw:path draw:style-name="gr180" draw:text-style-name="P67" svg:width="0.0283in" svg:height="0.1232in" svg:x="0.7531in" svg:y="0in" svg:viewBox="0 0 73 314" svg:d="M73 157c0-24-3-63-21-98-19-38-46-59-49-59-2 0-3 1-3 3 0 1 0 1 6 8 31 30 49 81 49 146 0 53-12 108-51 149-4 3-4 3-4 4 0 3 1 4 3 4 3 0 32-22 50-61 16-35 20-71 20-96z"><text:p/></draw:path><draw:path draw:style-name="gr180" draw:text-style-name="P67" svg:width="0.0823in" svg:height="0.0287in" svg:x="0.8362in" svg:y="0.0472in" svg:viewBox="0 0 210 74" svg:d="M200 13c4 0 10 0 10-7 0-6-6-6-10-6-63 0-127 0-190 0-5 0-10 0-10 6 0 7 5 7 11 7 63 0 126 0 189 0zM200 74c4 0 10 0 10-7 0-6-6-6-10-6-63 0-126 0-189 0-6 0-11 0-11 6 0 7 5 7 10 7 63 0 127 0 190 0z"><text:p/></draw:path><draw:path draw:style-name="gr180" draw:text-style-name="P67" svg:width="0.052in" svg:height="0.0846in" svg:x="0.9657in" svg:y="0.0102in" svg:viewBox="0 0 133 216" svg:d="M133 109c0-25-2-51-12-73-16-31-41-36-54-36-19 0-43 8-55 38-10 21-12 46-12 71 0 24 1 51 14 75 14 25 36 32 53 32s40-7 55-36c9-23 11-46 11-71zM67 209c-13 0-32-8-37-38-4-18-4-47-4-66 0-20 0-40 3-57 5-38 30-41 38-41 10 0 30 6 37 37 3 18 3 41 3 61 0 24 0 45-3 65-6 30-24 39-37 39z"><text:p/></draw:path><draw:path draw:style-name="gr180" draw:text-style-name="P67" svg:width="0.0567in" svg:height="0.0555in" svg:x="1.0689in" svg:y="0.0382in" svg:viewBox="0 0 145 142" svg:d="M105 20c-5-12-15-20-28-20-37 0-77 46-77 92 0 29 17 50 42 50 7 0 22-1 41-23 3 13 13 23 29 23 11 0 19-7 23-17 5-12 10-31 10-32 0-2-3-2-4-2-3 0-3 1-4 5-6 21-12 40-24 40-9 0-9-8-9-15s0-10 3-23c4-13 5-17 7-29 4-15 8-29 11-44 3-9 3-9 3-11 0-5-4-8-9-8-8 0-13 7-14 14zM85 102c-2 5-2 6-7 11-13 17-27 23-36 23-15 0-19-18-19-30 0-16 9-55 17-69 10-19 24-31 37-31 20 0 25 26 25 28s-1 4-1 6c-6 20-11 41-16 62z"><text:p/></draw:path><draw:path draw:style-name="gr180" draw:text-style-name="P67" svg:width="0.0272in" svg:height="0.0854in" svg:x="1.1965in" svg:y="0.0075in" svg:viewBox="0 0 70 218" svg:d="M46 0c-15 1-31 2-46 3 0 3 0 6 0 10 23 0 24 2 24 18 0 54 0 108 0 162 0 15-3 15-24 15 0 3 0 7 0 10 11-1 27-2 35-2s24 1 35 2c0-3 0-7 0-10-21 0-24 0-24-15 0-64 0-128 0-193z"><text:p/></draw:path><draw:path draw:style-name="gr180" draw:text-style-name="P67" svg:width="0.0264in" svg:height="0.0823in" svg:x="1.2311in" svg:y="0.0102in" svg:viewBox="0 0 68 210" svg:d="M45 72c-14 1-30 2-44 4 0 2 0 6 0 9 21 0 23 2 23 17 0 28 0 56 0 84 0 14-3 14-24 14 0 4 0 8 0 10 10-1 27-1 34-1 12 0 23 0 34 1 0-2 0-6 0-10-21 0-23-1-23-14 0-38 0-76 0-114zM47 17c0-10-8-17-17-17-10 0-17 9-17 17s7 16 17 16c9 0 17-6 17-16z"><text:p/></draw:path><draw:path draw:style-name="gr180" draw:text-style-name="P67" svg:width="0.0969in" svg:height="0.0543in" svg:x="1.2654in" svg:y="0.0382in" svg:viewBox="0 0 247 139" svg:d="M24 31c0 27 0 55 0 84 0 14-3 14-24 14 0 3 0 7 0 10 11-1 27-1 36-1 8 0 24 0 35 1 0-3 0-7 0-10-21 0-25 0-25-14 0-20 0-39 0-58 0-33 22-51 43-51 20 0 24 17 24 35 0 25 0 49 0 74 0 14-4 14-25 14 0 3 0 7 0 10 11-1 27-1 35-1s26 0 36 1c0-3 0-7 0-10-21 0-25 0-25-14 0-20 0-39 0-58 0-33 23-51 43-51s24 17 24 35c0 25 0 49 0 74 0 14-4 14-25 14 0 3 0 7 0 10 11-1 27-1 36-1 8 0 24 0 35 1 0-3 0-7 0-10-17 0-25 0-25-9 0-21 0-41 0-61 0-27 0-37-10-47-4-6-15-12-33-12-26 0-40 19-46 31-4-27-28-31-42-31-23 0-38 13-47 33 0-11 0-22 0-33-14 1-30 3-44 4 0 3 0 6 0 9 22 0 24 2 24 18z"><text:p/></draw:path><draw:path draw:style-name="gr180" draw:text-style-name="P67" svg:width="0.0465in" svg:height="0.0386in" svg:x="1.3693in" svg:y="0.0728in" svg:viewBox="0 0 119 99" svg:d="M45 74c-3 7-10 19-21 19-1 0-8 0-12-3 9-3 10-11 10-12 0-5-4-8-9-8-7 0-13 5-13 14 0 10 13 15 23 15s19-6 26-15c5 11 17 15 26 15 25 0 38-27 38-33 0-3-2-3-3-3-3 0-3 1-4 4-5 15-18 26-30 26-9 0-14-6-14-14 0-6 6-26 12-50 4-17 14-23 21-23 4 1 8 0 12 3-7 2-10 8-10 13 0 4 4 8 9 8 6 0 13-5 13-14 0-12-15-16-24-16-10 0-19 7-24 15-4-9-14-15-27-15-24 0-39 27-39 33 0 4 3 4 4 4 3 0 4-1 5-5 5-17 18-26 29-26 8 0 14 4 14 15 0 4-3 15-5 22-2 10-4 20-7 31z"><text:p/></draw:path><draw:path draw:style-name="gr180" draw:text-style-name="P67" svg:width="0.0854in" svg:height="0.0453in" svg:x="1.4283in" svg:y="0.0665in" svg:viewBox="0 0 218 116" svg:d="M186 64c-28 20-31 48-31 49 0 3 2 3 5 3 4 0 5 0 6-4 1-5 5-19 16-31 13-14 24-17 33-20 2-1 3-2 3-3 0-2-2-2-5-3-31-10-43-33-47-52-1-3-3-3-6-3s-5 0-5 4c4 9 2 15 12 30 6 7 12 14 19 19-59 0-118 0-177 0-4 0-9 0-9 5 0 6 5 6 9 6 59 0 118 0 177 0z"><text:p/></draw:path><draw:path draw:style-name="gr180" draw:text-style-name="P67" svg:width="0.0854in" svg:height="0.0386in" svg:x="1.5276in" svg:y="0.0728in" svg:viewBox="0 0 218 99" svg:d="M111 37c-12-14-16-17-24-24-13-9-28-13-39-13-28 0-48 23-48 49 0 27 19 50 47 50 30 0 52-24 60-36 12 13 15 17 24 23 13 9 27 13 39 13 28 0 48-23 48-50 0-26-19-49-47-49-31 0-52 25-60 37zM118 45c9-14 28-37 55-37 23 0 39 20 39 41s-18 38-38 38c-21 0-34-17-56-42zM100 54c-9 14-28 37-55 37-23 0-39-21-39-42s17-37 38-37c20 0 34 17 56 42z"><text:p/></draw:path><draw:path draw:style-name="gr180" draw:text-style-name="P67" svg:width="0.0878in" svg:height="0.0839in" svg:x="1.652in" svg:y="0.0083in" svg:viewBox="0 0 224 214" svg:d="M84 112c10 0 20 0 30 0 24 0 26 5 26 14 0 3 0 6-1 16-1 1-1 2-2 3 0 2 3 4 4 4 3 0 3-1 5-7 5-23 12-46 17-68 1-3 1-4 1-5s-1-3-4-3-3 1-4 6c-7 25-15 30-41 30-10 0-19 0-29 0 7-26 14-53 20-80 3-10 4-12 17-12 14 0 28 0 42 0 39 0 47 11 47 35 0 7 0 8-1 17-1 4-1 5-1 5 0 2 1 4 3 4 4 0 4-2 5-8 2-18 4-36 6-54 1-9-1-9-8-9-52 0-103 0-156 0-6 0-9 0-9 6 0 4 3 4 9 4 12 0 21 0 21 6 0 1 0 2-2 7-14 55-28 111-42 166-3 12-4 15-29 15-5 0-8 0-8 5s4 5 5 5c9 0 32-2 41-2 11 0 37 2 48 2 2 0 6 0 6-6 0-3-1-2-2-4-1 0-2 0-9 0s-8 0-16-1c-9-1-10-3-10-6 0-1 0-3 1-7 6-26 13-52 20-78z"><text:p/></draw:path><draw:path draw:style-name="gr180" draw:text-style-name="P67" svg:width="0.0283in" svg:height="0.1232in" svg:x="1.7571in" svg:y="0in" svg:viewBox="0 0 73 314" svg:d="M73 310c0-1 0-1-5-6-40-40-50-99-50-147 0-55 13-109 51-149 4-4 4-4 4-5 0-2-1-3-3-3-3 0-31 22-50 61-16 35-20 70-20 96 0 24 4 62 21 97 19 39 46 60 49 60 2 0 3-1 3-4z"><text:p/></draw:path><draw:path draw:style-name="gr180" draw:text-style-name="P67" svg:width="0.0618in" svg:height="0.0555in" svg:x="1.7969in" svg:y="0.0382in" svg:viewBox="0 0 158 142" svg:d="M96 44c2-8 9-38 32-38 2 0 9 0 15 5-8 2-14 10-14 17 0 5 2 11 11 11 8 0 18-6 18-18 0-17-19-21-30-21-18 0-29 16-33 23-8-20-25-23-35-23-32 0-50 40-50 49 0 2 3 2 4 2 2 0 3-1 4-3 11-34 32-42 42-42 6 0 17 4 17 22 0 10-5 30-17 74-5 20-16 34-30 34-2 0-9 0-16-5 8-2 15-8 15-17 0-8-7-11-12-11-9 0-17 8-17 18 0 15 15 21 30 21 20 0 32-22 33-23 4 11 15 23 34 23 33 0 51-40 51-49 0-2-3-2-4-2-3 0-4 1-4 3-10 34-32 42-43 42s-17-11-17-21c0-7 2-14 6-28 3-14 7-29 10-43z"><text:p/></draw:path><draw:path draw:style-name="gr180" draw:text-style-name="P67" svg:width="0.0283in" svg:height="0.1232in" svg:x="1.8713in" svg:y="0in" svg:viewBox="0 0 73 314" svg:d="M73 157c0-24-4-63-21-98-19-38-46-59-49-59-2 0-3 1-3 3 0 1 0 1 5 8 32 30 50 81 50 146 0 53-12 108-51 149-4 3-4 3-4 4 0 3 1 4 3 4 3 0 31-22 50-61 16-35 20-71 20-96z"><text:p/></draw:path><draw:path draw:style-name="gr180" draw:text-style-name="P67" svg:width="0.0827in" svg:height="0.0287in" svg:x="1.9539in" svg:y="0.0472in" svg:viewBox="0 0 211 74" svg:d="M200 13c5 0 11 0 11-7 0-6-6-6-10-6-63 0-127 0-190 0-5 0-11 0-11 6 0 7 6 7 11 7 63 0 126 0 189 0zM201 74c4 0 10 0 10-7 0-6-6-6-11-6-63 0-126 0-189 0-5 0-11 0-11 6 0 7 6 7 11 7 63 0 127 0 190 0z"><text:p/></draw:path><draw:path draw:style-name="gr180" draw:text-style-name="P67" svg:width="0.0406in" svg:height="0.0819in" svg:x="2.0898in" svg:y="0.0102in" svg:viewBox="0 0 104 209" svg:d="M65 8c0-7 0-8-7-8-20 21-48 21-58 21 0 3 0 6 0 10 6 0 25 0 41-9 0 54 0 108 0 162 0 11 0 16-29 16-4 0-7 0-10 0 0 3 0 7 0 9 11-1 39-1 51-1 13 0 41 0 51 1 0-2 0-6 0-9-3 0-6 0-9 0-29 0-30-4-30-16 0-58 0-117 0-176z"><text:p/></draw:path></draw:g></draw:g></text:span><text:span text:style-name="T40">. Nechť Q je odpov. kvantilova. fce. Necht </text:span><text:span text:style-name="T40"><draw:g text:anchor-type="as-char" svg:y="-0.0929in" draw:z-index="101" draw:name="Shape114" draw:style-name="gr178"><svg:title>TexMaths</svg:title><svg:desc>9§inline§U \sim U(0,1), X = Q(U)§svg§600§FALSE§</svg:desc><draw:g draw:style-name="gr2"><draw:path draw:style-name="gr179" draw:text-style-name="P66" svg:width="1.2421in" svg:height="0.1106in" svg:x="0.0004in" svg:y="0.0067in" svg:viewBox="0 0 3156 282" svg:d="M1578 282c-526 0-1052 0-1578 0 0-94 0-188 0-282 1052 0 2104 0 3156 0 0 94 0 188 0 282-526 0-1052 0-1578 0z"><text:p/></draw:path><draw:path draw:style-name="gr180" draw:text-style-name="P67" svg:width="0.0858in" svg:height="0.0866in" svg:x="0.0028in" svg:y="0.0087in" svg:viewBox="0 0 219 221" svg:d="M179 33c4-13 9-22 34-23 2 0 6-1 6-6 0-1 0-4-4-4-11 0-22 1-32 1-11 0-23-1-34-1-1 0-5 0-5 6 0 4 4 4 5 4 18 0 22 6 22 13 0 1 0 6-1 7-9 37-19 75-28 113-11 40-48 68-79 68-22 0-39-13-39-41 1-7 0-10 4-23 10-42 21-82 30-123 3-11 4-14 27-14 9 0 11 0 11-6 0-4-3-4-4-4-9 0-32 1-41 1s-31-1-41-1c-2 0-6 0-6 6 0 4 3 4 9 4 4 0 7 0 12 0 6 1 8 1 8 5 0 2-2 16-5 23-2 9-5 19-6 28-3 11-18 72-20 77-2 9-2 13-2 19 0 37 29 59 62 59 40 0 78-36 89-76 9-38 19-75 28-112z"><text:p/></draw:path><draw:path draw:style-name="gr180" draw:text-style-name="P67" svg:width="0.0827in" svg:height="0.0291in" svg:x="0.1343in" svg:y="0.0472in" svg:viewBox="0 0 211 75" svg:d="M211 11c0-7-1-10-4-10-2 0-5 2-5 8 0 31-22 48-44 48-19 0-35-14-50-27-16-15-33-30-55-30-34 0-53 35-53 64 0 10 3 6 4 10 4 0 5-7 5-7 2-35 25-49 44-49 21 0 35 13 51 27 17 14 33 30 54 30 35 0 53-35 53-64z"><text:p/></draw:path><draw:path draw:style-name="gr180" draw:text-style-name="P67" svg:width="0.0858in" svg:height="0.0866in" svg:x="0.2673in" svg:y="0.0087in" svg:viewBox="0 0 219 221" svg:d="M179 33c4-13 9-22 34-23 2 0 6-1 6-6 0-1 0-4-5-4-10 0-21 1-31 1-11 0-23-1-34-1-1 0-5 0-5 6 0 4 3 4 5 4 18 0 22 6 22 13 0 1-1 6-1 7-10 37-19 75-29 113-11 40-47 68-78 68-22 0-39-13-39-41 1-7 0-10 4-23 10-42 21-82 30-123 3-11 4-14 27-14 9 0 10 0 10-6 0-4-3-4-4-4-8 0-32 1-41 1s-31-1-40-1c-3 0-6 0-6 6 0 4 3 4 9 4 0 0 7 0 12 0 6 1 8 1 8 5 0 2-3 16-5 23-3 9-5 19-7 28-3 11-18 72-19 77-2 9-2 13-2 19 0 37 29 59 61 59 41 0 79-36 90-76 9-38 19-75 28-112z"><text:p/></draw:path><draw:path draw:style-name="gr180" draw:text-style-name="P67" svg:width="0.0287in" svg:height="0.1236in" svg:x="0.3697in" svg:y="0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052in" svg:height="0.0846in" svg:x="0.4106in" svg:y="0.0106in" svg:viewBox="0 0 133 216" svg:d="M133 109c0-25-2-51-13-74-15-31-41-35-53-35-19 0-43 8-55 37-11 22-12 47-12 72 0 23 1 52 13 74 15 26 37 33 53 33 17 0 41-7 55-37 10-21 12-45 12-70zM66 209c-12 0-31-9-36-38-4-18-4-48-4-66 0-20 0-41 3-58 5-37 29-41 37-41 10 0 31 7 37 37 3 18 3 42 3 62 0 24 0 45-3 65-5 30-23 39-37 39z"><text:p/></draw:path><draw:path draw:style-name="gr180" draw:text-style-name="P67" svg:width="0.0142in" svg:height="0.0366in" svg:x="0.4787in" svg:y="0.0799in" svg:viewBox="0 0 37 94" svg:d="M37 33c0-20-8-33-21-33-10 0-16 8-16 17 0 8 6 16 16 16 5 0 8-1 12-3 1-1 1-1 1-1 1 0 1 0 1 4 0 24-11 43-22 52-4 4-4 5-4 6 0 2 2 3 4 3 4 0 29-24 29-61z"><text:p/></draw:path><draw:path draw:style-name="gr180" draw:text-style-name="P67" svg:width="0.0406in" svg:height="0.0819in" svg:x="0.5343in" svg:y="0.0106in" svg:viewBox="0 0 104 209" svg:d="M65 8c0-8 0-8-7-8-20 20-48 20-58 20 0 3 0 6 0 10 6 0 25 0 41-8 0 54 0 107 0 161 0 12-1 16-29 16-4 0-7 0-10 0 0 3 0 7 0 10 11-1 38-1 51-1s41 0 51 1c0-3 0-7 0-10-3 0-6 0-10 0-28 0-29-4-29-16 0-58 0-116 0-175z"><text:p/></draw:path><draw:path draw:style-name="gr180" draw:text-style-name="P67" svg:width="0.0287in" svg:height="0.1236in" svg:x="0.5925in" svg:y="0in" svg:viewBox="0 0 74 315" svg:d="M74 157c0-24-4-62-21-98-19-38-46-59-49-59-2 0-4 2-4 4l6 7c32 30 50 81 50 146 0 53-12 109-52 149-4 4-4 4-4 5 0 2 2 4 4 4 3 0 31-22 50-62 16-35 20-70 20-96z"><text:p/></draw:path><draw:path draw:style-name="gr180" draw:text-style-name="P67" svg:width="0.0142in" svg:height="0.0366in" svg:x="0.6441in" svg:y="0.0799in" svg:viewBox="0 0 37 94" svg:d="M37 33c0-20-7-33-20-33-11 0-17 8-17 17 0 8 6 16 17 16 4 0 8-1 11-3 1-1 1-1 2-1 0 2 1 0 1 4 0 24-12 43-22 52-4 4-4 5-4 6 0 2 2 3 3 3 4 0 29-24 29-61z"><text:p/></draw:path><draw:path draw:style-name="gr180" draw:text-style-name="P67" svg:width="0.102in" svg:height="0.0839in" svg:x="0.6925in" svg:y="0.0087in" svg:viewBox="0 0 260 214" svg:d="M145 85c-9-21-18-42-27-63-1-2-1-2-2-3 0-2 5-8 19-9 4-1 6-1 6-6 0-4-3-4-4-4-13 0-27 1-40 1-8 0-28-1-36-1-2 0-5 0-5 6 0 4 2 4 7 4 19 0 21 3 23 10 13 29 26 58 38 88-22 23-44 47-66 70-2 2-3 3-5 4-15 17-31 21-46 22-4 1-7 1-7 6 0 1 0 4 4 4 9 0 19-1 29-1 12 0 25 1 36 1 2 0 6 0 6-6 0-3-3-4-4-4-3 0-13-1-13-10 0-4 5-10 9-13 10-11 21-23 32-34 10-10 19-21 29-31 11 25 20 50 31 75 2 3 2 3 2 4 0 3-6 8-18 9-4 1-6 1-6 6 0 4 2 4 4 4 9 0 31-1 40-1 8 0 27 1 35 1 3 0 6 0 6-6 0-4-3-4-6-4-21 0-22-1-27-13-12-29-33-78-41-97 22-22 55-60 65-69 9-7 22-14 41-15 3-1 6-1 6-6 0-1 0-4-4-4-9 0-19 1-29 1-12 0-25-1-35-1-2 0-7 0-7 6 0 2 2 3 4 4 3 0 13 1 13 9 0 4-4 9-6 12-17 18-34 36-51 54z"><text:p/></draw:path><draw:path draw:style-name="gr180" draw:text-style-name="P67" svg:width="0.0827in" svg:height="0.0291in" svg:x="0.8433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858in" svg:height="0.1106in" svg:x="0.974in" svg:y="0.0055in" svg:viewBox="0 0 219 282" svg:d="M122 219c50-19 97-73 97-134 0-51-35-85-81-85-69 0-138 72-138 145 0 51 35 83 81 83 7 0 18-1 31-4-1 19-1 20-1 24 0 10 0 34 26 34 38 0 53-57 53-61 0-2-3-3-4-3-2 0-3 1-4 4-7 22-25 30-37 30-15 0-19-8-23-33zM63 217c-24-10-35-35-35-62 0-22 8-67 32-100 23-33 52-47 76-47 31 0 55 24 55 67 0 31-16 104-70 134-1-11-5-35-27-35-18 0-33 17-33 33 0 6 1 7 2 10zM83 220c-5 0-15 0-15-13s12-25 26-25c13 0 18 7 18 27 0 4 0 4-3 6-8 3-17 5-26 5z"><text:p/></draw:path><draw:path draw:style-name="gr180" draw:text-style-name="P67" svg:width="0.0287in" svg:height="0.1236in" svg:x="1.0787in" svg:y="0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0858in" svg:height="0.0866in" svg:x="1.1232in" svg:y="0.0087in" svg:viewBox="0 0 219 221" svg:d="M179 33c4-13 9-22 34-23 2 0 6-1 6-6 0-1 0-4-5-4-10 0-21 1-31 1-11 0-23-1-34-1-1 0-5 0-5 6 0 4 3 4 5 4 18 0 22 6 22 13 0 1-1 6-1 7-10 37-19 75-29 113-11 40-47 68-78 68-22 0-39-13-39-41 1-7 0-10 4-23 10-42 21-82 30-123 3-11 4-14 27-14 9 0 10 0 10-6 0-4-3-4-4-4-8 0-32 1-41 1s-31-1-40-1c-3 0-6 0-6 6 0 4 3 4 9 4 0 0 7 0 12 0 6 1 8 1 8 5 0 2-3 16-5 23-3 9-5 19-7 28-3 11-18 72-19 77-2 9-2 13-2 19 0 37 29 59 61 59 41 0 79-36 90-76 9-38 19-75 28-112z"><text:p/></draw:path><draw:path draw:style-name="gr180" draw:text-style-name="P67" svg:width="0.0287in" svg:height="0.1236in" svg:x="1.2205in" svg:y="0in" svg:viewBox="0 0 74 315" svg:d="M74 157c0-24-4-62-21-98-20-38-47-59-49-59s-4 2-4 4l6 7c31 30 49 81 49 146 0 53-12 109-51 149-4 4-4 4-4 5 0 2 2 4 4 4s31-22 50-62c16-35 20-70 20-96z"><text:p/></draw:path></draw:g></draw:g></text:span><text:span text:style-name="T40">. Pak X má dist. fci F. </text:span><text:span text:style-name="T43">Zamítací metoda</text:span><text:span text:style-name="T41">:</text:span><text:span text:style-name="T43"> <text:s/>Chceme vygenerovat n.v. s hustotou f. Umíme vygenerovat n.v. s hustotou g, „podobná“, </text:span><text:span text:style-name="T43"><draw:g text:anchor-type="as-char" svg:y="-0.1252in" draw:z-index="103" draw:name="Shape115" draw:style-name="gr178"><svg:title>TexMaths</svg:title><svg:desc>9§inline§\frac{f(y)}{g(y)} \leq c§svg§600§FALSE§</svg:desc><draw:g draw:style-name="gr2"><draw:path draw:style-name="gr179" draw:text-style-name="P66" svg:width="0.411in" svg:height="0.1768in" svg:x="0.0063in" svg:y="0.0063in" svg:viewBox="0 0 1045 450" svg:d="M523 450c-175 0-348 0-523 0 0-150 0-300 0-450 348 0 696 0 1045 0 0 150 0 300 0 450-174 0-349 0-522 0z"><text:p/></draw:path><draw:path draw:style-name="gr180" draw:text-style-name="P67" svg:width="0.0461in" svg:height="0.0783in" svg:x="0.0063in" svg:y="0.0039in" svg:viewBox="0 0 118 200" svg:d="M74 67c7 0 14 0 21 0 5 0 8 0 8-4 0-3-3-3-7-3-7 0-13 0-20 0 5-29 7-38 9-45 0-4 5-10 10-10 4 1 7 0 11 3-9 4-10 11-10 13 0 4 4 8 9 8 6 0 13-6 13-14 0-10-11-15-23-15-10 0-20 5-26 16-4 8-6 18-11 44-6 0-11 0-18 0-4 0-7 0-7 5 0 2 3 2 7 2 6 0 11 0 17 0 0 2-15 81-20 105-1 5-5 22-15 22-4-1-6 0-10-3 9-2 10-10 10-12 0-5-4-8-9-8-6 0-13 5-13 13 0 10 11 16 22 16 14 0 24-15 27-19 7-16 12-43 12-45 5-23 8-46 13-69z"><text:p/></draw:path><draw:path draw:style-name="gr180" draw:text-style-name="P67" svg:width="0.0224in" svg:height="0.0866in" svg:x="0.0685in" svg:y="0in" svg:viewBox="0 0 58 221" svg:d="M53 0c-42 30-53 76-53 110 0 31 9 79 53 111 2 0 5 0 5-3 0-2-1-2-3-3-29-27-40-64-40-105 0-59 23-88 41-105 1-1 2-1 2-2 0-3-3-3-5-3z"><text:p/></draw:path><draw:path draw:style-name="gr180" draw:text-style-name="P67" svg:width="0.0441in" svg:height="0.0559in" svg:x="0.1012in" svg:y="0.0264in" svg:viewBox="0 0 113 143" svg:d="M112 14c1-3 1-3 1-5 0-4-3-6-7-6-3 0-6 1-9 4-1 2-3 9-3 14-2 6-3 11-5 18-2 5-8 33-9 36-9 6-10 18-27 18-15 0-15-14-15-18 0-12 5-26 11-43 3-7 4-10 4-13 0-11-9-19-21-19-22 0-32 31-32 34s3 3 4 3c3 0 3-1 4-4 5-18 14-27 23-27 4 0 6 3 6 8s-2 10-3 13c-11 27-12 35-12 45 0 3 0 13 8 20 7 7 16 8 22 8 9 0 16-4 24-10-3 11-5 21-15 32-5 7-14 14-26 14-2 0-12 1-17-7 13-1 8-8 13-12 0-7-7-8-9-8-6 0-13 4-13 14 0 11 11 20 26 20 23 0 50-18 57-45 7-28 13-56 20-84z"><text:p/></draw:path><draw:path draw:style-name="gr180" draw:text-style-name="P67" svg:width="0.0224in" svg:height="0.0866in" svg:x="0.1571in" svg:y="0in" svg:viewBox="0 0 58 221" svg:d="M4 0c-1 0-4 0-4 3 0 1 1 1 2 3 19 17 40 47 40 104 0 46-14 81-38 103-4 3-4 4-4 5 0 2 1 3 3 3s24-15 38-42c10-19 17-42 17-69 0-31-10-79-54-110z"><text:p/></draw:path><draw:path draw:style-name="gr180" draw:text-style-name="P67" svg:width="0.189in" svg:height="0.0047in" svg:x="0in" svg:y="0.0917in" svg:viewBox="0 0 481 13" svg:d="M241 13c-80 0-161 0-241 0 0-5 0-9 0-13 160 0 321 0 481 0 0 4 0 8 0 13-80 0-160 0-240 0z"><text:p/></draw:path><draw:path draw:style-name="gr180" draw:text-style-name="P67" svg:width="0.0425in" svg:height="0.0559in" svg:x="0.0071in" svg:y="0.1291in" svg:viewBox="0 0 109 143" svg:d="M108 16c1-3 1-3 1-4 0-6-4-8-7-8-6 0-9 5-10 9-5-6-12-13-24-13-27 0-56 30-56 61 0 23 16 37 34 37 10 0 20-6 27-13-2 7-3 14-5 20-2 10-3 15-12 23-10 8-19 8-25 8-10 0-13 0-17-1 6-3 8-8 8-11 0-5-5-8-9-8-7 0-13 4-13 13 0 13 19 14 31 14 36 0 50-18 54-31 8-32 15-64 23-96zM77 68c-1 4-1 4-4 8-7 9-18 16-27 16-11 0-16-10-16-22 0-9 6-34 11-44 9-15 20-20 27-20 17 0 20 17 20 19 0 1 0 1-1 4-3 13-6 26-10 39z"><text:p/></draw:path><draw:path draw:style-name="gr180" draw:text-style-name="P67" svg:width="0.0224in" svg:height="0.0866in" svg:x="0.0654in" svg:y="0.102in" svg:viewBox="0 0 58 221" svg:d="M53 0c-42 30-53 76-53 110 0 32 9 79 53 111 2 0 5 0 5-3 0-2-1-2-3-3-30-26-41-64-41-105 0-59 24-88 42-105 1-1 2-1 2-2 0-3-3-3-5-3z"><text:p/></draw:path><draw:path draw:style-name="gr180" draw:text-style-name="P67" svg:width="0.0441in" svg:height="0.0559in" svg:x="0.098in" svg:y="0.1291in" svg:viewBox="0 0 113 143" svg:d="M112 14c1-2 1-3 1-4 0-5-3-7-7-7-3 0-7 1-9 5-1 1-3 8-3 13-2 6-4 11-6 18-1 5-8 33-8 36-1 0-10 18-28 18-14 0-14-14-14-18 0-11 4-26 11-43 3-7 4-10 4-13 0-11-9-19-21-19-22 0-32 31-32 34s3 3 4 3c2 0 3-1 3-4 6-18 15-27 24-27 4 0 6 3 6 8s-2 10-3 13c-11 27-13 35-13 45 0 3 0 14 9 20 6 7 16 8 21 8 9 0 17-4 25-10-3 12-6 21-15 32-6 7-14 14-26 14-2 0-13 1-17-7 12-1 8-8 12-12 0-7-7-8-8-8-6 0-14 4-14 14 0 12 11 20 27 20 23 0 50-17 56-45 7-28 14-56 21-84z"><text:p/></draw:path><draw:path draw:style-name="gr180" draw:text-style-name="P67" svg:width="0.022in" svg:height="0.0866in" svg:x="0.1539in" svg:y="0.102in" svg:viewBox="0 0 57 221" svg:d="M4 0c-1 0-4 0-4 3 0 1 1 1 2 3 19 17 40 48 40 104 0 46-14 81-38 103-4 3-4 4-4 5s1 3 3 3 23-14 38-42c9-19 16-42 16-69 0-30-9-79-53-110z"><text:p/></draw:path><draw:path draw:style-name="gr180" draw:text-style-name="P67" svg:width="0.0756in" svg:height="0.0957in" svg:x="0.2492in" svg:y="0.0457in" svg:viewBox="0 0 193 244" svg:d="M187 13c4-1 6-2 6-7 0-2-2-6-6-6-2 0-4 2-6 3-59 27-116 54-175 81-5 3-6 5-6 8 0 2 2 5 6 7 59 27 116 55 175 82 4 2 5 2 6 2 4 0 6-3 6-6 0-4-1-5-7-7-55-26-110-52-164-78 54-26 110-52 165-79zM183 244c4 0 10 0 10-6s-7-6-11-6c-57 0-114 0-170 0-5 0-12 0-12 6s6 6 12 6c56 0 114 0 171 0z"><text:p/></draw:path><draw:path draw:style-name="gr180" draw:text-style-name="P67" svg:width="0.048in" svg:height="0.0555in" svg:x="0.3756in" svg:y="0.0701in" svg:viewBox="0 0 123 142" svg:d="M112 19c-5 0-9 0-14 4-4 5-5 10-5 13 0 7 5 11 11 11 9 0 18-7 18-20 0-15-15-27-37-27-43 0-85 45-85 89 0 29 19 53 51 53 45 0 72-33 72-37 0-2-2-4-3-4-2 0-3 0-5 3-25 32-59 32-63 32-20 0-29-16-29-35 0-13 7-44 17-63 10-18 27-32 45-32 11 0 23 5 27 13z"><text:p/></draw:path></draw:g></draw:g></text:span><text:span text:style-name="T30"><text:s/>pro n</text:span><text:span text:style-name="T43">ějakou konst.</text:span><text:span text:style-name="T30"> c. </text:span><text:span text:style-name="T43">Postup: 1. vygenerujeme Y s hust. g, a </text:span><text:span text:style-name="T30"><draw:g text:anchor-type="as-char" svg:y="-0.0929in" draw:z-index="102" draw:name="Shape116" draw:style-name="gr178"><svg:title>TexMaths</svg:title><svg:desc>9§inline§U \sim U(0,1)§svg§600§FALSE§</svg:desc><draw:g draw:style-name="gr2"><draw:path draw:style-name="gr179" draw:text-style-name="P66" svg:width="0.6138in" svg:height="0.1102in" svg:x="0.0004in" svg:y="0.0063in" svg:viewBox="0 0 1560 281" svg:d="M0 0c520 0 1040 0 1560 0 0 93 0 188 0 281-520 0-1040 0-1560 0 0-93 0-188 0-281z"><text:p/></draw:path><draw:path draw:style-name="gr180" draw:text-style-name="P67" svg:width="0.0858in" svg:height="0.0866in" svg:x="0.0028in" svg:y="0.0079in" svg:viewBox="0 0 219 221" svg:d="M179 33c4-12 9-22 34-23 2 0 6 0 6-6-2-1 0-4-5-4-10 0-21 1-31 1-11 0-23-1-34-1-1 0-5 0-5 6 0 4 3 4 5 4 18 1 22 7 22 14 0 1-1 6-1 7-10 36-19 74-29 112-10 41-46 68-78 68-22 0-39-13-39-40 0-1 0-11 4-24 10-41 21-82 31-123 2-11 3-14 26-14 9 0 10 0 10-6 0-4-3-4-4-4-8 0-32 1-41 1s-31-1-40-1c-3 0-6 0-6 6 0 4 3 4 9 4 1 0 7 0 12 1 6 1 8 1 8 5 0 2-3 15-5 22-3 9-5 18-7 28-3 12-18 72-19 78-2 9-2 13-2 17 0 39 28 60 61 60 41 0 79-35 90-76 9-38 19-75 28-112z"><text:p/></draw:path><draw:path draw:style-name="gr180" draw:text-style-name="P67" svg:width="0.0827in" svg:height="0.0287in" svg:x="0.1343in" svg:y="0.0472in" svg:viewBox="0 0 211 74" svg:d="M211 11c0-7-2-11-5-11-1 0-3 3-4 8-1 31-22 48-44 48-20 0-36-14-51-27-16-15-32-29-54-29-34 0-53 35-53 63 0 11 3 7 5 11 3 0 4-7 4-7 1-36 25-49 44-49 20 0 35 13 51 27s32 29 54 29c35 0 53-35 53-63z"><text:p/></draw:path><draw:path draw:style-name="gr180" draw:text-style-name="P67" svg:width="0.0858in" svg:height="0.0866in" svg:x="0.2669in" svg:y="0.0079in" svg:viewBox="0 0 219 221" svg:d="M179 33c4-12 9-22 34-23 2 0 6 0 6-6-1-1 0-4-4-4-11 0-21 1-32 1s-23-1-34-1c-1 0-5 0-5 6 0 4 4 4 5 4 18 1 22 7 22 14 0 1 0 6-1 7-9 36-19 74-28 112-11 41-47 68-79 68-22 0-39-13-39-40 0-1 0-11 4-24 10-41 21-82 31-123 2-11 3-14 27-14 8 0 10 0 10-6 0-4-3-4-4-4-9 0-32 1-41 1s-31-1-40-1c-3 0-6 0-6 6 0 4 2 4 9 4 3 0 6 0 11 1 6 1 9 1 9 5 0 2-3 15-5 22-3 9-5 18-7 28-3 12-18 72-20 78-2 9-2 13-2 17 0 39 29 60 62 60 40 0 79-35 89-76 9-38 19-75 28-112z"><text:p/></draw:path><draw:path draw:style-name="gr180" draw:text-style-name="P67" svg:width="0.0287in" svg:height="0.1232in" svg:x="0.3693in" svg:y="0in" svg:viewBox="0 0 74 314" svg:d="M74 310c0-1 0-1-6-6-39-40-49-99-49-147 0-55 12-109 50-149 5-4 5-4 5-5 0-2-2-3-4-3s-31 22-50 61c-15 35-20 70-20 96 0 24 4 62 22 97 19 39 46 60 48 60s4-1 4-4z"><text:p/></draw:path><draw:path draw:style-name="gr180" draw:text-style-name="P67" svg:width="0.052in" svg:height="0.0846in" svg:x="0.4102in" svg:y="0.0102in" svg:viewBox="0 0 133 216" svg:d="M133 109c0-24-2-51-12-73-15-31-41-36-54-36-19 0-43 8-55 38-10 21-12 47-12 71s1 51 14 75c14 25 36 32 53 32s40-7 55-36c9-23 11-46 11-71zM67 209c-13 0-32-8-37-38-4-18-4-47-4-66 0-20 0-40 3-57 5-38 30-41 38-41 10 0 30 6 37 37 3 18 3 41 3 61 0 24 0 45-3 65-6 30-24 39-37 39z"><text:p/></draw:path><draw:path draw:style-name="gr180" draw:text-style-name="P67" svg:width="0.0142in" svg:height="0.0366in" svg:x="0.4783in" svg:y="0.0791in" svg:viewBox="0 0 37 94" svg:d="M37 33c0-20-8-33-20-33-11 0-17 8-17 17 0 8 6 17 17 17 4 0 7-2 11-4 1-1 1-1 2-1 0 2 0 0 0 4 0 24-11 43-22 53-3 3-3 4-3 5 0 2 1 3 3 3 4 0 29-24 29-61z"><text:p/></draw:path><draw:path draw:style-name="gr180" draw:text-style-name="P67" svg:width="0.0406in" svg:height="0.0819in" svg:x="0.5339in" svg:y="0.0102in" svg:viewBox="0 0 104 209" svg:d="M65 8c0-7 0-8-7-8-20 21-48 21-58 21 0 3 0 6 0 10 6 0 25 0 41-9 0 54 0 108 0 162 0 11 0 16-29 16-4 0-7 0-10 0 0 3 0 7 0 9 12-1 39-1 51-1 13 0 41 0 51 1 0-2 0-6 0-9-3 0-6 0-9 0-29 0-30-4-30-16 0-58 0-117 0-176z"><text:p/></draw:path><draw:path draw:style-name="gr180" draw:text-style-name="P67" svg:width="0.0283in" svg:height="0.1232in" svg:x="0.5925in" svg:y="0in" svg:viewBox="0 0 73 314" svg:d="M73 157c0-24-4-63-21-98-19-38-46-59-49-59-2 0-3 1-3 3 0 1 0 1 5 8 32 30 50 81 50 146 0 53-12 108-51 149-4 3-4 3-4 4 0 3 1 4 3 4 3 0 31-22 50-61 16-35 20-71 20-96z"><text:p/></draw:path></draw:g></draw:g></text:span><text:span text:style-name="T30">. 2. Pokud </text:span><text:span text:style-name="T30"><draw:g text:anchor-type="as-char" svg:y="-0.1252in" draw:z-index="104" draw:name="Shape117" draw:style-name="gr178"><svg:title>TexMaths</svg:title><svg:desc>9§inline§U \leq \frac{f(Y)}{cg(Y)}, tak\ X:=Y.§svg§600§FALSE§</svg:desc><draw:g draw:style-name="gr2"><draw:path draw:style-name="gr179" draw:text-style-name="P66" svg:width="1.228in" svg:height="0.1768in" svg:x="0in" svg:y="0.0063in" svg:viewBox="0 0 3120 450" svg:d="M1560 450c-520 0-1040 0-1560 0 0-150 0-300 0-450 1040 0 2080 0 3120 0 0 150 0 300 0 450-520 0-1040 0-1560 0z"><text:p/></draw:path><draw:path draw:style-name="gr180" draw:text-style-name="P67" svg:width="0.0858in" svg:height="0.087in" svg:x="0.002in" svg:y="0.0402in" svg:viewBox="0 0 219 222" svg:d="M179 33c4-13 9-22 34-23 2 0 6-1 6-6 0-1 0-4-4-4-11 0-22 1-32 1-11 0-23-1-34-1-1 0-5 0-5 6 0 4 4 4 5 4 18 0 22 7 22 13 0 1 0 7-1 8-9 37-19 74-28 112-11 42-48 69-79 69-22 0-39-14-39-40 0-1 0-11 4-26 10-40 21-81 30-122 3-11 4-14 27-14 9 0 11 0 11-6 0-4-3-4-4-4-9 0-32 1-41 1s-31-1-41-1c-2 0-6 0-6 6 0 4 3 4 9 4 4 0 7 0 12 1 6 0 8 1 8 4 0 2-2 16-5 23-2 9-5 19-6 28-3 12-18 71-20 78-2 8-2 13-2 18 0 38 29 60 62 60 40 0 78-35 89-77 9-37 19-75 28-112z"><text:p/></draw:path><draw:path draw:style-name="gr180" draw:text-style-name="P67" svg:width="0.0756in" svg:height="0.0957in" svg:x="0.137in" svg:y="0.0457in" svg:viewBox="0 0 193 244" svg:d="M187 13c4-1 6-2 6-7 0-2-2-6-6-6-2 0-4 2-5 3-59 27-117 54-176 81-5 3-6 5-6 8 0 2 2 5 6 7 59 27 117 55 176 82 3 2 4 2 5 2 4 0 6-3 6-6 0-4 0-5-6-7-55-26-111-52-165-78 54-26 110-52 165-79zM183 244c5 0 10 0 10-6s-6-6-11-6c-57 0-114 0-170 0-5 0-12 0-12 6s6 6 12 6c56 0 114 0 171 0z"><text:p/></draw:path><draw:path draw:style-name="gr180" draw:text-style-name="P67" svg:width="0.0457in" svg:height="0.0783in" svg:x="0.2988in" svg:y="0.0039in" svg:viewBox="0 0 117 200" svg:d="M74 67c7 0 14 0 21 0 5 0 8 0 8-4 0-3-3-3-8-3-7 0-13 0-20 0 5-29 7-38 9-45 1-4 6-10 11-10 4 1 6 0 10 3-9 4-10 11-10 13 0 4 4 8 9 8 7 0 13-6 13-14 0-10-11-15-22-15-10 0-20 5-27 16-4 8-6 18-10 44-6 0-12 0-18 0-4 0-8 0-8 5 0 2 4 2 8 2 5 0 10 0 16 0 0 2-14 81-19 105-2 5-6 22-16 22-3-1-6 0-9-3 9-2 9-10 9-12 0-5-4-8-8-8-7 0-13 5-13 13 0 10 10 16 21 16 14 0 24-15 27-19 8-16 12-43 13-45 5-23 8-46 13-69z"><text:p/></draw:path><draw:path draw:style-name="gr180" draw:text-style-name="P67" svg:width="0.0224in" svg:height="0.0866in" svg:x="0.3602in" svg:y="0in" svg:viewBox="0 0 58 221" svg:d="M53 0c-41 30-53 76-53 110 0 31 10 79 53 111 2 0 5 0 5-3 0-2 0-2-2-3-30-27-41-64-41-105 0-59 24-88 42-105 1-1 1-1 1-2 0-3-3-3-5-3z"><text:p/></draw:path><draw:path draw:style-name="gr180" draw:text-style-name="P67" svg:width="0.0689in" svg:height="0.0587in" svg:x="0.3941in" svg:y="0.0055in" svg:viewBox="0 0 176 150" svg:d="M138 26c3-4 8-8 13-12 9-6 17-6 20-6 3-1 5-1 5-5 0-2-1-3-3-3-6 0-12 1-18 1-7 0-16-1-23-1-1 0-4 0-4 4 0 3 2 4 3 4 7 0 7 3 7 4s-1 3-3 6c-1 2-2 3-4 4-18 19-37 39-55 58-9-22-19-43-29-65-2-2-1-2-2-3 0-4 11-4 13-4s5 0 5-5c-1-1 0-3-4-3-6 0-22 1-29 1-6 0-20-1-26-1-1 0-4 0-4 4s3 4 6 4c13 0 14 2 16 6 12 26 23 51 35 76-4 13-7 27-10 40-4 12-4 12-21 13-4 0-6 0-6 4 0 2 1 3 3 3 4 0 9 0 14 0 3 0 11-1 14-1 5 0 10 1 15 1 4 0 10 0 14 0 2 0 5 0 5-5 0-2-2-2-8-2-3 0-4 0-8-1-4 0-4-1-4-3s2-12 3-18c2-7 7-26 8-27 0-3 0-4 2-6 20-21 40-41 60-62z"><text:p/></draw:path><draw:path draw:style-name="gr180" draw:text-style-name="P67" svg:width="0.0224in" svg:height="0.0866in" svg:x="0.4756in" svg:y="0in" svg:viewBox="0 0 58 221" svg:d="M4 0c-1 0-4 0-4 3 0 1 1 1 2 3 19 17 40 47 40 104 0 46-14 81-38 103-4 3-4 4-4 5 0 2 1 3 3 3s24-15 38-42c10-19 17-42 17-69 0-31-10-79-54-110z"><text:p/></draw:path><draw:path draw:style-name="gr180" draw:text-style-name="P67" svg:width="0.2535in" svg:height="0.0047in" svg:x="0.2732in" svg:y="0.0917in" svg:viewBox="0 0 645 13" svg:d="M323 13c-108 0-215 0-323 0 0-5 0-9 0-13 215 0 430 0 645 0 0 4 0 8 0 13-107 0-215 0-322 0z"><text:p/></draw:path><draw:path draw:style-name="gr180" draw:text-style-name="P67" svg:width="0.0374in" svg:height="0.039in" svg:x="0.2783in" svg:y="0.1291in" svg:viewBox="0 0 96 100" svg:d="M84 13c-8 1-12 8-12 12 0 6 4 8 9 8 4 0 13-3 13-13 0-16-18-20-30-20-33 0-64 31-64 61 0 19 13 39 41 39 37 0 55-22 55-25 0-1-2-4-3-4-2 0-2 1-4 3-17 19-43 19-48 19-15 0-22-10-22-24 0-6 3-30 14-46 8-10 20-17 31-17 3 0 14 1 20 7z"><text:p/></draw:path><draw:path draw:style-name="gr180" draw:text-style-name="P67" svg:width="0.0429in" svg:height="0.0559in" svg:x="0.3213in" svg:y="0.1291in" svg:viewBox="0 0 110 143" svg:d="M109 16c1-3 1-3 1-4 0-6-5-8-8-8-5 0-9 5-10 9-4-6-12-13-23-13-28 0-56 30-56 61 0 23 15 37 33 37 10 0 20-6 28-13-2 7-4 14-6 20-1 10-3 15-11 23-10 8-20 9-26 9-9 0-13-1-17-2 6-3 8-8 8-11 0-5-5-8-9-8-7 0-13 4-13 13 0 13 19 14 31 14 36 0 50-18 54-31 8-32 16-64 24-96zM78 68c-1 4-1 4-5 8-7 9-18 16-26 16-12 0-17-10-17-22 0-9 6-34 11-44 10-15 20-20 28-20 16 0 19 17 19 19 0 1 0 1 0 4-3 13-6 26-10 39z"><text:p/></draw:path><draw:path draw:style-name="gr180" draw:text-style-name="P67" svg:width="0.0224in" svg:height="0.0866in" svg:x="0.3795in" svg:y="0.102in" svg:viewBox="0 0 58 221" svg:d="M53 0c-42 30-53 76-53 110 0 32 9 79 53 111 2 0 5 0 5-3 0-2-1-2-3-3-29-26-40-64-40-105 0-59 23-88 41-105 1-1 2-1 2-2 0-3-3-3-5-3z"><text:p/></draw:path><draw:path draw:style-name="gr180" draw:text-style-name="P67" svg:width="0.0685in" svg:height="0.0591in" svg:x="0.4134in" svg:y="0.1083in" svg:viewBox="0 0 175 151" svg:d="M137 26c4-4 9-8 13-12 9-6 17-6 21-6 2-1 4-1 4-5 0-1 0-3-2-3-6 0-13 1-18 1-7 0-16-1-24-1-1 0-4 0-4 4 0 3 3 4 4 4 7 0 7 3 7 4 0 2-2 4-3 6-2 2-3 4-4 4-19 19-37 39-55 58-10-22-19-43-29-65-2-2-1-2-2-3 0-4 11-4 12-4 2 0 6 0 6-5-1-1 0-3-4-3-7 0-23 1-29 1-7 0-20-1-26-1-1 0-4 1-4 4 0 4 3 4 5 4 14 0 15 2 17 6 11 26 22 51 34 76-4 13-7 27-10 40-3 12-3 13-21 13-3 0-6 0-6 4 0 2 2 4 3 4 5 0 9-1 14-1 4 0 11 0 15 0s9 0 14 0c4 0 11 1 15 1 1 0 5 0 5-6 0-2-3-2-8-2-3 0-4 0-9-1-3 0-4-1-4-3s3-11 4-18c2-7 7-26 7-27 1-3 1-3 3-6 20-21 39-41 59-62z"><text:p/></draw:path><draw:path draw:style-name="gr180" draw:text-style-name="P67" svg:width="0.022in" svg:height="0.0866in" svg:x="0.4945in" svg:y="0.102in" svg:viewBox="0 0 57 221" svg:d="M4 0c-1 0-4 0-4 3 0 1 0 1 2 3 19 17 40 48 40 104 0 46-14 81-38 103-4 3-4 4-4 5s0 3 3 3c2 0 23-14 37-42 10-19 17-42 17-69 0-30-9-79-53-110z"><text:p/></draw:path><draw:path draw:style-name="gr180" draw:text-style-name="P67" svg:width="0.0142in" svg:height="0.0366in" svg:x="0.5528in" svg:y="0.1118in" svg:viewBox="0 0 37 94" svg:d="M37 33c0-20-7-33-20-33-11 0-17 8-17 17 0 8 6 17 17 17 4 0 8-2 11-4 1-1 1-1 2-1 0 2 1 0 1 4 0 24-12 42-22 53-4 4-4 4-4 5 0 2 2 3 3 3 4 0 29-24 29-61z"><text:p/></draw:path><draw:path draw:style-name="gr180" draw:text-style-name="P67" svg:width="0.0378in" svg:height="0.0783in" svg:x="0.6in" svg:y="0.0476in" svg:viewBox="0 0 97 200" svg:d="M58 71c10 0 20 0 30 0 6 0 9 0 9-6 0-4-3-4-9-4-9 0-19 0-28 0 12-44 14-50 14-53 0-5-4-8-9-8-1 0-10 0-13 12-4 16-8 33-12 49-10 0-20 0-30 0-6 0-10 0-10 6 0 4 3 4 9 4 9 0 19 0 28 0-23 90-24 95-24 101 0 17 12 28 29 28 33 0 51-46 51-48 0-3-3-3-5-3-3 0-3 1-4 5-14 32-31 40-42 40-6 0-9-5-9-14 0-8 0-10 2-16 8-31 15-62 23-93z"><text:p/></draw:path><draw:path draw:style-name="gr180" draw:text-style-name="P67" svg:width="0.0567in" svg:height="0.0555in" svg:x="0.6472in" svg:y="0.0701in" svg:viewBox="0 0 145 142" svg:d="M105 20c-5-12-14-20-29-20-36 0-76 46-76 92 0 29 18 50 42 50 7 0 23-1 42-23 1 13 13 23 28 23 11 0 18-7 24-17 5-11 9-31 9-32 0-2-3-2-4-2-3 0-3 1-4 5-6 21-11 40-25 40-8 0-9-8-9-15s0-10 4-23c4-14 5-17 7-29 4-14 8-29 12-44 2-9 2-10 2-11 0-5-4-8-9-8-7 0-13 7-14 14zM85 101c-1 6-1 7-7 12-13 17-27 23-35 23-16 0-21-18-21-30 0-16 10-55 18-69 9-19 24-31 36-31 21 0 26 26 26 28s-1 4-1 6c-6 20-11 41-16 61z"><text:p/></draw:path><draw:path draw:style-name="gr180" draw:text-style-name="P67" svg:width="0.0559in" svg:height="0.087in" svg:x="0.715in" svg:y="0.039in" svg:viewBox="0 0 143 222" svg:d="M74 4c-2-1 0-4-5-4-7 0-30 3-38 4-3 0-6 0-6 6 0 3 3 3 7 3 16 0 17 2 17 6 0 2-1 4-1 6-16 60-31 121-46 182-2 4-2 5-2 7 0 7 6 8 9 8 4 0 9-3 11-6s16-62 18-70c11 1 37 7 37 27 0 3 0 4-1 7-1 4-2 8-2 11 0 18 13 31 30 31 9 0 18-5 24-16 8-15 12-32 12-33 0-2-3-2-4-2-4 0-4 1-4 5-7 23-14 40-28 40-6 0-10-4-10-16 0-5 2-12 2-17 1-5 1-7 1-10 0-20-19-29-46-33 9-5 19-16 27-23 15-17 30-31 45-31 2 0 2 0 3 1 4 0 5 0 6 2 1 1 1 1 2 2-15 1-18 13-18 17s4 11 12 11 17-8 17-19c0-10-7-20-22-20-8 0-23 2-45 27-11 12-23 25-36 29 11-44 23-88 34-132z"><text:p/></draw:path><draw:path draw:style-name="gr180" draw:text-style-name="P67" svg:width="0.1024in" svg:height="0.0846in" svg:x="0.8217in" svg:y="0.0402in" svg:viewBox="0 0 261 216" svg:d="M145 85c-9-20-17-41-26-62-1-2-1-2-2-4 0-2 5-8 19-9 3-1 6-1 6-6 0-4-3-4-4-4-14 0-27 1-41 1-7 0-27-1-35-1-2 0-5 0-5 6 0 4 2 4 7 4 19 0 21 3 23 10 13 29 25 58 38 88-22 24-45 47-67 72-1 1-3 1-4 2-15 17-31 23-47 24-3 0-7 0-7 6 2 1 0 4 4 4 10 0 20-1 30-1 12 0 24 1 35 1 3 0 7 0 7-7 0-3-3-2-4-3-4-1-14-1-14-10 0-6 6-10 9-15 11-11 22-22 33-34 9-10 19-20 28-30 11 25 21 50 32 75 1 4 2 4 2 5s-6 7-19 9c-4 0-6 0-6 5s3 5 5 5c8 0 31-1 40-1 8 0 27 1 35 1 2 0 6 0 6-7 0-3-3-3-6-3-21-1-22-2-27-15-13-28-33-78-41-97 22-22 54-59 65-68 9-8 21-15 40-16 4-1 7-1 7-6 0-1 0-4-5-4-9 0-19 1-29 1-12 0-24-1-35-1-2 0-6 0-6 6 0 2 1 3 4 4 3 0 12 1 12 10 0 4-3 8-6 11-17 17-34 36-51 54z"><text:p/></draw:path><draw:path draw:style-name="gr180" draw:text-style-name="P67" svg:width="0.0126in" svg:height="0.0535in" svg:x="0.9768in" svg:y="0.0717in" svg:viewBox="0 0 33 137" svg:d="M33 17c0-9-8-17-17-17s-16 8-16 17 7 17 16 17 17-8 17-17zM33 119c0-9-8-17-17-17s-16 8-16 17 7 18 16 18 17-9 17-18z"><text:p/></draw:path><draw:path draw:style-name="gr180" draw:text-style-name="P67" svg:width="0.0823in" svg:height="0.0287in" svg:x="1.0075in" svg:y="0.0791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902in" svg:height="0.0846in" svg:x="1.1362in" svg:y="0.0402in" svg:viewBox="0 0 230 216" svg:d="M178 36c1-2 3-3 4-5 10-9 20-19 42-21 3-1 6-1 6-6 0-3-1-4-4-4-8 0-17 1-26 1-10 0-22-1-32-1-2 0-6 0-6 6 0 3 4 4 5 4 2 0 11 1 11 7 0 5-7 14-8 15-24 28-49 56-74 84-11-32-22-62-34-94-3-4-3-4-3-5 0-7 17-7 19-7 5 0 8 0 8-6 0-4-4-4-5-4-8 0-31 1-40 1-8 0-27-1-35-1-2 0-6 0-6 6 0 4 4 4 7 4 19 0 21 3 24 11 12 34 26 69 38 103 0 1 1 4 1 5s-12 52-13 58c-5 17-5 18-30 19-6 0-9 0-9 6 0 4 4 4 4 4 9 0 31-1 40-1s32 1 41 1c2 0 6 0 6-7 0-3-3-3-9-3-1 0-6 0-12-1-7-1-9-1-9-6 0-1 3-12 5-19 3-15 8-30 11-44 1-7 2-8 4-10 26-30 53-60 79-90z"><text:p/></draw:path><draw:path draw:style-name="gr180" draw:text-style-name="P67" svg:width="0.0126in" svg:height="0.013in" svg:x="1.2217in" svg:y="0.1118in" svg:viewBox="0 0 33 34" svg:d="M33 17c0-9-8-17-17-17s-16 8-16 17 7 17 16 17 17-8 17-17z"><text:p/></draw:path></draw:g></draw:g></text:span><text:span text:style-name="T30"><text:s/>3. Jinak hodnotu Y,U zam</text:span><text:span text:style-name="T43">ítneme a opakujeme od bodu 1.</text:span></text:p>
      <text:p text:style-name="P43"><text:span text:style-name="T44">-E</text:span><text:span text:style-name="T43">mpiricka dist.fce: Pro náh. výběr: </text:span><text:span text:style-name="T43"><draw:g text:anchor-type="as-char" svg:y="-0.0839in" draw:z-index="105" draw:name="Shape118" draw:style-name="gr178"><svg:title>TexMaths</svg:title><svg:desc>9§inline§X_1,...,X_n§svg§600§FALSE§</svg:desc><draw:g draw:style-name="gr2"><draw:path draw:style-name="gr179" draw:text-style-name="P66" svg:width="0.5205in" svg:height="0.0953in" svg:x="0.0035in" svg:y="0.0071in" svg:viewBox="0 0 1323 243" svg:d="M662 243c-221 0-442 0-662 0 0-81 0-162 0-243 441 0 882 0 1323 0 0 81 0 162 0 243-221 0-441 0-661 0z"><text:p/></draw:path><draw:path draw:style-name="gr180" draw:text-style-name="P67" svg:width="0.102in" svg:height="0.0843in" svg:x="0.0004in" svg:y="0in" svg:viewBox="0 0 260 215" svg:d="M145 86c-9-21-18-42-27-63-1-2-2-3-2-4 0-2 5-8 19-9 4 0 6-1 6-6 0-4-3-4-4-4-14 0-27 1-40 1-8 0-28-1-36-1-2 0-5 0-5 6 0 4 2 4 7 4 19 0 21 4 23 10 13 30 26 58 38 88-22 24-44 47-66 71-2 1-3 2-5 3-15 17-31 22-47 23-3 1-6 1-6 6 0 1 0 4 4 4 9 0 19-1 29-1 12 0 25 1 36 1 2 0 6 0 6-7 0-2-3-2-4-3-3 0-13-1-13-9 0-6 5-11 9-15 10-11 21-22 32-33 10-11 19-21 29-31 11 25 20 50 31 74 2 4 1 4 2 5 0 2-6 8-18 9-4 1-7 1-7 6 0 4 3 4 5 4 9 0 31-1 40-1 8 0 27 1 35 1 2 0 6 0 6-6 0-4-3-4-6-4-21 0-22-1-27-14-13-30-33-77-41-96 22-23 55-60 65-69 9-8 21-15 40-16 4 0 7 0 7-6-2-1 0-4-4-4-9 0-20 1-29 1-12 0-25-1-35-1-3 0-7 0-7 6 0 3 2 4 4 4 3 0 13 1 13 10 0 4-4 8-6 11-17 18-34 36-51 55z"><text:p/></draw:path><draw:path draw:style-name="gr180" draw:text-style-name="P67" svg:width="0.0315in" svg:height="0.0575in" svg:x="0.1094in" svg:y="0.0457in" svg:viewBox="0 0 81 147" svg:d="M50 6c0-6-1-6-7-6-13 14-34 14-43 14 0 3 0 6 0 9 5 0 20 0 32-7 0 37 0 75 0 113 0 7 0 10-22 10-3 0-6 0-8 0 0 3 0 5 0 8 3 0 30-1 39-1 7 0 35 1 40 1 0-3 0-5 0-8-3 0-6 0-9 0-22 0-22-3-22-10 0-42 0-82 0-123z"><text:p/></draw:path><draw:path draw:style-name="gr180" draw:text-style-name="P67" svg:width="0.0142in" svg:height="0.037in" svg:x="0.1665in" svg:y="0.0717in" svg:viewBox="0 0 37 95" svg:d="M37 33c0-20-8-33-20-33-11 0-17 8-17 17 0 8 6 16 17 16 4 0 7-1 11-3 1-1 1-1 2-1 0 2 0 0 0 4 0 24-11 43-21 53-4 3-4 4-4 5 0 2 1 4 3 4 4 0 29-25 29-62z"><text:p/></draw:path><draw:path draw:style-name="gr180" draw:text-style-name="P67" svg:width="0.0126in" svg:height="0.0126in" svg:x="0.222in" svg:y="0.0717in" svg:viewBox="0 0 33 33" svg:d="M33 17c0-9-7-17-16-17s-17 8-17 17 8 16 17 16 16-7 16-16z"><text:p/></draw:path><draw:path draw:style-name="gr180" draw:text-style-name="P67" svg:width="0.0126in" svg:height="0.0126in" svg:x="0.2567in" svg:y="0.0717in" svg:viewBox="0 0 33 33" svg:d="M33 17c0-9-8-17-17-17-10 0-16 8-16 17s6 16 16 16c9 0 17-7 17-16z"><text:p/></draw:path><draw:path draw:style-name="gr180" draw:text-style-name="P67" svg:width="0.013in" svg:height="0.0126in" svg:x="0.2906in" svg:y="0.0717in" svg:viewBox="0 0 34 33" svg:d="M34 17c0-9-8-17-17-17s-17 8-17 17 8 16 17 16 17-7 17-16z"><text:p/></draw:path><draw:path draw:style-name="gr180" draw:text-style-name="P67" svg:width="0.0142in" svg:height="0.037in" svg:x="0.3252in" svg:y="0.0717in" svg:viewBox="0 0 37 95" svg:d="M37 33c0-20-8-33-20-33-11 0-17 8-17 17 0 8 6 16 17 16 4 0 7-1 11-3 1-1 1-1 2-1 0 2 0 0 0 4 0 24-12 42-22 53-4 2-3 4-3 5 0 2 1 4 3 4 4 0 29-25 29-62z"><text:p/></draw:path><draw:path draw:style-name="gr180" draw:text-style-name="P67" svg:width="0.1024in" svg:height="0.0843in" svg:x="0.3732in" svg:y="0in" svg:viewBox="0 0 261 215" svg:d="M145 86c-9-21-17-42-26-63-1-2-2-3-2-4 0-2 5-8 19-9 3 0 6-1 6-6 0-4-3-4-4-4-14 0-27 1-41 1-8 0-27-1-35-1-2 0-5 0-5 6 0 4 2 4 7 4 19 0 21 4 23 10 13 30 25 58 37 88-22 24-44 47-66 71-1 1-3 2-4 3-15 17-31 22-47 23-3 1-7 1-7 6 0 1 0 4 4 4 10 0 20-1 30-1 12 0 24 1 35 1 2 0 7 0 7-7 0-2-4-3-5-3-3 0-13-1-13-9 0-6 6-11 9-15 11-11 22-22 33-33 9-11 19-21 28-31 11 25 21 50 32 74 1 4 1 4 2 5 0 2-6 8-19 9-4 1-6 1-6 6 0 4 3 4 4 4 9 0 32-1 41-1 7 0 27 1 35 1 2 0 5 0 5-6 0-4-2-4-5-4-21 0-22-1-27-14-13-30-33-77-41-96 21-23 54-60 65-69 9-8 21-15 40-16 4 0 7 0 7-6-2-1 0-4-5-4-9 0-19 1-29 1-12 0-24-1-35-1-2 0-6 0-6 6 0 3 1 4 4 4s12 1 12 10c0 4-3 8-6 11-17 18-34 36-51 55z"><text:p/></draw:path><draw:path draw:style-name="gr180" draw:text-style-name="P67" svg:width="0.0528in" svg:height="0.0386in" svg:x="0.4772in" svg:y="0.0654in" svg:viewBox="0 0 135 99" svg:d="M16 83c-1 4-1 5-2 9 0 5 4 7 8 7 3 0 6-3 8-4 1-2 3-9 4-14 1-4 4-14 5-20 1-5 2-10 3-15 3-9 4-11 10-20s16-20 33-20c13 0 13 11 13 16 0 12-9 38-13 47-2 6-3 8-3 11 0 12 10 19 21 19 22 0 32-30 32-33s-3-3-4-3c-3 0-3 1-4 4-5 17-15 26-24 26-4 0-5-3-5-7 0-6 1-8 5-18 3-8 12-31 12-43 0-21-17-25-29-25-19 0-31 11-37 20-2-15-15-20-24-20-10 0-14 6-18 12-4 8-7 20-7 21 0 3 3 3 4 3 2 0 2 0 4-6 4-13 7-24 16-24 6 0 7 5 7 11 0 4-2 12-3 18-2 6-4 15-5 20-2 9-4 18-7 28z"><text:p/></draw:path></draw:g></draw:g></text:span><text:span text:style-name="T43">: e.d.f: </text:span><text:span text:style-name="T43"><draw:g text:anchor-type="as-char" svg:y="-0.1319in" draw:z-index="106" draw:name="Shape119" draw:style-name="gr178"><svg:title>TexMaths</svg:title><svg:desc>9§inline§\hat{F}_n (x) = \frac{\sum^n_{i=1} I(X_i \leq x)}{n}. I(X_i \leq x) = 1 \ pokud \ X_i \leq x, 0 \ jinak§svg§600§FALSE§</svg:desc><draw:g draw:style-name="gr2"><draw:path draw:style-name="gr179" draw:text-style-name="P66" svg:width="3.2134in" svg:height="0.1622in" svg:x="0.002in" svg:y="0.0071in" svg:viewBox="0 0 8163 413" svg:d="M4082 413c-1361 0-2721 0-4082 0 0-138 0-275 0-413 2721 0 5442 0 8163 0 0 138 0 275 0 413-1360 0-2721 0-4081 0z"><text:p/></draw:path><draw:path draw:style-name="gr180" draw:text-style-name="P67" svg:width="0.0331in" svg:height="0.0189in" svg:x="0.0382in" svg:y="0.0146in" svg:viewBox="0 0 85 49" svg:d="M42 0c-14 14-28 29-42 43 2 2 4 4 5 6 13-11 25-22 37-33 12 11 25 22 36 33 2-2 5-4 7-6-15-14-28-29-43-43z"><text:p/></draw:path><draw:path draw:style-name="gr180" draw:text-style-name="P67" svg:width="0.0878in" svg:height="0.0839in" svg:x="0.0004in" svg:y="0.048in" svg:viewBox="0 0 224 214" svg:d="M84 112c10 0 20 0 30 0 24 0 26 5 26 14 0 2 0 6-1 15-1 2-2 3-2 4 0 3 3 3 4 3 3 0 3 0 5-6 5-23 12-46 17-68 1-4 1-5 1-6s-1-3-4-3-3 2-4 7c-7 24-15 30-41 30-10 0-19 0-29 0 7-27 14-53 20-80 3-11 4-13 17-13 14 0 28 0 42 0 39 0 47 11 47 35 0 7 0 9-1 17-1 5-1 5-1 6s1 4 3 4c4 0 4-3 5-8 2-18 4-37 6-55 1-8-1-8-8-8-52 0-103 0-156 0-6 0-9 0-9 6 0 3 3 3 9 3 12 0 21 0 21 6 0 1 0 2-2 7-14 56-28 112-42 168-3 13-4 14-29 14-5 0-8 0-8 7 0 3 4 3 5 3 9 0 32-1 41-1 11 0 37 1 48 1 2 0 6 0 6-5 0-3-1-3-2-4s-2-1-9-1-8 0-16 0c-9-1-10-2-10-6 0-1 0-3 1-7 6-27 13-53 20-79z"><text:p/></draw:path><draw:path draw:style-name="gr180" draw:text-style-name="P67" svg:width="0.0528in" svg:height="0.0386in" svg:x="0.0799in" svg:y="0.1126in" svg:viewBox="0 0 135 99" svg:d="M16 83c-1 3-2 9-2 10 0 4 4 6 8 6s7-3 9-5c1-1 2-9 3-13 1-5 4-14 6-20 1-5 2-10 3-15 2-9 3-11 9-20 7-9 17-21 34-21 12 0 12 12 12 17 0 12-9 37-12 46-3 7-4 8-4 12 0 12 10 19 22 19 21 0 31-31 31-33 0-3-3-3-4-3-2 0-3 1-4 4-5 17-14 27-23 27-5 0-6-4-6-9s1-8 6-18c2-7 11-30 11-42 0-21-17-25-29-25-18 0-30 11-37 20-1-16-15-20-24-20-10 0-14 6-17 12-5 8-8 20-8 21 0 3 3 3 4 3 2 0 3 0 4-6 4-13 8-25 16-25 7 0 8 6 8 12 0 4-2 12-3 18-2 6-5 15-6 20-2 9-4 19-7 28z"><text:p/></draw:path><draw:path draw:style-name="gr180" draw:text-style-name="P67" svg:width="0.0287in" svg:height="0.1236in" svg:x="0.1559in" svg:y="0.039in" svg:viewBox="0 0 74 315" svg:d="M74 312c0-2 0-2-6-7-39-40-49-99-49-147 0-55 12-110 50-149 5-5 5-4 5-5 0-3-2-4-4-4s-31 22-50 61c-15 35-20 70-20 97 0 25 4 62 21 98 20 38 47 59 49 59s4-1 4-3z"><text:p/></draw:path><draw:path draw:style-name="gr180" draw:text-style-name="P67" svg:width="0.0618in" svg:height="0.0559in" svg:x="0.1953in" svg:y="0.0772in" svg:viewBox="0 0 158 143" svg:d="M97 44c2-8 9-37 31-37 2 0 10 0 16 4-9 2-15 10-15 17 0 5 3 12 11 12s18-7 18-19c0-17-18-21-29-21-19 0-30 17-34 24-8-20-25-24-34-24-33 0-51 41-51 49 0 3 3 2 4 3 2 0 3-1 4-3 11-34 32-42 42-42 7 0 17 3 17 21 0 10-5 31-17 75-4 20-16 33-29 33-2 0-9 0-17-4 9-1 16-8 16-17s-7-11-12-11c-10 0-18 9-18 18 0 15 16 21 30 21 21 0 32-21 33-24 5 12 15 24 34 24 33 0 51-40 51-48 0-3-3-3-4-3-3 0-4 1-4 3-10 34-32 41-42 41-12 0-17-10-17-21 0-6 2-13 5-28 4-14 8-28 11-43z"><text:p/></draw:path><draw:path draw:style-name="gr180" draw:text-style-name="P67" svg:width="0.0287in" svg:height="0.1236in" svg:x="0.2701in" svg:y="0.039in" svg:viewBox="0 0 74 315" svg:d="M74 158c0-25-4-63-22-99-19-38-46-59-48-59-3 0-4 1-4 4 0 1 0 1 6 7 31 30 49 81 49 147 0 54-12 108-50 149-5 3-5 3-5 5s1 3 4 3c2 0 31-22 49-61 16-34 21-70 21-96z"><text:p/></draw:path><draw:path draw:style-name="gr180" draw:text-style-name="P67" svg:width="0.0827in" svg:height="0.0291in" svg:x="0.3531in" svg:y="0.0866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906in" svg:height="0.0866in" svg:x="0.4992in" svg:y="0.0004in" svg:viewBox="0 0 231 221" svg:d="M106 114c3-1 3-2 3-3s0-1-3-4c-26-32-52-64-78-96 32 0 64 0 96 0 33 0 50 4 53 5 20 6 40 19 47 38 3 0 5 0 7 0-7-18-13-36-20-54-68 0-136 0-204 0-4 0-5 0-6 2-1 0-1 1-1 7 30 36 59 72 89 109-29 31-57 64-86 96-3 3-3 3-3 4 0 3 4 3 7 3 68 0 136 0 204 0 7-18 13-37 20-56-2 0-4 0-7 0-7 19-27 31-42 36-5 2-22 6-56 6s-68 0-103 0c28-31 55-62 83-93z"><text:p/></draw:path><draw:path draw:style-name="gr180" draw:text-style-name="P67" svg:width="0.0433in" svg:height="0.0276in" svg:x="0.6028in" svg:y="0.0008in" svg:viewBox="0 0 111 71" svg:d="M16 54c-1 4-2 11-2 12 0 3 2 5 6 5 2 0 5-1 7-4 0-1 2-9 3-13 5-22 5-22 6-23 2-3 14-26 32-26 9 0 11 5 11 12 0 9-6 25-10 34-1 2-1 4-1 7 0 8 8 13 17 13 17 0 26-20 26-24 0-2-3-2-4-2-3 0-3 1-3 4-4 9-11 18-18 18-4 0-5-3-5-7 0-3 0-5 2-8 3-6 10-24 10-33 0-12-8-19-24-19-14 0-24 9-29 15-1-12-14-15-20-15-15 0-14 16-20 24 0 3 2 2 3 3 2 0 3-1 3-4 3-9 7-18 14-18 5 0 6 6 6 8 0 3-2 9-3 13 0 5-2 11-3 14-1 5-3 9-4 14z"><text:p/></draw:path><draw:path draw:style-name="gr180" draw:text-style-name="P67" svg:width="0.0217in" svg:height="0.0417in" svg:x="0.6028in" svg:y="0.0528in" svg:viewBox="0 0 56 107" svg:d="M48 7c0-3-3-7-7-7s-9 5-9 10c0 4 3 6 6 6 5 0 10-4 10-9zM56 83c0-2-3-2-4-2-2 0-2 0-3 4-3 8-10 17-18 17-4 0-5-2-5-6 0-3 1-5 2-8s3-6 4-9c0-1 6-16 9-21 0-3 1-6 1-8 0-8-7-14-17-14-16 0-25 20-25 24 0 3 2 2 3 3 2 0 3-1 3-4 4-10 12-18 18-18 4 0 6 2 6 7 0 2 0 2-1 5-2 3-9 20-11 25-1 3-1 3-4 8 0 3-1 5-1 8 0 8 8 13 17 13 17 0 26-20 26-24z"><text:p/></draw:path><draw:path draw:style-name="gr180" draw:text-style-name="P67" svg:width="0.0512in" svg:height="0.0177in" svg:x="0.6366in" svg:y="0.0697in" svg:viewBox="0 0 131 46" svg:d="M125 9c3 0 6 0 6-4 0-5-4-5-7-5-39 0-78 0-118 0-1 0-6 0-6 5 0 4 4 4 5 4 40 0 81 0 120 0zM124 46c3 0 7-1 7-5s-3-3-6-3c-39 0-80 0-120 0-1 0-5-1-5 3s5 5 6 5c40 0 79 0 118 0z"><text:p/></draw:path><draw:path draw:style-name="gr180" draw:text-style-name="P67" svg:width="0.0252in" svg:height="0.0406in" svg:x="0.7031in" svg:y="0.0524in" svg:viewBox="0 0 65 104" svg:d="M41 4c0-4 0-4-6-4-12 10-29 10-32 10-1 0-2 0-3 0 0 3 0 4 0 7 1 0 2 0 3 0 3 0 14-1 23-4 0 26 0 52 0 78 0 5 0 7-17 7-3 0-5 0-8 0 0 2 0 4 0 6 9 0 23 0 32 0s24 0 32 0c0-2 0-4 0-6-3 0-5 0-7 0-17 0-17-2-17-7 0-29 0-58 0-87z"><text:p/></draw:path><draw:path draw:style-name="gr180" draw:text-style-name="P67" svg:width="0.0406in" svg:height="0.0587in" svg:x="0.7657in" svg:y="0.0063in" svg:viewBox="0 0 104 150" svg:d="M77 17c2-7 3-9 19-9 6 0 8 0 8-5 0-2-1-3-3-3-5 0-10 0-15 0s-10 1-15 1-10-1-15-1-11 0-15 0c-1 0-5 0-5 4s3 4 7 4c3 0 5 0 8 0 5 1 7 1 7 3s-1 3-1 5c-10 39-20 78-30 117-2 7-2 10-19 10-6 0-8 0-8 5 1 0 0 2 4 2 6 0 23 0 29 0s10 0 16 0c5 0 10 0 15 0 2 0 4 0 4-4 0-3-2-3-7-3-2-1-4 0-9-1-5 0-5-1-5-3s0-1 1-5c10-39 20-78 29-117z"><text:p/></draw:path><draw:path draw:style-name="gr180" draw:text-style-name="P67" svg:width="0.0224in" svg:height="0.0866in" svg:x="0.8209in" svg:y="0.0004in" svg:viewBox="0 0 58 221" svg:d="M53 0c-41 30-53 77-53 111 0 30 10 79 53 110 2 0 5 0 5-2s-1-2-2-4c-30-26-41-64-41-104 0-60 23-89 41-106 1 0 2-1 2-2 0-3-3-3-5-3z"><text:p/></draw:path><draw:path draw:style-name="gr180" draw:text-style-name="P67" svg:width="0.0764in" svg:height="0.0587in" svg:x="0.8543in" svg:y="0.0063in" svg:viewBox="0 0 195 150" svg:d="M113 67c7-8 13-15 20-22 28-28 37-36 57-37 3-1 5-1 5-5 0-3-1-3-2-3-7 0-15 1-21 1s-20-1-26-1c-2 0-5 0-5 4 1 1 0 3 4 4 2 0 7 0 7 5 0 3-3 7-5 9-2 1-30 29-38 37-7-14-15-28-23-43 0-1 0-2 0-3s3-5 11-5c2 0 5-1 5-5-1-1 0-3-4-3s-11 0-15 0c-5 0-10 1-15 1-3 0-9 0-12-1-4 0-9 0-12 0-2 0-5 0-5 4s3 4 6 4c14 0 14 2 16 6 11 21 21 41 32 62-5 3-8 7-13 11-4 5-14 15-19 19-27 26-36 36-56 37-2 0-5 0-5 5 0 0 1 2 3 2 7 0 14 0 20 0 5 0 10 0 14 0s9 0 13 0c0 0 4 0 4-4 0-3-3-3-4-3-2-1-7-1-7-5s3-8 8-12c16-15 30-30 45-44 9 17 17 34 26 52 2 3 2 3 2 4s-4 4-11 5c-2 0-6 0-6 5 2 0 1 2 5 2s10 0 14 0c5 0 10 0 14 0s9 0 14 0c4 0 8 0 12 0 1 0 4 0 4-4 0-3-3-3-6-3-13 0-15-3-16-6-12-24-24-47-35-70z"><text:p/></draw:path><draw:path draw:style-name="gr180" draw:text-style-name="P67" svg:width="0.0217in" svg:height="0.0417in" svg:x="0.937in" svg:y="0.037in" svg:viewBox="0 0 56 107" svg:d="M49 6c0-3-3-6-8-6-4 0-9 4-9 9s3 7 7 7c5 0 10-5 10-10zM56 82c0-2-3-2-4-2-2 0-2 1-3 4-3 9-10 18-18 18-4 0-5-3-5-7 0-3 1-5 2-8 2-3 3-6 4-9 0-1 7-15 9-21 1-3 2-6 2-8 0-8-7-14-17-14-17 0-26 20-26 24 0 3 3 3 4 3 2 0 2-1 3-4 4-10 11-18 18-18 3 0 5 2 5 7 0 2 0 2-1 5s-8 20-11 25c-1 3-1 3-3 8-1 3-1 5-1 8 0 8 7 14 17 14 16 0 25-21 25-25z"><text:p/></draw:path><draw:path draw:style-name="gr180" draw:text-style-name="P67" svg:width="0.0583in" svg:height="0.0756in" svg:x="0.9803in" svg:y="0.0063in" svg:viewBox="0 0 149 193" svg:d="M145 12c3-2 4-4 4-7 0-2-1-5-5-5-1 1-1 0-4 2-45 21-90 43-135 65-3 1-5 2-5 5 0 2 2 5 5 6 45 22 90 44 135 65 3 1 2 0 4 1 4 0 5-3 5-5 0-3-2-5-4-6-42-20-85-41-127-61 42-20 85-40 127-60zM141 193c4 0 8 0 8-5 0-6-4-6-8-6-44 0-88 0-132 0-4 0-9 0-9 6 0 5 5 5 9 5 44 0 88 0 132 0z"><text:p/></draw:path><draw:path draw:style-name="gr180" draw:text-style-name="P67" svg:width="0.0465in" svg:height="0.039in" svg:x="1.0531in" svg:y="0.028in" svg:viewBox="0 0 119 100" svg:d="M44 74c-2 8-9 20-21 20-3-1-7 0-11-3 9-4 10-11 10-13 0-4-4-8-9-8-7 0-13 6-13 14 0 10 13 16 23 16s19-6 25-15c5 11 18 15 27 15 25 0 38-28 38-34 0-3-2-3-3-3-3 0-4 1-5 4-4 15-18 27-29 27-9 0-14-7-14-15 0-5 6-26 11-50 4-17 14-23 22-23 4 1 8 0 12 3-7 3-10 9-10 13s4 8 9 8 13-5 13-14c0-12-15-16-24-16-10 0-19 7-25 16-3-9-13-16-26-16-25 0-39 27-39 34 0 3 3 3 4 3 3 0 3-1 5-4 5-17 18-27 29-27 7 0 14 4 14 15 0 4-3 15-5 23-2 10-5 20-8 30z"><text:p/></draw:path><draw:path draw:style-name="gr180" draw:text-style-name="P67" svg:width="0.0224in" svg:height="0.0866in" svg:x="1.1114in" svg:y="0.0004in" svg:viewBox="0 0 58 221" svg:d="M5 0c-2 0-5 0-5 3 0 1 1 2 2 3 19 17 40 47 40 105 0 46-14 81-38 102-4 4-4 4-4 6 0 1 1 2 3 2s24-15 38-42c10-19 17-42 17-68 0-32-10-79-53-111z"><text:p/></draw:path><draw:path draw:style-name="gr180" draw:text-style-name="P67" svg:width="0.6512in" svg:height="0.0047in" svg:x="0.4925in" svg:y="0.0984in" svg:viewBox="0 0 1655 13" svg:d="M828 13c-276 0-552 0-828 0 0-5 0-8 0-13 552 0 1103 0 1655 0 0 5 0 8 0 13-276 0-552 0-827 0z"><text:p/></draw:path><draw:path draw:style-name="gr180" draw:text-style-name="P67" svg:width="0.0528in" svg:height="0.039in" svg:x="0.7917in" svg:y="0.1366in" svg:viewBox="0 0 135 100" svg:d="M16 84c-1 2-2 8-2 9 0 4 4 7 8 7 3 0 7-4 9-6 1-2 2-9 3-13 1-5 4-14 5-20 2-4 2-10 4-14 2-10 3-11 9-21 7-8 16-20 34-20 12 0 12 11 12 16 0 13-9 37-12 46-3 7-4 8-4 13 0 12 10 19 21 19 22 0 32-31 32-34s-3-3-4-3c-2 0-3 1-4 4-5 18-14 27-23 27-5 0-6-4-6-8 0-5 1-9 6-19 2-6 11-29 11-42 0-21-17-25-29-25-18 0-30 12-37 20-1-16-15-20-24-20-10 0-14 7-18 12-4 8-7 20-7 22 0 3 3 3 4 3 2 0 2-1 4-7 4-13 8-24 16-24 7 0 8 5 8 11 0 5-2 12-4 18s-4 15-5 20c-2 10-4 19-7 29z"><text:p/></draw:path><draw:path draw:style-name="gr180" draw:text-style-name="P67" svg:width="0.0126in" svg:height="0.0126in" svg:x="1.1701in" svg:y="0.1193in" svg:viewBox="0 0 33 33" svg:d="M33 17c0-9-8-17-17-17-10 0-16 8-16 17s6 16 16 16c9 0 17-7 17-16z"><text:p/></draw:path><draw:path draw:style-name="gr180" draw:text-style-name="P67" svg:width="0.0575in" svg:height="0.0843in" svg:x="1.198in" svg:y="0.0476in" svg:viewBox="0 0 147 215" svg:d="M108 24c3-11 4-15 29-15 7 0 10 0 10-5 0-4-4-4-5-4-10 0-33 1-42 1s-32-1-42-1c-2 0-7 0-7 6 0 3 4 3 9 3 14 0 22 0 22 6 0 2 0 3 0 6-14 56-29 113-43 170-3 11-4 14-29 14-7 0-10 0-10 6 0 4 4 4 5 4 9 0 32-1 41-1 10 0 33 1 43 1 2 0 6 0 6-5s-2-5-9-5c-6 0-8 0-14 0-6-1-8-2-8-5s1-6 2-7c14-57 28-113 42-169z"><text:p/></draw:path><draw:path draw:style-name="gr180" draw:text-style-name="P67" svg:width="0.0287in" svg:height="0.1236in" svg:x="1.2705in" svg:y="0.039in" svg:viewBox="0 0 74 315" svg:d="M74 312c0-2 0-2-6-7-39-40-50-99-50-147 0-55 13-110 51-149 5-5 5-4 5-5 0-3-2-4-4-4s-31 22-50 61c-16 35-20 70-20 97 0 25 4 62 21 98 19 38 47 59 49 59s4-1 4-3z"><text:p/></draw:path><draw:path draw:style-name="gr180" draw:text-style-name="P67" svg:width="0.1024in" svg:height="0.0843in" svg:x="1.3098in" svg:y="0.0476in" svg:viewBox="0 0 261 215" svg:d="M145 85c-9-20-17-42-26-63-1-2-1-2-2-3 0-2 5-8 19-10 3 0 6 0 6-5 0-4-3-4-4-4-14 0-27 1-41 1-8 0-27-1-35-1-2 0-5 0-5 6 0 3 2 3 7 3 19 0 21 4 23 11 13 29 26 58 38 88-22 23-45 47-67 71-1 1-3 2-4 4-15 17-31 21-47 22-3 1-7 1-7 6 0 1 0 4 5 4 9 0 19-1 29-1 12 0 25 1 35 1 2 0 7 0 7-6 0-3-4-4-5-4-3 0-12-1-12-9 0-5 5-11 9-14 10-12 21-24 32-34 9-11 19-22 28-32 11 25 21 50 32 76 1 3 1 2 2 4 0 3-6 8-19 9-3 1-6 1-6 6 0 4 3 4 4 4 9 0 32-1 41-1 8 0 27 1 35 1 2 0 5 0 5-5s-2-5-5-5c-21 0-22-1-27-13-13-30-33-79-41-98 21-22 54-60 65-69 9-7 21-15 40-16 4 0 7 0 7-6-2-1 0-3-4-3-9 0-20 1-30 1-12 0-24-1-35-1-2 0-6 0-6 6 0 2 1 3 4 3 3 1 13 1 13 10 0 4-4 9-7 12-17 18-34 36-51 54z"><text:p/></draw:path><draw:path draw:style-name="gr180" draw:text-style-name="P67" svg:width="0.026in" svg:height="0.0583in" svg:x="1.4142in" svg:y="0.0933in" svg:viewBox="0 0 67 149" svg:d="M61 8c0-3-2-8-9-8-6 0-12 5-12 13 0 3 2 8 9 8 6 0 12-7 12-13zM16 121c-1 2-2 5-2 10 0 9 9 18 21 18 22 0 32-31 32-34 0-2-3-2-4-2-3 0-3 0-4 3-5 17-15 27-24 27-3 0-5-4-5-8 0-5 2-9 3-14 3-6 5-12 8-17 1-6 9-27 10-29s2-5 2-8c0-9-9-17-21-17-22 0-32 29-32 33 0 3 3 3 4 3 2 0 2-1 3-4 7-19 16-27 25-27 2 0 5 2 5 8 0 5-2 8-7 23-5 11-9 23-14 35z"><text:p/></draw:path><draw:path draw:style-name="gr180" draw:text-style-name="P67" svg:width="0.076in" svg:height="0.0953in" svg:x="1.4965in" svg:y="0.0531in" svg:viewBox="0 0 194 243" svg:d="M187 14c4-2 7-4 7-8 0-3-3-6-7-6-2 0-4 1-6 2-59 28-116 55-175 83-5 2-6 4-6 7s2 4 6 7c59 27 116 54 175 82 4 2 4 2 6 2 3 0 7-3 7-7 0-2-2-4-8-7-55-26-110-52-165-77 56-26 110-52 166-78zM182 243c5 0 12 0 12-6s-8-6-12-6c-57 0-114 0-171 0-5 0-11 0-11 6s5 6 11 6c57 0 114 0 171 0z"><text:p/></draw:path><draw:path draw:style-name="gr180" draw:text-style-name="P67" svg:width="0.0618in" svg:height="0.0559in" svg:x="1.6205in" svg:y="0.0772in" svg:viewBox="0 0 158 143" svg:d="M96 44c2-8 9-37 32-37 2 0 9 0 15 4-8 2-14 10-14 17 0 5 2 12 11 12 8 0 18-7 18-19 0-17-19-21-30-21-18 0-30 17-33 24-9-20-26-24-35-24-32 0-50 41-50 49 0 3 3 3 4 3 2 0 3-1 3-3 11-34 33-42 43-42 6 0 17 3 17 21 0 10-5 31-17 75-5 20-16 33-30 33-2 0-9 0-16-4 8-1 15-8 15-17s-7-11-12-11c-9 0-17 9-17 18 0 15 15 21 30 21 20 0 32-21 33-24 4 12 15 24 34 24 33 0 51-40 51-48 0-3-3-3-4-3-3 0-4 1-4 3-10 34-32 41-43 41s-17-10-17-21c0-6 2-13 6-28 3-14 7-28 10-43z"><text:p/></draw:path><draw:path draw:style-name="gr180" draw:text-style-name="P67" svg:width="0.0283in" svg:height="0.1236in" svg:x="1.6953in" svg:y="0.039in" svg:viewBox="0 0 73 315" svg:d="M73 158c0-25-4-63-21-99-19-38-46-59-49-59-2 0-3 1-3 4 0 1 0 1 5 7 32 30 50 81 50 147 0 54-12 108-51 149-4 3-4 3-4 5s1 3 3 3c3 0 31-22 50-61 16-34 20-70 20-96z"><text:p/></draw:path><draw:path draw:style-name="gr180" draw:text-style-name="P67" svg:width="0.0827in" svg:height="0.0291in" svg:x="1.778in" svg:y="0.0866in" svg:viewBox="0 0 211 75" svg:d="M200 13c4 0 11 0 11-7 0-6-7-6-10-6-63 0-127 0-190 0-5 0-11 0-11 6 0 7 6 7 11 7 63 0 126 0 189 0zM201 75c3 0 10 0 10-7 0-6-7-6-11-6-63 0-126 0-189 0-5 0-11 0-11 6 0 7 6 7 11 7 63 0 127 0 190 0z"><text:p/></draw:path><draw:path draw:style-name="gr180" draw:text-style-name="P67" svg:width="0.0406in" svg:height="0.0823in" svg:x="1.9138in" svg:y="0.0496in" svg:viewBox="0 0 104 210" svg:d="M65 8c0-8 0-8-7-8-20 20-48 20-58 20 0 3 0 6 0 10 6 0 25 0 41-8 0 55 0 109 0 163 0 11 0 15-29 15-4 0-7 0-10 0 0 3 0 6 0 10 11-1 39-1 51-1 13 0 41 0 51 1 0-4 0-7 0-10-3 0-6 0-9 0-29 0-30-3-30-15 0-59 0-118 0-177z"><text:p/></draw:path><draw:path draw:style-name="gr180" draw:text-style-name="P67" svg:width="0.065in" svg:height="0.0787in" svg:x="2.0024in" svg:y="0.0772in" svg:viewBox="0 0 166 201" svg:d="M24 178c-1 11-2 14-17 14-3 0-7 0-7 5 0 3 2 4 5 4 8 0 18-1 26-1 10 0 21 1 31 1 2 0 6 0 6-7 0-2-3-2-8-2-15 0-15-3-15-6s13-55 15-63c4 9 13 20 29 20 37 0 77-46 77-93 0-29-18-50-43-50-16 0-30 12-41 23-4-16-17-23-29-23-14 0-20 13-23 18-6 11-10 30-10 31 0 3 3 3 4 3 3 0 4-1 6-7 5-22 11-38 22-38 6 0 10 3 10 15 0 7-1 10-2 16-11 47-24 93-36 140zM80 41c3-9 11-18 17-22 11-10 20-12 25-12 13 0 20 11 20 30s-10 55-15 66c-11 23-26 33-38 33-21 0-25-26-25-28 0-1 0-1 1-5 5-20 10-41 15-62z"><text:p/></draw:path><draw:path draw:style-name="gr180" draw:text-style-name="P67" svg:width="0.0528in" svg:height="0.0559in" svg:x="2.0744in" svg:y="0.0772in" svg:viewBox="0 0 135 143" svg:d="M135 53c0-32-22-53-50-53-43 0-85 45-85 90 0 32 21 53 50 53 43 0 85-43 85-90zM50 136c-13 0-27-9-27-34 0-16 9-50 18-66 17-24 35-29 44-29 18 0 28 16 28 34 0 12-7 45-19 66-11 18-28 29-44 29z"><text:p/></draw:path><draw:path draw:style-name="gr180" draw:text-style-name="P67" svg:width="0.0559in" svg:height="0.087in" svg:x="2.1362in" svg:y="0.0461in" svg:viewBox="0 0 143 222" svg:d="M74 4c0-1 0-4-5-4-7 0-30 2-38 3-3 1-7 1-7 6 0 4 4 4 8 4 16 0 16 2 16 5 0 2-1 4-1 6-15 61-31 122-46 183-1 4-1 4-1 6 0 7 6 9 9 9 5 0 9-2 11-6 2-3 16-61 18-69 11 1 37 6 37 27 0 1 0 3-1 6-1 4-2 8-2 11 0 19 13 31 30 31 9 0 18-4 24-16 8-14 12-31 12-32 0-3-3-3-4-3-3 0-3 1-4 5-7 24-14 39-28 39-6 0-10-3-10-14 0-6 1-13 3-18 0-6 0-7 0-10 0-20-19-30-46-33 10-6 19-16 27-23 15-17 29-31 46-31 1 0 1 0 2 0 4 1 4 1 7 3 0 0 0 1 1 1-15 1-18 13-18 17 0 5 3 12 12 12 8 0 17-7 17-20 0-9-7-20-21-20-9 0-24 3-46 28-11 12-24 24-35 30 10-45 22-89 33-133z"><text:p/></draw:path><draw:path draw:style-name="gr180" draw:text-style-name="P67" svg:width="0.0638in" svg:height="0.0559in" svg:x="2.202in" svg:y="0.0772in" svg:viewBox="0 0 163 143" svg:d="M102 122c3 13 14 21 28 21 10 0 18-7 23-17 5-12 10-31 10-31 0-3-4-3-5-3-2 0-2 1-4 5-4 18-10 39-23 39-7 0-10-4-10-15 0-6 3-21 6-32 3-12 6-22 9-34 1-5 4-17 5-22 2-7 5-19 5-21 0-6-5-8-9-8-2 0-10 0-13 10-5 24-20 79-23 96 0 1-13 26-36 26-16 0-20-14-20-25 0-18 9-43 17-65 4-9 6-14 6-20 0-14-10-26-27-26-29 0-41 46-41 49s3 3 4 3c3 0 3-1 5-6 8-27 20-39 32-39 2 0 8 0 8 10 0 8-4 17-6 22-11 31-18 51-18 66 0 30 22 38 39 38 21 0 32-14 38-21z"><text:p/></draw:path><draw:path draw:style-name="gr180" draw:text-style-name="P67" svg:width="0.0587in" svg:height="0.087in" svg:x="2.2744in" svg:y="0.0461in" svg:viewBox="0 0 150 222" svg:d="M150 4c0-1 0-4-3-4-6 0-35 3-41 4-2 0-4 1-4 5s2 4 8 4c14 0 15 2 15 5 0 2-1 4-1 6-6 25-12 51-19 76-5-12-14-21-28-21-37 0-77 47-77 93 0 30 17 50 42 50 7 0 22-1 41-23 3 13 14 23 29 23 11 0 19-7 23-17 5-11 10-30 10-31 0-3-3-3-4-3-3 0-3 1-4 5-6 21-11 39-24 39-9 0-9-8-9-14 0-8 0-10 1-16 16-61 30-121 45-181zM85 182c-2 5-2 6-7 11-13 18-27 22-36 22-15 0-19-17-19-30 0-15 9-54 17-68 10-19 24-31 37-31 20 0 25 26 25 28s-1 4-1 6c-6 20-11 41-16 62z"><text:p/></draw:path><draw:path draw:style-name="gr180" draw:text-style-name="P67" svg:width="0.1024in" svg:height="0.0843in" svg:x="2.3791in" svg:y="0.0476in" svg:viewBox="0 0 261 215" svg:d="M145 85c-9-20-17-42-26-63-1-2-1-2-2-3 0-2 5-8 19-10 3 0 6 0 6-5 0-4-3-4-4-4-14 0-27 1-41 1-7 0-27-1-35-1-2 0-5 0-5 6 0 3 2 3 7 3 19 0 21 4 23 11 13 29 26 58 38 88-22 23-45 47-67 71-1 1-3 2-4 4-15 17-31 21-47 22-3 1-7 1-7 6 0 1 0 4 5 4 9 0 19-1 29-1 12 0 25 1 35 1 3 0 7 0 7-6 0-3-3-3-4-4-4 0-13-1-13-9 0-5 5-11 9-14 10-12 21-24 32-34 9-11 19-22 28-32 11 25 21 50 32 76 1 3 1 2 2 4 0 3-6 8-19 9-3 1-6 1-6 6 0 4 3 4 5 4 8 0 31-1 40-1 8 0 27 1 35 1 2 0 6 0 6-5s-3-5-6-5c-21 0-22-1-27-13-13-30-33-79-41-98 22-22 54-60 65-69 9-7 21-15 40-16 4 0 7 0 7-6-2-1 0-3-4-3-9 0-20 1-30 1-12 0-24-1-35-1-2 0-6 0-6 6 0 2 2 3 4 3 3 1 13 1 13 10 0 4-4 9-7 12-17 18-34 36-51 54z"><text:p/></draw:path><draw:path draw:style-name="gr180" draw:text-style-name="P67" svg:width="0.026in" svg:height="0.0583in" svg:x="2.4831in" svg:y="0.0933in" svg:viewBox="0 0 67 149" svg:d="M61 8c0-3-2-8-9-8-6 0-12 5-12 13 0 3 2 8 9 8 6 0 12-7 12-13zM16 121c-1 2-2 5-2 10 0 9 9 18 21 18 22 0 32-31 32-34 0-2-3-2-4-2-3 0-3 0-4 3-5 17-15 27-23 27-4 0-6-4-6-8 0-5 2-9 3-14 3-6 6-12 8-17 1-6 9-27 10-29s2-5 2-8c0-9-9-17-21-17-22 0-32 29-32 33 0 3 3 3 4 3 2 0 3-1 3-4 7-19 16-27 25-27 3 0 5 2 5 8 0 5-2 8-7 23-5 11-9 23-14 35z"><text:p/></draw:path><draw:path draw:style-name="gr180" draw:text-style-name="P67" svg:width="0.076in" svg:height="0.0953in" svg:x="2.5654in" svg:y="0.0531in" svg:viewBox="0 0 194 243" svg:d="M187 14c4-2 7-4 7-8 0-3-3-6-7-6-2 0-4 1-6 2-59 28-116 55-175 83-5 2-6 4-6 7s2 4 6 7c59 27 116 54 175 82 4 2 5 2 6 2 4 0 7-3 7-7 0-2-2-4-8-7-55-26-110-52-165-77 56-26 110-52 166-78zM182 243c5 0 12 0 12-6s-8-6-12-6c-57 0-114 0-170 0-6 0-12 0-12 6s5 6 11 6c57 0 114 0 171 0z"><text:p/></draw:path><draw:path draw:style-name="gr180" draw:text-style-name="P67" svg:width="0.0618in" svg:height="0.0559in" svg:x="2.6902in" svg:y="0.0772in" svg:viewBox="0 0 158 143" svg:d="M96 44c2-8 9-37 32-37 2 0 9 0 15 4-8 2-14 10-14 17 0 5 2 12 11 12 8 0 18-7 18-19 0-17-19-21-30-21-18 0-29 17-33 24-8-20-25-24-35-24-32 0-50 41-50 49 0 3 3 3 4 3 2 0 3-1 4-3 11-34 32-42 42-42 6 0 17 3 17 21 0 10-5 31-17 75-5 20-16 33-30 33-2 0-9 0-16-4 9-1 15-8 15-17s-6-11-12-11c-9 0-17 9-17 18 0 15 15 21 30 21 20 0 32-21 33-24 4 12 15 24 34 24 33 0 51-40 51-48 0-3-3-3-4-3-3 0-4 1-4 3-10 34-32 41-42 41-12 0-18-10-18-21 0-6 2-13 6-28 3-14 7-28 10-43z"><text:p/></draw:path><draw:path draw:style-name="gr180" draw:text-style-name="P67" svg:width="0.0142in" svg:height="0.037in" svg:x="2.7685in" svg:y="0.1193in" svg:viewBox="0 0 37 95" svg:d="M37 33c0-20-8-33-21-33-10 0-16 8-16 17 0 8 6 16 16 16 5 0 8-1 12-3 1-1 1-1 1-1 1 0 1 0 1 4 0 24-11 43-22 53-3 3-3 4-3 5 0 3 1 4 3 4 4 0 29-25 29-62z"><text:p/></draw:path><draw:path draw:style-name="gr180" draw:text-style-name="P67" svg:width="0.052in" svg:height="0.085in" svg:x="2.8177in" svg:y="0.0496in" svg:viewBox="0 0 133 217" svg:d="M133 109c0-25-1-50-12-74-15-30-41-35-53-35-19 0-43 8-56 37-10 22-12 47-12 72 0 23 2 52 14 76 14 26 37 32 53 32 17 0 41-6 55-37 10-22 11-46 11-71zM67 210c-12 0-31-8-36-38-4-19-4-49-4-67 0-20 0-41 2-58 6-38 30-41 38-41 10 0 31 7 37 37 3 18 3 42 3 62 0 24 0 45-3 65-5 31-23 40-37 40z"><text:p/></draw:path><draw:path draw:style-name="gr180" draw:text-style-name="P67" svg:width="0.0508in" svg:height="0.1071in" svg:x="2.915in" svg:y="0.05in" svg:viewBox="0 0 130 273" svg:d="M130 12c0-7-5-12-12-12s-17 7-17 17c0 6 4 12 12 12 9 0 17-9 17-17zM67 225c-7 23-22 41-40 41-2 0-6 0-12-3 9-2 14-10 14-16s-3-12-12-12c-8 0-17 7-17 18 0 13 13 20 28 20 22 0 51-16 59-47 10-39 19-77 29-116 2-6 2-11 2-12 0-18-14-29-29-29-32 0-50 46-50 49s2 3 3 3c3 0 4 0 6-6 8-20 22-38 40-38 5 0 10 0 10 14 0 7-1 11-2 16-10 39-19 78-29 118z"><text:p/></draw:path><draw:path draw:style-name="gr180" draw:text-style-name="P67" svg:width="0.0323in" svg:height="0.0831in" svg:x="2.9787in" svg:y="0.05in" svg:viewBox="0 0 83 212" svg:d="M80 12c0-7-4-12-12-12s-17 8-17 17c0 6 5 12 13 12 7 0 16-8 16-17zM57 130c3-9 3-9 6-18 3-6 5-10 5-17 0-14-10-26-27-26-29 0-41 46-41 49s3 3 4 3c2 0 3 0 4-6 9-30 22-38 33-38 2 0 8-1 8 9 0 7-3 14-4 17-3 8-17 45-22 58-3 8-7 19-7 25 0 16 11 26 25 26 30 0 42-46 42-48 0-3-3-3-4-3-2 0-2 1-4 5-6 20-16 39-33 39-5 0-7-2-7-10s2-12 9-31c5-12 8-23 13-34z"><text:p/></draw:path><draw:path draw:style-name="gr180" draw:text-style-name="P67" svg:width="0.0669in" svg:height="0.0559in" svg:x="3.0217in" svg:y="0.0772in" svg:viewBox="0 0 171 143" svg:d="M18 121c-1 5-3 12-3 14 0 5 5 8 9 8 5 0 10-3 12-9 1 0 5-15 6-23 3-10 5-19 8-28 1-7 3-15 5-22 1-5 4-14 4-15 5-10 21-39 52-39 14 0 17 12 17 22 0 20-16 60-21 74-3 7-3 11-3 14 0 15 11 26 26 26 29 0 41-46 41-48 0-3-3-3-4-3-3 0-3 1-4 5-6 22-17 39-32 39-6 0-9-3-9-10 0-8 4-15 7-23 5-17 19-51 19-69 0-21-14-34-36-34-29 0-44 21-50 28-2-18-14-28-29-28s-20 13-24 18c-4 11-9 30-9 31 0 3 3 3 4 3 2 0 3-1 5-7 5-22 12-38 23-38 7 0 9 4 9 15 0 6 0 10-4 26-6 24-13 48-19 73z"><text:p/></draw:path><draw:path draw:style-name="gr180" draw:text-style-name="P67" svg:width="0.0563in" svg:height="0.0559in" svg:x="3.098in" svg:y="0.0772in" svg:viewBox="0 0 144 143" svg:d="M105 21c-6-12-15-21-29-21-37 0-76 47-76 93 0 29 17 50 41 50 7 0 23-1 42-23 3 13 13 23 29 23 10 0 18-7 23-17 5-12 9-31 9-31 0-3-3-3-4-3-2 0-3 1-4 5-5 21-11 39-23 39-9 0-10-8-10-15 0-6 1-8 4-23 4-12 4-16 6-28 4-14 9-29 12-44 3-9 3-10 3-11 0-5-5-9-10-9-7 0-12 7-13 15zM85 103c-2 5-2 6-7 11-14 17-27 22-36 22-16 0-20-17-20-30 0-15 10-54 18-68 10-19 24-31 37-31 19 0 24 26 24 28s0 4-1 6c-5 20-10 41-15 62z"><text:p/></draw:path><draw:path draw:style-name="gr180" draw:text-style-name="P67" svg:width="0.0559in" svg:height="0.087in" svg:x="3.1657in" svg:y="0.0461in" svg:viewBox="0 0 143 222" svg:d="M73 4c0-1 0-4-4-4-8 0-30 2-38 3-3 1-7 1-7 6 0 4 3 4 8 4 15 0 16 2 16 5 0 2-1 4-1 6-15 61-31 122-46 183-1 4-1 4-1 6 0 7 6 9 9 9 4 0 9-2 11-6 1-3 15-61 17-69 11 1 37 6 37 27 0 1 0 3-1 6-1 4-1 8-1 11 0 19 13 31 29 31 10 0 18-4 25-16 8-14 11-31 11-32 0-3-3-3-4-3-2 0-3 1-4 5-7 24-14 39-27 39-7 0-11-3-11-14 0-6 2-13 3-18 1-6 1-7 1-10 0-20-19-30-46-33 10-6 19-16 27-23 15-17 29-31 45-31 1 0 1 0 2 0 5 1 5 1 8 3v1c-15 1-18 13-18 17 0 5 4 12 12 12 9 0 18-7 18-20 0-9-7-20-21-20-9 0-24 3-46 28-11 12-24 24-35 30 10-45 21-89 32-133z"><text:p/></draw:path></draw:g></draw:g></text:span><text:span text:style-name="T43">.</text:span></text:p>
      <text:p text:style-name="P44"><text:soft-page-break/><text:span text:style-name="T43">-</text:span><text:span text:style-name="T45">Metoda max. věrohodnosti: </text:span><text:span text:style-name="T45"><draw:g text:anchor-type="as-char" svg:y="-0.0839in" draw:z-index="107" draw:name="Shape120" draw:style-name="gr178"><svg:title>TexMaths</svg:title><svg:desc>9§inline§X_1,...,X_n§svg§600§FALSE§</svg:desc><draw:g draw:style-name="gr2"><draw:path draw:style-name="gr179" draw:text-style-name="P66" svg:width="0.5205in" svg:height="0.0953in" svg:x="0.0035in" svg:y="0.0071in" svg:viewBox="0 0 1323 243" svg:d="M662 243c-221 0-442 0-662 0 0-81 0-162 0-243 441 0 882 0 1323 0 0 81 0 162 0 243-221 0-441 0-661 0z"><text:p/></draw:path><draw:path draw:style-name="gr180" draw:text-style-name="P67" svg:width="0.102in" svg:height="0.0843in" svg:x="0.0004in" svg:y="0in" svg:viewBox="0 0 260 215" svg:d="M145 86c-9-21-18-42-27-63-1-2-2-3-2-4 0-2 5-8 19-9 4 0 6-1 6-6 0-4-3-4-4-4-14 0-27 1-40 1-8 0-28-1-36-1-2 0-5 0-5 6 0 4 2 4 7 4 19 0 21 4 23 10 13 30 26 58 38 88-22 24-44 47-66 71-2 1-3 2-5 3-15 17-31 22-47 23-3 1-6 1-6 6 0 1 0 4 4 4 9 0 19-1 29-1 12 0 25 1 36 1 2 0 6 0 6-7 0-2-3-2-4-3-3 0-13-1-13-9 0-6 5-11 9-15 10-11 21-22 32-33 10-11 19-21 29-31 11 25 20 50 31 74 2 4 1 4 2 5 0 2-6 8-18 9-4 1-7 1-7 6 0 4 3 4 5 4 9 0 31-1 40-1 8 0 27 1 35 1 2 0 6 0 6-6 0-4-3-4-6-4-21 0-22-1-27-14-13-30-33-77-41-96 22-23 55-60 65-69 9-8 21-15 40-16 4 0 7 0 7-6-2-1 0-4-4-4-9 0-20 1-29 1-12 0-25-1-35-1-3 0-7 0-7 6 0 3 2 4 4 4 3 0 13 1 13 10 0 4-4 8-6 11-17 18-34 36-51 55z"><text:p/></draw:path><draw:path draw:style-name="gr180" draw:text-style-name="P67" svg:width="0.0315in" svg:height="0.0575in" svg:x="0.1094in" svg:y="0.0457in" svg:viewBox="0 0 81 147" svg:d="M50 6c0-6-1-6-7-6-13 14-34 14-43 14 0 3 0 6 0 9 5 0 20 0 32-7 0 37 0 75 0 113 0 7 0 10-22 10-3 0-6 0-8 0 0 3 0 5 0 8 3 0 30-1 39-1 7 0 35 1 40 1 0-3 0-5 0-8-3 0-6 0-9 0-22 0-22-3-22-10 0-42 0-82 0-123z"><text:p/></draw:path><draw:path draw:style-name="gr180" draw:text-style-name="P67" svg:width="0.0142in" svg:height="0.037in" svg:x="0.1665in" svg:y="0.0717in" svg:viewBox="0 0 37 95" svg:d="M37 33c0-20-8-33-20-33-11 0-17 8-17 17 0 8 6 16 17 16 4 0 7-1 11-3 1-1 1-1 2-1 0 2 0 0 0 4 0 24-11 43-21 53-4 3-4 4-4 5 0 2 1 4 3 4 4 0 29-25 29-62z"><text:p/></draw:path><draw:path draw:style-name="gr180" draw:text-style-name="P67" svg:width="0.0126in" svg:height="0.0126in" svg:x="0.222in" svg:y="0.0717in" svg:viewBox="0 0 33 33" svg:d="M33 17c0-9-7-17-16-17s-17 8-17 17 8 16 17 16 16-7 16-16z"><text:p/></draw:path><draw:path draw:style-name="gr180" draw:text-style-name="P67" svg:width="0.0126in" svg:height="0.0126in" svg:x="0.2567in" svg:y="0.0717in" svg:viewBox="0 0 33 33" svg:d="M33 17c0-9-8-17-17-17-10 0-16 8-16 17s6 16 16 16c9 0 17-7 17-16z"><text:p/></draw:path><draw:path draw:style-name="gr180" draw:text-style-name="P67" svg:width="0.013in" svg:height="0.0126in" svg:x="0.2906in" svg:y="0.0717in" svg:viewBox="0 0 34 33" svg:d="M34 17c0-9-8-17-17-17s-17 8-17 17 8 16 17 16 17-7 17-16z"><text:p/></draw:path><draw:path draw:style-name="gr180" draw:text-style-name="P67" svg:width="0.0142in" svg:height="0.037in" svg:x="0.3252in" svg:y="0.0717in" svg:viewBox="0 0 37 95" svg:d="M37 33c0-20-8-33-20-33-11 0-17 8-17 17 0 8 6 16 17 16 4 0 7-1 11-3 1-1 1-1 2-1 0 2 0 0 0 4 0 24-12 42-22 53-4 2-3 4-3 5 0 2 1 4 3 4 4 0 29-25 29-62z"><text:p/></draw:path><draw:path draw:style-name="gr180" draw:text-style-name="P67" svg:width="0.1024in" svg:height="0.0843in" svg:x="0.3732in" svg:y="0in" svg:viewBox="0 0 261 215" svg:d="M145 86c-9-21-17-42-26-63-1-2-2-3-2-4 0-2 5-8 19-9 3 0 6-1 6-6 0-4-3-4-4-4-14 0-27 1-41 1-8 0-27-1-35-1-2 0-5 0-5 6 0 4 2 4 7 4 19 0 21 4 23 10 13 30 25 58 37 88-22 24-44 47-66 71-1 1-3 2-4 3-15 17-31 22-47 23-3 1-7 1-7 6 0 1 0 4 4 4 10 0 20-1 30-1 12 0 24 1 35 1 2 0 7 0 7-7 0-2-4-3-5-3-3 0-13-1-13-9 0-6 6-11 9-15 11-11 22-22 33-33 9-11 19-21 28-31 11 25 21 50 32 74 1 4 1 4 2 5 0 2-6 8-19 9-4 1-6 1-6 6 0 4 3 4 4 4 9 0 32-1 41-1 7 0 27 1 35 1 2 0 5 0 5-6 0-4-2-4-5-4-21 0-22-1-27-14-13-30-33-77-41-96 21-23 54-60 65-69 9-8 21-15 40-16 4 0 7 0 7-6-2-1 0-4-5-4-9 0-19 1-29 1-12 0-24-1-35-1-2 0-6 0-6 6 0 3 1 4 4 4s12 1 12 10c0 4-3 8-6 11-17 18-34 36-51 55z"><text:p/></draw:path><draw:path draw:style-name="gr180" draw:text-style-name="P67" svg:width="0.0528in" svg:height="0.0386in" svg:x="0.4772in" svg:y="0.0654in" svg:viewBox="0 0 135 99" svg:d="M16 83c-1 4-1 5-2 9 0 5 4 7 8 7 3 0 6-3 8-4 1-2 3-9 4-14 1-4 4-14 5-20 1-5 2-10 3-15 3-9 4-11 10-20s16-20 33-20c13 0 13 11 13 16 0 12-9 38-13 47-2 6-3 8-3 11 0 12 10 19 21 19 22 0 32-30 32-33s-3-3-4-3c-3 0-3 1-4 4-5 17-15 26-24 26-4 0-5-3-5-7 0-6 1-8 5-18 3-8 12-31 12-43 0-21-17-25-29-25-19 0-31 11-37 20-2-15-15-20-24-20-10 0-14 6-18 12-4 8-7 20-7 21 0 3 3 3 4 3 2 0 2 0 4-6 4-13 7-24 16-24 6 0 7 5 7 11 0 4-2 12-3 18-2 6-4 15-5 20-2 9-4 18-7 28z"><text:p/></draw:path></draw:g></draw:g></text:span><text:span text:style-name="T45"><text:s/>vyběr, </text:span><text:span text:style-name="T45"><draw:g text:anchor-type="as-char" svg:y="-0.0535in" draw:z-index="108" draw:name="Shape121" draw:style-name="gr178"><svg:title>TexMaths</svg:title><svg:desc>9§inline§x_1,...,x_2§svg§600§FALSE§</svg:desc><draw:g draw:style-name="gr2"><draw:path draw:style-name="gr179" draw:text-style-name="P66" svg:width="0.4425in" svg:height="0.0654in" svg:x="0.0035in" svg:y="0.0071in" svg:viewBox="0 0 1125 167" svg:d="M563 167c-188 0-375 0-563 0 0-56 0-111 0-167 375 0 750 0 1125 0 0 56 0 111 0 167-187 0-375 0-562 0z"><text:p/></draw:path><draw:path draw:style-name="gr180" draw:text-style-name="P67" svg:width="0.0614in" svg:height="0.0555in" svg:x="0.0004in" svg:y="0.0004in" svg:viewBox="0 0 157 142" svg:d="M96 44c3-8 10-37 32-37 1 0 9 0 16 4-9 2-15 10-15 17 0 5 3 11 11 11 7 0 17-6 17-18 0-17-18-21-28-21-19 0-30 17-34 24-8-20-25-24-34-24-33 0-51 40-51 48 0 4 3 2 3 4 3 0 4-1 5-4 11-33 31-41 42-41 7 0 17 3 17 21 0 10-5 31-17 75-5 19-16 31-29 31-2 0-9 0-17-3 8-2 16-8 16-17 0-8-8-10-12-10-10 0-18 7-18 17 0 14 16 21 30 21 21 0 32-23 33-25 4 12 15 25 34 25 32 0 50-40 50-48 0-3-2-3-3-3-3 0-4 1-4 3-11 33-32 40-42 40-13 0-17-9-17-20 0-6 2-13 5-27 4-14 7-29 10-43z"><text:p/></draw:path><draw:path draw:style-name="gr180" draw:text-style-name="P67" svg:width="0.0311in" svg:height="0.0567in" svg:x="0.0776in" svg:y="0.0161in" svg:viewBox="0 0 80 145" svg:d="M49 6c0-6 0-6-6-6-14 13-34 13-43 13 0 3 0 6 0 9 5 0 20 0 31-7 0 38 0 75 0 112 0 7 0 10-21 10-3 0-6 0-9 0 0 3 0 5 0 8 4-1 31-1 39-1s36 0 40 1c0-3 0-5 0-8-3 0-5 0-8 0-23 0-23-3-23-10 0-40 0-80 0-121z"><text:p/></draw:path><draw:path draw:style-name="gr180" draw:text-style-name="P67" svg:width="0.0142in" svg:height="0.0366in" svg:x="0.1346in" svg:y="0.0417in" svg:viewBox="0 0 37 94" svg:d="M37 33c0-20-8-33-21-33-10 0-16 8-16 17 0 8 6 16 16 16 4 0 8-1 11-3 2-1 1-1 2-1s1 0 1 4c0 23-11 42-22 52-4 3-4 5-4 5 0 2 2 4 4 4 4 0 29-24 29-61z"><text:p/></draw:path><draw:path draw:style-name="gr180" draw:text-style-name="P67" svg:width="0.0126in" svg:height="0.0126in" svg:x="0.1898in" svg:y="0.0417in" svg:viewBox="0 0 33 33" svg:d="M33 17c0-10-8-17-17-17s-16 7-16 17c0 9 7 16 16 16s17-7 17-16z"><text:p/></draw:path><draw:path draw:style-name="gr180" draw:text-style-name="P67" svg:width="0.0126in" svg:height="0.0126in" svg:x="0.2244in" svg:y="0.0417in" svg:viewBox="0 0 33 33" svg:d="M33 17c0-10-7-17-16-17s-17 7-17 17c0 9 8 16 17 16s16-7 16-16z"><text:p/></draw:path><draw:path draw:style-name="gr180" draw:text-style-name="P67" svg:width="0.0126in" svg:height="0.0126in" svg:x="0.2587in" svg:y="0.0417in" svg:viewBox="0 0 33 33" svg:d="M33 17c0-10-8-17-17-17s-16 7-16 17c0 9 7 16 16 16s17-7 17-16z"><text:p/></draw:path><draw:path draw:style-name="gr180" draw:text-style-name="P67" svg:width="0.0142in" svg:height="0.0366in" svg:x="0.2929in" svg:y="0.0417in" svg:viewBox="0 0 37 94" svg:d="M37 33c0-20-8-33-20-33-11 0-17 8-17 17 0 8 6 16 17 16 4 0 8-1 11-3 1-1 1-1 2-1 0 1 1 0 1 4 0 23-12 42-22 52-4 4-4 5-4 5 0 2 2 4 3 4 4 0 29-24 29-61z"><text:p/></draw:path><draw:path draw:style-name="gr180" draw:text-style-name="P67" svg:width="0.0614in" svg:height="0.0555in" svg:x="0.3409in" svg:y="0.0004in" svg:viewBox="0 0 157 142" svg:d="M96 44c2-8 9-37 32-37 1 0 9 0 16 4-9 2-15 10-15 17 0 5 3 11 11 11 7 0 17-6 17-18 0-17-19-21-29-21-18 0-29 17-33 24-8-20-25-24-34-24-33 0-51 40-51 48 0 4 3 2 3 4 3 0 4-1 5-4 11-33 31-41 42-41 7 0 17 3 17 21 0 10-5 31-17 75-5 19-16 31-29 31-3 0-10 0-17-3 8-2 16-8 16-17 0-8-8-10-12-10-10 0-18 7-18 17 0 14 16 21 30 21 20 0 32-23 33-25 4 12 15 25 34 25 32 0 50-40 50-48 0-3-2-3-3-3-3 0-4 1-5 3-10 33-31 40-41 40-13 0-18-9-18-20 0-6 2-13 5-27 4-14 8-29 11-43z"><text:p/></draw:path><draw:path draw:style-name="gr180" draw:text-style-name="P67" svg:width="0.0382in" svg:height="0.0567in" svg:x="0.4142in" svg:y="0.0161in" svg:viewBox="0 0 98 145" svg:d="M98 106c-3 0-5 0-8 0 0 4-3 17-5 19-2 1-19 1-22 1-14 0-28 0-41 0 23-19 31-26 45-36 16-13 31-26 31-47 0-27-23-43-52-43-27 0-46 19-46 39 0 11 10 12 12 12 5 0 11-4 11-12 0-3-1-11-12-11 6-15 21-20 32-20 22 0 33 17 33 35 0 19-13 34-20 42-18 17-35 34-53 51-3 2-3 3-3 9 31 0 60 0 91 0 3-13 4-27 7-39z"><text:p/></draw:path></draw:g></draw:g></text:span><text:span text:style-name="T45"><text:s/></text:span><text:span text:style-name="T60">realizace, diskr</text:span><text:span text:style-name="T45">étní </text:span><text:span text:style-name="T45"><draw:g text:anchor-type="as-char" svg:y="-0.0929in" draw:z-index="109" draw:name="Shape122" draw:style-name="gr178"><svg:title>TexMaths</svg:title><svg:desc>9§inline§p_X(x, \vartheta) = \prod p_{X_i}(x_i, \vartheta)§svg§600§FALSE§</svg:desc><draw:g draw:style-name="gr2"><draw:path draw:style-name="gr179" draw:text-style-name="P66" svg:width="1.265in" svg:height="0.1114in" svg:x="0.0071in" svg:y="0.0067in" svg:viewBox="0 0 3214 284" svg:d="M1608 284c-536 0-1072 0-1608 0 0-94 0-190 0-284 1072 0 2142 0 3214 0 0 94 0 190 0 284-535 0-1071 0-1606 0z"><text:p/></draw:path><draw:path draw:style-name="gr180" draw:text-style-name="P67" svg:width="0.065in" svg:height="0.0783in" svg:x="0.0004in" svg:y="0.0382in" svg:viewBox="0 0 166 200" svg:d="M24 177c-2 11-2 13-17 13-3 0-7 0-7 6 0 3 2 4 4 4 9 0 18-1 27-1 10 0 21 1 31 1 2 0 5 0 5-7 0-3-2-3-7-3-16 0-16-2-16-5s14-55 16-62c4 9 13 20 29 20 37 0 77-46 77-93 0-29-18-50-43-50-16 0-31 12-41 24-4-17-17-24-29-24-14 0-21 13-23 18-6 11-10 30-10 31 0 3 3 3 4 3 3 0 3-1 6-7 5-23 11-38 22-38 6 0 10 3 10 15 0 7-1 10-2 16-11 47-24 93-36 139zM80 41c3-9 11-17 16-22 12-10 21-12 26-12 13 0 20 11 20 30s-10 55-16 66c-11 23-25 33-37 33-22 0-25-26-25-28 0-1 0-1 1-5 5-20 10-41 15-62z"><text:p/></draw:path><draw:path draw:style-name="gr180" draw:text-style-name="P67" svg:width="0.0764in" svg:height="0.0591in" svg:x="0.0717in" svg:y="0.0524in" svg:viewBox="0 0 195 151" svg:d="M112 67c7-8 13-14 20-21 29-28 37-37 58-38 3 0 5 0 5-4 0-3-2-4-3-4-7 0-14 1-21 1-5 0-20-1-25-1-2 0-5 1-5 5 1 1 0 3 3 3s8 1 8 5-4 8-5 9c-2 2-31 29-39 38-7-14-14-29-22-43-1-1-1-3-1-4s4-5 11-5c2 0 5 0 5-4 0-1 0-4-4-4s-10 1-14 1c-5 0-10 0-15 0-3 0-9 0-13 0s-8-1-12-1c-1 0-4 0-4 5 0 3 2 3 6 3 13 0 13 2 16 6 10 21 21 41 31 62-4 3-8 8-12 12s-15 14-19 18c-27 27-36 36-56 37-3 0-5 0-5 5 0 0 0 3 3 3 6 0 14-1 20-1 4 0 9 0 13 0s9 1 13 1c1 0 5 0 5-4s-3-4-5-4c-1 0-6-1-6-5s3-7 7-12c16-15 30-30 45-44 9 17 18 35 27 53 1 2 1 2 1 3s-3 4-11 5c-2 0-5 0-5 5 0 0 0 3 4 3s10-1 15-1c4 0 9 0 14 0 4 0 9 0 13 0s8 1 12 1c1 0 4 0 4-5 0-3-3-3-6-3-13 0-14-3-15-6-12-24-25-47-36-70z"><text:p/></draw:path><draw:path draw:style-name="gr180" draw:text-style-name="P67" svg:width="0.0287in" svg:height="0.1236in" svg:x="0.174in" svg:y="0in" svg:viewBox="0 0 74 315" svg:d="M74 311c0-1 0-1-6-6-39-41-49-100-49-147 0-55 12-109 50-149 5-5 5-5 5-5 0-3-2-4-4-4-3 0-31 22-50 62-16 34-20 69-20 96 0 24 4 61 21 97 19 39 46 60 49 60 2 0 4-1 4-4z"><text:p/></draw:path><draw:path draw:style-name="gr180" draw:text-style-name="P67" svg:width="0.0614in" svg:height="0.0559in" svg:x="0.2138in" svg:y="0.0382in" svg:viewBox="0 0 157 143" svg:d="M96 44c3-8 10-37 32-37 2 0 9 0 16 4-9 2-15 10-15 17 0 5 3 12 11 12s17-7 17-19c0-17-18-21-28-21-19 0-30 17-34 24-8-20-25-24-34-24-33 0-51 40-51 49 0 3 3 2 3 3 3 0 4-1 5-3 11-34 31-42 42-42 7 0 17 3 17 21 0 10-5 31-17 75-5 20-16 33-29 33-2 0-10 0-17-4 8-2 16-8 16-17s-8-11-12-11c-10 0-18 8-18 18 0 15 16 21 30 21 20 0 32-22 33-24 4 11 15 24 34 24 33 0 51-40 51-49 0-2-3-2-4-2-3 0-4 1-4 2-10 35-32 42-42 42-13 0-17-10-17-21 0-7 2-13 4-28 4-14 8-29 11-43z"><text:p/></draw:path><draw:path draw:style-name="gr180" draw:text-style-name="P67" svg:width="0.0142in" svg:height="0.0366in" svg:x="0.2921in" svg:y="0.0799in" svg:viewBox="0 0 37 94" svg:d="M37 33c0-20-8-33-20-33-11 0-17 8-17 17 0 8 6 16 17 16 4 0 8-1 11-3 1-1 1-1 2-1 0 2 1 0 1 4 0 24-12 43-22 52-4 4-4 5-4 6 0 2 2 3 3 3 4 0 29-24 29-61z"><text:p/></draw:path><draw:path draw:style-name="gr180" draw:text-style-name="P67" svg:width="0.0657in" svg:height="0.0882in" svg:x="0.3402in" svg:y="0.0055in" svg:viewBox="0 0 168 225" svg:d="M153 110c6-26 6-43 6-47 0-12-2-63-35-63-26 0-47 33-47 58 0 30 30 45 52 53-7 28-12 46-23 67-3 9-19 40-38 40-21 0-23-17-23-26 0-8 3-17 4-24 2-8 4-15 6-24 2-5 3-11 4-15 1-6 3-12 3-17 0-19-14-29-29-29-14 0-20 12-23 18-6 11-10 29-10 30 0 4 3 2 4 4 3 0 3-1 5-7 5-23 12-38 23-38 6 0 10 3 10 14 0 8-4 25-7 36-1 6-4 17-5 23-3 9-5 17-5 26 0 30 22 36 42 36 34 0 68-50 84-108 3 0 13 3 15 3 0 0 2-1 2-4s-2-3-6-4c-3-1-6-2-9-2zM130 103c-15-5-45-17-45-45 0-20 17-51 38-51 8 0 17 5 17 37 0 21-5 41-10 59z"><text:p/></draw:path><draw:path draw:style-name="gr180" draw:text-style-name="P67" svg:width="0.0283in" svg:height="0.1236in" svg:x="0.4173in" svg:y="0in" svg:viewBox="0 0 73 315" svg:d="M73 158c0-25-3-63-21-99-19-38-46-59-49-59-2 0-3 2-3 4l6 7c31 30 49 81 49 147 0 53-12 108-51 148-4 4-4 4-4 5 0 2 1 4 3 4 3 0 32-22 50-62 16-34 20-70 20-95z"><text:p/></draw:path><draw:path draw:style-name="gr180" draw:text-style-name="P67" svg:width="0.0827in" svg:height="0.0287in" svg:x="0.5004in" svg:y="0.048in" svg:viewBox="0 0 211 74" svg:d="M200 13c4 0 11 0 11-7 0-6-7-6-11-6-63 0-127 0-190 0-4 0-10 0-10 6 0 7 6 7 11 7 63 0 126 0 189 0zM200 74c4 0 11 0 11-7 0-6-7-6-11-6-63 0-126 0-189 0-5 0-11 0-11 6 0 7 6 7 10 7 63 0 127 0 190 0z"><text:p/></draw:path><draw:path draw:style-name="gr180" draw:text-style-name="P67" svg:width="0.1031in" svg:height="0.1236in" svg:x="0.6319in" svg:y="0in" svg:viewBox="0 0 263 315" svg:d="M95 315c0-5 0-8 0-13-32 0-32-15-32-25 0-88 0-176 0-264 46 0 91 0 137 0 0 88 0 176 0 264 0 10 0 25-34 25 0 5 0 8 0 13 33 0 64 0 97 0 0-5 0-8 0-13-33 0-33-15-33-25 0-80 0-159 0-239 0-10 0-25 33-25 0-5 0-9 0-13-88 0-176 0-263 0 0 4 0 8 0 13 32 0 32 15 32 25 0 80 0 159 0 239 0 10 0 25-32 25 0 5 0 8 0 13 31 0 64 0 95 0z"><text:p/></draw:path><draw:path draw:style-name="gr180" draw:text-style-name="P67" svg:width="0.065in" svg:height="0.0783in" svg:x="0.7587in" svg:y="0.0382in" svg:viewBox="0 0 166 200" svg:d="M24 177c-2 11-2 13-17 13-3 0-7 0-7 6 0 3 2 4 4 4 9 0 18-1 27-1 10 0 21 1 31 1 2 0 6 0 6-7 0-3-3-3-8-3-15 0-15-2-15-5s13-55 15-62c4 9 13 20 29 20 37 0 77-46 77-93 0-29-18-50-43-50-16 0-30 12-41 24-4-17-17-24-29-24-14 0-20 13-23 18-6 11-10 30-10 31 0 3 3 3 4 3 3 0 4-1 6-7 5-23 11-38 22-38 6 0 10 3 10 15 0 7-1 10-2 16-11 47-24 93-36 139zM80 41c3-9 11-17 17-22 11-10 20-12 25-12 13 0 20 11 20 30s-10 55-15 66c-11 23-26 33-38 33-21 0-25-26-25-28 0-1 0-1 1-5 5-20 10-41 15-62z"><text:p/></draw:path><draw:path draw:style-name="gr180" draw:text-style-name="P67" svg:width="0.0764in" svg:height="0.0591in" svg:x="0.8299in" svg:y="0.0524in" svg:viewBox="0 0 195 151" svg:d="M112 67c7-8 14-14 21-21 28-28 37-37 57-38 3 0 5 0 5-4 0-3-2-4-3-4-7 0-14 1-21 1-5 0-20-1-25-1-2 0-5 1-5 5 1 1 0 3 4 3 2 0 7 1 7 5s-4 8-5 9c-2 2-30 29-39 38-7-14-14-29-22-43-1-1-1-3-1-4s4-5 11-5c2 0 6 0 6-4 0-1-1-4-5-4s-10 1-14 1c-5 0-10 0-15 0-3 0-9 0-13 0s-8-1-12-1c-1 0-4 0-4 5 0 3 2 3 6 3 13 0 14 2 16 6 10 21 21 41 31 62-4 3-8 8-12 12s-15 14-19 18c-27 27-36 36-56 37-3 0-5 0-5 5 0 0 0 3 3 3 6 0 14-1 20-1 4 0 9 0 14 0 3 0 8 1 12 1 1 0 5 0 5-4s-3-4-5-4c-1 0-6-1-6-5s3-7 7-12c16-15 30-30 45-44 9 17 18 35 27 53 1 2 1 2 1 3s-3 4-11 5c-2 0-5 0-5 5 0 0 0 3 4 3s10-1 15-1c4 0 9 0 14 0 4 0 9 0 13 0s8 1 12 1c1 0 5 0 5-5 0-3-4-3-7-3-13 0-14-3-15-6-12-24-25-47-36-70z"><text:p/></draw:path><draw:path draw:style-name="gr180" draw:text-style-name="P67" svg:width="0.0217in" svg:height="0.0417in" svg:x="0.9126in" svg:y="0.0827in" svg:viewBox="0 0 56 107" svg:d="M48 6c0-3-3-6-7-6s-10 4-10 9c0 4 4 7 8 7s9-4 9-10zM56 83c0-3-3-3-4-3-3 0-3 1-3 4-3 9-10 18-18 18-4 0-5-3-5-7 0-3 1-4 2-8 1-2 3-6 3-8s7-16 9-21c1-4 2-6 2-9 0-8-7-14-17-14-16 0-25 21-25 25 0 2 3 2 4 2s2-1 3-4c3-10 11-18 17-18 4 0 6 2 6 7 0 1 0 2-1 5-2 3-9 20-11 25-1 3-1 4-4 8-1 3-1 5-1 8 0 8 8 14 17 14 17 0 26-21 26-24z"><text:p/></draw:path><draw:path draw:style-name="gr180" draw:text-style-name="P67" svg:width="0.0283in" svg:height="0.1236in" svg:x="0.965in" svg:y="0in" svg:viewBox="0 0 73 315" svg:d="M73 311c0-1 0-1-6-6-39-41-49-100-49-147 0-55 12-109 50-149 5-5 5-5 5-5 0-3-1-4-3-4-3 0-32 22-50 62-16 34-20 69-20 96 0 24 3 61 21 97 19 39 46 60 49 60 2 0 3-1 3-4z"><text:p/></draw:path><draw:path draw:style-name="gr180" draw:text-style-name="P67" svg:width="0.0614in" svg:height="0.0559in" svg:x="1.0047in" svg:y="0.0382in" svg:viewBox="0 0 157 143" svg:d="M96 44c2-8 9-37 32-37 1 0 9 0 15 4-9 2-15 10-15 17 0 5 3 12 12 12 7 0 17-7 17-19 0-17-18-21-29-21-18 0-30 17-34 24-8-20-25-24-34-24-33 0-51 40-51 49 0 3 4 3 4 3 2 0 4-1 4-3 11-34 32-42 42-42 7 0 17 3 17 21 0 10-5 31-17 75-4 20-16 33-29 33-2 0-9 0-17-4 9-2 16-8 16-17s-7-11-12-11c-10 0-17 8-17 18 0 15 15 21 30 21 20 0 31-22 32-24 5 11 15 24 34 24 34 0 52-40 52-49 0-2-3-2-5-2-3 0-3 1-4 2-10 35-32 42-42 42-12 0-17-10-17-21 0-7 2-13 5-28 4-14 8-29 11-43z"><text:p/></draw:path><draw:path draw:style-name="gr180" draw:text-style-name="P67" svg:width="0.026in" svg:height="0.0579in" svg:x="1.0764in" svg:y="0.0547in" svg:viewBox="0 0 67 148" svg:d="M61 8c0-4-3-8-9-8s-12 5-12 13c0 3 2 8 9 8 6 0 12-7 12-13zM16 121c-1 2-2 5-2 9 0 10 8 18 21 18 22 0 32-30 32-33s-3-3-4-3c-3 0-3 1-4 4-5 17-15 26-23 26-5 0-6-3-6-7 0-5 1-10 3-14 3-7 6-12 7-18 2-5 10-26 11-28s2-5 2-8c0-9-9-18-22-18-21 0-31 30-31 34 0 2 3 2 4 2 2 0 3 0 3-3 6-19 16-27 24-27 4 0 6 2 6 8 0 5-2 8-7 22-5 12-9 24-14 36z"><text:p/></draw:path><draw:path draw:style-name="gr180" draw:text-style-name="P67" svg:width="0.0146in" svg:height="0.0366in" svg:x="1.124in" svg:y="0.0799in" svg:viewBox="0 0 38 94" svg:d="M38 33c0-20-8-33-21-33-11 0-17 8-17 17 0 8 6 16 17 16 4 0 8-1 11-3 1-1 1-1 2-1 0 2 1 0 1 4 0 24-11 43-22 52-4 4-4 5-4 6 0 2 2 3 4 3 3 0 29-24 29-61z"><text:p/></draw:path><draw:path draw:style-name="gr180" draw:text-style-name="P67" svg:width="0.0657in" svg:height="0.0882in" svg:x="1.1728in" svg:y="0.0055in" svg:viewBox="0 0 168 225" svg:d="M152 110c6-26 6-43 6-47 0-12-1-63-35-63-26 0-47 33-47 58 0 30 30 45 53 53-8 28-13 46-23 67-4 9-20 40-39 40-20 0-23-17-23-26 0-8 3-17 5-24 1-8 3-15 6-24 1-5 3-11 3-15 2-6 3-12 3-17 0-19-14-29-29-29s-19 12-23 18c-5 11-9 29-9 30 0 4 3 4 4 4 2 0 3-1 5-7 5-23 12-38 22-38 6 0 10 3 10 14 0 8-4 25-7 36-1 6-3 17-5 23-3 9-5 17-5 26 0 30 23 36 43 36 34 0 67-50 83-108 4 0 13 3 15 3 1 0 3-1 3-4s-2-3-7-4c-3-1-6-2-9-2zM130 103c-16-5-45-17-45-45 0-20 16-51 38-51 7 0 16 5 16 37 0 21-5 41-9 59z"><text:p/></draw:path><draw:path draw:style-name="gr180" draw:text-style-name="P67" svg:width="0.0287in" svg:height="0.1236in" svg:x="1.2496in" svg:y="0in" svg:viewBox="0 0 74 315" svg:d="M74 158c0-25-4-63-21-99-20-38-47-59-49-59s-4 2-4 4l6 7c31 30 49 81 49 147 0 53-12 108-51 148-4 4-4 4-4 5 0 2 2 4 4 4s31-22 50-62c16-34 20-70 20-95z"><text:p/></draw:path></draw:g></draw:g></text:span><text:span text:style-name="T45">, </text:span><text:span text:style-name="T60">spojit</text:span><text:span text:style-name="T45">é </text:span><text:span text:style-name="T45"><draw:g text:anchor-type="as-char" svg:y="-0.0929in" draw:z-index="110" draw:name="Shape123" draw:style-name="gr178"><svg:title>TexMaths</svg:title><svg:desc>9§inline§p_X(x, \vartheta) = \prod p_{X_i}(x_i, \vartheta)§svg§600§FALSE§</svg:desc><draw:g draw:style-name="gr2"><draw:path draw:style-name="gr179" draw:text-style-name="P66" svg:width="1.265in" svg:height="0.1114in" svg:x="0.0071in" svg:y="0.0067in" svg:viewBox="0 0 3214 284" svg:d="M1608 284c-536 0-1072 0-1608 0 0-94 0-190 0-284 1072 0 2142 0 3214 0 0 94 0 190 0 284-535 0-1071 0-1606 0z"><text:p/></draw:path><draw:path draw:style-name="gr180" draw:text-style-name="P67" svg:width="0.065in" svg:height="0.0783in" svg:x="0.0004in" svg:y="0.0382in" svg:viewBox="0 0 166 200" svg:d="M24 177c-2 11-2 13-17 13-3 0-7 0-7 6 0 3 2 4 4 4 9 0 18-1 27-1 10 0 21 1 31 1 2 0 5 0 5-7 0-3-2-3-7-3-16 0-16-2-16-5s14-55 16-62c4 9 13 20 29 20 37 0 77-46 77-93 0-29-18-50-43-50-16 0-31 12-41 24-4-17-17-24-29-24-14 0-21 13-23 18-6 11-10 30-10 31 0 3 3 3 4 3 3 0 3-1 6-7 5-23 11-38 22-38 6 0 10 3 10 15 0 7-1 10-2 16-11 47-24 93-36 139zM80 41c3-9 11-17 16-22 12-10 21-12 26-12 13 0 20 11 20 30s-10 55-16 66c-11 23-25 33-37 33-22 0-25-26-25-28 0-1 0-1 1-5 5-20 10-41 15-62z"><text:p/></draw:path><draw:path draw:style-name="gr180" draw:text-style-name="P67" svg:width="0.0764in" svg:height="0.0591in" svg:x="0.0717in" svg:y="0.0524in" svg:viewBox="0 0 195 151" svg:d="M112 67c7-8 13-14 20-21 29-28 37-37 58-38 3 0 5 0 5-4 0-3-2-4-3-4-7 0-14 1-21 1-5 0-20-1-25-1-2 0-5 1-5 5 1 1 0 3 3 3s8 1 8 5-4 8-5 9c-2 2-31 29-39 38-7-14-14-29-22-43-1-1-1-3-1-4s4-5 11-5c2 0 5 0 5-4 0-1 0-4-4-4s-10 1-14 1c-5 0-10 0-15 0-3 0-9 0-13 0s-8-1-12-1c-1 0-4 0-4 5 0 3 2 3 6 3 13 0 13 2 16 6 10 21 21 41 31 62-4 3-8 8-12 12s-15 14-19 18c-27 27-36 36-56 37-3 0-5 0-5 5 0 0 0 3 3 3 6 0 14-1 20-1 4 0 9 0 13 0s9 1 13 1c1 0 5 0 5-4s-3-4-5-4c-1 0-6-1-6-5s3-7 7-12c16-15 30-30 45-44 9 17 18 35 27 53 1 2 1 2 1 3s-3 4-11 5c-2 0-5 0-5 5 0 0 0 3 4 3s10-1 15-1c4 0 9 0 14 0 4 0 9 0 13 0s8 1 12 1c1 0 4 0 4-5 0-3-3-3-6-3-13 0-14-3-15-6-12-24-25-47-36-70z"><text:p/></draw:path><draw:path draw:style-name="gr180" draw:text-style-name="P67" svg:width="0.0287in" svg:height="0.1236in" svg:x="0.174in" svg:y="0in" svg:viewBox="0 0 74 315" svg:d="M74 311c0-1 0-1-6-6-39-41-49-100-49-147 0-55 12-109 50-149 5-5 5-5 5-5 0-3-2-4-4-4-3 0-31 22-50 62-16 34-20 69-20 96 0 24 4 61 21 97 19 39 46 60 49 60 2 0 4-1 4-4z"><text:p/></draw:path><draw:path draw:style-name="gr180" draw:text-style-name="P67" svg:width="0.0614in" svg:height="0.0559in" svg:x="0.2138in" svg:y="0.0382in" svg:viewBox="0 0 157 143" svg:d="M96 44c3-8 10-37 32-37 2 0 9 0 16 4-9 2-15 10-15 17 0 5 3 12 11 12s17-7 17-19c0-17-18-21-28-21-19 0-30 17-34 24-8-20-25-24-34-24-33 0-51 40-51 49 0 3 3 2 3 3 3 0 4-1 5-3 11-34 31-42 42-42 7 0 17 3 17 21 0 10-5 31-17 75-5 20-16 33-29 33-2 0-10 0-17-4 8-2 16-8 16-17s-8-11-12-11c-10 0-18 8-18 18 0 15 16 21 30 21 20 0 32-22 33-24 4 11 15 24 34 24 33 0 51-40 51-49 0-2-3-2-4-2-3 0-4 1-4 2-10 35-32 42-42 42-13 0-17-10-17-21 0-7 2-13 4-28 4-14 8-29 11-43z"><text:p/></draw:path><draw:path draw:style-name="gr180" draw:text-style-name="P67" svg:width="0.0142in" svg:height="0.0366in" svg:x="0.2921in" svg:y="0.0799in" svg:viewBox="0 0 37 94" svg:d="M37 33c0-20-8-33-20-33-11 0-17 8-17 17 0 8 6 16 17 16 4 0 8-1 11-3 1-1 1-1 2-1 0 2 1 0 1 4 0 24-12 43-22 52-4 4-4 5-4 6 0 2 2 3 3 3 4 0 29-24 29-61z"><text:p/></draw:path><draw:path draw:style-name="gr180" draw:text-style-name="P67" svg:width="0.0657in" svg:height="0.0882in" svg:x="0.3402in" svg:y="0.0055in" svg:viewBox="0 0 168 225" svg:d="M153 110c6-26 6-43 6-47 0-12-2-63-35-63-26 0-47 33-47 58 0 30 30 45 52 53-7 28-12 46-23 67-3 9-19 40-38 40-21 0-23-17-23-26 0-8 3-17 4-24 2-8 4-15 6-24 2-5 3-11 4-15 1-6 3-12 3-17 0-19-14-29-29-29-14 0-20 12-23 18-6 11-10 29-10 30 0 4 3 2 4 4 3 0 3-1 5-7 5-23 12-38 23-38 6 0 10 3 10 14 0 8-4 25-7 36-1 6-4 17-5 23-3 9-5 17-5 26 0 30 22 36 42 36 34 0 68-50 84-108 3 0 13 3 15 3 0 0 2-1 2-4s-2-3-6-4c-3-1-6-2-9-2zM130 103c-15-5-45-17-45-45 0-20 17-51 38-51 8 0 17 5 17 37 0 21-5 41-10 59z"><text:p/></draw:path><draw:path draw:style-name="gr180" draw:text-style-name="P67" svg:width="0.0283in" svg:height="0.1236in" svg:x="0.4173in" svg:y="0in" svg:viewBox="0 0 73 315" svg:d="M73 158c0-25-3-63-21-99-19-38-46-59-49-59-2 0-3 2-3 4l6 7c31 30 49 81 49 147 0 53-12 108-51 148-4 4-4 4-4 5 0 2 1 4 3 4 3 0 32-22 50-62 16-34 20-70 20-95z"><text:p/></draw:path><draw:path draw:style-name="gr180" draw:text-style-name="P67" svg:width="0.0827in" svg:height="0.0287in" svg:x="0.5004in" svg:y="0.048in" svg:viewBox="0 0 211 74" svg:d="M200 13c4 0 11 0 11-7 0-6-7-6-11-6-63 0-127 0-190 0-4 0-10 0-10 6 0 7 6 7 11 7 63 0 126 0 189 0zM200 74c4 0 11 0 11-7 0-6-7-6-11-6-63 0-126 0-189 0-5 0-11 0-11 6 0 7 6 7 10 7 63 0 127 0 190 0z"><text:p/></draw:path><draw:path draw:style-name="gr180" draw:text-style-name="P67" svg:width="0.1031in" svg:height="0.1236in" svg:x="0.6319in" svg:y="0in" svg:viewBox="0 0 263 315" svg:d="M95 315c0-5 0-8 0-13-32 0-32-15-32-25 0-88 0-176 0-264 46 0 91 0 137 0 0 88 0 176 0 264 0 10 0 25-34 25 0 5 0 8 0 13 33 0 64 0 97 0 0-5 0-8 0-13-33 0-33-15-33-25 0-80 0-159 0-239 0-10 0-25 33-25 0-5 0-9 0-13-88 0-176 0-263 0 0 4 0 8 0 13 32 0 32 15 32 25 0 80 0 159 0 239 0 10 0 25-32 25 0 5 0 8 0 13 31 0 64 0 95 0z"><text:p/></draw:path><draw:path draw:style-name="gr180" draw:text-style-name="P67" svg:width="0.065in" svg:height="0.0783in" svg:x="0.7587in" svg:y="0.0382in" svg:viewBox="0 0 166 200" svg:d="M24 177c-2 11-2 13-17 13-3 0-7 0-7 6 0 3 2 4 4 4 9 0 18-1 27-1 10 0 21 1 31 1 2 0 6 0 6-7 0-3-3-3-8-3-15 0-15-2-15-5s13-55 15-62c4 9 13 20 29 20 37 0 77-46 77-93 0-29-18-50-43-50-16 0-30 12-41 24-4-17-17-24-29-24-14 0-20 13-23 18-6 11-10 30-10 31 0 3 3 3 4 3 3 0 4-1 6-7 5-23 11-38 22-38 6 0 10 3 10 15 0 7-1 10-2 16-11 47-24 93-36 139zM80 41c3-9 11-17 17-22 11-10 20-12 25-12 13 0 20 11 20 30s-10 55-15 66c-11 23-26 33-38 33-21 0-25-26-25-28 0-1 0-1 1-5 5-20 10-41 15-62z"><text:p/></draw:path><draw:path draw:style-name="gr180" draw:text-style-name="P67" svg:width="0.0764in" svg:height="0.0591in" svg:x="0.8299in" svg:y="0.0524in" svg:viewBox="0 0 195 151" svg:d="M112 67c7-8 14-14 21-21 28-28 37-37 57-38 3 0 5 0 5-4 0-3-2-4-3-4-7 0-14 1-21 1-5 0-20-1-25-1-2 0-5 1-5 5 1 1 0 3 4 3 2 0 7 1 7 5s-4 8-5 9c-2 2-30 29-39 38-7-14-14-29-22-43-1-1-1-3-1-4s4-5 11-5c2 0 6 0 6-4 0-1-1-4-5-4s-10 1-14 1c-5 0-10 0-15 0-3 0-9 0-13 0s-8-1-12-1c-1 0-4 0-4 5 0 3 2 3 6 3 13 0 14 2 16 6 10 21 21 41 31 62-4 3-8 8-12 12s-15 14-19 18c-27 27-36 36-56 37-3 0-5 0-5 5 0 0 0 3 3 3 6 0 14-1 20-1 4 0 9 0 14 0 3 0 8 1 12 1 1 0 5 0 5-4s-3-4-5-4c-1 0-6-1-6-5s3-7 7-12c16-15 30-30 45-44 9 17 18 35 27 53 1 2 1 2 1 3s-3 4-11 5c-2 0-5 0-5 5 0 0 0 3 4 3s10-1 15-1c4 0 9 0 14 0 4 0 9 0 13 0s8 1 12 1c1 0 5 0 5-5 0-3-4-3-7-3-13 0-14-3-15-6-12-24-25-47-36-70z"><text:p/></draw:path><draw:path draw:style-name="gr180" draw:text-style-name="P67" svg:width="0.0217in" svg:height="0.0417in" svg:x="0.9126in" svg:y="0.0827in" svg:viewBox="0 0 56 107" svg:d="M48 6c0-3-3-6-7-6s-10 4-10 9c0 4 4 7 8 7s9-4 9-10zM56 83c0-3-3-3-4-3-3 0-3 1-3 4-3 9-10 18-18 18-4 0-5-3-5-7 0-3 1-4 2-8 1-2 3-6 3-8s7-16 9-21c1-4 2-6 2-9 0-8-7-14-17-14-16 0-25 21-25 25 0 2 3 2 4 2s2-1 3-4c3-10 11-18 17-18 4 0 6 2 6 7 0 1 0 2-1 5-2 3-9 20-11 25-1 3-1 4-4 8-1 3-1 5-1 8 0 8 8 14 17 14 17 0 26-21 26-24z"><text:p/></draw:path><draw:path draw:style-name="gr180" draw:text-style-name="P67" svg:width="0.0283in" svg:height="0.1236in" svg:x="0.965in" svg:y="0in" svg:viewBox="0 0 73 315" svg:d="M73 311c0-1 0-1-6-6-39-41-49-100-49-147 0-55 12-109 50-149 5-5 5-5 5-5 0-3-1-4-3-4-3 0-32 22-50 62-16 34-20 69-20 96 0 24 3 61 21 97 19 39 46 60 49 60 2 0 3-1 3-4z"><text:p/></draw:path><draw:path draw:style-name="gr180" draw:text-style-name="P67" svg:width="0.0614in" svg:height="0.0559in" svg:x="1.0047in" svg:y="0.0382in" svg:viewBox="0 0 157 143" svg:d="M96 44c2-8 9-37 32-37 1 0 9 0 15 4-9 2-15 10-15 17 0 5 3 12 12 12 7 0 17-7 17-19 0-17-18-21-29-21-18 0-30 17-34 24-8-20-25-24-34-24-33 0-51 40-51 49 0 3 4 3 4 3 2 0 4-1 4-3 11-34 32-42 42-42 7 0 17 3 17 21 0 10-5 31-17 75-4 20-16 33-29 33-2 0-9 0-17-4 9-2 16-8 16-17s-7-11-12-11c-10 0-17 8-17 18 0 15 15 21 30 21 20 0 31-22 32-24 5 11 15 24 34 24 34 0 52-40 52-49 0-2-3-2-5-2-3 0-3 1-4 2-10 35-32 42-42 42-12 0-17-10-17-21 0-7 2-13 5-28 4-14 8-29 11-43z"><text:p/></draw:path><draw:path draw:style-name="gr180" draw:text-style-name="P67" svg:width="0.026in" svg:height="0.0579in" svg:x="1.0764in" svg:y="0.0547in" svg:viewBox="0 0 67 148" svg:d="M61 8c0-4-3-8-9-8s-12 5-12 13c0 3 2 8 9 8 6 0 12-7 12-13zM16 121c-1 2-2 5-2 9 0 10 8 18 21 18 22 0 32-30 32-33s-3-3-4-3c-3 0-3 1-4 4-5 17-15 26-23 26-5 0-6-3-6-7 0-5 1-10 3-14 3-7 6-12 7-18 2-5 10-26 11-28s2-5 2-8c0-9-9-18-22-18-21 0-31 30-31 34 0 2 3 2 4 2 2 0 3 0 3-3 6-19 16-27 24-27 4 0 6 2 6 8 0 5-2 8-7 22-5 12-9 24-14 36z"><text:p/></draw:path><draw:path draw:style-name="gr180" draw:text-style-name="P67" svg:width="0.0146in" svg:height="0.0366in" svg:x="1.124in" svg:y="0.0799in" svg:viewBox="0 0 38 94" svg:d="M38 33c0-20-8-33-21-33-11 0-17 8-17 17 0 8 6 16 17 16 4 0 8-1 11-3 1-1 1-1 2-1 0 2 1 0 1 4 0 24-11 43-22 52-4 4-4 5-4 6 0 2 2 3 4 3 3 0 29-24 29-61z"><text:p/></draw:path><draw:path draw:style-name="gr180" draw:text-style-name="P67" svg:width="0.0657in" svg:height="0.0882in" svg:x="1.1728in" svg:y="0.0055in" svg:viewBox="0 0 168 225" svg:d="M152 110c6-26 6-43 6-47 0-12-1-63-35-63-26 0-47 33-47 58 0 30 30 45 53 53-8 28-13 46-23 67-4 9-20 40-39 40-20 0-23-17-23-26 0-8 3-17 5-24 1-8 3-15 6-24 1-5 3-11 3-15 2-6 3-12 3-17 0-19-14-29-29-29s-19 12-23 18c-5 11-9 29-9 30 0 4 3 4 4 4 2 0 3-1 5-7 5-23 12-38 22-38 6 0 10 3 10 14 0 8-4 25-7 36-1 6-3 17-5 23-3 9-5 17-5 26 0 30 23 36 43 36 34 0 67-50 83-108 4 0 13 3 15 3 1 0 3-1 3-4s-2-3-7-4c-3-1-6-2-9-2zM130 103c-16-5-45-17-45-45 0-20 16-51 38-51 7 0 16 5 16 37 0 21-5 41-9 59z"><text:p/></draw:path><draw:path draw:style-name="gr180" draw:text-style-name="P67" svg:width="0.0287in" svg:height="0.1236in" svg:x="1.2496in" svg:y="0in" svg:viewBox="0 0 74 315" svg:d="M74 158c0-25-4-63-21-99-20-38-47-59-49-59s-4 2-4 4l6 7c31 30 49 81 49 147 0 53-12 108-51 148-4 4-4 4-4 5 0 2 2 4 4 4s31-22 50-62c16-34 20-70 20-95z"><text:p/></draw:path></draw:g></draw:g></text:span><text:span text:style-name="T45"><text:s/>= Likelihood</text:span></text:p>
      <text:p text:style-name="P49"><text:span text:style-name="T42"><draw:g text:anchor-type="as-char" svg:y="-0.0929in" draw:z-index="111" draw:name="Shape124" draw:style-name="gr178"><svg:title>TexMaths</svg:title><svg:desc>9§inline§L(x, \vartheta)§svg§600§FALSE§</svg:desc><draw:g draw:style-name="gr2"><draw:path draw:style-name="gr179" draw:text-style-name="P66" svg:width="0.3559in" svg:height="0.1106in" svg:x="0.002in" svg:y="0.0067in" svg:viewBox="0 0 905 282" svg:d="M453 282c-151 0-302 0-453 0 0-94 0-188 0-282 302 0 603 0 905 0 0 94 0 188 0 282-151 0-302 0-452 0z"><text:p/></draw:path><draw:path draw:style-name="gr180" draw:text-style-name="P67" svg:width="0.0748in" svg:height="0.0839in" svg:x="0.0004in" svg:y="0.0087in" svg:viewBox="0 0 191 214" svg:d="M106 24c3-11 4-14 34-14 9 0 11 0 11-6 0-4-3-4-4-4-11 0-37 1-47 1s-33-1-42-1c-3 0-7 0-7 6 0 4 3 4 9 4 1 0 7 0 12 0 6 1 9 1 9 5 0 1-1 2-2 7-14 55-28 112-42 168-3 11-4 14-29 14-5 0-8 0-8 6 0 4 3 4 8 4 49 0 98 0 147 0 7 0 8 0 10-5 8-23 16-45 25-68 1-3 0-3 1-3 0-2-1-4-4-4-2 0-3 1-5 6-11 29-25 64-79 64-10 0-20 0-30 0-5 0-5 0-7 0-4 0-5-1-5-4l2-7c14-55 29-112 43-169z"><text:p/></draw:path><draw:path draw:style-name="gr180" draw:text-style-name="P67" svg:width="0.0283in" svg:height="0.1236in" svg:x="0.0925in" svg:y="0in" svg:viewBox="0 0 73 315" svg:d="M73 311c0-1 0-1-5-6-39-41-50-100-50-148 0-55 13-109 51-148 4-5 4-5 4-5 0-3-1-4-3-4-3 0-31 22-50 62-16 34-20 69-20 95 0 25 4 62 21 98 19 39 46 60 49 60 2 0 3-1 3-4z"><text:p/></draw:path><draw:path draw:style-name="gr180" draw:text-style-name="P67" svg:width="0.0618in" svg:height="0.0559in" svg:x="0.1323in" svg:y="0.0382in" svg:viewBox="0 0 158 143" svg:d="M96 44c2-8 9-37 32-37 2 0 9 0 15 4-8 2-14 10-14 17 0 5 2 12 11 12 8 0 18-7 18-19 0-17-19-21-30-21-18 0-29 17-33 24-8-20-25-24-35-24-32 0-50 40-50 49 0 3 3 3 4 3 2 0 3-1 4-3 11-34 32-42 42-42 6 0 17 3 17 21 0 10-5 31-17 75-5 20-16 33-30 33-2 0-9 0-16-4 9-2 15-8 15-17s-6-11-12-11c-9 0-17 8-17 18 0 15 16 21 30 21 20 0 32-23 33-24 4 11 15 24 34 24 33 0 51-41 51-49 0-2-3-2-4-2-3 0-4 1-4 2-10 35-32 42-43 42s-17-10-17-21c0-7 2-13 6-28 3-14 7-29 10-43z"><text:p/></draw:path><draw:path draw:style-name="gr180" draw:text-style-name="P67" svg:width="0.0142in" svg:height="0.0366in" svg:x="0.2102in" svg:y="0.0799in" svg:viewBox="0 0 37 94" svg:d="M37 33c0-20-8-33-21-33-10 0-16 8-16 17 0 8 6 16 16 16 5 0 8-1 12-3 1-1 1-1 1-1 1 0 1 0 1 4 0 24-11 43-22 52-3 4-3 5-3 6 0 2 1 3 3 3 4 0 29-24 29-61z"><text:p/></draw:path><draw:path draw:style-name="gr180" draw:text-style-name="P67" svg:width="0.0657in" svg:height="0.0882in" svg:x="0.2587in" svg:y="0.0055in" svg:viewBox="0 0 168 225" svg:d="M152 110c6-26 6-43 6-47 0-12-1-63-35-63-26 0-46 33-46 58 0 30 29 45 52 53-7 28-13 46-23 67-4 9-20 40-38 40-21 0-23-17-23-26 0-8 2-18 4-24 1-8 3-15 6-24 1-6 3-11 4-15 1-6 3-12 3-18 0-18-14-28-29-28s-20 12-23 18c-6 10-10 29-10 30 0 4 3 4 4 4 2 0 3-1 5-7 5-23 12-38 23-38 6 0 9 3 9 14 0 7-3 25-7 36-1 6-3 16-5 23-3 9-5 17-5 26 0 29 23 36 44 36 33 0 66-50 82-108 4 0 13 3 15 3 1 0 3-1 3-4s-2-4-7-5c-3 0-6-1-9-1zM131 103c-16-5-46-17-46-45 0-20 16-51 38-51 8 0 17 5 17 37 0 20-6 41-9 59z"><text:p/></draw:path><draw:path draw:style-name="gr180" draw:text-style-name="P67" svg:width="0.0287in" svg:height="0.1236in" svg:x="0.3354in" svg:y="0in" svg:viewBox="0 0 74 315" svg:d="M74 157c0-24-4-62-21-98-19-38-47-59-49-59s-4 2-4 4l6 7c31 30 49 81 49 146 0 53-12 109-50 149-5 4-5 4-5 5 0 2 2 4 4 4s31-22 50-62c16-35 20-70 20-96z"><text:p/></draw:path></draw:g></draw:g></text:span><text:span text:style-name="T42">. Zvolíme takové </text:span><text:span text:style-name="T42"><draw:g text:anchor-type="as-char" svg:y="-0.089in" draw:z-index="112" draw:name="Shape125" draw:style-name="gr178"><svg:title>TexMaths</svg:title><svg:desc>9§inline§\vartheta§svg§600§FALSE§</svg:desc><draw:g draw:style-name="gr2"><draw:path draw:style-name="gr179" draw:text-style-name="P66" svg:width="0.0563in" svg:height="0.0756in" svg:x="0.0035in" svg:y="0.0063in" svg:viewBox="0 0 144 193" svg:d="M0 0c48 0 96 0 144 0 0 64 0 129 0 193-48 0-96 0-144 0 0-64 0-129 0-193z"><text:p/></draw:path><draw:path draw:style-name="gr180" draw:text-style-name="P67" svg:width="0.0654in" svg:height="0.0882in" svg:x="0.0004in" svg:y="0in" svg:viewBox="0 0 167 225" svg:d="M152 110c6-26 6-43 6-47 0-12-3-63-35-63-26 0-46 33-46 58 0 30 29 46 50 53-6 28-11 46-21 67-5 9-19 40-37 40-22 0-24-16-24-25 0-8 3-18 4-25 2-8 3-16 6-25 1-4 2-10 4-15s3-12 3-16c0-19-14-29-29-29-14 0-20 13-23 18-5 11-10 29-10 30 0 3 3 2 4 3 3 0 3-1 5-7 5-22 12-37 24-37 5 0 9 3 9 15 0 7-4 23-7 35-2 5-4 16-6 22-3 10-5 18-5 27 0 30 23 36 44 36 32 0 66-49 82-109 3 0 12 3 14 3 1 0 3-1 3-4 0-1-2-1-6-3-3-1-6-2-9-2zM129 104c-15-6-44-17-44-46 0-20 15-51 37-51 8 0 17 5 17 37 0 21-5 42-10 60z"><text:p/></draw:path></draw:g></draw:g></text:span><text:span text:style-name="T42">, aby L bylo maximální, případně stačí max. </text:span><text:span text:style-name="T42"><draw:g text:anchor-type="as-char" svg:y="-0.0866in" draw:z-index="114" draw:name="Shape126" draw:style-name="gr178"><svg:title>TexMaths</svg:title><svg:desc>9§inline§l = \log L§svg§600§FALSE§</svg:desc><draw:g draw:style-name="gr2"><draw:path draw:style-name="gr179" draw:text-style-name="P66" svg:width="0.4531in" svg:height="0.0984in" svg:x="0.0012in" svg:y="0.0071in" svg:viewBox="0 0 1152 251" svg:d="M577 251c-193 0-384 0-577 0 0-84 0-167 0-251 384 0 768 0 1152 0 0 84 0 167 0 251-191 0-384 0-575 0z"><text:p/></draw:path><draw:path draw:style-name="gr180" draw:text-style-name="P67" svg:width="0.026in" svg:height="0.0866in" svg:x="0.0004in" svg:y="0in" svg:viewBox="0 0 67 221" svg:d="M67 4c-1-1 0-4-4-4-7 0-30 3-39 4-2 0-5 0-5 6 0 3 3 3 8 3 14 0 15 3 15 6 0 2-1 4-1 6-13 52-27 104-40 157-1 3-1 6-1 10 0 18 13 29 29 29 10 0 18-6 23-17 6-13 9-31 9-31 0-3-3-3-3-3-3 0-4 1-5 5-5 21-11 40-23 40-10 0-10-11-10-15 0-8 0-9 2-15 15-60 30-121 45-181z"><text:p/></draw:path><draw:path draw:style-name="gr180" draw:text-style-name="P67" svg:width="0.0827in" svg:height="0.0287in" svg:x="0.076in" svg:y="0.0406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272in" svg:height="0.0854in" svg:x="0.2043in" svg:y="0in" svg:viewBox="0 0 70 218" svg:d="M45 0c-15 1-30 3-45 4 0 3 0 6 0 9 22 0 24 2 24 18 0 54 0 109 0 163 0 15-3 15-24 15 0 3 0 7 0 9 10 0 27 0 35 0 7 0 23 0 35 0 0-2 0-6 0-9-21 0-25 0-25-15 0-65 0-129 0-194z"><text:p/></draw:path><draw:path draw:style-name="gr180" draw:text-style-name="P67" svg:width="0.0547in" svg:height="0.0567in" svg:x="0.2378in" svg:y="0.0307in" svg:viewBox="0 0 140 145" svg:d="M140 75c0-41-31-75-70-75s-70 35-70 75 33 70 70 70c38 0 70-31 70-70zM70 138c-13 0-27-8-36-22-7-14-7-33-7-44 0-13 0-30 7-43 8-15 24-22 36-22 14 0 28 7 36 21 8 13 8 31 8 44 0 11 0 28-7 42s-21 24-37 24z"><text:p/></draw:path><draw:path draw:style-name="gr180" draw:text-style-name="P67" svg:width="0.0563in" svg:height="0.0811in" svg:x="0.3in" svg:y="0.0307in" svg:viewBox="0 0 144 207" svg:d="M61 88c-28 0-28-31-28-39s1-18 6-26c2-4 10-12 22-12 28 0 28 31 28 38 0 9-1 18-5 27-3 3-10 12-23 12zM24 101c0-1 0-9 6-16 12 9 25 10 31 10 30 0 51-21 51-46 0-11-5-23-12-30 11-11 22-13 28-13 1 0 2 0 3 1-3 1-5 5-5 8 0 6 4 9 9 9 4 0 9-2 9-9 0-5-4-15-16-15-7 0-20 2-34 14-12-10-26-10-33-10-30 0-51 21-51 45 0 14 7 27 15 33-4 4-10 15-10 26 0 10 4 21 14 28-19 5-29 18-29 30 0 24 31 41 70 41 37 0 69-16 69-41 0-11-3-27-19-35-17-9-35-9-55-9-8 0-22 0-24-1-10-1-17-10-17-20zM70 200c-32 0-54-17-54-34 0-13 13-25 26-26 7 0 13 0 19 0 27 0 62 0 62 26 0 17-22 34-53 34z"><text:p/></draw:path><draw:path draw:style-name="gr180" draw:text-style-name="P67" svg:width="0.0748in" svg:height="0.0843in" svg:x="0.3862in" svg:y="0.0016in" svg:viewBox="0 0 191 215" svg:d="M105 24c3-11 5-14 34-14 9 0 12 0 12-6 0-4-3-4-5-4-10 0-36 1-47 1-9 0-32-1-41-1-3 0-7 0-7 6 0 4 3 4 9 4 4 0 7 0 12 1 5 0 9 1 9 4 0 2-1 3-2 7-14 55-28 112-42 168-3 12-4 15-29 15-5 0-8 0-8 6 0 4 3 4 8 4 49 0 98 0 147 0 7 0 8 0 10-6 8-22 16-45 24-67 2-4 1-4 2-4 0-1-1-4-4-4s-3 2-5 6c-11 29-25 65-80 65-10 0-20 0-30 0-4 0-5 0-6-1-4 0-5 0-5-3 0-1 0-1 2-7 14-56 28-113 42-170z"><text:p/></draw:path></draw:g></draw:g></text:span><text:span text:style-name="T42">. Př: Počítání leváků: k z n lidi jsou leváci: </text:span><text:span text:style-name="T42"><draw:g text:anchor-type="as-char" svg:y="-0.0929in" draw:z-index="113" draw:name="Shape127" draw:style-name="gr178"><svg:title>TexMaths</svg:title><svg:desc>9§inline§X_1,...,X_n \sim Bern(\vartheta)§svg§600§FALSE§</svg:desc><draw:g draw:style-name="gr2"><draw:path draw:style-name="gr179" draw:text-style-name="P66" svg:width="1.148in" svg:height="0.1102in" svg:x="0.0035in" svg:y="0.0063in" svg:viewBox="0 0 2917 281" svg:d="M0 0c972 0 1945 0 2917 0 0 93 0 188 0 281-972 0-1945 0-2917 0 0-93 0-188 0-281z"><text:p/></draw:path><draw:path draw:style-name="gr180" draw:text-style-name="P67" svg:width="0.1024in" svg:height="0.0843in" svg:x="0.0004in" svg:y="0.0079in" svg:viewBox="0 0 261 215" svg:d="M145 86c-9-21-17-42-26-63-1-2-2-3-2-4 0-2 5-7 19-9 3 0 6 0 6-6 0-4-3-4-4-4-14 0-27 1-41 1-7 0-27-1-35-1-2 0-5 0-5 6 0 4 2 4 7 4 19 0 21 3 23 10 13 29 26 58 38 88-22 23-45 48-67 71-1 1-3 2-4 3-15 17-31 22-47 23-3 0-7 0-7 6 2 2 0 4 5 4 9 0 19-2 29-2 12 0 25 2 35 2 3 0 7 0 7-7 0-3-3-2-4-3-4-1-13-1-13-10 0-5 5-10 9-14 10-11 21-23 32-34 9-10 19-20 28-30 11 25 21 49 32 74 1 3 1 3 2 4 0 3-6 8-19 10-3 0-6 0-6 5s3 5 5 5c8 0 31-2 40-2 8 0 27 2 35 2 2 0 6 0 6-6 0-4-3-4-6-4-21-1-22-2-27-14-13-29-33-78-41-97 22-21 54-59 65-68 9-7 21-15 40-16 4 0 7 0 7-6-2-1 0-4-4-4-9 0-20 1-30 1-12 0-24-1-35-1-2 0-6 0-6 6 0 3 2 4 4 4 3 1 13 1 13 10 0 4-4 9-7 11-17 18-34 36-51 55z"><text:p/></draw:path><draw:path draw:style-name="gr180" draw:text-style-name="P67" svg:width="0.0311in" svg:height="0.0575in" svg:x="0.1098in" svg:y="0.0543in" svg:viewBox="0 0 80 147" svg:d="M50 6c0-5 0-6-7-6-14 14-34 14-43 14 0 3 0 6 0 8 5 0 20 0 32-6 0 37 0 75 0 113 0 7 0 9-22 9-3 0-5 0-8 0 0 3 0 6 0 9 3 0 30-1 39-1 7 0 35 1 39 1 0-3 0-6 0-9-3 0-5 0-8 0-22 0-22-2-22-9 0-42 0-82 0-123z"><text:p/></draw:path><draw:path draw:style-name="gr180" draw:text-style-name="P67" svg:width="0.0142in" svg:height="0.0366in" svg:x="0.1669in" svg:y="0.0791in" svg:viewBox="0 0 37 94" svg:d="M37 33c0-20-8-33-20-33-11 0-17 8-17 17 0 8 6 17 17 17 4 0 7-2 11-4 1-1 1-1 2-1 0 2 0 0 0 4 0 24-11 43-22 53-3 3-3 4-3 5 0 2 1 3 3 3 4 0 29-24 29-61z"><text:p/></draw:path><draw:path draw:style-name="gr180" draw:text-style-name="P67" svg:width="0.0126in" svg:height="0.013in" svg:x="0.2224in" svg:y="0.0791in" svg:viewBox="0 0 33 34" svg:d="M33 17c0-9-7-17-16-17s-17 8-17 17 8 17 17 17 16-8 16-17z"><text:p/></draw:path><draw:path draw:style-name="gr180" draw:text-style-name="P67" svg:width="0.0126in" svg:height="0.013in" svg:x="0.2571in" svg:y="0.0791in" svg:viewBox="0 0 33 34" svg:d="M33 17c0-9-8-17-17-17-10 0-16 8-16 17s6 17 16 17c9 0 17-8 17-17z"><text:p/></draw:path><draw:path draw:style-name="gr180" draw:text-style-name="P67" svg:width="0.013in" svg:height="0.013in" svg:x="0.2913in" svg:y="0.0791in" svg:viewBox="0 0 34 34" svg:d="M34 17c0-9-8-17-17-17s-17 8-17 17 8 17 17 17 17-8 17-17z"><text:p/></draw:path><draw:path draw:style-name="gr180" draw:text-style-name="P67" svg:width="0.0142in" svg:height="0.0366in" svg:x="0.3264in" svg:y="0.0791in" svg:viewBox="0 0 37 94" svg:d="M37 33c0-20-8-33-20-33-11 0-17 8-17 17 0 8 6 17 17 17 4 0 7-2 11-4 1-1 1-1 2-1 0 2 0 0 0 4 0 24-10 43-21 53-4 3-4 4-4 5 0 2 1 3 3 3 4 0 29-24 29-61z"><text:p/></draw:path><draw:path draw:style-name="gr180" draw:text-style-name="P67" svg:width="0.1024in" svg:height="0.0843in" svg:x="0.374in" svg:y="0.0079in" svg:viewBox="0 0 261 215" svg:d="M145 86c-9-21-17-42-26-63-1-2-2-3-2-4 0-2 5-7 19-9 3 0 6 0 6-6 0-4-3-4-4-4-14 0-27 1-41 1-7 0-27-1-35-1-2 0-5 0-5 6 0 4 2 4 7 4 19 0 21 3 23 10 13 29 26 58 38 88-22 23-45 48-67 71-1 1-3 2-4 3-15 17-31 22-47 23-3 0-7 0-7 6 2 2 0 4 5 4 9 0 19-2 29-2 12 0 25 2 35 2 3 0 7 0 7-7 0-3-3-2-4-3-4-1-13-1-13-10 0-5 5-10 9-14 10-11 21-23 32-34 9-10 19-20 28-30 11 25 21 49 32 74 1 3 1 3 2 4 0 3-6 8-19 10-3 0-6 0-6 5s3 5 5 5c8 0 31-2 40-2 8 0 27 2 35 2 2 0 5 0 5-6 0-4-2-4-5-4-21-1-22-2-27-14-13-29-33-78-41-97 22-21 54-59 65-68 9-7 21-15 40-16 4 0 7 0 7-6-2-1 0-4-4-4-9 0-20 1-30 1-12 0-24-1-35-1-2 0-6 0-6 6 0 3 1 4 4 4 3 1 13 1 13 10 0 4-4 9-7 11-17 18-34 36-51 55z"><text:p/></draw:path><draw:path draw:style-name="gr180" draw:text-style-name="P67" svg:width="0.0528in" svg:height="0.0386in" svg:x="0.4783in" svg:y="0.0728in" svg:viewBox="0 0 135 99" svg:d="M16 84c-1 2-2 8-2 9 0 4 4 6 8 6 3 0 7-3 9-5 1-1 2-9 3-13 1-5 4-14 5-20 2-5 2-10 4-15 2-9 3-11 9-20 7-8 16-20 34-20 12 0 12 11 12 16 0 13-9 37-12 46-3 7-4 8-4 12 0 12 10 19 22 19 21 0 31-30 31-33s-3-3-4-3c-2 0-3 1-4 4-5 18-14 26-23 26-5 0-6-3-6-8s1-8 6-18c2-6 11-29 11-42 0-21-17-25-29-25-18 0-30 11-37 20-1-16-15-20-24-20-10 0-14 7-17 12-5 8-8 20-8 21 0 4 3 4 4 4 2 0 3-1 4-7 4-13 8-24 16-24 7 0 8 5 8 11 0 4-3 12-4 18-2 5-4 15-5 20-2 9-4 19-7 29z"><text:p/></draw:path><draw:path draw:style-name="gr180" draw:text-style-name="P67" svg:width="0.0831in" svg:height="0.0287in" svg:x="0.5827in" svg:y="0.0472in" svg:viewBox="0 0 212 74" svg:d="M212 11c0-7-2-11-5-11-2 0-4 3-4 8-2 31-23 48-45 48-19 0-35-14-51-27-15-15-32-29-54-29-34 0-53 35-53 63 0 11 3 7 5 11 3 0 4-7 4-7 2-36 25-49 44-49 20 0 35 13 51 27 17 14 33 29 54 29 35 0 54-35 54-63z"><text:p/></draw:path><draw:path draw:style-name="gr180" draw:text-style-name="P67" svg:width="0.0886in" svg:height="0.0843in" svg:x="0.713in" svg:y="0.0079in" svg:viewBox="0 0 226 215" svg:d="M37 190c-3 12-4 15-29 15-5 0-8 0-8 6 0 4 3 4 8 4 38 0 76 0 114 0 49 0 87-38 87-68 0-22-19-41-50-44 34-6 67-29 67-59 0-23-22-44-59-44-36 0-72 0-107 0-6 0-9 0-9 6 0 4 3 4 9 4 1 0 7 0 12 1s9 1 9 5c0 1-1 2-2 6-14 55-28 112-42 168zM85 100c6-26 13-51 19-78 3-11 4-12 18-12 13 0 27 0 40 0 28 0 35 19 35 32 0 28-28 58-66 58-15 0-31 0-46 0zM70 205c-4 0-4 0-6-1-4 0-5 0-5-3 0-1 0-1 2-7 7-29 15-58 22-87 20 0 40 0 60 0 30 0 36 23 36 37 0 30-28 61-66 61-14 0-28 0-43 0z"><text:p/></draw:path><draw:path draw:style-name="gr180" draw:text-style-name="P67" svg:width="0.0476in" svg:height="0.0555in" svg:x="0.8138in" svg:y="0.0382in" svg:viewBox="0 0 122 142" svg:d="M45 67c9 0 32-1 49-8 21-10 23-28 23-32 0-14-12-27-34-27-35 0-83 31-83 85 0 33 19 57 50 57 45 0 72-33 72-37 0-2-2-4-4-4s-2 1-5 3c-24 32-59 32-63 32-24 0-27-27-27-37 0-4 0-14 5-32 5 0 12 0 17 0zM30 59c12-47 45-53 53-53 15 0 23 10 23 21 0 32-50 32-63 32-4 0-9 0-13 0z"><text:p/></draw:path><draw:path draw:style-name="gr180" draw:text-style-name="P67" svg:width="0.0504in" svg:height="0.0555in" svg:x="0.8697in" svg:y="0.0382in" svg:viewBox="0 0 129 142" svg:d="M19 120c-1 5-4 12-4 14 0 5 5 8 10 8 4 0 9-2 12-8 0-2 11-44 13-50 2-10 8-33 9-41 1-4 10-19 18-26 2-2 12-11 26-11 8 0 12 5 13 5-10 1-17 9-17 17 0 5 4 11 13 11 8 0 17-8 17-18 0-12-10-21-26-21-21 0-35 15-41 24-3-14-14-24-29-24-14 0-20 12-23 18-6 11-10 30-10 31 0 2 3 2 4 2 3 0 3 0 5-7 5-22 12-38 23-38 6 0 10 3 10 16 0 6-1 9-5 26-6 24-12 48-18 72z"><text:p/></draw:path><draw:path draw:style-name="gr180" draw:text-style-name="P67" svg:width="0.0673in" svg:height="0.0555in" svg:x="0.9291in" svg:y="0.0382in" svg:viewBox="0 0 172 142" svg:d="M19 120c-1 5-3 12-3 14 0 5 5 8 9 8s10-2 12-8c0-1 4-16 6-23 2-10 5-20 7-29 1-7 4-14 5-21 2-5 4-14 4-16 5-10 22-39 52-39 14 0 17 12 17 23 0 20-15 59-21 73-3 8-3 11-3 15 0 14 11 25 27 25 29 0 41-46 41-49 0-2-3-2-5-2s-2 1-4 5c-6 22-16 40-32 40-6 0-8-4-8-11 0-8 3-15 6-23 6-16 20-51 20-69 0-20-14-33-37-33-28 0-44 20-50 27-1-17-14-27-29-27-14 0-20 12-23 18-5 11-10 29-10 31s3 1 4 2c3 0 3 0 5-7 5-22 12-38 23-38 7 0 10 5 10 16 0 6-1 9-5 26-6 24-12 48-18 72z"><text:p/></draw:path><draw:path draw:style-name="gr180" draw:text-style-name="P67" svg:width="0.0283in" svg:height="0.1232in" svg:x="1.013in" svg:y="0in" svg:viewBox="0 0 73 314" svg:d="M73 310c0-1 0-1-5-6-40-40-50-99-50-147 0-55 12-109 51-149 4-4 4-4 4-5 0-2-1-3-3-3-3 0-31 22-50 61-16 35-20 70-20 96 0 24 4 62 21 97 19 39 46 60 49 60 2 0 3-1 3-4z"><text:p/></draw:path><draw:path draw:style-name="gr180" draw:text-style-name="P67" svg:width="0.0657in" svg:height="0.0878in" svg:x="1.0528in" svg:y="0.0055in" svg:viewBox="0 0 168 224" svg:d="M152 110c6-27 6-43 6-48 0-12-1-62-35-62-26 0-46 33-46 58 0 30 29 45 52 53-7 27-13 45-23 66-4 9-20 41-38 41-21 0-23-17-23-26 0-8 3-18 4-26 1-7 3-13 6-23 1-5 3-10 4-14 1-6 3-13 3-18 0-18-14-28-29-28-14 0-20 11-23 18-6 10-10 29-10 30 0 3 3 3 4 3 3 0 3 0 5-7 5-23 12-38 23-38 6 0 10 3 10 15 0 7-4 24-8 35-1 6-3 17-5 23-3 9-5 17-5 26 0 30 23 36 44 36 33 0 66-50 82-108 4 1 13 3 15 3s3-1 3-4-2-3-7-4c-3 0-6-1-9-1zM131 103c-16-5-46-18-46-46 0-19 16-51 38-51 8 0 17 6 17 38 0 20-6 41-9 59z"><text:p/></draw:path><draw:path draw:style-name="gr180" draw:text-style-name="P67" svg:width="0.0287in" svg:height="0.1232in" svg:x="1.1295in" svg:y="0in" svg:viewBox="0 0 74 314" svg:d="M74 157c0-24-4-63-21-98-19-38-46-59-49-59-2 0-4 1-4 3 0 1 0 1 6 8 32 30 50 81 50 146 0 53-12 108-51 149-5 3-5 3-5 4 0 3 2 4 4 4 3 0 31-22 50-61 16-35 20-71 20-96z"><text:p/></draw:path></draw:g></draw:g></text:span><text:span text:style-name="T42"><text:s/></text:span><text:span text:style-name="T42"><draw:g text:anchor-type="as-char" svg:y="-0.1055in" draw:z-index="115" draw:name="Shape128" draw:style-name="gr178"><svg:title>TexMaths</svg:title><svg:desc>9§inline§L(x,\vartheta)= \vartheta^k (1-\vartheta)^{n-k}, l = k \log \vartheta + (n-k) \log(1-\vartheta)§svg§600§FALSE§</svg:desc><draw:g draw:style-name="gr2"><draw:path draw:style-name="gr179" draw:text-style-name="P66" svg:width="2.9598in" svg:height="0.1232in" svg:x="0.002in" svg:y="0.0063in" svg:viewBox="0 0 7519 314" svg:d="M0 0c2506 0 5013 0 7519 0 0 105 0 210 0 314-2506 0-5013 0-7519 0 0-104 0-209 0-314z"><text:p/></draw:path><draw:path draw:style-name="gr180" draw:text-style-name="P67" svg:width="0.0748in" svg:height="0.0843in" svg:x="0.0004in" svg:y="0.0205in" svg:viewBox="0 0 191 215" svg:d="M105 24c4-10 5-14 35-14 9 0 11 0 11-6 0-4-3-4-5-4-10 0-36 1-47 1-9 0-32-1-41-1-3 0-7 0-7 6 0 4 3 4 9 4 1 0 7 0 12 1 6 0 9 1 9 4 0 2-1 3-2 7-14 56-28 113-42 169-3 12-4 15-29 15-5 0-8 0-8 6 0 3 3 3 8 3 49 0 98 0 147 0 7 0 8 0 10-5 8-23 17-45 25-67 1-4 1-4 1-5 0-2-1-3-4-3-2 0-3 1-5 6-11 30-25 65-79 65-10 0-20 0-30 0-5 0-5 0-7-1-4 0-5-1-5-3 0 0 0-1 2-7 14-57 28-114 42-171z"><text:p/></draw:path><draw:path draw:style-name="gr180" draw:text-style-name="P67" svg:width="0.0283in" svg:height="0.1236in" svg:x="0.0925in" svg:y="0.0126in" svg:viewBox="0 0 73 315" svg:d="M73 312c0-1 0-1-5-7-39-39-50-100-50-147 0-55 13-110 51-150 4-3 4-4 4-5 0-2-1-3-3-3-3 0-31 21-50 61-16 35-20 70-20 97 0 24 4 62 21 98 19 39 46 59 49 59 2 0 3-1 3-3z"><text:p/></draw:path><draw:path draw:style-name="gr180" draw:text-style-name="P67" svg:width="0.0618in" svg:height="0.0559in" svg:x="0.1323in" svg:y="0.0508in" svg:viewBox="0 0 158 143" svg:d="M96 44c2-9 9-38 32-38 2 0 9 0 16 5-9 2-15 9-15 17 0 5 3 11 11 11s18-6 18-18c0-17-19-21-30-21-18 0-29 16-33 23-8-20-25-23-35-23-32 0-50 41-50 48 0 4 3 4 4 4 2 0 3-1 4-4 11-34 32-42 42-42 6 0 17 3 17 22 0 10-5 31-17 75-5 20-16 33-30 33-2 0-9 0-16-4 9-2 15-8 15-17 0-8-6-11-12-11-9 0-17 8-17 18 0 14 16 21 30 21 20 0 32-22 33-24 4 12 15 24 34 24 33 0 51-41 51-49 0-3-3-3-4-3-3 0-4 1-4 4-10 33-32 41-42 41-12 0-18-10-18-21 0-7 2-14 6-27 3-15 7-29 10-44z"><text:p/></draw:path><draw:path draw:style-name="gr180" draw:text-style-name="P67" svg:width="0.0142in" svg:height="0.037in" svg:x="0.2106in" svg:y="0.0929in" svg:viewBox="0 0 37 95" svg:d="M37 33c0-20-8-33-20-33-11 0-17 8-17 17 0 8 6 16 17 16 4 0 7 0 11-3 1-1 1-1 2-1 0 2 0 0 0 4 0 24-11 43-22 54-3 2-3 3-3 4 0 3 1 4 3 4 4 0 29-25 29-62z"><text:p/></draw:path><draw:path draw:style-name="gr180" draw:text-style-name="P67" svg:width="0.0657in" svg:height="0.0886in" svg:x="0.2591in" svg:y="0.0177in" svg:viewBox="0 0 168 226" svg:d="M152 111c6-27 6-44 6-48 0-11-1-63-35-63-26 0-46 33-46 58 0 31 29 46 52 53-7 29-12 47-23 68-3 9-19 41-38 41-21 0-23-17-23-26s3-19 5-25c1-8 3-14 5-24 1-6 3-11 4-16s3-12 3-16c0-19-14-29-29-29-14 0-20 12-23 17-5 11-10 30-10 31 0 4 3 2 4 4 3 0 3 0 5-8 5-22 12-38 23-38 6 0 10 3 10 15 0 7-4 24-7 36-2 5-4 16-6 23-2 10-5 17-5 26 0 30 23 36 44 36 33 0 67-50 83-109 3 1 12 3 15 3 1 0 2-1 2-3 0-3-1-3-6-4-4-1-6-2-10-2zM131 105c-16-6-46-18-46-47 0-20 17-51 38-51 8 0 17 5 17 38 0 20-5 42-9 60z"><text:p/></draw:path><draw:path draw:style-name="gr180" draw:text-style-name="P67" svg:width="0.0283in" svg:height="0.1236in" svg:x="0.3362in" svg:y="0.0126in" svg:viewBox="0 0 73 315" svg:d="M73 158c0-25-4-63-21-99-19-39-46-59-49-59-2 0-3 1-3 3 0 1 0 2 5 7 32 32 50 82 50 148 0 53-12 109-51 149-4 4-4 4-4 5 0 2 1 3 3 3 3 0 31-21 50-61 16-35 20-71 20-96z"><text:p/></draw:path><draw:path draw:style-name="gr180" draw:text-style-name="P67" svg:width="0.0823in" svg:height="0.0287in" svg:x="0.4189in" svg:y="0.0602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657in" svg:height="0.0886in" svg:x="0.5469in" svg:y="0.0177in" svg:viewBox="0 0 168 226" svg:d="M153 111c6-27 6-44 6-48 0-11-2-63-35-63-27 0-47 33-47 58 0 31 30 46 52 53-7 29-12 47-23 68-3 9-19 41-38 41-21 0-23-17-23-26s3-19 5-25c1-8 3-14 5-24 2-6 3-11 4-16s3-12 3-16c0-19-14-29-29-29-14 0-20 12-23 17-5 11-10 30-10 31 0 4 3 2 4 4 3 0 3 0 5-8 5-22 12-38 23-38 6 0 10 3 10 15 0 7-4 24-7 36-2 5-4 16-6 23-2 10-4 17-4 26 0 30 22 36 43 36 33 0 67-50 83-109 3 1 12 3 15 3 1 0 2-1 2-3 0-3-1-3-6-4-3-1-6-2-9-2zM131 105c-16-6-46-18-46-47 0-20 17-51 38-51 8 0 17 5 17 38 0 20-5 42-9 60z"><text:p/></draw:path><draw:path draw:style-name="gr180" draw:text-style-name="P67" svg:width="0.0425in" svg:height="0.061in" svg:x="0.6236in" svg:y="0in" svg:viewBox="0 0 109 156" svg:d="M53 6c0-1 1-2 1-3s-1-3-4-3c-4 0-22 2-28 2-2 1-5 1-5 5s3 4 6 4c10 0 10 1 10 3 0 1 0 2-1 5-10 42-20 83-31 125-1 4-1 4-1 5 0 4 3 7 8 7 6 0 8-4 10-10 0-1 10-39 11-42 15 2 28 6 28 18 0 1 0 2 0 5-1 2-1 4-1 6 0 16 12 23 23 23 22 0 19-23 28-34 0-3-3-3-3-3-3 0-3 1-5 6-2 9-8 25-19 25-6 0-8-5-8-12 0-3 0-4 2-10 0-1 1-4 1-7 0-19-27-23-36-23 6-4 14-11 18-15 11-11 22-21 35-21 3 0 5 1 7 3-9 2-12 9-12 13s5 8 9 8c7 0 13-5 13-15 0-7-5-15-17-15-13 0-24 9-35 20-9 8-16 15-26 19 7-30 15-59 22-89z"><text:p/></draw:path><draw:path draw:style-name="gr180" draw:text-style-name="P67" svg:width="0.0283in" svg:height="0.1236in" svg:x="0.6909in" svg:y="0.0126in" svg:viewBox="0 0 73 315" svg:d="M73 312c0-1 0-1-5-7-40-39-50-100-50-147 0-55 12-110 50-150 5-3 5-4 5-5 0-2-1-3-3-3-3 0-32 21-50 61-16 35-20 70-20 97 0 24 3 62 21 98 19 39 46 59 49 59 2 0 3-1 3-3z"><text:p/></draw:path><draw:path draw:style-name="gr180" draw:text-style-name="P67" svg:width="0.0406in" svg:height="0.0823in" svg:x="0.7382in" svg:y="0.0228in" svg:viewBox="0 0 104 210" svg:d="M65 8c0-7 0-8-7-8-20 20-48 20-58 20 0 3 0 6 0 10 6 0 24 0 41-8 0 54 0 109 0 163 0 11 0 16-29 16-4 0-7 0-10 0 0 3 0 6 0 9 11-1 39-1 51-1 13 0 40 0 51 1 0-3 0-6 0-9-3 0-7 0-10 0-28 0-29-4-29-16 0-58 0-118 0-177z"><text:p/></draw:path><draw:path draw:style-name="gr180" draw:text-style-name="P67" svg:width="0.076in" svg:height="0.0047in" svg:x="0.8272in" svg:y="0.0717in" svg:viewBox="0 0 194 13" svg:d="M183 13c5 0 11 0 11-7 0-6-6-6-11-6-57 0-115 0-171 0-6 0-12 0-12 6 0 7 6 7 12 7 56 0 114 0 171 0z"><text:p/></draw:path><draw:path draw:style-name="gr180" draw:text-style-name="P67" svg:width="0.0657in" svg:height="0.0886in" svg:x="0.9449in" svg:y="0.0177in" svg:viewBox="0 0 168 226" svg:d="M152 111c6-27 6-44 6-48 0-11-1-63-35-63-26 0-46 33-46 58 0 31 29 46 52 53-7 29-13 47-23 68-4 9-20 41-38 41-21 0-23-17-23-26s3-19 4-25c1-8 3-14 6-24 1-6 3-11 4-16s3-12 3-16c0-19-14-29-29-29-14 0-20 12-23 17-6 11-10 30-10 31 0 4 3 4 4 4 3 0 3 0 5-8 5-22 12-38 23-38 6 0 10 3 10 15 0 7-4 24-8 36-1 5-3 16-5 23-3 10-5 17-5 26 0 30 23 36 44 36 33 0 67-50 82-109 4 1 13 3 15 3s3-1 3-3c0-3-2-3-7-4-3-1-6-2-9-2zM131 105c-16-6-46-18-46-47 0-20 16-51 38-51 8 0 17 5 17 38 0 20-5 42-9 60z"><text:p/></draw:path><draw:path draw:style-name="gr180" draw:text-style-name="P67" svg:width="0.0287in" svg:height="0.1236in" svg:x="1.022in" svg:y="0.0126in" svg:viewBox="0 0 74 315" svg:d="M74 158c0-25-4-63-21-99-19-39-46-59-49-59-2 0-4 1-4 3 0 1 0 2 6 7 32 32 50 82 50 148 0 53-12 109-51 149-5 4-5 4-5 5 0 2 2 3 4 3 3 0 31-21 50-61 16-35 20-71 20-96z"><text:p/></draw:path><draw:path draw:style-name="gr180" draw:text-style-name="P67" svg:width="0.0528in" svg:height="0.039in" svg:x="1.0677in" svg:y="0.022in" svg:viewBox="0 0 135 100" svg:d="M16 84c-1 3-2 8-2 9 0 5 4 7 8 7 3 0 7-3 9-5 1-2 2-9 3-14 1-4 4-14 5-20 2-4 2-9 4-14 2-9 3-11 9-21 7-8 16-20 34-20 12 0 12 11 12 16 0 13-9 38-12 47-3 6-4 8-4 12 0 12 10 19 22 19 21 0 31-30 31-34 0-3-3-3-4-3-2 0-3 1-4 4-5 18-14 27-23 27-5 0-6-4-6-8 0-5 1-8 6-18 2-7 11-30 11-43 0-21-17-25-29-25-18 0-30 12-37 20-1-15-15-20-24-20-10 0-14 7-17 12-5 8-8 21-8 22 0 3 3 3 4 3 2 0 3-1 4-7 4-13 8-24 16-24 7 0 8 5 8 11 0 5-2 12-4 18s-4 16-5 20c-2 9-4 19-7 29z"><text:p/></draw:path><draw:path draw:style-name="gr180" draw:text-style-name="P67" svg:width="0.0587in" svg:height="0.0039in" svg:x="1.1343in" svg:y="0.0366in" svg:viewBox="0 0 150 11" svg:d="M141 11c4 0 9 0 9-6 0-5-5-5-9-5-44 0-88 0-132 0-4 0-9 0-9 5 0 6 5 6 9 6 44 0 88 0 132 0z"><text:p/></draw:path><draw:path draw:style-name="gr180" draw:text-style-name="P67" svg:width="0.0425in" svg:height="0.061in" svg:x="1.2094in" svg:y="0in" svg:viewBox="0 0 109 156" svg:d="M52 6c1 0 1-2 1-3s-1-3-3-3c-4 0-23 2-28 2-2 1-5 1-5 5s3 4 6 4c10 0 10 1 10 3 0 1-1 2-1 5-10 42-20 83-31 125-1 4-1 4-1 5 0 4 3 7 7 7 7 0 9-4 11-10 0-1 10-39 11-42 15 2 28 6 28 18 0 1 0 2 0 5-1 2-1 4-1 6 0 16 12 23 23 23 22 0 19-23 28-34 0-3-3-3-3-3-3 0-4 1-5 6-3 9-8 25-19 25-6 0-8-5-8-12 0-3 0-4 1-10 1-1 2-4 2-7 0-19-27-23-36-23 6-4 14-11 18-15 11-11 22-21 35-21 3 0 5 1 7 3-10 2-12 9-12 13s4 8 9 8c7 0 13-5 13-15 0-7-5-15-17-15-13 0-24 9-35 20-10 8-17 15-26 19 7-30 14-59 21-89z"><text:p/></draw:path><draw:path draw:style-name="gr180" draw:text-style-name="P67" svg:width="0.0142in" svg:height="0.037in" svg:x="1.2748in" svg:y="0.0929in" svg:viewBox="0 0 37 95" svg:d="M37 33c0-20-8-33-21-33-10 0-16 8-16 17 0 8 6 16 16 16 4 0 8 0 12-3 1-1 1-1 1-1 1 0 1 0 1 4 0 24-11 43-22 54-3 2-3 3-3 4 0 3 1 4 3 4 4 0 29-25 29-62z"><text:p/></draw:path><draw:path draw:style-name="gr180" draw:text-style-name="P67" svg:width="0.0264in" svg:height="0.087in" svg:x="1.3248in" svg:y="0.0193in" svg:viewBox="0 0 68 222" svg:d="M68 4c-1-1 0-4-4-4-7 0-31 3-39 4-2 0-6 0-6 6 0 4 4 4 8 4 15 0 15 2 15 5 0 2-1 4-1 6-13 53-26 105-39 158-1 3-2 5-2 10 0 18 14 29 29 29 11 0 18-6 23-17 7-13 10-31 10-31 0-2-3-2-3-2-4 0-4 1-5 4-5 21-12 40-24 40-9 0-9-11-9-15 0-8 0-9 2-15 15-60 29-122 45-182z"><text:p/></draw:path><draw:path draw:style-name="gr180" draw:text-style-name="P67" svg:width="0.0823in" svg:height="0.0287in" svg:x="1.4008in" svg:y="0.0602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559in" svg:height="0.087in" svg:x="1.5315in" svg:y="0.0193in" svg:viewBox="0 0 143 222" svg:d="M74 4c-2-1 0-4-5-4-7 0-30 3-38 4-2 0-6 0-6 6 0 4 3 4 7 4 16 0 17 1 17 5 0 2-1 4-1 6-16 61-31 121-46 182-2 4-2 4-2 6 0 7 6 9 9 9 5 0 9-2 11-6 2-3 16-61 18-69 11 1 37 7 37 27 0 1 0 3-1 6s-2 8-2 12c0 18 13 30 30 30 9 0 18-4 24-16 8-14 12-32 12-32 0-2-3-2-4-2-3 0-3 1-4 4-7 24-14 40-28 40-6 0-10-4-10-15 0-6 2-13 3-18 0-6 0-7 0-9 0-20-19-29-46-33 10-6 20-16 28-24 14-17 29-30 45-30 1 0 1 0 2 1 4 0 5 0 7 1 0 1 0 1 1 2-15 1-18 13-18 17 0 5 4 11 12 11s17-7 17-19c0-10-7-20-21-20-9 0-23 2-46 28-11 12-23 25-35 29 10-45 22-89 33-133z"><text:p/></draw:path><draw:path draw:style-name="gr180" draw:text-style-name="P67" svg:width="0.0272in" svg:height="0.0858in" svg:x="1.6185in" svg:y="0.0193in" svg:viewBox="0 0 70 219" svg:d="M46 0c-15 1-31 3-46 4 0 3 0 6 0 10 23 0 25 1 25 18 0 54 0 109 0 163 0 15-3 15-25 15 0 3 0 6 0 9 11 0 27-1 35-1s24 1 35 1c0-3 0-6 0-9-20 0-24 0-24-15 0-65 0-130 0-195z"><text:p/></draw:path><draw:path draw:style-name="gr180" draw:text-style-name="P67" svg:width="0.0547in" svg:height="0.0567in" svg:x="1.6524in" svg:y="0.0496in" svg:viewBox="0 0 140 145" svg:d="M140 74c0-40-31-74-70-74s-70 35-70 74c0 42 33 71 70 71 38 0 70-30 70-71zM70 137c-13 0-28-6-36-20s-8-34-8-45c0-12 0-30 8-43 8-15 24-22 36-22 14 0 27 7 35 21s8 32 8 44c0 11 0 28-6 43-7 13-21 22-37 22z"><text:p/></draw:path><draw:path draw:style-name="gr180" draw:text-style-name="P67" svg:width="0.0563in" svg:height="0.0815in" svg:x="1.7146in" svg:y="0.0492in" svg:viewBox="0 0 144 208" svg:d="M61 89c-28 0-28-32-28-39 0-8 1-19 6-27 2-4 10-12 22-12 27 0 27 31 27 39s0 18-4 26c-3 4-10 13-23 13zM24 101c0-2 0-9 6-15 12 9 25 10 31 10 30 0 52-22 52-46 0-12-6-24-14-31 12-11 23-13 29-13 1 0 2 0 3 1-3 1-5 5-5 8 0 6 4 9 9 9 4 0 9-1 9-9 0-5-4-15-16-15-6 0-20 2-33 14-14-9-27-10-34-10-29 0-51 21-51 46 0 13 7 25 14 32-3 5-9 16-9 26s4 22 14 28c-19 6-29 19-29 32 0 22 31 40 69 40s71-16 71-41c0-11-5-27-20-36-17-8-35-8-55-8-8 0-22 0-24-1-10-1-17-11-17-21zM70 201c-32 0-54-17-54-33 0-14 12-26 26-27 7 0 13 0 19 0 27 0 62 0 62 27 0 16-22 33-53 33z"><text:p/></draw:path><draw:path draw:style-name="gr180" draw:text-style-name="P67" svg:width="0.0657in" svg:height="0.0886in" svg:x="1.7996in" svg:y="0.0177in" svg:viewBox="0 0 168 226" svg:d="M153 111c6-27 6-44 6-48 0-11-1-63-35-63-27 0-47 33-47 58 0 31 30 46 52 53-7 29-12 47-23 68-3 9-19 41-38 41-21 0-23-17-23-26s3-19 5-25c1-8 3-14 5-24 2-6 3-11 4-16s3-12 3-16c0-19-14-29-29-29-14 0-20 12-23 17-5 11-10 30-10 31 0 4 3 2 4 4 3 0 3 0 5-8 5-22 12-38 23-38 6 0 10 3 10 15 0 7-4 24-7 36-2 5-4 16-5 23-3 10-5 17-5 26 0 30 22 36 43 36 33 0 67-50 83-109 3 1 13 3 15 3 1 0 2-1 2-3 0-3-1-3-6-4-3-1-6-2-9-2zM131 105c-16-6-46-18-46-47 0-20 17-51 38-51 8 0 17 5 17 38 0 20-5 42-9 60z"><text:p/></draw:path><draw:path draw:style-name="gr180" draw:text-style-name="P67" svg:width="0.0823in" svg:height="0.0823in" svg:x="1.9043in" svg:y="0.0331in" svg:viewBox="0 0 210 210" svg:d="M112 112c29 0 58 0 88 0 4 0 10 0 10-6 0-7-6-7-10-7-30 0-59 0-88 0 0-29 0-58 0-88 0-5 0-11-7-11-6 0-6 6-6 11 0 30 0 59 0 88-30 0-59 0-89 0-5 0-10 0-10 7 0 6 5 6 10 6 30 0 59 0 89 0 0 29 0 59 0 88 0 4 0 10 6 10 7 0 7-6 7-10 0-29 0-59 0-88z"><text:p/></draw:path><draw:path draw:style-name="gr180" draw:text-style-name="P67" svg:width="0.0287in" svg:height="0.1236in" svg:x="2.0339in" svg:y="0.0126in" svg:viewBox="0 0 74 315" svg:d="M74 312c0-1 0-1-6-7-39-39-49-100-49-147 0-55 12-110 50-150 5-3 5-4 5-5 0-2-2-3-4-3s-31 21-50 61c-16 35-20 70-20 97 0 24 4 62 21 98 19 39 47 59 49 59s4-1 4-3z"><text:p/></draw:path><draw:path draw:style-name="gr180" draw:text-style-name="P67" svg:width="0.0673in" svg:height="0.0559in" svg:x="2.0736in" svg:y="0.0508in" svg:viewBox="0 0 172 143" svg:d="M19 121c-1 5-3 12-3 14 0 5 5 8 9 8s10-3 12-9c2-8 4-16 6-23 2-10 5-20 7-29 2-7 4-13 5-21 2-5 4-15 4-16 5-10 22-39 52-39 14 0 17 12 17 23 0 19-15 60-21 73-3 7-3 12-3 15 0 15 11 26 27 26 29 0 41-46 41-49s-3-3-5-3-2 1-4 6c-6 21-16 39-32 39-6 0-8-3-8-10 0-9 3-16 6-23 6-16 20-51 20-70 0-20-14-33-37-33-28 0-44 20-50 27-1-18-14-27-29-27-14 0-20 12-23 17-5 11-10 30-10 31 0 4 3 3 4 4 3 0 3 0 5-8 5-22 12-38 23-38 7 0 10 5 10 15 0 7-1 11-5 27-6 24-12 49-18 73z"><text:p/></draw:path><draw:path draw:style-name="gr180" draw:text-style-name="P67" svg:width="0.076in" svg:height="0.0047in" svg:x="2.1831in" svg:y="0.0717in" svg:viewBox="0 0 194 13" svg:d="M183 13c5 0 11 0 11-7 0-6-6-6-11-6-57 0-115 0-171 0-6 0-12 0-12 6 0 7 6 7 12 7 56 0 114 0 171 0z"><text:p/></draw:path><draw:path draw:style-name="gr180" draw:text-style-name="P67" svg:width="0.0559in" svg:height="0.087in" svg:x="2.3039in" svg:y="0.0193in" svg:viewBox="0 0 143 222" svg:d="M73 4c-1-1 0-4-4-4-7 0-30 3-38 4-3 0-7 0-7 6 0 4 3 4 8 4 16 0 16 1 16 5 0 2-1 4-1 6-15 61-31 121-46 182-1 4-1 4-1 6 0 7 6 9 9 9 5 0 9-2 11-6 2-3 16-61 18-69 11 1 36 7 36 27 0 1 0 3-1 6 0 3-1 8-1 12 0 18 13 30 29 30 10 0 18-4 25-16 8-14 12-32 12-32 0-2-3-2-5-2s-2 1-3 4c-7 24-15 40-28 40-7 0-10-4-10-15 0-6 1-13 3-18 0-6 0-7 0-9 0-20-19-29-46-33 10-6 19-16 27-24 15-17 29-30 45-30 2 0 2 0 3 1 4 0 4 0 7 1 0 1 0 1 0 2-14 1-18 13-18 17 0 5 4 11 13 11 8 0 17-7 17-19 0-10-7-20-21-20-9 0-24 2-46 28-11 12-24 25-35 29 10-45 21-89 32-133z"><text:p/></draw:path><draw:path draw:style-name="gr180" draw:text-style-name="P67" svg:width="0.0283in" svg:height="0.1236in" svg:x="2.3732in" svg:y="0.0126in" svg:viewBox="0 0 73 315" svg:d="M73 158c0-25-4-63-21-99-19-39-46-59-49-59-2 0-3 1-3 3 0 1 0 2 5 7 32 32 50 82 50 148 0 53-12 109-51 149-4 4-4 4-4 5 0 2 1 3 3 3 3 0 31-21 50-61 16-35 20-71 20-96z"><text:p/></draw:path><draw:path draw:style-name="gr180" draw:text-style-name="P67" svg:width="0.0272in" svg:height="0.0858in" svg:x="2.439in" svg:y="0.0193in" svg:viewBox="0 0 70 219" svg:d="M46 0c-15 1-31 3-46 4 0 3 0 6 0 10 23 0 25 1 25 18 0 54 0 109 0 163 0 15-3 15-25 15 0 3 0 6 0 9 11 0 27-1 35-1 7 0 24 1 35 1 0-3 0-6 0-9-20 0-24 0-24-15 0-65 0-130 0-195z"><text:p/></draw:path><draw:path draw:style-name="gr180" draw:text-style-name="P67" svg:width="0.0547in" svg:height="0.0567in" svg:x="2.4732in" svg:y="0.0496in" svg:viewBox="0 0 140 145" svg:d="M140 74c0-40-31-74-70-74s-70 35-70 74c0 42 33 71 70 71 38 0 70-30 70-71zM70 137c-13 0-27-6-36-20-8-14-8-34-8-45 0-12 0-30 8-43 8-15 24-22 36-22 14 0 27 7 36 21 8 14 8 32 8 44 0 11 0 28-7 43-7 13-21 22-37 22z"><text:p/></draw:path><draw:path draw:style-name="gr180" draw:text-style-name="P67" svg:width="0.0567in" svg:height="0.0815in" svg:x="2.5354in" svg:y="0.0492in" svg:viewBox="0 0 145 208" svg:d="M61 89c-27 0-27-32-27-39 0-8 0-19 5-27 2-4 10-12 22-12 28 0 28 31 28 39s-1 18-5 26c-3 4-10 13-23 13zM24 101c0-2 0-9 6-15 12 9 25 10 31 10 30 0 52-22 52-46 0-12-6-24-13-31 11-11 22-13 28-13 1 0 3 0 3 1-3 1-5 5-5 8 0 6 5 9 9 9s10-1 10-9c0-5-5-15-16-15-7 0-21 2-34 14-13-9-27-10-34-10-29 0-51 21-51 46 0 13 7 25 15 32-4 5-10 16-10 26s4 22 14 28c-19 6-29 19-29 32 0 22 32 40 70 40 37 0 70-16 70-41 0-11-4-27-20-36-17-8-35-8-55-8-7 0-22 0-24-1-9-1-17-11-17-21zM70 201c-32 0-54-17-54-33 0-14 13-26 26-27 7 0 13 0 19 0 27 0 62 0 62 27 0 16-22 33-53 33z"><text:p/></draw:path><draw:path draw:style-name="gr180" draw:text-style-name="P67" svg:width="0.0287in" svg:height="0.1236in" svg:x="2.6083in" svg:y="0.0126in" svg:viewBox="0 0 74 315" svg:d="M74 312c0-1 0-1-6-7-39-39-49-100-49-147 0-55 12-110 50-150 5-3 5-4 5-5 0-2-1-3-4-3-2 0-31 21-49 61-16 35-21 70-21 97 0 24 4 62 22 98 19 39 46 59 48 59 3 0 4-1 4-3z"><text:p/></draw:path><draw:path draw:style-name="gr180" draw:text-style-name="P67" svg:width="0.0406in" svg:height="0.0823in" svg:x="2.6555in" svg:y="0.0228in" svg:viewBox="0 0 104 210" svg:d="M65 8c0-7 0-8-7-8-20 20-48 20-58 20 0 3 0 6 0 10 6 0 24 0 41-8 0 54 0 109 0 163 0 11 0 16-29 16-4 0-7 0-10 0 0 3 0 6 0 9 11-1 39-1 51-1 13 0 40 0 51 1 0-3 0-6 0-9-3 0-7 0-10 0-28 0-29-4-29-16 0-58 0-118 0-177z"><text:p/></draw:path><draw:path draw:style-name="gr180" draw:text-style-name="P67" svg:width="0.076in" svg:height="0.0047in" svg:x="2.7445in" svg:y="0.0717in" svg:viewBox="0 0 194 13" svg:d="M183 13c5 0 11 0 11-7 0-6-6-6-11-6-57 0-115 0-171 0-6 0-12 0-12 6 0 7 6 7 12 7 56 0 114 0 171 0z"><text:p/></draw:path><draw:path draw:style-name="gr180" draw:text-style-name="P67" svg:width="0.0657in" svg:height="0.0886in" svg:x="2.8626in" svg:y="0.0177in" svg:viewBox="0 0 168 226" svg:d="M152 111c6-27 6-44 6-48 0-11-1-63-35-63-26 0-46 33-46 58 0 31 29 46 52 53-7 29-13 47-23 68-4 9-20 41-38 41-21 0-23-17-23-26s2-19 4-25c1-8 3-14 6-24 1-6 3-11 4-16s3-12 3-16c0-19-14-29-29-29-14 0-20 12-23 17-6 11-10 30-10 31 0 4 3 4 4 4 3 0 3 0 5-8 5-22 12-38 23-38 6 0 10 3 10 15 0 7-4 24-8 36-1 5-3 16-5 23-3 10-5 17-5 26 0 30 23 36 44 36 33 0 66-50 82-109 4 1 13 3 15 3s3-1 3-3c0-3-2-3-7-4-3-1-6-2-9-2zM131 105c-16-6-46-18-46-47 0-20 16-51 38-51 8 0 17 5 17 38 0 20-6 42-9 60z"><text:p/></draw:path><draw:path draw:style-name="gr180" draw:text-style-name="P67" svg:width="0.0287in" svg:height="0.1236in" svg:x="2.9394in" svg:y="0.0126in" svg:viewBox="0 0 74 315" svg:d="M74 158c0-25-4-63-21-99-19-39-47-59-49-59s-4 1-4 3c0 1 0 2 6 7 32 32 50 82 50 148 0 53-12 109-51 149-5 4-5 4-5 5 0 2 2 3 4 3s31-21 50-61c16-35 20-71 20-96z"><text:p/></draw:path></draw:g></draw:g></text:span><text:span text:style-name="T42">. </text:span><text:span text:style-name="T59">Najdeme maximum</text:span><text:span text:style-name="T42"> derivac</text:span><text:span text:style-name="T50">í</text:span><text:span text:style-name="T42">.</text:span><text:span text:style-name="T65">Př2</text:span><text:span text:style-name="T50">: Kostka, 6=p=x, hodil 2,3,6. </text:span><text:span text:style-name="T50"><draw:g text:anchor-type="as-char" svg:y="-0.1138in" draw:z-index="141" draw:name="Shape129" draw:style-name="gr178"><svg:title>TexMaths</svg:title><svg:desc>9§inline§p^x (\frac{1-p}{5})^y§svg§600§FALSE§</svg:desc><draw:g draw:style-name="gr2"><draw:path draw:style-name="gr179" draw:text-style-name="P66" svg:width="0.4701in" svg:height="0.1445in" svg:x="0.0063in" svg:y="0.0063in" svg:viewBox="0 0 1195 368" svg:d="M0 0c398 0 797 0 1195 0 0 123 0 245 0 368-398 0-797 0-1195 0 0-123 0-245 0-368z"><text:p/></draw:path><draw:path draw:style-name="gr180" draw:text-style-name="P67" svg:width="0.0646in" svg:height="0.0787in" svg:x="0in" svg:y="0.0579in" svg:viewBox="0 0 165 201" svg:d="M24 178c-2 11-2 13-17 13-3 0-7 0-7 6 0 3 2 4 5 4 8 0 17-1 26-1 10 0 21 1 31 1 2 0 6 0 6-6 0-4-3-4-8-4-16 0-16-2-16-5s14-55 15-63c5 9 14 20 30 20 36 0 76-46 76-93 0-29-18-50-42-50-16 0-31 12-41 24-4-17-17-24-29-24-14 0-21 13-23 18-6 11-10 30-10 31 0 3 3 2 3 3 4 0 4-1 6-7 5-22 12-38 23-38 6 0 10 3 10 15 0 7-1 10-3 16-11 47-23 94-35 140zM80 41c2-9 11-17 16-22 11-10 21-12 26-12 13 0 20 11 20 30s-11 55-16 67c-11 22-26 32-38 32-20 0-24-26-24-28 0-1 0-1 1-4 5-21 10-42 15-63z"><text:p/></draw:path><draw:path draw:style-name="gr180" draw:text-style-name="P67" svg:width="0.0461in" svg:height="0.039in" svg:x="0.0709in" svg:y="0.0295in" svg:viewBox="0 0 118 100" svg:d="M44 74c-2 7-9 20-21 20 0 0-7 0-11-4 9-3 10-11 10-12 0-5-5-8-9-8-7 0-13 6-13 14 0 11 12 16 23 16 10 0 19-7 25-16 5 11 17 16 26 16 26 0 39-28 39-34 0-3-2-2-3-3-4 0-4 1-5 4-4 15-18 27-30 27-9 0-14-7-14-15 0-6 6-26 12-50 4-17 14-23 22-23 0 0 7 0 11 3-6 2-9 8-9 13 0 4 3 8 8 8s13-5 13-14c0-12-14-16-23-16-11 0-19 7-25 15-3-9-14-15-26-15-25 0-39 27-39 33 0 4 3 4 4 4 3 0 3-1 4-5 5-17 19-26 30-26 7 0 14 4 14 15 0 4-3 15-6 22-2 10-4 21-7 31z"><text:p/></draw:path><draw:path draw:style-name="gr180" draw:text-style-name="P67" svg:width="0.0287in" svg:height="0.1236in" svg:x="0.1413in" svg:y="0.0197in" svg:viewBox="0 0 74 315" svg:d="M74 312c0-1 0-1-6-7-39-40-49-100-49-146 0-55 12-110 50-150 5-4 5-4 5-5 0-3-1-4-4-4-2 0-31 22-49 62-16 34-21 70-21 97 0 24 4 61 22 97 19 39 46 59 48 59 3 0 4-1 4-3z"><text:p/></draw:path><draw:path draw:style-name="gr180" draw:text-style-name="P67" svg:width="0.0315in" svg:height="0.0575in" svg:x="0.202in" svg:y="0in" svg:viewBox="0 0 81 147" svg:d="M50 6c0-6 0-6-7-6-13 14-34 14-43 14 0 3 0 6 0 9 5 0 20 0 32-7 0 38 0 75 0 113 0 7 0 10-22 10-3 0-5 0-8 0 0 2 0 5 0 8 3 0 31-1 39-1 7 0 35 1 40 1 0-3 0-6 0-8-3 0-6 0-9 0-22 0-22-3-22-10 0-42 0-82 0-123z"><text:p/></draw:path><draw:path draw:style-name="gr180" draw:text-style-name="P67" svg:width="0.0583in" svg:height="0.0039in" svg:x="0.2512in" svg:y="0.0339in" svg:viewBox="0 0 149 11" svg:d="M140 11c4 0 9 0 9-5 0-6-5-6-9-6-44 0-87 0-131 0-4 0-9 0-9 5 0 6 5 6 9 6 44 0 87 0 131 0z"><text:p/></draw:path><draw:path draw:style-name="gr180" draw:text-style-name="P67" svg:width="0.048in" svg:height="0.0547in" svg:x="0.3197in" svg:y="0.0193in" svg:viewBox="0 0 123 140" svg:d="M16 124c-1 7-2 8-11 8-2 0-5 0-5 5 0 3 2 3 3 3 5 0 13 0 19 0 8 0 16 0 23 0 2 0 5 0 5-5 0-3-4-3-6-3-5 0-11 0-11-2s1-7 2-11c3-12 6-24 8-33 3 5 10 13 24 13 27 0 56-30 56-62 0-26-18-37-33-37-13 0-25 9-31 15-4-12-17-15-23-15-9 0-14 5-18 12s-8 20-8 21c0 3 4 3 4 3 3 0 3 0 5-6 4-13 7-24 16-24 6 0 7 5 7 11 0 2 0 5-1 6-8 34-17 67-25 101zM59 26c12-17 23-20 30-20 9 0 16 7 16 21 0 9-4 32-11 45-6 11-17 21-27 21-17 0-20-16-20-19 0-1 0-3 0-4 3-14 8-29 12-44z"><text:p/></draw:path><draw:path draw:style-name="gr180" draw:text-style-name="P67" svg:width="0.1787in" svg:height="0.0047in" svg:x="0.1925in" svg:y="0.0791in" svg:viewBox="0 0 455 13" svg:d="M0 0c151 0 303 0 455 0 0 5 0 8 0 13-152 0-304 0-455 0 0-5 0-8 0-13z"><text:p/></draw:path><draw:path draw:style-name="gr180" draw:text-style-name="P67" svg:width="0.0382in" svg:height="0.0591in" svg:x="0.2622in" svg:y="0.0984in" svg:viewBox="0 0 98 151" svg:d="M21 23c11 3 18 3 20 3 30 0 47-20 47-22 0-3-2-4-2-4-1 0-1 0-2 1-6 2-17 6-34 6-6 0-18 0-32-6-2-1-2-1-3-1-2 0-2 3-2 6 0 22 0 44 0 65 0 4 0 6 3 6 2 0 2 0 5-2 9-13 22-15 30-15 14 0 19 11 20 13 5 7 6 16 6 29 0 6 0 20-7 29-5 8-15 13-26 13-14 0-29-8-34-22 8 1 13-5 13-11 0-9-9-11-12-11-4 4-11 0-11 12 0 20 18 39 45 39 28 0 53-20 53-48 0-26-19-48-47-48-10 0-21 2-30 11 0-15 0-28 0-43z"><text:p/></draw:path><draw:path draw:style-name="gr180" draw:text-style-name="P67" svg:width="0.0283in" svg:height="0.1236in" svg:x="0.3933in" svg:y="0.0197in" svg:viewBox="0 0 73 315" svg:d="M73 159c0-26-4-64-21-100-19-38-46-59-49-59-2 0-3 2-3 4 0 1 0 1 5 7 32 31 50 81 50 148 0 53-12 108-51 147-4 5-4 5-4 6s1 3 3 3c3 0 31-21 50-61 16-35 20-69 20-95z"><text:p/></draw:path><draw:path draw:style-name="gr180" draw:text-style-name="P67" svg:width="0.0441in" svg:height="0.0555in" svg:x="0.4386in" svg:y="0.0295in" svg:viewBox="0 0 113 142" svg:d="M113 14c0-3 0-3 0-5 0-4-3-7-7-7-2 0-6 2-9 5-1 2-2 9-3 13-2 6-3 12-5 19-2 5-8 33-9 35-9 6-10 20-27 20-15 0-15-15-15-19 0-12 5-25 12-43 2-7 3-9 3-13 0-11-9-19-21-19-22 0-32 30-32 33 0 4 3 4 4 4 3 0 3-2 4-4 6-19 15-27 24-27 3 0 5 2 5 8 0 5-2 9-3 13-11 26-13 35-13 44 0 5 0 15 9 22 7 5 16 7 22 7 8 0 16-4 24-11-3 13-5 22-15 34-5 6-14 13-26 13-2 0-12 0-17-7 13-1 8-8 13-12 0-7-8-9-9-9-6 0-13 5-13 15 0 11 11 19 26 19 23 0 50-17 57-45s13-55 21-83z"><text:p/></draw:path></draw:g></draw:g></text:span><text:span text:style-name="T65">minimaliz</text:span><text:span text:style-name="T50">ujeme,</text:span><text:span text:style-name="T50"><draw:g text:anchor-type="as-char" svg:y="-0.1071in" draw:z-index="142" draw:name="Shape130" draw:style-name="gr178"><svg:title>TexMaths</svg:title><svg:desc>9§inline§\frac13§svg§600§FALSE§</svg:desc><draw:g draw:style-name="gr2"><draw:path draw:style-name="gr179" draw:text-style-name="P66" svg:width="0.0358in" svg:height="0.1378in" svg:x="0.0067in" svg:y="0.0063in" svg:viewBox="0 0 92 351" svg:d="M47 351c-16 0-32 0-47 0 0-117 0-234 0-351 31 0 62 0 92 0 0 117 0 234 0 351-15 0-30 0-45 0z"><text:p/></draw:path><draw:path draw:style-name="gr180" draw:text-style-name="P67" svg:width="0.0307in" svg:height="0.0575in" svg:x="0.0102in" svg:y="0in" svg:viewBox="0 0 79 147" svg:d="M49 6c0-6 0-6-6-6-14 14-34 14-43 14 0 3 0 6 0 9 5 0 20 0 31-7 0 38 0 75 0 113 0 7 0 10-21 10-3 0-6 0-8 0 0 2 0 5 0 8 3 0 30-1 38-1s34 1 39 1c0-3 0-6 0-8-3 0-5 0-7 0-23 0-23-3-23-10 0-42 0-82 0-123z"><text:p/></draw:path><draw:path draw:style-name="gr180" draw:text-style-name="P67" svg:width="0.0488in" svg:height="0.0047in" svg:x="0.0004in" svg:y="0.072in" svg:viewBox="0 0 125 13" svg:d="M63 13c-22 0-42 0-63 0 0-5 0-8 0-13 41 0 83 0 125 0 0 5 0 8 0 13-21 0-42 0-62 0z"><text:p/></draw:path><draw:path draw:style-name="gr180" draw:text-style-name="P67" svg:width="0.0394in" svg:height="0.0591in" svg:x="0.0051in" svg:y="0.0913in" svg:viewBox="0 0 101 151" svg:d="M48 73c18 0 29 12 29 35 0 28-15 36-28 36-9 0-27-3-37-15 10-1 13-8 13-13 0-7-5-12-12-12s-13 4-13 13c0 21 23 34 50 34 30 0 51-20 51-43 0-17-14-34-37-39 21-9 30-25 30-38 0-18-20-31-44-31s-43 12-43 30c0 7 5 11 12 11 6 0 11-5 11-11 0-7-5-11-11-11 7-10 22-13 30-13 10 0 25 6 25 25 0 9-4 19-9 26-8 8-14 9-25 10-5 0-6 0-7 0s-2 1-2 3c0 3 2 3 6 3 3 0 7 0 11 0z"><text:p/></draw:path></draw:g></draw:g></text:span><text:span text:style-name="T59"> <text:s text:c="30"/></text:span></text:p>
      <text:p text:style-name="P49"><text:span text:style-name="T42">-</text:span><text:span text:style-name="T46">Bodový odhad </text:span><text:span text:style-name="T46"><draw:g text:anchor-type="as-char" svg:y="-0.1181in" draw:z-index="116" draw:name="Shape131" draw:style-name="gr178"><svg:title>TexMaths</svg:title><svg:desc>9§inline§\hat{\Theta}_n§svg§600§FALSE§</svg:desc><draw:g draw:style-name="gr2"><draw:path draw:style-name="gr179" draw:text-style-name="P66" svg:width="0.1409in" svg:height="0.124in" svg:x="0.0004in" svg:y="0.0071in" svg:viewBox="0 0 359 316" svg:d="M180 316c-60 0-120 0-180 0 0-105 0-210 0-316 120 0 239 0 359 0 0 106 0 211 0 316-59 0-119 0-179 0z"><text:p/></draw:path><draw:path draw:style-name="gr180" draw:text-style-name="P67" svg:width="0.0327in" svg:height="0.0189in" svg:x="0.026in" svg:y="0.0004in" svg:viewBox="0 0 84 49" svg:d="M42 0c-14 14-28 29-42 43 2 2 4 4 5 6 13-11 25-22 37-33 12 11 25 22 36 33 2-2 4-4 6-6-15-14-28-29-42-43z"><text:p/></draw:path><draw:path draw:style-name="gr180" draw:text-style-name="P67" svg:width="0.0819in" svg:height="0.0902in" svg:x="0.0012in" svg:y="0.0307in" svg:viewBox="0 0 209 230" svg:d="M209 116c0-64-47-116-104-116-56 0-105 51-105 116s49 114 105 114c57 0 104-50 104-114zM106 221c-32 0-75-27-75-105 0-82 44-109 74-109 32 0 75 28 75 109 0 79-45 105-74 105zM161 92c-2 0-5 0-8 0 0 4 0 7 0 11-32 0-65 0-96 0 0-4 0-7 0-11-3 0-6 0-8 0 0 15 0 30 0 45 2 0 5 0 8 0 0-3 0-7 0-10 31 0 64 0 96 0 0 3 0 7 0 10 3 0 6 0 8 0 0-15 0-30 0-45z"><text:p/></draw:path><draw:path draw:style-name="gr180" draw:text-style-name="P67" svg:width="0.0528in" svg:height="0.039in" svg:x="0.0949in" svg:y="0.098in" svg:viewBox="0 0 135 100" svg:d="M16 84c-1 3-2 8-2 9 0 5 4 7 8 7 3 0 7-3 9-5 1-3 2-9 3-14 1-3 4-14 5-20 2-4 2-9 4-14 2-9 3-11 9-20 7-9 17-21 34-21 12 0 12 12 12 16 0 13-9 38-12 47-3 6-4 9-4 12 0 12 10 19 21 19 22 0 32-30 32-34 0-3-2-3-3-3-4 0-4 2-5 4-4 18-14 27-23 27-5 0-6-3-6-8s1-7 6-17c2-8 11-31 11-44 0-21-17-25-28-25-19 0-31 12-38 21-1-16-15-21-24-21-10 0-14 7-17 12-5 9-8 21-8 22 0 3 3 3 4 3 2 0 3-1 4-6 4-14 8-25 16-25 7 0 8 5 8 11 0 5-3 12-4 18-2 6-4 16-5 21-2 9-4 18-7 28z"><text:p/></draw:path></draw:g></draw:g></text:span><text:span text:style-name="T46"><text:s/></text:span><text:span text:style-name="T61">pro nah. vyb. </text:span><text:span text:style-name="T61"><draw:g text:anchor-type="as-char" svg:y="-0.0839in" draw:z-index="117" draw:name="Shape132" draw:style-name="gr178"><svg:title>TexMaths</svg:title><svg:desc>9§inline§X₁,…,X_n \sim F_\vartheta§svg§600§FALSE§</svg:desc><draw:g draw:style-name="gr2"><draw:path draw:style-name="gr179" draw:text-style-name="P66" svg:width="0.8421in" svg:height="0.0953in" svg:x="0.0035in" svg:y="0.0071in" svg:viewBox="0 0 2140 243" svg:d="M1070 243c-357 0-714 0-1070 0 0-81 0-162 0-243 713 0 1427 0 2140 0 0 81 0 162 0 243-357 0-713 0-1070 0z"><text:p/></draw:path><draw:path draw:style-name="gr180" draw:text-style-name="P67" svg:width="0.102in" svg:height="0.0843in" svg:x="0.0004in" svg:y="0in" svg:viewBox="0 0 260 215" svg:d="M145 86c-9-21-18-42-27-63-1-2-2-3-2-4 0-2 6-8 19-9 4 0 6-1 6-6 0-4-3-4-4-4-14 0-27 1-40 1-8 0-28-1-36-1-2 0-5 0-5 6 0 4 3 4 7 4 19 0 21 4 23 10 13 30 26 58 38 88-22 24-44 47-66 71-2 1-3 2-5 3-15 17-30 22-47 23-3 1-6 1-6 6 0 1 0 4 4 4 10 0 19-1 29-1 12 0 25 1 36 1 2 0 6 0 6-7 0-2-3-2-4-3-3 0-12-1-12-9 0-6 4-11 8-15 10-11 21-22 32-33 10-11 19-21 29-31 11 25 21 50 31 74 2 4 1 4 2 5 0 2-6 8-19 9-2 1-6 1-6 6 0 4 4 4 5 4 9 0 31-1 40-1 8 0 27 1 35 1 2 0 6 0 6-6 0-4-3-4-6-4-21 0-22-1-27-14-13-30-33-77-40-96 21-23 54-60 64-69 9-8 21-15 40-16 4 0 7 0 7-6-1-1 0-4-3-4-10 0-21 1-30 1-12 0-24-1-35-1-3 0-7 0-7 6 0 3 2 4 4 4 3 0 13 1 13 10 0 4-4 8-7 11-17 18-33 36-50 55z"><text:p/></draw:path><draw:path draw:style-name="gr180" draw:text-style-name="P67" svg:width="0.0142in" svg:height="0.037in" svg:x="0.1138in" svg:y="0.0717in" svg:viewBox="0 0 37 95" svg:d="M37 33c0-20-8-33-21-33-10 0-16 8-16 17 0 8 6 16 16 16 4 0 8-1 11-3 1-1 1-1 2-1s1 0 1 4c0 24-11 43-22 53-3 3-3 4-3 5 0 2 1 4 3 4 4 0 29-25 29-62z"><text:p/></draw:path><draw:path draw:style-name="gr180" draw:text-style-name="P67" svg:width="0.0126in" svg:height="0.0126in" svg:x="0.1693in" svg:y="0.0717in" svg:viewBox="0 0 33 33" svg:d="M33 17c0-9-8-17-17-17s-16 8-16 17 7 16 16 16 17-7 17-16z"><text:p/></draw:path><draw:path draw:style-name="gr180" draw:text-style-name="P67" svg:width="0.0126in" svg:height="0.0126in" svg:x="0.2244in" svg:y="0.0717in" svg:viewBox="0 0 33 33" svg:d="M33 17c0-9-8-17-17-17-10 0-16 8-16 17s6 16 16 16c9 0 17-7 17-16z"><text:p/></draw:path><draw:path draw:style-name="gr180" draw:text-style-name="P67" svg:width="0.0126in" svg:height="0.0126in" svg:x="0.2799in" svg:y="0.0717in" svg:viewBox="0 0 33 33" svg:d="M33 17c0-9-8-17-17-17-10 0-16 8-16 17s6 16 16 16c9 0 17-7 17-16z"><text:p/></draw:path><draw:path draw:style-name="gr180" draw:text-style-name="P67" svg:width="0.0142in" svg:height="0.037in" svg:x="0.335in" svg:y="0.0717in" svg:viewBox="0 0 37 95" svg:d="M37 33c0-20-8-33-20-33-11 0-17 8-17 17 0 8 6 16 17 16 4 0 7-1 11-3 1-1 1-1 2-1 0 2 0 0 0 4 0 24-11 42-22 53-3 2-3 4-3 5 0 2 1 4 3 4 4 0 29-25 29-62z"><text:p/></draw:path><draw:path draw:style-name="gr180" draw:text-style-name="P67" svg:width="0.1024in" svg:height="0.0843in" svg:x="0.3831in" svg:y="0in" svg:viewBox="0 0 261 215" svg:d="M145 86c-9-21-17-42-26-63-1-2-2-3-2-4 0-2 5-8 19-9 3 0 6-1 6-6 0-4-3-4-5-4-13 0-26 1-40 1-8 0-27-1-35-1-2 0-5 0-5 6 0 4 2 4 7 4 19 0 21 4 23 10 13 30 25 58 37 88-22 24-44 47-66 71-1 1-3 2-4 3-15 17-31 22-47 23-3 1-7 1-7 6 0 1 0 4 5 4 9 0 19-1 29-1 12 0 25 1 35 1 2 0 7 0 7-7 0-2-4-3-5-3-3 0-12-1-12-9 0-6 5-11 9-15 10-11 21-22 32-33 9-11 19-21 28-31 11 25 21 50 32 74 1 4 1 4 2 5 0 2-6 8-19 9-3 1-6 1-6 6 0 4 3 4 4 4 9 0 32-1 41-1 7 0 27 1 35 1 2 0 5 0 5-6 0-4-2-4-5-4-22 0-22-1-27-14-13-30-33-77-41-96 21-23 54-60 65-69 9-8 21-15 40-16 4 0 7 0 7-6-2-1 0-4-4-4-9 0-20 1-30 1-12 0-24-1-35-1-2 0-6 0-6 6 0 3 1 4 4 4s13 1 13 10c0 4-4 8-7 11-17 18-34 36-51 55z"><text:p/></draw:path><draw:path draw:style-name="gr180" draw:text-style-name="P67" svg:width="0.0531in" svg:height="0.0386in" svg:x="0.4862in" svg:y="0.0654in" svg:viewBox="0 0 136 99" svg:d="M17 83c-1 4-2 5-3 9 0 5 5 7 9 7 3 0 6-3 8-4 1-2 3-9 4-14 1-4 4-14 5-20 1-5 2-10 3-15 3-9 4-11 10-20s16-20 33-20c13 0 13 11 13 16 0 12-9 38-13 47-2 6-3 8-3 11 0 12 10 19 21 19 22 0 32-30 32-33s-3-3-4-3c-3 0-3 1-4 4-6 17-15 26-24 26-4 0-5-3-5-7 0-6 1-8 5-18 3-8 12-31 12-43 0-21-17-25-29-25-19 0-31 11-37 20-2-15-15-20-24-20-10 0-14 6-18 12-4 8-8 20-8 21 0 3 4 3 5 3 2 0 2 0 4-6 4-13 7-24 16-24 6 0 7 5 7 11 0 4-1 12-3 18s-4 15-5 20c-2 9-4 18-7 28z"><text:p/></draw:path><draw:path draw:style-name="gr180" draw:text-style-name="P67" svg:width="0.0827in" svg:height="0.0287in" svg:x="0.5917in" svg:y="0.0398in" svg:viewBox="0 0 211 74" svg:d="M211 10c0-6-2-10-5-10-1 0-3 3-3 8-2 31-23 48-45 48-20 0-36-14-51-27-16-15-32-29-54-29-34 0-53 34-53 63 0 10 3 6 5 10 3 0 4-6 4-7 1-34 25-49 44-49 20 0 35 14 51 28 16 15 32 29 54 29 35 0 53-35 53-64z"><text:p/></draw:path><draw:path draw:style-name="gr180" draw:text-style-name="P67" svg:width="0.0878in" svg:height="0.0839in" svg:x="0.7209in" svg:y="0.0008in" svg:viewBox="0 0 224 214" svg:d="M84 112c10 0 20 0 30 0 24 0 26 5 26 14 0 3 0 7-1 16-1 1-1 1-1 3 0 3 2 4 3 4 3 0 3-1 5-7 5-23 12-46 17-68 2-4 2-4 2-5 0 0-2-3-5-3s-3 1-4 6c-7 24-14 31-41 31-10 0-19 0-29 0 7-27 14-53 20-80 3-12 4-13 17-13 15 0 28 0 43 0 38 0 46 11 46 35 0 7 0 8-1 16-1 5-1 6-1 7s1 3 3 3c4 0 5-2 5-8 2-18 4-36 6-54 1-9 0-9-8-9-51 0-103 0-155 0-6 0-10 0-10 6 0 4 3 4 9 4 12 0 21 0 21 5 0 2 0 2-2 8-13 55-28 111-41 166-4 13-5 15-29 15-5 0-9 0-9 6 0 4 4 4 5 4 9 0 32-1 42-1s36 1 47 1c2 0 6 0 6-6 0-2-1-2-2-3s-2-1-9-1c-6 0-8 0-16 0-9-1-10-3-10-7 0 0 0-2 1-7 6-26 13-52 20-78z"><text:p/></draw:path><draw:path draw:style-name="gr180" draw:text-style-name="P67" svg:width="0.0512in" svg:height="0.0614in" svg:x="0.8004in" svg:y="0.0425in" svg:viewBox="0 0 131 157" svg:d="M119 77c3-17 3-27 3-30 0-18-5-47-28-47-18 0-36 20-36 41 0 23 24 33 42 37-5 15-9 34-17 47-9 17-17 26-28 26-16 0-18-9-18-17 0-6 2-10 6-29 1-2 2-9 4-13 1-5 2-10 2-13 0-12-11-20-24-20-8 0-13 5-17 11-4 8-8 21-8 22 0 3 3 3 4 3 3 0 3 0 5-7 3-12 7-23 16-23 6 0 7 4 7 11 0 3 0 5-1 11-1 3-3 8-4 12s-4 16-4 17c-1 5-2 10-2 16 0 19 17 25 33 25 30 0 54-41 63-74 4 0 10 2 12 2s2-3 2-4c0-3-1-3-5-3-3-1-4-1-7-1zM101 72c-9-3-35-10-35-31 0-18 13-35 28-35 10 0 13 15 13 28s-3 26-6 38z"><text:p/></draw:path></draw:g></draw:g></text:span><text:span text:style-name="T61"><text:s/>a libovolnou fci g je: Nevych</text:span><text:span text:style-name="T46">ýlený, pokud </text:span><text:span text:style-name="T46"><draw:g text:anchor-type="as-char" svg:y="-0.1181in" draw:z-index="118" draw:name="Shape133" draw:style-name="gr178"><svg:title>TexMaths</svg:title><svg:desc>9§inline§\mathbb{E}(\hat{\Theta}_n) = g(\vartheta)§svg§600§FALSE§</svg:desc><draw:g draw:style-name="gr2"><draw:path draw:style-name="gr179" draw:text-style-name="P66" svg:width="0.7185in" svg:height="0.135in" svg:x="0.0051in" svg:y="0.0063in" svg:viewBox="0 0 1826 344" svg:d="M0 0c608 0 1217 0 1826 0 0 115 0 229 0 344-609 0-1218 0-1826 0 0-115 0-229 0-344z"><text:p/></draw:path><draw:path draw:style-name="gr180" draw:text-style-name="P67" svg:width="0.0772in" svg:height="0.0843in" svg:x="0.0004in" svg:y="0.0327in" svg:viewBox="0 0 197 215" svg:d="M77 110c8 0 24 0 35 7 15 10 16 27 16 29 1 4 0 8 5 8s6-5 6-10c0-29 0-58 0-86 0-5-1-9-6-9s-5 4-5 7c-2 40-34 42-51 43 0-23 0-44 0-67 0-21 7-21 14-21 5 0 10 0 15 0 42 0 64 21 66 44 0 2 1 7 5 7 6 0 6-5 6-11 0-13 0-28 0-41 0-9 0-10-10-10-54 0-108 0-162 0-6 0-11 0-11 5 0 6 6 6 8 6 18 0 20 2 20 18 0 52 0 105 0 158 0 14-1 17-18 17-5 0-10 0-10 6 0 5 5 5 11 5 56 0 111 0 167 0 6 0 9 0 10-5 1 0 9-52 9-53 0-3-3-6-5-6-4 0-4 3-6 5-2 8-4 21-28 34-16 10-32 14-50 14-5 0-12 0-17 0-7 0-14 0-14-21 0-25 0-49 0-73zM172 11c0 5 0 10 0 15-6-6-12-11-18-15 6 0 12 0 18 0zM110 103c5-1 12-7 18-13 0 8 0 17 0 26-7-8-17-13-18-13zM39 28c0-4 0-12-3-17 12 0 22 0 34 0-3 7-3 18-3 20 0 51 0 102 0 153 0 11 1 17 3 20-12 0-22 0-34 0 3-5 3-13 3-16 0-54 0-107 0-160zM157 204c9-5 18-12 25-17-1 2-3 14-4 17-7 0-14 0-21 0z"><text:p/></draw:path><draw:path draw:style-name="gr180" draw:text-style-name="P67" svg:width="0.0283in" svg:height="0.1236in" svg:x="0.0941in" svg:y="0.0244in" svg:viewBox="0 0 73 315" svg:d="M73 311c0-1 0-1-6-6-38-40-49-100-49-147 0-55 13-110 51-149 4-5 4-5 4-5 0-3-1-4-3-4-3 0-31 22-50 61-16 35-20 70-20 97 0 25 4 61 21 97 19 39 46 60 49 60 2 0 3-1 3-4z"><text:p/></draw:path><draw:path draw:style-name="gr180" draw:text-style-name="P67" svg:width="0.0331in" svg:height="0.0189in" svg:x="0.1618in" svg:y="0in" svg:viewBox="0 0 85 49" svg:d="M42 0c-14 14-28 29-42 43 2 2 4 4 6 6 12-11 25-22 36-33 13 11 25 22 37 33 2-2 4-4 6-6-15-14-28-29-43-43z"><text:p/></draw:path><draw:path draw:style-name="gr180" draw:text-style-name="P67" svg:width="0.0827in" svg:height="0.0894in" svg:x="0.137in" svg:y="0.0303in" svg:viewBox="0 0 211 228" svg:d="M211 115c0-64-48-115-106-115-56 0-105 50-105 115s49 113 105 113c58 0 106-49 106-113zM105 221c-30 0-74-27-74-106 0-81 44-108 74-108 33 0 75 29 75 108 0 80-45 106-75 106zM162 92c-3 0-5 0-8 0 0 3 0 7 0 11-33 0-65 0-97 0 0-4 0-8 0-11-3 0-5 0-8 0 0 15 0 30 0 46 3 0 5 0 8 0 0-4 0-8 0-11 32 0 64 0 97 0 0 3 0 7 0 11 3 0 5 0 8 0 0-16 0-31 0-46z"><text:p/></draw:path><draw:path draw:style-name="gr180" draw:text-style-name="P67" svg:width="0.0531in" svg:height="0.0386in" svg:x="0.2307in" svg:y="0.0976in" svg:viewBox="0 0 136 99" svg:d="M17 83c-1 3-3 9-3 10 0 4 5 6 8 6 4 0 7-3 9-5 1-1 3-9 4-13 1-5 4-14 5-20 1-5 2-10 3-15 3-9 4-11 10-20s16-21 33-21c13 0 13 12 13 17 0 12-9 37-13 46-2 7-3 8-3 12 0 12 10 19 20 19 23 0 33-31 33-33 0-3-3-3-4-3-3 0-3 1-4 4-6 17-15 26-24 26-4 0-5-3-5-8s1-8 5-18c3-7 12-30 12-42 0-21-17-25-29-25-19 0-31 11-38 20-1-16-14-20-23-20-10 0-14 6-18 12-4 8-8 20-8 21 0 3 4 3 4 3 3 0 3 0 5-6 4-14 7-25 16-25 6 0 7 6 7 11s-1 13-3 19-4 15-5 20c-2 9-4 18-7 28z"><text:p/></draw:path><draw:path draw:style-name="gr180" draw:text-style-name="P67" svg:width="0.0287in" svg:height="0.1236in" svg:x="0.3016in" svg:y="0.0244in" svg:viewBox="0 0 74 315" svg:d="M74 158c0-25-4-63-22-99-19-38-46-59-48-59s-4 1-4 4l6 7c31 30 49 81 49 147 0 53-12 108-51 149-4 3-4 3-4 4 0 3 2 4 4 4s31-22 50-61c15-36 20-70 20-96z"><text:p/></draw:path><draw:path draw:style-name="gr180" draw:text-style-name="P67" svg:width="0.0827in" svg:height="0.0291in" svg:x="0.3843in" svg:y="0.0717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571in" svg:height="0.0795in" svg:x="0.5102in" svg:y="0.0626in" svg:viewBox="0 0 146 203" svg:d="M144 21c1-2 2-4 2-6 0-5-5-9-10-9-3 0-12 3-13 14-5-12-17-20-29-20-36 0-75 44-75 90 0 31 19 49 41 49 19 0 34-14 37-18-6 28-10 42-10 43-2 2-11 32-46 32-5 0-16 0-25-3 10-2 14-10 14-15s-4-12-13-12c-6 0-17 7-17 19s12 18 42 18c40 0 62-23 67-42 12-47 23-94 35-140zM103 99c-1 8-9 16-16 22-6 6-16 12-26 12-15 0-20-17-20-30 0-15 9-52 17-68 9-15 23-28 36-28 21 0 26 25 26 27s-1 4-1 5c-6 19-10 39-16 60z"><text:p/></draw:path><draw:path draw:style-name="gr180" draw:text-style-name="P67" svg:width="0.0283in" svg:height="0.1236in" svg:x="0.5846in" svg:y="0.0244in" svg:viewBox="0 0 73 315" svg:d="M73 311c0-1 0-1-6-6-38-40-49-100-49-147 0-55 13-110 51-149 4-5 4-5 4-5 0-3-1-4-3-4-3 0-31 22-50 61-16 35-20 70-20 97 0 25 4 61 21 97 19 39 46 60 49 60 2 0 3-1 3-4z"><text:p/></draw:path><draw:path draw:style-name="gr180" draw:text-style-name="P67" svg:width="0.0657in" svg:height="0.0882in" svg:x="0.6244in" svg:y="0.0303in" svg:viewBox="0 0 168 225" svg:d="M152 110c6-26 6-43 6-47 0-12-1-63-35-63-26 0-47 33-47 58 0 30 30 45 53 53-8 28-12 46-23 68-4 9-19 39-38 39-21 0-23-16-23-26 0-7 3-17 4-24 1-8 4-15 6-24 1-6 3-11 3-15 2-6 4-12 4-18 0-18-14-28-29-28-14 0-20 12-23 18-6 10-10 29-10 30 0 4 3 4 4 4 3 0 3-1 5-7 5-23 12-38 23-38 6 0 10 3 10 14 0 7-4 25-7 36-2 6-4 16-6 23-3 10-5 18-5 26 0 29 23 36 43 36 34 0 68-49 83-108 4 0 13 3 15 3 1 0 3-1 3-4s-2-4-7-5c-3 0-6-1-9-1zM130 103c-15-5-45-17-45-45 0-20 16-51 38-51 8 0 16 5 16 37 0 20-4 41-9 59z"><text:p/></draw:path><draw:path draw:style-name="gr180" draw:text-style-name="P67" svg:width="0.0283in" svg:height="0.1236in" svg:x="0.7016in" svg:y="0.0244in" svg:viewBox="0 0 73 315" svg:d="M73 158c0-25-4-63-21-99-19-38-46-59-49-59-2 0-3 1-3 4l5 7c32 30 50 81 50 147 0 53-12 108-51 149-4 3-4 3-4 4 0 3 1 4 3 4 3 0 31-22 50-61 16-36 20-70 20-96z"><text:p/></draw:path></draw:g></draw:g></text:span><text:span text:style-name="T46">. </text:span><text:span text:style-name="T61">Asympt. Nevych</text:span><text:span text:style-name="T46">ýchelný, </text:span><text:span text:style-name="T46"><draw:g text:anchor-type="as-char" svg:y="-0.1181in" draw:z-index="140" draw:name="Shape134" draw:style-name="gr178"><svg:title>TexMaths</svg:title><svg:desc>9§inline§\lim_{n \to \infty}\mathbb{E}(\hat{\Theta}_n) = g(\vartheta)§svg§600§FALSE§</svg:desc><draw:g draw:style-name="gr2"><draw:path draw:style-name="gr179" draw:text-style-name="P66" svg:width="1.1787in" svg:height="0.135in" svg:x="0.0028in" svg:y="0.0063in" svg:viewBox="0 0 2995 344" svg:d="M0 0c998 0 1997 0 2995 0 0 115 0 229 0 344-998 0-1997 0-2995 0 0-115 0-229 0-344z"><text:p/></draw:path><draw:path draw:style-name="gr180" draw:text-style-name="P67" svg:width="0.0272in" svg:height="0.0854in" svg:x="0.0004in" svg:y="0.0307in" svg:viewBox="0 0 70 218" svg:d="M45 0c-15 1-30 3-45 4 0 2 0 6 0 9 22 0 24 2 24 18 0 54 0 109 0 163 0 14-3 14-24 14 0 3 0 7 0 10 10 0 27-1 35-1 7 0 24 1 35 1 0-3 0-7 0-10-21 0-25 0-25-14 0-65 0-129 0-194z"><text:p/></draw:path><draw:path draw:style-name="gr180" draw:text-style-name="P67" svg:width="0.026in" svg:height="0.0823in" svg:x="0.035in" svg:y="0.0335in" svg:viewBox="0 0 67 210" svg:d="M46 72c-15 1-30 2-44 4 0 2 0 6 0 9 20 0 23 2 23 18 0 27 0 56 0 85 0 13-3 13-25 13 0 3 0 7 0 9 10 0 27 0 35 0 11 0 22 0 32 0 0-2 0-6 0-9-20 0-21-1-21-13 0-39 0-77 0-116zM47 17c0-10-8-17-16-17-10 0-18 9-18 17 0 9 8 17 18 17 8 0 16-7 16-17z"><text:p/></draw:path><draw:path draw:style-name="gr180" draw:text-style-name="P67" svg:width="0.0969in" svg:height="0.0543in" svg:x="0.0693in" svg:y="0.0626in" svg:viewBox="0 0 247 139" svg:d="M25 31c0 28 0 56 0 85 0 13-3 13-25 13 0 3 0 7 0 10 12 0 28-1 36-1s25 1 36 1c0-3 0-7 0-10-22 0-25 0-25-13 0-20 0-40 0-58 0-33 22-51 43-51 20 0 23 17 23 35 0 25 0 49 0 74 0 13-3 13-25 13 0 3 0 7 0 10 11 0 27-1 36-1 8 0 25 1 35 1 0-3 0-7 0-10-20 0-24 0-24-13 0-20 0-40 0-58 0-33 23-51 42-51 20 0 24 17 24 35 0 25 0 49 0 74 0 13-4 13-25 13 0 3 0 7 0 10 11 0 27-1 36-1s25 1 35 1c0-3 0-7 0-10-16 0-24 0-25-9 0-20 0-40 0-60 0-27 0-37-9-48-4-6-15-12-33-12-27 0-40 19-46 31-4-27-28-31-42-31-24 0-38 13-47 33 0-11 0-22 0-33-15 1-30 3-45 4 0 3 0 6 0 9 23 0 25 2 25 18z"><text:p/></draw:path><draw:path draw:style-name="gr180" draw:text-style-name="P67" svg:width="0.0528in" svg:height="0.0386in" svg:x="0.1736in" svg:y="0.0976in" svg:viewBox="0 0 135 99" svg:d="M16 83c-1 3-2 9-2 10 0 4 4 6 8 6 3 0 7-3 9-5 1-1 2-9 3-13 1-5 4-14 5-20 2-5 2-10 4-15 2-9 3-11 9-20 7-9 16-21 34-21 12 0 12 12 12 17 0 12-9 37-12 46-3 7-4 8-4 12 0 12 10 19 21 19 22 0 32-31 32-33 0-3-3-3-4-3-2 0-3 1-4 4-5 17-14 26-23 26-5 0-6-3-6-8s1-8 6-18c2-7 11-30 11-42 0-21-17-25-29-25-19 0-30 11-37 20-2-16-15-20-24-20-10 0-14 6-18 12-4 8-7 20-7 21 0 3 3 3 4 3 2 0 2 0 4-6 4-14 8-25 16-25 7 0 7 6 7 11s-2 13-3 19c-2 6-4 15-5 20-2 9-4 18-7 28z"><text:p/></draw:path><draw:path draw:style-name="gr180" draw:text-style-name="P67" svg:width="0.0854in" svg:height="0.0453in" svg:x="0.2374in" svg:y="0.0913in" svg:viewBox="0 0 218 116" svg:d="M186 63c-28 21-20 32-31 49 0 4 2 4 5 4 4 0 5 0 6-4 1-5 5-19 16-31 13-14 24-17 33-20 2-1 3-2 3-3 0-2-2-2-5-3-31-11-43-33-47-52-1-3-3-3-6-3s-5 0-5 3c0 1 2 15 12 30 6 8 12 14 19 19-59 0-118 0-177 0-4 0-9 0-9 6 0 5 5 5 9 5 59 0 118 0 177 0z"><text:p/></draw:path><draw:path draw:style-name="gr180" draw:text-style-name="P67" svg:width="0.0854in" svg:height="0.0386in" svg:x="0.3366in" svg:y="0.0976in" svg:viewBox="0 0 218 99" svg:d="M111 37c-12-15-16-18-24-24-13-9-28-13-40-13-27 0-47 23-47 49 0 27 19 50 47 50 30 0 52-25 60-37 12 14 15 18 24 23 13 10 27 14 39 14 28 0 48-23 48-50 0-26-19-49-47-49-31 0-52 25-60 37zM118 45c9-14 28-37 55-37 22 0 39 20 39 41s-18 38-38 38c-21 0-34-17-56-42zM100 54c-9 14-28 37-56 37-22 0-38-21-38-42s17-37 38-37c20 0 34 17 56 42z"><text:p/></draw:path><draw:path draw:style-name="gr180" draw:text-style-name="P67" svg:width="0.0776in" svg:height="0.0843in" svg:x="0.4579in" svg:y="0.0327in" svg:viewBox="0 0 198 215" svg:d="M77 110c8 0 24 0 35 7 15 10 16 27 16 29 1 4 1 8 6 8s6-5 6-10c0-29 0-58 0-86 0-5-1-9-6-9s-6 4-6 7c-2 40-34 42-51 43 0-23 0-44 0-67 0-21 7-21 14-21 5 0 10 0 15 0 43 0 64 21 66 44 1 2 1 7 6 7 6 0 6-5 6-11 0-13 0-28 0-41 0-9-1-10-11-10-54 0-108 0-162 0-6 0-11 0-11 5 0 6 6 6 9 6 18 0 19 2 19 18 0 52 0 105 0 158 0 14-1 17-18 17-5 0-10 0-10 6 0 5 5 5 11 5 56 0 111 0 167 0 6 0 9 0 10-5 1 0 10-52 10-53 0-3-3-6-5-6-5 0-5 3-7 5-2 8-4 21-28 34-16 10-32 14-49 14-6 0-12 0-18 0-7 0-14 0-14-21 0-25 0-49 0-73zM172 11c0 5 0 10 0 15-6-6-11-11-18-15 6 0 12 0 18 0zM111 103c4-1 11-7 17-13 0 8 0 17 0 26-7-8-12-9-17-13zM39 28c0-4 0-12-3-17 12 0 22 0 34 0-3 7-3 18-3 20 0 51 0 102 0 153 0 11 1 17 3 20-12 0-22 0-34 0 3-5 3-13 3-16 0-54 0-107 0-160zM157 204c10-5 18-12 25-17-1 2-3 14-3 17-7 0-15 0-22 0z"><text:p/></draw:path><draw:path draw:style-name="gr180" draw:text-style-name="P67" svg:width="0.0287in" svg:height="0.1236in" svg:x="0.5516in" svg:y="0.0244in" svg:viewBox="0 0 74 315" svg:d="M74 311c0-1 0-1-6-6-39-40-49-100-49-147 0-55 12-110 50-149 5-5 5-5 5-5 0-3-2-4-4-4s-31 22-50 61c-16 35-20 70-20 97 0 25 4 61 21 97 19 39 47 60 49 60s4-1 4-4z"><text:p/></draw:path><draw:path draw:style-name="gr180" draw:text-style-name="P67" svg:width="0.0327in" svg:height="0.0189in" svg:x="0.6193in" svg:y="0in" svg:viewBox="0 0 84 49" svg:d="M42 0c-14 14-28 29-42 43 2 2 4 4 5 6 13-11 25-22 37-33 12 11 25 22 36 33 2-2 4-4 6-6-14-14-28-29-42-43z"><text:p/></draw:path><draw:path draw:style-name="gr180" draw:text-style-name="P67" svg:width="0.0823in" svg:height="0.0894in" svg:x="0.5945in" svg:y="0.0303in" svg:viewBox="0 0 210 228" svg:d="M210 115c0-64-48-115-106-115-56 0-104 50-104 115s49 113 104 113c58 0 106-49 106-113zM105 221c-31 0-74-27-74-106 0-81 44-108 73-108 33 0 75 29 75 108 0 80-44 106-74 106zM161 92c-3 0-5 0-8 0 0 3 0 7 0 11-32 0-64 0-96 0 0-4 0-8 0-11-3 0-6 0-8 0 0 15 0 30 0 46 2 0 5 0 8 0 0-4 0-8 0-11 32 0 64 0 96 0 0 3 0 7 0 11 3 0 5 0 8 0 0-16 0-31 0-46z"><text:p/></draw:path><draw:path draw:style-name="gr180" draw:text-style-name="P67" svg:width="0.0528in" svg:height="0.0386in" svg:x="0.6882in" svg:y="0.0976in" svg:viewBox="0 0 135 99" svg:d="M16 83c-1 3-2 9-2 10 0 4 4 6 8 6s8-3 9-5c0-1 2-9 3-13 2-5 4-14 6-20 1-5 2-10 3-15 3-9 3-11 9-20 7-9 17-21 34-21 12 0 13 12 13 17 0 12-10 37-13 46-3 7-4 8-4 12 0 12 10 19 22 19 21 0 31-31 31-33 0-3-3-3-4-3-2 0-2 1-3 4-6 17-15 26-24 26-5 0-6-3-6-8s2-8 6-18c2-7 11-30 11-42 0-21-17-25-29-25-18 0-30 11-37 20-1-16-15-20-24-20s-14 6-17 12c-5 8-8 20-8 21 0 3 3 3 4 3 3 0 3 0 4-6 4-14 8-25 16-25 7 0 8 6 8 11s-2 13-3 19c-2 6-5 15-6 20-2 9-4 18-7 28z"><text:p/></draw:path><draw:path draw:style-name="gr180" draw:text-style-name="P67" svg:width="0.0283in" svg:height="0.1236in" svg:x="0.7591in" svg:y="0.0244in" svg:viewBox="0 0 73 315" svg:d="M73 158c0-25-4-63-21-99-19-38-46-59-49-59-2 0-3 1-3 4l5 7c32 30 50 81 50 147 0 53-12 108-51 149-4 3-4 3-4 4 0 3 1 4 3 4 3 0 31-22 50-61 16-36 20-70 20-96z"><text:p/></draw:path><draw:path draw:style-name="gr180" draw:text-style-name="P67" svg:width="0.0823in" svg:height="0.0291in" svg:x="0.8421in" svg:y="0.0717in" svg:viewBox="0 0 210 75" svg:d="M199 13c5 0 11 0 11-7 0-6-6-6-10-6-63 0-127 0-190 0-5 0-10 0-10 6 0 7 5 7 10 7 63 0 126 0 189 0zM200 75c4 0 10 0 10-7 0-6-6-6-11-6-63 0-126 0-189 0-5 0-10 0-10 6 0 7 5 7 10 7 63 0 127 0 190 0z"><text:p/></draw:path><draw:path draw:style-name="gr180" draw:text-style-name="P67" svg:width="0.0567in" svg:height="0.0795in" svg:x="0.9681in" svg:y="0.0626in" svg:viewBox="0 0 145 203" svg:d="M144 21c1-2 1-4 1-6 0-5-4-9-9-9-3 0-12 3-13 14-6-12-17-20-29-20-36 0-76 44-76 90 0 31 20 49 42 49 19 0 34-14 37-18-6 28-10 42-10 43-1 2-12 32-46 32-6 0-16 0-25-3 10-2 13-10 13-15s-3-12-12-12c-7 0-17 7-17 19s12 18 42 18c40 0 62-23 67-42 12-47 23-94 35-140zM103 99c-2 8-9 16-16 22s-17 12-26 12c-15 0-21-17-21-30 0-15 10-52 18-68 9-15 23-28 36-28 21 0 26 25 26 27s-1 4-2 5c-5 19-10 39-15 60z"><text:p/></draw:path><draw:path draw:style-name="gr180" draw:text-style-name="P67" svg:width="0.0283in" svg:height="0.1236in" svg:x="1.0425in" svg:y="0.0244in" svg:viewBox="0 0 73 315" svg:d="M73 311c0-1 0-1-6-6-39-40-49-100-49-147 0-55 12-110 51-149 4-5 4-5 4-5 0-3-1-4-3-4-3 0-31 22-50 61-16 35-20 70-20 97 0 25 4 61 21 97 19 39 46 60 49 60 2 0 3-1 3-4z"><text:p/></draw:path><draw:path draw:style-name="gr180" draw:text-style-name="P67" svg:width="0.0657in" svg:height="0.0882in" svg:x="1.0823in" svg:y="0.0303in" svg:viewBox="0 0 168 225" svg:d="M152 110c6-26 6-43 6-47 0-12-1-63-35-63-26 0-47 33-47 58 0 30 30 45 53 53-7 28-13 46-23 68-4 9-20 39-38 39-21 0-23-16-23-26 0-7 3-17 4-24 1-8 3-15 6-24 1-6 3-11 4-15 1-6 3-12 3-18 0-18-14-28-29-28-14 0-20 12-23 18-6 10-10 29-10 30 0 4 3 4 4 4 3 0 3-1 5-7 5-23 12-38 23-38 6 0 10 3 10 14 0 7-4 25-8 36-1 6-3 16-5 23-3 10-5 18-5 26 0 29 23 36 43 36 34 0 68-49 83-108 4 0 13 3 15 3 1 0 3-1 3-4s-2-4-7-5c-3 0-6-1-9-1zM131 103c-16-5-46-17-46-45 0-20 16-51 38-51 8 0 16 5 16 37 0 20-4 41-8 59z"><text:p/></draw:path><draw:path draw:style-name="gr180" draw:text-style-name="P67" svg:width="0.0287in" svg:height="0.1236in" svg:x="1.1591in" svg:y="0.0244in" svg:viewBox="0 0 74 315" svg:d="M74 158c0-25-4-63-21-99-19-38-46-59-49-59-2 0-4 1-4 4l6 7c32 30 50 81 50 147 0 53-12 108-51 149-5 3-5 3-5 4 0 3 2 4 4 4 3 0 31-22 50-61 16-36 20-70 20-96z"><text:p/></draw:path></draw:g></draw:g></text:span><text:span text:style-name="T46"><text:s/></text:span><text:span text:style-name="T61">Konzistentn</text:span><text:span text:style-name="T46">í: </text:span><text:span text:style-name="T46"><draw:g text:anchor-type="as-char" svg:y="-0.1189in" draw:z-index="119" draw:name="Shape135" draw:style-name="gr178"><svg:title>TexMaths</svg:title><svg:desc>9§inline§(\hat{\Theta}_n) \overset{p}{\to} g(\vartheta)§svg§600§FALSE§</svg:desc><draw:g draw:style-name="gr2"><draw:path draw:style-name="gr179" draw:text-style-name="P66" svg:width="0.6638in" svg:height="0.135in" svg:x="0.0004in" svg:y="0.0063in" svg:viewBox="0 0 1687 344" svg:d="M843 344c-281 0-562 0-843 0 0-115 0-229 0-344 563 0 1124 0 1687 0 0 115 0 229 0 344-281 0-563 0-844 0z"><text:p/></draw:path><draw:path draw:style-name="gr180" draw:text-style-name="P67" svg:width="0.0287in" svg:height="0.1236in" svg:x="0.0067in" svg:y="0.0244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0331in" svg:height="0.0189in" svg:x="0.0744in" svg:y="0in" svg:viewBox="0 0 85 49" svg:d="M43 0c-14 14-29 29-43 43 2 2 5 4 6 6 13-11 25-22 37-33 12 11 25 22 36 33 2-2 4-4 6-6-14-14-28-29-42-43z"><text:p/></draw:path><draw:path draw:style-name="gr180" draw:text-style-name="P67" svg:width="0.0823in" svg:height="0.0894in" svg:x="0.0496in" svg:y="0.0299in" svg:viewBox="0 0 210 228" svg:d="M210 115c0-64-48-115-106-115-56 0-104 50-104 115s49 113 104 113c58 0 106-49 106-113zM105 221c-31 0-74-26-74-106 0-81 43-108 73-108 33 0 75 29 75 108 0 81-44 106-74 106zM161 92c-3 0-5 0-8 0 0 3 0 7 0 10-32 0-65 0-97 0 0-3 0-7 0-10-3 0-5 0-7 0 0 14 0 29 0 45 2 0 4 0 7 0 0-4 0-8 0-10 32 0 65 0 97 0 0 2 0 6 0 10 3 0 5 0 8 0 0-16 0-31 0-45z"><text:p/></draw:path><draw:path draw:style-name="gr180" draw:text-style-name="P67" svg:width="0.0528in" svg:height="0.0386in" svg:x="0.1437in" svg:y="0.0976in" svg:viewBox="0 0 135 99" svg:d="M16 83c-1 2-1 5-2 9 0 5 4 7 8 7 3 0 7-3 9-5 1-1 2-9 3-13 1-5 4-14 5-21 2-4 2-9 4-14 2-9 3-11 9-20 7-9 16-21 34-21 12 0 12 12 12 17 0 12-9 37-12 46-3 7-4 8-4 12 0 12 10 19 22 19 21 0 31-31 31-33 0-4-3-4-4-4-2 0-3 2-4 5-5 17-14 26-23 26-5 0-6-3-6-8s1-8 6-18c2-7 11-30 11-43 0-20-17-24-29-24-18 0-30 11-37 20-1-16-15-20-24-20-10 0-14 6-17 12-5 8-8 20-8 21 0 3 3 3 4 3 2 0 3 0 4-6 4-14 8-25 16-25 7 0 8 6 8 11s-3 13-4 19c-2 5-4 14-5 20-2 9-4 18-7 28z"><text:p/></draw:path><draw:path draw:style-name="gr180" draw:text-style-name="P67" svg:width="0.0287in" svg:height="0.1236in" svg:x="0.2142in" svg:y="0.0244in" svg:viewBox="0 0 74 315" svg:d="M74 157c0-24-4-62-21-98-19-38-47-59-49-59s-4 2-4 4l6 7c32 30 50 81 50 146 0 53-12 109-51 149-5 4-5 4-5 5 0 2 2 4 4 4s31-22 50-62c16-35 20-69 20-96z"><text:p/></draw:path><draw:path draw:style-name="gr180" draw:text-style-name="P67" svg:width="0.048in" svg:height="0.0543in" svg:x="0.3268in" svg:y="0.0031in" svg:viewBox="0 0 123 139" svg:d="M16 124c-1 6-2 8-11 8-2 0-5 0-5 5 0 1 2 2 3 2 5 0 13-1 19-1 8 0 16 1 23 1 2 0 5 0 5-4 0-3-3-3-6-3-5 0-11 0-11-3 0-1 1-7 2-10 3-12 6-24 8-33 3 5 10 13 24 13 27 0 56-30 56-62 0-26-18-37-33-37-13 0-25 9-31 15-4-12-17-15-23-15-9 0-14 5-18 12s-8 20-8 21c0 3 4 3 4 3 3 0 3 0 5-6 4-13 7-25 16-25 6 0 7 6 7 12 0 2 0 5-1 6-8 34-17 67-25 101zM59 26c12-17 23-21 30-21 9 0 16 8 16 22 0 9-4 31-11 45-6 11-17 21-27 21-17 0-20-17-20-19 0-1 0-3 1-4 3-14 7-30 11-44z"><text:p/></draw:path><draw:path draw:style-name="gr180" draw:text-style-name="P67" svg:width="0.1102in" svg:height="0.0642in" svg:x="0.2972in" svg:y="0.0539in" svg:viewBox="0 0 281 164" svg:d="M247 89c-18 13-26 26-29 30-15 21-17 41-17 42 0 3 4 3 6 3 5 0 6 0 7-6 7-30 26-57 62-72 4-1 5-2 5-4 0-3-2-3-3-3-13-5-52-21-64-75-1-3-2-4-7-4-2 0-6 0-6 4 0 0 3 20 16 41 6 10 16 21 30 30-79 0-157 0-235 0-7 0-12 0-12 7 0 6 5 7 12 7 78 0 156 0 235 0z"><text:p/></draw:path><draw:path draw:style-name="gr180" draw:text-style-name="P67" svg:width="0.0567in" svg:height="0.0795in" svg:x="0.4508in" svg:y="0.0626in" svg:viewBox="0 0 145 203" svg:d="M144 21c0-2 1-4 1-6 0-5-4-9-9-9-4 0-12 3-13 14-6-12-17-20-29-20-36 0-76 44-76 90 0 30 20 49 42 49 19 0 34-14 37-18-6 28-7 27-11 42 0 3-11 34-45 34-6 0-16 0-25-3 9-3 13-11 13-16s-4-12-12-12c-7 0-17 7-17 19 0 13 12 18 42 18 40 0 62-23 67-42 12-47 23-94 35-140zM103 99c-2 8-9 16-17 22-6 6-16 11-25 11-16 0-20-16-20-29 0-15 9-52 18-68 8-15 21-28 35-28 20 0 25 25 25 27s0 4-1 5c-5 19-10 39-15 60z"><text:p/></draw:path><draw:path draw:style-name="gr180" draw:text-style-name="P67" svg:width="0.0283in" svg:height="0.1236in" svg:x="0.5252in" svg:y="0.0244in" svg:viewBox="0 0 73 315" svg:d="M73 311c0-1 0-1-5-6-40-41-50-100-50-148 0-55 12-109 51-148 4-5 4-5 4-5 0-3-1-4-3-4-3 0-32 22-50 62-16 34-20 69-20 95 0 25 3 62 21 98 19 39 46 60 49 60 2 0 3-1 3-4z"><text:p/></draw:path><draw:path draw:style-name="gr180" draw:text-style-name="P67" svg:width="0.0657in" svg:height="0.0882in" svg:x="0.565in" svg:y="0.0299in" svg:viewBox="0 0 168 225" svg:d="M152 110c6-26 6-43 6-47 0-12-1-63-35-63-26 0-46 33-46 58 0 30 29 45 52 53-7 28-13 46-23 68-4 9-20 38-38 38-21 0-23-16-23-24s2-18 4-25c1-8 3-15 6-24 1-6 3-11 4-15 1-6 2-12 2-18 0-18-13-28-28-28s-20 12-23 18c-6 10-10 29-10 30 0 4 3 4 4 4 2 0 3-1 5-7 5-23 12-38 23-38 5 0 9 3 9 14 0 7-4 25-7 36-1 6-3 16-5 23-3 10-5 18-5 27 0 28 23 35 43 35 34 0 67-49 83-108 4 0 13 3 15 3 1 0 3-1 3-4s-2-4-7-5c-3 0-6-1-9-1zM131 103c-16-5-46-17-46-45 0-20 16-51 38-51 8 0 17 5 17 37 0 20-6 41-9 59z"><text:p/></draw:path><draw:path draw:style-name="gr180" draw:text-style-name="P67" svg:width="0.0287in" svg:height="0.1236in" svg:x="0.6421in" svg:y="0.0244in" svg:viewBox="0 0 74 315" svg:d="M74 157c0-24-4-62-21-98-19-38-47-59-49-59s-4 2-4 4l6 7c31 30 49 81 49 146 0 53-12 109-50 149-5 4-5 4-5 5 0 2 2 4 4 4s31-22 50-62c16-35 20-69 20-96z"><text:p/></draw:path></draw:g></draw:g></text:span><text:span text:style-name="T46">. </text:span><text:span text:style-name="T61">Vych</text:span><text:span text:style-name="T46">ýlení </text:span><text:span text:style-name="T46"><draw:g text:anchor-type="as-char" svg:y="-0.1165in" draw:z-index="120" draw:name="Shape136" draw:style-name="gr178"><svg:title>TexMaths</svg:title><svg:desc>9§inline§bias(\hat{\Theta}_n) =  \mathbb{E}(\hat{\Theta}_n) - g(\vartheta)§svg§600§FALSE§</svg:desc><draw:g draw:style-name="gr2"><draw:path draw:style-name="gr179" draw:text-style-name="P66" svg:width="1.3528in" svg:height="0.135in" svg:x="0.0008in" svg:y="0.0067in" svg:viewBox="0 0 3437 344" svg:d="M1720 344c-574 0-1147 0-1720 0 0-115 0-229 0-344 1145 0 2292 0 3437 0 0 115 0 229 0 344-572 0-1145 0-1717 0z"><text:p/></draw:path><draw:path draw:style-name="gr180" draw:text-style-name="P67" svg:width="0.0453in" svg:height="0.0866in" svg:x="0.0004in" svg:y="0.0315in" svg:viewBox="0 0 116 221" svg:d="M60 4c0-1 0-4-3-4-8 0-31 3-39 3-3 1-6 1-6 6 0 4 2 4 8 4 14 0 15 2 15 6 0 2-3 12-4 19-9 34-18 68-27 103-3 15-4 21-4 32 0 28 16 48 40 48 37 0 76-46 76-92 0-28-17-50-42-50-15 0-27 9-37 19 8-31 15-63 23-94zM31 122c1-7 1-7 4-11 16-20 30-25 39-25 11 0 20 9 20 30 0 19-11 55-17 66-10 21-25 32-37 32-11 0-21-8-21-31 0-6 0-11 4-32 3-10 5-20 8-29z"><text:p/></draw:path><draw:path draw:style-name="gr180" draw:text-style-name="P67" svg:width="0.0327in" svg:height="0.0827in" svg:x="0.0516in" svg:y="0.0354in" svg:viewBox="0 0 84 211" svg:d="M81 12c0-7-5-12-12-12-9 0-17 9-17 17 0 6 5 12 12 12s17-7 17-17zM57 130c3-9 3-10 7-18 3-7 3-10 3-17 0-14-9-26-25-26-29 0-42 46-42 49s3 2 4 3c3 0 3-1 5-6 9-30 22-39 32-39 2 0 8 0 8 10 0 7-2 14-4 16-2 9-16 45-22 59-2 8-7 19-7 25 0 14 11 25 26 25 30 0 42-45 42-47 0-3-3-3-4-3-4 0-4 1-5 5-6 20-16 38-32 38-5 0-8-3-8-9 0-8 2-13 9-31 5-12 8-23 13-34z"><text:p/></draw:path><draw:path draw:style-name="gr180" draw:text-style-name="P67" svg:width="0.0567in" svg:height="0.0559in" svg:x="0.0957in" svg:y="0.0634in" svg:viewBox="0 0 145 143" svg:d="M105 21c-5-12-14-21-29-21-36 0-76 47-76 93 0 29 17 50 42 50 7 0 22-1 42-23 1 12 13 23 28 23 11 0 18-7 24-17 5-12 9-31 9-32 0-2-3-2-4-2-3 0-3 1-4 5-6 21-11 39-25 39-8 0-9-8-9-15s0-9 4-23 5-16 7-28c4-14 8-30 12-44 2-9 2-10 2-11 0-5-4-9-9-9-8 0-13 7-14 15zM85 102c-1 6-1 6-7 11-13 18-27 23-35 23-16 0-21-17-21-30 0-15 10-54 18-68 9-19 24-31 36-31 21 0 26 26 26 28s-1 4-1 5c-6 21-11 41-16 62z"><text:p/></draw:path><draw:path draw:style-name="gr180" draw:text-style-name="P67" svg:width="0.0453in" svg:height="0.0559in" svg:x="0.163in" svg:y="0.0634in" svg:viewBox="0 0 116 143" svg:d="M107 22c-9 0-15 7-15 14 0 4 2 9 10 9 6 0 14-5 14-18 0-14-13-27-37-27-42 0-54 32-54 46 0 25 24 29 33 31 17 4 33 7 33 25 0 8-7 34-45 34-5 0-29 0-36-16 12 0 20-9 20-18 0-7-6-10-12-10-8 0-18 6-18 20 0 18 18 31 45 31 51 0 64-38 64-52 0-12-6-20-10-24-8-9-18-9-32-13-11-2-24-5-24-19 0-9 8-28 36-28 7 0 24 2 28 15z"><text:p/></draw:path><draw:path draw:style-name="gr180" draw:text-style-name="P67" svg:width="0.0287in" svg:height="0.1236in" svg:x="0.2272in" svg:y="0.0252in" svg:viewBox="0 0 74 315" svg:d="M74 311c0-1 0-1-6-6-39-41-49-100-49-148 0-55 12-109 50-148 5-5 5-5 5-5 0-3-2-4-4-4-3 0-31 22-50 62-16 34-20 69-20 95 0 25 4 62 22 98 18 39 45 60 48 60 2 0 4-1 4-4z"><text:p/></draw:path><draw:path draw:style-name="gr180" draw:text-style-name="P67" svg:width="0.0331in" svg:height="0.0189in" svg:x="0.2953in" svg:y="0in" svg:viewBox="0 0 85 49" svg:d="M42 0c-14 14-28 29-42 43 2 2 4 4 5 6 13-11 25-22 37-33 12 11 25 22 36 33 2-2 5-4 7-6-15-14-28-29-43-43z"><text:p/></draw:path><draw:path draw:style-name="gr180" draw:text-style-name="P67" svg:width="0.0827in" svg:height="0.0894in" svg:x="0.2705in" svg:y="0.0303in" svg:viewBox="0 0 211 228" svg:d="M211 115c0-64-49-115-106-115-56 0-105 50-105 115s49 113 105 113c57 0 106-49 106-113zM105 221c-31 0-74-26-74-106 0-81 44-108 74-108 32 0 74 29 74 108 0 81-44 106-74 106zM161 92c-3 0-4 0-7 0 0 3 0 7 0 10-33 0-65 0-97 0 0-3 0-7 0-10-3 0-6 0-8 0 0 14 0 29 0 45 2 0 5 0 8 0 0-4 0-8 0-10 32 0 64 0 97 0 0 2 0 6 0 10 3 0 4 0 7 0 0-16 0-31 0-45z"><text:p/></draw:path><draw:path draw:style-name="gr180" draw:text-style-name="P67" svg:width="0.0528in" svg:height="0.0386in" svg:x="0.3642in" svg:y="0.098in" svg:viewBox="0 0 135 99" svg:d="M17 83c-1 2-2 5-3 9 0 5 4 7 8 7s8-3 9-5c0-1 2-9 3-13 2-5 4-14 6-21 0-4 2-9 3-14 3-9 3-11 9-20s17-21 33-21c14 0 14 12 14 17 0 12-10 37-14 46-1 7-2 8-2 12 0 12 9 19 20 19 23 0 32-31 32-33 0-4-3-4-4-4-2 0-2 2-3 5-6 17-15 26-24 26-5 0-5-3-5-8s1-8 4-18c3-7 12-30 12-43 0-20-17-24-29-24-18 0-30 11-37 20-1-16-15-20-24-20s-14 6-17 12c-5 8-8 20-8 21 0 3 3 3 4 3 3 0 3 0 5-6 3-14 7-25 16-25 6 0 7 6 7 11s-1 13-3 19c-2 5-4 14-6 20-1 9-4 18-6 28z"><text:p/></draw:path><draw:path draw:style-name="gr180" draw:text-style-name="P67" svg:width="0.0283in" svg:height="0.1236in" svg:x="0.435in" svg:y="0.0252in" svg:viewBox="0 0 73 315" svg:d="M73 157c0-24-4-62-21-98-19-38-46-59-49-59-2 0-3 2-3 4l5 7c32 30 50 81 50 146 0 53-12 109-51 149-4 4-4 4-4 5 0 2 1 4 3 4 3 0 31-22 50-62 16-35 20-69 20-96z"><text:p/></draw:path><draw:path draw:style-name="gr180" draw:text-style-name="P67" svg:width="0.0823in" svg:height="0.0291in" svg:x="0.5181in" svg:y="0.0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772in" svg:height="0.0843in" svg:x="0.6441in" svg:y="0.0327in" svg:viewBox="0 0 197 215" svg:d="M77 110c8 0 24 0 35 7 15 10 16 27 16 29 1 4 0 8 5 8s6-5 6-10c0-29 0-58 0-86 0-5-1-9-6-9s-5 4-5 7c-2 40-34 42-51 43 0-23 0-44 0-67 0-21 7-21 14-21 5 0 10 0 15 0 42 0 64 21 66 44 0 2 1 7 5 7 6 0 6-5 6-11 0-13 0-27 0-40 0-10 0-11-10-11-54 0-108 0-162 0-7 0-11 0-11 5 0 6 6 6 8 6 18 0 20 2 20 18 0 52 0 105 0 158 0 13-1 17-18 17-5 0-10 0-10 5 0 6 4 6 11 6 56 0 111 0 167 0 6 0 9 0 10-5 1 0 9-52 9-53 0-3-3-6-5-6-4 0-4 3-6 4-2 9-4 22-28 36-16 9-32 13-50 13-5 0-12 0-17 0-7 0-14 0-14-21 0-25 0-49 0-73zM172 11c0 5 0 10 0 15-6-6-12-11-18-15 6 0 12 0 18 0zM110 103c5-1 12-7 18-13 0 8 0 17 0 26-7-8-17-13-18-13zM39 29c0-5 0-12-3-18 12 0 22 0 34 0-3 7-3 18-3 20 0 51 0 102 0 153 0 12 1 17 3 20-12 0-22 0-34 0 3-4 3-13 3-16 0-53 0-106 0-159zM157 204c9-4 18-11 25-17-1 2-3 14-4 17-7 0-14 0-21 0z"><text:p/></draw:path><draw:path draw:style-name="gr180" draw:text-style-name="P67" svg:width="0.0283in" svg:height="0.1236in" svg:x="0.7374in" svg:y="0.0252in" svg:viewBox="0 0 73 315" svg:d="M73 311c0-1 0-1-5-6-39-41-50-100-50-148 0-55 13-109 51-148 4-5 4-5 4-5 0-3-1-4-3-4-3 0-31 22-50 62-16 34-20 69-20 95 0 25 4 62 21 98 19 39 46 60 49 60 2 0 3-1 3-4z"><text:p/></draw:path><draw:path draw:style-name="gr180" draw:text-style-name="P67" svg:width="0.0331in" svg:height="0.0189in" svg:x="0.8051in" svg:y="0in" svg:viewBox="0 0 85 49" svg:d="M42 0c-14 14-28 29-42 43 2 2 4 4 6 6 12-11 25-22 36-33 13 11 25 22 37 33 2-2 4-4 6-6-15-14-28-29-43-43z"><text:p/></draw:path><draw:path draw:style-name="gr180" draw:text-style-name="P67" svg:width="0.0823in" svg:height="0.0894in" svg:x="0.7807in" svg:y="0.0303in" svg:viewBox="0 0 210 228" svg:d="M210 115c0-64-48-115-106-115-56 0-104 50-104 115s49 113 104 113c58 0 106-49 106-113zM105 221c-31 0-74-26-74-106 0-81 43-108 73-108 33 0 75 29 75 108 0 81-44 106-74 106zM161 92c-3 0-5 0-8 0 0 3 0 7 0 10-32 0-65 0-97 0 0-3 0-7 0-10-3 0-5 0-7 0 0 14 0 29 0 45 2 0 4 0 7 0 0-4 0-8 0-10 32 0 65 0 97 0 0 2 0 6 0 10 3 0 5 0 8 0 0-16 0-31 0-45z"><text:p/></draw:path><draw:path draw:style-name="gr180" draw:text-style-name="P67" svg:width="0.0528in" svg:height="0.0386in" svg:x="0.8744in" svg:y="0.098in" svg:viewBox="0 0 135 99" svg:d="M16 83c-1 2-1 5-2 9 0 5 4 7 8 7 3 0 7-3 9-5 1-1 2-9 3-13 1-5 4-14 5-21 1-4 2-9 4-14 2-9 3-11 9-20s16-21 33-21c13 0 13 12 13 17 0 12-9 37-13 46-2 7-3 8-3 12 0 12 10 19 21 19 22 0 32-31 32-33 0-4-3-4-4-4-2 0-3 2-4 5-5 17-15 26-24 26-4 0-5-3-5-8s1-8 5-18c3-7 12-30 12-43 0-20-17-24-29-24-19 0-30 11-37 20-1-16-15-20-24-20-10 0-14 6-17 12-5 8-8 20-8 21 0 3 3 3 4 3 2 0 3 0 4-6 4-14 8-25 16-25 7 0 7 6 7 11s-2 13-3 19c-2 5-4 14-5 20-2 9-4 18-7 28z"><text:p/></draw:path><draw:path draw:style-name="gr180" draw:text-style-name="P67" svg:width="0.0287in" svg:height="0.1236in" svg:x="0.9449in" svg:y="0.0252in" svg:viewBox="0 0 74 315" svg:d="M74 157c0-24-4-62-21-98-19-38-47-59-49-59s-4 2-4 4l6 7c32 30 50 81 50 146 0 53-12 109-52 149-4 4-4 4-4 5 0 2 2 4 4 4s31-22 50-62c16-35 20-69 20-96z"><text:p/></draw:path><draw:path draw:style-name="gr180" draw:text-style-name="P67" svg:width="0.0756in" svg:height="0.0047in" svg:x="1.0244in" svg:y="0.0839in" svg:viewBox="0 0 193 13" svg:d="M183 13c5 0 10 0 10-7 0-6-5-6-10-6-57 0-115 0-171 0-6 0-12 0-12 6 0 7 6 7 12 7 56 0 114 0 171 0z"><text:p/></draw:path><draw:path draw:style-name="gr180" draw:text-style-name="P67" svg:width="0.0567in" svg:height="0.0795in" svg:x="1.1406in" svg:y="0.0634in" svg:viewBox="0 0 145 203" svg:d="M144 21c0-2 1-4 1-6 0-5-4-9-9-9-4 0-12 3-14 14-5-12-16-20-28-20-36 0-76 44-76 90 0 30 20 49 42 49 19 0 34-14 37-18-6 28-7 27-11 42-1 3-11 34-45 34-6 0-16 0-25-3 9-3 13-11 13-16s-4-12-12-12c-7 0-17 7-17 19 0 13 12 18 42 18 39 0 62-23 67-42 12-47 23-94 35-140zM103 99c-2 8-9 16-17 22-6 6-16 11-25 11-16 0-21-16-21-29 0-15 9-52 18-68 9-15 22-28 36-28 20 0 25 25 25 27s0 4-1 5c-6 19-10 39-15 60z"><text:p/></draw:path><draw:path draw:style-name="gr180" draw:text-style-name="P67" svg:width="0.0283in" svg:height="0.1236in" svg:x="1.215in" svg:y="0.0252in" svg:viewBox="0 0 73 315" svg:d="M73 311c0-1 0-1-6-6-39-41-49-100-49-148 0-55 12-109 50-148 5-5 5-5 5-5 0-3-1-4-3-4-3 0-32 22-50 62-16 34-20 69-20 95 0 25 3 62 21 98 19 39 46 60 49 60 2 0 3-1 3-4z"><text:p/></draw:path><draw:path draw:style-name="gr180" draw:text-style-name="P67" svg:width="0.0657in" svg:height="0.0882in" svg:x="1.2547in" svg:y="0.0303in" svg:viewBox="0 0 168 225" svg:d="M152 110c6-26 6-43 6-47 0-12-1-63-35-63-26 0-47 33-47 58 0 30 30 45 53 53-8 28-13 46-23 68-4 9-20 38-39 38-20 0-23-16-23-24s3-18 5-25c1-8 3-15 6-24 1-6 3-11 3-15 2-6 3-12 3-18 0-18-14-28-29-28s-19 12-23 18c-5 10-9 29-9 30 0 4 3 4 4 4 2 0 3-1 5-7 5-23 12-38 22-38 6 0 10 3 10 14 0 7-4 25-7 36-1 6-3 16-5 23-3 10-5 18-5 27 0 28 23 35 43 35 34 0 67-49 83-108 4 0 13 3 15 3 1 0 3-1 3-4s-2-4-7-5c-3 0-6-1-9-1zM130 103c-16-5-45-17-45-45 0-20 16-51 38-51 7 0 16 5 16 37 0 20-5 41-9 59z"><text:p/></draw:path><draw:path draw:style-name="gr180" draw:text-style-name="P67" svg:width="0.0287in" svg:height="0.1236in" svg:x="1.3315in" svg:y="0.0252in" svg:viewBox="0 0 74 315" svg:d="M74 157c0-24-4-62-21-98-20-38-47-59-49-59s-4 2-4 4l6 7c31 30 49 81 49 146 0 53-12 109-51 149-4 4-4 4-4 5 0 2 2 4 4 4s31-22 50-62c16-35 20-69 20-96z"><text:p/></draw:path></draw:g></draw:g></text:span><text:span text:style-name="T46">. </text:span><text:span text:style-name="T61">Stred. kvad. odchyl. </text:span><text:span text:style-name="T61"><draw:g text:anchor-type="as-char" svg:y="-0.1165in" draw:z-index="121" draw:name="Shape137" draw:style-name="gr178"><svg:title>TexMaths</svg:title><svg:desc>9§inline§MSE(\hat{\Theta}_n) = \mathbb{E}(((\hat{\Theta}_n) - g(\vartheta)^2))§svg§600§FALSE§</svg:desc><draw:g draw:style-name="gr2"><draw:path draw:style-name="gr179" draw:text-style-name="P66" svg:width="1.6988in" svg:height="0.135in" svg:x="0.0016in" svg:y="0.0067in" svg:viewBox="0 0 4316 344" svg:d="M2159 344c-720 0-1439 0-2159 0 0-115 0-229 0-344 1439 0 2877 0 4316 0 0 115 0 229 0 344-719 0-1438 0-2157 0z"><text:p/></draw:path><draw:path draw:style-name="gr180" draw:text-style-name="P67" svg:width="0.1244in" svg:height="0.0839in" svg:x="0.0004in" svg:y="0.0335in" svg:viewBox="0 0 317 214" svg:d="M280 24c3-11 3-14 27-14 7 0 10 0 10-6 0-4-3-4-8-4-15 0-28 0-43 0-8 0-8 0-12 5-39 61-77 120-115 180-9-59-17-118-25-178-1-7-1-7-10-7-14 0-28 0-43 0-6 0-10 0-10 5s3 5 9 5c5 0 10 0 15 0 4 1 6 2 6 5 0 1 0 2-1 7-13 53-27 106-40 160-3 12-8 21-35 22 0 0-5 1-5 6 0 3 2 4 4 4 10 0 21-1 32-1s22 1 32 1c2 0 7 0 7-6 0-4-4-4-7-4-18 0-21-5-21-13 0-2 1-3 2-7 14-57 28-115 43-171 9 64 18 129 27 194 1 3 1 7 4 7 4 0 6-4 7-5 43-66 86-133 128-199-15 60-29 120-45 181-2 10-3 13-29 13-5 0-8 0-8 6 0 4 4 4 5 4 8 0 30-1 39-1 13 0 27 1 39 1 2 0 6 0 6-6 0-4-2-4-9-4-11 0-20 0-20-4 0-1 0-2 2-8 14-56 27-112 42-168z"><text:p/></draw:path><draw:path draw:style-name="gr180" draw:text-style-name="P67" svg:width="0.0732in" svg:height="0.0894in" svg:x="0.1362in" svg:y="0.0303in" svg:viewBox="0 0 187 228" svg:d="M187 3c0-1-1-3-3-3s-2 0-6 4c-5 7-10 12-15 18-8-14-24-22-45-22-41 0-78 36-78 75 0 25 17 39 32 44 12 2 23 5 34 9 12 2 29 8 29 33 0 29-25 57-57 57-20 0-55-7-55-45 0-8 1-15 2-17 0-1 0-1 0-2 0-3-2-3-3-3-2 0-2 0-3 1-2 1-19 72-19 73s1 3 4 3c1 0 1 0 5-4 5-6 10-12 15-18 14 18 35 22 53 22 44 0 81-41 81-80 0-21-10-32-16-37-7-7-11-9-39-16-8-2-19-4-22-5-8-3-19-12-19-29 0-25 25-52 55-52 27 0 46 13 46 49 0 9-1 16-1 17 1 1 0 3 4 3 2 0 3-1 4-6 5-23 12-46 17-69z"><text:p/></draw:path><draw:path draw:style-name="gr180" draw:text-style-name="P67" svg:width="0.0898in" svg:height="0.0835in" svg:x="0.2177in" svg:y="0.0335in" svg:viewBox="0 0 229 213" svg:d="M212 140c1-1 1-2 2-3 0-1 0-4-4-4-3 0-3 2-4 4-21 46-32 66-86 66-16 0-31 0-46 0-5 0-6 0-7 0-4 0-5-1-5-3l2-7c7-29 14-57 21-85 11 0 21 0 32 0 27 0 27 6 27 14 0 2 0 6-3 16-1 1-1 2-1 3 0 2 1 4 5 4 2 0 4-2 4-7 7-25 12-49 18-73 0-2-1-4-3-4-3 0-4 2-5 6-7 24-12 31-41 31-10 0-20 0-30 0 6-26 13-51 19-76 3-11 3-12 17-12 15 0 30 0 44 0 39 0 49 9 49 35 0 7 0 8-2 16 0 2 0 4 0 6 0 0 1 4 4 4s3-2 4-8c2-18 5-37 6-55 1-8 0-8-8-8-53 0-107 0-160 0-6 0-9 0-9 6 0 4 3 4 9 4 12 0 20 0 20 5 0 1 0 2-1 7-14 56-28 112-42 168-3 10-4 13-29 13-5 0-9 0-9 6 0 4 4 4 9 4 55 0 110 0 165 0 7 0 7 0 10-5 9-23 18-45 28-68z"><text:p/></draw:path><draw:path draw:style-name="gr180" draw:text-style-name="P67" svg:width="0.0287in" svg:height="0.1236in" svg:x="0.3244in" svg:y="0.0252in" svg:viewBox="0 0 74 315" svg:d="M74 311c0-1 0-1-6-6-39-41-49-100-49-148 0-55 12-109 50-148 5-5 5-5 5-5 0-3-1-4-4-4s-31 22-49 62c-17 34-21 69-21 95 0 25 4 62 22 98 18 39 45 60 48 60s4-1 4-4z"><text:p/></draw:path><draw:path draw:style-name="gr180" draw:text-style-name="P67" svg:width="0.0331in" svg:height="0.0189in" svg:x="0.3925in" svg:y="0in" svg:viewBox="0 0 85 49" svg:d="M42 0c-14 14-28 29-42 43 2 2 4 4 5 6 13-11 25-22 37-33 12 11 25 22 36 33 2-2 5-4 7-6-15-14-28-29-43-43z"><text:p/></draw:path><draw:path draw:style-name="gr180" draw:text-style-name="P67" svg:width="0.0827in" svg:height="0.0894in" svg:x="0.3677in" svg:y="0.0303in" svg:viewBox="0 0 211 228" svg:d="M211 115c0-64-48-115-106-115-56 0-105 50-105 115s49 113 105 113c58 0 106-49 106-113zM105 221c-31 0-74-26-74-106 0-81 44-108 74-108 32 0 75 29 75 108 0 81-45 106-75 106zM162 92c-3 0-5 0-8 0 0 3 0 7 0 10-32 0-65 0-97 0 0-3 0-7 0-10-3 0-6 0-8 0 0 14 0 29 0 45 2 0 5 0 8 0 0-4 0-8 0-10 32 0 65 0 97 0 0 2 0 6 0 10 3 0 5 0 8 0 0-16 0-31 0-45z"><text:p/></draw:path><draw:path draw:style-name="gr180" draw:text-style-name="P67" svg:width="0.0528in" svg:height="0.0386in" svg:x="0.4614in" svg:y="0.098in" svg:viewBox="0 0 135 99" svg:d="M17 83c-1 2-2 5-3 9 0 5 5 7 9 7 3 0 7-3 8-5 1-1 2-9 4-13 1-5 3-14 5-21 1-4 2-9 3-14 3-9 3-11 9-20 7-9 17-21 34-21 13 0 13 12 13 17 0 12-10 37-13 46-2 7-3 8-3 12 0 12 9 19 21 19 22 0 31-31 31-33 0-4-2-3-3-4-3 0-3 2-4 5-6 17-15 26-24 26-4 0-5-3-5-8s1-8 5-18c2-7 11-30 11-43 0-20-17-24-29-24-18 0-30 11-37 20-1-16-14-20-24-20-9 0-14 6-17 12-4 8-8 20-8 21 0 3 3 2 4 3 3 0 3 0 5-6 3-14 7-25 16-25 6 0 7 6 7 11s-1 13-3 19c-2 5-4 14-6 20-1 9-4 18-6 28z"><text:p/></draw:path><draw:path draw:style-name="gr180" draw:text-style-name="P67" svg:width="0.0283in" svg:height="0.1236in" svg:x="0.5323in" svg:y="0.0252in" svg:viewBox="0 0 73 315" svg:d="M73 157c0-24-3-62-21-98-19-38-46-59-49-59-2 0-3 2-3 4l6 7c31 30 49 81 49 146 0 53-12 109-51 149-4 4-4 4-4 5 0 2 1 4 3 4 3 0 32-22 50-62 16-35 20-69 20-96z"><text:p/></draw:path><draw:path draw:style-name="gr180" draw:text-style-name="P67" svg:width="0.0823in" svg:height="0.0291in" svg:x="0.6154in" svg:y="0.072in" svg:viewBox="0 0 210 75" svg:d="M199 13c5 0 11 0 11-7 0-6-6-6-10-6-63 0-127 0-190 0-5 0-10 0-10 6 0 7 5 7 11 7 63 0 125 0 188 0zM200 75c4 0 10 0 10-7s-6-7-11-7c-63 0-125 0-188 0-6 0-11 0-11 7s5 7 10 7c63 0 127 0 190 0z"><text:p/></draw:path><draw:path draw:style-name="gr180" draw:text-style-name="P67" svg:width="0.0772in" svg:height="0.0843in" svg:x="0.7413in" svg:y="0.0327in" svg:viewBox="0 0 197 215" svg:d="M77 110c9 0 24 0 35 7 15 10 16 27 16 29 1 4 1 8 6 8s5-5 5-10c0-29 0-58 0-86 0-5 0-9-5-9s-6 4-6 7c-2 40-34 42-51 43 0-23 0-44 0-67 0-21 7-21 14-21 5 0 10 0 15 0 43 0 64 21 66 44 0 2 1 7 5 7 6 0 6-5 6-11 0-13 0-27 0-40 0-10 0-11-10-11-54 0-108 0-162 0-6 0-11 0-11 5 0 6 6 6 8 6 18 0 20 2 20 18 0 52 0 105 0 158 0 13-1 17-18 17-5 0-10 0-10 5 0 6 5 6 11 6 56 0 111 0 167 0 7 0 9 0 10-5 1 0 9-52 9-53 0-3-3-6-4-6-5 0-5 3-7 4-1 9-4 22-28 36-16 9-32 13-50 13-5 0-12 0-17 0-7 0-14 0-14-21 0-25 0-49 0-73zM172 11c0 5 0 10 0 15-6-6-12-11-18-15 6 0 12 0 18 0zM111 103c4-1 11-7 17-13 0 8 0 17 0 26-7-8-12-9-17-13zM39 29c0-5 0-12-3-18 12 0 23 0 34 0-3 7-3 18-3 20 0 51 0 102 0 153 0 12 1 17 3 20-11 0-22 0-34 0 3-4 3-13 3-16 0-53 0-106 0-159zM157 204c10-4 19-11 25-17-1 2-3 14-4 17-7 0-14 0-21 0z"><text:p/></draw:path><draw:path draw:style-name="gr180" draw:text-style-name="P67" svg:width="0.0287in" svg:height="0.1236in" svg:x="0.835in" svg:y="0.0252in" svg:viewBox="0 0 74 315" svg:d="M74 311c0-1 0-1-6-6-39-41-50-100-50-148 0-55 13-109 51-148 5-5 5-5 5-5 0-3-2-4-4-4-3 0-31 22-50 62-16 34-20 69-20 95 0 25 4 62 21 98 19 39 46 60 49 60 2 0 4-1 4-4z"><text:p/></draw:path><draw:path draw:style-name="gr180" draw:text-style-name="P67" svg:width="0.0283in" svg:height="0.1236in" svg:x="0.8831in" svg:y="0.0252in" svg:viewBox="0 0 73 315" svg:d="M73 311c0-1 0-1-6-6-39-41-49-100-49-148 0-55 12-109 51-148 4-5 4-5 4-5 0-3-1-4-3-4-3 0-32 22-50 62-16 34-20 69-20 95 0 25 3 62 21 98 19 39 46 60 49 60 2 0 3-1 3-4z"><text:p/></draw:path><draw:path draw:style-name="gr180" draw:text-style-name="P67" svg:width="0.0287in" svg:height="0.1236in" svg:x="0.9315in" svg:y="0.0252in" svg:viewBox="0 0 74 315" svg:d="M74 311c0-1 0-1-6-6-39-41-49-100-49-148 0-55 12-109 50-148 5-5 5-5 5-5 0-3-2-4-4-4s-31 22-50 62c-16 34-20 69-20 95 0 25 4 62 21 98 20 39 47 60 49 60s4-1 4-4z"><text:p/></draw:path><draw:path draw:style-name="gr180" draw:text-style-name="P67" svg:width="0.0327in" svg:height="0.0189in" svg:x="0.9992in" svg:y="0in" svg:viewBox="0 0 84 49" svg:d="M42 0c-14 14-28 29-42 43 2 2 4 4 5 6 13-11 25-22 37-33 12 11 25 22 36 33 2-2 4-4 6-6-14-14-28-29-42-43z"><text:p/></draw:path><draw:path draw:style-name="gr180" draw:text-style-name="P67" svg:width="0.0823in" svg:height="0.0894in" svg:x="0.9744in" svg:y="0.0303in" svg:viewBox="0 0 210 228" svg:d="M210 115c0-64-48-115-106-115-55 0-104 50-104 115s49 113 104 113c58 0 106-49 106-113zM105 221c-31 0-74-26-74-106 0-81 44-108 73-108 33 0 75 29 75 108 0 81-44 106-74 106zM161 92c-3 0-4 0-7 0 0 3 0 7 0 10-33 0-65 0-97 0 0-3 0-7 0-10-3 0-6 0-8 0 0 14 0 29 0 45 2 0 5 0 8 0 0-4 0-8 0-10 32 0 64 0 97 0 0 2 0 6 0 10 3 0 4 0 7 0 0-16 0-31 0-45z"><text:p/></draw:path><draw:path draw:style-name="gr180" draw:text-style-name="P67" svg:width="0.0528in" svg:height="0.0386in" svg:x="1.0685in" svg:y="0.098in" svg:viewBox="0 0 135 99" svg:d="M16 83c-1 2-1 5-2 9 0 5 4 7 8 7s8-3 9-5c0-1 2-9 3-13 2-5 4-14 6-21 0-4 2-9 3-14 3-9 3-11 9-20 7-9 17-21 33-21 13 0 14 12 14 17 0 12-10 37-14 46-2 7-3 8-3 12 0 12 10 19 21 19 22 0 32-31 32-33 0-4-3-4-4-4-2 0-2 2-3 5-6 17-16 26-24 26-5 0-6-3-6-8s2-8 5-18c3-7 12-30 12-43 0-20-17-24-29-24-18 0-30 11-37 20-1-16-15-20-24-20s-14 6-17 12c-5 8-8 20-8 21 0 3 3 3 4 3 3 0 3 0 5-6 3-14 7-25 15-25 7 0 8 6 8 11s-2 13-3 19c-2 5-5 14-6 20-2 9-4 18-7 28z"><text:p/></draw:path><draw:path draw:style-name="gr180" draw:text-style-name="P67" svg:width="0.0283in" svg:height="0.1236in" svg:x="1.1394in" svg:y="0.0252in" svg:viewBox="0 0 73 315" svg:d="M73 157c0-24-4-62-21-98-19-38-46-59-49-59-2 0-3 2-3 4l5 7c32 30 50 81 50 146 0 53-12 109-51 149-4 4-4 4-4 5 0 2 1 4 3 4 3 0 31-22 50-62 16-35 20-69 20-96z"><text:p/></draw:path><draw:path draw:style-name="gr180" draw:text-style-name="P67" svg:width="0.0756in" svg:height="0.0047in" svg:x="1.2189in" svg:y="0.0839in" svg:viewBox="0 0 193 13" svg:d="M182 13c5 0 11 0 11-7 0-6-6-6-11-6-57 0-114 0-171 0-6 0-11 0-11 6 0 7 5 7 11 7 57 0 114 0 171 0z"><text:p/></draw:path><draw:path draw:style-name="gr180" draw:text-style-name="P67" svg:width="0.0567in" svg:height="0.0795in" svg:x="1.3346in" svg:y="0.0634in" svg:viewBox="0 0 145 203" svg:d="M144 21c1-2 1-4 1-6 0-5-4-9-9-9-3 0-12 3-13 14-6-12-17-20-29-20-36 0-76 44-76 90 0 30 20 49 42 49 19 0 34-14 37-18-6 28-6 27-10 42-1 3-12 34-46 34-6 0-16 0-25-3 9-3 13-11 13-16s-4-12-12-12c-7 0-17 7-17 19 0 13 12 18 42 18 40 0 62-23 67-42 12-47 23-94 35-140zM103 99c-2 8-9 16-16 22s-17 11-26 11c-15 0-20-16-20-29 0-15 8-52 17-68 9-15 23-28 36-28 21 0 25 25 25 27s0 4-1 5c-5 19-10 39-15 60z"><text:p/></draw:path><draw:path draw:style-name="gr180" draw:text-style-name="P67" svg:width="0.0283in" svg:height="0.1236in" svg:x="1.4091in" svg:y="0.0252in" svg:viewBox="0 0 73 315" svg:d="M73 311c0-1 0-1-6-6-39-41-49-100-49-148 0-55 12-109 51-148 4-5 4-5 4-5 0-3-1-4-3-4-3 0-31 22-50 62-16 34-20 69-20 95 0 25 4 62 21 98 19 39 46 60 49 60 2 0 3-1 3-4z"><text:p/></draw:path><draw:path draw:style-name="gr180" draw:text-style-name="P67" svg:width="0.0657in" svg:height="0.0882in" svg:x="1.4488in" svg:y="0.0303in" svg:viewBox="0 0 168 225" svg:d="M152 110c6-26 6-43 6-47 0-12-1-63-35-63-26 0-46 33-46 58 0 30 29 45 52 53-7 28-13 46-23 68-4 9-20 38-38 38-21 0-23-16-23-24s2-18 4-25c1-8 3-15 6-24 1-6 3-11 4-15 1-6 3-12 3-18 0-18-14-28-29-28s-20 12-23 18c-6 10-10 29-10 30 0 4 3 4 4 4 2 0 3-1 5-7 5-23 12-38 23-38 6 0 9 3 9 14 0 7-3 25-7 36-1 6-3 16-5 23-3 10-5 18-5 27 0 28 23 35 43 35 34 0 67-49 83-108 4 0 13 3 15 3 1 0 3-1 3-4s-2-4-7-5c-3 0-6-1-9-1zM131 103c-16-5-46-17-46-45 0-20 16-51 38-51 8 0 17 5 17 37 0 20-6 41-9 59z"><text:p/></draw:path><draw:path draw:style-name="gr180" draw:text-style-name="P67" svg:width="0.0287in" svg:height="0.1236in" svg:x="1.5256in" svg:y="0.0252in" svg:viewBox="0 0 74 315" svg:d="M74 157c0-24-4-62-21-98-19-38-47-59-49-59s-4 2-4 4l6 7c31 30 50 81 50 146 0 53-12 109-51 149-5 4-5 4-5 5 0 2 2 4 4 4s31-22 50-62c16-35 20-69 20-96z"><text:p/></draw:path><draw:path draw:style-name="gr180" draw:text-style-name="P67" svg:width="0.0382in" svg:height="0.0571in" svg:x="1.5724in" svg:y="0.0154in" svg:viewBox="0 0 98 146" svg:d="M98 106c-3 0-4 0-7 0-1 5-3 18-6 21-2 1-18 1-22 1-14 0-27 0-41 0 24-21 31-27 45-37 16-14 31-27 31-48 0-27-23-43-51-43s-47 19-47 40c0 10 10 12 13 12 4 0 11-4 11-12 0-4-2-11-13-11 7-16 21-21 32-21 23 0 34 17 34 35 0 19-14 34-21 42-18 17-35 35-53 53-3 2-3 2-3 8 31 0 61 0 92 0 2-13 4-26 6-40z"><text:p/></draw:path><draw:path draw:style-name="gr180" draw:text-style-name="P67" svg:width="0.0283in" svg:height="0.1236in" svg:x="1.6299in" svg:y="0.0252in" svg:viewBox="0 0 73 315" svg:d="M73 157c0-24-4-62-21-98-19-38-46-59-49-59-2 0-3 2-3 4l5 7c32 30 50 81 50 146 0 53-12 109-51 149-4 4-4 4-4 5 0 2 1 4 3 4 3 0 31-22 50-62 16-35 20-69 20-96z"><text:p/></draw:path><draw:path draw:style-name="gr180" draw:text-style-name="P67" svg:width="0.0287in" svg:height="0.1236in" svg:x="1.6783in" svg:y="0.0252in" svg:viewBox="0 0 74 315" svg:d="M74 157c0-24-4-62-21-98-19-38-47-59-49-59s-4 2-4 4l6 7c31 30 49 81 49 146 0 53-12 109-51 149-4 4-4 4-4 5 0 2 2 4 4 4s31-22 50-62c16-35 20-69 20-96z"><text:p/></draw:path></draw:g></draw:g></text:span><text:span text:style-name="T61">. </text:span><text:span text:style-name="T61"><draw:g text:anchor-type="as-char" svg:y="-0.1075in" draw:z-index="122" draw:name="Shape138" draw:style-name="gr178"><svg:title>TexMaths</svg:title><svg:desc>9§inline§\overline{X}_n= \frac1n \sum^n X_i§svg§600§FALSE§</svg:desc><draw:g draw:style-name="gr2"><draw:path draw:style-name="gr179" draw:text-style-name="P66" svg:width="0.7984in" svg:height="0.1366in" svg:x="0.0063in" svg:y="0.0071in" svg:viewBox="0 0 2029 348" svg:d="M0 0c677 0 1353 0 2029 0 0 116 0 232 0 348-676 0-1352 0-2029 0 0-116 0-232 0-348z"><text:p/></draw:path><draw:path draw:style-name="gr180" draw:text-style-name="P67" svg:width="0.1126in" svg:height="0.0047in" svg:x="0in" svg:y="0.002in" svg:viewBox="0 0 287 13" svg:d="M0 0c95 0 192 0 287 0 0 5 0 8 0 13-95 0-192 0-287 0 0-5 0-8 0-13z"><text:p/></draw:path><draw:path draw:style-name="gr180" draw:text-style-name="P67" svg:width="0.1024in" svg:height="0.0843in" svg:x="0.0031in" svg:y="0.022in" svg:viewBox="0 0 261 215" svg:d="M145 86c-9-21-17-42-26-63-1-2-1-2-2-3 0-3 5-8 19-10 3 0 6 0 6-5s-3-5-4-5c-14 0-27 2-41 2-7 0-27-2-35-2-2 0-5 0-5 6 0 4 2 4 7 4 19 0 21 3 23 11 13 28 25 57 38 87-22 23-45 48-67 72-1 1-3 2-4 4-15 15-31 20-47 21-3 0-7 0-7 6 2 2 0 4 4 4 10 0 20-1 30-1 12 0 24 1 35 1 3 0 7 0 7-6 0-4-3-2-4-4-4 0-14-1-14-10 0-4 6-9 9-13 11-12 22-24 33-34 9-11 19-21 28-31 11 25 21 50 32 75 1 3 2 3 2 4 0 3-6 7-19 9-4 0-6 1-6 6 0 4 3 4 4 4 9 0 32-1 41-1 8 0 27 1 35 1 2 0 5 0 5-6 0-4-2-4-5-4-21 0-22-2-27-14-13-28-33-78-41-97 21-21 54-59 65-68 9-7 21-15 40-16 4 0 7 0 7-6-2-1 0-4-5-4-9 0-19 2-29 2-12 0-24-2-35-2-2 0-6 0-6 6 0 3 1 4 4 4 3 1 12 1 12 10 0 4-3 9-6 12-17 18-34 35-51 54z"><text:p/></draw:path><draw:path draw:style-name="gr180" draw:text-style-name="P67" svg:width="0.0528in" svg:height="0.039in" svg:x="0.1169in" svg:y="0.0866in" svg:viewBox="0 0 135 100" svg:d="M17 84c-1 2-3 8-3 9 0 4 5 7 8 7 4 0 8-4 9-6 0-2 2-9 3-13 2-5 4-14 6-20 0-4 2-10 3-14 3-9 3-11 9-20s17-21 33-21c14 0 14 12 14 16 0 13-10 37-14 46-1 7-2 8-2 13 0 12 9 19 20 19 23 0 32-31 32-34s-3-3-4-3c-2 0-2 2-3 4-6 18-16 27-24 27-5 0-5-4-5-9 0-4 1-8 4-18 3-6 12-29 12-42 0-21-17-25-29-25-18 0-30 12-37 20-1-15-15-20-24-20s-14 7-17 12c-4 8-8 20-8 22 0 3 3 2 4 3 3 0 3-1 5-6 3-14 7-25 16-25 6 0 7 5 7 11 0 5-1 12-3 18-2 5-4 15-6 20-1 9-4 19-6 29z"><text:p/></draw:path><draw:path draw:style-name="gr180" draw:text-style-name="P67" svg:width="0.0827in" svg:height="0.0287in" svg:x="0.222in" svg:y="0.0606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311in" svg:height="0.0575in" svg:x="0.3772in" svg:y="0in" svg:viewBox="0 0 80 147" svg:d="M49 6c0-6 0-6-6-6-14 14-34 14-43 14 0 3 0 6 0 8 5 0 20 1 31-6 0 38 0 75 0 113 0 7 0 10-21 10-3 0-6 0-8 0 0 2 0 5 0 8 3 0 30-1 38-1s36 1 40 1c0-3 0-6 0-8-3 0-5 0-8 0-23 0-23-3-23-10 0-42 0-82 0-123z"><text:p/></draw:path><draw:path draw:style-name="gr180" draw:text-style-name="P67" svg:width="0.0614in" svg:height="0.0047in" svg:x="0.3614in" svg:y="0.0728in" svg:viewBox="0 0 157 13" svg:d="M0 0c52 0 104 0 157 0 0 5 0 8 0 13-53 0-105 0-157 0 0-5 0-8 0-13z"><text:p/></draw:path><draw:path draw:style-name="gr180" draw:text-style-name="P67" svg:width="0.0528in" svg:height="0.039in" svg:x="0.3657in" svg:y="0.1102in" svg:viewBox="0 0 135 100" svg:d="M16 84c-1 2-2 8-2 9 0 5 4 7 8 7s7-3 9-5c1-2 2-9 3-14 1-4 4-14 6-20 0-4 1-9 3-14 2-9 3-11 9-20s16-21 33-21c13 0 13 12 13 16 0 13-9 37-13 47-2 7-3 8-3 12 0 12 10 19 21 19 22 0 32-31 32-34s-3-3-4-3c-2 0-3 2-4 4-5 18-15 27-24 27-4 0-5-3-5-8s1-8 5-18c3-7 12-30 12-43 0-21-17-25-29-25-19 0-30 12-37 21-1-16-15-21-24-21-10 0-14 7-17 13-5 8-8 20-8 21 0 3 3 3 4 3 2 0 3-1 4-6 4-14 8-25 16-25 7 0 7 6 7 11s-2 13-3 19c-2 5-4 14-5 20-2 9-4 18-7 28z"><text:p/></draw:path><draw:path draw:style-name="gr180" draw:text-style-name="P67" svg:width="0.1169in" svg:height="0.1232in" svg:x="0.4654in" svg:y="0.0138in" svg:viewBox="0 0 298 314" svg:d="M115 168c-37 46-75 92-111 138-3 3-3 4-3 4 0 4 3 4 8 4 87 0 175 0 262 0 9-26 18-52 27-78-3 0-5 0-7 0-8 23-30 43-57 52-5 2-26 9-73 9-45 0-89 0-134 0 37-45 73-90 110-134 2-3 2-5 2-6s0-1-2-4c-34-47-69-94-103-140 42 0 84 0 125 0 36 0 109 1 132 61 2 0 4 0 7 0-9-25-18-50-27-74-87 0-175 0-262 0-8 0-9 0-9 10 39 53 76 105 115 158z"><text:p/></draw:path><draw:path draw:style-name="gr180" draw:text-style-name="P67" svg:width="0.0528in" svg:height="0.039in" svg:x="0.5937in" svg:y="0.0055in" svg:viewBox="0 0 135 100" svg:d="M16 84c-1 2-2 8-2 9 0 5 4 7 8 7s7-3 9-5c1-2 2-9 3-14 1-4 4-14 6-20 0-4 2-9 3-14 2-9 3-11 9-20s17-21 33-21c13 0 13 12 13 17 0 12-9 36-13 46-2 7-3 8-3 12 0 12 10 19 21 19 22 0 32-31 32-33 0-4-3-4-4-4-2 0-3 2-4 4-5 18-15 27-24 27-4 0-5-3-5-8s1-8 5-18c3-7 12-30 12-43 0-20-17-25-29-25-18 0-30 12-37 21-1-16-15-21-24-21-10 0-14 7-17 13-5 8-8 20-8 21 0 3 3 3 4 3 2 0 3-1 4-6 4-14 8-25 16-25 7 0 7 6 7 11s-1 13-2 19c-2 5-5 14-6 20-2 9-4 18-7 28z"><text:p/></draw:path><draw:path draw:style-name="gr180" draw:text-style-name="P67" svg:width="0.1024in" svg:height="0.0843in" svg:x="0.6815in" svg:y="0.022in" svg:viewBox="0 0 261 215" svg:d="M145 86c-9-21-17-42-26-63-1-2-1-2-2-3 0-3 5-8 19-10 3 0 6 0 6-5s-3-5-4-5c-14 0-27 2-41 2-8 0-27-2-35-2-2 0-5 0-5 6 0 4 2 4 7 4 19 0 21 3 23 11 13 28 25 57 37 87-22 23-44 48-66 72-1 1-3 2-4 4-15 15-31 20-47 21-3 0-7 0-7 6 2 2 0 4 4 4 10 0 20-1 30-1 12 0 24 1 35 1 2 0 7 0 7-6 0-4-4-4-5-4-3 0-13-1-13-10 0-4 6-9 9-13 11-12 22-24 33-34 9-11 19-21 28-31 11 25 21 50 32 75 1 3 2 3 2 4 0 3-6 7-19 9-4 0-6 1-6 6 0 4 3 4 4 4 9 0 32-1 41-1 7 0 27 1 35 1 2 0 5 0 5-6 0-4-2-4-5-4-21 0-22-2-27-14-13-28-33-78-41-97 21-21 54-59 65-68 9-7 21-15 40-16 4 0 7 0 7-6-2-1 0-4-5-4-9 0-19 2-29 2-12 0-24-2-35-2-2 0-6 0-6 6 0 3 1 4 4 4 3 1 12 1 12 10 0 4-3 9-6 12-17 18-34 35-51 54z"><text:p/></draw:path><draw:path draw:style-name="gr180" draw:text-style-name="P67" svg:width="0.026in" svg:height="0.0583in" svg:x="0.7854in" svg:y="0.0673in" svg:viewBox="0 0 67 149" svg:d="M61 8c0-3-3-8-9-8s-12 5-12 12c0 3 2 9 9 9 6 0 12-7 12-13zM15 121c-1 2-2 5-2 9 0 10 9 19 22 19 22 0 32-31 32-35 0-2-3-2-4-2-3 0-4 1-5 3-4 18-14 27-23 27-4 0-5-2-5-8 0-4 1-9 3-13 3-7 5-13 7-18 2-6 10-26 11-28 1-3 2-6 2-8 0-10-9-18-22-18-21 0-31 30-31 34 0 3 3 2 4 2 2 0 2 0 3-3 6-19 15-27 24-27 3 0 6 2 6 8 0 5-2 8-7 22-5 11-10 23-15 36z"><text:p/></draw:path></draw:g></draw:g></text:span><text:span text:style-name="T61"><text:s/>vyb</text:span><text:span text:style-name="T46">ěro</text:span><text:span text:style-name="T50">vý </text:span><text:span text:style-name="T46">prů. </text:span><text:span text:style-name="T46"><draw:g text:anchor-type="as-char" svg:y="-0.1366in" draw:z-index="123" draw:name="Shape139" draw:style-name="gr178"><svg:title>TexMaths</svg:title><svg:desc>9§inline§\overline{S}^2_n=\frac1n \sum^n (X_n - \overline{X}_n)^2§svg§600§FALSE§</svg:desc><draw:g draw:style-name="gr2"><draw:path draw:style-name="gr179" draw:text-style-name="P66" svg:width="1.2594in" svg:height="0.1673in" svg:x="0.0063in" svg:y="0.0071in" svg:viewBox="0 0 3200 426" svg:d="M0 0c1066 0 2133 0 3200 0 0 142 0 283 0 426-1067 0-2134 0-3200 0 0-143 0-284 0-426z"><text:p/></draw:path><draw:path draw:style-name="gr180" draw:text-style-name="P67" svg:width="0.0831in" svg:height="0.0047in" svg:x="0in" svg:y="0.0315in" svg:viewBox="0 0 212 13" svg:d="M0 0c71 0 141 0 212 0 0 4 0 8 0 13-71 0-141 0-212 0 0-5 0-9 0-13z"><text:p/></draw:path><draw:path draw:style-name="gr180" draw:text-style-name="P67" svg:width="0.0736in" svg:height="0.0898in" svg:x="0.0063in" svg:y="0.0492in" svg:viewBox="0 0 188 229" svg:d="M188 3c0-1-1-3-4-3-1 0-1 0-6 4-4 7-10 12-14 18-9-14-25-22-46-22-40 0-78 36-78 75 0 25 17 39 33 45 12 2 22 5 34 9 12 2 29 7 29 33 0 28-26 58-57 58-21 0-56-7-56-46 0-8 2-16 2-17 1-1 1-2 1-2 0-4-2-4-4-4-1 0-2-1-3 1s-19 74-19 75c0 2 2 2 4 2 1 0 1 0 5-4 5-6 11-13 16-18 14 18 35 22 53 22 43 0 80-41 80-81 0-21-10-32-15-36-7-8-12-9-40-17-7-1-18-4-21-5-9-3-20-12-20-29 0-25 26-52 56-52 26 0 46 13 46 49 0 9-2 16-2 18 1 0 0 2 4 2 3 0 3-1 5-6 5-23 12-46 17-69z"><text:p/></draw:path><draw:path draw:style-name="gr180" draw:text-style-name="P67" svg:width="0.0382in" svg:height="0.0575in" svg:x="0.089in" svg:y="0in" svg:viewBox="0 0 98 147" svg:d="M98 106c-3 0-4 0-7 0-1 6-4 18-6 21-2 1-19 1-22 1-14 0-27 0-41 0 23-21 31-26 45-37 16-13 31-27 31-48 0-27-23-43-52-43-27 0-46 19-46 40 0 11 10 12 12 12 5 0 11-3 11-12 0-4-1-11-12-11 6-16 21-21 32-21 22 0 33 17 33 35 0 19-13 34-20 42-18 18-35 36-53 54-3 1-3 1-3 8 31 0 60 0 91 0 3-14 4-27 7-41z"><text:p/></draw:path><draw:path draw:style-name="gr180" draw:text-style-name="P67" svg:width="0.0531in" svg:height="0.039in" svg:x="0.0874in" svg:y="0.1287in" svg:viewBox="0 0 136 100" svg:d="M17 84c-1 2-3 8-3 9 0 4 5 7 8 7 4 0 8-4 9-6 0-2 2-9 4-13 1-5 4-14 5-20 0-4 2-10 3-14 3-10 3-12 10-21 5-8 16-20 32-20 14 0 14 11 14 16 0 13-10 37-14 46-1 7-2 8-2 13 0 12 10 19 20 19 23 0 33-31 33-34s-3-2-4-3c-3 0-3 1-4 4-6 18-15 27-24 27-4 0-5-4-5-9 0-4 1-8 4-18 3-6 12-29 12-42 0-21-17-25-29-25-18 0-30 11-37 20-1-16-14-20-23-20-10 0-15 7-18 12-4 8-8 20-8 21 0 4 3 3 4 4 3 0 3-1 5-7 4-13 7-24 16-24 6 0 7 5 7 11 0 4-1 12-3 18-2 5-4 15-5 20-2 10-4 19-7 29z"><text:p/></draw:path><draw:path draw:style-name="gr180" draw:text-style-name="P67" svg:width="0.0827in" svg:height="0.0287in" svg:x="0.1925in" svg:y="0.0909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315in" svg:height="0.0575in" svg:x="0.3476in" svg:y="0.0307in" svg:viewBox="0 0 81 147" svg:d="M50 6c0-6-1-6-7-6-13 14-34 14-43 14 0 3 0 6 0 8 5 0 20 0 32-6 0 38 0 75 0 113 0 7 0 10-22 10-3 0-6 0-8 0 0 2 0 5 0 8 3 0 31-1 39-1 7 0 35 1 40 1 0-3 0-6 0-8-3 0-6 0-9 0-22 0-22-3-22-10 0-42 0-82 0-123z"><text:p/></draw:path><draw:path draw:style-name="gr180" draw:text-style-name="P67" svg:width="0.061in" svg:height="0.0047in" svg:x="0.3323in" svg:y="0.1028in" svg:viewBox="0 0 156 13" svg:d="M0 0c52 0 103 0 156 0 0 4 0 8 0 13-53 0-104 0-156 0 0-5 0-9 0-13z"><text:p/></draw:path><draw:path draw:style-name="gr180" draw:text-style-name="P67" svg:width="0.0528in" svg:height="0.039in" svg:x="0.3362in" svg:y="0.1409in" svg:viewBox="0 0 135 100" svg:d="M17 84c-1 2-3 8-3 9 0 5 4 7 8 7s8-3 9-5c0-2 2-9 3-14 2-4 4-14 6-20 0-4 2-10 3-14 3-9 3-11 9-20s17-21 33-21c14 0 14 12 14 16 0 13-10 37-14 47-1 6-2 8-2 12 0 12 9 19 20 19 23 0 32-31 32-34s-3-3-4-3c-2 0-2 2-3 4-6 18-16 27-24 27-5 0-5-3-5-8s1-8 4-18c3-7 12-30 12-43 0-21-17-25-29-25-18 0-30 12-37 21-1-16-15-21-24-21s-14 7-17 12c-4 9-8 21-8 22 0 3 3 2 4 3 3 0 3-1 5-6 3-14 7-25 16-25 6 0 7 5 7 11 0 5-1 12-3 18-2 5-4 15-6 21-1 9-4 19-6 28z"><text:p/></draw:path><draw:path draw:style-name="gr180" draw:text-style-name="P67" svg:width="0.1169in" svg:height="0.1236in" svg:x="0.4366in" svg:y="0.0433in" svg:viewBox="0 0 298 315" svg:d="M115 169c-38 46-75 92-112 138-3 2-3 3-3 4 0 4 3 4 8 4 87 0 176 0 263 0 9-26 18-52 27-78-3 0-6 0-8 0-8 23-29 43-56 52-5 2-27 9-74 9-45 0-89 0-134 0 37-45 73-90 110-135 2-3 3-4 3-5s0-1-2-4c-34-48-69-95-103-141 42 0 84 0 125 0 36 0 108 2 131 61 2 0 5 0 8 0-9-25-18-50-27-74-87 0-176 0-263 0-8 0-8 1-8 10 39 53 76 106 115 159z"><text:p/></draw:path><draw:path draw:style-name="gr180" draw:text-style-name="P67" svg:width="0.0531in" svg:height="0.0386in" svg:x="0.5646in" svg:y="0.0366in" svg:viewBox="0 0 136 99" svg:d="M17 83c-1 3-3 9-3 10 0 4 5 6 8 6 4 0 8-3 9-5 0-1 2-9 4-13 1-5 4-14 5-20 1-5 2-10 3-15 3-9 3-11 10-20 5-9 16-21 32-21 14 0 14 12 14 17 0 12-10 37-14 46-1 7-2 8-2 12 0 12 10 19 20 19 23 0 33-30 33-33s-3-2-4-3c-3 0-3 1-4 4-6 17-15 27-24 27-4 0-5-4-5-9s1-8 4-18c3-7 12-30 12-42 0-21-17-25-29-25-18 0-30 11-37 20-1-16-14-20-23-20-10 0-15 6-18 12-4 8-8 20-8 21 0 3 3 2 4 3 3 0 3 0 5-6 4-13 7-25 16-25 6 0 7 6 7 12 0 4-1 12-3 18s-4 15-5 20c-2 9-4 19-7 28z"><text:p/></draw:path><draw:path draw:style-name="gr180" draw:text-style-name="P67" svg:width="0.0283in" svg:height="0.1236in" svg:x="0.6406in" svg:y="0.0433in" svg:viewBox="0 0 73 315" svg:d="M73 312c0-1 0-2-6-7-39-40-49-99-49-147 0-55 12-109 51-149 4-5 4-5 4-5 0-3-1-4-3-4-3 0-31 22-50 62-16 34-20 69-20 96 0 25 4 63 21 98 19 38 46 59 49 59 2 0 3-1 3-3z"><text:p/></draw:path><draw:path draw:style-name="gr180" draw:text-style-name="P67" svg:width="0.1024in" svg:height="0.0843in" svg:x="0.6799in" svg:y="0.052in" svg:viewBox="0 0 261 215" svg:d="M145 85c-9-20-18-42-27-63-1-1-1-2-1-3 0-2 5-8 18-9 4-1 6-1 6-6 0-4-3-4-4-4-13 0-26 1-40 1-8 0-28-1-35-1-3 0-6 0-6 6 0 4 3 4 7 4 19 0 22 3 24 10 13 29 25 58 37 88-22 23-44 47-66 71-2 1-3 2-5 4-15 17-30 22-46 23-4 0-7 0-7 6 2 1 0 3 4 3 9 0 20-1 30-1 12 0 24 1 35 1 2 0 6 0 6-6 0-3-3-3-4-3-3-1-13-1-13-10 0-5 5-11 9-14 11-12 21-24 32-34 10-11 19-21 29-31 11 25 21 50 32 76 1 2 1 1 1 3 0 3-5 8-18 10-4 0-6 0-6 5 0 4 3 4 4 4 9 0 32-1 40-1s28 1 35 1c3 0 6 0 6-5 0-4-2-4-5-4-22-1-22-2-27-14-13-29-34-79-42-98 22-22 55-60 65-69 9-7 22-14 41-15 3-1 7-1 7-6 0-1 0-4-5-4-9 0-19 1-29 1-12 0-24-1-35-1-2 0-7 0-7 6 0 2 2 3 5 4 3 0 12 1 12 9 0 4-3 9-6 12-17 18-34 36-51 54z"><text:p/></draw:path><draw:path draw:style-name="gr180" draw:text-style-name="P67" svg:width="0.0528in" svg:height="0.039in" svg:x="0.7835in" svg:y="0.1165in" svg:viewBox="0 0 135 100" svg:d="M17 84c-1 2-3 8-3 9 0 4 5 7 8 7 4 0 8-4 9-6 0-1 2-9 4-13 1-5 4-14 5-20 0-5 2-10 3-15 3-9 3-11 10-20 5-9 16-20 32-20 14 0 14 11 14 16 0 13-10 37-14 46-1 7-2 8-2 12 0 12 10 20 20 20 23 0 32-31 32-34s-2-2-3-3c-3 0-3 1-4 4-6 18-15 27-24 27-4 0-5-4-5-9s1-8 4-18c3-6 12-29 12-42 0-21-17-25-29-25-18 0-30 11-37 20-1-16-14-20-23-20-10 0-15 6-18 12-4 8-8 20-8 21 0 4 3 3 4 4 3 0 3-1 5-7 4-13 7-24 16-24 6 0 7 5 7 11 0 4-1 12-3 18s-4 15-5 20c-2 10-4 19-7 29z"><text:p/></draw:path><draw:path draw:style-name="gr180" draw:text-style-name="P67" svg:width="0.0756in" svg:height="0.0047in" svg:x="0.8854in" svg:y="0.1028in" svg:viewBox="0 0 193 13" svg:d="M183 13c4 0 10 0 10-7 0-6-6-6-10-6-58 0-115 0-172 0-6 0-11 0-11 6 0 7 5 7 11 7 57 0 114 0 172 0z"><text:p/></draw:path><draw:path draw:style-name="gr180" draw:text-style-name="P67" svg:width="0.1126in" svg:height="0.0047in" svg:x="0.9992in" svg:y="0.0315in" svg:viewBox="0 0 287 13" svg:d="M0 0c95 0 192 0 287 0 0 4 0 8 0 13-95 0-192 0-287 0 0-5 0-9 0-13z"><text:p/></draw:path><draw:path draw:style-name="gr180" draw:text-style-name="P67" svg:width="0.102in" svg:height="0.0843in" svg:x="1.0028in" svg:y="0.052in" svg:viewBox="0 0 260 215" svg:d="M145 85c-9-20-18-42-27-63-1-1-1-2-2-3 0-2 5-8 19-9 4-1 6-1 6-6 0-4-3-4-4-4-13 0-27 1-40 1-8 0-28-1-36-1-2 0-5 0-5 6 0 4 2 4 7 4 19 0 21 3 23 10 13 29 26 58 38 88-22 23-44 47-66 71-2 1-3 2-5 4-15 17-31 22-46 23-4 0-7 0-7 6 1 1 0 3 4 3 9 0 19-1 29-1 12 0 25 1 36 1 2 0 6 0 6-6 0-3-3-3-4-3-3-1-13-1-13-10 0-5 5-11 9-14 10-12 21-24 32-34 10-11 19-21 29-31 11 25 20 50 31 76 2 2 1 1 2 3 0 3-6 8-18 10-4 0-6 0-6 5 0 4 2 4 4 4 9 0 31-1 40-1 8 0 27 1 35 1 3 0 6 0 6-5 0-4-3-4-6-4-21-1-22-2-27-14-12-29-33-79-41-98 22-22 55-60 65-69 9-7 21-14 41-15 3-1 6-1 6-6 0-1 0-4-4-4-9 0-19 1-29 1-12 0-25-1-35-1-2 0-7 0-7 6 0 2 2 3 4 4 3 0 13 1 13 9 0 4-4 9-6 12-17 18-34 36-51 54z"><text:p/></draw:path><draw:path draw:style-name="gr180" draw:text-style-name="P67" svg:width="0.0531in" svg:height="0.039in" svg:x="1.1161in" svg:y="0.1165in" svg:viewBox="0 0 136 100" svg:d="M17 84c-1 2-3 8-3 9 0 4 5 7 8 7 4 0 7-4 9-6 1-1 3-9 4-13 1-5 4-14 5-20 1-5 2-10 3-15 3-9 4-11 10-20s16-20 33-20c13 0 13 11 13 16 0 13-9 37-13 46-2 7-3 8-3 12 0 12 10 20 20 20 23 0 33-31 33-34s-3-3-4-3c-3 0-3 1-4 4-6 18-15 27-24 27-4 0-5-4-5-9s1-8 5-18c3-6 12-29 12-42 0-21-17-25-29-25-19 0-31 11-38 20-1-16-14-20-23-20-10 0-14 6-18 12-4 8-8 20-8 21 0 4 4 4 4 4 3 0 3-1 5-7 4-13 7-24 16-24 6 0 7 5 7 11 0 4-2 12-3 18-2 6-4 15-5 20-2 10-4 19-7 29z"><text:p/></draw:path><draw:path draw:style-name="gr180" draw:text-style-name="P67" svg:width="0.0287in" svg:height="0.1236in" svg:x="1.187in" svg:y="0.0433in" svg:viewBox="0 0 74 315" svg:d="M74 158c0-25-4-63-21-99-20-38-47-59-49-59s-4 2-4 4l6 7c31 31 49 81 49 147 0 54-12 109-51 149-4 3-4 4-4 5 0 2 2 3 4 3s31-22 50-61c15-34 20-70 20-96z"><text:p/></draw:path><draw:path draw:style-name="gr180" draw:text-style-name="P67" svg:width="0.0382in" svg:height="0.0575in" svg:x="1.2339in" svg:y="0.0339in" svg:viewBox="0 0 98 147" svg:d="M98 106c-3 0-4 0-7 0-1 6-4 18-6 21-2 1-19 1-22 1-14 0-27 0-41 0 23-21 31-27 45-37 16-14 31-27 31-48 0-27-23-43-52-43-27 0-46 19-46 40 0 10 10 12 12 12 5 0 11-4 11-12 0-4-1-11-12-11 6-16 21-21 32-21 22 0 33 17 33 35 0 19-13 34-20 42-18 18-35 36-53 54-3 1-3 1-3 8 31 0 61 0 92 0 2-14 4-27 6-41z"><text:p/></draw:path></draw:g></draw:g></text:span><text:span text:style-name="T46"><text:s/></text:span><text:span text:style-name="T61">v</text:span><text:span text:style-name="T47">ýb.rozptyl. - konz. asympt. nestran. </text:span><text:span text:style-name="T47"><draw:g text:anchor-type="as-char" svg:y="-0.111in" draw:z-index="124" draw:name="Shape140" draw:style-name="gr178"><svg:title>TexMaths</svg:title><svg:desc>9§inline§\hat{S}^2_n=\frac1{n-1} \sum^n (X_n - \overline{X}_n)^2§svg§600§FALSE§</svg:desc><draw:g draw:style-name="gr2"><draw:path draw:style-name="gr179" draw:text-style-name="P66" svg:width="1.3799in" svg:height="0.148in" svg:x="0.0004in" svg:y="0.0071in" svg:viewBox="0 0 3506 377" svg:d="M1753 377c-585 0-1169 0-1753 0 0-126 0-251 0-377 1169 0 2337 0 3506 0 0 126 0 251 0 377-584 0-1169 0-1753 0z"><text:p/></draw:path><draw:path draw:style-name="gr180" draw:text-style-name="P67" svg:width="0.0331in" svg:height="0.0189in" svg:x="0.0295in" svg:y="0.0004in" svg:viewBox="0 0 85 49" svg:d="M42 0c-14 14-28 29-42 43 2 2 4 4 6 6 12-11 25-22 36-33 13 11 25 22 37 33 2-2 4-4 6-6-15-14-28-29-43-43z"><text:p/></draw:path><draw:path draw:style-name="gr180" draw:text-style-name="P67" svg:width="0.0736in" svg:height="0.0894in" svg:x="0.0004in" svg:y="0.0311in" svg:viewBox="0 0 188 228" svg:d="M188 4c0-2-1-4-4-4-1 0-1 0-5 4-5 7-10 12-15 18-8-14-25-22-45-22-41 0-79 36-79 75 0 25 17 39 33 45 12 2 22 5 34 8s29 8 29 34c0 28-26 57-57 57-21 0-56-7-56-45 0-8 2-16 3-18v-1c0-4-2-4-4-4-1 0-1 0-2 1-2 2-20 73-20 74 0 2 2 2 4 2 1 0 1 0 6-4 5-5 10-12 15-17 14 17 35 21 53 21 43 0 81-41 81-80 0-21-11-32-16-36-7-8-12-9-40-17-7-1-18-4-21-5-8-3-19-12-19-29 0-25 25-52 55-52 26 0 46 13 46 49 0 9-2 16-2 18 2 0 0 2 4 2 3 0 3-1 5-6 5-23 12-46 17-68z"><text:p/></draw:path><draw:path draw:style-name="gr180" draw:text-style-name="P67" svg:width="0.0382in" svg:height="0.0575in" svg:x="0.0831in" svg:y="0.0154in" svg:viewBox="0 0 98 147" svg:d="M98 106c-3 0-4 0-7 0-1 6-3 18-6 21-2 1-19 1-22 1-14 0-27 0-41 0 24-21 31-27 45-37 16-14 31-27 31-48 0-27-23-43-51-43s-47 19-47 40c0 10 10 12 12 12 5 0 11-3 11-12 0-4-1-11-12-11 7-16 21-21 32-21 22 0 33 17 33 35 0 19-13 34-20 42-18 18-35 35-53 53-3 2-3 2-3 9 31 0 61 0 92 0 2-14 4-27 6-41z"><text:p/></draw:path><draw:path draw:style-name="gr180" draw:text-style-name="P67" svg:width="0.0528in" svg:height="0.039in" svg:x="0.0744in" svg:y="0.1106in" svg:viewBox="0 0 135 100" svg:d="M17 84c-1 2-3 8-3 9 0 4 5 7 8 7 4 0 8-4 9-6 0-1 2-9 4-13 1-5 4-14 5-20 0-5 2-10 3-15 3-9 3-11 10-20 5-9 16-20 32-20 14 0 14 11 14 16 0 13-10 37-14 46-1 7-2 8-2 12 0 12 10 20 20 20 23 0 32-31 32-34s-2-2-3-3c-3 0-3 1-4 4-6 18-15 27-24 27-4 0-5-4-5-9s1-8 4-18c3-6 12-29 12-42 0-21-17-25-29-25-18 0-30 11-37 20-1-16-14-20-23-20-10 0-15 6-18 12-4 8-8 20-8 21 0 4 3 3 4 4 3 0 3-1 5-7 4-13 7-24 16-24 6 0 7 5 7 11 0 4-1 12-3 18s-4 15-5 20c-2 10-4 19-7 29z"><text:p/></draw:path><draw:path draw:style-name="gr180" draw:text-style-name="P67" svg:width="0.0827in" svg:height="0.0287in" svg:x="0.1799in" svg:y="0.0728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311in" svg:height="0.0575in" svg:x="0.3984in" svg:y="0.0114in" svg:viewBox="0 0 80 147" svg:d="M50 6c0-6-1-6-7-6-14 14-34 14-43 14 0 3 0 6 0 8 5 0 20 0 32-6 0 38 0 75 0 113 0 7 0 9-22 9-3 0-6 0-8 0 0 3 0 6 0 9 3 0 30-1 38-1s36 1 40 1c0-3 0-6 0-9-3 0-5 0-8 0-22 0-22-2-22-9 0-42 0-82 0-123z"><text:p/></draw:path><draw:path draw:style-name="gr180" draw:text-style-name="P67" svg:width="0.1886in" svg:height="0.0047in" svg:x="0.3193in" svg:y="0.0846in" svg:viewBox="0 0 480 13" svg:d="M239 13c-80 0-159 0-239 0 0-5 0-9 0-13 160 0 319 0 480 0 0 4 0 8 0 13-80 0-161 0-241 0z"><text:p/></draw:path><draw:path draw:style-name="gr180" draw:text-style-name="P67" svg:width="0.0528in" svg:height="0.039in" svg:x="0.3232in" svg:y="0.1224in" svg:viewBox="0 0 135 100" svg:d="M17 84c-1 2-3 8-3 9 0 4 4 7 8 7s8-4 9-6c0-2 2-9 3-13 2-4 4-14 6-20 0-4 2-10 3-14 3-9 3-11 9-20s17-21 33-21c14 0 14 11 14 16 0 13-10 37-14 46-1 7-2 9-2 13 0 12 9 19 20 19 23 0 32-31 32-34s-3-3-4-3c-2 0-2 2-3 4-6 18-15 27-24 27-4 0-5-4-5-9 0-4 1-8 4-18 3-6 12-29 12-42 0-21-17-25-29-25-18 0-30 12-37 20-1-16-15-20-24-20s-14 7-17 12c-4 8-8 20-8 22 0 3 3 2 4 3 3 0 3-1 5-7 3-13 7-24 16-24 6 0 7 5 7 11 0 5-1 12-3 18-2 5-4 15-6 20-1 10-4 19-6 29z"><text:p/></draw:path><draw:path draw:style-name="gr180" draw:text-style-name="P67" svg:width="0.0583in" svg:height="0.0039in" svg:x="0.3902in" svg:y="0.1366in" svg:viewBox="0 0 149 11" svg:d="M140 11c4 0 9 0 9-6 0-5-5-5-9-5-44 0-87 0-131 0-4 0-9 0-9 5 0 6 4 6 9 6 44 0 87 0 131 0z"><text:p/></draw:path><draw:path draw:style-name="gr180" draw:text-style-name="P67" svg:width="0.0311in" svg:height="0.0575in" svg:x="0.4681in" svg:y="0.1028in" svg:viewBox="0 0 80 147" svg:d="M49 6c0-5 0-6-6-6-14 14-34 14-43 14 0 3 0 6 0 8 5 0 20 0 31-6 0 38 0 75 0 113 0 7 0 9-21 9-3 0-6 0-9 0 0 3 0 6 0 9 4 0 31-1 39-1s36 1 40 1c0-3 0-6 0-9-3 0-5 0-8 0-23 0-23-2-23-9 0-42 0-82 0-123z"><text:p/></draw:path><draw:path draw:style-name="gr180" draw:text-style-name="P67" svg:width="0.1173in" svg:height="0.1236in" svg:x="0.5508in" svg:y="0.0252in" svg:viewBox="0 0 299 315" svg:d="M115 169c-37 46-75 92-111 138-3 2-3 3-3 4 0 4 3 4 8 4 87 0 175 0 262 0 9-26 19-52 28-79-3 0-6 0-8 0-8 24-30 43-56 53-6 1-27 9-74 9-45 0-89 0-134 0 37-45 73-90 110-135 2-3 2-4 2-5 0-2 0-2-2-4-34-48-69-95-103-141 42 0 84 0 125 0 36 0 109 2 132 61 2 0 5 0 8 0-9-25-19-50-28-74-87 0-175 0-262 0-8 0-9 1-9 10 39 53 76 106 115 159z"><text:p/></draw:path><draw:path draw:style-name="gr180" draw:text-style-name="P67" svg:width="0.0528in" svg:height="0.0386in" svg:x="0.6795in" svg:y="0.0173in" svg:viewBox="0 0 135 99" svg:d="M16 83c-1 3-2 9-2 10 0 4 4 6 8 6s8-3 9-5c0-1 2-9 3-13 2-5 4-14 6-20 0-5 2-10 3-15 3-9 3-11 9-20s17-20 33-20c13 0 14 11 14 16 0 12-10 37-14 46-2 7-3 8-3 12 0 12 10 19 21 19 22 0 32-30 32-33s-3-3-4-3c-2 0-2 1-3 4-6 17-16 27-24 27-5 0-6-4-6-9s2-8 5-18c3-7 12-30 12-42 0-21-17-25-29-25-18 0-30 11-37 20-1-16-15-20-24-20s-14 6-17 12c-5 8-8 20-8 21 0 3 3 3 4 3 3 0 3 0 5-6 3-13 7-24 16-24 6 0 7 5 7 11 0 4-2 12-3 18-2 6-4 15-6 20-2 9-4 18-7 28z"><text:p/></draw:path><draw:path draw:style-name="gr180" draw:text-style-name="P67" svg:width="0.0287in" svg:height="0.1236in" svg:x="0.7547in" svg:y="0.0252in" svg:viewBox="0 0 74 315" svg:d="M74 312c0-1 0-2-6-7-39-40-49-99-49-147 0-55 12-109 50-149 5-4 5-5 5-5 0-3-1-4-4-4s-31 22-49 62c-17 34-21 69-21 96 0 25 4 61 22 97 18 39 45 60 48 60s4-1 4-3z"><text:p/></draw:path><draw:path draw:style-name="gr180" draw:text-style-name="P67" svg:width="0.102in" svg:height="0.0843in" svg:x="0.7945in" svg:y="0.0339in" svg:viewBox="0 0 260 215" svg:d="M145 85c-9-20-18-42-27-63-1-1-1-2-2-3 0-2 5-8 19-9 4-1 6-1 6-6 0-4-3-4-4-4-13 0-27 1-40 1-8 0-28-1-36-1-2 0-5 0-5 6 0 4 2 4 7 4 19 0 21 3 23 10 13 29 26 58 38 88-22 23-44 47-66 71-2 1-3 2-5 4-15 17-31 21-46 22-4 1-7 1-7 7 1 1 0 3 4 3 9 0 19-1 29-1 12 0 25 1 36 1 2 0 6 0 6-6 0-3-3-4-4-4-3 0-13-1-13-9 0-5 5-11 9-14 10-12 21-24 32-35 10-10 19-20 29-30 11 24 20 49 31 75 2 3 1 2 2 4 0 3-6 8-18 9-4 1-6 1-6 6 0 4 2 4 4 4 9 0 31-1 40-1 8 0 27 1 35 1 3 0 6 0 6-5s-3-5-6-5c-21 0-22-1-27-13-12-30-33-79-41-98 22-22 55-60 65-68 9-8 21-15 41-16 3-1 6-1 6-6 0-1 0-4-4-4-9 0-19 1-29 1-12 0-25-1-35-1-2 0-7 0-7 6 0 2 2 3 4 4 3 0 13 1 13 9 0 4-4 9-6 12-17 18-34 36-51 54z"><text:p/></draw:path><draw:path draw:style-name="gr180" draw:text-style-name="P67" svg:width="0.0528in" svg:height="0.0386in" svg:x="0.8984in" svg:y="0.0984in" svg:viewBox="0 0 135 99" svg:d="M16 84c-1 2-2 8-2 9 0 4 4 6 8 6s8-3 9-5c0-1 2-9 3-13 2-5 4-14 6-20 0-5 2-10 3-15 3-9 3-11 9-20s17-20 33-20c13 0 14 11 14 16 0 12-10 37-14 46-2 7-3 8-3 12 0 12 10 19 21 19 22 0 32-30 32-33s-3-3-4-3c-2 0-2 1-3 4-6 17-16 27-24 27-5 0-6-4-6-9s2-8 5-18c3-7 12-30 12-42 0-21-17-25-29-25-18 0-30 11-37 20-1-16-15-20-24-20s-14 6-17 12c-5 8-8 20-8 21 0 3 3 3 4 3 3 0 3 0 5-6 3-13 7-24 15-24 7 0 8 5 8 11 0 4-2 12-3 18-2 6-5 15-6 20-2 10-4 19-7 29z"><text:p/></draw:path><draw:path draw:style-name="gr180" draw:text-style-name="P67" svg:width="0.0756in" svg:height="0.0047in" svg:x="1in" svg:y="0.0846in" svg:viewBox="0 0 193 13" svg:d="M182 13c5 0 11 0 11-7 0-6-6-6-11-6-57 0-115 0-171 0-6 0-11 0-11 6 0 7 5 7 11 7 56 0 114 0 171 0z"><text:p/></draw:path><draw:path draw:style-name="gr180" draw:text-style-name="P67" svg:width="0.1126in" svg:height="0.0047in" svg:x="1.1142in" svg:y="0.0134in" svg:viewBox="0 0 287 13" svg:d="M143 13c-48 0-95 0-143 0 0-4 0-9 0-13 95 0 192 0 287 0 0 4 0 9 0 13-48 0-96 0-144 0z"><text:p/></draw:path><draw:path draw:style-name="gr180" draw:text-style-name="P67" svg:width="0.102in" svg:height="0.0843in" svg:x="1.1177in" svg:y="0.0339in" svg:viewBox="0 0 260 215" svg:d="M144 85c-9-20-17-42-26-63-1-1-1-2-2-3 0-2 5-8 19-9 3-1 6-1 6-6 0-4-3-4-4-4-14 0-27 1-41 1-7 0-27-1-35-1-2 0-5 0-5 6 0 4 2 4 7 4 19 0 21 3 23 10 13 29 26 58 38 88-22 23-45 47-67 71-1 1-3 2-4 4-15 17-31 21-47 22-3 1-6 1-6 7 1 1 0 3 4 3 9 0 19-1 29-1 12 0 25 1 35 1 3 0 7 0 7-6 0-3-3-3-4-4-4 0-13-1-13-9 0-5 5-11 9-14 10-12 21-24 32-35 9-10 19-20 28-30 11 24 21 49 32 75 1 3 1 2 2 4 0 3-6 8-19 9-3 1-6 1-6 6 0 4 3 4 5 4 8 0 31-1 40-1 8 0 27 1 35 1 2 0 6 0 6-5s-3-5-6-5c-21 0-22-1-27-13-13-30-33-79-41-98 22-22 54-60 65-68 9-8 21-15 40-16 4-1 7-1 7-6 0-1 0-4-4-4-9 0-20 1-30 1-12 0-24-1-35-1-2 0-6 0-6 6 0 2 2 3 4 4 3 0 13 1 13 9 0 4-4 9-7 12-17 18-34 36-51 54z"><text:p/></draw:path><draw:path draw:style-name="gr180" draw:text-style-name="P67" svg:width="0.0531in" svg:height="0.0386in" svg:x="1.2311in" svg:y="0.0984in" svg:viewBox="0 0 136 99" svg:d="M17 84c-1 2-3 8-3 9 0 4 5 6 8 6 4 0 8-3 9-5 0-1 2-9 4-13 1-5 4-14 5-20 1-5 2-10 3-15 3-9 3-11 10-20 5-9 16-20 32-20 14 0 14 11 14 16 0 12-10 37-14 46-1 7-2 8-2 12 0 12 10 19 20 19 23 0 33-30 33-33s-3-2-4-3c-3 0-3 1-4 4-6 17-15 27-24 27-4 0-5-4-5-9s1-8 4-18c3-7 12-30 12-42 0-21-17-25-29-25-18 0-30 11-37 20-1-16-14-20-23-20-10 0-15 6-18 12-4 8-8 20-8 21 0 3 3 2 4 3 3 0 3 0 5-6 4-13 7-24 16-24 6 0 7 5 7 11 0 4-1 12-3 18s-4 15-5 20c-2 10-4 19-7 29z"><text:p/></draw:path><draw:path draw:style-name="gr180" draw:text-style-name="P67" svg:width="0.0283in" svg:height="0.1236in" svg:x="1.302in" svg:y="0.0252in" svg:viewBox="0 0 73 315" svg:d="M73 158c0-25-3-63-21-99-19-38-46-59-49-59-2 0-3 2-3 4 0 0 0 1 6 7 31 31 49 81 49 147 0 54-12 108-51 149-4 3-4 4-4 5 0 2 1 3 3 3 3 0 32-22 50-61 16-35 20-70 20-96z"><text:p/></draw:path><draw:path draw:style-name="gr180" draw:text-style-name="P67" svg:width="0.0382in" svg:height="0.0575in" svg:x="1.3488in" svg:y="0.0154in" svg:viewBox="0 0 98 147" svg:d="M98 106c-3 0-5 0-8 0 0 6-3 18-5 21-2 1-19 1-22 1-14 0-28 0-41 0 23-21 31-27 45-37 16-14 31-27 31-48 0-27-23-43-52-43-27 0-46 19-46 40 0 10 10 12 12 12 5 0 11-3 11-12 0-4-1-11-12-11 6-16 21-21 32-21 22 0 33 17 33 35 0 19-13 34-20 42-18 18-35 35-53 53-3 2-3 2-3 9 31 0 60 0 91 0 3-14 4-27 7-41z"><text:p/></draw:path></draw:g></draw:g></text:span><text:span text:style-name="T47"><text:s/></text:span><text:span text:style-name="T62">rozptyl, konz. nestrann</text:span><text:span text:style-name="T47">ý.</text:span></text:p>
      <text:p text:style-name="P50"><text:span text:style-name="T47">-Metoda momentů: </text:span><text:span text:style-name="T48">r-tý moment pro </text:span><text:span text:style-name="T48"><draw:g text:anchor-type="as-char" svg:y="-0.0846in" draw:z-index="125" draw:name="Shape141" draw:style-name="gr178"><svg:title>TexMaths</svg:title><svg:desc>9§inline§X\sim F_\vartheta§svg§600§FALSE§</svg:desc><draw:g draw:style-name="gr2"><draw:path draw:style-name="gr179" draw:text-style-name="P66" svg:width="0.4008in" svg:height="0.0909in" svg:x="0.0035in" svg:y="0.0063in" svg:viewBox="0 0 1019 232" svg:d="M0 0c340 0 679 0 1019 0 0 78 0 155 0 232-340 0-679 0-1019 0 0-77 0-154 0-232z"><text:p/></draw:path><draw:path draw:style-name="gr180" draw:text-style-name="P67" svg:width="0.1024in" svg:height="0.0843in" svg:x="0.0004in" svg:y="0in" svg:viewBox="0 0 261 215" svg:d="M145 86c-9-21-17-42-26-63-1-2-1-2-2-4 0-2 5-8 19-9 3 0 6-1 6-6 0-4-3-4-4-4-14 0-27 1-41 1-7 0-27-1-35-1-2 0-5 0-5 6 0 4 2 4 7 4 19 0 21 3 23 10 13 29 25 59 38 88-22 24-45 47-67 71-1 2-3 3-4 4-15 17-31 21-47 22-3 1-7 1-7 6 0 1 0 4 4 4 10 0 20-1 30-1 12 0 24 1 35 1 3 0 7 0 7-6 0-3-3-2-4-4-4 0-14-1-14-10 0-4 6-10 9-13 11-11 22-23 33-35 9-10 19-20 28-30 11 25 21 50 32 75 1 3 2 3 2 4 0 3-6 8-19 9-4 1-6 1-6 6 0 4 3 4 4 4 9 0 32-1 41-1 8 0 27 1 35 1 2 0 5 0 5-6 0-4-3-4-5-4-21 0-22-1-27-13-13-30-33-78-41-97 21-23 54-60 65-69 9-8 21-15 40-16 4 0 7 0 7-6-2-1 0-4-5-4-9 0-19 1-29 1-12 0-24-1-35-1-2 0-6 0-6 6 0 2 1 4 4 4s12 1 12 10c0 4-3 8-6 11-17 18-34 36-51 55z"><text:p/></draw:path><draw:path draw:style-name="gr180" draw:text-style-name="P67" svg:width="0.0827in" svg:height="0.0287in" svg:x="0.1516in" svg:y="0.0402in" svg:viewBox="0 0 211 74" svg:d="M211 10c0-7-1-10-4-10-2 0-5 2-5 8-1 31-22 48-44 48-19 0-35-14-51-27-15-15-32-29-54-29-34 0-53 34-53 63 0 10 3 7 4 10 4 0 5-6 5-7 2-34 25-49 44-49 21 0 35 14 51 27 17 15 33 30 54 30 35 0 53-35 53-64z"><text:p/></draw:path><draw:path draw:style-name="gr180" draw:text-style-name="P67" svg:width="0.0882in" svg:height="0.0839in" svg:x="0.2803in" svg:y="0.0004in" svg:viewBox="0 0 225 214" svg:d="M84 112c10 0 20 0 30 0 25 0 26 5 26 15 0 2 0 6-1 14-1 2-1 3-1 4 0 2 1 3 3 3 4 0 4-1 5-6 6-23 11-45 18-68 1-4 1-4 1-5-1-1-1-3-4-3-4 0-4 1-5 6-7 25-14 30-41 30-10 0-19 0-29 0 8-27 14-53 21-79 3-12 3-13 16-13 15 0 28 0 43 0 38 0 45 10 45 34 0 8 0 9-1 17 0 5 0 6 0 7s0 3 4 3c3 0 4-1 4-8 1-18 4-36 7-54 1-9-1-9-9-9-51 0-104 0-155 0-6 0-10 0-10 6 0 4 4 4 9 4 12 0 21 0 21 5 0 2 0 2-2 8-13 56-28 112-41 167-4 12-4 14-29 14-5 0-9 0-9 7 0 3 4 3 4 3 10 0 34-1 43-1 10 0 37 1 47 1 2 0 6 0 6-6 0-2-1-2-2-3s-1-1-8-1-9 0-17 0c-9-2-10-2-10-6 0-1 0-3 1-8 6-26 13-53 20-78z"><text:p/></draw:path><draw:path draw:style-name="gr180" draw:text-style-name="P67" svg:width="0.0512in" svg:height="0.0614in" svg:x="0.3594in" svg:y="0.0429in" svg:viewBox="0 0 131 157" svg:d="M119 77c3-16 3-28 3-30 0-18-5-47-28-47-18 0-36 20-36 41 0 23 25 32 42 38-4 14-8 33-16 47-10 16-18 25-28 25-16 0-18-10-18-17 0-6 1-9 5-29 1-2 3-9 4-13s2-10 2-12c0-13-11-21-24-21-8 0-13 5-17 11-4 8-8 21-8 22 0 3 3 2 4 3 3 0 3-1 5-6 3-13 7-25 16-25 6 0 7 6 7 11s-1 5-1 12c-1 3-3 8-4 12s-4 15-4 18c-1 4-2 10-2 15 0 20 17 25 34 25 29 0 54-40 63-75 3 1 10 2 11 2s2-2 2-3c0-2-1-2-5-3-3-1-5-1-7-1zM102 72c-10-2-36-11-36-31 0-18 13-35 28-35 10 0 13 15 13 28s-3 27-5 38z"><text:p/></draw:path></draw:g></draw:g></text:span><text:span text:style-name="T48"><text:s/></text:span><text:span text:style-name="T63">je </text:span><text:span text:style-name="T63"><draw:g text:anchor-type="as-char" svg:y="-0.0937in" draw:z-index="126" draw:name="Shape142" draw:style-name="gr178"><svg:title>TexMaths</svg:title><svg:desc>9§inline§m_r(\vartheta) = \mathbb{E}(X_i^r)§svg§600§FALSE§</svg:desc><draw:g draw:style-name="gr2"><draw:path draw:style-name="gr179" draw:text-style-name="P66" svg:width="0.8228in" svg:height="0.113in" svg:x="0.0035in" svg:y="0.0067in" svg:viewBox="0 0 2091 288" svg:d="M1046 288c-349 0-698 0-1046 0 0-96 0-192 0-288 697 0 1394 0 2091 0 0 96 0 192 0 288-348 0-697 0-1045 0z"><text:p/></draw:path><draw:path draw:style-name="gr180" draw:text-style-name="P67" svg:width="0.1016in" svg:height="0.0559in" svg:x="0.0004in" svg:y="0.0386in" svg:viewBox="0 0 259 143" svg:d="M19 121c-1 5-3 12-3 13 0 6 5 9 9 9s10-3 12-9c1-1 4-15 6-23 3-10 5-19 7-28 2-7 4-15 6-22 1-5 3-14 3-15 5-10 22-39 52-39 14 0 17 12 17 22 0 8-2 17-5 27-2 12-6 23-9 36-1 8-4 16-6 24-1 6-4 17-4 18 0 6 5 9 9 9 10 0 12-8 15-18 4-18 16-64 19-76 1-4 17-42 52-42 13 0 17 11 17 22 0 18-13 54-20 71-2 7-4 11-4 17 0 15 11 26 26 26 30 0 41-46 41-48 0-4-2-4-3-4-4 0-4 2-5 6-5 16-15 39-32 39-6 0-8-3-8-10 0-8 2-15 6-22 5-17 19-52 19-70 0-20-13-34-36-34-24 0-41 14-52 31 0-4-1-15-10-23-8-6-18-8-26-8-28 0-44 21-49 28-2-18-15-28-30-28-14 0-20 13-23 18-5 11-10 30-10 31 0 3 4 3 5 3 2 0 2-1 5-7 5-22 12-38 22-38 6 0 10 3 10 15 0 6-1 10-4 26-6 24-13 48-19 73z"><text:p/></draw:path><draw:path draw:style-name="gr180" draw:text-style-name="P67" svg:width="0.0406in" svg:height="0.039in" svg:x="0.1102in" svg:y="0.0736in" svg:viewBox="0 0 104 100" svg:d="M41 53c1-1 6-21 7-22 0-2 6-13 13-18 3-2 9-7 18-7 3 0 8 1 13 4-7 2-10 8-10 12 0 5 4 8 9 8 4 0 13-4 13-14 0-11-13-16-25-16-11 0-20 5-30 16-5-13-18-16-24-16-8 0-13 5-17 12-4 9-8 21-8 22 0 3 3 2 4 3 3 0 3-1 5-6 3-14 7-25 16-25 6 0 7 6 7 11s-1 13-3 19c-2 5-4 14-6 20-1 9-4 18-6 28-1 2-2 5-3 9 0 5 5 7 9 7 2 0 7-2 9-6 0-1 2-11 4-17 2-8 4-16 5-24z"><text:p/></draw:path><draw:path draw:style-name="gr180" draw:text-style-name="P67" svg:width="0.0283in" svg:height="0.1236in" svg:x="0.1736in" svg:y="0.0004in" svg:viewBox="0 0 73 315" svg:d="M73 312c0-1 0-2-5-7-39-40-50-100-50-147 0-55 13-110 51-149 4-4 4-4 4-5 0-3-1-4-3-4-3 0-31 22-50 62-16 34-20 69-20 96 0 24 4 62 21 98 19 38 46 59 49 59 2 0 3-1 3-3z"><text:p/></draw:path><draw:path draw:style-name="gr180" draw:text-style-name="P67" svg:width="0.0657in" svg:height="0.0882in" svg:x="0.2134in" svg:y="0.0063in" svg:viewBox="0 0 168 225" svg:d="M152 110c6-26 6-43 6-47 0-12-1-63-35-63-26 0-46 33-46 58 0 30 29 46 52 53-7 29-12 47-23 67-4 9-19 40-38 40-21 0-23-16-23-25 0-8 3-18 4-25 1-8 4-15 6-24 1-5 3-11 4-15 1-6 3-12 3-17 0-19-14-29-29-29-14 0-20 12-23 18-5 11-10 30-10 30 0 4 3 4 4 4 3 0 3-1 5-7 5-23 12-38 23-38 6 0 10 3 10 14 0 8-4 25-7 36-2 6-4 16-6 23-3 10-5 16-5 26 0 30 23 36 44 36 33 0 67-49 82-108 4 0 13 3 15 3s3-1 3-4-2-3-7-4c-3-1-6-2-9-2zM131 104c-16-6-46-18-46-46 0-20 16-51 38-51 8 0 17 5 17 37 0 20-5 42-9 60z"><text:p/></draw:path><draw:path draw:style-name="gr180" draw:text-style-name="P67" svg:width="0.0283in" svg:height="0.1236in" svg:x="0.2906in" svg:y="0.0004in" svg:viewBox="0 0 73 315" svg:d="M73 158c0-25-4-63-21-99-19-38-46-59-49-59-2 0-3 2-3 4 0 1 0 1 5 7 32 30 50 81 50 147 0 53-12 109-51 148-4 4-4 5-4 6s1 3 3 3c3 0 31-21 50-62 16-34 20-69 20-95z"><text:p/></draw:path><draw:path draw:style-name="gr180" draw:text-style-name="P67" svg:width="0.0827in" svg:height="0.0287in" svg:x="0.3732in" svg:y="0.048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776in" svg:height="0.0843in" svg:x="0.4992in" svg:y="0.0087in" svg:viewBox="0 0 198 215" svg:d="M77 110c9 0 24 0 35 7 15 10 17 26 17 29s0 8 5 8c6 0 6-5 6-10 0-29 0-58 0-85 0-6 0-10-6-10-5 0-5 4-5 7-3 40-34 42-52 43 0-22 0-44 0-67 0-21 7-21 14-21 5 0 10 0 15 0 43 0 64 21 66 44 1 2 1 7 6 7 6 0 6-5 6-11 0-13 0-27 0-40 0-10-1-11-11-11-54 0-108 0-162 0-6 0-11 0-11 5 0 6 6 6 9 6 18 0 19 3 19 18 0 52 0 105 0 157 0 15-1 18-17 18-6 0-11 0-11 6 0 5 5 5 11 5 56 0 111 0 167 0 7 0 10 0 11-4 3-18 9-53 9-53 0-4-3-7-5-7-5 0-4 3-6 5-2 8-5 20-29 34-16 10-32 14-49 14-6 0-12 0-18 0-7 0-14 0-14-21 0-25 0-49 0-73zM172 11c0 5 0 10 0 15-5-6-11-11-18-15 6 0 12 0 18 0zM111 104c5-2 11-8 18-14 0 8 0 17 0 26-8-8-12-9-18-12zM40 29c0-5 0-12-3-18 11 0 22 0 33 0-3 7-3 18-3 21 0 50 0 101 0 152 0 11 2 18 3 20-11 0-22 0-33 0 3-5 3-13 3-17 0-52 0-105 0-158zM157 204c10-5 19-11 25-18 0 2-3 16-3 18-7 0-15 0-22 0z"><text:p/></draw:path><draw:path draw:style-name="gr180" draw:text-style-name="P67" svg:width="0.0287in" svg:height="0.1236in" svg:x="0.5925in" svg:y="0.0004in" svg:viewBox="0 0 74 315" svg:d="M74 312c0-1 0-2-6-7-39-40-49-100-49-147 0-55 12-110 50-149 5-4 5-4 5-5 0-3-2-4-4-4s-31 22-50 62c-15 34-20 69-20 96 0 24 4 62 22 98 19 38 46 59 48 59s4-1 4-3z"><text:p/></draw:path><draw:path draw:style-name="gr180" draw:text-style-name="P67" svg:width="0.102in" svg:height="0.0839in" svg:x="0.6323in" svg:y="0.0091in" svg:viewBox="0 0 260 214" svg:d="M145 86c-9-22-18-43-27-63-1-3-1-3-2-4 0-2 6-8 19-9 3-1 6-1 6-6 0-4-3-4-4-4-14 0-27 1-41 1-7 0-27-1-35-1-2 0-5 0-5 6 0 4 3 4 7 4 19 0 21 3 23 10 13 30 26 58 38 88-22 23-44 47-66 70-2 2-3 3-5 4-15 17-30 22-47 22-3 1-6 1-6 7 0 1 0 3 4 3 10 0 19-1 29-1 12 0 25 1 36 1 2 0 6 0 6-6 0-3-3-2-4-4-3 0-12 0-12-9 0-5 4-10 8-14 10-11 21-23 32-33 10-11 19-22 29-32 11 25 21 51 31 75 1 4 2 4 2 4 0 3-6 9-19 9-2 1-6 1-6 7 0 3 4 3 5 3 8 0 31-1 40-1 8 0 27 1 35 1 2 0 6 0 6-6 0-4-3-4-6-4-21 0-22 0-27-13-13-29-33-78-40-97 21-22 54-60 64-69 9-7 21-14 40-15 4-1 7-1 7-6 0-1 0-4-3-4-10 0-21 1-31 1-11 0-23-1-34-1-3 0-7 0-7 6 0 2 2 3 4 4 3 0 13 1 13 9 0 4-4 9-7 12-17 18-33 36-50 55z"><text:p/></draw:path><draw:path draw:style-name="gr180" draw:text-style-name="P67" svg:width="0.0406in" svg:height="0.0386in" svg:x="0.7457in" svg:y="0.0102in" svg:viewBox="0 0 104 99" svg:d="M42 52c0-1 5-20 6-21 0-2 7-14 13-19 3-2 9-6 18-6 3 0 8 0 13 3-7 2-10 8-10 12 0 5 4 9 9 9s13-5 13-14c0-11-13-16-24-16-12 0-21 5-31 15-5-13-18-15-23-15-9 0-14 5-18 11-4 9-8 21-8 22 0 3 3 2 4 3 3 0 3 0 5-6 4-14 7-24 16-24 6 0 7 5 7 11 0 4-1 12-3 18s-4 15-5 20c-2 9-4 18-7 28-1 3-2 5-3 9 0 5 5 7 9 7 2 0 7-2 9-6 0-1 2-11 4-16 2-9 5-17 6-25z"><text:p/></draw:path><draw:path draw:style-name="gr180" draw:text-style-name="P67" svg:width="0.026in" svg:height="0.0583in" svg:x="0.7362in" svg:y="0.0681in" svg:viewBox="0 0 67 149" svg:d="M61 8c0-3-2-8-9-8-6 0-12 5-12 12 0 3 2 8 9 8 6 0 12-6 12-12zM16 121c-1 2-2 5-2 9 0 10 9 19 21 19 22 0 32-31 32-35 0-2-3-2-4-2-3 0-3 1-4 3-5 18-15 27-23 27-4 0-6-2-6-8 0-4 2-9 3-13 3-7 6-13 8-18 1-6 9-26 10-28 1-3 2-6 2-7 0-11-9-19-21-19-22 0-32 30-32 34 0 3 3 3 4 3 2 0 3-1 3-4 7-19 16-27 25-27 3 0 5 2 5 8 0 5-2 8-7 22-5 11-9 23-14 36z"><text:p/></draw:path><draw:path draw:style-name="gr180" draw:text-style-name="P67" svg:width="0.0287in" svg:height="0.1236in" svg:x="0.8039in" svg:y="0.0004in" svg:viewBox="0 0 74 315" svg:d="M74 158c0-25-4-63-21-99-19-38-47-59-49-59s-4 2-4 4c0 1 0 1 6 7 31 30 49 81 49 147 0 53-12 109-50 148-5 4-5 5-5 6s2 3 4 3 31-21 50-62c16-34 20-69 20-95z"><text:p/></draw:path></draw:g></draw:g></text:span><text:span text:style-name="T63">. rt</text:span><text:span text:style-name="T48">ý výběrový moment pro náh. výběr: </text:span><text:span text:style-name="T48"><draw:g text:anchor-type="as-char" svg:y="-0.1402in" draw:z-index="127" draw:name="Shape143" draw:style-name="gr178"><svg:title>TexMaths</svg:title><svg:desc>9§inline§\widehat{m_r(\vartheta)} = \frac1n \sum^n X_i^t§svg§600§FALSE§</svg:desc><draw:g draw:style-name="gr2"><draw:path draw:style-name="gr179" draw:text-style-name="P66" svg:width="0.9654in" svg:height="0.1709in" svg:x="0.0035in" svg:y="0.0063in" svg:viewBox="0 0 2453 435" svg:d="M0 0c818 0 1635 0 2453 0 0 145 0 290 0 435-818 0-1635 0-2453 0 0-145 0-290 0-435z"><text:p/></draw:path><draw:path draw:style-name="gr180" draw:text-style-name="P67" svg:width="0.2925in" svg:height="0.0315in" svg:x="0.0177in" svg:y="0in" svg:viewBox="0 0 744 81" svg:d="M372 0c-122 23-243 48-365 71-6 2-7 2-7 4 0 1 0 6 4 6 1 0 1 0 4 0 122-21 242-41 364-61 121 20 243 40 364 61 3 0 2 0 4 0 4 0 4-5 4-6 0-2-2-3-6-4-122-23-245-48-366-71z"><text:p/></draw:path><draw:path draw:style-name="gr180" draw:text-style-name="P67" svg:width="0.1016in" svg:height="0.0555in" svg:x="0.0004in" svg:y="0.0866in" svg:viewBox="0 0 259 142" svg:d="M19 120c-1 5-3 12-3 14 0 5 5 8 9 8s9-2 12-8c0-1 4-16 6-24 2-9 5-19 7-28 1-7 4-14 5-21 2-5 4-14 4-16 5-10 22-39 52-39 14 0 17 12 17 23 0 8-2 16-5 26-2 12-6 24-9 37-1 7-4 15-6 23-1 6-4 17-4 19 0 5 4 8 9 8 10 0 12-7 14-17 4-18 16-64 20-76 1-5 17-43 51-43 14 0 17 11 17 23 0 18-12 54-19 70-2 8-4 11-4 18 0 14 11 25 26 25 30 0 41-46 41-49 0-2-2-2-3-2-4 0-4 1-6 5-4 17-14 40-31 40-6 0-8-4-8-11 0-8 2-15 6-23 5-16 19-51 19-69 0-20-13-33-36-33-24 0-41 13-52 31 0-5-1-16-10-23-8-7-18-8-26-8-28 0-44 20-50 27-1-18-14-27-29-27-14 0-20 12-23 18-5 11-10 30-10 31 0 2 3 1 4 2 3 0 3 0 5-7 5-22 12-38 23-38 6 0 10 3 10 15 0 7-1 10-5 27-6 24-12 48-18 72z"><text:p/></draw:path><draw:path draw:style-name="gr180" draw:text-style-name="P67" svg:width="0.0402in" svg:height="0.039in" svg:x="0.1102in" svg:y="0.1205in" svg:viewBox="0 0 103 100" svg:d="M41 53c1-2 6-22 7-22 0-2 6-13 13-18 3-2 9-7 18-7 3 0 8 0 13 3-7 3-10 8-10 13 0 4 3 8 9 8 4 0 12-5 12-14 0-12-12-16-24-16-11 0-21 4-30 15-5-13-18-15-24-15-8 0-13 5-17 12-5 8-8 20-8 22 0 3 3 3 4 3 3 0 3-1 5-7 3-14 7-24 16-24 6 0 7 5 7 11 0 5-1 12-3 18-2 5-4 15-6 20-2 10-4 19-7 29 0 2-2 8-2 9 0 4 4 7 8 7 3 0 8-3 10-7 0-1 2-11 4-17 2-8 4-15 5-23z"><text:p/></draw:path><draw:path draw:style-name="gr180" draw:text-style-name="P67" svg:width="0.0283in" svg:height="0.1232in" svg:x="0.1736in" svg:y="0.0484in" svg:viewBox="0 0 73 314" svg:d="M73 311c0-1 0-2-6-7-39-40-49-98-49-147 0-55 13-109 51-149 4-4 4-4 4-5 0-2-1-3-3-3-3 0-31 21-50 61-16 35-20 70-20 96 0 24 4 63 21 97 19 40 46 60 49 60 2 0 3-1 3-3z"><text:p/></draw:path><draw:path draw:style-name="gr180" draw:text-style-name="P67" svg:width="0.0657in" svg:height="0.0882in" svg:x="0.2134in" svg:y="0.0528in" svg:viewBox="0 0 168 225" svg:d="M152 110c6-26 6-44 6-47 0-12-1-63-35-63-26 0-46 33-46 58 0 31 29 45 52 53-7 28-12 46-23 68-4 9-19 40-38 40-21 0-23-16-23-25 0-8 3-19 4-26s4-14 6-24c1-6 3-11 4-16 1-4 3-11 3-16 0-19-14-28-29-28-14 0-20 11-23 18-6 10-10 29-10 30 0 3 3 3 4 3 3 0 3 0 5-7 5-23 12-38 23-38 6 0 10 3 10 14 0 7-4 24-7 36-2 6-4 16-6 23-3 9-5 18-5 27 0 29 23 35 43 35 34 0 68-49 84-108 3 1 12 2 14 2 1 0 3 0 3-3s-2-3-7-4c-3-1-6-2-9-2zM131 104c-16-5-46-18-46-47 0-18 16-50 38-50 8 0 17 5 17 38 0 20-5 41-9 59z"><text:p/></draw:path><draw:path draw:style-name="gr180" draw:text-style-name="P67" svg:width="0.0283in" svg:height="0.1232in" svg:x="0.2906in" svg:y="0.0484in" svg:viewBox="0 0 73 314" svg:d="M73 157c0-24-4-63-21-98-19-39-46-59-49-59-2 0-3 1-3 3 0 1 0 1 5 7 32 31 50 82 50 147 0 54-12 109-51 148-4 4-4 5-4 6 0 2 1 3 3 3 3 0 31-22 50-62 16-34 20-69 20-95z"><text:p/></draw:path><draw:path draw:style-name="gr180" draw:text-style-name="P67" svg:width="0.0827in" svg:height="0.0287in" svg:x="0.3732in" svg:y="0.094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315in" svg:height="0.0571in" svg:x="0.528in" svg:y="0.0343in" svg:viewBox="0 0 81 146" svg:d="M50 5c0-5 0-5-6-5-14 13-35 13-44 13 0 3 0 6 0 9 5 0 21 0 32-7 0 38 0 75 0 113 0 8 0 10-22 10-3 0-5 0-8 0 0 3 0 6 0 8 4 0 31 0 39 0s35 0 40 0c0-2 0-5 0-8-3 0-5 0-8 0-23 0-23-2-23-10 0-42 0-82 0-123z"><text:p/></draw:path><draw:path draw:style-name="gr180" draw:text-style-name="P67" svg:width="0.061in" svg:height="0.0047in" svg:x="0.5126in" svg:y="0.1075in" svg:viewBox="0 0 156 13" svg:d="M0 0c52 0 103 0 156 0 0 4 0 8 0 13-53 0-104 0-156 0 0-5 0-9 0-13z"><text:p/></draw:path><draw:path draw:style-name="gr180" draw:text-style-name="P67" svg:width="0.0531in" svg:height="0.039in" svg:x="0.5165in" svg:y="0.1445in" svg:viewBox="0 0 136 100" svg:d="M17 84c-1 2-3 8-3 9 0 5 5 7 8 7 4 0 7-3 9-5 1-2 2-9 4-14 1-4 4-15 5-20 1-4 2-10 3-14 3-9 4-11 10-20s16-21 33-21c13 0 13 12 13 16 0 13-10 37-13 47-2 6-3 8-3 12 0 12 10 19 21 19 22 0 32-31 32-34s-3-2-4-3c-3 0-3 2-4 3-6 18-15 27-24 27-4 0-5-2-5-7s1-8 5-18c2-7 11-30 11-43 0-21-16-25-28-25-19 0-31 12-38 21-1-16-14-21-23-21-10 0-15 7-18 13-4 8-8 20-8 21 0 3 4 3 5 3 2 0 2-1 4-6 4-14 7-25 16-25 6 0 7 6 7 11s-1 13-3 19c-2 5-4 14-5 20-2 9-4 19-7 28z"><text:p/></draw:path><draw:path draw:style-name="gr180" draw:text-style-name="P67" svg:width="0.1169in" svg:height="0.1232in" svg:x="0.6165in" svg:y="0.0484in" svg:viewBox="0 0 298 314" svg:d="M115 168c-38 46-74 92-112 137-2 3-3 4-3 5 0 4 3 4 9 4 87 0 175 0 262 0 9-27 18-53 27-79-3 0-5 0-8 0-7 24-29 43-56 52-4 2-27 9-73 9-45 0-90 0-135 0 37-44 73-88 110-133 3-4 3-5 3-6s0-2-2-4c-34-47-69-94-103-140 42 0 84 0 125 0 36 0 109 1 131 61 3 0 5 0 8 0-9-25-18-50-27-74-87 0-175 0-262 0-9 0-9 0-9 10 39 53 77 105 115 158z"><text:p/></draw:path><draw:path draw:style-name="gr180" draw:text-style-name="P67" svg:width="0.0528in" svg:height="0.039in" svg:x="0.7453in" svg:y="0.0402in" svg:viewBox="0 0 135 100" svg:d="M16 84c-1 2-2 8-2 9 0 4 4 7 8 7 3 0 7-4 9-6 0-2 2-9 3-13s4-15 5-20c1-4 2-10 4-14 2-9 3-11 9-20 7-9 16-21 34-21 12 0 12 11 12 16 0 13-9 37-12 46-3 7-4 9-4 13 0 12 10 19 21 19 22 0 32-31 32-34s-3-3-4-3c-2 0-3 2-4 3-5 18-15 27-24 27-4 0-5-3-5-8 0-4 1-8 5-18 3-6 12-29 12-42 0-21-17-25-29-25-19 0-30 12-37 20-1-16-15-20-24-20-10 0-14 7-18 12-4 8-7 20-7 22 0 3 3 3 4 3 2 0 3-1 4-7 4-13 8-24 16-24 7 0 7 5 7 11 0 5-2 12-3 18-2 5-4 15-5 20-2 10-4 19-7 29z"><text:p/></draw:path><draw:path draw:style-name="gr180" draw:text-style-name="P67" svg:width="0.1024in" svg:height="0.0846in" svg:x="0.8327in" svg:y="0.0559in" svg:viewBox="0 0 261 216" svg:d="M145 86c-9-20-17-42-26-63-1-2-2-3-2-4 0-2 5-8 19-9 3 0 6-1 6-6 0-4-3-4-4-4-14 0-27 1-41 1-8 0-27-1-35-1-2 0-5 0-5 6 0 4 2 4 7 4 19 0 21 3 23 10 13 29 25 58 37 88-22 23-44 47-66 72-1 1-3 1-4 3-15 16-31 22-47 23-3 0-7 0-7 6 2 1 0 4 5 4 9 0 19-1 29-1 12 0 25 1 35 1 2 0 7 0 7-7 0-3-4-3-5-3-3-1-12-1-12-10 0-6 5-10 9-15 10-11 21-23 32-34 9-10 19-20 28-30 11 25 21 50 32 75 1 4 2 4 2 5 0 2-6 7-19 9-3 0-6 0-6 5s3 5 4 5c9 0 32-1 41-1 7 0 27 1 35 1 2 0 5 0 5-7 0-3-2-3-5-3-21-1-22-2-27-15-13-28-33-78-41-97 21-22 54-59 65-68 9-8 21-15 40-16 4 0 7 0 7-6-2-1 0-4-4-4-9 0-20 1-30 1-12 0-24-1-35-1-2 0-6 0-6 6 0 3 1 4 4 4s13 1 13 10c0 4-4 8-7 11-17 18-34 37-51 55z"><text:p/></draw:path><draw:path draw:style-name="gr180" draw:text-style-name="P67" svg:width="0.0291in" svg:height="0.0547in" svg:x="0.9461in" svg:y="0.0413in" svg:viewBox="0 0 75 140" svg:d="M45 50c7 0 15 0 23 0 4 0 7 0 7-4 0-3-3-3-7-3-7 0-14 0-21 0 3-11 5-22 8-33 1-1 1-2 1-3 0-4-3-7-7-7-6 0-9 4-11 10-2 5 2-6-8 33-7 0-16 0-23 0-4 0-7 0-7 5 0 2 3 2 6 2 8 0 15 0 22 0-5 17-9 34-14 52 0 7-3 14-3 17 0 13 12 21 24 21 24 0 39-31 39-34s-3-2-4-3c-2 0-3 1-5 5-6 13-17 26-30 26-4 0-7-3-7-11 0-3 1-7 1-9 5-21 11-42 16-64z"><text:p/></draw:path><draw:path draw:style-name="gr180" draw:text-style-name="P67" svg:width="0.026in" svg:height="0.0579in" svg:x="0.937in" svg:y="0.1157in" svg:viewBox="0 0 67 148" svg:d="M61 8c0-3-2-8-9-8-6 0-12 6-12 13 0 3 2 8 9 8 6 0 12-7 12-13zM15 120c-1 3-1 6-1 9 0 11 9 19 21 19 22 0 32-30 32-33s-3-3-4-3c-3 0-4 1-4 4-5 17-15 26-24 26-4 0-5-3-5-7 0-6 2-9 3-15 3-5 5-11 8-17 1-5 9-26 10-28s2-5 2-7c0-11-9-19-21-19-22 0-32 30-32 34 0 2 3 2 4 2 2 0 2-1 3-3 7-19 16-26 24-26 3 0 6 1 6 7 0 5-2 8-7 22-5 12-10 24-15 35z"><text:p/></draw:path></draw:g></draw:g></text:span><text:span text:style-name="T48">. </text:span><text:span text:style-name="T48"><draw:g text:anchor-type="as-char" svg:y="-0.1398in" draw:z-index="128" draw:name="Shape144" draw:style-name="gr178"><svg:title>TexMaths</svg:title><svg:desc>9§inline§\widehat{m_r(\vartheta)}§svg§600§FALSE§</svg:desc><draw:g draw:style-name="gr2"><draw:path draw:style-name="gr179" draw:text-style-name="P66" svg:width="0.3087in" svg:height="0.1587in" svg:x="0.0035in" svg:y="0.0067in" svg:viewBox="0 0 785 404" svg:d="M0 0c262 0 523 0 785 0 0 134 0 270 0 404-262 0-523 0-785 0 0-134 0-270 0-404z"><text:p/></draw:path><draw:path draw:style-name="gr180" draw:text-style-name="P67" svg:width="0.2917in" svg:height="0.0315in" svg:x="0.0177in" svg:y="0in" svg:viewBox="0 0 742 81" svg:d="M372 0c-123 23-244 48-366 71-5 2-6 2-6 5 0 1 0 5 4 5 0 0 1 0 4 0 122-21 242-40 364-61 120 21 242 40 362 61 3 0 3 0 4 0 4 0 4-4 4-5 0-3-2-4-6-5-121-23-243-48-364-71z"><text:p/></draw:path><draw:path draw:style-name="gr180" draw:text-style-name="P67" svg:width="0.1016in" svg:height="0.0555in" svg:x="0.0004in" svg:y="0.0862in" svg:viewBox="0 0 259 142" svg:d="M19 121c-1 4-3 12-3 13 0 6 5 8 9 8s9-2 12-9c2-8 3-15 6-22 2-10 5-20 6-29 2-7 4-13 6-22 2-4 3-14 4-15 5-10 22-39 52-39 14 0 17 12 17 23 0 8-2 16-5 26-2 12-6 23-9 36-2 8-4 16-6 24-2 7-5 18-5 19 0 6 5 8 9 8 10 0 12-8 15-18 4-17 16-64 19-75 1-5 18-43 52-43 13 0 17 11 17 23 0 18-13 54-20 70-2 8-3 12-3 18 0 15 10 25 26 25 29 0 41-46 41-48 0-3-3-3-4-3-3 0-3 1-5 5-4 18-14 40-32 40-6 0-7-3-7-11s2-15 5-22c6-16 20-52 20-70 0-20-14-33-37-33-24 0-40 14-51 30 0-4-1-15-10-22-8-7-18-8-26-8-29 0-45 20-50 27-1-18-14-27-29-27-14 0-20 12-23 17-6 12-10 30-10 31 0 3 3 2 4 3 3 0 3 0 5-7 5-22 12-38 23-38 6 0 10 3 10 15 0 7-1 11-5 27-6 24-12 48-18 73z"><text:p/></draw:path><draw:path draw:style-name="gr180" draw:text-style-name="P67" svg:width="0.0402in" svg:height="0.0386in" svg:x="0.1102in" svg:y="0.1213in" svg:viewBox="0 0 103 99" svg:d="M41 52c0-1 6-20 6-21 1-2 7-14 14-18 2-2 8-7 18-7 2 0 7 0 12 3-7 2-10 8-10 13 0 4 4 8 9 8 4 0 13-5 13-14 0-11-13-16-24-16-12 0-21 5-31 15-4-13-17-15-23-15-8 0-13 5-17 11-5 9-8 21-8 22 0 4 3 4 4 4 2 0 3-1 4-7 4-14 8-24 16-24 7 0 7 5 7 11 0 4-2 12-3 18-2 6-4 15-5 20-2 10-4 19-7 29-1 3-2 8-2 9 0 4 4 6 8 6 3 0 8-2 9-6 0-1 3-11 4-16 2-8 5-17 6-25z"><text:p/></draw:path><draw:path draw:style-name="gr180" draw:text-style-name="P67" svg:width="0.0287in" svg:height="0.1236in" svg:x="0.1732in" svg:y="0.048in" svg:viewBox="0 0 74 315" svg:d="M74 311c0-1 0-1-6-6-39-40-49-99-49-147 0-55 12-110 50-150 5-3 5-4 5-5 0-2-2-3-4-3-3 0-31 21-50 61-16 35-20 70-20 97 0 24 4 62 21 97 19 39 46 60 49 60 2 0 4-1 4-4z"><text:p/></draw:path><draw:path draw:style-name="gr180" draw:text-style-name="P67" svg:width="0.0657in" svg:height="0.0882in" svg:x="0.2126in" svg:y="0.0535in" svg:viewBox="0 0 168 225" svg:d="M152 111c6-27 6-44 6-48 0-12-1-63-35-63-26 0-47 33-47 58 0 30 30 46 53 53-8 29-12 47-23 68-3 9-19 40-38 40-21 0-23-15-23-24s3-19 4-26c2-9 4-15 6-25 1-5 3-11 3-15 2-5 4-12 4-16 0-19-14-29-29-29-14 0-20 12-23 17-6 11-10 30-10 31 0 3 3 1 4 3 3 0 3 0 5-7 5-23 12-38 23-38 6 0 10 3 10 15 0 7-4 24-7 36-2 5-4 16-6 23-2 9-4 17-4 26 0 29 22 35 42 35 34 0 68-48 84-108 3 1 12 3 14 3 1 0 3-1 3-4 0-2-2-2-6-3s-7-2-10-2zM130 105c-15-6-45-18-45-47 0-20 16-51 38-51 8 0 16 5 16 38 0 20-4 42-9 60z"><text:p/></draw:path><draw:path draw:style-name="gr180" draw:text-style-name="P67" svg:width="0.0283in" svg:height="0.1236in" svg:x="0.2898in" svg:y="0.048in" svg:viewBox="0 0 73 315" svg:d="M73 158c0-25-4-63-21-99-19-39-46-59-49-59-2 0-3 1-3 3 0 1 0 2 5 7 32 31 50 82 50 148 0 54-12 108-51 148-4 4-4 4-4 5 0 3 1 4 3 4 3 0 31-22 50-62 16-34 20-69 20-95z"><text:p/></draw:path></draw:g></draw:g></text:span><text:span text:style-name="T48"><text:s text:c="2"/>je nestranny konz. odhad </text:span><text:span text:style-name="T48"><draw:g text:anchor-type="as-char" svg:y="-0.0929in" draw:z-index="129" draw:name="Shape145" draw:style-name="gr178"><svg:title>TexMaths</svg:title><svg:desc>9§inline§m_r(\vartheta)§svg§600§FALSE§</svg:desc><draw:g draw:style-name="gr2"><draw:path draw:style-name="gr179" draw:text-style-name="P66" svg:width="0.3091in" svg:height="0.1106in" svg:x="0.0035in" svg:y="0.0067in" svg:viewBox="0 0 786 282" svg:d="M393 282c-131 0-262 0-393 0 0-94 0-188 0-282 262 0 524 0 786 0 0 94 0 188 0 282-131 0-262 0-393 0z"><text:p/></draw:path><draw:path draw:style-name="gr180" draw:text-style-name="P67" svg:width="0.1016in" svg:height="0.0559in" svg:x="0.0004in" svg:y="0.0382in" svg:viewBox="0 0 259 143" svg:d="M19 120c-1 6-3 13-3 15 0 5 5 8 9 8s10-3 12-9c0-1 4-15 6-23 3-10 5-19 7-28 2-7 4-15 6-22 1-5 3-14 3-15 5-10 22-39 52-39 14 0 17 12 17 22 0 8-2 17-5 27-2 11-6 23-9 36-2 8-4 16-6 24-1 6-4 17-4 19 0 5 4 8 9 8 10 0 12-8 15-18 3-18 15-64 19-76 1-4 17-42 52-42 13 0 17 11 17 22 0 18-14 54-20 71-3 7-4 11-4 17 0 15 10 26 26 26 29 0 41-46 41-49 0-2-3-2-3-2-4 0-4 1-5 5-5 16-15 39-32 39-6 0-8-3-8-10 0-8 2-15 6-23 5-16 19-51 19-69 0-21-13-34-36-34-25 0-41 14-52 31 0-4-1-15-10-23-8-6-18-8-26-8-28 0-44 21-49 28-2-18-15-28-30-28-14 0-20 13-23 18-6 11-10 30-10 31 0 3 4 3 4 3 3 0 3-1 6-7 5-23 12-38 22-38 6 0 10 3 10 15 0 6-1 9-5 26-6 24-12 48-18 72z"><text:p/></draw:path><draw:path draw:style-name="gr180" draw:text-style-name="P67" svg:width="0.0402in" svg:height="0.0386in" svg:x="0.1102in" svg:y="0.0732in" svg:viewBox="0 0 103 99" svg:d="M41 52c1-1 6-21 7-22 0-2 6-13 13-18 3-2 9-7 18-7 3 0 8 1 13 4-7 2-10 8-10 12 0 5 3 8 9 8 4 0 12-4 12-14 0-11-12-15-24-15-11 0-21 4-30 15-5-13-18-15-24-15-8 0-13 4-17 11-4 9-8 21-8 22 0 3 3 2 4 3 3 0 3 0 5-6 3-14 7-25 16-25 6 0 7 6 7 11s-1 13-3 19c-2 5-4 14-6 20-1 9-4 18-6 28-1 2-2 5-3 9 0 5 4 7 8 7 3 0 8-2 9-6 0-1 3-11 5-17 2-8 4-16 5-24z"><text:p/></draw:path><draw:path draw:style-name="gr180" draw:text-style-name="P67" svg:width="0.0283in" svg:height="0.1236in" svg:x="0.1732in" svg:y="0in" svg:viewBox="0 0 73 315" svg:d="M73 311c0-1 0-1-6-6-39-41-49-100-49-148 0-55 13-109 51-148 4-5 4-5 4-5 0-3-1-4-3-4-3 0-31 22-50 62-16 34-20 69-20 95 0 25 4 62 21 98 19 39 46 60 49 60 2 0 3-1 3-4z"><text:p/></draw:path><draw:path draw:style-name="gr180" draw:text-style-name="P67" svg:width="0.0657in" svg:height="0.0882in" svg:x="0.213in" svg:y="0.0055in" svg:viewBox="0 0 168 225" svg:d="M152 110c6-26 6-43 6-47 0-12-1-63-35-63-26 0-47 33-47 58 0 30 30 45 53 53-8 28-13 46-23 67-4 9-20 40-38 40-21 0-23-17-23-26 0-8 2-18 4-24 1-8 3-15 6-24 1-6 3-11 3-15 2-6 4-12 4-18 0-18-14-28-29-28-14 0-20 12-23 18-6 10-10 29-10 30 0 4 3 4 4 4 3 0 3-1 5-7 5-23 12-38 23-38 6 0 9 3 9 14 0 7-3 25-7 36-1 6-3 16-5 23-3 9-5 17-5 26 0 29 23 36 43 36 34 0 67-50 83-108 4 0 13 3 15 3 1 0 3-1 3-4s-2-4-7-5c-4 0-6-1-9-1zM130 103c-15-5-45-17-45-45 0-20 16-51 38-51 8 0 16 5 16 37 0 20-5 41-9 59z"><text:p/></draw:path><draw:path draw:style-name="gr180" draw:text-style-name="P67" svg:width="0.0287in" svg:height="0.1236in" svg:x="0.2898in" svg:y="0in" svg:viewBox="0 0 74 315" svg:d="M74 157c0-24-4-62-21-98-19-38-47-59-49-59s-4 2-4 4l6 7c31 30 49 81 49 146 0 53-12 109-51 149-4 4-4 4-4 5 0 2 2 4 4 4s31-22 50-62c16-35 20-70 20-96z"><text:p/></draw:path></draw:g></draw:g></text:span><text:span text:style-name="T48"><text:s/></text:span><text:span text:style-name="T63">Tedy vol</text:span><text:span text:style-name="T48">íme \vartheta řešící soustavu rovnic </text:span><text:span text:style-name="T48"><draw:g text:anchor-type="as-char" svg:y="-0.1398in" draw:z-index="130" draw:name="Shape146" draw:style-name="gr178"><svg:title>TexMaths</svg:title><svg:desc>9§inline§\widehat{m_r(\vartheta)} =m_r(\vartheta)§svg§600§FALSE§</svg:desc><draw:g draw:style-name="gr2"><draw:path draw:style-name="gr179" draw:text-style-name="P66" svg:width="0.8094in" svg:height="0.1587in" svg:x="0.0035in" svg:y="0.0067in" svg:viewBox="0 0 2057 404" svg:d="M0 0c686 0 1372 0 2057 0 0 134 0 270 0 404-685 0-1371 0-2057 0 0-134 0-270 0-404z"><text:p/></draw:path><draw:path draw:style-name="gr180" draw:text-style-name="P67" svg:width="0.2925in" svg:height="0.0315in" svg:x="0.0177in" svg:y="0in" svg:viewBox="0 0 744 81" svg:d="M372 0c-122 23-243 48-365 71-6 2-7 2-7 5 0 1 0 5 4 5 0 0 1 0 4 0 122-21 242-40 364-61 120 21 242 40 363 61 4 0 4 0 5 0 4 0 4-4 4-5 0-3-2-4-6-5-122-23-245-48-366-71z"><text:p/></draw:path><draw:path draw:style-name="gr180" draw:text-style-name="P67" svg:width="0.1016in" svg:height="0.0555in" svg:x="0.0004in" svg:y="0.0862in" svg:viewBox="0 0 259 142" svg:d="M19 121c-1 4-3 12-3 13 0 6 5 8 9 8s9-2 12-9c2-8 3-15 6-22 2-10 5-20 6-29 2-7 5-13 6-22 2-4 4-14 4-15 5-10 22-39 52-39 14 0 17 12 17 23 0 8-2 16-5 26-2 12-6 23-9 36-2 8-4 16-6 24-1 7-5 18-5 19 0 6 5 8 10 8 9 0 12-8 14-18 4-17 16-64 19-75 2-5 18-43 52-43 14 0 17 11 17 23 0 18-13 54-19 70-3 8-4 12-4 18 0 15 10 25 26 25 29 0 41-46 41-48 0-3-2-3-3-3-4 0-4 1-6 5-4 18-14 40-31 40-6 0-8-3-8-11s2-15 5-22c6-16 20-52 20-70 0-20-14-33-37-33-24 0-40 14-51 30 0-4-1-15-10-22-8-7-18-8-26-8-28 0-45 20-50 27-1-18-14-27-29-27-14 0-20 12-23 17-6 12-10 30-10 31 0 3 3 2 4 3 3 0 3 0 5-7 5-22 12-38 23-38 6 0 10 3 10 15 0 7-1 11-5 27-6 24-12 48-18 73z"><text:p/></draw:path><draw:path draw:style-name="gr180" draw:text-style-name="P67" svg:width="0.0402in" svg:height="0.0386in" svg:x="0.1102in" svg:y="0.1213in" svg:viewBox="0 0 103 99" svg:d="M41 52c0-1 6-20 7-21 0-2 6-14 13-18 3-2 8-7 18-7 2 0 8 0 13 3-7 2-10 8-10 13 0 4 4 8 9 8 4 0 12-5 12-14 0-11-12-16-24-16-11 0-21 5-30 15-5-13-18-15-24-15-8 0-13 5-17 11-5 9-8 21-8 22 0 4 3 4 4 4 3 0 3-1 5-7 3-14 7-24 15-24 7 0 8 5 8 11 0 4-2 12-3 18-2 6-5 15-6 20-2 10-4 19-7 29-1 3-2 8-2 9 0 4 4 6 8 6 3 0 8-2 10-6 0-1 2-11 4-16 2-8 4-17 5-25z"><text:p/></draw:path><draw:path draw:style-name="gr180" draw:text-style-name="P67" svg:width="0.0283in" svg:height="0.1236in" svg:x="0.1736in" svg:y="0.048in" svg:viewBox="0 0 73 315" svg:d="M73 311c0-1 0-1-5-6-40-40-50-99-50-147 0-55 12-110 51-150 4-3 4-4 4-5 0-2-1-3-3-3-3 0-31 21-50 61-16 35-20 70-20 97 0 24 4 62 21 97 19 39 46 60 49 60 2 0 3-1 3-4z"><text:p/></draw:path><draw:path draw:style-name="gr180" draw:text-style-name="P67" svg:width="0.0657in" svg:height="0.0882in" svg:x="0.2134in" svg:y="0.0535in" svg:viewBox="0 0 168 225" svg:d="M152 111c6-27 6-44 6-48 0-12-1-63-35-63-26 0-46 33-46 58 0 30 29 46 52 53-7 29-13 47-23 68-4 9-20 40-38 40-21 0-23-15-23-24s2-19 4-26c1-9 3-15 6-25 1-5 3-11 4-15 1-5 3-12 3-16 0-19-14-29-29-29s-20 12-23 17c-6 11-10 30-10 31 0 3 3 3 4 3 2 0 3 0 5-7 5-23 12-38 23-38 6 0 9 3 9 15 0 7-3 24-7 36-1 5-3 16-5 23-3 9-5 17-5 26 0 29 23 35 44 35 33 0 66-48 82-108 4 1 13 3 15 3 1 0 3-1 3-4 0-2-2-2-7-3-3-1-6-2-9-2zM131 105c-16-6-46-18-46-47 0-20 16-51 38-51 8 0 17 5 17 38 0 20-6 42-9 60z"><text:p/></draw:path><draw:path draw:style-name="gr180" draw:text-style-name="P67" svg:width="0.0287in" svg:height="0.1236in" svg:x="0.2906in" svg:y="0.048in" svg:viewBox="0 0 74 315" svg:d="M74 158c0-25-4-63-21-99-19-39-47-59-49-59s-4 1-4 3c0 1 0 2 6 7 31 31 49 82 49 148 0 54-12 108-51 148-4 4-4 4-4 5 0 3 2 4 4 4s31-22 50-62c16-34 20-69 20-95z"><text:p/></draw:path><draw:path draw:style-name="gr180" draw:text-style-name="P67" svg:width="0.0827in" svg:height="0.0287in" svg:x="0.3732in" svg:y="0.0953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016in" svg:height="0.0555in" svg:x="0.5008in" svg:y="0.0862in" svg:viewBox="0 0 259 142" svg:d="M19 121c-1 4-3 12-3 13 0 6 5 8 9 8s10-2 12-9c2-8 4-15 6-22 3-10 5-20 7-29 2-7 4-13 6-22 1-4 3-14 3-15 5-10 22-39 52-39 14 0 17 12 17 23 0 8-2 16-5 26-2 12-6 23-9 36-1 8-4 16-6 24-1 7-4 18-4 19 0 6 5 8 9 8 10 0 12-8 15-18 4-17 16-64 19-75 1-5 17-43 52-43 13 0 17 11 17 23 0 18-14 54-20 70-3 8-4 12-4 18 0 15 11 25 26 25 30 0 41-46 41-48 0-3-2-3-3-3-4 0-4 1-5 5-5 18-15 40-32 40-6 0-8-3-8-11s2-15 6-22c5-16 19-52 19-70 0-20-13-33-36-33-24 0-41 14-52 30 0-4-1-15-10-22-8-7-18-8-26-8-28 0-44 20-49 27-2-18-15-27-30-27-14 0-20 12-23 17-5 12-10 30-10 31 0 3 4 3 5 3 2 0 2 0 5-7 5-22 12-38 22-38 6 0 10 3 10 15 0 7-1 11-5 27-6 24-12 48-18 73z"><text:p/></draw:path><draw:path draw:style-name="gr180" draw:text-style-name="P67" svg:width="0.0402in" svg:height="0.0386in" svg:x="0.6106in" svg:y="0.1213in" svg:viewBox="0 0 103 99" svg:d="M41 52c1-1 6-20 7-21 0-2 6-14 13-18 3-2 9-7 18-7 3 0 8 0 13 3-7 2-10 8-10 13 0 4 3 8 9 8 4 0 12-5 12-14 0-11-12-16-24-16-11 0-21 5-30 15-5-13-18-15-24-15-8 0-13 5-17 11-4 9-8 21-8 22 0 4 3 3 4 4 3 0 3-1 5-7 3-14 7-24 16-24 6 0 7 5 7 11 0 4-1 12-3 18s-4 15-6 20c-1 10-4 19-6 29-1 3-3 8-3 9 0 4 5 6 8 6s8-2 9-6c1-1 3-11 5-16 2-8 4-17 5-25z"><text:p/></draw:path><draw:path draw:style-name="gr180" draw:text-style-name="P67" svg:width="0.0283in" svg:height="0.1236in" svg:x="0.674in" svg:y="0.048in" svg:viewBox="0 0 73 315" svg:d="M73 311c0-1 0-1-6-6-38-40-49-99-49-147 0-55 13-110 51-150 4-3 4-4 4-5 0-2-1-3-3-3-3 0-31 21-50 61-16 35-20 70-20 97 0 24 4 62 21 97 19 39 46 60 49 60 2 0 3-1 3-4z"><text:p/></draw:path><draw:path draw:style-name="gr180" draw:text-style-name="P67" svg:width="0.0657in" svg:height="0.0882in" svg:x="0.7138in" svg:y="0.0535in" svg:viewBox="0 0 168 225" svg:d="M152 111c6-27 6-44 6-48 0-12-1-63-35-63-26 0-46 33-46 58 0 30 29 46 52 53-7 29-12 47-23 68-4 9-19 40-38 40-21 0-23-15-23-24s3-19 4-26c1-9 4-15 6-25 1-5 3-11 3-15 2-5 4-12 4-16 0-19-14-29-29-29-14 0-20 12-23 17-6 11-10 30-10 31 0 3 3 3 4 3 3 0 3 0 5-7 5-23 12-38 23-38 6 0 10 3 10 15 0 7-4 24-7 36-2 5-4 16-6 23-3 9-5 17-5 26 0 29 23 35 43 35 34 0 68-48 83-108 4 1 13 3 15 3 1 0 3-1 3-4 0-2-2-2-7-3-3-1-6-2-9-2zM131 105c-16-6-46-18-46-47 0-20 16-51 38-51 8 0 17 5 17 38 0 20-5 42-9 60z"><text:p/></draw:path><draw:path draw:style-name="gr180" draw:text-style-name="P67" svg:width="0.0283in" svg:height="0.1236in" svg:x="0.7909in" svg:y="0.048in" svg:viewBox="0 0 73 315" svg:d="M73 158c0-25-4-63-21-99-19-39-46-59-49-59-2 0-3 1-3 3 0 1 0 2 5 7 32 31 50 82 50 148 0 54-12 108-51 148-4 4-4 4-4 5 0 3 1 4 3 4 3 0 31-22 50-62 16-34 20-69 20-95z"><text:p/></draw:path></draw:g></draw:g></text:span><text:span text:style-name="T48"><text:s/>pro 1...k – typicky </text:span><text:span text:style-name="T48"><draw:g text:anchor-type="as-char" svg:y="-0.0862in" draw:z-index="131" draw:name="Shape147" draw:style-name="gr178"><svg:title>TexMaths</svg:title><svg:desc>9§inline§k=\# \mathbb{R}§svg§600§FALSE§</svg:desc><draw:g draw:style-name="gr2"><draw:path draw:style-name="gr179" draw:text-style-name="P66" svg:width="0.4122in" svg:height="0.0965in" svg:x="0.0004in" svg:y="0.0063in" svg:viewBox="0 0 1048 246" svg:d="M0 0c349 0 699 0 1048 0 0 82 0 164 0 246-349 0-699 0-1048 0 0-82 0-164 0-246z"><text:p/></draw:path><draw:path draw:style-name="gr180" draw:text-style-name="P67" svg:width="0.0559in" svg:height="0.0866in" svg:x="0.0008in" svg:y="0in" svg:viewBox="0 0 143 221" svg:d="M74 4c-2-1 0-4-5-4-7 0-29 3-38 4-2 0-6 0-6 6 0 3 3 3 7 3 16 0 17 2 17 6 0 2-1 4-1 6-16 60-31 120-46 180-2 4-2 5-2 7 0 7 6 9 10 9 3 0 8-3 10-6 2-4 16-61 18-70 11 1 37 7 37 27 0 2 0 3-1 7-1 3-2 7-2 10 0 19 13 32 30 32 9 0 18-6 24-17 8-14 12-31 12-32 0-3-3-3-4-3-3 0-4 2-4 6-7 22-14 39-28 39-6 0-10-4-10-15 0-5 2-12 2-18 1-5 1-6 1-10 0-19-19-29-46-31 9-6 20-16 27-23 15-17 30-31 45-31 2 0 2 0 3 0 4 1 5 1 6 3 1 0 1 1 2 2-15 1-18 12-18 16 0 5 4 12 12 12s17-8 17-20c0-9-7-20-21-20-9 0-23 3-46 28-11 11-23 24-36 29 11-44 23-88 34-132z"><text:p/></draw:path><draw:path draw:style-name="gr180" draw:text-style-name="P67" svg:width="0.0827in" svg:height="0.0283in" svg:x="0.1043in" svg:y="0.0409in" svg:viewBox="0 0 211 73" svg:d="M200 13c4 0 11 0 11-7 0-6-7-6-11-6-63 0-126 0-189 0-5 0-11 0-11 6 0 7 6 7 11 7 63 0 126 0 189 0zM200 73c4 0 11 0 11-7 0-6-7-6-11-6-63 0-126 0-189 0-5 0-11 0-11 6 0 7 6 7 11 7 63 0 126 0 189 0z"><text:p/></draw:path><draw:path draw:style-name="gr180" draw:text-style-name="P67" svg:width="0.0894in" svg:height="0.1091in" svg:x="0.2354in" svg:y="0in" svg:viewBox="0 0 228 278" svg:d="M147 175c23 0 46 0 70 0 4 0 11 0 11-6 0-7-7-7-11-7-23 0-44 0-67 0 5-15 8-31 13-46 18 0 36 0 54 0 4 0 11 0 11-6 0-7-7-7-11-7-17 0-34 0-50 0 8-30 16-61 25-91 0-2 1-5 1-6 0-3-3-6-7-6-5 0-6 4-7 7-8 32-17 64-25 96-20 0-40 0-59 0 8-30 16-61 24-91 0-2 1-5 1-6 0-3-3-6-7-6s-5 4-6 7c-9 32-17 64-26 96-23 0-47 0-70 0-5 0-11 0-11 7 0 6 6 6 11 6 22 0 44 0 66 0-4 15-8 31-12 46-18 0-36 0-54 0-5 0-11 0-11 7 0 6 6 6 11 6 17 0 33 0 50 0-8 31-17 61-25 92 0 1-1 4-1 5 0 4 3 6 6 6 6 0 7-4 8-7 8-32 17-64 25-96 20 0 39 0 59 0-8 31-16 61-24 92-1 0-2 4-2 5 0 4 4 6 6 6 6 0 7-4 8-7 9-32 17-64 26-96zM77 162c5-15 8-31 13-46 20 0 40 0 59 0-4 15-8 31-12 46-20 0-40 0-60 0z"><text:p/></draw:path><draw:path draw:style-name="gr180" draw:text-style-name="P67" svg:width="0.085in" svg:height="0.0843in" svg:x="0.3343in" svg:y="0.0012in" svg:viewBox="0 0 217 215" svg:d="M79 117c4 0 8 0 12 0 16 23 31 47 48 72 2 5 9 17 13 22 3 4 4 4 11 4 14 0 29 0 43 0 6 0 11 0 11-6 0-3-2-5-5-5-11-3-27-24-35-33-1-4-18-25-38-58 27-4 54-17 54-54 0-44-46-59-83-59-33 0-66 0-99 0-7 0-11 0-11 5 0 6 5 6 8 6 18 0 20 2 20 18 0 52 0 105 0 157 0 15-2 18-20 18-3 0-8 0-8 5 0 6 4 6 11 6 29 0 57 0 86 0 6 0 10 0 10-6 0-5-5-5-8-5-18 0-20-3-20-18 0-24 0-46 0-69zM140 101c9-11 10-28 10-42 0-15-2-31-11-45 12 3 44 13 44 45 0 20-10 36-43 42zM79 28c0-6 0-17 20-17 27 0 41 11 41 48 0 41-10 47-61 47 0-26 0-52 0-78zM36 204c3-6 3-15 3-17 0-52 0-105 0-158 0-4 0-12-3-18 12 0 24 0 36 0-4 5-4 11-4 16 0 53 0 107 0 160 0 2 0 11 3 17-12 0-23 0-35 0zM103 117c3 0 4-1 7-1 4 0 11 0 16-1 4 7 39 63 66 89-11 0-21 0-32 0-19-29-38-59-57-87z"><text:p/></draw:path></draw:g></draw:g></text:span><text:span text:style-name="T48"><text:s/></text:span><text:span text:style-name="T63">c</text:span><text:span text:style-name="T48">ísel tvořici parametr </text:span><text:span text:style-name="T48"><draw:g text:anchor-type="as-char" svg:y="-0.089in" draw:z-index="132" draw:name="Shape148" draw:style-name="gr178"><svg:title>TexMaths</svg:title><svg:desc>9§inline§\vartheta§svg§600§FALSE§</svg:desc><draw:g draw:style-name="gr2"><draw:path draw:style-name="gr179" draw:text-style-name="P66" svg:width="0.0563in" svg:height="0.0756in" svg:x="0.0035in" svg:y="0.0063in" svg:viewBox="0 0 144 193" svg:d="M0 0c48 0 96 0 144 0 0 64 0 129 0 193-48 0-96 0-144 0 0-64 0-129 0-193z"><text:p/></draw:path><draw:path draw:style-name="gr180" draw:text-style-name="P67" svg:width="0.0654in" svg:height="0.0882in" svg:x="0.0004in" svg:y="0in" svg:viewBox="0 0 167 225" svg:d="M152 110c6-26 6-43 6-47 0-12-3-63-35-63-26 0-46 33-46 58 0 30 29 46 50 53-6 28-11 46-21 67-5 9-19 40-37 40-22 0-24-16-24-25 0-8 3-18 4-25 2-8 3-16 6-25 1-4 2-10 4-15s3-12 3-16c0-19-14-29-29-29-14 0-20 13-23 18-5 11-10 29-10 30 0 3 3 2 4 3 3 0 3-1 5-7 5-22 12-37 24-37 5 0 9 3 9 15 0 7-4 23-7 35-2 5-4 16-6 22-3 10-5 18-5 27 0 30 23 36 44 36 32 0 66-49 82-109 3 0 12 3 14 3 1 0 3-1 3-4 0-1-2-1-6-3-3-1-6-2-9-2zM129 104c-15-6-44-17-44-46 0-20 15-51 37-51 8 0 17 5 17 37 0 21-5 42-10 60z"><text:p/></draw:path></draw:g></draw:g></text:span><text:span text:style-name="T48"><text:s text:c="2"/>Př: <text:s/>náhodné výšky lidí </text:span><text:span text:style-name="T48"><draw:g text:anchor-type="as-char" svg:y="-0.102in" draw:z-index="133" draw:name="Shape149" draw:style-name="gr178"><svg:title>TexMaths</svg:title><svg:desc>9§inline§\sim N(\mu, \sigma^2), \vartheta = (\mu, \sigma^2)§svg§600§FALSE§</svg:desc><draw:g draw:style-name="gr2"><draw:path draw:style-name="gr179" draw:text-style-name="P66" svg:width="1.2315in" svg:height="0.1205in" svg:x="0.0004in" svg:y="0.0067in" svg:viewBox="0 0 3129 307" svg:d="M1565 307c-522 0-1043 0-1565 0 0-102 0-204 0-307 1043 0 2086 0 3129 0 0 103 0 205 0 307-521 0-1043 0-1564 0z"><text:p/></draw:path><draw:path draw:style-name="gr180" draw:text-style-name="P67" svg:width="0.0827in" svg:height="0.0287in" svg:x="0.0012in" svg:y="0.0579in" svg:viewBox="0 0 211 74" svg:d="M211 10c0-7-2-10-5-10-2 0-4 2-4 8-1 31-22 48-44 48-20 0-36-14-51-27-16-15-33-29-54-29-35 0-53 34-53 63 0 10 3 6 4 10 3 0 4-6 4-7 2-34 25-49 45-49s35 14 51 27c16 15 32 30 54 30 34 0 53-35 53-64z"><text:p/></draw:path><draw:path draw:style-name="gr180" draw:text-style-name="P67" svg:width="0.1043in" svg:height="0.0843in" svg:x="0.1307in" svg:y="0.0185in" svg:viewBox="0 0 266 215" svg:d="M227 33c3-12 9-22 34-23 2 0 5-1 5-6 0-1 0-4-4-4-10 0-22 1-32 1s-22-1-32-1c-2 0-5 0-5 6 0 4 2 4 5 4 18 0 22 6 22 13 0 1-1 6-1 8-12 46-25 92-36 139-24-55-46-110-70-164-2-6-3-6-10-6-15 0-28 0-43 0-6 0-9 0-9 6 0 4 3 4 9 4 2 0 22 0 22 3-14 56-28 112-42 169-4 12-9 22-35 23-1 0-5 1-5 6 0 3 2 4 4 4 10 0 21-1 32-1s22 1 32 1c2 0 6 0 6-7 0-2-3-3-6-3-18 0-21-8-21-14 0-3 0-4 1-7 14-55 28-111 42-166 1 2 1 3 3 5 26 63 52 125 78 186 3 6 4 6 6 6 4 0 4-1 6-7 14-57 29-116 44-175z"><text:p/></draw:path><draw:path draw:style-name="gr180" draw:text-style-name="P67" svg:width="0.0283in" svg:height="0.1236in" svg:x="0.2516in" svg:y="0.0098in" svg:viewBox="0 0 73 315" svg:d="M73 312c0-1 0-1-5-6-40-41-50-100-50-147 0-55 12-110 51-150 4-4 4-4 4-5 0-3-1-4-3-4-3 0-32 22-50 62-16 34-20 70-20 97 0 23 3 61 21 97 19 39 46 59 49 59 2 0 3 0 3-3z"><text:p/></draw:path><draw:path draw:style-name="gr180" draw:text-style-name="P67" svg:width="0.0669in" svg:height="0.0811in" svg:x="0.2913in" svg:y="0.0484in" svg:viewBox="0 0 171 207" svg:d="M64 29c1-6 4-18 4-20 0-5-3-9-9-9 0 0-9 1-12 12-15 60-31 121-46 182-1 3-1 3-1 4 0 6 4 9 9 9 6 0 10-5 11-6 2-4 5-19 17-68 11 9 25 10 31 10 22 0 35-14 42-23 3 14 14 23 29 23 10 0 18-7 23-17 5-12 9-30 9-31 0-3-3-3-4-3-2 0-3 1-4 5-5 21-11 39-23 39-9 0-10-8-10-14 0-7 3-22 6-33s6-23 9-34c1-5 4-17 5-22 2-7 5-19 5-20 0-7-5-9-9-9-2 0-10 1-13 10-4 20-10 40-14 60-4 15-7 29-8 32-1 1-16 30-42 30-16 0-23-10-23-27 0-9 2-18 4-27 5-18 9-35 14-53z"><text:p/></draw:path><draw:path draw:style-name="gr180" draw:text-style-name="P67" svg:width="0.0146in" svg:height="0.037in" svg:x="0.3732in" svg:y="0.0898in" svg:viewBox="0 0 38 95" svg:d="M38 33c0-20-8-33-21-33-11 0-17 8-17 17 0 8 6 16 17 16 4 0 8-1 11-3 1-1 1-1 2-1 0 2 1 0 1 4 0 24-12 43-22 53-4 3-4 4-4 5 0 2 2 4 4 4 3 0 29-25 29-62z"><text:p/></draw:path><draw:path draw:style-name="gr180" draw:text-style-name="P67" svg:width="0.0654in" svg:height="0.0547in" svg:x="0.4228in" svg:y="0.0492in" svg:viewBox="0 0 167 140" svg:d="M151 19c5 0 16 0 16-11 0-8-7-8-12-8-24 0-48 0-72 0-48 0-83 52-83 90 0 28 18 50 47 50 38 0 80-38 80-87 0-5 0-21-10-34 12 0 23 0 34 0zM48 133c-16 0-28-11-28-34 0-10 3-36 14-54 14-22 33-26 43-26 27 0 29 21 29 31 0 14-6 40-17 56-12 18-30 27-41 27z"><text:p/></draw:path><draw:path draw:style-name="gr180" draw:text-style-name="P67" svg:width="0.0382in" svg:height="0.0575in" svg:x="0.4992in" svg:y="0in" svg:viewBox="0 0 98 147" svg:d="M98 106c-3 0-4 0-7 0-1 6-4 18-6 21-2 1-19 1-22 1-13 0-27 0-40 0 22-21 30-26 44-37 16-13 31-27 31-48 0-27-23-43-52-43-27 0-46 20-46 40 0 11 10 12 12 12 5 0 11-3 11-11 0-5 0-12-12-12 6-16 21-21 32-21 22 0 34 17 34 35 0 19-14 35-21 43-18 17-35 34-53 52-3 3-3 3-3 9 31 0 61 0 92 0 2-14 4-27 6-41z"><text:p/></draw:path><draw:path draw:style-name="gr180" draw:text-style-name="P67" svg:width="0.0287in" svg:height="0.1236in" svg:x="0.5563in" svg:y="0.0098in" svg:viewBox="0 0 74 315" svg:d="M74 159c0-26-4-63-21-100-19-38-47-59-49-59s-4 2-4 4c0 1 0 1 6 7 32 31 50 81 50 148 0 53-12 108-51 147-5 5-5 5-5 6 0 2 2 3 4 3s31-21 50-62c16-34 20-69 20-94z"><text:p/></draw:path><draw:path draw:style-name="gr180" draw:text-style-name="P67" svg:width="0.0142in" svg:height="0.037in" svg:x="0.6087in" svg:y="0.0898in" svg:viewBox="0 0 37 95" svg:d="M37 33c0-20-7-33-20-33-11 0-17 8-17 17 0 8 6 16 17 16 4 0 8-1 11-3 1-1 1-1 2-1 0 2 1 0 1 4 0 24-12 43-22 53-4 3-4 4-4 5 0 2 2 4 3 4 4 0 29-25 29-62z"><text:p/></draw:path><draw:path draw:style-name="gr180" draw:text-style-name="P67" svg:width="0.0657in" svg:height="0.0882in" svg:x="0.6563in" svg:y="0.0157in" svg:viewBox="0 0 168 225" svg:d="M153 110c6-26 6-43 6-47 0-12-1-63-35-63-26 0-47 33-47 58 0 30 30 46 52 53-7 29-12 47-22 68-4 8-20 39-39 39-21 0-23-16-23-25 0-8 3-17 5-24 1-9 3-16 6-25 1-5 3-11 3-15 2-6 3-12 3-16 0-19-14-30-29-30-14 0-20 13-23 18-5 11-10 30-10 31 0 3 4 3 5 3 2 0 3-1 5-7 5-23 12-38 22-38 6 0 10 3 10 15 0 7-4 24-7 36-1 5-3 16-5 22-3 10-5 18-5 26 0 30 22 36 43 36 34 0 67-48 83-108 4 1 13 3 15 3 1 0 2-1 2-4 0-2-1-2-6-3-3-1-6-2-9-3zM131 104c-16-5-45-17-45-46 0-20 16-51 37-51 8 0 17 5 17 38 0 20-5 41-9 59z"><text:p/></draw:path><draw:path draw:style-name="gr180" draw:text-style-name="P67" svg:width="0.0827in" svg:height="0.0287in" svg:x="0.7681in" svg:y="0.057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287in" svg:height="0.1236in" svg:x="0.9047in" svg:y="0.0098in" svg:viewBox="0 0 74 315" svg:d="M74 312c0-1 0-1-6-6-39-41-49-100-49-147 0-55 12-110 50-150 5-4 5-4 5-5 0-3-1-4-4-4-2 0-31 22-49 62-16 34-21 70-21 97 0 23 4 61 22 97 19 39 46 59 48 59 3 0 4 0 4-3z"><text:p/></draw:path><draw:path draw:style-name="gr180" draw:text-style-name="P67" svg:width="0.0669in" svg:height="0.0811in" svg:x="0.9449in" svg:y="0.0484in" svg:viewBox="0 0 171 207" svg:d="M63 29c2-6 5-18 5-20 0-5-4-9-9-9-1 0-9 1-13 12-15 60-30 121-45 182-1 3-1 3-1 4 0 6 4 9 9 9 6 0 10-5 11-6 1-4 5-19 17-68 11 9 24 10 31 10 22 0 35-14 42-23 3 14 14 23 29 23 10 0 18-7 23-17 5-12 9-30 9-31 0-3-3-3-4-3-2 0-3 1-4 5-5 21-11 39-24 39-8 0-9-8-9-14 0-7 3-22 6-33s6-23 9-34c1-5 4-17 5-22 1-7 5-19 5-20 0-7-5-9-9-9-2 0-10 1-13 10-4 20-10 40-14 60-5 15-8 29-9 32 0 1-15 30-41 30-16 0-23-10-23-27 0-9 2-18 4-27 5-18 9-35 13-53z"><text:p/></draw:path><draw:path draw:style-name="gr180" draw:text-style-name="P67" svg:width="0.0142in" svg:height="0.037in" svg:x="1.0268in" svg:y="0.0898in" svg:viewBox="0 0 37 95" svg:d="M37 33c0-20-7-33-20-33-11 0-17 8-17 17 0 8 6 16 17 16 4 0 8-1 11-3 1-1 1-1 2-1 0 2 1 0 1 4 0 24-12 43-22 53-4 3-4 4-4 5 0 2 2 4 3 4 4 0 29-25 29-62z"><text:p/></draw:path><draw:path draw:style-name="gr180" draw:text-style-name="P67" svg:width="0.0654in" svg:height="0.0547in" svg:x="1.0764in" svg:y="0.0492in" svg:viewBox="0 0 167 140" svg:d="M151 19c5 0 16 0 16-11 0-8-7-8-12-8-24 0-48 0-72 0-48 0-83 52-83 90 0 28 18 50 47 50 38 0 79-38 79-87 0-5 0-21-9-34 12 0 23 0 34 0zM48 133c-16 0-29-11-29-34 0-10 4-36 15-54 14-22 33-26 43-26 27 0 29 21 29 31 0 14-6 40-17 56-12 18-30 27-41 27z"><text:p/></draw:path><draw:path draw:style-name="gr180" draw:text-style-name="P67" svg:width="0.0382in" svg:height="0.0575in" svg:x="1.1524in" svg:y="0in" svg:viewBox="0 0 98 147" svg:d="M98 106c-3 0-5 0-8 0 0 6-3 18-5 21-2 1-19 1-22 1-13 0-28 0-41 0 23-21 31-26 45-37 16-13 31-27 31-48 0-27-23-43-52-43-27 0-46 20-46 40 0 11 10 12 12 12 5 0 11-3 11-11 0-5-1-12-12-12 6-16 21-21 32-21 22 0 34 17 34 35 0 19-14 35-21 43-18 17-35 34-53 52-3 3-3 3-3 9 31 0 60 0 91 0 3-14 4-27 7-41z"><text:p/></draw:path><draw:path draw:style-name="gr180" draw:text-style-name="P67" svg:width="0.0287in" svg:height="0.1236in" svg:x="1.2098in" svg:y="0.0098in" svg:viewBox="0 0 74 315" svg:d="M74 159c0-26-4-63-21-100-20-38-47-59-49-59s-4 2-4 4c0 1 0 1 6 7 31 31 49 81 49 148 0 53-12 108-50 147-5 5-5 5-5 6 0 2 2 3 4 3s31-21 50-62c16-34 20-69 20-94z"><text:p/></draw:path></draw:g></draw:g></text:span><text:span text:style-name="T48">. </text:span><text:span text:style-name="T48"><draw:g text:anchor-type="as-char" svg:y="-0.102in" draw:z-index="134" draw:name="Shape150" draw:style-name="gr178"><svg:title>TexMaths</svg:title><svg:desc>9§inline§m_1(\mu) = \vartheta, m_2(\mu) = \mathbb{E}(X^2) = var(X) +\mathbb{E}(X)^2 = \sigma^2 + \mu^2§svg§600§FALSE§</svg:desc><draw:g draw:style-name="gr2"><draw:path draw:style-name="gr179" draw:text-style-name="P66" svg:width="3.1063in" svg:height="0.1201in" svg:x="0.0035in" svg:y="0.0063in" svg:viewBox="0 0 7891 306" svg:d="M0 0c2630 0 5261 0 7891 0 0 102 0 204 0 306-2630 0-5261 0-7891 0 0-102 0-204 0-306z"><text:p/></draw:path><draw:path draw:style-name="gr180" draw:text-style-name="P67" svg:width="0.1016in" svg:height="0.0559in" svg:x="0.0004in" svg:y="0.0484in" svg:viewBox="0 0 259 143" svg:d="M19 121c-1 5-3 12-3 14 0 5 5 8 9 8s9-3 12-9c2-8 4-16 6-24 2-10 5-18 7-27 1-8 4-15 5-22 2-5 4-14 4-15 5-10 22-39 52-39 14 0 17 12 17 23 0 7-2 16-5 26-2 11-6 23-9 36-1 8-4 16-6 24-1 6-4 17-4 19 0 5 4 8 9 8 10 0 12-8 14-18 4-17 16-64 20-76 1-4 17-42 52-42 13 0 17 11 17 23 0 18-13 53-20 70-2 8-4 10-4 17 0 15 11 26 26 26 30 0 41-46 41-49 0-2-2-2-3-2-4 0-4 0-5 5-5 17-15 38-32 38-6 0-8-2-8-9 0-8 2-16 6-23 5-16 19-51 19-69 0-21-13-34-36-34-24 0-41 14-52 31 0-4-1-15-10-23-8-6-18-8-26-8-28 0-44 21-50 28-1-18-14-28-29-28-14 0-20 13-23 18-5 12-10 30-10 30 0 4 3 3 4 4 3 0 3-1 5-7 5-23 12-38 23-38 6 0 10 3 10 15 0 6-1 9-5 26-6 25-12 49-18 73z"><text:p/></draw:path><draw:path draw:style-name="gr180" draw:text-style-name="P67" svg:width="0.0315in" svg:height="0.0571in" svg:x="0.1157in" svg:y="0.0638in" svg:viewBox="0 0 81 146" svg:d="M50 6c0-6 0-6-6-6-14 13-35 14-44 14 0 3 0 5 0 8 5 0 21 0 32-6 0 38 0 75 0 112 0 7 0 10-22 10-3 0-5 0-8 0 0 3 0 6 0 8 4 0 31-1 39-1s36 1 40 1c0-2 0-5 0-8-3 0-5 0-8 0-23 0-23-3-23-10 0-41 0-81 0-122z"><text:p/></draw:path><draw:path draw:style-name="gr180" draw:text-style-name="P67" svg:width="0.0287in" svg:height="0.1232in" svg:x="0.1744in" svg:y="0.0102in" svg:viewBox="0 0 74 314" svg:d="M74 310l-6-6c-39-39-50-99-50-146 0-55 13-110 51-149 5-4 5-5 5-5 0-3-2-4-4-4s-31 22-50 62c-16 34-20 69-20 96 0 23 4 61 21 97 19 38 47 59 49 59s4-1 4-4z"><text:p/></draw:path><draw:path draw:style-name="gr180" draw:text-style-name="P67" svg:width="0.0673in" svg:height="0.0807in" svg:x="0.2142in" svg:y="0.0484in" svg:viewBox="0 0 172 206" svg:d="M64 29c2-7 4-18 4-20 0-5-3-9-9-9 0 0-9 1-12 12-15 60-31 121-46 181-1 3-1 4-1 5 0 5 4 8 9 8 7 0 11-5 12-6 1-3 5-20 17-67 10 9 24 10 30 10 23 0 35-15 43-23 2 14 14 23 28 23 11 0 19-8 23-17 5-12 10-31 10-32 0-2-3-2-4-2-3 0-3 0-4 5-6 21-12 38-24 38-9 0-9-8-9-14s3-21 6-32c3-12 5-24 8-34 1-5 4-17 5-22 2-7 6-19 6-20 0-7-5-9-10-9-1 0-9 0-12 10-5 20-10 40-15 60-4 16-7 28-8 32 0 2-16 29-42 29-15 0-23-9-23-26 0-9 3-18 4-27 5-18 9-35 14-53z"><text:p/></draw:path><draw:path draw:style-name="gr180" draw:text-style-name="P67" svg:width="0.0283in" svg:height="0.1232in" svg:x="0.2929in" svg:y="0.0102in" svg:viewBox="0 0 73 314" svg:d="M73 158c0-25-4-63-21-99-19-38-46-59-49-59-2 0-3 2-3 4 0 0 0 1 5 7 32 31 50 81 50 147 0 53-12 108-51 148-4 4-4 4-4 4 0 3 1 4 3 4 3 0 31-22 50-61 16-35 20-70 20-95z"><text:p/></draw:path><draw:path draw:style-name="gr180" draw:text-style-name="P67" svg:width="0.0823in" svg:height="0.0287in" svg:x="0.376in" svg:y="0.0575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657in" svg:height="0.0878in" svg:x="0.5035in" svg:y="0.015in" svg:viewBox="0 0 168 224" svg:d="M152 109c6-26 6-43 6-46 0-12-1-63-35-63-26 0-46 33-46 57 0 31 29 46 52 53-7 29-12 47-23 68-3 9-19 39-38 39-21 0-23-15-23-25 0-8 3-18 5-24 1-8 3-15 5-24 1-6 3-11 4-16s3-11 3-16c0-19-14-29-29-29-14 0-20 12-23 17-5 11-10 30-10 31 0 4 3 2 4 4 3 0 3-1 5-8 5-22 12-37 23-37 6 0 10 2 10 14 0 7-4 24-7 36-2 5-4 16-6 22-2 9-5 17-5 26 0 30 23 36 44 36 33 0 67-49 83-107 3 1 12 2 14 2s3-1 3-3c0-3-1-3-6-4-4-1-6-2-10-3zM131 103c-16-5-46-17-46-46 0-19 16-50 38-50 8 0 17 5 17 37 0 21-5 41-9 59z"><text:p/></draw:path><draw:path draw:style-name="gr180" draw:text-style-name="P67" svg:width="0.0142in" svg:height="0.0366in" svg:x="0.5846in" svg:y="0.0898in" svg:viewBox="0 0 37 94" svg:d="M37 33c0-20-8-33-20-33-11 0-17 8-17 17 0 8 6 16 17 16 4 0 7-1 11-3 1-1 1-1 2-1 0 2 0 0 0 4 0 24-11 42-22 53-3 3-3 4-3 5 0 2 1 3 3 3 4 0 29-24 29-61z"><text:p/></draw:path><draw:path draw:style-name="gr180" draw:text-style-name="P67" svg:width="0.1016in" svg:height="0.0559in" svg:x="0.6327in" svg:y="0.0484in" svg:viewBox="0 0 259 143" svg:d="M19 121c-1 5-3 12-3 14 0 5 5 8 9 8s9-3 12-9c2-8 4-16 6-24 2-10 5-18 7-27 1-8 3-15 5-22 2-5 4-14 4-15 5-10 22-39 52-39 14 0 17 12 17 23 0 7-2 16-5 26-2 11-6 23-9 36-1 8-4 16-6 24-1 6-4 17-4 19 0 5 4 8 9 8 9 0 12-8 14-18 4-17 16-64 19-76 1-4 18-42 52-42 14 0 17 11 17 23 0 18-12 53-19 70-3 8-4 10-4 17 0 15 11 26 26 26 30 0 41-46 41-49 0-2-2-2-3-2-4 0-4 0-6 5-4 17-14 38-31 38-6 0-8-2-8-9 0-8 2-16 5-23 6-16 20-51 20-69 0-21-14-34-37-34-24 0-40 14-51 31 0-4-1-15-10-23-8-6-18-8-26-8-28 0-44 21-50 28-1-18-14-28-29-28-14 0-20 13-23 18-5 12-10 30-10 30 0 4 3 3 4 4 3 0 3-1 5-7 5-23 12-38 23-38 6 0 10 3 10 15 0 6-1 9-5 26-6 25-12 49-18 73z"><text:p/></draw:path><draw:path draw:style-name="gr180" draw:text-style-name="P67" svg:width="0.0382in" svg:height="0.0571in" svg:x="0.7441in" svg:y="0.0638in" svg:viewBox="0 0 98 146" svg:d="M98 106c-3 0-5 0-8 0 0 5-3 18-5 21-2 0-19 0-22 0-13 0-28 0-41 0 23-20 31-27 44-36 17-14 32-27 32-48 0-27-23-43-52-43-27 0-46 19-46 39 0 11 10 13 12 13 5 0 11-4 11-12 0-4-1-11-12-11 6-16 21-21 31-21 23 0 35 17 35 35 0 19-14 34-21 42-18 17-36 34-54 52-2 3-2 3-2 9 31 0 60 0 91 0 3-13 4-27 7-40z"><text:p/></draw:path><draw:path draw:style-name="gr180" draw:text-style-name="P67" svg:width="0.0283in" svg:height="0.1232in" svg:x="0.8067in" svg:y="0.0102in" svg:viewBox="0 0 73 314" svg:d="M73 310l-5-6c-39-39-50-99-50-146 0-55 13-110 51-149 4-4 4-5 4-5 0-3-1-4-3-4-3 0-31 22-50 62-16 34-20 69-20 96 0 23 4 61 21 97 19 38 46 59 49 59 2 0 3-1 3-4z"><text:p/></draw:path><draw:path draw:style-name="gr180" draw:text-style-name="P67" svg:width="0.0673in" svg:height="0.0807in" svg:x="0.8465in" svg:y="0.0484in" svg:viewBox="0 0 172 206" svg:d="M64 29c2-7 4-18 4-20 0-5-3-9-9-9 0 0-9 1-12 12-15 60-31 121-46 181-1 3-1 4-1 5 0 5 4 8 9 8 7 0 11-5 11-6 2-3 5-20 18-67 10 9 24 10 30 10 22 0 35-15 43-23 2 14 14 23 28 23 11 0 19-8 23-17 5-12 10-31 10-32 0-2-3-2-4-2-3 0-3 0-4 5-6 21-12 38-24 38-9 0-10-8-10-14s4-21 6-32c3-12 6-24 9-34 1-5 4-17 5-22 2-7 6-19 6-20 0-7-5-9-10-9-1 0-10 0-12 10-5 20-10 40-15 60-4 16-7 28-8 32 0 2-16 29-42 29-15 0-23-9-23-26 0-9 3-18 4-27 5-18 9-35 14-53z"><text:p/></draw:path><draw:path draw:style-name="gr180" draw:text-style-name="P67" svg:width="0.0283in" svg:height="0.1232in" svg:x="0.9252in" svg:y="0.0102in" svg:viewBox="0 0 73 314" svg:d="M73 158c0-25-4-63-21-99-19-38-46-59-49-59-2 0-3 2-3 4 0 0 0 1 5 7 32 31 50 81 50 147 0 53-12 108-51 148-4 4-4 4-4 4 0 3 1 4 3 4 3 0 31-22 50-61 16-35 20-70 20-95z"><text:p/></draw:path><draw:path draw:style-name="gr180" draw:text-style-name="P67" svg:width="0.0827in" svg:height="0.0287in" svg:x="1.0075in" svg:y="0.0575in" svg:viewBox="0 0 211 74" svg:d="M200 13c4 0 11 0 11-7 0-6-7-6-10-6-63 0-127 0-190 0-5 0-11 0-11 6 0 7 6 7 11 7 63 0 126 0 189 0zM201 74c3 0 10 0 10-7 0-6-7-6-11-6-63 0-126 0-189 0-5 0-11 0-11 6 0 7 6 7 11 7 63 0 127 0 190 0z"><text:p/></draw:path><draw:path draw:style-name="gr180" draw:text-style-name="P67" svg:width="0.0772in" svg:height="0.0839in" svg:x="1.1343in" svg:y="0.0177in" svg:viewBox="0 0 197 214" svg:d="M77 109c9 0 23 0 35 8 15 10 16 27 16 28 0 5 0 8 5 8 6 0 6-4 6-9 0-29 0-58 0-86 0-5 0-10-6-10-5 0-5 5-5 8-2 40-34 42-51 43 0-23 0-44 0-67 0-21 6-21 14-21 5 0 10 0 15 0 43 0 64 22 66 44 0 2 1 7 5 7 6 0 6-5 6-11 0-13 0-27 0-40 0-10-1-11-10-11-54 0-108 0-162 0-6 0-11 0-11 5 0 6 5 6 8 6 18 0 20 2 20 18 0 52 0 105 0 157 0 15-1 18-18 18-5 0-10 0-10 5s5 5 11 5c56 0 111 0 167 0 7 0 9 0 10-4 3-18 9-52 9-53 0-4-3-6-5-6-5 0-4 2-6 4-1 8-5 21-28 34-17 10-32 15-50 15-5 0-12 0-17 0-8 0-14 0-14-21 0-24 0-49 0-74zM172 11c0 5 0 10 0 15-5-6-12-11-18-15 6 0 12 0 18 0zM110 103c5-2 12-7 18-13 0 8 0 17 0 26-7-8-17-13-18-13zM39 29c0-5 0-12-3-18 11 0 23 0 33 0-3 7-3 18-3 20 0 51 0 102 0 152 0 12 2 18 3 21-10 0-22 0-33 0 3-6 3-14 3-17 0-52 0-105 0-158zM157 204c10-6 18-12 24-18 0 2-2 15-3 18-7 0-14 0-21 0z"><text:p/></draw:path><draw:path draw:style-name="gr180" draw:text-style-name="P67" svg:width="0.0283in" svg:height="0.1232in" svg:x="1.2276in" svg:y="0.0102in" svg:viewBox="0 0 73 314" svg:d="M73 310l-5-6c-40-39-50-99-50-146 0-55 13-110 51-149 4-4 4-5 4-5 0-3-1-4-3-4-3 0-31 22-50 62-16 34-20 69-20 96 0 23 4 61 21 97 19 38 46 59 49 59 2 0 3-1 3-4z"><text:p/></draw:path><draw:path draw:style-name="gr180" draw:text-style-name="P67" svg:width="0.1024in" svg:height="0.0839in" svg:x="1.2669in" svg:y="0.0177in" svg:viewBox="0 0 261 214" svg:d="M145 85c-9-21-17-42-26-63-1-1-1-2-2-3 0-2 5-8 19-9 3-1 6-1 6-6 0-4-4-4-5-4-13 0-26 1-40 1-8 0-28-1-35-1-2 0-6 0-6 6 0 4 3 4 7 4 20 0 22 3 24 10 13 29 25 58 37 88-22 23-44 46-66 70-1 1-3 2-4 3-16 17-31 22-47 23-4 1-7 1-7 6 0 1 0 4 5 4 9 0 19-1 29-1 12 0 24 1 35 1 2 0 6 0 6-7 0-2-3-3-4-3-3 0-12-1-12-9 0-6 4-11 9-15 10-10 21-22 32-33 9-11 19-20 28-30 11 24 21 49 32 73 1 4 1 4 1 5 0 2-5 8-18 9-3 1-6 1-6 6 0 4 3 4 4 4 9 0 32-1 41-1 7 0 27 1 35 1 2 0 5 0 5-6 0-4-2-4-5-4-22 0-22-1-27-14-13-29-34-77-41-96 21-22 54-60 64-68s22-15 41-16c4-1 7-1 7-6 0-1 0-4-4-4-9 0-20 1-30 1-12 0-24-1-35-1-2 0-7 0-7 6 0 2 2 3 5 4 3 0 13 1 13 9 0 4-4 9-7 12-17 17-34 35-51 54z"><text:p/></draw:path><draw:path draw:style-name="gr180" draw:text-style-name="P67" svg:width="0.0382in" svg:height="0.0571in" svg:x="1.3823in" svg:y="0in" svg:viewBox="0 0 98 146" svg:d="M98 106c-3 0-5 0-8 0 0 5-3 18-5 21-2 0-19 0-22 0-13 0-28 0-41 0 23-20 31-27 44-36 17-14 32-27 32-48 0-27-23-43-52-43-27 0-46 19-46 39 0 11 9 13 12 13 5 0 11-4 11-12 0-4-1-11-13-11 7-16 22-21 32-21 23 0 35 17 35 35 0 19-14 34-21 42-18 17-36 34-54 52-2 3-2 3-2 9 31 0 60 0 91 0 3-13 4-27 7-40z"><text:p/></draw:path><draw:path draw:style-name="gr180" draw:text-style-name="P67" svg:width="0.0287in" svg:height="0.1232in" svg:x="1.4398in" svg:y="0.0102in" svg:viewBox="0 0 74 314" svg:d="M74 158c0-25-4-63-22-99-19-38-46-59-48-59s-4 2-4 4c0 0 0 1 6 7 31 31 49 81 49 147 0 53-12 108-50 148-5 4-5 4-5 4 0 3 2 4 4 4s31-22 49-61c16-35 21-70 21-95z"><text:p/></draw:path><draw:path draw:style-name="gr180" draw:text-style-name="P67" svg:width="0.0827in" svg:height="0.0287in" svg:x="1.5224in" svg:y="0.057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547in" svg:height="0.0559in" svg:x="1.65in" svg:y="0.0484in" svg:viewBox="0 0 140 143" svg:d="M140 22c0-17-9-22-15-22-7 0-15 8-15 15 0 5 2 7 5 10 7 6 11 14 11 25 0 14-20 85-57 85-16 0-23-10-23-26 0-18 9-41 18-67 3-5 4-10 4-16 0-14-10-26-26-26-29 0-42 46-42 48 0 4 4 4 5 4 2 0 3-1 4-6 10-32 23-39 32-39 3 0 9 0 9 10 0 8-4 16-6 22-14 36-18 52-18 65 0 34 28 39 42 39 54 0 72-104 72-121z"><text:p/></draw:path><draw:path draw:style-name="gr180" draw:text-style-name="P67" svg:width="0.0567in" svg:height="0.0559in" svg:x="1.7165in" svg:y="0.0484in" svg:viewBox="0 0 145 143" svg:d="M105 21c-5-12-14-21-28-21-37 0-77 47-77 92 0 30 18 51 42 51 7 0 23-1 42-24 2 14 13 24 29 24 10 0 18-8 23-17 5-12 9-31 9-32 0-2-3-2-4-2-2 0-3 0-4 5-6 21-11 38-24 38-9 0-9-8-9-14s0-9 3-23c4-13 5-16 7-28 4-14 8-30 12-44 2-9 2-10 2-11 0-5-4-9-9-9-7 0-13 7-14 15zM85 102c-1 6-1 7-7 12-13 17-26 21-35 21-16 0-20-17-20-29 0-15 9-54 18-68 9-19 23-31 36-31 20 0 25 26 25 28s-1 4-1 5c-6 21-11 42-16 62z"><text:p/></draw:path><draw:path draw:style-name="gr180" draw:text-style-name="P67" svg:width="0.0504in" svg:height="0.0559in" svg:x="1.7807in" svg:y="0.0484in" svg:viewBox="0 0 129 143" svg:d="M19 121c-1 5-3 12-3 14 0 5 5 8 9 8s9-3 12-9c1-1 12-44 13-50 2-10 8-32 9-41 2-4 11-19 18-25 3-3 12-11 26-11 8 0 12 4 13 4-10 2-16 9-16 17 0 5 3 11 12 11 8 0 17-7 17-18s-10-21-26-21c-21 0-35 15-41 24-3-13-13-24-29-24-14 0-20 13-23 18-5 11-10 30-10 30 0 4 3 3 4 4 3 0 3-1 5-7 5-23 12-38 23-38 6 0 10 3 10 15 0 6-1 9-5 26-6 25-12 49-18 73z"><text:p/></draw:path><draw:path draw:style-name="gr180" draw:text-style-name="P67" svg:width="0.0287in" svg:height="0.1232in" svg:x="1.8492in" svg:y="0.0102in" svg:viewBox="0 0 74 314" svg:d="M74 310l-6-6c-39-39-50-99-50-146 0-55 13-110 51-149 5-4 5-5 5-5 0-3-2-4-4-4s-31 22-50 62c-16 34-20 69-20 96 0 23 4 61 21 97 19 38 47 59 49 59s4-1 4-4z"><text:p/></draw:path><draw:path draw:style-name="gr180" draw:text-style-name="P67" svg:width="0.1024in" svg:height="0.0839in" svg:x="1.8886in" svg:y="0.0177in" svg:viewBox="0 0 261 214" svg:d="M145 85c-9-21-17-42-26-63-1-1-1-2-2-3 0-2 5-8 19-9 3-1 6-1 6-6 0-4-3-4-4-4-14 0-27 1-41 1-7 0-27-1-35-1-2 0-5 0-5 6 0 4 2 4 7 4 19 0 21 3 23 10 13 29 26 58 38 88-22 23-45 46-67 70-1 1-3 2-4 3-15 17-31 22-47 23-3 1-7 1-7 6 0 1 0 4 5 4 9 0 19-1 29-1 12 0 25 1 35 1 3 0 7 0 7-7 0-2-3-2-4-3-4 0-13-1-13-9 0-6 5-11 9-15 10-10 21-22 32-33 9-11 19-20 28-30 11 24 21 49 32 73 1 4 1 4 2 5 0 2-6 8-19 9-3 1-6 1-6 6 0 4 3 4 5 4 8 0 31-1 40-1 8 0 27 1 35 1 2 0 6 0 6-6 0-4-3-4-6-4-21 0-22-1-27-14-13-29-33-77-41-96 22-22 54-60 65-68 9-8 21-15 40-16 4-1 7-1 7-6 0-1 0-4-4-4-9 0-20 1-30 1-12 0-24-1-35-1-2 0-6 0-6 6 0 2 2 3 4 4 3 0 13 1 13 9 0 4-4 9-7 12-17 17-34 35-51 54z"><text:p/></draw:path><draw:path draw:style-name="gr180" draw:text-style-name="P67" svg:width="0.0283in" svg:height="0.1232in" svg:x="2.0055in" svg:y="0.0102in" svg:viewBox="0 0 73 314" svg:d="M73 158c0-25-4-63-21-99-19-38-46-59-49-59-2 0-3 2-3 4 0 0 0 1 5 7 32 31 50 81 50 147 0 53-12 108-51 148-4 4-4 4-4 4 0 3 1 4 3 4 3 0 31-22 50-61 16-35 20-70 20-95z"><text:p/></draw:path><draw:path draw:style-name="gr180" draw:text-style-name="P67" svg:width="0.0827in" svg:height="0.0815in" svg:x="2.0815in" svg:y="0.0311in" svg:viewBox="0 0 211 208" svg:d="M112 111c29 0 58 0 88 0 4 0 11 0 11-6s-7-6-11-6c-30 0-59 0-88 0 0-30 0-60 0-89 0-5 0-10-7-10-6 0-6 5-6 10 0 29 0 59 0 89-30 0-58 0-88 0-5 0-11 0-11 6s6 6 11 6c30 0 58 0 88 0 0 29 0 59 0 87 0 5 0 10 6 10 7 0 7-5 7-10 0-28 0-58 0-87z"><text:p/></draw:path><draw:path draw:style-name="gr180" draw:text-style-name="P67" svg:width="0.0772in" svg:height="0.0839in" svg:x="2.2008in" svg:y="0.0177in" svg:viewBox="0 0 197 214" svg:d="M77 109c9 0 24 0 35 8 15 10 16 27 16 28 0 5 0 8 5 8 6 0 6-4 6-9 0-29 0-58 0-86 0-5 0-10-6-10-5 0-5 5-5 8-2 40-34 42-51 43 0-23 0-44 0-67 0-21 7-21 14-21 5 0 10 0 15 0 43 0 64 22 66 44 0 2 1 7 5 7 6 0 6-5 6-11 0-13 0-27 0-40 0-10 0-11-10-11-54 0-108 0-162 0-6 0-11 0-11 5 0 6 5 6 8 6 18 0 20 2 20 18 0 52 0 105 0 157 0 15-1 18-18 18-5 0-10 0-10 5s5 5 11 5c56 0 111 0 167 0 7 0 9 0 10-4 1 0 9-52 9-53 0-4-3-6-5-6-4 0-4 2-6 4-1 8-4 21-28 34-16 10-32 15-50 15-5 0-12 0-17 0-7 0-14 0-14-21 0-24 0-49 0-74zM172 11c0 5 0 10 0 15-5-6-12-11-18-15 6 0 12 0 18 0zM110 103c5-2 12-7 18-13 0 8 0 17 0 26-7-8-17-13-18-13zM39 29c0-5 0-12-3-18 11 0 23 0 33 0-2 7-2 18-2 20 0 51 0 102 0 152 0 12 1 18 2 21-10 0-22 0-33 0 3-6 3-14 3-17 0-52 0-105 0-158zM157 204c10-6 18-12 25-18-1 2-3 15-4 18-7 0-14 0-21 0z"><text:p/></draw:path><draw:path draw:style-name="gr180" draw:text-style-name="P67" svg:width="0.0283in" svg:height="0.1232in" svg:x="2.2945in" svg:y="0.0102in" svg:viewBox="0 0 73 314" svg:d="M73 310l-5-6c-39-39-50-99-50-146 0-55 13-110 51-149 4-4 4-5 4-5 0-3-1-4-3-4-3 0-31 22-50 62-16 34-20 69-20 96 0 23 4 61 21 97 19 38 46 59 49 59 2 0 3-1 3-4z"><text:p/></draw:path><draw:path draw:style-name="gr180" draw:text-style-name="P67" svg:width="0.1024in" svg:height="0.0839in" svg:x="2.3339in" svg:y="0.0177in" svg:viewBox="0 0 261 214" svg:d="M145 85c-9-21-17-42-26-63-1-1-1-2-2-3 0-2 5-8 19-9 3-1 6-1 6-6 0-4-3-4-5-4-13 0-26 1-40 1-8 0-27-1-35-1-2 0-5 0-5 6 0 4 2 4 7 4 19 0 21 3 23 10 13 29 25 58 37 88-22 23-44 46-66 70-1 1-3 2-4 3-16 17-31 22-47 23-4 1-7 1-7 6 0 1 0 4 5 4 9 0 19-1 29-1 12 0 25 1 35 1 2 0 7 0 7-7 0-2-4-3-5-3-3 0-12-1-12-9 0-6 5-11 9-15 10-10 21-22 32-33 9-11 19-20 28-30 11 24 21 49 32 73 1 4 1 4 2 5 0 2-6 8-19 9-3 1-6 1-6 6 0 4 3 4 4 4 9 0 32-1 41-1 7 0 27 1 35 1 2 0 5 0 5-6 0-4-2-4-5-4-21 0-22-1-27-14-13-29-33-77-41-96 21-22 54-60 65-68 9-8 21-15 40-16 4-1 7-1 7-6 0-1 0-4-4-4-9 0-20 1-30 1-12 0-24-1-35-1-2 0-6 0-6 6 0 2 1 3 4 4 3 0 13 1 13 9 0 4-4 9-7 12-17 17-34 35-51 54z"><text:p/></draw:path><draw:path draw:style-name="gr180" draw:text-style-name="P67" svg:width="0.0283in" svg:height="0.1232in" svg:x="2.4508in" svg:y="0.0102in" svg:viewBox="0 0 73 314" svg:d="M73 158c0-25-4-63-21-99-19-38-46-59-49-59-2 0-3 2-3 4 0 0 0 1 5 7 32 31 50 81 50 147 0 53-12 108-51 148-4 4-4 4-4 4 0 3 1 4 3 4 3 0 31-22 50-61 16-35 20-70 20-95z"><text:p/></draw:path><draw:path draw:style-name="gr180" draw:text-style-name="P67" svg:width="0.0378in" svg:height="0.0571in" svg:x="2.4972in" svg:y="0in" svg:viewBox="0 0 97 146" svg:d="M97 106c-2 0-4 0-7 0-1 5-3 18-5 21-2 0-19 0-23 0-13 0-27 0-40 0 23-20 31-27 44-36 16-14 31-27 31-48 0-27-23-43-51-43s-46 19-46 39c0 11 9 13 12 13 5 0 11-4 11-12 0-4-1-11-13-11 7-16 22-21 32-21 23 0 35 17 35 35 0 19-15 34-22 42-18 17-35 34-53 52-2 3-2 3-2 9 31 0 60 0 91 0 2-13 4-27 6-40z"><text:p/></draw:path><draw:path draw:style-name="gr180" draw:text-style-name="P67" svg:width="0.0827in" svg:height="0.0287in" svg:x="2.5894in" svg:y="0.057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54in" svg:height="0.0543in" svg:x="2.7185in" svg:y="0.0488in" svg:viewBox="0 0 167 139" svg:d="M151 18c5 0 16 0 16-10 0-8-7-8-12-8-24 0-48 0-72 0-48 0-83 52-83 90 0 28 19 49 48 49 37 0 79-38 79-86 0-5 0-21-10-35 12 0 23 0 34 0zM48 132c-16 0-28-11-28-33 0-10 3-36 14-54 14-23 33-27 43-27 27 0 29 21 29 31 0 15-6 41-17 57-12 18-29 26-41 26z"><text:p/></draw:path><draw:path draw:style-name="gr180" draw:text-style-name="P67" svg:width="0.0382in" svg:height="0.0571in" svg:x="2.7949in" svg:y="0in" svg:viewBox="0 0 98 146" svg:d="M98 106c-3 0-4 0-7 0-1 5-3 18-6 21-2 0-19 0-22 0-13 0-27 0-40 0 23-20 30-27 44-36 16-14 31-27 31-48 0-27-23-43-51-43s-47 19-47 39c0 11 10 13 12 13 5 0 11-4 11-12 0-4 0-11-12-11 7-16 21-21 32-21 22 0 34 17 34 35 0 19-14 34-21 42-18 17-35 34-53 52-3 3-3 3-3 9 31 0 61 0 92 0 2-13 4-27 6-40z"><text:p/></draw:path><draw:path draw:style-name="gr180" draw:text-style-name="P67" svg:width="0.0827in" svg:height="0.0815in" svg:x="2.8799in" svg:y="0.0311in" svg:viewBox="0 0 211 208" svg:d="M112 111c29 0 58 0 88 0 4 0 11 0 11-6s-7-6-11-6c-30 0-59 0-88 0 0-30 0-60 0-89 0-5 0-10-7-10-6 0-6 5-6 10 0 29 0 59 0 89-30 0-58 0-88 0-5 0-11 0-11 6s6 6 11 6c30 0 58 0 88 0 0 29 0 59 0 87 0 5 0 10 6 10 7 0 7-5 7-10 0-28 0-58 0-87z"><text:p/></draw:path><draw:path draw:style-name="gr180" draw:text-style-name="P67" svg:width="0.0669in" svg:height="0.0807in" svg:x="3.0012in" svg:y="0.0484in" svg:viewBox="0 0 171 206" svg:d="M63 29c2-7 5-18 5-20 0-5-4-9-9-9-1 0-10 1-13 12-15 60-30 121-45 181-1 3-1 4-1 5 0 5 3 8 8 8 7 0 11-5 12-6 1-3 5-20 17-67 10 9 24 10 31 10 22 0 34-15 42-23 3 14 14 23 28 23 11 0 19-8 23-17 6-12 10-31 10-32 0-2-3-2-4-2-3 0-3 0-4 5-5 21-11 38-24 38-8 0-9-8-9-14s3-21 6-32c3-12 6-24 9-34 1-5 4-17 4-22 2-7 6-19 6-20 0-7-5-9-9-9-2 0-10 0-13 10-5 20-10 40-15 60-4 16-7 28-8 32 0 2-15 29-41 29-16 0-23-9-23-26 0-9 2-18 4-27 4-18 9-35 13-53z"><text:p/></draw:path><draw:path draw:style-name="gr180" draw:text-style-name="P67" svg:width="0.0382in" svg:height="0.0571in" svg:x="3.078in" svg:y="0in" svg:viewBox="0 0 98 146" svg:d="M98 106c-3 0-4 0-7 0-1 5-4 18-6 21-2 0-19 0-22 0-13 0-27 0-40 0 22-20 30-27 44-36 16-14 31-27 31-48 0-27-23-43-52-43-27 0-46 19-46 39 0 11 10 13 12 13 5 0 11-4 11-12 0-4 0-11-12-11 6-16 21-21 32-21 22 0 34 17 34 35 0 19-14 34-21 42-18 17-35 34-53 52-3 3-3 3-3 9 31 0 61 0 92 0 2-13 4-27 6-40z"><text:p/></draw:path></draw:g></draw:g></text:span><text:span text:style-name="T48">. </text:span><text:span text:style-name="T64">Mame polozit </text:span><text:span text:style-name="T64"><draw:g text:anchor-type="as-char" svg:y="-0.1398in" draw:z-index="135" draw:name="Shape151" draw:style-name="gr178"><svg:title>TexMaths</svg:title><svg:desc>9§inline§\mu = m_1(\vartheta) =\widehat{m_1(\vartheta)} = \overline{X}_n§svg§600§FALSE§</svg:desc><draw:g draw:style-name="gr2"><draw:path draw:style-name="gr179" draw:text-style-name="P66" svg:width="1.4008in" svg:height="0.1587in" svg:x="0.0031in" svg:y="0.0067in" svg:viewBox="0 0 3559 404" svg:d="M0 0c1186 0 2373 0 3559 0 0 134 0 270 0 404-1186 0-2373 0-3559 0 0-134 0-270 0-404z"><text:p/></draw:path><draw:path draw:style-name="gr180" draw:text-style-name="P67" svg:width="0.0669in" svg:height="0.0811in" svg:x="0.0004in" svg:y="0.0862in" svg:viewBox="0 0 171 207" svg:d="M63 28c2-6 4-18 4-20 0-5-3-8-9-8 0 0-9 0-12 11-15 61-30 122-45 183-1 3-1 4-1 5 0 5 3 8 8 8 7 0 11-5 12-6 1-3 5-20 17-68 10 9 24 9 30 9 23 0 35-14 43-22 2 13 14 22 28 22 11 0 19-7 23-17 5-11 10-30 10-31 0-3-3-3-4-3-3 0-3 1-4 5-6 21-11 40-24 40-9 0-9-9-9-15 0-7 3-22 6-33s5-22 8-34c2-4 4-16 5-22 2-7 6-18 6-20 0-6-5-9-9-9-2 0-10 1-13 11-5 20-10 39-15 59-4 16-7 29-8 32 0 2-16 31-42 31-15 0-23-11-23-28 0-9 3-18 4-27 5-18 9-35 14-53z"><text:p/></draw:path><draw:path draw:style-name="gr180" draw:text-style-name="P67" svg:width="0.0827in" svg:height="0.0287in" svg:x="0.113in" svg:y="0.0953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016in" svg:height="0.0555in" svg:x="0.2409in" svg:y="0.0862in" svg:viewBox="0 0 259 142" svg:d="M19 121c-1 4-3 12-3 13 0 6 5 8 9 8s10-2 12-9c2-8 4-15 6-22 3-10 5-20 7-29 2-7 4-13 6-22 1-4 3-14 3-15 5-10 22-39 52-39 14 0 17 12 17 23 0 8-2 16-5 26-2 12-6 23-9 36-2 8-4 16-6 24-1 7-4 18-4 19 0 6 5 8 9 8 10 0 12-8 15-18 4-17 16-64 19-75 1-5 17-43 52-43 13 0 17 11 17 23 0 18-14 54-20 70-3 8-4 12-4 18 0 15 11 25 26 25 29 0 41-46 41-48 0-3-3-3-3-3-4 0-4 1-5 5-5 18-15 40-32 40-6 0-8-3-8-11s3-15 6-22c5-16 19-52 19-70 0-20-13-33-36-33-25 0-41 14-52 30 0-4-1-15-10-22-8-7-18-8-26-8-28 0-44 20-49 27-2-18-15-27-30-27-14 0-20 12-23 17-6 12-10 30-10 31 0 3 4 3 4 3 3 0 3 0 6-7 5-22 12-38 22-38 6 0 10 3 10 15 0 7-1 11-5 27-6 24-12 48-18 73z"><text:p/></draw:path><draw:path draw:style-name="gr180" draw:text-style-name="P67" svg:width="0.0315in" svg:height="0.0575in" svg:x="0.3563in" svg:y="0.1016in" svg:viewBox="0 0 81 147" svg:d="M50 6c0-6 0-6-6-6-14 14-34 14-44 14 0 3 0 6 0 9 5 0 21 0 32-7 0 38 0 75 0 113 0 7 0 10-21 10-3 0-7 0-9 0 0 3 0 5 0 8 4 0 31-1 39-1s35 1 40 1c0-3 0-5 0-8-3 0-5 0-8 0-23 0-23-3-23-10 0-42 0-82 0-123z"><text:p/></draw:path><draw:path draw:style-name="gr180" draw:text-style-name="P67" svg:width="0.0287in" svg:height="0.1236in" svg:x="0.415in" svg:y="0.048in" svg:viewBox="0 0 74 315" svg:d="M74 311c0-1 0-1-6-6-39-40-50-99-50-147 0-55 13-110 51-150 5-3 5-4 5-5 0-2-2-3-4-3-3 0-31 21-50 61-16 35-20 70-20 97 0 24 4 62 21 97 19 39 46 60 49 60 2 0 4-1 4-4z"><text:p/></draw:path><draw:path draw:style-name="gr180" draw:text-style-name="P67" svg:width="0.0657in" svg:height="0.0882in" svg:x="0.4547in" svg:y="0.0535in" svg:viewBox="0 0 168 225" svg:d="M152 111c6-27 6-44 6-48 0-12-1-63-35-63-26 0-47 33-47 58 0 30 31 46 53 53-8 29-12 47-23 68-3 9-19 40-38 40-21 0-23-15-23-24s3-19 4-26c2-9 4-15 6-25 1-5 3-11 3-15 2-5 4-12 4-16 0-19-14-29-29-29-14 0-20 12-23 17-6 11-10 30-10 31 0 3 3 1 4 3 3 0 3 0 5-7 5-23 12-38 23-38 6 0 10 3 10 15 0 7-4 24-7 36-2 5-4 16-6 23-2 9-4 17-4 26 0 29 22 35 42 35 34 0 68-48 84-108 3 1 12 3 15 3 0 0 2-1 2-4 0-2-2-2-6-3s-6-2-10-2zM130 105c-15-6-45-18-45-47 0-20 17-51 38-51 8 0 16 5 16 38 0 20-4 42-9 60z"><text:p/></draw:path><draw:path draw:style-name="gr180" draw:text-style-name="P67" svg:width="0.0283in" svg:height="0.1236in" svg:x="0.5319in" svg:y="0.048in" svg:viewBox="0 0 73 315" svg:d="M73 158c0-25-4-63-21-99-19-39-46-59-49-59-2 0-3 1-3 3 0 1 0 2 5 7 32 31 50 82 50 148 0 54-12 108-51 148-4 4-4 4-4 5 0 3 1 4 3 4 3 0 31-22 50-62 16-34 20-69 20-95z"><text:p/></draw:path><draw:path draw:style-name="gr180" draw:text-style-name="P67" svg:width="0.0823in" svg:height="0.0287in" svg:x="0.615in" svg:y="0.0953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2925in" svg:height="0.0315in" svg:x="0.7602in" svg:y="0in" svg:viewBox="0 0 744 81" svg:d="M372 0c-122 23-244 48-366 71-5 2-6 2-6 5 0 1 0 5 4 5 0 0 1 0 4 0 122-21 242-40 364-61 121 21 243 40 364 61 3 0 3 0 4 0 4 0 4-4 4-5 0-3-3-4-6-5-123-23-244-48-366-71z"><text:p/></draw:path><draw:path draw:style-name="gr180" draw:text-style-name="P67" svg:width="0.1016in" svg:height="0.0555in" svg:x="0.7425in" svg:y="0.0862in" svg:viewBox="0 0 259 142" svg:d="M19 121c-1 4-3 12-3 13 0 6 5 8 9 8s9-2 12-9c2-8 3-15 5-22 3-10 5-20 7-29 2-7 4-13 6-22 2-4 3-14 4-15 5-10 22-39 52-39 14 0 17 12 17 23 0 8-2 16-5 26-2 12-6 23-9 36-2 8-4 16-6 24-2 7-5 18-5 19 0 6 5 8 9 8 10 0 12-8 15-18 4-17 16-64 19-75 1-5 18-43 52-43 13 0 17 11 17 23 0 18-13 54-19 70-3 8-4 12-4 18 0 15 10 25 26 25 29 0 41-46 41-48 0-3-3-3-3-3-4 0-4 1-6 5-4 18-14 40-32 40-6 0-7-3-7-11s2-15 5-22c6-16 20-52 20-70 0-20-14-33-37-33-24 0-40 14-51 30 0-4-1-15-10-22-8-7-18-8-26-8-29 0-45 20-50 27-2-18-14-27-29-27-14 0-20 12-23 17-6 12-10 30-10 31 0 3 3 2 4 3 3 0 3 0 5-7 5-22 12-38 23-38 5 0 10 3 10 15 0 7-1 11-5 27-6 24-12 48-18 73z"><text:p/></draw:path><draw:path draw:style-name="gr180" draw:text-style-name="P67" svg:width="0.0315in" svg:height="0.0575in" svg:x="0.8575in" svg:y="0.1016in" svg:viewBox="0 0 81 147" svg:d="M50 6c0-6-1-6-7-6-13 14-34 14-43 14 0 3 0 6 0 9 5 0 20 0 32-7 0 38 0 75 0 113 0 7 0 10-22 10-3 0-6 0-8 0 0 3 0 5 0 8 3 0 31-1 39-1 7 0 35 1 40 1 0-3 0-5 0-8-3 0-6 0-9 0-22 0-22-3-22-10 0-42 0-82 0-123z"><text:p/></draw:path><draw:path draw:style-name="gr180" draw:text-style-name="P67" svg:width="0.0283in" svg:height="0.1236in" svg:x="0.9161in" svg:y="0.048in" svg:viewBox="0 0 73 315" svg:d="M73 311c0-1 0-1-6-6-39-40-49-99-49-147 0-55 12-110 51-150 4-3 4-4 4-5 0-2-1-3-3-3-3 0-31 21-50 61-16 35-20 70-20 97 0 24 4 62 21 97 19 39 46 60 49 60 2 0 3-1 3-4z"><text:p/></draw:path><draw:path draw:style-name="gr180" draw:text-style-name="P67" svg:width="0.0657in" svg:height="0.0882in" svg:x="0.9559in" svg:y="0.0535in" svg:viewBox="0 0 168 225" svg:d="M152 111c6-27 6-44 6-48 0-12-1-63-35-63-26 0-47 33-47 58 0 30 30 46 53 53-8 29-13 47-23 68-4 9-20 40-38 40-21 0-23-15-23-24s2-19 4-26c1-9 3-15 6-25 1-5 3-11 3-15 2-5 4-12 4-16 0-19-14-29-29-29-14 0-20 12-23 17-6 11-10 30-10 31 0 3 3 3 4 3 3 0 3 0 5-7 5-23 12-38 23-38 6 0 10 3 10 15 0 7-4 24-8 36-1 5-3 16-5 23-3 9-5 17-5 26 0 29 23 35 43 35 34 0 67-48 83-108 4 1 13 3 15 3 1 0 3-1 3-4 0-2-2-2-7-3-3-1-6-2-9-2zM130 105c-15-6-45-18-45-47 0-20 16-51 38-51 8 0 16 5 16 38 0 20-5 42-9 60z"><text:p/></draw:path><draw:path draw:style-name="gr180" draw:text-style-name="P67" svg:width="0.0287in" svg:height="0.1236in" svg:x="1.0327in" svg:y="0.048in" svg:viewBox="0 0 74 315" svg:d="M74 158c0-25-4-63-21-99-19-39-47-59-49-59s-4 1-4 3c0 1 0 2 6 7 32 31 50 82 50 148 0 54-12 108-52 148-4 4-4 4-4 5 0 3 2 4 4 4s31-22 50-62c16-34 20-69 20-95z"><text:p/></draw:path><draw:path draw:style-name="gr180" draw:text-style-name="P67" svg:width="0.0827in" svg:height="0.0287in" svg:x="1.1157in" svg:y="0.0953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22in" svg:height="0.0047in" svg:x="1.2406in" svg:y="0.0362in" svg:viewBox="0 0 286 13" svg:d="M0 0c95 0 191 0 286 0 0 5 0 8 0 13-95 0-191 0-286 0 0-5 0-8 0-13z"><text:p/></draw:path><draw:path draw:style-name="gr180" draw:text-style-name="P67" svg:width="0.1024in" svg:height="0.0843in" svg:x="1.2437in" svg:y="0.0563in" svg:viewBox="0 0 261 215" svg:d="M145 86c-9-21-18-42-27-63-1-2-1-2-1-4s5-8 18-9c4 0 6-1 6-6 0-4-3-4-4-4-13 0-26 1-40 1-8 0-28-1-35-1-3 0-6 0-6 6 0 4 3 4 7 4 19 0 21 3 24 10 13 30 25 58 37 88-22 24-44 47-66 71-2 1-3 2-5 4-15 17-30 22-46 23-4 0-7 0-7 7 2 1 0 2 4 2 9 0 20 0 30 0 12 0 24 0 35 0 2 0 6 0 6-6 0-3-3-3-4-3-3 0-13-1-13-9 0-6 5-11 9-15 10-12 21-23 32-34 10-11 19-21 29-31 11 25 20 50 31 75 2 4 1 3 2 5 0 2-5 8-18 9-4 0-6 0-6 6 0 3 3 3 4 3 9 0 31 0 40 0 8 0 28 0 35 0 3 0 6 0 6-5 0-4-3-4-5-4-22 0-23-1-28-14-12-29-33-78-41-97 22-23 55-60 65-69 9-8 22-15 41-16 3 0 7 0 7-6-2-1 0-4-5-4-9 0-19 1-29 1-12 0-24-1-35-1-2 0-7 0-7 6 0 3 2 4 4 4 4 0 13 1 13 10 0 4-3 8-6 11-17 18-34 37-51 55z"><text:p/></draw:path><draw:path draw:style-name="gr180" draw:text-style-name="P67" svg:width="0.0528in" svg:height="0.0386in" svg:x="1.3575in" svg:y="0.1213in" svg:viewBox="0 0 135 99" svg:d="M16 84c-1 3-2 8-2 9 0 4 4 6 8 6s7-3 9-4c1-2 2-9 3-14 1-4 4-14 6-20 0-5 1-10 3-15 2-9 3-11 9-20s16-20 33-20c13 0 13 11 13 16 0 13-9 37-13 47-2 6-3 8-3 11 0 12 10 19 21 19 22 0 32-30 32-33s-3-3-4-3c-2 0-3 1-4 4-5 17-15 27-24 27-4 0-5-4-5-8 0-6 1-8 5-18 3-8 12-31 12-43 0-21-17-25-29-25-19 0-30 11-37 20-1-15-15-20-24-20-10 0-14 6-17 12-5 8-8 20-8 21 0 4 3 4 4 4 2 0 3-1 4-7 4-13 8-24 16-24 7 0 7 5 7 11 0 4-2 12-3 18-2 6-4 15-5 20-2 10-4 19-7 29z"><text:p/></draw:path></draw:g></draw:g></text:span><text:span text:style-name="T64">. </text:span><text:span text:style-name="T64"><draw:g text:anchor-type="as-char" svg:y="-0.1425in" draw:z-index="136" draw:name="Shape152" draw:style-name="gr178"><svg:title>TexMaths</svg:title><svg:desc>9§inline§\sigma^2 + \mu^2= m_1(\vartheta) =\widehat{m_1(\vartheta)} = \overline{X}_n = \frac{X^2_1+...+X_n^2}{n}.§svg§600§FALSE§</svg:desc><draw:g draw:style-name="gr2"><draw:path draw:style-name="gr179" draw:text-style-name="P66" svg:width="2.4925in" svg:height="0.1728in" svg:x="0.0024in" svg:y="0.0067in" svg:viewBox="0 0 6332 440" svg:d="M0 0c2111 0 4221 0 6332 0 0 147 0 293 0 440-2111 0-4221 0-6332 0 0-147 0-293 0-440z"><text:p/></draw:path><draw:path draw:style-name="gr180" draw:text-style-name="P67" svg:width="0.0654in" svg:height="0.0547in" svg:x="0.0004in" svg:y="0.089in" svg:viewBox="0 0 167 140" svg:d="M152 19c5 0 15 0 15-11 0-8-6-8-11-8-25 0-49 0-73 0-48 0-83 52-83 90 0 28 19 50 48 50 38 0 79-38 79-87 0-5 0-21-10-34 12 0 23 0 35 0zM48 134c-16 0-28-12-28-35 0-10 3-35 15-54 13-22 33-26 42-26 27 0 30 21 30 31 0 14-6 40-17 56-13 19-30 28-42 28z"><text:p/></draw:path><draw:path draw:style-name="gr180" draw:text-style-name="P67" svg:width="0.0382in" svg:height="0.0575in" svg:x="0.0772in" svg:y="0.0398in" svg:viewBox="0 0 98 147" svg:d="M98 107c-3 0-5 0-8 0 0 5-3 18-5 20-2 1-19 1-22 1-13 0-28 0-41 0 23-20 31-26 44-37 17-12 32-27 32-48 0-27-23-43-52-43-27 0-46 20-46 40 0 11 9 12 12 12 5 0 11-3 11-11 0-4-1-12-13-12 7-16 22-21 32-21 23 0 35 17 35 35 0 19-14 35-21 43-18 17-36 35-54 53-2 2-2 2-2 8 31 0 60 0 91 0 3-13 4-27 7-40z"><text:p/></draw:path><draw:path draw:style-name="gr180" draw:text-style-name="P67" svg:width="0.0827in" svg:height="0.0827in" svg:x="0.1622in" svg:y="0.0693in" svg:viewBox="0 0 211 211" svg:d="M112 112c29 0 58 0 88 0 4 0 11 0 11-6 0-7-7-7-11-7-30 0-59 0-88 0 0-30 0-58 0-88 0-5 0-11-7-11-6 0-6 6-6 11 0 30 0 58 0 88-30 0-59 0-89 0-4 0-10 0-10 7 0 6 6 6 10 6 30 0 59 0 89 0 0 29 0 59 0 88 0 5 0 11 6 11 7 0 7-6 7-11 0-29 0-59 0-88z"><text:p/></draw:path><draw:path draw:style-name="gr180" draw:text-style-name="P67" svg:width="0.0673in" svg:height="0.0815in" svg:x="0.2835in" svg:y="0.087in" svg:viewBox="0 0 172 208" svg:d="M64 28c1-6 4-18 4-20 0-5-3-8-9-8 0 0-9 0-12 11-15 61-31 122-46 183-1 4-1 5-1 5 0 5 4 9 9 9 6 0 11-6 11-7 2-2 5-19 18-67 10 8 24 9 30 9 22 0 35-14 42-23 3 14 15 23 29 23 10 0 18-8 23-18s10-30 10-31c0-3-4-3-5-3-2 0-3 1-4 6-5 20-11 39-23 39-9 0-10-8-10-14 0-7 3-23 6-34s6-22 9-34c1-4 4-16 5-22 2-7 5-18 5-20 0-6-5-9-9-9-2 0-10 1-13 11-4 20-10 39-14 59-4 16-7 30-8 33-1 1-16 30-42 30-16 0-23-11-23-28 0-9 3-18 4-27 5-18 9-35 14-53z"><text:p/></draw:path><draw:path draw:style-name="gr180" draw:text-style-name="P67" svg:width="0.0382in" svg:height="0.0575in" svg:x="0.3602in" svg:y="0.0398in" svg:viewBox="0 0 98 147" svg:d="M98 107c-3 0-5 0-8 0-1 5-3 18-5 20-2 1-19 1-23 1-13 0-27 0-40 0 23-20 31-26 44-37 17-12 32-27 32-48 0-27-24-43-52-43s-46 20-46 40c0 11 9 12 12 12 5 0 11-3 11-11 0-4-1-12-13-12 7-16 22-21 32-21 23 0 35 17 35 35 0 19-15 35-21 43-18 17-36 35-54 53-2 2-2 2-2 8 31 0 60 0 91 0 3-13 4-27 7-40z"><text:p/></draw:path><draw:path draw:style-name="gr180" draw:text-style-name="P67" svg:width="0.0827in" svg:height="0.0287in" svg:x="0.452in" svg:y="0.0961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012in" svg:height="0.0559in" svg:x="0.5803in" svg:y="0.087in" svg:viewBox="0 0 258 143" svg:d="M18 121c-1 4-3 12-3 13 0 6 5 9 9 9 5 0 10-2 12-9 1 0 5-16 6-23 3-10 5-20 8-29 1-7 3-13 5-21 1-5 4-15 4-16 5-10 21-39 52-39 13 0 17 12 17 23 0 8-3 16-6 26-2 13-5 24-8 37-1 7-4 15-6 24-2 6-4 17-4 18 0 6 4 9 9 9 9 0 11-8 14-18 4-18 16-64 19-76 1-5 18-43 52-43 14 0 17 11 17 23 0 18-13 54-20 70-2 8-3 12-3 18 0 15 11 26 25 26 30 0 41-46 41-49s-2-3-3-3c-3 0-3 1-5 6-4 17-15 39-32 39-6 0-7-3-7-11s2-15 5-22c6-16 19-52 19-70 0-20-13-33-36-33s-40 14-51 31c-1-5-2-16-10-23s-18-8-26-8c-29 0-44 20-50 27-2-18-15-27-29-27-15 0-20 12-23 18-6 11-10 29-10 31s3 2 4 2c2 0 3 0 5-7 5-22 12-38 23-38 5 0 9 3 9 15 0 7 0 11-4 27-6 24-13 49-19 73z"><text:p/></draw:path><draw:path draw:style-name="gr180" draw:text-style-name="P67" svg:width="0.0311in" svg:height="0.0575in" svg:x="0.6953in" svg:y="0.1031in" svg:viewBox="0 0 80 147" svg:d="M50 6c0-6 0-6-7-6-14 14-34 14-43 14 0 3 0 6 0 9 5 0 20 0 32-7 0 38 0 75 0 113 0 7 0 10-22 10-3 0-5 0-8 0 0 3 0 5 0 8 3 0 30-1 39-1 7 0 35 1 39 1 0-3 0-5 0-8-3 0-5 0-8 0-22 0-22-3-22-10 0-41 0-82 0-123z"><text:p/></draw:path><draw:path draw:style-name="gr180" draw:text-style-name="P67" svg:width="0.0287in" svg:height="0.124in" svg:x="0.7539in" svg:y="0.0484in" svg:viewBox="0 0 74 316" svg:d="M74 313c0-1 0-2-6-7-39-40-49-98-49-147 0-55 12-110 50-150 5-4 5-4 5-5 0-2-1-4-4-4-2 0-31 22-49 62-16 35-21 70-21 97 0 24 4 63 22 97 19 39 46 60 48 60 3 0 4-1 4-3z"><text:p/></draw:path><draw:path draw:style-name="gr180" draw:text-style-name="P67" svg:width="0.0654in" svg:height="0.0886in" svg:x="0.7937in" svg:y="0.0543in" svg:viewBox="0 0 167 226" svg:d="M152 111c6-27 6-44 6-48 0-12-1-63-35-63-26 0-46 33-46 58 0 30 29 46 52 53-7 29-13 47-23 69-4 9-20 40-38 40-21 0-24-16-24-25 0-8 3-19 5-26 1-8 3-15 6-25 1-5 3-10 4-15s2-12 2-16c0-19-14-29-29-29s-19 12-23 18c-5 10-9 29-9 31s3 2 4 2c2 0 3 0 5-7 5-22 12-38 23-38 5 0 9 3 9 15 0 7-4 24-7 36-1 5-3 16-5 23-3 9-5 17-5 26 0 30 23 36 43 36 34 0 67-49 83-109 4 1 13 3 15 3 1 0 2-1 2-4 0-2-1-2-6-3-3-1-6-2-9-2zM131 105c-17-6-46-18-46-47 0-20 16-51 38-51 8 0 17 5 17 38 0 20-6 42-9 60z"><text:p/></draw:path><draw:path draw:style-name="gr180" draw:text-style-name="P67" svg:width="0.0287in" svg:height="0.124in" svg:x="0.8709in" svg:y="0.0484in" svg:viewBox="0 0 74 316" svg:d="M74 159c0-25-4-63-21-99-20-39-47-60-49-60s-4 2-4 4c0 1 0 1 6 7 31 31 49 82 49 148 0 54-12 109-50 149-5 3-5 4-5 5 0 2 2 3 4 3s31-22 50-62c16-34 20-69 20-95z"><text:p/></draw:path><draw:path draw:style-name="gr180" draw:text-style-name="P67" svg:width="0.0827in" svg:height="0.0287in" svg:x="0.9535in" svg:y="0.0961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2925in" svg:height="0.0315in" svg:x="1.0992in" svg:y="0.0016in" svg:viewBox="0 0 744 81" svg:d="M373 0c-122 23-244 48-366 71-5 1-7 1-7 5 0 1 0 5 5 5 0 0 1 0 4 0 122-21 242-40 364-61 121 21 242 40 363 61 3 0 4 0 5 0 3 0 3-4 3-5 0-4-1-4-5-5-122-23-244-48-366-71z"><text:p/></draw:path><draw:path draw:style-name="gr180" draw:text-style-name="P67" svg:width="0.1012in" svg:height="0.0559in" svg:x="1.0819in" svg:y="0.087in" svg:viewBox="0 0 258 143" svg:d="M18 121c-1 4-3 12-3 13 0 6 5 9 9 9 5 0 10-2 12-9 1 0 5-16 6-23 3-10 5-20 8-29 1-7 3-13 5-21 1-5 4-15 4-16 5-10 21-39 52-39 13 0 17 12 17 23 0 8-3 16-6 26-2 13-6 24-9 37-1 7-4 15-6 24-1 6-3 17-3 18 0 6 4 9 9 9 9 0 11-8 14-18 4-18 16-64 19-76 1-5 18-43 52-43 14 0 17 11 17 23 0 18-13 54-20 70-2 8-3 12-3 18 0 15 11 26 25 26 30 0 41-46 41-49s-2-3-3-3c-3 0-3 1-5 6-4 17-15 39-32 39-6 0-7-3-7-11s2-15 5-22c6-16 19-52 19-70 0-20-13-33-36-33s-40 14-51 31c-1-5-2-16-11-23-7-7-18-8-25-8-29 0-44 20-50 27-2-18-15-27-30-27-14 0-19 12-23 18-5 11-9 29-9 31s3 2 4 2c2 0 3 0 5-7 5-22 12-38 23-38 5 0 9 3 9 15 0 7 0 11-4 27-6 24-13 49-19 73z"><text:p/></draw:path><draw:path draw:style-name="gr180" draw:text-style-name="P67" svg:width="0.0311in" svg:height="0.0575in" svg:x="1.1972in" svg:y="0.1031in" svg:viewBox="0 0 80 147" svg:d="M50 6c0-6 0-6-7-6-14 14-34 14-43 14 0 3 0 6 0 9 5 0 20 0 32-7 0 38 0 75 0 113 0 7 0 10-22 10-3 0-6 0-9 0 0 3 0 5 0 8 4 0 31-1 40-1 7 0 35 1 39 1 0-3 0-5 0-8-3 0-5 0-8 0-22 0-22-3-22-10 0-41 0-82 0-123z"><text:p/></draw:path><draw:path draw:style-name="gr180" draw:text-style-name="P67" svg:width="0.0287in" svg:height="0.124in" svg:x="1.2551in" svg:y="0.0484in" svg:viewBox="0 0 74 316" svg:d="M74 313c0-1 0-2-6-7-39-40-49-98-49-147 0-55 12-110 50-150 5-4 5-4 5-5 0-2-2-4-4-4s-31 22-49 62c-16 35-21 70-21 97 0 24 4 63 22 97 19 39 46 60 48 60s4-1 4-3z"><text:p/></draw:path><draw:path draw:style-name="gr180" draw:text-style-name="P67" svg:width="0.0657in" svg:height="0.0886in" svg:x="1.2949in" svg:y="0.0543in" svg:viewBox="0 0 168 226" svg:d="M153 111c6-27 6-44 6-48 0-12-1-63-35-63-26 0-47 33-47 58 0 30 30 46 52 53-7 29-12 47-22 69-4 9-20 40-39 40-21 0-23-16-23-25 0-8 3-19 5-26 1-8 3-15 6-25 1-5 3-10 3-15 2-5 3-12 3-16 0-19-14-29-29-29s-20 12-23 18c-5 10-10 29-10 31s4 2 5 2c2 0 3 0 5-7 5-22 12-38 22-38 6 0 10 3 10 15 0 7-4 24-7 36-1 5-3 16-5 23-3 9-5 17-5 26 0 30 22 36 43 36 34 0 67-49 83-109 4 1 13 3 15 3 1 0 2-1 2-4 0-2-1-2-6-3-3-1-6-2-9-2zM131 105c-16-6-45-18-45-47 0-20 16-51 37-51 8 0 17 5 17 38 0 20-5 42-9 60z"><text:p/></draw:path><draw:path draw:style-name="gr180" draw:text-style-name="P67" svg:width="0.0287in" svg:height="0.124in" svg:x="1.372in" svg:y="0.0484in" svg:viewBox="0 0 74 316" svg:d="M74 159c0-25-4-63-22-99-19-39-46-60-48-60s-4 2-4 4c0 1 0 1 6 7 31 31 49 82 49 148 0 54-12 109-50 149-5 3-5 4-5 5 0 2 2 3 4 3s31-22 50-62c15-34 20-69 20-95z"><text:p/></draw:path><draw:path draw:style-name="gr180" draw:text-style-name="P67" svg:width="0.0827in" svg:height="0.0287in" svg:x="1.4551in" svg:y="0.0961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26in" svg:height="0.0047in" svg:x="1.5795in" svg:y="0.037in" svg:viewBox="0 0 287 13" svg:d="M0 0c95 0 192 0 287 0 0 5 0 8 0 13-95 0-192 0-287 0 0-5 0-8 0-13z"><text:p/></draw:path><draw:path draw:style-name="gr180" draw:text-style-name="P67" svg:width="0.102in" svg:height="0.085in" svg:x="1.5831in" svg:y="0.0571in" svg:viewBox="0 0 260 217" svg:d="M145 86c-9-21-18-42-27-63-1-2-1-2-2-4 0-2 6-8 19-9 4 0 6-1 6-6 0-4-3-4-4-4-13 0-27 1-40 1-8 0-28-1-36-1-2 0-5 0-5 6 0 4 3 4 7 4 19 0 21 3 23 10 13 30 26 59 38 88-22 24-44 48-66 72-2 1-3 2-5 3-15 17-30 23-46 24-4 0-7 0-7 6 1 1 0 4 4 4 10 0 19-1 29-1 12 0 25 1 36 1 2 0 6 0 6-7 0-3-3-3-4-3-3-1-12-1-12-10 0-6 4-10 8-15 10-11 21-23 32-34 10-11 19-21 29-31 11 26 21 51 31 76 2 3 2 4 2 5s-6 7-18 9c-3 0-6 0-6 5s3 5 4 5c9 0 31-1 40-1 8 0 27 1 35 1 3 0 6 0 6-7 0-3-3-3-6-3-21-1-22-2-27-15-12-29-33-78-40-97 21-23 54-60 64-69 9-8 22-15 41-16 3 0 6 0 6-6 0-1 0-4-3-4-10 0-20 1-30 1-12 0-24-1-35-1-2 0-7 0-7 6 0 2 2 4 4 4 3 0 13 1 13 10 0 4-4 8-6 11-17 18-34 37-51 55z"><text:p/></draw:path><draw:path draw:style-name="gr180" draw:text-style-name="P67" svg:width="0.0528in" svg:height="0.039in" svg:x="1.6969in" svg:y="0.122in" svg:viewBox="0 0 135 100" svg:d="M16 84c-1 3-2 8-2 9 0 4 4 7 8 7 3 0 7-3 9-5 1-2 2-9 3-14 1-4 4-14 5-20 2-4 2-10 4-15 2-9 3-11 9-20 7-8 16-20 34-20 12 0 12 11 12 16 0 13-9 38-12 47-3 6-4 8-4 12 0 12 10 19 21 19 22 0 32-31 32-34s-3-3-4-3c-3 0-3 1-4 4-5 18-14 27-23 27-5 0-6-4-6-8 0-5 1-8 6-18 2-7 11-30 11-43 0-21-17-25-29-25-18 0-30 11-37 20-2-15-15-20-24-20-10 0-14 7-18 12-4 8-7 20-7 21 0 4 3 4 4 4 2 0 2-1 4-7 4-13 8-24 16-24 7 0 8 5 8 11 0 4-2 12-4 18s-4 16-5 20c-2 10-4 19-7 29z"><text:p/></draw:path><draw:path draw:style-name="gr180" draw:text-style-name="P67" svg:width="0.0823in" svg:height="0.0287in" svg:x="1.802in" svg:y="0.0961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768in" svg:height="0.0594in" svg:x="1.9457in" svg:y="0.0189in" svg:viewBox="0 0 196 152" svg:d="M113 67c7-7 13-14 20-21 29-28 37-37 57-38 4 0 6 0 6-4 0-3-2-4-3-4-7 0-15 1-21 1-5 0-20-1-26-1-2 0-5 1-5 5 0 0 0 3 4 3 2 0 8 1 8 6 0 3-4 7-6 9-2 1-30 28-38 37-7-14-15-29-23-44 0-1 0-2 0-2 0-2 4-6 11-6 2 0 5 0 5-5-1-1 0-3-4-3s-10 1-14 1c-6 0-10 0-15 0-4 0-10 0-13 0-4-1-8-1-12-1-1 0-4 0-4 5 0 3 2 3 6 3 13 0 13 2 16 6 10 21 21 41 31 62-5 3-8 8-13 12-3 4-14 14-18 18-27 28-36 37-57 37-2 0-5 0-5 5 0 1 1 4 4 4 6 0 13-1 20-1 4 0 9 0 13 0s9 1 13 1c0 0 4 0 4-5 0-4-3-4-4-4-2 0-7 0-7-5 0-4 3-6 8-12 16-15 30-29 45-44 9 17 18 35 27 53 1 2 1 2 1 3s-3 5-11 5c-2 0-5 0-5 5 1 1 0 4 4 4s10-1 14-1c5 0 10 0 14 0s9 0 14 0c4 0 8 1 12 1 1 0 4 0 4-6 0-3-3-3-6-3-13 0-14-2-16-6-12-23-24-47-35-70z"><text:p/></draw:path><draw:path draw:style-name="gr180" draw:text-style-name="P67" svg:width="0.0303in" svg:height="0.0413in" svg:x="2.0354in" svg:y="0in" svg:viewBox="0 0 78 106" svg:d="M78 75c-1 0-4 0-6 0-1 3-3 13-4 14-2 1-16 1-18 1-10 0-20 0-31 0 11-8 22-16 31-22 15-10 28-20 28-36 0-21-19-32-41-32s-37 13-37 28c0 8 6 10 9 10 5 0 9-4 9-10 0-5-4-9-9-9 5-7 14-12 24-12 16 0 28 9 28 25 0 13-9 23-20 33-13 11-27 22-39 33-2 1-2 1-2 3 0 1 0 3 0 5 24 0 49 0 73 0 2-11 4-21 5-31z"><text:p/></draw:path><draw:path draw:style-name="gr180" draw:text-style-name="P67" svg:width="0.0252in" svg:height="0.0413in" svg:x="2.0319in" svg:y="0.0626in" svg:viewBox="0 0 65 106" svg:d="M40 5c0-5 0-5-6-5-11 10-29 10-31 10-1 0-2 0-3 0 0 3 0 4 0 7 1 0 2 0 3 0 3 0 13-1 22-4 0 26 0 53 0 79 0 5 0 6-16 6-3 0-5 0-8 0 0 2 0 5 0 8 8-1 22-1 31-1s24 0 33 1c0-3 0-6 0-8-3 0-6 0-8 0-17 0-17-1-17-6 0-29 0-59 0-87z"><text:p/></draw:path><draw:path draw:style-name="gr180" draw:text-style-name="P67" svg:width="0.0638in" svg:height="0.0638in" svg:x="2.0843in" svg:y="0.0252in" svg:viewBox="0 0 163 163" svg:d="M87 87c23 0 45 0 68 0 3 0 8 0 8-6 0-5-5-5-8-5-23 0-45 0-68 0 0-23 0-45 0-68 0-3 0-8-5-8s-5 5-5 8c0 23 0 45 0 68-23 0-46 0-69 0-3 0-8 0-8 5 0 6 5 6 8 6 23 0 46 0 69 0 0 22 0 45 0 68 0 3 0 8 4 8 6 0 6-5 6-8 0-23 0-46 0-68z"><text:p/></draw:path><draw:path draw:style-name="gr180" draw:text-style-name="P67" svg:width="0.0094in" svg:height="0.0098in" svg:x="2.1646in" svg:y="0.0689in" svg:viewBox="0 0 25 26" svg:d="M25 14c0-9-6-14-12-14-8 0-13 6-13 13 0 8 6 13 13 13s12-6 12-12z"><text:p/></draw:path><draw:path draw:style-name="gr180" draw:text-style-name="P67" svg:width="0.0098in" svg:height="0.0098in" svg:x="2.1937in" svg:y="0.0689in" svg:viewBox="0 0 26 26" svg:d="M26 14c0-9-7-14-12-14-8 0-14 6-14 13 0 8 7 13 13 13 8 0 13-6 13-12z"><text:p/></draw:path><draw:path draw:style-name="gr180" draw:text-style-name="P67" svg:width="0.0094in" svg:height="0.0098in" svg:x="2.2236in" svg:y="0.0689in" svg:viewBox="0 0 25 26" svg:d="M25 14c0-9-6-14-12-14-8 0-13 6-13 13 0 8 6 13 13 13s12-6 12-12z"><text:p/></draw:path><draw:path draw:style-name="gr180" draw:text-style-name="P67" svg:width="0.0638in" svg:height="0.0638in" svg:x="2.2496in" svg:y="0.0252in" svg:viewBox="0 0 163 163" svg:d="M87 87c23 0 45 0 68 0 3 0 8 0 8-6 0-5-5-5-8-5-23 0-45 0-68 0 0-23 0-45 0-68 0-3 0-8-5-8s-5 5-5 8c0 23 0 45 0 68-23 0-46 0-69 0-3 0-8 0-8 5 0 6 5 6 8 6 23 0 46 0 69 0 0 22 0 45 0 68 0 3 0 8 5 8s5-5 5-8c0-23 0-46 0-68z"><text:p/></draw:path><draw:path draw:style-name="gr180" draw:text-style-name="P67" svg:width="0.0764in" svg:height="0.0594in" svg:x="2.3244in" svg:y="0.0189in" svg:viewBox="0 0 195 152" svg:d="M112 67c7-7 14-14 21-21 28-28 37-37 57-38 3 0 5 0 5-4 0-3-1-3-2-4-7 0-15 1-21 1s-21-1-26-1c-2 0-5 1-5 5 0 0 0 3 4 3 2 0 7 1 7 6 0 3-3 7-5 9-2 1-30 28-38 37-7-14-15-29-23-44v-2c0-2 3-6 11-6 1 0 5 0 5-5-1-1 0-3-4-3-5 0-11 1-15 1-5 0-10 0-15 0-3 0-9 0-12 0-5-1-9-1-13-1-1 0-4 0-4 5 0 3 2 3 6 3 14 0 14 2 16 6 11 21 21 41 32 62-5 3-8 8-13 12-4 4-14 14-19 18-27 28-36 37-56 37-2 0-5 0-5 5 0 1 1 4 3 4 6 0 14-1 20-1 4 0 10 0 14 0s9 1 13 1c0 0 4 0 4-5 0-4-3-4-4-4-2 0-7 0-7-5 0-4 3-6 7-12 16-15 30-29 45-44 9 17 18 35 27 53 1 2 2 2 2 3s-4 5-11 5c-3 0-6 0-6 5 1 1 0 4 4 4 5 0 11-1 15-1 5 0 10 0 14 0s9 0 13 0c5 0 9 1 13 1 1 0 4 0 4-6 0-3-3-3-6-3-14 0-15-2-16-6-12-23-25-47-36-70z"><text:p/></draw:path><draw:path draw:style-name="gr180" draw:text-style-name="P67" svg:width="0.0307in" svg:height="0.0413in" svg:x="2.4138in" svg:y="0in" svg:viewBox="0 0 79 106" svg:d="M79 75c-2 0-4 0-7 0 0 3-2 13-4 14-1 1-15 1-18 1-9 0-20 0-30 0 11-8 22-16 31-22 15-10 28-20 28-36 0-21-20-32-42-32-21 0-37 13-37 28 0 8 7 10 9 10 5 0 10-4 10-10 0-5-5-9-9-9 4-7 13-12 24-12 16 0 28 9 28 25 0 13-9 23-21 33-13 11-27 22-39 33-2 1-2 1-2 3 0 1 0 3 0 5 24 0 50 0 74 0 2-11 3-21 5-31z"><text:p/></draw:path><draw:path draw:style-name="gr180" draw:text-style-name="P67" svg:width="0.0433in" svg:height="0.028in" svg:x="2.4071in" svg:y="0.0764in" svg:viewBox="0 0 111 72" svg:d="M16 55c-1 4-2 11-2 12 0 2 2 5 6 5 2 0 5-2 7-5 0-1 3-8 4-13 5-21 3-14 5-22 2-4 14-27 32-27 9 0 12 5 12 12 0 9-7 25-11 34-1 2-1 4-1 7 0 8 8 14 18 14 16 0 25-21 25-24s-3-3-4-3c-3 0-3 1-3 4-3 10-10 18-18 18-4 0-5-3-5-7 0-3 1-4 2-8 3-6 10-24 10-33 0-12-8-19-24-19-14 0-24 9-29 16-1-13-14-16-19-16-16 0-14 16-21 24 0 3 3 3 4 3 2 0 2-1 3-3 2-10 6-19 13-19 5 0 6 6 6 9 0 2-2 9-3 12 0 5-2 11-3 15s-3 10-4 14z"><text:p/></draw:path><draw:path draw:style-name="gr180" draw:text-style-name="P67" svg:width="0.5209in" svg:height="0.0047in" svg:x="1.9413in" svg:y="0.1091in" svg:viewBox="0 0 1324 13" svg:d="M0 0c441 0 883 0 1324 0 0 5 0 8 0 13-441 0-883 0-1324 0 0-5 0-8 0-13z"><text:p/></draw:path><draw:path draw:style-name="gr180" draw:text-style-name="P67" svg:width="0.0531in" svg:height="0.039in" svg:x="2.1752in" svg:y="0.1461in" svg:viewBox="0 0 136 100" svg:d="M17 84c-1 3-3 8-3 9 0 5 5 7 9 7 3 0 6-3 8-4 1-3 3-9 4-15 1-3 4-14 5-20 1-4 2-10 3-14 3-9 4-11 10-20s16-21 33-21c13 0 13 12 13 16 0 13-9 38-13 47-2 6-3 9-3 12 0 12 10 19 21 19 22 0 32-31 32-34s-3-2-4-3c-3 0-3 2-4 4-6 18-15 27-24 27-4 0-5-3-5-7 0-6 1-8 5-18 2-8 12-31 12-44 0-21-17-25-29-25-19 0-31 12-37 21-2-16-15-21-24-21-10 0-15 7-18 13-4 8-8 20-8 21 0 3 4 3 5 3 2 0 2-1 4-6 4-14 7-25 16-25 6 0 7 6 7 11s-1 13-3 19-4 15-5 20c-2 9-4 19-7 28z"><text:p/></draw:path><draw:path draw:style-name="gr180" draw:text-style-name="P67" svg:width="0.0126in" svg:height="0.013in" svg:x="2.4882in" svg:y="0.1291in" svg:viewBox="0 0 33 34" svg:d="M33 17c0-9-8-17-17-17-10 0-16 8-16 17s6 17 16 17c9 0 17-8 17-17z"><text:p/></draw:path></draw:g></draw:g></text:span><text:span text:style-name="T64"><text:s/></text:span><text:span text:style-name="T49">Řešení: </text:span><text:span text:style-name="T49"><draw:g text:anchor-type="as-char" svg:y="-0.1646in" draw:z-index="137" draw:name="Shape153" draw:style-name="gr178"><svg:title>TexMaths</svg:title><svg:desc>9§inline§\hat\mu = \overline{X}_n, \hat\sigma =\sqrt{\frac{X_1^2+....+X^2_n}{n}  - \overline{X}_n^2}§svg§600§FALSE§</svg:desc><draw:g draw:style-name="gr2"><draw:path draw:style-name="gr179" draw:text-style-name="P66" svg:width="1.7433in" svg:height="0.2102in" svg:x="0.0031in" svg:y="0.0067in" svg:viewBox="0 0 4429 535" svg:d="M2215 535c-738 0-1476 0-2215 0 0-178 0-357 0-535 1477 0 2952 0 4429 0 0 178 0 357 0 535-738 0-1476 0-2214 0z"><text:p/></draw:path><draw:path draw:style-name="gr180" draw:text-style-name="P67" svg:width="0.0331in" svg:height="0.0189in" svg:x="0.0213in" svg:y="0.078in" svg:viewBox="0 0 85 49" svg:d="M42 0c-14 14-28 29-42 43 2 2 4 4 5 6 13-11 25-22 37-33 12 11 25 22 36 33 2-2 5-4 7-6-15-14-28-29-43-43z"><text:p/></draw:path><draw:path draw:style-name="gr180" draw:text-style-name="P67" svg:width="0.0669in" svg:height="0.0811in" svg:x="0.0004in" svg:y="0.1094in" svg:viewBox="0 0 171 207" svg:d="M63 28c2-6 5-18 5-20 0-5-4-8-10-8 0 0-9 0-12 11-15 61-30 121-45 182-1 5-1 5-1 6 0 4 4 8 9 8 6 0 10-6 11-6 1-3 5-19 17-68 10 8 24 9 30 9 23 0 36-13 43-22 2 14 14 22 29 22 10 0 18-7 23-17 5-11 9-31 9-31 0-3-3-3-4-3-2 0-3 1-4 5-6 21-11 40-24 40-9 0-9-8-9-15s3-22 6-33c3-12 6-22 9-34 1-5 3-16 5-22 1-7 5-19 5-20 0-6-5-9-9-9-2 0-10 1-13 11-4 20-10 39-14 59-5 16-8 30-9 32 0 2-16 31-41 31-16 0-23-11-23-28 0-9 2-18 4-27 5-18 8-35 13-53z"><text:p/></draw:path><draw:path draw:style-name="gr180" draw:text-style-name="P67" svg:width="0.0827in" svg:height="0.0287in" svg:x="0.113in" svg:y="0.118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1122in" svg:height="0.0047in" svg:x="0.2378in" svg:y="0.0594in" svg:viewBox="0 0 286 13" svg:d="M143 13c-48 0-95 0-143 0 0-5 0-9 0-13 95 0 191 0 286 0 0 4 0 8 0 13-48 0-95 0-143 0z"><text:p/></draw:path><draw:path draw:style-name="gr180" draw:text-style-name="P67" svg:width="0.1024in" svg:height="0.0846in" svg:x="0.2409in" svg:y="0.0795in" svg:viewBox="0 0 261 216" svg:d="M145 85c-9-20-18-41-27-62-1-2-1-2-1-4s5-8 18-9c4-1 6-1 6-6 0-4-3-4-4-4-13 0-26 1-40 1-8 0-28-1-35-1-3 0-6 0-6 6 0 4 3 4 7 4 19 0 21 3 24 10 13 29 25 58 37 88-22 23-44 48-66 72-2 1-3 2-5 3-15 17-30 22-46 23-4 0-7 0-7 6 2 1 0 4 4 4 9 0 20-1 30-1 12 0 24 1 35 1 2 0 6 0 6-6 0-4-3-4-4-4-3-1-13-1-13-10 0-5 5-10 9-14 11-12 21-24 32-35 10-10 19-20 29-30 11 25 20 50 31 75 2 3 2 4 2 5 0 2-5 7-18 9-4 0-6 0-6 5s3 5 4 5c9 0 32-1 40-1s28 1 35 1c3 0 6 0 6-6 0-4-2-4-5-4-22-1-23-2-27-14-13-29-34-79-42-98 22-22 55-59 65-68 9-8 22-15 41-16 3-1 7-1 7-6 0-1 0-4-5-4-9 0-19 1-29 1-12 0-24-1-35-1-2 0-7 0-7 6 0 2 2 3 5 4 3 0 12 1 12 10 0 4-3 8-6 11-17 18-34 36-51 54z"><text:p/></draw:path><draw:path draw:style-name="gr180" draw:text-style-name="P67" svg:width="0.0528in" svg:height="0.039in" svg:x="0.3547in" svg:y="0.1441in" svg:viewBox="0 0 135 100" svg:d="M16 84c-1 2-2 8-2 9 0 4 4 7 8 7s8-4 9-6c0-1 2-9 3-13 1-5 4-14 6-20 0-4 2-10 3-15 2-9 3-11 9-20 6-8 17-20 33-20 13 0 14 11 14 16 0 13-10 37-14 46-2 7-3 8-3 13 0 12 10 19 21 19 22 0 32-31 32-34s-3-3-4-3c-2 0-3 1-4 4-5 18-15 27-24 27-4 0-5-4-5-9 0-4 1-8 5-18 3-6 12-29 12-42 0-21-17-25-29-25-18 0-30 11-37 20-1-16-15-20-24-20s-14 7-17 12c-5 8-8 20-8 21 0 4 3 4 4 4 2 0 3-1 4-7 4-13 8-24 16-24 7 0 7 5 7 11 0 4-1 12-2 18-2 5-5 15-6 20-2 10-4 19-7 29z"><text:p/></draw:path><draw:path draw:style-name="gr180" draw:text-style-name="P67" svg:width="0.0142in" svg:height="0.0366in" svg:x="0.4291in" svg:y="0.1508in" svg:viewBox="0 0 37 94" svg:d="M37 33c0-20-8-33-21-33-10 0-16 8-16 17 0 8 6 17 16 17 5 0 8-2 12-4 1-1 1-1 1-1 1 0 1 0 1 4 0 24-11 43-22 53-4 4-4 4-4 5 0 3 2 3 4 3 4 0 29-24 29-61z"><text:p/></draw:path><draw:path draw:style-name="gr180" draw:text-style-name="P67" svg:width="0.0331in" svg:height="0.0189in" svg:x="0.4949in" svg:y="0.078in" svg:viewBox="0 0 85 49" svg:d="M42 0c-14 14-28 29-42 43 2 2 4 4 6 6 12-11 25-22 36-33 13 11 25 22 37 33 2-2 4-4 6-6-15-14-28-29-43-43z"><text:p/></draw:path><draw:path draw:style-name="gr180" draw:text-style-name="P67" svg:width="0.0654in" svg:height="0.0543in" svg:x="0.4783in" svg:y="0.1106in" svg:viewBox="0 0 167 139" svg:d="M152 19c4 0 15 0 15-11 0-8-6-8-12-8-25 0-48 0-72 0-48 0-83 52-83 90 0 28 19 49 48 49 37 0 79-37 79-86 0-5 0-21-10-34 12 0 23 0 35 0zM48 133c-16 0-28-12-28-34 0-10 3-35 14-54 14-22 33-26 43-26 27 0 29 21 29 30 0 15-6 41-16 57-13 19-30 27-42 27z"><text:p/></draw:path><draw:path draw:style-name="gr180" draw:text-style-name="P67" svg:width="0.0827in" svg:height="0.0287in" svg:x="0.5906in" svg:y="0.1185in" svg:viewBox="0 0 211 74" svg:d="M200 13c4 0 11 0 11-7 0-6-7-6-10-6-63 0-127 0-190 0-5 0-11 0-11 6 0 7 6 7 11 7 63 0 126 0 189 0zM201 74c3 0 10 0 10-7 0-6-7-6-11-6-63 0-126 0-189 0-5 0-11 0-11 6 0 7 6 7 11 7 63 0 127 0 190 0z"><text:p/></draw:path><draw:path draw:style-name="gr180" draw:text-style-name="P67" svg:width="0.113in" svg:height="0.2228in" svg:x="0.7287in" svg:y="0.0004in" svg:viewBox="0 0 288 567" svg:d="M112 520c-22-79-45-158-68-236-14 16-30 33-44 50 2 2 4 4 5 5 8-8 15-16 22-25 24 84 49 169 73 253 10 0 11 0 12-8 58-182 117-364 174-546 2-5 2-6 2-7 0-3-3-6-6-6-5 0-7 4-8 8-54 171-108 341-162 512z"><text:p/></draw:path><draw:path draw:style-name="gr180" draw:text-style-name="P67" svg:width="0.913in" svg:height="0.0047in" svg:x="0.8398in" svg:y="0.0004in" svg:viewBox="0 0 2320 13" svg:d="M1160 13c-387 0-773 0-1160 0 0-5 0-9 0-13 773 0 1547 0 2320 0 0 4 0 8 0 13-386 0-773 0-1160 0z"><text:p/></draw:path><draw:path draw:style-name="gr180" draw:text-style-name="P67" svg:width="0.0764in" svg:height="0.0591in" svg:x="0.8591in" svg:y="0.0398in" svg:viewBox="0 0 195 151" svg:d="M112 67c7-8 13-15 20-22 29-27 37-36 58-37 3-1 5-1 5-4s-2-4-3-4c-7 0-14 1-21 1-5 0-20-1-25-1-2 0-5 1-5 4 0 1 0 3 3 4 3 0 8 0 8 5 0 4-4 7-5 9-2 2-31 29-39 37-7-14-15-28-23-43 0-1 0-2 0-3s4-5 11-5c2 0 5-1 5-5-1-1 0-3-4-3s-10 1-14 1c-5 0-10 0-15 0-3 0-9 0-13 0-4-1-8-1-12-1-1 0-4 0-4 4s2 4 6 4c13 0 13 2 16 6 10 21 21 41 31 62-4 4-8 8-12 12s-15 14-19 18c-27 27-36 36-56 37-3 0-5 0-5 4 0 1 0 4 3 4 6 0 14-1 20-1 4 0 9 0 13 0s9 1 13 1c1 0 5 0 5-5 0-3-3-3-5-3-1 0-6-1-6-5s3-7 7-12c16-15 30-30 45-44 9 17 18 34 27 52 1 3 1 3 1 4 0 0-3 4-11 5-2 0-5 0-5 4 1 1 0 4 4 4s10-1 15-1c4 0 9 0 14 0 4 0 9 0 13 0s8 1 12 1c1 0 4 0 4-5 0-3-3-3-6-3-13 0-14-3-15-6-12-24-25-47-36-70z"><text:p/></draw:path><draw:path draw:style-name="gr180" draw:text-style-name="P67" svg:width="0.0303in" svg:height="0.0409in" svg:x="0.9484in" svg:y="0.0276in" svg:viewBox="0 0 78 105" svg:d="M78 75c-2 0-4 0-6 0-1 3-2 12-5 14-1 1-14 1-17 1-10 0-20 0-30 0 10-7 21-16 31-23 15-9 27-18 27-36 0-19-19-31-41-31s-37 13-37 28c0 8 7 10 9 10 4 0 9-3 9-10 0-6-4-8-9-9 4-7 13-12 24-12 16 0 29 9 29 24 0 14-10 24-22 35-12 10-26 21-38 32-2 2-2 2-2 3s0 2 0 4c24 0 49 0 74 0 2-10 2-20 4-30z"><text:p/></draw:path><draw:path draw:style-name="gr180" draw:text-style-name="P67" svg:width="0.0252in" svg:height="0.0409in" svg:x="0.9449in" svg:y="0.0843in" svg:viewBox="0 0 65 105" svg:d="M40 4c0-4 0-4-6-4-11 10-29 10-31 10-1 0-2 0-3 0 0 3 0 4 0 7 1 0 2 0 3 0 3 0 13-1 22-4 0 26 0 53 0 79 0 4 0 6-16 6-3 0-5 0-8 0 0 2 0 5 0 7 9-1 22-1 32-1 9 0 23 0 32 1 0-2 0-5 0-7-3 0-6 0-8 0-17 0-17-2-17-6 0-29 0-59 0-88z"><text:p/></draw:path><draw:path draw:style-name="gr180" draw:text-style-name="P67" svg:width="0.0638in" svg:height="0.0638in" svg:x="0.9972in" svg:y="0.0453in" svg:viewBox="0 0 163 163" svg:d="M87 86c23 0 45 0 68 0 2 0 8 0 8-5s-5-5-8-5c-23 0-45 0-68 0 0-23 0-45 0-68 0-3 0-8-5-8-6 0-6 4-6 8 0 23 0 45 0 68-22 0-45 0-68 0-3 0-8 0-8 5s5 5 8 5c23 0 46 0 68 0 0 23 0 45 0 69 0 2 0 8 6 8 5 0 5-6 5-8 0-24 0-46 0-69z"><text:p/></draw:path><draw:path draw:style-name="gr180" draw:text-style-name="P67" svg:width="0.0098in" svg:height="0.0098in" svg:x="1.0776in" svg:y="0.0886in" svg:viewBox="0 0 26 26" svg:d="M26 13c0-8-7-13-13-13-8 0-13 6-13 13 0 8 7 13 13 13 7 0 13-6 13-13z"><text:p/></draw:path><draw:path draw:style-name="gr180" draw:text-style-name="P67" svg:width="0.0094in" svg:height="0.0098in" svg:x="1.1071in" svg:y="0.0886in" svg:viewBox="0 0 25 26" svg:d="M25 13c0-8-6-13-12-13-8 0-13 6-13 13 0 8 6 13 13 13s12-6 12-13z"><text:p/></draw:path><draw:path draw:style-name="gr180" draw:text-style-name="P67" svg:width="0.0094in" svg:height="0.0098in" svg:x="1.1366in" svg:y="0.0886in" svg:viewBox="0 0 25 26" svg:d="M25 13c0-8-6-13-12-13-8 0-13 6-13 13 0 8 7 13 13 13 7 0 12-6 12-13z"><text:p/></draw:path><draw:path draw:style-name="gr180" draw:text-style-name="P67" svg:width="0.0094in" svg:height="0.0098in" svg:x="1.1665in" svg:y="0.0886in" svg:viewBox="0 0 25 26" svg:d="M25 13c0-8-6-13-12-13-8 0-13 6-13 13 0 8 6 13 13 13s12-6 12-13z"><text:p/></draw:path><draw:path draw:style-name="gr180" draw:text-style-name="P67" svg:width="0.0638in" svg:height="0.0638in" svg:x="1.1921in" svg:y="0.0453in" svg:viewBox="0 0 163 163" svg:d="M86 86c23 0 46 0 69 0 2 0 8 0 8-5s-6-5-8-5c-23 0-46 0-69 0 0-23 0-45 0-68 0-3 0-8-4-8-6 0-6 4-6 8 0 23 0 45 0 68-23 0-45 0-68 0-3 0-8 0-8 5s4 5 8 5c23 0 45 0 68 0 0 23 0 45 0 69 0 2 0 8 5 8s5-6 5-8c0-24 0-46 0-69z"><text:p/></draw:path><draw:path draw:style-name="gr180" draw:text-style-name="P67" svg:width="0.0764in" svg:height="0.0591in" svg:x="1.2669in" svg:y="0.0398in" svg:viewBox="0 0 195 151" svg:d="M112 67c7-8 13-15 20-22 29-27 38-36 58-37 3-1 5-1 5-4s-2-4-3-4c-7 0-14 1-21 1-5 0-20-1-25-1-2 0-5 1-5 4 0 1 0 3 3 4 3 0 8 0 8 5 0 4-4 7-5 9-2 2-31 29-39 37-7-14-14-28-22-43-1 0-1-2-1-3s4-5 11-5c2 0 6-1 6-5-2-1-1-3-5-3s-10 1-14 1c-5 0-10 0-15 0-3 0-9 0-13 0-4-1-8-1-12-1-1 0-4 0-4 4s2 4 6 4c13 0 14 2 16 6 10 21 21 41 31 62-4 4-8 8-12 12s-15 14-19 18c-27 27-36 36-56 37-3 0-5 0-5 4 0 1 0 4 3 4 6 0 14-1 20-1 4 0 9 0 13 0s9 1 13 1c1 0 5 0 5-5 0-3-3-3-5-3-1 0-6-1-6-5s3-7 7-12c16-15 30-30 45-44 9 17 18 34 27 52 1 3 1 3 1 4 0 0-3 4-11 5-2 0-5 0-5 4 1 1 0 4 4 4s10-1 15-1c4 0 9 0 14 0 4 0 9 0 13 0s8 1 12 1c1 0 5 0 5-5 0-3-4-3-7-3-13 0-14-3-15-6-12-24-25-47-36-70z"><text:p/></draw:path><draw:path draw:style-name="gr180" draw:text-style-name="P67" svg:width="0.0303in" svg:height="0.0406in" svg:x="1.3567in" svg:y="0.0327in" svg:viewBox="0 0 78 104" svg:d="M78 75c-2 0-4 0-6 0-1 2-2 12-5 14-1 1-14 1-17 1-10 0-20 0-30 0 10-8 21-17 31-23 15-10 27-19 27-36 0-20-19-31-41-31s-37 12-37 28c0 8 7 9 9 9 4 0 9-3 9-9s-4-9-9-9c4-7 14-13 24-13 16 0 29 10 29 25 0 13-10 24-22 34-12 11-26 21-38 32-2 2-2 2-2 3s0 3 0 4c24 0 49 0 74 0 2-10 2-19 4-29z"><text:p/></draw:path><draw:path draw:style-name="gr180" draw:text-style-name="P67" svg:width="0.0433in" svg:height="0.028in" svg:x="1.35in" svg:y="0.0961in" svg:viewBox="0 0 111 72" svg:d="M16 55c-1 3-3 11-3 12 0 2 3 5 7 5 2 0 5-2 7-5 0-1 2-9 3-13 5-21 5-22 6-22 2-4 13-27 32-27 8 0 11 5 11 12 0 9-6 25-10 34-1 2-2 4-2 7 0 8 9 14 18 14 17 0 26-21 26-24s-3-3-4-3c-3 0-3 1-4 4-2 9-10 18-18 18-3 0-4-3-4-7 0-3 0-4 2-8 2-6 10-24 10-33 0-12-8-19-24-19-14 0-24 9-29 16-1-13-14-16-20-16-16 0-14 16-20 24 0 3 2 2 3 3 2 0 3-1 3-3 3-10 7-19 14-19 5 0 6 6 6 9 0 2-2 8-3 12-1 5-2 11-3 14-1 5-3 10-4 15z"><text:p/></draw:path><draw:path draw:style-name="gr180" draw:text-style-name="P67" svg:width="0.5504in" svg:height="0.0047in" svg:x="0.8547in" svg:y="0.1303in" svg:viewBox="0 0 1399 13" svg:d="M700 13c-233 0-467 0-700 0 0-5 0-9 0-13 466 0 932 0 1399 0 0 4 0 8 0 13-233 0-466 0-699 0z"><text:p/></draw:path><draw:path draw:style-name="gr180" draw:text-style-name="P67" svg:width="0.0531in" svg:height="0.039in" svg:x="1.1028in" svg:y="0.1681in" svg:viewBox="0 0 136 100" svg:d="M17 84c-1 2-3 8-3 9 0 5 5 7 8 7 4 0 7-3 9-5 0-2 3-9 4-14 1-4 4-14 5-20 1-4 2-9 3-14 3-9 4-11 10-20s16-21 33-21c13 0 13 12 13 16 0 13-9 37-13 47-2 7-3 8-3 12 0 12 10 19 20 19 23 0 33-31 33-34s-3-2-4-3c-3 0-3 2-4 4-6 18-15 27-24 27-4 0-5-3-5-8s1-8 5-18c2-7 12-30 12-43 0-21-17-25-29-25-19 0-31 12-38 21-1-16-14-21-23-21-10 0-15 7-18 13-4 8-8 20-8 21 0 3 4 3 4 3 3 0 3-1 5-6 4-14 7-25 16-25 6 0 7 6 7 11s-1 13-3 19c-2 5-4 14-5 20-2 9-4 19-7 28z"><text:p/></draw:path><draw:path draw:style-name="gr180" draw:text-style-name="P67" svg:width="0.0756in" svg:height="0.0047in" svg:x="1.4583in" svg:y="0.1303in" svg:viewBox="0 0 193 13" svg:d="M182 13c5 0 11 0 11-7 0-6-6-6-11-6-57 0-115 0-171 0-6 0-11 0-11 6 0 7 5 7 11 7 56 0 114 0 171 0z"><text:p/></draw:path><draw:path draw:style-name="gr180" draw:text-style-name="P67" svg:width="0.1122in" svg:height="0.0047in" svg:x="1.5724in" svg:y="0.0594in" svg:viewBox="0 0 286 13" svg:d="M143 13c-48 0-95 0-143 0 0-5 0-9 0-13 95 0 191 0 286 0 0 4 0 8 0 13-48 0-95 0-143 0z"><text:p/></draw:path><draw:path draw:style-name="gr180" draw:text-style-name="P67" svg:width="0.1024in" svg:height="0.0846in" svg:x="1.5756in" svg:y="0.0795in" svg:viewBox="0 0 261 216" svg:d="M145 85c-9-20-17-41-26-62-1-2-1-2-2-4 0-2 5-8 19-9 3-1 6-1 6-6 0-4-4-4-5-4-13 0-26 1-40 1-8 0-27-1-35-1-2 0-6 0-6 6 0 4 3 4 8 4 19 0 21 3 23 10 13 29 25 58 37 88-22 23-44 48-66 72-1 1-3 2-4 3-16 17-31 22-47 23-4 0-7 0-7 6 2 1 0 4 4 4 9 0 20-1 30-1 12 0 24 1 35 1 2 0 7 0 7-6 0-4-4-4-5-4-3-1-13-1-13-10 0-5 6-10 9-14 11-12 22-24 33-35 9-10 19-20 28-30 11 25 21 50 32 75 1 3 1 4 1 5 0 2-5 7-18 9-4 0-6 0-6 5s3 5 4 5c9 0 32-1 41-1 7 0 27 1 35 1 2 0 5 0 5-6 0-4-2-4-5-4-22-1-22-2-27-14-13-29-33-79-42-98 22-22 55-59 65-68 10-8 22-15 41-16 4-1 7-1 7-6 0-1 0-4-5-4-9 0-19 1-29 1-12 0-24-1-35-1-2 0-6 0-6 6 0 2 1 3 4 4 3 0 12 1 12 10 0 4-3 8-6 11-17 18-34 36-51 54z"><text:p/></draw:path><draw:path draw:style-name="gr180" draw:text-style-name="P67" svg:width="0.0382in" svg:height="0.0575in" svg:x="1.6906in" svg:y="0.0276in" svg:viewBox="0 0 98 147" svg:d="M98 107c-3 0-5 0-8 0 0 4-3 18-5 20s-19 2-22 2c-14 0-28 0-41 0 23-21 31-27 45-38 16-13 31-26 31-48 0-27-23-43-52-43-27 0-46 20-46 40 0 11 10 12 12 12 5 0 11-3 11-12 0-3-1-11-12-11 6-16 21-21 31-21 23 0 34 17 34 35 0 20-13 35-20 42-18 18-36 35-54 53-2 2-2 3-2 9 31 0 60 0 91 0 3-14 4-27 7-40z"><text:p/></draw:path><draw:path draw:style-name="gr180" draw:text-style-name="P67" svg:width="0.0528in" svg:height="0.039in" svg:x="1.6894in" svg:y="0.1563in" svg:viewBox="0 0 135 100" svg:d="M16 84c0 2-2 8-2 9 0 4 4 7 8 7s8-4 9-6c0-2 2-9 3-13 2-4 4-14 6-20 0-4 2-10 3-14 3-9 3-11 9-20s17-21 33-21c14 0 14 11 14 16 0 13-10 37-14 46-1 7-2 9-2 13 0 12 9 19 20 19 23 0 32-31 32-34s-3-3-4-3c-2 0-2 2-3 4-6 18-15 27-24 27-5 0-5-4-5-9 0-4 1-8 4-18 3-6 12-29 12-42 0-21-17-25-29-25-18 0-30 12-37 20-1-16-15-20-24-20s-14 7-17 12c-5 8-8 20-8 22 0 3 3 3 4 3 3 0 3-1 5-7 3-13 7-24 16-24 6 0 7 5 7 11 0 5-1 12-3 18-2 5-4 15-6 20-2 10-4 19-7 29z"><text:p/></draw:path></draw:g></draw:g></text:span><text:span text:style-name="T49">. Př.2: Kostka, pravd. padne 6=p, jinak rovnomerne.</text:span></text:p>
      <text:p text:style-name="P51"><text:span text:style-name="T49">P</text:span><text:span text:style-name="T42">adlo 2,3,6. Vypocteme </text:span><text:span text:style-name="T42"><draw:g text:anchor-type="as-char" svg:y="-0.0846in" draw:z-index="138" draw:name="Shape154" draw:style-name="gr178"><svg:title>TexMaths</svg:title><svg:desc>9§inline§\mathbb{E} = 3 + 3p§svg§600§FALSE§</svg:desc><draw:g draw:style-name="gr2"><draw:path draw:style-name="gr179" draw:text-style-name="P66" svg:width="0.5728in" svg:height="0.0953in" svg:x="0.0051in" svg:y="0.0071in" svg:viewBox="0 0 1456 243" svg:d="M729 243c-243 0-486 0-729 0 0-81 0-162 0-243 486 0 971 0 1456 0 0 81 0 162 0 243-243 0-485 0-727 0z"><text:p/></draw:path><draw:path draw:style-name="gr180" draw:text-style-name="P67" svg:width="0.0776in" svg:height="0.0839in" svg:x="0.0004in" svg:y="0.0004in" svg:viewBox="0 0 198 214" svg:d="M77 109c8 0 24 0 35 8 15 9 16 26 16 28 1 4 1 7 6 7s5-3 5-9c0-28 0-57 0-85 0-5 0-10-5-10s-6 5-6 8c-2 40-34 42-51 43 0-23 0-45 0-67 0-21 7-21 14-21 5 0 10 0 15 0 43 0 64 22 66 44 1 2 1 7 6 7s5-6 5-11c0-13 0-27 0-40 0-10 0-11-10-11-54 0-108 0-162 0-6 0-11 0-11 5 0 6 6 6 9 6 18 0 19 2 19 18 0 52 0 105 0 157 0 14-1 18-18 18-5 0-10 0-10 5s5 5 11 5c56 0 111 0 167 0 6 0 9 0 11-4 3-18 9-53 9-55 0-3-3-5-6-5-4 0-4 3-6 4-2 8-4 22-28 35-16 10-32 15-49 15-6 0-12 0-18 0-7 0-14 0-14-22 0-24 0-48 0-73zM172 11c0 5 0 10 0 15-6-5-11-11-18-15 6 0 12 0 18 0zM111 103c4-2 11-7 17-13 0 8 0 17 0 26-7-8-12-9-17-13zM39 29c0-5 0-12-2-18 11 0 22 0 33 0-3 7-3 18-3 20 0 51 0 102 0 152 0 12 1 18 3 21-11 0-22 0-33 0 2-7 2-14 2-18 0-52 0-105 0-157zM157 204v-1c9-5 18-12 25-17-1 0-3 15-3 18-7 0-15 0-22 0z"><text:p/></draw:path><draw:path draw:style-name="gr180" draw:text-style-name="P67" svg:width="0.0823in" svg:height="0.0287in" svg:x="0.1232in" svg:y="0.0402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508in" svg:height="0.0843in" svg:x="0.2531in" svg:y="0.0028in" svg:viewBox="0 0 130 215" svg:d="M78 99c26-9 44-31 44-56 0-26-28-43-58-43-32 0-56 19-56 42 0 11 7 17 16 17 10 0 16-7 16-16 0-16-15-16-19-16 10-15 30-19 42-19 13 0 31 6 31 35 0 4-1 22-9 36-10 14-21 16-28 16-3 0-11 1-13 1-3 0-4 1-4 4s1 3 7 3c4 0 9 0 13 0 26 0 38 22 38 51 0 43-22 52-35 52-14 0-38-5-49-24 11 2 21-5 21-17s-8-17-18-17c-7 0-17 4-17 18 0 29 29 49 64 49 38 0 66-29 66-61 0-25-19-49-52-55z"><text:p/></draw:path><draw:path draw:style-name="gr180" draw:text-style-name="P67" svg:width="0.0823in" svg:height="0.0815in" svg:x="0.3441in" svg:y="0.0134in" svg:viewBox="0 0 210 208" svg:d="M112 110c29 0 58 0 88 0 4 0 10 0 10-6s-6-6-10-6c-30 0-59 0-88 0 0-30 0-59 0-88 0-4 0-10-7-10-6 0-6 6-6 10 0 29 0 58 0 88-30 0-59 0-88 0-5 0-11 0-11 6s6 6 11 6c29 0 58 0 88 0 0 29 0 59 0 87 0 5 0 11 6 11 7 0 7-6 7-11 0-28 0-58 0-87z"><text:p/></draw:path><draw:path draw:style-name="gr180" draw:text-style-name="P67" svg:width="0.0512in" svg:height="0.0843in" svg:x="0.4669in" svg:y="0.0028in" svg:viewBox="0 0 131 215" svg:d="M78 99c26-9 44-31 44-56 0-26-28-43-58-43-32 0-56 19-56 42 0 11 7 17 16 17 10 0 16-7 16-16 0-16-14-16-19-16 10-15 30-19 42-19 13 0 31 6 31 35 0 4-1 22-9 36-10 14-21 16-28 16-3 0-11 1-13 1-3 0-4 1-4 4s1 3 7 3c4 0 10 0 14 0 25 0 37 22 37 51 0 43-22 52-35 52-14 0-38-5-49-24 11 2 21-5 21-17s-8-17-18-17c-7 0-17 4-17 18 0 29 29 49 64 49 39 0 67-29 67-61 0-25-20-49-53-55z"><text:p/></draw:path><draw:path draw:style-name="gr180" draw:text-style-name="P67" svg:width="0.065in" svg:height="0.078in" svg:x="0.5197in" svg:y="0.0307in" svg:viewBox="0 0 166 199" svg:d="M24 177c-2 10-2 12-17 12-3 0-7 0-7 6 0 2 2 4 4 4 9 0 18-1 27-1 10 0 21 1 31 1 2 0 6 0 6-6 0-4-3-4-8-4-15 0-15-2-15-5 0-4 13-54 15-62 4 10 13 21 29 21 37 0 77-46 77-93 0-29-18-50-43-50-16 0-30 12-41 23-3-16-17-23-29-23-14 0-20 13-23 18-6 11-9 30-9 30 0 4 2 4 3 4 3 0 4-1 6-7 5-23 11-38 22-38 6 0 10 3 10 15 0 7-1 10-2 16-11 46-24 93-36 139zM80 41c3-9 11-18 17-22 11-10 20-12 25-12 13 0 20 11 20 30 0 18-10 54-15 66-11 23-26 32-38 32-21 0-25-26-25-27s0-1 1-6c5-20 10-41 15-61z"><text:p/></draw:path></draw:g></draw:g></text:span><text:span text:style-name="T42"><text:s/></text:span><text:span text:style-name="T59">pak </text:span><text:span text:style-name="T59"><draw:g text:anchor-type="as-char" svg:y="-0.0929in" draw:z-index="139" draw:name="Shape155" draw:style-name="gr178"><svg:title>TexMaths</svg:title><svg:desc>9§inline§\hat{p} = \mu/3 - 1§svg§600§FALSE§</svg:desc><draw:g draw:style-name="gr2"><draw:path draw:style-name="gr179" draw:text-style-name="P66" svg:width="0.6228in" svg:height="0.1102in" svg:x="0.0063in" svg:y="0.0063in" svg:viewBox="0 0 1583 281" svg:d="M0 0c527 0 1055 0 1583 0 0 93 0 188 0 281-528 0-1056 0-1583 0 0-93 0-188 0-281z"><text:p/></draw:path><draw:path draw:style-name="gr180" draw:text-style-name="P67" svg:width="0.0331in" svg:height="0.0185in" svg:x="0.0291in" svg:y="0.0075in" svg:viewBox="0 0 85 48" svg:d="M42 0c-14 14-28 28-42 42 2 2 4 4 5 6 13-11 25-21 37-32 12 11 25 21 36 32 2-2 5-4 7-6-15-14-28-28-43-42z"><text:p/></draw:path><draw:path draw:style-name="gr180" draw:text-style-name="P67" svg:width="0.0646in" svg:height="0.078in" svg:x="0in" svg:y="0.0382in" svg:viewBox="0 0 165 199" svg:d="M24 176c-2 11-2 14-17 14-3 0-7 0-7 5 0 3 2 4 4 4 9 0 18-1 27-1 10 0 21 1 31 1 2 0 5 0 5-7 0-2-2-2-7-2-16 0-16-3-16-6s14-54 15-62c5 9 14 20 30 20 36 0 76-46 76-92 0-29-18-50-42-50-16 0-31 11-41 23-4-17-17-23-29-23-14 0-21 12-23 18-6 11-10 30-10 31 0 2 2 1 3 2 4 0 4 0 6-7 5-22 11-38 23-38 6 0 10 3 10 16 0 7-1 9-3 15-11 47-23 93-35 139zM80 40c2-8 11-17 16-21 11-10 21-13 26-13 13 0 20 11 20 30 0 18-11 55-16 67-11 22-26 33-38 33-21 0-24-26-24-28 0-1 0-2 1-6 5-20 10-41 15-62z"><text:p/></draw:path><draw:path draw:style-name="gr180" draw:text-style-name="P67" svg:width="0.0827in" svg:height="0.0287in" svg:x="0.1079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69in" svg:height="0.0807in" svg:x="0.2362in" svg:y="0.0382in" svg:viewBox="0 0 171 206" svg:d="M64 29c1-7 4-19 4-21 0-5-3-8-9-8-1 0-10 0-12 11-16 60-31 121-46 181-1 4-1 5-1 6 0 4 4 8 9 8 6 0 10-6 11-6 1-3 5-20 17-68 11 9 24 10 30 10 23 0 36-13 43-22 2 14 14 22 29 22 10 0 18-7 23-17 5-12 9-31 9-32 0-2-3-2-4-2-2 0-3 1-4 5-6 21-11 40-24 40-9 0-9-8-9-15s3-22 6-33c3-12 6-23 9-34 1-5 3-16 5-21 2-8 5-20 5-21 0-6-5-8-9-8-2 0-10 0-13 10-4 20-10 39-14 59-5 16-7 29-8 32-1 2-17 31-42 31-16 0-23-11-23-28 0-9 2-18 4-27 5-18 9-35 14-52z"><text:p/></draw:path><draw:path draw:style-name="gr180" draw:text-style-name="P67" svg:width="0.048in" svg:height="0.1232in" svg:x="0.3142in" svg:y="0in" svg:viewBox="0 0 123 314" svg:d="M121 12c2-4 1-4 2-6 0-3-2-6-6-6-2 0-5 1-5 3-37 99-73 199-110 299-2 4-1 4-2 5 0 4 4 7 6 7 5 0 6-2 7-7 36-98 72-197 108-295z"><text:p/></draw:path><draw:path draw:style-name="gr180" draw:text-style-name="P67" svg:width="0.0508in" svg:height="0.0846in" svg:x="0.3748in" svg:y="0.0102in" svg:viewBox="0 0 130 216" svg:d="M78 99c25-8 44-31 44-55 0-26-28-44-58-44-32 0-56 19-56 43 0 11 7 16 16 16 10 0 16-6 16-16 0-15-15-15-19-15 10-15 30-20 42-20 13 0 31 7 31 35 0 5-1 23-9 36-10 15-21 16-29 16-2 1-10 1-12 1-3 1-5 1-5 5 0 3 2 3 8 3 4 0 9 0 13 0 26 0 38 21 38 52 0 42-22 51-36 51-13 0-37-6-48-24 11 2 21-5 21-17 0-10-9-17-18-17-7 0-17 5-17 17 0 29 29 50 63 50 39 0 67-29 67-60 0-26-19-50-52-57z"><text:p/></draw:path><draw:path draw:style-name="gr180" draw:text-style-name="P67" svg:width="0.0756in" svg:height="0.0047in" svg:x="0.4697in" svg:y="0.0602in" svg:viewBox="0 0 193 13" svg:d="M182 13c5 0 11 0 11-7 0-6-6-6-11-6-57 0-115 0-171 0-6 0-11 0-11 6 0 7 5 7 11 7 56 0 114 0 171 0z"><text:p/></draw:path><draw:path draw:style-name="gr180" draw:text-style-name="P67" svg:width="0.0406in" svg:height="0.0819in" svg:x="0.5949in" svg:y="0.0102in" svg:viewBox="0 0 104 209" svg:d="M65 8c0-7 0-8-7-8-20 21-48 21-58 21 0 3 0 6 0 10 6 0 25 0 41-9 0 54 0 108 0 162 0 11-1 16-29 16-4 0-7 0-10 0 0 3 0 7 0 9 11-1 38-1 51-1s41 0 51 1c0-2 0-6 0-9-3 0-6 0-10 0-28 0-29-4-29-16 0-58 0-117 0-176z"><text:p/></draw:path></draw:g></draw:g></text:span></text:p>
      <text:p text:style-name="P45"><text:span text:style-name="T43">-</text:span><text:span text:style-name="T51">Studentův t-test: Student. t-rozdělení s n-1 stupni volnosti </text:span><text:span text:style-name="T51"><draw:g text:anchor-type="as-char" svg:y="-0.1339in" draw:z-index="143" draw:name="Shape156" draw:style-name="gr178"><svg:title>TexMaths</svg:title><svg:desc>9§inline§\frac{\overline{X}^n-\mu}{\hat{S}_n / \sqrt{n}} = \Psi_{n-1}. §svg§600§FALSE§</svg:desc><draw:g draw:style-name="gr2"><draw:path draw:style-name="gr179" draw:text-style-name="P66" svg:width="0.8in" svg:height="0.2004in" svg:x="0.0071in" svg:y="0.0071in" svg:viewBox="0 0 2033 510" svg:d="M1017 510c-339 0-678 0-1017 0 0-171 0-340 0-510 678 0 1356 0 2033 0 0 170 0 339 0 510-338 0-677 0-1016 0z"><text:p/></draw:path><draw:path draw:style-name="gr180" draw:text-style-name="P67" svg:width="0.0878in" svg:height="0.0039in" svg:x="0.015in" svg:y="0.0016in" svg:viewBox="0 0 224 11" svg:d="M113 11c-38 0-75 0-113 0 0-4 0-7 0-11 75 0 149 0 224 0 0 4 0 7 0 11-37 0-75 0-111 0z"><text:p/></draw:path><draw:path draw:style-name="gr180" draw:text-style-name="P67" svg:width="0.0764in" svg:height="0.0591in" svg:x="0.0193in" svg:y="0.0189in" svg:viewBox="0 0 195 151" svg:d="M112 67c7-8 14-15 21-22 28-28 37-36 57-37 3-1 5-1 5-5 0-2-1-2-2-3-7 0-15 1-21 1s-20-1-26-1c-2 0-5 1-5 5 1 0 0 2 4 3 2 0 7 0 7 6 0 2-3 6-5 9-2 1-30 28-38 36-7-14-15-28-23-43 0-1 0-2 0-2 0-2 3-6 11-6 1 0 5-1 5-5-1-1 0-3-4-3s-11 1-15 1c-5 0-10 0-15 0-3 0-9 0-12 0-4-1-9-1-13-1-1 0-4 0-4 5 0 3 3 3 6 3 14 0 14 2 16 6 11 21 21 41 32 62-5 4-8 8-13 12-4 4-14 14-19 18-27 26-36 36-56 37-2 0-5 0-5 5 0 1 1 3 3 3 7 0 14-1 20-1 5 0 10 0 14 0s9 1 13 1c0 0 4 0 4-5 0-3-3-3-4-3-2 0-7-1-7-5s3-7 8-12c16-15 30-30 45-44 9 17 17 34 26 52 2 3 2 3 2 4s-4 4-11 5c-2 0-6 0-6 5 1 1 1 3 4 3 5 0 11-1 15-1 5 0 10 0 14 0s9 0 13 0c5 0 9 1 13 1 1 0 4 0 4-5 0-3-3-3-6-3-13 0-15-3-16-6-12-24-25-47-36-70z"><text:p/></draw:path><draw:path draw:style-name="gr180" draw:text-style-name="P67" svg:width="0.0433in" svg:height="0.028in" svg:x="0.1091in" svg:y="0in" svg:viewBox="0 0 111 72" svg:d="M17 55c-2 4-3 11-3 12 0 2 3 5 6 5s6-2 7-5c1-1 3-8 4-13 5-21 3-14 5-22 2-4 14-27 32-27 9 0 12 5 12 12 0 9-7 25-11 34-1 2-1 4-1 7 0 8 8 14 18 14 17 0 25-21 25-24s-2-2-3-3c-3 0-4 1-4 4-3 10-10 18-18 18-4 0-5-3-5-7 0-3 1-4 2-8 3-6 11-24 11-33 0-12-9-19-24-19-14 0-25 9-30 16-1-13-14-16-19-16-16 0-14 16-21 24 0 3 3 3 4 3 2 0 2-1 3-3 3-10 7-19 13-19 5 0 6 6 6 9 0 2-2 9-3 12 0 5-2 11-2 15-1 4-3 9-4 14z"><text:p/></draw:path><draw:path draw:style-name="gr180" draw:text-style-name="P67" svg:width="0.0583in" svg:height="0.0039in" svg:x="0.1736in" svg:y="0.0543in" svg:viewBox="0 0 149 11" svg:d="M141 11c3 0 8 0 8-6 0-5-4-5-8-5-44 0-88 0-132 0-4 0-9 0-9 5 0 6 5 6 9 6 44 0 88 0 132 0z"><text:p/></draw:path><draw:path draw:style-name="gr180" draw:text-style-name="P67" svg:width="0.0516in" svg:height="0.0567in" svg:x="0.2465in" svg:y="0.0398in" svg:viewBox="0 0 132 145" svg:d="M1 133c-1 4-1 3-1 5 0 5 5 7 8 7 8 0 10-7 11-11 0-1 4-19 10-40 7 4 15 6 23 6 19 0 32-15 33-16 3 15 19 16 22 16 8 0 14-5 17-12 6-9 8-21 8-22 0-3-2-3-3-3-3 0-4 1-5 7-2 11-7 24-16 24-6 0-7-5-7-11 0-4 2-12 3-17 1-7 4-16 5-20 2-6 3-14 4-20 2-5 5-15 5-16 0-5-4-7-8-7-2 0-6 1-9 5 0 1-2 8-4 13-2 6-2 11-4 18-2 9-5 19-7 28-1 5-1 6-3 9-7 10-17 18-30 18-18 0-18-16-18-20 0-6 1-8 4-21 2-9 2-11 5-20 1-3 2-8 3-11 1-6 3-14 3-15 0-3-3-7-8-7-7 0-10 8-10 11-10 40-20 82-31 122z"><text:p/></draw:path><draw:path draw:style-name="gr180" draw:text-style-name="P67" svg:width="0.3165in" svg:height="0.0051in" svg:x="0.0004in" svg:y="0.0992in" svg:viewBox="0 0 805 14" svg:d="M402 14c-134 0-268 0-402 0 0-5 0-9 0-14 268 0 536 0 805 0 0 5 0 9 0 14-134 0-269 0-403 0z"><text:p/></draw:path><draw:path draw:style-name="gr180" draw:text-style-name="P67" svg:width="0.0256in" svg:height="0.0134in" svg:x="0.0283in" svg:y="0.1098in" svg:viewBox="0 0 66 35" svg:d="M33 0c-10 10-22 19-33 29 2 2 3 4 5 6 9-7 18-15 28-22 9 7 19 15 28 22 2-2 3-4 5-6-11-10-22-19-33-29z"><text:p/></draw:path><draw:path draw:style-name="gr180" draw:text-style-name="P67" svg:width="0.0547in" svg:height="0.0622in" svg:x="0.0071in" svg:y="0.1307in" svg:viewBox="0 0 140 159" svg:d="M140 3c0-1 0-3-2-3s-2 0-5 3c-3 4-7 8-11 12-9-11-22-15-36-15-31 0-59 25-59 50 0 4 1 12 8 20 7 9 15 12 31 15 4 1 15 3 19 4 6 2 19 7 19 24 0 18-18 38-43 38-20 0-43-6-43-30 0-3 0-8 1-12 1-1 1-1 1-1 0-3-3-3-4-3-3 0-3 0-4 4-4 14-8 30-12 45 0 1 0 2 0 3s1 2 3 2 2 0 4-2c3-3 8-10 11-13 12 13 29 15 42 15 34 0 61-28 61-55 0-9-4-18-9-23-8-8-11-9-40-15-4-1-12-3-13-4-7-2-16-7-16-20 0-18 20-36 43-36 24 0 36 14 36 35 0 3-1 9-1 10 0 3 2 3 3 3 4 0 4-1 5-4 3-16 8-32 11-47z"><text:p/></draw:path><draw:path draw:style-name="gr180" draw:text-style-name="P67" svg:width="0.0433in" svg:height="0.0276in" svg:x="0.0673in" svg:y="0.1764in" svg:viewBox="0 0 111 71" svg:d="M16 54c-1 5-2 11-2 12 0 3 2 5 6 5 2 0 5-1 7-4 0-1 2-9 3-13 5-22 5-22 6-22 2-5 14-27 32-27 9 0 11 5 11 11 0 9-6 26-10 35-1 2-1 4-1 7 0 8 8 13 17 13 17 0 26-20 26-24 0-2-3-2-4-2-3 0-3 0-3 4-4 9-11 17-18 17-4 0-5-2-5-6 0-3 0-5 2-9 3-6 10-24 10-32 0-12-8-19-24-19-14 0-24 9-29 15-1-12-14-15-20-15-15 0-14 16-20 24 0 3 2 2 3 3 2 0 3-2 3-4 3-9 7-18 14-18 4 0 6 5 6 9 0 2-2 8-3 12 0 5-2 11-3 15s-3 9-4 13z"><text:p/></draw:path><draw:path draw:style-name="gr180" draw:text-style-name="P67" svg:width="0.037in" svg:height="0.0866in" svg:x="0.1295in" svg:y="0.126in" svg:viewBox="0 0 95 221" svg:d="M94 10c1-3 1-4 1-5 0-3-2-5-5-5-4 0-5 3-6 5-28 69-55 137-83 207-1 2-1 3-1 4 0 4 3 5 5 5 4 0 5-2 7-5 27-69 55-138 82-206z"><text:p/></draw:path><draw:path draw:style-name="gr180" draw:text-style-name="P67" svg:width="0.0756in" svg:height="0.0866in" svg:x="0.1819in" svg:y="0.1252in" svg:viewBox="0 0 193 221" svg:d="M77 197c-14-29-28-57-43-86-1-2-2-4-3-4s-2 0-4 2c-8 5-15 11-23 16-4 2-4 3-4 4 0 2 1 2 4 2 1 0 1 0 3-1 3-2 9-7 12-8 16 31 32 63 49 96 1 3 1 3 5 3 2 0 4 0 6-4 37-69 75-138 112-207 2-3 2-4 2-5 0-3-4-5-6-5-3 0-4 2-6 5-34 63-69 127-104 192z"><text:p/></draw:path><draw:path draw:style-name="gr180" draw:text-style-name="P67" svg:width="0.0614in" svg:height="0.0039in" svg:x="0.2555in" svg:y="0.1252in" svg:viewBox="0 0 157 11" svg:d="M78 11c-26 0-52 0-78 0 0-4 0-7 0-11 52 0 104 0 157 0 0 4 0 7 0 11-26 0-53 0-79 0z"><text:p/></draw:path><draw:path draw:style-name="gr180" draw:text-style-name="P67" svg:width="0.0531in" svg:height="0.039in" svg:x="0.2594in" svg:y="0.1535in" svg:viewBox="0 0 136 100" svg:d="M17 84c-1 2-3 8-3 9 0 4 5 7 9 7 3 0 6-4 8-5 1-3 3-9 4-14 1-4 4-14 5-20 1-4 2-10 3-14 3-10 4-11 10-21 6-8 16-20 33-20 13 0 13 11 13 16 0 13-9 37-13 46-2 7-3 9-3 13 0 12 10 19 21 19 22 0 32-31 32-34s-3-2-4-3c-3 0-3 1-4 4-6 18-15 27-24 27-4 0-5-4-5-8 0-5 1-9 5-18 2-7 12-30 12-43 0-21-17-25-29-25-19 0-31 11-37 20-2-15-15-20-24-20-10 0-15 7-18 12-4 8-8 20-8 22 0 3 4 3 5 3 2 0 2-1 4-7 4-13 7-24 16-24 6 0 7 5 7 11 0 5-1 12-3 18s-4 15-5 20c-2 10-4 19-7 29z"><text:p/></draw:path><draw:path draw:style-name="gr180" draw:text-style-name="P67" svg:width="0.0827in" svg:height="0.0291in" svg:x="0.3736in" svg:y="0.087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823in" svg:height="0.0846in" svg:x="0.5047in" svg:y="0.048in" svg:viewBox="0 0 210 216" svg:d="M117 25c0-11 0-15 31-15 3 0 6 0 10 0 0-4 0-6 0-10-12 2-41 2-54 2s-42 0-54-2c0 4 0 6 0 10 4 0 8 0 11 0 30 0 30 4 30 15 0 47 0 94 0 141-41-11-43-60-43-80 0-39-15-45-28-45-4 0-8 0-12 0s-8 0-8 4c0 1 1 3 3 3 11 2 19 6 19 43 0 7 1 32 16 54 12 17 31 26 53 29 0 5 0 11 0 18 0 10 0 14-30 14-3 0-7 0-11 0 0 3 0 6 0 10 12-1 40-1 54-1 12 0 42 0 54 1 0-4 0-7 0-10-4 0-7 0-10 0-31 0-31-3-31-14 0-7 0-13 0-18 23-3 42-13 55-29 16-23 16-48 16-61 0-6 1-34 18-36 2 0 4 0 4-3 0-4-3-4-7-4-5 0-9 0-13 0-12 0-28 2-28 48 0 35-11 69-45 77 0-47 0-94 0-141z"><text:p/></draw:path><draw:path draw:style-name="gr180" draw:text-style-name="P67" svg:width="0.0528in" svg:height="0.0386in" svg:x="0.5988in" svg:y="0.1134in" svg:viewBox="0 0 135 99" svg:d="M16 83c-1 3-2 9-2 10 0 4 4 6 8 6s8-3 9-4c1-2 2-9 3-14 2-4 4-14 6-20 1-5 2-10 3-15 3-9 3-11 9-20 7-9 17-21 34-21 12 0 13 12 13 17 0 12-10 37-13 46-3 7-4 9-4 12 0 12 10 19 22 19 21 0 31-31 31-33 0-3-3-3-4-3-2 0-2 1-3 4-6 17-15 26-24 26-5 0-6-3-6-7 0-6 2-9 6-18 2-8 11-31 11-43 0-21-17-25-29-25-18 0-30 11-36 20-2-15-16-20-25-20s-14 6-17 12c-5 8-8 20-8 21 0 3 3 3 4 3 3 0 3 0 5-6 3-14 7-25 16-25 6 0 7 6 7 11s-2 13-3 19c-2 6-4 15-6 20-2 9-4 19-7 28z"><text:p/></draw:path><draw:path draw:style-name="gr180" draw:text-style-name="P67" svg:width="0.0583in" svg:height="0.0039in" svg:x="0.6657in" svg:y="0.128in" svg:viewBox="0 0 149 11" svg:d="M140 11c4 0 9 0 9-6 0-5-5-5-9-5-44 0-87 0-131 0-4 0-9 0-9 5 0 6 5 6 9 6 44 0 87 0 131 0z"><text:p/></draw:path><draw:path draw:style-name="gr180" draw:text-style-name="P67" svg:width="0.0311in" svg:height="0.0575in" svg:x="0.7437in" svg:y="0.0937in" svg:viewBox="0 0 80 147" svg:d="M50 6c0-6 0-6-7-6-14 14-34 14-43 14 0 2 0 5 0 8 5 0 20 0 32-7 0 38 0 76 0 114 0 7 0 10-22 10-3 0-6 0-9 0 0 2 0 5 0 8 4 0 31-1 40-1 7 0 35 1 39 1 0-3 0-6 0-8-3 0-5 0-8 0-22 0-22-3-22-10 0-41 0-82 0-123z"><text:p/></draw:path><draw:path draw:style-name="gr180" draw:text-style-name="P67" svg:width="0.0126in" svg:height="0.0126in" svg:x="0.8008in" svg:y="0.1193in" svg:viewBox="0 0 33 33" svg:d="M33 17c0-10-8-17-17-17s-16 7-16 17c0 9 7 16 16 16s17-7 17-16z"><text:p/></draw:path></draw:g></draw:g></text:span><text:span text:style-name="T51"><text:s/></text:span><text:span text:style-name="T66">Odhad. pro N(0,1) kdy</text:span><text:span text:style-name="T51">ž ne</text:span><text:span text:style-name="T66">z. odch.</text:span><text:span text:style-name="T51"><draw:g text:anchor-type="as-char" svg:y="-0.0925in" draw:z-index="144" draw:name="Shape157" draw:style-name="gr178"><svg:title>TexMaths</svg:title><svg:desc>9§inline§\alpha \in (0,1): \Psi_{n-1}(t_{\alpha/2}) = 1 - \frac\alpha2§svg§600§FALSE§</svg:desc><draw:g draw:style-name="gr2"><draw:path draw:style-name="gr179" draw:text-style-name="P66" svg:width="1.6642in" svg:height="0.124in" svg:x="0.002in" svg:y="0.0067in" svg:viewBox="0 0 4228 316" svg:d="M0 0c1409 0 2819 0 4228 0 0 105 0 210 0 316-1409 0-2819 0-4228 0 0-106 0-211 0-316z"><text:p/></draw:path><draw:path draw:style-name="gr180" draw:text-style-name="P67" svg:width="0.0697in" svg:height="0.0559in" svg:x="0.0004in" svg:y="0.0386in" svg:viewBox="0 0 178 143" svg:d="M139 65c0-50-30-65-54-65-43 0-85 45-85 90 0 29 19 53 51 53 20 0 43-7 67-26 4 16 15 26 29 26 17 0 27-17 27-22 0-2-2-3-4-3-3 0-4 1-4 3-6 15-18 15-18 15-9 0-9-24-9-32 0-7 0-8 2-11 30-37 25-50 37-74 0-1-1-4-4-4s-3 1-5 7c-5 20-16 44-30 63 0-8 0-14 0-20zM117 108c-28 24-52 28-65 28-19 0-29-14-29-34 0-16 9-50 19-66 15-23 32-29 43-29 31 0 31 42 31 66 0 12 0 30 1 35z"><text:p/></draw:path><draw:path draw:style-name="gr180" draw:text-style-name="P67" svg:width="0.0614in" svg:height="0.0713in" svg:x="0.1205in" svg:y="0.0264in" svg:viewBox="0 0 157 182" svg:d="M147 97c5 0 10 0 10-6s-5-6-10-6c-45 0-89 0-134 0 3-43 40-72 84-72 16 0 33 0 50 0 5 0 10 0 10-7 0-6-5-6-10-6-17 0-34 0-50 0-54 0-97 40-97 91 0 50 43 91 97 91 16 0 33 0 50 0 5 0 10 0 10-7 0-5-5-5-10-5-17 0-34 0-50 0-44 0-81-30-84-73 45 0 89 0 134 0z"><text:p/></draw:path><draw:path draw:style-name="gr180" draw:text-style-name="P67" svg:width="0.0287in" svg:height="0.1236in" svg:x="0.2402in" svg:y="0in" svg:viewBox="0 0 74 315" svg:d="M74 311c0-1 0-1-6-6-39-40-49-100-49-148 0-54 12-109 50-149 5-4 5-4 5-4 0-3-2-4-4-4-3 0-31 22-50 61-16 35-20 70-20 96 0 25 4 62 21 98 19 39 46 60 49 60 2 0 4-1 4-4z"><text:p/></draw:path><draw:path draw:style-name="gr180" draw:text-style-name="P67" svg:width="0.052in" svg:height="0.085in" svg:x="0.2811in" svg:y="0.0098in" svg:viewBox="0 0 133 217" svg:d="M133 110c0-25-2-51-12-74-15-31-41-36-54-36-19 0-43 9-55 38-10 21-12 47-12 72 0 23 1 52 14 74 14 26 36 33 53 33s40-7 54-37c10-21 12-45 12-70zM67 210c-13 0-32-9-37-37-4-19-4-49-4-67 0-21 0-41 3-58 5-38 29-41 38-41s30 6 36 37c4 18 4 42 4 62 0 24 0 45-4 65-5 30-23 39-36 39z"><text:p/></draw:path><draw:path draw:style-name="gr180" draw:text-style-name="P67" svg:width="0.0142in" svg:height="0.0366in" svg:x="0.3492in" svg:y="0.0799in" svg:viewBox="0 0 37 94" svg:d="M37 33c0-20-8-33-20-33-11 0-17 8-17 17 0 8 6 16 17 16 4 0 7-1 11-3 1-1 1-1 2-1 0 2 0 0 0 4 0 24-11 43-21 52-4 4-4 5-4 6 0 3 1 3 3 3 4 0 29-24 29-61z"><text:p/></draw:path><draw:path draw:style-name="gr180" draw:text-style-name="P67" svg:width="0.0406in" svg:height="0.0823in" svg:x="0.4047in" svg:y="0.0098in" svg:viewBox="0 0 104 210" svg:d="M65 9c0-8 0-9-7-9-20 21-48 21-58 21 0 3 0 6 0 10 6 0 25 0 41-9 0 54 0 108 0 162 0 12-1 16-28 16-4 0-8 0-11 0 0 3 0 7 0 10 11-1 38-1 51-1s41 0 51 1c0-3 0-7 0-10-3 0-6 0-10 0-28 0-29-4-29-16 0-58 0-117 0-175z"><text:p/></draw:path><draw:path draw:style-name="gr180" draw:text-style-name="P67" svg:width="0.0283in" svg:height="0.1236in" svg:x="0.4634in" svg:y="0in" svg:viewBox="0 0 73 315" svg:d="M73 157c0-24-4-62-21-98-19-38-46-59-49-59-2 0-3 1-3 4l5 7c32 30 50 81 50 146 0 53-12 109-51 149-4 4-4 4-4 5 0 3 1 4 3 4 3 0 31-22 50-61 16-35 20-70 20-97z"><text:p/></draw:path><draw:path draw:style-name="gr180" draw:text-style-name="P67" svg:width="0.0126in" svg:height="0.0531in" svg:x="0.5496in" svg:y="0.0398in" svg:viewBox="0 0 33 136" svg:d="M33 17c0-10-7-17-16-17s-17 7-17 17c0 9 8 16 17 16s16-7 16-16zM33 120c0-10-7-17-16-17s-17 7-17 17c0 9 8 16 17 16s16-7 16-16z"><text:p/></draw:path><draw:path draw:style-name="gr180" draw:text-style-name="P67" svg:width="0.0823in" svg:height="0.0839in" svg:x="0.6154in" svg:y="0.0079in" svg:viewBox="0 0 210 214" svg:d="M117 24c0-11 0-15 30-15 3 0 7 0 10 0 0-3 0-6 0-9-11 1-40 1-53 1s-42 0-54-1c0 3 0 6 0 9 4 0 8 0 11 0 30 0 30 4 30 15 0 47 0 94 0 141-42-11-43-60-43-80 0-39-15-45-28-45-4 0-8 0-12 0s-8 0-8 4c0 1 1 3 3 4 10 1 19 5 19 42 0 7 0 32 16 54 12 17 31 26 53 29 0 5 0 11 0 16 0 11 0 15-30 15-3 0-7 0-11 0 0 4 0 7 0 10 12-1 40-1 53-1s43 0 54 1c0-3 0-6 0-10-3 0-7 0-10 0-30 0-30-3-30-15 0-5 0-11 0-16 22-3 42-13 55-29 16-23 16-48 16-61 0-6 0-34 17-35 3-1 5-1 5-4 0-4-3-4-8-4-4 0-8 0-12 0-12 0-28 2-28 48 0 35-11 69-45 77 0-47 0-94 0-141z"><text:p/></draw:path><draw:path draw:style-name="gr180" draw:text-style-name="P67" svg:width="0.0528in" svg:height="0.0386in" svg:x="0.7091in" svg:y="0.0736in" svg:viewBox="0 0 135 99" svg:d="M16 83c-1 3-1 5-2 9 0 5 4 7 8 7s8-3 9-5c0-1 2-9 3-13 1-5 4-14 6-20 0-5 2-10 3-15 3-9 3-11 9-20s17-21 33-21c13 0 14 12 14 17 0 12-10 37-14 46-2 7-3 8-3 12 0 12 10 19 21 19 22 0 32-31 32-33 0-3-3-3-4-3-2 0-2 1-3 4-6 17-16 26-25 26-4 0-5-3-5-8s2-8 5-18c3-7 12-30 12-42 0-21-17-25-29-25-18 0-30 11-37 20-1-16-15-20-24-20s-14 6-17 12c-5 8-8 20-8 21 0 3 3 3 4 3 3 0 3 0 4-6 4-14 8-25 16-25 7 0 8 6 8 11s-2 13-3 19c-2 5-5 15-6 20-2 9-4 18-7 28z"><text:p/></draw:path><draw:path draw:style-name="gr180" draw:text-style-name="P67" svg:width="0.0583in" svg:height="0.0039in" svg:x="0.776in" svg:y="0.087in" svg:viewBox="0 0 149 11" svg:d="M140 11c4 0 9 0 9-6 0-5-5-5-9-5-44 0-88 0-132 0-4 0-8 0-8 5 0 6 4 6 8 6 44 0 88 0 132 0z"><text:p/></draw:path><draw:path draw:style-name="gr180" draw:text-style-name="P67" svg:width="0.0315in" svg:height="0.0575in" svg:x="0.8531in" svg:y="0.0543in" svg:viewBox="0 0 81 147" svg:d="M50 6c0-6 0-6-6-6-14 13-35 13-44 13 0 3 0 6 0 9 5 0 21 0 32-7 0 38 0 76 0 114 0 7 0 10-22 10-3 0-6 0-8 0 0 2 0 5 0 8 4 0 31-1 39-1s35 1 40 1c0-3 0-6 0-8-3 0-5 0-8 0-23 0-23-3-23-10 0-42 0-82 0-123z"><text:p/></draw:path><draw:path draw:style-name="gr180" draw:text-style-name="P67" svg:width="0.0287in" svg:height="0.1236in" svg:x="0.9122in" svg:y="0in" svg:viewBox="0 0 74 315" svg:d="M74 311c0-1 0-1-6-6-39-40-50-100-50-148 0-54 13-109 51-149 5-4 5-4 5-4 0-3-2-4-4-4-3 0-31 22-50 61-16 35-20 70-20 96 0 25 4 62 21 98 19 39 46 60 49 60 2 0 4-1 4-4z"><text:p/></draw:path><draw:path draw:style-name="gr180" draw:text-style-name="P67" svg:width="0.0378in" svg:height="0.0783in" svg:x="0.9512in" svg:y="0.0157in" svg:viewBox="0 0 97 200" svg:d="M58 71c9 0 19 0 29 0 7 0 10 0 10-6 0-4-3-4-9-4-9 0-19 0-28 0 12-45 13-51 13-53 0-5-4-8-9-8-1 0-10 0-13 11-3 17-8 33-11 50-10 0-21 0-31 0-6 0-9 0-9 6 0 4 3 4 9 4 9 0 19 0 28 0-24 90-24 95-24 101 0 16 11 28 28 28 33 0 51-45 51-48s-3-3-4-3c-3 0-3 1-4 4-14 32-31 40-42 40-6 0-10-4-10-15 0-6 1-9 2-14 8-32 15-62 24-93z"><text:p/></draw:path><draw:path draw:style-name="gr180" draw:text-style-name="P67" svg:width="0.0531in" svg:height="0.039in" svg:x="0.9984in" svg:y="0.0772in" svg:viewBox="0 0 136 100" svg:d="M107 67c21-21 29-51 29-54 0-2-3-2-4-2-3 0-3 1-4 5-5 15-12 28-21 41 0-4-1-19-1-21-3-22-21-36-42-36-33 0-64 31-64 61 0 21 14 39 40 39 21 0 39-9 52-19 4 16 16 19 22 19 14 0 22-11 22-15 0-3-3-3-5-3s-2 1-3 2c-3 9-10 10-13 10s-6 0-8-27zM90 74c-22 18-41 20-49 20-14 0-23-10-23-25 0-6 4-30 15-46 10-13 23-17 31-17 17 0 22 17 24 31 1 10 1 25 2 37z"><text:p/></draw:path><draw:path draw:style-name="gr180" draw:text-style-name="P67" svg:width="0.037in" svg:height="0.0862in" svg:x="1.0646in" svg:y="0.0504in" svg:viewBox="0 0 95 220" svg:d="M94 10c1-3 1-4 1-5 0-2-2-5-5-5-4 0-5 3-5 5-28 69-55 137-83 205-2 3-2 4-2 5 0 4 4 5 5 5 4 0 6-2 7-5 28-68 55-137 82-205z"><text:p/></draw:path><draw:path draw:style-name="gr180" draw:text-style-name="P67" svg:width="0.0382in" svg:height="0.0579in" svg:x="1.1142in" svg:y="0.0571in" svg:viewBox="0 0 98 148" svg:d="M98 107c-3 0-5 0-8 0-1 5-3 18-5 20s-19 2-23 2c-13 0-27 0-40 0 23-21 31-27 44-38 17-13 32-26 32-48 0-26-24-43-52-43-27 0-46 20-46 40 0 11 9 12 12 12 5 0 11-3 11-12 0-3-1-11-13-11 7-16 22-21 32-21 23 0 34 17 34 35 0 20-14 35-20 43-18 17-36 35-54 53-2 1-2 2-2 9 31 0 60 0 91 0 3-14 4-27 7-41z"><text:p/></draw:path><draw:path draw:style-name="gr180" draw:text-style-name="P67" svg:width="0.0287in" svg:height="0.1236in" svg:x="1.1717in" svg:y="0in" svg:viewBox="0 0 74 315" svg:d="M74 157c0-24-4-62-22-98-19-38-46-59-48-59-3 0-4 1-4 4l6 7c31 30 49 81 49 146 0 53-12 109-51 149-4 4-4 4-4 5 0 3 1 4 4 4 2 0 31-22 49-61 16-35 21-70 21-97z"><text:p/></draw:path><draw:path draw:style-name="gr180" draw:text-style-name="P67" svg:width="0.0827in" svg:height="0.0291in" svg:x="1.2547in" svg:y="0.0476in" svg:viewBox="0 0 211 75" svg:d="M200 13c4 0 11 0 11-7 0-6-7-6-11-6-63 0-127 0-190 0-4 0-10 0-10 6 0 7 6 7 11 7 63 0 126 0 189 0zM200 75c4 0 11 0 11-7 0-6-7-6-11-6-63 0-126 0-189 0-5 0-11 0-11 6 0 7 6 7 10 7 63 0 127 0 190 0z"><text:p/></draw:path><draw:path draw:style-name="gr180" draw:text-style-name="P67" svg:width="0.0406in" svg:height="0.0823in" svg:x="1.3902in" svg:y="0.0098in" svg:viewBox="0 0 104 210" svg:d="M65 9c0-8 0-9-7-9-19 21-47 21-58 21 0 3 0 6 0 10 6 0 25 0 41-9 0 54 0 108 0 162 0 12-1 16-28 16-4 0-8 0-11 0 0 3 0 7 0 10 11-1 38-1 51-1s41 0 51 1c0-3 0-7 0-10-3 0-6 0-10 0-28 0-29-4-29-16 0-58 0-117 0-175z"><text:p/></draw:path><draw:path draw:style-name="gr180" draw:text-style-name="P67" svg:width="0.0756in" svg:height="0.0047in" svg:x="1.4791in" svg:y="0.0598in" svg:viewBox="0 0 193 13" svg:d="M182 13c5 0 11 0 11-7 0-6-6-6-11-6-57 0-115 0-171 0-6 0-11 0-11 6 0 7 5 7 11 7 56 0 114 0 171 0z"><text:p/></draw:path><draw:path draw:style-name="gr180" draw:text-style-name="P67" svg:width="0.0531in" svg:height="0.0386in" svg:x="1.6138in" svg:y="0.0063in" svg:viewBox="0 0 136 99" svg:d="M107 66c21-21 29-51 29-53 0-3-3-3-5-3s-2 1-4 6c-4 15-11 28-21 40 0-4 0-18-1-20-3-23-20-36-42-36-32 0-63 30-63 61 0 20 14 38 40 38 20 0 39-9 51-18 5 16 17 18 23 18 13 0 21-11 21-15 0-3-3-3-4-3-2 0-3 1-3 3-4 8-10 10-13 10s-7 0-8-28zM90 74c-22 17-41 20-50 20-14 0-22-10-22-26 0-6 3-30 14-46 11-12 24-16 31-16 18 0 23 16 24 31 2 9 1 25 3 37z"><text:p/></draw:path><draw:path draw:style-name="gr180" draw:text-style-name="P67" svg:width="0.0646in" svg:height="0.0047in" svg:x="1.6083in" svg:y="0.0598in" svg:viewBox="0 0 165 13" svg:d="M0 0c55 0 110 0 165 0 0 4 0 8 0 13-55 0-110 0-165 0 0-5 0-9 0-13z"><text:p/></draw:path><draw:path draw:style-name="gr180" draw:text-style-name="P67" svg:width="0.0382in" svg:height="0.0575in" svg:x="1.6213in" svg:y="0.078in" svg:viewBox="0 0 98 147" svg:d="M98 107c-3 0-5 0-8 0 0 5-3 17-5 20-2 1-19 1-22 1-14 0-28 0-41 0 23-20 31-26 45-37 16-13 31-27 31-48 0-27-23-43-52-43-27 0-46 19-46 40 0 11 10 12 12 12 5 0 11-3 11-12 0-4-1-11-12-11 6-16 21-21 32-21 22 0 33 17 33 35 0 19-13 34-20 42-18 18-35 36-53 54-3 1-3 1-3 8 31 0 60 0 91 0 3-14 4-27 7-40z"><text:p/></draw:path></draw:g></draw:g></text:span><text:span text:style-name="T51"><draw:g text:anchor-type="as-char" svg:y="-0.1335in" draw:z-index="145" draw:name="Shape158" draw:style-name="gr178"><svg:title>TexMaths</svg:title><svg:desc>9§inline§C_n=\langle \overline{X}_n - \delta; \overline{X}_n + \delta\rangle\ pro \ \delta=t_{\alpha/2}\frac{\hat{S}_n}{\sqrt{n}}§svg§600§FALSE§</svg:desc><draw:g draw:style-name="gr2"><draw:path draw:style-name="gr179" draw:text-style-name="P66" svg:width="2.1142in" svg:height="0.1878in" svg:x="0.0004in" svg:y="0.0063in" svg:viewBox="0 0 5371 478" svg:d="M2686 478c-896 0-1790 0-2686 0 0-159 0-319 0-478 1790 0 3581 0 5371 0 0 159 0 319 0 478-895 0-1790 0-2685 0z"><text:p/></draw:path><draw:path draw:style-name="gr180" draw:text-style-name="P67" svg:width="0.0878in" svg:height="0.0902in" svg:x="0.0004in" svg:y="0.0453in" svg:viewBox="0 0 224 230" svg:d="M224 4c0-1 0-4-3-4-1 0-1 1-5 5-7 8-14 16-22 24-3-5-18-29-53-29-70 0-141 70-141 143 0 52 37 87 86 87 27 0 51-12 68-27 30-26 35-54 35-55 0-4-4-4-4-4-2 0-4 1-4 4-3 9-10 31-32 49s-42 24-58 24c-29 0-62-18-62-66 0-18 6-69 38-106 19-23 49-39 77-39 32 0 51 24 51 61 0 13-1 13-1 16s3 3 5 3c4 0 4 0 5-6 7-27 14-53 20-80z"><text:p/></draw:path><draw:path draw:style-name="gr180" draw:text-style-name="P67" svg:width="0.0528in" svg:height="0.039in" svg:x="0.0874in" svg:y="0.1134in" svg:viewBox="0 0 135 100" svg:d="M16 84c-1 2-2 8-2 9 0 5 4 7 8 7s8-3 9-5 2-9 3-14c2-4 4-14 6-20 1-4 2-10 3-14 3-9 3-11 9-20 7-9 17-21 34-21 12 0 13 12 13 16 0 13-10 37-13 47-3 6-4 8-4 12 0 12 10 19 22 19 21 0 31-31 31-34s-3-3-4-3c-2 0-2 2-3 4-6 18-15 27-24 27-5 0-6-3-6-8s2-8 6-18c2-7 11-30 11-43 0-21-17-25-29-25-18 0-30 12-36 21-2-16-16-21-25-21s-14 7-17 12c-5 9-8 21-8 22 0 3 3 3 4 3 3 0 3-1 5-6 3-14 7-25 15-25 7 0 8 5 8 11 0 5-2 12-3 18-2 6-5 15-6 21-2 9-4 19-7 28z"><text:p/></draw:path><draw:path draw:style-name="gr180" draw:text-style-name="P67" svg:width="0.0827in" svg:height="0.0287in" svg:x="0.1925in" svg:y="0.087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272in" svg:height="0.1236in" svg:x="0.3307in" svg:y="0.0398in" svg:viewBox="0 0 70 315" svg:d="M68 12c2-4 2-5 2-6 0-3-2-6-6-6-3 0-5 1-7 7-18 49-37 97-55 145-1 2-2 4-2 6 0 0 0 1 2 5 18 48 37 96 55 144 1 4 2 8 7 8 4 0 6-3 6-6 0-1 0-2-2-6-18-48-36-97-55-145 19-49 37-98 55-146z"><text:p/></draw:path><draw:path draw:style-name="gr180" draw:text-style-name="P67" svg:width="0.1122in" svg:height="0.0047in" svg:x="0.3654in" svg:y="0.028in" svg:viewBox="0 0 286 13" svg:d="M143 13c-48 0-95 0-143 0 0-5 0-8 0-13 95 0 191 0 286 0 0 5 0 8 0 13-47 0-95 0-143 0z"><text:p/></draw:path><draw:path draw:style-name="gr180" draw:text-style-name="P67" svg:width="0.1024in" svg:height="0.0846in" svg:x="0.3689in" svg:y="0.048in" svg:viewBox="0 0 261 216" svg:d="M145 86c-9-20-17-42-26-63-1-2-1-2-2-4 0-2 5-8 19-9 3 0 6-1 6-6 0-4-4-4-5-4-13 0-26 1-40 1-8 0-27-1-35-1-2 0-6 0-6 6 0 4 3 4 8 4 19 0 21 3 23 10 13 30 25 58 37 88-22 23-44 48-66 72-1 1-3 2-4 4-16 16-31 21-47 22-4 0-7 0-7 6 2 1 0 4 5 4 9 0 19-1 29-1 12 0 25 1 35 1 2 0 7 0 7-6 0-4-4-4-5-4-3 0-12-1-12-10 0-5 5-10 9-14 10-12 21-24 32-34 9-11 19-21 28-31 11 25 21 50 32 76 1 3 1 3 1 4 0 3-5 8-18 9-3 0-6 1-6 6 0 4 3 4 4 4 9 0 32-1 41-1 7 0 27 1 35 1 2 0 5 0 5-6 0-4-2-4-5-4-22 0-22-1-27-13-13-30-34-80-41-98 21-23 54-60 64-69 10-8 22-15 41-16 4 0 7 0 7-6-2-1 0-4-4-4-9 0-20 1-30 1-12 0-24-1-35-1-2 0-6 0-6 6 0 3 1 4 4 4s13 1 13 10c0 4-4 8-7 11-17 19-34 37-51 55z"><text:p/></draw:path><draw:path draw:style-name="gr180" draw:text-style-name="P67" svg:width="0.0528in" svg:height="0.039in" svg:x="0.4823in" svg:y="0.1134in" svg:viewBox="0 0 135 100" svg:d="M16 84c-1 2-2 8-2 9 0 5 4 7 8 7s8-3 9-5 2-9 3-14c2-4 4-14 6-20 1-4 2-10 3-14 3-9 3-11 9-20 7-9 17-21 34-21 12 0 13 12 13 16 0 13-10 37-13 47-3 6-3 8-3 12 0 12 9 19 21 19 21 0 31-31 31-34s-3-3-4-3c-2 0-2 2-3 4-6 18-15 27-24 27-5 0-6-3-6-8s2-8 6-18c2-7 11-30 11-43 0-21-17-25-29-25-18 0-30 12-36 21-2-16-16-21-25-21s-14 7-17 12c-5 9-8 21-8 22 0 3 3 3 4 3 3 0 3-1 5-6 3-14 7-25 16-25 6 0 7 5 7 11 0 5-2 12-3 18-2 6-4 15-6 21-2 9-4 19-7 28z"><text:p/></draw:path><draw:path draw:style-name="gr180" draw:text-style-name="P67" svg:width="0.076in" svg:height="0.0047in" svg:x="0.5843in" svg:y="0.1in" svg:viewBox="0 0 194 13" svg:d="M182 13c5 0 12 0 12-7 0-6-7-6-12-6-57 0-114 0-171 0-6 0-11 0-11 6 0 7 5 7 11 7 57 0 114 0 171 0z"><text:p/></draw:path><draw:path draw:style-name="gr180" draw:text-style-name="P67" svg:width="0.0508in" svg:height="0.0898in" svg:x="0.7035in" svg:y="0.0449in" svg:viewBox="0 0 130 229" svg:d="M70 86c-39 10-70 52-70 90 0 30 20 53 50 53 37 0 63-50 63-93 0-29-12-45-23-59-12-15-31-38-31-52 0-7 7-15 18-15 9 0 16 4 23 9 6 4 13 8 17 8 8 0 13-8 13-13 0-7-6-8-17-10-17-4-20-4-26-4-24 0-36 14-36 32s9 36 19 54zM74 94c8 14 17 31 17 55 0 20-12 72-41 72-18 0-30-12-30-36 0-20 12-80 54-91z"><text:p/></draw:path><draw:path draw:style-name="gr180" draw:text-style-name="P67" svg:width="0.013in" svg:height="0.0772in" svg:x="0.7693in" svg:y="0.0799in" svg:viewBox="0 0 34 197" svg:d="M33 16c0-9-8-16-17-16-10 0-16 7-16 16s6 17 16 17c9 0 17-8 17-17zM27 132c0 9 0 34-20 57-2 3-2 4-2 5s1 3 3 3c4 0 26-25 26-62 0-9-1-32-18-32-11 0-16 8-16 16s5 17 16 17c2 0 2 0 3 0 3-1 6-2 8-4z"><text:p/></draw:path><draw:path draw:style-name="gr180" draw:text-style-name="P67" svg:width="0.1122in" svg:height="0.0047in" svg:x="0.8138in" svg:y="0.028in" svg:viewBox="0 0 286 13" svg:d="M143 13c-48 0-95 0-143 0 0-5 0-8 0-13 95 0 191 0 286 0 0 5 0 8 0 13-47 0-95 0-143 0z"><text:p/></draw:path><draw:path draw:style-name="gr180" draw:text-style-name="P67" svg:width="0.1024in" svg:height="0.0846in" svg:x="0.8169in" svg:y="0.048in" svg:viewBox="0 0 261 216" svg:d="M145 86c-9-20-17-42-26-63-1-2-1-2-2-4 0-2 5-8 19-9 3 0 6-1 6-6 0-4-4-4-5-4-13 0-26 1-40 1-8 0-27-1-35-1-2 0-6 0-6 6 0 4 3 4 8 4 19 0 21 3 23 10 13 30 25 58 37 88-22 23-44 48-66 72-1 1-3 2-4 4-16 16-31 21-47 22-4 0-7 0-7 6 2 1 0 4 5 4 9 0 19-1 29-1 12 0 25 1 35 1 2 0 7 0 7-6 0-4-4-4-5-4-3 0-12-1-12-10 0-5 5-10 9-14 10-12 21-24 32-34 9-11 19-21 28-31 11 25 21 50 32 76 1 3 1 3 1 4 0 3-5 8-18 9-3 0-6 1-6 6 0 4 3 4 4 4 9 0 32-1 41-1 7 0 27 1 35 1 2 0 5 0 5-6 0-4-2-4-5-4-22 0-22-1-27-13-13-30-33-80-41-98 21-23 54-60 64-69 10-8 22-15 41-16 4 0 7 0 7-6-2-1 0-4-4-4-9 0-20 1-30 1-12 0-24-1-35-1-2 0-6 0-6 6 0 3 1 4 4 4s13 1 13 10c0 4-4 8-7 11-17 19-34 37-51 55z"><text:p/></draw:path><draw:path draw:style-name="gr180" draw:text-style-name="P67" svg:width="0.0528in" svg:height="0.039in" svg:x="0.9307in" svg:y="0.1134in" svg:viewBox="0 0 135 100" svg:d="M16 84c0 2-2 8-2 9 0 5 4 7 8 7s8-3 9-5 2-9 3-14c2-4 4-14 6-20 1-4 2-10 3-14 3-9 3-11 9-20 7-9 17-21 34-21 12 0 13 12 13 16 0 13-10 37-13 47-2 6-3 8-3 12 0 12 9 19 21 19 22 0 31-31 31-34s-3-3-4-3c-2 0-2 2-3 4-6 18-15 27-24 27-5 0-6-3-6-8s2-8 6-18c2-7 11-30 11-43 0-21-17-25-29-25-18 0-30 12-36 21-2-16-16-21-25-21s-14 7-17 12c-5 9-8 21-8 22 0 3 3 3 4 3 3 0 3-1 5-6 3-14 7-25 16-25 6 0 7 5 7 11 0 5-2 12-3 18-2 6-4 15-6 21-2 9-4 19-7 28z"><text:p/></draw:path><draw:path draw:style-name="gr180" draw:text-style-name="P67" svg:width="0.0823in" svg:height="0.0827in" svg:x="1.0291in" svg:y="0.0598in" svg:viewBox="0 0 210 211" svg:d="M112 112c29 0 58 0 88 0 3 0 10 0 10-7 0-6-7-6-10-6-30 0-59 0-88 0 0-30 0-58 0-88 0-5 0-11-7-11s-7 6-7 11c0 30 0 58 0 88-30 0-58 0-88 0-5 0-10 0-10 6 0 7 5 7 10 7 30 0 58 0 88 0 0 28 0 58 0 88 0 4 0 11 7 11s7-7 7-11c0-30 0-60 0-88z"><text:p/></draw:path><draw:path draw:style-name="gr180" draw:text-style-name="P67" svg:width="0.0508in" svg:height="0.0898in" svg:x="1.1516in" svg:y="0.0449in" svg:viewBox="0 0 130 229" svg:d="M70 86c-39 10-70 52-70 90 0 30 20 53 50 53 37 0 63-50 63-93 0-29-12-45-23-59-12-15-31-38-31-52 0-7 7-15 18-15 9 0 16 4 23 9 6 4 13 8 17 8 8 0 13-8 13-13 0-7-6-8-17-10-17-4-20-4-26-4-24 0-36 14-36 32s9 36 19 54zM74 94c8 14 18 31 18 55 0 20-13 72-42 72-18 0-30-12-30-36 0-20 12-80 54-91z"><text:p/></draw:path><draw:path draw:style-name="gr180" draw:text-style-name="P67" svg:width="0.0272in" svg:height="0.1236in" svg:x="1.213in" svg:y="0.0398in" svg:viewBox="0 0 70 315" svg:d="M69 163c1-4 1-5 1-5 0-1 0-2-1-6-19-48-37-96-55-145-2-5-4-7-8-7-3 0-6 3-6 6 0 1 0 1 2 5 19 48 37 97 56 147-19 48-37 97-56 145-2 3-2 4-2 6 0 3 3 6 6 6 5 0 6-3 7-6 19-49 37-97 56-146z"><text:p/></draw:path><draw:path draw:style-name="gr180" draw:text-style-name="P67" svg:width="0.065in" svg:height="0.0787in" svg:x="1.2921in" svg:y="0.078in" svg:viewBox="0 0 166 201" svg:d="M24 178c-2 11-2 13-17 13-3 0-7 0-7 6 0 3 2 4 5 4 8 0 17-1 26-1 10 0 21 1 31 1 2 0 6 0 6-7 0-3-3-3-8-3-16 0-16-2-16-6 0-3 14-54 16-63 4 9 13 21 29 21 37 0 77-47 77-93 0-29-18-50-43-50-16 0-31 11-41 23-4-17-17-23-29-23-14 0-21 12-23 18-6 11-10 30-10 31 0 2 3 2 4 2 3 0 3 0 6-7 4-22 11-38 22-38 6 0 10 3 10 16 0 7-1 10-2 15-11 47-24 94-36 141zM80 41c3-9 11-18 16-22 12-10 21-13 26-13 13 0 20 11 20 30 0 18-10 56-16 68-11 21-25 32-37 32-21 0-25-26-25-28 0-1 0-2 1-5 5-21 10-42 15-62z"><text:p/></draw:path><draw:path draw:style-name="gr180" draw:text-style-name="P67" svg:width="0.0504in" svg:height="0.0559in" svg:x="1.3622in" svg:y="0.078in" svg:viewBox="0 0 129 143" svg:d="M19 121c-1 4-3 12-3 13 0 6 5 9 9 9s10-3 12-9c1-1 12-44 13-50 2-10 8-33 9-41 2-4 11-19 18-26 3-2 12-11 26-11 8 0 9 3 13 5-10 1-16 9-16 17 0 5 3 11 12 11 8 0 17-7 17-18 0-12-10-21-26-21-21 0-35 15-41 24-3-14-13-24-29-24-14 0-20 12-23 18-5 11-10 30-10 31 0 2 4 2 5 2 2 0 2 0 5-7 5-22 12-38 22-38 6 0 10 3 10 16 0 6-1 10-4 26-6 24-13 48-19 73z"><text:p/></draw:path><draw:path draw:style-name="gr180" draw:text-style-name="P67" svg:width="0.0528in" svg:height="0.0559in" svg:x="1.4236in" svg:y="0.078in" svg:viewBox="0 0 135 143" svg:d="M135 53c0-32-22-53-50-53-43 0-85 45-85 89 0 32 21 54 50 54 43 0 85-44 85-90zM50 136c-13 0-27-10-27-34 0-16 9-50 18-66 17-24 35-30 44-30 18 0 28 16 28 35 0 12-7 45-19 66-11 18-28 29-44 29z"><text:p/></draw:path><draw:path draw:style-name="gr180" draw:text-style-name="P67" svg:width="0.0508in" svg:height="0.0898in" svg:x="1.5256in" svg:y="0.0449in" svg:viewBox="0 0 130 229" svg:d="M70 86c-39 10-70 52-70 90 0 30 20 53 50 53 36 0 63-50 63-93 0-29-13-45-23-59-12-15-31-38-31-52 0-7 7-15 18-15 9 0 16 4 22 9 6 4 13 8 18 8 8 0 13-8 13-13 0-7-6-8-17-10-17-4-21-4-26-4-25 0-36 14-36 32s9 36 19 54zM74 94c8 14 17 31 17 55 0 20-12 72-41 72-18 0-30-12-30-36 0-20 12-80 54-91z"><text:p/></draw:path><draw:path draw:style-name="gr180" draw:text-style-name="P67" svg:width="0.0823in" svg:height="0.0287in" svg:x="1.622in" svg:y="0.087in" svg:viewBox="0 0 210 74" svg:d="M199 13c5 0 11 0 11-7 0-6-6-6-10-6-63 0-127 0-190 0-5 0-10 0-10 6 0 7 5 7 11 7 63 0 125 0 188 0zM200 74c4 0 10 0 10-6 0-7-6-7-11-7-63 0-125 0-188 0-6 0-11 0-11 7 0 6 5 6 10 6 63 0 127 0 190 0z"><text:p/></draw:path><draw:path draw:style-name="gr180" draw:text-style-name="P67" svg:width="0.0378in" svg:height="0.0791in" svg:x="1.7492in" svg:y="0.0555in" svg:viewBox="0 0 97 202" svg:d="M58 71c10 0 19 0 29 0 7 0 10 0 10-6 0-3-3-3-9-3-9 0-19 0-28 0 12-45 14-51 14-53 0-5-5-9-10-9-1 0-10 0-13 12-3 17-8 33-11 50-10 0-20 0-30 0-6 0-10 0-10 6 0 3 3 3 9 3 9 0 19 0 28 0-23 90-24 96-24 101 0 17 11 30 28 30 33 0 51-47 51-49 0-4-3-4-4-4-2 0-2 1-4 5-14 33-31 40-42 40-6 0-10-4-10-14 0-8 1-10 2-15 8-32 16-63 24-94z"><text:p/></draw:path><draw:path draw:style-name="gr180" draw:text-style-name="P67" svg:width="0.0531in" svg:height="0.039in" svg:x="1.7969in" svg:y="0.1173in" svg:viewBox="0 0 136 100" svg:d="M107 67c21-22 29-51 29-53 0-3-3-3-4-3-3 0-3 0-4 5-5 15-12 28-21 40 0-3-1-18-1-20-3-22-20-36-42-36-32 0-64 31-64 61 0 21 15 39 41 39 20 0 38-10 51-19 5 16 16 19 22 19 14 0 22-11 22-15 0-3-3-3-5-3s-2 1-3 2c-3 8-10 10-13 10-2 0-6 0-8-27zM90 74c-22 18-40 20-49 20-14 0-23-10-23-25 0-7 4-30 15-46 10-13 23-17 31-17 17 0 22 17 24 31 1 10 1 25 2 37z"><text:p/></draw:path><draw:path draw:style-name="gr180" draw:text-style-name="P67" svg:width="0.037in" svg:height="0.0866in" svg:x="1.8626in" svg:y="0.0898in" svg:viewBox="0 0 95 221" svg:d="M95 10c0-3 0-4 0-5 0-3-2-5-5-5-4 0-4 3-5 5-28 69-55 137-83 207-2 2-2 3-2 4 0 4 4 5 5 5 5 0 6-2 7-5 28-69 55-138 83-206z"><text:p/></draw:path><draw:path draw:style-name="gr180" draw:text-style-name="P67" svg:width="0.0382in" svg:height="0.0575in" svg:x="1.9126in" svg:y="0.098in" svg:viewBox="0 0 98 147" svg:d="M98 107c-3 0-5 0-8 0 0 5-3 17-5 20-2 1-19 1-22 1-13 0-28 0-41 0 23-20 31-26 44-37 17-13 32-27 32-48 0-27-23-43-52-43-27 0-46 19-46 40 0 11 10 12 12 12 5 0 11-3 11-11 0-5-1-12-12-12 6-16 21-21 31-21 23 0 35 17 35 35 0 19-14 34-21 43-18 17-36 35-54 53-2 1-2 1-2 8 31 0 60 0 91 0 3-14 4-27 7-40z"><text:p/></draw:path><draw:path draw:style-name="gr180" draw:text-style-name="P67" svg:width="0.0256in" svg:height="0.0134in" svg:x="2.0165in" svg:y="0in" svg:viewBox="0 0 66 35" svg:d="M33 0c-10 10-22 20-33 30 2 2 3 3 5 5 9-7 18-14 28-21 9 7 19 14 28 21 2-2 3-3 5-5-11-10-22-20-33-30z"><text:p/></draw:path><draw:path draw:style-name="gr180" draw:text-style-name="P67" svg:width="0.0547in" svg:height="0.0626in" svg:x="1.9953in" svg:y="0.0213in" svg:viewBox="0 0 140 160" svg:d="M140 3c0-1 0-3-2-3s-2 0-5 4-7 8-11 12c-9-11-22-16-36-16-31 0-59 25-59 50 0 4 1 13 7 21 8 9 16 11 32 15 3 0 15 3 18 4 7 2 20 6 20 23 0 18-18 39-44 39-19 0-42-7-42-31 0-2 0-8 1-11 0-1 0-1 0-2 0-3-3-3-4-3-2 0-2 1-3 5-4 14-8 29-12 44 0 1 0 3 0 4 0 0 1 2 3 2 1 0 2 0 4-3 3-3 8-9 11-12 12 13 29 15 42 15 34 0 61-29 61-55 0-10-5-19-9-23-8-8-11-9-40-16-4-1-12-3-14-4-6-2-15-7-15-20 0-17 20-35 43-35 24 0 36 14 36 34 0 4-1 9-1 10 0 4 2 4 3 4 4 0 4-1 5-5 3-16 8-32 11-47z"><text:p/></draw:path><draw:path draw:style-name="gr180" draw:text-style-name="P67" svg:width="0.0433in" svg:height="0.028in" svg:x="2.0555in" svg:y="0.0673in" svg:viewBox="0 0 111 72" svg:d="M16 55c-1 4-2 11-2 12 0 3 2 5 5 5s6-1 8-5c0-1 2-8 3-13 5-21 3-14 5-22 3-4 14-27 33-27 8 0 11 5 11 12 0 9-6 25-10 34-1 2-1 5-1 8 0 8 8 13 17 13 17 0 26-21 26-24s-3-3-4-3c-3 0-3 1-3 4-4 10-11 18-18 18-4 0-5-3-5-7 0-2 0-4 2-8 3-6 10-24 10-33 0-12-8-19-24-19-14 0-24 9-29 16-1-13-14-16-20-16-15 0-20 24-20 25 0 2 2 2 3 2 2 0 3-1 3-3 3-9 7-19 13-19 5 0 7 6 7 9 0 2-2 9-3 12 0 5-2 11-3 15s-3 9-4 14z"><text:p/></draw:path><draw:path draw:style-name="gr180" draw:text-style-name="P67" svg:width="0.1433in" svg:height="0.0047in" svg:x="1.978in" svg:y="0.1in" svg:viewBox="0 0 365 13" svg:d="M183 13c-61 0-122 0-183 0 0-5 0-8 0-13 122 0 243 0 365 0 0 5 0 8 0 13-61 0-122 0-182 0z"><text:p/></draw:path><draw:path draw:style-name="gr180" draw:text-style-name="P67" svg:width="0.0756in" svg:height="0.0866in" svg:x="1.9862in" svg:y="0.1134in" svg:viewBox="0 0 193 221" svg:d="M77 197c-14-29-28-57-43-86-1-2-2-4-3-4s-1 0-4 2c-8 5-15 11-23 16-4 2-4 3-4 4 0 2 2 2 4 2 1 0 1 0 3-1 3-2 9-7 12-8 16 31 32 63 49 96 1 3 1 3 5 3 2 0 4 0 6-4 37-69 75-138 112-207 2-3 2-4 2-5 0-3-3-5-6-5s-4 2-5 5c-35 63-69 127-105 192z"><text:p/></draw:path><draw:path draw:style-name="gr180" draw:text-style-name="P67" svg:width="0.0614in" svg:height="0.0039in" svg:x="2.0598in" svg:y="0.1134in" svg:viewBox="0 0 157 11" svg:d="M78 11c-26 0-52 0-78 0 0-4 0-7 0-11 52 0 104 0 157 0 0 4 0 7 0 11-26 0-53 0-79 0z"><text:p/></draw:path><draw:path draw:style-name="gr180" draw:text-style-name="P67" svg:width="0.0528in" svg:height="0.039in" svg:x="2.0642in" svg:y="0.1425in" svg:viewBox="0 0 135 100" svg:d="M16 84c-1 2-2 8-2 9 0 4 4 7 8 7 3 0 7-4 9-5 1-3 2-9 3-14 1-4 4-14 5-20 2-4 2-10 4-14 2-10 3-11 9-21 7-8 16-20 34-20 12 0 12 11 12 16 0 13-9 37-12 46-3 7-4 9-4 13 0 12 10 19 22 19 21 0 31-31 31-34s-3-3-4-3c-2 0-3 1-4 4-5 18-14 27-23 27-5 0-6-4-6-8 0-5 1-9 6-18 2-7 11-30 11-43 0-21-17-25-29-25-18 0-30 11-37 20-1-15-15-20-24-20-10 0-14 7-18 12-4 8-7 20-7 22 0 3 3 3 4 3 2 0 3-1 4-7 4-13 8-24 16-24 7 0 8 5 8 11 0 5-2 12-4 18s-4 15-5 20c-2 10-4 19-7 29z"><text:p/></draw:path></draw:g></draw:g></text:span><text:span text:style-name="T51">. </text:span><text:span text:style-name="T66">Pak </text:span><text:span text:style-name="T66"><draw:g text:anchor-type="as-char" svg:y="-0.0929in" draw:z-index="146" draw:name="Shape159" draw:style-name="gr178"><svg:title>TexMaths</svg:title><svg:desc>9§inline§P(\mu \in C_n) = 1 - \alpha§svg§600§FALSE§</svg:desc><draw:g draw:style-name="gr2"><draw:path draw:style-name="gr179" draw:text-style-name="P66" svg:width="1.0205in" svg:height="0.1106in" svg:x="0.002in" svg:y="0.0067in" svg:viewBox="0 0 2593 282" svg:d="M1297 282c-433 0-865 0-1297 0 0-94 0-188 0-282 864 0 1729 0 2593 0 0 94 0 188 0 282-432 0-864 0-1296 0z"><text:p/></draw:path><draw:path draw:style-name="gr180" draw:text-style-name="P67" svg:width="0.0886in" svg:height="0.0839in" svg:x="0.0004in" svg:y="0.0087in" svg:viewBox="0 0 226 214" svg:d="M84 115c18 0 35 0 53 0 45 0 89-32 89-67 0-25-21-48-62-48-34 0-69 0-103 0-6 0-9 0-9 5s3 5 9 5c4 0 10 0 14 0 4 1 7 2 7 5 0 1-1 2-2 7-14 55-28 112-42 168-3 11-4 14-29 14-5 0-9 0-9 6 0 4 4 4 5 4 9 0 31-1 40-1 7 0 14 0 21 0 6 0 13 1 20 1 2 0 7 0 7-6 0-4-4-4-9-4-12 0-21 0-21-5 0-2 1-4 1-6 6-26 13-52 20-78zM106 22c3-11 4-12 17-12 10 0 21 0 31 0 26 0 42 8 42 30 0 12-6 39-18 51-16 13-35 16-48 16-16 0-30 0-45 0 7-29 14-57 21-85z"><text:p/></draw:path><draw:path draw:style-name="gr180" draw:text-style-name="P67" svg:width="0.0287in" svg:height="0.1236in" svg:x="0.1051in" svg:y="0in" svg:viewBox="0 0 74 315" svg:d="M74 311c0-1 0-1-6-6-39-41-49-100-49-148 0-55 12-109 50-148 5-5 5-5 5-5 0-3-1-4-4-4-2 0-31 22-49 62-16 34-21 69-21 95 0 25 4 62 22 98 19 39 46 60 48 60 3 0 4-1 4-4z"><text:p/></draw:path><draw:path draw:style-name="gr180" draw:text-style-name="P67" svg:width="0.0669in" svg:height="0.0811in" svg:x="0.1453in" svg:y="0.0382in" svg:viewBox="0 0 171 207" svg:d="M63 29c2-7 5-19 5-20 0-5-3-9-9-9-1 0-9 1-13 12-15 60-30 121-45 181-1 4-1 4-1 5 0 5 4 9 9 9 6 0 10-6 11-7 1-3 5-19 17-67 11 9 24 10 31 10 22 0 35-14 42-23 3 14 14 23 29 23 10 0 18-7 23-17 5-12 9-31 9-32 0-2-3-2-4-2-2 0-3 1-4 5-5 21-11 39-24 39-8 0-9-8-9-15s3-21 6-32c3-12 6-23 9-34 1-5 4-17 5-22 1-7 5-19 5-20 0-7-5-9-9-9-2 0-10 0-13 10-4 20-10 40-14 60-5 15-7 28-9 32 0 1-15 30-41 30-16 0-23-10-23-27 0-9 2-18 4-27 5-18 9-35 13-53z"><text:p/></draw:path><draw:path draw:style-name="gr180" draw:text-style-name="P67" svg:width="0.0618in" svg:height="0.0713in" svg:x="0.2614in" svg:y="0.026in" svg:viewBox="0 0 158 182" svg:d="M147 98c5 0 11-1 11-7 0-7-6-6-11-6-45 0-89 0-134 0 3-42 40-72 84-72 16 0 34 0 50 0 5 0 11 0 11-7 0-6-6-6-11-6-16 0-34 0-50 0-54 0-97 40-97 91 0 50 43 91 97 91 16 0 34 0 50 0 5 0 11 0 11-7 0-5-6-5-11-5-16 0-34 0-50 0-44 0-81-31-84-72 45 0 89 0 134 0z"><text:p/></draw:path><draw:path draw:style-name="gr180" draw:text-style-name="P67" svg:width="0.0882in" svg:height="0.0894in" svg:x="0.3748in" svg:y="0.0055in" svg:viewBox="0 0 225 228" svg:d="M225 3c0-1-1-3-4-3 0 0-1 0-5 4-7 8-14 16-22 24-2-5-18-28-53-28-70 0-141 69-141 143 0 51 38 85 86 85 27 0 52-12 68-27 30-26 35-54 35-54 0-4-3-3-4-4-1 0-3 1-4 4-3 9-10 30-32 48s-42 23-58 23c-29 0-62-16-62-64 0-18 6-69 39-106 18-23 48-38 76-38 32 0 51 24 51 61 0 13-1 12-1 15s4 4 5 4c4 0 4-1 5-6 8-27 14-54 21-81z"><text:p/></draw:path><draw:path draw:style-name="gr180" draw:text-style-name="P67" svg:width="0.0528in" svg:height="0.0386in" svg:x="0.4618in" svg:y="0.0732in" svg:viewBox="0 0 135 99" svg:d="M17 83c-1 2-2 5-3 9 0 5 5 7 9 7 3 0 7-3 8-5 1-1 2-9 4-13 1-5 3-14 5-21 1-4 2-9 3-14 3-9 3-11 9-20 7-9 17-21 34-21 13 0 13 12 13 17 0 12-10 37-13 46-2 7-3 8-3 12 0 12 10 19 21 19 22 0 31-31 31-33 0-4-2-3-3-4-3 0-3 2-4 5-6 17-15 26-24 26-4 0-5-3-5-8s1-8 5-18c2-7 11-30 11-43 0-20-17-24-29-24-18 0-30 11-36 20-2-16-15-20-25-20-9 0-14 6-17 12-4 8-8 20-8 21 0 3 3 2 4 3 3 0 3 0 5-6 3-14 7-25 16-25 6 0 7 6 7 11s-1 13-3 19c-2 5-4 14-5 20-2 9-4 18-7 28z"><text:p/></draw:path><draw:path draw:style-name="gr180" draw:text-style-name="P67" svg:width="0.0283in" svg:height="0.1236in" svg:x="0.5323in" svg:y="0in" svg:viewBox="0 0 73 315" svg:d="M73 157c0-24-3-62-21-98-19-38-46-59-49-59-2 0-3 2-3 4l6 7c31 30 49 81 49 146 0 53-12 109-51 149-4 4-4 4-4 5 0 2 1 4 3 4 3 0 32-22 50-62 16-35 20-70 20-96z"><text:p/></draw:path><draw:path draw:style-name="gr180" draw:text-style-name="P67" svg:width="0.0827in" svg:height="0.0291in" svg:x="0.615in" svg:y="0.0472in" svg:viewBox="0 0 211 75" svg:d="M200 13c4 0 11 0 11-7 0-6-7-6-11-6-63 0-127 0-190 0-4 0-10 0-10 6 0 7 6 7 11 7 63 0 126 0 189 0zM200 75c4 0 11 0 11-7s-7-7-11-7c-63 0-126 0-189 0-5 0-11 0-11 7s6 7 10 7c63 0 127 0 190 0z"><text:p/></draw:path><draw:path draw:style-name="gr180" draw:text-style-name="P67" svg:width="0.0406in" svg:height="0.0819in" svg:x="0.7504in" svg:y="0.0106in" svg:viewBox="0 0 104 209" svg:d="M65 8c0-8 0-8-7-8-19 20-47 20-58 20 0 3 0 6 0 10 6 0 25 0 41-8 0 54 0 107 0 161 0 12 0 16-28 16-4 0-8 0-11 0 0 3 0 7 0 10 12-1 39-1 51-1 13 0 41 0 51 1 0-3 0-7 0-10-3 0-6 0-9 0-29 0-30-4-30-16 0-58 0-116 0-175z"><text:p/></draw:path><draw:path draw:style-name="gr180" draw:text-style-name="P67" svg:width="0.076in" svg:height="0.0047in" svg:x="0.8398in" svg:y="0.0598in" svg:viewBox="0 0 194 13" svg:d="M182 13c5 0 12 0 12-7 0-6-7-6-12-6-57 0-114 0-171 0-6 0-11 0-11 6 0 7 5 7 11 7 57 0 114 0 171 0z"><text:p/></draw:path><draw:path draw:style-name="gr180" draw:text-style-name="P67" svg:width="0.0693in" svg:height="0.0559in" svg:x="0.9594in" svg:y="0.0382in" svg:viewBox="0 0 177 143" svg:d="M138 65c0-50-30-65-53-65-44 0-85 45-85 90 0 29 19 53 51 53 20 0 43-7 67-26 4 16 14 26 29 26 16 0 26-17 26-23 0-1-2-2-4-2s-3 1-4 2c-6 16-12 10-17 16-10 0-10-25-10-32s0-8 2-11c30-37 25-50 37-74 0-1-1-4-3-4-4 0-4 1-6 7-5 20-16 44-30 63 0-8 0-14 0-20zM116 108c-28 24-52 28-65 28-19 0-28-14-28-34 0-16 9-50 18-66 16-23 33-29 44-29 31 0 31 42 31 66 0 12 0 29 0 35z"><text:p/></draw:path></draw:g></draw:g></text:span></text:p>
      <text:p text:style-name="P46"><text:span text:style-name="T66">-</text:span><text:span text:style-name="T67">Jednovyberovy test </text:span><text:span text:style-name="T52">(z-test)</text:span><text:span text:style-name="T67">: </text:span><text:span text:style-name="T67"><draw:g text:anchor-type="as-char" svg:y="-0.0839in" draw:z-index="147" draw:name="Shape160" draw:style-name="gr178"><svg:title>TexMaths</svg:title><svg:desc>9§inline§X_1,...,X_n§svg§600§FALSE§</svg:desc><draw:g draw:style-name="gr2"><draw:path draw:style-name="gr179" draw:text-style-name="P66" svg:width="0.5205in" svg:height="0.0953in" svg:x="0.0035in" svg:y="0.0071in" svg:viewBox="0 0 1323 243" svg:d="M662 243c-221 0-442 0-662 0 0-81 0-162 0-243 441 0 882 0 1323 0 0 81 0 162 0 243-221 0-441 0-661 0z"><text:p/></draw:path><draw:path draw:style-name="gr180" draw:text-style-name="P67" svg:width="0.102in" svg:height="0.0843in" svg:x="0.0004in" svg:y="0in" svg:viewBox="0 0 260 215" svg:d="M145 86c-9-21-18-42-27-63-1-2-2-3-2-4 0-2 5-8 19-9 4 0 6-1 6-6 0-4-3-4-4-4-14 0-27 1-40 1-8 0-28-1-36-1-2 0-5 0-5 6 0 4 2 4 7 4 19 0 21 4 23 10 13 30 26 58 38 88-22 24-44 47-66 71-2 1-3 2-5 3-15 17-31 22-47 23-3 1-6 1-6 6 0 1 0 4 4 4 9 0 19-1 29-1 12 0 25 1 36 1 2 0 6 0 6-7 0-2-3-2-4-3-3 0-13-1-13-9 0-6 5-11 9-15 10-11 21-22 32-33 10-11 19-21 29-31 11 25 20 50 31 74 2 4 1 4 2 5 0 2-6 8-18 9-4 1-7 1-7 6 0 4 3 4 5 4 9 0 31-1 40-1 8 0 27 1 35 1 2 0 6 0 6-6 0-4-3-4-6-4-21 0-22-1-27-14-13-30-33-77-41-96 22-23 55-60 65-69 9-8 21-15 40-16 4 0 7 0 7-6-2-1 0-4-4-4-9 0-20 1-29 1-12 0-25-1-35-1-3 0-7 0-7 6 0 3 2 4 4 4 3 0 13 1 13 10 0 4-4 8-6 11-17 18-34 36-51 55z"><text:p/></draw:path><draw:path draw:style-name="gr180" draw:text-style-name="P67" svg:width="0.0315in" svg:height="0.0575in" svg:x="0.1094in" svg:y="0.0457in" svg:viewBox="0 0 81 147" svg:d="M50 6c0-6-1-6-7-6-13 14-34 14-43 14 0 3 0 6 0 9 5 0 20 0 32-7 0 37 0 75 0 113 0 7 0 10-22 10-3 0-6 0-8 0 0 3 0 5 0 8 3 0 30-1 39-1 7 0 35 1 40 1 0-3 0-5 0-8-3 0-6 0-9 0-22 0-22-3-22-10 0-42 0-82 0-123z"><text:p/></draw:path><draw:path draw:style-name="gr180" draw:text-style-name="P67" svg:width="0.0142in" svg:height="0.037in" svg:x="0.1665in" svg:y="0.0717in" svg:viewBox="0 0 37 95" svg:d="M37 33c0-20-8-33-20-33-11 0-17 8-17 17 0 8 6 16 17 16 4 0 7-1 11-3 1-1 1-1 2-1 0 2 0 0 0 4 0 24-11 43-21 53-4 3-4 4-4 5 0 2 1 4 3 4 4 0 29-25 29-62z"><text:p/></draw:path><draw:path draw:style-name="gr180" draw:text-style-name="P67" svg:width="0.0126in" svg:height="0.0126in" svg:x="0.222in" svg:y="0.0717in" svg:viewBox="0 0 33 33" svg:d="M33 17c0-9-7-17-16-17s-17 8-17 17 8 16 17 16 16-7 16-16z"><text:p/></draw:path><draw:path draw:style-name="gr180" draw:text-style-name="P67" svg:width="0.0126in" svg:height="0.0126in" svg:x="0.2567in" svg:y="0.0717in" svg:viewBox="0 0 33 33" svg:d="M33 17c0-9-8-17-17-17-10 0-16 8-16 17s6 16 16 16c9 0 17-7 17-16z"><text:p/></draw:path><draw:path draw:style-name="gr180" draw:text-style-name="P67" svg:width="0.013in" svg:height="0.0126in" svg:x="0.2906in" svg:y="0.0717in" svg:viewBox="0 0 34 33" svg:d="M34 17c0-9-8-17-17-17s-17 8-17 17 8 16 17 16 17-7 17-16z"><text:p/></draw:path><draw:path draw:style-name="gr180" draw:text-style-name="P67" svg:width="0.0142in" svg:height="0.037in" svg:x="0.3252in" svg:y="0.0717in" svg:viewBox="0 0 37 95" svg:d="M37 33c0-20-8-33-20-33-11 0-17 8-17 17 0 8 6 16 17 16 4 0 7-1 11-3 1-1 1-1 2-1 0 2 0 0 0 4 0 24-12 42-22 53-4 2-3 4-3 5 0 2 1 4 3 4 4 0 29-25 29-62z"><text:p/></draw:path><draw:path draw:style-name="gr180" draw:text-style-name="P67" svg:width="0.1024in" svg:height="0.0843in" svg:x="0.3732in" svg:y="0in" svg:viewBox="0 0 261 215" svg:d="M145 86c-9-21-17-42-26-63-1-2-2-3-2-4 0-2 5-8 19-9 3 0 6-1 6-6 0-4-3-4-4-4-14 0-27 1-41 1-8 0-27-1-35-1-2 0-5 0-5 6 0 4 2 4 7 4 19 0 21 4 23 10 13 30 25 58 37 88-22 24-44 47-66 71-1 1-3 2-4 3-15 17-31 22-47 23-3 1-7 1-7 6 0 1 0 4 4 4 10 0 20-1 30-1 12 0 24 1 35 1 2 0 7 0 7-7 0-2-4-3-5-3-3 0-13-1-13-9 0-6 6-11 9-15 11-11 22-22 33-33 9-11 19-21 28-31 11 25 21 50 32 74 1 4 1 4 2 5 0 2-6 8-19 9-4 1-6 1-6 6 0 4 3 4 4 4 9 0 32-1 41-1 7 0 27 1 35 1 2 0 5 0 5-6 0-4-2-4-5-4-21 0-22-1-27-14-13-30-33-77-41-96 21-23 54-60 65-69 9-8 21-15 40-16 4 0 7 0 7-6-2-1 0-4-5-4-9 0-19 1-29 1-12 0-24-1-35-1-2 0-6 0-6 6 0 3 1 4 4 4s12 1 12 10c0 4-3 8-6 11-17 18-34 36-51 55z"><text:p/></draw:path><draw:path draw:style-name="gr180" draw:text-style-name="P67" svg:width="0.0528in" svg:height="0.0386in" svg:x="0.4772in" svg:y="0.0654in" svg:viewBox="0 0 135 99" svg:d="M16 83c-1 4-1 5-2 9 0 5 4 7 8 7 3 0 6-3 8-4 1-2 3-9 4-14 1-4 4-14 5-20 1-5 2-10 3-15 3-9 4-11 10-20s16-20 33-20c13 0 13 11 13 16 0 12-9 38-13 47-2 6-3 8-3 11 0 12 10 19 21 19 22 0 32-30 32-33s-3-3-4-3c-3 0-3 1-4 4-5 17-15 26-24 26-4 0-5-3-5-7 0-6 1-8 5-18 3-8 12-31 12-43 0-21-17-25-29-25-19 0-31 11-37 20-2-15-15-20-24-20-10 0-14 6-18 12-4 8-7 20-7 21 0 3 3 3 4 3 2 0 2 0 4-6 4-13 7-24 16-24 6 0 7 5 7 11 0 4-2 12-3 18-2 6-4 15-5 20-2 9-4 18-7 28z"><text:p/></draw:path></draw:g></draw:g></text:span><text:span text:style-name="T67"><text:s/>n</text:span><text:span text:style-name="T52">áhodný výběr, </text:span><text:span text:style-name="T52"><draw:g text:anchor-type="as-char" svg:y="-0.0543in" draw:z-index="148" draw:name="Shape161" draw:style-name="gr178"><svg:title>TexMaths</svg:title><svg:desc>9§inline§\sigma§svg§600§FALSE§</svg:desc><draw:g draw:style-name="gr2"><draw:path draw:style-name="gr179" draw:text-style-name="P66" svg:width="0.0571in" svg:height="0.0417in" svg:x="0.0024in" svg:y="0.0063in" svg:viewBox="0 0 146 107" svg:d="M0 0c49 0 97 0 146 0 0 36 0 71 0 107-49 0-97 0-146 0 0-36 0-71 0-107z"><text:p/></draw:path><draw:path draw:style-name="gr180" draw:text-style-name="P67" svg:width="0.065in" svg:height="0.0535in" svg:x="0.0004in" svg:y="0in" svg:viewBox="0 0 166 137" svg:d="M151 18c4 0 15 0 15-11 0-7-6-7-12-7-24 0-47 0-71 0-48 0-83 51-83 88 0 28 19 49 48 49 37 0 78-37 78-85 0-5 0-20-10-34 11 0 23 0 35 0zM48 130c-15 0-28-11-28-33 0-10 3-34 14-53 14-22 33-26 44-26 25 0 28 21 28 30 0 15-7 40-17 56-12 18-28 26-41 26z"><text:p/></draw:path></draw:g></draw:g></text:span><text:span text:style-name="T52"><text:s/>zname ze zkusenosti </text:span><text:span text:style-name="T52"><draw:g text:anchor-type="as-char" svg:y="-0.0866in" draw:z-index="149" draw:name="Shape162" draw:style-name="gr178"><svg:title>TexMaths</svg:title><svg:desc>9§inline§H_0 = \mu§svg§600§FALSE§</svg:desc><draw:g draw:style-name="gr2"><draw:path draw:style-name="gr179" draw:text-style-name="P66" svg:width="0.3823in" svg:height="0.098in" svg:x="0.002in" svg:y="0.0071in" svg:viewBox="0 0 972 250" svg:d="M0 0c324 0 648 0 972 0 0 84 0 166 0 250-324 0-648 0-972 0 0-84 0-166 0-250z"><text:p/></draw:path><draw:path draw:style-name="gr180" draw:text-style-name="P67" svg:width="0.1039in" svg:height="0.0839in" svg:x="0.0004in" svg:y="0in" svg:viewBox="0 0 265 214" svg:d="M228 24c3-11 4-14 26-14 9 0 11 0 11-6 0-4-3-4-4-4-9 0-32 1-41 1s-31-1-40-1c-3 0-6 0-6 6 0 4 3 4 9 4 0 0 7 0 12 1 6 0 8 1 8 4 0 2 0 2-1 7-6 25-12 50-19 76-32 0-63 0-96 0 7-25 12-49 18-74 3-11 4-14 27-14 8 0 11 0 11-6 0-4-4-4-5-4-9 0-31 1-40 1s-31-1-40-1c-3 0-7 0-7 6 0 4 3 4 9 4 4 0 7 0 12 1 5 0 9 1 9 4 0 2-1 3-2 7-14 55-28 112-42 168-3 12-4 14-29 14-5 0-8 0-8 6 0 4 4 4 4 4 9 0 31-1 40-1 7 0 14 1 21 1 6 0 13 0 20 0 2 0 6 0 6-6 0-4-3-4-8-4-12 0-21 0-21-5 0-2 1-4 1-6 7-29 14-56 22-85 32 0 63 0 96 0-14 51-21 82-22 86-3 10-10 10-29 10-5 0-8 0-8 6 0 4 4 4 5 4 9 0 31-1 40-1 7 0 14 1 20 1 7 0 14 0 21 0 2 0 6 0 6-6 0-4-3-4-9-4-12 0-21 0-21-5 0-2 1-4 1-6 15-55 29-112 43-169z"><text:p/></draw:path><draw:path draw:style-name="gr180" draw:text-style-name="P67" svg:width="0.0402in" svg:height="0.0587in" svg:x="0.1035in" svg:y="0.0457in" svg:viewBox="0 0 103 150" svg:d="M103 76c0-24-4-42-14-57-7-10-21-19-38-19-51 0-51 60-51 76s0 74 51 74c52 0 52-58 52-74zM51 144c-11 0-24-6-29-24-2-12-2-30-2-47 0-15 0-33 3-45 5-17 18-22 28-22 12 0 24 7 27 20 4 12 4 28 4 47 0 17 0 33-3 47-4 20-20 24-28 24z"><text:p/></draw:path><draw:path draw:style-name="gr180" draw:text-style-name="P67" svg:width="0.0823in" svg:height="0.0287in" svg:x="0.1957in" svg:y="0.0398in" svg:viewBox="0 0 210 74" svg:d="M200 13c4 0 10 0 10-7 0-6-6-6-10-6-63 0-126 0-189 0-5 0-11 0-11 6 0 7 6 7 11 7 63 0 126 0 189 0zM200 74c4 0 10 0 10-7 0-6-6-6-10-6-63 0-126 0-189 0-5 0-11 0-11 6 0 7 6 7 11 7 63 0 126 0 189 0z"><text:p/></draw:path><draw:path draw:style-name="gr180" draw:text-style-name="P67" svg:width="0.0669in" svg:height="0.0811in" svg:x="0.3236in" svg:y="0.0303in" svg:viewBox="0 0 171 207" svg:d="M63 29c2-7 5-18 5-20 0-5-4-9-10-9 0 0-9 1-12 12-15 60-30 121-45 181-1 4-1 5-1 6 0 4 4 8 9 8 6 0 10-6 11-7 1-3 5-19 17-67 10 9 24 9 30 9 23 0 35-13 43-22 2 14 14 22 28 22 11 0 18-6 23-16 5-12 10-31 10-32 0-2-3-2-4-2-3 0-3 1-4 5-6 21-11 39-25 39-8 0-9-8-9-15 0-6 4-21 7-32 2-12 6-23 9-34 1-5 3-17 4-22 2-7 6-19 6-20 0-7-5-9-9-9-2 0-10 0-13 11-5 20-10 39-15 59-4 16-7 28-8 32 0 2-16 30-41 30-16 0-23-10-23-27 0-9 2-18 4-27 5-18 8-35 13-53z"><text:p/></draw:path></draw:g></draw:g></text:span><text:span text:style-name="T52">, </text:span><text:span text:style-name="T67">Zvolime </text:span><text:span text:style-name="T67"><draw:g text:anchor-type="as-char" svg:y="-0.1327in" draw:z-index="150" draw:name="Shape163" draw:style-name="gr178"><svg:title>TexMaths</svg:title><svg:desc>9§inline§z_{\alpha/2}= \frac{\overline{X}_n -\mu}{\sigma/\sqrt{n}}§svg§600§FALSE§</svg:desc><draw:g draw:style-name="gr2"><draw:path draw:style-name="gr179" draw:text-style-name="P66" svg:width="0.685in" svg:height="0.1878in" svg:x="0.0016in" svg:y="0.0063in" svg:viewBox="0 0 1741 478" svg:d="M0 0c580 0 1161 0 1741 0 0 159 0 319 0 478-580 0-1161 0-1741 0 0-159 0-319 0-478z"><text:p/></draw:path><draw:path draw:style-name="gr180" draw:text-style-name="P67" svg:width="0.0524in" svg:height="0.0559in" svg:x="0.0004in" svg:y="0.0768in" svg:viewBox="0 0 134 143" svg:d="M29 113c17-18 26-26 38-36 10-9 19-17 30-28 30-29 37-44 37-45 0-4-3-4-3-4-2 0-3 1-5 4-10 15-16 19-23 19-8 0-12-4-17-9-6-8-11-14-22-14-23 0-38 30-38 36 0 2 1 4 4 4 2 0 3-2 4-4 6-14 25-14 27-14 7 0 13 1 20 4 13 5 16 5 24 5-11 13-37 36-44 41-10 9-19 18-29 27-21 21-32 39-32 41 0 3 3 2 4 3 2 0 3-1 5-4 7-11 17-19 27-19 7 0 10 2 18 11 5 7 11 12 21 12 30 0 49-40 49-48 0-2-2-4-3-4-4 0-4 3-5 4-7 21-28 27-38 27-7 0-12-2-19-4-10-5-15-5-22-5-1 0-5 0-8 0z"><text:p/></draw:path><draw:path draw:style-name="gr180" draw:text-style-name="P67" svg:width="0.0531in" svg:height="0.039in" svg:x="0.0587in" svg:y="0.1157in" svg:viewBox="0 0 136 100" svg:d="M107 67c20-21 29-51 29-53 0-3-3-3-5-3s-2 1-4 5c-4 15-11 28-21 41 0-4 0-19-1-21-3-22-19-36-42-36-32 0-63 31-63 61 0 21 14 39 41 39 19 0 38-9 50-19 5 16 17 19 23 19 13 0 21-11 21-15 0-3-3-3-4-3-2 0-3 1-3 2-4 9-10 10-13 10s-7 0-8-27zM90 74c-22 18-40 20-49 20-15 0-23-10-23-25 0-6 3-30 14-46 11-13 24-17 31-17 18 0 23 17 24 31 2 10 1 25 3 37z"><text:p/></draw:path><draw:path draw:style-name="gr180" draw:text-style-name="P67" svg:width="0.037in" svg:height="0.0866in" svg:x="0.1248in" svg:y="0.089in" svg:viewBox="0 0 95 221" svg:d="M94 10c1-3 1-4 1-5 0-2-3-5-5-5-4 0-5 3-6 5-28 69-55 137-83 207-1 2-1 3-1 4 0 4 3 5 5 5 4 0 5-2 6-5 28-69 55-138 83-206z"><text:p/></draw:path><draw:path draw:style-name="gr180" draw:text-style-name="P67" svg:width="0.0382in" svg:height="0.0579in" svg:x="0.1744in" svg:y="0.0965in" svg:viewBox="0 0 98 148" svg:d="M98 107c-3 0-4 0-7 0-1 5-4 18-6 20s-19 2-22 2c-13 0-27 0-40 0 23-21 30-27 44-38 16-13 31-26 31-48 0-26-23-43-51-43s-47 20-47 40c0 11 10 12 12 12 5 0 11-3 11-11 0-4 0-12-12-12 7-15 21-21 32-21 22 0 34 17 34 35 0 20-14 35-21 43-18 17-35 35-53 53-3 1-3 2-3 9 31 0 61 0 92 0 2-14 4-27 6-41z"><text:p/></draw:path><draw:path draw:style-name="gr180" draw:text-style-name="P67" svg:width="0.0823in" svg:height="0.0291in" svg:x="0.2665in" svg:y="0.0862in" svg:viewBox="0 0 210 75" svg:d="M199 13c5 0 11 0 11-7 0-6-6-6-10-6-63 0-127 0-190 0-5 0-10 0-10 6 0 7 5 7 11 7 63 0 125 0 188 0zM200 75c4 0 10-1 10-7 0-8-6-7-11-7-63 0-125 0-188 0-6 0-11-1-11 7 0 6 5 7 10 7 63 0 127 0 190 0z"><text:p/></draw:path><draw:path draw:style-name="gr180" draw:text-style-name="P67" svg:width="0.0878in" svg:height="0.0039in" svg:x="0.4055in" svg:y="0in" svg:viewBox="0 0 224 11" svg:d="M0 0c75 0 150 0 224 0 0 4 0 7 0 11-74 0-149 0-224 0 0-4 0-7 0-11z"><text:p/></draw:path><draw:path draw:style-name="gr180" draw:text-style-name="P67" svg:width="0.0764in" svg:height="0.0591in" svg:x="0.4098in" svg:y="0.0169in" svg:viewBox="0 0 195 151" svg:d="M113 67c7-8 13-15 20-22 28-28 37-36 57-37 3-1 5-1 5-5 0-2-1-3-2-3-7 0-15 1-21 1s-20-1-26-1c-2 0-5 1-5 5 1 0 0 2 4 3 2 0 7 0 7 6 0 2-2 6-5 9-2 1-30 28-38 36-7-14-15-28-23-43 0-1 0-2 0-2 0-2 4-6 11-6 2 0 5-1 5-5-1-1 0-3-4-3s-11 1-15 1c-6 0-9 0-15 0-3 0-9 0-12 0-4-1-8-1-12-1-2 0-4 0-4 5 0 3 2 3 6 3 13 0 13 2 16 6 10 21 21 41 31 62-5 4-8 8-13 12-3 4-14 14-18 18-27 26-36 36-57 37-2 0-5 0-5 5 0 1 1 3 4 3 6 0 13-1 20-1 4 0 9 0 13 0s9 1 13 1c0 0 4 0 4-5 0-3-3-3-4-3-2 0-7-1-7-5s3-7 8-12c16-15 30-30 45-44 9 17 17 34 26 52 2 3 2 3 2 4s-3 4-11 5c-2 0-6 0-6 5 2 1 1 3 5 3s10-1 14-1c5 0 10 0 14 0s10 0 14 0 8 1 12 1c1 0 4 0 4-5 0-3-2-3-6-3-13 0-14-3-16-6-12-24-24-47-35-70z"><text:p/></draw:path><draw:path draw:style-name="gr180" draw:text-style-name="P67" svg:width="0.0433in" svg:height="0.028in" svg:x="0.4996in" svg:y="0.0614in" svg:viewBox="0 0 111 72" svg:d="M17 55c-1 4-2 7-3 11 0 3 3 6 6 6s6-2 8-5c0-1 2-8 3-13 5-22 5-22 5-22 3-4 14-27 33-27 8 0 11 5 11 12 0 9-6 25-11 34 0 2-1 4-1 7 0 8 9 14 18 14 17 0 25-21 25-25 0-2-2-1-3-2-3 0-4 1-4 4-3 10-10 18-18 18-3 0-5-3-5-7 0-3 1-4 3-8 2-6 10-24 10-33 0-12-9-19-24-19-14 0-24 9-30 16 0-13-13-16-19-16-16 0-14 16-21 24 0 3 3 3 4 3 2 0 2-1 3-4 3-9 7-18 13-18 5 0 6 6 6 9 0 2-1 9-2 12-1 5-2 11-3 15s-3 9-4 14z"><text:p/></draw:path><draw:path draw:style-name="gr180" draw:text-style-name="P67" svg:width="0.0587in" svg:height="0.0039in" svg:x="0.5642in" svg:y="0.0524in" svg:viewBox="0 0 150 11" svg:d="M141 11c4 0 9 0 9-6 0-5-5-5-9-5-44 0-88 0-132 0-4 0-9 0-9 5 0 6 5 6 9 6 44 0 88 0 132 0z"><text:p/></draw:path><draw:path draw:style-name="gr180" draw:text-style-name="P67" svg:width="0.0512in" svg:height="0.0567in" svg:x="0.6374in" svg:y="0.0378in" svg:viewBox="0 0 131 145" svg:d="M0 133c0 4 0 3 0 5 0 5 4 7 7 7 8 0 10-7 11-11 0-1 5-19 10-40 7 4 15 6 23 6 19 0 32-15 33-16 3 15 19 16 22 16 8 0 14-5 17-12 6-9 8-21 8-22 0-3-2-3-3-3-3 0-4 1-5 7-2 11-7 24-16 24-6 0-7-5-7-11 0-4 2-12 3-17 1-7 4-16 5-20 2-6 3-14 5-20 1-5 4-15 4-16 0-5-4-7-8-7-2 0-6 1-9 5 0 1-2 8-4 13-1 6-2 11-4 18-2 9-5 19-6 28-2 5-2 6-4 9-7 10-17 18-30 18-18 0-18-16-18-20 0-6 1-8 4-21 3-9 3-11 5-20 1-3 2-8 3-11 1-6 4-14 4-15 0-3-4-7-9-7-7 0-9 8-9 11-11 40-21 81-32 122z"><text:p/></draw:path><draw:path draw:style-name="gr180" draw:text-style-name="P67" svg:width="0.2874in" svg:height="0.0047in" svg:x="0.4055in" svg:y="0.098in" svg:viewBox="0 0 731 13" svg:d="M0 0c244 0 487 0 731 0 0 5 0 8 0 13-244 0-487 0-731 0 0-5 0-8 0-13z"><text:p/></draw:path><draw:path draw:style-name="gr180" draw:text-style-name="P67" svg:width="0.05in" svg:height="0.0378in" svg:x="0.4272in" svg:y="0.1417in" svg:viewBox="0 0 128 97" svg:d="M116 14c4 0 6 0 8-1 3-2 4-6 4-7 0-6-6-6-10-6-19 0-38 0-57 0-35 0-61 35-61 61 0 21 14 36 38 36 28 0 59-25 59-59 0-3 0-14-6-24 8 0 17 0 25 0zM38 91c-12 0-23-8-23-23 0-8 5-54 43-54 11 0 23 5 23 22 0 4-3 23-13 39-9 11-22 16-30 16z"><text:p/></draw:path><draw:path draw:style-name="gr180" draw:text-style-name="P67" svg:width="0.037in" svg:height="0.0866in" svg:x="0.4894in" svg:y="0.1138in" svg:viewBox="0 0 95 221" svg:d="M94 10c1-3 1-4 1-5 0-2-3-5-6-5s-4 3-5 5c-28 69-55 137-83 207-1 2-1 3-1 4 0 4 3 5 5 5 4 0 5-2 6-5 28-69 55-138 83-206z"><text:p/></draw:path><draw:path draw:style-name="gr180" draw:text-style-name="P67" svg:width="0.0752in" svg:height="0.0866in" svg:x="0.5421in" svg:y="0.1122in" svg:viewBox="0 0 192 221" svg:d="M77 197c-15-29-29-57-44-85-1-3-1-4-3-4-1 0-1 0-4 2-8 4-15 10-23 15-3 2-2 2-3 4 0 2 1 3 3 3 1 0 2 0 4-1 2-2 9-7 12-9 16 32 31 63 48 96 1 3 2 3 5 3 2 0 5 0 6-4 37-69 75-138 112-207 2-3 2-3 2-5s-3-5-6-5-4 3-5 5c-35 63-69 127-104 192z"><text:p/></draw:path><draw:path draw:style-name="gr180" draw:text-style-name="P67" svg:width="0.0614in" svg:height="0.0039in" svg:x="0.6154in" svg:y="0.1122in" svg:viewBox="0 0 157 11" svg:d="M0 0c52 0 104 0 157 0 0 4 0 7 0 11-53 0-105 0-157 0 0-4 0-7 0-11z"><text:p/></draw:path><draw:path draw:style-name="gr180" draw:text-style-name="P67" svg:width="0.0528in" svg:height="0.039in" svg:x="0.6197in" svg:y="0.1409in" svg:viewBox="0 0 135 100" svg:d="M16 84c-1 2-2 8-2 9 0 5 4 7 8 7s8-3 9-5 2-9 3-14c1-4 4-14 6-20 1-4 2-10 3-14 2-9 3-11 9-20 7-9 17-21 34-21 12 0 13 12 13 16 0 13-10 37-13 47-3 7-4 8-4 12 0 12 10 19 22 19 21 0 31-31 31-34s-3-3-4-3c-2 0-3 2-4 4-5 18-14 27-23 27-5 0-6-3-6-8s1-8 6-18c2-7 11-30 11-43 0-21-17-25-29-25-18 0-30 12-37 21-1-16-15-21-24-21s-14 7-17 13c-5 8-8 20-8 21 0 3 3 3 4 3 2 0 3-1 4-6 4-14 8-25 16-25 7 0 8 6 8 11s-2 13-3 19c-2 5-5 14-6 20-2 9-4 19-7 28z"><text:p/></draw:path></draw:g></draw:g></text:span><text:span text:style-name="T67"><text:s/>hranici, pak P(I.chyba)</text:span><text:span text:style-name="T67"><draw:g text:anchor-type="as-char" svg:y="-0.0555in" draw:z-index="151" draw:name="Shape164" draw:style-name="gr178"><svg:title>TexMaths</svg:title><svg:desc>9§inline§= \alpha§svg§600§FALSE§</svg:desc><draw:g draw:style-name="gr2"><draw:path draw:style-name="gr179" draw:text-style-name="P66" svg:width="0.1925in" svg:height="0.0425in" svg:x="0.0004in" svg:y="0.0063in" svg:viewBox="0 0 490 109" svg:d="M0 0c164 0 327 0 490 0 0 36 0 73 0 109-163 0-326 0-490 0 0-36 0-73 0-109z"><text:p/></draw:path><draw:path draw:style-name="gr180" draw:text-style-name="P67" svg:width="0.0823in" svg:height="0.0283in" svg:x="0.0012in" svg:y="0.0091in" svg:viewBox="0 0 210 73" svg:d="M199 13c4 0 11 0 11-7 0-6-7-6-10-6-64 0-127 0-190 0-5 0-10 0-10 6 0 7 5 7 11 7 63 0 125 0 188 0zM200 73c3 0 10 0 10-6s-7-6-11-6c-63 0-125 0-188 0-6 0-11 0-11 6s5 6 10 6c63 0 126 0 190 0z"><text:p/></draw:path><draw:path draw:style-name="gr180" draw:text-style-name="P67" svg:width="0.0693in" svg:height="0.0551in" svg:x="0.1303in" svg:y="0in" svg:viewBox="0 0 177 141" svg:d="M138 65c0-50-30-65-53-65-44 0-85 45-85 88 0 29 19 53 51 53 20 0 43-7 67-26 4 16 14 26 29 26 17 0 26-17 26-22 0-2-2-3-4-3s-3 1-3 3c-7 15-18 15-18 15-10 0-10-24-10-32 0-7 0-7 3-10 30-37 24-49 36-73 0-1 0-4-3-4-4 0-4 1-5 7-6 19-16 44-31 61 0-7 0-12 0-18zM117 107c-28 23-52 27-65 27-19 0-29-14-29-34 0-16 8-48 18-64 16-23 33-29 44-29 31 0 31 41 31 65 0 11 0 30 1 35z"><text:p/></draw:path></draw:g></draw:g></text:span></text:p>
      <text:p text:style-name="P53"><text:span text:style-name="T67">-</text:span><text:span text:style-name="T59">Dvouvyběrový test: </text:span><text:span text:style-name="T29"><draw:g text:anchor-type="as-char" svg:y="-0.089in" draw:z-index="158" draw:name="Shape165" draw:style-name="gr178"><svg:title>TexMaths</svg:title><svg:desc>9§inline§H_0: \vartheta_X = \vartheta_Y§svg§600§FALSE§</svg:desc><draw:g draw:style-name="gr2"><draw:path draw:style-name="gr179" draw:text-style-name="P66" svg:width="0.7315in" svg:height="0.0949in" svg:x="0.002in" svg:y="0.0063in" svg:viewBox="0 0 1859 242" svg:d="M930 242c-310 0-620 0-930 0 0-81 0-162 0-242 620 0 1240 0 1859 0 0 80 0 161 0 242-309 0-619 0-929 0z"><text:p/></draw:path><draw:path draw:style-name="gr180" draw:text-style-name="P67" svg:width="0.1043in" svg:height="0.0839in" svg:x="0.0004in" svg:y="0.0028in" svg:viewBox="0 0 266 214" svg:d="M228 24c3-11 4-14 27-14 9 0 11 0 11-6 0-4-3-4-4-4-9 0-32 1-41 1s-31-1-40-1c-3 0-6 0-6 6 0 4 2 4 8 4 4 0 7 0 12 0 6 1 9 2 9 5 0 1-1 2-2 7-6 25-12 50-19 76-32 0-63 0-96 0 7-25 13-49 19-74 3-11 4-14 26-14 8 0 11 0 11-6 0-4-4-4-4-4-9 0-32 1-41 1s-31-1-40-1c-3 0-7 0-7 6 0 4 3 4 9 4 1 0 7 0 12 0 6 1 9 2 9 5 0 1 0 3-2 7-14 56-28 112-42 168-3 13-4 15-29 15-5 0-8 0-8 6 0 3 4 3 4 3 9 0 32 0 40 0 7 0 14 0 21 0s13 0 20 0c3 0 7 0 7-6 0-3-3-3-9-3-12 0-21 0-21-6 0-2 1-3 1-5 7-29 14-57 22-86 32 0 63 0 96 0-13 52-21 82-22 87-2 10-9 10-29 10-4 0-7 0-7 6 0 3 4 3 5 3 8 0 30 0 39 0 8 0 14 0 21 0 6 0 13 0 20 0 2 0 7 0 7-6 0-3-4-3-9-3-12 0-21 0-21-6 0-2 1-3 1-5 15-56 28-113 42-170z"><text:p/></draw:path><draw:path draw:style-name="gr180" draw:text-style-name="P67" svg:width="0.0402in" svg:height="0.0587in" svg:x="0.1035in" svg:y="0.048in" svg:viewBox="0 0 103 150" svg:d="M103 77c0-25-3-43-13-58-7-10-21-19-39-19-51 0-51 60-51 77 0 15 0 73 51 73 52 0 52-58 52-73zM51 145c-10 0-23-6-28-24-3-13-3-31-3-48 0-15 0-32 3-45 5-17 19-22 28-22 12 0 24 8 28 20s4 28 4 47c0 17 0 33-3 47-4 21-20 25-29 25z"><text:p/></draw:path><draw:path draw:style-name="gr180" draw:text-style-name="P67" svg:width="0.0126in" svg:height="0.0531in" svg:x="0.2004in" svg:y="0.0335in" svg:viewBox="0 0 33 136" svg:d="M33 17c0-9-8-17-17-17-10 0-16 8-16 17s6 16 16 16c9 0 17-7 17-16zM33 120c0-9-8-17-17-17-10 0-16 8-16 17s6 16 16 16c9 0 17-7 17-16z"><text:p/></draw:path><draw:path draw:style-name="gr180" draw:text-style-name="P67" svg:width="0.0657in" svg:height="0.0882in" svg:x="0.2622in" svg:y="0in" svg:viewBox="0 0 168 225" svg:d="M152 111c6-27 6-44 6-48 0-12-1-63-35-63-26 0-47 33-47 58 0 30 30 46 53 53-8 29-12 46-23 67-4 9-19 40-38 40-21 0-23-15-23-25 0-8 3-18 4-25 1-8 4-15 6-24 1-5 3-11 3-15 2-6 4-12 4-16 0-19-14-30-29-30-14 0-20 13-23 18-6 11-10 30-10 31 0 3 3 3 4 3 3 0 3 0 5-7 5-23 12-38 23-38 6 0 10 3 10 15 0 7-4 24-7 36-2 5-4 15-6 21-3 10-5 18-5 27 0 30 23 36 43 36 34 0 68-49 84-108 3 1 12 3 14 3 1 0 3-1 3-4 0-2-2-2-7-3-3-1-6-2-9-2zM130 105c-15-6-45-18-45-47 0-20 16-51 38-51 8 0 16 5 16 38 0 20-4 42-9 60z"><text:p/></draw:path><draw:path draw:style-name="gr180" draw:text-style-name="P67" svg:width="0.0764in" svg:height="0.0587in" svg:x="0.3366in" svg:y="0.0465in" svg:viewBox="0 0 195 150" svg:d="M112 67c7-8 14-15 21-21 28-28 37-37 57-38 2 0 5 0 5-4 0-3-2-3-3-4-7 0-14 1-21 1-5 0-20-1-25-1-2 0-5 1-5 5 1 1 0 3 4 3 2 0 7 1 7 6 0 3-4 7-5 9-2 1-30 28-38 37-7-14-15-28-23-43-1-1-1-3-1-3 0-1 4-5 12-6 1 0 5 0 5-4 0-1-1-4-4-4-5 0-11 1-15 1-5 0-10 0-15 0-3 0-9 0-12 0-5 0-9-1-13-1-1 0-4 0-4 5 0 3 2 3 6 3 13 0 14 3 16 7 11 20 21 40 32 61-5 3-8 8-13 12-4 4-14 14-19 18-27 27-36 36-56 37-2 0-5 0-5 5 0 1 1 2 3 2 6 0 14 0 20 0 4 0 9 0 14 0 3 0 9 0 12 0 1 0 5 0 5-3 0-4-3-4-5-4-1 0-6-1-6-5s3-6 7-12c16-14 30-29 45-43 9 17 18 34 27 52 1 2 1 2 2 3 0 1-4 4-12 5-2 0-5 0-5 5 0 1 0 2 4 2s10 0 15 0c4 0 10 0 14 0s9 0 13 0 9 0 13 0c0 0 4 0 4-3 0-4-3-4-6-4-14 0-15-2-16-6-12-23-25-47-36-70z"><text:p/></draw:path><draw:path draw:style-name="gr180" draw:text-style-name="P67" svg:width="0.0823in" svg:height="0.0287in" svg:x="0.4681in" svg:y="0.0421in" svg:viewBox="0 0 210 74" svg:d="M200 13c4 0 10 0 10-7 0-6-6-6-10-6-63 0-126 0-189 0-5 0-11 0-11 6 0 7 6 7 11 7 63 0 126 0 189 0zM200 74c4 0 10 0 10-6 0-7-6-7-10-7-63 0-126 0-189 0-5 0-11 0-11 7 0 6 6 6 11 6 63 0 126 0 189 0z"><text:p/></draw:path><draw:path draw:style-name="gr180" draw:text-style-name="P67" svg:width="0.0657in" svg:height="0.0882in" svg:x="0.5957in" svg:y="0in" svg:viewBox="0 0 168 225" svg:d="M153 111c6-27 6-44 6-48 0-12-2-63-35-63-26 0-47 33-47 58 0 30 30 46 52 53-7 29-12 46-23 67-3 9-19 40-38 40-21 0-23-15-23-25 0-8 3-18 4-25 2-8 4-15 6-24 2-5 3-11 4-15 1-6 3-12 3-16 0-19-14-30-29-30-14 0-20 13-23 18-6 11-10 30-10 31 0 3 4 3 4 3 3 0 3 0 6-7 5-23 12-38 22-38 6 0 10 3 10 15 0 7-4 24-7 36-1 5-4 15-5 21-3 10-5 18-5 27 0 30 22 36 42 36 34 0 68-49 84-108 3 1 13 3 15 3 0 0 2-1 2-4 0-2-2-2-6-3-3-1-6-2-9-2zM130 105c-15-6-45-18-45-47 0-20 17-51 38-51 8 0 17 5 17 38 0 20-5 42-10 60z"><text:p/></draw:path><draw:path draw:style-name="gr180" draw:text-style-name="P67" svg:width="0.0689in" svg:height="0.0587in" svg:x="0.6709in" svg:y="0.0465in" svg:viewBox="0 0 176 150" svg:d="M138 27c3-4 8-9 13-12 9-6 17-7 20-7s5 0 5-4c0-2-1-4-3-4-6 0-12 1-18 1-7 0-16-1-23-1-1 0-4 0-4 5 0 3 2 3 3 3 7 1 7 3 7 5 0 1-1 3-3 5-1 2-2 4-4 5-18 19-37 38-55 58-9-22-19-43-29-65-2-3-1-2-2-3 0-5 11-5 13-5s5 0 5-4c0-1 0-4-4-4-6 0-22 1-29 1-6 0-20-1-26-1-1 0-4 1-4 5 0 3 3 3 6 3 13 0 14 2 16 7 12 26 23 51 35 76-4 14-7 27-10 41-4 10-4 11-21 11-4 0-6 0-6 5 0 2 1 2 3 2 4 0 9 0 14 0 3 0 11 0 14 0 5 0 10 0 15 0 4 0 10 0 14 0 2 0 5 0 5-3 0-4-2-4-8-4-3 0-4 0-8 0-4-1-4-1-4-3 0-1 2-12 3-18 2-8 7-26 8-27 0-4 0-4 2-7 20-20 40-40 60-61z"><text:p/></draw:path></draw:g></draw:g></text:span><text:span text:style-name="T29">, vol</text:span><text:span text:style-name="T59">íme </text:span><text:span text:style-name="T59"><draw:g text:anchor-type="as-char" svg:y="-0.1283in" draw:z-index="159" draw:name="Shape166" draw:style-name="gr178"><svg:title>TexMaths</svg:title><svg:desc>9§inline§z=\frac{\overline{X}_n-\overline{Y}_m}{\sigma\sqrt{1/n+1/m}}§svg§600§FALSE§</svg:desc><draw:g draw:style-name="gr2"><draw:path draw:style-name="gr179" draw:text-style-name="P66" svg:width="0.8224in" svg:height="0.2193in" svg:x="0.0016in" svg:y="0.0063in" svg:viewBox="0 0 2090 558" svg:d="M0 0c696 0 1394 0 2090 0 0 186 0 372 0 558-696 0-1394 0-2090 0 0-186 0-372 0-558z"><text:p/></draw:path><draw:path draw:style-name="gr180" draw:text-style-name="P67" svg:width="0.0524in" svg:height="0.0559in" svg:x="0.0004in" svg:y="0.072in" svg:viewBox="0 0 134 143" svg:d="M29 113c17-18 26-26 38-36 9-9 18-17 30-28 30-29 37-45 37-45 0-4-3-4-4-4s-2 1-4 4c-10 15-16 20-23 20-9 0-12-5-17-10-6-8-11-14-22-14-24 0-38 30-38 36 0 2 1 4 4 4 2 0 3-1 4-4 6-14 24-14 27-14 6 0 13 1 20 4 13 5 16 5 24 5-11 14-38 36-44 41-10 9-19 18-29 27-21 20-32 38-32 41s3 2 4 3c2 0 3 0 5-4 7-11 17-20 27-20 7 0 10 3 18 12 5 7 11 12 21 12 30 0 49-40 49-49 0-1-2-2-3-2-4 0-4 1-5 3-7 21-28 27-38 27-7 0-12-2-19-4-10-4-15-6-22-6-1 0-6 0-8 1z"><text:p/></draw:path><draw:path draw:style-name="gr180" draw:text-style-name="P67" svg:width="0.0827in" svg:height="0.0287in" svg:x="0.1in" svg:y="0.0815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878in" svg:height="0.0039in" svg:x="0.3406in" svg:y="0in" svg:viewBox="0 0 224 11" svg:d="M0 0c75 0 149 0 224 0 0 4 0 7 0 11-75 0-149 0-224 0 0-4 0-7 0-11z"><text:p/></draw:path><draw:path draw:style-name="gr180" draw:text-style-name="P67" svg:width="0.0764in" svg:height="0.0591in" svg:x="0.3449in" svg:y="0.0169in" svg:viewBox="0 0 195 151" svg:d="M112 66c7-7 14-14 21-21 28-28 37-36 57-37 3-1 5-1 5-4s-2-3-2-4c-8 0-15 1-22 1-5 0-20-1-25-1-2 0-5 1-5 4 1 1 0 3 4 4 2 0 7 0 7 5 0 4-4 7-5 9-2 2-30 29-38 37-7-14-15-28-23-43-1 0-1-2-1-3s4-5 12-5c1 0 5-1 5-5-1-1-1-3-4-3-5 0-11 1-15 1-5 0-10 0-15 0-3 0-9 0-12 0-5-1-9-1-13-1-1 0-4 0-4 4s2 4 6 4c13 0 14 2 16 6 11 21 21 41 32 61-5 5-8 8-13 13-4 4-14 13-19 18-27 27-36 36-56 37-2 0-5 0-5 4 0 1 1 4 3 4 6 0 14-1 20-1 4 0 10 0 14 0 3 0 9 1 12 1 1 0 5 0 5-5 0-3-3-3-5-3-1 0-6-1-6-6 0-3 3-6 7-11 16-16 30-30 45-44 9 17 18 34 27 52 1 2 2 2 2 3s-4 5-12 6c-2 0-5 0-5 4 1 1 0 4 4 4s10-1 15-1c4 0 10 0 14 0s9 0 13 0 9 1 13 1c0 0 4 0 4-6 0-2-3-2-6-2-14 0-15-3-16-7-12-23-25-46-36-70z"><text:p/></draw:path><draw:path draw:style-name="gr180" draw:text-style-name="P67" svg:width="0.0433in" svg:height="0.028in" svg:x="0.4343in" svg:y="0.061in" svg:viewBox="0 0 111 72" svg:d="M16 55c-1 3-3 11-3 11 0 3 3 6 7 6 2 0 5-2 7-6 0 0 3-8 4-12 5-21 5-22 5-23 2-3 13-26 32-26 8 0 12 5 12 12 0 9-7 25-11 34-1 2-2 4-2 6 0 9 9 15 18 15 17 0 26-21 26-25 0-2-3-2-4-2-3 0-3 1-4 3-2 10-9 18-18 18-3 0-4-2-4-6 0-3 1-4 2-8 2-6 10-24 10-33 0-12-8-19-24-19-14 0-24 9-29 16-1-13-14-16-19-16-17 0-14 16-21 24 0 3 3 3 4 3 2 0 2-1 3-3 2-10 6-19 13-19 5 0 6 6 6 8 0 3-2 9-3 13-1 5-2 11-3 14-1 5-3 10-4 15z"><text:p/></draw:path><draw:path draw:style-name="gr180" draw:text-style-name="P67" svg:width="0.0583in" svg:height="0.0039in" svg:x="0.4988in" svg:y="0.0524in" svg:viewBox="0 0 149 11" svg:d="M140 11c4 0 9 0 9-6 0-5-5-5-9-5-44 0-87 0-131 0-4 0-9 0-9 5 0 6 5 6 9 6 44 0 87 0 131 0z"><text:p/></draw:path><draw:path draw:style-name="gr180" draw:text-style-name="P67" svg:width="0.0791in" svg:height="0.0039in" svg:x="0.5673in" svg:y="0in" svg:viewBox="0 0 202 11" svg:d="M0 0c67 0 135 0 202 0 0 4 0 7 0 11-67 0-135 0-202 0 0-4 0-7 0-11z"><text:p/></draw:path><draw:path draw:style-name="gr180" draw:text-style-name="P67" svg:width="0.0689in" svg:height="0.0591in" svg:x="0.5724in" svg:y="0.0169in" svg:viewBox="0 0 176 151" svg:d="M138 26c3-4 8-8 13-12 9-6 17-6 20-6 3-1 5-1 5-5 0-1-1-3-3-3-6 0-12 1-18 1-7 0-16-1-23-1-2 0-4 0-4 4 0 3 2 4 3 4 7 0 7 3 7 4 0 2-1 4-3 6-1 2-3 4-4 4-19 19-37 39-55 58-10-22-19-43-29-65-2-2-1-2-2-3 0-4 11-4 13-4s5 0 5-5c-1-1 0-3-4-3-6 0-23 1-29 1s-20-1-26-1c-1 0-4 1-4 4 0 4 3 4 6 4 13 0 14 2 16 6 11 26 23 51 35 76-4 13-7 27-10 40-4 12-4 13-21 13-4 0-6 0-6 4 0 2 1 4 2 4 5 0 10-1 15-1 3 0 10 0 14 0 5 0 9 0 15 0 4 0 10 1 14 1 2 0 5 0 5-6 0-2-2-2-8-2-3 0-4 0-8-1-4 0-5-1-5-3s3-12 4-18c2-7 7-26 8-27 0-3 0-3 2-6 20-21 40-41 60-62z"><text:p/></draw:path><draw:path draw:style-name="gr180" draw:text-style-name="P67" svg:width="0.065in" svg:height="0.028in" svg:x="0.6528in" svg:y="0.061in" svg:viewBox="0 0 166 72" svg:d="M71 57c-1 2-2 8-2 9 0 3 3 6 6 6 2 0 6-2 8-6 0 0 2-8 2-12 6-21 6-22 6-23 3-3 13-26 33-26 7 0 11 5 11 12 0 9-6 25-11 34 0 2-1 4-1 6 0 9 8 15 17 15 17 0 26-21 26-25 0-2-2-1-3-2-3 0-4 1-5 3-2 10-10 18-17 18-3 0-5-2-5-6 0-3 1-4 3-8 2-6 9-24 9-33 0-12-9-19-23-19-15 0-25 9-31 17-2-15-18-17-24-17-15 0-24 10-30 16 0-14-16-16-19-16-16 0-14 16-21 24 0 3 3 3 4 3 2 0 2-1 3-3 3-10 6-19 13-19 5 0 6 6 6 8 0 3-1 9-2 13-2 5-2 11-3 14-1 5-3 10-4 15-1 3-3 11-3 11 0 3 3 6 6 6 2 0 6-2 8-6 0 0 2-8 3-12 0-3 2-9 2-11 1-3 2-7 3-11 4-6 6-11 13-19 3-1 9-8 20-8 8 0 11 5 11 12 0 4-2 10-3 14-1 9-4 17-6 26z"><text:p/></draw:path><draw:path draw:style-name="gr180" draw:text-style-name="P67" svg:width="0.5913in" svg:height="0.0047in" svg:x="0.2394in" svg:y="0.0937in" svg:viewBox="0 0 1503 13" svg:d="M0 0c501 0 1002 0 1503 0 0 4 0 8 0 13-501 0-1002 0-1503 0 0-5 0-9 0-13z"><text:p/></draw:path><draw:path draw:style-name="gr180" draw:text-style-name="P67" svg:width="0.05in" svg:height="0.0382in" svg:x="0.2445in" svg:y="0.1602in" svg:viewBox="0 0 128 98" svg:d="M116 15c4 0 6 0 8-2 3-1 4-5 4-7 0-6-6-6-9-6-19 0-38 0-57 0-36 0-62 35-62 62 0 21 15 36 38 36 28 0 59-25 59-59 0-4 0-14-6-24 8 0 17 0 25 0zM38 92c-12 0-22-8-22-24 0-7 4-53 42-53 11 0 23 5 23 22 0 3-2 23-13 38-10 12-22 17-30 17z"><text:p/></draw:path><draw:path draw:style-name="gr180" draw:text-style-name="P67" svg:width="0.0969in" svg:height="0.1232in" svg:x="0.3094in" svg:y="0.1083in" svg:viewBox="0 0 247 314" svg:d="M100 282c-19-41-37-82-56-122-3-6-4-6-5-6-2 1-2 0-6 3-10 7-20 14-29 23-4 3-4 4-4 5s1 4 3 4c1 0 7-5 10-8 2-1 7-5 10-8 21 45 42 91 62 136 3 5 5 5 8 5 4 0 5-2 8-6 47-98 95-197 143-295 3-5 3-6 3-7 0-3-3-6-8-6-1 0-4 2-7 6-44 92-88 183-132 276z"><text:p/></draw:path><draw:path draw:style-name="gr180" draw:text-style-name="P67" svg:width="0.4264in" svg:height="0.0047in" svg:x="0.4039in" svg:y="0.1083in" svg:viewBox="0 0 1084 13" svg:d="M0 0c362 0 723 0 1084 0 0 4 0 8 0 13-361 0-722 0-1084 0 0-5 0-9 0-13z"><text:p/></draw:path><draw:path draw:style-name="gr180" draw:text-style-name="P67" svg:width="0.0315in" svg:height="0.0571in" svg:x="0.4134in" svg:y="0.1398in" svg:viewBox="0 0 81 146" svg:d="M50 6c0-6-1-6-6-6-14 14-35 14-44 14 0 3 0 6 0 8 5 0 21 0 32-6 0 38 0 75 0 112 0 8 0 11-22 11-3 0-6 0-8 0 0 2 0 5 0 7 4 0 31-1 39-1s35 1 40 1c0-2 0-5 0-7-3 0-5 0-8 0-23 0-23-3-23-11 0-40 0-81 0-122z"><text:p/></draw:path><draw:path draw:style-name="gr180" draw:text-style-name="P67" svg:width="0.0366in" svg:height="0.0866in" svg:x="0.4598in" svg:y="0.1319in" svg:viewBox="0 0 94 221" svg:d="M94 10c0-3 0-4 0-5 0-3-2-5-5-5-4 0-4 3-5 5-28 69-55 137-83 206-1 3-1 4-1 4 0 4 3 6 4 6 5 0 6-3 7-6 28-69 55-137 83-205z"><text:p/></draw:path><draw:path draw:style-name="gr180" draw:text-style-name="P67" svg:width="0.0528in" svg:height="0.039in" svg:x="0.5083in" svg:y="0.1587in" svg:viewBox="0 0 135 100" svg:d="M17 84c-1 2-3 8-3 8 0 5 5 8 8 8 4 0 8-4 9-6 0-2 2-9 3-13 2-4 4-15 6-20 0-4 2-10 3-14 3-9 3-11 9-20s17-21 33-21c14 0 14 11 14 16 0 13-10 37-14 46-1 7-2 9-2 13 0 11 9 19 20 19 23 0 32-31 32-34s-3-3-4-3c-2 0-2 2-3 3-6 18-16 27-24 27-5 0-5-2-5-8 0-4 1-7 4-18 3-6 12-29 12-42 0-21-17-25-29-25-18 0-30 12-37 20-1-16-15-20-24-20s-14 7-17 12c-4 8-8 20-8 22 0 3 3 2 4 3 3 0 3-1 5-7 3-13 7-24 16-24 6 0 7 5 7 11 0 5-1 12-3 18-2 5-4 15-6 20-1 10-4 19-6 29z"><text:p/></draw:path><draw:path draw:style-name="gr180" draw:text-style-name="P67" svg:width="0.0638in" svg:height="0.0638in" svg:x="0.5717in" svg:y="0.1429in" svg:viewBox="0 0 163 163" svg:d="M87 87c23 0 45 0 68 0 2 0 8 0 8-5 0-6-5-6-8-6-23 0-45 0-68 0 0-22 0-45 0-68 0-3 0-8-5-8-6 0-6 5-6 8 0 23 0 46 0 68-22 0-45 0-68 0-3 0-8 0-8 6 0 5 5 5 8 5 23 0 46 0 68 0 0 23 0 45 0 67 0 3 0 9 6 9 5 0 5-5 5-9 0-22 0-44 0-67z"><text:p/></draw:path><draw:path draw:style-name="gr180" draw:text-style-name="P67" svg:width="0.0311in" svg:height="0.0571in" svg:x="0.6516in" svg:y="0.1398in" svg:viewBox="0 0 80 146" svg:d="M49 6c0-6 0-6-6-6-14 14-34 14-43 14 0 3 0 6 0 8 5 0 20 0 31-6 0 38 0 75 0 112 0 8 0 11-21 11-3 0-6 0-9 0 0 2 0 5 0 7 4 0 31-1 39-1s36 1 40 1c0-2 0-5 0-7-3 0-5 0-8 0-23 0-23-3-23-11 0-40 0-81 0-122z"><text:p/></draw:path><draw:path draw:style-name="gr180" draw:text-style-name="P67" svg:width="0.0366in" svg:height="0.0866in" svg:x="0.6984in" svg:y="0.1319in" svg:viewBox="0 0 94 221" svg:d="M94 10c0-3 0-4 0-5 0-3-2-5-4-5-5 0-5 3-6 5-28 69-55 137-83 206-1 3-1 4-1 4 0 4 3 6 5 6 4 0 5-3 6-6 28-69 55-137 83-205z"><text:p/></draw:path><draw:path draw:style-name="gr180" draw:text-style-name="P67" svg:width="0.0795in" svg:height="0.039in" svg:x="0.7465in" svg:y="0.1587in" svg:viewBox="0 0 203 100" svg:d="M85 79c0 5-2 13-2 13 0 5 3 8 7 8s8-4 9-6 3-9 4-13 3-15 5-20c1-4 3-10 4-14 2-10 2-10 7-17 6-11 18-24 35-24 12 0 12 10 12 16 0 13-9 37-12 46-3 7-4 9-4 13 0 11 10 19 22 19 21 0 31-31 31-34s-2-3-3-3c-3 0-4 2-5 3-4 18-14 27-23 27-5 0-6-2-6-8 0-4 1-7 6-18 3-6 12-29 12-42 0-3 0-12-9-19-3-3-10-6-20-6-20 0-33 13-40 22-2-18-17-22-29-22-18 0-30 12-37 20-1-16-14-20-23-20-10 0-15 7-18 12-4 8-8 20-8 22 0 3 3 2 4 3 3 0 3-1 5-7 4-13 7-24 16-24 6 0 7 5 7 11 0 5-1 12-3 18-2 5-4 15-5 20-2 10-4 19-7 29-1 2-3 8-3 8 0 5 5 8 8 8 4 0 8-4 9-6 0-2 2-9 4-13 1-4 4-15 5-20 1-4 2-10 3-14 3-9 3-11 10-20 5-9 16-21 32-21 14 0 14 11 14 16s-1 8-4 20c-3 13-6 24-10 37z"><text:p/></draw:path></draw:g></draw:g></text:span><text:span text:style-name="T59">. </text:span><text:span text:style-name="T59"><draw:g text:anchor-type="as-char" svg:y="-0.1063in" draw:z-index="160" draw:name="Shape167" draw:style-name="gr178"><svg:title>TexMaths</svg:title><svg:desc>9§inline§S = \overline{X}_n-\overline{Y}_m, \mathbb{E}(S) = 0§svg§600§FALSE§</svg:desc><draw:g draw:style-name="gr2"><draw:path draw:style-name="gr179" draw:text-style-name="P66" svg:width="1.3055in" svg:height="0.1228in" svg:x="0.0004in" svg:y="0.0071in" svg:viewBox="0 0 3317 313" svg:d="M1659 313c-554 0-1106 0-1659 0 0-104 0-208 0-313 1106 0 2211 0 3317 0 0 105 0 209 0 313-552 0-1106 0-1658 0z"><text:p/></draw:path><draw:path draw:style-name="gr180" draw:text-style-name="P67" svg:width="0.0732in" svg:height="0.0898in" svg:x="0.0008in" svg:y="0.0181in" svg:viewBox="0 0 187 229" svg:d="M187 3c0-1-1-3-3-3s-2 0-6 5c-5 6-10 11-15 18-8-15-25-23-45-23-41 0-78 36-78 75 0 25 16 40 32 44 12 3 22 6 34 9s29 8 29 34c0 28-26 57-57 57-20 0-55-7-55-45 0-8 1-15 2-17 0-2 0-2 0-3 0-2-2-3-3-3-2 0-2 1-3 2-2 1-19 72-19 73 0 2 1 3 3 3 1 0 1 0 6-4 5-6 10-12 15-18 14 18 35 22 53 22 44 0 81-42 81-80 0-23-10-33-16-37-7-7-12-9-39-16-8-2-19-6-22-6-8-2-19-12-19-29 0-26 25-52 55-52 26 0 46 14 46 49 0 10-2 15-2 18 2 1 0 3 5 3 2 0 3-1 4-7 5-23 12-46 17-69z"><text:p/></draw:path><draw:path draw:style-name="gr180" draw:text-style-name="P67" svg:width="0.0827in" svg:height="0.0287in" svg:x="0.1193in" svg:y="0.0598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1122in" svg:height="0.0047in" svg:x="0.2441in" svg:y="0.0004in" svg:viewBox="0 0 286 13" svg:d="M143 13c-48 0-95 0-143 0 0-5 0-8 0-13 95 0 191 0 286 0 0 5 0 8 0 13-48 0-95 0-143 0z"><text:p/></draw:path><draw:path draw:style-name="gr180" draw:text-style-name="P67" svg:width="0.1024in" svg:height="0.0846in" svg:x="0.2472in" svg:y="0.0201in" svg:viewBox="0 0 261 216" svg:d="M145 87c-9-22-18-43-27-64-1-2-1-2-1-3 0-3 5-8 18-10 4 0 6 0 6-5s-3-5-4-5c-13 0-26 2-40 2-8 0-28-2-35-2-3 0-6 0-6 6 0 4 3 4 7 4 19 0 21 4 24 11 13 29 25 58 37 87-22 24-44 48-66 73-2 1-3 1-5 3-15 17-30 21-46 22-4 1-7 1-7 6 0 1 0 4 4 4 9 0 20-1 30-1 12 0 24 1 35 1 2 0 6 0 6-6 0-3-3-4-4-4-3 0-13-1-13-10 0-5 5-10 9-13 11-11 21-23 32-34 10-11 19-22 29-32 11 26 20 51 31 75 2 4 2 4 2 5 0 3-5 8-18 9-4 1-6 1-6 6 0 4 3 4 4 4 9 0 32-1 40-1s28 1 35 1c3 0 6 0 6-6 0-4-2-4-5-4-22 0-23-1-28-14-12-29-33-78-41-97 22-22 55-60 65-69 9-7 22-15 41-16 3 0 7 0 7-6-2-1 0-4-5-4-9 0-19 2-29 2-12 0-24-2-35-2-2 0-7 0-7 6 0 3 2 4 4 4 4 1 13 1 13 10 0 4-3 9-6 12-17 18-34 36-51 55z"><text:p/></draw:path><draw:path draw:style-name="gr180" draw:text-style-name="P67" svg:width="0.0528in" svg:height="0.039in" svg:x="0.361in" svg:y="0.0854in" svg:viewBox="0 0 135 100" svg:d="M16 84c-1 3-1 5-2 9 0 5 4 7 8 7s8-2 9-4c0-2 2-9 3-14 1-4 4-14 6-21 0-4 2-9 3-14 2-9 3-11 9-20s17-21 33-21c13 0 13 12 13 16 0 13-9 38-13 48-2 6-3 8-3 11 0 12 10 19 21 19 22 0 32-30 32-33 0-4-3-4-4-4-2 0-3 2-4 5-5 17-15 26-24 26-4 0-5-3-5-7 0-6 1-8 5-18 3-8 12-31 12-44 0-20-17-25-29-25-18 0-30 12-37 21-1-16-15-21-24-21-10 0-14 7-17 13-5 8-8 20-8 21 0 3 3 3 4 3 2 0 3-1 4-6 4-14 8-25 16-25 7 0 7 6 7 11s-1 13-2 19c-2 6-5 15-6 20-2 9-4 18-7 28z"><text:p/></draw:path><draw:path draw:style-name="gr180" draw:text-style-name="P67" svg:width="0.0756in" svg:height="0.0047in" svg:x="0.4626in" svg:y="0.0717in" svg:viewBox="0 0 193 13" svg:d="M182 13c5 0 11 0 11-7 0-6-6-6-11-6-57 0-115 0-171 0-6 0-11 0-11 6 0 7 5 7 11 7 56 0 114 0 171 0z"><text:p/></draw:path><draw:path draw:style-name="gr180" draw:text-style-name="P67" svg:width="0.0996in" svg:height="0.0047in" svg:x="0.5768in" svg:y="0.0004in" svg:viewBox="0 0 254 13" svg:d="M127 13c-42 0-85 0-127 0 0-5 0-8 0-13 85 0 169 0 254 0 0 5 0 8 0 13-43 0-85 0-127 0z"><text:p/></draw:path><draw:path draw:style-name="gr180" draw:text-style-name="P67" svg:width="0.0902in" svg:height="0.0846in" svg:x="0.5807in" svg:y="0.0201in" svg:viewBox="0 0 230 216" svg:d="M178 36c2-1 3-3 5-3 9-10 19-21 41-23 4 0 6 0 6-5 0-3-1-5-4-5-8 0-17 2-26 2-10 0-21-2-32-2-2 0-5 0-5 6 0 4 3 4 4 4 2 0 12 1 12 7s-8 14-9 16c-24 28-49 56-74 84-11-31-22-62-34-94-2-4-1-3-2-5 0-8 16-8 18-8 5 0 8 0 8-6 0-4-3-4-4-4-9 0-32 2-41 2-7 0-27-2-35-2-2 0-6 0-6 6 0 4 4 4 7 4 19 0 21 3 24 11 12 35 26 69 38 105 1 0 2 4 2 5s-13 51-14 57c-5 17-5 18-30 18-6 0-9 0-9 6 0 4 3 3 4 4 9 0 32-1 41-1 8 0 31 1 40 1 2 0 6 0 6-6 0-4-3-4-9-4-4 0-6 0-12 0-6-1-8-2-8-5s3-14 4-19c3-16 8-31 11-46 1-5 2-6 5-10 26-30 52-60 78-90z"><text:p/></draw:path><draw:path draw:style-name="gr180" draw:text-style-name="P67" svg:width="0.0791in" svg:height="0.039in" svg:x="0.6803in" svg:y="0.0854in" svg:viewBox="0 0 202 100" svg:d="M85 80c0 5-3 12-3 13 0 5 4 7 8 7s6-2 8-4c1-2 4-9 5-14 0-4 3-14 4-21 2-4 3-9 4-14 2-10 2-10 7-17 7-11 18-24 35-24 13 0 13 11 13 16 0 13-9 38-13 48-2 6-3 8-3 11 0 12 10 19 21 19 22 0 31-30 31-33 0-4-1-3-2-4-4 0-4 2-5 5-5 17-14 26-23 26-5 0-6-3-6-7 0-6 1-8 5-18 3-8 12-31 12-44 0-3 0-12-8-19-4-2-10-6-21-6-20 0-32 14-39 23-2-19-18-23-29-23-19 0-30 12-37 21-1-16-15-21-24-21-10 0-14 7-17 13-5 8-8 20-8 21 0 3 3 3 4 3 2 0 3-1 4-6 4-14 8-25 16-25 7 0 7 6 7 11s-2 13-3 19c-2 6-4 15-5 20-2 9-4 18-7 28-1 3-1 5-2 9 0 5 4 7 8 7 3 0 7-2 9-4 1-2 2-9 3-14 1-4 4-14 5-21 1-4 2-9 4-14 2-9 3-11 9-20s16-21 33-21c13 0 13 12 13 16 0 6 0 9-4 21-2 13-6 25-9 37z"><text:p/></draw:path><draw:path draw:style-name="gr180" draw:text-style-name="P67" svg:width="0.0142in" svg:height="0.037in" svg:x="0.7815in" svg:y="0.0921in" svg:viewBox="0 0 37 95" svg:d="M37 33c0-20-7-33-20-33-11 0-17 8-17 16 0 9 6 17 17 17 4 0 8 0 11-3 1-1 1-1 2-2 0 2 1 1 1 5 0 24-12 43-22 53-4 3-4 4-4 5 0 2 2 4 3 4 4 0 29-25 29-62z"><text:p/></draw:path><draw:path draw:style-name="gr180" draw:text-style-name="P67" svg:width="0.0776in" svg:height="0.0846in" svg:x="0.828in" svg:y="0.0201in" svg:viewBox="0 0 198 216" svg:d="M77 110c8 0 24 0 35 7 15 9 16 27 16 28 1 5 1 9 6 9s5-4 5-9c0-29 0-58 0-86 0-6 0-11-5-11s-6 5-6 8c-2 41-34 42-51 43 0-22 0-44 0-66s7-22 14-22c5 0 10 0 15 0 43 0 64 22 66 43 1 3 1 8 6 8 6 0 6-5 6-11 0-13 0-28 0-41 0-10-1-10-11-10-54 0-108 0-162 0-6 0-11 0-11 5 0 6 6 6 9 6 18 0 19 3 19 18 0 52 0 106 0 158 0 14-1 18-18 18-5 0-10 0-10 5 0 6 5 6 11 6 56 0 111 0 167 0 6 0 10 0 11-5 3-18 9-52 9-54 0-3-3-5-5-5-5 0-5 2-7 4-2 8-4 22-28 35-16 10-32 14-49 14-6 0-12 0-18 0-7 0-14 0-14-21 0-25 0-49 0-74zM172 11c0 5 0 10 0 15-6-6-11-11-18-15 6 0 12 0 18 0zM111 104c4-3 11-7 17-14 0 8 0 17 0 27-7-9-12-10-17-13zM39 28c0-4 0-12-2-17 11 0 22 0 33 0-3 7-3 18-3 21 0 50 0 102 0 153 0 11 1 17 3 20-11 0-22 0-33 0 2-6 2-14 2-17 0-53 0-107 0-160zM157 205v-1c9-4 18-12 25-17 0 2-3 15-3 18-7 0-15 0-22 0z"><text:p/></draw:path><draw:path draw:style-name="gr180" draw:text-style-name="P67" svg:width="0.0287in" svg:height="0.124in" svg:x="0.9213in" svg:y="0.0122in" svg:viewBox="0 0 74 316" svg:d="M74 313c0-1 0-1-6-7-39-40-49-100-49-148 0-55 12-110 50-150 5-3 5-3 5-5s-2-3-4-3c-3 0-31 22-50 61-16 36-20 71-20 97 0 25 4 62 21 99 19 38 46 59 49 59 2 0 4-1 4-3z"><text:p/></draw:path><draw:path draw:style-name="gr180" draw:text-style-name="P67" svg:width="0.0736in" svg:height="0.0898in" svg:x="0.9638in" svg:y="0.0181in" svg:viewBox="0 0 188 229" svg:d="M188 3c0-1-1-3-4-3-1 0-1 0-5 5-5 6-10 11-15 18-8-15-25-23-45-23-41 0-79 36-79 75 0 25 17 40 33 44 12 3 22 6 34 9s29 8 29 34c0 28-26 57-57 57-21 0-56-7-56-45 0-8 2-15 3-17 0-2 0-2 0-3 0-2-2-3-4-3-1 0-1 1-2 2-2 1-20 72-20 73 0 2 2 3 4 3 1 0 1 0 6-4 5-6 10-12 15-18 14 18 35 22 53 22 43 0 81-42 81-80 0-23-11-33-16-37-7-7-12-9-40-16-7-2-18-6-21-6-8-2-19-12-19-29 0-26 25-52 55-52 26 0 46 14 46 49 0 10-2 15-2 18 2 1 0 3 4 3 3 0 3-1 5-7 5-23 12-46 17-69z"><text:p/></draw:path><draw:path draw:style-name="gr180" draw:text-style-name="P67" svg:width="0.0283in" svg:height="0.124in" svg:x="1.048in" svg:y="0.0122in" svg:viewBox="0 0 73 316" svg:d="M73 158c0-24-3-62-21-98-19-39-46-60-49-60-2 0-3 1-3 3s0 2 6 8c31 31 49 81 49 147 0 53-12 109-51 149-4 5-4 5-4 6s1 3 3 3c3 0 32-22 50-62 16-35 20-69 20-96z"><text:p/></draw:path><draw:path draw:style-name="gr180" draw:text-style-name="P67" svg:width="0.0827in" svg:height="0.0287in" svg:x="1.1311in" svg:y="0.0598in" svg:viewBox="0 0 211 74" svg:d="M200 13c4 0 11 0 11-7 0-6-7-6-11-6-63 0-127 0-190 0-4 0-10 0-10 6 0 7 6 7 11 7 63 0 126 0 189 0zM200 74c4 0 11 0 11-6 0-7-7-7-11-7-63 0-126 0-189 0-5 0-11 0-11 7 0 6 6 6 10 6 63 0 127 0 190 0z"><text:p/></draw:path><draw:path draw:style-name="gr180" draw:text-style-name="P67" svg:width="0.052in" svg:height="0.0854in" svg:x="1.2606in" svg:y="0.022in" svg:viewBox="0 0 133 218" svg:d="M133 110c0-25-2-50-12-74-15-31-41-36-54-36-19 0-43 9-55 38-10 22-12 47-12 72 0 24 1 53 14 75 14 26 36 33 53 33s40-8 54-36c10-22 12-47 12-72zM67 210c-13 0-32-8-37-37-4-19-4-48-4-66 0-21 0-42 3-59 5-38 29-41 38-41s30 6 36 37c4 18 4 42 4 63 0 23 0 45-4 65-5 29-23 38-36 38z"><text:p/></draw:path></draw:g></draw:g></text:span><text:span text:style-name="T59">. </text:span><text:span text:style-name="T29">W stejn</text:span><text:span text:style-name="T59">ě jako u 1-vyberoveho. Pokud nezname rozptyl, pouzijeme vyberovy rozptyl. P-hodnota: Říká, kolik % měření je horších.</text:span><text:span text:style-name="T73">(the probability of obtaining test results at least as extreme as the result actually observed)</text:span></text:p>
      <text:p text:style-name="P52"><text:span text:style-name="T59">-Intervalov</text:span><text:span text:style-name="T42">e odhady:</text:span><text:span text:style-name="T42"><draw:g text:anchor-type="as-char" svg:y="-0.0839in" draw:z-index="153" draw:name="Shape168" draw:style-name="gr178"><svg:title>TexMaths</svg:title><svg:desc>9§inline§X_1,...,X_n§svg§600§FALSE§</svg:desc><draw:g draw:style-name="gr2"><draw:path draw:style-name="gr179" draw:text-style-name="P66" svg:width="0.5205in" svg:height="0.0953in" svg:x="0.0035in" svg:y="0.0071in" svg:viewBox="0 0 1323 243" svg:d="M662 243c-221 0-442 0-662 0 0-81 0-162 0-243 441 0 882 0 1323 0 0 81 0 162 0 243-221 0-441 0-661 0z"><text:p/></draw:path><draw:path draw:style-name="gr180" draw:text-style-name="P67" svg:width="0.102in" svg:height="0.0843in" svg:x="0.0004in" svg:y="0in" svg:viewBox="0 0 260 215" svg:d="M145 86c-9-21-18-42-27-63-1-2-2-3-2-4 0-2 5-8 19-9 4 0 6-1 6-6 0-4-3-4-4-4-14 0-27 1-40 1-8 0-28-1-36-1-2 0-5 0-5 6 0 4 2 4 7 4 19 0 21 4 23 10 13 30 26 58 38 88-22 24-44 47-66 71-2 1-3 2-5 3-15 17-31 22-47 23-3 1-6 1-6 6 0 1 0 4 4 4 9 0 19-1 29-1 12 0 25 1 36 1 2 0 6 0 6-7 0-2-3-2-4-3-3 0-13-1-13-9 0-6 5-11 9-15 10-11 21-22 32-33 10-11 19-21 29-31 11 25 20 50 31 74 2 4 1 4 2 5 0 2-6 8-18 9-4 1-7 1-7 6 0 4 3 4 5 4 9 0 31-1 40-1 8 0 27 1 35 1 2 0 6 0 6-6 0-4-3-4-6-4-21 0-22-1-27-14-13-30-33-77-41-96 22-23 55-60 65-69 9-8 21-15 40-16 4 0 7 0 7-6-2-1 0-4-4-4-9 0-20 1-29 1-12 0-25-1-35-1-3 0-7 0-7 6 0 3 2 4 4 4 3 0 13 1 13 10 0 4-4 8-6 11-17 18-34 36-51 55z"><text:p/></draw:path><draw:path draw:style-name="gr180" draw:text-style-name="P67" svg:width="0.0315in" svg:height="0.0575in" svg:x="0.1094in" svg:y="0.0457in" svg:viewBox="0 0 81 147" svg:d="M50 6c0-6-1-6-7-6-13 14-34 14-43 14 0 3 0 6 0 9 5 0 20 0 32-7 0 37 0 75 0 113 0 7 0 10-22 10-3 0-6 0-8 0 0 3 0 5 0 8 3 0 30-1 39-1 7 0 35 1 40 1 0-3 0-5 0-8-3 0-6 0-9 0-22 0-22-3-22-10 0-42 0-82 0-123z"><text:p/></draw:path><draw:path draw:style-name="gr180" draw:text-style-name="P67" svg:width="0.0142in" svg:height="0.037in" svg:x="0.1665in" svg:y="0.0717in" svg:viewBox="0 0 37 95" svg:d="M37 33c0-20-8-33-20-33-11 0-17 8-17 17 0 8 6 16 17 16 4 0 7-1 11-3 1-1 1-1 2-1 0 2 0 0 0 4 0 24-11 43-21 53-4 3-4 4-4 5 0 2 1 4 3 4 4 0 29-25 29-62z"><text:p/></draw:path><draw:path draw:style-name="gr180" draw:text-style-name="P67" svg:width="0.0126in" svg:height="0.0126in" svg:x="0.222in" svg:y="0.0717in" svg:viewBox="0 0 33 33" svg:d="M33 17c0-9-7-17-16-17s-17 8-17 17 8 16 17 16 16-7 16-16z"><text:p/></draw:path><draw:path draw:style-name="gr180" draw:text-style-name="P67" svg:width="0.0126in" svg:height="0.0126in" svg:x="0.2567in" svg:y="0.0717in" svg:viewBox="0 0 33 33" svg:d="M33 17c0-9-8-17-17-17-10 0-16 8-16 17s6 16 16 16c9 0 17-7 17-16z"><text:p/></draw:path><draw:path draw:style-name="gr180" draw:text-style-name="P67" svg:width="0.013in" svg:height="0.0126in" svg:x="0.2906in" svg:y="0.0717in" svg:viewBox="0 0 34 33" svg:d="M34 17c0-9-8-17-17-17s-17 8-17 17 8 16 17 16 17-7 17-16z"><text:p/></draw:path><draw:path draw:style-name="gr180" draw:text-style-name="P67" svg:width="0.0142in" svg:height="0.037in" svg:x="0.3252in" svg:y="0.0717in" svg:viewBox="0 0 37 95" svg:d="M37 33c0-20-8-33-20-33-11 0-17 8-17 17 0 8 6 16 17 16 4 0 7-1 11-3 1-1 1-1 2-1 0 2 0 0 0 4 0 24-12 42-22 53-4 2-3 4-3 5 0 2 1 4 3 4 4 0 29-25 29-62z"><text:p/></draw:path><draw:path draw:style-name="gr180" draw:text-style-name="P67" svg:width="0.1024in" svg:height="0.0843in" svg:x="0.3732in" svg:y="0in" svg:viewBox="0 0 261 215" svg:d="M145 86c-9-21-17-42-26-63-1-2-2-3-2-4 0-2 5-8 19-9 3 0 6-1 6-6 0-4-3-4-4-4-14 0-27 1-41 1-8 0-27-1-35-1-2 0-5 0-5 6 0 4 2 4 7 4 19 0 21 4 23 10 13 30 25 58 37 88-22 24-44 47-66 71-1 1-3 2-4 3-15 17-31 22-47 23-3 1-7 1-7 6 0 1 0 4 4 4 10 0 20-1 30-1 12 0 24 1 35 1 2 0 7 0 7-7 0-2-4-3-5-3-3 0-13-1-13-9 0-6 6-11 9-15 11-11 22-22 33-33 9-11 19-21 28-31 11 25 21 50 32 74 1 4 1 4 2 5 0 2-6 8-19 9-4 1-6 1-6 6 0 4 3 4 4 4 9 0 32-1 41-1 7 0 27 1 35 1 2 0 5 0 5-6 0-4-2-4-5-4-21 0-22-1-27-14-13-30-33-77-41-96 21-23 54-60 65-69 9-8 21-15 40-16 4 0 7 0 7-6-2-1 0-4-5-4-9 0-19 1-29 1-12 0-24-1-35-1-2 0-6 0-6 6 0 3 1 4 4 4s12 1 12 10c0 4-3 8-6 11-17 18-34 36-51 55z"><text:p/></draw:path><draw:path draw:style-name="gr180" draw:text-style-name="P67" svg:width="0.0528in" svg:height="0.0386in" svg:x="0.4772in" svg:y="0.0654in" svg:viewBox="0 0 135 99" svg:d="M16 83c-1 4-1 5-2 9 0 5 4 7 8 7 3 0 6-3 8-4 1-2 3-9 4-14 1-4 4-14 5-20 1-5 2-10 3-15 3-9 4-11 10-20s16-20 33-20c13 0 13 11 13 16 0 12-9 38-13 47-2 6-3 8-3 11 0 12 10 19 21 19 22 0 32-30 32-33s-3-3-4-3c-3 0-3 1-4 4-5 17-15 26-24 26-4 0-5-3-5-7 0-6 1-8 5-18 3-8 12-31 12-43 0-21-17-25-29-25-19 0-31 11-37 20-2-15-15-20-24-20-10 0-14 6-18 12-4 8-7 20-7 21 0 3 3 3 4 3 2 0 2 0 4-6 4-13 7-24 16-24 6 0 7 5 7 11 0 4-2 12-3 18-2 6-4 15-5 20-2 9-4 18-7 28z"><text:p/></draw:path></draw:g></draw:g></text:span><text:span text:style-name="T42"> náh. vyb. z </text:span><text:span text:style-name="T42"><draw:g text:anchor-type="as-char" svg:y="-0.102in" draw:z-index="154" draw:name="Shape169" draw:style-name="gr178"><svg:title>TexMaths</svg:title><svg:desc>9§inline§N(\vartheta, \sigma^2)§svg§600§FALSE§</svg:desc><draw:g draw:style-name="gr2"><draw:path draw:style-name="gr179" draw:text-style-name="P66" svg:width="0.4453in" svg:height="0.1205in" svg:x="0.002in" svg:y="0.0067in" svg:viewBox="0 0 1132 307" svg:d="M567 307c-190 0-378 0-567 0 0-102 0-204 0-307 377 0 755 0 1132 0 0 103 0 205 0 307-188 0-377 0-565 0z"><text:p/></draw:path><draw:path draw:style-name="gr180" draw:text-style-name="P67" svg:width="0.1047in" svg:height="0.0843in" svg:x="0.0004in" svg:y="0.0185in" svg:viewBox="0 0 267 215" svg:d="M227 33c3-12 9-22 34-23 2 0 6-1 6-6 0-1 0-4-5-4-10 0-22 1-31 1-11 0-23-1-33-1-2 0-5 0-5 6 0 4 2 4 5 4 18 0 22 6 22 13 0 1-1 6-1 8-13 46-24 92-36 139-24-55-46-110-70-164-2-6-2-6-10-6-15 0-28 0-43 0-6 0-9 0-9 6 0 4 3 4 9 4 2 0 22 0 22 3-14 56-28 112-42 169-4 12-9 22-35 23-1 0-5 1-5 6 0 3 2 4 4 4 10 0 21-1 32-1s22 1 32 1c2 0 6 0 6-7 0-2-3-3-6-3-18 0-21-8-21-14 0-3 0-4 1-7 14-55 28-111 42-166 1 2 1 3 3 5 26 63 52 125 78 186 3 6 4 6 6 6 4 0 4-1 6-7 14-57 29-116 44-175z"><text:p/></draw:path><draw:path draw:style-name="gr180" draw:text-style-name="P67" svg:width="0.0283in" svg:height="0.1236in" svg:x="0.1217in" svg:y="0.0098in" svg:viewBox="0 0 73 315" svg:d="M73 312c0-1 0-1-5-6-40-41-50-100-50-147 0-55 12-110 50-150 5-4 5-4 5-5 0-3-1-4-3-4-3 0-32 22-50 62-16 34-20 70-20 97 0 23 3 61 21 97 19 39 46 59 49 59 2 0 3 0 3-3z"><text:p/></draw:path><draw:path draw:style-name="gr180" draw:text-style-name="P67" svg:width="0.0657in" svg:height="0.0882in" svg:x="0.1614in" svg:y="0.0157in" svg:viewBox="0 0 168 225" svg:d="M152 110c7-26 7-43 7-47 0-12-2-63-36-63-26 0-46 33-46 58 0 30 29 46 52 53-7 29-13 47-23 68-4 8-20 39-38 39-21 0-24-16-24-25 0-8 3-17 5-24 1-9 3-16 6-25 1-5 3-11 4-15 1-6 2-12 2-16 0-19-14-30-29-30s-19 13-23 18c-5 11-9 30-9 31 0 3 3 3 4 3 2 0 3-1 5-7 5-23 12-38 23-38 5 0 9 3 9 15 0 7-4 24-7 36-1 5-3 16-5 22-3 10-5 18-5 26 0 30 23 36 43 36 34 0 67-48 83-108 4 1 13 3 15 3 1 0 3-1 3-4 0-2-2-2-7-3-2-1-6-2-9-3zM131 104c-17-5-46-17-46-46 0-20 16-51 38-51 8 0 17 5 17 38 0 20-6 41-9 59z"><text:p/></draw:path><draw:path draw:style-name="gr180" draw:text-style-name="P67" svg:width="0.0142in" svg:height="0.037in" svg:x="0.2417in" svg:y="0.0898in" svg:viewBox="0 0 37 95" svg:d="M37 33c0-20-7-33-20-33-11 0-17 8-17 17 0 8 6 16 17 16 4 0 8-1 11-3 1-1 1-1 2-1 0 2 1 0 1 4 0 24-12 43-22 53-4 3-4 4-4 5 0 2 2 4 4 4 3 0 28-25 28-62z"><text:p/></draw:path><draw:path draw:style-name="gr180" draw:text-style-name="P67" svg:width="0.0654in" svg:height="0.0547in" svg:x="0.2913in" svg:y="0.0492in" svg:viewBox="0 0 167 140" svg:d="M151 19c5 0 16 0 16-11 0-8-7-8-12-8-24 0-48 0-72 0-48 0-83 52-83 90 0 28 18 50 47 50 38 0 80-38 80-87 0-5 0-21-10-34 12 0 23 0 34 0zM48 133c-16 0-29-11-29-34 0-10 4-36 15-54 14-22 33-26 43-26 27 0 29 21 29 31 0 14-6 40-17 56-12 18-30 27-41 27z"><text:p/></draw:path><draw:path draw:style-name="gr180" draw:text-style-name="P67" svg:width="0.0382in" svg:height="0.0575in" svg:x="0.3677in" svg:y="0in" svg:viewBox="0 0 98 147" svg:d="M98 106c-3 0-5 0-8 0 0 6-3 18-5 21-2 1-19 1-22 1-13 0-28 0-41 0 23-21 31-26 45-37 16-13 31-27 31-48 0-27-23-43-52-43-27 0-46 20-46 40 0 11 10 12 12 12 5 0 11-3 11-11 0-5-1-12-12-12 6-16 21-21 32-21 22 0 34 17 34 35 0 19-14 35-21 43-18 17-35 34-53 52-3 3-3 3-3 9 31 0 60 0 91 0 3-14 4-27 7-41z"><text:p/></draw:path><draw:path draw:style-name="gr180" draw:text-style-name="P67" svg:width="0.0287in" svg:height="0.1236in" svg:x="0.4248in" svg:y="0.0098in" svg:viewBox="0 0 74 315" svg:d="M74 159c0-26-4-63-21-100-19-38-47-59-49-59s-4 2-4 4c0 1 0 1 6 7 31 31 49 81 49 148 0 53-12 108-50 147-5 5-5 5-5 6 0 2 2 3 4 3s31-21 50-62c16-34 20-69 20-94z"><text:p/></draw:path></draw:g></draw:g></text:span><text:span text:style-name="T42"><text:s/></text:span><text:span text:style-name="T42"><draw:g text:anchor-type="as-char" svg:y="-0.0929in" draw:z-index="152" draw:name="Shape170" draw:style-name="gr178"><svg:title>TexMaths</svg:title><svg:desc>9§inline§\alpha \in (0,1)§svg§600§FALSE§</svg:desc><draw:g draw:style-name="gr2"><draw:path draw:style-name="gr179" draw:text-style-name="P66" svg:width="0.4831in" svg:height="0.1106in" svg:x="0.0016in" svg:y="0.0067in" svg:viewBox="0 0 1228 282" svg:d="M615 282c-205 0-410 0-615 0 0-94 0-188 0-282 410 0 819 0 1228 0 0 94 0 188 0 282-204 0-408 0-613 0z"><text:p/></draw:path><draw:path draw:style-name="gr180" draw:text-style-name="P67" svg:width="0.0693in" svg:height="0.0559in" svg:x="0.0004in" svg:y="0.0382in" svg:viewBox="0 0 177 143" svg:d="M138 65c0-50-30-65-53-65-44 0-85 45-85 90 0 29 19 53 51 53 20 0 43-7 67-26 4 16 14 26 29 26 16 0 26-17 26-23 0-1-2-2-4-2s-3 1-4 2c-6 16-12 10-17 16-10 0-10-25-10-32s0-8 2-11c30-37 25-50 37-74 0-1 0-4-4-4-3 0-3 1-5 7-5 20-16 44-30 63 0-8 0-14 0-20zM116 108c-28 24-52 28-65 28-19 0-28-14-28-34 0-16 9-50 18-66 15-23 32-29 44-29 31 0 31 42 31 66 0 12 0 29 0 35z"><text:p/></draw:path><draw:path draw:style-name="gr180" draw:text-style-name="P67" svg:width="0.0618in" svg:height="0.0713in" svg:x="0.1205in" svg:y="0.026in" svg:viewBox="0 0 158 182" svg:d="M147 98c5 0 11-1 11-7 0-7-6-6-11-6-45 0-89 0-134 0 3-42 40-72 84-72 16 0 34 0 50 0 5 0 11 0 11-7 0-6-6-6-11-6-16 0-34 0-50 0-54 0-97 40-97 91 0 50 43 91 97 91 16 0 34 0 50 0 5 0 11 0 11-7 0-5-6-5-11-5-16 0-34 0-50 0-44 0-81-31-84-72 45 0 89 0 134 0z"><text:p/></draw:path><draw:path draw:style-name="gr180" draw:text-style-name="P67" svg:width="0.0287in" svg:height="0.1236in" svg:x="0.2398in" svg:y="0in" svg:viewBox="0 0 74 315" svg:d="M74 311c0-1 0-1-6-6-39-41-49-100-49-148 0-55 12-109 50-148 5-5 5-5 5-5 0-3-2-4-4-4s-31 22-50 62c-16 34-20 69-20 95 0 25 4 62 21 98 19 39 47 60 49 60s4-1 4-4z"><text:p/></draw:path><draw:path draw:style-name="gr180" draw:text-style-name="P67" svg:width="0.052in" svg:height="0.0846in" svg:x="0.2807in" svg:y="0.0106in" svg:viewBox="0 0 133 216" svg:d="M133 109c0-25-2-51-12-74-16-31-41-35-54-35-19 0-43 8-55 37-11 22-12 47-12 72 0 23 1 52 14 74 14 26 36 33 52 33 17 0 41-7 56-37 9-21 11-45 11-70zM66 209c-12 0-31-9-36-38-4-18-4-48-4-66 0-20 0-41 3-58 5-37 30-41 37-41 11 0 31 7 38 37 2 18 2 42 2 62 0 24 0 45-2 65-6 30-24 39-38 39z"><text:p/></draw:path><draw:path draw:style-name="gr180" draw:text-style-name="P67" svg:width="0.0142in" svg:height="0.0366in" svg:x="0.3488in" svg:y="0.0799in" svg:viewBox="0 0 37 94" svg:d="M37 33c0-20-8-33-21-33-10 0-16 8-16 17 0 8 6 16 16 16 5 0 8-1 12-3 1-1 1-1 1-1 1 0 1 0 1 4 0 24-11 43-22 52-3 4-3 5-3 6 0 2 1 3 3 3 4 0 29-24 29-61z"><text:p/></draw:path><draw:path draw:style-name="gr180" draw:text-style-name="P67" svg:width="0.0406in" svg:height="0.0819in" svg:x="0.4043in" svg:y="0.0106in" svg:viewBox="0 0 104 209" svg:d="M65 8c0-8 0-8-7-8-20 20-48 20-58 20 0 3 0 6 0 10 6 0 25 0 41-8 0 54 0 107 0 161 0 12 0 16-29 16-4 0-7 0-10 0 0 3 0 7 0 10 11-1 39-1 51-1 13 0 41 0 51 1 0-3 0-7 0-10-3 0-6 0-9 0-29 0-30-4-30-16 0-58 0-116 0-175z"><text:p/></draw:path><draw:path draw:style-name="gr180" draw:text-style-name="P67" svg:width="0.0287in" svg:height="0.1236in" svg:x="0.4626in" svg:y="0in" svg:viewBox="0 0 74 315" svg:d="M74 157c0-24-4-62-21-98-19-38-47-59-49-59s-4 2-4 4l6 7c31 30 49 81 49 146 0 53-12 109-50 149-5 4-5 4-5 5 0 2 2 4 4 4s31-22 50-62c16-35 20-70 20-96z"><text:p/></draw:path></draw:g></draw:g></text:span><text:span text:style-name="T42">. </text:span><text:span text:style-name="T59">Pak </text:span><text:span text:style-name="T59"><draw:g text:anchor-type="as-char" svg:y="-0.0925in" draw:z-index="155" draw:name="Shape171" draw:style-name="gr178"><svg:title>TexMaths</svg:title><svg:desc>9§inline§\Phi(z_{\alpha/2}) = 1 - \alpha/2,\ S_n = (X_1+...+X_n)/n§svg§600§FALSE§</svg:desc><draw:g draw:style-name="gr2"><draw:path draw:style-name="gr179" draw:text-style-name="P66" svg:width="2.363in" svg:height="0.124in" svg:x="0.0004in" svg:y="0.0067in" svg:viewBox="0 0 6003 316" svg:d="M0 0c2001 0 4002 0 6003 0 0 105 0 210 0 316-2001 0-4002 0-6003 0 0-106 0-211 0-316z"><text:p/></draw:path><draw:path draw:style-name="gr180" draw:text-style-name="P67" svg:width="0.0756in" svg:height="0.0839in" svg:x="0.0012in" svg:y="0.0079in" svg:viewBox="0 0 193 214" svg:d="M108 173c50-4 85-34 85-65 0-33-36-62-85-66 0-6 0-11 0-18 0-11 0-15 31-15 3 0 6 0 10 0 0-3 0-6 0-9-11 1-41 1-54 1s-42 0-54-1c0 3 0 6 0 9 4 0 8 0 11 0 30 0 30 4 30 15 0 7 0 12 0 18-49 5-82 34-82 65 0 32 35 61 82 66 0 5 0 11 0 16 0 11 0 15-30 15-3 0-7 0-11 0 0 4 0 7 0 10 12-1 40-1 54-1 12 0 43 0 54 1 0-3 0-6 0-10-4 0-7 0-10 0-31 0-31-3-31-15 0-5 0-11 0-16zM82 166c-45-7-50-39-50-58 0-17 2-52 50-59 0 39 0 78 0 117zM108 49c44 5 53 35 53 58 0 19-5 53-53 59 0-39 0-78 0-117z"><text:p/></draw:path><draw:path draw:style-name="gr180" draw:text-style-name="P67" svg:width="0.0283in" svg:height="0.1236in" svg:x="0.0965in" svg:y="0in" svg:viewBox="0 0 73 315" svg:d="M73 311c0-1 0-1-5-6-40-40-50-100-50-148 0-54 12-109 51-149 4-4 4-4 4-4 0-3-1-4-3-4-3 0-32 22-50 61-16 35-20 70-20 96 0 25 3 62 21 98 19 39 46 60 49 60 2 0 3-1 3-4z"><text:p/></draw:path><draw:path draw:style-name="gr180" draw:text-style-name="P67" svg:width="0.0524in" svg:height="0.0559in" svg:x="0.1382in" svg:y="0.0386in" svg:viewBox="0 0 134 143" svg:d="M28 113c17-18 26-26 38-36 10-10 20-17 30-28 31-29 38-45 38-45 0-4-3-3-3-4-3 0-4 1-6 4-9 15-16 19-23 19s-12-4-16-10c-7-7-12-13-22-13-23 0-39 30-39 36 0 2 1 4 5 4 2 0 2-2 3-4 7-14 25-14 27-14 7 0 13 1 20 4 13 5 16 5 24 5-10 13-37 36-44 41-9 9-19 18-28 27-21 21-32 39-32 41 0 3 3 3 4 3 2 0 2-1 4-4 7-11 17-19 27-19 7 0 11 2 19 11 5 7 11 12 20 12 31 0 49-40 49-49 0-1-1-2-3-2-3 0-4 2-5 3-7 21-27 27-38 27-6 0-11-2-18-4-11-5-16-6-22-6-1 0-6 0-9 1z"><text:p/></draw:path><draw:path draw:style-name="gr180" draw:text-style-name="P67" svg:width="0.0531in" svg:height="0.039in" svg:x="0.1957in" svg:y="0.0772in" svg:viewBox="0 0 136 100" svg:d="M107 67c21-21 29-51 29-54 0-2-3-2-4-2-3 0-3 1-4 5-5 15-12 28-21 41 0-4-1-19-1-21-3-22-20-36-42-36-32 0-64 31-64 61 0 21 15 39 41 39 20 0 38-9 51-19 5 16 16 19 23 19 13 0 21-11 21-15 0-3-3-3-5-3s-2 1-3 2c-3 9-10 10-13 10-2 0-6 0-8-27zM90 74c-22 18-40 20-49 20-14 0-22-10-22-25 0-6 3-30 14-46 10-13 23-17 31-17 17 0 22 17 24 31 1 10 1 25 2 37z"><text:p/></draw:path><draw:path draw:style-name="gr180" draw:text-style-name="P67" svg:width="0.037in" svg:height="0.0862in" svg:x="0.2618in" svg:y="0.0504in" svg:viewBox="0 0 95 220" svg:d="M95 10c0-3 0-4 0-5 0-2-2-5-5-5-4 0-4 3-5 5-28 69-55 137-83 205-2 3-2 4-2 5 0 4 4 5 5 5 5 0 6-2 7-5 28-68 55-137 83-205z"><text:p/></draw:path><draw:path draw:style-name="gr180" draw:text-style-name="P67" svg:width="0.0382in" svg:height="0.0579in" svg:x="0.3118in" svg:y="0.0571in" svg:viewBox="0 0 98 148" svg:d="M98 107c-3 0-5 0-8 0 0 5-3 18-5 20s-19 2-22 2c-13 0-28 0-41 0 23-21 31-27 45-38 16-13 31-26 31-48 0-26-23-43-52-43-27 0-46 20-46 40 0 11 10 12 12 12 5 0 11-3 11-12 0-3-1-11-12-11 6-16 21-21 31-21 23 0 35 17 35 35 0 20-14 35-21 43-18 17-36 35-54 53-2 1-2 2-2 9 31 0 60 0 91 0 3-14 4-27 7-41z"><text:p/></draw:path><draw:path draw:style-name="gr180" draw:text-style-name="P67" svg:width="0.0287in" svg:height="0.1236in" svg:x="0.3689in" svg:y="0in" svg:viewBox="0 0 74 315" svg:d="M74 157c0-24-4-62-22-98-19-38-46-59-48-59s-4 1-4 4l6 7c31 30 49 81 49 146 0 53-12 109-50 149-5 4-5 4-5 5 0 3 2 4 4 4s31-22 50-61c15-35 20-70 20-97z"><text:p/></draw:path><draw:path draw:style-name="gr180" draw:text-style-name="P67" svg:width="0.0827in" svg:height="0.0291in" svg:x="0.452in" svg:y="0.0476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406in" svg:height="0.0823in" svg:x="0.5878in" svg:y="0.0098in" svg:viewBox="0 0 104 210" svg:d="M65 9c0-8 0-9-7-9-20 21-48 21-58 21 0 3 0 6 0 10 6 0 24 0 41-9 0 54 0 108 0 162 0 12 0 16-29 16-4 0-7 0-10 0 0 3 0 7 0 10 11-1 39-1 51-1 13 0 40 0 51 1 0-3 0-7 0-10-3 0-7 0-10 0-28 0-29-4-29-16 0-58 0-117 0-175z"><text:p/></draw:path><draw:path draw:style-name="gr180" draw:text-style-name="P67" svg:width="0.076in" svg:height="0.0047in" svg:x="0.6768in" svg:y="0.0598in" svg:viewBox="0 0 194 13" svg:d="M183 13c5 0 11 0 11-7 0-6-6-6-11-6-57 0-115 0-171 0-6 0-12 0-12 6 0 7 6 7 12 7 56 0 114 0 171 0z"><text:p/></draw:path><draw:path draw:style-name="gr180" draw:text-style-name="P67" svg:width="0.0693in" svg:height="0.0559in" svg:x="0.7961in" svg:y="0.0386in" svg:viewBox="0 0 177 143" svg:d="M138 65c0-50-30-65-53-65-44 0-85 45-85 90 0 29 19 53 51 53 20 0 43-7 67-26 4 16 14 26 29 26 17 0 26-17 26-22 0-2-2-3-4-3s-2 1-3 3c-7 15-17 15-18 15-10 0-10-24-10-32 0-7 0-8 3-11 30-37 25-50 36-74 0-1 0-4-3-4-4 0-4 1-6 7-5 20-15 44-30 63 0-8 0-14 0-20zM117 108c-28 24-52 28-66 28-19 0-28-14-28-34 0-16 9-50 18-66 16-23 33-29 44-29 31 0 31 42 31 66 0 12 0 30 1 35z"><text:p/></draw:path><draw:path draw:style-name="gr180" draw:text-style-name="P67" svg:width="0.048in" svg:height="0.1236in" svg:x="0.878in" svg:y="0in" svg:viewBox="0 0 123 315" svg:d="M122 12c1-4 0-4 1-6 0-3-3-6-6-6s-4 1-5 3c-37 100-73 200-110 300-2 4-1 4-2 6 0 3 3 6 6 6 4 0 6-3 8-7 36-99 72-197 108-296z"><text:p/></draw:path><draw:path draw:style-name="gr180" draw:text-style-name="P67" svg:width="0.0492in" svg:height="0.0823in" svg:x="0.9394in" svg:y="0.0098in" svg:viewBox="0 0 126 210" svg:d="M24 185c11-10 23-20 34-31 49-43 68-60 68-92 0-36-29-62-67-62-36 0-59 30-59 58 0 18 15 18 16 18 6 0 17-5 17-18 0-8-6-16-17-16-2 0-2 0-4 0 8-20 25-32 43-32 29 0 42 26 42 52 0 25-16 50-33 69-20 23-41 44-60 67-4 3-4 4-4 12 39 0 78 0 117 0 3-18 6-36 9-54-3 0-5 0-8 0-2 10-4 22-7 27-2 2-23 2-30 2-19 0-38 0-57 0z"><text:p/></draw:path><draw:path draw:style-name="gr180" draw:text-style-name="P67" svg:width="0.0142in" svg:height="0.0366in" svg:x="1.0063in" svg:y="0.0799in" svg:viewBox="0 0 37 94" svg:d="M37 33c0-20-8-33-20-33-11 0-17 8-17 17 0 8 6 16 17 16 4 0 8-1 11-3 1-1 1-1 2-1 0 2 1 0 1 4 0 24-12 43-22 52-4 4-4 5-4 6 0 3 2 3 3 3 4 0 29-24 29-61z"><text:p/></draw:path><draw:path draw:style-name="gr180" draw:text-style-name="P67" svg:width="0.0736in" svg:height="0.0894in" svg:x="1.0984in" svg:y="0.0051in" svg:viewBox="0 0 188 228" svg:d="M188 3c0-1-1-3-3-3s-2 0-6 4c-5 7-10 12-15 18-8-14-25-22-45-22-41 0-78 36-78 75 0 25 16 39 32 44 12 2 22 5 34 9 12 2 29 8 29 33 0 28-26 58-57 58-20 0-56-8-56-45 0-8 2-16 3-17 0-2 0-2 0-3 0-3-2-3-3-3-2 0-2 0-3 1-2 1-20 72-20 73 0 3 2 3 4 3 1 0 1 0 6-4 5-5 10-12 15-18 14 18 35 22 53 22 44 0 81-42 81-80 0-21-10-32-16-36-7-8-12-9-39-17-8-1-19-4-22-5-8-3-19-13-19-29 0-26 25-52 55-52 26 0 46 13 46 49 0 9-2 16-2 18 2 0 0 2 5 2 2 0 2-1 4-6 5-23 12-46 17-69z"><text:p/></draw:path><draw:path draw:style-name="gr180" draw:text-style-name="P67" svg:width="0.0531in" svg:height="0.0386in" svg:x="1.1728in" svg:y="0.0736in" svg:viewBox="0 0 136 99" svg:d="M17 83c-1 3-2 5-3 9 0 5 5 7 9 7 3 0 7-3 8-5 1-1 2-9 4-13 1-5 4-14 5-20 1-5 2-10 3-15 3-9 3-11 10-20 6-9 16-21 33-21 13 0 13 12 13 17 0 12-10 37-13 46-2 7-3 8-3 12 0 12 10 19 21 19 22 0 32-31 32-33 0-3-3-2-4-3-3 0-3 1-4 4-6 17-15 26-24 26-4 0-5-3-5-8s1-8 5-18c2-7 11-30 11-42 0-21-17-25-29-25-18 0-30 11-36 20-2-16-15-20-24-20-10 0-15 6-18 12-4 8-8 20-8 21 0 3 3 2 4 3 3 0 3 0 5-6 4-14 7-25 16-25 6 0 7 6 7 11s-1 13-3 19c-2 5-4 15-5 20-2 9-4 18-7 28z"><text:p/></draw:path><draw:path draw:style-name="gr180" draw:text-style-name="P67" svg:width="0.0827in" svg:height="0.0291in" svg:x="1.2776in" svg:y="0.0476in" svg:viewBox="0 0 211 75" svg:d="M200 13c4 0 11 0 11-7 0-6-7-6-11-6-63 0-126 0-189 0-5 0-11 0-11 6 0 7 6 7 11 7 63 0 126 0 189 0zM200 75c4 0 11 0 11-7 0-6-7-6-11-6-63 0-126 0-189 0-5 0-11 0-11 6 0 7 6 7 11 7 63 0 126 0 189 0z"><text:p/></draw:path><draw:path draw:style-name="gr180" draw:text-style-name="P67" svg:width="0.0287in" svg:height="0.1236in" svg:x="1.4142in" svg:y="0in" svg:viewBox="0 0 74 315" svg:d="M74 311c0-1 0-1-6-6-39-40-49-100-49-148 0-54 12-109 50-149 5-4 5-4 5-4 0-3-2-4-4-4s-31 22-50 61c-16 35-20 70-20 96 0 25 4 62 21 98 20 39 47 60 49 60s4-1 4-4z"><text:p/></draw:path><draw:path draw:style-name="gr180" draw:text-style-name="P67" svg:width="0.102in" svg:height="0.0839in" svg:x="1.4539in" svg:y="0.0079in" svg:viewBox="0 0 260 214" svg:d="M145 85c-9-21-18-42-27-63-1-2-1-2-2-3 0-3 6-8 19-10 4 0 6 0 6-5 0-4-3-4-4-4-14 0-27 1-41 1-7 0-27-1-35-1-2 0-5 0-5 6 0 3 3 3 7 3 19 0 21 4 23 11 13 29 26 58 38 88-22 23-44 47-66 70-2 2-3 3-5 4-15 17-30 21-47 22-3 1-6 1-6 6 0 1 0 4 4 4 10 0 19-1 29-1 12 0 25 1 36 1 2 0 6 0 6-6 0-3-3-2-4-4-3 0-12-1-12-10 0-4 4-10 8-13 10-11 21-23 32-33 10-11 19-22 29-32 11 25 21 50 31 75 1 3 2 3 2 4 0 3-6 8-19 9-2 1-6 1-6 6 0 4 4 4 5 4 9 0 31-1 40-1 8 0 27 1 35 1 2 0 6 0 6-5s-3-5-6-5c-21 0-22-1-27-13-13-29-33-78-40-97 21-22 54-60 64-69 9-7 21-15 40-16 4 0 7 0 7-6-1-1 0-3-3-3-10 0-21 1-30 1-12 0-24-1-35-1-3 0-7 0-7 6 0 2 2 3 4 3 3 1 13 1 13 10 0 4-4 9-7 12-17 18-33 36-50 54z"><text:p/></draw:path><draw:path draw:style-name="gr180" draw:text-style-name="P67" svg:width="0.0315in" svg:height="0.0575in" svg:x="1.563in" svg:y="0.0543in" svg:viewBox="0 0 81 147" svg:d="M50 6c0-6 0-6-7-6-13 13-34 13-43 13 0 3 0 6 0 9 5 0 20 0 32-7 0 38 0 76 0 114 0 7 0 10-22 10-3 0-5 0-8 0 0 2 0 5 0 8 3 0 30-1 39-1 7 0 35 1 40 1 0-3 0-6 0-8-3 0-6 0-9 0-22 0-22-3-22-10 0-42 0-82 0-123z"><text:p/></draw:path><draw:path draw:style-name="gr180" draw:text-style-name="P67" svg:width="0.0823in" svg:height="0.0819in" svg:x="1.6445in" svg:y="0.0209in" svg:viewBox="0 0 210 209" svg:d="M112 111c29 0 58 0 88 0 4 0 10 0 10-7 0-6-6-6-10-6-30 0-59 0-88 0 0-30 0-58 0-88 0-5 0-10-7-10-6 0-6 5-6 10 0 30 0 58 0 88-30 0-59 0-89 0-5 0-10 0-10 6 0 7 5 7 10 7 30 0 59 0 89 0 0 29 0 59 0 88 0 4 0 10 6 10 7 0 7-6 7-10 0-29 0-59 0-88z"><text:p/></draw:path><draw:path draw:style-name="gr180" draw:text-style-name="P67" svg:width="0.0126in" svg:height="0.0126in" svg:x="1.7724in" svg:y="0.0799in" svg:viewBox="0 0 33 33" svg:d="M33 17c0-10-8-17-17-17s-16 7-16 17c0 9 7 16 16 16s17-7 17-16z"><text:p/></draw:path><draw:path draw:style-name="gr180" draw:text-style-name="P67" svg:width="0.0126in" svg:height="0.0126in" svg:x="1.8071in" svg:y="0.0799in" svg:viewBox="0 0 33 33" svg:d="M33 17c0-10-7-17-16-17s-17 7-17 17c0 9 8 16 17 16s16-7 16-16z"><text:p/></draw:path><draw:path draw:style-name="gr180" draw:text-style-name="P67" svg:width="0.0126in" svg:height="0.0126in" svg:x="1.8417in" svg:y="0.0799in" svg:viewBox="0 0 33 33" svg:d="M33 17c0-10-8-17-17-17-10 0-16 7-16 17 0 9 6 16 16 16 9 0 17-7 17-16z"><text:p/></draw:path><draw:path draw:style-name="gr180" draw:text-style-name="P67" svg:width="0.0827in" svg:height="0.0819in" svg:x="1.9in" svg:y="0.0209in" svg:viewBox="0 0 211 209" svg:d="M112 111c29 0 58 0 88 0 4 0 11 0 11-7 0-6-7-6-11-6-30 0-59 0-88 0 0-30 0-58 0-88 0-5 0-10-7-10-6 0-6 5-6 10 0 30 0 58 0 88-30 0-58 0-88 0-5 0-11 0-11 6 0 7 6 7 11 7 30 0 58 0 88 0 0 29 0 59 0 88 0 4 0 10 6 10 7 0 7-6 7-10 0-29 0-59 0-88z"><text:p/></draw:path><draw:path draw:style-name="gr180" draw:text-style-name="P67" svg:width="0.1024in" svg:height="0.0839in" svg:x="2.0209in" svg:y="0.0079in" svg:viewBox="0 0 261 214" svg:d="M145 85c-9-21-17-42-26-63-2-2-1-2-2-3 0-3 5-8 19-10 3 0 6 0 6-5 0-4-4-4-5-4-13 0-26 1-40 1-8 0-28-1-35-1-2 0-6 0-6 6 0 3 3 3 7 3 19 0 22 4 24 11 13 29 25 58 37 88-22 23-44 47-66 70-1 2-3 3-4 4-16 17-31 21-47 22-4 1-7 1-7 6 0 1 0 4 5 4 9 0 19-1 29-1 12 0 24 1 35 1 2 0 6 0 6-6 0-3-3-4-4-4-3 0-12-1-12-10 0-4 4-10 9-13 10-11 20-23 31-33 10-11 19-22 29-32 11 25 21 50 32 75 1 3 1 3 1 4 0 3-5 8-18 9-3 1-6 1-6 6 0 4 3 4 4 4 9 0 32-1 40-1s28 1 35 1c3 0 6 0 6-5s-2-5-5-5c-22 0-22-1-27-13-13-29-34-78-41-97 21-22 54-60 64-69 9-7 22-15 41-16 3 0 7 0 7-6-2-1 0-3-4-3-9 0-20 1-30 1-12 0-24-1-35-1-2 0-7 0-7 6 0 2 2 3 5 3 3 1 13 1 13 10 0 4-4 9-7 12-17 18-34 36-51 54z"><text:p/></draw:path><draw:path draw:style-name="gr180" draw:text-style-name="P67" svg:width="0.0531in" svg:height="0.0386in" svg:x="2.1248in" svg:y="0.0736in" svg:viewBox="0 0 136 99" svg:d="M17 83c-1 3-2 5-3 9 0 5 5 7 9 7 3 0 7-3 8-5 1-1 2-9 4-13 1-5 4-14 5-20 1-5 2-10 3-15 3-9 3-11 10-20 6-9 16-21 33-21 13 0 13 12 13 17 0 12-10 37-13 46-2 7-3 8-3 12 0 12 10 19 21 19 22 0 32-31 32-33 0-3-3-2-4-3-3 0-3 1-4 4-6 17-15 26-24 26-4 0-5-3-5-8s1-8 5-18c2-7 11-30 11-42 0-21-16-25-29-25-18 0-30 11-36 20-2-16-15-20-24-20-10 0-15 6-18 12-4 8-8 20-8 21 0 3 3 2 4 3 3 0 3 0 5-6 4-14 7-25 16-25 6 0 7 6 7 11s-1 13-3 19c-2 5-4 15-5 20-2 9-4 18-7 28z"><text:p/></draw:path><draw:path draw:style-name="gr180" draw:text-style-name="P67" svg:width="0.0287in" svg:height="0.1236in" svg:x="2.1957in" svg:y="0in" svg:viewBox="0 0 74 315" svg:d="M74 157c0-24-4-62-22-98-19-38-46-59-48-59-3 0-4 1-4 4l6 7c31 30 49 81 49 146 0 53-12 109-50 149-5 4-5 4-5 5 0 3 1 4 4 4 2 0 31-22 49-61 16-35 21-70 21-97z"><text:p/></draw:path><draw:path draw:style-name="gr180" draw:text-style-name="P67" svg:width="0.048in" svg:height="0.1236in" svg:x="2.2437in" svg:y="0in" svg:viewBox="0 0 123 315" svg:d="M122 12c1-4 0-4 1-6 0-3-2-6-6-6-3 0-4 1-5 3-37 100-73 200-110 300-2 4-1 4-2 6 0 3 3 6 6 6 5 0 6-3 8-7 36-99 72-197 108-296z"><text:p/></draw:path><draw:path draw:style-name="gr180" draw:text-style-name="P67" svg:width="0.0669in" svg:height="0.0559in" svg:x="2.3031in" svg:y="0.0386in" svg:viewBox="0 0 171 143" svg:d="M18 121c-1 5-3 12-3 14 0 5 5 8 9 8 5 0 10-3 12-9 1 0 5-15 6-23 3-10 5-19 8-28 1-7 3-15 5-22 1-5 4-14 4-15 5-10 21-39 52-39 13 0 17 12 17 22 0 20-16 60-21 74-3 7-3 10-3 14 0 15 10 26 26 26 29 0 41-46 41-49 0-2-3-2-4-2-3 0-3 1-4 5-7 22-17 39-32 39-6 0-9-3-9-10 0-8 3-15 7-23 5-17 19-51 19-69 0-21-14-34-36-34-29 0-44 21-50 28-2-18-15-28-30-28s-19 13-23 18c-5 11-9 30-9 31 0 3 3 3 4 3 2 0 3-1 5-7 5-23 12-38 23-38 6 0 9 4 9 15 0 6 0 9-4 26-6 24-13 48-19 73z"><text:p/></draw:path></draw:g></draw:g></text:span><text:span text:style-name="T59"><text:s/>(v</text:span><text:span text:style-name="T42">ýběrový průměr</text:span><text:span text:style-name="T59">) </text:span><text:span text:style-name="T59"><draw:g text:anchor-type="as-char" svg:y="-0.1638in" draw:z-index="156" draw:name="Shape172" draw:style-name="gr178"><svg:title>TexMaths</svg:title><svg:desc>9§inline§C_n=[ \overline{X}_n - \delta^\prime; \overline{X}_n + \delta^\prime],  \delta^\prime =  z_{\alpha/2}^\prime \frac{\hat{S}_n}{\sqrt{n}}=  z_{\alpha/2}^\prime \frac{\sqrt{\frac1{n-1}\sum...}}{\sqrt{n}}§svg§600§FALSE§</svg:desc><draw:g draw:style-name="gr2"><draw:path draw:style-name="gr179" draw:text-style-name="P66" svg:width="2.9453in" svg:height="0.2169in" svg:x="0.0004in" svg:y="0.0067in" svg:viewBox="0 0 7482 552" svg:d="M3742 552c-1248 0-2495 0-3742 0 0-184 0-368 0-552 2494 0 4988 0 7482 0 0 184 0 368 0 552-1246 0-2494 0-3740 0z"><text:p/></draw:path><draw:path draw:style-name="gr180" draw:text-style-name="P67" svg:width="0.0878in" svg:height="0.0898in" svg:x="0.0004in" svg:y="0.076in" svg:viewBox="0 0 224 229" svg:d="M224 3c0-1 0-3-3-3-1 0-1 0-5 4-7 8-14 16-22 24-3-5-18-28-53-28-70 0-141 69-141 143 0 51 37 86 86 86 27 0 51-12 68-27 30-26 35-54 35-55 0-4-4-4-4-4-2 0-3 1-4 4-3 9-10 31-32 49s-42 23-58 23c-29 0-62-16-62-65 0-18 6-69 38-106 19-23 49-39 77-39 32 0 51 24 51 61 0 13-1 13-1 16s3 4 5 4c4 0 4-1 5-6 7-27 14-54 20-81z"><text:p/></draw:path><draw:path draw:style-name="gr180" draw:text-style-name="P67" svg:width="0.0528in" svg:height="0.039in" svg:x="0.0874in" svg:y="0.1433in" svg:viewBox="0 0 135 100" svg:d="M16 84c-1 2-2 8-2 9 0 5 4 7 8 7s8-3 9-5 2-9 3-14c2-4 4-14 6-20 1-4 2-9 3-14 3-9 3-11 9-20 7-9 17-21 34-21 12 0 13 12 13 16 0 13-10 37-13 47-3 7-4 8-4 12 0 12 10 19 22 19 21 0 31-31 31-34s-3-3-4-3c-2 0-2 2-3 4-6 18-15 27-24 27-5 0-6-3-6-8s2-8 6-18c2-7 11-30 11-43 0-21-17-25-29-25-18 0-30 12-36 21-2-16-16-21-25-21s-14 7-17 13c-5 8-8 20-8 21 0 3 3 3 4 3 3 0 3-1 5-6 3-14 7-25 16-25 6 0 7 6 7 11s-1 13-3 19c-2 5-4 14-6 20-2 9-4 19-7 28z"><text:p/></draw:path><draw:path draw:style-name="gr180" draw:text-style-name="P67" svg:width="0.0827in" svg:height="0.0287in" svg:x="0.1925in" svg:y="0.1169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165in" svg:height="0.1236in" svg:x="0.3319in" svg:y="0.0697in" svg:viewBox="0 0 43 315" svg:d="M43 315c0-4 0-8 0-12-10 0-20 0-30 0 0-97 0-194 0-290 10 0 20 0 30 0 0-5 0-9 0-13-14 0-29 0-43 0 0 105 0 210 0 315 14 0 29 0 43 0z"><text:p/></draw:path><draw:path draw:style-name="gr180" draw:text-style-name="P67" svg:width="0.1126in" svg:height="0.0047in" svg:x="0.3516in" svg:y="0.0583in" svg:viewBox="0 0 287 13" svg:d="M143 13c-48 0-95 0-143 0 0-5 0-9 0-13 95 0 192 0 287 0 0 4 0 8 0 13-48 0-96 0-144 0z"><text:p/></draw:path><draw:path draw:style-name="gr180" draw:text-style-name="P67" svg:width="0.1024in" svg:height="0.0846in" svg:x="0.3547in" svg:y="0.0783in" svg:viewBox="0 0 261 216" svg:d="M145 86c-9-20-17-42-26-63-1-2-2-3-2-4 0-2 5-7 19-9 3 0 6-1 6-6 0-4-3-4-4-4-14 0-27 1-41 1-8 0-27-1-35-1-2 0-5 0-5 6 0 4 2 4 7 4 19 0 21 3 23 10 13 29 26 58 38 88-22 23-45 48-67 72-1 1-3 2-4 3-15 17-31 22-47 23-3 0-7 0-7 6 2 1 0 4 5 4 9 0 19-1 29-1 12 0 25 1 35 1 2 0 7 0 7-6 0-4-4-4-5-4-3 0-12-1-12-10 0-4 5-10 9-14 10-12 21-23 32-34 9-10 19-21 28-31 11 25 21 50 32 75 1 4 2 4 2 5 0 3-6 8-19 9-3 0-6 1-6 6 0 4 3 4 4 4 9 0 32-1 41-1 8 0 27 1 35 1 2 0 5 0 5-6 0-4-2-4-5-4-21 0-22-1-27-14-13-29-33-79-41-98 21-21 54-59 65-68 9-7 21-15 40-16 4 0 7 0 7-6-2-1 0-4-4-4-9 0-20 1-30 1-12 0-24-1-35-1-2 0-6 0-6 6 0 3 1 4 4 4s13 1 13 10c0 4-4 9-7 11-17 18-34 37-51 55z"><text:p/></draw:path><draw:path draw:style-name="gr180" draw:text-style-name="P67" svg:width="0.0531in" svg:height="0.039in" svg:x="0.4685in" svg:y="0.1433in" svg:viewBox="0 0 136 100" svg:d="M17 84c-1 2-3 8-3 9 0 5 5 7 9 7 3 0 7-3 8-5s2-9 4-14c1-4 4-14 5-20 1-4 2-9 3-14 3-9 3-11 9-20 7-9 17-21 34-21 13 0 13 12 13 16 0 13-10 37-13 47-2 7-3 8-3 12 0 12 10 19 21 19 22 0 32-31 32-34s-3-2-4-3c-3 0-3 2-4 4-6 18-15 27-24 27-4 0-5-3-5-8s1-8 5-18c2-7 11-30 11-43 0-21-17-25-29-25-18 0-30 12-36 21-2-16-15-21-25-21-9 0-14 7-17 13-4 8-8 20-8 21 0 3 3 2 4 3 3 0 3-1 5-6 3-14 7-25 16-25 6 0 7 6 7 11s-1 13-3 19c-2 5-4 14-5 20-2 9-4 19-7 28z"><text:p/></draw:path><draw:path draw:style-name="gr180" draw:text-style-name="P67" svg:width="0.076in" svg:height="0.0047in" svg:x="0.5705in" svg:y="0.1287in" svg:viewBox="0 0 194 13" svg:d="M183 13c5 0 11 0 11-7 0-6-6-6-11-6-58 0-115 0-172 0-5 0-11 0-11 6 0 7 6 7 11 7 57 0 114 0 172 0z"><text:p/></draw:path><draw:path draw:style-name="gr180" draw:text-style-name="P67" svg:width="0.0508in" svg:height="0.0894in" svg:x="0.6898in" svg:y="0.0752in" svg:viewBox="0 0 130 228" svg:d="M70 87c-39 9-70 51-70 88 0 31 21 53 50 53 37 0 63-49 63-92 0-29-12-45-23-60-12-13-30-37-30-51 0-7 7-14 17-14s17 3 23 8c6 3 13 8 17 8 8 0 13-8 13-13 0-7-5-8-17-10-16-4-20-4-26-4-24 0-36 14-36 33 0 17 9 34 19 54zM74 94c8 14 18 31 18 54 0 21-13 73-42 73-18 0-30-12-30-37 0-19 12-79 54-90z"><text:p/></draw:path><draw:path draw:style-name="gr180" draw:text-style-name="P67" svg:width="0.0217in" svg:height="0.0449in" svg:x="0.7488in" svg:y="0.0693in" svg:viewBox="0 0 56 115" svg:d="M53 20c2-5 3-6 3-7 0-8-6-13-14-13s-10 7-12 11c-10 31-19 64-29 95 0 1-1 2-1 4s6 5 8 5 2-1 4-4c13-31 28-61 41-91z"><text:p/></draw:path><draw:path draw:style-name="gr180" draw:text-style-name="P67" svg:width="0.013in" svg:height="0.0772in" svg:x="0.7906in" svg:y="0.1098in" svg:viewBox="0 0 34 197" svg:d="M33 16c0-9-8-16-17-16-10 0-16 7-16 16s6 17 16 17c9 0 17-8 17-17zM27 132c0 9 0 33-20 57-2 3-2 3-2 4 0 2 1 4 3 4 4 0 26-25 26-62 0-9-1-32-18-32-11 0-16 8-16 16s5 17 16 17c2 0 2 0 3 0 3-1 6-1 8-4z"><text:p/></draw:path><draw:path draw:style-name="gr180" draw:text-style-name="P67" svg:width="0.1122in" svg:height="0.0047in" svg:x="0.835in" svg:y="0.0583in" svg:viewBox="0 0 286 13" svg:d="M143 13c-48 0-95 0-143 0 0-5 0-9 0-13 95 0 191 0 286 0 0 4 0 8 0 13-47 0-95 0-143 0z"><text:p/></draw:path><draw:path draw:style-name="gr180" draw:text-style-name="P67" svg:width="0.1024in" svg:height="0.0846in" svg:x="0.8382in" svg:y="0.0783in" svg:viewBox="0 0 261 216" svg:d="M145 86c-9-20-17-42-26-63-1-2-2-3-2-4 0-2 5-7 19-9 3 0 6-1 6-6 0-4-4-4-5-4-13 0-26 1-40 1-8 0-27-1-35-1-2 0-6 0-6 6 0 4 3 4 8 4 19 0 21 3 23 10 13 29 25 58 37 88-22 23-44 48-66 72-1 1-3 2-4 3-16 17-31 22-47 23-4 0-7 0-7 6 2 1 0 4 5 4 9 0 19-1 29-1 12 0 25 1 35 1 2 0 7 0 7-6 0-4-4-4-5-4-3 0-12-1-12-10 0-4 5-10 9-14 10-12 21-23 32-34 9-10 19-21 28-31 11 25 21 50 32 75 1 4 1 4 1 5 0 3-5 8-18 9-3 0-6 1-6 6 0 4 3 4 4 4 9 0 32-1 41-1 7 0 27 1 35 1 2 0 5 0 5-6 0-4-2-4-5-4-22 0-22-1-27-14-13-29-34-79-41-98 21-21 54-59 64-68 10-7 22-15 41-16 4 0 7 0 7-6-2-1 0-4-4-4-9 0-20 1-30 1-12 0-24-1-35-1-2 0-6 0-6 6 0 3 1 4 4 4s13 1 13 10c0 4-4 9-7 11-17 18-34 37-51 55z"><text:p/></draw:path><draw:path draw:style-name="gr180" draw:text-style-name="P67" svg:width="0.0528in" svg:height="0.039in" svg:x="0.952in" svg:y="0.1433in" svg:viewBox="0 0 135 100" svg:d="M16 84c0 2-2 8-2 9 0 5 4 7 8 7s8-3 9-5 2-9 3-14c2-4 4-14 6-20 1-4 2-9 3-14 3-9 3-11 9-20 7-9 17-21 34-21 13 0 13 12 13 16 0 13-10 37-13 47-2 7-3 8-3 12 0 12 9 19 21 19 22 0 31-31 31-34s-3-3-4-3c-2 0-2 2-3 4-6 18-15 27-24 27-5 0-5-3-5-8s1-8 5-18c2-7 11-30 11-43 0-21-17-25-29-25-18 0-30 12-36 21-2-16-16-21-25-21s-14 7-17 13c-5 8-8 20-8 21 0 3 3 3 4 3 3 0 3-1 5-6 3-14 7-25 16-25 6 0 7 6 7 11s-1 13-3 19c-2 5-4 14-6 20-2 9-4 19-7 28z"><text:p/></draw:path><draw:path draw:style-name="gr180" draw:text-style-name="P67" svg:width="0.0823in" svg:height="0.0823in" svg:x="1.0504in" svg:y="0.0902in" svg:viewBox="0 0 210 210" svg:d="M112 112c29 0 58 0 88 0 4 0 10 0 10-7 0-6-6-6-10-6-30 0-59 0-88 0 0-30 0-59 0-88 0-5 0-11-7-11-6 0-6 6-6 11 0 29 0 58 0 88-30 0-59 0-89 0-5 0-10 0-10 6 0 7 5 7 10 7 30 0 59 0 89 0 0 29 0 59 0 89 0 3 0 9 6 9 7 0 7-6 7-9 0-30 0-60 0-89z"><text:p/></draw:path><draw:path draw:style-name="gr180" draw:text-style-name="P67" svg:width="0.0508in" svg:height="0.0894in" svg:x="1.1732in" svg:y="0.0752in" svg:viewBox="0 0 130 228" svg:d="M70 87c-39 9-70 51-70 88 0 31 21 53 50 53 37 0 63-49 63-92 0-29-12-45-23-60-12-13-31-37-31-51 0-7 8-14 18-14 9 0 16 3 23 8 6 3 13 8 17 8 8 0 13-8 13-13 0-7-5-8-17-10-16-4-20-4-26-4-24 0-36 14-36 33 0 17 9 34 19 54zM74 94c8 14 18 31 18 54 0 21-13 73-42 73-18 0-30-12-30-37 0-19 12-79 54-90z"><text:p/></draw:path><draw:path draw:style-name="gr180" draw:text-style-name="P67" svg:width="0.0213in" svg:height="0.0449in" svg:x="1.2323in" svg:y="0.0693in" svg:viewBox="0 0 55 115" svg:d="M53 20c2-5 2-6 2-7 0-8-6-13-13-13-9 0-10 7-12 11-10 31-19 64-29 95 0 1-1 2-1 4s6 5 8 5 2-1 4-4c13-31 28-61 41-91z"><text:p/></draw:path><draw:path draw:style-name="gr180" draw:text-style-name="P67" svg:width="0.0165in" svg:height="0.1236in" svg:x="1.2657in" svg:y="0.0697in" svg:viewBox="0 0 43 315" svg:d="M43 0c-14 0-29 0-43 0 0 4 0 8 0 13 10 0 21 0 31 0 0 96 0 193 0 290-10 0-21 0-31 0 0 4 0 8 0 12 14 0 29 0 43 0 0-105 0-210 0-315z"><text:p/></draw:path><draw:path draw:style-name="gr180" draw:text-style-name="P67" svg:width="0.0142in" svg:height="0.0366in" svg:x="1.3083in" svg:y="0.1496in" svg:viewBox="0 0 37 94" svg:d="M37 33c0-21-7-33-20-33-11 0-17 8-17 16 0 9 6 17 17 17 4 0 8-1 11-4 1 0 1-1 2-1 0 2 1 1 1 5 0 24-12 43-22 52-4 4-4 5-4 6 0 2 2 3 3 3 4 0 29-24 29-61z"><text:p/></draw:path><draw:path draw:style-name="gr180" draw:text-style-name="P67" svg:width="0.0508in" svg:height="0.0894in" svg:x="1.3579in" svg:y="0.0752in" svg:viewBox="0 0 130 228" svg:d="M70 87c-39 9-70 51-70 88 0 31 20 53 50 53 37 0 63-49 63-92 0-29-12-45-23-60-12-13-31-37-31-51 0-7 7-14 18-14 9 0 16 3 23 8 6 3 13 8 17 8 8 0 13-8 13-13 0-7-6-8-17-10-16-4-20-4-26-4-24 0-36 14-36 33 0 17 9 34 19 54zM74 94c8 14 18 31 18 54 0 21-13 73-42 73-18 0-30-12-30-37 0-19 12-79 54-90z"><text:p/></draw:path><draw:path draw:style-name="gr180" draw:text-style-name="P67" svg:width="0.0213in" svg:height="0.0449in" svg:x="1.4173in" svg:y="0.0693in" svg:viewBox="0 0 55 115" svg:d="M53 20c2-5 2-6 2-7 0-8-6-13-13-13-9 0-11 7-12 11-10 31-19 64-29 95-1 1-1 2-1 4s6 5 8 5 2-1 4-4c13-31 28-61 41-91z"><text:p/></draw:path><draw:path draw:style-name="gr180" draw:text-style-name="P67" svg:width="0.0823in" svg:height="0.0287in" svg:x="1.489in" svg:y="0.1169in" svg:viewBox="0 0 210 74" svg:d="M199 13c5 0 11 0 11-7 0-6-6-6-10-6-63 0-127 0-190 0-5 0-10 0-10 6 0 7 5 7 11 7 63 0 125 0 188 0zM200 74c4 0 10 0 10-7 0-6-6-6-11-6-63 0-125 0-188 0-6 0-11 0-11 6 0 7 5 7 10 7 63 0 127 0 190 0z"><text:p/></draw:path><draw:path draw:style-name="gr180" draw:text-style-name="P67" svg:width="0.0524in" svg:height="0.0559in" svg:x="1.6189in" svg:y="0.1079in" svg:viewBox="0 0 134 143" svg:d="M29 113c17-19 26-26 37-36 0-1 20-17 31-28 30-29 37-45 37-46 0-3-3-3-3-3-2 0-3 1-5 4-10 15-16 19-23 19-8 0-12-4-17-10-6-7-11-13-22-13-23 0-38 29-38 36 0 2 1 4 4 4 2 0 3-2 4-4 6-14 25-15 26-15 8 0 14 2 21 5 13 5 16 5 24 5-11 13-38 36-44 41-10 9-19 17-29 26-21 22-32 40-32 41 0 4 3 2 4 4 2 0 3-1 5-4 7-11 16-19 27-19 7 0 10 2 18 11 5 7 11 12 21 12 30 0 49-40 49-49 0-1-2-3-3-3-4 0-4 2-5 4-7 21-28 26-39 26-6 0-11-1-18-3-10-5-16-6-22-6-1 0-5 0-8 1z"><text:p/></draw:path><draw:path draw:style-name="gr180" draw:text-style-name="P67" svg:width="0.0213in" svg:height="0.0449in" svg:x="1.6811in" svg:y="0.0693in" svg:viewBox="0 0 55 115" svg:d="M53 20c2-5 2-6 2-7 0-8-6-13-13-13-9 0-10 7-12 11-10 31-19 64-29 95 0 1-1 2-1 4s6 5 8 5 2-1 4-4c13-31 28-61 41-91z"><text:p/></draw:path><draw:path draw:style-name="gr180" draw:text-style-name="P67" svg:width="0.0531in" svg:height="0.0386in" svg:x="1.6772in" svg:y="0.1642in" svg:viewBox="0 0 136 99" svg:d="M107 66c21-21 29-51 29-53 0-3-3-3-5-3s-2 1-4 6c-4 15-11 28-21 40 0-4 0-18-1-20-3-23-19-36-42-36-32 0-63 30-63 61 0 20 14 38 41 38 19 0 38-9 50-18 5 16 17 18 23 18 13 0 21-11 21-15 0-3-3-3-4-3-2 0-3 1-3 3-4 8-10 10-13 10s-7 0-8-28zM90 74c-22 17-40 20-49 20-15 0-23-10-23-26 0-6 3-30 14-46 11-12 24-16 31-16 18 0 23 16 24 31 2 9 1 25 3 37z"><text:p/></draw:path><draw:path draw:style-name="gr180" draw:text-style-name="P67" svg:width="0.037in" svg:height="0.0862in" svg:x="1.7429in" svg:y="0.1374in" svg:viewBox="0 0 95 220" svg:d="M94 10c1-4 1-4 1-5 0-3-2-5-5-5-4 0-5 3-6 5-28 69-55 137-83 206-1 3-1 3-1 4 0 4 3 5 5 5 4 0 5-2 7-5 27-68 55-137 82-205z"><text:p/></draw:path><draw:path draw:style-name="gr180" draw:text-style-name="P67" svg:width="0.0378in" svg:height="0.0575in" svg:x="1.7929in" svg:y="0.1453in" svg:viewBox="0 0 97 147" svg:d="M97 106c-2 0-4 0-7 0-1 6-3 18-6 21-1 1-18 1-22 1-13 0-27 0-40 0 23-21 30-27 44-37 16-14 31-27 31-48 0-27-23-43-51-43s-46 19-46 40c0 10 9 12 12 12 4 0 11-4 11-12 0-4-1-11-13-11 7-16 22-21 32-21 23 0 34 17 34 35 0 19-14 34-21 42-18 18-35 35-53 53-2 2-2 2-2 9 31 0 60 0 91 0 2-14 4-27 6-41z"><text:p/></draw:path><draw:path draw:style-name="gr180" draw:text-style-name="P67" svg:width="0.0256in" svg:height="0.0138in" svg:x="1.8969in" svg:y="0.0295in" svg:viewBox="0 0 66 36" svg:d="M32 0c-10 10-21 20-32 30 2 1 3 4 5 6 9-7 18-15 27-23 9 8 19 16 28 23 2-2 4-5 6-6-11-10-23-20-34-30z"><text:p/></draw:path><draw:path draw:style-name="gr180" draw:text-style-name="P67" svg:width="0.0547in" svg:height="0.0626in" svg:x="1.8752in" svg:y="0.0516in" svg:viewBox="0 0 140 160" svg:d="M140 4c0-2 0-4-2-4-1 0-2 1-5 4-3 4-7 8-11 12-8-12-22-16-36-16-30 0-58 25-58 51 0 3 1 12 7 20 7 9 15 11 31 14 4 1 15 4 19 5 7 2 20 6 20 23 0 18-19 39-44 39-20 0-43-6-43-31 0-2 1-8 2-11 0-1 0-1 0-1 0-4-3-4-4-4-2 0-3 1-4 5-4 14-7 29-11 44 0 1-1 3-1 3 0 2 1 3 4 3 1 0 1 0 3-3 3-2 9-9 11-12 12 12 30 15 42 15 34 0 61-29 61-55 0-10-4-19-8-23-9-8-12-9-40-15-5-2-13-4-14-4-6-3-15-8-15-21 0-17 19-35 42-35 25 0 36 14 36 35 0 3-1 7-1 10s2 3 4 3c3 0 4-1 5-5 3-15 7-31 10-46z"><text:p/></draw:path><draw:path draw:style-name="gr180" draw:text-style-name="P67" svg:width="0.0433in" svg:height="0.0276in" svg:x="1.9354in" svg:y="0.0969in" svg:viewBox="0 0 111 71" svg:d="M17 54c-2 4-3 11-3 12 0 3 3 5 6 5s6-1 7-5c1-1 3-8 4-12 5-22 5-22 5-23 2-4 14-26 33-26 8 0 11 4 11 11 0 9-7 25-11 34 0 2-1 5-1 8 0 8 8 13 18 13 17 0 25-21 25-24s-2-2-3-3c-3 0-4 1-4 4-3 10-10 18-18 18-4 0-5-3-5-7 0-2 1-4 2-8 3-6 11-24 11-33 0-11-9-18-24-18-14 0-25 8-30 15-1-12-14-15-19-15-16 0-21 23-21 24 0 2 3 2 4 2 2 0 2-1 3-3 3-9 7-18 13-18 5 0 6 5 6 8 0 2-2 9-3 13 0 4-2 10-2 14-1 4-3 9-4 14z"><text:p/></draw:path><draw:path draw:style-name="gr180" draw:text-style-name="P67" svg:width="0.1429in" svg:height="0.0047in" svg:x="1.8579in" svg:y="0.1287in" svg:viewBox="0 0 364 13" svg:d="M182 13c-60 0-122 0-182 0 0-5 0-9 0-13 122 0 242 0 364 0 0 4 0 8 0 13-61 0-122 0-182 0z"><text:p/></draw:path><draw:path draw:style-name="gr180" draw:text-style-name="P67" svg:width="0.0752in" svg:height="0.0866in" svg:x="1.8661in" svg:y="0.1429in" svg:viewBox="0 0 192 221" svg:d="M77 197c-14-29-28-58-43-86-2-2-2-3-3-3s-2 0-4 1c-8 5-16 11-24 16-3 2-3 3-3 4s1 3 3 3c1 0 2 0 4-2 3-2 9-7 12-9 16 32 32 64 49 97 0 2 1 3 4 3s5 0 7-4c37-69 75-138 112-207 1-3 1-4 1-5 0-3-3-5-5-5-3 0-4 2-6 4-34 64-69 128-104 193z"><text:p/></draw:path><draw:path draw:style-name="gr180" draw:text-style-name="P67" svg:width="0.061in" svg:height="0.0039in" svg:x="1.9398in" svg:y="0.1429in" svg:viewBox="0 0 156 11" svg:d="M78 11c-26 0-52 0-78 0 0-4 0-7 0-11 52 0 104 0 156 0 0 4 0 7 0 11-26 0-52 0-78 0z"><text:p/></draw:path><draw:path draw:style-name="gr180" draw:text-style-name="P67" svg:width="0.0531in" svg:height="0.039in" svg:x="1.9437in" svg:y="0.172in" svg:viewBox="0 0 136 100" svg:d="M17 84c-1 2-3 8-3 9 0 4 5 7 9 7 3 0 7-4 8-6s2-9 4-13c1-4 4-14 5-20 1-4 2-10 3-14 3-9 3-11 10-20 6-9 16-21 33-21 13 0 13 11 13 16 0 13-10 37-13 46-2 7-3 9-3 13 0 12 10 19 21 19 22 0 32-31 32-34s-3-2-4-3c-3 0-3 2-4 4-6 18-15 27-24 27-4 0-5-3-5-9 0-4 1-7 5-18 2-6 11-29 11-42 0-21-17-25-29-25-18 0-30 12-36 20-2-16-15-20-24-20-10 0-15 7-18 12-4 8-8 20-8 22 0 3 3 2 4 3 3 0 3-1 5-7 4-13 7-24 16-24 6 0 7 5 7 11 0 5-1 12-3 18-2 5-4 15-5 20-2 10-4 19-7 29z"><text:p/></draw:path><draw:path draw:style-name="gr180" draw:text-style-name="P67" svg:width="0.0827in" svg:height="0.0287in" svg:x="2.0579in" svg:y="0.1169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524in" svg:height="0.0559in" svg:x="2.1878in" svg:y="0.1079in" svg:viewBox="0 0 134 143" svg:d="M29 113c17-19 26-26 38-36 0-1 19-17 30-28 31-29 37-45 37-46 0-3-3-3-3-3-2 0-3 1-5 4-9 15-16 19-23 19-8 0-12-4-17-10-6-7-11-13-21-13-24 0-39 29-39 36 0 2 1 4 4 4 2 0 3-2 4-4 7-14 25-15 27-15 7 0 13 2 20 5 13 5 16 5 24 5-11 13-37 36-44 41-10 9-19 17-29 26-20 22-32 40-32 41 0 4 4 4 5 4s2-1 4-4c7-11 17-19 27-19 7 0 11 2 18 11 5 7 12 12 21 12 31 0 49-40 49-49 0-1-1-3-3-3-3 0-4 2-5 4-7 21-28 26-38 26-6 0-12-1-19-3-10-5-15-6-22-6-3 0-5 0-8 1z"><text:p/></draw:path><draw:path draw:style-name="gr180" draw:text-style-name="P67" svg:width="0.0217in" svg:height="0.0449in" svg:x="2.25in" svg:y="0.0693in" svg:viewBox="0 0 56 115" svg:d="M53 20c2-5 3-6 3-7 0-8-6-13-14-13s-10 7-11 11c-10 31-20 64-30 95 0 1-1 2-1 4s7 5 8 5c2 0 2-1 4-4 13-31 28-61 41-91z"><text:p/></draw:path><draw:path draw:style-name="gr180" draw:text-style-name="P67" svg:width="0.0531in" svg:height="0.0386in" svg:x="2.2457in" svg:y="0.1642in" svg:viewBox="0 0 136 99" svg:d="M107 66c21-21 29-51 29-53 0-3-3-3-4-3-3 0-3 1-4 6-5 15-12 28-21 40-1-4-1-18-2-20-2-23-19-36-41-36-32 0-64 30-64 61 0 20 14 38 41 38 20 0 38-9 51-18 4 16 16 18 22 18 14 0 21-11 21-15 0-3-3-3-4-3-2 0-2 1-3 3-3 8-10 10-13 10-2 0-7 0-8-28zM90 74c-22 17-40 20-49 20-15 0-23-10-23-26 0-6 4-30 15-46 10-12 23-16 30-16 18 0 23 16 25 31 1 9 1 25 2 37z"><text:p/></draw:path><draw:path draw:style-name="gr180" draw:text-style-name="P67" svg:width="0.037in" svg:height="0.0862in" svg:x="2.3118in" svg:y="0.1374in" svg:viewBox="0 0 95 220" svg:d="M95 10c0-4 0-4 0-5 0-3-2-5-5-5-4 0-4 3-5 5-28 69-55 137-83 206-2 3-2 3-2 4 0 4 3 5 5 5 4 0 6-2 7-5 28-68 55-137 83-205z"><text:p/></draw:path><draw:path draw:style-name="gr180" draw:text-style-name="P67" svg:width="0.0382in" svg:height="0.0575in" svg:x="2.3614in" svg:y="0.1453in" svg:viewBox="0 0 98 147" svg:d="M98 106c-3 0-5 0-8 0-1 6-3 18-5 21-2 1-19 1-23 1-13 0-27 0-40 0 23-21 31-27 44-37 17-14 32-27 32-48 0-27-24-43-52-43s-46 19-46 40c0 10 9 12 12 12 5 0 11-4 11-12 0-4-1-11-13-11 7-16 22-21 32-21 23 0 35 17 35 35 0 19-15 34-21 42-18 18-36 35-54 53-2 2-2 2-2 9 31 0 60 0 91 0 3-14 4-27 7-41z"><text:p/></draw:path><draw:path draw:style-name="gr180" draw:text-style-name="P67" svg:width="0.0969in" svg:height="0.1236in" svg:x="2.4358in" svg:y="0in" svg:viewBox="0 0 247 315" svg:d="M100 282c-19-41-37-81-56-122-2-5-3-5-4-5s-2 0-6 2c-10 8-20 15-30 23-4 3-4 4-4 5 0 2 1 4 3 4s7-5 11-7c1-2 7-6 10-8 21 45 42 91 62 136 2 5 4 5 7 5 4 0 5-2 8-6 48-99 95-197 143-296 3-5 3-6 3-7 0-2-3-6-7-6-2 0-4 2-7 7-44 92-89 184-133 275z"><text:p/></draw:path><draw:path draw:style-name="gr180" draw:text-style-name="P67" svg:width="0.4217in" svg:height="0.0047in" svg:x="2.5307in" svg:y="0in" svg:viewBox="0 0 1072 13" svg:d="M536 13c-179 0-358 0-536 0 0-5 0-9 0-13 357 0 715 0 1072 0 0 4 0 8 0 13-179 0-357 0-536 0z"><text:p/></draw:path><draw:path draw:style-name="gr180" draw:text-style-name="P67" svg:width="0.0252in" svg:height="0.0409in" svg:x="2.6157in" svg:y="0.0091in" svg:viewBox="0 0 65 105" svg:d="M41 4c0-4-1-4-7-4-11 10-29 10-31 10-1 0-2 0-3 0 0 3 0 4 0 7 1 0 2 0 3 0 3 0 13-1 23-4 0 26 0 53 0 79 0 4 0 6-17 6-3 0-5 0-8 0 0 3 0 5 0 7 9-1 22-1 32-1 9 0 23 0 32 1 0-2 0-4 0-7-3 0-6 0-8 0-16 0-16-2-16-6 0-29 0-59 0-88z"><text:p/></draw:path><draw:path draw:style-name="gr180" draw:text-style-name="P67" svg:width="0.1646in" svg:height="0.0039in" svg:x="2.5457in" svg:y="0.0606in" svg:viewBox="0 0 419 11" svg:d="M210 11c-70 0-140 0-210 0 0-4 0-7 0-11 140 0 279 0 419 0 0 4 0 7 0 11-70 0-140 0-209 0z"><text:p/></draw:path><draw:path draw:style-name="gr180" draw:text-style-name="P67" svg:width="0.0433in" svg:height="0.0276in" svg:x="2.5512in" svg:y="0.087in" svg:viewBox="0 0 111 71" svg:d="M16 54c-1 4-2 11-2 12 0 3 3 5 6 5s5-1 7-4c1-1 3-9 4-13 5-22 5-22 5-23 2-4 14-26 32-26 9 0 12 5 12 12 0 9-7 25-11 34-1 2-1 4-1 7 0 8 8 13 18 13 17 0 25-20 25-24 0-2-3-2-4-2-3 0-3 1-3 4-3 9-10 17-18 17-4 0-5-2-5-6 0-3 1-5 2-8 3-6 10-25 10-33 0-12-8-19-24-19-14 0-24 9-29 15-1-12-14-15-19-15-16 0-14 16-21 24 0 3 3 3 4 3 2 0 2-1 3-4 3-9 7-18 13-18 5 0 6 6 6 8 0 3-2 9-3 13 0 5-2 11-3 14-1 5-3 9-4 14z"><text:p/></draw:path><draw:path draw:style-name="gr180" draw:text-style-name="P67" svg:width="0.0472in" svg:height="0.0031in" svg:x="2.6102in" svg:y="0.0969in" svg:viewBox="0 0 121 9" svg:d="M114 9c2 0 7 0 7-5 0-4-5-4-7-4-36 0-71 0-107 0-2 0-7 0-7 4 0 5 5 5 7 5 36 0 71 0 107 0z"><text:p/></draw:path><draw:path draw:style-name="gr180" draw:text-style-name="P67" svg:width="0.0256in" svg:height="0.0409in" svg:x="2.6768in" svg:y="0.0724in" svg:viewBox="0 0 66 105" svg:d="M41 4c0-4 0-4-6-4-12 10-29 10-32 10-1 0-2 0-3 0 0 3 0 4 0 7 1 0 2 0 3 0 3 0 14-1 23-4 0 26 0 52 0 78 0 5 0 7-17 7-3 0-4 0-7 0 0 3 0 5 0 7 8-1 22-1 31-1s24 0 33 1c0-2 0-4 0-7-3 0-6 0-8 0-17 0-17-2-17-7 0-29 0-58 0-87z"><text:p/></draw:path><draw:path draw:style-name="gr180" draw:text-style-name="P67" svg:width="0.0906in" svg:height="0.0862in" svg:x="2.7488in" svg:y="0.0193in" svg:viewBox="0 0 231 220" svg:d="M105 114c3-2 3-2 3-3s0-2-2-4c-26-32-52-64-78-96 32 0 64 0 96 0 33 0 50 4 53 5 20 6 39 18 47 37 3 0 5 0 7 0-7-18-13-35-20-53-68 0-136 0-204 0-5 0-5 0-6 1s-1 1-1 7c30 36 59 73 89 109-29 32-57 65-86 97-3 2-3 3-3 4 0 2 3 2 7 2 68 0 136 0 204 0 7-19 13-37 20-56-2 0-4 0-7 0-8 20-27 32-43 37-5 0-21 6-55 6s-68 0-103 0c27-32 55-62 82-93z"><text:p/></draw:path><draw:path draw:style-name="gr180" draw:text-style-name="P67" svg:width="0.0094in" svg:height="0.0094in" svg:x="2.8736in" svg:y="0.0744in" svg:viewBox="0 0 25 25" svg:d="M25 13c0-9-6-13-12-13-8 0-13 5-13 13s6 12 13 12 12-6 12-12z"><text:p/></draw:path><draw:path draw:style-name="gr180" draw:text-style-name="P67" svg:width="0.0098in" svg:height="0.0094in" svg:x="2.9031in" svg:y="0.0744in" svg:viewBox="0 0 26 25" svg:d="M26 13c0-9-7-13-12-13-8 0-14 5-14 13s7 12 13 12c8 0 13-6 13-12z"><text:p/></draw:path><draw:path draw:style-name="gr180" draw:text-style-name="P67" svg:width="0.0094in" svg:height="0.0094in" svg:x="2.9327in" svg:y="0.0744in" svg:viewBox="0 0 25 25" svg:d="M25 13c0-9-6-13-12-13-8 0-13 5-13 13s6 12 13 12 12-6 12-12z"><text:p/></draw:path><draw:path draw:style-name="gr180" draw:text-style-name="P67" svg:width="0.5256in" svg:height="0.0047in" svg:x="2.4268in" svg:y="0.1287in" svg:viewBox="0 0 1336 13" svg:d="M668 13c-222 0-446 0-668 0 0-5 0-9 0-13 446 0 890 0 1336 0 0 4 0 8 0 13-223 0-446 0-668 0z"><text:p/></draw:path><draw:path draw:style-name="gr180" draw:text-style-name="P67" svg:width="0.0752in" svg:height="0.0866in" svg:x="2.6264in" svg:y="0.1429in" svg:viewBox="0 0 192 221" svg:d="M77 197c-14-29-29-58-44-86-1-2-1-3-3-3-1 0-1 0-3 1-8 5-16 11-24 16-3 2-3 3-3 4s1 3 3 3c1 0 2 0 4-2 3-2 9-7 12-9 16 32 32 64 49 97 0 2 1 3 4 3 2 0 5 0 7-4 37-69 74-138 111-207 2-3 2-4 2-5 0-3-3-5-6-5-2 0-4 2-5 4-34 64-69 128-104 193z"><text:p/></draw:path><draw:path draw:style-name="gr180" draw:text-style-name="P67" svg:width="0.061in" svg:height="0.0039in" svg:x="2.7in" svg:y="0.1429in" svg:viewBox="0 0 156 11" svg:d="M77 11c-26 0-51 0-77 0 0-4 0-7 0-11 52 0 104 0 156 0 0 4 0 7 0 11-26 0-52 0-79 0z"><text:p/></draw:path><draw:path draw:style-name="gr180" draw:text-style-name="P67" svg:width="0.0528in" svg:height="0.039in" svg:x="2.7039in" svg:y="0.172in" svg:viewBox="0 0 135 100" svg:d="M17 84c-1 2-3 8-3 9 0 4 5 7 8 7 4 0 8-4 9-6s2-9 3-13c2-4 4-14 6-20 1-4 2-10 3-14 3-9 3-11 9-20 7-9 17-21 34-21 13 0 13 11 13 16 0 13-10 37-13 46-2 7-3 9-3 13 0 12 9 19 21 19 22 0 31-31 31-34s-3-3-4-3c-2 0-2 2-3 4-6 18-15 27-24 27-4 0-5-3-5-9 0-4 1-7 5-18 2-6 11-29 11-42 0-21-17-25-29-25-18 0-30 12-36 20-2-16-16-20-25-20s-14 7-17 12c-4 8-8 20-8 22 0 3 3 2 4 3 3 0 3-1 5-7 3-13 7-24 16-24 6 0 7 5 7 11 0 5-1 12-3 18-2 5-4 15-6 20-1 10-4 19-6 29z"><text:p/></draw:path></draw:g></draw:g></text:span><text:span text:style-name="T59"><text:s/></text:span><text:span text:style-name="T53">Pak </text:span><text:span text:style-name="T53"><draw:g text:anchor-type="as-char" svg:y="-0.0929in" draw:z-index="157" draw:name="Shape173" draw:style-name="gr178"><svg:title>TexMaths</svg:title><svg:desc>9§inline§P(\vartheta \in C_n) = 1- \alpha§svg§600§FALSE§</svg:desc><draw:g draw:style-name="gr2"><draw:path draw:style-name="gr179" draw:text-style-name="P66" svg:width="1.0189in" svg:height="0.1106in" svg:x="0.002in" svg:y="0.0067in" svg:viewBox="0 0 2589 282" svg:d="M1295 282c-432 0-863 0-1295 0 0-94 0-188 0-282 863 0 1726 0 2589 0 0 94 0 188 0 282-431 0-862 0-1294 0z"><text:p/></draw:path><draw:path draw:style-name="gr180" draw:text-style-name="P67" svg:width="0.0886in" svg:height="0.0839in" svg:x="0.0004in" svg:y="0.0087in" svg:viewBox="0 0 226 214" svg:d="M84 115c18 0 35 0 53 0 45 0 89-32 89-67 0-25-21-48-62-48-34 0-69 0-103 0-6 0-9 0-9 5s3 5 9 5c4 0 10 0 14 0 4 1 7 2 7 5 0 1-1 2-2 7-14 55-28 112-42 168-3 11-4 14-29 14-5 0-9 0-9 6 0 4 4 4 5 4 9 0 31-1 40-1 7 0 14 0 21 0 6 0 13 1 20 1 2 0 7 0 7-6 0-4-4-4-9-4-12 0-21 0-21-5 0-2 1-4 1-6 6-26 13-52 20-78zM106 22c3-11 4-12 17-12 10 0 21 0 31 0 26 0 42 8 42 30 0 12-6 39-18 51-16 13-35 16-48 16-16 0-30 0-45 0 7-29 14-57 21-85z"><text:p/></draw:path><draw:path draw:style-name="gr180" draw:text-style-name="P67" svg:width="0.0287in" svg:height="0.1236in" svg:x="0.1051in" svg:y="0in" svg:viewBox="0 0 74 315" svg:d="M74 311c0-1 0-1-6-6-39-41-49-100-49-148 0-55 12-109 50-148 5-5 5-5 5-5 0-3-1-4-4-4-2 0-31 22-49 62-16 34-21 69-21 95 0 25 4 62 22 98 19 39 46 60 48 60 3 0 4-1 4-4z"><text:p/></draw:path><draw:path draw:style-name="gr180" draw:text-style-name="P67" svg:width="0.0657in" svg:height="0.0882in" svg:x="0.1449in" svg:y="0.0055in" svg:viewBox="0 0 168 225" svg:d="M153 110c6-26 6-43 6-47 0-12-1-63-35-63-26 0-47 33-47 58 0 30 30 45 52 53-7 28-12 46-22 67-4 9-20 40-39 40-21 0-23-17-23-26 0-8 3-18 5-24 1-8 3-15 6-24 1-6 3-11 3-15 2-6 3-12 3-18 0-18-14-28-29-28s-19 12-23 18c-5 10-10 29-10 30 0 4 4 4 5 4 2 0 3-1 5-7 5-23 12-38 22-38 6 0 10 3 10 14 0 7-4 25-7 36-1 6-3 16-5 23-3 9-5 17-5 26 0 29 22 36 43 36 34 0 67-50 83-108 4 0 13 3 15 3 1 0 2-1 2-4s-1-4-6-5c-3 0-6-1-9-1zM131 103c-16-5-45-17-45-45 0-20 16-51 37-51 8 0 17 5 17 37 0 20-5 41-9 59z"><text:p/></draw:path><draw:path draw:style-name="gr180" draw:text-style-name="P67" svg:width="0.0618in" svg:height="0.0713in" svg:x="0.2598in" svg:y="0.026in" svg:viewBox="0 0 158 182" svg:d="M147 98c5 0 11-1 11-7 0-7-6-6-11-6-45 0-89 0-134 0 3-42 40-72 84-72 16 0 34 0 50 0 5 0 11 0 11-7 0-6-6-6-11-6-16 0-34 0-50 0-54 0-97 40-97 91 0 50 43 91 97 91 16 0 34 0 50 0 5 0 11 0 11-7 0-5-6-5-11-5-16 0-34 0-50 0-44 0-81-31-84-72 45 0 89 0 134 0z"><text:p/></draw:path><draw:path draw:style-name="gr180" draw:text-style-name="P67" svg:width="0.0882in" svg:height="0.0894in" svg:x="0.3732in" svg:y="0.0055in" svg:viewBox="0 0 225 228" svg:d="M225 3c0-1-1-3-4-3 0 0-1 0-5 4-7 8-14 16-22 24-2-5-17-28-52-28-71 0-142 69-142 143 0 51 38 85 86 85 27 0 52-12 68-27 30-26 35-54 35-54 0-4-3-3-4-4-1 0-3 1-4 4-3 9-10 30-32 48s-42 23-58 23c-29 0-62-16-62-64 0-18 6-69 39-106 18-23 48-38 76-38 32 0 51 24 51 61 0 13-1 12-1 15s4 4 5 4c4 0 4-1 5-6 8-27 14-54 21-81z"><text:p/></draw:path><draw:path draw:style-name="gr180" draw:text-style-name="P67" svg:width="0.0531in" svg:height="0.0386in" svg:x="0.4602in" svg:y="0.0732in" svg:viewBox="0 0 136 99" svg:d="M17 83c-1 2-2 5-3 9 0 5 5 7 9 7 3 0 7-3 8-5 1-1 2-9 4-13 1-5 4-14 5-21 1-4 2-9 3-14 3-9 3-11 10-20 6-9 16-21 33-21 13 0 13 12 13 17 0 12-10 37-13 46-2 7-3 8-3 12 0 12 10 19 21 19 22 0 32-31 32-33 0-4-3-3-4-4-3 0-3 2-4 5-6 17-15 26-24 26-4 0-5-3-5-8s1-8 5-18c2-7 11-30 11-43 0-20-17-24-29-24-18 0-30 11-36 20-2-16-15-20-24-20-10 0-15 6-18 12-4 8-8 20-8 21 0 3 3 2 4 3 3 0 3 0 5-6 4-14 7-25 16-25 6 0 7 6 7 11s-1 13-3 19c-2 5-4 14-5 20-2 9-4 18-7 28z"><text:p/></draw:path><draw:path draw:style-name="gr180" draw:text-style-name="P67" svg:width="0.0283in" svg:height="0.1236in" svg:x="0.5307in" svg:y="0in" svg:viewBox="0 0 73 315" svg:d="M73 157c0-24-3-62-21-98-19-38-46-59-49-59-2 0-3 2-3 4l6 7c31 30 49 81 49 146 0 53-12 109-50 149-5 4-5 4-5 5 0 2 1 4 3 4 3 0 32-22 50-62 16-35 20-70 20-96z"><text:p/></draw:path><draw:path draw:style-name="gr180" draw:text-style-name="P67" svg:width="0.0827in" svg:height="0.0291in" svg:x="0.6138in" svg:y="0.0472in" svg:viewBox="0 0 211 75" svg:d="M200 13c4 0 11 0 11-7 0-6-7-6-11-6-63 0-127 0-190 0-4 0-10 0-10 6 0 7 6 7 11 7 63 0 126 0 189 0zM200 75c4 0 11 0 11-7s-7-7-11-7c-63 0-126 0-189 0-5 0-11 0-11 7s6 7 10 7c63 0 127 0 190 0z"><text:p/></draw:path><draw:path draw:style-name="gr180" draw:text-style-name="P67" svg:width="0.0406in" svg:height="0.0819in" svg:x="0.7488in" svg:y="0.0106in" svg:viewBox="0 0 104 209" svg:d="M65 8c0-8 0-8-7-8-19 20-47 20-58 20 0 3 0 6 0 10 6 0 25 0 41-8 0 54 0 107 0 161 0 12 0 16-28 16-4 0-8 0-11 0 0 3 0 7 0 10 12-1 39-1 51-1 13 0 41 0 51 1 0-3 0-7 0-10-3 0-6 0-9 0-29 0-30-4-30-16 0-58 0-116 0-175z"><text:p/></draw:path><draw:path draw:style-name="gr180" draw:text-style-name="P67" svg:width="0.076in" svg:height="0.0047in" svg:x="0.8382in" svg:y="0.0598in" svg:viewBox="0 0 194 13" svg:d="M182 13c5 0 12 0 12-7 0-6-7-6-12-6-57 0-114 0-171 0-6 0-11 0-11 6 0 7 5 7 11 7 57 0 114 0 171 0z"><text:p/></draw:path><draw:path draw:style-name="gr180" draw:text-style-name="P67" svg:width="0.0693in" svg:height="0.0559in" svg:x="0.9579in" svg:y="0.0382in" svg:viewBox="0 0 177 143" svg:d="M138 65c0-50-30-65-53-65-44 0-85 45-85 90 0 29 19 53 51 53 20 0 43-7 67-26 4 16 14 26 29 26 16 0 26-17 26-23 0-1-2-2-4-2s-3 1-4 2c-6 16-12 10-17 16-10 0-10-25-10-32s0-8 2-11c30-37 25-50 37-74 0-1-1-4-3-4-4 0-4 1-6 7-5 20-16 44-30 63 0-8 0-14 0-20zM116 108c-28 24-52 28-65 28-19 0-28-14-28-34 0-16 9-50 18-66 16-23 33-29 44-29 31 0 31 42 31 66 0 12 0 29 0 35z"><text:p/></draw:path></draw:g></draw:g></text:span><text:span text:style-name="T53"><text:s/></text:span><text:span text:style-name="T68">Dk. Pomoc</text:span><text:span text:style-name="T53">í CLV.</text:span></text:p>
      <text:p text:style-name="P42"><text:span text:style-name="T43">-Linearni regrese: data: </text:span><text:span text:style-name="T43"><draw:g text:anchor-type="as-char" svg:y="-0.0929in" draw:z-index="161" draw:name="Shape174" draw:style-name="gr178"><svg:title>TexMaths</svg:title><svg:desc>9§inline§(x_i; y_i)§svg§600§FALSE§</svg:desc><draw:g draw:style-name="gr2"><draw:path draw:style-name="gr179" draw:text-style-name="P66" svg:width="0.3417in" svg:height="0.1102in" svg:x="0.0004in" svg:y="0.0063in" svg:viewBox="0 0 869 281" svg:d="M0 0c289 0 579 0 869 0 0 93 0 188 0 281-290 0-580 0-869 0 0-93 0-188 0-281z"><text:p/></draw:path><draw:path draw:style-name="gr180" draw:text-style-name="P67" svg:width="0.0283in" svg:height="0.1232in" svg:x="0.0067in" svg:y="0in" svg:viewBox="0 0 73 314" svg:d="M73 310c0-1 0-1-5-6-40-40-50-99-50-147 0-55 12-109 51-149 4-4 4-4 4-5 0-2-1-3-3-3-3 0-31 22-50 61-16 35-20 70-20 96 0 24 4 62 21 97 19 39 46 60 49 60 2 0 3-1 3-4z"><text:p/></draw:path><draw:path draw:style-name="gr180" draw:text-style-name="P67" svg:width="0.0618in" svg:height="0.0555in" svg:x="0.0465in" svg:y="0.0382in" svg:viewBox="0 0 158 142" svg:d="M96 44c2-8 9-38 32-38 1 0 9 0 15 5-9 2-15 10-15 17 0 5 4 11 13 11 6 0 17-6 17-18 0-17-19-21-30-21-18 0-30 16-33 23-8-20-26-23-35-23-32 0-50 40-50 49 0 2 3 2 4 2 2 0 3-1 3-3 11-34 33-42 43-42 6 0 17 4 17 22 0 10-5 30-17 74-5 20-16 34-30 34-2 0-9 0-16-5 8-2 15-8 15-17 0-8-7-11-12-11-9 0-17 8-17 18 0 15 15 21 30 21 20 0 32-22 33-23 4 11 15 23 34 23 33 0 51-40 51-49 0-2-3-2-4-2-3 0-3 1-4 3-11 34-32 42-43 42s-17-11-17-21c0-7 2-14 6-28 3-14 7-29 10-43z"><text:p/></draw:path><draw:path draw:style-name="gr180" draw:text-style-name="P67" svg:width="0.026in" svg:height="0.0575in" svg:x="0.1181in" svg:y="0.0547in" svg:viewBox="0 0 67 147" svg:d="M61 8c0-4-2-8-9-8-5 0-12 5-12 12 0 3 3 8 9 8s12-7 12-12zM16 120c-1 3-2 5-2 9 0 10 9 18 21 18 23 0 32-29 32-33 0-3-3-3-4-3-3 0-3 1-4 4-5 18-15 27-23 27-4 0-5-4-5-8 0-5 1-9 2-14 3-6 6-12 8-18 2-5 9-25 10-27 1-3 2-6 2-8 0-10-9-18-21-18-22 0-32 29-32 33 0 3 3 3 4 3 3 0 3-1 3-3 7-19 16-27 25-27 3 0 5 2 5 7s-2 9-7 23c-5 11-9 23-14 35z"><text:p/></draw:path><draw:path draw:style-name="gr180" draw:text-style-name="P67" svg:width="0.0134in" svg:height="0.0764in" svg:x="0.1657in" svg:y="0.0402in" svg:viewBox="0 0 35 195" svg:d="M34 16c0-9-8-16-17-16s-17 7-17 16 8 17 17 17 17-8 17-17zM28 132c0 8 0 33-20 56-3 2-3 3-3 3 0 3 2 4 4 4 3 0 26-25 26-61 0-9-1-32-18-32-11 0-17 9-17 17s5 17 17 17c2 0 3 0 3-1 2 0 5-1 8-3z"><text:p/></draw:path><draw:path draw:style-name="gr180" draw:text-style-name="P67" svg:width="0.0567in" svg:height="0.0791in" svg:x="0.2142in" svg:y="0.0382in" svg:viewBox="0 0 145 202" svg:d="M144 19c1-5 1-5 1-7 0-6-4-8-9-8-3 0-8 1-11 6-1 2-3 12-4 17-2 8-5 16-7 25-4 19-9 38-14 57-1 4-14 27-35 27-16 0-20-15-20-26 0-15 5-34 16-61 5-14 7-18 7-24 0-13-11-25-27-25-29 0-41 46-41 49 0 2 3 2 4 2 2 0 3-1 4-5 9-30 22-40 33-40 2 0 8 0 8 11 0 7-4 16-6 22-12 33-19 51-19 66 0 28 20 37 39 37 13 0 24-5 33-13-5 16-9 30-21 46-8 11-21 21-35 21-5 0-19-2-25-14 6 0 10 0 15-3 2-4 6-7 6-14 0-9-9-9-12-9-7 0-18 4-18 19 0 16 14 27 34 27 32 0 65-28 74-63 9-40 20-81 30-120z"><text:p/></draw:path><draw:path draw:style-name="gr180" draw:text-style-name="P67" svg:width="0.0264in" svg:height="0.0575in" svg:x="0.2756in" svg:y="0.0547in" svg:viewBox="0 0 68 147" svg:d="M61 8c0-4-2-8-9-8-5 0-11 5-11 12 0 3 2 8 8 8 7 0 12-7 12-12zM16 120c-1 3-2 5-2 9 0 10 9 18 21 18 23 0 33-29 33-33 0-3-3-2-4-3-4 0-4 1-5 4-5 18-14 27-23 27-4 0-5-4-5-8 0-5 1-9 3-14 2-6 5-12 7-18 2-5 10-25 11-27 0-3 1-6 1-8 0-10-9-18-21-18-22 0-32 29-32 33 0 3 3 2 4 3 3 0 3-1 4-3 6-19 15-27 24-27 3 0 5 2 5 7s-1 9-6 23c-5 11-10 23-15 35z"><text:p/></draw:path><draw:path draw:style-name="gr180" draw:text-style-name="P67" svg:width="0.0283in" svg:height="0.1232in" svg:x="0.3201in" svg:y="0in" svg:viewBox="0 0 73 314" svg:d="M73 157c0-24-4-63-21-98-19-38-46-59-49-59-2 0-3 1-3 3 0 1 0 1 5 8 32 30 50 81 50 146 0 53-12 108-51 149-4 3-4 3-4 4 0 3 1 4 3 4 3 0 31-22 50-61 16-35 20-71 20-96z"><text:p/></draw:path></draw:g></draw:g></text:span><text:span text:style-name="T43"><text:s/>pro </text:span><text:span text:style-name="T43"><draw:g text:anchor-type="as-char" svg:y="-0.0835in" draw:z-index="162" draw:name="Shape175" draw:style-name="gr178"><svg:title>TexMaths</svg:title><svg:desc>9§inline§i = 1...n§svg§600§FALSE§</svg:desc><draw:g draw:style-name="gr2"><draw:path draw:style-name="gr179" draw:text-style-name="P66" svg:width="0.4319in" svg:height="0.0701in" svg:x="0.0035in" svg:y="0.0063in" svg:viewBox="0 0 1098 179" svg:d="M0 0c366 0 732 0 1098 0 0 60 0 119 0 179-366 0-732 0-1098 0 0-60 0-119 0-179z"><text:p/></draw:path><draw:path draw:style-name="gr180" draw:text-style-name="P67" svg:width="0.0327in" svg:height="0.0823in" svg:x="0.0004in" svg:y="0.0008in" svg:viewBox="0 0 84 210" svg:d="M81 11c0-7-5-11-12-11-9 0-17 8-17 16 0 6 5 12 12 12s17-7 17-17zM57 128c3-9 3-10 7-18 3-5 3-10 3-16 0-14-9-26-25-26-29 0-42 45-42 48s3 2 4 3c3 0 3-1 5-5 8-29 22-39 31-39 3 0 9 0 9 10 0 7-2 14-4 17-2 7-16 43-22 57-2 8-7 18-7 25 0 15 11 26 26 26 30 0 42-46 42-49 0-2-3-2-4-2-4 0-4 0-5 5-6 20-16 38-32 38-5 0-8-2-8-9 0-9 2-13 9-32 5-11 8-21 13-33z"><text:p/></draw:path><draw:path draw:style-name="gr180" draw:text-style-name="P67" svg:width="0.0827in" svg:height="0.0283in" svg:x="0.0811in" svg:y="0.0362in" svg:viewBox="0 0 211 73" svg:d="M200 13c4 0 11 0 11-7 0-6-7-6-11-6-63 0-126 0-189 0-5 0-11 0-11 6 0 7 6 7 11 7 63 0 126 0 189 0zM200 73c4 0 11 0 11-6s-7-6-11-6c-63 0-126 0-189 0-5 0-11 0-11 6s6 6 11 6c63 0 126 0 189 0z"><text:p/></draw:path><draw:path draw:style-name="gr180" draw:text-style-name="P67" svg:width="0.0406in" svg:height="0.0815in" svg:x="0.2165in" svg:y="0in" svg:viewBox="0 0 104 208" svg:d="M65 8c0-7 0-8-7-8-19 20-47 20-58 20 0 3 0 6 0 10 7 0 25 0 41-9 0 54 0 108 0 162 0 11-1 15-28 15-4 0-7 0-10 0 0 3 0 6 0 10 10-1 37-1 50-1s41 0 51 1c0-4 0-7 0-10-3 0-6 0-10 0-27 0-29-4-29-15 0-59 0-117 0-175z"><text:p/></draw:path><draw:path draw:style-name="gr180" draw:text-style-name="P67" svg:width="0.0126in" svg:height="0.0126in" svg:x="0.2783in" svg:y="0.0689in" svg:viewBox="0 0 33 33" svg:d="M33 17c0-10-7-17-16-17-10 0-17 7-17 17 0 9 7 16 17 16 9 0 16-7 16-16z"><text:p/></draw:path><draw:path draw:style-name="gr180" draw:text-style-name="P67" svg:width="0.0126in" svg:height="0.0126in" svg:x="0.313in" svg:y="0.0689in" svg:viewBox="0 0 33 33" svg:d="M33 17c0-10-8-17-17-17s-16 7-16 17c0 9 7 16 16 16s17-7 17-16z"><text:p/></draw:path><draw:path draw:style-name="gr180" draw:text-style-name="P67" svg:width="0.0126in" svg:height="0.0126in" svg:x="0.3472in" svg:y="0.0689in" svg:viewBox="0 0 33 33" svg:d="M33 17c0-10-7-17-16-17s-17 7-17 17c0 9 8 16 17 16s16-7 16-16z"><text:p/></draw:path><draw:path draw:style-name="gr180" draw:text-style-name="P67" svg:width="0.0669in" svg:height="0.0551in" svg:x="0.3748in" svg:y="0.0276in" svg:viewBox="0 0 171 141" svg:d="M18 119c-1 5-3 13-3 14 0 6 5 8 9 8 5 0 10-2 12-8 1-1 4-16 6-24 3-9 5-18 7-27 2-7 4-14 6-21 1-5 3-14 3-15 6-10 22-39 53-39 13 0 17 12 17 23 0 18-16 59-21 72-3 6-4 10-4 14 0 15 11 25 27 25 29 0 41-44 41-47s-3-3-4-3c-3 0-3 1-4 6-7 20-17 37-33 37-5 0-8-2-8-10s3-15 7-21c5-17 19-51 19-69 0-21-14-34-36-34-29 0-45 21-50 28-2-18-14-28-29-28s-20 13-24 18c-5 11-9 29-9 30 0 4 3 4 4 4 2 0 3-1 5-7 5-23 12-38 22-38 8 0 10 5 10 14 0 8-1 10-4 27-6 24-13 48-19 71z"><text:p/></draw:path></draw:g></draw:g></text:span><text:span text:style-name="T43">, cil: </text:span><text:span text:style-name="T43"><draw:g text:anchor-type="as-char" svg:y="-0.0874in" draw:z-index="163" draw:name="Shape176" draw:style-name="gr178"><svg:title>TexMaths</svg:title><svg:desc>9§inline§y=\vartheta_1x + \vartheta_0§svg§600§FALSE§</svg:desc><draw:g draw:style-name="gr2"><draw:path draw:style-name="gr179" draw:text-style-name="P66" svg:width="0.689in" svg:height="0.0996in" svg:x="0.0035in" svg:y="0.0063in" svg:viewBox="0 0 1751 254" svg:d="M0 0c584 0 1167 0 1751 0 0 85 0 169 0 254-584 0-1167 0-1751 0 0-85 0-169 0-254z"><text:p/></draw:path><draw:path draw:style-name="gr180" draw:text-style-name="P67" svg:width="0.0571in" svg:height="0.0795in" svg:x="0.0004in" svg:y="0.0327in" svg:viewBox="0 0 146 203" svg:d="M145 20c1-5 1-6 1-7 0-7-5-9-9-9s-8 1-11 6c-1 2-4 12-5 17-2 8-4 17-6 25-4 19-10 38-14 57-2 5-16 27-36 27-16 0-20-14-20-25 0-15 5-34 16-62 6-13 6-17 6-23 0-14-9-26-25-26-30 0-42 46-42 49s3 1 4 3c3 0 3-1 5-6 9-30 22-39 31-39 3 0 9 0 9 10 0 8-3 16-6 23-12 33-18 51-18 65 0 28 20 38 39 38 12 0 22-5 31-14-3 15-8 31-20 47-8 11-20 20-35 20-4 0-18-1-24-12 6 0 9 0 14-5 3-3 6-6 6-12 0-10-8-11-12-11-7 0-17 4-17 20s14 27 33 27c33 0 65-28 74-63 10-41 21-81 31-120z"><text:p/></draw:path><draw:path draw:style-name="gr180" draw:text-style-name="P67" svg:width="0.0827in" svg:height="0.0291in" svg:x="0.1039in" svg:y="0.0417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657in" svg:height="0.0882in" svg:x="0.2319in" svg:y="0in" svg:viewBox="0 0 168 225" svg:d="M153 110c6-26 6-43 6-47 0-12-2-63-35-63-27 0-47 33-47 58 0 30 30 46 52 53-7 29-12 46-23 67-3 9-19 40-38 40-21 0-23-16-23-25 0-8 3-18 4-26 2-8 4-15 6-23 2-5 3-11 4-15 1-6 3-12 3-17 0-19-14-29-29-29-14 0-20 12-23 18-6 11-10 29-10 30 0 4 4 4 4 4 3 0 3-1 5-7 5-23 12-38 23-38 6 0 10 3 10 14 0 8-4 25-7 36-1 5-4 16-5 22-3 10-5 18-5 27 0 30 22 36 42 36 34 0 68-49 84-108 3 0 13 3 15 3 0 0 2-1 2-4s-2-3-6-4c-3-1-6-2-9-2zM130 104c-15-6-45-18-45-46 0-20 17-51 38-51 8 0 17 5 17 37 0 21-5 42-10 60z"><text:p/></draw:path><draw:path draw:style-name="gr180" draw:text-style-name="P67" svg:width="0.0311in" svg:height="0.0571in" svg:x="0.3114in" svg:y="0.0484in" svg:viewBox="0 0 80 146" svg:d="M49 6c0-6 0-6-6-6-14 14-34 13-43 13 0 3 0 6 0 9 5 0 20 0 31-7 0 38 0 76 0 114 0 7 0 10-21 10-3 0-6 0-9 0 0 2 0 4 0 7 4-1 31-1 39-1s36 0 40 1c0-3 0-5 0-7-3 0-5 0-8 0-23 0-23-3-23-10 0-42 0-82 0-123z"><text:p/></draw:path><draw:path draw:style-name="gr180" draw:text-style-name="P67" svg:width="0.0614in" svg:height="0.0559in" svg:x="0.361in" svg:y="0.0327in" svg:viewBox="0 0 157 143" svg:d="M96 44c2-8 9-37 31-37 2 0 10 0 16 4-9 2-15 10-15 17 0 5 3 12 12 12 7 0 17-7 17-19 0-16-18-21-29-21-19 0-30 17-34 24-8-20-25-24-34-24-33 0-51 41-51 49 0 3 4 3 4 3 2 0 4-1 4-3 11-34 32-42 42-42 7 0 17 3 17 21 0 10-5 31-17 76-4 19-16 32-29 32-2 0-9 0-17-4 9-1 16-8 16-17s-7-11-12-11c-10 0-17 9-17 18 0 15 15 21 30 21 20 0 31-22 32-24 5 12 15 24 34 24 34 0 52-40 52-48 0-3-4-3-5-3-3 0-3 1-4 3-10 34-32 41-42 41-12 0-17-10-17-21 0-7 2-13 5-28 4-14 8-28 11-43z"><text:p/></draw:path><draw:path draw:style-name="gr180" draw:text-style-name="P67" svg:width="0.0823in" svg:height="0.0819in" svg:x="0.463in" svg:y="0.015in" svg:viewBox="0 0 210 209" svg:d="M112 112c29 0 58 0 88 0 4 0 10 0 10-7s-6-7-10-7c-30 0-59 0-88 0 0-30 0-58 0-88 0-5 0-10-7-10-6 0-6 5-6 10 0 30 0 58 0 88-30 0-59 0-89 0-4 0-10 0-10 7s6 7 10 7c30 0 59 0 89 0 0 28 0 58 0 87 0 4 0 10 6 10 7 0 7-6 7-10 0-29 0-59 0-87z"><text:p/></draw:path><draw:path draw:style-name="gr180" draw:text-style-name="P67" svg:width="0.0654in" svg:height="0.0882in" svg:x="0.5843in" svg:y="0in" svg:viewBox="0 0 167 225" svg:d="M152 110c6-26 6-43 6-47 0-12-1-63-35-63-26 0-47 33-47 58 0 30 30 46 53 53-8 29-13 46-23 67-4 9-20 40-39 40-20 0-23-16-23-25 0-8 3-18 5-26 1-8 3-15 6-23 1-5 3-11 3-15 2-6 3-12 3-17 0-19-14-29-29-29s-19 12-23 18c-5 11-9 29-9 30 0 4 3 4 4 4 2 0 3-1 5-7 5-23 12-38 22-38 6 0 10 3 10 14 0 8-4 25-7 36-1 5-3 16-5 22-3 10-5 18-5 27 0 30 23 36 43 36 34 0 67-49 83-108 4 0 13 3 15 3 1 0 2-1 2-4s-1-3-6-4c-3-1-6-2-9-2zM130 104c-16-6-45-18-45-46 0-20 16-51 38-51 7 0 16 5 16 37 0 21-5 42-9 60z"><text:p/></draw:path><draw:path draw:style-name="gr180" draw:text-style-name="P67" svg:width="0.0402in" svg:height="0.0587in" svg:x="0.6587in" svg:y="0.0484in" svg:viewBox="0 0 103 150" svg:d="M103 76c0-25-3-42-14-57-6-10-20-19-38-19-51 0-51 59-51 76 0 15 0 74 51 74 52 0 52-58 52-74zM51 144c-10 0-23-5-28-23-3-13-3-32-3-48s0-32 3-45c5-17 19-22 28-22 12 0 24 8 27 20 4 12 5 28 5 47 0 16 0 33-4 47-3 20-19 24-28 24z"><text:p/></draw:path></draw:g></draw:g></text:span><text:span text:style-name="T43"><text:s/>merime pomocí kvadratické odchylky </text:span><text:span text:style-name="T43"><draw:g text:anchor-type="as-char" svg:y="-0.102in" draw:z-index="164" draw:name="Shape177" draw:style-name="gr178"><svg:title>TexMaths</svg:title><svg:desc>9§inline§\sum^n(y_i - (\vartheta_0 + \vartheta_1x))^2§svg§600§FALSE§</svg:desc><draw:g draw:style-name="gr2"><draw:path draw:style-name="gr179" draw:text-style-name="P66" svg:width="1.1602in" svg:height="0.1205in" svg:x="0.0004in" svg:y="0.0067in" svg:viewBox="0 0 2948 307" svg:d="M1475 307c-492 0-984 0-1475 0 0-102 0-204 0-307 983 0 1965 0 2948 0 0 103 0 205 0 307-491 0-983 0-1473 0z"><text:p/></draw:path><draw:path draw:style-name="gr180" draw:text-style-name="P67" svg:width="0.1169in" svg:height="0.1236in" svg:x="0.0012in" svg:y="0.0098in" svg:viewBox="0 0 298 315" svg:d="M115 169c-38 46-75 92-112 137-2 4-3 5-3 6 0 3 3 3 9 3 87 0 175 0 262 0 9-26 18-52 27-78-3 0-6 0-8 0-7 24-29 42-56 51-5 2-27 10-73 10-45 0-90 0-135 0 37-45 73-90 110-135 3-3 3-3 3-4 0-2 0-2-2-5-34-48-69-95-103-141 42 0 84 0 125 0 36 0 109 2 131 61 2 0 5 0 8 0-9-24-18-50-27-74-87 0-175 0-262 0-9 0-9 1-9 11 39 52 76 105 115 158z"><text:p/></draw:path><draw:path draw:style-name="gr180" draw:text-style-name="P67" svg:width="0.0528in" svg:height="0.0386in" svg:x="0.1299in" svg:y="0.002in" svg:viewBox="0 0 135 99" svg:d="M16 84c-1 3-2 8-2 9 0 4 4 6 8 6 3 0 7-3 9-4 1-2 2-9 3-14 1-4 4-14 5-20 1-5 2-10 4-15 2-9 3-11 9-20s16-20 33-20c13 0 13 11 13 16 0 13-9 37-13 47-2 6-3 8-3 11 0 12 10 19 21 19 22 0 32-30 32-33s-3-3-4-3c-2 0-3 1-4 4-5 18-15 27-24 27-4 0-5-4-5-8 0-6 1-8 5-18 3-7 12-30 12-43 0-21-17-25-29-25-19 0-30 11-37 20-1-15-15-20-24-20-10 0-14 6-17 12-5 8-8 20-8 21 0 4 3 4 4 4 2 0 3-1 4-7 4-13 8-24 16-24 7 0 7 5 7 11 0 4-2 12-3 18-2 6-4 15-5 20-2 9-4 19-7 29z"><text:p/></draw:path><draw:path draw:style-name="gr180" draw:text-style-name="P67" svg:width="0.0287in" svg:height="0.1236in" svg:x="0.2055in" svg:y="0.0098in" svg:viewBox="0 0 74 315" svg:d="M74 312c0-1 0-1-6-6-39-41-50-100-50-147 0-55 13-110 51-150 5-4 5-4 5-5 0-3-2-4-4-4-3 0-31 22-50 62-16 34-20 70-20 97 0 23 4 61 21 97 19 39 46 59 49 59 2 0 4 0 4-3z"><text:p/></draw:path><draw:path draw:style-name="gr180" draw:text-style-name="P67" svg:width="0.0571in" svg:height="0.0799in" svg:x="0.2453in" svg:y="0.0484in" svg:viewBox="0 0 146 204" svg:d="M145 20c1-5 1-6 1-7 0-7-5-9-9-9s-8 1-11 7c-1 1-4 11-5 16-2 9-4 17-6 26-4 19-10 38-14 57-2 4-16 26-36 26-16 0-20-13-20-25 0-15 5-34 16-62 6-13 6-17 6-23 0-14-9-26-25-26-30 0-42 46-42 49s3 2 4 3c3 0 3-1 5-6 8-29 22-39 31-39 3 0 9 0 9 10 0 8-3 16-6 23-12 33-18 51-18 65 0 29 20 38 39 38 12 0 22-5 31-14-3 17-8 32-20 49-8 9-20 19-35 19-4 0-18-1-24-13 6 0 9 0 14-4 3-2 6-6 6-12 0-10-8-11-12-11-7 0-17 4-17 21 0 14 14 26 33 26 33 0 65-28 74-63 10-41 21-81 31-121z"><text:p/></draw:path><draw:path draw:style-name="gr180" draw:text-style-name="P67" svg:width="0.026in" svg:height="0.0583in" svg:x="0.3071in" svg:y="0.0638in" svg:viewBox="0 0 67 149" svg:d="M61 8c0-3-3-8-9-8s-12 6-12 13c0 3 3 8 9 8s12-7 12-13zM16 121c-1 2-2 5-2 9 0 11 8 19 21 19 22 0 32-31 32-34 0-2-3-2-4-2-3 0-3 1-4 3-5 17-15 26-23 26-5 0-6-2-6-7s1-10 3-14c3-7 6-12 7-18 3-5 10-25 11-28 1-2 2-5 2-7 0-10-9-18-22-18-21 0-31 29-31 33 0 3 3 3 4 3 2 0 3-1 3-4 6-19 16-27 24-27 4 0 6 2 6 8s-2 8-7 23c-5 11-9 23-14 35z"><text:p/></draw:path><draw:path draw:style-name="gr180" draw:text-style-name="P67" svg:width="0.0756in" svg:height="0.0047in" svg:x="0.3819in" svg:y="0.0697in" svg:viewBox="0 0 193 13" svg:d="M183 13c5 0 10 0 10-7 0-6-5-6-10-6-57 0-115 0-171 0-6 0-12 0-12 6 0 7 6 7 12 7 56 0 114 0 171 0z"><text:p/></draw:path><draw:path draw:style-name="gr180" draw:text-style-name="P67" svg:width="0.0287in" svg:height="0.1236in" svg:x="0.5087in" svg:y="0.0098in" svg:viewBox="0 0 74 315" svg:d="M74 312c0-1 0-1-6-6-39-41-49-100-49-147 0-55 12-110 50-150 5-4 5-4 5-5 0-3-1-4-4-4s-31 22-49 62c-17 34-21 70-21 97 0 23 4 61 22 97 18 39 45 59 48 59s4 0 4-3z"><text:p/></draw:path><draw:path draw:style-name="gr180" draw:text-style-name="P67" svg:width="0.0657in" svg:height="0.0882in" svg:x="0.548in" svg:y="0.0157in" svg:viewBox="0 0 168 225" svg:d="M153 110c6-26 6-43 6-47 0-12-2-63-35-63-26 0-47 33-47 58 0 30 30 46 52 53-7 29-12 47-23 68-3 8-19 39-38 39-21 0-23-16-23-25 0-8 3-17 4-24 2-9 4-16 7-25 1-5 2-11 3-15 2-6 3-12 3-16 0-19-14-30-29-30-14 0-20 13-23 18-6 11-10 30-10 31 0 3 4 3 4 3 3 0 4-1 6-7 5-23 12-38 22-38 6 0 10 3 10 15 0 7-4 24-7 36-1 5-4 16-5 22-3 10-5 18-5 26 0 30 22 36 42 36 35 0 68-48 84-108 4 1 13 3 15 3 0 0 2-1 2-4 0-2-2-2-6-3-3-1-6-2-9-3zM131 104c-16-5-46-17-46-46 0-20 17-51 38-51 8 0 17 5 17 38 0 20-5 41-9 59z"><text:p/></draw:path><draw:path draw:style-name="gr180" draw:text-style-name="P67" svg:width="0.0402in" svg:height="0.0591in" svg:x="0.6224in" svg:y="0.0638in" svg:viewBox="0 0 103 151" svg:d="M103 77c0-25-3-43-14-58-6-10-20-19-38-19-51 0-51 60-51 77 0 15 0 74 51 74 52 0 52-59 52-74zM51 145c-10 0-23-6-28-24-3-13-3-32-3-48s0-32 3-45c5-17 19-22 28-22 12 0 24 8 27 20 4 12 5 28 5 47 0 16 0 33-4 47-4 20-19 25-28 25z"><text:p/></draw:path><draw:path draw:style-name="gr180" draw:text-style-name="P67" svg:width="0.0827in" svg:height="0.0819in" svg:x="0.7083in" svg:y="0.0311in" svg:viewBox="0 0 211 209" svg:d="M112 112c29 0 58 0 88 0 4 0 11 0 11-7 0-6-7-6-11-6-30 0-59 0-88 0 0-30 0-59 0-89 0-4 0-10-7-10-6 0-6 6-6 10 0 30 0 59 0 89-30 0-59 0-88 0-5 0-11 0-11 6 0 7 6 7 11 7 29 0 58 0 88 0 0 29 0 58 0 87 0 5 0 10 6 10 7 0 7-5 7-10 0-29 0-58 0-87z"><text:p/></draw:path><draw:path draw:style-name="gr180" draw:text-style-name="P67" svg:width="0.0657in" svg:height="0.0882in" svg:x="0.8295in" svg:y="0.0157in" svg:viewBox="0 0 168 225" svg:d="M153 110c6-26 6-43 6-47 0-12-2-63-35-63-27 0-47 33-47 58 0 30 30 46 52 53-7 29-12 47-23 68-3 8-19 39-38 39-21 0-23-16-23-25 0-8 3-17 4-24 2-9 4-16 6-25 2-5 3-11 4-15 1-6 3-12 3-16 0-19-14-30-29-30-14 0-20 13-23 18-6 11-10 30-10 31 0 3 3 1 4 3 3 0 3-1 5-7 5-23 12-38 23-38 6 0 10 3 10 15 0 7-4 24-7 36-1 5-4 16-5 22-3 10-5 18-5 26 0 30 22 36 42 36 34 0 68-48 84-108 3 1 13 3 15 3 0 0 2-1 2-4 0-2-2-2-6-3-3-1-6-2-9-3zM130 104c-15-5-45-17-45-46 0-20 17-51 38-51 8 0 17 5 17 38 0 20-5 41-10 59z"><text:p/></draw:path><draw:path draw:style-name="gr180" draw:text-style-name="P67" svg:width="0.0311in" svg:height="0.0575in" svg:x="0.9091in" svg:y="0.0638in" svg:viewBox="0 0 80 147" svg:d="M49 6c0-6 0-6-6-6-14 14-34 14-43 14 0 3 0 5 0 8 5 0 20 0 31-6 0 38 0 75 0 113 0 7 0 10-21 10-3 0-6 0-9 0 0 3 0 5 0 8 4 0 31-1 39-1s36 1 40 1c0-3 0-5 0-8-3 0-5 0-8 0-23 0-23-3-23-10 0-42 0-82 0-123z"><text:p/></draw:path><draw:path draw:style-name="gr180" draw:text-style-name="P67" svg:width="0.0614in" svg:height="0.0559in" svg:x="0.9591in" svg:y="0.0484in" svg:viewBox="0 0 157 143" svg:d="M96 44c2-8 9-37 32-37 1 0 9 0 15 5-9 1-15 9-15 17 0 4 3 11 12 11 7 0 17-7 17-19 0-16-18-21-29-21-18 0-30 17-34 24-8-20-25-24-34-24-32 0-50 41-50 49 0 3 3 3 3 3 3 0 4-1 4-3 11-34 32-42 42-42 7 0 17 3 17 22 0 9-5 30-17 75-4 19-15 32-29 32-2 0-9 0-16-3 8-2 15-9 15-18s-7-10-12-10c-10 0-17 8-17 18 0 14 15 20 30 20 20 0 32-21 33-24 4 12 14 24 34 24 33 0 51-40 51-48 0-3-3-3-4-3-4 0-4 1-5 3-10 34-31 41-42 41-12 0-17-10-17-21 0-6 2-13 5-28 4-14 8-28 11-43z"><text:p/></draw:path><draw:path draw:style-name="gr180" draw:text-style-name="P67" svg:width="0.0287in" svg:height="0.1236in" svg:x="1.0335in" svg:y="0.0098in" svg:viewBox="0 0 74 315" svg:d="M74 159c0-26-4-63-21-100-19-38-47-59-49-59s-4 2-4 4c0 1 0 1 6 7 31 31 49 81 49 148 0 53-12 108-51 147-4 5-4 5-4 6 0 2 2 3 4 3s31-21 50-62c16-34 20-69 20-94z"><text:p/></draw:path><draw:path draw:style-name="gr180" draw:text-style-name="P67" svg:width="0.0283in" svg:height="0.1236in" svg:x="1.0823in" svg:y="0.0098in" svg:viewBox="0 0 73 315" svg:d="M73 159c0-26-3-63-21-100-19-38-46-59-49-59-2 0-3 2-3 4 0 1 0 1 6 7 31 31 49 81 49 148 0 53-12 108-51 147-4 5-4 5-4 6 0 2 1 3 3 3 3 0 32-21 50-62 16-34 20-69 20-94z"><text:p/></draw:path><draw:path draw:style-name="gr180" draw:text-style-name="P67" svg:width="0.0382in" svg:height="0.0575in" svg:x="1.1287in" svg:y="0in" svg:viewBox="0 0 98 147" svg:d="M98 106c-3 0-5 0-8 0 0 6-3 18-5 21-2 1-19 1-22 1-14 0-28 0-41 0 23-21 31-26 45-37 16-13 31-27 31-48 0-27-23-43-52-43-27 0-46 20-46 40 0 11 10 12 12 12 5 0 11-3 11-11 0-5-1-12-12-12 6-16 21-21 32-21 22 0 33 17 33 35 0 19-13 35-20 43-18 17-35 34-53 52-3 3-3 3-3 9 31 0 60 0 91 0 3-14 4-27 7-41z"><text:p/></draw:path></draw:g></draw:g></text:span><text:span text:style-name="T43"><text:s/>- minimalizujeme.</text:span></text:p>
      <text:p text:style-name="P47"><text:span text:style-name="T43">-Permutační test: </text:span><text:span text:style-name="T69">M</text:span><text:span text:style-name="T54">áme k dispozici dve sady nezávislych nahodnych velicin </text:span><text:span text:style-name="T54"><draw:g text:anchor-type="as-char" svg:y="-0.0846in" draw:z-index="165" draw:name="Shape178" draw:style-name="gr178"><svg:title>TexMaths</svg:title><svg:desc>9§inline§X_1...X_n \sim F_X, Y_1...Y_n \sim F_Y§svg§600§FALSE§</svg:desc><draw:g draw:style-name="gr2"><draw:path draw:style-name="gr179" draw:text-style-name="P66" svg:width="1.5091in" svg:height="0.0953in" svg:x="0.0031in" svg:y="0.0063in" svg:viewBox="0 0 3834 243" svg:d="M0 0c1278 0 2556 0 3834 0 0 81 0 162 0 243-1278 0-2556 0-3834 0 0-81 0-162 0-243z"><text:p/></draw:path><draw:path draw:style-name="gr180" draw:text-style-name="P67" svg:width="0.1024in" svg:height="0.0839in" svg:x="0in" svg:y="0in" svg:viewBox="0 0 261 214" svg:d="M145 85c-9-20-17-41-26-62-1-2-1-2-2-4 0-2 5-8 19-9 3 0 6-1 6-6 0-4-3-4-4-4-14 0-27 1-41 1-7 0-27-1-35-1-2 0-5 0-5 6 0 4 2 4 7 4 19 0 21 3 23 10 13 29 26 58 38 88-22 23-45 47-67 70-1 1-3 3-4 4-15 17-31 22-47 22-3 1-7 1-7 8 2 0 0 2 4 2 10 0 20-1 30-1 12 0 24 1 35 1 3 0 7 0 7-6 0-3-3-3-4-4-4 0-14 0-14-9 0-5 6-10 9-14 11-12 22-22 33-34 9-10 19-21 28-30 11 25 21 49 32 74 1 4 1 3 2 4 0 3-6 9-19 9-4 1-6 1-6 7 0 3 3 3 5 3 8 0 31-1 40-1 8 0 27 1 35 1 2 0 6 0 6-5s-3-5-6-5c-21 0-22 0-27-13-13-30-33-78-41-97 22-22 54-59 65-68 9-8 21-15 40-16 4 0 7 0 7-6-2-1 0-4-5-4-9 0-19 1-29 1-12 0-24-1-35-1-2 0-6 0-6 6 0 2 2 4 4 4 3 0 13 1 13 10 0 4-4 8-7 10-17 18-34 37-51 55z"><text:p/></draw:path><draw:path draw:style-name="gr180" draw:text-style-name="P67" svg:width="0.0311in" svg:height="0.0571in" svg:x="0.1094in" svg:y="0.0457in" svg:viewBox="0 0 80 146" svg:d="M50 6c0-6-1-6-7-6-14 13-34 14-43 14 0 3 0 6 0 8 5 0 20 0 32-6 0 38 0 75 0 112 0 7 0 10-22 10-3 0-5 0-8 0 0 3 0 5 0 8 3 0 30-1 38-1s36 1 40 1c0-3 0-5 0-8-3 0-5 0-8 0-22 0-22-3-22-10 0-40 0-81 0-122z"><text:p/></draw:path><draw:path draw:style-name="gr180" draw:text-style-name="P67" svg:width="0.0126in" svg:height="0.0126in" svg:x="0.1665in" svg:y="0.072in" svg:viewBox="0 0 33 33" svg:d="M33 17c0-9-6-17-16-17-9 0-17 8-17 17s8 16 17 16c10 0 16-7 16-16z"><text:p/></draw:path><draw:path draw:style-name="gr180" draw:text-style-name="P67" svg:width="0.0126in" svg:height="0.0126in" svg:x="0.2012in" svg:y="0.072in" svg:viewBox="0 0 33 33" svg:d="M33 17c0-9-8-17-17-17s-16 8-16 17 7 16 16 16 17-7 17-16z"><text:p/></draw:path><draw:path draw:style-name="gr180" draw:text-style-name="P67" svg:width="0.0126in" svg:height="0.0126in" svg:x="0.2358in" svg:y="0.072in" svg:viewBox="0 0 33 33" svg:d="M33 17c0-9-7-17-16-17s-17 8-17 17 8 16 17 16 16-7 16-16z"><text:p/></draw:path><draw:path draw:style-name="gr180" draw:text-style-name="P67" svg:width="0.1024in" svg:height="0.0839in" svg:x="0.263in" svg:y="0in" svg:viewBox="0 0 261 214" svg:d="M145 85c-9-20-17-41-26-62-2-2-1-2-2-4 0-2 5-8 19-9 3 0 6-1 6-6 0-4-4-4-5-4-13 0-26 1-40 1-8 0-28-1-35-1-2 0-6 0-6 6 0 4 3 4 7 4 19 0 22 3 24 10 13 29 25 58 37 88-22 23-44 47-66 70-2 1-3 3-5 4-15 17-30 22-46 22-4 1-7 1-7 8 2 0 0 2 5 2 9 0 19-1 29-1 12 0 24 1 35 1 2 0 6 0 6-6 0-3-3-4-4-4-3 0-12 0-12-9 0-5 4-10 9-14 10-12 20-22 31-34 10-10 19-21 29-30 11 25 21 49 32 74 1 4 1 3 1 4 0 3-5 9-18 9-4 1-6 1-6 7 0 3 3 3 4 3 9 0 32-1 40-1s28 1 35 1c3 0 6 0 6-5s-2-5-5-5c-22 0-22 0-27-13-13-30-34-78-42-97 22-22 55-59 65-68 9-8 22-15 41-16 4 0 7 0 7-6-2-1 0-4-4-4-9 0-20 1-30 1-12 0-24-1-35-1-2 0-7 0-7 6 0 2 2 4 5 4s13 1 13 10c0 4-4 8-7 10-17 18-34 37-51 55z"><text:p/></draw:path><draw:path draw:style-name="gr180" draw:text-style-name="P67" svg:width="0.0531in" svg:height="0.0386in" svg:x="0.3665in" svg:y="0.065in" svg:viewBox="0 0 136 99" svg:d="M17 82c-1 4-3 9-3 10 0 5 5 7 9 7 3 0 7-3 8-5s2-9 4-13c1-5 4-15 5-20s2-10 3-15c3-9 3-11 10-20 6-9 16-20 33-20 13 0 13 11 13 16 0 13-10 37-13 46-2 6-3 8-3 12 0 11 10 19 21 19 22 0 32-30 32-34 0-2-3-1-4-2-3 0-3 1-4 3-6 17-15 27-24 27-4 0-5-3-5-8s1-8 5-18c2-7 11-30 11-42 0-21-16-25-29-25-18 0-30 11-37 20-1-16-14-20-23-20-10 0-15 6-18 12-4 8-8 20-8 21 0 3 3 2 4 3 3 0 3 0 5-6 4-13 7-24 16-24 6 0 7 5 7 11 0 4-1 12-3 18s-4 15-5 20c-2 9-4 19-7 27z"><text:p/></draw:path><draw:path draw:style-name="gr180" draw:text-style-name="P67" svg:width="0.0827in" svg:height="0.0287in" svg:x="0.472in" svg:y="0.039in" svg:viewBox="0 0 211 74" svg:d="M211 10c0-6-2-10-5-10-1 0-4 3-4 8-1 31-22 48-44 48-20 0-36-14-51-27-16-15-32-29-54-29-34 0-53 34-53 63 0 10 3 6 5 10 3 0 4-7 4-8 1-34 25-48 44-48 20 0 35 13 50 28 17 14 33 29 55 29 35 0 53-35 53-64z"><text:p/></draw:path><draw:path draw:style-name="gr180" draw:text-style-name="P67" svg:width="0.0878in" svg:height="0.0835in" svg:x="0.6012in" svg:y="0.0004in" svg:viewBox="0 0 224 213" svg:d="M84 111c10 0 20 0 30 0 24 0 26 6 26 15 0 2 0 6-1 15-1 2-1 2-1 3 0 3 2 4 3 4 4 0 4-1 5-6 6-23 12-46 18-68 1-4 1-4 1-6-2-1-1-3-5-3-2 0-2 1-4 7-7 24-14 30-41 30-10 0-19 0-29 0 7-27 14-53 20-80 4-11 4-12 17-12 15 0 28 0 43 0 38 0 46 10 46 34 0 8 0 9-1 17-1 4-1 5-1 6s1 4 3 4c4 0 5-2 5-8 2-18 4-36 6-54 1-9 0-9-8-9-51 0-103 0-155 0-6 0-10 0-10 6 0 4 3 4 9 4 12 0 21 0 21 5 0 2 0 2-2 8-13 56-28 111-41 166-4 13-4 15-29 15-5 0-9 0-9 6 0 3 4 3 5 3 9 0 32-1 42-1s36 1 47 1c2 0 6 0 6-5 0-3-1-3-2-4-1 0-2 0-9 0-6 0-8 0-16 0-9-1-10-3-10-7 0-1 0-2 1-7 6-26 13-53 20-79z"><text:p/></draw:path><draw:path draw:style-name="gr180" draw:text-style-name="P67" svg:width="0.0764in" svg:height="0.0591in" svg:x="0.6811in" svg:y="0.0437in" svg:viewBox="0 0 195 151" svg:d="M112 66c7-7 14-13 21-20 28-28 37-37 57-38 3 0 5 0 5-4 0-3-1-3-2-4-8 0-15 1-22 1-5 0-20-1-25-1-2 0-5 1-5 5 1 1 0 3 4 3 2 0 7 1 7 5s-3 8-5 9c-2 2-30 30-38 38-7-14-15-29-23-43 0-1 0-3 0-4 0 0 3-4 11-5 1 0 5 0 5-4-1-1 0-4-4-4-5 0-11 1-15 1-5 0-10 0-15 0-3 0-9 0-12 0-5 0-9-1-13-1-1 0-4 0-4 5 0 3 2 3 6 3 14 0 14 3 16 7 11 20 21 41 32 60-5 5-8 8-13 13-4 3-14 13-19 18-27 27-36 36-56 37-2 0-5 0-5 4 0 1 1 4 3 4 6 0 14-1 20-1 4 0 9 0 14 0 4 0 9 1 13 1 0 0 4 0 4-5 0-3-3-3-4-3-2 0-7-1-7-6 0-3 3-6 7-11 16-15 30-29 45-44 9 18 18 35 27 52 1 2 1 2 2 3 0 1-4 5-11 6-3 0-6 0-6 4 0 1 0 4 4 4s11-1 15-1c5 0 10 0 14 0s9 0 13 0 9 1 13 1c1 0 4 0 4-5 0-3-3-3-6-3-14 0-15-3-16-7-12-23-25-46-36-70z"><text:p/></draw:path><draw:path draw:style-name="gr180" draw:text-style-name="P67" svg:width="0.0142in" svg:height="0.0366in" svg:x="0.7819in" svg:y="0.072in" svg:viewBox="0 0 37 94" svg:d="M37 33c0-20-8-33-20-33-11 0-17 8-17 17 0 8 6 16 17 16 4 0 7-1 11-3 1-1 1-1 2-1 0 1 0 0 0 4 0 23-11 42-22 53-3 3-3 4-3 5 0 2 1 3 3 3 4 0 29-24 29-61z"><text:p/></draw:path><draw:path draw:style-name="gr180" draw:text-style-name="P67" svg:width="0.0902in" svg:height="0.0839in" svg:x="0.8307in" svg:y="0in" svg:viewBox="0 0 230 214" svg:d="M178 36c2-2 3-3 5-5 9-9 20-19 41-21 3 0 6 0 6-6 0-3-1-4-4-4-8 0-17 1-26 1-10 0-22-1-32-1-2 0-6 0-6 6 0 4 4 4 5 4 2 0 11 1 11 7 0 5-7 13-8 15-24 28-49 56-74 84-11-32-22-62-34-94-2-4-2-4-2-5 0-7 16-7 18-7 5 0 8 0 8-6 0-4-3-4-5-4-8 0-31 1-40 1-8 0-27-1-35-1-2 0-6 0-6 6 0 4 4 4 7 4 19 0 21 3 24 11 12 34 26 69 38 103 0 1 2 4 2 5s-13 52-14 57c-5 18-5 18-30 18-6 0-9 0-9 8 0 2 4 2 4 2 9 0 32-1 40-1 9 0 33 1 41 1 2 0 6 0 6-6 0-4-3-4-9-4-4 0-6 0-12 0-7 0-9-1-9-5 0-2 4-13 5-20 3-14 8-29 11-44 1-6 2-7 5-9 26-30 52-61 78-90z"><text:p/></draw:path><draw:path draw:style-name="gr180" draw:text-style-name="P67" svg:width="0.0311in" svg:height="0.0571in" svg:x="0.9087in" svg:y="0.0457in" svg:viewBox="0 0 80 146" svg:d="M49 6c0-6 0-6-6-6-14 13-34 14-43 14 0 3 0 6 0 8 5 0 20 0 31-6 0 38 0 75 0 112 0 7 0 10-21 10-3 0-6 0-9 0 0 3 0 5 0 8 4 0 31-1 39-1s36 1 40 1c0-3 0-5 0-8-3 0-5 0-8 0-23 0-23-3-23-10 0-40 0-81 0-122z"><text:p/></draw:path><draw:path draw:style-name="gr180" draw:text-style-name="P67" svg:width="0.0126in" svg:height="0.0126in" svg:x="0.9654in" svg:y="0.072in" svg:viewBox="0 0 33 33" svg:d="M33 17c0-9-7-17-17-17-9 0-16 8-16 17s7 16 16 16c10 0 17-7 17-16z"><text:p/></draw:path><draw:path draw:style-name="gr180" draw:text-style-name="P67" svg:width="0.013in" svg:height="0.0126in" svg:x="1in" svg:y="0.072in" svg:viewBox="0 0 34 33" svg:d="M34 17c0-9-8-17-17-17s-17 8-17 17 8 16 17 16 17-7 17-16z"><text:p/></draw:path><draw:path draw:style-name="gr180" draw:text-style-name="P67" svg:width="0.0126in" svg:height="0.0126in" svg:x="1.0346in" svg:y="0.072in" svg:viewBox="0 0 33 33" svg:d="M33 17c0-9-6-17-16-17-9 0-17 8-17 17s8 16 17 16c10 0 16-7 16-16z"><text:p/></draw:path><draw:path draw:style-name="gr180" draw:text-style-name="P67" svg:width="0.0898in" svg:height="0.0839in" svg:x="1.063in" svg:y="0in" svg:viewBox="0 0 229 214" svg:d="M177 36c2-2 3-3 5-5 10-9 20-19 41-21 4 0 6 0 6-6 0-3-1-4-3-4-9 0-18 1-26 1-11 0-22-1-32-1-2 0-6 0-6 6 0 4 3 4 4 4 3 0 12 1 12 7 0 5-7 13-9 15-24 28-48 56-73 84-11-32-23-62-35-94-2-4-2-4-2-5 0-7 16-7 19-7 5 0 7 0 7-6 0-4-3-4-4-4-9 0-31 1-40 1-8 0-28-1-36-1-1 0-5 0-5 6 0 4 3 4 7 4 19 0 20 3 23 11 13 34 26 69 39 103 0 1 1 4 1 5s-12 52-14 57c-4 18-5 18-30 18-5 0-8 0-8 8 0 2 4 2 4 2 9 0 31-1 40-1s32 1 41 1c1 0 6 0 6-6 0-4-4-4-9-4-1 0-7 0-13 0s-8-1-8-5c0-2 3-13 5-20 3-14 7-29 10-44 2-6 2-7 5-9 26-30 52-61 78-90z"><text:p/></draw:path><draw:path draw:style-name="gr180" draw:text-style-name="P67" svg:width="0.0528in" svg:height="0.0386in" svg:x="1.135in" svg:y="0.065in" svg:viewBox="0 0 135 99" svg:d="M16 82c-1 4-2 9-2 10 0 5 4 7 8 7s8-3 9-5 2-9 3-13c2-5 4-15 6-20 1-5 2-10 3-15 3-9 3-11 9-20 7-9 17-20 34-20 12 0 13 11 13 16 0 13-10 37-13 46-3 6-4 8-4 12 0 11 10 19 22 19 21 0 31-30 31-34 0-2-3-2-4-2-2 0-2 1-3 3-6 17-16 27-24 27-5 0-6-3-6-8s2-8 6-18c2-7 11-30 11-42 0-21-17-25-29-25-18 0-30 11-37 20-1-16-15-20-24-20s-14 6-17 12c-5 8-8 20-8 21 0 3 3 3 4 3 3 0 3 0 5-6 3-13 7-24 15-24 7 0 8 5 8 11 0 4-1 12-3 18s-5 15-6 20c-2 9-4 19-7 27z"><text:p/></draw:path><draw:path draw:style-name="gr180" draw:text-style-name="P67" svg:width="0.0827in" svg:height="0.0287in" svg:x="1.2402in" svg:y="0.039in" svg:viewBox="0 0 211 74" svg:d="M211 10c0-6-2-10-5-10-2 0-4 3-4 8-1 31-22 48-45 48-19 0-35-14-50-27-16-15-32-29-54-29-35 0-53 34-53 63 0 10 4 10 4 10 3 0 4-7 4-8 2-34 25-48 45-48s35 13 50 28c17 14 33 29 54 29 35 0 54-35 54-64z"><text:p/></draw:path><draw:path draw:style-name="gr180" draw:text-style-name="P67" svg:width="0.0878in" svg:height="0.0835in" svg:x="1.3697in" svg:y="0.0004in" svg:viewBox="0 0 224 213" svg:d="M84 111c10 0 20 0 30 0 24 0 26 6 26 15 0 2 0 6-2 15 0 2-1 2-1 3 0 3 2 4 4 4 3 0 3-1 5-6 5-23 12-46 17-68 1-4 1-4 1-6-1-1 0-3-4-3-3 0-3 1-4 7-7 24-15 30-42 30-10 0-19 0-29 0 8-27 14-53 21-80 3-11 3-12 17-12s28 0 42 0c39 0 47 10 47 34 0 8-1 9-1 17-1 4-1 5-1 6s1 4 3 4c4 0 4-2 5-8 2-18 4-36 6-54 1-9-1-9-8-9-52 0-103 0-156 0-6 0-9 0-9 6 0 4 3 4 9 4 12 0 21 0 21 5 0 2 0 2-2 8-14 56-28 111-42 166-3 13-4 15-29 15-5 0-8 0-8 6 0 3 4 3 5 3 9 0 32-1 41-1 11 0 37 1 48 1 2 0 6 0 6-5 0-3-1-3-2-4-1 0-2 0-9 0s-8 0-16 0c-9-1-11-3-11-7 0-1 0-2 2-7 6-26 13-53 20-79z"><text:p/></draw:path><draw:path draw:style-name="gr180" draw:text-style-name="P67" svg:width="0.0689in" svg:height="0.0591in" svg:x="1.4496in" svg:y="0.0437in" svg:viewBox="0 0 176 151" svg:d="M138 27c4-5 9-9 13-12 9-6 17-7 20-7s5 0 5-4c0-2-1-4-2-4-7 0-13 1-18 1-7 0-17-1-24-1-1 0-4 0-4 5 0 3 2 3 4 3 7 1 7 3 7 5 0 1-2 3-4 5-1 2-2 4-4 5-18 19-36 39-54 58-10-22-20-43-30-65-1-3-1-3-1-3 0-5 10-5 12-5s5 0 5-4c-1-1 0-4-4-4-6 0-22 1-29 1-6 0-19-1-25-1-2 0-5 1-5 5 0 3 4 3 6 3 13 0 14 2 17 7 11 25 22 50 34 76-4 13-7 26-10 40-3 11-4 12-21 12-3 0-6 0-6 4 0 3 2 4 3 4 4 0 9-1 14-1 4 0 11 0 14 0 5 0 10 0 15 0 4 0 10 1 14 1 2 0 6 0 6-5 0-3-3-3-8-3-3 0-4 0-9 0-3-1-4-1-4-4 0-1 2-12 3-18 2-7 8-26 8-27 1-3 1-3 3-5 20-21 39-41 59-62z"><text:p/></draw:path></draw:g></draw:g></text:span><text:span text:style-name="T54">, chceme rozhodnout, zda plati </text:span><text:span text:style-name="T54"><draw:g text:anchor-type="as-char" svg:y="-0.0902in" draw:z-index="166" draw:name="Shape179" draw:style-name="gr178"><svg:title>TexMaths</svg:title><svg:desc>9§inline§H_0: F_X= F_Y, nebo: H_1: F_X \neq F_Y§svg§600§FALSE§</svg:desc><draw:g draw:style-name="gr2"><draw:path draw:style-name="gr179" draw:text-style-name="P66" svg:width="1.9209in" svg:height="0.102in" svg:x="0.002in" svg:y="0.0063in" svg:viewBox="0 0 4880 260" svg:d="M0 0c1627 0 3253 0 4880 0 0 87 0 173 0 260-1627 0-3253 0-4880 0 0-87 0-173 0-260z"><text:p/></draw:path><draw:path draw:style-name="gr180" draw:text-style-name="P67" svg:width="0.1043in" svg:height="0.0839in" svg:x="0.0004in" svg:y="0.0047in" svg:viewBox="0 0 266 214" svg:d="M229 24c2-11 3-15 27-15 8 0 10 0 10-6 0-3-3-3-4-3-9 0-32 1-41 1s-31-1-41-1c-2 0-5 0-5 6 0 3 2 3 9 3 3 0 6 0 11 1 6 1 8 1 8 5 0 1 0 2 0 6-7 26-13 51-19 77-33 0-64 0-97 0 7-25 12-50 18-74 4-11 5-15 27-15 8 0 11 0 11-6 0-3-3-3-4-3-9 0-32 1-41 1s-31-1-40-1c-3 0-7 0-7 6 0 3 3 3 9 3 1 0 7 0 12 1s9 1 9 5c0 1-1 2-2 6-14 56-28 113-42 168-3 13-4 15-29 15-5 0-8 0-8 6 0 4 4 4 5 4 8 0 30-1 39-1 7 0 14 1 21 1 6 0 13 0 21 0 1 0 6 0 6-7 0-3-4-3-9-3-12 0-21 0-21-6 0-1 1-3 1-5 7-29 14-57 22-85 32 0 64 0 96 0-14 51-21 80-22 86-3 10-9 10-28 10-5 0-9 0-9 6 0 4 3 3 5 4 9 0 31-1 40-1 7 0 14 1 20 1 7 0 15 0 21 0 3 0 6 0 6-7 0-3-2-3-9-3-11 0-20 0-20-6 0-1 0-3 1-5 15-56 28-112 43-169z"><text:p/></draw:path><draw:path draw:style-name="gr180" draw:text-style-name="P67" svg:width="0.0402in" svg:height="0.0587in" svg:x="0.1035in" svg:y="0.0496in" svg:viewBox="0 0 103 150" svg:d="M103 75c0-24-3-41-13-56-7-10-21-19-39-19-51 0-51 59-51 75s0 75 51 75c52 0 52-58 52-75zM51 144c-10 0-23-6-28-24-3-12-3-31-3-47s0-33 3-45c5-17 19-22 28-22 12 0 24 7 27 20 4 12 5 28 5 47 0 16 0 33-4 46-3 20-19 25-28 25z"><text:p/></draw:path><draw:path draw:style-name="gr180" draw:text-style-name="P67" svg:width="0.0126in" svg:height="0.0528in" svg:x="0.2004in" svg:y="0.035in" svg:viewBox="0 0 33 135" svg:d="M33 17c0-10-8-17-17-17s-16 7-16 17c0 9 7 16 16 16s17-7 17-16zM33 119c0-10-8-17-17-17s-16 7-16 17c0 9 7 16 16 16s17-7 17-16z"><text:p/></draw:path><draw:path draw:style-name="gr180" draw:text-style-name="P67" svg:width="0.0878in" svg:height="0.0835in" svg:x="0.2634in" svg:y="0.0047in" svg:viewBox="0 0 224 213" svg:d="M84 111c10 0 20 0 30 0 24 0 26 6 26 15 0 1 0 6-1 15-1 2-1 3-1 3 0 3 2 3 3 3 3 0 3-1 5-5 6-24 12-46 18-68 1-4 1-5 1-6s-2-3-5-3-2 1-4 7c-7 24-14 29-41 29-10 0-19 0-29 0 7-27 14-53 20-79 3-11 4-12 17-12 15 0 28 0 43 0 38 0 46 10 46 34 0 7 0 9-1 17-1 5-1 5-1 5 0 2 1 5 3 5 4 0 5-3 5-8 2-18 4-37 6-55 1-8 0-8-8-8-51 0-103 0-155 0-6 0-10 0-10 6 0 4 3 4 9 4 12 0 21 0 21 5 0 1 0 2-2 7-13 56-28 112-41 166-4 13-4 15-29 15-5 0-9 0-9 6 0 4 4 4 5 4 9 0 32-1 42-1s36 1 47 1c2 0 6 0 6-6 0-2-1-2-2-3s-2-1-9-1c-6 0-8 0-16 0-9-1-10-3-10-6 0-1 0-3 1-8 6-26 13-52 20-78z"><text:p/></draw:path><draw:path draw:style-name="gr180" draw:text-style-name="P67" svg:width="0.0764in" svg:height="0.0587in" svg:x="0.3433in" svg:y="0.0484in" svg:viewBox="0 0 195 150" svg:d="M112 66c7-7 14-14 21-20 28-28 37-37 57-38 3 0 5 0 5-4 0-3-1-3-2-4-8 0-15 1-22 1-5 0-20-1-25-1-2 0-5 1-5 5 1 1 0 3 4 3 2 0 7 1 7 5s-3 8-5 9c-2 2-30 29-38 38-7-14-15-29-23-43 0-1 0-3 0-4s3-5 11-5c1 0 5 0 5-4 0-1-1-4-4-4-5 0-11 1-15 1-5 0-10 0-15 0-3 0-9 0-12 0-5 0-9-1-13-1-1 0-4 0-4 5 0 3 2 3 6 3 14 0 14 2 16 6 11 21 21 41 32 61-5 4-8 8-13 13-4 4-14 13-19 18-27 27-36 36-56 37-2 0-5 0-5 3 0 1 1 4 3 4 6 0 14-1 20-1 4 0 9 0 14 0 4 0 8 1 13 1 0 0 4 0 4-4 0-3-3-3-4-3-2 0-7-1-7-6 0-3 3-6 7-11 16-16 30-30 45-44 9 17 18 35 27 53 1 1 1 1 2 2 0 1-4 5-11 6-3 0-6 0-6 3 0 1 0 4 4 4s11-1 15-1c5 0 10 0 14 0s9 0 13 0 9 1 13 1c1 0 4 0 4-5 0-2-3-2-6-2-14 0-15-3-16-7-12-23-25-46-36-70z"><text:p/></draw:path><draw:path draw:style-name="gr180" draw:text-style-name="P67" svg:width="0.0827in" svg:height="0.0287in" svg:x="0.4752in" svg:y="0.0429in" svg:viewBox="0 0 211 74" svg:d="M200 13c4 0 11 0 11-7 0-6-7-6-11-6-63 0-126 0-189 0-5 0-11 0-11 6 0 7 6 7 11 7 63 0 126 0 189 0zM200 74c4 0 11 0 11-6s-7-6-11-6c-63 0-126 0-189 0-5 0-11 0-11 6s6 6 11 6c63 0 126 0 189 0z"><text:p/></draw:path><draw:path draw:style-name="gr180" draw:text-style-name="P67" svg:width="0.0878in" svg:height="0.0835in" svg:x="0.6043in" svg:y="0.0047in" svg:viewBox="0 0 224 213" svg:d="M84 111c10 0 20 0 30 0 24 0 26 6 26 15 0 1 0 6-2 15 0 2-1 3-1 3 0 3 2 3 4 3 3 0 3-1 5-5 5-24 12-46 17-68 1-4 1-5 1-6s-1-3-4-3-3 1-4 7c-7 24-15 29-42 29-10 0-19 0-28 0 7-27 13-53 20-79 3-11 3-12 17-12s28 0 42 0c39 0 47 10 47 34 0 7 0 9-1 17-1 5-1 5-1 5 0 2 1 5 3 5 4 0 4-3 5-8 2-18 4-37 6-55 1-8-1-8-8-8-52 0-103 0-156 0-6 0-9 0-9 6 0 4 3 4 9 4 12 0 20 0 20 5 0 1 0 2-1 7-14 56-28 112-42 166-3 13-4 15-29 15-5 0-8 0-8 6 0 4 4 4 5 4 9 0 32-1 41-1 11 0 37 1 48 1 2 0 6 0 6-6 0-2-1-2-2-3s-2-1-9-1-9 0-16 0c-10-1-11-3-11-6 0-1 0-3 2-8 6-26 13-52 20-78z"><text:p/></draw:path><draw:path draw:style-name="gr180" draw:text-style-name="P67" svg:width="0.0689in" svg:height="0.0587in" svg:x="0.6846in" svg:y="0.0484in" svg:viewBox="0 0 176 150" svg:d="M138 27c4-5 8-9 13-12 9-6 17-7 20-7s5 0 5-4c0-2-1-4-2-4-7 0-13 1-18 1-7 0-17-1-24-1-1 0-4 0-4 5 0 3 3 3 4 3 7 0 7 3 7 5 0 1-2 3-4 5-1 2-2 4-4 4-18 19-36 38-54 58-10-22-20-42-30-64-1-3-1-3-1-4 0-4 10-4 12-4s5 0 5-4c0-1 0-4-4-4-6 0-22 1-29 1-6 0-20-1-25-1-2 0-5 1-5 5 0 3 4 3 6 3 13 0 14 2 17 7 11 25 22 51 34 76-4 12-7 26-10 39-3 12-4 13-21 13-3 0-6 0-6 3s2 4 3 4c4 0 9-1 14-1 4 0 11 0 14 0 5 0 10 0 15 0 4 0 10 1 14 1 2 0 6 0 6-5 0-2-3-2-9-2-2 0-3 0-8 0-4-1-4-1-4-4 0-1 3-12 3-18 2-7 8-26 8-27 1-3 1-3 2-6 20-21 40-40 60-61z"><text:p/></draw:path><draw:path draw:style-name="gr180" draw:text-style-name="P67" svg:width="0.0142in" svg:height="0.0366in" svg:x="0.7768in" svg:y="0.0756in" svg:viewBox="0 0 37 94" svg:d="M37 33c0-20-8-33-21-33-10 0-16 8-16 17 0 8 6 16 16 16 4 0 8-1 12-3 1-1 1-1 1-1 1 0 1 0 1 4 0 24-11 42-22 52-3 4-3 5-3 6 0 2 1 3 3 3 4 0 29-24 29-61z"><text:p/></draw:path><draw:path draw:style-name="gr180" draw:text-style-name="P67" svg:width="0.0669in" svg:height="0.0559in" svg:x="0.8248in" svg:y="0.0339in" svg:viewBox="0 0 171 143" svg:d="M18 121c-1 5-3 12-3 14 0 5 5 8 10 8 4 0 9-3 12-9 2-8 4-16 5-24 3-10 5-18 8-27 1-8 3-15 5-22 1-5 4-14 4-15 5-10 21-39 52-39 14 0 17 12 17 22 0 19-15 60-21 73-3 7-3 11-3 15 0 15 11 26 26 26 29 0 41-46 41-49 0-2-3-2-4-2-3 0-3 0-4 5-6 21-17 38-32 38-6 0-9-2-9-9 0-8 4-16 7-23 5-17 19-51 19-69 0-21-14-34-36-34-29 0-44 21-50 28-2-18-14-28-29-28s-20 13-24 18c-4 11-9 30-9 30 0 4 3 4 4 4 2 0 3-1 5-7 5-23 12-38 23-38 7 0 9 4 9 15 0 6 0 9-4 26-6 24-13 48-19 73z"><text:p/></draw:path><draw:path draw:style-name="gr180" draw:text-style-name="P67" svg:width="0.0476in" svg:height="0.0559in" svg:x="0.9016in" svg:y="0.0339in" svg:viewBox="0 0 122 143" svg:d="M44 66c9 0 33 0 49-7 22-9 23-28 23-32 0-14-12-27-33-27-35 0-83 31-83 86 0 32 18 57 50 57 45 0 72-34 72-37 0-2-3-5-5-5-1 0-2 1-4 4-25 30-59 30-63 30-25 0-27-26-27-35 0-5 0-14 5-34 5 0 11 0 16 0zM30 59c11-47 45-52 53-52 14 0 23 9 23 20 0 32-51 32-64 32-4 0-8 0-12 0z"><text:p/></draw:path><draw:path draw:style-name="gr180" draw:text-style-name="P67" svg:width="0.0453in" svg:height="0.0866in" svg:x="0.9598in" svg:y="0.0028in" svg:viewBox="0 0 116 221" svg:d="M60 4c0-1 0-4-3-4-8 0-31 3-39 3-3 1-6 1-6 6 0 4 2 4 7 4 15 0 16 2 16 5s-3 13-4 20c-9 34-17 68-26 103-4 14-5 20-5 30 0 30 16 50 40 50 37 0 76-47 76-92 0-29-17-50-42-50-15 0-27 9-37 19 8-32 15-63 23-94zM31 122c1-7 1-7 4-11 16-20 30-25 38-25 12 0 21 9 21 30 0 19-11 54-17 65-10 22-25 33-37 33-11 0-21-9-21-32 0-6 0-12 4-32 3-9 5-19 8-28z"><text:p/></draw:path><draw:path draw:style-name="gr180" draw:text-style-name="P67" svg:width="0.0531in" svg:height="0.0559in" svg:x="1.0118in" svg:y="0.0339in" svg:viewBox="0 0 136 143" svg:d="M136 53c0-32-23-53-51-53-43 0-85 45-85 90 0 31 22 53 51 53 42 0 85-43 85-90zM51 135c-13 0-28-9-28-34 0-15 9-49 19-65 16-24 34-29 43-29 19 0 28 15 28 34 0 12-7 45-18 66-12 18-29 28-44 28z"><text:p/></draw:path><draw:path draw:style-name="gr180" draw:text-style-name="P67" svg:width="0.0126in" svg:height="0.0528in" svg:x="1.1126in" svg:y="0.035in" svg:viewBox="0 0 33 135" svg:d="M33 17c0-10-7-17-16-17-10 0-17 7-17 17 0 9 7 16 17 16 9 0 16-7 16-16zM33 119c0-10-7-17-16-17-10 0-17 7-17 17 0 9 7 16 17 16 9 0 16-7 16-16z"><text:p/></draw:path><draw:path draw:style-name="gr180" draw:text-style-name="P67" svg:width="0.1043in" svg:height="0.0839in" svg:x="1.176in" svg:y="0.0047in" svg:viewBox="0 0 266 214" svg:d="M229 24c2-11 3-15 27-15 8 0 10 0 10-6 0-3-3-3-4-3-9 0-32 1-41 1s-31-1-41-1c-2 0-5 0-5 6 0 3 2 3 9 3 3 0 6 0 11 1 6 1 8 1 8 5 0 1 0 2 0 6-7 26-13 51-19 77-33 0-64 0-97 0 7-25 12-50 18-74 4-11 5-15 27-15 8 0 11 0 11-6 0-3-3-3-4-3-9 0-32 1-41 1s-31-1-40-1c-3 0-7 0-7 6 0 3 3 3 9 3 1 0 7 0 12 1 6 1 9 1 9 5 0 1-1 2-2 6-14 56-28 113-42 168-3 13-4 15-29 15-5 0-8 0-8 6 0 4 4 4 5 4 9 0 30-1 39-1 7 0 14 1 21 1s13 0 21 0c1 0 6 0 6-7 0-3-3-3-9-3-12 0-21 0-21-6 0-1 1-3 1-5 7-29 14-57 22-85 32 0 64 0 96 0-14 51-21 80-22 86-3 10-9 10-28 10-5 0-9 0-9 6 0 4 3 3 5 4 9 0 31-1 40-1 7 0 14 1 20 1 7 0 15 0 21 0 3 0 6 0 6-7 0-3-2-3-8-3-12 0-21 0-21-6 0-1 0-3 1-5 15-56 28-112 43-169z"><text:p/></draw:path><draw:path draw:style-name="gr180" draw:text-style-name="P67" svg:width="0.0311in" svg:height="0.0571in" svg:x="1.2843in" svg:y="0.0496in" svg:viewBox="0 0 80 146" svg:d="M50 6c0-6 0-6-7-6-14 13-34 13-43 13 0 3 0 6 0 9 5 0 20 0 32-7 0 38 0 76 0 113 0 7 0 10-22 10-3 0-5 0-8 0 0 3 0 6 0 8 3 0 30-1 39-1 7 0 35 1 39 1 0-2 0-5 0-8-3 0-5 0-8 0-22 0-22-3-22-10 0-41 0-81 0-122z"><text:p/></draw:path><draw:path draw:style-name="gr180" draw:text-style-name="P67" svg:width="0.0126in" svg:height="0.0528in" svg:x="1.376in" svg:y="0.035in" svg:viewBox="0 0 33 135" svg:d="M33 17c0-10-8-17-17-17s-16 7-16 17c0 9 7 16 16 16s17-7 17-16zM33 119c0-10-8-17-17-17s-16 7-16 17c0 9 7 16 16 16s17-7 17-16z"><text:p/></draw:path><draw:path draw:style-name="gr180" draw:text-style-name="P67" svg:width="0.0882in" svg:height="0.0835in" svg:x="1.439in" svg:y="0.0047in" svg:viewBox="0 0 225 213" svg:d="M84 111c10 0 20 0 30 0 25 0 26 6 26 15 0 1 0 6-1 15-1 2-1 3-1 3 0 3 2 3 3 3 4 0 4-1 5-5 6-24 12-46 18-68 1-4 1-5 1-6s-2-3-5-3-2 1-4 7c-7 24-14 29-41 29-10 0-19 0-29 0 7-27 14-53 20-79 4-11 4-12 17-12 15 0 28 0 43 0 38 0 46 10 46 34 0 7 0 9-1 17-1 5-1 5-1 5 0 2 1 5 4 5s4-3 4-8c2-18 4-37 6-55 2-8 0-8-8-8-51 0-103 0-155 0-6 0-10 0-10 6 0 4 3 4 9 4 12 0 21 0 21 5 0 1 0 2-2 7-13 56-28 112-41 166-4 13-4 15-29 15-5 0-9 0-9 6 0 4 4 4 5 4 9 0 32-1 42-1s36 1 47 1c2 0 6 0 6-6 0-2-1-2-2-3s-2-1-9-1c-6 0-8 0-16 0-9-1-10-3-10-6 0-1 0-3 1-8 6-26 13-52 20-78z"><text:p/></draw:path><draw:path draw:style-name="gr180" draw:text-style-name="P67" svg:width="0.0764in" svg:height="0.0587in" svg:x="1.5189in" svg:y="0.0484in" svg:viewBox="0 0 195 150" svg:d="M112 66c7-7 14-14 21-20 28-28 37-37 57-38 3 0 5 0 5-4 0-3-1-3-2-4-8 0-15 1-21 1s-21-1-26-1c-2 0-5 1-5 5 1 1 0 3 4 3 2 0 7 1 7 5s-3 8-5 9c-2 2-30 29-38 38-7-14-15-29-23-43 0-1 0-3 0-4s3-5 11-5c1 0 5 0 5-4 0-1 0-4-4-4-5 0-11 1-15 1-5 0-10 0-15 0-3 0-9 0-12 0-5 0-9-1-13-1-1 0-4 0-4 5 0 3 2 3 6 3 14 0 14 2 16 6 11 21 21 41 32 61-5 4-8 8-13 13-4 4-14 13-19 18-27 27-36 36-56 37-2 0-5 0-5 3 0 1 1 4 3 4 6 0 14-1 20-1 4 0 10 0 14 0s9 1 13 1c0 0 4 0 4-4 0-3-3-3-4-3-2 0-7-1-7-6 0-3 3-6 7-11 16-16 30-30 45-44 9 17 18 35 27 53 1 1 1 1 2 2 0 1-4 5-11 6-3 0-6 0-6 3 0 1 0 4 4 4 5 0 11-1 15-1 5 0 10 0 14 0s9 0 13 0c5 0 9 1 13 1 1 0 4 0 4-5 0-2-3-2-6-2-14 0-15-3-16-7-12-23-25-46-36-70z"><text:p/></draw:path><draw:path draw:style-name="gr180" draw:text-style-name="P67" svg:width="0.0618in" svg:height="0.115in" svg:x="1.661in" svg:y="0in" svg:viewBox="0 0 158 293" svg:d="M156 13c2-5 2-6 2-7 0-2-2-6-7-6-3 0-4 2-6 6-48 92-95 182-142 274-3 4-3 5-3 6 0 3 3 7 6 7 4 0 5-2 8-7 47-91 94-182 142-273z"><text:p/></draw:path><draw:path draw:style-name="gr180" draw:text-style-name="P67" svg:width="0.0827in" svg:height="0.0287in" svg:x="1.6504in" svg:y="0.0429in" svg:viewBox="0 0 211 74" svg:d="M200 13c4 0 11 0 11-7 0-6-7-6-11-6-63 0-126 0-189 0-5 0-11 0-11 6 0 7 6 7 11 7 63 0 126 0 189 0zM200 74c4 0 11 0 11-6s-7-6-11-6c-63 0-126 0-189 0-5 0-11 0-11 6s6 6 11 6c63 0 126 0 189 0z"><text:p/></draw:path><draw:path draw:style-name="gr180" draw:text-style-name="P67" svg:width="0.0878in" svg:height="0.0835in" svg:x="1.7799in" svg:y="0.0047in" svg:viewBox="0 0 224 213" svg:d="M84 111c10 0 20 0 30 0 24 0 26 6 26 15 0 1 0 6-2 15 0 2-1 3-1 3 0 3 3 3 4 3 3 0 3-1 5-5 5-24 12-46 17-68 1-4 1-5 1-6s-1-3-4-3-3 1-4 7c-7 24-15 29-42 29-9 0-19 0-28 0 7-27 14-53 20-79 3-11 4-12 17-12 14 0 28 0 42 0 39 0 47 10 47 34 0 7 0 9-1 17-1 5-1 5-1 5 0 2 1 5 3 5 4 0 4-3 5-8 2-18 4-37 6-55 1-8-1-8-8-8-52 0-103 0-156 0-6 0-9 0-9 6 0 4 3 4 9 4 12 0 21 0 21 5 0 1 0 2-2 7-14 56-28 112-42 166-3 13-4 15-29 15-5 0-8 0-8 6 0 4 4 4 5 4 9 0 32-1 41-1 11 0 37 1 48 1 2 0 6 0 6-6 0-2-1-2-2-3s-2-1-9-1-8 0-16 0c-9-1-10-3-10-6 0-1 0-3 1-8 6-26 13-52 20-78z"><text:p/></draw:path><draw:path draw:style-name="gr180" draw:text-style-name="P67" svg:width="0.0689in" svg:height="0.0587in" svg:x="1.8598in" svg:y="0.0484in" svg:viewBox="0 0 176 150" svg:d="M138 27c4-5 9-9 13-12 9-6 17-7 20-7s5 0 5-4c0-2 0-4-2-4-7 0-13 1-18 1-7 0-17-1-24-1-1 0-4 0-4 5 0 3 3 3 4 3 7 0 7 3 7 5 0 1-2 3-4 5-1 2-2 4-4 4-18 19-36 38-54 58-10-22-20-42-30-64-1-3-1-3-1-4 0-4 10-4 12-4s5 0 5-4c0-1 0-4-4-4-6 0-22 1-29 1-6 0-19-1-25-1-2 0-5 1-5 5 0 3 4 3 6 3 13 0 14 2 17 7 11 25 22 51 34 76-4 12-7 26-10 39-3 12-4 13-21 13-3 0-6 0-6 3s2 4 3 4c4 0 9-1 14-1 4 0 11 0 14 0 5 0 10 0 15 0 4 0 10 1 14 1 2 0 6 0 6-5 0-2-3-2-8-2-3 0-4 0-9 0-3-1-4-1-4-4 0-1 3-12 3-18 2-7 8-26 8-27 1-3 1-3 3-6 20-21 39-40 59-61z"><text:p/></draw:path></draw:g></draw:g></text:span><text:span text:style-name="T54">. </text:span><text:span text:style-name="T69">Napr: doba behu programu pred/po vylepseni. Hladina cholesterolu u lidi, co jedi/nejedi pilulku. Frekvence kratkych slov v textu autora X a Y. Nevime nic o vlast. </text:span><text:span text:style-name="T69"><draw:g text:anchor-type="as-char" svg:y="-0.0839in" draw:z-index="167" draw:name="Shape180" draw:style-name="gr178"><svg:title>TexMaths</svg:title><svg:desc>9§inline§F_X, F_Y§svg§600§FALSE§</svg:desc><draw:g draw:style-name="gr2"><draw:path draw:style-name="gr179" draw:text-style-name="P66" svg:width="0.3705in" svg:height="0.0953in" svg:x="0.0024in" svg:y="0.0071in" svg:viewBox="0 0 942 243" svg:d="M0 0c314 0 628 0 942 0 0 81 0 161 0 243-314 0-628 0-942 0 0-82 0-162 0-243z"><text:p/></draw:path><draw:path draw:style-name="gr180" draw:text-style-name="P67" svg:width="0.0882in" svg:height="0.0839in" svg:x="0.0004in" svg:y="0in" svg:viewBox="0 0 225 214" svg:d="M84 112c10 0 20 0 30 0 24 0 27 5 27 14 0 3 0 7-3 15 0 1 0 2 0 3 0 3 1 4 3 4 4 0 4-1 6-6 5-23 11-46 17-68 1-4 1-5 1-5-2-1-1-3-4-3-4 0-4 1-5 6-7 24-14 31-41 31-10 0-19 0-29 0 8-27 14-54 21-80 3-12 3-13 17-13s28 0 41 0c39 0 46 10 46 34 0 7 0 9-1 17 0 5 0 6 0 7s0 3 4 3 4-2 5-8c1-18 3-37 6-55 1-8-1-8-9-8-52 0-104 0-155 0-6 0-9 0-9 6 0 4 3 4 8 4 12 0 21 0 21 5 0 2 0 2-2 8-13 55-28 111-41 166-3 13-4 15-29 15-5 0-9 0-9 6 0 4 4 4 5 4 9 0 33-1 42-1 11 0 37 1 47 1 2 0 7 0 7-6 0-2-1-2-2-3-2-1-2-1-9-1s-9 0-17 0c-9-1-10-3-10-7 0 0 0-2 2-7 6-26 12-52 19-78z"><text:p/></draw:path><draw:path draw:style-name="gr180" draw:text-style-name="P67" svg:width="0.0764in" svg:height="0.0591in" svg:x="0.0803in" svg:y="0.0433in" svg:viewBox="0 0 195 151" svg:d="M112 67c7-7 14-15 21-21 28-28 37-37 57-38 2 0 5 0 5-4 0-3-2-3-3-4-7 0-14 1-21 1-6 0-20-1-25-1-2 0-5 1-5 5 1 1 0 3 4 3 2 0 7 1 7 6 0 3-4 7-5 9-2 1-30 29-38 37-7-14-15-28-23-43-1-1-1-3-1-3 0-1 4-5 12-6 1 0 5 0 5-4-1-1 0-4-4-4-5 0-11 1-15 1-5 0-10 0-15 0-3 0-9 0-12 0-4 0-9-1-13-1-1 0-4 0-4 5 0 3 2 3 6 3 13 0 14 3 16 7 11 20 21 40 32 61-5 3-8 8-13 12-4 4-14 14-19 18-27 27-36 36-56 36-2 0-5 0-5 5 0 1 1 4 3 4 7 0 14-1 20-1 5 0 10 0 14 0 3 0 9 1 12 1 1 0 5 0 5-5 0-4-3-4-4-4-2 0-7 0-7-4s3-6 8-12c15-14 30-29 44-43 9 17 18 34 27 52 1 2 1 2 2 3 0 0-4 4-12 4-2 0-5 0-5 5 0 1 0 4 4 4 5 0 10-1 15-1 4 0 10 0 14 0s9 0 13 0 9 1 12 1c1 0 5 0 5-5 0-4-3-4-6-4-14 0-15-2-17-5-11-23-24-47-35-70z"><text:p/></draw:path><draw:path draw:style-name="gr180" draw:text-style-name="P67" svg:width="0.0142in" svg:height="0.037in" svg:x="0.1811in" svg:y="0.0717in" svg:viewBox="0 0 37 95" svg:d="M37 33c0-20-8-33-21-33-10 0-16 8-16 17 0 8 6 16 16 16 5 0 8-1 12-3 1-1 1-1 1-1 1 0 1 0 1 4 0 24-11 43-22 54-4 2-4 3-4 4 0 3 2 4 4 4 4 0 29-25 29-62z"><text:p/></draw:path><draw:path draw:style-name="gr180" draw:text-style-name="P67" svg:width="0.0878in" svg:height="0.0839in" svg:x="0.2299in" svg:y="0in" svg:viewBox="0 0 224 214" svg:d="M84 112c10 0 20 0 30 0 24 0 26 5 26 14 0 3 0 7-2 15 0 1 0 2 0 3 0 3 1 4 3 4 3 0 3-1 5-6 5-23 11-46 17-68 2-4 2-5 2-5-2-1-2-3-5-3-4 0-4 1-4 6-7 24-14 31-41 31-10 0-19 0-29 0 7-27 14-54 20-80 3-12 4-13 17-13 15 0 28 0 42 0 39 0 46 10 46 34 0 7 0 9-1 17 0 5 0 6 0 7s0 3 3 3c4 0 5-2 5-8 1-18 3-37 6-55 1-8 0-8-8-8-52 0-104 0-155 0-6 0-10 0-10 6 0 4 3 4 9 4 12 0 21 0 21 5 0 2 0 2-2 8-13 55-28 111-41 166-4 13-4 15-29 15-5 0-9 0-9 6 0 4 4 4 4 4 9 0 33-1 43-1s36 1 47 1c2 0 6 0 6-6 0-2-1-2-2-3s-2-1-9-1c-6 0-8 0-16 0-9-1-10-3-10-7 0 0 0-2 1-7 6-26 13-52 20-78z"><text:p/></draw:path><draw:path draw:style-name="gr180" draw:text-style-name="P67" svg:width="0.0685in" svg:height="0.0591in" svg:x="0.3102in" svg:y="0.0433in" svg:viewBox="0 0 175 151" svg:d="M137 27c4-4 9-9 13-12 9-6 17-7 20-7s5 0 5-4c0-2-1-4-2-4-7 0-13 1-18 1-8 0-17-1-24-1-1 0-4 0-4 5 0 3 3 3 4 3 7 1 7 3 7 5 0 1-2 3-3 5-2 2-3 4-5 5-18 19-36 38-54 58-10-21-20-43-30-65-1-3-1-2-1-3 0-5 11-5 12-5 2 0 5 0 5-4-1-1 0-4-4-4-6 0-22 1-28 1-7 0-20-1-26-1-1 0-4 1-4 5 0 3 3 3 5 3 14 0 15 2 17 7 11 26 22 51 34 76-4 14-7 27-10 41-3 10-3 10-21 10-3 0-6 0-6 5 0 3 2 4 3 4 5 0 9-1 14-1 4 0 11 0 14 0 5 0 10 0 15 0 4 0 10 1 15 1 1 0 5 0 5-5 0-4-3-4-8-4-3 0-4 0-9 0-3 0-4 0-4-3 0-1 3-11 4-17 2-7 7-26 7-27 1-4 1-4 3-7 20-20 39-41 59-61z"><text:p/></draw:path></draw:g></draw:g></text:span><text:span text:style-name="T69">, ne</text:span><text:span text:style-name="T54">čekáme, že jsou norm. Postup: Zvolíme vhodnou statistiku napr:</text:span><text:span text:style-name="T54"><draw:g text:anchor-type="as-char" svg:y="-0.1063in" draw:z-index="168" draw:name="Shape181" draw:style-name="gr178"><svg:title>TexMaths</svg:title><svg:desc>9§inline§T(X_1, ..., X_n, Y_1, ...,Y_m) = |\overline{X}_n -\overline{Y}_m |§svg§600§FALSE§</svg:desc><draw:g draw:style-name="gr2"><draw:path draw:style-name="gr179" draw:text-style-name="P66" svg:width="2.0303in" svg:height="0.1228in" svg:x="0.0035in" svg:y="0.0071in" svg:viewBox="0 0 5158 313" svg:d="M2580 313c-860 0-1720 0-2580 0 0-104 0-208 0-313 1720 0 3438 0 5158 0 0 105 0 209 0 313-859 0-1719 0-2578 0z"><text:p/></draw:path><draw:path draw:style-name="gr180" draw:text-style-name="P67" svg:width="0.0843in" svg:height="0.0835in" svg:x="0.0004in" svg:y="0.0217in" svg:viewBox="0 0 215 213" svg:d="M127 22c3-9 3-11 7-12s14-1 21-1c31 0 46 2 46 26 0 5-2 17-3 26 0 1-1 5-1 6 0 2 1 4 4 4s4-2 4-8c3-18 6-37 9-55 0-1 1-4 1-5 0-3-4-3-9-3-58 0-117 0-175 0-8 0-9 0-10 6-7 18-13 37-19 55-1 1-2 6-2 7 0 2 1 3 4 3 2 0 3-1 5-7 17-49 25-55 72-55 4 0 8 0 13 0 9 0 9 2 9 5 0 1-2 5-2 6-15 56-28 112-43 168-2 12-3 15-37 15-11 0-14 0-14 7 0 3 4 3 6 3 9 0 18-1 26-1 9 0 18 0 27 0s18 0 26 0c9 0 19 1 28 1 2 0 7 0 7-6 0-4-3-4-11-4s-13 0-21 0c-9-2-11-2-11-7 0-1 0-2 1-7 14-55 28-111 42-167z"><text:p/></draw:path><draw:path draw:style-name="gr180" draw:text-style-name="P67" svg:width="0.0287in" svg:height="0.124in" svg:x="0.0996in" svg:y="0.0122in" svg:viewBox="0 0 74 316" svg:d="M74 313c0-1 0-1-6-7-39-40-49-100-49-148 0-55 12-110 50-150 5-3 5-3 5-5s-2-3-4-3c-3 0-31 22-50 61-16 36-20 71-20 97 0 25 4 62 21 99 19 38 46 59 49 59 2 0 4-1 4-3z"><text:p/></draw:path><draw:path draw:style-name="gr180" draw:text-style-name="P67" svg:width="0.102in" svg:height="0.0846in" svg:x="0.1394in" svg:y="0.0201in" svg:viewBox="0 0 260 216" svg:d="M144 87c-9-22-17-43-26-64-1-2-1-2-2-3 0-3 5-8 19-10 3 0 6 0 6-5s-3-5-4-5c-14 0-27 2-41 2-7 0-27-2-35-2-2 0-5 0-5 6 0 4 2 4 7 4 19 0 21 4 23 11 13 29 26 58 38 87-22 24-44 48-66 73-2 1-3 1-5 3-15 17-31 21-47 22-3 1-6 1-6 6 0 1 0 4 4 4 9 0 19-1 29-1 12 0 25 1 36 1 2 0 6 0 6-6 0-3-3-2-4-4-4 0-13-1-13-10 0-5 5-10 9-13 10-11 21-23 32-34 10-11 19-22 29-32 11 26 20 51 31 75 1 4 2 4 2 5 0 3-6 8-19 9-3 1-6 1-6 6 0 4 3 4 5 4 8 0 31-1 40-1 8 0 27 1 35 1 2 0 6 0 6-6 0-4-3-4-6-4-21 0-22-1-27-14-13-29-33-78-41-97 22-22 55-60 65-69 9-7 21-15 40-16 4 0 7 0 7-6-1-1 0-4-4-4-9 0-20 2-29 2-12 0-25-2-35-2-3 0-7 0-7 6 0 3 2 4 4 4 3 1 13 1 13 10 0 4-4 9-7 12-17 18-34 36-51 55z"><text:p/></draw:path><draw:path draw:style-name="gr180" draw:text-style-name="P67" svg:width="0.0315in" svg:height="0.0575in" svg:x="0.2484in" svg:y="0.0665in" svg:viewBox="0 0 81 147" svg:d="M50 6c0-6-1-6-7-6-14 14-34 14-43 14 0 2 0 5 0 8 5 0 20 0 32-7 0 38 0 76 0 114 0 7 0 10-22 10-3 0-6 0-8 0 0 3 0 6 0 8 3-1 30-1 39-1 7 0 35 0 40 1 0-2 0-5 0-8-3 0-6 0-9 0-22 0-22-3-22-10 0-41 0-82 0-123z"><text:p/></draw:path><draw:path draw:style-name="gr180" draw:text-style-name="P67" svg:width="0.0142in" svg:height="0.037in" svg:x="0.3055in" svg:y="0.0921in" svg:viewBox="0 0 37 95" svg:d="M37 33c0-20-8-33-20-33-11 0-17 8-17 16 0 9 6 17 17 17 4 0 7 0 11-3 1-1 1-2 2-2 0 2 0 1 0 5 0 24-11 43-21 53-4 3-4 4-4 5 0 2 1 4 3 4 4 0 29-25 29-62z"><text:p/></draw:path><draw:path draw:style-name="gr180" draw:text-style-name="P67" svg:width="0.013in" svg:height="0.0126in" svg:x="0.3606in" svg:y="0.0921in" svg:viewBox="0 0 34 33" svg:d="M34 16c0-9-8-16-17-16s-17 6-17 16c0 9 8 17 17 17s17-7 17-17z"><text:p/></draw:path><draw:path draw:style-name="gr180" draw:text-style-name="P67" svg:width="0.0126in" svg:height="0.0126in" svg:x="0.3957in" svg:y="0.0921in" svg:viewBox="0 0 33 33" svg:d="M33 16c0-9-8-16-17-16-10 0-16 6-16 16 0 9 6 17 16 17 9 0 17-7 17-17z"><text:p/></draw:path><draw:path draw:style-name="gr180" draw:text-style-name="P67" svg:width="0.013in" svg:height="0.0126in" svg:x="0.4299in" svg:y="0.0921in" svg:viewBox="0 0 34 33" svg:d="M34 16c0-9-8-16-17-16s-17 6-17 16c0 9 8 17 17 17s17-7 17-17z"><text:p/></draw:path><draw:path draw:style-name="gr180" draw:text-style-name="P67" svg:width="0.0142in" svg:height="0.037in" svg:x="0.4646in" svg:y="0.0921in" svg:viewBox="0 0 37 95" svg:d="M37 33c0-20-8-33-20-33-11 0-17 8-17 16 0 9 6 17 17 17 4 0 8 0 11-3 1-1 1-2 2-2 0 2 0 1 0 5 0 24-11 43-21 53-4 3-4 4-4 5 0 2 1 4 3 4 4 0 29-25 29-62z"><text:p/></draw:path><draw:path draw:style-name="gr180" draw:text-style-name="P67" svg:width="0.102in" svg:height="0.0846in" svg:x="0.5126in" svg:y="0.0201in" svg:viewBox="0 0 260 216" svg:d="M144 87c-9-22-17-43-26-64-1-2-1-2-2-3 0-3 5-8 19-10 3 0 6 0 6-5s-3-5-4-5c-14 0-27 2-41 2-7 0-27-2-35-2-2 0-5 0-5 6 0 4 2 4 7 4 19 0 21 4 23 11 13 29 26 58 38 87-22 24-44 48-66 73-2 1-3 1-5 3-15 17-31 21-47 22-3 1-6 1-6 6 0 1 0 4 4 4 9 0 19-1 29-1 12 0 25 1 36 1 2 0 6 0 6-6 0-3-3-2-4-4-4 0-13-1-13-10 0-5 5-10 9-13 10-11 21-23 32-34 10-11 19-22 29-32 11 26 20 51 31 75 1 4 2 4 2 5 0 3-6 8-19 9-3 1-6 1-6 6 0 4 3 4 5 4 8 0 31-1 40-1 8 0 27 1 35 1 2 0 6 0 6-6 0-4-3-4-6-4-21 0-22-1-27-14-13-29-33-78-41-97 22-22 55-60 65-69 9-7 21-15 40-16 4 0 7 0 7-6-1-1 0-4-4-4-9 0-20 2-29 2-12 0-25-2-35-2-3 0-7 0-7 6 0 3 2 4 4 4 3 1 13 1 13 10 0 4-4 9-7 12-17 18-34 36-51 55z"><text:p/></draw:path><draw:path draw:style-name="gr180" draw:text-style-name="P67" svg:width="0.0528in" svg:height="0.039in" svg:x="0.6165in" svg:y="0.0854in" svg:viewBox="0 0 135 100" svg:d="M16 84c-1 3-1 5-2 9 0 5 4 7 8 7s7-2 9-4c1-2 2-9 3-14 1-4 4-14 6-21 0-4 2-9 3-14 2-9 3-11 9-20s17-21 33-21c13 0 13 12 13 16 0 13-9 38-13 48-2 6-3 8-3 11 0 12 10 19 21 19 22 0 32-30 32-33 0-4-3-4-4-4-2 0-3 2-4 5-5 17-15 26-24 26-4 0-5-3-5-7 0-6 1-8 5-18 3-8 12-31 12-44 0-20-17-25-29-25-18 0-30 12-37 21-1-16-15-21-24-21-10 0-14 7-17 13-5 8-8 20-8 21 0 3 3 3 4 3 2 0 3-1 4-6 4-14 8-25 16-25 7 0 7 6 7 11s-2 13-3 19c-2 6-4 15-5 20-2 9-4 18-7 28z"><text:p/></draw:path><draw:path draw:style-name="gr180" draw:text-style-name="P67" svg:width="0.0142in" svg:height="0.037in" svg:x="0.6909in" svg:y="0.0921in" svg:viewBox="0 0 37 95" svg:d="M37 33c0-20-8-33-21-33-10 0-16 8-16 16 0 9 6 17 16 17 5 0 8 0 12-3 1-1 1-1 1-2 1 0 1 1 1 5 0 24-11 43-22 53-4 3-4 4-4 5 0 2 2 4 4 4 4 0 29-25 29-62z"><text:p/></draw:path><draw:path draw:style-name="gr180" draw:text-style-name="P67" svg:width="0.0898in" svg:height="0.0846in" svg:x="0.7398in" svg:y="0.0201in" svg:viewBox="0 0 229 216" svg:d="M177 36c2-1 3-3 5-3 10-10 20-21 41-23 4 0 6 0 6-5 0-3 0-5-3-5-8 0-17 2-26 2-11 0-22-2-32-2-2 0-6 0-6 6 0 4 4 4 5 4 2 0 11 1 11 7s-7 14-8 16c-24 28-49 56-74 84-11-31-23-62-35-94-2-4-1-3-2-5 0-8 17-8 19-8 5 0 8 0 8-6 0-4-4-4-5-4-9 0-31 2-40 2-8 0-28-2-35-2-2 0-6 0-6 6 0 4 3 4 7 4 19 0 21 3 24 11 12 35 26 69 38 105 0 0 1 4 1 5s-12 51-13 57c-5 17-5 18-31 18-5 0-8 0-8 6 0 4 4 4 4 4 9 0 31-1 40-1s32 1 41 1c2 0 6 0 6-6 0-4-3-4-9-4-1 0-6 0-12 0-7-1-9-2-9-5s3-14 5-19c3-16 7-31 10-46 2-5 3-6 5-10 26-30 52-60 78-90z"><text:p/></draw:path><draw:path draw:style-name="gr180" draw:text-style-name="P67" svg:width="0.0311in" svg:height="0.0575in" svg:x="0.8173in" svg:y="0.0665in" svg:viewBox="0 0 80 147" svg:d="M49 6c0-6 0-6-6-6-14 14-34 14-43 14 0 2 0 5 0 8 4 0 20 0 31-7 0 38 0 76 0 114 0 7 0 10-21 10-3 0-6 0-9 0 0 3 0 6 0 8 4-1 31-1 39-1s36 0 40 1c0-2 0-5 0-8-3 0-5 0-8 0-23 0-23-3-23-10 0-41 0-82 0-123z"><text:p/></draw:path><draw:path draw:style-name="gr180" draw:text-style-name="P67" svg:width="0.0142in" svg:height="0.037in" svg:x="0.8744in" svg:y="0.0921in" svg:viewBox="0 0 37 95" svg:d="M37 33c0-20-8-33-21-33-10 0-16 8-16 16 0 9 6 17 16 17 4 0 8 0 11-3 2-1 1-1 2-2 1 0 1 1 1 5 0 24-11 43-22 53-4 3-4 4-4 5 0 2 2 4 4 4 4 0 29-25 29-62z"><text:p/></draw:path><draw:path draw:style-name="gr180" draw:text-style-name="P67" svg:width="0.0126in" svg:height="0.0126in" svg:x="0.9299in" svg:y="0.0921in" svg:viewBox="0 0 33 33" svg:d="M33 16c0-9-8-16-17-16-10 0-16 6-16 16 0 9 6 17 16 17 9 0 17-7 17-17z"><text:p/></draw:path><draw:path draw:style-name="gr180" draw:text-style-name="P67" svg:width="0.013in" svg:height="0.0126in" svg:x="0.9642in" svg:y="0.0921in" svg:viewBox="0 0 34 33" svg:d="M34 16c0-9-8-16-17-16s-17 6-17 16c0 9 8 17 17 17s17-7 17-17z"><text:p/></draw:path><draw:path draw:style-name="gr180" draw:text-style-name="P67" svg:width="0.0126in" svg:height="0.0126in" svg:x="0.9988in" svg:y="0.0921in" svg:viewBox="0 0 33 33" svg:d="M33 16c0-9-7-16-16-16-10 0-17 6-17 16 0 9 7 17 17 17 9 0 16-7 16-17z"><text:p/></draw:path><draw:path draw:style-name="gr180" draw:text-style-name="P67" svg:width="0.0142in" svg:height="0.037in" svg:x="1.0331in" svg:y="0.0921in" svg:viewBox="0 0 37 95" svg:d="M37 33c0-20-8-33-21-33-10 0-16 8-16 16 0 9 6 17 16 17 4 0 8 0 12-3 1-1 1-1 1-2 1 0 1 1 1 5 0 24-11 43-22 53-4 3-4 4-4 5 0 2 2 4 4 4 4 0 29-25 29-62z"><text:p/></draw:path><draw:path draw:style-name="gr180" draw:text-style-name="P67" svg:width="0.0898in" svg:height="0.0846in" svg:x="1.0823in" svg:y="0.0201in" svg:viewBox="0 0 229 216" svg:d="M177 36c2-1 3-3 5-3 10-10 20-21 41-23 4 0 6 0 6-5 0-3 0-5-3-5-8 0-18 2-26 2-11 0-22-2-32-2-2 0-6 0-6 6 0 4 4 4 4 4 3 0 12 1 12 7s-7 14-8 16c-24 28-49 56-74 84-11-31-23-62-35-94-2-4-1-3-2-5 0-8 16-8 19-8 5 0 7 0 7-6 0-4-3-4-4-4-9 0-31 2-40 2-8 0-28-2-35-2-2 0-6 0-6 6 0 4 3 4 7 4 19 0 20 3 24 11 12 35 26 69 38 105 0 0 1 4 1 5s-12 51-14 57c-4 17-5 18-30 18-5 0-8 0-8 6 0 4 4 4 4 4 9 0 31-1 40-1s32 1 41 1c2 0 6 0 6-6 0-4-3-4-9-4-1 0-6 0-12 0-7-1-9-2-9-5s3-14 5-19c3-16 7-31 10-46 2-5 2-6 5-10 26-30 52-60 78-90z"><text:p/></draw:path><draw:path draw:style-name="gr180" draw:text-style-name="P67" svg:width="0.0795in" svg:height="0.039in" svg:x="1.1539in" svg:y="0.0854in" svg:viewBox="0 0 203 100" svg:d="M85 80c0 5-2 12-2 13 0 5 3 7 7 7s8-2 9-4 3-9 4-14c1-4 3-14 5-21 1-4 3-9 4-14 2-10 2-10 6-17 7-11 19-24 36-24 12 0 12 11 12 16 0 13-9 38-12 48-3 6-4 8-4 11 0 12 10 19 22 19 21 0 31-30 31-33 0-4-2-4-3-4-3 0-4 2-5 5-4 17-14 26-23 26-5 0-6-3-6-7 0-6 1-8 6-18 3-8 12-31 12-44 0-3 0-12-9-19-3-2-10-6-20-6-20 0-33 14-40 23-2-19-17-23-29-23-18 0-30 12-37 21-1-16-14-21-24-21-9 0-14 7-17 13-4 8-8 20-8 21 0 3 3 2 4 3 3 0 3-1 5-6 3-14 7-25 16-25 6 0 7 6 7 11s-1 13-3 19-4 15-6 20c-1 9-4 18-6 28-1 3-2 5-3 9 0 5 5 7 8 7 4 0 8-2 9-4 0-2 2-9 4-14 1-4 3-14 5-21 0-4 2-9 3-14 3-9 3-11 9-20s17-21 33-21c14 0 14 12 14 16 0 6-1 9-4 21-3 13-6 25-10 37z"><text:p/></draw:path><draw:path draw:style-name="gr180" draw:text-style-name="P67" svg:width="0.0283in" svg:height="0.124in" svg:x="1.252in" svg:y="0.0122in" svg:viewBox="0 0 73 316" svg:d="M73 158c0-24-4-62-21-98-19-39-46-60-49-60-2 0-3 1-3 3s0 2 5 8c32 31 50 81 50 147 0 53-12 109-51 149-4 5-4 5-4 6s1 3 3 3c3 0 31-22 50-62 16-35 20-69 20-96z"><text:p/></draw:path><draw:path draw:style-name="gr180" draw:text-style-name="P67" svg:width="0.0827in" svg:height="0.0287in" svg:x="1.3343in" svg:y="0.0598in" svg:viewBox="0 0 211 74" svg:d="M200 13c4 0 11 0 11-7 0-6-7-6-10-6-63 0-127 0-190 0-5 0-11 0-11 6 0 7 6 7 11 7 63 0 126 0 189 0zM201 74c3 0 10 0 10-6 0-7-7-7-11-7-63 0-126 0-189 0-5 0-11 0-11 7 0 6 6 6 11 6 63 0 127 0 190 0z"><text:p/></draw:path><draw:path draw:style-name="gr180" draw:text-style-name="P67" svg:width="0.0047in" svg:height="0.124in" svg:x="1.474in" svg:y="0.0122in" svg:viewBox="0 0 13 316" svg:d="M13 12c0-7 0-12-7-12-6 0-6 5-6 12 0 97 0 195 0 292 0 6 0 12 6 12 7 0 7-6 7-12 0-97 0-195 0-292z"><text:p/></draw:path><draw:path draw:style-name="gr180" draw:text-style-name="P67" svg:width="0.1126in" svg:height="0.0047in" svg:x="1.4933in" svg:y="0.0004in" svg:viewBox="0 0 287 13" svg:d="M144 13c-48 0-96 0-144 0 0-5 0-8 0-13 95 0 192 0 287 0 0 5 0 8 0 13-48 0-95 0-143 0z"><text:p/></draw:path><draw:path draw:style-name="gr180" draw:text-style-name="P67" svg:width="0.102in" svg:height="0.0846in" svg:x="1.4969in" svg:y="0.0201in" svg:viewBox="0 0 260 216" svg:d="M145 87c-9-22-18-43-27-64-1-2-1-2-1-3 0-3 4-8 18-10 4 0 6 0 6-5s-3-5-4-5c-13 0-27 2-40 2-8 0-28-2-36-2-2 0-5 0-5 6 0 4 3 4 7 4 19 0 21 4 23 11 13 29 26 58 38 87-22 24-44 48-66 73-2 1-3 1-5 3-15 17-31 21-46 22-4 1-7 1-7 6 0 1 0 4 4 4 9 0 20-1 29-1 12 0 25 1 36 1 2 0 6 0 6-6 0-3-3-4-4-4-3 0-13-1-13-10 0-5 5-10 9-13 10-11 21-23 32-34 10-11 19-22 29-32 11 26 20 51 31 75 2 4 2 4 2 5 0 3-6 8-18 9-4 1-6 1-6 6 0 4 3 4 4 4 9 0 31-1 40-1 8 0 27 1 35 1 3 0 6 0 6-6 0-4-3-4-5-4-22 0-23-1-28-14-12-29-33-78-41-97 22-22 55-60 65-69 9-7 22-15 41-16 3 0 6 0 6-6-1-1 0-4-4-4-9 0-19 2-29 2-12 0-25-2-35-2-2 0-7 0-7 6 0 3 2 4 4 4 3 1 13 1 13 10 0 4-3 9-6 12-17 18-34 36-51 55z"><text:p/></draw:path><draw:path draw:style-name="gr180" draw:text-style-name="P67" svg:width="0.0528in" svg:height="0.039in" svg:x="1.6106in" svg:y="0.0854in" svg:viewBox="0 0 135 100" svg:d="M16 84c-1 3-1 5-2 9 0 5 4 7 8 7 3 0 7-2 9-4 1-2 2-9 3-14 1-4 4-14 5-21 1-4 2-9 4-14 2-9 3-11 9-20s16-21 33-21c13 0 13 12 13 16 0 13-9 38-13 48-2 6-3 8-3 11 0 12 10 19 21 19 22 0 32-30 32-33 0-4-3-4-4-4-2 0-3 2-4 5-5 17-15 26-24 26-4 0-5-3-5-7 0-6 1-8 5-18 3-8 12-31 12-44 0-20-17-25-29-25-19 0-30 12-37 21-1-16-15-21-24-21-10 0-14 7-18 13-4 8-7 20-7 21 0 3 3 3 4 3 2 0 2-1 4-6 4-14 8-25 16-25 7 0 7 6 7 11s-2 13-3 19c-2 6-4 15-5 20-2 9-4 18-7 28z"><text:p/></draw:path><draw:path draw:style-name="gr180" draw:text-style-name="P67" svg:width="0.0756in" svg:height="0.0047in" svg:x="1.7122in" svg:y="0.0717in" svg:viewBox="0 0 193 13" svg:d="M182 13c5 0 11 0 11-7 0-6-6-6-11-6-57 0-115 0-171 0-6 0-11 0-11 6 0 7 5 7 11 7 56 0 114 0 171 0z"><text:p/></draw:path><draw:path draw:style-name="gr180" draw:text-style-name="P67" svg:width="0.0996in" svg:height="0.0047in" svg:x="1.8264in" svg:y="0.0004in" svg:viewBox="0 0 254 13" svg:d="M127 13c-42 0-85 0-127 0 0-5 0-8 0-13 85 0 169 0 254 0 0 5 0 8 0 13-43 0-85 0-127 0z"><text:p/></draw:path><draw:path draw:style-name="gr180" draw:text-style-name="P67" svg:width="0.0902in" svg:height="0.0846in" svg:x="1.8307in" svg:y="0.0201in" svg:viewBox="0 0 230 216" svg:d="M178 36c2-1 3-3 5-3 9-10 19-21 41-23 3 0 6 0 6-5 0-3-1-5-4-5-8 0-17 2-26 2-10 0-22-2-32-2-2 0-6 0-6 6 0 4 4 4 5 4 2 0 11 1 11 7s-7 14-8 16c-24 28-49 56-74 84-11-31-22-62-34-94-2-4-1-3-2-5 0-8 16-8 18-8 5 0 8 0 8-6 0-4-3-4-5-4-8 0-31 2-40 2-8 0-27-2-35-2-2 0-6 0-6 6 0 4 4 4 7 4 19 0 21 3 24 11 12 35 26 69 38 105 0 0 2 4 2 5s-13 51-14 57c-5 17-5 18-30 18-6 0-9 0-9 6 0 4 4 4 4 4 9 0 31-1 40-1 8 0 32 1 41 1 2 0 6 0 6-6 0-4-3-4-9-4-1 0-6 0-12 0-7-1-9-2-9-5s4-14 5-19c3-16 8-31 11-46 1-5 2-6 4-10 26-30 53-60 79-90z"><text:p/></draw:path><draw:path draw:style-name="gr180" draw:text-style-name="P67" svg:width="0.0791in" svg:height="0.039in" svg:x="1.9307in" svg:y="0.0854in" svg:viewBox="0 0 202 100" svg:d="M85 80c-1 5-3 12-3 13 0 5 4 7 8 7s7-2 8-4 3-9 5-14c0-4 3-14 4-21 2-4 3-9 4-14 2-10 2-10 7-17 7-11 18-24 35-24 13 0 13 11 13 16 0 13-9 38-13 48-2 6-3 8-3 11 0 12 9 19 21 19 22 0 31-30 31-33 0-4-2-4-3-4-3 0-3 2-4 5-5 17-15 26-23 26-6 0-6-3-6-7 0-6 1-8 5-18 3-8 12-31 12-44 0-3 0-12-8-19-4-2-10-6-21-6-20 0-32 14-39 23-2-19-18-23-29-23-19 0-30 12-37 21-2-16-15-21-24-21-10 0-14 7-18 13-4 8-7 20-7 21 0 3 3 3 4 3 2 0 2-1 4-6 4-14 7-25 16-25 6 0 7 6 7 11s-2 13-3 19c-2 6-4 15-5 20-2 9-4 18-7 28-1 3-1 5-2 9 0 5 4 7 8 7 3 0 6-2 8-4 1-2 3-9 4-14 1-4 4-14 5-21 1-4 2-9 3-14 3-9 4-11 10-20s16-21 33-21c13 0 13 12 13 16 0 6-1 9-4 21-2 13-6 25-9 37z"><text:p/></draw:path><draw:path draw:style-name="gr180" draw:text-style-name="P67" svg:width="0.0047in" svg:height="0.124in" svg:x="2.0358in" svg:y="0.0122in" svg:viewBox="0 0 13 316" svg:d="M13 12c0-7 0-12-7-12-6 0-6 5-6 12 0 97 0 195 0 292 0 6 0 12 6 12 7 0 7-6 7-12 0-97 0-195 0-292z"><text:p/></draw:path></draw:g></draw:g></text:span><text:span text:style-name="T54">. </text:span><text:span text:style-name="T69">Za predpokladu </text:span><text:span text:style-name="T69"><draw:g text:anchor-type="as-char" svg:y="-0.0862in" draw:z-index="169" draw:name="Shape182" draw:style-name="gr178"><svg:title>TexMaths</svg:title><svg:desc>9§inline§H_0§svg§600§FALSE§</svg:desc><draw:g draw:style-name="gr2"><draw:path draw:style-name="gr179" draw:text-style-name="P66" svg:width="0.135in" svg:height="0.0921in" svg:x="0.002in" svg:y="0.0063in" svg:viewBox="0 0 344 235" svg:d="M173 235c-58 0-115 0-173 0 0-79 0-156 0-235 114 0 229 0 344 0 0 79 0 156 0 235-57 0-115 0-171 0z"><text:p/></draw:path><draw:path draw:style-name="gr180" draw:text-style-name="P67" svg:width="0.1035in" svg:height="0.0843in" svg:x="0.0004in" svg:y="0in" svg:viewBox="0 0 264 215" svg:d="M228 24c2-10 3-14 27-14 8 0 9 0 9-6 0-4-2-4-3-4-9 0-33 1-41 1-10 0-30-1-40-1-2 0-5 0-5 6 0 4 2 4 8 4 1 0 7 0 12 1 6 0 7 1 7 4 0 2 0 2 0 7-6 25-12 50-18 77-33 0-65 0-97 0 6-26 12-50 18-75 4-10 5-14 27-14 8 0 11 0 11-6 0-4-4-4-4-4-9 0-32 1-41 1s-31-1-40-1c-3 0-7 0-7 6 0 4 3 4 9 4 1 0 7 0 12 1 6 0 9 1 9 4 0 2-1 3-2 7-14 56-28 113-42 169-3 12-4 15-29 15-5 0-8 0-8 6 0 3 4 3 4 3 9 0 32-1 40-1 7 0 14 1 21 1s13 0 20 0c2 0 7 0 7-6 0-3-3-3-9-3-12 0-21 0-21-6 0-2 1-4 1-6 7-29 14-57 22-85 31 0 63 0 96 0-14 51-21 82-22 86-3 10-9 11-29 11-4 0-8 0-8 6 0 3 3 2 5 3 9 0 31-1 40-1 7 0 14 1 20 1 7 0 14 0 20 0 3 0 6 0 6-6 0-3-3-3-9-3-11 0-19 0-19-6 0-2 0-4 1-6 14-56 28-113 42-170z"><text:p/></draw:path><draw:path draw:style-name="gr180" draw:text-style-name="P67" svg:width="0.0402in" svg:height="0.0591in" svg:x="0.1031in" svg:y="0.0453in" svg:viewBox="0 0 103 151" svg:d="M103 77c0-25-3-43-14-58-6-10-21-19-38-19-51 0-51 61-51 77 0 15 0 74 51 74 52 0 52-59 52-74zM51 146c-11 0-24-7-28-25-3-12-3-31-3-47s0-33 3-45c5-18 19-23 28-23 12 0 24 8 27 20 4 13 4 28 4 48 0 16 0 33-3 46-4 21-19 26-28 26z"><text:p/></draw:path></draw:g></draw:g></text:span><text:span text:style-name="T69"><text:s/>jsou “sechny permutace stejne” </text:span><text:span text:style-name="T69"><draw:g text:anchor-type="as-char" svg:y="-0.0846in" draw:z-index="170" draw:name="Shape183" draw:style-name="gr178"><svg:title>TexMaths</svg:title><svg:desc>9§inline§X_i, X_j§svg§600§FALSE§</svg:desc><draw:g draw:style-name="gr2"><draw:path draw:style-name="gr179" draw:text-style-name="P66" svg:width="0.3276in" svg:height="0.1071in" svg:x="0.0035in" svg:y="0.0071in" svg:viewBox="0 0 833 273" svg:d="M417 273c-140 0-278 0-417 0 0-91 0-182 0-273 278 0 555 0 833 0 0 91 0 182 0 273-138 0-278 0-416 0z"><text:p/></draw:path><draw:path draw:style-name="gr180" draw:text-style-name="P67" svg:width="0.102in" svg:height="0.0835in" svg:x="0.0004in" svg:y="0.0004in" svg:viewBox="0 0 260 213" svg:d="M144 85c-9-20-17-41-26-62-1-2-2-3-2-4 0-2 5-8 19-9 3 0 6-1 6-6 0-4-3-4-4-4-14 0-27 1-41 1-7 0-27-1-35-1-2 0-5 0-5 6 0 4 2 4 7 4 19 0 21 3 23 10 13 29 26 58 38 88-22 23-44 46-66 69-2 2-3 3-5 4-15 17-31 22-47 22-3 1-6 1-6 7 0 1 0 3 4 3 9 0 19-1 29-1 12 0 25 1 36 1 2 0 6 0 6-6 0-3-3-2-4-4-3 0-13 0-13-8 0-6 5-11 9-15 10-11 21-22 32-33 10-11 19-21 29-30 11 24 20 49 31 73 1 4 1 4 2 5 0 2-6 8-19 8-3 1-6 1-6 7 0 3 3 3 5 3 8 0 31-1 40-1 8 0 27 1 35 1 2 0 6 0 6-5s-3-5-6-5c-21 0-22 0-27-13-13-29-33-77-41-96 22-22 54-59 65-68 9-8 21-15 40-16 4 0 7 0 7-6-2-1 0-4-4-4-9 0-20 1-30 1-12 0-24-1-35-1-2 0-6 0-6 6 0 3 2 4 4 4 3 0 13 1 13 10 0 4-4 8-7 10-17 18-34 36-51 55z"><text:p/></draw:path><draw:path draw:style-name="gr180" draw:text-style-name="P67" svg:width="0.026in" svg:height="0.0579in" svg:x="0.1043in" svg:y="0.0465in" svg:viewBox="0 0 67 148" svg:d="M61 9c0-4-3-9-9-9s-12 6-12 13c0 3 2 8 9 8 6 0 12-7 12-12zM16 120c-1 3-3 5-3 9 0 11 9 19 22 19 22 0 32-31 32-33 0-3-3-3-4-3-3 0-4 1-4 4-5 17-15 26-24 26-4 0-5-3-5-8s1-9 3-14c3-5 5-12 7-17s10-26 11-29c1-1 2-4 2-6 0-11-9-19-22-19-21 0-31 30-31 33s3 3 4 3c2 0 3-1 3-3 6-19 15-26 24-26 3 0 6 1 6 7 0 5-2 8-7 22-5 12-9 23-14 35z"><text:p/></draw:path><draw:path draw:style-name="gr180" draw:text-style-name="P67" svg:width="0.0142in" svg:height="0.0366in" svg:x="0.152in" svg:y="0.0713in" svg:viewBox="0 0 37 94" svg:d="M37 33c0-20-8-33-20-33-11 0-17 8-17 17 0 8 6 16 17 16 4 0 8-1 11-3 1-1 1-1 2-1 0 1 1 0 1 4 0 23-12 42-22 52-4 4-4 5-4 6s2 3 3 3c4 0 29-24 29-61z"><text:p/></draw:path><draw:path draw:style-name="gr180" draw:text-style-name="P67" svg:width="0.1024in" svg:height="0.0835in" svg:x="0.1996in" svg:y="0.0004in" svg:viewBox="0 0 261 213" svg:d="M145 85c-9-20-17-41-26-62-1-2-2-3-2-4 0-2 5-8 19-9 3 0 6-1 6-6 0-4-3-4-4-4-14 0-27 1-41 1-7 0-27-1-35-1-2 0-5 0-5 6 0 4 2 4 7 4 19 0 21 3 23 10 13 29 25 58 37 88-22 23-44 46-66 69-1 2-3 3-4 4-15 17-31 22-47 22-3 1-7 1-7 7 0 1 0 3 4 3 10 0 20-1 30-1 12 0 24 1 35 1 2 0 7 0 7-6 0-3-4-4-5-4-3 0-13 0-13-8 0-6 6-11 9-15 11-11 22-22 33-33 9-11 19-21 28-30 11 24 21 49 32 73 1 4 1 4 2 5 0 2-6 8-19 8-4 1-6 1-6 7 0 3 3 3 4 3 9 0 32-1 41-1 7 0 27 1 35 1 2 0 5 0 5-5s-2-5-5-5c-22 0-22 0-27-13-13-29-33-77-41-96 21-22 54-59 64-68 10-8 22-15 41-16 4 0 7 0 7-6-2-1 0-4-5-4-9 0-19 1-29 1-12 0-24-1-35-1-2 0-6 0-6 6 0 3 1 4 4 4s12 1 12 10c0 4-3 8-6 10-17 18-34 36-51 55z"><text:p/></draw:path><draw:path draw:style-name="gr180" draw:text-style-name="P67" svg:width="0.0378in" svg:height="0.0744in" svg:x="0.2996in" svg:y="0.0465in" svg:viewBox="0 0 97 190" svg:d="M97 9c0-5-3-9-9-9s-12 6-12 13c0 3 2 8 9 8 6 0 12-6 12-12zM50 157c-3 14-16 27-28 27-3 0-6-1-9-2 7-2 8-7 8-11 0-5-4-7-8-7-8 0-13 5-13 12 0 9 8 14 22 14 13 0 39-8 45-34 7-27 14-53 20-79 1-2 2-4 2-7 0-13-11-21-24-21-25 0-39 31-39 33 0 3 4 3 5 3 2 0 2 0 3-3 6-13 17-26 31-26 5 0 7 3 7 10 0 2 0 6-1 7-7 27-13 55-21 84z"><text:p/></draw:path></draw:g></draw:g></text:span><text:span text:style-name="T69"><text:s/>se generovaly ze stejneho rozdeleni. </text:span><text:span text:style-name="T69"><draw:g text:anchor-type="as-char" svg:y="-0.0929in" draw:z-index="173" draw:name="Shape184" draw:style-name="gr178"><svg:title>TexMaths</svg:title><svg:desc>9§inline§t_{obs} := T(X_1,...,X_n,Y_1,...,Y_m)§svg§600§FALSE§</svg:desc><draw:g draw:style-name="gr2"><draw:path draw:style-name="gr179" draw:text-style-name="P66" svg:width="1.6614in" svg:height="0.1102in" svg:x="0.0039in" svg:y="0.0063in" svg:viewBox="0 0 4221 281" svg:d="M0 0c1407 0 2814 0 4221 0 0 93 0 188 0 281-1407 0-2814 0-4221 0 0-93 0-188 0-281z"><text:p/></draw:path><draw:path draw:style-name="gr180" draw:text-style-name="P67" svg:width="0.0378in" svg:height="0.0783in" svg:x="0.0004in" svg:y="0.0157in" svg:viewBox="0 0 97 200" svg:d="M58 72c9 0 19 0 29 0 7 0 10 0 10-7 0-3-3-3-9-3-9 0-19 0-28 0 12-45 14-51 14-53 0-5-5-9-10-9-1 0-9 1-13 12-3 17-8 33-11 50-10 0-20 0-30 0-6 0-10 0-10 5s3 5 9 5c9 0 19 0 28 0-23 88-24 93-24 99 0 17 11 29 28 29 33 0 51-45 51-48s-2-3-4-3c-3 0-3 1-4 5-14 31-31 39-42 39-6 0-10-4-10-14 0-8 1-10 2-15 8-31 15-62 24-92z"><text:p/></draw:path><draw:path draw:style-name="gr180" draw:text-style-name="P67" svg:width="0.0402in" svg:height="0.0386in" svg:x="0.048in" svg:y="0.0728in" svg:viewBox="0 0 103 99" svg:d="M103 39c0-25-18-39-39-39-33 0-64 31-64 61 0 22 16 38 40 38 32 0 63-29 63-60zM40 93c-10 0-21-7-21-25 0-9 3-30 12-43s23-19 33-19c12 0 21 8 21 25 0 5-2 27-11 42-9 13-23 20-34 20z"><text:p/></draw:path><draw:path draw:style-name="gr180" draw:text-style-name="P67" svg:width="0.0346in" svg:height="0.0606in" svg:x="0.0976in" svg:y="0.052in" svg:viewBox="0 0 89 155" svg:d="M44 6c0-1 1-2 1-3s-1-3-4-3c-4 0-23 2-28 2-2 1-5 1-5 5 0 3 3 3 5 3 11 0 11 2 11 3 0 2-2 11-3 16-2 7-4 13-6 20-2 8-13 56-14 59-1 5-1 8-1 11 0 22 14 36 32 36 28 0 57-30 57-62 0-26-17-37-32-37-12 0-22 6-28 11 5-20 10-40 15-61zM32 149c-10 0-17-10-17-22 0-8 3-16 8-41 2-4 2-5 7-10 8-9 18-14 26-14s16 6 16 22c0 9-5 31-12 44-5 10-16 21-28 21z"><text:p/></draw:path><draw:path draw:style-name="gr180" draw:text-style-name="P67" svg:width="0.0343in" svg:height="0.0386in" svg:x="0.1417in" svg:y="0.0728in" svg:viewBox="0 0 88 99" svg:d="M79 14c-5 1-9 6-9 10 0 6 5 7 7 7s11 0 11-12c0-15-16-19-30-19-34 0-40 25-40 32 0 8 4 14 7 17 6 4 10 4 25 7 5 1 19 3 19 15 0 4-2 12-11 17s-20 5-23 5c-8 0-21-2-26-9 7-1 12-7 12-13 0-5-4-8-8-8-7 0-13 5-13 15 0 13 13 21 35 21 41 0 49-27 49-36 0-21-23-24-31-26-2 0-7-1-9-2-8-1-12-5-12-11 0-4 4-11 8-14 7-4 15-4 18-4 5 0 17 1 21 8z"><text:p/></draw:path><draw:path draw:style-name="gr180" draw:text-style-name="P67" svg:width="0.0126in" svg:height="0.0531in" svg:x="0.2339in" svg:y="0.0402in" svg:viewBox="0 0 33 136" svg:d="M33 16c0-9-7-16-16-16s-17 7-17 16 8 17 17 17 16-8 16-17zM33 119c0-9-7-17-16-17s-17 8-17 17 8 17 17 17 16-8 16-17z"><text:p/></draw:path><draw:path draw:style-name="gr180" draw:text-style-name="P67" svg:width="0.0827in" svg:height="0.0287in" svg:x="0.265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843in" svg:height="0.0831in" svg:x="0.3925in" svg:y="0.0091in" svg:viewBox="0 0 215 212" svg:d="M128 22c2-9 2-11 7-12 3-1 13-1 20-1 31 0 46 2 46 26 0 5-1 17-3 25 0 1-1 6-1 7s1 3 4 3 4-3 5-7c3-18 5-37 8-55 0-1 1-4 1-5 0-3-4-3-9-3-58 0-117 0-175 0-8 0-8 0-10 6-7 18-13 37-19 55 0 1-1 4-2 6 0 2 2 3 4 3 3 0 3-1 5-6 17-49 25-55 72-55 4 0 8 0 13 0 9 0 9 2 9 4s-1 6-2 7c-15 56-28 111-43 167-2 12-3 15-37 15-11 0-13 0-13 6 0 4 4 4 5 4 9 0 18-1 26-1 9 0 18-1 27-1 8 0 18 1 27 1s18 1 27 1c3 0 7 0 7-7 0-3-3-3-11-3s-12 0-21-1-11-1-11-7c1-2 0-2 1-6 15-55 28-111 43-166z"><text:p/></draw:path><draw:path draw:style-name="gr180" draw:text-style-name="P67" svg:width="0.0287in" svg:height="0.1232in" svg:x="0.4913in" svg:y="0in" svg:viewBox="0 0 74 314" svg:d="M74 310c0-1 0-1-6-6-39-40-49-99-49-147 0-55 12-109 50-149 5-4 5-4 5-5 0-2-1-3-4-3s-31 22-49 61c-17 35-21 70-21 96 0 24 4 62 22 97 18 39 45 60 48 60s4-1 4-4z"><text:p/></draw:path><draw:path draw:style-name="gr180" draw:text-style-name="P67" svg:width="0.102in" svg:height="0.0843in" svg:x="0.5311in" svg:y="0.0079in" svg:viewBox="0 0 260 215" svg:d="M145 86c-9-21-18-42-27-63-1-2-2-3-2-4 0-2 5-7 19-9 4 0 6 0 6-6 0-4-3-4-4-4-14 0-27 1-40 1-8 0-28-1-36-1-2 0-5 0-5 6 0 4 2 4 7 4 19 0 21 3 23 10 13 29 26 58 38 88-22 23-44 48-66 71-2 1-3 2-5 3-15 17-31 22-47 23-3 0-6 0-6 6 1 2 0 4 4 4 9 0 19-2 29-2 12 0 25 2 36 2 2 0 6 0 6-7 0-3-3-3-4-3-3-1-13-1-13-10 0-5 5-10 9-14 10-11 21-23 32-34 10-10 19-20 29-30 11 25 20 49 31 74 2 3 1 3 2 4 0 3-6 8-18 10-4 0-6 0-6 5s2 5 4 5c9 0 31-2 40-2 8 0 27 2 35 2 3 0 6 0 6-6 0-4-3-4-6-4-21-1-22-2-27-14-12-29-33-78-41-97 22-21 55-59 65-68 9-7 21-15 41-16 3 0 6 0 6-6-1-1 0-4-4-4-9 0-19 1-29 1-12 0-25-1-35-1-2 0-7 0-7 6 0 3 2 4 4 4 3 1 13 1 13 10 0 4-4 9-6 11-17 18-34 36-51 55z"><text:p/></draw:path><draw:path draw:style-name="gr180" draw:text-style-name="P67" svg:width="0.0315in" svg:height="0.0575in" svg:x="0.6402in" svg:y="0.0543in" svg:viewBox="0 0 81 147" svg:d="M50 6c0-5-1-6-7-6-13 14-34 14-43 14 0 3 0 6 0 8 5 0 20 0 32-6 0 37 0 75 0 113 0 7 0 9-22 9-3 0-6 0-8 0 0 3 0 6 0 9 3 0 31-1 39-1 7 0 35 1 40 1 0-3 0-6 0-9-3 0-6 0-9 0-22 0-22-2-22-9 0-42 0-82 0-123z"><text:p/></draw:path><draw:path draw:style-name="gr180" draw:text-style-name="P67" svg:width="0.0142in" svg:height="0.0366in" svg:x="0.6972in" svg:y="0.0791in" svg:viewBox="0 0 37 94" svg:d="M37 33c0-20-7-33-20-33-11 0-17 8-17 17 0 8 6 17 17 17 4 0 8-2 11-4 1-1 1-1 2-1 0 2 1 0 1 4 0 24-11 43-22 53-4 3-4 4-4 5 0 2 2 3 3 3 4 0 29-24 29-61z"><text:p/></draw:path><draw:path draw:style-name="gr180" draw:text-style-name="P67" svg:width="0.013in" svg:height="0.013in" svg:x="0.7528in" svg:y="0.0791in" svg:viewBox="0 0 34 34" svg:d="M34 17c0-9-8-17-17-17s-17 8-17 17 8 17 17 17 17-8 17-17z"><text:p/></draw:path><draw:path draw:style-name="gr180" draw:text-style-name="P67" svg:width="0.0126in" svg:height="0.013in" svg:x="0.7874in" svg:y="0.0791in" svg:viewBox="0 0 33 34" svg:d="M33 17c0-9-7-17-16-17-10 0-17 8-17 17s7 17 17 17c9 0 16-8 16-17z"><text:p/></draw:path><draw:path draw:style-name="gr180" draw:text-style-name="P67" svg:width="0.0126in" svg:height="0.013in" svg:x="0.822in" svg:y="0.0791in" svg:viewBox="0 0 33 34" svg:d="M33 17c0-9-8-17-17-17s-16 8-16 17 7 17 16 17 17-8 17-17z"><text:p/></draw:path><draw:path draw:style-name="gr180" draw:text-style-name="P67" svg:width="0.0142in" svg:height="0.0366in" svg:x="0.8559in" svg:y="0.0791in" svg:viewBox="0 0 37 94" svg:d="M37 33c0-20-7-33-20-33-11 0-17 8-17 17 0 8 6 17 17 17 4 0 8-2 11-4 1-1 1-1 2-1 0 2 1 0 1 4 0 24-12 43-22 53-4 3-4 4-4 5 0 2 2 3 3 3 4 0 29-24 29-61z"><text:p/></draw:path><draw:path draw:style-name="gr180" draw:text-style-name="P67" svg:width="0.102in" svg:height="0.0843in" svg:x="0.9043in" svg:y="0.0079in" svg:viewBox="0 0 260 215" svg:d="M145 86c-9-21-18-42-27-63-1-2-2-3-2-4 0-2 5-7 19-9 4 0 6 0 6-6 0-4-3-4-4-4-14 0-27 1-40 1-8 0-28-1-36-1-2 0-5 0-5 6 0 4 2 4 7 4 19 0 21 3 23 10 13 29 26 58 38 88-22 23-44 48-66 71-2 1-3 2-5 3-15 17-31 22-47 23-3 0-6 0-6 6 1 2 0 4 4 4 9 0 19-2 29-2 12 0 25 2 36 2 2 0 6 0 6-7 0-3-3-2-4-3-3-1-13-1-13-10 0-5 5-10 9-14 10-11 21-23 32-34 10-10 19-20 29-30 11 25 20 49 31 74 2 3 1 3 2 4 0 3-6 8-19 10-3 0-6 0-6 5s3 5 5 5c9 0 31-2 40-2 8 0 27 2 35 2 2 0 6 0 6-6 0-4-3-4-6-4-21-1-22-2-27-14-13-29-33-78-41-97 22-21 55-59 65-68 9-7 21-15 40-16 4 0 7 0 7-6-1-1 0-4-4-4-9 0-19 1-29 1-12 0-25-1-35-1-3 0-7 0-7 6 0 3 2 4 4 4 3 1 13 1 13 10 0 4-4 9-6 11-17 18-34 36-51 55z"><text:p/></draw:path><draw:path draw:style-name="gr180" draw:text-style-name="P67" svg:width="0.0528in" svg:height="0.0386in" svg:x="1.0079in" svg:y="0.0728in" svg:viewBox="0 0 135 99" svg:d="M16 84c-1 2-2 8-2 9 0 4 4 6 8 6s8-3 9-5c0-1 2-9 3-13 1-5 4-14 6-20 0-5 2-10 3-15 3-9 3-11 9-20 6-8 17-20 33-20 13 0 14 11 14 16 0 13-10 37-14 46-2 7-3 8-3 12 0 12 10 19 21 19 22 0 32-30 32-33s-3-3-4-3c-2 0-2 1-3 4-6 18-16 26-25 26-4 0-5-3-5-8s2-8 5-18c3-6 12-29 12-42 0-21-17-25-29-25-18 0-30 11-37 20-1-16-15-20-24-20s-14 7-17 12c-5 8-8 20-8 21 0 4 3 4 4 4 2 0 3-1 4-7 4-13 8-24 16-24 7 0 8 5 8 11 0 4-2 12-3 18-2 5-5 15-6 20-2 9-4 19-7 29z"><text:p/></draw:path><draw:path draw:style-name="gr180" draw:text-style-name="P67" svg:width="0.0142in" svg:height="0.0366in" svg:x="1.0823in" svg:y="0.0791in" svg:viewBox="0 0 37 94" svg:d="M37 33c0-20-8-33-21-33-10 0-16 8-16 17 0 8 6 17 16 17 5 0 8-2 12-4 1-1 1-1 1-1 1 0 1 0 1 4 0 24-11 43-22 53-4 3-4 4-4 5 0 2 2 3 4 3 4 0 29-24 29-61z"><text:p/></draw:path><draw:path draw:style-name="gr180" draw:text-style-name="P67" svg:width="0.0898in" svg:height="0.0843in" svg:x="1.1315in" svg:y="0.0079in" svg:viewBox="0 0 229 215" svg:d="M178 36c1-2 3-3 4-5 10-9 20-19 41-21 4 0 6 0 6-6 0-2 0-4-3-4-8 0-17 1-26 1-10 0-22-1-32-1-2 0-6 0-6 6 0 4 4 4 5 4 2 0 11 1 11 7 0 5-7 14-8 15-24 28-49 56-74 85-11-32-22-63-34-94-3-4-2-3-3-5 0-8 17-8 19-8 5 0 8 0 8-6 0-4-4-4-5-4-8 0-31 1-40 1-8 0-28-1-35-1-2 0-6 0-6 6 0 4 4 4 7 4 19 0 21 3 24 11 12 34 26 68 38 103 0 1 1 5 1 5 0 1-12 52-13 57-5 17-5 18-30 19-6 0-9 0-9 6 0 4 4 4 4 4 9 0 31-2 40-2s32 2 41 2c2 0 6 0 6-7 0-3-3-3-9-3-1 0-6 0-12-1-7-1-9-1-9-5 0-2 3-13 5-20 3-14 7-29 10-43 2-7 3-7 5-10 26-31 53-60 79-90z"><text:p/></draw:path><draw:path draw:style-name="gr180" draw:text-style-name="P67" svg:width="0.0311in" svg:height="0.0575in" svg:x="1.2091in" svg:y="0.0543in" svg:viewBox="0 0 80 147" svg:d="M49 6c0-5 0-6-6-6-14 14-34 14-43 14 0 3 0 6 0 8 4 0 20 0 31-6 0 37 0 75 0 113 0 7 0 9-21 9-3 0-6 0-9 0 0 3 0 6 0 9 4 0 31-1 39-1s36 1 40 1c0-3 0-6 0-9-3 0-5 0-8 0-23 0-23-2-23-9 0-42 0-82 0-123z"><text:p/></draw:path><draw:path draw:style-name="gr180" draw:text-style-name="P67" svg:width="0.0142in" svg:height="0.0366in" svg:x="1.2657in" svg:y="0.0791in" svg:viewBox="0 0 37 94" svg:d="M37 33c0-20-8-33-21-33-10 0-16 8-16 17 0 8 6 17 16 17 4 0 8-2 12-4 1-1 1-1 1-1 1 0 1 0 1 4 0 24-11 43-22 53-4 3-4 4-4 5 0 2 2 3 4 3 4 0 29-24 29-61z"><text:p/></draw:path><draw:path draw:style-name="gr180" draw:text-style-name="P67" svg:width="0.0126in" svg:height="0.013in" svg:x="1.3213in" svg:y="0.0791in" svg:viewBox="0 0 33 34" svg:d="M33 17c0-9-8-17-17-17-10 0-16 8-16 17s6 17 16 17c9 0 17-8 17-17z"><text:p/></draw:path><draw:path draw:style-name="gr180" draw:text-style-name="P67" svg:width="0.013in" svg:height="0.013in" svg:x="1.3555in" svg:y="0.0791in" svg:viewBox="0 0 34 34" svg:d="M34 17c0-9-8-17-17-17s-17 8-17 17 8 17 17 17 17-8 17-17z"><text:p/></draw:path><draw:path draw:style-name="gr180" draw:text-style-name="P67" svg:width="0.0126in" svg:height="0.013in" svg:x="1.3902in" svg:y="0.0791in" svg:viewBox="0 0 33 34" svg:d="M33 17c0-9-7-17-16-17-10 0-17 8-17 17s7 17 17 17c9 0 16-8 16-17z"><text:p/></draw:path><draw:path draw:style-name="gr180" draw:text-style-name="P67" svg:width="0.0142in" svg:height="0.0366in" svg:x="1.4248in" svg:y="0.0791in" svg:viewBox="0 0 37 94" svg:d="M37 33c0-20-8-33-21-33-10 0-16 8-16 17 0 8 6 17 16 17 4 0 8-2 12-4 1-1 1-1 1-1 1 0 1 0 1 4 0 24-11 43-22 53-4 3-4 4-4 5 0 2 2 3 4 3 4 0 29-24 29-61z"><text:p/></draw:path><draw:path draw:style-name="gr180" draw:text-style-name="P67" svg:width="0.0898in" svg:height="0.0843in" svg:x="1.474in" svg:y="0.0079in" svg:viewBox="0 0 229 215" svg:d="M177 36c2-2 3-3 5-5 10-9 20-19 41-21 4 0 6 0 6-6 0-2 0-4-3-4-8 0-18 1-26 1-11 0-22-1-32-1-2 0-6 0-6 6 0 4 4 4 4 4 3 0 12 1 12 7 0 5-7 14-8 15-24 28-49 56-74 85-11-32-23-63-35-94-2-4-1-3-2-5 0-8 16-8 19-8 5 0 7 0 7-6 0-4-3-4-4-4-9 0-31 1-40 1-8 0-28-1-35-1-2 0-6 0-6 6 0 4 3 4 7 4 19 0 20 3 24 11 12 34 26 68 38 103 0 1 1 5 1 5 0 1-12 52-14 57-4 17-5 18-30 19-5 0-8 0-8 6 0 4 4 4 4 4 9 0 31-2 40-2s32 2 41 2c1 0 6 0 6-7 0-3-3-3-9-3-1 0-7 0-12-1-7-1-9-1-9-5 0-2 3-13 5-20 3-14 7-29 10-43 2-7 2-7 5-10 26-31 52-60 78-90z"><text:p/></draw:path><draw:path draw:style-name="gr180" draw:text-style-name="P67" svg:width="0.0795in" svg:height="0.0386in" svg:x="1.5457in" svg:y="0.0728in" svg:viewBox="0 0 203 99" svg:d="M85 79c0 5-2 12-2 14 0 4 3 6 7 6s8-3 9-5c1-1 3-9 4-13 0-5 3-14 5-20 1-5 3-10 4-15 2-9 2-10 6-16 7-11 19-24 36-24 12 0 12 10 12 16 0 13-9 37-12 46-3 7-4 8-4 12 0 12 10 19 21 19 22 0 32-30 32-33s-2-3-3-3c-3 0-4 1-5 4-4 18-14 26-23 26-5 0-6-3-6-8s1-8 6-18c3-6 12-29 12-42 0-3 0-12-9-19-4-3-10-6-20-6-20 0-33 13-40 22-2-18-17-22-29-22-18 0-30 11-37 20-1-16-15-20-24-20s-14 7-17 12c-4 8-8 20-8 21 0 4 3 3 4 4 3 0 3-1 5-7 3-13 7-24 16-24 6 0 7 5 7 11 0 4-1 12-3 18-2 5-4 15-6 20-1 9-4 19-6 29-1 2-3 8-3 9 0 4 5 6 8 6 4 0 8-3 9-5 0-1 2-9 3-13 2-5 4-14 6-20 0-5 2-10 3-15 3-9 3-11 9-20 6-8 17-20 33-20 14 0 14 11 14 16s-1 8-4 20-6 25-10 37z"><text:p/></draw:path><draw:path draw:style-name="gr180" draw:text-style-name="P67" svg:width="0.0287in" svg:height="0.1232in" svg:x="1.6433in" svg:y="0in" svg:viewBox="0 0 74 314" svg:d="M74 157c0-24-4-63-21-98-19-38-46-59-49-59-2 0-4 1-4 3 0 1 0 1 6 8 32 30 50 81 50 146 0 53-12 108-52 149-4 3-4 3-4 4 0 3 2 4 4 4 3 0 31-22 50-61 16-35 20-71 20-96z"><text:p/></draw:path></draw:g></draw:g></text:span><text:span text:style-name="T69">Nahodne zpermutujeme zadanych m+n cisel a pro kazdou permutaci vycislime T, dostaneme </text:span><text:span text:style-name="T69"><draw:g text:anchor-type="as-char" svg:y="-0.0839in" draw:z-index="171" draw:name="Shape185" draw:style-name="gr178"><svg:title>TexMaths</svg:title><svg:desc>9§inline§T_1, T_2,...,T_{(n+m)!}§svg§600§FALSE§</svg:desc><draw:g draw:style-name="gr2"><draw:path draw:style-name="gr179" draw:text-style-name="P66" svg:width="0.9091in" svg:height="0.115in" svg:x="0.0039in" svg:y="0.0071in" svg:viewBox="0 0 2310 293" svg:d="M0 0c770 0 1540 0 2310 0 0 97 0 196 0 293-770 0-1540 0-2310 0 0-97 0-196 0-293z"><text:p/></draw:path><draw:path draw:style-name="gr180" draw:text-style-name="P67" svg:width="0.0843in" svg:height="0.0839in" svg:x="0.0004in" svg:y="0in" svg:viewBox="0 0 215 214" svg:d="M128 23c2-9 3-11 7-12 3-1 14-1 20-1 32 0 46 1 46 26 0 5-1 17-2 25-1 1-1 5-1 6 0 2 1 4 4 4s3-2 4-7c3-18 6-37 9-55 0-2 0-4 0-5 0-4-3-4-8-4-58 0-117 0-175 0-9 0-9 0-10 6-7 19-13 37-19 56-1 0-3 5-3 6s2 3 5 3c2 0 3-2 5-6 17-50 25-55 72-55 4 0 8 0 12 0 9 0 9 1 9 4 0 1-1 5-1 6-15 56-28 113-43 169-2 11-3 15-37 15-12 0-14 0-14 5s4 5 6 5c9 0 18-1 26-1 9 0 18-1 27-1s18 1 26 1c9 0 19 1 28 1 2 0 6 0 6-7 0-3-3-3-11-3-7 0-12 0-20-1-9-1-11-2-11-7 0-2 0-2 1-6 14-56 27-111 42-167z"><text:p/></draw:path><draw:path draw:style-name="gr180" draw:text-style-name="P67" svg:width="0.0315in" svg:height="0.0575in" svg:x="0.0799in" svg:y="0.0457in" svg:viewBox="0 0 81 147" svg:d="M50 6c0-6 0-6-7-6-13 14-34 14-43 14 0 3 0 6 0 9 5 0 20 0 32-7 0 38 0 75 0 113 0 7 0 10-22 10-3 0-5 0-8 0 0 3 0 5 0 8 3 0 30-1 39-1 7 0 35 1 40 1 0-3 0-5 0-8-3 0-6 0-9 0-22 0-22-3-22-10 0-41 0-82 0-123z"><text:p/></draw:path><draw:path draw:style-name="gr180" draw:text-style-name="P67" svg:width="0.0142in" svg:height="0.037in" svg:x="0.137in" svg:y="0.0713in" svg:viewBox="0 0 37 95" svg:d="M37 33c0-20-8-33-20-33-11 0-17 8-17 17 0 8 6 17 17 17 4 0 7-2 11-4 1-1 1-1 2-1 0 2 0 0 0 4 0 24-11 43-21 54-4 3-4 3-4 4 0 3 1 4 3 4 4 0 29-25 29-62z"><text:p/></draw:path><draw:path draw:style-name="gr180" draw:text-style-name="P67" svg:width="0.0843in" svg:height="0.0839in" svg:x="0.1843in" svg:y="0in" svg:viewBox="0 0 215 214" svg:d="M128 23c2-9 3-11 7-12 3-1 14-1 20-1 32 0 46 1 46 26 0 5-1 17-2 25-1 1-1 5-1 6 0 2 1 4 4 4s3-2 4-7c3-18 6-37 9-55 0-2 0-4 0-5 0-4-3-4-8-4-58 0-117 0-175 0-9 0-9 0-10 6-7 19-13 37-19 56-1 0-3 5-3 6s2 3 5 3c2 0 2-2 5-6 17-50 25-55 72-55 4 0 8 0 12 0 9 0 9 1 9 4 0 1-1 5-1 6-15 56-28 113-43 169-2 11-3 15-37 15-12 0-14 0-14 5s4 5 6 5c9 0 17-1 26-1s18-1 27-1 17 1 26 1 19 1 28 1c2 0 6 0 6-7 0-3-3-3-11-3-7 0-12 0-20-1-9-1-11-2-11-7 0-2 0-2 1-6 14-56 27-111 42-167z"><text:p/></draw:path><draw:path draw:style-name="gr180" draw:text-style-name="P67" svg:width="0.0378in" svg:height="0.0575in" svg:x="0.2598in" svg:y="0.0457in" svg:viewBox="0 0 97 147" svg:d="M97 106c-2 0-4 0-7 0-1 6-3 19-5 21-2 1-19 1-23 1-13 0-27 0-40 0 23-21 31-26 44-37 16-12 31-27 31-48 0-27-23-43-51-43s-46 19-46 40c0 11 9 12 12 12 5 0 11-3 11-11 0-5-1-12-13-12 7-16 22-21 32-21 23 0 35 17 35 35 0 19-15 35-22 43-18 17-35 35-53 53-2 2-2 2-2 8 31 0 60 0 91 0 2-13 4-27 6-41z"><text:p/></draw:path><draw:path draw:style-name="gr180" draw:text-style-name="P67" svg:width="0.0142in" svg:height="0.037in" svg:x="0.3209in" svg:y="0.0713in" svg:viewBox="0 0 37 95" svg:d="M37 33c0-20-8-33-20-33-11 0-17 8-17 17 0 8 6 17 17 17 4 0 7-2 11-4 1-1 1-1 2-1 0 2 0 0 0 4 0 24-11 43-21 54-4 3-4 3-4 4 0 3 1 4 3 4 4 0 29-25 29-62z"><text:p/></draw:path><draw:path draw:style-name="gr180" draw:text-style-name="P67" svg:width="0.0126in" svg:height="0.013in" svg:x="0.376in" svg:y="0.0713in" svg:viewBox="0 0 33 34" svg:d="M33 17c0-9-7-17-16-17s-17 8-17 17 8 17 17 17 16-8 16-17z"><text:p/></draw:path><draw:path draw:style-name="gr180" draw:text-style-name="P67" svg:width="0.0126in" svg:height="0.013in" svg:x="0.411in" svg:y="0.0713in" svg:viewBox="0 0 33 34" svg:d="M33 17c0-9-8-17-17-17-10 0-16 8-16 17s6 17 16 17c9 0 17-8 17-17z"><text:p/></draw:path><draw:path draw:style-name="gr180" draw:text-style-name="P67" svg:width="0.013in" svg:height="0.013in" svg:x="0.4453in" svg:y="0.0713in" svg:viewBox="0 0 34 34" svg:d="M34 17c0-9-8-17-17-17s-17 8-17 17 8 17 17 17 17-8 17-17z"><text:p/></draw:path><draw:path draw:style-name="gr180" draw:text-style-name="P67" svg:width="0.0142in" svg:height="0.037in" svg:x="0.4795in" svg:y="0.0713in" svg:viewBox="0 0 37 95" svg:d="M37 33c0-20-8-33-21-33-10 0-16 8-16 17 0 8 6 17 16 17 5 0 8-2 12-4 1-1 1-1 2-1 0 2 0 0 0 4 0 24-11 43-22 54-3 3-3 3-3 4 0 3 1 4 3 4 4 0 29-25 29-62z"><text:p/></draw:path><draw:path draw:style-name="gr180" draw:text-style-name="P67" svg:width="0.0843in" svg:height="0.0839in" svg:x="0.5272in" svg:y="0in" svg:viewBox="0 0 215 214" svg:d="M128 23c2-9 3-11 7-12 3-1 14-1 20-1 31 0 46 1 46 26 0 5-1 17-3 25 0 1-1 5-1 6 0 2 1 4 5 4 2 0 3-2 4-7 3-18 6-37 8-55 1-2 1-4 1-5 0-4-3-4-8-4-58 0-117 0-175 0-9 0-9 0-11 6-7 19-13 37-19 56-1 2-2 5-2 6s2 3 4 3c3 0 3-2 5-6 17-50 26-55 72-55 5 0 8 0 13 0 9 0 9 1 9 4 0 1-1 5-1 6-15 56-28 113-43 169-3 11-4 15-37 15-12 0-14 0-14 5s4 5 6 5c8 0 17-1 26-1s18-1 27-1c8 0 17 1 26 1s19 1 27 1c3 0 7 0 7-7 0-3-3-3-11-3s-12 0-20-1c-10-1-11-2-11-7 0-2 0-2 1-6 14-56 27-111 42-167z"><text:p/></draw:path><draw:path draw:style-name="gr180" draw:text-style-name="P67" svg:width="0.0224in" svg:height="0.0862in" svg:x="0.6067in" svg:y="0.0421in" svg:viewBox="0 0 58 220" svg:d="M53 0c-41 30-53 77-53 110 0 32 10 80 53 110 2 0 5 0 5-3 0 0 0-1-2-3-30-26-41-63-41-104 0-59 23-88 42-105 1 0 1-1 1-2 0-3-3-3-5-3z"><text:p/></draw:path><draw:path draw:style-name="gr180" draw:text-style-name="P67" svg:width="0.0531in" svg:height="0.0386in" svg:x="0.6398in" svg:y="0.0689in" svg:viewBox="0 0 136 99" svg:d="M17 83c-1 4-2 5-3 9 0 5 5 7 9 7 3 0 6-2 8-4 1-2 3-9 4-14 1-4 4-14 5-20 1-5 2-10 3-15 3-9 4-11 10-20s16-21 33-21c13 0 13 12 13 17 0 12-10 38-13 47-2 6-3 8-3 11 0 12 10 19 21 19 22 0 32-30 32-33s-3-2-4-3c-3 0-3 1-4 4-6 17-15 26-24 26-4 0-5-3-5-7 0-6 1-8 5-18 2-8 11-31 11-43 0-21-16-25-28-25-19 0-31 11-37 20-2-15-15-20-24-20-10 0-15 6-18 12-4 8-8 20-8 21 0 3 4 3 5 3 2 0 2 0 4-6 4-14 7-25 16-25 6 0 7 6 7 11s-1 13-3 19-4 16-5 20c-2 9-4 18-7 28z"><text:p/></draw:path><draw:path draw:style-name="gr180" draw:text-style-name="P67" svg:width="0.0638in" svg:height="0.0638in" svg:x="0.7035in" svg:y="0.0528in" svg:viewBox="0 0 163 163" svg:d="M86 87c23 0 46 0 69 0 3 0 8 0 8-6 0-5-5-5-8-5-23 0-46 0-69 0 0-23 0-45 0-68 0-3 0-8-5-8s-5 5-5 8c0 23 0 45 0 68-23 0-45 0-68 0-3 0-8 0-8 5 0 6 5 6 8 6 23 0 45 0 68 0 0 22 0 45 0 68 0 3 0 8 5 8s5-5 5-8c0-23 0-46 0-68z"><text:p/></draw:path><draw:path draw:style-name="gr180" draw:text-style-name="P67" svg:width="0.0795in" svg:height="0.0386in" svg:x="0.778in" svg:y="0.0689in" svg:viewBox="0 0 203 99" svg:d="M86 79c-1 5-4 12-4 13 0 5 4 7 8 7s6-2 8-4c1-2 4-9 5-14 1-4 3-14 4-20 2-5 3-10 4-15 2-9 2-10 7-17 7-11 18-24 35-24 13 0 14 11 14 17 0 12-10 38-14 47-2 6-3 8-3 11 0 12 9 19 21 19 23 0 32-30 32-33s-3-3-4-3c-3 0-3 1-4 4-5 17-14 26-23 26-5 0-5-3-5-7 0-6 0-8 4-18 3-8 12-31 12-43 0-3 0-13-8-20-4-2-10-5-21-5-20 0-32 13-39 22-2-19-18-22-29-22-18 0-30 11-37 20-1-15-15-20-24-20-10 0-14 6-17 12-5 8-8 20-8 21 0 3 3 3 4 3 2 0 3 0 4-6 4-14 8-25 16-25 7 0 8 6 8 11s-3 13-4 19c-2 6-4 16-5 20-2 9-4 18-7 28-1 4-1 5-2 9 0 5 4 7 8 7 3 0 7-2 9-4 1-2 2-9 3-14 1-4 4-14 5-20 2-5 2-10 4-15 2-9 3-11 9-20 7-9 16-21 34-21 12 0 12 12 12 17s0 8-3 20-7 25-9 37z"><text:p/></draw:path><draw:path draw:style-name="gr180" draw:text-style-name="P67" svg:width="0.0224in" svg:height="0.0862in" svg:x="0.8685in" svg:y="0.0421in" svg:viewBox="0 0 58 220" svg:d="M5 0c-2 0-5 0-5 3 0 1 1 2 2 2 19 18 40 48 40 105 0 47-14 80-38 102-4 5-4 5-4 5 0 1 1 3 3 3s23-14 38-42c9-17 17-42 17-68 0-31-10-79-53-110z"><text:p/></draw:path><draw:path draw:style-name="gr180" draw:text-style-name="P67" svg:width="0.0094in" svg:height="0.0618in" svg:x="0.9102in" svg:y="0.0453in" svg:viewBox="0 0 25 158" svg:d="M25 12c0-8-7-12-12-12-7 0-13 5-13 12 3 32 5 65 8 97 1 6 2 6 5 6 2 0 3 0 3-5 3-33 7-66 9-98zM25 145c0-7-5-12-12-12-8 0-13 5-13 12 0 8 6 13 13 13s12-5 12-13z"><text:p/></draw:path></draw:g></draw:g></text:span><text:span text:style-name="T69">. </text:span><text:span text:style-name="T70">Jako p-hodnotu vzit pravd., ze </text:span><text:span text:style-name="T70"><draw:g text:anchor-type="as-char" svg:y="-0.0846in" draw:z-index="172" draw:name="Shape186" draw:style-name="gr178"><svg:title>TexMaths</svg:title><svg:desc>9§inline§T&gt;t_{obs }§svg§600§FALSE§</svg:desc><draw:g draw:style-name="gr2"><draw:path draw:style-name="gr179" draw:text-style-name="P66" svg:width="0.4213in" svg:height="0.0906in" svg:x="0.0035in" svg:y="0.0071in" svg:viewBox="0 0 1071 231" svg:d="M536 231c-180 0-358 0-536 0 0-77 0-154 0-231 357 0 714 0 1071 0 0 77 0 154 0 231-178 0-357 0-535 0z"><text:p/></draw:path><draw:path draw:style-name="gr180" draw:text-style-name="P67" svg:width="0.0839in" svg:height="0.0839in" svg:x="0.0004in" svg:y="0.0004in" svg:viewBox="0 0 214 214" svg:d="M127 23c3-9 4-11 7-12s14-1 20-1c32 0 47 1 47 26 0 5-2 17-3 25-1 1-1 6-1 7 0 2 1 3 4 3s4-2 4-7c3-18 6-37 9-55 0-1 0-4 0-5 0-4-3-4-8-4-58 0-117 0-175 0-8 0-9 1-10 6-7 19-13 37-19 56-1 1-1 4-2 6 0 2 1 3 4 3 2 0 3-1 5-6 17-50 25-55 72-55 4 0 8 0 13 0 8 0 8 1 8 4 0 1-1 6-1 7-15 56-28 112-43 168-2 11-3 15-37 15-11 0-14 0-14 6 0 4 4 4 6 4 9 0 18-1 26-1 9 0 18 0 27 0s18 0 26 0c9 0 19 1 28 1 2 0 6 0 6-6 0-4-2-4-10-4s-13 0-21-1c-9-1-11-2-11-7 0-2 0-2 1-6 14-55 28-111 42-167z"><text:p/></draw:path><draw:path draw:style-name="gr180" draw:text-style-name="P67" svg:width="0.0756in" svg:height="0.0717in" svg:x="0.1323in" svg:y="0.0173in" svg:viewBox="0 0 193 183" svg:d="M187 99c4-1 6-3 6-7s-2-5-6-7c-58-28-117-55-175-82-4-3-5-3-6-3-3 0-6 3-6 6s2 6 6 8c55 26 111 52 166 78-55 26-111 52-166 78-4 2-6 4-6 7 0 4 3 6 6 6 1 0 2 0 6-2 58-27 117-55 175-82z"><text:p/></draw:path><draw:path draw:style-name="gr180" draw:text-style-name="P67" svg:width="0.0378in" svg:height="0.0787in" svg:x="0.2555in" svg:y="0.0071in" svg:viewBox="0 0 97 201" svg:d="M58 71c10 0 20 0 30 0 6 0 9 0 9-6 0-3-3-3-9-3-9 0-18 0-27 0 11-45 13-51 13-53 0-5-4-9-9-9-1 0-10 0-13 12-4 17-8 33-12 50-10 0-20 0-30 0-6 0-10 0-10 6 0 3 3 3 9 3 9 0 19 0 28 0-23 90-24 95-24 101 0 17 12 29 29 29 33 0 51-47 51-48 0-4-3-4-5-4-3 0-3 1-4 5-14 32-31 40-42 40-6 0-9-4-9-14 0-8 0-10 2-16 8-30 15-62 23-93z"><text:p/></draw:path><draw:path draw:style-name="gr180" draw:text-style-name="P67" svg:width="0.0406in" svg:height="0.039in" svg:x="0.3031in" svg:y="0.065in" svg:viewBox="0 0 104 100" svg:d="M104 39c0-25-19-39-40-39-33 0-64 31-64 61 0 22 16 39 40 39 32 0 64-30 64-61zM40 94c-10 0-21-7-21-24 0-9 3-31 12-44 10-14 23-20 33-20 12 0 22 8 22 25 0 5-2 27-12 43-9 13-22 20-34 20z"><text:p/></draw:path><draw:path draw:style-name="gr180" draw:text-style-name="P67" svg:width="0.035in" svg:height="0.0606in" svg:x="0.3528in" svg:y="0.0433in" svg:viewBox="0 0 90 155" svg:d="M44 6c0-1 1-2 1-3s-1-3-4-3c-4 0-23 2-28 2-2 1-5 1-5 5 0 3 3 3 5 3 11 0 11 2 11 4 0 1-2 10-3 15-2 7-4 13-6 21-2 7-13 56-14 58-1 6-1 8-1 11 0 23 14 36 32 36 28 0 58-29 58-62 0-26-18-37-33-37-12 0-22 6-28 13 5-21 10-42 15-63zM32 149c-10 0-17-9-17-22 0-8 3-16 9-40 1-5 1-5 6-10 8-10 18-15 26-15 9 0 16 7 16 22 0 9-5 32-12 44-5 11-16 21-28 21z"><text:p/></draw:path><draw:path draw:style-name="gr180" draw:text-style-name="P67" svg:width="0.0343in" svg:height="0.039in" svg:x="0.3969in" svg:y="0.065in" svg:viewBox="0 0 88 100" svg:d="M79 14c-5 1-9 7-9 11 0 5 5 7 7 7s11-1 11-13c0-14-16-19-29-19-35 0-41 25-41 33s5 13 7 16c7 4 10 5 25 8 5 1 19 4 19 14 0 4-2 12-11 18-8 5-20 5-22 5-9 0-22-2-27-9 7-1 13-7 13-13s-5-8-9-8c-7 0-13 5-13 15 0 13 14 21 35 21 42 0 49-28 49-37 0-20-23-24-31-25-2-1-7-2-9-2-8-2-12-6-12-12 0-4 4-10 9-13 6-5 14-5 18-5s16 1 20 8z"><text:p/></draw:path></draw:g></draw:g></text:span><text:span text:style-name="T70">. Neboli </text:span><text:span text:style-name="T70"><draw:g text:anchor-type="as-char" svg:y="-0.1063in" draw:z-index="174" draw:name="Shape187" draw:style-name="gr178"><svg:title>TexMaths</svg:title><svg:desc>9§inline§p = \frac{1}{(m+n)!} \sum_j I(T_j &gt; t_{obs} )§svg§600§TRUE§</svg:desc><draw:g draw:style-name="gr2"><draw:path draw:style-name="gr180" draw:text-style-name="P67" svg:width="0.0646in" svg:height="0.0787in" svg:x="0in" svg:y="0.052in" svg:viewBox="0 0 165 201" svg:d="M24 178c-2 11-2 13-17 13-3 0-7 0-7 6 0 3 2 4 5 4 8 0 17-1 26-1 10 0 21 1 31 1 2 0 6 0 6-6 0-4-3-4-8-4-16 0-16-2-16-4 0-5 14-56 15-64 5 10 14 20 30 20 36 0 76-46 76-93 0-29-18-50-42-50-16 0-31 12-41 23-4-17-17-23-29-23-14 0-21 13-23 18-6 11-10 30-10 31 0 3 3 2 3 3 4 0 4-1 6-8 5-21 12-37 23-37 6 0 10 3 10 15 0 7-1 10-3 16-11 47-23 94-35 140zM80 41c2-9 11-18 16-22 11-10 21-12 26-12 13 0 20 12 20 30 0 19-10 55-16 67-11 22-26 32-38 32-20 0-24-26-24-28 0-1 0-1 1-5 5-21 10-41 15-62z"><text:p/></draw:path><draw:path draw:style-name="gr180" draw:text-style-name="P67" svg:width="0.0827in" svg:height="0.0287in" svg:x="0.1083in" svg:y="0.061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315in" svg:height="0.0575in" svg:x="0.3984in" svg:y="0in" svg:viewBox="0 0 81 147" svg:d="M50 6c0-6 0-6-6-6-14 14-35 14-44 14 0 3 0 6 0 9 5 0 20 0 32-7 0 38 0 75 0 113 0 7 0 10-22 10-3 0-5 0-8 0 0 3 0 5 0 8 3 0 31-1 39-1 7 0 35 1 40 1 0-3 0-5 0-8-3 0-5 0-8 0-23 0-23-3-23-10 0-41 0-82 0-123z"><text:p/></draw:path><draw:path draw:style-name="gr180" draw:text-style-name="P67" svg:width="0.3315in" svg:height="0.0047in" svg:x="0.2476in" svg:y="0.0732in" svg:viewBox="0 0 843 13" svg:d="M0 0c281 0 563 0 843 0 0 5 0 8 0 13-280 0-562 0-843 0 0-5 0-8 0-13z"><text:p/></draw:path><draw:path draw:style-name="gr180" draw:text-style-name="P67" svg:width="0.0224in" svg:height="0.0866in" svg:x="0.2575in" svg:y="0.0846in" svg:viewBox="0 0 58 221" svg:d="M53 0c-42 30-53 77-53 110 0 32 9 80 53 111 2 0 5 0 5-3 0-1-1-2-3-3-29-27-40-64-40-104 0-61 23-89 41-106 1 0 2-1 2-2 0-3-3-3-5-3z"><text:p/></draw:path><draw:path draw:style-name="gr180" draw:text-style-name="P67" svg:width="0.0795in" svg:height="0.0386in" svg:x="0.2906in" svg:y="0.1114in" svg:viewBox="0 0 203 99" svg:d="M86 79c-1 5-3 12-3 13 0 5 3 7 7 7 5 0 7-3 9-4 2-2 3-9 4-14 1-4 3-14 5-20 1-5 2-10 4-15 1-9 1-10 6-16 7-11 19-24 36-24 12 0 13 10 13 16 0 12-9 37-13 47-3 6-4 8-4 11 0 12 10 19 21 19 23 0 32-30 32-33s-2-3-3-3c-4 0-4 1-5 4-4 17-14 26-23 26-5 0-5-3-5-7 0-6 0-8 5-18 3-8 12-31 12-43 0-3 0-13-8-20-5-2-11-5-21-5-20 0-33 13-40 22-2-18-17-22-29-22-18 0-30 11-36 20-2-15-16-20-25-20s-14 6-17 12c-5 8-8 20-8 21 0 3 3 3 4 3 3 0 3 0 5-6 3-13 7-24 16-24 6 0 7 5 7 11 0 4-1 12-3 18s-4 15-6 20c-2 9-4 19-7 28-1 4-1 6-2 9 0 5 4 7 8 7s8-3 9-4c1-2 2-9 3-14 2-4 4-14 6-20 1-5 2-10 3-15 3-9 3-11 9-20 7-9 17-20 34-20 12 0 13 11 13 16s-1 8-4 20c-3 13-6 25-9 37z"><text:p/></draw:path><draw:path draw:style-name="gr180" draw:text-style-name="P67" svg:width="0.0638in" svg:height="0.0638in" svg:x="0.3811in" svg:y="0.0953in" svg:viewBox="0 0 163 163" svg:d="M87 87c23 0 45 0 68 0 3 0 8 0 8-5 0-6-5-6-8-6-23 0-45 0-68 0 0-23 0-45 0-68 0-3 0-8-5-8s-5 5-5 8c0 23 0 45 0 68-23 0-46 0-69 0-3 0-8 0-8 5 0 6 5 6 8 6 23 0 46 0 69 0 0 22 0 46 0 68 0 3 0 8 4 8 6 0 6-5 6-8 0-22 0-46 0-68z"><text:p/></draw:path><draw:path draw:style-name="gr180" draw:text-style-name="P67" svg:width="0.0528in" svg:height="0.0386in" svg:x="0.4555in" svg:y="0.1114in" svg:viewBox="0 0 135 99" svg:d="M16 83c-1 4-1 6-2 9 0 5 4 7 8 7s8-3 9-4c1-2 2-9 3-14 2-4 4-14 6-20 1-5 2-10 3-15 3-9 3-11 9-20 7-9 17-20 34-20 12 0 13 11 13 16 0 12-10 37-13 47-3 6-3 8-3 11 0 12 9 19 21 19 21 0 31-30 31-33s-3-3-4-3c-2 0-2 1-3 4-6 17-15 26-24 26-5 0-6-3-6-7 0-6 2-8 6-18 2-8 11-31 11-43 0-21-17-25-29-25-18 0-30 11-36 20-2-15-16-20-25-20s-14 6-17 12c-5 8-8 20-8 21 0 3 3 3 4 3 3 0 3 0 5-6 3-13 7-24 16-24 6 0 7 5 7 11 0 4-1 12-3 18s-4 15-6 20c-2 9-4 19-7 28z"><text:p/></draw:path><draw:path draw:style-name="gr180" draw:text-style-name="P67" svg:width="0.022in" svg:height="0.0866in" svg:x="0.5193in" svg:y="0.0846in" svg:viewBox="0 0 57 221" svg:d="M4 0c-1 0-4 0-4 3 0 1 0 2 2 2 19 18 40 48 40 105 0 47-14 81-38 103-4 4-4 4-4 5s0 3 3 3c2 0 23-15 38-43 9-18 16-42 16-67 0-32-9-80-53-111z"><text:p/></draw:path><draw:path draw:style-name="gr180" draw:text-style-name="P67" svg:width="0.0094in" svg:height="0.0618in" svg:x="0.561in" svg:y="0.0878in" svg:viewBox="0 0 25 158" svg:d="M25 12c0-8-7-12-12-12-7 0-13 5-13 12 3 32 5 65 8 97 1 5 1 5 5 5 2 0 3 0 3-4 3-32 7-66 9-98zM25 145c0-7-6-12-12-12-8 0-13 6-13 12 0 7 5 13 13 13 7 0 12-6 12-13z"><text:p/></draw:path><draw:path draw:style-name="gr180" draw:text-style-name="P67" svg:width="0.1169in" svg:height="0.124in" svg:x="0.6224in" svg:y="0.0134in" svg:viewBox="0 0 298 316" svg:d="M115 169c-38 46-74 92-112 138-2 4-3 4-3 6 0 3 3 3 9 3 87 0 175 0 262 0 9-26 18-53 27-79-3 0-5 0-8 0-7 24-29 43-56 52-4 2-27 9-73 9-45 0-90 0-135 0 37-45 73-90 110-135 3-3 3-3 3-5 0-1 0-1-2-5-34-47-69-94-103-140 42 0 84 0 125 0 36 0 109 2 131 61 3 0 5 0 8 0-9-24-18-50-27-74-87 0-175 0-262 0-9 0-9 0-9 10 39 53 77 105 115 159z"><text:p/></draw:path><draw:path draw:style-name="gr180" draw:text-style-name="P67" svg:width="0.0378in" svg:height="0.0752in" svg:x="0.7469in" svg:y="0.0862in" svg:viewBox="0 0 97 192" svg:d="M97 9c0-4-2-9-9-9-6 0-12 6-12 13 0 3 2 8 9 8 6 0 12-6 12-12zM50 158c-3 15-15 28-28 28-3 0-6 0-8-1 6-3 8-8 8-12 0-5-5-8-9-8-8 0-13 6-13 13 0 9 9 14 22 14s39-8 46-35c7-26 14-52 20-79 0-2 1-4 1-8 0-11-11-20-23-20-25 0-39 30-39 33 0 4 3 4 4 4 2 0 2-1 4-5 6-13 17-26 30-26 5 0 7 3 7 11 0 2 0 5 0 6-7 28-14 57-22 85z"><text:p/></draw:path><draw:path draw:style-name="gr180" draw:text-style-name="P67" svg:width="0.0571in" svg:height="0.0843in" svg:x="0.8248in" svg:y="0.0217in" svg:viewBox="0 0 146 215" svg:d="M107 24c3-11 4-15 29-15 7 0 10 0 10-5 0-4-4-4-5-4-9 0-32 1-41 1-10 0-33-1-42-1-3 0-7 0-7 6 0 3 3 3 9 3 13 0 22 0 22 6 0 2 0 3-1 6-14 57-28 113-42 170-3 12-4 15-29 15-7 0-10 0-10 6 0 3 4 3 5 3 9 0 32 0 41 0s32 0 42 0c3 0 7 0 7-6 0-3-3-3-10-3-6 0-8 0-14-1-6 0-7-2-7-6 0-2 0-4 1-7 14-56 28-112 42-168z"><text:p/></draw:path><draw:path draw:style-name="gr180" draw:text-style-name="P67" svg:width="0.0287in" svg:height="0.124in" svg:x="0.8969in" svg:y="0.0134in" svg:viewBox="0 0 74 316" svg:d="M74 313c0-1 0-2-6-7-39-40-49-100-49-148 0-55 12-110 50-149 5-4 5-4 5-5 0-3-1-4-4-4-2 0-31 22-49 61-16 35-21 71-21 97 0 25 4 63 22 99 19 39 46 59 48 59 3 0 4 0 4-3z"><text:p/></draw:path><draw:path draw:style-name="gr180" draw:text-style-name="P67" svg:width="0.0843in" svg:height="0.0839in" svg:x="0.9362in" svg:y="0.0228in" svg:viewBox="0 0 215 214" svg:d="M127 22c3-9 4-11 7-12 4 0 14 0 21 0 31 0 46 1 46 25 0 6-2 17-3 25 0 2-1 6-1 7 0 2 1 4 4 4s4-2 4-8c3-18 7-37 9-55 0-1 1-3 1-4 0-4-3-4-9-4-58 0-117 0-175 0-8 0-8 0-10 6-7 18-13 37-19 55 0 1-2 6-2 7s2 3 4 3 3-2 5-7c17-49 25-54 72-54 5 0 8 0 13 0 9 0 9 1 9 4 0 1-1 5-2 6-15 56-28 113-42 168-3 12-4 16-38 16-11 0-13 0-13 6 0 4 3 4 6 4 8 0 17-1 25-1 9 0 18 0 27 0s18 0 26 0c10 0 19 1 28 1 2 0 7 0 7-7 0-3-3-3-11-3s-12 0-21-1-11-2-11-6c0-1 0-2 2-8 13-56 27-111 41-167z"><text:p/></draw:path><draw:path draw:style-name="gr180" draw:text-style-name="P67" svg:width="0.0378in" svg:height="0.0752in" svg:x="1.0059in" svg:y="0.0677in" svg:viewBox="0 0 97 192" svg:d="M97 8c0-3-3-8-9-8s-12 6-12 12c0 3 2 9 9 9 5 0 12-7 12-13zM50 158c-4 15-16 28-28 28-3 0-6-1-8-2 5-3 7-8 7-11 0-5-4-8-8-8-8 0-13 5-13 13 0 9 8 14 22 14 13 0 39-8 46-35 6-26 13-53 19-79 1-3 2-5 2-9 0-11-11-20-24-20-24 0-39 30-39 34 0 3 3 2 4 3 2 0 3-1 4-4 6-13 17-27 30-27 6 0 8 4 8 11 0 3-1 5-1 7-7 28-14 57-21 85z"><text:p/></draw:path><draw:path draw:style-name="gr180" draw:text-style-name="P67" svg:width="0.076in" svg:height="0.0717in" svg:x="1.1031in" svg:y="0.0398in" svg:viewBox="0 0 194 183" svg:d="M187 98c4-2 7-2 7-7 0-4-3-5-7-6-58-28-116-55-174-83-5-2-5-2-7-2s-6 3-6 6 2 5 6 7c56 26 111 52 167 78-56 26-111 52-167 78-4 3-6 5-6 8s4 6 6 6 2 0 7-2c58-28 116-55 174-83z"><text:p/></draw:path><draw:path draw:style-name="gr180" draw:text-style-name="P67" svg:width="0.0378in" svg:height="0.0787in" svg:x="1.2272in" svg:y="0.0291in" svg:viewBox="0 0 97 201" svg:d="M59 71c9 0 19 0 29 0 7 0 9 0 9-6 0-4-2-4-9-4-9 0-19 0-28 0 12-45 14-51 14-53 0-5-4-8-9-8-1 0-10 0-13 11-4 17-8 33-12 50-10 0-20 0-30 0-6 0-10 0-10 7 0 3 3 3 9 3 9 0 19 0 28 0-23 89-24 95-24 101 0 17 12 29 29 29 32 0 50-46 50-49s-2-3-4-3-2 1-4 4c-14 34-31 41-42 41-6 0-10-4-10-15 0-7 1-10 3-15 8-31 15-62 24-93z"><text:p/></draw:path><draw:path draw:style-name="gr180" draw:text-style-name="P67" svg:width="0.0406in" svg:height="0.039in" svg:x="1.2748in" svg:y="0.0862in" svg:viewBox="0 0 104 100" svg:d="M104 39c0-25-18-39-40-39-32 0-64 31-64 61 0 23 16 39 41 39 31 0 63-29 63-61zM41 94c-11 0-22-7-22-25 0-9 4-30 13-43s22-20 32-20c12 0 22 8 22 25 0 5-2 28-12 43-9 13-22 20-33 20z"><text:p/></draw:path><draw:path draw:style-name="gr180" draw:text-style-name="P67" svg:width="0.035in" svg:height="0.061in" svg:x="1.3244in" svg:y="0.065in" svg:viewBox="0 0 90 156" svg:d="M44 7c0-1 1-2 1-3 0-2-1-4-4-4-4 0-23 2-28 3-2 0-5 0-5 4s3 4 6 4c10 0 10 2 10 3s-1 10-3 16-4 13-6 20c-1 8-13 55-14 59-1 5-1 8-1 11 0 22 14 36 32 36 28 0 58-30 58-63 0-25-18-37-33-37-12 0-22 6-28 13 5-21 10-41 15-62zM32 150c-10 0-17-9-17-23 0-8 3-15 9-40 1-5 1-5 6-10 8-9 18-15 26-15 9 0 16 7 16 22 0 9-5 31-12 44-5 11-16 22-28 22z"><text:p/></draw:path><draw:path draw:style-name="gr180" draw:text-style-name="P67" svg:width="0.0343in" svg:height="0.039in" svg:x="1.3685in" svg:y="0.0862in" svg:viewBox="0 0 88 100" svg:d="M79 14c-5 2-9 7-9 11 0 5 5 7 7 7 3 0 11-1 11-12 0-15-16-20-29-20-35 0-41 26-41 32 0 9 5 14 8 17 6 4 9 5 24 8 5 1 19 3 19 14 0 4-1 13-11 18-8 5-19 5-22 5-9 0-22-2-27-9 7-1 13-7 13-13 0-5-5-8-9-8-7 0-13 5-13 14 0 14 14 22 35 22 42 0 49-28 49-36 0-21-23-24-31-26-2-1-7-2-9-2-8-2-12-6-12-11s4-11 9-14c6-4 14-5 18-5s16 1 20 8z"><text:p/></draw:path><draw:path draw:style-name="gr180" draw:text-style-name="P67" svg:width="0.0287in" svg:height="0.124in" svg:x="1.4224in" svg:y="0.0134in" svg:viewBox="0 0 74 316" svg:d="M74 158c0-25-4-62-21-99-19-38-46-59-49-59-2 0-4 1-4 4 0 1 0 1 6 7 32 30 50 81 50 147 0 54-12 110-51 149-5 4-5 5-5 6 0 2 2 3 4 3 3 0 31-21 50-62 16-34 20-69 20-96z"><text:p/></draw:path></draw:g></draw:g></text:span><text:span text:style-name="T70">. Tj pravd. I. chyby, </text:span><text:span text:style-name="T70"><draw:g text:anchor-type="as-char" svg:y="-0.0862in" draw:z-index="176" draw:name="Shape188" draw:style-name="gr178"><svg:title>TexMaths</svg:title><svg:desc>9§inline§H_0§svg§600§FALSE§</svg:desc><draw:g draw:style-name="gr2"><draw:path draw:style-name="gr179" draw:text-style-name="P66" svg:width="0.135in" svg:height="0.0921in" svg:x="0.002in" svg:y="0.0063in" svg:viewBox="0 0 344 235" svg:d="M173 235c-58 0-115 0-173 0 0-79 0-156 0-235 114 0 229 0 344 0 0 79 0 156 0 235-57 0-115 0-171 0z"><text:p/></draw:path><draw:path draw:style-name="gr180" draw:text-style-name="P67" svg:width="0.1035in" svg:height="0.0843in" svg:x="0.0004in" svg:y="0in" svg:viewBox="0 0 264 215" svg:d="M228 24c2-10 3-14 27-14 8 0 9 0 9-6 0-4-2-4-3-4-9 0-33 1-41 1-10 0-30-1-40-1-2 0-5 0-5 6 0 4 2 4 8 4 1 0 7 0 12 1 6 0 7 1 7 4 0 2 0 2 0 7-6 25-12 50-18 77-33 0-65 0-97 0 6-26 12-50 18-75 4-10 5-14 27-14 8 0 11 0 11-6 0-4-4-4-4-4-9 0-32 1-41 1s-31-1-40-1c-3 0-7 0-7 6 0 4 3 4 9 4 1 0 7 0 12 1 6 0 9 1 9 4 0 2-1 3-2 7-14 56-28 113-42 169-3 12-4 15-29 15-5 0-8 0-8 6 0 3 4 3 4 3 9 0 32-1 40-1 7 0 14 1 21 1s13 0 20 0c2 0 7 0 7-6 0-3-3-3-9-3-12 0-21 0-21-6 0-2 1-4 1-6 7-29 14-57 22-85 31 0 63 0 96 0-14 51-21 82-22 86-3 10-9 11-29 11-4 0-8 0-8 6 0 3 3 2 5 3 9 0 31-1 40-1 7 0 14 1 20 1 7 0 14 0 20 0 3 0 6 0 6-6 0-3-3-3-9-3-11 0-19 0-19-6 0-2 0-4 1-6 14-56 28-113 42-170z"><text:p/></draw:path><draw:path draw:style-name="gr180" draw:text-style-name="P67" svg:width="0.0402in" svg:height="0.0591in" svg:x="0.1031in" svg:y="0.0453in" svg:viewBox="0 0 103 151" svg:d="M103 77c0-25-3-43-14-58-6-10-21-19-38-19-51 0-51 61-51 77 0 15 0 74 51 74 52 0 52-59 52-74zM51 146c-11 0-24-7-28-25-3-12-3-31-3-47s0-33 3-45c5-18 19-23 28-23 12 0 24 8 27 20 4 13 4 28 4 48 0 16 0 33-3 46-4 21-19 26-28 26z"><text:p/></draw:path></draw:g></draw:g></text:span><text:span text:style-name="T70"><text:s/>zamitneme, pokud </text:span><text:span text:style-name="T70"><draw:g text:anchor-type="as-char" svg:y="-0.0811in" draw:z-index="175" draw:name="Shape189" draw:style-name="gr178"><svg:title>TexMaths</svg:title><svg:desc>9§inline§p &lt; \alpha = 0.05§svg§600§FALSE§</svg:desc><draw:g draw:style-name="gr2"><draw:path draw:style-name="gr179" draw:text-style-name="P66" svg:width="0.6799in" svg:height="0.0933in" svg:x="0.0063in" svg:y="0.0071in" svg:viewBox="0 0 1728 238" svg:d="M0 0c576 0 1152 0 1728 0 0 79 0 158 0 238-576 0-1152 0-1728 0 0-80 0-159 0-238z"><text:p/></draw:path><draw:path draw:style-name="gr180" draw:text-style-name="P67" svg:width="0.0646in" svg:height="0.0783in" svg:x="0in" svg:y="0.0283in" svg:viewBox="0 0 165 200" svg:d="M24 177c-2 11-2 13-17 13-3 0-7 0-7 6 0 3 2 4 4 4 9 0 18-1 27-1 10 0 21 1 31 1 2 0 5 0 5-7 0-3-2-3-7-3-16 0-16-2-16-5 0-4 14-54 15-62 5 9 14 19 30 19 36 0 76-45 76-92 0-28-18-50-42-50-16 0-31 12-41 24-4-17-17-24-29-24-14 0-21 13-23 18-6 11-10 30-10 31 0 3 2 1 3 3 4 0 4-1 6-7 5-23 11-38 23-38 6 0 10 3 10 15 0 7-1 10-3 16-11 47-23 93-35 139zM80 41c2-9 11-17 16-22 11-9 21-12 26-12 13 0 20 11 20 30s-11 55-16 67c-11 22-26 32-38 32-21 0-24-26-24-28 0-1 0-1 1-4 5-21 10-42 15-63z"><text:p/></draw:path><draw:path draw:style-name="gr180" draw:text-style-name="P67" svg:width="0.0756in" svg:height="0.0713in" svg:x="0.1114in" svg:y="0.0161in" svg:viewBox="0 0 193 182" svg:d="M187 13c4-1 6-3 6-7 0-3-3-6-7-6-1 0-2 0-5 3-59 27-117 54-176 82-3 1-5 2-5 7 0 3 2 5 5 6 59 27 117 55 176 82 3 2 4 2 5 2 4 0 7-3 7-6 0-4-2-5-6-8-56-25-111-51-166-76 55-26 110-52 166-79z"><text:p/></draw:path><draw:path draw:style-name="gr180" draw:text-style-name="P67" svg:width="0.0693in" svg:height="0.0555in" svg:x="0.2378in" svg:y="0.0283in" svg:viewBox="0 0 177 142" svg:d="M138 66c0-50-30-66-53-66-44 0-85 45-85 90 0 29 19 52 51 52 20 0 43-7 67-25 3 16 14 25 29 25 16 0 26-16 26-21 0-2-2-3-4-3-3 0-3 1-4 3-6 14-12 10-17 15-10 0-10-24-10-32 0-7 0-7 2-11 30-37 25-50 37-74 0-1-1-3-4-3s-3 1-5 7c-5 19-16 44-30 62 0-7 0-13 0-19zM116 108c-28 24-52 28-65 28-19 0-28-14-28-34 0-16 8-50 18-66 16-22 32-29 44-29 31 0 31 42 31 66 0 12 0 31 0 35z"><text:p/></draw:path><draw:path draw:style-name="gr180" draw:text-style-name="P67" svg:width="0.0827in" svg:height="0.0287in" svg:x="0.3535in" svg:y="0.037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52in" svg:height="0.0846in" svg:x="0.4831in" svg:y="0in" svg:viewBox="0 0 133 216" svg:d="M133 109c0-25-2-51-12-74-15-30-41-35-54-35-19 0-42 8-55 38-10 21-12 46-12 71 0 23 2 51 14 75 14 26 37 32 53 32 17 0 41-7 54-37 10-21 12-45 12-70zM67 209c-13 0-31-8-37-38-4-19-4-47-4-66s0-41 3-57c6-38 29-41 38-41 10 0 31 6 36 37 4 17 4 42 4 61 0 24 0 44-4 64-4 31-22 40-36 40z"><text:p/></draw:path><draw:path draw:style-name="gr180" draw:text-style-name="P67" svg:width="0.013in" svg:height="0.0126in" svg:x="0.5508in" svg:y="0.0693in" svg:viewBox="0 0 34 33" svg:d="M34 17c0-10-8-17-17-17s-17 7-17 17c0 9 8 16 17 16s17-7 17-16z"><text:p/></draw:path><draw:path draw:style-name="gr180" draw:text-style-name="P67" svg:width="0.052in" svg:height="0.0846in" svg:x="0.5795in" svg:y="0in" svg:viewBox="0 0 133 216" svg:d="M133 109c0-25-2-51-12-74-15-30-41-35-54-35-19 0-42 8-55 38-10 21-12 46-12 71 0 23 2 51 14 75 14 26 37 32 53 32 17 0 41-7 54-37 10-21 12-45 12-70zM67 209c-13 0-31-8-37-38-3-19-3-47-3-66s0-41 2-57c6-38 29-41 38-41 10 0 31 6 37 37 3 17 3 42 3 61 0 24 0 44-4 64-4 31-22 40-36 40z"><text:p/></draw:path><draw:path draw:style-name="gr180" draw:text-style-name="P67" svg:width="0.0492in" svg:height="0.0846in" svg:x="0.6433in" svg:y="0in" svg:viewBox="0 0 126 216" svg:d="M126 146c0-37-26-69-60-69-16 0-29 6-40 17 0-21 0-42 0-62 6 2 16 4 27 4 39 0 60-29 60-32 0-2-1-4-2-4s-1 0-3 1c-6 3-22 9-43 9-13 0-27-2-42-9-2-1-3-1-4-1-3 0-3 3-3 8 0 31 0 61 0 93 0 6 0 8 5 8 1 0 2-1 3-3 4-4 16-21 42-21 16 0 24 14 26 19 5 12 6 25 6 39 0 12 0 31-8 43-7 13-19 21-33 21-24 0-42-17-47-35 1 0 2 1 5 1 11 0 16-8 16-16s-5-16-16-16c-4 0-15 3-15 17 0 27 22 58 57 58 37 0 69-31 69-70z"><text:p/></draw:path></draw:g></draw:g></text:span><text:span text:style-name="T70"><text:s/>(</text:span><text:span text:style-name="T70"><draw:g text:anchor-type="as-char" svg:y="-0.0555in" draw:z-index="177" draw:name="Shape190" draw:style-name="gr178"><svg:title>TexMaths</svg:title><svg:desc>9§inline§\alpha§svg§600§FALSE§</svg:desc><draw:g draw:style-name="gr2"><draw:path draw:style-name="gr179" draw:text-style-name="P66" svg:width="0.0614in" svg:height="0.0425in" svg:x="0.002in" svg:y="0.0063in" svg:viewBox="0 0 157 109" svg:d="M0 0c52 0 105 0 157 0 0 36 0 73 0 109-52 0-105 0-157 0 0-36 0-73 0-109z"><text:p/></draw:path><draw:path draw:style-name="gr180" draw:text-style-name="P67" svg:width="0.0693in" svg:height="0.0551in" svg:x="0.0004in" svg:y="0in" svg:viewBox="0 0 177 141" svg:d="M137 65c0-50-29-65-51-65-44 0-86 45-86 88 0 29 19 53 51 53 20 0 43-7 66-26 5 16 15 26 29 26 17 0 26-17 26-22 0-2-2-3-4-3-1 0-2 1-3 3-6 15-17 15-18 15-10 0-10-24-10-32 0-7 0-7 4-10 29-37 24-49 36-73 0-1 0-4-4-4s-4 1-5 7c-6 19-16 44-31 61 0-7 0-12 0-18zM116 107c-27 23-51 27-64 27-19 0-29-14-29-34 0-16 9-48 19-64 15-23 32-29 43-29 30 0 30 41 30 65 0 11 0 30 1 35z"><text:p/></draw:path></draw:g></draw:g></text:span><text:span text:style-name="T70"> zvolime)</text:span></text:p>
      <text:p text:style-name="P48"><text:span text:style-name="T43">-Bootstrap: </text:span><text:span text:style-name="T71">Z nam</text:span><text:span text:style-name="T55">ěřených dat </text:span><text:span text:style-name="T55"><draw:g text:anchor-type="as-char" svg:y="-0.0839in" draw:z-index="178" draw:name="Shape191" draw:style-name="gr178"><svg:title>TexMaths</svg:title><svg:desc>9§inline§x_1, …, x_n \sim F§svg§600§FALSE§</svg:desc><draw:g draw:style-name="gr2"><draw:path draw:style-name="gr179" draw:text-style-name="P66" svg:width="0.789in" svg:height="0.0949in" svg:x="0.0035in" svg:y="0.0071in" svg:viewBox="0 0 2005 242" svg:d="M1003 242c-335 0-669 0-1003 0 0-81 0-161 0-242 668 0 1337 0 2005 0 0 81 0 161 0 242-334 0-668 0-1002 0z"><text:p/></draw:path><draw:path draw:style-name="gr180" draw:text-style-name="P67" svg:width="0.0618in" svg:height="0.0555in" svg:x="0.0004in" svg:y="0.0307in" svg:viewBox="0 0 158 142" svg:d="M97 44c2-9 9-38 31-38 2 0 10 0 16 5-9 2-15 9-15 17 0 4 3 11 11 11s18-6 18-18c0-17-18-21-29-21-19 0-30 16-34 23-8-20-25-23-34-23-33 0-51 41-51 48 0 3 4 3 4 3 2 0 3-1 4-3 11-34 32-42 42-42 7 0 17 3 17 22 0 10-5 31-17 75-4 20-16 32-29 32-2 0-9 0-17-3 9-2 16-9 16-18s-7-10-12-10c-10 0-18 8-18 18 0 14 16 20 30 20 21 0 32-21 33-24 5 12 15 24 34 24 33 0 51-40 51-48 0-3-3-3-4-3-3 0-4 1-4 4-10 33-32 40-42 40-12 0-17-10-17-21 0-6 2-13 5-27 4-15 8-29 11-43z"><text:p/></draw:path><draw:path draw:style-name="gr180" draw:text-style-name="P67" svg:width="0.0311in" svg:height="0.0575in" svg:x="0.078in" svg:y="0.0457in" svg:viewBox="0 0 80 147" svg:d="M50 6c0-6 0-6-7-6-14 14-34 14-43 14 0 3 0 6 0 9 5 0 20 0 32-7 0 37 0 75 0 113 0 7 0 10-22 10-3 0-5 0-8 0 0 2 0 5 0 8 3 0 30-1 39-1 7 0 35 1 39 1 0-3 0-6 0-8-3 0-5 0-8 0-22 0-22-3-22-10 0-42 0-82 0-123z"><text:p/></draw:path><draw:path draw:style-name="gr180" draw:text-style-name="P67" svg:width="0.0142in" svg:height="0.037in" svg:x="0.135in" svg:y="0.0717in" svg:viewBox="0 0 37 95" svg:d="M37 33c0-20-8-33-21-33-10 0-16 8-16 17 0 8 6 16 16 16 5 0 8-1 12-3 1-1 1-1 2-1 0 2 0 0 0 4 0 24-11 43-22 53-3 3-3 4-3 5 0 2 1 4 3 4 4 0 29-25 29-62z"><text:p/></draw:path><draw:path draw:style-name="gr180" draw:text-style-name="P67" svg:width="0.0126in" svg:height="0.0126in" svg:x="0.1902in" svg:y="0.0717in" svg:viewBox="0 0 33 33" svg:d="M33 17c0-9-7-17-16-17-10 0-17 8-17 17s7 16 17 16c9 0 16-7 16-16z"><text:p/></draw:path><draw:path draw:style-name="gr180" draw:text-style-name="P67" svg:width="0.0126in" svg:height="0.0126in" svg:x="0.2457in" svg:y="0.0717in" svg:viewBox="0 0 33 33" svg:d="M33 17c0-9-7-17-16-17s-17 8-17 17 8 16 17 16 16-7 16-16z"><text:p/></draw:path><draw:path draw:style-name="gr180" draw:text-style-name="P67" svg:width="0.013in" svg:height="0.0126in" svg:x="0.3008in" svg:y="0.0717in" svg:viewBox="0 0 34 33" svg:d="M34 17c0-9-8-17-17-17s-17 8-17 17 8 16 17 16 17-7 17-16z"><text:p/></draw:path><draw:path draw:style-name="gr180" draw:text-style-name="P67" svg:width="0.0146in" svg:height="0.037in" svg:x="0.3559in" svg:y="0.0717in" svg:viewBox="0 0 38 95" svg:d="M38 33c0-20-8-33-21-33-11 0-17 8-17 17 0 8 6 16 17 16 4 0 8-1 11-3 1-1 1-1 2-1 0 2 1 0 1 4 0 24-11 43-22 53-4 3-4 4-4 5 0 2 2 4 4 4 3 0 29-25 29-62z"><text:p/></draw:path><draw:path draw:style-name="gr180" draw:text-style-name="P67" svg:width="0.0618in" svg:height="0.0555in" svg:x="0.4043in" svg:y="0.0307in" svg:viewBox="0 0 158 142" svg:d="M96 44c2-9 9-38 32-38 1 0 9 0 15 5-9 2-15 9-15 17 0 4 3 11 12 11 7 0 18-6 18-18 0-17-19-21-30-21-18 0-30 16-33 23-9-20-26-23-35-23-32 0-51 41-51 48 0 3 4 3 5 3 2 0 3-1 3-3 11-34 32-42 42-42 7 0 18 3 18 22 0 10-6 31-18 75-4 20-16 32-29 32-2 0-9 0-16-3 8-2 15-9 15-18s-7-10-12-10c-10 0-17 8-17 18 0 14 15 20 30 20 20 0 31-21 33-24 4 12 14 24 33 24 34 0 52-40 52-48 0-3-3-3-5-3-3 0-3 1-3 4-11 33-33 40-43 40-12 0-17-10-17-21 0-6 2-13 6-27 3-15 7-29 10-43z"><text:p/></draw:path><draw:path draw:style-name="gr180" draw:text-style-name="P67" svg:width="0.0528in" svg:height="0.0386in" svg:x="0.476in" svg:y="0.0646in" svg:viewBox="0 0 135 99" svg:d="M16 83c-1 4-1 5-2 9 0 5 4 7 8 7s7-3 9-4c1-2 2-9 3-14 1-4 4-14 6-20 1-5 1-10 3-15 2-9 3-11 9-20 7-9 17-20 34-20 12 0 12 11 12 16 0 12-9 37-12 46-3 7-4 9-4 12 0 12 10 19 22 19 21 0 31-31 31-33 0-3-3-3-4-3-2 0-3 1-4 4-5 17-14 26-23 26-5 0-6-3-6-7 0-6 1-9 6-18 2-8 11-31 11-43 0-21-17-25-29-25-18 0-30 11-37 20-1-15-15-20-24-20-10 0-14 6-17 12-5 8-8 20-8 21 0 3 3 3 4 3 2 0 3 0 4-6 4-13 8-24 16-24 7 0 8 5 8 11 0 4-3 12-4 18-2 6-4 15-5 20-2 9-4 18-7 28z"><text:p/></draw:path><draw:path draw:style-name="gr180" draw:text-style-name="P67" svg:width="0.0831in" svg:height="0.0287in" svg:x="0.5807in" svg:y="0.0398in" svg:viewBox="0 0 212 74" svg:d="M212 10c0-6-2-10-5-10-2 0-4 3-4 8-2 31-23 48-45 48-19 0-35-14-51-27-15-15-32-29-54-29-34 0-53 34-53 63 0 10 3 6 5 10 3 0 4-6 4-7 2-34 25-49 44-49 21 0 35 14 51 27 17 15 33 30 54 30 35 0 54-35 54-64z"><text:p/></draw:path><draw:path draw:style-name="gr180" draw:text-style-name="P67" svg:width="0.0882in" svg:height="0.0839in" svg:x="0.7102in" svg:y="0in" svg:viewBox="0 0 225 214" svg:d="M84 112c10 0 20 0 30 0 25 0 27 5 27 14 0 3 0 6-2 15-1 2-1 2-1 4 0 3 2 4 3 4 4 0 4-1 6-7 5-23 11-46 17-68 1-4 1-4 1-5s-1-3-4-3-3 1-5 6c-7 24-14 31-41 31-10 0-19 0-29 0 8-27 14-53 21-80 3-12 3-13 17-13s28 0 42 0c38 0 46 11 46 35 0 7 0 8-1 16 0 5 0 6 0 7s1 3 3 3c4 0 4-2 5-8 2-18 4-36 6-54 1-9-1-9-9-9-51 0-103 0-155 0-6 0-9 0-9 6 0 4 3 4 8 4 12 0 21 0 21 5 0 2 0 2-2 8-13 55-28 111-41 166-3 13-4 15-29 15-5 0-9 0-9 6 0 4 4 4 5 4 9 0 33-1 42-1 11 0 37 1 47 1 2 0 7 0 7-6 0-3-1-2-2-3-2-1-2-1-9-1s-9 0-17 0c-9-1-10-3-10-7 0-1 0-2 2-7 6-26 12-52 19-78z"><text:p/></draw:path></draw:g></draw:g></text:span><text:span text:style-name="T55"><text:s/></text:span><text:span text:style-name="T71">vytvo</text:span><text:span text:style-name="T55">říme </text:span><text:span text:style-name="T55"><draw:g text:anchor-type="as-char" svg:y="-0.1181in" draw:z-index="179" draw:name="Shape192" draw:style-name="gr178"><svg:title>TexMaths</svg:title><svg:desc>9§inline§\hat{F}_n§svg§600§FALSE§</svg:desc><draw:g draw:style-name="gr2"><draw:path draw:style-name="gr179" draw:text-style-name="P66" svg:width="0.1236in" svg:height="0.1236in" svg:x="0.0024in" svg:y="0.0063in" svg:viewBox="0 0 315 315" svg:d="M0 0c105 0 210 0 315 0 0 105 0 210 0 315-105 0-210 0-315 0 0-105 0-210 0-315z"><text:p/></draw:path><draw:path draw:style-name="gr180" draw:text-style-name="P67" svg:width="0.0331in" svg:height="0.0189in" svg:x="0.0382in" svg:y="0in" svg:viewBox="0 0 85 49" svg:d="M42 0c-14 14-28 29-42 43 2 2 5 4 6 6 12-11 25-22 36-33 13 11 25 22 37 33 2-2 4-4 6-6-15-14-28-29-43-43z"><text:p/></draw:path><draw:path draw:style-name="gr180" draw:text-style-name="P67" svg:width="0.0874in" svg:height="0.0835in" svg:x="0.0004in" svg:y="0.0335in" svg:viewBox="0 0 223 213" svg:d="M84 112c10 0 20 0 30 0 25 0 26 5 26 14 0 2 0 5-1 15-1 2-1 3-1 4 0 3 2 3 3 3 4 0 4 0 5-6 5-23 12-46 18-68 1-4 1-5 1-6s-2-3-5-3-2 2-4 6c-7 25-14 31-41 31-10 0-20 0-29 0 7-27 13-53 20-80 4-11 4-13 17-13 14 0 28 0 43 0 38 0 45 11 45 35 0 7 0 8-1 17-1 4-1 5-1 6s1 3 4 3 4-2 4-7c3-18 5-37 6-55 1-8 0-8-8-8-51 0-102 0-154 0-6 0-10 0-10 6 0 3 4 3 9 3 12 0 21 0 21 6 0 1 0 2-2 7-14 56-28 112-41 167-3 12-4 14-29 14-5 0-9 0-9 7 0 3 5 3 5 3 9 0 33-1 42-1 10 0 37 1 47 1 2 0 6 0 6-6 0-3-2-3-2-4-1 0-1 0-8 0s-9 0-17-1c-9-1-10-1-10-6 0-2 0-2 2-7 6-25 12-51 19-77z"><text:p/></draw:path><draw:path draw:style-name="gr180" draw:text-style-name="P67" svg:width="0.0528in" svg:height="0.039in" svg:x="0.0795in" svg:y="0.0976in" svg:viewBox="0 0 135 100" svg:d="M16 84c-1 2-2 8-2 9 0 5 4 7 8 7s8-3 9-5 2-9 3-14c2-4 4-14 6-20 1-4 2-10 3-14 3-9 3-11 9-20 7-9 17-21 34-21 12 0 12 12 12 16 0 13-9 37-12 47-3 7-4 8-4 12 0 12 10 19 22 19 21 0 31-31 31-34s-3-3-4-3c-2 0-3 2-4 4-5 18-14 27-23 27-5 0-6-3-6-8s1-8 6-18c2-7 11-30 11-43 0-21-17-25-29-25-18 0-30 12-36 21-2-16-16-21-25-21s-14 7-17 13c-5 8-8 20-8 21 0 3 3 3 4 3 3 0 3-1 5-6 3-14 7-25 16-25 6 0 7 6 7 11s-2 13-3 19c-2 5-4 14-6 20-2 9-4 18-7 28z"><text:p/></draw:path></draw:g></draw:g></text:span><text:span text:style-name="T55">. Další data můžeme samplovat z </text:span><text:span text:style-name="T55"><draw:g text:anchor-type="as-char" svg:y="-0.1181in" draw:z-index="180" draw:name="Shape193" draw:style-name="gr178"><svg:title>TexMaths</svg:title><svg:desc>9§inline§\hat{F}_n§svg§600§FALSE§</svg:desc><draw:g draw:style-name="gr2"><draw:path draw:style-name="gr179" draw:text-style-name="P66" svg:width="0.1236in" svg:height="0.1236in" svg:x="0.0024in" svg:y="0.0063in" svg:viewBox="0 0 315 315" svg:d="M0 0c105 0 210 0 315 0 0 105 0 210 0 315-105 0-210 0-315 0 0-105 0-210 0-315z"><text:p/></draw:path><draw:path draw:style-name="gr180" draw:text-style-name="P67" svg:width="0.0331in" svg:height="0.0189in" svg:x="0.0382in" svg:y="0in" svg:viewBox="0 0 85 49" svg:d="M42 0c-14 14-28 29-42 43 2 2 5 4 6 6 12-11 25-22 36-33 13 11 25 22 37 33 2-2 4-4 6-6-15-14-28-29-43-43z"><text:p/></draw:path><draw:path draw:style-name="gr180" draw:text-style-name="P67" svg:width="0.0874in" svg:height="0.0835in" svg:x="0.0004in" svg:y="0.0335in" svg:viewBox="0 0 223 213" svg:d="M84 112c10 0 20 0 30 0 25 0 26 5 26 14 0 2 0 5-1 15-1 2-1 3-1 4 0 3 2 3 3 3 4 0 4 0 5-6 5-23 12-46 18-68 1-4 1-5 1-6s-2-3-5-3-2 2-4 6c-7 25-14 31-41 31-10 0-20 0-29 0 7-27 13-53 20-80 4-11 4-13 17-13 14 0 28 0 43 0 38 0 45 11 45 35 0 7 0 8-1 17-1 4-1 5-1 6s1 3 4 3 4-2 4-7c3-18 5-37 6-55 1-8 0-8-8-8-51 0-102 0-154 0-6 0-10 0-10 6 0 3 4 3 9 3 12 0 21 0 21 6 0 1 0 2-2 7-14 56-28 112-41 167-3 12-4 14-29 14-5 0-9 0-9 7 0 3 5 3 5 3 9 0 33-1 42-1 10 0 37 1 47 1 2 0 6 0 6-6 0-3-2-3-2-4-1 0-1 0-8 0s-9 0-17-1c-9-1-10-1-10-6 0-2 0-2 2-7 6-25 12-51 19-77z"><text:p/></draw:path><draw:path draw:style-name="gr180" draw:text-style-name="P67" svg:width="0.0528in" svg:height="0.039in" svg:x="0.0795in" svg:y="0.0976in" svg:viewBox="0 0 135 100" svg:d="M16 84c-1 2-2 8-2 9 0 5 4 7 8 7s8-3 9-5 2-9 3-14c2-4 4-14 6-20 1-4 2-10 3-14 3-9 3-11 9-20 7-9 17-21 34-21 12 0 12 12 12 16 0 13-9 37-12 47-3 7-4 8-4 12 0 12 10 19 22 19 21 0 31-31 31-34s-3-3-4-3c-2 0-3 2-4 4-5 18-14 27-23 27-5 0-6-3-6-8s1-8 6-18c2-7 11-30 11-43 0-21-17-25-29-25-18 0-30 12-36 21-2-16-16-21-25-21s-14 7-17 13c-5 8-8 20-8 21 0 3 3 3 4 3 3 0 3-1 5-6 3-14 7-25 16-25 6 0 7 6 7 11s-2 13-3 19c-2 5-4 14-6 20-2 9-4 18-7 28z"><text:p/></draw:path></draw:g></draw:g></text:span><text:span text:style-name="T55">. To se dělá tak, že vybereme uniformně náhodne </text:span><text:span text:style-name="T55"><draw:g text:anchor-type="as-char" svg:y="-0.0929in" draw:z-index="181" draw:name="Shape194" draw:style-name="gr178"><svg:title>TexMaths</svg:title><svg:desc>9§inline§i \in \{1,…,n \}§svg§600§FALSE§</svg:desc><draw:g draw:style-name="gr2"><draw:path draw:style-name="gr179" draw:text-style-name="P66" svg:width="0.711in" svg:height="0.1106in" svg:x="0.0035in" svg:y="0.0067in" svg:viewBox="0 0 1807 282" svg:d="M904 282c-302 0-602 0-904 0 0-94 0-188 0-282 602 0 1204 0 1807 0 0 94 0 188 0 282-301 0-603 0-903 0z"><text:p/></draw:path><draw:path draw:style-name="gr180" draw:text-style-name="P67" svg:width="0.0327in" svg:height="0.0827in" svg:x="0.0004in" svg:y="0.011in" svg:viewBox="0 0 84 211" svg:d="M81 12c0-7-4-12-12-12s-17 9-17 17c0 6 5 12 12 12s17-7 17-17zM57 130c4-9 4-10 7-18 3-6 4-10 4-17 0-14-10-26-26-26-29 0-42 46-42 49s4 3 5 3c2 0 2-1 4-6 9-30 22-39 32-39 3 0 9 0 9 10 0 7-3 14-4 16-3 9-17 45-23 59-2 8-7 18-7 24 0 15 11 26 26 26 30 0 42-45 42-47 0-3-3-3-4-3-3 0-3 1-4 5-7 19-17 38-33 38-5 0-8-3-8-10 0-8 3-12 10-30 4-12 8-23 12-34z"><text:p/></draw:path><draw:path draw:style-name="gr180" draw:text-style-name="P67" svg:width="0.0618in" svg:height="0.0713in" svg:x="0.085in" svg:y="0.026in" svg:viewBox="0 0 158 182" svg:d="M147 98c5 0 11-1 11-7 0-7-6-6-11-6-45 0-89 0-134 0 4-42 40-72 85-72 16 0 33 0 49 0 5 0 11 0 11-7 0-6-6-6-11-6-16 0-34 0-50 0-54 0-97 40-97 91 0 50 43 91 97 91 16 0 34 0 50 0 5 0 11 0 11-7 0-5-6-5-11-5-16 0-33 0-49 0-45 0-81-31-85-72 45 0 89 0 134 0z"><text:p/></draw:path><draw:path draw:style-name="gr180" draw:text-style-name="P67" svg:width="0.0441in" svg:height="0.1236in" svg:x="0.2012in" svg:y="0in" svg:viewBox="0 0 113 315" svg:d="M67 42c0-12 8-33 43-35 1 0 3-2 3-3 0-4-3-4-7-4-31 0-60 16-60 40 0 23 0 47 0 71 0 13 0 23-13 33-11 10-23 10-30 11-2 0-3 1-3 2 0 4 2 4 5 4 21 2 36 12 40 28 1 2 1 3 1 15 0 21 0 41 0 62 0 14 0 23 14 35 13 10 34 14 46 14 4 0 7 0 7-4s-2-4-6-4c-20 0-35-11-39-27-1-3-1-3-1-15 0-21 0-44 0-66 0-15-3-20-13-29-6-6-15-10-24-13 25-7 37-21 37-39 0-25 0-51 0-76z"><text:p/></draw:path><draw:path draw:style-name="gr180" draw:text-style-name="P67" svg:width="0.0406in" svg:height="0.0819in" svg:x="0.2657in" svg:y="0.0106in" svg:viewBox="0 0 104 209" svg:d="M65 8c0-8 0-8-7-8-20 20-48 20-58 20 0 3 0 6 0 10 6 0 24 0 41-8 0 54 0 107 0 161 0 12 0 16-29 16-4 0-7 0-10 0 0 3 0 7 0 10 11-1 39-1 51-1 13 0 40 0 51 1 0-3 0-7 0-10-3 0-7 0-10 0-28 0-29-4-29-16 0-58 0-116 0-175z"><text:p/></draw:path><draw:path draw:style-name="gr180" draw:text-style-name="P67" svg:width="0.0142in" svg:height="0.0366in" svg:x="0.3272in" svg:y="0.0799in" svg:viewBox="0 0 37 94" svg:d="M37 33c0-20-7-33-20-33-11 0-17 8-17 17 0 8 6 16 17 16 4 0 8-1 11-3 1-1 1-1 2-1 0 2 1 0 1 4 0 24-12 43-22 52-4 4-4 5-4 6 0 2 2 3 3 3 4 0 29-24 29-61z"><text:p/></draw:path><draw:path draw:style-name="gr180" draw:text-style-name="P67" svg:width="0.013in" svg:height="0.0126in" svg:x="0.3823in" svg:y="0.0799in" svg:viewBox="0 0 34 33" svg:d="M34 17c0-10-8-17-17-17s-17 7-17 17c0 9 8 16 17 16s17-7 17-16z"><text:p/></draw:path><draw:path draw:style-name="gr180" draw:text-style-name="P67" svg:width="0.0126in" svg:height="0.0126in" svg:x="0.4378in" svg:y="0.0799in" svg:viewBox="0 0 33 33" svg:d="M33 17c0-10-8-17-17-17s-16 7-16 17c0 9 7 16 16 16s17-7 17-16z"><text:p/></draw:path><draw:path draw:style-name="gr180" draw:text-style-name="P67" svg:width="0.0126in" svg:height="0.0126in" svg:x="0.4933in" svg:y="0.0799in" svg:viewBox="0 0 33 33" svg:d="M33 17c0-10-8-17-17-17-10 0-16 7-16 17 0 9 6 16 16 16 9 0 17-7 17-16z"><text:p/></draw:path><draw:path draw:style-name="gr180" draw:text-style-name="P67" svg:width="0.0142in" svg:height="0.0366in" svg:x="0.5484in" svg:y="0.0799in" svg:viewBox="0 0 37 94" svg:d="M37 33c0-20-8-33-20-33-11 0-17 8-17 17 0 8 6 16 17 16 4 0 7-1 11-3 1-1 1-1 2-1 0 2 0 0 0 4 0 24-11 42-22 52-3 3-3 5-3 6 0 2 1 3 3 3 4 0 29-24 29-61z"><text:p/></draw:path><draw:path draw:style-name="gr180" draw:text-style-name="P67" svg:width="0.0669in" svg:height="0.0559in" svg:x="0.5965in" svg:y="0.0382in" svg:viewBox="0 0 171 143" svg:d="M19 120c-1 6-3 13-3 15 0 5 5 8 9 8s9-3 12-9c0-1 4-15 5-23 3-10 5-19 8-28 1-7 3-15 5-22 2-5 4-14 4-15 5-10 22-39 52-39 14 0 17 12 17 22 0 20-15 60-21 73-3 8-3 11-3 15 0 15 11 26 26 26 29 0 41-46 41-49 0-2-3-2-4-2-2 0-2 1-4 5-6 22-17 39-32 39-6 0-8-3-8-10 0-8 3-15 6-23 6-17 19-51 19-69 0-21-14-34-36-34-29 0-44 21-50 28-2-18-14-28-29-28-14 0-20 13-23 18-5 11-10 30-10 31 0 3 3 2 4 3 3 0 3-1 5-7 5-23 12-38 23-38 7 0 10 4 10 15 0 6-1 9-5 26-6 24-12 48-18 72z"><text:p/></draw:path><draw:path draw:style-name="gr180" draw:text-style-name="P67" svg:width="0.0441in" svg:height="0.1236in" svg:x="0.6768in" svg:y="0in" svg:viewBox="0 0 113 315" svg:d="M46 272c0 13-8 34-43 35-2 0-3 2-3 4 0 4 4 4 6 4 31 0 61-16 61-40 0-23 0-48 0-72 0-12 0-22 12-32 12-9 24-9 31-10 1 0 3-1 3-4 0-2-2-2-6-2-21-2-36-13-39-29-1-3-1-4-1-15 0-21 0-42 0-62 0-14 0-24-16-36-12-9-34-13-45-13-2 0-6 0-6 4 0 3 2 3 5 3 20 1 36 12 40 27 1 4 1 4 1 15 0 22 0 44 0 67 0 14 2 20 13 30 6 6 15 10 24 11-26 8-37 22-37 40 0 25 0 50 0 75z"><text:p/></draw:path></draw:g></draw:g></text:span><text:span text:style-name="T71"><text:s/>a</text:span><text:span text:style-name="T55"> řekneme </text:span><text:span text:style-name="T55"><draw:g text:anchor-type="as-char" svg:y="-0.0547in" draw:z-index="182" draw:name="Shape195" draw:style-name="gr178"><svg:title>TexMaths</svg:title><svg:desc>9§inline§x_i§svg§600§FALSE§</svg:desc><draw:g draw:style-name="gr2"><draw:path draw:style-name="gr179" draw:text-style-name="P66" svg:width="0.0874in" svg:height="0.0606in" svg:x="0.0031in" svg:y="0.0063in" svg:viewBox="0 0 223 155" svg:d="M0 0c74 0 149 0 223 0 0 52 0 103 0 155-74 0-149 0-223 0 0-52 0-103 0-155z"><text:p/></draw:path><draw:path draw:style-name="gr180" draw:text-style-name="P67" svg:width="0.061in" svg:height="0.0555in" svg:x="0.0004in" svg:y="0in" svg:viewBox="0 0 156 142" svg:d="M96 44c2-8 9-37 31-37 1 0 8 0 15 4-9 2-15 10-15 17 0 5 3 11 12 11 6 0 17-6 17-18 0-17-19-21-29-21-18 0-29 17-33 24-8-20-24-24-34-24-32 0-50 40-50 49 0 2 3 1 3 2 3 0 4 0 5-2 11-35 31-42 42-42 5 0 17 3 17 21 0 10-5 31-17 74-5 19-16 33-30 33-2 0-9 0-16-4 8-2 15-9 15-17 0-9-7-12-12-12-9 0-17 8-17 19 0 15 16 21 30 21 20 0 32-23 33-24 3 11 15 24 34 24 31 0 49-40 49-48 0-3-3-3-3-3-4 0-4 2-5 3-10 34-30 41-41 41-12 0-17-10-17-21 0-7 2-13 5-27 4-14 7-29 11-43z"><text:p/></draw:path><draw:path draw:style-name="gr180" draw:text-style-name="P67" svg:width="0.0256in" svg:height="0.0575in" svg:x="0.0717in" svg:y="0.0165in" svg:viewBox="0 0 66 147" svg:d="M61 8c0-4-3-8-9-8s-13 5-13 12c0 4 3 9 9 9 7 0 13-7 13-13zM16 119c-1 3-3 6-3 9 0 11 9 19 22 19 21 0 31-30 31-34 0-3-2-3-3-3-3 0-4 2-5 4-4 18-14 27-23 27-4 0-5-3-5-7 0-6 1-10 3-15 3-6 5-11 7-17s10-25 11-27 2-5 2-8c0-10-9-18-22-18-21 0-31 30-31 34 0 2 3 2 4 2 2 0 3-1 3-3 6-19 15-27 24-27 3 0 6 2 6 8 0 4-2 8-7 21-5 12-9 24-14 35z"><text:p/></draw:path></draw:g></draw:g></text:span><text:span text:style-name="T55">. </text:span><text:span text:style-name="T71">Z</text:span><text:span text:style-name="T55">ákladní použití: </text:span><text:span text:style-name="T55"><draw:g text:anchor-type="as-char" svg:y="-0.0929in" draw:z-index="183" draw:name="Shape196" draw:style-name="gr178"><svg:title>TexMaths</svg:title><svg:desc>9§inline§T_n = g(X_1,…,X_n) §svg§600§FALSE§</svg:desc><draw:g draw:style-name="gr2"><draw:path draw:style-name="gr179" draw:text-style-name="P66" svg:width="1.048in" svg:height="0.1106in" svg:x="0.0035in" svg:y="0.0067in" svg:viewBox="0 0 2663 282" svg:d="M1332 282c-444 0-888 0-1332 0 0-94 0-188 0-282 888 0 1776 0 2663 0 0 94 0 188 0 282-443 0-887 0-1331 0z"><text:p/></draw:path><draw:path draw:style-name="gr180" draw:text-style-name="P67" svg:width="0.0843in" svg:height="0.0831in" svg:x="0.0004in" svg:y="0.0091in" svg:viewBox="0 0 215 212" svg:d="M127 22c3-9 4-11 7-12 4 0 14 0 20 0 32 0 47 1 47 25 0 5-2 17-3 25 0 2-1 6-1 7s1 4 4 4 4-3 4-7c3-18 7-37 9-55 0-2 1-5 1-5 0-4-3-4-9-4-58 0-117 0-175 0-8 0-8 0-10 6-7 19-13 37-19 56-1 0-2 5-2 5 0 2 1 4 4 4 2 0 3-2 5-7 17-49 25-54 72-54 5 0 8 0 13 0 9 0 9 1 9 3s-2 6-2 7c-15 56-28 111-42 167-3 12-4 15-38 15-11 0-14 0-14 7 0 3 4 3 6 3 9 0 18-1 26-1 9 0 18 0 27 0s18 0 26 0c9 0 19 1 28 1 2 0 7 0 7-6 0-4-3-4-11-4s-12 0-21 0c-9-1-11-2-11-7 1-2 0-2 2-6 13-56 27-112 41-167z"><text:p/></draw:path><draw:path draw:style-name="gr180" draw:text-style-name="P67" svg:width="0.0528in" svg:height="0.0386in" svg:x="0.0744in" svg:y="0.0732in" svg:viewBox="0 0 135 99" svg:d="M17 83c-1 2-2 5-3 9 0 5 5 7 8 7 4 0 8-3 9-5 1-1 2-9 4-13 1-5 3-14 5-21 1-4 2-9 3-14 3-9 3-11 9-20 7-9 17-21 34-21 13 0 13 12 13 17 0 12-10 37-13 46-2 7-3 8-3 12 0 12 9 19 21 19 22 0 31-31 31-33 0-4-3-4-4-4-2 0-2 2-3 5-6 17-15 26-24 26-4 0-5-3-5-8s1-8 5-18c2-7 11-30 11-43 0-20-17-24-29-24-18 0-30 11-36 20-2-16-15-20-25-20-9 0-14 6-17 12-4 8-8 20-8 21 0 3 3 2 4 3 3 0 3 0 5-6 3-14 7-25 16-25 6 0 7 6 7 11s-1 13-3 19c-2 5-4 14-6 20-1 9-4 18-6 28z"><text:p/></draw:path><draw:path draw:style-name="gr180" draw:text-style-name="P67" svg:width="0.0827in" svg:height="0.0291in" svg:x="0.1795in" svg:y="0.0472in" svg:viewBox="0 0 211 75" svg:d="M200 13c4 0 11 0 11-7 0-6-7-6-11-6-63 0-126 0-189 0-5 0-11 0-11 6 0 7 6 7 11 7 63 0 126 0 189 0zM200 75c4 0 11 0 11-7s-7-7-11-7c-63 0-126 0-189 0-5 0-11 0-11 7s6 7 11 7c63 0 126 0 189 0z"><text:p/></draw:path><draw:path draw:style-name="gr180" draw:text-style-name="P67" svg:width="0.0567in" svg:height="0.0795in" svg:x="0.3059in" svg:y="0.0382in" svg:viewBox="0 0 145 203" svg:d="M144 21c0-2 1-4 1-6 0-5-4-9-9-9-4 0-12 3-14 14-5-12-16-20-28-20-36 0-76 44-76 90 0 30 19 49 42 49 18 0 34-14 37-18-7 28-7 27-11 42 0 3-11 33-45 33-6 0-17 0-25-3 9-2 13-11 13-16s-4-11-12-11c-7 0-17 6-17 18 0 13 12 19 41 19 40 0 63-24 68-42 12-47 23-94 35-140zM103 99c-2 8-9 16-17 22-6 6-16 11-25 11-16 0-20-16-20-29 0-15 9-52 18-68 8-15 21-28 35-28 20 0 25 25 25 27s-1 4-1 5c-5 19-10 39-15 60z"><text:p/></draw:path><draw:path draw:style-name="gr180" draw:text-style-name="P67" svg:width="0.0287in" svg:height="0.1236in" svg:x="0.3799in" svg:y="0in" svg:viewBox="0 0 74 315" svg:d="M74 311c0-1 0-1-6-6-39-41-49-100-49-148 0-55 12-109 50-148 5-5 5-5 5-5 0-3-2-4-4-4s-31 22-50 62c-15 34-20 69-20 95 0 25 4 62 22 98 19 39 46 60 48 60s4-1 4-4z"><text:p/></draw:path><draw:path draw:style-name="gr180" draw:text-style-name="P67" svg:width="0.102in" svg:height="0.0839in" svg:x="0.4197in" svg:y="0.0087in" svg:viewBox="0 0 260 214" svg:d="M145 85c-9-21-18-42-27-63-1-2-1-2-2-3 0-2 6-8 19-9 4-1 6-1 6-6 0-4-3-4-4-4-14 0-27 1-40 1-8 0-28-1-36-1-2 0-5 0-5 6 0 4 3 4 7 4 19 0 21 3 23 10 13 29 26 58 38 88-22 23-44 47-66 70-2 2-3 3-5 4-15 17-30 21-47 22-3 1-6 1-6 6 0 1 0 4 4 4 10 0 19-1 29-1 12 0 25 1 36 1 2 0 6 0 6-6 0-3-3-2-4-4-3 0-12-1-12-10 0-4 4-10 8-13 10-11 21-23 32-34 10-10 19-21 29-31 11 25 21 50 31 75 2 3 2 3 2 4 0 3-6 8-18 9-3 1-6 1-6 6 0 4 3 4 4 4 9 0 31-1 40-1 8 0 27 1 35 1 3 0 6 0 6-6 0-4-3-4-6-4-21 0-22-1-27-13-13-29-33-78-40-97 21-22 54-60 64-69 9-7 21-14 41-15 3-1 6-1 6-6 0-1 0-4-3-4-10 0-20 1-30 1-12 0-24-1-35-1-2 0-7 0-7 6 0 2 2 3 4 4 3 0 13 1 13 9 0 4-4 9-6 12-17 18-34 36-51 54z"><text:p/></draw:path><draw:path draw:style-name="gr180" draw:text-style-name="P67" svg:width="0.0315in" svg:height="0.0575in" svg:x="0.5283in" svg:y="0.0543in" svg:viewBox="0 0 81 147" svg:d="M50 6c0-6 0-6-7-6-13 13-34 13-43 13 0 3 0 6 0 9 5 0 20 0 32-7 0 38 0 76 0 114 0 7 0 9-22 9-3 0-5 0-8 0 0 3 0 6 0 9 3-1 31-1 39-1 7 0 35 0 40 1 0-3 0-6 0-9-3 0-6 0-9 0-22 0-22-2-22-9 0-42 0-82 0-123z"><text:p/></draw:path><draw:path draw:style-name="gr180" draw:text-style-name="P67" svg:width="0.0142in" svg:height="0.0366in" svg:x="0.5854in" svg:y="0.0799in" svg:viewBox="0 0 37 94" svg:d="M37 33c0-20-7-33-20-33-11 0-17 8-17 17 0 8 6 16 17 16 4 0 8-1 11-3 1-1 1-1 2-1 0 2 1 0 1 4 0 24-12 43-22 52-4 4-4 5-4 6 0 2 2 3 3 3 4 0 29-24 29-61z"><text:p/></draw:path><draw:path draw:style-name="gr180" draw:text-style-name="P67" svg:width="0.013in" svg:height="0.0126in" svg:x="0.6409in" svg:y="0.0799in" svg:viewBox="0 0 34 33" svg:d="M34 17c0-10-8-17-17-17s-17 7-17 17c0 9 8 16 17 16s17-7 17-16z"><text:p/></draw:path><draw:path draw:style-name="gr180" draw:text-style-name="P67" svg:width="0.0126in" svg:height="0.0126in" svg:x="0.6965in" svg:y="0.0799in" svg:viewBox="0 0 33 33" svg:d="M33 17c0-10-8-17-17-17s-16 7-16 17c0 9 7 16 16 16s17-7 17-16z"><text:p/></draw:path><draw:path draw:style-name="gr180" draw:text-style-name="P67" svg:width="0.0126in" svg:height="0.0126in" svg:x="0.752in" svg:y="0.0799in" svg:viewBox="0 0 33 33" svg:d="M33 17c0-10-8-17-17-17-10 0-16 7-16 17 0 9 6 16 16 16 9 0 17-7 17-16z"><text:p/></draw:path><draw:path draw:style-name="gr180" draw:text-style-name="P67" svg:width="0.0142in" svg:height="0.0366in" svg:x="0.8071in" svg:y="0.0799in" svg:viewBox="0 0 37 94" svg:d="M37 33c0-20-8-33-20-33-11 0-17 8-17 17 0 8 6 16 17 16 4 0 7-1 11-3 1-1 1-1 2-1 0 2 0 0 0 4 0 24-11 42-22 52-3 3-3 5-3 6 0 2 1 3 3 3 4 0 29-24 29-61z"><text:p/></draw:path><draw:path draw:style-name="gr180" draw:text-style-name="P67" svg:width="0.1024in" svg:height="0.0839in" svg:x="0.8547in" svg:y="0.0087in" svg:viewBox="0 0 261 214" svg:d="M145 85c-9-21-17-42-26-63-1-2-1-2-2-3 0-2 5-8 19-9 3-1 6-1 6-6 0-4-3-4-5-4-13 0-26 1-40 1-8 0-27-1-35-1-2 0-5 0-5 6 0 4 2 4 7 4 19 0 21 3 23 10 13 29 25 58 37 88-22 23-44 47-66 70-1 2-3 3-4 4-16 17-31 21-47 22-4 1-7 1-7 6 0 1 0 4 5 4 9 0 19-1 29-1 12 0 25 1 35 1 2 0 7 0 7-6 0-3-4-4-5-4-3 0-12-1-12-10 0-4 5-10 9-13 10-11 21-23 32-34 9-10 19-21 28-31 11 25 21 50 32 75 1 3 2 3 2 4 0 3-6 8-19 9-3 1-6 1-6 6 0 4 3 4 4 4 9 0 32-1 41-1 7 0 27 1 35 1 2 0 5 0 5-6 0-4-2-4-5-4-22 0-22-1-27-13-13-29-33-78-41-97 21-22 54-60 65-69 9-7 21-14 40-15 4-1 7-1 7-6 0-1 0-4-4-4-9 0-20 1-30 1-12 0-24-1-35-1-2 0-6 0-6 6 0 2 1 3 4 4 3 0 13 1 13 9 0 4-4 9-7 12-17 18-34 36-51 54z"><text:p/></draw:path><draw:path draw:style-name="gr180" draw:text-style-name="P67" svg:width="0.0528in" svg:height="0.0386in" svg:x="0.9591in" svg:y="0.0732in" svg:viewBox="0 0 135 99" svg:d="M16 83c-1 2-2 5-2 9 0 5 4 7 8 7 3 0 6-3 8-5 2-1 3-9 4-13 1-5 4-14 5-21 2-4 2-9 3-14 3-9 4-11 10-20 7-9 16-21 34-21 12 0 12 12 12 17 0 12-9 37-12 46-3 7-4 8-4 12 0 12 10 19 21 19 22 0 32-31 32-33 0-4-3-4-4-4-3 0-3 2-4 5-5 17-14 26-23 26-5 0-6-3-6-8s1-8 6-18c2-7 11-30 11-43 0-20-17-24-29-24-18 0-31 11-37 20-2-16-15-20-24-20-10 0-14 6-18 12-4 8-7 20-7 21 0 3 3 3 4 3 2 0 2 0 4-6 4-14 7-25 16-25 6 0 8 6 8 11s-3 13-4 19c-2 5-4 14-5 20-2 9-4 18-7 28z"><text:p/></draw:path><draw:path draw:style-name="gr180" draw:text-style-name="P67" svg:width="0.0287in" svg:height="0.1236in" svg:x="1.0295in" svg:y="0in" svg:viewBox="0 0 74 315" svg:d="M74 157c0-24-4-62-21-98-20-38-47-59-49-59s-4 2-4 4l6 7c31 30 49 81 49 146 0 53-12 109-50 149-5 4-5 4-5 5 0 2 2 4 4 4s31-22 50-62c16-35 20-70 20-96z"><text:p/></draw:path></draw:g></draw:g></text:span><text:span text:style-name="T55"><text:s/></text:span><text:span text:style-name="T71">n</text:span><text:span text:style-name="T55">ějaká statistika. Chceme odhadnou</text:span><text:span text:style-name="T71">t</text:span><text:span text:style-name="T55"> </text:span><text:span text:style-name="T55"><draw:g text:anchor-type="as-char" svg:y="-0.0929in" draw:z-index="184" draw:name="Shape197" draw:style-name="gr178"><svg:title>TexMaths</svg:title><svg:desc>9§inline§var(T_n)§svg§600§FALSE§</svg:desc><draw:g draw:style-name="gr2"><draw:path draw:style-name="gr179" draw:text-style-name="P66" svg:width="0.4012in" svg:height="0.1106in" svg:x="0.0035in" svg:y="0.0067in" svg:viewBox="0 0 1020 282" svg:d="M511 282c-171 0-341 0-511 0 0-94 0-188 0-282 340 0 680 0 1020 0 0 94 0 188 0 282-170 0-340 0-509 0z"><text:p/></draw:path><draw:path draw:style-name="gr180" draw:text-style-name="P67" svg:width="0.0543in" svg:height="0.0559in" svg:x="0.0004in" svg:y="0.0382in" svg:viewBox="0 0 139 143" svg:d="M139 22c0-17-9-22-14-22-8 0-15 8-15 15 0 5 2 7 4 10 7 6 11 15 11 25 0 14-19 86-56 86-16 0-23-11-23-27 0-18 8-41 18-68 3-4 4-9 4-15 0-14-10-26-26-26-29 0-42 46-42 49s4 3 4 3c3 0 3-1 5-6 9-32 22-39 32-39 2 0 8 0 8 10 0 8-3 16-6 23-13 36-18 50-18 64 0 34 28 39 43 39 53 0 71-104 71-121z"><text:p/></draw:path><draw:path draw:style-name="gr180" draw:text-style-name="P67" svg:width="0.0567in" svg:height="0.0559in" svg:x="0.0669in" svg:y="0.0382in" svg:viewBox="0 0 145 143" svg:d="M105 21c-5-12-15-21-29-21-36 0-76 47-76 93 0 29 17 50 42 50 7 0 22-1 41-23 2 12 13 23 29 23 11 0 18-7 23-17 5-12 10-31 10-32 0-2-3-2-4-2-3 0-3 1-4 5-6 21-12 39-25 39-9 0-9-8-9-15s0-9 4-23c4-13 5-16 7-28 4-14 7-30 11-44 3-9 3-10 3-11 0-5-4-9-9-9-8 0-13 7-14 15zM85 102c-2 6-2 6-7 11-13 18-27 23-36 23-15 0-20-17-20-30 0-15 10-54 18-68 9-19 24-31 36-31 21 0 26 26 26 28s-1 4-1 5c-6 20-11 41-16 62z"><text:p/></draw:path><draw:path draw:style-name="gr180" draw:text-style-name="P67" svg:width="0.0504in" svg:height="0.0559in" svg:x="0.1311in" svg:y="0.0382in" svg:viewBox="0 0 129 143" svg:d="M18 120c-1 6-3 13-3 15 0 5 5 8 9 8 5 0 10-3 12-9 1-1 12-44 13-49 2-11 9-33 10-42 1-3 10-19 17-26 3-2 12-10 26-10 9 0 9 3 13 4-9 2-16 9-16 17 0 5 3 12 12 12 8 0 18-8 18-19s-11-21-27-21c-20 0-35 15-41 24-2-14-13-24-28-24s-20 13-23 18c-6 11-10 30-10 31 0 3 3 3 4 3 2 0 3-1 5-7 5-23 12-38 22-38 6 0 10 3 10 15 0 6-1 9-4 26-6 24-13 48-19 72z"><text:p/></draw:path><draw:path draw:style-name="gr180" draw:text-style-name="P67" svg:width="0.0287in" svg:height="0.1236in" svg:x="0.1992in" svg:y="0in" svg:viewBox="0 0 74 315" svg:d="M74 311c0-1 0-1-6-6-39-41-49-100-49-148 0-55 12-109 50-148 5-5 5-5 5-5 0-3-2-4-4-4-3 0-31 22-50 62-16 34-20 69-20 95 0 25 4 62 22 98 18 39 45 60 48 60 2 0 4-1 4-4z"><text:p/></draw:path><draw:path draw:style-name="gr180" draw:text-style-name="P67" svg:width="0.0839in" svg:height="0.0831in" svg:x="0.2382in" svg:y="0.0091in" svg:viewBox="0 0 214 212" svg:d="M127 22c2-9 3-11 7-12 3 0 14 0 20 0 32 0 46 1 46 25 0 5-1 17-2 25-1 2-1 6-1 7s1 4 4 4 3-3 4-7c3-18 5-37 9-55 0-2 0-5 0-5 0-4-3-4-8-4-58 0-117 0-175 0-8 0-9 0-10 6-7 19-13 37-19 56-1 0-2 5-2 5 0 2 1 4 4 4 2 0 3-2 5-7 17-49 25-54 72-54 4 0 8 0 12 0 9 0 9 1 9 3s-1 6-1 7c-15 56-28 111-43 167-2 12-3 15-37 15-12 0-14 0-14 7 0 3 4 3 6 3 9 0 18-1 26-1 9 0 18 0 27 0s18 0 26 0c9 0 19 1 28 1 2 0 6 0 6-6 0-4-2-4-11-4-7 0-12 0-20 0-9-1-11-2-11-7 0-2 0-2 1-6 14-56 27-112 42-167z"><text:p/></draw:path><draw:path draw:style-name="gr180" draw:text-style-name="P67" svg:width="0.0528in" svg:height="0.0386in" svg:x="0.3118in" svg:y="0.0732in" svg:viewBox="0 0 135 99" svg:d="M16 83c-1 2-1 5-2 9 0 5 4 7 8 7s7-3 9-5c0-1 2-9 3-13 1-5 4-14 6-21 0-4 2-9 3-14 2-9 3-11 9-20s16-21 33-21c13 0 13 12 13 17 0 12-9 37-13 46-2 7-3 8-3 12 0 12 10 19 21 19 22 0 32-31 32-33 0-4-3-4-4-4-2 0-3 2-4 5-5 17-15 26-24 26-4 0-5-3-5-8s1-8 5-18c3-7 12-30 12-43 0-20-17-24-29-24-19 0-30 11-37 20-1-16-15-20-24-20s-14 6-17 12c-5 8-8 20-8 21 0 3 3 3 4 3 2 0 3 0 4-6 4-14 8-25 16-25 7 0 7 6 7 11s-1 13-2 19c-2 5-5 14-6 20-2 9-4 18-7 28z"><text:p/></draw:path><draw:path draw:style-name="gr180" draw:text-style-name="P67" svg:width="0.0287in" svg:height="0.1236in" svg:x="0.3823in" svg:y="0in" svg:viewBox="0 0 74 315" svg:d="M74 157c0-24-4-62-21-98-19-38-47-59-49-59s-4 2-4 4l6 7c31 30 49 81 49 146 0 53-12 109-51 149-4 4-4 4-4 5 0 2 2 4 4 4s31-22 50-62c16-35 20-70 20-96z"><text:p/></draw:path></draw:g></draw:g></text:span><text:span text:style-name="T55">. </text:span><text:span text:style-name="T71">Nasamplujeme </text:span><text:span text:style-name="T72"><draw:g text:anchor-type="as-char" svg:y="-0.1181in" draw:z-index="185" draw:name="Shape198" draw:style-name="gr178"><svg:title>TexMaths</svg:title><svg:desc>9§inline§X^*_1,…,X^*_n \sim \hat{F}_n§svg§600§FALSE§</svg:desc><draw:g draw:style-name="gr2"><draw:path draw:style-name="gr179" draw:text-style-name="P66" svg:width="0.9075in" svg:height="0.1358in" svg:x="0.0035in" svg:y="0.0071in" svg:viewBox="0 0 2306 346" svg:d="M1154 346c-386 0-770 0-1154 0 0-115 0-231 0-346 768 0 1538 0 2306 0 0 115 0 231 0 346-384 0-768 0-1152 0z"><text:p/></draw:path><draw:path draw:style-name="gr180" draw:text-style-name="P67" svg:width="0.102in" svg:height="0.0843in" svg:x="0.0004in" svg:y="0.0335in" svg:viewBox="0 0 260 215" svg:d="M145 85c-9-20-18-42-27-63-1-1-1-2-2-3 0-2 5-8 19-9 4-1 6-1 6-6 0-4-3-4-4-4-14 0-27 1-40 1-8 0-28-1-36-1-2 0-5 0-5 6 0 4 2 4 7 4 19 0 21 3 23 10 13 29 26 58 38 88-22 23-44 48-66 72-2 1-3 2-5 3-15 17-31 21-47 22-3 0-6 0-6 6 1 2 0 4 4 4 9 0 19-2 29-2 12 0 25 2 36 2 2 0 6 0 6-6 0-4-3-2-4-4-3-1-13-1-13-9 0-5 5-10 9-14 10-12 21-24 32-35 10-10 19-20 29-30 11 25 20 50 31 75 2 3 1 2 2 4 0 3-6 7-18 9-4 0-7 0-7 5s3 5 5 5c9 0 31-2 40-2 8 0 27 2 35 2 2 0 6 0 6-6 0-4-3-4-6-4-21-1-22-2-27-13-13-29-33-79-41-98 22-22 55-60 65-68 9-8 21-15 40-16 4-1 7-1 7-6 0-1 0-4-4-4-9 0-19 1-29 1-12 0-25-1-35-1-2 0-7 0-7 6 0 2 2 3 4 4 3 0 13 1 13 10 0 3-4 8-6 11-17 18-34 36-51 54z"><text:p/></draw:path><draw:path draw:style-name="gr180" draw:text-style-name="P67" svg:width="0.035in" svg:height="0.037in" svg:x="0.1177in" svg:y="0.0327in" svg:viewBox="0 0 90 95" svg:d="M51 48c18-8 27-11 33-14 3-2 6-3 6-7s-4-7-7-7c-2 0-2 0-5 2-10 7-20 13-30 20 1-11 2-22 3-33 1-4 0-9-6-9-3 0-7 2-7 6 0 2 1 9 1 11 1 4 2 20 2 25-10-7-19-13-29-20-3-1-3-2-6-2s-6 3-6 7 3 5 4 6c11 5 23 10 34 15-18 8-26 10-32 13-4 2-6 3-6 7s3 7 6 7c2 0 3 0 6-2 10-6 19-14 29-20-1 12-2 23-3 35 0 6 4 7 7 7s6-1 6-7c0-2-1-8-1-11s-1-19-2-24c9 6 18 12 27 18 5 4 6 4 8 4 3 0 7-3 7-7s-3-6-5-7c-11-4-23-9-34-13z"><text:p/></draw:path><draw:path draw:style-name="gr180" draw:text-style-name="P67" svg:width="0.0315in" svg:height="0.0575in" svg:x="0.1094in" svg:y="0.0913in" svg:viewBox="0 0 81 147" svg:d="M50 5c0-5-1-5-7-5-13 13-34 13-43 13 0 3 0 6 0 9 5 0 20 0 32-7 0 38 0 76 0 114 0 7 0 9-22 9-3 0-6 0-8 0 0 3 0 6 0 9 3-1 31-1 39-1 7 0 35 0 40 1 0-3 0-6 0-9-3 0-6 0-9 0-22 0-22-2-22-9 0-42 0-82 0-124z"><text:p/></draw:path><draw:path draw:style-name="gr180" draw:text-style-name="P67" svg:width="0.0142in" svg:height="0.0366in" svg:x="0.178in" svg:y="0.1047in" svg:viewBox="0 0 37 94" svg:d="M37 33c0-20-8-33-21-33-10 0-16 8-16 17 0 8 6 17 16 17 4 0 8-2 12-4 1-1 1-1 1-1 1 0 1 0 1 4 0 24-11 43-22 53-4 4-4 4-4 5 0 3 2 3 4 3 4 0 29-24 29-61z"><text:p/></draw:path><draw:path draw:style-name="gr180" draw:text-style-name="P67" svg:width="0.0126in" svg:height="0.013in" svg:x="0.2331in" svg:y="0.1047in" svg:viewBox="0 0 33 34" svg:d="M33 17c0-9-8-17-17-17-10 0-16 8-16 17s6 17 16 17c9 0 17-8 17-17z"><text:p/></draw:path><draw:path draw:style-name="gr180" draw:text-style-name="P67" svg:width="0.0126in" svg:height="0.013in" svg:x="0.2886in" svg:y="0.1047in" svg:viewBox="0 0 33 34" svg:d="M33 17c0-9-7-17-16-17-10 0-17 8-17 17s7 17 17 17c9 0 16-8 16-17z"><text:p/></draw:path><draw:path draw:style-name="gr180" draw:text-style-name="P67" svg:width="0.0126in" svg:height="0.013in" svg:x="0.3437in" svg:y="0.1047in" svg:viewBox="0 0 33 34" svg:d="M33 17c0-9-7-17-16-17s-17 8-17 17 8 17 17 17 16-8 16-17z"><text:p/></draw:path><draw:path draw:style-name="gr180" draw:text-style-name="P67" svg:width="0.0142in" svg:height="0.0366in" svg:x="0.3992in" svg:y="0.1047in" svg:viewBox="0 0 37 94" svg:d="M37 33c0-20-7-33-20-33-11 0-17 8-17 17 0 8 6 17 17 17 4 0 8-2 11-4 1-1 1-1 2-1 0 2 1 0 1 4 0 24-12 43-22 53-4 4-4 4-4 5 0 3 2 3 3 3 4 0 29-24 29-61z"><text:p/></draw:path><draw:path draw:style-name="gr180" draw:text-style-name="P67" svg:width="0.102in" svg:height="0.0843in" svg:x="0.4472in" svg:y="0.0335in" svg:viewBox="0 0 260 215" svg:d="M145 85c-9-20-18-42-27-63-1-1-1-2-2-3 0-2 5-8 19-9 4-1 6-1 6-6 0-4-3-4-4-4-14 0-27 1-40 1-8 0-28-1-36-1-2 0-5 0-5 6 0 4 2 4 7 4 19 0 21 3 23 10 13 29 26 58 38 88-22 23-44 48-66 72-2 1-3 2-5 3-15 17-31 21-47 22-3 0-6 0-6 6 1 2 0 4 4 4 9 0 19-2 29-2 12 0 25 2 36 2 2 0 6 0 6-6 0-4-3-2-4-4-3-1-13-1-13-9 0-5 5-10 9-14 10-12 21-24 32-35 10-10 19-20 29-30 11 25 20 50 31 75 2 3 1 2 2 4 0 3-6 7-19 9-3 0-6 0-6 5s3 5 5 5c9 0 31-2 40-2 8 0 27 2 35 2 2 0 6 0 6-6 0-4-3-4-6-4-21-1-22-2-27-13-13-29-33-79-41-98 22-22 55-60 65-68 9-8 21-15 40-16 4-1 7-1 7-6 0-1 0-4-4-4-9 0-20 1-29 1-12 0-25-1-35-1-3 0-7 0-7 6 0 2 2 3 4 4 3 0 13 1 13 10 0 3-4 8-6 11-17 18-34 36-51 54z"><text:p/></draw:path><draw:path draw:style-name="gr180" draw:text-style-name="P67" svg:width="0.035in" svg:height="0.037in" svg:x="0.5642in" svg:y="0.0327in" svg:viewBox="0 0 90 95" svg:d="M51 48c18-8 27-11 33-14 3-2 6-3 6-7s-4-7-7-7c-2 0-2 0-5 2-10 7-20 13-30 20 1-11 2-22 3-33 1-4 0-9-6-9-3 0-7 2-7 6 0 2 1 9 1 11 1 4 1 20 2 25-10-7-19-13-29-20-3-1-3-2-6-2s-6 3-6 7 3 5 4 6c11 5 23 10 34 15-18 8-26 10-32 13-4 2-6 3-6 7s3 7 6 7c2 0 3 0 6-2 10-6 19-14 29-20-1 12-2 23-3 35 0 6 4 7 7 7s6-1 6-7c0-2-1-8-1-11s-1-19-2-24c9 6 18 12 27 18 5 4 6 4 8 4 3 0 7-3 7-7s-3-6-5-7c-11-4-23-9-34-13z"><text:p/></draw:path><draw:path draw:style-name="gr180" draw:text-style-name="P67" svg:width="0.0528in" svg:height="0.039in" svg:x="0.5508in" svg:y="0.1098in" svg:viewBox="0 0 135 100" svg:d="M16 84c-1 2-2 8-2 9 0 4 4 7 8 7s8-4 9-6c0-2 2-9 3-13 1-5 4-14 6-20 0-4 2-10 3-14 3-10 3-11 9-21 6-8 17-20 33-20 13 0 14 11 14 16 0 13-10 37-14 46-2 7-3 8-3 13 0 12 10 19 21 19 22 0 32-31 32-34s-3-3-4-3c-2 0-3 1-3 4-6 18-16 27-25 27-4 0-5-4-5-9 0-4 2-8 5-18 3-6 12-29 12-42 0-21-17-25-29-25-18 0-30 12-37 20-1-16-15-20-24-20s-14 7-17 12c-5 8-8 20-8 22 0 3 3 3 4 3 2 0 3-1 4-7 4-13 8-24 16-24 7 0 8 5 8 11 0 5-2 12-3 18-2 5-5 15-6 20-2 10-4 19-7 29z"><text:p/></draw:path><draw:path draw:style-name="gr180" draw:text-style-name="P67" svg:width="0.0827in" svg:height="0.0287in" svg:x="0.6555in" svg:y="0.072in" svg:viewBox="0 0 211 74" svg:d="M211 10c0-6-1-10-4-10-2 0-5 3-5 8 0 31-22 48-44 48-19 0-35-14-50-27-16-15-33-29-55-29-34 0-53 34-53 63 0 11 3 7 4 11 4 0 5-7 5-8 2-35 25-49 44-49 21 0 35 14 51 28 17 14 33 29 54 29 35 0 53-35 53-64z"><text:p/></draw:path><draw:path draw:style-name="gr180" draw:text-style-name="P67" svg:width="0.0327in" svg:height="0.0189in" svg:x="0.8228in" svg:y="0.0004in" svg:viewBox="0 0 84 49" svg:d="M42 0c-14 14-28 29-42 43 2 2 4 4 5 6 13-11 25-22 37-33 12 11 25 22 36 33 2-2 4-4 6-6-14-14-28-29-42-43z"><text:p/></draw:path><draw:path draw:style-name="gr180" draw:text-style-name="P67" svg:width="0.0882in" svg:height="0.0839in" svg:x="0.7846in" svg:y="0.0335in" svg:viewBox="0 0 225 214" svg:d="M84 111c10 0 20 0 31 0 24 0 26 6 26 15 0 3 0 6-2 15 0 2-1 2-1 4s1 4 3 4c4 0 4-2 6-7 5-23 11-46 17-68 1-4 1-5 1-6-1-1-1-2-4-2-4 0-4 1-4 6-8 24-15 31-42 31-10 0-19 0-29 0 8-27 14-54 21-81 3-11 3-12 17-12s28 0 42 0c38 0 45 10 45 34 0 7 0 9 0 17 0 5 0 6 0 6 0 1 0 4 3 4 4 0 4-2 5-8 1-18 4-37 6-55 1-8-1-8-9-8-51 0-104 0-155 0-6 0-9 0-9 6 0 4 3 4 8 4 12 0 21 0 21 5 0 1 0 2-1 7-14 56-28 112-42 168-3 11-4 14-29 14-5 0-9 0-9 6 0 4 4 4 5 4 9 0 33-2 42-2 11 0 37 2 47 2 3 0 7 0 7-6 0-3-1-2-2-4-1 0-2 0-9 0s-9 0-16-1c-10-1-11-2-11-5 0-1 0-3 2-7 6-27 12-53 19-80z"><text:p/></draw:path><draw:path draw:style-name="gr180" draw:text-style-name="P67" svg:width="0.0528in" svg:height="0.039in" svg:x="0.8646in" svg:y="0.098in" svg:viewBox="0 0 135 100" svg:d="M16 84c-1 2-3 8-3 9 0 4 5 7 9 7 3 0 6-4 8-6 1-1 3-9 4-13 1-5 4-14 5-20 1-4 2-10 3-15 3-9 4-11 10-20 6-8 16-20 33-20 13 0 13 11 13 16 0 13-9 37-13 46-2 7-3 8-3 13 0 12 10 19 21 19 22 0 32-31 32-34s-3-3-4-3c-3 0-3 1-4 4-5 18-15 27-24 27-4 0-5-4-5-9 0-4 1-8 5-18 3-6 12-29 12-42 0-21-17-25-29-25-19 0-31 11-37 20-2-16-15-20-24-20-10 0-14 6-18 12-4 8-7 20-7 21 0 4 3 4 4 4 2 0 2-1 4-7 4-13 7-24 16-24 6 0 7 5 7 11 0 4-2 12-3 18-2 5-4 15-5 20-2 10-4 19-7 29z"><text:p/></draw:path></draw:g></draw:g></text:span><text:span text:style-name="T72">. Spo</text:span><text:span text:style-name="T56">čteme </text:span><text:span text:style-name="T56"><draw:g text:anchor-type="as-char" svg:y="-0.0929in" draw:z-index="186" draw:name="Shape199" draw:style-name="gr178"><svg:title>TexMaths</svg:title><svg:desc>9§inline§T^*_n = g(X^*_1,…,X^*_n) §svg§600§FALSE§</svg:desc><draw:g draw:style-name="gr2"><draw:path draw:style-name="gr179" draw:text-style-name="P66" svg:width="1.0657in" svg:height="0.111in" svg:x="0.0035in" svg:y="0.0067in" svg:viewBox="0 0 2708 283" svg:d="M1355 283c-452 0-903 0-1355 0 0-94 0-189 0-283 903 0 1806 0 2708 0 0 94 0 189 0 283-451 0-902 0-1353 0z"><text:p/></draw:path><draw:path draw:style-name="gr180" draw:text-style-name="P67" svg:width="0.0843in" svg:height="0.0831in" svg:x="0.0004in" svg:y="0.0091in" svg:viewBox="0 0 215 212" svg:d="M127 22c3-9 4-11 7-12 3 0 14 0 20 0 32 0 47 1 47 25 0 5-2 17-3 25 0 2-1 6-1 7s1 4 4 4 4-3 4-8c3-18 7-36 9-54 0-2 1-5 1-5 0-4-3-4-9-4-58 0-117 0-175 0-8 0-8 0-10 6-7 18-13 37-19 55-1 1-2 6-2 6 0 2 1 4 4 4 2 0 3-2 5-7 17-49 25-54 72-54 5 0 8 0 13 0 8 0 8 1 8 3s-1 6-1 7c-15 56-28 111-42 167-3 12-4 15-38 15-11 0-14 0-14 7 0 3 4 3 6 3 9 0 18-1 26-1 9 0 18 0 27 0s18 0 26 0c9 0 19 1 28 1 2 0 7 0 7-6 0-4-3-4-11-4s-12 0-21-1c-9 0-11-1-11-6 0-1 0-3 2-7 13-55 27-111 41-166z"><text:p/></draw:path><draw:path draw:style-name="gr180" draw:text-style-name="P67" svg:width="0.035in" svg:height="0.0366in" svg:x="0.0953in" svg:y="0.0079in" svg:viewBox="0 0 90 94" svg:d="M52 48c18-8 26-12 32-14 4-2 6-3 6-7s-3-7-7-7c-1 0-2 0-5 2-10 7-19 13-29 20 1-11 2-22 3-33 0-4 0-9-7-9-3 0-6 2-6 6 0 2 0 9 1 11 0 4 1 20 1 25-9-7-19-13-29-20-2-1-3-2-5-2-4 0-7 3-7 7s3 5 5 6c11 5 22 9 34 14-19 8-27 11-33 14-4 2-6 3-6 6 0 4 3 8 7 8 2 0 2 0 5-2 10-7 20-14 29-20 0 12-1 23-2 35 0 5 3 6 6 6s7-1 7-6c0-2-1-9-1-11-1-3-2-19-2-24 9 5 17 11 26 17 6 5 6 5 8 5 4 0 7-4 7-8s-3-5-4-6c-11-4-23-9-34-13z"><text:p/></draw:path><draw:path draw:style-name="gr180" draw:text-style-name="P67" svg:width="0.0528in" svg:height="0.039in" svg:x="0.0744in" svg:y="0.085in" svg:viewBox="0 0 135 100" svg:d="M17 84c-1 2-3 8-3 9 0 4 5 7 8 7 4 0 8-4 9-6s2-9 3-13c2-4 4-14 6-20 1-4 2-10 3-14 3-9 3-11 9-20 7-9 17-21 34-21 13 0 13 12 13 16 0 13-10 37-13 47-2 6-3 8-3 12 0 12 9 19 21 19 22 0 31-31 31-34s-3-3-4-3c-2 0-2 2-3 4-6 18-15 27-24 27-4 0-5-3-5-9 0-4 1-7 5-17 2-7 11-30 11-43 0-21-17-25-29-25-18 0-30 12-36 21-2-16-16-21-25-21s-14 7-17 13c-4 8-8 20-8 21 0 3 3 2 4 3 3 0 3-1 5-6 3-14 7-25 16-25 6 0 7 6 7 11s-1 12-3 18c-2 5-4 15-6 21-1 9-4 18-6 28z"><text:p/></draw:path><draw:path draw:style-name="gr180" draw:text-style-name="P67" svg:width="0.0827in" svg:height="0.0287in" svg:x="0.1862in" svg:y="0.0472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567in" svg:height="0.0795in" svg:x="0.3126in" svg:y="0.0382in" svg:viewBox="0 0 145 203" svg:d="M144 21c0-2 1-4 1-7 0-4-4-8-9-8-4 0-12 2-14 14-5-12-16-20-28-20-37 0-76 44-76 89 0 32 19 50 42 50 18 0 34-15 36-18h1c-7 28-11 41-11 42 0 3-11 33-45 33-6 0-17 0-26-4 10-2 14-10 14-16 0-4-4-10-12-10-7 0-17 5-17 17 0 14 12 20 41 20 40 0 63-25 68-43 12-47 23-93 35-139zM103 99c-2 8-9 16-17 22-6 6-16 11-25 11-16 0-20-16-20-29 0-15 9-52 18-68 8-15 21-28 35-28 20 0 25 25 25 27s-1 4-1 5c-5 19-10 39-15 60z"><text:p/></draw:path><draw:path draw:style-name="gr180" draw:text-style-name="P67" svg:width="0.0287in" svg:height="0.1232in" svg:x="0.3866in" svg:y="0in" svg:viewBox="0 0 74 314" svg:d="M74 311c0-1 0-2-6-7-39-40-49-99-49-147 0-54 12-109 50-148 5-5 5-5 5-5 0-3-2-4-4-4s-31 22-50 61c-16 35-20 70-20 96 0 25 4 62 21 98 19 39 47 59 49 59s4-1 4-3z"><text:p/></draw:path><draw:path draw:style-name="gr180" draw:text-style-name="P67" svg:width="0.102in" svg:height="0.0839in" svg:x="0.4264in" svg:y="0.0087in" svg:viewBox="0 0 260 214" svg:d="M144 85c-9-21-17-42-26-63-1-2-1-2-2-3 0-2 6-8 19-10 3 0 6 0 6-5 0-4-3-4-4-4-14 0-27 1-41 1-7 0-27-1-35-1-2 0-5 0-5 6 0 3 3 3 7 3 19 0 21 4 23 11 13 29 26 57 38 87-22 23-44 48-66 71-2 2-3 3-5 4-15 16-30 21-47 22-3 0-6 0-6 6 1 2 0 4 4 4 10 0 19-1 29-1 12 0 25 1 35 1 3 0 7 0 7-6 0-4-3-2-4-4-3 0-12-1-12-10 0-5 4-10 8-14 10-11 21-22 32-32 9-11 19-22 28-32 11 25 22 50 32 75 1 3 2 3 2 4 0 3-6 8-19 9-3 0-6 1-6 6 0 4 4 4 5 4 8 0 31-1 40-1 8 0 27 1 35 1 2 0 6 0 6-6 0-4-3-4-6-4-21 0-22-1-27-13-13-29-33-79-40-97 21-22 54-60 64-69 9-7 21-14 40-16 4 0 7 0 7-6-2-1 0-3-4-3-9 0-20 1-30 1-12 0-23-1-35-1-2 0-6 0-6 6 0 2 2 3 4 3 3 1 13 2 13 10 0 4-4 9-7 12-17 18-34 36-51 54z"><text:p/></draw:path><draw:path draw:style-name="gr180" draw:text-style-name="P67" svg:width="0.0346in" svg:height="0.0366in" svg:x="0.5433in" svg:y="0.0079in" svg:viewBox="0 0 89 94" svg:d="M51 48c18-8 26-12 33-14 3-2 5-3 5-7s-3-7-6-7c-2 0-2 0-5 2-10 7-20 13-30 20 1-11 2-22 3-33 0-4 0-9-6-9-3 0-7 2-7 6 0 2 1 9 1 11 1 4 2 20 2 25-9-7-19-13-29-20-3-1-4-2-6-2-3 0-6 3-6 7s3 5 5 6c10 5 22 9 33 14-18 8-26 11-33 14-3 2-5 3-5 6 0 4 3 8 6 8 2 0 2 0 5-2 10-7 21-14 30-20 0 12-2 23-3 35 0 5 4 6 7 6 2 0 6-1 6-6 0-2-1-9-1-11 0-3-1-19-2-24 9 5 18 11 27 17 5 5 6 5 8 5 3 0 6-4 6-8s-3-5-4-6c-11-4-23-9-34-13z"><text:p/></draw:path><draw:path draw:style-name="gr180" draw:text-style-name="P67" svg:width="0.0311in" svg:height="0.0575in" svg:x="0.5354in" svg:y="0.0661in" svg:viewBox="0 0 80 147" svg:d="M50 6c0-6 0-6-7-6-14 13-34 14-43 14 0 3 0 5 0 8 5 0 20 0 32-6 0 38 0 75 0 113 0 7 0 10-22 10-3 0-5 0-8 0 0 2 0 5 0 8 3-1 30-1 39-1 7 0 35 0 39 1 0-3 0-6 0-8-3 0-5 0-8 0-22 0-22-3-22-10 0-42 0-82 0-123z"><text:p/></draw:path><draw:path draw:style-name="gr180" draw:text-style-name="P67" svg:width="0.0146in" svg:height="0.0366in" svg:x="0.6031in" svg:y="0.0799in" svg:viewBox="0 0 38 94" svg:d="M38 32c0-20-8-32-21-32-11 0-17 7-17 16s6 17 17 17c4 0 8-2 11-4 1 0 1-1 2-1 0 2 1 1 1 4 0 24-11 43-22 53-4 4-4 4-4 6s2 3 4 3c3 0 29-25 29-62z"><text:p/></draw:path><draw:path draw:style-name="gr180" draw:text-style-name="P67" svg:width="0.0126in" svg:height="0.0126in" svg:x="0.6591in" svg:y="0.0799in" svg:viewBox="0 0 33 33" svg:d="M33 16c0-9-8-16-17-16s-16 7-16 16 7 17 16 17 17-8 17-17z"><text:p/></draw:path><draw:path draw:style-name="gr180" draw:text-style-name="P67" svg:width="0.0126in" svg:height="0.0126in" svg:x="0.7142in" svg:y="0.0799in" svg:viewBox="0 0 33 33" svg:d="M33 16c0-9-8-16-17-16-10 0-16 7-16 16s6 17 16 17c9 0 17-8 17-17z"><text:p/></draw:path><draw:path draw:style-name="gr180" draw:text-style-name="P67" svg:width="0.0126in" svg:height="0.0126in" svg:x="0.7693in" svg:y="0.0799in" svg:viewBox="0 0 33 33" svg:d="M33 16c0-9-8-16-17-16-10 0-16 7-16 16s6 17 16 17c9 0 17-8 17-17z"><text:p/></draw:path><draw:path draw:style-name="gr180" draw:text-style-name="P67" svg:width="0.0142in" svg:height="0.0366in" svg:x="0.8248in" svg:y="0.0799in" svg:viewBox="0 0 37 94" svg:d="M37 32c0-20-8-32-20-32-11 0-17 7-17 16s6 17 17 17c4 0 7-2 11-4 1 0 1-1 2-1 0 2 0 1 0 4 0 24-11 42-22 53-3 3-3 4-3 6s1 3 3 3c4 0 29-25 29-62z"><text:p/></draw:path><draw:path draw:style-name="gr180" draw:text-style-name="P67" svg:width="0.1024in" svg:height="0.0839in" svg:x="0.8724in" svg:y="0.0087in" svg:viewBox="0 0 261 214" svg:d="M145 85c-9-21-17-42-26-63-1-2-1-2-2-3 0-2 5-8 19-10 3 0 6 0 6-5 0-4-3-4-4-4-14 0-27 1-41 1-8 0-27-1-35-1-2 0-5 0-5 6 0 3 2 3 7 3 19 0 21 4 23 11 13 29 25 57 37 87-22 23-44 48-66 71-1 2-3 3-4 4-15 16-31 21-47 22-3 0-7 0-7 6 2 2 0 4 5 4 9 0 19-1 29-1 12 0 25 1 35 1 2 0 7 0 7-6 0-4-4-4-5-4-3 0-12-1-12-10 0-5 5-10 9-14 10-11 21-22 32-32 9-11 19-22 28-32 11 25 21 50 32 75 1 3 2 3 2 4 0 3-6 8-19 9-3 0-6 1-6 6 0 4 3 4 4 4 9 0 32-1 41-1 8 0 27 1 35 1 2 0 5 0 5-6 0-4-2-4-5-4-21 0-22-1-27-13-13-29-33-79-41-97 21-22 54-60 65-69 9-7 21-14 40-16 4 0 7 0 7-6-2-1 0-3-4-3-9 0-20 1-30 1-12 0-24-1-35-1-2 0-6 0-6 6 0 2 1 3 4 3 3 1 13 2 13 10 0 4-4 9-7 12-17 18-34 36-51 54z"><text:p/></draw:path><draw:path draw:style-name="gr180" draw:text-style-name="P67" svg:width="0.035in" svg:height="0.0366in" svg:x="0.9898in" svg:y="0.0079in" svg:viewBox="0 0 90 94" svg:d="M52 48c18-8 26-12 32-14 4-2 6-3 6-7s-3-7-6-7c-2 0-3 0-5 2-10 7-20 13-30 20 1-11 2-22 3-33 0-4 0-9-7-9-3 0-6 2-6 6 0 2 1 9 1 11 0 4 1 20 2 25-10-7-20-13-30-20-2-1-3-2-5-2-3 0-7 3-7 7s3 5 5 6c11 5 23 9 34 14-18 8-27 11-33 14-3 2-6 3-6 6 0 4 4 8 7 8 2 0 2 0 5-2 10-7 20-14 30-20-1 12-2 23-3 35 0 5 3 6 6 6s7-1 7-6c0-2-1-9-1-11-1-3-1-19-2-24 9 5 18 11 27 17 5 5 5 5 8 5s6-4 6-8-3-5-4-6c-11-4-23-9-34-13z"><text:p/></draw:path><draw:path draw:style-name="gr180" draw:text-style-name="P67" svg:width="0.0528in" svg:height="0.039in" svg:x="0.9768in" svg:y="0.085in" svg:viewBox="0 0 135 100" svg:d="M16 84c-1 2-2 8-2 9 0 4 4 7 8 7 3 0 7-4 9-6 1-2 2-9 3-13s4-14 5-20c2-4 2-10 4-14 2-9 3-11 9-20 7-9 16-21 34-21 12 0 12 12 12 16 0 13-9 37-12 47-3 6-4 8-4 12 0 12 10 19 21 19 22 0 32-31 32-34s-3-3-4-3c-3 0-3 2-4 4-5 18-14 27-23 27-5 0-6-3-6-9 0-4 1-7 6-17 2-7 11-30 11-43 0-21-17-25-29-25-18 0-30 12-37 21-2-16-15-21-24-21-10 0-14 7-18 13-4 8-7 20-7 21 0 3 3 3 4 3 2 0 2-1 4-6 4-14 8-25 16-25 7 0 8 6 8 11s-3 12-4 18c-2 5-4 15-5 21-2 9-4 18-7 28z"><text:p/></draw:path><draw:path draw:style-name="gr180" draw:text-style-name="P67" svg:width="0.0287in" svg:height="0.1232in" svg:x="1.0472in" svg:y="0in" svg:viewBox="0 0 74 314" svg:d="M74 157c0-24-4-62-21-98-19-38-47-59-49-59s-4 2-4 4l6 7c31 30 49 81 49 146 0 53-12 109-50 149-5 3-5 4-5 5 0 2 2 3 4 3s31-21 50-61c16-34 20-70 20-96z"><text:p/></draw:path></draw:g></draw:g></text:span><text:span text:style-name="T56">. Opakujeme B-krát, dostaneme </text:span><text:span text:style-name="T56"><draw:g text:anchor-type="as-char" svg:y="-0.0854in" draw:z-index="187" draw:name="Shape200" draw:style-name="gr178"><svg:title>TexMaths</svg:title><svg:desc>9§inline§T^*_{n,1}, ..., T^*_{n,B}§svg§600§FALSE§</svg:desc><draw:g draw:style-name="gr2"><draw:path draw:style-name="gr179" draw:text-style-name="P66" svg:width="0.6579in" svg:height="0.1232in" svg:x="0.0039in" svg:y="0.0063in" svg:viewBox="0 0 1672 314" svg:d="M0 0c558 0 1114 0 1672 0 0 105 0 210 0 314-558 0-1114 0-1672 0 0-104 0-209 0-314z"><text:p/></draw:path><draw:path draw:style-name="gr180" draw:text-style-name="P67" svg:width="0.0843in" svg:height="0.0835in" svg:x="0.0004in" svg:y="0.0016in" svg:viewBox="0 0 215 213" svg:d="M128 23c2-9 4-11 7-12s14-1 20-1c32 0 46 1 46 26 0 5-1 16-2 25-1 1-1 5-1 6 0 2 1 4 4 4s3-2 4-7c3-18 7-37 9-55 0-2 0-4 0-5 0-4-2-4-8-4-58 0-117 0-175 0-9 0-9 0-10 6-7 19-13 37-19 56-1 0-3 5-3 6 0 2 2 3 5 3 2 0 3-1 5-7 17-49 25-54 72-54 4 0 8 0 12 0 9 0 9 1 9 4 0 1-1 5-1 6-15 56-28 112-43 168-2 12-3 15-37 15-12 0-14 0-14 7 0 3 4 3 6 3 9 0 18-1 26-1 9 0 18 0 27 0s18 0 26 0c9 0 19 1 28 1 2 0 6 0 6-6 0-4-3-4-11-4-7 0-12 0-20 0-9-1-11-1-11-7 0-2 0-2 1-6 14-55 27-111 42-167z"><text:p/></draw:path><draw:path draw:style-name="gr180" draw:text-style-name="P67" svg:width="0.035in" svg:height="0.0374in" svg:x="0.0957in" svg:y="0in" svg:viewBox="0 0 90 96" svg:d="M51 48c19-8 27-11 33-14 4-1 6-2 6-7 0-4-3-7-7-7-2 0-2 0-5 3-10 6-19 13-29 19 1-10 1-21 2-32 1-5 0-10-6-10-3 0-7 2-7 6 0 3 1 9 1 11 1 5 2 20 2 25-9-6-19-13-29-19-2-2-3-3-5-3-4 0-7 3-7 7 0 5 3 6 5 6 10 5 22 10 33 15-18 8-26 11-32 13-4 2-6 3-6 8 0 3 3 6 7 6 1 0 2 0 5-2 10-7 20-13 29-20 0 12-2 24-3 36 0 5 4 7 7 7s6-2 6-7c0-2-1-9-1-11 0-4-1-20-1-25 9 6 17 11 26 17 5 5 6 5 8 5 4 0 7-3 7-6 0-5-3-7-4-8-12-4-23-9-35-13z"><text:p/></draw:path><draw:path draw:style-name="gr180" draw:text-style-name="P67" svg:width="0.0528in" svg:height="0.039in" svg:x="0.0748in" svg:y="0.078in" svg:viewBox="0 0 135 100" svg:d="M16 84c-1 3-2 8-2 9 0 5 4 7 8 7s8-3 9-5 2-9 3-14c1-4 4-14 6-20 1-4 2-9 3-15 2-9 3-11 9-20 7-8 17-20 34-20 12 0 12 11 12 16 0 13-9 38-12 47-3 6-4 8-4 11 0 12 10 20 22 20 21 0 31-30 31-34 0-3-3-3-3-3-3 0-4 1-5 4-4 18-14 27-23 27-5 0-6-4-6-8 0-6 1-8 6-18 2-7 11-30 11-43 0-21-17-25-29-25-18 0-30 11-37 20-1-15-15-20-24-20s-14 7-17 12c-5 8-8 21-8 22 0 3 3 3 4 3 2 0 3-1 4-7 4-13 8-24 16-24 7 0 8 5 8 11 0 5-2 12-3 18-2 6-5 16-6 20-2 9-4 19-7 29z"><text:p/></draw:path><draw:path draw:style-name="gr180" draw:text-style-name="P67" svg:width="0.011in" svg:height="0.0264in" svg:x="0.1417in" svg:y="0.1063in" svg:viewBox="0 0 29 68" svg:d="M23 22c0 12-3 26-18 40 0 1-1 2-1 3 0 2 1 3 2 3 4 0 23-17 23-44 0-14-6-24-16-24-8 0-13 5-13 13 0 7 5 12 14 12 5 0 6-2 9-3z"><text:p/></draw:path><draw:path draw:style-name="gr180" draw:text-style-name="P67" svg:width="0.0315in" svg:height="0.0575in" svg:x="0.1713in" svg:y="0.0587in" svg:viewBox="0 0 81 147" svg:d="M50 6c0-5 0-6-7-6-13 14-34 14-43 14 0 3 0 6 0 9 5 0 20 0 32-7 0 38 0 75 0 113 0 7 0 10-22 10-3 0-5 0-8 0 0 3 0 6 0 8 3 0 31-1 39-1 7 0 35 1 40 1 0-2 0-5 0-8-3 0-6 0-9 0-22 0-22-3-22-10 0-41 0-82 0-123z"><text:p/></draw:path><draw:path draw:style-name="gr180" draw:text-style-name="P67" svg:width="0.0142in" svg:height="0.037in" svg:x="0.2283in" svg:y="0.072in" svg:viewBox="0 0 37 95" svg:d="M37 33c0-20-8-33-20-33-11 0-17 8-17 17 0 8 6 16 17 16 4 0 8 0 11-3 1-1 1-1 2-1 0 2 0 0 0 4 0 24-11 43-21 53-4 3-4 4-4 5 0 2 1 4 3 4 4 0 29-25 29-62z"><text:p/></draw:path><draw:path draw:style-name="gr180" draw:text-style-name="P67" svg:width="0.0126in" svg:height="0.0126in" svg:x="0.2835in" svg:y="0.072in" svg:viewBox="0 0 33 33" svg:d="M33 17c0-10-7-17-16-17s-17 7-17 17c0 9 8 16 17 16s16-7 16-16z"><text:p/></draw:path><draw:path draw:style-name="gr180" draw:text-style-name="P67" svg:width="0.0126in" svg:height="0.0126in" svg:x="0.3181in" svg:y="0.072in" svg:viewBox="0 0 33 33" svg:d="M33 17c0-10-8-17-17-17-10 0-16 7-16 17 0 9 6 16 16 16 9 0 17-7 17-16z"><text:p/></draw:path><draw:path draw:style-name="gr180" draw:text-style-name="P67" svg:width="0.013in" svg:height="0.0126in" svg:x="0.3524in" svg:y="0.072in" svg:viewBox="0 0 34 33" svg:d="M34 17c0-10-8-17-17-17s-17 7-17 17c0 9 8 16 17 16s17-7 17-16z"><text:p/></draw:path><draw:path draw:style-name="gr180" draw:text-style-name="P67" svg:width="0.0142in" svg:height="0.037in" svg:x="0.387in" svg:y="0.072in" svg:viewBox="0 0 37 95" svg:d="M37 33c0-20-8-33-20-33-11 0-17 8-17 17 0 8 6 16 17 16 4 0 7 0 11-3 1-1 1-1 2-1 0 2 0 0 0 4 0 24-11 42-22 53-3 3-3 4-3 5 0 2 1 4 3 4 4 0 29-25 29-62z"><text:p/></draw:path><draw:path draw:style-name="gr180" draw:text-style-name="P67" svg:width="0.0843in" svg:height="0.0835in" svg:x="0.4346in" svg:y="0.0016in" svg:viewBox="0 0 215 213" svg:d="M128 23c2-9 4-11 7-12s14-1 20-1c32 0 46 1 46 26 0 5-1 16-2 25-1 1-2 5-2 6 0 2 2 4 5 4s3-2 4-7c3-18 6-37 8-55 1-2 1-4 1-5 0-4-2-4-8-4-58 0-117 0-175 0-9 0-9 0-11 6-7 19-13 37-19 56-1 2-2 5-2 6 0 2 2 3 5 3 2 0 2-1 4-7 17-49 26-54 73-54 4 0 8 0 12 0 9 0 9 1 9 4 0 1-1 5-1 6-15 56-28 112-43 168-3 12-4 15-37 15-12 0-14 0-14 7 0 3 4 3 6 3 9 0 17-1 26-1s18 0 27 0 17 0 26 0 19 1 27 1c3 0 7 0 7-6 0-4-3-4-11-4s-12 0-20 0c-9-1-11-1-11-7 0-2 0-2 1-6 14-55 27-111 42-167z"><text:p/></draw:path><draw:path draw:style-name="gr180" draw:text-style-name="P67" svg:width="0.035in" svg:height="0.0374in" svg:x="0.5295in" svg:y="0in" svg:viewBox="0 0 90 96" svg:d="M51 48c19-8 27-11 33-14 3-1 6-2 6-7 0-4-4-7-7-7-2 0-2 0-5 3-10 6-20 13-30 19 1-10 2-21 3-32 1-5 0-10-6-10-3 0-7 2-7 6 0 3 1 9 1 11 1 5 2 20 2 25-9-6-19-13-29-19-3-2-3-3-6-3s-6 3-6 7c0 5 3 6 5 6 10 5 22 10 33 15-18 8-26 11-32 13-4 2-6 3-6 8 0 3 3 6 6 6 2 0 3 0 6-2 10-7 20-13 29-20 0 12-2 24-3 36 0 5 4 7 7 7s6-2 6-7c0-2-1-9-1-11 0-4-1-20-2-25 9 6 18 11 27 17 5 5 6 5 8 5 3 0 7-3 7-6 0-5-3-7-5-8-11-4-23-9-34-13z"><text:p/></draw:path><draw:path draw:style-name="gr180" draw:text-style-name="P67" svg:width="0.0528in" svg:height="0.0386in" svg:x="0.5087in" svg:y="0.0815in" svg:viewBox="0 0 135 99" svg:d="M16 83c-1 3-1 6-2 9 0 6 4 7 8 7 3 0 7-2 9-4 1-2 2-9 3-14 1-4 4-14 5-20 2-5 2-9 4-15 2-9 3-11 9-20 7-9 16-21 34-21 12 0 12 12 12 17 0 12-9 37-12 47-3 6-4 8-4 11 0 12 10 19 22 19 21 0 31-30 31-33 0-4-3-4-3-4-3 0-4 2-5 5-4 17-14 26-23 26-5 0-6-3-6-7 0-6 1-8 6-18 2-7 11-31 11-44 0-20-17-24-29-24-18 0-30 11-37 20-1-15-15-20-24-20-10 0-14 6-17 12-5 8-8 21-8 21 0 3 3 3 4 3 2 0 3-1 4-6 4-14 8-25 16-25 7 0 8 6 8 11s-3 13-4 19c-2 6-4 15-5 20-2 9-4 18-7 28z"><text:p/></draw:path><draw:path draw:style-name="gr180" draw:text-style-name="P67" svg:width="0.011in" svg:height="0.0268in" svg:x="0.5756in" svg:y="0.1094in" svg:viewBox="0 0 29 69" svg:d="M23 23c0 11-3 26-18 40-1 1-1 1-1 3 0 1 1 3 2 3 4 0 23-18 23-45 0-13-6-24-16-24-8 0-13 6-13 13s5 13 14 13c4 0 8-3 9-3z"><text:p/></draw:path><draw:path draw:style-name="gr180" draw:text-style-name="P67" svg:width="0.0661in" svg:height="0.0594in" svg:x="0.602in" svg:y="0.0606in" svg:viewBox="0 0 169 152" svg:d="M26 135c-2 7-3 9-20 9-3 0-6 0-6 4s3 4 6 4c29 0 57 0 86 0 38 0 66-26 66-48 0-15-15-29-38-32 27-4 49-21 49-40 0-18-17-32-46-32-27 0-53 0-80 0-4 0-7 0-7 5 0 3 3 3 7 3 3 0 5 0 8 0 5 1 6 1 6 4 0 2 0 2-1 4-10 40-20 79-30 119zM61 70c5-18 9-37 14-55 2-6 2-7 11-7 11 0 23 0 34 0 22 0 28 15 28 24 0 18-20 38-50 38-12 0-24 0-37 0zM50 144c-6 0-6 0-6-3 0-2 0-1 1-5 5-20 10-40 15-60 16 0 32 0 47 0 21 0 29 13 29 26 0 23-23 42-50 42-11 0-24 0-36 0z"><text:p/></draw:path></draw:g></draw:g></text:span><text:span text:style-name="T56">. </text:span><text:span text:style-name="T72">Odhad rozptylu: </text:span><text:span text:style-name="T72"><draw:g text:anchor-type="as-char" svg:y="-0.1217in" draw:z-index="188" draw:name="Shape201" draw:style-name="gr178"><svg:title>TexMaths</svg:title><svg:desc>9§inline§\frac1B \sum^B_{b=1} (T_{n,b}^* -\frac1B \sum^B_{k=1}T_{n,k}^* )^2§svg§600§FALSE§</svg:desc><draw:g draw:style-name="gr2"><draw:path draw:style-name="gr179" draw:text-style-name="P66" svg:width="1.6114in" svg:height="0.1602in" svg:x="0.0063in" svg:y="0.0067in" svg:viewBox="0 0 4094 408" svg:d="M0 0c1365 0 2729 0 4094 0 0 136 0 272 0 408-1365 0-2729 0-4094 0 0-136 0-272 0-408z"><text:p/></draw:path><draw:path draw:style-name="gr180" draw:text-style-name="P67" svg:width="0.0311in" svg:height="0.0575in" svg:x="0.0244in" svg:y="0.0154in" svg:viewBox="0 0 80 147" svg:d="M50 6c0-6 0-6-7-6-14 13-34 14-43 14 0 3 0 6 0 8 5 0 20 0 32-6 0 38 0 75 0 113 0 7 0 9-22 9-3 0-5 0-8 0 0 3 0 6 0 9 3 0 30-1 39-1 7 0 35 1 39 1 0-3 0-6 0-9-3 0-5 0-8 0-22 0-22-2-22-9 0-42 0-82 0-123z"><text:p/></draw:path><draw:path draw:style-name="gr180" draw:text-style-name="P67" svg:width="0.0791in" svg:height="0.0047in" svg:x="0in" svg:y="0.087in" svg:viewBox="0 0 202 13" svg:d="M0 0c68 0 134 0 202 0 0 4 0 8 0 13-68 0-134 0-202 0 0-5 0-9 0-13z"><text:p/></draw:path><draw:path draw:style-name="gr180" draw:text-style-name="P67" svg:width="0.0661in" svg:height="0.0591in" svg:x="0.0063in" svg:y="0.1043in" svg:viewBox="0 0 169 151" svg:d="M26 134c-2 7-3 9-20 9-3 0-6 0-6 5 0 3 3 3 6 3 29 0 57 0 86 0 38 0 66-25 66-47 0-16-15-29-38-31 27-6 49-23 49-42 0-16-17-31-46-31-27 0-54 0-81 0-3 0-6 0-6 5 0 3 3 3 6 3 1 0 5 0 9 1 5 0 5 1 5 3 0 1 0 1-1 5-10 39-19 77-29 117zM61 70c5-18 9-36 14-54 2-7 2-8 11-8 11 0 23 0 34 0 22 0 28 15 28 23 0 18-21 39-51 39-11 0-24 0-36 0zM50 143c-6 0-7 0-7-2s0-2 1-4c6-21 10-42 15-61 17 0 32 0 48 0 21 0 28 14 28 27 0 21-22 40-49 40-11 0-24 0-36 0z"><text:p/></draw:path><draw:path draw:style-name="gr180" draw:text-style-name="P67" svg:width="0.1169in" svg:height="0.1236in" svg:x="0.1224in" svg:y="0.028in" svg:viewBox="0 0 298 315" svg:d="M115 168c-38 46-74 92-112 138-3 3-3 4-3 5 0 4 3 4 9 4 87 0 175 0 262 0 9-26 18-52 27-78-3 0-5 0-8 0-8 23-29 42-56 51-5 2-27 10-73 10-45 0-90 0-135 0 37-45 73-90 110-135 3-3 3-5 3-6s0-1-2-3c-34-48-69-95-103-141 42 0 84 0 125 0 36 0 109 2 131 61 3 0 5 0 8 0-9-25-18-50-27-74-87 0-175 0-262 0-9 0-9 0-9 10 39 53 77 105 115 158z"><text:p/></draw:path><draw:path draw:style-name="gr180" draw:text-style-name="P67" svg:width="0.0661in" svg:height="0.0591in" svg:x="0.2531in" svg:y="0in" svg:viewBox="0 0 169 151" svg:d="M26 134c-3 7-3 9-20 9-3 0-6 0-6 4s3 4 6 4c29 0 57 0 86 0 37 0 66-25 66-48 0-15-15-28-38-31 27-5 49-22 49-41 0-17-17-31-46-31-27 0-54 0-81 0-3 0-7 0-7 4s3 4 7 4c1 0 5 0 9 0 5 1 5 1 5 4 0 1 0 1-1 4-10 40-19 78-29 118zM61 69c5-18 9-36 14-54 2-6 2-7 11-7 11 0 23 0 34 0 22 0 28 14 28 23 0 18-21 38-51 38-11 0-24 0-36 0zM50 143c-6 0-7 0-7-3 0-2 0-1 1-4 6-21 10-41 15-60 16 0 32 0 47 0 22 0 29 13 29 26 0 22-22 41-49 41-11 0-24 0-36 0z"><text:p/></draw:path><draw:path draw:style-name="gr180" draw:text-style-name="P67" svg:width="0.035in" svg:height="0.061in" svg:x="0.2524in" svg:y="0.098in" svg:viewBox="0 0 90 156" svg:d="M44 6c0-1 1-2 1-3s-1-3-4-3c-4 0-22 2-28 2-2 1-5 1-5 5s3 4 6 4c10 0 10 1 10 2 0 2-1 11-3 16-2 7-3 13-5 20-2 8-14 56-15 59-1 5-1 8-1 11 0 22 14 37 32 37 28 0 58-30 58-63 0-26-18-37-33-37-12 0-22 6-28 12 5-20 10-41 15-62zM33 149c-11 0-17-9-17-22 0-8 2-15 8-41 1-4 1-4 6-10 8-9 18-14 26-14 9 0 16 6 16 22 0 9-4 31-12 44-5 10-16 21-27 21z"><text:p/></draw:path><draw:path draw:style-name="gr180" draw:text-style-name="P67" svg:width="0.0638in" svg:height="0.0228in" svg:x="0.2969in" svg:y="0.1252in" svg:viewBox="0 0 163 59" svg:d="M154 11c4 0 9 0 9-6 0-5-5-5-8-5-49 0-98 0-147 0-3 0-8 0-8 5 0 6 5 6 8 6 49 0 97 0 146 0zM155 59c3 0 8 0 8-5s-5-5-9-5c-49 0-97 0-146 0-3 0-8 0-8 5s5 5 8 5c49 0 98 0 147 0z"><text:p/></draw:path><draw:path draw:style-name="gr180" draw:text-style-name="P67" svg:width="0.0315in" svg:height="0.0575in" svg:x="0.3764in" svg:y="0.1012in" svg:viewBox="0 0 81 147" svg:d="M50 6c0-5 0-6-7-6-14 14-34 14-43 14 0 3 0 6 0 8 5 0 20 0 32-6 0 38 0 75 0 113 0 7 0 10-22 10-3 0-5 0-8 0 0 2 0 5 0 8 3 0 30 0 39 0 7 0 35 0 40 0 0-3 0-6 0-8-3 0-6 0-9 0-22 0-22-3-22-10 0-42 0-82 0-123z"><text:p/></draw:path><draw:path draw:style-name="gr180" draw:text-style-name="P67" svg:width="0.0283in" svg:height="0.1236in" svg:x="0.4354in" svg:y="0.028in" svg:viewBox="0 0 73 315" svg:d="M73 311c0-1 0-1-5-6-40-41-50-99-50-148 0-54 12-109 51-149 4-4 4-4 4-4 0-3-1-4-3-4-3 0-32 22-50 61-16 35-20 70-20 96s3 63 21 98c19 39 46 60 49 60 2 0 3-1 3-4z"><text:p/></draw:path><draw:path draw:style-name="gr180" draw:text-style-name="P67" svg:width="0.0843in" svg:height="0.0835in" svg:x="0.4744in" svg:y="0.0382in" svg:viewBox="0 0 215 213" svg:d="M127 22c3-9 4-11 8-12 3 0 13 0 20 0 31 0 46 1 46 25 0 5-1 17-3 25 0 2-1 6-1 7s1 4 4 4 4-3 5-7c3-19 6-37 8-56 0-1 1-4 1-5 0-3-3-3-9-3-58 0-117 0-175 0-8 0-8 0-10 6-7 18-13 37-19 55 0 1-2 6-2 6 0 2 2 4 4 4 3 0 3-2 5-7 17-49 25-54 72-54 5 0 8 0 13 0 9 0 9 1 9 3s-1 6-2 7c-15 56-28 111-42 168-3 12-4 15-38 15-11 0-13 0-13 7 0 3 4 3 6 3 8 0 17 0 25 0 9 0 18-1 27-1s18 1 26 1c10 0 19 0 28 0 3 0 7 0 7-6 0-4-3-4-11-4s-12 0-21 0c-9-1-11-2-11-7 1-3 0-2 2-6 13-57 27-113 41-168z"><text:p/></draw:path><draw:path draw:style-name="gr180" draw:text-style-name="P67" svg:width="0.035in" svg:height="0.037in" svg:x="0.5689in" svg:y="0.0362in" svg:viewBox="0 0 90 95" svg:d="M52 48c18-8 26-12 32-15 4-1 6-2 6-6s-3-7-6-7c-2 0-3 0-5 2-10 7-20 13-30 20 1-11 2-22 3-33 0-4 0-9-7-9-3 0-6 2-6 6 0 2 1 9 1 11 0 4 1 20 2 25-10-7-19-13-29-20-3-1-4-2-6-2-3 0-7 3-7 7s3 5 5 6c11 5 23 9 34 14-18 8-26 11-33 14-3 2-6 3-6 6 0 4 4 8 7 8 2 0 2 0 5-2 10-6 20-14 30-20-1 12-2 23-3 35 0 6 3 7 6 7s7-1 7-7c0-2-1-8-1-11-1-3-1-19-2-24 9 5 18 12 27 17 5 5 5 5 8 5s6-4 6-8-3-5-4-6c-11-4-23-9-34-13z"><text:p/></draw:path><draw:path draw:style-name="gr180" draw:text-style-name="P67" svg:width="0.0531in" svg:height="0.039in" svg:x="0.548in" svg:y="0.1185in" svg:viewBox="0 0 136 100" svg:d="M17 84c-1 2-3 8-3 9 0 5 5 7 9 7 3 0 6-3 8-5 1-2 2-9 4-14 1-4 4-14 5-20 1-4 2-10 3-14 3-9 3-11 10-20 6-9 16-21 33-21 13 0 13 12 13 16 0 13-10 37-13 47-2 7-3 8-3 12 0 12 10 19 21 19 22 0 32-31 32-34s-3-2-4-3c-3 0-3 2-4 4-6 18-15 27-24 27-4 0-5-3-5-8s1-8 5-18c2-7 11-30 11-43 0-21-16-25-28-25-19 0-31 12-37 21-2-16-15-21-24-21-10 0-15 7-18 13-4 8-8 20-8 21 0 3 4 3 5 3 2 0 2-1 4-6 4-14 7-25 16-25 6 0 7 6 7 11s-1 13-3 19c-2 5-4 14-5 20-2 9-4 18-7 28z"><text:p/></draw:path><draw:path draw:style-name="gr180" draw:text-style-name="P67" svg:width="0.0106in" svg:height="0.0264in" svg:x="0.6154in" svg:y="0.1461in" svg:viewBox="0 0 28 68" svg:d="M22 22c0 12-2 27-17 41-1 1-2 1-2 3 0 1 2 2 3 2 3 0 22-18 22-44 0-13-5-24-15-24-8 0-13 6-13 13s5 13 13 13c5 0 6-3 9-4z"><text:p/></draw:path><draw:path draw:style-name="gr180" draw:text-style-name="P67" svg:width="0.035in" svg:height="0.061in" svg:x="0.6409in" svg:y="0.0965in" svg:viewBox="0 0 90 156" svg:d="M44 6c0-1 1-2 1-2 0-2-1-4-4-4-4 0-22 2-28 3-2 0-5 0-5 4s3 4 6 4c10 0 10 1 10 2 0 2-1 11-3 17s-3 13-5 19c-2 8-14 56-15 59-1 5-1 9-1 12 0 21 14 36 32 36 28 0 58-30 58-63 0-26-18-37-33-37-12 0-22 6-28 12 5-20 10-41 15-62zM33 149c-10 0-17-9-17-22 0-8 2-15 8-41 1-4 1-4 6-10 8-9 18-14 26-14 9 0 16 6 16 22 0 9-4 31-12 44-5 10-16 21-27 21z"><text:p/></draw:path><draw:path draw:style-name="gr180" draw:text-style-name="P67" svg:width="0.076in" svg:height="0.0047in" svg:x="0.7232in" svg:y="0.087in" svg:viewBox="0 0 194 13" svg:d="M183 13c5 0 11 0 11-7 0-6-6-6-11-6-57 0-115 0-171 0-6 0-12 0-12 6 0 7 6 7 12 7 56 0 114 0 171 0z"><text:p/></draw:path><draw:path draw:style-name="gr180" draw:text-style-name="P67" svg:width="0.0311in" svg:height="0.0575in" svg:x="0.8764in" svg:y="0.0154in" svg:viewBox="0 0 80 147" svg:d="M50 6c0-6 0-6-7-6-14 13-34 14-43 14 0 3 0 6 0 8 5 0 20 0 32-6 0 38 0 75 0 113 0 7 0 9-22 9-3 0-6 0-9 0 0 3 0 6 0 9 4 0 31-1 40-1 7 0 35 1 39 1 0-3 0-6 0-9-3 0-5 0-8 0-22 0-22-2-22-9 0-42 0-82 0-123z"><text:p/></draw:path><draw:path draw:style-name="gr180" draw:text-style-name="P67" svg:width="0.0791in" svg:height="0.0047in" svg:x="0.852in" svg:y="0.087in" svg:viewBox="0 0 202 13" svg:d="M0 0c68 0 134 0 202 0 0 4 0 8 0 13-68 0-134 0-202 0 0-5 0-9 0-13z"><text:p/></draw:path><draw:path draw:style-name="gr180" draw:text-style-name="P67" svg:width="0.0665in" svg:height="0.0591in" svg:x="0.8583in" svg:y="0.1043in" svg:viewBox="0 0 170 151" svg:d="M26 134c-2 7-2 9-19 9-3 0-7 0-7 5 0 3 3 3 7 3 29 0 57 0 86 0 37 0 65-25 65-47 0-16-14-29-37-31 27-6 49-23 49-42 0-16-17-31-46-31-27 0-54 0-81 0-4 0-7 0-7 5 0 3 3 3 7 3 3 0 5 0 8 1 6 0 6 1 6 3 0 1 0 1-1 5-10 39-20 77-30 117zM62 70c5-18 9-36 14-54 1-7 1-8 10-8 12 0 23 0 35 0 22 0 27 15 27 23 0 18-20 39-50 39-12 0-24 0-36 0zM51 143c-7 0-7 0-7-2s0-2 1-4c5-21 10-42 15-61 16 0 32 0 47 0 21 0 29 14 29 27 0 21-23 40-49 40-11 0-24 0-36 0z"><text:p/></draw:path><draw:path draw:style-name="gr180" draw:text-style-name="P67" svg:width="0.1173in" svg:height="0.1236in" svg:x="0.974in" svg:y="0.028in" svg:viewBox="0 0 299 315" svg:d="M116 168c-38 46-75 92-112 138-3 3-3 4-3 5 0 4 3 4 8 4 87 0 175 0 262 0 9-26 19-52 28-78-3 0-5 0-8 0-8 23-29 42-56 51-5 2-27 10-74 10-45 0-89 0-134 0 37-45 73-90 110-135 2-3 3-5 3-6s0-1-2-3c-34-48-70-95-104-141 42 0 84 0 125 0 37 0 109 2 132 61 3 0 5 0 8 0-9-25-19-50-28-74-87 0-175 0-262 0-8 0-9 0-9 10 39 53 77 105 116 158z"><text:p/></draw:path><draw:path draw:style-name="gr180" draw:text-style-name="P67" svg:width="0.0661in" svg:height="0.0591in" svg:x="1.1047in" svg:y="0in" svg:viewBox="0 0 169 151" svg:d="M26 134c-2 7-2 9-19 9-4 0-7 0-7 4s3 4 7 4c29 0 57 0 86 0 37 0 65-25 65-48 0-15-14-28-37-31 27-5 48-22 48-41 0-17-16-31-45-31-27 0-54 0-81 0-4 0-7 0-7 4s3 4 7 4c3 0 5 0 8 0 6 1 6 1 6 4 0 1 0 1-1 4-10 40-20 78-30 118zM62 69c5-18 9-36 14-54 1-6 1-7 10-7 12 0 23 0 35 0 22 0 27 14 27 23 0 18-20 38-50 38-12 0-24 0-36 0zM51 143c-7 0-7 0-7-3 0-2 0-1 1-4 5-21 10-41 15-60 16 0 32 0 47 0 21 0 29 13 29 26 0 22-23 41-50 41-11 0-23 0-35 0z"><text:p/></draw:path><draw:path draw:style-name="gr180" draw:text-style-name="P67" svg:width="0.0425in" svg:height="0.061in" svg:x="1.1051in" svg:y="0.098in" svg:viewBox="0 0 109 156" svg:d="M53 6c0-1 1-2 1-3s-1-3-4-3c-4 0-23 2-28 2-2 1-5 1-5 5s3 4 6 4c10 0 10 1 10 2 0 2-1 3-1 6-10 41-20 83-31 125-1 3-1 3-1 4 0 4 3 8 7 8 7 0 9-5 11-9 0-1 10-41 11-44 15 2 28 7 28 18 0 1 0 3 0 5-1 3-1 4-1 7 0 15 12 23 23 23 22 0 28-34 28-35 0-2-3-2-3-2-3 0-4 1-5 5-3 10-8 25-19 25-6 0-8-5-8-11 0-4 0-4 1-10 1-1 2-5 2-7 0-19-27-23-36-23 6-4 14-12 18-15 11-10 22-21 35-21 3 0 5 1 7 3-10 2-12 9-12 12 0 5 4 8 9 8 7 0 13-4 13-14 0-7-5-15-17-15-13 0-24 9-35 20-10 9-17 15-26 18 7-29 15-58 22-88z"><text:p/></draw:path><draw:path draw:style-name="gr180" draw:text-style-name="P67" svg:width="0.0638in" svg:height="0.0228in" svg:x="1.1598in" svg:y="0.1252in" svg:viewBox="0 0 163 59" svg:d="M155 11c3 0 8 0 8-6 0-5-5-5-8-5-49 0-98 0-147 0-3 0-8 0-8 5 0 6 5 6 8 6 49 0 98 0 147 0zM155 59c3 0 8 0 8-5s-5-5-8-5c-49 0-98 0-147 0-3 0-8 0-8 5s5 5 8 5c49 0 98 0 147 0z"><text:p/></draw:path><draw:path draw:style-name="gr180" draw:text-style-name="P67" svg:width="0.0315in" svg:height="0.0575in" svg:x="1.2394in" svg:y="0.1012in" svg:viewBox="0 0 81 147" svg:d="M50 6c0-5 0-6-6-6-14 14-35 14-44 14 0 3 0 6 0 8 5 0 21 0 32-6 0 38 0 75 0 113 0 7 0 10-22 10-3 0-5 0-8 0 0 2 0 5 0 8 4 0 31 0 39 0s36 0 40 0c0-3 0-6 0-8-3 0-5 0-8 0-23 0-23-3-23-10 0-42 0-82 0-123z"><text:p/></draw:path><draw:path draw:style-name="gr180" draw:text-style-name="P67" svg:width="0.0843in" svg:height="0.0835in" svg:x="1.3098in" svg:y="0.0382in" svg:viewBox="0 0 215 213" svg:d="M128 22c2-9 3-11 7-12 3 0 14 0 20 0 32 0 46 1 46 25 0 5-1 17-2 25-1 2-2 6-2 7s2 4 5 4 3-3 4-7c3-19 6-37 8-56 1-1 1-4 1-5 0-3-3-3-8-3-58 0-117 0-175 0-9 0-9 0-11 6-7 18-13 37-19 55 0 1-2 6-2 6 0 2 2 4 4 4 3 0 3-2 5-7 17-49 26-54 73-54 4 0 8 0 12 0 9 0 9 1 9 3s-1 6-1 7c-15 56-28 111-43 168-3 12-4 15-37 15-12 0-14 0-14 7 0 3 4 3 6 3 8 0 17 0 26 0s18-1 27-1c8 0 17 1 26 1s19 0 27 0c3 0 7 0 7-6 0-4-3-4-11-4s-12 0-20 0c-10-1-11-2-11-7 0-3 0-2 1-6 14-57 27-113 42-168z"><text:p/></draw:path><draw:path draw:style-name="gr180" draw:text-style-name="P67" svg:width="0.035in" svg:height="0.037in" svg:x="1.4047in" svg:y="0.0362in" svg:viewBox="0 0 90 95" svg:d="M51 48c19-8 27-12 33-15 3-1 6-2 6-6s-4-7-7-7c-2 0-2 0-5 2-10 7-20 13-30 20 1-11 2-22 3-33 1-4 0-9-6-9-3 0-7 2-7 6 0 2 1 9 1 11 1 4 2 20 2 25-9-7-19-13-29-20-3-1-3-2-6-2s-6 3-6 7 3 5 5 6c10 5 22 9 33 14-18 8-26 11-32 14-4 2-6 3-6 6 0 4 3 8 6 8 2 0 3 0 6-2 10-6 20-14 29-20 0 12-2 23-3 35 0 6 4 7 7 7s6-1 6-7c0-2-1-8-1-11s-1-19-2-24c9 5 18 12 27 17 5 5 6 5 8 5 3 0 7-4 7-8s-3-5-4-6c-12-4-23-9-35-13z"><text:p/></draw:path><draw:path draw:style-name="gr180" draw:text-style-name="P67" svg:width="0.0528in" svg:height="0.039in" svg:x="1.3839in" svg:y="0.1185in" svg:viewBox="0 0 135 100" svg:d="M16 84c-1 2-2 8-2 9 0 5 4 7 8 7 3 0 7-3 9-5 1-2 2-9 3-14 1-4 4-14 5-20 2-4 2-10 4-14 2-9 3-11 9-20 7-9 16-21 34-21 12 0 12 12 12 16 0 13-9 37-12 47-3 7-4 8-4 12 0 12 10 19 22 19 21 0 31-31 31-34s-3-3-4-3c-2 0-3 2-4 4-5 18-14 27-23 27-5 0-6-3-6-8s1-8 6-18c2-7 11-30 11-43 0-21-17-25-29-25-18 0-30 12-37 21-1-16-15-21-24-21-10 0-14 7-17 13-5 8-8 20-8 21 0 3 3 3 4 3 2 0 3-1 4-6 4-14 8-25 16-25 7 0 8 6 8 11s-3 13-4 19c-2 5-4 14-5 20-2 9-4 18-7 28z"><text:p/></draw:path><draw:path draw:style-name="gr180" draw:text-style-name="P67" svg:width="0.011in" svg:height="0.0264in" svg:x="1.4508in" svg:y="0.1461in" svg:viewBox="0 0 29 68" svg:d="M23 22c0 12-3 27-18 41 0 1-1 1-1 3 0 1 1 2 2 2 4 0 23-18 23-44 0-13-6-24-16-24-8 0-13 6-13 13s5 13 14 13c5 0 8-4 9-4z"><text:p/></draw:path><draw:path draw:style-name="gr180" draw:text-style-name="P67" svg:width="0.0425in" svg:height="0.061in" svg:x="1.4772in" svg:y="0.0965in" svg:viewBox="0 0 109 156" svg:d="M52 6c0-1 1-2 1-2 0-2-1-4-3-4-5 0-23 2-28 3-2 0-6 0-6 4s4 4 7 4c10 0 10 1 10 2 0 2-1 4-1 6-10 41-20 83-31 125-1 3-1 3-1 4 0 4 3 8 7 8 7 0 9-5 10-9 1-1 10-40 11-44 16 2 29 7 29 18 0 1 0 3-1 5-1 3-1 4-1 7 0 15 13 23 24 23 21 0 28-34 28-35 0-2-3-2-3-2-4 0-4 1-5 5-3 10-9 25-20 25-5 0-7-5-7-11 0-4 0-4 1-10 0-3 1-5 1-7 0-19-26-23-35-23 6-4 14-12 18-15 11-10 22-21 35-21 2 0 5 1 7 3-10 2-12 9-12 12 0 5 4 8 9 8 6 0 13-4 13-14 0-7-5-15-17-15-13 0-24 9-36 20-9 9-16 15-25 18 7-29 14-58 21-88z"><text:p/></draw:path><draw:path draw:style-name="gr180" draw:text-style-name="P67" svg:width="0.0287in" svg:height="0.1236in" svg:x="1.539in" svg:y="0.028in" svg:viewBox="0 0 74 315" svg:d="M74 157c0-24-4-62-21-98-20-38-47-59-49-59s-4 1-4 4l6 7c31 30 49 81 49 146 0 54-12 109-50 149-5 4-5 4-5 5 0 3 2 4 4 4s31-22 50-61c15-35 20-70 20-97z"><text:p/></draw:path><draw:path draw:style-name="gr180" draw:text-style-name="P67" svg:width="0.0382in" svg:height="0.0575in" svg:x="1.5858in" svg:y="0.0189in" svg:viewBox="0 0 98 147" svg:d="M98 106c-3 0-4 0-7 0-1 6-4 18-6 21-2 1-19 1-22 1-13 0-27 0-40 0 22-21 30-27 44-37 16-14 31-27 31-48 0-27-23-43-52-43-27 0-46 19-46 40 0 10 10 11 12 11 5 0 11-3 11-11 0-4 0-12-12-12 6-15 21-20 32-20 22 0 34 17 34 35 0 19-14 34-21 42-18 18-35 35-53 53-3 1-3 2-3 9 31 0 61 0 92 0 2-14 4-27 6-41z"><text:p/></draw:path></draw:g></draw:g></text:span></text:p>
      <text:p text:style-name="P65"><text:span text:style-name="T43">-Bayesovská statistika: </text:span><text:span text:style-name="T56">Srovnání: Frekventistický/klasický přístup: </text:span><text:span text:style-name="T83"><draw:g text:anchor-type="as-char" svg:y="-0.048in" draw:z-index="191" draw:name="Shape202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Pravděpodobnost je </text:span><text:span text:style-name="T82">f</text:span><text:span text:style-name="T56">rekvence (z 6000 hodu kostkou padla šestka 1026-krát). Je to objektivní vlastnost reálného sveta. </text:span><text:span text:style-name="T83"><draw:g text:anchor-type="as-char" svg:y="-0.048in" draw:z-index="192" draw:name="Shape203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Parametry jsou pevné, neznámé konstanty. Nelze o nich ríkat smysluplné pravdepodobnostní výroky. </text:span><text:span text:style-name="T83"><draw:g text:anchor-type="as-char" svg:y="-0.048in" draw:z-index="193" draw:name="Shape204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Navrhujeme statistické procedury tak, aby mely žádané dlouhodobé vlastnosti. Napr. 95 % z našich intervalových odhadů pokryje neznámý parametr. |Vs. Bayesovský prístup: Pravd. popisuje, jak moc veríme nejakému jevu, jak moc jsme ochotní se vsadit. (Pravdepodobnost, že Thomas Bayes m el 18. prosince 1760 šálek caje, je 90 %.) Mužeme vyslovovat pravdep. výroky i o parametrech (trebaže jsou to pevné konstanty). Spocítáme distribuci </text:span><text:span text:style-name="T56"><draw:g text:anchor-type="as-char" svg:y="-0.089in" draw:z-index="189" draw:name="Shape205" draw:style-name="gr178"><svg:title>TexMaths</svg:title><svg:desc>9§inline§\vartheta§svg§600§FALSE§</svg:desc><draw:g draw:style-name="gr2"><draw:path draw:style-name="gr179" draw:text-style-name="P66" svg:width="0.0563in" svg:height="0.0756in" svg:x="0.0035in" svg:y="0.0063in" svg:viewBox="0 0 144 193" svg:d="M0 0c48 0 96 0 144 0 0 64 0 129 0 193-48 0-96 0-144 0 0-64 0-129 0-193z"><text:p/></draw:path><draw:path draw:style-name="gr180" draw:text-style-name="P67" svg:width="0.0654in" svg:height="0.0882in" svg:x="0.0004in" svg:y="0in" svg:viewBox="0 0 167 225" svg:d="M152 110c6-26 6-43 6-47 0-12-3-63-35-63-26 0-46 33-46 58 0 30 29 46 50 53-6 28-11 46-21 67-5 9-19 40-37 40-22 0-24-16-24-25 0-8 3-18 4-25 2-8 3-16 6-25 1-4 2-10 4-15s3-12 3-16c0-19-14-29-29-29-14 0-20 13-23 18-5 11-10 29-10 30 0 3 3 2 4 3 3 0 3-1 5-7 5-22 12-37 24-37 5 0 9 3 9 15 0 7-4 23-7 35-2 5-4 16-6 22-3 10-5 18-5 27 0 30 23 36 44 36 32 0 66-49 82-109 3 0 12 3 15 3 0 0 2-1 2-4 0-1-2-1-6-3-3-1-6-2-9-2zM129 104c-15-6-44-17-44-46 0-20 15-51 37-51 8 0 17 5 17 37 0 21-5 42-10 60z"><text:p/></draw:path></draw:g></draw:g></text:span><text:span text:style-name="T56"><text:s/>a z ní tvoríme bodové a intervalové odhady, atd. Základní popis Bayes. metody: </text:span><text:span text:style-name="T83"><draw:g text:anchor-type="as-char" svg:y="-0.048in" draw:z-index="194" draw:name="Shape206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neznámý parametr považujeme za náhodnou velicinu </text:span><text:span text:style-name="T56"><draw:g text:anchor-type="as-char" svg:y="-0.0902in" draw:z-index="190" draw:name="Shape207" draw:style-name="gr178"><svg:title>TexMaths</svg:title><svg:desc>9§inline§\Theta§svg§600§FALSE§</svg:desc><draw:g draw:style-name="gr2"><draw:path draw:style-name="gr179" draw:text-style-name="P66" svg:width="0.0764in" svg:height="0.0768in" svg:x="0in" svg:y="0.0063in" svg:viewBox="0 0 195 196" svg:d="M0 0c65 0 130 0 195 0 0 65 0 131 0 196-65 0-130 0-195 0 0-65 0-131 0-196z"><text:p/></draw:path><draw:path draw:style-name="gr180" draw:text-style-name="P67" svg:width="0.0819in" svg:height="0.0898in" svg:x="0.0008in" svg:y="0in" svg:viewBox="0 0 209 229" svg:d="M209 115c0-64-47-115-104-115s-105 50-105 115c0 64 48 114 105 114s104-51 104-114zM105 221c-32 0-75-26-75-106 0-81 44-108 75-108s74 29 74 108c0 80-45 106-74 106zM161 91c-3 0-6 0-9 0 0 4 0 8 0 11-32 0-64 0-96 0 0-3 0-7 0-11-3 0-5 0-8 0 0 16 0 31 0 46 3 0 5 0 8 0 0-3 0-7 0-11 32 0 64 0 96 0 0 4 0 8 0 11 3 0 6 0 9 0 0-15 0-30 0-46z"><text:p/></draw:path></draw:g></draw:g></text:span><text:span text:style-name="T56">. </text:span><text:span text:style-name="T56"><draw:g text:anchor-type="as-char" svg:y="-0.048in" draw:z-index="195" draw:name="Shape208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Zvolíme apriorní distribuci (prior distribution), neboli hustotu pravdepodobnosti </text:span><text:span text:style-name="T56"><draw:g text:anchor-type="as-char" svg:y="-0.0929in" draw:z-index="202" draw:name="Shape209" draw:style-name="gr178"><svg:title>TexMaths</svg:title><svg:desc>9§inline§ f_{\Theta} (\vartheta) §svg§600§FALSE§</svg:desc><draw:g draw:style-name="gr2"><draw:path draw:style-name="gr179" draw:text-style-name="P66" svg:width="0.2882in" svg:height="0.1106in" svg:x="0.0004in" svg:y="0.0067in" svg:viewBox="0 0 733 282" svg:d="M367 282c-122 0-245 0-367 0 0-94 0-188 0-282 244 0 489 0 733 0 0 94 0 188 0 282-122 0-244 0-366 0z"><text:p/></draw:path><draw:path draw:style-name="gr180" draw:text-style-name="P67" svg:width="0.0618in" svg:height="0.1122in" svg:x="0.0008in" svg:y="0.0055in" svg:viewBox="0 0 158 286" svg:d="M99 96c9 0 18 0 27 0 6 0 10 0 10-6 0-4-4-4-9-4-9 0-17 0-26 0 3-12 4-24 7-36 1-6 5-28 7-32 3-6 8-11 15-11 1 0 10 0 16 6-15 0-17 12-17 17 0 7 5 10 11 10 9 0 18-7 18-18 0-15-15-22-28-22-10 0-31 5-40 37-2 6-3 10-11 49-7 0-14 0-21 0s-9 0-9 7c0 3 2 3 8 3 7 0 14 0 21 0-8 42-16 82-24 123-5 31-11 60-27 60-2 0-10 0-15-6 14-1 17-12 17-17 0-7-6-11-12-11-8 0-17 8-17 19 0 15 14 22 27 22 17 0 30-19 35-31 11-19 18-57 18-60 6-32 13-66 19-99z"><text:p/></draw:path><draw:path draw:style-name="gr180" draw:text-style-name="P67" svg:width="0.0638in" svg:height="0.0626in" svg:x="0.061in" svg:y="0.0512in" svg:viewBox="0 0 163 160" svg:d="M163 81c0-44-36-81-81-81-46 0-82 37-82 81 0 43 36 79 82 79 45 0 81-36 81-79zM82 153c-27 0-59-21-59-72 0-52 31-75 59-75 27 0 59 23 59 75 0 51-33 72-59 72zM127 63c-3 0-5 0-7 0 0 2 0 4 0 7-25 0-51 0-76 0 0-3 0-5 0-7-3 0-5 0-8 0 0 11 0 22 0 33 3 0 5 0 8 0 0-3 0-5 0-7 25 0 51 0 76 0 0 2 0 4 0 7 2 0 4 0 7 0 0-11 0-22 0-33z"><text:p/></draw:path><draw:path draw:style-name="gr180" draw:text-style-name="P67" svg:width="0.0283in" svg:height="0.1236in" svg:x="0.1496in" svg:y="0in" svg:viewBox="0 0 73 315" svg:d="M73 311c0-1 0-1-5-6-39-41-50-100-50-147 0-56 13-110 51-149 4-5 4-5 4-5 0-3-1-4-3-4-3 0-31 22-50 62-16 34-20 69-20 96 0 24 4 61 21 97 19 39 46 60 49 60 2 0 3-1 3-4z"><text:p/></draw:path><draw:path draw:style-name="gr180" draw:text-style-name="P67" svg:width="0.0657in" svg:height="0.0882in" svg:x="0.1894in" svg:y="0.0055in" svg:viewBox="0 0 168 225" svg:d="M152 110c6-26 6-43 6-47 0-12-1-63-35-63-26 0-46 33-46 58 0 30 29 45 52 53-7 28-13 46-23 67-4 9-20 40-38 40-21 0-23-17-23-26 0-8 3-18 4-24 1-8 4-15 6-24 1-6 3-11 4-15 1-6 3-12 3-18 0-18-14-28-29-28-14 0-20 12-23 18-6 10-10 29-10 30 0 4 3 4 4 4 3 0 3-1 5-7 5-23 12-38 23-38 6 0 10 3 10 14 0 7-4 25-8 36-1 6-3 16-5 23-3 9-5 17-5 26 0 29 23 36 44 36 33 0 66-50 82-108 4 0 13 3 15 3s3-1 3-4-2-4-7-5c-3 0-6-1-9-1zM131 103c-16-5-46-17-46-45 0-20 16-51 38-51 8 0 17 5 17 37 0 20-6 41-9 59z"><text:p/></draw:path><draw:path draw:style-name="gr180" draw:text-style-name="P67" svg:width="0.0287in" svg:height="0.1236in" svg:x="0.2661in" svg:y="0in" svg:viewBox="0 0 74 315" svg:d="M74 158c0-25-4-63-21-99-19-38-47-59-49-59s-4 2-4 4l6 7c31 30 49 81 49 147 0 52-12 108-50 148-5 4-5 4-5 5 0 2 2 4 4 4s31-22 50-62c16-35 20-70 20-95z"><text:p/></draw:path></draw:g></draw:g></text:span><text:span text:style-name="T56">nezávislou na datech. </text:span><text:span text:style-name="T56"><draw:g text:anchor-type="as-char" svg:y="-0.048in" draw:z-index="196" draw:name="Shape210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zvolíme statistický model </text:span><text:span text:style-name="T56"><draw:g text:anchor-type="as-char" svg:y="-0.0925in" draw:z-index="201" draw:name="Shape211" draw:style-name="gr178"><svg:title>TexMaths</svg:title><svg:desc>9§inline§ f_{\Theta|X} (\vartheta|x) §svg§600§FALSE§</svg:desc><draw:g draw:style-name="gr2"><draw:path draw:style-name="gr179" draw:text-style-name="P66" svg:width="0.5114in" svg:height="0.124in" svg:x="0.0004in" svg:y="0.0067in" svg:viewBox="0 0 1300 316" svg:d="M0 0c434 0 867 0 1300 0 0 105 0 210 0 316-433 0-866 0-1300 0 0-106 0-211 0-316z"><text:p/></draw:path><draw:path draw:style-name="gr180" draw:text-style-name="P67" svg:width="0.0614in" svg:height="0.1122in" svg:x="0.0008in" svg:y="0.0051in" svg:viewBox="0 0 157 286" svg:d="M99 96c9 0 18 0 27 0 6 0 10 0 10-6 0-4-4-4-9-4-9 0-17 0-26 0 2-12 4-24 6-36 2-6 6-28 8-33 3-5 8-10 15-10 1 0 9 0 16 6-15 0-17 12-17 17 0 7 5 10 11 10 8 0 17-7 17-18 0-15-14-22-27-22-11 0-31 5-40 37-2 6-3 10-11 49-7 0-14 0-21 0s-10 0-10 7c0 3 3 3 9 3 7 0 13 0 20 0-8 42-15 82-23 123-5 32-11 60-28 60-1 0-9 0-14-6 14 0 17-12 17-17 0-7-6-10-12-10-8 0-17 7-17 18 0 15 13 22 26 22 18 0 31-19 36-31 10-19 17-57 18-60 6-32 13-65 19-99z"><text:p/></draw:path><draw:path draw:style-name="gr180" draw:text-style-name="P67" svg:width="0.0638in" svg:height="0.0622in" svg:x="0.061in" svg:y="0.0543in" svg:viewBox="0 0 163 159" svg:d="M163 81c0-45-36-81-81-81-46 0-82 36-82 81 0 43 36 78 82 78 45 0 81-35 81-78zM82 153c-27 0-60-22-60-73 0-52 32-74 60-74 27 0 59 23 59 74 0 52-33 73-59 73zM127 63c-3 0-5 0-7 0 0 2 0 4 0 7-26 0-51 0-76 0 0-3 0-5 0-7-3 0-5 0-8 0 0 11 0 22 0 33 3 0 5 0 8 0 0-2 0-5 0-8 25 0 50 0 76 0 0 3 0 6 0 8 2 0 4 0 7 0 0-11 0-22 0-33z"><text:p/></draw:path><draw:path draw:style-name="gr180" draw:text-style-name="P67" svg:width="0.0039in" svg:height="0.0862in" svg:x="0.1441in" svg:y="0.0504in" svg:viewBox="0 0 11 220" svg:d="M11 9c0-4 0-9-6-9-5 0-5 5-5 9 0 67 0 135 0 202 0 4 0 9 5 9 6 0 6-5 6-9 0-67 0-135 0-202z"><text:p/></draw:path><draw:path draw:style-name="gr180" draw:text-style-name="P67" svg:width="0.0764in" svg:height="0.0591in" svg:x="0.1654in" svg:y="0.0563in" svg:viewBox="0 0 195 151" svg:d="M112 67c8-8 14-15 21-22 28-28 37-36 57-37 3-1 5-1 5-5 0-2-2-3-2-3-7 0-15 1-21 1s-20-1-26-1c-2 0-5 1-5 4 1 1 0 3 4 4 2 0 7 0 7 5 0 3-3 7-5 9s-30 29-38 37c-7-14-15-28-23-43 0-1-1-2-1-3s5-5 12-5c2 0 5-1 5-5-1-1 0-3-4-3s-11 1-15 1c-6 0-9 0-15 0-3 0-9 0-12 0-4-1-8-1-12-1-2 0-4 0-4 4s2 4 6 4c12 0 13 2 16 6 10 21 21 41 31 62-5 3-8 8-13 12-4 4-14 14-18 18-27 26-36 36-57 37-2 0-5 0-5 5 0 0 1 3 4 3 6 0 13-1 20-1 4 0 9 0 13 0 3 0 9 1 12 1 1 0 5 0 5-5 0-3-3-3-4-3-2-1-7-1-7-5s3-8 8-12c16-15 30-30 45-44 9 17 17 34 26 52 2 3 2 3 2 4s-4 4-12 5c-1 0-5 0-5 5 2 0 1 3 5 3s9-1 14-1c4 0 10 0 14 0s9 0 14 0c3 0 8 1 12 1 0 0 4 0 4-5 0-3-3-3-6-3-13 0-15-3-16-6-12-24-24-47-36-70z"><text:p/></draw:path><draw:path draw:style-name="gr180" draw:text-style-name="P67" svg:width="0.0283in" svg:height="0.1236in" svg:x="0.2677in" svg:y="0in" svg:viewBox="0 0 73 315" svg:d="M73 311c0-1 0-1-6-6-39-40-49-100-49-148 0-54 12-109 51-149 4-4 4-4 4-4 0-3-1-4-3-4-3 0-31 22-50 61-16 35-20 70-20 96 0 25 4 62 21 98 19 39 46 60 49 60 2 0 3-1 3-4z"><text:p/></draw:path><draw:path draw:style-name="gr180" draw:text-style-name="P67" svg:width="0.0657in" svg:height="0.0882in" svg:x="0.3075in" svg:y="0.0051in" svg:viewBox="0 0 168 225" svg:d="M152 110c6-26 6-43 6-47 0-12-1-63-35-63-26 0-47 33-47 58 0 30 30 45 53 53-8 28-13 46-23 67-4 9-20 40-38 40-21 0-23-17-23-25 0-9 2-18 4-25 1-8 3-15 6-24 1-5 3-11 3-15 2-6 4-12 4-17 0-19-14-29-29-29s-20 12-23 18c-6 11-10 29-10 30 0 4 3 4 4 4 2 0 3-1 5-7 5-23 12-38 23-38 5 0 9 3 9 14 0 8-4 25-7 36-1 6-3 17-5 23-3 10-5 17-5 26 0 30 23 36 43 36 34 0 67-50 83-108 4 0 13 3 15 3 1 0 3-1 3-4s-2-4-7-4c-3-1-6-2-9-2zM130 103c-15-5-45-17-45-45 0-20 16-51 38-51 7 0 16 5 16 37 0 20-5 41-9 59z"><text:p/></draw:path><draw:path draw:style-name="gr180" draw:text-style-name="P67" svg:width="0.0047in" svg:height="0.1236in" svg:x="0.3921in" svg:y="0in" svg:viewBox="0 0 13 315" svg:d="M13 12c0-7 0-12-7-12-6 0-6 5-6 12 0 97 0 194 0 291 0 6 0 12 6 12 7 0 7-6 7-12 0-97 0-194 0-291z"><text:p/></draw:path><draw:path draw:style-name="gr180" draw:text-style-name="P67" svg:width="0.0614in" svg:height="0.0559in" svg:x="0.4154in" svg:y="0.0386in" svg:viewBox="0 0 157 143" svg:d="M96 44c2-8 9-37 32-37 2 0 9 0 15 4-8 2-14 10-14 17 0 5 2 12 11 12 8 0 17-7 17-19 0-17-18-21-29-21-18 0-29 17-34 24-7-20-24-24-34-24-32 0-50 40-50 49 0 3 3 3 3 3 3 0 4-1 5-3 11-34 31-42 42-42 6 0 17 3 17 21 0 10-5 31-17 75-5 20-16 33-30 33-2 0-9 0-16-4 8-2 15-8 15-17s-7-11-12-11c-9 0-17 8-17 18 0 15 16 21 30 21 20 0 32-22 33-24 4 11 15 24 34 24 33 0 51-40 51-49 0-2-3-2-4-2-3 0-4 1-5 2-9 35-31 42-42 42-12 0-17-10-17-21 0-7 2-13 5-28 4-14 8-29 11-43z"><text:p/></draw:path><draw:path draw:style-name="gr180" draw:text-style-name="P67" svg:width="0.0283in" svg:height="0.1236in" svg:x="0.4902in" svg:y="0in" svg:viewBox="0 0 73 315" svg:d="M73 157c0-24-4-62-21-98-19-38-46-59-49-59-2 0-3 1-3 4l5 7c32 30 50 81 50 146 0 53-12 109-51 149-4 4-4 4-4 5 0 3 1 4 3 4 3 0 31-22 50-61 16-35 20-70 20-97z"><text:p/></draw:path></draw:g></draw:g></text:span><text:span text:style-name="T56">, který popisuje, co nameríme (s jakou pravdepodobností), v závislosti na hodnote parametru </text:span><text:span text:style-name="T56"><draw:g text:anchor-type="as-char" svg:y="-0.048in" draw:z-index="197" draw:name="Shape212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poté, co pozorujeme hodnotu X = x, spocítáme posteriorní distribuci (posterior distribution) </text:span><text:span text:style-name="T56"><draw:g text:anchor-type="as-char" svg:y="-0.0925in" draw:z-index="200" draw:name="Shape213" draw:style-name="gr178"><svg:title>TexMaths</svg:title><svg:desc>9§inline§ f_{\Theta|X} (\vartheta|x) §svg§600§FALSE§</svg:desc><draw:g draw:style-name="gr2"><draw:path draw:style-name="gr179" draw:text-style-name="P66" svg:width="0.5114in" svg:height="0.124in" svg:x="0.0004in" svg:y="0.0067in" svg:viewBox="0 0 1300 316" svg:d="M0 0c434 0 867 0 1300 0 0 105 0 210 0 316-433 0-866 0-1300 0 0-106 0-211 0-316z"><text:p/></draw:path><draw:path draw:style-name="gr180" draw:text-style-name="P67" svg:width="0.0614in" svg:height="0.1122in" svg:x="0.0008in" svg:y="0.0051in" svg:viewBox="0 0 157 286" svg:d="M99 96c9 0 18 0 27 0 6 0 10 0 10-6 0-4-4-4-9-4-9 0-17 0-26 0 2-12 4-24 6-36 2-6 6-28 8-33 3-5 8-10 15-10 1 0 9 0 16 6-15 0-17 12-17 17 0 7 5 10 11 10 8 0 17-7 17-18 0-15-14-22-27-22-11 0-31 5-40 37-2 6-3 10-11 49-7 0-14 0-21 0s-10 0-10 7c0 3 3 3 9 3 7 0 13 0 20 0-8 42-15 82-23 123-5 32-11 60-28 60-1 0-9 0-14-6 14 0 17-12 17-17 0-7-6-10-12-10-8 0-17 7-17 18 0 15 13 22 26 22 18 0 31-19 36-31 10-19 17-57 18-60 6-32 13-65 19-99z"><text:p/></draw:path><draw:path draw:style-name="gr180" draw:text-style-name="P67" svg:width="0.0638in" svg:height="0.0622in" svg:x="0.061in" svg:y="0.0543in" svg:viewBox="0 0 163 159" svg:d="M163 81c0-45-36-81-81-81-46 0-82 36-82 81 0 43 36 78 82 78 45 0 81-35 81-78zM82 153c-27 0-60-22-60-73 0-52 32-74 60-74 27 0 59 23 59 74 0 52-33 73-59 73zM127 63c-3 0-5 0-7 0 0 2 0 4 0 7-26 0-51 0-76 0 0-3 0-5 0-7-3 0-5 0-8 0 0 11 0 22 0 33 3 0 5 0 8 0 0-2 0-5 0-8 25 0 50 0 76 0 0 3 0 6 0 8 2 0 4 0 7 0 0-11 0-22 0-33z"><text:p/></draw:path><draw:path draw:style-name="gr180" draw:text-style-name="P67" svg:width="0.0039in" svg:height="0.0862in" svg:x="0.1441in" svg:y="0.0504in" svg:viewBox="0 0 11 220" svg:d="M11 9c0-4 0-9-6-9-5 0-5 5-5 9 0 67 0 135 0 202 0 4 0 9 5 9 6 0 6-5 6-9 0-67 0-135 0-202z"><text:p/></draw:path><draw:path draw:style-name="gr180" draw:text-style-name="P67" svg:width="0.0764in" svg:height="0.0591in" svg:x="0.1654in" svg:y="0.0563in" svg:viewBox="0 0 195 151" svg:d="M112 67c8-8 14-15 21-22 28-28 37-36 57-37 3-1 5-1 5-5 0-2-2-3-2-3-7 0-15 1-21 1s-20-1-26-1c-2 0-5 1-5 4 1 1 0 3 4 4 2 0 7 0 7 5 0 3-3 7-5 9s-30 29-38 37c-7-14-15-28-23-43 0-1-1-2-1-3s5-5 12-5c2 0 5-1 5-5-1-1 0-3-4-3s-11 1-15 1c-6 0-9 0-15 0-3 0-9 0-12 0-4-1-8-1-12-1-2 0-4 0-4 4s2 4 6 4c12 0 13 2 16 6 10 21 21 41 31 62-5 3-8 8-13 12-4 4-14 14-18 18-27 26-36 36-57 37-2 0-5 0-5 5 0 0 1 3 4 3 6 0 13-1 20-1 4 0 9 0 13 0 3 0 9 1 12 1 1 0 5 0 5-5 0-3-3-3-4-3-2-1-7-1-7-5s3-8 8-12c16-15 30-30 45-44 9 17 17 34 26 52 2 3 2 3 2 4s-4 4-12 5c-1 0-5 0-5 5 2 0 1 3 5 3s9-1 14-1c4 0 10 0 14 0s9 0 14 0c3 0 8 1 12 1 0 0 4 0 4-5 0-3-3-3-6-3-13 0-15-3-16-6-12-24-24-47-36-70z"><text:p/></draw:path><draw:path draw:style-name="gr180" draw:text-style-name="P67" svg:width="0.0283in" svg:height="0.1236in" svg:x="0.2677in" svg:y="0in" svg:viewBox="0 0 73 315" svg:d="M73 311c0-1 0-1-6-6-39-40-49-100-49-148 0-54 12-109 51-149 4-4 4-4 4-4 0-3-1-4-3-4-3 0-31 22-50 61-16 35-20 70-20 96 0 25 4 62 21 98 19 39 46 60 49 60 2 0 3-1 3-4z"><text:p/></draw:path><draw:path draw:style-name="gr180" draw:text-style-name="P67" svg:width="0.0657in" svg:height="0.0882in" svg:x="0.3075in" svg:y="0.0051in" svg:viewBox="0 0 168 225" svg:d="M152 110c6-26 6-43 6-47 0-12-1-63-35-63-26 0-47 33-47 58 0 30 30 45 53 53-8 28-13 46-23 67-4 9-20 40-38 40-21 0-23-17-23-25 0-9 2-18 4-25 1-8 3-15 6-24 1-5 3-11 3-15 2-6 4-12 4-17 0-19-14-29-29-29s-20 12-23 18c-6 11-10 29-10 30 0 4 3 4 4 4 2 0 3-1 5-7 5-23 12-38 23-38 5 0 9 3 9 14 0 8-4 25-7 36-1 6-3 17-5 23-3 10-5 17-5 26 0 30 23 36 43 36 34 0 67-50 83-108 4 0 13 3 15 3 1 0 3-1 3-4s-2-4-7-4c-3-1-6-2-9-2zM130 103c-15-5-45-17-45-45 0-20 16-51 38-51 7 0 16 5 16 37 0 20-5 41-9 59z"><text:p/></draw:path><draw:path draw:style-name="gr180" draw:text-style-name="P67" svg:width="0.0047in" svg:height="0.1236in" svg:x="0.3921in" svg:y="0in" svg:viewBox="0 0 13 315" svg:d="M13 12c0-7 0-12-7-12-6 0-6 5-6 12 0 97 0 194 0 291 0 6 0 12 6 12 7 0 7-6 7-12 0-97 0-194 0-291z"><text:p/></draw:path><draw:path draw:style-name="gr180" draw:text-style-name="P67" svg:width="0.0614in" svg:height="0.0559in" svg:x="0.4154in" svg:y="0.0386in" svg:viewBox="0 0 157 143" svg:d="M96 44c2-8 9-37 32-37 2 0 9 0 15 4-8 2-14 10-14 17 0 5 2 12 11 12 8 0 17-7 17-19 0-17-18-21-29-21-18 0-29 17-34 24-7-20-24-24-34-24-32 0-50 40-50 49 0 3 3 3 3 3 3 0 4-1 5-3 11-34 31-42 42-42 6 0 17 3 17 21 0 10-5 31-17 75-5 20-16 33-30 33-2 0-9 0-16-4 8-2 15-8 15-17s-7-11-12-11c-9 0-17 8-17 18 0 15 16 21 30 21 20 0 32-22 33-24 4 11 15 24 34 24 33 0 51-40 51-49 0-2-3-2-4-2-3 0-4 1-5 2-9 35-31 42-42 42-12 0-17-10-17-21 0-7 2-13 5-28 4-14 8-29 11-43z"><text:p/></draw:path><draw:path draw:style-name="gr180" draw:text-style-name="P67" svg:width="0.0283in" svg:height="0.1236in" svg:x="0.4902in" svg:y="0in" svg:viewBox="0 0 73 315" svg:d="M73 157c0-24-4-62-21-98-19-38-46-59-49-59-2 0-3 1-3 4l5 7c32 30 50 81 50 146 0 53-12 109-51 149-4 4-4 4-4 5 0 3 1 4 3 4 3 0 31-22 50-61 16-35 20-70 20-97z"><text:p/></draw:path></draw:g></draw:g></text:span><text:span text:style-name="T56"><text:s/></text:span><text:span text:style-name="T56"><draw:g text:anchor-type="as-char" svg:y="-0.048in" draw:z-index="198" draw:name="Shape214" draw:style-name="gr178"><svg:title>TexMaths</svg:title><svg:desc>9§inline§\circ§svg§600§FALSE§</svg:desc><draw:g draw:style-name="gr2"><draw:path draw:style-name="gr179" draw:text-style-name="P66" svg:width="0.0413in" svg:height="0.0413in" svg:x="0.0004in" svg:y="0.0063in" svg:viewBox="0 0 106 106" svg:d="M0 0c35 0 71 0 106 0 0 35 0 71 0 106-35 0-71 0-106 0 0-35 0-71 0-106z"><text:p/></draw:path><draw:path draw:style-name="gr180" draw:text-style-name="P67" svg:width="0.0472in" svg:height="0.0469in" svg:x="0.0008in" svg:y="0in" svg:viewBox="0 0 121 120" svg:d="M121 61c0-34-28-61-60-61-33 0-61 28-61 61 0 32 28 59 61 59 32 0 60-27 60-59zM61 108c-27 0-48-21-48-47 0-27 21-48 48-48 25 0 47 21 47 48 0 26-22 47-47 47z"><text:p/></draw:path></draw:g></draw:g></text:span><text:span text:style-name="T56">z té pak odvodíme, co potrebujeme napr najdeme a, b, aby </text:span><text:span text:style-name="T56"><draw:g text:anchor-type="as-char" svg:y="-0.1299in" draw:z-index="199" draw:name="Shape215" draw:style-name="gr178"><svg:title>TexMaths</svg:title><svg:desc>9§inline§ \int^b_a f_{\Theta|X} (\vartheta|x) d\vartheta \geq 1-\alpha§svg§600§FALSE§</svg:desc><draw:g draw:style-name="gr2"><draw:path draw:style-name="gr179" draw:text-style-name="P66" svg:width="1.2717in" svg:height="0.161in" svg:x="0.0004in" svg:y="0.0063in" svg:viewBox="0 0 3231 410" svg:d="M0 0c1077 0 2154 0 3231 0 0 137 0 273 0 410-1077 0-2154 0-3231 0 0-137 0-273 0-410z"><text:p/></draw:path><draw:path draw:style-name="gr180" draw:text-style-name="P67" svg:width="0.0685in" svg:height="0.137in" svg:x="0.0012in" svg:y="0.0299in" svg:viewBox="0 0 175 349" svg:d="M68 276c-4 52-16 66-34 66-3 0-13-1-20-6 9-1 12-9 12-13 0-10-7-14-13-14-7 0-13 4-13 14 0 15 15 26 34 26 31 0 46-28 52-56 5-16 17-107 18-142 2-26 5-52 7-78 4-59 15-67 29-67 3 0 13 1 20 7-9 1-12 9-12 13 0 9 8 14 13 14 6 0 14-5 14-14 0-15-17-26-36-26-29 0-42 31-47 54-4 18-16 106-18 145-2 25-4 51-6 77z"><text:p/></draw:path><draw:path draw:style-name="gr180" draw:text-style-name="P67" svg:width="0.0346in" svg:height="0.061in" svg:x="0.0831in" svg:y="0in" svg:viewBox="0 0 89 156" svg:d="M43 6c0-1 1-2 1-3s-1-3-4-3c-4 0-22 2-27 2-2 1-6 1-6 5s4 4 6 4c11 0 11 1 11 2 0 2-2 11-3 16-2 7-4 13-6 20-2 8-14 56-14 59-1 5-1 8-1 11 0 22 13 37 32 37 27 0 57-31 57-63 0-26-18-37-33-37-12 0-21 6-28 12 5-20 10-41 15-62zM32 149c-10 0-17-10-17-22 0-8 2-16 8-41 2-4 2-4 6-10 9-9 19-14 26-14 9 0 16 6 16 22 0 9-4 31-11 44-5 11-17 21-28 21z"><text:p/></draw:path><draw:path draw:style-name="gr180" draw:text-style-name="P67" svg:width="0.0437in" svg:height="0.039in" svg:x="0.0583in" svg:y="0.135in" svg:viewBox="0 0 112 100" svg:d="M80 13c-4-7-13-13-23-13-28 0-57 31-57 63 0 22 14 37 33 37 12 0 23-7 32-15 4 13 17 15 22 15 8 0 14-5 18-12 5-9 7-21 7-22 0-3-2-3-3-3-3 0-3 1-5 7-2 11-7 24-16 24-5 0-7-5-7-11 0-4 2-12 4-17 0-7 3-16 4-20 2-6 3-12 5-17 0-6 3-16 3-17 0-6-3-8-7-8s-9 3-10 9zM66 70c-2 6-7 11-12 15-2 1-11 9-20 9-8 0-16-6-16-22 0-12 6-36 12-44 10-18 21-22 27-22 16 0 19 17 19 20 0 1 0 2 0 3-3 13-7 28-10 41z"><text:p/></draw:path><draw:path draw:style-name="gr180" draw:text-style-name="P67" svg:width="0.0614in" svg:height="0.1122in" svg:x="0.1547in" svg:y="0.0421in" svg:viewBox="0 0 157 286" svg:d="M99 96c9 0 18 0 27 0 6 0 10 0 10-6 0-4-4-4-9-4-9 0-17 0-26 0 2-12 4-24 6-36 2-6 6-28 8-33 3-5 8-10 15-10 1 0 9 0 16 6-15 0-17 12-17 17 0 7 5 10 11 10 8 0 17-7 17-18 0-15-14-22-27-22-11 0-31 5-40 37-2 6-3 10-11 49-7 0-14 0-21 0s-10 0-10 7c0 3 3 3 9 3 7 0 13 0 20 0-8 42-15 83-23 124-5 30-11 59-28 59-1 0-9 0-14-6 14 0 17-12 17-17 0-7-6-10-12-10-8 0-17 6-17 18 0 14 13 22 26 22 18 0 31-19 36-31 10-19 18-57 18-59 6-33 13-66 19-100z"><text:p/></draw:path><draw:path draw:style-name="gr180" draw:text-style-name="P67" svg:width="0.0638in" svg:height="0.0622in" svg:x="0.215in" svg:y="0.0906in" svg:viewBox="0 0 163 159" svg:d="M163 80c0-44-36-80-81-80-46 0-82 36-82 80 0 43 36 79 82 79 45 0 81-36 81-79zM82 153c-27 0-60-21-60-73s32-74 60-74c27 0 59 22 59 74s-33 73-59 73zM127 63c-3 0-5 0-7 0 0 3 0 4 0 7-26 0-51 0-76 0 0-3 0-4 0-7-3 0-5 0-8 0 0 11 0 22 0 32 3 0 5 0 8 0 0-2 0-5 0-7 25 0 50 0 76 0 0 2 0 5 0 7 2 0 4 0 7 0 0-10 0-21 0-32z"><text:p/></draw:path><draw:path draw:style-name="gr180" draw:text-style-name="P67" svg:width="0.0039in" svg:height="0.0866in" svg:x="0.2976in" svg:y="0.0862in" svg:viewBox="0 0 11 221" svg:d="M11 9c0-4 0-9-5-9-6 0-6 5-6 9 0 67 0 135 0 203 0 4 0 9 5 9 6 0 6-5 6-9 0-68 0-136 0-203z"><text:p/></draw:path><draw:path draw:style-name="gr180" draw:text-style-name="P67" svg:width="0.0764in" svg:height="0.0587in" svg:x="0.3193in" svg:y="0.0925in" svg:viewBox="0 0 195 150" svg:d="M112 66c7-8 13-14 20-21 29-28 37-36 58-38 3 0 5 0 5-4 0-3-2-3-3-3-7 0-14 1-21 1-5 0-20-1-25-1-2 0-5 0-5 4 1 1 0 3 3 3 3 1 8 1 8 6 0 3-4 7-5 9-2 1-31 29-39 37-7-14-15-28-23-43 0-1 0-2 0-3s4-5 11-6c2 0 5 0 5-4-1-1 0-3-4-3s-10 0-14 0c-5 0-10 1-15 1-3 0-9 0-13-1-4 0-8 0-12 0-1 0-4 0-4 4 0 3 2 3 6 3 13 0 13 3 16 7 10 21 21 41 31 62-4 3-8 7-12 11-4 5-15 15-19 18-27 27-36 36-56 37-3 1-5 1-5 6 0 0 0 2 3 2 6 0 13-1 20-1 4 0 9 0 13 0 4 1 9 1 13 1 1 0 5 0 5-4 0-3-3-4-5-4-1 0-7-1-7-5s4-7 8-11c16-15 30-30 45-44 9 17 18 34 27 52 1 3 1 2 1 3 0 2-3 5-11 5-2 1-5 1-5 6 1 0 0 2 4 2s9-1 14-1 10 0 14 0c5 0 10 0 14 0 4 1 8 1 12 1 1 0 4 0 4-4s-3-4-6-4c-13 0-14-2-15-5-12-25-25-48-36-71z"><text:p/></draw:path><draw:path draw:style-name="gr180" draw:text-style-name="P67" svg:width="0.0287in" svg:height="0.1236in" svg:x="0.4217in" svg:y="0.0362in" svg:viewBox="0 0 74 315" svg:d="M74 311c0-1 0-2-6-7-39-40-49-98-49-147 0-54 12-109 50-148 5-5 5-5 5-5 0-3-2-4-4-4-3 0-31 22-50 61-16 35-20 70-20 96s4 63 21 98c19 39 46 60 49 60 2 0 4-1 4-4z"><text:p/></draw:path><draw:path draw:style-name="gr180" draw:text-style-name="P67" svg:width="0.0657in" svg:height="0.0882in" svg:x="0.4614in" svg:y="0.0421in" svg:viewBox="0 0 168 225" svg:d="M153 110c6-26 6-43 6-47 0-12-2-63-35-63-27 0-47 33-47 58 0 30 30 45 52 53-7 28-12 46-23 68-3 8-19 40-38 40-21 0-23-17-23-26 0-8 3-18 4-25 2-8 4-15 6-24 2-5 3-11 4-15 1-6 3-12 3-17 0-19-14-29-29-29-14 0-20 12-23 18-6 11-10 29-10 30 0 4 3 2 4 4 3 0 3-1 5-8 5-22 12-37 23-37 6 0 10 3 10 14 0 8-4 24-7 35-2 6-4 17-5 24-3 10-5 17-5 26 0 31 22 36 42 36 34 0 68-50 84-108 3 0 13 3 15 3 0 0 2-1 2-5 0-2-2-3-6-3-3-1-6-2-9-2zM130 103c-15-5-45-17-45-45 0-20 17-51 38-51 8 0 17 5 17 37 0 20-5 41-10 59z"><text:p/></draw:path><draw:path draw:style-name="gr180" draw:text-style-name="P67" svg:width="0.0047in" svg:height="0.1236in" svg:x="0.5465in" svg:y="0.0362in" svg:viewBox="0 0 13 315" svg:d="M13 12c0-7 0-12-7-12-6 0-6 5-6 12 0 97 0 194 0 291 0 6 0 12 6 12 7 0 7-6 7-12 0-97 0-194 0-291z"><text:p/></draw:path><draw:path draw:style-name="gr180" draw:text-style-name="P67" svg:width="0.0614in" svg:height="0.0559in" svg:x="0.5697in" svg:y="0.0748in" svg:viewBox="0 0 157 143" svg:d="M96 44c2-8 9-37 32-37 1 0 9 0 15 4-9 2-15 10-15 17 0 5 3 11 12 11 7 0 17-6 17-18 0-17-18-21-29-21-18 0-30 17-34 24-8-20-25-24-34-24-32 0-50 40-50 49 0 3 3 3 3 3 3 0 4-1 4-3 11-34 32-42 42-42 7 0 17 3 17 21 0 10-5 31-17 75-4 19-15 33-29 33-2 0-9 0-17-4 9-2 16-9 16-17 0-9-7-12-12-12-10 0-17 9-17 19 0 15 15 21 30 21 20 0 32-22 33-24 4 11 14 24 34 24 33 0 51-40 51-49 0-3-3-3-4-3-4 0-4 2-5 3-10 35-32 42-42 42-12 0-17-10-17-21 0-7 2-13 5-28 4-14 8-29 11-43z"><text:p/></draw:path><draw:path draw:style-name="gr180" draw:text-style-name="P67" svg:width="0.0287in" svg:height="0.1236in" svg:x="0.6437in" svg:y="0.0362in" svg:viewBox="0 0 74 315" svg:d="M74 157c0-24-4-62-21-98-19-38-47-59-49-59s-4 1-4 4l6 7c31 30 49 81 49 146 0 54-12 109-51 149-4 3-4 4-4 5 0 2 2 4 4 4s31-22 50-62c16-33 20-69 20-96z"><text:p/></draw:path><draw:path draw:style-name="gr180" draw:text-style-name="P67" svg:width="0.0587in" svg:height="0.087in" svg:x="0.6902in" svg:y="0.0437in" svg:viewBox="0 0 150 222" svg:d="M150 4c0-1 0-4-3-4-6 0-35 3-41 4-3 0-4 1-4 5s2 4 8 4c14 0 15 2 15 5 0 2-1 4-1 6-6 25-12 50-19 75-5-12-14-20-29-20-36 0-76 47-76 93 0 30 17 50 42 50 7 0 22-2 41-23 2 12 14 23 29 23 11 0 18-7 23-17 5-12 10-30 10-31 0-4-3-4-4-4-3 0-3 2-4 6-6 20-11 39-25 39-8 0-9-8-9-14 0-8 0-10 2-16 16-61 30-121 45-181zM85 181c-2 6-2 6-7 12-13 17-27 22-36 22-15 0-20-17-20-30 0-15 10-54 18-69 9-18 24-30 36-30 21 0 26 26 26 28s-1 4-1 6c-6 19-11 40-16 61z"><text:p/></draw:path><draw:path draw:style-name="gr180" draw:text-style-name="P67" svg:width="0.0657in" svg:height="0.0882in" svg:x="0.7535in" svg:y="0.0421in" svg:viewBox="0 0 168 225" svg:d="M152 110c6-26 6-43 6-47 0-12-1-63-35-63-26 0-47 33-47 58 0 30 30 45 53 53-8 28-12 46-23 68-3 8-19 40-38 40-21 0-23-17-23-26 0-8 3-18 4-25 2-8 4-15 6-24 1-5 3-11 3-15 2-6 4-12 4-17 0-19-14-29-29-29-14 0-20 12-23 18-6 11-10 29-10 30 0 4 3 2 4 4 3 0 3-1 5-8 5-22 12-37 23-37 6 0 10 3 10 14 0 8-4 24-7 35-2 6-4 17-6 24-2 10-5 17-5 26 0 31 23 36 43 36 34 0 68-50 84-108 3 0 12 3 15 3 0 0 2-1 2-5 0-2-2-3-6-3-4-1-6-2-10-2zM130 103c-15-5-45-17-45-45 0-20 17-51 38-51 8 0 16 5 16 37 0 20-4 41-9 59z"><text:p/></draw:path><draw:path draw:style-name="gr180" draw:text-style-name="P67" svg:width="0.0756in" svg:height="0.0953in" svg:x="0.8685in" svg:y="0.0508in" svg:viewBox="0 0 193 243" svg:d="M187 98c5-2 6-4 6-6 0-4 0-6-6-7-57-28-116-55-174-83-4-2-4-1-6-2-4 0-7 3-7 6 0 4 3 6 6 7 56 27 111 52 167 78-55 26-111 52-166 78-6 3-7 6-7 7 0 4 4 7 7 7 1 0 1 0 6-2 58-28 116-56 174-83zM183 243c5 0 10 0 10-6 0-7-6-7-10-7-57 0-115 0-171 0-5 0-12 0-12 7 0 6 6 6 12 6 56 0 114 0 171 0z"><text:p/></draw:path><draw:path draw:style-name="gr180" draw:text-style-name="P67" svg:width="0.0402in" svg:height="0.0823in" svg:x="1.0008in" svg:y="0.0472in" svg:viewBox="0 0 103 210" svg:d="M65 8c0-8 0-8-8-8-19 20-47 20-57 20 0 3 0 6 0 10 6 0 24 0 41-8 0 54 0 108 0 162 0 12-1 16-29 16-4 0-7 0-10 0 0 2 0 6 0 10 11-1 38-1 51-1s40 0 50 1c0-4 0-8 0-10-3 0-6 0-9 0-28 0-29-4-29-16 0-59 0-117 0-176z"><text:p/></draw:path><draw:path draw:style-name="gr180" draw:text-style-name="P67" svg:width="0.0756in" svg:height="0.0047in" svg:x="1.0898in" svg:y="0.0953in" svg:viewBox="0 0 193 13" svg:d="M183 13c5 0 10 0 10-7 0-6-5-6-10-6-57 0-115 0-171 0-6 0-12 0-12 6 0 7 6 7 12 7 56 0 114 0 171 0z"><text:p/></draw:path><draw:path draw:style-name="gr180" draw:text-style-name="P67" svg:width="0.0693in" svg:height="0.0559in" svg:x="1.2091in" svg:y="0.0748in" svg:viewBox="0 0 177 143" svg:d="M138 65c0-50-30-65-53-65-44 0-85 45-85 90 0 29 19 53 51 53 20 0 43-7 67-27 4 17 14 27 29 27 17 0 26-17 26-22 0-3-2-4-4-4s-3 1-3 4c-7 15-18 15-18 15-10 0-10-24-10-33 0-6 0-7 3-10 30-37 25-50 36-74 0-1 0-4-3-4-4 0-4 1-5 7-6 20-16 44-31 63 0-8 0-14 0-20zM117 108c-28 24-52 28-66 28-19 0-28-15-28-34 0-16 8-50 18-66 16-23 33-29 44-29 31 0 31 42 31 66 0 12 0 30 1 35z"><text:p/></draw:path></draw:g></draw:g></text:span><text:span text:style-name="T56"><text:s/></text:span><text:span text:style-name="T57">| </text:span><text:span text:style-name="T56">Bayesovské bodové odhady: MAP – Maximum A-Posteriori: Volíme </text:span><text:span text:style-name="T56"><draw:g text:anchor-type="as-char" svg:y="-0.1201in" draw:z-index="203" draw:name="Shape216" draw:style-name="gr178"><svg:title>TexMaths</svg:title><svg:desc>9§inline§\hat\vartheta §svg§600§FALSE§</svg:desc><draw:g draw:style-name="gr2"><draw:path draw:style-name="gr179" draw:text-style-name="P66" svg:width="0.0563in" svg:height="0.1071in" svg:x="0.0035in" svg:y="0.0063in" svg:viewBox="0 0 144 273" svg:d="M0 0c48 0 96 0 144 0 0 91 0 182 0 273-48 0-96 0-144 0 0-91 0-182 0-273z"><text:p/></draw:path><draw:path draw:style-name="gr180" draw:text-style-name="P67" svg:width="0.0327in" svg:height="0.0189in" svg:x="0.0276in" svg:y="0in" svg:viewBox="0 0 84 49" svg:d="M42 0c-14 14-28 29-42 43 2 2 4 4 5 6 12-11 25-22 37-33 11 11 24 22 37 33 1-2 3-4 5-6-14-14-29-29-42-43z"><text:p/></draw:path><draw:path draw:style-name="gr180" draw:text-style-name="P67" svg:width="0.0654in" svg:height="0.0882in" svg:x="0.0004in" svg:y="0.0315in" svg:viewBox="0 0 167 225" svg:d="M152 110c6-26 6-43 6-47 0-12-3-63-35-63-26 0-46 33-46 58 0 30 29 46 50 53-6 28-11 46-21 67-5 9-19 40-37 40-22 0-24-16-24-25 0-8 3-18 4-25 2-9 3-15 6-24 1-5 2-11 4-15 2-6 3-12 3-17 0-19-14-29-29-29-14 0-20 13-23 18-5 11-10 30-10 31 0 3 3 1 4 3 3 0 3-1 5-7 5-23 12-38 24-38 5 0 9 3 9 15 0 7-4 24-7 36-2 5-4 14-6 21-3 10-5 17-5 27 0 30 23 36 44 36 32 0 66-49 82-108 3 0 12 3 14 3 1 0 3-1 3-4 0-2-2-3-6-4-3-1-6-2-9-2zM129 104c-15-6-44-18-44-46 0-20 15-52 37-52 8 0 17 6 17 38 0 20-5 42-10 60z"><text:p/></draw:path></draw:g></draw:g></text:span><text:span text:style-name="T56"><text:s/>tak, aby maximalizovalo </text:span><text:span text:style-name="T56"><draw:g text:anchor-type="as-char" svg:y="-0.0925in" draw:z-index="205" draw:name="Shape217" draw:style-name="gr178"><svg:title>TexMaths</svg:title><svg:desc>9§inline§ p_{\Theta|X} (\vartheta|x) §svg§600§FALSE§</svg:desc><draw:g draw:style-name="gr2"><draw:path draw:style-name="gr179" draw:text-style-name="P66" svg:width="0.5173in" svg:height="0.124in" svg:x="0.0063in" svg:y="0.0067in" svg:viewBox="0 0 1315 316" svg:d="M0 0c438 0 876 0 1315 0 0 105 0 210 0 316-439 0-877 0-1315 0 0-106 0-211 0-316z"><text:p/></draw:path><draw:path draw:style-name="gr180" draw:text-style-name="P67" svg:width="0.0646in" svg:height="0.0783in" svg:x="0in" svg:y="0.0386in" svg:viewBox="0 0 165 200" svg:d="M24 177c-2 11-2 13-17 13-3 0-7 0-7 6 0 3 2 4 4 4 9 0 18-1 27-1 10 0 21 1 31 1 2 0 5 0 5-7 0-3-2-3-7-3-16 0-16-2-16-5s14-55 15-62c5 9 14 20 30 20 36 0 76-46 76-93 0-29-18-50-42-50-16 0-31 12-41 23-4-17-17-23-29-23-14 0-21 13-23 18-6 11-10 30-10 31 0 3 2 2 3 3 4 0 4-1 6-7 5-23 11-38 23-38 6 0 10 3 10 15 0 7-1 10-3 16-11 47-23 93-35 139zM80 41c2-9 11-18 16-22 11-10 21-12 26-12 13 0 20 11 20 30s-11 55-16 66c-11 23-26 33-38 33-21 0-24-26-24-28 0-1 0-1 1-5 5-20 10-41 15-62z"><text:p/></draw:path><draw:path draw:style-name="gr180" draw:text-style-name="P67" svg:width="0.0638in" svg:height="0.0622in" svg:x="0.0724in" svg:y="0.0543in" svg:viewBox="0 0 163 159" svg:d="M163 81c0-45-36-81-81-81-46 0-82 36-82 81 0 43 36 78 82 78 45 0 81-35 81-78zM82 153c-27 0-60-22-60-73 0-52 32-74 60-74 27 0 59 23 59 74 0 52-33 73-59 73zM127 63c-3 0-5 0-7 0 0 2 0 4 0 7-26 0-51 0-76 0 0-3 0-5 0-7-3 0-5 0-8 0 0 11 0 22 0 33 3 0 5 0 8 0 0-2 0-5 0-8 25 0 50 0 76 0 0 3 0 6 0 8 2 0 4 0 7 0 0-11 0-22 0-33z"><text:p/></draw:path><draw:path draw:style-name="gr180" draw:text-style-name="P67" svg:width="0.0039in" svg:height="0.0862in" svg:x="0.1555in" svg:y="0.0504in" svg:viewBox="0 0 11 220" svg:d="M11 9c0-4 0-9-6-9-5 0-5 5-5 9 0 67 0 135 0 202 0 4 0 9 5 9 6 0 6-5 6-9 0-67 0-135 0-202z"><text:p/></draw:path><draw:path draw:style-name="gr180" draw:text-style-name="P67" svg:width="0.0764in" svg:height="0.0591in" svg:x="0.1768in" svg:y="0.0563in" svg:viewBox="0 0 195 151" svg:d="M112 67c8-8 14-15 21-22 28-28 37-36 57-37 3-1 5-1 5-5 0-2-2-3-2-3-7 0-15 1-21 1s-20-1-26-1c-2 0-5 1-5 4 1 1 0 3 4 4 2 0 7 0 7 5 0 3-3 7-5 9s-30 29-38 37c-7-14-15-28-23-43 0-1-1-2-1-3s5-5 12-5c2 0 5-1 5-5-1-1 0-3-4-3s-11 1-15 1c-6 0-9 0-15 0-3 0-9 0-12 0-4-1-8-1-12-1-2 0-4 0-4 4s2 4 6 4c12 0 13 2 16 6 10 21 21 41 31 62-5 3-8 8-13 12-4 4-14 14-18 18-27 26-36 36-57 37-2 0-5 0-5 5 0 0 1 3 4 3 6 0 13-1 20-1 4 0 9 0 13 0 3 0 9 1 12 1 1 0 5 0 5-5 0-3-3-3-4-3-2-1-7-1-7-5s3-8 8-12c16-15 30-30 45-44 9 17 17 34 26 52 2 3 2 3 2 4s-4 4-12 5c-1 0-5 0-5 5 2 0 1 3 5 3s9-1 14-1c4 0 10 0 14 0s9 0 14 0c3 0 8 1 12 1 0 0 4 0 4-5 0-3-3-3-6-3-13 0-15-3-16-6-12-24-24-47-36-70z"><text:p/></draw:path><draw:path draw:style-name="gr180" draw:text-style-name="P67" svg:width="0.0283in" svg:height="0.1236in" svg:x="0.2791in" svg:y="0in" svg:viewBox="0 0 73 315" svg:d="M73 311c0-1 0-1-6-6-39-40-49-100-49-148 0-54 12-109 51-149 4-4 4-4 4-4 0-3-1-4-3-4-3 0-31 22-50 61-16 35-20 70-20 96 0 25 4 62 21 98 19 39 46 60 49 60 2 0 3-1 3-4z"><text:p/></draw:path><draw:path draw:style-name="gr180" draw:text-style-name="P67" svg:width="0.0657in" svg:height="0.0882in" svg:x="0.3189in" svg:y="0.0051in" svg:viewBox="0 0 168 225" svg:d="M152 110c6-26 6-43 6-47 0-12-1-63-35-63-26 0-47 33-47 58 0 30 30 45 53 53-8 28-13 46-23 67-4 9-20 40-38 40-21 0-23-17-23-25 0-9 2-18 4-25 1-8 3-15 6-24 1-5 3-11 3-15 2-6 4-12 4-17 0-19-14-29-29-29s-20 12-23 18c-6 11-10 29-10 30 0 4 3 4 4 4 2 0 3-1 5-7 5-23 12-38 23-38 5 0 9 3 9 14 0 8-4 25-7 36-1 6-3 17-5 23-3 10-5 17-5 26 0 30 23 36 43 36 34 0 67-50 83-108 4 0 13 3 15 3 1 0 3-1 3-4s-2-4-7-4c-3-1-6-2-9-2zM130 103c-15-5-45-17-45-45 0-20 16-51 38-51 7 0 16 5 16 37 0 20-5 41-9 59z"><text:p/></draw:path><draw:path draw:style-name="gr180" draw:text-style-name="P67" svg:width="0.0047in" svg:height="0.1236in" svg:x="0.4035in" svg:y="0in" svg:viewBox="0 0 13 315" svg:d="M13 12c0-7 0-12-7-12-6 0-6 5-6 12 0 97 0 194 0 291 0 6 0 12 6 12 7 0 7-6 7-12 0-97 0-194 0-291z"><text:p/></draw:path><draw:path draw:style-name="gr180" draw:text-style-name="P67" svg:width="0.0614in" svg:height="0.0559in" svg:x="0.4268in" svg:y="0.0386in" svg:viewBox="0 0 157 143" svg:d="M96 44c2-8 9-37 32-37 2 0 9 0 15 4-8 2-14 10-14 17 0 5 2 12 11 12 8 0 17-7 17-19 0-17-18-21-29-21-18 0-29 17-34 24-7-20-24-24-34-24-32 0-50 40-50 49 0 3 3 3 3 3 3 0 4-1 5-3 11-34 31-42 42-42 6 0 17 3 17 21 0 10-5 31-17 75-5 20-16 33-30 33-2 0-9 0-16-4 8-2 15-8 15-17s-7-11-12-11c-9 0-17 8-17 18 0 15 16 21 30 21 20 0 32-22 33-24 4 11 15 24 34 24 33 0 51-40 51-49 0-2-3-2-4-2-3 0-4 1-5 2-9 35-31 42-42 42-12 0-17-10-17-21 0-7 2-13 5-28 4-14 8-29 11-43z"><text:p/></draw:path><draw:path draw:style-name="gr180" draw:text-style-name="P67" svg:width="0.0283in" svg:height="0.1236in" svg:x="0.5016in" svg:y="0in" svg:viewBox="0 0 73 315" svg:d="M73 157c0-24-4-62-21-98-19-38-46-59-49-59-2 0-3 1-3 4l5 7c32 30 50 81 50 146 0 53-12 109-51 149-4 4-4 4-4 5 0 3 1 4 3 4 3 0 31-22 50-61 16-35 20-70 20-97z"><text:p/></draw:path></draw:g></draw:g></text:span><text:span text:style-name="T56"><text:s/>v diskrétním případě, </text:span><text:span text:style-name="T56"><draw:g text:anchor-type="as-char" svg:y="-0.0925in" draw:z-index="204" draw:name="Shape218" draw:style-name="gr178"><svg:title>TexMaths</svg:title><svg:desc>9§inline§ f_{\Theta|X} (\vartheta|x) §svg§600§FALSE§</svg:desc><draw:g draw:style-name="gr2"><draw:path draw:style-name="gr179" draw:text-style-name="P66" svg:width="0.5114in" svg:height="0.124in" svg:x="0.0004in" svg:y="0.0067in" svg:viewBox="0 0 1300 316" svg:d="M0 0c434 0 867 0 1300 0 0 105 0 210 0 316-433 0-866 0-1300 0 0-106 0-211 0-316z"><text:p/></draw:path><draw:path draw:style-name="gr180" draw:text-style-name="P67" svg:width="0.0614in" svg:height="0.1122in" svg:x="0.0008in" svg:y="0.0051in" svg:viewBox="0 0 157 286" svg:d="M99 96c9 0 18 0 27 0 6 0 10 0 10-6 0-4-4-4-9-4-9 0-17 0-26 0 2-12 4-24 6-36 2-6 6-28 8-33 3-5 8-10 15-10 1 0 9 0 16 6-15 0-17 12-17 17 0 7 5 10 11 10 8 0 17-7 17-18 0-15-14-22-27-22-11 0-31 5-40 37-2 6-3 10-11 49-7 0-14 0-21 0s-10 0-10 7c0 3 3 3 9 3 7 0 13 0 20 0-8 42-15 82-23 123-5 32-11 60-28 60-1 0-9 0-14-6 14 0 17-12 17-17 0-7-6-10-12-10-8 0-17 7-17 18 0 15 13 22 26 22 18 0 31-19 36-31 10-19 17-57 18-60 6-32 13-65 19-99z"><text:p/></draw:path><draw:path draw:style-name="gr180" draw:text-style-name="P67" svg:width="0.0638in" svg:height="0.0622in" svg:x="0.061in" svg:y="0.0543in" svg:viewBox="0 0 163 159" svg:d="M163 81c0-45-36-81-81-81-46 0-82 36-82 81 0 43 36 78 82 78 45 0 81-35 81-78zM82 153c-27 0-60-22-60-73 0-52 32-74 60-74 27 0 59 23 59 74 0 52-33 73-59 73zM127 63c-3 0-5 0-7 0 0 2 0 4 0 7-26 0-51 0-76 0 0-3 0-5 0-7-3 0-5 0-8 0 0 11 0 22 0 33 3 0 5 0 8 0 0-2 0-5 0-8 25 0 50 0 76 0 0 3 0 6 0 8 2 0 4 0 7 0 0-11 0-22 0-33z"><text:p/></draw:path><draw:path draw:style-name="gr180" draw:text-style-name="P67" svg:width="0.0039in" svg:height="0.0862in" svg:x="0.1441in" svg:y="0.0504in" svg:viewBox="0 0 11 220" svg:d="M11 9c0-4 0-9-6-9-5 0-5 5-5 9 0 67 0 135 0 202 0 4 0 9 5 9 6 0 6-5 6-9 0-67 0-135 0-202z"><text:p/></draw:path><draw:path draw:style-name="gr180" draw:text-style-name="P67" svg:width="0.0764in" svg:height="0.0591in" svg:x="0.1654in" svg:y="0.0563in" svg:viewBox="0 0 195 151" svg:d="M112 67c8-8 14-15 21-22 28-28 37-36 57-37 3-1 5-1 5-5 0-2-2-3-2-3-7 0-15 1-21 1s-20-1-26-1c-2 0-5 1-5 4 1 1 0 3 4 4 2 0 7 0 7 5 0 3-3 7-5 9s-30 29-38 37c-7-14-15-28-23-43 0-1-1-2-1-3s5-5 12-5c2 0 5-1 5-5-1-1 0-3-4-3s-11 1-15 1c-6 0-9 0-15 0-3 0-9 0-12 0-4-1-8-1-12-1-2 0-4 0-4 4s2 4 6 4c12 0 13 2 16 6 10 21 21 41 31 62-5 3-8 8-13 12-4 4-14 14-18 18-27 26-36 36-57 37-2 0-5 0-5 5 0 0 1 3 4 3 6 0 13-1 20-1 4 0 9 0 13 0 3 0 9 1 12 1 1 0 5 0 5-5 0-3-3-3-4-3-2-1-7-1-7-5s3-8 8-12c16-15 30-30 45-44 9 17 17 34 26 52 2 3 2 3 2 4s-4 4-12 5c-1 0-5 0-5 5 2 0 1 3 5 3s9-1 14-1c4 0 10 0 14 0s9 0 14 0c3 0 8 1 12 1 0 0 4 0 4-5 0-3-3-3-6-3-13 0-15-3-16-6-12-24-24-47-36-70z"><text:p/></draw:path><draw:path draw:style-name="gr180" draw:text-style-name="P67" svg:width="0.0283in" svg:height="0.1236in" svg:x="0.2677in" svg:y="0in" svg:viewBox="0 0 73 315" svg:d="M73 311c0-1 0-1-6-6-39-40-49-100-49-148 0-54 12-109 51-149 4-4 4-4 4-4 0-3-1-4-3-4-3 0-31 22-50 61-16 35-20 70-20 96 0 25 4 62 21 98 19 39 46 60 49 60 2 0 3-1 3-4z"><text:p/></draw:path><draw:path draw:style-name="gr180" draw:text-style-name="P67" svg:width="0.0657in" svg:height="0.0882in" svg:x="0.3075in" svg:y="0.0051in" svg:viewBox="0 0 168 225" svg:d="M152 110c6-26 6-43 6-47 0-12-1-63-35-63-26 0-47 33-47 58 0 30 30 45 53 53-8 28-13 46-23 67-4 9-20 40-38 40-21 0-23-17-23-25 0-9 2-18 4-25 1-8 3-15 6-24 1-5 3-11 3-15 2-6 4-12 4-17 0-19-14-29-29-29s-20 12-23 18c-6 11-10 29-10 30 0 4 3 4 4 4 2 0 3-1 5-7 5-23 12-38 23-38 5 0 9 3 9 14 0 8-4 25-7 36-1 6-3 17-5 23-3 10-5 17-5 26 0 30 23 36 43 36 34 0 67-50 83-108 4 0 13 3 15 3 1 0 3-1 3-4s-2-4-7-4c-3-1-6-2-9-2zM130 103c-15-5-45-17-45-45 0-20 16-51 38-51 7 0 16 5 16 37 0 20-5 41-9 59z"><text:p/></draw:path><draw:path draw:style-name="gr180" draw:text-style-name="P67" svg:width="0.0047in" svg:height="0.1236in" svg:x="0.3921in" svg:y="0in" svg:viewBox="0 0 13 315" svg:d="M13 12c0-7 0-12-7-12-6 0-6 5-6 12 0 97 0 194 0 291 0 6 0 12 6 12 7 0 7-6 7-12 0-97 0-194 0-291z"><text:p/></draw:path><draw:path draw:style-name="gr180" draw:text-style-name="P67" svg:width="0.0614in" svg:height="0.0559in" svg:x="0.4154in" svg:y="0.0386in" svg:viewBox="0 0 157 143" svg:d="M96 44c2-8 9-37 32-37 2 0 9 0 15 4-8 2-14 10-14 17 0 5 2 12 11 12 8 0 17-7 17-19 0-17-18-21-29-21-18 0-29 17-34 24-7-20-24-24-34-24-32 0-50 40-50 49 0 3 3 3 3 3 3 0 4-1 5-3 11-34 31-42 42-42 6 0 17 3 17 21 0 10-5 31-17 75-5 20-16 33-30 33-2 0-9 0-16-4 8-2 15-8 15-17s-7-11-12-11c-9 0-17 8-17 18 0 15 16 21 30 21 20 0 32-22 33-24 4 11 15 24 34 24 33 0 51-40 51-49 0-2-3-2-4-2-3 0-4 1-5 2-9 35-31 42-42 42-12 0-17-10-17-21 0-7 2-13 5-28 4-14 8-29 11-43z"><text:p/></draw:path><draw:path draw:style-name="gr180" draw:text-style-name="P67" svg:width="0.0283in" svg:height="0.1236in" svg:x="0.4902in" svg:y="0in" svg:viewBox="0 0 73 315" svg:d="M73 157c0-24-4-62-21-98-19-38-46-59-49-59-2 0-3 1-3 4l5 7c32 30 50 81 50 146 0 53-12 109-51 149-4 4-4 4-4 5 0 3 1 4 3 4 3 0 31-22 50-61 16-35 20-70 20-97z"><text:p/></draw:path></draw:g></draw:g></text:span><text:span text:style-name="T56"><text:s/>ve spojitém. LMS – Least Mean Square: Též metoda podmíněné strední hodnoty: Volíme </text:span><text:span text:style-name="T56"><draw:g text:anchor-type="as-char" svg:y="-0.1189in" draw:z-index="206" draw:name="Shape219" draw:style-name="gr178"><svg:title>TexMaths</svg:title><svg:desc>9§inline§\hat\vartheta  = \mathbb{E}(\Theta| X =x )§svg§600§FALSE§</svg:desc><draw:g draw:style-name="gr2"><draw:path draw:style-name="gr179" draw:text-style-name="P66" svg:width="0.8748in" svg:height="0.1366in" svg:x="0.0035in" svg:y="0.0063in" svg:viewBox="0 0 2223 348" svg:d="M1112 348c-371 0-741 0-1112 0 0-116 0-232 0-348 741 0 1482 0 2223 0 0 116 0 232 0 348-371 0-741 0-1111 0z"><text:p/></draw:path><draw:path draw:style-name="gr180" draw:text-style-name="P67" svg:width="0.0331in" svg:height="0.0189in" svg:x="0.0276in" svg:y="0in" svg:viewBox="0 0 85 49" svg:d="M42 0c-14 14-28 29-42 43 2 2 4 4 6 6 12-11 25-22 36-33 13 11 25 22 37 33 2-2 4-4 6-6-15-14-28-29-43-43z"><text:p/></draw:path><draw:path draw:style-name="gr180" draw:text-style-name="P67" svg:width="0.0657in" svg:height="0.0882in" svg:x="0.0004in" svg:y="0.0307in" svg:viewBox="0 0 168 225" svg:d="M153 110c6-26 6-43 6-47 0-12-2-63-35-63-26 0-47 33-47 58 0 30 30 45 52 53-7 28-12 46-23 68-3 9-19 39-38 39-21 0-23-16-23-25 0-8 3-18 4-25 2-8 4-15 7-24 1-5 2-11 3-15 2-6 3-12 3-17 0-19-14-29-29-29-14 0-20 12-23 18-6 11-10 29-10 30 0 4 4 4 4 4 3 0 3-1 6-7 5-23 12-38 22-38 6 0 10 3 10 14 0 8-4 25-7 36-1 6-4 16-5 23-3 10-5 17-5 27 0 29 22 35 42 35 34 0 68-49 84-108 4 0 13 3 15 3 0 0 2-1 2-4s-2-4-6-4c-3-1-6-2-9-2zM131 103c-16-5-46-17-46-45 0-20 17-51 38-51 8 0 17 5 17 37 0 20-5 41-9 59z"><text:p/></draw:path><draw:path draw:style-name="gr180" draw:text-style-name="P67" svg:width="0.0827in" svg:height="0.0287in" svg:x="0.1122in" svg:y="0.0724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776in" svg:height="0.0843in" svg:x="0.2382in" svg:y="0.0335in" svg:viewBox="0 0 198 215" svg:d="M78 110c7 0 23 0 34 7 15 10 17 26 17 29s0 8 5 8 5-5 5-10c0-29 0-58 0-86 0-5 0-9-5-9s-5 4-5 7c-2 40-35 42-51 43 0-23 0-44 0-67 0-21 6-21 14-21 4 0 10 0 14 0 43 0 64 21 67 44 0 2 0 7 5 7 6 0 6-5 6-11 0-13 0-28 0-41 0-9-1-10-11-10-54 0-108 0-162 0-6 0-11 0-11 5 0 6 6 6 9 6 18 0 19 2 19 18 0 52 0 105 0 158 0 15-1 17-17 17-6 0-11 0-11 6 0 5 5 5 11 5 56 0 112 0 168 0 5 0 9 0 10-4 3-18 9-53 9-54 0-3-3-6-5-6-5 0-4 3-6 5-2 8-5 21-29 35-16 10-32 13-49 13-6 0-12 0-17 0-8 0-14 0-14-20 0-26 0-50 0-74zM173 11c0 5 0 10 0 15-6-6-12-11-18-15 6 0 11 0 18 0zM111 103c5-2 11-7 18-13 0 8 0 17 0 26-8-8-12-9-18-13zM40 28c0-4 0-12-3-17 11 0 22 0 33 0-3 7-3 18-3 20 0 51 0 102 0 153 0 12 2 18 3 20-11 0-22 0-33 0 3-4 3-12 3-16 0-54 0-107 0-160zM157 204c10-4 18-11 25-17 0 2-3 15-3 17-7 0-15 0-22 0z"><text:p/></draw:path><draw:path draw:style-name="gr180" draw:text-style-name="P67" svg:width="0.0283in" svg:height="0.1236in" svg:x="0.3319in" svg:y="0.0252in" svg:viewBox="0 0 73 315" svg:d="M73 311c0-1 0-1-6-6-39-41-49-100-49-148 0-54 12-109 50-148 5-5 5-5 5-5 0-3-1-4-3-4-3 0-32 22-50 61-16 35-20 70-20 96s3 62 21 98c19 39 46 60 49 60 2 0 3-1 3-4z"><text:p/></draw:path><draw:path draw:style-name="gr180" draw:text-style-name="P67" svg:width="0.0827in" svg:height="0.0894in" svg:x="0.3748in" svg:y="0.0307in" svg:viewBox="0 0 211 228" svg:d="M211 115c0-64-48-115-106-115-56 0-105 50-105 115s49 113 105 113c58 0 106-49 106-113zM105 221c-31 0-74-26-74-106 0-81 44-108 74-108 32 0 75 29 75 108 0 81-45 106-75 106zM162 92c-3 0-5 0-8 0 0 3 0 7 0 11-33 0-65 0-97 0 0-4 0-8 0-11-3 0-6 0-8 0 0 14 0 29 0 45 2 0 5 0 8 0 0-4 0-7 0-10 32 0 64 0 97 0 0 3 0 6 0 10 3 0 5 0 8 0 0-16 0-31 0-45z"><text:p/></draw:path><draw:path draw:style-name="gr180" draw:text-style-name="P67" svg:width="0.0047in" svg:height="0.1236in" svg:x="0.4791in" svg:y="0.0252in" svg:viewBox="0 0 13 315" svg:d="M13 12c0-7 0-12-6-12-7 0-7 5-7 12 0 97 0 194 0 291 0 6 0 12 7 12 6 0 6-6 6-12 0-97 0-194 0-291z"><text:p/></draw:path><draw:path draw:style-name="gr180" draw:text-style-name="P67" svg:width="0.102in" svg:height="0.0839in" svg:x="0.5024in" svg:y="0.0335in" svg:viewBox="0 0 260 214" svg:d="M145 85c-9-20-18-42-27-63-1-2-1-2-2-3 0-2 5-8 19-10 4 0 6 0 6-5 0-4-3-4-4-4-14 0-27 1-40 1-8 0-28-1-36-1-2 0-5 0-5 6 0 3 2 3 7 3 19 0 21 4 23 11 13 29 26 58 38 88-22 23-44 47-66 71-2 1-3 2-5 4-15 17-31 20-47 21-3 1-6 1-6 7 0 0 0 3 4 3 9 0 19-1 29-1 12 0 25 1 36 1 2 0 6 0 6-6 0-3-3-4-4-4-3 0-13-1-13-9 0-4 5-10 9-13 10-12 21-24 32-34 10-11 19-22 29-32 11 25 20 50 31 76 2 3 2 3 2 4 0 3-6 7-18 8-4 1-6 1-6 7 0 3 2 3 4 3 9 0 31-1 40-1 8 0 27 1 35 1 3 0 6 0 6-6 0-4-3-4-6-4-21 0-22-1-27-12-12-30-33-79-41-98 22-22 55-60 65-69 9-7 21-14 41-16 3 0 6 0 6-6-1-1 0-3-4-3-9 0-19 1-29 1-12 0-25-1-35-1-2 0-7 0-7 6 0 2 2 3 4 3 3 1 13 2 13 10 0 4-4 9-6 12-17 18-34 36-51 54z"><text:p/></draw:path><draw:path draw:style-name="gr180" draw:text-style-name="P67" svg:width="0.0827in" svg:height="0.0287in" svg:x="0.6531in" svg:y="0.0724in" svg:viewBox="0 0 211 74" svg:d="M200 13c4 0 11 0 11-7 0-6-7-6-11-6-63 0-126 0-189 0-5 0-11 0-11 6 0 7 6 7 11 7 63 0 126 0 189 0zM200 74c4 0 11 0 11-7 0-6-7-6-11-6-63 0-126 0-189 0-5 0-11 0-11 6 0 7 6 7 11 7 63 0 126 0 189 0z"><text:p/></draw:path><draw:path draw:style-name="gr180" draw:text-style-name="P67" svg:width="0.0614in" svg:height="0.0559in" svg:x="0.7815in" svg:y="0.0634in" svg:viewBox="0 0 157 143" svg:d="M96 44c2-8 9-37 32-37 1 0 9 0 15 4-9 2-15 10-15 17 0 5 3 12 12 12 7 0 17-7 17-19 0-17-18-21-29-21-18 0-30 17-34 24-8-20-25-24-34-24-32 0-50 40-50 49 0 3 3 3 3 3 3 0 4-1 4-3 11-34 32-42 42-42 7 0 17 3 17 21 0 10-5 31-17 75-4 20-16 33-29 33-2 0-9 0-17-4 9-2 16-8 16-17s-7-12-12-12c-10 0-17 9-17 19 0 15 15 21 30 21 20 0 31-22 33-24 4 11 14 24 33 24 34 0 52-40 52-49 0-3-3-3-5-3-3 0-3 2-4 3-10 35-32 42-42 42-12 0-17-10-17-21 0-7 2-13 5-28 4-14 8-29 11-43z"><text:p/></draw:path><draw:path draw:style-name="gr180" draw:text-style-name="P67" svg:width="0.0287in" svg:height="0.1236in" svg:x="0.8559in" svg:y="0.0252in" svg:viewBox="0 0 74 315" svg:d="M74 157c0-24-4-62-21-98-19-38-47-59-49-59s-4 2-4 4l6 7c31 30 49 81 49 146 0 54-12 109-51 149-4 4-4 4-4 5 0 2 2 4 4 4s31-22 50-62c16-34 20-69 20-96z"><text:p/></draw:path></draw:g></draw:g></text:span><text:span text:style-name="T56">. Př.: Bayes. klasifikátor spamů: 1.vytvoríme seznam podezrelých slov (money, win, pharmacy, . . . ) 2. N.v. </text:span><text:span text:style-name="T56"><draw:g text:anchor-type="as-char" svg:y="-0.0846in" draw:z-index="207" draw:name="Shape220" draw:style-name="gr178"><svg:title>TexMaths</svg:title><svg:desc>9§inline§X_i§svg§600§FALSE§</svg:desc><draw:g draw:style-name="gr2"><draw:path draw:style-name="gr179" draw:text-style-name="P66" svg:width="0.1201in" svg:height="0.0909in" svg:x="0.0035in" svg:y="0.0063in" svg:viewBox="0 0 306 232" svg:d="M0 0c102 0 204 0 306 0 0 78 0 155 0 232-102 0-204 0-306 0 0-77 0-154 0-232z"><text:p/></draw:path><draw:path draw:style-name="gr180" draw:text-style-name="P67" svg:width="0.102in" svg:height="0.0843in" svg:x="0.0004in" svg:y="0in" svg:viewBox="0 0 260 215" svg:d="M145 86c-9-21-18-42-27-63-1-2-1-2-1-4s6-8 19-9c3 0 6-1 6-6 0-4-4-4-5-4-12 0-26 1-39 1-9 0-28-1-36-1-1 0-6 0-6 6 0 4 4 4 8 4 19 0 21 3 24 10 11 29 24 59 37 88-23 24-46 47-67 71-1 2-3 3-4 4-16 17-31 21-47 22-3 1-7 1-7 6 0 1 0 4 5 4 9 0 19-1 29-1 12 0 25 1 36 1 1 0 5 0 5-6 0-3-3-4-4-4-2 0-12-1-12-10 0-4 5-10 9-13 10-11 21-23 31-35 9-10 19-20 29-30 10 25 21 50 32 75 2 3 2 3 2 4 0 3-7 8-18 9-4 1-7 1-7 6 0 4 4 4 5 4 9 0 30-1 39-1 8 0 27 1 35 1 2 0 6 0 6-6 0-4-3-4-6-4-21 0-22-1-27-13-12-30-33-78-40-97 21-23 54-60 64-69 9-8 21-15 40-16 4 0 7 0 7-6-1-1 0-4-3-4-10 0-21 1-30 1-12 0-25-1-35-1-2 0-7 0-7 6 0 2 2 4 4 4 3 0 12 1 12 10 0 4-3 8-5 11-17 18-33 36-51 55z"><text:p/></draw:path><draw:path draw:style-name="gr180" draw:text-style-name="P67" svg:width="0.026in" svg:height="0.0579in" svg:x="0.1043in" svg:y="0.0457in" svg:viewBox="0 0 67 148" svg:d="M61 8c0-3-2-8-9-8-6 0-12 5-12 13 0 3 2 8 9 8 6 0 12-7 12-13zM16 121c-1 3-2 6-2 9 0 10 9 18 21 18 22 0 32-30 32-32 0-4-3-4-4-4-2 0-3 2-4 4-5 17-15 26-24 26-3 0-5-3-5-7 0-5 2-9 3-14 3-6 5-12 8-18 1-5 10-25 10-28 1-2 2-5 2-7 0-10-9-18-21-18-22 0-32 30-32 33s3 3 4 3c2 0 3-1 3-4 7-19 16-27 25-27 2 0 5 2 5 8s-2 8-7 22c-5 12-9 23-14 36z"><text:p/></draw:path></draw:g></draw:g></text:span><text:span text:style-name="T56"><text:s/>popisuje, zda email obsahuje podezřelé slovo </text:span><text:span text:style-name="T56"><draw:g text:anchor-type="as-char" svg:y="-0.0547in" draw:z-index="208" draw:name="Shape221" draw:style-name="gr178"><svg:title>TexMaths</svg:title><svg:desc>9§inline§w_i§svg§600§FALSE§</svg:desc><draw:g draw:style-name="gr2"><draw:path draw:style-name="gr179" draw:text-style-name="P66" svg:width="0.1063in" svg:height="0.0606in" svg:x="0.0035in" svg:y="0.0067in" svg:viewBox="0 0 271 155" svg:d="M136 155c-46 0-91 0-136 0 0-51 0-103 0-155 90 0 180 0 271 0 0 52 0 104 0 155-45 0-91 0-135 0z"><text:p/></draw:path><draw:path draw:style-name="gr180" draw:text-style-name="P67" svg:width="0.0815in" svg:height="0.0555in" svg:x="0.0004in" svg:y="0in" svg:viewBox="0 0 208 142" svg:d="M137 32c2-6 5-18 5-20 0-6-5-8-9-8s-9 2-12 9c-1 1-15 62-18 70-2 10-3 15-3 20 0 3 0 4 0 6-7 16-16 26-29 26-25 0-25-24-25-29 0-9 2-22 16-60 4-9 6-14 6-20 0-14-10-26-26-26-30 0-42 46-42 49s4 3 5 3c2 0 2-1 4-6 9-29 21-39 33-39 2 0 7 0 7 10 0 8-4 17-6 23-13 36-18 51-18 63 0 27 22 39 45 39 6 0 21 0 34-23 8 21 30 23 39 23 23 0 37-20 45-38 10-25 20-67 20-82 0-18-8-22-13-22-8 0-16 8-16 15 0 5 1 7 5 8 3 4 11 12 11 27 0 11-9 42-17 57-8 17-18 28-35 28-14 0-23-9-23-27 0-8 3-18 4-23 4-18 9-36 13-53z"><text:p/></draw:path><draw:path draw:style-name="gr180" draw:text-style-name="P67" svg:width="0.026in" svg:height="0.0575in" svg:x="0.0902in" svg:y="0.0161in" svg:viewBox="0 0 67 147" svg:d="M60 8c0-4-2-8-8-8s-12 5-12 12c0 4 2 9 9 9 6 0 11-7 11-13zM15 119c-1 3-1 6-1 9 0 11 9 19 21 19 22 0 32-30 32-34 0-3-3-3-4-3-3 0-3 2-4 4-5 18-15 27-24 27-4 0-5-3-5-8s2-9 3-14c2-6 5-12 8-17 1-5 10-25 10-27 1-2 1-5 1-8 0-10-8-18-20-18-22 0-32 30-32 34 0 2 3 2 4 2 2 0 2-1 3-3 6-19 16-27 24-27 3 0 5 2 5 8 0 4-1 8-6 21-5 12-10 24-15 35z"><text:p/></draw:path></draw:g></draw:g></text:span><text:span text:style-name="T56">. 3. N.v. </text:span><text:span text:style-name="T56"><draw:g text:anchor-type="as-char" svg:y="-0.0902in" draw:z-index="209" draw:name="Shape222" draw:style-name="gr178"><svg:title>TexMaths</svg:title><svg:desc>9§inline§ \Theta§svg§600§FALSE§</svg:desc><draw:g draw:style-name="gr2"><draw:path draw:style-name="gr179" draw:text-style-name="P66" svg:width="0.0764in" svg:height="0.0768in" svg:x="0in" svg:y="0.0063in" svg:viewBox="0 0 195 196" svg:d="M0 0c65 0 130 0 195 0 0 65 0 131 0 196-65 0-130 0-195 0 0-65 0-131 0-196z"><text:p/></draw:path><draw:path draw:style-name="gr180" draw:text-style-name="P67" svg:width="0.0819in" svg:height="0.0898in" svg:x="0.0008in" svg:y="0in" svg:viewBox="0 0 209 229" svg:d="M209 115c0-64-47-115-104-115s-105 50-105 115c0 64 48 114 105 114s104-51 104-114zM105 221c-32 0-75-26-75-106 0-81 44-108 75-108s74 29 74 108c0 80-45 106-74 106zM161 91c-3 0-6 0-9 0 0 4 0 8 0 11-32 0-64 0-96 0 0-3 0-7 0-11-3 0-5 0-8 0 0 16 0 31 0 46 3 0 5 0 8 0 0-3 0-7 0-11 32 0 64 0 96 0 0 4 0 8 0 11 3 0 6 0 9 0 0-15 0-30 0-46z"><text:p/></draw:path></draw:g></draw:g></text:span><text:span text:style-name="T56"><text:s/>popisuje, zda email je spam <text:s/></text:span><text:span text:style-name="T56"><draw:g text:anchor-type="as-char" svg:y="-0.0902in" draw:z-index="210" draw:name="Shape223" draw:style-name="gr178"><svg:title>TexMaths</svg:title><svg:desc>9§inline§\Theta= 1§svg§600§FALSE§</svg:desc><draw:g draw:style-name="gr2"><draw:path draw:style-name="gr179" draw:text-style-name="P66" svg:width="0.3012in" svg:height="0.0772in" svg:x="0.0004in" svg:y="0.0063in" svg:viewBox="0 0 766 197" svg:d="M0 0c256 0 511 0 766 0 0 66 0 131 0 197-255 0-510 0-766 0 0-66 0-131 0-197z"><text:p/></draw:path><draw:path draw:style-name="gr180" draw:text-style-name="P67" svg:width="0.0823in" svg:height="0.0898in" svg:x="0.0012in" svg:y="0in" svg:viewBox="0 0 210 229" svg:d="M210 116c0-65-48-116-106-116-56 0-104 51-104 116 0 64 49 113 104 113 58 0 106-50 106-113zM105 222c-31 0-74-27-74-106 0-82 43-109 73-109 33 0 75 29 75 109s-44 106-74 106zM161 92c-3 0-5 0-8 0 0 4 0 7 0 11-32 0-65 0-97 0 0-4 0-7 0-11-3 0-5 0-7 0 0 15 0 30 0 45 2 0 4 0 7 0 0-3 0-7 0-11 32 0 65 0 97 0 0 4 0 8 0 11 3 0 5 0 8 0 0-15 0-30 0-45z"><text:p/></draw:path><draw:path draw:style-name="gr180" draw:text-style-name="P67" svg:width="0.0827in" svg:height="0.0287in" svg:x="0.1323in" svg:y="0.042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406in" svg:height="0.0819in" svg:x="0.2673in" svg:y="0.0047in" svg:viewBox="0 0 104 209" svg:d="M65 8c0-8 0-8-7-8-20 20-48 20-58 20 0 3 0 6 0 10 6 0 25 0 41-8 0 54 0 109 0 163 0 11 0 15-28 15-4 0-8 0-11 0 0 3 0 6 0 9 12 0 39 0 51 0 13 0 41 0 51 0 0-3 0-6 0-9-3 0-6 0-9 0-29 0-30-3-30-15 0-59 0-118 0-177z"><text:p/></draw:path></draw:g></draw:g></text:span><text:span text:style-name="T56"><text:s/>nebo ne </text:span><text:span text:style-name="T56"><draw:g text:anchor-type="as-char" svg:y="-0.0902in" draw:z-index="211" draw:name="Shape224" draw:style-name="gr178"><svg:title>TexMaths</svg:title><svg:desc>9§inline§\Theta = 0§svg§600§FALSE§</svg:desc><draw:g draw:style-name="gr2"><draw:path draw:style-name="gr179" draw:text-style-name="P66" svg:width="0.3067in" svg:height="0.0772in" svg:x="0.0004in" svg:y="0.0063in" svg:viewBox="0 0 780 197" svg:d="M0 0c260 0 519 0 780 0 0 66 0 131 0 197-261 0-520 0-780 0 0-66 0-131 0-197z"><text:p/></draw:path><draw:path draw:style-name="gr180" draw:text-style-name="P67" svg:width="0.0823in" svg:height="0.0898in" svg:x="0.0012in" svg:y="0in" svg:viewBox="0 0 210 229" svg:d="M210 116c0-65-48-116-106-116-56 0-104 51-104 116 0 64 49 113 104 113 58 0 106-50 106-113zM105 222c-31 0-74-27-74-106 0-82 44-109 73-109 33 0 75 29 75 109s-44 106-74 106zM161 92c-3 0-5 0-8 0 0 4 0 7 0 11-32 0-64 0-96 0 0-4 0-7 0-11-3 0-6 0-8 0 0 15 0 30 0 45 2 0 5 0 8 0 0-3 0-7 0-11 32 0 64 0 96 0 0 4 0 8 0 11 3 0 5 0 8 0 0-15 0-30 0-45z"><text:p/></draw:path><draw:path draw:style-name="gr180" draw:text-style-name="P67" svg:width="0.0827in" svg:height="0.0287in" svg:x="0.1323in" svg:y="0.0429in" svg:viewBox="0 0 211 74" svg:d="M200 13c4 0 11 0 11-7 0-6-7-6-11-6-63 0-126 0-189 0-5 0-11 0-11 6 0 7 6 7 11 7 63 0 126 0 189 0zM200 74c4 0 11 0 11-6 0-7-7-7-11-7-63 0-126 0-189 0-5 0-11 0-11 7 0 6 6 6 11 6 63 0 126 0 189 0z"><text:p/></draw:path><draw:path draw:style-name="gr180" draw:text-style-name="P67" svg:width="0.052in" svg:height="0.085in" svg:x="0.2614in" svg:y="0.0047in" svg:viewBox="0 0 133 217" svg:d="M133 109c0-25-2-50-12-74-15-30-41-35-54-35-19 0-42 8-55 37-10 23-12 47-12 72 0 23 2 52 14 76 14 25 37 32 53 32 17 0 41-7 55-37 9-22 11-46 11-71zM67 209c-13 0-32-7-37-37-4-19-4-48-4-66 0-21 0-42 3-59 6-37 30-41 38-41 10 0 31 7 37 37 3 18 3 43 3 63 0 22 0 44-3 64-5 30-23 39-37 39z"><text:p/></draw:path></draw:g></draw:g></text:span><text:span text:style-name="T56">. 4. Z pˇredchozích email°u získáme odhady </text:span><text:span text:style-name="T56"><draw:g text:anchor-type="as-char" svg:y="-0.0543in" draw:z-index="212" draw:name="Shape225" draw:style-name="gr178"><svg:title>TexMaths</svg:title><svg:desc>9§inline§p_{X|\Theta}§svg§600§FALSE§</svg:desc><draw:g draw:style-name="gr2"><draw:path draw:style-name="gr179" draw:text-style-name="P66" svg:width="0.2406in" svg:height="0.085in" svg:x="0.0063in" svg:y="0.0067in" svg:viewBox="0 0 612 217" svg:d="M0 0c204 0 408 0 612 0 0 73 0 145 0 217-204 0-408 0-612 0 0-72 0-144 0-217z"><text:p/></draw:path><draw:path draw:style-name="gr180" draw:text-style-name="P67" svg:width="0.0646in" svg:height="0.078in" svg:x="0in" svg:y="0in" svg:viewBox="0 0 165 199" svg:d="M24 176c-2 11-2 14-17 14-3 0-7 0-7 5 0 3 2 4 4 4 9 0 18-1 27-1 10 0 21 1 31 1 2 0 5 0 5-7 0-2-2-2-7-2-16 0-16-3-16-6s14-55 15-62c5 8 14 19 30 19 36 0 76-45 76-91 0-29-18-50-43-50-15 0-30 12-41 23-3-17-16-23-28-23-14 0-21 13-23 18-6 11-10 30-10 31 0 2 2 1 3 2 4 0 4 0 6-7 5-22 11-37 23-37 6 0 10 2 10 15 0 7-1 10-3 16-11 46-23 92-35 138zM80 40c2-8 11-17 16-21 11-10 20-12 25-12 13 0 21 11 21 30 0 18-11 54-16 66-11 22-26 32-38 32-21 0-24-25-24-27 0-1 0-2 1-6 5-20 10-41 15-62z"><text:p/></draw:path><draw:path draw:style-name="gr180" draw:text-style-name="P67" svg:width="0.0764in" svg:height="0.0583in" svg:x="0.0709in" svg:y="0.0181in" svg:viewBox="0 0 195 149" svg:d="M111 66c8-8 15-15 22-21 28-28 37-36 57-38 2 0 5 0 5-4 0-3-3-3-4-3-6 0-13 1-20 1-6 0-20-1-25-1-2 0-5 0-5 4 1 1 0 3 4 3 2 1 7 1 7 6 0 3-4 7-5 9-2 1-30 29-38 37-7-14-16-28-23-43-1-1-1-3-1-3 0-1 4-5 12-6 1 0 5 0 5-4-2-1-1-3-5-3s-10 0-14 0c-5 0-10 1-15 1-3 0-9 0-12-1-5 0-9 0-13 0-1 0-4 0-4 4 0 3 2 3 6 3 13 0 14 3 16 7 11 20 21 40 32 61-5 3-8 8-13 12-4 4-14 14-19 18-27 26-36 35-56 36-2 0-5 0-5 5 0 0 1 3 3 3 7 0 14-1 20-1 4 0 10 0 14 0 3 0 9 1 12 1 1 0 5 0 5-4s-3-4-5-4c-1 0-6-1-6-5s3-7 7-11c16-14 30-29 45-43 9 17 18 34 27 51 1 2 0 2 1 3 0 1-3 4-12 5-1 0-4 0-4 5 0 0 0 3 4 3s10-1 15-1c4 0 9 0 14 0 4 0 9 0 13 0 3 0 8 1 12 1 1 0 5 0 5-5 0-3-4-3-7-3-13 0-14-3-16-6-12-23-24-46-36-69z"><text:p/></draw:path><draw:path draw:style-name="gr180" draw:text-style-name="P67" svg:width="0.0039in" svg:height="0.0858in" svg:x="0.1665in" svg:y="0.0122in" svg:viewBox="0 0 11 219" svg:d="M11 9c0-4 0-9-5-9-6 0-6 5-6 9 0 67 0 134 0 201 0 4 0 9 5 9 6 0 6-5 6-9 0-67 0-134 0-201z"><text:p/></draw:path><draw:path draw:style-name="gr180" draw:text-style-name="P67" svg:width="0.0638in" svg:height="0.0618in" svg:x="0.1898in" svg:y="0.0161in" svg:viewBox="0 0 163 158" svg:d="M163 80c0-44-36-80-81-80-46 0-82 36-82 80 0 43 36 78 82 78 45 0 81-35 81-78zM82 151c-27 0-60-20-60-71 0-52 32-75 60-75 27 0 58 23 58 75 0 51-32 71-58 71zM127 62c-3 0-6 0-7 0 0 3 0 5 0 8-26 0-51 0-76 0 0-3 0-5 0-8-3 0-5 0-8 0 0 11 0 22 0 33 3 0 5 0 8 0 0-2 0-5 0-7 25 0 50 0 76 0 0 2 0 5 0 7 1 0 4 0 7 0 0-11 0-22 0-33z"><text:p/></draw:path></draw:g></draw:g></text:span><text:span text:style-name="T56"><text:s/>a </text:span><text:span text:style-name="T56"><draw:g text:anchor-type="as-char" svg:y="-0.0535in" draw:z-index="213" draw:name="Shape226" draw:style-name="gr178"><svg:title>TexMaths</svg:title><svg:desc>9§inline§p_{\Theta}§svg§600§FALSE§</svg:desc><draw:g draw:style-name="gr2"><draw:path draw:style-name="gr179" draw:text-style-name="P66" svg:width="0.1236in" svg:height="0.0654in" svg:x="0.0071in" svg:y="0.0071in" svg:viewBox="0 0 315 167" svg:d="M158 167c-53 0-106 0-158 0 0-56 0-111 0-167 105 0 211 0 315 0 0 56 0 111 0 167-52 0-104 0-157 0z"><text:p/></draw:path><draw:path draw:style-name="gr180" draw:text-style-name="P67" svg:width="0.0646in" svg:height="0.078in" svg:x="0.0004in" svg:y="0.0004in" svg:viewBox="0 0 165 199" svg:d="M24 177c-2 10-2 12-17 12-3 0-7 0-7 6 0 2 2 4 5 4 8 0 17-1 26-1 11 0 21 1 31 1 2 0 6 0 6-6 0-4-3-4-7-4-17 0-17-2-17-5 0-4 14-55 16-63 4 10 13 21 29 21 37 0 76-45 76-92 0-29-18-50-41-50-16 0-32 12-42 23-3-16-17-23-29-23-14 0-20 13-23 18-6 11-10 29-10 30 0 4 3 4 4 4 3 0 3-1 5-7 5-23 12-38 23-38 6 0 10 3 10 15 0 7-1 10-2 16-12 46-24 92-36 139zM80 41c2-9 11-18 17-22 11-10 20-12 26-12 13 0 20 11 20 30 0 18-11 54-16 66-11 22-27 31-38 31-21 0-25-25-25-26s0-1 1-6c5-20 10-41 15-61z"><text:p/></draw:path><draw:path draw:style-name="gr180" draw:text-style-name="P67" svg:width="0.0642in" svg:height="0.0618in" svg:x="0.0732in" svg:y="0.013in" svg:viewBox="0 0 164 158" svg:d="M164 81c0-44-37-81-83-81-45 0-81 37-81 81 0 42 35 77 81 77s83-35 83-77zM81 151c-26 0-58-20-58-71 0-52 30-74 58-74 27 0 60 23 60 74s-33 71-60 71zM127 63c-2 0-5 0-8 0 0 2 0 4 0 7-25 0-50 0-76 0 0-3 0-5 0-7-2 0-4 0-7 0 0 10 0 21 0 33 3 0 5 0 7 0 0-3 0-6 0-8 26 0 51 0 76 0 0 2 0 5 0 8 3 0 6 0 8 0 0-12 0-23 0-33z"><text:p/></draw:path></draw:g></draw:g></text:span><text:span text:style-name="T56">. Použijeme Bayesovu vetu na výpocet </text:span><text:span text:style-name="T56"><draw:g text:anchor-type="as-char" svg:y="-0.0543in" draw:z-index="214" draw:name="Shape227" draw:style-name="gr178"><svg:title>TexMaths</svg:title><svg:desc>9§inline§p_{X|\Theta}§svg§600§FALSE§</svg:desc><draw:g draw:style-name="gr2"><draw:path draw:style-name="gr179" draw:text-style-name="P66" svg:width="0.2406in" svg:height="0.085in" svg:x="0.0063in" svg:y="0.0067in" svg:viewBox="0 0 612 217" svg:d="M0 0c204 0 408 0 612 0 0 73 0 145 0 217-204 0-408 0-612 0 0-72 0-144 0-217z"><text:p/></draw:path><draw:path draw:style-name="gr180" draw:text-style-name="P67" svg:width="0.0646in" svg:height="0.078in" svg:x="0in" svg:y="0in" svg:viewBox="0 0 165 199" svg:d="M24 176c-2 11-2 14-17 14-3 0-7 0-7 5 0 3 2 4 4 4 9 0 18-1 27-1 10 0 21 1 31 1 2 0 5 0 5-7 0-2-2-2-7-2-16 0-16-3-16-6s14-55 15-62c5 8 14 19 30 19 36 0 76-45 76-91 0-29-18-50-43-50-15 0-30 12-41 23-3-17-16-23-28-23-14 0-21 13-23 18-6 11-10 30-10 31 0 2 2 1 3 2 4 0 4 0 6-7 5-22 11-37 23-37 6 0 10 2 10 15 0 7-1 10-3 16-11 46-23 92-35 138zM80 40c2-8 11-17 16-21 11-10 20-12 25-12 13 0 21 11 21 30 0 18-11 54-16 66-11 22-26 32-38 32-21 0-24-25-24-27 0-1 0-2 1-6 5-20 10-41 15-62z"><text:p/></draw:path><draw:path draw:style-name="gr180" draw:text-style-name="P67" svg:width="0.0764in" svg:height="0.0583in" svg:x="0.0709in" svg:y="0.0181in" svg:viewBox="0 0 195 149" svg:d="M111 66c8-8 15-15 22-21 28-28 37-36 57-38 2 0 5 0 5-4 0-3-3-3-4-3-6 0-13 1-20 1-6 0-20-1-25-1-2 0-5 0-5 4 1 1 0 3 4 3 2 1 7 1 7 6 0 3-4 7-5 9-2 1-30 29-38 37-7-14-16-28-23-43-1-1-1-3-1-3 0-1 4-5 12-6 1 0 5 0 5-4-2-1-1-3-5-3s-10 0-14 0c-5 0-10 1-15 1-3 0-9 0-12-1-5 0-9 0-13 0-1 0-4 0-4 4 0 3 2 3 6 3 13 0 14 3 16 7 11 20 21 40 32 61-5 3-8 8-13 12-4 4-14 14-19 18-27 26-36 35-56 36-2 0-5 0-5 5 0 0 1 3 3 3 7 0 14-1 20-1 4 0 10 0 14 0 3 0 9 1 12 1 1 0 5 0 5-4s-3-4-5-4c-1 0-6-1-6-5s3-7 7-11c16-14 30-29 45-43 9 17 18 34 27 51 1 2 0 2 1 3 0 1-3 4-12 5-1 0-4 0-4 5 0 0 0 3 4 3s10-1 15-1c4 0 9 0 14 0 4 0 9 0 13 0 3 0 8 1 12 1 1 0 5 0 5-5 0-3-4-3-7-3-13 0-14-3-16-6-12-23-24-46-36-69z"><text:p/></draw:path><draw:path draw:style-name="gr180" draw:text-style-name="P67" svg:width="0.0039in" svg:height="0.0858in" svg:x="0.1665in" svg:y="0.0122in" svg:viewBox="0 0 11 219" svg:d="M11 9c0-4 0-9-5-9-6 0-6 5-6 9 0 67 0 134 0 201 0 4 0 9 5 9 6 0 6-5 6-9 0-67 0-134 0-201z"><text:p/></draw:path><draw:path draw:style-name="gr180" draw:text-style-name="P67" svg:width="0.0638in" svg:height="0.0618in" svg:x="0.1898in" svg:y="0.0161in" svg:viewBox="0 0 163 158" svg:d="M163 80c0-44-36-80-81-80-46 0-82 36-82 80 0 43 36 78 82 78 45 0 81-35 81-78zM82 151c-27 0-60-20-60-71 0-52 32-75 60-75 27 0 58 23 58 75 0 51-32 71-58 71zM127 62c-3 0-6 0-7 0 0 3 0 5 0 8-26 0-51 0-76 0 0-3 0-5 0-8-3 0-5 0-8 0 0 11 0 22 0 33 3 0 5 0 8 0 0-2 0-5 0-7 25 0 50 0 76 0 0 2 0 5 0 7 1 0 4 0 7 0 0-11 0-22 0-33z"><text:p/></draw:path></draw:g></draw:g></text:span><text:span text:style-name="T56">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g text:anchor-type="as-char" svg:y="-0.1134in" draw:z-index="216" draw:name="Shape1" draw:style-name="gr178"><svg:title>TexMaths</svg:title><svg:desc>11§display§ cov(X,Y) = \mathbb{E}(XY) - \mathbb{E}(X) \mathbb{E}(Y) = \mathbb{E}\left[ (X-\mathbb{E}(X))(Y-\mathbb{E}(Y)) \right]§svg§600§FALSE§</svg:desc><draw:g draw:style-name="gr2"><draw:path draw:style-name="gr179" draw:text-style-name="P66" svg:width="3.448in" svg:height="0.1358in" svg:x="0.0016in" svg:y="0.0071in" svg:viewBox="0 0 8759 346" svg:d="M4380 346c-1460 0-2920 0-4380 0 0-116 0-230 0-346 2919 0 5839 0 8759 0 0 116 0 230 0 346-1460 0-2920 0-4379 0z"><text:p/></draw:path><draw:path draw:style-name="gr180" draw:text-style-name="P67" svg:width="0.0484in" svg:height="0.0685in" svg:x="0.0004in" svg:y="0.0453in" svg:viewBox="0 0 124 175" svg:d="M112 24c-4 0-9 0-13 6-6 5-6 12-6 15 0 9 6 13 13 13 9 0 17-10 17-25 0-19-15-33-38-33-43 0-85 55-85 110 0 34 18 65 52 65 45 0 72-41 72-45 0-2-3-6-4-6-2 0-2 2-4 5-25 37-61 37-64 37-20 0-28-18-28-42 0-15 6-52 17-77 10-22 28-38 44-38 12 0 23 4 27 15z"><text:p/></draw:path><draw:path draw:style-name="gr180" draw:text-style-name="P67" svg:width="0.0531in" svg:height="0.0685in" svg:x="0.0547in" svg:y="0.0453in" svg:viewBox="0 0 136 175" svg:d="M136 65c0-40-21-65-51-65-42 0-85 55-85 110 0 38 21 65 51 65 42 0 85-53 85-110zM51 166c-14 0-27-12-27-42 0-18 8-60 18-80 16-30 34-35 43-35 18 0 27 19 27 42 0 14-5 55-18 80-11 22-29 35-43 35z"><text:p/></draw:path><draw:path draw:style-name="gr180" draw:text-style-name="P67" svg:width="0.0547in" svg:height="0.0685in" svg:x="0.1142in" svg:y="0.0453in" svg:viewBox="0 0 140 175" svg:d="M140 28c0-21-8-28-14-28-8 0-16 10-16 19 0 5 1 7 6 12 5 8 10 17 10 31 0 16-19 104-57 104-15 0-24-13-24-33 0-22 10-49 19-82 2-6 5-11 5-19 0-18-11-32-27-32-30 0-42 56-42 59 0 5 2 5 3 5 4 0 4-1 6-8 9-38 23-47 32-47 3 0 8 0 8 12 0 10-4 20-5 27-14 44-18 62-18 80 0 40 28 47 43 47 52 0 71-128 71-147z"><text:p/></draw:path><draw:path draw:style-name="gr180" draw:text-style-name="P67" svg:width="0.0287in" svg:height="0.1512in" svg:x="0.1886in" svg:y="0in" svg:viewBox="0 0 74 385" svg:d="M74 381c0-1 0-1-5-8-40-49-50-122-50-180 0-67 12-135 51-182 4-5 4-5 4-7 0-3 0-4-3-4-2 0-32 26-50 76-16 42-21 85-21 117 0 29 3 76 21 120 20 47 48 72 50 72 3 0 3-1 3-4z"><text:p/></draw:path><draw:path draw:style-name="gr180" draw:text-style-name="P67" svg:width="0.1031in" svg:height="0.1028in" svg:x="0.2283in" svg:y="0.0098in" svg:viewBox="0 0 263 262" svg:d="M146 105c-9-27-18-52-27-77-1-4-1-4-2-5 0-2 6-10 19-11 4-1 7-1 7-8 0-4-4-4-5-4-12 0-27 1-40 1-8 0-28-1-36-1-2 0-6 0-6 8 0 4 3 4 8 4 19 0 20 3 24 12 12 37 24 72 38 108-24 29-45 57-68 86-2 2-3 3-4 4-16 21-31 27-47 28-5 1-7 1-7 8 0 1 0 4 3 4 11 0 21-1 31-1 11 0 24 1 36 1 2 0 5 0 5-8 0-3-2-4-3-4-3 0-13-1-13-12 0-6 5-12 8-17 11-13 22-27 33-40 10-14 19-27 29-39 11 31 21 62 32 91 2 5 2 5 2 6 0 3-7 10-18 11-4 1-7 1-7 8 0 4 3 4 5 4 9 0 30-1 40-1 8 0 27 1 35 1 3 0 7 0 7-8 0-4-4-4-6-4-22 0-22-1-28-17-12-35-34-94-41-117 22-28 56-74 66-85 9-9 21-18 40-19 4-1 7-1 7-8 0-1 0-4-4-4-10 0-20 1-30 1-12 0-24-1-36-1-1 0-6 0-6 8 0 2 2 3 4 4 2 0 12 1 12 11 0 6-3 11-5 14-17 22-34 44-52 68z"><text:p/></draw:path><draw:path draw:style-name="gr180" draw:text-style-name="P67" svg:width="0.0142in" svg:height="0.0453in" svg:x="0.3429in" svg:y="0.0972in" svg:viewBox="0 0 37 116" svg:d="M37 41c0-26-8-41-20-41-10 0-17 10-17 21 0 10 7 20 17 20 4 0 8-1 11-5 1-1 1-1 1-1 1 0 1 0 1 6 0 28-11 51-22 64-3 4-3 5-3 6 0 2 2 5 3 5 4 0 29-30 29-75z"><text:p/></draw:path><draw:path draw:style-name="gr180" draw:text-style-name="P67" svg:width="0.0909in" svg:height="0.1028in" svg:x="0.3925in" svg:y="0.0098in" svg:viewBox="0 0 232 262" svg:d="M179 44c2-2 3-3 4-5 10-13 22-26 42-27 4-1 7-1 7-8 0-3-2-4-4-4-8 0-17 1-26 1-11 0-22-1-32-1-2 0-6 0-6 7 0 4 3 5 5 5s11 0 11 9c0 7-7 16-8 18-25 34-51 68-75 103-12-39-23-76-34-114-3-6-2-5-3-7 0-9 16-9 19-9 4 0 9 0 9-8 0-4-5-4-6-4-9 0-31 1-40 1-8 0-28-1-35-1-2 0-7 0-7 8 0 4 2 4 7 4 19 0 21 3 24 12 13 43 26 85 39 128 0 1 1 5 1 7 0 1-13 61-14 69-4 21-4 22-30 22-6 0-9 0-9 8 0 4 3 4 5 4 9 0 31-1 40-1s31 1 40 1c4 0 7 0 7-8 0-4-3-4-9-4-1 0-7 0-12 0-7-1-9-2-9-7 0-2 3-16 4-24 4-18 8-36 12-54 1-6 2-8 4-11 26-37 53-74 79-110z"><text:p/></draw:path><draw:path draw:style-name="gr180" draw:text-style-name="P67" svg:width="0.0287in" svg:height="0.1512in" svg:x="0.4961in" svg:y="0in" svg:viewBox="0 0 74 385" svg:d="M74 193c0-30-3-76-21-120-19-48-46-73-51-73-1 0-2 2-2 4s0 2 7 9c30 38 48 99 48 180 0 65-11 133-52 181-3 6-3 6-3 7 0 2 1 4 2 4 5 0 33-26 52-76 16-41 20-84 20-116z"><text:p/></draw:path><draw:path draw:style-name="gr180" draw:text-style-name="P67" svg:width="0.0827in" svg:height="0.0354in" svg:x="0.5795in" svg:y="0.0571in" svg:viewBox="0 0 211 91" svg:d="M202 17c4 0 9-2 9-9 0-8-5-8-9-8-64 0-128 0-192 0-4 0-10 0-10 8 0 7 6 9 11 9 63 0 127 0 191 0zM202 91c4 0 9 0 9-7 0-9-5-9-9-9-64 0-128 0-191 0-5 0-11 0-11 9 0 7 6 7 10 7 64 0 128 0 192 0z"><text:p/></draw:path><draw:path draw:style-name="gr180" draw:text-style-name="P67" svg:width="0.0783in" svg:height="0.1031in" svg:x="0.7071in" svg:y="0.0098in" svg:viewBox="0 0 200 263" svg:d="M78 134c9 0 24 0 34 9 16 12 17 33 17 35 1 6 1 10 6 10 6 0 6-5 6-12 0-35 0-70 0-104 0-7 0-13-6-13-5 0-6 6-6 9-2 50-35 52-51 53 0-27 0-54 0-81s6-27 14-27c5 0 10 0 15 0 43 0 65 27 66 54 0 2 1 9 6 9s5-7 5-13c0-17 0-33 0-50 0-12 0-13-10-13-54 0-109 0-163 0-5 0-11 0-11 7 0 6 7 6 8 6 18 0 20 4 20 22 0 64 0 129 0 193 0 18-1 22-18 22-4 0-10 0-10 7 0 6 6 6 11 6 56 0 113 0 169 0 7 0 9 0 10-5 1 0 10-64 10-65 0-5-3-8-6-8-4 0-4 3-6 5-1 10-5 26-28 42-16 12-33 18-50 18-7 0-12 0-18 0-8 0-14 0-14-26 0-30 0-60 0-90zM173 13c0 7 0 12 0 19-5-8-11-13-18-19 7 0 12 0 18 0zM111 127c5-3 13-9 18-17 0 10 0 21 0 32-8-10-12-11-18-15zM39 35c0-5 0-14-3-22 12 0 23 0 35 0-4 9-4 22-4 26 0 61 0 124 0 186 0 14 2 22 4 25-12 0-23 0-35 0 3-7 3-17 3-21 0-64 0-129 0-194zM158 250c10-7 20-14 25-22 0 2-2 19-2 22-8 0-16 0-23 0z"><text:p/></draw:path><draw:path draw:style-name="gr180" draw:text-style-name="P67" svg:width="0.0287in" svg:height="0.1512in" svg:x="0.8016in" svg:y="0in" svg:viewBox="0 0 74 385" svg:d="M74 381c0-1 0-1-5-8-40-49-50-122-50-180 0-67 12-135 51-182 4-5 4-5 4-7 0-3-1-4-3-4s-32 26-51 76c-17 42-20 85-20 117 0 29 3 76 21 120 19 47 48 72 50 72s3-1 3-4z"><text:p/></draw:path><draw:path draw:style-name="gr180" draw:text-style-name="P67" svg:width="0.1031in" svg:height="0.1028in" svg:x="0.8409in" svg:y="0.0098in" svg:viewBox="0 0 263 262" svg:d="M146 105c-9-27-17-52-26-77-1-4-1-4-2-5 0-2 6-10 19-11 3-1 7-1 7-8 0-4-4-4-5-4-13 0-28 1-41 1-7 0-27-1-35-1-2 0-6 0-6 8 0 4 3 4 7 4 19 0 21 3 24 12 13 37 26 72 38 108-23 29-45 57-68 86-1 2-3 3-3 4-16 21-31 27-48 28-4 1-7 1-7 8 0 1 0 4 5 4 10 0 20-1 30-1 11 0 24 1 35 1 3 0 6 0 6-8 0-3-2-2-3-4-4 0-13-1-13-12 0-6 4-12 9-17 10-13 21-27 32-40 9-14 19-27 28-39 11 31 22 62 33 91 1 5 2 5 2 6 0 3-7 10-19 11-4 1-7 1-7 8 0 4 4 4 6 4 8 0 30-1 39-1s28 1 36 1c2 0 6 0 6-8 0-4-4-4-6-4-21 0-22-1-27-17-13-35-34-94-41-117 22-28 55-74 65-85 9-9 21-18 40-19 5-1 7-1 7-8 0-1 0-4-3-4-10 0-21 1-31 1-12 0-23-1-36-1-1 0-5 0-5 8 0 2 2 3 4 4 2 0 13 1 13 11 0 6-4 11-7 14-17 22-34 44-52 68z"><text:p/></draw:path><draw:path draw:style-name="gr180" draw:text-style-name="P67" svg:width="0.0913in" svg:height="0.1028in" svg:x="0.9563in" svg:y="0.0098in" svg:viewBox="0 0 233 262" svg:d="M180 44c1-2 3-3 3-5 10-13 22-26 42-27 4-1 8-1 8-8 0-3-3-4-5-4-8 0-17 1-26 1-10 0-22-1-32-1-2 0-6 0-6 7 0 4 3 5 5 5s11 0 11 9c0 7-7 16-8 18-25 34-51 68-75 103-12-39-23-76-34-114-3-6-2-5-3-7 0-9 16-9 19-9 4 0 9 0 9-8 0-4-5-4-6-4-8 0-31 1-40 1-8 0-28-1-35-1-2 0-7 0-7 8 0 4 3 4 7 4 19 0 21 3 24 12 13 43 26 85 39 128 0 1 1 5 1 7 0 1-13 61-14 69-4 21-4 22-30 22-6 0-9 0-9 8 0 4 3 4 5 4 9 0 31-1 40-1s31 1 40 1c4 0 7 0 7-8 0-4-3-4-9-4-1 0-7 0-12 0-7-1-9-2-9-7 0-2 3-16 4-24 4-18 8-36 12-54 1-6 2-8 4-11 26-37 54-74 80-110z"><text:p/></draw:path><draw:path draw:style-name="gr180" draw:text-style-name="P67" svg:width="0.0287in" svg:height="0.1512in" svg:x="1.0602in" svg:y="0in" svg:viewBox="0 0 74 385" svg:d="M74 193c0-30-3-76-21-120-19-48-46-73-51-73-1 0-2 2-2 4s0 2 7 9c30 38 48 99 48 180 0 65-11 133-52 181-3 6-3 6-3 7 0 2 1 4 2 4 5 0 34-26 52-76 16-41 20-84 20-116z"><text:p/></draw:path><draw:path draw:style-name="gr180" draw:text-style-name="P67" svg:width="0.0768in" svg:height="0.0063in" svg:x="1.1402in" svg:y="0.0717in" svg:viewBox="0 0 196 17" svg:d="M183 17c6 0 13-2 13-9 0-8-7-8-13-8-57 0-114 0-172 0-5 0-11 0-11 8 0 7 6 9 11 9 58 0 115 0 172 0z"><text:p/></draw:path><draw:path draw:style-name="gr180" draw:text-style-name="P67" svg:width="0.0783in" svg:height="0.1031in" svg:x="1.2571in" svg:y="0.0098in" svg:viewBox="0 0 200 263" svg:d="M78 134c9 0 24 0 34 9 16 12 17 33 17 35 1 6 1 10 6 10 6 0 6-5 6-12 0-35 0-70 0-104 0-7 0-13-6-13-5 0-6 6-6 9-2 50-35 52-51 53 0-27 0-54 0-81s6-27 14-27c5 0 10 0 15 0 43 0 65 27 66 54 1 2 1 9 6 9s5-7 5-13c0-17 0-33 0-50 0-12 0-13-10-13-54 0-109 0-163 0-5 0-11 0-11 7 0 6 7 6 8 6 18 0 20 4 20 22 0 64 0 129 0 193 0 18-1 22-18 22-4 0-10 0-10 7 0 6 6 6 11 6 56 0 113 0 169 0 7 0 9 0 10-5 1 0 10-64 10-65 0-5-3-8-6-8-4 0-4 3-6 5-1 10-5 26-28 42-16 12-33 18-50 18-7 0-12 0-18 0-8 0-14 0-14-26 0-30 0-60 0-90zM173 13c0 7 0 12 0 19-5-8-11-13-18-19 7 0 12 0 18 0zM111 127c5-3 13-9 18-17 0 10 0 21 0 32-8-10-12-11-18-15zM39 35c0-5 0-14-3-22 12 0 23 0 35 0-4 9-4 22-4 26 0 61 0 124 0 186 0 14 2 22 4 25-12 0-23 0-35 0 3-7 3-17 3-21 0-64 0-129 0-194zM158 250c10-7 20-14 25-22 0 2-2 19-2 22-8 0-16 0-23 0z"><text:p/></draw:path><draw:path draw:style-name="gr180" draw:text-style-name="P67" svg:width="0.0287in" svg:height="0.1512in" svg:x="1.3516in" svg:y="0in" svg:viewBox="0 0 74 385" svg:d="M74 381c0-1 0-1-5-8-40-49-50-122-50-180 0-67 12-135 51-182 4-5 4-5 4-7 0-3-1-4-3-4s-32 26-51 76c-17 42-20 85-20 117 0 29 3 76 21 120 19 47 48 72 50 72s3-1 3-4z"><text:p/></draw:path><draw:path draw:style-name="gr180" draw:text-style-name="P67" svg:width="0.1031in" svg:height="0.1028in" svg:x="1.3913in" svg:y="0.0098in" svg:viewBox="0 0 263 262" svg:d="M146 105c-9-27-17-52-26-77-1-4-1-4-2-5 0-2 6-10 19-11 3-1 7-1 7-8 0-4-4-4-5-4-13 0-28 1-41 1-7 0-27-1-35-1-2 0-6 0-6 8 0 4 3 4 7 4 19 0 21 3 24 12 13 37 26 72 38 108-23 29-45 57-68 86-1 2-3 3-3 4-16 21-31 27-48 28-4 1-7 1-7 8 0 1 0 4 5 4 10 0 20-1 30-1 11 0 24 1 35 1 3 0 6 0 6-8 0-3-2-2-3-4-4 0-13-1-13-12 0-6 4-12 9-17 10-13 21-27 32-40 9-14 19-27 28-39 11 31 22 62 33 91 1 5 2 5 2 6 0 3-7 10-19 11-4 1-7 1-7 8 0 4 4 4 6 4 8 0 30-1 39-1s28 1 36 1c2 0 6 0 6-8 0-4-4-4-6-4-21 0-22-1-27-17-13-35-34-94-41-117 22-28 55-74 65-85 9-9 21-18 40-19 5-1 7-1 7-8 0-1 0-4-3-4-10 0-21 1-31 1-12 0-23-1-36-1-1 0-5 0-5 8 0 2 2 3 4 4 2 0 13 1 13 11 0 6-4 11-7 14-17 22-34 44-52 68z"><text:p/></draw:path><draw:path draw:style-name="gr180" draw:text-style-name="P67" svg:width="0.0287in" svg:height="0.1512in" svg:x="1.5094in" svg:y="0in" svg:viewBox="0 0 74 385" svg:d="M74 193c0-30-4-76-21-120-19-48-46-73-51-73-1 0-2 2-2 4s0 2 6 9c31 38 49 99 49 180 0 65-11 133-52 181-3 6-3 6-3 7 0 2 1 4 2 4 5 0 33-26 52-76 16-41 20-84 20-116z"><text:p/></draw:path><draw:path draw:style-name="gr180" draw:text-style-name="P67" svg:width="0.0783in" svg:height="0.1031in" svg:x="1.5524in" svg:y="0.0098in" svg:viewBox="0 0 200 263" svg:d="M78 134c9 0 24 0 34 9 16 12 18 33 18 35 0 6 0 10 5 10 6 0 6-5 6-12 0-35 0-70 0-104 0-7 0-13-6-13-5 0-5 6-5 9-2 50-34 52-52 53 0-27 0-54 0-81s6-27 14-27c5 0 10 0 15 0 44 0 65 27 67 54 0 2 0 9 6 9 5 0 5-7 5-13 0-17 0-33 0-50 0-12-1-13-11-13-54 0-109 0-163 0-5 0-11 0-11 7 0 6 7 6 9 6 18 0 19 4 19 22 0 64 0 129 0 193 0 18-1 22-17 22-5 0-11 0-11 7 0 6 6 6 11 6 56 0 114 0 170 0 6 0 9 0 10-5 2-22 9-64 9-65 0-5-3-8-6-8-4 0-3 3-5 5-2 10-6 26-29 42-16 12-33 18-50 18-5 0-12 0-18 0-8 0-14 0-14-26 0-30 0-60 0-90zM174 13c0 7 0 12 0 19-5-8-11-13-19-19 7 0 13 0 19 0zM111 127c6-3 13-9 19-17 0 10 0 21 0 32-9-10-12-11-19-15zM40 35c0-5 0-14-3-22 11 0 23 0 34 0-4 9-4 22-4 26 0 61 0 124 0 186 0 14 3 22 4 25-11 0-23 0-34 0 3-7 3-17 3-21 0-64 0-129 0-194zM158 250c11-7 20-14 25-22 0 2-2 19-2 22-8 0-16 0-23 0z"><text:p/></draw:path><draw:path draw:style-name="gr180" draw:text-style-name="P67" svg:width="0.0287in" svg:height="0.1512in" svg:x="1.6472in" svg:y="0in" svg:viewBox="0 0 74 385" svg:d="M74 381c0-1 0-1-5-8-40-49-50-122-50-180 0-67 12-135 51-182 4-5 4-5 4-7 0-3 0-4-2-4-3 0-33 26-51 76-16 42-21 85-21 117 0 29 3 76 21 120 20 47 48 72 51 72 2 0 2-1 2-4z"><text:p/></draw:path><draw:path draw:style-name="gr180" draw:text-style-name="P67" svg:width="0.0909in" svg:height="0.1028in" svg:x="1.6882in" svg:y="0.0098in" svg:viewBox="0 0 232 262" svg:d="M179 44c2-2 3-3 4-5 10-13 20-26 42-27 4-1 7-1 7-8 0-3-2-4-4-4-9 0-18 1-26 1-11 0-22-1-32-1-2 0-6 0-6 7 0 4 2 5 4 5 3 0 12 0 12 9 0 7-7 16-9 18-25 34-50 68-74 103-12-39-23-76-35-114-2-6-1-5-2-7 0-9 15-9 19-9s8 0 8-8c0-4-4-4-5-4-9 0-31 1-40 1-8 0-28-1-36-1-3 0-6 0-6 8 0 4 2 4 7 4 19 0 20 3 23 12 14 43 26 85 40 128 0 1 1 5 1 7 0 1-13 61-15 69-3 21-4 22-30 22-5 0-8 0-8 8 0 4 3 4 5 4 8 0 31-1 40-1s31 1 40 1c3 0 7 0 7-8 0-4-3-4-9-4-1 0-8 0-13 0-6-1-8-2-8-7 0-2 3-16 4-24 4-18 8-36 12-54 1-6 1-8 4-11 26-37 53-74 79-110z"><text:p/></draw:path><draw:path draw:style-name="gr180" draw:text-style-name="P67" svg:width="0.0287in" svg:height="0.1512in" svg:x="1.7913in" svg:y="0in" svg:viewBox="0 0 74 385" svg:d="M74 193c0-30-4-76-21-120-19-48-46-73-51-73-1 0-2 2-2 4s0 2 6 9c31 38 49 99 49 180 0 65-11 133-52 181-3 6-3 6-3 7 0 2 1 4 2 4 5 0 33-26 52-76 16-41 20-84 20-116z"><text:p/></draw:path><draw:path draw:style-name="gr180" draw:text-style-name="P67" svg:width="0.0831in" svg:height="0.0354in" svg:x="1.8748in" svg:y="0.0571in" svg:viewBox="0 0 212 91" svg:d="M202 17c4 0 10-2 10-9 0-8-6-8-10-8-63 0-128 0-191 0-4 0-11 0-11 8 0 7 7 9 11 9 63 0 127 0 191 0zM202 91c4 0 10 0 10-7 0-9-6-9-10-9-64 0-128 0-191 0-4 0-11 0-11 9 0 7 7 7 11 7 63 0 128 0 191 0z"><text:p/></draw:path><draw:path draw:style-name="gr180" draw:text-style-name="P67" svg:width="0.078in" svg:height="0.1031in" svg:x="2.0024in" svg:y="0.0098in" svg:viewBox="0 0 199 263" svg:d="M78 134c9 0 23 0 34 9 16 12 17 33 17 35 0 6 0 10 6 10 5 0 5-5 5-12 0-35 0-70 0-104 0-7 0-13-5-13-6 0-6 6-6 9-2 50-35 52-51 53 0-27 0-54 0-81s5-27 14-27c5 0 10 0 15 0 43 0 65 27 66 54 0 2 1 9 6 9s5-7 5-13c0-17 0-33 0-50 0-12-1-13-10-13-54 0-109 0-163 0-6 0-11 0-11 7 0 6 6 6 8 6 18 0 20 4 20 22 0 64 0 129 0 193 0 18-1 22-18 22-4 0-10 0-10 7 0 6 5 6 11 6 56 0 113 0 169 0 7 0 9 0 10-5 2-22 9-64 9-65 0-5-2-8-6-8s-3 3-5 5c-1 10-5 26-28 42-17 12-33 18-51 18-6 0-12 0-17 0-9 0-14 0-14-26 0-30 0-60 0-90zM173 13c0 7 0 12 0 19-5-8-11-13-18-19 7 0 12 0 18 0zM111 127c5-3 13-9 18-17 0 10 0 21 0 32-8-10-18-15-18-15zM39 35c0-5 0-14-3-22 11 0 23 0 34 0-4 9-4 22-4 26 0 61 0 124 0 186 0 14 3 22 4 25-11 0-23 0-34 0 3-7 3-17 3-21 0-64 0-129 0-194zM158 250c10-7 18-14 25-22 0 2-2 19-3 22-7 0-15 0-22 0z"><text:p/></draw:path><draw:path draw:style-name="gr180" draw:text-style-name="P67" svg:width="0.0169in" svg:height="0.1512in" svg:x="2.1201in" svg:y="0in" svg:viewBox="0 0 44 385" svg:d="M44 385c0-5 0-10 0-15-10 0-21 0-32 0 0-118 0-237 0-355 11 0 22 0 32 0 0-5 0-9 0-15-15 0-29 0-44 0 0 129 0 257 0 385 15 0 29 0 44 0z"><text:p/></draw:path><draw:path draw:style-name="gr180" draw:text-style-name="P67" svg:width="0.0287in" svg:height="0.1512in" svg:x="2.1528in" svg:y="0in" svg:viewBox="0 0 74 385" svg:d="M74 381c0-1 0-1-5-8-40-49-51-122-51-180 0-67 13-135 52-182 4-5 4-5 4-7 0-3-1-4-3-4s-32 26-51 76c-17 42-20 85-20 117 0 29 3 76 21 120 19 47 48 72 50 72s3-1 3-4z"><text:p/></draw:path><draw:path draw:style-name="gr180" draw:text-style-name="P67" svg:width="0.1031in" svg:height="0.1028in" svg:x="2.1925in" svg:y="0.0098in" svg:viewBox="0 0 263 262" svg:d="M146 105c-9-27-17-52-26-77-1-4-1-4-2-5 0-2 6-10 19-11 3-1 7-1 7-8 0-4-4-4-5-4-13 0-28 1-41 1-8 0-27-1-35-1-2 0-6 0-6 8 0 4 3 4 7 4 19 0 21 3 24 12 13 37 24 72 38 108-24 29-45 57-68 86-1 2-3 3-3 4-16 21-31 27-48 28-4 1-7 1-7 8 0 1 0 4 5 4 9 0 20-1 30-1 11 0 24 1 35 1 2 0 6 0 6-8 0-3-3-4-4-4-3 0-13-1-13-12 0-6 5-12 10-17 10-13 21-27 32-40 9-14 19-27 28-39 11 31 22 62 33 91 1 5 2 5 2 6 0 3-7 10-19 11-4 1-7 1-7 8 0 4 4 4 5 4 9 0 31-1 40-1s28 1 36 1c2 0 6 0 6-8 0-4-4-4-6-4-21 0-22-1-27-17-13-35-34-94-41-117 21-28 55-74 65-85 9-9 21-18 40-19 5-1 7-1 7-8 0-1 0-4-4-4-9 0-20 1-30 1-12 0-23-1-36-1-1 0-5 0-5 8 0 2 1 3 4 4 2 0 13 1 13 11 0 6-4 11-7 14-17 22-34 44-52 68z"><text:p/></draw:path><draw:path draw:style-name="gr180" draw:text-style-name="P67" svg:width="0.0768in" svg:height="0.0063in" svg:x="2.3417in" svg:y="0.0717in" svg:viewBox="0 0 196 17" svg:d="M183 17c6 0 13-2 13-9 0-8-7-8-13-8-57 0-114 0-172 0-5 0-11 0-11 8 0 7 6 9 11 9 58 0 115 0 172 0z"><text:p/></draw:path><draw:path draw:style-name="gr180" draw:text-style-name="P67" svg:width="0.0783in" svg:height="0.1031in" svg:x="2.4587in" svg:y="0.0098in" svg:viewBox="0 0 200 263" svg:d="M78 134c9 0 24 0 34 9 16 12 17 33 17 35 1 6 1 10 6 10 6 0 6-5 6-12 0-35 0-70 0-104 0-7 0-13-6-13-5 0-6 6-6 9-2 50-35 52-51 53 0-27 0-54 0-81s6-27 14-27c5 0 10 0 15 0 44 0 65 27 66 54 1 2 1 9 7 9 5 0 5-7 5-13 0-17 0-33 0-50 0-12-1-13-11-13-54 0-109 0-163 0-5 0-11 0-11 7 0 6 7 6 9 6 18 0 19 4 19 22 0 64 0 129 0 193 0 18-1 22-18 22-4 0-10 0-10 7 0 6 6 6 11 6 56 0 113 0 169 0 7 0 9 0 11-5 2-22 9-64 9-65 0-5-3-8-6-8-4 0-4 3-6 5-1 10-5 26-28 42-16 12-33 18-50 18-7 0-12 0-18 0-8 0-14 0-14-26 0-30 0-60 0-90zM173 13c0 7 0 12 0 19-5-8-10-13-18-19 7 0 12 0 18 0zM111 127c5-3 13-9 18-17 0 10 0 21 0 32-8-10-12-11-18-15zM39 35c0-5 0-14-3-22 12 0 23 0 35 0-4 9-4 22-4 26 0 61 0 124 0 186 0 14 2 22 4 25-12 0-23 0-35 0 3-7 3-17 3-21 0-64 0-129 0-194zM158 250c10-7 20-14 25-22 0 2-2 19-2 22-8 0-16 0-23 0z"><text:p/></draw:path><draw:path draw:style-name="gr180" draw:text-style-name="P67" svg:width="0.0287in" svg:height="0.1512in" svg:x="2.5531in" svg:y="0in" svg:viewBox="0 0 74 385" svg:d="M74 381c0-1 0-1-5-8-40-49-50-122-50-180 0-67 12-135 51-182 4-5 4-5 4-7 0-3-1-4-3-4s-32 26-51 76c-17 42-20 85-20 117 0 29 3 76 21 120 19 47 48 72 50 72s3-1 3-4z"><text:p/></draw:path><draw:path draw:style-name="gr180" draw:text-style-name="P67" svg:width="0.1031in" svg:height="0.1028in" svg:x="2.5929in" svg:y="0.0098in" svg:viewBox="0 0 263 262" svg:d="M146 105c-9-27-18-52-27-77-1-4-1-4-2-5 0-2 6-10 19-11 4-1 7-1 7-8 0-4-4-4-5-4-13 0-27 1-41 1-7 0-27-1-35-1-2 0-6 0-6 8 0 4 3 4 8 4 19 0 20 3 24 12 12 37 24 72 38 108-24 29-45 57-68 86-2 2-3 3-4 4-16 21-31 27-47 28-5 1-7 1-7 8 0 1 0 4 3 4 11 0 21-1 31-1 11 0 24 1 36 1 2 0 5 0 5-8 0-3-2-2-3-4-3 0-13-1-13-12 0-6 5-12 8-17 11-13 22-27 33-40 10-14 19-27 29-39 11 31 21 62 32 91 1 5 2 5 2 6 0 3-7 10-19 11-3 1-7 1-7 8 0 4 4 4 6 4 9 0 30-1 40-1 8 0 27 1 35 1 2 0 7 0 7-8 0-4-4-4-7-4-21 0-21-1-27-17-13-35-34-94-41-117 22-28 56-74 66-85 9-9 20-18 39-19 5-1 8-1 8-8 0-1 0-4-4-4-10 0-21 1-30 1-12 0-24-1-36-1-2 0-6 0-6 8 0 2 2 3 4 4 2 0 12 1 12 11 0 6-3 11-6 14-17 22-33 44-51 68z"><text:p/></draw:path><draw:path draw:style-name="gr180" draw:text-style-name="P67" svg:width="0.0287in" svg:height="0.1512in" svg:x="2.7106in" svg:y="0in" svg:viewBox="0 0 74 385" svg:d="M74 193c0-30-3-76-21-120-19-48-46-73-51-73-1 0-2 2-2 4s0 2 7 9c30 38 48 99 48 180 0 65-11 133-52 181-3 6-3 6-3 7 0 2 1 4 2 4 5 0 34-26 52-76 16-41 20-84 20-116z"><text:p/></draw:path><draw:path draw:style-name="gr180" draw:text-style-name="P67" svg:width="0.0287in" svg:height="0.1512in" svg:x="2.7598in" svg:y="0in" svg:viewBox="0 0 74 385" svg:d="M74 193c0-30-4-76-21-120-19-48-46-73-51-73-1 0-2 2-2 4s0 2 6 9c31 38 49 99 49 180 0 65-11 133-52 181-3 6-3 6-3 7 0 2 1 4 2 4 5 0 33-26 52-76 16-41 20-84 20-116z"><text:p/></draw:path><draw:path draw:style-name="gr180" draw:text-style-name="P67" svg:width="0.0287in" svg:height="0.1512in" svg:x="2.8138in" svg:y="0in" svg:viewBox="0 0 74 385" svg:d="M74 381c0-1 0-1-5-8-40-49-51-122-51-180 0-67 13-135 52-182 4-5 4-5 4-7 0-3-1-4-3-4-4 0-32 26-51 76-17 42-20 85-20 117 0 29 3 76 21 120 19 47 46 72 50 72 2 0 3-1 3-4z"><text:p/></draw:path><draw:path draw:style-name="gr180" draw:text-style-name="P67" svg:width="0.0913in" svg:height="0.1028in" svg:x="2.8543in" svg:y="0.0098in" svg:viewBox="0 0 233 262" svg:d="M180 44c2-2 3-3 4-5 9-13 21-26 42-27 3-1 7-1 7-8 0-3-3-4-5-4-8 0-17 1-26 1-10 0-22-1-32-1-2 0-6 0-6 7 0 4 3 5 5 5s11 0 11 9c0 7-7 16-8 18-25 34-51 68-75 103-12-39-23-76-34-114-2-6-1-5-2-7 0-9 15-9 18-9 4 0 9 0 9-8 0-4-5-4-6-4-8 0-31 1-40 1-8 0-27-1-35-1-2 0-7 0-7 8 0 4 3 4 7 4 19 0 21 3 24 12 13 43 26 85 39 128 0 1 1 5 1 7 0 1-13 61-14 69-4 21-4 22-30 22-6 0-9 0-9 8 0 4 3 4 5 4 9 0 31-1 40-1 8 0 33 1 40 1 4 0 7 0 7-8 0-4-3-4-9-4-1 0-7 0-12 0-7-1-9-2-9-7 0-2 3-16 4-24 4-18 8-36 13-54 0-6 1-8 3-11 26-37 54-74 80-110z"><text:p/></draw:path><draw:path draw:style-name="gr180" draw:text-style-name="P67" svg:width="0.0768in" svg:height="0.0063in" svg:x="2.9894in" svg:y="0.0717in" svg:viewBox="0 0 196 17" svg:d="M184 17c6 0 12-2 12-9 0-8-6-8-12-8-57 0-115 0-172 0-5 0-12 0-12 8 0 7 7 9 12 9 57 0 115 0 172 0z"><text:p/></draw:path><draw:path draw:style-name="gr180" draw:text-style-name="P67" svg:width="0.0783in" svg:height="0.1031in" svg:x="3.1063in" svg:y="0.0098in" svg:viewBox="0 0 200 263" svg:d="M78 134c9 0 24 0 34 9 16 12 18 33 18 35 0 6 0 10 5 10 6 0 6-5 6-12 0-35 0-70 0-104 0-7 0-13-6-13-5 0-5 6-5 9-2 50-34 52-52 53 0-27 0-54 0-81s6-27 14-27c5 0 10 0 15 0 44 0 65 27 67 54 0 2 0 9 6 9 5 0 5-7 5-13 0-17 0-33 0-50 0-12-1-13-11-13-54 0-109 0-163 0-5 0-11 0-11 7 0 6 7 6 9 6 18 0 19 4 19 22 0 64 0 129 0 193 0 18-1 22-17 22-5 0-11 0-11 7 0 6 6 6 11 6 56 0 114 0 170 0 6 0 9 0 10-5 2-22 9-64 9-65 0-5-3-8-6-8-4 0-3 3-5 5-2 10-6 26-29 42-16 12-33 18-50 18-5 0-12 0-18 0-8 0-14 0-14-26 0-30 0-60 0-90zM174 13c0 7 0 12 0 19-5-8-11-13-18-19 7 0 12 0 18 0zM111 127c6-3 13-9 19-17 0 10 0 21 0 32-9-10-12-11-19-15zM40 35c0-5 0-14-3-22 11 0 23 0 34 0-4 9-4 22-4 26 0 61 0 124 0 186 0 14 3 22 4 25-11 0-23 0-34 0 3-7 3-17 3-21 0-64 0-129 0-194zM158 250c11-7 20-14 25-22 0 2-2 19-2 22-8 0-16 0-23 0z"><text:p/></draw:path><draw:path draw:style-name="gr180" draw:text-style-name="P67" svg:width="0.0287in" svg:height="0.1512in" svg:x="3.2012in" svg:y="0in" svg:viewBox="0 0 74 385" svg:d="M74 381c0-1 0-1-5-8-41-49-51-122-51-180 0-67 12-135 52-182 4-5 4-5 4-7 0-3-1-4-3-4-4 0-33 26-51 76-17 42-20 85-20 117 0 29 2 76 21 120 19 47 46 72 50 72 2 0 3-1 3-4z"><text:p/></draw:path><draw:path draw:style-name="gr180" draw:text-style-name="P67" svg:width="0.0909in" svg:height="0.1028in" svg:x="3.2421in" svg:y="0.0098in" svg:viewBox="0 0 232 262" svg:d="M179 44c2-2 3-3 4-5 10-13 20-26 42-27 4-1 7-1 7-8 0-3-2-4-4-4-8 0-18 1-26 1-11 0-22-1-32-1-2 0-6 0-6 7 0 4 3 5 4 5 3 0 12 0 12 9 0 7-7 16-9 18-25 34-50 68-74 103-12-39-23-76-35-114-2-6-1-5-2-7 0-9 15-9 19-9s8 0 8-8c0-4-4-4-5-4-9 0-31 1-40 1-8 0-28-1-36-1-3 0-6 0-6 8 0 4 2 4 7 4 19 0 20 3 23 12 14 43 26 85 40 128 0 1 1 5 1 7 0 1-13 61-15 69-3 21-4 22-30 22-5 0-8 0-8 8 0 4 3 4 5 4 9 0 31-1 40-1s31 1 40 1c3 0 7 0 7-8 0-4-3-4-9-4-1 0-8 0-13 0-6-1-8-2-8-7 0-2 3-16 4-24 4-18 8-36 12-54 1-6 1-8 4-11 26-37 53-74 79-110z"><text:p/></draw:path><draw:path draw:style-name="gr180" draw:text-style-name="P67" svg:width="0.0287in" svg:height="0.1512in" svg:x="3.3457in" svg:y="0in" svg:viewBox="0 0 74 385" svg:d="M74 193c0-30-4-76-21-120-19-48-46-73-51-73-1 0-2 2-2 4s0 2 6 9c31 38 49 99 49 180 0 65-11 133-52 181-3 6-3 6-3 7 0 2 1 4 2 4 5 0 33-26 52-76 16-41 20-84 20-116z"><text:p/></draw:path><draw:path draw:style-name="gr180" draw:text-style-name="P67" svg:width="0.0287in" svg:height="0.1512in" svg:x="3.3941in" svg:y="0in" svg:viewBox="0 0 74 385" svg:d="M74 193c0-30-3-76-20-120-19-48-47-73-51-73-1 0-3 2-3 4s0 2 7 9c30 38 48 99 48 180 0 65-11 133-50 181-5 6-5 6-5 7 0 2 2 4 3 4 4 0 33-26 52-76 16-41 19-84 19-116z"><text:p/></draw:path><draw:path draw:style-name="gr180" draw:text-style-name="P67" svg:width="0.0169in" svg:height="0.1512in" svg:x="3.439in" svg:y="0in" svg:viewBox="0 0 44 385" svg:d="M44 0c-15 0-29 0-44 0 0 6 0 10 0 15 10 0 21 0 31 0 0 118 0 237 0 355-10 0-21 0-31 0 0 5 0 10 0 15 15 0 29 0 44 0 0-128 0-256 0-385z"><text:p/></draw:path></draw:g></draw:g></text:p>
            <text:p text:style-name="P8"><draw:g text:anchor-type="as-char" svg:y="-0.1319in" draw:z-index="217" draw:name="Shape2" draw:style-name="gr178"><svg:title>TexMaths</svg:title><svg:desc>11§display§var(x) = \mathbb{E}\left[(X-\mathbb{E}(X))^2 \right] = \mathbb{E}(X^2) - \mathbb{E}(X)^2§svg§600§FALSE§</svg:desc><draw:g draw:style-name="gr2"><draw:path draw:style-name="gr179" draw:text-style-name="P66" svg:width="2.9736in" svg:height="0.1709in" svg:x="0.0039in" svg:y="0.0083in" svg:viewBox="0 0 7554 435" svg:d="M3778 435c-1260 0-2518 0-3778 0 0-145 0-291 0-435 2518 0 5036 0 7554 0 0 144 0 290 0 435-1258 0-2518 0-3776 0z"><text:p/></draw:path><draw:path draw:style-name="gr180" draw:text-style-name="P67" svg:width="0.0669in" svg:height="0.0685in" svg:x="0.0004in" svg:y="0.0673in" svg:viewBox="0 0 171 175" svg:d="M171 28c0-21-10-28-18-28-10 0-19 10-19 19 0 5 2 7 7 12 8 8 13 18 13 31 0 16-24 105-69 105-20 0-29-14-29-34 0-22 11-49 22-82 3-6 6-11 6-19 0-18-14-32-32-32-37 0-52 56-52 60s4 4 6 4c3 0 4-1 5-8 11-38 29-47 40-47 3 0 10 0 10 12 0 10-5 20-7 28-18 44-22 62-22 79 0 42 33 47 52 47 65 0 87-128 87-147z"><text:p/></draw:path><draw:path draw:style-name="gr180" draw:text-style-name="P67" svg:width="0.0693in" svg:height="0.0685in" svg:x="0.0815in" svg:y="0.0673in" svg:viewBox="0 0 177 175" svg:d="M129 25c-7-14-18-25-35-25-46 0-94 57-94 114 0 36 22 61 52 61 7 0 27-1 50-28 3 16 17 28 36 28 13 0 22-8 28-21 7-14 11-37 11-38 0-4-3-4-4-4-5 0-5 2-6 7-6 25-13 48-29 48-10 0-11-10-11-18s0-11 4-29c4-15 5-20 9-34 4-18 10-36 14-54 2-11 2-12 2-13 0-7-4-11-11-11-9 0-15 9-16 17zM103 126c-1 6-1 7-7 14-17 21-32 27-43 27-20 0-25-21-25-37 0-19 12-66 22-84 11-23 28-37 44-37 25 0 30 32 30 34s-1 4-1 7c-6 25-13 50-20 76z"><text:p/></draw:path><draw:path draw:style-name="gr180" draw:text-style-name="P67" svg:width="0.0614in" svg:height="0.0685in" svg:x="0.1602in" svg:y="0.0673in" svg:viewBox="0 0 157 175" svg:d="M23 149c-1 5-3 14-3 16 0 7 5 10 11 10 4 0 11-3 14-11 1-1 14-54 16-60 3-14 9-40 12-51 2-4 12-23 22-32 3-2 14-12 30-12 10 0 16 4 17 4-12 2-21 11-21 21 0 7 4 15 15 15 10 0 21-9 21-24 0-13-12-25-32-25-25 0-41 19-49 30-3-18-17-30-35-30s-26 15-29 22c-6 13-12 36-12 38 0 4 3 3 4 4 5 0 5-1 7-9 7-27 14-46 29-46 6 0 12 3 12 17 0 8-1 13-7 32-8 30-14 60-22 91z"><text:p/></draw:path><draw:path draw:style-name="gr180" draw:text-style-name="P67" svg:width="0.035in" svg:height="0.1516in" svg:x="0.2437in" svg:y="0.0201in" svg:viewBox="0 0 90 386" svg:d="M90 383c0-3 0-3-6-9-49-49-62-121-62-180 0-68 15-136 63-183 5-5 5-5 5-7 0-3-2-4-4-4-3 0-39 26-62 75-20 43-24 86-24 119 0 30 4 75 25 119 23 48 58 73 61 73 2 0 4-1 4-3z"><text:p/></draw:path><draw:path draw:style-name="gr180" draw:text-style-name="P67" svg:width="0.0756in" svg:height="0.0685in" svg:x="0.2925in" svg:y="0.0673in" svg:viewBox="0 0 193 175" svg:d="M118 54c2-10 11-45 38-45 2 0 11 0 20 4-11 2-19 12-19 21 0 7 5 15 15 15 8 0 21-8 21-24 0-19-24-25-37-25-22 0-35 21-39 30-10-26-31-30-42-30-41 0-63 50-63 60 0 4 3 3 5 4 3 0 4-1 5-4 13-41 39-51 52-51 7 0 21 3 21 25 0 12-7 39-21 93-7 24-20 40-38 40-2 0-11 0-18-5 10-2 17-10 17-21s-7-13-14-13c-11 0-21 10-21 22 0 18 20 25 36 25 26 0 40-26 41-29 4 14 19 29 42 29 39 0 61-49 61-59 0-4-3-4-4-4-3 0-4 2-5 4-13 42-39 51-51 51-15 0-22-13-22-26 0-8 2-16 7-34 4-18 8-35 13-53z"><text:p/></draw:path><draw:path draw:style-name="gr180" draw:text-style-name="P67" svg:width="0.0346in" svg:height="0.1516in" svg:x="0.3839in" svg:y="0.0201in" svg:viewBox="0 0 89 386" svg:d="M89 194c0-31-4-77-25-121-23-48-56-73-61-73-2 0-3 1-3 4 0 2 0 2 7 9 38 38 60 99 60 181 0 65-14 132-63 182-4 4-4 4-4 7 0 2 1 3 3 3 5 0 39-26 62-75 20-43 24-85 24-117z"><text:p/></draw:path><draw:path draw:style-name="gr180" draw:text-style-name="P67" svg:width="0.1004in" svg:height="0.0358in" svg:x="0.485in" svg:y="0.0787in" svg:viewBox="0 0 256 92" svg:d="M243 17c7 0 13-2 13-9 0-8-6-8-12-8-77 0-155 0-232 0-5 0-12 0-12 8 0 7 7 9 13 9 77 0 153 0 230 0zM244 92c6 0 12 0 12-8s-6-8-13-8c-77 0-153 0-230 0-6 0-13 0-13 8s7 8 12 8c77 0 155 0 232 0z"><text:p/></draw:path><draw:path draw:style-name="gr180" draw:text-style-name="P67" svg:width="0.0949in" svg:height="0.1035in" svg:x="0.6394in" svg:y="0.0299in" svg:viewBox="0 0 242 264" svg:d="M95 135c10 0 28 0 41 8 19 13 20 33 20 36 1 5 1 10 8 10s7-6 7-13c0-35 0-70 0-104 0-7 0-12-7-12s-8 5-8 8c-2 50-42 52-61 53 0-27 0-54 0-81s7-27 16-27c7 0 12 0 19 0 52 0 78 27 80 54 0 2 1 9 7 9s6-7 6-13c0-17 0-34 0-51 0-11 0-12-12-12-66 0-132 0-198 0-6 0-13 0-13 7 0 6 8 6 10 6 22 0 24 4 24 22 0 64 0 129 0 194 0 18-1 22-22 22-5 0-12 0-12 6 0 7 7 7 13 7 68 0 137 0 205 0 8 0 11 0 12-6 1 0 12-64 12-65 0-4-4-8-7-8-5 0-5 4-7 6-2 10-6 26-34 43-20 12-40 17-62 17-7 0-14 0-21 0-9 0-16 0-16-26 0-31 0-61 0-90zM210 13c0 7 0 12 0 19-6-8-14-13-22-19 8 0 14 0 22 0zM135 127c6-2 15-9 21-17 0 10 0 21 0 32-9-10-14-11-21-15zM47 34c0-4 0-14-3-21 14 0 28 0 42 0-5 9-5 22-5 26 0 61 0 124 0 187 0 14 3 22 5 25-14 0-28 0-42 0 3-6 3-16 3-20 0-67 0-132 0-197zM191 251c13-6 24-14 31-22-1 3-3 19-4 22-9 0-18 0-27 0z"><text:p/></draw:path><draw:path draw:style-name="gr180" draw:text-style-name="P67" svg:width="0.0287in" svg:height="0.1819in" svg:x="0.7949in" svg:y="0.0055in" svg:viewBox="0 0 74 463" svg:d="M0 463c24 0 50 0 74 0 0-5 0-10 0-15-20 0-39 0-59 0 0-145 0-288 0-433 20 0 39 0 59 0 0-5 0-9 0-15-24 0-50 0-74 0 0 154 0 309 0 463z"><text:p/></draw:path><draw:path draw:style-name="gr180" draw:text-style-name="P67" svg:width="0.035in" svg:height="0.1516in" svg:x="0.8425in" svg:y="0.0201in" svg:viewBox="0 0 90 386" svg:d="M90 383c0-3 0-3-6-9-49-49-62-121-62-180 0-68 15-136 63-183 5-5 5-5 5-7 0-3-2-4-4-4-3 0-39 26-62 75-20 43-24 86-24 119 0 30 4 75 25 119 23 48 58 73 61 73 2 0 4-1 4-3z"><text:p/></draw:path><draw:path draw:style-name="gr180" draw:text-style-name="P67" svg:width="0.1252in" svg:height="0.1028in" svg:x="0.8906in" svg:y="0.0311in" svg:viewBox="0 0 319 262" svg:d="M177 105c-11-26-21-52-32-77-1-4-1-4-2-5 0-2 7-10 23-12 3 0 8 0 8-7 0-4-5-4-6-4-16 0-33 1-49 1-10 0-33-1-43-1-2 0-7 0-7 8 0 3 4 3 9 3 23 0 25 4 29 13 15 37 29 72 45 108-28 29-54 58-82 87-1 2-3 3-4 5-19 21-37 26-57 27-5 2-9 2-9 7 0 1 0 4 6 4 12 0 24-1 36-1 14 0 30 1 43 1 2 0 7 0 7-7 0-2-4-4-5-4-3 0-15-1-15-11 0-6 6-13 11-17 13-15 26-29 39-42 11-13 23-27 34-39 13 31 27 62 40 93 1 4 1 3 2 5 0 4-8 10-23 11-4 2-8 2-8 7 0 4 5 4 6 4 11 0 38-1 49-1 10 0 33 1 43 1 2 0 7 0 7-6 0-5-4-5-7-5-25 0-26-1-33-16-15-36-41-96-49-119 25-28 66-74 79-85 11-9 25-19 48-20 6 0 9 0 9-8-2-1 0-3-5-3-11 0-25 1-37 1-14 0-28-1-43-1-2 0-6 0-6 8 0 2 1 3 4 3 3 1 16 1 16 12 0 6-5 11-8 14-21 23-42 46-63 68z"><text:p/></draw:path><draw:path draw:style-name="gr180" draw:text-style-name="P67" svg:width="0.0929in" svg:height="0.0055in" svg:x="1.0713in" svg:y="0.0937in" svg:viewBox="0 0 237 15" svg:d="M222 15c7 0 15 0 15-7 0-8-8-8-15-8-69 0-139 0-209 0-6 0-13 0-13 8 0 7 7 7 13 7 70 0 140 0 209 0z"><text:p/></draw:path><draw:path draw:style-name="gr180" draw:text-style-name="P67" svg:width="0.0949in" svg:height="0.1035in" svg:x="1.2126in" svg:y="0.0299in" svg:viewBox="0 0 242 264" svg:d="M95 135c10 0 28 0 41 8 19 13 20 33 20 36 1 5 1 10 8 10s7-6 7-13c0-35 0-70 0-104 0-7 0-12-7-12s-8 5-8 8c-2 50-42 52-61 53 0-27 0-54 0-81s7-27 16-27c7 0 12 0 19 0 53 0 78 27 80 54 1 2 1 9 8 9 6 0 6-7 6-13 0-17 0-34 0-51 0-11-1-12-13-12-66 0-132 0-198 0-6 0-13 0-13 7 0 6 8 6 11 6 22 0 23 4 23 22 0 64 0 129 0 194 0 18-1 22-22 22-5 0-12 0-12 6 0 7 7 7 13 7 68 0 137 0 205 0 8 0 11 0 12-6 1 0 12-64 12-65 0-4-3-8-7-8-5 0-5 4-7 6-2 10-6 26-34 43-20 12-40 17-61 17-8 0-14 0-22 0-9 0-16 0-16-26 0-31 0-61 0-90zM210 13c0 7 0 12 0 19-6-8-13-13-22-19 8 0 14 0 22 0zM135 127c6-2 15-9 21-17 0 10 0 21 0 32-9-10-14-11-21-15zM47 34c0-4 0-14-3-21 14 0 28 0 42 0-5 9-5 22-5 26 0 61 0 124 0 187 0 14 3 22 5 25-14 0-28 0-42 0 3-6 3-16 3-20 0-67 0-132 0-197zM191 251c13-6 24-14 31-22-1 3-3 19-3 22-9 0-19 0-28 0z"><text:p/></draw:path><draw:path draw:style-name="gr180" draw:text-style-name="P67" svg:width="0.035in" svg:height="0.1516in" svg:x="1.3272in" svg:y="0.0201in" svg:viewBox="0 0 90 386" svg:d="M90 383c0-3 0-3-6-9-49-49-61-121-61-180 0-68 14-136 62-183 5-5 5-5 5-7 0-3-2-4-4-4-3 0-39 26-62 75-20 43-24 86-24 119 0 30 4 75 25 119 23 48 58 73 61 73 2 0 4-1 4-3z"><text:p/></draw:path><draw:path draw:style-name="gr180" draw:text-style-name="P67" svg:width="0.1248in" svg:height="0.1028in" svg:x="1.3756in" svg:y="0.0311in" svg:viewBox="0 0 318 262" svg:d="M177 105c-11-26-22-52-33-77-1-4-1-4-2-5 0-2 7-10 23-12 3 0 8 0 8-7 0-4-5-4-6-4-16 0-33 1-49 1-9 0-33-1-43-1-2 0-7 0-7 8 0 3 4 3 9 3 23 0 25 4 29 13 15 37 30 72 46 108-28 29-54 58-82 87-2 2-3 3-5 5-19 21-37 26-57 27-5 2-8 2-8 7 0 1 0 4 4 4 13 0 25-1 37-1 14 0 29 1 44 1 2 0 6 0 6-7 0-2-3-2-4-4-4 0-15-1-15-11 0-6 5-13 9-17 14-15 27-29 40-42 12-13 23-27 35-39 13 31 26 62 39 93 1 4 1 3 2 5 0 4-8 10-23 11-3 2-8 2-8 7 0 4 5 4 7 4 10 0 37-1 48-1 10 0 33 1 43 1 2 0 8 0 8-6 0-5-5-5-8-5-25 0-26-1-33-16-15-36-41-96-49-119 26-28 67-74 79-85 11-9 25-19 48-20 6 0 9 0 9-8-1-1 0-3-4-3-13 0-26 1-37 1-14 0-29-1-43-1-3 0-7 0-7 8 0 2 2 3 4 3 3 1 15 1 15 12 0 6-4 11-7 14-21 23-41 46-62 68z"><text:p/></draw:path><draw:path draw:style-name="gr180" draw:text-style-name="P67" svg:width="0.0346in" svg:height="0.1516in" svg:x="1.5177in" svg:y="0.0201in" svg:viewBox="0 0 89 386" svg:d="M89 194c0-31-4-77-25-121-23-48-56-73-61-73-2 0-3 1-3 4 0 2 0 2 7 9 38 38 60 99 60 181 0 65-14 132-63 182-4 4-4 4-4 7 0 2 1 3 3 3 5 0 39-26 62-75 20-43 24-85 24-117z"><text:p/></draw:path><draw:path draw:style-name="gr180" draw:text-style-name="P67" svg:width="0.035in" svg:height="0.1516in" svg:x="1.5764in" svg:y="0.0201in" svg:viewBox="0 0 90 386" svg:d="M90 194c0-31-4-77-25-121-23-48-56-73-61-73-2 0-4 1-4 4 0 2 0 2 8 9 38 38 60 99 60 181 0 65-14 132-62 182-6 4-6 4-6 7 0 2 2 3 4 3 5 0 39-26 62-75 20-43 24-85 24-117z"><text:p/></draw:path><draw:path draw:style-name="gr180" draw:text-style-name="P67" svg:width="0.0465in" svg:height="0.0705in" svg:x="1.6343in" svg:y="0.0004in" svg:viewBox="0 0 119 180" svg:d="M119 131c-3 0-6 0-9 0-1 6-3 22-7 25-2 1-23 1-27 1-17 0-33 0-50 0 29-25 38-32 54-46 20-15 39-33 39-58 0-33-29-53-63-53s-56 24-56 49c0 14 11 15 14 15 7 0 15-4 15-14 0-5-3-15-17-15 9-20 28-25 40-25 27 0 40 21 40 43 0 24-16 42-25 52-22 21-43 43-65 65-2 2-2 2-2 10 37 0 74 0 111 0 2-17 6-33 8-49z"><text:p/></draw:path><draw:path draw:style-name="gr180" draw:text-style-name="P67" svg:width="0.0291in" svg:height="0.1819in" svg:x="1.6988in" svg:y="0.0055in" svg:viewBox="0 0 75 463" svg:d="M75 463c0-154 0-309 0-463-25 0-50 0-75 0 0 6 0 10 0 15 20 0 40 0 59 0 0 145 0 288 0 433-19 0-39 0-59 0 0 5 0 10 0 15 25 0 50 0 75 0z"><text:p/></draw:path><draw:path draw:style-name="gr180" draw:text-style-name="P67" svg:width="0.1008in" svg:height="0.0358in" svg:x="1.8094in" svg:y="0.0787in" svg:viewBox="0 0 257 92" svg:d="M244 17c6 0 13-2 13-9 0-8-7-8-12-8-77 0-155 0-232 0-5 0-13 0-13 8 0 7 8 9 13 9 77 0 154 0 231 0zM245 92c5 0 12 0 12-8s-7-8-13-8c-77 0-154 0-231 0-5 0-13 0-13 8s8 8 13 8c77 0 155 0 232 0z"><text:p/></draw:path><draw:path draw:style-name="gr180" draw:text-style-name="P67" svg:width="0.0945in" svg:height="0.1035in" svg:x="1.9642in" svg:y="0.0299in" svg:viewBox="0 0 241 264" svg:d="M95 135c10 0 27 0 41 8 19 13 20 33 20 36 0 5 0 10 7 10 6 0 6-6 6-13 0-35 0-70 0-104 0-7 0-12-6-12-7 0-7 5-7 8-2 50-42 52-61 53 0-27 0-54 0-81s6-27 16-27c7 0 12 0 19 0 52 0 78 27 80 54 0 2 1 9 7 9s6-7 6-13c0-17 0-34 0-51 0-11-1-12-12-12-66 0-132 0-198 0-7 0-13 0-13 7 0 6 7 6 10 6 22 0 24 4 24 22 0 64 0 129 0 194 0 18-1 22-22 22-5 0-12 0-12 6 0 7 6 7 13 7 68 0 137 0 205 0 8 0 11 0 12-6 3-21 11-64 11-65 0-4-3-8-7-8-5 0-4 4-6 6-2 10-7 26-34 43-21 12-40 17-62 17-7 0-14 0-21 0-10 0-16 0-16-26 0-31 0-61 0-90zM210 13c0 7 0 12 0 19-6-8-14-13-22-19 8 0 14 0 22 0zM134 127c7-2 16-9 22-17 0 10 0 21 0 32-9-10-21-15-22-15zM47 34c0-4 0-14-3-21 13 0 28 0 41 0-5 9-5 22-5 26 0 61 0 124 0 187 0 14 4 22 5 25-13 0-28 0-41 0 3-6 3-16 3-20 0-67 0-132 0-197zM191 251c13-6 22-14 30-22 0 3-2 19-3 22-9 0-18 0-27 0z"><text:p/></draw:path><draw:path draw:style-name="gr180" draw:text-style-name="P67" svg:width="0.0346in" svg:height="0.1516in" svg:x="2.0783in" svg:y="0.0201in" svg:viewBox="0 0 89 386" svg:d="M89 383c0-3 0-3-6-9-49-49-61-121-61-180 0-68 15-136 63-183 4-5 4-5 4-7 0-3-1-4-3-4-5 0-39 26-62 75-20 43-24 86-24 119 0 30 4 75 25 119 23 48 56 73 61 73 2 0 3-1 3-3z"><text:p/></draw:path><draw:path draw:style-name="gr180" draw:text-style-name="P67" svg:width="0.1252in" svg:height="0.1028in" svg:x="2.1264in" svg:y="0.0311in" svg:viewBox="0 0 319 262" svg:d="M177 105c-11-26-21-52-32-77-1-4-1-4-2-5 0-2 7-10 23-12 3 0 8 0 8-7 0-4-6-4-7-4-15 0-32 1-48 1-10 0-34-1-43-1-2 0-8 0-8 8 0 3 5 3 9 3 24 0 26 4 30 13 15 37 29 72 45 108-28 29-54 58-82 87-1 2-3 3-4 5-20 21-37 26-57 27-6 2-9 2-9 7 0 1 0 4 6 4 11 0 24-1 36-1 14 0 28 1 43 1 2 0 6 0 6-7 0-2-3-4-4-4-3 0-15-1-15-11 0-6 5-13 11-17 13-15 26-29 39-42 11-13 23-27 34-39 13 31 27 62 40 93 1 4 1 3 1 5 0 4-7 10-22 11-4 2-8 2-8 7 0 4 5 4 6 4 11 0 38-1 49-1 9 0 33 1 43 1 2 0 7 0 7-6 0-5-4-5-7-5-26 0-26-1-33-16-15-36-42-96-50-119 26-28 67-74 79-85 12-9 26-19 49-20 6 0 9 0 9-8-2-1 0-3-5-3-11 0-25 1-37 1-14 0-28-1-43-1-2 0-7 0-7 8 0 2 2 3 5 3 3 1 16 1 16 12 0 6-5 11-8 14-21 23-42 46-63 68z"><text:p/></draw:path><draw:path draw:style-name="gr180" draw:text-style-name="P67" svg:width="0.0469in" svg:height="0.0705in" svg:x="2.2673in" svg:y="0.0004in" svg:viewBox="0 0 120 180" svg:d="M120 131c-3 0-7 0-10 0 0 6-3 22-7 25-2 1-23 1-26 1-16 0-34 0-51 0 29-25 39-32 54-46 21-15 40-33 40-58 0-33-29-53-64-53-33 0-56 24-56 49 0 14 11 15 14 15 7 0 15-4 15-14 0-5-3-15-17-15 9-20 28-25 40-25 27 0 42 21 42 43 0 24-17 42-26 52-22 21-44 43-66 65-2 2-2 2-2 10 37 0 74 0 111 0 3-17 6-33 9-49z"><text:p/></draw:path><draw:path draw:style-name="gr180" draw:text-style-name="P67" svg:width="0.035in" svg:height="0.1516in" svg:x="2.3374in" svg:y="0.0201in" svg:viewBox="0 0 90 386" svg:d="M90 194c0-31-4-77-26-121-23-48-56-73-60-73-3 0-4 1-4 4 0 2 0 2 8 9 37 38 59 99 59 181 0 65-14 132-61 182-6 4-6 4-6 7 0 2 1 3 4 3 4 0 39-26 61-75 20-43 25-85 25-117z"><text:p/></draw:path><draw:path draw:style-name="gr180" draw:text-style-name="P67" svg:width="0.0929in" svg:height="0.0055in" svg:x="2.4346in" svg:y="0.0937in" svg:viewBox="0 0 237 15" svg:d="M222 15c7 0 15 0 15-7 0-8-8-8-15-8-69 0-139 0-209 0-6 0-13 0-13 8 0 7 7 7 13 7 70 0 140 0 209 0z"><text:p/></draw:path><draw:path draw:style-name="gr180" draw:text-style-name="P67" svg:width="0.0949in" svg:height="0.1035in" svg:x="2.576in" svg:y="0.0299in" svg:viewBox="0 0 242 264" svg:d="M95 135c10 0 28 0 41 8 19 13 20 33 20 36 1 5 1 10 8 10s7-6 7-13c0-35 0-70 0-104 0-7 0-12-7-12s-8 5-8 8c-2 50-40 52-61 53 0-27 0-54 0-81s7-27 16-27c7 0 12 0 19 0 53 0 78 27 80 54 1 2 1 9 8 9 6 0 6-7 6-13 0-17 0-34 0-51 0-11-1-12-13-12-66 0-132 0-198 0-6 0-13 0-13 7 0 6 8 6 11 6 22 0 23 4 23 22 0 64 0 129 0 194 0 18-1 22-22 22-5 0-12 0-12 6 0 7 7 7 13 7 68 0 137 0 205 0 8 0 12 0 13-6 3-21 11-64 11-65 0-4-3-8-7-8-5 0-5 4-7 6-2 10-6 26-34 43-20 12-40 17-61 17-8 0-14 0-22 0-9 0-16 0-16-26 0-31 0-61 0-90zM210 13c0 7 0 12 0 19-6-8-13-13-22-19 8 0 14 0 22 0zM135 127c6-2 15-9 21-17 0 10 0 21 0 32-9-10-14-11-21-15zM47 34c0-4 0-14-2-21 13 0 28 0 41 0-5 9-5 22-5 26 0 61 0 124 0 187 0 14 3 22 5 25-13 0-28 0-41 0 2-6 2-16 2-20 0-67 0-132 0-197zM191 251c13-6 24-14 31-22 0 3-3 19-3 22-9 0-19 0-28 0z"><text:p/></draw:path><draw:path draw:style-name="gr180" draw:text-style-name="P67" svg:width="0.035in" svg:height="0.1516in" svg:x="2.6906in" svg:y="0.0201in" svg:viewBox="0 0 90 386" svg:d="M90 383c0-3 0-3-6-9-49-49-61-121-61-180 0-68 14-136 62-183 5-5 5-5 5-7 0-3-2-4-4-4-3 0-39 26-62 75-18 43-24 86-24 119 0 30 4 75 25 119 25 48 58 73 61 73 2 0 4-1 4-3z"><text:p/></draw:path><draw:path draw:style-name="gr180" draw:text-style-name="P67" svg:width="0.1248in" svg:height="0.1028in" svg:x="2.739in" svg:y="0.0311in" svg:viewBox="0 0 318 262" svg:d="M177 105c-11-26-22-52-33-77-1-4-1-4-2-5 0-2 7-10 23-12 4 0 8 0 8-7 0-4-5-4-6-4-16 0-33 1-48 1-10 0-34-1-44-1-2 0-7 0-7 8 0 3 4 3 9 3 23 0 25 4 29 13 15 37 30 72 46 108-28 29-54 58-82 87-2 2-3 3-5 5-19 21-37 26-57 27-5 2-8 2-8 7 0 1 0 4 4 4 13 0 25-1 37-1 14 0 29 1 44 1 2 0 6 0 6-7 0-2-3-2-4-4-3 0-15-1-15-11 0-6 5-13 9-17 14-15 27-29 40-42 12-13 23-27 35-39 13 31 26 62 39 93 2 4 1 3 2 5 0 4-8 10-23 11-3 2-8 2-8 7 0 4 5 4 7 4 11 0 37-1 48-1 10 0 33 1 43 1 2 0 8 0 8-6 0-5-5-5-8-5-25 0-26-1-33-16-15-36-41-96-49-119 26-28 67-74 79-85 11-9 25-19 48-20 6 0 9 0 9-8-1-1 0-3-4-3-13 0-25 1-37 1-14 0-29-1-43-1-2 0-7 0-7 8 0 2 2 3 4 3 3 1 15 1 15 12 0 6-4 11-6 14-21 23-42 46-63 68z"><text:p/></draw:path><draw:path draw:style-name="gr180" draw:text-style-name="P67" svg:width="0.0346in" svg:height="0.1516in" svg:x="2.8815in" svg:y="0.0201in" svg:viewBox="0 0 89 386" svg:d="M89 194c0-31-3-77-25-121-23-48-56-73-61-73-2 0-3 1-3 4 0 2 0 2 8 9 37 38 59 99 59 181 0 65-14 132-63 182-4 4-4 4-4 7 0 2 1 3 3 3 5 0 40-26 62-75 20-43 24-85 24-117z"><text:p/></draw:path><draw:path draw:style-name="gr180" draw:text-style-name="P67" svg:width="0.0469in" svg:height="0.0705in" svg:x="2.9386in" svg:y="0.0004in" svg:viewBox="0 0 120 180" svg:d="M120 131c-3 0-7 0-10 0 0 6-3 22-7 25-2 1-23 1-26 1-16 0-34 0-51 0 29-25 39-32 55-46 20-15 39-33 39-58 0-33-29-53-64-53-33 0-56 24-56 49 0 14 12 15 14 15 7 0 15-4 15-14 0-5-3-15-16-15 8-20 27-25 40-25 26 0 41 21 41 43 0 24-17 42-26 52-22 21-43 43-65 65-3 2-3 2-3 10 37 0 74 0 111 0 3-17 6-33 9-49z"><text:p/></draw:path></draw:g></draw:g></text:p>
            <text:p text:style-name="P8"><draw:g text:anchor-type="as-char" svg:y="-0.1319in" draw:z-index="218" draw:name="Shape3" draw:style-name="gr178"><svg:title>TexMaths</svg:title><svg:desc>11§display§var(aX + b) = a^2 var(X)§svg§600§FALSE§</svg:desc><draw:g draw:style-name="gr2"><draw:path draw:style-name="gr179" draw:text-style-name="P66" svg:width="1.6299in" svg:height="0.1543in" svg:x="0.0039in" svg:y="0.0079in" svg:viewBox="0 0 4141 393" svg:d="M0 0c1381 0 2760 0 4141 0 0 131 0 263 0 393-1381 0-2760 0-4141 0 0-130 0-262 0-393z"><text:p/></draw:path><draw:path draw:style-name="gr180" draw:text-style-name="P67" svg:width="0.0661in" svg:height="0.0681in" svg:x="0.0004in" svg:y="0.0665in" svg:viewBox="0 0 169 174" svg:d="M169 26c0-21-9-26-16-26-10 0-19 10-19 18 0 5 2 7 6 12 9 7 13 17 13 32s-23 104-68 104c-20 0-29-14-29-34 0-22 10-50 22-81 3-7 5-13 5-20 0-17-13-31-31-31-37 0-52 55-52 59s3 3 4 4c5 0 5-1 7-7 11-40 28-48 40-48 2 0 8 0 8 13 0 9-3 20-6 26-17 45-22 63-22 79 0 42 34 48 52 48 64 0 86-128 86-148z"><text:p/></draw:path><draw:path draw:style-name="gr180" draw:text-style-name="P67" svg:width="0.0693in" svg:height="0.0681in" svg:x="0.0815in" svg:y="0.0665in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4 28-19 0-24-22-24-36 0-20 12-67 20-85 13-23 30-37 46-37 25 0 30 32 30 34s-1 4-1 6c-6 26-13 51-20 76z"><text:p/></draw:path><draw:path draw:style-name="gr180" draw:text-style-name="P67" svg:width="0.0614in" svg:height="0.0681in" svg:x="0.1602in" svg:y="0.0665in" svg:viewBox="0 0 157 174" svg:d="M23 147c-1 6-4 15-4 17 0 6 5 10 12 10 4 0 11-4 14-11 0-1 13-54 16-61 3-12 9-39 12-49 1-6 12-23 22-32 2-3 14-13 30-13 10 0 16 5 17 5-12 1-21 11-21 21 0 6 4 13 15 13 10 0 21-9 21-23 0-13-12-24-32-24-25 0-42 19-49 30-3-18-18-30-35-30-18 0-26 14-29 22-8 12-12 36-12 37 0 4 3 4 4 4 5 0 5 0 7-9 7-28 14-46 29-46 6 0 12 3 12 17 0 9-1 13-7 33-8 30-14 60-22 89z"><text:p/></draw:path><draw:path draw:style-name="gr180" draw:text-style-name="P67" svg:width="0.0346in" svg:height="0.1504in" svg:x="0.2437in" svg:y="0.0193in" svg:viewBox="0 0 89 383" svg:d="M89 379c0-1 0-1-6-8-49-48-61-122-61-179 0-67 15-134 63-182 4-5 4-6 4-7 0-2-1-3-3-3-5 0-39 26-62 75-20 43-24 84-24 117 0 29 4 76 25 119 23 47 56 72 61 72 2 0 3-1 3-4z"><text:p/></draw:path><draw:path draw:style-name="gr180" draw:text-style-name="P67" svg:width="0.0693in" svg:height="0.0681in" svg:x="0.2941in" svg:y="0.0665in" svg:viewBox="0 0 177 174" svg:d="M129 24c-8-14-19-24-37-24-45 0-92 56-92 112 0 36 21 62 51 62 7 0 27-2 50-29 4 17 17 29 35 29 14 0 24-9 29-21 7-15 12-38 12-39 0-3-3-3-5-3-4 0-4 1-5 7-6 25-14 48-29 48-11 0-13-11-13-19 0-7 2-11 6-27 4-17 4-21 9-35 4-18 9-37 13-54 3-11 3-12 3-13 0-7-5-10-11-10-10 0-15 7-16 16zM103 124c-2 7-2 8-7 14-18 21-33 28-44 28-19 0-24-22-24-36 0-20 12-67 20-85 13-23 30-37 46-37 25 0 30 32 30 34s-1 4-2 6c-6 26-12 51-19 76z"><text:p/></draw:path><draw:path draw:style-name="gr180" draw:text-style-name="P67" svg:width="0.1248in" svg:height="0.1024in" svg:x="0.3724in" svg:y="0.0295in" svg:viewBox="0 0 318 261" svg:d="M177 104c-11-25-22-50-33-75-1-4-1-5-1-6 0-2 7-10 22-11 4 0 8-1 8-8 0-4-5-4-6-4-15 0-32 1-48 1-10 0-34-1-44-1-2 0-7 0-7 8 0 4 5 4 9 4 23 0 25 4 30 12 15 36 29 72 45 108-28 28-54 58-82 87-2 1-3 2-5 3-19 21-36 27-56 28-6 0-9 0-9 8 1 1 0 3 4 3 13 0 26-1 38-1 14 0 28 1 43 1 2 0 6 0 6-7 0-4-3-4-4-4-3-1-15-1-15-12 0-6 5-12 9-17 14-13 27-28 40-41 12-13 23-25 35-37 13 31 26 61 39 91 2 3 1 3 2 4 0 4-8 10-22 12-4 0-8 0-8 7 0 4 5 4 6 4 11 0 37-1 48-1 10 0 33 1 43 1 3 0 8 0 8-6 0-5-5-5-7-5-26-1-27-2-34-17-14-34-41-95-49-118 26-27 67-72 79-83 11-9 26-19 49-20 5 0 8 0 8-8-1-1 0-4-4-4-13 0-25 1-37 1-14 0-28-1-43-1-2 0-7 0-7 8 0 3 2 4 4 4 4 0 15 1 15 12 0 6-3 10-6 14-21 22-42 44-63 66z"><text:p/></draw:path><draw:path draw:style-name="gr180" draw:text-style-name="P67" svg:width="0.1008in" svg:height="0.1004in" svg:x="0.5488in" svg:y="0.0445in" svg:viewBox="0 0 257 256" svg:d="M136 136c37 0 72 0 108 0 6 0 13 0 13-7 0-8-7-8-13-8-36 0-71 0-108 0 0-36 0-72 0-108 0-5 0-13-7-13-8 0-8 8-8 13 0 36 0 72 0 108-36 0-73 0-109 0-4 0-12 0-12 8 0 7 8 7 12 7 36 0 73 0 109 0 0 35 0 72 0 107 0 5 0 13 8 13 7 0 7-8 7-13 0-35 0-72 0-107z"><text:p/></draw:path><draw:path draw:style-name="gr180" draw:text-style-name="P67" svg:width="0.0555in" svg:height="0.1059in" svg:x="0.6996in" svg:y="0.0283in" svg:viewBox="0 0 142 270" svg:d="M75 4c-2-1 0-4-6-4-8 0-37 3-47 4-3 0-7 1-7 8 0 4 4 4 9 4 19 0 20 4 20 7 0 2-4 15-5 24-11 42-21 84-32 125-5 19-7 26-7 39 0 36 21 59 50 59 45 0 92-56 92-111 0-35-20-61-51-61-17 0-34 11-45 23 10-40 19-78 29-117zM39 151c2-9 2-10 5-15 19-24 36-31 46-31 15 0 24 13 24 37 0 23-12 67-19 81-12 25-31 40-45 40s-27-11-27-40c0-5 0-13 7-37 3-12 5-24 9-35z"><text:p/></draw:path><draw:path draw:style-name="gr180" draw:text-style-name="P67" svg:width="0.035in" svg:height="0.1504in" svg:x="0.7661in" svg:y="0.0193in" svg:viewBox="0 0 90 383" svg:d="M90 192c0-29-4-77-25-119-23-49-56-73-61-73-2 0-4 1-4 3 0 1 0 2 8 9 38 39 60 100 60 180 0 65-14 132-62 182-6 4-6 4-6 5 0 3 2 4 4 4 5 0 39-26 62-74 20-43 24-86 24-117z"><text:p/></draw:path><draw:path draw:style-name="gr180" draw:text-style-name="P67" svg:width="0.1008in" svg:height="0.035in" svg:x="0.8669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80" draw:text-style-name="P67" svg:width="0.0693in" svg:height="0.0681in" svg:x="1.0256in" svg:y="0.0665in" svg:viewBox="0 0 177 174" svg:d="M129 24c-8-14-19-24-37-24-45 0-92 56-92 112 0 36 21 62 51 62 7 0 27-2 50-29 4 17 17 29 35 29 14 0 22-9 29-21 7-15 12-38 12-39 0-3-3-3-5-3-4 0-4 1-5 7-6 25-14 48-29 48-11 0-13-11-13-19 0-7 2-11 6-27 4-17 4-21 9-35 4-18 9-37 13-54 3-11 3-12 3-13 0-7-5-10-12-10-9 0-14 7-15 16zM103 124c-2 7-2 8-7 14-18 21-33 28-44 28-19 0-24-22-24-36 0-20 12-67 20-85 13-23 30-37 46-37 25 0 30 32 30 34s-1 4-2 6c-6 26-12 51-19 76z"><text:p/></draw:path><draw:path draw:style-name="gr180" draw:text-style-name="P67" svg:width="0.0469in" svg:height="0.0701in" svg:x="1.1067in" svg:y="0in" svg:viewBox="0 0 120 179" svg:d="M120 130c-3 0-7 0-10 0 0 6-3 22-7 24-2 2-23 2-26 2-16 0-34 0-51 0 29-25 39-33 54-45 21-17 40-33 40-58 0-33-29-53-64-53-33 0-56 23-56 48 0 14 11 16 14 16 7 0 15-6 15-15 0-5-3-14-17-14 9-20 28-25 40-25 27 0 42 21 42 43 0 23-17 41-26 51-22 21-44 42-66 64-2 2-2 3-2 11 37 0 74 0 111 0 3-16 6-33 9-49z"><text:p/></draw:path><draw:path draw:style-name="gr180" draw:text-style-name="P67" svg:width="0.0669in" svg:height="0.0681in" svg:x="1.1724in" svg:y="0.0665in" svg:viewBox="0 0 171 174" svg:d="M171 26c0-21-11-26-18-26-10 0-19 10-19 18 0 5 2 7 6 12 9 7 13 17 13 32s-23 104-68 104c-20 0-29-14-29-34 0-22 10-50 22-81 3-7 5-13 5-20 0-17-13-31-31-31-37 0-52 55-52 59s3 3 4 4c5 0 5-1 7-7 11-40 28-48 40-48 2 0 8 0 8 13 0 9-3 20-6 26-17 45-22 63-22 79 0 42 34 48 52 48 64 0 88-128 88-148z"><text:p/></draw:path><draw:path draw:style-name="gr180" draw:text-style-name="P67" svg:width="0.0693in" svg:height="0.0681in" svg:x="1.2535in" svg:y="0.0665in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3 28-20 0-25-22-25-36 0-20 12-67 20-85 13-23 30-37 46-37 25 0 30 32 30 34s-1 4-1 6c-6 26-13 51-20 76z"><text:p/></draw:path><draw:path draw:style-name="gr180" draw:text-style-name="P67" svg:width="0.0614in" svg:height="0.0681in" svg:x="1.3323in" svg:y="0.0665in" svg:viewBox="0 0 157 174" svg:d="M23 147c-1 6-3 15-3 17 0 6 4 10 11 10 4 0 11-4 14-11 0-1 13-54 16-61 3-12 9-39 12-49 1-6 12-23 22-32 3-3 14-13 30-13 10 0 16 5 17 5-12 1-21 11-21 21 0 6 4 13 15 13 10 0 21-9 21-23 0-13-12-24-32-24-25 0-41 19-49 30-3-18-18-30-35-30-18 0-26 14-29 22-6 12-12 36-12 37 0 4 3 4 4 4 5 0 5 0 7-9 7-28 14-46 29-46 6 0 12 3 12 17 0 9-1 13-7 33-8 30-14 60-22 89z"><text:p/></draw:path><draw:path draw:style-name="gr180" draw:text-style-name="P67" svg:width="0.0346in" svg:height="0.1504in" svg:x="1.4157in" svg:y="0.0193in" svg:viewBox="0 0 89 383" svg:d="M89 379c0-1 0-1-6-8-49-48-61-122-61-179 0-67 15-134 63-182 4-5 4-6 4-7 0-2-1-3-3-3-5 0-39 26-62 75-20 43-24 84-24 117 0 29 4 76 25 119 23 47 56 72 61 72 2 0 3-1 3-4z"><text:p/></draw:path><draw:path draw:style-name="gr180" draw:text-style-name="P67" svg:width="0.1252in" svg:height="0.1024in" svg:x="1.4638in" svg:y="0.0295in" svg:viewBox="0 0 319 261" svg:d="M177 104c-11-25-21-50-32-75-1-4-2-5-2-6 0-2 7-10 23-11 3 0 8-1 8-8 0-4-6-4-7-4-15 0-32 1-48 1-10 0-33-1-43-1-2 0-8 0-8 8 0 4 5 4 9 4 24 0 26 4 30 12 15 36 29 72 45 108-28 28-54 58-82 87-1 1-3 2-4 3-20 21-37 27-57 28-6 0-9 0-9 8 2 1 0 3 6 3 11 0 24-1 36-1 14 0 30 1 43 1 2 0 7 0 7-7 0-4-4-4-5-4-3-1-15-1-15-12 0-6 5-12 11-17 13-13 26-28 39-41 11-13 23-25 34-37 13 31 27 61 40 91 1 3 1 3 1 4 0 4-7 10-22 12-4 0-8 0-8 7 0 4 5 4 6 4 11 0 38-1 49-1 9 0 33 1 43 1 2 0 7 0 7-6 0-5-4-5-7-5-26-1-26-2-33-17-15-34-42-95-50-118 26-27 67-72 79-83 12-9 26-19 49-20 6 0 9 0 9-8-2-1 0-4-5-4-11 0-25 1-37 1-14 0-28-1-43-1-2 0-7 0-7 8 0 3 2 4 5 4s16 1 16 12c0 6-5 10-8 14-21 22-42 44-63 66z"><text:p/></draw:path><draw:path draw:style-name="gr180" draw:text-style-name="P67" svg:width="0.035in" svg:height="0.1504in" svg:x="1.6063in" svg:y="0.0193in" svg:viewBox="0 0 90 383" svg:d="M90 192c0-29-4-77-25-119-23-49-56-73-61-73-2 0-4 1-4 3 0 1 0 2 8 9 38 39 60 100 60 180 0 65-14 132-62 182-6 4-6 4-6 5 0 3 2 4 4 4 5 0 39-26 62-74 20-43 24-86 24-117z"><text:p/></draw:path></draw:g></draw:g><text:s text:c="2"/></text:p>
            <text:p text:style-name="P8"><text:span text:style-name="T11"><draw:g text:anchor-type="as-char" svg:y="-0.1134in" draw:z-index="219" draw:name="Shape4" draw:style-name="gr178"><svg:title>TexMaths</svg:title><svg:desc>11§display§var(X + Y) = var(X) + var(Y) + 2cov(X,Y)§svg§600§FALSE§</svg:desc><draw:g draw:style-name="gr2"><draw:path draw:style-name="gr179" draw:text-style-name="P66" svg:width="3.035in" svg:height="0.1358in" svg:x="0.0039in" svg:y="0.0071in" svg:viewBox="0 0 7710 346" svg:d="M3856 346c-1286 0-2570 0-3856 0 0-116 0-230 0-346 2570 0 5139 0 7710 0 0 116 0 230 0 346-1285 0-2570 0-3854 0z"><text:p/></draw:path><draw:path draw:style-name="gr180" draw:text-style-name="P67" svg:width="0.0665in" svg:height="0.0685in" svg:x="0.0004in" svg:y="0.0453in" svg:viewBox="0 0 170 175" svg:d="M170 28c0-21-9-28-17-28-10 0-19 10-19 19 0 5 2 7 7 12 7 8 13 17 13 31 0 16-24 104-69 104-20 0-29-13-29-33 0-22 11-49 22-82 3-6 6-11 6-19 0-18-14-32-32-32-37 0-52 56-52 59 0 5 4 5 5 5 4 0 5-1 6-8 11-38 29-47 40-47 3 0 9 0 9 12 0 10-4 20-6 27-18 44-22 62-22 80 0 40 33 47 52 47 64 0 86-128 86-147z"><text:p/></draw:path><draw:path draw:style-name="gr180" draw:text-style-name="P67" svg:width="0.0693in" svg:height="0.0685in" svg:x="0.0815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180" draw:text-style-name="P67" svg:width="0.0614in" svg:height="0.0685in" svg:x="0.1602in" svg:y="0.0453in" svg:viewBox="0 0 157 175" svg:d="M23 148c-1 6-3 15-3 17 0 7 5 10 11 10 4 0 11-3 14-11 1-1 14-54 15-61 4-13 10-39 13-50 2-5 12-23 22-32 3-2 14-12 30-12 10 0 16 4 17 4-12 2-21 11-21 21 0 7 4 14 15 14 10 0 21-8 21-23 0-13-12-25-32-25-25 0-41 19-49 30-3-18-17-30-35-30s-26 15-29 22c-7 13-12 36-12 37 0 5 3 4 4 5 5 0 5-1 7-9 7-27 14-46 29-46 6 0 12 3 12 17 0 8-1 13-7 32-8 30-14 60-22 90z"><text:p/></draw:path><draw:path draw:style-name="gr180" draw:text-style-name="P67" svg:width="0.035in" svg:height="0.1512in" svg:x="0.2437in" svg:y="0in" svg:viewBox="0 0 90 385" svg:d="M90 381c0-1 0-1-6-8-49-49-62-122-62-179 0-68 15-136 63-183 5-5 5-5 5-7 0-3-2-4-4-4-4 0-39 26-62 76-20 42-24 85-24 118 0 28 4 75 25 119 23 47 57 72 61 72 2 0 4-1 4-4z"><text:p/></draw:path><draw:path draw:style-name="gr180" draw:text-style-name="P67" svg:width="0.1252in" svg:height="0.1028in" svg:x="0.2917in" svg:y="0.0098in" svg:viewBox="0 0 319 262" svg:d="M177 105c-11-27-21-52-32-77-1-4-1-4-2-5 0-2 7-10 23-11 3-1 8-1 8-8 0-4-5-4-6-4-16 0-33 1-49 1-10 0-33-1-43-1-2 0-7 0-7 8 0 4 4 4 9 4 23 0 25 3 29 12 15 37 29 72 45 108-28 29-54 57-82 86-1 2-3 3-4 4-19 21-37 27-57 28-5 1-9 1-9 8 0 1 0 4 5 4 13 0 25-1 37-1 14 0 29 1 43 1 2 0 7 0 7-8 0-3-4-4-5-4-3 0-16-1-16-12 0-6 7-12 11-17 14-13 27-27 40-40 11-14 23-27 34-39 13 31 27 62 40 91 1 5 2 5 2 6 0 3-8 10-23 11-5 1-8 1-8 8 0 4 5 4 6 4 11 0 38-1 49-1 10 0 33 1 43 1 2 0 7 0 7-8 0-4-4-4-7-4-25 0-26-1-33-17-15-35-41-94-49-117 25-28 66-74 79-85 11-9 25-18 48-19 6-1 9-1 9-8 0-1 0-4-6-4-11 0-24 1-36 1-14 0-28-1-43-1-2 0-6 0-6 8 0 2 1 3 4 4 3 0 15 1 15 11 0 6-4 11-7 14-21 22-42 44-63 68z"><text:p/></draw:path><draw:path draw:style-name="gr180" draw:text-style-name="P67" svg:width="0.1008in" svg:height="0.1in" svg:x="0.4681in" svg:y="0.0252in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180" draw:text-style-name="P67" svg:width="0.1106in" svg:height="0.1028in" svg:x="0.6169in" svg:y="0.0098in" svg:viewBox="0 0 282 262" svg:d="M218 44c2-2 3-3 5-5 11-13 24-26 51-27 4-1 8-1 8-8 0-3-3-4-6-4-10 0-21 1-31 1-13 0-26-1-39-1-3 0-7 0-7 7 0 4 3 5 6 5 2 0 14 0 14 9 0 7-9 16-11 18-30 34-60 68-89 103-15-39-29-76-43-114-2-6-1-5-2-7 0-9 18-9 23-9s9 0 9-8c0-4-5-4-6-4-11 0-38 1-49 1-9 0-33-1-43-1-3 0-8 0-8 8 0 4 4 4 10 4 23 0 24 3 27 12 16 43 32 85 48 128 1 1 2 5 2 7 0 1-16 61-18 69-5 21-5 22-36 22-8 0-11 0-11 8 0 4 3 3 5 4 11 0 39-1 50-1 10 0 38 1 49 1 3 0 7 0 7-8 0-4-3-4-11-4-4 0-8 0-14 0-8-1-10-2-10-7 0-2 3-16 5-24 5-18 9-36 14-54 2-6 2-8 5-11 32-37 64-74 96-110z"><text:p/></draw:path><draw:path draw:style-name="gr180" draw:text-style-name="P67" svg:width="0.035in" svg:height="0.1512in" svg:x="0.7425in" svg:y="0in" svg:viewBox="0 0 90 385" svg:d="M90 194c0-31-4-77-25-121-23-48-57-73-61-73-2 0-4 2-4 4s0 2 8 9c37 38 59 99 59 181 0 64-14 132-62 180-5 6-5 6-5 7 0 2 2 4 4 4 4 0 39-26 62-76 20-41 24-84 24-115z"><text:p/></draw:path><draw:path draw:style-name="gr180" draw:text-style-name="P67" svg:width="0.1008in" svg:height="0.0354in" svg:x="0.844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80" draw:text-style-name="P67" svg:width="0.0661in" svg:height="0.0685in" svg:x="1.0008in" svg:y="0.0453in" svg:viewBox="0 0 169 175" svg:d="M169 28c0-21-10-28-17-28-9 0-19 10-19 19 0 5 2 7 7 12 7 8 13 17 13 31 0 16-24 104-69 104-20 0-29-13-29-33 0-22 11-49 23-82 2-6 4-11 4-19 0-18-12-32-31-32-37 0-51 56-51 59 0 5 3 5 4 5 4 0 5-1 6-8 12-38 28-47 39-47 4 0 10 0 10 12 0 10-4 20-6 27-18 44-22 62-22 80 0 40 34 47 51 47 65 0 87-128 87-147z"><text:p/></draw:path><draw:path draw:style-name="gr180" draw:text-style-name="P67" svg:width="0.0693in" svg:height="0.0685in" svg:x="1.0811in" svg:y="0.0453in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6-37 24 0 29 32 29 34s0 4-1 7c-6 24-12 49-19 74z"><text:p/></draw:path><draw:path draw:style-name="gr180" draw:text-style-name="P67" svg:width="0.0614in" svg:height="0.0685in" svg:x="1.1598in" svg:y="0.0453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7-27 14-46 28-46 6 0 12 3 12 17 0 8-1 13-7 32-8 30-14 60-22 90z"><text:p/></draw:path><draw:path draw:style-name="gr180" draw:text-style-name="P67" svg:width="0.035in" svg:height="0.1512in" svg:x="1.2437in" svg:y="0in" svg:viewBox="0 0 90 385" svg:d="M90 381c0-1 0-1-6-8-49-49-61-122-61-179 0-68 14-136 62-183 5-5 5-5 5-7 0-3-2-4-4-4-4 0-39 26-62 76-20 42-24 85-24 118 0 28 4 75 25 119 24 47 57 72 61 72 2 0 4-1 4-4z"><text:p/></draw:path><draw:path draw:style-name="gr180" draw:text-style-name="P67" svg:width="0.1248in" svg:height="0.1028in" svg:x="1.2921in" svg:y="0.0098in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1 5 2 5 2 6 0 3-8 10-23 11-4 1-8 1-8 8 0 4 4 4 7 4 11 0 37-1 48-1 10 0 33 1 43 1 2 0 8 0 8-8 0-4-5-4-8-4-25 0-26-1-33-17-15-35-41-94-50-117 27-28 68-74 80-85 11-9 25-18 48-19 6-1 9-1 9-8 0-1 0-4-5-4-12 0-25 1-36 1-14 0-30-1-43-1-3 0-7 0-7 8 0 2 2 3 4 4 3 0 15 1 15 11 0 6-4 11-6 14-21 22-42 44-63 68z"><text:p/></draw:path><draw:path draw:style-name="gr180" draw:text-style-name="P67" svg:width="0.0346in" svg:height="0.1512in" svg:x="1.4346in" svg:y="0in" svg:viewBox="0 0 89 385" svg:d="M89 194c0-31-3-77-25-121-23-48-56-73-61-73-2 0-3 2-3 4s0 2 8 9c37 38 59 99 59 181 0 64-14 132-63 180-4 6-4 6-4 7 0 2 1 4 3 4 5 0 40-26 62-76 20-41 24-84 24-115z"><text:p/></draw:path><draw:path draw:style-name="gr180" draw:text-style-name="P67" svg:width="0.1008in" svg:height="0.1in" svg:x="1.5268in" svg:y="0.0252in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180" draw:text-style-name="P67" svg:width="0.0661in" svg:height="0.0685in" svg:x="1.6748in" svg:y="0.0453in" svg:viewBox="0 0 169 175" svg:d="M169 28c0-21-10-28-16-28-10 0-19 10-19 19 0 5 2 7 6 12 8 8 13 17 13 31 0 16-23 104-68 104-20 0-29-13-29-33 0-22 10-49 22-82 3-6 4-11 4-19 0-18-12-32-30-32-37 0-52 56-52 59 0 5 3 4 4 5 5 0 5-1 7-8 11-38 27-47 40-47 2 0 8 0 8 12 0 10-3 20-6 27-17 44-22 62-22 80 0 40 34 47 51 47 65 0 87-128 87-147z"><text:p/></draw:path><draw:path draw:style-name="gr180" draw:text-style-name="P67" svg:width="0.0693in" svg:height="0.0685in" svg:x="1.7559in" svg:y="0.0453in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4 27-19 0-25-21-25-36 0-19 13-66 21-84 12-23 30-37 45-37 26 0 31 32 31 34s-1 4-1 7c-6 24-13 49-20 74z"><text:p/></draw:path><draw:path draw:style-name="gr180" draw:text-style-name="P67" svg:width="0.0614in" svg:height="0.0685in" svg:x="1.8346in" svg:y="0.0453in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7 14-46 29-46 6 0 12 3 12 17 0 8-1 13-7 32-8 30-14 60-22 90z"><text:p/></draw:path><draw:path draw:style-name="gr180" draw:text-style-name="P67" svg:width="0.0346in" svg:height="0.1512in" svg:x="1.9181in" svg:y="0in" svg:viewBox="0 0 89 385" svg:d="M89 381c0-1 0-1-7-8-48-49-60-122-60-179 0-68 15-136 63-183 4-5 4-5 4-7 0-3-1-4-3-4-5 0-39 26-62 76-20 42-24 85-24 118 0 28 4 75 25 119 23 47 56 72 61 72 2 0 3-1 3-4z"><text:p/></draw:path><draw:path draw:style-name="gr180" draw:text-style-name="P67" svg:width="0.1098in" svg:height="0.1028in" svg:x="1.9677in" svg:y="0.0098in" svg:viewBox="0 0 280 262" svg:d="M217 44c2-2 3-3 5-5 12-13 25-26 51-27 4-1 7-1 7-8 0-3-1-4-4-4-10 0-21 1-32 1-13 0-26-1-38-1-3 0-8 0-8 7 0 4 4 5 7 5 2 0 13 0 13 9 0 7-9 16-10 18-30 34-61 68-90 103-15-39-28-76-42-114-3-6-2-5-3-7 0-9 19-9 23-9 5 0 10 0 10-8 0-4-6-4-7-4-11 0-37 1-48 1-10 0-35-1-43-1-3 0-8 0-8 8 0 4 4 4 9 4 23 0 25 3 28 12 16 43 32 85 48 128 0 1 1 5 1 7 0 1-16 61-17 69-5 21-5 22-36 22-8 0-11 0-11 8 0 4 4 4 5 4 11 0 38-1 49-1s38 1 49 1c4 0 8 0 8-8 0-4-3-4-11-4-1 0-8 0-14 0-9-1-11-2-11-7 0-2 3-16 5-24 5-18 9-36 13-54 3-6 4-8 6-11 32-37 64-74 96-110z"><text:p/></draw:path><draw:path draw:style-name="gr180" draw:text-style-name="P67" svg:width="0.0346in" svg:height="0.1512in" svg:x="2.0929in" svg:y="0in" svg:viewBox="0 0 89 385" svg:d="M89 194c0-31-3-77-25-121-23-48-56-73-61-73-2 0-3 2-3 4s0 2 8 9c37 38 59 99 59 181 0 64-14 132-63 180-4 6-4 6-4 7 0 2 1 4 3 4 5 0 39-26 62-76 20-41 24-84 24-115z"><text:p/></draw:path><draw:path draw:style-name="gr180" draw:text-style-name="P67" svg:width="0.1008in" svg:height="0.1in" svg:x="2.1858in" svg:y="0.0252in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180" draw:text-style-name="P67" svg:width="0.0602in" svg:height="0.1in" svg:x="2.3374in" svg:y="0.013in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draw:path draw:style-name="gr180" draw:text-style-name="P67" svg:width="0.0591in" svg:height="0.0685in" svg:x="2.4118in" svg:y="0.0453in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180" draw:text-style-name="P67" svg:width="0.065in" svg:height="0.0685in" svg:x="2.4776in" svg:y="0.0453in" svg:viewBox="0 0 166 175" svg:d="M166 65c0-40-27-65-63-65-51 0-103 55-103 110 0 38 26 65 62 65 51 0 104-53 104-110zM63 166c-17 0-34-12-34-42 0-18 9-60 23-80 18-30 40-35 51-35 22 0 34 19 34 42 0 14-7 55-22 80-14 22-35 35-52 35z"><text:p/></draw:path><draw:path draw:style-name="gr180" draw:text-style-name="P67" svg:width="0.0665in" svg:height="0.0685in" svg:x="2.5496in" svg:y="0.0453in" svg:viewBox="0 0 170 175" svg:d="M170 28c0-21-11-28-17-28-10 0-19 10-19 19 0 5 2 7 7 12 7 8 12 17 12 31 0 16-23 104-68 104-20 0-29-13-29-33 0-22 10-49 22-82 3-6 6-11 6-19 0-18-14-32-32-32-37 0-52 56-52 59 0 5 4 5 5 5 4 0 4-1 6-8 11-38 27-47 40-47 2 0 8 0 8 12 0 10-3 20-6 27-17 44-22 62-22 80 0 40 34 47 53 47 64 0 86-128 86-147z"><text:p/></draw:path><draw:path draw:style-name="gr180" draw:text-style-name="P67" svg:width="0.0346in" svg:height="0.1512in" svg:x="2.6394in" svg:y="0in" svg:viewBox="0 0 89 385" svg:d="M89 381c0-1 0-1-7-8-48-49-60-122-60-179 0-68 15-136 63-183 4-5 4-5 4-7 0-3-1-4-3-4-5 0-39 26-62 76-20 42-24 85-24 118 0 28 4 75 25 119 23 47 56 72 61 72 2 0 3-1 3-4z"><text:p/></draw:path><draw:path draw:style-name="gr180" draw:text-style-name="P67" svg:width="0.1252in" svg:height="0.1028in" svg:x="2.6878in" svg:y="0.0098in" svg:viewBox="0 0 319 262" svg:d="M177 105c-11-27-21-52-32-77-1-4-1-4-2-5 0-2 7-10 23-11 3-1 8-1 8-8 0-4-6-4-7-4-15 0-32 1-48 1-10 0-33-1-43-1-2 0-8 0-8 8 0 4 5 4 9 4 24 0 26 3 30 12 15 37 29 72 45 108-28 29-54 57-82 86-1 2-3 3-4 4-20 21-37 27-57 28-6 1-9 1-9 8 0 1 0 4 5 4 11 0 25-1 37-1 14 0 29 1 43 1 2 0 6 0 6-8 0-3-3-4-4-4-3 0-16-1-16-12 0-6 6-12 11-17 14-13 27-27 40-40 11-14 23-27 34-39 13 31 27 62 40 91 1 5 1 5 1 6 0 3-7 10-22 11-5 1-8 1-8 8 0 4 5 4 6 4 11 0 38-1 49-1 9 0 33 1 43 1 2 0 7 0 7-8 0-4-4-4-7-4-26 0-26-1-33-17-15-35-42-94-51-117 27-28 68-74 80-85 12-9 26-18 49-19 6-1 9-1 9-8 0-1 0-4-6-4-11 0-24 1-36 1-14 0-28-1-43-1-2 0-7 0-7 8 0 2 2 3 5 4 3 0 15 1 15 11 0 6-4 11-7 14-21 22-42 44-63 68z"><text:p/></draw:path><draw:path draw:style-name="gr180" draw:text-style-name="P67" svg:width="0.0173in" svg:height="0.0453in" svg:x="2.826in" svg:y="0.0972in" svg:viewBox="0 0 45 116" svg:d="M45 41c0-26-10-41-24-41-13 0-21 10-21 21 0 10 8 20 21 20 4 0 10-1 13-5 1-1 1-1 2-1 0 2 1 0 1 6 0 28-14 51-26 64-4 4-4 5-4 6 0 2 2 5 3 5 4 0 35-30 35-75z"><text:p/></draw:path><draw:path draw:style-name="gr180" draw:text-style-name="P67" svg:width="0.1106in" svg:height="0.1028in" svg:x="2.8858in" svg:y="0.0098in" svg:viewBox="0 0 282 262" svg:d="M218 44c2-2 3-3 5-5 11-13 24-26 51-27 4-1 8-1 8-8 0-3-3-4-6-4-10 0-21 1-32 1-12 0-25-1-38-1-3 0-7 0-7 7 0 4 3 5 6 5 2 0 14 0 14 9 0 7-9 16-11 18-30 34-60 68-89 103-15-39-29-76-43-114-2-6-1-5-2-7 0-9 18-9 23-9 4 0 9 0 9-8 0-4-5-4-6-4-11 0-38 1-49 1-9 0-33-1-43-1-3 0-8 0-8 8 0 4 4 4 9 4 24 0 25 3 28 12 16 43 32 85 48 128 1 1 2 5 2 7 0 1-16 61-18 69-5 21-5 22-36 22-8 0-11 0-11 8 0 4 3 3 5 4 11 0 39-1 50-1 10 0 38 1 49 1 3 0 7 0 7-8 0-4-3-4-11-4-4 0-8 0-14 0-8-1-10-2-10-7 0-2 3-16 5-24 5-18 9-36 14-54 2-6 2-8 5-11 32-37 64-74 96-110z"><text:p/></draw:path><draw:path draw:style-name="gr180" draw:text-style-name="P67" svg:width="0.035in" svg:height="0.1512in" svg:x="3.0114in" svg:y="0in" svg:viewBox="0 0 90 385" svg:d="M90 194c0-31-4-77-25-121-24-48-57-73-61-73-2 0-4 2-4 4s0 2 8 9c37 38 59 99 59 181 0 64-14 132-62 180-5 6-5 6-5 7 0 2 2 4 4 4 4 0 39-26 62-76 20-41 24-84 24-115z"><text:p/></draw:path></draw:g></draw:g></text:span><text:span text:style-name="T11"><text:s/></text:span></text:p>
            <text:p text:style-name="P37"><draw:g text:anchor-type="as-char" svg:y="-0.1472in" draw:z-index="220" draw:name="Shape5" draw:style-name="gr178"><svg:title>TexMaths</svg:title><svg:desc>11§display§ \mathbb{E}(g(X)) = \sum_{x \in Im(X)} g(x) P(X = x)§svg§600§FALSE§</svg:desc><draw:g draw:style-name="gr2"><draw:path draw:style-name="gr179" draw:text-style-name="P66" svg:width="2.2244in" svg:height="0.3437in" svg:x="0.0055in" svg:y="0.0079in" svg:viewBox="0 0 5651 874" svg:d="M0 0c1883 0 3768 0 5651 0 0 291 0 583 0 874-1883 0-3768 0-5651 0 0-291 0-583 0-874z"><text:p/></draw:path><draw:path draw:style-name="gr180" draw:text-style-name="P67" svg:width="0.0949in" svg:height="0.1039in" svg:x="0in" svg:y="0.0402in" svg:viewBox="0 0 242 265" svg:d="M95 135c9 0 28 0 41 8 19 12 20 33 20 35 1 6 1 10 8 10 6 0 7-4 7-12 0-35 0-69 0-105 0-6-1-12-7-12-7 0-8 6-8 9-2 50-42 53-61 53 0-28 0-54 0-81s7-27 16-27c7 0 12 0 19 0 52 0 78 28 80 54 0 3 1 9 7 9s6-7 6-13c0-17 0-33 0-50 0-12 0-13-12-13-66 0-132 0-198 0-6 0-13 0-13 7 0 6 8 6 10 6 22 0 24 3 24 22 0 65 0 129 0 194 0 18-1 22-22 22-5 0-12 0-12 6 0 8 7 8 13 8 68 0 137 0 205 0 8 0 11 0 12-5 1-2 12-65 12-68 0-4-4-6-7-6-5 0-7 4-7 5-2 10-6 26-34 43-20 11-40 17-62 17-7 0-14 0-21 0-9 0-16 0-16-26 0-29 0-60 0-90zM210 13c0 7 0 12 0 19-6-7-14-13-22-19 8 0 14 0 22 0zM135 126c6-2 15-7 21-16 0 11 0 22 0 33-9-11-14-10-21-15zM47 35c0-5 0-14-3-22 14 0 28 0 42 0-5 9-5 22-5 25 0 63 0 126 0 189 0 13 3 20 5 24-14 0-28 0-42 0 3-7 3-17 3-21 0-65 0-130 0-195zM191 251c13-7 24-15 31-21-1 1-3 19-4 21-9 0-18 0-27 0z"><text:p/></draw:path><draw:path draw:style-name="gr180" draw:text-style-name="P67" svg:width="0.035in" svg:height="0.1516in" svg:x="0.1142in" svg:y="0.0303in" svg:viewBox="0 0 90 386" svg:d="M90 383c0-1 0-2-6-9-49-48-62-121-62-180 0-68 15-135 63-183 5-4 5-6 5-7 0-3-2-4-4-4-3 0-39 26-62 76-20 42-24 85-24 118 0 29 4 77 25 119 23 49 58 73 61 73 2 0 4-1 4-3z"><text:p/></draw:path><draw:path draw:style-name="gr180" draw:text-style-name="P67" svg:width="0.0697in" svg:height="0.0984in" svg:x="0.1606in" svg:y="0.0772in" svg:viewBox="0 0 178 251" svg:d="M176 25c1-2 2-4 2-6 0-7-5-11-12-11-3 0-14 3-15 17-7-14-21-25-37-25-44 0-91 55-91 110 0 38 23 62 51 62 23 0 42-19 45-24v2c-8 34-12 49-12 50-3 3-16 42-56 42-7 0-20 0-31-4 12-4 16-14 16-20s-4-13-15-13c-9 0-21 6-21 22s14 24 52 24c48 0 76-31 81-54 14-57 29-115 43-172zM127 122c-3 10-12 20-20 26-9 8-20 15-32 15-19 0-24-20-24-35 0-19 11-65 21-85 11-19 27-34 44-34 25 0 30 32 30 33 0 2-1 4-1 6-6 25-12 50-18 74z"><text:p/></draw:path><draw:path draw:style-name="gr180" draw:text-style-name="P67" svg:width="0.0346in" svg:height="0.1516in" svg:x="0.2516in" svg:y="0.0303in" svg:viewBox="0 0 89 386" svg:d="M89 383c0-1 0-2-6-9-48-48-61-121-61-180 0-68 15-135 63-183 4-4 4-6 4-7 0-3-1-4-3-4-5 0-39 26-62 76-20 42-24 85-24 118 0 29 4 77 25 119 23 49 56 73 61 73 2 0 3-1 3-3z"><text:p/></draw:path><draw:path draw:style-name="gr180" draw:text-style-name="P67" svg:width="0.1252in" svg:height="0.1035in" svg:x="0.2996in" svg:y="0.0406in" svg:viewBox="0 0 319 264" svg:d="M177 104c-11-25-21-51-32-77-1-2-1-3-2-4 0-2 7-10 23-11 3-1 8-1 8-8 0-4-5-4-7-4-15 0-32 1-48 1-10 0-33-1-43-1-2 0-8 0-8 8 0 4 5 4 10 4 23 0 25 3 29 12 15 36 29 72 45 108-28 30-54 58-82 88-1 1-3 2-4 3-20 21-37 28-57 29-6 0-9 0-9 8 2 1 0 4 6 4 11 0 24-1 36-1 14 0 30 1 43 1 2 0 7 0 7-8 0-4-4-4-5-4-3-1-16-1-16-12 0-7 7-12 12-18 13-14 26-27 39-42 11-12 23-25 34-37 13 31 27 62 40 92 1 5 2 5 2 6 0 2-8 9-23 11-5 0-8 0-8 6s5 6 6 6c11 0 38-1 49-1 9 0 33 1 43 1 2 0 7 0 7-8 0-4-4-4-7-4-26-1-26-2-33-18-15-35-41-95-50-119 26-27 67-73 79-83s26-19 49-20c6-1 9-1 9-8 0-1 0-4-6-4-11 0-24 1-36 1-14 0-28-1-43-1-2 0-6 0-6 8 0 2 1 3 4 4 3 0 15 1 15 12 0 5-4 10-7 13-21 22-42 45-63 67z"><text:p/></draw:path><draw:path draw:style-name="gr180" draw:text-style-name="P67" svg:width="0.0346in" svg:height="0.1516in" svg:x="0.4425in" svg:y="0.0303in" svg:viewBox="0 0 89 386" svg:d="M89 194c0-31-4-77-25-121-23-48-56-73-61-73-2 0-3 2-3 4 0 1 0 3 7 9 38 39 60 99 60 181 0 66-14 134-63 182-4 5-4 6-4 7 0 2 1 3 3 3 5 0 39-25 62-75 20-43 24-86 24-117z"><text:p/></draw:path><draw:path draw:style-name="gr180" draw:text-style-name="P67" svg:width="0.035in" svg:height="0.1516in" svg:x="0.5016in" svg:y="0.0303in" svg:viewBox="0 0 90 386" svg:d="M90 194c0-31-4-77-25-121-24-48-57-73-61-73-2 0-4 2-4 4 0 1 0 3 8 9 37 39 59 99 59 181 0 66-14 134-61 182-6 5-6 6-6 7 0 2 2 3 4 3 4 0 39-25 62-75 20-43 24-86 24-117z"><text:p/></draw:path><draw:path draw:style-name="gr180" draw:text-style-name="P67" svg:width="0.1008in" svg:height="0.035in" svg:x="0.6028in" svg:y="0.08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80" draw:text-style-name="P67" svg:width="0.202in" svg:height="0.2126in" svg:x="0.9161in" svg:y="0in" svg:viewBox="0 0 514 541" svg:d="M467 541c16-42 31-82 47-124-4 0-6 0-9 0-15 41-56 67-101 78-8 2-47 12-120 12-78 0-155 0-233 0 66-77 131-154 197-231 2-2 3-3 3-5s0-3-2-6c-61-82-120-164-181-246 71 0 142 0 213 0 51 0 86 5 90 5 21 3 54 10 84 30 10 5 37 23 50 55 3 0 5 0 9 0-16-36-31-73-47-109-151 0-304 0-456 0-10 0-10 0-11 2 0 2 0 9 0 13 68 94 136 186 205 280-68 78-134 157-201 235-4 4-3 4-4 7 0 4 3 4 11 4 152 0 305 0 456 0z"><text:p/></draw:path><draw:path draw:style-name="gr180" draw:text-style-name="P67" svg:width="0.0567in" svg:height="0.0476in" svg:x="0.7602in" svg:y="0.2862in" svg:viewBox="0 0 145 122" svg:d="M55 91c-3 9-12 23-25 23-1 0-10 0-16-3 11-3 12-13 12-15 0-6-4-10-11-10s-15 6-15 16c0 15 15 20 29 20 12 0 23-8 30-19 6 15 21 19 32 19 31 0 48-33 48-41 0-4-4-4-5-4-3 0-3 2-4 5-7 19-22 32-38 32-11 0-16-6-16-17 0-7 6-31 14-62 6-21 18-27 27-27 4 1 8 0 14 4-9 2-12 10-12 14 0 7 4 10 11 10 6 0 15-4 15-16 0-15-17-20-28-20-14 0-25 9-30 20-6-11-18-20-33-20-30 0-47 34-47 42 0 3 3 3 4 3 3 0 3-1 6-4 6-21 23-33 36-33 10 0 16 5 16 17 0 6-3 20-5 29-4 12-6 25-9 37z"><text:p/></draw:path><draw:path draw:style-name="gr180" draw:text-style-name="P67" svg:width="0.0587in" svg:height="0.0689in" svg:x="0.8354in" svg:y="0.2717in" svg:viewBox="0 0 150 176" svg:d="M139 95c4 0 11 0 11-7s-6-7-11-7c-42 0-83 0-125 0 4-38 37-68 78-68 16 0 31 0 47 0 4 0 11 0 11-6 0-7-6-7-11-7-16 0-32 0-48 0-49 0-91 40-91 88 0 49 42 88 91 88 16 0 32 0 48 0 4 0 11 0 11-6 0-7-6-7-11-7-16 0-31 0-47 0-41 0-74-29-78-68 42 0 83 0 125 0z"><text:p/></draw:path><draw:path draw:style-name="gr180" draw:text-style-name="P67" svg:width="0.05in" svg:height="0.0724in" svg:x="0.913in" svg:y="0.2598in" svg:viewBox="0 0 128 185" svg:d="M95 21c2-9 2-11 23-11 6 0 10 0 10-6 0-3-3-4-5-4-5 0-12 1-17 1-7 0-14 0-19 0-7 0-12 0-19 0-6 0-13-1-19-1-2 0-5 0-5 5s2 5 9 5c3 0 5 0 10 0 5 1 7 1 7 4 0 1-1 4-1 6-12 47-24 95-36 143-2 9-3 12-23 12-8 0-10 0-10 5 0 1 0 5 4 5 8 0 29-1 37-1 6 0 12 0 18 0s14 1 19 1c1 0 6 0 6-7 0-3-4-3-9-3-4 0-6 0-11-1-7 0-7-1-7-4 0-2 0-2 1-6 12-47 24-96 37-143z"><text:p/></draw:path><draw:path draw:style-name="gr180" draw:text-style-name="P67" svg:width="0.0976in" svg:height="0.0476in" svg:x="0.9732in" svg:y="0.2862in" svg:viewBox="0 0 249 122" svg:d="M106 98c-3 5-5 14-5 15 0 7 6 9 9 9 6 0 10-3 11-5 1-3 3-11 4-17 3-5 5-18 7-25 1-6 3-11 4-18 4-12 4-12 9-21 9-13 22-28 43-28 16 0 17 13 17 18 0 17-12 47-17 59-3 7-4 10-4 14 0 14 12 23 26 23 27 0 39-37 39-41s-4-4-5-4c-3 0-3 2-4 5-7 21-19 32-30 32-5 0-6-3-6-8 0-7 2-10 6-22 3-9 14-38 14-53 0-5 0-16-9-23-5-4-13-8-26-8-24 0-39 16-48 27-1-23-21-27-34-27-23 0-39 14-47 25-2-18-17-25-28-25-12 0-19 9-22 15-6 10-10 26-10 27 0 3 4 3 6 3 3 0 3-1 5-8 4-16 9-29 20-29 6 0 9 6 9 13 0 5-3 15-5 23s-4 18-5 24c-4 11-6 23-9 34-1 4-2 8-3 11 0 7 5 9 10 9 4 0 7-3 9-5 3-3 4-11 6-17 1-5 4-18 5-25 3-6 4-11 5-18 3-11 3-13 12-24 8-11 20-25 41-25 15 0 15 14 15 18 0 8-1 11-4 27-4 15-8 29-11 45z"><text:p/></draw:path><draw:path draw:style-name="gr180" draw:text-style-name="P67" svg:width="0.0272in" svg:height="0.1063in" svg:x="1.0882in" svg:y="0.2531in" svg:viewBox="0 0 70 271" svg:d="M65 0c-51 36-65 93-65 135 0 39 12 98 65 136 2 0 5 0 5-4 0-1 0-2-2-4-36-32-49-78-49-128 0-72 27-109 50-128 1-2 1-2 1-4 0-3-3-3-5-3z"><text:p/></draw:path><draw:path draw:style-name="gr180" draw:text-style-name="P67" svg:width="0.0937in" svg:height="0.0724in" svg:x="1.1291in" svg:y="0.2598in" svg:viewBox="0 0 239 185" svg:d="M137 81c9-8 17-16 26-25 35-34 45-45 69-46 3-1 7-1 7-6 0-3-3-4-4-4-7 0-17 1-25 1s-24-1-32-1c-2 0-5 1-5 5 0 2 0 4 4 5 2 0 9 0 9 6 0 5-3 8-7 11-2 3-36 36-46 46-9-18-19-36-27-53 0-1-2-2-2-4s6-6 15-6c2 0 5-1 5-7-1-1 0-3-4-3-6 0-12 1-19 1-5 0-11 0-16 0-6 0-12 0-17 0-4-1-10-1-14-1-2 0-6 0-6 5s4 5 8 5c15 0 17 2 20 8 12 25 25 49 37 74-5 6-10 10-15 16-5 4-18 16-22 22-33 33-44 44-69 45-4 0-7 0-7 5 0 1 1 5 4 5 8 0 17-1 26-1 4 0 11 0 15 0 6 0 11 1 15 1 2 0 6 0 6-6 0-4-3-4-4-4-4 0-9-1-9-7 0-4 3-7 10-14 18-18 36-36 55-54 11 22 22 43 33 65 1 2 1 2 1 3s-5 6-15 7c-2 0-5 0-5 5 0 1 0 5 4 5 6 0 12-1 18-1 5 0 12 0 18 0 4 0 11 0 16 0 4 0 10 1 14 1 2 0 6 0 6-7 0-3-3-3-8-3-15 0-16-3-20-8-14-28-28-57-43-86z"><text:p/></draw:path><draw:path draw:style-name="gr180" draw:text-style-name="P67" svg:width="0.0272in" svg:height="0.1063in" svg:x="1.2394in" svg:y="0.2531in" svg:viewBox="0 0 70 271" svg:d="M5 0c-2 0-5 0-5 3 0 2 1 2 2 5 23 21 50 58 50 127 0 56-18 99-48 126-4 5-4 5-4 6s1 4 3 4c4 0 30-18 48-52 12-22 19-52 19-84 0-37-12-97-65-135z"><text:p/></draw:path><draw:path draw:style-name="gr180" draw:text-style-name="P67" svg:width="0.0693in" svg:height="0.0984in" svg:x="1.3071in" svg:y="0.0772in" svg:viewBox="0 0 177 251" svg:d="M176 25c1-2 1-4 1-6 0-7-4-11-11-11-3 0-14 3-15 17-7-14-21-25-37-25-44 0-91 55-91 110 0 38 23 62 51 62 23 0 42-19 45-24v2c-8 34-12 49-12 50-2 3-16 42-56 42-7 0-20 0-31-4 12-4 16-14 16-20s-4-13-15-13c-9 0-21 6-21 22s14 24 52 24c48 0 76-31 81-54 14-57 29-115 43-172zM127 122c-3 10-11 20-20 26-9 8-20 15-32 15-19 0-24-20-24-35 0-19 11-65 20-85 11-19 28-34 44-34 26 0 31 32 31 33 0 2-1 4-1 6-6 25-12 50-18 74z"><text:p/></draw:path><draw:path draw:style-name="gr180" draw:text-style-name="P67" svg:width="0.0346in" svg:height="0.1516in" svg:x="1.398in" svg:y="0.0303in" svg:viewBox="0 0 89 386" svg:d="M89 383c0-1 0-2-7-9-47-48-60-121-60-180 0-68 15-135 63-183 4-4 4-6 4-7 0-3-1-4-3-4-5 0-39 26-62 76-20 42-24 85-24 118 0 29 4 77 25 119 23 49 56 73 61 73 2 0 3-1 3-3z"><text:p/></draw:path><draw:path draw:style-name="gr180" draw:text-style-name="P67" svg:width="0.0756in" svg:height="0.0689in" svg:x="1.4465in" svg:y="0.0772in" svg:viewBox="0 0 193 176" svg:d="M118 55c2-11 11-46 38-46 2 0 11 0 20 5-11 1-19 11-19 21 0 6 5 13 15 13 8 0 21-6 21-22 0-21-24-26-37-26-22 0-35 21-40 30-9-26-30-30-42-30-40 0-62 51-62 60 0 4 3 4 5 4 3 0 4-1 5-5 13-40 39-50 52-50 6 0 21 3 21 26 0 12-7 38-21 91-7 25-20 41-38 41-2 0-11 0-18-5 10-3 17-10 17-21 0-10-7-13-14-13-11 0-21 9-21 22 0 18 20 26 36 26 26 0 40-28 41-30 4 15 19 30 42 30 39 0 61-51 61-61 0-3-3-3-4-3-3 0-4 1-5 5-13 40-39 50-51 50-15 0-22-12-22-25 0-9 2-18 7-34 4-18 8-35 13-53z"><text:p/></draw:path><draw:path draw:style-name="gr180" draw:text-style-name="P67" svg:width="0.0346in" svg:height="0.1516in" svg:x="1.5378in" svg:y="0.0303in" svg:viewBox="0 0 89 386" svg:d="M89 194c0-31-4-77-25-121-23-48-56-73-61-73-2 0-3 2-3 4 0 1 0 3 7 9 38 39 60 99 60 181 0 66-14 134-63 182-4 5-4 6-4 7 0 2 1 3 3 3 5 0 39-25 62-75 20-43 24-86 24-117z"><text:p/></draw:path><draw:path draw:style-name="gr180" draw:text-style-name="P67" svg:width="0.1083in" svg:height="0.1035in" svg:x="1.5941in" svg:y="0.0406in" svg:viewBox="0 0 276 264" svg:d="M102 142c22 0 43 0 65 0 55 0 109-41 109-84 0-29-25-58-76-58-42 0-83 0-125 0-8 0-11 0-11 7 0 5 3 5 11 5 4 0 12 0 16 0 7 1 9 2 9 7 0 1-1 2-2 7-18 70-34 138-52 207-3 16-4 19-35 19-7 0-11 0-11 6s5 6 7 6c9 0 37-1 48-1 9 0 17 0 25 0s17 1 26 1c2 0 7 0 7-8 0-4-4-4-11-4-14 0-25 0-25-8 0-2 1-3 1-6 8-32 17-64 24-96zM130 26c3-13 4-14 21-14 12 0 25 0 37 0 32 0 53 10 53 36 0 16-8 49-23 63-20 18-43 21-60 21-18 0-36 0-55 0 9-35 18-70 27-106z"><text:p/></draw:path><draw:path draw:style-name="gr180" draw:text-style-name="P67" svg:width="0.035in" svg:height="0.1516in" svg:x="1.722in" svg:y="0.0303in" svg:viewBox="0 0 90 386" svg:d="M90 383c0-1 0-2-6-9-49-48-61-121-61-180 0-68 14-135 62-183 5-4 5-6 5-7 0-3-1-4-4-4-4 0-39 26-61 76-20 42-25 85-25 118 0 29 4 77 26 119 23 49 56 73 60 73 3 0 4-1 4-3z"><text:p/></draw:path><draw:path draw:style-name="gr180" draw:text-style-name="P67" svg:width="0.1248in" svg:height="0.1035in" svg:x="1.7705in" svg:y="0.0406in" svg:viewBox="0 0 318 264" svg:d="M177 104c-11-25-22-51-33-77-1-2-1-3-1-4 0-2 5-10 22-11 4-1 8-1 8-8 0-4-5-4-6-4-15 0-33 1-48 1-10 0-34-1-44-1-2 0-7 0-7 8 0 4 5 4 9 4 23 0 25 3 29 12 15 36 30 72 46 108-28 30-54 58-82 88-2 1-3 2-5 3-19 21-38 28-56 29-6 0-9 0-9 8 1 1 0 4 4 4 12 0 26-1 37-1 14 0 29 1 44 1 2 0 6 0 6-8 0-4-3-4-4-4-3-1-16-1-16-12 0-7 6-12 10-18 14-14 27-27 40-42 12-12 23-25 35-37 13 31 25 62 39 92 2 5 2 5 2 6 0 2-8 9-22 11-5 0-8 0-8 6s5 6 6 6c11 0 37-1 48-1 10 0 33 1 43 1 3 0 8 0 8-8 0-4-5-4-7-4-26-1-27-2-34-18-14-35-41-95-50-119 27-27 68-73 80-83 11-10 26-19 49-20 5-1 8-1 8-8 0-1 0-4-5-4-12 0-24 1-36 1-14 0-29-1-43-1-2 0-7 0-7 8 0 2 2 3 4 4 3 0 15 1 15 12 0 5-3 10-6 13-21 22-42 45-63 67z"><text:p/></draw:path><draw:path draw:style-name="gr180" draw:text-style-name="P67" svg:width="0.1008in" svg:height="0.035in" svg:x="1.9547in" svg:y="0.08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80" draw:text-style-name="P67" svg:width="0.0752in" svg:height="0.0689in" svg:x="2.1118in" svg:y="0.0772in" svg:viewBox="0 0 192 176" svg:d="M118 55c2-11 11-46 38-46 2 0 11 0 19 5-11 1-19 11-19 21 0 6 5 13 16 13 8 0 20-6 20-22 0-21-23-26-36-26-22 0-36 21-40 30-10-26-31-30-42-30-40 0-62 51-62 60 0 4 3 4 4 4 4 0 5-1 5-5 13-40 39-50 53-50 6 0 21 3 21 26 0 12-7 38-21 91-7 25-20 41-38 41-2 0-11 0-18-5 8-3 17-10 17-21 0-10-9-13-14-13-11 0-21 9-21 22 0 18 19 26 36 26 26 0 40-28 41-30 4 15 19 30 42 30 39 0 61-51 61-61 0-3-3-3-4-3-3 0-4 1-6 5-12 40-38 50-51 50-15 0-21-12-21-25 0-9 2-18 6-34 5-18 9-35 14-53z"><text:p/></draw:path><draw:path draw:style-name="gr180" draw:text-style-name="P67" svg:width="0.035in" svg:height="0.1516in" svg:x="2.2028in" svg:y="0.0303in" svg:viewBox="0 0 90 386" svg:d="M90 194c0-31-4-77-25-121-23-48-56-73-61-73-2 0-4 2-4 4 0 1 0 3 8 9 38 39 60 99 60 181 0 66-14 134-62 182-6 5-6 6-6 7 0 2 2 3 4 3 5 0 39-25 62-75 20-43 24-86 24-117z"><text:p/></draw:path></draw:g></draw:g></text:p>
            <text:p text:style-name="P8"><text:span text:style-name="T14">Pro </text:span><text:span text:style-name="T14"><draw:g text:anchor-type="as-char" svg:y="-0.1035in" draw:z-index="221" draw:name="Shape6" draw:style-name="gr178"><svg:title>TexMaths</svg:title><svg:desc>11§inline§X,Y§svg§600§FALSE§</svg:desc><draw:g draw:style-name="gr2"><draw:path draw:style-name="gr179" draw:text-style-name="P66" svg:width="0.2965in" svg:height="0.1165in" svg:x="0.0039in" svg:y="0.0071in" svg:viewBox="0 0 754 297" svg:d="M378 297c-126 0-252 0-378 0 0-99 0-198 0-297 252 0 502 0 754 0 0 99 0 198 0 297-125 0-251 0-376 0z"><text:p/></draw:path><draw:path draw:style-name="gr180" draw:text-style-name="P67" svg:width="0.1248in" svg:height="0.1024in" svg:x="0.0004in" svg:y="0.0004in" svg:viewBox="0 0 318 261" svg:d="M177 104c-11-25-22-50-33-75-1-4-2-5-2-6 0-2 6-10 23-11 3 0 8-1 8-8 0-4-5-4-6-4-16 0-33 1-49 1-9 0-33-1-43-1-2 0-7 0-7 8 0 4 3 4 9 4 23 0 25 4 29 12 15 36 30 72 46 108-28 28-54 57-82 85-2 3-3 4-5 5-19 21-38 26-57 27-5 1-8 1-8 8 0 1 0 4 4 4 12 0 25-1 37-1 14 0 29 1 44 1 2 0 6 0 6-7 0-4-3-2-4-5-3 0-16-1-16-11 0-6 6-13 10-17 14-13 27-28 40-41 12-13 23-25 35-37 12 29 25 60 39 90 1 4 1 4 2 5 0 4-8 10-23 11-4 1-8 1-8 8 0 4 4 4 7 4 9 0 37-1 48-1 10 0 33 1 43 1 2 0 8 0 8-6s-5-6-8-6c-25 0-27-1-33-16-16-36-41-95-50-118 27-27 66-72 80-83 11-10 25-19 48-20 5 0 9 0 9-8-3-1 0-4-6-4-11 0-24 1-36 1-14 0-29-1-43-1-2 0-7 0-7 8 0 3 3 4 5 4 3 0 15 1 15 12 0 6-4 10-7 13-21 22-42 44-62 67z"><text:p/></draw:path><draw:path draw:style-name="gr180" draw:text-style-name="P67" svg:width="0.0173in" svg:height="0.0449in" svg:x="0.1386in" svg:y="0.0862in" svg:viewBox="0 0 45 115" svg:d="M45 41c0-26-9-41-24-41-13 0-21 10-21 21 0 10 8 20 21 20 4 0 10-1 13-5 1-1 1-1 2-1 0 2 1 0 1 6 0 28-14 51-26 63-4 5-4 6-4 7 0 2 2 4 3 4 4 0 35-29 35-74z"><text:p/></draw:path><draw:path draw:style-name="gr180" draw:text-style-name="P67" svg:width="0.1098in" svg:height="0.1024in" svg:x="0.1984in" svg:y="0.0004in" svg:viewBox="0 0 280 261" svg:d="M217 44c1-2 3-3 5-6 11-11 24-24 51-26 4 0 7 0 7-8 0-2-2-4-5-4-10 0-21 1-32 1-12 0-25-1-39-1-2 0-6 0-6 8 0 4 3 4 5 4 3 0 15 1 15 9 0 6-10 16-11 19-30 34-60 68-89 102-15-39-29-77-43-115-2-5-2-5-2-6 0-9 18-9 23-9s8 0 8-8c0-4-4-4-5-4-11 0-39 1-48 1-10 0-35-1-44-1-3 0-7 0-7 8 0 4 3 4 9 4 23 0 24 3 27 13 16 42 32 84 48 127 1 1 2 5 2 6s-16 62-18 69c-5 21-5 22-36 22-8 0-10 0-10 8 0 4 3 3 4 4 11 0 39-1 50-1s38 1 49 1c3 0 7 0 7-7 0-5-3-5-11-5-4 0-8 0-14 0-8-1-10-2-10-6 0-2 3-17 5-24 5-18 9-36 13-53 3-8 3-9 6-12 32-38 64-74 96-110z"><text:p/></draw:path></draw:g></draw:g></text:span><text:span text:style-name="T2"><text:s/>nezávislé: </text:span><text:span text:style-name="T2"><draw:g text:anchor-type="as-char" svg:y="-0.1134in" draw:z-index="222" draw:name="Shape7" draw:style-name="gr178"><svg:title>TexMaths</svg:title><svg:desc>11§inline§\mathbb{E}(XY) = \mathbb{E}(X)\mathbb{E}(Y)§svg§600§FALSE§</svg:desc><draw:g draw:style-name="gr2"><draw:path draw:style-name="gr179" draw:text-style-name="P66" svg:width="1.3516in" svg:height="0.1358in" svg:x="0.0059in" svg:y="0.0071in" svg:viewBox="0 0 3434 346" svg:d="M1717 346c-573 0-1145 0-1717 0 0-116 0-230 0-346 1144 0 2289 0 3434 0 0 116 0 230 0 346-572 0-1145 0-1717 0z"><text:p/></draw:path><draw:path draw:style-name="gr180" draw:text-style-name="P67" svg:width="0.0949in" svg:height="0.1031in" svg:x="0.0004in" svg:y="0.0098in" svg:viewBox="0 0 242 263" svg:d="M95 134c10 0 28 0 41 9 19 12 20 33 20 35 1 6 1 10 8 10s7-5 7-12c0-35 0-70 0-104 0-7 0-13-7-13s-8 6-8 9c-2 50-40 52-61 53 0-27 0-54 0-81s7-27 16-27c7 0 12 0 19 0 53 0 78 27 80 54 1 2 1 9 8 9 6 0 6-7 6-13 0-17 0-33 0-50 0-12-1-13-13-13-66 0-132 0-198 0-6 0-13 0-13 7 0 6 8 6 11 6 22 0 23 4 23 22 0 64 0 129 0 193 0 18-1 22-22 22-5 0-12 0-12 7 0 6 7 6 13 6 68 0 137 0 205 0 8 0 12 0 13-5 3-22 11-64 11-65 0-5-3-8-7-8-5 0-5 3-7 5-2 10-6 26-34 42-20 12-40 18-61 18-8 0-14 0-22 0-9 0-16 0-16-26 0-30 0-60 0-90zM210 13c0 7 0 12 0 19-6-8-13-13-22-19 8 0 14 0 22 0zM135 127c6-3 15-9 21-17 0 10 0 21 0 32-9-10-14-11-21-15zM47 35c0-5 0-14-2-22 13 0 28 0 41 0-5 9-5 22-5 26 0 61 0 124 0 186 0 14 3 22 5 25-13 0-28 0-41 0 2-7 2-17 2-21 0-64 0-129 0-194zM191 250c13-7 24-14 31-22-1 2-3 19-3 22-9 0-19 0-28 0z"><text:p/></draw:path><draw:path draw:style-name="gr180" draw:text-style-name="P67" svg:width="0.035in" svg:height="0.1512in" svg:x="0.115in" svg:y="0in" svg:viewBox="0 0 90 385" svg:d="M90 381c0-1 0-1-6-8-49-49-61-122-61-179 0-68 14-136 62-183 5-5 5-5 5-7 0-3-2-4-4-4-3 0-39 26-62 76-20 42-24 85-24 118 0 28 4 75 25 119 25 47 58 72 61 72 2 0 4-1 4-4z"><text:p/></draw:path><draw:path draw:style-name="gr180" draw:text-style-name="P67" svg:width="0.1248in" svg:height="0.1028in" svg:x="0.1634in" svg:y="0.0098in" svg:viewBox="0 0 318 262" svg:d="M177 105c-11-27-22-52-33-77-1-4-1-4-2-5 0-2 7-10 23-11 4-1 8-1 8-8 0-4-5-4-6-4-16 0-33 1-49 1-9 0-33-1-43-1-2 0-7 0-7 8 0 4 4 4 9 4 23 0 25 3 29 12 15 37 30 72 46 108-28 29-54 57-82 86-2 2-3 3-5 4-19 21-37 27-57 28-5 1-8 1-8 8 0 1 0 4 4 4 13 0 25-1 37-1 14 0 29 1 44 1 2 0 6 0 6-8 0-3-3-2-4-4-3 0-15-1-15-12 0-6 5-12 9-17 14-13 27-27 40-40 12-14 23-27 35-39 13 31 26 62 39 91 1 5 2 5 2 6 0 3-8 10-23 11-3 1-8 1-8 8 0 4 5 4 7 4 11 0 37-1 48-1 10 0 33 1 43 1 2 0 8 0 8-8 0-4-5-4-8-4-25 0-26-1-33-17-15-35-41-94-49-117 26-28 67-74 79-85 11-9 25-18 48-19 6-1 9-1 9-8 0-1 0-4-4-4-13 0-26 1-37 1-14 0-29-1-43-1-3 0-7 0-7 8 0 2 2 3 4 4 3 0 15 1 15 11 0 6-4 11-7 14-21 22-41 44-62 68z"><text:p/></draw:path><draw:path draw:style-name="gr180" draw:text-style-name="P67" svg:width="0.1106in" svg:height="0.1028in" svg:x="0.3024in" svg:y="0.0098in" svg:viewBox="0 0 282 262" svg:d="M218 44c1-2 3-3 4-5 12-13 26-26 52-27 3-1 8-1 8-8 0-3-3-4-6-4-10 0-21 1-32 1-12 0-26-1-38-1-2 0-8 0-8 7 0 4 4 5 7 5 2 0 13 0 13 9 0 7-9 16-10 18-30 34-61 68-90 103-15-39-28-76-42-114-2-6-1-5-2-7 0-9 18-9 22-9 5 0 10 0 10-8 0-4-6-4-7-4-10 0-37 1-48 1-10 0-33-1-43-1-2 0-8 0-8 8 0 4 4 4 9 4 23 0 25 3 28 12 16 43 32 85 48 128 0 1 1 5 1 7 0 1-16 61-17 69-5 21-5 22-36 22-8 0-11 0-11 8 0 4 4 4 6 4 11 0 37-1 48-1s38 1 49 1c4 0 8 0 8-8 0-4-3-4-11-4-1 0-8 0-14 0-9-1-11-2-11-7 0-2 3-16 5-24 5-18 10-36 15-54 1-6 2-8 4-11 32-37 65-74 97-110z"><text:p/></draw:path><draw:path draw:style-name="gr180" draw:text-style-name="P67" svg:width="0.0346in" svg:height="0.1512in" svg:x="0.428in" svg:y="0in" svg:viewBox="0 0 89 385" svg:d="M89 194c0-31-3-77-25-121-23-48-56-73-61-73-2 0-3 2-3 4s0 2 8 9c37 38 59 99 59 181 0 64-14 132-63 180-4 6-4 6-4 7 0 2 1 4 3 4 5 0 40-26 62-76 20-41 24-84 24-115z"><text:p/></draw:path><draw:path draw:style-name="gr180" draw:text-style-name="P67" svg:width="0.1004in" svg:height="0.0354in" svg:x="0.5291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180" draw:text-style-name="P67" svg:width="0.0949in" svg:height="0.1031in" svg:x="0.6831in" svg:y="0.0098in" svg:viewBox="0 0 242 263" svg:d="M95 134c10 0 28 0 41 9 19 12 20 33 20 35 1 6 1 10 8 10s7-5 7-12c0-35 0-70 0-104 0-7 0-13-7-13s-8 6-8 9c-2 50-42 52-61 53 0-27 0-54 0-81s7-27 16-27c7 0 12 0 19 0 52 0 78 27 80 54 0 2 1 9 7 9s6-7 6-13c0-17 0-33 0-50 0-12 0-13-12-13-66 0-132 0-198 0-6 0-13 0-13 7 0 6 8 6 10 6 22 0 24 4 24 22 0 64 0 129 0 193 0 18-1 22-22 22-5 0-12 0-12 7 0 6 7 6 13 6 68 0 137 0 205 0 8 0 11 0 12-5 1 0 12-64 12-65 0-5-4-8-7-8-5 0-5 3-7 5-2 10-6 26-34 42-20 12-40 18-62 18-7 0-14 0-21 0-9 0-16 0-16-26 0-30 0-60 0-90zM210 13c0 7 0 12 0 19-6-8-14-13-22-19 8 0 14 0 22 0zM135 127c6-3 15-9 21-17 0 10 0 21 0 32-9-10-14-11-21-15zM47 35c0-5 0-14-3-22 14 0 28 0 42 0-5 9-5 22-5 26 0 61 0 124 0 186 0 14 3 22 5 25-14 0-28 0-42 0 3-7 3-17 3-21 0-64 0-129 0-194zM191 250c13-7 24-14 31-22-1 2-3 19-4 22-9 0-18 0-27 0z"><text:p/></draw:path><draw:path draw:style-name="gr180" draw:text-style-name="P67" svg:width="0.035in" svg:height="0.1512in" svg:x="0.7972in" svg:y="0in" svg:viewBox="0 0 90 385" svg:d="M90 381c0-1 0-1-6-8-49-49-62-122-62-179 0-68 15-136 63-183 5-5 5-5 5-7 0-3-2-4-4-4-3 0-39 26-62 76-20 42-24 85-24 118 0 28 4 75 25 119 23 47 58 72 61 72 2 0 4-1 4-4z"><text:p/></draw:path><draw:path draw:style-name="gr180" draw:text-style-name="P67" svg:width="0.1252in" svg:height="0.1028in" svg:x="0.8457in" svg:y="0.0098in" svg:viewBox="0 0 319 262" svg:d="M177 105c-11-27-21-52-32-77-1-4-1-4-2-5 0-2 7-10 23-11 3-1 8-1 8-8 0-4-5-4-6-4-16 0-33 1-49 1-10 0-33-1-43-1-2 0-7 0-7 8 0 4 4 4 9 4 23 0 25 3 29 12 15 37 31 72 46 108-28 29-55 57-83 86-1 2-3 3-4 4-19 21-37 27-57 28-5 1-9 1-9 8 0 1 0 4 6 4 12 0 24-1 36-1 14 0 30 1 43 1 2 0 7 0 7-8 0-3-4-4-5-4-3 0-15-1-15-12 0-6 6-12 11-17 13-13 26-27 39-40 11-14 23-27 34-39 13 31 27 62 40 91 1 5 2 5 2 6 0 3-8 10-23 11-4 1-8 1-8 8 0 4 5 4 6 4 11 0 38-1 49-1 10 0 33 1 43 1 2 0 7 0 7-8 0-4-4-4-7-4-25 0-26-1-33-17-15-35-41-94-49-117 25-28 66-74 79-85 11-9 25-18 48-19 6-1 9-1 9-8 0-1 0-4-5-4-11 0-25 1-37 1-14 0-28-1-43-1-2 0-6 0-6 8 0 2 1 3 4 4 3 0 16 1 16 11 0 6-5 11-8 14-21 22-42 44-63 68z"><text:p/></draw:path><draw:path draw:style-name="gr180" draw:text-style-name="P67" svg:width="0.0346in" svg:height="0.1512in" svg:x="0.9886in" svg:y="0in" svg:viewBox="0 0 89 385" svg:d="M89 194c0-31-4-77-25-121-23-48-56-73-61-73-2 0-3 2-3 4s0 2 7 9c38 38 60 99 60 181 0 64-14 132-63 180-4 6-4 6-4 7 0 2 1 4 3 4 5 0 39-26 62-76 20-41 24-84 24-115z"><text:p/></draw:path><draw:path draw:style-name="gr180" draw:text-style-name="P67" svg:width="0.0949in" svg:height="0.1031in" svg:x="1.0409in" svg:y="0.0098in" svg:viewBox="0 0 242 263" svg:d="M95 134c10 0 28 0 41 9 19 12 20 33 20 35 1 6 1 10 8 10s7-5 7-12c0-35 0-70 0-104 0-7 0-13-7-13s-8 6-8 9c-2 50-40 52-61 53 0-27 0-54 0-81s7-27 16-27c7 0 12 0 19 0 53 0 78 27 80 54 1 2 1 9 8 9 6 0 6-7 6-13 0-17 0-33 0-50 0-12-1-13-13-13-66 0-132 0-198 0-6 0-13 0-13 7 0 6 8 6 11 6 22 0 23 4 23 22 0 64 0 129 0 193 0 18-1 22-22 22-5 0-12 0-12 7 0 6 7 6 13 6 68 0 137 0 205 0 8 0 12 0 13-5 3-22 11-64 11-65 0-5-3-8-7-8-5 0-5 3-7 5-2 10-6 26-34 42-20 12-40 18-61 18-8 0-14 0-22 0-9 0-16 0-16-26 0-30 0-60 0-90zM210 13c0 7 0 12 0 19-6-8-13-13-22-19 8 0 14 0 22 0zM135 127c6-3 15-9 21-17 0 10 0 21 0 32-9-10-14-11-21-15zM47 35c0-5 0-14-2-22 13 0 28 0 41 0-5 9-5 22-5 26 0 61 0 124 0 186 0 14 3 22 5 25-13 0-28 0-41 0 2-7 2-17 2-21 0-64 0-129 0-194zM191 250c13-7 24-14 31-22 0 2-3 19-3 22-9 0-19 0-28 0z"><text:p/></draw:path><draw:path draw:style-name="gr180" draw:text-style-name="P67" svg:width="0.035in" svg:height="0.1512in" svg:x="1.1551in" svg:y="0in" svg:viewBox="0 0 90 385" svg:d="M90 381c0-1 0-1-6-8-49-49-61-122-61-179 0-68 14-136 62-183 5-5 5-5 5-7 0-3-2-4-4-4-3 0-39 26-62 76-18 42-24 85-24 118 0 28 4 75 25 119 25 47 58 72 61 72 2 0 4-1 4-4z"><text:p/></draw:path><draw:path draw:style-name="gr180" draw:text-style-name="P67" svg:width="0.1106in" svg:height="0.1028in" svg:x="1.2047in" svg:y="0.0098in" svg:viewBox="0 0 282 262" svg:d="M218 44c2-2 3-3 5-5 11-13 25-26 51-27 4-1 8-1 8-8 0-3-3-4-6-4-10 0-21 1-31 1-13 0-26-1-39-1-2 0-7 0-7 7 0 4 3 5 6 5 2 0 14 0 14 9 0 7-9 16-11 18-30 34-59 68-89 103-14-39-29-76-43-114-2-6-1-5-2-7 0-9 18-9 23-9s9 0 9-8c0-4-5-4-6-4-11 0-38 1-49 1-9 0-33-1-43-1-2 0-8 0-8 8 0 4 4 4 10 4 23 0 24 3 27 12 16 43 32 85 48 128 1 1 2 5 2 7 0 1-15 61-18 69-5 21-5 22-36 22-8 0-11 0-11 8 0 4 3 3 6 4 11 0 38-1 49-1s39 1 50 1c2 0 6 0 6-8 0-4-3-4-11-4-4 0-8 0-14 0-8-1-10-2-10-7 0-2 3-16 5-24 5-18 9-36 14-54 2-6 2-8 5-11 32-37 64-74 96-110z"><text:p/></draw:path><draw:path draw:style-name="gr180" draw:text-style-name="P67" svg:width="0.035in" svg:height="0.1512in" svg:x="1.3303in" svg:y="0in" svg:viewBox="0 0 90 385" svg:d="M90 194c0-31-4-77-25-121-23-48-57-73-61-73-2 0-4 2-4 4s0 2 8 9c37 38 59 99 59 181 0 64-14 132-61 180-6 6-6 6-6 7 0 2 2 4 4 4 4 0 39-26 62-76 20-41 24-84 24-115z"><text:p/></draw:path></draw:g></draw:g></text:span></text:p>
            <text:p text:style-name="P39"><text:span text:style-name="T1">Cauchy </text:span><text:span text:style-name="T1"><draw:g text:anchor-type="as-char" svg:y="-0.1366in" draw:z-index="223" draw:name="Shape8" draw:style-name="gr178"><svg:title>TexMaths</svg:title><svg:desc>11§inline§cov(X,Y) \leq \sqrt{var(X)\cdot var(Y)}§svg§600§FALSE§</svg:desc><draw:g draw:style-name="gr2"><draw:path draw:style-name="gr179" draw:text-style-name="P66" svg:width="2.0673in" svg:height="0.1661in" svg:x="0.0024in" svg:y="0.0075in" svg:viewBox="0 0 5252 423" svg:d="M0 0c1750 0 3501 0 5252 0 0 141 0 282 0 423-1751 0-3502 0-5252 0 0-141 0-282 0-423z"><text:p/></draw:path><draw:path draw:style-name="gr180" draw:text-style-name="P67" svg:width="0.0591in" svg:height="0.0685in" svg:x="0.0004in" svg:y="0.0693in" svg:viewBox="0 0 151 175" svg:d="M138 24c-6 0-11 0-17 6-7 5-8 12-8 14 0 10 8 14 15 14 12 0 22-10 22-25 0-19-18-33-45-33-53 0-105 55-105 110 0 34 23 65 63 65 56 0 88-41 88-46 0-2-2-5-5-5-2 0-3 1-5 4-30 38-73 38-77 38-24 0-35-18-35-42 0-15 7-54 21-77 12-22 34-38 55-38 13 0 27 4 33 15z"><text:p/></draw:path><draw:path draw:style-name="gr180" draw:text-style-name="P67" svg:width="0.065in" svg:height="0.0685in" svg:x="0.0661in" svg:y="0.0693in" svg:viewBox="0 0 166 175" svg:d="M166 65c0-40-27-65-61-65-52 0-105 55-105 110 0 38 26 65 63 65 50 0 103-54 103-110zM63 166c-17 0-34-12-34-42 0-18 11-60 23-80 18-30 40-35 51-35 24 0 35 17 35 42 0 14-8 55-22 80-14 22-36 35-53 35z"><text:p/></draw:path><draw:path draw:style-name="gr180" draw:text-style-name="P67" svg:width="0.0661in" svg:height="0.0685in" svg:x="0.1386in" svg:y="0.0693in" svg:viewBox="0 0 169 175" svg:d="M169 26c0-19-9-26-17-26-9 0-19 10-19 19 0 4 2 6 7 11 7 7 13 17 13 32 0 16-24 104-69 104-20 0-29-13-29-33 0-22 11-50 23-82 2-7 5-12 5-19 0-18-13-32-32-32-37 0-51 56-51 59 0 4 3 4 4 4 4 0 5 0 6-7 12-38 29-47 40-47 3 0 9 0 9 12 0 10-4 20-6 26-18 45-22 63-22 80 0 41 34 48 52 48 64 0 86-128 86-149z"><text:p/></draw:path><draw:path draw:style-name="gr180" draw:text-style-name="P67" svg:width="0.035in" svg:height="0.1512in" svg:x="0.2283in" svg:y="0.022in" svg:viewBox="0 0 90 385" svg:d="M90 381c0-1 0-2-6-9-49-48-62-121-62-179 0-68 15-135 63-183 5-4 5-6 5-7 0-2-2-3-4-3-3 0-39 26-62 75-20 43-24 86-24 118 0 30 4 76 25 120 23 47 58 72 61 72 2 0 4-1 4-4z"><text:p/></draw:path><draw:path draw:style-name="gr180" draw:text-style-name="P67" svg:width="0.1252in" svg:height="0.1031in" svg:x="0.2764in" svg:y="0.0319in" svg:viewBox="0 0 319 263" svg:d="M177 106c-11-27-21-52-32-77-1-4-2-5-2-6 0-2 7-9 23-11 3 0 8 0 8-6s-5-6-6-6c-16 0-33 1-49 1-9 0-33-1-43-1-2 0-7 0-7 8 0 4 4 4 9 4 23 0 25 5 29 12 15 37 31 72 46 108-28 29-55 58-83 88-1 1-3 2-4 5-19 18-37 25-57 26-5 0-9 0-9 8 2 2 0 4 6 4 12 0 24-1 36-1 14 0 30 1 43 1 3 0 7 0 7-8 0-4-3-2-4-4-4 0-16-1-16-12 0-6 6-11 11-17 13-14 26-27 39-40 11-14 23-27 34-39 13 31 27 62 40 91 1 5 2 5 2 6 0 3-8 10-23 11-4 0-8 1-8 8 0 4 5 4 7 4 10 0 37-1 48-1 10 0 33 1 43 1 2 0 7 0 7-8 0-4-4-4-7-4-25 0-26-1-33-17-15-35-41-95-49-118 26-27 66-73 79-84 11-9 25-19 48-20 6 0 9 0 9-8-2-1 0-4-5-4-11 0-25 1-37 1-14 0-28-1-43-1-2 0-6 0-6 8 0 3 1 4 4 4 3 1 16 1 16 12 0 6-5 11-8 15-21 22-42 44-63 67z"><text:p/></draw:path><draw:path draw:style-name="gr180" draw:text-style-name="P67" svg:width="0.0173in" svg:height="0.0453in" svg:x="0.415in" svg:y="0.1193in" svg:viewBox="0 0 45 116" svg:d="M45 41c0-27-9-41-24-41-13 0-21 10-21 20 0 11 8 21 21 21 4 0 10-1 13-6 1 0 1-1 2-1 0 2 1 1 1 7 0 28-14 51-26 64-4 4-4 5-4 6 0 2 2 5 3 5 4 0 35-30 35-75z"><text:p/></draw:path><draw:path draw:style-name="gr180" draw:text-style-name="P67" svg:width="0.1102in" svg:height="0.1031in" svg:x="0.4752in" svg:y="0.0319in" svg:viewBox="0 0 281 263" svg:d="M217 44c2-2 3-3 5-5 12-11 24-25 51-27 4 0 8 0 8-6 0-4-3-6-6-6-10 0-21 1-31 1-13 0-26-1-38-1-4 0-8 0-8 8 0 4 3 4 6 4s14 1 14 9c0 7-9 16-11 19-30 34-60 68-89 103-15-38-29-76-43-114-2-6-1-5-2-7 0-10 18-10 23-10s9 0 9-8c0-4-5-4-6-4-11 0-38 1-48 1s-34-1-44-1c-3 0-7 0-7 8 0 4 3 4 9 4 23 0 24 3 27 13 17 43 32 85 49 128 0 1 1 6 1 7s-16 62-18 69c-4 21-5 22-36 22-8 0-10 0-10 8 0 4 4 4 6 4 9 0 37-1 48-1s38 1 49 1c3 0 7 0 7-8 0-4-3-4-10-4-1 0-9 0-15-1-8 0-10-1-10-6 0-3 3-15 5-23 5-18 9-37 14-55 2-6 2-7 5-12 32-37 64-74 96-110z"><text:p/></draw:path><draw:path draw:style-name="gr180" draw:text-style-name="P67" svg:width="0.035in" svg:height="0.1512in" svg:x="0.6004in" svg:y="0.022in" svg:viewBox="0 0 90 385" svg:d="M90 193c0-30-4-77-25-120-23-48-57-73-61-73-2 0-4 1-4 3 0 1 0 3 8 9 38 39 60 100 60 181 0 65-14 133-62 181-6 5-6 6-6 7 0 2 2 4 4 4 4 0 39-26 62-76 20-41 24-83 24-116z"><text:p/></draw:path><draw:path draw:style-name="gr180" draw:text-style-name="P67" svg:width="0.0929in" svg:height="0.1165in" svg:x="0.7059in" svg:y="0.0402in" svg:viewBox="0 0 237 297" svg:d="M229 17c4-3 8-5 8-9 0-5-4-8-9-8-1 0-5 1-7 2-71 34-142 67-213 101-7 3-8 6-8 9 0 4 2 6 8 8 71 33 142 67 213 101 6 2 6 2 7 2 4 0 9-3 9-7s-3-6-9-9c-67-32-136-64-203-95 69-32 136-64 204-95zM222 297c7 0 15 0 15-7 0-8-9-8-15-8-69 0-139 0-209 0-5 0-13 0-13 8 0 7 7 7 13 7 70 0 140 0 209 0z"><text:p/></draw:path><draw:path draw:style-name="gr180" draw:text-style-name="P67" svg:width="0.1382in" svg:height="0.1815in" svg:x="0.8705in" svg:y="0in" svg:viewBox="0 0 352 462" svg:d="M122 462c11 0 12 0 16-7 70-147 141-294 212-441 2-4 2-5 2-6 0-5-3-8-8-8s-6 3-8 8c-66 138-134 276-200 415-27-64-55-128-82-191-18 13-36 27-54 40 2 2 3 4 6 7 8-7 18-14 27-21 30 68 59 136 89 204z"><text:p/></draw:path><draw:path draw:style-name="gr180" draw:text-style-name="P67" svg:width="1.0709in" svg:height="0.0055in" svg:x="1.0059in" svg:y="0in" svg:viewBox="0 0 2721 15" svg:d="M0 0c908 0 1815 0 2721 0 0 6 0 10 0 15-906 0-1813 0-2721 0 0-5 0-9 0-15z"><text:p/></draw:path><draw:path draw:style-name="gr180" draw:text-style-name="P67" svg:width="0.0661in" svg:height="0.0685in" svg:x="1.0102in" svg:y="0.0693in" svg:viewBox="0 0 169 175" svg:d="M169 26c0-19-9-26-16-26-10 0-19 10-19 19 0 4 1 6 6 11 9 7 13 17 13 32 0 16-23 104-68 104-20 0-29-13-29-33 0-22 10-50 22-82 3-7 5-12 5-19 0-18-13-32-31-32-38 0-52 56-52 59 0 4 3 3 4 4 5 0 5 0 7-7 11-38 28-47 39-47 3 0 9 0 9 12 0 10-3 20-6 26-17 45-22 63-22 80 0 41 34 48 52 48 64 0 86-128 86-149z"><text:p/></draw:path><draw:path draw:style-name="gr180" draw:text-style-name="P67" svg:width="0.0693in" svg:height="0.0685in" svg:x="1.0909in" svg:y="0.0693in" svg:viewBox="0 0 177 175" svg:d="M129 24c-7-14-19-24-35-24-47 0-94 57-94 113 0 37 21 62 52 62 7 0 26-2 49-29 4 16 17 29 35 29 15 0 24-9 29-21 7-14 12-37 12-38 0-5-3-5-4-5-5 0-5 2-6 8-6 24-14 47-29 47-10 0-13-10-13-17 0-9 2-12 6-29s5-20 9-35c4-18 9-37 13-54 3-10 3-11 3-13 0-7-4-10-11-10-10 0-15 9-16 16zM103 124c-2 8-2 8-7 15-17 22-33 27-44 27-19 0-24-21-24-36 0-19 12-67 20-85 13-22 30-36 46-36 25 0 30 31 30 34 0 2-1 4-1 5-6 26-13 51-20 76z"><text:p/></draw:path><draw:path draw:style-name="gr180" draw:text-style-name="P67" svg:width="0.0614in" svg:height="0.0685in" svg:x="1.1697in" svg:y="0.0693in" svg:viewBox="0 0 157 175" svg:d="M23 148c-2 6-4 15-4 16 0 8 5 11 12 11 4 0 11-3 14-11 0-1 13-54 16-61 2-13 9-40 12-50 1-6 12-23 22-32 2-2 14-12 30-12 10 0 10 3 16 4-11 2-20 11-20 21 0 7 3 13 14 13 10 0 22-8 22-22s-12-25-32-25c-25 0-42 19-49 30-3-18-18-30-35-30-18 0-26 15-29 22-8 13-12 36-12 37 0 4 3 4 4 4 5 0 5 0 7-9 7-28 14-45 29-45 6 0 12 2 12 17 0 8-2 13-7 32-8 30-14 60-22 90z"><text:p/></draw:path><draw:path draw:style-name="gr180" draw:text-style-name="P67" svg:width="0.0346in" svg:height="0.1512in" svg:x="1.2535in" svg:y="0.022in" svg:viewBox="0 0 89 385" svg:d="M89 381c0-1 0-2-6-9-49-48-61-121-61-179 0-68 14-135 63-183 4-4 4-6 4-7 0-2-1-3-3-3-5 0-39 26-62 75-20 43-24 86-24 118 0 30 4 76 25 120 23 47 56 72 61 72 2 0 3-1 3-4z"><text:p/></draw:path><draw:path draw:style-name="gr180" draw:text-style-name="P67" svg:width="0.1252in" svg:height="0.1031in" svg:x="1.3016in" svg:y="0.0319in" svg:viewBox="0 0 319 263" svg:d="M177 106c-11-27-22-52-33-77-1-4-1-5-1-6 0-2 7-9 22-11 4 0 8 0 8-6s-5-6-6-6c-15 0-32 1-48 1-10 0-34-1-43-1-3 0-8 0-8 8 0 4 5 4 9 4 23 0 26 5 30 12 15 37 29 72 45 108-28 29-54 58-82 88-2 1-3 2-5 5-19 18-36 25-56 26-6 0-9 0-9 8 2 2 0 4 6 4 11 0 24-1 36-1 14 0 28 1 43 1 2 0 6 0 6-8 0-4-3-4-4-4-3 0-15-1-15-12 0-6 5-11 11-17 13-14 25-27 38-40 12-14 23-27 35-39 13 31 26 62 39 91 2 5 2 5 2 6 0 3-7 10-22 11-4 0-8 1-8 8 0 4 5 4 6 4 11 0 38-1 48-1s34 1 43 1c3 0 8 0 8-8 0-4-4-4-7-4-26 0-27-1-33-17-15-35-42-95-50-118 26-27 67-73 79-84 11-9 26-19 49-20 5 0 9 0 9-8-2-1 0-4-5-4-13 0-25 1-37 1-14 0-28-1-43-1-2 0-7 0-7 8 0 3 2 4 5 4 3 1 16 1 16 12 0 6-5 11-8 15-21 22-42 44-63 67z"><text:p/></draw:path><draw:path draw:style-name="gr180" draw:text-style-name="P67" svg:width="0.035in" svg:height="0.1512in" svg:x="1.4441in" svg:y="0.022in" svg:viewBox="0 0 90 385" svg:d="M90 193c0-30-4-77-25-120-23-48-57-73-61-73-2 0-4 1-4 3 0 1 0 3 8 9 37 39 59 100 59 181 0 65-14 133-61 181-6 5-6 6-6 7 0 2 2 4 4 4 4 0 39-26 62-76 20-41 24-83 24-116z"><text:p/></draw:path><draw:path draw:style-name="gr180" draw:text-style-name="P67" svg:width="0.0157in" svg:height="0.0157in" svg:x="1.5413in" svg:y="0.0902in" svg:viewBox="0 0 41 41" svg:d="M41 20c0-11-9-20-20-20s-21 9-21 20 10 21 21 21 20-10 20-21z"><text:p/></draw:path><draw:path draw:style-name="gr180" draw:text-style-name="P67" svg:width="0.0661in" svg:height="0.0685in" svg:x="1.6091in" svg:y="0.0693in" svg:viewBox="0 0 169 175" svg:d="M169 26c0-19-9-26-16-26-10 0-20 10-20 19 0 4 2 6 7 11 7 7 13 17 13 32 0 16-23 104-69 104-19 0-29-13-29-33 0-22 11-50 23-82 2-7 5-12 5-19 0-18-13-32-32-32-37 0-51 56-51 59 0 4 3 4 4 4 5 0 5 0 7-7 11-38 28-47 39-47 3 0 9 0 9 12 0 10-4 20-6 26-17 45-22 63-22 80 0 41 34 48 52 48 64 0 86-128 86-149z"><text:p/></draw:path><draw:path draw:style-name="gr180" draw:text-style-name="P67" svg:width="0.0693in" svg:height="0.0685in" svg:x="1.6898in" svg:y="0.0693in" svg:viewBox="0 0 177 175" svg:d="M129 24c-8-14-19-24-37-24-45 0-92 57-92 113 0 37 21 62 51 62 7 0 27-2 50-29 4 16 17 29 35 29 14 0 22-9 29-21 7-14 12-37 12-38 0-5-4-5-5-5-4 0-5 2-6 8-6 24-13 47-28 47-11 0-13-10-13-17 0-9 2-12 6-29s4-20 8-35c4-18 10-37 14-54 3-10 3-11 3-13 0-7-5-10-12-10-9 0-14 9-15 16zM103 124c-2 8-2 8-7 15-18 22-33 27-44 27-19 0-24-21-24-36 0-19 12-67 20-85 13-22 30-36 46-36 25 0 29 31 29 34 0 2 0 4-1 5-6 26-12 51-19 76z"><text:p/></draw:path><draw:path draw:style-name="gr180" draw:text-style-name="P67" svg:width="0.0614in" svg:height="0.0685in" svg:x="1.7689in" svg:y="0.0693in" svg:viewBox="0 0 157 175" svg:d="M22 148c-1 6-3 15-3 16 0 8 5 11 11 11 4 0 12-3 14-11 1-1 14-54 15-61 4-13 10-40 14-50 1-6 12-23 21-32 3-2 14-12 30-12 11 0 11 3 17 4-11 2-20 11-20 21 0 7 3 13 14 13 10 0 22-8 22-22s-13-25-33-25c-24 0-41 19-49 30-2-18-17-30-35-30s-25 15-29 22c-7 13-11 36-11 37 0 4 3 4 4 4 4 0 5 0 7-9 7-28 14-45 28-45 6 0 12 2 12 17 0 8-1 13-6 32-8 30-15 60-23 90z"><text:p/></draw:path><draw:path draw:style-name="gr180" draw:text-style-name="P67" svg:width="0.035in" svg:height="0.1512in" svg:x="1.852in" svg:y="0.022in" svg:viewBox="0 0 90 385" svg:d="M90 381c0-1 0-2-6-9-49-48-61-121-61-179 0-68 14-135 62-183 5-4 5-6 5-7 0-2-1-3-4-3s-39 26-61 75c-19 43-25 86-25 118 0 30 4 76 26 120 24 47 57 72 60 72s4-1 4-4z"><text:p/></draw:path><draw:path draw:style-name="gr180" draw:text-style-name="P67" svg:width="0.1102in" svg:height="0.1031in" svg:x="1.9016in" svg:y="0.0319in" svg:viewBox="0 0 281 263" svg:d="M217 44c2-2 3-3 5-5 12-11 24-25 51-27 4 0 8 0 8-6 0-4-3-6-6-6-10 0-21 1-31 1-13 0-26-1-38-1-4 0-8 0-8 8 0 4 3 4 6 4s14 1 14 9c0 7-9 16-11 19-30 34-60 68-89 103-15-38-29-76-43-114-2-6-1-5-2-7 0-10 18-10 23-10s9 0 9-8c0-4-5-4-6-4-11 0-38 1-48 1s-34-1-44-1c-3 0-7 0-7 8 0 4 3 4 9 4 23 0 24 3 27 13 17 43 32 85 49 128 0 1 1 6 1 7s-16 62-18 69c-4 21-5 22-36 22-8 0-10 0-10 8 0 4 4 4 6 4 9 0 37-1 48-1s38 1 49 1c3 0 7 0 7-8 0-4-3-4-10-4-1 0-9 0-15-1-8 0-10-1-10-6 0-3 3-15 5-23 5-18 9-37 14-55 2-6 2-7 5-12 32-37 64-74 96-110z"><text:p/></draw:path><draw:path draw:style-name="gr180" draw:text-style-name="P67" svg:width="0.035in" svg:height="0.1512in" svg:x="2.0268in" svg:y="0.022in" svg:viewBox="0 0 90 385" svg:d="M90 193c0-30-4-77-25-120-23-48-57-73-61-73-2 0-4 1-4 3 0 1 0 3 8 9 37 39 60 100 60 181 0 65-14 133-62 181-6 5-6 6-6 7 0 2 2 4 4 4 4 0 39-26 62-76 20-41 24-83 24-116z"><text:p/></draw:path></draw:g></draw:g></text:span><text:span text:style-name="T1"><text:s/></text:span></text:p>
            <text:p text:style-name="P39">neboli <draw:g text:anchor-type="as-char" svg:y="-0.1134in" draw:z-index="224" draw:name="Shape9" draw:style-name="gr178"><svg:title>TexMaths</svg:title><svg:desc>11§inline§-\sigma_X\cdot \sigma_Y \leq cov(X,Y) \leq \sigma_X\cdot \sigma_Y§svg§600§FALSE§</svg:desc><draw:g draw:style-name="gr2"><draw:path draw:style-name="gr179" draw:text-style-name="P66" svg:width="2.1598in" svg:height="0.1358in" svg:x="0.0004in" svg:y="0.0071in" svg:viewBox="0 0 5487 346" svg:d="M2745 346c-916 0-1830 0-2745 0 0-116 0-230 0-346 1829 0 3658 0 5487 0 0 116 0 230 0 346-914 0-1828 0-2742 0z"><text:p/></draw:path><draw:path draw:style-name="gr180" draw:text-style-name="P67" svg:width="0.0929in" svg:height="0.0063in" svg:x="0.0051in" svg:y="0.0717in" svg:viewBox="0 0 237 17" svg:d="M223 17c7 0 14-2 14-9 0-8-7-8-14-8-69 0-139 0-209 0-6 0-14 0-14 8 0 7 8 9 14 9 70 0 140 0 209 0z"><text:p/></draw:path><draw:path draw:style-name="gr180" draw:text-style-name="P67" svg:width="0.0803in" svg:height="0.0669in" svg:x="0.1169in" svg:y="0.048in" svg:viewBox="0 0 205 171" svg:d="M186 22c4 0 19 0 19-13 0-9-9-9-16-9-29 0-58 0-88 0-58 0-101 64-101 110 0 33 23 61 58 61 45 0 97-47 97-106 0-7 0-25-12-43 14 0 29 0 43 0zM58 162c-18 0-34-13-34-42 0-11 5-43 18-66 16-26 39-32 53-32 32 0 35 26 35 37 0 19-8 51-21 70-14 23-35 33-51 33z"><text:p/></draw:path><draw:path draw:style-name="gr180" draw:text-style-name="P67" svg:width="0.0937in" svg:height="0.0724in" svg:x="0.2035in" svg:y="0.0634in" svg:viewBox="0 0 239 185" svg:d="M136 81c9-8 17-16 26-25 35-34 46-45 70-46 3 0 7 0 7-6 0-3-4-4-5-4-7 0-16 1-25 1-7 0-24-1-31-1-2 0-5 1-5 7 1 1 0 3 3 3s10 1 10 7c0 4-4 8-7 11-2 2-36 35-47 46-9-18-18-35-26-53-1-1-3-3-3-4 0-3 6-7 15-7 2 0 6 0 6-6 0-1-1-4-5-4-6 0-12 1-18 1-5 0-12 0-17 0s-11 0-17 0c-4 0-10-1-14-1-1 0-6 0-6 7 0 3 4 3 8 3 15 0 18 2 20 8 12 25 25 49 37 74-4 5-10 10-14 16-6 4-19 16-23 22-33 33-44 44-68 45-5 0-7 0-7 6 0 1 0 4 3 4 8 0 18-1 26-1 4 0 11 0 15 0 6 0 11 1 15 1 3 0 7 0 7-6 0-4-3-4-5-4-3 0-8-1-8-7 0-4 3-7 9-14 18-19 36-36 55-54 11 21 22 43 33 65 1 2 1 2 1 3 0 2-5 6-15 7-2 0-5 0-5 6 0 1 0 4 4 4 6 0 12-1 19-1 6 0 11 0 18 0 4 0 11 0 15 0s10 1 14 1c3 0 7 0 7-7 0-3-4-3-9-3-15 0-16-3-19-8-14-28-29-57-44-86z"><text:p/></draw:path><draw:path draw:style-name="gr180" draw:text-style-name="P67" svg:width="0.0157in" svg:height="0.0157in" svg:x="0.3606in" svg:y="0.0681in" svg:viewBox="0 0 41 41" svg:d="M41 20c0-11-10-20-21-20-12 0-20 8-20 20 0 11 8 21 20 21 11 0 21-9 21-21z"><text:p/></draw:path><draw:path draw:style-name="gr180" draw:text-style-name="P67" svg:width="0.0799in" svg:height="0.0669in" svg:x="0.4295in" svg:y="0.048in" svg:viewBox="0 0 204 171" svg:d="M185 22c5 0 19 0 19-13 0-9-8-9-15-9-29 0-58 0-88 0-58 0-101 64-101 110 0 33 22 61 57 61 46 0 98-47 98-106 0-7 0-25-12-43 14 0 28 0 42 0zM58 162c-19 0-35-13-35-42 0-11 6-43 19-66 16-26 39-32 53-32 32 0 35 26 35 37 0 19-8 51-21 70-15 23-36 33-51 33z"><text:p/></draw:path><draw:path draw:style-name="gr180" draw:text-style-name="P67" svg:width="0.0846in" svg:height="0.0724in" svg:x="0.5165in" svg:y="0.0634in" svg:viewBox="0 0 216 185" svg:d="M168 33c5-5 10-11 17-14 11-8 21-9 24-9s7 0 7-6c0-2-3-4-5-4-6 0-14 1-22 1-7 0-20-1-27-1-1 0-6 0-6 7 0 3 4 3 5 3 8 0 8 3 8 5 0 3-2 5-4 7-1 2-2 4-4 6-22 23-45 46-67 70-13-26-25-52-37-78-2-5-2-5-2-6 0-4 13-4 15-4 4 0 7 0 7-6 0-1 0-4-4-4-8 0-28 1-37 1-6 0-24-1-30-1-3 0-6 1-6 7 0 3 4 3 8 3 15 0 16 2 20 9 14 31 27 60 41 91-4 17-7 33-12 50-3 14-4 15-25 15-4 0-8 0-8 6 0 3 1 4 5 4s11-1 16-1c6 0 13 0 18 0s12 0 17 0c6 0 12 1 18 1 2 0 7 0 7-7 0-3-4-3-10-3-5 0-6 0-10-1-6 0-6-1-6-3 0-1 4-15 5-22 2-9 7-32 8-33 2-5 2-5 4-8 24-25 48-50 72-75z"><text:p/></draw:path><draw:path draw:style-name="gr180" draw:text-style-name="P67" svg:width="0.0929in" svg:height="0.1165in" svg:x="0.6709in" svg:y="0.0161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180" draw:text-style-name="P67" svg:width="0.0591in" svg:height="0.0685in" svg:x="0.8252in" svg:y="0.0453in" svg:viewBox="0 0 151 175" svg:d="M138 24c-7 0-13 0-17 6-7 5-8 12-8 15 0 9 8 13 15 13 11 0 22-10 22-25 0-19-19-33-47-33-51 0-103 55-103 110 0 34 23 65 63 65 55 0 88-41 88-45 0-2-2-6-5-6-2 0-3 2-5 5-31 37-73 37-77 37-24 0-35-18-35-42 0-15 7-52 21-77 12-22 33-38 55-38 13 0 27 4 33 15z"><text:p/></draw:path><draw:path draw:style-name="gr180" draw:text-style-name="P67" svg:width="0.065in" svg:height="0.0685in" svg:x="0.8909in" svg:y="0.0453in" svg:viewBox="0 0 166 175" svg:d="M166 65c0-40-27-65-63-65-51 0-103 55-103 110 0 38 26 65 63 65 50 0 103-53 103-110zM63 166c-17 0-34-12-34-42 0-18 10-60 23-80 18-30 40-35 51-35 24 0 35 19 35 42 0 14-8 55-22 80-15 22-36 35-53 35z"><text:p/></draw:path><draw:path draw:style-name="gr180" draw:text-style-name="P67" svg:width="0.0669in" svg:height="0.0685in" svg:x="0.963in" svg:y="0.0453in" svg:viewBox="0 0 171 175" svg:d="M171 28c0-21-10-28-18-28-10 0-19 10-19 19 0 5 2 7 7 12 8 8 13 17 13 31 0 16-24 104-69 104-20 0-29-13-29-33 0-22 11-49 22-82 3-6 6-11 6-19 0-18-14-32-32-32-37 0-52 56-52 59 0 5 4 5 6 5 3 0 4-1 5-8 11-38 29-47 40-47 3 0 10 0 10 12 0 10-5 20-7 27-18 44-22 62-22 80 0 40 33 47 52 47 65 0 87-128 87-147z"><text:p/></draw:path><draw:path draw:style-name="gr180" draw:text-style-name="P67" svg:width="0.0346in" svg:height="0.1512in" svg:x="1.0528in" svg:y="0in" svg:viewBox="0 0 89 385" svg:d="M89 381c0-1 0-1-5-8-49-49-62-122-62-180 0-67 15-135 63-182 4-5 4-5 4-7 0-3-1-4-3-4-5 0-39 26-62 76-20 42-24 85-24 117 0 29 4 76 25 120 23 47 56 72 61 72 2 0 3-1 3-4z"><text:p/></draw:path><draw:path draw:style-name="gr180" draw:text-style-name="P67" svg:width="0.1252in" svg:height="0.1028in" svg:x="1.1004in" svg:y="0.0098in" svg:viewBox="0 0 319 262" svg:d="M177 105c-11-27-21-52-32-77-1-4-1-4-2-5 0-2 7-10 23-11 3-1 8-1 8-8 0-4-5-4-7-4-15 0-32 1-48 1-10 0-33-1-43-1-2 0-7 0-7 8 0 4 4 4 9 4 23 0 25 3 29 12 15 37 29 72 45 108-28 29-54 57-82 86-1 2-3 3-4 4-20 21-37 27-57 28-6 1-9 1-9 8 0 1 0 4 6 4 11 0 24-1 36-1 14 0 30 1 43 1 2 0 7 0 7-8 0-3-4-4-5-4-3 0-15-1-15-12 0-6 6-12 11-17 13-13 26-27 39-40 11-14 23-27 34-39 13 31 27 62 40 91 1 5 2 5 2 6 0 3-8 10-23 11-4 1-8 1-8 8 0 4 5 4 6 4 11 0 38-1 49-1 9 0 33 1 43 1 2 0 7 0 7-8 0-4-4-4-7-4-26 0-26-1-33-17-15-35-41-94-50-117 26-28 67-74 80-85 11-9 25-18 48-19 6-1 9-1 9-8 0-1 0-4-5-4-11 0-25 1-37 1-14 0-28-1-43-1-2 0-6 0-6 8 0 2 1 3 4 4 3 0 16 1 16 11 0 6-5 11-8 14-21 22-42 44-63 68z"><text:p/></draw:path><draw:path draw:style-name="gr180" draw:text-style-name="P67" svg:width="0.0173in" svg:height="0.0453in" svg:x="1.239in" svg:y="0.0972in" svg:viewBox="0 0 45 116" svg:d="M45 41c0-26-9-41-24-41-13 0-21 10-21 21 0 10 8 20 21 20 4 0 10-1 13-5 1-1 1-1 2-1 0 2 1 0 1 6 0 28-14 51-26 64-4 4-4 5-4 6 0 2 2 5 3 5 4 0 35-30 35-75z"><text:p/></draw:path><draw:path draw:style-name="gr180" draw:text-style-name="P67" svg:width="0.1106in" svg:height="0.1028in" svg:x="1.2988in" svg:y="0.0098in" svg:viewBox="0 0 282 262" svg:d="M218 44c2-2 3-3 5-5 11-13 25-26 51-27 4-1 8-1 8-8 0-3-3-4-6-4-10 0-21 1-31 1-13 0-26-1-39-1-2 0-7 0-7 7 0 4 3 5 6 5 2 0 14 0 14 9 0 7-9 16-11 18-30 34-59 68-89 103-14-39-29-76-43-114-2-6-1-5-2-7 0-9 18-9 23-9s9 0 9-8c0-4-5-4-6-4-11 0-38 1-48 1s-34-1-44-1c-2 0-8 0-8 8 0 4 4 4 10 4 23 0 24 3 27 12 16 43 32 85 48 128 1 1 2 5 2 7 0 1-15 61-18 69-5 21-5 22-36 22-8 0-10 0-10 8 0 4 3 3 5 4 11 0 38-1 49-1s39 1 50 1c2 0 6 0 6-8 0-4-3-4-10-4-1 0-9 0-15 0-8-1-10-2-10-7 0-2 3-16 5-24 5-18 9-36 14-54 2-6 2-8 5-11 32-37 64-74 96-110z"><text:p/></draw:path><draw:path draw:style-name="gr180" draw:text-style-name="P67" svg:width="0.035in" svg:height="0.1512in" svg:x="1.4244in" svg:y="0in" svg:viewBox="0 0 90 385" svg:d="M90 193c0-30-4-76-25-120-23-48-57-73-61-73-2 0-4 2-4 4s0 2 8 9c37 38 59 99 59 180 0 65-14 133-61 181-6 6-6 6-6 7 0 2 2 4 4 4 4 0 39-26 62-76 20-41 24-84 24-116z"><text:p/></draw:path><draw:path draw:style-name="gr180" draw:text-style-name="P67" svg:width="0.0921in" svg:height="0.1165in" svg:x="1.5303in" svg:y="0.0161in" svg:viewBox="0 0 235 297" svg:d="M229 17c4-3 6-5 6-9 0-5-2-8-7-8-1 0-6 2-7 2-71 34-142 67-213 101-7 4-8 6-8 9 0 4 2 6 8 9 71 33 142 66 213 99 6 2 6 2 7 2 4 0 7-3 7-7s-1-6-7-8c-67-32-136-64-203-95 69-32 136-64 204-95zM222 297c7 0 13 0 13-7 0-8-7-8-13-8-69 0-139 0-209 0-5 0-13 0-13 8 0 7 7 7 13 7 70 0 140 0 209 0z"><text:p/></draw:path><draw:path draw:style-name="gr180" draw:text-style-name="P67" svg:width="0.0803in" svg:height="0.0669in" svg:x="1.6839in" svg:y="0.048in" svg:viewBox="0 0 205 171" svg:d="M185 22c5 0 20 0 20-13 0-9-9-9-16-9-29 0-58 0-88 0-58 0-101 64-101 110 0 33 23 61 58 61 45 0 97-47 97-106 0-7 0-25-12-43 14 0 28 0 42 0zM58 162c-18 0-34-13-34-42 0-11 5-43 18-66 16-26 39-32 53-32 32 0 35 26 35 37 0 19-8 51-21 70-14 23-35 33-51 33z"><text:p/></draw:path><draw:path draw:style-name="gr180" draw:text-style-name="P67" svg:width="0.0937in" svg:height="0.0724in" svg:x="1.7705in" svg:y="0.0634in" svg:viewBox="0 0 239 185" svg:d="M136 81c9-8 17-16 26-25 35-34 45-45 70-46 3 0 7 0 7-6 0-3-4-4-5-4-7 0-16 1-25 1-7 0-24-1-31-1-2 0-5 1-5 7 1 1 0 3 3 3s10 1 10 7c0 4-4 8-7 11-2 2-37 35-47 46-9-18-19-35-27-53 0-1-2-3-2-4 0-3 6-7 15-7 2 0 5 0 5-6 0-1 0-4-4-4-6 0-12 1-18 1-5 0-12 0-17 0s-11 0-17 0c-4 0-10-1-14-1-1 0-6 0-6 7 0 3 4 3 8 3 15 0 17 2 20 8 12 25 25 49 37 74-4 5-10 10-14 16-6 4-19 16-23 22-33 33-44 44-68 45-5 0-7 0-7 6 0 1 0 4 3 4 8 0 17-1 26-1 4 0 11 0 15 0 6 0 11 1 15 1 3 0 7 0 7-6 0-4-3-4-5-4-3 0-8-1-8-7 0-4 3-7 9-14 18-19 36-36 55-54 11 21 22 43 33 65 1 2 1 2 1 3 0 2-5 6-15 7-2 0-5 0-5 6 0 1 0 4 4 4 6 0 12-1 19-1 6 0 11 0 17 0 5 0 12 0 16 0s10 1 14 1c3 0 6 0 6-7 0-3-3-3-8-3-15 0-16-3-19-8-14-28-29-57-44-86z"><text:p/></draw:path><draw:path draw:style-name="gr180" draw:text-style-name="P67" svg:width="0.0157in" svg:height="0.0157in" svg:x="1.9276in" svg:y="0.0681in" svg:viewBox="0 0 41 41" svg:d="M41 20c0-11-10-20-21-20s-20 8-20 20c0 11 9 21 20 21s21-9 21-21z"><text:p/></draw:path><draw:path draw:style-name="gr180" draw:text-style-name="P67" svg:width="0.0799in" svg:height="0.0669in" svg:x="1.9965in" svg:y="0.048in" svg:viewBox="0 0 204 171" svg:d="M185 22c5 0 19 0 19-13 0-9-8-9-15-9-29 0-58 0-88 0-58 0-101 64-101 110 0 33 22 61 57 61 46 0 97-47 97-106 0-7 0-25-11-43 14 0 28 0 42 0zM58 162c-19 0-35-13-35-42 0-11 6-43 19-66 16-26 39-32 53-32 32 0 35 26 35 37 0 19-8 51-21 70-15 23-36 33-51 33z"><text:p/></draw:path><draw:path draw:style-name="gr180" draw:text-style-name="P67" svg:width="0.0846in" svg:height="0.0724in" svg:x="2.0835in" svg:y="0.0634in" svg:viewBox="0 0 216 185" svg:d="M168 33c5-5 10-11 17-14 11-8 21-9 24-9s7 0 7-6c0-2-3-4-5-4-6 0-14 1-22 1-7 0-20-1-27-1-1 0-6 0-6 7 0 3 4 3 5 3 7 0 7 3 7 5 0 3-1 5-3 7-1 2-2 4-4 6-22 23-45 46-67 70-13-26-25-52-37-78-2-5-2-5-2-6 0-4 13-4 15-4 4 0 7 0 7-6 0-1 0-4-4-4-8 0-28 1-37 1-6 0-24-1-30-1-3 0-6 1-6 7 0 3 3 3 8 3 15 0 16 2 20 9 14 31 27 60 41 91-4 17-7 33-12 50-4 14-4 15-25 15-4 0-8 0-8 6 0 3 1 4 5 4s11-1 16-1 13 0 18 0 12 0 17 0c6 0 12 1 18 1 2 0 7 0 7-7 0-3-4-3-10-3-5 0-6 0-10-1-6 0-6-1-6-3 0-1 4-15 5-22 2-9 7-32 8-33 2-5 2-5 4-8 24-25 48-50 72-75z"><text:p/></draw:path></draw:g></draw:g></text:p>
            <text:p text:style-name="P2"><text:span text:style-name="T1">Diskrétní rozdělení </text:span><text:span text:style-name="T12">(</text:span><text:span text:style-name="T13">P</text:span><text:span text:style-name="T12">, E, var)</text:span></text:p>
            <text:p text:style-name="P12"><draw:g text:anchor-type="as-char" svg:y="-0.1134in" draw:z-index="225" draw:name="Shape10" draw:style-name="gr178"><svg:title>TexMaths</svg:title><svg:desc>11§display§Bern(p), p_X(1) = p, p, p(p-1)§svg§600§FALSE§</svg:desc><draw:g draw:style-name="gr2"><draw:path draw:style-name="gr179" draw:text-style-name="P66" svg:width="2.0008in" svg:height="0.1358in" svg:x="0.0016in" svg:y="0.0071in" svg:viewBox="0 0 5083 346" svg:d="M2542 346c-848 0-1695 0-2542 0 0-116 0-230 0-346 1694 0 3389 0 5083 0 0 116 0 230 0 346-847 0-1694 0-2541 0z"><text:p/></draw:path><draw:path draw:style-name="gr180" draw:text-style-name="P67" svg:width="0.1083in" svg:height="0.1028in" svg:x="0.0004in" svg:y="0.0098in" svg:viewBox="0 0 276 262" svg:d="M45 232c-3 15-4 18-35 18-7 0-10 0-10 8 0 4 3 4 10 4 46 0 92 0 138 0 61 0 107-45 107-83 0-27-22-49-60-53 40-8 81-37 81-73 0-29-25-53-71-53-44 0-87 0-131 0-7 0-11 0-11 8 0 4 3 4 11 4 1 0 7 0 14 0 8 1 11 1 11 7 0 1 0 2-1 7-18 69-35 138-53 206zM104 122c8-32 16-64 24-96 3-13 4-14 20-14 17 0 35 0 51 0 34 0 42 22 42 40 0 34-33 70-80 70-19 0-38 0-57 0zM87 250c-6 0-7 0-9 0-4 0-5-1-5-4 0-2 0-2 2-9 9-36 17-71 26-106 24 0 50 0 74 0 37 0 44 28 44 45 0 36-34 74-80 74-18 0-35 0-52 0z"><text:p/></draw:path><draw:path draw:style-name="gr180" draw:text-style-name="P67" svg:width="0.0575in" svg:height="0.0685in" svg:x="0.1244in" svg:y="0.0453in" svg:viewBox="0 0 147 175" svg:d="M54 81c11 0 39-1 59-8 27-11 29-34 29-40 0-16-14-33-41-33-43 0-101 37-101 106 0 38 22 69 60 69 55 0 87-41 87-45 0-2-2-6-4-6-1 0-2 2-4 5-31 37-73 37-79 37-29 0-33-32-33-44 0-5 0-16 6-41 7 0 14 0 21 0zM36 73c15-59 54-64 65-64 18 0 29 11 29 24 0 40-63 40-78 40-6 0-10 0-16 0z"><text:p/></draw:path><draw:path draw:style-name="gr180" draw:text-style-name="P67" svg:width="0.0614in" svg:height="0.0685in" svg:x="0.1921in" svg:y="0.0453in" svg:viewBox="0 0 157 175" svg:d="M23 148c-1 6-3 15-3 17 0 7 5 10 11 10 4 0 11-3 14-11 1-1 14-54 15-61 4-13 10-39 13-50 2-5 12-23 22-32 3-2 14-12 30-12 10 0 16 4 17 4-12 2-20 11-20 21 0 7 3 14 14 14 10 0 21-8 21-23 0-13-12-25-32-25-25 0-41 19-49 30-3-18-17-30-35-30s-26 15-29 22c-7 13-12 36-12 37 0 5 3 4 4 5 5 0 5-1 7-9 7-27 14-46 29-46 6 0 12 3 12 17 0 8-1 13-7 32-8 30-14 60-22 90z"><text:p/></draw:path><draw:path draw:style-name="gr180" draw:text-style-name="P67" svg:width="0.0823in" svg:height="0.0685in" svg:x="0.265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4-42-35 0-53 25-60 34-2-22-19-34-36-34-19 0-25 15-29 22-7 13-12 36-12 37 0 5 4 5 5 5 4 0 5-1 7-9 7-27 14-46 28-46 7 0 12 4 12 17 0 8-1 13-6 32-8 30-15 60-23 90z"><text:p/></draw:path><draw:path draw:style-name="gr180" draw:text-style-name="P67" svg:width="0.035in" svg:height="0.1512in" svg:x="0.3673in" svg:y="0in" svg:viewBox="0 0 90 385" svg:d="M90 381c0-1 0-1-6-8-49-49-62-122-62-180 0-67 15-135 63-182 5-5 5-5 5-7 0-3-2-4-4-4-5 0-39 26-62 76-20 42-24 85-24 117 0 29 4 76 25 120 23 47 56 72 61 72 2 0 4-1 4-4z"><text:p/></draw:path><draw:path draw:style-name="gr180" draw:text-style-name="P67" svg:width="0.0787in" svg:height="0.0957in" svg:x="0.4067in" svg:y="0.0453in" svg:viewBox="0 0 201 244" svg:d="M30 217c-4 13-5 15-21 15-6 0-9 0-9 8 0 3 1 4 4 4 11 0 22-1 33-1 12 0 26 1 38 1 2 0 7 0 7-7 0-5-4-5-9-5-19 0-19-2-19-5 0-6 16-67 19-76 5 11 15 24 35 24 45 0 93-56 93-113 0-37-22-62-51-62-19 0-38 14-51 29-3-20-20-29-34-29-19 0-25 15-29 22-7 13-12 36-12 37 0 5 3 5 5 5 3 0 4-1 6-9 7-27 14-46 29-46 6 0 11 3 11 17 0 9-1 14-2 20-15 57-29 115-43 171zM98 51c2-11 12-22 20-28 13-12 24-14 30-14 16 0 26 13 26 36s-13 67-20 82c-13 27-32 39-46 39-26 0-31-32-31-34 0-1 0-1 1-6 7-26 13-51 20-75z"><text:p/></draw:path><draw:path draw:style-name="gr180" draw:text-style-name="P67" svg:width="0.0346in" svg:height="0.1512in" svg:x="0.4969in" svg:y="0in" svg:viewBox="0 0 89 385" svg:d="M89 193c0-30-4-76-25-120-23-48-56-73-61-73-2 0-3 2-3 4s0 2 7 9c38 38 60 99 60 180 0 65-14 133-63 181-4 6-4 6-4 7 0 2 1 4 3 4 5 0 39-26 62-76 20-41 24-84 24-116z"><text:p/></draw:path><draw:path draw:style-name="gr180" draw:text-style-name="P67" svg:width="0.0173in" svg:height="0.0453in" svg:x="0.5602in" svg:y="0.0972in" svg:viewBox="0 0 45 116" svg:d="M45 41c0-26-10-41-25-41-12 0-20 10-20 21 0 10 8 20 20 20 4 0 10-1 13-5 1-1 1-1 2-1s1 0 1 6c0 28-13 51-26 64-5 4-5 5-5 6 0 2 3 5 5 5 4 0 35-30 35-75z"><text:p/></draw:path><draw:path draw:style-name="gr180" draw:text-style-name="P67" svg:width="0.0791in" svg:height="0.0957in" svg:x="0.6098in" svg:y="0.0453in" svg:viewBox="0 0 202 244" svg:d="M30 217c-4 13-4 15-21 15-5 0-9 0-9 8 0 3 2 4 5 4 10 0 21-1 32-1 14 0 27 1 39 1 2 0 6 0 6-7 0-5-3-5-8-5-20 0-20-2-20-5 0-6 16-67 20-76 4 11 15 24 35 24 45 0 93-56 93-113 0-37-22-62-51-62-20 0-39 14-51 29-4-20-21-29-35-29-18 0-25 15-29 22-6 13-12 36-12 37 0 5 5 5 6 5 3 0 3-1 6-9 7-27 15-46 28-46 6 0 12 3 12 17 0 9-1 14-2 20-15 57-30 115-44 171zM98 51c3-11 13-22 20-28 14-12 25-14 32-14 15 0 24 13 24 36s-12 67-20 82c-13 27-31 39-45 39-27 0-31-32-31-34 0-1 0-1 1-6 7-26 12-51 19-75z"><text:p/></draw:path><draw:path draw:style-name="gr180" draw:text-style-name="P67" svg:width="0.0937in" svg:height="0.0724in" svg:x="0.6969in" svg:y="0.0634in" svg:viewBox="0 0 239 185" svg:d="M136 81c9-8 17-16 26-25 35-34 45-45 70-46 3 0 7 0 7-6 0-3-4-4-5-4-7 0-16 1-25 1-7 0-24-1-31-1-2 0-5 1-5 7 1 1 0 3 3 3s10 1 10 7c0 4-5 8-7 11-2 2-37 35-47 46-9-18-19-35-28-53 0-1-1-3-1-4 0-3 6-7 15-7 2 0 5 0 5-6 0-1 0-4-4-4-6 0-12 1-18 1-5 0-12 0-17 0s-11 0-17 0c-4 0-10-1-14-1-1 0-6 0-6 7 0 3 4 3 8 3 15 0 16 2 20 8 12 25 25 49 37 74-4 5-10 10-14 16-6 4-19 16-23 22-33 33-44 44-68 45-5 0-7 0-7 6 0 1 0 4 3 4 8 0 18-1 26-1 4 0 11 0 15 0 5 0 11 1 15 1 3 0 7 0 7-6 0-4-3-4-6-4-2 0-7-1-7-7 0-4 3-7 9-14 18-19 36-36 55-54 11 21 22 43 33 65 1 2 1 2 1 3 0 2-5 6-15 7-2 0-5 0-5 6 0 1 0 4 4 4 6 0 12-1 19-1 5 0 11 0 18 0 4 0 11 0 15 0s10 1 14 1c2 0 6 0 6-7 0-3-4-3-8-3-15 0-16-3-19-8-14-28-29-57-44-86z"><text:p/></draw:path><draw:path draw:style-name="gr180" draw:text-style-name="P67" svg:width="0.035in" svg:height="0.1512in" svg:x="0.822in" svg:y="0in" svg:viewBox="0 0 90 385" svg:d="M90 381c0-1 0-1-6-8-49-49-61-122-61-180 0-67 14-135 62-182 5-5 5-5 5-7 0-3-2-4-4-4-4 0-39 26-62 76-20 42-24 85-24 117 0 29 4 76 25 120 23 47 57 72 61 72 2 0 4-1 4-4z"><text:p/></draw:path><draw:path draw:style-name="gr180" draw:text-style-name="P67" svg:width="0.05in" svg:height="0.1in" svg:x="0.8795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180" draw:text-style-name="P67" svg:width="0.0346in" svg:height="0.1512in" svg:x="0.9512in" svg:y="0in" svg:viewBox="0 0 89 385" svg:d="M89 193c0-30-4-76-25-120-23-48-56-73-61-73-2 0-3 2-3 4s0 2 7 9c38 38 60 99 60 180 0 65-14 133-63 181-4 6-4 6-4 7 0 2 1 4 3 4 5 0 39-26 62-76 20-41 24-84 24-116z"><text:p/></draw:path><draw:path draw:style-name="gr180" draw:text-style-name="P67" svg:width="0.1004in" svg:height="0.0354in" svg:x="1.05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80" draw:text-style-name="P67" svg:width="0.0787in" svg:height="0.0957in" svg:x="1.1992in" svg:y="0.0453in" svg:viewBox="0 0 201 244" svg:d="M30 217c-4 13-5 15-21 15-5 0-9 0-9 8 0 3 1 4 4 4 11 0 22-1 33-1 12 0 26 1 39 1 1 0 6 0 6-7 0-5-4-5-9-5-19 0-19-2-19-5 0-6 16-67 19-76 5 11 15 24 35 24 45 0 93-56 93-113 0-37-22-62-51-62-19 0-38 14-51 29-3-20-20-29-34-29-18 0-25 15-29 22-7 13-12 36-12 37 0 5 3 5 5 5 4 0 4-1 6-9 7-27 14-46 29-46 6 0 12 3 12 17 0 9-2 14-3 20-15 57-29 115-43 171zM98 51c2-11 13-22 20-28 13-12 24-14 30-14 16 0 26 13 26 36s-13 67-20 82c-13 27-32 39-46 39-26 0-31-32-31-34 0-1 0-1 1-6 7-26 13-51 20-75z"><text:p/></draw:path><draw:path draw:style-name="gr180" draw:text-style-name="P67" svg:width="0.0173in" svg:height="0.0453in" svg:x="1.2937in" svg:y="0.0972in" svg:viewBox="0 0 45 116" svg:d="M45 41c0-26-10-41-24-41-13 0-21 10-21 21 0 10 8 20 21 20 4 0 9-1 13-5 1-1 1-1 2-1 0 2 0 0 0 6 0 28-13 50-26 64-5 3-3 5-3 6 0 2 1 5 3 5 4 0 35-30 35-75z"><text:p/></draw:path><draw:path draw:style-name="gr180" draw:text-style-name="P67" svg:width="0.0787in" svg:height="0.0957in" svg:x="1.3433in" svg:y="0.0453in" svg:viewBox="0 0 201 244" svg:d="M30 217c-4 13-5 15-21 15-6 0-9 0-9 8 0 3 1 4 4 4 11 0 22-1 33-1 12 0 26 1 38 1 2 0 7 0 7-7 0-5-4-5-9-5-19 0-19-2-19-5 0-6 16-67 19-76 5 11 15 24 35 24 45 0 93-56 93-113 0-37-22-62-51-62-19 0-38 14-51 29-3-20-20-29-34-29-19 0-25 15-29 22-7 13-12 36-12 37 0 5 3 5 5 5 3 0 4-1 6-9 7-27 14-46 29-46 6 0 11 3 11 17 0 9-1 14-2 20-15 57-29 115-43 171zM98 51c2-11 12-22 20-28 13-12 24-14 30-14 16 0 26 13 26 36s-13 67-20 82c-13 27-32 39-46 39-26 0-31-32-31-34 0-1 0-1 1-6 7-26 13-51 20-75z"><text:p/></draw:path><draw:path draw:style-name="gr180" draw:text-style-name="P67" svg:width="0.0173in" svg:height="0.0453in" svg:x="1.4378in" svg:y="0.0972in" svg:viewBox="0 0 45 116" svg:d="M45 41c0-26-10-41-25-41-12 0-20 10-20 21 0 10 8 20 20 20 5 0 10-1 14-5 1-1 1-1 2-1 0 2 0 0 0 6 0 28-13 51-26 64-5 4-5 5-5 6 0 2 3 5 5 5 4 0 35-30 35-75z"><text:p/></draw:path><draw:path draw:style-name="gr180" draw:text-style-name="P67" svg:width="0.0787in" svg:height="0.0957in" svg:x="1.4874in" svg:y="0.0453in" svg:viewBox="0 0 201 244" svg:d="M30 217c-4 13-5 15-21 15-6 0-9 0-9 8 0 3 1 4 4 4 11 0 22-1 33-1 12 0 26 1 38 1 2 0 7 0 7-7 0-5-4-5-9-5-19 0-19-2-19-5 0-6 16-67 19-76 5 11 15 24 35 24 45 0 93-56 93-113 0-37-22-62-51-62-19 0-38 14-51 29-3-20-20-29-34-29-19 0-25 15-29 22-7 13-12 36-12 37 0 5 3 5 5 5 3 0 4-1 6-9 7-27 14-46 29-46 6 0 11 3 11 17 0 9-1 14-2 20-15 57-29 115-43 171zM97 51c3-11 13-22 21-28 13-12 24-14 30-14 16 0 26 13 26 36s-13 67-20 82c-13 27-32 39-46 39-26 0-31-32-31-34 0-1 0-1 1-6 7-26 12-51 19-75z"><text:p/></draw:path><draw:path draw:style-name="gr180" draw:text-style-name="P67" svg:width="0.035in" svg:height="0.1512in" svg:x="1.5839in" svg:y="0in" svg:viewBox="0 0 90 385" svg:d="M90 381c0-1 0-1-6-8-49-49-61-122-61-180 0-67 14-135 62-182 5-5 5-5 5-7 0-3-1-4-4-4-4 0-39 26-61 76-20 42-25 85-25 117 0 29 4 76 26 120 23 47 56 72 60 72 3 0 4-1 4-4z"><text:p/></draw:path><draw:path draw:style-name="gr180" draw:text-style-name="P67" svg:width="0.0787in" svg:height="0.0957in" svg:x="1.6232in" svg:y="0.0453in" svg:viewBox="0 0 201 244" svg:d="M30 217c-4 13-4 15-21 15-5 0-9 0-9 8 0 3 2 4 5 4 10 0 21-1 32-1 14 0 27 1 39 1 2 0 6 0 6-7 0-5-3-5-8-5-20 0-20-2-20-5 0-6 16-67 19-76 5 11 16 24 36 24 45 0 92-56 92-113 0-37-22-62-50-62-20 0-39 14-51 29-4-20-21-29-35-29-18 0-25 15-29 22-6 13-12 36-12 37 0 5 3 4 5 5 4 0 4-1 6-9 7-27 14-46 29-46 6 0 12 3 12 17 0 9-1 14-3 20-15 57-29 115-43 171zM98 51c2-11 13-22 20-28 13-12 25-14 32-14 15 0 24 13 24 36s-12 67-20 82c-13 27-32 39-46 39-26 0-30-32-30-34 0-1 0-1 1-6 7-26 12-51 19-75z"><text:p/></draw:path><draw:path draw:style-name="gr180" draw:text-style-name="P67" svg:width="0.0925in" svg:height="0.0063in" svg:x="1.7508in" svg:y="0.0717in" svg:viewBox="0 0 236 17" svg:d="M223 17c7 0 13-2 13-9 0-8-6-8-13-8-69 0-139 0-209 0-6 0-14 0-14 8 0 7 8 9 14 9 70 0 140 0 209 0z"><text:p/></draw:path><draw:path draw:style-name="gr180" draw:text-style-name="P67" svg:width="0.05in" svg:height="0.1in" svg:x="1.9043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180" draw:text-style-name="P67" svg:width="0.035in" svg:height="0.1512in" svg:x="1.9752in" svg:y="0in" svg:viewBox="0 0 90 385" svg:d="M90 193c0-30-4-76-25-120-24-48-57-73-61-73-2 0-4 2-4 4s0 2 8 9c37 38 59 99 59 180 0 65-14 133-62 181-5 6-5 6-5 7 0 2 2 4 4 4 4 0 39-26 62-76 20-41 24-84 24-116z"><text:p/></draw:path></draw:g></draw:g></text:p>
            <text:p text:style-name="P12"><draw:g text:anchor-type="as-char" svg:y="-0.1283in" draw:z-index="226" draw:name="Shape11" draw:style-name="gr178"><svg:title>TexMaths</svg:title><svg:desc>11§inline§Binom(n,p), \binom{n}{k}p^k(1-p)^{n-k}, pn, pn(1-p) §svg§600§FALSE§</svg:desc><draw:g draw:style-name="gr2"><draw:path draw:style-name="gr179" draw:text-style-name="P66" svg:width="2.861in" svg:height="0.1665in" svg:x="0.0016in" svg:y="0.0079in" svg:viewBox="0 0 7268 424" svg:d="M3635 424c-1213 0-2424 0-3635 0 0-141 0-283 0-424 2422 0 4846 0 7268 0 0 141 0 283 0 424-1211 0-2422 0-3633 0z"><text:p/></draw:path><draw:path draw:style-name="gr180" draw:text-style-name="P67" svg:width="0.1083in" svg:height="0.1028in" svg:x="0.0004in" svg:y="0.026in" svg:viewBox="0 0 276 262" svg:d="M45 233c-3 15-4 18-35 18-6 0-10 0-10 8 0 3 3 3 10 3 46 0 92 0 139 0 60 0 106-44 106-81 0-29-22-51-60-56 40-7 81-35 81-72 0-29-25-53-71-53-44 0-87 0-131 0-7 0-11 0-11 8 0 4 3 4 11 4 1 0 7 0 14 0 8 1 11 1 11 7 0 1 0 2-1 7-18 69-35 138-53 207zM105 122c7-32 15-64 23-96 3-13 4-14 21-14 16 0 34 0 50 0 34 0 42 22 42 40 0 34-33 70-80 70-19 0-38 0-56 0zM87 251c-6 0-7 0-9-1-4 0-5-1-5-3 0 0 0-2 2-8 9-36 17-73 26-108 24 0 50 0 74 0 37 0 44 29 44 45 0 38-34 75-80 75-18 0-34 0-52 0z"><text:p/></draw:path><draw:path draw:style-name="gr180" draw:text-style-name="P67" svg:width="0.0394in" svg:height="0.1012in" svg:x="0.1217in" svg:y="0.0291in" svg:viewBox="0 0 101 258" svg:d="M98 13c0-7-6-13-14-13-10 0-21 10-21 20 0 8 5 14 15 14 9 0 20-9 20-21zM68 159c6-11 6-13 9-22 3-8 6-14 6-21 0-18-13-32-32-32-37 0-51 56-51 59 0 5 3 5 4 5 4 0 5-2 6-7 11-36 26-49 40-49 3 0 9 0 9 13 0 8-3 16-4 20-3 10-21 54-26 71-5 11-9 23-9 31 0 18 12 31 31 31 36 0 50-55 50-59 0-3-3-3-4-3-3 0-3 1-6 7-6 24-19 47-39 47-7 0-9-3-9-12 0-10 2-16 11-39 4-14 10-27 14-40z"><text:p/></draw:path><draw:path draw:style-name="gr180" draw:text-style-name="P67" svg:width="0.0819in" svg:height="0.0685in" svg:x="0.174in" svg:y="0.0618in" svg:viewBox="0 0 209 175" svg:d="M22 149c-1 5-3 14-3 16 0 7 5 10 11 10 5 0 12-3 14-11 1 0 6-19 8-29 3-12 5-23 9-34 2-9 4-17 6-26 1-7 5-18 5-19 6-12 26-47 63-47 17 0 21 14 21 27 0 23-20 73-25 89-3 9-4 15-4 18 0 19 14 32 31 32 37 0 51-56 51-59 0-4-3-4-4-4-5 0-5 1-6 7-8 26-21 48-39 48-7 0-10-4-10-13 0-10 4-19 7-27 7-21 23-63 23-85 0-27-16-42-44-42-35 0-53 25-60 34-2-22-18-34-35-34-19 0-26 15-30 22-5 13-11 36-11 37 0 5 3 5 4 5 4 0 5 0 7-9 7-27 14-46 29-46 7 0 11 5 11 17 0 9-1 13-6 33-8 30-15 60-23 90z"><text:p/></draw:path><draw:path draw:style-name="gr180" draw:text-style-name="P67" svg:width="0.0646in" svg:height="0.0685in" svg:x="0.2673in" svg:y="0.0618in" svg:viewBox="0 0 165 175" svg:d="M165 66c0-41-26-66-62-66-51 0-103 55-103 110 0 39 25 65 62 65 51 0 103-53 103-109zM62 167c-17 0-33-12-33-43 0-18 10-60 22-80 19-30 41-35 52-35 22 0 35 19 35 42 0 15-8 55-24 80-13 23-34 36-52 36z"><text:p/></draw:path><draw:path draw:style-name="gr180" draw:text-style-name="P67" svg:width="0.1244in" svg:height="0.0685in" svg:x="0.339in" svg:y="0.0618in" svg:viewBox="0 0 317 175" svg:d="M23 149c-1 5-4 14-4 16 0 7 5 10 12 10 4 0 11-3 14-11 2-10 5-19 7-29 3-12 5-23 9-34 2-9 4-17 6-26 1-7 5-18 6-19 5-12 26-47 62-47 18 0 21 14 21 27 0 9-3 20-5 32-4 15-8 29-11 44-2 10-6 20-8 30-2 8-5 21-5 23 0 7 5 10 11 10 12 0 14-10 17-22 6-21 20-78 23-92 1-6 22-52 64-52 17 0 21 13 21 27 0 22-17 66-24 86-4 10-5 13-5 21 0 19 14 32 32 32 37 0 51-56 51-59 0-4-3-4-5-4-4 0-4 1-6 7-6 21-18 48-40 48-6 0-9-4-9-13 0-10 4-19 7-27 8-20 24-63 24-85 0-25-16-42-45-42-30 0-48 18-63 37 0-4-1-17-12-27-10-8-22-10-32-10-35 0-53 25-60 34-2-22-18-34-35-34-18 0-26 15-29 22-8 14-12 36-12 37 0 5 3 5 4 5 5 0 5 0 7-9 7-27 14-46 29-46 5 0 12 3 12 17 0 9-1 13-7 33-8 30-14 60-22 90z"><text:p/></draw:path><draw:path draw:style-name="gr180" draw:text-style-name="P67" svg:width="0.035in" svg:height="0.1512in" svg:x="0.4835in" svg:y="0.0161in" svg:viewBox="0 0 90 385" svg:d="M90 382c0-1 0-2-6-9-49-48-62-122-62-179 0-67 15-135 63-183 5-4 5-5 5-7 0-3-2-4-4-4-3 0-39 26-62 76-20 42-24 85-24 118 0 29 4 75 25 119 23 47 58 72 61 72 2 0 4-1 4-3z"><text:p/></draw:path><draw:path draw:style-name="gr180" draw:text-style-name="P67" svg:width="0.0823in" svg:height="0.0685in" svg:x="0.5319in" svg:y="0.0618in" svg:viewBox="0 0 210 175" svg:d="M23 149c-1 5-3 14-3 16 0 7 5 10 11 10 4 0 11-3 14-11 2-10 5-19 8-29 2-12 5-23 8-34 2-9 5-17 6-26 2-7 5-18 6-19 5-12 26-47 62-47 18 0 21 14 21 27 0 23-18 73-25 89-3 9-3 15-3 18 0 19 13 32 32 32 36 0 50-56 50-59 0-4-4-4-5-4-4 0-4 1-6 7-8 26-21 48-39 48-7 0-9-4-9-13 0-10 3-19 6-27 8-21 25-63 25-85 0-27-18-42-46-42-34 0-53 25-60 34-1-22-18-34-35-34-18 0-26 15-29 22-6 13-12 36-12 37 0 5 3 4 4 5 5 0 5 0 7-9 7-27 14-46 29-46 7 0 12 5 12 17 0 9-1 13-7 33-8 30-14 60-22 90z"><text:p/></draw:path><draw:path draw:style-name="gr180" draw:text-style-name="P67" svg:width="0.0173in" svg:height="0.0453in" svg:x="0.6319in" svg:y="0.1138in" svg:viewBox="0 0 45 116" svg:d="M45 41c0-26-10-41-24-41-13 0-21 10-21 21 0 10 8 20 21 20 4 0 9-1 13-5 1-1 1-1 2-1 0 2 0 0 0 6 0 28-12 51-25 65-4 3-4 4-4 5 0 3 1 5 3 5 4 0 35-30 35-75z"><text:p/></draw:path><draw:path draw:style-name="gr180" draw:text-style-name="P67" svg:width="0.0787in" svg:height="0.0961in" svg:x="0.6819in" svg:y="0.0618in" svg:viewBox="0 0 201 245" svg:d="M30 218c-4 13-5 16-21 16-5 0-9 0-9 7 0 3 2 4 4 4 11 0 22-1 33-1 13 0 26 1 39 1 1 0 7 0 7-7 0-4-5-4-9-4-20 0-20-3-20-6 0-5 16-67 19-77 5 11 16 24 36 24 44 0 92-56 92-113 0-37-22-62-51-62-19 0-38 14-51 30-3-21-20-30-34-30-18 0-25 15-29 22-7 13-12 36-12 37 0 5 4 5 5 5 4 0 4 0 6-9 7-27 15-46 29-46 6 0 12 3 12 17 0 9-1 14-3 20-15 57-29 115-43 172zM98 51c2-11 13-21 20-28 13-11 24-14 31-14 15 0 25 13 25 36s-13 67-20 82c-13 27-32 40-46 40-25 0-31-33-31-35s0-1 1-5c7-26 13-51 20-76z"><text:p/></draw:path><draw:path draw:style-name="gr180" draw:text-style-name="P67" svg:width="0.0346in" svg:height="0.1512in" svg:x="0.7717in" svg:y="0.0161in" svg:viewBox="0 0 89 385" svg:d="M89 194c0-31-3-77-25-121-23-48-56-73-61-73-2 0-3 2-3 4s0 3 8 9c37 39 59 99 59 181 0 65-14 132-63 181-4 5-4 6-4 7 0 2 1 3 3 3 5 0 40-26 62-75 20-42 24-84 24-116z"><text:p/></draw:path><draw:path draw:style-name="gr180" draw:text-style-name="P67" svg:width="0.0173in" svg:height="0.0453in" svg:x="0.8354in" svg:y="0.1138in" svg:viewBox="0 0 45 116" svg:d="M45 41c0-26-10-41-25-41-12 0-20 10-20 21 0 10 8 20 20 20 5 0 10-1 14-5 1-1 1-1 1-1 1 0 1 0 1 6 0 28-13 51-26 65-4 3-4 4-4 5 0 3 2 5 4 5 4 0 35-30 35-75z"><text:p/></draw:path><draw:path draw:style-name="gr180" draw:text-style-name="P67" svg:width="0.0394in" svg:height="0.1815in" svg:x="0.913in" svg:y="0in" svg:viewBox="0 0 101 462" svg:d="M101 458c0-1-1-2-2-3-18-19-44-50-59-114-10-35-14-75-14-109 0-102 25-173 72-223 3-3 2-3 3-5 0-4-3-4-4-4-7 0-28 23-32 30-40 46-65 115-65 201 0 54 10 132 61 197 3 5 28 34 36 34 1 0 4 0 4-4z"><text:p/></draw:path><draw:path draw:style-name="gr180" draw:text-style-name="P67" svg:width="0.065in" svg:height="0.0476in" svg:x="0.9646in" svg:y="0.0146in" svg:viewBox="0 0 166 122" svg:d="M21 102c-1 4-2 7-3 11 0 7 5 9 10 9 4 0 8-3 9-5 2-3 4-11 6-17 1-5 4-17 5-25 3-6 4-11 5-18 3-11 3-13 12-24 7-11 20-25 40-25 16 0 16 14 16 18 0 17-12 47-16 59-3 7-4 10-4 14 0 14 12 23 26 23 27 0 39-37 39-41s-3-3-4-4c-5 0-5 2-6 6-6 20-17 31-28 31-6 0-7-3-7-8 0-7 1-10 6-22 3-9 14-38 14-53 0-25-20-31-35-31-22 0-38 14-45 25-3-18-18-25-29-25-12 0-19 9-22 15-6 10-10 26-10 27 0 3 3 2 4 3 5 0 5-1 7-8 4-16 9-29 20-29 6 0 9 6 9 13 0 5-3 15-5 23-2 7-4 18-5 24-4 11-6 22-9 34z"><text:p/></draw:path><draw:path draw:style-name="gr180" draw:text-style-name="P67" svg:width="0.052in" svg:height="0.0744in" svg:x="0.9717in" svg:y="0.1079in" svg:viewBox="0 0 133 190" svg:d="M65 8c0-1 1-4 1-5s-1-3-4-3c-6 0-28 2-36 2-1 1-5 1-5 7 0 3 4 3 7 3 13 0 13 2 13 5 0 2 0 3-1 6-12 51-26 101-38 153-2 5-2 5-2 6 0 4 3 8 10 8s11-5 12-12c1 0 12-48 13-51 20 2 35 7 35 22 0 1 0 2-1 5-1 5-1 6-1 9 0 19 16 27 29 27 26 0 23-28 34-41 0-4-3-4-4-4-4 0-4 1-5 7-3 11-11 31-24 31-8 0-10-7-10-15 0-4 0-5 2-12 0-1 1-5 1-8 0-24-32-28-44-29 8-5 18-13 23-18 14-13 27-25 42-25 4 0 7 1 9 3-11 2-13 11-13 16s4 10 10 10c7 0 15-6 15-18 0-9-6-19-21-19s-28 11-43 24c-11 10-19 19-30 24 8-37 17-72 26-108z"><text:p/></draw:path><draw:path draw:style-name="gr180" draw:text-style-name="P67" svg:width="0.0394in" svg:height="0.1815in" svg:x="1.0417in" svg:y="0in" svg:viewBox="0 0 101 462" svg:d="M101 232c0-55-10-133-60-198-5-4-30-34-37-34-2 0-4 1-4 4 0 2 1 3 2 4 19 20 44 51 60 113 8 35 12 75 12 110 0 39-4 78-13 116-15 54-38 85-58 107-3 3-2 3-3 4 0 3 2 4 4 4 6 0 28-24 32-29 40-47 65-116 65-201z"><text:p/></draw:path><draw:path draw:style-name="gr180" draw:text-style-name="P67" svg:width="0.0791in" svg:height="0.0961in" svg:x="1.0996in" svg:y="0.0618in" svg:viewBox="0 0 202 245" svg:d="M30 218c-2 13-4 16-21 16-5 0-9 0-9 7 0 3 2 4 6 4 9 0 22-1 31-1 14 0 27 1 39 1 2 0 7 0 7-7 0-4-4-4-9-4-20 0-20-3-20-6 0-5 16-67 20-77 4 11 15 24 35 24 45 0 93-56 93-113 0-37-22-62-51-62-20 0-38 14-51 30-4-21-21-30-35-30-18 0-25 15-29 22-6 13-12 36-12 37 0 5 5 5 6 5 3 0 3 0 6-9 7-27 15-46 28-46 6 0 12 3 12 17 0 9-1 14-2 20-15 57-30 115-44 172zM98 51c3-11 13-21 20-28 14-11 25-14 32-14 15 0 24 13 24 36s-12 67-20 82c-12 27-31 40-45 40-26 0-31-33-31-35s0-1 1-5c7-26 12-51 19-76z"><text:p/></draw:path><draw:path draw:style-name="gr180" draw:text-style-name="P67" svg:width="0.052in" svg:height="0.0744in" svg:x="1.1894in" svg:y="0.0016in" svg:viewBox="0 0 133 190" svg:d="M64 8c1 0 1-4 1-5s-1-3-4-3c-6 0-28 2-35 2-2 0-6 1-6 7 0 3 4 3 8 3 13 0 13 2 13 5 0 2-1 3-1 5-14 51-26 101-39 153-1 6-1 6-1 7 0 3 3 8 9 8 8 0 11-5 12-12 1-1 12-48 13-51 20 1 35 7 35 22 0 1 0 2-1 5s-1 6-1 8c0 20 17 28 30 28 25 0 23-28 34-41 0-4-3-4-4-4-5 0-5 1-6 7-3 11-11 31-24 31-7 0-9-7-9-15 0-4 0-5 1-12 0-1 1-5 1-8 0-25-32-28-43-29 8-5 18-13 22-18 15-13 28-25 43-25 4 0 7 0 9 3-12 2-14 11-14 16s4 10 11 10c6 0 15-7 15-18 0-9-6-19-21-19s-29 11-44 23c-11 11-20 20-31 25 9-37 18-72 27-108z"><text:p/></draw:path><draw:path draw:style-name="gr180" draw:text-style-name="P67" svg:width="0.035in" svg:height="0.1512in" svg:x="1.2713in" svg:y="0.0161in" svg:viewBox="0 0 90 385" svg:d="M90 382c0-1 0-2-6-9-49-48-62-122-62-179 0-67 15-135 63-183 5-4 5-5 5-7 0-3-2-4-4-4-5 0-39 26-62 76-20 42-24 85-24 118 0 29 4 75 25 119 23 47 56 72 61 72 2 0 4-1 4-3z"><text:p/></draw:path><draw:path draw:style-name="gr180" draw:text-style-name="P67" svg:width="0.05in" svg:height="0.1in" svg:x="1.3287in" svg:y="0.0283in" svg:viewBox="0 0 128 255" svg:d="M79 10c0-10 0-10-9-10-24 24-58 24-70 24 0 5 0 8 0 12 8 0 31 0 51-10 0 66 0 134 0 201 0 13-1 18-37 18-4 0-7 0-12 0 0 4 0 7 0 10 15-1 48-1 63-1s49 0 63 1c0-3 0-6 0-10-5 0-8 0-12 0-36 0-37-4-37-18 0-73 0-144 0-217z"><text:p/></draw:path><draw:path draw:style-name="gr180" draw:text-style-name="P67" svg:width="0.0929in" svg:height="0.0055in" svg:x="1.4374in" svg:y="0.0882in" svg:viewBox="0 0 237 15" svg:d="M222 15c7 0 15 0 15-7 0-8-8-8-15-8-69 0-139 0-209 0-6 0-13 0-13 8 0 7 7 7 13 7 70 0 140 0 209 0z"><text:p/></draw:path><draw:path draw:style-name="gr180" draw:text-style-name="P67" svg:width="0.0787in" svg:height="0.0961in" svg:x="1.572in" svg:y="0.0618in" svg:viewBox="0 0 201 245" svg:d="M30 218c-4 13-5 16-21 16-5 0-9 0-9 7 0 3 2 4 4 4 11 0 22-1 33-1 13 0 26 1 39 1 1 0 7 0 7-7 0-4-5-4-9-4-20 0-20-3-20-6 0-5 16-67 19-77 5 11 16 24 36 24 44 0 92-56 92-113 0-37-22-62-50-62-20 0-39 14-52 30-3-21-20-30-34-30-18 0-25 15-29 22-6 13-12 36-12 37 0 5 4 5 5 5 4 0 4 0 6-9 7-27 15-46 29-46 6 0 12 3 12 17 0 9-1 14-3 20-15 57-29 115-43 172zM98 51c2-11 13-21 20-28 13-11 24-14 31-14 16 0 25 13 25 36s-13 67-20 82c-13 27-32 40-46 40-25 0-31-33-31-35s0-1 1-5c7-26 13-51 20-76z"><text:p/></draw:path><draw:path draw:style-name="gr180" draw:text-style-name="P67" svg:width="0.0346in" svg:height="0.1512in" svg:x="1.6622in" svg:y="0.0161in" svg:viewBox="0 0 89 385" svg:d="M89 194c0-31-3-77-25-121-23-48-56-73-61-73-2 0-3 2-3 4s0 3 8 9c37 39 59 99 59 181 0 65-14 132-63 181-4 5-4 6-4 7 0 2 1 3 3 3 5 0 40-26 62-75 20-42 24-84 24-116z"><text:p/></draw:path><draw:path draw:style-name="gr180" draw:text-style-name="P67" svg:width="0.0646in" svg:height="0.0476in" svg:x="1.7177in" svg:y="0.0283in" svg:viewBox="0 0 165 122" svg:d="M21 102c-1 4-3 10-3 11 0 6 4 9 8 9 6 0 10-4 11-6 2-3 4-11 5-17 2-5 4-18 6-24 2-7 4-12 5-19 3-11 3-13 11-24s21-24 41-24c16 0 16 13 16 18 0 17-12 47-16 58-3 7-4 10-4 14 0 14 11 24 26 24 27 0 38-37 38-42 0-3-3-3-4-3-4 0-4 1-5 4-6 22-17 33-28 33-6 0-7-4-7-9 0-7 1-10 6-22 3-8 14-37 14-52 0-27-21-31-35-31-22 0-38 13-45 24-3-18-19-24-30-24s-18 8-21 14c-6 10-10 26-10 27 0 4 3 3 4 4 5 0 5-1 7-9 3-15 9-28 20-28 6 0 9 5 9 13 0 4-3 14-5 22s-4 19-6 24c-3 12-6 23-8 35z"><text:p/></draw:path><draw:path draw:style-name="gr180" draw:text-style-name="P67" svg:width="0.0717in" svg:height="0.0047in" svg:x="1.7996in" svg:y="0.0457in" svg:viewBox="0 0 183 13" svg:d="M172 13c4 0 11 0 11-6 0-7-7-7-11-7-54 0-107 0-161 0-4 0-11 0-11 6 0 7 6 7 11 7 54 0 107 0 161 0z"><text:p/></draw:path><draw:path draw:style-name="gr180" draw:text-style-name="P67" svg:width="0.052in" svg:height="0.0744in" svg:x="1.8909in" svg:y="0.0016in" svg:viewBox="0 0 133 190" svg:d="M65 8c0-1 1-4 1-5s-1-3-4-3c-6 0-28 2-36 2-2 0-5 1-5 7 0 3 3 3 7 3 13 0 13 2 13 5 0 2 0 3-1 5-12 51-26 101-38 153-2 6-2 6-2 7 0 3 3 8 10 8s11-5 12-12c0-1 12-48 13-51 19 1 35 7 35 22 0 1 0 2-1 5s-1 6-1 8c0 20 16 28 29 28 26 0 23-28 34-41 0-4-3-4-4-4-4 0-4 1-5 7-3 11-11 31-24 31-8 0-10-7-10-15 0-4 0-5 2-12 0-1 1-5 1-8 0-25-33-28-44-29 8-5 18-13 23-18 14-13 27-25 42-25 4 0 7 0 9 3-11 2-14 11-14 16s5 10 11 10c7 0 15-7 15-18 0-9-6-19-21-19s-28 11-43 23c-11 11-19 20-32 25 9-37 19-72 28-108z"><text:p/></draw:path><draw:path draw:style-name="gr180" draw:text-style-name="P67" svg:width="0.0173in" svg:height="0.0453in" svg:x="1.9713in" svg:y="0.1138in" svg:viewBox="0 0 45 116" svg:d="M45 41c0-26-10-41-24-41-13 0-21 10-21 21 0 10 8 20 21 20 4 0 9-1 13-5 1-1 1-1 2-1 0 2 0 0 0 6 0 28-13 51-26 65-3 3-3 4-3 5 0 3 1 5 3 5 4 0 35-30 35-75z"><text:p/></draw:path><draw:path draw:style-name="gr180" draw:text-style-name="P67" svg:width="0.0787in" svg:height="0.0961in" svg:x="2.0209in" svg:y="0.0618in" svg:viewBox="0 0 201 245" svg:d="M30 218c-4 13-5 16-21 16-5 0-9 0-9 7 0 3 1 4 4 4 11 0 22-1 33-1 13 0 26 1 39 1 1 0 7 0 7-7 0-4-5-4-10-4-19 0-19-3-19-6 0-5 16-67 19-77 5 11 16 24 35 24 45 0 93-56 93-113 0-37-22-62-51-62-19 0-38 14-51 30-3-21-20-30-34-30-18 0-25 15-29 22-7 13-12 36-12 37 0 5 4 5 5 5 4 0 4 0 6-9 7-27 15-46 29-46 6 0 12 3 12 17 0 9-1 14-3 20-15 57-29 115-43 172zM98 51c2-11 13-21 20-28 13-11 24-14 31-14 15 0 25 13 25 36s-13 67-20 82c-13 27-32 40-46 40-25 0-31-33-31-35s0-1 1-5c7-26 13-51 20-76z"><text:p/></draw:path><draw:path draw:style-name="gr180" draw:text-style-name="P67" svg:width="0.0819in" svg:height="0.0685in" svg:x="2.1067in" svg:y="0.0618in" svg:viewBox="0 0 209 175" svg:d="M23 149c-1 5-4 14-4 16 0 7 5 10 12 10 4 0 11-3 14-11 2-10 5-19 7-29 3-12 5-23 9-34 2-9 4-17 6-26 1-7 5-18 6-19 5-12 26-47 62-47 18 0 21 14 21 27 0 23-18 73-25 89-3 9-3 15-3 18 0 19 13 32 30 32 37 0 51-56 51-59 0-4-3-4-4-4-4 0-4 1-6 7-8 26-21 48-39 48-7 0-9-4-9-13 0-10 3-19 6-27 8-21 23-63 23-85 0-27-16-42-44-42-35 0-53 25-60 34-2-22-18-34-35-34-18 0-26 15-30 22-5 13-11 36-11 37 0 5 3 5 4 5 5 0 5 0 7-9 7-27 14-46 29-46 7 0 12 5 12 17 0 9-1 13-7 33-8 30-14 60-22 90z"><text:p/></draw:path><draw:path draw:style-name="gr180" draw:text-style-name="P67" svg:width="0.0173in" svg:height="0.0453in" svg:x="2.2067in" svg:y="0.1138in" svg:viewBox="0 0 45 116" svg:d="M45 41c0-26-10-41-24-41-13 0-21 10-21 21 0 10 8 20 21 20 4 0 9-1 13-5 1-1 1-1 2-1 0 2 0 0 0 6 0 28-13 51-26 65-4 3-4 4-4 5 0 3 2 5 4 5 4 0 35-30 35-75z"><text:p/></draw:path><draw:path draw:style-name="gr180" draw:text-style-name="P67" svg:width="0.0787in" svg:height="0.0961in" svg:x="2.2563in" svg:y="0.0618in" svg:viewBox="0 0 201 245" svg:d="M30 218c-4 13-5 16-21 16-6 0-9 0-9 7 0 3 1 4 4 4 11 0 22-1 33-1 13 0 26 1 38 1 2 0 8 0 8-7 0-4-5-4-10-4-19 0-19-3-19-6 0-5 16-67 19-77 5 11 15 24 35 24 45 0 93-56 93-113 0-37-22-62-51-62-19 0-38 14-51 30-3-21-20-30-34-30-19 0-25 15-29 22-7 13-12 36-12 37 0 5 4 5 5 5 3 0 4 0 6-9 7-27 15-46 29-46 6 0 11 3 11 17 0 9-1 14-2 20-15 57-29 115-43 172zM97 51c3-11 13-21 21-28 13-11 24-14 31-14 15 0 25 13 25 36s-13 67-20 82c-13 27-32 40-46 40-25 0-31-33-31-35s0-1 1-5c7-26 12-51 19-76z"><text:p/></draw:path><draw:path draw:style-name="gr180" draw:text-style-name="P67" svg:width="0.0819in" svg:height="0.0685in" svg:x="2.3421in" svg:y="0.0618in" svg:viewBox="0 0 209 175" svg:d="M23 149c-1 5-4 14-4 16 0 7 5 10 12 10 4 0 11-3 14-11 2-10 5-19 7-29 3-12 5-23 9-34 2-9 4-17 6-26 1-7 5-18 6-19 5-12 25-47 62-47 18 0 21 14 21 27 0 23-18 73-25 89-3 9-4 15-4 18 0 19 14 32 31 32 37 0 51-56 51-59 0-4-3-4-4-4-4 0-4 1-6 7-8 26-21 48-39 48-7 0-9-4-9-13 0-10 3-19 6-27 8-21 23-63 23-85 0-27-16-42-44-42-35 0-53 25-60 34-2-22-18-34-35-34-18 0-26 15-30 22-5 13-11 36-11 37 0 5 3 5 4 5 5 0 5 0 7-9 7-27 14-46 29-46 7 0 12 5 12 17 0 9-1 13-7 33-8 30-14 60-22 90z"><text:p/></draw:path><draw:path draw:style-name="gr180" draw:text-style-name="P67" svg:width="0.035in" svg:height="0.1512in" svg:x="2.4441in" svg:y="0.0161in" svg:viewBox="0 0 90 385" svg:d="M90 382c0-1 0-2-6-9-49-48-61-122-61-179 0-67 14-135 62-183 5-4 5-5 5-7 0-3-2-4-4-4-3 0-39 26-62 76-18 42-24 85-24 118 0 29 4 75 26 119 24 47 57 72 60 72 2 0 4-1 4-3z"><text:p/></draw:path><draw:path draw:style-name="gr180" draw:text-style-name="P67" svg:width="0.05in" svg:height="0.1in" svg:x="2.5016in" svg:y="0.0283in" svg:viewBox="0 0 128 255" svg:d="M80 10c0-10 0-10-10-10-23 24-57 24-70 24 0 5 0 8 0 12 9 0 31 0 52-10 0 66 0 134 0 201 0 13-2 18-37 18-4 0-7 0-12 0 0 4 0 7 0 10 14-1 47-1 63-1 15 0 48 0 62 1 0-3 0-6 0-10-5 0-8 0-12 0-35 0-36-4-36-18 0-73 0-144 0-217z"><text:p/></draw:path><draw:path draw:style-name="gr180" draw:text-style-name="P67" svg:width="0.0929in" svg:height="0.0055in" svg:x="2.6106in" svg:y="0.0882in" svg:viewBox="0 0 237 15" svg:d="M223 15c7 0 14 0 14-7 0-8-7-8-14-8-70 0-139 0-210 0-5 0-13 0-13 8 0 7 8 7 13 7 71 0 140 0 210 0z"><text:p/></draw:path><draw:path draw:style-name="gr180" draw:text-style-name="P67" svg:width="0.0791in" svg:height="0.0961in" svg:x="2.7453in" svg:y="0.0618in" svg:viewBox="0 0 202 245" svg:d="M30 218c-4 13-4 16-21 16-5 0-9 0-9 7 0 3 2 4 6 4 9 0 20-1 31-1 14 0 27 1 39 1 2 0 7 0 7-7 0-4-4-4-9-4-20 0-20-3-20-6 0-5 16-67 20-77 4 11 15 24 35 24 45 0 93-56 93-113 0-37-22-62-51-62-20 0-39 14-51 30-4-21-21-30-35-30-18 0-25 15-29 22-6 13-12 36-12 37 0 5 5 5 6 5 3 0 3 0 5-9 7-27 16-46 29-46 6 0 12 3 12 17 0 9-1 14-2 20-15 57-30 115-44 172zM98 51c3-11 13-21 20-28 14-11 25-14 32-14 15 0 24 13 24 36s-12 67-20 82c-13 27-31 40-45 40-26 0-31-33-31-35s0-1 1-5c7-26 12-51 19-76z"><text:p/></draw:path><draw:path draw:style-name="gr180" draw:text-style-name="P67" svg:width="0.035in" svg:height="0.1512in" svg:x="2.8354in" svg:y="0.0161in" svg:viewBox="0 0 90 385" svg:d="M90 194c0-31-4-77-25-121-24-48-57-73-61-73-2 0-4 2-4 4s0 3 8 9c37 39 59 99 59 181 0 65-14 132-61 181-6 5-6 6-6 7 0 2 2 3 4 3 4 0 39-26 62-75 20-42 24-84 24-116z"><text:p/></draw:path></draw:g></draw:g></text:p>
            <text:p text:style-name="P12"><draw:g text:anchor-type="as-char" svg:y="-0.1374in" draw:z-index="227" draw:name="Shape12" draw:style-name="gr178"><svg:title>TexMaths</svg:title><svg:desc>11§inline§Geom(p), p_X(x) = (1-p)^{x-1}p, \frac1p, \frac{1-p}{p^2}§svg§600§FALSE§</svg:desc><draw:g draw:style-name="gr2"><draw:path draw:style-name="gr179" draw:text-style-name="P66" svg:width="2.4819in" svg:height="0.1957in" svg:x="0.0004in" svg:y="0.0083in" svg:viewBox="0 0 6305 498" svg:d="M3153 498c-1052 0-2102 0-3153 0 0-166 0-332 0-498 2102 0 4203 0 6305 0 0 166 0 332 0 498-1050 0-2102 0-3152 0z"><text:p/></draw:path><draw:path draw:style-name="gr180" draw:text-style-name="P67" svg:width="0.1075in" svg:height="0.1102in" svg:x="0.0004in" svg:y="0.0319in" svg:viewBox="0 0 274 281" svg:d="M274 3c0-1 0-3-4-3-2 0-2 0-6 4-9 10-18 20-26 30-5-5-22-34-65-34-86 0-173 85-173 175 0 61 43 106 106 106 16 0 34-3 48-10 19-8 26-15 33-23 3 10 14 24 18 24 2 0 2-1 2-2 1 0 5-16 6-23 3-10 6-20 8-30 2-7 3-13 6-20 4-17 4-19 26-19 2 0 7 0 7-7 0-2-3-5-6-5-9 0-32 1-41 1-12 0-41-1-53-1-4 0-8 0-8 8 0 4 2 4 11 4 6 0 12 0 21 2 10 1 12 2 12 6 0 5-5 21-9 35-11 43-60 48-75 48-36 0-77-22-77-82 0-12 4-76 44-125 21-27 59-51 97-51 40 0 63 30 63 75 0 15-1 15-1 20 0 3 3 4 5 4 5 0 5-1 7-8 7-33 16-66 24-99z"><text:p/></draw:path><draw:path draw:style-name="gr180" draw:text-style-name="P67" svg:width="0.0583in" svg:height="0.0685in" svg:x="0.1197in" svg:y="0.0728in" svg:viewBox="0 0 149 175" svg:d="M54 82c11 0 40-2 59-9 28-12 29-34 29-40 0-18-14-33-41-33-43 0-101 37-101 105 0 39 22 70 61 70 55 0 88-41 88-46 0-2-4-5-6-5-1 0-2 2-4 4-31 38-73 38-77 38-31 0-34-32-34-45 0-4 0-16 6-39 7 0 13 0 20 0zM36 73c15-59 55-64 65-64 18 0 29 11 29 24 0 40-62 40-78 40-6 0-10 0-16 0z"><text:p/></draw:path><draw:path draw:style-name="gr180" draw:text-style-name="P67" svg:width="0.0646in" svg:height="0.0685in" svg:x="0.1898in" svg:y="0.0728in" svg:viewBox="0 0 165 175" svg:d="M165 65c0-40-27-65-62-65-51 0-103 55-103 110 0 38 25 65 62 65 50 0 103-54 103-110zM62 166c-17 0-33-12-33-42 0-18 10-60 22-80 18-30 41-35 51-35 23 0 34 17 34 41 0 15-7 56-22 81-13 22-35 35-52 35z"><text:p/></draw:path><draw:path draw:style-name="gr180" draw:text-style-name="P67" svg:width="0.124in" svg:height="0.0685in" svg:x="0.2614in" svg:y="0.0728in" svg:viewBox="0 0 316 175" svg:d="M22 148c-1 6-3 15-3 16 0 8 5 11 11 11 5 0 12-3 14-11 1-1 6-19 8-29 3-12 5-24 9-35 2-7 4-16 6-25 1-7 5-18 5-20 6-11 26-46 63-46 17 0 21 14 21 26 0 10-3 21-6 32-4 16-8 30-11 45-3 10-6 20-8 30-1 8-4 21-4 22 0 8 5 11 11 11 12 0 14-10 17-22 6-22 20-78 23-94 1-4 22-50 64-50 17 0 21 13 21 26 0 22-17 66-24 87-4 9-5 13-5 21 0 19 14 32 31 32 36 0 51-56 51-59 0-5-4-5-5-5-3 0-3 1-5 8-6 20-19 47-40 47-6 0-9-3-9-12 0-10 4-20 7-27 8-21 23-64 23-86 0-24-15-41-44-41-28 0-48 17-63 37-1-5-2-18-12-27-10-8-23-10-32-10-35 0-53 24-60 33-2-22-19-33-35-33-19 0-26 15-29 22-8 13-12 36-12 37 0 4 3 4 4 4 4 0 5 0 7-9 7-28 14-45 28-45 6 0 12 2 12 17 0 8-1 13-6 32-8 30-15 60-23 90z"><text:p/></draw:path><draw:path draw:style-name="gr180" draw:text-style-name="P67" svg:width="0.0346in" svg:height="0.1516in" svg:x="0.4059in" svg:y="0.026in" svg:viewBox="0 0 89 386" svg:d="M89 381c0-1 0-1-6-8-49-49-61-121-61-180 0-67 15-135 63-183 4-4 4-6 4-7 0-2-1-3-3-3-5 0-39 26-62 75-20 43-24 86-24 118 0 31 4 77 25 120 23 47 56 73 61 73 2 0 3-2 3-5z"><text:p/></draw:path><draw:path draw:style-name="gr180" draw:text-style-name="P67" svg:width="0.0791in" svg:height="0.0965in" svg:x="0.4449in" svg:y="0.0728in" svg:viewBox="0 0 202 246" svg:d="M30 218c-2 13-4 16-21 16-5 0-9 0-9 7 0 4 2 5 6 5 9 0 22-1 31-1 14 0 27 1 39 1 2 0 8 0 8-8 0-4-5-4-10-4-19 0-19-3-19-6 0-6 15-68 19-78 4 12 15 25 35 25 45 0 93-56 93-113 0-37-22-62-51-62-19 0-38 13-51 29-3-21-21-29-35-29-18 0-24 15-29 22-6 13-11 36-11 37 0 4 4 4 5 4 3 0 4 0 6-9 7-28 15-45 28-45 6 0 12 2 12 17 0 9-1 14-2 20-15 58-30 115-44 172zM98 50c3-10 13-21 21-27 13-12 24-14 31-14 15 0 25 13 25 36 0 22-13 67-20 82-13 27-32 39-46 39-25 0-31-32-31-34 0-1 0-1 1-6 7-26 12-51 19-76z"><text:p/></draw:path><draw:path draw:style-name="gr180" draw:text-style-name="P67" svg:width="0.035in" svg:height="0.1516in" svg:x="0.535in" svg:y="0.026in" svg:viewBox="0 0 90 386" svg:d="M90 193c0-30-4-77-25-120-23-48-57-73-61-73-2 0-4 1-4 3 0 1 0 3 8 9 38 39 60 100 60 181 0 66-14 133-62 181-6 6-6 6-6 7 0 2 2 5 4 5 4 0 39-27 62-76 20-41 24-84 24-117z"><text:p/></draw:path><draw:path draw:style-name="gr180" draw:text-style-name="P67" svg:width="0.0173in" svg:height="0.0453in" svg:x="0.5984in" svg:y="0.1228in" svg:viewBox="0 0 45 116" svg:d="M45 41c0-26-9-41-24-41-13 0-21 10-21 20 0 11 8 21 21 21 4 0 10-1 13-6 1 0 1-1 2-1 0 2 1 1 1 7 0 28-14 52-26 64-4 4-4 5-4 6 0 2 2 5 3 5 4 0 35-30 35-75z"><text:p/></draw:path><draw:path draw:style-name="gr180" draw:text-style-name="P67" svg:width="0.0787in" svg:height="0.0965in" svg:x="0.6484in" svg:y="0.0728in" svg:viewBox="0 0 201 246" svg:d="M30 218c-4 13-4 16-21 16-5 0-9 0-9 7 0 4 2 5 6 5 9 0 20-1 31-1 14 0 27 1 39 1 2 0 7 0 7-8 0-4-4-4-9-4-20 0-20-3-20-6 0-6 16-68 19-78 5 12 16 25 36 25 45 0 92-56 92-113 0-37-22-62-50-62-20 0-39 13-51 29-4-21-21-29-35-29-18 0-25 15-29 22-6 13-12 36-12 37 0 4 4 3 5 4 4 0 4 0 6-9 7-28 15-45 29-45 6 0 12 2 12 17 0 9-1 14-3 20-15 58-29 115-43 172zM98 50c2-10 13-21 20-27 13-12 25-14 32-14 15 0 24 13 24 36 0 22-12 67-20 82-13 27-32 39-46 39-25 0-30-32-30-34 0-1 0-1 1-6 7-26 12-51 19-76z"><text:p/></draw:path><draw:path draw:style-name="gr180" draw:text-style-name="P67" svg:width="0.0941in" svg:height="0.0724in" svg:x="0.735in" svg:y="0.0902in" svg:viewBox="0 0 240 185" svg:d="M138 82c8-9 16-18 25-27 35-34 45-44 69-45 5-1 8-1 8-6 0-3-3-4-5-4-7 0-17 1-25 1-6 0-24-1-32-1-2 0-4 1-4 6 1 1 0 3 3 4 2 0 10 0 10 7 0 4-4 7-8 11-2 2-36 35-46 45-9-18-19-36-27-53 0-1-1-2-1-3 0-3 5-7 14-7 2 0 5-1 5-7-1-1 0-3-4-3-6 0-12 1-18 1s-12 0-17 0c-6 0-11 0-17 0-4-1-10-1-14-1-1 0-6 0-6 6 0 4 4 4 8 4 16 0 17 2 20 8 12 25 25 49 37 75-5 4-10 9-15 15-4 4-18 16-22 22-33 33-44 44-68 45-5 0-8 0-8 6 0 1 1 4 4 4 8 0 17-1 26-1 4 0 11 0 15 0 6 0 11 1 16 1 1 0 5 0 5-5s-3-5-4-5c-4 0-9-1-9-6s4-8 10-15c18-19 36-36 55-54 11 21 22 43 33 65 1 2 1 2 1 4 0 1-5 5-14 6-3 0-6 0-6 6 0 1 0 4 4 4 6 0 13-1 18-1 6 0 12 0 18 0 4 0 11 0 16 0s10 1 14 1c2 0 6 0 6-7 0-3-3-3-8-3-15 0-16-3-20-8-14-28-28-57-42-85z"><text:p/></draw:path><draw:path draw:style-name="gr180" draw:text-style-name="P67" svg:width="0.0346in" svg:height="0.1516in" svg:x="0.8606in" svg:y="0.026in" svg:viewBox="0 0 89 386" svg:d="M89 381c0-1 0-1-5-8-49-49-62-121-62-180 0-67 15-135 63-183 4-4 4-6 4-7 0-2-1-3-3-3-5 0-39 26-62 75-20 43-24 86-24 118 0 31 4 77 25 120 23 47 56 73 61 73 2 0 3-2 3-5z"><text:p/></draw:path><draw:path draw:style-name="gr180" draw:text-style-name="P67" svg:width="0.0756in" svg:height="0.0685in" svg:x="0.9091in" svg:y="0.0728in" svg:viewBox="0 0 193 175" svg:d="M118 54c2-10 11-45 38-45 2 0 11 0 20 4-11 2-19 12-19 21 0 7 5 13 15 13 8 0 21-6 21-22 0-19-24-25-37-25-22 0-35 20-40 30-9-27-30-30-42-30-40 0-62 50-62 59 0 4 3 4 5 4 3 0 4 0 5-4 13-41 39-50 52-50 6 0 21 3 21 25 0 12-7 39-21 93-7 23-20 39-38 39-2 0-11 0-18-4 10-2 17-11 17-21 0-11-7-14-14-14-11 0-21 10-21 23 0 17 20 25 36 25 26 0 40-27 41-30 4 15 19 30 42 30 39 0 61-49 61-59 0-5-3-5-4-5-3 0-4 2-5 5-13 42-39 50-51 50-15 0-22-12-22-25 0-9 2-17 7-34 4-18 8-35 13-53z"><text:p/></draw:path><draw:path draw:style-name="gr180" draw:text-style-name="P67" svg:width="0.0346in" svg:height="0.1516in" svg:x="1.0004in" svg:y="0.026in" svg:viewBox="0 0 89 386" svg:d="M89 193c0-30-4-77-25-120-23-48-56-73-61-73-2 0-3 1-3 3 0 1 0 3 7 9 38 39 60 100 60 181 0 66-14 133-63 181-4 6-4 6-4 7 0 2 1 5 3 5 5 0 39-27 62-76 20-41 24-84 24-117z"><text:p/></draw:path><draw:path draw:style-name="gr180" draw:text-style-name="P67" svg:width="0.1004in" svg:height="0.035in" svg:x="1.102in" svg:y="0.08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80" draw:text-style-name="P67" svg:width="0.0346in" svg:height="0.1516in" svg:x="1.2685in" svg:y="0.026in" svg:viewBox="0 0 89 386" svg:d="M89 381c0-1 0-1-6-8-49-49-61-121-61-180 0-67 14-135 63-183 4-4 4-6 4-7 0-2-1-3-3-3-5 0-39 26-62 75-20 43-24 86-24 118 0 31 3 77 25 120 23 47 56 73 61 73 2 0 3-2 3-5z"><text:p/></draw:path><draw:path draw:style-name="gr180" draw:text-style-name="P67" svg:width="0.05in" svg:height="0.1012in" svg:x="1.326in" svg:y="0.0378in" svg:viewBox="0 0 128 258" svg:d="M79 10c0-9 0-10-9-10-24 25-58 25-70 25 0 5 0 8 0 12 8 0 31 0 51-11 0 68 0 134 0 201 0 14-1 19-37 19-4 0-7 0-12 0 0 3 0 7 0 12 13-1 48-1 63-1s48 0 63 1c0-5 0-9 0-12-5 0-9 0-14 0-34 0-35-5-35-19 0-73 0-144 0-217z"><text:p/></draw:path><draw:path draw:style-name="gr180" draw:text-style-name="P67" svg:width="0.0929in" svg:height="0.0055in" svg:x="1.4346in" svg:y="0.0988in" svg:viewBox="0 0 237 15" svg:d="M223 15c7 0 14 0 14-7 0-8-7-8-14-8-69 0-139 0-209 0-6 0-14 0-14 8 0 7 8 7 14 7 70 0 140 0 209 0z"><text:p/></draw:path><draw:path draw:style-name="gr180" draw:text-style-name="P67" svg:width="0.0791in" svg:height="0.0965in" svg:x="1.5697in" svg:y="0.0728in" svg:viewBox="0 0 202 246" svg:d="M30 218c-2 13-4 16-20 16-6 0-10 0-10 7 0 4 2 5 6 5 9 0 22-1 33-1 12 0 25 1 37 1 2 0 8 0 8-8 0-4-5-4-10-4-19 0-19-3-19-6 0-6 15-68 19-78 4 12 15 25 35 25 45 0 93-56 93-113 0-37-22-62-51-62-19 0-38 13-51 29-3-21-21-29-35-29-18 0-24 15-29 22-6 13-11 36-11 37 0 4 4 4 5 4 3 0 4 0 6-9 7-28 15-45 28-45 6 0 12 2 12 17 0 9-1 14-2 20-15 58-30 115-44 172zM98 50c3-10 13-21 21-27 13-12 24-14 31-14 15 0 25 13 25 36 0 22-13 67-20 82-13 27-32 39-46 39-25 0-31-32-31-34 0-1 0-1 1-6 7-26 12-51 19-76z"><text:p/></draw:path><draw:path draw:style-name="gr180" draw:text-style-name="P67" svg:width="0.035in" svg:height="0.1516in" svg:x="1.6594in" svg:y="0.026in" svg:viewBox="0 0 90 386" svg:d="M90 193c0-30-4-77-25-120-23-48-56-73-61-73-2 0-4 1-4 3 0 1 0 3 8 9 38 39 60 100 60 181 0 66-14 133-62 181-6 6-6 6-6 7 0 2 2 5 4 5 5 0 39-27 62-76 20-41 24-84 24-117z"><text:p/></draw:path><draw:path draw:style-name="gr180" draw:text-style-name="P67" svg:width="0.0567in" svg:height="0.0476in" svg:x="1.7154in" svg:y="0.0374in" svg:viewBox="0 0 145 122" svg:d="M54 91c-2 9-11 24-25 24-5-2-9 0-15-4 11-3 12-13 12-15 0-6-4-10-11-10s-15 7-15 16c0 14 15 20 29 20 12 0 23-7 29-18 7 14 22 18 33 18 31 0 48-34 48-42 0-3-4-3-5-3-4 0-4 2-5 5-6 18-22 33-37 33-11 0-16-7-16-18 0-7 5-32 13-62 6-21 18-27 27-27 1 0 9 0 15 4-9 2-12 10-12 14 0 6 4 10 11 10 5 0 15-4 15-16 0-16-17-20-28-20-14 0-25 9-31 20-5-11-17-20-32-20-31 0-47 33-47 42 0 3 3 3 4 3 3 0 3-1 4-4 8-21 25-33 38-33 9 0 16 5 16 17 0 6-3 20-5 29-3 12-7 25-10 37z"><text:p/></draw:path><draw:path draw:style-name="gr180" draw:text-style-name="P67" svg:width="0.0717in" svg:height="0.0047in" svg:x="1.7909in" svg:y="0.0555in" svg:viewBox="0 0 183 13" svg:d="M172 13c4 0 11 0 11-6 0-7-6-7-11-7-54 0-107 0-161 0-4 0-11 0-11 7 0 6 7 6 11 6 54 0 107 0 161 0z"><text:p/></draw:path><draw:path draw:style-name="gr180" draw:text-style-name="P67" svg:width="0.0382in" svg:height="0.0709in" svg:x="1.8862in" svg:y="0.0142in" svg:viewBox="0 0 98 181" svg:d="M61 8c0-7 0-8-8-8-18 18-42 18-53 18 0 3 0 6 0 10 7 0 24 0 40-8 0 46 0 91 0 138 0 9 0 13-28 13-3 0-6 0-10 0 0 3 0 6 0 10 5-1 38-1 48-1 8 0 42 0 48 1 0-4 0-7 0-10-3 0-7 0-10 0-27 0-27-4-27-13 0-51 0-101 0-150z"><text:p/></draw:path><draw:path draw:style-name="gr180" draw:text-style-name="P67" svg:width="0.0791in" svg:height="0.0965in" svg:x="1.9378in" svg:y="0.0728in" svg:viewBox="0 0 202 246" svg:d="M31 218c-3 13-5 16-21 16-6 0-10 0-10 7 0 4 2 5 6 5 11 0 22-1 33-1 12 0 25 1 37 1 2 0 8 0 8-8 0-4-5-4-10-4-19 0-19-3-19-6 0-6 15-68 19-78 4 12 15 25 35 25 45 0 93-56 93-113 0-37-22-62-51-62-19 0-38 13-51 29-3-21-20-29-34-29-19 0-25 15-29 22-7 13-12 36-12 37 0 4 4 4 5 4 3 0 4 0 6-9 7-28 15-45 28-45 6 0 12 2 12 17 0 9-1 14-2 20-15 58-29 115-43 172zM98 50c3-10 13-21 21-27 13-12 24-14 31-14 15 0 25 13 25 36 0 22-13 67-20 82-13 27-32 39-46 39-25 0-31-32-31-34 0-1 0-1 1-6 7-26 12-51 19-76z"><text:p/></draw:path><draw:path draw:style-name="gr180" draw:text-style-name="P67" svg:width="0.0173in" svg:height="0.0453in" svg:x="2.0327in" svg:y="0.1228in" svg:viewBox="0 0 45 116" svg:d="M45 41c0-26-10-41-25-41-12 0-20 10-20 20 0 11 8 21 20 21 5 0 10-1 14-6 1 0 1-1 1-1 1 0 1 1 1 7 0 28-13 52-26 64-4 4-4 5-4 6 0 2 2 5 4 5 4 0 35-30 35-75z"><text:p/></draw:path><draw:path draw:style-name="gr180" draw:text-style-name="P67" svg:width="0.0386in" svg:height="0.0705in" svg:x="2.1177in" svg:y="0.0087in" svg:viewBox="0 0 99 180" svg:d="M62 7c0-7-1-7-9-7-17 17-42 17-53 17 0 3 0 6 0 9 7 0 24 0 40-7 0 46 0 92 0 139 0 8 0 12-28 12-3 0-6 0-10 0 0 3 0 6 0 10 5 0 38-2 49-2 7 0 41 2 48 2 0-4 0-7 0-10-3 0-8 0-11 0-26 0-26-4-26-12 0-51 0-101 0-151z"><text:p/></draw:path><draw:path draw:style-name="gr180" draw:text-style-name="P67" svg:width="0.0626in" svg:height="0.0055in" svg:x="2.1051in" svg:y="0.0988in" svg:viewBox="0 0 160 15" svg:d="M79 15c-26 0-53 0-79 0 0-5 0-9 0-15 53 0 107 0 160 0 0 6 0 10 0 15-27 0-54 0-81 0z"><text:p/></draw:path><draw:path draw:style-name="gr180" draw:text-style-name="P67" svg:width="0.0591in" svg:height="0.0673in" svg:x="2.1051in" svg:y="0.1445in" svg:viewBox="0 0 151 172" svg:d="M20 152c-1 8-2 10-13 10-4 0-7 0-7 5 0 4 2 5 3 5 7 0 17-1 23-1 10 0 20 1 29 1 2 0 6-1 6-7 0-3-4-3-7-3-7 0-13 0-13-3 0-1 1-9 2-13 3-14 8-29 10-40 3 5 12 16 28 16 33 0 70-37 70-77 0-32-22-45-41-45-16 0-31 11-38 19-5-16-20-19-28-19-11 0-18 7-22 14-5 9-10 26-10 27 0 4 5 4 6 4 3 0 3-1 5-9 5-15 9-28 20-28 7 0 9 5 9 13 0 2 0 7-1 8-10 40-21 81-31 123zM72 32c15-21 28-24 37-24 11 0 20 7 20 25 0 12-6 40-15 55-6 13-19 27-33 27-19 0-24-21-24-25 0-1 0-2 1-3 5-19 9-36 14-55z"><text:p/></draw:path><draw:path draw:style-name="gr180" draw:text-style-name="P67" svg:width="0.0173in" svg:height="0.0453in" svg:x="2.1992in" svg:y="0.1228in" svg:viewBox="0 0 45 116" svg:d="M45 41c0-26-10-41-24-41-13 0-21 10-21 20 0 11 8 21 21 21 4 0 10-1 13-6 1 0 1-1 2-1 0 2 0 1 0 7 0 28-13 52-25 64-4 4-4 5-4 6 0 2 1 5 3 5 4 0 35-30 35-75z"><text:p/></draw:path><draw:path draw:style-name="gr180" draw:text-style-name="P67" svg:width="0.0386in" svg:height="0.0705in" svg:x="2.2839in" svg:y="0.0004in" svg:viewBox="0 0 99 180" svg:d="M62 8c0-8-1-8-9-8-17 18-42 18-53 18 0 3 0 6 0 10 7 0 24 0 40-8 0 46 0 91 0 138 0 8 0 13-28 13-3 0-6 0-10 0 0 2 0 5 0 9 5 0 38-2 49-2 7 0 41 2 48 2 0-4 0-7 0-9-3 0-8 0-11 0-26 0-26-5-26-13 0-51 0-101 0-150z"><text:p/></draw:path><draw:path draw:style-name="gr180" draw:text-style-name="P67" svg:width="0.0717in" svg:height="0.0047in" svg:x="2.3445in" svg:y="0.0429in" svg:viewBox="0 0 183 13" svg:d="M172 13c4 0 11 0 11-6 0-7-7-7-11-7-54 0-107 0-161 0-4 0-11 0-11 7 0 6 7 6 11 6 54 0 107 0 161 0z"><text:p/></draw:path><draw:path draw:style-name="gr180" draw:text-style-name="P67" svg:width="0.0591in" svg:height="0.0673in" svg:x="2.428in" svg:y="0.024in" svg:viewBox="0 0 151 172" svg:d="M20 152c-1 8-2 10-13 10-4 0-7 0-7 5 0 4 2 5 3 5 8 0 17-1 23-1 10 0 20 1 29 1 2 0 6-1 6-6 0-4-4-4-7-4-7 0-13 0-13-3 0-1 1-8 2-13 3-14 8-28 10-40 3 5 12 16 28 16 33 0 70-36 70-77 0-32-22-45-41-45-16 0-31 11-38 19-5-16-20-19-28-19-11 0-18 7-22 14-5 9-10 26-10 28 0 3 5 3 6 3 3 0 3-1 5-9 5-15 9-28 20-28 7 0 9 5 9 13 0 3 0 7-1 8-10 40-21 81-31 123zM72 33c15-21 28-25 37-25 11 0 20 7 20 26 0 11-6 39-15 54-6 13-19 27-33 27-19 0-24-21-24-24 0-1 0-3 1-4 5-18 9-36 14-54z"><text:p/></draw:path><draw:path draw:style-name="gr180" draw:text-style-name="P67" svg:width="0.2185in" svg:height="0.0055in" svg:x="2.272in" svg:y="0.0988in" svg:viewBox="0 0 556 15" svg:d="M277 15c-92 0-185 0-277 0 0-5 0-9 0-15 185 0 371 0 556 0 0 6 0 10 0 15-93 0-186 0-279 0z"><text:p/></draw:path><draw:path draw:style-name="gr180" draw:text-style-name="P67" svg:width="0.0594in" svg:height="0.0673in" svg:x="2.3201in" svg:y="0.1445in" svg:viewBox="0 0 152 172" svg:d="M21 152c-2 8-2 10-13 10-4 0-8 0-8 5 0 4 2 5 4 5 7 0 16-1 24-1s19 1 28 1c2 0 6-1 6-7 0-3-5-3-8-3-6 0-13 0-13-3 0-1 2-9 3-13 3-14 7-29 10-40 3 5 12 16 27 16 33 0 71-37 71-77 0-32-22-45-41-45-17 0-32 11-38 19-5-16-20-19-29-19-10 0-16 7-21 14-5 9-10 26-10 27 0 4 4 3 5 4 4 0 4-1 6-9 4-15 9-28 20-28 7 0 9 5 9 13 0 2-1 7-1 8-10 40-21 81-31 123zM72 32c16-21 29-24 38-24 10 0 20 7 20 25 0 12-7 40-14 55-7 13-20 27-35 27-18 0-24-21-24-25 0-1 1-2 1-3 5-19 9-36 14-55z"><text:p/></draw:path><draw:path draw:style-name="gr180" draw:text-style-name="P67" svg:width="0.0378in" svg:height="0.0504in" svg:x="2.3898in" svg:y="0.111in" svg:viewBox="0 0 97 129" svg:d="M97 91c-3 0-6 0-9 0 0 4-2 16-5 18-2 1-18 1-20 1-13 0-26 0-39 0 13-10 28-20 39-27 17-13 34-24 34-44 0-26-23-39-52-39-25 0-45 15-45 34 0 10 9 12 12 12 5 0 11-4 11-12 0-6-5-11-11-11 6-9 17-14 30-14 19 0 34 11 34 30 0 16-11 28-26 40-16 14-32 27-48 41-1 1-1 1-2 3 0 1 0 4 0 6 30 0 61 0 90 0 2-13 5-25 7-38z"><text:p/></draw:path></draw:g></draw:g></text:p>
            <text:p text:style-name="P12"><draw:g text:anchor-type="as-char" svg:y="-0.1984in" draw:z-index="228" draw:name="Shape13" draw:style-name="gr178"><svg:title>TexMaths</svg:title><svg:desc>11§inline§Hypergeom(N,K,n), p_X(k) = \frac{\binom{K}{k}\binom{N-K}{n-k}}{\binom{N}{n}},n\frac{K}{N},-§svg§600§FALSE§</svg:desc><draw:g draw:style-name="gr2"><draw:path draw:style-name="gr179" draw:text-style-name="P66" svg:width="3.1602in" svg:height="0.3067in" svg:x="0.0016in" svg:y="0.0075in" svg:viewBox="0 0 8028 780" svg:d="M4014 780c-1338 0-2676 0-4014 0 0-260 0-521 0-780 2676 0 5352 0 8028 0 0 259 0 520 0 780-1338 0-2676 0-4014 0z"><text:p/></draw:path><draw:path draw:style-name="gr180" draw:text-style-name="P67" svg:width="0.128in" svg:height="0.1035in" svg:x="0in" svg:y="0.0957in" svg:viewBox="0 0 326 264" svg:d="M279 30c5-14 5-18 33-18 10 0 14 0 14-8 0-4-5-4-6-4-11 0-38 1-49 1s-39-1-50-1c-3 0-8 0-8 8 0 4 4 4 11 4 5 0 8 0 15 1 6 1 11 1 11 7 0 1-1 2-2 6-8 32-16 63-24 95-39 0-78 0-117 0 7-31 15-61 23-91 3-14 4-18 32-18 10 0 13 0 13-8 0-4-4-4-6-4-11 0-38 1-49 1s-39-1-50-1c-3 0-7 0-7 8 0 4 3 4 11 4 1 0 7 0 14 1 8 1 11 1 11 7 0 1 0 2-2 6-18 70-34 139-52 208-3 16-4 18-35 18-7 0-10 0-10 7 0 5 4 5 6 5 11 0 38-1 48-1 9 0 17 1 25 1 9 0 17 0 26 0 3 0 7 0 7-8 0-4-3-4-11-4-14 0-25 0-25-7 0-2 1-4 1-6 9-36 18-71 26-106 40 0 78 0 118 0-15 64-25 101-26 107-4 12-11 12-36 12-5 0-8 0-8 7 0 5 4 5 5 5 10 0 38-1 49-1 8 0 16 1 25 1 8 0 16 0 25 0 2 0 8 0 8-8 0-4-4-4-11-4-14 0-25 0-25-7 0-2 1-4 1-6 17-70 34-140 51-209z"><text:p/></draw:path><draw:path draw:style-name="gr180" draw:text-style-name="P67" svg:width="0.0697in" svg:height="0.098in" svg:x="0.1374in" svg:y="0.1319in" svg:viewBox="0 0 178 250" svg:d="M177 23c1-4 1-5 1-9 0-6-5-10-11-10-4 0-10 3-13 8-1 2-4 14-6 21-3 10-5 21-7 31-6 23-12 47-18 70-2 6-19 32-44 32-20 0-24-16-24-31 0-17 7-42 20-76 6-15 7-19 7-27 0-18-12-32-31-32-37 0-51 56-51 59 0 5 3 4 4 5 5 0 5-1 7-8 10-36 25-47 38-47 4 0 10 0 10 12 0 10-3 20-6 27-16 41-22 63-22 81 0 35 24 46 47 46 14 0 28-7 39-18-5 21-10 40-26 60-10 13-24 25-42 25-5 0-23-1-29-17 6 0 11 0 16-4s8-9 8-16c0-13-10-14-14-14-9 0-22 7-22 26 0 18 17 33 41 33 40 0 80-36 91-78 12-50 25-99 37-149z"><text:p/></draw:path><draw:path draw:style-name="gr180" draw:text-style-name="P67" svg:width="0.0787in" svg:height="0.0961in" svg:x="0.2083in" svg:y="0.1319in" svg:viewBox="0 0 201 245" svg:d="M30 218c-4 13-5 16-21 16-6 0-9 0-9 7 0 3 1 4 4 4 11 0 22-1 33-1 13 0 26 1 38 1 2 0 8 0 8-8 0-3-5-3-10-3-19 0-19-3-19-6 0-5 16-69 19-77 5 11 15 24 35 24 45 0 93-56 93-113 0-37-22-62-51-62-19 0-38 14-51 29-3-21-20-29-34-29-19 0-25 15-29 22-7 13-12 36-12 37 0 5 4 5 5 5 3 0 4-1 6-9 7-28 14-46 29-46 6 0 11 3 11 17 0 9-1 14-2 20-15 57-29 115-43 172zM97 51c3-11 13-22 21-28 13-12 24-14 31-14 15 0 25 13 25 36s-13 67-20 81c-13 28-32 40-46 40-25 0-31-32-31-34 0-1 0-1 1-6 7-25 12-50 19-75z"><text:p/></draw:path><draw:path draw:style-name="gr180" draw:text-style-name="P67" svg:width="0.0579in" svg:height="0.0685in" svg:x="0.2969in" svg:y="0.1319in" svg:viewBox="0 0 148 175" svg:d="M54 81c12 0 41-1 59-8 28-11 29-35 29-40 0-18-14-33-41-33-43 0-101 37-101 106 0 38 23 69 60 69 55 0 88-41 88-45 0-2-2-6-4-6s-3 1-5 5c-31 37-73 37-77 37-31 0-35-32-35-44 0-5 1-16 7-41 7 0 13 0 20 0zM36 73c16-59 55-64 65-64 18 0 29 11 29 24 0 40-62 40-78 40-6 0-10 0-16 0z"><text:p/></draw:path><draw:path draw:style-name="gr180" draw:text-style-name="P67" svg:width="0.0614in" svg:height="0.0685in" svg:x="0.3646in" svg:y="0.1319in" svg:viewBox="0 0 157 175" svg:d="M23 148c-1 6-3 15-3 17 0 7 5 10 11 10 4 0 12-3 14-11 1-1 14-54 15-61 4-13 10-39 13-50 2-5 13-23 22-32 3-2 14-12 30-12 10 0 11 3 17 4-11 2-20 11-20 21 0 7 4 14 14 14 11 0 21-8 21-23 0-13-12-25-32-25-25 0-41 19-49 30-3-18-17-30-35-30s-26 15-29 22c-7 13-12 36-12 37 0 5 4 5 5 5 4 0 5-1 7-9 7-28 14-46 28-46 6 0 12 3 12 17 0 8-1 12-6 32-7 30-15 61-23 90z"><text:p/></draw:path><draw:path draw:style-name="gr180" draw:text-style-name="P67" svg:width="0.0693in" svg:height="0.098in" svg:x="0.4358in" svg:y="0.1319in" svg:viewBox="0 0 177 250" svg:d="M176 25c0-2 1-4 1-6 0-7-4-11-11-11-4 0-14 3-15 16-8-14-21-24-37-24-44 0-92 54-92 110 0 38 24 60 52 60 23 0 40-17 45-22-8 36-13 51-13 52-1 3-15 42-55 42-8 0-20-1-31-5 11-3 15-13 15-19 0-7-4-13-14-13-9 0-21 6-21 22 0 15 14 23 52 23 47 0 76-30 81-53 14-57 29-115 43-172zM125 121c-2 10-11 20-19 27s-20 15-31 15c-20 0-25-21-25-37 0-18 11-63 22-83 9-19 26-34 42-34 26 0 31 31 31 33s0 4-1 5c-6 24-12 50-19 74z"><text:p/></draw:path><draw:path draw:style-name="gr180" draw:text-style-name="P67" svg:width="0.0579in" svg:height="0.0685in" svg:x="0.5185in" svg:y="0.1319in" svg:viewBox="0 0 148 175" svg:d="M54 81c12 0 41-1 59-8 28-11 30-35 30-40 0-18-15-33-42-33-43 0-101 37-101 106 0 38 23 69 61 69 55 0 87-41 87-45 0-2-2-6-4-6s-3 1-5 5c-31 37-73 37-77 37-31 0-35-32-35-44 0-5 2-16 7-41 7 0 13 0 20 0zM36 73c16-59 55-64 65-64 19 0 29 11 29 24 0 40-62 40-78 40-6 0-10 0-16 0z"><text:p/></draw:path><draw:path draw:style-name="gr180" draw:text-style-name="P67" svg:width="0.0646in" svg:height="0.0685in" svg:x="0.5886in" svg:y="0.1319in" svg:viewBox="0 0 165 175" svg:d="M165 65c0-40-26-65-62-65-51 0-103 55-103 110 0 38 25 65 62 65 51 0 103-53 103-110zM62 166c-17 0-33-11-33-42 0-18 10-60 22-80 19-30 41-35 52-35 22 0 35 18 35 42 0 14-8 55-24 80-13 22-34 35-52 35z"><text:p/></draw:path><draw:path draw:style-name="gr180" draw:text-style-name="P67" svg:width="0.1244in" svg:height="0.0685in" svg:x="0.6606in" svg:y="0.1319in" svg:viewBox="0 0 317 175" svg:d="M23 148c-1 6-3 15-3 17 0 7 4 10 11 10 4 0 11-3 14-11 2-10 5-19 7-29 3-11 5-23 8-34 3-9 5-17 7-26 1-7 5-18 6-19 5-12 26-47 62-47 18 0 21 14 21 26 0 10-3 21-5 33-4 14-8 30-11 44-3 10-6 20-8 30-2 8-6 21-6 23 0 7 6 10 12 10 12 0 14-10 17-22 6-22 20-78 23-93 1-5 22-51 64-51 16 0 21 13 21 26 0 22-17 66-24 87-4 9-5 13-5 21 0 19 13 32 32 32 36 0 51-56 51-60 0-3-4-3-5-3-4 0-4 1-6 7-6 21-18 47-40 47-6 0-9-3-9-12 0-10 4-19 7-28 8-19 24-62 24-84 0-26-15-42-45-42-28 0-48 18-63 37 0-4-1-17-12-27-10-8-22-10-32-10-35 0-54 25-60 34-2-22-18-34-35-34-18 0-26 15-29 22-6 13-12 36-12 37 0 5 3 5 4 5 5 0 5-1 7-9 7-28 14-46 29-46 5 0 12 3 12 17 0 8-1 12-7 32-8 30-14 61-22 90z"><text:p/></draw:path><draw:path draw:style-name="gr180" draw:text-style-name="P67" svg:width="0.035in" svg:height="0.1516in" svg:x="0.8047in" svg:y="0.0866in" svg:viewBox="0 0 90 386" svg:d="M90 383c0-1 0-3-6-9-49-49-62-122-62-180 0-69 15-136 63-184 5-5 5-6 5-7 0-2-2-3-4-3-3 0-39 26-62 75-20 43-24 86-24 119 0 29 4 75 25 119 23 48 58 73 61 73 2 0 4-1 4-3z"><text:p/></draw:path><draw:path draw:style-name="gr180" draw:text-style-name="P67" svg:width="0.128in" svg:height="0.1035in" svg:x="0.8547in" svg:y="0.0957in" svg:viewBox="0 0 326 264" svg:d="M277 41c4-16 10-28 42-29 1 0 7 0 7-8-3-1 0-4-6-4-13 0-26 1-38 1-14 0-28-1-40-1-2 0-8 0-8 8 0 4 5 4 8 4 22 1 26 9 26 18 0 1-1 6-2 7-14 58-28 115-43 172-28-67-57-134-85-201-3-7-4-8-13-8-17 0-34 0-51 0-8 0-11 0-11 8 0 4 3 4 11 4 2 0 26 0 26 3-17 70-34 139-52 208-4 16-11 28-41 29-3 0-7 1-7 7 0 4 1 5 4 5 12 0 27-1 39-1 13 0 27 1 41 1 1 0 6 0 6-8 0-3-3-4-8-4-23 0-25-9-25-17 0-2 0-4 1-8 17-69 34-137 51-205 2 3 2 3 4 8 32 76 64 151 96 227 3 7 4 7 8 7s4-1 5-8c19-71 37-144 55-215z"><text:p/></draw:path><draw:path draw:style-name="gr180" draw:text-style-name="P67" svg:width="0.0173in" svg:height="0.0449in" svg:x="0.9921in" svg:y="0.1839in" svg:viewBox="0 0 45 115" svg:d="M45 41c0-26-9-41-24-41-13 0-21 10-21 21 0 10 8 20 21 20 4 0 10-1 13-5 1-1 1-1 2-1 0 2 1 0 1 6 0 28-14 51-26 65-4 3-4 4-4 5 0 3 2 4 3 4 4 0 35-29 35-74z"><text:p/></draw:path><draw:path draw:style-name="gr180" draw:text-style-name="P67" svg:width="0.1291in" svg:height="0.1035in" svg:x="1.0528in" svg:y="0.0957in" svg:viewBox="0 0 329 264" svg:d="M182 108c0-1-3-4-3-6 5-3 8-5 12-9 22-17 46-34 68-51 36-27 51-29 62-30 4 0 8 0 8-8 0-1-1-4-4-4-9 0-19 1-28 1-14 0-29-1-43-1-3 0-8 0-8 8 0 3 3 4 5 4 9 1 12 3 12 9s-11 15-13 17c-51 39-100 77-151 116 10-42 21-83 31-124 3-14 4-18 32-18 10 0 13 0 13-8 0-3-3-4-6-4-11 0-38 1-49 1s-39-1-50-1c-3 0-7 0-7 8 0 4 3 4 11 4 5 0 12 1 16 1 7 1 9 2 9 7 0 1 0 2-1 6-18 70-35 139-53 208-3 16-4 18-35 18-6 0-10 0-10 7 0 5 4 5 6 5 11 0 38-1 49-1 8 0 17 1 24 1 9 0 18 0 26 0 2 0 7 0 7-8 0-4-3-4-11-4-14 0-25 0-25-7 0-2 2-11 3-16 6-21 11-41 16-61 19-15 38-29 58-45 15 34 30 69 45 104 4 10 4 10 4 14 0 11-16 11-19 11-5 0-9 0-9 7 0 5 4 5 5 5 16 0 32-1 48-1 7 0 28 1 37 1 2 0 7 0 7-8 0-4-5-4-8-4-16 0-21-4-26-17-19-43-37-84-55-127z"><text:p/></draw:path><draw:path draw:style-name="gr180" draw:text-style-name="P67" svg:width="0.0173in" svg:height="0.0449in" svg:x="1.1917in" svg:y="0.1839in" svg:viewBox="0 0 45 115" svg:d="M45 41c0-26-10-41-25-41-12 0-20 10-20 21 0 10 8 20 20 20 4 0 10-1 14-5 1-1 1-1 1-1 1 0 1 0 1 6 0 28-13 51-26 65-5 3-4 4-4 5 0 3 2 4 4 4 4 0 35-29 35-74z"><text:p/></draw:path><draw:path draw:style-name="gr180" draw:text-style-name="P67" svg:width="0.0819in" svg:height="0.0685in" svg:x="1.2508in" svg:y="0.1319in" svg:viewBox="0 0 209 175" svg:d="M22 148c-1 6-3 15-3 17 0 7 5 10 12 10 4 0 11-3 14-11 2-10 5-19 7-29 3-11 5-23 9-34 2-9 4-17 6-26 1-7 4-18 4-19 7-12 27-47 64-47 18 0 21 14 21 26 0 24-18 74-25 90-3 9-4 15-4 18 0 19 14 32 31 32 37 0 51-56 51-60 0-3-3-3-4-3-5 0-5 1-6 7-8 26-21 47-39 47-7 0-10-3-10-12 0-10 4-19 7-28 7-20 23-62 23-84 0-27-16-42-44-42-35 0-53 25-60 34-2-22-17-34-35-34s-26 15-30 22c-5 13-11 36-11 37 0 5 3 5 4 5 4 0 5-1 7-9 7-28 14-46 29-46 7 0 11 4 11 17 0 8-1 12-6 32-8 30-15 61-23 90z"><text:p/></draw:path><draw:path draw:style-name="gr180" draw:text-style-name="P67" svg:width="0.0346in" svg:height="0.1516in" svg:x="1.3465in" svg:y="0.0866in" svg:viewBox="0 0 89 386" svg:d="M89 194c0-31-4-77-25-121-23-48-56-73-61-73-2 0-3 1-3 3 0 1 0 2 7 9 38 39 60 100 60 182 0 65-14 133-63 182-4 4-4 6-4 7 0 2 1 3 3 3 5 0 39-26 62-75 20-43 24-86 24-117z"><text:p/></draw:path><draw:path draw:style-name="gr180" draw:text-style-name="P67" svg:width="0.0173in" svg:height="0.0449in" svg:x="1.4098in" svg:y="0.1839in" svg:viewBox="0 0 45 115" svg:d="M45 41c0-26-9-41-24-41-13 0-21 10-21 21 0 10 8 20 21 20 4 0 10-1 13-5 1-1 1-1 2-1 0 2 1 0 1 6 0 28-14 51-26 65-4 3-4 4-4 5 0 3 2 4 4 4 3 0 34-29 34-74z"><text:p/></draw:path><draw:path draw:style-name="gr180" draw:text-style-name="P67" svg:width="0.0791in" svg:height="0.0961in" svg:x="1.4594in" svg:y="0.1319in" svg:viewBox="0 0 202 245" svg:d="M30 218c-4 13-4 16-21 16-5 0-9 0-9 7 0 3 2 4 5 4 10 0 21-1 32-1 14 0 27 1 39 1 2 0 6 0 6-8 0-3-3-3-8-3-20 0-20-3-20-6 0-5 16-69 20-77 4 11 15 24 35 24 45 0 93-56 93-113 0-37-22-62-51-62-20 0-39 14-51 29-4-21-21-29-35-29-18 0-25 15-29 22-6 13-12 36-12 37 0 5 3 4 5 5 4 0 4-1 6-9 7-28 14-46 29-46 6 0 12 3 12 17 0 9-1 14-2 20-15 57-30 115-44 172zM98 51c2-11 13-22 20-28 14-12 25-14 32-14 15 0 24 13 24 36s-12 67-20 81c-13 28-32 40-46 40-25 0-30-32-30-34 0-1 0-1 1-6 7-25 12-50 19-75z"><text:p/></draw:path><draw:path draw:style-name="gr180" draw:text-style-name="P67" svg:width="0.0941in" svg:height="0.0724in" svg:x="1.5461in" svg:y="0.1492in" svg:viewBox="0 0 240 185" svg:d="M138 81c8-8 16-16 25-25 35-34 45-45 70-46 4 0 7 0 7-6 0-3-4-4-5-4-7 0-17 1-25 1-6 0-24-1-31-1-2 0-5 1-5 5 0 2 0 5 3 5s10 1 10 6-4 9-7 11c-2 3-37 36-47 47-9-18-19-36-27-53 0-1-1-3-1-5s5-6 14-6c2 0 5 0 5-6 0-1 0-4-4-4-6 0-12 1-18 1-5 0-12 0-17 0s-11 0-17 0c-4 0-10-1-14-1-1 0-6 0-6 5s4 5 8 5c15 0 17 2 20 8 12 25 25 49 37 74-4 6-10 10-14 16-6 4-19 16-23 22-33 33-44 44-68 45-5 0-8 0-8 6 0 2 1 4 4 4 8 0 17-1 26-1 4 0 11 0 15 0 6 0 11 1 16 1 2 0 5 0 5-6 0-4-2-4-4-4-3 0-9-1-9-7 0-4 4-7 10-14 18-18 36-35 55-53 11 21 22 43 33 64 1 2 1 2 1 3s-5 6-14 7c-3 0-6 0-6 6 1 2 0 4 4 4 6 0 13-1 18-1 7 0 12 0 18 0 5 0 11 0 16 0s10 1 14 1c2 0 6 0 6-6 0-4-3-4-8-4-15 0-16-3-18-8-15-28-30-57-44-86z"><text:p/></draw:path><draw:path draw:style-name="gr180" draw:text-style-name="P67" svg:width="0.035in" svg:height="0.1516in" svg:x="1.6717in" svg:y="0.0866in" svg:viewBox="0 0 90 386" svg:d="M90 383c0-1 0-3-6-9-49-49-62-122-62-180 0-69 15-136 63-184 5-5 5-6 5-7 0-2-2-3-4-3-3 0-39 26-62 75-20 43-24 86-24 119 0 29 4 75 25 119 23 48 58 73 61 73 2 0 4-1 4-3z"><text:p/></draw:path><draw:path draw:style-name="gr180" draw:text-style-name="P67" svg:width="0.0685in" svg:height="0.1067in" svg:x="1.724in" svg:y="0.0937in" svg:viewBox="0 0 175 272" svg:d="M90 3c-2-1 0-3-5-3-9 0-37 2-48 3-2 0-6 1-6 8 0 4 3 4 9 4 18 0 19 4 19 7 0 2-1 5-1 8-18 74-37 148-56 223-2 5-2 5-2 8 0 8 8 11 11 11 6 0 11-4 13-8 2-3 20-75 22-85 13 1 45 8 45 33 0 2 0 5-1 8-1 4-2 10-2 13 0 23 15 39 36 39 11 0 22-6 31-20 9-18 13-39 13-40 0-3-3-3-4-3-4 0-4 1-6 7-7 28-16 47-34 47-6 0-12-4-12-18 0-6 2-15 4-22 1-6 1-7 1-12 0-24-25-36-58-39 13-8 26-20 35-29 18-21 36-37 55-37 2 0 2 0 3 0 4 1 5 1 8 3 1 0 1 1 2 1-19 1-22 16-22 21 0 6 4 14 14 14s21-9 21-24c0-11-9-24-25-24-11 0-29 3-58 34-13 14-27 30-43 36 14-55 28-109 41-164z"><text:p/></draw:path><draw:path draw:style-name="gr180" draw:text-style-name="P67" svg:width="0.035in" svg:height="0.1516in" svg:x="1.8087in" svg:y="0.0866in" svg:viewBox="0 0 90 386" svg:d="M90 194c0-31-4-77-26-121-23-48-56-73-60-73-3 0-4 1-4 3 0 1 0 2 8 9 37 39 59 100 59 182 0 65-14 133-61 182-6 4-6 6-6 7 0 2 1 3 4 3 4 0 39-26 61-75 20-43 25-86 25-117z"><text:p/></draw:path><draw:path draw:style-name="gr180" draw:text-style-name="P67" svg:width="0.1008in" svg:height="0.0354in" svg:x="1.9098in" svg:y="0.1429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180" draw:text-style-name="P67" svg:width="0.035in" svg:height="0.1516in" svg:x="2.0953in" svg:y="0in" svg:viewBox="0 0 90 386" svg:d="M90 383c0-1 0-3-6-9-49-49-61-121-61-180 0-68 14-135 62-183 5-6 5-6 5-7 0-3-2-4-4-4-3 0-39 26-62 76-20 42-24 85-24 118 0 29 4 76 25 119 23 49 58 73 61 73 2 0 4-1 4-3z"><text:p/></draw:path><draw:path draw:style-name="gr180" draw:text-style-name="P67" svg:width="0.0748in" svg:height="0.0512in" svg:x="2.1484in" svg:y="0.002in" svg:viewBox="0 0 191 131" svg:d="M106 54c0-1-1-1-1-2 2-3 5-4 7-6 32-20 44-27 53-32 5-3 13-5 22-6 2 0 4 0 4-6 0-2-1-2-2-2-6 0-12 0-16 0-5 0-8 0-12 0-5 0-9 0-13 0-3 0-5 2-5 4 0 1 0 4 4 4 5 1 4 1 5 2 0 2-2 3-5 5-2 1-2 1-4 4-30 18-59 37-89 56 5-20 10-40 15-60 1-5 3-7 17-7 5 0 5 0 6 0 2-1 1-4 1-6-1-1 0-2-3-2-4 0-9 0-13 0s-9 0-14 0-9 0-15 0c-4 0-8 0-13 0-1 0-4 0-4 4s2 4 6 4c3 0 9 0 12 1 0 3 0 3 0 5-8 34-16 67-25 101-1 6-2 8-16 8-6 0-8 0-8 5 0 2 1 3 3 3 4 0 9 0 14 0 4 0 9 0 14 0s9 0 14 0c4 0 9 0 13 0 1 0 5 0 5-5 0-3-3-3-7-3-2 0-4 0-8-1-5 0-5 0-5-2 1-5 2-10 3-14 1-2 6-19 6-20s0-1 2-2c10-7 21-14 31-20 1 0 2-1 3-1 0 1 0 0 1 2 10 16 21 34 31 50 2 3 1 3 2 4 0 4-7 4-9 4s-5 0-5 5c0 2 1 3 4 3s8 0 12 0c5 0 9 0 15 0 3 0 6 0 9 0 4 0 8 0 12 0 3 0 4-2 4-5s-3-3-4-3c-8 0-13-2-15-6-13-21-26-42-39-63z"><text:p/></draw:path><draw:path draw:style-name="gr180" draw:text-style-name="P67" svg:width="0.0409in" svg:height="0.0531in" svg:x="2.1654in" svg:y="0.0866in" svg:viewBox="0 0 105 136" svg:d="M47 8c0-4 0-4 0-5 0-3-2-3-5-3-8 1-17 1-24 2-4 0-4 0-5 1s-1 4-1 5c0 3 3 3 6 3 2 0 4 0 6 0 4 1 5 1 5 3 0 1 0 0-2 5-8 35-17 70-26 105-1 4-1 4-1 6 0 4 3 6 8 6 6 0 9-7 10-10 3-12 5-23 8-35 5 0 29 1 29 15 0 2 0 2 0 4-1 3-1 4-1 5 0 15 12 21 23 21 20 0 28-27 28-29 0-4-3-3-4-4-3 0-4 1-4 5-2 6-8 22-19 22-7 0-8-8-8-11 0-1 0-4 0-7 1-3 2-5 2-6 0-18-21-20-35-21 6-4 15-10 18-12 11-9 21-18 32-18 4 0 5 1 6 2l-1 1c-8 4-5 8-8 11 0 4 2 9 8 9 4 0 13-3 13-14 0-9-8-16-17-16-13 0-25 9-39 21-7 6-13 10-20 13 6-25 12-49 18-74z"><text:p/></draw:path><draw:path draw:style-name="gr180" draw:text-style-name="P67" svg:width="0.035in" svg:height="0.1516in" svg:x="2.2398in" svg:y="0in" svg:viewBox="0 0 90 386" svg:d="M90 194c0-31-4-77-26-121-23-48-56-73-60-73-2 0-4 2-4 4 0 1 0 1 8 9 37 39 59 99 59 181 0 65-14 134-61 182-6 4-6 6-6 7 0 2 2 3 4 3 4 0 39-25 62-75 19-43 24-86 24-117z"><text:p/></draw:path><draw:path draw:style-name="gr180" draw:text-style-name="P67" svg:width="0.0346in" svg:height="0.1516in" svg:x="2.3055in" svg:y="0in" svg:viewBox="0 0 89 386" svg:d="M89 383c0-1 0-3-6-9-49-49-61-121-61-180 0-68 14-135 63-183 4-6 4-6 4-7 0-3-1-4-3-4-5 0-40 26-62 76-20 42-24 85-24 118 0 29 3 76 25 119 23 49 56 73 61 73 2 0 3-1 3-3z"><text:p/></draw:path><draw:path draw:style-name="gr180" draw:text-style-name="P67" svg:width="0.0736in" svg:height="0.0512in" svg:x="2.3587in" svg:y="0.002in" svg:viewBox="0 0 188 131" svg:d="M162 22c1-6 3-13 21-14 2 0 5 0 5-6-1-1-1-2-3-2-3 0-8 0-11 0-4 0-8 0-11 0-5 0-8 0-11 0-5 0-8 0-11 0-2 0-6 0-6 4s4 4 6 4c12 1 13 4 13 7 0 1 0 3 0 4-7 27-14 56-21 83-20-33-38-67-58-100-2-2-2-2-8-2-10 0-20 0-30 0-3 0-6 0-6 4s2 4 8 4c4 0 7 0 13 1-9 34-17 67-26 101-2 5-3 12-22 13-1 0-4 0-4 5 0 2 1 3 3 3 4 0 8 0 11 0 4 0 8 0 11 0 5 0 8 0 11 0 5 0 8 0 11 0 4 0 6-1 6-5 0-3-3-3-6-3-10-1-13-3-13-8 0-1 0-2 1-4 8-32 17-65 24-97 22 38 44 76 66 114 3 3 4 3 6 3 3 0 3 0 4-5 9-35 18-69 27-104z"><text:p/></draw:path><draw:path draw:style-name="gr180" draw:text-style-name="P67" svg:width="0.0575in" svg:height="0.0035in" svg:x="2.452in" svg:y="0.0315in" svg:viewBox="0 0 147 10" svg:d="M139 10c3 0 8 1 8-5 0-4-5-5-8-5-44 0-87 0-131 0-4 0-8 1-8 5 0 6 4 5 8 5 44 0 87 0 131 0z"><text:p/></draw:path><draw:path draw:style-name="gr180" draw:text-style-name="P67" svg:width="0.0748in" svg:height="0.0512in" svg:x="2.5311in" svg:y="0.002in" svg:viewBox="0 0 191 131" svg:d="M106 54c0-1-1-1-1-2 2-3 5-4 7-6 32-20 44-27 53-32 6-3 13-5 22-6 2 0 4 0 4-6 0-2-1-2-2-2-6 0-12 0-16 0-5 0-8 0-12 0-5 0-9 0-12 0-5 0-6 2-6 4 0 1 0 4 4 4 4 1 3 1 4 2 0 2-1 3-4 5-2 1-2 1-4 4-30 18-59 37-89 56 5-20 10-40 15-60 1-5 3-7 17-7 4 0 5 0 6 0 2-1 1-4 1-6-1-1 1-2-3-2s-9 0-13 0-9 0-14 0-9 0-15 0c-4 0-8 0-13 0-1 0-4 0-4 4s2 4 6 4c3 0 9 0 12 1 0 3 0 3 0 5-8 34-16 67-25 101-2 6-2 8-16 8-6 0-8 0-8 5 0 2 1 3 3 3 4 0 9 0 12 0 6 0 10 0 15 0s10 0 14 0c5 0 10 0 14 0 1 0 5 0 5-5 0-3-2-3-7-3-2 0-4 0-8-1-5 0-5 0-5-2 1-5 2-10 3-14 1-2 6-19 6-20s0-1 2-2c10-7 21-14 31-20 1 0 1-1 2-1s1 0 2 2c10 16 21 34 31 50 2 3 1 3 2 4 0 4-6 4-9 4-2 0-5 0-5 5 0 2 1 3 3 3 5 0 9 0 13 0 5 0 9 0 15 0 3 0 6 0 10 0 3 0 7 0 11 0 3 0 4-2 4-5s-3-3-6-3c-6 0-11-2-14-6-13-21-25-42-38-63z"><text:p/></draw:path><draw:path draw:style-name="gr180" draw:text-style-name="P67" svg:width="0.0528in" svg:height="0.0343in" svg:x="2.3846in" svg:y="0.1055in" svg:viewBox="0 0 135 88" svg:d="M20 67c-1 4-4 13-4 14 0 5 5 7 8 7 4 0 7-2 9-7 1-1 3-10 4-15 7-25 5-18 7-26 2-6 16-33 40-33 9 0 14 5 14 14 0 11-9 31-13 42-1 2-1 4-1 7 0 11 8 18 21 18 19 0 30-25 30-30 0-3-3-3-4-3-3 0-3 1-5 4-3 12-12 22-21 22-5 0-6-3-6-7s1-6 2-10c4-8 12-30 12-41 0-14-10-23-28-23s-30 11-37 20c-1-17-16-20-23-20-20 0-25 30-25 31 0 2 3 2 4 2 4 0 4-1 5-3 3-12 8-23 15-23s8 6 8 11c0 2-2 9-3 14s-4 13-5 17c-1 6-3 13-4 18z"><text:p/></draw:path><draw:path draw:style-name="gr180" draw:text-style-name="P67" svg:width="0.0575in" svg:height="0.0039in" svg:x="2.4567in" svg:y="0.1193in" svg:viewBox="0 0 147 11" svg:d="M140 11c2 0 7 0 7-6 0-5-5-5-7-5-44 0-87 0-131 0-4 0-9 0-9 5 0 6 5 6 9 6 44 0 87 0 131 0z"><text:p/></draw:path><draw:path draw:style-name="gr180" draw:text-style-name="P67" svg:width="0.0413in" svg:height="0.0531in" svg:x="2.5366in" svg:y="0.0866in" svg:viewBox="0 0 106 136" svg:d="M47 8c1-4 1-4 1-5 0-3-3-3-6-3-8 1-16 1-23 2-4 0-5 0-6 1 0 1-1 4-1 5 0 3 3 3 6 3 1 0 4 0 6 0 5 1 5 1 5 3 0 1 0 0-1 5-9 35-18 70-27 105-1 4-1 4-1 6 0 4 3 6 8 6 7 0 9-7 10-10 3-12 5-23 8-35 5 0 29 1 29 15 0 2 0 2 0 4-1 3-1 4-1 5 0 15 13 21 24 21 20 0 28-27 28-29 0-4-4-4-5-4-3 0-3 1-4 5-2 6-8 22-19 22-6 0-8-8-8-11 0-1 0-4 2-7 0-3 1-5 1-6 0-18-22-20-34-21 5-4 13-10 16-12 11-9 21-18 32-18 5 0 7 1 8 2-1 0-1 1-3 1-8 4-5 8-8 11 0 4 2 9 8 9 5 0 13-3 13-14 0-9-8-16-17-16-13 0-24 9-39 21-6 6-13 10-20 13 6-25 12-49 18-74z"><text:p/></draw:path><draw:path draw:style-name="gr180" draw:text-style-name="P67" svg:width="0.035in" svg:height="0.1516in" svg:x="2.6228in" svg:y="0in" svg:viewBox="0 0 90 386" svg:d="M90 194c0-31-4-77-26-121-23-48-56-73-60-73-3 0-4 2-4 4 0 1 0 1 8 9 37 39 59 99 59 181 0 65-14 134-61 182-6 4-6 6-6 7 0 2 1 3 4 3 4 0 39-25 61-75 20-43 25-86 25-117z"><text:p/></draw:path><draw:path draw:style-name="gr180" draw:text-style-name="P67" svg:width="0.5929in" svg:height="0.0059in" svg:x="2.0799in" svg:y="0.1579in" svg:viewBox="0 0 1507 16" svg:d="M754 16c-251 0-503 0-754 0 0-5 0-11 0-16 503 0 1004 0 1507 0 0 5 0 11 0 16-251 0-503 0-753 0z"><text:p/></draw:path><draw:path draw:style-name="gr180" draw:text-style-name="P67" svg:width="0.035in" svg:height="0.1516in" svg:x="2.2874in" svg:y="0.172in" svg:viewBox="0 0 90 386" svg:d="M90 382c0-2 0-2-6-8-49-50-62-122-62-182 0-67 15-134 63-182 5-5 5-6 5-7 0-2-2-3-4-3-3 0-39 25-62 75-20 43-24 86-24 117s4 77 25 121c23 48 58 73 61 73 2 0 4-1 4-4z"><text:p/></draw:path><draw:path draw:style-name="gr180" draw:text-style-name="P67" svg:width="0.0732in" svg:height="0.0516in" svg:x="2.3409in" svg:y="0.172in" svg:viewBox="0 0 187 132" svg:d="M162 22c1-6 3-13 21-13 1 0 4 0 4-6 0-1 0-3-3-3-4 0-8 0-11 0-4 0-7 1-11 1s-7-1-11-1-8 0-11 0c-1 0-5 0-5 5 0 4 3 4 5 4 13 0 14 4 14 7 0 2-1 3-1 4-7 27-14 55-21 82-20-33-38-66-58-99-1-3-3-3-7-3-10 0-20 0-30 0-4 0-6 0-6 5 0 4 2 4 6 4 1 0 9 0 14 0-9 34-17 67-26 101-1 5-3 13-21 13-2 0-4 0-4 6 0 1 1 3 2 3 5 0 8-1 12-1s7 0 11 0 7 0 11 0 8 1 11 1 5-1 5-6c0-3-4-3-5-3-10 0-14-3-14-8 0-1 1-2 1-4 8-32 17-65 24-97 22 39 45 76 67 115 1 3 3 3 5 3 4 0 4-1 5-6 9-35 18-69 27-104z"><text:p/></draw:path><draw:path draw:style-name="gr180" draw:text-style-name="P67" svg:width="0.0528in" svg:height="0.0339in" svg:x="2.3504in" svg:y="0.276in" svg:viewBox="0 0 135 87" svg:d="M20 66c-1 4-3 13-3 14 0 5 3 7 6 7s8-1 10-7c1-4 2-10 3-14 7-26 7-26 8-28 2-5 15-31 40-31 9 0 13 4 13 13 0 11-8 31-12 42-1 2-3 5-3 8 0 10 10 17 21 17 21 0 32-25 32-30 0-2-3-2-4-2-3 0-3 0-4 4-5 11-14 21-23 21-4 0-5-3-5-6 0-5 0-7 2-11 3-8 12-30 12-40 0-14-10-23-28-23s-30 10-37 19c-1-16-16-19-24-19-18 0-16 20-24 30 0 2 2 2 3 2 4 0 5-1 5-3 3-11 7-22 15-22 7 0 9 5 9 9 0 3-2 10-3 16-1 4-4 13-5 16-1 6-3 12-4 18z"><text:p/></draw:path><draw:path draw:style-name="gr180" draw:text-style-name="P67" svg:width="0.035in" svg:height="0.1516in" svg:x="2.4303in" svg:y="0.172in" svg:viewBox="0 0 90 386" svg:d="M90 192c0-29-4-77-26-119-23-49-56-73-60-73-2 0-4 1-4 3 0 1 0 2 8 9 37 39 59 100 59 180 0 66-14 135-61 183-6 5-6 5-6 7s2 4 4 4c4 0 39-26 62-76 19-42 24-85 24-118z"><text:p/></draw:path><draw:path draw:style-name="gr180" draw:text-style-name="P67" svg:width="0.0173in" svg:height="0.0449in" svg:x="2.7043in" svg:y="0.1839in" svg:viewBox="0 0 45 115" svg:d="M45 41c0-26-10-41-24-41-13 0-21 10-21 21 0 10 8 20 21 20 4 0 10-1 13-5 1-1 1-1 2-1 0 2 0 0 0 6 0 28-13 51-25 65-4 3-4 4-4 5 0 3 1 4 3 4 4 0 35-29 35-74z"><text:p/></draw:path><draw:path draw:style-name="gr180" draw:text-style-name="P67" svg:width="0.0823in" svg:height="0.0685in" svg:x="2.7634in" svg:y="0.1319in" svg:viewBox="0 0 210 175" svg:d="M23 148c-1 6-3 15-3 17 0 7 5 10 11 10 4 0 12-3 14-11 2-10 6-19 8-29 2-11 5-23 7-34 4-9 6-17 7-26 2-7 6-18 6-19 5-12 26-47 62-47 18 0 21 14 21 26 0 24-19 74-25 90-3 9-3 15-3 18 0 19 13 32 32 32 36 0 50-56 50-60 0-3-3-3-4-3-5 0-5 1-7 7-8 26-20 47-39 47-7 0-9-3-9-12 0-10 3-19 6-28 8-20 24-62 24-84 0-27-16-42-45-42-34 0-54 25-60 34-1-22-18-34-35-34-18 0-26 15-29 22-6 13-12 36-12 37 0 5 3 4 4 5 5 0 5-1 7-9 7-28 14-46 29-46 7 0 12 4 12 17 0 8-1 12-7 32-8 30-14 61-22 90z"><text:p/></draw:path><draw:path draw:style-name="gr180" draw:text-style-name="P67" svg:width="0.0965in" svg:height="0.0724in" svg:x="2.876in" svg:y="0.0665in" svg:viewBox="0 0 246 185" svg:d="M136 76c-1-2-1-2-2-3 2-2 1 0 7-5 9-6 18-13 27-20 37-25 53-37 72-38 3 0 6-1 6-6 0-2-2-4-3-4-5 0-13 1-19 1-7 0-25-1-33-1-1 0-5 0-5 7 1 1 0 3 4 3s7 1 7 3c0 6-9 11-12 13-38 27-76 54-114 81 8-29 15-58 22-86 3-9 3-11 24-11 4 0 8 0 8-6 0-2-2-4-4-4-8 0-27 1-35 1-6 0-14 0-19 0s-12-1-18-1c-1 0-5 0-5 7 0 3 3 3 9 3 4 0 5 0 10 0 5 1 6 1 6 4 0 2 0 2-1 6-12 48-24 95-36 144-2 9-2 11-23 11-6 0-9 0-9 6 1 2 0 4 4 4 8 0 28-1 36-1 4 0 14 0 18 0 6 1 12 1 18 1 1 0 5 0 5-6 0-4-3-4-8-4-4 0-6 0-10 0-7-1-7-2-7-5 0-2 3-12 13-51 15-11 30-21 44-32 13 25 27 50 40 76 2 3 2 4 2 5 0 6-8 7-12 7-3 0-8 0-8 6 1 2 0 4 5 4 7 0 27-1 35-1s19 1 26 1c4 0 6-2 6-6s-4-4-7-4c-4 0-13 0-17-9-16-30-31-60-47-90z"><text:p/></draw:path><draw:path draw:style-name="gr180" draw:text-style-name="P67" svg:width="0.1094in" svg:height="0.0059in" svg:x="2.8685in" svg:y="0.1579in" svg:viewBox="0 0 279 16" svg:d="M140 16c-46 0-94 0-140 0 0-5 0-11 0-16 94 0 186 0 279 0 0 5 0 11 0 16-46 0-93 0-139 0z"><text:p/></draw:path><draw:path draw:style-name="gr180" draw:text-style-name="P67" svg:width="0.0949in" svg:height="0.072in" svg:x="2.8768in" svg:y="0.1791in" svg:viewBox="0 0 242 184" svg:d="M208 29c2-10 6-19 28-20 2 0 6 0 6-6 0-2-2-3-4-3-9 0-19 0-29 0-7 0-22 0-29 0-1 0-5 0-5 5 0 4 3 4 6 4 13 1 17 4 17 11 0 2 0 4-1 6-10 40-19 80-29 119-23-47-46-93-69-141-2-4-2-4-9-4-12 0-25 0-37 0-6 0-9 0-9 5 0 4 3 4 9 4 5 0 12 1 17 2-12 48-24 96-36 144-2 10-7 19-27 20-3 0-7 0-7 5 0 3 2 4 4 4 9 0 19-1 29-1 7 0 22 1 29 1 2 0 5-1 5-6 0-3-3-3-6-3-18-1-18-8-18-12 0-1 0-2 1-7 12-46 23-92 35-138 27 53 53 107 79 161 3 5 4 5 6 5 4 0 4 0 5-6 14-49 26-100 39-149z"><text:p/></draw:path><draw:path draw:style-name="gr180" draw:text-style-name="P67" svg:width="0.0173in" svg:height="0.0449in" svg:x="3.0098in" svg:y="0.1839in" svg:viewBox="0 0 45 115" svg:d="M45 41c0-26-10-41-24-41-13 0-21 10-21 21 0 10 8 20 21 20 4 0 9-1 13-5 1-1 1-1 2-1 0 2 0 0 0 6 0 28-13 51-26 65-3 3-3 4-3 5 0 3 1 4 3 4 4 0 35-29 35-74z"><text:p/></draw:path><draw:path draw:style-name="gr180" draw:text-style-name="P67" svg:width="0.0925in" svg:height="0.0059in" svg:x="3.0772in" svg:y="0.1579in" svg:viewBox="0 0 236 16" svg:d="M222 16c7 0 14 2 14-7 0-8-7-9-14-9-69 0-140 0-209 0-6 0-13 1-13 9 0 9 7 7 13 7 69 0 140 0 209 0z"><text:p/></draw:path></draw:g></draw:g></text:p>
            <text:p text:style-name="P12"><draw:g text:anchor-type="as-char" svg:y="-0.1591in" draw:z-index="229" draw:name="Shape14" draw:style-name="gr178"><svg:title>TexMaths</svg:title><svg:desc>11§inline§Pois(\lambda), p_X(k) = e^{-\lambda} \frac{\lambda^k}{k!}, \lambda, \lambda \quad (\lim Binom(n, \frac{\lambda}{n}))§svg§600§FALSE§</svg:desc><draw:g draw:style-name="gr2"><draw:path draw:style-name="gr179" draw:text-style-name="P66" svg:width="3.2614in" svg:height="0.1957in" svg:x="0.0024in" svg:y="0.0079in" svg:viewBox="0 0 8285 498" svg:d="M0 0c2762 0 5523 0 8285 0 0 166 0 331 0 498-2762 0-5523 0-8285 0 0-167 0-332 0-498z"><text:p/></draw:path><draw:path draw:style-name="gr180" draw:text-style-name="P67" svg:width="0.1083in" svg:height="0.1035in" svg:x="0.0004in" svg:y="0.0547in" svg:viewBox="0 0 276 264" svg:d="M101 142c22 0 44 0 66 0 55 0 109-41 109-84 0-29-25-58-76-58-42 0-83 0-125 0-8 0-12 0-12 8 0 4 3 4 12 4 4 0 11 0 16 1 6 0 8 1 8 6 0 2 0 3-1 7-18 69-34 138-52 207-4 16-4 19-35 19-7 0-11 0-11 7 0 5 4 5 5 5 11 0 39-1 50-1 8 0 16 0 24 0 9 0 18 1 25 1 4 0 8 0 8-7 0-5-3-5-11-5-14 0-24 0-24-8 0-2 0-3 1-6 8-32 15-64 23-96zM130 26c3-13 4-14 21-14 12 0 24 0 36 0 33 0 53 10 53 38 0 14-8 47-22 61-20 18-43 21-61 21-17 0-36 0-54 0 9-35 18-70 27-106z"><text:p/></draw:path><draw:path draw:style-name="gr180" draw:text-style-name="P67" svg:width="0.0646in" svg:height="0.0681in" svg:x="0.1197in" svg:y="0.0913in" svg:viewBox="0 0 165 174" svg:d="M165 65c0-41-26-65-62-65-51 0-103 54-103 109 0 39 25 65 62 65 51 0 103-53 103-109zM62 166c-17 0-33-12-33-42 0-19 9-61 22-80 19-30 41-36 52-36 22 0 34 18 34 42 0 15-7 56-23 80-13 23-34 36-52 36z"><text:p/></draw:path><draw:path draw:style-name="gr180" draw:text-style-name="P67" svg:width="0.0398in" svg:height="0.1016in" svg:x="0.1913in" svg:y="0.0583in" svg:viewBox="0 0 102 259" svg:d="M99 13c0-7-6-13-14-13-11 0-21 10-21 20 0 8 4 14 14 14 9 0 21-9 21-21zM69 159c5-11 5-13 9-22 2-8 4-14 4-21 0-17-12-31-31-31-37 0-51 55-51 59s3 4 4 4c5 0 5-2 7-7 10-36 25-49 38-49 4 0 10 0 10 14 0 7-2 15-4 20-3 9-20 55-26 71-5 10-9 22-9 31 0 18 13 31 32 31 36 0 50-55 50-60 0-3-3-3-5-3-4 0-4 1-6 7-6 24-20 48-39 48-7 0-9-4-9-13 0-10 2-14 11-39 5-14 10-27 15-40z"><text:p/></draw:path><draw:path draw:style-name="gr180" draw:text-style-name="P67" svg:width="0.0555in" svg:height="0.0681in" svg:x="0.2472in" svg:y="0.0913in" svg:viewBox="0 0 142 174" svg:d="M131 25c-11 1-19 10-19 18 0 5 3 11 12 11 8 0 18-7 18-21 0-18-17-33-45-33-52 0-66 39-66 56 0 30 28 35 39 39 21 3 41 7 41 28 0 10-9 43-55 43-5 0-35 0-44-21 14 3 24-10 24-19s-6-15-14-15c-10 0-22 9-22 26 0 22 22 37 55 37 63 0 78-46 78-64 0-13-8-23-12-27-10-11-22-14-39-17-14-3-29-5-29-23 0-11 10-35 44-35 9 0 28 3 34 17z"><text:p/></draw:path><draw:path draw:style-name="gr180" draw:text-style-name="P67" svg:width="0.035in" svg:height="0.1508in" svg:x="0.3256in" svg:y="0.0445in" svg:viewBox="0 0 90 384" svg:d="M90 381c0-1 0-2-6-9-49-48-61-120-61-179 0-67 14-135 62-183 5-4 5-6 5-7 0-2-2-3-4-3-4 0-39 25-62 75-19 43-24 85-24 118 0 29 4 76 26 119 23 47 56 72 60 72 2 0 4-1 4-3z"><text:p/></draw:path><draw:path draw:style-name="gr180" draw:text-style-name="P67" svg:width="0.0748in" svg:height="0.1067in" svg:x="0.378in" svg:y="0.0528in" svg:viewBox="0 0 191 272" svg:d="M118 155c15 41 34 100 40 109 6 7 10 7 20 7 3 0 6 0 9 0s4-1 4-2-1-3-2-4c-4-4-6-10-9-17-26-74-52-148-79-220-8-22-28-28-47-28-1 0-7 0-7 4s2 4 4 5c13 2 15 4 25 31 12 35 25 69 37 104-35 35-71 71-106 106-5 4-7 7-7 12 0 7 4 10 11 10 5 0 10-3 13-7 31-37 63-73 94-110z"><text:p/></draw:path><draw:path draw:style-name="gr180" draw:text-style-name="P67" svg:width="0.035in" svg:height="0.1508in" svg:x="0.4673in" svg:y="0.0445in" svg:viewBox="0 0 90 384" svg:d="M90 193c0-30-4-77-25-120-24-49-57-73-61-73-2 0-4 1-4 3 0 1 0 3 8 9 37 39 59 100 59 181 0 66-14 133-62 181-5 5-5 6-5 7 0 2 2 3 4 3 4 0 39-26 62-75 20-41 24-84 24-116z"><text:p/></draw:path><draw:path draw:style-name="gr180" draw:text-style-name="P67" svg:width="0.0173in" svg:height="0.0453in" svg:x="0.5311in" svg:y="0.1417in" svg:viewBox="0 0 45 116" svg:d="M45 41c0-26-10-41-24-41-13 0-21 10-21 21 0 10 8 21 21 21 4 0 9-2 13-6 1-1 1-1 2-1 0 2 0 0 0 6 0 28-13 51-25 65-4 4-4 4-4 5 0 4 1 5 3 5 4 0 35-30 35-75z"><text:p/></draw:path><draw:path draw:style-name="gr180" draw:text-style-name="P67" svg:width="0.0787in" svg:height="0.0965in" svg:x="0.5807in" svg:y="0.0913in" svg:viewBox="0 0 201 246" svg:d="M30 217c-4 13-5 16-21 16-5 0-9 0-9 7 0 3 2 6 4 6 11 0 22-2 33-2 12 0 26 2 39 2 1 0 6 0 6-8 0-5-4-5-8-5-20 0-20-3-20-6 0-5 16-67 19-77 5 11 16 24 36 24 44 0 92-56 92-112 0-37-22-62-51-62-19 0-38 13-51 29-3-21-20-29-34-29-18 0-25 14-29 22-7 13-12 36-12 37 0 4 3 4 5 4 4 0 4 0 6-9 7-28 14-46 29-46 6 0 12 3 12 17 0 10-1 14-3 20-15 57-29 115-43 172zM98 50c2-10 13-21 20-27 13-12 24-15 30-15 16 0 26 13 26 36 0 22-13 67-20 83-13 26-32 39-46 39-26 0-31-32-31-34 0-1 0-2 1-6 7-26 13-51 20-76z"><text:p/></draw:path><draw:path draw:style-name="gr180" draw:text-style-name="P67" svg:width="0.0937in" svg:height="0.072in" svg:x="0.6673in" svg:y="0.1083in" svg:viewBox="0 0 239 184" svg:d="M137 80c9-8 17-16 26-25 34-34 45-44 69-46 3 0 7 0 7-6 0-3-3-3-4-3-7 0-17 1-25 1s-24-1-32-1c-2 0-5 0-5 6 1 1 0 3 4 3 2 1 9 1 9 8 0 3-3 7-7 11-2 1-36 35-46 45-9-18-19-36-27-53 0-1-2-2-2-3 0-3 5-7 15-8 2 0 5 0 5-6-1-1 0-3-4-3-6 0-13 0-19 0s-11 1-17 1c-5 0-11 0-16-1-4 0-10 0-14 0-2 0-7 0-7 6 0 3 5 3 9 3 15 0 17 3 19 9 13 25 25 49 38 74-5 5-10 9-15 15-6 5-18 17-23 22-33 33-44 44-68 45-4 1-7 1-7 7 0 1 1 3 4 3 8 0 17-1 25-1 5 0 12 0 16 0 4 1 11 1 15 1 2 0 6 0 6-6 0-3-3-4-4-4-4 0-9-1-9-7 0-4 3-7 10-13 18-19 36-36 55-54 11 21 21 42 32 64 2 3 1 2 2 3 0 3-6 7-15 7-2 1-6 1-6 7 2 1 1 3 5 3 6 0 12-1 18-1 5 0 12 0 18 0 4 0 11 0 16 0 4 1 10 1 14 1 1 0 6 0 6-6 0-4-3-4-8-4-15 0-17-2-20-7-14-29-28-58-43-87z"><text:p/></draw:path><draw:path draw:style-name="gr180" draw:text-style-name="P67" svg:width="0.0346in" svg:height="0.1508in" svg:x="0.7929in" svg:y="0.0445in" svg:viewBox="0 0 89 384" svg:d="M89 381c0-1 0-2-7-9-48-48-60-120-60-179 0-67 14-135 63-183 4-4 4-6 4-7 0-2-1-3-3-3-5 0-39 25-62 75-20 43-24 85-24 118 0 29 4 76 25 119 23 47 56 72 61 72 2 0 3-1 3-3z"><text:p/></draw:path><draw:path draw:style-name="gr180" draw:text-style-name="P67" svg:width="0.0685in" svg:height="0.1063in" svg:x="0.8453in" svg:y="0.0528in" svg:viewBox="0 0 175 271" svg:d="M89 4c-1-1 0-4-4-4-9 0-38 3-48 4-3 0-7 0-7 8 0 5 4 5 10 5 18 0 18 2 18 6 0 2-1 6-1 8-19 74-37 147-56 222-1 6-1 7-1 9 0 8 8 9 11 9 5 0 11-2 13-7 2-3 20-75 22-85 13 2 45 8 45 34 0 3 0 4-2 7 0 6-1 10-1 15 0 22 15 36 35 36 12 0 22-5 31-19 10-17 14-38 14-39 0-4-3-4-4-4-5 0-5 1-6 7-7 28-16 48-34 48-7 0-12-4-12-18 0-7 1-16 3-21 2-7 2-9 2-12 0-26-25-37-58-41 12-7 25-20 33-29 19-21 37-37 56-37 3 0 3 0 4 1 4 0 4 0 7 2 2 1 2 1 2 2-18 1-22 17-22 21 0 6 4 13 15 13 10 0 21-8 21-23 0-12-9-24-27-24-11 0-28 2-56 33-13 15-28 31-43 36 14-55 27-109 40-163z"><text:p/></draw:path><draw:path draw:style-name="gr180" draw:text-style-name="P67" svg:width="0.0346in" svg:height="0.1508in" svg:x="0.9299in" svg:y="0.0445in" svg:viewBox="0 0 89 384" svg:d="M89 193c0-30-4-77-25-120-23-49-56-73-61-73-2 0-3 1-3 3 0 1 0 3 7 9 38 39 60 100 60 181 0 66-14 133-63 181-4 5-4 6-4 7 0 2 1 3 3 3 5 0 39-26 62-75 20-41 24-84 24-116z"><text:p/></draw:path><draw:path draw:style-name="gr180" draw:text-style-name="P67" svg:width="0.1004in" svg:height="0.035in" svg:x="1.0311in" svg:y="0.10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80" draw:text-style-name="P67" svg:width="0.0579in" svg:height="0.0681in" svg:x="1.1902in" svg:y="0.0913in" svg:viewBox="0 0 148 174" svg:d="M55 81c11 0 40-1 58-8 28-12 30-36 30-41 0-17-15-32-42-32-43 0-101 37-101 105 0 39 23 69 60 69 55 0 88-41 88-45 0-2-2-5-4-5s-3 0-5 4c-31 38-73 38-77 38-31 0-35-33-35-45 0-4 2-16 7-40 7 0 14 0 21 0zM36 73c16-59 55-65 65-65 19 0 29 11 29 24 0 41-62 41-78 41-6 0-10 0-16 0z"><text:p/></draw:path><draw:path draw:style-name="gr180" draw:text-style-name="P67" svg:width="0.0717in" svg:height="0.0047in" svg:x="1.2654in" svg:y="0.074in" svg:viewBox="0 0 183 13" svg:d="M172 13c4 0 11 0 11-6 0-7-6-7-11-7-54 0-107 0-161 0-4 0-11 0-11 7 0 6 7 6 11 6 54 0 107 0 161 0z"><text:p/></draw:path><draw:path draw:style-name="gr180" draw:text-style-name="P67" svg:width="0.0587in" svg:height="0.0744in" svg:x="1.3567in" svg:y="0.0295in" svg:viewBox="0 0 150 190" svg:d="M89 110c14 31 30 71 32 74 5 6 11 6 14 6 2 0 4 0 6 0 5 0 9 0 9-3 0-1-2-2-3-3-3-2-5-9-6-11-22-53-44-105-66-156-2-5-8-17-37-17-3 0-6 0-6 3 0 4 2 5 3 5 7 1 11 1 18 16 11 26 22 51 33 76-27 23-54 48-81 72-3 3-5 5-5 10 0 6 5 8 10 8 4 0 8-3 9-4 23-25 47-51 70-76z"><text:p/></draw:path><draw:path draw:style-name="gr180" draw:text-style-name="P67" svg:width="0.0579in" svg:height="0.0744in" svg:x="1.4551in" svg:y="0.0248in" svg:viewBox="0 0 148 190" svg:d="M89 110c13 31 29 71 32 74 5 6 10 6 14 6 2 0 4 0 6 0 5 0 7 0 7-3 0-1-1-2-1-2-3-3-6-10-7-12-22-52-44-104-66-155-1-6-7-18-36-18-3 0-7 0-7 4s3 4 4 4c6 1 11 2 18 16 11 26 21 51 32 76-27 24-53 49-80 73-3 2-5 4-5 9 0 6 5 8 9 8 5 0 5-2 9-3 24-26 47-52 71-77z"><text:p/></draw:path><draw:path draw:style-name="gr180" draw:text-style-name="P67" svg:width="0.0413in" svg:height="0.0535in" svg:x="1.5287in" svg:y="0in" svg:viewBox="0 0 106 137" svg:d="M47 8c1-4 1-4 1-5 0-3-3-3-6-3-8 1-17 1-24 2-4 0-4 0-5 1 0 1-1 4-1 5 0 3 3 3 6 3 2 0 4 0 6 0 5 1 5 1 5 2s0 1-2 5c-8 35-17 71-26 106-1 4-1 4-1 5 0 4 3 8 8 8 6 0 8-8 10-10 3-12 5-25 8-37 5 1 29 2 29 16 0 1 0 2 0 4-1 3-1 5-1 6 0 13 12 21 24 21 19 0 28-28 28-31 0-2-4-2-5-2-3 0-4 1-4 4-2 7-8 22-19 22-7 0-8-8-8-12 0-2 0-2 1-6 0-3 0-5 0-6 0-18-20-20-33-21 5-4 14-10 17-12 11-9 21-18 32-18 4 0 5 1 6 2l-1 1c-8 4-5 8-8 11 0 4 2 8 8 8 4 0 12-2 12-13 0-10-7-16-16-16-13 0-24 9-39 21-6 6-13 10-20 14 6-26 12-50 18-75z"><text:p/></draw:path><draw:path draw:style-name="gr180" draw:text-style-name="P67" svg:width="0.1386in" svg:height="0.0055in" svg:x="1.4469in" svg:y="0.1169in" svg:viewBox="0 0 353 15" svg:d="M0 0c118 0 235 0 353 0 0 6 0 10 0 15-118 0-235 0-353 0 0-5 0-9 0-15z"><text:p/></draw:path><draw:path draw:style-name="gr180" draw:text-style-name="P67" svg:width="0.052in" svg:height="0.0744in" svg:x="1.4736in" svg:y="0.1362in" svg:viewBox="0 0 133 190" svg:d="M64 9c0-1 1-3 1-5s-1-4-5-4c-5 0-27 2-34 3-2 0-6 0-6 6 0 4 4 4 7 4 14 0 14 1 14 4 0 2-1 4-1 6-14 51-26 101-39 153-1 5-1 3-1 6 0 4 3 8 9 8 7 0 11-5 12-11 1-1 12-48 13-52 20 2 35 7 35 22 0 1 0 3-1 5-1 5-1 6-1 9 0 19 17 27 29 27 26 0 35-40 35-41 0-4-3-3-5-4-4 0-4 1-5 7-3 12-11 31-24 31-7 0-9-7-9-15 0-4 0-4 1-12 0-3 1-5 1-7 0-25-32-29-44-29 9-5 19-14 23-19 13-12 28-25 42-25 3 0 8 1 10 3-12 2-14 11-14 16s4 10 11 10c6 0 15-6 15-18 0-9-7-19-21-19-15 0-30 11-44 24-11 12-20 19-31 24 9-36 18-72 27-107z"><text:p/></draw:path><draw:path draw:style-name="gr180" draw:text-style-name="P67" svg:width="0.0118in" svg:height="0.076in" svg:x="1.5437in" svg:y="0.1343in" svg:viewBox="0 0 31 194" svg:d="M31 15c0-9-8-15-16-15-7 0-15 6-15 15 3 40 8 80 11 119 0 6 1 7 4 7 5 0 5-1 6-7 3-39 6-79 10-119zM31 177c0-7-7-15-16-15-8 0-15 8-15 15 0 10 8 17 15 17 9 0 16-8 16-17z"><text:p/></draw:path><draw:path draw:style-name="gr180" draw:text-style-name="P67" svg:width="0.0173in" svg:height="0.0453in" svg:x="1.6169in" svg:y="0.1417in" svg:viewBox="0 0 45 116" svg:d="M45 41c0-26-10-41-24-41-13 0-21 10-21 21 0 10 8 21 21 21 4 0 10-2 13-6 1-1 1-1 2-1 0 2 1 0 1 6 0 28-14 51-26 65-4 4-4 4-4 5 0 4 2 5 3 5 4 0 35-30 35-75z"><text:p/></draw:path><draw:path draw:style-name="gr180" draw:text-style-name="P67" svg:width="0.0748in" svg:height="0.1067in" svg:x="1.6795in" svg:y="0.0528in" svg:viewBox="0 0 191 272" svg:d="M118 155c15 41 34 100 39 109 7 7 11 7 21 7 3 0 6 0 9 0s4-1 4-2-1-3-2-4c-4-4-6-10-9-17-26-74-52-148-79-220-8-22-28-28-47-28-1 0-7 0-7 4s2 4 4 5c13 2 15 4 25 31 12 35 25 69 37 104-35 35-71 71-106 106-5 4-7 7-7 12 0 7 4 10 11 10 5 0 10-3 13-7 31-37 63-73 94-110z"><text:p/></draw:path><draw:path draw:style-name="gr180" draw:text-style-name="P67" svg:width="0.0173in" svg:height="0.0453in" svg:x="1.7728in" svg:y="0.1417in" svg:viewBox="0 0 45 116" svg:d="M45 41c0-26-9-41-24-41-13 0-21 10-21 21 0 10 8 21 21 21 4 0 10-2 13-6 1-1 1-1 2-1 0 2 1 0 1 6 0 28-14 51-26 65-4 4-4 4-4 5 0 4 2 5 3 5 4 0 35-30 35-75z"><text:p/></draw:path><draw:path draw:style-name="gr180" draw:text-style-name="P67" svg:width="0.0748in" svg:height="0.1067in" svg:x="1.8358in" svg:y="0.0528in" svg:viewBox="0 0 191 272" svg:d="M118 155c15 41 34 100 40 109 6 7 10 7 20 7 3 0 6 0 9 0s4-1 4-2-1-3-2-4c-3-4-6-10-9-17-26-74-52-148-79-220-8-22-28-28-47-28-1 0-7 0-7 4s2 4 4 5c13 2 15 4 25 31 12 35 25 69 37 104-35 35-71 71-106 106-5 4-7 7-7 12 0 7 4 10 11 10 5 0 10-3 13-7 31-37 63-73 94-110z"><text:p/></draw:path><draw:path draw:style-name="gr180" draw:text-style-name="P67" svg:width="0.035in" svg:height="0.1508in" svg:x="2.0835in" svg:y="0.0445in" svg:viewBox="0 0 90 384" svg:d="M90 381c0-1 0-2-6-9-49-48-61-120-61-179 0-67 14-135 62-183 5-4 5-6 5-7 0-2-1-3-4-3-4 0-39 25-61 75-20 43-25 85-25 118 0 29 4 76 26 119 23 47 56 72 60 72 3 0 4-1 4-3z"><text:p/></draw:path><draw:path draw:style-name="gr180" draw:text-style-name="P67" svg:width="0.0335in" svg:height="0.1055in" svg:x="2.1327in" svg:y="0.0528in" svg:viewBox="0 0 86 269" svg:d="M56 0c-19 1-37 3-56 4 0 5 0 8 0 13 27 0 30 2 30 22 0 66 0 133 0 200 0 18-5 18-30 18 0 3 0 7 0 12 13-1 33-1 43-1s28 0 43 1c0-5 0-9 0-12-27 0-30 0-30-18 0-80 0-160 0-239z"><text:p/></draw:path><draw:path draw:style-name="gr180" draw:text-style-name="P67" svg:width="0.0319in" svg:height="0.1016in" svg:x="2.1752in" svg:y="0.0567in" svg:viewBox="0 0 82 259" svg:d="M55 88c-18 1-36 2-54 3 0 4 0 8 0 13 25 0 29 2 29 22 0 34 0 68 0 103 0 18-5 18-30 18 0 3 0 7 0 12 12-1 33-1 42-1 13 0 27 0 40 1 0-5 0-9 0-12-25 0-27-3-27-18 0-47 0-95 0-141zM57 21c0-13-10-21-21-21-12 0-21 10-21 21 0 10 9 20 21 20 11 0 21-8 21-20z"><text:p/></draw:path><draw:path draw:style-name="gr180" draw:text-style-name="P67" svg:width="0.1181in" svg:height="0.0669in" svg:x="2.2173in" svg:y="0.0913in" svg:viewBox="0 0 301 171" svg:d="M30 37c0 35 0 69 0 104 0 18-5 18-30 18 0 3 0 7 0 12 13-1 33-1 43-1 11 0 31 0 44 1 0-5 0-9 0-12-27 0-31 0-31-18 0-24 0-49 0-72 0-39 28-61 53-61 24 0 28 21 28 43 0 29 0 59 0 90 0 18-4 18-30 18 0 3 0 7 0 12 14-1 34-1 44-1s30 0 44 1c0-5 0-9 0-12-27 0-31 0-31-18 0-24 0-49 0-72 0-39 27-61 53-61 24 0 28 21 28 43 0 29 0 59 0 90 0 18-4 18-31 18 0 3 0 7 0 12 14-1 33-1 44-1 10 0 30 0 43 1 0-5 0-9 0-12-19 0-29 0-29-13 0-25 0-49 0-73 0-33 0-45-12-59-6-6-19-14-41-14-32 0-50 23-56 37-6-34-34-37-52-37-27 0-46 17-57 40 0-14 0-27 0-40-18 1-36 2-54 3 0 5 0 8 0 12 26 0 30 4 30 22z"><text:p/></draw:path><draw:path draw:style-name="gr180" draw:text-style-name="P67" svg:width="0.1083in" svg:height="0.1035in" svg:x="2.3709in" svg:y="0.0547in" svg:viewBox="0 0 276 264" svg:d="M45 233c-3 16-4 19-35 19-7 0-10 0-10 8 0 4 3 4 10 4 46 0 92 0 138 0 61 0 107-46 107-83 0-28-23-51-60-55 40-7 81-36 81-73 0-28-26-53-73-53-42 0-86 0-129 0-8 0-11 0-11 8 0 4 3 4 11 4 1 0 7 0 14 1 8 0 11 1 11 6 0 2-1 3-2 7-18 69-34 138-52 207zM103 122c8-32 17-64 25-96 3-13 4-14 20-14 17 0 33 0 50 0 34 0 43 23 43 40 0 34-34 70-80 70-19 0-39 0-58 0zM86 252c-5 0-6 0-8-1-4 0-5 0-5-3 0-1 0-2 2-9 9-36 17-73 26-108 24 0 50 0 74 0 36 0 44 29 44 45 0 39-34 76-80 76-18 0-36 0-53 0z"><text:p/></draw:path><draw:path draw:style-name="gr180" draw:text-style-name="P67" svg:width="0.0398in" svg:height="0.1016in" svg:x="2.4917in" svg:y="0.0583in" svg:viewBox="0 0 102 259" svg:d="M99 13c0-7-6-13-14-13-11 0-21 10-21 20 0 8 5 14 14 14s21-9 21-21zM69 159c5-11 5-13 9-22 3-8 6-14 6-21 0-17-14-31-32-31-37 0-52 55-52 59s4 4 5 4c4 0 4-2 6-7 11-36 26-49 40-49 2 0 8 0 8 14 0 7-2 15-3 20-3 9-21 55-27 71-4 10-9 22-9 31 0 18 13 31 32 31 36 0 50-55 50-60 0-3-3-3-4-3-5 0-5 1-6 7-7 24-19 48-39 48-7 0-10-4-10-13 0-10 2-14 12-39 4-14 10-27 14-40z"><text:p/></draw:path><draw:path draw:style-name="gr180" draw:text-style-name="P67" svg:width="0.0823in" svg:height="0.0681in" svg:x="2.5441in" svg:y="0.0913in" svg:viewBox="0 0 210 174" svg:d="M23 148c-1 5-3 14-3 16 0 7 5 10 11 10 4 0 12-2 14-10 0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2-19-33-36-33-18 0-26 14-29 22-7 13-12 35-12 37 0 4 4 4 5 4 4 0 4 0 7-9 7-28 14-46 28-46 7 0 12 5 12 17 0 9-1 14-7 33-8 30-14 60-22 90z"><text:p/></draw:path><draw:path draw:style-name="gr180" draw:text-style-name="P67" svg:width="0.0646in" svg:height="0.0681in" svg:x="2.6378in" svg:y="0.0913in" svg:viewBox="0 0 165 174" svg:d="M165 65c0-41-28-65-62-65-51 0-103 54-103 109 0 39 25 65 62 65 50 0 103-53 103-109zM62 166c-17 0-33-12-33-42 0-19 9-61 22-80 18-30 41-36 51-36 23 0 34 18 34 42 0 15-7 56-22 80-13 23-35 36-52 36z"><text:p/></draw:path><draw:path draw:style-name="gr180" draw:text-style-name="P67" svg:width="0.124in" svg:height="0.0681in" svg:x="2.7094in" svg:y="0.0913in" svg:viewBox="0 0 316 174" svg:d="M22 148c-1 5-3 14-3 16 0 7 5 10 11 10 5 0 12-2 14-10 1-1 5-20 8-29 3-12 5-24 8-35 3-9 5-16 7-25 1-7 4-18 4-20 7-12 27-47 64-47 17 0 21 14 21 27 0 10-3 20-6 32-4 16-8 30-11 45-3 9-6 19-8 29-1 8-5 21-5 23 0 7 6 10 11 10 13 0 15-9 18-22 6-21 20-77 23-93 1-5 22-51 64-51 16 0 21 13 21 27 0 22-17 66-24 86-4 10-5 14-5 22 0 18 13 31 31 31 36 0 51-56 51-59 0-4-4-4-5-4-3 0-3 1-5 7-6 21-19 48-40 48-6 0-9-4-9-13 0-10 4-19 7-27 8-20 23-63 23-85 0-26-15-41-44-41s-48 17-63 37c-1-5-2-18-13-27-9-9-22-10-31-10-35 0-54 24-60 33-2-22-19-33-35-33-19 0-26 14-29 22-8 13-12 36-12 37 0 4 3 4 4 4 4 0 5 0 7-9 7-28 14-46 27-46 7 0 13 3 13 17 0 9-2 14-6 33-8 30-15 60-23 90z"><text:p/></draw:path><draw:path draw:style-name="gr180" draw:text-style-name="P67" svg:width="0.0346in" svg:height="0.1508in" svg:x="2.8539in" svg:y="0.0445in" svg:viewBox="0 0 89 384" svg:d="M89 381c0-1 0-2-7-9-48-48-60-120-60-179 0-67 15-135 63-183 4-4 4-6 4-7 0-2-1-3-3-3-5 0-39 25-62 75-20 43-24 85-24 118 0 29 4 76 25 119 23 47 56 72 61 72 2 0 3-1 3-3z"><text:p/></draw:path><draw:path draw:style-name="gr180" draw:text-style-name="P67" svg:width="0.0819in" svg:height="0.0681in" svg:x="2.9024in" svg:y="0.091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8-20 23-63 23-85 0-26-16-41-44-41-35 0-54 24-60 33-2-22-18-33-35-33-18 0-26 14-30 22-6 13-11 35-11 37 0 4 3 4 4 4 5 0 5 0 7-9 7-28 14-46 29-46 7 0 12 5 12 17 0 9-1 14-7 33-8 30-14 60-22 90z"><text:p/></draw:path><draw:path draw:style-name="gr180" draw:text-style-name="P67" svg:width="0.0173in" svg:height="0.0453in" svg:x="3.0024in" svg:y="0.1417in" svg:viewBox="0 0 45 116" svg:d="M45 41c0-26-10-41-25-41-12 0-20 10-20 21 0 10 8 21 20 21 5 0 10-2 14-6 1-1 1-1 1-1 1 0 1 0 1 6 0 28-13 51-26 65-5 4-5 4-5 5 0 4 3 5 5 5 4 0 35-30 35-75z"><text:p/></draw:path><draw:path draw:style-name="gr180" draw:text-style-name="P67" svg:width="0.0579in" svg:height="0.0744in" svg:x="3.0846in" svg:y="0.0248in" svg:viewBox="0 0 148 190" svg:d="M89 110c13 31 29 71 32 74 5 6 10 6 14 6 2 0 4 0 6 0 4 0 7 0 7-3 0-1-1-2-1-2-3-3-6-10-7-12-22-52-44-104-66-155-1-6-7-18-36-18-3 0-7 0-7 4s3 4 4 4c6 1 11 2 18 16 11 26 21 51 32 76-27 24-53 49-80 73-3 2-5 4-5 9 0 6 5 8 9 8 5 0 5-2 9-3 24-26 47-52 71-77z"><text:p/></draw:path><draw:path draw:style-name="gr180" draw:text-style-name="P67" svg:width="0.0748in" svg:height="0.0055in" svg:x="3.0752in" svg:y="0.1169in" svg:viewBox="0 0 191 15" svg:d="M0 0c64 0 128 0 191 0 0 6 0 10 0 15-63 0-127 0-191 0 0-5 0-9 0-15z"><text:p/></draw:path><draw:path draw:style-name="gr180" draw:text-style-name="P67" svg:width="0.065in" svg:height="0.0476in" svg:x="3.0799in" svg:y="0.1634in" svg:viewBox="0 0 166 122" svg:d="M21 102c-1 4-3 10-3 11 0 7 5 9 9 9 5 0 8-3 10-5 1-4 5-11 6-18 1-4 4-18 5-24 3-6 4-12 5-18 3-11 4-13 12-24s20-25 41-25c15 0 15 14 15 18 0 17-11 47-15 59-4 7-5 10-5 14 0 14 12 23 25 23 28 0 40-37 40-42 0-3-3-3-4-3-5 0-5 2-6 4-6 23-17 34-28 34-6 0-7-4-7-9 0-7 1-10 7-22 3-9 14-38 14-53 0-27-21-31-35-31-23 0-39 14-47 25-2-18-17-25-28-25-12 0-18 9-22 15-6 10-10 26-10 27 0 3 4 3 5 3 4 0 4-1 6-8 4-16 9-29 20-29 6 0 9 6 9 13 0 5-3 15-5 23-2 7-4 18-5 24-4 11-6 22-9 34z"><text:p/></draw:path><draw:path draw:style-name="gr180" draw:text-style-name="P67" svg:width="0.0346in" svg:height="0.1508in" svg:x="3.1772in" svg:y="0.0445in" svg:viewBox="0 0 89 384" svg:d="M89 193c0-30-4-77-25-120-23-49-56-73-61-73-2 0-3 1-3 3 0 1 0 3 7 9 38 39 60 100 60 181 0 66-14 133-63 181-4 5-4 6-4 7 0 2 1 3 3 3 5 0 39-26 62-75 20-41 24-84 24-116z"><text:p/></draw:path><draw:path draw:style-name="gr180" draw:text-style-name="P67" svg:width="0.035in" svg:height="0.1508in" svg:x="3.2362in" svg:y="0.0445in" svg:viewBox="0 0 90 384" svg:d="M90 193c0-30-4-77-25-120-23-49-56-73-61-73-2 0-4 1-4 3 0 1 0 3 8 9 38 39 60 100 60 181 0 66-14 133-63 181-5 5-5 6-5 7 0 2 2 3 4 3 5 0 39-26 62-75 20-41 24-84 24-116z"><text:p/></draw:path></draw:g></draw:g></text:p>
            <text:p text:style-name="P12"><draw:g text:anchor-type="as-char" svg:y="-0.1335in" draw:z-index="215" draw:name="Shape15" draw:style-name="gr178"><svg:title>TexMaths</svg:title><svg:desc>11§inline§U(a,b), \frac{1}{b-a+1}, \frac{a+b}2,-§svg§600§FALSE§</svg:desc><draw:g draw:style-name="gr2"><draw:path draw:style-name="gr179" draw:text-style-name="P66" svg:width="1.3992in" svg:height="0.1823in" svg:x="0.0004in" svg:y="0.0071in" svg:viewBox="0 0 3555 464" svg:d="M1779 464c-593 0-1186 0-1779 0 0-155 0-309 0-464 1185 0 2370 0 3555 0 0 155 0 309 0 464-592 0-1185 0-1776 0z"><text:p/></draw:path><draw:path draw:style-name="gr180" draw:text-style-name="P67" svg:width="0.1047in" svg:height="0.1067in" svg:x="0.0031in" svg:y="0.0299in" svg:viewBox="0 0 267 272" svg:d="M219 41c4-16 11-28 42-29 2 0 6 0 6-8-1-1 0-4-4-4-13 0-27 1-40 1s-27-1-40-1c-3 0-7 0-7 8 0 4 4 4 7 4 22 0 26 9 26 17 0 2 0 7-1 8-11 47-23 92-34 138-13 52-59 86-97 86-26 0-47-18-47-51 0-1 0-13 4-30 12-50 25-100 37-150 4-13 5-18 33-18 10 0 14 0 14-8 0-4-5-4-6-4-11 0-38 1-49 1s-39-1-51-1c-2 0-7 0-7 8 0 4 4 4 11 4 5 0 8 0 15 1 6 0 10 1 10 6 0 2-4 18-7 27-2 11-5 23-8 34-3 16-22 88-24 96-2 11-2 17-2 22 0 47 35 74 76 74 48 0 96-43 109-94 11-46 23-91 34-137z"><text:p/></draw:path><draw:path draw:style-name="gr180" draw:text-style-name="P67" svg:width="0.035in" svg:height="0.1512in" svg:x="0.1283in" svg:y="0.0189in" svg:viewBox="0 0 90 385" svg:d="M90 381c0-1 0-2-6-9-49-48-61-120-61-179 0-68 14-135 62-183 5-4 5-6 5-7 0-2-2-3-4-3-4 0-39 26-62 75-20 43-24 86-24 118 0 29 4 75 25 120 24 47 57 72 61 72 2 0 4-2 4-4z"><text:p/></draw:path><draw:path draw:style-name="gr180" draw:text-style-name="P67" svg:width="0.0693in" svg:height="0.0685in" svg:x="0.1783in" svg:y="0.0661in" svg:viewBox="0 0 177 175" svg:d="M129 24c-7-14-18-24-36-24-45 0-93 56-93 113 0 37 22 62 52 62 7 0 27-2 50-30 2 17 17 30 35 30 14 0 22-9 29-22s8-25 11-37c0-5-3-5-4-5-5 0-5 2-6 7-6 25-13 48-30 48-9 0-11-10-11-17 0-9 0-13 5-29 4-17 5-20 9-35 4-18 10-37 14-54 2-11 2-11 2-13 0-7-4-10-11-10-9 0-15 7-16 16zM103 124c-1 7-1 8-7 15-17 21-33 27-43 27-20 0-26-21-26-36 0-20 13-67 21-85 12-23 30-37 45-37 26 0 31 32 31 34s-1 5-1 6c-6 26-13 51-20 76z"><text:p/></draw:path><draw:path draw:style-name="gr180" draw:text-style-name="P67" svg:width="0.0173in" svg:height="0.0453in" svg:x="0.2657in" svg:y="0.1177in" svg:viewBox="0 0 45 116" svg:d="M45 40c0-26-10-40-24-40-13 0-21 9-21 20s8 21 21 21c4 0 10-2 13-6 1 0 1-1 2-1 0 2 0 1 0 6 0 28-13 51-25 65-4 4-4 5-4 6 0 2 1 5 3 5 4 0 35-30 35-76z"><text:p/></draw:path><draw:path draw:style-name="gr180" draw:text-style-name="P67" svg:width="0.0555in" svg:height="0.1067in" svg:x="0.328in" svg:y="0.028in" svg:viewBox="0 0 142 272" svg:d="M74 4c-3-1 0-4-6-4-9 0-36 3-46 4-3 0-8 2-8 8 0 5 4 5 9 5 19 0 20 2 20 6 0 2-3 16-6 24-11 42-21 84-32 126-4 20-5 25-5 39 0 37 20 60 48 60 47 0 94-57 94-112 0-36-21-62-52-62-17 0-33 11-45 23 10-38 19-78 29-117zM37 151c3-9 3-10 6-13 20-26 36-32 46-32 14 0 25 12 25 36 0 23-13 67-19 82-14 26-31 40-47 40-13 0-25-11-25-38 0-8 0-16 6-40 3-12 5-24 8-35z"><text:p/></draw:path><draw:path draw:style-name="gr180" draw:text-style-name="P67" svg:width="0.0346in" svg:height="0.1512in" svg:x="0.3945in" svg:y="0.0189in" svg:viewBox="0 0 89 385" svg:d="M89 193c0-30-3-77-25-120-23-49-56-73-61-73-2 0-3 1-3 3 0 1 0 3 8 9 37 39 59 100 59 181 0 66-14 133-63 181-4 5-4 6-4 7 0 2 1 4 3 4 5 0 40-26 62-76 20-42 24-83 24-116z"><text:p/></draw:path><draw:path draw:style-name="gr180" draw:text-style-name="P67" svg:width="0.0173in" svg:height="0.0453in" svg:x="0.4583in" svg:y="0.1177in" svg:viewBox="0 0 45 116" svg:d="M45 40c0-26-10-40-25-40-12 0-20 9-20 20s8 21 20 21c5 0 10-2 14-6 1 0 1-1 1-1 1 0 1 1 1 6 0 28-13 51-26 65-5 4-5 5-5 6 0 2 3 5 5 5 4 0 35-30 35-76z"><text:p/></draw:path><draw:path draw:style-name="gr180" draw:text-style-name="P67" svg:width="0.0386in" svg:height="0.0701in" svg:x="0.6965in" svg:y="0.0035in" svg:viewBox="0 0 99 179" svg:d="M62 7c0-7-2-7-8-7-18 17-43 17-54 17 0 3 0 6 0 9 7 0 25 0 40-7 0 46 0 92 0 138 0 9 0 12-28 12-3 0-7 0-10 0 0 4 0 7 0 10 6-1 39-1 49-1 7 0 41 0 48 1 0-3 0-6 0-10-3 0-7 0-10 0-27 0-27-3-27-12 0-50 0-100 0-150z"><text:p/></draw:path><draw:path draw:style-name="gr180" draw:text-style-name="P67" svg:width="0.3681in" svg:height="0.0055in" svg:x="0.5311in" svg:y="0.0925in" svg:viewBox="0 0 936 15" svg:d="M469 15c-157 0-313 0-469 0 0-5 0-9 0-15 312 0 624 0 936 0 0 6 0 10 0 15-156 0-312 0-467 0z"><text:p/></draw:path><draw:path draw:style-name="gr180" draw:text-style-name="P67" svg:width="0.0429in" svg:height="0.0744in" svg:x="0.5378in" svg:y="0.1106in" svg:viewBox="0 0 110 190" svg:d="M54 9c0-1 1-3 1-5 0-1-1-4-4-4-6 0-28 2-36 3-2 0-5 0-5 6 0 4 3 4 6 4 14 0 14 2 14 5 0 1-3 12-5 18-2 8-3 17-5 25-4 9-18 69-19 72-1 7-1 10-1 13 0 28 18 44 40 44 34 0 70-36 70-76 0-31-22-46-41-46-14 0-26 9-34 16 7-26 12-50 19-75zM41 183c-15 0-21-11-21-28 0-10 2-19 10-49 1-6 1-6 6-11 10-12 22-19 32-19 11 0 20 8 20 26 0 11-6 39-14 55-7 14-20 26-33 26z"><text:p/></draw:path><draw:path draw:style-name="gr180" draw:text-style-name="P67" svg:width="0.0717in" svg:height="0.0047in" svg:x="0.5961in" svg:y="0.1567in" svg:viewBox="0 0 183 13" svg:d="M172 13c4 0 11 0 11-6 0-7-6-7-11-7-54 0-107 0-161 0-4 0-11 0-11 7 0 6 7 6 11 6 54 0 107 0 161 0z"><text:p/></draw:path><draw:path draw:style-name="gr180" draw:text-style-name="P67" svg:width="0.0543in" svg:height="0.0476in" svg:x="0.6858in" svg:y="0.139in" svg:viewBox="0 0 139 122" svg:d="M98 17c-6-9-16-17-28-17-35 0-70 39-70 77 0 26 18 45 41 45 15 0 27-8 38-19 6 17 21 19 28 19 10 0 16-5 22-14 5-10 10-25 10-27 0-4-4-3-5-4-4 0-4 1-6 9-4 13-8 28-20 28-7 0-9-5-9-13 0-4 2-14 4-21 3-7 5-18 6-24 2-6 3-14 5-21 3-6 6-20 6-21 0-5-6-8-10-8s-11 3-12 11zM80 86c-2 8-7 13-13 19-3 2-13 9-25 9-10 0-20-6-20-25 0-14 8-44 14-55 12-22 27-26 34-26 19 0 23 21 23 24 0 1 0 2 0 3-4 17-8 34-13 51z"><text:p/></draw:path><draw:path draw:style-name="gr180" draw:text-style-name="P67" svg:width="0.078in" svg:height="0.078in" svg:x="0.7528in" svg:y="0.1189in" svg:viewBox="0 0 199 199" svg:d="M106 106c27 0 56 0 83 0 3 0 10 0 10-7s-7-7-10-7c-27 0-56 0-83 0 0-27 0-55 0-82 0-3 0-10-7-10s-7 6-7 10c0 27 0 55 0 82-27 0-55 0-82 0-3 0-10 0-10 7s5 7 10 7c27 0 55 0 82 0 0 27 0 55 0 83 0 4 0 10 7 10s7-6 7-10c0-28 0-56 0-83z"><text:p/></draw:path><draw:path draw:style-name="gr180" draw:text-style-name="P67" svg:width="0.0386in" svg:height="0.0701in" svg:x="0.85in" svg:y="0.1154in" svg:viewBox="0 0 99 179" svg:d="M62 8c0-8-2-8-9-8-17 17-42 17-53 17 0 3 0 6 0 9 7 0 24 0 40-7 0 46 0 92 0 138 0 9 0 12-28 12-3 0-7 0-10 0 0 4 0 7 0 10 5 0 38-1 49-1 7 0 41 1 48 1 0-3 0-6 0-10-3 0-8 0-11 0-26 0-26-3-26-12 0-50 0-100 0-149z"><text:p/></draw:path><draw:path draw:style-name="gr180" draw:text-style-name="P67" svg:width="0.0173in" svg:height="0.0453in" svg:x="0.9307in" svg:y="0.1177in" svg:viewBox="0 0 45 116" svg:d="M45 40c0-26-10-40-25-40-12 0-20 9-20 20s8 21 20 21c5 0 10-2 14-6 1 0 1-1 1-1 1 0 1 1 1 6 0 28-13 51-26 65-5 4-5 5-5 6 0 2 3 5 5 5 4 0 35-30 35-76z"><text:p/></draw:path><draw:path draw:style-name="gr180" draw:text-style-name="P67" svg:width="0.0535in" svg:height="0.0476in" svg:x="1.0098in" svg:y="0.0272in" svg:viewBox="0 0 137 122" svg:d="M98 17c-7-9-16-17-29-17-34 0-69 39-69 77 0 26 18 45 41 45 14 0 27-8 38-19 6 17 21 19 28 19 10 0 16-5 22-14 5-10 8-25 8-27 0-4-3-4-4-4-3 0-3 1-5 9-4 13-9 28-20 28-7 0-9-5-9-13 0-4 2-14 4-21 1-7 5-18 6-24 2-6 3-14 5-21 1-6 5-20 5-21 0-6-5-8-9-8s-11 3-12 11zM80 86c-2 8-7 13-14 17-2 3-13 11-24 11-10 0-20-6-20-26 0-14 8-44 14-54 12-22 26-26 33-26 20 0 24 21 24 24 0 1 0 2-1 3-4 17-7 34-12 51z"><text:p/></draw:path><draw:path draw:style-name="gr180" draw:text-style-name="P67" svg:width="0.0783in" svg:height="0.078in" svg:x="1.0764in" svg:y="0.0071in" svg:viewBox="0 0 200 199" svg:d="M107 106c27 0 55 0 82 0 5 0 11 0 11-7s-6-7-11-7c-27 0-55 0-82 0 0-27 0-55 0-82 0-3 0-10-7-10s-7 6-7 10c0 27 0 55 0 82-27 0-55 0-82 0-4 0-11 0-11 7s7 7 11 7c27 0 55 0 82 0 0 27 0 55 0 83 0 4 0 10 7 10s7-6 7-10c0-28 0-56 0-83z"><text:p/></draw:path><draw:path draw:style-name="gr180" draw:text-style-name="P67" svg:width="0.0429in" svg:height="0.0744in" svg:x="1.1697in" svg:y="0in" svg:viewBox="0 0 110 190" svg:d="M54 9c0-1 1-3 1-5s-1-4-4-4c-6 0-28 2-36 3-1 0-5 0-5 6 0 4 4 4 6 4 14 0 14 1 14 4 0 2-3 13-5 19-2 8-3 17-5 25-4 9-18 68-19 72-1 6-1 10-1 13 0 27 18 44 40 44 34 0 70-36 70-77 0-30-22-45-41-45-14 0-26 8-34 16 7-26 12-50 19-75zM41 183c-14 0-21-11-21-28 0-10 2-19 10-49 1-6 1-6 6-12 10-11 22-18 32-18 11 0 20 8 20 26 0 11-6 39-14 54-7 13-20 27-33 27z"><text:p/></draw:path><draw:path draw:style-name="gr180" draw:text-style-name="P67" svg:width="0.2126in" svg:height="0.0055in" svg:x="1.0035in" svg:y="0.0925in" svg:viewBox="0 0 541 15" svg:d="M271 15c-91 0-181 0-271 0 0-5 0-9 0-15 180 0 361 0 541 0 0 6 0 10 0 15-90 0-180 0-270 0z"><text:p/></draw:path><draw:path draw:style-name="gr180" draw:text-style-name="P67" svg:width="0.0469in" svg:height="0.0701in" svg:x="1.0862in" svg:y="0.1154in" svg:viewBox="0 0 120 179" svg:d="M120 130c-3 0-6 0-9 0-1 6-4 22-8 24-2 2-23 2-26 2-17 0-34 0-51 0 29-25 39-33 55-45 20-16 39-33 39-58 0-33-29-53-64-53-33 0-56 23-56 48 0 14 12 15 14 15 7 0 15-5 15-15 0-4-3-14-16-14 8-19 27-24 40-24 26 0 40 21 40 43 0 23-16 42-25 52-22 20-43 41-65 63-3 3-3 4-3 11 37 0 74 0 111 0 3-16 6-33 9-49z"><text:p/></draw:path><draw:path draw:style-name="gr180" draw:text-style-name="P67" svg:width="0.0173in" svg:height="0.0453in" svg:x="1.2476in" svg:y="0.1177in" svg:viewBox="0 0 45 116" svg:d="M45 40c0-26-10-40-24-40-13 0-21 9-21 20s8 21 21 21c4 0 9-2 13-6 1 0 1-1 2-1 0 2 0 1 0 6 0 28-13 50-26 65-3 3-3 5-3 6 0 2 1 5 3 5 4 0 35-30 35-76z"><text:p/></draw:path><draw:path draw:style-name="gr180" draw:text-style-name="P67" svg:width="0.0925in" svg:height="0.0055in" svg:x="1.3146in" svg:y="0.0925in" svg:viewBox="0 0 236 15" svg:d="M222 15c7 0 14 0 14-7 0-8-7-8-14-8-69 0-140 0-209 0-6 0-13 0-13 8 0 7 7 7 13 7 69 0 140 0 209 0z"><text:p/></draw:path></draw:g></draw:g></text:p>
            <text:p text:style-name="P35"><text:span text:style-name="T10">O</text:span><text:span text:style-name="T9">dhad Bin pomocí Pois: </text:span><text:span text:style-name="T9"><draw:g text:anchor-type="as-char" svg:y="-0.0929in" draw:z-index="242" draw:name="Shape228" draw:style-name="gr178"><svg:title>TexMaths</svg:title><svg:desc>9§inline§Bin(n; p) \to Pois(np)§svg§600§FALSE§</svg:desc><draw:g draw:style-name="gr2"><draw:path draw:style-name="gr179" draw:text-style-name="P66" svg:width="1.1685in" svg:height="0.1106in" svg:x="0.0016in" svg:y="0.0067in" svg:viewBox="0 0 2969 282" svg:d="M1485 282c-495 0-990 0-1485 0 0-94 0-188 0-282 990 0 1979 0 2969 0 0 94 0 188 0 282-495 0-990 0-1484 0z"><text:p/></draw:path><draw:path draw:style-name="gr180" draw:text-style-name="P67" svg:width="0.0886in" svg:height="0.0839in" svg:x="0.0004in" svg:y="0.0087in" svg:viewBox="0 0 226 214" svg:d="M37 190c-3 11-4 14-29 14-5 0-8 0-8 6 0 4 3 4 8 4 38 0 76 0 114 0 49 0 87-37 87-67 0-23-19-41-50-45 34-6 67-29 67-59 0-23-21-43-59-43-36 0-72 0-107 0-5 0-9 0-9 6 0 4 3 4 9 4 1 0 7 0 12 0 6 1 9 1 9 5 0 1 0 2-1 7-14 55-29 112-43 168zM85 100c6-26 13-52 19-78 3-11 4-12 18-12 13 0 27 0 41 0 27 0 34 18 34 32 0 28-27 58-66 58-15 0-31 0-46 0zM71 204c-4 0-5 0-7 0-4 0-5-1-5-4l2-7c7-28 15-57 22-86 20 0 40 0 60 0 30 0 36 22 36 37 0 30-28 60-66 60-14 0-27 0-42 0z"><text:p/></draw:path><draw:path draw:style-name="gr180" draw:text-style-name="P67" svg:width="0.0323in" svg:height="0.0827in" svg:x="0.0996in" svg:y="0.011in" svg:viewBox="0 0 83 211" svg:d="M80 12c0-7-4-12-12-12s-17 9-17 17c0 6 5 12 12 12 8 0 17-7 17-17zM56 130c4-9 4-10 7-18 3-6 5-10 5-17 0-14-11-26-27-26-29 0-41 46-41 49s3 3 4 3c2 0 3-1 4-6 9-30 22-39 33-39 2 0 8 0 8 10 0 7-3 14-4 16-3 9-17 45-22 59-3 8-8 18-8 24 0 15 11 26 26 26 30 0 42-45 42-47 0-3-3-3-4-3-2 0-2 1-4 5-7 19-16 38-33 38-5 0-7-3-7-10 0-8 2-12 9-30 4-12 8-23 12-34z"><text:p/></draw:path><draw:path draw:style-name="gr180" draw:text-style-name="P67" svg:width="0.0669in" svg:height="0.0559in" svg:x="0.1425in" svg:y="0.0382in" svg:viewBox="0 0 171 143" svg:d="M18 120c-1 6-3 13-3 15 0 5 5 8 9 8 5 0 10-3 12-9 1-1 5-15 6-23 3-10 5-19 8-28 1-7 3-15 5-22 1-5 4-14 4-15 5-10 21-39 51-39 14 0 17 12 17 22 0 20-15 60-20 73-3 8-3 11-3 15 0 15 10 26 26 26 29 0 41-46 41-49 0-2-3-2-4-2-3 0-3 1-5 5-6 22-16 39-31 39-6 0-9-3-9-10 0-8 3-15 7-23 5-17 19-51 19-69 0-21-14-34-36-34-29 0-44 21-50 28-2-18-15-28-30-28s-19 13-23 18c-5 11-9 30-9 31 0 3 3 3 4 3 2 0 3-1 5-7 5-23 12-38 23-38 6 0 9 4 9 15 0 6 0 9-4 26-6 24-13 48-19 72z"><text:p/></draw:path><draw:path draw:style-name="gr180" draw:text-style-name="P67" svg:width="0.0283in" svg:height="0.1236in" svg:x="0.226in" svg:y="0in" svg:viewBox="0 0 73 315" svg:d="M73 311c0-1 0-1-5-6-39-41-50-100-50-148 0-55 13-109 51-148 4-5 4-5 4-5 0-3-1-4-3-4-3 0-31 22-50 62-16 34-20 69-20 95 0 25 4 62 21 98 19 39 46 60 49 60 2 0 3-1 3-4z"><text:p/></draw:path><draw:path draw:style-name="gr180" draw:text-style-name="P67" svg:width="0.0669in" svg:height="0.0559in" svg:x="0.2657in" svg:y="0.0382in" svg:viewBox="0 0 171 143" svg:d="M19 120c-1 6-3 13-3 15 0 5 5 8 9 8s9-3 12-9c0-1 4-15 5-23 3-10 5-19 8-28 1-7 3-15 5-22 2-5 4-14 4-15 5-10 22-39 52-39 14 0 17 12 17 22 0 20-15 60-21 73-3 8-3 11-3 15 0 15 11 26 26 26 29 0 41-46 41-49 0-2-3-2-4-2-2 0-2 1-4 5-6 22-17 39-32 39-6 0-8-3-8-10 0-8 3-15 6-23 6-17 19-51 19-69 0-21-14-34-36-34-29 0-44 21-50 28-2-18-14-28-29-28-14 0-20 13-23 18-5 11-10 30-10 31 0 3 3 2 4 3 3 0 3-1 5-7 5-23 12-38 23-38 7 0 10 4 10 15 0 6-1 9-5 26-6 24-12 48-18 72z"><text:p/></draw:path><draw:path draw:style-name="gr180" draw:text-style-name="P67" svg:width="0.013in" svg:height="0.0768in" svg:x="0.3476in" svg:y="0.0402in" svg:viewBox="0 0 34 196" svg:d="M33 17c0-10-7-17-16-17-10 0-17 7-17 17 0 9 7 16 17 16 9 0 16-7 16-16zM27 132c0 9 0 33-20 56-2 3-2 3-2 4 0 2 1 4 3 4 4 0 26-25 26-61 0-9 0-33-17-33-12 0-17 9-17 18 0 8 5 16 17 16 1 0 1 0 2 0 3-1 6-1 8-4z"><text:p/></draw:path><draw:path draw:style-name="gr180" draw:text-style-name="P67" svg:width="0.0646in" svg:height="0.0783in" svg:x="0.3882in" svg:y="0.0382in" svg:viewBox="0 0 165 200" svg:d="M24 177c-2 11-3 13-17 13-4 0-7 0-7 6 0 3 1 4 4 4 9 0 18-1 27-1 10 0 20 1 30 1 2 0 7 0 7-7 0-3-4-3-9-3-15 0-15-2-15-5 0-4 14-55 15-62 5 9 13 20 29 20 37 0 77-46 77-93 0-29-18-50-43-50-15 0-30 12-41 23-3-16-16-23-28-23-15 0-21 13-23 18-7 11-10 30-10 31 0 3 3 3 3 3 3 0 4-1 6-7 5-23 12-38 23-38 6 0 9 3 9 15 0 7-1 10-2 16-11 47-23 93-35 139zM79 41c3-9 11-18 17-22 11-10 20-12 26-12 12 0 20 11 20 30s-11 55-16 66c-11 23-26 33-38 33-20 0-25-26-25-28 0-1 0-1 1-6 5-20 10-41 15-61z"><text:p/></draw:path><draw:path draw:style-name="gr180" draw:text-style-name="P67" svg:width="0.0283in" svg:height="0.1236in" svg:x="0.4618in" svg:y="0in" svg:viewBox="0 0 73 315" svg:d="M73 157c0-24-4-62-21-98-19-38-46-59-49-59-2 0-3 2-3 4l5 7c32 30 50 81 50 146 0 53-12 109-51 149-4 4-4 4-4 5 0 2 1 4 3 4 3 0 31-22 50-62 16-35 20-70 20-96z"><text:p/></draw:path><draw:path draw:style-name="gr180" draw:text-style-name="P67" svg:width="0.1102in" svg:height="0.0646in" svg:x="0.5445in" svg:y="0.0299in" svg:viewBox="0 0 281 165" svg:d="M247 89c-18 13-26 26-29 30-15 21-16 41-16 42 0 4 3 4 6 4 5 0 5-1 6-7 7-30 26-57 62-72 4-1 5-2 5-4 0-3-2-3-3-3-13-5-52-21-64-75-1-3-1-4-6-4-3 0-6 0-6 4 0 0 2 20 15 41 6 10 16 21 30 31-79 0-157 0-235 0-7 0-12-1-12 6 0 6 5 7 12 7 78 0 156 0 235 0z"><text:p/></draw:path><draw:path draw:style-name="gr180" draw:text-style-name="P67" svg:width="0.0886in" svg:height="0.0839in" svg:x="0.7016in" svg:y="0.0087in" svg:viewBox="0 0 226 214" svg:d="M83 115c18 0 36 0 54 0 45 0 89-32 89-67 0-25-22-48-63-48-34 0-68 0-102 0-6 0-10 0-10 5s3 5 9 5c5 0 10 0 14 0 5 1 7 2 7 5 0 1 0 2-1 7-14 55-28 112-42 168-4 11-5 14-29 14-5 0-9 0-9 6 0 4 4 4 5 4 9 0 31-1 40-1 6 0 14 0 20 0 7 0 14 1 21 1 1 0 6 0 6-6 0-4-3-4-9-4-12 0-21 0-21-5 0-2 1-4 1-6 6-26 14-52 20-78zM105 22c4-11 4-12 17-12 10 0 21 0 31 0 26 0 43 8 43 30 0 12-6 39-19 51-15 13-34 16-48 16-15 0-30 0-44 0 7-29 13-57 20-85z"><text:p/></draw:path><draw:path draw:style-name="gr180" draw:text-style-name="P67" svg:width="0.0531in" svg:height="0.0559in" svg:x="0.7984in" svg:y="0.0382in" svg:viewBox="0 0 136 143" svg:d="M136 53c0-32-23-53-50-53-44 0-86 45-86 90 0 30 22 53 51 53 42 0 85-43 85-90zM51 136c-13 0-28-10-28-34 0-16 9-50 19-66 16-24 34-29 43-29 19 0 28 15 28 34 0 12-7 45-18 66-12 18-29 29-44 29z"><text:p/></draw:path><draw:path draw:style-name="gr180" draw:text-style-name="P67" svg:width="0.0327in" svg:height="0.0827in" svg:x="0.8575in" svg:y="0.011in" svg:viewBox="0 0 84 211" svg:d="M81 12c0-7-4-12-12-12s-17 9-17 17c0 6 5 12 12 12 8 0 17-7 17-17zM57 130c4-9 4-10 7-18 3-6 4-10 4-17 0-14-10-26-26-26-29 0-42 46-42 49s4 3 5 3c2 0 3-1 4-6 9-30 22-39 32-39 3 0 9 0 9 10 0 7-3 14-4 16-3 9-17 45-23 59-2 8-7 18-7 24 0 15 11 26 26 26 30 0 42-45 42-47 0-3-3-3-4-3-3 0-3 1-4 5-7 19-17 38-33 38-5 0-8-3-8-10 0-8 3-12 10-30 4-12 8-23 12-34z"><text:p/></draw:path><draw:path draw:style-name="gr180" draw:text-style-name="P67" svg:width="0.0453in" svg:height="0.0559in" svg:x="0.9035in" svg:y="0.0382in" svg:viewBox="0 0 116 143" svg:d="M107 22c-9 0-15 7-15 14 0 4 3 9 10 9 6 0 14-5 14-18 0-14-13-27-38-27-41 0-53 32-53 46 0 25 24 30 33 31 16 4 32 7 32 25 0 8-7 34-45 34-4 0-29 0-36-16 12 0 20-9 20-18 0-7-5-10-12-10-8 0-17 6-17 20 0 18 18 31 45 31 51 0 63-38 63-52 0-12-5-20-9-24-9-9-18-9-32-13-11-2-24-5-24-19 0-9 7-28 35-28 8 0 24 2 29 15z"><text:p/></draw:path><draw:path draw:style-name="gr180" draw:text-style-name="P67" svg:width="0.0283in" svg:height="0.1236in" svg:x="0.9677in" svg:y="0in" svg:viewBox="0 0 73 315" svg:d="M73 311c0-1 0-1-5-6-40-41-50-100-50-148 0-55 13-109 51-148 4-5 4-5 4-5 0-3-1-4-3-4-3 0-31 22-50 62-16 34-20 69-20 95 0 25 4 62 21 98 19 39 46 60 49 60 2 0 3-1 3-4z"><text:p/></draw:path><draw:path draw:style-name="gr180" draw:text-style-name="P67" svg:width="0.0669in" svg:height="0.0559in" svg:x="1.0075in" svg:y="0.0382in" svg:viewBox="0 0 171 143" svg:d="M19 120c-2 6-4 13-4 15 0 5 5 8 10 8 4 0 9-3 12-9 0-1 4-15 5-23 3-10 5-19 8-28 1-7 3-15 5-22 1-5 4-14 4-15 5-10 21-39 52-39 14 0 17 12 17 22 0 20-15 60-21 73-3 8-3 11-3 15 0 15 11 26 26 26 29 0 41-46 41-49 0-2-3-2-4-2-3 0-3 1-4 5-6 22-17 39-32 39-6 0-9-3-9-10 0-8 4-15 7-23 5-17 19-51 19-69 0-21-14-34-36-34-29 0-44 21-50 28-2-18-14-28-29-28-14 0-20 13-24 18-4 11-9 30-9 31 0 3 3 3 4 3 3 0 3-1 5-7 5-23 12-38 23-38 7 0 10 4 10 15 0 6-1 9-5 26-6 24-12 48-18 72z"><text:p/></draw:path><draw:path draw:style-name="gr180" draw:text-style-name="P67" svg:width="0.065in" svg:height="0.0783in" svg:x="1.0744in" svg:y="0.0382in" svg:viewBox="0 0 166 200" svg:d="M24 177c-2 11-2 13-17 13-3 0-7 0-7 6 0 3 2 4 5 4 8 0 17-1 26-1 10 0 21 1 31 1 2 0 6 0 6-7 0-3-3-3-8-3-16 0-16-2-16-5 0-4 14-55 16-62 4 9 13 20 29 20 37 0 77-46 77-93 0-29-18-50-43-50-16 0-31 12-41 23-4-16-17-23-29-23-14 0-21 13-23 18-6 11-10 30-10 31 0 3 3 3 4 3 3 0 3-1 6-7 5-23 11-38 22-38 6 0 10 3 10 15 0 7-1 10-2 16-11 47-24 93-36 139zM80 41c3-9 11-18 16-22 12-10 21-12 26-12 13 0 20 11 20 30s-10 55-16 66c-11 23-25 33-37 33-21 0-25-26-25-28 0-1 0-1 1-6 5-20 10-41 15-61z"><text:p/></draw:path><draw:path draw:style-name="gr180" draw:text-style-name="P67" svg:width="0.0287in" svg:height="0.1236in" svg:x="1.148in" svg:y="0in" svg:viewBox="0 0 74 315" svg:d="M74 157c0-24-4-62-21-98-19-38-47-59-49-59s-4 2-4 4l6 7c31 30 49 81 49 146 0 53-12 109-50 149-5 4-5 4-5 5 0 2 2 4 4 4s31-22 50-62c16-35 20-70 20-96z"><text:p/></draw:path></draw:g></draw:g></text:span></text:p>
          </table:table-cell>
          <table:table-cell table:style-name="Table1.A1" office:value-type="string">
            <text:p text:style-name="P12"><text:span text:style-name="T16">Spojité</text:span> rozdělení <text:span text:style-name="T12">(</text:span><text:span text:style-name="T13">f</text:span><text:span text:style-name="T12">,</text:span><text:span text:style-name="T15"> </text:span><text:span text:style-name="T17">F,</text:span><text:span text:style-name="T15"> </text:span><text:span text:style-name="T12">E, var)</text:span></text:p>
            <text:p text:style-name="P6"><draw:g text:anchor-type="as-char" svg:y="-0.1618in" draw:z-index="231" draw:name="Shape16" draw:style-name="gr178"><svg:title>TexMaths</svg:title><svg:desc>11§inline§U(a,b), \frac1{b-a} , \frac{x-a}{b-a}, \frac{a+b}2, \frac{(b-a)^2}{12}§svg§600§FALSE§</svg:desc><draw:g draw:style-name="gr2"><draw:path draw:style-name="gr179" draw:text-style-name="P66" svg:width="1.8618in" svg:height="0.2083in" svg:x="0in" svg:y="0.0079in" svg:viewBox="0 0 4730 530" svg:d="M2365 530c-789 0-1576 0-2365 0 0-176 0-354 0-530 1576 0 3154 0 4730 0 0 176 0 354 0 530-788 0-1576 0-2365 0z"><text:p/></draw:path><draw:path draw:style-name="gr180" draw:text-style-name="P67" svg:width="0.1047in" svg:height="0.1067in" svg:x="0.0028in" svg:y="0.0669in" svg:viewBox="0 0 267 272" svg:d="M219 40c4-16 11-28 42-29 2 0 6 0 6-8-1-1 0-3-4-3-13 0-26 1-40 1-13 0-27-1-40-1-3 0-7 0-7 8 0 3 4 3 7 3 22 1 26 9 26 18 0 1 0 6-1 7-11 47-23 93-34 139-13 52-58 85-97 85-26 0-47-16-47-51 1-9 0-12 4-29 12-50 25-101 38-150 3-15 4-19 33-19 9 0 13 0 13-8 0-3-5-3-6-3-11 0-38 1-49 1s-39-1-51-1c-2 0-6 0-6 8 0 3 3 3 11 3 4 0 7 0 14 1 6 1 10 1 10 7 0 2-4 18-7 27-2 11-5 23-8 34-3 15-22 89-24 95-2 11-2 17-2 23 0 47 35 74 76 74 48 0 97-44 109-95 11-46 23-91 34-137z"><text:p/></draw:path><draw:path draw:style-name="gr180" draw:text-style-name="P67" svg:width="0.035in" svg:height="0.152in" svg:x="0.128in" svg:y="0.0563in" svg:viewBox="0 0 90 387" svg:d="M90 384c0-3 0-3-6-9-49-49-61-123-61-181 0-68 14-136 62-184 5-4 5-4 5-6 0-3-2-4-4-4-3 0-39 26-62 75-20 43-24 86-24 119 0 30 4 76 25 120 25 48 58 73 61 73 2 0 4-1 4-3z"><text:p/></draw:path><draw:path draw:style-name="gr180" draw:text-style-name="P67" svg:width="0.0693in" svg:height="0.0685in" svg:x="0.178in" svg:y="0.1031in" svg:viewBox="0 0 177 175" svg:d="M129 25c-7-14-18-25-35-25-46 0-94 57-94 114 0 36 22 61 52 61 7 0 27-1 50-28 3 16 17 28 36 28 13 0 22-9 28-21 7-14 11-37 11-38 0-4-3-4-4-4-5 0-5 2-6 7-6 25-13 47-29 47-10 0-11-9-11-17s0-11 4-29c4-15 5-20 9-34 4-18 10-36 14-54 2-11 2-12 2-13 0-7-4-11-11-11-9 0-15 9-16 17zM103 126c-1 6-1 7-7 13-17 22-33 27-43 27-20 0-25-20-25-36 0-19 12-66 20-84 13-23 30-37 46-37 25 0 30 32 30 34s-1 4-1 7c-6 25-13 50-20 76z"><text:p/></draw:path><draw:path draw:style-name="gr180" draw:text-style-name="P67" svg:width="0.0173in" svg:height="0.0453in" svg:x="0.2654in" svg:y="0.1543in" svg:viewBox="0 0 45 116" svg:d="M45 41c0-26-10-41-24-41-13 0-21 10-21 21 0 10 8 20 21 20 4 0 10-1 13-5 1-1 1-1 2-1 0 2 1 0 1 6 0 28-13 52-26 65-4 4-4 4-4 5 0 4 2 5 3 5 4 0 35-30 35-75z"><text:p/></draw:path><draw:path draw:style-name="gr180" draw:text-style-name="P67" svg:width="0.0555in" svg:height="0.1067in" svg:x="0.3276in" svg:y="0.065in" svg:viewBox="0 0 142 272" svg:d="M74 4c0-1 0-4-5-4-10 0-37 2-47 3-3 1-8 1-8 8 0 4 4 4 9 4 19 0 20 4 20 7s-3 17-6 24c-11 42-20 85-31 127-5 19-6 25-6 39 0 36 20 60 48 60 47 0 94-57 94-113 0-36-21-62-52-62-17 0-33 11-45 23 10-38 19-77 29-116zM37 150c3-9 3-9 6-13 20-26 36-31 46-31 14 0 25 11 25 36 0 23-13 67-19 82-14 26-31 39-47 39-13 0-25-9-25-38 0-8 0-14 6-39 3-12 5-24 8-36z"><text:p/></draw:path><draw:path draw:style-name="gr180" draw:text-style-name="P67" svg:width="0.0346in" svg:height="0.152in" svg:x="0.3941in" svg:y="0.0563in" svg:viewBox="0 0 89 387" svg:d="M89 194c0-31-3-77-25-121-23-48-56-73-61-73-2 0-3 1-3 4 0 2 0 2 8 9 37 38 59 99 59 181 0 66-14 133-61 183-6 4-6 4-6 7 0 2 1 3 3 3 5 0 40-27 62-75 20-43 24-86 24-118z"><text:p/></draw:path><draw:path draw:style-name="gr180" draw:text-style-name="P67" svg:width="0.0173in" svg:height="0.0453in" svg:x="0.4579in" svg:y="0.1543in" svg:viewBox="0 0 45 116" svg:d="M45 41c0-26-10-41-25-41-12 0-20 10-20 21 0 10 8 20 20 20 5 0 10-1 14-5 1-1 1-1 1-1 1 0 1 0 1 6 0 28-13 52-26 65-4 3-4 4-4 5 0 4 2 5 4 5 4 0 35-30 35-75z"><text:p/></draw:path><draw:path draw:style-name="gr180" draw:text-style-name="P67" svg:width="0.0382in" svg:height="0.0705in" svg:x="0.6193in" svg:y="0.0398in" svg:viewBox="0 0 98 180" svg:d="M61 8c0-8 0-8-8-8-18 17-42 18-53 18 0 3 0 5 0 8 6 0 24 0 39-6 0 46 0 91 0 138 0 8 0 12-27 12-3 0-8 0-11 0 0 3 0 6 0 10 6 0 39-1 49-1 8 0 42 1 48 1 0-4 0-7 0-10-3 0-7 0-10 0-27 0-27-4-27-12 0-50 0-101 0-150z"><text:p/></draw:path><draw:path draw:style-name="gr180" draw:text-style-name="P67" svg:width="0.2146in" svg:height="0.0055in" svg:x="0.5307in" svg:y="0.1299in" svg:viewBox="0 0 546 15" svg:d="M273 15c-91 0-182 0-273 0 0-5 0-9 0-15 182 0 364 0 546 0 0 6 0 10 0 15-92 0-182 0-273 0z"><text:p/></draw:path><draw:path draw:style-name="gr180" draw:text-style-name="P67" svg:width="0.0429in" svg:height="0.0748in" svg:x="0.5374in" svg:y="0.1492in" svg:viewBox="0 0 110 191" svg:d="M54 8c0-1 1-4 1-5s-1-3-4-3c-6 0-28 2-36 2-2 1-5 1-5 7 0 3 3 3 7 3 13 0 13 2 13 5 0 2-2 13-5 18-2 9-3 17-5 26-3 8-18 68-19 71-1 7-1 10-1 14 0 27 18 45 40 45 34 0 70-38 70-77 0-32-22-46-41-46-14 0-26 8-34 15 7-26 12-50 19-75zM41 183c-13 0-21-12-21-28 0-9 2-19 10-49 1-6 1-7 6-12 10-12 22-18 32-18 11 0 20 8 20 27 0 11-5 38-14 54-7 13-20 26-33 26z"><text:p/></draw:path><draw:path draw:style-name="gr180" draw:text-style-name="P67" svg:width="0.0717in" svg:height="0.0047in" svg:x="0.5957in" svg:y="0.1941in" svg:viewBox="0 0 183 13" svg:d="M173 13c3 0 10 0 10-6 0-7-6-7-10-7-54 0-108 0-162 0-4 0-11 0-11 7 0 6 7 6 11 6 54 0 108 0 162 0z"><text:p/></draw:path><draw:path draw:style-name="gr180" draw:text-style-name="P67" svg:width="0.0543in" svg:height="0.0476in" svg:x="0.6854in" svg:y="0.1764in" svg:viewBox="0 0 139 122" svg:d="M98 15c-6-8-15-15-28-15-35 0-70 39-70 77 0 27 18 45 41 45 15 0 27-8 38-18 6 15 21 18 29 18 9 0 16-6 21-14 5-11 10-26 10-28 0-3-4-2-5-3-4 0-4 1-6 9-4 12-8 29-20 29-7 0-9-6-9-14 0-4 2-14 4-22 3-6 5-17 6-24 2-6 3-13 5-20 3-7 6-20 6-21 0-6-6-8-10-8s-11 3-12 9zM80 86c-2 7-7 12-13 18-3 2-13 11-25 11-10 0-20-7-20-27 0-14 8-44 14-55 12-21 27-25 34-25 19 0 25 21 25 23 0 1-1 3-1 4-5 17-9 34-14 51z"><text:p/></draw:path><draw:path draw:style-name="gr180" draw:text-style-name="P67" svg:width="0.0173in" svg:height="0.0453in" svg:x="0.7764in" svg:y="0.1543in" svg:viewBox="0 0 45 116" svg:d="M45 41c0-26-10-41-24-41-13 0-21 10-21 21 0 10 8 20 21 20 4 0 9-1 13-5 1-1 1-1 2-1 0 2 0 0 0 6 0 28-13 52-26 65-3 3-3 4-3 5 0 4 1 5 3 5 4 0 35-30 35-75z"><text:p/></draw:path><draw:path draw:style-name="gr180" draw:text-style-name="P67" svg:width="0.0567in" svg:height="0.0476in" svg:x="0.8543in" svg:y="0.0638in" svg:viewBox="0 0 145 122" svg:d="M54 90c-2 9-11 25-25 25-1 0-9 0-15-5 11-3 12-13 12-14 0-7-4-10-11-10s-15 7-15 17c0 13 15 19 29 19 12 0 23-8 29-19 7 14 22 19 33 19 31 0 48-34 48-42 0-3-4-3-5-3-4 0-4 1-5 5-6 18-22 33-37 33-11 0-16-8-16-18 0-8 5-32 13-62 6-21 18-27 27-27 1 0 9 0 15 3-9 2-12 10-12 15 0 6 5 10 11 10s15-5 15-16c0-16-17-20-28-20-14 0-25 9-31 19-5-11-17-19-32-19-31 0-47 33-47 41 0 4 3 4 4 4 3 0 3-1 4-5 8-21 25-32 38-32 9 0 16 4 16 17 0 6-3 19-5 28-3 12-7 25-10 37z"><text:p/></draw:path><draw:path draw:style-name="gr180" draw:text-style-name="P67" svg:width="0.0717in" svg:height="0.0047in" svg:x="0.9299in" svg:y="0.0815in" svg:viewBox="0 0 183 13" svg:d="M172 13c4 0 11 0 11-6 0-7-6-7-11-7-54 0-107 0-161 0-4 0-11 0-11 6 0 7 7 7 11 7 54 0 107 0 161 0z"><text:p/></draw:path><draw:path draw:style-name="gr180" draw:text-style-name="P67" svg:width="0.0543in" svg:height="0.0476in" svg:x="1.0201in" svg:y="0.0638in" svg:viewBox="0 0 139 122" svg:d="M98 15c-6-8-15-15-28-15-35 0-70 37-70 77 0 27 18 45 41 45 15 0 27-8 38-19 6 16 21 19 29 19 9 0 16-6 21-14 5-11 10-26 10-28 0-3-4-2-5-3-4 0-4 1-6 8-4 13-8 30-20 30-7 0-9-7-9-14 0-5 2-14 4-22 3-6 5-18 6-24 2-6 3-14 5-21 3-6 6-20 6-21 0-5-6-9-10-9s-11 4-12 11zM80 85c-2 8-7 13-13 19-3 2-13 11-25 11-10 0-20-8-20-27 0-14 8-44 14-55 12-22 27-25 34-25 19 0 24 20 24 23 0 1 0 2 0 3-5 17-9 34-14 51z"><text:p/></draw:path><draw:path draw:style-name="gr180" draw:text-style-name="P67" svg:width="0.2299in" svg:height="0.0055in" svg:x="0.8492in" svg:y="0.1299in" svg:viewBox="0 0 585 15" svg:d="M293 15c-98 0-195 0-293 0 0-5 0-9 0-15 195 0 391 0 585 0 0 6 0 10 0 15-98 0-194 0-292 0z"><text:p/></draw:path><draw:path draw:style-name="gr180" draw:text-style-name="P67" svg:width="0.0429in" svg:height="0.0748in" svg:x="0.8642in" svg:y="0.1492in" svg:viewBox="0 0 110 191" svg:d="M54 8c0-1 1-4 1-5s-1-3-4-3c-6 0-28 2-36 2-1 1-5 1-5 7 0 3 4 3 7 3 13 0 13 2 13 5 0 2-2 13-5 18-2 9-3 17-5 26-3 8-18 68-19 71-1 7-1 10-1 14 0 27 18 45 40 45 34 0 70-38 70-77 0-32-22-46-41-46-14 0-26 8-34 15 7-26 12-50 19-75zM41 183c-13 0-21-12-21-28 0-9 2-19 10-49 1-6 1-7 6-12 10-12 22-18 32-18 11 0 20 8 20 27 0 11-5 38-14 54-7 13-20 26-33 26z"><text:p/></draw:path><draw:path draw:style-name="gr180" draw:text-style-name="P67" svg:width="0.0717in" svg:height="0.0047in" svg:x="0.922in" svg:y="0.1941in" svg:viewBox="0 0 183 13" svg:d="M173 13c4 0 10 0 10-6 0-7-6-7-10-7-54 0-108 0-162 0-4 0-11 0-11 7 0 6 7 6 11 6 54 0 108 0 162 0z"><text:p/></draw:path><draw:path draw:style-name="gr180" draw:text-style-name="P67" svg:width="0.0543in" svg:height="0.0476in" svg:x="1.0122in" svg:y="0.1764in" svg:viewBox="0 0 139 122" svg:d="M98 15c-6-8-15-15-28-15-35 0-70 39-70 77 0 27 18 45 41 45 15 0 27-8 38-18 6 15 21 18 29 18 9 0 16-6 21-14 5-11 10-26 10-28 0-3-4-2-5-3-4 0-4 1-6 9-4 12-8 29-20 29-7 0-9-6-9-14 0-4 2-14 4-22 3-6 5-17 6-24 2-6 3-13 5-20 3-7 6-20 6-21 0-6-6-8-10-8s-11 3-12 9zM80 86c-1 7-7 12-13 18-2 2-13 11-25 11-10 0-20-7-20-27 0-14 8-44 14-55 12-21 27-25 34-25 19 0 25 21 25 23 0 1-1 3-1 4-5 17-9 34-14 51z"><text:p/></draw:path><draw:path draw:style-name="gr180" draw:text-style-name="P67" svg:width="0.0173in" svg:height="0.0453in" svg:x="1.111in" svg:y="0.1543in" svg:viewBox="0 0 45 116" svg:d="M45 41c0-26-10-41-24-41-13 0-21 10-21 21 0 10 8 20 21 20 4 0 9-1 13-5 1-1 1-1 2-1 0 2 0 0 0 6 0 28-13 52-26 65-3 3-3 4-3 5 0 4 1 5 3 5 4 0 35-30 35-75z"><text:p/></draw:path><draw:path draw:style-name="gr180" draw:text-style-name="P67" svg:width="0.0543in" svg:height="0.0476in" svg:x="1.1902in" svg:y="0.0638in" svg:viewBox="0 0 139 122" svg:d="M98 15c-6-8-15-15-28-15-35 0-70 37-70 77 0 27 18 45 41 45 14 0 27-8 38-19 6 16 21 19 28 19 10 0 16-6 22-14 5-11 10-26 10-28 0-3-4-2-5-3-4 0-4 1-6 8-4 13-8 30-20 30-7 0-9-7-9-14 0-5 2-14 4-22 3-6 5-18 6-24 2-6 3-14 5-21 3-6 6-20 6-21 0-5-6-9-10-9s-11 4-12 11zM80 85c-2 8-7 13-13 19-3 2-13 11-25 11-10 0-20-8-20-27 0-14 8-44 14-55 12-22 27-25 34-25 19 0 24 20 24 23 0 1 0 2 0 3-5 17-9 34-14 51z"><text:p/></draw:path><draw:path draw:style-name="gr180" draw:text-style-name="P67" svg:width="0.078in" svg:height="0.0783in" svg:x="1.2575in" svg:y="0.0449in" svg:viewBox="0 0 199 200" svg:d="M106 107c27 0 56 0 83 0 4 0 10 0 10-7 0-6-6-6-10-6-27 0-56 0-83 0 0-28 0-57 0-84 0-3 0-10-7-10s-7 7-7 10c0 27 0 56 0 84-27 0-55 0-82 0-3 0-10 0-10 5 0 8 6 8 10 8 27 0 55 0 82 0 0 27 0 55 0 83 0 3 0 10 7 10s7-7 7-10c0-28 0-56 0-83z"><text:p/></draw:path><draw:path draw:style-name="gr180" draw:text-style-name="P67" svg:width="0.0429in" svg:height="0.0748in" svg:x="1.35in" svg:y="0.037in" svg:viewBox="0 0 110 191" svg:d="M54 8c0-1 1-4 1-5s-1-3-4-3c-6 0-28 2-34 2-3 0-7 0-7 7 0 3 4 3 8 3 13 0 13 2 13 5 0 1-3 12-5 18-2 9-4 17-6 26-2 8-18 68-18 71-2 7-2 10-2 14 0 27 18 45 41 45 33 0 69-38 69-77 0-32-22-46-41-46-14 0-25 8-34 15 7-26 12-50 19-75zM41 183c-13 0-21-12-21-28 0-11 2-19 10-50 2-5 2-6 6-11 11-12 23-18 32-18 11 0 20 8 20 25 0 13-5 40-13 56-7 13-21 26-34 26z"><text:p/></draw:path><draw:path draw:style-name="gr180" draw:text-style-name="P67" svg:width="0.2126in" svg:height="0.0055in" svg:x="1.1839in" svg:y="0.1299in" svg:viewBox="0 0 541 15" svg:d="M271 15c-91 0-181 0-271 0 0-5 0-9 0-15 180 0 361 0 541 0 0 6 0 10 0 15-90 0-180 0-270 0z"><text:p/></draw:path><draw:path draw:style-name="gr180" draw:text-style-name="P67" svg:width="0.0469in" svg:height="0.0705in" svg:x="1.2665in" svg:y="0.1524in" svg:viewBox="0 0 120 180" svg:d="M120 131c-3 0-6 0-9 0-1 6-3 22-8 24-2 2-23 2-26 2-16 0-33 0-49 0 28-25 37-32 53-46 20-15 39-33 39-58 0-33-29-53-63-53s-57 24-57 49c0 14 12 15 14 15 7 0 15-4 15-14 0-6-1-15-16-15 9-20 27-25 40-25 26 0 41 21 41 43 0 23-17 42-26 52-22 22-43 43-65 65-3 2-3 2-3 10 37 0 75 0 112 0 2-17 6-32 8-49z"><text:p/></draw:path><draw:path draw:style-name="gr180" draw:text-style-name="P67" svg:width="0.0173in" svg:height="0.0453in" svg:x="1.428in" svg:y="0.1543in" svg:viewBox="0 0 45 116" svg:d="M45 41c0-26-9-41-24-41-13 0-21 10-21 21 0 10 8 20 21 20 4 0 10-1 13-5 1-1 1-1 2-1 0 2 1 0 1 6 0 28-13 52-26 65-4 4-4 4-4 5 0 4 2 5 3 5 4 0 35-30 35-75z"><text:p/></draw:path><draw:path draw:style-name="gr180" draw:text-style-name="P67" svg:width="0.0272in" svg:height="0.1059in" svg:x="1.5134in" svg:y="0.0169in" svg:viewBox="0 0 70 270" svg:d="M65 0c-52 36-65 94-65 134 0 39 11 99 65 136 2 0 5 0 5-3 0-1-1-2-3-4-36-33-49-79-49-127 0-74 28-110 50-129 1-1 2-3 2-4 0-3-3-3-5-3z"><text:p/></draw:path><draw:path draw:style-name="gr180" draw:text-style-name="P67" svg:width="0.0429in" svg:height="0.0744in" svg:x="1.5551in" svg:y="0.0228in" svg:viewBox="0 0 110 190" svg:d="M54 8c0-1 1-4 1-5s-1-3-4-3c-6 0-28 1-34 2-3 0-7 0-7 7 0 3 4 3 8 3 12 0 12 2 12 5 0 1-2 12-4 18-2 9-4 17-6 26-2 8-18 68-18 71-2 7-2 10-2 14 0 27 18 44 41 44 33 0 69-37 69-76 0-32-22-46-41-46-14 0-26 8-34 15 7-26 12-50 19-75zM41 183c-13 0-21-12-21-28 0-11 2-19 10-50 1-5 1-6 6-11 10-12 23-18 32-18 11 0 20 8 20 25 0 11-5 40-13 56-7 13-21 26-34 26z"><text:p/></draw:path><draw:path draw:style-name="gr180" draw:text-style-name="P67" svg:width="0.072in" svg:height="0.0051in" svg:x="1.6134in" svg:y="0.0673in" svg:viewBox="0 0 184 14" svg:d="M173 14c4 0 11 0 11-6 0-8-7-8-11-8-54 0-108 0-162 0-4 0-11 0-11 7s7 7 11 7c54 0 108 0 162 0z"><text:p/></draw:path><draw:path draw:style-name="gr180" draw:text-style-name="P67" svg:width="0.0543in" svg:height="0.0472in" svg:x="1.7035in" svg:y="0.05in" svg:viewBox="0 0 139 121" svg:d="M98 15c-6-8-14-15-28-15-35 0-70 37-70 77 0 27 18 44 42 44 14 0 27-7 37-18 6 16 21 18 29 18 10 0 16-5 21-14 6-10 10-25 10-27 0-3-4-3-5-3-4 0-4 1-6 8-3 13-8 30-19 30-8 0-10-7-10-14 0-5 2-14 4-22 3-6 5-18 7-24 1-6 3-14 4-21 3-6 6-20 6-21 0-5-6-9-10-9s-10 4-12 11zM80 85c-1 8-7 13-13 19-2 2-13 11-25 11-10 0-20-8-20-27 0-14 8-44 14-55 12-22 27-25 34-25 19 0 25 20 25 23 0 1-1 2-1 3-5 17-9 34-14 51z"><text:p/></draw:path><draw:path draw:style-name="gr180" draw:text-style-name="P67" svg:width="0.0272in" svg:height="0.1059in" svg:x="1.7705in" svg:y="0.0169in" svg:viewBox="0 0 70 270" svg:d="M6 0c-3 0-6 0-6 3 0 1 1 3 2 4 24 22 50 58 50 127 0 58-18 101-46 127-5 5-6 5-6 6s1 3 3 3c4 0 30-18 48-52 12-22 19-52 19-82 0-39-11-99-64-136z"><text:p/></draw:path><draw:path draw:style-name="gr180" draw:text-style-name="P67" svg:width="0.0374in" svg:height="0.0504in" svg:x="1.8177in" svg:y="0in" svg:viewBox="0 0 96 129" svg:d="M96 91c-2 0-6 0-8 0-1 5-3 16-5 18-3 1-19 1-21 1-14 0-26 0-39 0 13-9 28-20 40-27 16-12 33-23 33-44 0-25-23-39-51-39-26 0-45 15-45 34 0 10 8 12 11 12 6 0 11-3 11-12 0-6-4-10-11-11 6-9 17-14 30-14 18 0 34 11 34 30 0 16-11 28-25 41-16 14-32 27-48 40-2 2-2 2-2 3 0 3 0 4 0 6 30 0 59 0 89 0 2-12 5-25 7-38z"><text:p/></draw:path><draw:path draw:style-name="gr180" draw:text-style-name="P67" svg:width="0.3689in" svg:height="0.0055in" svg:x="1.5008in" svg:y="0.1299in" svg:viewBox="0 0 938 15" svg:d="M470 15c-156 0-314 0-470 0 0-5 0-9 0-15 312 0 626 0 938 0 0 6 0 10 0 15-156 0-312 0-468 0z"><text:p/></draw:path><draw:path draw:style-name="gr180" draw:text-style-name="P67" svg:width="0.0386in" svg:height="0.0705in" svg:x="1.6362in" svg:y="0.1524in" svg:viewBox="0 0 99 180" svg:d="M62 8c0-8-1-8-9-8-17 18-42 18-53 18 0 3 0 6 0 10 7 0 24 0 40-8 0 46 0 91 0 138 0 8 0 12-28 12-3 0-6 0-10 0 0 3 0 6 0 10 5 0 39-1 49-1 7 0 41 1 48 1 0-4 0-7 0-10-3 0-8 0-11 0-26 0-26-4-26-12 0-50 0-101 0-150z"><text:p/></draw:path><draw:path draw:style-name="gr180" draw:text-style-name="P67" svg:width="0.0469in" svg:height="0.0705in" svg:x="1.6921in" svg:y="0.1524in" svg:viewBox="0 0 120 180" svg:d="M120 131c-3 0-7 0-10 0 0 6-3 22-7 24-2 2-23 2-26 2-16 0-34 0-51 0 29-25 39-32 55-46 20-15 39-33 39-58 0-33-29-53-64-53-33 0-56 24-56 49 0 14 12 15 14 15 7 0 15-4 15-14 0-6-3-15-16-15 8-20 27-25 40-25 26 0 41 21 41 43 0 23-17 42-26 52-22 22-43 43-65 65-3 2-3 2-3 10 37 0 74 0 111 0 3-17 6-32 9-49z"><text:p/></draw:path></draw:g></draw:g></text:p>
            <text:p text:style-name="P6"><draw:g text:anchor-type="as-char" svg:y="-0.1307in" draw:z-index="232" draw:name="Shape17" draw:style-name="gr178"><svg:title>TexMaths</svg:title><svg:desc>11§inline§Exp(\lambda), \lambda e^{-\lambda x},  1 - e^{-\lambda x},  \frac{1}{\lambda}, \frac{1}{\lambda^2}§svg§600§FALSE§</svg:desc><draw:g draw:style-name="gr2"><draw:path draw:style-name="gr179" draw:text-style-name="P66" svg:width="1.9854in" svg:height="0.1677in" svg:x="0.0028in" svg:y="0.0071in" svg:viewBox="0 0 5044 427" svg:d="M0 0c1681 0 3363 0 5044 0 0 142 0 285 0 427-1681 0-3363 0-5044 0 0-142 0-285 0-427z"><text:p/></draw:path><draw:path draw:style-name="gr180" draw:text-style-name="P67" svg:width="0.1102in" svg:height="0.1024in" svg:x="0.0004in" svg:y="0.0276in" svg:viewBox="0 0 281 261" svg:d="M260 172c0-1 2-5 2-6-2-1 0-3-6-3-3 0-4 2-4 4-25 57-40 82-106 82-18 0-37 0-56 0-5 0-6 0-9 0-4 0-5-2-5-5 0-1 0-1 2-9 9-34 18-69 27-103 13 0 25 0 38 0 33 0 33 8 33 18 0 2 0 6-3 18-1 2-1 4-1 5s1 4 5 4c2 0 3-2 6-8 7-30 14-60 22-90 0-3-3-4-5-4-3 0-4 2-5 6-9 30-16 39-51 39-12 0-24 0-36 0 8-32 15-63 23-94 3-13 3-15 21-15 17 0 36 0 54 0 47 0 59 12 59 43 0 10 0 11-2 21 0 2 0 4 0 6s1 6 4 6c5 0 5-3 6-10 2-22 5-45 8-67 1-10-2-10-10-10-65 0-131 0-196 0-8 0-11 0-11 8 0 3 3 3 10 3 14 0 25 0 25 8 0 1 0 2-1 8-18 69-34 137-52 205-3 13-4 17-35 17-7 0-11 0-11 7 0 5 4 5 11 5 67 0 134 0 201 0 9 0 9 0 11-7 12-27 25-55 37-82z"><text:p/></draw:path><draw:path draw:style-name="gr180" draw:text-style-name="P67" svg:width="0.0756in" svg:height="0.0685in" svg:x="0.1205in" svg:y="0.0634in" svg:viewBox="0 0 193 175" svg:d="M118 54c2-10 11-45 38-45 2 0 11 0 19 4-10 2-18 12-18 21 0 7 4 14 15 14 8 0 21-7 21-23 0-20-24-25-37-25-22 0-36 21-40 30-10-26-31-30-42-30-40 0-62 49-62 59 0 5 3 5 5 5 3 0 4-1 5-5 12-40 39-50 52-50 6 0 21 3 21 25 0 12-7 39-21 93-7 24-20 39-38 39-2 0-11 0-18-4 8-3 17-10 17-21s-9-14-14-14c-11 0-21 10-21 23 0 17 19 25 36 25 26 0 40-28 41-30 4 15 19 30 42 30 39 0 61-50 61-60 0-4-3-4-4-4-3 0-4 2-5 4-13 42-39 51-52 51-14 0-21-12-21-25 0-9 2-17 7-34 4-18 8-36 13-53z"><text:p/></draw:path><draw:path draw:style-name="gr180" draw:text-style-name="P67" svg:width="0.0791in" svg:height="0.0957in" svg:x="0.198in" svg:y="0.0634in" svg:viewBox="0 0 202 244" svg:d="M30 218c-4 13-4 15-21 15-5 0-9 0-9 7 0 3 2 4 6 4 9 0 20-1 31-1 14 0 27 1 39 1 2 0 7 0 7-7 0-4-4-4-9-4-20 0-20-2-20-5 0-6 16-68 20-77 4 11 15 24 35 24 45 0 93-56 93-113 0-37-22-62-51-62-20 0-39 14-51 29-4-21-21-29-35-29-18 0-25 15-29 22-6 13-12 36-12 37 0 5 5 5 6 5 3 0 3-1 6-9 7-27 15-46 28-46 6 0 12 3 12 17 0 9-1 14-2 20-15 57-30 115-44 172zM98 51c3-11 13-22 20-28 14-12 25-14 32-14 15 0 24 13 24 36 0 22-12 67-20 82-13 27-31 39-45 39-26 0-31-32-31-34 0-1 0-1 1-7 7-25 12-49 19-74z"><text:p/></draw:path><draw:path draw:style-name="gr180" draw:text-style-name="P67" svg:width="0.035in" svg:height="0.1512in" svg:x="0.2945in" svg:y="0.0161in" svg:viewBox="0 0 90 385" svg:d="M90 381c0-1 0-1-6-8-49-50-62-122-62-180 0-68 15-135 63-182 5-5 5-6 5-7 0-3-2-4-4-4-3 0-39 26-62 75-20 43-24 86-24 118 0 30 4 75 25 119 23 48 58 73 61 73 2 0 4-1 4-4z"><text:p/></draw:path><draw:path draw:style-name="gr180" draw:text-style-name="P67" svg:width="0.0744in" svg:height="0.1067in" svg:x="0.3469in" svg:y="0.0252in" svg:viewBox="0 0 190 272" svg:d="M117 155c16 41 35 98 40 107 7 9 10 9 21 9 4 0 6 0 9 0s3-3 3-5c0-1 0-1-1-3-4-4-6-10-9-18-26-72-52-145-79-218-7-23-28-27-47-27-2 0-7 0-7 4 0 3 3 3 4 4 13 2 15 4 25 31 12 35 25 70 37 105-35 35-71 70-106 105-5 4-7 6-7 11 0 6 4 12 11 12s10-5 13-9c31-35 62-72 93-108z"><text:p/></draw:path><draw:path draw:style-name="gr180" draw:text-style-name="P67" svg:width="0.0346in" svg:height="0.1512in" svg:x="0.4362in" svg:y="0.0161in" svg:viewBox="0 0 89 385" svg:d="M89 193c0-30-3-76-25-120-23-48-56-73-61-73-2 0-3 1-3 4 0 1 0 2 8 9 37 38 59 99 59 180 0 64-14 133-63 181-4 5-4 6-4 7 0 2 1 4 3 4 5 0 40-26 62-76 20-42 24-83 24-116z"><text:p/></draw:path><draw:path draw:style-name="gr180" draw:text-style-name="P67" svg:width="0.0173in" svg:height="0.0449in" svg:x="0.5in" svg:y="0.1134in" svg:viewBox="0 0 45 115" svg:d="M45 41c0-26-10-41-25-41-12 0-20 10-20 21 0 10 8 20 20 20 5 0 10-1 14-5 1-1 1-1 1-2 1 0 1 1 1 7 0 28-13 51-26 64-4 4-4 5-4 6 0 2 2 4 4 4 4 0 35-29 35-74z"><text:p/></draw:path><draw:path draw:style-name="gr180" draw:text-style-name="P67" svg:width="0.0748in" svg:height="0.1067in" svg:x="0.5622in" svg:y="0.0252in" svg:viewBox="0 0 191 272" svg:d="M118 155c16 41 34 98 40 107 7 9 10 9 21 9 3 0 6 0 8 0 4 0 4-3 4-5 0-1 0-1-1-3-4-4-6-10-10-18-26-72-51-145-78-218-8-23-29-27-47-27-2 0-7 0-7 4 0 3 3 4 4 4 12 2 15 4 25 31 12 35 25 70 37 105-35 35-71 70-106 105-6 4-8 6-8 11 0 6 6 12 12 12 7 0 10-5 12-9 31-35 63-72 94-108z"><text:p/></draw:path><draw:path draw:style-name="gr180" draw:text-style-name="P67" svg:width="0.0583in" svg:height="0.0685in" svg:x="0.6504in" svg:y="0.0634in" svg:viewBox="0 0 149 175" svg:d="M54 81c12 0 41-1 59-8 28-11 30-35 30-40 0-18-15-33-42-33-43 0-101 37-101 105 0 39 23 70 61 70 55 0 88-41 88-45 0-3-3-6-5-6s-3 1-5 5c-31 37-73 37-77 37-31 0-34-32-34-44 0-5 1-17 6-41 7 0 13 0 20 0zM36 73c16-59 55-64 65-64 18 0 29 11 29 24 0 40-62 40-78 40-6 0-10 0-16 0z"><text:p/></draw:path><draw:path draw:style-name="gr180" draw:text-style-name="P67" svg:width="0.0717in" svg:height="0.0047in" svg:x="0.7256in" svg:y="0.0453in" svg:viewBox="0 0 183 13" svg:d="M172 13c4 0 11 0 11-6 0-7-6-7-11-7-54 0-107 0-161 0-4 0-11 0-11 7 0 6 7 6 11 6 54 0 107 0 161 0z"><text:p/></draw:path><draw:path draw:style-name="gr180" draw:text-style-name="P67" svg:width="0.0583in" svg:height="0.0748in" svg:x="0.8169in" svg:y="0.0016in" svg:viewBox="0 0 149 191" svg:d="M89 111c14 31 30 69 32 73 6 6 10 6 14 6 3 0 4 0 6 0 5 0 8 0 8-3 0-1 0-2-2-2-3-3-5-9-6-12-22-52-44-104-66-155-2-6-8-18-36-18-4 0-7 0-7 4s2 4 3 4c7 1 11 2 18 17 11 26 22 51 33 76-27 23-54 48-80 72-4 2-6 4-6 8 0 7 6 10 10 10s8-3 9-4c23-25 47-51 70-76z"><text:p/></draw:path><draw:path draw:style-name="gr180" draw:text-style-name="P67" svg:width="0.0567in" svg:height="0.0472in" svg:x="0.8862in" svg:y="0.028in" svg:viewBox="0 0 145 121" svg:d="M55 90c-3 9-12 23-25 23-1 0-9 0-16-3 12-3 12-13 12-15 0-6-4-10-11-10-6 0-15 6-15 16 0 14 15 20 29 20 13 0 24-8 30-19 7 15 21 19 32 19 31 0 48-33 48-41 0-3-4-3-5-3-3 0-3 1-4 4-6 19-22 32-38 32-11 0-16-6-16-17 0-7 7-31 14-62 6-20 18-27 27-27 4 1 8 0 14 4-9 2-12 10-12 14 0 7 4 10 11 10 5 0 15-4 15-16 0-15-17-19-28-19-14 0-25 9-30 19-6-11-18-19-33-19-30 0-47 33-47 41 0 3 3 2 4 3 3 0 4-1 6-4 6-21 24-33 37-33 9 0 15 5 15 18 0 6-3 19-5 28-3 12-6 25-9 37z"><text:p/></draw:path><draw:path draw:style-name="gr180" draw:text-style-name="P67" svg:width="0.0173in" svg:height="0.0449in" svg:x="0.9713in" svg:y="0.1134in" svg:viewBox="0 0 45 115" svg:d="M45 41c0-26-10-41-25-41-12 0-20 10-20 21 0 10 8 20 20 20 5 0 10-1 14-5 1-1 1-1 1-2 1 0 1 1 1 7 0 28-13 51-26 64-4 4-4 5-4 6 0 2 2 4 4 4 4 0 35-29 35-74z"><text:p/></draw:path><draw:path draw:style-name="gr180" draw:text-style-name="P67" svg:width="0.05in" svg:height="0.1in" svg:x="1.039in" svg:y="0.0295in" svg:viewBox="0 0 128 255" svg:d="M79 10c0-10 0-10-9-10-24 24-58 24-70 24 0 5 0 8 0 12 8 0 31 0 51-10 0 66 0 132 0 200 0 13-1 17-37 17-4 0-7 0-12 0 0 4 0 9 0 12 13-1 48-1 63-1s49 0 63 1c0-3 0-8 0-12-5 0-8 0-12 0-36 0-37-4-37-17 0-73 0-145 0-216z"><text:p/></draw:path><draw:path draw:style-name="gr180" draw:text-style-name="P67" svg:width="0.0921in" svg:height="0.0055in" svg:x="1.148in" svg:y="0.0894in" svg:viewBox="0 0 235 15" svg:d="M222 15c7 0 13 0 13-7 0-8-6-8-13-8-69 0-139 0-209 0-6 0-13 0-13 8 0 7 7 7 13 7 70 0 140 0 209 0z"><text:p/></draw:path><draw:path draw:style-name="gr180" draw:text-style-name="P67" svg:width="0.0583in" svg:height="0.0685in" svg:x="1.2945in" svg:y="0.0634in" svg:viewBox="0 0 149 175" svg:d="M55 81c11 0 40-1 58-8 28-11 30-35 30-40 0-18-15-33-42-33-43 0-101 37-101 105 0 39 23 70 61 70 55 0 88-41 88-45 0-3-3-6-5-6s-3 1-5 5c-31 37-73 37-77 37-31 0-34-32-34-44 0-5 1-17 6-41 7 0 14 0 21 0zM36 73c16-59 55-64 65-64 19 0 29 11 29 24 0 40-62 40-78 40-6 0-10 0-16 0z"><text:p/></draw:path><draw:path draw:style-name="gr180" draw:text-style-name="P67" svg:width="0.0717in" svg:height="0.0047in" svg:x="1.3697in" svg:y="0.0453in" svg:viewBox="0 0 183 13" svg:d="M172 13c4 0 11 0 11-6 0-7-6-7-11-7-54 0-107 0-161 0-4 0-11 0-11 7 0 6 7 6 11 6 54 0 107 0 161 0z"><text:p/></draw:path><draw:path draw:style-name="gr180" draw:text-style-name="P67" svg:width="0.0587in" svg:height="0.0748in" svg:x="1.4614in" svg:y="0.0016in" svg:viewBox="0 0 150 191" svg:d="M89 111c14 31 30 69 32 73 6 6 11 6 15 6 2 0 4 0 5 0 5 0 9 0 9-3 0-1-1-2-3-2-3-3-5-9-6-12-22-52-44-104-66-155-2-6-8-18-36-18-4 0-7 0-7 4s2 4 4 4c6 1 10 2 18 17 11 26 21 51 32 76-27 23-54 48-80 72-4 2-6 4-6 8 0 7 6 10 10 10s8-3 9-4c23-25 47-51 70-76z"><text:p/></draw:path><draw:path draw:style-name="gr180" draw:text-style-name="P67" svg:width="0.0563in" svg:height="0.0472in" svg:x="1.5311in" svg:y="0.028in" svg:viewBox="0 0 144 121" svg:d="M54 90c-2 9-12 23-25 23-1 0-9 0-15-3 11-3 11-13 11-15 0-6-4-10-10-10-7 0-15 6-15 16 0 14 14 20 28 20 13 0 24-8 30-19 7 15 21 19 32 19 32 0 49-33 49-41 0-3-4-2-5-3-4 0-4 1-5 4-6 19-22 32-38 32-11 0-16-6-16-17 0-7 6-31 14-62 6-20 18-27 27-27 1 0 8 0 14 4-8 2-11 10-11 14 0 7 3 10 10 10 5 0 15-4 15-16 0-15-17-19-27-19-15 0-26 9-31 19-5-11-18-19-32-19-31 0-48 33-48 41 0 3 3 2 4 3 4 0 4-1 5-4 7-21 25-33 38-33 9 0 16 5 16 18 0 6-3 19-6 28-4 12-6 25-9 37z"><text:p/></draw:path><draw:path draw:style-name="gr180" draw:text-style-name="P67" svg:width="0.0173in" svg:height="0.0449in" svg:x="1.6154in" svg:y="0.1134in" svg:viewBox="0 0 45 115" svg:d="M45 41c0-26-10-41-24-41-13 0-21 10-21 21 0 10 8 20 21 20 4 0 9-1 13-5 1-1 1-2 2-2 0 2 0 1 0 7 0 28-13 50-26 64-4 3-3 5-3 6 0 2 1 4 3 4 4 0 35-29 35-74z"><text:p/></draw:path><draw:path draw:style-name="gr180" draw:text-style-name="P67" svg:width="0.0386in" svg:height="0.0701in" svg:x="1.7055in" svg:y="0in" svg:viewBox="0 0 99 179" svg:d="M62 8c0-8-1-8-9-8-17 17-42 18-53 18 0 3 0 6 0 10 7 0 24 0 40-8 0 46 0 91 0 137 0 9 0 12-28 12-3 0-6 0-10 0 0 4 0 7 0 10 5 0 39-1 49-1 7 0 41 1 48 1 0-3 0-6 0-10-3 0-8 0-11 0-26 0-26-3-26-12 0-50 0-100 0-149z"><text:p/></draw:path><draw:path draw:style-name="gr180" draw:text-style-name="P67" svg:width="0.072in" svg:height="0.0055in" svg:x="1.6882in" svg:y="0.0894in" svg:viewBox="0 0 184 15" svg:d="M0 0c62 0 122 0 184 0 0 6 0 10 0 15-62 0-122 0-184 0 0-5 0-9 0-15z"><text:p/></draw:path><draw:path draw:style-name="gr180" draw:text-style-name="P67" svg:width="0.0587in" svg:height="0.0744in" svg:x="1.6961in" svg:y="0.1075in" svg:viewBox="0 0 150 190" svg:d="M89 110c14 31 30 69 32 74 6 6 11 6 14 6s4 0 6 0c5 0 9 0 9-3 0-2-1-2-3-3-3-4-5-9-6-11-22-53-44-105-66-157-2-4-8-16-36-16-4 0-7 0-7 3 0 4 2 4 3 5 7 0 11 1 18 16 11 26 22 51 33 76-27 23-54 47-80 72-4 3-6 4-6 9 0 7 6 9 10 9s8-3 9-4c23-25 47-51 70-76z"><text:p/></draw:path><draw:path draw:style-name="gr180" draw:text-style-name="P67" svg:width="0.0173in" svg:height="0.0449in" svg:x="1.7917in" svg:y="0.1134in" svg:viewBox="0 0 45 115" svg:d="M45 41c0-26-10-41-24-41-13 0-21 10-21 21 0 10 8 20 21 20 4 0 9-1 13-5 1-1 1-2 2-2 0 2 0 1 0 7 0 28-13 51-25 64-4 4-4 5-4 6 0 2 1 4 3 4 4 0 35-29 35-74z"><text:p/></draw:path><draw:path draw:style-name="gr180" draw:text-style-name="P67" svg:width="0.0382in" svg:height="0.0701in" svg:x="1.9118in" svg:y="0in" svg:viewBox="0 0 98 179" svg:d="M61 8c0-8 0-8-8-8-18 17-42 18-53 18 0 3 0 6 0 10 7 0 24 0 40-8 0 46 0 91 0 137 0 9 0 12-28 12-3 0-6 0-10 0 0 4 0 7 0 10 5 0 38-1 48-1 8 0 42 1 48 1 0-3 0-6 0-10-3 0-7 0-10 0-27 0-27-3-27-12 0-50 0-100 0-149z"><text:p/></draw:path><draw:path draw:style-name="gr180" draw:text-style-name="P67" svg:width="0.1315in" svg:height="0.0055in" svg:x="1.8646in" svg:y="0.0894in" svg:viewBox="0 0 335 15" svg:d="M0 0c111 0 223 0 335 0 0 6 0 10 0 15-112 0-224 0-335 0 0-5 0-9 0-15z"><text:p/></draw:path><draw:path draw:style-name="gr180" draw:text-style-name="P67" svg:width="0.0587in" svg:height="0.0744in" svg:x="1.8724in" svg:y="0.1075in" svg:viewBox="0 0 150 190" svg:d="M90 110c13 31 29 69 32 74 5 6 10 6 14 6 3 0 4 0 6 0 4 0 8 0 8-3 0-2-1-2-3-3-3-4-5-9-6-11-22-53-44-105-66-157-2-4-8-16-36-16-4 0-7 0-7 3 0 4 2 4 4 5 6 0 10 1 18 16 11 26 21 51 32 76-27 23-54 47-80 72-4 3-6 4-6 9 0 7 6 9 10 9s8-3 9-4c24-25 47-51 71-76z"><text:p/></draw:path><draw:path draw:style-name="gr180" draw:text-style-name="P67" svg:width="0.0374in" svg:height="0.0504in" svg:x="1.9437in" svg:y="0.1016in" svg:viewBox="0 0 96 129" svg:d="M96 91c-2 0-6 0-8 0-1 4-2 16-5 18-3 1-18 1-21 1-12 0-26 0-38 0 12-10 27-20 39-28 17-12 33-23 33-44 0-24-23-38-51-38-26 0-45 15-45 34 0 10 9 12 11 12 6 0 11-3 11-12 0-7-4-10-11-11 6-9 17-14 30-14 18 0 35 11 35 29 0 17-12 29-26 42-16 13-32 27-48 40-2 1-2 1-2 3 0 1 0 3 0 6 30 0 61 0 90 0 2-14 4-26 6-38z"><text:p/></draw:path></draw:g></draw:g></text:p>
            <text:p text:style-name="P1"><text:span text:style-name="T12"><draw:g text:anchor-type="as-char" svg:y="-0.1807in" draw:z-index="233" draw:name="Shape18" draw:style-name="gr178"><svg:title>TexMaths</svg:title><svg:desc>11§inline§N(\mu, \sigma^2), \frac{1}{\sigma}\varphi(\frac{x-\mu}{\sigma}) = \frac{1}{\sigma \sqrt{2\pi}} e^{-\frac12\left(\frac{x-\mu}{\sigma}\right)^2}, \Phi(\frac{x-\mu}{\sigma}), \mu, \sigma^2 §svg§600§FALSE§</svg:desc><draw:g draw:style-name="gr2"><draw:path draw:style-name="gr179" draw:text-style-name="P66" svg:width="3.4083in" svg:height="0.248in" svg:x="0.0024in" svg:y="0.0071in" svg:viewBox="0 0 8658 631" svg:d="M4330 631c-1444 0-2887 0-4330 0 0-210 0-421 0-631 2886 0 5772 0 8658 0 0 210 0 421 0 631-1443 0-2886 0-4328 0z"><text:p/></draw:path><draw:path draw:style-name="gr180" draw:text-style-name="P67" svg:width="0.128in" svg:height="0.1035in" svg:x="0.0004in" svg:y="0.0776in" svg:viewBox="0 0 326 264" svg:d="M277 41c3-16 11-28 42-29 2 0 7 0 7-8-3-1 0-4-6-4-12 0-26 1-38 1-14 0-27-1-40-1-2 0-7 0-7 8 0 4 4 4 7 4 22 1 26 9 26 18 0 1-1 6-1 7-14 58-29 115-44 172-28-67-56-134-84-201-4-7-4-8-14-8-17 0-34 0-51 0-8 0-11 0-11 8 0 4 3 4 11 4 2 0 26 0 26 3-18 70-34 139-52 209-4 15-11 27-41 28-3 0-7 0-7 8 0 3 2 4 4 4 14 0 27-1 40-1s26 1 40 1c2 0 6 0 6-7 0-5-3-5-8-5-22-1-25-9-25-16 0-4 0-6 1-9 18-68 34-137 52-205 1 2 1 3 3 8 32 76 64 151 96 227 3 6 4 7 8 7s4-1 6-7c18-73 37-145 54-216z"><text:p/></draw:path><draw:path draw:style-name="gr180" draw:text-style-name="P67" svg:width="0.0346in" svg:height="0.1516in" svg:x="0.1484in" svg:y="0.0673in" svg:viewBox="0 0 89 386" svg:d="M89 381c0-1 0-2-7-9-48-47-60-120-60-179 0-67 14-135 63-183 4-4 4-6 4-7 0-2-1-3-3-3-5 0-39 26-62 75-20 43-24 86-24 118 0 31 4 77 25 121 23 46 56 72 61 72 2 0 3-2 3-5z"><text:p/></draw:path><draw:path draw:style-name="gr180" draw:text-style-name="P67" svg:width="0.0823in" svg:height="0.0996in" svg:x="0.1972in" svg:y="0.1134in" svg:viewBox="0 0 210 254" svg:d="M78 35c1-9 6-23 6-25 0-7-5-10-11-10-2 0-13 0-16 14-19 75-37 149-56 224-1 4-1 3-1 5 0 7 4 11 11 11 8 0 13-7 13-8 2-4 7-24 22-83 12 10 30 12 38 12 26 0 41-17 50-29 5 18 19 29 35 29 14 0 22-9 29-21 7-14 12-37 12-38 0-5-4-5-5-5-4 0-5 2-6 8-7 24-13 47-29 47-11 0-12-10-12-17 0-9 5-27 8-40 3-14 8-27 11-42 1-6 6-21 7-26 2-9 5-24 5-27 0-6-5-10-11-10-2 0-12 0-15 14-6 24-12 48-18 72-4 19-9 36-10 39-1 2-18 37-50 37-20 0-29-12-29-33 0-12 2-22 6-33 5-22 11-43 16-65z"><text:p/></draw:path><draw:path draw:style-name="gr180" draw:text-style-name="P67" svg:width="0.0177in" svg:height="0.0453in" svg:x="0.2972in" svg:y="0.165in" svg:viewBox="0 0 46 116" svg:d="M46 41c0-27-10-41-25-41-12 0-21 10-21 20 0 11 9 21 21 21 4 0 10-1 13-6 1 0 1-1 2-1s1 1 1 7c0 28-13 52-26 64-4 4-4 5-4 6 0 2 2 5 4 5 3 0 35-30 35-75z"><text:p/></draw:path><draw:path draw:style-name="gr180" draw:text-style-name="P67" svg:width="0.0803in" svg:height="0.0669in" svg:x="0.3579in" svg:y="0.1161in" svg:viewBox="0 0 205 171" svg:d="M185 22c5 0 20 0 20-13 0-9-9-9-16-9-30 0-58 0-88 0-58 0-101 64-101 109 0 34 23 62 58 62 45 0 97-48 97-107 0-7 0-24-12-42 14 0 27 0 42 0zM58 162c-18 0-34-13-34-42 0-11 5-43 18-66 16-26 39-32 53-32 31 0 35 25 35 37 0 19-8 50-21 70-14 23-35 33-51 33z"><text:p/></draw:path><draw:path draw:style-name="gr180" draw:text-style-name="P67" svg:width="0.0469in" svg:height="0.0705in" svg:x="0.4508in" svg:y="0.0559in" svg:viewBox="0 0 120 180" svg:d="M120 130c-3 0-6 0-9 0-1 5-3 22-8 24-2 2-23 2-26 2-17 0-33 0-50 0 29-25 38-33 54-45 20-16 39-33 39-59 0-32-29-52-63-52s-57 23-57 48c0 14 12 15 14 15 7 0 15-5 15-15 0-4-2-14-16-14 9-19 27-25 40-25 26 0 40 22 40 43 0 24-16 43-25 53-22 21-43 41-65 64-3 2-3 3-3 11 37 0 75 0 112 0 2-17 6-34 8-50z"><text:p/></draw:path><draw:path draw:style-name="gr180" draw:text-style-name="P67" svg:width="0.0346in" svg:height="0.1516in" svg:x="0.5213in" svg:y="0.0673in" svg:viewBox="0 0 89 386" svg:d="M89 193c0-30-4-77-25-120-23-48-56-73-61-73-2 0-3 1-3 3 0 1 0 3 7 9 38 39 60 100 60 181 0 66-14 134-63 181-4 5-4 6-4 7 0 2 1 5 3 5 5 0 39-27 62-75 20-42 24-85 24-118z"><text:p/></draw:path><draw:path draw:style-name="gr180" draw:text-style-name="P67" svg:width="0.0173in" svg:height="0.0453in" svg:x="0.5846in" svg:y="0.165in" svg:viewBox="0 0 45 116" svg:d="M45 41c0-27-9-41-24-41-13 0-21 10-21 20 0 11 8 21 21 21 4 0 10-1 13-6 1 0 1-1 2-1 0 2 1 1 1 7 0 28-14 52-26 64-4 4-4 5-4 6 0 2 2 5 4 5 3 0 34-30 34-75z"><text:p/></draw:path><draw:path draw:style-name="gr180" draw:text-style-name="P67" svg:width="0.0386in" svg:height="0.0705in" svg:x="0.676in" svg:y="0.0512in" svg:viewBox="0 0 99 180" svg:d="M62 8c0-8-2-8-9-8-17 17-42 17-53 17 0 3 0 6 0 9 7 0 24 0 40-7 0 46 0 92 0 139 0 8 0 12-28 12-3 0-7 0-10 0 0 3 0 6 0 10 5 0 39-2 49-2 7 0 41 2 48 2 0-4 0-7 0-10-3 0-8 0-11 0-26 0-26-4-26-12 0-50 0-101 0-150z"><text:p/></draw:path><draw:path draw:style-name="gr180" draw:text-style-name="P67" svg:width="0.0736in" svg:height="0.0055in" svg:x="0.6579in" svg:y="0.1398in" svg:viewBox="0 0 188 15" svg:d="M93 15c-30 0-62 0-93 0 0-5 0-9 0-15 63 0 125 0 188 0 0 6 0 10 0 15-32 0-63 0-95 0z"><text:p/></draw:path><draw:path draw:style-name="gr180" draw:text-style-name="P67" svg:width="0.061in" svg:height="0.0465in" svg:x="0.6638in" svg:y="0.1862in" svg:viewBox="0 0 156 119" svg:d="M142 19c5 0 8 0 11-2 3-4 3-7 3-9 0-8-6-8-11-8-23 0-46 0-69 0-43 0-76 43-76 75 0 25 19 44 46 44 34 0 73-31 73-72 0-4 0-16-8-28 10 0 21 0 31 0zM46 112c-14 0-26-10-26-29 0-8 4-64 51-64 14 0 28 5 28 25 0 6-2 30-15 47-13 16-27 21-38 21z"><text:p/></draw:path><draw:path draw:style-name="gr180" draw:text-style-name="P67" svg:width="0.0862in" svg:height="0.0996in" svg:x="0.7579in" svg:y="0.1134in" svg:viewBox="0 0 220 254" svg:d="M46 237c-1 4-2 5-2 8 0 7 8 9 12 9 1 0 10-1 14-9 1-3 3-16 14-71 3 1 5 1 12 1 65 0 124-60 124-122 0-30-15-53-44-53-56 0-79 75-102 150-42-8-64-29-64-57 0-10 9-53 32-80 3-3 3-4 3-5s-1-4-4-4c-11 0-41 57-41 93s25 65 67 75c-7 21-14 43-21 65zM100 153c-3 0-4 0-8-1-4 0-4 0-4-1s7-36 8-42c12-50 41-87 76-87 27 0 37 21 37 40 0 44-50 91-109 91z"><text:p/></draw:path><draw:path draw:style-name="gr180" draw:text-style-name="P67" svg:width="0.035in" svg:height="0.1516in" svg:x="0.865in" svg:y="0.0673in" svg:viewBox="0 0 90 386" svg:d="M90 381c0-1 0-2-6-9-49-47-62-120-62-179 0-67 15-135 63-183 5-4 5-6 5-7 0-2-2-3-4-3-5 0-39 26-62 75-20 43-24 86-24 118 0 31 4 77 25 121 23 46 56 72 61 72 2 0 4-2 4-5z"><text:p/></draw:path><draw:path draw:style-name="gr180" draw:text-style-name="P67" svg:width="0.0563in" svg:height="0.0476in" svg:x="0.9323in" svg:y="0.0661in" svg:viewBox="0 0 144 122" svg:d="M54 90c-2 10-11 25-25 25-2 0-9 0-15-4 11-4 12-13 12-15 0-6-4-10-11-10s-15 7-15 16c0 14 15 20 29 20 12 0 23-7 29-20 7 15 22 20 32 20 32 0 49-34 49-42 0-3-4-3-5-3-4 0-4 1-5 5-6 18-22 33-38 33-10 0-16-8-16-18 0-7 6-32 14-62 6-21 18-27 26-27 2 0 9 0 16 3-9 3-12 11-12 15 0 6 4 10 11 10 5 0 14-5 14-16 0-16-16-20-27-20-14 0-25 9-31 20-5-12-17-20-32-20-31 0-47 33-47 42 0 3 3 3 4 3 3 0 3-1 4-4 8-21 25-33 38-33 9 0 16 4 16 17 0 6-3 19-5 29-4 12-7 24-10 36z"><text:p/></draw:path><draw:path draw:style-name="gr180" draw:text-style-name="P67" svg:width="0.0717in" svg:height="0.0047in" svg:x="1.0075in" svg:y="0.0835in" svg:viewBox="0 0 183 13" svg:d="M172 13c4 0 11 0 11-6 0-7-6-7-11-7-54 0-107 0-161 0-4 0-11 0-11 7 0 6 7 6 11 6 54 0 107 0 161 0z"><text:p/></draw:path><draw:path draw:style-name="gr180" draw:text-style-name="P67" svg:width="0.0634in" svg:height="0.0693in" svg:x="1.0965in" svg:y="0.0661in" svg:viewBox="0 0 162 177" svg:d="M1 163c-1 4-1 3-1 6 0 6 5 8 10 8 10 0 12-8 12-13 1-1 7-23 13-49 8 5 19 7 29 7 23 0 38-18 39-20 5 19 23 20 28 20 10 0 16-5 21-14 6-11 10-26 10-28 0-3-4-3-5-3-3 0-4 1-5 9-4 13-9 29-20 29-8 0-10-6-10-14 0-4 2-14 4-21 3-7 5-18 7-25 2-8 3-15 6-23 2-8 4-19 4-21 0-4-3-8-9-8-2 0-8 1-11 6-1 2-2 11-4 16-2 8-4 15-6 22-2 11-5 23-7 35-3 6-3 6-5 11-9 11-21 22-36 22-22 0-22-19-22-25s1-10 4-25c4-11 4-13 7-24 1-6 2-10 3-16 1-5 5-15 5-16 0-5-5-9-10-9-10 0-12 10-14 13-12 50-25 100-37 150z"><text:p/></draw:path><draw:path draw:style-name="gr180" draw:text-style-name="P67" svg:width="0.2378in" svg:height="0.0055in" svg:x="0.9272in" svg:y="0.1398in" svg:viewBox="0 0 605 15" svg:d="M302 15c-101 0-201 0-302 0 0-5 0-9 0-15 201 0 404 0 605 0 0 6 0 10 0 15-101 0-201 0-303 0z"><text:p/></draw:path><draw:path draw:style-name="gr180" draw:text-style-name="P67" svg:width="0.061in" svg:height="0.0465in" svg:x="1.0154in" svg:y="0.1862in" svg:viewBox="0 0 156 119" svg:d="M142 19c4 0 6 0 10-2 3-4 4-7 4-9 0-8-6-8-12-8-23 0-45 0-68 0-44 0-76 43-76 75 0 25 19 44 46 44 34 0 73-31 73-72 0-4 0-16-8-28 10 0 21 0 31 0zM46 112c-14 0-26-10-26-29 0-8 4-64 50-64 15 0 29 5 29 25 0 6-3 30-17 47-11 16-26 21-36 21z"><text:p/></draw:path><draw:path draw:style-name="gr180" draw:text-style-name="P67" svg:width="0.035in" svg:height="0.1516in" svg:x="1.1921in" svg:y="0.0673in" svg:viewBox="0 0 90 386" svg:d="M90 193c0-30-4-77-26-120-23-48-56-73-60-73-3 0-4 1-4 3 0 1 0 3 8 9 37 39 59 100 59 181 0 66-14 134-62 181-5 5-5 6-5 7 0 2 1 5 4 5 4 0 39-27 61-75 20-42 25-85 25-118z"><text:p/></draw:path><draw:path draw:style-name="gr180" draw:text-style-name="P67" svg:width="0.1008in" svg:height="0.035in" svg:x="1.2933in" svg:y="0.12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80" draw:text-style-name="P67" svg:width="0.0386in" svg:height="0.0705in" svg:x="1.6in" svg:y="0.0512in" svg:viewBox="0 0 99 180" svg:d="M62 8c0-8-2-8-9-8-17 17-42 17-53 17 0 3 0 6 0 9 7 0 24 0 40-7 0 46 0 92 0 139 0 8 0 12-28 12-3 0-7 0-10 0 0 3 0 6 0 10 5 0 38-2 49-2 7 0 41 2 48 2 0-4 0-7 0-10-3 0-8 0-11 0-26 0-26-4-26-12 0-50 0-101 0-150z"><text:p/></draw:path><draw:path draw:style-name="gr180" draw:text-style-name="P67" svg:width="0.3098in" svg:height="0.0055in" svg:x="1.4638in" svg:y="0.1398in" svg:viewBox="0 0 788 15" svg:d="M394 15c-131 0-263 0-394 0 0-5 0-9 0-15 263 0 525 0 788 0 0 6 0 10 0 15-131 0-263 0-394 0z"><text:p/></draw:path><draw:path draw:style-name="gr180" draw:text-style-name="P67" svg:width="0.061in" svg:height="0.0465in" svg:x="1.4701in" svg:y="0.2043in" svg:viewBox="0 0 156 119" svg:d="M142 18c4 0 8 0 10-1 4-4 4-8 4-9 0-8-6-8-11-8-23 0-46 0-69 0-44 0-76 43-76 75 0 25 19 44 46 44 34 0 73-31 73-72 0-4 0-16-8-29 10 0 21 0 31 0zM46 111c-14 0-26-10-26-28 0-8 4-65 51-65 14 0 28 5 28 26 0 4-2 29-15 47-13 15-27 20-38 20z"><text:p/></draw:path><draw:path draw:style-name="gr180" draw:text-style-name="P67" svg:width="0.0921in" svg:height="0.1063in" svg:x="1.548in" svg:y="0.1571in" svg:viewBox="0 0 235 271" svg:d="M95 241c-18-35-36-70-53-106-1-2-2-3-5-3-1 0-2 0-4 1-10 7-19 13-29 20-4 2-4 3-4 5s1 4 4 4c1 0 1 0 5-3 3-3 11-8 14-10 20 38 40 78 59 118 3 3 3 4 7 4 2 0 6 0 8-6 45-84 91-168 136-253 2-3 2-3 2-5 0-5-3-7-6-7-5 0-6 2-8 6-42 78-85 156-126 235z"><text:p/></draw:path><draw:path draw:style-name="gr180" draw:text-style-name="P67" svg:width="0.135in" svg:height="0.0047in" svg:x="1.6382in" svg:y="0.1571in" svg:viewBox="0 0 344 13" svg:d="M173 13c-58 0-116 0-173 0 0-4 0-9 0-13 114 0 230 0 344 0 0 4 0 9 0 13-57 0-114 0-171 0z"><text:p/></draw:path><draw:path draw:style-name="gr180" draw:text-style-name="P67" svg:width="0.0469in" svg:height="0.0705in" svg:x="1.6445in" svg:y="0.1803in" svg:viewBox="0 0 120 180" svg:d="M120 130c-3 0-6 0-9 0-1 5-3 22-8 24-2 2-23 2-26 2-17 0-33 0-50 0 29-25 38-33 54-45 20-16 39-33 39-59 0-32-29-52-63-52s-57 23-57 48c0 14 12 15 14 15 7 0 15-5 15-15 0-4-2-14-16-14 9-19 27-25 40-25 26 0 40 22 40 43 0 24-16 43-25 53-22 21-43 41-65 64-3 2-3 3-3 11 37 0 75 0 112 0 2-17 6-34 8-50z"><text:p/></draw:path><draw:path draw:style-name="gr180" draw:text-style-name="P67" svg:width="0.0634in" svg:height="0.0465in" svg:x="1.7035in" svg:y="0.2043in" svg:viewBox="0 0 162 119" svg:d="M71 18c11 0 22 0 33 0-4 16-9 41-9 62 0 11 1 18 2 25 4 13 9 14 12 14 6 0 13-6 13-12 0-2 0-3-2-6-6-10-10-25-10-48 0-5 0-16 3-35 11 0 23 0 34 0 6 0 8 0 10-1 5-4 5-8 5-9 0-8-7-8-11-8-34 0-69 0-103 0-11 0-18 2-30 13-7 7-18 21-18 23 0 4 3 4 4 4 4 0 4 0 6-3 13-19 30-19 36-19s11 0 17 0c-9 30-23 61-31 78-2 3-5 10-6 11 0 1-1 2-1 3 0 5 4 9 10 9 11 0 13-12 20-36 5-22 11-43 16-65z"><text:p/></draw:path><draw:path draw:style-name="gr180" draw:text-style-name="P67" svg:width="0.0579in" svg:height="0.0685in" svg:x="1.7984in" svg:y="0.1134in" svg:viewBox="0 0 148 175" svg:d="M55 82c11 0 40-2 59-9 27-12 29-34 29-40 0-18-14-33-41-33-43 0-102 37-102 105 0 39 23 70 62 70 55 0 86-41 86-46 0-2-2-5-4-5s-2 2-4 4c-31 38-73 38-78 38-30 0-33-32-33-45 0-4 0-16 5-39 7 0 14 0 21 0zM37 73c15-59 54-64 65-64 18 0 29 11 29 24 0 40-63 40-78 40-6 0-10 0-16 0z"><text:p/></draw:path><draw:path draw:style-name="gr180" draw:text-style-name="P67" svg:width="0.0717in" svg:height="0.0047in" svg:x="1.874in" svg:y="0.0862in" svg:viewBox="0 0 183 13" svg:d="M172 13c4 0 11 0 11-6 0-7-7-7-11-7-54 0-108 0-162 0-5 0-10 0-10 7 0 6 5 6 10 6 54 0 108 0 162 0z"><text:p/></draw:path><draw:path draw:style-name="gr180" draw:text-style-name="P67" svg:width="0.0307in" svg:height="0.0504in" svg:x="1.9866in" svg:y="0.024in" svg:viewBox="0 0 79 129" svg:d="M49 6c0-6-1-6-7-6-13 12-35 12-39 12-1 0-2 0-3 0 0 3 0 6 0 9 1 0 2 0 3 0 5 0 17-1 28-6 0 32 0 65 0 97 0 6 0 8-20 8-3 0-7 0-10 0 0 2 0 6 0 9 11-1 28-1 40-1 11 0 27 0 38 1 0-3 0-7 0-9-3 0-6 0-10 0-20 0-20-2-20-8 0-35 0-71 0-106z"><text:p/></draw:path><draw:path draw:style-name="gr180" draw:text-style-name="P67" svg:width="0.0512in" svg:height="0.0047in" svg:x="1.976in" svg:y="0.0862in" svg:viewBox="0 0 131 13" svg:d="M66 13c-22 0-44 0-66 0 0-4 0-9 0-13 44 0 87 0 131 0 0 4 0 9 0 13-22 0-43 0-65 0z"><text:p/></draw:path><draw:path draw:style-name="gr180" draw:text-style-name="P67" svg:width="0.0374in" svg:height="0.0504in" svg:x="1.9827in" svg:y="0.1016in" svg:viewBox="0 0 96 129" svg:d="M96 91c-3 0-6 0-8 0-1 4-2 16-6 18-2 1-17 1-20 1-13 0-26 0-38 0 12-10 27-21 39-28 16-12 33-24 33-43 0-26-23-39-51-39-26 0-45 15-45 34 0 10 8 11 11 11 5 0 11-3 11-11 0-6-4-11-11-11 5-9 16-14 30-14 18 0 34 11 34 30 0 16-11 28-26 40-15 14-31 28-47 41-2 1-2 1-2 2 0 2 0 5 0 7 30 0 59 0 89 0 2-12 4-25 7-38z"><text:p/></draw:path><draw:path draw:style-name="gr180" draw:text-style-name="P67" svg:width="0.035in" svg:height="0.1516in" svg:x="2.0606in" svg:y="0.013in" svg:viewBox="0 0 90 386" svg:d="M90 382c0-1 0-2-6-9-49-47-61-121-61-179 0-67 14-135 62-183 5-4 5-5 5-7 0-3-2-4-4-4-4 0-39 26-62 76-20 42-24 85-24 118 0 30 4 77 25 120 24 46 57 72 61 72 2 0 4-2 4-4z"><text:p/></draw:path><draw:path draw:style-name="gr180" draw:text-style-name="P67" svg:width="0.0441in" svg:height="0.0343in" svg:x="2.1307in" svg:y="0.0327in" svg:viewBox="0 0 113 88" svg:d="M101 10c-9 2-5 8-9 11 0 3 3 9 9 9s12-6 12-13c0-13-12-17-23-17-12 0-21 9-24 13-7-11-19-13-25-13-25 0-39 23-39 30 0 3 3 3 5 3 1 0 3 0 3-2 6-19 22-24 30-24 6 0 13 3 13 13 0 4-4 17-10 44-2 11-12 18-20 18-1 0-7 0-12-4 9-3 5-8 9-11 0-5-5-9-8-9-5 0-12 5-12 14 0 12 13 16 23 16s19-6 23-13c8 11 21 13 27 13 24 0 38-23 38-31 0-2-3-2-4-2-4 0-4 1-5 3-5 17-21 24-28 24s-15-3-15-14c0-2 0-3 3-10 3-14 7-35 9-38 3-6 9-13 19-13 3 1 7 0 11 3z"><text:p/></draw:path><draw:path draw:style-name="gr180" draw:text-style-name="P67" svg:width="0.0575in" svg:height="0.0039in" svg:x="2.1961in" svg:y="0.0453in" svg:viewBox="0 0 147 11" svg:d="M139 11c3 0 8 0 8-5 0-6-5-6-8-6-44 0-87 0-131 0-4 0-8 0-8 6 0 5 4 5 8 5 44 0 87 0 131 0z"><text:p/></draw:path><draw:path draw:style-name="gr180" draw:text-style-name="P67" svg:width="0.0504in" svg:height="0.05in" svg:x="2.2728in" svg:y="0.0327in" svg:viewBox="0 0 129 128" svg:d="M1 116c-1 3-1 4-1 5 0 5 4 7 8 7s7-2 10-9c3-13 1-6 4-19 1-6 3-12 4-18 8 5 17 6 25 6 12 0 22-6 30-14 4 11 17 14 23 14 8 0 13-4 17-11 5-8 8-18 8-20s-4-2-5-2c-3 0-3 1-4 4-3 15-9 23-16 23-5 0-7-5-7-12 0-3 6-26 14-57 0-2 0-3 0-4 0-5-3-7-7-7-7 0-8 7-11 12-2 9-2 9-4 17-1 9-4 19-5 25-2 5-2 6-5 10-6 8-15 16-28 16-10 0-19-5-19-18 0-5 1-9 3-14 1-9 2-10 5-18 1-4 2-9 3-13 0-4 2-11 2-12 0-4-2-7-7-7-8 0-9 8-11 10-8 35-17 70-26 106z"><text:p/></draw:path><draw:path draw:style-name="gr180" draw:text-style-name="P67" svg:width="0.2071in" svg:height="0.0047in" svg:x="2.1232in" svg:y="0.0862in" svg:viewBox="0 0 527 13" svg:d="M264 13c-88 0-176 0-264 0 0-4 0-9 0-13 176 0 351 0 527 0 0 4 0 9 0 13-88 0-175 0-263 0z"><text:p/></draw:path><draw:path draw:style-name="gr180" draw:text-style-name="P67" svg:width="0.0484in" svg:height="0.0335in" svg:x="2.2024in" svg:y="0.1189in" svg:viewBox="0 0 124 86" svg:d="M113 14c4 0 6 0 8-1 1-1 3-4 3-6 0-7-5-7-9-7-18 0-37 0-56 0-33 0-59 30-59 53 0 20 16 33 38 33 28 0 58-22 58-51 0-7-3-14-7-21 8 0 17 0 24 0zM38 79c-8 0-22-4-22-22 0-5 3-43 40-43 14 0 23 6 23 19 0 20-14 46-41 46z"><text:p/></draw:path><draw:path draw:style-name="gr180" draw:text-style-name="P67" svg:width="0.035in" svg:height="0.1516in" svg:x="2.3575in" svg:y="0.013in" svg:viewBox="0 0 90 386" svg:d="M90 194c0-31-4-77-25-121-24-48-57-73-61-73-2 0-4 2-4 4s0 3 8 9c37 39 59 99 59 181 0 66-14 134-62 182-5 4-5 5-5 6 0 2 2 4 4 4 4 0 39-27 62-74 20-43 24-86 24-118z"><text:p/></draw:path><draw:path draw:style-name="gr180" draw:text-style-name="P67" svg:width="0.0374in" svg:height="0.0504in" svg:x="2.415in" svg:y="0in" svg:viewBox="0 0 96 129" svg:d="M96 91c-3 0-6 0-8 0-1 5-2 16-6 18-2 1-17 1-20 1-13 0-26 0-38 0 12-9 27-20 39-27 17-13 33-24 33-44 0-25-23-39-51-39-26 0-45 15-45 34 0 10 9 12 11 12 5 0 11-3 11-12 0-6-4-10-11-11 5-9 18-14 30-14 18 0 35 11 35 30 0 16-12 28-27 41-15 14-31 27-47 40-2 2-2 2-2 3s0 4 0 6c30 0 60 0 90 0 2-12 3-25 6-38z"><text:p/></draw:path><draw:path draw:style-name="gr180" draw:text-style-name="P67" svg:width="0.0173in" svg:height="0.0453in" svg:x="2.4882in" svg:y="0.165in" svg:viewBox="0 0 45 116" svg:d="M45 41c0-27-10-41-25-41-12 0-20 10-20 20 0 11 8 21 20 21 5 0 10-1 14-6 1 0 1-1 1-1 1 0 1 1 1 7 0 28-13 52-26 64-5 4-5 5-5 6 0 2 3 5 5 5 4 0 35-30 35-75z"><text:p/></draw:path><draw:path draw:style-name="gr180" draw:text-style-name="P67" svg:width="0.0921in" svg:height="0.1035in" svg:x="2.5512in" svg:y="0.0776in" svg:viewBox="0 0 235 264" svg:d="M133 213c59-6 102-41 102-81 0-39-44-75-102-79 0-8 0-14 0-22 0-13 0-19 36-19 5 0 9 0 14 0 0-4 0-8 0-12-15 1-50 1-65 1-17 0-53 0-66-1 0 4 0 8 0 12 4 0 7 0 12 0 37 0 37 6 37 19 0 8 0 14 0 22-59 5-101 41-101 79 0 40 43 74 101 81 0 6 0 13 0 21 0 13 0 18-37 18-5 0-8 0-12 0 0 4 0 8 0 12 13-1 48-1 65-1 15 0 51 0 66 1 0-4 0-8 0-12-5 0-9 0-14 0-36 0-36-4-36-18 0-8 0-15 0-21zM101 204c-55-8-61-48-61-72 0-20 3-63 61-70 0 47 0 94 0 142zM133 61c53 6 64 41 64 71 0 23-6 65-64 72 0-49 0-96 0-143z"><text:p/></draw:path><draw:path draw:style-name="gr180" draw:text-style-name="P67" svg:width="0.035in" svg:height="0.1516in" svg:x="2.6673in" svg:y="0.0673in" svg:viewBox="0 0 90 386" svg:d="M90 381c0-1 0-2-6-9-49-47-61-120-61-179 0-67 14-135 62-183 5-4 5-6 5-7 0-2-2-3-4-3-4 0-39 26-62 75-19 43-24 86-24 118 0 31 4 77 26 121 23 46 56 72 60 72 2 0 4-2 4-5z"><text:p/></draw:path><draw:path draw:style-name="gr180" draw:text-style-name="P67" svg:width="0.0567in" svg:height="0.0476in" svg:x="2.735in" svg:y="0.0661in" svg:viewBox="0 0 145 122" svg:d="M55 90c-3 10-12 25-25 25-1 0-10 0-16-4 11-4 12-13 12-15 0-6-4-10-11-10s-15 7-15 16c0 14 15 20 29 20 12 0 23-7 30-20 6 15 21 20 32 20 31 0 48-34 48-42 0-3-4-3-5-3-3 0-3 1-4 5-7 18-22 33-38 33-11 0-16-8-16-18 0-7 6-32 14-62 6-21 18-27 27-27 4 1 8 0 14 3-9 3-12 11-12 15 0 6 4 10 11 10 6 0 15-5 15-16 0-16-17-20-28-20-14 0-25 9-30 20-6-12-18-20-33-20-30 0-47 33-47 42 0 3 3 3 4 3 3 0 3-1 5-4 7-21 24-33 37-33 10 0 16 4 16 17 0 6-3 19-5 29-4 12-6 24-9 36z"><text:p/></draw:path><draw:path draw:style-name="gr180" draw:text-style-name="P67" svg:width="0.072in" svg:height="0.0047in" svg:x="2.8102in" svg:y="0.0835in" svg:viewBox="0 0 184 13" svg:d="M173 13c4 0 11 0 11-6 0-7-7-7-11-7-54 0-108 0-162 0-4 0-11 0-11 7 0 6 7 6 11 6 54 0 108 0 162 0z"><text:p/></draw:path><draw:path draw:style-name="gr180" draw:text-style-name="P67" svg:width="0.063in" svg:height="0.0693in" svg:x="2.8996in" svg:y="0.0661in" svg:viewBox="0 0 161 177" svg:d="M1 163c-1 4-1 3-1 6 0 6 4 8 9 8 10 0 12-8 13-13 0-1 5-23 12-49 9 5 20 7 29 7 24 0 38-18 39-20 6 19 24 20 28 20 10 0 16-5 22-14 5-11 9-26 9-28 0-3-4-3-5-3-3 0-3 1-5 9-4 13-9 29-20 29-7 0-9-6-9-14 0-4 2-14 4-21s5-18 6-25c2-8 4-15 7-23 1-8 4-19 4-21 0-4-4-8-9-8-3 0-9 1-11 6-1 2-3 11-4 16-2 8-5 15-7 22-2 11-5 23-8 35-2 6-2 6-4 11-9 11-21 22-36 22-22 0-22-19-22-25s1-10 4-25c3-11 3-13 7-24 1-6 2-10 3-16 2-5 4-15 4-16 0-5-3-9-8-9-10 0-12 10-14 13-12 50-25 100-37 150z"><text:p/></draw:path><draw:path draw:style-name="gr180" draw:text-style-name="P67" svg:width="0.2378in" svg:height="0.0055in" svg:x="2.7299in" svg:y="0.1398in" svg:viewBox="0 0 605 15" svg:d="M302 15c-101 0-201 0-302 0 0-5 0-9 0-15 201 0 404 0 605 0 0 6 0 10 0 15-101 0-201 0-303 0z"><text:p/></draw:path><draw:path draw:style-name="gr180" draw:text-style-name="P67" svg:width="0.061in" svg:height="0.0465in" svg:x="2.8181in" svg:y="0.1862in" svg:viewBox="0 0 156 119" svg:d="M142 19c5 0 8 0 10-2 4-4 4-7 4-9 0-8-6-8-11-8-23 0-46 0-69 0-43 0-76 43-76 75 0 25 19 44 46 44 34 0 73-31 73-72 0-4 0-16-8-28 10 0 21 0 31 0zM46 112c-14 0-26-10-26-29 0-8 4-64 51-64 14 0 28 5 28 25 0 6-2 30-15 47-13 16-27 21-38 21z"><text:p/></draw:path><draw:path draw:style-name="gr180" draw:text-style-name="P67" svg:width="0.035in" svg:height="0.1516in" svg:x="2.9949in" svg:y="0.0673in" svg:viewBox="0 0 90 386" svg:d="M90 193c0-30-4-77-25-120-23-48-57-73-61-73-2 0-4 1-4 3 0 1 0 3 8 9 38 39 60 100 60 181 0 66-14 134-63 181-5 5-5 6-5 7 0 2 2 5 4 5 4 0 39-27 62-75 20-42 24-85 24-118z"><text:p/></draw:path><draw:path draw:style-name="gr180" draw:text-style-name="P67" svg:width="0.0173in" svg:height="0.0453in" svg:x="3.0587in" svg:y="0.165in" svg:viewBox="0 0 45 116" svg:d="M45 41c0-27-9-41-24-41-13 0-21 10-21 20 0 11 8 21 21 21 4 0 10-1 13-6 1 0 1-1 2-1 0 2 1 1 1 7 0 28-14 52-26 64-4 4-4 5-4 6 0 2 2 5 3 5 4 0 35-30 35-75z"><text:p/></draw:path><draw:path draw:style-name="gr180" draw:text-style-name="P67" svg:width="0.0819in" svg:height="0.0996in" svg:x="3.1177in" svg:y="0.1134in" svg:viewBox="0 0 209 254" svg:d="M77 35c2-9 7-23 7-25 0-7-6-10-13-10-1 0-11 0-15 14-19 75-36 149-55 224-1 4-1 3-1 5 0 7 4 11 11 11 8 0 12-7 13-8 1-4 7-24 21-83 12 10 30 12 37 12 28 0 43-17 52-29 3 18 18 29 35 29 14 0 22-9 29-21 7-14 11-37 11-38 0-5-3-5-4-5-4 0-5 2-6 8-7 24-13 47-30 47-10 0-11-10-11-17 0-9 5-27 8-40 3-14 8-27 11-42 1-6 4-21 7-26 1-9 5-24 5-27 0-6-5-10-11-10-2 0-12 0-15 14-6 24-12 48-18 72-5 19-10 36-11 39 0 2-19 37-49 37-20 0-29-12-29-33 0-12 2-22 6-33 5-22 9-43 15-65z"><text:p/></draw:path><draw:path draw:style-name="gr180" draw:text-style-name="P67" svg:width="0.0173in" svg:height="0.0453in" svg:x="3.2177in" svg:y="0.165in" svg:viewBox="0 0 45 116" svg:d="M45 41c0-27-9-41-24-41-13 0-21 10-21 20 0 11 8 21 21 21 4 0 10-1 13-6 1 0 1-1 2-1 0 2 1 1 1 7 0 28-14 52-26 64-4 4-4 5-4 6 0 2 2 5 3 5 4 0 35-30 35-75z"><text:p/></draw:path><draw:path draw:style-name="gr180" draw:text-style-name="P67" svg:width="0.0795in" svg:height="0.0669in" svg:x="3.2783in" svg:y="0.1161in" svg:viewBox="0 0 203 171" svg:d="M185 22c5 0 18 0 18-13 0-9-7-9-14-9-30 0-58 0-88 0-58 0-101 64-101 109 0 34 22 62 57 62 46 0 97-48 97-107 0-7 0-24-11-42 14 0 27 0 42 0zM58 162c-20 0-35-13-35-42 0-11 6-43 19-66 16-26 39-32 53-32 31 0 35 25 35 37 0 19-8 50-21 70-16 23-36 33-51 33z"><text:p/></draw:path><draw:path draw:style-name="gr180" draw:text-style-name="P67" svg:width="0.0469in" svg:height="0.0705in" svg:x="3.3717in" svg:y="0.0559in" svg:viewBox="0 0 120 180" svg:d="M120 130c-3 0-7 0-10 0 0 5-3 22-7 24-2 2-23 2-26 2-17 0-34 0-51 0 29-25 39-33 55-45 20-16 39-33 39-59 0-32-29-52-64-52-33 0-56 23-56 48 0 14 12 15 14 15 7 0 15-5 15-15 0-4-3-14-16-14 8-19 27-25 40-25 26 0 40 22 40 43 0 24-16 43-25 53-22 21-43 41-65 64-3 2-3 3-3 11 37 0 74 0 111 0 3-17 6-34 9-50z"><text:p/></draw:path></draw:g></draw:g></text:span><text:span text:style-name="T12"><text:s/></text:span></text:p>
            <text:p text:style-name="P3"><draw:g text:anchor-type="as-char" svg:y="-0.1256in" draw:z-index="234" draw:name="Shape19" draw:style-name="gr178"><svg:title>TexMaths</svg:title><svg:desc>11§inline§X_i \sim N(\mu_i , \sigma_i^2) \implies X_1 + ... + X_n \sim N(\mu_1 + ... + \mu_n,  \sigma_1^2 + ... + \sigma_n^2 ) §svg§600§FALSE§</svg:desc><draw:g draw:style-name="gr2"><draw:path draw:style-name="gr179" draw:text-style-name="P66" svg:width="4.4835in" svg:height="0.15in" svg:x="0.0039in" svg:y="0.0079in" svg:viewBox="0 0 11389 382" svg:d="M5695 382c-1899 0-3796 0-5695 0 0-128 0-254 0-382 3796 0 7593 0 11389 0 0 128 0 254 0 382-1897 0-3796 0-5694 0z"><text:p/></draw:path><draw:path draw:style-name="gr180" draw:text-style-name="P67" svg:width="0.1248in" svg:height="0.1028in" svg:x="0.0004in" svg:y="0.0228in" svg:viewBox="0 0 318 262" svg:d="M177 105c-11-27-22-52-33-77-1-3-1-4-2-5 0-2 7-10 23-11 4-1 8-1 8-8 0-4-5-4-6-4-16 0-33 1-48 1-10 0-34-1-44-1-2 0-7 0-7 8 0 4 4 4 9 4 23 0 25 3 29 12 15 37 30 72 46 108-28 29-54 57-82 87-2 1-3 2-5 5-19 19-37 25-57 26-5 1-8 1-8 8 0 1 0 4 4 4 13 0 25-1 37-1 14 0 29 1 44 1 2 0 6 0 6-8 0-3-3-2-4-4-3 0-15-1-15-12 0-6 5-12 9-16 14-14 27-28 40-41 12-14 23-26 35-38 13 30 26 61 39 90 2 5 2 5 2 6 0 3-8 10-22 11-4 1-8 1-8 8 0 4 4 4 6 4 11 0 37-1 48-1 10 0 33 1 43 1 3 0 8 0 8-6s-5-6-8-6c-25 0-26-1-33-17-14-35-41-94-49-117 26-28 67-74 79-84 11-10 25-19 49-20 5-1 8-1 8-8 0-1 0-4-4-4-13 0-25 1-37 1-14 0-29-1-43-1-2 0-7 0-7 8 0 2 2 3 4 4 3 0 15 1 15 12 0 6-4 10-6 13-21 22-42 45-63 68z"><text:p/></draw:path><draw:path draw:style-name="gr180" draw:text-style-name="P67" svg:width="0.0315in" svg:height="0.0713in" svg:x="0.1272in" svg:y="0.0783in" svg:viewBox="0 0 81 182" svg:d="M75 10c0-3-3-10-11-10-7 0-16 7-16 15 0 5 5 10 11 10 8 0 16-7 16-15zM20 148c-1 3-2 6-2 11 0 13 11 23 25 23 27 0 38-38 38-41 0-4-2-3-3-4-4 0-4 2-5 5-7 21-19 32-29 32-5 0-7-3-7-9s2-12 5-17c2-8 5-15 8-22 3-6 13-31 13-35 1-2 2-5 2-8 0-13-11-22-25-22-28 0-40 36-40 40s3 4 4 4c5 0 5-1 6-5 7-23 19-33 29-33 4 0 6 2 6 10 0 7-1 10-9 28-5 14-11 28-16 43z"><text:p/></draw:path><draw:path draw:style-name="gr180" draw:text-style-name="P67" svg:width="0.1016in" svg:height="0.035in" svg:x="0.2236in" svg:y="0.0697in" svg:viewBox="0 0 259 90" svg:d="M259 12c0-9-3-12-6-12-2 0-5 2-5 10-3 37-28 58-54 58-25 0-43-16-63-33-19-17-40-35-66-35-42 0-65 42-65 77 0 12 3 8 6 12 4 0 5-7 5-9 2-41 31-59 54-59 24 0 43 16 63 33 19 18 39 36 66 36 41 0 65-43 65-78z"><text:p/></draw:path><draw:path draw:style-name="gr180" draw:text-style-name="P67" svg:width="0.128in" svg:height="0.1028in" svg:x="0.3819in" svg:y="0.0228in" svg:viewBox="0 0 326 262" svg:d="M277 41c4-16 10-28 42-29 1 0 7-1 7-8 0-1 0-4-6-4-13 0-26 1-39 1s-27-1-39-1c-2 0-8 0-8 8 0 4 5 4 8 4 22 0 26 8 26 17 0 1-1 6-2 8-14 57-28 114-43 171-28-67-57-133-85-200-3-8-4-8-13-8-17 0-34 0-51 0-8 0-11 0-11 8 0 4 3 4 11 4 2 0 26 0 26 3-17 69-34 138-52 207-4 15-11 27-41 28-3 0-7 1-7 8 0 3 1 4 4 4 13 0 27-1 39-1 13 0 27 1 41 1 1 0 6 0 6-8 0-3-3-4-7-4-24 0-26-9-26-17 0-3 0-4 1-7 17-69 34-137 51-204 2 2 2 3 4 7 32 76 64 152 96 227 3 5 4 6 8 6s4-1 5-8c19-70 37-142 55-213z"><text:p/></draw:path><draw:path draw:style-name="gr180" draw:text-style-name="P67" svg:width="0.035in" svg:height="0.1512in" svg:x="0.5295in" svg:y="0.0118in" svg:viewBox="0 0 90 385" svg:d="M90 381c0-1 0-2-6-8-49-49-61-122-61-179 0-67 14-135 62-183 5-4 5-5 5-7 0-3-1-4-4-4s-39 26-61 76c-19 42-25 85-25 118 0 30 4 75 26 119 24 47 57 72 60 72s4-1 4-4z"><text:p/></draw:path><draw:path draw:style-name="gr180" draw:text-style-name="P67" svg:width="0.0819in" svg:height="0.0992in" svg:x="0.5787in" svg:y="0.0591in" svg:viewBox="0 0 209 253" svg:d="M77 35c2-7 7-22 7-24 0-7-5-11-11-11-3 0-12 1-17 14-19 74-36 149-55 223-1 4-1 4-1 5 0 7 4 11 11 11 8 0 12-6 13-8 1-4 7-23 21-82 13 11 30 12 38 12 27 0 42-18 51-29 4 18 18 29 35 29 14 0 22-9 29-21 7-14 11-37 11-38 0-4-3-4-4-4-4 0-5 1-6 7-6 25-13 47-30 47-9 0-11-10-11-17 0-9 5-27 8-40 3-14 8-29 11-42 1-5 5-21 7-26 2-9 5-23 5-26 0-7-5-11-11-11-2 0-12 2-15 14-6 24-12 48-18 72-5 19-9 36-11 40 0 1-18 36-49 36-20 0-29-12-29-33 0-11 2-22 6-33 5-22 10-43 15-65z"><text:p/></draw:path><draw:path draw:style-name="gr180" draw:text-style-name="P67" svg:width="0.0315in" svg:height="0.0713in" svg:x="0.6709in" svg:y="0.0783in" svg:viewBox="0 0 81 182" svg:d="M75 10c0-3-3-10-11-10s-16 7-16 15c0 5 4 10 11 10 8 0 16-7 16-15zM20 148c-1 3-3 6-3 11 0 13 11 23 26 23 26 0 38-38 38-41 0-4-3-4-4-4-3 0-4 2-4 5-7 21-19 32-30 32-4 0-7-3-7-9s3-12 5-17c3-8 5-15 9-22 2-6 12-31 13-35 1-2 2-5 2-8 0-13-11-22-26-22-27 0-39 36-39 40s3 4 4 4c4 0 4-1 5-5 8-23 19-33 30-33 3 0 6 2 6 10 0 7-2 10-9 28-5 14-11 28-16 43z"><text:p/></draw:path><draw:path draw:style-name="gr180" draw:text-style-name="P67" svg:width="0.0173in" svg:height="0.0453in" svg:x="0.7295in" svg:y="0.1094in" svg:viewBox="0 0 45 116" svg:d="M45 41c0-26-9-41-24-41-13 0-21 10-21 21 0 10 8 20 21 20 4 0 10-1 13-5 1-1 1-1 2-1 0 2 1 0 1 6 0 28-14 52-26 64-4 4-4 5-4 6 0 2 2 5 3 5 4 0 35-30 35-75z"><text:p/></draw:path><draw:path draw:style-name="gr180" draw:text-style-name="P67" svg:width="0.0799in" svg:height="0.0669in" svg:x="0.7902in" svg:y="0.061in" svg:viewBox="0 0 204 171" svg:d="M185 22c5 0 19 0 19-12 0-10-8-10-15-10-29 0-58 0-88 0-58 0-101 64-101 110 0 33 22 61 57 61 46 0 97-47 97-106 0-7 0-25-11-43 14 0 28 0 42 0zM58 162c-19 0-35-13-35-42 0-11 6-43 19-65 16-27 39-33 53-33 32 0 35 26 35 37 0 19-8 51-21 71-15 22-36 32-51 32z"><text:p/></draw:path><draw:path draw:style-name="gr180" draw:text-style-name="P67" svg:width="0.0469in" svg:height="0.0705in" svg:x="0.8831in" svg:y="0.0004in" svg:viewBox="0 0 120 180" svg:d="M120 130c-3 0-7 0-10 0 0 7-3 22-7 25-2 1-23 1-26 1-16 0-34 0-51 0 29-25 39-32 55-45 20-15 39-33 39-58 0-33-29-53-64-53-33 0-56 24-56 48 0 15 12 16 14 16 7 0 15-5 15-14 0-6-3-15-16-15 8-20 27-25 40-25 26 0 41 21 41 43 0 23-17 42-26 52-22 21-43 41-65 64-3 3-3 3-3 11 37 0 74 0 111 0 3-17 6-34 9-50z"><text:p/></draw:path><draw:path draw:style-name="gr180" draw:text-style-name="P67" svg:width="0.0315in" svg:height="0.0713in" svg:x="0.8764in" svg:y="0.0949in" svg:viewBox="0 0 81 182" svg:d="M75 10c0-4-3-10-11-10s-16 7-16 14c0 5 4 11 11 11 8 0 16-7 16-15zM20 148c-1 3-3 6-3 11 0 12 11 23 26 23 26 0 38-38 38-42 0-3-3-3-4-3-3 0-4 2-4 4-7 22-19 33-30 33-4 0-7-3-7-10 0-5 3-11 5-16 3-8 5-16 9-22 2-7 12-31 13-35 1-3 2-5 2-8 0-13-11-24-26-24-27 0-39 38-39 42s3 4 4 4c4 0 4-1 5-5 8-23 19-33 30-33 3 0 6 2 6 10 0 6-2 10-9 27-5 14-11 28-16 44z"><text:p/></draw:path><draw:path draw:style-name="gr180" draw:text-style-name="P67" svg:width="0.035in" svg:height="0.1512in" svg:x="0.9531in" svg:y="0.0118in" svg:viewBox="0 0 90 385" svg:d="M90 194c0-31-4-77-25-121-23-48-57-73-61-73-2 0-4 2-4 4s0 3 8 9c37 39 59 99 59 181 0 64-14 132-61 180-6 5-6 6-6 7 0 2 2 4 4 4 4 0 39-26 62-76 20-41 24-83 24-115z"><text:p/></draw:path><draw:path draw:style-name="gr180" draw:text-style-name="P67" svg:width="0.1008in" svg:height="0.035in" svg:x="1.0972in" svg:y="0.0697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80" draw:text-style-name="P67" svg:width="0.1346in" svg:height="0.0835in" svg:x="1.1898in" svg:y="0.0461in" svg:viewBox="0 0 343 213" svg:d="M260 77c16 13 36 23 48 30-13 5-33 15-48 30-82 0-164 0-246 0-6 0-14 0-14 7 0 8 8 8 14 8 76 0 152 0 228 0-19 18-38 52-38 56 0 5 5 5 7 5 4 0 6 0 7-4 9-14 20-35 45-57 26-23 52-34 73-40 6-2 6-3 7-3 0-1 0-2 0-2 0-1 0-2 0-3h-1c-1-2-1-2-9-4-51-15-90-50-112-91-4-8-4-9-10-9-2 0-7 0-7 4 0 6 19 39 38 58-76 0-152 0-228 0-6 0-14 0-14 7 0 8 8 8 14 8 82 0 164 0 246 0z"><text:p/></draw:path><draw:path draw:style-name="gr180" draw:text-style-name="P67" svg:width="0.1252in" svg:height="0.1028in" svg:x="1.4224in" svg:y="0.0228in" svg:viewBox="0 0 319 262" svg:d="M177 105c-11-27-21-52-32-77-2-3-1-4-2-5 0-2 7-10 22-11 4-1 9-1 9-8 0-4-6-4-7-4-15 0-32 1-48 1-10 0-34-1-43-1-2 0-8 0-8 8 0 4 5 4 9 4 23 0 26 3 30 12 15 37 29 72 45 108-28 29-54 57-82 87-2 1-3 2-5 5-19 19-36 25-56 26-6 1-9 1-9 8 0 1 0 4 6 4 11 0 24-1 36-1 14 0 28 1 43 1 2 0 6 0 6-8 0-3-3-4-4-4-3 0-15-1-15-12 0-6 5-12 11-16 13-14 25-28 38-41 12-14 23-26 35-38 13 30 27 61 40 90 1 5 1 5 1 6 0 3-7 10-22 11-4 1-8 1-8 8 0 4 5 4 6 4 11 0 38-1 48-1s34 1 43 1c3 0 8 0 8-6s-4-6-7-6c-26 0-26-1-33-17-15-35-42-94-50-117 26-28 67-74 79-84 11-10 26-19 49-20 6-1 9-1 9-8 0-1 0-4-5-4-11 0-25 1-37 1-14 0-28-1-43-1-2 0-7 0-7 8 0 2 2 3 5 4 3 0 16 1 16 12 0 6-5 10-8 13-21 22-42 45-63 68z"><text:p/></draw:path><draw:path draw:style-name="gr180" draw:text-style-name="P67" svg:width="0.0382in" svg:height="0.0705in" svg:x="1.5563in" svg:y="0.0783in" svg:viewBox="0 0 98 180" svg:d="M61 8c0-8 0-8-8-8-18 17-42 18-53 18 0 3 0 5 0 8 6 0 24 0 39-6 0 46 0 91 0 137 0 9 0 13-27 13-3 0-8 0-11 0 0 3 0 6 0 10 6-2 39-2 49-2 8 0 42 0 48 2 0-4 0-7 0-10-3 0-7 0-10 0-27 0-27-4-27-13 0-50 0-100 0-149z"><text:p/></draw:path><draw:path draw:style-name="gr180" draw:text-style-name="P67" svg:width="0.1008in" svg:height="0.1004in" svg:x="1.6551in" svg:y="0.0374in" svg:viewBox="0 0 257 256" svg:d="M136 137c37 0 72 0 108 0 6 0 13 0 13-8s-7-8-13-8c-36 0-71 0-108 0 0-36 0-73 0-109 0-4 0-12-7-12-8 0-8 8-8 12 0 36 0 73 0 109-36 0-71 0-108 0-5 0-13 0-13 8s8 8 13 8c37 0 72 0 108 0 0 35 0 71 0 106 0 6 0 13 8 13 7 0 7-7 7-13 0-35 0-71 0-106z"><text:p/></draw:path><draw:path draw:style-name="gr180" draw:text-style-name="P67" svg:width="0.0157in" svg:height="0.0157in" svg:x="1.8118in" svg:y="0.1094in" svg:viewBox="0 0 41 41" svg:d="M41 21c0-12-9-21-20-21s-21 9-21 21c0 11 10 20 21 20s20-9 20-20z"><text:p/></draw:path><draw:path draw:style-name="gr180" draw:text-style-name="P67" svg:width="0.0157in" svg:height="0.0157in" svg:x="1.8543in" svg:y="0.1094in" svg:viewBox="0 0 41 41" svg:d="M41 21c0-12-10-21-21-21-12 0-20 9-20 21 0 11 8 20 20 20 11 0 21-9 21-20z"><text:p/></draw:path><draw:path draw:style-name="gr180" draw:text-style-name="P67" svg:width="0.0161in" svg:height="0.0157in" svg:x="1.8961in" svg:y="0.1094in" svg:viewBox="0 0 42 41" svg:d="M42 21c0-12-10-21-21-21s-21 9-21 21c0 11 10 20 21 20s21-9 21-20z"><text:p/></draw:path><draw:path draw:style-name="gr180" draw:text-style-name="P67" svg:width="0.1004in" svg:height="0.1004in" svg:x="1.9681in" svg:y="0.0374in" svg:viewBox="0 0 256 256" svg:d="M136 137c37 0 72 0 108 0 6 0 12 0 12-8s-6-8-12-8c-36 0-71 0-108 0 0-36 0-73 0-109 0-4 0-12-7-12-8 0-8 8-8 12 0 36 0 73 0 109-36 0-73 0-109 0-5 0-12 0-12 8s7 8 12 8c36 0 73 0 109 0 0 35 0 71 0 106 0 6 0 13 8 13 7 0 7-7 7-13 0-35 0-71 0-106z"><text:p/></draw:path><draw:path draw:style-name="gr180" draw:text-style-name="P67" svg:width="0.1248in" svg:height="0.1028in" svg:x="2.1157in" svg:y="0.0228in" svg:viewBox="0 0 318 262" svg:d="M177 105c-11-27-22-52-33-77-1-3-1-4-2-5 0-2 7-10 23-11 4-1 8-1 8-8 0-4-5-4-6-4-15 0-33 1-48 1-10 0-34-1-44-1-2 0-7 0-7 8 0 4 4 4 9 4 23 0 25 3 29 12 15 37 30 72 46 108-28 29-54 57-82 87-2 1-3 2-5 5-19 19-37 25-56 26-6 1-9 1-9 8 0 1 0 4 4 4 13 0 25-1 37-1 14 0 29 1 44 1 2 0 6 0 6-8 0-3-3-4-4-4-3 0-15-1-15-12 0-6 5-12 9-16 14-14 27-28 40-41 12-14 23-26 35-38 13 30 26 61 39 90 2 5 2 5 2 6 0 3-8 10-22 11-4 1-8 1-8 8 0 4 4 4 6 4 11 0 37-1 48-1 10 0 33 1 43 1 3 0 8 0 8-6s-5-6-7-6c-26 0-27-1-34-17-14-35-41-94-49-117 26-28 67-74 79-84 11-10 26-19 49-20 5-1 8-1 8-8 0-1 0-4-4-4-13 0-25 1-37 1-14 0-29-1-43-1-2 0-7 0-7 8 0 2 2 3 4 4 3 0 15 1 15 12 0 6-4 10-6 13-21 22-42 45-63 68z"><text:p/></draw:path><draw:path draw:style-name="gr180" draw:text-style-name="P67" svg:width="0.0646in" svg:height="0.0472in" svg:x="2.2425in" svg:y="0.102in" svg:viewBox="0 0 165 121" svg:d="M20 101c-1 4-1 7-2 11 0 7 4 9 8 9 6 0 10-3 11-5 2-3 4-11 5-17 2-5 4-17 6-25 2-6 4-11 5-18 3-11 3-13 11-24s21-25 41-25c15 0 16 14 16 19 0 16-12 47-16 58-4 7-4 10-4 14 0 14 11 23 26 23 26 0 38-37 38-41s-3-4-4-4c-4 0-4 2-5 6-6 20-18 31-28 31-7 0-8-3-8-8 0-7 2-10 7-22 3-9 14-38 14-52 0-27-21-31-35-31-22 0-38 13-45 24-3-18-19-24-30-24s-18 8-21 14c-7 10-10 26-10 27 0 3 3 3 4 3 5 0 5 0 7-8 3-16 9-29 20-29 6 0 9 6 9 13 0 5-3 15-5 23-2 7-4 18-6 24-4 11-6 22-9 34z"><text:p/></draw:path><draw:path draw:style-name="gr180" draw:text-style-name="P67" svg:width="0.1008in" svg:height="0.035in" svg:x="2.3709in" svg:y="0.0697in" svg:viewBox="0 0 257 90" svg:d="M257 12c0-9-2-12-5-12-2 0-4 2-6 10-1 37-26 58-53 58-25 0-43-16-62-33-20-17-40-35-66-35-43 0-65 42-65 77 0 12 4 12 6 12 3 0 5-7 5-9 1-41 30-59 54-59s43 16 62 33c19 18 39 36 66 36 41 0 64-43 64-78z"><text:p/></draw:path><draw:path draw:style-name="gr180" draw:text-style-name="P67" svg:width="0.128in" svg:height="0.1028in" svg:x="2.5291in" svg:y="0.0228in" svg:viewBox="0 0 326 262" svg:d="M277 41c4-16 11-28 42-29 2 0 7-1 7-8 0-1 0-4-6-4-12 0-26 1-38 1-14 0-27-1-40-1-2 0-7 0-7 8 0 4 4 4 7 4 22 0 26 8 26 17 0 1-1 6-1 8-14 57-29 114-44 171-28-67-56-133-84-200-4-8-4-8-12-8-18 0-36 0-53 0-8 0-11 0-11 8 0 4 3 4 11 4 2 0 26 0 26 3-17 69-34 138-52 207-4 15-11 27-41 28-3 0-7 1-7 8 0 3 2 4 6 4 12 0 25-1 38-1s26 1 40 1c2 0 6 0 6-8 0-3-3-4-7-4-22 0-26-9-26-17 0-3 0-4 1-7 18-69 34-137 52-204 1 2 1 3 3 7 32 76 64 152 96 227 3 5 4 6 8 6s4-1 6-8c18-70 37-142 54-213z"><text:p/></draw:path><draw:path draw:style-name="gr180" draw:text-style-name="P67" svg:width="0.0346in" svg:height="0.1512in" svg:x="2.6772in" svg:y="0.0118in" svg:viewBox="0 0 89 385" svg:d="M89 381c0-1 0-2-6-8-49-49-61-122-61-179 0-67 14-135 63-183 4-4 4-5 4-7 0-3-1-4-3-4-5 0-39 26-62 76-20 42-24 85-24 118 0 30 4 75 25 119 23 47 56 72 61 72 2 0 3-1 3-4z"><text:p/></draw:path><draw:path draw:style-name="gr180" draw:text-style-name="P67" svg:width="0.0823in" svg:height="0.0992in" svg:x="2.7256in" svg:y="0.0591in" svg:viewBox="0 0 210 253" svg:d="M78 35c2-7 6-22 6-24 0-7-5-11-11-11-1 0-12 1-16 14-18 74-37 149-56 223-1 4-1 4-1 5 0 7 4 11 11 11 8 0 13-6 13-8 2-4 7-23 22-82 12 11 30 12 38 12 26 0 41-18 50-29 5 18 19 29 35 29 14 0 22-9 29-21 7-14 12-37 12-38 0-4-4-4-5-4-4 0-4 1-5 7-6 25-14 47-29 47-11 0-13-10-13-17 0-9 5-27 8-40 3-14 8-29 11-42 1-5 6-21 7-26 2-9 5-23 5-26 0-7-5-11-11-11-2 0-12 2-15 14-6 24-12 48-18 72-4 19-9 36-10 40-1 1-18 36-50 36-19 0-29-12-29-33 0-11 3-22 6-33 5-22 11-43 16-65z"><text:p/></draw:path><draw:path draw:style-name="gr180" draw:text-style-name="P67" svg:width="0.0386in" svg:height="0.0705in" svg:x="2.8244in" svg:y="0.0783in" svg:viewBox="0 0 99 180" svg:d="M62 8c0-8-1-8-9-8-17 17-42 18-53 18 0 3 0 5 0 8 7 0 24 0 40-6 0 46 0 91 0 137 0 9 0 13-28 13-3 0-6 0-10 0 0 3 0 6 0 10 5-2 39-2 49-2 7 0 41 0 48 2 0-4 0-7 0-10-3 0-8 0-11 0-26 0-26-4-26-13 0-50 0-100 0-149z"><text:p/></draw:path><draw:path draw:style-name="gr180" draw:text-style-name="P67" svg:width="0.1008in" svg:height="0.1004in" svg:x="2.9236in" svg:y="0.0374in" svg:viewBox="0 0 257 256" svg:d="M136 137c37 0 72 0 108 0 6 0 13 0 13-8s-7-8-13-8c-36 0-71 0-108 0 0-36 0-73 0-109 0-4 0-12-7-12-8 0-8 8-8 12 0 36 0 73 0 109-36 0-73 0-109 0-5 0-12 0-12 8s7 8 12 8c36 0 73 0 109 0 0 35 0 71 0 106 0 6 0 13 8 13 7 0 7-7 7-13 0-35 0-71 0-106z"><text:p/></draw:path><draw:path draw:style-name="gr180" draw:text-style-name="P67" svg:width="0.0157in" svg:height="0.0157in" svg:x="3.0803in" svg:y="0.1094in" svg:viewBox="0 0 41 41" svg:d="M41 21c0-12-10-21-21-21-12 0-20 9-20 21 0 11 8 20 20 20 11 0 21-9 21-20z"><text:p/></draw:path><draw:path draw:style-name="gr180" draw:text-style-name="P67" svg:width="0.0161in" svg:height="0.0157in" svg:x="3.1224in" svg:y="0.1094in" svg:viewBox="0 0 42 41" svg:d="M42 21c0-12-10-21-21-21s-21 9-21 21c0 11 10 20 21 20s21-9 21-20z"><text:p/></draw:path><draw:path draw:style-name="gr180" draw:text-style-name="P67" svg:width="0.0157in" svg:height="0.0157in" svg:x="3.165in" svg:y="0.1094in" svg:viewBox="0 0 41 41" svg:d="M41 21c0-12-9-21-20-21-12 0-21 9-21 21 0 11 9 20 21 20 11 0 20-9 20-20z"><text:p/></draw:path><draw:path draw:style-name="gr180" draw:text-style-name="P67" svg:width="0.1008in" svg:height="0.1004in" svg:x="3.2362in" svg:y="0.0374in" svg:viewBox="0 0 257 256" svg:d="M136 137c37 0 72 0 108 0 6 0 13 0 13-8s-7-8-13-8c-36 0-71 0-108 0 0-36 0-73 0-109 0-4 0-12-7-12-8 0-8 8-8 12 0 36 0 73 0 109-36 0-71 0-108 0-5 0-13 0-13 8s8 8 13 8c37 0 72 0 108 0 0 35 0 71 0 106 0 6 0 13 8 13 7 0 7-7 7-13 0-35 0-71 0-106z"><text:p/></draw:path><draw:path draw:style-name="gr180" draw:text-style-name="P67" svg:width="0.0823in" svg:height="0.0992in" svg:x="3.3843in" svg:y="0.0591in" svg:viewBox="0 0 210 253" svg:d="M78 35c2-7 6-22 6-24 0-7-5-11-11-11-1 0-12 1-16 14-18 74-36 149-55 223-2 4-1 4-2 5 0 7 4 11 11 11 9 0 13-6 14-8 1-4 7-23 21-82 12 11 30 12 38 12 27 0 41-18 51-29 4 18 18 29 34 29 15 0 24-9 29-21 7-14 12-37 12-38 0-4-3-4-4-4-5 0-5 1-6 7-6 25-14 47-29 47-10 0-11-10-11-17 0-9 4-27 7-40 4-14 7-29 10-42 1-5 6-21 7-26 2-9 6-23 6-26 0-7-5-11-12-11-1 0-11 2-14 14-7 24-12 48-19 72-4 19-9 36-10 40 0 1-18 36-50 36-19 0-29-12-29-33 0-11 3-22 6-33 5-22 11-43 16-65z"><text:p/></draw:path><draw:path draw:style-name="gr180" draw:text-style-name="P67" svg:width="0.065in" svg:height="0.0472in" svg:x="3.4768in" svg:y="0.102in" svg:viewBox="0 0 166 121" svg:d="M21 101c-1 4-2 7-3 11 0 7 5 9 10 9 4 0 8-3 9-5 2-3 4-11 6-17 1-5 4-17 5-25 2-6 4-11 5-18 3-11 3-13 12-24 7-11 20-25 40-25 16 0 16 14 16 19 0 16-12 47-16 58-3 7-4 10-4 14 0 14 12 23 26 23 27 0 39-37 39-41s-3-3-4-4c-5 0-5 2-6 6-6 20-17 31-28 31-6 0-7-3-7-8 0-7 1-10 6-22 3-9 14-38 14-52 0-27-21-31-35-31-22 0-38 13-45 24-3-18-18-24-29-24-12 0-19 8-22 14-6 10-10 26-10 27 0 3 3 2 4 3 5 0 5 0 7-8 4-16 9-29 20-29 6 0 9 6 9 13 0 5-3 15-5 23-2 7-4 18-5 24-4 11-6 22-9 34z"><text:p/></draw:path><draw:path draw:style-name="gr180" draw:text-style-name="P67" svg:width="0.0173in" svg:height="0.0453in" svg:x="3.5677in" svg:y="0.1094in" svg:viewBox="0 0 45 116" svg:d="M45 41c0-26-9-41-24-41-13 0-21 10-21 21 0 10 8 20 21 20 4 0 10-1 13-5 1-1 1-1 2-1 0 2 1 0 1 6 0 28-14 52-26 64-4 4-4 5-4 6 0 2 2 5 3 5 4 0 35-30 35-75z"><text:p/></draw:path><draw:path draw:style-name="gr180" draw:text-style-name="P67" svg:width="0.0799in" svg:height="0.0669in" svg:x="3.6283in" svg:y="0.061in" svg:viewBox="0 0 204 171" svg:d="M185 22c5 0 19 0 19-12 0-10-8-10-15-10-29 0-58 0-88 0-58 0-101 64-101 110 0 33 22 61 57 61 46 0 97-47 97-106 0-7 0-25-11-43 14 0 28 0 42 0zM58 162c-19 0-35-13-35-42 0-11 6-43 19-65 16-27 39-33 53-33 32 0 35 26 35 37 0 19-8 51-21 71-15 22-36 32-51 32z"><text:p/></draw:path><draw:path draw:style-name="gr180" draw:text-style-name="P67" svg:width="0.0469in" svg:height="0.0705in" svg:x="3.7213in" svg:y="0.0004in" svg:viewBox="0 0 120 180" svg:d="M120 130c-3 0-7 0-10 0 0 7-3 22-7 25-2 1-23 1-26 1-16 0-34 0-51 0 29-25 39-32 55-45 20-15 39-33 39-58 0-33-29-53-64-53-33 0-56 24-56 48 0 15 12 16 14 16 7 0 15-5 15-14 0-6-3-15-16-15 8-20 27-25 40-25 26 0 41 21 41 43 0 23-17 42-26 52-22 21-43 41-65 64-3 3-3 3-3 11 37 0 74 0 111 0 3-17 6-34 9-50z"><text:p/></draw:path><draw:path draw:style-name="gr180" draw:text-style-name="P67" svg:width="0.0382in" svg:height="0.0705in" svg:x="3.7209in" svg:y="0.0933in" svg:viewBox="0 0 98 180" svg:d="M61 8c0-7 0-8-8-8-18 18-42 18-53 18 0 3 0 6 0 10 7 0 24 0 39-8 0 46 0 91 0 137 0 9 0 13-27 13-3 0-8 0-11 0 0 3 0 6 0 10 6 0 39-2 49-2 8 0 42 2 48 2 0-4 0-7 0-10-3 0-7 0-10 0-27 0-27-4-27-13 0-50 0-100 0-149z"><text:p/></draw:path><draw:path draw:style-name="gr180" draw:text-style-name="P67" svg:width="0.1008in" svg:height="0.1004in" svg:x="3.8252in" svg:y="0.0374in" svg:viewBox="0 0 257 256" svg:d="M136 137c37 0 72 0 108 0 6 0 13 0 13-8s-7-8-13-8c-36 0-71 0-108 0 0-36 0-73 0-109 0-4 0-12-7-12-8 0-8 8-8 12 0 36 0 73 0 109-36 0-71 0-108 0-5 0-13 0-13 8s8 8 13 8c37 0 72 0 108 0 0 35 0 71 0 106 0 6 0 13 8 13 7 0 7-7 7-13 0-35 0-71 0-106z"><text:p/></draw:path><draw:path draw:style-name="gr180" draw:text-style-name="P67" svg:width="0.0157in" svg:height="0.0157in" svg:x="3.9819in" svg:y="0.1094in" svg:viewBox="0 0 41 41" svg:d="M41 21c0-12-9-21-20-21-12 0-21 9-21 21 0 11 9 20 21 20 11 0 20-9 20-20z"><text:p/></draw:path><draw:path draw:style-name="gr180" draw:text-style-name="P67" svg:width="0.0157in" svg:height="0.0157in" svg:x="4.0244in" svg:y="0.1094in" svg:viewBox="0 0 41 41" svg:d="M41 21c0-12-10-21-21-21s-20 9-20 21c0 11 9 20 20 20s21-9 21-20z"><text:p/></draw:path><draw:path draw:style-name="gr180" draw:text-style-name="P67" svg:width="0.0157in" svg:height="0.0157in" svg:x="4.0665in" svg:y="0.1094in" svg:viewBox="0 0 41 41" svg:d="M41 21c0-12-9-21-20-21s-21 9-21 21c0 11 10 20 21 20s20-9 20-20z"><text:p/></draw:path><draw:path draw:style-name="gr180" draw:text-style-name="P67" svg:width="0.1008in" svg:height="0.1004in" svg:x="4.1378in" svg:y="0.0374in" svg:viewBox="0 0 257 256" svg:d="M136 137c37 0 72 0 108 0 6 0 13 0 13-8s-7-8-13-8c-36 0-71 0-108 0 0-36 0-73 0-109 0-4 0-12-7-12-8 0-8 8-8 12 0 36 0 73 0 109-36 0-71 0-108 0-5 0-13 0-13 8s8 8 13 8c37 0 72 0 108 0 0 35 0 71 0 106 0 6 0 13 8 13 7 0 7-7 7-13 0-35 0-71 0-106z"><text:p/></draw:path><draw:path draw:style-name="gr180" draw:text-style-name="P67" svg:width="0.0803in" svg:height="0.0669in" svg:x="4.2874in" svg:y="0.061in" svg:viewBox="0 0 205 171" svg:d="M186 22c5 0 19 0 19-12 0-10-8-10-15-10-29 0-58 0-88 0-59 0-102 64-102 110 0 33 23 61 58 61 47 0 97-47 97-106 0-7 0-25-12-43 14 0 29 0 43 0zM59 162c-19 0-35-13-35-42 0-11 5-43 19-65 16-27 40-33 53-33 32 0 35 26 35 37 0 19-8 51-21 71-15 22-36 32-51 32z"><text:p/></draw:path><draw:path draw:style-name="gr180" draw:text-style-name="P67" svg:width="0.0469in" svg:height="0.0705in" svg:x="4.3811in" svg:y="0.0004in" svg:viewBox="0 0 120 180" svg:d="M120 130c-3 0-7 0-10 0 0 7-3 22-7 25-2 1-23 1-26 1-16 0-34 0-51 0 29-25 39-32 55-45 20-15 39-33 39-58 0-33-29-53-64-53-33 0-56 24-56 48 0 15 12 16 14 16 7 0 15-5 15-14 0-6-3-15-16-15 8-20 27-25 40-25 26 0 41 21 41 43 0 23-17 42-26 52-22 21-44 41-66 64-2 3-2 3-2 11 37 0 74 0 111 0 3-17 6-34 9-50z"><text:p/></draw:path><draw:path draw:style-name="gr180" draw:text-style-name="P67" svg:width="0.065in" svg:height="0.0472in" svg:x="4.3736in" svg:y="0.1169in" svg:viewBox="0 0 166 121" svg:d="M21 101c-1 5-2 7-3 11 0 7 5 9 10 9 4 0 7-3 9-5 3-3 5-11 6-17 1-5 4-17 5-24 3-7 4-12 5-19 3-11 4-13 12-24s20-25 41-25c15 0 15 14 15 19 0 16-11 47-15 58-4 7-5 10-5 14 0 14 12 23 26 23 27 0 39-37 39-41 0-3-3-3-4-3-5 0-5 1-6 5-5 20-17 31-28 31-6 0-7-3-7-8 0-7 1-10 7-22 3-9 14-38 14-52 0-27-21-31-35-31-23 0-39 13-46 24-3-18-18-24-29-24-12 0-18 8-22 14-6 10-10 26-10 27 0 3 4 3 6 3 3 0 3 0 5-8 4-15 9-29 20-29 6 0 9 6 9 14 0 4-3 14-5 22-2 7-4 19-5 24-4 11-6 22-9 34z"><text:p/></draw:path><draw:path draw:style-name="gr180" draw:text-style-name="P67" svg:width="0.035in" svg:height="0.1512in" svg:x="4.4602in" svg:y="0.0118in" svg:viewBox="0 0 90 385" svg:d="M90 194c0-31-4-77-25-121-24-48-57-73-61-73-2 0-4 2-4 4s0 3 8 9c37 39 59 99 59 181 0 64-14 132-61 180-6 5-6 6-6 7 0 2 2 4 4 4 4 0 39-26 62-76 20-41 24-83 24-115z"><text:p/></draw:path></draw:g></draw:g></text:p>
            <text:p text:style-name="P6"><draw:g text:anchor-type="as-char" svg:y="-0.1134in" draw:z-index="235" draw:name="Shape20" draw:style-name="gr178"><svg:title>TexMaths</svg:title><svg:desc>11§inline§\Phi(-x) = 1 - \Phi(x)§svg§600§FALSE§</svg:desc><draw:g draw:style-name="gr2"><draw:path draw:style-name="gr179" draw:text-style-name="P66" svg:width="1.1823in" svg:height="0.1358in" svg:x="-0.0004in" svg:y="0.0071in" svg:viewBox="0 0 3004 346" svg:d="M1503 346c-502 0-1002 0-1503 0 0-116 0-230 0-346 1001 0 2003 0 3004 0 0 116 0 230 0 346-500 0-1001 0-1501 0z"><text:p/></draw:path><draw:path draw:style-name="gr180" draw:text-style-name="P67" svg:width="0.0921in" svg:height="0.1028in" svg:x="0.0004in" svg:y="0.0098in" svg:viewBox="0 0 235 262" svg:d="M132 210c61-3 103-39 103-78 0-41-44-76-103-80 0-8 0-15 0-22 0-13 0-18 37-18 5 0 8 0 13 0 0-4 0-8 0-12-14 1-50 1-65 1-16 0-52 0-66-1 0 4 0 8 0 12 4 0 8 0 13 0 36 0 36 5 36 18 0 7 0 14 0 22-59 5-100 42-100 79 0 40 43 75 100 79 0 8 0 15 0 21 0 13 0 19-36 19-5 0-9 0-13 0 0 4 0 9 0 12 14-1 49-1 66-1 15 0 51 0 65 1 0-3 0-8 0-12-5 0-8 0-13 0-37 0-37-4-37-19 0-6 0-13 0-21zM100 203c-55-8-61-48-61-71 0-21 4-64 61-71 0 47 0 94 0 142zM132 61c54 5 65 41 65 70 0 23-7 65-65 72 0-48 0-95 0-142z"><text:p/></draw:path><draw:path draw:style-name="gr180" draw:text-style-name="P67" svg:width="0.0346in" svg:height="0.1512in" svg:x="0.1169in" svg:y="0in" svg:viewBox="0 0 89 385" svg:d="M89 381c0-1 0-1-6-8-49-49-61-122-61-180 0-67 15-135 63-182 4-5 4-5 4-7 0-3-1-4-3-4-5 0-39 26-62 76-20 42-24 85-24 117 0 29 4 76 25 120 23 47 56 72 61 72 2 0 3-1 3-4z"><text:p/></draw:path><draw:path draw:style-name="gr180" draw:text-style-name="P67" svg:width="0.0921in" svg:height="0.0063in" svg:x="0.1736in" svg:y="0.0717in" svg:viewBox="0 0 235 17" svg:d="M222 17c7 0 13-2 13-9 0-8-6-8-13-8-69 0-139 0-209 0-6 0-13 0-13 8 0 7 7 9 13 9 70 0 140 0 209 0z"><text:p/></draw:path><draw:path draw:style-name="gr180" draw:text-style-name="P67" svg:width="0.0756in" svg:height="0.0685in" svg:x="0.2839in" svg:y="0.0457in" svg:viewBox="0 0 193 175" svg:d="M118 54c2-10 11-45 38-45 2 0 11 0 20 4-11 2-19 12-19 21 0 7 5 14 15 14 8 0 21-7 21-23 0-19-24-25-37-25-22 0-35 21-39 30-10-26-31-30-42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80" draw:text-style-name="P67" svg:width="0.0346in" svg:height="0.1512in" svg:x="0.3752in" svg:y="0in" svg:viewBox="0 0 89 385" svg:d="M89 193c0-30-4-76-25-120-23-48-56-73-61-73-2 0-3 2-3 4s0 2 7 9c38 38 60 99 60 180 0 65-14 133-63 181-4 6-4 6-4 7 0 2 1 4 3 4 5 0 39-26 62-76 20-41 24-84 24-116z"><text:p/></draw:path><draw:path draw:style-name="gr180" draw:text-style-name="P67" svg:width="0.1004in" svg:height="0.0354in" svg:x="0.476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80" draw:text-style-name="P67" svg:width="0.05in" svg:height="0.1in" svg:x="0.6417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180" draw:text-style-name="P67" svg:width="0.0921in" svg:height="0.0063in" svg:x="0.7508in" svg:y="0.0717in" svg:viewBox="0 0 235 17" svg:d="M222 17c7 0 13-2 13-9 0-8-6-8-13-8-69 0-139 0-209 0-6 0-13 0-13 8 0 7 7 9 13 9 70 0 140 0 209 0z"><text:p/></draw:path><draw:path draw:style-name="gr180" draw:text-style-name="P67" svg:width="0.0921in" svg:height="0.1028in" svg:x="0.8988in" svg:y="0.0098in" svg:viewBox="0 0 235 262" svg:d="M132 210c61-3 103-39 103-78 0-41-44-76-103-80 0-8 0-15 0-22 0-13 0-18 37-18 5 0 8 0 13 0 0-4 0-8 0-12-14 1-50 1-65 1-17 0-52 0-66-1 0 4 0 8 0 12 4 0 8 0 13 0 36 0 36 5 36 18 0 7 0 14 0 22-59 5-100 42-100 79 0 40 43 75 100 79 0 8 0 15 0 21 0 13 0 19-36 19-5 0-9 0-13 0 0 4 0 9 0 12 14-1 48-1 65-1 15 0 52 0 66 1 0-3 0-8 0-12-5 0-8 0-13 0-37 0-37-4-37-19 0-6 0-13 0-21zM100 203c-55-8-61-48-61-71 0-21 3-64 61-71 0 47 0 94 0 142zM132 61c54 5 65 41 65 70 0 23-7 65-65 72 0-48 0-95 0-142z"><text:p/></draw:path><draw:path draw:style-name="gr180" draw:text-style-name="P67" svg:width="0.0346in" svg:height="0.1512in" svg:x="1.0154in" svg:y="0in" svg:viewBox="0 0 89 385" svg:d="M89 381c0-1 0-1-6-8-49-49-61-122-61-180 0-67 14-135 63-182 4-5 4-5 4-7 0-3-1-4-3-4-5 0-40 26-62 76-20 42-24 85-24 117 0 29 3 76 25 120 23 47 56 72 61 72 2 0 3-1 3-4z"><text:p/></draw:path><draw:path draw:style-name="gr180" draw:text-style-name="P67" svg:width="0.0756in" svg:height="0.0685in" svg:x="1.0638in" svg:y="0.0457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180" draw:text-style-name="P67" svg:width="0.035in" svg:height="0.1512in" svg:x="1.1547in" svg:y="0in" svg:viewBox="0 0 90 385" svg:d="M90 193c0-30-4-76-25-120-23-48-57-73-61-73-2 0-4 2-4 4s0 2 8 9c37 38 59 99 59 180 0 65-14 133-61 181-6 6-6 6-6 7 0 2 2 4 4 4 4 0 39-26 62-76 20-41 24-84 24-116z"><text:p/></draw:path></draw:g></draw:g></text:p>
            <text:p text:style-name="P5"><draw:g text:anchor-type="as-char" svg:y="-0.1984in" draw:z-index="236" draw:name="Shape21" draw:style-name="gr178"><svg:title>TexMaths</svg:title><svg:desc>11§inline§\renewcommand{\arraystretch}{0.8}
\begin{tabular}{| c | c | c | c | c | c |}
\hline
x &amp; 0 &amp; 1 &amp; 2 &amp; 3 &amp; 4 \\
\hline
\Phi(x) &amp; 0.5 &amp; 0.84135 &amp; 0.97725 &amp; 0.99865 &amp; 0.99997 \\
\hline
\end{tabular}§svg§600§FALSE§</svg:desc><draw:g draw:style-name="gr2"><draw:path draw:style-name="gr179" draw:text-style-name="P66" svg:width="3.5909in" svg:height="0.3063in" svg:x="0.0083in" svg:y="0.0075in" svg:viewBox="0 0 9122 779" svg:d="M4562 779c-1521 0-3042 0-4562 0 0-260 0-519 0-779 3040 0 6082 0 9122 0 0 260 0 519 0 779-1520 0-3040 0-4560 0z"><text:p/></draw:path><draw:path draw:style-name="gr180" draw:text-style-name="P67" svg:width="3.6004in" svg:height="0.0055in" svg:x="0.0035in" svg:y="0in" svg:viewBox="0 0 9146 15" svg:d="M4573 15c-1525 0-3048 0-4573 0 0-5 0-10 0-15 3049 0 6097 0 9146 0 0 5 0 10 0 15-1524 0-3049 0-4573 0z"><text:p/></draw:path><draw:path draw:style-name="gr180" draw:text-style-name="P67" svg:width="0.0055in" svg:height="0.1457in" svg:x="0.0004in" svg:y="0.0071in" svg:viewBox="0 0 15 371" svg:d="M8 371c-3 0-6 0-8 0 0-124 0-248 0-371 5 0 10 0 15 0 0 123 0 247 0 371-2 0-5 0-7 0z"><text:p/></draw:path><draw:path draw:style-name="gr180" draw:text-style-name="P67" svg:width="0.0764in" svg:height="0.065in" svg:x="0.2146in" svg:y="0.0433in" svg:viewBox="0 0 195 166" svg:d="M106 76c12-16 26-34 36-44 11-14 27-20 45-20 0-4 0-8 0-12-10 1-21 1-31 1-12 0-33-1-37-1 0 4 0 8 0 12 7 0 11 7 11 12 0 7-5 11-6 13-7 10-16 20-24 30-10-13-20-25-30-38-4-5-4-5-4-7 0-7 7-10 14-10 0-4 0-8 0-12-10 0-36 1-42 1-8 0-26 0-37-1 0 4 0 8 0 12 28 0 28 0 46 23 13 17 26 33 39 50-12 15-24 30-37 46-18 23-41 23-49 23 0 4 0 8 0 12 10-1 22-1 32-1 11 0 27 1 36 1 0-4 0-8 0-12-9-1-11-6-11-12 0-8 11-21 35-49 10 14 19 26 29 39 3 4 9 10 9 13s-5 9-15 9c0 4 0 8 0 12 13 0 33-1 42-1 10 0 26 0 38 1 0-4 0-8 0-12-21 0-29 0-38-12-17-22-34-44-51-66z"><text:p/></draw:path><draw:path draw:style-name="gr180" draw:text-style-name="P67" svg:width="0.0055in" svg:height="0.1457in" svg:x="0.4984in" svg:y="0.0071in" svg:viewBox="0 0 15 371" svg:d="M8 371c-3 0-6 0-8 0 0-124 0-248 0-371 5 0 10 0 15 0 0 123 0 247 0 371-2 0-5 0-7 0z"><text:p/></draw:path><draw:path draw:style-name="gr180" draw:text-style-name="P67" svg:width="0.0638in" svg:height="0.1043in" svg:x="0.6579in" svg:y="0.0075in" svg:viewBox="0 0 163 266" svg:d="M163 134c0-31-2-61-16-90-17-37-49-44-66-44-23 0-50 10-67 46-12 27-14 57-14 88 0 29 2 64 18 93 16 31 45 39 63 39 21 0 51-8 67-45 13-26 15-56 15-87zM81 257c-15 0-38-10-45-46-4-23-4-59-4-81 0-26 0-51 3-72 8-46 36-49 46-49 14 0 39 6 45 45 5 22 5 52 5 76 0 28 0 55-5 79-5 37-27 48-45 48z"><text:p/></draw:path><draw:path draw:style-name="gr180" draw:text-style-name="P67" svg:width="0.0055in" svg:height="0.1457in" svg:x="0.8756in" svg:y="0.0071in" svg:viewBox="0 0 15 371" svg:d="M8 371c-3 0-6 0-8 0 0-124 0-248 0-371 5 0 10 0 15 0 0 123 0 247 0 371-2 0-5 0-7 0z"><text:p/></draw:path><draw:path draw:style-name="gr180" draw:text-style-name="P67" svg:width="0.05in" svg:height="0.1008in" svg:x="1.1949in" svg:y="0.0075in" svg:viewBox="0 0 128 257" svg:d="M79 10c0-9 0-10-9-10-24 25-58 25-70 25 0 5 0 8 0 12 8 0 31 0 51-10 0 66 0 134 0 200 0 14-2 18-37 18-4 0-7 0-12 0 0 5 0 8 0 12 13-1 47-1 63-1 15 0 48 0 63 1 0-4 0-7 0-12-5 0-8 0-13 0-35 0-36-4-36-18 0-73 0-145 0-217z"><text:p/></draw:path><draw:path draw:style-name="gr180" draw:text-style-name="P67" svg:width="0.0055in" svg:height="0.1457in" svg:x="1.5567in" svg:y="0.0071in" svg:viewBox="0 0 15 371" svg:d="M8 371c-3 0-6 0-8 0 0-124 0-248 0-371 5 0 10 0 15 0 0 123 0 247 0 371-2 0-5 0-7 0z"><text:p/></draw:path><draw:path draw:style-name="gr180" draw:text-style-name="P67" svg:width="0.0602in" svg:height="0.1008in" svg:x="1.8705in" svg:y="0.0075in" svg:viewBox="0 0 154 257" svg:d="M30 228c13-14 27-27 40-40 61-53 84-74 84-113 0-44-35-75-83-75-42 0-71 36-71 70 0 22 19 22 20 22 6 0 21-5 21-21 0-9-8-19-21-19-4 0-5 0-6 0 9-26 30-40 53-40 35 0 52 32 52 63 0 32-20 61-41 86-25 27-49 55-75 82-3 4-3 6-3 14 47 0 96 0 143 0 3-22 8-45 11-67-3 0-7 0-10 0-2 12-4 29-9 34-2 4-27 4-36 4-23 0-46 0-69 0z"><text:p/></draw:path><draw:path draw:style-name="gr180" draw:text-style-name="P67" svg:width="0.0055in" svg:height="0.1457in" svg:x="2.2386in" svg:y="0.0071in" svg:viewBox="0 0 15 371" svg:d="M8 371c-3 0-6 0-8 0 0-124 0-248 0-371 5 0 10 0 15 0 0 123 0 247 0 371-2 0-5 0-7 0z"><text:p/></draw:path><draw:path draw:style-name="gr180" draw:text-style-name="P67" svg:width="0.063in" svg:height="0.1043in" svg:x="2.5504in" svg:y="0.0075in" svg:viewBox="0 0 161 266" svg:d="M97 122c31-11 54-37 54-68 0-32-34-54-72-54s-68 23-68 53c0 13 9 20 20 20 12 0 20-8 20-20 0-19-19-19-25-19 12-19 38-24 52-24 15 0 36 9 36 43 0 5 0 27-10 44-12 18-25 20-35 21-3 0-12 1-14 1-3 0-7 0-7 4 0 5 4 5 10 5s11 0 17 0c32 0 46 26 46 63 0 53-26 64-44 64-17 0-45-6-58-30 13 3 25-6 25-20 0-15-11-22-22-22-9 0-22 5-22 23 0 35 36 60 78 60 47 0 83-35 83-75 0-32-25-61-64-69z"><text:p/></draw:path><draw:path draw:style-name="gr180" draw:text-style-name="P67" svg:width="0.0055in" svg:height="0.1457in" svg:x="2.9197in" svg:y="0.0071in" svg:viewBox="0 0 15 371" svg:d="M8 371c-3 0-6 0-8 0 0-124 0-248 0-371 5 0 10 0 15 0 0 123 0 247 0 371-2 0-5 0-7 0z"><text:p/></draw:path><draw:path draw:style-name="gr180" draw:text-style-name="P67" svg:width="0.0673in" svg:height="0.1024in" svg:x="3.2299in" svg:y="0.0055in" svg:viewBox="0 0 172 261" svg:d="M102 197c0 11 0 23 0 34 0 13 0 18-28 18-4 0-6 0-9 0 0 4 0 7 0 12 16-1 36-1 53-1 16 0 36 0 52 1 0-5 0-8 0-12-3 0-5 0-8 0-29 0-30-5-30-18 0-11 0-23 0-34 13 0 26 0 40 0 0-5 0-8 0-12-14 0-27 0-40 0 0-59 0-117 0-175 0-8 0-10-6-10-3 0-4 0-7 4-40 61-79 120-119 181 0 4 0 7 0 12 34 0 68 0 102 0zM106 185c-32 0-63 0-95 0 32-49 63-96 95-144 0 48 0 95 0 144z"><text:p/></draw:path><draw:path draw:style-name="gr180" draw:text-style-name="P67" svg:width="0.0055in" svg:height="0.1457in" svg:x="3.6012in" svg:y="0.0071in" svg:viewBox="0 0 15 371" svg:d="M8 371c-3 0-6 0-8 0 0-124 0-248 0-371 5 0 10 0 15 0 0 123 0 247 0 371-2 0-5 0-7 0z"><text:p/></draw:path><draw:path draw:style-name="gr180" draw:text-style-name="P67" svg:width="3.6004in" svg:height="0.0055in" svg:x="0.0035in" svg:y="0.1524in" svg:viewBox="0 0 9146 15" svg:d="M4573 15c-1525 0-3048 0-4573 0 0-5 0-10 0-15 3049 0 6097 0 9146 0 0 5 0 10 0 15-1524 0-3049 0-4573 0z"><text:p/></draw:path><draw:path draw:style-name="gr180" draw:text-style-name="P67" svg:width="0.0055in" svg:height="0.1575in" svg:x="0.0004in" svg:y="0.1579in" svg:viewBox="0 0 15 401" svg:d="M8 401c-3 0-6 0-8 0 0-134 0-267 0-401 5 0 10 0 15 0 0 134 0 267 0 401-2 0-5 0-7 0z"><text:p/></draw:path><draw:path draw:style-name="gr180" draw:text-style-name="P67" svg:width="0.0921in" svg:height="0.1035in" svg:x="0.1035in" svg:y="0.1693in" svg:viewBox="0 0 235 264" svg:d="M132 211c60-4 103-41 103-79 0-41-44-76-103-80 0-7 0-15 0-21 0-13 0-19 37-19 5 0 8 0 12 0 0-4 0-8 0-12-13 1-48 1-64 1s-52 0-66-1c0 4 0 8 0 12 4 0 8 0 13 0 36 0 36 4 36 19 0 6 0 14 0 21-59 6-100 41-100 80 0 40 43 74 100 79 0 8 0 14 0 22 0 13 0 19-36 19-5 0-9 0-13 0 0 4 0 8 0 12 14-1 50-1 66-1s51 0 64 1c0-4 0-8 0-12-4 0-7 0-12 0-37 0-37-6-37-19 0-8 0-14 0-22zM100 202c-55-7-62-46-62-70 0-20 4-64 62-72 0 48 0 95 0 142zM132 60c54 7 65 42 65 72 0 23-7 64-65 71 0-47 0-95 0-143z"><text:p/></draw:path><draw:path draw:style-name="gr180" draw:text-style-name="P67" svg:width="0.0346in" svg:height="0.1516in" svg:x="0.2201in" svg:y="0.1579in" svg:viewBox="0 0 89 386" svg:d="M89 383c0-1 0-2-7-9-48-48-60-121-60-180 0-68 14-135 63-183 4-4 4-6 4-7 0-3-1-4-3-4-5 0-39 26-62 76-20 42-24 85-24 118 0 29 4 77 25 119 23 49 56 73 61 73 2 0 3-1 3-3z"><text:p/></draw:path><draw:path draw:style-name="gr180" draw:text-style-name="P67" svg:width="0.0752in" svg:height="0.0685in" svg:x="0.2685in" svg:y="0.2051in" svg:viewBox="0 0 192 175" svg:d="M118 55c2-11 11-46 38-46 1 0 11 0 19 5-11 2-19 11-19 21 0 6 5 13 16 13 8 0 20-6 20-22 0-21-23-26-36-26-22 0-36 21-41 30-9-26-30-30-41-30-40 0-62 51-62 60 0 4 3 4 4 4 4 0 5-1 5-5 13-40 39-50 53-50 6 0 19 3 19 26 0 12-5 38-19 91-7 25-20 41-38 41-2 0-11 0-18-5 8-3 17-10 17-21 0-10-9-13-14-13-11 0-21 9-21 22 0 17 19 25 36 25 26 0 40-27 41-29 4 15 19 29 42 29 39 0 61-50 61-60 0-3-3-3-4-3-4 0-4 1-6 5-13 40-38 50-51 50-15 0-21-12-21-25 0-9 2-18 6-34 5-18 9-35 14-53z"><text:p/></draw:path><draw:path draw:style-name="gr180" draw:text-style-name="P67" svg:width="0.035in" svg:height="0.1516in" svg:x="0.3594in" svg:y="0.1579in" svg:viewBox="0 0 90 386" svg:d="M90 194c0-31-4-77-25-121-23-48-57-73-61-73-2 0-4 2-4 4 0 1 0 3 8 9 38 39 60 99 60 181 0 66-14 134-63 182-5 5-5 6-5 7 0 2 2 3 4 3 4 0 39-25 62-75 20-43 24-86 24-117z"><text:p/></draw:path><draw:path draw:style-name="gr180" draw:text-style-name="P67" svg:width="0.0055in" svg:height="0.1575in" svg:x="0.4984in" svg:y="0.1579in" svg:viewBox="0 0 15 401" svg:d="M8 401c-3 0-6 0-8 0 0-134 0-267 0-401 5 0 10 0 15 0 0 134 0 267 0 401-2 0-5 0-7 0z"><text:p/></draw:path><draw:path draw:style-name="gr180" draw:text-style-name="P67" svg:width="0.0638in" svg:height="0.1039in" svg:x="0.5984in" svg:y="0.172in" svg:viewBox="0 0 163 265" svg:d="M163 133c0-31-1-62-16-90-17-38-49-43-65-43-23 0-51 10-68 46-12 27-14 56-14 87 0 30 2 64 18 94s45 38 63 38c21 0 51-8 67-44 14-27 15-57 15-88zM81 257c-14 0-37-10-45-47-3-23-3-58-3-81 0-25 0-51 2-72 8-45 36-48 46-48 14 0 39 6 47 45 3 21 3 50 3 75 0 28 0 55-5 80-5 36-27 48-45 48z"><text:p/></draw:path><draw:path draw:style-name="gr180" draw:text-style-name="P67" svg:width="0.0157in" svg:height="0.0161in" svg:x="0.6819in" svg:y="0.2571in" svg:viewBox="0 0 41 42" svg:d="M41 21c0-11-10-21-21-21s-20 10-20 21 9 21 20 21 21-10 21-21z"><text:p/></draw:path><draw:path draw:style-name="gr180" draw:text-style-name="P67" svg:width="0.0602in" svg:height="0.1039in" svg:x="0.7189in" svg:y="0.172in" svg:viewBox="0 0 154 265" svg:d="M154 179c0-46-32-84-74-84-18 0-35 6-49 19 0-25 0-49 0-74 7 2 21 4 33 4 48 0 75-35 75-40 0-2-2-4-4-4-1 0-1 0-3 1-8 3-26 11-53 11-15 0-33-2-52-11-3-1-3-1-4-1-3 0-3 3-3 10 0 38 0 76 0 114 0 7 0 10 4 10 3 0 5-1 6-4 4-6 18-27 49-27 21 0 30 18 33 25 7 14 8 29 8 49 0 13 0 36-10 53-9 14-23 25-41 25-28 0-50-21-57-44 1 1 2 1 7 1 12 0 18-9 18-18s-6-19-18-19c-6 0-19 2-19 20 0 33 26 70 69 70 45 0 85-36 85-86z"><text:p/></draw:path><draw:path draw:style-name="gr180" draw:text-style-name="P67" svg:width="0.0055in" svg:height="0.1575in" svg:x="0.8756in" svg:y="0.1579in" svg:viewBox="0 0 15 401" svg:d="M8 401c-3 0-6 0-8 0 0-134 0-267 0-401 5 0 10 0 15 0 0 134 0 267 0 401-2 0-5 0-7 0z"><text:p/></draw:path><draw:path draw:style-name="gr180" draw:text-style-name="P67" svg:width="0.0638in" svg:height="0.1039in" svg:x="0.9756in" svg:y="0.172in" svg:viewBox="0 0 163 265" svg:d="M163 133c0-31-2-62-16-90-17-38-49-43-66-43-23 0-50 10-67 46-12 27-14 56-14 87 0 30 2 64 18 94s45 38 63 38c21 0 51-8 67-44 13-27 15-57 15-88zM81 257c-15 0-37-10-45-47-4-23-4-58-4-81 0-25 0-51 3-72 8-45 36-48 46-48 14 0 39 6 45 45 5 21 5 50 5 75 0 28 0 55-5 80-5 36-27 48-45 48z"><text:p/></draw:path><draw:path draw:style-name="gr180" draw:text-style-name="P67" svg:width="0.0161in" svg:height="0.0161in" svg:x="1.0587in" svg:y="0.2571in" svg:viewBox="0 0 42 42" svg:d="M42 21c0-11-10-21-21-21s-21 10-21 21 10 21 21 21 21-10 21-21z"><text:p/></draw:path><draw:path draw:style-name="gr180" draw:text-style-name="P67" svg:width="0.0622in" svg:height="0.1039in" svg:x="1.0949in" svg:y="0.172in" svg:viewBox="0 0 159 265" svg:d="M46 80c-17-11-20-24-20-31 0-24 26-39 53-39 29 0 53 20 53 47 0 22-14 41-37 54-17-10-32-21-49-31zM102 118c29-15 48-36 48-61 0-35-35-57-70-57-39 0-70 29-70 64 0 7 1 25 16 43 5 4 19 14 29 21-22 11-55 33-55 71 0 41 38 66 79 66 44 0 80-32 80-73 0-14-3-31-18-48-8-8-13-11-39-26zM64 133c15 10 32 21 47 31 11 6 30 19 30 42 0 28-30 49-61 49-34 0-61-24-61-56 0-23 12-47 45-66z"><text:p/></draw:path><draw:path draw:style-name="gr180" draw:text-style-name="P67" svg:width="0.0673in" svg:height="0.1028in" svg:x="1.1685in" svg:y="0.1697in" svg:viewBox="0 0 172 262" svg:d="M103 198c0 11 0 22 0 33 0 14-1 19-29 19-3 0-6 0-8 0 0 4 0 7 0 12 15-1 35-1 52-1 16 0 37 0 52 1 0-5 0-8 0-12-2 0-5 0-7 0-29 0-30-5-30-19 0-11 0-22 0-33 13 0 25 0 39 0 0-4 0-8 0-12-14 0-26 0-39 0 0-58 0-118 0-176 0-8 0-10-7-10-3 0-4 0-7 4-40 61-79 121-119 182 0 4 0 8 0 12 34 0 69 0 103 0zM106 186c-32 0-63 0-95 0 32-49 63-96 95-144 0 48 0 95 0 144z"><text:p/></draw:path><draw:path draw:style-name="gr180" draw:text-style-name="P67" svg:width="0.05in" svg:height="0.1008in" svg:x="1.2535in" svg:y="0.172in" svg:viewBox="0 0 128 257" svg:d="M80 10c0-9 0-10-10-10-23 24-57 24-70 24 0 5 0 8 0 12 8 0 31 0 51-10 0 67 0 133 0 201 0 14-2 18-36 18-4 0-7 0-12 0 0 5 0 8 0 12 13-1 46-1 62-1s49 0 63 1c0-4 0-7 0-12-5 0-8 0-13 0-34 0-35-4-35-18 0-73 0-145 0-217z"><text:p/></draw:path><draw:path draw:style-name="gr180" draw:text-style-name="P67" svg:width="0.0622in" svg:height="0.1039in" svg:x="1.3228in" svg:y="0.172in" svg:viewBox="0 0 159 265" svg:d="M96 121c32-10 54-37 54-68 0-32-35-53-72-53-38 0-68 23-68 53 0 12 9 20 20 20 12 0 19-9 19-20 0-20-18-20-24-20 12-19 38-23 52-23 15 0 37 8 37 43 0 4-1 26-11 44-12 18-25 20-34 20-3 1-13 1-15 1-3 1-6 1-6 4 0 4 3 4 9 4s11 0 17 0c32 0 46 27 46 65 0 52-27 64-43 64-18 0-46-6-59-30 13 3 25-6 25-20 0-15-10-22-22-22-9 0-21 5-21 22 0 35 35 60 78 60 47 0 81-35 81-74 0-32-24-62-63-70z"><text:p/></draw:path><draw:path draw:style-name="gr180" draw:text-style-name="P67" svg:width="0.0602in" svg:height="0.1039in" svg:x="1.4in" svg:y="0.172in" svg:viewBox="0 0 154 265" svg:d="M154 179c0-46-31-84-73-84-18 0-35 6-49 19 0-25 0-49 0-74 8 2 21 4 33 4 47 0 75-35 75-40 0-2-1-4-5-4-1 0-1 0-3 1-8 3-26 11-52 11-15 0-34-2-51-11-4-1-4-1-5-1-4 0-4 3-4 10 0 38 0 76 0 114 0 7 0 10 5 10 2 0 4-1 6-4 3-6 17-27 49-27 20 0 30 18 33 25 6 14 7 29 7 49 0 13 0 36-9 53-10 14-24 25-42 25-28 0-50-21-57-44 1 1 3 1 7 1 13 0 19-9 19-18s-6-19-19-19c-6 0-19 2-19 20 0 33 26 70 70 70 45 0 84-36 84-86z"><text:p/></draw:path><draw:path draw:style-name="gr180" draw:text-style-name="P67" svg:width="0.0055in" svg:height="0.1575in" svg:x="1.5567in" svg:y="0.1579in" svg:viewBox="0 0 15 401" svg:d="M8 401c-3 0-6 0-8 0 0-134 0-267 0-401 5 0 10 0 15 0 0 134 0 267 0 401-2 0-5 0-7 0z"><text:p/></draw:path><draw:path draw:style-name="gr180" draw:text-style-name="P67" svg:width="0.0638in" svg:height="0.1039in" svg:x="1.6575in" svg:y="0.172in" svg:viewBox="0 0 163 265" svg:d="M163 133c0-31-2-62-16-90-18-38-49-43-66-43-23 0-51 10-67 46-13 27-14 56-14 87 0 30 1 64 18 94 16 30 44 38 62 38 21 0 51-8 68-44 13-27 15-57 15-88zM80 257c-14 0-37-10-44-47-4-23-4-58-4-81 0-25 0-51 3-72 7-45 36-48 45-48 13 0 39 6 46 45 4 21 4 50 4 75 0 28 0 55-4 80-6 36-28 48-46 48z"><text:p/></draw:path><draw:path draw:style-name="gr180" draw:text-style-name="P67" svg:width="0.0157in" svg:height="0.0161in" svg:x="1.7406in" svg:y="0.2571in" svg:viewBox="0 0 41 42" svg:d="M41 21c0-11-8-21-20-21-11 0-21 10-21 21s10 21 21 21c12 0 20-10 20-21z"><text:p/></draw:path><draw:path draw:style-name="gr180" draw:text-style-name="P67" svg:width="0.063in" svg:height="0.1039in" svg:x="1.776in" svg:y="0.172in" svg:viewBox="0 0 161 265" svg:d="M125 134c0 5 0 8 0 12 0 90-39 109-62 109-7 0-28-1-38-14 17 0 20-11 20-18 0-12-9-17-18-17-6 0-17 3-17 17 0 27 21 42 54 42 49 0 97-52 97-135 0-104-46-130-80-130-21 0-39 7-56 24-16 18-25 33-25 63 0 48 34 86 77 86 24 0 40-17 48-39zM78 164c-7 0-24 0-36-24-7-15-7-34-7-53 0-21 0-39 8-53 11-20 25-24 38-24 18 0 31 13 38 30 4 13 6 37 6 55 0 31-13 69-47 69z"><text:p/></draw:path><draw:path draw:style-name="gr180" draw:text-style-name="P67" svg:width="0.0646in" svg:height="0.1055in" svg:x="1.8543in" svg:y="0.1697in" svg:viewBox="0 0 165 269" svg:d="M162 26c3-4 3-5 3-13-31 0-63 0-94 0-47 0-48-5-49-13-3 0-7 0-10 0-4 26-8 54-12 80 3 0 5 0 9 0 2-6 5-31 10-35 3-2 33-2 38-2 27 0 53 0 79 0-3 5-34 47-43 60-35 52-47 106-47 146 0 4 0 20 18 20 17 0 17-16 17-20 0-7 0-14 0-20 0-21 1-42 5-63 1-10 6-43 24-66 18-24 34-49 52-74z"><text:p/></draw:path><draw:path draw:style-name="gr180" draw:text-style-name="P67" svg:width="0.065in" svg:height="0.1055in" svg:x="1.9303in" svg:y="0.1697in" svg:viewBox="0 0 166 269" svg:d="M163 26c3-4 3-5 3-13-31 0-63 0-93 0-48 0-49-5-50-13-3 0-7 0-10 0-4 26-9 54-13 80 3 0 7 0 10 0 1-6 4-31 10-35 2-2 33-2 37-2 27 0 54 0 80 0-4 5-34 47-42 60-36 52-48 106-48 146 0 4 0 20 18 20 17 0 17-16 17-20 0-7 0-14 0-20 0-21 2-42 5-63 1-10 6-43 24-66 18-24 34-49 52-74z"><text:p/></draw:path><draw:path draw:style-name="gr180" draw:text-style-name="P67" svg:width="0.0602in" svg:height="0.1008in" svg:x="2.0055in" svg:y="0.172in" svg:viewBox="0 0 154 257" svg:d="M30 228c13-14 27-28 40-41 61-53 84-74 84-112 0-44-34-75-81-75-44 0-73 35-73 69 0 22 20 22 21 22 6 0 20-4 20-21 0-10-7-19-21-19-4 0-4 0-5 1 9-26 30-40 52-40 35 0 52 31 52 63 0 31-19 61-41 86-24 27-49 55-74 82-4 4-4 4-4 14 47 0 96 0 143 0 3-22 8-45 11-67-3 0-7 0-10 0-1 11-4 29-8 34-3 4-28 4-37 4-23 0-46 0-69 0z"><text:p/></draw:path><draw:path draw:style-name="gr180" draw:text-style-name="P67" svg:width="0.0602in" svg:height="0.1039in" svg:x="2.0819in" svg:y="0.172in" svg:viewBox="0 0 154 265" svg:d="M154 179c0-46-32-84-74-84-18 0-35 6-48 19 0-25 0-49 0-74 8 2 20 4 32 4 48 0 75-35 75-40 0-2-2-4-4-4-1 0-1 0-3 1-8 3-26 11-53 11-15 0-33-2-52-11-2-1-3-1-4-1-3 0-3 3-3 10 0 38 0 76 0 114 0 7 0 10 5 10 2 0 4-1 5-4 4-6 18-27 49-27 21 0 30 18 33 25 7 14 8 29 8 49 0 13 0 36-10 53-9 14-23 25-41 25-28 0-50-21-57-44 1 1 2 1 7 1 13 0 18-9 18-18s-5-19-18-19c-6 0-19 2-19 20 0 33 26 70 69 70 45 0 85-36 85-86z"><text:p/></draw:path><draw:path draw:style-name="gr180" draw:text-style-name="P67" svg:width="0.0055in" svg:height="0.1575in" svg:x="2.2386in" svg:y="0.1579in" svg:viewBox="0 0 15 401" svg:d="M8 401c-3 0-6 0-8 0 0-134 0-267 0-401 5 0 10 0 15 0 0 134 0 267 0 401-2 0-5 0-7 0z"><text:p/></draw:path><draw:path draw:style-name="gr180" draw:text-style-name="P67" svg:width="0.0638in" svg:height="0.1039in" svg:x="2.3386in" svg:y="0.172in" svg:viewBox="0 0 163 265" svg:d="M163 133c0-31-2-62-16-90-17-38-49-43-66-43-23 0-50 10-67 46-12 27-14 56-14 87 0 30 2 64 18 94s45 38 63 38c21 0 51-8 67-44 13-27 15-57 15-88zM81 257c-15 0-37-10-45-47-4-23-4-58-4-81 0-25 0-51 3-72 8-45 36-48 46-48 14 0 39 6 45 45 5 21 5 50 5 75 0 28 0 55-5 80-5 36-27 48-45 48z"><text:p/></draw:path><draw:path draw:style-name="gr180" draw:text-style-name="P67" svg:width="0.0161in" svg:height="0.0161in" svg:x="2.4217in" svg:y="0.2571in" svg:viewBox="0 0 42 42" svg:d="M42 21c0-11-10-21-21-21s-21 10-21 21 10 21 21 21 21-10 21-21z"><text:p/></draw:path><draw:path draw:style-name="gr180" draw:text-style-name="P67" svg:width="0.0622in" svg:height="0.1039in" svg:x="2.4575in" svg:y="0.172in" svg:viewBox="0 0 159 265" svg:d="M125 134c0 5 0 8 0 12 0 90-40 109-62 109-7 0-28-1-39-14 18 0 21-11 21-18 0-12-10-17-18-17-6 0-18 3-18 17 0 27 21 42 54 42 50 0 96-52 96-135 0-104-44-130-78-130-22 0-40 7-57 24-15 18-24 33-24 63 0 48 34 86 77 86 23 0 40-17 48-39zM77 164c-6 0-24 0-35-24-8-15-8-34-8-53 0-21 0-39 9-53 10-20 24-24 38-24 18 0 31 13 37 30 5 13 6 37 6 55 0 31-13 69-47 69z"><text:p/></draw:path><draw:path draw:style-name="gr180" draw:text-style-name="P67" svg:width="0.063in" svg:height="0.1039in" svg:x="2.5335in" svg:y="0.172in" svg:viewBox="0 0 161 265" svg:d="M126 134c0 5 0 8 0 12 0 90-40 109-62 109-7 0-28-1-39-14 18 0 20-11 20-18 0-12-9-17-18-17-5 0-17 3-17 17 0 27 21 42 54 42 49 0 97-52 97-135 0-104-44-130-80-130-21 0-39 7-56 24-16 18-25 33-25 63 0 48 34 86 78 86 23 0 39-17 48-39zM78 164c-7 0-24 0-36-24-7-15-7-34-7-53 0-21 0-39 8-53 11-20 25-24 38-24 19 0 31 13 38 30 4 13 6 37 6 55 0 31-13 69-47 69z"><text:p/></draw:path><draw:path draw:style-name="gr180" draw:text-style-name="P67" svg:width="0.063in" svg:height="0.1039in" svg:x="2.6094in" svg:y="0.172in" svg:viewBox="0 0 161 265" svg:d="M47 80c-18-11-20-24-20-31 0-24 26-39 53-39 28 0 53 20 53 47 0 22-15 41-38 54-16-10-32-21-48-31zM103 118c28-15 47-36 47-61 0-35-35-57-70-57-38 0-70 29-70 64 0 7 1 25 17 43 5 4 19 14 29 21-23 11-56 33-56 71 0 41 40 66 80 66 43 0 81-32 81-73 0-14-5-31-19-48-8-8-14-11-39-26zM65 133c15 10 32 21 47 31 11 6 29 19 29 42 0 28-29 49-61 49-33 0-60-24-60-56 0-23 12-47 45-66z"><text:p/></draw:path><draw:path draw:style-name="gr180" draw:text-style-name="P67" svg:width="0.063in" svg:height="0.1039in" svg:x="2.6858in" svg:y="0.172in" svg:viewBox="0 0 161 265" svg:d="M34 130c0-4 0-6 0-9 0-98 48-111 68-111 9 0 26 2 34 15-6 0-22 0-22 17 0 12 10 18 19 18 6 0 18-4 18-18 0-23-18-42-50-42-49 0-101 49-101 135 0 103 44 130 80 130 43 0 81-36 81-87 0-49-36-86-79-86-26 0-40 20-48 38zM80 255c-24 0-36-24-38-30-7-17-7-48-7-56 0-29 12-68 47-68 7 0 25 0 37 24 6 15 6 33 6 53 0 19 0 38-6 52-12 23-30 25-39 25z"><text:p/></draw:path><draw:path draw:style-name="gr180" draw:text-style-name="P67" svg:width="0.0602in" svg:height="0.1039in" svg:x="2.763in" svg:y="0.172in" svg:viewBox="0 0 154 265" svg:d="M154 179c0-46-31-84-73-84-18 0-35 6-49 19 0-25 0-49 0-74 8 2 21 4 33 4 47 0 75-35 75-40 0-2-1-4-5-4-1 0-1 0-3 1-8 3-26 11-52 11-15 0-34-2-51-11-4-1-4-1-5-1-4 0-4 3-4 10 0 38 0 76 0 114 0 7 0 10 5 10 4 0 4-1 6-4 4-6 18-27 49-27 20 0 30 18 33 25 6 14 7 29 7 49 0 13 0 36-9 53-10 14-24 25-42 25-28 0-50-21-57-44 2 1 3 1 7 1 13 0 19-9 19-18s-6-19-19-19c-5 0-19 2-19 20 0 33 26 70 70 70 45 0 84-36 84-86z"><text:p/></draw:path><draw:path draw:style-name="gr180" draw:text-style-name="P67" svg:width="0.0055in" svg:height="0.1575in" svg:x="2.9197in" svg:y="0.1579in" svg:viewBox="0 0 15 401" svg:d="M8 401c-3 0-6 0-8 0 0-134 0-267 0-401 5 0 10 0 15 0 0 134 0 267 0 401-2 0-5 0-7 0z"><text:p/></draw:path><draw:path draw:style-name="gr180" draw:text-style-name="P67" svg:width="0.0638in" svg:height="0.1039in" svg:x="3.0201in" svg:y="0.172in" svg:viewBox="0 0 163 265" svg:d="M163 133c0-31-2-62-16-90-18-38-49-43-66-43-23 0-51 10-67 46-12 27-14 56-14 87 0 30 1 64 18 94 16 30 44 38 63 38 21 0 50-8 67-44 13-27 15-57 15-88zM81 257c-15 0-38-10-45-47-4-23-4-58-4-81 0-25 0-51 3-72 7-45 36-48 46-48 12 0 38 6 45 45 5 21 5 50 5 75 0 28 0 55-5 80-6 36-28 48-45 48z"><text:p/></draw:path><draw:path draw:style-name="gr180" draw:text-style-name="P67" svg:width="0.0157in" svg:height="0.0161in" svg:x="3.1031in" svg:y="0.2571in" svg:viewBox="0 0 41 42" svg:d="M41 21c0-11-8-21-20-21-11 0-21 10-21 21s10 21 21 21c12 0 20-10 20-21z"><text:p/></draw:path><draw:path draw:style-name="gr180" draw:text-style-name="P67" svg:width="0.063in" svg:height="0.1039in" svg:x="3.139in" svg:y="0.172in" svg:viewBox="0 0 161 265" svg:d="M125 134c0 5 0 8 0 12 0 90-39 109-62 109-7 0-28-1-38-14 17 0 20-11 20-18 0-12-9-17-18-17-6 0-17 3-17 17 0 27 21 42 54 42 49 0 97-52 97-135 0-104-44-130-80-130-21 0-39 7-56 24-16 18-25 33-25 63 0 48 34 86 77 86 24 0 40-17 48-39zM78 164c-7 0-24 0-36-24-7-15-7-34-7-53 0-21 0-39 8-53 11-20 25-24 38-24 18 0 31 13 38 30 4 13 6 37 6 55 0 31-13 69-47 69z"><text:p/></draw:path><draw:path draw:style-name="gr180" draw:text-style-name="P67" svg:width="0.063in" svg:height="0.1039in" svg:x="3.215in" svg:y="0.172in" svg:viewBox="0 0 161 265" svg:d="M125 134c0 5 0 8 0 12 0 90-39 109-62 109-7 0-28-1-38-14 17 0 20-11 20-18 0-12-9-17-18-17-6 0-17 3-17 17 0 27 21 42 53 42 50 0 98-52 98-135 0-104-46-130-80-130-21 0-40 7-57 24-15 18-24 33-24 63 0 48 34 86 77 86 24 0 40-17 48-39zM77 164c-6 0-23 0-35-24-8-15-8-34-8-53 0-21 0-39 9-53 10-20 25-24 38-24 18 0 31 13 38 30 4 13 5 37 5 55 0 31-13 69-47 69z"><text:p/></draw:path><draw:path draw:style-name="gr180" draw:text-style-name="P67" svg:width="0.0622in" svg:height="0.1039in" svg:x="3.2913in" svg:y="0.172in" svg:viewBox="0 0 159 265" svg:d="M125 134c0 5 0 8 0 12 0 90-40 109-62 109-7 0-28-1-39-14 18 0 21-11 21-18 0-12-10-17-19-17-5 0-17 3-17 17 0 27 21 42 54 42 50 0 96-52 96-135 0-104-44-130-78-130-22 0-40 7-57 24-15 18-24 33-24 63 0 48 33 86 77 86 23 0 40-17 48-39zM77 164c-6 0-24 0-36-24-7-15-7-34-7-53 0-21 0-39 9-53 10-20 24-24 38-24 18 0 30 13 37 30 5 13 6 37 6 55 0 31-13 69-47 69z"><text:p/></draw:path><draw:path draw:style-name="gr180" draw:text-style-name="P67" svg:width="0.063in" svg:height="0.1039in" svg:x="3.3669in" svg:y="0.172in" svg:viewBox="0 0 161 265" svg:d="M125 134c0 5 0 8 0 12 0 90-39 109-61 109-7 0-28-1-39-14 18 0 20-11 20-18 0-12-9-17-18-17-5 0-17 3-17 17 0 27 21 42 54 42 49 0 97-52 97-135 0-104-44-130-80-130-21 0-39 7-56 24-16 18-25 33-25 63 0 48 34 86 78 86 23 0 39-17 47-39zM78 164c-7 0-24 0-36-24-7-15-7-34-7-53 0-21 0-39 8-53 11-20 25-24 38-24 19 0 31 13 38 30 4 13 6 37 6 55 0 31-13 69-47 69z"><text:p/></draw:path><draw:path draw:style-name="gr180" draw:text-style-name="P67" svg:width="0.065in" svg:height="0.1055in" svg:x="3.4453in" svg:y="0.1697in" svg:viewBox="0 0 166 269" svg:d="M162 26c4-4 4-5 4-13-32 0-63 0-95 0-47 0-47-5-49-13-3 0-7 0-10 0-4 26-8 54-12 80 3 0 7 0 10 0 1-6 4-31 9-35 3-2 33-2 38-2 27 0 54 0 80 0-4 5-35 47-44 60-34 52-47 106-47 146 0 4 0 20 18 20 17 0 17-16 17-20 0-7 0-14 0-20 0-21 1-42 5-63 2-10 7-43 24-66 18-24 34-49 52-74z"><text:p/></draw:path><draw:path draw:style-name="gr180" draw:text-style-name="P67" svg:width="0.0055in" svg:height="0.1575in" svg:x="3.6012in" svg:y="0.1579in" svg:viewBox="0 0 15 401" svg:d="M8 401c-3 0-6 0-8 0 0-134 0-267 0-401 5 0 10 0 15 0 0 134 0 267 0 401-2 0-5 0-7 0z"><text:p/></draw:path><draw:path draw:style-name="gr180" draw:text-style-name="P67" svg:width="3.6004in" svg:height="0.0055in" svg:x="0.0035in" svg:y="0.3165in" svg:viewBox="0 0 9146 15" svg:d="M4573 15c-1525 0-3048 0-4573 0 0-5 0-10 0-15 3049 0 6097 0 9146 0 0 5 0 10 0 15-1524 0-3049 0-4573 0z"><text:p/></draw:path></draw:g></draw:g></text:p>
            <text:p text:style-name="P4"><draw:g text:anchor-type="as-char" svg:y="-0.1291in" draw:z-index="237" draw:name="Shape22" draw:style-name="gr178"><svg:title>TexMaths</svg:title><svg:desc>11§inline§Cauchy,\frac1{\pi(x+1)^2},\frac1\pi \arctan x + \frac12, undef, undef§svg§600§FALSE§</svg:desc><draw:g draw:style-name="gr2"><draw:path draw:style-name="gr179" draw:text-style-name="P66" svg:width="3.0437in" svg:height="0.1925in" svg:x="0.0004in" svg:y="0.0079in" svg:viewBox="0 0 7732 490" svg:d="M0 0c2578 0 5154 0 7732 0 0 164 0 326 0 490-2578 0-5154 0-7732 0 0-164 0-326 0-490z"><text:p/></draw:path><draw:path draw:style-name="gr180" draw:text-style-name="P67" svg:width="0.1075in" svg:height="0.1094in" svg:x="0.0004in" svg:y="0.0232in" svg:viewBox="0 0 274 279" svg:d="M274 3c0-1-1-3-4-3-2 0-2 0-6 4-9 10-19 20-27 30-4-5-21-34-64-34-86 0-173 85-173 175 0 62 45 104 105 104 33 0 62-14 83-32 35-32 42-67 42-68 0-4-3-4-4-4-3 0-5 1-5 4-4 11-13 39-39 61-27 22-51 27-72 27-34 0-75-19-75-79 0-22 8-85 46-130 25-27 61-46 95-46 40 0 62 30 62 74 0 15-1 15-1 19s4 5 6 5c5 0 5-1 7-8 7-33 16-66 24-99z"><text:p/></draw:path><draw:path draw:style-name="gr180" draw:text-style-name="P67" svg:width="0.0693in" svg:height="0.0685in" svg:x="0.1181in" svg:y="0.0638in" svg:viewBox="0 0 177 175" svg:d="M129 24c-7-14-18-24-35-24-46 0-94 57-94 113 0 36 22 62 52 62 7 0 27-2 50-29 4 16 17 29 36 29 13 0 22-9 28-21 7-14 11-38 11-39 0-4-3-4-4-4-4 0-5 2-6 8-6 24-13 47-29 47-10 0-11-10-11-18s1-12 4-28c4-17 5-20 9-34 4-19 10-37 14-55 2-10 2-11 2-12 0-7-4-11-11-11-9 0-15 8-16 16zM105 124c-3 8-3 8-8 14-18 22-33 28-44 28-20 0-25-21-25-36 0-19 13-66 22-85 12-22 28-36 44-36 25 0 30 31 30 34 0 2-1 4-1 6-6 26-12 50-18 75z"><text:p/></draw:path><draw:path draw:style-name="gr180" draw:text-style-name="P67" svg:width="0.078in" svg:height="0.0685in" svg:x="0.1972in" svg:y="0.0638in" svg:viewBox="0 0 199 175" svg:d="M124 148c5 17 18 27 34 27 15 0 24-9 29-21 7-14 12-38 12-39 0-4-3-4-4-4-5 0-5 2-6 8-5 21-13 47-29 47-8 0-13-4-13-18 0-8 6-26 9-39 4-14 7-28 10-42 1-7 6-21 7-26 2-9 6-25 6-27 0-6-5-10-12-10-1 0-11 0-14 14-8 28-24 95-30 116 0 1-15 32-44 32-20 0-24-18-24-32 0-21 11-52 21-78 5-12 7-18 7-24 0-18-13-32-31-32-38 0-52 56-52 59 0 5 3 4 4 5 5 0 5-1 7-8 10-33 24-47 40-47 3 0 8 0 8 12 0 10-4 21-6 26-14 39-22 63-22 82 0 36 26 46 47 46 25 0 40-18 46-27z"><text:p/></draw:path><draw:path draw:style-name="gr180" draw:text-style-name="P67" svg:width="0.0587in" svg:height="0.0685in" svg:x="0.2862in" svg:y="0.0638in" svg:viewBox="0 0 150 175" svg:d="M136 24c-5 0-11 0-16 6-7 5-7 12-7 14 0 10 7 14 15 14 11 0 21-10 21-25 0-19-18-33-46-33-52 0-103 55-103 110 0 34 22 65 63 65 55 0 87-41 87-46 0-3-3-5-5-5s-2 1-4 3c-31 39-74 39-78 39-24 0-34-19-34-42 0-15 7-53 21-77 12-22 33-38 53-38 14 0 28 4 33 15z"><text:p/></draw:path><draw:path draw:style-name="gr180" draw:text-style-name="P67" svg:width="0.074in" svg:height="0.1059in" svg:x="0.3543in" svg:y="0.0256in" svg:viewBox="0 0 189 270" svg:d="M89 4c0-1 0-4-4-4-9 0-38 2-48 3-3 1-7 1-7 8 0 4 3 4 9 4 18 0 19 4 19 7 0 2-1 5-1 8-18 73-37 147-56 222-1 5-1 6-1 8 0 8 8 10 11 10 6 0 12-4 14-8 3-10 6-20 8-30 2-12 6-23 8-34 2-9 4-18 6-27 1-2 5-15 5-17 1-3 13-25 26-35 9-7 21-14 38-14 16 0 20 14 20 27 0 21-15 63-24 87-3 8-5 13-5 21 0 18 14 30 32 30 36 0 50-55 50-58 0-4-3-4-4-4-5 0-5 1-6 7-6 20-18 48-39 48-7 0-10-4-10-12 0-10 4-20 8-28 5-16 23-63 23-85 0-25-16-41-44-41-25 0-43 12-58 29 10-40 20-81 30-122z"><text:p/></draw:path><draw:path draw:style-name="gr180" draw:text-style-name="P67" svg:width="0.0697in" svg:height="0.0976in" svg:x="0.4378in" svg:y="0.0638in" svg:viewBox="0 0 178 249" svg:d="M177 23c1-4 1-5 1-9 0-6-5-10-11-10-4 0-10 3-14 8 0 2-3 14-4 21-4 10-6 21-8 31-6 23-12 46-18 69-2 7-18 33-44 33-20 0-24-17-24-31 0-17 7-42 20-76 6-15 8-19 8-27 0-18-13-32-32-32-37 0-51 56-51 59 0 5 3 5 4 5 5 0 5-1 7-8 10-36 25-47 39-47 3 0 9 0 9 12 0 10-3 20-6 27-16 41-22 63-22 81 0 34 24 46 47 46 14 0 28-7 39-18-5 20-10 39-26 59-10 14-24 25-41 25-6 0-24-1-30-17 6 0 11 0 16-4s8-8 8-16c0-12-10-13-14-13-9 0-22 6-22 24 0 20 17 34 42 34 39 0 79-35 90-79 12-49 25-97 37-147z"><text:p/></draw:path><draw:path draw:style-name="gr180" draw:text-style-name="P67" svg:width="0.0173in" svg:height="0.0449in" svg:x="0.5268in" svg:y="0.1138in" svg:viewBox="0 0 45 115" svg:d="M45 41c0-26-10-41-24-41-13 0-21 10-21 20 0 11 8 21 21 21 4 0 9-1 13-6 1 0 1-1 2-1 0 2 0 1 0 7 0 28-13 50-26 63-4 4-3 6-3 7 0 2 1 4 3 4 4 0 35-29 35-74z"><text:p/></draw:path><draw:path draw:style-name="gr180" draw:text-style-name="P67" svg:width="0.0386in" svg:height="0.0701in" svg:x="0.8071in" svg:y="0in" svg:viewBox="0 0 99 179" svg:d="M62 8c0-8-1-8-8-8-18 16-43 18-54 18 0 3 0 6 0 9 7 0 24 0 40-7 0 46 0 91 0 137 0 9 0 12-28 12-3 0-6 0-10 0 0 4 0 7 0 10 6 0 39-1 49-1 7 0 41 1 48 1 0-3 0-6 0-10-3 0-7 0-10 0-27 0-27-3-27-12 0-50 0-100 0-149z"><text:p/></draw:path><draw:path draw:style-name="gr180" draw:text-style-name="P67" svg:width="0.4524in" svg:height="0.0055in" svg:x="0.5996in" svg:y="0.089in" svg:viewBox="0 0 1150 15" svg:d="M0 0c383 0 767 0 1150 0 0 5 0 10 0 15-383 0-767 0-1150 0 0-5 0-10 0-15z"><text:p/></draw:path><draw:path draw:style-name="gr180" draw:text-style-name="P67" svg:width="0.0634in" svg:height="0.0465in" svg:x="0.6043in" svg:y="0.1362in" svg:viewBox="0 0 162 119" svg:d="M73 19c11 0 21 0 32 0-5 16-10 40-10 61 0 11 1 19 2 24 4 14 9 15 12 15 7 0 13-6 13-12 0-3 0-4-2-6-6-10-10-25-10-47 0-6 0-17 3-35 11 0 23 0 34 0 6 0 8 0 10-3 5-3 5-7 5-8 0-8-7-8-11-8-34 0-68 0-103 0-11 0-18 2-30 14-7 6-18 21-18 23 0 4 3 4 4 4 4 0 4-1 6-4 13-18 31-18 36-18 6 0 11 0 17 0-9 29-23 61-31 77-2 4-4 9-6 11 0 1-1 2-1 3 0 4 4 9 10 9 11 0 13-12 20-37 6-20 12-42 18-63z"><text:p/></draw:path><draw:path draw:style-name="gr180" draw:text-style-name="P67" svg:width="0.0272in" svg:height="0.1051in" svg:x="0.6866in" svg:y="0.1028in" svg:viewBox="0 0 70 268" svg:d="M66 0c-52 36-66 93-66 134 0 39 12 98 66 134 1 0 4 0 4-2 0-1 0-2-2-4-36-32-49-78-49-127 0-73 28-109 50-128 1-2 1-3 1-4 0-3-3-3-4-3z"><text:p/></draw:path><draw:path draw:style-name="gr180" draw:text-style-name="P67" svg:width="0.0563in" svg:height="0.0472in" svg:x="0.7272in" svg:y="0.1354in" svg:viewBox="0 0 144 121" svg:d="M54 90c-2 9-11 23-25 23-1 0-9 0-15-3 11-3 12-13 12-14 0-7-5-11-11-11-7 0-15 6-15 16 0 14 15 20 29 20 12 0 23-8 29-19 7 14 22 19 32 19 32 0 49-33 49-41 0-3-4-3-5-3-4 0-4 1-5 4-6 19-22 32-38 32-10 0-16-6-16-16 0-8 6-32 14-62 6-21 18-27 27-27 1 0 8 0 15 3-9 2-12 10-12 14 0 7 4 11 11 11 5 0 14-5 14-16 0-16-16-20-27-20-14 0-25 9-31 19-5-11-17-19-32-19-31 0-48 33-48 41 0 3 4 3 5 3 3 0 3-1 4-4 7-21 25-32 38-32 9 0 16 4 16 17 0 6-3 19-5 28-3 12-7 25-10 37z"><text:p/></draw:path><draw:path draw:style-name="gr180" draw:text-style-name="P67" svg:width="0.078in" svg:height="0.078in" svg:x="0.7988in" svg:y="0.1165in" svg:viewBox="0 0 199 199" svg:d="M106 105c27 0 56 0 83 0 4 0 10 0 10-5 0-8-6-8-10-8-27 0-56 0-83 0 0-27 0-55 0-82 0-3 0-10-7-10s-7 7-7 10c0 27 0 55 0 82-27 0-55 0-82 0-4 0-10 0-10 7 0 6 6 6 10 6 27 0 55 0 82 0 0 28 0 55 0 84 0 3 0 10 7 10s7-7 7-10c0-29 0-56 0-84z"><text:p/></draw:path><draw:path draw:style-name="gr180" draw:text-style-name="P67" svg:width="0.0382in" svg:height="0.0701in" svg:x="0.8961in" svg:y="0.1114in" svg:viewBox="0 0 98 179" svg:d="M61 8c0-8 0-8-8-8-18 16-42 18-53 18 0 3 0 5 0 8 7 0 24 0 40-6 0 46 0 91 0 137 0 9 0 12-28 12-3 0-6 0-10 0 0 4 0 7 0 10 5 0 38-1 48-1 8 0 42 1 48 1 0-3 0-6 0-10-3 0-7 0-10 0-27 0-27-3-27-12 0-50 0-100 0-149z"><text:p/></draw:path><draw:path draw:style-name="gr180" draw:text-style-name="P67" svg:width="0.0268in" svg:height="0.1051in" svg:x="0.9528in" svg:y="0.1028in" svg:viewBox="0 0 69 268" svg:d="M4 0c-1 0-4 0-4 3 0 1 0 2 2 4 23 22 50 58 50 127 0 57-18 99-48 125-4 6-4 6-4 7 0 0 0 2 3 2 4 0 29-16 47-50 12-22 19-52 19-83 0-38-11-98-65-135z"><text:p/></draw:path><draw:path draw:style-name="gr180" draw:text-style-name="P67" svg:width="0.0374in" svg:height="0.0504in" svg:x="0.9996in" svg:y="0.102in" svg:viewBox="0 0 96 129" svg:d="M96 91c-2 0-6 0-8 0 0 4-2 16-5 18-2 1-18 1-21 1-12 0-26 0-38 0 12-10 27-20 39-28 17-12 33-24 33-44 0-25-23-38-51-38-26 0-45 15-45 34 0 10 9 12 11 12 6 0 12-4 12-12 0-7-5-11-11-11 5-9 17-14 29-14 18 0 35 11 35 29 0 17-12 29-26 41-16 13-32 26-48 41-2 1-2 1-2 3 0 1 0 3 0 6 30 0 61 0 90 0 2-14 4-26 6-38z"><text:p/></draw:path><draw:path draw:style-name="gr180" draw:text-style-name="P67" svg:width="0.0173in" svg:height="0.0449in" svg:x="1.0839in" svg:y="0.1138in" svg:viewBox="0 0 45 115" svg:d="M45 41c0-26-10-41-25-41-12 0-20 10-20 20 0 11 8 21 20 21 4 0 10-1 13-6 2 0 1-1 2-1s1 1 1 7c0 28-13 51-26 63-4 5-4 6-4 7 0 2 2 4 4 4 4 0 35-29 35-74z"><text:p/></draw:path><draw:path draw:style-name="gr180" draw:text-style-name="P67" svg:width="0.0386in" svg:height="0.0701in" svg:x="1.1752in" svg:y="0in" svg:viewBox="0 0 99 179" svg:d="M62 8c0-8-1-8-9-8-18 16-42 18-53 18 0 3 0 6 0 9 7 0 24 0 40-7 0 46 0 91 0 137 0 9 0 12-28 12-3 0-6 0-10 0 0 4 0 7 0 10 5 0 38-1 49-1 7 0 41 1 48 1 0-3 0-6 0-10-3 0-8 0-11 0-26 0-26-3-26-12 0-50 0-100 0-149z"><text:p/></draw:path><draw:path draw:style-name="gr180" draw:text-style-name="P67" svg:width="0.0744in" svg:height="0.0055in" svg:x="1.1563in" svg:y="0.089in" svg:viewBox="0 0 190 15" svg:d="M0 0c64 0 127 0 190 0 0 5 0 10 0 15-63 0-126 0-190 0 0-5 0-10 0-15z"><text:p/></draw:path><draw:path draw:style-name="gr180" draw:text-style-name="P67" svg:width="0.0634in" svg:height="0.0465in" svg:x="1.1614in" svg:y="0.1362in" svg:viewBox="0 0 162 119" svg:d="M72 19c11 0 20 0 31 0-3 16-9 40-9 61 0 11 2 19 3 24 4 14 8 15 12 15 7 0 13-6 13-12 0-3-1-4-2-6-6-10-10-25-10-47 0-6 0-17 3-35 11 0 23 0 34 0 5 0 7 0 10-3 4-3 5-7 5-8 0-8-7-8-11-8-34 0-68 0-103 0-11 0-18 2-30 14-8 6-18 21-18 23 0 4 3 4 4 4 4 0 4-1 5-4 14-18 31-18 37-18s11 0 17 0c-9 29-23 61-32 77-1 4-5 9-5 11-1 1-1 2-1 3 0 4 4 9 9 9 11 0 14-12 21-37 6-20 11-42 17-63z"><text:p/></draw:path><draw:path draw:style-name="gr180" draw:text-style-name="P67" svg:width="0.0685in" svg:height="0.0693in" svg:x="1.2811in" svg:y="0.0622in" svg:viewBox="0 0 175 177" svg:d="M113 143c1 15 11 32 30 32 8 0 32-6 32-37 0-7 0-15 0-22-3 0-7 0-10 0 0 7 0 15 0 22 0 22-10 25-14 25-12 0-15-18-15-19 0-26 0-52 0-77 0-16 0-32-13-46-15-14-35-21-53-21-31 0-58 18-58 44 0 11 8 18 18 18 11 0 17-8 17-18 0-4-2-18-19-18 9-14 29-17 41-17 19 0 41 14 41 49 0 5 0 9 0 13-20 3-46 4-71 15-29 13-39 33-39 50 0 31 37 41 63 41 25 0 43-15 50-34zM110 80c0 12 0 25 0 39 0 36-27 49-45 49-19 0-35-13-35-33 0-21 16-53 80-55z"><text:p/></draw:path><draw:path draw:style-name="gr180" draw:text-style-name="P67" svg:width="0.0508in" svg:height="0.0665in" svg:x="1.3551in" svg:y="0.0638in" svg:viewBox="0 0 130 170" svg:d="M54 43c0-14 0-29 0-43-18 1-36 3-54 4 0 5 0 8 0 12 28 0 31 3 31 21 0 34 0 68 0 104 0 17-5 17-31 17 0 4 0 8 0 12 15 0 33-1 44-1 15 0 34 0 50 1 0-4 0-8 0-12-4 0-6 0-9 0-29 0-29-4-29-17 0-20 0-40 0-60 0-38 16-72 45-72 4 0 4 0 5 0-1 0-9 5-9 15 0 11 8 17 16 17 7 0 17-6 17-18 0-13-12-23-29-23-27 0-42 26-47 43z"><text:p/></draw:path><draw:path draw:style-name="gr180" draw:text-style-name="P67" svg:width="0.0575in" svg:height="0.0693in" svg:x="1.4157in" svg:y="0.0622in" svg:viewBox="0 0 147 177" svg:d="M32 89c0-64 32-79 52-79 4 0 28 0 41 14-15 1-17 12-17 18 0 10 6 17 17 17 10 0 18-6 18-18 0-26-30-41-59-41-49 0-84 42-84 89 0 49 39 88 83 88 51 0 64-47 64-51s-4-3-5-3c-3 0-4 1-4 3-13 37-37 41-51 41-21 0-55-16-55-78z"><text:p/></draw:path><draw:path draw:style-name="gr180" draw:text-style-name="P67" svg:width="0.0472in" svg:height="0.0949in" svg:x="1.4815in" svg:y="0.0366in" svg:viewBox="0 0 121 242" svg:d="M59 84c19 0 37 0 55 0 0-5 0-8 0-13-18 0-36 0-55 0 0-24 0-47 0-71-3 0-6 0-9 0 0 32-13 74-50 75 0 3 0 5 0 9 11 0 22 0 33 0 0 35 0 70 0 106 0 47 35 52 50 52 27 0 38-28 38-52 0-8 0-15 0-22-3 0-7 0-10 0 0 7 0 13 0 21 0 29-12 43-26 43-26 0-26-35-26-42 0-36 0-71 0-106z"><text:p/></draw:path><draw:path draw:style-name="gr180" draw:text-style-name="P67" svg:width="0.0681in" svg:height="0.0693in" svg:x="1.5437in" svg:y="0.0622in" svg:viewBox="0 0 174 177" svg:d="M112 143c1 15 12 32 30 32 9 0 32-6 32-37 0-7 0-15 0-22-3 0-7 0-10 0 0 7 0 15 0 22 0 22-10 25-13 25-13 0-15-18-15-19 0-26 0-52 0-77 0-16 0-32-14-46-15-14-34-21-53-21-32 0-58 18-58 44 0 11 8 18 18 18 11 0 17-8 17-18 0-4-2-18-20-18 11-14 30-17 42-17 19 0 41 14 41 49 0 5 0 9 0 13-20 3-46 4-70 15-30 13-39 33-39 50 0 31 37 41 62 41s43-15 50-34zM109 80c0 12 0 25 0 39 0 36-28 49-45 49-19 0-34-13-34-33 0-21 15-53 79-55z"><text:p/></draw:path><draw:path draw:style-name="gr180" draw:text-style-name="P67" svg:width="0.076in" svg:height="0.0665in" svg:x="1.6181in" svg:y="0.0638in" svg:viewBox="0 0 194 170" svg:d="M30 37c0 34 0 68 0 104 0 17-5 17-30 17 0 4 0 8 0 12 13 0 33-1 43-1 11 0 31 1 44 1 0-4 0-8 0-12-26 0-31 0-31-17 0-25 0-48 0-71 0-40 28-61 53-61 24 0 29 21 29 43 0 29 0 59 0 89 0 17-5 17-31 17 0 4 0 8 0 12 14 0 34-1 44-1s31 1 43 1c0-4 0-8 0-12-20 0-30 0-30-11 0-25 0-49 0-73 0-34 0-45-12-60-6-6-18-14-41-14-27 0-46 16-57 41 0-14 0-28 0-41-18 1-36 3-54 4 0 5 0 8 0 12 26 0 30 3 30 21z"><text:p/></draw:path><draw:path draw:style-name="gr180" draw:text-style-name="P67" svg:width="0.0756in" svg:height="0.0685in" svg:x="1.7272in" svg:y="0.0638in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4 10-3 18-11 18-21 0-11-8-15-14-15-12 0-22 10-22 23 0 18 20 26 36 26 27 0 40-28 41-30 6 14 19 30 42 30 41 0 63-50 63-60 0-4-5-4-6-4-3 0-4 2-4 4-14 42-40 51-52 51-15 0-21-12-21-25 0-9 2-17 7-34 4-18 8-36 13-53z"><text:p/></draw:path><draw:path draw:style-name="gr180" draw:text-style-name="P67" svg:width="0.1008in" svg:height="0.1004in" svg:x="1.8524in" svg:y="0.0421in" svg:viewBox="0 0 257 256" svg:d="M136 135c37 0 72 0 108 0 6 0 13 0 13-8 0-7-7-7-13-7-36 0-71 0-108 0 0-36 0-72 0-108 0-5 0-12-7-12-8 0-8 7-8 12 0 36 0 72 0 108-36 0-73 0-109 0-4 0-12 0-12 7 0 8 8 8 12 8 36 0 73 0 109 0 0 36 0 73 0 109 0 4 0 12 8 12 7 0 7-8 7-12 0-36 0-73 0-109z"><text:p/></draw:path><draw:path draw:style-name="gr180" draw:text-style-name="P67" svg:width="0.0382in" svg:height="0.0701in" svg:x="2.0264in" svg:y="0in" svg:viewBox="0 0 98 179" svg:d="M61 8c0-8 0-8-8-8-18 16-42 18-53 18 0 3 0 6 0 9 6 0 24 0 39-7 0 46 0 91 0 137 0 9 0 12-27 12-3 0-8 0-11 0 0 4 0 7 0 10 6 0 39-1 49-1 8 0 42 1 48 1 0-3 0-6 0-10-3 0-7 0-10 0-27 0-27-3-27-12 0-50 0-100 0-149z"><text:p/></draw:path><draw:path draw:style-name="gr180" draw:text-style-name="P67" svg:width="0.0602in" svg:height="0.0055in" svg:x="2.0146in" svg:y="0.089in" svg:viewBox="0 0 154 15" svg:d="M0 0c52 0 102 0 154 0 0 5 0 10 0 15-52 0-102 0-154 0 0-5 0-10 0-15z"><text:p/></draw:path><draw:path draw:style-name="gr180" draw:text-style-name="P67" svg:width="0.0469in" svg:height="0.0701in" svg:x="2.0209in" svg:y="0.1114in" svg:viewBox="0 0 120 179" svg:d="M120 130c-3 0-6 0-9 0-1 6-4 22-8 25-2 1-23 1-26 1-16 0-33 0-49 0 27-25 37-33 53-45 20-16 39-33 39-58 0-33-29-53-64-53-33 0-56 23-56 48 0 14 12 16 14 16 7 0 15-6 15-15 0-5-1-14-16-14 8-20 27-25 40-25 26 0 41 21 41 43 0 23-17 42-26 51-22 21-43 42-65 64-3 3-3 3-3 11 37 0 75 0 112 0 2-16 6-33 8-49z"><text:p/></draw:path><draw:path draw:style-name="gr180" draw:text-style-name="P67" svg:width="0.0173in" svg:height="0.0449in" svg:x="2.1063in" svg:y="0.1138in" svg:viewBox="0 0 45 115" svg:d="M45 41c0-26-9-41-24-41-13 0-21 10-21 20 0 11 8 21 21 21 4 0 10-1 13-6 1 0 1-1 2-1 0 2 1 1 1 7 0 28-14 51-26 63-4 5-4 6-4 7 0 2 2 4 3 4 4 0 35-29 35-74z"><text:p/></draw:path><draw:path draw:style-name="gr180" draw:text-style-name="P67" svg:width="0.078in" svg:height="0.0685in" svg:x="2.1654in" svg:y="0.0638in" svg:viewBox="0 0 199 175" svg:d="M124 148c5 17 18 27 34 27 15 0 24-9 29-21 7-14 12-38 12-39 0-4-3-4-4-4-5 0-5 2-6 8-5 21-13 47-28 47-9 0-12-4-12-18 0-8 4-26 7-39 4-14 8-28 11-42 1-7 5-21 6-26 2-9 6-25 6-27 0-6-5-10-11-10-2 0-12 0-15 14-8 28-24 95-29 116-1 1-16 32-45 32-20 0-23-18-23-32 0-21 10-52 21-78 4-12 7-18 7-24 0-18-14-32-32-32-38 0-52 56-52 59 0 5 4 5 6 5 3 0 3-1 5-8 10-33 24-47 40-47 3 0 10 0 10 12 0 10-5 21-7 26-14 39-23 63-23 82 0 36 26 46 47 46 27 0 40-18 46-27z"><text:p/></draw:path><draw:path draw:style-name="gr180" draw:text-style-name="P67" svg:width="0.0819in" svg:height="0.0685in" svg:x="2.2528in" svg:y="0.0638in" svg:viewBox="0 0 209 175" svg:d="M22 147c-1 7-3 16-3 17 0 7 5 11 11 11 5 0 12-4 14-11 1-1 6-19 8-29 3-12 5-23 9-34 2-9 4-17 6-26 1-7 5-18 5-19 6-12 26-47 63-47 17 0 21 14 21 26 0 24-20 74-25 90-3 9-4 13-4 18 0 19 13 32 31 32 37 0 51-56 51-60s-3-4-4-4c-5 0-5 1-6 8-8 26-21 47-39 47-7 0-10-3-10-12 0-10 3-20 7-28 7-21 23-62 23-84 0-27-16-42-44-42-35 0-53 24-60 34-2-22-19-34-36-34-19 0-25 15-29 22-7 13-11 36-11 37 0 5 3 5 4 5 4 0 5-1 7-10 7-27 14-45 28-45 7 0 12 4 12 17 0 8-1 12-6 32-8 30-15 60-23 89z"><text:p/></draw:path><draw:path draw:style-name="gr180" draw:text-style-name="P67" svg:width="0.0724in" svg:height="0.1059in" svg:x="2.3453in" svg:y="0.0256in" svg:viewBox="0 0 185 270" svg:d="M185 4c0-1 0-4-6-4-5 0-43 3-49 4-2 0-5 3-5 7s4 4 9 4c19 0 20 4 20 7-1 2-1 5-2 8-8 30-16 60-23 91-7-14-18-24-35-24-46 0-94 57-94 113 0 36 22 60 52 60 7 0 27-2 50-27 4 15 17 27 36 27 13 0 22-7 28-19 7-15 11-38 11-39 0-4-3-4-4-4-4 0-5 2-6 7-6 25-13 48-29 48-10 0-11-10-11-18 0-9 1-12 2-19 18-74 37-148 56-222zM105 221c-3 8-3 8-8 14-18 22-33 28-44 28-20 0-25-21-25-37 0-18 13-66 22-84 12-22 28-37 44-37 25 0 30 31 30 35 0 2-1 4-1 6-6 24-12 50-18 75z"><text:p/></draw:path><draw:path draw:style-name="gr180" draw:text-style-name="P67" svg:width="0.0583in" svg:height="0.0685in" svg:x="2.4256in" svg:y="0.0638in" svg:viewBox="0 0 149 175" svg:d="M55 81c11 0 40-1 59-8 27-13 29-35 29-40 0-18-14-33-42-33-43 0-101 37-101 104 0 40 23 71 62 71 55 0 87-41 87-46 0-3-3-5-5-5s-2 1-4 3c-31 39-74 39-78 39-30 0-33-32-33-45 0-5 0-17 5-40 7 0 14 0 21 0zM36 73c16-59 55-64 65-64 19 0 29 11 29 24 0 40-62 40-77 40-6 0-11 0-17 0z"><text:p/></draw:path><draw:path draw:style-name="gr180" draw:text-style-name="P67" svg:width="0.076in" svg:height="0.137in" svg:x="2.4976in" svg:y="0.0232in" svg:viewBox="0 0 194 349" svg:d="M122 118c11 0 22 0 33 0 8 0 12 0 12-8 0-5-4-5-11-5-11 0-21 0-32 0 3-15 6-29 8-43 2-8 8-36 10-41 3-7 10-12 18-12 2 0 12 0 18 6-16 1-21 16-21 21 0 9 8 13 15 13 11 0 22-8 22-23 0-17-18-26-34-26-14 0-38 7-49 45-2 8-4 12-13 60-9 0-18 0-26 0s-13 0-13 8c0 5 4 5 11 5 9 0 17 0 26 0-10 50-19 101-29 150-6 37-13 73-34 73-1 0-11 0-19-7 19-1 22-15 22-21 0-9-7-13-14-13-10 0-22 8-22 23 0 17 18 26 33 26 22 0 37-23 44-37 12-24 21-70 22-72 8-41 15-82 23-122z"><text:p/></draw:path><draw:path draw:style-name="gr180" draw:text-style-name="P67" svg:width="0.0177in" svg:height="0.0449in" svg:x="2.585in" svg:y="0.1138in" svg:viewBox="0 0 46 115" svg:d="M46 41c0-26-10-41-25-41-13 0-21 10-21 20 0 11 8 21 21 21 4 0 10-1 13-6 1 0 1-1 2-1 0 2 1 1 1 7 0 28-13 51-26 63-4 5-4 6-4 7 0 2 2 4 4 4 3 0 35-29 35-74z"><text:p/></draw:path><draw:path draw:style-name="gr180" draw:text-style-name="P67" svg:width="0.0776in" svg:height="0.0685in" svg:x="2.6441in" svg:y="0.0638in" svg:viewBox="0 0 198 175" svg:d="M123 148c5 17 19 27 35 27 14 0 22-9 29-21 7-14 11-38 11-39 0-4-3-4-4-4-5 0-5 2-6 8-5 21-13 47-28 47-9 0-13-4-13-18 0-8 5-26 8-39 3-14 8-28 11-42 1-7 5-21 7-26 1-9 5-25 5-27 0-6-5-10-11-10-2 0-12 0-15 14-8 28-24 95-29 116-1 1-16 32-44 32-21 0-24-18-24-32 0-21 11-52 21-78 4-12 7-18 7-24 0-18-13-32-32-32-37 0-51 56-51 59 0 5 3 5 4 5 4 0 5-1 6-8 10-33 25-47 40-47 3 0 9 0 9 12 0 10-4 21-6 26-14 39-23 63-23 82 0 36 27 46 48 46 25 0 39-18 45-27z"><text:p/></draw:path><draw:path draw:style-name="gr180" draw:text-style-name="P67" svg:width="0.0819in" svg:height="0.0685in" svg:x="2.7315in" svg:y="0.0638in" svg:viewBox="0 0 209 175" svg:d="M22 147c-1 7-3 16-3 17 0 7 5 11 12 11 4 0 11-4 14-11 0-1 5-19 7-29 3-12 5-23 9-34 2-9 4-17 6-26 1-7 5-18 5-19 6-12 26-47 63-47 18 0 21 14 21 26 0 24-20 74-25 90-3 9-4 13-4 18 0 19 14 32 31 32 37 0 51-56 51-60s-3-4-4-4c-5 0-5 1-6 8-8 26-21 47-39 47-7 0-10-3-10-12 0-10 4-20 7-28 7-21 23-62 23-84 0-27-16-42-44-42-35 0-53 24-60 34-2-22-18-34-35-34-19 0-26 15-30 22-5 13-11 36-11 37 0 5 3 5 4 5 4 0 5-1 7-10 7-27 14-45 29-45 7 0 11 4 11 17 0 8-1 12-6 32-8 30-15 60-23 89z"><text:p/></draw:path><draw:path draw:style-name="gr180" draw:text-style-name="P67" svg:width="0.072in" svg:height="0.1059in" svg:x="2.8244in" svg:y="0.0256in" svg:viewBox="0 0 184 270" svg:d="M184 4c0-1 0-4-6-4-5 0-42 3-48 4-3 0-6 3-6 7s4 4 9 4c19 0 20 4 20 7 0 2-1 5-1 8-8 30-16 60-23 91-8-14-19-24-37-24-45 0-92 57-92 113 0 36 21 60 51 60 7 0 27-2 50-27 4 15 17 27 35 27 14 0 22-7 29-19 7-15 11-38 11-39 0-4-3-4-4-4-4 0-5 2-6 7-6 25-13 48-28 48-11 0-13-10-13-18 0-9 2-12 3-19 18-74 37-148 56-222zM103 221c-2 8-2 8-7 14-18 22-33 28-44 28-20 0-26-21-26-37 0-18 14-66 22-84 13-22 30-37 46-37 24 0 29 31 29 35 0 2 0 4-1 6-6 24-12 50-19 75z"><text:p/></draw:path><draw:path draw:style-name="gr180" draw:text-style-name="P67" svg:width="0.0575in" svg:height="0.0685in" svg:x="2.9047in" svg:y="0.0638in" svg:viewBox="0 0 147 175" svg:d="M54 81c11 0 40-1 59-8 27-13 29-35 29-40 0-18-14-33-41-33-43 0-101 37-101 104 0 40 22 71 61 71 55 0 86-41 86-46 0-3-2-5-4-5-1 0-2 1-4 3-31 39-73 39-78 39-30 0-33-32-33-45 0-5 0-17 5-40 7 0 14 0 21 0zM36 73c15-59 54-64 65-64 18 0 29 11 29 24 0 40-63 40-78 40-6 0-10 0-16 0z"><text:p/></draw:path><draw:path draw:style-name="gr180" draw:text-style-name="P67" svg:width="0.0756in" svg:height="0.137in" svg:x="2.9764in" svg:y="0.0232in" svg:viewBox="0 0 193 349" svg:d="M121 118c11 0 22 0 33 0 8 0 12 0 12-8 0-5-4-5-11-5-11 0-21 0-32 0 2-15 6-29 8-43 2-8 8-36 10-41 3-7 10-12 17-12 3 0 13 0 20 6-17 1-21 16-21 21 0 9 7 13 15 13 10 0 21-8 21-23 0-17-18-26-35-26-13 0-37 7-48 45-2 8-3 12-13 60-9 0-18 0-27 0-7 0-12 0-12 8 0 5 5 5 11 5 9 0 17 0 26 0-10 50-19 101-29 150-7 37-13 73-33 73-2 0-12 0-19-7 18-1 21-15 21-21 0-9-6-13-14-13-10 0-21 8-21 23 0 17 17 26 33 26 21 0 36-23 43-37 12-24 22-70 22-72 8-41 15-82 23-122z"><text:p/></draw:path></draw:g></draw:g></text:p>
            <text:p text:style-name="P13"><text:span text:style-name="T12">N</text:span>áhodné vektory</text:p>
            <text:p text:style-name="P38">&gt; Hustota a distribuční funkce</text:p>
            <text:p text:style-name="P14"><draw:g text:anchor-type="as-char" svg:y="-0.1228in" draw:z-index="238" draw:name="Shape23" draw:style-name="gr178"><svg:title>TexMaths</svg:title><svg:desc>11§inline§\[ F_{X,Y}(x,y) = \int_{-\infty}^x  \int_{-\infty}^y  f_{X,Y} (s,t) dt ds\]§svg§600§FALSE§</svg:desc><draw:g draw:style-name="gr2"><draw:path draw:style-name="gr179" draw:text-style-name="P66" svg:width="2.4303in" svg:height="0.1705in" svg:x="0.0024in" svg:y="0.0083in" svg:viewBox="0 0 6174 434" svg:d="M3087 434c-1029 0-2058 0-3087 0 0-145 0-289 0-434 2058 0 4116 0 6174 0 0 145 0 289 0 434-1029 0-2058 0-3087 0z"><text:p/></draw:path><draw:path draw:style-name="gr180" draw:text-style-name="P67" svg:width="0.1075in" svg:height="0.1024in" svg:x="0.0004in" svg:y="0.0291in" svg:viewBox="0 0 274 261" svg:d="M102 136c12 0 26 0 38 0 28 0 32 7 32 18 0 3 0 7-3 18-1 3-1 3-2 5 0 3 3 5 6 5s3-2 5-8c7-29 14-56 21-84 1-4 1-5 1-7-1-1-1-3-4-3-5 0-5 1-6 8-9 30-17 37-49 37-12 0-23 0-35 0 7-33 16-66 24-99 3-13 4-14 21-14 16 0 34 0 50 0 49 0 57 12 57 42 0 9 0 11-1 21-1 5-1 6-1 7s1 5 5 5 4-2 5-10c2-22 6-45 8-67 1-10-1-10-10-10-64 0-127 0-190 0-8 0-11 0-11 8 0 4 3 4 11 4 14 0 25 0 25 7 0 1 0 2-2 8-18 69-34 137-52 205-3 15-4 18-35 18-7 0-10 0-10 6 0 5 4 5 5 5 11 0 40-2 51-2 13 0 45 2 58 2 4 0 8 0 8-7 0-2-1-2-2-4-1 0-2 0-11 0s-10 0-20-1c-11-1-12-3-12-7 0-1 0-4 1-9 8-33 17-65 24-97z"><text:p/></draw:path><draw:path draw:style-name="gr180" draw:text-style-name="P67" svg:width="0.0937in" svg:height="0.0724in" svg:x="0.098in" svg:y="0.0823in" svg:viewBox="0 0 239 185" svg:d="M136 81c9-9 17-16 26-25 35-34 45-45 70-46 3 0 7 0 7-6 0-3-4-4-5-4-7 0-16 1-25 1-7 0-24-1-31-1-2 0-5 1-5 7 1 1 0 3 3 3s10 1 10 6-5 9-7 11c-2 3-37 37-47 47-9-18-19-36-28-53 0-1-1-3-1-5 0-1 6-5 15-6 2 0 5 0 5-6-1-1 0-4-4-4-6 0-12 1-18 1-5 0-12 0-17 0s-11 0-17 0c-4 0-10-1-14-1-1 0-6 0-6 7 0 3 4 3 8 3 15 0 16 3 20 9 12 24 25 49 37 73-4 5-10 10-14 16-6 5-19 17-23 22-33 33-44 44-68 45-5 1-7 1-7 6 0 1 0 4 3 4 8 0 17-2 26-2 4 0 11 0 15 0 5 2 11 2 15 2 3 0 7 0 7-6 0-3-3-4-6-4-2 0-8-1-8-7 0-4 4-8 10-13 18-19 36-36 55-54 11 21 22 42 33 64 1 2 1 2 1 3 0 2-5 7-15 7-2 1-5 1-5 6 1 1 0 4 4 4 6 0 11-2 18-2 5 0 12 0 17 0 6 0 13 0 17 0 4 2 10 2 14 2 2 0 6 0 6-6 0-4-4-4-8-4-15 0-16-3-19-8-14-29-29-57-44-86z"><text:p/></draw:path><draw:path draw:style-name="gr180" draw:text-style-name="P67" svg:width="0.013in" svg:height="0.0323in" svg:x="0.2059in" svg:y="0.1429in" svg:viewBox="0 0 34 83" svg:d="M27 26c0 16-3 32-22 50-1 1-1 2-1 3 0 2 3 4 4 4 4 0 26-21 26-53 0-18-5-30-19-30-8 0-15 7-15 15 0 9 7 16 15 16 7 0 11-5 12-5z"><text:p/></draw:path><draw:path draw:style-name="gr180" draw:text-style-name="P67" svg:width="0.0846in" svg:height="0.0724in" svg:x="0.2358in" svg:y="0.0823in" svg:viewBox="0 0 216 185" svg:d="M168 33c6-6 11-10 17-14 11-8 21-9 24-9s7 0 7-6c0-2-3-4-4-4-7 0-15 1-22 1-9 0-21-1-28-1-1 0-6 0-6 7 0 3 3 3 6 3 7 1 7 3 7 5 0 3-2 5-4 7-1 2-2 4-4 7-22 23-46 47-68 70-12-27-24-53-36-79-1-5-1-4-1-5 0-5 12-5 14-5 4 0 7 0 7-6-1-1 0-4-4-4-8 0-28 1-37 1-6 0-24-1-31-1-2 0-5 1-5 7 0 3 4 3 8 3 15 0 16 2 19 9 15 30 28 61 42 92-4 16-7 33-12 49-3 14-4 15-25 15-5 0-8 0-8 5 0 3 2 5 5 5 4 0 11-2 16-2 6 0 13 0 18 0s12 0 17 0c6 0 12 2 18 2 2 0 6 0 6-6 0-4-3-4-9-4-4 0-5 0-10 0-6-1-6-1-6-5 0-1 3-14 5-21 2-8 8-33 8-34 1-3 1-4 4-6 24-26 48-51 72-76z"><text:p/></draw:path><draw:path draw:style-name="gr180" draw:text-style-name="P67" svg:width="0.035in" svg:height="0.1508in" svg:x="0.3504in" svg:y="0.0181in" svg:viewBox="0 0 90 384" svg:d="M90 381c0-1 0-2-6-9-49-48-61-120-61-179 0-67 14-134 62-182 5-4 5-6 5-7 0-3-2-4-4-4-4 0-39 26-62 76-20 42-24 84-24 117 0 30 4 76 25 119 23 47 57 72 61 72 2 0 4-1 4-3z"><text:p/></draw:path><draw:path draw:style-name="gr180" draw:text-style-name="P67" svg:width="0.0752in" svg:height="0.0685in" svg:x="0.3988in" svg:y="0.065in" svg:viewBox="0 0 192 175" svg:d="M118 55c3-11 12-46 38-46 2 0 11 0 20 5-11 1-19 11-19 21 0 6 5 13 15 13 8 0 20-6 20-22 0-21-22-26-35-26-23 0-36 21-40 30-10-26-31-30-42-30-41 0-63 51-63 59 0 5 3 4 4 5 4 0 5-1 6-5 13-40 38-50 52-50 7 0 21 3 21 26 0 12-7 37-21 91-7 24-20 41-37 41-2 0-12 0-19-6 9-2 18-9 18-20 0-10-9-14-14-14-12 0-22 10-22 22 0 18 20 26 36 26 27 0 40-27 41-29 4 14 19 29 42 29 39 0 61-50 61-60 0-3-3-3-4-3-3 0-4 1-4 4-14 41-40 51-52 51-16 0-21-13-21-25 0-9 2-18 7-34 4-18 7-36 12-53z"><text:p/></draw:path><draw:path draw:style-name="gr180" draw:text-style-name="P67" svg:width="0.0173in" svg:height="0.0449in" svg:x="0.4945in" svg:y="0.1154in" svg:viewBox="0 0 45 115" svg:d="M45 41c0-26-10-41-24-41-13 0-21 10-21 21 0 10 8 21 21 21 4 0 10-2 13-6 1-1 1-1 2-1 0 2 1 0 1 6 0 28-14 51-26 64-4 5-4 5-4 6 0 3 2 4 3 4 4 0 35-29 35-74z"><text:p/></draw:path><draw:path draw:style-name="gr180" draw:text-style-name="P67" svg:width="0.0697in" svg:height="0.0976in" svg:x="0.5535in" svg:y="0.065in" svg:viewBox="0 0 178 249" svg:d="M177 24c1-5 1-6 1-9 0-7-5-11-11-11-3 0-10 3-13 9-1 1-4 13-6 21-3 10-5 20-7 31-6 23-12 46-18 69-1 5-17 33-44 33-20 0-23-18-23-32 0-17 7-42 19-76 6-15 9-19 9-27 0-18-14-32-32-32-38 0-52 56-52 59 0 5 4 5 5 5 4 0 4-1 6-7 11-36 26-48 40-48 2 0 8 0 8 12 0 10-3 20-6 27-16 41-22 63-22 82 0 34 24 45 47 45 15 0 29-7 39-17-5 20-9 39-25 59-11 14-25 25-43 25-5 0-23-1-29-17 6 0 11 0 16-4s8-9 8-17c0-11-10-13-14-13-9 0-21 7-21 25 0 19 16 33 40 33 40 0 80-34 91-78 12-49 25-97 37-147z"><text:p/></draw:path><draw:path draw:style-name="gr180" draw:text-style-name="P67" svg:width="0.035in" svg:height="0.1508in" svg:x="0.6378in" svg:y="0.0181in" svg:viewBox="0 0 90 384" svg:d="M90 193c0-30-4-77-26-121-23-47-56-72-60-72-3 0-4 2-4 4 0 1 0 3 8 9 37 39 59 99 59 180 0 65-14 133-62 182-5 4-5 5-5 6 0 2 1 3 4 3 4 0 39-26 61-74 20-43 25-85 25-117z"><text:p/></draw:path><draw:path draw:style-name="gr180" draw:text-style-name="P67" svg:width="0.1008in" svg:height="0.035in" svg:x="0.7394in" svg:y="0.076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80" draw:text-style-name="P67" svg:width="0.0835in" svg:height="0.1677in" svg:x="0.9in" svg:y="0.0106in" svg:viewBox="0 0 213 427" svg:d="M84 338c-6 63-19 80-41 80-6 0-18-1-25-7 11-2 14-11 14-17 0-11-9-15-16-15s-16 4-16 16c0 18 20 32 43 32 36 0 55-34 64-68 4-21 18-132 22-174 2-32 4-64 6-96 6-71 19-80 37-80 3 0 15 0 24 7-11 2-15 10-15 16 0 11 9 16 17 16s15-5 15-16c0-19-18-32-41-32-38 0-52 37-59 67-5 21-18 130-22 176-2 32-5 63-7 95z"><text:p/></draw:path><draw:path draw:style-name="gr180" draw:text-style-name="P67" svg:width="0.0567in" svg:height="0.0476in" svg:x="0.9976in" svg:y="0.0004in" svg:viewBox="0 0 145 122" svg:d="M55 91c-3 9-12 23-25 23-1 0-9 0-16-3 11-3 12-13 12-15 0-6-4-10-11-10s-15 6-15 16c0 13 15 20 29 20 12 0 24-8 30-19 7 15 21 19 32 19 31 0 48-34 48-42 0-3-4-3-5-3-3 0-3 1-4 4-6 19-22 33-38 33-11 0-16-6-16-17 0-7 6-32 14-62 6-21 18-27 27-27 4 1 8 0 14 4-9 2-12 10-12 14 0 6 4 10 11 10 5 0 15-5 15-16 0-16-17-20-28-20-14 0-25 9-30 20-6-11-18-20-33-20-30 0-47 33-47 42 0 3 3 3 4 3 3 0 4-1 5-4 7-21 25-33 38-33 9 0 15 5 15 17 0 6-3 20-5 29-4 12-6 25-9 37z"><text:p/></draw:path><draw:path draw:style-name="gr180" draw:text-style-name="P67" svg:width="0.0717in" svg:height="0.0047in" svg:x="0.9748in" svg:y="0.1563in" svg:viewBox="0 0 183 13" svg:d="M172 13c4 0 11 0 11-6 0-7-7-7-11-7-54 0-107 0-161 0-4 0-11 0-11 7 0 6 5 6 11 6 54 0 107 0 161 0z"><text:p/></draw:path><draw:path draw:style-name="gr180" draw:text-style-name="P67" svg:width="0.1043in" svg:height="0.0476in" svg:x="1.0665in" svg:y="0.1386in" svg:viewBox="0 0 266 122" svg:d="M135 45c-14-16-18-21-28-29-17-12-34-16-50-16-33 0-57 29-57 62 0 30 23 60 57 60 38 0 64-31 74-45 14 16 19 21 28 28 17 13 35 17 49 17 34 0 58-29 58-62 0-30-23-60-57-60-37 0-64 31-74 45zM144 55c11-18 34-45 67-45 28 0 47 24 47 50s-20 47-46 47c-25 0-42-20-68-52zM122 67c-11 18-35 44-68 44-28 0-46-24-46-49 0-27 21-48 45-48 25 0 43 21 69 53z"><text:p/></draw:path><draw:path draw:style-name="gr180" draw:text-style-name="P67" svg:width="0.0835in" svg:height="0.1677in" svg:x="1.2209in" svg:y="0.0106in" svg:viewBox="0 0 213 427" svg:d="M84 338c-6 63-19 80-42 80-5 0-17-1-24-7 11-2 14-11 14-17 0-11-9-15-16-15s-16 4-16 16c0 18 19 32 42 32 37 0 56-34 64-68 5-21 19-132 22-174 2-32 5-64 7-96 6-71 19-80 37-80 3 0 15 0 24 7-11 2-15 10-15 16 0 11 9 16 16 16 8 0 16-5 16-16 0-19-18-32-41-32-38 0-53 37-60 67-4 21-17 130-22 176-2 32-4 63-6 95z"><text:p/></draw:path><draw:path draw:style-name="gr180" draw:text-style-name="P67" svg:width="0.0543in" svg:height="0.0685in" svg:x="1.3185in" svg:y="0.0004in" svg:viewBox="0 0 139 175" svg:d="M137 18c2-5 2-5 2-6 0-5-5-9-9-9s-8 1-11 7c-1 1-4 10-5 15-2 8-3 15-5 22s-10 41-11 44c-11 8-12 23-33 23-19 0-19-17-19-22 0-15 7-32 14-52 4-9 5-13 5-17 0-13-11-23-25-23-28 0-40 37-40 42 0 3 3 3 4 3 5 0 5-1 6-4 6-22 17-33 28-33 5 0 7 3 7 10 0 5-2 12-3 15-13 33-16 43-16 55 0 4 0 17 10 25 9 8 20 9 28 9 11 0 20-4 29-12-4 14-6 26-18 39-7 9-18 18-32 18-2 0-14 0-21-9 15-2 10-11 15-15 0-9-7-10-11-10-6 0-15 5-15 17 0 15 13 25 32 25 27 0 60-21 69-55s17-68 25-102z"><text:p/></draw:path><draw:path draw:style-name="gr180" draw:text-style-name="P67" svg:width="0.0717in" svg:height="0.0047in" svg:x="1.2957in" svg:y="0.1563in" svg:viewBox="0 0 183 13" svg:d="M172 13c4 0 11 0 11-6 0-7-7-7-11-7-54 0-107 0-161 0-4 0-11 0-11 7 0 6 5 6 11 6 54 0 107 0 161 0z"><text:p/></draw:path><draw:path draw:style-name="gr180" draw:text-style-name="P67" svg:width="0.1043in" svg:height="0.0476in" svg:x="1.3874in" svg:y="0.1386in" svg:viewBox="0 0 266 122" svg:d="M135 45c-14-16-18-21-28-29-17-12-34-16-50-16-33 0-57 29-57 62 0 30 23 60 57 60 38 0 64-31 73-45 15 16 18 21 29 28 17 13 35 17 49 17 34 0 58-29 58-62 0-30-23-60-57-60-37 0-64 31-74 45zM144 55c11-18 34-45 67-45 28 0 47 24 47 50s-20 47-46 47c-25 0-43-20-68-52zM122 67c-11 18-35 44-68 44-28 0-46-24-46-49 0-27 21-48 45-48 25 0 43 21 69 53z"><text:p/></draw:path><draw:path draw:style-name="gr180" draw:text-style-name="P67" svg:width="0.0752in" svg:height="0.137in" svg:x="1.5417in" svg:y="0.026in" svg:viewBox="0 0 192 349" svg:d="M121 118c11 0 22 0 33 0 8 0 12 0 12-8 0-5-4-5-11-5-11 0-21 0-32 0 2-15 6-29 8-43 2-8 8-36 10-40 3-8 10-13 17-13 3 0 12 0 20 6-17 3-21 16-21 21 0 9 7 13 15 13 9 0 20-7 20-23 0-17-17-26-34-26-12 0-37 7-48 45-2 9-3 12-13 60-9 0-18 0-27 0-7 0-12 0-12 8 0 5 5 5 11 5 9 0 17 0 26 0-10 50-19 101-29 151-7 37-13 73-33 73-2 0-12 0-19-8 18-1 21-14 21-21 0-9-6-13-14-13-10 0-21 9-21 23 0 17 16 26 33 26 21 0 36-22 43-37 12-24 22-69 22-73 8-40 15-81 23-121z"><text:p/></draw:path><draw:path draw:style-name="gr180" draw:text-style-name="P67" svg:width="0.0941in" svg:height="0.0724in" svg:x="1.613in" svg:y="0.0823in" svg:viewBox="0 0 240 185" svg:d="M137 81c9-9 17-16 26-25 35-34 45-45 69-46 4 0 8 0 8-6 0-3-4-4-5-4-7 0-17 1-25 1-7 0-24-1-31-1-2 0-5 1-5 7 1 1 0 3 3 3 2 0 10 1 10 6s-4 9-8 11c-1 3-36 37-46 47-9-18-19-36-27-53 0-1-2-3-2-5 0-1 6-5 15-6 2 0 5 0 5-6-1-1 0-4-4-4-6 0-12 1-18 1s-12 0-17 0c-6 0-11 0-17 0-4 0-10-1-14-1-1 0-6 0-6 7 0 3 4 3 8 3 15 0 17 3 20 9 12 24 25 49 37 73-5 5-10 10-15 16-5 5-18 17-22 22-33 33-44 44-68 45-5 1-8 1-8 6 0 1 1 4 4 4 8 0 17-2 26-2 4 0 11 0 15 0 6 2 11 2 15 2 2 0 6 0 6-6 0-3-3-4-4-4-3 0-9-1-9-7 0-4 4-8 10-13 18-19 36-36 55-54 11 21 22 42 33 64 1 2 1 2 1 3 0 2-5 7-15 7-2 1-5 1-5 6 1 1 0 4 4 4 6 0 11-2 18-2 5 0 12 0 18 0 5 0 11 0 16 0 4 2 10 2 14 2 1 0 6 0 6-6 0-4-3-4-8-4-15 0-16-3-20-8-14-29-28-57-43-86z"><text:p/></draw:path><draw:path draw:style-name="gr180" draw:text-style-name="P67" svg:width="0.013in" svg:height="0.0323in" svg:x="1.7213in" svg:y="0.1429in" svg:viewBox="0 0 34 83" svg:d="M26 26c0 16-2 32-21 50-1 1-1 2-1 3 0 2 3 4 4 4 3 0 26-21 26-53 0-18-7-30-19-30-8 0-15 7-15 15 0 9 7 16 15 16 7 0 8-4 11-5z"><text:p/></draw:path><draw:path draw:style-name="gr180" draw:text-style-name="P67" svg:width="0.0846in" svg:height="0.0724in" svg:x="1.7516in" svg:y="0.0823in" svg:viewBox="0 0 216 185" svg:d="M168 33c5-6 10-10 17-14 11-8 21-9 24-9s7 0 7-6c0-2-3-4-5-4-6 0-14 1-22 1s-20-1-27-1c-1 0-6 0-6 7 0 3 3 3 5 3 8 1 8 3 8 5 0 3-2 5-4 7-1 2-2 4-4 7-22 23-46 47-68 70-12-27-24-53-36-79-2-5-1-4-2-5 0-5 13-5 15-5 4 0 7 0 7-6-1-1 0-4-4-4-8 0-28 1-37 1-6 0-24-1-31-1-2 0-5 1-5 7 0 3 3 3 8 3 15 0 16 2 19 9 15 30 28 61 42 92-4 16-7 33-12 49-4 14-4 15-25 15-5 0-8 0-8 5 0 3 1 5 5 5s11-2 16-2c6 0 13 0 18 0s12 0 17 0c6 0 12 2 18 2 2 0 6 0 6-6 0-4-3-4-9-4-5 0-6 0-10 0-6-1-6-1-6-5 0-1 3-14 5-21 2-8 7-33 8-34 1-3 1-4 4-6 24-26 48-51 72-76z"><text:p/></draw:path><draw:path draw:style-name="gr180" draw:text-style-name="P67" svg:width="0.035in" svg:height="0.1508in" svg:x="1.8657in" svg:y="0.0181in" svg:viewBox="0 0 90 384" svg:d="M90 381c0-1 0-2-6-9-49-48-62-120-62-179 0-67 15-134 63-182 5-4 5-6 5-7 0-3-2-4-4-4-4 0-39 26-62 76-20 42-24 84-24 117 0 30 4 76 25 119 23 47 57 72 61 72 2 0 4-1 4-3z"><text:p/></draw:path><draw:path draw:style-name="gr180" draw:text-style-name="P67" svg:width="0.0559in" svg:height="0.0685in" svg:x="1.9177in" svg:y="0.065in" svg:viewBox="0 0 143 175" svg:d="M131 26c-10 1-18 9-18 18 0 5 2 11 11 11 8 0 19-7 19-21 0-18-18-34-46-34-52 0-66 40-66 57 0 30 28 35 40 37 20 5 40 9 40 30 0 10-9 43-55 43-5 0-35 0-44-21 14 2 24-10 24-21 0-9-6-13-14-13-10 0-22 9-22 25 0 22 22 38 55 38 63 0 78-46 78-64 0-14-8-23-12-28-10-11-21-13-39-16-14-3-29-5-29-23 0-11 10-35 44-35 10 0 28 3 34 17z"><text:p/></draw:path><draw:path draw:style-name="gr180" draw:text-style-name="P67" svg:width="0.0173in" svg:height="0.0449in" svg:x="1.9945in" svg:y="0.1154in" svg:viewBox="0 0 45 115" svg:d="M45 41c0-26-10-41-24-41-13 0-21 10-21 21 0 10 8 21 21 21 4 0 9-2 13-6 1-1 1-1 2-1 0 2 0 0 0 6 0 28-13 50-26 64-3 4-3 5-3 6 0 3 1 4 3 4 4 0 35-29 35-74z"><text:p/></draw:path><draw:path draw:style-name="gr180" draw:text-style-name="P67" svg:width="0.0465in" svg:height="0.0961in" svg:x="2.0524in" svg:y="0.037in" svg:viewBox="0 0 119 245" svg:d="M70 87c12 0 25 0 37 0 7 0 12 0 12-8 0-4-5-4-11-4-11 0-23 0-34 0 14-55 15-63 15-65 0-7-4-10-11-10-1 0-12 0-15 13-5 21-10 41-15 62-12 0-24 0-36 0-9 0-12 0-12 7 0 5 3 5 11 5 11 0 23 0 34 0-29 110-30 116-30 123 0 21 15 35 36 35 39 0 61-56 61-59 0-4-3-4-4-4-4 0-5 1-6 6-16 39-37 49-50 49-8 0-12-5-12-17 0-10 1-12 2-19 10-38 18-77 28-114z"><text:p/></draw:path><draw:path draw:style-name="gr180" draw:text-style-name="P67" svg:width="0.0346in" svg:height="0.1508in" svg:x="2.1126in" svg:y="0.0181in" svg:viewBox="0 0 89 384" svg:d="M89 193c0-30-4-77-25-121-23-47-56-72-61-72-2 0-3 2-3 4 0 1 0 3 7 9 38 39 60 99 60 180 0 65-14 133-63 182-4 4-4 5-4 6 0 2 1 3 3 3 5 0 39-26 62-74 20-43 24-85 24-117z"><text:p/></draw:path><draw:path draw:style-name="gr180" draw:text-style-name="P67" svg:width="0.072in" svg:height="0.1059in" svg:x="2.1693in" svg:y="0.0268in" svg:viewBox="0 0 184 270" svg:d="M184 4c0-1 0-4-6-4-5 0-42 3-48 4-4 0-6 3-6 7 0 5 4 5 9 5 19 0 20 3 20 7 0 2-1 6-1 8-8 31-16 60-23 91-8-14-19-25-37-25-45 0-92 57-92 113 0 36 21 60 51 60 7 0 27-1 50-27 3 15 17 27 35 27 14 0 22-9 29-20 7-14 11-37 11-38 0-3-3-3-4-3-4 0-5 1-6 6-7 26-13 48-29 48-11 0-12-10-12-17 0-10 1-12 3-19 18-74 37-148 56-223zM103 222c-2 6-2 8-7 14-18 20-33 27-44 27-20 0-26-21-26-36 0-19 14-67 22-84 12-23 29-38 45-38 25 0 30 32 30 34 0 3 0 5-1 7-7 25-12 51-19 76z"><text:p/></draw:path><draw:path draw:style-name="gr180" draw:text-style-name="P67" svg:width="0.0465in" svg:height="0.0961in" svg:x="2.2457in" svg:y="0.037in" svg:viewBox="0 0 119 245" svg:d="M71 87c13 0 25 0 37 0 7 0 11 0 11-8 0-4-4-4-11-4-11 0-22 0-33 0 13-55 15-63 15-65 0-7-4-10-11-10-1 0-12 0-15 13-6 21-10 41-16 62-12 0-24 0-36 0-8 0-12 0-12 7 0 5 3 5 11 5 11 0 23 0 34 0-27 110-30 116-30 123 0 21 16 35 37 35 39 0 61-56 61-59 0-4-3-4-5-4-4 0-4 1-6 6-16 39-37 49-49 49-9 0-12-5-12-17 0-10 0-12 2-19 10-38 19-77 28-114z"><text:p/></draw:path><draw:path draw:style-name="gr180" draw:text-style-name="P67" svg:width="0.0724in" svg:height="0.1059in" svg:x="2.3031in" svg:y="0.0268in" svg:viewBox="0 0 185 270" svg:d="M185 4c0-1 0-4-6-4-5 0-43 3-49 4-2 0-6 3-6 7 0 5 5 5 10 5 19 0 19 3 19 7 0 2-1 6-1 8-8 31-16 60-23 91-7-14-18-25-36-25-45 0-93 57-93 113 0 36 22 60 52 60 7 0 27-1 50-27 4 15 17 27 35 27 14 0 22-9 29-20 7-14 11-37 11-38 0-3-3-3-4-3-4 0-5 1-6 6-6 26-13 48-30 48-9 0-11-10-11-17 0-10 2-12 3-19 18-74 37-148 56-223zM104 222c-2 6-2 8-8 14-17 20-32 27-43 27-20 0-26-21-26-36 0-19 14-67 22-84 11-23 29-38 44-38 26 0 31 32 31 34 0 3-1 5-1 7-6 25-12 51-19 76z"><text:p/></draw:path><draw:path draw:style-name="gr180" draw:text-style-name="P67" svg:width="0.0559in" svg:height="0.0685in" svg:x="2.3843in" svg:y="0.065in" svg:viewBox="0 0 143 175" svg:d="M132 26c-11 1-19 9-19 18 0 5 4 11 12 11s18-7 18-21c0-18-17-34-46-34-51 0-65 40-65 57 0 30 28 35 39 37 20 5 40 9 40 30 0 10-9 43-55 43-5 0-35 0-44-21 14 2 24-10 24-21 0-9-5-13-14-13-10 0-22 9-22 25 0 22 22 38 56 38 63 0 77-46 77-64 0-14-7-23-12-28-10-11-21-13-39-16-13-3-28-5-28-23 0-11 9-35 43-35 10 0 28 3 35 17z"><text:p/></draw:path></draw:g></draw:g></text:p>
            <text:p text:style-name="P14"><draw:g text:anchor-type="as-char" svg:y="-0.1736in" draw:z-index="239" draw:name="Shape24" draw:style-name="gr178"><svg:title>TexMaths</svg:title><svg:desc>11§inline§\[  f_{X,Y}(x,y)= \int_{-\infty}^x = \frac{\partial^2 F_{X,Y}(x,y)}{\partial x \partial y} \]§svg§600§FALSE§</svg:desc><draw:g draw:style-name="gr2"><draw:path draw:style-name="gr179" draw:text-style-name="P66" svg:width="2.0598in" svg:height="0.2315in" svg:x="0.0004in" svg:y="0.0079in" svg:viewBox="0 0 5233 589" svg:d="M0 0c1745 0 3488 0 5233 0 0 196 0 393 0 589-1745 0-3488 0-5233 0 0-196 0-393 0-589z"><text:p/></draw:path><draw:path draw:style-name="gr180" draw:text-style-name="P67" svg:width="0.0756in" svg:height="0.1374in" svg:x="0.0008in" svg:y="0.0669in" svg:viewBox="0 0 193 350" svg:d="M121 118c11 0 22 0 33 0 8 0 12 0 12-8 0-4-4-4-11-4-11 0-21 0-32 0 2-15 6-30 8-44 2-9 8-37 10-41 3-7 10-13 17-13 3 0 13 0 20 7-17 2-21 15-21 21 0 9 7 14 15 14 10 0 21-9 21-24 0-17-18-26-35-26-13 0-37 7-48 45-2 8-3 11-13 61-9 0-18 0-27 0-7 0-12 0-12 6s5 6 11 6c9 0 17 0 26 0-10 51-19 101-29 152-7 37-13 72-34 72-1 0-11 0-18-7 18-1 21-15 21-20 0-9-6-13-14-13-10 0-21 8-21 22 0 16 17 26 32 26 22 0 37-23 44-36 12-24 22-72 22-74 8-41 15-81 23-122z"><text:p/></draw:path><draw:path draw:style-name="gr180" draw:text-style-name="P67" svg:width="0.0941in" svg:height="0.0724in" svg:x="0.0724in" svg:y="0.124in" svg:viewBox="0 0 240 185" svg:d="M138 82c8-9 16-18 25-27 35-34 45-44 69-45 5-1 8-1 8-7 0-2-3-3-5-3-7 0-17 1-25 1-6 0-24-1-32-1-2 0-4 1-4 6 1 1 0 3 3 4 2 0 10 0 10 7 0 3-4 7-8 11-2 2-36 35-46 45-9-18-19-36-27-53 0-1-1-2-1-3 0-3 5-7 14-7 2 0 5-1 5-7-1-1 0-3-4-3-6 0-12 1-18 1s-12 0-17 0c-6 0-11 0-17 0-4-1-10-1-14-1-1 0-6 0-6 6 0 4 4 4 8 4 16 0 17 2 20 8 12 25 25 49 37 75-5 5-10 9-15 15-4 4-18 17-22 22-33 32-44 44-69 45-4 0-7 0-7 6 0 1 1 4 4 4 8 0 17-1 26-1 4 0 11 0 15 0 6 0 11 1 16 1 1 0 5 0 5-6 0-4-3-4-4-4-4-1-9-1-9-6s4-9 10-15c18-18 36-36 55-54 11 21 22 42 33 64 1 3 1 3 1 5 0 1-5 5-14 6-3 0-6 0-6 6 1 1 0 4 4 4 6 0 13-1 18-1 6 0 12 0 18 0 4 0 11 0 16 0s10 1 14 1c2 0 6 0 6-6 0-4-3-4-8-4-15 0-16-3-20-8-14-28-28-57-42-85z"><text:p/></draw:path><draw:path draw:style-name="gr180" draw:text-style-name="P67" svg:width="0.013in" svg:height="0.0327in" svg:x="0.1807in" svg:y="0.1839in" svg:viewBox="0 0 34 84" svg:d="M26 28c0 14-2 31-20 49-2 1-3 1-3 2 0 3 3 5 5 5 3 0 26-22 26-54 0-17-6-30-19-30-8 0-15 8-15 15 0 9 7 17 15 17 7 0 8-3 11-4z"><text:p/></draw:path><draw:path draw:style-name="gr180" draw:text-style-name="P67" svg:width="0.0846in" svg:height="0.0724in" svg:x="0.211in" svg:y="0.124in" svg:viewBox="0 0 216 185" svg:d="M168 32c5-6 10-10 17-14 11-8 21-8 24-8 3-1 7-1 7-7 0-2-3-3-5-3-6 0-14 1-22 1-7 0-20-1-27-1-1 0-6 0-6 6 0 3 4 4 5 4 7 0 7 3 7 4 0 3-1 5-3 8-1 2-2 4-4 6-22 23-45 47-67 70-13-26-25-53-37-79-2-4-1-4-2-5 0-4 13-4 15-4 4 0 7 0 7-7-1-1 0-3-4-3-8 0-28 1-37 1-6 0-24-1-30-1-3 0-6 1-6 6 0 4 3 4 8 4 15 0 16 2 20 8 14 30 27 61 41 92-4 17-7 33-12 50-4 14-4 14-25 15-4 0-8 0-8 6 0 2 1 4 5 4s11-1 16-1 13 0 18 0 12 0 17 0c6 0 12 1 18 1 2 0 7 0 7-6 0-4-4-4-10-4-5 0-6 0-10-1-6 0-6-1-6-3s4-16 5-22c2-9 7-32 8-33 2-5 2-6 4-8 24-25 48-51 72-76z"><text:p/></draw:path><draw:path draw:style-name="gr180" draw:text-style-name="P67" svg:width="0.035in" svg:height="0.1516in" svg:x="0.3252in" svg:y="0.0598in" svg:viewBox="0 0 90 386" svg:d="M90 381c0-1 0-2-6-9-49-48-62-120-62-179 0-67 15-135 63-183 5-4 5-6 5-7 0-2-2-3-4-3-3 0-39 26-62 75-20 43-24 86-24 118 0 31 4 77 25 121 23 46 58 72 61 72 2 0 4-1 4-5z"><text:p/></draw:path><draw:path draw:style-name="gr180" draw:text-style-name="P67" svg:width="0.0756in" svg:height="0.0685in" svg:x="0.3736in" svg:y="0.1067in" svg:viewBox="0 0 193 175" svg:d="M118 54c2-10 11-45 38-45 2 0 11 0 20 4-11 2-19 12-19 21 0 7 5 13 15 13 8 0 21-6 21-22 0-19-24-25-37-25-22 0-35 20-39 29-10-26-31-29-42-29-41 0-63 50-63 59 0 4 3 4 5 4 3 0 4 0 5-5 13-40 39-49 52-49 7 0 21 3 21 25 0 12-7 38-21 93-7 23-20 39-38 39-2 0-11 0-18-5 10-1 17-10 17-20 0-11-7-14-14-14-11 0-21 10-21 23 0 17 20 25 36 25 26 0 40-27 41-30 4 15 19 30 42 30 39 0 61-50 61-59 0-5-3-5-4-5-3 0-4 2-5 5-13 42-39 50-51 50-15 0-22-12-22-25 0-9 2-18 7-34 4-18 8-35 13-53z"><text:p/></draw:path><draw:path draw:style-name="gr180" draw:text-style-name="P67" svg:width="0.0173in" svg:height="0.0453in" svg:x="0.4697in" svg:y="0.1575in" svg:viewBox="0 0 45 116" svg:d="M45 41c0-27-10-41-24-41-13 0-21 9-21 20s8 21 21 21c4 0 9-2 13-6 1 0 1-1 2-1 0 2 0 1 0 7 0 28-13 50-26 64-4 3-3 5-3 6 0 2 1 5 3 5 4 0 35-30 35-75z"><text:p/></draw:path><draw:path draw:style-name="gr180" draw:text-style-name="P67" svg:width="0.0697in" svg:height="0.098in" svg:x="0.5283in" svg:y="0.1067in" svg:viewBox="0 0 178 250" svg:d="M177 23c1-5 1-5 1-9 0-6-5-10-11-10-4 0-10 3-13 8-1 2-4 14-5 21-4 10-6 21-8 31-6 23-12 46-18 69-2 6-18 33-44 33-20 0-24-16-24-30 0-19 7-42 20-77 6-16 8-19 8-27 0-18-13-32-31-32-38 0-52 56-52 59 0 4 3 3 4 4 5 0 5 0 7-7 10-36 26-47 39-47 3 0 9 0 9 12 0 10-3 20-6 26-16 42-22 64-22 82 0 34 24 46 47 46 14 0 28-6 39-17-5 19-10 38-26 59-10 13-24 24-41 24-6 0-24-1-30-16 6 0 11 0 16-5 5-3 8-8 8-15 0-12-10-14-14-14-9 0-22 6-22 25 0 20 17 34 42 34 39 0 79-35 90-79 12-50 25-98 37-148z"><text:p/></draw:path><draw:path draw:style-name="gr180" draw:text-style-name="P67" svg:width="0.0346in" svg:height="0.1516in" svg:x="0.613in" svg:y="0.0598in" svg:viewBox="0 0 89 386" svg:d="M89 193c0-30-3-77-25-120-23-48-56-73-61-73-2 0-3 1-3 3 0 1 0 3 8 9 37 39 59 100 59 181 0 66-14 133-63 182-4 4-4 5-4 6 0 2 1 5 3 5 5 0 40-27 62-75 20-42 24-85 24-118z"><text:p/></draw:path><draw:path draw:style-name="gr180" draw:text-style-name="P67" svg:width="0.1004in" svg:height="0.035in" svg:x="0.7142in" svg:y="0.118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180" draw:text-style-name="P67" svg:width="0.0835in" svg:height="0.1685in" svg:x="0.8748in" svg:y="0.0512in" svg:viewBox="0 0 213 429" svg:d="M84 339c-6 64-20 81-42 81-5 0-17-1-24-8 11-1 14-10 14-15 0-12-9-17-17-17-7 0-15 5-15 17 0 18 19 32 42 32 37 0 56-33 64-69 5-20 19-131 22-174 2-33 5-65 7-97 6-70 19-80 37-80 3 0 15 1 24 8-11 2-14 11-14 16 0 11 8 15 15 15 8 0 16-4 16-16 0-18-19-32-42-32-37 0-52 37-59 67-4 21-18 130-22 178-2 32-4 64-6 94z"><text:p/></draw:path><draw:path draw:style-name="gr180" draw:text-style-name="P67" svg:width="0.0567in" svg:height="0.0472in" svg:x="0.9728in" svg:y="0.0421in" svg:viewBox="0 0 145 121" svg:d="M55 90c-3 9-12 25-26 25-5-3-9 0-15-5 11-3 12-13 12-14 0-7-4-10-11-10s-15 5-15 16c0 14 15 19 29 19 12 0 23-8 29-19 7 15 22 19 33 19 31 0 48-33 48-41 0-3-4-3-5-3-3 0-4 1-5 5-6 18-21 33-37 33-11 0-16-8-16-18 0-8 7-32 14-62 5-21 18-27 27-27 4 1 8 0 14 3-9 2-12 10-12 14 0 7 4 11 11 11 6 0 15-5 15-16 0-16-17-20-28-20-14 0-25 9-30 19-6-11-18-19-33-19-30 0-47 33-47 41 0 3 3 3 4 3 3 0 3-1 6-4 6-21 23-32 36-32 9 0 16 4 16 17 0 6-3 19-5 28-3 12-6 25-9 37z"><text:p/></draw:path><draw:path draw:style-name="gr180" draw:text-style-name="P67" svg:width="0.0717in" svg:height="0.0047in" svg:x="0.95in" svg:y="0.198in" svg:viewBox="0 0 183 13" svg:d="M172 13c4 0 11 0 11-6 0-7-7-7-11-7-54 0-108 0-162 0-4 0-10 0-10 7 0 6 6 6 10 6 54 0 108 0 162 0z"><text:p/></draw:path><draw:path draw:style-name="gr180" draw:text-style-name="P67" svg:width="0.1043in" svg:height="0.0476in" svg:x="1.0413in" svg:y="0.1803in" svg:viewBox="0 0 266 122" svg:d="M135 45c-14-16-18-21-29-28-17-11-33-17-49-17-33 0-57 29-57 62 0 32 23 60 56 60 39 0 65-31 74-45 14 17 19 21 30 29 16 12 33 16 48 16 33 0 58-28 58-60s-24-62-57-62c-37 0-64 31-74 45zM144 55c11-18 34-44 67-44 28 0 48 24 48 51 0 25-21 46-47 46-25 0-43-21-68-53zM121 67c-10 18-34 45-67 45-28 0-47-25-47-50 0-27 22-47 46-47 25 0 43 21 68 52z"><text:p/></draw:path><draw:path draw:style-name="gr180" draw:text-style-name="P67" svg:width="0.1004in" svg:height="0.035in" svg:x="1.2126in" svg:y="0.118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80" draw:text-style-name="P67" svg:width="0.0606in" svg:height="0.078in" svg:x="1.3894in" svg:y="0.0205in" svg:viewBox="0 0 155 199" svg:d="M125 102c-3-16-15-31-40-31-39 0-70 28-79 52-3 5-6 16-6 27 0 19 14 49 56 49 71 0 99-88 99-126 0-47-31-73-66-73-45 0-57 35-57 44 0 2 1 10 11 10 9 0 15-9 15-15 0-7-5-10-11-10 15-21 37-21 41-21 20 0 44 13 44 52 0 11-1 20-7 42zM57 191c-31 0-34-24-34-32 0-10 8-37 10-43 6-14 22-38 53-38 25 0 34 20 34 37s-18 76-63 76z"><text:p/></draw:path><draw:path draw:style-name="gr180" draw:text-style-name="P67" svg:width="0.0378in" svg:height="0.0504in" svg:x="1.4614in" svg:y="0in" svg:viewBox="0 0 97 129" svg:d="M97 91c-3 0-6 0-9 0 0 4-2 16-5 18-2 1-18 1-21 1-12 0-26 0-38 0 13-10 28-20 39-27 17-12 34-24 34-44 0-26-24-39-52-39-25 0-45 15-45 34 0 10 9 12 11 12 6 0 12-4 12-12 0-6-5-11-11-11 6-9 17-14 30-14 19 0 34 11 34 30 0 16-11 28-26 40-16 14-32 27-48 41-1 1-2 1-2 3s0 4 0 6c30 0 61 0 90 0 2-13 5-25 7-38z"><text:p/></draw:path><draw:path draw:style-name="gr180" draw:text-style-name="P67" svg:width="0.0803in" svg:height="0.072in" svg:x="1.5213in" svg:y="0.0244in" svg:viewBox="0 0 205 184" svg:d="M75 97c10 0 19 0 28 0 21 0 25 3 25 12 0 3 0 4-3 12 0 1-1 2-1 4s3 3 5 3c4 0 4-1 5-6 5-18 10-38 15-57 1-1 1-3 1-5 0-4-1-5-5-5-3 0-3 2-5 7-6 21-13 25-37 25-8 0-17 0-26 0 6-23 11-45 17-68 2-8 2-9 14-9 13 0 27 0 41 0 36 0 42 9 42 31 0 9-1 14-1 16s1 5 5 5 4-2 5-7c1-15 4-32 5-47 1-8-1-8-8-8-48 0-96 0-144 0-6 0-9 0-9 6 0 4 3 4 9 4 3 0 5 0 10 0 5 1 6 1 6 4 0 1-1 5-1 6-12 47-23 95-35 142-3 10-3 12-24 12-5 0-9 0-9 6 0 3 2 4 4 4 8 0 29-1 37-1 6 0 14 0 21 0 6 0 14 1 21 1 2 0 6 0 6-7 0-3-3-3-10-3-1 0-7 0-14-1-6 0-8 0-8-4 0-2 0-2 0-5 6-23 12-45 18-67z"><text:p/></draw:path><draw:path draw:style-name="gr180" draw:text-style-name="P67" svg:width="0.0728in" svg:height="0.0516in" svg:x="1.5988in" svg:y="0.0598in" svg:viewBox="0 0 186 132" svg:d="M107 58c14-12 27-24 42-36 11-11 20-13 33-13 2 0 4-3 4-6 0-1-2-3-3-3-4 0-8 1-11 1-4 0-7 0-10 0-5 0-8 0-12 0s-9-1-12-1c-2 0-5 0-5 6 0 3 2 3 3 3 4 0 7 1 7 4 0 2-2 4-8 10-11 10-22 19-33 29-7-13-15-27-23-40 4-2 7-3 10-3 1 0 5 0 5-6 0-2-2-3-4-3-4 0-9 1-13 1s-10 0-14 0-8 0-12 0c-5 0-8-1-12-1s-5 2-5 6c0 3 2 3 7 3 12 0 13 2 15 5 10 18 21 34 31 52-15 14-31 28-46 42-1 1-2 1-4 2-7 7-15 13-34 13-3 0-2 4-3 6 0 2 1 3 2 3 4 0 8-1 11-1 4 0 7 0 10 0 5 0 8 0 12 0 5 0 9 1 12 1 4 0 5-1 5-5s-2-4-4-4c-5 0-6-2-6-3 0-2 3-5 3-7 1-1 39-34 46-40 9 15 18 29 27 45 1 0 1 1 1 2-3 1-3 3-10 3-1 0-4 0-4 6 0 2 1 3 3 3 4 0 10-1 14-1 5 0 9 0 13 0 5 0 9 0 12 0 5 0 9 1 13 1 3 0 5-2 5-5 0-4-3-4-7-4-13 0-14-2-15-4-12-20-24-41-36-61z"><text:p/></draw:path><draw:path draw:style-name="gr180" draw:text-style-name="P67" svg:width="0.0098in" svg:height="0.0236in" svg:x="1.689in" svg:y="0.1028in" svg:viewBox="0 0 26 61" svg:d="M20 21c0 18-10 29-16 33-2 1-2 2-2 3s1 4 4 4c2 0 20-16 20-40 0-12-5-21-14-21-8 0-12 6-12 11 0 7 4 12 12 12 2 0 6-1 8-2z"><text:p/></draw:path><draw:path draw:style-name="gr180" draw:text-style-name="P67" svg:width="0.0673in" svg:height="0.0516in" svg:x="1.7189in" svg:y="0.0598in" svg:viewBox="0 0 172 132" svg:d="M134 24c2-1 4-3 6-4 5-5 13-10 26-11 2 0 6 0 6-6 0-2-3-3-4-3-3 0-5 1-8 1-4 0-6 0-9 0-5 0-8 0-12 0s-7-1-10-1c-2 0-5 1-5 6 0 3 3 3 4 3 4 0 5 1 5 3s-4 7-5 8c-18 16-34 33-52 49-10-18-20-36-30-55-1-2-1-2-1-3 0-2 9-2 10-2 3 0 7 0 7-6 0-2-3-3-5-3-4 0-9 1-13 1s-10 0-14 0c-5 0-8 0-12 0-3 0-8-1-12-1s-6 1-6 6c0 3 3 3 7 3 12 0 13 1 15 5 12 22 23 43 35 65-3 12-5 23-9 36-2 8-3 8-17 8-5 0-7 0-7 6 0 1 1 3 4 3s8-1 12-1c5 0 10 0 14 0s10 0 14 0c5 0 9 1 13 1 2 0 5 0 5-5 0-4-2-4-6-4-1 0-5 0-8 0-5-1-5-1-5-2s0-2 2-11c3-10 6-21 8-31 19-18 39-36 57-55z"><text:p/></draw:path><draw:path draw:style-name="gr180" draw:text-style-name="P67" svg:width="0.0272in" svg:height="0.1059in" svg:x="1.815in" svg:y="0.0169in" svg:viewBox="0 0 70 270" svg:d="M66 0c-52 35-66 94-66 134 0 39 12 98 66 136 1 0 4 0 4-3s0-3-2-5c-36-32-49-78-49-128 0-72 28-108 50-128 1-2 1-2 1-4s-3-2-4-2z"><text:p/></draw:path><draw:path draw:style-name="gr180" draw:text-style-name="P67" svg:width="0.0563in" svg:height="0.0476in" svg:x="1.8555in" svg:y="0.0496in" svg:viewBox="0 0 144 122" svg:d="M54 91c-2 9-11 24-25 24-1 0-9 0-15-4 11-3 12-13 12-15 0-6-4-10-11-10s-15 7-15 16c0 15 15 20 29 20 12 0 23-7 29-18 7 14 22 18 32 18 32 0 49-34 49-40 0-5-4-5-5-5-4 0-4 2-5 6-6 18-22 32-38 32-10 0-16-7-16-18 0-7 6-31 14-62 6-21 18-27 27-27 1 0 8 0 15 4-9 2-12 10-12 14 0 7 4 10 11 10 5 0 14-4 14-16 0-14-16-20-27-20-14 0-25 10-31 20-5-11-17-20-32-20-31 0-48 34-48 42 0 3 4 3 5 3 3 0 3-1 4-4 7-21 25-33 38-33 9 0 16 5 16 18 0 5-3 19-5 28-3 12-7 25-10 37z"><text:p/></draw:path><draw:path draw:style-name="gr180" draw:text-style-name="P67" svg:width="0.013in" svg:height="0.0327in" svg:x="1.9311in" svg:y="0.0843in" svg:viewBox="0 0 34 84" svg:d="M26 28c0 14-2 32-20 49-2 1-3 1-3 3s3 4 5 4c3 0 26-22 26-54 0-17-6-30-19-30-8 0-15 8-15 15 0 9 7 17 15 17 7 0 8-3 11-4z"><text:p/></draw:path><draw:path draw:style-name="gr180" draw:text-style-name="P67" svg:width="0.0547in" svg:height="0.0685in" svg:x="1.9602in" svg:y="0.0496in" svg:viewBox="0 0 140 175" svg:d="M139 18c1-4 1-5 1-6 0-5-5-9-10-9-2 0-8 1-11 7 0 1-2 10-5 15-2 8-3 15-5 22-1 7-10 41-11 44-11 8-12 24-33 24-19 0-19-18-19-22 0-15 7-32 16-53 2-9 4-12 4-17 0-12-11-23-26-23-28 0-40 37-40 42 0 3 4 3 6 3 3 0 3-1 4-4 7-22 19-33 30-33 4 0 6 3 6 10 0 6-2 12-4 15-13 33-16 43-16 55 0 5 0 18 11 27 8 6 20 7 27 7 11 0 21-3 30-12-4 16-7 27-18 40-8 9-19 17-33 17-1 0-14 0-20-8 14-3 14-15 14-16 0-9-7-10-9-10-8 0-17 6-17 18 0 14 13 24 33 24 26 0 61-21 68-55 9-34 18-68 27-102z"><text:p/></draw:path><draw:path draw:style-name="gr180" draw:text-style-name="P67" svg:width="0.0268in" svg:height="0.1059in" svg:x="2.0287in" svg:y="0.0169in" svg:viewBox="0 0 69 270" svg:d="M4 0c-1 0-4 0-4 2s0 2 2 5c23 22 50 58 50 127 0 57-18 100-48 126-4 4-4 6-4 7s0 3 3 3c4 0 29-18 47-52 12-22 19-52 19-84 0-37-11-97-65-134z"><text:p/></draw:path><draw:path draw:style-name="gr180" draw:text-style-name="P67" svg:width="0.685in" svg:height="0.0055in" svg:x="1.3831in" svg:y="0.1323in" svg:viewBox="0 0 1741 15" svg:d="M0 0c581 0 1161 0 1741 0 0 6 0 10 0 15-580 0-1160 0-1741 0 0-5 0-9 0-15z"><text:p/></draw:path><draw:path draw:style-name="gr180" draw:text-style-name="P67" svg:width="0.0606in" svg:height="0.0776in" svg:x="1.5933in" svg:y="0.15in" svg:viewBox="0 0 155 198" svg:d="M125 101c-3-15-15-32-41-32-38 0-69 29-78 53-3 5-6 16-6 27 0 18 14 49 56 49 71 0 99-88 99-125 0-47-31-73-67-73-44 0-56 34-56 43 0 2 1 10 11 10s15-9 15-16c0-6-5-8-11-9 15-20 37-20 41-20 20 0 44 12 44 50 0 13-1 21-7 43zM57 190c-31 0-34-24-34-32 0-10 8-37 10-43 4-14 22-38 52-38 26 0 35 20 35 36 0 19-18 77-63 77z"><text:p/></draw:path><draw:path draw:style-name="gr180" draw:text-style-name="P67" svg:width="0.0567in" svg:height="0.0472in" svg:x="1.6638in" svg:y="0.1791in" svg:viewBox="0 0 145 121" svg:d="M54 90c-2 9-11 23-25 23-5-1-9 0-15-3 11-3 12-13 12-14 0-7-4-11-11-11s-15 6-15 16c0 15 15 20 29 20 12 0 23-8 29-19 7 15 22 19 33 19 31 0 48-33 48-41 0-3-4-3-5-3-3 0-4 1-5 5-6 18-22 31-37 31-11 0-16-6-16-16 0-8 7-32 13-62 6-21 18-28 28-28 4 1 8 0 14 4-9 2-12 10-12 14 0 7 4 10 11 10 5 0 15-4 15-15 0-16-17-20-28-20-14 0-25 9-31 19-5-11-17-19-32-19-31 0-47 33-47 41 0 3 3 3 4 3 3 0 3-1 6-4 6-21 23-33 36-33 9 0 16 5 16 18 0 6-3 19-5 28-3 12-7 25-10 37z"><text:p/></draw:path><draw:path draw:style-name="gr180" draw:text-style-name="P67" svg:width="0.0606in" svg:height="0.0776in" svg:x="1.7339in" svg:y="0.15in" svg:viewBox="0 0 155 198" svg:d="M127 101c-5-15-17-32-42-32-38 0-70 29-79 53-2 5-6 16-6 27 0 18 15 49 57 49 71 0 98-88 98-125 0-47-30-73-66-73-44 0-56 34-56 43 0 2 1 10 11 10 9 0 14-9 14-16 0-6-4-8-10-9 14-20 36-20 40-20 21 0 45 12 45 50 0 13-1 21-6 43zM57 190c-29 0-34-24-34-32 0-10 8-37 11-43 5-14 21-38 52-38 26 0 35 20 35 36 0 19-18 77-64 77z"><text:p/></draw:path><draw:path draw:style-name="gr180" draw:text-style-name="P67" svg:width="0.0543in" svg:height="0.0681in" svg:x="1.8039in" svg:y="0.1791in" svg:viewBox="0 0 139 174" svg:d="M139 17c0-4 0-5 0-6 0-5-4-9-9-9-2 0-8 1-11 7 0 1-2 10-5 15-2 8-3 16-5 23-1 6-10 40-11 43-11 8-12 23-33 23-19 0-19-16-19-22 0-14 7-31 15-52 3-8 5-11 5-17 0-12-12-22-26-22-28 0-40 36-40 41 0 3 3 2 4 3 5 0 5-1 6-4 7-22 19-33 29-33 5 0 7 3 7 10 0 6-3 12-4 15-13 33-16 43-16 55 0 4 0 18 11 26 8 7 19 8 27 8 11 0 21-3 30-12-4 16-7 27-18 40-8 9-19 17-33 17-2 0-14 0-20-8 14-2 10-10 14-15 0-9-7-11-11-11-6 0-15 6-15 18 0 14 13 24 32 24 27 0 62-21 69-55 9-34 18-68 27-102z"><text:p/></draw:path></draw:g></draw:g></text:p>
            <text:p text:style-name="P38">&gt; Marginální hustota</text:p>
            <text:p text:style-name="P14"><draw:g text:anchor-type="as-char" svg:y="-0.1228in" draw:z-index="240" draw:name="Shape25" draw:style-name="gr178"><svg:title>TexMaths</svg:title><svg:desc>11§inline§\[ f_X(x) = \int^\infty_{-\infty} f_{X,Y}(x,y)dy\]§svg§600§FALSE§</svg:desc><draw:g draw:style-name="gr2"><draw:path draw:style-name="gr179" draw:text-style-name="P66" svg:width="1.728in" svg:height="0.1705in" svg:x="0.0004in" svg:y="0.0083in" svg:viewBox="0 0 4390 434" svg:d="M2195 434c-732 0-1463 0-2195 0 0-145 0-289 0-434 1463 0 2927 0 4390 0 0 145 0 289 0 434-731 0-1463 0-2195 0z"><text:p/></draw:path><draw:path draw:style-name="gr180" draw:text-style-name="P67" svg:width="0.0756in" svg:height="0.137in" svg:x="0.0008in" svg:y="0.026in" svg:viewBox="0 0 193 349" svg:d="M121 118c11 0 22 0 33 0 8 0 12 0 12-8 0-5-4-5-11-5-11 0-21 0-32 0 4-15 6-29 9-43 1-8 7-36 9-40 3-8 10-13 19-13 1 0 11 0 18 6-17 3-21 16-21 21 0 9 7 13 15 13 10 0 21-7 21-23 0-17-18-26-33-26-14 0-38 7-50 45-2 9-3 12-13 60-9 0-18 0-27 0-7 0-11 0-11 8 0 5 4 5 10 5 9 0 18 0 27 0-10 50-20 101-30 151-7 37-13 73-33 73-2 0-11 0-19-8 18-1 21-14 21-21 0-9-6-13-14-13-10 0-21 9-21 23 0 17 17 26 33 26 21 0 36-22 43-37 13-24 22-69 22-73 8-40 15-81 23-121z"><text:p/></draw:path><draw:path draw:style-name="gr180" draw:text-style-name="P67" svg:width="0.0937in" svg:height="0.0724in" svg:x="0.0728in" svg:y="0.0823in" svg:viewBox="0 0 239 185" svg:d="M136 81c9-9 17-16 26-25 35-34 45-45 70-46 3 0 7 0 7-6 0-3-4-4-5-4-7 0-16 1-25 1-7 0-24-1-31-1-2 0-5 1-5 7 1 1 0 3 3 3s10 1 10 6-4 9-7 11c-2 3-37 37-47 47-9-18-19-36-27-53 0-1-2-3-2-5 0-1 6-5 15-6 2 0 5 0 5-6-1-1 0-4-4-4-6 0-12 1-18 1-5 0-12 0-17 0s-11 0-17 0c-4 0-10-1-14-1-1 0-6 0-6 7 0 3 4 3 8 3 15 0 17 3 20 9 12 24 25 49 37 73-4 5-10 10-14 16-6 5-19 17-23 22-33 33-44 44-68 45-5 1-7 1-7 6 0 1 0 4 3 4 8 0 17-2 26-2 4 0 11 0 15 0 6 2 11 2 15 2 3 0 7 0 7-6 0-3-3-4-5-4-3 0-9-1-9-7 0-4 4-8 10-13 18-19 36-36 55-54 11 21 22 42 33 64 1 2 1 2 1 3 0 2-5 7-15 7-2 1-5 1-5 6 1 1 0 4 4 4 6 0 11-2 18-2 5 0 12 0 18 0 5 0 12 0 16 0 4 2 10 2 14 2 1 0 6 0 6-6 0-4-3-4-8-4-15 0-16-3-19-8-14-29-29-57-44-86z"><text:p/></draw:path><draw:path draw:style-name="gr180" draw:text-style-name="P67" svg:width="0.035in" svg:height="0.1508in" svg:x="0.198in" svg:y="0.0181in" svg:viewBox="0 0 90 384" svg:d="M90 381c0-1 0-2-6-9-49-48-62-120-62-179 0-67 15-134 63-182 5-4 5-6 5-7 0-3-2-4-4-4-3 0-39 26-62 76-20 42-24 84-24 117 0 30 4 76 25 119 23 47 58 72 61 72 2 0 4-1 4-3z"><text:p/></draw:path><draw:path draw:style-name="gr180" draw:text-style-name="P67" svg:width="0.0756in" svg:height="0.0685in" svg:x="0.2465in" svg:y="0.065in" svg:viewBox="0 0 193 175" svg:d="M118 55c2-11 12-46 38-46 2 0 11 0 20 5-11 1-19 11-19 21 0 6 5 13 15 13 8 0 21-6 21-22 0-21-24-26-37-26-22 0-35 21-39 30-10-26-31-30-42-30-41 0-63 51-63 59 0 5 3 4 5 5 3 0 4-1 5-5 13-40 39-50 52-50 7 0 21 3 21 26 0 12-7 37-21 91-7 24-20 41-37 41-3 0-12 0-19-6 10-2 17-9 17-20 0-10-7-14-14-14-11 0-21 10-21 22 0 18 20 26 36 26 26 0 40-27 41-29 4 14 19 29 42 29 39 0 61-50 61-60 0-3-3-3-4-3-3 0-4 1-5 4-13 41-39 51-51 51-15 0-22-13-22-25 0-9 3-18 7-34 4-18 8-36 13-53z"><text:p/></draw:path><draw:path draw:style-name="gr180" draw:text-style-name="P67" svg:width="0.0346in" svg:height="0.1508in" svg:x="0.3378in" svg:y="0.0181in" svg:viewBox="0 0 89 384" svg:d="M89 193c0-30-4-77-25-121-23-47-56-72-61-72-2 0-3 2-3 4 0 1 0 3 7 9 38 39 60 99 60 180 0 65-14 133-63 182-4 4-4 5-4 6 0 2 1 3 3 3 5 0 39-26 62-74 20-43 24-85 24-117z"><text:p/></draw:path><draw:path draw:style-name="gr180" draw:text-style-name="P67" svg:width="0.1004in" svg:height="0.035in" svg:x="0.4394in" svg:y="0.076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80" draw:text-style-name="P67" svg:width="0.0835in" svg:height="0.1677in" svg:x="0.6in" svg:y="0.0106in" svg:viewBox="0 0 213 427" svg:d="M83 338c-5 63-19 80-41 80-5 0-17-1-24-7 11-2 14-11 14-17 0-11-9-15-17-15-7 0-15 4-15 16 0 18 19 32 42 32 37 0 55-34 64-68 5-21 18-132 22-174 2-32 5-64 7-96 6-71 19-80 37-80 3 0 15 0 24 7-12 2-14 10-14 16 0 11 7 16 15 16s16-5 16-16c0-19-19-32-42-32-37 0-52 37-59 67-4 21-18 130-22 176-2 32-5 63-7 95z"><text:p/></draw:path><draw:path draw:style-name="gr180" draw:text-style-name="P67" svg:width="0.1043in" svg:height="0.0476in" svg:x="0.7008in" svg:y="0.0004in" svg:viewBox="0 0 266 122" svg:d="M135 45c-14-16-18-21-28-29-17-12-34-16-49-16-34 0-58 29-58 62 0 30 23 60 57 60 38 0 64-31 74-45 14 16 19 21 29 28 16 13 34 17 48 17 34 0 58-29 58-62 0-30-23-60-57-60-37 0-64 31-74 45zM144 55c11-18 34-44 67-44 29 0 48 23 48 49s-21 48-47 48c-25 0-41-21-68-53zM122 67c-11 18-34 45-67 45-29 0-47-25-47-50 0-27 21-47 46-47s42 20 68 52z"><text:p/></draw:path><draw:path draw:style-name="gr180" draw:text-style-name="P67" svg:width="0.072in" svg:height="0.0047in" svg:x="0.6744in" svg:y="0.1563in" svg:viewBox="0 0 184 13" svg:d="M173 13c4 0 11 0 11-6 0-7-7-7-11-7-54 0-108 0-162 0-4 0-11 0-11 7 0 6 7 6 11 6 54 0 108 0 162 0z"><text:p/></draw:path><draw:path draw:style-name="gr180" draw:text-style-name="P67" svg:width="0.1043in" svg:height="0.0476in" svg:x="0.7665in" svg:y="0.1386in" svg:viewBox="0 0 266 122" svg:d="M136 45c-15-16-18-21-29-29-17-12-34-16-49-16-34 0-58 29-58 62 0 30 23 60 57 60 38 0 64-31 74-45 14 16 19 21 29 28 16 13 34 17 49 17 33 0 57-29 57-62 0-30-23-60-57-60-37 0-64 31-73 45zM144 55c11-18 35-45 68-45 28 0 47 24 47 50s-21 47-46 47-42-20-69-52zM122 67c-11 18-34 44-67 44-27 0-47-24-47-49 0-27 21-48 46-48s43 21 68 53z"><text:p/></draw:path><draw:path draw:style-name="gr180" draw:text-style-name="P67" svg:width="0.076in" svg:height="0.137in" svg:x="0.9201in" svg:y="0.026in" svg:viewBox="0 0 194 349" svg:d="M122 118c11 0 22 0 33 0 8 0 11 0 11-8 0-5-3-5-10-5-11 0-21 0-32 0 3-15 6-29 8-43 1-8 7-36 9-40 4-8 11-13 19-13 1 0 11 0 18 6-16 3-21 16-21 21 0 9 8 13 15 13 10 0 22-7 22-23 0-17-19-26-34-26-14 0-38 7-50 45-2 9-3 12-12 60-9 0-19 0-28 0-6 0-11 0-11 8 0 5 4 5 11 5 9 0 17 0 26 0-10 50-19 101-29 151-8 37-14 73-34 73-1 0-11 0-19-8 18-1 22-14 22-21 0-9-7-13-14-13-11 0-22 9-22 23 0 17 18 26 33 26 21 0 36-22 44-37 12-24 21-69 21-73 8-40 16-81 24-121z"><text:p/></draw:path><draw:path draw:style-name="gr180" draw:text-style-name="P67" svg:width="0.0937in" svg:height="0.0724in" svg:x="0.9921in" svg:y="0.0823in" svg:viewBox="0 0 239 185" svg:d="M136 81c9-9 18-16 27-25 34-34 45-45 69-46 3 0 7 0 7-6 0-3-2-3-4-4-8 0-17 1-26 1-7 0-24-1-31-1-2 0-5 1-5 7 1 1 0 3 4 3 2 0 9 1 9 6s-4 9-7 11c-2 3-36 37-46 47-9-18-19-36-27-53-1-1-1-3-1-5 0-1 4-5 14-6 1 0 5 0 5-6-1-1 0-4-4-4-7 0-13 1-19 1-5 0-12 0-17 0s-11 0-16 0-11-1-15-1c-1 0-6 0-6 7 0 3 4 3 8 3 17 0 18 3 20 9 13 24 25 49 38 73-5 5-10 10-15 16-6 5-18 17-23 22-33 33-44 44-68 45-4 1-7 1-7 6 0 1 1 4 3 4 8 0 18-2 26-2 4 0 12 0 16 0 5 2 11 2 16 2 1 0 5 0 5-6 0-3-3-4-5-4-3 0-8-1-8-7 0-4 3-8 9-13 18-19 36-36 55-54 11 21 22 42 33 64 1 2 1 2 2 3 0 2-6 7-14 7-4 1-7 1-7 6 1 1 0 4 4 4 7 0 14-2 19-2 6 0 12 0 18 0 4 0 11 0 15 0 6 2 11 2 15 2 2 0 6 0 6-6 0-4-3-4-8-4-16 0-17-3-20-8-14-29-29-57-44-86z"><text:p/></draw:path><draw:path draw:style-name="gr180" draw:text-style-name="P67" svg:width="0.013in" svg:height="0.0323in" svg:x="1.1004in" svg:y="0.1429in" svg:viewBox="0 0 34 83" svg:d="M26 26c0 16-3 32-20 50-2 1-3 2-3 3 0 2 3 4 4 4 4 0 27-21 27-53 0-18-6-30-19-30-9 0-15 7-15 15 0 9 6 16 15 16 7 0 8-4 11-5z"><text:p/></draw:path><draw:path draw:style-name="gr180" draw:text-style-name="P67" svg:width="0.0843in" svg:height="0.0724in" svg:x="1.1307in" svg:y="0.0823in" svg:viewBox="0 0 215 185" svg:d="M167 33c6-6 11-10 17-14 11-8 21-9 25-9 2 0 6 0 6-6 0-2-2-4-4-4-6 0-15 1-22 1-9 0-20-1-28-1-1 0-6 0-6 7 0 3 5 3 6 3 7 1 7 3 7 5 0 3-2 5-3 7-2 2-3 4-4 7-23 23-45 47-69 70-12-27-23-53-35-79-2-5-1-4-2-5 0-5 13-5 14-5 4 0 8 0 8-6-1-1 0-4-4-4-9 0-29 1-37 1-6 0-24-1-30-1-3 0-6 1-6 7 0 3 3 3 7 3 16 0 17 2 19 9 15 30 28 61 42 92-4 16-7 33-12 49-3 14-3 15-25 15-5 0-8 0-8 5 0 3 2 5 5 5 5 0 11-2 16-2 6 0 13 0 19 0 4 0 11 0 16 0 6 0 13 2 19 2 1 0 5 0 5-6 0-4-3-4-8-4s-6 0-11 0c-5-1-6-1-6-5 0-1 3-14 6-21 2-8 7-33 7-34 1-3 1-4 5-6 24-26 47-51 71-76z"><text:p/></draw:path><draw:path draw:style-name="gr180" draw:text-style-name="P67" svg:width="0.035in" svg:height="0.1508in" svg:x="1.2445in" svg:y="0.0181in" svg:viewBox="0 0 90 384" svg:d="M90 381c0-1 0-2-6-9-49-48-61-120-61-179 0-67 14-134 62-182 5-4 5-6 5-7 0-3-1-4-4-4s-39 26-61 76c-19 42-25 84-25 117 0 30 4 76 26 119 24 47 57 72 60 72s4-1 4-3z"><text:p/></draw:path><draw:path draw:style-name="gr180" draw:text-style-name="P67" svg:width="0.0756in" svg:height="0.0685in" svg:x="1.2933in" svg:y="0.065in" svg:viewBox="0 0 193 175" svg:d="M119 55c2-11 11-46 37-46 2 0 12 0 20 5-11 1-19 11-19 21 0 6 5 13 15 13 8 0 21-6 21-22 0-21-22-26-36-26-23 0-36 21-40 30-10-26-31-30-42-30-41 0-63 51-63 59 0 5 5 5 6 5 2 0 3-1 4-5 13-40 39-50 52-50 7 0 21 3 21 26 0 12-7 37-21 91-6 24-20 41-37 41-2 0-11 0-19-6 10-2 18-9 18-20 0-10-8-14-14-14-12 0-22 10-22 22 0 18 20 26 37 26 26 0 39-27 40-29 6 14 19 29 42 29 41 0 63-50 63-60 0-3-5-3-6-3-3 0-4 1-4 4-14 41-40 51-52 51-15 0-21-13-21-25 0-9 2-18 7-34 4-18 8-36 13-53z"><text:p/></draw:path><draw:path draw:style-name="gr180" draw:text-style-name="P67" svg:width="0.0173in" svg:height="0.0449in" svg:x="1.389in" svg:y="0.1154in" svg:viewBox="0 0 45 115" svg:d="M45 41c0-26-9-41-24-41-13 0-21 10-21 21 0 10 8 21 21 21 4 0 10-2 13-6 1-1 1-1 2-1 0 2 1 0 1 6 0 28-14 51-26 64-4 5-4 5-4 6 0 3 2 4 3 4 4 0 35-29 35-74z"><text:p/></draw:path><draw:path draw:style-name="gr180" draw:text-style-name="P67" svg:width="0.0697in" svg:height="0.0976in" svg:x="1.4476in" svg:y="0.065in" svg:viewBox="0 0 178 249" svg:d="M177 24c1-5 1-6 1-9 0-7-5-11-11-11-3 0-10 3-13 9-1 1-4 13-5 21-3 10-6 20-8 31-6 23-12 46-18 69-1 5-17 33-44 33-18 0-23-18-23-32 0-17 7-42 20-76 5-15 8-19 8-27 0-18-14-32-32-32-38 0-52 56-52 59 0 5 4 5 6 5 3 0 4-1 5-7 11-36 26-48 40-48 3 0 10 0 10 12 0 10-5 20-7 27-15 41-23 63-23 82 0 34 24 45 47 45 16 0 29-7 40-17-6 20-10 39-26 59-9 14-25 25-42 25-6 0-24-1-30-17 6 0 12 0 16-4 5-4 8-9 8-17 0-11-10-13-14-13-9 0-21 7-21 25 0 19 16 33 41 33 39 0 79-34 90-78 12-49 25-97 37-147z"><text:p/></draw:path><draw:path draw:style-name="gr180" draw:text-style-name="P67" svg:width="0.035in" svg:height="0.1508in" svg:x="1.5323in" svg:y="0.0181in" svg:viewBox="0 0 90 384" svg:d="M90 193c0-30-4-77-26-121-23-47-56-72-60-72-2 0-4 2-4 4 0 1 0 3 8 9 37 39 59 99 59 180 0 65-14 133-61 182-6 4-6 5-6 6 0 2 2 3 4 3 4 0 39-26 62-74 19-43 24-85 24-117z"><text:p/></draw:path><draw:path draw:style-name="gr180" draw:text-style-name="P67" svg:width="0.072in" svg:height="0.1059in" svg:x="1.589in" svg:y="0.0268in" svg:viewBox="0 0 184 270" svg:d="M184 4c0-1 0-4-6-4-5 0-42 3-48 4-3 0-6 3-6 7 0 5 4 5 9 5 19 0 20 3 20 7 0 2-1 6-1 8-8 31-16 60-23 91-8-14-19-25-37-25-45 0-92 57-92 113 0 36 21 60 52 60 7 0 26-1 49-27 4 15 17 27 35 27 14 0 24-9 29-20 7-14 12-37 12-38 0-3-3-3-4-3-5 0-5 1-6 6-6 26-14 48-29 48-11 0-13-10-13-17 0-10 2-12 3-19 18-74 37-148 56-223zM103 222c-2 6-2 8-7 14-18 20-33 27-44 27-19 0-24-21-24-36 0-19 12-67 20-84 13-23 30-38 46-38 25 0 30 32 30 34 0 3-1 5-1 7-6 25-13 51-20 76z"><text:p/></draw:path><draw:path draw:style-name="gr180" draw:text-style-name="P67" svg:width="0.0697in" svg:height="0.0976in" svg:x="1.6665in" svg:y="0.065in" svg:viewBox="0 0 178 249" svg:d="M176 24c2-5 2-6 2-9 0-7-5-11-11-11-4 0-11 3-14 9 0 1-3 13-6 21-2 10-5 20-7 31-6 23-11 46-17 69-2 5-18 33-44 33-20 0-24-18-24-32 0-17 7-42 20-76 6-15 8-19 8-27 0-18-13-32-32-32-37 0-51 56-51 59 0 5 3 5 4 5 5 0 5-1 7-7 10-36 25-48 39-48 3 0 9 0 9 12 0 10-4 20-6 27-16 41-22 63-22 82 0 34 24 45 46 45 15 0 29-7 40-17-6 20-10 39-26 59-10 14-24 25-43 25-4 0-22-1-28-17 5 0 11 0 16-4 4-4 8-9 8-17 0-11-11-13-14-13-9 0-22 7-22 25 0 19 17 33 40 33 41 0 81-34 92-78 12-49 24-97 36-147z"><text:p/></draw:path></draw:g></draw:g></text:p>
            <text:p text:style-name="P38">&gt; Množiny</text:p>
            <text:p text:style-name="P14"><draw:g text:anchor-type="as-char" svg:y="-0.122in" draw:z-index="241" draw:name="Shape26" draw:style-name="gr178"><svg:title>TexMaths</svg:title><svg:desc>11§inline§\[ P((X,Y) \in A) = \int_A f_{X,Y}(x,y) dx dy \]§svg§600§FALSE§</svg:desc><draw:g draw:style-name="gr2"><draw:path draw:style-name="gr179" draw:text-style-name="P66" svg:width="2.3488in" svg:height="0.1602in" svg:x="0.0024in" svg:y="0.0079in" svg:viewBox="0 0 5967 408" svg:d="M2985 408c-996 0-1991 0-2985 0 0-136 0-272 0-408 1989 0 3978 0 5967 0 0 136 0 272 0 408-995 0-1989 0-2982 0z"><text:p/></draw:path><draw:path draw:style-name="gr180" draw:text-style-name="P67" svg:width="0.1083in" svg:height="0.1031in" svg:x="0.0004in" svg:y="0.0193in" svg:viewBox="0 0 276 263" svg:d="M102 142c22 0 43 0 65 0 55 0 109-40 109-84 0-29-25-58-76-58-42 0-83 0-125 0-8 0-11 0-11 8 0 4 3 4 11 4 4 0 12 0 16 1 6 1 9 2 9 6 0 2-1 3-2 7-18 70-34 139-52 208-3 13-4 17-35 17-7 0-11 0-11 8 0 4 4 4 7 4 10 0 37-1 48-1 9 0 17 0 25 0s17 1 26 1c2 0 7 0 7-8 0-4-4-4-11-4-14 0-25 0-25-7 0-2 1-4 1-5 8-33 17-65 24-97zM130 26c3-13 4-14 21-14 12 0 25 0 37 0 32 0 52 11 52 37 0 16-8 49-22 62-20 18-43 21-60 21-18 0-36 0-55 0 9-35 18-70 27-106z"><text:p/></draw:path><draw:path draw:style-name="gr180" draw:text-style-name="P67" svg:width="0.035in" svg:height="0.1512in" svg:x="0.1283in" svg:y="0.0098in" svg:viewBox="0 0 90 385" svg:d="M90 381c0-2 0-3-6-8-49-50-61-122-61-180 0-68 14-135 62-183 5-4 5-6 5-7 0-2-1-3-4-3s-39 26-61 75c-19 43-25 86-25 118 0 30 4 75 26 119 24 48 57 73 60 73s4-1 4-4z"><text:p/></draw:path><draw:path draw:style-name="gr180" draw:text-style-name="P67" svg:width="0.035in" svg:height="0.1512in" svg:x="0.1874in" svg:y="0.0098in" svg:viewBox="0 0 90 385" svg:d="M90 381c0-2 0-3-6-8-49-50-62-122-62-180 0-68 15-135 63-183 5-4 5-6 5-7 0-2-2-3-4-3-3 0-39 26-62 75-20 43-24 86-24 118 0 30 4 75 25 119 23 48 58 73 61 73 2 0 4-1 4-4z"><text:p/></draw:path><draw:path draw:style-name="gr180" draw:text-style-name="P67" svg:width="0.1252in" svg:height="0.1031in" svg:x="0.2358in" svg:y="0.0193in" svg:viewBox="0 0 319 263" svg:d="M177 106c-11-27-21-52-32-77-1-4-2-5-2-6 0-2 7-9 23-11 3 0 8-1 8-8 0-4-5-4-6-4-16 0-33 1-49 1-9 0-33-1-43-1-2 0-7 0-7 8 0 4 4 4 9 4 23 0 25 5 29 12 15 37 31 72 46 108-28 29-55 58-83 88-1 1-3 2-4 4-19 19-37 26-57 27-5 0-9 0-9 8 2 2 0 4 6 4 12 0 24-1 36-1 14 0 30 1 43 1 2 0 7 0 7-8 0-4-4-4-5-4-3 0-15-1-15-12 0-5 6-11 11-17 13-14 26-27 39-41 11-13 23-26 34-38 13 31 27 62 40 92 1 4 2 4 2 5 0 3-8 10-23 11-4 0-8 1-8 8 0 4 5 4 6 4 11 0 38-1 49-1 10 0 33 1 43 1 2 0 7 0 7-8 0-4-4-4-7-4-25 0-26-1-33-16-15-36-41-96-49-120 25-26 66-72 79-83 11-9 25-19 48-20 6 0 9 0 9-8-2-1 0-4-5-4-11 0-25 1-37 1-14 0-28-1-43-1-2 0-6 0-6 8 0 3 1 4 4 4s16 1 16 12c0 6-5 10-8 14-21 22-42 44-63 68z"><text:p/></draw:path><draw:path draw:style-name="gr180" draw:text-style-name="P67" svg:width="0.0173in" svg:height="0.0449in" svg:x="0.3744in" svg:y="0.1071in" svg:viewBox="0 0 45 115" svg:d="M45 41c0-27-9-41-24-41-13 0-21 10-21 20 0 11 8 21 21 21 4 0 10-1 13-6 1 0 1-1 2-1 0 2 1 1 1 7 0 28-14 51-26 63-4 5-4 6-4 7 0 2 2 4 3 4 4 0 35-29 35-74z"><text:p/></draw:path><draw:path draw:style-name="gr180" draw:text-style-name="P67" svg:width="0.1102in" svg:height="0.1031in" svg:x="0.4343in" svg:y="0.0193in" svg:viewBox="0 0 281 263" svg:d="M217 44c2-2 3-3 5-6 12-11 24-24 51-26 4 0 8 0 8-8 0-2-3-4-6-4-10 0-21 1-31 1-13 0-26-1-38-1-4 0-8 0-8 8 0 4 3 4 6 4s14 1 14 9c0 6-9 16-11 19-30 34-60 68-89 103-15-39-29-76-43-114-2-6-1-5-2-7 0-10 18-10 23-10s9 0 9-8c0-4-5-4-6-4-11 0-38 1-48 1s-34-1-44-1c-3 0-7 0-7 8 0 4 3 4 9 4 23 0 24 3 27 13 17 43 32 85 49 128 0 1 1 4 1 6s-16 63-18 70c-4 21-5 22-36 22-8 0-10 0-10 8 0 4 4 4 6 4 9 0 37-1 48-1s38 1 49 1c3 0 7 0 7-8 0-4-3-4-10-4-1 0-9 0-15-1-8 0-10-1-10-6 0-3 3-15 5-23 5-19 9-37 14-55 2-7 2-9 5-12 32-37 64-74 96-110z"><text:p/></draw:path><draw:path draw:style-name="gr180" draw:text-style-name="P67" svg:width="0.035in" svg:height="0.1512in" svg:x="0.5594in" svg:y="0.0098in" svg:viewBox="0 0 90 385" svg:d="M90 193c0-30-4-78-25-120-23-48-57-73-61-73-2 0-4 1-4 3 0 1 0 3 8 9 38 39 60 100 60 181 0 64-14 133-62 181-6 4-6 5-6 7s2 4 4 4c4 0 39-26 62-76 20-42 24-83 24-116z"><text:p/></draw:path><draw:path draw:style-name="gr180" draw:text-style-name="P67" svg:width="0.0756in" svg:height="0.0878in" svg:x="0.6654in" svg:y="0.0402in" svg:viewBox="0 0 193 224" svg:d="M179 120c7 0 14 0 14-8 0-7-7-7-14-7-55 0-109 0-164 0 5-52 50-90 104-90 20 0 41 0 60 0 7 0 14 0 14-7 0-8-7-8-14-8-19 0-40 0-60 0-66 0-119 51-119 112 0 62 53 112 119 112 20 0 41 0 60 0 7 0 14 0 14-7 0-8-7-8-14-8-19 0-40 0-60 0-54 0-99-37-104-89 55 0 109 0 164 0z"><text:p/></draw:path><draw:path draw:style-name="gr180" draw:text-style-name="P67" svg:width="0.1039in" svg:height="0.1079in" svg:x="0.8016in" svg:y="0.0142in" svg:viewBox="0 0 265 275" svg:d="M55 232c-15 24-30 30-47 31-5 0-8 0-8 8 0 2 2 4 4 4 11 0 24-1 35-1 12 0 25 1 38 1 2 0 7 0 7-8 0-4-4-4-6-4-9-1-19-3-19-13 0-5 3-9 6-14 10-16 20-33 30-49 32 0 65 0 96 0 2 8 7 59 7 64 0 11-21 12-29 12-5 0-8 0-8 8 0 4 4 4 5 4 16 0 32-1 49-1 9 0 34 1 44 1 2 0 6 0 6-8 0-4-4-4-9-4-24 0-24-2-25-14-8-80-16-160-24-240 0-8 0-9-7-9-6 0-7 2-10 7-45 74-90 149-135 225zM102 175c26-43 51-86 76-128 5 42 8 85 12 128-29 0-58 0-88 0z"><text:p/></draw:path><draw:path draw:style-name="gr180" draw:text-style-name="P67" svg:width="0.035in" svg:height="0.1512in" svg:x="0.9189in" svg:y="0.0098in" svg:viewBox="0 0 90 385" svg:d="M90 193c0-30-4-78-26-120-23-48-56-73-60-73-3 0-4 1-4 3 0 1 0 3 8 9 37 39 59 100 59 181 0 64-14 133-61 181-6 4-6 5-6 7s1 4 4 4c4 0 39-26 61-76 20-42 25-83 25-116z"><text:p/></draw:path><draw:path draw:style-name="gr180" draw:text-style-name="P67" svg:width="0.1008in" svg:height="0.035in" svg:x="1.0205in" svg:y="0.066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80" draw:text-style-name="P67" svg:width="0.0835in" svg:height="0.1681in" svg:x="1.1807in" svg:y="0in" svg:viewBox="0 0 213 428" svg:d="M84 339c-6 64-19 80-41 80-6 0-18-1-25-8 11-1 14-9 14-15 0-11-9-16-15-16-8 0-17 5-17 16 0 19 19 32 43 32 36 0 55-33 64-68 4-20 18-131 22-174 2-33 4-65 6-97 6-70 19-80 37-80 3 0 15 1 24 7-11 3-14 11-14 17 0 11 8 15 15 15 8 0 16-4 16-16 0-19-18-32-41-32-38 0-53 37-60 67-4 21-17 130-22 176-2 32-4 64-6 96z"><text:p/></draw:path><draw:path draw:style-name="gr180" draw:text-style-name="P67" svg:width="0.0799in" svg:height="0.0752in" svg:x="1.25in" svg:y="0.1016in" svg:viewBox="0 0 204 192" svg:d="M41 159c-10 16-19 23-34 24-4 0-7 0-7 5 0 3 2 4 4 4 7 0 16-1 24-1s19 1 27 1c1 0 6 0 6-6 0-3-4-3-5-3-2 0-12-2-12-8 0-3 2-9 4-11 7-11 15-22 21-33 27 0 52 0 78 0 3 14 5 30 7 45-1 2-3 7-19 7-3 0-7 0-7 5 0 1 1 4 4 4 8 0 28-1 35-1 5 0 11 0 16 0s11 1 15 1 6-2 6-5c0-4-4-4-8-4-16 0-16-3-17-9-7-56-16-111-24-167 0-6-2-7-6-7-6 0-7 2-9 6-33 51-66 102-99 153zM76 121c19-30 38-58 57-88 5 30 8 58 12 88-23 0-46 0-69 0z"><text:p/></draw:path><draw:path draw:style-name="gr180" draw:text-style-name="P67" svg:width="0.076in" svg:height="0.1374in" svg:x="1.3764in" svg:y="0.0165in" svg:viewBox="0 0 194 350" svg:d="M122 118c11 0 22 0 33 0 8 0 11 0 11-8 0-4-3-4-10-4-11 0-21 0-32 0 3-16 6-30 8-44 1-9 7-37 9-41 4-8 11-13 19-13 1 0 12 0 18 7-16 2-21 15-21 21 0 9 8 13 15 13 10 0 22-8 22-23 0-17-19-26-34-26-14 0-38 7-50 45-2 8-3 11-12 61-9 0-18 0-26 0s-13 0-13 6 4 6 11 6c9 0 17 0 26 0-10 50-19 101-29 150-8 38-14 73-34 73-1 0-11 0-19-7 18-1 22-15 22-21 0-8-7-13-14-13-11 0-22 8-22 23 0 18 18 27 33 27 21 0 36-23 44-38 12-24 21-71 21-73 8-40 16-81 24-121z"><text:p/></draw:path><draw:path draw:style-name="gr180" draw:text-style-name="P67" svg:width="0.0937in" svg:height="0.0724in" svg:x="1.4484in" svg:y="0.0728in" svg:viewBox="0 0 239 185" svg:d="M136 81c9-8 18-17 27-26 34-34 45-44 69-45 3-1 7-1 7-7 0-2-2-2-4-3-7 0-17 1-25 1s-25-1-32-1c-2 0-5 1-5 6 1 1 0 3 4 4 2 0 9 0 9 6 0 4-4 8-7 12-2 2-36 35-46 45-9-18-19-36-27-53-1 0-1-2-1-4s4-6 14-6c1 0 5-1 5-7-1-1 0-3-4-3-7 0-13 1-19 1-5 0-12 0-17 0s-11 0-16 0c-5-1-11-1-15-1-1 0-6 0-6 6 0 4 4 4 8 4 17 0 18 2 20 8 13 25 25 49 38 74-5 5-10 10-15 16-6 4-18 16-23 22-33 32-44 44-68 45-4 0-7 0-7 5 0 1 1 5 3 5 9 0 18-1 26-1 4 0 12 0 16 0 5 0 11 1 16 1 1 0 5 0 5-7 0-3-3-3-4-3-4 0-9-1-9-7 0-4 3-7 9-14 18-19 36-36 55-54 11 21 22 42 33 64 1 3 2 3 2 4s-6 6-14 7c-4 0-7 0-7 5 1 1 0 5 4 5 7 0 14-1 19-1 6 0 12 0 18 0 4 0 11 0 15 0 6 0 11 1 15 1 2 0 6 0 6-7 0-3-3-3-8-3-16 0-17-3-20-8-14-28-29-57-44-86z"><text:p/></draw:path><draw:path draw:style-name="gr180" draw:text-style-name="P67" svg:width="0.013in" svg:height="0.0327in" svg:x="1.5567in" svg:y="0.1335in" svg:viewBox="0 0 34 84" svg:d="M26 28c0 14-2 31-20 49-2 1-3 1-3 3 0 1 3 4 4 4 4 0 27-22 27-54 0-17-6-30-19-30-8 0-15 8-15 15 0 9 6 17 15 17 7 0 8-3 11-4z"><text:p/></draw:path><draw:path draw:style-name="gr180" draw:text-style-name="P67" svg:width="0.0843in" svg:height="0.0724in" svg:x="1.587in" svg:y="0.0728in" svg:viewBox="0 0 215 185" svg:d="M167 32c6-6 11-10 17-14 11-8 21-8 25-8 2-1 6-1 6-7 0-1-2-3-4-3-6 0-15 1-22 1-9 0-20-1-28-1-1 0-6 0-6 6 0 3 5 4 6 4 7 0 7 3 7 4 0 4-1 6-3 8s-3 4-4 6c-23 23-45 47-69 70-12-26-23-53-35-79-2-4-1-4-2-5 0-4 13-4 14-4 4 0 8 0 8-7-1-1 0-3-4-3-9 0-29 1-37 1-6 0-24-1-30-1-3 0-6 1-6 6 0 4 3 4 7 4 16 0 17 2 19 8 15 30 28 61 42 92-4 17-7 33-12 50-3 14-3 15-24 15-6 0-9 0-9 5 0 3 2 5 5 5 5 0 11-1 16-1 6 0 13 0 19 0 5 0 10 0 16 0s13 1 19 1c1 0 5 0 5-7 0-3-3-3-8-3s-6 0-10-1c-6 0-7-1-7-3 0-3 3-15 6-22 2-9 7-32 7-34 1-4 1-4 5-7 24-25 47-51 71-76z"><text:p/></draw:path><draw:path draw:style-name="gr180" draw:text-style-name="P67" svg:width="0.0346in" svg:height="0.1512in" svg:x="1.7012in" svg:y="0.0098in" svg:viewBox="0 0 89 385" svg:d="M89 381c0-2 0-3-6-8-49-50-61-122-61-180 0-68 14-135 63-183 4-4 4-6 4-7 0-2-1-3-3-3-5 0-40 26-62 75-20 43-24 86-24 118 0 30 3 75 25 119 23 48 56 73 61 73 2 0 3-1 3-4z"><text:p/></draw:path><draw:path draw:style-name="gr180" draw:text-style-name="P67" svg:width="0.0756in" svg:height="0.0685in" svg:x="1.7496in" svg:y="0.0555in" svg:viewBox="0 0 193 175" svg:d="M118 54c2-10 11-45 38-45 1 0 11 0 19 4-11 2-19 12-19 21 0 7 5 13 16 13 7 0 21-6 21-22 0-19-24-25-37-25-22 0-36 20-40 30-10-27-31-30-42-30-40 0-62 49-62 59 0 4 3 4 5 4 3 0 4 0 4-4 13-41 38-50 52-50 7 0 21 3 21 25 0 12-7 37-21 92-6 24-20 40-37 40-2 0-11 0-19-4 9-3 18-11 18-21 0-11-9-15-14-15-12 0-21 10-21 24 0 17 19 25 36 25 26 0 39-28 41-30 4 15 18 30 41 30 40 0 62-50 62-59 0-5-3-5-4-5-4 0-4 2-5 5-14 41-40 50-52 50-16 0-21-12-21-25 0-9 2-17 7-34 4-18 8-35 13-53z"><text:p/></draw:path><draw:path draw:style-name="gr180" draw:text-style-name="P67" svg:width="0.0177in" svg:height="0.0449in" svg:x="1.8449in" svg:y="0.1071in" svg:viewBox="0 0 46 115" svg:d="M46 41c0-27-10-41-25-41-12 0-21 10-21 20 0 11 9 21 21 21 4 0 10-1 13-6 1 0 1-1 2-1s1 1 1 7c0 28-13 51-26 63-4 5-4 6-4 7 0 2 2 4 4 4 3 0 35-29 35-74z"><text:p/></draw:path><draw:path draw:style-name="gr180" draw:text-style-name="P67" svg:width="0.0697in" svg:height="0.0976in" svg:x="1.9043in" svg:y="0.0555in" svg:viewBox="0 0 178 249" svg:d="M176 23c2-5 2-5 2-9 0-6-5-10-12-10-3 0-10 3-13 8-1 2-3 14-6 21-2 10-5 21-7 31-6 23-12 46-18 69-1 7-17 33-43 33-20 0-24-16-24-31 0-17 7-42 20-76 5-16 8-19 8-27 0-18-13-32-32-32-37 0-51 56-51 59 0 4 3 4 4 4 4 0 5 0 6-7 11-36 26-47 40-47 3 0 9 0 9 12 0 10-4 20-6 26-16 42-23 64-23 82 0 34 25 46 47 46 15 0 29-7 40-18-6 20-10 39-26 60-10 13-25 23-43 23-5 0-22-1-28-16 5 0 11 0 16-4 4-3 8-8 8-15 0-13-11-14-14-14-9 0-22 6-22 25s16 33 40 33c40 0 81-35 91-79 12-49 25-97 37-147z"><text:p/></draw:path><draw:path draw:style-name="gr180" draw:text-style-name="P67" svg:width="0.035in" svg:height="0.1512in" svg:x="1.9886in" svg:y="0.0098in" svg:viewBox="0 0 90 385" svg:d="M90 193c0-30-4-78-25-120-23-48-57-73-61-73-2 0-4 1-4 3 0 1 0 3 8 9 37 39 59 100 59 181 0 64-14 133-61 181-6 4-6 5-6 7s2 4 4 4c4 0 39-26 62-76 20-42 24-83 24-116z"><text:p/></draw:path><draw:path draw:style-name="gr180" draw:text-style-name="P67" svg:width="0.072in" svg:height="0.1067in" svg:x="2.0453in" svg:y="0.0169in" svg:viewBox="0 0 184 272" svg:d="M184 4c-1-1 0-4-5-4-6 0-43 4-49 4-3 2-6 3-6 8s4 5 10 5c18 0 19 3 19 6 0 2-1 6-1 8-8 31-16 60-23 91-7-14-18-24-35-24-46 0-94 56-94 113 0 35 21 61 52 61 7 0 26-3 49-29 4 15 18 29 35 29 15 0 24-9 29-21 7-13 8-25 12-38 0-4-3-4-4-4-5 0-5 2-6 8-6 23-13 46-29 46-10 0-11-10-11-18 0-7 0-11 2-17 18-75 36-149 55-224zM103 222c-2 8-2 8-7 14-17 21-33 27-44 27-19 0-24-21-24-35 0-19 12-67 20-85 13-22 30-36 46-36 25 0 30 29 30 33 0 2-1 5-1 6-6 26-13 51-20 76z"><text:p/></draw:path><draw:path draw:style-name="gr180" draw:text-style-name="P67" svg:width="0.0756in" svg:height="0.0685in" svg:x="2.1228in" svg:y="0.0555in" svg:viewBox="0 0 193 175" svg:d="M118 54c2-10 11-45 38-45 2 0 11 0 20 4-11 2-19 12-19 21 0 7 5 13 15 13 8 0 21-6 21-22 0-19-24-25-37-25-22 0-35 20-40 30-9-27-30-30-41-30-41 0-63 49-63 59 0 4 3 4 5 4 3 0 4 0 5-4 13-41 39-50 52-50 6 0 21 3 21 25 0 12-7 37-21 92-7 24-20 40-38 40-2 0-11 0-18-4 10-3 17-11 17-21 0-11-7-15-14-15-11 0-21 10-21 24 0 17 20 25 36 25 26 0 40-28 41-30 4 15 19 30 42 30 39 0 61-50 61-59 0-5-3-5-4-5-3 0-4 2-5 5-13 41-39 50-51 50-15 0-22-12-22-25 0-9 2-17 7-34 4-18 8-35 13-53z"><text:p/></draw:path><draw:path draw:style-name="gr180" draw:text-style-name="P67" svg:width="0.072in" svg:height="0.1067in" svg:x="2.2114in" svg:y="0.0169in" svg:viewBox="0 0 184 272" svg:d="M184 4c-2-1 0-4-6-4-5 0-42 4-48 4-3 2-6 3-6 8s4 5 9 5c19 0 20 3 20 6 0 2-1 6-1 8-8 31-16 60-23 91-8-14-19-24-37-24-45 0-92 56-92 113 0 35 21 61 51 61 8 0 27-3 50-29 4 15 17 29 35 29 14 0 24-9 29-21 7-13 8-25 12-38 0-4-3-4-5-4-4 0-4 2-5 8-6 23-14 46-29 46-11 0-13-10-13-18 0-7 2-11 3-17 18-75 37-149 56-224zM103 222c-2 8-2 8-7 14-18 21-33 27-44 27-19 0-24-21-24-35 0-19 12-67 20-85 13-22 30-36 46-36 25 0 30 29 30 33 0 2-1 5-2 6-6 26-12 51-19 76z"><text:p/></draw:path><draw:path draw:style-name="gr180" draw:text-style-name="P67" svg:width="0.0697in" svg:height="0.0976in" svg:x="2.289in" svg:y="0.0555in" svg:viewBox="0 0 178 249" svg:d="M176 23c2-5 2-5 2-9 0-6-5-10-11-10-4 0-11 3-14 8 0 2-3 14-6 21-2 10-5 21-7 31-6 23-11 46-17 69-2 7-18 33-44 33-20 0-24-16-24-31 0-17 7-42 20-76 6-16 8-19 8-27 0-18-13-32-32-32-37 0-51 56-51 59 0 4 3 4 4 4 5 0 5 0 7-7 10-36 25-47 39-47 3 0 9 0 9 12 0 10-4 20-6 26-16 42-22 64-22 82 0 34 24 46 46 46 15 0 29-7 40-18-6 20-10 39-26 60-10 13-24 23-43 23-5 0-22-1-28-16 5 0 11 0 16-4 4-3 8-8 8-15 0-13-11-14-14-14-9 0-22 6-22 25s17 33 40 33c41 0 81-35 92-79 12-49 24-97 36-147z"><text:p/></draw:path></draw:g></draw:g></text:p>
            <text:p text:style-name="P38">&gt; Nezávislost X,Y</text:p>
            <text:p text:style-name="P64"><draw:g text:anchor-type="as-char" svg:y="-0.1134in" draw:z-index="230" draw:name="Shape27" draw:style-name="gr178"><svg:title>TexMaths</svg:title><svg:desc>11§inline§\[  \iff f_{X,Y}(x,y) = f_{X}(x) f_{Y}(y) \iff F_{X,Y}(x,y) = F_{X}(x) F_{Y}(y) \]§svg§600§FALSE§</svg:desc><draw:g draw:style-name="gr2"><draw:path draw:style-name="gr179" draw:text-style-name="P66" svg:width="3.8295in" svg:height="0.1409in" svg:x="0.0004in" svg:y="0.0071in" svg:viewBox="0 0 9728 359" svg:d="M4865 359c-1623 0-3243 0-4865 0 0-120 0-239 0-359 3242 0 6486 0 9728 0 0 120 0 239 0 359-1621 0-3242 0-4863 0z"><text:p/></draw:path><draw:path draw:style-name="gr180" draw:text-style-name="P67" svg:width="0.1244in" svg:height="0.0835in" svg:x="0.0012in" svg:y="0.0335in" svg:viewBox="0 0 317 213" svg:d="M305 151c6 0 12 0 12-8 0-7-6-7-13-7-75 0-152 0-226 0-16-14-35-24-46-30 14-6 31-16 46-30 74 0 151 0 226 0 7 0 13 0 13-8 0-7-6-7-12-7-70 0-141 0-212 0 18-18 36-52 36-57 0-4-4-4-7-4-2 0-5 0-7 3-7 15-16 36-40 58-25 23-48 34-67 39-6 3-5 3-7 4-1 1-1 1-1 2s0 1 0 2c0 0 1 0 1 1 1 1 1 1 8 3 48 16 84 51 104 92 4 8 5 9 9 9 3 0 7 0 7-5s-18-38-36-57c71 0 142 0 212 0z"><text:p/></draw:path><draw:path draw:style-name="gr180" draw:text-style-name="P67" svg:width="0.1248in" svg:height="0.0835in" svg:x="0.1185in" svg:y="0.0335in" svg:viewBox="0 0 318 213" svg:d="M240 76c15 14 33 24 45 30-12 6-30 16-45 30-76 0-151 0-227 0-6 0-13 0-13 7 0 8 7 8 13 8 70 0 140 0 211 0-17 18-36 52-36 57s5 5 7 5c4 0 5 0 7-4 8-14 18-35 41-57 24-24 49-34 67-40 6-2 6-3 7-4 1 0 1-1 1-2s0-1-1-2h-1c-1-1-1-1-8-4-48-15-84-50-104-92-4-8-4-8-9-8-2 0-7 0-7 4 0 5 18 39 36 57-71 0-141 0-211 0-6 0-13 0-13 7 0 8 7 8 13 8 76 0 151 0 227 0z"><text:p/></draw:path><draw:path draw:style-name="gr180" draw:text-style-name="P67" svg:width="0.0701in" svg:height="0.1378in" svg:x="0.3366in" svg:y="0.0067in" svg:viewBox="0 0 179 351" svg:d="M113 118c10 0 20 0 30 0 8 0 11 0 11-8 0-4-3-4-10-4-10 0-19 0-29 0 2-16 5-30 7-44 2-8 7-36 9-40 3-8 9-13 17-13 2 0 11 0 16 6-14 2-19 16-19 21 0 9 7 14 14 14 10 0 20-9 20-24 0-17-16-26-31-26-13 0-35 7-45 45-3 8-4 12-12 61-9 0-17 0-24 0-8 0-12 0-12 8 0 4 3 4 10 4 8 0 15 0 24 0-10 51-18 100-27 151-6 37-12 73-32 73 0 0-10 0-17-7 17-1 20-15 20-21 0-9-6-13-13-13-9 0-20 8-20 23 0 17 17 27 30 27 21 0 35-24 41-38 11-24 20-72 20-74 8-39 14-80 22-121z"><text:p/></draw:path><draw:path draw:style-name="gr180" draw:text-style-name="P67" svg:width="0.0866in" svg:height="0.072in" svg:x="0.4031in" svg:y="0.0634in" svg:viewBox="0 0 221 184" svg:d="M127 82c8-9 15-17 24-26 31-34 41-45 63-46 3 0 7 0 7-6 0-3-2-4-4-4-6 0-16 1-23 1s-22-1-30-1c-1 0-4 1-4 6 0 1 0 4 4 4 1 0 8 1 8 7 0 4-3 8-7 11-1 2-33 35-42 45-8-18-18-36-25-53 0-1-1-2-1-3 0-3 5-7 13-7 2 0 5 0 5-7-1-1 0-3-4-3-6 0-12 1-18 1-5 0-10 0-15 0s-11 0-15 0c-4-1-9-1-13-1-2 0-7 0-7 6 0 4 5 4 9 4 15 0 15 2 18 8 11 25 23 49 34 75-4 4-9 10-13 15-4 4-17 17-21 22-30 32-41 44-64 45-3 0-6 0-6 6 0 1 1 3 4 3 7 0 15 0 23 0 4 0 11 0 15 0s10 0 14 0c1 0 5 0 5-5 0-4-3-4-4-4-3-1-8-1-8-6s3-9 9-15c17-18 33-36 51-54 10 21 19 42 30 64 1 4 1 4 1 5s-5 5-13 6c-2 0-6 0-6 6 2 1 1 3 5 3 5 0 12 0 16 0 6 0 11 0 17 0 4 0 10 0 15 0 4 0 9 0 13 0 1 0 5 0 5-5 0-4-3-4-7-4-14 0-16-3-19-7-13-29-26-58-39-86z"><text:p/></draw:path><draw:path draw:style-name="gr180" draw:text-style-name="P67" svg:width="0.0118in" svg:height="0.0327in" svg:x="0.5031in" svg:y="0.124in" svg:viewBox="0 0 31 84" svg:d="M24 28c0 14-2 32-18 48-2 1-3 2-3 3 0 3 3 5 4 5 3 0 24-22 24-54 0-17-5-30-17-30-8 0-14 8-14 15 0 9 6 16 14 16 6 0 7-2 10-3z"><text:p/></draw:path><draw:path draw:style-name="gr180" draw:text-style-name="P67" svg:width="0.0783in" svg:height="0.072in" svg:x="0.5311in" svg:y="0.0634in" svg:viewBox="0 0 200 184" svg:d="M155 32c5-4 9-10 16-14 10-7 19-8 22-8s7 0 7-7c0-1-3-3-5-3-6 0-13 1-20 1-9 0-19-1-25-1-2 0-6 0-6 6 0 4 4 4 5 4 6 0 6 3 6 4 0 4-1 6-3 8-1 2-2 4-3 6-22 23-42 46-64 70-11-26-21-53-32-79-2-4-1-4-2-5 0-4 12-4 14-4 3 0 6 0 6-7-1-1 0-3-4-3-7 0-26 1-34 1-5 0-22-1-27-1-3 0-6 1-6 6 0 4 3 4 7 4 14 0 15 2 17 8 14 31 27 61 40 92-4 17-8 33-12 50-3 14-3 14-22 15-4 0-9 0-9 6 0 2 2 3 5 3 4 0 11 0 16 0 4 0 11 0 16 0s10 0 16 0c5 0 11 0 17 0 1 0 6 0 6-5 0-4-4-4-9-4s-6 0-9-1c-6 0-7-1-7-3s3-16 6-22c1-9 6-32 7-33 2-5 2-5 4-8 22-25 44-51 66-76z"><text:p/></draw:path><draw:path draw:style-name="gr180" draw:text-style-name="P67" svg:width="0.0319in" svg:height="0.1516in" svg:x="0.6366in" svg:y="0in" svg:viewBox="0 0 82 386" svg:d="M82 381c0-1 0-2-5-8-46-49-57-122-57-180 0-67 14-135 59-182 3-5 3-5 3-7 0-3-1-4-3-4-4 0-36 26-57 76-18 42-22 85-22 117 0 30 4 76 23 120 21 47 52 73 56 73 2 0 3-2 3-5z"><text:p/></draw:path><draw:path draw:style-name="gr180" draw:text-style-name="P67" svg:width="0.0697in" svg:height="0.0685in" svg:x="0.6815in" svg:y="0.0453in" svg:viewBox="0 0 178 175" svg:d="M109 54c2-10 10-45 35-45 2 0 10 0 18 4-10 2-17 12-17 21 0 7 4 15 14 15 7 0 19-8 19-24 0-19-22-25-34-25-20 0-32 21-37 30-8-26-28-30-39-30-37 0-57 50-57 60 0 4 3 4 5 4s3-1 4-4c12-41 36-51 48-51 6 0 20 3 20 25 0 12-7 39-20 93-6 23-18 39-35 39-2 0-10 0-16-4 9-2 15-11 15-21 0-11-6-14-13-14-10 0-19 10-19 23 0 18 18 25 33 25 24 0 37-27 38-29 4 14 18 29 39 29 36 0 56-49 56-59 0-5-2-5-3-5-3 0-4 3-5 5-12 42-36 50-47 50-14 0-20-12-20-25 0-9 1-16 6-34 4-18 7-35 12-53z"><text:p/></draw:path><draw:path draw:style-name="gr180" draw:text-style-name="P67" svg:width="0.0161in" svg:height="0.0453in" svg:x="0.7701in" svg:y="0.0976in" svg:viewBox="0 0 42 116" svg:d="M42 41c0-27-10-41-24-41-11 0-18 10-18 20 0 11 7 21 18 21 5 0 10-1 13-6 1 0 1-1 2-1 0 2 0 1 0 7 0 28-12 52-24 64-3 4-3 5-3 6 0 3 1 5 3 5 4 0 33-30 33-75z"><text:p/></draw:path><draw:path draw:style-name="gr180" draw:text-style-name="P67" svg:width="0.0642in" svg:height="0.0976in" svg:x="0.8244in" svg:y="0.0453in" svg:viewBox="0 0 164 249" svg:d="M164 23c0-4 0-5 0-9 0-6-4-10-10-10-3 0-9 3-12 8-1 2-3 14-4 21-4 10-6 21-8 31-5 23-11 46-16 69-2 7-17 33-41 33-18 0-22-16-22-30 0-18 6-42 18-76 6-16 8-20 8-28 0-18-12-32-30-32-34 0-47 56-47 60s3 3 4 4c4 0 4-1 6-8 9-36 23-47 36-47 3 0 9 0 9 12 0 10-3 20-6 28-15 40-20 62-20 80 0 34 22 46 43 46 13 0 26-6 36-17-5 19-9 38-24 58-9 13-22 24-38 24-5 0-22-1-28-16 6 0 11 0 15-5 5-3 8-7 8-14 0-12-10-13-13-13-9 0-21 5-21 23 0 20 16 34 39 34 36 0 73-34 83-78 11-50 23-99 35-148z"><text:p/></draw:path><draw:path draw:style-name="gr180" draw:text-style-name="P67" svg:width="0.0319in" svg:height="0.1516in" svg:x="0.9024in" svg:y="0in" svg:viewBox="0 0 82 386" svg:d="M82 193c0-30-3-76-23-120-21-48-52-73-56-73-2 0-3 2-3 4s0 2 6 9c36 38 56 99 56 180 0 65-13 133-58 182-4 4-4 5-4 6 0 3 1 5 3 5 4 0 36-27 57-76 19-42 22-85 22-117z"><text:p/></draw:path><draw:path draw:style-name="gr180" draw:text-style-name="P67" svg:width="0.0925in" svg:height="0.035in" svg:x="0.9961in" svg:y="0.0571in" svg:viewBox="0 0 236 90" svg:d="M224 15c7 0 12 0 12-7 0-8-5-8-11-8-71 0-143 0-214 0-5 0-11 0-11 8 0 7 6 7 12 7 71 0 141 0 212 0zM225 90c6 0 11 0 11-7 0-8-5-8-12-8-71 0-141 0-212 0-6 0-12 0-12 8 0 7 6 7 11 7 71 0 143 0 214 0z"><text:p/></draw:path><draw:path draw:style-name="gr180" draw:text-style-name="P67" svg:width="0.0697in" svg:height="0.1378in" svg:x="1.1441in" svg:y="0.0067in" svg:viewBox="0 0 178 351" svg:d="M112 118c10 0 20 0 30 0 8 0 11 0 11-8 0-4-3-4-10-4-10 0-19 0-29 0 1-16 5-30 7-44 2-8 7-36 9-40 3-8 9-13 16-13 3 0 12 0 18 6-15 2-19 16-19 21 0 9 6 14 14 14 9 0 19-9 19-24 0-17-16-26-32-26-12 0-34 7-44 45-2 8-3 12-12 61-9 0-17 0-25 0-7 0-11 0-11 8 0 4 4 4 10 4 8 0 15 0 24 0-9 51-18 100-27 151-6 37-12 73-31 73-1 0-11 0-17-7 17-1 19-15 19-21 0-9-5-13-13-13-9 0-19 8-19 23 0 17 16 27 30 27 20 0 34-24 40-38 11-24 21-72 21-74 7-39 13-80 21-121z"><text:p/></draw:path><draw:path draw:style-name="gr180" draw:text-style-name="P67" svg:width="0.087in" svg:height="0.072in" svg:x="1.2102in" svg:y="0.0634in" svg:viewBox="0 0 222 184" svg:d="M127 82c8-9 15-17 24-26 32-34 41-45 63-46 5 0 8 0 8-6 0-3-3-4-5-4-6 0-16 1-23 1-6 0-22-1-30-1-1 0-3 1-3 6 0 1 0 4 3 4 1 0 9 1 9 7 0 4-4 8-8 11-1 2-33 35-42 45-8-18-18-36-25-53 0-1-1-2-1-3 0-3 5-7 13-7 2 0 5 0 5-7-1-1 0-3-4-3-6 0-11 1-17 1-5 0-11 0-15 0-6 0-11 0-16 0-4-1-9-1-13-1-1 0-6 0-6 6 0 4 4 4 8 4 15 0 15 2 18 8 11 25 23 49 34 75-4 4-9 10-13 15-4 4-17 17-21 22-30 32-40 44-64 45-3 0-6 0-6 6 0 1 1 3 4 3 7 0 15 0 24 0 3 0 10 0 14 0 5 0 10 0 14 0 1 0 5 0 5-5 0-4-3-4-4-4-3-1-8-1-8-6s4-9 9-15c17-18 33-36 51-54 10 21 20 42 30 64 1 4 1 4 1 5s-4 5-13 6c-2 0-5 0-5 6 1 1 0 3 4 3 5 0 12 0 16 0 6 0 11 0 17 0 4 0 10 0 15 0 4 0 9 0 13 0 1 0 5 0 5-5 0-4-3-4-7-4-14 0-15-3-19-7-13-29-26-58-39-86z"><text:p/></draw:path><draw:path draw:style-name="gr180" draw:text-style-name="P67" svg:width="0.0323in" svg:height="0.1516in" svg:x="1.326in" svg:y="0in" svg:viewBox="0 0 83 386" svg:d="M83 381c0-1 0-2-5-8-46-49-58-122-58-180 0-67 14-135 59-182 4-5 4-5 4-7 0-3-2-4-4-4s-36 26-57 76c-18 42-22 85-22 117 0 30 4 76 23 120 21 47 54 73 56 73s4-2 4-5z"><text:p/></draw:path><draw:path draw:style-name="gr180" draw:text-style-name="P67" svg:width="0.0697in" svg:height="0.0685in" svg:x="1.3709in" svg:y="0.0453in" svg:viewBox="0 0 178 175" svg:d="M109 54c2-10 10-45 35-45 2 0 10 0 19 4-11 2-18 12-18 21 0 7 5 15 14 15 7 0 19-8 19-24 0-19-22-25-34-25-20 0-32 21-36 30-9-26-29-30-39-30-38 0-58 50-58 60 0 4 3 4 5 4s3-1 4-4c12-41 36-51 48-51 7 0 20 3 20 25 0 12-7 39-20 93-6 23-18 39-35 39-2 0-10 0-16-4 9-2 15-11 15-21 0-11-6-14-13-14-10 0-19 10-19 23 0 18 18 25 33 25 24 0 37-27 38-29 4 14 18 29 39 29 36 0 56-49 56-59 0-5-2-5-3-5-3 0-4 3-5 5-12 42-36 50-47 50-14 0-20-12-20-25 0-9 1-16 6-34 4-18 7-35 12-53z"><text:p/></draw:path><draw:path draw:style-name="gr180" draw:text-style-name="P67" svg:width="0.0319in" svg:height="0.1516in" svg:x="1.4551in" svg:y="0in" svg:viewBox="0 0 82 386" svg:d="M82 193c0-30-3-76-23-120-21-48-52-73-56-73-2 0-3 2-3 4s0 2 6 9c36 38 56 99 56 180 0 65-13 133-58 182-4 4-4 5-4 6 0 3 1 5 3 5 4 0 36-27 57-76 19-42 22-85 22-117z"><text:p/></draw:path><draw:path draw:style-name="gr180" draw:text-style-name="P67" svg:width="0.0697in" svg:height="0.1378in" svg:x="1.5091in" svg:y="0.0067in" svg:viewBox="0 0 178 351" svg:d="M112 118c10 0 21 0 31 0 8 0 10 0 10-8 0-4-2-4-9-4-10 0-20 0-30 0 3-16 5-30 8-44 1-8 6-36 8-40 3-8 9-13 18-13 1 0 10 0 16 6-14 2-19 16-19 21 0 9 6 14 14 14 9 0 19-9 19-24 0-17-16-26-30-26-13 0-35 7-46 45-2 8-3 12-11 61-9 0-18 0-26 0-6 0-10 0-10 8 0 4 3 4 10 4 8 0 15 0 24 0-10 51-19 100-28 151-6 37-12 73-31 73 0 0-10 0-17-7 17-1 19-15 19-21 0-9-5-13-13-13-9 0-19 8-19 23 0 17 16 27 30 27 20 0 34-24 41-38 11-24 20-72 20-74 7-39 13-80 21-121z"><text:p/></draw:path><draw:path draw:style-name="gr180" draw:text-style-name="P67" svg:width="0.078in" svg:height="0.072in" svg:x="1.5764in" svg:y="0.0634in" svg:viewBox="0 0 199 184" svg:d="M154 32c6-4 10-10 16-14 10-7 19-8 23-8 2 0 6 0 6-7 0-1-2-3-4-3-6 0-14 1-20 1-9 0-19-1-26-1-1 0-6 0-6 6 0 4 5 4 6 4 6 0 6 3 6 4 0 4-1 6-3 8-1 2-2 4-3 6-22 23-42 46-64 70-11-26-21-53-32-79-2-4-1-4-2-5 0-4 12-4 13-4 3 0 7 0 7-7-1-1 0-3-4-3-8 0-26 1-34 1-5 0-22-1-27-1-3 0-6 1-6 6 0 4 3 4 6 4 15 0 16 2 18 8 14 31 26 61 39 92-4 17-7 33-11 50-3 14-3 14-22 15-6 0-9 0-9 6 0 2 2 3 5 3 4 0 10 0 15 0s12 0 17 0c4 0 10 0 15 0 6 0 12 0 18 0 0 0 4 0 4-5 0-4-3-4-7-4-5 0-6 0-10-1-5 0-6-1-6-3s3-16 6-22c1-9 6-32 6-33 1-5 1-5 5-8 22-25 43-51 65-76z"><text:p/></draw:path><draw:path draw:style-name="gr180" draw:text-style-name="P67" svg:width="0.0319in" svg:height="0.1516in" svg:x="1.6823in" svg:y="0in" svg:viewBox="0 0 82 386" svg:d="M82 381c0-1 0-2-5-8-46-49-57-122-57-180 0-67 13-135 59-182 3-5 3-5 3-7 0-3-1-4-3-4-4 0-37 26-57 76-18 42-22 85-22 117 0 30 3 76 23 120 21 47 52 73 56 73 2 0 3-2 3-5z"><text:p/></draw:path><draw:path draw:style-name="gr180" draw:text-style-name="P67" svg:width="0.0642in" svg:height="0.0976in" svg:x="1.7268in" svg:y="0.0453in" svg:viewBox="0 0 164 249" svg:d="M163 23c1-4 1-5 1-9 0-6-4-10-11-10-2 0-9 3-12 8-1 2-2 14-5 21-2 10-5 21-7 31-5 23-11 46-16 69-1 7-16 33-40 33-18 0-22-16-22-30 0-18 6-42 18-76 5-16 8-20 8-28 0-18-12-32-30-32-34 0-47 56-47 60s3 4 4 4c3 0 4-1 5-8 10-36 24-47 37-47 3 0 9 0 9 12 0 10-4 20-6 28-15 40-21 62-21 80 0 34 23 46 43 46 14 0 27-6 37-17-5 19-9 38-24 58-9 13-23 24-40 24-4 0-20-1-26-16 5 0 11 0 15-5 4-3 8-7 8-14 0-12-11-13-13-13-9 0-21 5-21 23 0 20 15 34 37 34 37 0 75-34 85-78 11-50 22-99 34-148z"><text:p/></draw:path><draw:path draw:style-name="gr180" draw:text-style-name="P67" svg:width="0.0323in" svg:height="0.1516in" svg:x="1.8043in" svg:y="0in" svg:viewBox="0 0 83 386" svg:d="M83 193c0-30-4-76-23-120-21-48-53-73-56-73-2 0-4 2-4 4s0 2 7 9c35 38 56 99 56 180 0 65-13 133-57 182-6 4-6 5-6 6 0 3 2 5 4 5 3 0 36-27 57-76 18-42 22-85 22-117z"><text:p/></draw:path><draw:path draw:style-name="gr180" draw:text-style-name="P67" svg:width="0.1244in" svg:height="0.0835in" svg:x="1.9366in" svg:y="0.0335in" svg:viewBox="0 0 317 213" svg:d="M305 151c6 0 12 0 12-8 0-7-6-7-13-7-75 0-152 0-226 0-16-14-34-24-46-30 14-6 31-16 46-30 74 0 151 0 226 0 7 0 13 0 13-8 0-7-6-7-12-7-70 0-141 0-212 0 18-18 36-52 36-57 0-4-4-4-7-4-2 0-5 0-7 3-7 15-16 36-40 58-24 23-48 34-67 39-6 3-5 3-7 4-1 1-1 1-1 2s0 1 0 2c0 0 1 0 1 1 1 1 1 1 8 3 49 16 84 51 104 92 4 8 5 9 9 9 3 0 7 0 7-5s-18-38-36-57c71 0 142 0 212 0z"><text:p/></draw:path><draw:path draw:style-name="gr180" draw:text-style-name="P67" svg:width="0.1248in" svg:height="0.0835in" svg:x="2.0539in" svg:y="0.0335in" svg:viewBox="0 0 318 213" svg:d="M240 76c15 14 33 24 45 30-12 6-30 16-45 30-76 0-151 0-227 0-6 0-13 0-13 7 0 8 7 8 13 8 70 0 140 0 211 0-17 18-36 52-36 57s5 5 7 5c4 0 5 0 7-4 8-14 18-35 41-57 24-24 49-34 67-40 6-2 6-3 7-4 1 0 1-1 1-2s0-1-1-2h-1c-1-1-1-1-8-4-48-15-84-50-104-92-4-8-4-8-9-8-2 0-7 0-7 4 0 5 18 39 36 57-71 0-141 0-211 0-6 0-13 0-13 7 0 8 7 8 13 8 76 0 151 0 227 0z"><text:p/></draw:path><draw:path draw:style-name="gr180" draw:text-style-name="P67" svg:width="0.0996in" svg:height="0.1024in" svg:x="2.2701in" svg:y="0.0098in" svg:viewBox="0 0 254 261" svg:d="M94 137c11 0 24 0 35 0 27 0 31 6 31 17 0 3 0 7-4 19-1 2-1 3-1 4 0 4 3 5 5 5 4 0 4-1 5-8 7-28 14-56 20-84 1-4 1-5 1-6s-1-5-4-5c-4 0-4 3-6 9-7 30-15 37-46 37-11 0-21 0-32 0 7-33 15-65 23-99 3-13 3-14 19-14 15 0 32 0 47 0 44 0 52 12 52 42 0 9 0 11-2 21 0 5 0 5 0 7s2 5 5 5c4 0 4-3 5-10 2-22 5-45 7-67 1-10-1-10-10-10-58 0-117 0-175 0-7 0-11 0-11 8 0 4 4 4 10 4 13 0 23 0 23 7 0 1 0 2-1 9-16 68-32 136-48 204-3 14-3 17-32 17-6 0-10 0-10 8 0 4 4 4 6 4 11 0 36-1 47-1s41 1 52 1c4 0 9 0 9-7 0-4-3-4-3-5-1 0-1 0-9 0-9 0-11 0-20-1-10-1-11-2-11-8 1-2 0-2 2-8 7-31 15-63 21-95z"><text:p/></draw:path><draw:path draw:style-name="gr180" draw:text-style-name="P67" svg:width="0.0866in" svg:height="0.072in" svg:x="2.3602in" svg:y="0.0634in" svg:viewBox="0 0 221 184" svg:d="M127 82c8-9 15-17 24-26 31-34 41-45 63-46 3 0 7 0 7-6 0-3-2-4-4-4-6 0-16 1-23 1s-22-1-30-1c-1 0-4 1-4 6 0 1 0 4 4 4 1 0 8 1 8 7 0 4-3 8-7 11-1 2-33 35-42 45-8-18-18-36-25-53 0-1-1-2-1-3 0-3 5-7 13-7 2 0 5 0 5-7-1-1 0-3-4-3-6 0-12 1-18 1-5 0-10 0-15 0s-11 0-15 0c-4-1-9-1-13-1-2 0-7 0-7 6 0 4 5 4 9 4 15 0 15 2 18 8 11 25 23 49 34 75-4 4-9 10-13 15-4 4-17 17-21 22-31 32-41 44-64 45-3 0-6 0-6 6 0 1 1 3 4 3 7 0 15 0 23 0 4 0 11 0 15 0s10 0 14 0c1 0 5 0 5-5 0-4-3-4-4-4-3-1-8-1-8-6s3-9 9-15c17-18 33-36 51-54 10 21 19 42 30 64 1 4 1 4 1 5s-5 5-13 6c-2 0-6 0-6 6 2 1 1 3 5 3 5 0 12 0 16 0 6 0 11 0 17 0 4 0 10 0 15 0 4 0 9 0 13 0 1 0 5 0 5-5 0-4-3-4-7-4-14 0-16-3-19-7-13-29-26-58-39-86z"><text:p/></draw:path><draw:path draw:style-name="gr180" draw:text-style-name="P67" svg:width="0.0118in" svg:height="0.0327in" svg:x="2.4602in" svg:y="0.124in" svg:viewBox="0 0 31 84" svg:d="M24 28c0 14-2 32-18 48-2 1-3 2-3 3 0 3 3 5 4 5 3 0 24-22 24-54 0-17-5-30-17-30-8 0-14 8-14 15 0 9 6 16 14 16 6 0 7-2 10-3z"><text:p/></draw:path><draw:path draw:style-name="gr180" draw:text-style-name="P67" svg:width="0.0783in" svg:height="0.072in" svg:x="2.4882in" svg:y="0.0634in" svg:viewBox="0 0 200 184" svg:d="M155 32c5-4 9-10 16-14 10-7 19-8 22-8s7 0 7-7c0-1-3-3-5-3-6 0-13 1-20 1-9 0-19-1-25-1-2 0-6 0-6 6 0 4 4 4 5 4 6 0 6 3 6 4 0 4-1 6-3 8-1 2-2 4-3 6-22 23-42 46-64 70-11-26-21-53-32-79-2-4-1-4-2-5 0-4 12-4 13-4 4 0 7 0 7-7-1-1 0-3-4-3-7 0-26 1-34 1-5 0-22-1-27-1-3 0-6 1-6 6 0 4 3 4 7 4 14 0 15 2 17 8 14 31 27 61 40 92-4 17-8 33-12 50-3 14-3 14-22 15-4 0-9 0-9 6 0 2 2 3 5 3 4 0 11 0 16 0 4 0 11 0 16 0s10 0 16 0c5 0 11 0 17 0 1 0 4 0 4-5 0-4-2-4-7-4s-6 0-9-1c-6 0-7-1-7-3s3-16 6-22c1-9 6-32 7-33 2-5 2-5 4-8 22-25 44-51 66-76z"><text:p/></draw:path><draw:path draw:style-name="gr180" draw:text-style-name="P67" svg:width="0.0319in" svg:height="0.1516in" svg:x="2.5941in" svg:y="0in" svg:viewBox="0 0 82 386" svg:d="M82 381c0-1 0-2-5-8-46-49-57-122-57-180 0-67 14-135 59-182 3-5 3-5 3-7 0-3-1-4-3-4-4 0-36 26-57 76-18 42-22 85-22 117 0 30 4 76 23 120 21 47 52 73 56 73 2 0 3-2 3-5z"><text:p/></draw:path><draw:path draw:style-name="gr180" draw:text-style-name="P67" svg:width="0.0697in" svg:height="0.0685in" svg:x="2.6386in" svg:y="0.0453in" svg:viewBox="0 0 178 175" svg:d="M109 54c2-10 10-45 35-45 2 0 10 0 18 4-10 2-17 12-17 21 0 7 4 15 14 15 7 0 19-8 19-24 0-19-22-25-34-25-20 0-32 21-37 30-8-26-28-30-39-30-37 0-57 50-57 60 0 4 3 4 5 4s3-1 4-4c12-41 36-51 48-51 6 0 20 3 20 25 0 12-7 39-20 93-6 23-18 39-35 39-2 0-10 0-16-4 9-2 15-11 15-21 0-11-6-14-13-14-10 0-19 10-19 23 0 18 18 25 33 25 24 0 37-27 38-29 4 14 18 29 39 29 36 0 56-49 56-59 0-5-2-5-3-5-3 0-4 3-5 5-12 42-36 50-47 50-14 0-20-12-20-25 0-9 1-16 6-34 4-18 7-35 12-53z"><text:p/></draw:path><draw:path draw:style-name="gr180" draw:text-style-name="P67" svg:width="0.0161in" svg:height="0.0453in" svg:x="2.7272in" svg:y="0.0976in" svg:viewBox="0 0 42 116" svg:d="M42 41c0-27-10-41-24-41-11 0-18 10-18 20 0 11 7 21 18 21 5 0 10-1 13-6 1 0 1-1 1-1 1 0 1 1 1 7 0 28-12 52-24 64-3 4-3 5-3 6 0 3 1 5 3 5 4 0 33-30 33-75z"><text:p/></draw:path><draw:path draw:style-name="gr180" draw:text-style-name="P67" svg:width="0.0642in" svg:height="0.0976in" svg:x="2.7815in" svg:y="0.0453in" svg:viewBox="0 0 164 249" svg:d="M164 23c0-4 0-5 0-9 0-6-4-10-10-10-3 0-9 3-13 8 0 2-2 14-3 21-4 10-6 21-8 31-5 23-11 46-16 69-2 7-17 33-41 33-18 0-22-16-22-30 0-18 6-42 18-76 6-16 8-20 8-28 0-18-12-32-30-32-34 0-47 56-47 60s3 4 4 4c4 0 4-1 6-8 9-36 23-47 36-47 3 0 9 0 9 12 0 10-3 20-6 28-15 40-20 62-20 80 0 34 22 46 43 46 13 0 26-6 36-17-5 19-9 38-24 58-9 13-22 24-38 24-5 0-22-1-28-16 6 0 11 0 15-5 5-3 8-7 8-14 0-12-10-13-13-13-9 0-21 5-21 23 0 20 16 34 39 34 36 0 73-34 83-78 11-50 23-99 35-148z"><text:p/></draw:path><draw:path draw:style-name="gr180" draw:text-style-name="P67" svg:width="0.0319in" svg:height="0.1516in" svg:x="2.8594in" svg:y="0in" svg:viewBox="0 0 82 386" svg:d="M82 193c0-30-3-76-23-120-21-48-52-73-56-73-2 0-3 2-3 4s0 2 6 9c36 38 56 99 56 180 0 65-13 133-58 182-4 4-4 5-4 6 0 3 1 5 3 5 4 0 36-27 57-76 19-42 22-85 22-117z"><text:p/></draw:path><draw:path draw:style-name="gr180" draw:text-style-name="P67" svg:width="0.0925in" svg:height="0.035in" svg:x="2.9531in" svg:y="0.0571in" svg:viewBox="0 0 236 90" svg:d="M224 15c7 0 12 0 12-7 0-8-5-8-11-8-71 0-143 0-214 0-5 0-11 0-11 8 0 7 6 7 12 7 71 0 141 0 212 0zM225 90c6 0 11 0 11-7 0-8-5-8-12-8-71 0-141 0-212 0-6 0-12 0-12 8 0 7 6 7 11 7 71 0 143 0 214 0z"><text:p/></draw:path><draw:path draw:style-name="gr180" draw:text-style-name="P67" svg:width="0.0996in" svg:height="0.1024in" svg:x="3.0988in" svg:y="0.0098in" svg:viewBox="0 0 254 261" svg:d="M94 137c13 0 24 0 36 0 26 0 30 6 30 17 0 3 0 7-4 19 0 2-1 3-1 4 0 4 3 5 5 5 4 0 4-1 5-8 7-28 14-56 20-84 1-4 1-5 1-6s-1-5-4-5c-4 0-4 3-6 9-7 30-15 37-46 37-11 0-21 0-32 0 7-33 15-65 23-99 3-13 3-14 19-14 15 0 32 0 47 0 44 0 52 12 52 42 0 9 0 11-2 21 0 5 0 5 0 7s2 5 5 5c4 0 4-3 5-10 2-22 5-45 7-67 1-10-1-10-10-10-58 0-117 0-175 0-7 0-10 0-10 8 0 4 3 4 9 4 13 0 23 0 23 7 0 1 0 2 0 9-17 68-32 136-49 204-2 14-3 17-32 17-6 0-10 0-10 8 0 4 6 4 6 4 11 0 36-1 47-1 12 0 41 1 52 1 4 0 9 0 9-7 0-4-2-4-2-5-1 0-2 0-10 0-9 0-11 0-20-1-10-1-11-2-11-8 1-2 0-2 2-8 7-31 15-63 21-95z"><text:p/></draw:path><draw:path draw:style-name="gr180" draw:text-style-name="P67" svg:width="0.0866in" svg:height="0.072in" svg:x="3.1886in" svg:y="0.0634in" svg:viewBox="0 0 221 184" svg:d="M127 82c8-9 15-17 24-26 32-34 41-45 63-46 5 0 7 0 7-6 0-3-2-4-4-4-6 0-16 1-23 1-6 0-22-1-30-1-1 0-4 1-4 6 0 1 0 4 4 4 1 0 9 1 9 7 0 4-4 8-8 11-1 2-33 35-42 45-8-18-18-36-25-53 0-1-1-2-1-3 0-3 5-7 13-7 2 0 5 0 5-7-1-1 0-3-4-3-6 0-11 1-17 1-5 0-11 0-15 0-6 0-12 0-16 0-4-1-9-1-13-1-2 0-6 0-6 6 0 4 4 4 8 4 15 0 15 2 18 8 11 25 23 49 34 75-4 4-9 10-13 15-4 4-17 17-21 22-30 32-40 44-64 45-3 0-6 0-6 6 0 1 1 3 4 3 7 0 15 0 24 0 3 0 10 0 14 0 5 0 10 0 14 0 1 0 5 0 5-5 0-4-3-4-4-4-3-1-8-1-8-6s3-9 9-15c17-18 33-36 51-54 10 21 20 42 30 64 1 4 1 4 1 5s-4 5-13 6c-2 0-5 0-5 6 1 1 0 3 4 3 5 0 12 0 16 0 6 0 11 0 17 0 4 0 10 0 15 0 4 0 9 0 13 0 1 0 5 0 5-5 0-4-3-4-7-4-14 0-15-3-19-7-13-29-26-58-39-86z"><text:p/></draw:path><draw:path draw:style-name="gr180" draw:text-style-name="P67" svg:width="0.0319in" svg:height="0.1516in" svg:x="3.3051in" svg:y="0in" svg:viewBox="0 0 82 386" svg:d="M82 381c0-1 0-2-5-8-45-49-57-122-57-180 0-67 14-135 59-182 3-5 3-5 3-7 0-3-1-4-3-4-4 0-36 26-57 76-18 42-22 85-22 117 0 30 4 76 23 120 21 47 52 73 56 73 2 0 3-2 3-5z"><text:p/></draw:path><draw:path draw:style-name="gr180" draw:text-style-name="P67" svg:width="0.0697in" svg:height="0.0685in" svg:x="3.3496in" svg:y="0.0453in" svg:viewBox="0 0 178 175" svg:d="M109 54c2-10 10-45 35-45 2 0 10 0 19 4-11 2-18 12-18 21 0 7 5 15 14 15 7 0 19-8 19-24 0-19-22-25-34-25-20 0-32 21-37 30-8-26-28-30-39-30-37 0-57 50-57 60 0 4 3 4 5 4s3-1 4-4c12-41 36-51 48-51 6 0 20 3 20 25 0 12-7 39-20 93-6 23-18 39-35 39-2 0-10 0-16-4 9-2 15-11 15-21 0-11-6-14-13-14-10 0-19 10-19 23 0 18 18 25 33 25 24 0 37-27 38-29 4 14 18 29 39 29 36 0 56-49 56-59 0-5-2-5-3-5-3 0-4 3-5 5-12 42-36 50-47 50-14 0-20-12-20-25 0-9 1-16 6-34 4-18 7-35 12-53z"><text:p/></draw:path><draw:path draw:style-name="gr180" draw:text-style-name="P67" svg:width="0.0319in" svg:height="0.1516in" svg:x="3.4339in" svg:y="0in" svg:viewBox="0 0 82 386" svg:d="M82 193c0-30-3-76-23-120-21-48-52-73-56-73-2 0-3 2-3 4s0 2 6 9c36 38 56 99 56 180 0 65-13 133-58 182-4 4-4 5-4 6 0 3 1 5 3 5 4 0 36-27 57-76 19-42 22-85 22-117z"><text:p/></draw:path><draw:path draw:style-name="gr180" draw:text-style-name="P67" svg:width="0.0992in" svg:height="0.1024in" svg:x="3.4862in" svg:y="0.0098in" svg:viewBox="0 0 253 261" svg:d="M94 137c11 0 24 0 35 0 26 0 30 6 30 17 0 3 0 7-3 19-1 2-1 3-1 4 0 4 3 5 5 5 3 0 3-1 4-8 7-28 14-56 20-84 1-4 1-5 1-6s-1-5-4-5c-5 0-5 3-5 9-7 30-16 37-46 37-11 0-21 0-32 0 6-33 15-65 22-99 3-13 4-14 19-14s32 0 47 0c45 0 53 12 53 42 0 9 0 11-2 21-1 5-1 5-1 7s1 5 5 5 4-3 5-10c2-22 5-45 7-67 1-10-1-10-9-10-58 0-117 0-175 0-8 0-11 0-11 8 0 4 3 4 10 4 13 0 23 0 23 7 0 1 0 2-1 9-17 68-32 136-48 204-3 14-4 17-32 17-6 0-10 0-10 8 0 4 4 4 6 4 10 0 36-1 46-1 12 0 41 1 53 1 4 0 8 0 8-7 0-4-2-4-2-5-1 0-2 0-10 0-9 0-10 0-19-1-10-1-11-2-11-8 0-2 0-2 1-8 7-31 16-63 22-95z"><text:p/></draw:path><draw:path draw:style-name="gr180" draw:text-style-name="P67" svg:width="0.078in" svg:height="0.072in" svg:x="3.5772in" svg:y="0.0634in" svg:viewBox="0 0 199 184" svg:d="M154 32c6-4 10-10 16-14 10-7 19-8 23-8 2 0 6 0 6-7 0-1-2-3-4-3-6 0-14 1-20 1-9 0-19-1-26-1-1 0-6 0-6 6 0 4 3 4 6 4 6 0 6 3 6 4 0 4-2 6-3 8s-2 4-4 6c-21 23-43 46-63 70-11-26-22-53-33-79-1-4-1-4-1-5 0-4 12-4 13-4 3 0 6 0 6-7-1-1 0-3-3-3-8 0-26 1-34 1-6 0-22-1-27-1-3 0-6 1-6 6 0 4 3 4 6 4 14 0 15 2 18 8 14 31 26 61 39 92-4 17-7 33-11 50-3 14-3 14-23 15-5 0-8 0-8 6 0 2 2 3 5 3 4 0 10 0 15 0s12 0 16 0c5 0 11 0 16 0 6 0 11 0 18 0 0 0 4 0 4-5 0-4-3-4-7-4-5 0-6 0-10-1-5 0-6-1-6-3s3-16 6-22c1-9 6-32 6-33 1-5 1-5 5-8 22-25 43-51 65-76z"><text:p/></draw:path><draw:path draw:style-name="gr180" draw:text-style-name="P67" svg:width="0.0323in" svg:height="0.1516in" svg:x="3.6823in" svg:y="0in" svg:viewBox="0 0 83 386" svg:d="M83 381c0-1 0-2-5-8-46-49-57-122-57-180 0-67 13-135 58-182 4-5 4-5 4-7 0-3-1-4-4-4-2 0-36 26-56 76-17 42-23 85-23 117 0 30 4 76 24 120 22 47 53 73 55 73 3 0 4-2 4-5z"><text:p/></draw:path><draw:path draw:style-name="gr180" draw:text-style-name="P67" svg:width="0.0642in" svg:height="0.0976in" svg:x="3.7268in" svg:y="0.0453in" svg:viewBox="0 0 164 249" svg:d="M164 23c0-4 0-5 0-9 0-6-3-10-10-10-3 0-9 3-12 8-1 2-3 14-4 21-3 10-6 21-8 31-5 23-11 46-16 69-1 7-16 33-40 33-18 0-22-16-22-30 0-18 6-42 18-76 5-16 8-20 8-28 0-18-13-32-30-32-35 0-48 56-48 60s4 4 6 4 3-1 4-8c10-36 24-47 37-47 3 0 9 0 9 12 0 10-4 20-6 28-14 40-21 62-21 80 0 34 22 46 43 46 15 0 27-6 37-17-6 19-9 38-24 58-8 13-23 24-39 24-5 0-22-1-28-16 6 0 12 0 16-5 4-3 8-7 8-14 0-12-11-13-13-13-10 0-21 5-21 23 0 20 15 34 38 34 36 0 74-34 83-78 11-50 23-99 35-148z"><text:p/></draw:path><draw:path draw:style-name="gr180" draw:text-style-name="P67" svg:width="0.0323in" svg:height="0.1516in" svg:x="3.8051in" svg:y="0in" svg:viewBox="0 0 83 386" svg:d="M83 193c0-30-4-76-23-120-22-48-53-73-56-73-2 0-4 2-4 4s0 2 7 9c35 38 55 99 55 180 0 65-13 133-56 182-6 4-6 5-6 6 0 3 2 5 4 5 3 0 36-27 57-76 18-42 22-85 22-117z"><text:p/></draw:path></draw:g></draw:g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mbusSanL-Regu" svg:font-family="NimbusSanL-Regu" style:font-family-generic="roman" style:font-pitch="variable"/>
    <style:font-face style:name="NimbusSanL-Regu1" svg:font-family="NimbusSanL-Regu" style:font-family-generic="swiss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201in" fo:margin-bottom="0.2201in" fo:margin-left="0.2201in" fo:margin-right="0.2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9:10:07.170000000</meta:creation-date>
    <dc:date>2022-06-06T01:30:29.487000000</dc:date>
    <meta:editing-duration>PT10H18M19S</meta:editing-duration>
    <meta:editing-cycles>12</meta:editing-cycles>
    <meta:generator>LibreOffice/7.3.2.2$Windows_X86_64 LibreOffice_project/49f2b1bff42cfccbd8f788c8dc32c1c309559be0</meta:generator>
    <meta:document-statistic meta:table-count="1" meta:image-count="0" meta:object-count="0" meta:page-count="3" meta:paragraph-count="95" meta:word-count="1215" meta:character-count="7981" meta:non-whitespace-character-count="6613"/>
  </office:meta>
</office:document-meta>
</file>